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тест1" table:style-name="ta1">
        <table:table-column table:style-name="co1" table:default-cell-style-name="ce5"/>
        <table:table-column table:style-name="co1" table:number-columns-repeated="49" table:default-cell-style-name="Default"/>
        <table:table-column table:style-name="co2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1" table:number-rows-repeated="1048534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тест_1" table:style-name="ta1">
        <table:table-column table:style-name="co1" table:default-cell-style-name="ce5"/>
        <table:table-column table:style-name="co1" table:number-columns-repeated="49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(IF([$тест1.B2]=1;ORG.OPENOFFICE.STYLE(&quot;граница&quot;);ORG.OPENOFFICE.STYLE(&quot;Стандарт&quot;)))">
            <text:p/>
          </table:table-cell>
          <table:table-cell table:formula="of:=T(IF([$тест1.C2]=1;ORG.OPENOFFICE.STYLE(&quot;граница&quot;);ORG.OPENOFFICE.STYLE(&quot;Стандарт&quot;)))">
            <text:p/>
          </table:table-cell>
          <table:table-cell table:formula="of:=T(IF([$тест1.D2]=1;ORG.OPENOFFICE.STYLE(&quot;граница&quot;);ORG.OPENOFFICE.STYLE(&quot;Стандарт&quot;)))">
            <text:p/>
          </table:table-cell>
          <table:table-cell table:formula="of:=T(IF([$тест1.E2]=1;ORG.OPENOFFICE.STYLE(&quot;граница&quot;);ORG.OPENOFFICE.STYLE(&quot;Стандарт&quot;)))">
            <text:p/>
          </table:table-cell>
          <table:table-cell table:style-name="граница" table:formula="of:=T(IF([$тест1.F2]=1;ORG.OPENOFFICE.STYLE(&quot;граница&quot;);ORG.OPENOFFICE.STYLE(&quot;Стандарт&quot;)))">
            <text:p/>
          </table:table-cell>
          <table:table-cell table:style-name="граница" table:formula="of:=T(IF([$тест1.G2]=1;ORG.OPENOFFICE.STYLE(&quot;граница&quot;);ORG.OPENOFFICE.STYLE(&quot;Стандарт&quot;)))">
            <text:p/>
          </table:table-cell>
          <table:table-cell table:style-name="граница" table:formula="of:=T(IF([$тест1.H2]=1;ORG.OPENOFFICE.STYLE(&quot;граница&quot;);ORG.OPENOFFICE.STYLE(&quot;Стандарт&quot;)))">
            <text:p/>
          </table:table-cell>
          <table:table-cell table:formula="of:=T(IF([$тест1.I2]=1;ORG.OPENOFFICE.STYLE(&quot;граница&quot;);ORG.OPENOFFICE.STYLE(&quot;Стандарт&quot;)))">
            <text:p/>
          </table:table-cell>
          <table:table-cell table:formula="of:=T(IF([$тест1.J2]=1;ORG.OPENOFFICE.STYLE(&quot;граница&quot;);ORG.OPENOFFICE.STYLE(&quot;Стандарт&quot;)))">
            <text:p/>
          </table:table-cell>
          <table:table-cell table:formula="of:=T(IF([$тест1.K2]=1;ORG.OPENOFFICE.STYLE(&quot;граница&quot;);ORG.OPENOFFICE.STYLE(&quot;Стандарт&quot;)))">
            <text:p/>
          </table:table-cell>
          <table:table-cell table:formula="of:=T(IF([$тест1.L2]=1;ORG.OPENOFFICE.STYLE(&quot;граница&quot;);ORG.OPENOFFICE.STYLE(&quot;Стандарт&quot;)))">
            <text:p/>
          </table:table-cell>
          <table:table-cell table:formula="of:=T(IF([$тест1.M2]=1;ORG.OPENOFFICE.STYLE(&quot;граница&quot;);ORG.OPENOFFICE.STYLE(&quot;Стандарт&quot;)))">
            <text:p/>
          </table:table-cell>
          <table:table-cell table:formula="of:=T(IF([$тест1.N2]=1;ORG.OPENOFFICE.STYLE(&quot;граница&quot;);ORG.OPENOFFICE.STYLE(&quot;Стандарт&quot;)))">
            <text:p/>
          </table:table-cell>
          <table:table-cell table:formula="of:=T(IF([$тест1.O2]=1;ORG.OPENOFFICE.STYLE(&quot;граница&quot;);ORG.OPENOFFICE.STYLE(&quot;Стандарт&quot;)))">
            <text:p/>
          </table:table-cell>
          <table:table-cell table:formula="of:=T(IF([$тест1.P2]=1;ORG.OPENOFFICE.STYLE(&quot;граница&quot;);ORG.OPENOFFICE.STYLE(&quot;Стандарт&quot;)))">
            <text:p/>
          </table:table-cell>
          <table:table-cell table:formula="of:=T(IF([$тест1.Q2]=1;ORG.OPENOFFICE.STYLE(&quot;граница&quot;);ORG.OPENOFFICE.STYLE(&quot;Стандарт&quot;)))">
            <text:p/>
          </table:table-cell>
          <table:table-cell table:formula="of:=T(IF([$тест1.R2]=1;ORG.OPENOFFICE.STYLE(&quot;граница&quot;);ORG.OPENOFFICE.STYLE(&quot;Стандарт&quot;)))">
            <text:p/>
          </table:table-cell>
          <table:table-cell table:formula="of:=T(IF([$тест1.S2]=1;ORG.OPENOFFICE.STYLE(&quot;граница&quot;);ORG.OPENOFFICE.STYLE(&quot;Стандарт&quot;)))">
            <text:p/>
          </table:table-cell>
          <table:table-cell table:formula="of:=T(IF([$тест1.T2]=1;ORG.OPENOFFICE.STYLE(&quot;граница&quot;);ORG.OPENOFFICE.STYLE(&quot;Стандарт&quot;)))">
            <text:p/>
          </table:table-cell>
          <table:table-cell table:formula="of:=T(IF([$тест1.U2]=1;ORG.OPENOFFICE.STYLE(&quot;граница&quot;);ORG.OPENOFFICE.STYLE(&quot;Стандарт&quot;)))">
            <text:p/>
          </table:table-cell>
          <table:table-cell table:formula="of:=T(IF([$тест1.V2]=1;ORG.OPENOFFICE.STYLE(&quot;граница&quot;);ORG.OPENOFFICE.STYLE(&quot;Стандарт&quot;)))">
            <text:p/>
          </table:table-cell>
          <table:table-cell table:formula="of:=T(IF([$тест1.W2]=1;ORG.OPENOFFICE.STYLE(&quot;граница&quot;);ORG.OPENOFFICE.STYLE(&quot;Стандарт&quot;)))">
            <text:p/>
          </table:table-cell>
          <table:table-cell table:formula="of:=T(IF([$тест1.X2]=1;ORG.OPENOFFICE.STYLE(&quot;граница&quot;);ORG.OPENOFFICE.STYLE(&quot;Стандарт&quot;)))">
            <text:p/>
          </table:table-cell>
          <table:table-cell table:formula="of:=T(IF([$тест1.Y2]=1;ORG.OPENOFFICE.STYLE(&quot;граница&quot;);ORG.OPENOFFICE.STYLE(&quot;Стандарт&quot;)))">
            <text:p/>
          </table:table-cell>
          <table:table-cell table:formula="of:=T(IF([$тест1.Z2]=1;ORG.OPENOFFICE.STYLE(&quot;граница&quot;);ORG.OPENOFFICE.STYLE(&quot;Стандарт&quot;)))">
            <text:p/>
          </table:table-cell>
          <table:table-cell table:formula="of:=T(IF([$тест1.AA2]=1;ORG.OPENOFFICE.STYLE(&quot;граница&quot;);ORG.OPENOFFICE.STYLE(&quot;Стандарт&quot;)))">
            <text:p/>
          </table:table-cell>
          <table:table-cell table:formula="of:=T(IF([$тест1.AB2]=1;ORG.OPENOFFICE.STYLE(&quot;граница&quot;);ORG.OPENOFFICE.STYLE(&quot;Стандарт&quot;)))">
            <text:p/>
          </table:table-cell>
          <table:table-cell table:formula="of:=T(IF([$тест1.AC2]=1;ORG.OPENOFFICE.STYLE(&quot;граница&quot;);ORG.OPENOFFICE.STYLE(&quot;Стандарт&quot;)))">
            <text:p/>
          </table:table-cell>
          <table:table-cell table:formula="of:=T(IF([$тест1.AD2]=1;ORG.OPENOFFICE.STYLE(&quot;граница&quot;);ORG.OPENOFFICE.STYLE(&quot;Стандарт&quot;)))">
            <text:p/>
          </table:table-cell>
          <table:table-cell table:formula="of:=T(IF([$тест1.AE2]=1;ORG.OPENOFFICE.STYLE(&quot;граница&quot;);ORG.OPENOFFICE.STYLE(&quot;Стандарт&quot;)))">
            <text:p/>
          </table:table-cell>
          <table:table-cell table:formula="of:=T(IF([$тест1.AF2]=1;ORG.OPENOFFICE.STYLE(&quot;граница&quot;);ORG.OPENOFFICE.STYLE(&quot;Стандарт&quot;)))">
            <text:p/>
          </table:table-cell>
          <table:table-cell table:formula="of:=T(IF([$тест1.AG2]=1;ORG.OPENOFFICE.STYLE(&quot;граница&quot;);ORG.OPENOFFICE.STYLE(&quot;Стандарт&quot;)))">
            <text:p/>
          </table:table-cell>
          <table:table-cell table:formula="of:=T(IF([$тест1.AH2]=1;ORG.OPENOFFICE.STYLE(&quot;граница&quot;);ORG.OPENOFFICE.STYLE(&quot;Стандарт&quot;)))">
            <text:p/>
          </table:table-cell>
          <table:table-cell table:formula="of:=T(IF([$тест1.AI2]=1;ORG.OPENOFFICE.STYLE(&quot;граница&quot;);ORG.OPENOFFICE.STYLE(&quot;Стандарт&quot;)))">
            <text:p/>
          </table:table-cell>
          <table:table-cell table:formula="of:=T(IF([$тест1.AJ2]=1;ORG.OPENOFFICE.STYLE(&quot;граница&quot;);ORG.OPENOFFICE.STYLE(&quot;Стандарт&quot;)))">
            <text:p/>
          </table:table-cell>
          <table:table-cell table:formula="of:=T(IF([$тест1.AK2]=1;ORG.OPENOFFICE.STYLE(&quot;граница&quot;);ORG.OPENOFFICE.STYLE(&quot;Стандарт&quot;)))">
            <text:p/>
          </table:table-cell>
          <table:table-cell table:formula="of:=T(IF([$тест1.AL2]=1;ORG.OPENOFFICE.STYLE(&quot;граница&quot;);ORG.OPENOFFICE.STYLE(&quot;Стандарт&quot;)))">
            <text:p/>
          </table:table-cell>
          <table:table-cell table:formula="of:=T(IF([$тест1.AM2]=1;ORG.OPENOFFICE.STYLE(&quot;граница&quot;);ORG.OPENOFFICE.STYLE(&quot;Стандарт&quot;)))">
            <text:p/>
          </table:table-cell>
          <table:table-cell table:formula="of:=T(IF([$тест1.AN2]=1;ORG.OPENOFFICE.STYLE(&quot;граница&quot;);ORG.OPENOFFICE.STYLE(&quot;Стандарт&quot;)))">
            <text:p/>
          </table:table-cell>
          <table:table-cell table:formula="of:=T(IF([$тест1.AO2]=1;ORG.OPENOFFICE.STYLE(&quot;граница&quot;);ORG.OPENOFFICE.STYLE(&quot;Стандарт&quot;)))">
            <text:p/>
          </table:table-cell>
          <table:table-cell table:formula="of:=T(IF([$тест1.AP2]=1;ORG.OPENOFFICE.STYLE(&quot;граница&quot;);ORG.OPENOFFICE.STYLE(&quot;Стандарт&quot;)))">
            <text:p/>
          </table:table-cell>
          <table:table-cell table:formula="of:=T(IF([$тест1.AQ2]=1;ORG.OPENOFFICE.STYLE(&quot;граница&quot;);ORG.OPENOFFICE.STYLE(&quot;Стандарт&quot;)))">
            <text:p/>
          </table:table-cell>
          <table:table-cell table:formula="of:=T(IF([$тест1.AR2]=1;ORG.OPENOFFICE.STYLE(&quot;граница&quot;);ORG.OPENOFFICE.STYLE(&quot;Стандарт&quot;)))">
            <text:p/>
          </table:table-cell>
          <table:table-cell table:formula="of:=T(IF([$тест1.AS2]=1;ORG.OPENOFFICE.STYLE(&quot;граница&quot;);ORG.OPENOFFICE.STYLE(&quot;Стандарт&quot;)))">
            <text:p/>
          </table:table-cell>
          <table:table-cell table:formula="of:=T(IF([$тест1.AT2]=1;ORG.OPENOFFICE.STYLE(&quot;граница&quot;);ORG.OPENOFFICE.STYLE(&quot;Стандарт&quot;)))">
            <text:p/>
          </table:table-cell>
          <table:table-cell table:formula="of:=T(IF([$тест1.AU2]=1;ORG.OPENOFFICE.STYLE(&quot;граница&quot;);ORG.OPENOFFICE.STYLE(&quot;Стандарт&quot;)))">
            <text:p/>
          </table:table-cell>
          <table:table-cell table:formula="of:=T(IF([$тест1.AV2]=1;ORG.OPENOFFICE.STYLE(&quot;граница&quot;);ORG.OPENOFFICE.STYLE(&quot;Стандарт&quot;)))">
            <text:p/>
          </table:table-cell>
          <table:table-cell table:formula="of:=T(IF([$тест1.AW2]=1;ORG.OPENOFFICE.STYLE(&quot;граница&quot;);ORG.OPENOFFICE.STYLE(&quot;Стандарт&quot;)))">
            <text:p/>
          </table:table-cell>
          <table:table-cell table:formula="of:=T(IF([$тест1.AX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(IF([$тест1.B3]=1;ORG.OPENOFFICE.STYLE(&quot;граница&quot;);ORG.OPENOFFICE.STYLE(&quot;Стандарт&quot;)))">
            <text:p/>
          </table:table-cell>
          <table:table-cell table:formula="of:=T(IF([$тест1.C3]=1;ORG.OPENOFFICE.STYLE(&quot;граница&quot;);ORG.OPENOFFICE.STYLE(&quot;Стандарт&quot;)))">
            <text:p/>
          </table:table-cell>
          <table:table-cell table:formula="of:=T(IF([$тест1.D3]=1;ORG.OPENOFFICE.STYLE(&quot;граница&quot;);ORG.OPENOFFICE.STYLE(&quot;Стандарт&quot;)))">
            <text:p/>
          </table:table-cell>
          <table:table-cell table:style-name="граница" table:formula="of:=T(IF([$тест1.E3]=1;ORG.OPENOFFICE.STYLE(&quot;граница&quot;);ORG.OPENOFFICE.STYLE(&quot;Стандарт&quot;)))">
            <text:p/>
          </table:table-cell>
          <table:table-cell table:formula="of:=T(IF([$тест1.F3]=1;ORG.OPENOFFICE.STYLE(&quot;граница&quot;);ORG.OPENOFFICE.STYLE(&quot;Стандарт&quot;)))">
            <text:p/>
          </table:table-cell>
          <table:table-cell table:formula="of:=T(IF([$тест1.G3]=1;ORG.OPENOFFICE.STYLE(&quot;граница&quot;);ORG.OPENOFFICE.STYLE(&quot;Стандарт&quot;)))">
            <text:p/>
          </table:table-cell>
          <table:table-cell table:formula="of:=T(IF([$тест1.H3]=1;ORG.OPENOFFICE.STYLE(&quot;граница&quot;);ORG.OPENOFFICE.STYLE(&quot;Стандарт&quot;)))">
            <text:p/>
          </table:table-cell>
          <table:table-cell table:style-name="граница" table:formula="of:=T(IF([$тест1.I3]=1;ORG.OPENOFFICE.STYLE(&quot;граница&quot;);ORG.OPENOFFICE.STYLE(&quot;Стандарт&quot;)))">
            <text:p/>
          </table:table-cell>
          <table:table-cell table:formula="of:=T(IF([$тест1.J3]=1;ORG.OPENOFFICE.STYLE(&quot;граница&quot;);ORG.OPENOFFICE.STYLE(&quot;Стандарт&quot;)))">
            <text:p/>
          </table:table-cell>
          <table:table-cell table:formula="of:=T(IF([$тест1.K3]=1;ORG.OPENOFFICE.STYLE(&quot;граница&quot;);ORG.OPENOFFICE.STYLE(&quot;Стандарт&quot;)))">
            <text:p/>
          </table:table-cell>
          <table:table-cell table:formula="of:=T(IF([$тест1.L3]=1;ORG.OPENOFFICE.STYLE(&quot;граница&quot;);ORG.OPENOFFICE.STYLE(&quot;Стандарт&quot;)))">
            <text:p/>
          </table:table-cell>
          <table:table-cell table:formula="of:=T(IF([$тест1.M3]=1;ORG.OPENOFFICE.STYLE(&quot;граница&quot;);ORG.OPENOFFICE.STYLE(&quot;Стандарт&quot;)))">
            <text:p/>
          </table:table-cell>
          <table:table-cell table:formula="of:=T(IF([$тест1.N3]=1;ORG.OPENOFFICE.STYLE(&quot;граница&quot;);ORG.OPENOFFICE.STYLE(&quot;Стандарт&quot;)))">
            <text:p/>
          </table:table-cell>
          <table:table-cell table:formula="of:=T(IF([$тест1.O3]=1;ORG.OPENOFFICE.STYLE(&quot;граница&quot;);ORG.OPENOFFICE.STYLE(&quot;Стандарт&quot;)))">
            <text:p/>
          </table:table-cell>
          <table:table-cell table:formula="of:=T(IF([$тест1.P3]=1;ORG.OPENOFFICE.STYLE(&quot;граница&quot;);ORG.OPENOFFICE.STYLE(&quot;Стандарт&quot;)))">
            <text:p/>
          </table:table-cell>
          <table:table-cell table:formula="of:=T(IF([$тест1.Q3]=1;ORG.OPENOFFICE.STYLE(&quot;граница&quot;);ORG.OPENOFFICE.STYLE(&quot;Стандарт&quot;)))">
            <text:p/>
          </table:table-cell>
          <table:table-cell table:formula="of:=T(IF([$тест1.R3]=1;ORG.OPENOFFICE.STYLE(&quot;граница&quot;);ORG.OPENOFFICE.STYLE(&quot;Стандарт&quot;)))">
            <text:p/>
          </table:table-cell>
          <table:table-cell table:formula="of:=T(IF([$тест1.S3]=1;ORG.OPENOFFICE.STYLE(&quot;граница&quot;);ORG.OPENOFFICE.STYLE(&quot;Стандарт&quot;)))">
            <text:p/>
          </table:table-cell>
          <table:table-cell table:formula="of:=T(IF([$тест1.T3]=1;ORG.OPENOFFICE.STYLE(&quot;граница&quot;);ORG.OPENOFFICE.STYLE(&quot;Стандарт&quot;)))">
            <text:p/>
          </table:table-cell>
          <table:table-cell table:formula="of:=T(IF([$тест1.U3]=1;ORG.OPENOFFICE.STYLE(&quot;граница&quot;);ORG.OPENOFFICE.STYLE(&quot;Стандарт&quot;)))">
            <text:p/>
          </table:table-cell>
          <table:table-cell table:formula="of:=T(IF([$тест1.V3]=1;ORG.OPENOFFICE.STYLE(&quot;граница&quot;);ORG.OPENOFFICE.STYLE(&quot;Стандарт&quot;)))">
            <text:p/>
          </table:table-cell>
          <table:table-cell table:formula="of:=T(IF([$тест1.W3]=1;ORG.OPENOFFICE.STYLE(&quot;граница&quot;);ORG.OPENOFFICE.STYLE(&quot;Стандарт&quot;)))">
            <text:p/>
          </table:table-cell>
          <table:table-cell table:formula="of:=T(IF([$тест1.X3]=1;ORG.OPENOFFICE.STYLE(&quot;граница&quot;);ORG.OPENOFFICE.STYLE(&quot;Стандарт&quot;)))">
            <text:p/>
          </table:table-cell>
          <table:table-cell table:formula="of:=T(IF([$тест1.Y3]=1;ORG.OPENOFFICE.STYLE(&quot;граница&quot;);ORG.OPENOFFICE.STYLE(&quot;Стандарт&quot;)))">
            <text:p/>
          </table:table-cell>
          <table:table-cell table:formula="of:=T(IF([$тест1.Z3]=1;ORG.OPENOFFICE.STYLE(&quot;граница&quot;);ORG.OPENOFFICE.STYLE(&quot;Стандарт&quot;)))">
            <text:p/>
          </table:table-cell>
          <table:table-cell table:formula="of:=T(IF([$тест1.AA3]=1;ORG.OPENOFFICE.STYLE(&quot;граница&quot;);ORG.OPENOFFICE.STYLE(&quot;Стандарт&quot;)))">
            <text:p/>
          </table:table-cell>
          <table:table-cell table:formula="of:=T(IF([$тест1.AB3]=1;ORG.OPENOFFICE.STYLE(&quot;граница&quot;);ORG.OPENOFFICE.STYLE(&quot;Стандарт&quot;)))">
            <text:p/>
          </table:table-cell>
          <table:table-cell table:formula="of:=T(IF([$тест1.AC3]=1;ORG.OPENOFFICE.STYLE(&quot;граница&quot;);ORG.OPENOFFICE.STYLE(&quot;Стандарт&quot;)))">
            <text:p/>
          </table:table-cell>
          <table:table-cell table:formula="of:=T(IF([$тест1.AD3]=1;ORG.OPENOFFICE.STYLE(&quot;граница&quot;);ORG.OPENOFFICE.STYLE(&quot;Стандарт&quot;)))">
            <text:p/>
          </table:table-cell>
          <table:table-cell table:formula="of:=T(IF([$тест1.AE3]=1;ORG.OPENOFFICE.STYLE(&quot;граница&quot;);ORG.OPENOFFICE.STYLE(&quot;Стандарт&quot;)))">
            <text:p/>
          </table:table-cell>
          <table:table-cell table:formula="of:=T(IF([$тест1.AF3]=1;ORG.OPENOFFICE.STYLE(&quot;граница&quot;);ORG.OPENOFFICE.STYLE(&quot;Стандарт&quot;)))">
            <text:p/>
          </table:table-cell>
          <table:table-cell table:formula="of:=T(IF([$тест1.AG3]=1;ORG.OPENOFFICE.STYLE(&quot;граница&quot;);ORG.OPENOFFICE.STYLE(&quot;Стандарт&quot;)))">
            <text:p/>
          </table:table-cell>
          <table:table-cell table:formula="of:=T(IF([$тест1.AH3]=1;ORG.OPENOFFICE.STYLE(&quot;граница&quot;);ORG.OPENOFFICE.STYLE(&quot;Стандарт&quot;)))">
            <text:p/>
          </table:table-cell>
          <table:table-cell table:formula="of:=T(IF([$тест1.AI3]=1;ORG.OPENOFFICE.STYLE(&quot;граница&quot;);ORG.OPENOFFICE.STYLE(&quot;Стандарт&quot;)))">
            <text:p/>
          </table:table-cell>
          <table:table-cell table:formula="of:=T(IF([$тест1.AJ3]=1;ORG.OPENOFFICE.STYLE(&quot;граница&quot;);ORG.OPENOFFICE.STYLE(&quot;Стандарт&quot;)))">
            <text:p/>
          </table:table-cell>
          <table:table-cell table:formula="of:=T(IF([$тест1.AK3]=1;ORG.OPENOFFICE.STYLE(&quot;граница&quot;);ORG.OPENOFFICE.STYLE(&quot;Стандарт&quot;)))">
            <text:p/>
          </table:table-cell>
          <table:table-cell table:formula="of:=T(IF([$тест1.AL3]=1;ORG.OPENOFFICE.STYLE(&quot;граница&quot;);ORG.OPENOFFICE.STYLE(&quot;Стандарт&quot;)))">
            <text:p/>
          </table:table-cell>
          <table:table-cell table:formula="of:=T(IF([$тест1.AM3]=1;ORG.OPENOFFICE.STYLE(&quot;граница&quot;);ORG.OPENOFFICE.STYLE(&quot;Стандарт&quot;)))">
            <text:p/>
          </table:table-cell>
          <table:table-cell table:formula="of:=T(IF([$тест1.AN3]=1;ORG.OPENOFFICE.STYLE(&quot;граница&quot;);ORG.OPENOFFICE.STYLE(&quot;Стандарт&quot;)))">
            <text:p/>
          </table:table-cell>
          <table:table-cell table:formula="of:=T(IF([$тест1.AO3]=1;ORG.OPENOFFICE.STYLE(&quot;граница&quot;);ORG.OPENOFFICE.STYLE(&quot;Стандарт&quot;)))">
            <text:p/>
          </table:table-cell>
          <table:table-cell table:formula="of:=T(IF([$тест1.AP3]=1;ORG.OPENOFFICE.STYLE(&quot;граница&quot;);ORG.OPENOFFICE.STYLE(&quot;Стандарт&quot;)))">
            <text:p/>
          </table:table-cell>
          <table:table-cell table:formula="of:=T(IF([$тест1.AQ3]=1;ORG.OPENOFFICE.STYLE(&quot;граница&quot;);ORG.OPENOFFICE.STYLE(&quot;Стандарт&quot;)))">
            <text:p/>
          </table:table-cell>
          <table:table-cell table:formula="of:=T(IF([$тест1.AR3]=1;ORG.OPENOFFICE.STYLE(&quot;граница&quot;);ORG.OPENOFFICE.STYLE(&quot;Стандарт&quot;)))">
            <text:p/>
          </table:table-cell>
          <table:table-cell table:formula="of:=T(IF([$тест1.AS3]=1;ORG.OPENOFFICE.STYLE(&quot;граница&quot;);ORG.OPENOFFICE.STYLE(&quot;Стандарт&quot;)))">
            <text:p/>
          </table:table-cell>
          <table:table-cell table:formula="of:=T(IF([$тест1.AT3]=1;ORG.OPENOFFICE.STYLE(&quot;граница&quot;);ORG.OPENOFFICE.STYLE(&quot;Стандарт&quot;)))">
            <text:p/>
          </table:table-cell>
          <table:table-cell table:formula="of:=T(IF([$тест1.AU3]=1;ORG.OPENOFFICE.STYLE(&quot;граница&quot;);ORG.OPENOFFICE.STYLE(&quot;Стандарт&quot;)))">
            <text:p/>
          </table:table-cell>
          <table:table-cell table:formula="of:=T(IF([$тест1.AV3]=1;ORG.OPENOFFICE.STYLE(&quot;граница&quot;);ORG.OPENOFFICE.STYLE(&quot;Стандарт&quot;)))">
            <text:p/>
          </table:table-cell>
          <table:table-cell table:formula="of:=T(IF([$тест1.AW3]=1;ORG.OPENOFFICE.STYLE(&quot;граница&quot;);ORG.OPENOFFICE.STYLE(&quot;Стандарт&quot;)))">
            <text:p/>
          </table:table-cell>
          <table:table-cell table:formula="of:=T(IF([$тест1.AX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(IF([$тест1.B4]=1;ORG.OPENOFFICE.STYLE(&quot;граница&quot;);ORG.OPENOFFICE.STYLE(&quot;Стандарт&quot;)))">
            <text:p/>
          </table:table-cell>
          <table:table-cell table:formula="of:=T(IF([$тест1.C4]=1;ORG.OPENOFFICE.STYLE(&quot;граница&quot;);ORG.OPENOFFICE.STYLE(&quot;Стандарт&quot;)))">
            <text:p/>
          </table:table-cell>
          <table:table-cell table:style-name="граница" table:formula="of:=T(IF([$тест1.D4]=1;ORG.OPENOFFICE.STYLE(&quot;граница&quot;);ORG.OPENOFFICE.STYLE(&quot;Стандарт&quot;)))">
            <text:p/>
          </table:table-cell>
          <table:table-cell table:formula="of:=T(IF([$тест1.E4]=1;ORG.OPENOFFICE.STYLE(&quot;граница&quot;);ORG.OPENOFFICE.STYLE(&quot;Стандарт&quot;)))">
            <text:p/>
          </table:table-cell>
          <table:table-cell table:formula="of:=T(IF([$тест1.F4]=1;ORG.OPENOFFICE.STYLE(&quot;граница&quot;);ORG.OPENOFFICE.STYLE(&quot;Стандарт&quot;)))">
            <text:p/>
          </table:table-cell>
          <table:table-cell table:formula="of:=T(IF([$тест1.G4]=1;ORG.OPENOFFICE.STYLE(&quot;граница&quot;);ORG.OPENOFFICE.STYLE(&quot;Стандарт&quot;)))">
            <text:p/>
          </table:table-cell>
          <table:table-cell table:formula="of:=T(IF([$тест1.H4]=1;ORG.OPENOFFICE.STYLE(&quot;граница&quot;);ORG.OPENOFFICE.STYLE(&quot;Стандарт&quot;)))">
            <text:p/>
          </table:table-cell>
          <table:table-cell table:formula="of:=T(IF([$тест1.I4]=1;ORG.OPENOFFICE.STYLE(&quot;граница&quot;);ORG.OPENOFFICE.STYLE(&quot;Стандарт&quot;)))">
            <text:p/>
          </table:table-cell>
          <table:table-cell table:style-name="граница" table:formula="of:=T(IF([$тест1.J4]=1;ORG.OPENOFFICE.STYLE(&quot;граница&quot;);ORG.OPENOFFICE.STYLE(&quot;Стандарт&quot;)))">
            <text:p/>
          </table:table-cell>
          <table:table-cell table:formula="of:=T(IF([$тест1.K4]=1;ORG.OPENOFFICE.STYLE(&quot;граница&quot;);ORG.OPENOFFICE.STYLE(&quot;Стандарт&quot;)))">
            <text:p/>
          </table:table-cell>
          <table:table-cell table:formula="of:=T(IF([$тест1.L4]=1;ORG.OPENOFFICE.STYLE(&quot;граница&quot;);ORG.OPENOFFICE.STYLE(&quot;Стандарт&quot;)))">
            <text:p/>
          </table:table-cell>
          <table:table-cell table:formula="of:=T(IF([$тест1.M4]=1;ORG.OPENOFFICE.STYLE(&quot;граница&quot;);ORG.OPENOFFICE.STYLE(&quot;Стандарт&quot;)))">
            <text:p/>
          </table:table-cell>
          <table:table-cell table:formula="of:=T(IF([$тест1.N4]=1;ORG.OPENOFFICE.STYLE(&quot;граница&quot;);ORG.OPENOFFICE.STYLE(&quot;Стандарт&quot;)))">
            <text:p/>
          </table:table-cell>
          <table:table-cell table:formula="of:=T(IF([$тест1.O4]=1;ORG.OPENOFFICE.STYLE(&quot;граница&quot;);ORG.OPENOFFICE.STYLE(&quot;Стандарт&quot;)))">
            <text:p/>
          </table:table-cell>
          <table:table-cell table:formula="of:=T(IF([$тест1.P4]=1;ORG.OPENOFFICE.STYLE(&quot;граница&quot;);ORG.OPENOFFICE.STYLE(&quot;Стандарт&quot;)))">
            <text:p/>
          </table:table-cell>
          <table:table-cell table:formula="of:=T(IF([$тест1.Q4]=1;ORG.OPENOFFICE.STYLE(&quot;граница&quot;);ORG.OPENOFFICE.STYLE(&quot;Стандарт&quot;)))">
            <text:p/>
          </table:table-cell>
          <table:table-cell table:formula="of:=T(IF([$тест1.R4]=1;ORG.OPENOFFICE.STYLE(&quot;граница&quot;);ORG.OPENOFFICE.STYLE(&quot;Стандарт&quot;)))">
            <text:p/>
          </table:table-cell>
          <table:table-cell table:formula="of:=T(IF([$тест1.S4]=1;ORG.OPENOFFICE.STYLE(&quot;граница&quot;);ORG.OPENOFFICE.STYLE(&quot;Стандарт&quot;)))">
            <text:p/>
          </table:table-cell>
          <table:table-cell table:formula="of:=T(IF([$тест1.T4]=1;ORG.OPENOFFICE.STYLE(&quot;граница&quot;);ORG.OPENOFFICE.STYLE(&quot;Стандарт&quot;)))">
            <text:p/>
          </table:table-cell>
          <table:table-cell table:formula="of:=T(IF([$тест1.U4]=1;ORG.OPENOFFICE.STYLE(&quot;граница&quot;);ORG.OPENOFFICE.STYLE(&quot;Стандарт&quot;)))">
            <text:p/>
          </table:table-cell>
          <table:table-cell table:formula="of:=T(IF([$тест1.V4]=1;ORG.OPENOFFICE.STYLE(&quot;граница&quot;);ORG.OPENOFFICE.STYLE(&quot;Стандарт&quot;)))">
            <text:p/>
          </table:table-cell>
          <table:table-cell table:formula="of:=T(IF([$тест1.W4]=1;ORG.OPENOFFICE.STYLE(&quot;граница&quot;);ORG.OPENOFFICE.STYLE(&quot;Стандарт&quot;)))">
            <text:p/>
          </table:table-cell>
          <table:table-cell table:formula="of:=T(IF([$тест1.X4]=1;ORG.OPENOFFICE.STYLE(&quot;граница&quot;);ORG.OPENOFFICE.STYLE(&quot;Стандарт&quot;)))">
            <text:p/>
          </table:table-cell>
          <table:table-cell table:formula="of:=T(IF([$тест1.Y4]=1;ORG.OPENOFFICE.STYLE(&quot;граница&quot;);ORG.OPENOFFICE.STYLE(&quot;Стандарт&quot;)))">
            <text:p/>
          </table:table-cell>
          <table:table-cell table:formula="of:=T(IF([$тест1.Z4]=1;ORG.OPENOFFICE.STYLE(&quot;граница&quot;);ORG.OPENOFFICE.STYLE(&quot;Стандарт&quot;)))">
            <text:p/>
          </table:table-cell>
          <table:table-cell table:formula="of:=T(IF([$тест1.AA4]=1;ORG.OPENOFFICE.STYLE(&quot;граница&quot;);ORG.OPENOFFICE.STYLE(&quot;Стандарт&quot;)))">
            <text:p/>
          </table:table-cell>
          <table:table-cell table:formula="of:=T(IF([$тест1.AB4]=1;ORG.OPENOFFICE.STYLE(&quot;граница&quot;);ORG.OPENOFFICE.STYLE(&quot;Стандарт&quot;)))">
            <text:p/>
          </table:table-cell>
          <table:table-cell table:formula="of:=T(IF([$тест1.AC4]=1;ORG.OPENOFFICE.STYLE(&quot;граница&quot;);ORG.OPENOFFICE.STYLE(&quot;Стандарт&quot;)))">
            <text:p/>
          </table:table-cell>
          <table:table-cell table:formula="of:=T(IF([$тест1.AD4]=1;ORG.OPENOFFICE.STYLE(&quot;граница&quot;);ORG.OPENOFFICE.STYLE(&quot;Стандарт&quot;)))">
            <text:p/>
          </table:table-cell>
          <table:table-cell table:formula="of:=T(IF([$тест1.AE4]=1;ORG.OPENOFFICE.STYLE(&quot;граница&quot;);ORG.OPENOFFICE.STYLE(&quot;Стандарт&quot;)))">
            <text:p/>
          </table:table-cell>
          <table:table-cell table:formula="of:=T(IF([$тест1.AF4]=1;ORG.OPENOFFICE.STYLE(&quot;граница&quot;);ORG.OPENOFFICE.STYLE(&quot;Стандарт&quot;)))">
            <text:p/>
          </table:table-cell>
          <table:table-cell table:formula="of:=T(IF([$тест1.AG4]=1;ORG.OPENOFFICE.STYLE(&quot;граница&quot;);ORG.OPENOFFICE.STYLE(&quot;Стандарт&quot;)))">
            <text:p/>
          </table:table-cell>
          <table:table-cell table:formula="of:=T(IF([$тест1.AH4]=1;ORG.OPENOFFICE.STYLE(&quot;граница&quot;);ORG.OPENOFFICE.STYLE(&quot;Стандарт&quot;)))">
            <text:p/>
          </table:table-cell>
          <table:table-cell table:formula="of:=T(IF([$тест1.AI4]=1;ORG.OPENOFFICE.STYLE(&quot;граница&quot;);ORG.OPENOFFICE.STYLE(&quot;Стандарт&quot;)))">
            <text:p/>
          </table:table-cell>
          <table:table-cell table:formula="of:=T(IF([$тест1.AJ4]=1;ORG.OPENOFFICE.STYLE(&quot;граница&quot;);ORG.OPENOFFICE.STYLE(&quot;Стандарт&quot;)))">
            <text:p/>
          </table:table-cell>
          <table:table-cell table:formula="of:=T(IF([$тест1.AK4]=1;ORG.OPENOFFICE.STYLE(&quot;граница&quot;);ORG.OPENOFFICE.STYLE(&quot;Стандарт&quot;)))">
            <text:p/>
          </table:table-cell>
          <table:table-cell table:formula="of:=T(IF([$тест1.AL4]=1;ORG.OPENOFFICE.STYLE(&quot;граница&quot;);ORG.OPENOFFICE.STYLE(&quot;Стандарт&quot;)))">
            <text:p/>
          </table:table-cell>
          <table:table-cell table:formula="of:=T(IF([$тест1.AM4]=1;ORG.OPENOFFICE.STYLE(&quot;граница&quot;);ORG.OPENOFFICE.STYLE(&quot;Стандарт&quot;)))">
            <text:p/>
          </table:table-cell>
          <table:table-cell table:formula="of:=T(IF([$тест1.AN4]=1;ORG.OPENOFFICE.STYLE(&quot;граница&quot;);ORG.OPENOFFICE.STYLE(&quot;Стандарт&quot;)))">
            <text:p/>
          </table:table-cell>
          <table:table-cell table:formula="of:=T(IF([$тест1.AO4]=1;ORG.OPENOFFICE.STYLE(&quot;граница&quot;);ORG.OPENOFFICE.STYLE(&quot;Стандарт&quot;)))">
            <text:p/>
          </table:table-cell>
          <table:table-cell table:formula="of:=T(IF([$тест1.AP4]=1;ORG.OPENOFFICE.STYLE(&quot;граница&quot;);ORG.OPENOFFICE.STYLE(&quot;Стандарт&quot;)))">
            <text:p/>
          </table:table-cell>
          <table:table-cell table:formula="of:=T(IF([$тест1.AQ4]=1;ORG.OPENOFFICE.STYLE(&quot;граница&quot;);ORG.OPENOFFICE.STYLE(&quot;Стандарт&quot;)))">
            <text:p/>
          </table:table-cell>
          <table:table-cell table:formula="of:=T(IF([$тест1.AR4]=1;ORG.OPENOFFICE.STYLE(&quot;граница&quot;);ORG.OPENOFFICE.STYLE(&quot;Стандарт&quot;)))">
            <text:p/>
          </table:table-cell>
          <table:table-cell table:formula="of:=T(IF([$тест1.AS4]=1;ORG.OPENOFFICE.STYLE(&quot;граница&quot;);ORG.OPENOFFICE.STYLE(&quot;Стандарт&quot;)))">
            <text:p/>
          </table:table-cell>
          <table:table-cell table:formula="of:=T(IF([$тест1.AT4]=1;ORG.OPENOFFICE.STYLE(&quot;граница&quot;);ORG.OPENOFFICE.STYLE(&quot;Стандарт&quot;)))">
            <text:p/>
          </table:table-cell>
          <table:table-cell table:formula="of:=T(IF([$тест1.AU4]=1;ORG.OPENOFFICE.STYLE(&quot;граница&quot;);ORG.OPENOFFICE.STYLE(&quot;Стандарт&quot;)))">
            <text:p/>
          </table:table-cell>
          <table:table-cell table:formula="of:=T(IF([$тест1.AV4]=1;ORG.OPENOFFICE.STYLE(&quot;граница&quot;);ORG.OPENOFFICE.STYLE(&quot;Стандарт&quot;)))">
            <text:p/>
          </table:table-cell>
          <table:table-cell table:formula="of:=T(IF([$тест1.AW4]=1;ORG.OPENOFFICE.STYLE(&quot;граница&quot;);ORG.OPENOFFICE.STYLE(&quot;Стандарт&quot;)))">
            <text:p/>
          </table:table-cell>
          <table:table-cell table:formula="of:=T(IF([$тест1.AX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(IF([$тест1.B5]=1;ORG.OPENOFFICE.STYLE(&quot;граница&quot;);ORG.OPENOFFICE.STYLE(&quot;Стандарт&quot;)))">
            <text:p/>
          </table:table-cell>
          <table:table-cell table:style-name="граница" table:formula="of:=T(IF([$тест1.C5]=1;ORG.OPENOFFICE.STYLE(&quot;граница&quot;);ORG.OPENOFFICE.STYLE(&quot;Стандарт&quot;)))">
            <text:p/>
          </table:table-cell>
          <table:table-cell table:style-name="граница" table:formula="of:=T(IF([$тест1.D5]=1;ORG.OPENOFFICE.STYLE(&quot;граница&quot;);ORG.OPENOFFICE.STYLE(&quot;Стандарт&quot;)))">
            <text:p/>
          </table:table-cell>
          <table:table-cell table:formula="of:=T(IF([$тест1.E5]=1;ORG.OPENOFFICE.STYLE(&quot;граница&quot;);ORG.OPENOFFICE.STYLE(&quot;Стандарт&quot;)))">
            <text:p/>
          </table:table-cell>
          <table:table-cell table:formula="of:=T(IF([$тест1.F5]=1;ORG.OPENOFFICE.STYLE(&quot;граница&quot;);ORG.OPENOFFICE.STYLE(&quot;Стандарт&quot;)))">
            <text:p/>
          </table:table-cell>
          <table:table-cell table:formula="of:=T(IF([$тест1.G5]=1;ORG.OPENOFFICE.STYLE(&quot;граница&quot;);ORG.OPENOFFICE.STYLE(&quot;Стандарт&quot;)))">
            <text:p/>
          </table:table-cell>
          <table:table-cell table:formula="of:=T(IF([$тест1.H5]=1;ORG.OPENOFFICE.STYLE(&quot;граница&quot;);ORG.OPENOFFICE.STYLE(&quot;Стандарт&quot;)))">
            <text:p/>
          </table:table-cell>
          <table:table-cell table:formula="of:=T(IF([$тест1.I5]=1;ORG.OPENOFFICE.STYLE(&quot;граница&quot;);ORG.OPENOFFICE.STYLE(&quot;Стандарт&quot;)))">
            <text:p/>
          </table:table-cell>
          <table:table-cell table:formula="of:=T(IF([$тест1.J5]=1;ORG.OPENOFFICE.STYLE(&quot;граница&quot;);ORG.OPENOFFICE.STYLE(&quot;Стандарт&quot;)))">
            <text:p/>
          </table:table-cell>
          <table:table-cell table:style-name="граница" table:formula="of:=T(IF([$тест1.K5]=1;ORG.OPENOFFICE.STYLE(&quot;граница&quot;);ORG.OPENOFFICE.STYLE(&quot;Стандарт&quot;)))">
            <text:p/>
          </table:table-cell>
          <table:table-cell table:formula="of:=T(IF([$тест1.L5]=1;ORG.OPENOFFICE.STYLE(&quot;граница&quot;);ORG.OPENOFFICE.STYLE(&quot;Стандарт&quot;)))">
            <text:p/>
          </table:table-cell>
          <table:table-cell table:formula="of:=T(IF([$тест1.M5]=1;ORG.OPENOFFICE.STYLE(&quot;граница&quot;);ORG.OPENOFFICE.STYLE(&quot;Стандарт&quot;)))">
            <text:p/>
          </table:table-cell>
          <table:table-cell table:formula="of:=T(IF([$тест1.N5]=1;ORG.OPENOFFICE.STYLE(&quot;граница&quot;);ORG.OPENOFFICE.STYLE(&quot;Стандарт&quot;)))">
            <text:p/>
          </table:table-cell>
          <table:table-cell table:formula="of:=T(IF([$тест1.O5]=1;ORG.OPENOFFICE.STYLE(&quot;граница&quot;);ORG.OPENOFFICE.STYLE(&quot;Стандарт&quot;)))">
            <text:p/>
          </table:table-cell>
          <table:table-cell table:formula="of:=T(IF([$тест1.P5]=1;ORG.OPENOFFICE.STYLE(&quot;граница&quot;);ORG.OPENOFFICE.STYLE(&quot;Стандарт&quot;)))">
            <text:p/>
          </table:table-cell>
          <table:table-cell table:formula="of:=T(IF([$тест1.Q5]=1;ORG.OPENOFFICE.STYLE(&quot;граница&quot;);ORG.OPENOFFICE.STYLE(&quot;Стандарт&quot;)))">
            <text:p/>
          </table:table-cell>
          <table:table-cell table:formula="of:=T(IF([$тест1.R5]=1;ORG.OPENOFFICE.STYLE(&quot;граница&quot;);ORG.OPENOFFICE.STYLE(&quot;Стандарт&quot;)))">
            <text:p/>
          </table:table-cell>
          <table:table-cell table:formula="of:=T(IF([$тест1.S5]=1;ORG.OPENOFFICE.STYLE(&quot;граница&quot;);ORG.OPENOFFICE.STYLE(&quot;Стандарт&quot;)))">
            <text:p/>
          </table:table-cell>
          <table:table-cell table:formula="of:=T(IF([$тест1.T5]=1;ORG.OPENOFFICE.STYLE(&quot;граница&quot;);ORG.OPENOFFICE.STYLE(&quot;Стандарт&quot;)))">
            <text:p/>
          </table:table-cell>
          <table:table-cell table:formula="of:=T(IF([$тест1.U5]=1;ORG.OPENOFFICE.STYLE(&quot;граница&quot;);ORG.OPENOFFICE.STYLE(&quot;Стандарт&quot;)))">
            <text:p/>
          </table:table-cell>
          <table:table-cell table:formula="of:=T(IF([$тест1.V5]=1;ORG.OPENOFFICE.STYLE(&quot;граница&quot;);ORG.OPENOFFICE.STYLE(&quot;Стандарт&quot;)))">
            <text:p/>
          </table:table-cell>
          <table:table-cell table:formula="of:=T(IF([$тест1.W5]=1;ORG.OPENOFFICE.STYLE(&quot;граница&quot;);ORG.OPENOFFICE.STYLE(&quot;Стандарт&quot;)))">
            <text:p/>
          </table:table-cell>
          <table:table-cell table:formula="of:=T(IF([$тест1.X5]=1;ORG.OPENOFFICE.STYLE(&quot;граница&quot;);ORG.OPENOFFICE.STYLE(&quot;Стандарт&quot;)))">
            <text:p/>
          </table:table-cell>
          <table:table-cell table:formula="of:=T(IF([$тест1.Y5]=1;ORG.OPENOFFICE.STYLE(&quot;граница&quot;);ORG.OPENOFFICE.STYLE(&quot;Стандарт&quot;)))">
            <text:p/>
          </table:table-cell>
          <table:table-cell table:formula="of:=T(IF([$тест1.Z5]=1;ORG.OPENOFFICE.STYLE(&quot;граница&quot;);ORG.OPENOFFICE.STYLE(&quot;Стандарт&quot;)))">
            <text:p/>
          </table:table-cell>
          <table:table-cell table:formula="of:=T(IF([$тест1.AA5]=1;ORG.OPENOFFICE.STYLE(&quot;граница&quot;);ORG.OPENOFFICE.STYLE(&quot;Стандарт&quot;)))">
            <text:p/>
          </table:table-cell>
          <table:table-cell table:formula="of:=T(IF([$тест1.AB5]=1;ORG.OPENOFFICE.STYLE(&quot;граница&quot;);ORG.OPENOFFICE.STYLE(&quot;Стандарт&quot;)))">
            <text:p/>
          </table:table-cell>
          <table:table-cell table:formula="of:=T(IF([$тест1.AC5]=1;ORG.OPENOFFICE.STYLE(&quot;граница&quot;);ORG.OPENOFFICE.STYLE(&quot;Стандарт&quot;)))">
            <text:p/>
          </table:table-cell>
          <table:table-cell table:formula="of:=T(IF([$тест1.AD5]=1;ORG.OPENOFFICE.STYLE(&quot;граница&quot;);ORG.OPENOFFICE.STYLE(&quot;Стандарт&quot;)))">
            <text:p/>
          </table:table-cell>
          <table:table-cell table:formula="of:=T(IF([$тест1.AE5]=1;ORG.OPENOFFICE.STYLE(&quot;граница&quot;);ORG.OPENOFFICE.STYLE(&quot;Стандарт&quot;)))">
            <text:p/>
          </table:table-cell>
          <table:table-cell table:formula="of:=T(IF([$тест1.AF5]=1;ORG.OPENOFFICE.STYLE(&quot;граница&quot;);ORG.OPENOFFICE.STYLE(&quot;Стандарт&quot;)))">
            <text:p/>
          </table:table-cell>
          <table:table-cell table:formula="of:=T(IF([$тест1.AG5]=1;ORG.OPENOFFICE.STYLE(&quot;граница&quot;);ORG.OPENOFFICE.STYLE(&quot;Стандарт&quot;)))">
            <text:p/>
          </table:table-cell>
          <table:table-cell table:formula="of:=T(IF([$тест1.AH5]=1;ORG.OPENOFFICE.STYLE(&quot;граница&quot;);ORG.OPENOFFICE.STYLE(&quot;Стандарт&quot;)))">
            <text:p/>
          </table:table-cell>
          <table:table-cell table:formula="of:=T(IF([$тест1.AI5]=1;ORG.OPENOFFICE.STYLE(&quot;граница&quot;);ORG.OPENOFFICE.STYLE(&quot;Стандарт&quot;)))">
            <text:p/>
          </table:table-cell>
          <table:table-cell table:formula="of:=T(IF([$тест1.AJ5]=1;ORG.OPENOFFICE.STYLE(&quot;граница&quot;);ORG.OPENOFFICE.STYLE(&quot;Стандарт&quot;)))">
            <text:p/>
          </table:table-cell>
          <table:table-cell table:formula="of:=T(IF([$тест1.AK5]=1;ORG.OPENOFFICE.STYLE(&quot;граница&quot;);ORG.OPENOFFICE.STYLE(&quot;Стандарт&quot;)))">
            <text:p/>
          </table:table-cell>
          <table:table-cell table:formula="of:=T(IF([$тест1.AL5]=1;ORG.OPENOFFICE.STYLE(&quot;граница&quot;);ORG.OPENOFFICE.STYLE(&quot;Стандарт&quot;)))">
            <text:p/>
          </table:table-cell>
          <table:table-cell table:formula="of:=T(IF([$тест1.AM5]=1;ORG.OPENOFFICE.STYLE(&quot;граница&quot;);ORG.OPENOFFICE.STYLE(&quot;Стандарт&quot;)))">
            <text:p/>
          </table:table-cell>
          <table:table-cell table:formula="of:=T(IF([$тест1.AN5]=1;ORG.OPENOFFICE.STYLE(&quot;граница&quot;);ORG.OPENOFFICE.STYLE(&quot;Стандарт&quot;)))">
            <text:p/>
          </table:table-cell>
          <table:table-cell table:formula="of:=T(IF([$тест1.AO5]=1;ORG.OPENOFFICE.STYLE(&quot;граница&quot;);ORG.OPENOFFICE.STYLE(&quot;Стандарт&quot;)))">
            <text:p/>
          </table:table-cell>
          <table:table-cell table:formula="of:=T(IF([$тест1.AP5]=1;ORG.OPENOFFICE.STYLE(&quot;граница&quot;);ORG.OPENOFFICE.STYLE(&quot;Стандарт&quot;)))">
            <text:p/>
          </table:table-cell>
          <table:table-cell table:formula="of:=T(IF([$тест1.AQ5]=1;ORG.OPENOFFICE.STYLE(&quot;граница&quot;);ORG.OPENOFFICE.STYLE(&quot;Стандарт&quot;)))">
            <text:p/>
          </table:table-cell>
          <table:table-cell table:formula="of:=T(IF([$тест1.AR5]=1;ORG.OPENOFFICE.STYLE(&quot;граница&quot;);ORG.OPENOFFICE.STYLE(&quot;Стандарт&quot;)))">
            <text:p/>
          </table:table-cell>
          <table:table-cell table:formula="of:=T(IF([$тест1.AS5]=1;ORG.OPENOFFICE.STYLE(&quot;граница&quot;);ORG.OPENOFFICE.STYLE(&quot;Стандарт&quot;)))">
            <text:p/>
          </table:table-cell>
          <table:table-cell table:formula="of:=T(IF([$тест1.AT5]=1;ORG.OPENOFFICE.STYLE(&quot;граница&quot;);ORG.OPENOFFICE.STYLE(&quot;Стандарт&quot;)))">
            <text:p/>
          </table:table-cell>
          <table:table-cell table:formula="of:=T(IF([$тест1.AU5]=1;ORG.OPENOFFICE.STYLE(&quot;граница&quot;);ORG.OPENOFFICE.STYLE(&quot;Стандарт&quot;)))">
            <text:p/>
          </table:table-cell>
          <table:table-cell table:formula="of:=T(IF([$тест1.AV5]=1;ORG.OPENOFFICE.STYLE(&quot;граница&quot;);ORG.OPENOFFICE.STYLE(&quot;Стандарт&quot;)))">
            <text:p/>
          </table:table-cell>
          <table:table-cell table:formula="of:=T(IF([$тест1.AW5]=1;ORG.OPENOFFICE.STYLE(&quot;граница&quot;);ORG.OPENOFFICE.STYLE(&quot;Стандарт&quot;)))">
            <text:p/>
          </table:table-cell>
          <table:table-cell table:formula="of:=T(IF([$тест1.AX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граница" table:formula="of:=T(IF([$тест1.B6]=1;ORG.OPENOFFICE.STYLE(&quot;граница&quot;);ORG.OPENOFFICE.STYLE(&quot;Стандарт&quot;)))">
            <text:p/>
          </table:table-cell>
          <table:table-cell table:formula="of:=T(IF([$тест1.C6]=1;ORG.OPENOFFICE.STYLE(&quot;граница&quot;);ORG.OPENOFFICE.STYLE(&quot;Стандарт&quot;)))">
            <text:p/>
          </table:table-cell>
          <table:table-cell table:formula="of:=T(IF([$тест1.D6]=1;ORG.OPENOFFICE.STYLE(&quot;граница&quot;);ORG.OPENOFFICE.STYLE(&quot;Стандарт&quot;)))">
            <text:p/>
          </table:table-cell>
          <table:table-cell table:formula="of:=T(IF([$тест1.E6]=1;ORG.OPENOFFICE.STYLE(&quot;граница&quot;);ORG.OPENOFFICE.STYLE(&quot;Стандарт&quot;)))">
            <text:p/>
          </table:table-cell>
          <table:table-cell table:formula="of:=T(IF([$тест1.F6]=1;ORG.OPENOFFICE.STYLE(&quot;граница&quot;);ORG.OPENOFFICE.STYLE(&quot;Стандарт&quot;)))">
            <text:p/>
          </table:table-cell>
          <table:table-cell table:formula="of:=T(IF([$тест1.G6]=1;ORG.OPENOFFICE.STYLE(&quot;граница&quot;);ORG.OPENOFFICE.STYLE(&quot;Стандарт&quot;)))">
            <text:p/>
          </table:table-cell>
          <table:table-cell table:formula="of:=T(IF([$тест1.H6]=1;ORG.OPENOFFICE.STYLE(&quot;граница&quot;);ORG.OPENOFFICE.STYLE(&quot;Стандарт&quot;)))">
            <text:p/>
          </table:table-cell>
          <table:table-cell table:formula="of:=T(IF([$тест1.I6]=1;ORG.OPENOFFICE.STYLE(&quot;граница&quot;);ORG.OPENOFFICE.STYLE(&quot;Стандарт&quot;)))">
            <text:p/>
          </table:table-cell>
          <table:table-cell table:formula="of:=T(IF([$тест1.J6]=1;ORG.OPENOFFICE.STYLE(&quot;граница&quot;);ORG.OPENOFFICE.STYLE(&quot;Стандарт&quot;)))">
            <text:p/>
          </table:table-cell>
          <table:table-cell table:formula="of:=T(IF([$тест1.K6]=1;ORG.OPENOFFICE.STYLE(&quot;граница&quot;);ORG.OPENOFFICE.STYLE(&quot;Стандарт&quot;)))">
            <text:p/>
          </table:table-cell>
          <table:table-cell table:style-name="граница" table:formula="of:=T(IF([$тест1.L6]=1;ORG.OPENOFFICE.STYLE(&quot;граница&quot;);ORG.OPENOFFICE.STYLE(&quot;Стандарт&quot;)))">
            <text:p/>
          </table:table-cell>
          <table:table-cell table:formula="of:=T(IF([$тест1.M6]=1;ORG.OPENOFFICE.STYLE(&quot;граница&quot;);ORG.OPENOFFICE.STYLE(&quot;Стандарт&quot;)))">
            <text:p/>
          </table:table-cell>
          <table:table-cell table:formula="of:=T(IF([$тест1.N6]=1;ORG.OPENOFFICE.STYLE(&quot;граница&quot;);ORG.OPENOFFICE.STYLE(&quot;Стандарт&quot;)))">
            <text:p/>
          </table:table-cell>
          <table:table-cell table:formula="of:=T(IF([$тест1.O6]=1;ORG.OPENOFFICE.STYLE(&quot;граница&quot;);ORG.OPENOFFICE.STYLE(&quot;Стандарт&quot;)))">
            <text:p/>
          </table:table-cell>
          <table:table-cell table:formula="of:=T(IF([$тест1.P6]=1;ORG.OPENOFFICE.STYLE(&quot;граница&quot;);ORG.OPENOFFICE.STYLE(&quot;Стандарт&quot;)))">
            <text:p/>
          </table:table-cell>
          <table:table-cell table:formula="of:=T(IF([$тест1.Q6]=1;ORG.OPENOFFICE.STYLE(&quot;граница&quot;);ORG.OPENOFFICE.STYLE(&quot;Стандарт&quot;)))">
            <text:p/>
          </table:table-cell>
          <table:table-cell table:formula="of:=T(IF([$тест1.R6]=1;ORG.OPENOFFICE.STYLE(&quot;граница&quot;);ORG.OPENOFFICE.STYLE(&quot;Стандарт&quot;)))">
            <text:p/>
          </table:table-cell>
          <table:table-cell table:formula="of:=T(IF([$тест1.S6]=1;ORG.OPENOFFICE.STYLE(&quot;граница&quot;);ORG.OPENOFFICE.STYLE(&quot;Стандарт&quot;)))">
            <text:p/>
          </table:table-cell>
          <table:table-cell table:formula="of:=T(IF([$тест1.T6]=1;ORG.OPENOFFICE.STYLE(&quot;граница&quot;);ORG.OPENOFFICE.STYLE(&quot;Стандарт&quot;)))">
            <text:p/>
          </table:table-cell>
          <table:table-cell table:formula="of:=T(IF([$тест1.U6]=1;ORG.OPENOFFICE.STYLE(&quot;граница&quot;);ORG.OPENOFFICE.STYLE(&quot;Стандарт&quot;)))">
            <text:p/>
          </table:table-cell>
          <table:table-cell table:formula="of:=T(IF([$тест1.V6]=1;ORG.OPENOFFICE.STYLE(&quot;граница&quot;);ORG.OPENOFFICE.STYLE(&quot;Стандарт&quot;)))">
            <text:p/>
          </table:table-cell>
          <table:table-cell table:formula="of:=T(IF([$тест1.W6]=1;ORG.OPENOFFICE.STYLE(&quot;граница&quot;);ORG.OPENOFFICE.STYLE(&quot;Стандарт&quot;)))">
            <text:p/>
          </table:table-cell>
          <table:table-cell table:formula="of:=T(IF([$тест1.X6]=1;ORG.OPENOFFICE.STYLE(&quot;граница&quot;);ORG.OPENOFFICE.STYLE(&quot;Стандарт&quot;)))">
            <text:p/>
          </table:table-cell>
          <table:table-cell table:formula="of:=T(IF([$тест1.Y6]=1;ORG.OPENOFFICE.STYLE(&quot;граница&quot;);ORG.OPENOFFICE.STYLE(&quot;Стандарт&quot;)))">
            <text:p/>
          </table:table-cell>
          <table:table-cell table:formula="of:=T(IF([$тест1.Z6]=1;ORG.OPENOFFICE.STYLE(&quot;граница&quot;);ORG.OPENOFFICE.STYLE(&quot;Стандарт&quot;)))">
            <text:p/>
          </table:table-cell>
          <table:table-cell table:formula="of:=T(IF([$тест1.AA6]=1;ORG.OPENOFFICE.STYLE(&quot;граница&quot;);ORG.OPENOFFICE.STYLE(&quot;Стандарт&quot;)))">
            <text:p/>
          </table:table-cell>
          <table:table-cell table:formula="of:=T(IF([$тест1.AB6]=1;ORG.OPENOFFICE.STYLE(&quot;граница&quot;);ORG.OPENOFFICE.STYLE(&quot;Стандарт&quot;)))">
            <text:p/>
          </table:table-cell>
          <table:table-cell table:formula="of:=T(IF([$тест1.AC6]=1;ORG.OPENOFFICE.STYLE(&quot;граница&quot;);ORG.OPENOFFICE.STYLE(&quot;Стандарт&quot;)))">
            <text:p/>
          </table:table-cell>
          <table:table-cell table:formula="of:=T(IF([$тест1.AD6]=1;ORG.OPENOFFICE.STYLE(&quot;граница&quot;);ORG.OPENOFFICE.STYLE(&quot;Стандарт&quot;)))">
            <text:p/>
          </table:table-cell>
          <table:table-cell table:formula="of:=T(IF([$тест1.AE6]=1;ORG.OPENOFFICE.STYLE(&quot;граница&quot;);ORG.OPENOFFICE.STYLE(&quot;Стандарт&quot;)))">
            <text:p/>
          </table:table-cell>
          <table:table-cell table:formula="of:=T(IF([$тест1.AF6]=1;ORG.OPENOFFICE.STYLE(&quot;граница&quot;);ORG.OPENOFFICE.STYLE(&quot;Стандарт&quot;)))">
            <text:p/>
          </table:table-cell>
          <table:table-cell table:formula="of:=T(IF([$тест1.AG6]=1;ORG.OPENOFFICE.STYLE(&quot;граница&quot;);ORG.OPENOFFICE.STYLE(&quot;Стандарт&quot;)))">
            <text:p/>
          </table:table-cell>
          <table:table-cell table:formula="of:=T(IF([$тест1.AH6]=1;ORG.OPENOFFICE.STYLE(&quot;граница&quot;);ORG.OPENOFFICE.STYLE(&quot;Стандарт&quot;)))">
            <text:p/>
          </table:table-cell>
          <table:table-cell table:formula="of:=T(IF([$тест1.AI6]=1;ORG.OPENOFFICE.STYLE(&quot;граница&quot;);ORG.OPENOFFICE.STYLE(&quot;Стандарт&quot;)))">
            <text:p/>
          </table:table-cell>
          <table:table-cell table:formula="of:=T(IF([$тест1.AJ6]=1;ORG.OPENOFFICE.STYLE(&quot;граница&quot;);ORG.OPENOFFICE.STYLE(&quot;Стандарт&quot;)))">
            <text:p/>
          </table:table-cell>
          <table:table-cell table:formula="of:=T(IF([$тест1.AK6]=1;ORG.OPENOFFICE.STYLE(&quot;граница&quot;);ORG.OPENOFFICE.STYLE(&quot;Стандарт&quot;)))">
            <text:p/>
          </table:table-cell>
          <table:table-cell table:formula="of:=T(IF([$тест1.AL6]=1;ORG.OPENOFFICE.STYLE(&quot;граница&quot;);ORG.OPENOFFICE.STYLE(&quot;Стандарт&quot;)))">
            <text:p/>
          </table:table-cell>
          <table:table-cell table:formula="of:=T(IF([$тест1.AM6]=1;ORG.OPENOFFICE.STYLE(&quot;граница&quot;);ORG.OPENOFFICE.STYLE(&quot;Стандарт&quot;)))">
            <text:p/>
          </table:table-cell>
          <table:table-cell table:formula="of:=T(IF([$тест1.AN6]=1;ORG.OPENOFFICE.STYLE(&quot;граница&quot;);ORG.OPENOFFICE.STYLE(&quot;Стандарт&quot;)))">
            <text:p/>
          </table:table-cell>
          <table:table-cell table:formula="of:=T(IF([$тест1.AO6]=1;ORG.OPENOFFICE.STYLE(&quot;граница&quot;);ORG.OPENOFFICE.STYLE(&quot;Стандарт&quot;)))">
            <text:p/>
          </table:table-cell>
          <table:table-cell table:formula="of:=T(IF([$тест1.AP6]=1;ORG.OPENOFFICE.STYLE(&quot;граница&quot;);ORG.OPENOFFICE.STYLE(&quot;Стандарт&quot;)))">
            <text:p/>
          </table:table-cell>
          <table:table-cell table:formula="of:=T(IF([$тест1.AQ6]=1;ORG.OPENOFFICE.STYLE(&quot;граница&quot;);ORG.OPENOFFICE.STYLE(&quot;Стандарт&quot;)))">
            <text:p/>
          </table:table-cell>
          <table:table-cell table:formula="of:=T(IF([$тест1.AR6]=1;ORG.OPENOFFICE.STYLE(&quot;граница&quot;);ORG.OPENOFFICE.STYLE(&quot;Стандарт&quot;)))">
            <text:p/>
          </table:table-cell>
          <table:table-cell table:formula="of:=T(IF([$тест1.AS6]=1;ORG.OPENOFFICE.STYLE(&quot;граница&quot;);ORG.OPENOFFICE.STYLE(&quot;Стандарт&quot;)))">
            <text:p/>
          </table:table-cell>
          <table:table-cell table:formula="of:=T(IF([$тест1.AT6]=1;ORG.OPENOFFICE.STYLE(&quot;граница&quot;);ORG.OPENOFFICE.STYLE(&quot;Стандарт&quot;)))">
            <text:p/>
          </table:table-cell>
          <table:table-cell table:formula="of:=T(IF([$тест1.AU6]=1;ORG.OPENOFFICE.STYLE(&quot;граница&quot;);ORG.OPENOFFICE.STYLE(&quot;Стандарт&quot;)))">
            <text:p/>
          </table:table-cell>
          <table:table-cell table:formula="of:=T(IF([$тест1.AV6]=1;ORG.OPENOFFICE.STYLE(&quot;граница&quot;);ORG.OPENOFFICE.STYLE(&quot;Стандарт&quot;)))">
            <text:p/>
          </table:table-cell>
          <table:table-cell table:formula="of:=T(IF([$тест1.AW6]=1;ORG.OPENOFFICE.STYLE(&quot;граница&quot;);ORG.OPENOFFICE.STYLE(&quot;Стандарт&quot;)))">
            <text:p/>
          </table:table-cell>
          <table:table-cell table:formula="of:=T(IF([$тест1.AX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граница" table:formula="of:=T(IF([$тест1.B7]=1;ORG.OPENOFFICE.STYLE(&quot;граница&quot;);ORG.OPENOFFICE.STYLE(&quot;Стандарт&quot;)))">
            <text:p/>
          </table:table-cell>
          <table:table-cell table:formula="of:=T(IF([$тест1.C7]=1;ORG.OPENOFFICE.STYLE(&quot;граница&quot;);ORG.OPENOFFICE.STYLE(&quot;Стандарт&quot;)))">
            <text:p/>
          </table:table-cell>
          <table:table-cell table:formula="of:=T(IF([$тест1.D7]=1;ORG.OPENOFFICE.STYLE(&quot;граница&quot;);ORG.OPENOFFICE.STYLE(&quot;Стандарт&quot;)))">
            <text:p/>
          </table:table-cell>
          <table:table-cell table:formula="of:=T(IF([$тест1.E7]=1;ORG.OPENOFFICE.STYLE(&quot;граница&quot;);ORG.OPENOFFICE.STYLE(&quot;Стандарт&quot;)))">
            <text:p/>
          </table:table-cell>
          <table:table-cell table:formula="of:=T(IF([$тест1.F7]=1;ORG.OPENOFFICE.STYLE(&quot;граница&quot;);ORG.OPENOFFICE.STYLE(&quot;Стандарт&quot;)))">
            <text:p/>
          </table:table-cell>
          <table:table-cell table:formula="of:=T(IF([$тест1.G7]=1;ORG.OPENOFFICE.STYLE(&quot;граница&quot;);ORG.OPENOFFICE.STYLE(&quot;Стандарт&quot;)))">
            <text:p/>
          </table:table-cell>
          <table:table-cell table:formula="of:=T(IF([$тест1.H7]=1;ORG.OPENOFFICE.STYLE(&quot;граница&quot;);ORG.OPENOFFICE.STYLE(&quot;Стандарт&quot;)))">
            <text:p/>
          </table:table-cell>
          <table:table-cell table:formula="of:=T(IF([$тест1.I7]=1;ORG.OPENOFFICE.STYLE(&quot;граница&quot;);ORG.OPENOFFICE.STYLE(&quot;Стандарт&quot;)))">
            <text:p/>
          </table:table-cell>
          <table:table-cell table:formula="of:=T(IF([$тест1.J7]=1;ORG.OPENOFFICE.STYLE(&quot;граница&quot;);ORG.OPENOFFICE.STYLE(&quot;Стандарт&quot;)))">
            <text:p/>
          </table:table-cell>
          <table:table-cell table:formula="of:=T(IF([$тест1.K7]=1;ORG.OPENOFFICE.STYLE(&quot;граница&quot;);ORG.OPENOFFICE.STYLE(&quot;Стандарт&quot;)))">
            <text:p/>
          </table:table-cell>
          <table:table-cell table:style-name="граница" table:formula="of:=T(IF([$тест1.L7]=1;ORG.OPENOFFICE.STYLE(&quot;граница&quot;);ORG.OPENOFFICE.STYLE(&quot;Стандарт&quot;)))">
            <text:p/>
          </table:table-cell>
          <table:table-cell table:formula="of:=T(IF([$тест1.M7]=1;ORG.OPENOFFICE.STYLE(&quot;граница&quot;);ORG.OPENOFFICE.STYLE(&quot;Стандарт&quot;)))">
            <text:p/>
          </table:table-cell>
          <table:table-cell table:formula="of:=T(IF([$тест1.N7]=1;ORG.OPENOFFICE.STYLE(&quot;граница&quot;);ORG.OPENOFFICE.STYLE(&quot;Стандарт&quot;)))">
            <text:p/>
          </table:table-cell>
          <table:table-cell table:formula="of:=T(IF([$тест1.O7]=1;ORG.OPENOFFICE.STYLE(&quot;граница&quot;);ORG.OPENOFFICE.STYLE(&quot;Стандарт&quot;)))">
            <text:p/>
          </table:table-cell>
          <table:table-cell table:formula="of:=T(IF([$тест1.P7]=1;ORG.OPENOFFICE.STYLE(&quot;граница&quot;);ORG.OPENOFFICE.STYLE(&quot;Стандарт&quot;)))">
            <text:p/>
          </table:table-cell>
          <table:table-cell table:formula="of:=T(IF([$тест1.Q7]=1;ORG.OPENOFFICE.STYLE(&quot;граница&quot;);ORG.OPENOFFICE.STYLE(&quot;Стандарт&quot;)))">
            <text:p/>
          </table:table-cell>
          <table:table-cell table:formula="of:=T(IF([$тест1.R7]=1;ORG.OPENOFFICE.STYLE(&quot;граница&quot;);ORG.OPENOFFICE.STYLE(&quot;Стандарт&quot;)))">
            <text:p/>
          </table:table-cell>
          <table:table-cell table:formula="of:=T(IF([$тест1.S7]=1;ORG.OPENOFFICE.STYLE(&quot;граница&quot;);ORG.OPENOFFICE.STYLE(&quot;Стандарт&quot;)))">
            <text:p/>
          </table:table-cell>
          <table:table-cell table:formula="of:=T(IF([$тест1.T7]=1;ORG.OPENOFFICE.STYLE(&quot;граница&quot;);ORG.OPENOFFICE.STYLE(&quot;Стандарт&quot;)))">
            <text:p/>
          </table:table-cell>
          <table:table-cell table:formula="of:=T(IF([$тест1.U7]=1;ORG.OPENOFFICE.STYLE(&quot;граница&quot;);ORG.OPENOFFICE.STYLE(&quot;Стандарт&quot;)))">
            <text:p/>
          </table:table-cell>
          <table:table-cell table:formula="of:=T(IF([$тест1.V7]=1;ORG.OPENOFFICE.STYLE(&quot;граница&quot;);ORG.OPENOFFICE.STYLE(&quot;Стандарт&quot;)))">
            <text:p/>
          </table:table-cell>
          <table:table-cell table:formula="of:=T(IF([$тест1.W7]=1;ORG.OPENOFFICE.STYLE(&quot;граница&quot;);ORG.OPENOFFICE.STYLE(&quot;Стандарт&quot;)))">
            <text:p/>
          </table:table-cell>
          <table:table-cell table:formula="of:=T(IF([$тест1.X7]=1;ORG.OPENOFFICE.STYLE(&quot;граница&quot;);ORG.OPENOFFICE.STYLE(&quot;Стандарт&quot;)))">
            <text:p/>
          </table:table-cell>
          <table:table-cell table:formula="of:=T(IF([$тест1.Y7]=1;ORG.OPENOFFICE.STYLE(&quot;граница&quot;);ORG.OPENOFFICE.STYLE(&quot;Стандарт&quot;)))">
            <text:p/>
          </table:table-cell>
          <table:table-cell table:formula="of:=T(IF([$тест1.Z7]=1;ORG.OPENOFFICE.STYLE(&quot;граница&quot;);ORG.OPENOFFICE.STYLE(&quot;Стандарт&quot;)))">
            <text:p/>
          </table:table-cell>
          <table:table-cell table:formula="of:=T(IF([$тест1.AA7]=1;ORG.OPENOFFICE.STYLE(&quot;граница&quot;);ORG.OPENOFFICE.STYLE(&quot;Стандарт&quot;)))">
            <text:p/>
          </table:table-cell>
          <table:table-cell table:formula="of:=T(IF([$тест1.AB7]=1;ORG.OPENOFFICE.STYLE(&quot;граница&quot;);ORG.OPENOFFICE.STYLE(&quot;Стандарт&quot;)))">
            <text:p/>
          </table:table-cell>
          <table:table-cell table:formula="of:=T(IF([$тест1.AC7]=1;ORG.OPENOFFICE.STYLE(&quot;граница&quot;);ORG.OPENOFFICE.STYLE(&quot;Стандарт&quot;)))">
            <text:p/>
          </table:table-cell>
          <table:table-cell table:formula="of:=T(IF([$тест1.AD7]=1;ORG.OPENOFFICE.STYLE(&quot;граница&quot;);ORG.OPENOFFICE.STYLE(&quot;Стандарт&quot;)))">
            <text:p/>
          </table:table-cell>
          <table:table-cell table:formula="of:=T(IF([$тест1.AE7]=1;ORG.OPENOFFICE.STYLE(&quot;граница&quot;);ORG.OPENOFFICE.STYLE(&quot;Стандарт&quot;)))">
            <text:p/>
          </table:table-cell>
          <table:table-cell table:formula="of:=T(IF([$тест1.AF7]=1;ORG.OPENOFFICE.STYLE(&quot;граница&quot;);ORG.OPENOFFICE.STYLE(&quot;Стандарт&quot;)))">
            <text:p/>
          </table:table-cell>
          <table:table-cell table:formula="of:=T(IF([$тест1.AG7]=1;ORG.OPENOFFICE.STYLE(&quot;граница&quot;);ORG.OPENOFFICE.STYLE(&quot;Стандарт&quot;)))">
            <text:p/>
          </table:table-cell>
          <table:table-cell table:formula="of:=T(IF([$тест1.AH7]=1;ORG.OPENOFFICE.STYLE(&quot;граница&quot;);ORG.OPENOFFICE.STYLE(&quot;Стандарт&quot;)))">
            <text:p/>
          </table:table-cell>
          <table:table-cell table:formula="of:=T(IF([$тест1.AI7]=1;ORG.OPENOFFICE.STYLE(&quot;граница&quot;);ORG.OPENOFFICE.STYLE(&quot;Стандарт&quot;)))">
            <text:p/>
          </table:table-cell>
          <table:table-cell table:formula="of:=T(IF([$тест1.AJ7]=1;ORG.OPENOFFICE.STYLE(&quot;граница&quot;);ORG.OPENOFFICE.STYLE(&quot;Стандарт&quot;)))">
            <text:p/>
          </table:table-cell>
          <table:table-cell table:formula="of:=T(IF([$тест1.AK7]=1;ORG.OPENOFFICE.STYLE(&quot;граница&quot;);ORG.OPENOFFICE.STYLE(&quot;Стандарт&quot;)))">
            <text:p/>
          </table:table-cell>
          <table:table-cell table:formula="of:=T(IF([$тест1.AL7]=1;ORG.OPENOFFICE.STYLE(&quot;граница&quot;);ORG.OPENOFFICE.STYLE(&quot;Стандарт&quot;)))">
            <text:p/>
          </table:table-cell>
          <table:table-cell table:formula="of:=T(IF([$тест1.AM7]=1;ORG.OPENOFFICE.STYLE(&quot;граница&quot;);ORG.OPENOFFICE.STYLE(&quot;Стандарт&quot;)))">
            <text:p/>
          </table:table-cell>
          <table:table-cell table:formula="of:=T(IF([$тест1.AN7]=1;ORG.OPENOFFICE.STYLE(&quot;граница&quot;);ORG.OPENOFFICE.STYLE(&quot;Стандарт&quot;)))">
            <text:p/>
          </table:table-cell>
          <table:table-cell table:formula="of:=T(IF([$тест1.AO7]=1;ORG.OPENOFFICE.STYLE(&quot;граница&quot;);ORG.OPENOFFICE.STYLE(&quot;Стандарт&quot;)))">
            <text:p/>
          </table:table-cell>
          <table:table-cell table:formula="of:=T(IF([$тест1.AP7]=1;ORG.OPENOFFICE.STYLE(&quot;граница&quot;);ORG.OPENOFFICE.STYLE(&quot;Стандарт&quot;)))">
            <text:p/>
          </table:table-cell>
          <table:table-cell table:formula="of:=T(IF([$тест1.AQ7]=1;ORG.OPENOFFICE.STYLE(&quot;граница&quot;);ORG.OPENOFFICE.STYLE(&quot;Стандарт&quot;)))">
            <text:p/>
          </table:table-cell>
          <table:table-cell table:formula="of:=T(IF([$тест1.AR7]=1;ORG.OPENOFFICE.STYLE(&quot;граница&quot;);ORG.OPENOFFICE.STYLE(&quot;Стандарт&quot;)))">
            <text:p/>
          </table:table-cell>
          <table:table-cell table:formula="of:=T(IF([$тест1.AS7]=1;ORG.OPENOFFICE.STYLE(&quot;граница&quot;);ORG.OPENOFFICE.STYLE(&quot;Стандарт&quot;)))">
            <text:p/>
          </table:table-cell>
          <table:table-cell table:formula="of:=T(IF([$тест1.AT7]=1;ORG.OPENOFFICE.STYLE(&quot;граница&quot;);ORG.OPENOFFICE.STYLE(&quot;Стандарт&quot;)))">
            <text:p/>
          </table:table-cell>
          <table:table-cell table:formula="of:=T(IF([$тест1.AU7]=1;ORG.OPENOFFICE.STYLE(&quot;граница&quot;);ORG.OPENOFFICE.STYLE(&quot;Стандарт&quot;)))">
            <text:p/>
          </table:table-cell>
          <table:table-cell table:formula="of:=T(IF([$тест1.AV7]=1;ORG.OPENOFFICE.STYLE(&quot;граница&quot;);ORG.OPENOFFICE.STYLE(&quot;Стандарт&quot;)))">
            <text:p/>
          </table:table-cell>
          <table:table-cell table:formula="of:=T(IF([$тест1.AW7]=1;ORG.OPENOFFICE.STYLE(&quot;граница&quot;);ORG.OPENOFFICE.STYLE(&quot;Стандарт&quot;)))">
            <text:p/>
          </table:table-cell>
          <table:table-cell table:formula="of:=T(IF([$тест1.AX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граница" table:formula="of:=T(IF([$тест1.B8]=1;ORG.OPENOFFICE.STYLE(&quot;граница&quot;);ORG.OPENOFFICE.STYLE(&quot;Стандарт&quot;)))">
            <text:p/>
          </table:table-cell>
          <table:table-cell table:formula="of:=T(IF([$тест1.C8]=1;ORG.OPENOFFICE.STYLE(&quot;граница&quot;);ORG.OPENOFFICE.STYLE(&quot;Стандарт&quot;)))">
            <text:p/>
          </table:table-cell>
          <table:table-cell table:formula="of:=T(IF([$тест1.D8]=1;ORG.OPENOFFICE.STYLE(&quot;граница&quot;);ORG.OPENOFFICE.STYLE(&quot;Стандарт&quot;)))">
            <text:p/>
          </table:table-cell>
          <table:table-cell table:formula="of:=T(IF([$тест1.E8]=1;ORG.OPENOFFICE.STYLE(&quot;граница&quot;);ORG.OPENOFFICE.STYLE(&quot;Стандарт&quot;)))">
            <text:p/>
          </table:table-cell>
          <table:table-cell table:formula="of:=T(IF([$тест1.F8]=1;ORG.OPENOFFICE.STYLE(&quot;граница&quot;);ORG.OPENOFFICE.STYLE(&quot;Стандарт&quot;)))">
            <text:p/>
          </table:table-cell>
          <table:table-cell table:formula="of:=T(IF([$тест1.G8]=1;ORG.OPENOFFICE.STYLE(&quot;граница&quot;);ORG.OPENOFFICE.STYLE(&quot;Стандарт&quot;)))">
            <text:p/>
          </table:table-cell>
          <table:table-cell table:formula="of:=T(IF([$тест1.H8]=1;ORG.OPENOFFICE.STYLE(&quot;граница&quot;);ORG.OPENOFFICE.STYLE(&quot;Стандарт&quot;)))">
            <text:p/>
          </table:table-cell>
          <table:table-cell table:formula="of:=T(IF([$тест1.I8]=1;ORG.OPENOFFICE.STYLE(&quot;граница&quot;);ORG.OPENOFFICE.STYLE(&quot;Стандарт&quot;)))">
            <text:p/>
          </table:table-cell>
          <table:table-cell table:formula="of:=T(IF([$тест1.J8]=1;ORG.OPENOFFICE.STYLE(&quot;граница&quot;);ORG.OPENOFFICE.STYLE(&quot;Стандарт&quot;)))">
            <text:p/>
          </table:table-cell>
          <table:table-cell table:formula="of:=T(IF([$тест1.K8]=1;ORG.OPENOFFICE.STYLE(&quot;граница&quot;);ORG.OPENOFFICE.STYLE(&quot;Стандарт&quot;)))">
            <text:p/>
          </table:table-cell>
          <table:table-cell table:formula="of:=T(IF([$тест1.L8]=1;ORG.OPENOFFICE.STYLE(&quot;граница&quot;);ORG.OPENOFFICE.STYLE(&quot;Стандарт&quot;)))">
            <text:p/>
          </table:table-cell>
          <table:table-cell table:style-name="граница" table:formula="of:=T(IF([$тест1.M8]=1;ORG.OPENOFFICE.STYLE(&quot;граница&quot;);ORG.OPENOFFICE.STYLE(&quot;Стандарт&quot;)))">
            <text:p/>
          </table:table-cell>
          <table:table-cell table:formula="of:=T(IF([$тест1.N8]=1;ORG.OPENOFFICE.STYLE(&quot;граница&quot;);ORG.OPENOFFICE.STYLE(&quot;Стандарт&quot;)))">
            <text:p/>
          </table:table-cell>
          <table:table-cell table:formula="of:=T(IF([$тест1.O8]=1;ORG.OPENOFFICE.STYLE(&quot;граница&quot;);ORG.OPENOFFICE.STYLE(&quot;Стандарт&quot;)))">
            <text:p/>
          </table:table-cell>
          <table:table-cell table:formula="of:=T(IF([$тест1.P8]=1;ORG.OPENOFFICE.STYLE(&quot;граница&quot;);ORG.OPENOFFICE.STYLE(&quot;Стандарт&quot;)))">
            <text:p/>
          </table:table-cell>
          <table:table-cell table:formula="of:=T(IF([$тест1.Q8]=1;ORG.OPENOFFICE.STYLE(&quot;граница&quot;);ORG.OPENOFFICE.STYLE(&quot;Стандарт&quot;)))">
            <text:p/>
          </table:table-cell>
          <table:table-cell table:formula="of:=T(IF([$тест1.R8]=1;ORG.OPENOFFICE.STYLE(&quot;граница&quot;);ORG.OPENOFFICE.STYLE(&quot;Стандарт&quot;)))">
            <text:p/>
          </table:table-cell>
          <table:table-cell table:formula="of:=T(IF([$тест1.S8]=1;ORG.OPENOFFICE.STYLE(&quot;граница&quot;);ORG.OPENOFFICE.STYLE(&quot;Стандарт&quot;)))">
            <text:p/>
          </table:table-cell>
          <table:table-cell table:formula="of:=T(IF([$тест1.T8]=1;ORG.OPENOFFICE.STYLE(&quot;граница&quot;);ORG.OPENOFFICE.STYLE(&quot;Стандарт&quot;)))">
            <text:p/>
          </table:table-cell>
          <table:table-cell table:formula="of:=T(IF([$тест1.U8]=1;ORG.OPENOFFICE.STYLE(&quot;граница&quot;);ORG.OPENOFFICE.STYLE(&quot;Стандарт&quot;)))">
            <text:p/>
          </table:table-cell>
          <table:table-cell table:formula="of:=T(IF([$тест1.V8]=1;ORG.OPENOFFICE.STYLE(&quot;граница&quot;);ORG.OPENOFFICE.STYLE(&quot;Стандарт&quot;)))">
            <text:p/>
          </table:table-cell>
          <table:table-cell table:formula="of:=T(IF([$тест1.W8]=1;ORG.OPENOFFICE.STYLE(&quot;граница&quot;);ORG.OPENOFFICE.STYLE(&quot;Стандарт&quot;)))">
            <text:p/>
          </table:table-cell>
          <table:table-cell table:formula="of:=T(IF([$тест1.X8]=1;ORG.OPENOFFICE.STYLE(&quot;граница&quot;);ORG.OPENOFFICE.STYLE(&quot;Стандарт&quot;)))">
            <text:p/>
          </table:table-cell>
          <table:table-cell table:formula="of:=T(IF([$тест1.Y8]=1;ORG.OPENOFFICE.STYLE(&quot;граница&quot;);ORG.OPENOFFICE.STYLE(&quot;Стандарт&quot;)))">
            <text:p/>
          </table:table-cell>
          <table:table-cell table:formula="of:=T(IF([$тест1.Z8]=1;ORG.OPENOFFICE.STYLE(&quot;граница&quot;);ORG.OPENOFFICE.STYLE(&quot;Стандарт&quot;)))">
            <text:p/>
          </table:table-cell>
          <table:table-cell table:formula="of:=T(IF([$тест1.AA8]=1;ORG.OPENOFFICE.STYLE(&quot;граница&quot;);ORG.OPENOFFICE.STYLE(&quot;Стандарт&quot;)))">
            <text:p/>
          </table:table-cell>
          <table:table-cell table:formula="of:=T(IF([$тест1.AB8]=1;ORG.OPENOFFICE.STYLE(&quot;граница&quot;);ORG.OPENOFFICE.STYLE(&quot;Стандарт&quot;)))">
            <text:p/>
          </table:table-cell>
          <table:table-cell table:formula="of:=T(IF([$тест1.AC8]=1;ORG.OPENOFFICE.STYLE(&quot;граница&quot;);ORG.OPENOFFICE.STYLE(&quot;Стандарт&quot;)))">
            <text:p/>
          </table:table-cell>
          <table:table-cell table:formula="of:=T(IF([$тест1.AD8]=1;ORG.OPENOFFICE.STYLE(&quot;граница&quot;);ORG.OPENOFFICE.STYLE(&quot;Стандарт&quot;)))">
            <text:p/>
          </table:table-cell>
          <table:table-cell table:formula="of:=T(IF([$тест1.AE8]=1;ORG.OPENOFFICE.STYLE(&quot;граница&quot;);ORG.OPENOFFICE.STYLE(&quot;Стандарт&quot;)))">
            <text:p/>
          </table:table-cell>
          <table:table-cell table:formula="of:=T(IF([$тест1.AF8]=1;ORG.OPENOFFICE.STYLE(&quot;граница&quot;);ORG.OPENOFFICE.STYLE(&quot;Стандарт&quot;)))">
            <text:p/>
          </table:table-cell>
          <table:table-cell table:formula="of:=T(IF([$тест1.AG8]=1;ORG.OPENOFFICE.STYLE(&quot;граница&quot;);ORG.OPENOFFICE.STYLE(&quot;Стандарт&quot;)))">
            <text:p/>
          </table:table-cell>
          <table:table-cell table:formula="of:=T(IF([$тест1.AH8]=1;ORG.OPENOFFICE.STYLE(&quot;граница&quot;);ORG.OPENOFFICE.STYLE(&quot;Стандарт&quot;)))">
            <text:p/>
          </table:table-cell>
          <table:table-cell table:formula="of:=T(IF([$тест1.AI8]=1;ORG.OPENOFFICE.STYLE(&quot;граница&quot;);ORG.OPENOFFICE.STYLE(&quot;Стандарт&quot;)))">
            <text:p/>
          </table:table-cell>
          <table:table-cell table:formula="of:=T(IF([$тест1.AJ8]=1;ORG.OPENOFFICE.STYLE(&quot;граница&quot;);ORG.OPENOFFICE.STYLE(&quot;Стандарт&quot;)))">
            <text:p/>
          </table:table-cell>
          <table:table-cell table:formula="of:=T(IF([$тест1.AK8]=1;ORG.OPENOFFICE.STYLE(&quot;граница&quot;);ORG.OPENOFFICE.STYLE(&quot;Стандарт&quot;)))">
            <text:p/>
          </table:table-cell>
          <table:table-cell table:formula="of:=T(IF([$тест1.AL8]=1;ORG.OPENOFFICE.STYLE(&quot;граница&quot;);ORG.OPENOFFICE.STYLE(&quot;Стандарт&quot;)))">
            <text:p/>
          </table:table-cell>
          <table:table-cell table:formula="of:=T(IF([$тест1.AM8]=1;ORG.OPENOFFICE.STYLE(&quot;граница&quot;);ORG.OPENOFFICE.STYLE(&quot;Стандарт&quot;)))">
            <text:p/>
          </table:table-cell>
          <table:table-cell table:formula="of:=T(IF([$тест1.AN8]=1;ORG.OPENOFFICE.STYLE(&quot;граница&quot;);ORG.OPENOFFICE.STYLE(&quot;Стандарт&quot;)))">
            <text:p/>
          </table:table-cell>
          <table:table-cell table:formula="of:=T(IF([$тест1.AO8]=1;ORG.OPENOFFICE.STYLE(&quot;граница&quot;);ORG.OPENOFFICE.STYLE(&quot;Стандарт&quot;)))">
            <text:p/>
          </table:table-cell>
          <table:table-cell table:formula="of:=T(IF([$тест1.AP8]=1;ORG.OPENOFFICE.STYLE(&quot;граница&quot;);ORG.OPENOFFICE.STYLE(&quot;Стандарт&quot;)))">
            <text:p/>
          </table:table-cell>
          <table:table-cell table:formula="of:=T(IF([$тест1.AQ8]=1;ORG.OPENOFFICE.STYLE(&quot;граница&quot;);ORG.OPENOFFICE.STYLE(&quot;Стандарт&quot;)))">
            <text:p/>
          </table:table-cell>
          <table:table-cell table:formula="of:=T(IF([$тест1.AR8]=1;ORG.OPENOFFICE.STYLE(&quot;граница&quot;);ORG.OPENOFFICE.STYLE(&quot;Стандарт&quot;)))">
            <text:p/>
          </table:table-cell>
          <table:table-cell table:formula="of:=T(IF([$тест1.AS8]=1;ORG.OPENOFFICE.STYLE(&quot;граница&quot;);ORG.OPENOFFICE.STYLE(&quot;Стандарт&quot;)))">
            <text:p/>
          </table:table-cell>
          <table:table-cell table:formula="of:=T(IF([$тест1.AT8]=1;ORG.OPENOFFICE.STYLE(&quot;граница&quot;);ORG.OPENOFFICE.STYLE(&quot;Стандарт&quot;)))">
            <text:p/>
          </table:table-cell>
          <table:table-cell table:formula="of:=T(IF([$тест1.AU8]=1;ORG.OPENOFFICE.STYLE(&quot;граница&quot;);ORG.OPENOFFICE.STYLE(&quot;Стандарт&quot;)))">
            <text:p/>
          </table:table-cell>
          <table:table-cell table:formula="of:=T(IF([$тест1.AV8]=1;ORG.OPENOFFICE.STYLE(&quot;граница&quot;);ORG.OPENOFFICE.STYLE(&quot;Стандарт&quot;)))">
            <text:p/>
          </table:table-cell>
          <table:table-cell table:formula="of:=T(IF([$тест1.AW8]=1;ORG.OPENOFFICE.STYLE(&quot;граница&quot;);ORG.OPENOFFICE.STYLE(&quot;Стандарт&quot;)))">
            <text:p/>
          </table:table-cell>
          <table:table-cell table:formula="of:=T(IF([$тест1.AX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граница" table:formula="of:=T(IF([$тест1.B9]=1;ORG.OPENOFFICE.STYLE(&quot;граница&quot;);ORG.OPENOFFICE.STYLE(&quot;Стандарт&quot;)))">
            <text:p/>
          </table:table-cell>
          <table:table-cell table:formula="of:=T(IF([$тест1.C9]=1;ORG.OPENOFFICE.STYLE(&quot;граница&quot;);ORG.OPENOFFICE.STYLE(&quot;Стандарт&quot;)))">
            <text:p/>
          </table:table-cell>
          <table:table-cell table:formula="of:=T(IF([$тест1.D9]=1;ORG.OPENOFFICE.STYLE(&quot;граница&quot;);ORG.OPENOFFICE.STYLE(&quot;Стандарт&quot;)))">
            <text:p/>
          </table:table-cell>
          <table:table-cell table:formula="of:=T(IF([$тест1.E9]=1;ORG.OPENOFFICE.STYLE(&quot;граница&quot;);ORG.OPENOFFICE.STYLE(&quot;Стандарт&quot;)))">
            <text:p/>
          </table:table-cell>
          <table:table-cell table:formula="of:=T(IF([$тест1.F9]=1;ORG.OPENOFFICE.STYLE(&quot;граница&quot;);ORG.OPENOFFICE.STYLE(&quot;Стандарт&quot;)))">
            <text:p/>
          </table:table-cell>
          <table:table-cell table:formula="of:=T(IF([$тест1.G9]=1;ORG.OPENOFFICE.STYLE(&quot;граница&quot;);ORG.OPENOFFICE.STYLE(&quot;Стандарт&quot;)))">
            <text:p/>
          </table:table-cell>
          <table:table-cell table:formula="of:=T(IF([$тест1.H9]=1;ORG.OPENOFFICE.STYLE(&quot;граница&quot;);ORG.OPENOFFICE.STYLE(&quot;Стандарт&quot;)))">
            <text:p/>
          </table:table-cell>
          <table:table-cell table:formula="of:=T(IF([$тест1.I9]=1;ORG.OPENOFFICE.STYLE(&quot;граница&quot;);ORG.OPENOFFICE.STYLE(&quot;Стандарт&quot;)))">
            <text:p/>
          </table:table-cell>
          <table:table-cell table:formula="of:=T(IF([$тест1.J9]=1;ORG.OPENOFFICE.STYLE(&quot;граница&quot;);ORG.OPENOFFICE.STYLE(&quot;Стандарт&quot;)))">
            <text:p/>
          </table:table-cell>
          <table:table-cell table:formula="of:=T(IF([$тест1.K9]=1;ORG.OPENOFFICE.STYLE(&quot;граница&quot;);ORG.OPENOFFICE.STYLE(&quot;Стандарт&quot;)))">
            <text:p/>
          </table:table-cell>
          <table:table-cell table:formula="of:=T(IF([$тест1.L9]=1;ORG.OPENOFFICE.STYLE(&quot;граница&quot;);ORG.OPENOFFICE.STYLE(&quot;Стандарт&quot;)))">
            <text:p/>
          </table:table-cell>
          <table:table-cell table:formula="of:=T(IF([$тест1.M9]=1;ORG.OPENOFFICE.STYLE(&quot;граница&quot;);ORG.OPENOFFICE.STYLE(&quot;Стандарт&quot;)))">
            <text:p/>
          </table:table-cell>
          <table:table-cell table:style-name="граница" table:formula="of:=T(IF([$тест1.N9]=1;ORG.OPENOFFICE.STYLE(&quot;граница&quot;);ORG.OPENOFFICE.STYLE(&quot;Стандарт&quot;)))">
            <text:p/>
          </table:table-cell>
          <table:table-cell table:formula="of:=T(IF([$тест1.O9]=1;ORG.OPENOFFICE.STYLE(&quot;граница&quot;);ORG.OPENOFFICE.STYLE(&quot;Стандарт&quot;)))">
            <text:p/>
          </table:table-cell>
          <table:table-cell table:formula="of:=T(IF([$тест1.P9]=1;ORG.OPENOFFICE.STYLE(&quot;граница&quot;);ORG.OPENOFFICE.STYLE(&quot;Стандарт&quot;)))">
            <text:p/>
          </table:table-cell>
          <table:table-cell table:formula="of:=T(IF([$тест1.Q9]=1;ORG.OPENOFFICE.STYLE(&quot;граница&quot;);ORG.OPENOFFICE.STYLE(&quot;Стандарт&quot;)))">
            <text:p/>
          </table:table-cell>
          <table:table-cell table:formula="of:=T(IF([$тест1.R9]=1;ORG.OPENOFFICE.STYLE(&quot;граница&quot;);ORG.OPENOFFICE.STYLE(&quot;Стандарт&quot;)))">
            <text:p/>
          </table:table-cell>
          <table:table-cell table:formula="of:=T(IF([$тест1.S9]=1;ORG.OPENOFFICE.STYLE(&quot;граница&quot;);ORG.OPENOFFICE.STYLE(&quot;Стандарт&quot;)))">
            <text:p/>
          </table:table-cell>
          <table:table-cell table:formula="of:=T(IF([$тест1.T9]=1;ORG.OPENOFFICE.STYLE(&quot;граница&quot;);ORG.OPENOFFICE.STYLE(&quot;Стандарт&quot;)))">
            <text:p/>
          </table:table-cell>
          <table:table-cell table:formula="of:=T(IF([$тест1.U9]=1;ORG.OPENOFFICE.STYLE(&quot;граница&quot;);ORG.OPENOFFICE.STYLE(&quot;Стандарт&quot;)))">
            <text:p/>
          </table:table-cell>
          <table:table-cell table:formula="of:=T(IF([$тест1.V9]=1;ORG.OPENOFFICE.STYLE(&quot;граница&quot;);ORG.OPENOFFICE.STYLE(&quot;Стандарт&quot;)))">
            <text:p/>
          </table:table-cell>
          <table:table-cell table:formula="of:=T(IF([$тест1.W9]=1;ORG.OPENOFFICE.STYLE(&quot;граница&quot;);ORG.OPENOFFICE.STYLE(&quot;Стандарт&quot;)))">
            <text:p/>
          </table:table-cell>
          <table:table-cell table:formula="of:=T(IF([$тест1.X9]=1;ORG.OPENOFFICE.STYLE(&quot;граница&quot;);ORG.OPENOFFICE.STYLE(&quot;Стандарт&quot;)))">
            <text:p/>
          </table:table-cell>
          <table:table-cell table:formula="of:=T(IF([$тест1.Y9]=1;ORG.OPENOFFICE.STYLE(&quot;граница&quot;);ORG.OPENOFFICE.STYLE(&quot;Стандарт&quot;)))">
            <text:p/>
          </table:table-cell>
          <table:table-cell table:formula="of:=T(IF([$тест1.Z9]=1;ORG.OPENOFFICE.STYLE(&quot;граница&quot;);ORG.OPENOFFICE.STYLE(&quot;Стандарт&quot;)))">
            <text:p/>
          </table:table-cell>
          <table:table-cell table:formula="of:=T(IF([$тест1.AA9]=1;ORG.OPENOFFICE.STYLE(&quot;граница&quot;);ORG.OPENOFFICE.STYLE(&quot;Стандарт&quot;)))">
            <text:p/>
          </table:table-cell>
          <table:table-cell table:formula="of:=T(IF([$тест1.AB9]=1;ORG.OPENOFFICE.STYLE(&quot;граница&quot;);ORG.OPENOFFICE.STYLE(&quot;Стандарт&quot;)))">
            <text:p/>
          </table:table-cell>
          <table:table-cell table:formula="of:=T(IF([$тест1.AC9]=1;ORG.OPENOFFICE.STYLE(&quot;граница&quot;);ORG.OPENOFFICE.STYLE(&quot;Стандарт&quot;)))">
            <text:p/>
          </table:table-cell>
          <table:table-cell table:formula="of:=T(IF([$тест1.AD9]=1;ORG.OPENOFFICE.STYLE(&quot;граница&quot;);ORG.OPENOFFICE.STYLE(&quot;Стандарт&quot;)))">
            <text:p/>
          </table:table-cell>
          <table:table-cell table:formula="of:=T(IF([$тест1.AE9]=1;ORG.OPENOFFICE.STYLE(&quot;граница&quot;);ORG.OPENOFFICE.STYLE(&quot;Стандарт&quot;)))">
            <text:p/>
          </table:table-cell>
          <table:table-cell table:formula="of:=T(IF([$тест1.AF9]=1;ORG.OPENOFFICE.STYLE(&quot;граница&quot;);ORG.OPENOFFICE.STYLE(&quot;Стандарт&quot;)))">
            <text:p/>
          </table:table-cell>
          <table:table-cell table:formula="of:=T(IF([$тест1.AG9]=1;ORG.OPENOFFICE.STYLE(&quot;граница&quot;);ORG.OPENOFFICE.STYLE(&quot;Стандарт&quot;)))">
            <text:p/>
          </table:table-cell>
          <table:table-cell table:formula="of:=T(IF([$тест1.AH9]=1;ORG.OPENOFFICE.STYLE(&quot;граница&quot;);ORG.OPENOFFICE.STYLE(&quot;Стандарт&quot;)))">
            <text:p/>
          </table:table-cell>
          <table:table-cell table:formula="of:=T(IF([$тест1.AI9]=1;ORG.OPENOFFICE.STYLE(&quot;граница&quot;);ORG.OPENOFFICE.STYLE(&quot;Стандарт&quot;)))">
            <text:p/>
          </table:table-cell>
          <table:table-cell table:formula="of:=T(IF([$тест1.AJ9]=1;ORG.OPENOFFICE.STYLE(&quot;граница&quot;);ORG.OPENOFFICE.STYLE(&quot;Стандарт&quot;)))">
            <text:p/>
          </table:table-cell>
          <table:table-cell table:formula="of:=T(IF([$тест1.AK9]=1;ORG.OPENOFFICE.STYLE(&quot;граница&quot;);ORG.OPENOFFICE.STYLE(&quot;Стандарт&quot;)))">
            <text:p/>
          </table:table-cell>
          <table:table-cell table:formula="of:=T(IF([$тест1.AL9]=1;ORG.OPENOFFICE.STYLE(&quot;граница&quot;);ORG.OPENOFFICE.STYLE(&quot;Стандарт&quot;)))">
            <text:p/>
          </table:table-cell>
          <table:table-cell table:formula="of:=T(IF([$тест1.AM9]=1;ORG.OPENOFFICE.STYLE(&quot;граница&quot;);ORG.OPENOFFICE.STYLE(&quot;Стандарт&quot;)))">
            <text:p/>
          </table:table-cell>
          <table:table-cell table:formula="of:=T(IF([$тест1.AN9]=1;ORG.OPENOFFICE.STYLE(&quot;граница&quot;);ORG.OPENOFFICE.STYLE(&quot;Стандарт&quot;)))">
            <text:p/>
          </table:table-cell>
          <table:table-cell table:formula="of:=T(IF([$тест1.AO9]=1;ORG.OPENOFFICE.STYLE(&quot;граница&quot;);ORG.OPENOFFICE.STYLE(&quot;Стандарт&quot;)))">
            <text:p/>
          </table:table-cell>
          <table:table-cell table:formula="of:=T(IF([$тест1.AP9]=1;ORG.OPENOFFICE.STYLE(&quot;граница&quot;);ORG.OPENOFFICE.STYLE(&quot;Стандарт&quot;)))">
            <text:p/>
          </table:table-cell>
          <table:table-cell table:formula="of:=T(IF([$тест1.AQ9]=1;ORG.OPENOFFICE.STYLE(&quot;граница&quot;);ORG.OPENOFFICE.STYLE(&quot;Стандарт&quot;)))">
            <text:p/>
          </table:table-cell>
          <table:table-cell table:formula="of:=T(IF([$тест1.AR9]=1;ORG.OPENOFFICE.STYLE(&quot;граница&quot;);ORG.OPENOFFICE.STYLE(&quot;Стандарт&quot;)))">
            <text:p/>
          </table:table-cell>
          <table:table-cell table:formula="of:=T(IF([$тест1.AS9]=1;ORG.OPENOFFICE.STYLE(&quot;граница&quot;);ORG.OPENOFFICE.STYLE(&quot;Стандарт&quot;)))">
            <text:p/>
          </table:table-cell>
          <table:table-cell table:formula="of:=T(IF([$тест1.AT9]=1;ORG.OPENOFFICE.STYLE(&quot;граница&quot;);ORG.OPENOFFICE.STYLE(&quot;Стандарт&quot;)))">
            <text:p/>
          </table:table-cell>
          <table:table-cell table:formula="of:=T(IF([$тест1.AU9]=1;ORG.OPENOFFICE.STYLE(&quot;граница&quot;);ORG.OPENOFFICE.STYLE(&quot;Стандарт&quot;)))">
            <text:p/>
          </table:table-cell>
          <table:table-cell table:formula="of:=T(IF([$тест1.AV9]=1;ORG.OPENOFFICE.STYLE(&quot;граница&quot;);ORG.OPENOFFICE.STYLE(&quot;Стандарт&quot;)))">
            <text:p/>
          </table:table-cell>
          <table:table-cell table:formula="of:=T(IF([$тест1.AW9]=1;ORG.OPENOFFICE.STYLE(&quot;граница&quot;);ORG.OPENOFFICE.STYLE(&quot;Стандарт&quot;)))">
            <text:p/>
          </table:table-cell>
          <table:table-cell table:formula="of:=T(IF([$тест1.AX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граница" table:formula="of:=T(IF([$тест1.B10]=1;ORG.OPENOFFICE.STYLE(&quot;граница&quot;);ORG.OPENOFFICE.STYLE(&quot;Стандарт&quot;)))">
            <text:p/>
          </table:table-cell>
          <table:table-cell table:formula="of:=T(IF([$тест1.C10]=1;ORG.OPENOFFICE.STYLE(&quot;граница&quot;);ORG.OPENOFFICE.STYLE(&quot;Стандарт&quot;)))">
            <text:p/>
          </table:table-cell>
          <table:table-cell table:formula="of:=T(IF([$тест1.D10]=1;ORG.OPENOFFICE.STYLE(&quot;граница&quot;);ORG.OPENOFFICE.STYLE(&quot;Стандарт&quot;)))">
            <text:p/>
          </table:table-cell>
          <table:table-cell table:formula="of:=T(IF([$тест1.E10]=1;ORG.OPENOFFICE.STYLE(&quot;граница&quot;);ORG.OPENOFFICE.STYLE(&quot;Стандарт&quot;)))">
            <text:p/>
          </table:table-cell>
          <table:table-cell table:formula="of:=T(IF([$тест1.F10]=1;ORG.OPENOFFICE.STYLE(&quot;граница&quot;);ORG.OPENOFFICE.STYLE(&quot;Стандарт&quot;)))">
            <text:p/>
          </table:table-cell>
          <table:table-cell table:formula="of:=T(IF([$тест1.G10]=1;ORG.OPENOFFICE.STYLE(&quot;граница&quot;);ORG.OPENOFFICE.STYLE(&quot;Стандарт&quot;)))">
            <text:p/>
          </table:table-cell>
          <table:table-cell table:formula="of:=T(IF([$тест1.H10]=1;ORG.OPENOFFICE.STYLE(&quot;граница&quot;);ORG.OPENOFFICE.STYLE(&quot;Стандарт&quot;)))">
            <text:p/>
          </table:table-cell>
          <table:table-cell table:formula="of:=T(IF([$тест1.I10]=1;ORG.OPENOFFICE.STYLE(&quot;граница&quot;);ORG.OPENOFFICE.STYLE(&quot;Стандарт&quot;)))">
            <text:p/>
          </table:table-cell>
          <table:table-cell table:formula="of:=T(IF([$тест1.J10]=1;ORG.OPENOFFICE.STYLE(&quot;граница&quot;);ORG.OPENOFFICE.STYLE(&quot;Стандарт&quot;)))">
            <text:p/>
          </table:table-cell>
          <table:table-cell table:formula="of:=T(IF([$тест1.K10]=1;ORG.OPENOFFICE.STYLE(&quot;граница&quot;);ORG.OPENOFFICE.STYLE(&quot;Стандарт&quot;)))">
            <text:p/>
          </table:table-cell>
          <table:table-cell table:formula="of:=T(IF([$тест1.L10]=1;ORG.OPENOFFICE.STYLE(&quot;граница&quot;);ORG.OPENOFFICE.STYLE(&quot;Стандарт&quot;)))">
            <text:p/>
          </table:table-cell>
          <table:table-cell table:formula="of:=T(IF([$тест1.M10]=1;ORG.OPENOFFICE.STYLE(&quot;граница&quot;);ORG.OPENOFFICE.STYLE(&quot;Стандарт&quot;)))">
            <text:p/>
          </table:table-cell>
          <table:table-cell table:formula="of:=T(IF([$тест1.N10]=1;ORG.OPENOFFICE.STYLE(&quot;граница&quot;);ORG.OPENOFFICE.STYLE(&quot;Стандарт&quot;)))">
            <text:p/>
          </table:table-cell>
          <table:table-cell table:style-name="граница" table:formula="of:=T(IF([$тест1.O10]=1;ORG.OPENOFFICE.STYLE(&quot;граница&quot;);ORG.OPENOFFICE.STYLE(&quot;Стандарт&quot;)))">
            <text:p/>
          </table:table-cell>
          <table:table-cell table:formula="of:=T(IF([$тест1.P10]=1;ORG.OPENOFFICE.STYLE(&quot;граница&quot;);ORG.OPENOFFICE.STYLE(&quot;Стандарт&quot;)))">
            <text:p/>
          </table:table-cell>
          <table:table-cell table:formula="of:=T(IF([$тест1.Q10]=1;ORG.OPENOFFICE.STYLE(&quot;граница&quot;);ORG.OPENOFFICE.STYLE(&quot;Стандарт&quot;)))">
            <text:p/>
          </table:table-cell>
          <table:table-cell table:formula="of:=T(IF([$тест1.R10]=1;ORG.OPENOFFICE.STYLE(&quot;граница&quot;);ORG.OPENOFFICE.STYLE(&quot;Стандарт&quot;)))">
            <text:p/>
          </table:table-cell>
          <table:table-cell table:formula="of:=T(IF([$тест1.S10]=1;ORG.OPENOFFICE.STYLE(&quot;граница&quot;);ORG.OPENOFFICE.STYLE(&quot;Стандарт&quot;)))">
            <text:p/>
          </table:table-cell>
          <table:table-cell table:formula="of:=T(IF([$тест1.T10]=1;ORG.OPENOFFICE.STYLE(&quot;граница&quot;);ORG.OPENOFFICE.STYLE(&quot;Стандарт&quot;)))">
            <text:p/>
          </table:table-cell>
          <table:table-cell table:formula="of:=T(IF([$тест1.U10]=1;ORG.OPENOFFICE.STYLE(&quot;граница&quot;);ORG.OPENOFFICE.STYLE(&quot;Стандарт&quot;)))">
            <text:p/>
          </table:table-cell>
          <table:table-cell table:formula="of:=T(IF([$тест1.V10]=1;ORG.OPENOFFICE.STYLE(&quot;граница&quot;);ORG.OPENOFFICE.STYLE(&quot;Стандарт&quot;)))">
            <text:p/>
          </table:table-cell>
          <table:table-cell table:formula="of:=T(IF([$тест1.W10]=1;ORG.OPENOFFICE.STYLE(&quot;граница&quot;);ORG.OPENOFFICE.STYLE(&quot;Стандарт&quot;)))">
            <text:p/>
          </table:table-cell>
          <table:table-cell table:formula="of:=T(IF([$тест1.X10]=1;ORG.OPENOFFICE.STYLE(&quot;граница&quot;);ORG.OPENOFFICE.STYLE(&quot;Стандарт&quot;)))">
            <text:p/>
          </table:table-cell>
          <table:table-cell table:formula="of:=T(IF([$тест1.Y10]=1;ORG.OPENOFFICE.STYLE(&quot;граница&quot;);ORG.OPENOFFICE.STYLE(&quot;Стандарт&quot;)))">
            <text:p/>
          </table:table-cell>
          <table:table-cell table:formula="of:=T(IF([$тест1.Z10]=1;ORG.OPENOFFICE.STYLE(&quot;граница&quot;);ORG.OPENOFFICE.STYLE(&quot;Стандарт&quot;)))">
            <text:p/>
          </table:table-cell>
          <table:table-cell table:formula="of:=T(IF([$тест1.AA10]=1;ORG.OPENOFFICE.STYLE(&quot;граница&quot;);ORG.OPENOFFICE.STYLE(&quot;Стандарт&quot;)))">
            <text:p/>
          </table:table-cell>
          <table:table-cell table:formula="of:=T(IF([$тест1.AB10]=1;ORG.OPENOFFICE.STYLE(&quot;граница&quot;);ORG.OPENOFFICE.STYLE(&quot;Стандарт&quot;)))">
            <text:p/>
          </table:table-cell>
          <table:table-cell table:formula="of:=T(IF([$тест1.AC10]=1;ORG.OPENOFFICE.STYLE(&quot;граница&quot;);ORG.OPENOFFICE.STYLE(&quot;Стандарт&quot;)))">
            <text:p/>
          </table:table-cell>
          <table:table-cell table:formula="of:=T(IF([$тест1.AD10]=1;ORG.OPENOFFICE.STYLE(&quot;граница&quot;);ORG.OPENOFFICE.STYLE(&quot;Стандарт&quot;)))">
            <text:p/>
          </table:table-cell>
          <table:table-cell table:formula="of:=T(IF([$тест1.AE10]=1;ORG.OPENOFFICE.STYLE(&quot;граница&quot;);ORG.OPENOFFICE.STYLE(&quot;Стандарт&quot;)))">
            <text:p/>
          </table:table-cell>
          <table:table-cell table:formula="of:=T(IF([$тест1.AF10]=1;ORG.OPENOFFICE.STYLE(&quot;граница&quot;);ORG.OPENOFFICE.STYLE(&quot;Стандарт&quot;)))">
            <text:p/>
          </table:table-cell>
          <table:table-cell table:formula="of:=T(IF([$тест1.AG10]=1;ORG.OPENOFFICE.STYLE(&quot;граница&quot;);ORG.OPENOFFICE.STYLE(&quot;Стандарт&quot;)))">
            <text:p/>
          </table:table-cell>
          <table:table-cell table:formula="of:=T(IF([$тест1.AH10]=1;ORG.OPENOFFICE.STYLE(&quot;граница&quot;);ORG.OPENOFFICE.STYLE(&quot;Стандарт&quot;)))">
            <text:p/>
          </table:table-cell>
          <table:table-cell table:formula="of:=T(IF([$тест1.AI10]=1;ORG.OPENOFFICE.STYLE(&quot;граница&quot;);ORG.OPENOFFICE.STYLE(&quot;Стандарт&quot;)))">
            <text:p/>
          </table:table-cell>
          <table:table-cell table:formula="of:=T(IF([$тест1.AJ10]=1;ORG.OPENOFFICE.STYLE(&quot;граница&quot;);ORG.OPENOFFICE.STYLE(&quot;Стандарт&quot;)))">
            <text:p/>
          </table:table-cell>
          <table:table-cell table:formula="of:=T(IF([$тест1.AK10]=1;ORG.OPENOFFICE.STYLE(&quot;граница&quot;);ORG.OPENOFFICE.STYLE(&quot;Стандарт&quot;)))">
            <text:p/>
          </table:table-cell>
          <table:table-cell table:formula="of:=T(IF([$тест1.AL10]=1;ORG.OPENOFFICE.STYLE(&quot;граница&quot;);ORG.OPENOFFICE.STYLE(&quot;Стандарт&quot;)))">
            <text:p/>
          </table:table-cell>
          <table:table-cell table:formula="of:=T(IF([$тест1.AM10]=1;ORG.OPENOFFICE.STYLE(&quot;граница&quot;);ORG.OPENOFFICE.STYLE(&quot;Стандарт&quot;)))">
            <text:p/>
          </table:table-cell>
          <table:table-cell table:formula="of:=T(IF([$тест1.AN10]=1;ORG.OPENOFFICE.STYLE(&quot;граница&quot;);ORG.OPENOFFICE.STYLE(&quot;Стандарт&quot;)))">
            <text:p/>
          </table:table-cell>
          <table:table-cell table:formula="of:=T(IF([$тест1.AO10]=1;ORG.OPENOFFICE.STYLE(&quot;граница&quot;);ORG.OPENOFFICE.STYLE(&quot;Стандарт&quot;)))">
            <text:p/>
          </table:table-cell>
          <table:table-cell table:formula="of:=T(IF([$тест1.AP10]=1;ORG.OPENOFFICE.STYLE(&quot;граница&quot;);ORG.OPENOFFICE.STYLE(&quot;Стандарт&quot;)))">
            <text:p/>
          </table:table-cell>
          <table:table-cell table:formula="of:=T(IF([$тест1.AQ10]=1;ORG.OPENOFFICE.STYLE(&quot;граница&quot;);ORG.OPENOFFICE.STYLE(&quot;Стандарт&quot;)))">
            <text:p/>
          </table:table-cell>
          <table:table-cell table:formula="of:=T(IF([$тест1.AR10]=1;ORG.OPENOFFICE.STYLE(&quot;граница&quot;);ORG.OPENOFFICE.STYLE(&quot;Стандарт&quot;)))">
            <text:p/>
          </table:table-cell>
          <table:table-cell table:formula="of:=T(IF([$тест1.AS10]=1;ORG.OPENOFFICE.STYLE(&quot;граница&quot;);ORG.OPENOFFICE.STYLE(&quot;Стандарт&quot;)))">
            <text:p/>
          </table:table-cell>
          <table:table-cell table:formula="of:=T(IF([$тест1.AT10]=1;ORG.OPENOFFICE.STYLE(&quot;граница&quot;);ORG.OPENOFFICE.STYLE(&quot;Стандарт&quot;)))">
            <text:p/>
          </table:table-cell>
          <table:table-cell table:formula="of:=T(IF([$тест1.AU10]=1;ORG.OPENOFFICE.STYLE(&quot;граница&quot;);ORG.OPENOFFICE.STYLE(&quot;Стандарт&quot;)))">
            <text:p/>
          </table:table-cell>
          <table:table-cell table:formula="of:=T(IF([$тест1.AV10]=1;ORG.OPENOFFICE.STYLE(&quot;граница&quot;);ORG.OPENOFFICE.STYLE(&quot;Стандарт&quot;)))">
            <text:p/>
          </table:table-cell>
          <table:table-cell table:formula="of:=T(IF([$тест1.AW10]=1;ORG.OPENOFFICE.STYLE(&quot;граница&quot;);ORG.OPENOFFICE.STYLE(&quot;Стандарт&quot;)))">
            <text:p/>
          </table:table-cell>
          <table:table-cell table:formula="of:=T(IF([$тест1.AX1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граница" table:formula="of:=T(IF([$тест1.B11]=1;ORG.OPENOFFICE.STYLE(&quot;граница&quot;);ORG.OPENOFFICE.STYLE(&quot;Стандарт&quot;)))">
            <text:p/>
          </table:table-cell>
          <table:table-cell table:formula="of:=T(IF([$тест1.C11]=1;ORG.OPENOFFICE.STYLE(&quot;граница&quot;);ORG.OPENOFFICE.STYLE(&quot;Стандарт&quot;)))">
            <text:p/>
          </table:table-cell>
          <table:table-cell table:formula="of:=T(IF([$тест1.D11]=1;ORG.OPENOFFICE.STYLE(&quot;граница&quot;);ORG.OPENOFFICE.STYLE(&quot;Стандарт&quot;)))">
            <text:p/>
          </table:table-cell>
          <table:table-cell table:formula="of:=T(IF([$тест1.E11]=1;ORG.OPENOFFICE.STYLE(&quot;граница&quot;);ORG.OPENOFFICE.STYLE(&quot;Стандарт&quot;)))">
            <text:p/>
          </table:table-cell>
          <table:table-cell table:formula="of:=T(IF([$тест1.F11]=1;ORG.OPENOFFICE.STYLE(&quot;граница&quot;);ORG.OPENOFFICE.STYLE(&quot;Стандарт&quot;)))">
            <text:p/>
          </table:table-cell>
          <table:table-cell table:formula="of:=T(IF([$тест1.G11]=1;ORG.OPENOFFICE.STYLE(&quot;граница&quot;);ORG.OPENOFFICE.STYLE(&quot;Стандарт&quot;)))">
            <text:p/>
          </table:table-cell>
          <table:table-cell table:formula="of:=T(IF([$тест1.H11]=1;ORG.OPENOFFICE.STYLE(&quot;граница&quot;);ORG.OPENOFFICE.STYLE(&quot;Стандарт&quot;)))">
            <text:p/>
          </table:table-cell>
          <table:table-cell table:formula="of:=T(IF([$тест1.I11]=1;ORG.OPENOFFICE.STYLE(&quot;граница&quot;);ORG.OPENOFFICE.STYLE(&quot;Стандарт&quot;)))">
            <text:p/>
          </table:table-cell>
          <table:table-cell table:formula="of:=T(IF([$тест1.J11]=1;ORG.OPENOFFICE.STYLE(&quot;граница&quot;);ORG.OPENOFFICE.STYLE(&quot;Стандарт&quot;)))">
            <text:p/>
          </table:table-cell>
          <table:table-cell table:formula="of:=T(IF([$тест1.K11]=1;ORG.OPENOFFICE.STYLE(&quot;граница&quot;);ORG.OPENOFFICE.STYLE(&quot;Стандарт&quot;)))">
            <text:p/>
          </table:table-cell>
          <table:table-cell table:formula="of:=T(IF([$тест1.L11]=1;ORG.OPENOFFICE.STYLE(&quot;граница&quot;);ORG.OPENOFFICE.STYLE(&quot;Стандарт&quot;)))">
            <text:p/>
          </table:table-cell>
          <table:table-cell table:formula="of:=T(IF([$тест1.M11]=1;ORG.OPENOFFICE.STYLE(&quot;граница&quot;);ORG.OPENOFFICE.STYLE(&quot;Стандарт&quot;)))">
            <text:p/>
          </table:table-cell>
          <table:table-cell table:formula="of:=T(IF([$тест1.N11]=1;ORG.OPENOFFICE.STYLE(&quot;граница&quot;);ORG.OPENOFFICE.STYLE(&quot;Стандарт&quot;)))">
            <text:p/>
          </table:table-cell>
          <table:table-cell table:formula="of:=T(IF([$тест1.O11]=1;ORG.OPENOFFICE.STYLE(&quot;граница&quot;);ORG.OPENOFFICE.STYLE(&quot;Стандарт&quot;)))">
            <text:p/>
          </table:table-cell>
          <table:table-cell table:style-name="граница" table:formula="of:=T(IF([$тест1.P11]=1;ORG.OPENOFFICE.STYLE(&quot;граница&quot;);ORG.OPENOFFICE.STYLE(&quot;Стандарт&quot;)))">
            <text:p/>
          </table:table-cell>
          <table:table-cell table:formula="of:=T(IF([$тест1.Q11]=1;ORG.OPENOFFICE.STYLE(&quot;граница&quot;);ORG.OPENOFFICE.STYLE(&quot;Стандарт&quot;)))">
            <text:p/>
          </table:table-cell>
          <table:table-cell table:formula="of:=T(IF([$тест1.R11]=1;ORG.OPENOFFICE.STYLE(&quot;граница&quot;);ORG.OPENOFFICE.STYLE(&quot;Стандарт&quot;)))">
            <text:p/>
          </table:table-cell>
          <table:table-cell table:formula="of:=T(IF([$тест1.S11]=1;ORG.OPENOFFICE.STYLE(&quot;граница&quot;);ORG.OPENOFFICE.STYLE(&quot;Стандарт&quot;)))">
            <text:p/>
          </table:table-cell>
          <table:table-cell table:formula="of:=T(IF([$тест1.T11]=1;ORG.OPENOFFICE.STYLE(&quot;граница&quot;);ORG.OPENOFFICE.STYLE(&quot;Стандарт&quot;)))">
            <text:p/>
          </table:table-cell>
          <table:table-cell table:formula="of:=T(IF([$тест1.U11]=1;ORG.OPENOFFICE.STYLE(&quot;граница&quot;);ORG.OPENOFFICE.STYLE(&quot;Стандарт&quot;)))">
            <text:p/>
          </table:table-cell>
          <table:table-cell table:formula="of:=T(IF([$тест1.V11]=1;ORG.OPENOFFICE.STYLE(&quot;граница&quot;);ORG.OPENOFFICE.STYLE(&quot;Стандарт&quot;)))">
            <text:p/>
          </table:table-cell>
          <table:table-cell table:formula="of:=T(IF([$тест1.W11]=1;ORG.OPENOFFICE.STYLE(&quot;граница&quot;);ORG.OPENOFFICE.STYLE(&quot;Стандарт&quot;)))">
            <text:p/>
          </table:table-cell>
          <table:table-cell table:formula="of:=T(IF([$тест1.X11]=1;ORG.OPENOFFICE.STYLE(&quot;граница&quot;);ORG.OPENOFFICE.STYLE(&quot;Стандарт&quot;)))">
            <text:p/>
          </table:table-cell>
          <table:table-cell table:formula="of:=T(IF([$тест1.Y11]=1;ORG.OPENOFFICE.STYLE(&quot;граница&quot;);ORG.OPENOFFICE.STYLE(&quot;Стандарт&quot;)))">
            <text:p/>
          </table:table-cell>
          <table:table-cell table:formula="of:=T(IF([$тест1.Z11]=1;ORG.OPENOFFICE.STYLE(&quot;граница&quot;);ORG.OPENOFFICE.STYLE(&quot;Стандарт&quot;)))">
            <text:p/>
          </table:table-cell>
          <table:table-cell table:formula="of:=T(IF([$тест1.AA11]=1;ORG.OPENOFFICE.STYLE(&quot;граница&quot;);ORG.OPENOFFICE.STYLE(&quot;Стандарт&quot;)))">
            <text:p/>
          </table:table-cell>
          <table:table-cell table:formula="of:=T(IF([$тест1.AB11]=1;ORG.OPENOFFICE.STYLE(&quot;граница&quot;);ORG.OPENOFFICE.STYLE(&quot;Стандарт&quot;)))">
            <text:p/>
          </table:table-cell>
          <table:table-cell table:formula="of:=T(IF([$тест1.AC11]=1;ORG.OPENOFFICE.STYLE(&quot;граница&quot;);ORG.OPENOFFICE.STYLE(&quot;Стандарт&quot;)))">
            <text:p/>
          </table:table-cell>
          <table:table-cell table:formula="of:=T(IF([$тест1.AD11]=1;ORG.OPENOFFICE.STYLE(&quot;граница&quot;);ORG.OPENOFFICE.STYLE(&quot;Стандарт&quot;)))">
            <text:p/>
          </table:table-cell>
          <table:table-cell table:formula="of:=T(IF([$тест1.AE11]=1;ORG.OPENOFFICE.STYLE(&quot;граница&quot;);ORG.OPENOFFICE.STYLE(&quot;Стандарт&quot;)))">
            <text:p/>
          </table:table-cell>
          <table:table-cell table:formula="of:=T(IF([$тест1.AF11]=1;ORG.OPENOFFICE.STYLE(&quot;граница&quot;);ORG.OPENOFFICE.STYLE(&quot;Стандарт&quot;)))">
            <text:p/>
          </table:table-cell>
          <table:table-cell table:formula="of:=T(IF([$тест1.AG11]=1;ORG.OPENOFFICE.STYLE(&quot;граница&quot;);ORG.OPENOFFICE.STYLE(&quot;Стандарт&quot;)))">
            <text:p/>
          </table:table-cell>
          <table:table-cell table:formula="of:=T(IF([$тест1.AH11]=1;ORG.OPENOFFICE.STYLE(&quot;граница&quot;);ORG.OPENOFFICE.STYLE(&quot;Стандарт&quot;)))">
            <text:p/>
          </table:table-cell>
          <table:table-cell table:formula="of:=T(IF([$тест1.AI11]=1;ORG.OPENOFFICE.STYLE(&quot;граница&quot;);ORG.OPENOFFICE.STYLE(&quot;Стандарт&quot;)))">
            <text:p/>
          </table:table-cell>
          <table:table-cell table:formula="of:=T(IF([$тест1.AJ11]=1;ORG.OPENOFFICE.STYLE(&quot;граница&quot;);ORG.OPENOFFICE.STYLE(&quot;Стандарт&quot;)))">
            <text:p/>
          </table:table-cell>
          <table:table-cell table:formula="of:=T(IF([$тест1.AK11]=1;ORG.OPENOFFICE.STYLE(&quot;граница&quot;);ORG.OPENOFFICE.STYLE(&quot;Стандарт&quot;)))">
            <text:p/>
          </table:table-cell>
          <table:table-cell table:formula="of:=T(IF([$тест1.AL11]=1;ORG.OPENOFFICE.STYLE(&quot;граница&quot;);ORG.OPENOFFICE.STYLE(&quot;Стандарт&quot;)))">
            <text:p/>
          </table:table-cell>
          <table:table-cell table:formula="of:=T(IF([$тест1.AM11]=1;ORG.OPENOFFICE.STYLE(&quot;граница&quot;);ORG.OPENOFFICE.STYLE(&quot;Стандарт&quot;)))">
            <text:p/>
          </table:table-cell>
          <table:table-cell table:formula="of:=T(IF([$тест1.AN11]=1;ORG.OPENOFFICE.STYLE(&quot;граница&quot;);ORG.OPENOFFICE.STYLE(&quot;Стандарт&quot;)))">
            <text:p/>
          </table:table-cell>
          <table:table-cell table:formula="of:=T(IF([$тест1.AO11]=1;ORG.OPENOFFICE.STYLE(&quot;граница&quot;);ORG.OPENOFFICE.STYLE(&quot;Стандарт&quot;)))">
            <text:p/>
          </table:table-cell>
          <table:table-cell table:formula="of:=T(IF([$тест1.AP11]=1;ORG.OPENOFFICE.STYLE(&quot;граница&quot;);ORG.OPENOFFICE.STYLE(&quot;Стандарт&quot;)))">
            <text:p/>
          </table:table-cell>
          <table:table-cell table:formula="of:=T(IF([$тест1.AQ11]=1;ORG.OPENOFFICE.STYLE(&quot;граница&quot;);ORG.OPENOFFICE.STYLE(&quot;Стандарт&quot;)))">
            <text:p/>
          </table:table-cell>
          <table:table-cell table:formula="of:=T(IF([$тест1.AR11]=1;ORG.OPENOFFICE.STYLE(&quot;граница&quot;);ORG.OPENOFFICE.STYLE(&quot;Стандарт&quot;)))">
            <text:p/>
          </table:table-cell>
          <table:table-cell table:formula="of:=T(IF([$тест1.AS11]=1;ORG.OPENOFFICE.STYLE(&quot;граница&quot;);ORG.OPENOFFICE.STYLE(&quot;Стандарт&quot;)))">
            <text:p/>
          </table:table-cell>
          <table:table-cell table:formula="of:=T(IF([$тест1.AT11]=1;ORG.OPENOFFICE.STYLE(&quot;граница&quot;);ORG.OPENOFFICE.STYLE(&quot;Стандарт&quot;)))">
            <text:p/>
          </table:table-cell>
          <table:table-cell table:formula="of:=T(IF([$тест1.AU11]=1;ORG.OPENOFFICE.STYLE(&quot;граница&quot;);ORG.OPENOFFICE.STYLE(&quot;Стандарт&quot;)))">
            <text:p/>
          </table:table-cell>
          <table:table-cell table:formula="of:=T(IF([$тест1.AV11]=1;ORG.OPENOFFICE.STYLE(&quot;граница&quot;);ORG.OPENOFFICE.STYLE(&quot;Стандарт&quot;)))">
            <text:p/>
          </table:table-cell>
          <table:table-cell table:formula="of:=T(IF([$тест1.AW11]=1;ORG.OPENOFFICE.STYLE(&quot;граница&quot;);ORG.OPENOFFICE.STYLE(&quot;Стандарт&quot;)))">
            <text:p/>
          </table:table-cell>
          <table:table-cell table:formula="of:=T(IF([$тест1.AX1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граница" table:formula="of:=T(IF([$тест1.B12]=1;ORG.OPENOFFICE.STYLE(&quot;граница&quot;);ORG.OPENOFFICE.STYLE(&quot;Стандарт&quot;)))">
            <text:p/>
          </table:table-cell>
          <table:table-cell table:formula="of:=T(IF([$тест1.C12]=1;ORG.OPENOFFICE.STYLE(&quot;граница&quot;);ORG.OPENOFFICE.STYLE(&quot;Стандарт&quot;)))">
            <text:p/>
          </table:table-cell>
          <table:table-cell table:formula="of:=T(IF([$тест1.D12]=1;ORG.OPENOFFICE.STYLE(&quot;граница&quot;);ORG.OPENOFFICE.STYLE(&quot;Стандарт&quot;)))">
            <text:p/>
          </table:table-cell>
          <table:table-cell table:formula="of:=T(IF([$тест1.E12]=1;ORG.OPENOFFICE.STYLE(&quot;граница&quot;);ORG.OPENOFFICE.STYLE(&quot;Стандарт&quot;)))">
            <text:p/>
          </table:table-cell>
          <table:table-cell table:formula="of:=T(IF([$тест1.F12]=1;ORG.OPENOFFICE.STYLE(&quot;граница&quot;);ORG.OPENOFFICE.STYLE(&quot;Стандарт&quot;)))">
            <text:p/>
          </table:table-cell>
          <table:table-cell table:formula="of:=T(IF([$тест1.G12]=1;ORG.OPENOFFICE.STYLE(&quot;граница&quot;);ORG.OPENOFFICE.STYLE(&quot;Стандарт&quot;)))">
            <text:p/>
          </table:table-cell>
          <table:table-cell table:formula="of:=T(IF([$тест1.H12]=1;ORG.OPENOFFICE.STYLE(&quot;граница&quot;);ORG.OPENOFFICE.STYLE(&quot;Стандарт&quot;)))">
            <text:p/>
          </table:table-cell>
          <table:table-cell table:formula="of:=T(IF([$тест1.I12]=1;ORG.OPENOFFICE.STYLE(&quot;граница&quot;);ORG.OPENOFFICE.STYLE(&quot;Стандарт&quot;)))">
            <text:p/>
          </table:table-cell>
          <table:table-cell table:formula="of:=T(IF([$тест1.J12]=1;ORG.OPENOFFICE.STYLE(&quot;граница&quot;);ORG.OPENOFFICE.STYLE(&quot;Стандарт&quot;)))">
            <text:p/>
          </table:table-cell>
          <table:table-cell table:formula="of:=T(IF([$тест1.K12]=1;ORG.OPENOFFICE.STYLE(&quot;граница&quot;);ORG.OPENOFFICE.STYLE(&quot;Стандарт&quot;)))">
            <text:p/>
          </table:table-cell>
          <table:table-cell table:formula="of:=T(IF([$тест1.L12]=1;ORG.OPENOFFICE.STYLE(&quot;граница&quot;);ORG.OPENOFFICE.STYLE(&quot;Стандарт&quot;)))">
            <text:p/>
          </table:table-cell>
          <table:table-cell table:formula="of:=T(IF([$тест1.M12]=1;ORG.OPENOFFICE.STYLE(&quot;граница&quot;);ORG.OPENOFFICE.STYLE(&quot;Стандарт&quot;)))">
            <text:p/>
          </table:table-cell>
          <table:table-cell table:formula="of:=T(IF([$тест1.N12]=1;ORG.OPENOFFICE.STYLE(&quot;граница&quot;);ORG.OPENOFFICE.STYLE(&quot;Стандарт&quot;)))">
            <text:p/>
          </table:table-cell>
          <table:table-cell table:formula="of:=T(IF([$тест1.O12]=1;ORG.OPENOFFICE.STYLE(&quot;граница&quot;);ORG.OPENOFFICE.STYLE(&quot;Стандарт&quot;)))">
            <text:p/>
          </table:table-cell>
          <table:table-cell table:formula="of:=T(IF([$тест1.P12]=1;ORG.OPENOFFICE.STYLE(&quot;граница&quot;);ORG.OPENOFFICE.STYLE(&quot;Стандарт&quot;)))">
            <text:p/>
          </table:table-cell>
          <table:table-cell table:style-name="граница" table:formula="of:=T(IF([$тест1.Q12]=1;ORG.OPENOFFICE.STYLE(&quot;граница&quot;);ORG.OPENOFFICE.STYLE(&quot;Стандарт&quot;)))">
            <text:p/>
          </table:table-cell>
          <table:table-cell table:formula="of:=T(IF([$тест1.R12]=1;ORG.OPENOFFICE.STYLE(&quot;граница&quot;);ORG.OPENOFFICE.STYLE(&quot;Стандарт&quot;)))">
            <text:p/>
          </table:table-cell>
          <table:table-cell table:formula="of:=T(IF([$тест1.S12]=1;ORG.OPENOFFICE.STYLE(&quot;граница&quot;);ORG.OPENOFFICE.STYLE(&quot;Стандарт&quot;)))">
            <text:p/>
          </table:table-cell>
          <table:table-cell table:formula="of:=T(IF([$тест1.T12]=1;ORG.OPENOFFICE.STYLE(&quot;граница&quot;);ORG.OPENOFFICE.STYLE(&quot;Стандарт&quot;)))">
            <text:p/>
          </table:table-cell>
          <table:table-cell table:formula="of:=T(IF([$тест1.U12]=1;ORG.OPENOFFICE.STYLE(&quot;граница&quot;);ORG.OPENOFFICE.STYLE(&quot;Стандарт&quot;)))">
            <text:p/>
          </table:table-cell>
          <table:table-cell table:formula="of:=T(IF([$тест1.V12]=1;ORG.OPENOFFICE.STYLE(&quot;граница&quot;);ORG.OPENOFFICE.STYLE(&quot;Стандарт&quot;)))">
            <text:p/>
          </table:table-cell>
          <table:table-cell table:formula="of:=T(IF([$тест1.W12]=1;ORG.OPENOFFICE.STYLE(&quot;граница&quot;);ORG.OPENOFFICE.STYLE(&quot;Стандарт&quot;)))">
            <text:p/>
          </table:table-cell>
          <table:table-cell table:formula="of:=T(IF([$тест1.X12]=1;ORG.OPENOFFICE.STYLE(&quot;граница&quot;);ORG.OPENOFFICE.STYLE(&quot;Стандарт&quot;)))">
            <text:p/>
          </table:table-cell>
          <table:table-cell table:formula="of:=T(IF([$тест1.Y12]=1;ORG.OPENOFFICE.STYLE(&quot;граница&quot;);ORG.OPENOFFICE.STYLE(&quot;Стандарт&quot;)))">
            <text:p/>
          </table:table-cell>
          <table:table-cell table:formula="of:=T(IF([$тест1.Z12]=1;ORG.OPENOFFICE.STYLE(&quot;граница&quot;);ORG.OPENOFFICE.STYLE(&quot;Стандарт&quot;)))">
            <text:p/>
          </table:table-cell>
          <table:table-cell table:formula="of:=T(IF([$тест1.AA12]=1;ORG.OPENOFFICE.STYLE(&quot;граница&quot;);ORG.OPENOFFICE.STYLE(&quot;Стандарт&quot;)))">
            <text:p/>
          </table:table-cell>
          <table:table-cell table:formula="of:=T(IF([$тест1.AB12]=1;ORG.OPENOFFICE.STYLE(&quot;граница&quot;);ORG.OPENOFFICE.STYLE(&quot;Стандарт&quot;)))">
            <text:p/>
          </table:table-cell>
          <table:table-cell table:formula="of:=T(IF([$тест1.AC12]=1;ORG.OPENOFFICE.STYLE(&quot;граница&quot;);ORG.OPENOFFICE.STYLE(&quot;Стандарт&quot;)))">
            <text:p/>
          </table:table-cell>
          <table:table-cell table:formula="of:=T(IF([$тест1.AD12]=1;ORG.OPENOFFICE.STYLE(&quot;граница&quot;);ORG.OPENOFFICE.STYLE(&quot;Стандарт&quot;)))">
            <text:p/>
          </table:table-cell>
          <table:table-cell table:formula="of:=T(IF([$тест1.AE12]=1;ORG.OPENOFFICE.STYLE(&quot;граница&quot;);ORG.OPENOFFICE.STYLE(&quot;Стандарт&quot;)))">
            <text:p/>
          </table:table-cell>
          <table:table-cell table:formula="of:=T(IF([$тест1.AF12]=1;ORG.OPENOFFICE.STYLE(&quot;граница&quot;);ORG.OPENOFFICE.STYLE(&quot;Стандарт&quot;)))">
            <text:p/>
          </table:table-cell>
          <table:table-cell table:formula="of:=T(IF([$тест1.AG12]=1;ORG.OPENOFFICE.STYLE(&quot;граница&quot;);ORG.OPENOFFICE.STYLE(&quot;Стандарт&quot;)))">
            <text:p/>
          </table:table-cell>
          <table:table-cell table:formula="of:=T(IF([$тест1.AH12]=1;ORG.OPENOFFICE.STYLE(&quot;граница&quot;);ORG.OPENOFFICE.STYLE(&quot;Стандарт&quot;)))">
            <text:p/>
          </table:table-cell>
          <table:table-cell table:formula="of:=T(IF([$тест1.AI12]=1;ORG.OPENOFFICE.STYLE(&quot;граница&quot;);ORG.OPENOFFICE.STYLE(&quot;Стандарт&quot;)))">
            <text:p/>
          </table:table-cell>
          <table:table-cell table:formula="of:=T(IF([$тест1.AJ12]=1;ORG.OPENOFFICE.STYLE(&quot;граница&quot;);ORG.OPENOFFICE.STYLE(&quot;Стандарт&quot;)))">
            <text:p/>
          </table:table-cell>
          <table:table-cell table:formula="of:=T(IF([$тест1.AK12]=1;ORG.OPENOFFICE.STYLE(&quot;граница&quot;);ORG.OPENOFFICE.STYLE(&quot;Стандарт&quot;)))">
            <text:p/>
          </table:table-cell>
          <table:table-cell table:formula="of:=T(IF([$тест1.AL12]=1;ORG.OPENOFFICE.STYLE(&quot;граница&quot;);ORG.OPENOFFICE.STYLE(&quot;Стандарт&quot;)))">
            <text:p/>
          </table:table-cell>
          <table:table-cell table:formula="of:=T(IF([$тест1.AM12]=1;ORG.OPENOFFICE.STYLE(&quot;граница&quot;);ORG.OPENOFFICE.STYLE(&quot;Стандарт&quot;)))">
            <text:p/>
          </table:table-cell>
          <table:table-cell table:formula="of:=T(IF([$тест1.AN12]=1;ORG.OPENOFFICE.STYLE(&quot;граница&quot;);ORG.OPENOFFICE.STYLE(&quot;Стандарт&quot;)))">
            <text:p/>
          </table:table-cell>
          <table:table-cell table:formula="of:=T(IF([$тест1.AO12]=1;ORG.OPENOFFICE.STYLE(&quot;граница&quot;);ORG.OPENOFFICE.STYLE(&quot;Стандарт&quot;)))">
            <text:p/>
          </table:table-cell>
          <table:table-cell table:formula="of:=T(IF([$тест1.AP12]=1;ORG.OPENOFFICE.STYLE(&quot;граница&quot;);ORG.OPENOFFICE.STYLE(&quot;Стандарт&quot;)))">
            <text:p/>
          </table:table-cell>
          <table:table-cell table:formula="of:=T(IF([$тест1.AQ12]=1;ORG.OPENOFFICE.STYLE(&quot;граница&quot;);ORG.OPENOFFICE.STYLE(&quot;Стандарт&quot;)))">
            <text:p/>
          </table:table-cell>
          <table:table-cell table:formula="of:=T(IF([$тест1.AR12]=1;ORG.OPENOFFICE.STYLE(&quot;граница&quot;);ORG.OPENOFFICE.STYLE(&quot;Стандарт&quot;)))">
            <text:p/>
          </table:table-cell>
          <table:table-cell table:formula="of:=T(IF([$тест1.AS12]=1;ORG.OPENOFFICE.STYLE(&quot;граница&quot;);ORG.OPENOFFICE.STYLE(&quot;Стандарт&quot;)))">
            <text:p/>
          </table:table-cell>
          <table:table-cell table:formula="of:=T(IF([$тест1.AT12]=1;ORG.OPENOFFICE.STYLE(&quot;граница&quot;);ORG.OPENOFFICE.STYLE(&quot;Стандарт&quot;)))">
            <text:p/>
          </table:table-cell>
          <table:table-cell table:formula="of:=T(IF([$тест1.AU12]=1;ORG.OPENOFFICE.STYLE(&quot;граница&quot;);ORG.OPENOFFICE.STYLE(&quot;Стандарт&quot;)))">
            <text:p/>
          </table:table-cell>
          <table:table-cell table:formula="of:=T(IF([$тест1.AV12]=1;ORG.OPENOFFICE.STYLE(&quot;граница&quot;);ORG.OPENOFFICE.STYLE(&quot;Стандарт&quot;)))">
            <text:p/>
          </table:table-cell>
          <table:table-cell table:formula="of:=T(IF([$тест1.AW12]=1;ORG.OPENOFFICE.STYLE(&quot;граница&quot;);ORG.OPENOFFICE.STYLE(&quot;Стандарт&quot;)))">
            <text:p/>
          </table:table-cell>
          <table:table-cell table:formula="of:=T(IF([$тест1.AX1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граница" table:formula="of:=T(IF([$тест1.B13]=1;ORG.OPENOFFICE.STYLE(&quot;граница&quot;);ORG.OPENOFFICE.STYLE(&quot;Стандарт&quot;)))">
            <text:p/>
          </table:table-cell>
          <table:table-cell table:formula="of:=T(IF([$тест1.C13]=1;ORG.OPENOFFICE.STYLE(&quot;граница&quot;);ORG.OPENOFFICE.STYLE(&quot;Стандарт&quot;)))">
            <text:p/>
          </table:table-cell>
          <table:table-cell table:formula="of:=T(IF([$тест1.D13]=1;ORG.OPENOFFICE.STYLE(&quot;граница&quot;);ORG.OPENOFFICE.STYLE(&quot;Стандарт&quot;)))">
            <text:p/>
          </table:table-cell>
          <table:table-cell table:formula="of:=T(IF([$тест1.E13]=1;ORG.OPENOFFICE.STYLE(&quot;граница&quot;);ORG.OPENOFFICE.STYLE(&quot;Стандарт&quot;)))">
            <text:p/>
          </table:table-cell>
          <table:table-cell table:formula="of:=T(IF([$тест1.F13]=1;ORG.OPENOFFICE.STYLE(&quot;граница&quot;);ORG.OPENOFFICE.STYLE(&quot;Стандарт&quot;)))">
            <text:p/>
          </table:table-cell>
          <table:table-cell table:formula="of:=T(IF([$тест1.G13]=1;ORG.OPENOFFICE.STYLE(&quot;граница&quot;);ORG.OPENOFFICE.STYLE(&quot;Стандарт&quot;)))">
            <text:p/>
          </table:table-cell>
          <table:table-cell table:formula="of:=T(IF([$тест1.H13]=1;ORG.OPENOFFICE.STYLE(&quot;граница&quot;);ORG.OPENOFFICE.STYLE(&quot;Стандарт&quot;)))">
            <text:p/>
          </table:table-cell>
          <table:table-cell table:formula="of:=T(IF([$тест1.I13]=1;ORG.OPENOFFICE.STYLE(&quot;граница&quot;);ORG.OPENOFFICE.STYLE(&quot;Стандарт&quot;)))">
            <text:p/>
          </table:table-cell>
          <table:table-cell table:formula="of:=T(IF([$тест1.J13]=1;ORG.OPENOFFICE.STYLE(&quot;граница&quot;);ORG.OPENOFFICE.STYLE(&quot;Стандарт&quot;)))">
            <text:p/>
          </table:table-cell>
          <table:table-cell table:formula="of:=T(IF([$тест1.K13]=1;ORG.OPENOFFICE.STYLE(&quot;граница&quot;);ORG.OPENOFFICE.STYLE(&quot;Стандарт&quot;)))">
            <text:p/>
          </table:table-cell>
          <table:table-cell table:formula="of:=T(IF([$тест1.L13]=1;ORG.OPENOFFICE.STYLE(&quot;граница&quot;);ORG.OPENOFFICE.STYLE(&quot;Стандарт&quot;)))">
            <text:p/>
          </table:table-cell>
          <table:table-cell table:formula="of:=T(IF([$тест1.M13]=1;ORG.OPENOFFICE.STYLE(&quot;граница&quot;);ORG.OPENOFFICE.STYLE(&quot;Стандарт&quot;)))">
            <text:p/>
          </table:table-cell>
          <table:table-cell table:formula="of:=T(IF([$тест1.N13]=1;ORG.OPENOFFICE.STYLE(&quot;граница&quot;);ORG.OPENOFFICE.STYLE(&quot;Стандарт&quot;)))">
            <text:p/>
          </table:table-cell>
          <table:table-cell table:formula="of:=T(IF([$тест1.O13]=1;ORG.OPENOFFICE.STYLE(&quot;граница&quot;);ORG.OPENOFFICE.STYLE(&quot;Стандарт&quot;)))">
            <text:p/>
          </table:table-cell>
          <table:table-cell table:formula="of:=T(IF([$тест1.P13]=1;ORG.OPENOFFICE.STYLE(&quot;граница&quot;);ORG.OPENOFFICE.STYLE(&quot;Стандарт&quot;)))">
            <text:p/>
          </table:table-cell>
          <table:table-cell table:formula="of:=T(IF([$тест1.Q13]=1;ORG.OPENOFFICE.STYLE(&quot;граница&quot;);ORG.OPENOFFICE.STYLE(&quot;Стандарт&quot;)))">
            <text:p/>
          </table:table-cell>
          <table:table-cell table:style-name="граница" table:formula="of:=T(IF([$тест1.R13]=1;ORG.OPENOFFICE.STYLE(&quot;граница&quot;);ORG.OPENOFFICE.STYLE(&quot;Стандарт&quot;)))">
            <text:p/>
          </table:table-cell>
          <table:table-cell table:formula="of:=T(IF([$тест1.S13]=1;ORG.OPENOFFICE.STYLE(&quot;граница&quot;);ORG.OPENOFFICE.STYLE(&quot;Стандарт&quot;)))">
            <text:p/>
          </table:table-cell>
          <table:table-cell table:formula="of:=T(IF([$тест1.T13]=1;ORG.OPENOFFICE.STYLE(&quot;граница&quot;);ORG.OPENOFFICE.STYLE(&quot;Стандарт&quot;)))">
            <text:p/>
          </table:table-cell>
          <table:table-cell table:formula="of:=T(IF([$тест1.U13]=1;ORG.OPENOFFICE.STYLE(&quot;граница&quot;);ORG.OPENOFFICE.STYLE(&quot;Стандарт&quot;)))">
            <text:p/>
          </table:table-cell>
          <table:table-cell table:formula="of:=T(IF([$тест1.V13]=1;ORG.OPENOFFICE.STYLE(&quot;граница&quot;);ORG.OPENOFFICE.STYLE(&quot;Стандарт&quot;)))">
            <text:p/>
          </table:table-cell>
          <table:table-cell table:formula="of:=T(IF([$тест1.W13]=1;ORG.OPENOFFICE.STYLE(&quot;граница&quot;);ORG.OPENOFFICE.STYLE(&quot;Стандарт&quot;)))">
            <text:p/>
          </table:table-cell>
          <table:table-cell table:formula="of:=T(IF([$тест1.X13]=1;ORG.OPENOFFICE.STYLE(&quot;граница&quot;);ORG.OPENOFFICE.STYLE(&quot;Стандарт&quot;)))">
            <text:p/>
          </table:table-cell>
          <table:table-cell table:formula="of:=T(IF([$тест1.Y13]=1;ORG.OPENOFFICE.STYLE(&quot;граница&quot;);ORG.OPENOFFICE.STYLE(&quot;Стандарт&quot;)))">
            <text:p/>
          </table:table-cell>
          <table:table-cell table:formula="of:=T(IF([$тест1.Z13]=1;ORG.OPENOFFICE.STYLE(&quot;граница&quot;);ORG.OPENOFFICE.STYLE(&quot;Стандарт&quot;)))">
            <text:p/>
          </table:table-cell>
          <table:table-cell table:formula="of:=T(IF([$тест1.AA13]=1;ORG.OPENOFFICE.STYLE(&quot;граница&quot;);ORG.OPENOFFICE.STYLE(&quot;Стандарт&quot;)))">
            <text:p/>
          </table:table-cell>
          <table:table-cell table:formula="of:=T(IF([$тест1.AB13]=1;ORG.OPENOFFICE.STYLE(&quot;граница&quot;);ORG.OPENOFFICE.STYLE(&quot;Стандарт&quot;)))">
            <text:p/>
          </table:table-cell>
          <table:table-cell table:formula="of:=T(IF([$тест1.AC13]=1;ORG.OPENOFFICE.STYLE(&quot;граница&quot;);ORG.OPENOFFICE.STYLE(&quot;Стандарт&quot;)))">
            <text:p/>
          </table:table-cell>
          <table:table-cell table:formula="of:=T(IF([$тест1.AD13]=1;ORG.OPENOFFICE.STYLE(&quot;граница&quot;);ORG.OPENOFFICE.STYLE(&quot;Стандарт&quot;)))">
            <text:p/>
          </table:table-cell>
          <table:table-cell table:formula="of:=T(IF([$тест1.AE13]=1;ORG.OPENOFFICE.STYLE(&quot;граница&quot;);ORG.OPENOFFICE.STYLE(&quot;Стандарт&quot;)))">
            <text:p/>
          </table:table-cell>
          <table:table-cell table:formula="of:=T(IF([$тест1.AF13]=1;ORG.OPENOFFICE.STYLE(&quot;граница&quot;);ORG.OPENOFFICE.STYLE(&quot;Стандарт&quot;)))">
            <text:p/>
          </table:table-cell>
          <table:table-cell table:formula="of:=T(IF([$тест1.AG13]=1;ORG.OPENOFFICE.STYLE(&quot;граница&quot;);ORG.OPENOFFICE.STYLE(&quot;Стандарт&quot;)))">
            <text:p/>
          </table:table-cell>
          <table:table-cell table:formula="of:=T(IF([$тест1.AH13]=1;ORG.OPENOFFICE.STYLE(&quot;граница&quot;);ORG.OPENOFFICE.STYLE(&quot;Стандарт&quot;)))">
            <text:p/>
          </table:table-cell>
          <table:table-cell table:formula="of:=T(IF([$тест1.AI13]=1;ORG.OPENOFFICE.STYLE(&quot;граница&quot;);ORG.OPENOFFICE.STYLE(&quot;Стандарт&quot;)))">
            <text:p/>
          </table:table-cell>
          <table:table-cell table:formula="of:=T(IF([$тест1.AJ13]=1;ORG.OPENOFFICE.STYLE(&quot;граница&quot;);ORG.OPENOFFICE.STYLE(&quot;Стандарт&quot;)))">
            <text:p/>
          </table:table-cell>
          <table:table-cell table:formula="of:=T(IF([$тест1.AK13]=1;ORG.OPENOFFICE.STYLE(&quot;граница&quot;);ORG.OPENOFFICE.STYLE(&quot;Стандарт&quot;)))">
            <text:p/>
          </table:table-cell>
          <table:table-cell table:formula="of:=T(IF([$тест1.AL13]=1;ORG.OPENOFFICE.STYLE(&quot;граница&quot;);ORG.OPENOFFICE.STYLE(&quot;Стандарт&quot;)))">
            <text:p/>
          </table:table-cell>
          <table:table-cell table:formula="of:=T(IF([$тест1.AM13]=1;ORG.OPENOFFICE.STYLE(&quot;граница&quot;);ORG.OPENOFFICE.STYLE(&quot;Стандарт&quot;)))">
            <text:p/>
          </table:table-cell>
          <table:table-cell table:formula="of:=T(IF([$тест1.AN13]=1;ORG.OPENOFFICE.STYLE(&quot;граница&quot;);ORG.OPENOFFICE.STYLE(&quot;Стандарт&quot;)))">
            <text:p/>
          </table:table-cell>
          <table:table-cell table:formula="of:=T(IF([$тест1.AO13]=1;ORG.OPENOFFICE.STYLE(&quot;граница&quot;);ORG.OPENOFFICE.STYLE(&quot;Стандарт&quot;)))">
            <text:p/>
          </table:table-cell>
          <table:table-cell table:formula="of:=T(IF([$тест1.AP13]=1;ORG.OPENOFFICE.STYLE(&quot;граница&quot;);ORG.OPENOFFICE.STYLE(&quot;Стандарт&quot;)))">
            <text:p/>
          </table:table-cell>
          <table:table-cell table:formula="of:=T(IF([$тест1.AQ13]=1;ORG.OPENOFFICE.STYLE(&quot;граница&quot;);ORG.OPENOFFICE.STYLE(&quot;Стандарт&quot;)))">
            <text:p/>
          </table:table-cell>
          <table:table-cell table:formula="of:=T(IF([$тест1.AR13]=1;ORG.OPENOFFICE.STYLE(&quot;граница&quot;);ORG.OPENOFFICE.STYLE(&quot;Стандарт&quot;)))">
            <text:p/>
          </table:table-cell>
          <table:table-cell table:formula="of:=T(IF([$тест1.AS13]=1;ORG.OPENOFFICE.STYLE(&quot;граница&quot;);ORG.OPENOFFICE.STYLE(&quot;Стандарт&quot;)))">
            <text:p/>
          </table:table-cell>
          <table:table-cell table:formula="of:=T(IF([$тест1.AT13]=1;ORG.OPENOFFICE.STYLE(&quot;граница&quot;);ORG.OPENOFFICE.STYLE(&quot;Стандарт&quot;)))">
            <text:p/>
          </table:table-cell>
          <table:table-cell table:formula="of:=T(IF([$тест1.AU13]=1;ORG.OPENOFFICE.STYLE(&quot;граница&quot;);ORG.OPENOFFICE.STYLE(&quot;Стандарт&quot;)))">
            <text:p/>
          </table:table-cell>
          <table:table-cell table:formula="of:=T(IF([$тест1.AV13]=1;ORG.OPENOFFICE.STYLE(&quot;граница&quot;);ORG.OPENOFFICE.STYLE(&quot;Стандарт&quot;)))">
            <text:p/>
          </table:table-cell>
          <table:table-cell table:formula="of:=T(IF([$тест1.AW13]=1;ORG.OPENOFFICE.STYLE(&quot;граница&quot;);ORG.OPENOFFICE.STYLE(&quot;Стандарт&quot;)))">
            <text:p/>
          </table:table-cell>
          <table:table-cell table:formula="of:=T(IF([$тест1.AX1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граница" table:formula="of:=T(IF([$тест1.B14]=1;ORG.OPENOFFICE.STYLE(&quot;граница&quot;);ORG.OPENOFFICE.STYLE(&quot;Стандарт&quot;)))">
            <text:p/>
          </table:table-cell>
          <table:table-cell table:formula="of:=T(IF([$тест1.C14]=1;ORG.OPENOFFICE.STYLE(&quot;граница&quot;);ORG.OPENOFFICE.STYLE(&quot;Стандарт&quot;)))">
            <text:p/>
          </table:table-cell>
          <table:table-cell table:formula="of:=T(IF([$тест1.D14]=1;ORG.OPENOFFICE.STYLE(&quot;граница&quot;);ORG.OPENOFFICE.STYLE(&quot;Стандарт&quot;)))">
            <text:p/>
          </table:table-cell>
          <table:table-cell table:formula="of:=T(IF([$тест1.E14]=1;ORG.OPENOFFICE.STYLE(&quot;граница&quot;);ORG.OPENOFFICE.STYLE(&quot;Стандарт&quot;)))">
            <text:p/>
          </table:table-cell>
          <table:table-cell table:formula="of:=T(IF([$тест1.F14]=1;ORG.OPENOFFICE.STYLE(&quot;граница&quot;);ORG.OPENOFFICE.STYLE(&quot;Стандарт&quot;)))">
            <text:p/>
          </table:table-cell>
          <table:table-cell table:formula="of:=T(IF([$тест1.G14]=1;ORG.OPENOFFICE.STYLE(&quot;граница&quot;);ORG.OPENOFFICE.STYLE(&quot;Стандарт&quot;)))">
            <text:p/>
          </table:table-cell>
          <table:table-cell table:formula="of:=T(IF([$тест1.H14]=1;ORG.OPENOFFICE.STYLE(&quot;граница&quot;);ORG.OPENOFFICE.STYLE(&quot;Стандарт&quot;)))">
            <text:p/>
          </table:table-cell>
          <table:table-cell table:formula="of:=T(IF([$тест1.I14]=1;ORG.OPENOFFICE.STYLE(&quot;граница&quot;);ORG.OPENOFFICE.STYLE(&quot;Стандарт&quot;)))">
            <text:p/>
          </table:table-cell>
          <table:table-cell table:formula="of:=T(IF([$тест1.J14]=1;ORG.OPENOFFICE.STYLE(&quot;граница&quot;);ORG.OPENOFFICE.STYLE(&quot;Стандарт&quot;)))">
            <text:p/>
          </table:table-cell>
          <table:table-cell table:formula="of:=T(IF([$тест1.K14]=1;ORG.OPENOFFICE.STYLE(&quot;граница&quot;);ORG.OPENOFFICE.STYLE(&quot;Стандарт&quot;)))">
            <text:p/>
          </table:table-cell>
          <table:table-cell table:formula="of:=T(IF([$тест1.L14]=1;ORG.OPENOFFICE.STYLE(&quot;граница&quot;);ORG.OPENOFFICE.STYLE(&quot;Стандарт&quot;)))">
            <text:p/>
          </table:table-cell>
          <table:table-cell table:formula="of:=T(IF([$тест1.M14]=1;ORG.OPENOFFICE.STYLE(&quot;граница&quot;);ORG.OPENOFFICE.STYLE(&quot;Стандарт&quot;)))">
            <text:p/>
          </table:table-cell>
          <table:table-cell table:formula="of:=T(IF([$тест1.N14]=1;ORG.OPENOFFICE.STYLE(&quot;граница&quot;);ORG.OPENOFFICE.STYLE(&quot;Стандарт&quot;)))">
            <text:p/>
          </table:table-cell>
          <table:table-cell table:formula="of:=T(IF([$тест1.O14]=1;ORG.OPENOFFICE.STYLE(&quot;граница&quot;);ORG.OPENOFFICE.STYLE(&quot;Стандарт&quot;)))">
            <text:p/>
          </table:table-cell>
          <table:table-cell table:formula="of:=T(IF([$тест1.P14]=1;ORG.OPENOFFICE.STYLE(&quot;граница&quot;);ORG.OPENOFFICE.STYLE(&quot;Стандарт&quot;)))">
            <text:p/>
          </table:table-cell>
          <table:table-cell table:formula="of:=T(IF([$тест1.Q14]=1;ORG.OPENOFFICE.STYLE(&quot;граница&quot;);ORG.OPENOFFICE.STYLE(&quot;Стандарт&quot;)))">
            <text:p/>
          </table:table-cell>
          <table:table-cell table:formula="of:=T(IF([$тест1.R14]=1;ORG.OPENOFFICE.STYLE(&quot;граница&quot;);ORG.OPENOFFICE.STYLE(&quot;Стандарт&quot;)))">
            <text:p/>
          </table:table-cell>
          <table:table-cell table:style-name="граница" table:formula="of:=T(IF([$тест1.S14]=1;ORG.OPENOFFICE.STYLE(&quot;граница&quot;);ORG.OPENOFFICE.STYLE(&quot;Стандарт&quot;)))">
            <text:p/>
          </table:table-cell>
          <table:table-cell table:formula="of:=T(IF([$тест1.T14]=1;ORG.OPENOFFICE.STYLE(&quot;граница&quot;);ORG.OPENOFFICE.STYLE(&quot;Стандарт&quot;)))">
            <text:p/>
          </table:table-cell>
          <table:table-cell table:formula="of:=T(IF([$тест1.U14]=1;ORG.OPENOFFICE.STYLE(&quot;граница&quot;);ORG.OPENOFFICE.STYLE(&quot;Стандарт&quot;)))">
            <text:p/>
          </table:table-cell>
          <table:table-cell table:formula="of:=T(IF([$тест1.V14]=1;ORG.OPENOFFICE.STYLE(&quot;граница&quot;);ORG.OPENOFFICE.STYLE(&quot;Стандарт&quot;)))">
            <text:p/>
          </table:table-cell>
          <table:table-cell table:formula="of:=T(IF([$тест1.W14]=1;ORG.OPENOFFICE.STYLE(&quot;граница&quot;);ORG.OPENOFFICE.STYLE(&quot;Стандарт&quot;)))">
            <text:p/>
          </table:table-cell>
          <table:table-cell table:formula="of:=T(IF([$тест1.X14]=1;ORG.OPENOFFICE.STYLE(&quot;граница&quot;);ORG.OPENOFFICE.STYLE(&quot;Стандарт&quot;)))">
            <text:p/>
          </table:table-cell>
          <table:table-cell table:formula="of:=T(IF([$тест1.Y14]=1;ORG.OPENOFFICE.STYLE(&quot;граница&quot;);ORG.OPENOFFICE.STYLE(&quot;Стандарт&quot;)))">
            <text:p/>
          </table:table-cell>
          <table:table-cell table:formula="of:=T(IF([$тест1.Z14]=1;ORG.OPENOFFICE.STYLE(&quot;граница&quot;);ORG.OPENOFFICE.STYLE(&quot;Стандарт&quot;)))">
            <text:p/>
          </table:table-cell>
          <table:table-cell table:formula="of:=T(IF([$тест1.AA14]=1;ORG.OPENOFFICE.STYLE(&quot;граница&quot;);ORG.OPENOFFICE.STYLE(&quot;Стандарт&quot;)))">
            <text:p/>
          </table:table-cell>
          <table:table-cell table:formula="of:=T(IF([$тест1.AB14]=1;ORG.OPENOFFICE.STYLE(&quot;граница&quot;);ORG.OPENOFFICE.STYLE(&quot;Стандарт&quot;)))">
            <text:p/>
          </table:table-cell>
          <table:table-cell table:formula="of:=T(IF([$тест1.AC14]=1;ORG.OPENOFFICE.STYLE(&quot;граница&quot;);ORG.OPENOFFICE.STYLE(&quot;Стандарт&quot;)))">
            <text:p/>
          </table:table-cell>
          <table:table-cell table:formula="of:=T(IF([$тест1.AD14]=1;ORG.OPENOFFICE.STYLE(&quot;граница&quot;);ORG.OPENOFFICE.STYLE(&quot;Стандарт&quot;)))">
            <text:p/>
          </table:table-cell>
          <table:table-cell table:formula="of:=T(IF([$тест1.AE14]=1;ORG.OPENOFFICE.STYLE(&quot;граница&quot;);ORG.OPENOFFICE.STYLE(&quot;Стандарт&quot;)))">
            <text:p/>
          </table:table-cell>
          <table:table-cell table:formula="of:=T(IF([$тест1.AF14]=1;ORG.OPENOFFICE.STYLE(&quot;граница&quot;);ORG.OPENOFFICE.STYLE(&quot;Стандарт&quot;)))">
            <text:p/>
          </table:table-cell>
          <table:table-cell table:formula="of:=T(IF([$тест1.AG14]=1;ORG.OPENOFFICE.STYLE(&quot;граница&quot;);ORG.OPENOFFICE.STYLE(&quot;Стандарт&quot;)))">
            <text:p/>
          </table:table-cell>
          <table:table-cell table:formula="of:=T(IF([$тест1.AH14]=1;ORG.OPENOFFICE.STYLE(&quot;граница&quot;);ORG.OPENOFFICE.STYLE(&quot;Стандарт&quot;)))">
            <text:p/>
          </table:table-cell>
          <table:table-cell table:formula="of:=T(IF([$тест1.AI14]=1;ORG.OPENOFFICE.STYLE(&quot;граница&quot;);ORG.OPENOFFICE.STYLE(&quot;Стандарт&quot;)))">
            <text:p/>
          </table:table-cell>
          <table:table-cell table:formula="of:=T(IF([$тест1.AJ14]=1;ORG.OPENOFFICE.STYLE(&quot;граница&quot;);ORG.OPENOFFICE.STYLE(&quot;Стандарт&quot;)))">
            <text:p/>
          </table:table-cell>
          <table:table-cell table:formula="of:=T(IF([$тест1.AK14]=1;ORG.OPENOFFICE.STYLE(&quot;граница&quot;);ORG.OPENOFFICE.STYLE(&quot;Стандарт&quot;)))">
            <text:p/>
          </table:table-cell>
          <table:table-cell table:formula="of:=T(IF([$тест1.AL14]=1;ORG.OPENOFFICE.STYLE(&quot;граница&quot;);ORG.OPENOFFICE.STYLE(&quot;Стандарт&quot;)))">
            <text:p/>
          </table:table-cell>
          <table:table-cell table:formula="of:=T(IF([$тест1.AM14]=1;ORG.OPENOFFICE.STYLE(&quot;граница&quot;);ORG.OPENOFFICE.STYLE(&quot;Стандарт&quot;)))">
            <text:p/>
          </table:table-cell>
          <table:table-cell table:formula="of:=T(IF([$тест1.AN14]=1;ORG.OPENOFFICE.STYLE(&quot;граница&quot;);ORG.OPENOFFICE.STYLE(&quot;Стандарт&quot;)))">
            <text:p/>
          </table:table-cell>
          <table:table-cell table:formula="of:=T(IF([$тест1.AO14]=1;ORG.OPENOFFICE.STYLE(&quot;граница&quot;);ORG.OPENOFFICE.STYLE(&quot;Стандарт&quot;)))">
            <text:p/>
          </table:table-cell>
          <table:table-cell table:formula="of:=T(IF([$тест1.AP14]=1;ORG.OPENOFFICE.STYLE(&quot;граница&quot;);ORG.OPENOFFICE.STYLE(&quot;Стандарт&quot;)))">
            <text:p/>
          </table:table-cell>
          <table:table-cell table:formula="of:=T(IF([$тест1.AQ14]=1;ORG.OPENOFFICE.STYLE(&quot;граница&quot;);ORG.OPENOFFICE.STYLE(&quot;Стандарт&quot;)))">
            <text:p/>
          </table:table-cell>
          <table:table-cell table:formula="of:=T(IF([$тест1.AR14]=1;ORG.OPENOFFICE.STYLE(&quot;граница&quot;);ORG.OPENOFFICE.STYLE(&quot;Стандарт&quot;)))">
            <text:p/>
          </table:table-cell>
          <table:table-cell table:formula="of:=T(IF([$тест1.AS14]=1;ORG.OPENOFFICE.STYLE(&quot;граница&quot;);ORG.OPENOFFICE.STYLE(&quot;Стандарт&quot;)))">
            <text:p/>
          </table:table-cell>
          <table:table-cell table:formula="of:=T(IF([$тест1.AT14]=1;ORG.OPENOFFICE.STYLE(&quot;граница&quot;);ORG.OPENOFFICE.STYLE(&quot;Стандарт&quot;)))">
            <text:p/>
          </table:table-cell>
          <table:table-cell table:formula="of:=T(IF([$тест1.AU14]=1;ORG.OPENOFFICE.STYLE(&quot;граница&quot;);ORG.OPENOFFICE.STYLE(&quot;Стандарт&quot;)))">
            <text:p/>
          </table:table-cell>
          <table:table-cell table:formula="of:=T(IF([$тест1.AV14]=1;ORG.OPENOFFICE.STYLE(&quot;граница&quot;);ORG.OPENOFFICE.STYLE(&quot;Стандарт&quot;)))">
            <text:p/>
          </table:table-cell>
          <table:table-cell table:formula="of:=T(IF([$тест1.AW14]=1;ORG.OPENOFFICE.STYLE(&quot;граница&quot;);ORG.OPENOFFICE.STYLE(&quot;Стандарт&quot;)))">
            <text:p/>
          </table:table-cell>
          <table:table-cell table:formula="of:=T(IF([$тест1.AX1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граница" table:formula="of:=T(IF([$тест1.B15]=1;ORG.OPENOFFICE.STYLE(&quot;граница&quot;);ORG.OPENOFFICE.STYLE(&quot;Стандарт&quot;)))">
            <text:p/>
          </table:table-cell>
          <table:table-cell table:formula="of:=T(IF([$тест1.C15]=1;ORG.OPENOFFICE.STYLE(&quot;граница&quot;);ORG.OPENOFFICE.STYLE(&quot;Стандарт&quot;)))">
            <text:p/>
          </table:table-cell>
          <table:table-cell table:formula="of:=T(IF([$тест1.D15]=1;ORG.OPENOFFICE.STYLE(&quot;граница&quot;);ORG.OPENOFFICE.STYLE(&quot;Стандарт&quot;)))">
            <text:p/>
          </table:table-cell>
          <table:table-cell table:formula="of:=T(IF([$тест1.E15]=1;ORG.OPENOFFICE.STYLE(&quot;граница&quot;);ORG.OPENOFFICE.STYLE(&quot;Стандарт&quot;)))">
            <text:p/>
          </table:table-cell>
          <table:table-cell table:formula="of:=T(IF([$тест1.F15]=1;ORG.OPENOFFICE.STYLE(&quot;граница&quot;);ORG.OPENOFFICE.STYLE(&quot;Стандарт&quot;)))">
            <text:p/>
          </table:table-cell>
          <table:table-cell table:formula="of:=T(IF([$тест1.G15]=1;ORG.OPENOFFICE.STYLE(&quot;граница&quot;);ORG.OPENOFFICE.STYLE(&quot;Стандарт&quot;)))">
            <text:p/>
          </table:table-cell>
          <table:table-cell table:formula="of:=T(IF([$тест1.H15]=1;ORG.OPENOFFICE.STYLE(&quot;граница&quot;);ORG.OPENOFFICE.STYLE(&quot;Стандарт&quot;)))">
            <text:p/>
          </table:table-cell>
          <table:table-cell table:formula="of:=T(IF([$тест1.I15]=1;ORG.OPENOFFICE.STYLE(&quot;граница&quot;);ORG.OPENOFFICE.STYLE(&quot;Стандарт&quot;)))">
            <text:p/>
          </table:table-cell>
          <table:table-cell table:formula="of:=T(IF([$тест1.J15]=1;ORG.OPENOFFICE.STYLE(&quot;граница&quot;);ORG.OPENOFFICE.STYLE(&quot;Стандарт&quot;)))">
            <text:p/>
          </table:table-cell>
          <table:table-cell table:formula="of:=T(IF([$тест1.K15]=1;ORG.OPENOFFICE.STYLE(&quot;граница&quot;);ORG.OPENOFFICE.STYLE(&quot;Стандарт&quot;)))">
            <text:p/>
          </table:table-cell>
          <table:table-cell table:formula="of:=T(IF([$тест1.L15]=1;ORG.OPENOFFICE.STYLE(&quot;граница&quot;);ORG.OPENOFFICE.STYLE(&quot;Стандарт&quot;)))">
            <text:p/>
          </table:table-cell>
          <table:table-cell table:formula="of:=T(IF([$тест1.M15]=1;ORG.OPENOFFICE.STYLE(&quot;граница&quot;);ORG.OPENOFFICE.STYLE(&quot;Стандарт&quot;)))">
            <text:p/>
          </table:table-cell>
          <table:table-cell table:formula="of:=T(IF([$тест1.N15]=1;ORG.OPENOFFICE.STYLE(&quot;граница&quot;);ORG.OPENOFFICE.STYLE(&quot;Стандарт&quot;)))">
            <text:p/>
          </table:table-cell>
          <table:table-cell table:formula="of:=T(IF([$тест1.O15]=1;ORG.OPENOFFICE.STYLE(&quot;граница&quot;);ORG.OPENOFFICE.STYLE(&quot;Стандарт&quot;)))">
            <text:p/>
          </table:table-cell>
          <table:table-cell table:formula="of:=T(IF([$тест1.P15]=1;ORG.OPENOFFICE.STYLE(&quot;граница&quot;);ORG.OPENOFFICE.STYLE(&quot;Стандарт&quot;)))">
            <text:p/>
          </table:table-cell>
          <table:table-cell table:formula="of:=T(IF([$тест1.Q15]=1;ORG.OPENOFFICE.STYLE(&quot;граница&quot;);ORG.OPENOFFICE.STYLE(&quot;Стандарт&quot;)))">
            <text:p/>
          </table:table-cell>
          <table:table-cell table:formula="of:=T(IF([$тест1.R15]=1;ORG.OPENOFFICE.STYLE(&quot;граница&quot;);ORG.OPENOFFICE.STYLE(&quot;Стандарт&quot;)))">
            <text:p/>
          </table:table-cell>
          <table:table-cell table:formula="of:=T(IF([$тест1.S15]=1;ORG.OPENOFFICE.STYLE(&quot;граница&quot;);ORG.OPENOFFICE.STYLE(&quot;Стандарт&quot;)))">
            <text:p/>
          </table:table-cell>
          <table:table-cell table:style-name="граница" table:formula="of:=T(IF([$тест1.T15]=1;ORG.OPENOFFICE.STYLE(&quot;граница&quot;);ORG.OPENOFFICE.STYLE(&quot;Стандарт&quot;)))">
            <text:p/>
          </table:table-cell>
          <table:table-cell table:formula="of:=T(IF([$тест1.U15]=1;ORG.OPENOFFICE.STYLE(&quot;граница&quot;);ORG.OPENOFFICE.STYLE(&quot;Стандарт&quot;)))">
            <text:p/>
          </table:table-cell>
          <table:table-cell table:formula="of:=T(IF([$тест1.V15]=1;ORG.OPENOFFICE.STYLE(&quot;граница&quot;);ORG.OPENOFFICE.STYLE(&quot;Стандарт&quot;)))">
            <text:p/>
          </table:table-cell>
          <table:table-cell table:formula="of:=T(IF([$тест1.W15]=1;ORG.OPENOFFICE.STYLE(&quot;граница&quot;);ORG.OPENOFFICE.STYLE(&quot;Стандарт&quot;)))">
            <text:p/>
          </table:table-cell>
          <table:table-cell table:formula="of:=T(IF([$тест1.X15]=1;ORG.OPENOFFICE.STYLE(&quot;граница&quot;);ORG.OPENOFFICE.STYLE(&quot;Стандарт&quot;)))">
            <text:p/>
          </table:table-cell>
          <table:table-cell table:formula="of:=T(IF([$тест1.Y15]=1;ORG.OPENOFFICE.STYLE(&quot;граница&quot;);ORG.OPENOFFICE.STYLE(&quot;Стандарт&quot;)))">
            <text:p/>
          </table:table-cell>
          <table:table-cell table:formula="of:=T(IF([$тест1.Z15]=1;ORG.OPENOFFICE.STYLE(&quot;граница&quot;);ORG.OPENOFFICE.STYLE(&quot;Стандарт&quot;)))">
            <text:p/>
          </table:table-cell>
          <table:table-cell table:formula="of:=T(IF([$тест1.AA15]=1;ORG.OPENOFFICE.STYLE(&quot;граница&quot;);ORG.OPENOFFICE.STYLE(&quot;Стандарт&quot;)))">
            <text:p/>
          </table:table-cell>
          <table:table-cell table:formula="of:=T(IF([$тест1.AB15]=1;ORG.OPENOFFICE.STYLE(&quot;граница&quot;);ORG.OPENOFFICE.STYLE(&quot;Стандарт&quot;)))">
            <text:p/>
          </table:table-cell>
          <table:table-cell table:formula="of:=T(IF([$тест1.AC15]=1;ORG.OPENOFFICE.STYLE(&quot;граница&quot;);ORG.OPENOFFICE.STYLE(&quot;Стандарт&quot;)))">
            <text:p/>
          </table:table-cell>
          <table:table-cell table:formula="of:=T(IF([$тест1.AD15]=1;ORG.OPENOFFICE.STYLE(&quot;граница&quot;);ORG.OPENOFFICE.STYLE(&quot;Стандарт&quot;)))">
            <text:p/>
          </table:table-cell>
          <table:table-cell table:formula="of:=T(IF([$тест1.AE15]=1;ORG.OPENOFFICE.STYLE(&quot;граница&quot;);ORG.OPENOFFICE.STYLE(&quot;Стандарт&quot;)))">
            <text:p/>
          </table:table-cell>
          <table:table-cell table:formula="of:=T(IF([$тест1.AF15]=1;ORG.OPENOFFICE.STYLE(&quot;граница&quot;);ORG.OPENOFFICE.STYLE(&quot;Стандарт&quot;)))">
            <text:p/>
          </table:table-cell>
          <table:table-cell table:formula="of:=T(IF([$тест1.AG15]=1;ORG.OPENOFFICE.STYLE(&quot;граница&quot;);ORG.OPENOFFICE.STYLE(&quot;Стандарт&quot;)))">
            <text:p/>
          </table:table-cell>
          <table:table-cell table:formula="of:=T(IF([$тест1.AH15]=1;ORG.OPENOFFICE.STYLE(&quot;граница&quot;);ORG.OPENOFFICE.STYLE(&quot;Стандарт&quot;)))">
            <text:p/>
          </table:table-cell>
          <table:table-cell table:formula="of:=T(IF([$тест1.AI15]=1;ORG.OPENOFFICE.STYLE(&quot;граница&quot;);ORG.OPENOFFICE.STYLE(&quot;Стандарт&quot;)))">
            <text:p/>
          </table:table-cell>
          <table:table-cell table:formula="of:=T(IF([$тест1.AJ15]=1;ORG.OPENOFFICE.STYLE(&quot;граница&quot;);ORG.OPENOFFICE.STYLE(&quot;Стандарт&quot;)))">
            <text:p/>
          </table:table-cell>
          <table:table-cell table:formula="of:=T(IF([$тест1.AK15]=1;ORG.OPENOFFICE.STYLE(&quot;граница&quot;);ORG.OPENOFFICE.STYLE(&quot;Стандарт&quot;)))">
            <text:p/>
          </table:table-cell>
          <table:table-cell table:formula="of:=T(IF([$тест1.AL15]=1;ORG.OPENOFFICE.STYLE(&quot;граница&quot;);ORG.OPENOFFICE.STYLE(&quot;Стандарт&quot;)))">
            <text:p/>
          </table:table-cell>
          <table:table-cell table:formula="of:=T(IF([$тест1.AM15]=1;ORG.OPENOFFICE.STYLE(&quot;граница&quot;);ORG.OPENOFFICE.STYLE(&quot;Стандарт&quot;)))">
            <text:p/>
          </table:table-cell>
          <table:table-cell table:formula="of:=T(IF([$тест1.AN15]=1;ORG.OPENOFFICE.STYLE(&quot;граница&quot;);ORG.OPENOFFICE.STYLE(&quot;Стандарт&quot;)))">
            <text:p/>
          </table:table-cell>
          <table:table-cell table:formula="of:=T(IF([$тест1.AO15]=1;ORG.OPENOFFICE.STYLE(&quot;граница&quot;);ORG.OPENOFFICE.STYLE(&quot;Стандарт&quot;)))">
            <text:p/>
          </table:table-cell>
          <table:table-cell table:formula="of:=T(IF([$тест1.AP15]=1;ORG.OPENOFFICE.STYLE(&quot;граница&quot;);ORG.OPENOFFICE.STYLE(&quot;Стандарт&quot;)))">
            <text:p/>
          </table:table-cell>
          <table:table-cell table:formula="of:=T(IF([$тест1.AQ15]=1;ORG.OPENOFFICE.STYLE(&quot;граница&quot;);ORG.OPENOFFICE.STYLE(&quot;Стандарт&quot;)))">
            <text:p/>
          </table:table-cell>
          <table:table-cell table:formula="of:=T(IF([$тест1.AR15]=1;ORG.OPENOFFICE.STYLE(&quot;граница&quot;);ORG.OPENOFFICE.STYLE(&quot;Стандарт&quot;)))">
            <text:p/>
          </table:table-cell>
          <table:table-cell table:formula="of:=T(IF([$тест1.AS15]=1;ORG.OPENOFFICE.STYLE(&quot;граница&quot;);ORG.OPENOFFICE.STYLE(&quot;Стандарт&quot;)))">
            <text:p/>
          </table:table-cell>
          <table:table-cell table:formula="of:=T(IF([$тест1.AT15]=1;ORG.OPENOFFICE.STYLE(&quot;граница&quot;);ORG.OPENOFFICE.STYLE(&quot;Стандарт&quot;)))">
            <text:p/>
          </table:table-cell>
          <table:table-cell table:formula="of:=T(IF([$тест1.AU15]=1;ORG.OPENOFFICE.STYLE(&quot;граница&quot;);ORG.OPENOFFICE.STYLE(&quot;Стандарт&quot;)))">
            <text:p/>
          </table:table-cell>
          <table:table-cell table:formula="of:=T(IF([$тест1.AV15]=1;ORG.OPENOFFICE.STYLE(&quot;граница&quot;);ORG.OPENOFFICE.STYLE(&quot;Стандарт&quot;)))">
            <text:p/>
          </table:table-cell>
          <table:table-cell table:formula="of:=T(IF([$тест1.AW15]=1;ORG.OPENOFFICE.STYLE(&quot;граница&quot;);ORG.OPENOFFICE.STYLE(&quot;Стандарт&quot;)))">
            <text:p/>
          </table:table-cell>
          <table:table-cell table:formula="of:=T(IF([$тест1.AX1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граница" table:formula="of:=T(IF([$тест1.B16]=1;ORG.OPENOFFICE.STYLE(&quot;граница&quot;);ORG.OPENOFFICE.STYLE(&quot;Стандарт&quot;)))">
            <text:p/>
          </table:table-cell>
          <table:table-cell table:formula="of:=T(IF([$тест1.C16]=1;ORG.OPENOFFICE.STYLE(&quot;граница&quot;);ORG.OPENOFFICE.STYLE(&quot;Стандарт&quot;)))">
            <text:p/>
          </table:table-cell>
          <table:table-cell table:formula="of:=T(IF([$тест1.D16]=1;ORG.OPENOFFICE.STYLE(&quot;граница&quot;);ORG.OPENOFFICE.STYLE(&quot;Стандарт&quot;)))">
            <text:p/>
          </table:table-cell>
          <table:table-cell table:formula="of:=T(IF([$тест1.E16]=1;ORG.OPENOFFICE.STYLE(&quot;граница&quot;);ORG.OPENOFFICE.STYLE(&quot;Стандарт&quot;)))">
            <text:p/>
          </table:table-cell>
          <table:table-cell table:formula="of:=T(IF([$тест1.F16]=1;ORG.OPENOFFICE.STYLE(&quot;граница&quot;);ORG.OPENOFFICE.STYLE(&quot;Стандарт&quot;)))">
            <text:p/>
          </table:table-cell>
          <table:table-cell table:formula="of:=T(IF([$тест1.G16]=1;ORG.OPENOFFICE.STYLE(&quot;граница&quot;);ORG.OPENOFFICE.STYLE(&quot;Стандарт&quot;)))">
            <text:p/>
          </table:table-cell>
          <table:table-cell table:formula="of:=T(IF([$тест1.H16]=1;ORG.OPENOFFICE.STYLE(&quot;граница&quot;);ORG.OPENOFFICE.STYLE(&quot;Стандарт&quot;)))">
            <text:p/>
          </table:table-cell>
          <table:table-cell table:formula="of:=T(IF([$тест1.I16]=1;ORG.OPENOFFICE.STYLE(&quot;граница&quot;);ORG.OPENOFFICE.STYLE(&quot;Стандарт&quot;)))">
            <text:p/>
          </table:table-cell>
          <table:table-cell table:formula="of:=T(IF([$тест1.J16]=1;ORG.OPENOFFICE.STYLE(&quot;граница&quot;);ORG.OPENOFFICE.STYLE(&quot;Стандарт&quot;)))">
            <text:p/>
          </table:table-cell>
          <table:table-cell table:formula="of:=T(IF([$тест1.K16]=1;ORG.OPENOFFICE.STYLE(&quot;граница&quot;);ORG.OPENOFFICE.STYLE(&quot;Стандарт&quot;)))">
            <text:p/>
          </table:table-cell>
          <table:table-cell table:formula="of:=T(IF([$тест1.L16]=1;ORG.OPENOFFICE.STYLE(&quot;граница&quot;);ORG.OPENOFFICE.STYLE(&quot;Стандарт&quot;)))">
            <text:p/>
          </table:table-cell>
          <table:table-cell table:formula="of:=T(IF([$тест1.M16]=1;ORG.OPENOFFICE.STYLE(&quot;граница&quot;);ORG.OPENOFFICE.STYLE(&quot;Стандарт&quot;)))">
            <text:p/>
          </table:table-cell>
          <table:table-cell table:formula="of:=T(IF([$тест1.N16]=1;ORG.OPENOFFICE.STYLE(&quot;граница&quot;);ORG.OPENOFFICE.STYLE(&quot;Стандарт&quot;)))">
            <text:p/>
          </table:table-cell>
          <table:table-cell table:formula="of:=T(IF([$тест1.O16]=1;ORG.OPENOFFICE.STYLE(&quot;граница&quot;);ORG.OPENOFFICE.STYLE(&quot;Стандарт&quot;)))">
            <text:p/>
          </table:table-cell>
          <table:table-cell table:formula="of:=T(IF([$тест1.P16]=1;ORG.OPENOFFICE.STYLE(&quot;граница&quot;);ORG.OPENOFFICE.STYLE(&quot;Стандарт&quot;)))">
            <text:p/>
          </table:table-cell>
          <table:table-cell table:formula="of:=T(IF([$тест1.Q16]=1;ORG.OPENOFFICE.STYLE(&quot;граница&quot;);ORG.OPENOFFICE.STYLE(&quot;Стандарт&quot;)))">
            <text:p/>
          </table:table-cell>
          <table:table-cell table:formula="of:=T(IF([$тест1.R16]=1;ORG.OPENOFFICE.STYLE(&quot;граница&quot;);ORG.OPENOFFICE.STYLE(&quot;Стандарт&quot;)))">
            <text:p/>
          </table:table-cell>
          <table:table-cell table:formula="of:=T(IF([$тест1.S16]=1;ORG.OPENOFFICE.STYLE(&quot;граница&quot;);ORG.OPENOFFICE.STYLE(&quot;Стандарт&quot;)))">
            <text:p/>
          </table:table-cell>
          <table:table-cell table:formula="of:=T(IF([$тест1.T16]=1;ORG.OPENOFFICE.STYLE(&quot;граница&quot;);ORG.OPENOFFICE.STYLE(&quot;Стандарт&quot;)))">
            <text:p/>
          </table:table-cell>
          <table:table-cell table:style-name="граница" table:formula="of:=T(IF([$тест1.U16]=1;ORG.OPENOFFICE.STYLE(&quot;граница&quot;);ORG.OPENOFFICE.STYLE(&quot;Стандарт&quot;)))">
            <text:p/>
          </table:table-cell>
          <table:table-cell table:formula="of:=T(IF([$тест1.V16]=1;ORG.OPENOFFICE.STYLE(&quot;граница&quot;);ORG.OPENOFFICE.STYLE(&quot;Стандарт&quot;)))">
            <text:p/>
          </table:table-cell>
          <table:table-cell table:formula="of:=T(IF([$тест1.W16]=1;ORG.OPENOFFICE.STYLE(&quot;граница&quot;);ORG.OPENOFFICE.STYLE(&quot;Стандарт&quot;)))">
            <text:p/>
          </table:table-cell>
          <table:table-cell table:formula="of:=T(IF([$тест1.X16]=1;ORG.OPENOFFICE.STYLE(&quot;граница&quot;);ORG.OPENOFFICE.STYLE(&quot;Стандарт&quot;)))">
            <text:p/>
          </table:table-cell>
          <table:table-cell table:formula="of:=T(IF([$тест1.Y16]=1;ORG.OPENOFFICE.STYLE(&quot;граница&quot;);ORG.OPENOFFICE.STYLE(&quot;Стандарт&quot;)))">
            <text:p/>
          </table:table-cell>
          <table:table-cell table:formula="of:=T(IF([$тест1.Z16]=1;ORG.OPENOFFICE.STYLE(&quot;граница&quot;);ORG.OPENOFFICE.STYLE(&quot;Стандарт&quot;)))">
            <text:p/>
          </table:table-cell>
          <table:table-cell table:formula="of:=T(IF([$тест1.AA16]=1;ORG.OPENOFFICE.STYLE(&quot;граница&quot;);ORG.OPENOFFICE.STYLE(&quot;Стандарт&quot;)))">
            <text:p/>
          </table:table-cell>
          <table:table-cell table:formula="of:=T(IF([$тест1.AB16]=1;ORG.OPENOFFICE.STYLE(&quot;граница&quot;);ORG.OPENOFFICE.STYLE(&quot;Стандарт&quot;)))">
            <text:p/>
          </table:table-cell>
          <table:table-cell table:formula="of:=T(IF([$тест1.AC16]=1;ORG.OPENOFFICE.STYLE(&quot;граница&quot;);ORG.OPENOFFICE.STYLE(&quot;Стандарт&quot;)))">
            <text:p/>
          </table:table-cell>
          <table:table-cell table:formula="of:=T(IF([$тест1.AD16]=1;ORG.OPENOFFICE.STYLE(&quot;граница&quot;);ORG.OPENOFFICE.STYLE(&quot;Стандарт&quot;)))">
            <text:p/>
          </table:table-cell>
          <table:table-cell table:formula="of:=T(IF([$тест1.AE16]=1;ORG.OPENOFFICE.STYLE(&quot;граница&quot;);ORG.OPENOFFICE.STYLE(&quot;Стандарт&quot;)))">
            <text:p/>
          </table:table-cell>
          <table:table-cell table:formula="of:=T(IF([$тест1.AF16]=1;ORG.OPENOFFICE.STYLE(&quot;граница&quot;);ORG.OPENOFFICE.STYLE(&quot;Стандарт&quot;)))">
            <text:p/>
          </table:table-cell>
          <table:table-cell table:formula="of:=T(IF([$тест1.AG16]=1;ORG.OPENOFFICE.STYLE(&quot;граница&quot;);ORG.OPENOFFICE.STYLE(&quot;Стандарт&quot;)))">
            <text:p/>
          </table:table-cell>
          <table:table-cell table:formula="of:=T(IF([$тест1.AH16]=1;ORG.OPENOFFICE.STYLE(&quot;граница&quot;);ORG.OPENOFFICE.STYLE(&quot;Стандарт&quot;)))">
            <text:p/>
          </table:table-cell>
          <table:table-cell table:formula="of:=T(IF([$тест1.AI16]=1;ORG.OPENOFFICE.STYLE(&quot;граница&quot;);ORG.OPENOFFICE.STYLE(&quot;Стандарт&quot;)))">
            <text:p/>
          </table:table-cell>
          <table:table-cell table:formula="of:=T(IF([$тест1.AJ16]=1;ORG.OPENOFFICE.STYLE(&quot;граница&quot;);ORG.OPENOFFICE.STYLE(&quot;Стандарт&quot;)))">
            <text:p/>
          </table:table-cell>
          <table:table-cell table:formula="of:=T(IF([$тест1.AK16]=1;ORG.OPENOFFICE.STYLE(&quot;граница&quot;);ORG.OPENOFFICE.STYLE(&quot;Стандарт&quot;)))">
            <text:p/>
          </table:table-cell>
          <table:table-cell table:formula="of:=T(IF([$тест1.AL16]=1;ORG.OPENOFFICE.STYLE(&quot;граница&quot;);ORG.OPENOFFICE.STYLE(&quot;Стандарт&quot;)))">
            <text:p/>
          </table:table-cell>
          <table:table-cell table:formula="of:=T(IF([$тест1.AM16]=1;ORG.OPENOFFICE.STYLE(&quot;граница&quot;);ORG.OPENOFFICE.STYLE(&quot;Стандарт&quot;)))">
            <text:p/>
          </table:table-cell>
          <table:table-cell table:formula="of:=T(IF([$тест1.AN16]=1;ORG.OPENOFFICE.STYLE(&quot;граница&quot;);ORG.OPENOFFICE.STYLE(&quot;Стандарт&quot;)))">
            <text:p/>
          </table:table-cell>
          <table:table-cell table:formula="of:=T(IF([$тест1.AO16]=1;ORG.OPENOFFICE.STYLE(&quot;граница&quot;);ORG.OPENOFFICE.STYLE(&quot;Стандарт&quot;)))">
            <text:p/>
          </table:table-cell>
          <table:table-cell table:formula="of:=T(IF([$тест1.AP16]=1;ORG.OPENOFFICE.STYLE(&quot;граница&quot;);ORG.OPENOFFICE.STYLE(&quot;Стандарт&quot;)))">
            <text:p/>
          </table:table-cell>
          <table:table-cell table:formula="of:=T(IF([$тест1.AQ16]=1;ORG.OPENOFFICE.STYLE(&quot;граница&quot;);ORG.OPENOFFICE.STYLE(&quot;Стандарт&quot;)))">
            <text:p/>
          </table:table-cell>
          <table:table-cell table:formula="of:=T(IF([$тест1.AR16]=1;ORG.OPENOFFICE.STYLE(&quot;граница&quot;);ORG.OPENOFFICE.STYLE(&quot;Стандарт&quot;)))">
            <text:p/>
          </table:table-cell>
          <table:table-cell table:formula="of:=T(IF([$тест1.AS16]=1;ORG.OPENOFFICE.STYLE(&quot;граница&quot;);ORG.OPENOFFICE.STYLE(&quot;Стандарт&quot;)))">
            <text:p/>
          </table:table-cell>
          <table:table-cell table:formula="of:=T(IF([$тест1.AT16]=1;ORG.OPENOFFICE.STYLE(&quot;граница&quot;);ORG.OPENOFFICE.STYLE(&quot;Стандарт&quot;)))">
            <text:p/>
          </table:table-cell>
          <table:table-cell table:formula="of:=T(IF([$тест1.AU16]=1;ORG.OPENOFFICE.STYLE(&quot;граница&quot;);ORG.OPENOFFICE.STYLE(&quot;Стандарт&quot;)))">
            <text:p/>
          </table:table-cell>
          <table:table-cell table:formula="of:=T(IF([$тест1.AV16]=1;ORG.OPENOFFICE.STYLE(&quot;граница&quot;);ORG.OPENOFFICE.STYLE(&quot;Стандарт&quot;)))">
            <text:p/>
          </table:table-cell>
          <table:table-cell table:formula="of:=T(IF([$тест1.AW16]=1;ORG.OPENOFFICE.STYLE(&quot;граница&quot;);ORG.OPENOFFICE.STYLE(&quot;Стандарт&quot;)))">
            <text:p/>
          </table:table-cell>
          <table:table-cell table:formula="of:=T(IF([$тест1.AX1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граница" table:formula="of:=T(IF([$тест1.B17]=1;ORG.OPENOFFICE.STYLE(&quot;граница&quot;);ORG.OPENOFFICE.STYLE(&quot;Стандарт&quot;)))">
            <text:p/>
          </table:table-cell>
          <table:table-cell table:formula="of:=T(IF([$тест1.C17]=1;ORG.OPENOFFICE.STYLE(&quot;граница&quot;);ORG.OPENOFFICE.STYLE(&quot;Стандарт&quot;)))">
            <text:p/>
          </table:table-cell>
          <table:table-cell table:formula="of:=T(IF([$тест1.D17]=1;ORG.OPENOFFICE.STYLE(&quot;граница&quot;);ORG.OPENOFFICE.STYLE(&quot;Стандарт&quot;)))">
            <text:p/>
          </table:table-cell>
          <table:table-cell table:formula="of:=T(IF([$тест1.E17]=1;ORG.OPENOFFICE.STYLE(&quot;граница&quot;);ORG.OPENOFFICE.STYLE(&quot;Стандарт&quot;)))">
            <text:p/>
          </table:table-cell>
          <table:table-cell table:formula="of:=T(IF([$тест1.F17]=1;ORG.OPENOFFICE.STYLE(&quot;граница&quot;);ORG.OPENOFFICE.STYLE(&quot;Стандарт&quot;)))">
            <text:p/>
          </table:table-cell>
          <table:table-cell table:formula="of:=T(IF([$тест1.G17]=1;ORG.OPENOFFICE.STYLE(&quot;граница&quot;);ORG.OPENOFFICE.STYLE(&quot;Стандарт&quot;)))">
            <text:p/>
          </table:table-cell>
          <table:table-cell table:formula="of:=T(IF([$тест1.H17]=1;ORG.OPENOFFICE.STYLE(&quot;граница&quot;);ORG.OPENOFFICE.STYLE(&quot;Стандарт&quot;)))">
            <text:p/>
          </table:table-cell>
          <table:table-cell table:formula="of:=T(IF([$тест1.I17]=1;ORG.OPENOFFICE.STYLE(&quot;граница&quot;);ORG.OPENOFFICE.STYLE(&quot;Стандарт&quot;)))">
            <text:p/>
          </table:table-cell>
          <table:table-cell table:formula="of:=T(IF([$тест1.J17]=1;ORG.OPENOFFICE.STYLE(&quot;граница&quot;);ORG.OPENOFFICE.STYLE(&quot;Стандарт&quot;)))">
            <text:p/>
          </table:table-cell>
          <table:table-cell table:formula="of:=T(IF([$тест1.K17]=1;ORG.OPENOFFICE.STYLE(&quot;граница&quot;);ORG.OPENOFFICE.STYLE(&quot;Стандарт&quot;)))">
            <text:p/>
          </table:table-cell>
          <table:table-cell table:formula="of:=T(IF([$тест1.L17]=1;ORG.OPENOFFICE.STYLE(&quot;граница&quot;);ORG.OPENOFFICE.STYLE(&quot;Стандарт&quot;)))">
            <text:p/>
          </table:table-cell>
          <table:table-cell table:formula="of:=T(IF([$тест1.M17]=1;ORG.OPENOFFICE.STYLE(&quot;граница&quot;);ORG.OPENOFFICE.STYLE(&quot;Стандарт&quot;)))">
            <text:p/>
          </table:table-cell>
          <table:table-cell table:formula="of:=T(IF([$тест1.N17]=1;ORG.OPENOFFICE.STYLE(&quot;граница&quot;);ORG.OPENOFFICE.STYLE(&quot;Стандарт&quot;)))">
            <text:p/>
          </table:table-cell>
          <table:table-cell table:formula="of:=T(IF([$тест1.O17]=1;ORG.OPENOFFICE.STYLE(&quot;граница&quot;);ORG.OPENOFFICE.STYLE(&quot;Стандарт&quot;)))">
            <text:p/>
          </table:table-cell>
          <table:table-cell table:formula="of:=T(IF([$тест1.P17]=1;ORG.OPENOFFICE.STYLE(&quot;граница&quot;);ORG.OPENOFFICE.STYLE(&quot;Стандарт&quot;)))">
            <text:p/>
          </table:table-cell>
          <table:table-cell table:formula="of:=T(IF([$тест1.Q17]=1;ORG.OPENOFFICE.STYLE(&quot;граница&quot;);ORG.OPENOFFICE.STYLE(&quot;Стандарт&quot;)))">
            <text:p/>
          </table:table-cell>
          <table:table-cell table:formula="of:=T(IF([$тест1.R17]=1;ORG.OPENOFFICE.STYLE(&quot;граница&quot;);ORG.OPENOFFICE.STYLE(&quot;Стандарт&quot;)))">
            <text:p/>
          </table:table-cell>
          <table:table-cell table:formula="of:=T(IF([$тест1.S17]=1;ORG.OPENOFFICE.STYLE(&quot;граница&quot;);ORG.OPENOFFICE.STYLE(&quot;Стандарт&quot;)))">
            <text:p/>
          </table:table-cell>
          <table:table-cell table:formula="of:=T(IF([$тест1.T17]=1;ORG.OPENOFFICE.STYLE(&quot;граница&quot;);ORG.OPENOFFICE.STYLE(&quot;Стандарт&quot;)))">
            <text:p/>
          </table:table-cell>
          <table:table-cell table:formula="of:=T(IF([$тест1.U17]=1;ORG.OPENOFFICE.STYLE(&quot;граница&quot;);ORG.OPENOFFICE.STYLE(&quot;Стандарт&quot;)))">
            <text:p/>
          </table:table-cell>
          <table:table-cell table:style-name="граница" table:formula="of:=T(IF([$тест1.V17]=1;ORG.OPENOFFICE.STYLE(&quot;граница&quot;);ORG.OPENOFFICE.STYLE(&quot;Стандарт&quot;)))">
            <text:p/>
          </table:table-cell>
          <table:table-cell table:formula="of:=T(IF([$тест1.W17]=1;ORG.OPENOFFICE.STYLE(&quot;граница&quot;);ORG.OPENOFFICE.STYLE(&quot;Стандарт&quot;)))">
            <text:p/>
          </table:table-cell>
          <table:table-cell table:formula="of:=T(IF([$тест1.X17]=1;ORG.OPENOFFICE.STYLE(&quot;граница&quot;);ORG.OPENOFFICE.STYLE(&quot;Стандарт&quot;)))">
            <text:p/>
          </table:table-cell>
          <table:table-cell table:formula="of:=T(IF([$тест1.Y17]=1;ORG.OPENOFFICE.STYLE(&quot;граница&quot;);ORG.OPENOFFICE.STYLE(&quot;Стандарт&quot;)))">
            <text:p/>
          </table:table-cell>
          <table:table-cell table:formula="of:=T(IF([$тест1.Z17]=1;ORG.OPENOFFICE.STYLE(&quot;граница&quot;);ORG.OPENOFFICE.STYLE(&quot;Стандарт&quot;)))">
            <text:p/>
          </table:table-cell>
          <table:table-cell table:formula="of:=T(IF([$тест1.AA17]=1;ORG.OPENOFFICE.STYLE(&quot;граница&quot;);ORG.OPENOFFICE.STYLE(&quot;Стандарт&quot;)))">
            <text:p/>
          </table:table-cell>
          <table:table-cell table:formula="of:=T(IF([$тест1.AB17]=1;ORG.OPENOFFICE.STYLE(&quot;граница&quot;);ORG.OPENOFFICE.STYLE(&quot;Стандарт&quot;)))">
            <text:p/>
          </table:table-cell>
          <table:table-cell table:formula="of:=T(IF([$тест1.AC17]=1;ORG.OPENOFFICE.STYLE(&quot;граница&quot;);ORG.OPENOFFICE.STYLE(&quot;Стандарт&quot;)))">
            <text:p/>
          </table:table-cell>
          <table:table-cell table:formula="of:=T(IF([$тест1.AD17]=1;ORG.OPENOFFICE.STYLE(&quot;граница&quot;);ORG.OPENOFFICE.STYLE(&quot;Стандарт&quot;)))">
            <text:p/>
          </table:table-cell>
          <table:table-cell table:formula="of:=T(IF([$тест1.AE17]=1;ORG.OPENOFFICE.STYLE(&quot;граница&quot;);ORG.OPENOFFICE.STYLE(&quot;Стандарт&quot;)))">
            <text:p/>
          </table:table-cell>
          <table:table-cell table:formula="of:=T(IF([$тест1.AF17]=1;ORG.OPENOFFICE.STYLE(&quot;граница&quot;);ORG.OPENOFFICE.STYLE(&quot;Стандарт&quot;)))">
            <text:p/>
          </table:table-cell>
          <table:table-cell table:formula="of:=T(IF([$тест1.AG17]=1;ORG.OPENOFFICE.STYLE(&quot;граница&quot;);ORG.OPENOFFICE.STYLE(&quot;Стандарт&quot;)))">
            <text:p/>
          </table:table-cell>
          <table:table-cell table:formula="of:=T(IF([$тест1.AH17]=1;ORG.OPENOFFICE.STYLE(&quot;граница&quot;);ORG.OPENOFFICE.STYLE(&quot;Стандарт&quot;)))">
            <text:p/>
          </table:table-cell>
          <table:table-cell table:formula="of:=T(IF([$тест1.AI17]=1;ORG.OPENOFFICE.STYLE(&quot;граница&quot;);ORG.OPENOFFICE.STYLE(&quot;Стандарт&quot;)))">
            <text:p/>
          </table:table-cell>
          <table:table-cell table:formula="of:=T(IF([$тест1.AJ17]=1;ORG.OPENOFFICE.STYLE(&quot;граница&quot;);ORG.OPENOFFICE.STYLE(&quot;Стандарт&quot;)))">
            <text:p/>
          </table:table-cell>
          <table:table-cell table:formula="of:=T(IF([$тест1.AK17]=1;ORG.OPENOFFICE.STYLE(&quot;граница&quot;);ORG.OPENOFFICE.STYLE(&quot;Стандарт&quot;)))">
            <text:p/>
          </table:table-cell>
          <table:table-cell table:formula="of:=T(IF([$тест1.AL17]=1;ORG.OPENOFFICE.STYLE(&quot;граница&quot;);ORG.OPENOFFICE.STYLE(&quot;Стандарт&quot;)))">
            <text:p/>
          </table:table-cell>
          <table:table-cell table:formula="of:=T(IF([$тест1.AM17]=1;ORG.OPENOFFICE.STYLE(&quot;граница&quot;);ORG.OPENOFFICE.STYLE(&quot;Стандарт&quot;)))">
            <text:p/>
          </table:table-cell>
          <table:table-cell table:formula="of:=T(IF([$тест1.AN17]=1;ORG.OPENOFFICE.STYLE(&quot;граница&quot;);ORG.OPENOFFICE.STYLE(&quot;Стандарт&quot;)))">
            <text:p/>
          </table:table-cell>
          <table:table-cell table:formula="of:=T(IF([$тест1.AO17]=1;ORG.OPENOFFICE.STYLE(&quot;граница&quot;);ORG.OPENOFFICE.STYLE(&quot;Стандарт&quot;)))">
            <text:p/>
          </table:table-cell>
          <table:table-cell table:formula="of:=T(IF([$тест1.AP17]=1;ORG.OPENOFFICE.STYLE(&quot;граница&quot;);ORG.OPENOFFICE.STYLE(&quot;Стандарт&quot;)))">
            <text:p/>
          </table:table-cell>
          <table:table-cell table:formula="of:=T(IF([$тест1.AQ17]=1;ORG.OPENOFFICE.STYLE(&quot;граница&quot;);ORG.OPENOFFICE.STYLE(&quot;Стандарт&quot;)))">
            <text:p/>
          </table:table-cell>
          <table:table-cell table:formula="of:=T(IF([$тест1.AR17]=1;ORG.OPENOFFICE.STYLE(&quot;граница&quot;);ORG.OPENOFFICE.STYLE(&quot;Стандарт&quot;)))">
            <text:p/>
          </table:table-cell>
          <table:table-cell table:formula="of:=T(IF([$тест1.AS17]=1;ORG.OPENOFFICE.STYLE(&quot;граница&quot;);ORG.OPENOFFICE.STYLE(&quot;Стандарт&quot;)))">
            <text:p/>
          </table:table-cell>
          <table:table-cell table:formula="of:=T(IF([$тест1.AT17]=1;ORG.OPENOFFICE.STYLE(&quot;граница&quot;);ORG.OPENOFFICE.STYLE(&quot;Стандарт&quot;)))">
            <text:p/>
          </table:table-cell>
          <table:table-cell table:formula="of:=T(IF([$тест1.AU17]=1;ORG.OPENOFFICE.STYLE(&quot;граница&quot;);ORG.OPENOFFICE.STYLE(&quot;Стандарт&quot;)))">
            <text:p/>
          </table:table-cell>
          <table:table-cell table:formula="of:=T(IF([$тест1.AV17]=1;ORG.OPENOFFICE.STYLE(&quot;граница&quot;);ORG.OPENOFFICE.STYLE(&quot;Стандарт&quot;)))">
            <text:p/>
          </table:table-cell>
          <table:table-cell table:formula="of:=T(IF([$тест1.AW17]=1;ORG.OPENOFFICE.STYLE(&quot;граница&quot;);ORG.OPENOFFICE.STYLE(&quot;Стандарт&quot;)))">
            <text:p/>
          </table:table-cell>
          <table:table-cell table:formula="of:=T(IF([$тест1.AX1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граница" table:formula="of:=T(IF([$тест1.B18]=1;ORG.OPENOFFICE.STYLE(&quot;граница&quot;);ORG.OPENOFFICE.STYLE(&quot;Стандарт&quot;)))">
            <text:p/>
          </table:table-cell>
          <table:table-cell table:formula="of:=T(IF([$тест1.C18]=1;ORG.OPENOFFICE.STYLE(&quot;граница&quot;);ORG.OPENOFFICE.STYLE(&quot;Стандарт&quot;)))">
            <text:p/>
          </table:table-cell>
          <table:table-cell table:formula="of:=T(IF([$тест1.D18]=1;ORG.OPENOFFICE.STYLE(&quot;граница&quot;);ORG.OPENOFFICE.STYLE(&quot;Стандарт&quot;)))">
            <text:p/>
          </table:table-cell>
          <table:table-cell table:formula="of:=T(IF([$тест1.E18]=1;ORG.OPENOFFICE.STYLE(&quot;граница&quot;);ORG.OPENOFFICE.STYLE(&quot;Стандарт&quot;)))">
            <text:p/>
          </table:table-cell>
          <table:table-cell table:formula="of:=T(IF([$тест1.F18]=1;ORG.OPENOFFICE.STYLE(&quot;граница&quot;);ORG.OPENOFFICE.STYLE(&quot;Стандарт&quot;)))">
            <text:p/>
          </table:table-cell>
          <table:table-cell table:formula="of:=T(IF([$тест1.G18]=1;ORG.OPENOFFICE.STYLE(&quot;граница&quot;);ORG.OPENOFFICE.STYLE(&quot;Стандарт&quot;)))">
            <text:p/>
          </table:table-cell>
          <table:table-cell table:formula="of:=T(IF([$тест1.H18]=1;ORG.OPENOFFICE.STYLE(&quot;граница&quot;);ORG.OPENOFFICE.STYLE(&quot;Стандарт&quot;)))">
            <text:p/>
          </table:table-cell>
          <table:table-cell table:formula="of:=T(IF([$тест1.I18]=1;ORG.OPENOFFICE.STYLE(&quot;граница&quot;);ORG.OPENOFFICE.STYLE(&quot;Стандарт&quot;)))">
            <text:p/>
          </table:table-cell>
          <table:table-cell table:formula="of:=T(IF([$тест1.J18]=1;ORG.OPENOFFICE.STYLE(&quot;граница&quot;);ORG.OPENOFFICE.STYLE(&quot;Стандарт&quot;)))">
            <text:p/>
          </table:table-cell>
          <table:table-cell table:formula="of:=T(IF([$тест1.K18]=1;ORG.OPENOFFICE.STYLE(&quot;граница&quot;);ORG.OPENOFFICE.STYLE(&quot;Стандарт&quot;)))">
            <text:p/>
          </table:table-cell>
          <table:table-cell table:formula="of:=T(IF([$тест1.L18]=1;ORG.OPENOFFICE.STYLE(&quot;граница&quot;);ORG.OPENOFFICE.STYLE(&quot;Стандарт&quot;)))">
            <text:p/>
          </table:table-cell>
          <table:table-cell table:formula="of:=T(IF([$тест1.M18]=1;ORG.OPENOFFICE.STYLE(&quot;граница&quot;);ORG.OPENOFFICE.STYLE(&quot;Стандарт&quot;)))">
            <text:p/>
          </table:table-cell>
          <table:table-cell table:formula="of:=T(IF([$тест1.N18]=1;ORG.OPENOFFICE.STYLE(&quot;граница&quot;);ORG.OPENOFFICE.STYLE(&quot;Стандарт&quot;)))">
            <text:p/>
          </table:table-cell>
          <table:table-cell table:formula="of:=T(IF([$тест1.O18]=1;ORG.OPENOFFICE.STYLE(&quot;граница&quot;);ORG.OPENOFFICE.STYLE(&quot;Стандарт&quot;)))">
            <text:p/>
          </table:table-cell>
          <table:table-cell table:formula="of:=T(IF([$тест1.P18]=1;ORG.OPENOFFICE.STYLE(&quot;граница&quot;);ORG.OPENOFFICE.STYLE(&quot;Стандарт&quot;)))">
            <text:p/>
          </table:table-cell>
          <table:table-cell table:formula="of:=T(IF([$тест1.Q18]=1;ORG.OPENOFFICE.STYLE(&quot;граница&quot;);ORG.OPENOFFICE.STYLE(&quot;Стандарт&quot;)))">
            <text:p/>
          </table:table-cell>
          <table:table-cell table:formula="of:=T(IF([$тест1.R18]=1;ORG.OPENOFFICE.STYLE(&quot;граница&quot;);ORG.OPENOFFICE.STYLE(&quot;Стандарт&quot;)))">
            <text:p/>
          </table:table-cell>
          <table:table-cell table:formula="of:=T(IF([$тест1.S18]=1;ORG.OPENOFFICE.STYLE(&quot;граница&quot;);ORG.OPENOFFICE.STYLE(&quot;Стандарт&quot;)))">
            <text:p/>
          </table:table-cell>
          <table:table-cell table:formula="of:=T(IF([$тест1.T18]=1;ORG.OPENOFFICE.STYLE(&quot;граница&quot;);ORG.OPENOFFICE.STYLE(&quot;Стандарт&quot;)))">
            <text:p/>
          </table:table-cell>
          <table:table-cell table:formula="of:=T(IF([$тест1.U18]=1;ORG.OPENOFFICE.STYLE(&quot;граница&quot;);ORG.OPENOFFICE.STYLE(&quot;Стандарт&quot;)))">
            <text:p/>
          </table:table-cell>
          <table:table-cell table:style-name="граница" table:formula="of:=T(IF([$тест1.V18]=1;ORG.OPENOFFICE.STYLE(&quot;граница&quot;);ORG.OPENOFFICE.STYLE(&quot;Стандарт&quot;)))">
            <text:p/>
          </table:table-cell>
          <table:table-cell table:formula="of:=T(IF([$тест1.W18]=1;ORG.OPENOFFICE.STYLE(&quot;граница&quot;);ORG.OPENOFFICE.STYLE(&quot;Стандарт&quot;)))">
            <text:p/>
          </table:table-cell>
          <table:table-cell table:formula="of:=T(IF([$тест1.X18]=1;ORG.OPENOFFICE.STYLE(&quot;граница&quot;);ORG.OPENOFFICE.STYLE(&quot;Стандарт&quot;)))">
            <text:p/>
          </table:table-cell>
          <table:table-cell table:formula="of:=T(IF([$тест1.Y18]=1;ORG.OPENOFFICE.STYLE(&quot;граница&quot;);ORG.OPENOFFICE.STYLE(&quot;Стандарт&quot;)))">
            <text:p/>
          </table:table-cell>
          <table:table-cell table:formula="of:=T(IF([$тест1.Z18]=1;ORG.OPENOFFICE.STYLE(&quot;граница&quot;);ORG.OPENOFFICE.STYLE(&quot;Стандарт&quot;)))">
            <text:p/>
          </table:table-cell>
          <table:table-cell table:formula="of:=T(IF([$тест1.AA18]=1;ORG.OPENOFFICE.STYLE(&quot;граница&quot;);ORG.OPENOFFICE.STYLE(&quot;Стандарт&quot;)))">
            <text:p/>
          </table:table-cell>
          <table:table-cell table:formula="of:=T(IF([$тест1.AB18]=1;ORG.OPENOFFICE.STYLE(&quot;граница&quot;);ORG.OPENOFFICE.STYLE(&quot;Стандарт&quot;)))">
            <text:p/>
          </table:table-cell>
          <table:table-cell table:formula="of:=T(IF([$тест1.AC18]=1;ORG.OPENOFFICE.STYLE(&quot;граница&quot;);ORG.OPENOFFICE.STYLE(&quot;Стандарт&quot;)))">
            <text:p/>
          </table:table-cell>
          <table:table-cell table:formula="of:=T(IF([$тест1.AD18]=1;ORG.OPENOFFICE.STYLE(&quot;граница&quot;);ORG.OPENOFFICE.STYLE(&quot;Стандарт&quot;)))">
            <text:p/>
          </table:table-cell>
          <table:table-cell table:formula="of:=T(IF([$тест1.AE18]=1;ORG.OPENOFFICE.STYLE(&quot;граница&quot;);ORG.OPENOFFICE.STYLE(&quot;Стандарт&quot;)))">
            <text:p/>
          </table:table-cell>
          <table:table-cell table:formula="of:=T(IF([$тест1.AF18]=1;ORG.OPENOFFICE.STYLE(&quot;граница&quot;);ORG.OPENOFFICE.STYLE(&quot;Стандарт&quot;)))">
            <text:p/>
          </table:table-cell>
          <table:table-cell table:formula="of:=T(IF([$тест1.AG18]=1;ORG.OPENOFFICE.STYLE(&quot;граница&quot;);ORG.OPENOFFICE.STYLE(&quot;Стандарт&quot;)))">
            <text:p/>
          </table:table-cell>
          <table:table-cell table:formula="of:=T(IF([$тест1.AH18]=1;ORG.OPENOFFICE.STYLE(&quot;граница&quot;);ORG.OPENOFFICE.STYLE(&quot;Стандарт&quot;)))">
            <text:p/>
          </table:table-cell>
          <table:table-cell table:formula="of:=T(IF([$тест1.AI18]=1;ORG.OPENOFFICE.STYLE(&quot;граница&quot;);ORG.OPENOFFICE.STYLE(&quot;Стандарт&quot;)))">
            <text:p/>
          </table:table-cell>
          <table:table-cell table:formula="of:=T(IF([$тест1.AJ18]=1;ORG.OPENOFFICE.STYLE(&quot;граница&quot;);ORG.OPENOFFICE.STYLE(&quot;Стандарт&quot;)))">
            <text:p/>
          </table:table-cell>
          <table:table-cell table:formula="of:=T(IF([$тест1.AK18]=1;ORG.OPENOFFICE.STYLE(&quot;граница&quot;);ORG.OPENOFFICE.STYLE(&quot;Стандарт&quot;)))">
            <text:p/>
          </table:table-cell>
          <table:table-cell table:formula="of:=T(IF([$тест1.AL18]=1;ORG.OPENOFFICE.STYLE(&quot;граница&quot;);ORG.OPENOFFICE.STYLE(&quot;Стандарт&quot;)))">
            <text:p/>
          </table:table-cell>
          <table:table-cell table:formula="of:=T(IF([$тест1.AM18]=1;ORG.OPENOFFICE.STYLE(&quot;граница&quot;);ORG.OPENOFFICE.STYLE(&quot;Стандарт&quot;)))">
            <text:p/>
          </table:table-cell>
          <table:table-cell table:formula="of:=T(IF([$тест1.AN18]=1;ORG.OPENOFFICE.STYLE(&quot;граница&quot;);ORG.OPENOFFICE.STYLE(&quot;Стандарт&quot;)))">
            <text:p/>
          </table:table-cell>
          <table:table-cell table:formula="of:=T(IF([$тест1.AO18]=1;ORG.OPENOFFICE.STYLE(&quot;граница&quot;);ORG.OPENOFFICE.STYLE(&quot;Стандарт&quot;)))">
            <text:p/>
          </table:table-cell>
          <table:table-cell table:formula="of:=T(IF([$тест1.AP18]=1;ORG.OPENOFFICE.STYLE(&quot;граница&quot;);ORG.OPENOFFICE.STYLE(&quot;Стандарт&quot;)))">
            <text:p/>
          </table:table-cell>
          <table:table-cell table:formula="of:=T(IF([$тест1.AQ18]=1;ORG.OPENOFFICE.STYLE(&quot;граница&quot;);ORG.OPENOFFICE.STYLE(&quot;Стандарт&quot;)))">
            <text:p/>
          </table:table-cell>
          <table:table-cell table:formula="of:=T(IF([$тест1.AR18]=1;ORG.OPENOFFICE.STYLE(&quot;граница&quot;);ORG.OPENOFFICE.STYLE(&quot;Стандарт&quot;)))">
            <text:p/>
          </table:table-cell>
          <table:table-cell table:formula="of:=T(IF([$тест1.AS18]=1;ORG.OPENOFFICE.STYLE(&quot;граница&quot;);ORG.OPENOFFICE.STYLE(&quot;Стандарт&quot;)))">
            <text:p/>
          </table:table-cell>
          <table:table-cell table:formula="of:=T(IF([$тест1.AT18]=1;ORG.OPENOFFICE.STYLE(&quot;граница&quot;);ORG.OPENOFFICE.STYLE(&quot;Стандарт&quot;)))">
            <text:p/>
          </table:table-cell>
          <table:table-cell table:formula="of:=T(IF([$тест1.AU18]=1;ORG.OPENOFFICE.STYLE(&quot;граница&quot;);ORG.OPENOFFICE.STYLE(&quot;Стандарт&quot;)))">
            <text:p/>
          </table:table-cell>
          <table:table-cell table:formula="of:=T(IF([$тест1.AV18]=1;ORG.OPENOFFICE.STYLE(&quot;граница&quot;);ORG.OPENOFFICE.STYLE(&quot;Стандарт&quot;)))">
            <text:p/>
          </table:table-cell>
          <table:table-cell table:formula="of:=T(IF([$тест1.AW18]=1;ORG.OPENOFFICE.STYLE(&quot;граница&quot;);ORG.OPENOFFICE.STYLE(&quot;Стандарт&quot;)))">
            <text:p/>
          </table:table-cell>
          <table:table-cell table:formula="of:=T(IF([$тест1.AX1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граница" table:formula="of:=T(IF([$тест1.B19]=1;ORG.OPENOFFICE.STYLE(&quot;граница&quot;);ORG.OPENOFFICE.STYLE(&quot;Стандарт&quot;)))">
            <text:p/>
          </table:table-cell>
          <table:table-cell table:formula="of:=T(IF([$тест1.C19]=1;ORG.OPENOFFICE.STYLE(&quot;граница&quot;);ORG.OPENOFFICE.STYLE(&quot;Стандарт&quot;)))">
            <text:p/>
          </table:table-cell>
          <table:table-cell table:formula="of:=T(IF([$тест1.D19]=1;ORG.OPENOFFICE.STYLE(&quot;граница&quot;);ORG.OPENOFFICE.STYLE(&quot;Стандарт&quot;)))">
            <text:p/>
          </table:table-cell>
          <table:table-cell table:formula="of:=T(IF([$тест1.E19]=1;ORG.OPENOFFICE.STYLE(&quot;граница&quot;);ORG.OPENOFFICE.STYLE(&quot;Стандарт&quot;)))">
            <text:p/>
          </table:table-cell>
          <table:table-cell table:formula="of:=T(IF([$тест1.F19]=1;ORG.OPENOFFICE.STYLE(&quot;граница&quot;);ORG.OPENOFFICE.STYLE(&quot;Стандарт&quot;)))">
            <text:p/>
          </table:table-cell>
          <table:table-cell table:formula="of:=T(IF([$тест1.G19]=1;ORG.OPENOFFICE.STYLE(&quot;граница&quot;);ORG.OPENOFFICE.STYLE(&quot;Стандарт&quot;)))">
            <text:p/>
          </table:table-cell>
          <table:table-cell table:formula="of:=T(IF([$тест1.H19]=1;ORG.OPENOFFICE.STYLE(&quot;граница&quot;);ORG.OPENOFFICE.STYLE(&quot;Стандарт&quot;)))">
            <text:p/>
          </table:table-cell>
          <table:table-cell table:formula="of:=T(IF([$тест1.I19]=1;ORG.OPENOFFICE.STYLE(&quot;граница&quot;);ORG.OPENOFFICE.STYLE(&quot;Стандарт&quot;)))">
            <text:p/>
          </table:table-cell>
          <table:table-cell table:formula="of:=T(IF([$тест1.J19]=1;ORG.OPENOFFICE.STYLE(&quot;граница&quot;);ORG.OPENOFFICE.STYLE(&quot;Стандарт&quot;)))">
            <text:p/>
          </table:table-cell>
          <table:table-cell table:formula="of:=T(IF([$тест1.K19]=1;ORG.OPENOFFICE.STYLE(&quot;граница&quot;);ORG.OPENOFFICE.STYLE(&quot;Стандарт&quot;)))">
            <text:p/>
          </table:table-cell>
          <table:table-cell table:formula="of:=T(IF([$тест1.L19]=1;ORG.OPENOFFICE.STYLE(&quot;граница&quot;);ORG.OPENOFFICE.STYLE(&quot;Стандарт&quot;)))">
            <text:p/>
          </table:table-cell>
          <table:table-cell table:formula="of:=T(IF([$тест1.M19]=1;ORG.OPENOFFICE.STYLE(&quot;граница&quot;);ORG.OPENOFFICE.STYLE(&quot;Стандарт&quot;)))">
            <text:p/>
          </table:table-cell>
          <table:table-cell table:formula="of:=T(IF([$тест1.N19]=1;ORG.OPENOFFICE.STYLE(&quot;граница&quot;);ORG.OPENOFFICE.STYLE(&quot;Стандарт&quot;)))">
            <text:p/>
          </table:table-cell>
          <table:table-cell table:formula="of:=T(IF([$тест1.O19]=1;ORG.OPENOFFICE.STYLE(&quot;граница&quot;);ORG.OPENOFFICE.STYLE(&quot;Стандарт&quot;)))">
            <text:p/>
          </table:table-cell>
          <table:table-cell table:formula="of:=T(IF([$тест1.P19]=1;ORG.OPENOFFICE.STYLE(&quot;граница&quot;);ORG.OPENOFFICE.STYLE(&quot;Стандарт&quot;)))">
            <text:p/>
          </table:table-cell>
          <table:table-cell table:formula="of:=T(IF([$тест1.Q19]=1;ORG.OPENOFFICE.STYLE(&quot;граница&quot;);ORG.OPENOFFICE.STYLE(&quot;Стандарт&quot;)))">
            <text:p/>
          </table:table-cell>
          <table:table-cell table:formula="of:=T(IF([$тест1.R19]=1;ORG.OPENOFFICE.STYLE(&quot;граница&quot;);ORG.OPENOFFICE.STYLE(&quot;Стандарт&quot;)))">
            <text:p/>
          </table:table-cell>
          <table:table-cell table:formula="of:=T(IF([$тест1.S19]=1;ORG.OPENOFFICE.STYLE(&quot;граница&quot;);ORG.OPENOFFICE.STYLE(&quot;Стандарт&quot;)))">
            <text:p/>
          </table:table-cell>
          <table:table-cell table:formula="of:=T(IF([$тест1.T19]=1;ORG.OPENOFFICE.STYLE(&quot;граница&quot;);ORG.OPENOFFICE.STYLE(&quot;Стандарт&quot;)))">
            <text:p/>
          </table:table-cell>
          <table:table-cell table:formula="of:=T(IF([$тест1.U19]=1;ORG.OPENOFFICE.STYLE(&quot;граница&quot;);ORG.OPENOFFICE.STYLE(&quot;Стандарт&quot;)))">
            <text:p/>
          </table:table-cell>
          <table:table-cell table:formula="of:=T(IF([$тест1.V19]=1;ORG.OPENOFFICE.STYLE(&quot;граница&quot;);ORG.OPENOFFICE.STYLE(&quot;Стандарт&quot;)))">
            <text:p/>
          </table:table-cell>
          <table:table-cell table:style-name="граница" table:formula="of:=T(IF([$тест1.W19]=1;ORG.OPENOFFICE.STYLE(&quot;граница&quot;);ORG.OPENOFFICE.STYLE(&quot;Стандарт&quot;)))">
            <text:p/>
          </table:table-cell>
          <table:table-cell table:formula="of:=T(IF([$тест1.X19]=1;ORG.OPENOFFICE.STYLE(&quot;граница&quot;);ORG.OPENOFFICE.STYLE(&quot;Стандарт&quot;)))">
            <text:p/>
          </table:table-cell>
          <table:table-cell table:formula="of:=T(IF([$тест1.Y19]=1;ORG.OPENOFFICE.STYLE(&quot;граница&quot;);ORG.OPENOFFICE.STYLE(&quot;Стандарт&quot;)))">
            <text:p/>
          </table:table-cell>
          <table:table-cell table:formula="of:=T(IF([$тест1.Z19]=1;ORG.OPENOFFICE.STYLE(&quot;граница&quot;);ORG.OPENOFFICE.STYLE(&quot;Стандарт&quot;)))">
            <text:p/>
          </table:table-cell>
          <table:table-cell table:formula="of:=T(IF([$тест1.AA19]=1;ORG.OPENOFFICE.STYLE(&quot;граница&quot;);ORG.OPENOFFICE.STYLE(&quot;Стандарт&quot;)))">
            <text:p/>
          </table:table-cell>
          <table:table-cell table:formula="of:=T(IF([$тест1.AB19]=1;ORG.OPENOFFICE.STYLE(&quot;граница&quot;);ORG.OPENOFFICE.STYLE(&quot;Стандарт&quot;)))">
            <text:p/>
          </table:table-cell>
          <table:table-cell table:formula="of:=T(IF([$тест1.AC19]=1;ORG.OPENOFFICE.STYLE(&quot;граница&quot;);ORG.OPENOFFICE.STYLE(&quot;Стандарт&quot;)))">
            <text:p/>
          </table:table-cell>
          <table:table-cell table:formula="of:=T(IF([$тест1.AD19]=1;ORG.OPENOFFICE.STYLE(&quot;граница&quot;);ORG.OPENOFFICE.STYLE(&quot;Стандарт&quot;)))">
            <text:p/>
          </table:table-cell>
          <table:table-cell table:formula="of:=T(IF([$тест1.AE19]=1;ORG.OPENOFFICE.STYLE(&quot;граница&quot;);ORG.OPENOFFICE.STYLE(&quot;Стандарт&quot;)))">
            <text:p/>
          </table:table-cell>
          <table:table-cell table:formula="of:=T(IF([$тест1.AF19]=1;ORG.OPENOFFICE.STYLE(&quot;граница&quot;);ORG.OPENOFFICE.STYLE(&quot;Стандарт&quot;)))">
            <text:p/>
          </table:table-cell>
          <table:table-cell table:formula="of:=T(IF([$тест1.AG19]=1;ORG.OPENOFFICE.STYLE(&quot;граница&quot;);ORG.OPENOFFICE.STYLE(&quot;Стандарт&quot;)))">
            <text:p/>
          </table:table-cell>
          <table:table-cell table:formula="of:=T(IF([$тест1.AH19]=1;ORG.OPENOFFICE.STYLE(&quot;граница&quot;);ORG.OPENOFFICE.STYLE(&quot;Стандарт&quot;)))">
            <text:p/>
          </table:table-cell>
          <table:table-cell table:formula="of:=T(IF([$тест1.AI19]=1;ORG.OPENOFFICE.STYLE(&quot;граница&quot;);ORG.OPENOFFICE.STYLE(&quot;Стандарт&quot;)))">
            <text:p/>
          </table:table-cell>
          <table:table-cell table:formula="of:=T(IF([$тест1.AJ19]=1;ORG.OPENOFFICE.STYLE(&quot;граница&quot;);ORG.OPENOFFICE.STYLE(&quot;Стандарт&quot;)))">
            <text:p/>
          </table:table-cell>
          <table:table-cell table:formula="of:=T(IF([$тест1.AK19]=1;ORG.OPENOFFICE.STYLE(&quot;граница&quot;);ORG.OPENOFFICE.STYLE(&quot;Стандарт&quot;)))">
            <text:p/>
          </table:table-cell>
          <table:table-cell table:formula="of:=T(IF([$тест1.AL19]=1;ORG.OPENOFFICE.STYLE(&quot;граница&quot;);ORG.OPENOFFICE.STYLE(&quot;Стандарт&quot;)))">
            <text:p/>
          </table:table-cell>
          <table:table-cell table:formula="of:=T(IF([$тест1.AM19]=1;ORG.OPENOFFICE.STYLE(&quot;граница&quot;);ORG.OPENOFFICE.STYLE(&quot;Стандарт&quot;)))">
            <text:p/>
          </table:table-cell>
          <table:table-cell table:formula="of:=T(IF([$тест1.AN19]=1;ORG.OPENOFFICE.STYLE(&quot;граница&quot;);ORG.OPENOFFICE.STYLE(&quot;Стандарт&quot;)))">
            <text:p/>
          </table:table-cell>
          <table:table-cell table:formula="of:=T(IF([$тест1.AO19]=1;ORG.OPENOFFICE.STYLE(&quot;граница&quot;);ORG.OPENOFFICE.STYLE(&quot;Стандарт&quot;)))">
            <text:p/>
          </table:table-cell>
          <table:table-cell table:formula="of:=T(IF([$тест1.AP19]=1;ORG.OPENOFFICE.STYLE(&quot;граница&quot;);ORG.OPENOFFICE.STYLE(&quot;Стандарт&quot;)))">
            <text:p/>
          </table:table-cell>
          <table:table-cell table:formula="of:=T(IF([$тест1.AQ19]=1;ORG.OPENOFFICE.STYLE(&quot;граница&quot;);ORG.OPENOFFICE.STYLE(&quot;Стандарт&quot;)))">
            <text:p/>
          </table:table-cell>
          <table:table-cell table:formula="of:=T(IF([$тест1.AR19]=1;ORG.OPENOFFICE.STYLE(&quot;граница&quot;);ORG.OPENOFFICE.STYLE(&quot;Стандарт&quot;)))">
            <text:p/>
          </table:table-cell>
          <table:table-cell table:formula="of:=T(IF([$тест1.AS19]=1;ORG.OPENOFFICE.STYLE(&quot;граница&quot;);ORG.OPENOFFICE.STYLE(&quot;Стандарт&quot;)))">
            <text:p/>
          </table:table-cell>
          <table:table-cell table:formula="of:=T(IF([$тест1.AT19]=1;ORG.OPENOFFICE.STYLE(&quot;граница&quot;);ORG.OPENOFFICE.STYLE(&quot;Стандарт&quot;)))">
            <text:p/>
          </table:table-cell>
          <table:table-cell table:formula="of:=T(IF([$тест1.AU19]=1;ORG.OPENOFFICE.STYLE(&quot;граница&quot;);ORG.OPENOFFICE.STYLE(&quot;Стандарт&quot;)))">
            <text:p/>
          </table:table-cell>
          <table:table-cell table:formula="of:=T(IF([$тест1.AV19]=1;ORG.OPENOFFICE.STYLE(&quot;граница&quot;);ORG.OPENOFFICE.STYLE(&quot;Стандарт&quot;)))">
            <text:p/>
          </table:table-cell>
          <table:table-cell table:formula="of:=T(IF([$тест1.AW19]=1;ORG.OPENOFFICE.STYLE(&quot;граница&quot;);ORG.OPENOFFICE.STYLE(&quot;Стандарт&quot;)))">
            <text:p/>
          </table:table-cell>
          <table:table-cell table:formula="of:=T(IF([$тест1.AX1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граница" table:formula="of:=T(IF([$тест1.B20]=1;ORG.OPENOFFICE.STYLE(&quot;граница&quot;);ORG.OPENOFFICE.STYLE(&quot;Стандарт&quot;)))">
            <text:p/>
          </table:table-cell>
          <table:table-cell table:formula="of:=T(IF([$тест1.C20]=1;ORG.OPENOFFICE.STYLE(&quot;граница&quot;);ORG.OPENOFFICE.STYLE(&quot;Стандарт&quot;)))">
            <text:p/>
          </table:table-cell>
          <table:table-cell table:formula="of:=T(IF([$тест1.D20]=1;ORG.OPENOFFICE.STYLE(&quot;граница&quot;);ORG.OPENOFFICE.STYLE(&quot;Стандарт&quot;)))">
            <text:p/>
          </table:table-cell>
          <table:table-cell table:formula="of:=T(IF([$тест1.E20]=1;ORG.OPENOFFICE.STYLE(&quot;граница&quot;);ORG.OPENOFFICE.STYLE(&quot;Стандарт&quot;)))">
            <text:p/>
          </table:table-cell>
          <table:table-cell table:formula="of:=T(IF([$тест1.F20]=1;ORG.OPENOFFICE.STYLE(&quot;граница&quot;);ORG.OPENOFFICE.STYLE(&quot;Стандарт&quot;)))">
            <text:p/>
          </table:table-cell>
          <table:table-cell table:formula="of:=T(IF([$тест1.G20]=1;ORG.OPENOFFICE.STYLE(&quot;граница&quot;);ORG.OPENOFFICE.STYLE(&quot;Стандарт&quot;)))">
            <text:p/>
          </table:table-cell>
          <table:table-cell table:formula="of:=T(IF([$тест1.H20]=1;ORG.OPENOFFICE.STYLE(&quot;граница&quot;);ORG.OPENOFFICE.STYLE(&quot;Стандарт&quot;)))">
            <text:p/>
          </table:table-cell>
          <table:table-cell table:formula="of:=T(IF([$тест1.I20]=1;ORG.OPENOFFICE.STYLE(&quot;граница&quot;);ORG.OPENOFFICE.STYLE(&quot;Стандарт&quot;)))">
            <text:p/>
          </table:table-cell>
          <table:table-cell table:formula="of:=T(IF([$тест1.J20]=1;ORG.OPENOFFICE.STYLE(&quot;граница&quot;);ORG.OPENOFFICE.STYLE(&quot;Стандарт&quot;)))">
            <text:p/>
          </table:table-cell>
          <table:table-cell table:formula="of:=T(IF([$тест1.K20]=1;ORG.OPENOFFICE.STYLE(&quot;граница&quot;);ORG.OPENOFFICE.STYLE(&quot;Стандарт&quot;)))">
            <text:p/>
          </table:table-cell>
          <table:table-cell table:formula="of:=T(IF([$тест1.L20]=1;ORG.OPENOFFICE.STYLE(&quot;граница&quot;);ORG.OPENOFFICE.STYLE(&quot;Стандарт&quot;)))">
            <text:p/>
          </table:table-cell>
          <table:table-cell table:formula="of:=T(IF([$тест1.M20]=1;ORG.OPENOFFICE.STYLE(&quot;граница&quot;);ORG.OPENOFFICE.STYLE(&quot;Стандарт&quot;)))">
            <text:p/>
          </table:table-cell>
          <table:table-cell table:formula="of:=T(IF([$тест1.N20]=1;ORG.OPENOFFICE.STYLE(&quot;граница&quot;);ORG.OPENOFFICE.STYLE(&quot;Стандарт&quot;)))">
            <text:p/>
          </table:table-cell>
          <table:table-cell table:formula="of:=T(IF([$тест1.O20]=1;ORG.OPENOFFICE.STYLE(&quot;граница&quot;);ORG.OPENOFFICE.STYLE(&quot;Стандарт&quot;)))">
            <text:p/>
          </table:table-cell>
          <table:table-cell table:formula="of:=T(IF([$тест1.P20]=1;ORG.OPENOFFICE.STYLE(&quot;граница&quot;);ORG.OPENOFFICE.STYLE(&quot;Стандарт&quot;)))">
            <text:p/>
          </table:table-cell>
          <table:table-cell table:formula="of:=T(IF([$тест1.Q20]=1;ORG.OPENOFFICE.STYLE(&quot;граница&quot;);ORG.OPENOFFICE.STYLE(&quot;Стандарт&quot;)))">
            <text:p/>
          </table:table-cell>
          <table:table-cell table:formula="of:=T(IF([$тест1.R20]=1;ORG.OPENOFFICE.STYLE(&quot;граница&quot;);ORG.OPENOFFICE.STYLE(&quot;Стандарт&quot;)))">
            <text:p/>
          </table:table-cell>
          <table:table-cell table:formula="of:=T(IF([$тест1.S20]=1;ORG.OPENOFFICE.STYLE(&quot;граница&quot;);ORG.OPENOFFICE.STYLE(&quot;Стандарт&quot;)))">
            <text:p/>
          </table:table-cell>
          <table:table-cell table:formula="of:=T(IF([$тест1.T20]=1;ORG.OPENOFFICE.STYLE(&quot;граница&quot;);ORG.OPENOFFICE.STYLE(&quot;Стандарт&quot;)))">
            <text:p/>
          </table:table-cell>
          <table:table-cell table:formula="of:=T(IF([$тест1.U20]=1;ORG.OPENOFFICE.STYLE(&quot;граница&quot;);ORG.OPENOFFICE.STYLE(&quot;Стандарт&quot;)))">
            <text:p/>
          </table:table-cell>
          <table:table-cell table:formula="of:=T(IF([$тест1.V20]=1;ORG.OPENOFFICE.STYLE(&quot;граница&quot;);ORG.OPENOFFICE.STYLE(&quot;Стандарт&quot;)))">
            <text:p/>
          </table:table-cell>
          <table:table-cell table:formula="of:=T(IF([$тест1.W20]=1;ORG.OPENOFFICE.STYLE(&quot;граница&quot;);ORG.OPENOFFICE.STYLE(&quot;Стандарт&quot;)))">
            <text:p/>
          </table:table-cell>
          <table:table-cell table:style-name="граница" table:formula="of:=T(IF([$тест1.X20]=1;ORG.OPENOFFICE.STYLE(&quot;граница&quot;);ORG.OPENOFFICE.STYLE(&quot;Стандарт&quot;)))">
            <text:p/>
          </table:table-cell>
          <table:table-cell table:formula="of:=T(IF([$тест1.Y20]=1;ORG.OPENOFFICE.STYLE(&quot;граница&quot;);ORG.OPENOFFICE.STYLE(&quot;Стандарт&quot;)))">
            <text:p/>
          </table:table-cell>
          <table:table-cell table:formula="of:=T(IF([$тест1.Z20]=1;ORG.OPENOFFICE.STYLE(&quot;граница&quot;);ORG.OPENOFFICE.STYLE(&quot;Стандарт&quot;)))">
            <text:p/>
          </table:table-cell>
          <table:table-cell table:formula="of:=T(IF([$тест1.AA20]=1;ORG.OPENOFFICE.STYLE(&quot;граница&quot;);ORG.OPENOFFICE.STYLE(&quot;Стандарт&quot;)))">
            <text:p/>
          </table:table-cell>
          <table:table-cell table:formula="of:=T(IF([$тест1.AB20]=1;ORG.OPENOFFICE.STYLE(&quot;граница&quot;);ORG.OPENOFFICE.STYLE(&quot;Стандарт&quot;)))">
            <text:p/>
          </table:table-cell>
          <table:table-cell table:formula="of:=T(IF([$тест1.AC20]=1;ORG.OPENOFFICE.STYLE(&quot;граница&quot;);ORG.OPENOFFICE.STYLE(&quot;Стандарт&quot;)))">
            <text:p/>
          </table:table-cell>
          <table:table-cell table:formula="of:=T(IF([$тест1.AD20]=1;ORG.OPENOFFICE.STYLE(&quot;граница&quot;);ORG.OPENOFFICE.STYLE(&quot;Стандарт&quot;)))">
            <text:p/>
          </table:table-cell>
          <table:table-cell table:formula="of:=T(IF([$тест1.AE20]=1;ORG.OPENOFFICE.STYLE(&quot;граница&quot;);ORG.OPENOFFICE.STYLE(&quot;Стандарт&quot;)))">
            <text:p/>
          </table:table-cell>
          <table:table-cell table:formula="of:=T(IF([$тест1.AF20]=1;ORG.OPENOFFICE.STYLE(&quot;граница&quot;);ORG.OPENOFFICE.STYLE(&quot;Стандарт&quot;)))">
            <text:p/>
          </table:table-cell>
          <table:table-cell table:formula="of:=T(IF([$тест1.AG20]=1;ORG.OPENOFFICE.STYLE(&quot;граница&quot;);ORG.OPENOFFICE.STYLE(&quot;Стандарт&quot;)))">
            <text:p/>
          </table:table-cell>
          <table:table-cell table:formula="of:=T(IF([$тест1.AH20]=1;ORG.OPENOFFICE.STYLE(&quot;граница&quot;);ORG.OPENOFFICE.STYLE(&quot;Стандарт&quot;)))">
            <text:p/>
          </table:table-cell>
          <table:table-cell table:formula="of:=T(IF([$тест1.AI20]=1;ORG.OPENOFFICE.STYLE(&quot;граница&quot;);ORG.OPENOFFICE.STYLE(&quot;Стандарт&quot;)))">
            <text:p/>
          </table:table-cell>
          <table:table-cell table:formula="of:=T(IF([$тест1.AJ20]=1;ORG.OPENOFFICE.STYLE(&quot;граница&quot;);ORG.OPENOFFICE.STYLE(&quot;Стандарт&quot;)))">
            <text:p/>
          </table:table-cell>
          <table:table-cell table:formula="of:=T(IF([$тест1.AK20]=1;ORG.OPENOFFICE.STYLE(&quot;граница&quot;);ORG.OPENOFFICE.STYLE(&quot;Стандарт&quot;)))">
            <text:p/>
          </table:table-cell>
          <table:table-cell table:formula="of:=T(IF([$тест1.AL20]=1;ORG.OPENOFFICE.STYLE(&quot;граница&quot;);ORG.OPENOFFICE.STYLE(&quot;Стандарт&quot;)))">
            <text:p/>
          </table:table-cell>
          <table:table-cell table:formula="of:=T(IF([$тест1.AM20]=1;ORG.OPENOFFICE.STYLE(&quot;граница&quot;);ORG.OPENOFFICE.STYLE(&quot;Стандарт&quot;)))">
            <text:p/>
          </table:table-cell>
          <table:table-cell table:formula="of:=T(IF([$тест1.AN20]=1;ORG.OPENOFFICE.STYLE(&quot;граница&quot;);ORG.OPENOFFICE.STYLE(&quot;Стандарт&quot;)))">
            <text:p/>
          </table:table-cell>
          <table:table-cell table:formula="of:=T(IF([$тест1.AO20]=1;ORG.OPENOFFICE.STYLE(&quot;граница&quot;);ORG.OPENOFFICE.STYLE(&quot;Стандарт&quot;)))">
            <text:p/>
          </table:table-cell>
          <table:table-cell table:formula="of:=T(IF([$тест1.AP20]=1;ORG.OPENOFFICE.STYLE(&quot;граница&quot;);ORG.OPENOFFICE.STYLE(&quot;Стандарт&quot;)))">
            <text:p/>
          </table:table-cell>
          <table:table-cell table:formula="of:=T(IF([$тест1.AQ20]=1;ORG.OPENOFFICE.STYLE(&quot;граница&quot;);ORG.OPENOFFICE.STYLE(&quot;Стандарт&quot;)))">
            <text:p/>
          </table:table-cell>
          <table:table-cell table:formula="of:=T(IF([$тест1.AR20]=1;ORG.OPENOFFICE.STYLE(&quot;граница&quot;);ORG.OPENOFFICE.STYLE(&quot;Стандарт&quot;)))">
            <text:p/>
          </table:table-cell>
          <table:table-cell table:formula="of:=T(IF([$тест1.AS20]=1;ORG.OPENOFFICE.STYLE(&quot;граница&quot;);ORG.OPENOFFICE.STYLE(&quot;Стандарт&quot;)))">
            <text:p/>
          </table:table-cell>
          <table:table-cell table:formula="of:=T(IF([$тест1.AT20]=1;ORG.OPENOFFICE.STYLE(&quot;граница&quot;);ORG.OPENOFFICE.STYLE(&quot;Стандарт&quot;)))">
            <text:p/>
          </table:table-cell>
          <table:table-cell table:formula="of:=T(IF([$тест1.AU20]=1;ORG.OPENOFFICE.STYLE(&quot;граница&quot;);ORG.OPENOFFICE.STYLE(&quot;Стандарт&quot;)))">
            <text:p/>
          </table:table-cell>
          <table:table-cell table:formula="of:=T(IF([$тест1.AV20]=1;ORG.OPENOFFICE.STYLE(&quot;граница&quot;);ORG.OPENOFFICE.STYLE(&quot;Стандарт&quot;)))">
            <text:p/>
          </table:table-cell>
          <table:table-cell table:formula="of:=T(IF([$тест1.AW20]=1;ORG.OPENOFFICE.STYLE(&quot;граница&quot;);ORG.OPENOFFICE.STYLE(&quot;Стандарт&quot;)))">
            <text:p/>
          </table:table-cell>
          <table:table-cell table:formula="of:=T(IF([$тест1.AX2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граница" table:formula="of:=T(IF([$тест1.B21]=1;ORG.OPENOFFICE.STYLE(&quot;граница&quot;);ORG.OPENOFFICE.STYLE(&quot;Стандарт&quot;)))">
            <text:p/>
          </table:table-cell>
          <table:table-cell table:formula="of:=T(IF([$тест1.C21]=1;ORG.OPENOFFICE.STYLE(&quot;граница&quot;);ORG.OPENOFFICE.STYLE(&quot;Стандарт&quot;)))">
            <text:p/>
          </table:table-cell>
          <table:table-cell table:formula="of:=T(IF([$тест1.D21]=1;ORG.OPENOFFICE.STYLE(&quot;граница&quot;);ORG.OPENOFFICE.STYLE(&quot;Стандарт&quot;)))">
            <text:p/>
          </table:table-cell>
          <table:table-cell table:formula="of:=T(IF([$тест1.E21]=1;ORG.OPENOFFICE.STYLE(&quot;граница&quot;);ORG.OPENOFFICE.STYLE(&quot;Стандарт&quot;)))">
            <text:p/>
          </table:table-cell>
          <table:table-cell table:formula="of:=T(IF([$тест1.F21]=1;ORG.OPENOFFICE.STYLE(&quot;граница&quot;);ORG.OPENOFFICE.STYLE(&quot;Стандарт&quot;)))">
            <text:p/>
          </table:table-cell>
          <table:table-cell table:formula="of:=T(IF([$тест1.G21]=1;ORG.OPENOFFICE.STYLE(&quot;граница&quot;);ORG.OPENOFFICE.STYLE(&quot;Стандарт&quot;)))">
            <text:p/>
          </table:table-cell>
          <table:table-cell table:formula="of:=T(IF([$тест1.H21]=1;ORG.OPENOFFICE.STYLE(&quot;граница&quot;);ORG.OPENOFFICE.STYLE(&quot;Стандарт&quot;)))">
            <text:p/>
          </table:table-cell>
          <table:table-cell table:formula="of:=T(IF([$тест1.I21]=1;ORG.OPENOFFICE.STYLE(&quot;граница&quot;);ORG.OPENOFFICE.STYLE(&quot;Стандарт&quot;)))">
            <text:p/>
          </table:table-cell>
          <table:table-cell table:formula="of:=T(IF([$тест1.J21]=1;ORG.OPENOFFICE.STYLE(&quot;граница&quot;);ORG.OPENOFFICE.STYLE(&quot;Стандарт&quot;)))">
            <text:p/>
          </table:table-cell>
          <table:table-cell table:formula="of:=T(IF([$тест1.K21]=1;ORG.OPENOFFICE.STYLE(&quot;граница&quot;);ORG.OPENOFFICE.STYLE(&quot;Стандарт&quot;)))">
            <text:p/>
          </table:table-cell>
          <table:table-cell table:formula="of:=T(IF([$тест1.L21]=1;ORG.OPENOFFICE.STYLE(&quot;граница&quot;);ORG.OPENOFFICE.STYLE(&quot;Стандарт&quot;)))">
            <text:p/>
          </table:table-cell>
          <table:table-cell table:formula="of:=T(IF([$тест1.M21]=1;ORG.OPENOFFICE.STYLE(&quot;граница&quot;);ORG.OPENOFFICE.STYLE(&quot;Стандарт&quot;)))">
            <text:p/>
          </table:table-cell>
          <table:table-cell table:formula="of:=T(IF([$тест1.N21]=1;ORG.OPENOFFICE.STYLE(&quot;граница&quot;);ORG.OPENOFFICE.STYLE(&quot;Стандарт&quot;)))">
            <text:p/>
          </table:table-cell>
          <table:table-cell table:formula="of:=T(IF([$тест1.O21]=1;ORG.OPENOFFICE.STYLE(&quot;граница&quot;);ORG.OPENOFFICE.STYLE(&quot;Стандарт&quot;)))">
            <text:p/>
          </table:table-cell>
          <table:table-cell table:formula="of:=T(IF([$тест1.P21]=1;ORG.OPENOFFICE.STYLE(&quot;граница&quot;);ORG.OPENOFFICE.STYLE(&quot;Стандарт&quot;)))">
            <text:p/>
          </table:table-cell>
          <table:table-cell table:formula="of:=T(IF([$тест1.Q21]=1;ORG.OPENOFFICE.STYLE(&quot;граница&quot;);ORG.OPENOFFICE.STYLE(&quot;Стандарт&quot;)))">
            <text:p/>
          </table:table-cell>
          <table:table-cell table:formula="of:=T(IF([$тест1.R21]=1;ORG.OPENOFFICE.STYLE(&quot;граница&quot;);ORG.OPENOFFICE.STYLE(&quot;Стандарт&quot;)))">
            <text:p/>
          </table:table-cell>
          <table:table-cell table:formula="of:=T(IF([$тест1.S21]=1;ORG.OPENOFFICE.STYLE(&quot;граница&quot;);ORG.OPENOFFICE.STYLE(&quot;Стандарт&quot;)))">
            <text:p/>
          </table:table-cell>
          <table:table-cell table:formula="of:=T(IF([$тест1.T21]=1;ORG.OPENOFFICE.STYLE(&quot;граница&quot;);ORG.OPENOFFICE.STYLE(&quot;Стандарт&quot;)))">
            <text:p/>
          </table:table-cell>
          <table:table-cell table:formula="of:=T(IF([$тест1.U21]=1;ORG.OPENOFFICE.STYLE(&quot;граница&quot;);ORG.OPENOFFICE.STYLE(&quot;Стандарт&quot;)))">
            <text:p/>
          </table:table-cell>
          <table:table-cell table:formula="of:=T(IF([$тест1.V21]=1;ORG.OPENOFFICE.STYLE(&quot;граница&quot;);ORG.OPENOFFICE.STYLE(&quot;Стандарт&quot;)))">
            <text:p/>
          </table:table-cell>
          <table:table-cell table:formula="of:=T(IF([$тест1.W21]=1;ORG.OPENOFFICE.STYLE(&quot;граница&quot;);ORG.OPENOFFICE.STYLE(&quot;Стандарт&quot;)))">
            <text:p/>
          </table:table-cell>
          <table:table-cell table:formula="of:=T(IF([$тест1.X21]=1;ORG.OPENOFFICE.STYLE(&quot;граница&quot;);ORG.OPENOFFICE.STYLE(&quot;Стандарт&quot;)))">
            <text:p/>
          </table:table-cell>
          <table:table-cell table:style-name="граница" table:formula="of:=T(IF([$тест1.Y21]=1;ORG.OPENOFFICE.STYLE(&quot;граница&quot;);ORG.OPENOFFICE.STYLE(&quot;Стандарт&quot;)))">
            <text:p/>
          </table:table-cell>
          <table:table-cell table:formula="of:=T(IF([$тест1.Z21]=1;ORG.OPENOFFICE.STYLE(&quot;граница&quot;);ORG.OPENOFFICE.STYLE(&quot;Стандарт&quot;)))">
            <text:p/>
          </table:table-cell>
          <table:table-cell table:formula="of:=T(IF([$тест1.AA21]=1;ORG.OPENOFFICE.STYLE(&quot;граница&quot;);ORG.OPENOFFICE.STYLE(&quot;Стандарт&quot;)))">
            <text:p/>
          </table:table-cell>
          <table:table-cell table:formula="of:=T(IF([$тест1.AB21]=1;ORG.OPENOFFICE.STYLE(&quot;граница&quot;);ORG.OPENOFFICE.STYLE(&quot;Стандарт&quot;)))">
            <text:p/>
          </table:table-cell>
          <table:table-cell table:formula="of:=T(IF([$тест1.AC21]=1;ORG.OPENOFFICE.STYLE(&quot;граница&quot;);ORG.OPENOFFICE.STYLE(&quot;Стандарт&quot;)))">
            <text:p/>
          </table:table-cell>
          <table:table-cell table:formula="of:=T(IF([$тест1.AD21]=1;ORG.OPENOFFICE.STYLE(&quot;граница&quot;);ORG.OPENOFFICE.STYLE(&quot;Стандарт&quot;)))">
            <text:p/>
          </table:table-cell>
          <table:table-cell table:formula="of:=T(IF([$тест1.AE21]=1;ORG.OPENOFFICE.STYLE(&quot;граница&quot;);ORG.OPENOFFICE.STYLE(&quot;Стандарт&quot;)))">
            <text:p/>
          </table:table-cell>
          <table:table-cell table:formula="of:=T(IF([$тест1.AF21]=1;ORG.OPENOFFICE.STYLE(&quot;граница&quot;);ORG.OPENOFFICE.STYLE(&quot;Стандарт&quot;)))">
            <text:p/>
          </table:table-cell>
          <table:table-cell table:formula="of:=T(IF([$тест1.AG21]=1;ORG.OPENOFFICE.STYLE(&quot;граница&quot;);ORG.OPENOFFICE.STYLE(&quot;Стандарт&quot;)))">
            <text:p/>
          </table:table-cell>
          <table:table-cell table:formula="of:=T(IF([$тест1.AH21]=1;ORG.OPENOFFICE.STYLE(&quot;граница&quot;);ORG.OPENOFFICE.STYLE(&quot;Стандарт&quot;)))">
            <text:p/>
          </table:table-cell>
          <table:table-cell table:formula="of:=T(IF([$тест1.AI21]=1;ORG.OPENOFFICE.STYLE(&quot;граница&quot;);ORG.OPENOFFICE.STYLE(&quot;Стандарт&quot;)))">
            <text:p/>
          </table:table-cell>
          <table:table-cell table:formula="of:=T(IF([$тест1.AJ21]=1;ORG.OPENOFFICE.STYLE(&quot;граница&quot;);ORG.OPENOFFICE.STYLE(&quot;Стандарт&quot;)))">
            <text:p/>
          </table:table-cell>
          <table:table-cell table:formula="of:=T(IF([$тест1.AK21]=1;ORG.OPENOFFICE.STYLE(&quot;граница&quot;);ORG.OPENOFFICE.STYLE(&quot;Стандарт&quot;)))">
            <text:p/>
          </table:table-cell>
          <table:table-cell table:formula="of:=T(IF([$тест1.AL21]=1;ORG.OPENOFFICE.STYLE(&quot;граница&quot;);ORG.OPENOFFICE.STYLE(&quot;Стандарт&quot;)))">
            <text:p/>
          </table:table-cell>
          <table:table-cell table:formula="of:=T(IF([$тест1.AM21]=1;ORG.OPENOFFICE.STYLE(&quot;граница&quot;);ORG.OPENOFFICE.STYLE(&quot;Стандарт&quot;)))">
            <text:p/>
          </table:table-cell>
          <table:table-cell table:formula="of:=T(IF([$тест1.AN21]=1;ORG.OPENOFFICE.STYLE(&quot;граница&quot;);ORG.OPENOFFICE.STYLE(&quot;Стандарт&quot;)))">
            <text:p/>
          </table:table-cell>
          <table:table-cell table:formula="of:=T(IF([$тест1.AO21]=1;ORG.OPENOFFICE.STYLE(&quot;граница&quot;);ORG.OPENOFFICE.STYLE(&quot;Стандарт&quot;)))">
            <text:p/>
          </table:table-cell>
          <table:table-cell table:formula="of:=T(IF([$тест1.AP21]=1;ORG.OPENOFFICE.STYLE(&quot;граница&quot;);ORG.OPENOFFICE.STYLE(&quot;Стандарт&quot;)))">
            <text:p/>
          </table:table-cell>
          <table:table-cell table:formula="of:=T(IF([$тест1.AQ21]=1;ORG.OPENOFFICE.STYLE(&quot;граница&quot;);ORG.OPENOFFICE.STYLE(&quot;Стандарт&quot;)))">
            <text:p/>
          </table:table-cell>
          <table:table-cell table:formula="of:=T(IF([$тест1.AR21]=1;ORG.OPENOFFICE.STYLE(&quot;граница&quot;);ORG.OPENOFFICE.STYLE(&quot;Стандарт&quot;)))">
            <text:p/>
          </table:table-cell>
          <table:table-cell table:formula="of:=T(IF([$тест1.AS21]=1;ORG.OPENOFFICE.STYLE(&quot;граница&quot;);ORG.OPENOFFICE.STYLE(&quot;Стандарт&quot;)))">
            <text:p/>
          </table:table-cell>
          <table:table-cell table:formula="of:=T(IF([$тест1.AT21]=1;ORG.OPENOFFICE.STYLE(&quot;граница&quot;);ORG.OPENOFFICE.STYLE(&quot;Стандарт&quot;)))">
            <text:p/>
          </table:table-cell>
          <table:table-cell table:formula="of:=T(IF([$тест1.AU21]=1;ORG.OPENOFFICE.STYLE(&quot;граница&quot;);ORG.OPENOFFICE.STYLE(&quot;Стандарт&quot;)))">
            <text:p/>
          </table:table-cell>
          <table:table-cell table:formula="of:=T(IF([$тест1.AV21]=1;ORG.OPENOFFICE.STYLE(&quot;граница&quot;);ORG.OPENOFFICE.STYLE(&quot;Стандарт&quot;)))">
            <text:p/>
          </table:table-cell>
          <table:table-cell table:formula="of:=T(IF([$тест1.AW21]=1;ORG.OPENOFFICE.STYLE(&quot;граница&quot;);ORG.OPENOFFICE.STYLE(&quot;Стандарт&quot;)))">
            <text:p/>
          </table:table-cell>
          <table:table-cell table:formula="of:=T(IF([$тест1.AX2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граница" table:formula="of:=T(IF([$тест1.B22]=1;ORG.OPENOFFICE.STYLE(&quot;граница&quot;);ORG.OPENOFFICE.STYLE(&quot;Стандарт&quot;)))">
            <text:p/>
          </table:table-cell>
          <table:table-cell table:formula="of:=T(IF([$тест1.C22]=1;ORG.OPENOFFICE.STYLE(&quot;граница&quot;);ORG.OPENOFFICE.STYLE(&quot;Стандарт&quot;)))">
            <text:p/>
          </table:table-cell>
          <table:table-cell table:formula="of:=T(IF([$тест1.D22]=1;ORG.OPENOFFICE.STYLE(&quot;граница&quot;);ORG.OPENOFFICE.STYLE(&quot;Стандарт&quot;)))">
            <text:p/>
          </table:table-cell>
          <table:table-cell table:formula="of:=T(IF([$тест1.E22]=1;ORG.OPENOFFICE.STYLE(&quot;граница&quot;);ORG.OPENOFFICE.STYLE(&quot;Стандарт&quot;)))">
            <text:p/>
          </table:table-cell>
          <table:table-cell table:formula="of:=T(IF([$тест1.F22]=1;ORG.OPENOFFICE.STYLE(&quot;граница&quot;);ORG.OPENOFFICE.STYLE(&quot;Стандарт&quot;)))">
            <text:p/>
          </table:table-cell>
          <table:table-cell table:formula="of:=T(IF([$тест1.G22]=1;ORG.OPENOFFICE.STYLE(&quot;граница&quot;);ORG.OPENOFFICE.STYLE(&quot;Стандарт&quot;)))">
            <text:p/>
          </table:table-cell>
          <table:table-cell table:formula="of:=T(IF([$тест1.H22]=1;ORG.OPENOFFICE.STYLE(&quot;граница&quot;);ORG.OPENOFFICE.STYLE(&quot;Стандарт&quot;)))">
            <text:p/>
          </table:table-cell>
          <table:table-cell table:formula="of:=T(IF([$тест1.I22]=1;ORG.OPENOFFICE.STYLE(&quot;граница&quot;);ORG.OPENOFFICE.STYLE(&quot;Стандарт&quot;)))">
            <text:p/>
          </table:table-cell>
          <table:table-cell table:formula="of:=T(IF([$тест1.J22]=1;ORG.OPENOFFICE.STYLE(&quot;граница&quot;);ORG.OPENOFFICE.STYLE(&quot;Стандарт&quot;)))">
            <text:p/>
          </table:table-cell>
          <table:table-cell table:formula="of:=T(IF([$тест1.K22]=1;ORG.OPENOFFICE.STYLE(&quot;граница&quot;);ORG.OPENOFFICE.STYLE(&quot;Стандарт&quot;)))">
            <text:p/>
          </table:table-cell>
          <table:table-cell table:formula="of:=T(IF([$тест1.L22]=1;ORG.OPENOFFICE.STYLE(&quot;граница&quot;);ORG.OPENOFFICE.STYLE(&quot;Стандарт&quot;)))">
            <text:p/>
          </table:table-cell>
          <table:table-cell table:style-name="граница" table:formula="of:=T(IF([$тест1.M22]=1;ORG.OPENOFFICE.STYLE(&quot;граница&quot;);ORG.OPENOFFICE.STYLE(&quot;Стандарт&quot;)))">
            <text:p/>
          </table:table-cell>
          <table:table-cell table:formula="of:=T(IF([$тест1.N22]=1;ORG.OPENOFFICE.STYLE(&quot;граница&quot;);ORG.OPENOFFICE.STYLE(&quot;Стандарт&quot;)))">
            <text:p/>
          </table:table-cell>
          <table:table-cell table:formula="of:=T(IF([$тест1.O22]=1;ORG.OPENOFFICE.STYLE(&quot;граница&quot;);ORG.OPENOFFICE.STYLE(&quot;Стандарт&quot;)))">
            <text:p/>
          </table:table-cell>
          <table:table-cell table:formula="of:=T(IF([$тест1.P22]=1;ORG.OPENOFFICE.STYLE(&quot;граница&quot;);ORG.OPENOFFICE.STYLE(&quot;Стандарт&quot;)))">
            <text:p/>
          </table:table-cell>
          <table:table-cell table:formula="of:=T(IF([$тест1.Q22]=1;ORG.OPENOFFICE.STYLE(&quot;граница&quot;);ORG.OPENOFFICE.STYLE(&quot;Стандарт&quot;)))">
            <text:p/>
          </table:table-cell>
          <table:table-cell table:style-name="граница" table:formula="of:=T(IF([$тест1.R22]=1;ORG.OPENOFFICE.STYLE(&quot;граница&quot;);ORG.OPENOFFICE.STYLE(&quot;Стандарт&quot;)))">
            <text:p/>
          </table:table-cell>
          <table:table-cell table:formula="of:=T(IF([$тест1.S22]=1;ORG.OPENOFFICE.STYLE(&quot;граница&quot;);ORG.OPENOFFICE.STYLE(&quot;Стандарт&quot;)))">
            <text:p/>
          </table:table-cell>
          <table:table-cell table:formula="of:=T(IF([$тест1.T22]=1;ORG.OPENOFFICE.STYLE(&quot;граница&quot;);ORG.OPENOFFICE.STYLE(&quot;Стандарт&quot;)))">
            <text:p/>
          </table:table-cell>
          <table:table-cell table:formula="of:=T(IF([$тест1.U22]=1;ORG.OPENOFFICE.STYLE(&quot;граница&quot;);ORG.OPENOFFICE.STYLE(&quot;Стандарт&quot;)))">
            <text:p/>
          </table:table-cell>
          <table:table-cell table:formula="of:=T(IF([$тест1.V22]=1;ORG.OPENOFFICE.STYLE(&quot;граница&quot;);ORG.OPENOFFICE.STYLE(&quot;Стандарт&quot;)))">
            <text:p/>
          </table:table-cell>
          <table:table-cell table:formula="of:=T(IF([$тест1.W22]=1;ORG.OPENOFFICE.STYLE(&quot;граница&quot;);ORG.OPENOFFICE.STYLE(&quot;Стандарт&quot;)))">
            <text:p/>
          </table:table-cell>
          <table:table-cell table:formula="of:=T(IF([$тест1.X22]=1;ORG.OPENOFFICE.STYLE(&quot;граница&quot;);ORG.OPENOFFICE.STYLE(&quot;Стандарт&quot;)))">
            <text:p/>
          </table:table-cell>
          <table:table-cell table:formula="of:=T(IF([$тест1.Y22]=1;ORG.OPENOFFICE.STYLE(&quot;граница&quot;);ORG.OPENOFFICE.STYLE(&quot;Стандарт&quot;)))">
            <text:p/>
          </table:table-cell>
          <table:table-cell table:style-name="граница" table:formula="of:=T(IF([$тест1.Z22]=1;ORG.OPENOFFICE.STYLE(&quot;граница&quot;);ORG.OPENOFFICE.STYLE(&quot;Стандарт&quot;)))">
            <text:p/>
          </table:table-cell>
          <table:table-cell table:formula="of:=T(IF([$тест1.AA22]=1;ORG.OPENOFFICE.STYLE(&quot;граница&quot;);ORG.OPENOFFICE.STYLE(&quot;Стандарт&quot;)))">
            <text:p/>
          </table:table-cell>
          <table:table-cell table:formula="of:=T(IF([$тест1.AB22]=1;ORG.OPENOFFICE.STYLE(&quot;граница&quot;);ORG.OPENOFFICE.STYLE(&quot;Стандарт&quot;)))">
            <text:p/>
          </table:table-cell>
          <table:table-cell table:formula="of:=T(IF([$тест1.AC22]=1;ORG.OPENOFFICE.STYLE(&quot;граница&quot;);ORG.OPENOFFICE.STYLE(&quot;Стандарт&quot;)))">
            <text:p/>
          </table:table-cell>
          <table:table-cell table:formula="of:=T(IF([$тест1.AD22]=1;ORG.OPENOFFICE.STYLE(&quot;граница&quot;);ORG.OPENOFFICE.STYLE(&quot;Стандарт&quot;)))">
            <text:p/>
          </table:table-cell>
          <table:table-cell table:formula="of:=T(IF([$тест1.AE22]=1;ORG.OPENOFFICE.STYLE(&quot;граница&quot;);ORG.OPENOFFICE.STYLE(&quot;Стандарт&quot;)))">
            <text:p/>
          </table:table-cell>
          <table:table-cell table:formula="of:=T(IF([$тест1.AF22]=1;ORG.OPENOFFICE.STYLE(&quot;граница&quot;);ORG.OPENOFFICE.STYLE(&quot;Стандарт&quot;)))">
            <text:p/>
          </table:table-cell>
          <table:table-cell table:formula="of:=T(IF([$тест1.AG22]=1;ORG.OPENOFFICE.STYLE(&quot;граница&quot;);ORG.OPENOFFICE.STYLE(&quot;Стандарт&quot;)))">
            <text:p/>
          </table:table-cell>
          <table:table-cell table:formula="of:=T(IF([$тест1.AH22]=1;ORG.OPENOFFICE.STYLE(&quot;граница&quot;);ORG.OPENOFFICE.STYLE(&quot;Стандарт&quot;)))">
            <text:p/>
          </table:table-cell>
          <table:table-cell table:formula="of:=T(IF([$тест1.AI22]=1;ORG.OPENOFFICE.STYLE(&quot;граница&quot;);ORG.OPENOFFICE.STYLE(&quot;Стандарт&quot;)))">
            <text:p/>
          </table:table-cell>
          <table:table-cell table:formula="of:=T(IF([$тест1.AJ22]=1;ORG.OPENOFFICE.STYLE(&quot;граница&quot;);ORG.OPENOFFICE.STYLE(&quot;Стандарт&quot;)))">
            <text:p/>
          </table:table-cell>
          <table:table-cell table:formula="of:=T(IF([$тест1.AK22]=1;ORG.OPENOFFICE.STYLE(&quot;граница&quot;);ORG.OPENOFFICE.STYLE(&quot;Стандарт&quot;)))">
            <text:p/>
          </table:table-cell>
          <table:table-cell table:formula="of:=T(IF([$тест1.AL22]=1;ORG.OPENOFFICE.STYLE(&quot;граница&quot;);ORG.OPENOFFICE.STYLE(&quot;Стандарт&quot;)))">
            <text:p/>
          </table:table-cell>
          <table:table-cell table:formula="of:=T(IF([$тест1.AM22]=1;ORG.OPENOFFICE.STYLE(&quot;граница&quot;);ORG.OPENOFFICE.STYLE(&quot;Стандарт&quot;)))">
            <text:p/>
          </table:table-cell>
          <table:table-cell table:formula="of:=T(IF([$тест1.AN22]=1;ORG.OPENOFFICE.STYLE(&quot;граница&quot;);ORG.OPENOFFICE.STYLE(&quot;Стандарт&quot;)))">
            <text:p/>
          </table:table-cell>
          <table:table-cell table:formula="of:=T(IF([$тест1.AO22]=1;ORG.OPENOFFICE.STYLE(&quot;граница&quot;);ORG.OPENOFFICE.STYLE(&quot;Стандарт&quot;)))">
            <text:p/>
          </table:table-cell>
          <table:table-cell table:formula="of:=T(IF([$тест1.AP22]=1;ORG.OPENOFFICE.STYLE(&quot;граница&quot;);ORG.OPENOFFICE.STYLE(&quot;Стандарт&quot;)))">
            <text:p/>
          </table:table-cell>
          <table:table-cell table:formula="of:=T(IF([$тест1.AQ22]=1;ORG.OPENOFFICE.STYLE(&quot;граница&quot;);ORG.OPENOFFICE.STYLE(&quot;Стандарт&quot;)))">
            <text:p/>
          </table:table-cell>
          <table:table-cell table:formula="of:=T(IF([$тест1.AR22]=1;ORG.OPENOFFICE.STYLE(&quot;граница&quot;);ORG.OPENOFFICE.STYLE(&quot;Стандарт&quot;)))">
            <text:p/>
          </table:table-cell>
          <table:table-cell table:formula="of:=T(IF([$тест1.AS22]=1;ORG.OPENOFFICE.STYLE(&quot;граница&quot;);ORG.OPENOFFICE.STYLE(&quot;Стандарт&quot;)))">
            <text:p/>
          </table:table-cell>
          <table:table-cell table:formula="of:=T(IF([$тест1.AT22]=1;ORG.OPENOFFICE.STYLE(&quot;граница&quot;);ORG.OPENOFFICE.STYLE(&quot;Стандарт&quot;)))">
            <text:p/>
          </table:table-cell>
          <table:table-cell table:formula="of:=T(IF([$тест1.AU22]=1;ORG.OPENOFFICE.STYLE(&quot;граница&quot;);ORG.OPENOFFICE.STYLE(&quot;Стандарт&quot;)))">
            <text:p/>
          </table:table-cell>
          <table:table-cell table:formula="of:=T(IF([$тест1.AV22]=1;ORG.OPENOFFICE.STYLE(&quot;граница&quot;);ORG.OPENOFFICE.STYLE(&quot;Стандарт&quot;)))">
            <text:p/>
          </table:table-cell>
          <table:table-cell table:formula="of:=T(IF([$тест1.AW22]=1;ORG.OPENOFFICE.STYLE(&quot;граница&quot;);ORG.OPENOFFICE.STYLE(&quot;Стандарт&quot;)))">
            <text:p/>
          </table:table-cell>
          <table:table-cell table:formula="of:=T(IF([$тест1.AX2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граница" table:formula="of:=T(IF([$тест1.B23]=1;ORG.OPENOFFICE.STYLE(&quot;граница&quot;);ORG.OPENOFFICE.STYLE(&quot;Стандарт&quot;)))">
            <text:p/>
          </table:table-cell>
          <table:table-cell table:formula="of:=T(IF([$тест1.C23]=1;ORG.OPENOFFICE.STYLE(&quot;граница&quot;);ORG.OPENOFFICE.STYLE(&quot;Стандарт&quot;)))">
            <text:p/>
          </table:table-cell>
          <table:table-cell table:formula="of:=T(IF([$тест1.D23]=1;ORG.OPENOFFICE.STYLE(&quot;граница&quot;);ORG.OPENOFFICE.STYLE(&quot;Стандарт&quot;)))">
            <text:p/>
          </table:table-cell>
          <table:table-cell table:formula="of:=T(IF([$тест1.E23]=1;ORG.OPENOFFICE.STYLE(&quot;граница&quot;);ORG.OPENOFFICE.STYLE(&quot;Стандарт&quot;)))">
            <text:p/>
          </table:table-cell>
          <table:table-cell table:formula="of:=T(IF([$тест1.F23]=1;ORG.OPENOFFICE.STYLE(&quot;граница&quot;);ORG.OPENOFFICE.STYLE(&quot;Стандарт&quot;)))">
            <text:p/>
          </table:table-cell>
          <table:table-cell table:formula="of:=T(IF([$тест1.G23]=1;ORG.OPENOFFICE.STYLE(&quot;граница&quot;);ORG.OPENOFFICE.STYLE(&quot;Стандарт&quot;)))">
            <text:p/>
          </table:table-cell>
          <table:table-cell table:formula="of:=T(IF([$тест1.H23]=1;ORG.OPENOFFICE.STYLE(&quot;граница&quot;);ORG.OPENOFFICE.STYLE(&quot;Стандарт&quot;)))">
            <text:p/>
          </table:table-cell>
          <table:table-cell table:formula="of:=T(IF([$тест1.I23]=1;ORG.OPENOFFICE.STYLE(&quot;граница&quot;);ORG.OPENOFFICE.STYLE(&quot;Стандарт&quot;)))">
            <text:p/>
          </table:table-cell>
          <table:table-cell table:formula="of:=T(IF([$тест1.J23]=1;ORG.OPENOFFICE.STYLE(&quot;граница&quot;);ORG.OPENOFFICE.STYLE(&quot;Стандарт&quot;)))">
            <text:p/>
          </table:table-cell>
          <table:table-cell table:formula="of:=T(IF([$тест1.K23]=1;ORG.OPENOFFICE.STYLE(&quot;граница&quot;);ORG.OPENOFFICE.STYLE(&quot;Стандарт&quot;)))">
            <text:p/>
          </table:table-cell>
          <table:table-cell table:formula="of:=T(IF([$тест1.L23]=1;ORG.OPENOFFICE.STYLE(&quot;граница&quot;);ORG.OPENOFFICE.STYLE(&quot;Стандарт&quot;)))">
            <text:p/>
          </table:table-cell>
          <table:table-cell table:style-name="граница" table:formula="of:=T(IF([$тест1.M23]=1;ORG.OPENOFFICE.STYLE(&quot;граница&quot;);ORG.OPENOFFICE.STYLE(&quot;Стандарт&quot;)))">
            <text:p/>
          </table:table-cell>
          <table:table-cell table:formula="of:=T(IF([$тест1.N23]=1;ORG.OPENOFFICE.STYLE(&quot;граница&quot;);ORG.OPENOFFICE.STYLE(&quot;Стандарт&quot;)))">
            <text:p/>
          </table:table-cell>
          <table:table-cell table:formula="of:=T(IF([$тест1.O23]=1;ORG.OPENOFFICE.STYLE(&quot;граница&quot;);ORG.OPENOFFICE.STYLE(&quot;Стандарт&quot;)))">
            <text:p/>
          </table:table-cell>
          <table:table-cell table:formula="of:=T(IF([$тест1.P23]=1;ORG.OPENOFFICE.STYLE(&quot;граница&quot;);ORG.OPENOFFICE.STYLE(&quot;Стандарт&quot;)))">
            <text:p/>
          </table:table-cell>
          <table:table-cell table:formula="of:=T(IF([$тест1.Q23]=1;ORG.OPENOFFICE.STYLE(&quot;граница&quot;);ORG.OPENOFFICE.STYLE(&quot;Стандарт&quot;)))">
            <text:p/>
          </table:table-cell>
          <table:table-cell table:style-name="граница" table:formula="of:=T(IF([$тест1.R23]=1;ORG.OPENOFFICE.STYLE(&quot;граница&quot;);ORG.OPENOFFICE.STYLE(&quot;Стандарт&quot;)))">
            <text:p/>
          </table:table-cell>
          <table:table-cell table:formula="of:=T(IF([$тест1.S23]=1;ORG.OPENOFFICE.STYLE(&quot;граница&quot;);ORG.OPENOFFICE.STYLE(&quot;Стандарт&quot;)))">
            <text:p/>
          </table:table-cell>
          <table:table-cell table:formula="of:=T(IF([$тест1.T23]=1;ORG.OPENOFFICE.STYLE(&quot;граница&quot;);ORG.OPENOFFICE.STYLE(&quot;Стандарт&quot;)))">
            <text:p/>
          </table:table-cell>
          <table:table-cell table:formula="of:=T(IF([$тест1.U23]=1;ORG.OPENOFFICE.STYLE(&quot;граница&quot;);ORG.OPENOFFICE.STYLE(&quot;Стандарт&quot;)))">
            <text:p/>
          </table:table-cell>
          <table:table-cell table:formula="of:=T(IF([$тест1.V23]=1;ORG.OPENOFFICE.STYLE(&quot;граница&quot;);ORG.OPENOFFICE.STYLE(&quot;Стандарт&quot;)))">
            <text:p/>
          </table:table-cell>
          <table:table-cell table:formula="of:=T(IF([$тест1.W23]=1;ORG.OPENOFFICE.STYLE(&quot;граница&quot;);ORG.OPENOFFICE.STYLE(&quot;Стандарт&quot;)))">
            <text:p/>
          </table:table-cell>
          <table:table-cell table:formula="of:=T(IF([$тест1.X23]=1;ORG.OPENOFFICE.STYLE(&quot;граница&quot;);ORG.OPENOFFICE.STYLE(&quot;Стандарт&quot;)))">
            <text:p/>
          </table:table-cell>
          <table:table-cell table:style-name="граница" table:formula="of:=T(IF([$тест1.Y23]=1;ORG.OPENOFFICE.STYLE(&quot;граница&quot;);ORG.OPENOFFICE.STYLE(&quot;Стандарт&quot;)))">
            <text:p/>
          </table:table-cell>
          <table:table-cell table:formula="of:=T(IF([$тест1.Z23]=1;ORG.OPENOFFICE.STYLE(&quot;граница&quot;);ORG.OPENOFFICE.STYLE(&quot;Стандарт&quot;)))">
            <text:p/>
          </table:table-cell>
          <table:table-cell table:formula="of:=T(IF([$тест1.AA23]=1;ORG.OPENOFFICE.STYLE(&quot;граница&quot;);ORG.OPENOFFICE.STYLE(&quot;Стандарт&quot;)))">
            <text:p/>
          </table:table-cell>
          <table:table-cell table:formula="of:=T(IF([$тест1.AB23]=1;ORG.OPENOFFICE.STYLE(&quot;граница&quot;);ORG.OPENOFFICE.STYLE(&quot;Стандарт&quot;)))">
            <text:p/>
          </table:table-cell>
          <table:table-cell table:formula="of:=T(IF([$тест1.AC23]=1;ORG.OPENOFFICE.STYLE(&quot;граница&quot;);ORG.OPENOFFICE.STYLE(&quot;Стандарт&quot;)))">
            <text:p/>
          </table:table-cell>
          <table:table-cell table:formula="of:=T(IF([$тест1.AD23]=1;ORG.OPENOFFICE.STYLE(&quot;граница&quot;);ORG.OPENOFFICE.STYLE(&quot;Стандарт&quot;)))">
            <text:p/>
          </table:table-cell>
          <table:table-cell table:formula="of:=T(IF([$тест1.AE23]=1;ORG.OPENOFFICE.STYLE(&quot;граница&quot;);ORG.OPENOFFICE.STYLE(&quot;Стандарт&quot;)))">
            <text:p/>
          </table:table-cell>
          <table:table-cell table:formula="of:=T(IF([$тест1.AF23]=1;ORG.OPENOFFICE.STYLE(&quot;граница&quot;);ORG.OPENOFFICE.STYLE(&quot;Стандарт&quot;)))">
            <text:p/>
          </table:table-cell>
          <table:table-cell table:formula="of:=T(IF([$тест1.AG23]=1;ORG.OPENOFFICE.STYLE(&quot;граница&quot;);ORG.OPENOFFICE.STYLE(&quot;Стандарт&quot;)))">
            <text:p/>
          </table:table-cell>
          <table:table-cell table:formula="of:=T(IF([$тест1.AH23]=1;ORG.OPENOFFICE.STYLE(&quot;граница&quot;);ORG.OPENOFFICE.STYLE(&quot;Стандарт&quot;)))">
            <text:p/>
          </table:table-cell>
          <table:table-cell table:formula="of:=T(IF([$тест1.AI23]=1;ORG.OPENOFFICE.STYLE(&quot;граница&quot;);ORG.OPENOFFICE.STYLE(&quot;Стандарт&quot;)))">
            <text:p/>
          </table:table-cell>
          <table:table-cell table:formula="of:=T(IF([$тест1.AJ23]=1;ORG.OPENOFFICE.STYLE(&quot;граница&quot;);ORG.OPENOFFICE.STYLE(&quot;Стандарт&quot;)))">
            <text:p/>
          </table:table-cell>
          <table:table-cell table:formula="of:=T(IF([$тест1.AK23]=1;ORG.OPENOFFICE.STYLE(&quot;граница&quot;);ORG.OPENOFFICE.STYLE(&quot;Стандарт&quot;)))">
            <text:p/>
          </table:table-cell>
          <table:table-cell table:formula="of:=T(IF([$тест1.AL23]=1;ORG.OPENOFFICE.STYLE(&quot;граница&quot;);ORG.OPENOFFICE.STYLE(&quot;Стандарт&quot;)))">
            <text:p/>
          </table:table-cell>
          <table:table-cell table:formula="of:=T(IF([$тест1.AM23]=1;ORG.OPENOFFICE.STYLE(&quot;граница&quot;);ORG.OPENOFFICE.STYLE(&quot;Стандарт&quot;)))">
            <text:p/>
          </table:table-cell>
          <table:table-cell table:formula="of:=T(IF([$тест1.AN23]=1;ORG.OPENOFFICE.STYLE(&quot;граница&quot;);ORG.OPENOFFICE.STYLE(&quot;Стандарт&quot;)))">
            <text:p/>
          </table:table-cell>
          <table:table-cell table:formula="of:=T(IF([$тест1.AO23]=1;ORG.OPENOFFICE.STYLE(&quot;граница&quot;);ORG.OPENOFFICE.STYLE(&quot;Стандарт&quot;)))">
            <text:p/>
          </table:table-cell>
          <table:table-cell table:formula="of:=T(IF([$тест1.AP23]=1;ORG.OPENOFFICE.STYLE(&quot;граница&quot;);ORG.OPENOFFICE.STYLE(&quot;Стандарт&quot;)))">
            <text:p/>
          </table:table-cell>
          <table:table-cell table:formula="of:=T(IF([$тест1.AQ23]=1;ORG.OPENOFFICE.STYLE(&quot;граница&quot;);ORG.OPENOFFICE.STYLE(&quot;Стандарт&quot;)))">
            <text:p/>
          </table:table-cell>
          <table:table-cell table:formula="of:=T(IF([$тест1.AR23]=1;ORG.OPENOFFICE.STYLE(&quot;граница&quot;);ORG.OPENOFFICE.STYLE(&quot;Стандарт&quot;)))">
            <text:p/>
          </table:table-cell>
          <table:table-cell table:formula="of:=T(IF([$тест1.AS23]=1;ORG.OPENOFFICE.STYLE(&quot;граница&quot;);ORG.OPENOFFICE.STYLE(&quot;Стандарт&quot;)))">
            <text:p/>
          </table:table-cell>
          <table:table-cell table:formula="of:=T(IF([$тест1.AT23]=1;ORG.OPENOFFICE.STYLE(&quot;граница&quot;);ORG.OPENOFFICE.STYLE(&quot;Стандарт&quot;)))">
            <text:p/>
          </table:table-cell>
          <table:table-cell table:formula="of:=T(IF([$тест1.AU23]=1;ORG.OPENOFFICE.STYLE(&quot;граница&quot;);ORG.OPENOFFICE.STYLE(&quot;Стандарт&quot;)))">
            <text:p/>
          </table:table-cell>
          <table:table-cell table:formula="of:=T(IF([$тест1.AV23]=1;ORG.OPENOFFICE.STYLE(&quot;граница&quot;);ORG.OPENOFFICE.STYLE(&quot;Стандарт&quot;)))">
            <text:p/>
          </table:table-cell>
          <table:table-cell table:formula="of:=T(IF([$тест1.AW23]=1;ORG.OPENOFFICE.STYLE(&quot;граница&quot;);ORG.OPENOFFICE.STYLE(&quot;Стандарт&quot;)))">
            <text:p/>
          </table:table-cell>
          <table:table-cell table:formula="of:=T(IF([$тест1.AX2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граница" table:formula="of:=T(IF([$тест1.B24]=1;ORG.OPENOFFICE.STYLE(&quot;граница&quot;);ORG.OPENOFFICE.STYLE(&quot;Стандарт&quot;)))">
            <text:p/>
          </table:table-cell>
          <table:table-cell table:style-name="граница" table:formula="of:=T(IF([$тест1.C24]=1;ORG.OPENOFFICE.STYLE(&quot;граница&quot;);ORG.OPENOFFICE.STYLE(&quot;Стандарт&quot;)))">
            <text:p/>
          </table:table-cell>
          <table:table-cell table:formula="of:=T(IF([$тест1.D24]=1;ORG.OPENOFFICE.STYLE(&quot;граница&quot;);ORG.OPENOFFICE.STYLE(&quot;Стандарт&quot;)))">
            <text:p/>
          </table:table-cell>
          <table:table-cell table:formula="of:=T(IF([$тест1.E24]=1;ORG.OPENOFFICE.STYLE(&quot;граница&quot;);ORG.OPENOFFICE.STYLE(&quot;Стандарт&quot;)))">
            <text:p/>
          </table:table-cell>
          <table:table-cell table:formula="of:=T(IF([$тест1.F24]=1;ORG.OPENOFFICE.STYLE(&quot;граница&quot;);ORG.OPENOFFICE.STYLE(&quot;Стандарт&quot;)))">
            <text:p/>
          </table:table-cell>
          <table:table-cell table:formula="of:=T(IF([$тест1.G24]=1;ORG.OPENOFFICE.STYLE(&quot;граница&quot;);ORG.OPENOFFICE.STYLE(&quot;Стандарт&quot;)))">
            <text:p/>
          </table:table-cell>
          <table:table-cell table:formula="of:=T(IF([$тест1.H24]=1;ORG.OPENOFFICE.STYLE(&quot;граница&quot;);ORG.OPENOFFICE.STYLE(&quot;Стандарт&quot;)))">
            <text:p/>
          </table:table-cell>
          <table:table-cell table:formula="of:=T(IF([$тест1.I24]=1;ORG.OPENOFFICE.STYLE(&quot;граница&quot;);ORG.OPENOFFICE.STYLE(&quot;Стандарт&quot;)))">
            <text:p/>
          </table:table-cell>
          <table:table-cell table:formula="of:=T(IF([$тест1.J24]=1;ORG.OPENOFFICE.STYLE(&quot;граница&quot;);ORG.OPENOFFICE.STYLE(&quot;Стандарт&quot;)))">
            <text:p/>
          </table:table-cell>
          <table:table-cell table:formula="of:=T(IF([$тест1.K24]=1;ORG.OPENOFFICE.STYLE(&quot;граница&quot;);ORG.OPENOFFICE.STYLE(&quot;Стандарт&quot;)))">
            <text:p/>
          </table:table-cell>
          <table:table-cell table:formula="of:=T(IF([$тест1.L24]=1;ORG.OPENOFFICE.STYLE(&quot;граница&quot;);ORG.OPENOFFICE.STYLE(&quot;Стандарт&quot;)))">
            <text:p/>
          </table:table-cell>
          <table:table-cell table:style-name="граница" table:formula="of:=T(IF([$тест1.M24]=1;ORG.OPENOFFICE.STYLE(&quot;граница&quot;);ORG.OPENOFFICE.STYLE(&quot;Стандарт&quot;)))">
            <text:p/>
          </table:table-cell>
          <table:table-cell table:style-name="граница" table:formula="of:=T(IF([$тест1.N24]=1;ORG.OPENOFFICE.STYLE(&quot;граница&quot;);ORG.OPENOFFICE.STYLE(&quot;Стандарт&quot;)))">
            <text:p/>
          </table:table-cell>
          <table:table-cell table:formula="of:=T(IF([$тест1.O24]=1;ORG.OPENOFFICE.STYLE(&quot;граница&quot;);ORG.OPENOFFICE.STYLE(&quot;Стандарт&quot;)))">
            <text:p/>
          </table:table-cell>
          <table:table-cell table:formula="of:=T(IF([$тест1.P24]=1;ORG.OPENOFFICE.STYLE(&quot;граница&quot;);ORG.OPENOFFICE.STYLE(&quot;Стандарт&quot;)))">
            <text:p/>
          </table:table-cell>
          <table:table-cell table:formula="of:=T(IF([$тест1.Q24]=1;ORG.OPENOFFICE.STYLE(&quot;граница&quot;);ORG.OPENOFFICE.STYLE(&quot;Стандарт&quot;)))">
            <text:p/>
          </table:table-cell>
          <table:table-cell table:style-name="граница" table:formula="of:=T(IF([$тест1.R24]=1;ORG.OPENOFFICE.STYLE(&quot;граница&quot;);ORG.OPENOFFICE.STYLE(&quot;Стандарт&quot;)))">
            <text:p/>
          </table:table-cell>
          <table:table-cell table:style-name="граница" table:formula="of:=T(IF([$тест1.S24]=1;ORG.OPENOFFICE.STYLE(&quot;граница&quot;);ORG.OPENOFFICE.STYLE(&quot;Стандарт&quot;)))">
            <text:p/>
          </table:table-cell>
          <table:table-cell table:style-name="граница" table:formula="of:=T(IF([$тест1.T24]=1;ORG.OPENOFFICE.STYLE(&quot;граница&quot;);ORG.OPENOFFICE.STYLE(&quot;Стандарт&quot;)))">
            <text:p/>
          </table:table-cell>
          <table:table-cell table:style-name="граница" table:formula="of:=T(IF([$тест1.U24]=1;ORG.OPENOFFICE.STYLE(&quot;граница&quot;);ORG.OPENOFFICE.STYLE(&quot;Стандарт&quot;)))">
            <text:p/>
          </table:table-cell>
          <table:table-cell table:formula="of:=T(IF([$тест1.V24]=1;ORG.OPENOFFICE.STYLE(&quot;граница&quot;);ORG.OPENOFFICE.STYLE(&quot;Стандарт&quot;)))">
            <text:p/>
          </table:table-cell>
          <table:table-cell table:formula="of:=T(IF([$тест1.W24]=1;ORG.OPENOFFICE.STYLE(&quot;граница&quot;);ORG.OPENOFFICE.STYLE(&quot;Стандарт&quot;)))">
            <text:p/>
          </table:table-cell>
          <table:table-cell table:formula="of:=T(IF([$тест1.X24]=1;ORG.OPENOFFICE.STYLE(&quot;граница&quot;);ORG.OPENOFFICE.STYLE(&quot;Стандарт&quot;)))">
            <text:p/>
          </table:table-cell>
          <table:table-cell table:style-name="граница" table:formula="of:=T(IF([$тест1.Y24]=1;ORG.OPENOFFICE.STYLE(&quot;граница&quot;);ORG.OPENOFFICE.STYLE(&quot;Стандарт&quot;)))">
            <text:p/>
          </table:table-cell>
          <table:table-cell table:formula="of:=T(IF([$тест1.Z24]=1;ORG.OPENOFFICE.STYLE(&quot;граница&quot;);ORG.OPENOFFICE.STYLE(&quot;Стандарт&quot;)))">
            <text:p/>
          </table:table-cell>
          <table:table-cell table:formula="of:=T(IF([$тест1.AA24]=1;ORG.OPENOFFICE.STYLE(&quot;граница&quot;);ORG.OPENOFFICE.STYLE(&quot;Стандарт&quot;)))">
            <text:p/>
          </table:table-cell>
          <table:table-cell table:formula="of:=T(IF([$тест1.AB24]=1;ORG.OPENOFFICE.STYLE(&quot;граница&quot;);ORG.OPENOFFICE.STYLE(&quot;Стандарт&quot;)))">
            <text:p/>
          </table:table-cell>
          <table:table-cell table:formula="of:=T(IF([$тест1.AC24]=1;ORG.OPENOFFICE.STYLE(&quot;граница&quot;);ORG.OPENOFFICE.STYLE(&quot;Стандарт&quot;)))">
            <text:p/>
          </table:table-cell>
          <table:table-cell table:formula="of:=T(IF([$тест1.AD24]=1;ORG.OPENOFFICE.STYLE(&quot;граница&quot;);ORG.OPENOFFICE.STYLE(&quot;Стандарт&quot;)))">
            <text:p/>
          </table:table-cell>
          <table:table-cell table:formula="of:=T(IF([$тест1.AE24]=1;ORG.OPENOFFICE.STYLE(&quot;граница&quot;);ORG.OPENOFFICE.STYLE(&quot;Стандарт&quot;)))">
            <text:p/>
          </table:table-cell>
          <table:table-cell table:formula="of:=T(IF([$тест1.AF24]=1;ORG.OPENOFFICE.STYLE(&quot;граница&quot;);ORG.OPENOFFICE.STYLE(&quot;Стандарт&quot;)))">
            <text:p/>
          </table:table-cell>
          <table:table-cell table:formula="of:=T(IF([$тест1.AG24]=1;ORG.OPENOFFICE.STYLE(&quot;граница&quot;);ORG.OPENOFFICE.STYLE(&quot;Стандарт&quot;)))">
            <text:p/>
          </table:table-cell>
          <table:table-cell table:formula="of:=T(IF([$тест1.AH24]=1;ORG.OPENOFFICE.STYLE(&quot;граница&quot;);ORG.OPENOFFICE.STYLE(&quot;Стандарт&quot;)))">
            <text:p/>
          </table:table-cell>
          <table:table-cell table:formula="of:=T(IF([$тест1.AI24]=1;ORG.OPENOFFICE.STYLE(&quot;граница&quot;);ORG.OPENOFFICE.STYLE(&quot;Стандарт&quot;)))">
            <text:p/>
          </table:table-cell>
          <table:table-cell table:formula="of:=T(IF([$тест1.AJ24]=1;ORG.OPENOFFICE.STYLE(&quot;граница&quot;);ORG.OPENOFFICE.STYLE(&quot;Стандарт&quot;)))">
            <text:p/>
          </table:table-cell>
          <table:table-cell table:formula="of:=T(IF([$тест1.AK24]=1;ORG.OPENOFFICE.STYLE(&quot;граница&quot;);ORG.OPENOFFICE.STYLE(&quot;Стандарт&quot;)))">
            <text:p/>
          </table:table-cell>
          <table:table-cell table:formula="of:=T(IF([$тест1.AL24]=1;ORG.OPENOFFICE.STYLE(&quot;граница&quot;);ORG.OPENOFFICE.STYLE(&quot;Стандарт&quot;)))">
            <text:p/>
          </table:table-cell>
          <table:table-cell table:formula="of:=T(IF([$тест1.AM24]=1;ORG.OPENOFFICE.STYLE(&quot;граница&quot;);ORG.OPENOFFICE.STYLE(&quot;Стандарт&quot;)))">
            <text:p/>
          </table:table-cell>
          <table:table-cell table:formula="of:=T(IF([$тест1.AN24]=1;ORG.OPENOFFICE.STYLE(&quot;граница&quot;);ORG.OPENOFFICE.STYLE(&quot;Стандарт&quot;)))">
            <text:p/>
          </table:table-cell>
          <table:table-cell table:formula="of:=T(IF([$тест1.AO24]=1;ORG.OPENOFFICE.STYLE(&quot;граница&quot;);ORG.OPENOFFICE.STYLE(&quot;Стандарт&quot;)))">
            <text:p/>
          </table:table-cell>
          <table:table-cell table:formula="of:=T(IF([$тест1.AP24]=1;ORG.OPENOFFICE.STYLE(&quot;граница&quot;);ORG.OPENOFFICE.STYLE(&quot;Стандарт&quot;)))">
            <text:p/>
          </table:table-cell>
          <table:table-cell table:formula="of:=T(IF([$тест1.AQ24]=1;ORG.OPENOFFICE.STYLE(&quot;граница&quot;);ORG.OPENOFFICE.STYLE(&quot;Стандарт&quot;)))">
            <text:p/>
          </table:table-cell>
          <table:table-cell table:formula="of:=T(IF([$тест1.AR24]=1;ORG.OPENOFFICE.STYLE(&quot;граница&quot;);ORG.OPENOFFICE.STYLE(&quot;Стандарт&quot;)))">
            <text:p/>
          </table:table-cell>
          <table:table-cell table:formula="of:=T(IF([$тест1.AS24]=1;ORG.OPENOFFICE.STYLE(&quot;граница&quot;);ORG.OPENOFFICE.STYLE(&quot;Стандарт&quot;)))">
            <text:p/>
          </table:table-cell>
          <table:table-cell table:formula="of:=T(IF([$тест1.AT24]=1;ORG.OPENOFFICE.STYLE(&quot;граница&quot;);ORG.OPENOFFICE.STYLE(&quot;Стандарт&quot;)))">
            <text:p/>
          </table:table-cell>
          <table:table-cell table:formula="of:=T(IF([$тест1.AU24]=1;ORG.OPENOFFICE.STYLE(&quot;граница&quot;);ORG.OPENOFFICE.STYLE(&quot;Стандарт&quot;)))">
            <text:p/>
          </table:table-cell>
          <table:table-cell table:formula="of:=T(IF([$тест1.AV24]=1;ORG.OPENOFFICE.STYLE(&quot;граница&quot;);ORG.OPENOFFICE.STYLE(&quot;Стандарт&quot;)))">
            <text:p/>
          </table:table-cell>
          <table:table-cell table:formula="of:=T(IF([$тест1.AW24]=1;ORG.OPENOFFICE.STYLE(&quot;граница&quot;);ORG.OPENOFFICE.STYLE(&quot;Стандарт&quot;)))">
            <text:p/>
          </table:table-cell>
          <table:table-cell table:formula="of:=T(IF([$тест1.AX2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(IF([$тест1.B25]=1;ORG.OPENOFFICE.STYLE(&quot;граница&quot;);ORG.OPENOFFICE.STYLE(&quot;Стандарт&quot;)))">
            <text:p/>
          </table:table-cell>
          <table:table-cell table:style-name="граница" table:formula="of:=T(IF([$тест1.C25]=1;ORG.OPENOFFICE.STYLE(&quot;граница&quot;);ORG.OPENOFFICE.STYLE(&quot;Стандарт&quot;)))">
            <text:p/>
          </table:table-cell>
          <table:table-cell table:style-name="граница" table:formula="of:=T(IF([$тест1.D25]=1;ORG.OPENOFFICE.STYLE(&quot;граница&quot;);ORG.OPENOFFICE.STYLE(&quot;Стандарт&quot;)))">
            <text:p/>
          </table:table-cell>
          <table:table-cell table:style-name="граница" table:formula="of:=T(IF([$тест1.E25]=1;ORG.OPENOFFICE.STYLE(&quot;граница&quot;);ORG.OPENOFFICE.STYLE(&quot;Стандарт&quot;)))">
            <text:p/>
          </table:table-cell>
          <table:table-cell table:formula="of:=T(IF([$тест1.F25]=1;ORG.OPENOFFICE.STYLE(&quot;граница&quot;);ORG.OPENOFFICE.STYLE(&quot;Стандарт&quot;)))">
            <text:p/>
          </table:table-cell>
          <table:table-cell table:formula="of:=T(IF([$тест1.G25]=1;ORG.OPENOFFICE.STYLE(&quot;граница&quot;);ORG.OPENOFFICE.STYLE(&quot;Стандарт&quot;)))">
            <text:p/>
          </table:table-cell>
          <table:table-cell table:formula="of:=T(IF([$тест1.H25]=1;ORG.OPENOFFICE.STYLE(&quot;граница&quot;);ORG.OPENOFFICE.STYLE(&quot;Стандарт&quot;)))">
            <text:p/>
          </table:table-cell>
          <table:table-cell table:formula="of:=T(IF([$тест1.I25]=1;ORG.OPENOFFICE.STYLE(&quot;граница&quot;);ORG.OPENOFFICE.STYLE(&quot;Стандарт&quot;)))">
            <text:p/>
          </table:table-cell>
          <table:table-cell table:formula="of:=T(IF([$тест1.J25]=1;ORG.OPENOFFICE.STYLE(&quot;граница&quot;);ORG.OPENOFFICE.STYLE(&quot;Стандарт&quot;)))">
            <text:p/>
          </table:table-cell>
          <table:table-cell table:formula="of:=T(IF([$тест1.K25]=1;ORG.OPENOFFICE.STYLE(&quot;граница&quot;);ORG.OPENOFFICE.STYLE(&quot;Стандарт&quot;)))">
            <text:p/>
          </table:table-cell>
          <table:table-cell table:formula="of:=T(IF([$тест1.L25]=1;ORG.OPENOFFICE.STYLE(&quot;граница&quot;);ORG.OPENOFFICE.STYLE(&quot;Стандарт&quot;)))">
            <text:p/>
          </table:table-cell>
          <table:table-cell table:style-name="граница" table:formula="of:=T(IF([$тест1.M25]=1;ORG.OPENOFFICE.STYLE(&quot;граница&quot;);ORG.OPENOFFICE.STYLE(&quot;Стандарт&quot;)))">
            <text:p/>
          </table:table-cell>
          <table:table-cell table:style-name="граница" table:formula="of:=T(IF([$тест1.N25]=1;ORG.OPENOFFICE.STYLE(&quot;граница&quot;);ORG.OPENOFFICE.STYLE(&quot;Стандарт&quot;)))">
            <text:p/>
          </table:table-cell>
          <table:table-cell table:style-name="граница" table:formula="of:=T(IF([$тест1.O25]=1;ORG.OPENOFFICE.STYLE(&quot;граница&quot;);ORG.OPENOFFICE.STYLE(&quot;Стандарт&quot;)))">
            <text:p/>
          </table:table-cell>
          <table:table-cell table:style-name="граница" table:formula="of:=T(IF([$тест1.P25]=1;ORG.OPENOFFICE.STYLE(&quot;граница&quot;);ORG.OPENOFFICE.STYLE(&quot;Стандарт&quot;)))">
            <text:p/>
          </table:table-cell>
          <table:table-cell table:style-name="граница" table:formula="of:=T(IF([$тест1.Q25]=1;ORG.OPENOFFICE.STYLE(&quot;граница&quot;);ORG.OPENOFFICE.STYLE(&quot;Стандарт&quot;)))">
            <text:p/>
          </table:table-cell>
          <table:table-cell table:style-name="граница" table:formula="of:=T(IF([$тест1.R25]=1;ORG.OPENOFFICE.STYLE(&quot;граница&quot;);ORG.OPENOFFICE.STYLE(&quot;Стандарт&quot;)))">
            <text:p/>
          </table:table-cell>
          <table:table-cell table:formula="of:=T(IF([$тест1.S25]=1;ORG.OPENOFFICE.STYLE(&quot;граница&quot;);ORG.OPENOFFICE.STYLE(&quot;Стандарт&quot;)))">
            <text:p/>
          </table:table-cell>
          <table:table-cell table:formula="of:=T(IF([$тест1.T25]=1;ORG.OPENOFFICE.STYLE(&quot;граница&quot;);ORG.OPENOFFICE.STYLE(&quot;Стандарт&quot;)))">
            <text:p/>
          </table:table-cell>
          <table:table-cell table:formula="of:=T(IF([$тест1.U25]=1;ORG.OPENOFFICE.STYLE(&quot;граница&quot;);ORG.OPENOFFICE.STYLE(&quot;Стандарт&quot;)))">
            <text:p/>
          </table:table-cell>
          <table:table-cell table:style-name="граница" table:formula="of:=T(IF([$тест1.V25]=1;ORG.OPENOFFICE.STYLE(&quot;граница&quot;);ORG.OPENOFFICE.STYLE(&quot;Стандарт&quot;)))">
            <text:p/>
          </table:table-cell>
          <table:table-cell table:formula="of:=T(IF([$тест1.W25]=1;ORG.OPENOFFICE.STYLE(&quot;граница&quot;);ORG.OPENOFFICE.STYLE(&quot;Стандарт&quot;)))">
            <text:p/>
          </table:table-cell>
          <table:table-cell table:formula="of:=T(IF([$тест1.X25]=1;ORG.OPENOFFICE.STYLE(&quot;граница&quot;);ORG.OPENOFFICE.STYLE(&quot;Стандарт&quot;)))">
            <text:p/>
          </table:table-cell>
          <table:table-cell table:style-name="граница" table:formula="of:=T(IF([$тест1.Y25]=1;ORG.OPENOFFICE.STYLE(&quot;граница&quot;);ORG.OPENOFFICE.STYLE(&quot;Стандарт&quot;)))">
            <text:p/>
          </table:table-cell>
          <table:table-cell table:formula="of:=T(IF([$тест1.Z25]=1;ORG.OPENOFFICE.STYLE(&quot;граница&quot;);ORG.OPENOFFICE.STYLE(&quot;Стандарт&quot;)))">
            <text:p/>
          </table:table-cell>
          <table:table-cell table:formula="of:=T(IF([$тест1.AA25]=1;ORG.OPENOFFICE.STYLE(&quot;граница&quot;);ORG.OPENOFFICE.STYLE(&quot;Стандарт&quot;)))">
            <text:p/>
          </table:table-cell>
          <table:table-cell table:formula="of:=T(IF([$тест1.AB25]=1;ORG.OPENOFFICE.STYLE(&quot;граница&quot;);ORG.OPENOFFICE.STYLE(&quot;Стандарт&quot;)))">
            <text:p/>
          </table:table-cell>
          <table:table-cell table:formula="of:=T(IF([$тест1.AC25]=1;ORG.OPENOFFICE.STYLE(&quot;граница&quot;);ORG.OPENOFFICE.STYLE(&quot;Стандарт&quot;)))">
            <text:p/>
          </table:table-cell>
          <table:table-cell table:formula="of:=T(IF([$тест1.AD25]=1;ORG.OPENOFFICE.STYLE(&quot;граница&quot;);ORG.OPENOFFICE.STYLE(&quot;Стандарт&quot;)))">
            <text:p/>
          </table:table-cell>
          <table:table-cell table:formula="of:=T(IF([$тест1.AE25]=1;ORG.OPENOFFICE.STYLE(&quot;граница&quot;);ORG.OPENOFFICE.STYLE(&quot;Стандарт&quot;)))">
            <text:p/>
          </table:table-cell>
          <table:table-cell table:formula="of:=T(IF([$тест1.AF25]=1;ORG.OPENOFFICE.STYLE(&quot;граница&quot;);ORG.OPENOFFICE.STYLE(&quot;Стандарт&quot;)))">
            <text:p/>
          </table:table-cell>
          <table:table-cell table:formula="of:=T(IF([$тест1.AG25]=1;ORG.OPENOFFICE.STYLE(&quot;граница&quot;);ORG.OPENOFFICE.STYLE(&quot;Стандарт&quot;)))">
            <text:p/>
          </table:table-cell>
          <table:table-cell table:formula="of:=T(IF([$тест1.AH25]=1;ORG.OPENOFFICE.STYLE(&quot;граница&quot;);ORG.OPENOFFICE.STYLE(&quot;Стандарт&quot;)))">
            <text:p/>
          </table:table-cell>
          <table:table-cell table:formula="of:=T(IF([$тест1.AI25]=1;ORG.OPENOFFICE.STYLE(&quot;граница&quot;);ORG.OPENOFFICE.STYLE(&quot;Стандарт&quot;)))">
            <text:p/>
          </table:table-cell>
          <table:table-cell table:formula="of:=T(IF([$тест1.AJ25]=1;ORG.OPENOFFICE.STYLE(&quot;граница&quot;);ORG.OPENOFFICE.STYLE(&quot;Стандарт&quot;)))">
            <text:p/>
          </table:table-cell>
          <table:table-cell table:formula="of:=T(IF([$тест1.AK25]=1;ORG.OPENOFFICE.STYLE(&quot;граница&quot;);ORG.OPENOFFICE.STYLE(&quot;Стандарт&quot;)))">
            <text:p/>
          </table:table-cell>
          <table:table-cell table:formula="of:=T(IF([$тест1.AL25]=1;ORG.OPENOFFICE.STYLE(&quot;граница&quot;);ORG.OPENOFFICE.STYLE(&quot;Стандарт&quot;)))">
            <text:p/>
          </table:table-cell>
          <table:table-cell table:formula="of:=T(IF([$тест1.AM25]=1;ORG.OPENOFFICE.STYLE(&quot;граница&quot;);ORG.OPENOFFICE.STYLE(&quot;Стандарт&quot;)))">
            <text:p/>
          </table:table-cell>
          <table:table-cell table:formula="of:=T(IF([$тест1.AN25]=1;ORG.OPENOFFICE.STYLE(&quot;граница&quot;);ORG.OPENOFFICE.STYLE(&quot;Стандарт&quot;)))">
            <text:p/>
          </table:table-cell>
          <table:table-cell table:formula="of:=T(IF([$тест1.AO25]=1;ORG.OPENOFFICE.STYLE(&quot;граница&quot;);ORG.OPENOFFICE.STYLE(&quot;Стандарт&quot;)))">
            <text:p/>
          </table:table-cell>
          <table:table-cell table:formula="of:=T(IF([$тест1.AP25]=1;ORG.OPENOFFICE.STYLE(&quot;граница&quot;);ORG.OPENOFFICE.STYLE(&quot;Стандарт&quot;)))">
            <text:p/>
          </table:table-cell>
          <table:table-cell table:formula="of:=T(IF([$тест1.AQ25]=1;ORG.OPENOFFICE.STYLE(&quot;граница&quot;);ORG.OPENOFFICE.STYLE(&quot;Стандарт&quot;)))">
            <text:p/>
          </table:table-cell>
          <table:table-cell table:formula="of:=T(IF([$тест1.AR25]=1;ORG.OPENOFFICE.STYLE(&quot;граница&quot;);ORG.OPENOFFICE.STYLE(&quot;Стандарт&quot;)))">
            <text:p/>
          </table:table-cell>
          <table:table-cell table:formula="of:=T(IF([$тест1.AS25]=1;ORG.OPENOFFICE.STYLE(&quot;граница&quot;);ORG.OPENOFFICE.STYLE(&quot;Стандарт&quot;)))">
            <text:p/>
          </table:table-cell>
          <table:table-cell table:formula="of:=T(IF([$тест1.AT25]=1;ORG.OPENOFFICE.STYLE(&quot;граница&quot;);ORG.OPENOFFICE.STYLE(&quot;Стандарт&quot;)))">
            <text:p/>
          </table:table-cell>
          <table:table-cell table:formula="of:=T(IF([$тест1.AU25]=1;ORG.OPENOFFICE.STYLE(&quot;граница&quot;);ORG.OPENOFFICE.STYLE(&quot;Стандарт&quot;)))">
            <text:p/>
          </table:table-cell>
          <table:table-cell table:formula="of:=T(IF([$тест1.AV25]=1;ORG.OPENOFFICE.STYLE(&quot;граница&quot;);ORG.OPENOFFICE.STYLE(&quot;Стандарт&quot;)))">
            <text:p/>
          </table:table-cell>
          <table:table-cell table:formula="of:=T(IF([$тест1.AW25]=1;ORG.OPENOFFICE.STYLE(&quot;граница&quot;);ORG.OPENOFFICE.STYLE(&quot;Стандарт&quot;)))">
            <text:p/>
          </table:table-cell>
          <table:table-cell table:formula="of:=T(IF([$тест1.AX2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(IF([$тест1.B26]=1;ORG.OPENOFFICE.STYLE(&quot;граница&quot;);ORG.OPENOFFICE.STYLE(&quot;Стандарт&quot;)))">
            <text:p/>
          </table:table-cell>
          <table:table-cell table:formula="of:=T(IF([$тест1.C26]=1;ORG.OPENOFFICE.STYLE(&quot;граница&quot;);ORG.OPENOFFICE.STYLE(&quot;Стандарт&quot;)))">
            <text:p/>
          </table:table-cell>
          <table:table-cell table:formula="of:=T(IF([$тест1.D26]=1;ORG.OPENOFFICE.STYLE(&quot;граница&quot;);ORG.OPENOFFICE.STYLE(&quot;Стандарт&quot;)))">
            <text:p/>
          </table:table-cell>
          <table:table-cell table:formula="of:=T(IF([$тест1.E26]=1;ORG.OPENOFFICE.STYLE(&quot;граница&quot;);ORG.OPENOFFICE.STYLE(&quot;Стандарт&quot;)))">
            <text:p/>
          </table:table-cell>
          <table:table-cell table:style-name="граница" table:formula="of:=T(IF([$тест1.F26]=1;ORG.OPENOFFICE.STYLE(&quot;граница&quot;);ORG.OPENOFFICE.STYLE(&quot;Стандарт&quot;)))">
            <text:p/>
          </table:table-cell>
          <table:table-cell table:style-name="граница" table:formula="of:=T(IF([$тест1.G26]=1;ORG.OPENOFFICE.STYLE(&quot;граница&quot;);ORG.OPENOFFICE.STYLE(&quot;Стандарт&quot;)))">
            <text:p/>
          </table:table-cell>
          <table:table-cell table:style-name="граница" table:formula="of:=T(IF([$тест1.H26]=1;ORG.OPENOFFICE.STYLE(&quot;граница&quot;);ORG.OPENOFFICE.STYLE(&quot;Стандарт&quot;)))">
            <text:p/>
          </table:table-cell>
          <table:table-cell table:style-name="граница" table:formula="of:=T(IF([$тест1.I26]=1;ORG.OPENOFFICE.STYLE(&quot;граница&quot;);ORG.OPENOFFICE.STYLE(&quot;Стандарт&quot;)))">
            <text:p/>
          </table:table-cell>
          <table:table-cell table:style-name="граница" table:formula="of:=T(IF([$тест1.J26]=1;ORG.OPENOFFICE.STYLE(&quot;граница&quot;);ORG.OPENOFFICE.STYLE(&quot;Стандарт&quot;)))">
            <text:p/>
          </table:table-cell>
          <table:table-cell table:style-name="граница" table:formula="of:=T(IF([$тест1.K26]=1;ORG.OPENOFFICE.STYLE(&quot;граница&quot;);ORG.OPENOFFICE.STYLE(&quot;Стандарт&quot;)))">
            <text:p/>
          </table:table-cell>
          <table:table-cell table:style-name="граница" table:formula="of:=T(IF([$тест1.L26]=1;ORG.OPENOFFICE.STYLE(&quot;граница&quot;);ORG.OPENOFFICE.STYLE(&quot;Стандарт&quot;)))">
            <text:p/>
          </table:table-cell>
          <table:table-cell table:formula="of:=T(IF([$тест1.M26]=1;ORG.OPENOFFICE.STYLE(&quot;граница&quot;);ORG.OPENOFFICE.STYLE(&quot;Стандарт&quot;)))">
            <text:p/>
          </table:table-cell>
          <table:table-cell table:formula="of:=T(IF([$тест1.N26]=1;ORG.OPENOFFICE.STYLE(&quot;граница&quot;);ORG.OPENOFFICE.STYLE(&quot;Стандарт&quot;)))">
            <text:p/>
          </table:table-cell>
          <table:table-cell table:formula="of:=T(IF([$тест1.O26]=1;ORG.OPENOFFICE.STYLE(&quot;граница&quot;);ORG.OPENOFFICE.STYLE(&quot;Стандарт&quot;)))">
            <text:p/>
          </table:table-cell>
          <table:table-cell table:formula="of:=T(IF([$тест1.P26]=1;ORG.OPENOFFICE.STYLE(&quot;граница&quot;);ORG.OPENOFFICE.STYLE(&quot;Стандарт&quot;)))">
            <text:p/>
          </table:table-cell>
          <table:table-cell table:formula="of:=T(IF([$тест1.Q26]=1;ORG.OPENOFFICE.STYLE(&quot;граница&quot;);ORG.OPENOFFICE.STYLE(&quot;Стандарт&quot;)))">
            <text:p/>
          </table:table-cell>
          <table:table-cell table:formula="of:=T(IF([$тест1.R26]=1;ORG.OPENOFFICE.STYLE(&quot;граница&quot;);ORG.OPENOFFICE.STYLE(&quot;Стандарт&quot;)))">
            <text:p/>
          </table:table-cell>
          <table:table-cell table:formula="of:=T(IF([$тест1.S26]=1;ORG.OPENOFFICE.STYLE(&quot;граница&quot;);ORG.OPENOFFICE.STYLE(&quot;Стандарт&quot;)))">
            <text:p/>
          </table:table-cell>
          <table:table-cell table:formula="of:=T(IF([$тест1.T26]=1;ORG.OPENOFFICE.STYLE(&quot;граница&quot;);ORG.OPENOFFICE.STYLE(&quot;Стандарт&quot;)))">
            <text:p/>
          </table:table-cell>
          <table:table-cell table:formula="of:=T(IF([$тест1.U26]=1;ORG.OPENOFFICE.STYLE(&quot;граница&quot;);ORG.OPENOFFICE.STYLE(&quot;Стандарт&quot;)))">
            <text:p/>
          </table:table-cell>
          <table:table-cell table:formula="of:=T(IF([$тест1.V26]=1;ORG.OPENOFFICE.STYLE(&quot;граница&quot;);ORG.OPENOFFICE.STYLE(&quot;Стандарт&quot;)))">
            <text:p/>
          </table:table-cell>
          <table:table-cell table:style-name="граница" table:formula="of:=T(IF([$тест1.W26]=1;ORG.OPENOFFICE.STYLE(&quot;граница&quot;);ORG.OPENOFFICE.STYLE(&quot;Стандарт&quot;)))">
            <text:p/>
          </table:table-cell>
          <table:table-cell table:style-name="граница" table:formula="of:=T(IF([$тест1.X26]=1;ORG.OPENOFFICE.STYLE(&quot;граница&quot;);ORG.OPENOFFICE.STYLE(&quot;Стандарт&quot;)))">
            <text:p/>
          </table:table-cell>
          <table:table-cell table:formula="of:=T(IF([$тест1.Y26]=1;ORG.OPENOFFICE.STYLE(&quot;граница&quot;);ORG.OPENOFFICE.STYLE(&quot;Стандарт&quot;)))">
            <text:p/>
          </table:table-cell>
          <table:table-cell table:formula="of:=T(IF([$тест1.Z26]=1;ORG.OPENOFFICE.STYLE(&quot;граница&quot;);ORG.OPENOFFICE.STYLE(&quot;Стандарт&quot;)))">
            <text:p/>
          </table:table-cell>
          <table:table-cell table:formula="of:=T(IF([$тест1.AA26]=1;ORG.OPENOFFICE.STYLE(&quot;граница&quot;);ORG.OPENOFFICE.STYLE(&quot;Стандарт&quot;)))">
            <text:p/>
          </table:table-cell>
          <table:table-cell table:formula="of:=T(IF([$тест1.AB26]=1;ORG.OPENOFFICE.STYLE(&quot;граница&quot;);ORG.OPENOFFICE.STYLE(&quot;Стандарт&quot;)))">
            <text:p/>
          </table:table-cell>
          <table:table-cell table:formula="of:=T(IF([$тест1.AC26]=1;ORG.OPENOFFICE.STYLE(&quot;граница&quot;);ORG.OPENOFFICE.STYLE(&quot;Стандарт&quot;)))">
            <text:p/>
          </table:table-cell>
          <table:table-cell table:formula="of:=T(IF([$тест1.AD26]=1;ORG.OPENOFFICE.STYLE(&quot;граница&quot;);ORG.OPENOFFICE.STYLE(&quot;Стандарт&quot;)))">
            <text:p/>
          </table:table-cell>
          <table:table-cell table:formula="of:=T(IF([$тест1.AE26]=1;ORG.OPENOFFICE.STYLE(&quot;граница&quot;);ORG.OPENOFFICE.STYLE(&quot;Стандарт&quot;)))">
            <text:p/>
          </table:table-cell>
          <table:table-cell table:formula="of:=T(IF([$тест1.AF26]=1;ORG.OPENOFFICE.STYLE(&quot;граница&quot;);ORG.OPENOFFICE.STYLE(&quot;Стандарт&quot;)))">
            <text:p/>
          </table:table-cell>
          <table:table-cell table:formula="of:=T(IF([$тест1.AG26]=1;ORG.OPENOFFICE.STYLE(&quot;граница&quot;);ORG.OPENOFFICE.STYLE(&quot;Стандарт&quot;)))">
            <text:p/>
          </table:table-cell>
          <table:table-cell table:formula="of:=T(IF([$тест1.AH26]=1;ORG.OPENOFFICE.STYLE(&quot;граница&quot;);ORG.OPENOFFICE.STYLE(&quot;Стандарт&quot;)))">
            <text:p/>
          </table:table-cell>
          <table:table-cell table:formula="of:=T(IF([$тест1.AI26]=1;ORG.OPENOFFICE.STYLE(&quot;граница&quot;);ORG.OPENOFFICE.STYLE(&quot;Стандарт&quot;)))">
            <text:p/>
          </table:table-cell>
          <table:table-cell table:formula="of:=T(IF([$тест1.AJ26]=1;ORG.OPENOFFICE.STYLE(&quot;граница&quot;);ORG.OPENOFFICE.STYLE(&quot;Стандарт&quot;)))">
            <text:p/>
          </table:table-cell>
          <table:table-cell table:formula="of:=T(IF([$тест1.AK26]=1;ORG.OPENOFFICE.STYLE(&quot;граница&quot;);ORG.OPENOFFICE.STYLE(&quot;Стандарт&quot;)))">
            <text:p/>
          </table:table-cell>
          <table:table-cell table:formula="of:=T(IF([$тест1.AL26]=1;ORG.OPENOFFICE.STYLE(&quot;граница&quot;);ORG.OPENOFFICE.STYLE(&quot;Стандарт&quot;)))">
            <text:p/>
          </table:table-cell>
          <table:table-cell table:formula="of:=T(IF([$тест1.AM26]=1;ORG.OPENOFFICE.STYLE(&quot;граница&quot;);ORG.OPENOFFICE.STYLE(&quot;Стандарт&quot;)))">
            <text:p/>
          </table:table-cell>
          <table:table-cell table:formula="of:=T(IF([$тест1.AN26]=1;ORG.OPENOFFICE.STYLE(&quot;граница&quot;);ORG.OPENOFFICE.STYLE(&quot;Стандарт&quot;)))">
            <text:p/>
          </table:table-cell>
          <table:table-cell table:formula="of:=T(IF([$тест1.AO26]=1;ORG.OPENOFFICE.STYLE(&quot;граница&quot;);ORG.OPENOFFICE.STYLE(&quot;Стандарт&quot;)))">
            <text:p/>
          </table:table-cell>
          <table:table-cell table:formula="of:=T(IF([$тест1.AP26]=1;ORG.OPENOFFICE.STYLE(&quot;граница&quot;);ORG.OPENOFFICE.STYLE(&quot;Стандарт&quot;)))">
            <text:p/>
          </table:table-cell>
          <table:table-cell table:formula="of:=T(IF([$тест1.AQ26]=1;ORG.OPENOFFICE.STYLE(&quot;граница&quot;);ORG.OPENOFFICE.STYLE(&quot;Стандарт&quot;)))">
            <text:p/>
          </table:table-cell>
          <table:table-cell table:formula="of:=T(IF([$тест1.AR26]=1;ORG.OPENOFFICE.STYLE(&quot;граница&quot;);ORG.OPENOFFICE.STYLE(&quot;Стандарт&quot;)))">
            <text:p/>
          </table:table-cell>
          <table:table-cell table:formula="of:=T(IF([$тест1.AS26]=1;ORG.OPENOFFICE.STYLE(&quot;граница&quot;);ORG.OPENOFFICE.STYLE(&quot;Стандарт&quot;)))">
            <text:p/>
          </table:table-cell>
          <table:table-cell table:formula="of:=T(IF([$тест1.AT26]=1;ORG.OPENOFFICE.STYLE(&quot;граница&quot;);ORG.OPENOFFICE.STYLE(&quot;Стандарт&quot;)))">
            <text:p/>
          </table:table-cell>
          <table:table-cell table:formula="of:=T(IF([$тест1.AU26]=1;ORG.OPENOFFICE.STYLE(&quot;граница&quot;);ORG.OPENOFFICE.STYLE(&quot;Стандарт&quot;)))">
            <text:p/>
          </table:table-cell>
          <table:table-cell table:formula="of:=T(IF([$тест1.AV26]=1;ORG.OPENOFFICE.STYLE(&quot;граница&quot;);ORG.OPENOFFICE.STYLE(&quot;Стандарт&quot;)))">
            <text:p/>
          </table:table-cell>
          <table:table-cell table:formula="of:=T(IF([$тест1.AW26]=1;ORG.OPENOFFICE.STYLE(&quot;граница&quot;);ORG.OPENOFFICE.STYLE(&quot;Стандарт&quot;)))">
            <text:p/>
          </table:table-cell>
          <table:table-cell table:formula="of:=T(IF([$тест1.AX2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(IF([$тест1.B27]=1;ORG.OPENOFFICE.STYLE(&quot;граница&quot;);ORG.OPENOFFICE.STYLE(&quot;Стандарт&quot;)))">
            <text:p/>
          </table:table-cell>
          <table:table-cell table:formula="of:=T(IF([$тест1.C27]=1;ORG.OPENOFFICE.STYLE(&quot;граница&quot;);ORG.OPENOFFICE.STYLE(&quot;Стандарт&quot;)))">
            <text:p/>
          </table:table-cell>
          <table:table-cell table:formula="of:=T(IF([$тест1.D27]=1;ORG.OPENOFFICE.STYLE(&quot;граница&quot;);ORG.OPENOFFICE.STYLE(&quot;Стандарт&quot;)))">
            <text:p/>
          </table:table-cell>
          <table:table-cell table:formula="of:=T(IF([$тест1.E27]=1;ORG.OPENOFFICE.STYLE(&quot;граница&quot;);ORG.OPENOFFICE.STYLE(&quot;Стандарт&quot;)))">
            <text:p/>
          </table:table-cell>
          <table:table-cell table:formula="of:=T(IF([$тест1.F27]=1;ORG.OPENOFFICE.STYLE(&quot;граница&quot;);ORG.OPENOFFICE.STYLE(&quot;Стандарт&quot;)))">
            <text:p/>
          </table:table-cell>
          <table:table-cell table:formula="of:=T(IF([$тест1.G27]=1;ORG.OPENOFFICE.STYLE(&quot;граница&quot;);ORG.OPENOFFICE.STYLE(&quot;Стандарт&quot;)))">
            <text:p/>
          </table:table-cell>
          <table:table-cell table:formula="of:=T(IF([$тест1.H27]=1;ORG.OPENOFFICE.STYLE(&quot;граница&quot;);ORG.OPENOFFICE.STYLE(&quot;Стандарт&quot;)))">
            <text:p/>
          </table:table-cell>
          <table:table-cell table:formula="of:=T(IF([$тест1.I27]=1;ORG.OPENOFFICE.STYLE(&quot;граница&quot;);ORG.OPENOFFICE.STYLE(&quot;Стандарт&quot;)))">
            <text:p/>
          </table:table-cell>
          <table:table-cell table:formula="of:=T(IF([$тест1.J27]=1;ORG.OPENOFFICE.STYLE(&quot;граница&quot;);ORG.OPENOFFICE.STYLE(&quot;Стандарт&quot;)))">
            <text:p/>
          </table:table-cell>
          <table:table-cell table:formula="of:=T(IF([$тест1.K27]=1;ORG.OPENOFFICE.STYLE(&quot;граница&quot;);ORG.OPENOFFICE.STYLE(&quot;Стандарт&quot;)))">
            <text:p/>
          </table:table-cell>
          <table:table-cell table:formula="of:=T(IF([$тест1.L27]=1;ORG.OPENOFFICE.STYLE(&quot;граница&quot;);ORG.OPENOFFICE.STYLE(&quot;Стандарт&quot;)))">
            <text:p/>
          </table:table-cell>
          <table:table-cell table:formula="of:=T(IF([$тест1.M27]=1;ORG.OPENOFFICE.STYLE(&quot;граница&quot;);ORG.OPENOFFICE.STYLE(&quot;Стандарт&quot;)))">
            <text:p/>
          </table:table-cell>
          <table:table-cell table:formula="of:=T(IF([$тест1.N27]=1;ORG.OPENOFFICE.STYLE(&quot;граница&quot;);ORG.OPENOFFICE.STYLE(&quot;Стандарт&quot;)))">
            <text:p/>
          </table:table-cell>
          <table:table-cell table:formula="of:=T(IF([$тест1.O27]=1;ORG.OPENOFFICE.STYLE(&quot;граница&quot;);ORG.OPENOFFICE.STYLE(&quot;Стандарт&quot;)))">
            <text:p/>
          </table:table-cell>
          <table:table-cell table:formula="of:=T(IF([$тест1.P27]=1;ORG.OPENOFFICE.STYLE(&quot;граница&quot;);ORG.OPENOFFICE.STYLE(&quot;Стандарт&quot;)))">
            <text:p/>
          </table:table-cell>
          <table:table-cell table:formula="of:=T(IF([$тест1.Q27]=1;ORG.OPENOFFICE.STYLE(&quot;граница&quot;);ORG.OPENOFFICE.STYLE(&quot;Стандарт&quot;)))">
            <text:p/>
          </table:table-cell>
          <table:table-cell table:formula="of:=T(IF([$тест1.R27]=1;ORG.OPENOFFICE.STYLE(&quot;граница&quot;);ORG.OPENOFFICE.STYLE(&quot;Стандарт&quot;)))">
            <text:p/>
          </table:table-cell>
          <table:table-cell table:formula="of:=T(IF([$тест1.S27]=1;ORG.OPENOFFICE.STYLE(&quot;граница&quot;);ORG.OPENOFFICE.STYLE(&quot;Стандарт&quot;)))">
            <text:p/>
          </table:table-cell>
          <table:table-cell table:formula="of:=T(IF([$тест1.T27]=1;ORG.OPENOFFICE.STYLE(&quot;граница&quot;);ORG.OPENOFFICE.STYLE(&quot;Стандарт&quot;)))">
            <text:p/>
          </table:table-cell>
          <table:table-cell table:formula="of:=T(IF([$тест1.U27]=1;ORG.OPENOFFICE.STYLE(&quot;граница&quot;);ORG.OPENOFFICE.STYLE(&quot;Стандарт&quot;)))">
            <text:p/>
          </table:table-cell>
          <table:table-cell table:formula="of:=T(IF([$тест1.V27]=1;ORG.OPENOFFICE.STYLE(&quot;граница&quot;);ORG.OPENOFFICE.STYLE(&quot;Стандарт&quot;)))">
            <text:p/>
          </table:table-cell>
          <table:table-cell table:formula="of:=T(IF([$тест1.W27]=1;ORG.OPENOFFICE.STYLE(&quot;граница&quot;);ORG.OPENOFFICE.STYLE(&quot;Стандарт&quot;)))">
            <text:p/>
          </table:table-cell>
          <table:table-cell table:formula="of:=T(IF([$тест1.X27]=1;ORG.OPENOFFICE.STYLE(&quot;граница&quot;);ORG.OPENOFFICE.STYLE(&quot;Стандарт&quot;)))">
            <text:p/>
          </table:table-cell>
          <table:table-cell table:formula="of:=T(IF([$тест1.Y27]=1;ORG.OPENOFFICE.STYLE(&quot;граница&quot;);ORG.OPENOFFICE.STYLE(&quot;Стандарт&quot;)))">
            <text:p/>
          </table:table-cell>
          <table:table-cell table:formula="of:=T(IF([$тест1.Z27]=1;ORG.OPENOFFICE.STYLE(&quot;граница&quot;);ORG.OPENOFFICE.STYLE(&quot;Стандарт&quot;)))">
            <text:p/>
          </table:table-cell>
          <table:table-cell table:formula="of:=T(IF([$тест1.AA27]=1;ORG.OPENOFFICE.STYLE(&quot;граница&quot;);ORG.OPENOFFICE.STYLE(&quot;Стандарт&quot;)))">
            <text:p/>
          </table:table-cell>
          <table:table-cell table:formula="of:=T(IF([$тест1.AB27]=1;ORG.OPENOFFICE.STYLE(&quot;граница&quot;);ORG.OPENOFFICE.STYLE(&quot;Стандарт&quot;)))">
            <text:p/>
          </table:table-cell>
          <table:table-cell table:formula="of:=T(IF([$тест1.AC27]=1;ORG.OPENOFFICE.STYLE(&quot;граница&quot;);ORG.OPENOFFICE.STYLE(&quot;Стандарт&quot;)))">
            <text:p/>
          </table:table-cell>
          <table:table-cell table:formula="of:=T(IF([$тест1.AD27]=1;ORG.OPENOFFICE.STYLE(&quot;граница&quot;);ORG.OPENOFFICE.STYLE(&quot;Стандарт&quot;)))">
            <text:p/>
          </table:table-cell>
          <table:table-cell table:formula="of:=T(IF([$тест1.AE27]=1;ORG.OPENOFFICE.STYLE(&quot;граница&quot;);ORG.OPENOFFICE.STYLE(&quot;Стандарт&quot;)))">
            <text:p/>
          </table:table-cell>
          <table:table-cell table:formula="of:=T(IF([$тест1.AF27]=1;ORG.OPENOFFICE.STYLE(&quot;граница&quot;);ORG.OPENOFFICE.STYLE(&quot;Стандарт&quot;)))">
            <text:p/>
          </table:table-cell>
          <table:table-cell table:formula="of:=T(IF([$тест1.AG27]=1;ORG.OPENOFFICE.STYLE(&quot;граница&quot;);ORG.OPENOFFICE.STYLE(&quot;Стандарт&quot;)))">
            <text:p/>
          </table:table-cell>
          <table:table-cell table:formula="of:=T(IF([$тест1.AH27]=1;ORG.OPENOFFICE.STYLE(&quot;граница&quot;);ORG.OPENOFFICE.STYLE(&quot;Стандарт&quot;)))">
            <text:p/>
          </table:table-cell>
          <table:table-cell table:formula="of:=T(IF([$тест1.AI27]=1;ORG.OPENOFFICE.STYLE(&quot;граница&quot;);ORG.OPENOFFICE.STYLE(&quot;Стандарт&quot;)))">
            <text:p/>
          </table:table-cell>
          <table:table-cell table:formula="of:=T(IF([$тест1.AJ27]=1;ORG.OPENOFFICE.STYLE(&quot;граница&quot;);ORG.OPENOFFICE.STYLE(&quot;Стандарт&quot;)))">
            <text:p/>
          </table:table-cell>
          <table:table-cell table:formula="of:=T(IF([$тест1.AK27]=1;ORG.OPENOFFICE.STYLE(&quot;граница&quot;);ORG.OPENOFFICE.STYLE(&quot;Стандарт&quot;)))">
            <text:p/>
          </table:table-cell>
          <table:table-cell table:formula="of:=T(IF([$тест1.AL27]=1;ORG.OPENOFFICE.STYLE(&quot;граница&quot;);ORG.OPENOFFICE.STYLE(&quot;Стандарт&quot;)))">
            <text:p/>
          </table:table-cell>
          <table:table-cell table:formula="of:=T(IF([$тест1.AM27]=1;ORG.OPENOFFICE.STYLE(&quot;граница&quot;);ORG.OPENOFFICE.STYLE(&quot;Стандарт&quot;)))">
            <text:p/>
          </table:table-cell>
          <table:table-cell table:formula="of:=T(IF([$тест1.AN27]=1;ORG.OPENOFFICE.STYLE(&quot;граница&quot;);ORG.OPENOFFICE.STYLE(&quot;Стандарт&quot;)))">
            <text:p/>
          </table:table-cell>
          <table:table-cell table:formula="of:=T(IF([$тест1.AO27]=1;ORG.OPENOFFICE.STYLE(&quot;граница&quot;);ORG.OPENOFFICE.STYLE(&quot;Стандарт&quot;)))">
            <text:p/>
          </table:table-cell>
          <table:table-cell table:formula="of:=T(IF([$тест1.AP27]=1;ORG.OPENOFFICE.STYLE(&quot;граница&quot;);ORG.OPENOFFICE.STYLE(&quot;Стандарт&quot;)))">
            <text:p/>
          </table:table-cell>
          <table:table-cell table:formula="of:=T(IF([$тест1.AQ27]=1;ORG.OPENOFFICE.STYLE(&quot;граница&quot;);ORG.OPENOFFICE.STYLE(&quot;Стандарт&quot;)))">
            <text:p/>
          </table:table-cell>
          <table:table-cell table:formula="of:=T(IF([$тест1.AR27]=1;ORG.OPENOFFICE.STYLE(&quot;граница&quot;);ORG.OPENOFFICE.STYLE(&quot;Стандарт&quot;)))">
            <text:p/>
          </table:table-cell>
          <table:table-cell table:formula="of:=T(IF([$тест1.AS27]=1;ORG.OPENOFFICE.STYLE(&quot;граница&quot;);ORG.OPENOFFICE.STYLE(&quot;Стандарт&quot;)))">
            <text:p/>
          </table:table-cell>
          <table:table-cell table:formula="of:=T(IF([$тест1.AT27]=1;ORG.OPENOFFICE.STYLE(&quot;граница&quot;);ORG.OPENOFFICE.STYLE(&quot;Стандарт&quot;)))">
            <text:p/>
          </table:table-cell>
          <table:table-cell table:formula="of:=T(IF([$тест1.AU27]=1;ORG.OPENOFFICE.STYLE(&quot;граница&quot;);ORG.OPENOFFICE.STYLE(&quot;Стандарт&quot;)))">
            <text:p/>
          </table:table-cell>
          <table:table-cell table:formula="of:=T(IF([$тест1.AV27]=1;ORG.OPENOFFICE.STYLE(&quot;граница&quot;);ORG.OPENOFFICE.STYLE(&quot;Стандарт&quot;)))">
            <text:p/>
          </table:table-cell>
          <table:table-cell table:formula="of:=T(IF([$тест1.AW27]=1;ORG.OPENOFFICE.STYLE(&quot;граница&quot;);ORG.OPENOFFICE.STYLE(&quot;Стандарт&quot;)))">
            <text:p/>
          </table:table-cell>
          <table:table-cell table:formula="of:=T(IF([$тест1.AX2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(IF([$тест1.B28]=1;ORG.OPENOFFICE.STYLE(&quot;граница&quot;);ORG.OPENOFFICE.STYLE(&quot;Стандарт&quot;)))">
            <text:p/>
          </table:table-cell>
          <table:table-cell table:formula="of:=T(IF([$тест1.C28]=1;ORG.OPENOFFICE.STYLE(&quot;граница&quot;);ORG.OPENOFFICE.STYLE(&quot;Стандарт&quot;)))">
            <text:p/>
          </table:table-cell>
          <table:table-cell table:formula="of:=T(IF([$тест1.D28]=1;ORG.OPENOFFICE.STYLE(&quot;граница&quot;);ORG.OPENOFFICE.STYLE(&quot;Стандарт&quot;)))">
            <text:p/>
          </table:table-cell>
          <table:table-cell table:formula="of:=T(IF([$тест1.E28]=1;ORG.OPENOFFICE.STYLE(&quot;граница&quot;);ORG.OPENOFFICE.STYLE(&quot;Стандарт&quot;)))">
            <text:p/>
          </table:table-cell>
          <table:table-cell table:formula="of:=T(IF([$тест1.F28]=1;ORG.OPENOFFICE.STYLE(&quot;граница&quot;);ORG.OPENOFFICE.STYLE(&quot;Стандарт&quot;)))">
            <text:p/>
          </table:table-cell>
          <table:table-cell table:formula="of:=T(IF([$тест1.G28]=1;ORG.OPENOFFICE.STYLE(&quot;граница&quot;);ORG.OPENOFFICE.STYLE(&quot;Стандарт&quot;)))">
            <text:p/>
          </table:table-cell>
          <table:table-cell table:formula="of:=T(IF([$тест1.H28]=1;ORG.OPENOFFICE.STYLE(&quot;граница&quot;);ORG.OPENOFFICE.STYLE(&quot;Стандарт&quot;)))">
            <text:p/>
          </table:table-cell>
          <table:table-cell table:formula="of:=T(IF([$тест1.I28]=1;ORG.OPENOFFICE.STYLE(&quot;граница&quot;);ORG.OPENOFFICE.STYLE(&quot;Стандарт&quot;)))">
            <text:p/>
          </table:table-cell>
          <table:table-cell table:formula="of:=T(IF([$тест1.J28]=1;ORG.OPENOFFICE.STYLE(&quot;граница&quot;);ORG.OPENOFFICE.STYLE(&quot;Стандарт&quot;)))">
            <text:p/>
          </table:table-cell>
          <table:table-cell table:formula="of:=T(IF([$тест1.K28]=1;ORG.OPENOFFICE.STYLE(&quot;граница&quot;);ORG.OPENOFFICE.STYLE(&quot;Стандарт&quot;)))">
            <text:p/>
          </table:table-cell>
          <table:table-cell table:formula="of:=T(IF([$тест1.L28]=1;ORG.OPENOFFICE.STYLE(&quot;граница&quot;);ORG.OPENOFFICE.STYLE(&quot;Стандарт&quot;)))">
            <text:p/>
          </table:table-cell>
          <table:table-cell table:formula="of:=T(IF([$тест1.M28]=1;ORG.OPENOFFICE.STYLE(&quot;граница&quot;);ORG.OPENOFFICE.STYLE(&quot;Стандарт&quot;)))">
            <text:p/>
          </table:table-cell>
          <table:table-cell table:formula="of:=T(IF([$тест1.N28]=1;ORG.OPENOFFICE.STYLE(&quot;граница&quot;);ORG.OPENOFFICE.STYLE(&quot;Стандарт&quot;)))">
            <text:p/>
          </table:table-cell>
          <table:table-cell table:formula="of:=T(IF([$тест1.O28]=1;ORG.OPENOFFICE.STYLE(&quot;граница&quot;);ORG.OPENOFFICE.STYLE(&quot;Стандарт&quot;)))">
            <text:p/>
          </table:table-cell>
          <table:table-cell table:formula="of:=T(IF([$тест1.P28]=1;ORG.OPENOFFICE.STYLE(&quot;граница&quot;);ORG.OPENOFFICE.STYLE(&quot;Стандарт&quot;)))">
            <text:p/>
          </table:table-cell>
          <table:table-cell table:formula="of:=T(IF([$тест1.Q28]=1;ORG.OPENOFFICE.STYLE(&quot;граница&quot;);ORG.OPENOFFICE.STYLE(&quot;Стандарт&quot;)))">
            <text:p/>
          </table:table-cell>
          <table:table-cell table:formula="of:=T(IF([$тест1.R28]=1;ORG.OPENOFFICE.STYLE(&quot;граница&quot;);ORG.OPENOFFICE.STYLE(&quot;Стандарт&quot;)))">
            <text:p/>
          </table:table-cell>
          <table:table-cell table:formula="of:=T(IF([$тест1.S28]=1;ORG.OPENOFFICE.STYLE(&quot;граница&quot;);ORG.OPENOFFICE.STYLE(&quot;Стандарт&quot;)))">
            <text:p/>
          </table:table-cell>
          <table:table-cell table:formula="of:=T(IF([$тест1.T28]=1;ORG.OPENOFFICE.STYLE(&quot;граница&quot;);ORG.OPENOFFICE.STYLE(&quot;Стандарт&quot;)))">
            <text:p/>
          </table:table-cell>
          <table:table-cell table:formula="of:=T(IF([$тест1.U28]=1;ORG.OPENOFFICE.STYLE(&quot;граница&quot;);ORG.OPENOFFICE.STYLE(&quot;Стандарт&quot;)))">
            <text:p/>
          </table:table-cell>
          <table:table-cell table:formula="of:=T(IF([$тест1.V28]=1;ORG.OPENOFFICE.STYLE(&quot;граница&quot;);ORG.OPENOFFICE.STYLE(&quot;Стандарт&quot;)))">
            <text:p/>
          </table:table-cell>
          <table:table-cell table:formula="of:=T(IF([$тест1.W28]=1;ORG.OPENOFFICE.STYLE(&quot;граница&quot;);ORG.OPENOFFICE.STYLE(&quot;Стандарт&quot;)))">
            <text:p/>
          </table:table-cell>
          <table:table-cell table:formula="of:=T(IF([$тест1.X28]=1;ORG.OPENOFFICE.STYLE(&quot;граница&quot;);ORG.OPENOFFICE.STYLE(&quot;Стандарт&quot;)))">
            <text:p/>
          </table:table-cell>
          <table:table-cell table:formula="of:=T(IF([$тест1.Y28]=1;ORG.OPENOFFICE.STYLE(&quot;граница&quot;);ORG.OPENOFFICE.STYLE(&quot;Стандарт&quot;)))">
            <text:p/>
          </table:table-cell>
          <table:table-cell table:formula="of:=T(IF([$тест1.Z28]=1;ORG.OPENOFFICE.STYLE(&quot;граница&quot;);ORG.OPENOFFICE.STYLE(&quot;Стандарт&quot;)))">
            <text:p/>
          </table:table-cell>
          <table:table-cell table:formula="of:=T(IF([$тест1.AA28]=1;ORG.OPENOFFICE.STYLE(&quot;граница&quot;);ORG.OPENOFFICE.STYLE(&quot;Стандарт&quot;)))">
            <text:p/>
          </table:table-cell>
          <table:table-cell table:formula="of:=T(IF([$тест1.AB28]=1;ORG.OPENOFFICE.STYLE(&quot;граница&quot;);ORG.OPENOFFICE.STYLE(&quot;Стандарт&quot;)))">
            <text:p/>
          </table:table-cell>
          <table:table-cell table:formula="of:=T(IF([$тест1.AC28]=1;ORG.OPENOFFICE.STYLE(&quot;граница&quot;);ORG.OPENOFFICE.STYLE(&quot;Стандарт&quot;)))">
            <text:p/>
          </table:table-cell>
          <table:table-cell table:formula="of:=T(IF([$тест1.AD28]=1;ORG.OPENOFFICE.STYLE(&quot;граница&quot;);ORG.OPENOFFICE.STYLE(&quot;Стандарт&quot;)))">
            <text:p/>
          </table:table-cell>
          <table:table-cell table:formula="of:=T(IF([$тест1.AE28]=1;ORG.OPENOFFICE.STYLE(&quot;граница&quot;);ORG.OPENOFFICE.STYLE(&quot;Стандарт&quot;)))">
            <text:p/>
          </table:table-cell>
          <table:table-cell table:formula="of:=T(IF([$тест1.AF28]=1;ORG.OPENOFFICE.STYLE(&quot;граница&quot;);ORG.OPENOFFICE.STYLE(&quot;Стандарт&quot;)))">
            <text:p/>
          </table:table-cell>
          <table:table-cell table:formula="of:=T(IF([$тест1.AG28]=1;ORG.OPENOFFICE.STYLE(&quot;граница&quot;);ORG.OPENOFFICE.STYLE(&quot;Стандарт&quot;)))">
            <text:p/>
          </table:table-cell>
          <table:table-cell table:formula="of:=T(IF([$тест1.AH28]=1;ORG.OPENOFFICE.STYLE(&quot;граница&quot;);ORG.OPENOFFICE.STYLE(&quot;Стандарт&quot;)))">
            <text:p/>
          </table:table-cell>
          <table:table-cell table:formula="of:=T(IF([$тест1.AI28]=1;ORG.OPENOFFICE.STYLE(&quot;граница&quot;);ORG.OPENOFFICE.STYLE(&quot;Стандарт&quot;)))">
            <text:p/>
          </table:table-cell>
          <table:table-cell table:formula="of:=T(IF([$тест1.AJ28]=1;ORG.OPENOFFICE.STYLE(&quot;граница&quot;);ORG.OPENOFFICE.STYLE(&quot;Стандарт&quot;)))">
            <text:p/>
          </table:table-cell>
          <table:table-cell table:formula="of:=T(IF([$тест1.AK28]=1;ORG.OPENOFFICE.STYLE(&quot;граница&quot;);ORG.OPENOFFICE.STYLE(&quot;Стандарт&quot;)))">
            <text:p/>
          </table:table-cell>
          <table:table-cell table:formula="of:=T(IF([$тест1.AL28]=1;ORG.OPENOFFICE.STYLE(&quot;граница&quot;);ORG.OPENOFFICE.STYLE(&quot;Стандарт&quot;)))">
            <text:p/>
          </table:table-cell>
          <table:table-cell table:formula="of:=T(IF([$тест1.AM28]=1;ORG.OPENOFFICE.STYLE(&quot;граница&quot;);ORG.OPENOFFICE.STYLE(&quot;Стандарт&quot;)))">
            <text:p/>
          </table:table-cell>
          <table:table-cell table:formula="of:=T(IF([$тест1.AN28]=1;ORG.OPENOFFICE.STYLE(&quot;граница&quot;);ORG.OPENOFFICE.STYLE(&quot;Стандарт&quot;)))">
            <text:p/>
          </table:table-cell>
          <table:table-cell table:formula="of:=T(IF([$тест1.AO28]=1;ORG.OPENOFFICE.STYLE(&quot;граница&quot;);ORG.OPENOFFICE.STYLE(&quot;Стандарт&quot;)))">
            <text:p/>
          </table:table-cell>
          <table:table-cell table:formula="of:=T(IF([$тест1.AP28]=1;ORG.OPENOFFICE.STYLE(&quot;граница&quot;);ORG.OPENOFFICE.STYLE(&quot;Стандарт&quot;)))">
            <text:p/>
          </table:table-cell>
          <table:table-cell table:formula="of:=T(IF([$тест1.AQ28]=1;ORG.OPENOFFICE.STYLE(&quot;граница&quot;);ORG.OPENOFFICE.STYLE(&quot;Стандарт&quot;)))">
            <text:p/>
          </table:table-cell>
          <table:table-cell table:formula="of:=T(IF([$тест1.AR28]=1;ORG.OPENOFFICE.STYLE(&quot;граница&quot;);ORG.OPENOFFICE.STYLE(&quot;Стандарт&quot;)))">
            <text:p/>
          </table:table-cell>
          <table:table-cell table:formula="of:=T(IF([$тест1.AS28]=1;ORG.OPENOFFICE.STYLE(&quot;граница&quot;);ORG.OPENOFFICE.STYLE(&quot;Стандарт&quot;)))">
            <text:p/>
          </table:table-cell>
          <table:table-cell table:formula="of:=T(IF([$тест1.AT28]=1;ORG.OPENOFFICE.STYLE(&quot;граница&quot;);ORG.OPENOFFICE.STYLE(&quot;Стандарт&quot;)))">
            <text:p/>
          </table:table-cell>
          <table:table-cell table:formula="of:=T(IF([$тест1.AU28]=1;ORG.OPENOFFICE.STYLE(&quot;граница&quot;);ORG.OPENOFFICE.STYLE(&quot;Стандарт&quot;)))">
            <text:p/>
          </table:table-cell>
          <table:table-cell table:formula="of:=T(IF([$тест1.AV28]=1;ORG.OPENOFFICE.STYLE(&quot;граница&quot;);ORG.OPENOFFICE.STYLE(&quot;Стандарт&quot;)))">
            <text:p/>
          </table:table-cell>
          <table:table-cell table:formula="of:=T(IF([$тест1.AW28]=1;ORG.OPENOFFICE.STYLE(&quot;граница&quot;);ORG.OPENOFFICE.STYLE(&quot;Стандарт&quot;)))">
            <text:p/>
          </table:table-cell>
          <table:table-cell table:formula="of:=T(IF([$тест1.AX2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(IF([$тест1.B29]=1;ORG.OPENOFFICE.STYLE(&quot;граница&quot;);ORG.OPENOFFICE.STYLE(&quot;Стандарт&quot;)))">
            <text:p/>
          </table:table-cell>
          <table:table-cell table:formula="of:=T(IF([$тест1.C29]=1;ORG.OPENOFFICE.STYLE(&quot;граница&quot;);ORG.OPENOFFICE.STYLE(&quot;Стандарт&quot;)))">
            <text:p/>
          </table:table-cell>
          <table:table-cell table:formula="of:=T(IF([$тест1.D29]=1;ORG.OPENOFFICE.STYLE(&quot;граница&quot;);ORG.OPENOFFICE.STYLE(&quot;Стандарт&quot;)))">
            <text:p/>
          </table:table-cell>
          <table:table-cell table:formula="of:=T(IF([$тест1.E29]=1;ORG.OPENOFFICE.STYLE(&quot;граница&quot;);ORG.OPENOFFICE.STYLE(&quot;Стандарт&quot;)))">
            <text:p/>
          </table:table-cell>
          <table:table-cell table:formula="of:=T(IF([$тест1.F29]=1;ORG.OPENOFFICE.STYLE(&quot;граница&quot;);ORG.OPENOFFICE.STYLE(&quot;Стандарт&quot;)))">
            <text:p/>
          </table:table-cell>
          <table:table-cell table:formula="of:=T(IF([$тест1.G29]=1;ORG.OPENOFFICE.STYLE(&quot;граница&quot;);ORG.OPENOFFICE.STYLE(&quot;Стандарт&quot;)))">
            <text:p/>
          </table:table-cell>
          <table:table-cell table:formula="of:=T(IF([$тест1.H29]=1;ORG.OPENOFFICE.STYLE(&quot;граница&quot;);ORG.OPENOFFICE.STYLE(&quot;Стандарт&quot;)))">
            <text:p/>
          </table:table-cell>
          <table:table-cell table:formula="of:=T(IF([$тест1.I29]=1;ORG.OPENOFFICE.STYLE(&quot;граница&quot;);ORG.OPENOFFICE.STYLE(&quot;Стандарт&quot;)))">
            <text:p/>
          </table:table-cell>
          <table:table-cell table:formula="of:=T(IF([$тест1.J29]=1;ORG.OPENOFFICE.STYLE(&quot;граница&quot;);ORG.OPENOFFICE.STYLE(&quot;Стандарт&quot;)))">
            <text:p/>
          </table:table-cell>
          <table:table-cell table:formula="of:=T(IF([$тест1.K29]=1;ORG.OPENOFFICE.STYLE(&quot;граница&quot;);ORG.OPENOFFICE.STYLE(&quot;Стандарт&quot;)))">
            <text:p/>
          </table:table-cell>
          <table:table-cell table:formula="of:=T(IF([$тест1.L29]=1;ORG.OPENOFFICE.STYLE(&quot;граница&quot;);ORG.OPENOFFICE.STYLE(&quot;Стандарт&quot;)))">
            <text:p/>
          </table:table-cell>
          <table:table-cell table:formula="of:=T(IF([$тест1.M29]=1;ORG.OPENOFFICE.STYLE(&quot;граница&quot;);ORG.OPENOFFICE.STYLE(&quot;Стандарт&quot;)))">
            <text:p/>
          </table:table-cell>
          <table:table-cell table:formula="of:=T(IF([$тест1.N29]=1;ORG.OPENOFFICE.STYLE(&quot;граница&quot;);ORG.OPENOFFICE.STYLE(&quot;Стандарт&quot;)))">
            <text:p/>
          </table:table-cell>
          <table:table-cell table:formula="of:=T(IF([$тест1.O29]=1;ORG.OPENOFFICE.STYLE(&quot;граница&quot;);ORG.OPENOFFICE.STYLE(&quot;Стандарт&quot;)))">
            <text:p/>
          </table:table-cell>
          <table:table-cell table:formula="of:=T(IF([$тест1.P29]=1;ORG.OPENOFFICE.STYLE(&quot;граница&quot;);ORG.OPENOFFICE.STYLE(&quot;Стандарт&quot;)))">
            <text:p/>
          </table:table-cell>
          <table:table-cell table:formula="of:=T(IF([$тест1.Q29]=1;ORG.OPENOFFICE.STYLE(&quot;граница&quot;);ORG.OPENOFFICE.STYLE(&quot;Стандарт&quot;)))">
            <text:p/>
          </table:table-cell>
          <table:table-cell table:formula="of:=T(IF([$тест1.R29]=1;ORG.OPENOFFICE.STYLE(&quot;граница&quot;);ORG.OPENOFFICE.STYLE(&quot;Стандарт&quot;)))">
            <text:p/>
          </table:table-cell>
          <table:table-cell table:formula="of:=T(IF([$тест1.S29]=1;ORG.OPENOFFICE.STYLE(&quot;граница&quot;);ORG.OPENOFFICE.STYLE(&quot;Стандарт&quot;)))">
            <text:p/>
          </table:table-cell>
          <table:table-cell table:formula="of:=T(IF([$тест1.T29]=1;ORG.OPENOFFICE.STYLE(&quot;граница&quot;);ORG.OPENOFFICE.STYLE(&quot;Стандарт&quot;)))">
            <text:p/>
          </table:table-cell>
          <table:table-cell table:formula="of:=T(IF([$тест1.U29]=1;ORG.OPENOFFICE.STYLE(&quot;граница&quot;);ORG.OPENOFFICE.STYLE(&quot;Стандарт&quot;)))">
            <text:p/>
          </table:table-cell>
          <table:table-cell table:formula="of:=T(IF([$тест1.V29]=1;ORG.OPENOFFICE.STYLE(&quot;граница&quot;);ORG.OPENOFFICE.STYLE(&quot;Стандарт&quot;)))">
            <text:p/>
          </table:table-cell>
          <table:table-cell table:formula="of:=T(IF([$тест1.W29]=1;ORG.OPENOFFICE.STYLE(&quot;граница&quot;);ORG.OPENOFFICE.STYLE(&quot;Стандарт&quot;)))">
            <text:p/>
          </table:table-cell>
          <table:table-cell table:formula="of:=T(IF([$тест1.X29]=1;ORG.OPENOFFICE.STYLE(&quot;граница&quot;);ORG.OPENOFFICE.STYLE(&quot;Стандарт&quot;)))">
            <text:p/>
          </table:table-cell>
          <table:table-cell table:formula="of:=T(IF([$тест1.Y29]=1;ORG.OPENOFFICE.STYLE(&quot;граница&quot;);ORG.OPENOFFICE.STYLE(&quot;Стандарт&quot;)))">
            <text:p/>
          </table:table-cell>
          <table:table-cell table:formula="of:=T(IF([$тест1.Z29]=1;ORG.OPENOFFICE.STYLE(&quot;граница&quot;);ORG.OPENOFFICE.STYLE(&quot;Стандарт&quot;)))">
            <text:p/>
          </table:table-cell>
          <table:table-cell table:formula="of:=T(IF([$тест1.AA29]=1;ORG.OPENOFFICE.STYLE(&quot;граница&quot;);ORG.OPENOFFICE.STYLE(&quot;Стандарт&quot;)))">
            <text:p/>
          </table:table-cell>
          <table:table-cell table:formula="of:=T(IF([$тест1.AB29]=1;ORG.OPENOFFICE.STYLE(&quot;граница&quot;);ORG.OPENOFFICE.STYLE(&quot;Стандарт&quot;)))">
            <text:p/>
          </table:table-cell>
          <table:table-cell table:formula="of:=T(IF([$тест1.AC29]=1;ORG.OPENOFFICE.STYLE(&quot;граница&quot;);ORG.OPENOFFICE.STYLE(&quot;Стандарт&quot;)))">
            <text:p/>
          </table:table-cell>
          <table:table-cell table:formula="of:=T(IF([$тест1.AD29]=1;ORG.OPENOFFICE.STYLE(&quot;граница&quot;);ORG.OPENOFFICE.STYLE(&quot;Стандарт&quot;)))">
            <text:p/>
          </table:table-cell>
          <table:table-cell table:formula="of:=T(IF([$тест1.AE29]=1;ORG.OPENOFFICE.STYLE(&quot;граница&quot;);ORG.OPENOFFICE.STYLE(&quot;Стандарт&quot;)))">
            <text:p/>
          </table:table-cell>
          <table:table-cell table:formula="of:=T(IF([$тест1.AF29]=1;ORG.OPENOFFICE.STYLE(&quot;граница&quot;);ORG.OPENOFFICE.STYLE(&quot;Стандарт&quot;)))">
            <text:p/>
          </table:table-cell>
          <table:table-cell table:formula="of:=T(IF([$тест1.AG29]=1;ORG.OPENOFFICE.STYLE(&quot;граница&quot;);ORG.OPENOFFICE.STYLE(&quot;Стандарт&quot;)))">
            <text:p/>
          </table:table-cell>
          <table:table-cell table:formula="of:=T(IF([$тест1.AH29]=1;ORG.OPENOFFICE.STYLE(&quot;граница&quot;);ORG.OPENOFFICE.STYLE(&quot;Стандарт&quot;)))">
            <text:p/>
          </table:table-cell>
          <table:table-cell table:formula="of:=T(IF([$тест1.AI29]=1;ORG.OPENOFFICE.STYLE(&quot;граница&quot;);ORG.OPENOFFICE.STYLE(&quot;Стандарт&quot;)))">
            <text:p/>
          </table:table-cell>
          <table:table-cell table:formula="of:=T(IF([$тест1.AJ29]=1;ORG.OPENOFFICE.STYLE(&quot;граница&quot;);ORG.OPENOFFICE.STYLE(&quot;Стандарт&quot;)))">
            <text:p/>
          </table:table-cell>
          <table:table-cell table:formula="of:=T(IF([$тест1.AK29]=1;ORG.OPENOFFICE.STYLE(&quot;граница&quot;);ORG.OPENOFFICE.STYLE(&quot;Стандарт&quot;)))">
            <text:p/>
          </table:table-cell>
          <table:table-cell table:formula="of:=T(IF([$тест1.AL29]=1;ORG.OPENOFFICE.STYLE(&quot;граница&quot;);ORG.OPENOFFICE.STYLE(&quot;Стандарт&quot;)))">
            <text:p/>
          </table:table-cell>
          <table:table-cell table:formula="of:=T(IF([$тест1.AM29]=1;ORG.OPENOFFICE.STYLE(&quot;граница&quot;);ORG.OPENOFFICE.STYLE(&quot;Стандарт&quot;)))">
            <text:p/>
          </table:table-cell>
          <table:table-cell table:formula="of:=T(IF([$тест1.AN29]=1;ORG.OPENOFFICE.STYLE(&quot;граница&quot;);ORG.OPENOFFICE.STYLE(&quot;Стандарт&quot;)))">
            <text:p/>
          </table:table-cell>
          <table:table-cell table:formula="of:=T(IF([$тест1.AO29]=1;ORG.OPENOFFICE.STYLE(&quot;граница&quot;);ORG.OPENOFFICE.STYLE(&quot;Стандарт&quot;)))">
            <text:p/>
          </table:table-cell>
          <table:table-cell table:formula="of:=T(IF([$тест1.AP29]=1;ORG.OPENOFFICE.STYLE(&quot;граница&quot;);ORG.OPENOFFICE.STYLE(&quot;Стандарт&quot;)))">
            <text:p/>
          </table:table-cell>
          <table:table-cell table:formula="of:=T(IF([$тест1.AQ29]=1;ORG.OPENOFFICE.STYLE(&quot;граница&quot;);ORG.OPENOFFICE.STYLE(&quot;Стандарт&quot;)))">
            <text:p/>
          </table:table-cell>
          <table:table-cell table:formula="of:=T(IF([$тест1.AR29]=1;ORG.OPENOFFICE.STYLE(&quot;граница&quot;);ORG.OPENOFFICE.STYLE(&quot;Стандарт&quot;)))">
            <text:p/>
          </table:table-cell>
          <table:table-cell table:formula="of:=T(IF([$тест1.AS29]=1;ORG.OPENOFFICE.STYLE(&quot;граница&quot;);ORG.OPENOFFICE.STYLE(&quot;Стандарт&quot;)))">
            <text:p/>
          </table:table-cell>
          <table:table-cell table:formula="of:=T(IF([$тест1.AT29]=1;ORG.OPENOFFICE.STYLE(&quot;граница&quot;);ORG.OPENOFFICE.STYLE(&quot;Стандарт&quot;)))">
            <text:p/>
          </table:table-cell>
          <table:table-cell table:formula="of:=T(IF([$тест1.AU29]=1;ORG.OPENOFFICE.STYLE(&quot;граница&quot;);ORG.OPENOFFICE.STYLE(&quot;Стандарт&quot;)))">
            <text:p/>
          </table:table-cell>
          <table:table-cell table:formula="of:=T(IF([$тест1.AV29]=1;ORG.OPENOFFICE.STYLE(&quot;граница&quot;);ORG.OPENOFFICE.STYLE(&quot;Стандарт&quot;)))">
            <text:p/>
          </table:table-cell>
          <table:table-cell table:formula="of:=T(IF([$тест1.AW29]=1;ORG.OPENOFFICE.STYLE(&quot;граница&quot;);ORG.OPENOFFICE.STYLE(&quot;Стандарт&quot;)))">
            <text:p/>
          </table:table-cell>
          <table:table-cell table:formula="of:=T(IF([$тест1.AX2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(IF([$тест1.B30]=1;ORG.OPENOFFICE.STYLE(&quot;граница&quot;);ORG.OPENOFFICE.STYLE(&quot;Стандарт&quot;)))">
            <text:p/>
          </table:table-cell>
          <table:table-cell table:formula="of:=T(IF([$тест1.C30]=1;ORG.OPENOFFICE.STYLE(&quot;граница&quot;);ORG.OPENOFFICE.STYLE(&quot;Стандарт&quot;)))">
            <text:p/>
          </table:table-cell>
          <table:table-cell table:formula="of:=T(IF([$тест1.D30]=1;ORG.OPENOFFICE.STYLE(&quot;граница&quot;);ORG.OPENOFFICE.STYLE(&quot;Стандарт&quot;)))">
            <text:p/>
          </table:table-cell>
          <table:table-cell table:formula="of:=T(IF([$тест1.E30]=1;ORG.OPENOFFICE.STYLE(&quot;граница&quot;);ORG.OPENOFFICE.STYLE(&quot;Стандарт&quot;)))">
            <text:p/>
          </table:table-cell>
          <table:table-cell table:formula="of:=T(IF([$тест1.F30]=1;ORG.OPENOFFICE.STYLE(&quot;граница&quot;);ORG.OPENOFFICE.STYLE(&quot;Стандарт&quot;)))">
            <text:p/>
          </table:table-cell>
          <table:table-cell table:formula="of:=T(IF([$тест1.G30]=1;ORG.OPENOFFICE.STYLE(&quot;граница&quot;);ORG.OPENOFFICE.STYLE(&quot;Стандарт&quot;)))">
            <text:p/>
          </table:table-cell>
          <table:table-cell table:formula="of:=T(IF([$тест1.H30]=1;ORG.OPENOFFICE.STYLE(&quot;граница&quot;);ORG.OPENOFFICE.STYLE(&quot;Стандарт&quot;)))">
            <text:p/>
          </table:table-cell>
          <table:table-cell table:formula="of:=T(IF([$тест1.I30]=1;ORG.OPENOFFICE.STYLE(&quot;граница&quot;);ORG.OPENOFFICE.STYLE(&quot;Стандарт&quot;)))">
            <text:p/>
          </table:table-cell>
          <table:table-cell table:formula="of:=T(IF([$тест1.J30]=1;ORG.OPENOFFICE.STYLE(&quot;граница&quot;);ORG.OPENOFFICE.STYLE(&quot;Стандарт&quot;)))">
            <text:p/>
          </table:table-cell>
          <table:table-cell table:formula="of:=T(IF([$тест1.K30]=1;ORG.OPENOFFICE.STYLE(&quot;граница&quot;);ORG.OPENOFFICE.STYLE(&quot;Стандарт&quot;)))">
            <text:p/>
          </table:table-cell>
          <table:table-cell table:formula="of:=T(IF([$тест1.L30]=1;ORG.OPENOFFICE.STYLE(&quot;граница&quot;);ORG.OPENOFFICE.STYLE(&quot;Стандарт&quot;)))">
            <text:p/>
          </table:table-cell>
          <table:table-cell table:formula="of:=T(IF([$тест1.M30]=1;ORG.OPENOFFICE.STYLE(&quot;граница&quot;);ORG.OPENOFFICE.STYLE(&quot;Стандарт&quot;)))">
            <text:p/>
          </table:table-cell>
          <table:table-cell table:formula="of:=T(IF([$тест1.N30]=1;ORG.OPENOFFICE.STYLE(&quot;граница&quot;);ORG.OPENOFFICE.STYLE(&quot;Стандарт&quot;)))">
            <text:p/>
          </table:table-cell>
          <table:table-cell table:formula="of:=T(IF([$тест1.O30]=1;ORG.OPENOFFICE.STYLE(&quot;граница&quot;);ORG.OPENOFFICE.STYLE(&quot;Стандарт&quot;)))">
            <text:p/>
          </table:table-cell>
          <table:table-cell table:formula="of:=T(IF([$тест1.P30]=1;ORG.OPENOFFICE.STYLE(&quot;граница&quot;);ORG.OPENOFFICE.STYLE(&quot;Стандарт&quot;)))">
            <text:p/>
          </table:table-cell>
          <table:table-cell table:formula="of:=T(IF([$тест1.Q30]=1;ORG.OPENOFFICE.STYLE(&quot;граница&quot;);ORG.OPENOFFICE.STYLE(&quot;Стандарт&quot;)))">
            <text:p/>
          </table:table-cell>
          <table:table-cell table:formula="of:=T(IF([$тест1.R30]=1;ORG.OPENOFFICE.STYLE(&quot;граница&quot;);ORG.OPENOFFICE.STYLE(&quot;Стандарт&quot;)))">
            <text:p/>
          </table:table-cell>
          <table:table-cell table:formula="of:=T(IF([$тест1.S30]=1;ORG.OPENOFFICE.STYLE(&quot;граница&quot;);ORG.OPENOFFICE.STYLE(&quot;Стандарт&quot;)))">
            <text:p/>
          </table:table-cell>
          <table:table-cell table:formula="of:=T(IF([$тест1.T30]=1;ORG.OPENOFFICE.STYLE(&quot;граница&quot;);ORG.OPENOFFICE.STYLE(&quot;Стандарт&quot;)))">
            <text:p/>
          </table:table-cell>
          <table:table-cell table:formula="of:=T(IF([$тест1.U30]=1;ORG.OPENOFFICE.STYLE(&quot;граница&quot;);ORG.OPENOFFICE.STYLE(&quot;Стандарт&quot;)))">
            <text:p/>
          </table:table-cell>
          <table:table-cell table:formula="of:=T(IF([$тест1.V30]=1;ORG.OPENOFFICE.STYLE(&quot;граница&quot;);ORG.OPENOFFICE.STYLE(&quot;Стандарт&quot;)))">
            <text:p/>
          </table:table-cell>
          <table:table-cell table:formula="of:=T(IF([$тест1.W30]=1;ORG.OPENOFFICE.STYLE(&quot;граница&quot;);ORG.OPENOFFICE.STYLE(&quot;Стандарт&quot;)))">
            <text:p/>
          </table:table-cell>
          <table:table-cell table:formula="of:=T(IF([$тест1.X30]=1;ORG.OPENOFFICE.STYLE(&quot;граница&quot;);ORG.OPENOFFICE.STYLE(&quot;Стандарт&quot;)))">
            <text:p/>
          </table:table-cell>
          <table:table-cell table:formula="of:=T(IF([$тест1.Y30]=1;ORG.OPENOFFICE.STYLE(&quot;граница&quot;);ORG.OPENOFFICE.STYLE(&quot;Стандарт&quot;)))">
            <text:p/>
          </table:table-cell>
          <table:table-cell table:formula="of:=T(IF([$тест1.Z30]=1;ORG.OPENOFFICE.STYLE(&quot;граница&quot;);ORG.OPENOFFICE.STYLE(&quot;Стандарт&quot;)))">
            <text:p/>
          </table:table-cell>
          <table:table-cell table:formula="of:=T(IF([$тест1.AA30]=1;ORG.OPENOFFICE.STYLE(&quot;граница&quot;);ORG.OPENOFFICE.STYLE(&quot;Стандарт&quot;)))">
            <text:p/>
          </table:table-cell>
          <table:table-cell table:formula="of:=T(IF([$тест1.AB30]=1;ORG.OPENOFFICE.STYLE(&quot;граница&quot;);ORG.OPENOFFICE.STYLE(&quot;Стандарт&quot;)))">
            <text:p/>
          </table:table-cell>
          <table:table-cell table:formula="of:=T(IF([$тест1.AC30]=1;ORG.OPENOFFICE.STYLE(&quot;граница&quot;);ORG.OPENOFFICE.STYLE(&quot;Стандарт&quot;)))">
            <text:p/>
          </table:table-cell>
          <table:table-cell table:formula="of:=T(IF([$тест1.AD30]=1;ORG.OPENOFFICE.STYLE(&quot;граница&quot;);ORG.OPENOFFICE.STYLE(&quot;Стандарт&quot;)))">
            <text:p/>
          </table:table-cell>
          <table:table-cell table:formula="of:=T(IF([$тест1.AE30]=1;ORG.OPENOFFICE.STYLE(&quot;граница&quot;);ORG.OPENOFFICE.STYLE(&quot;Стандарт&quot;)))">
            <text:p/>
          </table:table-cell>
          <table:table-cell table:formula="of:=T(IF([$тест1.AF30]=1;ORG.OPENOFFICE.STYLE(&quot;граница&quot;);ORG.OPENOFFICE.STYLE(&quot;Стандарт&quot;)))">
            <text:p/>
          </table:table-cell>
          <table:table-cell table:formula="of:=T(IF([$тест1.AG30]=1;ORG.OPENOFFICE.STYLE(&quot;граница&quot;);ORG.OPENOFFICE.STYLE(&quot;Стандарт&quot;)))">
            <text:p/>
          </table:table-cell>
          <table:table-cell table:formula="of:=T(IF([$тест1.AH30]=1;ORG.OPENOFFICE.STYLE(&quot;граница&quot;);ORG.OPENOFFICE.STYLE(&quot;Стандарт&quot;)))">
            <text:p/>
          </table:table-cell>
          <table:table-cell table:formula="of:=T(IF([$тест1.AI30]=1;ORG.OPENOFFICE.STYLE(&quot;граница&quot;);ORG.OPENOFFICE.STYLE(&quot;Стандарт&quot;)))">
            <text:p/>
          </table:table-cell>
          <table:table-cell table:formula="of:=T(IF([$тест1.AJ30]=1;ORG.OPENOFFICE.STYLE(&quot;граница&quot;);ORG.OPENOFFICE.STYLE(&quot;Стандарт&quot;)))">
            <text:p/>
          </table:table-cell>
          <table:table-cell table:formula="of:=T(IF([$тест1.AK30]=1;ORG.OPENOFFICE.STYLE(&quot;граница&quot;);ORG.OPENOFFICE.STYLE(&quot;Стандарт&quot;)))">
            <text:p/>
          </table:table-cell>
          <table:table-cell table:formula="of:=T(IF([$тест1.AL30]=1;ORG.OPENOFFICE.STYLE(&quot;граница&quot;);ORG.OPENOFFICE.STYLE(&quot;Стандарт&quot;)))">
            <text:p/>
          </table:table-cell>
          <table:table-cell table:formula="of:=T(IF([$тест1.AM30]=1;ORG.OPENOFFICE.STYLE(&quot;граница&quot;);ORG.OPENOFFICE.STYLE(&quot;Стандарт&quot;)))">
            <text:p/>
          </table:table-cell>
          <table:table-cell table:formula="of:=T(IF([$тест1.AN30]=1;ORG.OPENOFFICE.STYLE(&quot;граница&quot;);ORG.OPENOFFICE.STYLE(&quot;Стандарт&quot;)))">
            <text:p/>
          </table:table-cell>
          <table:table-cell table:formula="of:=T(IF([$тест1.AO30]=1;ORG.OPENOFFICE.STYLE(&quot;граница&quot;);ORG.OPENOFFICE.STYLE(&quot;Стандарт&quot;)))">
            <text:p/>
          </table:table-cell>
          <table:table-cell table:formula="of:=T(IF([$тест1.AP30]=1;ORG.OPENOFFICE.STYLE(&quot;граница&quot;);ORG.OPENOFFICE.STYLE(&quot;Стандарт&quot;)))">
            <text:p/>
          </table:table-cell>
          <table:table-cell table:formula="of:=T(IF([$тест1.AQ30]=1;ORG.OPENOFFICE.STYLE(&quot;граница&quot;);ORG.OPENOFFICE.STYLE(&quot;Стандарт&quot;)))">
            <text:p/>
          </table:table-cell>
          <table:table-cell table:formula="of:=T(IF([$тест1.AR30]=1;ORG.OPENOFFICE.STYLE(&quot;граница&quot;);ORG.OPENOFFICE.STYLE(&quot;Стандарт&quot;)))">
            <text:p/>
          </table:table-cell>
          <table:table-cell table:formula="of:=T(IF([$тест1.AS30]=1;ORG.OPENOFFICE.STYLE(&quot;граница&quot;);ORG.OPENOFFICE.STYLE(&quot;Стандарт&quot;)))">
            <text:p/>
          </table:table-cell>
          <table:table-cell table:formula="of:=T(IF([$тест1.AT30]=1;ORG.OPENOFFICE.STYLE(&quot;граница&quot;);ORG.OPENOFFICE.STYLE(&quot;Стандарт&quot;)))">
            <text:p/>
          </table:table-cell>
          <table:table-cell table:formula="of:=T(IF([$тест1.AU30]=1;ORG.OPENOFFICE.STYLE(&quot;граница&quot;);ORG.OPENOFFICE.STYLE(&quot;Стандарт&quot;)))">
            <text:p/>
          </table:table-cell>
          <table:table-cell table:formula="of:=T(IF([$тест1.AV30]=1;ORG.OPENOFFICE.STYLE(&quot;граница&quot;);ORG.OPENOFFICE.STYLE(&quot;Стандарт&quot;)))">
            <text:p/>
          </table:table-cell>
          <table:table-cell table:formula="of:=T(IF([$тест1.AW30]=1;ORG.OPENOFFICE.STYLE(&quot;граница&quot;);ORG.OPENOFFICE.STYLE(&quot;Стандарт&quot;)))">
            <text:p/>
          </table:table-cell>
          <table:table-cell table:formula="of:=T(IF([$тест1.AX3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(IF([$тест1.B31]=1;ORG.OPENOFFICE.STYLE(&quot;граница&quot;);ORG.OPENOFFICE.STYLE(&quot;Стандарт&quot;)))">
            <text:p/>
          </table:table-cell>
          <table:table-cell table:formula="of:=T(IF([$тест1.C31]=1;ORG.OPENOFFICE.STYLE(&quot;граница&quot;);ORG.OPENOFFICE.STYLE(&quot;Стандарт&quot;)))">
            <text:p/>
          </table:table-cell>
          <table:table-cell table:formula="of:=T(IF([$тест1.D31]=1;ORG.OPENOFFICE.STYLE(&quot;граница&quot;);ORG.OPENOFFICE.STYLE(&quot;Стандарт&quot;)))">
            <text:p/>
          </table:table-cell>
          <table:table-cell table:formula="of:=T(IF([$тест1.E31]=1;ORG.OPENOFFICE.STYLE(&quot;граница&quot;);ORG.OPENOFFICE.STYLE(&quot;Стандарт&quot;)))">
            <text:p/>
          </table:table-cell>
          <table:table-cell table:formula="of:=T(IF([$тест1.F31]=1;ORG.OPENOFFICE.STYLE(&quot;граница&quot;);ORG.OPENOFFICE.STYLE(&quot;Стандарт&quot;)))">
            <text:p/>
          </table:table-cell>
          <table:table-cell table:formula="of:=T(IF([$тест1.G31]=1;ORG.OPENOFFICE.STYLE(&quot;граница&quot;);ORG.OPENOFFICE.STYLE(&quot;Стандарт&quot;)))">
            <text:p/>
          </table:table-cell>
          <table:table-cell table:formula="of:=T(IF([$тест1.H31]=1;ORG.OPENOFFICE.STYLE(&quot;граница&quot;);ORG.OPENOFFICE.STYLE(&quot;Стандарт&quot;)))">
            <text:p/>
          </table:table-cell>
          <table:table-cell table:formula="of:=T(IF([$тест1.I31]=1;ORG.OPENOFFICE.STYLE(&quot;граница&quot;);ORG.OPENOFFICE.STYLE(&quot;Стандарт&quot;)))">
            <text:p/>
          </table:table-cell>
          <table:table-cell table:formula="of:=T(IF([$тест1.J31]=1;ORG.OPENOFFICE.STYLE(&quot;граница&quot;);ORG.OPENOFFICE.STYLE(&quot;Стандарт&quot;)))">
            <text:p/>
          </table:table-cell>
          <table:table-cell table:formula="of:=T(IF([$тест1.K31]=1;ORG.OPENOFFICE.STYLE(&quot;граница&quot;);ORG.OPENOFFICE.STYLE(&quot;Стандарт&quot;)))">
            <text:p/>
          </table:table-cell>
          <table:table-cell table:formula="of:=T(IF([$тест1.L31]=1;ORG.OPENOFFICE.STYLE(&quot;граница&quot;);ORG.OPENOFFICE.STYLE(&quot;Стандарт&quot;)))">
            <text:p/>
          </table:table-cell>
          <table:table-cell table:formula="of:=T(IF([$тест1.M31]=1;ORG.OPENOFFICE.STYLE(&quot;граница&quot;);ORG.OPENOFFICE.STYLE(&quot;Стандарт&quot;)))">
            <text:p/>
          </table:table-cell>
          <table:table-cell table:formula="of:=T(IF([$тест1.N31]=1;ORG.OPENOFFICE.STYLE(&quot;граница&quot;);ORG.OPENOFFICE.STYLE(&quot;Стандарт&quot;)))">
            <text:p/>
          </table:table-cell>
          <table:table-cell table:formula="of:=T(IF([$тест1.O31]=1;ORG.OPENOFFICE.STYLE(&quot;граница&quot;);ORG.OPENOFFICE.STYLE(&quot;Стандарт&quot;)))">
            <text:p/>
          </table:table-cell>
          <table:table-cell table:formula="of:=T(IF([$тест1.P31]=1;ORG.OPENOFFICE.STYLE(&quot;граница&quot;);ORG.OPENOFFICE.STYLE(&quot;Стандарт&quot;)))">
            <text:p/>
          </table:table-cell>
          <table:table-cell table:formula="of:=T(IF([$тест1.Q31]=1;ORG.OPENOFFICE.STYLE(&quot;граница&quot;);ORG.OPENOFFICE.STYLE(&quot;Стандарт&quot;)))">
            <text:p/>
          </table:table-cell>
          <table:table-cell table:formula="of:=T(IF([$тест1.R31]=1;ORG.OPENOFFICE.STYLE(&quot;граница&quot;);ORG.OPENOFFICE.STYLE(&quot;Стандарт&quot;)))">
            <text:p/>
          </table:table-cell>
          <table:table-cell table:formula="of:=T(IF([$тест1.S31]=1;ORG.OPENOFFICE.STYLE(&quot;граница&quot;);ORG.OPENOFFICE.STYLE(&quot;Стандарт&quot;)))">
            <text:p/>
          </table:table-cell>
          <table:table-cell table:formula="of:=T(IF([$тест1.T31]=1;ORG.OPENOFFICE.STYLE(&quot;граница&quot;);ORG.OPENOFFICE.STYLE(&quot;Стандарт&quot;)))">
            <text:p/>
          </table:table-cell>
          <table:table-cell table:formula="of:=T(IF([$тест1.U31]=1;ORG.OPENOFFICE.STYLE(&quot;граница&quot;);ORG.OPENOFFICE.STYLE(&quot;Стандарт&quot;)))">
            <text:p/>
          </table:table-cell>
          <table:table-cell table:formula="of:=T(IF([$тест1.V31]=1;ORG.OPENOFFICE.STYLE(&quot;граница&quot;);ORG.OPENOFFICE.STYLE(&quot;Стандарт&quot;)))">
            <text:p/>
          </table:table-cell>
          <table:table-cell table:formula="of:=T(IF([$тест1.W31]=1;ORG.OPENOFFICE.STYLE(&quot;граница&quot;);ORG.OPENOFFICE.STYLE(&quot;Стандарт&quot;)))">
            <text:p/>
          </table:table-cell>
          <table:table-cell table:formula="of:=T(IF([$тест1.X31]=1;ORG.OPENOFFICE.STYLE(&quot;граница&quot;);ORG.OPENOFFICE.STYLE(&quot;Стандарт&quot;)))">
            <text:p/>
          </table:table-cell>
          <table:table-cell table:formula="of:=T(IF([$тест1.Y31]=1;ORG.OPENOFFICE.STYLE(&quot;граница&quot;);ORG.OPENOFFICE.STYLE(&quot;Стандарт&quot;)))">
            <text:p/>
          </table:table-cell>
          <table:table-cell table:formula="of:=T(IF([$тест1.Z31]=1;ORG.OPENOFFICE.STYLE(&quot;граница&quot;);ORG.OPENOFFICE.STYLE(&quot;Стандарт&quot;)))">
            <text:p/>
          </table:table-cell>
          <table:table-cell table:formula="of:=T(IF([$тест1.AA31]=1;ORG.OPENOFFICE.STYLE(&quot;граница&quot;);ORG.OPENOFFICE.STYLE(&quot;Стандарт&quot;)))">
            <text:p/>
          </table:table-cell>
          <table:table-cell table:formula="of:=T(IF([$тест1.AB31]=1;ORG.OPENOFFICE.STYLE(&quot;граница&quot;);ORG.OPENOFFICE.STYLE(&quot;Стандарт&quot;)))">
            <text:p/>
          </table:table-cell>
          <table:table-cell table:formula="of:=T(IF([$тест1.AC31]=1;ORG.OPENOFFICE.STYLE(&quot;граница&quot;);ORG.OPENOFFICE.STYLE(&quot;Стандарт&quot;)))">
            <text:p/>
          </table:table-cell>
          <table:table-cell table:formula="of:=T(IF([$тест1.AD31]=1;ORG.OPENOFFICE.STYLE(&quot;граница&quot;);ORG.OPENOFFICE.STYLE(&quot;Стандарт&quot;)))">
            <text:p/>
          </table:table-cell>
          <table:table-cell table:formula="of:=T(IF([$тест1.AE31]=1;ORG.OPENOFFICE.STYLE(&quot;граница&quot;);ORG.OPENOFFICE.STYLE(&quot;Стандарт&quot;)))">
            <text:p/>
          </table:table-cell>
          <table:table-cell table:formula="of:=T(IF([$тест1.AF31]=1;ORG.OPENOFFICE.STYLE(&quot;граница&quot;);ORG.OPENOFFICE.STYLE(&quot;Стандарт&quot;)))">
            <text:p/>
          </table:table-cell>
          <table:table-cell table:formula="of:=T(IF([$тест1.AG31]=1;ORG.OPENOFFICE.STYLE(&quot;граница&quot;);ORG.OPENOFFICE.STYLE(&quot;Стандарт&quot;)))">
            <text:p/>
          </table:table-cell>
          <table:table-cell table:formula="of:=T(IF([$тест1.AH31]=1;ORG.OPENOFFICE.STYLE(&quot;граница&quot;);ORG.OPENOFFICE.STYLE(&quot;Стандарт&quot;)))">
            <text:p/>
          </table:table-cell>
          <table:table-cell table:formula="of:=T(IF([$тест1.AI31]=1;ORG.OPENOFFICE.STYLE(&quot;граница&quot;);ORG.OPENOFFICE.STYLE(&quot;Стандарт&quot;)))">
            <text:p/>
          </table:table-cell>
          <table:table-cell table:formula="of:=T(IF([$тест1.AJ31]=1;ORG.OPENOFFICE.STYLE(&quot;граница&quot;);ORG.OPENOFFICE.STYLE(&quot;Стандарт&quot;)))">
            <text:p/>
          </table:table-cell>
          <table:table-cell table:formula="of:=T(IF([$тест1.AK31]=1;ORG.OPENOFFICE.STYLE(&quot;граница&quot;);ORG.OPENOFFICE.STYLE(&quot;Стандарт&quot;)))">
            <text:p/>
          </table:table-cell>
          <table:table-cell table:formula="of:=T(IF([$тест1.AL31]=1;ORG.OPENOFFICE.STYLE(&quot;граница&quot;);ORG.OPENOFFICE.STYLE(&quot;Стандарт&quot;)))">
            <text:p/>
          </table:table-cell>
          <table:table-cell table:formula="of:=T(IF([$тест1.AM31]=1;ORG.OPENOFFICE.STYLE(&quot;граница&quot;);ORG.OPENOFFICE.STYLE(&quot;Стандарт&quot;)))">
            <text:p/>
          </table:table-cell>
          <table:table-cell table:formula="of:=T(IF([$тест1.AN31]=1;ORG.OPENOFFICE.STYLE(&quot;граница&quot;);ORG.OPENOFFICE.STYLE(&quot;Стандарт&quot;)))">
            <text:p/>
          </table:table-cell>
          <table:table-cell table:formula="of:=T(IF([$тест1.AO31]=1;ORG.OPENOFFICE.STYLE(&quot;граница&quot;);ORG.OPENOFFICE.STYLE(&quot;Стандарт&quot;)))">
            <text:p/>
          </table:table-cell>
          <table:table-cell table:formula="of:=T(IF([$тест1.AP31]=1;ORG.OPENOFFICE.STYLE(&quot;граница&quot;);ORG.OPENOFFICE.STYLE(&quot;Стандарт&quot;)))">
            <text:p/>
          </table:table-cell>
          <table:table-cell table:formula="of:=T(IF([$тест1.AQ31]=1;ORG.OPENOFFICE.STYLE(&quot;граница&quot;);ORG.OPENOFFICE.STYLE(&quot;Стандарт&quot;)))">
            <text:p/>
          </table:table-cell>
          <table:table-cell table:formula="of:=T(IF([$тест1.AR31]=1;ORG.OPENOFFICE.STYLE(&quot;граница&quot;);ORG.OPENOFFICE.STYLE(&quot;Стандарт&quot;)))">
            <text:p/>
          </table:table-cell>
          <table:table-cell table:formula="of:=T(IF([$тест1.AS31]=1;ORG.OPENOFFICE.STYLE(&quot;граница&quot;);ORG.OPENOFFICE.STYLE(&quot;Стандарт&quot;)))">
            <text:p/>
          </table:table-cell>
          <table:table-cell table:formula="of:=T(IF([$тест1.AT31]=1;ORG.OPENOFFICE.STYLE(&quot;граница&quot;);ORG.OPENOFFICE.STYLE(&quot;Стандарт&quot;)))">
            <text:p/>
          </table:table-cell>
          <table:table-cell table:formula="of:=T(IF([$тест1.AU31]=1;ORG.OPENOFFICE.STYLE(&quot;граница&quot;);ORG.OPENOFFICE.STYLE(&quot;Стандарт&quot;)))">
            <text:p/>
          </table:table-cell>
          <table:table-cell table:formula="of:=T(IF([$тест1.AV31]=1;ORG.OPENOFFICE.STYLE(&quot;граница&quot;);ORG.OPENOFFICE.STYLE(&quot;Стандарт&quot;)))">
            <text:p/>
          </table:table-cell>
          <table:table-cell table:formula="of:=T(IF([$тест1.AW31]=1;ORG.OPENOFFICE.STYLE(&quot;граница&quot;);ORG.OPENOFFICE.STYLE(&quot;Стандарт&quot;)))">
            <text:p/>
          </table:table-cell>
          <table:table-cell table:formula="of:=T(IF([$тест1.AX3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(IF([$тест1.B32]=1;ORG.OPENOFFICE.STYLE(&quot;граница&quot;);ORG.OPENOFFICE.STYLE(&quot;Стандарт&quot;)))">
            <text:p/>
          </table:table-cell>
          <table:table-cell table:formula="of:=T(IF([$тест1.C32]=1;ORG.OPENOFFICE.STYLE(&quot;граница&quot;);ORG.OPENOFFICE.STYLE(&quot;Стандарт&quot;)))">
            <text:p/>
          </table:table-cell>
          <table:table-cell table:formula="of:=T(IF([$тест1.D32]=1;ORG.OPENOFFICE.STYLE(&quot;граница&quot;);ORG.OPENOFFICE.STYLE(&quot;Стандарт&quot;)))">
            <text:p/>
          </table:table-cell>
          <table:table-cell table:formula="of:=T(IF([$тест1.E32]=1;ORG.OPENOFFICE.STYLE(&quot;граница&quot;);ORG.OPENOFFICE.STYLE(&quot;Стандарт&quot;)))">
            <text:p/>
          </table:table-cell>
          <table:table-cell table:formula="of:=T(IF([$тест1.F32]=1;ORG.OPENOFFICE.STYLE(&quot;граница&quot;);ORG.OPENOFFICE.STYLE(&quot;Стандарт&quot;)))">
            <text:p/>
          </table:table-cell>
          <table:table-cell table:formula="of:=T(IF([$тест1.G32]=1;ORG.OPENOFFICE.STYLE(&quot;граница&quot;);ORG.OPENOFFICE.STYLE(&quot;Стандарт&quot;)))">
            <text:p/>
          </table:table-cell>
          <table:table-cell table:formula="of:=T(IF([$тест1.H32]=1;ORG.OPENOFFICE.STYLE(&quot;граница&quot;);ORG.OPENOFFICE.STYLE(&quot;Стандарт&quot;)))">
            <text:p/>
          </table:table-cell>
          <table:table-cell table:formula="of:=T(IF([$тест1.I32]=1;ORG.OPENOFFICE.STYLE(&quot;граница&quot;);ORG.OPENOFFICE.STYLE(&quot;Стандарт&quot;)))">
            <text:p/>
          </table:table-cell>
          <table:table-cell table:formula="of:=T(IF([$тест1.J32]=1;ORG.OPENOFFICE.STYLE(&quot;граница&quot;);ORG.OPENOFFICE.STYLE(&quot;Стандарт&quot;)))">
            <text:p/>
          </table:table-cell>
          <table:table-cell table:formula="of:=T(IF([$тест1.K32]=1;ORG.OPENOFFICE.STYLE(&quot;граница&quot;);ORG.OPENOFFICE.STYLE(&quot;Стандарт&quot;)))">
            <text:p/>
          </table:table-cell>
          <table:table-cell table:formula="of:=T(IF([$тест1.L32]=1;ORG.OPENOFFICE.STYLE(&quot;граница&quot;);ORG.OPENOFFICE.STYLE(&quot;Стандарт&quot;)))">
            <text:p/>
          </table:table-cell>
          <table:table-cell table:formula="of:=T(IF([$тест1.M32]=1;ORG.OPENOFFICE.STYLE(&quot;граница&quot;);ORG.OPENOFFICE.STYLE(&quot;Стандарт&quot;)))">
            <text:p/>
          </table:table-cell>
          <table:table-cell table:formula="of:=T(IF([$тест1.N32]=1;ORG.OPENOFFICE.STYLE(&quot;граница&quot;);ORG.OPENOFFICE.STYLE(&quot;Стандарт&quot;)))">
            <text:p/>
          </table:table-cell>
          <table:table-cell table:formula="of:=T(IF([$тест1.O32]=1;ORG.OPENOFFICE.STYLE(&quot;граница&quot;);ORG.OPENOFFICE.STYLE(&quot;Стандарт&quot;)))">
            <text:p/>
          </table:table-cell>
          <table:table-cell table:formula="of:=T(IF([$тест1.P32]=1;ORG.OPENOFFICE.STYLE(&quot;граница&quot;);ORG.OPENOFFICE.STYLE(&quot;Стандарт&quot;)))">
            <text:p/>
          </table:table-cell>
          <table:table-cell table:formula="of:=T(IF([$тест1.Q32]=1;ORG.OPENOFFICE.STYLE(&quot;граница&quot;);ORG.OPENOFFICE.STYLE(&quot;Стандарт&quot;)))">
            <text:p/>
          </table:table-cell>
          <table:table-cell table:formula="of:=T(IF([$тест1.R32]=1;ORG.OPENOFFICE.STYLE(&quot;граница&quot;);ORG.OPENOFFICE.STYLE(&quot;Стандарт&quot;)))">
            <text:p/>
          </table:table-cell>
          <table:table-cell table:formula="of:=T(IF([$тест1.S32]=1;ORG.OPENOFFICE.STYLE(&quot;граница&quot;);ORG.OPENOFFICE.STYLE(&quot;Стандарт&quot;)))">
            <text:p/>
          </table:table-cell>
          <table:table-cell table:formula="of:=T(IF([$тест1.T32]=1;ORG.OPENOFFICE.STYLE(&quot;граница&quot;);ORG.OPENOFFICE.STYLE(&quot;Стандарт&quot;)))">
            <text:p/>
          </table:table-cell>
          <table:table-cell table:formula="of:=T(IF([$тест1.U32]=1;ORG.OPENOFFICE.STYLE(&quot;граница&quot;);ORG.OPENOFFICE.STYLE(&quot;Стандарт&quot;)))">
            <text:p/>
          </table:table-cell>
          <table:table-cell table:formula="of:=T(IF([$тест1.V32]=1;ORG.OPENOFFICE.STYLE(&quot;граница&quot;);ORG.OPENOFFICE.STYLE(&quot;Стандарт&quot;)))">
            <text:p/>
          </table:table-cell>
          <table:table-cell table:formula="of:=T(IF([$тест1.W32]=1;ORG.OPENOFFICE.STYLE(&quot;граница&quot;);ORG.OPENOFFICE.STYLE(&quot;Стандарт&quot;)))">
            <text:p/>
          </table:table-cell>
          <table:table-cell table:formula="of:=T(IF([$тест1.X32]=1;ORG.OPENOFFICE.STYLE(&quot;граница&quot;);ORG.OPENOFFICE.STYLE(&quot;Стандарт&quot;)))">
            <text:p/>
          </table:table-cell>
          <table:table-cell table:formula="of:=T(IF([$тест1.Y32]=1;ORG.OPENOFFICE.STYLE(&quot;граница&quot;);ORG.OPENOFFICE.STYLE(&quot;Стандарт&quot;)))">
            <text:p/>
          </table:table-cell>
          <table:table-cell table:formula="of:=T(IF([$тест1.Z32]=1;ORG.OPENOFFICE.STYLE(&quot;граница&quot;);ORG.OPENOFFICE.STYLE(&quot;Стандарт&quot;)))">
            <text:p/>
          </table:table-cell>
          <table:table-cell table:formula="of:=T(IF([$тест1.AA32]=1;ORG.OPENOFFICE.STYLE(&quot;граница&quot;);ORG.OPENOFFICE.STYLE(&quot;Стандарт&quot;)))">
            <text:p/>
          </table:table-cell>
          <table:table-cell table:formula="of:=T(IF([$тест1.AB32]=1;ORG.OPENOFFICE.STYLE(&quot;граница&quot;);ORG.OPENOFFICE.STYLE(&quot;Стандарт&quot;)))">
            <text:p/>
          </table:table-cell>
          <table:table-cell table:formula="of:=T(IF([$тест1.AC32]=1;ORG.OPENOFFICE.STYLE(&quot;граница&quot;);ORG.OPENOFFICE.STYLE(&quot;Стандарт&quot;)))">
            <text:p/>
          </table:table-cell>
          <table:table-cell table:formula="of:=T(IF([$тест1.AD32]=1;ORG.OPENOFFICE.STYLE(&quot;граница&quot;);ORG.OPENOFFICE.STYLE(&quot;Стандарт&quot;)))">
            <text:p/>
          </table:table-cell>
          <table:table-cell table:formula="of:=T(IF([$тест1.AE32]=1;ORG.OPENOFFICE.STYLE(&quot;граница&quot;);ORG.OPENOFFICE.STYLE(&quot;Стандарт&quot;)))">
            <text:p/>
          </table:table-cell>
          <table:table-cell table:formula="of:=T(IF([$тест1.AF32]=1;ORG.OPENOFFICE.STYLE(&quot;граница&quot;);ORG.OPENOFFICE.STYLE(&quot;Стандарт&quot;)))">
            <text:p/>
          </table:table-cell>
          <table:table-cell table:formula="of:=T(IF([$тест1.AG32]=1;ORG.OPENOFFICE.STYLE(&quot;граница&quot;);ORG.OPENOFFICE.STYLE(&quot;Стандарт&quot;)))">
            <text:p/>
          </table:table-cell>
          <table:table-cell table:formula="of:=T(IF([$тест1.AH32]=1;ORG.OPENOFFICE.STYLE(&quot;граница&quot;);ORG.OPENOFFICE.STYLE(&quot;Стандарт&quot;)))">
            <text:p/>
          </table:table-cell>
          <table:table-cell table:formula="of:=T(IF([$тест1.AI32]=1;ORG.OPENOFFICE.STYLE(&quot;граница&quot;);ORG.OPENOFFICE.STYLE(&quot;Стандарт&quot;)))">
            <text:p/>
          </table:table-cell>
          <table:table-cell table:formula="of:=T(IF([$тест1.AJ32]=1;ORG.OPENOFFICE.STYLE(&quot;граница&quot;);ORG.OPENOFFICE.STYLE(&quot;Стандарт&quot;)))">
            <text:p/>
          </table:table-cell>
          <table:table-cell table:formula="of:=T(IF([$тест1.AK32]=1;ORG.OPENOFFICE.STYLE(&quot;граница&quot;);ORG.OPENOFFICE.STYLE(&quot;Стандарт&quot;)))">
            <text:p/>
          </table:table-cell>
          <table:table-cell table:formula="of:=T(IF([$тест1.AL32]=1;ORG.OPENOFFICE.STYLE(&quot;граница&quot;);ORG.OPENOFFICE.STYLE(&quot;Стандарт&quot;)))">
            <text:p/>
          </table:table-cell>
          <table:table-cell table:formula="of:=T(IF([$тест1.AM32]=1;ORG.OPENOFFICE.STYLE(&quot;граница&quot;);ORG.OPENOFFICE.STYLE(&quot;Стандарт&quot;)))">
            <text:p/>
          </table:table-cell>
          <table:table-cell table:formula="of:=T(IF([$тест1.AN32]=1;ORG.OPENOFFICE.STYLE(&quot;граница&quot;);ORG.OPENOFFICE.STYLE(&quot;Стандарт&quot;)))">
            <text:p/>
          </table:table-cell>
          <table:table-cell table:formula="of:=T(IF([$тест1.AO32]=1;ORG.OPENOFFICE.STYLE(&quot;граница&quot;);ORG.OPENOFFICE.STYLE(&quot;Стандарт&quot;)))">
            <text:p/>
          </table:table-cell>
          <table:table-cell table:formula="of:=T(IF([$тест1.AP32]=1;ORG.OPENOFFICE.STYLE(&quot;граница&quot;);ORG.OPENOFFICE.STYLE(&quot;Стандарт&quot;)))">
            <text:p/>
          </table:table-cell>
          <table:table-cell table:formula="of:=T(IF([$тест1.AQ32]=1;ORG.OPENOFFICE.STYLE(&quot;граница&quot;);ORG.OPENOFFICE.STYLE(&quot;Стандарт&quot;)))">
            <text:p/>
          </table:table-cell>
          <table:table-cell table:formula="of:=T(IF([$тест1.AR32]=1;ORG.OPENOFFICE.STYLE(&quot;граница&quot;);ORG.OPENOFFICE.STYLE(&quot;Стандарт&quot;)))">
            <text:p/>
          </table:table-cell>
          <table:table-cell table:formula="of:=T(IF([$тест1.AS32]=1;ORG.OPENOFFICE.STYLE(&quot;граница&quot;);ORG.OPENOFFICE.STYLE(&quot;Стандарт&quot;)))">
            <text:p/>
          </table:table-cell>
          <table:table-cell table:formula="of:=T(IF([$тест1.AT32]=1;ORG.OPENOFFICE.STYLE(&quot;граница&quot;);ORG.OPENOFFICE.STYLE(&quot;Стандарт&quot;)))">
            <text:p/>
          </table:table-cell>
          <table:table-cell table:formula="of:=T(IF([$тест1.AU32]=1;ORG.OPENOFFICE.STYLE(&quot;граница&quot;);ORG.OPENOFFICE.STYLE(&quot;Стандарт&quot;)))">
            <text:p/>
          </table:table-cell>
          <table:table-cell table:formula="of:=T(IF([$тест1.AV32]=1;ORG.OPENOFFICE.STYLE(&quot;граница&quot;);ORG.OPENOFFICE.STYLE(&quot;Стандарт&quot;)))">
            <text:p/>
          </table:table-cell>
          <table:table-cell table:formula="of:=T(IF([$тест1.AW32]=1;ORG.OPENOFFICE.STYLE(&quot;граница&quot;);ORG.OPENOFFICE.STYLE(&quot;Стандарт&quot;)))">
            <text:p/>
          </table:table-cell>
          <table:table-cell table:formula="of:=T(IF([$тест1.AX3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(IF([$тест1.B33]=1;ORG.OPENOFFICE.STYLE(&quot;граница&quot;);ORG.OPENOFFICE.STYLE(&quot;Стандарт&quot;)))">
            <text:p/>
          </table:table-cell>
          <table:table-cell table:formula="of:=T(IF([$тест1.C33]=1;ORG.OPENOFFICE.STYLE(&quot;граница&quot;);ORG.OPENOFFICE.STYLE(&quot;Стандарт&quot;)))">
            <text:p/>
          </table:table-cell>
          <table:table-cell table:formula="of:=T(IF([$тест1.D33]=1;ORG.OPENOFFICE.STYLE(&quot;граница&quot;);ORG.OPENOFFICE.STYLE(&quot;Стандарт&quot;)))">
            <text:p/>
          </table:table-cell>
          <table:table-cell table:formula="of:=T(IF([$тест1.E33]=1;ORG.OPENOFFICE.STYLE(&quot;граница&quot;);ORG.OPENOFFICE.STYLE(&quot;Стандарт&quot;)))">
            <text:p/>
          </table:table-cell>
          <table:table-cell table:formula="of:=T(IF([$тест1.F33]=1;ORG.OPENOFFICE.STYLE(&quot;граница&quot;);ORG.OPENOFFICE.STYLE(&quot;Стандарт&quot;)))">
            <text:p/>
          </table:table-cell>
          <table:table-cell table:formula="of:=T(IF([$тест1.G33]=1;ORG.OPENOFFICE.STYLE(&quot;граница&quot;);ORG.OPENOFFICE.STYLE(&quot;Стандарт&quot;)))">
            <text:p/>
          </table:table-cell>
          <table:table-cell table:formula="of:=T(IF([$тест1.H33]=1;ORG.OPENOFFICE.STYLE(&quot;граница&quot;);ORG.OPENOFFICE.STYLE(&quot;Стандарт&quot;)))">
            <text:p/>
          </table:table-cell>
          <table:table-cell table:formula="of:=T(IF([$тест1.I33]=1;ORG.OPENOFFICE.STYLE(&quot;граница&quot;);ORG.OPENOFFICE.STYLE(&quot;Стандарт&quot;)))">
            <text:p/>
          </table:table-cell>
          <table:table-cell table:formula="of:=T(IF([$тест1.J33]=1;ORG.OPENOFFICE.STYLE(&quot;граница&quot;);ORG.OPENOFFICE.STYLE(&quot;Стандарт&quot;)))">
            <text:p/>
          </table:table-cell>
          <table:table-cell table:formula="of:=T(IF([$тест1.K33]=1;ORG.OPENOFFICE.STYLE(&quot;граница&quot;);ORG.OPENOFFICE.STYLE(&quot;Стандарт&quot;)))">
            <text:p/>
          </table:table-cell>
          <table:table-cell table:formula="of:=T(IF([$тест1.L33]=1;ORG.OPENOFFICE.STYLE(&quot;граница&quot;);ORG.OPENOFFICE.STYLE(&quot;Стандарт&quot;)))">
            <text:p/>
          </table:table-cell>
          <table:table-cell table:formula="of:=T(IF([$тест1.M33]=1;ORG.OPENOFFICE.STYLE(&quot;граница&quot;);ORG.OPENOFFICE.STYLE(&quot;Стандарт&quot;)))">
            <text:p/>
          </table:table-cell>
          <table:table-cell table:formula="of:=T(IF([$тест1.N33]=1;ORG.OPENOFFICE.STYLE(&quot;граница&quot;);ORG.OPENOFFICE.STYLE(&quot;Стандарт&quot;)))">
            <text:p/>
          </table:table-cell>
          <table:table-cell table:formula="of:=T(IF([$тест1.O33]=1;ORG.OPENOFFICE.STYLE(&quot;граница&quot;);ORG.OPENOFFICE.STYLE(&quot;Стандарт&quot;)))">
            <text:p/>
          </table:table-cell>
          <table:table-cell table:formula="of:=T(IF([$тест1.P33]=1;ORG.OPENOFFICE.STYLE(&quot;граница&quot;);ORG.OPENOFFICE.STYLE(&quot;Стандарт&quot;)))">
            <text:p/>
          </table:table-cell>
          <table:table-cell table:formula="of:=T(IF([$тест1.Q33]=1;ORG.OPENOFFICE.STYLE(&quot;граница&quot;);ORG.OPENOFFICE.STYLE(&quot;Стандарт&quot;)))">
            <text:p/>
          </table:table-cell>
          <table:table-cell table:formula="of:=T(IF([$тест1.R33]=1;ORG.OPENOFFICE.STYLE(&quot;граница&quot;);ORG.OPENOFFICE.STYLE(&quot;Стандарт&quot;)))">
            <text:p/>
          </table:table-cell>
          <table:table-cell table:formula="of:=T(IF([$тест1.S33]=1;ORG.OPENOFFICE.STYLE(&quot;граница&quot;);ORG.OPENOFFICE.STYLE(&quot;Стандарт&quot;)))">
            <text:p/>
          </table:table-cell>
          <table:table-cell table:formula="of:=T(IF([$тест1.T33]=1;ORG.OPENOFFICE.STYLE(&quot;граница&quot;);ORG.OPENOFFICE.STYLE(&quot;Стандарт&quot;)))">
            <text:p/>
          </table:table-cell>
          <table:table-cell table:formula="of:=T(IF([$тест1.U33]=1;ORG.OPENOFFICE.STYLE(&quot;граница&quot;);ORG.OPENOFFICE.STYLE(&quot;Стандарт&quot;)))">
            <text:p/>
          </table:table-cell>
          <table:table-cell table:formula="of:=T(IF([$тест1.V33]=1;ORG.OPENOFFICE.STYLE(&quot;граница&quot;);ORG.OPENOFFICE.STYLE(&quot;Стандарт&quot;)))">
            <text:p/>
          </table:table-cell>
          <table:table-cell table:formula="of:=T(IF([$тест1.W33]=1;ORG.OPENOFFICE.STYLE(&quot;граница&quot;);ORG.OPENOFFICE.STYLE(&quot;Стандарт&quot;)))">
            <text:p/>
          </table:table-cell>
          <table:table-cell table:formula="of:=T(IF([$тест1.X33]=1;ORG.OPENOFFICE.STYLE(&quot;граница&quot;);ORG.OPENOFFICE.STYLE(&quot;Стандарт&quot;)))">
            <text:p/>
          </table:table-cell>
          <table:table-cell table:formula="of:=T(IF([$тест1.Y33]=1;ORG.OPENOFFICE.STYLE(&quot;граница&quot;);ORG.OPENOFFICE.STYLE(&quot;Стандарт&quot;)))">
            <text:p/>
          </table:table-cell>
          <table:table-cell table:formula="of:=T(IF([$тест1.Z33]=1;ORG.OPENOFFICE.STYLE(&quot;граница&quot;);ORG.OPENOFFICE.STYLE(&quot;Стандарт&quot;)))">
            <text:p/>
          </table:table-cell>
          <table:table-cell table:formula="of:=T(IF([$тест1.AA33]=1;ORG.OPENOFFICE.STYLE(&quot;граница&quot;);ORG.OPENOFFICE.STYLE(&quot;Стандарт&quot;)))">
            <text:p/>
          </table:table-cell>
          <table:table-cell table:formula="of:=T(IF([$тест1.AB33]=1;ORG.OPENOFFICE.STYLE(&quot;граница&quot;);ORG.OPENOFFICE.STYLE(&quot;Стандарт&quot;)))">
            <text:p/>
          </table:table-cell>
          <table:table-cell table:formula="of:=T(IF([$тест1.AC33]=1;ORG.OPENOFFICE.STYLE(&quot;граница&quot;);ORG.OPENOFFICE.STYLE(&quot;Стандарт&quot;)))">
            <text:p/>
          </table:table-cell>
          <table:table-cell table:formula="of:=T(IF([$тест1.AD33]=1;ORG.OPENOFFICE.STYLE(&quot;граница&quot;);ORG.OPENOFFICE.STYLE(&quot;Стандарт&quot;)))">
            <text:p/>
          </table:table-cell>
          <table:table-cell table:formula="of:=T(IF([$тест1.AE33]=1;ORG.OPENOFFICE.STYLE(&quot;граница&quot;);ORG.OPENOFFICE.STYLE(&quot;Стандарт&quot;)))">
            <text:p/>
          </table:table-cell>
          <table:table-cell table:formula="of:=T(IF([$тест1.AF33]=1;ORG.OPENOFFICE.STYLE(&quot;граница&quot;);ORG.OPENOFFICE.STYLE(&quot;Стандарт&quot;)))">
            <text:p/>
          </table:table-cell>
          <table:table-cell table:formula="of:=T(IF([$тест1.AG33]=1;ORG.OPENOFFICE.STYLE(&quot;граница&quot;);ORG.OPENOFFICE.STYLE(&quot;Стандарт&quot;)))">
            <text:p/>
          </table:table-cell>
          <table:table-cell table:formula="of:=T(IF([$тест1.AH33]=1;ORG.OPENOFFICE.STYLE(&quot;граница&quot;);ORG.OPENOFFICE.STYLE(&quot;Стандарт&quot;)))">
            <text:p/>
          </table:table-cell>
          <table:table-cell table:formula="of:=T(IF([$тест1.AI33]=1;ORG.OPENOFFICE.STYLE(&quot;граница&quot;);ORG.OPENOFFICE.STYLE(&quot;Стандарт&quot;)))">
            <text:p/>
          </table:table-cell>
          <table:table-cell table:formula="of:=T(IF([$тест1.AJ33]=1;ORG.OPENOFFICE.STYLE(&quot;граница&quot;);ORG.OPENOFFICE.STYLE(&quot;Стандарт&quot;)))">
            <text:p/>
          </table:table-cell>
          <table:table-cell table:formula="of:=T(IF([$тест1.AK33]=1;ORG.OPENOFFICE.STYLE(&quot;граница&quot;);ORG.OPENOFFICE.STYLE(&quot;Стандарт&quot;)))">
            <text:p/>
          </table:table-cell>
          <table:table-cell table:formula="of:=T(IF([$тест1.AL33]=1;ORG.OPENOFFICE.STYLE(&quot;граница&quot;);ORG.OPENOFFICE.STYLE(&quot;Стандарт&quot;)))">
            <text:p/>
          </table:table-cell>
          <table:table-cell table:formula="of:=T(IF([$тест1.AM33]=1;ORG.OPENOFFICE.STYLE(&quot;граница&quot;);ORG.OPENOFFICE.STYLE(&quot;Стандарт&quot;)))">
            <text:p/>
          </table:table-cell>
          <table:table-cell table:formula="of:=T(IF([$тест1.AN33]=1;ORG.OPENOFFICE.STYLE(&quot;граница&quot;);ORG.OPENOFFICE.STYLE(&quot;Стандарт&quot;)))">
            <text:p/>
          </table:table-cell>
          <table:table-cell table:formula="of:=T(IF([$тест1.AO33]=1;ORG.OPENOFFICE.STYLE(&quot;граница&quot;);ORG.OPENOFFICE.STYLE(&quot;Стандарт&quot;)))">
            <text:p/>
          </table:table-cell>
          <table:table-cell table:formula="of:=T(IF([$тест1.AP33]=1;ORG.OPENOFFICE.STYLE(&quot;граница&quot;);ORG.OPENOFFICE.STYLE(&quot;Стандарт&quot;)))">
            <text:p/>
          </table:table-cell>
          <table:table-cell table:formula="of:=T(IF([$тест1.AQ33]=1;ORG.OPENOFFICE.STYLE(&quot;граница&quot;);ORG.OPENOFFICE.STYLE(&quot;Стандарт&quot;)))">
            <text:p/>
          </table:table-cell>
          <table:table-cell table:formula="of:=T(IF([$тест1.AR33]=1;ORG.OPENOFFICE.STYLE(&quot;граница&quot;);ORG.OPENOFFICE.STYLE(&quot;Стандарт&quot;)))">
            <text:p/>
          </table:table-cell>
          <table:table-cell table:formula="of:=T(IF([$тест1.AS33]=1;ORG.OPENOFFICE.STYLE(&quot;граница&quot;);ORG.OPENOFFICE.STYLE(&quot;Стандарт&quot;)))">
            <text:p/>
          </table:table-cell>
          <table:table-cell table:formula="of:=T(IF([$тест1.AT33]=1;ORG.OPENOFFICE.STYLE(&quot;граница&quot;);ORG.OPENOFFICE.STYLE(&quot;Стандарт&quot;)))">
            <text:p/>
          </table:table-cell>
          <table:table-cell table:formula="of:=T(IF([$тест1.AU33]=1;ORG.OPENOFFICE.STYLE(&quot;граница&quot;);ORG.OPENOFFICE.STYLE(&quot;Стандарт&quot;)))">
            <text:p/>
          </table:table-cell>
          <table:table-cell table:formula="of:=T(IF([$тест1.AV33]=1;ORG.OPENOFFICE.STYLE(&quot;граница&quot;);ORG.OPENOFFICE.STYLE(&quot;Стандарт&quot;)))">
            <text:p/>
          </table:table-cell>
          <table:table-cell table:formula="of:=T(IF([$тест1.AW33]=1;ORG.OPENOFFICE.STYLE(&quot;граница&quot;);ORG.OPENOFFICE.STYLE(&quot;Стандарт&quot;)))">
            <text:p/>
          </table:table-cell>
          <table:table-cell table:formula="of:=T(IF([$тест1.AX3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(IF([$тест1.B34]=1;ORG.OPENOFFICE.STYLE(&quot;граница&quot;);ORG.OPENOFFICE.STYLE(&quot;Стандарт&quot;)))">
            <text:p/>
          </table:table-cell>
          <table:table-cell table:formula="of:=T(IF([$тест1.C34]=1;ORG.OPENOFFICE.STYLE(&quot;граница&quot;);ORG.OPENOFFICE.STYLE(&quot;Стандарт&quot;)))">
            <text:p/>
          </table:table-cell>
          <table:table-cell table:formula="of:=T(IF([$тест1.D34]=1;ORG.OPENOFFICE.STYLE(&quot;граница&quot;);ORG.OPENOFFICE.STYLE(&quot;Стандарт&quot;)))">
            <text:p/>
          </table:table-cell>
          <table:table-cell table:formula="of:=T(IF([$тест1.E34]=1;ORG.OPENOFFICE.STYLE(&quot;граница&quot;);ORG.OPENOFFICE.STYLE(&quot;Стандарт&quot;)))">
            <text:p/>
          </table:table-cell>
          <table:table-cell table:formula="of:=T(IF([$тест1.F34]=1;ORG.OPENOFFICE.STYLE(&quot;граница&quot;);ORG.OPENOFFICE.STYLE(&quot;Стандарт&quot;)))">
            <text:p/>
          </table:table-cell>
          <table:table-cell table:formula="of:=T(IF([$тест1.G34]=1;ORG.OPENOFFICE.STYLE(&quot;граница&quot;);ORG.OPENOFFICE.STYLE(&quot;Стандарт&quot;)))">
            <text:p/>
          </table:table-cell>
          <table:table-cell table:formula="of:=T(IF([$тест1.H34]=1;ORG.OPENOFFICE.STYLE(&quot;граница&quot;);ORG.OPENOFFICE.STYLE(&quot;Стандарт&quot;)))">
            <text:p/>
          </table:table-cell>
          <table:table-cell table:formula="of:=T(IF([$тест1.I34]=1;ORG.OPENOFFICE.STYLE(&quot;граница&quot;);ORG.OPENOFFICE.STYLE(&quot;Стандарт&quot;)))">
            <text:p/>
          </table:table-cell>
          <table:table-cell table:formula="of:=T(IF([$тест1.J34]=1;ORG.OPENOFFICE.STYLE(&quot;граница&quot;);ORG.OPENOFFICE.STYLE(&quot;Стандарт&quot;)))">
            <text:p/>
          </table:table-cell>
          <table:table-cell table:formula="of:=T(IF([$тест1.K34]=1;ORG.OPENOFFICE.STYLE(&quot;граница&quot;);ORG.OPENOFFICE.STYLE(&quot;Стандарт&quot;)))">
            <text:p/>
          </table:table-cell>
          <table:table-cell table:formula="of:=T(IF([$тест1.L34]=1;ORG.OPENOFFICE.STYLE(&quot;граница&quot;);ORG.OPENOFFICE.STYLE(&quot;Стандарт&quot;)))">
            <text:p/>
          </table:table-cell>
          <table:table-cell table:formula="of:=T(IF([$тест1.M34]=1;ORG.OPENOFFICE.STYLE(&quot;граница&quot;);ORG.OPENOFFICE.STYLE(&quot;Стандарт&quot;)))">
            <text:p/>
          </table:table-cell>
          <table:table-cell table:formula="of:=T(IF([$тест1.N34]=1;ORG.OPENOFFICE.STYLE(&quot;граница&quot;);ORG.OPENOFFICE.STYLE(&quot;Стандарт&quot;)))">
            <text:p/>
          </table:table-cell>
          <table:table-cell table:formula="of:=T(IF([$тест1.O34]=1;ORG.OPENOFFICE.STYLE(&quot;граница&quot;);ORG.OPENOFFICE.STYLE(&quot;Стандарт&quot;)))">
            <text:p/>
          </table:table-cell>
          <table:table-cell table:formula="of:=T(IF([$тест1.P34]=1;ORG.OPENOFFICE.STYLE(&quot;граница&quot;);ORG.OPENOFFICE.STYLE(&quot;Стандарт&quot;)))">
            <text:p/>
          </table:table-cell>
          <table:table-cell table:formula="of:=T(IF([$тест1.Q34]=1;ORG.OPENOFFICE.STYLE(&quot;граница&quot;);ORG.OPENOFFICE.STYLE(&quot;Стандарт&quot;)))">
            <text:p/>
          </table:table-cell>
          <table:table-cell table:formula="of:=T(IF([$тест1.R34]=1;ORG.OPENOFFICE.STYLE(&quot;граница&quot;);ORG.OPENOFFICE.STYLE(&quot;Стандарт&quot;)))">
            <text:p/>
          </table:table-cell>
          <table:table-cell table:formula="of:=T(IF([$тест1.S34]=1;ORG.OPENOFFICE.STYLE(&quot;граница&quot;);ORG.OPENOFFICE.STYLE(&quot;Стандарт&quot;)))">
            <text:p/>
          </table:table-cell>
          <table:table-cell table:formula="of:=T(IF([$тест1.T34]=1;ORG.OPENOFFICE.STYLE(&quot;граница&quot;);ORG.OPENOFFICE.STYLE(&quot;Стандарт&quot;)))">
            <text:p/>
          </table:table-cell>
          <table:table-cell table:formula="of:=T(IF([$тест1.U34]=1;ORG.OPENOFFICE.STYLE(&quot;граница&quot;);ORG.OPENOFFICE.STYLE(&quot;Стандарт&quot;)))">
            <text:p/>
          </table:table-cell>
          <table:table-cell table:formula="of:=T(IF([$тест1.V34]=1;ORG.OPENOFFICE.STYLE(&quot;граница&quot;);ORG.OPENOFFICE.STYLE(&quot;Стандарт&quot;)))">
            <text:p/>
          </table:table-cell>
          <table:table-cell table:formula="of:=T(IF([$тест1.W34]=1;ORG.OPENOFFICE.STYLE(&quot;граница&quot;);ORG.OPENOFFICE.STYLE(&quot;Стандарт&quot;)))">
            <text:p/>
          </table:table-cell>
          <table:table-cell table:formula="of:=T(IF([$тест1.X34]=1;ORG.OPENOFFICE.STYLE(&quot;граница&quot;);ORG.OPENOFFICE.STYLE(&quot;Стандарт&quot;)))">
            <text:p/>
          </table:table-cell>
          <table:table-cell table:formula="of:=T(IF([$тест1.Y34]=1;ORG.OPENOFFICE.STYLE(&quot;граница&quot;);ORG.OPENOFFICE.STYLE(&quot;Стандарт&quot;)))">
            <text:p/>
          </table:table-cell>
          <table:table-cell table:formula="of:=T(IF([$тест1.Z34]=1;ORG.OPENOFFICE.STYLE(&quot;граница&quot;);ORG.OPENOFFICE.STYLE(&quot;Стандарт&quot;)))">
            <text:p/>
          </table:table-cell>
          <table:table-cell table:formula="of:=T(IF([$тест1.AA34]=1;ORG.OPENOFFICE.STYLE(&quot;граница&quot;);ORG.OPENOFFICE.STYLE(&quot;Стандарт&quot;)))">
            <text:p/>
          </table:table-cell>
          <table:table-cell table:formula="of:=T(IF([$тест1.AB34]=1;ORG.OPENOFFICE.STYLE(&quot;граница&quot;);ORG.OPENOFFICE.STYLE(&quot;Стандарт&quot;)))">
            <text:p/>
          </table:table-cell>
          <table:table-cell table:formula="of:=T(IF([$тест1.AC34]=1;ORG.OPENOFFICE.STYLE(&quot;граница&quot;);ORG.OPENOFFICE.STYLE(&quot;Стандарт&quot;)))">
            <text:p/>
          </table:table-cell>
          <table:table-cell table:formula="of:=T(IF([$тест1.AD34]=1;ORG.OPENOFFICE.STYLE(&quot;граница&quot;);ORG.OPENOFFICE.STYLE(&quot;Стандарт&quot;)))">
            <text:p/>
          </table:table-cell>
          <table:table-cell table:formula="of:=T(IF([$тест1.AE34]=1;ORG.OPENOFFICE.STYLE(&quot;граница&quot;);ORG.OPENOFFICE.STYLE(&quot;Стандарт&quot;)))">
            <text:p/>
          </table:table-cell>
          <table:table-cell table:formula="of:=T(IF([$тест1.AF34]=1;ORG.OPENOFFICE.STYLE(&quot;граница&quot;);ORG.OPENOFFICE.STYLE(&quot;Стандарт&quot;)))">
            <text:p/>
          </table:table-cell>
          <table:table-cell table:formula="of:=T(IF([$тест1.AG34]=1;ORG.OPENOFFICE.STYLE(&quot;граница&quot;);ORG.OPENOFFICE.STYLE(&quot;Стандарт&quot;)))">
            <text:p/>
          </table:table-cell>
          <table:table-cell table:formula="of:=T(IF([$тест1.AH34]=1;ORG.OPENOFFICE.STYLE(&quot;граница&quot;);ORG.OPENOFFICE.STYLE(&quot;Стандарт&quot;)))">
            <text:p/>
          </table:table-cell>
          <table:table-cell table:formula="of:=T(IF([$тест1.AI34]=1;ORG.OPENOFFICE.STYLE(&quot;граница&quot;);ORG.OPENOFFICE.STYLE(&quot;Стандарт&quot;)))">
            <text:p/>
          </table:table-cell>
          <table:table-cell table:formula="of:=T(IF([$тест1.AJ34]=1;ORG.OPENOFFICE.STYLE(&quot;граница&quot;);ORG.OPENOFFICE.STYLE(&quot;Стандарт&quot;)))">
            <text:p/>
          </table:table-cell>
          <table:table-cell table:formula="of:=T(IF([$тест1.AK34]=1;ORG.OPENOFFICE.STYLE(&quot;граница&quot;);ORG.OPENOFFICE.STYLE(&quot;Стандарт&quot;)))">
            <text:p/>
          </table:table-cell>
          <table:table-cell table:formula="of:=T(IF([$тест1.AL34]=1;ORG.OPENOFFICE.STYLE(&quot;граница&quot;);ORG.OPENOFFICE.STYLE(&quot;Стандарт&quot;)))">
            <text:p/>
          </table:table-cell>
          <table:table-cell table:formula="of:=T(IF([$тест1.AM34]=1;ORG.OPENOFFICE.STYLE(&quot;граница&quot;);ORG.OPENOFFICE.STYLE(&quot;Стандарт&quot;)))">
            <text:p/>
          </table:table-cell>
          <table:table-cell table:formula="of:=T(IF([$тест1.AN34]=1;ORG.OPENOFFICE.STYLE(&quot;граница&quot;);ORG.OPENOFFICE.STYLE(&quot;Стандарт&quot;)))">
            <text:p/>
          </table:table-cell>
          <table:table-cell table:formula="of:=T(IF([$тест1.AO34]=1;ORG.OPENOFFICE.STYLE(&quot;граница&quot;);ORG.OPENOFFICE.STYLE(&quot;Стандарт&quot;)))">
            <text:p/>
          </table:table-cell>
          <table:table-cell table:formula="of:=T(IF([$тест1.AP34]=1;ORG.OPENOFFICE.STYLE(&quot;граница&quot;);ORG.OPENOFFICE.STYLE(&quot;Стандарт&quot;)))">
            <text:p/>
          </table:table-cell>
          <table:table-cell table:formula="of:=T(IF([$тест1.AQ34]=1;ORG.OPENOFFICE.STYLE(&quot;граница&quot;);ORG.OPENOFFICE.STYLE(&quot;Стандарт&quot;)))">
            <text:p/>
          </table:table-cell>
          <table:table-cell table:formula="of:=T(IF([$тест1.AR34]=1;ORG.OPENOFFICE.STYLE(&quot;граница&quot;);ORG.OPENOFFICE.STYLE(&quot;Стандарт&quot;)))">
            <text:p/>
          </table:table-cell>
          <table:table-cell table:formula="of:=T(IF([$тест1.AS34]=1;ORG.OPENOFFICE.STYLE(&quot;граница&quot;);ORG.OPENOFFICE.STYLE(&quot;Стандарт&quot;)))">
            <text:p/>
          </table:table-cell>
          <table:table-cell table:formula="of:=T(IF([$тест1.AT34]=1;ORG.OPENOFFICE.STYLE(&quot;граница&quot;);ORG.OPENOFFICE.STYLE(&quot;Стандарт&quot;)))">
            <text:p/>
          </table:table-cell>
          <table:table-cell table:formula="of:=T(IF([$тест1.AU34]=1;ORG.OPENOFFICE.STYLE(&quot;граница&quot;);ORG.OPENOFFICE.STYLE(&quot;Стандарт&quot;)))">
            <text:p/>
          </table:table-cell>
          <table:table-cell table:formula="of:=T(IF([$тест1.AV34]=1;ORG.OPENOFFICE.STYLE(&quot;граница&quot;);ORG.OPENOFFICE.STYLE(&quot;Стандарт&quot;)))">
            <text:p/>
          </table:table-cell>
          <table:table-cell table:formula="of:=T(IF([$тест1.AW34]=1;ORG.OPENOFFICE.STYLE(&quot;граница&quot;);ORG.OPENOFFICE.STYLE(&quot;Стандарт&quot;)))">
            <text:p/>
          </table:table-cell>
          <table:table-cell table:formula="of:=T(IF([$тест1.AX3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(IF([$тест1.B35]=1;ORG.OPENOFFICE.STYLE(&quot;граница&quot;);ORG.OPENOFFICE.STYLE(&quot;Стандарт&quot;)))">
            <text:p/>
          </table:table-cell>
          <table:table-cell table:formula="of:=T(IF([$тест1.C35]=1;ORG.OPENOFFICE.STYLE(&quot;граница&quot;);ORG.OPENOFFICE.STYLE(&quot;Стандарт&quot;)))">
            <text:p/>
          </table:table-cell>
          <table:table-cell table:formula="of:=T(IF([$тест1.D35]=1;ORG.OPENOFFICE.STYLE(&quot;граница&quot;);ORG.OPENOFFICE.STYLE(&quot;Стандарт&quot;)))">
            <text:p/>
          </table:table-cell>
          <table:table-cell table:formula="of:=T(IF([$тест1.E35]=1;ORG.OPENOFFICE.STYLE(&quot;граница&quot;);ORG.OPENOFFICE.STYLE(&quot;Стандарт&quot;)))">
            <text:p/>
          </table:table-cell>
          <table:table-cell table:formula="of:=T(IF([$тест1.F35]=1;ORG.OPENOFFICE.STYLE(&quot;граница&quot;);ORG.OPENOFFICE.STYLE(&quot;Стандарт&quot;)))">
            <text:p/>
          </table:table-cell>
          <table:table-cell table:formula="of:=T(IF([$тест1.G35]=1;ORG.OPENOFFICE.STYLE(&quot;граница&quot;);ORG.OPENOFFICE.STYLE(&quot;Стандарт&quot;)))">
            <text:p/>
          </table:table-cell>
          <table:table-cell table:formula="of:=T(IF([$тест1.H35]=1;ORG.OPENOFFICE.STYLE(&quot;граница&quot;);ORG.OPENOFFICE.STYLE(&quot;Стандарт&quot;)))">
            <text:p/>
          </table:table-cell>
          <table:table-cell table:formula="of:=T(IF([$тест1.I35]=1;ORG.OPENOFFICE.STYLE(&quot;граница&quot;);ORG.OPENOFFICE.STYLE(&quot;Стандарт&quot;)))">
            <text:p/>
          </table:table-cell>
          <table:table-cell table:formula="of:=T(IF([$тест1.J35]=1;ORG.OPENOFFICE.STYLE(&quot;граница&quot;);ORG.OPENOFFICE.STYLE(&quot;Стандарт&quot;)))">
            <text:p/>
          </table:table-cell>
          <table:table-cell table:formula="of:=T(IF([$тест1.K35]=1;ORG.OPENOFFICE.STYLE(&quot;граница&quot;);ORG.OPENOFFICE.STYLE(&quot;Стандарт&quot;)))">
            <text:p/>
          </table:table-cell>
          <table:table-cell table:formula="of:=T(IF([$тест1.L35]=1;ORG.OPENOFFICE.STYLE(&quot;граница&quot;);ORG.OPENOFFICE.STYLE(&quot;Стандарт&quot;)))">
            <text:p/>
          </table:table-cell>
          <table:table-cell table:formula="of:=T(IF([$тест1.M35]=1;ORG.OPENOFFICE.STYLE(&quot;граница&quot;);ORG.OPENOFFICE.STYLE(&quot;Стандарт&quot;)))">
            <text:p/>
          </table:table-cell>
          <table:table-cell table:formula="of:=T(IF([$тест1.N35]=1;ORG.OPENOFFICE.STYLE(&quot;граница&quot;);ORG.OPENOFFICE.STYLE(&quot;Стандарт&quot;)))">
            <text:p/>
          </table:table-cell>
          <table:table-cell table:formula="of:=T(IF([$тест1.O35]=1;ORG.OPENOFFICE.STYLE(&quot;граница&quot;);ORG.OPENOFFICE.STYLE(&quot;Стандарт&quot;)))">
            <text:p/>
          </table:table-cell>
          <table:table-cell table:formula="of:=T(IF([$тест1.P35]=1;ORG.OPENOFFICE.STYLE(&quot;граница&quot;);ORG.OPENOFFICE.STYLE(&quot;Стандарт&quot;)))">
            <text:p/>
          </table:table-cell>
          <table:table-cell table:formula="of:=T(IF([$тест1.Q35]=1;ORG.OPENOFFICE.STYLE(&quot;граница&quot;);ORG.OPENOFFICE.STYLE(&quot;Стандарт&quot;)))">
            <text:p/>
          </table:table-cell>
          <table:table-cell table:formula="of:=T(IF([$тест1.R35]=1;ORG.OPENOFFICE.STYLE(&quot;граница&quot;);ORG.OPENOFFICE.STYLE(&quot;Стандарт&quot;)))">
            <text:p/>
          </table:table-cell>
          <table:table-cell table:formula="of:=T(IF([$тест1.S35]=1;ORG.OPENOFFICE.STYLE(&quot;граница&quot;);ORG.OPENOFFICE.STYLE(&quot;Стандарт&quot;)))">
            <text:p/>
          </table:table-cell>
          <table:table-cell table:formula="of:=T(IF([$тест1.T35]=1;ORG.OPENOFFICE.STYLE(&quot;граница&quot;);ORG.OPENOFFICE.STYLE(&quot;Стандарт&quot;)))">
            <text:p/>
          </table:table-cell>
          <table:table-cell table:formula="of:=T(IF([$тест1.U35]=1;ORG.OPENOFFICE.STYLE(&quot;граница&quot;);ORG.OPENOFFICE.STYLE(&quot;Стандарт&quot;)))">
            <text:p/>
          </table:table-cell>
          <table:table-cell table:formula="of:=T(IF([$тест1.V35]=1;ORG.OPENOFFICE.STYLE(&quot;граница&quot;);ORG.OPENOFFICE.STYLE(&quot;Стандарт&quot;)))">
            <text:p/>
          </table:table-cell>
          <table:table-cell table:formula="of:=T(IF([$тест1.W35]=1;ORG.OPENOFFICE.STYLE(&quot;граница&quot;);ORG.OPENOFFICE.STYLE(&quot;Стандарт&quot;)))">
            <text:p/>
          </table:table-cell>
          <table:table-cell table:formula="of:=T(IF([$тест1.X35]=1;ORG.OPENOFFICE.STYLE(&quot;граница&quot;);ORG.OPENOFFICE.STYLE(&quot;Стандарт&quot;)))">
            <text:p/>
          </table:table-cell>
          <table:table-cell table:formula="of:=T(IF([$тест1.Y35]=1;ORG.OPENOFFICE.STYLE(&quot;граница&quot;);ORG.OPENOFFICE.STYLE(&quot;Стандарт&quot;)))">
            <text:p/>
          </table:table-cell>
          <table:table-cell table:formula="of:=T(IF([$тест1.Z35]=1;ORG.OPENOFFICE.STYLE(&quot;граница&quot;);ORG.OPENOFFICE.STYLE(&quot;Стандарт&quot;)))">
            <text:p/>
          </table:table-cell>
          <table:table-cell table:formula="of:=T(IF([$тест1.AA35]=1;ORG.OPENOFFICE.STYLE(&quot;граница&quot;);ORG.OPENOFFICE.STYLE(&quot;Стандарт&quot;)))">
            <text:p/>
          </table:table-cell>
          <table:table-cell table:formula="of:=T(IF([$тест1.AB35]=1;ORG.OPENOFFICE.STYLE(&quot;граница&quot;);ORG.OPENOFFICE.STYLE(&quot;Стандарт&quot;)))">
            <text:p/>
          </table:table-cell>
          <table:table-cell table:formula="of:=T(IF([$тест1.AC35]=1;ORG.OPENOFFICE.STYLE(&quot;граница&quot;);ORG.OPENOFFICE.STYLE(&quot;Стандарт&quot;)))">
            <text:p/>
          </table:table-cell>
          <table:table-cell table:formula="of:=T(IF([$тест1.AD35]=1;ORG.OPENOFFICE.STYLE(&quot;граница&quot;);ORG.OPENOFFICE.STYLE(&quot;Стандарт&quot;)))">
            <text:p/>
          </table:table-cell>
          <table:table-cell table:formula="of:=T(IF([$тест1.AE35]=1;ORG.OPENOFFICE.STYLE(&quot;граница&quot;);ORG.OPENOFFICE.STYLE(&quot;Стандарт&quot;)))">
            <text:p/>
          </table:table-cell>
          <table:table-cell table:formula="of:=T(IF([$тест1.AF35]=1;ORG.OPENOFFICE.STYLE(&quot;граница&quot;);ORG.OPENOFFICE.STYLE(&quot;Стандарт&quot;)))">
            <text:p/>
          </table:table-cell>
          <table:table-cell table:formula="of:=T(IF([$тест1.AG35]=1;ORG.OPENOFFICE.STYLE(&quot;граница&quot;);ORG.OPENOFFICE.STYLE(&quot;Стандарт&quot;)))">
            <text:p/>
          </table:table-cell>
          <table:table-cell table:formula="of:=T(IF([$тест1.AH35]=1;ORG.OPENOFFICE.STYLE(&quot;граница&quot;);ORG.OPENOFFICE.STYLE(&quot;Стандарт&quot;)))">
            <text:p/>
          </table:table-cell>
          <table:table-cell table:formula="of:=T(IF([$тест1.AI35]=1;ORG.OPENOFFICE.STYLE(&quot;граница&quot;);ORG.OPENOFFICE.STYLE(&quot;Стандарт&quot;)))">
            <text:p/>
          </table:table-cell>
          <table:table-cell table:formula="of:=T(IF([$тест1.AJ35]=1;ORG.OPENOFFICE.STYLE(&quot;граница&quot;);ORG.OPENOFFICE.STYLE(&quot;Стандарт&quot;)))">
            <text:p/>
          </table:table-cell>
          <table:table-cell table:formula="of:=T(IF([$тест1.AK35]=1;ORG.OPENOFFICE.STYLE(&quot;граница&quot;);ORG.OPENOFFICE.STYLE(&quot;Стандарт&quot;)))">
            <text:p/>
          </table:table-cell>
          <table:table-cell table:formula="of:=T(IF([$тест1.AL35]=1;ORG.OPENOFFICE.STYLE(&quot;граница&quot;);ORG.OPENOFFICE.STYLE(&quot;Стандарт&quot;)))">
            <text:p/>
          </table:table-cell>
          <table:table-cell table:formula="of:=T(IF([$тест1.AM35]=1;ORG.OPENOFFICE.STYLE(&quot;граница&quot;);ORG.OPENOFFICE.STYLE(&quot;Стандарт&quot;)))">
            <text:p/>
          </table:table-cell>
          <table:table-cell table:formula="of:=T(IF([$тест1.AN35]=1;ORG.OPENOFFICE.STYLE(&quot;граница&quot;);ORG.OPENOFFICE.STYLE(&quot;Стандарт&quot;)))">
            <text:p/>
          </table:table-cell>
          <table:table-cell table:formula="of:=T(IF([$тест1.AO35]=1;ORG.OPENOFFICE.STYLE(&quot;граница&quot;);ORG.OPENOFFICE.STYLE(&quot;Стандарт&quot;)))">
            <text:p/>
          </table:table-cell>
          <table:table-cell table:formula="of:=T(IF([$тест1.AP35]=1;ORG.OPENOFFICE.STYLE(&quot;граница&quot;);ORG.OPENOFFICE.STYLE(&quot;Стандарт&quot;)))">
            <text:p/>
          </table:table-cell>
          <table:table-cell table:formula="of:=T(IF([$тест1.AQ35]=1;ORG.OPENOFFICE.STYLE(&quot;граница&quot;);ORG.OPENOFFICE.STYLE(&quot;Стандарт&quot;)))">
            <text:p/>
          </table:table-cell>
          <table:table-cell table:formula="of:=T(IF([$тест1.AR35]=1;ORG.OPENOFFICE.STYLE(&quot;граница&quot;);ORG.OPENOFFICE.STYLE(&quot;Стандарт&quot;)))">
            <text:p/>
          </table:table-cell>
          <table:table-cell table:formula="of:=T(IF([$тест1.AS35]=1;ORG.OPENOFFICE.STYLE(&quot;граница&quot;);ORG.OPENOFFICE.STYLE(&quot;Стандарт&quot;)))">
            <text:p/>
          </table:table-cell>
          <table:table-cell table:formula="of:=T(IF([$тест1.AT35]=1;ORG.OPENOFFICE.STYLE(&quot;граница&quot;);ORG.OPENOFFICE.STYLE(&quot;Стандарт&quot;)))">
            <text:p/>
          </table:table-cell>
          <table:table-cell table:formula="of:=T(IF([$тест1.AU35]=1;ORG.OPENOFFICE.STYLE(&quot;граница&quot;);ORG.OPENOFFICE.STYLE(&quot;Стандарт&quot;)))">
            <text:p/>
          </table:table-cell>
          <table:table-cell table:formula="of:=T(IF([$тест1.AV35]=1;ORG.OPENOFFICE.STYLE(&quot;граница&quot;);ORG.OPENOFFICE.STYLE(&quot;Стандарт&quot;)))">
            <text:p/>
          </table:table-cell>
          <table:table-cell table:formula="of:=T(IF([$тест1.AW35]=1;ORG.OPENOFFICE.STYLE(&quot;граница&quot;);ORG.OPENOFFICE.STYLE(&quot;Стандарт&quot;)))">
            <text:p/>
          </table:table-cell>
          <table:table-cell table:formula="of:=T(IF([$тест1.AX3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(IF([$тест1.B36]=1;ORG.OPENOFFICE.STYLE(&quot;граница&quot;);ORG.OPENOFFICE.STYLE(&quot;Стандарт&quot;)))">
            <text:p/>
          </table:table-cell>
          <table:table-cell table:formula="of:=T(IF([$тест1.C36]=1;ORG.OPENOFFICE.STYLE(&quot;граница&quot;);ORG.OPENOFFICE.STYLE(&quot;Стандарт&quot;)))">
            <text:p/>
          </table:table-cell>
          <table:table-cell table:formula="of:=T(IF([$тест1.D36]=1;ORG.OPENOFFICE.STYLE(&quot;граница&quot;);ORG.OPENOFFICE.STYLE(&quot;Стандарт&quot;)))">
            <text:p/>
          </table:table-cell>
          <table:table-cell table:formula="of:=T(IF([$тест1.E36]=1;ORG.OPENOFFICE.STYLE(&quot;граница&quot;);ORG.OPENOFFICE.STYLE(&quot;Стандарт&quot;)))">
            <text:p/>
          </table:table-cell>
          <table:table-cell table:formula="of:=T(IF([$тест1.F36]=1;ORG.OPENOFFICE.STYLE(&quot;граница&quot;);ORG.OPENOFFICE.STYLE(&quot;Стандарт&quot;)))">
            <text:p/>
          </table:table-cell>
          <table:table-cell table:formula="of:=T(IF([$тест1.G36]=1;ORG.OPENOFFICE.STYLE(&quot;граница&quot;);ORG.OPENOFFICE.STYLE(&quot;Стандарт&quot;)))">
            <text:p/>
          </table:table-cell>
          <table:table-cell table:formula="of:=T(IF([$тест1.H36]=1;ORG.OPENOFFICE.STYLE(&quot;граница&quot;);ORG.OPENOFFICE.STYLE(&quot;Стандарт&quot;)))">
            <text:p/>
          </table:table-cell>
          <table:table-cell table:formula="of:=T(IF([$тест1.I36]=1;ORG.OPENOFFICE.STYLE(&quot;граница&quot;);ORG.OPENOFFICE.STYLE(&quot;Стандарт&quot;)))">
            <text:p/>
          </table:table-cell>
          <table:table-cell table:formula="of:=T(IF([$тест1.J36]=1;ORG.OPENOFFICE.STYLE(&quot;граница&quot;);ORG.OPENOFFICE.STYLE(&quot;Стандарт&quot;)))">
            <text:p/>
          </table:table-cell>
          <table:table-cell table:formula="of:=T(IF([$тест1.K36]=1;ORG.OPENOFFICE.STYLE(&quot;граница&quot;);ORG.OPENOFFICE.STYLE(&quot;Стандарт&quot;)))">
            <text:p/>
          </table:table-cell>
          <table:table-cell table:formula="of:=T(IF([$тест1.L36]=1;ORG.OPENOFFICE.STYLE(&quot;граница&quot;);ORG.OPENOFFICE.STYLE(&quot;Стандарт&quot;)))">
            <text:p/>
          </table:table-cell>
          <table:table-cell table:formula="of:=T(IF([$тест1.M36]=1;ORG.OPENOFFICE.STYLE(&quot;граница&quot;);ORG.OPENOFFICE.STYLE(&quot;Стандарт&quot;)))">
            <text:p/>
          </table:table-cell>
          <table:table-cell table:formula="of:=T(IF([$тест1.N36]=1;ORG.OPENOFFICE.STYLE(&quot;граница&quot;);ORG.OPENOFFICE.STYLE(&quot;Стандарт&quot;)))">
            <text:p/>
          </table:table-cell>
          <table:table-cell table:formula="of:=T(IF([$тест1.O36]=1;ORG.OPENOFFICE.STYLE(&quot;граница&quot;);ORG.OPENOFFICE.STYLE(&quot;Стандарт&quot;)))">
            <text:p/>
          </table:table-cell>
          <table:table-cell table:formula="of:=T(IF([$тест1.P36]=1;ORG.OPENOFFICE.STYLE(&quot;граница&quot;);ORG.OPENOFFICE.STYLE(&quot;Стандарт&quot;)))">
            <text:p/>
          </table:table-cell>
          <table:table-cell table:formula="of:=T(IF([$тест1.Q36]=1;ORG.OPENOFFICE.STYLE(&quot;граница&quot;);ORG.OPENOFFICE.STYLE(&quot;Стандарт&quot;)))">
            <text:p/>
          </table:table-cell>
          <table:table-cell table:formula="of:=T(IF([$тест1.R36]=1;ORG.OPENOFFICE.STYLE(&quot;граница&quot;);ORG.OPENOFFICE.STYLE(&quot;Стандарт&quot;)))">
            <text:p/>
          </table:table-cell>
          <table:table-cell table:formula="of:=T(IF([$тест1.S36]=1;ORG.OPENOFFICE.STYLE(&quot;граница&quot;);ORG.OPENOFFICE.STYLE(&quot;Стандарт&quot;)))">
            <text:p/>
          </table:table-cell>
          <table:table-cell table:formula="of:=T(IF([$тест1.T36]=1;ORG.OPENOFFICE.STYLE(&quot;граница&quot;);ORG.OPENOFFICE.STYLE(&quot;Стандарт&quot;)))">
            <text:p/>
          </table:table-cell>
          <table:table-cell table:formula="of:=T(IF([$тест1.U36]=1;ORG.OPENOFFICE.STYLE(&quot;граница&quot;);ORG.OPENOFFICE.STYLE(&quot;Стандарт&quot;)))">
            <text:p/>
          </table:table-cell>
          <table:table-cell table:formula="of:=T(IF([$тест1.V36]=1;ORG.OPENOFFICE.STYLE(&quot;граница&quot;);ORG.OPENOFFICE.STYLE(&quot;Стандарт&quot;)))">
            <text:p/>
          </table:table-cell>
          <table:table-cell table:formula="of:=T(IF([$тест1.W36]=1;ORG.OPENOFFICE.STYLE(&quot;граница&quot;);ORG.OPENOFFICE.STYLE(&quot;Стандарт&quot;)))">
            <text:p/>
          </table:table-cell>
          <table:table-cell table:formula="of:=T(IF([$тест1.X36]=1;ORG.OPENOFFICE.STYLE(&quot;граница&quot;);ORG.OPENOFFICE.STYLE(&quot;Стандарт&quot;)))">
            <text:p/>
          </table:table-cell>
          <table:table-cell table:formula="of:=T(IF([$тест1.Y36]=1;ORG.OPENOFFICE.STYLE(&quot;граница&quot;);ORG.OPENOFFICE.STYLE(&quot;Стандарт&quot;)))">
            <text:p/>
          </table:table-cell>
          <table:table-cell table:formula="of:=T(IF([$тест1.Z36]=1;ORG.OPENOFFICE.STYLE(&quot;граница&quot;);ORG.OPENOFFICE.STYLE(&quot;Стандарт&quot;)))">
            <text:p/>
          </table:table-cell>
          <table:table-cell table:formula="of:=T(IF([$тест1.AA36]=1;ORG.OPENOFFICE.STYLE(&quot;граница&quot;);ORG.OPENOFFICE.STYLE(&quot;Стандарт&quot;)))">
            <text:p/>
          </table:table-cell>
          <table:table-cell table:formula="of:=T(IF([$тест1.AB36]=1;ORG.OPENOFFICE.STYLE(&quot;граница&quot;);ORG.OPENOFFICE.STYLE(&quot;Стандарт&quot;)))">
            <text:p/>
          </table:table-cell>
          <table:table-cell table:formula="of:=T(IF([$тест1.AC36]=1;ORG.OPENOFFICE.STYLE(&quot;граница&quot;);ORG.OPENOFFICE.STYLE(&quot;Стандарт&quot;)))">
            <text:p/>
          </table:table-cell>
          <table:table-cell table:formula="of:=T(IF([$тест1.AD36]=1;ORG.OPENOFFICE.STYLE(&quot;граница&quot;);ORG.OPENOFFICE.STYLE(&quot;Стандарт&quot;)))">
            <text:p/>
          </table:table-cell>
          <table:table-cell table:formula="of:=T(IF([$тест1.AE36]=1;ORG.OPENOFFICE.STYLE(&quot;граница&quot;);ORG.OPENOFFICE.STYLE(&quot;Стандарт&quot;)))">
            <text:p/>
          </table:table-cell>
          <table:table-cell table:formula="of:=T(IF([$тест1.AF36]=1;ORG.OPENOFFICE.STYLE(&quot;граница&quot;);ORG.OPENOFFICE.STYLE(&quot;Стандарт&quot;)))">
            <text:p/>
          </table:table-cell>
          <table:table-cell table:formula="of:=T(IF([$тест1.AG36]=1;ORG.OPENOFFICE.STYLE(&quot;граница&quot;);ORG.OPENOFFICE.STYLE(&quot;Стандарт&quot;)))">
            <text:p/>
          </table:table-cell>
          <table:table-cell table:formula="of:=T(IF([$тест1.AH36]=1;ORG.OPENOFFICE.STYLE(&quot;граница&quot;);ORG.OPENOFFICE.STYLE(&quot;Стандарт&quot;)))">
            <text:p/>
          </table:table-cell>
          <table:table-cell table:formula="of:=T(IF([$тест1.AI36]=1;ORG.OPENOFFICE.STYLE(&quot;граница&quot;);ORG.OPENOFFICE.STYLE(&quot;Стандарт&quot;)))">
            <text:p/>
          </table:table-cell>
          <table:table-cell table:formula="of:=T(IF([$тест1.AJ36]=1;ORG.OPENOFFICE.STYLE(&quot;граница&quot;);ORG.OPENOFFICE.STYLE(&quot;Стандарт&quot;)))">
            <text:p/>
          </table:table-cell>
          <table:table-cell table:formula="of:=T(IF([$тест1.AK36]=1;ORG.OPENOFFICE.STYLE(&quot;граница&quot;);ORG.OPENOFFICE.STYLE(&quot;Стандарт&quot;)))">
            <text:p/>
          </table:table-cell>
          <table:table-cell table:formula="of:=T(IF([$тест1.AL36]=1;ORG.OPENOFFICE.STYLE(&quot;граница&quot;);ORG.OPENOFFICE.STYLE(&quot;Стандарт&quot;)))">
            <text:p/>
          </table:table-cell>
          <table:table-cell table:formula="of:=T(IF([$тест1.AM36]=1;ORG.OPENOFFICE.STYLE(&quot;граница&quot;);ORG.OPENOFFICE.STYLE(&quot;Стандарт&quot;)))">
            <text:p/>
          </table:table-cell>
          <table:table-cell table:formula="of:=T(IF([$тест1.AN36]=1;ORG.OPENOFFICE.STYLE(&quot;граница&quot;);ORG.OPENOFFICE.STYLE(&quot;Стандарт&quot;)))">
            <text:p/>
          </table:table-cell>
          <table:table-cell table:formula="of:=T(IF([$тест1.AO36]=1;ORG.OPENOFFICE.STYLE(&quot;граница&quot;);ORG.OPENOFFICE.STYLE(&quot;Стандарт&quot;)))">
            <text:p/>
          </table:table-cell>
          <table:table-cell table:formula="of:=T(IF([$тест1.AP36]=1;ORG.OPENOFFICE.STYLE(&quot;граница&quot;);ORG.OPENOFFICE.STYLE(&quot;Стандарт&quot;)))">
            <text:p/>
          </table:table-cell>
          <table:table-cell table:formula="of:=T(IF([$тест1.AQ36]=1;ORG.OPENOFFICE.STYLE(&quot;граница&quot;);ORG.OPENOFFICE.STYLE(&quot;Стандарт&quot;)))">
            <text:p/>
          </table:table-cell>
          <table:table-cell table:formula="of:=T(IF([$тест1.AR36]=1;ORG.OPENOFFICE.STYLE(&quot;граница&quot;);ORG.OPENOFFICE.STYLE(&quot;Стандарт&quot;)))">
            <text:p/>
          </table:table-cell>
          <table:table-cell table:formula="of:=T(IF([$тест1.AS36]=1;ORG.OPENOFFICE.STYLE(&quot;граница&quot;);ORG.OPENOFFICE.STYLE(&quot;Стандарт&quot;)))">
            <text:p/>
          </table:table-cell>
          <table:table-cell table:formula="of:=T(IF([$тест1.AT36]=1;ORG.OPENOFFICE.STYLE(&quot;граница&quot;);ORG.OPENOFFICE.STYLE(&quot;Стандарт&quot;)))">
            <text:p/>
          </table:table-cell>
          <table:table-cell table:formula="of:=T(IF([$тест1.AU36]=1;ORG.OPENOFFICE.STYLE(&quot;граница&quot;);ORG.OPENOFFICE.STYLE(&quot;Стандарт&quot;)))">
            <text:p/>
          </table:table-cell>
          <table:table-cell table:formula="of:=T(IF([$тест1.AV36]=1;ORG.OPENOFFICE.STYLE(&quot;граница&quot;);ORG.OPENOFFICE.STYLE(&quot;Стандарт&quot;)))">
            <text:p/>
          </table:table-cell>
          <table:table-cell table:formula="of:=T(IF([$тест1.AW36]=1;ORG.OPENOFFICE.STYLE(&quot;граница&quot;);ORG.OPENOFFICE.STYLE(&quot;Стандарт&quot;)))">
            <text:p/>
          </table:table-cell>
          <table:table-cell table:formula="of:=T(IF([$тест1.AX3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(IF([$тест1.B37]=1;ORG.OPENOFFICE.STYLE(&quot;граница&quot;);ORG.OPENOFFICE.STYLE(&quot;Стандарт&quot;)))">
            <text:p/>
          </table:table-cell>
          <table:table-cell table:formula="of:=T(IF([$тест1.C37]=1;ORG.OPENOFFICE.STYLE(&quot;граница&quot;);ORG.OPENOFFICE.STYLE(&quot;Стандарт&quot;)))">
            <text:p/>
          </table:table-cell>
          <table:table-cell table:formula="of:=T(IF([$тест1.D37]=1;ORG.OPENOFFICE.STYLE(&quot;граница&quot;);ORG.OPENOFFICE.STYLE(&quot;Стандарт&quot;)))">
            <text:p/>
          </table:table-cell>
          <table:table-cell table:formula="of:=T(IF([$тест1.E37]=1;ORG.OPENOFFICE.STYLE(&quot;граница&quot;);ORG.OPENOFFICE.STYLE(&quot;Стандарт&quot;)))">
            <text:p/>
          </table:table-cell>
          <table:table-cell table:formula="of:=T(IF([$тест1.F37]=1;ORG.OPENOFFICE.STYLE(&quot;граница&quot;);ORG.OPENOFFICE.STYLE(&quot;Стандарт&quot;)))">
            <text:p/>
          </table:table-cell>
          <table:table-cell table:formula="of:=T(IF([$тест1.G37]=1;ORG.OPENOFFICE.STYLE(&quot;граница&quot;);ORG.OPENOFFICE.STYLE(&quot;Стандарт&quot;)))">
            <text:p/>
          </table:table-cell>
          <table:table-cell table:formula="of:=T(IF([$тест1.H37]=1;ORG.OPENOFFICE.STYLE(&quot;граница&quot;);ORG.OPENOFFICE.STYLE(&quot;Стандарт&quot;)))">
            <text:p/>
          </table:table-cell>
          <table:table-cell table:formula="of:=T(IF([$тест1.I37]=1;ORG.OPENOFFICE.STYLE(&quot;граница&quot;);ORG.OPENOFFICE.STYLE(&quot;Стандарт&quot;)))">
            <text:p/>
          </table:table-cell>
          <table:table-cell table:formula="of:=T(IF([$тест1.J37]=1;ORG.OPENOFFICE.STYLE(&quot;граница&quot;);ORG.OPENOFFICE.STYLE(&quot;Стандарт&quot;)))">
            <text:p/>
          </table:table-cell>
          <table:table-cell table:formula="of:=T(IF([$тест1.K37]=1;ORG.OPENOFFICE.STYLE(&quot;граница&quot;);ORG.OPENOFFICE.STYLE(&quot;Стандарт&quot;)))">
            <text:p/>
          </table:table-cell>
          <table:table-cell table:formula="of:=T(IF([$тест1.L37]=1;ORG.OPENOFFICE.STYLE(&quot;граница&quot;);ORG.OPENOFFICE.STYLE(&quot;Стандарт&quot;)))">
            <text:p/>
          </table:table-cell>
          <table:table-cell table:formula="of:=T(IF([$тест1.M37]=1;ORG.OPENOFFICE.STYLE(&quot;граница&quot;);ORG.OPENOFFICE.STYLE(&quot;Стандарт&quot;)))">
            <text:p/>
          </table:table-cell>
          <table:table-cell table:formula="of:=T(IF([$тест1.N37]=1;ORG.OPENOFFICE.STYLE(&quot;граница&quot;);ORG.OPENOFFICE.STYLE(&quot;Стандарт&quot;)))">
            <text:p/>
          </table:table-cell>
          <table:table-cell table:formula="of:=T(IF([$тест1.O37]=1;ORG.OPENOFFICE.STYLE(&quot;граница&quot;);ORG.OPENOFFICE.STYLE(&quot;Стандарт&quot;)))">
            <text:p/>
          </table:table-cell>
          <table:table-cell table:formula="of:=T(IF([$тест1.P37]=1;ORG.OPENOFFICE.STYLE(&quot;граница&quot;);ORG.OPENOFFICE.STYLE(&quot;Стандарт&quot;)))">
            <text:p/>
          </table:table-cell>
          <table:table-cell table:formula="of:=T(IF([$тест1.Q37]=1;ORG.OPENOFFICE.STYLE(&quot;граница&quot;);ORG.OPENOFFICE.STYLE(&quot;Стандарт&quot;)))">
            <text:p/>
          </table:table-cell>
          <table:table-cell table:formula="of:=T(IF([$тест1.R37]=1;ORG.OPENOFFICE.STYLE(&quot;граница&quot;);ORG.OPENOFFICE.STYLE(&quot;Стандарт&quot;)))">
            <text:p/>
          </table:table-cell>
          <table:table-cell table:formula="of:=T(IF([$тест1.S37]=1;ORG.OPENOFFICE.STYLE(&quot;граница&quot;);ORG.OPENOFFICE.STYLE(&quot;Стандарт&quot;)))">
            <text:p/>
          </table:table-cell>
          <table:table-cell table:formula="of:=T(IF([$тест1.T37]=1;ORG.OPENOFFICE.STYLE(&quot;граница&quot;);ORG.OPENOFFICE.STYLE(&quot;Стандарт&quot;)))">
            <text:p/>
          </table:table-cell>
          <table:table-cell table:formula="of:=T(IF([$тест1.U37]=1;ORG.OPENOFFICE.STYLE(&quot;граница&quot;);ORG.OPENOFFICE.STYLE(&quot;Стандарт&quot;)))">
            <text:p/>
          </table:table-cell>
          <table:table-cell table:formula="of:=T(IF([$тест1.V37]=1;ORG.OPENOFFICE.STYLE(&quot;граница&quot;);ORG.OPENOFFICE.STYLE(&quot;Стандарт&quot;)))">
            <text:p/>
          </table:table-cell>
          <table:table-cell table:formula="of:=T(IF([$тест1.W37]=1;ORG.OPENOFFICE.STYLE(&quot;граница&quot;);ORG.OPENOFFICE.STYLE(&quot;Стандарт&quot;)))">
            <text:p/>
          </table:table-cell>
          <table:table-cell table:formula="of:=T(IF([$тест1.X37]=1;ORG.OPENOFFICE.STYLE(&quot;граница&quot;);ORG.OPENOFFICE.STYLE(&quot;Стандарт&quot;)))">
            <text:p/>
          </table:table-cell>
          <table:table-cell table:formula="of:=T(IF([$тест1.Y37]=1;ORG.OPENOFFICE.STYLE(&quot;граница&quot;);ORG.OPENOFFICE.STYLE(&quot;Стандарт&quot;)))">
            <text:p/>
          </table:table-cell>
          <table:table-cell table:formula="of:=T(IF([$тест1.Z37]=1;ORG.OPENOFFICE.STYLE(&quot;граница&quot;);ORG.OPENOFFICE.STYLE(&quot;Стандарт&quot;)))">
            <text:p/>
          </table:table-cell>
          <table:table-cell table:formula="of:=T(IF([$тест1.AA37]=1;ORG.OPENOFFICE.STYLE(&quot;граница&quot;);ORG.OPENOFFICE.STYLE(&quot;Стандарт&quot;)))">
            <text:p/>
          </table:table-cell>
          <table:table-cell table:formula="of:=T(IF([$тест1.AB37]=1;ORG.OPENOFFICE.STYLE(&quot;граница&quot;);ORG.OPENOFFICE.STYLE(&quot;Стандарт&quot;)))">
            <text:p/>
          </table:table-cell>
          <table:table-cell table:formula="of:=T(IF([$тест1.AC37]=1;ORG.OPENOFFICE.STYLE(&quot;граница&quot;);ORG.OPENOFFICE.STYLE(&quot;Стандарт&quot;)))">
            <text:p/>
          </table:table-cell>
          <table:table-cell table:formula="of:=T(IF([$тест1.AD37]=1;ORG.OPENOFFICE.STYLE(&quot;граница&quot;);ORG.OPENOFFICE.STYLE(&quot;Стандарт&quot;)))">
            <text:p/>
          </table:table-cell>
          <table:table-cell table:formula="of:=T(IF([$тест1.AE37]=1;ORG.OPENOFFICE.STYLE(&quot;граница&quot;);ORG.OPENOFFICE.STYLE(&quot;Стандарт&quot;)))">
            <text:p/>
          </table:table-cell>
          <table:table-cell table:formula="of:=T(IF([$тест1.AF37]=1;ORG.OPENOFFICE.STYLE(&quot;граница&quot;);ORG.OPENOFFICE.STYLE(&quot;Стандарт&quot;)))">
            <text:p/>
          </table:table-cell>
          <table:table-cell table:formula="of:=T(IF([$тест1.AG37]=1;ORG.OPENOFFICE.STYLE(&quot;граница&quot;);ORG.OPENOFFICE.STYLE(&quot;Стандарт&quot;)))">
            <text:p/>
          </table:table-cell>
          <table:table-cell table:formula="of:=T(IF([$тест1.AH37]=1;ORG.OPENOFFICE.STYLE(&quot;граница&quot;);ORG.OPENOFFICE.STYLE(&quot;Стандарт&quot;)))">
            <text:p/>
          </table:table-cell>
          <table:table-cell table:formula="of:=T(IF([$тест1.AI37]=1;ORG.OPENOFFICE.STYLE(&quot;граница&quot;);ORG.OPENOFFICE.STYLE(&quot;Стандарт&quot;)))">
            <text:p/>
          </table:table-cell>
          <table:table-cell table:formula="of:=T(IF([$тест1.AJ37]=1;ORG.OPENOFFICE.STYLE(&quot;граница&quot;);ORG.OPENOFFICE.STYLE(&quot;Стандарт&quot;)))">
            <text:p/>
          </table:table-cell>
          <table:table-cell table:formula="of:=T(IF([$тест1.AK37]=1;ORG.OPENOFFICE.STYLE(&quot;граница&quot;);ORG.OPENOFFICE.STYLE(&quot;Стандарт&quot;)))">
            <text:p/>
          </table:table-cell>
          <table:table-cell table:formula="of:=T(IF([$тест1.AL37]=1;ORG.OPENOFFICE.STYLE(&quot;граница&quot;);ORG.OPENOFFICE.STYLE(&quot;Стандарт&quot;)))">
            <text:p/>
          </table:table-cell>
          <table:table-cell table:formula="of:=T(IF([$тест1.AM37]=1;ORG.OPENOFFICE.STYLE(&quot;граница&quot;);ORG.OPENOFFICE.STYLE(&quot;Стандарт&quot;)))">
            <text:p/>
          </table:table-cell>
          <table:table-cell table:formula="of:=T(IF([$тест1.AN37]=1;ORG.OPENOFFICE.STYLE(&quot;граница&quot;);ORG.OPENOFFICE.STYLE(&quot;Стандарт&quot;)))">
            <text:p/>
          </table:table-cell>
          <table:table-cell table:formula="of:=T(IF([$тест1.AO37]=1;ORG.OPENOFFICE.STYLE(&quot;граница&quot;);ORG.OPENOFFICE.STYLE(&quot;Стандарт&quot;)))">
            <text:p/>
          </table:table-cell>
          <table:table-cell table:formula="of:=T(IF([$тест1.AP37]=1;ORG.OPENOFFICE.STYLE(&quot;граница&quot;);ORG.OPENOFFICE.STYLE(&quot;Стандарт&quot;)))">
            <text:p/>
          </table:table-cell>
          <table:table-cell table:formula="of:=T(IF([$тест1.AQ37]=1;ORG.OPENOFFICE.STYLE(&quot;граница&quot;);ORG.OPENOFFICE.STYLE(&quot;Стандарт&quot;)))">
            <text:p/>
          </table:table-cell>
          <table:table-cell table:formula="of:=T(IF([$тест1.AR37]=1;ORG.OPENOFFICE.STYLE(&quot;граница&quot;);ORG.OPENOFFICE.STYLE(&quot;Стандарт&quot;)))">
            <text:p/>
          </table:table-cell>
          <table:table-cell table:formula="of:=T(IF([$тест1.AS37]=1;ORG.OPENOFFICE.STYLE(&quot;граница&quot;);ORG.OPENOFFICE.STYLE(&quot;Стандарт&quot;)))">
            <text:p/>
          </table:table-cell>
          <table:table-cell table:formula="of:=T(IF([$тест1.AT37]=1;ORG.OPENOFFICE.STYLE(&quot;граница&quot;);ORG.OPENOFFICE.STYLE(&quot;Стандарт&quot;)))">
            <text:p/>
          </table:table-cell>
          <table:table-cell table:formula="of:=T(IF([$тест1.AU37]=1;ORG.OPENOFFICE.STYLE(&quot;граница&quot;);ORG.OPENOFFICE.STYLE(&quot;Стандарт&quot;)))">
            <text:p/>
          </table:table-cell>
          <table:table-cell table:formula="of:=T(IF([$тест1.AV37]=1;ORG.OPENOFFICE.STYLE(&quot;граница&quot;);ORG.OPENOFFICE.STYLE(&quot;Стандарт&quot;)))">
            <text:p/>
          </table:table-cell>
          <table:table-cell table:formula="of:=T(IF([$тест1.AW37]=1;ORG.OPENOFFICE.STYLE(&quot;граница&quot;);ORG.OPENOFFICE.STYLE(&quot;Стандарт&quot;)))">
            <text:p/>
          </table:table-cell>
          <table:table-cell table:formula="of:=T(IF([$тест1.AX3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(IF([$тест1.B38]=1;ORG.OPENOFFICE.STYLE(&quot;граница&quot;);ORG.OPENOFFICE.STYLE(&quot;Стандарт&quot;)))">
            <text:p/>
          </table:table-cell>
          <table:table-cell table:formula="of:=T(IF([$тест1.C38]=1;ORG.OPENOFFICE.STYLE(&quot;граница&quot;);ORG.OPENOFFICE.STYLE(&quot;Стандарт&quot;)))">
            <text:p/>
          </table:table-cell>
          <table:table-cell table:formula="of:=T(IF([$тест1.D38]=1;ORG.OPENOFFICE.STYLE(&quot;граница&quot;);ORG.OPENOFFICE.STYLE(&quot;Стандарт&quot;)))">
            <text:p/>
          </table:table-cell>
          <table:table-cell table:formula="of:=T(IF([$тест1.E38]=1;ORG.OPENOFFICE.STYLE(&quot;граница&quot;);ORG.OPENOFFICE.STYLE(&quot;Стандарт&quot;)))">
            <text:p/>
          </table:table-cell>
          <table:table-cell table:formula="of:=T(IF([$тест1.F38]=1;ORG.OPENOFFICE.STYLE(&quot;граница&quot;);ORG.OPENOFFICE.STYLE(&quot;Стандарт&quot;)))">
            <text:p/>
          </table:table-cell>
          <table:table-cell table:formula="of:=T(IF([$тест1.G38]=1;ORG.OPENOFFICE.STYLE(&quot;граница&quot;);ORG.OPENOFFICE.STYLE(&quot;Стандарт&quot;)))">
            <text:p/>
          </table:table-cell>
          <table:table-cell table:formula="of:=T(IF([$тест1.H38]=1;ORG.OPENOFFICE.STYLE(&quot;граница&quot;);ORG.OPENOFFICE.STYLE(&quot;Стандарт&quot;)))">
            <text:p/>
          </table:table-cell>
          <table:table-cell table:formula="of:=T(IF([$тест1.I38]=1;ORG.OPENOFFICE.STYLE(&quot;граница&quot;);ORG.OPENOFFICE.STYLE(&quot;Стандарт&quot;)))">
            <text:p/>
          </table:table-cell>
          <table:table-cell table:formula="of:=T(IF([$тест1.J38]=1;ORG.OPENOFFICE.STYLE(&quot;граница&quot;);ORG.OPENOFFICE.STYLE(&quot;Стандарт&quot;)))">
            <text:p/>
          </table:table-cell>
          <table:table-cell table:formula="of:=T(IF([$тест1.K38]=1;ORG.OPENOFFICE.STYLE(&quot;граница&quot;);ORG.OPENOFFICE.STYLE(&quot;Стандарт&quot;)))">
            <text:p/>
          </table:table-cell>
          <table:table-cell table:formula="of:=T(IF([$тест1.L38]=1;ORG.OPENOFFICE.STYLE(&quot;граница&quot;);ORG.OPENOFFICE.STYLE(&quot;Стандарт&quot;)))">
            <text:p/>
          </table:table-cell>
          <table:table-cell table:formula="of:=T(IF([$тест1.M38]=1;ORG.OPENOFFICE.STYLE(&quot;граница&quot;);ORG.OPENOFFICE.STYLE(&quot;Стандарт&quot;)))">
            <text:p/>
          </table:table-cell>
          <table:table-cell table:formula="of:=T(IF([$тест1.N38]=1;ORG.OPENOFFICE.STYLE(&quot;граница&quot;);ORG.OPENOFFICE.STYLE(&quot;Стандарт&quot;)))">
            <text:p/>
          </table:table-cell>
          <table:table-cell table:formula="of:=T(IF([$тест1.O38]=1;ORG.OPENOFFICE.STYLE(&quot;граница&quot;);ORG.OPENOFFICE.STYLE(&quot;Стандарт&quot;)))">
            <text:p/>
          </table:table-cell>
          <table:table-cell table:formula="of:=T(IF([$тест1.P38]=1;ORG.OPENOFFICE.STYLE(&quot;граница&quot;);ORG.OPENOFFICE.STYLE(&quot;Стандарт&quot;)))">
            <text:p/>
          </table:table-cell>
          <table:table-cell table:formula="of:=T(IF([$тест1.Q38]=1;ORG.OPENOFFICE.STYLE(&quot;граница&quot;);ORG.OPENOFFICE.STYLE(&quot;Стандарт&quot;)))">
            <text:p/>
          </table:table-cell>
          <table:table-cell table:formula="of:=T(IF([$тест1.R38]=1;ORG.OPENOFFICE.STYLE(&quot;граница&quot;);ORG.OPENOFFICE.STYLE(&quot;Стандарт&quot;)))">
            <text:p/>
          </table:table-cell>
          <table:table-cell table:formula="of:=T(IF([$тест1.S38]=1;ORG.OPENOFFICE.STYLE(&quot;граница&quot;);ORG.OPENOFFICE.STYLE(&quot;Стандарт&quot;)))">
            <text:p/>
          </table:table-cell>
          <table:table-cell table:formula="of:=T(IF([$тест1.T38]=1;ORG.OPENOFFICE.STYLE(&quot;граница&quot;);ORG.OPENOFFICE.STYLE(&quot;Стандарт&quot;)))">
            <text:p/>
          </table:table-cell>
          <table:table-cell table:formula="of:=T(IF([$тест1.U38]=1;ORG.OPENOFFICE.STYLE(&quot;граница&quot;);ORG.OPENOFFICE.STYLE(&quot;Стандарт&quot;)))">
            <text:p/>
          </table:table-cell>
          <table:table-cell table:formula="of:=T(IF([$тест1.V38]=1;ORG.OPENOFFICE.STYLE(&quot;граница&quot;);ORG.OPENOFFICE.STYLE(&quot;Стандарт&quot;)))">
            <text:p/>
          </table:table-cell>
          <table:table-cell table:formula="of:=T(IF([$тест1.W38]=1;ORG.OPENOFFICE.STYLE(&quot;граница&quot;);ORG.OPENOFFICE.STYLE(&quot;Стандарт&quot;)))">
            <text:p/>
          </table:table-cell>
          <table:table-cell table:formula="of:=T(IF([$тест1.X38]=1;ORG.OPENOFFICE.STYLE(&quot;граница&quot;);ORG.OPENOFFICE.STYLE(&quot;Стандарт&quot;)))">
            <text:p/>
          </table:table-cell>
          <table:table-cell table:formula="of:=T(IF([$тест1.Y38]=1;ORG.OPENOFFICE.STYLE(&quot;граница&quot;);ORG.OPENOFFICE.STYLE(&quot;Стандарт&quot;)))">
            <text:p/>
          </table:table-cell>
          <table:table-cell table:formula="of:=T(IF([$тест1.Z38]=1;ORG.OPENOFFICE.STYLE(&quot;граница&quot;);ORG.OPENOFFICE.STYLE(&quot;Стандарт&quot;)))">
            <text:p/>
          </table:table-cell>
          <table:table-cell table:formula="of:=T(IF([$тест1.AA38]=1;ORG.OPENOFFICE.STYLE(&quot;граница&quot;);ORG.OPENOFFICE.STYLE(&quot;Стандарт&quot;)))">
            <text:p/>
          </table:table-cell>
          <table:table-cell table:formula="of:=T(IF([$тест1.AB38]=1;ORG.OPENOFFICE.STYLE(&quot;граница&quot;);ORG.OPENOFFICE.STYLE(&quot;Стандарт&quot;)))">
            <text:p/>
          </table:table-cell>
          <table:table-cell table:formula="of:=T(IF([$тест1.AC38]=1;ORG.OPENOFFICE.STYLE(&quot;граница&quot;);ORG.OPENOFFICE.STYLE(&quot;Стандарт&quot;)))">
            <text:p/>
          </table:table-cell>
          <table:table-cell table:formula="of:=T(IF([$тест1.AD38]=1;ORG.OPENOFFICE.STYLE(&quot;граница&quot;);ORG.OPENOFFICE.STYLE(&quot;Стандарт&quot;)))">
            <text:p/>
          </table:table-cell>
          <table:table-cell table:formula="of:=T(IF([$тест1.AE38]=1;ORG.OPENOFFICE.STYLE(&quot;граница&quot;);ORG.OPENOFFICE.STYLE(&quot;Стандарт&quot;)))">
            <text:p/>
          </table:table-cell>
          <table:table-cell table:formula="of:=T(IF([$тест1.AF38]=1;ORG.OPENOFFICE.STYLE(&quot;граница&quot;);ORG.OPENOFFICE.STYLE(&quot;Стандарт&quot;)))">
            <text:p/>
          </table:table-cell>
          <table:table-cell table:formula="of:=T(IF([$тест1.AG38]=1;ORG.OPENOFFICE.STYLE(&quot;граница&quot;);ORG.OPENOFFICE.STYLE(&quot;Стандарт&quot;)))">
            <text:p/>
          </table:table-cell>
          <table:table-cell table:formula="of:=T(IF([$тест1.AH38]=1;ORG.OPENOFFICE.STYLE(&quot;граница&quot;);ORG.OPENOFFICE.STYLE(&quot;Стандарт&quot;)))">
            <text:p/>
          </table:table-cell>
          <table:table-cell table:formula="of:=T(IF([$тест1.AI38]=1;ORG.OPENOFFICE.STYLE(&quot;граница&quot;);ORG.OPENOFFICE.STYLE(&quot;Стандарт&quot;)))">
            <text:p/>
          </table:table-cell>
          <table:table-cell table:formula="of:=T(IF([$тест1.AJ38]=1;ORG.OPENOFFICE.STYLE(&quot;граница&quot;);ORG.OPENOFFICE.STYLE(&quot;Стандарт&quot;)))">
            <text:p/>
          </table:table-cell>
          <table:table-cell table:formula="of:=T(IF([$тест1.AK38]=1;ORG.OPENOFFICE.STYLE(&quot;граница&quot;);ORG.OPENOFFICE.STYLE(&quot;Стандарт&quot;)))">
            <text:p/>
          </table:table-cell>
          <table:table-cell table:formula="of:=T(IF([$тест1.AL38]=1;ORG.OPENOFFICE.STYLE(&quot;граница&quot;);ORG.OPENOFFICE.STYLE(&quot;Стандарт&quot;)))">
            <text:p/>
          </table:table-cell>
          <table:table-cell table:formula="of:=T(IF([$тест1.AM38]=1;ORG.OPENOFFICE.STYLE(&quot;граница&quot;);ORG.OPENOFFICE.STYLE(&quot;Стандарт&quot;)))">
            <text:p/>
          </table:table-cell>
          <table:table-cell table:formula="of:=T(IF([$тест1.AN38]=1;ORG.OPENOFFICE.STYLE(&quot;граница&quot;);ORG.OPENOFFICE.STYLE(&quot;Стандарт&quot;)))">
            <text:p/>
          </table:table-cell>
          <table:table-cell table:formula="of:=T(IF([$тест1.AO38]=1;ORG.OPENOFFICE.STYLE(&quot;граница&quot;);ORG.OPENOFFICE.STYLE(&quot;Стандарт&quot;)))">
            <text:p/>
          </table:table-cell>
          <table:table-cell table:formula="of:=T(IF([$тест1.AP38]=1;ORG.OPENOFFICE.STYLE(&quot;граница&quot;);ORG.OPENOFFICE.STYLE(&quot;Стандарт&quot;)))">
            <text:p/>
          </table:table-cell>
          <table:table-cell table:formula="of:=T(IF([$тест1.AQ38]=1;ORG.OPENOFFICE.STYLE(&quot;граница&quot;);ORG.OPENOFFICE.STYLE(&quot;Стандарт&quot;)))">
            <text:p/>
          </table:table-cell>
          <table:table-cell table:formula="of:=T(IF([$тест1.AR38]=1;ORG.OPENOFFICE.STYLE(&quot;граница&quot;);ORG.OPENOFFICE.STYLE(&quot;Стандарт&quot;)))">
            <text:p/>
          </table:table-cell>
          <table:table-cell table:formula="of:=T(IF([$тест1.AS38]=1;ORG.OPENOFFICE.STYLE(&quot;граница&quot;);ORG.OPENOFFICE.STYLE(&quot;Стандарт&quot;)))">
            <text:p/>
          </table:table-cell>
          <table:table-cell table:formula="of:=T(IF([$тест1.AT38]=1;ORG.OPENOFFICE.STYLE(&quot;граница&quot;);ORG.OPENOFFICE.STYLE(&quot;Стандарт&quot;)))">
            <text:p/>
          </table:table-cell>
          <table:table-cell table:formula="of:=T(IF([$тест1.AU38]=1;ORG.OPENOFFICE.STYLE(&quot;граница&quot;);ORG.OPENOFFICE.STYLE(&quot;Стандарт&quot;)))">
            <text:p/>
          </table:table-cell>
          <table:table-cell table:formula="of:=T(IF([$тест1.AV38]=1;ORG.OPENOFFICE.STYLE(&quot;граница&quot;);ORG.OPENOFFICE.STYLE(&quot;Стандарт&quot;)))">
            <text:p/>
          </table:table-cell>
          <table:table-cell table:formula="of:=T(IF([$тест1.AW38]=1;ORG.OPENOFFICE.STYLE(&quot;граница&quot;);ORG.OPENOFFICE.STYLE(&quot;Стандарт&quot;)))">
            <text:p/>
          </table:table-cell>
          <table:table-cell table:formula="of:=T(IF([$тест1.AX3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(IF([$тест1.B39]=1;ORG.OPENOFFICE.STYLE(&quot;граница&quot;);ORG.OPENOFFICE.STYLE(&quot;Стандарт&quot;)))">
            <text:p/>
          </table:table-cell>
          <table:table-cell table:formula="of:=T(IF([$тест1.C39]=1;ORG.OPENOFFICE.STYLE(&quot;граница&quot;);ORG.OPENOFFICE.STYLE(&quot;Стандарт&quot;)))">
            <text:p/>
          </table:table-cell>
          <table:table-cell table:formula="of:=T(IF([$тест1.D39]=1;ORG.OPENOFFICE.STYLE(&quot;граница&quot;);ORG.OPENOFFICE.STYLE(&quot;Стандарт&quot;)))">
            <text:p/>
          </table:table-cell>
          <table:table-cell table:formula="of:=T(IF([$тест1.E39]=1;ORG.OPENOFFICE.STYLE(&quot;граница&quot;);ORG.OPENOFFICE.STYLE(&quot;Стандарт&quot;)))">
            <text:p/>
          </table:table-cell>
          <table:table-cell table:formula="of:=T(IF([$тест1.F39]=1;ORG.OPENOFFICE.STYLE(&quot;граница&quot;);ORG.OPENOFFICE.STYLE(&quot;Стандарт&quot;)))">
            <text:p/>
          </table:table-cell>
          <table:table-cell table:formula="of:=T(IF([$тест1.G39]=1;ORG.OPENOFFICE.STYLE(&quot;граница&quot;);ORG.OPENOFFICE.STYLE(&quot;Стандарт&quot;)))">
            <text:p/>
          </table:table-cell>
          <table:table-cell table:formula="of:=T(IF([$тест1.H39]=1;ORG.OPENOFFICE.STYLE(&quot;граница&quot;);ORG.OPENOFFICE.STYLE(&quot;Стандарт&quot;)))">
            <text:p/>
          </table:table-cell>
          <table:table-cell table:formula="of:=T(IF([$тест1.I39]=1;ORG.OPENOFFICE.STYLE(&quot;граница&quot;);ORG.OPENOFFICE.STYLE(&quot;Стандарт&quot;)))">
            <text:p/>
          </table:table-cell>
          <table:table-cell table:formula="of:=T(IF([$тест1.J39]=1;ORG.OPENOFFICE.STYLE(&quot;граница&quot;);ORG.OPENOFFICE.STYLE(&quot;Стандарт&quot;)))">
            <text:p/>
          </table:table-cell>
          <table:table-cell table:formula="of:=T(IF([$тест1.K39]=1;ORG.OPENOFFICE.STYLE(&quot;граница&quot;);ORG.OPENOFFICE.STYLE(&quot;Стандарт&quot;)))">
            <text:p/>
          </table:table-cell>
          <table:table-cell table:formula="of:=T(IF([$тест1.L39]=1;ORG.OPENOFFICE.STYLE(&quot;граница&quot;);ORG.OPENOFFICE.STYLE(&quot;Стандарт&quot;)))">
            <text:p/>
          </table:table-cell>
          <table:table-cell table:formula="of:=T(IF([$тест1.M39]=1;ORG.OPENOFFICE.STYLE(&quot;граница&quot;);ORG.OPENOFFICE.STYLE(&quot;Стандарт&quot;)))">
            <text:p/>
          </table:table-cell>
          <table:table-cell table:formula="of:=T(IF([$тест1.N39]=1;ORG.OPENOFFICE.STYLE(&quot;граница&quot;);ORG.OPENOFFICE.STYLE(&quot;Стандарт&quot;)))">
            <text:p/>
          </table:table-cell>
          <table:table-cell table:formula="of:=T(IF([$тест1.O39]=1;ORG.OPENOFFICE.STYLE(&quot;граница&quot;);ORG.OPENOFFICE.STYLE(&quot;Стандарт&quot;)))">
            <text:p/>
          </table:table-cell>
          <table:table-cell table:formula="of:=T(IF([$тест1.P39]=1;ORG.OPENOFFICE.STYLE(&quot;граница&quot;);ORG.OPENOFFICE.STYLE(&quot;Стандарт&quot;)))">
            <text:p/>
          </table:table-cell>
          <table:table-cell table:formula="of:=T(IF([$тест1.Q39]=1;ORG.OPENOFFICE.STYLE(&quot;граница&quot;);ORG.OPENOFFICE.STYLE(&quot;Стандарт&quot;)))">
            <text:p/>
          </table:table-cell>
          <table:table-cell table:formula="of:=T(IF([$тест1.R39]=1;ORG.OPENOFFICE.STYLE(&quot;граница&quot;);ORG.OPENOFFICE.STYLE(&quot;Стандарт&quot;)))">
            <text:p/>
          </table:table-cell>
          <table:table-cell table:formula="of:=T(IF([$тест1.S39]=1;ORG.OPENOFFICE.STYLE(&quot;граница&quot;);ORG.OPENOFFICE.STYLE(&quot;Стандарт&quot;)))">
            <text:p/>
          </table:table-cell>
          <table:table-cell table:formula="of:=T(IF([$тест1.T39]=1;ORG.OPENOFFICE.STYLE(&quot;граница&quot;);ORG.OPENOFFICE.STYLE(&quot;Стандарт&quot;)))">
            <text:p/>
          </table:table-cell>
          <table:table-cell table:formula="of:=T(IF([$тест1.U39]=1;ORG.OPENOFFICE.STYLE(&quot;граница&quot;);ORG.OPENOFFICE.STYLE(&quot;Стандарт&quot;)))">
            <text:p/>
          </table:table-cell>
          <table:table-cell table:formula="of:=T(IF([$тест1.V39]=1;ORG.OPENOFFICE.STYLE(&quot;граница&quot;);ORG.OPENOFFICE.STYLE(&quot;Стандарт&quot;)))">
            <text:p/>
          </table:table-cell>
          <table:table-cell table:formula="of:=T(IF([$тест1.W39]=1;ORG.OPENOFFICE.STYLE(&quot;граница&quot;);ORG.OPENOFFICE.STYLE(&quot;Стандарт&quot;)))">
            <text:p/>
          </table:table-cell>
          <table:table-cell table:formula="of:=T(IF([$тест1.X39]=1;ORG.OPENOFFICE.STYLE(&quot;граница&quot;);ORG.OPENOFFICE.STYLE(&quot;Стандарт&quot;)))">
            <text:p/>
          </table:table-cell>
          <table:table-cell table:formula="of:=T(IF([$тест1.Y39]=1;ORG.OPENOFFICE.STYLE(&quot;граница&quot;);ORG.OPENOFFICE.STYLE(&quot;Стандарт&quot;)))">
            <text:p/>
          </table:table-cell>
          <table:table-cell table:formula="of:=T(IF([$тест1.Z39]=1;ORG.OPENOFFICE.STYLE(&quot;граница&quot;);ORG.OPENOFFICE.STYLE(&quot;Стандарт&quot;)))">
            <text:p/>
          </table:table-cell>
          <table:table-cell table:formula="of:=T(IF([$тест1.AA39]=1;ORG.OPENOFFICE.STYLE(&quot;граница&quot;);ORG.OPENOFFICE.STYLE(&quot;Стандарт&quot;)))">
            <text:p/>
          </table:table-cell>
          <table:table-cell table:formula="of:=T(IF([$тест1.AB39]=1;ORG.OPENOFFICE.STYLE(&quot;граница&quot;);ORG.OPENOFFICE.STYLE(&quot;Стандарт&quot;)))">
            <text:p/>
          </table:table-cell>
          <table:table-cell table:formula="of:=T(IF([$тест1.AC39]=1;ORG.OPENOFFICE.STYLE(&quot;граница&quot;);ORG.OPENOFFICE.STYLE(&quot;Стандарт&quot;)))">
            <text:p/>
          </table:table-cell>
          <table:table-cell table:formula="of:=T(IF([$тест1.AD39]=1;ORG.OPENOFFICE.STYLE(&quot;граница&quot;);ORG.OPENOFFICE.STYLE(&quot;Стандарт&quot;)))">
            <text:p/>
          </table:table-cell>
          <table:table-cell table:formula="of:=T(IF([$тест1.AE39]=1;ORG.OPENOFFICE.STYLE(&quot;граница&quot;);ORG.OPENOFFICE.STYLE(&quot;Стандарт&quot;)))">
            <text:p/>
          </table:table-cell>
          <table:table-cell table:formula="of:=T(IF([$тест1.AF39]=1;ORG.OPENOFFICE.STYLE(&quot;граница&quot;);ORG.OPENOFFICE.STYLE(&quot;Стандарт&quot;)))">
            <text:p/>
          </table:table-cell>
          <table:table-cell table:formula="of:=T(IF([$тест1.AG39]=1;ORG.OPENOFFICE.STYLE(&quot;граница&quot;);ORG.OPENOFFICE.STYLE(&quot;Стандарт&quot;)))">
            <text:p/>
          </table:table-cell>
          <table:table-cell table:formula="of:=T(IF([$тест1.AH39]=1;ORG.OPENOFFICE.STYLE(&quot;граница&quot;);ORG.OPENOFFICE.STYLE(&quot;Стандарт&quot;)))">
            <text:p/>
          </table:table-cell>
          <table:table-cell table:formula="of:=T(IF([$тест1.AI39]=1;ORG.OPENOFFICE.STYLE(&quot;граница&quot;);ORG.OPENOFFICE.STYLE(&quot;Стандарт&quot;)))">
            <text:p/>
          </table:table-cell>
          <table:table-cell table:formula="of:=T(IF([$тест1.AJ39]=1;ORG.OPENOFFICE.STYLE(&quot;граница&quot;);ORG.OPENOFFICE.STYLE(&quot;Стандарт&quot;)))">
            <text:p/>
          </table:table-cell>
          <table:table-cell table:formula="of:=T(IF([$тест1.AK39]=1;ORG.OPENOFFICE.STYLE(&quot;граница&quot;);ORG.OPENOFFICE.STYLE(&quot;Стандарт&quot;)))">
            <text:p/>
          </table:table-cell>
          <table:table-cell table:formula="of:=T(IF([$тест1.AL39]=1;ORG.OPENOFFICE.STYLE(&quot;граница&quot;);ORG.OPENOFFICE.STYLE(&quot;Стандарт&quot;)))">
            <text:p/>
          </table:table-cell>
          <table:table-cell table:formula="of:=T(IF([$тест1.AM39]=1;ORG.OPENOFFICE.STYLE(&quot;граница&quot;);ORG.OPENOFFICE.STYLE(&quot;Стандарт&quot;)))">
            <text:p/>
          </table:table-cell>
          <table:table-cell table:formula="of:=T(IF([$тест1.AN39]=1;ORG.OPENOFFICE.STYLE(&quot;граница&quot;);ORG.OPENOFFICE.STYLE(&quot;Стандарт&quot;)))">
            <text:p/>
          </table:table-cell>
          <table:table-cell table:formula="of:=T(IF([$тест1.AO39]=1;ORG.OPENOFFICE.STYLE(&quot;граница&quot;);ORG.OPENOFFICE.STYLE(&quot;Стандарт&quot;)))">
            <text:p/>
          </table:table-cell>
          <table:table-cell table:formula="of:=T(IF([$тест1.AP39]=1;ORG.OPENOFFICE.STYLE(&quot;граница&quot;);ORG.OPENOFFICE.STYLE(&quot;Стандарт&quot;)))">
            <text:p/>
          </table:table-cell>
          <table:table-cell table:formula="of:=T(IF([$тест1.AQ39]=1;ORG.OPENOFFICE.STYLE(&quot;граница&quot;);ORG.OPENOFFICE.STYLE(&quot;Стандарт&quot;)))">
            <text:p/>
          </table:table-cell>
          <table:table-cell table:formula="of:=T(IF([$тест1.AR39]=1;ORG.OPENOFFICE.STYLE(&quot;граница&quot;);ORG.OPENOFFICE.STYLE(&quot;Стандарт&quot;)))">
            <text:p/>
          </table:table-cell>
          <table:table-cell table:formula="of:=T(IF([$тест1.AS39]=1;ORG.OPENOFFICE.STYLE(&quot;граница&quot;);ORG.OPENOFFICE.STYLE(&quot;Стандарт&quot;)))">
            <text:p/>
          </table:table-cell>
          <table:table-cell table:formula="of:=T(IF([$тест1.AT39]=1;ORG.OPENOFFICE.STYLE(&quot;граница&quot;);ORG.OPENOFFICE.STYLE(&quot;Стандарт&quot;)))">
            <text:p/>
          </table:table-cell>
          <table:table-cell table:formula="of:=T(IF([$тест1.AU39]=1;ORG.OPENOFFICE.STYLE(&quot;граница&quot;);ORG.OPENOFFICE.STYLE(&quot;Стандарт&quot;)))">
            <text:p/>
          </table:table-cell>
          <table:table-cell table:formula="of:=T(IF([$тест1.AV39]=1;ORG.OPENOFFICE.STYLE(&quot;граница&quot;);ORG.OPENOFFICE.STYLE(&quot;Стандарт&quot;)))">
            <text:p/>
          </table:table-cell>
          <table:table-cell table:formula="of:=T(IF([$тест1.AW39]=1;ORG.OPENOFFICE.STYLE(&quot;граница&quot;);ORG.OPENOFFICE.STYLE(&quot;Стандарт&quot;)))">
            <text:p/>
          </table:table-cell>
          <table:table-cell table:formula="of:=T(IF([$тест1.AX3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(IF([$тест1.B40]=1;ORG.OPENOFFICE.STYLE(&quot;граница&quot;);ORG.OPENOFFICE.STYLE(&quot;Стандарт&quot;)))">
            <text:p/>
          </table:table-cell>
          <table:table-cell table:formula="of:=T(IF([$тест1.C40]=1;ORG.OPENOFFICE.STYLE(&quot;граница&quot;);ORG.OPENOFFICE.STYLE(&quot;Стандарт&quot;)))">
            <text:p/>
          </table:table-cell>
          <table:table-cell table:formula="of:=T(IF([$тест1.D40]=1;ORG.OPENOFFICE.STYLE(&quot;граница&quot;);ORG.OPENOFFICE.STYLE(&quot;Стандарт&quot;)))">
            <text:p/>
          </table:table-cell>
          <table:table-cell table:formula="of:=T(IF([$тест1.E40]=1;ORG.OPENOFFICE.STYLE(&quot;граница&quot;);ORG.OPENOFFICE.STYLE(&quot;Стандарт&quot;)))">
            <text:p/>
          </table:table-cell>
          <table:table-cell table:formula="of:=T(IF([$тест1.F40]=1;ORG.OPENOFFICE.STYLE(&quot;граница&quot;);ORG.OPENOFFICE.STYLE(&quot;Стандарт&quot;)))">
            <text:p/>
          </table:table-cell>
          <table:table-cell table:formula="of:=T(IF([$тест1.G40]=1;ORG.OPENOFFICE.STYLE(&quot;граница&quot;);ORG.OPENOFFICE.STYLE(&quot;Стандарт&quot;)))">
            <text:p/>
          </table:table-cell>
          <table:table-cell table:formula="of:=T(IF([$тест1.H40]=1;ORG.OPENOFFICE.STYLE(&quot;граница&quot;);ORG.OPENOFFICE.STYLE(&quot;Стандарт&quot;)))">
            <text:p/>
          </table:table-cell>
          <table:table-cell table:formula="of:=T(IF([$тест1.I40]=1;ORG.OPENOFFICE.STYLE(&quot;граница&quot;);ORG.OPENOFFICE.STYLE(&quot;Стандарт&quot;)))">
            <text:p/>
          </table:table-cell>
          <table:table-cell table:formula="of:=T(IF([$тест1.J40]=1;ORG.OPENOFFICE.STYLE(&quot;граница&quot;);ORG.OPENOFFICE.STYLE(&quot;Стандарт&quot;)))">
            <text:p/>
          </table:table-cell>
          <table:table-cell table:formula="of:=T(IF([$тест1.K40]=1;ORG.OPENOFFICE.STYLE(&quot;граница&quot;);ORG.OPENOFFICE.STYLE(&quot;Стандарт&quot;)))">
            <text:p/>
          </table:table-cell>
          <table:table-cell table:formula="of:=T(IF([$тест1.L40]=1;ORG.OPENOFFICE.STYLE(&quot;граница&quot;);ORG.OPENOFFICE.STYLE(&quot;Стандарт&quot;)))">
            <text:p/>
          </table:table-cell>
          <table:table-cell table:formula="of:=T(IF([$тест1.M40]=1;ORG.OPENOFFICE.STYLE(&quot;граница&quot;);ORG.OPENOFFICE.STYLE(&quot;Стандарт&quot;)))">
            <text:p/>
          </table:table-cell>
          <table:table-cell table:formula="of:=T(IF([$тест1.N40]=1;ORG.OPENOFFICE.STYLE(&quot;граница&quot;);ORG.OPENOFFICE.STYLE(&quot;Стандарт&quot;)))">
            <text:p/>
          </table:table-cell>
          <table:table-cell table:formula="of:=T(IF([$тест1.O40]=1;ORG.OPENOFFICE.STYLE(&quot;граница&quot;);ORG.OPENOFFICE.STYLE(&quot;Стандарт&quot;)))">
            <text:p/>
          </table:table-cell>
          <table:table-cell table:formula="of:=T(IF([$тест1.P40]=1;ORG.OPENOFFICE.STYLE(&quot;граница&quot;);ORG.OPENOFFICE.STYLE(&quot;Стандарт&quot;)))">
            <text:p/>
          </table:table-cell>
          <table:table-cell table:formula="of:=T(IF([$тест1.Q40]=1;ORG.OPENOFFICE.STYLE(&quot;граница&quot;);ORG.OPENOFFICE.STYLE(&quot;Стандарт&quot;)))">
            <text:p/>
          </table:table-cell>
          <table:table-cell table:formula="of:=T(IF([$тест1.R40]=1;ORG.OPENOFFICE.STYLE(&quot;граница&quot;);ORG.OPENOFFICE.STYLE(&quot;Стандарт&quot;)))">
            <text:p/>
          </table:table-cell>
          <table:table-cell table:formula="of:=T(IF([$тест1.S40]=1;ORG.OPENOFFICE.STYLE(&quot;граница&quot;);ORG.OPENOFFICE.STYLE(&quot;Стандарт&quot;)))">
            <text:p/>
          </table:table-cell>
          <table:table-cell table:formula="of:=T(IF([$тест1.T40]=1;ORG.OPENOFFICE.STYLE(&quot;граница&quot;);ORG.OPENOFFICE.STYLE(&quot;Стандарт&quot;)))">
            <text:p/>
          </table:table-cell>
          <table:table-cell table:formula="of:=T(IF([$тест1.U40]=1;ORG.OPENOFFICE.STYLE(&quot;граница&quot;);ORG.OPENOFFICE.STYLE(&quot;Стандарт&quot;)))">
            <text:p/>
          </table:table-cell>
          <table:table-cell table:formula="of:=T(IF([$тест1.V40]=1;ORG.OPENOFFICE.STYLE(&quot;граница&quot;);ORG.OPENOFFICE.STYLE(&quot;Стандарт&quot;)))">
            <text:p/>
          </table:table-cell>
          <table:table-cell table:formula="of:=T(IF([$тест1.W40]=1;ORG.OPENOFFICE.STYLE(&quot;граница&quot;);ORG.OPENOFFICE.STYLE(&quot;Стандарт&quot;)))">
            <text:p/>
          </table:table-cell>
          <table:table-cell table:formula="of:=T(IF([$тест1.X40]=1;ORG.OPENOFFICE.STYLE(&quot;граница&quot;);ORG.OPENOFFICE.STYLE(&quot;Стандарт&quot;)))">
            <text:p/>
          </table:table-cell>
          <table:table-cell table:formula="of:=T(IF([$тест1.Y40]=1;ORG.OPENOFFICE.STYLE(&quot;граница&quot;);ORG.OPENOFFICE.STYLE(&quot;Стандарт&quot;)))">
            <text:p/>
          </table:table-cell>
          <table:table-cell table:formula="of:=T(IF([$тест1.Z40]=1;ORG.OPENOFFICE.STYLE(&quot;граница&quot;);ORG.OPENOFFICE.STYLE(&quot;Стандарт&quot;)))">
            <text:p/>
          </table:table-cell>
          <table:table-cell table:formula="of:=T(IF([$тест1.AA40]=1;ORG.OPENOFFICE.STYLE(&quot;граница&quot;);ORG.OPENOFFICE.STYLE(&quot;Стандарт&quot;)))">
            <text:p/>
          </table:table-cell>
          <table:table-cell table:formula="of:=T(IF([$тест1.AB40]=1;ORG.OPENOFFICE.STYLE(&quot;граница&quot;);ORG.OPENOFFICE.STYLE(&quot;Стандарт&quot;)))">
            <text:p/>
          </table:table-cell>
          <table:table-cell table:formula="of:=T(IF([$тест1.AC40]=1;ORG.OPENOFFICE.STYLE(&quot;граница&quot;);ORG.OPENOFFICE.STYLE(&quot;Стандарт&quot;)))">
            <text:p/>
          </table:table-cell>
          <table:table-cell table:formula="of:=T(IF([$тест1.AD40]=1;ORG.OPENOFFICE.STYLE(&quot;граница&quot;);ORG.OPENOFFICE.STYLE(&quot;Стандарт&quot;)))">
            <text:p/>
          </table:table-cell>
          <table:table-cell table:formula="of:=T(IF([$тест1.AE40]=1;ORG.OPENOFFICE.STYLE(&quot;граница&quot;);ORG.OPENOFFICE.STYLE(&quot;Стандарт&quot;)))">
            <text:p/>
          </table:table-cell>
          <table:table-cell table:formula="of:=T(IF([$тест1.AF40]=1;ORG.OPENOFFICE.STYLE(&quot;граница&quot;);ORG.OPENOFFICE.STYLE(&quot;Стандарт&quot;)))">
            <text:p/>
          </table:table-cell>
          <table:table-cell table:formula="of:=T(IF([$тест1.AG40]=1;ORG.OPENOFFICE.STYLE(&quot;граница&quot;);ORG.OPENOFFICE.STYLE(&quot;Стандарт&quot;)))">
            <text:p/>
          </table:table-cell>
          <table:table-cell table:formula="of:=T(IF([$тест1.AH40]=1;ORG.OPENOFFICE.STYLE(&quot;граница&quot;);ORG.OPENOFFICE.STYLE(&quot;Стандарт&quot;)))">
            <text:p/>
          </table:table-cell>
          <table:table-cell table:formula="of:=T(IF([$тест1.AI40]=1;ORG.OPENOFFICE.STYLE(&quot;граница&quot;);ORG.OPENOFFICE.STYLE(&quot;Стандарт&quot;)))">
            <text:p/>
          </table:table-cell>
          <table:table-cell table:formula="of:=T(IF([$тест1.AJ40]=1;ORG.OPENOFFICE.STYLE(&quot;граница&quot;);ORG.OPENOFFICE.STYLE(&quot;Стандарт&quot;)))">
            <text:p/>
          </table:table-cell>
          <table:table-cell table:formula="of:=T(IF([$тест1.AK40]=1;ORG.OPENOFFICE.STYLE(&quot;граница&quot;);ORG.OPENOFFICE.STYLE(&quot;Стандарт&quot;)))">
            <text:p/>
          </table:table-cell>
          <table:table-cell table:formula="of:=T(IF([$тест1.AL40]=1;ORG.OPENOFFICE.STYLE(&quot;граница&quot;);ORG.OPENOFFICE.STYLE(&quot;Стандарт&quot;)))">
            <text:p/>
          </table:table-cell>
          <table:table-cell table:formula="of:=T(IF([$тест1.AM40]=1;ORG.OPENOFFICE.STYLE(&quot;граница&quot;);ORG.OPENOFFICE.STYLE(&quot;Стандарт&quot;)))">
            <text:p/>
          </table:table-cell>
          <table:table-cell table:formula="of:=T(IF([$тест1.AN40]=1;ORG.OPENOFFICE.STYLE(&quot;граница&quot;);ORG.OPENOFFICE.STYLE(&quot;Стандарт&quot;)))">
            <text:p/>
          </table:table-cell>
          <table:table-cell table:formula="of:=T(IF([$тест1.AO40]=1;ORG.OPENOFFICE.STYLE(&quot;граница&quot;);ORG.OPENOFFICE.STYLE(&quot;Стандарт&quot;)))">
            <text:p/>
          </table:table-cell>
          <table:table-cell table:formula="of:=T(IF([$тест1.AP40]=1;ORG.OPENOFFICE.STYLE(&quot;граница&quot;);ORG.OPENOFFICE.STYLE(&quot;Стандарт&quot;)))">
            <text:p/>
          </table:table-cell>
          <table:table-cell table:formula="of:=T(IF([$тест1.AQ40]=1;ORG.OPENOFFICE.STYLE(&quot;граница&quot;);ORG.OPENOFFICE.STYLE(&quot;Стандарт&quot;)))">
            <text:p/>
          </table:table-cell>
          <table:table-cell table:formula="of:=T(IF([$тест1.AR40]=1;ORG.OPENOFFICE.STYLE(&quot;граница&quot;);ORG.OPENOFFICE.STYLE(&quot;Стандарт&quot;)))">
            <text:p/>
          </table:table-cell>
          <table:table-cell table:formula="of:=T(IF([$тест1.AS40]=1;ORG.OPENOFFICE.STYLE(&quot;граница&quot;);ORG.OPENOFFICE.STYLE(&quot;Стандарт&quot;)))">
            <text:p/>
          </table:table-cell>
          <table:table-cell table:formula="of:=T(IF([$тест1.AT40]=1;ORG.OPENOFFICE.STYLE(&quot;граница&quot;);ORG.OPENOFFICE.STYLE(&quot;Стандарт&quot;)))">
            <text:p/>
          </table:table-cell>
          <table:table-cell table:formula="of:=T(IF([$тест1.AU40]=1;ORG.OPENOFFICE.STYLE(&quot;граница&quot;);ORG.OPENOFFICE.STYLE(&quot;Стандарт&quot;)))">
            <text:p/>
          </table:table-cell>
          <table:table-cell table:formula="of:=T(IF([$тест1.AV40]=1;ORG.OPENOFFICE.STYLE(&quot;граница&quot;);ORG.OPENOFFICE.STYLE(&quot;Стандарт&quot;)))">
            <text:p/>
          </table:table-cell>
          <table:table-cell table:formula="of:=T(IF([$тест1.AW40]=1;ORG.OPENOFFICE.STYLE(&quot;граница&quot;);ORG.OPENOFFICE.STYLE(&quot;Стандарт&quot;)))">
            <text:p/>
          </table:table-cell>
          <table:table-cell table:formula="of:=T(IF([$тест1.AX4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(IF([$тест1.B41]=1;ORG.OPENOFFICE.STYLE(&quot;граница&quot;);ORG.OPENOFFICE.STYLE(&quot;Стандарт&quot;)))">
            <text:p/>
          </table:table-cell>
          <table:table-cell table:formula="of:=T(IF([$тест1.C41]=1;ORG.OPENOFFICE.STYLE(&quot;граница&quot;);ORG.OPENOFFICE.STYLE(&quot;Стандарт&quot;)))">
            <text:p/>
          </table:table-cell>
          <table:table-cell table:formula="of:=T(IF([$тест1.D41]=1;ORG.OPENOFFICE.STYLE(&quot;граница&quot;);ORG.OPENOFFICE.STYLE(&quot;Стандарт&quot;)))">
            <text:p/>
          </table:table-cell>
          <table:table-cell table:formula="of:=T(IF([$тест1.E41]=1;ORG.OPENOFFICE.STYLE(&quot;граница&quot;);ORG.OPENOFFICE.STYLE(&quot;Стандарт&quot;)))">
            <text:p/>
          </table:table-cell>
          <table:table-cell table:formula="of:=T(IF([$тест1.F41]=1;ORG.OPENOFFICE.STYLE(&quot;граница&quot;);ORG.OPENOFFICE.STYLE(&quot;Стандарт&quot;)))">
            <text:p/>
          </table:table-cell>
          <table:table-cell table:formula="of:=T(IF([$тест1.G41]=1;ORG.OPENOFFICE.STYLE(&quot;граница&quot;);ORG.OPENOFFICE.STYLE(&quot;Стандарт&quot;)))">
            <text:p/>
          </table:table-cell>
          <table:table-cell table:formula="of:=T(IF([$тест1.H41]=1;ORG.OPENOFFICE.STYLE(&quot;граница&quot;);ORG.OPENOFFICE.STYLE(&quot;Стандарт&quot;)))">
            <text:p/>
          </table:table-cell>
          <table:table-cell table:formula="of:=T(IF([$тест1.I41]=1;ORG.OPENOFFICE.STYLE(&quot;граница&quot;);ORG.OPENOFFICE.STYLE(&quot;Стандарт&quot;)))">
            <text:p/>
          </table:table-cell>
          <table:table-cell table:formula="of:=T(IF([$тест1.J41]=1;ORG.OPENOFFICE.STYLE(&quot;граница&quot;);ORG.OPENOFFICE.STYLE(&quot;Стандарт&quot;)))">
            <text:p/>
          </table:table-cell>
          <table:table-cell table:formula="of:=T(IF([$тест1.K41]=1;ORG.OPENOFFICE.STYLE(&quot;граница&quot;);ORG.OPENOFFICE.STYLE(&quot;Стандарт&quot;)))">
            <text:p/>
          </table:table-cell>
          <table:table-cell table:formula="of:=T(IF([$тест1.L41]=1;ORG.OPENOFFICE.STYLE(&quot;граница&quot;);ORG.OPENOFFICE.STYLE(&quot;Стандарт&quot;)))">
            <text:p/>
          </table:table-cell>
          <table:table-cell table:formula="of:=T(IF([$тест1.M41]=1;ORG.OPENOFFICE.STYLE(&quot;граница&quot;);ORG.OPENOFFICE.STYLE(&quot;Стандарт&quot;)))">
            <text:p/>
          </table:table-cell>
          <table:table-cell table:formula="of:=T(IF([$тест1.N41]=1;ORG.OPENOFFICE.STYLE(&quot;граница&quot;);ORG.OPENOFFICE.STYLE(&quot;Стандарт&quot;)))">
            <text:p/>
          </table:table-cell>
          <table:table-cell table:formula="of:=T(IF([$тест1.O41]=1;ORG.OPENOFFICE.STYLE(&quot;граница&quot;);ORG.OPENOFFICE.STYLE(&quot;Стандарт&quot;)))">
            <text:p/>
          </table:table-cell>
          <table:table-cell table:formula="of:=T(IF([$тест1.P41]=1;ORG.OPENOFFICE.STYLE(&quot;граница&quot;);ORG.OPENOFFICE.STYLE(&quot;Стандарт&quot;)))">
            <text:p/>
          </table:table-cell>
          <table:table-cell table:formula="of:=T(IF([$тест1.Q41]=1;ORG.OPENOFFICE.STYLE(&quot;граница&quot;);ORG.OPENOFFICE.STYLE(&quot;Стандарт&quot;)))">
            <text:p/>
          </table:table-cell>
          <table:table-cell table:formula="of:=T(IF([$тест1.R41]=1;ORG.OPENOFFICE.STYLE(&quot;граница&quot;);ORG.OPENOFFICE.STYLE(&quot;Стандарт&quot;)))">
            <text:p/>
          </table:table-cell>
          <table:table-cell table:formula="of:=T(IF([$тест1.S41]=1;ORG.OPENOFFICE.STYLE(&quot;граница&quot;);ORG.OPENOFFICE.STYLE(&quot;Стандарт&quot;)))">
            <text:p/>
          </table:table-cell>
          <table:table-cell table:formula="of:=T(IF([$тест1.T41]=1;ORG.OPENOFFICE.STYLE(&quot;граница&quot;);ORG.OPENOFFICE.STYLE(&quot;Стандарт&quot;)))">
            <text:p/>
          </table:table-cell>
          <table:table-cell table:formula="of:=T(IF([$тест1.U41]=1;ORG.OPENOFFICE.STYLE(&quot;граница&quot;);ORG.OPENOFFICE.STYLE(&quot;Стандарт&quot;)))">
            <text:p/>
          </table:table-cell>
          <table:table-cell table:formula="of:=T(IF([$тест1.V41]=1;ORG.OPENOFFICE.STYLE(&quot;граница&quot;);ORG.OPENOFFICE.STYLE(&quot;Стандарт&quot;)))">
            <text:p/>
          </table:table-cell>
          <table:table-cell table:formula="of:=T(IF([$тест1.W41]=1;ORG.OPENOFFICE.STYLE(&quot;граница&quot;);ORG.OPENOFFICE.STYLE(&quot;Стандарт&quot;)))">
            <text:p/>
          </table:table-cell>
          <table:table-cell table:formula="of:=T(IF([$тест1.X41]=1;ORG.OPENOFFICE.STYLE(&quot;граница&quot;);ORG.OPENOFFICE.STYLE(&quot;Стандарт&quot;)))">
            <text:p/>
          </table:table-cell>
          <table:table-cell table:formula="of:=T(IF([$тест1.Y41]=1;ORG.OPENOFFICE.STYLE(&quot;граница&quot;);ORG.OPENOFFICE.STYLE(&quot;Стандарт&quot;)))">
            <text:p/>
          </table:table-cell>
          <table:table-cell table:formula="of:=T(IF([$тест1.Z41]=1;ORG.OPENOFFICE.STYLE(&quot;граница&quot;);ORG.OPENOFFICE.STYLE(&quot;Стандарт&quot;)))">
            <text:p/>
          </table:table-cell>
          <table:table-cell table:formula="of:=T(IF([$тест1.AA41]=1;ORG.OPENOFFICE.STYLE(&quot;граница&quot;);ORG.OPENOFFICE.STYLE(&quot;Стандарт&quot;)))">
            <text:p/>
          </table:table-cell>
          <table:table-cell table:formula="of:=T(IF([$тест1.AB41]=1;ORG.OPENOFFICE.STYLE(&quot;граница&quot;);ORG.OPENOFFICE.STYLE(&quot;Стандарт&quot;)))">
            <text:p/>
          </table:table-cell>
          <table:table-cell table:formula="of:=T(IF([$тест1.AC41]=1;ORG.OPENOFFICE.STYLE(&quot;граница&quot;);ORG.OPENOFFICE.STYLE(&quot;Стандарт&quot;)))">
            <text:p/>
          </table:table-cell>
          <table:table-cell table:formula="of:=T(IF([$тест1.AD41]=1;ORG.OPENOFFICE.STYLE(&quot;граница&quot;);ORG.OPENOFFICE.STYLE(&quot;Стандарт&quot;)))">
            <text:p/>
          </table:table-cell>
          <table:table-cell table:formula="of:=T(IF([$тест1.AE41]=1;ORG.OPENOFFICE.STYLE(&quot;граница&quot;);ORG.OPENOFFICE.STYLE(&quot;Стандарт&quot;)))">
            <text:p/>
          </table:table-cell>
          <table:table-cell table:formula="of:=T(IF([$тест1.AF41]=1;ORG.OPENOFFICE.STYLE(&quot;граница&quot;);ORG.OPENOFFICE.STYLE(&quot;Стандарт&quot;)))">
            <text:p/>
          </table:table-cell>
          <table:table-cell table:formula="of:=T(IF([$тест1.AG41]=1;ORG.OPENOFFICE.STYLE(&quot;граница&quot;);ORG.OPENOFFICE.STYLE(&quot;Стандарт&quot;)))">
            <text:p/>
          </table:table-cell>
          <table:table-cell table:formula="of:=T(IF([$тест1.AH41]=1;ORG.OPENOFFICE.STYLE(&quot;граница&quot;);ORG.OPENOFFICE.STYLE(&quot;Стандарт&quot;)))">
            <text:p/>
          </table:table-cell>
          <table:table-cell table:formula="of:=T(IF([$тест1.AI41]=1;ORG.OPENOFFICE.STYLE(&quot;граница&quot;);ORG.OPENOFFICE.STYLE(&quot;Стандарт&quot;)))">
            <text:p/>
          </table:table-cell>
          <table:table-cell table:formula="of:=T(IF([$тест1.AJ41]=1;ORG.OPENOFFICE.STYLE(&quot;граница&quot;);ORG.OPENOFFICE.STYLE(&quot;Стандарт&quot;)))">
            <text:p/>
          </table:table-cell>
          <table:table-cell table:formula="of:=T(IF([$тест1.AK41]=1;ORG.OPENOFFICE.STYLE(&quot;граница&quot;);ORG.OPENOFFICE.STYLE(&quot;Стандарт&quot;)))">
            <text:p/>
          </table:table-cell>
          <table:table-cell table:formula="of:=T(IF([$тест1.AL41]=1;ORG.OPENOFFICE.STYLE(&quot;граница&quot;);ORG.OPENOFFICE.STYLE(&quot;Стандарт&quot;)))">
            <text:p/>
          </table:table-cell>
          <table:table-cell table:formula="of:=T(IF([$тест1.AM41]=1;ORG.OPENOFFICE.STYLE(&quot;граница&quot;);ORG.OPENOFFICE.STYLE(&quot;Стандарт&quot;)))">
            <text:p/>
          </table:table-cell>
          <table:table-cell table:formula="of:=T(IF([$тест1.AN41]=1;ORG.OPENOFFICE.STYLE(&quot;граница&quot;);ORG.OPENOFFICE.STYLE(&quot;Стандарт&quot;)))">
            <text:p/>
          </table:table-cell>
          <table:table-cell table:formula="of:=T(IF([$тест1.AO41]=1;ORG.OPENOFFICE.STYLE(&quot;граница&quot;);ORG.OPENOFFICE.STYLE(&quot;Стандарт&quot;)))">
            <text:p/>
          </table:table-cell>
          <table:table-cell table:formula="of:=T(IF([$тест1.AP41]=1;ORG.OPENOFFICE.STYLE(&quot;граница&quot;);ORG.OPENOFFICE.STYLE(&quot;Стандарт&quot;)))">
            <text:p/>
          </table:table-cell>
          <table:table-cell table:formula="of:=T(IF([$тест1.AQ41]=1;ORG.OPENOFFICE.STYLE(&quot;граница&quot;);ORG.OPENOFFICE.STYLE(&quot;Стандарт&quot;)))">
            <text:p/>
          </table:table-cell>
          <table:table-cell table:formula="of:=T(IF([$тест1.AR41]=1;ORG.OPENOFFICE.STYLE(&quot;граница&quot;);ORG.OPENOFFICE.STYLE(&quot;Стандарт&quot;)))">
            <text:p/>
          </table:table-cell>
          <table:table-cell table:formula="of:=T(IF([$тест1.AS41]=1;ORG.OPENOFFICE.STYLE(&quot;граница&quot;);ORG.OPENOFFICE.STYLE(&quot;Стандарт&quot;)))">
            <text:p/>
          </table:table-cell>
          <table:table-cell table:formula="of:=T(IF([$тест1.AT41]=1;ORG.OPENOFFICE.STYLE(&quot;граница&quot;);ORG.OPENOFFICE.STYLE(&quot;Стандарт&quot;)))">
            <text:p/>
          </table:table-cell>
          <table:table-cell table:formula="of:=T(IF([$тест1.AU41]=1;ORG.OPENOFFICE.STYLE(&quot;граница&quot;);ORG.OPENOFFICE.STYLE(&quot;Стандарт&quot;)))">
            <text:p/>
          </table:table-cell>
          <table:table-cell table:formula="of:=T(IF([$тест1.AV41]=1;ORG.OPENOFFICE.STYLE(&quot;граница&quot;);ORG.OPENOFFICE.STYLE(&quot;Стандарт&quot;)))">
            <text:p/>
          </table:table-cell>
          <table:table-cell table:formula="of:=T(IF([$тест1.AW41]=1;ORG.OPENOFFICE.STYLE(&quot;граница&quot;);ORG.OPENOFFICE.STYLE(&quot;Стандарт&quot;)))">
            <text:p/>
          </table:table-cell>
          <table:table-cell table:formula="of:=T(IF([$тест1.AX4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2]=1;ORG.OPENOFFICE.STYLE(&quot;граница&quot;);ORG.OPENOFFICE.STYLE(&quot;Стандарт&quot;)))">
            <text:p/>
          </table:table-cell>
          <table:table-cell table:formula="of:=T(IF([$тест1.C42]=1;ORG.OPENOFFICE.STYLE(&quot;граница&quot;);ORG.OPENOFFICE.STYLE(&quot;Стандарт&quot;)))">
            <text:p/>
          </table:table-cell>
          <table:table-cell table:formula="of:=T(IF([$тест1.D42]=1;ORG.OPENOFFICE.STYLE(&quot;граница&quot;);ORG.OPENOFFICE.STYLE(&quot;Стандарт&quot;)))">
            <text:p/>
          </table:table-cell>
          <table:table-cell table:formula="of:=T(IF([$тест1.E42]=1;ORG.OPENOFFICE.STYLE(&quot;граница&quot;);ORG.OPENOFFICE.STYLE(&quot;Стандарт&quot;)))">
            <text:p/>
          </table:table-cell>
          <table:table-cell table:formula="of:=T(IF([$тест1.F42]=1;ORG.OPENOFFICE.STYLE(&quot;граница&quot;);ORG.OPENOFFICE.STYLE(&quot;Стандарт&quot;)))">
            <text:p/>
          </table:table-cell>
          <table:table-cell table:formula="of:=T(IF([$тест1.G42]=1;ORG.OPENOFFICE.STYLE(&quot;граница&quot;);ORG.OPENOFFICE.STYLE(&quot;Стандарт&quot;)))">
            <text:p/>
          </table:table-cell>
          <table:table-cell table:formula="of:=T(IF([$тест1.H42]=1;ORG.OPENOFFICE.STYLE(&quot;граница&quot;);ORG.OPENOFFICE.STYLE(&quot;Стандарт&quot;)))">
            <text:p/>
          </table:table-cell>
          <table:table-cell table:formula="of:=T(IF([$тест1.I42]=1;ORG.OPENOFFICE.STYLE(&quot;граница&quot;);ORG.OPENOFFICE.STYLE(&quot;Стандарт&quot;)))">
            <text:p/>
          </table:table-cell>
          <table:table-cell table:formula="of:=T(IF([$тест1.J42]=1;ORG.OPENOFFICE.STYLE(&quot;граница&quot;);ORG.OPENOFFICE.STYLE(&quot;Стандарт&quot;)))">
            <text:p/>
          </table:table-cell>
          <table:table-cell table:formula="of:=T(IF([$тест1.K42]=1;ORG.OPENOFFICE.STYLE(&quot;граница&quot;);ORG.OPENOFFICE.STYLE(&quot;Стандарт&quot;)))">
            <text:p/>
          </table:table-cell>
          <table:table-cell table:formula="of:=T(IF([$тест1.L42]=1;ORG.OPENOFFICE.STYLE(&quot;граница&quot;);ORG.OPENOFFICE.STYLE(&quot;Стандарт&quot;)))">
            <text:p/>
          </table:table-cell>
          <table:table-cell table:formula="of:=T(IF([$тест1.M42]=1;ORG.OPENOFFICE.STYLE(&quot;граница&quot;);ORG.OPENOFFICE.STYLE(&quot;Стандарт&quot;)))">
            <text:p/>
          </table:table-cell>
          <table:table-cell table:formula="of:=T(IF([$тест1.N42]=1;ORG.OPENOFFICE.STYLE(&quot;граница&quot;);ORG.OPENOFFICE.STYLE(&quot;Стандарт&quot;)))">
            <text:p/>
          </table:table-cell>
          <table:table-cell table:formula="of:=T(IF([$тест1.O42]=1;ORG.OPENOFFICE.STYLE(&quot;граница&quot;);ORG.OPENOFFICE.STYLE(&quot;Стандарт&quot;)))">
            <text:p/>
          </table:table-cell>
          <table:table-cell table:formula="of:=T(IF([$тест1.P42]=1;ORG.OPENOFFICE.STYLE(&quot;граница&quot;);ORG.OPENOFFICE.STYLE(&quot;Стандарт&quot;)))">
            <text:p/>
          </table:table-cell>
          <table:table-cell table:formula="of:=T(IF([$тест1.Q42]=1;ORG.OPENOFFICE.STYLE(&quot;граница&quot;);ORG.OPENOFFICE.STYLE(&quot;Стандарт&quot;)))">
            <text:p/>
          </table:table-cell>
          <table:table-cell table:formula="of:=T(IF([$тест1.R42]=1;ORG.OPENOFFICE.STYLE(&quot;граница&quot;);ORG.OPENOFFICE.STYLE(&quot;Стандарт&quot;)))">
            <text:p/>
          </table:table-cell>
          <table:table-cell table:formula="of:=T(IF([$тест1.S42]=1;ORG.OPENOFFICE.STYLE(&quot;граница&quot;);ORG.OPENOFFICE.STYLE(&quot;Стандарт&quot;)))">
            <text:p/>
          </table:table-cell>
          <table:table-cell table:formula="of:=T(IF([$тест1.T42]=1;ORG.OPENOFFICE.STYLE(&quot;граница&quot;);ORG.OPENOFFICE.STYLE(&quot;Стандарт&quot;)))">
            <text:p/>
          </table:table-cell>
          <table:table-cell table:formula="of:=T(IF([$тест1.U42]=1;ORG.OPENOFFICE.STYLE(&quot;граница&quot;);ORG.OPENOFFICE.STYLE(&quot;Стандарт&quot;)))">
            <text:p/>
          </table:table-cell>
          <table:table-cell table:formula="of:=T(IF([$тест1.V42]=1;ORG.OPENOFFICE.STYLE(&quot;граница&quot;);ORG.OPENOFFICE.STYLE(&quot;Стандарт&quot;)))">
            <text:p/>
          </table:table-cell>
          <table:table-cell table:formula="of:=T(IF([$тест1.W42]=1;ORG.OPENOFFICE.STYLE(&quot;граница&quot;);ORG.OPENOFFICE.STYLE(&quot;Стандарт&quot;)))">
            <text:p/>
          </table:table-cell>
          <table:table-cell table:formula="of:=T(IF([$тест1.X42]=1;ORG.OPENOFFICE.STYLE(&quot;граница&quot;);ORG.OPENOFFICE.STYLE(&quot;Стандарт&quot;)))">
            <text:p/>
          </table:table-cell>
          <table:table-cell table:formula="of:=T(IF([$тест1.Y42]=1;ORG.OPENOFFICE.STYLE(&quot;граница&quot;);ORG.OPENOFFICE.STYLE(&quot;Стандарт&quot;)))">
            <text:p/>
          </table:table-cell>
          <table:table-cell table:formula="of:=T(IF([$тест1.Z42]=1;ORG.OPENOFFICE.STYLE(&quot;граница&quot;);ORG.OPENOFFICE.STYLE(&quot;Стандарт&quot;)))">
            <text:p/>
          </table:table-cell>
          <table:table-cell table:formula="of:=T(IF([$тест1.AA42]=1;ORG.OPENOFFICE.STYLE(&quot;граница&quot;);ORG.OPENOFFICE.STYLE(&quot;Стандарт&quot;)))">
            <text:p/>
          </table:table-cell>
          <table:table-cell table:formula="of:=T(IF([$тест1.AB42]=1;ORG.OPENOFFICE.STYLE(&quot;граница&quot;);ORG.OPENOFFICE.STYLE(&quot;Стандарт&quot;)))">
            <text:p/>
          </table:table-cell>
          <table:table-cell table:formula="of:=T(IF([$тест1.AC42]=1;ORG.OPENOFFICE.STYLE(&quot;граница&quot;);ORG.OPENOFFICE.STYLE(&quot;Стандарт&quot;)))">
            <text:p/>
          </table:table-cell>
          <table:table-cell table:formula="of:=T(IF([$тест1.AD42]=1;ORG.OPENOFFICE.STYLE(&quot;граница&quot;);ORG.OPENOFFICE.STYLE(&quot;Стандарт&quot;)))">
            <text:p/>
          </table:table-cell>
          <table:table-cell table:formula="of:=T(IF([$тест1.AE42]=1;ORG.OPENOFFICE.STYLE(&quot;граница&quot;);ORG.OPENOFFICE.STYLE(&quot;Стандарт&quot;)))">
            <text:p/>
          </table:table-cell>
          <table:table-cell table:formula="of:=T(IF([$тест1.AF42]=1;ORG.OPENOFFICE.STYLE(&quot;граница&quot;);ORG.OPENOFFICE.STYLE(&quot;Стандарт&quot;)))">
            <text:p/>
          </table:table-cell>
          <table:table-cell table:formula="of:=T(IF([$тест1.AG42]=1;ORG.OPENOFFICE.STYLE(&quot;граница&quot;);ORG.OPENOFFICE.STYLE(&quot;Стандарт&quot;)))">
            <text:p/>
          </table:table-cell>
          <table:table-cell table:formula="of:=T(IF([$тест1.AH42]=1;ORG.OPENOFFICE.STYLE(&quot;граница&quot;);ORG.OPENOFFICE.STYLE(&quot;Стандарт&quot;)))">
            <text:p/>
          </table:table-cell>
          <table:table-cell table:formula="of:=T(IF([$тест1.AI42]=1;ORG.OPENOFFICE.STYLE(&quot;граница&quot;);ORG.OPENOFFICE.STYLE(&quot;Стандарт&quot;)))">
            <text:p/>
          </table:table-cell>
          <table:table-cell table:formula="of:=T(IF([$тест1.AJ42]=1;ORG.OPENOFFICE.STYLE(&quot;граница&quot;);ORG.OPENOFFICE.STYLE(&quot;Стандарт&quot;)))">
            <text:p/>
          </table:table-cell>
          <table:table-cell table:formula="of:=T(IF([$тест1.AK42]=1;ORG.OPENOFFICE.STYLE(&quot;граница&quot;);ORG.OPENOFFICE.STYLE(&quot;Стандарт&quot;)))">
            <text:p/>
          </table:table-cell>
          <table:table-cell table:formula="of:=T(IF([$тест1.AL42]=1;ORG.OPENOFFICE.STYLE(&quot;граница&quot;);ORG.OPENOFFICE.STYLE(&quot;Стандарт&quot;)))">
            <text:p/>
          </table:table-cell>
          <table:table-cell table:formula="of:=T(IF([$тест1.AM42]=1;ORG.OPENOFFICE.STYLE(&quot;граница&quot;);ORG.OPENOFFICE.STYLE(&quot;Стандарт&quot;)))">
            <text:p/>
          </table:table-cell>
          <table:table-cell table:formula="of:=T(IF([$тест1.AN42]=1;ORG.OPENOFFICE.STYLE(&quot;граница&quot;);ORG.OPENOFFICE.STYLE(&quot;Стандарт&quot;)))">
            <text:p/>
          </table:table-cell>
          <table:table-cell table:formula="of:=T(IF([$тест1.AO42]=1;ORG.OPENOFFICE.STYLE(&quot;граница&quot;);ORG.OPENOFFICE.STYLE(&quot;Стандарт&quot;)))">
            <text:p/>
          </table:table-cell>
          <table:table-cell table:formula="of:=T(IF([$тест1.AP42]=1;ORG.OPENOFFICE.STYLE(&quot;граница&quot;);ORG.OPENOFFICE.STYLE(&quot;Стандарт&quot;)))">
            <text:p/>
          </table:table-cell>
          <table:table-cell table:formula="of:=T(IF([$тест1.AQ42]=1;ORG.OPENOFFICE.STYLE(&quot;граница&quot;);ORG.OPENOFFICE.STYLE(&quot;Стандарт&quot;)))">
            <text:p/>
          </table:table-cell>
          <table:table-cell table:formula="of:=T(IF([$тест1.AR42]=1;ORG.OPENOFFICE.STYLE(&quot;граница&quot;);ORG.OPENOFFICE.STYLE(&quot;Стандарт&quot;)))">
            <text:p/>
          </table:table-cell>
          <table:table-cell table:formula="of:=T(IF([$тест1.AS42]=1;ORG.OPENOFFICE.STYLE(&quot;граница&quot;);ORG.OPENOFFICE.STYLE(&quot;Стандарт&quot;)))">
            <text:p/>
          </table:table-cell>
          <table:table-cell table:formula="of:=T(IF([$тест1.AT42]=1;ORG.OPENOFFICE.STYLE(&quot;граница&quot;);ORG.OPENOFFICE.STYLE(&quot;Стандарт&quot;)))">
            <text:p/>
          </table:table-cell>
          <table:table-cell table:formula="of:=T(IF([$тест1.AU42]=1;ORG.OPENOFFICE.STYLE(&quot;граница&quot;);ORG.OPENOFFICE.STYLE(&quot;Стандарт&quot;)))">
            <text:p/>
          </table:table-cell>
          <table:table-cell table:formula="of:=T(IF([$тест1.AV42]=1;ORG.OPENOFFICE.STYLE(&quot;граница&quot;);ORG.OPENOFFICE.STYLE(&quot;Стандарт&quot;)))">
            <text:p/>
          </table:table-cell>
          <table:table-cell table:formula="of:=T(IF([$тест1.AW42]=1;ORG.OPENOFFICE.STYLE(&quot;граница&quot;);ORG.OPENOFFICE.STYLE(&quot;Стандарт&quot;)))">
            <text:p/>
          </table:table-cell>
          <table:table-cell table:formula="of:=T(IF([$тест1.AX4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3]=1;ORG.OPENOFFICE.STYLE(&quot;граница&quot;);ORG.OPENOFFICE.STYLE(&quot;Стандарт&quot;)))">
            <text:p/>
          </table:table-cell>
          <table:table-cell table:formula="of:=T(IF([$тест1.C43]=1;ORG.OPENOFFICE.STYLE(&quot;граница&quot;);ORG.OPENOFFICE.STYLE(&quot;Стандарт&quot;)))">
            <text:p/>
          </table:table-cell>
          <table:table-cell table:formula="of:=T(IF([$тест1.D43]=1;ORG.OPENOFFICE.STYLE(&quot;граница&quot;);ORG.OPENOFFICE.STYLE(&quot;Стандарт&quot;)))">
            <text:p/>
          </table:table-cell>
          <table:table-cell table:formula="of:=T(IF([$тест1.E43]=1;ORG.OPENOFFICE.STYLE(&quot;граница&quot;);ORG.OPENOFFICE.STYLE(&quot;Стандарт&quot;)))">
            <text:p/>
          </table:table-cell>
          <table:table-cell table:formula="of:=T(IF([$тест1.F43]=1;ORG.OPENOFFICE.STYLE(&quot;граница&quot;);ORG.OPENOFFICE.STYLE(&quot;Стандарт&quot;)))">
            <text:p/>
          </table:table-cell>
          <table:table-cell table:formula="of:=T(IF([$тест1.G43]=1;ORG.OPENOFFICE.STYLE(&quot;граница&quot;);ORG.OPENOFFICE.STYLE(&quot;Стандарт&quot;)))">
            <text:p/>
          </table:table-cell>
          <table:table-cell table:formula="of:=T(IF([$тест1.H43]=1;ORG.OPENOFFICE.STYLE(&quot;граница&quot;);ORG.OPENOFFICE.STYLE(&quot;Стандарт&quot;)))">
            <text:p/>
          </table:table-cell>
          <table:table-cell table:formula="of:=T(IF([$тест1.I43]=1;ORG.OPENOFFICE.STYLE(&quot;граница&quot;);ORG.OPENOFFICE.STYLE(&quot;Стандарт&quot;)))">
            <text:p/>
          </table:table-cell>
          <table:table-cell table:formula="of:=T(IF([$тест1.J43]=1;ORG.OPENOFFICE.STYLE(&quot;граница&quot;);ORG.OPENOFFICE.STYLE(&quot;Стандарт&quot;)))">
            <text:p/>
          </table:table-cell>
          <table:table-cell table:formula="of:=T(IF([$тест1.K43]=1;ORG.OPENOFFICE.STYLE(&quot;граница&quot;);ORG.OPENOFFICE.STYLE(&quot;Стандарт&quot;)))">
            <text:p/>
          </table:table-cell>
          <table:table-cell table:formula="of:=T(IF([$тест1.L43]=1;ORG.OPENOFFICE.STYLE(&quot;граница&quot;);ORG.OPENOFFICE.STYLE(&quot;Стандарт&quot;)))">
            <text:p/>
          </table:table-cell>
          <table:table-cell table:formula="of:=T(IF([$тест1.M43]=1;ORG.OPENOFFICE.STYLE(&quot;граница&quot;);ORG.OPENOFFICE.STYLE(&quot;Стандарт&quot;)))">
            <text:p/>
          </table:table-cell>
          <table:table-cell table:formula="of:=T(IF([$тест1.N43]=1;ORG.OPENOFFICE.STYLE(&quot;граница&quot;);ORG.OPENOFFICE.STYLE(&quot;Стандарт&quot;)))">
            <text:p/>
          </table:table-cell>
          <table:table-cell table:formula="of:=T(IF([$тест1.O43]=1;ORG.OPENOFFICE.STYLE(&quot;граница&quot;);ORG.OPENOFFICE.STYLE(&quot;Стандарт&quot;)))">
            <text:p/>
          </table:table-cell>
          <table:table-cell table:formula="of:=T(IF([$тест1.P43]=1;ORG.OPENOFFICE.STYLE(&quot;граница&quot;);ORG.OPENOFFICE.STYLE(&quot;Стандарт&quot;)))">
            <text:p/>
          </table:table-cell>
          <table:table-cell table:formula="of:=T(IF([$тест1.Q43]=1;ORG.OPENOFFICE.STYLE(&quot;граница&quot;);ORG.OPENOFFICE.STYLE(&quot;Стандарт&quot;)))">
            <text:p/>
          </table:table-cell>
          <table:table-cell table:formula="of:=T(IF([$тест1.R43]=1;ORG.OPENOFFICE.STYLE(&quot;граница&quot;);ORG.OPENOFFICE.STYLE(&quot;Стандарт&quot;)))">
            <text:p/>
          </table:table-cell>
          <table:table-cell table:formula="of:=T(IF([$тест1.S43]=1;ORG.OPENOFFICE.STYLE(&quot;граница&quot;);ORG.OPENOFFICE.STYLE(&quot;Стандарт&quot;)))">
            <text:p/>
          </table:table-cell>
          <table:table-cell table:formula="of:=T(IF([$тест1.T43]=1;ORG.OPENOFFICE.STYLE(&quot;граница&quot;);ORG.OPENOFFICE.STYLE(&quot;Стандарт&quot;)))">
            <text:p/>
          </table:table-cell>
          <table:table-cell table:formula="of:=T(IF([$тест1.U43]=1;ORG.OPENOFFICE.STYLE(&quot;граница&quot;);ORG.OPENOFFICE.STYLE(&quot;Стандарт&quot;)))">
            <text:p/>
          </table:table-cell>
          <table:table-cell table:formula="of:=T(IF([$тест1.V43]=1;ORG.OPENOFFICE.STYLE(&quot;граница&quot;);ORG.OPENOFFICE.STYLE(&quot;Стандарт&quot;)))">
            <text:p/>
          </table:table-cell>
          <table:table-cell table:formula="of:=T(IF([$тест1.W43]=1;ORG.OPENOFFICE.STYLE(&quot;граница&quot;);ORG.OPENOFFICE.STYLE(&quot;Стандарт&quot;)))">
            <text:p/>
          </table:table-cell>
          <table:table-cell table:formula="of:=T(IF([$тест1.X43]=1;ORG.OPENOFFICE.STYLE(&quot;граница&quot;);ORG.OPENOFFICE.STYLE(&quot;Стандарт&quot;)))">
            <text:p/>
          </table:table-cell>
          <table:table-cell table:formula="of:=T(IF([$тест1.Y43]=1;ORG.OPENOFFICE.STYLE(&quot;граница&quot;);ORG.OPENOFFICE.STYLE(&quot;Стандарт&quot;)))">
            <text:p/>
          </table:table-cell>
          <table:table-cell table:formula="of:=T(IF([$тест1.Z43]=1;ORG.OPENOFFICE.STYLE(&quot;граница&quot;);ORG.OPENOFFICE.STYLE(&quot;Стандарт&quot;)))">
            <text:p/>
          </table:table-cell>
          <table:table-cell table:formula="of:=T(IF([$тест1.AA43]=1;ORG.OPENOFFICE.STYLE(&quot;граница&quot;);ORG.OPENOFFICE.STYLE(&quot;Стандарт&quot;)))">
            <text:p/>
          </table:table-cell>
          <table:table-cell table:formula="of:=T(IF([$тест1.AB43]=1;ORG.OPENOFFICE.STYLE(&quot;граница&quot;);ORG.OPENOFFICE.STYLE(&quot;Стандарт&quot;)))">
            <text:p/>
          </table:table-cell>
          <table:table-cell table:formula="of:=T(IF([$тест1.AC43]=1;ORG.OPENOFFICE.STYLE(&quot;граница&quot;);ORG.OPENOFFICE.STYLE(&quot;Стандарт&quot;)))">
            <text:p/>
          </table:table-cell>
          <table:table-cell table:formula="of:=T(IF([$тест1.AD43]=1;ORG.OPENOFFICE.STYLE(&quot;граница&quot;);ORG.OPENOFFICE.STYLE(&quot;Стандарт&quot;)))">
            <text:p/>
          </table:table-cell>
          <table:table-cell table:formula="of:=T(IF([$тест1.AE43]=1;ORG.OPENOFFICE.STYLE(&quot;граница&quot;);ORG.OPENOFFICE.STYLE(&quot;Стандарт&quot;)))">
            <text:p/>
          </table:table-cell>
          <table:table-cell table:formula="of:=T(IF([$тест1.AF43]=1;ORG.OPENOFFICE.STYLE(&quot;граница&quot;);ORG.OPENOFFICE.STYLE(&quot;Стандарт&quot;)))">
            <text:p/>
          </table:table-cell>
          <table:table-cell table:formula="of:=T(IF([$тест1.AG43]=1;ORG.OPENOFFICE.STYLE(&quot;граница&quot;);ORG.OPENOFFICE.STYLE(&quot;Стандарт&quot;)))">
            <text:p/>
          </table:table-cell>
          <table:table-cell table:formula="of:=T(IF([$тест1.AH43]=1;ORG.OPENOFFICE.STYLE(&quot;граница&quot;);ORG.OPENOFFICE.STYLE(&quot;Стандарт&quot;)))">
            <text:p/>
          </table:table-cell>
          <table:table-cell table:formula="of:=T(IF([$тест1.AI43]=1;ORG.OPENOFFICE.STYLE(&quot;граница&quot;);ORG.OPENOFFICE.STYLE(&quot;Стандарт&quot;)))">
            <text:p/>
          </table:table-cell>
          <table:table-cell table:formula="of:=T(IF([$тест1.AJ43]=1;ORG.OPENOFFICE.STYLE(&quot;граница&quot;);ORG.OPENOFFICE.STYLE(&quot;Стандарт&quot;)))">
            <text:p/>
          </table:table-cell>
          <table:table-cell table:formula="of:=T(IF([$тест1.AK43]=1;ORG.OPENOFFICE.STYLE(&quot;граница&quot;);ORG.OPENOFFICE.STYLE(&quot;Стандарт&quot;)))">
            <text:p/>
          </table:table-cell>
          <table:table-cell table:formula="of:=T(IF([$тест1.AL43]=1;ORG.OPENOFFICE.STYLE(&quot;граница&quot;);ORG.OPENOFFICE.STYLE(&quot;Стандарт&quot;)))">
            <text:p/>
          </table:table-cell>
          <table:table-cell table:formula="of:=T(IF([$тест1.AM43]=1;ORG.OPENOFFICE.STYLE(&quot;граница&quot;);ORG.OPENOFFICE.STYLE(&quot;Стандарт&quot;)))">
            <text:p/>
          </table:table-cell>
          <table:table-cell table:formula="of:=T(IF([$тест1.AN43]=1;ORG.OPENOFFICE.STYLE(&quot;граница&quot;);ORG.OPENOFFICE.STYLE(&quot;Стандарт&quot;)))">
            <text:p/>
          </table:table-cell>
          <table:table-cell table:formula="of:=T(IF([$тест1.AO43]=1;ORG.OPENOFFICE.STYLE(&quot;граница&quot;);ORG.OPENOFFICE.STYLE(&quot;Стандарт&quot;)))">
            <text:p/>
          </table:table-cell>
          <table:table-cell table:formula="of:=T(IF([$тест1.AP43]=1;ORG.OPENOFFICE.STYLE(&quot;граница&quot;);ORG.OPENOFFICE.STYLE(&quot;Стандарт&quot;)))">
            <text:p/>
          </table:table-cell>
          <table:table-cell table:formula="of:=T(IF([$тест1.AQ43]=1;ORG.OPENOFFICE.STYLE(&quot;граница&quot;);ORG.OPENOFFICE.STYLE(&quot;Стандарт&quot;)))">
            <text:p/>
          </table:table-cell>
          <table:table-cell table:formula="of:=T(IF([$тест1.AR43]=1;ORG.OPENOFFICE.STYLE(&quot;граница&quot;);ORG.OPENOFFICE.STYLE(&quot;Стандарт&quot;)))">
            <text:p/>
          </table:table-cell>
          <table:table-cell table:formula="of:=T(IF([$тест1.AS43]=1;ORG.OPENOFFICE.STYLE(&quot;граница&quot;);ORG.OPENOFFICE.STYLE(&quot;Стандарт&quot;)))">
            <text:p/>
          </table:table-cell>
          <table:table-cell table:formula="of:=T(IF([$тест1.AT43]=1;ORG.OPENOFFICE.STYLE(&quot;граница&quot;);ORG.OPENOFFICE.STYLE(&quot;Стандарт&quot;)))">
            <text:p/>
          </table:table-cell>
          <table:table-cell table:formula="of:=T(IF([$тест1.AU43]=1;ORG.OPENOFFICE.STYLE(&quot;граница&quot;);ORG.OPENOFFICE.STYLE(&quot;Стандарт&quot;)))">
            <text:p/>
          </table:table-cell>
          <table:table-cell table:formula="of:=T(IF([$тест1.AV43]=1;ORG.OPENOFFICE.STYLE(&quot;граница&quot;);ORG.OPENOFFICE.STYLE(&quot;Стандарт&quot;)))">
            <text:p/>
          </table:table-cell>
          <table:table-cell table:formula="of:=T(IF([$тест1.AW43]=1;ORG.OPENOFFICE.STYLE(&quot;граница&quot;);ORG.OPENOFFICE.STYLE(&quot;Стандарт&quot;)))">
            <text:p/>
          </table:table-cell>
          <table:table-cell table:formula="of:=T(IF([$тест1.AX4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4]=1;ORG.OPENOFFICE.STYLE(&quot;граница&quot;);ORG.OPENOFFICE.STYLE(&quot;Стандарт&quot;)))">
            <text:p/>
          </table:table-cell>
          <table:table-cell table:formula="of:=T(IF([$тест1.C44]=1;ORG.OPENOFFICE.STYLE(&quot;граница&quot;);ORG.OPENOFFICE.STYLE(&quot;Стандарт&quot;)))">
            <text:p/>
          </table:table-cell>
          <table:table-cell table:formula="of:=T(IF([$тест1.D44]=1;ORG.OPENOFFICE.STYLE(&quot;граница&quot;);ORG.OPENOFFICE.STYLE(&quot;Стандарт&quot;)))">
            <text:p/>
          </table:table-cell>
          <table:table-cell table:formula="of:=T(IF([$тест1.E44]=1;ORG.OPENOFFICE.STYLE(&quot;граница&quot;);ORG.OPENOFFICE.STYLE(&quot;Стандарт&quot;)))">
            <text:p/>
          </table:table-cell>
          <table:table-cell table:formula="of:=T(IF([$тест1.F44]=1;ORG.OPENOFFICE.STYLE(&quot;граница&quot;);ORG.OPENOFFICE.STYLE(&quot;Стандарт&quot;)))">
            <text:p/>
          </table:table-cell>
          <table:table-cell table:formula="of:=T(IF([$тест1.G44]=1;ORG.OPENOFFICE.STYLE(&quot;граница&quot;);ORG.OPENOFFICE.STYLE(&quot;Стандарт&quot;)))">
            <text:p/>
          </table:table-cell>
          <table:table-cell table:formula="of:=T(IF([$тест1.H44]=1;ORG.OPENOFFICE.STYLE(&quot;граница&quot;);ORG.OPENOFFICE.STYLE(&quot;Стандарт&quot;)))">
            <text:p/>
          </table:table-cell>
          <table:table-cell table:formula="of:=T(IF([$тест1.I44]=1;ORG.OPENOFFICE.STYLE(&quot;граница&quot;);ORG.OPENOFFICE.STYLE(&quot;Стандарт&quot;)))">
            <text:p/>
          </table:table-cell>
          <table:table-cell table:formula="of:=T(IF([$тест1.J44]=1;ORG.OPENOFFICE.STYLE(&quot;граница&quot;);ORG.OPENOFFICE.STYLE(&quot;Стандарт&quot;)))">
            <text:p/>
          </table:table-cell>
          <table:table-cell table:formula="of:=T(IF([$тест1.K44]=1;ORG.OPENOFFICE.STYLE(&quot;граница&quot;);ORG.OPENOFFICE.STYLE(&quot;Стандарт&quot;)))">
            <text:p/>
          </table:table-cell>
          <table:table-cell table:formula="of:=T(IF([$тест1.L44]=1;ORG.OPENOFFICE.STYLE(&quot;граница&quot;);ORG.OPENOFFICE.STYLE(&quot;Стандарт&quot;)))">
            <text:p/>
          </table:table-cell>
          <table:table-cell table:formula="of:=T(IF([$тест1.M44]=1;ORG.OPENOFFICE.STYLE(&quot;граница&quot;);ORG.OPENOFFICE.STYLE(&quot;Стандарт&quot;)))">
            <text:p/>
          </table:table-cell>
          <table:table-cell table:formula="of:=T(IF([$тест1.N44]=1;ORG.OPENOFFICE.STYLE(&quot;граница&quot;);ORG.OPENOFFICE.STYLE(&quot;Стандарт&quot;)))">
            <text:p/>
          </table:table-cell>
          <table:table-cell table:formula="of:=T(IF([$тест1.O44]=1;ORG.OPENOFFICE.STYLE(&quot;граница&quot;);ORG.OPENOFFICE.STYLE(&quot;Стандарт&quot;)))">
            <text:p/>
          </table:table-cell>
          <table:table-cell table:formula="of:=T(IF([$тест1.P44]=1;ORG.OPENOFFICE.STYLE(&quot;граница&quot;);ORG.OPENOFFICE.STYLE(&quot;Стандарт&quot;)))">
            <text:p/>
          </table:table-cell>
          <table:table-cell table:formula="of:=T(IF([$тест1.Q44]=1;ORG.OPENOFFICE.STYLE(&quot;граница&quot;);ORG.OPENOFFICE.STYLE(&quot;Стандарт&quot;)))">
            <text:p/>
          </table:table-cell>
          <table:table-cell table:formula="of:=T(IF([$тест1.R44]=1;ORG.OPENOFFICE.STYLE(&quot;граница&quot;);ORG.OPENOFFICE.STYLE(&quot;Стандарт&quot;)))">
            <text:p/>
          </table:table-cell>
          <table:table-cell table:formula="of:=T(IF([$тест1.S44]=1;ORG.OPENOFFICE.STYLE(&quot;граница&quot;);ORG.OPENOFFICE.STYLE(&quot;Стандарт&quot;)))">
            <text:p/>
          </table:table-cell>
          <table:table-cell table:formula="of:=T(IF([$тест1.T44]=1;ORG.OPENOFFICE.STYLE(&quot;граница&quot;);ORG.OPENOFFICE.STYLE(&quot;Стандарт&quot;)))">
            <text:p/>
          </table:table-cell>
          <table:table-cell table:formula="of:=T(IF([$тест1.U44]=1;ORG.OPENOFFICE.STYLE(&quot;граница&quot;);ORG.OPENOFFICE.STYLE(&quot;Стандарт&quot;)))">
            <text:p/>
          </table:table-cell>
          <table:table-cell table:formula="of:=T(IF([$тест1.V44]=1;ORG.OPENOFFICE.STYLE(&quot;граница&quot;);ORG.OPENOFFICE.STYLE(&quot;Стандарт&quot;)))">
            <text:p/>
          </table:table-cell>
          <table:table-cell table:formula="of:=T(IF([$тест1.W44]=1;ORG.OPENOFFICE.STYLE(&quot;граница&quot;);ORG.OPENOFFICE.STYLE(&quot;Стандарт&quot;)))">
            <text:p/>
          </table:table-cell>
          <table:table-cell table:formula="of:=T(IF([$тест1.X44]=1;ORG.OPENOFFICE.STYLE(&quot;граница&quot;);ORG.OPENOFFICE.STYLE(&quot;Стандарт&quot;)))">
            <text:p/>
          </table:table-cell>
          <table:table-cell table:formula="of:=T(IF([$тест1.Y44]=1;ORG.OPENOFFICE.STYLE(&quot;граница&quot;);ORG.OPENOFFICE.STYLE(&quot;Стандарт&quot;)))">
            <text:p/>
          </table:table-cell>
          <table:table-cell table:formula="of:=T(IF([$тест1.Z44]=1;ORG.OPENOFFICE.STYLE(&quot;граница&quot;);ORG.OPENOFFICE.STYLE(&quot;Стандарт&quot;)))">
            <text:p/>
          </table:table-cell>
          <table:table-cell table:formula="of:=T(IF([$тест1.AA44]=1;ORG.OPENOFFICE.STYLE(&quot;граница&quot;);ORG.OPENOFFICE.STYLE(&quot;Стандарт&quot;)))">
            <text:p/>
          </table:table-cell>
          <table:table-cell table:formula="of:=T(IF([$тест1.AB44]=1;ORG.OPENOFFICE.STYLE(&quot;граница&quot;);ORG.OPENOFFICE.STYLE(&quot;Стандарт&quot;)))">
            <text:p/>
          </table:table-cell>
          <table:table-cell table:formula="of:=T(IF([$тест1.AC44]=1;ORG.OPENOFFICE.STYLE(&quot;граница&quot;);ORG.OPENOFFICE.STYLE(&quot;Стандарт&quot;)))">
            <text:p/>
          </table:table-cell>
          <table:table-cell table:formula="of:=T(IF([$тест1.AD44]=1;ORG.OPENOFFICE.STYLE(&quot;граница&quot;);ORG.OPENOFFICE.STYLE(&quot;Стандарт&quot;)))">
            <text:p/>
          </table:table-cell>
          <table:table-cell table:formula="of:=T(IF([$тест1.AE44]=1;ORG.OPENOFFICE.STYLE(&quot;граница&quot;);ORG.OPENOFFICE.STYLE(&quot;Стандарт&quot;)))">
            <text:p/>
          </table:table-cell>
          <table:table-cell table:formula="of:=T(IF([$тест1.AF44]=1;ORG.OPENOFFICE.STYLE(&quot;граница&quot;);ORG.OPENOFFICE.STYLE(&quot;Стандарт&quot;)))">
            <text:p/>
          </table:table-cell>
          <table:table-cell table:formula="of:=T(IF([$тест1.AG44]=1;ORG.OPENOFFICE.STYLE(&quot;граница&quot;);ORG.OPENOFFICE.STYLE(&quot;Стандарт&quot;)))">
            <text:p/>
          </table:table-cell>
          <table:table-cell table:formula="of:=T(IF([$тест1.AH44]=1;ORG.OPENOFFICE.STYLE(&quot;граница&quot;);ORG.OPENOFFICE.STYLE(&quot;Стандарт&quot;)))">
            <text:p/>
          </table:table-cell>
          <table:table-cell table:formula="of:=T(IF([$тест1.AI44]=1;ORG.OPENOFFICE.STYLE(&quot;граница&quot;);ORG.OPENOFFICE.STYLE(&quot;Стандарт&quot;)))">
            <text:p/>
          </table:table-cell>
          <table:table-cell table:formula="of:=T(IF([$тест1.AJ44]=1;ORG.OPENOFFICE.STYLE(&quot;граница&quot;);ORG.OPENOFFICE.STYLE(&quot;Стандарт&quot;)))">
            <text:p/>
          </table:table-cell>
          <table:table-cell table:formula="of:=T(IF([$тест1.AK44]=1;ORG.OPENOFFICE.STYLE(&quot;граница&quot;);ORG.OPENOFFICE.STYLE(&quot;Стандарт&quot;)))">
            <text:p/>
          </table:table-cell>
          <table:table-cell table:formula="of:=T(IF([$тест1.AL44]=1;ORG.OPENOFFICE.STYLE(&quot;граница&quot;);ORG.OPENOFFICE.STYLE(&quot;Стандарт&quot;)))">
            <text:p/>
          </table:table-cell>
          <table:table-cell table:formula="of:=T(IF([$тест1.AM44]=1;ORG.OPENOFFICE.STYLE(&quot;граница&quot;);ORG.OPENOFFICE.STYLE(&quot;Стандарт&quot;)))">
            <text:p/>
          </table:table-cell>
          <table:table-cell table:formula="of:=T(IF([$тест1.AN44]=1;ORG.OPENOFFICE.STYLE(&quot;граница&quot;);ORG.OPENOFFICE.STYLE(&quot;Стандарт&quot;)))">
            <text:p/>
          </table:table-cell>
          <table:table-cell table:formula="of:=T(IF([$тест1.AO44]=1;ORG.OPENOFFICE.STYLE(&quot;граница&quot;);ORG.OPENOFFICE.STYLE(&quot;Стандарт&quot;)))">
            <text:p/>
          </table:table-cell>
          <table:table-cell table:formula="of:=T(IF([$тест1.AP44]=1;ORG.OPENOFFICE.STYLE(&quot;граница&quot;);ORG.OPENOFFICE.STYLE(&quot;Стандарт&quot;)))">
            <text:p/>
          </table:table-cell>
          <table:table-cell table:formula="of:=T(IF([$тест1.AQ44]=1;ORG.OPENOFFICE.STYLE(&quot;граница&quot;);ORG.OPENOFFICE.STYLE(&quot;Стандарт&quot;)))">
            <text:p/>
          </table:table-cell>
          <table:table-cell table:formula="of:=T(IF([$тест1.AR44]=1;ORG.OPENOFFICE.STYLE(&quot;граница&quot;);ORG.OPENOFFICE.STYLE(&quot;Стандарт&quot;)))">
            <text:p/>
          </table:table-cell>
          <table:table-cell table:formula="of:=T(IF([$тест1.AS44]=1;ORG.OPENOFFICE.STYLE(&quot;граница&quot;);ORG.OPENOFFICE.STYLE(&quot;Стандарт&quot;)))">
            <text:p/>
          </table:table-cell>
          <table:table-cell table:formula="of:=T(IF([$тест1.AT44]=1;ORG.OPENOFFICE.STYLE(&quot;граница&quot;);ORG.OPENOFFICE.STYLE(&quot;Стандарт&quot;)))">
            <text:p/>
          </table:table-cell>
          <table:table-cell table:formula="of:=T(IF([$тест1.AU44]=1;ORG.OPENOFFICE.STYLE(&quot;граница&quot;);ORG.OPENOFFICE.STYLE(&quot;Стандарт&quot;)))">
            <text:p/>
          </table:table-cell>
          <table:table-cell table:formula="of:=T(IF([$тест1.AV44]=1;ORG.OPENOFFICE.STYLE(&quot;граница&quot;);ORG.OPENOFFICE.STYLE(&quot;Стандарт&quot;)))">
            <text:p/>
          </table:table-cell>
          <table:table-cell table:formula="of:=T(IF([$тест1.AW44]=1;ORG.OPENOFFICE.STYLE(&quot;граница&quot;);ORG.OPENOFFICE.STYLE(&quot;Стандарт&quot;)))">
            <text:p/>
          </table:table-cell>
          <table:table-cell table:formula="of:=T(IF([$тест1.AX4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5]=1;ORG.OPENOFFICE.STYLE(&quot;граница&quot;);ORG.OPENOFFICE.STYLE(&quot;Стандарт&quot;)))">
            <text:p/>
          </table:table-cell>
          <table:table-cell table:formula="of:=T(IF([$тест1.C45]=1;ORG.OPENOFFICE.STYLE(&quot;граница&quot;);ORG.OPENOFFICE.STYLE(&quot;Стандарт&quot;)))">
            <text:p/>
          </table:table-cell>
          <table:table-cell table:formula="of:=T(IF([$тест1.D45]=1;ORG.OPENOFFICE.STYLE(&quot;граница&quot;);ORG.OPENOFFICE.STYLE(&quot;Стандарт&quot;)))">
            <text:p/>
          </table:table-cell>
          <table:table-cell table:formula="of:=T(IF([$тест1.E45]=1;ORG.OPENOFFICE.STYLE(&quot;граница&quot;);ORG.OPENOFFICE.STYLE(&quot;Стандарт&quot;)))">
            <text:p/>
          </table:table-cell>
          <table:table-cell table:formula="of:=T(IF([$тест1.F45]=1;ORG.OPENOFFICE.STYLE(&quot;граница&quot;);ORG.OPENOFFICE.STYLE(&quot;Стандарт&quot;)))">
            <text:p/>
          </table:table-cell>
          <table:table-cell table:formula="of:=T(IF([$тест1.G45]=1;ORG.OPENOFFICE.STYLE(&quot;граница&quot;);ORG.OPENOFFICE.STYLE(&quot;Стандарт&quot;)))">
            <text:p/>
          </table:table-cell>
          <table:table-cell table:formula="of:=T(IF([$тест1.H45]=1;ORG.OPENOFFICE.STYLE(&quot;граница&quot;);ORG.OPENOFFICE.STYLE(&quot;Стандарт&quot;)))">
            <text:p/>
          </table:table-cell>
          <table:table-cell table:formula="of:=T(IF([$тест1.I45]=1;ORG.OPENOFFICE.STYLE(&quot;граница&quot;);ORG.OPENOFFICE.STYLE(&quot;Стандарт&quot;)))">
            <text:p/>
          </table:table-cell>
          <table:table-cell table:formula="of:=T(IF([$тест1.J45]=1;ORG.OPENOFFICE.STYLE(&quot;граница&quot;);ORG.OPENOFFICE.STYLE(&quot;Стандарт&quot;)))">
            <text:p/>
          </table:table-cell>
          <table:table-cell table:formula="of:=T(IF([$тест1.K45]=1;ORG.OPENOFFICE.STYLE(&quot;граница&quot;);ORG.OPENOFFICE.STYLE(&quot;Стандарт&quot;)))">
            <text:p/>
          </table:table-cell>
          <table:table-cell table:formula="of:=T(IF([$тест1.L45]=1;ORG.OPENOFFICE.STYLE(&quot;граница&quot;);ORG.OPENOFFICE.STYLE(&quot;Стандарт&quot;)))">
            <text:p/>
          </table:table-cell>
          <table:table-cell table:formula="of:=T(IF([$тест1.M45]=1;ORG.OPENOFFICE.STYLE(&quot;граница&quot;);ORG.OPENOFFICE.STYLE(&quot;Стандарт&quot;)))">
            <text:p/>
          </table:table-cell>
          <table:table-cell table:formula="of:=T(IF([$тест1.N45]=1;ORG.OPENOFFICE.STYLE(&quot;граница&quot;);ORG.OPENOFFICE.STYLE(&quot;Стандарт&quot;)))">
            <text:p/>
          </table:table-cell>
          <table:table-cell table:formula="of:=T(IF([$тест1.O45]=1;ORG.OPENOFFICE.STYLE(&quot;граница&quot;);ORG.OPENOFFICE.STYLE(&quot;Стандарт&quot;)))">
            <text:p/>
          </table:table-cell>
          <table:table-cell table:formula="of:=T(IF([$тест1.P45]=1;ORG.OPENOFFICE.STYLE(&quot;граница&quot;);ORG.OPENOFFICE.STYLE(&quot;Стандарт&quot;)))">
            <text:p/>
          </table:table-cell>
          <table:table-cell table:formula="of:=T(IF([$тест1.Q45]=1;ORG.OPENOFFICE.STYLE(&quot;граница&quot;);ORG.OPENOFFICE.STYLE(&quot;Стандарт&quot;)))">
            <text:p/>
          </table:table-cell>
          <table:table-cell table:formula="of:=T(IF([$тест1.R45]=1;ORG.OPENOFFICE.STYLE(&quot;граница&quot;);ORG.OPENOFFICE.STYLE(&quot;Стандарт&quot;)))">
            <text:p/>
          </table:table-cell>
          <table:table-cell table:formula="of:=T(IF([$тест1.S45]=1;ORG.OPENOFFICE.STYLE(&quot;граница&quot;);ORG.OPENOFFICE.STYLE(&quot;Стандарт&quot;)))">
            <text:p/>
          </table:table-cell>
          <table:table-cell table:formula="of:=T(IF([$тест1.T45]=1;ORG.OPENOFFICE.STYLE(&quot;граница&quot;);ORG.OPENOFFICE.STYLE(&quot;Стандарт&quot;)))">
            <text:p/>
          </table:table-cell>
          <table:table-cell table:formula="of:=T(IF([$тест1.U45]=1;ORG.OPENOFFICE.STYLE(&quot;граница&quot;);ORG.OPENOFFICE.STYLE(&quot;Стандарт&quot;)))">
            <text:p/>
          </table:table-cell>
          <table:table-cell table:formula="of:=T(IF([$тест1.V45]=1;ORG.OPENOFFICE.STYLE(&quot;граница&quot;);ORG.OPENOFFICE.STYLE(&quot;Стандарт&quot;)))">
            <text:p/>
          </table:table-cell>
          <table:table-cell table:formula="of:=T(IF([$тест1.W45]=1;ORG.OPENOFFICE.STYLE(&quot;граница&quot;);ORG.OPENOFFICE.STYLE(&quot;Стандарт&quot;)))">
            <text:p/>
          </table:table-cell>
          <table:table-cell table:formula="of:=T(IF([$тест1.X45]=1;ORG.OPENOFFICE.STYLE(&quot;граница&quot;);ORG.OPENOFFICE.STYLE(&quot;Стандарт&quot;)))">
            <text:p/>
          </table:table-cell>
          <table:table-cell table:formula="of:=T(IF([$тест1.Y45]=1;ORG.OPENOFFICE.STYLE(&quot;граница&quot;);ORG.OPENOFFICE.STYLE(&quot;Стандарт&quot;)))">
            <text:p/>
          </table:table-cell>
          <table:table-cell table:formula="of:=T(IF([$тест1.Z45]=1;ORG.OPENOFFICE.STYLE(&quot;граница&quot;);ORG.OPENOFFICE.STYLE(&quot;Стандарт&quot;)))">
            <text:p/>
          </table:table-cell>
          <table:table-cell table:formula="of:=T(IF([$тест1.AA45]=1;ORG.OPENOFFICE.STYLE(&quot;граница&quot;);ORG.OPENOFFICE.STYLE(&quot;Стандарт&quot;)))">
            <text:p/>
          </table:table-cell>
          <table:table-cell table:formula="of:=T(IF([$тест1.AB45]=1;ORG.OPENOFFICE.STYLE(&quot;граница&quot;);ORG.OPENOFFICE.STYLE(&quot;Стандарт&quot;)))">
            <text:p/>
          </table:table-cell>
          <table:table-cell table:formula="of:=T(IF([$тест1.AC45]=1;ORG.OPENOFFICE.STYLE(&quot;граница&quot;);ORG.OPENOFFICE.STYLE(&quot;Стандарт&quot;)))">
            <text:p/>
          </table:table-cell>
          <table:table-cell table:formula="of:=T(IF([$тест1.AD45]=1;ORG.OPENOFFICE.STYLE(&quot;граница&quot;);ORG.OPENOFFICE.STYLE(&quot;Стандарт&quot;)))">
            <text:p/>
          </table:table-cell>
          <table:table-cell table:formula="of:=T(IF([$тест1.AE45]=1;ORG.OPENOFFICE.STYLE(&quot;граница&quot;);ORG.OPENOFFICE.STYLE(&quot;Стандарт&quot;)))">
            <text:p/>
          </table:table-cell>
          <table:table-cell table:formula="of:=T(IF([$тест1.AF45]=1;ORG.OPENOFFICE.STYLE(&quot;граница&quot;);ORG.OPENOFFICE.STYLE(&quot;Стандарт&quot;)))">
            <text:p/>
          </table:table-cell>
          <table:table-cell table:formula="of:=T(IF([$тест1.AG45]=1;ORG.OPENOFFICE.STYLE(&quot;граница&quot;);ORG.OPENOFFICE.STYLE(&quot;Стандарт&quot;)))">
            <text:p/>
          </table:table-cell>
          <table:table-cell table:formula="of:=T(IF([$тест1.AH45]=1;ORG.OPENOFFICE.STYLE(&quot;граница&quot;);ORG.OPENOFFICE.STYLE(&quot;Стандарт&quot;)))">
            <text:p/>
          </table:table-cell>
          <table:table-cell table:formula="of:=T(IF([$тест1.AI45]=1;ORG.OPENOFFICE.STYLE(&quot;граница&quot;);ORG.OPENOFFICE.STYLE(&quot;Стандарт&quot;)))">
            <text:p/>
          </table:table-cell>
          <table:table-cell table:formula="of:=T(IF([$тест1.AJ45]=1;ORG.OPENOFFICE.STYLE(&quot;граница&quot;);ORG.OPENOFFICE.STYLE(&quot;Стандарт&quot;)))">
            <text:p/>
          </table:table-cell>
          <table:table-cell table:formula="of:=T(IF([$тест1.AK45]=1;ORG.OPENOFFICE.STYLE(&quot;граница&quot;);ORG.OPENOFFICE.STYLE(&quot;Стандарт&quot;)))">
            <text:p/>
          </table:table-cell>
          <table:table-cell table:formula="of:=T(IF([$тест1.AL45]=1;ORG.OPENOFFICE.STYLE(&quot;граница&quot;);ORG.OPENOFFICE.STYLE(&quot;Стандарт&quot;)))">
            <text:p/>
          </table:table-cell>
          <table:table-cell table:formula="of:=T(IF([$тест1.AM45]=1;ORG.OPENOFFICE.STYLE(&quot;граница&quot;);ORG.OPENOFFICE.STYLE(&quot;Стандарт&quot;)))">
            <text:p/>
          </table:table-cell>
          <table:table-cell table:formula="of:=T(IF([$тест1.AN45]=1;ORG.OPENOFFICE.STYLE(&quot;граница&quot;);ORG.OPENOFFICE.STYLE(&quot;Стандарт&quot;)))">
            <text:p/>
          </table:table-cell>
          <table:table-cell table:formula="of:=T(IF([$тест1.AO45]=1;ORG.OPENOFFICE.STYLE(&quot;граница&quot;);ORG.OPENOFFICE.STYLE(&quot;Стандарт&quot;)))">
            <text:p/>
          </table:table-cell>
          <table:table-cell table:formula="of:=T(IF([$тест1.AP45]=1;ORG.OPENOFFICE.STYLE(&quot;граница&quot;);ORG.OPENOFFICE.STYLE(&quot;Стандарт&quot;)))">
            <text:p/>
          </table:table-cell>
          <table:table-cell table:formula="of:=T(IF([$тест1.AQ45]=1;ORG.OPENOFFICE.STYLE(&quot;граница&quot;);ORG.OPENOFFICE.STYLE(&quot;Стандарт&quot;)))">
            <text:p/>
          </table:table-cell>
          <table:table-cell table:formula="of:=T(IF([$тест1.AR45]=1;ORG.OPENOFFICE.STYLE(&quot;граница&quot;);ORG.OPENOFFICE.STYLE(&quot;Стандарт&quot;)))">
            <text:p/>
          </table:table-cell>
          <table:table-cell table:formula="of:=T(IF([$тест1.AS45]=1;ORG.OPENOFFICE.STYLE(&quot;граница&quot;);ORG.OPENOFFICE.STYLE(&quot;Стандарт&quot;)))">
            <text:p/>
          </table:table-cell>
          <table:table-cell table:formula="of:=T(IF([$тест1.AT45]=1;ORG.OPENOFFICE.STYLE(&quot;граница&quot;);ORG.OPENOFFICE.STYLE(&quot;Стандарт&quot;)))">
            <text:p/>
          </table:table-cell>
          <table:table-cell table:formula="of:=T(IF([$тест1.AU45]=1;ORG.OPENOFFICE.STYLE(&quot;граница&quot;);ORG.OPENOFFICE.STYLE(&quot;Стандарт&quot;)))">
            <text:p/>
          </table:table-cell>
          <table:table-cell table:formula="of:=T(IF([$тест1.AV45]=1;ORG.OPENOFFICE.STYLE(&quot;граница&quot;);ORG.OPENOFFICE.STYLE(&quot;Стандарт&quot;)))">
            <text:p/>
          </table:table-cell>
          <table:table-cell table:formula="of:=T(IF([$тест1.AW45]=1;ORG.OPENOFFICE.STYLE(&quot;граница&quot;);ORG.OPENOFFICE.STYLE(&quot;Стандарт&quot;)))">
            <text:p/>
          </table:table-cell>
          <table:table-cell table:formula="of:=T(IF([$тест1.AX4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6]=1;ORG.OPENOFFICE.STYLE(&quot;граница&quot;);ORG.OPENOFFICE.STYLE(&quot;Стандарт&quot;)))">
            <text:p/>
          </table:table-cell>
          <table:table-cell table:formula="of:=T(IF([$тест1.C46]=1;ORG.OPENOFFICE.STYLE(&quot;граница&quot;);ORG.OPENOFFICE.STYLE(&quot;Стандарт&quot;)))">
            <text:p/>
          </table:table-cell>
          <table:table-cell table:formula="of:=T(IF([$тест1.D46]=1;ORG.OPENOFFICE.STYLE(&quot;граница&quot;);ORG.OPENOFFICE.STYLE(&quot;Стандарт&quot;)))">
            <text:p/>
          </table:table-cell>
          <table:table-cell table:formula="of:=T(IF([$тест1.E46]=1;ORG.OPENOFFICE.STYLE(&quot;граница&quot;);ORG.OPENOFFICE.STYLE(&quot;Стандарт&quot;)))">
            <text:p/>
          </table:table-cell>
          <table:table-cell table:formula="of:=T(IF([$тест1.F46]=1;ORG.OPENOFFICE.STYLE(&quot;граница&quot;);ORG.OPENOFFICE.STYLE(&quot;Стандарт&quot;)))">
            <text:p/>
          </table:table-cell>
          <table:table-cell table:formula="of:=T(IF([$тест1.G46]=1;ORG.OPENOFFICE.STYLE(&quot;граница&quot;);ORG.OPENOFFICE.STYLE(&quot;Стандарт&quot;)))">
            <text:p/>
          </table:table-cell>
          <table:table-cell table:formula="of:=T(IF([$тест1.H46]=1;ORG.OPENOFFICE.STYLE(&quot;граница&quot;);ORG.OPENOFFICE.STYLE(&quot;Стандарт&quot;)))">
            <text:p/>
          </table:table-cell>
          <table:table-cell table:formula="of:=T(IF([$тест1.I46]=1;ORG.OPENOFFICE.STYLE(&quot;граница&quot;);ORG.OPENOFFICE.STYLE(&quot;Стандарт&quot;)))">
            <text:p/>
          </table:table-cell>
          <table:table-cell table:formula="of:=T(IF([$тест1.J46]=1;ORG.OPENOFFICE.STYLE(&quot;граница&quot;);ORG.OPENOFFICE.STYLE(&quot;Стандарт&quot;)))">
            <text:p/>
          </table:table-cell>
          <table:table-cell table:formula="of:=T(IF([$тест1.K46]=1;ORG.OPENOFFICE.STYLE(&quot;граница&quot;);ORG.OPENOFFICE.STYLE(&quot;Стандарт&quot;)))">
            <text:p/>
          </table:table-cell>
          <table:table-cell table:formula="of:=T(IF([$тест1.L46]=1;ORG.OPENOFFICE.STYLE(&quot;граница&quot;);ORG.OPENOFFICE.STYLE(&quot;Стандарт&quot;)))">
            <text:p/>
          </table:table-cell>
          <table:table-cell table:formula="of:=T(IF([$тест1.M46]=1;ORG.OPENOFFICE.STYLE(&quot;граница&quot;);ORG.OPENOFFICE.STYLE(&quot;Стандарт&quot;)))">
            <text:p/>
          </table:table-cell>
          <table:table-cell table:formula="of:=T(IF([$тест1.N46]=1;ORG.OPENOFFICE.STYLE(&quot;граница&quot;);ORG.OPENOFFICE.STYLE(&quot;Стандарт&quot;)))">
            <text:p/>
          </table:table-cell>
          <table:table-cell table:formula="of:=T(IF([$тест1.O46]=1;ORG.OPENOFFICE.STYLE(&quot;граница&quot;);ORG.OPENOFFICE.STYLE(&quot;Стандарт&quot;)))">
            <text:p/>
          </table:table-cell>
          <table:table-cell table:formula="of:=T(IF([$тест1.P46]=1;ORG.OPENOFFICE.STYLE(&quot;граница&quot;);ORG.OPENOFFICE.STYLE(&quot;Стандарт&quot;)))">
            <text:p/>
          </table:table-cell>
          <table:table-cell table:formula="of:=T(IF([$тест1.Q46]=1;ORG.OPENOFFICE.STYLE(&quot;граница&quot;);ORG.OPENOFFICE.STYLE(&quot;Стандарт&quot;)))">
            <text:p/>
          </table:table-cell>
          <table:table-cell table:formula="of:=T(IF([$тест1.R46]=1;ORG.OPENOFFICE.STYLE(&quot;граница&quot;);ORG.OPENOFFICE.STYLE(&quot;Стандарт&quot;)))">
            <text:p/>
          </table:table-cell>
          <table:table-cell table:formula="of:=T(IF([$тест1.S46]=1;ORG.OPENOFFICE.STYLE(&quot;граница&quot;);ORG.OPENOFFICE.STYLE(&quot;Стандарт&quot;)))">
            <text:p/>
          </table:table-cell>
          <table:table-cell table:formula="of:=T(IF([$тест1.T46]=1;ORG.OPENOFFICE.STYLE(&quot;граница&quot;);ORG.OPENOFFICE.STYLE(&quot;Стандарт&quot;)))">
            <text:p/>
          </table:table-cell>
          <table:table-cell table:formula="of:=T(IF([$тест1.U46]=1;ORG.OPENOFFICE.STYLE(&quot;граница&quot;);ORG.OPENOFFICE.STYLE(&quot;Стандарт&quot;)))">
            <text:p/>
          </table:table-cell>
          <table:table-cell table:formula="of:=T(IF([$тест1.V46]=1;ORG.OPENOFFICE.STYLE(&quot;граница&quot;);ORG.OPENOFFICE.STYLE(&quot;Стандарт&quot;)))">
            <text:p/>
          </table:table-cell>
          <table:table-cell table:formula="of:=T(IF([$тест1.W46]=1;ORG.OPENOFFICE.STYLE(&quot;граница&quot;);ORG.OPENOFFICE.STYLE(&quot;Стандарт&quot;)))">
            <text:p/>
          </table:table-cell>
          <table:table-cell table:formula="of:=T(IF([$тест1.X46]=1;ORG.OPENOFFICE.STYLE(&quot;граница&quot;);ORG.OPENOFFICE.STYLE(&quot;Стандарт&quot;)))">
            <text:p/>
          </table:table-cell>
          <table:table-cell table:formula="of:=T(IF([$тест1.Y46]=1;ORG.OPENOFFICE.STYLE(&quot;граница&quot;);ORG.OPENOFFICE.STYLE(&quot;Стандарт&quot;)))">
            <text:p/>
          </table:table-cell>
          <table:table-cell table:formula="of:=T(IF([$тест1.Z46]=1;ORG.OPENOFFICE.STYLE(&quot;граница&quot;);ORG.OPENOFFICE.STYLE(&quot;Стандарт&quot;)))">
            <text:p/>
          </table:table-cell>
          <table:table-cell table:formula="of:=T(IF([$тест1.AA46]=1;ORG.OPENOFFICE.STYLE(&quot;граница&quot;);ORG.OPENOFFICE.STYLE(&quot;Стандарт&quot;)))">
            <text:p/>
          </table:table-cell>
          <table:table-cell table:formula="of:=T(IF([$тест1.AB46]=1;ORG.OPENOFFICE.STYLE(&quot;граница&quot;);ORG.OPENOFFICE.STYLE(&quot;Стандарт&quot;)))">
            <text:p/>
          </table:table-cell>
          <table:table-cell table:formula="of:=T(IF([$тест1.AC46]=1;ORG.OPENOFFICE.STYLE(&quot;граница&quot;);ORG.OPENOFFICE.STYLE(&quot;Стандарт&quot;)))">
            <text:p/>
          </table:table-cell>
          <table:table-cell table:formula="of:=T(IF([$тест1.AD46]=1;ORG.OPENOFFICE.STYLE(&quot;граница&quot;);ORG.OPENOFFICE.STYLE(&quot;Стандарт&quot;)))">
            <text:p/>
          </table:table-cell>
          <table:table-cell table:formula="of:=T(IF([$тест1.AE46]=1;ORG.OPENOFFICE.STYLE(&quot;граница&quot;);ORG.OPENOFFICE.STYLE(&quot;Стандарт&quot;)))">
            <text:p/>
          </table:table-cell>
          <table:table-cell table:formula="of:=T(IF([$тест1.AF46]=1;ORG.OPENOFFICE.STYLE(&quot;граница&quot;);ORG.OPENOFFICE.STYLE(&quot;Стандарт&quot;)))">
            <text:p/>
          </table:table-cell>
          <table:table-cell table:formula="of:=T(IF([$тест1.AG46]=1;ORG.OPENOFFICE.STYLE(&quot;граница&quot;);ORG.OPENOFFICE.STYLE(&quot;Стандарт&quot;)))">
            <text:p/>
          </table:table-cell>
          <table:table-cell table:formula="of:=T(IF([$тест1.AH46]=1;ORG.OPENOFFICE.STYLE(&quot;граница&quot;);ORG.OPENOFFICE.STYLE(&quot;Стандарт&quot;)))">
            <text:p/>
          </table:table-cell>
          <table:table-cell table:formula="of:=T(IF([$тест1.AI46]=1;ORG.OPENOFFICE.STYLE(&quot;граница&quot;);ORG.OPENOFFICE.STYLE(&quot;Стандарт&quot;)))">
            <text:p/>
          </table:table-cell>
          <table:table-cell table:formula="of:=T(IF([$тест1.AJ46]=1;ORG.OPENOFFICE.STYLE(&quot;граница&quot;);ORG.OPENOFFICE.STYLE(&quot;Стандарт&quot;)))">
            <text:p/>
          </table:table-cell>
          <table:table-cell table:formula="of:=T(IF([$тест1.AK46]=1;ORG.OPENOFFICE.STYLE(&quot;граница&quot;);ORG.OPENOFFICE.STYLE(&quot;Стандарт&quot;)))">
            <text:p/>
          </table:table-cell>
          <table:table-cell table:formula="of:=T(IF([$тест1.AL46]=1;ORG.OPENOFFICE.STYLE(&quot;граница&quot;);ORG.OPENOFFICE.STYLE(&quot;Стандарт&quot;)))">
            <text:p/>
          </table:table-cell>
          <table:table-cell table:formula="of:=T(IF([$тест1.AM46]=1;ORG.OPENOFFICE.STYLE(&quot;граница&quot;);ORG.OPENOFFICE.STYLE(&quot;Стандарт&quot;)))">
            <text:p/>
          </table:table-cell>
          <table:table-cell table:formula="of:=T(IF([$тест1.AN46]=1;ORG.OPENOFFICE.STYLE(&quot;граница&quot;);ORG.OPENOFFICE.STYLE(&quot;Стандарт&quot;)))">
            <text:p/>
          </table:table-cell>
          <table:table-cell table:formula="of:=T(IF([$тест1.AO46]=1;ORG.OPENOFFICE.STYLE(&quot;граница&quot;);ORG.OPENOFFICE.STYLE(&quot;Стандарт&quot;)))">
            <text:p/>
          </table:table-cell>
          <table:table-cell table:formula="of:=T(IF([$тест1.AP46]=1;ORG.OPENOFFICE.STYLE(&quot;граница&quot;);ORG.OPENOFFICE.STYLE(&quot;Стандарт&quot;)))">
            <text:p/>
          </table:table-cell>
          <table:table-cell table:formula="of:=T(IF([$тест1.AQ46]=1;ORG.OPENOFFICE.STYLE(&quot;граница&quot;);ORG.OPENOFFICE.STYLE(&quot;Стандарт&quot;)))">
            <text:p/>
          </table:table-cell>
          <table:table-cell table:formula="of:=T(IF([$тест1.AR46]=1;ORG.OPENOFFICE.STYLE(&quot;граница&quot;);ORG.OPENOFFICE.STYLE(&quot;Стандарт&quot;)))">
            <text:p/>
          </table:table-cell>
          <table:table-cell table:formula="of:=T(IF([$тест1.AS46]=1;ORG.OPENOFFICE.STYLE(&quot;граница&quot;);ORG.OPENOFFICE.STYLE(&quot;Стандарт&quot;)))">
            <text:p/>
          </table:table-cell>
          <table:table-cell table:formula="of:=T(IF([$тест1.AT46]=1;ORG.OPENOFFICE.STYLE(&quot;граница&quot;);ORG.OPENOFFICE.STYLE(&quot;Стандарт&quot;)))">
            <text:p/>
          </table:table-cell>
          <table:table-cell table:formula="of:=T(IF([$тест1.AU46]=1;ORG.OPENOFFICE.STYLE(&quot;граница&quot;);ORG.OPENOFFICE.STYLE(&quot;Стандарт&quot;)))">
            <text:p/>
          </table:table-cell>
          <table:table-cell table:formula="of:=T(IF([$тест1.AV46]=1;ORG.OPENOFFICE.STYLE(&quot;граница&quot;);ORG.OPENOFFICE.STYLE(&quot;Стандарт&quot;)))">
            <text:p/>
          </table:table-cell>
          <table:table-cell table:formula="of:=T(IF([$тест1.AW46]=1;ORG.OPENOFFICE.STYLE(&quot;граница&quot;);ORG.OPENOFFICE.STYLE(&quot;Стандарт&quot;)))">
            <text:p/>
          </table:table-cell>
          <table:table-cell table:formula="of:=T(IF([$тест1.AX4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7]=1;ORG.OPENOFFICE.STYLE(&quot;граница&quot;);ORG.OPENOFFICE.STYLE(&quot;Стандарт&quot;)))">
            <text:p/>
          </table:table-cell>
          <table:table-cell table:formula="of:=T(IF([$тест1.C47]=1;ORG.OPENOFFICE.STYLE(&quot;граница&quot;);ORG.OPENOFFICE.STYLE(&quot;Стандарт&quot;)))">
            <text:p/>
          </table:table-cell>
          <table:table-cell table:formula="of:=T(IF([$тест1.D47]=1;ORG.OPENOFFICE.STYLE(&quot;граница&quot;);ORG.OPENOFFICE.STYLE(&quot;Стандарт&quot;)))">
            <text:p/>
          </table:table-cell>
          <table:table-cell table:formula="of:=T(IF([$тест1.E47]=1;ORG.OPENOFFICE.STYLE(&quot;граница&quot;);ORG.OPENOFFICE.STYLE(&quot;Стандарт&quot;)))">
            <text:p/>
          </table:table-cell>
          <table:table-cell table:formula="of:=T(IF([$тест1.F47]=1;ORG.OPENOFFICE.STYLE(&quot;граница&quot;);ORG.OPENOFFICE.STYLE(&quot;Стандарт&quot;)))">
            <text:p/>
          </table:table-cell>
          <table:table-cell table:formula="of:=T(IF([$тест1.G47]=1;ORG.OPENOFFICE.STYLE(&quot;граница&quot;);ORG.OPENOFFICE.STYLE(&quot;Стандарт&quot;)))">
            <text:p/>
          </table:table-cell>
          <table:table-cell table:formula="of:=T(IF([$тест1.H47]=1;ORG.OPENOFFICE.STYLE(&quot;граница&quot;);ORG.OPENOFFICE.STYLE(&quot;Стандарт&quot;)))">
            <text:p/>
          </table:table-cell>
          <table:table-cell table:formula="of:=T(IF([$тест1.I47]=1;ORG.OPENOFFICE.STYLE(&quot;граница&quot;);ORG.OPENOFFICE.STYLE(&quot;Стандарт&quot;)))">
            <text:p/>
          </table:table-cell>
          <table:table-cell table:formula="of:=T(IF([$тест1.J47]=1;ORG.OPENOFFICE.STYLE(&quot;граница&quot;);ORG.OPENOFFICE.STYLE(&quot;Стандарт&quot;)))">
            <text:p/>
          </table:table-cell>
          <table:table-cell table:formula="of:=T(IF([$тест1.K47]=1;ORG.OPENOFFICE.STYLE(&quot;граница&quot;);ORG.OPENOFFICE.STYLE(&quot;Стандарт&quot;)))">
            <text:p/>
          </table:table-cell>
          <table:table-cell table:formula="of:=T(IF([$тест1.L47]=1;ORG.OPENOFFICE.STYLE(&quot;граница&quot;);ORG.OPENOFFICE.STYLE(&quot;Стандарт&quot;)))">
            <text:p/>
          </table:table-cell>
          <table:table-cell table:formula="of:=T(IF([$тест1.M47]=1;ORG.OPENOFFICE.STYLE(&quot;граница&quot;);ORG.OPENOFFICE.STYLE(&quot;Стандарт&quot;)))">
            <text:p/>
          </table:table-cell>
          <table:table-cell table:formula="of:=T(IF([$тест1.N47]=1;ORG.OPENOFFICE.STYLE(&quot;граница&quot;);ORG.OPENOFFICE.STYLE(&quot;Стандарт&quot;)))">
            <text:p/>
          </table:table-cell>
          <table:table-cell table:formula="of:=T(IF([$тест1.O47]=1;ORG.OPENOFFICE.STYLE(&quot;граница&quot;);ORG.OPENOFFICE.STYLE(&quot;Стандарт&quot;)))">
            <text:p/>
          </table:table-cell>
          <table:table-cell table:formula="of:=T(IF([$тест1.P47]=1;ORG.OPENOFFICE.STYLE(&quot;граница&quot;);ORG.OPENOFFICE.STYLE(&quot;Стандарт&quot;)))">
            <text:p/>
          </table:table-cell>
          <table:table-cell table:formula="of:=T(IF([$тест1.Q47]=1;ORG.OPENOFFICE.STYLE(&quot;граница&quot;);ORG.OPENOFFICE.STYLE(&quot;Стандарт&quot;)))">
            <text:p/>
          </table:table-cell>
          <table:table-cell table:formula="of:=T(IF([$тест1.R47]=1;ORG.OPENOFFICE.STYLE(&quot;граница&quot;);ORG.OPENOFFICE.STYLE(&quot;Стандарт&quot;)))">
            <text:p/>
          </table:table-cell>
          <table:table-cell table:formula="of:=T(IF([$тест1.S47]=1;ORG.OPENOFFICE.STYLE(&quot;граница&quot;);ORG.OPENOFFICE.STYLE(&quot;Стандарт&quot;)))">
            <text:p/>
          </table:table-cell>
          <table:table-cell table:formula="of:=T(IF([$тест1.T47]=1;ORG.OPENOFFICE.STYLE(&quot;граница&quot;);ORG.OPENOFFICE.STYLE(&quot;Стандарт&quot;)))">
            <text:p/>
          </table:table-cell>
          <table:table-cell table:formula="of:=T(IF([$тест1.U47]=1;ORG.OPENOFFICE.STYLE(&quot;граница&quot;);ORG.OPENOFFICE.STYLE(&quot;Стандарт&quot;)))">
            <text:p/>
          </table:table-cell>
          <table:table-cell table:formula="of:=T(IF([$тест1.V47]=1;ORG.OPENOFFICE.STYLE(&quot;граница&quot;);ORG.OPENOFFICE.STYLE(&quot;Стандарт&quot;)))">
            <text:p/>
          </table:table-cell>
          <table:table-cell table:formula="of:=T(IF([$тест1.W47]=1;ORG.OPENOFFICE.STYLE(&quot;граница&quot;);ORG.OPENOFFICE.STYLE(&quot;Стандарт&quot;)))">
            <text:p/>
          </table:table-cell>
          <table:table-cell table:formula="of:=T(IF([$тест1.X47]=1;ORG.OPENOFFICE.STYLE(&quot;граница&quot;);ORG.OPENOFFICE.STYLE(&quot;Стандарт&quot;)))">
            <text:p/>
          </table:table-cell>
          <table:table-cell table:formula="of:=T(IF([$тест1.Y47]=1;ORG.OPENOFFICE.STYLE(&quot;граница&quot;);ORG.OPENOFFICE.STYLE(&quot;Стандарт&quot;)))">
            <text:p/>
          </table:table-cell>
          <table:table-cell table:formula="of:=T(IF([$тест1.Z47]=1;ORG.OPENOFFICE.STYLE(&quot;граница&quot;);ORG.OPENOFFICE.STYLE(&quot;Стандарт&quot;)))">
            <text:p/>
          </table:table-cell>
          <table:table-cell table:formula="of:=T(IF([$тест1.AA47]=1;ORG.OPENOFFICE.STYLE(&quot;граница&quot;);ORG.OPENOFFICE.STYLE(&quot;Стандарт&quot;)))">
            <text:p/>
          </table:table-cell>
          <table:table-cell table:formula="of:=T(IF([$тест1.AB47]=1;ORG.OPENOFFICE.STYLE(&quot;граница&quot;);ORG.OPENOFFICE.STYLE(&quot;Стандарт&quot;)))">
            <text:p/>
          </table:table-cell>
          <table:table-cell table:formula="of:=T(IF([$тест1.AC47]=1;ORG.OPENOFFICE.STYLE(&quot;граница&quot;);ORG.OPENOFFICE.STYLE(&quot;Стандарт&quot;)))">
            <text:p/>
          </table:table-cell>
          <table:table-cell table:formula="of:=T(IF([$тест1.AD47]=1;ORG.OPENOFFICE.STYLE(&quot;граница&quot;);ORG.OPENOFFICE.STYLE(&quot;Стандарт&quot;)))">
            <text:p/>
          </table:table-cell>
          <table:table-cell table:formula="of:=T(IF([$тест1.AE47]=1;ORG.OPENOFFICE.STYLE(&quot;граница&quot;);ORG.OPENOFFICE.STYLE(&quot;Стандарт&quot;)))">
            <text:p/>
          </table:table-cell>
          <table:table-cell table:formula="of:=T(IF([$тест1.AF47]=1;ORG.OPENOFFICE.STYLE(&quot;граница&quot;);ORG.OPENOFFICE.STYLE(&quot;Стандарт&quot;)))">
            <text:p/>
          </table:table-cell>
          <table:table-cell table:formula="of:=T(IF([$тест1.AG47]=1;ORG.OPENOFFICE.STYLE(&quot;граница&quot;);ORG.OPENOFFICE.STYLE(&quot;Стандарт&quot;)))">
            <text:p/>
          </table:table-cell>
          <table:table-cell table:formula="of:=T(IF([$тест1.AH47]=1;ORG.OPENOFFICE.STYLE(&quot;граница&quot;);ORG.OPENOFFICE.STYLE(&quot;Стандарт&quot;)))">
            <text:p/>
          </table:table-cell>
          <table:table-cell table:formula="of:=T(IF([$тест1.AI47]=1;ORG.OPENOFFICE.STYLE(&quot;граница&quot;);ORG.OPENOFFICE.STYLE(&quot;Стандарт&quot;)))">
            <text:p/>
          </table:table-cell>
          <table:table-cell table:formula="of:=T(IF([$тест1.AJ47]=1;ORG.OPENOFFICE.STYLE(&quot;граница&quot;);ORG.OPENOFFICE.STYLE(&quot;Стандарт&quot;)))">
            <text:p/>
          </table:table-cell>
          <table:table-cell table:formula="of:=T(IF([$тест1.AK47]=1;ORG.OPENOFFICE.STYLE(&quot;граница&quot;);ORG.OPENOFFICE.STYLE(&quot;Стандарт&quot;)))">
            <text:p/>
          </table:table-cell>
          <table:table-cell table:formula="of:=T(IF([$тест1.AL47]=1;ORG.OPENOFFICE.STYLE(&quot;граница&quot;);ORG.OPENOFFICE.STYLE(&quot;Стандарт&quot;)))">
            <text:p/>
          </table:table-cell>
          <table:table-cell table:formula="of:=T(IF([$тест1.AM47]=1;ORG.OPENOFFICE.STYLE(&quot;граница&quot;);ORG.OPENOFFICE.STYLE(&quot;Стандарт&quot;)))">
            <text:p/>
          </table:table-cell>
          <table:table-cell table:formula="of:=T(IF([$тест1.AN47]=1;ORG.OPENOFFICE.STYLE(&quot;граница&quot;);ORG.OPENOFFICE.STYLE(&quot;Стандарт&quot;)))">
            <text:p/>
          </table:table-cell>
          <table:table-cell table:formula="of:=T(IF([$тест1.AO47]=1;ORG.OPENOFFICE.STYLE(&quot;граница&quot;);ORG.OPENOFFICE.STYLE(&quot;Стандарт&quot;)))">
            <text:p/>
          </table:table-cell>
          <table:table-cell table:formula="of:=T(IF([$тест1.AP47]=1;ORG.OPENOFFICE.STYLE(&quot;граница&quot;);ORG.OPENOFFICE.STYLE(&quot;Стандарт&quot;)))">
            <text:p/>
          </table:table-cell>
          <table:table-cell table:formula="of:=T(IF([$тест1.AQ47]=1;ORG.OPENOFFICE.STYLE(&quot;граница&quot;);ORG.OPENOFFICE.STYLE(&quot;Стандарт&quot;)))">
            <text:p/>
          </table:table-cell>
          <table:table-cell table:formula="of:=T(IF([$тест1.AR47]=1;ORG.OPENOFFICE.STYLE(&quot;граница&quot;);ORG.OPENOFFICE.STYLE(&quot;Стандарт&quot;)))">
            <text:p/>
          </table:table-cell>
          <table:table-cell table:formula="of:=T(IF([$тест1.AS47]=1;ORG.OPENOFFICE.STYLE(&quot;граница&quot;);ORG.OPENOFFICE.STYLE(&quot;Стандарт&quot;)))">
            <text:p/>
          </table:table-cell>
          <table:table-cell table:formula="of:=T(IF([$тест1.AT47]=1;ORG.OPENOFFICE.STYLE(&quot;граница&quot;);ORG.OPENOFFICE.STYLE(&quot;Стандарт&quot;)))">
            <text:p/>
          </table:table-cell>
          <table:table-cell table:formula="of:=T(IF([$тест1.AU47]=1;ORG.OPENOFFICE.STYLE(&quot;граница&quot;);ORG.OPENOFFICE.STYLE(&quot;Стандарт&quot;)))">
            <text:p/>
          </table:table-cell>
          <table:table-cell table:formula="of:=T(IF([$тест1.AV47]=1;ORG.OPENOFFICE.STYLE(&quot;граница&quot;);ORG.OPENOFFICE.STYLE(&quot;Стандарт&quot;)))">
            <text:p/>
          </table:table-cell>
          <table:table-cell table:formula="of:=T(IF([$тест1.AW47]=1;ORG.OPENOFFICE.STYLE(&quot;граница&quot;);ORG.OPENOFFICE.STYLE(&quot;Стандарт&quot;)))">
            <text:p/>
          </table:table-cell>
          <table:table-cell table:formula="of:=T(IF([$тест1.AX4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8]=1;ORG.OPENOFFICE.STYLE(&quot;граница&quot;);ORG.OPENOFFICE.STYLE(&quot;Стандарт&quot;)))">
            <text:p/>
          </table:table-cell>
          <table:table-cell table:formula="of:=T(IF([$тест1.C48]=1;ORG.OPENOFFICE.STYLE(&quot;граница&quot;);ORG.OPENOFFICE.STYLE(&quot;Стандарт&quot;)))">
            <text:p/>
          </table:table-cell>
          <table:table-cell table:formula="of:=T(IF([$тест1.D48]=1;ORG.OPENOFFICE.STYLE(&quot;граница&quot;);ORG.OPENOFFICE.STYLE(&quot;Стандарт&quot;)))">
            <text:p/>
          </table:table-cell>
          <table:table-cell table:formula="of:=T(IF([$тест1.E48]=1;ORG.OPENOFFICE.STYLE(&quot;граница&quot;);ORG.OPENOFFICE.STYLE(&quot;Стандарт&quot;)))">
            <text:p/>
          </table:table-cell>
          <table:table-cell table:formula="of:=T(IF([$тест1.F48]=1;ORG.OPENOFFICE.STYLE(&quot;граница&quot;);ORG.OPENOFFICE.STYLE(&quot;Стандарт&quot;)))">
            <text:p/>
          </table:table-cell>
          <table:table-cell table:formula="of:=T(IF([$тест1.G48]=1;ORG.OPENOFFICE.STYLE(&quot;граница&quot;);ORG.OPENOFFICE.STYLE(&quot;Стандарт&quot;)))">
            <text:p/>
          </table:table-cell>
          <table:table-cell table:formula="of:=T(IF([$тест1.H48]=1;ORG.OPENOFFICE.STYLE(&quot;граница&quot;);ORG.OPENOFFICE.STYLE(&quot;Стандарт&quot;)))">
            <text:p/>
          </table:table-cell>
          <table:table-cell table:formula="of:=T(IF([$тест1.I48]=1;ORG.OPENOFFICE.STYLE(&quot;граница&quot;);ORG.OPENOFFICE.STYLE(&quot;Стандарт&quot;)))">
            <text:p/>
          </table:table-cell>
          <table:table-cell table:formula="of:=T(IF([$тест1.J48]=1;ORG.OPENOFFICE.STYLE(&quot;граница&quot;);ORG.OPENOFFICE.STYLE(&quot;Стандарт&quot;)))">
            <text:p/>
          </table:table-cell>
          <table:table-cell table:formula="of:=T(IF([$тест1.K48]=1;ORG.OPENOFFICE.STYLE(&quot;граница&quot;);ORG.OPENOFFICE.STYLE(&quot;Стандарт&quot;)))">
            <text:p/>
          </table:table-cell>
          <table:table-cell table:formula="of:=T(IF([$тест1.L48]=1;ORG.OPENOFFICE.STYLE(&quot;граница&quot;);ORG.OPENOFFICE.STYLE(&quot;Стандарт&quot;)))">
            <text:p/>
          </table:table-cell>
          <table:table-cell table:formula="of:=T(IF([$тест1.M48]=1;ORG.OPENOFFICE.STYLE(&quot;граница&quot;);ORG.OPENOFFICE.STYLE(&quot;Стандарт&quot;)))">
            <text:p/>
          </table:table-cell>
          <table:table-cell table:formula="of:=T(IF([$тест1.N48]=1;ORG.OPENOFFICE.STYLE(&quot;граница&quot;);ORG.OPENOFFICE.STYLE(&quot;Стандарт&quot;)))">
            <text:p/>
          </table:table-cell>
          <table:table-cell table:formula="of:=T(IF([$тест1.O48]=1;ORG.OPENOFFICE.STYLE(&quot;граница&quot;);ORG.OPENOFFICE.STYLE(&quot;Стандарт&quot;)))">
            <text:p/>
          </table:table-cell>
          <table:table-cell table:formula="of:=T(IF([$тест1.P48]=1;ORG.OPENOFFICE.STYLE(&quot;граница&quot;);ORG.OPENOFFICE.STYLE(&quot;Стандарт&quot;)))">
            <text:p/>
          </table:table-cell>
          <table:table-cell table:formula="of:=T(IF([$тест1.Q48]=1;ORG.OPENOFFICE.STYLE(&quot;граница&quot;);ORG.OPENOFFICE.STYLE(&quot;Стандарт&quot;)))">
            <text:p/>
          </table:table-cell>
          <table:table-cell table:formula="of:=T(IF([$тест1.R48]=1;ORG.OPENOFFICE.STYLE(&quot;граница&quot;);ORG.OPENOFFICE.STYLE(&quot;Стандарт&quot;)))">
            <text:p/>
          </table:table-cell>
          <table:table-cell table:formula="of:=T(IF([$тест1.S48]=1;ORG.OPENOFFICE.STYLE(&quot;граница&quot;);ORG.OPENOFFICE.STYLE(&quot;Стандарт&quot;)))">
            <text:p/>
          </table:table-cell>
          <table:table-cell table:formula="of:=T(IF([$тест1.T48]=1;ORG.OPENOFFICE.STYLE(&quot;граница&quot;);ORG.OPENOFFICE.STYLE(&quot;Стандарт&quot;)))">
            <text:p/>
          </table:table-cell>
          <table:table-cell table:formula="of:=T(IF([$тест1.U48]=1;ORG.OPENOFFICE.STYLE(&quot;граница&quot;);ORG.OPENOFFICE.STYLE(&quot;Стандарт&quot;)))">
            <text:p/>
          </table:table-cell>
          <table:table-cell table:formula="of:=T(IF([$тест1.V48]=1;ORG.OPENOFFICE.STYLE(&quot;граница&quot;);ORG.OPENOFFICE.STYLE(&quot;Стандарт&quot;)))">
            <text:p/>
          </table:table-cell>
          <table:table-cell table:formula="of:=T(IF([$тест1.W48]=1;ORG.OPENOFFICE.STYLE(&quot;граница&quot;);ORG.OPENOFFICE.STYLE(&quot;Стандарт&quot;)))">
            <text:p/>
          </table:table-cell>
          <table:table-cell table:formula="of:=T(IF([$тест1.X48]=1;ORG.OPENOFFICE.STYLE(&quot;граница&quot;);ORG.OPENOFFICE.STYLE(&quot;Стандарт&quot;)))">
            <text:p/>
          </table:table-cell>
          <table:table-cell table:formula="of:=T(IF([$тест1.Y48]=1;ORG.OPENOFFICE.STYLE(&quot;граница&quot;);ORG.OPENOFFICE.STYLE(&quot;Стандарт&quot;)))">
            <text:p/>
          </table:table-cell>
          <table:table-cell table:formula="of:=T(IF([$тест1.Z48]=1;ORG.OPENOFFICE.STYLE(&quot;граница&quot;);ORG.OPENOFFICE.STYLE(&quot;Стандарт&quot;)))">
            <text:p/>
          </table:table-cell>
          <table:table-cell table:formula="of:=T(IF([$тест1.AA48]=1;ORG.OPENOFFICE.STYLE(&quot;граница&quot;);ORG.OPENOFFICE.STYLE(&quot;Стандарт&quot;)))">
            <text:p/>
          </table:table-cell>
          <table:table-cell table:formula="of:=T(IF([$тест1.AB48]=1;ORG.OPENOFFICE.STYLE(&quot;граница&quot;);ORG.OPENOFFICE.STYLE(&quot;Стандарт&quot;)))">
            <text:p/>
          </table:table-cell>
          <table:table-cell table:formula="of:=T(IF([$тест1.AC48]=1;ORG.OPENOFFICE.STYLE(&quot;граница&quot;);ORG.OPENOFFICE.STYLE(&quot;Стандарт&quot;)))">
            <text:p/>
          </table:table-cell>
          <table:table-cell table:formula="of:=T(IF([$тест1.AD48]=1;ORG.OPENOFFICE.STYLE(&quot;граница&quot;);ORG.OPENOFFICE.STYLE(&quot;Стандарт&quot;)))">
            <text:p/>
          </table:table-cell>
          <table:table-cell table:formula="of:=T(IF([$тест1.AE48]=1;ORG.OPENOFFICE.STYLE(&quot;граница&quot;);ORG.OPENOFFICE.STYLE(&quot;Стандарт&quot;)))">
            <text:p/>
          </table:table-cell>
          <table:table-cell table:formula="of:=T(IF([$тест1.AF48]=1;ORG.OPENOFFICE.STYLE(&quot;граница&quot;);ORG.OPENOFFICE.STYLE(&quot;Стандарт&quot;)))">
            <text:p/>
          </table:table-cell>
          <table:table-cell table:formula="of:=T(IF([$тест1.AG48]=1;ORG.OPENOFFICE.STYLE(&quot;граница&quot;);ORG.OPENOFFICE.STYLE(&quot;Стандарт&quot;)))">
            <text:p/>
          </table:table-cell>
          <table:table-cell table:formula="of:=T(IF([$тест1.AH48]=1;ORG.OPENOFFICE.STYLE(&quot;граница&quot;);ORG.OPENOFFICE.STYLE(&quot;Стандарт&quot;)))">
            <text:p/>
          </table:table-cell>
          <table:table-cell table:formula="of:=T(IF([$тест1.AI48]=1;ORG.OPENOFFICE.STYLE(&quot;граница&quot;);ORG.OPENOFFICE.STYLE(&quot;Стандарт&quot;)))">
            <text:p/>
          </table:table-cell>
          <table:table-cell table:formula="of:=T(IF([$тест1.AJ48]=1;ORG.OPENOFFICE.STYLE(&quot;граница&quot;);ORG.OPENOFFICE.STYLE(&quot;Стандарт&quot;)))">
            <text:p/>
          </table:table-cell>
          <table:table-cell table:formula="of:=T(IF([$тест1.AK48]=1;ORG.OPENOFFICE.STYLE(&quot;граница&quot;);ORG.OPENOFFICE.STYLE(&quot;Стандарт&quot;)))">
            <text:p/>
          </table:table-cell>
          <table:table-cell table:formula="of:=T(IF([$тест1.AL48]=1;ORG.OPENOFFICE.STYLE(&quot;граница&quot;);ORG.OPENOFFICE.STYLE(&quot;Стандарт&quot;)))">
            <text:p/>
          </table:table-cell>
          <table:table-cell table:formula="of:=T(IF([$тест1.AM48]=1;ORG.OPENOFFICE.STYLE(&quot;граница&quot;);ORG.OPENOFFICE.STYLE(&quot;Стандарт&quot;)))">
            <text:p/>
          </table:table-cell>
          <table:table-cell table:formula="of:=T(IF([$тест1.AN48]=1;ORG.OPENOFFICE.STYLE(&quot;граница&quot;);ORG.OPENOFFICE.STYLE(&quot;Стандарт&quot;)))">
            <text:p/>
          </table:table-cell>
          <table:table-cell table:formula="of:=T(IF([$тест1.AO48]=1;ORG.OPENOFFICE.STYLE(&quot;граница&quot;);ORG.OPENOFFICE.STYLE(&quot;Стандарт&quot;)))">
            <text:p/>
          </table:table-cell>
          <table:table-cell table:formula="of:=T(IF([$тест1.AP48]=1;ORG.OPENOFFICE.STYLE(&quot;граница&quot;);ORG.OPENOFFICE.STYLE(&quot;Стандарт&quot;)))">
            <text:p/>
          </table:table-cell>
          <table:table-cell table:formula="of:=T(IF([$тест1.AQ48]=1;ORG.OPENOFFICE.STYLE(&quot;граница&quot;);ORG.OPENOFFICE.STYLE(&quot;Стандарт&quot;)))">
            <text:p/>
          </table:table-cell>
          <table:table-cell table:formula="of:=T(IF([$тест1.AR48]=1;ORG.OPENOFFICE.STYLE(&quot;граница&quot;);ORG.OPENOFFICE.STYLE(&quot;Стандарт&quot;)))">
            <text:p/>
          </table:table-cell>
          <table:table-cell table:formula="of:=T(IF([$тест1.AS48]=1;ORG.OPENOFFICE.STYLE(&quot;граница&quot;);ORG.OPENOFFICE.STYLE(&quot;Стандарт&quot;)))">
            <text:p/>
          </table:table-cell>
          <table:table-cell table:formula="of:=T(IF([$тест1.AT48]=1;ORG.OPENOFFICE.STYLE(&quot;граница&quot;);ORG.OPENOFFICE.STYLE(&quot;Стандарт&quot;)))">
            <text:p/>
          </table:table-cell>
          <table:table-cell table:formula="of:=T(IF([$тест1.AU48]=1;ORG.OPENOFFICE.STYLE(&quot;граница&quot;);ORG.OPENOFFICE.STYLE(&quot;Стандарт&quot;)))">
            <text:p/>
          </table:table-cell>
          <table:table-cell table:formula="of:=T(IF([$тест1.AV48]=1;ORG.OPENOFFICE.STYLE(&quot;граница&quot;);ORG.OPENOFFICE.STYLE(&quot;Стандарт&quot;)))">
            <text:p/>
          </table:table-cell>
          <table:table-cell table:formula="of:=T(IF([$тест1.AW48]=1;ORG.OPENOFFICE.STYLE(&quot;граница&quot;);ORG.OPENOFFICE.STYLE(&quot;Стандарт&quot;)))">
            <text:p/>
          </table:table-cell>
          <table:table-cell table:formula="of:=T(IF([$тест1.AX4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1.B49]=1;ORG.OPENOFFICE.STYLE(&quot;граница&quot;);ORG.OPENOFFICE.STYLE(&quot;Стандарт&quot;)))">
            <text:p/>
          </table:table-cell>
          <table:table-cell table:formula="of:=T(IF([$тест1.C49]=1;ORG.OPENOFFICE.STYLE(&quot;граница&quot;);ORG.OPENOFFICE.STYLE(&quot;Стандарт&quot;)))">
            <text:p/>
          </table:table-cell>
          <table:table-cell table:formula="of:=T(IF([$тест1.D49]=1;ORG.OPENOFFICE.STYLE(&quot;граница&quot;);ORG.OPENOFFICE.STYLE(&quot;Стандарт&quot;)))">
            <text:p/>
          </table:table-cell>
          <table:table-cell table:formula="of:=T(IF([$тест1.E49]=1;ORG.OPENOFFICE.STYLE(&quot;граница&quot;);ORG.OPENOFFICE.STYLE(&quot;Стандарт&quot;)))">
            <text:p/>
          </table:table-cell>
          <table:table-cell table:formula="of:=T(IF([$тест1.F49]=1;ORG.OPENOFFICE.STYLE(&quot;граница&quot;);ORG.OPENOFFICE.STYLE(&quot;Стандарт&quot;)))">
            <text:p/>
          </table:table-cell>
          <table:table-cell table:formula="of:=T(IF([$тест1.G49]=1;ORG.OPENOFFICE.STYLE(&quot;граница&quot;);ORG.OPENOFFICE.STYLE(&quot;Стандарт&quot;)))">
            <text:p/>
          </table:table-cell>
          <table:table-cell table:formula="of:=T(IF([$тест1.H49]=1;ORG.OPENOFFICE.STYLE(&quot;граница&quot;);ORG.OPENOFFICE.STYLE(&quot;Стандарт&quot;)))">
            <text:p/>
          </table:table-cell>
          <table:table-cell table:formula="of:=T(IF([$тест1.I49]=1;ORG.OPENOFFICE.STYLE(&quot;граница&quot;);ORG.OPENOFFICE.STYLE(&quot;Стандарт&quot;)))">
            <text:p/>
          </table:table-cell>
          <table:table-cell table:formula="of:=T(IF([$тест1.J49]=1;ORG.OPENOFFICE.STYLE(&quot;граница&quot;);ORG.OPENOFFICE.STYLE(&quot;Стандарт&quot;)))">
            <text:p/>
          </table:table-cell>
          <table:table-cell table:formula="of:=T(IF([$тест1.K49]=1;ORG.OPENOFFICE.STYLE(&quot;граница&quot;);ORG.OPENOFFICE.STYLE(&quot;Стандарт&quot;)))">
            <text:p/>
          </table:table-cell>
          <table:table-cell table:formula="of:=T(IF([$тест1.L49]=1;ORG.OPENOFFICE.STYLE(&quot;граница&quot;);ORG.OPENOFFICE.STYLE(&quot;Стандарт&quot;)))">
            <text:p/>
          </table:table-cell>
          <table:table-cell table:formula="of:=T(IF([$тест1.M49]=1;ORG.OPENOFFICE.STYLE(&quot;граница&quot;);ORG.OPENOFFICE.STYLE(&quot;Стандарт&quot;)))">
            <text:p/>
          </table:table-cell>
          <table:table-cell table:formula="of:=T(IF([$тест1.N49]=1;ORG.OPENOFFICE.STYLE(&quot;граница&quot;);ORG.OPENOFFICE.STYLE(&quot;Стандарт&quot;)))">
            <text:p/>
          </table:table-cell>
          <table:table-cell table:formula="of:=T(IF([$тест1.O49]=1;ORG.OPENOFFICE.STYLE(&quot;граница&quot;);ORG.OPENOFFICE.STYLE(&quot;Стандарт&quot;)))">
            <text:p/>
          </table:table-cell>
          <table:table-cell table:formula="of:=T(IF([$тест1.P49]=1;ORG.OPENOFFICE.STYLE(&quot;граница&quot;);ORG.OPENOFFICE.STYLE(&quot;Стандарт&quot;)))">
            <text:p/>
          </table:table-cell>
          <table:table-cell table:formula="of:=T(IF([$тест1.Q49]=1;ORG.OPENOFFICE.STYLE(&quot;граница&quot;);ORG.OPENOFFICE.STYLE(&quot;Стандарт&quot;)))">
            <text:p/>
          </table:table-cell>
          <table:table-cell table:formula="of:=T(IF([$тест1.R49]=1;ORG.OPENOFFICE.STYLE(&quot;граница&quot;);ORG.OPENOFFICE.STYLE(&quot;Стандарт&quot;)))">
            <text:p/>
          </table:table-cell>
          <table:table-cell table:formula="of:=T(IF([$тест1.S49]=1;ORG.OPENOFFICE.STYLE(&quot;граница&quot;);ORG.OPENOFFICE.STYLE(&quot;Стандарт&quot;)))">
            <text:p/>
          </table:table-cell>
          <table:table-cell table:formula="of:=T(IF([$тест1.T49]=1;ORG.OPENOFFICE.STYLE(&quot;граница&quot;);ORG.OPENOFFICE.STYLE(&quot;Стандарт&quot;)))">
            <text:p/>
          </table:table-cell>
          <table:table-cell table:formula="of:=T(IF([$тест1.U49]=1;ORG.OPENOFFICE.STYLE(&quot;граница&quot;);ORG.OPENOFFICE.STYLE(&quot;Стандарт&quot;)))">
            <text:p/>
          </table:table-cell>
          <table:table-cell table:formula="of:=T(IF([$тест1.V49]=1;ORG.OPENOFFICE.STYLE(&quot;граница&quot;);ORG.OPENOFFICE.STYLE(&quot;Стандарт&quot;)))">
            <text:p/>
          </table:table-cell>
          <table:table-cell table:formula="of:=T(IF([$тест1.W49]=1;ORG.OPENOFFICE.STYLE(&quot;граница&quot;);ORG.OPENOFFICE.STYLE(&quot;Стандарт&quot;)))">
            <text:p/>
          </table:table-cell>
          <table:table-cell table:formula="of:=T(IF([$тест1.X49]=1;ORG.OPENOFFICE.STYLE(&quot;граница&quot;);ORG.OPENOFFICE.STYLE(&quot;Стандарт&quot;)))">
            <text:p/>
          </table:table-cell>
          <table:table-cell table:formula="of:=T(IF([$тест1.Y49]=1;ORG.OPENOFFICE.STYLE(&quot;граница&quot;);ORG.OPENOFFICE.STYLE(&quot;Стандарт&quot;)))">
            <text:p/>
          </table:table-cell>
          <table:table-cell table:formula="of:=T(IF([$тест1.Z49]=1;ORG.OPENOFFICE.STYLE(&quot;граница&quot;);ORG.OPENOFFICE.STYLE(&quot;Стандарт&quot;)))">
            <text:p/>
          </table:table-cell>
          <table:table-cell table:formula="of:=T(IF([$тест1.AA49]=1;ORG.OPENOFFICE.STYLE(&quot;граница&quot;);ORG.OPENOFFICE.STYLE(&quot;Стандарт&quot;)))">
            <text:p/>
          </table:table-cell>
          <table:table-cell table:formula="of:=T(IF([$тест1.AB49]=1;ORG.OPENOFFICE.STYLE(&quot;граница&quot;);ORG.OPENOFFICE.STYLE(&quot;Стандарт&quot;)))">
            <text:p/>
          </table:table-cell>
          <table:table-cell table:formula="of:=T(IF([$тест1.AC49]=1;ORG.OPENOFFICE.STYLE(&quot;граница&quot;);ORG.OPENOFFICE.STYLE(&quot;Стандарт&quot;)))">
            <text:p/>
          </table:table-cell>
          <table:table-cell table:formula="of:=T(IF([$тест1.AD49]=1;ORG.OPENOFFICE.STYLE(&quot;граница&quot;);ORG.OPENOFFICE.STYLE(&quot;Стандарт&quot;)))">
            <text:p/>
          </table:table-cell>
          <table:table-cell table:formula="of:=T(IF([$тест1.AE49]=1;ORG.OPENOFFICE.STYLE(&quot;граница&quot;);ORG.OPENOFFICE.STYLE(&quot;Стандарт&quot;)))">
            <text:p/>
          </table:table-cell>
          <table:table-cell table:formula="of:=T(IF([$тест1.AF49]=1;ORG.OPENOFFICE.STYLE(&quot;граница&quot;);ORG.OPENOFFICE.STYLE(&quot;Стандарт&quot;)))">
            <text:p/>
          </table:table-cell>
          <table:table-cell table:formula="of:=T(IF([$тест1.AG49]=1;ORG.OPENOFFICE.STYLE(&quot;граница&quot;);ORG.OPENOFFICE.STYLE(&quot;Стандарт&quot;)))">
            <text:p/>
          </table:table-cell>
          <table:table-cell table:formula="of:=T(IF([$тест1.AH49]=1;ORG.OPENOFFICE.STYLE(&quot;граница&quot;);ORG.OPENOFFICE.STYLE(&quot;Стандарт&quot;)))">
            <text:p/>
          </table:table-cell>
          <table:table-cell table:formula="of:=T(IF([$тест1.AI49]=1;ORG.OPENOFFICE.STYLE(&quot;граница&quot;);ORG.OPENOFFICE.STYLE(&quot;Стандарт&quot;)))">
            <text:p/>
          </table:table-cell>
          <table:table-cell table:formula="of:=T(IF([$тест1.AJ49]=1;ORG.OPENOFFICE.STYLE(&quot;граница&quot;);ORG.OPENOFFICE.STYLE(&quot;Стандарт&quot;)))">
            <text:p/>
          </table:table-cell>
          <table:table-cell table:formula="of:=T(IF([$тест1.AK49]=1;ORG.OPENOFFICE.STYLE(&quot;граница&quot;);ORG.OPENOFFICE.STYLE(&quot;Стандарт&quot;)))">
            <text:p/>
          </table:table-cell>
          <table:table-cell table:formula="of:=T(IF([$тест1.AL49]=1;ORG.OPENOFFICE.STYLE(&quot;граница&quot;);ORG.OPENOFFICE.STYLE(&quot;Стандарт&quot;)))">
            <text:p/>
          </table:table-cell>
          <table:table-cell table:formula="of:=T(IF([$тест1.AM49]=1;ORG.OPENOFFICE.STYLE(&quot;граница&quot;);ORG.OPENOFFICE.STYLE(&quot;Стандарт&quot;)))">
            <text:p/>
          </table:table-cell>
          <table:table-cell table:formula="of:=T(IF([$тест1.AN49]=1;ORG.OPENOFFICE.STYLE(&quot;граница&quot;);ORG.OPENOFFICE.STYLE(&quot;Стандарт&quot;)))">
            <text:p/>
          </table:table-cell>
          <table:table-cell table:formula="of:=T(IF([$тест1.AO49]=1;ORG.OPENOFFICE.STYLE(&quot;граница&quot;);ORG.OPENOFFICE.STYLE(&quot;Стандарт&quot;)))">
            <text:p/>
          </table:table-cell>
          <table:table-cell table:formula="of:=T(IF([$тест1.AP49]=1;ORG.OPENOFFICE.STYLE(&quot;граница&quot;);ORG.OPENOFFICE.STYLE(&quot;Стандарт&quot;)))">
            <text:p/>
          </table:table-cell>
          <table:table-cell table:formula="of:=T(IF([$тест1.AQ49]=1;ORG.OPENOFFICE.STYLE(&quot;граница&quot;);ORG.OPENOFFICE.STYLE(&quot;Стандарт&quot;)))">
            <text:p/>
          </table:table-cell>
          <table:table-cell table:formula="of:=T(IF([$тест1.AR49]=1;ORG.OPENOFFICE.STYLE(&quot;граница&quot;);ORG.OPENOFFICE.STYLE(&quot;Стандарт&quot;)))">
            <text:p/>
          </table:table-cell>
          <table:table-cell table:formula="of:=T(IF([$тест1.AS49]=1;ORG.OPENOFFICE.STYLE(&quot;граница&quot;);ORG.OPENOFFICE.STYLE(&quot;Стандарт&quot;)))">
            <text:p/>
          </table:table-cell>
          <table:table-cell table:formula="of:=T(IF([$тест1.AT49]=1;ORG.OPENOFFICE.STYLE(&quot;граница&quot;);ORG.OPENOFFICE.STYLE(&quot;Стандарт&quot;)))">
            <text:p/>
          </table:table-cell>
          <table:table-cell table:formula="of:=T(IF([$тест1.AU49]=1;ORG.OPENOFFICE.STYLE(&quot;граница&quot;);ORG.OPENOFFICE.STYLE(&quot;Стандарт&quot;)))">
            <text:p/>
          </table:table-cell>
          <table:table-cell table:formula="of:=T(IF([$тест1.AV49]=1;ORG.OPENOFFICE.STYLE(&quot;граница&quot;);ORG.OPENOFFICE.STYLE(&quot;Стандарт&quot;)))">
            <text:p/>
          </table:table-cell>
          <table:table-cell table:formula="of:=T(IF([$тест1.AW49]=1;ORG.OPENOFFICE.STYLE(&quot;граница&quot;);ORG.OPENOFFICE.STYLE(&quot;Стандарт&quot;)))">
            <text:p/>
          </table:table-cell>
          <table:table-cell table:formula="of:=T(IF([$тест1.AX49]=1;ORG.OPENOFFICE.STYLE(&quot;граница&quot;);ORG.OPENOFFICE.STYLE(&quot;Стандарт&quot;)))">
            <text:p/>
          </table:table-cell>
        </table:table-row>
        <table:table-row table:style-name="ro1" table:number-rows-repeated="1048526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тест2" table:style-name="ta1">
        <table:table-column table:style-name="co1" table:default-cell-style-name="ce5"/>
        <table:table-column table:style-name="co1" table:number-columns-repeated="49" table:default-cell-style-name="Default"/>
        <table:table-column table:style-name="co2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8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1" table:number-rows-repeated="1048534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тест_2" table:style-name="ta1">
        <table:table-column table:style-name="co1" table:default-cell-style-name="ce5"/>
        <table:table-column table:style-name="co1" table:number-columns-repeated="49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граница" table:formula="of:=T(IF([$тест2.B2]=1;ORG.OPENOFFICE.STYLE(&quot;граница&quot;);ORG.OPENOFFICE.STYLE(&quot;Стандарт&quot;)))">
            <text:p/>
          </table:table-cell>
          <table:table-cell table:style-name="граница" table:formula="of:=T(IF([$тест2.C2]=1;ORG.OPENOFFICE.STYLE(&quot;граница&quot;);ORG.OPENOFFICE.STYLE(&quot;Стандарт&quot;)))">
            <text:p/>
          </table:table-cell>
          <table:table-cell table:style-name="граница" table:formula="of:=T(IF([$тест2.D2]=1;ORG.OPENOFFICE.STYLE(&quot;граница&quot;);ORG.OPENOFFICE.STYLE(&quot;Стандарт&quot;)))">
            <text:p/>
          </table:table-cell>
          <table:table-cell table:style-name="граница" table:formula="of:=T(IF([$тест2.E2]=1;ORG.OPENOFFICE.STYLE(&quot;граница&quot;);ORG.OPENOFFICE.STYLE(&quot;Стандарт&quot;)))">
            <text:p/>
          </table:table-cell>
          <table:table-cell table:style-name="граница" table:formula="of:=T(IF([$тест2.F2]=1;ORG.OPENOFFICE.STYLE(&quot;граница&quot;);ORG.OPENOFFICE.STYLE(&quot;Стандарт&quot;)))">
            <text:p/>
          </table:table-cell>
          <table:table-cell table:style-name="граница" table:formula="of:=T(IF([$тест2.G2]=1;ORG.OPENOFFICE.STYLE(&quot;граница&quot;);ORG.OPENOFFICE.STYLE(&quot;Стандарт&quot;)))">
            <text:p/>
          </table:table-cell>
          <table:table-cell table:style-name="граница" table:formula="of:=T(IF([$тест2.H2]=1;ORG.OPENOFFICE.STYLE(&quot;граница&quot;);ORG.OPENOFFICE.STYLE(&quot;Стандарт&quot;)))">
            <text:p/>
          </table:table-cell>
          <table:table-cell table:style-name="граница" table:formula="of:=T(IF([$тест2.I2]=1;ORG.OPENOFFICE.STYLE(&quot;граница&quot;);ORG.OPENOFFICE.STYLE(&quot;Стандарт&quot;)))">
            <text:p/>
          </table:table-cell>
          <table:table-cell table:style-name="граница" table:formula="of:=T(IF([$тест2.J2]=1;ORG.OPENOFFICE.STYLE(&quot;граница&quot;);ORG.OPENOFFICE.STYLE(&quot;Стандарт&quot;)))">
            <text:p/>
          </table:table-cell>
          <table:table-cell table:style-name="граница" table:formula="of:=T(IF([$тест2.K2]=1;ORG.OPENOFFICE.STYLE(&quot;граница&quot;);ORG.OPENOFFICE.STYLE(&quot;Стандарт&quot;)))">
            <text:p/>
          </table:table-cell>
          <table:table-cell table:style-name="граница" table:formula="of:=T(IF([$тест2.L2]=1;ORG.OPENOFFICE.STYLE(&quot;граница&quot;);ORG.OPENOFFICE.STYLE(&quot;Стандарт&quot;)))">
            <text:p/>
          </table:table-cell>
          <table:table-cell table:style-name="граница" table:formula="of:=T(IF([$тест2.M2]=1;ORG.OPENOFFICE.STYLE(&quot;граница&quot;);ORG.OPENOFFICE.STYLE(&quot;Стандарт&quot;)))">
            <text:p/>
          </table:table-cell>
          <table:table-cell table:style-name="граница" table:formula="of:=T(IF([$тест2.N2]=1;ORG.OPENOFFICE.STYLE(&quot;граница&quot;);ORG.OPENOFFICE.STYLE(&quot;Стандарт&quot;)))">
            <text:p/>
          </table:table-cell>
          <table:table-cell table:style-name="граница" table:formula="of:=T(IF([$тест2.O2]=1;ORG.OPENOFFICE.STYLE(&quot;граница&quot;);ORG.OPENOFFICE.STYLE(&quot;Стандарт&quot;)))">
            <text:p/>
          </table:table-cell>
          <table:table-cell table:style-name="граница" table:formula="of:=T(IF([$тест2.P2]=1;ORG.OPENOFFICE.STYLE(&quot;граница&quot;);ORG.OPENOFFICE.STYLE(&quot;Стандарт&quot;)))">
            <text:p/>
          </table:table-cell>
          <table:table-cell table:style-name="граница" table:formula="of:=T(IF([$тест2.Q2]=1;ORG.OPENOFFICE.STYLE(&quot;граница&quot;);ORG.OPENOFFICE.STYLE(&quot;Стандарт&quot;)))">
            <text:p/>
          </table:table-cell>
          <table:table-cell table:style-name="граница" table:formula="of:=T(IF([$тест2.R2]=1;ORG.OPENOFFICE.STYLE(&quot;граница&quot;);ORG.OPENOFFICE.STYLE(&quot;Стандарт&quot;)))">
            <text:p/>
          </table:table-cell>
          <table:table-cell table:style-name="граница" table:formula="of:=T(IF([$тест2.S2]=1;ORG.OPENOFFICE.STYLE(&quot;граница&quot;);ORG.OPENOFFICE.STYLE(&quot;Стандарт&quot;)))">
            <text:p/>
          </table:table-cell>
          <table:table-cell table:style-name="граница" table:formula="of:=T(IF([$тест2.T2]=1;ORG.OPENOFFICE.STYLE(&quot;граница&quot;);ORG.OPENOFFICE.STYLE(&quot;Стандарт&quot;)))">
            <text:p/>
          </table:table-cell>
          <table:table-cell table:style-name="граница" table:formula="of:=T(IF([$тест2.U2]=1;ORG.OPENOFFICE.STYLE(&quot;граница&quot;);ORG.OPENOFFICE.STYLE(&quot;Стандарт&quot;)))">
            <text:p/>
          </table:table-cell>
          <table:table-cell table:style-name="граница" table:formula="of:=T(IF([$тест2.V2]=1;ORG.OPENOFFICE.STYLE(&quot;граница&quot;);ORG.OPENOFFICE.STYLE(&quot;Стандарт&quot;)))">
            <text:p/>
          </table:table-cell>
          <table:table-cell table:style-name="граница" table:formula="of:=T(IF([$тест2.W2]=1;ORG.OPENOFFICE.STYLE(&quot;граница&quot;);ORG.OPENOFFICE.STYLE(&quot;Стандарт&quot;)))">
            <text:p/>
          </table:table-cell>
          <table:table-cell table:style-name="граница" table:formula="of:=T(IF([$тест2.X2]=1;ORG.OPENOFFICE.STYLE(&quot;граница&quot;);ORG.OPENOFFICE.STYLE(&quot;Стандарт&quot;)))">
            <text:p/>
          </table:table-cell>
          <table:table-cell table:formula="of:=T(IF([$тест2.Y2]=1;ORG.OPENOFFICE.STYLE(&quot;граница&quot;);ORG.OPENOFFICE.STYLE(&quot;Стандарт&quot;)))">
            <text:p/>
          </table:table-cell>
          <table:table-cell table:formula="of:=T(IF([$тест2.Z2]=1;ORG.OPENOFFICE.STYLE(&quot;граница&quot;);ORG.OPENOFFICE.STYLE(&quot;Стандарт&quot;)))">
            <text:p/>
          </table:table-cell>
          <table:table-cell table:formula="of:=T(IF([$тест2.AA2]=1;ORG.OPENOFFICE.STYLE(&quot;граница&quot;);ORG.OPENOFFICE.STYLE(&quot;Стандарт&quot;)))">
            <text:p/>
          </table:table-cell>
          <table:table-cell table:formula="of:=T(IF([$тест2.AB2]=1;ORG.OPENOFFICE.STYLE(&quot;граница&quot;);ORG.OPENOFFICE.STYLE(&quot;Стандарт&quot;)))">
            <text:p/>
          </table:table-cell>
          <table:table-cell table:formula="of:=T(IF([$тест2.AC2]=1;ORG.OPENOFFICE.STYLE(&quot;граница&quot;);ORG.OPENOFFICE.STYLE(&quot;Стандарт&quot;)))">
            <text:p/>
          </table:table-cell>
          <table:table-cell table:formula="of:=T(IF([$тест2.AD2]=1;ORG.OPENOFFICE.STYLE(&quot;граница&quot;);ORG.OPENOFFICE.STYLE(&quot;Стандарт&quot;)))">
            <text:p/>
          </table:table-cell>
          <table:table-cell table:formula="of:=T(IF([$тест2.AE2]=1;ORG.OPENOFFICE.STYLE(&quot;граница&quot;);ORG.OPENOFFICE.STYLE(&quot;Стандарт&quot;)))">
            <text:p/>
          </table:table-cell>
          <table:table-cell table:formula="of:=T(IF([$тест2.AF2]=1;ORG.OPENOFFICE.STYLE(&quot;граница&quot;);ORG.OPENOFFICE.STYLE(&quot;Стандарт&quot;)))">
            <text:p/>
          </table:table-cell>
          <table:table-cell table:formula="of:=T(IF([$тест2.AG2]=1;ORG.OPENOFFICE.STYLE(&quot;граница&quot;);ORG.OPENOFFICE.STYLE(&quot;Стандарт&quot;)))">
            <text:p/>
          </table:table-cell>
          <table:table-cell table:formula="of:=T(IF([$тест2.AH2]=1;ORG.OPENOFFICE.STYLE(&quot;граница&quot;);ORG.OPENOFFICE.STYLE(&quot;Стандарт&quot;)))">
            <text:p/>
          </table:table-cell>
          <table:table-cell table:formula="of:=T(IF([$тест2.AI2]=1;ORG.OPENOFFICE.STYLE(&quot;граница&quot;);ORG.OPENOFFICE.STYLE(&quot;Стандарт&quot;)))">
            <text:p/>
          </table:table-cell>
          <table:table-cell table:formula="of:=T(IF([$тест2.AJ2]=1;ORG.OPENOFFICE.STYLE(&quot;граница&quot;);ORG.OPENOFFICE.STYLE(&quot;Стандарт&quot;)))">
            <text:p/>
          </table:table-cell>
          <table:table-cell table:formula="of:=T(IF([$тест2.AK2]=1;ORG.OPENOFFICE.STYLE(&quot;граница&quot;);ORG.OPENOFFICE.STYLE(&quot;Стандарт&quot;)))">
            <text:p/>
          </table:table-cell>
          <table:table-cell table:formula="of:=T(IF([$тест2.AL2]=1;ORG.OPENOFFICE.STYLE(&quot;граница&quot;);ORG.OPENOFFICE.STYLE(&quot;Стандарт&quot;)))">
            <text:p/>
          </table:table-cell>
          <table:table-cell table:formula="of:=T(IF([$тест2.AM2]=1;ORG.OPENOFFICE.STYLE(&quot;граница&quot;);ORG.OPENOFFICE.STYLE(&quot;Стандарт&quot;)))">
            <text:p/>
          </table:table-cell>
          <table:table-cell table:formula="of:=T(IF([$тест2.AN2]=1;ORG.OPENOFFICE.STYLE(&quot;граница&quot;);ORG.OPENOFFICE.STYLE(&quot;Стандарт&quot;)))">
            <text:p/>
          </table:table-cell>
          <table:table-cell table:formula="of:=T(IF([$тест2.AO2]=1;ORG.OPENOFFICE.STYLE(&quot;граница&quot;);ORG.OPENOFFICE.STYLE(&quot;Стандарт&quot;)))">
            <text:p/>
          </table:table-cell>
          <table:table-cell table:formula="of:=T(IF([$тест2.AP2]=1;ORG.OPENOFFICE.STYLE(&quot;граница&quot;);ORG.OPENOFFICE.STYLE(&quot;Стандарт&quot;)))">
            <text:p/>
          </table:table-cell>
          <table:table-cell table:formula="of:=T(IF([$тест2.AQ2]=1;ORG.OPENOFFICE.STYLE(&quot;граница&quot;);ORG.OPENOFFICE.STYLE(&quot;Стандарт&quot;)))">
            <text:p/>
          </table:table-cell>
          <table:table-cell table:formula="of:=T(IF([$тест2.AR2]=1;ORG.OPENOFFICE.STYLE(&quot;граница&quot;);ORG.OPENOFFICE.STYLE(&quot;Стандарт&quot;)))">
            <text:p/>
          </table:table-cell>
          <table:table-cell table:formula="of:=T(IF([$тест2.AS2]=1;ORG.OPENOFFICE.STYLE(&quot;граница&quot;);ORG.OPENOFFICE.STYLE(&quot;Стандарт&quot;)))">
            <text:p/>
          </table:table-cell>
          <table:table-cell table:formula="of:=T(IF([$тест2.AT2]=1;ORG.OPENOFFICE.STYLE(&quot;граница&quot;);ORG.OPENOFFICE.STYLE(&quot;Стандарт&quot;)))">
            <text:p/>
          </table:table-cell>
          <table:table-cell table:formula="of:=T(IF([$тест2.AU2]=1;ORG.OPENOFFICE.STYLE(&quot;граница&quot;);ORG.OPENOFFICE.STYLE(&quot;Стандарт&quot;)))">
            <text:p/>
          </table:table-cell>
          <table:table-cell table:formula="of:=T(IF([$тест2.AV2]=1;ORG.OPENOFFICE.STYLE(&quot;граница&quot;);ORG.OPENOFFICE.STYLE(&quot;Стандарт&quot;)))">
            <text:p/>
          </table:table-cell>
          <table:table-cell table:formula="of:=T(IF([$тест2.AW2]=1;ORG.OPENOFFICE.STYLE(&quot;граница&quot;);ORG.OPENOFFICE.STYLE(&quot;Стандарт&quot;)))">
            <text:p/>
          </table:table-cell>
          <table:table-cell table:formula="of:=T(IF([$тест2.AX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граница" table:formula="of:=T(IF([$тест2.B3]=1;ORG.OPENOFFICE.STYLE(&quot;граница&quot;);ORG.OPENOFFICE.STYLE(&quot;Стандарт&quot;)))">
            <text:p/>
          </table:table-cell>
          <table:table-cell table:formula="of:=T(IF([$тест2.C3]=1;ORG.OPENOFFICE.STYLE(&quot;граница&quot;);ORG.OPENOFFICE.STYLE(&quot;Стандарт&quot;)))">
            <text:p/>
          </table:table-cell>
          <table:table-cell table:formula="of:=T(IF([$тест2.D3]=1;ORG.OPENOFFICE.STYLE(&quot;граница&quot;);ORG.OPENOFFICE.STYLE(&quot;Стандарт&quot;)))">
            <text:p/>
          </table:table-cell>
          <table:table-cell table:formula="of:=T(IF([$тест2.E3]=1;ORG.OPENOFFICE.STYLE(&quot;граница&quot;);ORG.OPENOFFICE.STYLE(&quot;Стандарт&quot;)))">
            <text:p/>
          </table:table-cell>
          <table:table-cell table:formula="of:=T(IF([$тест2.F3]=1;ORG.OPENOFFICE.STYLE(&quot;граница&quot;);ORG.OPENOFFICE.STYLE(&quot;Стандарт&quot;)))">
            <text:p/>
          </table:table-cell>
          <table:table-cell table:formula="of:=T(IF([$тест2.G3]=1;ORG.OPENOFFICE.STYLE(&quot;граница&quot;);ORG.OPENOFFICE.STYLE(&quot;Стандарт&quot;)))">
            <text:p/>
          </table:table-cell>
          <table:table-cell table:formula="of:=T(IF([$тест2.H3]=1;ORG.OPENOFFICE.STYLE(&quot;граница&quot;);ORG.OPENOFFICE.STYLE(&quot;Стандарт&quot;)))">
            <text:p/>
          </table:table-cell>
          <table:table-cell table:formula="of:=T(IF([$тест2.I3]=1;ORG.OPENOFFICE.STYLE(&quot;граница&quot;);ORG.OPENOFFICE.STYLE(&quot;Стандарт&quot;)))">
            <text:p/>
          </table:table-cell>
          <table:table-cell table:formula="of:=T(IF([$тест2.J3]=1;ORG.OPENOFFICE.STYLE(&quot;граница&quot;);ORG.OPENOFFICE.STYLE(&quot;Стандарт&quot;)))">
            <text:p/>
          </table:table-cell>
          <table:table-cell table:formula="of:=T(IF([$тест2.K3]=1;ORG.OPENOFFICE.STYLE(&quot;граница&quot;);ORG.OPENOFFICE.STYLE(&quot;Стандарт&quot;)))">
            <text:p/>
          </table:table-cell>
          <table:table-cell table:formula="of:=T(IF([$тест2.L3]=1;ORG.OPENOFFICE.STYLE(&quot;граница&quot;);ORG.OPENOFFICE.STYLE(&quot;Стандарт&quot;)))">
            <text:p/>
          </table:table-cell>
          <table:table-cell table:formula="of:=T(IF([$тест2.M3]=1;ORG.OPENOFFICE.STYLE(&quot;граница&quot;);ORG.OPENOFFICE.STYLE(&quot;Стандарт&quot;)))">
            <text:p/>
          </table:table-cell>
          <table:table-cell table:formula="of:=T(IF([$тест2.N3]=1;ORG.OPENOFFICE.STYLE(&quot;граница&quot;);ORG.OPENOFFICE.STYLE(&quot;Стандарт&quot;)))">
            <text:p/>
          </table:table-cell>
          <table:table-cell table:formula="of:=T(IF([$тест2.O3]=1;ORG.OPENOFFICE.STYLE(&quot;граница&quot;);ORG.OPENOFFICE.STYLE(&quot;Стандарт&quot;)))">
            <text:p/>
          </table:table-cell>
          <table:table-cell table:formula="of:=T(IF([$тест2.P3]=1;ORG.OPENOFFICE.STYLE(&quot;граница&quot;);ORG.OPENOFFICE.STYLE(&quot;Стандарт&quot;)))">
            <text:p/>
          </table:table-cell>
          <table:table-cell table:formula="of:=T(IF([$тест2.Q3]=1;ORG.OPENOFFICE.STYLE(&quot;граница&quot;);ORG.OPENOFFICE.STYLE(&quot;Стандарт&quot;)))">
            <text:p/>
          </table:table-cell>
          <table:table-cell table:formula="of:=T(IF([$тест2.R3]=1;ORG.OPENOFFICE.STYLE(&quot;граница&quot;);ORG.OPENOFFICE.STYLE(&quot;Стандарт&quot;)))">
            <text:p/>
          </table:table-cell>
          <table:table-cell table:formula="of:=T(IF([$тест2.S3]=1;ORG.OPENOFFICE.STYLE(&quot;граница&quot;);ORG.OPENOFFICE.STYLE(&quot;Стандарт&quot;)))">
            <text:p/>
          </table:table-cell>
          <table:table-cell table:formula="of:=T(IF([$тест2.T3]=1;ORG.OPENOFFICE.STYLE(&quot;граница&quot;);ORG.OPENOFFICE.STYLE(&quot;Стандарт&quot;)))">
            <text:p/>
          </table:table-cell>
          <table:table-cell table:formula="of:=T(IF([$тест2.U3]=1;ORG.OPENOFFICE.STYLE(&quot;граница&quot;);ORG.OPENOFFICE.STYLE(&quot;Стандарт&quot;)))">
            <text:p/>
          </table:table-cell>
          <table:table-cell table:formula="of:=T(IF([$тест2.V3]=1;ORG.OPENOFFICE.STYLE(&quot;граница&quot;);ORG.OPENOFFICE.STYLE(&quot;Стандарт&quot;)))">
            <text:p/>
          </table:table-cell>
          <table:table-cell table:formula="of:=T(IF([$тест2.W3]=1;ORG.OPENOFFICE.STYLE(&quot;граница&quot;);ORG.OPENOFFICE.STYLE(&quot;Стандарт&quot;)))">
            <text:p/>
          </table:table-cell>
          <table:table-cell table:formula="of:=T(IF([$тест2.X3]=1;ORG.OPENOFFICE.STYLE(&quot;граница&quot;);ORG.OPENOFFICE.STYLE(&quot;Стандарт&quot;)))">
            <text:p/>
          </table:table-cell>
          <table:table-cell table:style-name="граница" table:formula="of:=T(IF([$тест2.Y3]=1;ORG.OPENOFFICE.STYLE(&quot;граница&quot;);ORG.OPENOFFICE.STYLE(&quot;Стандарт&quot;)))">
            <text:p/>
          </table:table-cell>
          <table:table-cell table:formula="of:=T(IF([$тест2.Z3]=1;ORG.OPENOFFICE.STYLE(&quot;граница&quot;);ORG.OPENOFFICE.STYLE(&quot;Стандарт&quot;)))">
            <text:p/>
          </table:table-cell>
          <table:table-cell table:formula="of:=T(IF([$тест2.AA3]=1;ORG.OPENOFFICE.STYLE(&quot;граница&quot;);ORG.OPENOFFICE.STYLE(&quot;Стандарт&quot;)))">
            <text:p/>
          </table:table-cell>
          <table:table-cell table:formula="of:=T(IF([$тест2.AB3]=1;ORG.OPENOFFICE.STYLE(&quot;граница&quot;);ORG.OPENOFFICE.STYLE(&quot;Стандарт&quot;)))">
            <text:p/>
          </table:table-cell>
          <table:table-cell table:formula="of:=T(IF([$тест2.AC3]=1;ORG.OPENOFFICE.STYLE(&quot;граница&quot;);ORG.OPENOFFICE.STYLE(&quot;Стандарт&quot;)))">
            <text:p/>
          </table:table-cell>
          <table:table-cell table:formula="of:=T(IF([$тест2.AD3]=1;ORG.OPENOFFICE.STYLE(&quot;граница&quot;);ORG.OPENOFFICE.STYLE(&quot;Стандарт&quot;)))">
            <text:p/>
          </table:table-cell>
          <table:table-cell table:formula="of:=T(IF([$тест2.AE3]=1;ORG.OPENOFFICE.STYLE(&quot;граница&quot;);ORG.OPENOFFICE.STYLE(&quot;Стандарт&quot;)))">
            <text:p/>
          </table:table-cell>
          <table:table-cell table:formula="of:=T(IF([$тест2.AF3]=1;ORG.OPENOFFICE.STYLE(&quot;граница&quot;);ORG.OPENOFFICE.STYLE(&quot;Стандарт&quot;)))">
            <text:p/>
          </table:table-cell>
          <table:table-cell table:formula="of:=T(IF([$тест2.AG3]=1;ORG.OPENOFFICE.STYLE(&quot;граница&quot;);ORG.OPENOFFICE.STYLE(&quot;Стандарт&quot;)))">
            <text:p/>
          </table:table-cell>
          <table:table-cell table:formula="of:=T(IF([$тест2.AH3]=1;ORG.OPENOFFICE.STYLE(&quot;граница&quot;);ORG.OPENOFFICE.STYLE(&quot;Стандарт&quot;)))">
            <text:p/>
          </table:table-cell>
          <table:table-cell table:formula="of:=T(IF([$тест2.AI3]=1;ORG.OPENOFFICE.STYLE(&quot;граница&quot;);ORG.OPENOFFICE.STYLE(&quot;Стандарт&quot;)))">
            <text:p/>
          </table:table-cell>
          <table:table-cell table:formula="of:=T(IF([$тест2.AJ3]=1;ORG.OPENOFFICE.STYLE(&quot;граница&quot;);ORG.OPENOFFICE.STYLE(&quot;Стандарт&quot;)))">
            <text:p/>
          </table:table-cell>
          <table:table-cell table:formula="of:=T(IF([$тест2.AK3]=1;ORG.OPENOFFICE.STYLE(&quot;граница&quot;);ORG.OPENOFFICE.STYLE(&quot;Стандарт&quot;)))">
            <text:p/>
          </table:table-cell>
          <table:table-cell table:formula="of:=T(IF([$тест2.AL3]=1;ORG.OPENOFFICE.STYLE(&quot;граница&quot;);ORG.OPENOFFICE.STYLE(&quot;Стандарт&quot;)))">
            <text:p/>
          </table:table-cell>
          <table:table-cell table:formula="of:=T(IF([$тест2.AM3]=1;ORG.OPENOFFICE.STYLE(&quot;граница&quot;);ORG.OPENOFFICE.STYLE(&quot;Стандарт&quot;)))">
            <text:p/>
          </table:table-cell>
          <table:table-cell table:formula="of:=T(IF([$тест2.AN3]=1;ORG.OPENOFFICE.STYLE(&quot;граница&quot;);ORG.OPENOFFICE.STYLE(&quot;Стандарт&quot;)))">
            <text:p/>
          </table:table-cell>
          <table:table-cell table:formula="of:=T(IF([$тест2.AO3]=1;ORG.OPENOFFICE.STYLE(&quot;граница&quot;);ORG.OPENOFFICE.STYLE(&quot;Стандарт&quot;)))">
            <text:p/>
          </table:table-cell>
          <table:table-cell table:formula="of:=T(IF([$тест2.AP3]=1;ORG.OPENOFFICE.STYLE(&quot;граница&quot;);ORG.OPENOFFICE.STYLE(&quot;Стандарт&quot;)))">
            <text:p/>
          </table:table-cell>
          <table:table-cell table:formula="of:=T(IF([$тест2.AQ3]=1;ORG.OPENOFFICE.STYLE(&quot;граница&quot;);ORG.OPENOFFICE.STYLE(&quot;Стандарт&quot;)))">
            <text:p/>
          </table:table-cell>
          <table:table-cell table:formula="of:=T(IF([$тест2.AR3]=1;ORG.OPENOFFICE.STYLE(&quot;граница&quot;);ORG.OPENOFFICE.STYLE(&quot;Стандарт&quot;)))">
            <text:p/>
          </table:table-cell>
          <table:table-cell table:formula="of:=T(IF([$тест2.AS3]=1;ORG.OPENOFFICE.STYLE(&quot;граница&quot;);ORG.OPENOFFICE.STYLE(&quot;Стандарт&quot;)))">
            <text:p/>
          </table:table-cell>
          <table:table-cell table:formula="of:=T(IF([$тест2.AT3]=1;ORG.OPENOFFICE.STYLE(&quot;граница&quot;);ORG.OPENOFFICE.STYLE(&quot;Стандарт&quot;)))">
            <text:p/>
          </table:table-cell>
          <table:table-cell table:formula="of:=T(IF([$тест2.AU3]=1;ORG.OPENOFFICE.STYLE(&quot;граница&quot;);ORG.OPENOFFICE.STYLE(&quot;Стандарт&quot;)))">
            <text:p/>
          </table:table-cell>
          <table:table-cell table:formula="of:=T(IF([$тест2.AV3]=1;ORG.OPENOFFICE.STYLE(&quot;граница&quot;);ORG.OPENOFFICE.STYLE(&quot;Стандарт&quot;)))">
            <text:p/>
          </table:table-cell>
          <table:table-cell table:formula="of:=T(IF([$тест2.AW3]=1;ORG.OPENOFFICE.STYLE(&quot;граница&quot;);ORG.OPENOFFICE.STYLE(&quot;Стандарт&quot;)))">
            <text:p/>
          </table:table-cell>
          <table:table-cell table:formula="of:=T(IF([$тест2.AX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граница" table:formula="of:=T(IF([$тест2.B4]=1;ORG.OPENOFFICE.STYLE(&quot;граница&quot;);ORG.OPENOFFICE.STYLE(&quot;Стандарт&quot;)))">
            <text:p/>
          </table:table-cell>
          <table:table-cell table:formula="of:=T(IF([$тест2.C4]=1;ORG.OPENOFFICE.STYLE(&quot;граница&quot;);ORG.OPENOFFICE.STYLE(&quot;Стандарт&quot;)))">
            <text:p/>
          </table:table-cell>
          <table:table-cell table:formula="of:=T(IF([$тест2.D4]=1;ORG.OPENOFFICE.STYLE(&quot;граница&quot;);ORG.OPENOFFICE.STYLE(&quot;Стандарт&quot;)))">
            <text:p/>
          </table:table-cell>
          <table:table-cell table:formula="of:=T(IF([$тест2.E4]=1;ORG.OPENOFFICE.STYLE(&quot;граница&quot;);ORG.OPENOFFICE.STYLE(&quot;Стандарт&quot;)))">
            <text:p/>
          </table:table-cell>
          <table:table-cell table:formula="of:=T(IF([$тест2.F4]=1;ORG.OPENOFFICE.STYLE(&quot;граница&quot;);ORG.OPENOFFICE.STYLE(&quot;Стандарт&quot;)))">
            <text:p/>
          </table:table-cell>
          <table:table-cell table:formula="of:=T(IF([$тест2.G4]=1;ORG.OPENOFFICE.STYLE(&quot;граница&quot;);ORG.OPENOFFICE.STYLE(&quot;Стандарт&quot;)))">
            <text:p/>
          </table:table-cell>
          <table:table-cell table:formula="of:=T(IF([$тест2.H4]=1;ORG.OPENOFFICE.STYLE(&quot;граница&quot;);ORG.OPENOFFICE.STYLE(&quot;Стандарт&quot;)))">
            <text:p/>
          </table:table-cell>
          <table:table-cell table:formula="of:=T(IF([$тест2.I4]=1;ORG.OPENOFFICE.STYLE(&quot;граница&quot;);ORG.OPENOFFICE.STYLE(&quot;Стандарт&quot;)))">
            <text:p/>
          </table:table-cell>
          <table:table-cell table:formula="of:=T(IF([$тест2.J4]=1;ORG.OPENOFFICE.STYLE(&quot;граница&quot;);ORG.OPENOFFICE.STYLE(&quot;Стандарт&quot;)))">
            <text:p/>
          </table:table-cell>
          <table:table-cell table:formula="of:=T(IF([$тест2.K4]=1;ORG.OPENOFFICE.STYLE(&quot;граница&quot;);ORG.OPENOFFICE.STYLE(&quot;Стандарт&quot;)))">
            <text:p/>
          </table:table-cell>
          <table:table-cell table:formula="of:=T(IF([$тест2.L4]=1;ORG.OPENOFFICE.STYLE(&quot;граница&quot;);ORG.OPENOFFICE.STYLE(&quot;Стандарт&quot;)))">
            <text:p/>
          </table:table-cell>
          <table:table-cell table:style-name="граница" table:formula="of:=T(IF([$тест2.M4]=1;ORG.OPENOFFICE.STYLE(&quot;граница&quot;);ORG.OPENOFFICE.STYLE(&quot;Стандарт&quot;)))">
            <text:p/>
          </table:table-cell>
          <table:table-cell table:formula="of:=T(IF([$тест2.N4]=1;ORG.OPENOFFICE.STYLE(&quot;граница&quot;);ORG.OPENOFFICE.STYLE(&quot;Стандарт&quot;)))">
            <text:p/>
          </table:table-cell>
          <table:table-cell table:formula="of:=T(IF([$тест2.O4]=1;ORG.OPENOFFICE.STYLE(&quot;граница&quot;);ORG.OPENOFFICE.STYLE(&quot;Стандарт&quot;)))">
            <text:p/>
          </table:table-cell>
          <table:table-cell table:formula="of:=T(IF([$тест2.P4]=1;ORG.OPENOFFICE.STYLE(&quot;граница&quot;);ORG.OPENOFFICE.STYLE(&quot;Стандарт&quot;)))">
            <text:p/>
          </table:table-cell>
          <table:table-cell table:formula="of:=T(IF([$тест2.Q4]=1;ORG.OPENOFFICE.STYLE(&quot;граница&quot;);ORG.OPENOFFICE.STYLE(&quot;Стандарт&quot;)))">
            <text:p/>
          </table:table-cell>
          <table:table-cell table:style-name="граница" table:formula="of:=T(IF([$тест2.R4]=1;ORG.OPENOFFICE.STYLE(&quot;граница&quot;);ORG.OPENOFFICE.STYLE(&quot;Стандарт&quot;)))">
            <text:p/>
          </table:table-cell>
          <table:table-cell table:formula="of:=T(IF([$тест2.S4]=1;ORG.OPENOFFICE.STYLE(&quot;граница&quot;);ORG.OPENOFFICE.STYLE(&quot;Стандарт&quot;)))">
            <text:p/>
          </table:table-cell>
          <table:table-cell table:formula="of:=T(IF([$тест2.T4]=1;ORG.OPENOFFICE.STYLE(&quot;граница&quot;);ORG.OPENOFFICE.STYLE(&quot;Стандарт&quot;)))">
            <text:p/>
          </table:table-cell>
          <table:table-cell table:formula="of:=T(IF([$тест2.U4]=1;ORG.OPENOFFICE.STYLE(&quot;граница&quot;);ORG.OPENOFFICE.STYLE(&quot;Стандарт&quot;)))">
            <text:p/>
          </table:table-cell>
          <table:table-cell table:formula="of:=T(IF([$тест2.V4]=1;ORG.OPENOFFICE.STYLE(&quot;граница&quot;);ORG.OPENOFFICE.STYLE(&quot;Стандарт&quot;)))">
            <text:p/>
          </table:table-cell>
          <table:table-cell table:formula="of:=T(IF([$тест2.W4]=1;ORG.OPENOFFICE.STYLE(&quot;граница&quot;);ORG.OPENOFFICE.STYLE(&quot;Стандарт&quot;)))">
            <text:p/>
          </table:table-cell>
          <table:table-cell table:formula="of:=T(IF([$тест2.X4]=1;ORG.OPENOFFICE.STYLE(&quot;граница&quot;);ORG.OPENOFFICE.STYLE(&quot;Стандарт&quot;)))">
            <text:p/>
          </table:table-cell>
          <table:table-cell table:formula="of:=T(IF([$тест2.Y4]=1;ORG.OPENOFFICE.STYLE(&quot;граница&quot;);ORG.OPENOFFICE.STYLE(&quot;Стандарт&quot;)))">
            <text:p/>
          </table:table-cell>
          <table:table-cell table:style-name="граница" table:formula="of:=T(IF([$тест2.Z4]=1;ORG.OPENOFFICE.STYLE(&quot;граница&quot;);ORG.OPENOFFICE.STYLE(&quot;Стандарт&quot;)))">
            <text:p/>
          </table:table-cell>
          <table:table-cell table:formula="of:=T(IF([$тест2.AA4]=1;ORG.OPENOFFICE.STYLE(&quot;граница&quot;);ORG.OPENOFFICE.STYLE(&quot;Стандарт&quot;)))">
            <text:p/>
          </table:table-cell>
          <table:table-cell table:formula="of:=T(IF([$тест2.AB4]=1;ORG.OPENOFFICE.STYLE(&quot;граница&quot;);ORG.OPENOFFICE.STYLE(&quot;Стандарт&quot;)))">
            <text:p/>
          </table:table-cell>
          <table:table-cell table:formula="of:=T(IF([$тест2.AC4]=1;ORG.OPENOFFICE.STYLE(&quot;граница&quot;);ORG.OPENOFFICE.STYLE(&quot;Стандарт&quot;)))">
            <text:p/>
          </table:table-cell>
          <table:table-cell table:formula="of:=T(IF([$тест2.AD4]=1;ORG.OPENOFFICE.STYLE(&quot;граница&quot;);ORG.OPENOFFICE.STYLE(&quot;Стандарт&quot;)))">
            <text:p/>
          </table:table-cell>
          <table:table-cell table:formula="of:=T(IF([$тест2.AE4]=1;ORG.OPENOFFICE.STYLE(&quot;граница&quot;);ORG.OPENOFFICE.STYLE(&quot;Стандарт&quot;)))">
            <text:p/>
          </table:table-cell>
          <table:table-cell table:formula="of:=T(IF([$тест2.AF4]=1;ORG.OPENOFFICE.STYLE(&quot;граница&quot;);ORG.OPENOFFICE.STYLE(&quot;Стандарт&quot;)))">
            <text:p/>
          </table:table-cell>
          <table:table-cell table:formula="of:=T(IF([$тест2.AG4]=1;ORG.OPENOFFICE.STYLE(&quot;граница&quot;);ORG.OPENOFFICE.STYLE(&quot;Стандарт&quot;)))">
            <text:p/>
          </table:table-cell>
          <table:table-cell table:formula="of:=T(IF([$тест2.AH4]=1;ORG.OPENOFFICE.STYLE(&quot;граница&quot;);ORG.OPENOFFICE.STYLE(&quot;Стандарт&quot;)))">
            <text:p/>
          </table:table-cell>
          <table:table-cell table:formula="of:=T(IF([$тест2.AI4]=1;ORG.OPENOFFICE.STYLE(&quot;граница&quot;);ORG.OPENOFFICE.STYLE(&quot;Стандарт&quot;)))">
            <text:p/>
          </table:table-cell>
          <table:table-cell table:formula="of:=T(IF([$тест2.AJ4]=1;ORG.OPENOFFICE.STYLE(&quot;граница&quot;);ORG.OPENOFFICE.STYLE(&quot;Стандарт&quot;)))">
            <text:p/>
          </table:table-cell>
          <table:table-cell table:formula="of:=T(IF([$тест2.AK4]=1;ORG.OPENOFFICE.STYLE(&quot;граница&quot;);ORG.OPENOFFICE.STYLE(&quot;Стандарт&quot;)))">
            <text:p/>
          </table:table-cell>
          <table:table-cell table:formula="of:=T(IF([$тест2.AL4]=1;ORG.OPENOFFICE.STYLE(&quot;граница&quot;);ORG.OPENOFFICE.STYLE(&quot;Стандарт&quot;)))">
            <text:p/>
          </table:table-cell>
          <table:table-cell table:formula="of:=T(IF([$тест2.AM4]=1;ORG.OPENOFFICE.STYLE(&quot;граница&quot;);ORG.OPENOFFICE.STYLE(&quot;Стандарт&quot;)))">
            <text:p/>
          </table:table-cell>
          <table:table-cell table:formula="of:=T(IF([$тест2.AN4]=1;ORG.OPENOFFICE.STYLE(&quot;граница&quot;);ORG.OPENOFFICE.STYLE(&quot;Стандарт&quot;)))">
            <text:p/>
          </table:table-cell>
          <table:table-cell table:formula="of:=T(IF([$тест2.AO4]=1;ORG.OPENOFFICE.STYLE(&quot;граница&quot;);ORG.OPENOFFICE.STYLE(&quot;Стандарт&quot;)))">
            <text:p/>
          </table:table-cell>
          <table:table-cell table:formula="of:=T(IF([$тест2.AP4]=1;ORG.OPENOFFICE.STYLE(&quot;граница&quot;);ORG.OPENOFFICE.STYLE(&quot;Стандарт&quot;)))">
            <text:p/>
          </table:table-cell>
          <table:table-cell table:formula="of:=T(IF([$тест2.AQ4]=1;ORG.OPENOFFICE.STYLE(&quot;граница&quot;);ORG.OPENOFFICE.STYLE(&quot;Стандарт&quot;)))">
            <text:p/>
          </table:table-cell>
          <table:table-cell table:formula="of:=T(IF([$тест2.AR4]=1;ORG.OPENOFFICE.STYLE(&quot;граница&quot;);ORG.OPENOFFICE.STYLE(&quot;Стандарт&quot;)))">
            <text:p/>
          </table:table-cell>
          <table:table-cell table:formula="of:=T(IF([$тест2.AS4]=1;ORG.OPENOFFICE.STYLE(&quot;граница&quot;);ORG.OPENOFFICE.STYLE(&quot;Стандарт&quot;)))">
            <text:p/>
          </table:table-cell>
          <table:table-cell table:formula="of:=T(IF([$тест2.AT4]=1;ORG.OPENOFFICE.STYLE(&quot;граница&quot;);ORG.OPENOFFICE.STYLE(&quot;Стандарт&quot;)))">
            <text:p/>
          </table:table-cell>
          <table:table-cell table:formula="of:=T(IF([$тест2.AU4]=1;ORG.OPENOFFICE.STYLE(&quot;граница&quot;);ORG.OPENOFFICE.STYLE(&quot;Стандарт&quot;)))">
            <text:p/>
          </table:table-cell>
          <table:table-cell table:formula="of:=T(IF([$тест2.AV4]=1;ORG.OPENOFFICE.STYLE(&quot;граница&quot;);ORG.OPENOFFICE.STYLE(&quot;Стандарт&quot;)))">
            <text:p/>
          </table:table-cell>
          <table:table-cell table:formula="of:=T(IF([$тест2.AW4]=1;ORG.OPENOFFICE.STYLE(&quot;граница&quot;);ORG.OPENOFFICE.STYLE(&quot;Стандарт&quot;)))">
            <text:p/>
          </table:table-cell>
          <table:table-cell table:formula="of:=T(IF([$тест2.AX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граница" table:formula="of:=T(IF([$тест2.B5]=1;ORG.OPENOFFICE.STYLE(&quot;граница&quot;);ORG.OPENOFFICE.STYLE(&quot;Стандарт&quot;)))">
            <text:p/>
          </table:table-cell>
          <table:table-cell table:formula="of:=T(IF([$тест2.C5]=1;ORG.OPENOFFICE.STYLE(&quot;граница&quot;);ORG.OPENOFFICE.STYLE(&quot;Стандарт&quot;)))">
            <text:p/>
          </table:table-cell>
          <table:table-cell table:formula="of:=T(IF([$тест2.D5]=1;ORG.OPENOFFICE.STYLE(&quot;граница&quot;);ORG.OPENOFFICE.STYLE(&quot;Стандарт&quot;)))">
            <text:p/>
          </table:table-cell>
          <table:table-cell table:formula="of:=T(IF([$тест2.E5]=1;ORG.OPENOFFICE.STYLE(&quot;граница&quot;);ORG.OPENOFFICE.STYLE(&quot;Стандарт&quot;)))">
            <text:p/>
          </table:table-cell>
          <table:table-cell table:formula="of:=T(IF([$тест2.F5]=1;ORG.OPENOFFICE.STYLE(&quot;граница&quot;);ORG.OPENOFFICE.STYLE(&quot;Стандарт&quot;)))">
            <text:p/>
          </table:table-cell>
          <table:table-cell table:formula="of:=T(IF([$тест2.G5]=1;ORG.OPENOFFICE.STYLE(&quot;граница&quot;);ORG.OPENOFFICE.STYLE(&quot;Стандарт&quot;)))">
            <text:p/>
          </table:table-cell>
          <table:table-cell table:formula="of:=T(IF([$тест2.H5]=1;ORG.OPENOFFICE.STYLE(&quot;граница&quot;);ORG.OPENOFFICE.STYLE(&quot;Стандарт&quot;)))">
            <text:p/>
          </table:table-cell>
          <table:table-cell table:formula="of:=T(IF([$тест2.I5]=1;ORG.OPENOFFICE.STYLE(&quot;граница&quot;);ORG.OPENOFFICE.STYLE(&quot;Стандарт&quot;)))">
            <text:p/>
          </table:table-cell>
          <table:table-cell table:formula="of:=T(IF([$тест2.J5]=1;ORG.OPENOFFICE.STYLE(&quot;граница&quot;);ORG.OPENOFFICE.STYLE(&quot;Стандарт&quot;)))">
            <text:p/>
          </table:table-cell>
          <table:table-cell table:formula="of:=T(IF([$тест2.K5]=1;ORG.OPENOFFICE.STYLE(&quot;граница&quot;);ORG.OPENOFFICE.STYLE(&quot;Стандарт&quot;)))">
            <text:p/>
          </table:table-cell>
          <table:table-cell table:formula="of:=T(IF([$тест2.L5]=1;ORG.OPENOFFICE.STYLE(&quot;граница&quot;);ORG.OPENOFFICE.STYLE(&quot;Стандарт&quot;)))">
            <text:p/>
          </table:table-cell>
          <table:table-cell table:style-name="граница" table:formula="of:=T(IF([$тест2.M5]=1;ORG.OPENOFFICE.STYLE(&quot;граница&quot;);ORG.OPENOFFICE.STYLE(&quot;Стандарт&quot;)))">
            <text:p/>
          </table:table-cell>
          <table:table-cell table:formula="of:=T(IF([$тест2.N5]=1;ORG.OPENOFFICE.STYLE(&quot;граница&quot;);ORG.OPENOFFICE.STYLE(&quot;Стандарт&quot;)))">
            <text:p/>
          </table:table-cell>
          <table:table-cell table:formula="of:=T(IF([$тест2.O5]=1;ORG.OPENOFFICE.STYLE(&quot;граница&quot;);ORG.OPENOFFICE.STYLE(&quot;Стандарт&quot;)))">
            <text:p/>
          </table:table-cell>
          <table:table-cell table:formula="of:=T(IF([$тест2.P5]=1;ORG.OPENOFFICE.STYLE(&quot;граница&quot;);ORG.OPENOFFICE.STYLE(&quot;Стандарт&quot;)))">
            <text:p/>
          </table:table-cell>
          <table:table-cell table:formula="of:=T(IF([$тест2.Q5]=1;ORG.OPENOFFICE.STYLE(&quot;граница&quot;);ORG.OPENOFFICE.STYLE(&quot;Стандарт&quot;)))">
            <text:p/>
          </table:table-cell>
          <table:table-cell table:style-name="граница" table:formula="of:=T(IF([$тест2.R5]=1;ORG.OPENOFFICE.STYLE(&quot;граница&quot;);ORG.OPENOFFICE.STYLE(&quot;Стандарт&quot;)))">
            <text:p/>
          </table:table-cell>
          <table:table-cell table:formula="of:=T(IF([$тест2.S5]=1;ORG.OPENOFFICE.STYLE(&quot;граница&quot;);ORG.OPENOFFICE.STYLE(&quot;Стандарт&quot;)))">
            <text:p/>
          </table:table-cell>
          <table:table-cell table:formula="of:=T(IF([$тест2.T5]=1;ORG.OPENOFFICE.STYLE(&quot;граница&quot;);ORG.OPENOFFICE.STYLE(&quot;Стандарт&quot;)))">
            <text:p/>
          </table:table-cell>
          <table:table-cell table:formula="of:=T(IF([$тест2.U5]=1;ORG.OPENOFFICE.STYLE(&quot;граница&quot;);ORG.OPENOFFICE.STYLE(&quot;Стандарт&quot;)))">
            <text:p/>
          </table:table-cell>
          <table:table-cell table:formula="of:=T(IF([$тест2.V5]=1;ORG.OPENOFFICE.STYLE(&quot;граница&quot;);ORG.OPENOFFICE.STYLE(&quot;Стандарт&quot;)))">
            <text:p/>
          </table:table-cell>
          <table:table-cell table:formula="of:=T(IF([$тест2.W5]=1;ORG.OPENOFFICE.STYLE(&quot;граница&quot;);ORG.OPENOFFICE.STYLE(&quot;Стандарт&quot;)))">
            <text:p/>
          </table:table-cell>
          <table:table-cell table:formula="of:=T(IF([$тест2.X5]=1;ORG.OPENOFFICE.STYLE(&quot;граница&quot;);ORG.OPENOFFICE.STYLE(&quot;Стандарт&quot;)))">
            <text:p/>
          </table:table-cell>
          <table:table-cell table:style-name="граница" table:formula="of:=T(IF([$тест2.Y5]=1;ORG.OPENOFFICE.STYLE(&quot;граница&quot;);ORG.OPENOFFICE.STYLE(&quot;Стандарт&quot;)))">
            <text:p/>
          </table:table-cell>
          <table:table-cell table:formula="of:=T(IF([$тест2.Z5]=1;ORG.OPENOFFICE.STYLE(&quot;граница&quot;);ORG.OPENOFFICE.STYLE(&quot;Стандарт&quot;)))">
            <text:p/>
          </table:table-cell>
          <table:table-cell table:formula="of:=T(IF([$тест2.AA5]=1;ORG.OPENOFFICE.STYLE(&quot;граница&quot;);ORG.OPENOFFICE.STYLE(&quot;Стандарт&quot;)))">
            <text:p/>
          </table:table-cell>
          <table:table-cell table:formula="of:=T(IF([$тест2.AB5]=1;ORG.OPENOFFICE.STYLE(&quot;граница&quot;);ORG.OPENOFFICE.STYLE(&quot;Стандарт&quot;)))">
            <text:p/>
          </table:table-cell>
          <table:table-cell table:formula="of:=T(IF([$тест2.AC5]=1;ORG.OPENOFFICE.STYLE(&quot;граница&quot;);ORG.OPENOFFICE.STYLE(&quot;Стандарт&quot;)))">
            <text:p/>
          </table:table-cell>
          <table:table-cell table:formula="of:=T(IF([$тест2.AD5]=1;ORG.OPENOFFICE.STYLE(&quot;граница&quot;);ORG.OPENOFFICE.STYLE(&quot;Стандарт&quot;)))">
            <text:p/>
          </table:table-cell>
          <table:table-cell table:formula="of:=T(IF([$тест2.AE5]=1;ORG.OPENOFFICE.STYLE(&quot;граница&quot;);ORG.OPENOFFICE.STYLE(&quot;Стандарт&quot;)))">
            <text:p/>
          </table:table-cell>
          <table:table-cell table:formula="of:=T(IF([$тест2.AF5]=1;ORG.OPENOFFICE.STYLE(&quot;граница&quot;);ORG.OPENOFFICE.STYLE(&quot;Стандарт&quot;)))">
            <text:p/>
          </table:table-cell>
          <table:table-cell table:formula="of:=T(IF([$тест2.AG5]=1;ORG.OPENOFFICE.STYLE(&quot;граница&quot;);ORG.OPENOFFICE.STYLE(&quot;Стандарт&quot;)))">
            <text:p/>
          </table:table-cell>
          <table:table-cell table:formula="of:=T(IF([$тест2.AH5]=1;ORG.OPENOFFICE.STYLE(&quot;граница&quot;);ORG.OPENOFFICE.STYLE(&quot;Стандарт&quot;)))">
            <text:p/>
          </table:table-cell>
          <table:table-cell table:formula="of:=T(IF([$тест2.AI5]=1;ORG.OPENOFFICE.STYLE(&quot;граница&quot;);ORG.OPENOFFICE.STYLE(&quot;Стандарт&quot;)))">
            <text:p/>
          </table:table-cell>
          <table:table-cell table:formula="of:=T(IF([$тест2.AJ5]=1;ORG.OPENOFFICE.STYLE(&quot;граница&quot;);ORG.OPENOFFICE.STYLE(&quot;Стандарт&quot;)))">
            <text:p/>
          </table:table-cell>
          <table:table-cell table:formula="of:=T(IF([$тест2.AK5]=1;ORG.OPENOFFICE.STYLE(&quot;граница&quot;);ORG.OPENOFFICE.STYLE(&quot;Стандарт&quot;)))">
            <text:p/>
          </table:table-cell>
          <table:table-cell table:formula="of:=T(IF([$тест2.AL5]=1;ORG.OPENOFFICE.STYLE(&quot;граница&quot;);ORG.OPENOFFICE.STYLE(&quot;Стандарт&quot;)))">
            <text:p/>
          </table:table-cell>
          <table:table-cell table:formula="of:=T(IF([$тест2.AM5]=1;ORG.OPENOFFICE.STYLE(&quot;граница&quot;);ORG.OPENOFFICE.STYLE(&quot;Стандарт&quot;)))">
            <text:p/>
          </table:table-cell>
          <table:table-cell table:formula="of:=T(IF([$тест2.AN5]=1;ORG.OPENOFFICE.STYLE(&quot;граница&quot;);ORG.OPENOFFICE.STYLE(&quot;Стандарт&quot;)))">
            <text:p/>
          </table:table-cell>
          <table:table-cell table:formula="of:=T(IF([$тест2.AO5]=1;ORG.OPENOFFICE.STYLE(&quot;граница&quot;);ORG.OPENOFFICE.STYLE(&quot;Стандарт&quot;)))">
            <text:p/>
          </table:table-cell>
          <table:table-cell table:formula="of:=T(IF([$тест2.AP5]=1;ORG.OPENOFFICE.STYLE(&quot;граница&quot;);ORG.OPENOFFICE.STYLE(&quot;Стандарт&quot;)))">
            <text:p/>
          </table:table-cell>
          <table:table-cell table:formula="of:=T(IF([$тест2.AQ5]=1;ORG.OPENOFFICE.STYLE(&quot;граница&quot;);ORG.OPENOFFICE.STYLE(&quot;Стандарт&quot;)))">
            <text:p/>
          </table:table-cell>
          <table:table-cell table:formula="of:=T(IF([$тест2.AR5]=1;ORG.OPENOFFICE.STYLE(&quot;граница&quot;);ORG.OPENOFFICE.STYLE(&quot;Стандарт&quot;)))">
            <text:p/>
          </table:table-cell>
          <table:table-cell table:formula="of:=T(IF([$тест2.AS5]=1;ORG.OPENOFFICE.STYLE(&quot;граница&quot;);ORG.OPENOFFICE.STYLE(&quot;Стандарт&quot;)))">
            <text:p/>
          </table:table-cell>
          <table:table-cell table:formula="of:=T(IF([$тест2.AT5]=1;ORG.OPENOFFICE.STYLE(&quot;граница&quot;);ORG.OPENOFFICE.STYLE(&quot;Стандарт&quot;)))">
            <text:p/>
          </table:table-cell>
          <table:table-cell table:formula="of:=T(IF([$тест2.AU5]=1;ORG.OPENOFFICE.STYLE(&quot;граница&quot;);ORG.OPENOFFICE.STYLE(&quot;Стандарт&quot;)))">
            <text:p/>
          </table:table-cell>
          <table:table-cell table:formula="of:=T(IF([$тест2.AV5]=1;ORG.OPENOFFICE.STYLE(&quot;граница&quot;);ORG.OPENOFFICE.STYLE(&quot;Стандарт&quot;)))">
            <text:p/>
          </table:table-cell>
          <table:table-cell table:formula="of:=T(IF([$тест2.AW5]=1;ORG.OPENOFFICE.STYLE(&quot;граница&quot;);ORG.OPENOFFICE.STYLE(&quot;Стандарт&quot;)))">
            <text:p/>
          </table:table-cell>
          <table:table-cell table:formula="of:=T(IF([$тест2.AX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граница" table:formula="of:=T(IF([$тест2.B6]=1;ORG.OPENOFFICE.STYLE(&quot;граница&quot;);ORG.OPENOFFICE.STYLE(&quot;Стандарт&quot;)))">
            <text:p/>
          </table:table-cell>
          <table:table-cell table:style-name="граница" table:formula="of:=T(IF([$тест2.C6]=1;ORG.OPENOFFICE.STYLE(&quot;граница&quot;);ORG.OPENOFFICE.STYLE(&quot;Стандарт&quot;)))">
            <text:p/>
          </table:table-cell>
          <table:table-cell table:formula="of:=T(IF([$тест2.D6]=1;ORG.OPENOFFICE.STYLE(&quot;граница&quot;);ORG.OPENOFFICE.STYLE(&quot;Стандарт&quot;)))">
            <text:p/>
          </table:table-cell>
          <table:table-cell table:formula="of:=T(IF([$тест2.E6]=1;ORG.OPENOFFICE.STYLE(&quot;граница&quot;);ORG.OPENOFFICE.STYLE(&quot;Стандарт&quot;)))">
            <text:p/>
          </table:table-cell>
          <table:table-cell table:formula="of:=T(IF([$тест2.F6]=1;ORG.OPENOFFICE.STYLE(&quot;граница&quot;);ORG.OPENOFFICE.STYLE(&quot;Стандарт&quot;)))">
            <text:p/>
          </table:table-cell>
          <table:table-cell table:formula="of:=T(IF([$тест2.G6]=1;ORG.OPENOFFICE.STYLE(&quot;граница&quot;);ORG.OPENOFFICE.STYLE(&quot;Стандарт&quot;)))">
            <text:p/>
          </table:table-cell>
          <table:table-cell table:formula="of:=T(IF([$тест2.H6]=1;ORG.OPENOFFICE.STYLE(&quot;граница&quot;);ORG.OPENOFFICE.STYLE(&quot;Стандарт&quot;)))">
            <text:p/>
          </table:table-cell>
          <table:table-cell table:formula="of:=T(IF([$тест2.I6]=1;ORG.OPENOFFICE.STYLE(&quot;граница&quot;);ORG.OPENOFFICE.STYLE(&quot;Стандарт&quot;)))">
            <text:p/>
          </table:table-cell>
          <table:table-cell table:formula="of:=T(IF([$тест2.J6]=1;ORG.OPENOFFICE.STYLE(&quot;граница&quot;);ORG.OPENOFFICE.STYLE(&quot;Стандарт&quot;)))">
            <text:p/>
          </table:table-cell>
          <table:table-cell table:formula="of:=T(IF([$тест2.K6]=1;ORG.OPENOFFICE.STYLE(&quot;граница&quot;);ORG.OPENOFFICE.STYLE(&quot;Стандарт&quot;)))">
            <text:p/>
          </table:table-cell>
          <table:table-cell table:formula="of:=T(IF([$тест2.L6]=1;ORG.OPENOFFICE.STYLE(&quot;граница&quot;);ORG.OPENOFFICE.STYLE(&quot;Стандарт&quot;)))">
            <text:p/>
          </table:table-cell>
          <table:table-cell table:style-name="граница" table:formula="of:=T(IF([$тест2.M6]=1;ORG.OPENOFFICE.STYLE(&quot;граница&quot;);ORG.OPENOFFICE.STYLE(&quot;Стандарт&quot;)))">
            <text:p/>
          </table:table-cell>
          <table:table-cell table:style-name="граница" table:formula="of:=T(IF([$тест2.N6]=1;ORG.OPENOFFICE.STYLE(&quot;граница&quot;);ORG.OPENOFFICE.STYLE(&quot;Стандарт&quot;)))">
            <text:p/>
          </table:table-cell>
          <table:table-cell table:formula="of:=T(IF([$тест2.O6]=1;ORG.OPENOFFICE.STYLE(&quot;граница&quot;);ORG.OPENOFFICE.STYLE(&quot;Стандарт&quot;)))">
            <text:p/>
          </table:table-cell>
          <table:table-cell table:formula="of:=T(IF([$тест2.P6]=1;ORG.OPENOFFICE.STYLE(&quot;граница&quot;);ORG.OPENOFFICE.STYLE(&quot;Стандарт&quot;)))">
            <text:p/>
          </table:table-cell>
          <table:table-cell table:formula="of:=T(IF([$тест2.Q6]=1;ORG.OPENOFFICE.STYLE(&quot;граница&quot;);ORG.OPENOFFICE.STYLE(&quot;Стандарт&quot;)))">
            <text:p/>
          </table:table-cell>
          <table:table-cell table:style-name="граница" table:formula="of:=T(IF([$тест2.R6]=1;ORG.OPENOFFICE.STYLE(&quot;граница&quot;);ORG.OPENOFFICE.STYLE(&quot;Стандарт&quot;)))">
            <text:p/>
          </table:table-cell>
          <table:table-cell table:style-name="граница" table:formula="of:=T(IF([$тест2.S6]=1;ORG.OPENOFFICE.STYLE(&quot;граница&quot;);ORG.OPENOFFICE.STYLE(&quot;Стандарт&quot;)))">
            <text:p/>
          </table:table-cell>
          <table:table-cell table:style-name="граница" table:formula="of:=T(IF([$тест2.T6]=1;ORG.OPENOFFICE.STYLE(&quot;граница&quot;);ORG.OPENOFFICE.STYLE(&quot;Стандарт&quot;)))">
            <text:p/>
          </table:table-cell>
          <table:table-cell table:style-name="граница" table:formula="of:=T(IF([$тест2.U6]=1;ORG.OPENOFFICE.STYLE(&quot;граница&quot;);ORG.OPENOFFICE.STYLE(&quot;Стандарт&quot;)))">
            <text:p/>
          </table:table-cell>
          <table:table-cell table:style-name="граница" table:formula="of:=T(IF([$тест2.V6]=1;ORG.OPENOFFICE.STYLE(&quot;граница&quot;);ORG.OPENOFFICE.STYLE(&quot;Стандарт&quot;)))">
            <text:p/>
          </table:table-cell>
          <table:table-cell table:style-name="граница" table:formula="of:=T(IF([$тест2.W6]=1;ORG.OPENOFFICE.STYLE(&quot;граница&quot;);ORG.OPENOFFICE.STYLE(&quot;Стандарт&quot;)))">
            <text:p/>
          </table:table-cell>
          <table:table-cell table:style-name="граница" table:formula="of:=T(IF([$тест2.X6]=1;ORG.OPENOFFICE.STYLE(&quot;граница&quot;);ORG.OPENOFFICE.STYLE(&quot;Стандарт&quot;)))">
            <text:p/>
          </table:table-cell>
          <table:table-cell table:style-name="граница" table:formula="of:=T(IF([$тест2.Y6]=1;ORG.OPENOFFICE.STYLE(&quot;граница&quot;);ORG.OPENOFFICE.STYLE(&quot;Стандарт&quot;)))">
            <text:p/>
          </table:table-cell>
          <table:table-cell table:formula="of:=T(IF([$тест2.Z6]=1;ORG.OPENOFFICE.STYLE(&quot;граница&quot;);ORG.OPENOFFICE.STYLE(&quot;Стандарт&quot;)))">
            <text:p/>
          </table:table-cell>
          <table:table-cell table:formula="of:=T(IF([$тест2.AA6]=1;ORG.OPENOFFICE.STYLE(&quot;граница&quot;);ORG.OPENOFFICE.STYLE(&quot;Стандарт&quot;)))">
            <text:p/>
          </table:table-cell>
          <table:table-cell table:formula="of:=T(IF([$тест2.AB6]=1;ORG.OPENOFFICE.STYLE(&quot;граница&quot;);ORG.OPENOFFICE.STYLE(&quot;Стандарт&quot;)))">
            <text:p/>
          </table:table-cell>
          <table:table-cell table:formula="of:=T(IF([$тест2.AC6]=1;ORG.OPENOFFICE.STYLE(&quot;граница&quot;);ORG.OPENOFFICE.STYLE(&quot;Стандарт&quot;)))">
            <text:p/>
          </table:table-cell>
          <table:table-cell table:formula="of:=T(IF([$тест2.AD6]=1;ORG.OPENOFFICE.STYLE(&quot;граница&quot;);ORG.OPENOFFICE.STYLE(&quot;Стандарт&quot;)))">
            <text:p/>
          </table:table-cell>
          <table:table-cell table:formula="of:=T(IF([$тест2.AE6]=1;ORG.OPENOFFICE.STYLE(&quot;граница&quot;);ORG.OPENOFFICE.STYLE(&quot;Стандарт&quot;)))">
            <text:p/>
          </table:table-cell>
          <table:table-cell table:formula="of:=T(IF([$тест2.AF6]=1;ORG.OPENOFFICE.STYLE(&quot;граница&quot;);ORG.OPENOFFICE.STYLE(&quot;Стандарт&quot;)))">
            <text:p/>
          </table:table-cell>
          <table:table-cell table:formula="of:=T(IF([$тест2.AG6]=1;ORG.OPENOFFICE.STYLE(&quot;граница&quot;);ORG.OPENOFFICE.STYLE(&quot;Стандарт&quot;)))">
            <text:p/>
          </table:table-cell>
          <table:table-cell table:formula="of:=T(IF([$тест2.AH6]=1;ORG.OPENOFFICE.STYLE(&quot;граница&quot;);ORG.OPENOFFICE.STYLE(&quot;Стандарт&quot;)))">
            <text:p/>
          </table:table-cell>
          <table:table-cell table:formula="of:=T(IF([$тест2.AI6]=1;ORG.OPENOFFICE.STYLE(&quot;граница&quot;);ORG.OPENOFFICE.STYLE(&quot;Стандарт&quot;)))">
            <text:p/>
          </table:table-cell>
          <table:table-cell table:formula="of:=T(IF([$тест2.AJ6]=1;ORG.OPENOFFICE.STYLE(&quot;граница&quot;);ORG.OPENOFFICE.STYLE(&quot;Стандарт&quot;)))">
            <text:p/>
          </table:table-cell>
          <table:table-cell table:formula="of:=T(IF([$тест2.AK6]=1;ORG.OPENOFFICE.STYLE(&quot;граница&quot;);ORG.OPENOFFICE.STYLE(&quot;Стандарт&quot;)))">
            <text:p/>
          </table:table-cell>
          <table:table-cell table:formula="of:=T(IF([$тест2.AL6]=1;ORG.OPENOFFICE.STYLE(&quot;граница&quot;);ORG.OPENOFFICE.STYLE(&quot;Стандарт&quot;)))">
            <text:p/>
          </table:table-cell>
          <table:table-cell table:formula="of:=T(IF([$тест2.AM6]=1;ORG.OPENOFFICE.STYLE(&quot;граница&quot;);ORG.OPENOFFICE.STYLE(&quot;Стандарт&quot;)))">
            <text:p/>
          </table:table-cell>
          <table:table-cell table:formula="of:=T(IF([$тест2.AN6]=1;ORG.OPENOFFICE.STYLE(&quot;граница&quot;);ORG.OPENOFFICE.STYLE(&quot;Стандарт&quot;)))">
            <text:p/>
          </table:table-cell>
          <table:table-cell table:formula="of:=T(IF([$тест2.AO6]=1;ORG.OPENOFFICE.STYLE(&quot;граница&quot;);ORG.OPENOFFICE.STYLE(&quot;Стандарт&quot;)))">
            <text:p/>
          </table:table-cell>
          <table:table-cell table:formula="of:=T(IF([$тест2.AP6]=1;ORG.OPENOFFICE.STYLE(&quot;граница&quot;);ORG.OPENOFFICE.STYLE(&quot;Стандарт&quot;)))">
            <text:p/>
          </table:table-cell>
          <table:table-cell table:formula="of:=T(IF([$тест2.AQ6]=1;ORG.OPENOFFICE.STYLE(&quot;граница&quot;);ORG.OPENOFFICE.STYLE(&quot;Стандарт&quot;)))">
            <text:p/>
          </table:table-cell>
          <table:table-cell table:formula="of:=T(IF([$тест2.AR6]=1;ORG.OPENOFFICE.STYLE(&quot;граница&quot;);ORG.OPENOFFICE.STYLE(&quot;Стандарт&quot;)))">
            <text:p/>
          </table:table-cell>
          <table:table-cell table:formula="of:=T(IF([$тест2.AS6]=1;ORG.OPENOFFICE.STYLE(&quot;граница&quot;);ORG.OPENOFFICE.STYLE(&quot;Стандарт&quot;)))">
            <text:p/>
          </table:table-cell>
          <table:table-cell table:formula="of:=T(IF([$тест2.AT6]=1;ORG.OPENOFFICE.STYLE(&quot;граница&quot;);ORG.OPENOFFICE.STYLE(&quot;Стандарт&quot;)))">
            <text:p/>
          </table:table-cell>
          <table:table-cell table:formula="of:=T(IF([$тест2.AU6]=1;ORG.OPENOFFICE.STYLE(&quot;граница&quot;);ORG.OPENOFFICE.STYLE(&quot;Стандарт&quot;)))">
            <text:p/>
          </table:table-cell>
          <table:table-cell table:formula="of:=T(IF([$тест2.AV6]=1;ORG.OPENOFFICE.STYLE(&quot;граница&quot;);ORG.OPENOFFICE.STYLE(&quot;Стандарт&quot;)))">
            <text:p/>
          </table:table-cell>
          <table:table-cell table:formula="of:=T(IF([$тест2.AW6]=1;ORG.OPENOFFICE.STYLE(&quot;граница&quot;);ORG.OPENOFFICE.STYLE(&quot;Стандарт&quot;)))">
            <text:p/>
          </table:table-cell>
          <table:table-cell table:formula="of:=T(IF([$тест2.AX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(IF([$тест2.B7]=1;ORG.OPENOFFICE.STYLE(&quot;граница&quot;);ORG.OPENOFFICE.STYLE(&quot;Стандарт&quot;)))">
            <text:p/>
          </table:table-cell>
          <table:table-cell table:style-name="граница" table:formula="of:=T(IF([$тест2.C7]=1;ORG.OPENOFFICE.STYLE(&quot;граница&quot;);ORG.OPENOFFICE.STYLE(&quot;Стандарт&quot;)))">
            <text:p/>
          </table:table-cell>
          <table:table-cell table:style-name="граница" table:formula="of:=T(IF([$тест2.D7]=1;ORG.OPENOFFICE.STYLE(&quot;граница&quot;);ORG.OPENOFFICE.STYLE(&quot;Стандарт&quot;)))">
            <text:p/>
          </table:table-cell>
          <table:table-cell table:style-name="граница" table:formula="of:=T(IF([$тест2.E7]=1;ORG.OPENOFFICE.STYLE(&quot;граница&quot;);ORG.OPENOFFICE.STYLE(&quot;Стандарт&quot;)))">
            <text:p/>
          </table:table-cell>
          <table:table-cell table:formula="of:=T(IF([$тест2.F7]=1;ORG.OPENOFFICE.STYLE(&quot;граница&quot;);ORG.OPENOFFICE.STYLE(&quot;Стандарт&quot;)))">
            <text:p/>
          </table:table-cell>
          <table:table-cell table:formula="of:=T(IF([$тест2.G7]=1;ORG.OPENOFFICE.STYLE(&quot;граница&quot;);ORG.OPENOFFICE.STYLE(&quot;Стандарт&quot;)))">
            <text:p/>
          </table:table-cell>
          <table:table-cell table:formula="of:=T(IF([$тест2.H7]=1;ORG.OPENOFFICE.STYLE(&quot;граница&quot;);ORG.OPENOFFICE.STYLE(&quot;Стандарт&quot;)))">
            <text:p/>
          </table:table-cell>
          <table:table-cell table:formula="of:=T(IF([$тест2.I7]=1;ORG.OPENOFFICE.STYLE(&quot;граница&quot;);ORG.OPENOFFICE.STYLE(&quot;Стандарт&quot;)))">
            <text:p/>
          </table:table-cell>
          <table:table-cell table:formula="of:=T(IF([$тест2.J7]=1;ORG.OPENOFFICE.STYLE(&quot;граница&quot;);ORG.OPENOFFICE.STYLE(&quot;Стандарт&quot;)))">
            <text:p/>
          </table:table-cell>
          <table:table-cell table:formula="of:=T(IF([$тест2.K7]=1;ORG.OPENOFFICE.STYLE(&quot;граница&quot;);ORG.OPENOFFICE.STYLE(&quot;Стандарт&quot;)))">
            <text:p/>
          </table:table-cell>
          <table:table-cell table:formula="of:=T(IF([$тест2.L7]=1;ORG.OPENOFFICE.STYLE(&quot;граница&quot;);ORG.OPENOFFICE.STYLE(&quot;Стандарт&quot;)))">
            <text:p/>
          </table:table-cell>
          <table:table-cell table:style-name="граница" table:formula="of:=T(IF([$тест2.M7]=1;ORG.OPENOFFICE.STYLE(&quot;граница&quot;);ORG.OPENOFFICE.STYLE(&quot;Стандарт&quot;)))">
            <text:p/>
          </table:table-cell>
          <table:table-cell table:style-name="граница" table:formula="of:=T(IF([$тест2.N7]=1;ORG.OPENOFFICE.STYLE(&quot;граница&quot;);ORG.OPENOFFICE.STYLE(&quot;Стандарт&quot;)))">
            <text:p/>
          </table:table-cell>
          <table:table-cell table:style-name="граница" table:formula="of:=T(IF([$тест2.O7]=1;ORG.OPENOFFICE.STYLE(&quot;граница&quot;);ORG.OPENOFFICE.STYLE(&quot;Стандарт&quot;)))">
            <text:p/>
          </table:table-cell>
          <table:table-cell table:style-name="граница" table:formula="of:=T(IF([$тест2.P7]=1;ORG.OPENOFFICE.STYLE(&quot;граница&quot;);ORG.OPENOFFICE.STYLE(&quot;Стандарт&quot;)))">
            <text:p/>
          </table:table-cell>
          <table:table-cell table:style-name="граница" table:formula="of:=T(IF([$тест2.Q7]=1;ORG.OPENOFFICE.STYLE(&quot;граница&quot;);ORG.OPENOFFICE.STYLE(&quot;Стандарт&quot;)))">
            <text:p/>
          </table:table-cell>
          <table:table-cell table:style-name="граница" table:formula="of:=T(IF([$тест2.R7]=1;ORG.OPENOFFICE.STYLE(&quot;граница&quot;);ORG.OPENOFFICE.STYLE(&quot;Стандарт&quot;)))">
            <text:p/>
          </table:table-cell>
          <table:table-cell table:style-name="граница" table:formula="of:=T(IF([$тест2.S7]=1;ORG.OPENOFFICE.STYLE(&quot;граница&quot;);ORG.OPENOFFICE.STYLE(&quot;Стандарт&quot;)))">
            <text:p/>
          </table:table-cell>
          <table:table-cell table:formula="of:=T(IF([$тест2.T7]=1;ORG.OPENOFFICE.STYLE(&quot;граница&quot;);ORG.OPENOFFICE.STYLE(&quot;Стандарт&quot;)))">
            <text:p/>
          </table:table-cell>
          <table:table-cell table:formula="of:=T(IF([$тест2.U7]=1;ORG.OPENOFFICE.STYLE(&quot;граница&quot;);ORG.OPENOFFICE.STYLE(&quot;Стандарт&quot;)))">
            <text:p/>
          </table:table-cell>
          <table:table-cell table:formula="of:=T(IF([$тест2.V7]=1;ORG.OPENOFFICE.STYLE(&quot;граница&quot;);ORG.OPENOFFICE.STYLE(&quot;Стандарт&quot;)))">
            <text:p/>
          </table:table-cell>
          <table:table-cell table:formula="of:=T(IF([$тест2.W7]=1;ORG.OPENOFFICE.STYLE(&quot;граница&quot;);ORG.OPENOFFICE.STYLE(&quot;Стандарт&quot;)))">
            <text:p/>
          </table:table-cell>
          <table:table-cell table:style-name="граница" table:formula="of:=T(IF([$тест2.X7]=1;ORG.OPENOFFICE.STYLE(&quot;граница&quot;);ORG.OPENOFFICE.STYLE(&quot;Стандарт&quot;)))">
            <text:p/>
          </table:table-cell>
          <table:table-cell table:style-name="граница" table:formula="of:=T(IF([$тест2.Y7]=1;ORG.OPENOFFICE.STYLE(&quot;граница&quot;);ORG.OPENOFFICE.STYLE(&quot;Стандарт&quot;)))">
            <text:p/>
          </table:table-cell>
          <table:table-cell table:formula="of:=T(IF([$тест2.Z7]=1;ORG.OPENOFFICE.STYLE(&quot;граница&quot;);ORG.OPENOFFICE.STYLE(&quot;Стандарт&quot;)))">
            <text:p/>
          </table:table-cell>
          <table:table-cell table:formula="of:=T(IF([$тест2.AA7]=1;ORG.OPENOFFICE.STYLE(&quot;граница&quot;);ORG.OPENOFFICE.STYLE(&quot;Стандарт&quot;)))">
            <text:p/>
          </table:table-cell>
          <table:table-cell table:formula="of:=T(IF([$тест2.AB7]=1;ORG.OPENOFFICE.STYLE(&quot;граница&quot;);ORG.OPENOFFICE.STYLE(&quot;Стандарт&quot;)))">
            <text:p/>
          </table:table-cell>
          <table:table-cell table:formula="of:=T(IF([$тест2.AC7]=1;ORG.OPENOFFICE.STYLE(&quot;граница&quot;);ORG.OPENOFFICE.STYLE(&quot;Стандарт&quot;)))">
            <text:p/>
          </table:table-cell>
          <table:table-cell table:formula="of:=T(IF([$тест2.AD7]=1;ORG.OPENOFFICE.STYLE(&quot;граница&quot;);ORG.OPENOFFICE.STYLE(&quot;Стандарт&quot;)))">
            <text:p/>
          </table:table-cell>
          <table:table-cell table:formula="of:=T(IF([$тест2.AE7]=1;ORG.OPENOFFICE.STYLE(&quot;граница&quot;);ORG.OPENOFFICE.STYLE(&quot;Стандарт&quot;)))">
            <text:p/>
          </table:table-cell>
          <table:table-cell table:formula="of:=T(IF([$тест2.AF7]=1;ORG.OPENOFFICE.STYLE(&quot;граница&quot;);ORG.OPENOFFICE.STYLE(&quot;Стандарт&quot;)))">
            <text:p/>
          </table:table-cell>
          <table:table-cell table:formula="of:=T(IF([$тест2.AG7]=1;ORG.OPENOFFICE.STYLE(&quot;граница&quot;);ORG.OPENOFFICE.STYLE(&quot;Стандарт&quot;)))">
            <text:p/>
          </table:table-cell>
          <table:table-cell table:formula="of:=T(IF([$тест2.AH7]=1;ORG.OPENOFFICE.STYLE(&quot;граница&quot;);ORG.OPENOFFICE.STYLE(&quot;Стандарт&quot;)))">
            <text:p/>
          </table:table-cell>
          <table:table-cell table:formula="of:=T(IF([$тест2.AI7]=1;ORG.OPENOFFICE.STYLE(&quot;граница&quot;);ORG.OPENOFFICE.STYLE(&quot;Стандарт&quot;)))">
            <text:p/>
          </table:table-cell>
          <table:table-cell table:formula="of:=T(IF([$тест2.AJ7]=1;ORG.OPENOFFICE.STYLE(&quot;граница&quot;);ORG.OPENOFFICE.STYLE(&quot;Стандарт&quot;)))">
            <text:p/>
          </table:table-cell>
          <table:table-cell table:formula="of:=T(IF([$тест2.AK7]=1;ORG.OPENOFFICE.STYLE(&quot;граница&quot;);ORG.OPENOFFICE.STYLE(&quot;Стандарт&quot;)))">
            <text:p/>
          </table:table-cell>
          <table:table-cell table:formula="of:=T(IF([$тест2.AL7]=1;ORG.OPENOFFICE.STYLE(&quot;граница&quot;);ORG.OPENOFFICE.STYLE(&quot;Стандарт&quot;)))">
            <text:p/>
          </table:table-cell>
          <table:table-cell table:formula="of:=T(IF([$тест2.AM7]=1;ORG.OPENOFFICE.STYLE(&quot;граница&quot;);ORG.OPENOFFICE.STYLE(&quot;Стандарт&quot;)))">
            <text:p/>
          </table:table-cell>
          <table:table-cell table:formula="of:=T(IF([$тест2.AN7]=1;ORG.OPENOFFICE.STYLE(&quot;граница&quot;);ORG.OPENOFFICE.STYLE(&quot;Стандарт&quot;)))">
            <text:p/>
          </table:table-cell>
          <table:table-cell table:formula="of:=T(IF([$тест2.AO7]=1;ORG.OPENOFFICE.STYLE(&quot;граница&quot;);ORG.OPENOFFICE.STYLE(&quot;Стандарт&quot;)))">
            <text:p/>
          </table:table-cell>
          <table:table-cell table:formula="of:=T(IF([$тест2.AP7]=1;ORG.OPENOFFICE.STYLE(&quot;граница&quot;);ORG.OPENOFFICE.STYLE(&quot;Стандарт&quot;)))">
            <text:p/>
          </table:table-cell>
          <table:table-cell table:formula="of:=T(IF([$тест2.AQ7]=1;ORG.OPENOFFICE.STYLE(&quot;граница&quot;);ORG.OPENOFFICE.STYLE(&quot;Стандарт&quot;)))">
            <text:p/>
          </table:table-cell>
          <table:table-cell table:formula="of:=T(IF([$тест2.AR7]=1;ORG.OPENOFFICE.STYLE(&quot;граница&quot;);ORG.OPENOFFICE.STYLE(&quot;Стандарт&quot;)))">
            <text:p/>
          </table:table-cell>
          <table:table-cell table:formula="of:=T(IF([$тест2.AS7]=1;ORG.OPENOFFICE.STYLE(&quot;граница&quot;);ORG.OPENOFFICE.STYLE(&quot;Стандарт&quot;)))">
            <text:p/>
          </table:table-cell>
          <table:table-cell table:formula="of:=T(IF([$тест2.AT7]=1;ORG.OPENOFFICE.STYLE(&quot;граница&quot;);ORG.OPENOFFICE.STYLE(&quot;Стандарт&quot;)))">
            <text:p/>
          </table:table-cell>
          <table:table-cell table:formula="of:=T(IF([$тест2.AU7]=1;ORG.OPENOFFICE.STYLE(&quot;граница&quot;);ORG.OPENOFFICE.STYLE(&quot;Стандарт&quot;)))">
            <text:p/>
          </table:table-cell>
          <table:table-cell table:formula="of:=T(IF([$тест2.AV7]=1;ORG.OPENOFFICE.STYLE(&quot;граница&quot;);ORG.OPENOFFICE.STYLE(&quot;Стандарт&quot;)))">
            <text:p/>
          </table:table-cell>
          <table:table-cell table:formula="of:=T(IF([$тест2.AW7]=1;ORG.OPENOFFICE.STYLE(&quot;граница&quot;);ORG.OPENOFFICE.STYLE(&quot;Стандарт&quot;)))">
            <text:p/>
          </table:table-cell>
          <table:table-cell table:formula="of:=T(IF([$тест2.AX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(IF([$тест2.B8]=1;ORG.OPENOFFICE.STYLE(&quot;граница&quot;);ORG.OPENOFFICE.STYLE(&quot;Стандарт&quot;)))">
            <text:p/>
          </table:table-cell>
          <table:table-cell table:formula="of:=T(IF([$тест2.C8]=1;ORG.OPENOFFICE.STYLE(&quot;граница&quot;);ORG.OPENOFFICE.STYLE(&quot;Стандарт&quot;)))">
            <text:p/>
          </table:table-cell>
          <table:table-cell table:formula="of:=T(IF([$тест2.D8]=1;ORG.OPENOFFICE.STYLE(&quot;граница&quot;);ORG.OPENOFFICE.STYLE(&quot;Стандарт&quot;)))">
            <text:p/>
          </table:table-cell>
          <table:table-cell table:formula="of:=T(IF([$тест2.E8]=1;ORG.OPENOFFICE.STYLE(&quot;граница&quot;);ORG.OPENOFFICE.STYLE(&quot;Стандарт&quot;)))">
            <text:p/>
          </table:table-cell>
          <table:table-cell table:style-name="граница" table:formula="of:=T(IF([$тест2.F8]=1;ORG.OPENOFFICE.STYLE(&quot;граница&quot;);ORG.OPENOFFICE.STYLE(&quot;Стандарт&quot;)))">
            <text:p/>
          </table:table-cell>
          <table:table-cell table:style-name="граница" table:formula="of:=T(IF([$тест2.G8]=1;ORG.OPENOFFICE.STYLE(&quot;граница&quot;);ORG.OPENOFFICE.STYLE(&quot;Стандарт&quot;)))">
            <text:p/>
          </table:table-cell>
          <table:table-cell table:style-name="граница" table:formula="of:=T(IF([$тест2.H8]=1;ORG.OPENOFFICE.STYLE(&quot;граница&quot;);ORG.OPENOFFICE.STYLE(&quot;Стандарт&quot;)))">
            <text:p/>
          </table:table-cell>
          <table:table-cell table:style-name="граница" table:formula="of:=T(IF([$тест2.I8]=1;ORG.OPENOFFICE.STYLE(&quot;граница&quot;);ORG.OPENOFFICE.STYLE(&quot;Стандарт&quot;)))">
            <text:p/>
          </table:table-cell>
          <table:table-cell table:style-name="граница" table:formula="of:=T(IF([$тест2.J8]=1;ORG.OPENOFFICE.STYLE(&quot;граница&quot;);ORG.OPENOFFICE.STYLE(&quot;Стандарт&quot;)))">
            <text:p/>
          </table:table-cell>
          <table:table-cell table:style-name="граница" table:formula="of:=T(IF([$тест2.K8]=1;ORG.OPENOFFICE.STYLE(&quot;граница&quot;);ORG.OPENOFFICE.STYLE(&quot;Стандарт&quot;)))">
            <text:p/>
          </table:table-cell>
          <table:table-cell table:style-name="граница" table:formula="of:=T(IF([$тест2.L8]=1;ORG.OPENOFFICE.STYLE(&quot;граница&quot;);ORG.OPENOFFICE.STYLE(&quot;Стандарт&quot;)))">
            <text:p/>
          </table:table-cell>
          <table:table-cell table:formula="of:=T(IF([$тест2.M8]=1;ORG.OPENOFFICE.STYLE(&quot;граница&quot;);ORG.OPENOFFICE.STYLE(&quot;Стандарт&quot;)))">
            <text:p/>
          </table:table-cell>
          <table:table-cell table:formula="of:=T(IF([$тест2.N8]=1;ORG.OPENOFFICE.STYLE(&quot;граница&quot;);ORG.OPENOFFICE.STYLE(&quot;Стандарт&quot;)))">
            <text:p/>
          </table:table-cell>
          <table:table-cell table:formula="of:=T(IF([$тест2.O8]=1;ORG.OPENOFFICE.STYLE(&quot;граница&quot;);ORG.OPENOFFICE.STYLE(&quot;Стандарт&quot;)))">
            <text:p/>
          </table:table-cell>
          <table:table-cell table:formula="of:=T(IF([$тест2.P8]=1;ORG.OPENOFFICE.STYLE(&quot;граница&quot;);ORG.OPENOFFICE.STYLE(&quot;Стандарт&quot;)))">
            <text:p/>
          </table:table-cell>
          <table:table-cell table:formula="of:=T(IF([$тест2.Q8]=1;ORG.OPENOFFICE.STYLE(&quot;граница&quot;);ORG.OPENOFFICE.STYLE(&quot;Стандарт&quot;)))">
            <text:p/>
          </table:table-cell>
          <table:table-cell table:style-name="граница" table:formula="of:=T(IF([$тест2.R8]=1;ORG.OPENOFFICE.STYLE(&quot;граница&quot;);ORG.OPENOFFICE.STYLE(&quot;Стандарт&quot;)))">
            <text:p/>
          </table:table-cell>
          <table:table-cell table:style-name="граница" table:formula="of:=T(IF([$тест2.S8]=1;ORG.OPENOFFICE.STYLE(&quot;граница&quot;);ORG.OPENOFFICE.STYLE(&quot;Стандарт&quot;)))">
            <text:p/>
          </table:table-cell>
          <table:table-cell table:formula="of:=T(IF([$тест2.T8]=1;ORG.OPENOFFICE.STYLE(&quot;граница&quot;);ORG.OPENOFFICE.STYLE(&quot;Стандарт&quot;)))">
            <text:p/>
          </table:table-cell>
          <table:table-cell table:formula="of:=T(IF([$тест2.U8]=1;ORG.OPENOFFICE.STYLE(&quot;граница&quot;);ORG.OPENOFFICE.STYLE(&quot;Стандарт&quot;)))">
            <text:p/>
          </table:table-cell>
          <table:table-cell table:formula="of:=T(IF([$тест2.V8]=1;ORG.OPENOFFICE.STYLE(&quot;граница&quot;);ORG.OPENOFFICE.STYLE(&quot;Стандарт&quot;)))">
            <text:p/>
          </table:table-cell>
          <table:table-cell table:formula="of:=T(IF([$тест2.W8]=1;ORG.OPENOFFICE.STYLE(&quot;граница&quot;);ORG.OPENOFFICE.STYLE(&quot;Стандарт&quot;)))">
            <text:p/>
          </table:table-cell>
          <table:table-cell table:style-name="граница" table:formula="of:=T(IF([$тест2.X8]=1;ORG.OPENOFFICE.STYLE(&quot;граница&quot;);ORG.OPENOFFICE.STYLE(&quot;Стандарт&quot;)))">
            <text:p/>
          </table:table-cell>
          <table:table-cell table:formula="of:=T(IF([$тест2.Y8]=1;ORG.OPENOFFICE.STYLE(&quot;граница&quot;);ORG.OPENOFFICE.STYLE(&quot;Стандарт&quot;)))">
            <text:p/>
          </table:table-cell>
          <table:table-cell table:formula="of:=T(IF([$тест2.Z8]=1;ORG.OPENOFFICE.STYLE(&quot;граница&quot;);ORG.OPENOFFICE.STYLE(&quot;Стандарт&quot;)))">
            <text:p/>
          </table:table-cell>
          <table:table-cell table:formula="of:=T(IF([$тест2.AA8]=1;ORG.OPENOFFICE.STYLE(&quot;граница&quot;);ORG.OPENOFFICE.STYLE(&quot;Стандарт&quot;)))">
            <text:p/>
          </table:table-cell>
          <table:table-cell table:formula="of:=T(IF([$тест2.AB8]=1;ORG.OPENOFFICE.STYLE(&quot;граница&quot;);ORG.OPENOFFICE.STYLE(&quot;Стандарт&quot;)))">
            <text:p/>
          </table:table-cell>
          <table:table-cell table:formula="of:=T(IF([$тест2.AC8]=1;ORG.OPENOFFICE.STYLE(&quot;граница&quot;);ORG.OPENOFFICE.STYLE(&quot;Стандарт&quot;)))">
            <text:p/>
          </table:table-cell>
          <table:table-cell table:formula="of:=T(IF([$тест2.AD8]=1;ORG.OPENOFFICE.STYLE(&quot;граница&quot;);ORG.OPENOFFICE.STYLE(&quot;Стандарт&quot;)))">
            <text:p/>
          </table:table-cell>
          <table:table-cell table:formula="of:=T(IF([$тест2.AE8]=1;ORG.OPENOFFICE.STYLE(&quot;граница&quot;);ORG.OPENOFFICE.STYLE(&quot;Стандарт&quot;)))">
            <text:p/>
          </table:table-cell>
          <table:table-cell table:formula="of:=T(IF([$тест2.AF8]=1;ORG.OPENOFFICE.STYLE(&quot;граница&quot;);ORG.OPENOFFICE.STYLE(&quot;Стандарт&quot;)))">
            <text:p/>
          </table:table-cell>
          <table:table-cell table:formula="of:=T(IF([$тест2.AG8]=1;ORG.OPENOFFICE.STYLE(&quot;граница&quot;);ORG.OPENOFFICE.STYLE(&quot;Стандарт&quot;)))">
            <text:p/>
          </table:table-cell>
          <table:table-cell table:formula="of:=T(IF([$тест2.AH8]=1;ORG.OPENOFFICE.STYLE(&quot;граница&quot;);ORG.OPENOFFICE.STYLE(&quot;Стандарт&quot;)))">
            <text:p/>
          </table:table-cell>
          <table:table-cell table:formula="of:=T(IF([$тест2.AI8]=1;ORG.OPENOFFICE.STYLE(&quot;граница&quot;);ORG.OPENOFFICE.STYLE(&quot;Стандарт&quot;)))">
            <text:p/>
          </table:table-cell>
          <table:table-cell table:formula="of:=T(IF([$тест2.AJ8]=1;ORG.OPENOFFICE.STYLE(&quot;граница&quot;);ORG.OPENOFFICE.STYLE(&quot;Стандарт&quot;)))">
            <text:p/>
          </table:table-cell>
          <table:table-cell table:formula="of:=T(IF([$тест2.AK8]=1;ORG.OPENOFFICE.STYLE(&quot;граница&quot;);ORG.OPENOFFICE.STYLE(&quot;Стандарт&quot;)))">
            <text:p/>
          </table:table-cell>
          <table:table-cell table:formula="of:=T(IF([$тест2.AL8]=1;ORG.OPENOFFICE.STYLE(&quot;граница&quot;);ORG.OPENOFFICE.STYLE(&quot;Стандарт&quot;)))">
            <text:p/>
          </table:table-cell>
          <table:table-cell table:formula="of:=T(IF([$тест2.AM8]=1;ORG.OPENOFFICE.STYLE(&quot;граница&quot;);ORG.OPENOFFICE.STYLE(&quot;Стандарт&quot;)))">
            <text:p/>
          </table:table-cell>
          <table:table-cell table:formula="of:=T(IF([$тест2.AN8]=1;ORG.OPENOFFICE.STYLE(&quot;граница&quot;);ORG.OPENOFFICE.STYLE(&quot;Стандарт&quot;)))">
            <text:p/>
          </table:table-cell>
          <table:table-cell table:formula="of:=T(IF([$тест2.AO8]=1;ORG.OPENOFFICE.STYLE(&quot;граница&quot;);ORG.OPENOFFICE.STYLE(&quot;Стандарт&quot;)))">
            <text:p/>
          </table:table-cell>
          <table:table-cell table:formula="of:=T(IF([$тест2.AP8]=1;ORG.OPENOFFICE.STYLE(&quot;граница&quot;);ORG.OPENOFFICE.STYLE(&quot;Стандарт&quot;)))">
            <text:p/>
          </table:table-cell>
          <table:table-cell table:formula="of:=T(IF([$тест2.AQ8]=1;ORG.OPENOFFICE.STYLE(&quot;граница&quot;);ORG.OPENOFFICE.STYLE(&quot;Стандарт&quot;)))">
            <text:p/>
          </table:table-cell>
          <table:table-cell table:formula="of:=T(IF([$тест2.AR8]=1;ORG.OPENOFFICE.STYLE(&quot;граница&quot;);ORG.OPENOFFICE.STYLE(&quot;Стандарт&quot;)))">
            <text:p/>
          </table:table-cell>
          <table:table-cell table:formula="of:=T(IF([$тест2.AS8]=1;ORG.OPENOFFICE.STYLE(&quot;граница&quot;);ORG.OPENOFFICE.STYLE(&quot;Стандарт&quot;)))">
            <text:p/>
          </table:table-cell>
          <table:table-cell table:formula="of:=T(IF([$тест2.AT8]=1;ORG.OPENOFFICE.STYLE(&quot;граница&quot;);ORG.OPENOFFICE.STYLE(&quot;Стандарт&quot;)))">
            <text:p/>
          </table:table-cell>
          <table:table-cell table:formula="of:=T(IF([$тест2.AU8]=1;ORG.OPENOFFICE.STYLE(&quot;граница&quot;);ORG.OPENOFFICE.STYLE(&quot;Стандарт&quot;)))">
            <text:p/>
          </table:table-cell>
          <table:table-cell table:formula="of:=T(IF([$тест2.AV8]=1;ORG.OPENOFFICE.STYLE(&quot;граница&quot;);ORG.OPENOFFICE.STYLE(&quot;Стандарт&quot;)))">
            <text:p/>
          </table:table-cell>
          <table:table-cell table:formula="of:=T(IF([$тест2.AW8]=1;ORG.OPENOFFICE.STYLE(&quot;граница&quot;);ORG.OPENOFFICE.STYLE(&quot;Стандарт&quot;)))">
            <text:p/>
          </table:table-cell>
          <table:table-cell table:formula="of:=T(IF([$тест2.AX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(IF([$тест2.B9]=1;ORG.OPENOFFICE.STYLE(&quot;граница&quot;);ORG.OPENOFFICE.STYLE(&quot;Стандарт&quot;)))">
            <text:p/>
          </table:table-cell>
          <table:table-cell table:formula="of:=T(IF([$тест2.C9]=1;ORG.OPENOFFICE.STYLE(&quot;граница&quot;);ORG.OPENOFFICE.STYLE(&quot;Стандарт&quot;)))">
            <text:p/>
          </table:table-cell>
          <table:table-cell table:formula="of:=T(IF([$тест2.D9]=1;ORG.OPENOFFICE.STYLE(&quot;граница&quot;);ORG.OPENOFFICE.STYLE(&quot;Стандарт&quot;)))">
            <text:p/>
          </table:table-cell>
          <table:table-cell table:formula="of:=T(IF([$тест2.E9]=1;ORG.OPENOFFICE.STYLE(&quot;граница&quot;);ORG.OPENOFFICE.STYLE(&quot;Стандарт&quot;)))">
            <text:p/>
          </table:table-cell>
          <table:table-cell table:formula="of:=T(IF([$тест2.F9]=1;ORG.OPENOFFICE.STYLE(&quot;граница&quot;);ORG.OPENOFFICE.STYLE(&quot;Стандарт&quot;)))">
            <text:p/>
          </table:table-cell>
          <table:table-cell table:formula="of:=T(IF([$тест2.G9]=1;ORG.OPENOFFICE.STYLE(&quot;граница&quot;);ORG.OPENOFFICE.STYLE(&quot;Стандарт&quot;)))">
            <text:p/>
          </table:table-cell>
          <table:table-cell table:formula="of:=T(IF([$тест2.H9]=1;ORG.OPENOFFICE.STYLE(&quot;граница&quot;);ORG.OPENOFFICE.STYLE(&quot;Стандарт&quot;)))">
            <text:p/>
          </table:table-cell>
          <table:table-cell table:formula="of:=T(IF([$тест2.I9]=1;ORG.OPENOFFICE.STYLE(&quot;граница&quot;);ORG.OPENOFFICE.STYLE(&quot;Стандарт&quot;)))">
            <text:p/>
          </table:table-cell>
          <table:table-cell table:formula="of:=T(IF([$тест2.J9]=1;ORG.OPENOFFICE.STYLE(&quot;граница&quot;);ORG.OPENOFFICE.STYLE(&quot;Стандарт&quot;)))">
            <text:p/>
          </table:table-cell>
          <table:table-cell table:formula="of:=T(IF([$тест2.K9]=1;ORG.OPENOFFICE.STYLE(&quot;граница&quot;);ORG.OPENOFFICE.STYLE(&quot;Стандарт&quot;)))">
            <text:p/>
          </table:table-cell>
          <table:table-cell table:style-name="граница" table:formula="of:=T(IF([$тест2.L9]=1;ORG.OPENOFFICE.STYLE(&quot;граница&quot;);ORG.OPENOFFICE.STYLE(&quot;Стандарт&quot;)))">
            <text:p/>
          </table:table-cell>
          <table:table-cell table:formula="of:=T(IF([$тест2.M9]=1;ORG.OPENOFFICE.STYLE(&quot;граница&quot;);ORG.OPENOFFICE.STYLE(&quot;Стандарт&quot;)))">
            <text:p/>
          </table:table-cell>
          <table:table-cell table:formula="of:=T(IF([$тест2.N9]=1;ORG.OPENOFFICE.STYLE(&quot;граница&quot;);ORG.OPENOFFICE.STYLE(&quot;Стандарт&quot;)))">
            <text:p/>
          </table:table-cell>
          <table:table-cell table:formula="of:=T(IF([$тест2.O9]=1;ORG.OPENOFFICE.STYLE(&quot;граница&quot;);ORG.OPENOFFICE.STYLE(&quot;Стандарт&quot;)))">
            <text:p/>
          </table:table-cell>
          <table:table-cell table:formula="of:=T(IF([$тест2.P9]=1;ORG.OPENOFFICE.STYLE(&quot;граница&quot;);ORG.OPENOFFICE.STYLE(&quot;Стандарт&quot;)))">
            <text:p/>
          </table:table-cell>
          <table:table-cell table:formula="of:=T(IF([$тест2.Q9]=1;ORG.OPENOFFICE.STYLE(&quot;граница&quot;);ORG.OPENOFFICE.STYLE(&quot;Стандарт&quot;)))">
            <text:p/>
          </table:table-cell>
          <table:table-cell table:style-name="граница" table:formula="of:=T(IF([$тест2.R9]=1;ORG.OPENOFFICE.STYLE(&quot;граница&quot;);ORG.OPENOFFICE.STYLE(&quot;Стандарт&quot;)))">
            <text:p/>
          </table:table-cell>
          <table:table-cell table:formula="of:=T(IF([$тест2.S9]=1;ORG.OPENOFFICE.STYLE(&quot;граница&quot;);ORG.OPENOFFICE.STYLE(&quot;Стандарт&quot;)))">
            <text:p/>
          </table:table-cell>
          <table:table-cell table:formula="of:=T(IF([$тест2.T9]=1;ORG.OPENOFFICE.STYLE(&quot;граница&quot;);ORG.OPENOFFICE.STYLE(&quot;Стандарт&quot;)))">
            <text:p/>
          </table:table-cell>
          <table:table-cell table:formula="of:=T(IF([$тест2.U9]=1;ORG.OPENOFFICE.STYLE(&quot;граница&quot;);ORG.OPENOFFICE.STYLE(&quot;Стандарт&quot;)))">
            <text:p/>
          </table:table-cell>
          <table:table-cell table:formula="of:=T(IF([$тест2.V9]=1;ORG.OPENOFFICE.STYLE(&quot;граница&quot;);ORG.OPENOFFICE.STYLE(&quot;Стандарт&quot;)))">
            <text:p/>
          </table:table-cell>
          <table:table-cell table:formula="of:=T(IF([$тест2.W9]=1;ORG.OPENOFFICE.STYLE(&quot;граница&quot;);ORG.OPENOFFICE.STYLE(&quot;Стандарт&quot;)))">
            <text:p/>
          </table:table-cell>
          <table:table-cell table:formula="of:=T(IF([$тест2.X9]=1;ORG.OPENOFFICE.STYLE(&quot;граница&quot;);ORG.OPENOFFICE.STYLE(&quot;Стандарт&quot;)))">
            <text:p/>
          </table:table-cell>
          <table:table-cell table:formula="of:=T(IF([$тест2.Y9]=1;ORG.OPENOFFICE.STYLE(&quot;граница&quot;);ORG.OPENOFFICE.STYLE(&quot;Стандарт&quot;)))">
            <text:p/>
          </table:table-cell>
          <table:table-cell table:formula="of:=T(IF([$тест2.Z9]=1;ORG.OPENOFFICE.STYLE(&quot;граница&quot;);ORG.OPENOFFICE.STYLE(&quot;Стандарт&quot;)))">
            <text:p/>
          </table:table-cell>
          <table:table-cell table:formula="of:=T(IF([$тест2.AA9]=1;ORG.OPENOFFICE.STYLE(&quot;граница&quot;);ORG.OPENOFFICE.STYLE(&quot;Стандарт&quot;)))">
            <text:p/>
          </table:table-cell>
          <table:table-cell table:formula="of:=T(IF([$тест2.AB9]=1;ORG.OPENOFFICE.STYLE(&quot;граница&quot;);ORG.OPENOFFICE.STYLE(&quot;Стандарт&quot;)))">
            <text:p/>
          </table:table-cell>
          <table:table-cell table:formula="of:=T(IF([$тест2.AC9]=1;ORG.OPENOFFICE.STYLE(&quot;граница&quot;);ORG.OPENOFFICE.STYLE(&quot;Стандарт&quot;)))">
            <text:p/>
          </table:table-cell>
          <table:table-cell table:formula="of:=T(IF([$тест2.AD9]=1;ORG.OPENOFFICE.STYLE(&quot;граница&quot;);ORG.OPENOFFICE.STYLE(&quot;Стандарт&quot;)))">
            <text:p/>
          </table:table-cell>
          <table:table-cell table:formula="of:=T(IF([$тест2.AE9]=1;ORG.OPENOFFICE.STYLE(&quot;граница&quot;);ORG.OPENOFFICE.STYLE(&quot;Стандарт&quot;)))">
            <text:p/>
          </table:table-cell>
          <table:table-cell table:formula="of:=T(IF([$тест2.AF9]=1;ORG.OPENOFFICE.STYLE(&quot;граница&quot;);ORG.OPENOFFICE.STYLE(&quot;Стандарт&quot;)))">
            <text:p/>
          </table:table-cell>
          <table:table-cell table:formula="of:=T(IF([$тест2.AG9]=1;ORG.OPENOFFICE.STYLE(&quot;граница&quot;);ORG.OPENOFFICE.STYLE(&quot;Стандарт&quot;)))">
            <text:p/>
          </table:table-cell>
          <table:table-cell table:formula="of:=T(IF([$тест2.AH9]=1;ORG.OPENOFFICE.STYLE(&quot;граница&quot;);ORG.OPENOFFICE.STYLE(&quot;Стандарт&quot;)))">
            <text:p/>
          </table:table-cell>
          <table:table-cell table:formula="of:=T(IF([$тест2.AI9]=1;ORG.OPENOFFICE.STYLE(&quot;граница&quot;);ORG.OPENOFFICE.STYLE(&quot;Стандарт&quot;)))">
            <text:p/>
          </table:table-cell>
          <table:table-cell table:formula="of:=T(IF([$тест2.AJ9]=1;ORG.OPENOFFICE.STYLE(&quot;граница&quot;);ORG.OPENOFFICE.STYLE(&quot;Стандарт&quot;)))">
            <text:p/>
          </table:table-cell>
          <table:table-cell table:formula="of:=T(IF([$тест2.AK9]=1;ORG.OPENOFFICE.STYLE(&quot;граница&quot;);ORG.OPENOFFICE.STYLE(&quot;Стандарт&quot;)))">
            <text:p/>
          </table:table-cell>
          <table:table-cell table:formula="of:=T(IF([$тест2.AL9]=1;ORG.OPENOFFICE.STYLE(&quot;граница&quot;);ORG.OPENOFFICE.STYLE(&quot;Стандарт&quot;)))">
            <text:p/>
          </table:table-cell>
          <table:table-cell table:formula="of:=T(IF([$тест2.AM9]=1;ORG.OPENOFFICE.STYLE(&quot;граница&quot;);ORG.OPENOFFICE.STYLE(&quot;Стандарт&quot;)))">
            <text:p/>
          </table:table-cell>
          <table:table-cell table:formula="of:=T(IF([$тест2.AN9]=1;ORG.OPENOFFICE.STYLE(&quot;граница&quot;);ORG.OPENOFFICE.STYLE(&quot;Стандарт&quot;)))">
            <text:p/>
          </table:table-cell>
          <table:table-cell table:formula="of:=T(IF([$тест2.AO9]=1;ORG.OPENOFFICE.STYLE(&quot;граница&quot;);ORG.OPENOFFICE.STYLE(&quot;Стандарт&quot;)))">
            <text:p/>
          </table:table-cell>
          <table:table-cell table:formula="of:=T(IF([$тест2.AP9]=1;ORG.OPENOFFICE.STYLE(&quot;граница&quot;);ORG.OPENOFFICE.STYLE(&quot;Стандарт&quot;)))">
            <text:p/>
          </table:table-cell>
          <table:table-cell table:formula="of:=T(IF([$тест2.AQ9]=1;ORG.OPENOFFICE.STYLE(&quot;граница&quot;);ORG.OPENOFFICE.STYLE(&quot;Стандарт&quot;)))">
            <text:p/>
          </table:table-cell>
          <table:table-cell table:formula="of:=T(IF([$тест2.AR9]=1;ORG.OPENOFFICE.STYLE(&quot;граница&quot;);ORG.OPENOFFICE.STYLE(&quot;Стандарт&quot;)))">
            <text:p/>
          </table:table-cell>
          <table:table-cell table:formula="of:=T(IF([$тест2.AS9]=1;ORG.OPENOFFICE.STYLE(&quot;граница&quot;);ORG.OPENOFFICE.STYLE(&quot;Стандарт&quot;)))">
            <text:p/>
          </table:table-cell>
          <table:table-cell table:formula="of:=T(IF([$тест2.AT9]=1;ORG.OPENOFFICE.STYLE(&quot;граница&quot;);ORG.OPENOFFICE.STYLE(&quot;Стандарт&quot;)))">
            <text:p/>
          </table:table-cell>
          <table:table-cell table:formula="of:=T(IF([$тест2.AU9]=1;ORG.OPENOFFICE.STYLE(&quot;граница&quot;);ORG.OPENOFFICE.STYLE(&quot;Стандарт&quot;)))">
            <text:p/>
          </table:table-cell>
          <table:table-cell table:formula="of:=T(IF([$тест2.AV9]=1;ORG.OPENOFFICE.STYLE(&quot;граница&quot;);ORG.OPENOFFICE.STYLE(&quot;Стандарт&quot;)))">
            <text:p/>
          </table:table-cell>
          <table:table-cell table:formula="of:=T(IF([$тест2.AW9]=1;ORG.OPENOFFICE.STYLE(&quot;граница&quot;);ORG.OPENOFFICE.STYLE(&quot;Стандарт&quot;)))">
            <text:p/>
          </table:table-cell>
          <table:table-cell table:formula="of:=T(IF([$тест2.AX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(IF([$тест2.B10]=1;ORG.OPENOFFICE.STYLE(&quot;граница&quot;);ORG.OPENOFFICE.STYLE(&quot;Стандарт&quot;)))">
            <text:p/>
          </table:table-cell>
          <table:table-cell table:formula="of:=T(IF([$тест2.C10]=1;ORG.OPENOFFICE.STYLE(&quot;граница&quot;);ORG.OPENOFFICE.STYLE(&quot;Стандарт&quot;)))">
            <text:p/>
          </table:table-cell>
          <table:table-cell table:formula="of:=T(IF([$тест2.D10]=1;ORG.OPENOFFICE.STYLE(&quot;граница&quot;);ORG.OPENOFFICE.STYLE(&quot;Стандарт&quot;)))">
            <text:p/>
          </table:table-cell>
          <table:table-cell table:formula="of:=T(IF([$тест2.E10]=1;ORG.OPENOFFICE.STYLE(&quot;граница&quot;);ORG.OPENOFFICE.STYLE(&quot;Стандарт&quot;)))">
            <text:p/>
          </table:table-cell>
          <table:table-cell table:formula="of:=T(IF([$тест2.F10]=1;ORG.OPENOFFICE.STYLE(&quot;граница&quot;);ORG.OPENOFFICE.STYLE(&quot;Стандарт&quot;)))">
            <text:p/>
          </table:table-cell>
          <table:table-cell table:formula="of:=T(IF([$тест2.G10]=1;ORG.OPENOFFICE.STYLE(&quot;граница&quot;);ORG.OPENOFFICE.STYLE(&quot;Стандарт&quot;)))">
            <text:p/>
          </table:table-cell>
          <table:table-cell table:formula="of:=T(IF([$тест2.H10]=1;ORG.OPENOFFICE.STYLE(&quot;граница&quot;);ORG.OPENOFFICE.STYLE(&quot;Стандарт&quot;)))">
            <text:p/>
          </table:table-cell>
          <table:table-cell table:formula="of:=T(IF([$тест2.I10]=1;ORG.OPENOFFICE.STYLE(&quot;граница&quot;);ORG.OPENOFFICE.STYLE(&quot;Стандарт&quot;)))">
            <text:p/>
          </table:table-cell>
          <table:table-cell table:formula="of:=T(IF([$тест2.J10]=1;ORG.OPENOFFICE.STYLE(&quot;граница&quot;);ORG.OPENOFFICE.STYLE(&quot;Стандарт&quot;)))">
            <text:p/>
          </table:table-cell>
          <table:table-cell table:formula="of:=T(IF([$тест2.K10]=1;ORG.OPENOFFICE.STYLE(&quot;граница&quot;);ORG.OPENOFFICE.STYLE(&quot;Стандарт&quot;)))">
            <text:p/>
          </table:table-cell>
          <table:table-cell table:formula="of:=T(IF([$тест2.L10]=1;ORG.OPENOFFICE.STYLE(&quot;граница&quot;);ORG.OPENOFFICE.STYLE(&quot;Стандарт&quot;)))">
            <text:p/>
          </table:table-cell>
          <table:table-cell table:formula="of:=T(IF([$тест2.M10]=1;ORG.OPENOFFICE.STYLE(&quot;граница&quot;);ORG.OPENOFFICE.STYLE(&quot;Стандарт&quot;)))">
            <text:p/>
          </table:table-cell>
          <table:table-cell table:formula="of:=T(IF([$тест2.N10]=1;ORG.OPENOFFICE.STYLE(&quot;граница&quot;);ORG.OPENOFFICE.STYLE(&quot;Стандарт&quot;)))">
            <text:p/>
          </table:table-cell>
          <table:table-cell table:formula="of:=T(IF([$тест2.O10]=1;ORG.OPENOFFICE.STYLE(&quot;граница&quot;);ORG.OPENOFFICE.STYLE(&quot;Стандарт&quot;)))">
            <text:p/>
          </table:table-cell>
          <table:table-cell table:formula="of:=T(IF([$тест2.P10]=1;ORG.OPENOFFICE.STYLE(&quot;граница&quot;);ORG.OPENOFFICE.STYLE(&quot;Стандарт&quot;)))">
            <text:p/>
          </table:table-cell>
          <table:table-cell table:formula="of:=T(IF([$тест2.Q10]=1;ORG.OPENOFFICE.STYLE(&quot;граница&quot;);ORG.OPENOFFICE.STYLE(&quot;Стандарт&quot;)))">
            <text:p/>
          </table:table-cell>
          <table:table-cell table:formula="of:=T(IF([$тест2.R10]=1;ORG.OPENOFFICE.STYLE(&quot;граница&quot;);ORG.OPENOFFICE.STYLE(&quot;Стандарт&quot;)))">
            <text:p/>
          </table:table-cell>
          <table:table-cell table:formula="of:=T(IF([$тест2.S10]=1;ORG.OPENOFFICE.STYLE(&quot;граница&quot;);ORG.OPENOFFICE.STYLE(&quot;Стандарт&quot;)))">
            <text:p/>
          </table:table-cell>
          <table:table-cell table:formula="of:=T(IF([$тест2.T10]=1;ORG.OPENOFFICE.STYLE(&quot;граница&quot;);ORG.OPENOFFICE.STYLE(&quot;Стандарт&quot;)))">
            <text:p/>
          </table:table-cell>
          <table:table-cell table:formula="of:=T(IF([$тест2.U10]=1;ORG.OPENOFFICE.STYLE(&quot;граница&quot;);ORG.OPENOFFICE.STYLE(&quot;Стандарт&quot;)))">
            <text:p/>
          </table:table-cell>
          <table:table-cell table:formula="of:=T(IF([$тест2.V10]=1;ORG.OPENOFFICE.STYLE(&quot;граница&quot;);ORG.OPENOFFICE.STYLE(&quot;Стандарт&quot;)))">
            <text:p/>
          </table:table-cell>
          <table:table-cell table:formula="of:=T(IF([$тест2.W10]=1;ORG.OPENOFFICE.STYLE(&quot;граница&quot;);ORG.OPENOFFICE.STYLE(&quot;Стандарт&quot;)))">
            <text:p/>
          </table:table-cell>
          <table:table-cell table:formula="of:=T(IF([$тест2.X10]=1;ORG.OPENOFFICE.STYLE(&quot;граница&quot;);ORG.OPENOFFICE.STYLE(&quot;Стандарт&quot;)))">
            <text:p/>
          </table:table-cell>
          <table:table-cell table:formula="of:=T(IF([$тест2.Y10]=1;ORG.OPENOFFICE.STYLE(&quot;граница&quot;);ORG.OPENOFFICE.STYLE(&quot;Стандарт&quot;)))">
            <text:p/>
          </table:table-cell>
          <table:table-cell table:formula="of:=T(IF([$тест2.Z10]=1;ORG.OPENOFFICE.STYLE(&quot;граница&quot;);ORG.OPENOFFICE.STYLE(&quot;Стандарт&quot;)))">
            <text:p/>
          </table:table-cell>
          <table:table-cell table:formula="of:=T(IF([$тест2.AA10]=1;ORG.OPENOFFICE.STYLE(&quot;граница&quot;);ORG.OPENOFFICE.STYLE(&quot;Стандарт&quot;)))">
            <text:p/>
          </table:table-cell>
          <table:table-cell table:formula="of:=T(IF([$тест2.AB10]=1;ORG.OPENOFFICE.STYLE(&quot;граница&quot;);ORG.OPENOFFICE.STYLE(&quot;Стандарт&quot;)))">
            <text:p/>
          </table:table-cell>
          <table:table-cell table:formula="of:=T(IF([$тест2.AC10]=1;ORG.OPENOFFICE.STYLE(&quot;граница&quot;);ORG.OPENOFFICE.STYLE(&quot;Стандарт&quot;)))">
            <text:p/>
          </table:table-cell>
          <table:table-cell table:formula="of:=T(IF([$тест2.AD10]=1;ORG.OPENOFFICE.STYLE(&quot;граница&quot;);ORG.OPENOFFICE.STYLE(&quot;Стандарт&quot;)))">
            <text:p/>
          </table:table-cell>
          <table:table-cell table:formula="of:=T(IF([$тест2.AE10]=1;ORG.OPENOFFICE.STYLE(&quot;граница&quot;);ORG.OPENOFFICE.STYLE(&quot;Стандарт&quot;)))">
            <text:p/>
          </table:table-cell>
          <table:table-cell table:formula="of:=T(IF([$тест2.AF10]=1;ORG.OPENOFFICE.STYLE(&quot;граница&quot;);ORG.OPENOFFICE.STYLE(&quot;Стандарт&quot;)))">
            <text:p/>
          </table:table-cell>
          <table:table-cell table:formula="of:=T(IF([$тест2.AG10]=1;ORG.OPENOFFICE.STYLE(&quot;граница&quot;);ORG.OPENOFFICE.STYLE(&quot;Стандарт&quot;)))">
            <text:p/>
          </table:table-cell>
          <table:table-cell table:formula="of:=T(IF([$тест2.AH10]=1;ORG.OPENOFFICE.STYLE(&quot;граница&quot;);ORG.OPENOFFICE.STYLE(&quot;Стандарт&quot;)))">
            <text:p/>
          </table:table-cell>
          <table:table-cell table:formula="of:=T(IF([$тест2.AI10]=1;ORG.OPENOFFICE.STYLE(&quot;граница&quot;);ORG.OPENOFFICE.STYLE(&quot;Стандарт&quot;)))">
            <text:p/>
          </table:table-cell>
          <table:table-cell table:formula="of:=T(IF([$тест2.AJ10]=1;ORG.OPENOFFICE.STYLE(&quot;граница&quot;);ORG.OPENOFFICE.STYLE(&quot;Стандарт&quot;)))">
            <text:p/>
          </table:table-cell>
          <table:table-cell table:formula="of:=T(IF([$тест2.AK10]=1;ORG.OPENOFFICE.STYLE(&quot;граница&quot;);ORG.OPENOFFICE.STYLE(&quot;Стандарт&quot;)))">
            <text:p/>
          </table:table-cell>
          <table:table-cell table:formula="of:=T(IF([$тест2.AL10]=1;ORG.OPENOFFICE.STYLE(&quot;граница&quot;);ORG.OPENOFFICE.STYLE(&quot;Стандарт&quot;)))">
            <text:p/>
          </table:table-cell>
          <table:table-cell table:formula="of:=T(IF([$тест2.AM10]=1;ORG.OPENOFFICE.STYLE(&quot;граница&quot;);ORG.OPENOFFICE.STYLE(&quot;Стандарт&quot;)))">
            <text:p/>
          </table:table-cell>
          <table:table-cell table:formula="of:=T(IF([$тест2.AN10]=1;ORG.OPENOFFICE.STYLE(&quot;граница&quot;);ORG.OPENOFFICE.STYLE(&quot;Стандарт&quot;)))">
            <text:p/>
          </table:table-cell>
          <table:table-cell table:formula="of:=T(IF([$тест2.AO10]=1;ORG.OPENOFFICE.STYLE(&quot;граница&quot;);ORG.OPENOFFICE.STYLE(&quot;Стандарт&quot;)))">
            <text:p/>
          </table:table-cell>
          <table:table-cell table:formula="of:=T(IF([$тест2.AP10]=1;ORG.OPENOFFICE.STYLE(&quot;граница&quot;);ORG.OPENOFFICE.STYLE(&quot;Стандарт&quot;)))">
            <text:p/>
          </table:table-cell>
          <table:table-cell table:formula="of:=T(IF([$тест2.AQ10]=1;ORG.OPENOFFICE.STYLE(&quot;граница&quot;);ORG.OPENOFFICE.STYLE(&quot;Стандарт&quot;)))">
            <text:p/>
          </table:table-cell>
          <table:table-cell table:formula="of:=T(IF([$тест2.AR10]=1;ORG.OPENOFFICE.STYLE(&quot;граница&quot;);ORG.OPENOFFICE.STYLE(&quot;Стандарт&quot;)))">
            <text:p/>
          </table:table-cell>
          <table:table-cell table:formula="of:=T(IF([$тест2.AS10]=1;ORG.OPENOFFICE.STYLE(&quot;граница&quot;);ORG.OPENOFFICE.STYLE(&quot;Стандарт&quot;)))">
            <text:p/>
          </table:table-cell>
          <table:table-cell table:formula="of:=T(IF([$тест2.AT10]=1;ORG.OPENOFFICE.STYLE(&quot;граница&quot;);ORG.OPENOFFICE.STYLE(&quot;Стандарт&quot;)))">
            <text:p/>
          </table:table-cell>
          <table:table-cell table:formula="of:=T(IF([$тест2.AU10]=1;ORG.OPENOFFICE.STYLE(&quot;граница&quot;);ORG.OPENOFFICE.STYLE(&quot;Стандарт&quot;)))">
            <text:p/>
          </table:table-cell>
          <table:table-cell table:formula="of:=T(IF([$тест2.AV10]=1;ORG.OPENOFFICE.STYLE(&quot;граница&quot;);ORG.OPENOFFICE.STYLE(&quot;Стандарт&quot;)))">
            <text:p/>
          </table:table-cell>
          <table:table-cell table:formula="of:=T(IF([$тест2.AW10]=1;ORG.OPENOFFICE.STYLE(&quot;граница&quot;);ORG.OPENOFFICE.STYLE(&quot;Стандарт&quot;)))">
            <text:p/>
          </table:table-cell>
          <table:table-cell table:formula="of:=T(IF([$тест2.AX1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(IF([$тест2.B11]=1;ORG.OPENOFFICE.STYLE(&quot;граница&quot;);ORG.OPENOFFICE.STYLE(&quot;Стандарт&quot;)))">
            <text:p/>
          </table:table-cell>
          <table:table-cell table:formula="of:=T(IF([$тест2.C11]=1;ORG.OPENOFFICE.STYLE(&quot;граница&quot;);ORG.OPENOFFICE.STYLE(&quot;Стандарт&quot;)))">
            <text:p/>
          </table:table-cell>
          <table:table-cell table:formula="of:=T(IF([$тест2.D11]=1;ORG.OPENOFFICE.STYLE(&quot;граница&quot;);ORG.OPENOFFICE.STYLE(&quot;Стандарт&quot;)))">
            <text:p/>
          </table:table-cell>
          <table:table-cell table:formula="of:=T(IF([$тест2.E11]=1;ORG.OPENOFFICE.STYLE(&quot;граница&quot;);ORG.OPENOFFICE.STYLE(&quot;Стандарт&quot;)))">
            <text:p/>
          </table:table-cell>
          <table:table-cell table:formula="of:=T(IF([$тест2.F11]=1;ORG.OPENOFFICE.STYLE(&quot;граница&quot;);ORG.OPENOFFICE.STYLE(&quot;Стандарт&quot;)))">
            <text:p/>
          </table:table-cell>
          <table:table-cell table:formula="of:=T(IF([$тест2.G11]=1;ORG.OPENOFFICE.STYLE(&quot;граница&quot;);ORG.OPENOFFICE.STYLE(&quot;Стандарт&quot;)))">
            <text:p/>
          </table:table-cell>
          <table:table-cell table:formula="of:=T(IF([$тест2.H11]=1;ORG.OPENOFFICE.STYLE(&quot;граница&quot;);ORG.OPENOFFICE.STYLE(&quot;Стандарт&quot;)))">
            <text:p/>
          </table:table-cell>
          <table:table-cell table:formula="of:=T(IF([$тест2.I11]=1;ORG.OPENOFFICE.STYLE(&quot;граница&quot;);ORG.OPENOFFICE.STYLE(&quot;Стандарт&quot;)))">
            <text:p/>
          </table:table-cell>
          <table:table-cell table:formula="of:=T(IF([$тест2.J11]=1;ORG.OPENOFFICE.STYLE(&quot;граница&quot;);ORG.OPENOFFICE.STYLE(&quot;Стандарт&quot;)))">
            <text:p/>
          </table:table-cell>
          <table:table-cell table:formula="of:=T(IF([$тест2.K11]=1;ORG.OPENOFFICE.STYLE(&quot;граница&quot;);ORG.OPENOFFICE.STYLE(&quot;Стандарт&quot;)))">
            <text:p/>
          </table:table-cell>
          <table:table-cell table:formula="of:=T(IF([$тест2.L11]=1;ORG.OPENOFFICE.STYLE(&quot;граница&quot;);ORG.OPENOFFICE.STYLE(&quot;Стандарт&quot;)))">
            <text:p/>
          </table:table-cell>
          <table:table-cell table:formula="of:=T(IF([$тест2.M11]=1;ORG.OPENOFFICE.STYLE(&quot;граница&quot;);ORG.OPENOFFICE.STYLE(&quot;Стандарт&quot;)))">
            <text:p/>
          </table:table-cell>
          <table:table-cell table:formula="of:=T(IF([$тест2.N11]=1;ORG.OPENOFFICE.STYLE(&quot;граница&quot;);ORG.OPENOFFICE.STYLE(&quot;Стандарт&quot;)))">
            <text:p/>
          </table:table-cell>
          <table:table-cell table:formula="of:=T(IF([$тест2.O11]=1;ORG.OPENOFFICE.STYLE(&quot;граница&quot;);ORG.OPENOFFICE.STYLE(&quot;Стандарт&quot;)))">
            <text:p/>
          </table:table-cell>
          <table:table-cell table:formula="of:=T(IF([$тест2.P11]=1;ORG.OPENOFFICE.STYLE(&quot;граница&quot;);ORG.OPENOFFICE.STYLE(&quot;Стандарт&quot;)))">
            <text:p/>
          </table:table-cell>
          <table:table-cell table:formula="of:=T(IF([$тест2.Q11]=1;ORG.OPENOFFICE.STYLE(&quot;граница&quot;);ORG.OPENOFFICE.STYLE(&quot;Стандарт&quot;)))">
            <text:p/>
          </table:table-cell>
          <table:table-cell table:formula="of:=T(IF([$тест2.R11]=1;ORG.OPENOFFICE.STYLE(&quot;граница&quot;);ORG.OPENOFFICE.STYLE(&quot;Стандарт&quot;)))">
            <text:p/>
          </table:table-cell>
          <table:table-cell table:formula="of:=T(IF([$тест2.S11]=1;ORG.OPENOFFICE.STYLE(&quot;граница&quot;);ORG.OPENOFFICE.STYLE(&quot;Стандарт&quot;)))">
            <text:p/>
          </table:table-cell>
          <table:table-cell table:formula="of:=T(IF([$тест2.T11]=1;ORG.OPENOFFICE.STYLE(&quot;граница&quot;);ORG.OPENOFFICE.STYLE(&quot;Стандарт&quot;)))">
            <text:p/>
          </table:table-cell>
          <table:table-cell table:formula="of:=T(IF([$тест2.U11]=1;ORG.OPENOFFICE.STYLE(&quot;граница&quot;);ORG.OPENOFFICE.STYLE(&quot;Стандарт&quot;)))">
            <text:p/>
          </table:table-cell>
          <table:table-cell table:formula="of:=T(IF([$тест2.V11]=1;ORG.OPENOFFICE.STYLE(&quot;граница&quot;);ORG.OPENOFFICE.STYLE(&quot;Стандарт&quot;)))">
            <text:p/>
          </table:table-cell>
          <table:table-cell table:formula="of:=T(IF([$тест2.W11]=1;ORG.OPENOFFICE.STYLE(&quot;граница&quot;);ORG.OPENOFFICE.STYLE(&quot;Стандарт&quot;)))">
            <text:p/>
          </table:table-cell>
          <table:table-cell table:formula="of:=T(IF([$тест2.X11]=1;ORG.OPENOFFICE.STYLE(&quot;граница&quot;);ORG.OPENOFFICE.STYLE(&quot;Стандарт&quot;)))">
            <text:p/>
          </table:table-cell>
          <table:table-cell table:formula="of:=T(IF([$тест2.Y11]=1;ORG.OPENOFFICE.STYLE(&quot;граница&quot;);ORG.OPENOFFICE.STYLE(&quot;Стандарт&quot;)))">
            <text:p/>
          </table:table-cell>
          <table:table-cell table:formula="of:=T(IF([$тест2.Z11]=1;ORG.OPENOFFICE.STYLE(&quot;граница&quot;);ORG.OPENOFFICE.STYLE(&quot;Стандарт&quot;)))">
            <text:p/>
          </table:table-cell>
          <table:table-cell table:formula="of:=T(IF([$тест2.AA11]=1;ORG.OPENOFFICE.STYLE(&quot;граница&quot;);ORG.OPENOFFICE.STYLE(&quot;Стандарт&quot;)))">
            <text:p/>
          </table:table-cell>
          <table:table-cell table:formula="of:=T(IF([$тест2.AB11]=1;ORG.OPENOFFICE.STYLE(&quot;граница&quot;);ORG.OPENOFFICE.STYLE(&quot;Стандарт&quot;)))">
            <text:p/>
          </table:table-cell>
          <table:table-cell table:formula="of:=T(IF([$тест2.AC11]=1;ORG.OPENOFFICE.STYLE(&quot;граница&quot;);ORG.OPENOFFICE.STYLE(&quot;Стандарт&quot;)))">
            <text:p/>
          </table:table-cell>
          <table:table-cell table:formula="of:=T(IF([$тест2.AD11]=1;ORG.OPENOFFICE.STYLE(&quot;граница&quot;);ORG.OPENOFFICE.STYLE(&quot;Стандарт&quot;)))">
            <text:p/>
          </table:table-cell>
          <table:table-cell table:formula="of:=T(IF([$тест2.AE11]=1;ORG.OPENOFFICE.STYLE(&quot;граница&quot;);ORG.OPENOFFICE.STYLE(&quot;Стандарт&quot;)))">
            <text:p/>
          </table:table-cell>
          <table:table-cell table:formula="of:=T(IF([$тест2.AF11]=1;ORG.OPENOFFICE.STYLE(&quot;граница&quot;);ORG.OPENOFFICE.STYLE(&quot;Стандарт&quot;)))">
            <text:p/>
          </table:table-cell>
          <table:table-cell table:formula="of:=T(IF([$тест2.AG11]=1;ORG.OPENOFFICE.STYLE(&quot;граница&quot;);ORG.OPENOFFICE.STYLE(&quot;Стандарт&quot;)))">
            <text:p/>
          </table:table-cell>
          <table:table-cell table:formula="of:=T(IF([$тест2.AH11]=1;ORG.OPENOFFICE.STYLE(&quot;граница&quot;);ORG.OPENOFFICE.STYLE(&quot;Стандарт&quot;)))">
            <text:p/>
          </table:table-cell>
          <table:table-cell table:formula="of:=T(IF([$тест2.AI11]=1;ORG.OPENOFFICE.STYLE(&quot;граница&quot;);ORG.OPENOFFICE.STYLE(&quot;Стандарт&quot;)))">
            <text:p/>
          </table:table-cell>
          <table:table-cell table:formula="of:=T(IF([$тест2.AJ11]=1;ORG.OPENOFFICE.STYLE(&quot;граница&quot;);ORG.OPENOFFICE.STYLE(&quot;Стандарт&quot;)))">
            <text:p/>
          </table:table-cell>
          <table:table-cell table:formula="of:=T(IF([$тест2.AK11]=1;ORG.OPENOFFICE.STYLE(&quot;граница&quot;);ORG.OPENOFFICE.STYLE(&quot;Стандарт&quot;)))">
            <text:p/>
          </table:table-cell>
          <table:table-cell table:formula="of:=T(IF([$тест2.AL11]=1;ORG.OPENOFFICE.STYLE(&quot;граница&quot;);ORG.OPENOFFICE.STYLE(&quot;Стандарт&quot;)))">
            <text:p/>
          </table:table-cell>
          <table:table-cell table:formula="of:=T(IF([$тест2.AM11]=1;ORG.OPENOFFICE.STYLE(&quot;граница&quot;);ORG.OPENOFFICE.STYLE(&quot;Стандарт&quot;)))">
            <text:p/>
          </table:table-cell>
          <table:table-cell table:formula="of:=T(IF([$тест2.AN11]=1;ORG.OPENOFFICE.STYLE(&quot;граница&quot;);ORG.OPENOFFICE.STYLE(&quot;Стандарт&quot;)))">
            <text:p/>
          </table:table-cell>
          <table:table-cell table:formula="of:=T(IF([$тест2.AO11]=1;ORG.OPENOFFICE.STYLE(&quot;граница&quot;);ORG.OPENOFFICE.STYLE(&quot;Стандарт&quot;)))">
            <text:p/>
          </table:table-cell>
          <table:table-cell table:formula="of:=T(IF([$тест2.AP11]=1;ORG.OPENOFFICE.STYLE(&quot;граница&quot;);ORG.OPENOFFICE.STYLE(&quot;Стандарт&quot;)))">
            <text:p/>
          </table:table-cell>
          <table:table-cell table:formula="of:=T(IF([$тест2.AQ11]=1;ORG.OPENOFFICE.STYLE(&quot;граница&quot;);ORG.OPENOFFICE.STYLE(&quot;Стандарт&quot;)))">
            <text:p/>
          </table:table-cell>
          <table:table-cell table:formula="of:=T(IF([$тест2.AR11]=1;ORG.OPENOFFICE.STYLE(&quot;граница&quot;);ORG.OPENOFFICE.STYLE(&quot;Стандарт&quot;)))">
            <text:p/>
          </table:table-cell>
          <table:table-cell table:formula="of:=T(IF([$тест2.AS11]=1;ORG.OPENOFFICE.STYLE(&quot;граница&quot;);ORG.OPENOFFICE.STYLE(&quot;Стандарт&quot;)))">
            <text:p/>
          </table:table-cell>
          <table:table-cell table:formula="of:=T(IF([$тест2.AT11]=1;ORG.OPENOFFICE.STYLE(&quot;граница&quot;);ORG.OPENOFFICE.STYLE(&quot;Стандарт&quot;)))">
            <text:p/>
          </table:table-cell>
          <table:table-cell table:formula="of:=T(IF([$тест2.AU11]=1;ORG.OPENOFFICE.STYLE(&quot;граница&quot;);ORG.OPENOFFICE.STYLE(&quot;Стандарт&quot;)))">
            <text:p/>
          </table:table-cell>
          <table:table-cell table:formula="of:=T(IF([$тест2.AV11]=1;ORG.OPENOFFICE.STYLE(&quot;граница&quot;);ORG.OPENOFFICE.STYLE(&quot;Стандарт&quot;)))">
            <text:p/>
          </table:table-cell>
          <table:table-cell table:formula="of:=T(IF([$тест2.AW11]=1;ORG.OPENOFFICE.STYLE(&quot;граница&quot;);ORG.OPENOFFICE.STYLE(&quot;Стандарт&quot;)))">
            <text:p/>
          </table:table-cell>
          <table:table-cell table:formula="of:=T(IF([$тест2.AX1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(IF([$тест2.B12]=1;ORG.OPENOFFICE.STYLE(&quot;граница&quot;);ORG.OPENOFFICE.STYLE(&quot;Стандарт&quot;)))">
            <text:p/>
          </table:table-cell>
          <table:table-cell table:formula="of:=T(IF([$тест2.C12]=1;ORG.OPENOFFICE.STYLE(&quot;граница&quot;);ORG.OPENOFFICE.STYLE(&quot;Стандарт&quot;)))">
            <text:p/>
          </table:table-cell>
          <table:table-cell table:formula="of:=T(IF([$тест2.D12]=1;ORG.OPENOFFICE.STYLE(&quot;граница&quot;);ORG.OPENOFFICE.STYLE(&quot;Стандарт&quot;)))">
            <text:p/>
          </table:table-cell>
          <table:table-cell table:formula="of:=T(IF([$тест2.E12]=1;ORG.OPENOFFICE.STYLE(&quot;граница&quot;);ORG.OPENOFFICE.STYLE(&quot;Стандарт&quot;)))">
            <text:p/>
          </table:table-cell>
          <table:table-cell table:formula="of:=T(IF([$тест2.F12]=1;ORG.OPENOFFICE.STYLE(&quot;граница&quot;);ORG.OPENOFFICE.STYLE(&quot;Стандарт&quot;)))">
            <text:p/>
          </table:table-cell>
          <table:table-cell table:formula="of:=T(IF([$тест2.G12]=1;ORG.OPENOFFICE.STYLE(&quot;граница&quot;);ORG.OPENOFFICE.STYLE(&quot;Стандарт&quot;)))">
            <text:p/>
          </table:table-cell>
          <table:table-cell table:formula="of:=T(IF([$тест2.H12]=1;ORG.OPENOFFICE.STYLE(&quot;граница&quot;);ORG.OPENOFFICE.STYLE(&quot;Стандарт&quot;)))">
            <text:p/>
          </table:table-cell>
          <table:table-cell table:formula="of:=T(IF([$тест2.I12]=1;ORG.OPENOFFICE.STYLE(&quot;граница&quot;);ORG.OPENOFFICE.STYLE(&quot;Стандарт&quot;)))">
            <text:p/>
          </table:table-cell>
          <table:table-cell table:formula="of:=T(IF([$тест2.J12]=1;ORG.OPENOFFICE.STYLE(&quot;граница&quot;);ORG.OPENOFFICE.STYLE(&quot;Стандарт&quot;)))">
            <text:p/>
          </table:table-cell>
          <table:table-cell table:formula="of:=T(IF([$тест2.K12]=1;ORG.OPENOFFICE.STYLE(&quot;граница&quot;);ORG.OPENOFFICE.STYLE(&quot;Стандарт&quot;)))">
            <text:p/>
          </table:table-cell>
          <table:table-cell table:formula="of:=T(IF([$тест2.L12]=1;ORG.OPENOFFICE.STYLE(&quot;граница&quot;);ORG.OPENOFFICE.STYLE(&quot;Стандарт&quot;)))">
            <text:p/>
          </table:table-cell>
          <table:table-cell table:formula="of:=T(IF([$тест2.M12]=1;ORG.OPENOFFICE.STYLE(&quot;граница&quot;);ORG.OPENOFFICE.STYLE(&quot;Стандарт&quot;)))">
            <text:p/>
          </table:table-cell>
          <table:table-cell table:formula="of:=T(IF([$тест2.N12]=1;ORG.OPENOFFICE.STYLE(&quot;граница&quot;);ORG.OPENOFFICE.STYLE(&quot;Стандарт&quot;)))">
            <text:p/>
          </table:table-cell>
          <table:table-cell table:formula="of:=T(IF([$тест2.O12]=1;ORG.OPENOFFICE.STYLE(&quot;граница&quot;);ORG.OPENOFFICE.STYLE(&quot;Стандарт&quot;)))">
            <text:p/>
          </table:table-cell>
          <table:table-cell table:formula="of:=T(IF([$тест2.P12]=1;ORG.OPENOFFICE.STYLE(&quot;граница&quot;);ORG.OPENOFFICE.STYLE(&quot;Стандарт&quot;)))">
            <text:p/>
          </table:table-cell>
          <table:table-cell table:formula="of:=T(IF([$тест2.Q12]=1;ORG.OPENOFFICE.STYLE(&quot;граница&quot;);ORG.OPENOFFICE.STYLE(&quot;Стандарт&quot;)))">
            <text:p/>
          </table:table-cell>
          <table:table-cell table:formula="of:=T(IF([$тест2.R12]=1;ORG.OPENOFFICE.STYLE(&quot;граница&quot;);ORG.OPENOFFICE.STYLE(&quot;Стандарт&quot;)))">
            <text:p/>
          </table:table-cell>
          <table:table-cell table:formula="of:=T(IF([$тест2.S12]=1;ORG.OPENOFFICE.STYLE(&quot;граница&quot;);ORG.OPENOFFICE.STYLE(&quot;Стандарт&quot;)))">
            <text:p/>
          </table:table-cell>
          <table:table-cell table:formula="of:=T(IF([$тест2.T12]=1;ORG.OPENOFFICE.STYLE(&quot;граница&quot;);ORG.OPENOFFICE.STYLE(&quot;Стандарт&quot;)))">
            <text:p/>
          </table:table-cell>
          <table:table-cell table:formula="of:=T(IF([$тест2.U12]=1;ORG.OPENOFFICE.STYLE(&quot;граница&quot;);ORG.OPENOFFICE.STYLE(&quot;Стандарт&quot;)))">
            <text:p/>
          </table:table-cell>
          <table:table-cell table:formula="of:=T(IF([$тест2.V12]=1;ORG.OPENOFFICE.STYLE(&quot;граница&quot;);ORG.OPENOFFICE.STYLE(&quot;Стандарт&quot;)))">
            <text:p/>
          </table:table-cell>
          <table:table-cell table:formula="of:=T(IF([$тест2.W12]=1;ORG.OPENOFFICE.STYLE(&quot;граница&quot;);ORG.OPENOFFICE.STYLE(&quot;Стандарт&quot;)))">
            <text:p/>
          </table:table-cell>
          <table:table-cell table:formula="of:=T(IF([$тест2.X12]=1;ORG.OPENOFFICE.STYLE(&quot;граница&quot;);ORG.OPENOFFICE.STYLE(&quot;Стандарт&quot;)))">
            <text:p/>
          </table:table-cell>
          <table:table-cell table:formula="of:=T(IF([$тест2.Y12]=1;ORG.OPENOFFICE.STYLE(&quot;граница&quot;);ORG.OPENOFFICE.STYLE(&quot;Стандарт&quot;)))">
            <text:p/>
          </table:table-cell>
          <table:table-cell table:formula="of:=T(IF([$тест2.Z12]=1;ORG.OPENOFFICE.STYLE(&quot;граница&quot;);ORG.OPENOFFICE.STYLE(&quot;Стандарт&quot;)))">
            <text:p/>
          </table:table-cell>
          <table:table-cell table:formula="of:=T(IF([$тест2.AA12]=1;ORG.OPENOFFICE.STYLE(&quot;граница&quot;);ORG.OPENOFFICE.STYLE(&quot;Стандарт&quot;)))">
            <text:p/>
          </table:table-cell>
          <table:table-cell table:formula="of:=T(IF([$тест2.AB12]=1;ORG.OPENOFFICE.STYLE(&quot;граница&quot;);ORG.OPENOFFICE.STYLE(&quot;Стандарт&quot;)))">
            <text:p/>
          </table:table-cell>
          <table:table-cell table:formula="of:=T(IF([$тест2.AC12]=1;ORG.OPENOFFICE.STYLE(&quot;граница&quot;);ORG.OPENOFFICE.STYLE(&quot;Стандарт&quot;)))">
            <text:p/>
          </table:table-cell>
          <table:table-cell table:formula="of:=T(IF([$тест2.AD12]=1;ORG.OPENOFFICE.STYLE(&quot;граница&quot;);ORG.OPENOFFICE.STYLE(&quot;Стандарт&quot;)))">
            <text:p/>
          </table:table-cell>
          <table:table-cell table:formula="of:=T(IF([$тест2.AE12]=1;ORG.OPENOFFICE.STYLE(&quot;граница&quot;);ORG.OPENOFFICE.STYLE(&quot;Стандарт&quot;)))">
            <text:p/>
          </table:table-cell>
          <table:table-cell table:formula="of:=T(IF([$тест2.AF12]=1;ORG.OPENOFFICE.STYLE(&quot;граница&quot;);ORG.OPENOFFICE.STYLE(&quot;Стандарт&quot;)))">
            <text:p/>
          </table:table-cell>
          <table:table-cell table:formula="of:=T(IF([$тест2.AG12]=1;ORG.OPENOFFICE.STYLE(&quot;граница&quot;);ORG.OPENOFFICE.STYLE(&quot;Стандарт&quot;)))">
            <text:p/>
          </table:table-cell>
          <table:table-cell table:formula="of:=T(IF([$тест2.AH12]=1;ORG.OPENOFFICE.STYLE(&quot;граница&quot;);ORG.OPENOFFICE.STYLE(&quot;Стандарт&quot;)))">
            <text:p/>
          </table:table-cell>
          <table:table-cell table:formula="of:=T(IF([$тест2.AI12]=1;ORG.OPENOFFICE.STYLE(&quot;граница&quot;);ORG.OPENOFFICE.STYLE(&quot;Стандарт&quot;)))">
            <text:p/>
          </table:table-cell>
          <table:table-cell table:formula="of:=T(IF([$тест2.AJ12]=1;ORG.OPENOFFICE.STYLE(&quot;граница&quot;);ORG.OPENOFFICE.STYLE(&quot;Стандарт&quot;)))">
            <text:p/>
          </table:table-cell>
          <table:table-cell table:formula="of:=T(IF([$тест2.AK12]=1;ORG.OPENOFFICE.STYLE(&quot;граница&quot;);ORG.OPENOFFICE.STYLE(&quot;Стандарт&quot;)))">
            <text:p/>
          </table:table-cell>
          <table:table-cell table:formula="of:=T(IF([$тест2.AL12]=1;ORG.OPENOFFICE.STYLE(&quot;граница&quot;);ORG.OPENOFFICE.STYLE(&quot;Стандарт&quot;)))">
            <text:p/>
          </table:table-cell>
          <table:table-cell table:formula="of:=T(IF([$тест2.AM12]=1;ORG.OPENOFFICE.STYLE(&quot;граница&quot;);ORG.OPENOFFICE.STYLE(&quot;Стандарт&quot;)))">
            <text:p/>
          </table:table-cell>
          <table:table-cell table:formula="of:=T(IF([$тест2.AN12]=1;ORG.OPENOFFICE.STYLE(&quot;граница&quot;);ORG.OPENOFFICE.STYLE(&quot;Стандарт&quot;)))">
            <text:p/>
          </table:table-cell>
          <table:table-cell table:formula="of:=T(IF([$тест2.AO12]=1;ORG.OPENOFFICE.STYLE(&quot;граница&quot;);ORG.OPENOFFICE.STYLE(&quot;Стандарт&quot;)))">
            <text:p/>
          </table:table-cell>
          <table:table-cell table:formula="of:=T(IF([$тест2.AP12]=1;ORG.OPENOFFICE.STYLE(&quot;граница&quot;);ORG.OPENOFFICE.STYLE(&quot;Стандарт&quot;)))">
            <text:p/>
          </table:table-cell>
          <table:table-cell table:formula="of:=T(IF([$тест2.AQ12]=1;ORG.OPENOFFICE.STYLE(&quot;граница&quot;);ORG.OPENOFFICE.STYLE(&quot;Стандарт&quot;)))">
            <text:p/>
          </table:table-cell>
          <table:table-cell table:formula="of:=T(IF([$тест2.AR12]=1;ORG.OPENOFFICE.STYLE(&quot;граница&quot;);ORG.OPENOFFICE.STYLE(&quot;Стандарт&quot;)))">
            <text:p/>
          </table:table-cell>
          <table:table-cell table:formula="of:=T(IF([$тест2.AS12]=1;ORG.OPENOFFICE.STYLE(&quot;граница&quot;);ORG.OPENOFFICE.STYLE(&quot;Стандарт&quot;)))">
            <text:p/>
          </table:table-cell>
          <table:table-cell table:formula="of:=T(IF([$тест2.AT12]=1;ORG.OPENOFFICE.STYLE(&quot;граница&quot;);ORG.OPENOFFICE.STYLE(&quot;Стандарт&quot;)))">
            <text:p/>
          </table:table-cell>
          <table:table-cell table:formula="of:=T(IF([$тест2.AU12]=1;ORG.OPENOFFICE.STYLE(&quot;граница&quot;);ORG.OPENOFFICE.STYLE(&quot;Стандарт&quot;)))">
            <text:p/>
          </table:table-cell>
          <table:table-cell table:formula="of:=T(IF([$тест2.AV12]=1;ORG.OPENOFFICE.STYLE(&quot;граница&quot;);ORG.OPENOFFICE.STYLE(&quot;Стандарт&quot;)))">
            <text:p/>
          </table:table-cell>
          <table:table-cell table:formula="of:=T(IF([$тест2.AW12]=1;ORG.OPENOFFICE.STYLE(&quot;граница&quot;);ORG.OPENOFFICE.STYLE(&quot;Стандарт&quot;)))">
            <text:p/>
          </table:table-cell>
          <table:table-cell table:formula="of:=T(IF([$тест2.AX1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(IF([$тест2.B13]=1;ORG.OPENOFFICE.STYLE(&quot;граница&quot;);ORG.OPENOFFICE.STYLE(&quot;Стандарт&quot;)))">
            <text:p/>
          </table:table-cell>
          <table:table-cell table:formula="of:=T(IF([$тест2.C13]=1;ORG.OPENOFFICE.STYLE(&quot;граница&quot;);ORG.OPENOFFICE.STYLE(&quot;Стандарт&quot;)))">
            <text:p/>
          </table:table-cell>
          <table:table-cell table:formula="of:=T(IF([$тест2.D13]=1;ORG.OPENOFFICE.STYLE(&quot;граница&quot;);ORG.OPENOFFICE.STYLE(&quot;Стандарт&quot;)))">
            <text:p/>
          </table:table-cell>
          <table:table-cell table:formula="of:=T(IF([$тест2.E13]=1;ORG.OPENOFFICE.STYLE(&quot;граница&quot;);ORG.OPENOFFICE.STYLE(&quot;Стандарт&quot;)))">
            <text:p/>
          </table:table-cell>
          <table:table-cell table:formula="of:=T(IF([$тест2.F13]=1;ORG.OPENOFFICE.STYLE(&quot;граница&quot;);ORG.OPENOFFICE.STYLE(&quot;Стандарт&quot;)))">
            <text:p/>
          </table:table-cell>
          <table:table-cell table:formula="of:=T(IF([$тест2.G13]=1;ORG.OPENOFFICE.STYLE(&quot;граница&quot;);ORG.OPENOFFICE.STYLE(&quot;Стандарт&quot;)))">
            <text:p/>
          </table:table-cell>
          <table:table-cell table:formula="of:=T(IF([$тест2.H13]=1;ORG.OPENOFFICE.STYLE(&quot;граница&quot;);ORG.OPENOFFICE.STYLE(&quot;Стандарт&quot;)))">
            <text:p/>
          </table:table-cell>
          <table:table-cell table:formula="of:=T(IF([$тест2.I13]=1;ORG.OPENOFFICE.STYLE(&quot;граница&quot;);ORG.OPENOFFICE.STYLE(&quot;Стандарт&quot;)))">
            <text:p/>
          </table:table-cell>
          <table:table-cell table:formula="of:=T(IF([$тест2.J13]=1;ORG.OPENOFFICE.STYLE(&quot;граница&quot;);ORG.OPENOFFICE.STYLE(&quot;Стандарт&quot;)))">
            <text:p/>
          </table:table-cell>
          <table:table-cell table:formula="of:=T(IF([$тест2.K13]=1;ORG.OPENOFFICE.STYLE(&quot;граница&quot;);ORG.OPENOFFICE.STYLE(&quot;Стандарт&quot;)))">
            <text:p/>
          </table:table-cell>
          <table:table-cell table:formula="of:=T(IF([$тест2.L13]=1;ORG.OPENOFFICE.STYLE(&quot;граница&quot;);ORG.OPENOFFICE.STYLE(&quot;Стандарт&quot;)))">
            <text:p/>
          </table:table-cell>
          <table:table-cell table:formula="of:=T(IF([$тест2.M13]=1;ORG.OPENOFFICE.STYLE(&quot;граница&quot;);ORG.OPENOFFICE.STYLE(&quot;Стандарт&quot;)))">
            <text:p/>
          </table:table-cell>
          <table:table-cell table:formula="of:=T(IF([$тест2.N13]=1;ORG.OPENOFFICE.STYLE(&quot;граница&quot;);ORG.OPENOFFICE.STYLE(&quot;Стандарт&quot;)))">
            <text:p/>
          </table:table-cell>
          <table:table-cell table:formula="of:=T(IF([$тест2.O13]=1;ORG.OPENOFFICE.STYLE(&quot;граница&quot;);ORG.OPENOFFICE.STYLE(&quot;Стандарт&quot;)))">
            <text:p/>
          </table:table-cell>
          <table:table-cell table:formula="of:=T(IF([$тест2.P13]=1;ORG.OPENOFFICE.STYLE(&quot;граница&quot;);ORG.OPENOFFICE.STYLE(&quot;Стандарт&quot;)))">
            <text:p/>
          </table:table-cell>
          <table:table-cell table:formula="of:=T(IF([$тест2.Q13]=1;ORG.OPENOFFICE.STYLE(&quot;граница&quot;);ORG.OPENOFFICE.STYLE(&quot;Стандарт&quot;)))">
            <text:p/>
          </table:table-cell>
          <table:table-cell table:formula="of:=T(IF([$тест2.R13]=1;ORG.OPENOFFICE.STYLE(&quot;граница&quot;);ORG.OPENOFFICE.STYLE(&quot;Стандарт&quot;)))">
            <text:p/>
          </table:table-cell>
          <table:table-cell table:formula="of:=T(IF([$тест2.S13]=1;ORG.OPENOFFICE.STYLE(&quot;граница&quot;);ORG.OPENOFFICE.STYLE(&quot;Стандарт&quot;)))">
            <text:p/>
          </table:table-cell>
          <table:table-cell table:formula="of:=T(IF([$тест2.T13]=1;ORG.OPENOFFICE.STYLE(&quot;граница&quot;);ORG.OPENOFFICE.STYLE(&quot;Стандарт&quot;)))">
            <text:p/>
          </table:table-cell>
          <table:table-cell table:formula="of:=T(IF([$тест2.U13]=1;ORG.OPENOFFICE.STYLE(&quot;граница&quot;);ORG.OPENOFFICE.STYLE(&quot;Стандарт&quot;)))">
            <text:p/>
          </table:table-cell>
          <table:table-cell table:formula="of:=T(IF([$тест2.V13]=1;ORG.OPENOFFICE.STYLE(&quot;граница&quot;);ORG.OPENOFFICE.STYLE(&quot;Стандарт&quot;)))">
            <text:p/>
          </table:table-cell>
          <table:table-cell table:formula="of:=T(IF([$тест2.W13]=1;ORG.OPENOFFICE.STYLE(&quot;граница&quot;);ORG.OPENOFFICE.STYLE(&quot;Стандарт&quot;)))">
            <text:p/>
          </table:table-cell>
          <table:table-cell table:formula="of:=T(IF([$тест2.X13]=1;ORG.OPENOFFICE.STYLE(&quot;граница&quot;);ORG.OPENOFFICE.STYLE(&quot;Стандарт&quot;)))">
            <text:p/>
          </table:table-cell>
          <table:table-cell table:formula="of:=T(IF([$тест2.Y13]=1;ORG.OPENOFFICE.STYLE(&quot;граница&quot;);ORG.OPENOFFICE.STYLE(&quot;Стандарт&quot;)))">
            <text:p/>
          </table:table-cell>
          <table:table-cell table:formula="of:=T(IF([$тест2.Z13]=1;ORG.OPENOFFICE.STYLE(&quot;граница&quot;);ORG.OPENOFFICE.STYLE(&quot;Стандарт&quot;)))">
            <text:p/>
          </table:table-cell>
          <table:table-cell table:formula="of:=T(IF([$тест2.AA13]=1;ORG.OPENOFFICE.STYLE(&quot;граница&quot;);ORG.OPENOFFICE.STYLE(&quot;Стандарт&quot;)))">
            <text:p/>
          </table:table-cell>
          <table:table-cell table:formula="of:=T(IF([$тест2.AB13]=1;ORG.OPENOFFICE.STYLE(&quot;граница&quot;);ORG.OPENOFFICE.STYLE(&quot;Стандарт&quot;)))">
            <text:p/>
          </table:table-cell>
          <table:table-cell table:formula="of:=T(IF([$тест2.AC13]=1;ORG.OPENOFFICE.STYLE(&quot;граница&quot;);ORG.OPENOFFICE.STYLE(&quot;Стандарт&quot;)))">
            <text:p/>
          </table:table-cell>
          <table:table-cell table:formula="of:=T(IF([$тест2.AD13]=1;ORG.OPENOFFICE.STYLE(&quot;граница&quot;);ORG.OPENOFFICE.STYLE(&quot;Стандарт&quot;)))">
            <text:p/>
          </table:table-cell>
          <table:table-cell table:formula="of:=T(IF([$тест2.AE13]=1;ORG.OPENOFFICE.STYLE(&quot;граница&quot;);ORG.OPENOFFICE.STYLE(&quot;Стандарт&quot;)))">
            <text:p/>
          </table:table-cell>
          <table:table-cell table:formula="of:=T(IF([$тест2.AF13]=1;ORG.OPENOFFICE.STYLE(&quot;граница&quot;);ORG.OPENOFFICE.STYLE(&quot;Стандарт&quot;)))">
            <text:p/>
          </table:table-cell>
          <table:table-cell table:formula="of:=T(IF([$тест2.AG13]=1;ORG.OPENOFFICE.STYLE(&quot;граница&quot;);ORG.OPENOFFICE.STYLE(&quot;Стандарт&quot;)))">
            <text:p/>
          </table:table-cell>
          <table:table-cell table:formula="of:=T(IF([$тест2.AH13]=1;ORG.OPENOFFICE.STYLE(&quot;граница&quot;);ORG.OPENOFFICE.STYLE(&quot;Стандарт&quot;)))">
            <text:p/>
          </table:table-cell>
          <table:table-cell table:formula="of:=T(IF([$тест2.AI13]=1;ORG.OPENOFFICE.STYLE(&quot;граница&quot;);ORG.OPENOFFICE.STYLE(&quot;Стандарт&quot;)))">
            <text:p/>
          </table:table-cell>
          <table:table-cell table:formula="of:=T(IF([$тест2.AJ13]=1;ORG.OPENOFFICE.STYLE(&quot;граница&quot;);ORG.OPENOFFICE.STYLE(&quot;Стандарт&quot;)))">
            <text:p/>
          </table:table-cell>
          <table:table-cell table:formula="of:=T(IF([$тест2.AK13]=1;ORG.OPENOFFICE.STYLE(&quot;граница&quot;);ORG.OPENOFFICE.STYLE(&quot;Стандарт&quot;)))">
            <text:p/>
          </table:table-cell>
          <table:table-cell table:formula="of:=T(IF([$тест2.AL13]=1;ORG.OPENOFFICE.STYLE(&quot;граница&quot;);ORG.OPENOFFICE.STYLE(&quot;Стандарт&quot;)))">
            <text:p/>
          </table:table-cell>
          <table:table-cell table:formula="of:=T(IF([$тест2.AM13]=1;ORG.OPENOFFICE.STYLE(&quot;граница&quot;);ORG.OPENOFFICE.STYLE(&quot;Стандарт&quot;)))">
            <text:p/>
          </table:table-cell>
          <table:table-cell table:formula="of:=T(IF([$тест2.AN13]=1;ORG.OPENOFFICE.STYLE(&quot;граница&quot;);ORG.OPENOFFICE.STYLE(&quot;Стандарт&quot;)))">
            <text:p/>
          </table:table-cell>
          <table:table-cell table:formula="of:=T(IF([$тест2.AO13]=1;ORG.OPENOFFICE.STYLE(&quot;граница&quot;);ORG.OPENOFFICE.STYLE(&quot;Стандарт&quot;)))">
            <text:p/>
          </table:table-cell>
          <table:table-cell table:formula="of:=T(IF([$тест2.AP13]=1;ORG.OPENOFFICE.STYLE(&quot;граница&quot;);ORG.OPENOFFICE.STYLE(&quot;Стандарт&quot;)))">
            <text:p/>
          </table:table-cell>
          <table:table-cell table:formula="of:=T(IF([$тест2.AQ13]=1;ORG.OPENOFFICE.STYLE(&quot;граница&quot;);ORG.OPENOFFICE.STYLE(&quot;Стандарт&quot;)))">
            <text:p/>
          </table:table-cell>
          <table:table-cell table:formula="of:=T(IF([$тест2.AR13]=1;ORG.OPENOFFICE.STYLE(&quot;граница&quot;);ORG.OPENOFFICE.STYLE(&quot;Стандарт&quot;)))">
            <text:p/>
          </table:table-cell>
          <table:table-cell table:formula="of:=T(IF([$тест2.AS13]=1;ORG.OPENOFFICE.STYLE(&quot;граница&quot;);ORG.OPENOFFICE.STYLE(&quot;Стандарт&quot;)))">
            <text:p/>
          </table:table-cell>
          <table:table-cell table:formula="of:=T(IF([$тест2.AT13]=1;ORG.OPENOFFICE.STYLE(&quot;граница&quot;);ORG.OPENOFFICE.STYLE(&quot;Стандарт&quot;)))">
            <text:p/>
          </table:table-cell>
          <table:table-cell table:formula="of:=T(IF([$тест2.AU13]=1;ORG.OPENOFFICE.STYLE(&quot;граница&quot;);ORG.OPENOFFICE.STYLE(&quot;Стандарт&quot;)))">
            <text:p/>
          </table:table-cell>
          <table:table-cell table:formula="of:=T(IF([$тест2.AV13]=1;ORG.OPENOFFICE.STYLE(&quot;граница&quot;);ORG.OPENOFFICE.STYLE(&quot;Стандарт&quot;)))">
            <text:p/>
          </table:table-cell>
          <table:table-cell table:formula="of:=T(IF([$тест2.AW13]=1;ORG.OPENOFFICE.STYLE(&quot;граница&quot;);ORG.OPENOFFICE.STYLE(&quot;Стандарт&quot;)))">
            <text:p/>
          </table:table-cell>
          <table:table-cell table:formula="of:=T(IF([$тест2.AX1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(IF([$тест2.B14]=1;ORG.OPENOFFICE.STYLE(&quot;граница&quot;);ORG.OPENOFFICE.STYLE(&quot;Стандарт&quot;)))">
            <text:p/>
          </table:table-cell>
          <table:table-cell table:formula="of:=T(IF([$тест2.C14]=1;ORG.OPENOFFICE.STYLE(&quot;граница&quot;);ORG.OPENOFFICE.STYLE(&quot;Стандарт&quot;)))">
            <text:p/>
          </table:table-cell>
          <table:table-cell table:formula="of:=T(IF([$тест2.D14]=1;ORG.OPENOFFICE.STYLE(&quot;граница&quot;);ORG.OPENOFFICE.STYLE(&quot;Стандарт&quot;)))">
            <text:p/>
          </table:table-cell>
          <table:table-cell table:formula="of:=T(IF([$тест2.E14]=1;ORG.OPENOFFICE.STYLE(&quot;граница&quot;);ORG.OPENOFFICE.STYLE(&quot;Стандарт&quot;)))">
            <text:p/>
          </table:table-cell>
          <table:table-cell table:formula="of:=T(IF([$тест2.F14]=1;ORG.OPENOFFICE.STYLE(&quot;граница&quot;);ORG.OPENOFFICE.STYLE(&quot;Стандарт&quot;)))">
            <text:p/>
          </table:table-cell>
          <table:table-cell table:formula="of:=T(IF([$тест2.G14]=1;ORG.OPENOFFICE.STYLE(&quot;граница&quot;);ORG.OPENOFFICE.STYLE(&quot;Стандарт&quot;)))">
            <text:p/>
          </table:table-cell>
          <table:table-cell table:formula="of:=T(IF([$тест2.H14]=1;ORG.OPENOFFICE.STYLE(&quot;граница&quot;);ORG.OPENOFFICE.STYLE(&quot;Стандарт&quot;)))">
            <text:p/>
          </table:table-cell>
          <table:table-cell table:formula="of:=T(IF([$тест2.I14]=1;ORG.OPENOFFICE.STYLE(&quot;граница&quot;);ORG.OPENOFFICE.STYLE(&quot;Стандарт&quot;)))">
            <text:p/>
          </table:table-cell>
          <table:table-cell table:formula="of:=T(IF([$тест2.J14]=1;ORG.OPENOFFICE.STYLE(&quot;граница&quot;);ORG.OPENOFFICE.STYLE(&quot;Стандарт&quot;)))">
            <text:p/>
          </table:table-cell>
          <table:table-cell table:formula="of:=T(IF([$тест2.K14]=1;ORG.OPENOFFICE.STYLE(&quot;граница&quot;);ORG.OPENOFFICE.STYLE(&quot;Стандарт&quot;)))">
            <text:p/>
          </table:table-cell>
          <table:table-cell table:formula="of:=T(IF([$тест2.L14]=1;ORG.OPENOFFICE.STYLE(&quot;граница&quot;);ORG.OPENOFFICE.STYLE(&quot;Стандарт&quot;)))">
            <text:p/>
          </table:table-cell>
          <table:table-cell table:formula="of:=T(IF([$тест2.M14]=1;ORG.OPENOFFICE.STYLE(&quot;граница&quot;);ORG.OPENOFFICE.STYLE(&quot;Стандарт&quot;)))">
            <text:p/>
          </table:table-cell>
          <table:table-cell table:formula="of:=T(IF([$тест2.N14]=1;ORG.OPENOFFICE.STYLE(&quot;граница&quot;);ORG.OPENOFFICE.STYLE(&quot;Стандарт&quot;)))">
            <text:p/>
          </table:table-cell>
          <table:table-cell table:formula="of:=T(IF([$тест2.O14]=1;ORG.OPENOFFICE.STYLE(&quot;граница&quot;);ORG.OPENOFFICE.STYLE(&quot;Стандарт&quot;)))">
            <text:p/>
          </table:table-cell>
          <table:table-cell table:formula="of:=T(IF([$тест2.P14]=1;ORG.OPENOFFICE.STYLE(&quot;граница&quot;);ORG.OPENOFFICE.STYLE(&quot;Стандарт&quot;)))">
            <text:p/>
          </table:table-cell>
          <table:table-cell table:formula="of:=T(IF([$тест2.Q14]=1;ORG.OPENOFFICE.STYLE(&quot;граница&quot;);ORG.OPENOFFICE.STYLE(&quot;Стандарт&quot;)))">
            <text:p/>
          </table:table-cell>
          <table:table-cell table:formula="of:=T(IF([$тест2.R14]=1;ORG.OPENOFFICE.STYLE(&quot;граница&quot;);ORG.OPENOFFICE.STYLE(&quot;Стандарт&quot;)))">
            <text:p/>
          </table:table-cell>
          <table:table-cell table:formula="of:=T(IF([$тест2.S14]=1;ORG.OPENOFFICE.STYLE(&quot;граница&quot;);ORG.OPENOFFICE.STYLE(&quot;Стандарт&quot;)))">
            <text:p/>
          </table:table-cell>
          <table:table-cell table:formula="of:=T(IF([$тест2.T14]=1;ORG.OPENOFFICE.STYLE(&quot;граница&quot;);ORG.OPENOFFICE.STYLE(&quot;Стандарт&quot;)))">
            <text:p/>
          </table:table-cell>
          <table:table-cell table:formula="of:=T(IF([$тест2.U14]=1;ORG.OPENOFFICE.STYLE(&quot;граница&quot;);ORG.OPENOFFICE.STYLE(&quot;Стандарт&quot;)))">
            <text:p/>
          </table:table-cell>
          <table:table-cell table:formula="of:=T(IF([$тест2.V14]=1;ORG.OPENOFFICE.STYLE(&quot;граница&quot;);ORG.OPENOFFICE.STYLE(&quot;Стандарт&quot;)))">
            <text:p/>
          </table:table-cell>
          <table:table-cell table:formula="of:=T(IF([$тест2.W14]=1;ORG.OPENOFFICE.STYLE(&quot;граница&quot;);ORG.OPENOFFICE.STYLE(&quot;Стандарт&quot;)))">
            <text:p/>
          </table:table-cell>
          <table:table-cell table:formula="of:=T(IF([$тест2.X14]=1;ORG.OPENOFFICE.STYLE(&quot;граница&quot;);ORG.OPENOFFICE.STYLE(&quot;Стандарт&quot;)))">
            <text:p/>
          </table:table-cell>
          <table:table-cell table:formula="of:=T(IF([$тест2.Y14]=1;ORG.OPENOFFICE.STYLE(&quot;граница&quot;);ORG.OPENOFFICE.STYLE(&quot;Стандарт&quot;)))">
            <text:p/>
          </table:table-cell>
          <table:table-cell table:formula="of:=T(IF([$тест2.Z14]=1;ORG.OPENOFFICE.STYLE(&quot;граница&quot;);ORG.OPENOFFICE.STYLE(&quot;Стандарт&quot;)))">
            <text:p/>
          </table:table-cell>
          <table:table-cell table:formula="of:=T(IF([$тест2.AA14]=1;ORG.OPENOFFICE.STYLE(&quot;граница&quot;);ORG.OPENOFFICE.STYLE(&quot;Стандарт&quot;)))">
            <text:p/>
          </table:table-cell>
          <table:table-cell table:formula="of:=T(IF([$тест2.AB14]=1;ORG.OPENOFFICE.STYLE(&quot;граница&quot;);ORG.OPENOFFICE.STYLE(&quot;Стандарт&quot;)))">
            <text:p/>
          </table:table-cell>
          <table:table-cell table:formula="of:=T(IF([$тест2.AC14]=1;ORG.OPENOFFICE.STYLE(&quot;граница&quot;);ORG.OPENOFFICE.STYLE(&quot;Стандарт&quot;)))">
            <text:p/>
          </table:table-cell>
          <table:table-cell table:formula="of:=T(IF([$тест2.AD14]=1;ORG.OPENOFFICE.STYLE(&quot;граница&quot;);ORG.OPENOFFICE.STYLE(&quot;Стандарт&quot;)))">
            <text:p/>
          </table:table-cell>
          <table:table-cell table:formula="of:=T(IF([$тест2.AE14]=1;ORG.OPENOFFICE.STYLE(&quot;граница&quot;);ORG.OPENOFFICE.STYLE(&quot;Стандарт&quot;)))">
            <text:p/>
          </table:table-cell>
          <table:table-cell table:formula="of:=T(IF([$тест2.AF14]=1;ORG.OPENOFFICE.STYLE(&quot;граница&quot;);ORG.OPENOFFICE.STYLE(&quot;Стандарт&quot;)))">
            <text:p/>
          </table:table-cell>
          <table:table-cell table:formula="of:=T(IF([$тест2.AG14]=1;ORG.OPENOFFICE.STYLE(&quot;граница&quot;);ORG.OPENOFFICE.STYLE(&quot;Стандарт&quot;)))">
            <text:p/>
          </table:table-cell>
          <table:table-cell table:formula="of:=T(IF([$тест2.AH14]=1;ORG.OPENOFFICE.STYLE(&quot;граница&quot;);ORG.OPENOFFICE.STYLE(&quot;Стандарт&quot;)))">
            <text:p/>
          </table:table-cell>
          <table:table-cell table:formula="of:=T(IF([$тест2.AI14]=1;ORG.OPENOFFICE.STYLE(&quot;граница&quot;);ORG.OPENOFFICE.STYLE(&quot;Стандарт&quot;)))">
            <text:p/>
          </table:table-cell>
          <table:table-cell table:formula="of:=T(IF([$тест2.AJ14]=1;ORG.OPENOFFICE.STYLE(&quot;граница&quot;);ORG.OPENOFFICE.STYLE(&quot;Стандарт&quot;)))">
            <text:p/>
          </table:table-cell>
          <table:table-cell table:formula="of:=T(IF([$тест2.AK14]=1;ORG.OPENOFFICE.STYLE(&quot;граница&quot;);ORG.OPENOFFICE.STYLE(&quot;Стандарт&quot;)))">
            <text:p/>
          </table:table-cell>
          <table:table-cell table:formula="of:=T(IF([$тест2.AL14]=1;ORG.OPENOFFICE.STYLE(&quot;граница&quot;);ORG.OPENOFFICE.STYLE(&quot;Стандарт&quot;)))">
            <text:p/>
          </table:table-cell>
          <table:table-cell table:formula="of:=T(IF([$тест2.AM14]=1;ORG.OPENOFFICE.STYLE(&quot;граница&quot;);ORG.OPENOFFICE.STYLE(&quot;Стандарт&quot;)))">
            <text:p/>
          </table:table-cell>
          <table:table-cell table:formula="of:=T(IF([$тест2.AN14]=1;ORG.OPENOFFICE.STYLE(&quot;граница&quot;);ORG.OPENOFFICE.STYLE(&quot;Стандарт&quot;)))">
            <text:p/>
          </table:table-cell>
          <table:table-cell table:formula="of:=T(IF([$тест2.AO14]=1;ORG.OPENOFFICE.STYLE(&quot;граница&quot;);ORG.OPENOFFICE.STYLE(&quot;Стандарт&quot;)))">
            <text:p/>
          </table:table-cell>
          <table:table-cell table:formula="of:=T(IF([$тест2.AP14]=1;ORG.OPENOFFICE.STYLE(&quot;граница&quot;);ORG.OPENOFFICE.STYLE(&quot;Стандарт&quot;)))">
            <text:p/>
          </table:table-cell>
          <table:table-cell table:formula="of:=T(IF([$тест2.AQ14]=1;ORG.OPENOFFICE.STYLE(&quot;граница&quot;);ORG.OPENOFFICE.STYLE(&quot;Стандарт&quot;)))">
            <text:p/>
          </table:table-cell>
          <table:table-cell table:formula="of:=T(IF([$тест2.AR14]=1;ORG.OPENOFFICE.STYLE(&quot;граница&quot;);ORG.OPENOFFICE.STYLE(&quot;Стандарт&quot;)))">
            <text:p/>
          </table:table-cell>
          <table:table-cell table:formula="of:=T(IF([$тест2.AS14]=1;ORG.OPENOFFICE.STYLE(&quot;граница&quot;);ORG.OPENOFFICE.STYLE(&quot;Стандарт&quot;)))">
            <text:p/>
          </table:table-cell>
          <table:table-cell table:formula="of:=T(IF([$тест2.AT14]=1;ORG.OPENOFFICE.STYLE(&quot;граница&quot;);ORG.OPENOFFICE.STYLE(&quot;Стандарт&quot;)))">
            <text:p/>
          </table:table-cell>
          <table:table-cell table:formula="of:=T(IF([$тест2.AU14]=1;ORG.OPENOFFICE.STYLE(&quot;граница&quot;);ORG.OPENOFFICE.STYLE(&quot;Стандарт&quot;)))">
            <text:p/>
          </table:table-cell>
          <table:table-cell table:formula="of:=T(IF([$тест2.AV14]=1;ORG.OPENOFFICE.STYLE(&quot;граница&quot;);ORG.OPENOFFICE.STYLE(&quot;Стандарт&quot;)))">
            <text:p/>
          </table:table-cell>
          <table:table-cell table:formula="of:=T(IF([$тест2.AW14]=1;ORG.OPENOFFICE.STYLE(&quot;граница&quot;);ORG.OPENOFFICE.STYLE(&quot;Стандарт&quot;)))">
            <text:p/>
          </table:table-cell>
          <table:table-cell table:formula="of:=T(IF([$тест2.AX1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(IF([$тест2.B15]=1;ORG.OPENOFFICE.STYLE(&quot;граница&quot;);ORG.OPENOFFICE.STYLE(&quot;Стандарт&quot;)))">
            <text:p/>
          </table:table-cell>
          <table:table-cell table:formula="of:=T(IF([$тест2.C15]=1;ORG.OPENOFFICE.STYLE(&quot;граница&quot;);ORG.OPENOFFICE.STYLE(&quot;Стандарт&quot;)))">
            <text:p/>
          </table:table-cell>
          <table:table-cell table:formula="of:=T(IF([$тест2.D15]=1;ORG.OPENOFFICE.STYLE(&quot;граница&quot;);ORG.OPENOFFICE.STYLE(&quot;Стандарт&quot;)))">
            <text:p/>
          </table:table-cell>
          <table:table-cell table:formula="of:=T(IF([$тест2.E15]=1;ORG.OPENOFFICE.STYLE(&quot;граница&quot;);ORG.OPENOFFICE.STYLE(&quot;Стандарт&quot;)))">
            <text:p/>
          </table:table-cell>
          <table:table-cell table:formula="of:=T(IF([$тест2.F15]=1;ORG.OPENOFFICE.STYLE(&quot;граница&quot;);ORG.OPENOFFICE.STYLE(&quot;Стандарт&quot;)))">
            <text:p/>
          </table:table-cell>
          <table:table-cell table:formula="of:=T(IF([$тест2.G15]=1;ORG.OPENOFFICE.STYLE(&quot;граница&quot;);ORG.OPENOFFICE.STYLE(&quot;Стандарт&quot;)))">
            <text:p/>
          </table:table-cell>
          <table:table-cell table:formula="of:=T(IF([$тест2.H15]=1;ORG.OPENOFFICE.STYLE(&quot;граница&quot;);ORG.OPENOFFICE.STYLE(&quot;Стандарт&quot;)))">
            <text:p/>
          </table:table-cell>
          <table:table-cell table:formula="of:=T(IF([$тест2.I15]=1;ORG.OPENOFFICE.STYLE(&quot;граница&quot;);ORG.OPENOFFICE.STYLE(&quot;Стандарт&quot;)))">
            <text:p/>
          </table:table-cell>
          <table:table-cell table:formula="of:=T(IF([$тест2.J15]=1;ORG.OPENOFFICE.STYLE(&quot;граница&quot;);ORG.OPENOFFICE.STYLE(&quot;Стандарт&quot;)))">
            <text:p/>
          </table:table-cell>
          <table:table-cell table:formula="of:=T(IF([$тест2.K15]=1;ORG.OPENOFFICE.STYLE(&quot;граница&quot;);ORG.OPENOFFICE.STYLE(&quot;Стандарт&quot;)))">
            <text:p/>
          </table:table-cell>
          <table:table-cell table:formula="of:=T(IF([$тест2.L15]=1;ORG.OPENOFFICE.STYLE(&quot;граница&quot;);ORG.OPENOFFICE.STYLE(&quot;Стандарт&quot;)))">
            <text:p/>
          </table:table-cell>
          <table:table-cell table:formula="of:=T(IF([$тест2.M15]=1;ORG.OPENOFFICE.STYLE(&quot;граница&quot;);ORG.OPENOFFICE.STYLE(&quot;Стандарт&quot;)))">
            <text:p/>
          </table:table-cell>
          <table:table-cell table:formula="of:=T(IF([$тест2.N15]=1;ORG.OPENOFFICE.STYLE(&quot;граница&quot;);ORG.OPENOFFICE.STYLE(&quot;Стандарт&quot;)))">
            <text:p/>
          </table:table-cell>
          <table:table-cell table:formula="of:=T(IF([$тест2.O15]=1;ORG.OPENOFFICE.STYLE(&quot;граница&quot;);ORG.OPENOFFICE.STYLE(&quot;Стандарт&quot;)))">
            <text:p/>
          </table:table-cell>
          <table:table-cell table:formula="of:=T(IF([$тест2.P15]=1;ORG.OPENOFFICE.STYLE(&quot;граница&quot;);ORG.OPENOFFICE.STYLE(&quot;Стандарт&quot;)))">
            <text:p/>
          </table:table-cell>
          <table:table-cell table:formula="of:=T(IF([$тест2.Q15]=1;ORG.OPENOFFICE.STYLE(&quot;граница&quot;);ORG.OPENOFFICE.STYLE(&quot;Стандарт&quot;)))">
            <text:p/>
          </table:table-cell>
          <table:table-cell table:formula="of:=T(IF([$тест2.R15]=1;ORG.OPENOFFICE.STYLE(&quot;граница&quot;);ORG.OPENOFFICE.STYLE(&quot;Стандарт&quot;)))">
            <text:p/>
          </table:table-cell>
          <table:table-cell table:formula="of:=T(IF([$тест2.S15]=1;ORG.OPENOFFICE.STYLE(&quot;граница&quot;);ORG.OPENOFFICE.STYLE(&quot;Стандарт&quot;)))">
            <text:p/>
          </table:table-cell>
          <table:table-cell table:formula="of:=T(IF([$тест2.T15]=1;ORG.OPENOFFICE.STYLE(&quot;граница&quot;);ORG.OPENOFFICE.STYLE(&quot;Стандарт&quot;)))">
            <text:p/>
          </table:table-cell>
          <table:table-cell table:formula="of:=T(IF([$тест2.U15]=1;ORG.OPENOFFICE.STYLE(&quot;граница&quot;);ORG.OPENOFFICE.STYLE(&quot;Стандарт&quot;)))">
            <text:p/>
          </table:table-cell>
          <table:table-cell table:formula="of:=T(IF([$тест2.V15]=1;ORG.OPENOFFICE.STYLE(&quot;граница&quot;);ORG.OPENOFFICE.STYLE(&quot;Стандарт&quot;)))">
            <text:p/>
          </table:table-cell>
          <table:table-cell table:formula="of:=T(IF([$тест2.W15]=1;ORG.OPENOFFICE.STYLE(&quot;граница&quot;);ORG.OPENOFFICE.STYLE(&quot;Стандарт&quot;)))">
            <text:p/>
          </table:table-cell>
          <table:table-cell table:formula="of:=T(IF([$тест2.X15]=1;ORG.OPENOFFICE.STYLE(&quot;граница&quot;);ORG.OPENOFFICE.STYLE(&quot;Стандарт&quot;)))">
            <text:p/>
          </table:table-cell>
          <table:table-cell table:formula="of:=T(IF([$тест2.Y15]=1;ORG.OPENOFFICE.STYLE(&quot;граница&quot;);ORG.OPENOFFICE.STYLE(&quot;Стандарт&quot;)))">
            <text:p/>
          </table:table-cell>
          <table:table-cell table:formula="of:=T(IF([$тест2.Z15]=1;ORG.OPENOFFICE.STYLE(&quot;граница&quot;);ORG.OPENOFFICE.STYLE(&quot;Стандарт&quot;)))">
            <text:p/>
          </table:table-cell>
          <table:table-cell table:formula="of:=T(IF([$тест2.AA15]=1;ORG.OPENOFFICE.STYLE(&quot;граница&quot;);ORG.OPENOFFICE.STYLE(&quot;Стандарт&quot;)))">
            <text:p/>
          </table:table-cell>
          <table:table-cell table:formula="of:=T(IF([$тест2.AB15]=1;ORG.OPENOFFICE.STYLE(&quot;граница&quot;);ORG.OPENOFFICE.STYLE(&quot;Стандарт&quot;)))">
            <text:p/>
          </table:table-cell>
          <table:table-cell table:formula="of:=T(IF([$тест2.AC15]=1;ORG.OPENOFFICE.STYLE(&quot;граница&quot;);ORG.OPENOFFICE.STYLE(&quot;Стандарт&quot;)))">
            <text:p/>
          </table:table-cell>
          <table:table-cell table:formula="of:=T(IF([$тест2.AD15]=1;ORG.OPENOFFICE.STYLE(&quot;граница&quot;);ORG.OPENOFFICE.STYLE(&quot;Стандарт&quot;)))">
            <text:p/>
          </table:table-cell>
          <table:table-cell table:formula="of:=T(IF([$тест2.AE15]=1;ORG.OPENOFFICE.STYLE(&quot;граница&quot;);ORG.OPENOFFICE.STYLE(&quot;Стандарт&quot;)))">
            <text:p/>
          </table:table-cell>
          <table:table-cell table:formula="of:=T(IF([$тест2.AF15]=1;ORG.OPENOFFICE.STYLE(&quot;граница&quot;);ORG.OPENOFFICE.STYLE(&quot;Стандарт&quot;)))">
            <text:p/>
          </table:table-cell>
          <table:table-cell table:formula="of:=T(IF([$тест2.AG15]=1;ORG.OPENOFFICE.STYLE(&quot;граница&quot;);ORG.OPENOFFICE.STYLE(&quot;Стандарт&quot;)))">
            <text:p/>
          </table:table-cell>
          <table:table-cell table:formula="of:=T(IF([$тест2.AH15]=1;ORG.OPENOFFICE.STYLE(&quot;граница&quot;);ORG.OPENOFFICE.STYLE(&quot;Стандарт&quot;)))">
            <text:p/>
          </table:table-cell>
          <table:table-cell table:formula="of:=T(IF([$тест2.AI15]=1;ORG.OPENOFFICE.STYLE(&quot;граница&quot;);ORG.OPENOFFICE.STYLE(&quot;Стандарт&quot;)))">
            <text:p/>
          </table:table-cell>
          <table:table-cell table:formula="of:=T(IF([$тест2.AJ15]=1;ORG.OPENOFFICE.STYLE(&quot;граница&quot;);ORG.OPENOFFICE.STYLE(&quot;Стандарт&quot;)))">
            <text:p/>
          </table:table-cell>
          <table:table-cell table:formula="of:=T(IF([$тест2.AK15]=1;ORG.OPENOFFICE.STYLE(&quot;граница&quot;);ORG.OPENOFFICE.STYLE(&quot;Стандарт&quot;)))">
            <text:p/>
          </table:table-cell>
          <table:table-cell table:formula="of:=T(IF([$тест2.AL15]=1;ORG.OPENOFFICE.STYLE(&quot;граница&quot;);ORG.OPENOFFICE.STYLE(&quot;Стандарт&quot;)))">
            <text:p/>
          </table:table-cell>
          <table:table-cell table:formula="of:=T(IF([$тест2.AM15]=1;ORG.OPENOFFICE.STYLE(&quot;граница&quot;);ORG.OPENOFFICE.STYLE(&quot;Стандарт&quot;)))">
            <text:p/>
          </table:table-cell>
          <table:table-cell table:formula="of:=T(IF([$тест2.AN15]=1;ORG.OPENOFFICE.STYLE(&quot;граница&quot;);ORG.OPENOFFICE.STYLE(&quot;Стандарт&quot;)))">
            <text:p/>
          </table:table-cell>
          <table:table-cell table:formula="of:=T(IF([$тест2.AO15]=1;ORG.OPENOFFICE.STYLE(&quot;граница&quot;);ORG.OPENOFFICE.STYLE(&quot;Стандарт&quot;)))">
            <text:p/>
          </table:table-cell>
          <table:table-cell table:formula="of:=T(IF([$тест2.AP15]=1;ORG.OPENOFFICE.STYLE(&quot;граница&quot;);ORG.OPENOFFICE.STYLE(&quot;Стандарт&quot;)))">
            <text:p/>
          </table:table-cell>
          <table:table-cell table:formula="of:=T(IF([$тест2.AQ15]=1;ORG.OPENOFFICE.STYLE(&quot;граница&quot;);ORG.OPENOFFICE.STYLE(&quot;Стандарт&quot;)))">
            <text:p/>
          </table:table-cell>
          <table:table-cell table:formula="of:=T(IF([$тест2.AR15]=1;ORG.OPENOFFICE.STYLE(&quot;граница&quot;);ORG.OPENOFFICE.STYLE(&quot;Стандарт&quot;)))">
            <text:p/>
          </table:table-cell>
          <table:table-cell table:formula="of:=T(IF([$тест2.AS15]=1;ORG.OPENOFFICE.STYLE(&quot;граница&quot;);ORG.OPENOFFICE.STYLE(&quot;Стандарт&quot;)))">
            <text:p/>
          </table:table-cell>
          <table:table-cell table:formula="of:=T(IF([$тест2.AT15]=1;ORG.OPENOFFICE.STYLE(&quot;граница&quot;);ORG.OPENOFFICE.STYLE(&quot;Стандарт&quot;)))">
            <text:p/>
          </table:table-cell>
          <table:table-cell table:formula="of:=T(IF([$тест2.AU15]=1;ORG.OPENOFFICE.STYLE(&quot;граница&quot;);ORG.OPENOFFICE.STYLE(&quot;Стандарт&quot;)))">
            <text:p/>
          </table:table-cell>
          <table:table-cell table:formula="of:=T(IF([$тест2.AV15]=1;ORG.OPENOFFICE.STYLE(&quot;граница&quot;);ORG.OPENOFFICE.STYLE(&quot;Стандарт&quot;)))">
            <text:p/>
          </table:table-cell>
          <table:table-cell table:formula="of:=T(IF([$тест2.AW15]=1;ORG.OPENOFFICE.STYLE(&quot;граница&quot;);ORG.OPENOFFICE.STYLE(&quot;Стандарт&quot;)))">
            <text:p/>
          </table:table-cell>
          <table:table-cell table:formula="of:=T(IF([$тест2.AX1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(IF([$тест2.B16]=1;ORG.OPENOFFICE.STYLE(&quot;граница&quot;);ORG.OPENOFFICE.STYLE(&quot;Стандарт&quot;)))">
            <text:p/>
          </table:table-cell>
          <table:table-cell table:formula="of:=T(IF([$тест2.C16]=1;ORG.OPENOFFICE.STYLE(&quot;граница&quot;);ORG.OPENOFFICE.STYLE(&quot;Стандарт&quot;)))">
            <text:p/>
          </table:table-cell>
          <table:table-cell table:formula="of:=T(IF([$тест2.D16]=1;ORG.OPENOFFICE.STYLE(&quot;граница&quot;);ORG.OPENOFFICE.STYLE(&quot;Стандарт&quot;)))">
            <text:p/>
          </table:table-cell>
          <table:table-cell table:formula="of:=T(IF([$тест2.E16]=1;ORG.OPENOFFICE.STYLE(&quot;граница&quot;);ORG.OPENOFFICE.STYLE(&quot;Стандарт&quot;)))">
            <text:p/>
          </table:table-cell>
          <table:table-cell table:formula="of:=T(IF([$тест2.F16]=1;ORG.OPENOFFICE.STYLE(&quot;граница&quot;);ORG.OPENOFFICE.STYLE(&quot;Стандарт&quot;)))">
            <text:p/>
          </table:table-cell>
          <table:table-cell table:formula="of:=T(IF([$тест2.G16]=1;ORG.OPENOFFICE.STYLE(&quot;граница&quot;);ORG.OPENOFFICE.STYLE(&quot;Стандарт&quot;)))">
            <text:p/>
          </table:table-cell>
          <table:table-cell table:formula="of:=T(IF([$тест2.H16]=1;ORG.OPENOFFICE.STYLE(&quot;граница&quot;);ORG.OPENOFFICE.STYLE(&quot;Стандарт&quot;)))">
            <text:p/>
          </table:table-cell>
          <table:table-cell table:formula="of:=T(IF([$тест2.I16]=1;ORG.OPENOFFICE.STYLE(&quot;граница&quot;);ORG.OPENOFFICE.STYLE(&quot;Стандарт&quot;)))">
            <text:p/>
          </table:table-cell>
          <table:table-cell table:formula="of:=T(IF([$тест2.J16]=1;ORG.OPENOFFICE.STYLE(&quot;граница&quot;);ORG.OPENOFFICE.STYLE(&quot;Стандарт&quot;)))">
            <text:p/>
          </table:table-cell>
          <table:table-cell table:formula="of:=T(IF([$тест2.K16]=1;ORG.OPENOFFICE.STYLE(&quot;граница&quot;);ORG.OPENOFFICE.STYLE(&quot;Стандарт&quot;)))">
            <text:p/>
          </table:table-cell>
          <table:table-cell table:formula="of:=T(IF([$тест2.L16]=1;ORG.OPENOFFICE.STYLE(&quot;граница&quot;);ORG.OPENOFFICE.STYLE(&quot;Стандарт&quot;)))">
            <text:p/>
          </table:table-cell>
          <table:table-cell table:formula="of:=T(IF([$тест2.M16]=1;ORG.OPENOFFICE.STYLE(&quot;граница&quot;);ORG.OPENOFFICE.STYLE(&quot;Стандарт&quot;)))">
            <text:p/>
          </table:table-cell>
          <table:table-cell table:formula="of:=T(IF([$тест2.N16]=1;ORG.OPENOFFICE.STYLE(&quot;граница&quot;);ORG.OPENOFFICE.STYLE(&quot;Стандарт&quot;)))">
            <text:p/>
          </table:table-cell>
          <table:table-cell table:formula="of:=T(IF([$тест2.O16]=1;ORG.OPENOFFICE.STYLE(&quot;граница&quot;);ORG.OPENOFFICE.STYLE(&quot;Стандарт&quot;)))">
            <text:p/>
          </table:table-cell>
          <table:table-cell table:formula="of:=T(IF([$тест2.P16]=1;ORG.OPENOFFICE.STYLE(&quot;граница&quot;);ORG.OPENOFFICE.STYLE(&quot;Стандарт&quot;)))">
            <text:p/>
          </table:table-cell>
          <table:table-cell table:formula="of:=T(IF([$тест2.Q16]=1;ORG.OPENOFFICE.STYLE(&quot;граница&quot;);ORG.OPENOFFICE.STYLE(&quot;Стандарт&quot;)))">
            <text:p/>
          </table:table-cell>
          <table:table-cell table:formula="of:=T(IF([$тест2.R16]=1;ORG.OPENOFFICE.STYLE(&quot;граница&quot;);ORG.OPENOFFICE.STYLE(&quot;Стандарт&quot;)))">
            <text:p/>
          </table:table-cell>
          <table:table-cell table:formula="of:=T(IF([$тест2.S16]=1;ORG.OPENOFFICE.STYLE(&quot;граница&quot;);ORG.OPENOFFICE.STYLE(&quot;Стандарт&quot;)))">
            <text:p/>
          </table:table-cell>
          <table:table-cell table:formula="of:=T(IF([$тест2.T16]=1;ORG.OPENOFFICE.STYLE(&quot;граница&quot;);ORG.OPENOFFICE.STYLE(&quot;Стандарт&quot;)))">
            <text:p/>
          </table:table-cell>
          <table:table-cell table:formula="of:=T(IF([$тест2.U16]=1;ORG.OPENOFFICE.STYLE(&quot;граница&quot;);ORG.OPENOFFICE.STYLE(&quot;Стандарт&quot;)))">
            <text:p/>
          </table:table-cell>
          <table:table-cell table:formula="of:=T(IF([$тест2.V16]=1;ORG.OPENOFFICE.STYLE(&quot;граница&quot;);ORG.OPENOFFICE.STYLE(&quot;Стандарт&quot;)))">
            <text:p/>
          </table:table-cell>
          <table:table-cell table:formula="of:=T(IF([$тест2.W16]=1;ORG.OPENOFFICE.STYLE(&quot;граница&quot;);ORG.OPENOFFICE.STYLE(&quot;Стандарт&quot;)))">
            <text:p/>
          </table:table-cell>
          <table:table-cell table:formula="of:=T(IF([$тест2.X16]=1;ORG.OPENOFFICE.STYLE(&quot;граница&quot;);ORG.OPENOFFICE.STYLE(&quot;Стандарт&quot;)))">
            <text:p/>
          </table:table-cell>
          <table:table-cell table:formula="of:=T(IF([$тест2.Y16]=1;ORG.OPENOFFICE.STYLE(&quot;граница&quot;);ORG.OPENOFFICE.STYLE(&quot;Стандарт&quot;)))">
            <text:p/>
          </table:table-cell>
          <table:table-cell table:formula="of:=T(IF([$тест2.Z16]=1;ORG.OPENOFFICE.STYLE(&quot;граница&quot;);ORG.OPENOFFICE.STYLE(&quot;Стандарт&quot;)))">
            <text:p/>
          </table:table-cell>
          <table:table-cell table:formula="of:=T(IF([$тест2.AA16]=1;ORG.OPENOFFICE.STYLE(&quot;граница&quot;);ORG.OPENOFFICE.STYLE(&quot;Стандарт&quot;)))">
            <text:p/>
          </table:table-cell>
          <table:table-cell table:formula="of:=T(IF([$тест2.AB16]=1;ORG.OPENOFFICE.STYLE(&quot;граница&quot;);ORG.OPENOFFICE.STYLE(&quot;Стандарт&quot;)))">
            <text:p/>
          </table:table-cell>
          <table:table-cell table:formula="of:=T(IF([$тест2.AC16]=1;ORG.OPENOFFICE.STYLE(&quot;граница&quot;);ORG.OPENOFFICE.STYLE(&quot;Стандарт&quot;)))">
            <text:p/>
          </table:table-cell>
          <table:table-cell table:formula="of:=T(IF([$тест2.AD16]=1;ORG.OPENOFFICE.STYLE(&quot;граница&quot;);ORG.OPENOFFICE.STYLE(&quot;Стандарт&quot;)))">
            <text:p/>
          </table:table-cell>
          <table:table-cell table:formula="of:=T(IF([$тест2.AE16]=1;ORG.OPENOFFICE.STYLE(&quot;граница&quot;);ORG.OPENOFFICE.STYLE(&quot;Стандарт&quot;)))">
            <text:p/>
          </table:table-cell>
          <table:table-cell table:formula="of:=T(IF([$тест2.AF16]=1;ORG.OPENOFFICE.STYLE(&quot;граница&quot;);ORG.OPENOFFICE.STYLE(&quot;Стандарт&quot;)))">
            <text:p/>
          </table:table-cell>
          <table:table-cell table:formula="of:=T(IF([$тест2.AG16]=1;ORG.OPENOFFICE.STYLE(&quot;граница&quot;);ORG.OPENOFFICE.STYLE(&quot;Стандарт&quot;)))">
            <text:p/>
          </table:table-cell>
          <table:table-cell table:formula="of:=T(IF([$тест2.AH16]=1;ORG.OPENOFFICE.STYLE(&quot;граница&quot;);ORG.OPENOFFICE.STYLE(&quot;Стандарт&quot;)))">
            <text:p/>
          </table:table-cell>
          <table:table-cell table:formula="of:=T(IF([$тест2.AI16]=1;ORG.OPENOFFICE.STYLE(&quot;граница&quot;);ORG.OPENOFFICE.STYLE(&quot;Стандарт&quot;)))">
            <text:p/>
          </table:table-cell>
          <table:table-cell table:formula="of:=T(IF([$тест2.AJ16]=1;ORG.OPENOFFICE.STYLE(&quot;граница&quot;);ORG.OPENOFFICE.STYLE(&quot;Стандарт&quot;)))">
            <text:p/>
          </table:table-cell>
          <table:table-cell table:formula="of:=T(IF([$тест2.AK16]=1;ORG.OPENOFFICE.STYLE(&quot;граница&quot;);ORG.OPENOFFICE.STYLE(&quot;Стандарт&quot;)))">
            <text:p/>
          </table:table-cell>
          <table:table-cell table:formula="of:=T(IF([$тест2.AL16]=1;ORG.OPENOFFICE.STYLE(&quot;граница&quot;);ORG.OPENOFFICE.STYLE(&quot;Стандарт&quot;)))">
            <text:p/>
          </table:table-cell>
          <table:table-cell table:formula="of:=T(IF([$тест2.AM16]=1;ORG.OPENOFFICE.STYLE(&quot;граница&quot;);ORG.OPENOFFICE.STYLE(&quot;Стандарт&quot;)))">
            <text:p/>
          </table:table-cell>
          <table:table-cell table:formula="of:=T(IF([$тест2.AN16]=1;ORG.OPENOFFICE.STYLE(&quot;граница&quot;);ORG.OPENOFFICE.STYLE(&quot;Стандарт&quot;)))">
            <text:p/>
          </table:table-cell>
          <table:table-cell table:formula="of:=T(IF([$тест2.AO16]=1;ORG.OPENOFFICE.STYLE(&quot;граница&quot;);ORG.OPENOFFICE.STYLE(&quot;Стандарт&quot;)))">
            <text:p/>
          </table:table-cell>
          <table:table-cell table:formula="of:=T(IF([$тест2.AP16]=1;ORG.OPENOFFICE.STYLE(&quot;граница&quot;);ORG.OPENOFFICE.STYLE(&quot;Стандарт&quot;)))">
            <text:p/>
          </table:table-cell>
          <table:table-cell table:formula="of:=T(IF([$тест2.AQ16]=1;ORG.OPENOFFICE.STYLE(&quot;граница&quot;);ORG.OPENOFFICE.STYLE(&quot;Стандарт&quot;)))">
            <text:p/>
          </table:table-cell>
          <table:table-cell table:formula="of:=T(IF([$тест2.AR16]=1;ORG.OPENOFFICE.STYLE(&quot;граница&quot;);ORG.OPENOFFICE.STYLE(&quot;Стандарт&quot;)))">
            <text:p/>
          </table:table-cell>
          <table:table-cell table:formula="of:=T(IF([$тест2.AS16]=1;ORG.OPENOFFICE.STYLE(&quot;граница&quot;);ORG.OPENOFFICE.STYLE(&quot;Стандарт&quot;)))">
            <text:p/>
          </table:table-cell>
          <table:table-cell table:formula="of:=T(IF([$тест2.AT16]=1;ORG.OPENOFFICE.STYLE(&quot;граница&quot;);ORG.OPENOFFICE.STYLE(&quot;Стандарт&quot;)))">
            <text:p/>
          </table:table-cell>
          <table:table-cell table:formula="of:=T(IF([$тест2.AU16]=1;ORG.OPENOFFICE.STYLE(&quot;граница&quot;);ORG.OPENOFFICE.STYLE(&quot;Стандарт&quot;)))">
            <text:p/>
          </table:table-cell>
          <table:table-cell table:formula="of:=T(IF([$тест2.AV16]=1;ORG.OPENOFFICE.STYLE(&quot;граница&quot;);ORG.OPENOFFICE.STYLE(&quot;Стандарт&quot;)))">
            <text:p/>
          </table:table-cell>
          <table:table-cell table:formula="of:=T(IF([$тест2.AW16]=1;ORG.OPENOFFICE.STYLE(&quot;граница&quot;);ORG.OPENOFFICE.STYLE(&quot;Стандарт&quot;)))">
            <text:p/>
          </table:table-cell>
          <table:table-cell table:formula="of:=T(IF([$тест2.AX1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(IF([$тест2.B17]=1;ORG.OPENOFFICE.STYLE(&quot;граница&quot;);ORG.OPENOFFICE.STYLE(&quot;Стандарт&quot;)))">
            <text:p/>
          </table:table-cell>
          <table:table-cell table:formula="of:=T(IF([$тест2.C17]=1;ORG.OPENOFFICE.STYLE(&quot;граница&quot;);ORG.OPENOFFICE.STYLE(&quot;Стандарт&quot;)))">
            <text:p/>
          </table:table-cell>
          <table:table-cell table:formula="of:=T(IF([$тест2.D17]=1;ORG.OPENOFFICE.STYLE(&quot;граница&quot;);ORG.OPENOFFICE.STYLE(&quot;Стандарт&quot;)))">
            <text:p/>
          </table:table-cell>
          <table:table-cell table:formula="of:=T(IF([$тест2.E17]=1;ORG.OPENOFFICE.STYLE(&quot;граница&quot;);ORG.OPENOFFICE.STYLE(&quot;Стандарт&quot;)))">
            <text:p/>
          </table:table-cell>
          <table:table-cell table:formula="of:=T(IF([$тест2.F17]=1;ORG.OPENOFFICE.STYLE(&quot;граница&quot;);ORG.OPENOFFICE.STYLE(&quot;Стандарт&quot;)))">
            <text:p/>
          </table:table-cell>
          <table:table-cell table:formula="of:=T(IF([$тест2.G17]=1;ORG.OPENOFFICE.STYLE(&quot;граница&quot;);ORG.OPENOFFICE.STYLE(&quot;Стандарт&quot;)))">
            <text:p/>
          </table:table-cell>
          <table:table-cell table:formula="of:=T(IF([$тест2.H17]=1;ORG.OPENOFFICE.STYLE(&quot;граница&quot;);ORG.OPENOFFICE.STYLE(&quot;Стандарт&quot;)))">
            <text:p/>
          </table:table-cell>
          <table:table-cell table:formula="of:=T(IF([$тест2.I17]=1;ORG.OPENOFFICE.STYLE(&quot;граница&quot;);ORG.OPENOFFICE.STYLE(&quot;Стандарт&quot;)))">
            <text:p/>
          </table:table-cell>
          <table:table-cell table:formula="of:=T(IF([$тест2.J17]=1;ORG.OPENOFFICE.STYLE(&quot;граница&quot;);ORG.OPENOFFICE.STYLE(&quot;Стандарт&quot;)))">
            <text:p/>
          </table:table-cell>
          <table:table-cell table:formula="of:=T(IF([$тест2.K17]=1;ORG.OPENOFFICE.STYLE(&quot;граница&quot;);ORG.OPENOFFICE.STYLE(&quot;Стандарт&quot;)))">
            <text:p/>
          </table:table-cell>
          <table:table-cell table:formula="of:=T(IF([$тест2.L17]=1;ORG.OPENOFFICE.STYLE(&quot;граница&quot;);ORG.OPENOFFICE.STYLE(&quot;Стандарт&quot;)))">
            <text:p/>
          </table:table-cell>
          <table:table-cell table:formula="of:=T(IF([$тест2.M17]=1;ORG.OPENOFFICE.STYLE(&quot;граница&quot;);ORG.OPENOFFICE.STYLE(&quot;Стандарт&quot;)))">
            <text:p/>
          </table:table-cell>
          <table:table-cell table:formula="of:=T(IF([$тест2.N17]=1;ORG.OPENOFFICE.STYLE(&quot;граница&quot;);ORG.OPENOFFICE.STYLE(&quot;Стандарт&quot;)))">
            <text:p/>
          </table:table-cell>
          <table:table-cell table:formula="of:=T(IF([$тест2.O17]=1;ORG.OPENOFFICE.STYLE(&quot;граница&quot;);ORG.OPENOFFICE.STYLE(&quot;Стандарт&quot;)))">
            <text:p/>
          </table:table-cell>
          <table:table-cell table:formula="of:=T(IF([$тест2.P17]=1;ORG.OPENOFFICE.STYLE(&quot;граница&quot;);ORG.OPENOFFICE.STYLE(&quot;Стандарт&quot;)))">
            <text:p/>
          </table:table-cell>
          <table:table-cell table:formula="of:=T(IF([$тест2.Q17]=1;ORG.OPENOFFICE.STYLE(&quot;граница&quot;);ORG.OPENOFFICE.STYLE(&quot;Стандарт&quot;)))">
            <text:p/>
          </table:table-cell>
          <table:table-cell table:formula="of:=T(IF([$тест2.R17]=1;ORG.OPENOFFICE.STYLE(&quot;граница&quot;);ORG.OPENOFFICE.STYLE(&quot;Стандарт&quot;)))">
            <text:p/>
          </table:table-cell>
          <table:table-cell table:formula="of:=T(IF([$тест2.S17]=1;ORG.OPENOFFICE.STYLE(&quot;граница&quot;);ORG.OPENOFFICE.STYLE(&quot;Стандарт&quot;)))">
            <text:p/>
          </table:table-cell>
          <table:table-cell table:formula="of:=T(IF([$тест2.T17]=1;ORG.OPENOFFICE.STYLE(&quot;граница&quot;);ORG.OPENOFFICE.STYLE(&quot;Стандарт&quot;)))">
            <text:p/>
          </table:table-cell>
          <table:table-cell table:formula="of:=T(IF([$тест2.U17]=1;ORG.OPENOFFICE.STYLE(&quot;граница&quot;);ORG.OPENOFFICE.STYLE(&quot;Стандарт&quot;)))">
            <text:p/>
          </table:table-cell>
          <table:table-cell table:formula="of:=T(IF([$тест2.V17]=1;ORG.OPENOFFICE.STYLE(&quot;граница&quot;);ORG.OPENOFFICE.STYLE(&quot;Стандарт&quot;)))">
            <text:p/>
          </table:table-cell>
          <table:table-cell table:formula="of:=T(IF([$тест2.W17]=1;ORG.OPENOFFICE.STYLE(&quot;граница&quot;);ORG.OPENOFFICE.STYLE(&quot;Стандарт&quot;)))">
            <text:p/>
          </table:table-cell>
          <table:table-cell table:formula="of:=T(IF([$тест2.X17]=1;ORG.OPENOFFICE.STYLE(&quot;граница&quot;);ORG.OPENOFFICE.STYLE(&quot;Стандарт&quot;)))">
            <text:p/>
          </table:table-cell>
          <table:table-cell table:formula="of:=T(IF([$тест2.Y17]=1;ORG.OPENOFFICE.STYLE(&quot;граница&quot;);ORG.OPENOFFICE.STYLE(&quot;Стандарт&quot;)))">
            <text:p/>
          </table:table-cell>
          <table:table-cell table:formula="of:=T(IF([$тест2.Z17]=1;ORG.OPENOFFICE.STYLE(&quot;граница&quot;);ORG.OPENOFFICE.STYLE(&quot;Стандарт&quot;)))">
            <text:p/>
          </table:table-cell>
          <table:table-cell table:formula="of:=T(IF([$тест2.AA17]=1;ORG.OPENOFFICE.STYLE(&quot;граница&quot;);ORG.OPENOFFICE.STYLE(&quot;Стандарт&quot;)))">
            <text:p/>
          </table:table-cell>
          <table:table-cell table:formula="of:=T(IF([$тест2.AB17]=1;ORG.OPENOFFICE.STYLE(&quot;граница&quot;);ORG.OPENOFFICE.STYLE(&quot;Стандарт&quot;)))">
            <text:p/>
          </table:table-cell>
          <table:table-cell table:formula="of:=T(IF([$тест2.AC17]=1;ORG.OPENOFFICE.STYLE(&quot;граница&quot;);ORG.OPENOFFICE.STYLE(&quot;Стандарт&quot;)))">
            <text:p/>
          </table:table-cell>
          <table:table-cell table:formula="of:=T(IF([$тест2.AD17]=1;ORG.OPENOFFICE.STYLE(&quot;граница&quot;);ORG.OPENOFFICE.STYLE(&quot;Стандарт&quot;)))">
            <text:p/>
          </table:table-cell>
          <table:table-cell table:formula="of:=T(IF([$тест2.AE17]=1;ORG.OPENOFFICE.STYLE(&quot;граница&quot;);ORG.OPENOFFICE.STYLE(&quot;Стандарт&quot;)))">
            <text:p/>
          </table:table-cell>
          <table:table-cell table:formula="of:=T(IF([$тест2.AF17]=1;ORG.OPENOFFICE.STYLE(&quot;граница&quot;);ORG.OPENOFFICE.STYLE(&quot;Стандарт&quot;)))">
            <text:p/>
          </table:table-cell>
          <table:table-cell table:formula="of:=T(IF([$тест2.AG17]=1;ORG.OPENOFFICE.STYLE(&quot;граница&quot;);ORG.OPENOFFICE.STYLE(&quot;Стандарт&quot;)))">
            <text:p/>
          </table:table-cell>
          <table:table-cell table:formula="of:=T(IF([$тест2.AH17]=1;ORG.OPENOFFICE.STYLE(&quot;граница&quot;);ORG.OPENOFFICE.STYLE(&quot;Стандарт&quot;)))">
            <text:p/>
          </table:table-cell>
          <table:table-cell table:formula="of:=T(IF([$тест2.AI17]=1;ORG.OPENOFFICE.STYLE(&quot;граница&quot;);ORG.OPENOFFICE.STYLE(&quot;Стандарт&quot;)))">
            <text:p/>
          </table:table-cell>
          <table:table-cell table:formula="of:=T(IF([$тест2.AJ17]=1;ORG.OPENOFFICE.STYLE(&quot;граница&quot;);ORG.OPENOFFICE.STYLE(&quot;Стандарт&quot;)))">
            <text:p/>
          </table:table-cell>
          <table:table-cell table:formula="of:=T(IF([$тест2.AK17]=1;ORG.OPENOFFICE.STYLE(&quot;граница&quot;);ORG.OPENOFFICE.STYLE(&quot;Стандарт&quot;)))">
            <text:p/>
          </table:table-cell>
          <table:table-cell table:formula="of:=T(IF([$тест2.AL17]=1;ORG.OPENOFFICE.STYLE(&quot;граница&quot;);ORG.OPENOFFICE.STYLE(&quot;Стандарт&quot;)))">
            <text:p/>
          </table:table-cell>
          <table:table-cell table:formula="of:=T(IF([$тест2.AM17]=1;ORG.OPENOFFICE.STYLE(&quot;граница&quot;);ORG.OPENOFFICE.STYLE(&quot;Стандарт&quot;)))">
            <text:p/>
          </table:table-cell>
          <table:table-cell table:formula="of:=T(IF([$тест2.AN17]=1;ORG.OPENOFFICE.STYLE(&quot;граница&quot;);ORG.OPENOFFICE.STYLE(&quot;Стандарт&quot;)))">
            <text:p/>
          </table:table-cell>
          <table:table-cell table:formula="of:=T(IF([$тест2.AO17]=1;ORG.OPENOFFICE.STYLE(&quot;граница&quot;);ORG.OPENOFFICE.STYLE(&quot;Стандарт&quot;)))">
            <text:p/>
          </table:table-cell>
          <table:table-cell table:formula="of:=T(IF([$тест2.AP17]=1;ORG.OPENOFFICE.STYLE(&quot;граница&quot;);ORG.OPENOFFICE.STYLE(&quot;Стандарт&quot;)))">
            <text:p/>
          </table:table-cell>
          <table:table-cell table:formula="of:=T(IF([$тест2.AQ17]=1;ORG.OPENOFFICE.STYLE(&quot;граница&quot;);ORG.OPENOFFICE.STYLE(&quot;Стандарт&quot;)))">
            <text:p/>
          </table:table-cell>
          <table:table-cell table:formula="of:=T(IF([$тест2.AR17]=1;ORG.OPENOFFICE.STYLE(&quot;граница&quot;);ORG.OPENOFFICE.STYLE(&quot;Стандарт&quot;)))">
            <text:p/>
          </table:table-cell>
          <table:table-cell table:formula="of:=T(IF([$тест2.AS17]=1;ORG.OPENOFFICE.STYLE(&quot;граница&quot;);ORG.OPENOFFICE.STYLE(&quot;Стандарт&quot;)))">
            <text:p/>
          </table:table-cell>
          <table:table-cell table:formula="of:=T(IF([$тест2.AT17]=1;ORG.OPENOFFICE.STYLE(&quot;граница&quot;);ORG.OPENOFFICE.STYLE(&quot;Стандарт&quot;)))">
            <text:p/>
          </table:table-cell>
          <table:table-cell table:formula="of:=T(IF([$тест2.AU17]=1;ORG.OPENOFFICE.STYLE(&quot;граница&quot;);ORG.OPENOFFICE.STYLE(&quot;Стандарт&quot;)))">
            <text:p/>
          </table:table-cell>
          <table:table-cell table:formula="of:=T(IF([$тест2.AV17]=1;ORG.OPENOFFICE.STYLE(&quot;граница&quot;);ORG.OPENOFFICE.STYLE(&quot;Стандарт&quot;)))">
            <text:p/>
          </table:table-cell>
          <table:table-cell table:formula="of:=T(IF([$тест2.AW17]=1;ORG.OPENOFFICE.STYLE(&quot;граница&quot;);ORG.OPENOFFICE.STYLE(&quot;Стандарт&quot;)))">
            <text:p/>
          </table:table-cell>
          <table:table-cell table:formula="of:=T(IF([$тест2.AX1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(IF([$тест2.B18]=1;ORG.OPENOFFICE.STYLE(&quot;граница&quot;);ORG.OPENOFFICE.STYLE(&quot;Стандарт&quot;)))">
            <text:p/>
          </table:table-cell>
          <table:table-cell table:formula="of:=T(IF([$тест2.C18]=1;ORG.OPENOFFICE.STYLE(&quot;граница&quot;);ORG.OPENOFFICE.STYLE(&quot;Стандарт&quot;)))">
            <text:p/>
          </table:table-cell>
          <table:table-cell table:formula="of:=T(IF([$тест2.D18]=1;ORG.OPENOFFICE.STYLE(&quot;граница&quot;);ORG.OPENOFFICE.STYLE(&quot;Стандарт&quot;)))">
            <text:p/>
          </table:table-cell>
          <table:table-cell table:formula="of:=T(IF([$тест2.E18]=1;ORG.OPENOFFICE.STYLE(&quot;граница&quot;);ORG.OPENOFFICE.STYLE(&quot;Стандарт&quot;)))">
            <text:p/>
          </table:table-cell>
          <table:table-cell table:formula="of:=T(IF([$тест2.F18]=1;ORG.OPENOFFICE.STYLE(&quot;граница&quot;);ORG.OPENOFFICE.STYLE(&quot;Стандарт&quot;)))">
            <text:p/>
          </table:table-cell>
          <table:table-cell table:formula="of:=T(IF([$тест2.G18]=1;ORG.OPENOFFICE.STYLE(&quot;граница&quot;);ORG.OPENOFFICE.STYLE(&quot;Стандарт&quot;)))">
            <text:p/>
          </table:table-cell>
          <table:table-cell table:formula="of:=T(IF([$тест2.H18]=1;ORG.OPENOFFICE.STYLE(&quot;граница&quot;);ORG.OPENOFFICE.STYLE(&quot;Стандарт&quot;)))">
            <text:p/>
          </table:table-cell>
          <table:table-cell table:formula="of:=T(IF([$тест2.I18]=1;ORG.OPENOFFICE.STYLE(&quot;граница&quot;);ORG.OPENOFFICE.STYLE(&quot;Стандарт&quot;)))">
            <text:p/>
          </table:table-cell>
          <table:table-cell table:formula="of:=T(IF([$тест2.J18]=1;ORG.OPENOFFICE.STYLE(&quot;граница&quot;);ORG.OPENOFFICE.STYLE(&quot;Стандарт&quot;)))">
            <text:p/>
          </table:table-cell>
          <table:table-cell table:formula="of:=T(IF([$тест2.K18]=1;ORG.OPENOFFICE.STYLE(&quot;граница&quot;);ORG.OPENOFFICE.STYLE(&quot;Стандарт&quot;)))">
            <text:p/>
          </table:table-cell>
          <table:table-cell table:formula="of:=T(IF([$тест2.L18]=1;ORG.OPENOFFICE.STYLE(&quot;граница&quot;);ORG.OPENOFFICE.STYLE(&quot;Стандарт&quot;)))">
            <text:p/>
          </table:table-cell>
          <table:table-cell table:formula="of:=T(IF([$тест2.M18]=1;ORG.OPENOFFICE.STYLE(&quot;граница&quot;);ORG.OPENOFFICE.STYLE(&quot;Стандарт&quot;)))">
            <text:p/>
          </table:table-cell>
          <table:table-cell table:formula="of:=T(IF([$тест2.N18]=1;ORG.OPENOFFICE.STYLE(&quot;граница&quot;);ORG.OPENOFFICE.STYLE(&quot;Стандарт&quot;)))">
            <text:p/>
          </table:table-cell>
          <table:table-cell table:formula="of:=T(IF([$тест2.O18]=1;ORG.OPENOFFICE.STYLE(&quot;граница&quot;);ORG.OPENOFFICE.STYLE(&quot;Стандарт&quot;)))">
            <text:p/>
          </table:table-cell>
          <table:table-cell table:formula="of:=T(IF([$тест2.P18]=1;ORG.OPENOFFICE.STYLE(&quot;граница&quot;);ORG.OPENOFFICE.STYLE(&quot;Стандарт&quot;)))">
            <text:p/>
          </table:table-cell>
          <table:table-cell table:formula="of:=T(IF([$тест2.Q18]=1;ORG.OPENOFFICE.STYLE(&quot;граница&quot;);ORG.OPENOFFICE.STYLE(&quot;Стандарт&quot;)))">
            <text:p/>
          </table:table-cell>
          <table:table-cell table:formula="of:=T(IF([$тест2.R18]=1;ORG.OPENOFFICE.STYLE(&quot;граница&quot;);ORG.OPENOFFICE.STYLE(&quot;Стандарт&quot;)))">
            <text:p/>
          </table:table-cell>
          <table:table-cell table:formula="of:=T(IF([$тест2.S18]=1;ORG.OPENOFFICE.STYLE(&quot;граница&quot;);ORG.OPENOFFICE.STYLE(&quot;Стандарт&quot;)))">
            <text:p/>
          </table:table-cell>
          <table:table-cell table:formula="of:=T(IF([$тест2.T18]=1;ORG.OPENOFFICE.STYLE(&quot;граница&quot;);ORG.OPENOFFICE.STYLE(&quot;Стандарт&quot;)))">
            <text:p/>
          </table:table-cell>
          <table:table-cell table:formula="of:=T(IF([$тест2.U18]=1;ORG.OPENOFFICE.STYLE(&quot;граница&quot;);ORG.OPENOFFICE.STYLE(&quot;Стандарт&quot;)))">
            <text:p/>
          </table:table-cell>
          <table:table-cell table:formula="of:=T(IF([$тест2.V18]=1;ORG.OPENOFFICE.STYLE(&quot;граница&quot;);ORG.OPENOFFICE.STYLE(&quot;Стандарт&quot;)))">
            <text:p/>
          </table:table-cell>
          <table:table-cell table:formula="of:=T(IF([$тест2.W18]=1;ORG.OPENOFFICE.STYLE(&quot;граница&quot;);ORG.OPENOFFICE.STYLE(&quot;Стандарт&quot;)))">
            <text:p/>
          </table:table-cell>
          <table:table-cell table:formula="of:=T(IF([$тест2.X18]=1;ORG.OPENOFFICE.STYLE(&quot;граница&quot;);ORG.OPENOFFICE.STYLE(&quot;Стандарт&quot;)))">
            <text:p/>
          </table:table-cell>
          <table:table-cell table:formula="of:=T(IF([$тест2.Y18]=1;ORG.OPENOFFICE.STYLE(&quot;граница&quot;);ORG.OPENOFFICE.STYLE(&quot;Стандарт&quot;)))">
            <text:p/>
          </table:table-cell>
          <table:table-cell table:formula="of:=T(IF([$тест2.Z18]=1;ORG.OPENOFFICE.STYLE(&quot;граница&quot;);ORG.OPENOFFICE.STYLE(&quot;Стандарт&quot;)))">
            <text:p/>
          </table:table-cell>
          <table:table-cell table:formula="of:=T(IF([$тест2.AA18]=1;ORG.OPENOFFICE.STYLE(&quot;граница&quot;);ORG.OPENOFFICE.STYLE(&quot;Стандарт&quot;)))">
            <text:p/>
          </table:table-cell>
          <table:table-cell table:formula="of:=T(IF([$тест2.AB18]=1;ORG.OPENOFFICE.STYLE(&quot;граница&quot;);ORG.OPENOFFICE.STYLE(&quot;Стандарт&quot;)))">
            <text:p/>
          </table:table-cell>
          <table:table-cell table:formula="of:=T(IF([$тест2.AC18]=1;ORG.OPENOFFICE.STYLE(&quot;граница&quot;);ORG.OPENOFFICE.STYLE(&quot;Стандарт&quot;)))">
            <text:p/>
          </table:table-cell>
          <table:table-cell table:formula="of:=T(IF([$тест2.AD18]=1;ORG.OPENOFFICE.STYLE(&quot;граница&quot;);ORG.OPENOFFICE.STYLE(&quot;Стандарт&quot;)))">
            <text:p/>
          </table:table-cell>
          <table:table-cell table:formula="of:=T(IF([$тест2.AE18]=1;ORG.OPENOFFICE.STYLE(&quot;граница&quot;);ORG.OPENOFFICE.STYLE(&quot;Стандарт&quot;)))">
            <text:p/>
          </table:table-cell>
          <table:table-cell table:formula="of:=T(IF([$тест2.AF18]=1;ORG.OPENOFFICE.STYLE(&quot;граница&quot;);ORG.OPENOFFICE.STYLE(&quot;Стандарт&quot;)))">
            <text:p/>
          </table:table-cell>
          <table:table-cell table:formula="of:=T(IF([$тест2.AG18]=1;ORG.OPENOFFICE.STYLE(&quot;граница&quot;);ORG.OPENOFFICE.STYLE(&quot;Стандарт&quot;)))">
            <text:p/>
          </table:table-cell>
          <table:table-cell table:formula="of:=T(IF([$тест2.AH18]=1;ORG.OPENOFFICE.STYLE(&quot;граница&quot;);ORG.OPENOFFICE.STYLE(&quot;Стандарт&quot;)))">
            <text:p/>
          </table:table-cell>
          <table:table-cell table:formula="of:=T(IF([$тест2.AI18]=1;ORG.OPENOFFICE.STYLE(&quot;граница&quot;);ORG.OPENOFFICE.STYLE(&quot;Стандарт&quot;)))">
            <text:p/>
          </table:table-cell>
          <table:table-cell table:formula="of:=T(IF([$тест2.AJ18]=1;ORG.OPENOFFICE.STYLE(&quot;граница&quot;);ORG.OPENOFFICE.STYLE(&quot;Стандарт&quot;)))">
            <text:p/>
          </table:table-cell>
          <table:table-cell table:formula="of:=T(IF([$тест2.AK18]=1;ORG.OPENOFFICE.STYLE(&quot;граница&quot;);ORG.OPENOFFICE.STYLE(&quot;Стандарт&quot;)))">
            <text:p/>
          </table:table-cell>
          <table:table-cell table:formula="of:=T(IF([$тест2.AL18]=1;ORG.OPENOFFICE.STYLE(&quot;граница&quot;);ORG.OPENOFFICE.STYLE(&quot;Стандарт&quot;)))">
            <text:p/>
          </table:table-cell>
          <table:table-cell table:formula="of:=T(IF([$тест2.AM18]=1;ORG.OPENOFFICE.STYLE(&quot;граница&quot;);ORG.OPENOFFICE.STYLE(&quot;Стандарт&quot;)))">
            <text:p/>
          </table:table-cell>
          <table:table-cell table:formula="of:=T(IF([$тест2.AN18]=1;ORG.OPENOFFICE.STYLE(&quot;граница&quot;);ORG.OPENOFFICE.STYLE(&quot;Стандарт&quot;)))">
            <text:p/>
          </table:table-cell>
          <table:table-cell table:formula="of:=T(IF([$тест2.AO18]=1;ORG.OPENOFFICE.STYLE(&quot;граница&quot;);ORG.OPENOFFICE.STYLE(&quot;Стандарт&quot;)))">
            <text:p/>
          </table:table-cell>
          <table:table-cell table:formula="of:=T(IF([$тест2.AP18]=1;ORG.OPENOFFICE.STYLE(&quot;граница&quot;);ORG.OPENOFFICE.STYLE(&quot;Стандарт&quot;)))">
            <text:p/>
          </table:table-cell>
          <table:table-cell table:formula="of:=T(IF([$тест2.AQ18]=1;ORG.OPENOFFICE.STYLE(&quot;граница&quot;);ORG.OPENOFFICE.STYLE(&quot;Стандарт&quot;)))">
            <text:p/>
          </table:table-cell>
          <table:table-cell table:formula="of:=T(IF([$тест2.AR18]=1;ORG.OPENOFFICE.STYLE(&quot;граница&quot;);ORG.OPENOFFICE.STYLE(&quot;Стандарт&quot;)))">
            <text:p/>
          </table:table-cell>
          <table:table-cell table:formula="of:=T(IF([$тест2.AS18]=1;ORG.OPENOFFICE.STYLE(&quot;граница&quot;);ORG.OPENOFFICE.STYLE(&quot;Стандарт&quot;)))">
            <text:p/>
          </table:table-cell>
          <table:table-cell table:formula="of:=T(IF([$тест2.AT18]=1;ORG.OPENOFFICE.STYLE(&quot;граница&quot;);ORG.OPENOFFICE.STYLE(&quot;Стандарт&quot;)))">
            <text:p/>
          </table:table-cell>
          <table:table-cell table:formula="of:=T(IF([$тест2.AU18]=1;ORG.OPENOFFICE.STYLE(&quot;граница&quot;);ORG.OPENOFFICE.STYLE(&quot;Стандарт&quot;)))">
            <text:p/>
          </table:table-cell>
          <table:table-cell table:formula="of:=T(IF([$тест2.AV18]=1;ORG.OPENOFFICE.STYLE(&quot;граница&quot;);ORG.OPENOFFICE.STYLE(&quot;Стандарт&quot;)))">
            <text:p/>
          </table:table-cell>
          <table:table-cell table:formula="of:=T(IF([$тест2.AW18]=1;ORG.OPENOFFICE.STYLE(&quot;граница&quot;);ORG.OPENOFFICE.STYLE(&quot;Стандарт&quot;)))">
            <text:p/>
          </table:table-cell>
          <table:table-cell table:formula="of:=T(IF([$тест2.AX1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(IF([$тест2.B19]=1;ORG.OPENOFFICE.STYLE(&quot;граница&quot;);ORG.OPENOFFICE.STYLE(&quot;Стандарт&quot;)))">
            <text:p/>
          </table:table-cell>
          <table:table-cell table:formula="of:=T(IF([$тест2.C19]=1;ORG.OPENOFFICE.STYLE(&quot;граница&quot;);ORG.OPENOFFICE.STYLE(&quot;Стандарт&quot;)))">
            <text:p/>
          </table:table-cell>
          <table:table-cell table:formula="of:=T(IF([$тест2.D19]=1;ORG.OPENOFFICE.STYLE(&quot;граница&quot;);ORG.OPENOFFICE.STYLE(&quot;Стандарт&quot;)))">
            <text:p/>
          </table:table-cell>
          <table:table-cell table:formula="of:=T(IF([$тест2.E19]=1;ORG.OPENOFFICE.STYLE(&quot;граница&quot;);ORG.OPENOFFICE.STYLE(&quot;Стандарт&quot;)))">
            <text:p/>
          </table:table-cell>
          <table:table-cell table:formula="of:=T(IF([$тест2.F19]=1;ORG.OPENOFFICE.STYLE(&quot;граница&quot;);ORG.OPENOFFICE.STYLE(&quot;Стандарт&quot;)))">
            <text:p/>
          </table:table-cell>
          <table:table-cell table:formula="of:=T(IF([$тест2.G19]=1;ORG.OPENOFFICE.STYLE(&quot;граница&quot;);ORG.OPENOFFICE.STYLE(&quot;Стандарт&quot;)))">
            <text:p/>
          </table:table-cell>
          <table:table-cell table:formula="of:=T(IF([$тест2.H19]=1;ORG.OPENOFFICE.STYLE(&quot;граница&quot;);ORG.OPENOFFICE.STYLE(&quot;Стандарт&quot;)))">
            <text:p/>
          </table:table-cell>
          <table:table-cell table:formula="of:=T(IF([$тест2.I19]=1;ORG.OPENOFFICE.STYLE(&quot;граница&quot;);ORG.OPENOFFICE.STYLE(&quot;Стандарт&quot;)))">
            <text:p/>
          </table:table-cell>
          <table:table-cell table:formula="of:=T(IF([$тест2.J19]=1;ORG.OPENOFFICE.STYLE(&quot;граница&quot;);ORG.OPENOFFICE.STYLE(&quot;Стандарт&quot;)))">
            <text:p/>
          </table:table-cell>
          <table:table-cell table:formula="of:=T(IF([$тест2.K19]=1;ORG.OPENOFFICE.STYLE(&quot;граница&quot;);ORG.OPENOFFICE.STYLE(&quot;Стандарт&quot;)))">
            <text:p/>
          </table:table-cell>
          <table:table-cell table:formula="of:=T(IF([$тест2.L19]=1;ORG.OPENOFFICE.STYLE(&quot;граница&quot;);ORG.OPENOFFICE.STYLE(&quot;Стандарт&quot;)))">
            <text:p/>
          </table:table-cell>
          <table:table-cell table:formula="of:=T(IF([$тест2.M19]=1;ORG.OPENOFFICE.STYLE(&quot;граница&quot;);ORG.OPENOFFICE.STYLE(&quot;Стандарт&quot;)))">
            <text:p/>
          </table:table-cell>
          <table:table-cell table:formula="of:=T(IF([$тест2.N19]=1;ORG.OPENOFFICE.STYLE(&quot;граница&quot;);ORG.OPENOFFICE.STYLE(&quot;Стандарт&quot;)))">
            <text:p/>
          </table:table-cell>
          <table:table-cell table:formula="of:=T(IF([$тест2.O19]=1;ORG.OPENOFFICE.STYLE(&quot;граница&quot;);ORG.OPENOFFICE.STYLE(&quot;Стандарт&quot;)))">
            <text:p/>
          </table:table-cell>
          <table:table-cell table:formula="of:=T(IF([$тест2.P19]=1;ORG.OPENOFFICE.STYLE(&quot;граница&quot;);ORG.OPENOFFICE.STYLE(&quot;Стандарт&quot;)))">
            <text:p/>
          </table:table-cell>
          <table:table-cell table:formula="of:=T(IF([$тест2.Q19]=1;ORG.OPENOFFICE.STYLE(&quot;граница&quot;);ORG.OPENOFFICE.STYLE(&quot;Стандарт&quot;)))">
            <text:p/>
          </table:table-cell>
          <table:table-cell table:formula="of:=T(IF([$тест2.R19]=1;ORG.OPENOFFICE.STYLE(&quot;граница&quot;);ORG.OPENOFFICE.STYLE(&quot;Стандарт&quot;)))">
            <text:p/>
          </table:table-cell>
          <table:table-cell table:formula="of:=T(IF([$тест2.S19]=1;ORG.OPENOFFICE.STYLE(&quot;граница&quot;);ORG.OPENOFFICE.STYLE(&quot;Стандарт&quot;)))">
            <text:p/>
          </table:table-cell>
          <table:table-cell table:formula="of:=T(IF([$тест2.T19]=1;ORG.OPENOFFICE.STYLE(&quot;граница&quot;);ORG.OPENOFFICE.STYLE(&quot;Стандарт&quot;)))">
            <text:p/>
          </table:table-cell>
          <table:table-cell table:formula="of:=T(IF([$тест2.U19]=1;ORG.OPENOFFICE.STYLE(&quot;граница&quot;);ORG.OPENOFFICE.STYLE(&quot;Стандарт&quot;)))">
            <text:p/>
          </table:table-cell>
          <table:table-cell table:formula="of:=T(IF([$тест2.V19]=1;ORG.OPENOFFICE.STYLE(&quot;граница&quot;);ORG.OPENOFFICE.STYLE(&quot;Стандарт&quot;)))">
            <text:p/>
          </table:table-cell>
          <table:table-cell table:formula="of:=T(IF([$тест2.W19]=1;ORG.OPENOFFICE.STYLE(&quot;граница&quot;);ORG.OPENOFFICE.STYLE(&quot;Стандарт&quot;)))">
            <text:p/>
          </table:table-cell>
          <table:table-cell table:formula="of:=T(IF([$тест2.X19]=1;ORG.OPENOFFICE.STYLE(&quot;граница&quot;);ORG.OPENOFFICE.STYLE(&quot;Стандарт&quot;)))">
            <text:p/>
          </table:table-cell>
          <table:table-cell table:formula="of:=T(IF([$тест2.Y19]=1;ORG.OPENOFFICE.STYLE(&quot;граница&quot;);ORG.OPENOFFICE.STYLE(&quot;Стандарт&quot;)))">
            <text:p/>
          </table:table-cell>
          <table:table-cell table:formula="of:=T(IF([$тест2.Z19]=1;ORG.OPENOFFICE.STYLE(&quot;граница&quot;);ORG.OPENOFFICE.STYLE(&quot;Стандарт&quot;)))">
            <text:p/>
          </table:table-cell>
          <table:table-cell table:formula="of:=T(IF([$тест2.AA19]=1;ORG.OPENOFFICE.STYLE(&quot;граница&quot;);ORG.OPENOFFICE.STYLE(&quot;Стандарт&quot;)))">
            <text:p/>
          </table:table-cell>
          <table:table-cell table:formula="of:=T(IF([$тест2.AB19]=1;ORG.OPENOFFICE.STYLE(&quot;граница&quot;);ORG.OPENOFFICE.STYLE(&quot;Стандарт&quot;)))">
            <text:p/>
          </table:table-cell>
          <table:table-cell table:formula="of:=T(IF([$тест2.AC19]=1;ORG.OPENOFFICE.STYLE(&quot;граница&quot;);ORG.OPENOFFICE.STYLE(&quot;Стандарт&quot;)))">
            <text:p/>
          </table:table-cell>
          <table:table-cell table:formula="of:=T(IF([$тест2.AD19]=1;ORG.OPENOFFICE.STYLE(&quot;граница&quot;);ORG.OPENOFFICE.STYLE(&quot;Стандарт&quot;)))">
            <text:p/>
          </table:table-cell>
          <table:table-cell table:formula="of:=T(IF([$тест2.AE19]=1;ORG.OPENOFFICE.STYLE(&quot;граница&quot;);ORG.OPENOFFICE.STYLE(&quot;Стандарт&quot;)))">
            <text:p/>
          </table:table-cell>
          <table:table-cell table:formula="of:=T(IF([$тест2.AF19]=1;ORG.OPENOFFICE.STYLE(&quot;граница&quot;);ORG.OPENOFFICE.STYLE(&quot;Стандарт&quot;)))">
            <text:p/>
          </table:table-cell>
          <table:table-cell table:formula="of:=T(IF([$тест2.AG19]=1;ORG.OPENOFFICE.STYLE(&quot;граница&quot;);ORG.OPENOFFICE.STYLE(&quot;Стандарт&quot;)))">
            <text:p/>
          </table:table-cell>
          <table:table-cell table:formula="of:=T(IF([$тест2.AH19]=1;ORG.OPENOFFICE.STYLE(&quot;граница&quot;);ORG.OPENOFFICE.STYLE(&quot;Стандарт&quot;)))">
            <text:p/>
          </table:table-cell>
          <table:table-cell table:formula="of:=T(IF([$тест2.AI19]=1;ORG.OPENOFFICE.STYLE(&quot;граница&quot;);ORG.OPENOFFICE.STYLE(&quot;Стандарт&quot;)))">
            <text:p/>
          </table:table-cell>
          <table:table-cell table:formula="of:=T(IF([$тест2.AJ19]=1;ORG.OPENOFFICE.STYLE(&quot;граница&quot;);ORG.OPENOFFICE.STYLE(&quot;Стандарт&quot;)))">
            <text:p/>
          </table:table-cell>
          <table:table-cell table:formula="of:=T(IF([$тест2.AK19]=1;ORG.OPENOFFICE.STYLE(&quot;граница&quot;);ORG.OPENOFFICE.STYLE(&quot;Стандарт&quot;)))">
            <text:p/>
          </table:table-cell>
          <table:table-cell table:formula="of:=T(IF([$тест2.AL19]=1;ORG.OPENOFFICE.STYLE(&quot;граница&quot;);ORG.OPENOFFICE.STYLE(&quot;Стандарт&quot;)))">
            <text:p/>
          </table:table-cell>
          <table:table-cell table:formula="of:=T(IF([$тест2.AM19]=1;ORG.OPENOFFICE.STYLE(&quot;граница&quot;);ORG.OPENOFFICE.STYLE(&quot;Стандарт&quot;)))">
            <text:p/>
          </table:table-cell>
          <table:table-cell table:formula="of:=T(IF([$тест2.AN19]=1;ORG.OPENOFFICE.STYLE(&quot;граница&quot;);ORG.OPENOFFICE.STYLE(&quot;Стандарт&quot;)))">
            <text:p/>
          </table:table-cell>
          <table:table-cell table:formula="of:=T(IF([$тест2.AO19]=1;ORG.OPENOFFICE.STYLE(&quot;граница&quot;);ORG.OPENOFFICE.STYLE(&quot;Стандарт&quot;)))">
            <text:p/>
          </table:table-cell>
          <table:table-cell table:formula="of:=T(IF([$тест2.AP19]=1;ORG.OPENOFFICE.STYLE(&quot;граница&quot;);ORG.OPENOFFICE.STYLE(&quot;Стандарт&quot;)))">
            <text:p/>
          </table:table-cell>
          <table:table-cell table:formula="of:=T(IF([$тест2.AQ19]=1;ORG.OPENOFFICE.STYLE(&quot;граница&quot;);ORG.OPENOFFICE.STYLE(&quot;Стандарт&quot;)))">
            <text:p/>
          </table:table-cell>
          <table:table-cell table:formula="of:=T(IF([$тест2.AR19]=1;ORG.OPENOFFICE.STYLE(&quot;граница&quot;);ORG.OPENOFFICE.STYLE(&quot;Стандарт&quot;)))">
            <text:p/>
          </table:table-cell>
          <table:table-cell table:formula="of:=T(IF([$тест2.AS19]=1;ORG.OPENOFFICE.STYLE(&quot;граница&quot;);ORG.OPENOFFICE.STYLE(&quot;Стандарт&quot;)))">
            <text:p/>
          </table:table-cell>
          <table:table-cell table:formula="of:=T(IF([$тест2.AT19]=1;ORG.OPENOFFICE.STYLE(&quot;граница&quot;);ORG.OPENOFFICE.STYLE(&quot;Стандарт&quot;)))">
            <text:p/>
          </table:table-cell>
          <table:table-cell table:formula="of:=T(IF([$тест2.AU19]=1;ORG.OPENOFFICE.STYLE(&quot;граница&quot;);ORG.OPENOFFICE.STYLE(&quot;Стандарт&quot;)))">
            <text:p/>
          </table:table-cell>
          <table:table-cell table:formula="of:=T(IF([$тест2.AV19]=1;ORG.OPENOFFICE.STYLE(&quot;граница&quot;);ORG.OPENOFFICE.STYLE(&quot;Стандарт&quot;)))">
            <text:p/>
          </table:table-cell>
          <table:table-cell table:formula="of:=T(IF([$тест2.AW19]=1;ORG.OPENOFFICE.STYLE(&quot;граница&quot;);ORG.OPENOFFICE.STYLE(&quot;Стандарт&quot;)))">
            <text:p/>
          </table:table-cell>
          <table:table-cell table:formula="of:=T(IF([$тест2.AX1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(IF([$тест2.B20]=1;ORG.OPENOFFICE.STYLE(&quot;граница&quot;);ORG.OPENOFFICE.STYLE(&quot;Стандарт&quot;)))">
            <text:p/>
          </table:table-cell>
          <table:table-cell table:formula="of:=T(IF([$тест2.C20]=1;ORG.OPENOFFICE.STYLE(&quot;граница&quot;);ORG.OPENOFFICE.STYLE(&quot;Стандарт&quot;)))">
            <text:p/>
          </table:table-cell>
          <table:table-cell table:formula="of:=T(IF([$тест2.D20]=1;ORG.OPENOFFICE.STYLE(&quot;граница&quot;);ORG.OPENOFFICE.STYLE(&quot;Стандарт&quot;)))">
            <text:p/>
          </table:table-cell>
          <table:table-cell table:formula="of:=T(IF([$тест2.E20]=1;ORG.OPENOFFICE.STYLE(&quot;граница&quot;);ORG.OPENOFFICE.STYLE(&quot;Стандарт&quot;)))">
            <text:p/>
          </table:table-cell>
          <table:table-cell table:formula="of:=T(IF([$тест2.F20]=1;ORG.OPENOFFICE.STYLE(&quot;граница&quot;);ORG.OPENOFFICE.STYLE(&quot;Стандарт&quot;)))">
            <text:p/>
          </table:table-cell>
          <table:table-cell table:formula="of:=T(IF([$тест2.G20]=1;ORG.OPENOFFICE.STYLE(&quot;граница&quot;);ORG.OPENOFFICE.STYLE(&quot;Стандарт&quot;)))">
            <text:p/>
          </table:table-cell>
          <table:table-cell table:formula="of:=T(IF([$тест2.H20]=1;ORG.OPENOFFICE.STYLE(&quot;граница&quot;);ORG.OPENOFFICE.STYLE(&quot;Стандарт&quot;)))">
            <text:p/>
          </table:table-cell>
          <table:table-cell table:formula="of:=T(IF([$тест2.I20]=1;ORG.OPENOFFICE.STYLE(&quot;граница&quot;);ORG.OPENOFFICE.STYLE(&quot;Стандарт&quot;)))">
            <text:p/>
          </table:table-cell>
          <table:table-cell table:formula="of:=T(IF([$тест2.J20]=1;ORG.OPENOFFICE.STYLE(&quot;граница&quot;);ORG.OPENOFFICE.STYLE(&quot;Стандарт&quot;)))">
            <text:p/>
          </table:table-cell>
          <table:table-cell table:formula="of:=T(IF([$тест2.K20]=1;ORG.OPENOFFICE.STYLE(&quot;граница&quot;);ORG.OPENOFFICE.STYLE(&quot;Стандарт&quot;)))">
            <text:p/>
          </table:table-cell>
          <table:table-cell table:formula="of:=T(IF([$тест2.L20]=1;ORG.OPENOFFICE.STYLE(&quot;граница&quot;);ORG.OPENOFFICE.STYLE(&quot;Стандарт&quot;)))">
            <text:p/>
          </table:table-cell>
          <table:table-cell table:formula="of:=T(IF([$тест2.M20]=1;ORG.OPENOFFICE.STYLE(&quot;граница&quot;);ORG.OPENOFFICE.STYLE(&quot;Стандарт&quot;)))">
            <text:p/>
          </table:table-cell>
          <table:table-cell table:formula="of:=T(IF([$тест2.N20]=1;ORG.OPENOFFICE.STYLE(&quot;граница&quot;);ORG.OPENOFFICE.STYLE(&quot;Стандарт&quot;)))">
            <text:p/>
          </table:table-cell>
          <table:table-cell table:formula="of:=T(IF([$тест2.O20]=1;ORG.OPENOFFICE.STYLE(&quot;граница&quot;);ORG.OPENOFFICE.STYLE(&quot;Стандарт&quot;)))">
            <text:p/>
          </table:table-cell>
          <table:table-cell table:formula="of:=T(IF([$тест2.P20]=1;ORG.OPENOFFICE.STYLE(&quot;граница&quot;);ORG.OPENOFFICE.STYLE(&quot;Стандарт&quot;)))">
            <text:p/>
          </table:table-cell>
          <table:table-cell table:formula="of:=T(IF([$тест2.Q20]=1;ORG.OPENOFFICE.STYLE(&quot;граница&quot;);ORG.OPENOFFICE.STYLE(&quot;Стандарт&quot;)))">
            <text:p/>
          </table:table-cell>
          <table:table-cell table:formula="of:=T(IF([$тест2.R20]=1;ORG.OPENOFFICE.STYLE(&quot;граница&quot;);ORG.OPENOFFICE.STYLE(&quot;Стандарт&quot;)))">
            <text:p/>
          </table:table-cell>
          <table:table-cell table:formula="of:=T(IF([$тест2.S20]=1;ORG.OPENOFFICE.STYLE(&quot;граница&quot;);ORG.OPENOFFICE.STYLE(&quot;Стандарт&quot;)))">
            <text:p/>
          </table:table-cell>
          <table:table-cell table:formula="of:=T(IF([$тест2.T20]=1;ORG.OPENOFFICE.STYLE(&quot;граница&quot;);ORG.OPENOFFICE.STYLE(&quot;Стандарт&quot;)))">
            <text:p/>
          </table:table-cell>
          <table:table-cell table:formula="of:=T(IF([$тест2.U20]=1;ORG.OPENOFFICE.STYLE(&quot;граница&quot;);ORG.OPENOFFICE.STYLE(&quot;Стандарт&quot;)))">
            <text:p/>
          </table:table-cell>
          <table:table-cell table:formula="of:=T(IF([$тест2.V20]=1;ORG.OPENOFFICE.STYLE(&quot;граница&quot;);ORG.OPENOFFICE.STYLE(&quot;Стандарт&quot;)))">
            <text:p/>
          </table:table-cell>
          <table:table-cell table:formula="of:=T(IF([$тест2.W20]=1;ORG.OPENOFFICE.STYLE(&quot;граница&quot;);ORG.OPENOFFICE.STYLE(&quot;Стандарт&quot;)))">
            <text:p/>
          </table:table-cell>
          <table:table-cell table:formula="of:=T(IF([$тест2.X20]=1;ORG.OPENOFFICE.STYLE(&quot;граница&quot;);ORG.OPENOFFICE.STYLE(&quot;Стандарт&quot;)))">
            <text:p/>
          </table:table-cell>
          <table:table-cell table:formula="of:=T(IF([$тест2.Y20]=1;ORG.OPENOFFICE.STYLE(&quot;граница&quot;);ORG.OPENOFFICE.STYLE(&quot;Стандарт&quot;)))">
            <text:p/>
          </table:table-cell>
          <table:table-cell table:formula="of:=T(IF([$тест2.Z20]=1;ORG.OPENOFFICE.STYLE(&quot;граница&quot;);ORG.OPENOFFICE.STYLE(&quot;Стандарт&quot;)))">
            <text:p/>
          </table:table-cell>
          <table:table-cell table:formula="of:=T(IF([$тест2.AA20]=1;ORG.OPENOFFICE.STYLE(&quot;граница&quot;);ORG.OPENOFFICE.STYLE(&quot;Стандарт&quot;)))">
            <text:p/>
          </table:table-cell>
          <table:table-cell table:formula="of:=T(IF([$тест2.AB20]=1;ORG.OPENOFFICE.STYLE(&quot;граница&quot;);ORG.OPENOFFICE.STYLE(&quot;Стандарт&quot;)))">
            <text:p/>
          </table:table-cell>
          <table:table-cell table:formula="of:=T(IF([$тест2.AC20]=1;ORG.OPENOFFICE.STYLE(&quot;граница&quot;);ORG.OPENOFFICE.STYLE(&quot;Стандарт&quot;)))">
            <text:p/>
          </table:table-cell>
          <table:table-cell table:formula="of:=T(IF([$тест2.AD20]=1;ORG.OPENOFFICE.STYLE(&quot;граница&quot;);ORG.OPENOFFICE.STYLE(&quot;Стандарт&quot;)))">
            <text:p/>
          </table:table-cell>
          <table:table-cell table:formula="of:=T(IF([$тест2.AE20]=1;ORG.OPENOFFICE.STYLE(&quot;граница&quot;);ORG.OPENOFFICE.STYLE(&quot;Стандарт&quot;)))">
            <text:p/>
          </table:table-cell>
          <table:table-cell table:formula="of:=T(IF([$тест2.AF20]=1;ORG.OPENOFFICE.STYLE(&quot;граница&quot;);ORG.OPENOFFICE.STYLE(&quot;Стандарт&quot;)))">
            <text:p/>
          </table:table-cell>
          <table:table-cell table:formula="of:=T(IF([$тест2.AG20]=1;ORG.OPENOFFICE.STYLE(&quot;граница&quot;);ORG.OPENOFFICE.STYLE(&quot;Стандарт&quot;)))">
            <text:p/>
          </table:table-cell>
          <table:table-cell table:formula="of:=T(IF([$тест2.AH20]=1;ORG.OPENOFFICE.STYLE(&quot;граница&quot;);ORG.OPENOFFICE.STYLE(&quot;Стандарт&quot;)))">
            <text:p/>
          </table:table-cell>
          <table:table-cell table:formula="of:=T(IF([$тест2.AI20]=1;ORG.OPENOFFICE.STYLE(&quot;граница&quot;);ORG.OPENOFFICE.STYLE(&quot;Стандарт&quot;)))">
            <text:p/>
          </table:table-cell>
          <table:table-cell table:formula="of:=T(IF([$тест2.AJ20]=1;ORG.OPENOFFICE.STYLE(&quot;граница&quot;);ORG.OPENOFFICE.STYLE(&quot;Стандарт&quot;)))">
            <text:p/>
          </table:table-cell>
          <table:table-cell table:formula="of:=T(IF([$тест2.AK20]=1;ORG.OPENOFFICE.STYLE(&quot;граница&quot;);ORG.OPENOFFICE.STYLE(&quot;Стандарт&quot;)))">
            <text:p/>
          </table:table-cell>
          <table:table-cell table:formula="of:=T(IF([$тест2.AL20]=1;ORG.OPENOFFICE.STYLE(&quot;граница&quot;);ORG.OPENOFFICE.STYLE(&quot;Стандарт&quot;)))">
            <text:p/>
          </table:table-cell>
          <table:table-cell table:formula="of:=T(IF([$тест2.AM20]=1;ORG.OPENOFFICE.STYLE(&quot;граница&quot;);ORG.OPENOFFICE.STYLE(&quot;Стандарт&quot;)))">
            <text:p/>
          </table:table-cell>
          <table:table-cell table:formula="of:=T(IF([$тест2.AN20]=1;ORG.OPENOFFICE.STYLE(&quot;граница&quot;);ORG.OPENOFFICE.STYLE(&quot;Стандарт&quot;)))">
            <text:p/>
          </table:table-cell>
          <table:table-cell table:formula="of:=T(IF([$тест2.AO20]=1;ORG.OPENOFFICE.STYLE(&quot;граница&quot;);ORG.OPENOFFICE.STYLE(&quot;Стандарт&quot;)))">
            <text:p/>
          </table:table-cell>
          <table:table-cell table:formula="of:=T(IF([$тест2.AP20]=1;ORG.OPENOFFICE.STYLE(&quot;граница&quot;);ORG.OPENOFFICE.STYLE(&quot;Стандарт&quot;)))">
            <text:p/>
          </table:table-cell>
          <table:table-cell table:formula="of:=T(IF([$тест2.AQ20]=1;ORG.OPENOFFICE.STYLE(&quot;граница&quot;);ORG.OPENOFFICE.STYLE(&quot;Стандарт&quot;)))">
            <text:p/>
          </table:table-cell>
          <table:table-cell table:formula="of:=T(IF([$тест2.AR20]=1;ORG.OPENOFFICE.STYLE(&quot;граница&quot;);ORG.OPENOFFICE.STYLE(&quot;Стандарт&quot;)))">
            <text:p/>
          </table:table-cell>
          <table:table-cell table:formula="of:=T(IF([$тест2.AS20]=1;ORG.OPENOFFICE.STYLE(&quot;граница&quot;);ORG.OPENOFFICE.STYLE(&quot;Стандарт&quot;)))">
            <text:p/>
          </table:table-cell>
          <table:table-cell table:formula="of:=T(IF([$тест2.AT20]=1;ORG.OPENOFFICE.STYLE(&quot;граница&quot;);ORG.OPENOFFICE.STYLE(&quot;Стандарт&quot;)))">
            <text:p/>
          </table:table-cell>
          <table:table-cell table:formula="of:=T(IF([$тест2.AU20]=1;ORG.OPENOFFICE.STYLE(&quot;граница&quot;);ORG.OPENOFFICE.STYLE(&quot;Стандарт&quot;)))">
            <text:p/>
          </table:table-cell>
          <table:table-cell table:formula="of:=T(IF([$тест2.AV20]=1;ORG.OPENOFFICE.STYLE(&quot;граница&quot;);ORG.OPENOFFICE.STYLE(&quot;Стандарт&quot;)))">
            <text:p/>
          </table:table-cell>
          <table:table-cell table:formula="of:=T(IF([$тест2.AW20]=1;ORG.OPENOFFICE.STYLE(&quot;граница&quot;);ORG.OPENOFFICE.STYLE(&quot;Стандарт&quot;)))">
            <text:p/>
          </table:table-cell>
          <table:table-cell table:formula="of:=T(IF([$тест2.AX2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(IF([$тест2.B21]=1;ORG.OPENOFFICE.STYLE(&quot;граница&quot;);ORG.OPENOFFICE.STYLE(&quot;Стандарт&quot;)))">
            <text:p/>
          </table:table-cell>
          <table:table-cell table:formula="of:=T(IF([$тест2.C21]=1;ORG.OPENOFFICE.STYLE(&quot;граница&quot;);ORG.OPENOFFICE.STYLE(&quot;Стандарт&quot;)))">
            <text:p/>
          </table:table-cell>
          <table:table-cell table:formula="of:=T(IF([$тест2.D21]=1;ORG.OPENOFFICE.STYLE(&quot;граница&quot;);ORG.OPENOFFICE.STYLE(&quot;Стандарт&quot;)))">
            <text:p/>
          </table:table-cell>
          <table:table-cell table:formula="of:=T(IF([$тест2.E21]=1;ORG.OPENOFFICE.STYLE(&quot;граница&quot;);ORG.OPENOFFICE.STYLE(&quot;Стандарт&quot;)))">
            <text:p/>
          </table:table-cell>
          <table:table-cell table:formula="of:=T(IF([$тест2.F21]=1;ORG.OPENOFFICE.STYLE(&quot;граница&quot;);ORG.OPENOFFICE.STYLE(&quot;Стандарт&quot;)))">
            <text:p/>
          </table:table-cell>
          <table:table-cell table:formula="of:=T(IF([$тест2.G21]=1;ORG.OPENOFFICE.STYLE(&quot;граница&quot;);ORG.OPENOFFICE.STYLE(&quot;Стандарт&quot;)))">
            <text:p/>
          </table:table-cell>
          <table:table-cell table:formula="of:=T(IF([$тест2.H21]=1;ORG.OPENOFFICE.STYLE(&quot;граница&quot;);ORG.OPENOFFICE.STYLE(&quot;Стандарт&quot;)))">
            <text:p/>
          </table:table-cell>
          <table:table-cell table:formula="of:=T(IF([$тест2.I21]=1;ORG.OPENOFFICE.STYLE(&quot;граница&quot;);ORG.OPENOFFICE.STYLE(&quot;Стандарт&quot;)))">
            <text:p/>
          </table:table-cell>
          <table:table-cell table:formula="of:=T(IF([$тест2.J21]=1;ORG.OPENOFFICE.STYLE(&quot;граница&quot;);ORG.OPENOFFICE.STYLE(&quot;Стандарт&quot;)))">
            <text:p/>
          </table:table-cell>
          <table:table-cell table:formula="of:=T(IF([$тест2.K21]=1;ORG.OPENOFFICE.STYLE(&quot;граница&quot;);ORG.OPENOFFICE.STYLE(&quot;Стандарт&quot;)))">
            <text:p/>
          </table:table-cell>
          <table:table-cell table:formula="of:=T(IF([$тест2.L21]=1;ORG.OPENOFFICE.STYLE(&quot;граница&quot;);ORG.OPENOFFICE.STYLE(&quot;Стандарт&quot;)))">
            <text:p/>
          </table:table-cell>
          <table:table-cell table:formula="of:=T(IF([$тест2.M21]=1;ORG.OPENOFFICE.STYLE(&quot;граница&quot;);ORG.OPENOFFICE.STYLE(&quot;Стандарт&quot;)))">
            <text:p/>
          </table:table-cell>
          <table:table-cell table:formula="of:=T(IF([$тест2.N21]=1;ORG.OPENOFFICE.STYLE(&quot;граница&quot;);ORG.OPENOFFICE.STYLE(&quot;Стандарт&quot;)))">
            <text:p/>
          </table:table-cell>
          <table:table-cell table:formula="of:=T(IF([$тест2.O21]=1;ORG.OPENOFFICE.STYLE(&quot;граница&quot;);ORG.OPENOFFICE.STYLE(&quot;Стандарт&quot;)))">
            <text:p/>
          </table:table-cell>
          <table:table-cell table:formula="of:=T(IF([$тест2.P21]=1;ORG.OPENOFFICE.STYLE(&quot;граница&quot;);ORG.OPENOFFICE.STYLE(&quot;Стандарт&quot;)))">
            <text:p/>
          </table:table-cell>
          <table:table-cell table:formula="of:=T(IF([$тест2.Q21]=1;ORG.OPENOFFICE.STYLE(&quot;граница&quot;);ORG.OPENOFFICE.STYLE(&quot;Стандарт&quot;)))">
            <text:p/>
          </table:table-cell>
          <table:table-cell table:formula="of:=T(IF([$тест2.R21]=1;ORG.OPENOFFICE.STYLE(&quot;граница&quot;);ORG.OPENOFFICE.STYLE(&quot;Стандарт&quot;)))">
            <text:p/>
          </table:table-cell>
          <table:table-cell table:formula="of:=T(IF([$тест2.S21]=1;ORG.OPENOFFICE.STYLE(&quot;граница&quot;);ORG.OPENOFFICE.STYLE(&quot;Стандарт&quot;)))">
            <text:p/>
          </table:table-cell>
          <table:table-cell table:formula="of:=T(IF([$тест2.T21]=1;ORG.OPENOFFICE.STYLE(&quot;граница&quot;);ORG.OPENOFFICE.STYLE(&quot;Стандарт&quot;)))">
            <text:p/>
          </table:table-cell>
          <table:table-cell table:formula="of:=T(IF([$тест2.U21]=1;ORG.OPENOFFICE.STYLE(&quot;граница&quot;);ORG.OPENOFFICE.STYLE(&quot;Стандарт&quot;)))">
            <text:p/>
          </table:table-cell>
          <table:table-cell table:formula="of:=T(IF([$тест2.V21]=1;ORG.OPENOFFICE.STYLE(&quot;граница&quot;);ORG.OPENOFFICE.STYLE(&quot;Стандарт&quot;)))">
            <text:p/>
          </table:table-cell>
          <table:table-cell table:formula="of:=T(IF([$тест2.W21]=1;ORG.OPENOFFICE.STYLE(&quot;граница&quot;);ORG.OPENOFFICE.STYLE(&quot;Стандарт&quot;)))">
            <text:p/>
          </table:table-cell>
          <table:table-cell table:formula="of:=T(IF([$тест2.X21]=1;ORG.OPENOFFICE.STYLE(&quot;граница&quot;);ORG.OPENOFFICE.STYLE(&quot;Стандарт&quot;)))">
            <text:p/>
          </table:table-cell>
          <table:table-cell table:formula="of:=T(IF([$тест2.Y21]=1;ORG.OPENOFFICE.STYLE(&quot;граница&quot;);ORG.OPENOFFICE.STYLE(&quot;Стандарт&quot;)))">
            <text:p/>
          </table:table-cell>
          <table:table-cell table:formula="of:=T(IF([$тест2.Z21]=1;ORG.OPENOFFICE.STYLE(&quot;граница&quot;);ORG.OPENOFFICE.STYLE(&quot;Стандарт&quot;)))">
            <text:p/>
          </table:table-cell>
          <table:table-cell table:formula="of:=T(IF([$тест2.AA21]=1;ORG.OPENOFFICE.STYLE(&quot;граница&quot;);ORG.OPENOFFICE.STYLE(&quot;Стандарт&quot;)))">
            <text:p/>
          </table:table-cell>
          <table:table-cell table:formula="of:=T(IF([$тест2.AB21]=1;ORG.OPENOFFICE.STYLE(&quot;граница&quot;);ORG.OPENOFFICE.STYLE(&quot;Стандарт&quot;)))">
            <text:p/>
          </table:table-cell>
          <table:table-cell table:formula="of:=T(IF([$тест2.AC21]=1;ORG.OPENOFFICE.STYLE(&quot;граница&quot;);ORG.OPENOFFICE.STYLE(&quot;Стандарт&quot;)))">
            <text:p/>
          </table:table-cell>
          <table:table-cell table:formula="of:=T(IF([$тест2.AD21]=1;ORG.OPENOFFICE.STYLE(&quot;граница&quot;);ORG.OPENOFFICE.STYLE(&quot;Стандарт&quot;)))">
            <text:p/>
          </table:table-cell>
          <table:table-cell table:formula="of:=T(IF([$тест2.AE21]=1;ORG.OPENOFFICE.STYLE(&quot;граница&quot;);ORG.OPENOFFICE.STYLE(&quot;Стандарт&quot;)))">
            <text:p/>
          </table:table-cell>
          <table:table-cell table:formula="of:=T(IF([$тест2.AF21]=1;ORG.OPENOFFICE.STYLE(&quot;граница&quot;);ORG.OPENOFFICE.STYLE(&quot;Стандарт&quot;)))">
            <text:p/>
          </table:table-cell>
          <table:table-cell table:formula="of:=T(IF([$тест2.AG21]=1;ORG.OPENOFFICE.STYLE(&quot;граница&quot;);ORG.OPENOFFICE.STYLE(&quot;Стандарт&quot;)))">
            <text:p/>
          </table:table-cell>
          <table:table-cell table:formula="of:=T(IF([$тест2.AH21]=1;ORG.OPENOFFICE.STYLE(&quot;граница&quot;);ORG.OPENOFFICE.STYLE(&quot;Стандарт&quot;)))">
            <text:p/>
          </table:table-cell>
          <table:table-cell table:formula="of:=T(IF([$тест2.AI21]=1;ORG.OPENOFFICE.STYLE(&quot;граница&quot;);ORG.OPENOFFICE.STYLE(&quot;Стандарт&quot;)))">
            <text:p/>
          </table:table-cell>
          <table:table-cell table:formula="of:=T(IF([$тест2.AJ21]=1;ORG.OPENOFFICE.STYLE(&quot;граница&quot;);ORG.OPENOFFICE.STYLE(&quot;Стандарт&quot;)))">
            <text:p/>
          </table:table-cell>
          <table:table-cell table:formula="of:=T(IF([$тест2.AK21]=1;ORG.OPENOFFICE.STYLE(&quot;граница&quot;);ORG.OPENOFFICE.STYLE(&quot;Стандарт&quot;)))">
            <text:p/>
          </table:table-cell>
          <table:table-cell table:formula="of:=T(IF([$тест2.AL21]=1;ORG.OPENOFFICE.STYLE(&quot;граница&quot;);ORG.OPENOFFICE.STYLE(&quot;Стандарт&quot;)))">
            <text:p/>
          </table:table-cell>
          <table:table-cell table:formula="of:=T(IF([$тест2.AM21]=1;ORG.OPENOFFICE.STYLE(&quot;граница&quot;);ORG.OPENOFFICE.STYLE(&quot;Стандарт&quot;)))">
            <text:p/>
          </table:table-cell>
          <table:table-cell table:formula="of:=T(IF([$тест2.AN21]=1;ORG.OPENOFFICE.STYLE(&quot;граница&quot;);ORG.OPENOFFICE.STYLE(&quot;Стандарт&quot;)))">
            <text:p/>
          </table:table-cell>
          <table:table-cell table:formula="of:=T(IF([$тест2.AO21]=1;ORG.OPENOFFICE.STYLE(&quot;граница&quot;);ORG.OPENOFFICE.STYLE(&quot;Стандарт&quot;)))">
            <text:p/>
          </table:table-cell>
          <table:table-cell table:formula="of:=T(IF([$тест2.AP21]=1;ORG.OPENOFFICE.STYLE(&quot;граница&quot;);ORG.OPENOFFICE.STYLE(&quot;Стандарт&quot;)))">
            <text:p/>
          </table:table-cell>
          <table:table-cell table:formula="of:=T(IF([$тест2.AQ21]=1;ORG.OPENOFFICE.STYLE(&quot;граница&quot;);ORG.OPENOFFICE.STYLE(&quot;Стандарт&quot;)))">
            <text:p/>
          </table:table-cell>
          <table:table-cell table:formula="of:=T(IF([$тест2.AR21]=1;ORG.OPENOFFICE.STYLE(&quot;граница&quot;);ORG.OPENOFFICE.STYLE(&quot;Стандарт&quot;)))">
            <text:p/>
          </table:table-cell>
          <table:table-cell table:formula="of:=T(IF([$тест2.AS21]=1;ORG.OPENOFFICE.STYLE(&quot;граница&quot;);ORG.OPENOFFICE.STYLE(&quot;Стандарт&quot;)))">
            <text:p/>
          </table:table-cell>
          <table:table-cell table:formula="of:=T(IF([$тест2.AT21]=1;ORG.OPENOFFICE.STYLE(&quot;граница&quot;);ORG.OPENOFFICE.STYLE(&quot;Стандарт&quot;)))">
            <text:p/>
          </table:table-cell>
          <table:table-cell table:formula="of:=T(IF([$тест2.AU21]=1;ORG.OPENOFFICE.STYLE(&quot;граница&quot;);ORG.OPENOFFICE.STYLE(&quot;Стандарт&quot;)))">
            <text:p/>
          </table:table-cell>
          <table:table-cell table:formula="of:=T(IF([$тест2.AV21]=1;ORG.OPENOFFICE.STYLE(&quot;граница&quot;);ORG.OPENOFFICE.STYLE(&quot;Стандарт&quot;)))">
            <text:p/>
          </table:table-cell>
          <table:table-cell table:formula="of:=T(IF([$тест2.AW21]=1;ORG.OPENOFFICE.STYLE(&quot;граница&quot;);ORG.OPENOFFICE.STYLE(&quot;Стандарт&quot;)))">
            <text:p/>
          </table:table-cell>
          <table:table-cell table:formula="of:=T(IF([$тест2.AX2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(IF([$тест2.B22]=1;ORG.OPENOFFICE.STYLE(&quot;граница&quot;);ORG.OPENOFFICE.STYLE(&quot;Стандарт&quot;)))">
            <text:p/>
          </table:table-cell>
          <table:table-cell table:formula="of:=T(IF([$тест2.C22]=1;ORG.OPENOFFICE.STYLE(&quot;граница&quot;);ORG.OPENOFFICE.STYLE(&quot;Стандарт&quot;)))">
            <text:p/>
          </table:table-cell>
          <table:table-cell table:formula="of:=T(IF([$тест2.D22]=1;ORG.OPENOFFICE.STYLE(&quot;граница&quot;);ORG.OPENOFFICE.STYLE(&quot;Стандарт&quot;)))">
            <text:p/>
          </table:table-cell>
          <table:table-cell table:formula="of:=T(IF([$тест2.E22]=1;ORG.OPENOFFICE.STYLE(&quot;граница&quot;);ORG.OPENOFFICE.STYLE(&quot;Стандарт&quot;)))">
            <text:p/>
          </table:table-cell>
          <table:table-cell table:formula="of:=T(IF([$тест2.F22]=1;ORG.OPENOFFICE.STYLE(&quot;граница&quot;);ORG.OPENOFFICE.STYLE(&quot;Стандарт&quot;)))">
            <text:p/>
          </table:table-cell>
          <table:table-cell table:formula="of:=T(IF([$тест2.G22]=1;ORG.OPENOFFICE.STYLE(&quot;граница&quot;);ORG.OPENOFFICE.STYLE(&quot;Стандарт&quot;)))">
            <text:p/>
          </table:table-cell>
          <table:table-cell table:formula="of:=T(IF([$тест2.H22]=1;ORG.OPENOFFICE.STYLE(&quot;граница&quot;);ORG.OPENOFFICE.STYLE(&quot;Стандарт&quot;)))">
            <text:p/>
          </table:table-cell>
          <table:table-cell table:formula="of:=T(IF([$тест2.I22]=1;ORG.OPENOFFICE.STYLE(&quot;граница&quot;);ORG.OPENOFFICE.STYLE(&quot;Стандарт&quot;)))">
            <text:p/>
          </table:table-cell>
          <table:table-cell table:formula="of:=T(IF([$тест2.J22]=1;ORG.OPENOFFICE.STYLE(&quot;граница&quot;);ORG.OPENOFFICE.STYLE(&quot;Стандарт&quot;)))">
            <text:p/>
          </table:table-cell>
          <table:table-cell table:formula="of:=T(IF([$тест2.K22]=1;ORG.OPENOFFICE.STYLE(&quot;граница&quot;);ORG.OPENOFFICE.STYLE(&quot;Стандарт&quot;)))">
            <text:p/>
          </table:table-cell>
          <table:table-cell table:formula="of:=T(IF([$тест2.L22]=1;ORG.OPENOFFICE.STYLE(&quot;граница&quot;);ORG.OPENOFFICE.STYLE(&quot;Стандарт&quot;)))">
            <text:p/>
          </table:table-cell>
          <table:table-cell table:formula="of:=T(IF([$тест2.M22]=1;ORG.OPENOFFICE.STYLE(&quot;граница&quot;);ORG.OPENOFFICE.STYLE(&quot;Стандарт&quot;)))">
            <text:p/>
          </table:table-cell>
          <table:table-cell table:formula="of:=T(IF([$тест2.N22]=1;ORG.OPENOFFICE.STYLE(&quot;граница&quot;);ORG.OPENOFFICE.STYLE(&quot;Стандарт&quot;)))">
            <text:p/>
          </table:table-cell>
          <table:table-cell table:formula="of:=T(IF([$тест2.O22]=1;ORG.OPENOFFICE.STYLE(&quot;граница&quot;);ORG.OPENOFFICE.STYLE(&quot;Стандарт&quot;)))">
            <text:p/>
          </table:table-cell>
          <table:table-cell table:formula="of:=T(IF([$тест2.P22]=1;ORG.OPENOFFICE.STYLE(&quot;граница&quot;);ORG.OPENOFFICE.STYLE(&quot;Стандарт&quot;)))">
            <text:p/>
          </table:table-cell>
          <table:table-cell table:formula="of:=T(IF([$тест2.Q22]=1;ORG.OPENOFFICE.STYLE(&quot;граница&quot;);ORG.OPENOFFICE.STYLE(&quot;Стандарт&quot;)))">
            <text:p/>
          </table:table-cell>
          <table:table-cell table:formula="of:=T(IF([$тест2.R22]=1;ORG.OPENOFFICE.STYLE(&quot;граница&quot;);ORG.OPENOFFICE.STYLE(&quot;Стандарт&quot;)))">
            <text:p/>
          </table:table-cell>
          <table:table-cell table:formula="of:=T(IF([$тест2.S22]=1;ORG.OPENOFFICE.STYLE(&quot;граница&quot;);ORG.OPENOFFICE.STYLE(&quot;Стандарт&quot;)))">
            <text:p/>
          </table:table-cell>
          <table:table-cell table:formula="of:=T(IF([$тест2.T22]=1;ORG.OPENOFFICE.STYLE(&quot;граница&quot;);ORG.OPENOFFICE.STYLE(&quot;Стандарт&quot;)))">
            <text:p/>
          </table:table-cell>
          <table:table-cell table:formula="of:=T(IF([$тест2.U22]=1;ORG.OPENOFFICE.STYLE(&quot;граница&quot;);ORG.OPENOFFICE.STYLE(&quot;Стандарт&quot;)))">
            <text:p/>
          </table:table-cell>
          <table:table-cell table:formula="of:=T(IF([$тест2.V22]=1;ORG.OPENOFFICE.STYLE(&quot;граница&quot;);ORG.OPENOFFICE.STYLE(&quot;Стандарт&quot;)))">
            <text:p/>
          </table:table-cell>
          <table:table-cell table:formula="of:=T(IF([$тест2.W22]=1;ORG.OPENOFFICE.STYLE(&quot;граница&quot;);ORG.OPENOFFICE.STYLE(&quot;Стандарт&quot;)))">
            <text:p/>
          </table:table-cell>
          <table:table-cell table:formula="of:=T(IF([$тест2.X22]=1;ORG.OPENOFFICE.STYLE(&quot;граница&quot;);ORG.OPENOFFICE.STYLE(&quot;Стандарт&quot;)))">
            <text:p/>
          </table:table-cell>
          <table:table-cell table:formula="of:=T(IF([$тест2.Y22]=1;ORG.OPENOFFICE.STYLE(&quot;граница&quot;);ORG.OPENOFFICE.STYLE(&quot;Стандарт&quot;)))">
            <text:p/>
          </table:table-cell>
          <table:table-cell table:formula="of:=T(IF([$тест2.Z22]=1;ORG.OPENOFFICE.STYLE(&quot;граница&quot;);ORG.OPENOFFICE.STYLE(&quot;Стандарт&quot;)))">
            <text:p/>
          </table:table-cell>
          <table:table-cell table:formula="of:=T(IF([$тест2.AA22]=1;ORG.OPENOFFICE.STYLE(&quot;граница&quot;);ORG.OPENOFFICE.STYLE(&quot;Стандарт&quot;)))">
            <text:p/>
          </table:table-cell>
          <table:table-cell table:formula="of:=T(IF([$тест2.AB22]=1;ORG.OPENOFFICE.STYLE(&quot;граница&quot;);ORG.OPENOFFICE.STYLE(&quot;Стандарт&quot;)))">
            <text:p/>
          </table:table-cell>
          <table:table-cell table:formula="of:=T(IF([$тест2.AC22]=1;ORG.OPENOFFICE.STYLE(&quot;граница&quot;);ORG.OPENOFFICE.STYLE(&quot;Стандарт&quot;)))">
            <text:p/>
          </table:table-cell>
          <table:table-cell table:formula="of:=T(IF([$тест2.AD22]=1;ORG.OPENOFFICE.STYLE(&quot;граница&quot;);ORG.OPENOFFICE.STYLE(&quot;Стандарт&quot;)))">
            <text:p/>
          </table:table-cell>
          <table:table-cell table:formula="of:=T(IF([$тест2.AE22]=1;ORG.OPENOFFICE.STYLE(&quot;граница&quot;);ORG.OPENOFFICE.STYLE(&quot;Стандарт&quot;)))">
            <text:p/>
          </table:table-cell>
          <table:table-cell table:formula="of:=T(IF([$тест2.AF22]=1;ORG.OPENOFFICE.STYLE(&quot;граница&quot;);ORG.OPENOFFICE.STYLE(&quot;Стандарт&quot;)))">
            <text:p/>
          </table:table-cell>
          <table:table-cell table:formula="of:=T(IF([$тест2.AG22]=1;ORG.OPENOFFICE.STYLE(&quot;граница&quot;);ORG.OPENOFFICE.STYLE(&quot;Стандарт&quot;)))">
            <text:p/>
          </table:table-cell>
          <table:table-cell table:formula="of:=T(IF([$тест2.AH22]=1;ORG.OPENOFFICE.STYLE(&quot;граница&quot;);ORG.OPENOFFICE.STYLE(&quot;Стандарт&quot;)))">
            <text:p/>
          </table:table-cell>
          <table:table-cell table:formula="of:=T(IF([$тест2.AI22]=1;ORG.OPENOFFICE.STYLE(&quot;граница&quot;);ORG.OPENOFFICE.STYLE(&quot;Стандарт&quot;)))">
            <text:p/>
          </table:table-cell>
          <table:table-cell table:formula="of:=T(IF([$тест2.AJ22]=1;ORG.OPENOFFICE.STYLE(&quot;граница&quot;);ORG.OPENOFFICE.STYLE(&quot;Стандарт&quot;)))">
            <text:p/>
          </table:table-cell>
          <table:table-cell table:formula="of:=T(IF([$тест2.AK22]=1;ORG.OPENOFFICE.STYLE(&quot;граница&quot;);ORG.OPENOFFICE.STYLE(&quot;Стандарт&quot;)))">
            <text:p/>
          </table:table-cell>
          <table:table-cell table:formula="of:=T(IF([$тест2.AL22]=1;ORG.OPENOFFICE.STYLE(&quot;граница&quot;);ORG.OPENOFFICE.STYLE(&quot;Стандарт&quot;)))">
            <text:p/>
          </table:table-cell>
          <table:table-cell table:formula="of:=T(IF([$тест2.AM22]=1;ORG.OPENOFFICE.STYLE(&quot;граница&quot;);ORG.OPENOFFICE.STYLE(&quot;Стандарт&quot;)))">
            <text:p/>
          </table:table-cell>
          <table:table-cell table:formula="of:=T(IF([$тест2.AN22]=1;ORG.OPENOFFICE.STYLE(&quot;граница&quot;);ORG.OPENOFFICE.STYLE(&quot;Стандарт&quot;)))">
            <text:p/>
          </table:table-cell>
          <table:table-cell table:formula="of:=T(IF([$тест2.AO22]=1;ORG.OPENOFFICE.STYLE(&quot;граница&quot;);ORG.OPENOFFICE.STYLE(&quot;Стандарт&quot;)))">
            <text:p/>
          </table:table-cell>
          <table:table-cell table:formula="of:=T(IF([$тест2.AP22]=1;ORG.OPENOFFICE.STYLE(&quot;граница&quot;);ORG.OPENOFFICE.STYLE(&quot;Стандарт&quot;)))">
            <text:p/>
          </table:table-cell>
          <table:table-cell table:formula="of:=T(IF([$тест2.AQ22]=1;ORG.OPENOFFICE.STYLE(&quot;граница&quot;);ORG.OPENOFFICE.STYLE(&quot;Стандарт&quot;)))">
            <text:p/>
          </table:table-cell>
          <table:table-cell table:formula="of:=T(IF([$тест2.AR22]=1;ORG.OPENOFFICE.STYLE(&quot;граница&quot;);ORG.OPENOFFICE.STYLE(&quot;Стандарт&quot;)))">
            <text:p/>
          </table:table-cell>
          <table:table-cell table:formula="of:=T(IF([$тест2.AS22]=1;ORG.OPENOFFICE.STYLE(&quot;граница&quot;);ORG.OPENOFFICE.STYLE(&quot;Стандарт&quot;)))">
            <text:p/>
          </table:table-cell>
          <table:table-cell table:formula="of:=T(IF([$тест2.AT22]=1;ORG.OPENOFFICE.STYLE(&quot;граница&quot;);ORG.OPENOFFICE.STYLE(&quot;Стандарт&quot;)))">
            <text:p/>
          </table:table-cell>
          <table:table-cell table:formula="of:=T(IF([$тест2.AU22]=1;ORG.OPENOFFICE.STYLE(&quot;граница&quot;);ORG.OPENOFFICE.STYLE(&quot;Стандарт&quot;)))">
            <text:p/>
          </table:table-cell>
          <table:table-cell table:formula="of:=T(IF([$тест2.AV22]=1;ORG.OPENOFFICE.STYLE(&quot;граница&quot;);ORG.OPENOFFICE.STYLE(&quot;Стандарт&quot;)))">
            <text:p/>
          </table:table-cell>
          <table:table-cell table:formula="of:=T(IF([$тест2.AW22]=1;ORG.OPENOFFICE.STYLE(&quot;граница&quot;);ORG.OPENOFFICE.STYLE(&quot;Стандарт&quot;)))">
            <text:p/>
          </table:table-cell>
          <table:table-cell table:formula="of:=T(IF([$тест2.AX2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(IF([$тест2.B23]=1;ORG.OPENOFFICE.STYLE(&quot;граница&quot;);ORG.OPENOFFICE.STYLE(&quot;Стандарт&quot;)))">
            <text:p/>
          </table:table-cell>
          <table:table-cell table:formula="of:=T(IF([$тест2.C23]=1;ORG.OPENOFFICE.STYLE(&quot;граница&quot;);ORG.OPENOFFICE.STYLE(&quot;Стандарт&quot;)))">
            <text:p/>
          </table:table-cell>
          <table:table-cell table:formula="of:=T(IF([$тест2.D23]=1;ORG.OPENOFFICE.STYLE(&quot;граница&quot;);ORG.OPENOFFICE.STYLE(&quot;Стандарт&quot;)))">
            <text:p/>
          </table:table-cell>
          <table:table-cell table:formula="of:=T(IF([$тест2.E23]=1;ORG.OPENOFFICE.STYLE(&quot;граница&quot;);ORG.OPENOFFICE.STYLE(&quot;Стандарт&quot;)))">
            <text:p/>
          </table:table-cell>
          <table:table-cell table:formula="of:=T(IF([$тест2.F23]=1;ORG.OPENOFFICE.STYLE(&quot;граница&quot;);ORG.OPENOFFICE.STYLE(&quot;Стандарт&quot;)))">
            <text:p/>
          </table:table-cell>
          <table:table-cell table:formula="of:=T(IF([$тест2.G23]=1;ORG.OPENOFFICE.STYLE(&quot;граница&quot;);ORG.OPENOFFICE.STYLE(&quot;Стандарт&quot;)))">
            <text:p/>
          </table:table-cell>
          <table:table-cell table:formula="of:=T(IF([$тест2.H23]=1;ORG.OPENOFFICE.STYLE(&quot;граница&quot;);ORG.OPENOFFICE.STYLE(&quot;Стандарт&quot;)))">
            <text:p/>
          </table:table-cell>
          <table:table-cell table:formula="of:=T(IF([$тест2.I23]=1;ORG.OPENOFFICE.STYLE(&quot;граница&quot;);ORG.OPENOFFICE.STYLE(&quot;Стандарт&quot;)))">
            <text:p/>
          </table:table-cell>
          <table:table-cell table:formula="of:=T(IF([$тест2.J23]=1;ORG.OPENOFFICE.STYLE(&quot;граница&quot;);ORG.OPENOFFICE.STYLE(&quot;Стандарт&quot;)))">
            <text:p/>
          </table:table-cell>
          <table:table-cell table:formula="of:=T(IF([$тест2.K23]=1;ORG.OPENOFFICE.STYLE(&quot;граница&quot;);ORG.OPENOFFICE.STYLE(&quot;Стандарт&quot;)))">
            <text:p/>
          </table:table-cell>
          <table:table-cell table:formula="of:=T(IF([$тест2.L23]=1;ORG.OPENOFFICE.STYLE(&quot;граница&quot;);ORG.OPENOFFICE.STYLE(&quot;Стандарт&quot;)))">
            <text:p/>
          </table:table-cell>
          <table:table-cell table:formula="of:=T(IF([$тест2.M23]=1;ORG.OPENOFFICE.STYLE(&quot;граница&quot;);ORG.OPENOFFICE.STYLE(&quot;Стандарт&quot;)))">
            <text:p/>
          </table:table-cell>
          <table:table-cell table:formula="of:=T(IF([$тест2.N23]=1;ORG.OPENOFFICE.STYLE(&quot;граница&quot;);ORG.OPENOFFICE.STYLE(&quot;Стандарт&quot;)))">
            <text:p/>
          </table:table-cell>
          <table:table-cell table:formula="of:=T(IF([$тест2.O23]=1;ORG.OPENOFFICE.STYLE(&quot;граница&quot;);ORG.OPENOFFICE.STYLE(&quot;Стандарт&quot;)))">
            <text:p/>
          </table:table-cell>
          <table:table-cell table:formula="of:=T(IF([$тест2.P23]=1;ORG.OPENOFFICE.STYLE(&quot;граница&quot;);ORG.OPENOFFICE.STYLE(&quot;Стандарт&quot;)))">
            <text:p/>
          </table:table-cell>
          <table:table-cell table:formula="of:=T(IF([$тест2.Q23]=1;ORG.OPENOFFICE.STYLE(&quot;граница&quot;);ORG.OPENOFFICE.STYLE(&quot;Стандарт&quot;)))">
            <text:p/>
          </table:table-cell>
          <table:table-cell table:formula="of:=T(IF([$тест2.R23]=1;ORG.OPENOFFICE.STYLE(&quot;граница&quot;);ORG.OPENOFFICE.STYLE(&quot;Стандарт&quot;)))">
            <text:p/>
          </table:table-cell>
          <table:table-cell table:formula="of:=T(IF([$тест2.S23]=1;ORG.OPENOFFICE.STYLE(&quot;граница&quot;);ORG.OPENOFFICE.STYLE(&quot;Стандарт&quot;)))">
            <text:p/>
          </table:table-cell>
          <table:table-cell table:formula="of:=T(IF([$тест2.T23]=1;ORG.OPENOFFICE.STYLE(&quot;граница&quot;);ORG.OPENOFFICE.STYLE(&quot;Стандарт&quot;)))">
            <text:p/>
          </table:table-cell>
          <table:table-cell table:formula="of:=T(IF([$тест2.U23]=1;ORG.OPENOFFICE.STYLE(&quot;граница&quot;);ORG.OPENOFFICE.STYLE(&quot;Стандарт&quot;)))">
            <text:p/>
          </table:table-cell>
          <table:table-cell table:formula="of:=T(IF([$тест2.V23]=1;ORG.OPENOFFICE.STYLE(&quot;граница&quot;);ORG.OPENOFFICE.STYLE(&quot;Стандарт&quot;)))">
            <text:p/>
          </table:table-cell>
          <table:table-cell table:formula="of:=T(IF([$тест2.W23]=1;ORG.OPENOFFICE.STYLE(&quot;граница&quot;);ORG.OPENOFFICE.STYLE(&quot;Стандарт&quot;)))">
            <text:p/>
          </table:table-cell>
          <table:table-cell table:formula="of:=T(IF([$тест2.X23]=1;ORG.OPENOFFICE.STYLE(&quot;граница&quot;);ORG.OPENOFFICE.STYLE(&quot;Стандарт&quot;)))">
            <text:p/>
          </table:table-cell>
          <table:table-cell table:formula="of:=T(IF([$тест2.Y23]=1;ORG.OPENOFFICE.STYLE(&quot;граница&quot;);ORG.OPENOFFICE.STYLE(&quot;Стандарт&quot;)))">
            <text:p/>
          </table:table-cell>
          <table:table-cell table:formula="of:=T(IF([$тест2.Z23]=1;ORG.OPENOFFICE.STYLE(&quot;граница&quot;);ORG.OPENOFFICE.STYLE(&quot;Стандарт&quot;)))">
            <text:p/>
          </table:table-cell>
          <table:table-cell table:formula="of:=T(IF([$тест2.AA23]=1;ORG.OPENOFFICE.STYLE(&quot;граница&quot;);ORG.OPENOFFICE.STYLE(&quot;Стандарт&quot;)))">
            <text:p/>
          </table:table-cell>
          <table:table-cell table:formula="of:=T(IF([$тест2.AB23]=1;ORG.OPENOFFICE.STYLE(&quot;граница&quot;);ORG.OPENOFFICE.STYLE(&quot;Стандарт&quot;)))">
            <text:p/>
          </table:table-cell>
          <table:table-cell table:formula="of:=T(IF([$тест2.AC23]=1;ORG.OPENOFFICE.STYLE(&quot;граница&quot;);ORG.OPENOFFICE.STYLE(&quot;Стандарт&quot;)))">
            <text:p/>
          </table:table-cell>
          <table:table-cell table:formula="of:=T(IF([$тест2.AD23]=1;ORG.OPENOFFICE.STYLE(&quot;граница&quot;);ORG.OPENOFFICE.STYLE(&quot;Стандарт&quot;)))">
            <text:p/>
          </table:table-cell>
          <table:table-cell table:formula="of:=T(IF([$тест2.AE23]=1;ORG.OPENOFFICE.STYLE(&quot;граница&quot;);ORG.OPENOFFICE.STYLE(&quot;Стандарт&quot;)))">
            <text:p/>
          </table:table-cell>
          <table:table-cell table:formula="of:=T(IF([$тест2.AF23]=1;ORG.OPENOFFICE.STYLE(&quot;граница&quot;);ORG.OPENOFFICE.STYLE(&quot;Стандарт&quot;)))">
            <text:p/>
          </table:table-cell>
          <table:table-cell table:formula="of:=T(IF([$тест2.AG23]=1;ORG.OPENOFFICE.STYLE(&quot;граница&quot;);ORG.OPENOFFICE.STYLE(&quot;Стандарт&quot;)))">
            <text:p/>
          </table:table-cell>
          <table:table-cell table:formula="of:=T(IF([$тест2.AH23]=1;ORG.OPENOFFICE.STYLE(&quot;граница&quot;);ORG.OPENOFFICE.STYLE(&quot;Стандарт&quot;)))">
            <text:p/>
          </table:table-cell>
          <table:table-cell table:formula="of:=T(IF([$тест2.AI23]=1;ORG.OPENOFFICE.STYLE(&quot;граница&quot;);ORG.OPENOFFICE.STYLE(&quot;Стандарт&quot;)))">
            <text:p/>
          </table:table-cell>
          <table:table-cell table:formula="of:=T(IF([$тест2.AJ23]=1;ORG.OPENOFFICE.STYLE(&quot;граница&quot;);ORG.OPENOFFICE.STYLE(&quot;Стандарт&quot;)))">
            <text:p/>
          </table:table-cell>
          <table:table-cell table:formula="of:=T(IF([$тест2.AK23]=1;ORG.OPENOFFICE.STYLE(&quot;граница&quot;);ORG.OPENOFFICE.STYLE(&quot;Стандарт&quot;)))">
            <text:p/>
          </table:table-cell>
          <table:table-cell table:formula="of:=T(IF([$тест2.AL23]=1;ORG.OPENOFFICE.STYLE(&quot;граница&quot;);ORG.OPENOFFICE.STYLE(&quot;Стандарт&quot;)))">
            <text:p/>
          </table:table-cell>
          <table:table-cell table:formula="of:=T(IF([$тест2.AM23]=1;ORG.OPENOFFICE.STYLE(&quot;граница&quot;);ORG.OPENOFFICE.STYLE(&quot;Стандарт&quot;)))">
            <text:p/>
          </table:table-cell>
          <table:table-cell table:formula="of:=T(IF([$тест2.AN23]=1;ORG.OPENOFFICE.STYLE(&quot;граница&quot;);ORG.OPENOFFICE.STYLE(&quot;Стандарт&quot;)))">
            <text:p/>
          </table:table-cell>
          <table:table-cell table:formula="of:=T(IF([$тест2.AO23]=1;ORG.OPENOFFICE.STYLE(&quot;граница&quot;);ORG.OPENOFFICE.STYLE(&quot;Стандарт&quot;)))">
            <text:p/>
          </table:table-cell>
          <table:table-cell table:formula="of:=T(IF([$тест2.AP23]=1;ORG.OPENOFFICE.STYLE(&quot;граница&quot;);ORG.OPENOFFICE.STYLE(&quot;Стандарт&quot;)))">
            <text:p/>
          </table:table-cell>
          <table:table-cell table:formula="of:=T(IF([$тест2.AQ23]=1;ORG.OPENOFFICE.STYLE(&quot;граница&quot;);ORG.OPENOFFICE.STYLE(&quot;Стандарт&quot;)))">
            <text:p/>
          </table:table-cell>
          <table:table-cell table:formula="of:=T(IF([$тест2.AR23]=1;ORG.OPENOFFICE.STYLE(&quot;граница&quot;);ORG.OPENOFFICE.STYLE(&quot;Стандарт&quot;)))">
            <text:p/>
          </table:table-cell>
          <table:table-cell table:formula="of:=T(IF([$тест2.AS23]=1;ORG.OPENOFFICE.STYLE(&quot;граница&quot;);ORG.OPENOFFICE.STYLE(&quot;Стандарт&quot;)))">
            <text:p/>
          </table:table-cell>
          <table:table-cell table:formula="of:=T(IF([$тест2.AT23]=1;ORG.OPENOFFICE.STYLE(&quot;граница&quot;);ORG.OPENOFFICE.STYLE(&quot;Стандарт&quot;)))">
            <text:p/>
          </table:table-cell>
          <table:table-cell table:formula="of:=T(IF([$тест2.AU23]=1;ORG.OPENOFFICE.STYLE(&quot;граница&quot;);ORG.OPENOFFICE.STYLE(&quot;Стандарт&quot;)))">
            <text:p/>
          </table:table-cell>
          <table:table-cell table:formula="of:=T(IF([$тест2.AV23]=1;ORG.OPENOFFICE.STYLE(&quot;граница&quot;);ORG.OPENOFFICE.STYLE(&quot;Стандарт&quot;)))">
            <text:p/>
          </table:table-cell>
          <table:table-cell table:formula="of:=T(IF([$тест2.AW23]=1;ORG.OPENOFFICE.STYLE(&quot;граница&quot;);ORG.OPENOFFICE.STYLE(&quot;Стандарт&quot;)))">
            <text:p/>
          </table:table-cell>
          <table:table-cell table:formula="of:=T(IF([$тест2.AX2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(IF([$тест2.B24]=1;ORG.OPENOFFICE.STYLE(&quot;граница&quot;);ORG.OPENOFFICE.STYLE(&quot;Стандарт&quot;)))">
            <text:p/>
          </table:table-cell>
          <table:table-cell table:formula="of:=T(IF([$тест2.C24]=1;ORG.OPENOFFICE.STYLE(&quot;граница&quot;);ORG.OPENOFFICE.STYLE(&quot;Стандарт&quot;)))">
            <text:p/>
          </table:table-cell>
          <table:table-cell table:formula="of:=T(IF([$тест2.D24]=1;ORG.OPENOFFICE.STYLE(&quot;граница&quot;);ORG.OPENOFFICE.STYLE(&quot;Стандарт&quot;)))">
            <text:p/>
          </table:table-cell>
          <table:table-cell table:formula="of:=T(IF([$тест2.E24]=1;ORG.OPENOFFICE.STYLE(&quot;граница&quot;);ORG.OPENOFFICE.STYLE(&quot;Стандарт&quot;)))">
            <text:p/>
          </table:table-cell>
          <table:table-cell table:formula="of:=T(IF([$тест2.F24]=1;ORG.OPENOFFICE.STYLE(&quot;граница&quot;);ORG.OPENOFFICE.STYLE(&quot;Стандарт&quot;)))">
            <text:p/>
          </table:table-cell>
          <table:table-cell table:formula="of:=T(IF([$тест2.G24]=1;ORG.OPENOFFICE.STYLE(&quot;граница&quot;);ORG.OPENOFFICE.STYLE(&quot;Стандарт&quot;)))">
            <text:p/>
          </table:table-cell>
          <table:table-cell table:formula="of:=T(IF([$тест2.H24]=1;ORG.OPENOFFICE.STYLE(&quot;граница&quot;);ORG.OPENOFFICE.STYLE(&quot;Стандарт&quot;)))">
            <text:p/>
          </table:table-cell>
          <table:table-cell table:formula="of:=T(IF([$тест2.I24]=1;ORG.OPENOFFICE.STYLE(&quot;граница&quot;);ORG.OPENOFFICE.STYLE(&quot;Стандарт&quot;)))">
            <text:p/>
          </table:table-cell>
          <table:table-cell table:formula="of:=T(IF([$тест2.J24]=1;ORG.OPENOFFICE.STYLE(&quot;граница&quot;);ORG.OPENOFFICE.STYLE(&quot;Стандарт&quot;)))">
            <text:p/>
          </table:table-cell>
          <table:table-cell table:formula="of:=T(IF([$тест2.K24]=1;ORG.OPENOFFICE.STYLE(&quot;граница&quot;);ORG.OPENOFFICE.STYLE(&quot;Стандарт&quot;)))">
            <text:p/>
          </table:table-cell>
          <table:table-cell table:formula="of:=T(IF([$тест2.L24]=1;ORG.OPENOFFICE.STYLE(&quot;граница&quot;);ORG.OPENOFFICE.STYLE(&quot;Стандарт&quot;)))">
            <text:p/>
          </table:table-cell>
          <table:table-cell table:formula="of:=T(IF([$тест2.M24]=1;ORG.OPENOFFICE.STYLE(&quot;граница&quot;);ORG.OPENOFFICE.STYLE(&quot;Стандарт&quot;)))">
            <text:p/>
          </table:table-cell>
          <table:table-cell table:formula="of:=T(IF([$тест2.N24]=1;ORG.OPENOFFICE.STYLE(&quot;граница&quot;);ORG.OPENOFFICE.STYLE(&quot;Стандарт&quot;)))">
            <text:p/>
          </table:table-cell>
          <table:table-cell table:formula="of:=T(IF([$тест2.O24]=1;ORG.OPENOFFICE.STYLE(&quot;граница&quot;);ORG.OPENOFFICE.STYLE(&quot;Стандарт&quot;)))">
            <text:p/>
          </table:table-cell>
          <table:table-cell table:formula="of:=T(IF([$тест2.P24]=1;ORG.OPENOFFICE.STYLE(&quot;граница&quot;);ORG.OPENOFFICE.STYLE(&quot;Стандарт&quot;)))">
            <text:p/>
          </table:table-cell>
          <table:table-cell table:formula="of:=T(IF([$тест2.Q24]=1;ORG.OPENOFFICE.STYLE(&quot;граница&quot;);ORG.OPENOFFICE.STYLE(&quot;Стандарт&quot;)))">
            <text:p/>
          </table:table-cell>
          <table:table-cell table:formula="of:=T(IF([$тест2.R24]=1;ORG.OPENOFFICE.STYLE(&quot;граница&quot;);ORG.OPENOFFICE.STYLE(&quot;Стандарт&quot;)))">
            <text:p/>
          </table:table-cell>
          <table:table-cell table:formula="of:=T(IF([$тест2.S24]=1;ORG.OPENOFFICE.STYLE(&quot;граница&quot;);ORG.OPENOFFICE.STYLE(&quot;Стандарт&quot;)))">
            <text:p/>
          </table:table-cell>
          <table:table-cell table:formula="of:=T(IF([$тест2.T24]=1;ORG.OPENOFFICE.STYLE(&quot;граница&quot;);ORG.OPENOFFICE.STYLE(&quot;Стандарт&quot;)))">
            <text:p/>
          </table:table-cell>
          <table:table-cell table:formula="of:=T(IF([$тест2.U24]=1;ORG.OPENOFFICE.STYLE(&quot;граница&quot;);ORG.OPENOFFICE.STYLE(&quot;Стандарт&quot;)))">
            <text:p/>
          </table:table-cell>
          <table:table-cell table:formula="of:=T(IF([$тест2.V24]=1;ORG.OPENOFFICE.STYLE(&quot;граница&quot;);ORG.OPENOFFICE.STYLE(&quot;Стандарт&quot;)))">
            <text:p/>
          </table:table-cell>
          <table:table-cell table:formula="of:=T(IF([$тест2.W24]=1;ORG.OPENOFFICE.STYLE(&quot;граница&quot;);ORG.OPENOFFICE.STYLE(&quot;Стандарт&quot;)))">
            <text:p/>
          </table:table-cell>
          <table:table-cell table:formula="of:=T(IF([$тест2.X24]=1;ORG.OPENOFFICE.STYLE(&quot;граница&quot;);ORG.OPENOFFICE.STYLE(&quot;Стандарт&quot;)))">
            <text:p/>
          </table:table-cell>
          <table:table-cell table:formula="of:=T(IF([$тест2.Y24]=1;ORG.OPENOFFICE.STYLE(&quot;граница&quot;);ORG.OPENOFFICE.STYLE(&quot;Стандарт&quot;)))">
            <text:p/>
          </table:table-cell>
          <table:table-cell table:formula="of:=T(IF([$тест2.Z24]=1;ORG.OPENOFFICE.STYLE(&quot;граница&quot;);ORG.OPENOFFICE.STYLE(&quot;Стандарт&quot;)))">
            <text:p/>
          </table:table-cell>
          <table:table-cell table:formula="of:=T(IF([$тест2.AA24]=1;ORG.OPENOFFICE.STYLE(&quot;граница&quot;);ORG.OPENOFFICE.STYLE(&quot;Стандарт&quot;)))">
            <text:p/>
          </table:table-cell>
          <table:table-cell table:formula="of:=T(IF([$тест2.AB24]=1;ORG.OPENOFFICE.STYLE(&quot;граница&quot;);ORG.OPENOFFICE.STYLE(&quot;Стандарт&quot;)))">
            <text:p/>
          </table:table-cell>
          <table:table-cell table:formula="of:=T(IF([$тест2.AC24]=1;ORG.OPENOFFICE.STYLE(&quot;граница&quot;);ORG.OPENOFFICE.STYLE(&quot;Стандарт&quot;)))">
            <text:p/>
          </table:table-cell>
          <table:table-cell table:formula="of:=T(IF([$тест2.AD24]=1;ORG.OPENOFFICE.STYLE(&quot;граница&quot;);ORG.OPENOFFICE.STYLE(&quot;Стандарт&quot;)))">
            <text:p/>
          </table:table-cell>
          <table:table-cell table:formula="of:=T(IF([$тест2.AE24]=1;ORG.OPENOFFICE.STYLE(&quot;граница&quot;);ORG.OPENOFFICE.STYLE(&quot;Стандарт&quot;)))">
            <text:p/>
          </table:table-cell>
          <table:table-cell table:formula="of:=T(IF([$тест2.AF24]=1;ORG.OPENOFFICE.STYLE(&quot;граница&quot;);ORG.OPENOFFICE.STYLE(&quot;Стандарт&quot;)))">
            <text:p/>
          </table:table-cell>
          <table:table-cell table:formula="of:=T(IF([$тест2.AG24]=1;ORG.OPENOFFICE.STYLE(&quot;граница&quot;);ORG.OPENOFFICE.STYLE(&quot;Стандарт&quot;)))">
            <text:p/>
          </table:table-cell>
          <table:table-cell table:formula="of:=T(IF([$тест2.AH24]=1;ORG.OPENOFFICE.STYLE(&quot;граница&quot;);ORG.OPENOFFICE.STYLE(&quot;Стандарт&quot;)))">
            <text:p/>
          </table:table-cell>
          <table:table-cell table:formula="of:=T(IF([$тест2.AI24]=1;ORG.OPENOFFICE.STYLE(&quot;граница&quot;);ORG.OPENOFFICE.STYLE(&quot;Стандарт&quot;)))">
            <text:p/>
          </table:table-cell>
          <table:table-cell table:formula="of:=T(IF([$тест2.AJ24]=1;ORG.OPENOFFICE.STYLE(&quot;граница&quot;);ORG.OPENOFFICE.STYLE(&quot;Стандарт&quot;)))">
            <text:p/>
          </table:table-cell>
          <table:table-cell table:formula="of:=T(IF([$тест2.AK24]=1;ORG.OPENOFFICE.STYLE(&quot;граница&quot;);ORG.OPENOFFICE.STYLE(&quot;Стандарт&quot;)))">
            <text:p/>
          </table:table-cell>
          <table:table-cell table:formula="of:=T(IF([$тест2.AL24]=1;ORG.OPENOFFICE.STYLE(&quot;граница&quot;);ORG.OPENOFFICE.STYLE(&quot;Стандарт&quot;)))">
            <text:p/>
          </table:table-cell>
          <table:table-cell table:formula="of:=T(IF([$тест2.AM24]=1;ORG.OPENOFFICE.STYLE(&quot;граница&quot;);ORG.OPENOFFICE.STYLE(&quot;Стандарт&quot;)))">
            <text:p/>
          </table:table-cell>
          <table:table-cell table:formula="of:=T(IF([$тест2.AN24]=1;ORG.OPENOFFICE.STYLE(&quot;граница&quot;);ORG.OPENOFFICE.STYLE(&quot;Стандарт&quot;)))">
            <text:p/>
          </table:table-cell>
          <table:table-cell table:formula="of:=T(IF([$тест2.AO24]=1;ORG.OPENOFFICE.STYLE(&quot;граница&quot;);ORG.OPENOFFICE.STYLE(&quot;Стандарт&quot;)))">
            <text:p/>
          </table:table-cell>
          <table:table-cell table:formula="of:=T(IF([$тест2.AP24]=1;ORG.OPENOFFICE.STYLE(&quot;граница&quot;);ORG.OPENOFFICE.STYLE(&quot;Стандарт&quot;)))">
            <text:p/>
          </table:table-cell>
          <table:table-cell table:formula="of:=T(IF([$тест2.AQ24]=1;ORG.OPENOFFICE.STYLE(&quot;граница&quot;);ORG.OPENOFFICE.STYLE(&quot;Стандарт&quot;)))">
            <text:p/>
          </table:table-cell>
          <table:table-cell table:formula="of:=T(IF([$тест2.AR24]=1;ORG.OPENOFFICE.STYLE(&quot;граница&quot;);ORG.OPENOFFICE.STYLE(&quot;Стандарт&quot;)))">
            <text:p/>
          </table:table-cell>
          <table:table-cell table:formula="of:=T(IF([$тест2.AS24]=1;ORG.OPENOFFICE.STYLE(&quot;граница&quot;);ORG.OPENOFFICE.STYLE(&quot;Стандарт&quot;)))">
            <text:p/>
          </table:table-cell>
          <table:table-cell table:formula="of:=T(IF([$тест2.AT24]=1;ORG.OPENOFFICE.STYLE(&quot;граница&quot;);ORG.OPENOFFICE.STYLE(&quot;Стандарт&quot;)))">
            <text:p/>
          </table:table-cell>
          <table:table-cell table:formula="of:=T(IF([$тест2.AU24]=1;ORG.OPENOFFICE.STYLE(&quot;граница&quot;);ORG.OPENOFFICE.STYLE(&quot;Стандарт&quot;)))">
            <text:p/>
          </table:table-cell>
          <table:table-cell table:formula="of:=T(IF([$тест2.AV24]=1;ORG.OPENOFFICE.STYLE(&quot;граница&quot;);ORG.OPENOFFICE.STYLE(&quot;Стандарт&quot;)))">
            <text:p/>
          </table:table-cell>
          <table:table-cell table:formula="of:=T(IF([$тест2.AW24]=1;ORG.OPENOFFICE.STYLE(&quot;граница&quot;);ORG.OPENOFFICE.STYLE(&quot;Стандарт&quot;)))">
            <text:p/>
          </table:table-cell>
          <table:table-cell table:formula="of:=T(IF([$тест2.AX2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(IF([$тест2.B25]=1;ORG.OPENOFFICE.STYLE(&quot;граница&quot;);ORG.OPENOFFICE.STYLE(&quot;Стандарт&quot;)))">
            <text:p/>
          </table:table-cell>
          <table:table-cell table:formula="of:=T(IF([$тест2.C25]=1;ORG.OPENOFFICE.STYLE(&quot;граница&quot;);ORG.OPENOFFICE.STYLE(&quot;Стандарт&quot;)))">
            <text:p/>
          </table:table-cell>
          <table:table-cell table:formula="of:=T(IF([$тест2.D25]=1;ORG.OPENOFFICE.STYLE(&quot;граница&quot;);ORG.OPENOFFICE.STYLE(&quot;Стандарт&quot;)))">
            <text:p/>
          </table:table-cell>
          <table:table-cell table:formula="of:=T(IF([$тест2.E25]=1;ORG.OPENOFFICE.STYLE(&quot;граница&quot;);ORG.OPENOFFICE.STYLE(&quot;Стандарт&quot;)))">
            <text:p/>
          </table:table-cell>
          <table:table-cell table:formula="of:=T(IF([$тест2.F25]=1;ORG.OPENOFFICE.STYLE(&quot;граница&quot;);ORG.OPENOFFICE.STYLE(&quot;Стандарт&quot;)))">
            <text:p/>
          </table:table-cell>
          <table:table-cell table:formula="of:=T(IF([$тест2.G25]=1;ORG.OPENOFFICE.STYLE(&quot;граница&quot;);ORG.OPENOFFICE.STYLE(&quot;Стандарт&quot;)))">
            <text:p/>
          </table:table-cell>
          <table:table-cell table:formula="of:=T(IF([$тест2.H25]=1;ORG.OPENOFFICE.STYLE(&quot;граница&quot;);ORG.OPENOFFICE.STYLE(&quot;Стандарт&quot;)))">
            <text:p/>
          </table:table-cell>
          <table:table-cell table:formula="of:=T(IF([$тест2.I25]=1;ORG.OPENOFFICE.STYLE(&quot;граница&quot;);ORG.OPENOFFICE.STYLE(&quot;Стандарт&quot;)))">
            <text:p/>
          </table:table-cell>
          <table:table-cell table:formula="of:=T(IF([$тест2.J25]=1;ORG.OPENOFFICE.STYLE(&quot;граница&quot;);ORG.OPENOFFICE.STYLE(&quot;Стандарт&quot;)))">
            <text:p/>
          </table:table-cell>
          <table:table-cell table:formula="of:=T(IF([$тест2.K25]=1;ORG.OPENOFFICE.STYLE(&quot;граница&quot;);ORG.OPENOFFICE.STYLE(&quot;Стандарт&quot;)))">
            <text:p/>
          </table:table-cell>
          <table:table-cell table:formula="of:=T(IF([$тест2.L25]=1;ORG.OPENOFFICE.STYLE(&quot;граница&quot;);ORG.OPENOFFICE.STYLE(&quot;Стандарт&quot;)))">
            <text:p/>
          </table:table-cell>
          <table:table-cell table:formula="of:=T(IF([$тест2.M25]=1;ORG.OPENOFFICE.STYLE(&quot;граница&quot;);ORG.OPENOFFICE.STYLE(&quot;Стандарт&quot;)))">
            <text:p/>
          </table:table-cell>
          <table:table-cell table:formula="of:=T(IF([$тест2.N25]=1;ORG.OPENOFFICE.STYLE(&quot;граница&quot;);ORG.OPENOFFICE.STYLE(&quot;Стандарт&quot;)))">
            <text:p/>
          </table:table-cell>
          <table:table-cell table:formula="of:=T(IF([$тест2.O25]=1;ORG.OPENOFFICE.STYLE(&quot;граница&quot;);ORG.OPENOFFICE.STYLE(&quot;Стандарт&quot;)))">
            <text:p/>
          </table:table-cell>
          <table:table-cell table:formula="of:=T(IF([$тест2.P25]=1;ORG.OPENOFFICE.STYLE(&quot;граница&quot;);ORG.OPENOFFICE.STYLE(&quot;Стандарт&quot;)))">
            <text:p/>
          </table:table-cell>
          <table:table-cell table:formula="of:=T(IF([$тест2.Q25]=1;ORG.OPENOFFICE.STYLE(&quot;граница&quot;);ORG.OPENOFFICE.STYLE(&quot;Стандарт&quot;)))">
            <text:p/>
          </table:table-cell>
          <table:table-cell table:formula="of:=T(IF([$тест2.R25]=1;ORG.OPENOFFICE.STYLE(&quot;граница&quot;);ORG.OPENOFFICE.STYLE(&quot;Стандарт&quot;)))">
            <text:p/>
          </table:table-cell>
          <table:table-cell table:formula="of:=T(IF([$тест2.S25]=1;ORG.OPENOFFICE.STYLE(&quot;граница&quot;);ORG.OPENOFFICE.STYLE(&quot;Стандарт&quot;)))">
            <text:p/>
          </table:table-cell>
          <table:table-cell table:formula="of:=T(IF([$тест2.T25]=1;ORG.OPENOFFICE.STYLE(&quot;граница&quot;);ORG.OPENOFFICE.STYLE(&quot;Стандарт&quot;)))">
            <text:p/>
          </table:table-cell>
          <table:table-cell table:formula="of:=T(IF([$тест2.U25]=1;ORG.OPENOFFICE.STYLE(&quot;граница&quot;);ORG.OPENOFFICE.STYLE(&quot;Стандарт&quot;)))">
            <text:p/>
          </table:table-cell>
          <table:table-cell table:formula="of:=T(IF([$тест2.V25]=1;ORG.OPENOFFICE.STYLE(&quot;граница&quot;);ORG.OPENOFFICE.STYLE(&quot;Стандарт&quot;)))">
            <text:p/>
          </table:table-cell>
          <table:table-cell table:formula="of:=T(IF([$тест2.W25]=1;ORG.OPENOFFICE.STYLE(&quot;граница&quot;);ORG.OPENOFFICE.STYLE(&quot;Стандарт&quot;)))">
            <text:p/>
          </table:table-cell>
          <table:table-cell table:formula="of:=T(IF([$тест2.X25]=1;ORG.OPENOFFICE.STYLE(&quot;граница&quot;);ORG.OPENOFFICE.STYLE(&quot;Стандарт&quot;)))">
            <text:p/>
          </table:table-cell>
          <table:table-cell table:formula="of:=T(IF([$тест2.Y25]=1;ORG.OPENOFFICE.STYLE(&quot;граница&quot;);ORG.OPENOFFICE.STYLE(&quot;Стандарт&quot;)))">
            <text:p/>
          </table:table-cell>
          <table:table-cell table:formula="of:=T(IF([$тест2.Z25]=1;ORG.OPENOFFICE.STYLE(&quot;граница&quot;);ORG.OPENOFFICE.STYLE(&quot;Стандарт&quot;)))">
            <text:p/>
          </table:table-cell>
          <table:table-cell table:formula="of:=T(IF([$тест2.AA25]=1;ORG.OPENOFFICE.STYLE(&quot;граница&quot;);ORG.OPENOFFICE.STYLE(&quot;Стандарт&quot;)))">
            <text:p/>
          </table:table-cell>
          <table:table-cell table:formula="of:=T(IF([$тест2.AB25]=1;ORG.OPENOFFICE.STYLE(&quot;граница&quot;);ORG.OPENOFFICE.STYLE(&quot;Стандарт&quot;)))">
            <text:p/>
          </table:table-cell>
          <table:table-cell table:formula="of:=T(IF([$тест2.AC25]=1;ORG.OPENOFFICE.STYLE(&quot;граница&quot;);ORG.OPENOFFICE.STYLE(&quot;Стандарт&quot;)))">
            <text:p/>
          </table:table-cell>
          <table:table-cell table:formula="of:=T(IF([$тест2.AD25]=1;ORG.OPENOFFICE.STYLE(&quot;граница&quot;);ORG.OPENOFFICE.STYLE(&quot;Стандарт&quot;)))">
            <text:p/>
          </table:table-cell>
          <table:table-cell table:formula="of:=T(IF([$тест2.AE25]=1;ORG.OPENOFFICE.STYLE(&quot;граница&quot;);ORG.OPENOFFICE.STYLE(&quot;Стандарт&quot;)))">
            <text:p/>
          </table:table-cell>
          <table:table-cell table:formula="of:=T(IF([$тест2.AF25]=1;ORG.OPENOFFICE.STYLE(&quot;граница&quot;);ORG.OPENOFFICE.STYLE(&quot;Стандарт&quot;)))">
            <text:p/>
          </table:table-cell>
          <table:table-cell table:formula="of:=T(IF([$тест2.AG25]=1;ORG.OPENOFFICE.STYLE(&quot;граница&quot;);ORG.OPENOFFICE.STYLE(&quot;Стандарт&quot;)))">
            <text:p/>
          </table:table-cell>
          <table:table-cell table:formula="of:=T(IF([$тест2.AH25]=1;ORG.OPENOFFICE.STYLE(&quot;граница&quot;);ORG.OPENOFFICE.STYLE(&quot;Стандарт&quot;)))">
            <text:p/>
          </table:table-cell>
          <table:table-cell table:formula="of:=T(IF([$тест2.AI25]=1;ORG.OPENOFFICE.STYLE(&quot;граница&quot;);ORG.OPENOFFICE.STYLE(&quot;Стандарт&quot;)))">
            <text:p/>
          </table:table-cell>
          <table:table-cell table:formula="of:=T(IF([$тест2.AJ25]=1;ORG.OPENOFFICE.STYLE(&quot;граница&quot;);ORG.OPENOFFICE.STYLE(&quot;Стандарт&quot;)))">
            <text:p/>
          </table:table-cell>
          <table:table-cell table:formula="of:=T(IF([$тест2.AK25]=1;ORG.OPENOFFICE.STYLE(&quot;граница&quot;);ORG.OPENOFFICE.STYLE(&quot;Стандарт&quot;)))">
            <text:p/>
          </table:table-cell>
          <table:table-cell table:formula="of:=T(IF([$тест2.AL25]=1;ORG.OPENOFFICE.STYLE(&quot;граница&quot;);ORG.OPENOFFICE.STYLE(&quot;Стандарт&quot;)))">
            <text:p/>
          </table:table-cell>
          <table:table-cell table:formula="of:=T(IF([$тест2.AM25]=1;ORG.OPENOFFICE.STYLE(&quot;граница&quot;);ORG.OPENOFFICE.STYLE(&quot;Стандарт&quot;)))">
            <text:p/>
          </table:table-cell>
          <table:table-cell table:formula="of:=T(IF([$тест2.AN25]=1;ORG.OPENOFFICE.STYLE(&quot;граница&quot;);ORG.OPENOFFICE.STYLE(&quot;Стандарт&quot;)))">
            <text:p/>
          </table:table-cell>
          <table:table-cell table:formula="of:=T(IF([$тест2.AO25]=1;ORG.OPENOFFICE.STYLE(&quot;граница&quot;);ORG.OPENOFFICE.STYLE(&quot;Стандарт&quot;)))">
            <text:p/>
          </table:table-cell>
          <table:table-cell table:formula="of:=T(IF([$тест2.AP25]=1;ORG.OPENOFFICE.STYLE(&quot;граница&quot;);ORG.OPENOFFICE.STYLE(&quot;Стандарт&quot;)))">
            <text:p/>
          </table:table-cell>
          <table:table-cell table:formula="of:=T(IF([$тест2.AQ25]=1;ORG.OPENOFFICE.STYLE(&quot;граница&quot;);ORG.OPENOFFICE.STYLE(&quot;Стандарт&quot;)))">
            <text:p/>
          </table:table-cell>
          <table:table-cell table:formula="of:=T(IF([$тест2.AR25]=1;ORG.OPENOFFICE.STYLE(&quot;граница&quot;);ORG.OPENOFFICE.STYLE(&quot;Стандарт&quot;)))">
            <text:p/>
          </table:table-cell>
          <table:table-cell table:formula="of:=T(IF([$тест2.AS25]=1;ORG.OPENOFFICE.STYLE(&quot;граница&quot;);ORG.OPENOFFICE.STYLE(&quot;Стандарт&quot;)))">
            <text:p/>
          </table:table-cell>
          <table:table-cell table:formula="of:=T(IF([$тест2.AT25]=1;ORG.OPENOFFICE.STYLE(&quot;граница&quot;);ORG.OPENOFFICE.STYLE(&quot;Стандарт&quot;)))">
            <text:p/>
          </table:table-cell>
          <table:table-cell table:formula="of:=T(IF([$тест2.AU25]=1;ORG.OPENOFFICE.STYLE(&quot;граница&quot;);ORG.OPENOFFICE.STYLE(&quot;Стандарт&quot;)))">
            <text:p/>
          </table:table-cell>
          <table:table-cell table:formula="of:=T(IF([$тест2.AV25]=1;ORG.OPENOFFICE.STYLE(&quot;граница&quot;);ORG.OPENOFFICE.STYLE(&quot;Стандарт&quot;)))">
            <text:p/>
          </table:table-cell>
          <table:table-cell table:formula="of:=T(IF([$тест2.AW25]=1;ORG.OPENOFFICE.STYLE(&quot;граница&quot;);ORG.OPENOFFICE.STYLE(&quot;Стандарт&quot;)))">
            <text:p/>
          </table:table-cell>
          <table:table-cell table:formula="of:=T(IF([$тест2.AX2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(IF([$тест2.B26]=1;ORG.OPENOFFICE.STYLE(&quot;граница&quot;);ORG.OPENOFFICE.STYLE(&quot;Стандарт&quot;)))">
            <text:p/>
          </table:table-cell>
          <table:table-cell table:formula="of:=T(IF([$тест2.C26]=1;ORG.OPENOFFICE.STYLE(&quot;граница&quot;);ORG.OPENOFFICE.STYLE(&quot;Стандарт&quot;)))">
            <text:p/>
          </table:table-cell>
          <table:table-cell table:formula="of:=T(IF([$тест2.D26]=1;ORG.OPENOFFICE.STYLE(&quot;граница&quot;);ORG.OPENOFFICE.STYLE(&quot;Стандарт&quot;)))">
            <text:p/>
          </table:table-cell>
          <table:table-cell table:formula="of:=T(IF([$тест2.E26]=1;ORG.OPENOFFICE.STYLE(&quot;граница&quot;);ORG.OPENOFFICE.STYLE(&quot;Стандарт&quot;)))">
            <text:p/>
          </table:table-cell>
          <table:table-cell table:formula="of:=T(IF([$тест2.F26]=1;ORG.OPENOFFICE.STYLE(&quot;граница&quot;);ORG.OPENOFFICE.STYLE(&quot;Стандарт&quot;)))">
            <text:p/>
          </table:table-cell>
          <table:table-cell table:formula="of:=T(IF([$тест2.G26]=1;ORG.OPENOFFICE.STYLE(&quot;граница&quot;);ORG.OPENOFFICE.STYLE(&quot;Стандарт&quot;)))">
            <text:p/>
          </table:table-cell>
          <table:table-cell table:formula="of:=T(IF([$тест2.H26]=1;ORG.OPENOFFICE.STYLE(&quot;граница&quot;);ORG.OPENOFFICE.STYLE(&quot;Стандарт&quot;)))">
            <text:p/>
          </table:table-cell>
          <table:table-cell table:formula="of:=T(IF([$тест2.I26]=1;ORG.OPENOFFICE.STYLE(&quot;граница&quot;);ORG.OPENOFFICE.STYLE(&quot;Стандарт&quot;)))">
            <text:p/>
          </table:table-cell>
          <table:table-cell table:formula="of:=T(IF([$тест2.J26]=1;ORG.OPENOFFICE.STYLE(&quot;граница&quot;);ORG.OPENOFFICE.STYLE(&quot;Стандарт&quot;)))">
            <text:p/>
          </table:table-cell>
          <table:table-cell table:formula="of:=T(IF([$тест2.K26]=1;ORG.OPENOFFICE.STYLE(&quot;граница&quot;);ORG.OPENOFFICE.STYLE(&quot;Стандарт&quot;)))">
            <text:p/>
          </table:table-cell>
          <table:table-cell table:formula="of:=T(IF([$тест2.L26]=1;ORG.OPENOFFICE.STYLE(&quot;граница&quot;);ORG.OPENOFFICE.STYLE(&quot;Стандарт&quot;)))">
            <text:p/>
          </table:table-cell>
          <table:table-cell table:formula="of:=T(IF([$тест2.M26]=1;ORG.OPENOFFICE.STYLE(&quot;граница&quot;);ORG.OPENOFFICE.STYLE(&quot;Стандарт&quot;)))">
            <text:p/>
          </table:table-cell>
          <table:table-cell table:formula="of:=T(IF([$тест2.N26]=1;ORG.OPENOFFICE.STYLE(&quot;граница&quot;);ORG.OPENOFFICE.STYLE(&quot;Стандарт&quot;)))">
            <text:p/>
          </table:table-cell>
          <table:table-cell table:formula="of:=T(IF([$тест2.O26]=1;ORG.OPENOFFICE.STYLE(&quot;граница&quot;);ORG.OPENOFFICE.STYLE(&quot;Стандарт&quot;)))">
            <text:p/>
          </table:table-cell>
          <table:table-cell table:formula="of:=T(IF([$тест2.P26]=1;ORG.OPENOFFICE.STYLE(&quot;граница&quot;);ORG.OPENOFFICE.STYLE(&quot;Стандарт&quot;)))">
            <text:p/>
          </table:table-cell>
          <table:table-cell table:formula="of:=T(IF([$тест2.Q26]=1;ORG.OPENOFFICE.STYLE(&quot;граница&quot;);ORG.OPENOFFICE.STYLE(&quot;Стандарт&quot;)))">
            <text:p/>
          </table:table-cell>
          <table:table-cell table:formula="of:=T(IF([$тест2.R26]=1;ORG.OPENOFFICE.STYLE(&quot;граница&quot;);ORG.OPENOFFICE.STYLE(&quot;Стандарт&quot;)))">
            <text:p/>
          </table:table-cell>
          <table:table-cell table:formula="of:=T(IF([$тест2.S26]=1;ORG.OPENOFFICE.STYLE(&quot;граница&quot;);ORG.OPENOFFICE.STYLE(&quot;Стандарт&quot;)))">
            <text:p/>
          </table:table-cell>
          <table:table-cell table:formula="of:=T(IF([$тест2.T26]=1;ORG.OPENOFFICE.STYLE(&quot;граница&quot;);ORG.OPENOFFICE.STYLE(&quot;Стандарт&quot;)))">
            <text:p/>
          </table:table-cell>
          <table:table-cell table:formula="of:=T(IF([$тест2.U26]=1;ORG.OPENOFFICE.STYLE(&quot;граница&quot;);ORG.OPENOFFICE.STYLE(&quot;Стандарт&quot;)))">
            <text:p/>
          </table:table-cell>
          <table:table-cell table:formula="of:=T(IF([$тест2.V26]=1;ORG.OPENOFFICE.STYLE(&quot;граница&quot;);ORG.OPENOFFICE.STYLE(&quot;Стандарт&quot;)))">
            <text:p/>
          </table:table-cell>
          <table:table-cell table:formula="of:=T(IF([$тест2.W26]=1;ORG.OPENOFFICE.STYLE(&quot;граница&quot;);ORG.OPENOFFICE.STYLE(&quot;Стандарт&quot;)))">
            <text:p/>
          </table:table-cell>
          <table:table-cell table:formula="of:=T(IF([$тест2.X26]=1;ORG.OPENOFFICE.STYLE(&quot;граница&quot;);ORG.OPENOFFICE.STYLE(&quot;Стандарт&quot;)))">
            <text:p/>
          </table:table-cell>
          <table:table-cell table:formula="of:=T(IF([$тест2.Y26]=1;ORG.OPENOFFICE.STYLE(&quot;граница&quot;);ORG.OPENOFFICE.STYLE(&quot;Стандарт&quot;)))">
            <text:p/>
          </table:table-cell>
          <table:table-cell table:formula="of:=T(IF([$тест2.Z26]=1;ORG.OPENOFFICE.STYLE(&quot;граница&quot;);ORG.OPENOFFICE.STYLE(&quot;Стандарт&quot;)))">
            <text:p/>
          </table:table-cell>
          <table:table-cell table:formula="of:=T(IF([$тест2.AA26]=1;ORG.OPENOFFICE.STYLE(&quot;граница&quot;);ORG.OPENOFFICE.STYLE(&quot;Стандарт&quot;)))">
            <text:p/>
          </table:table-cell>
          <table:table-cell table:formula="of:=T(IF([$тест2.AB26]=1;ORG.OPENOFFICE.STYLE(&quot;граница&quot;);ORG.OPENOFFICE.STYLE(&quot;Стандарт&quot;)))">
            <text:p/>
          </table:table-cell>
          <table:table-cell table:formula="of:=T(IF([$тест2.AC26]=1;ORG.OPENOFFICE.STYLE(&quot;граница&quot;);ORG.OPENOFFICE.STYLE(&quot;Стандарт&quot;)))">
            <text:p/>
          </table:table-cell>
          <table:table-cell table:formula="of:=T(IF([$тест2.AD26]=1;ORG.OPENOFFICE.STYLE(&quot;граница&quot;);ORG.OPENOFFICE.STYLE(&quot;Стандарт&quot;)))">
            <text:p/>
          </table:table-cell>
          <table:table-cell table:formula="of:=T(IF([$тест2.AE26]=1;ORG.OPENOFFICE.STYLE(&quot;граница&quot;);ORG.OPENOFFICE.STYLE(&quot;Стандарт&quot;)))">
            <text:p/>
          </table:table-cell>
          <table:table-cell table:formula="of:=T(IF([$тест2.AF26]=1;ORG.OPENOFFICE.STYLE(&quot;граница&quot;);ORG.OPENOFFICE.STYLE(&quot;Стандарт&quot;)))">
            <text:p/>
          </table:table-cell>
          <table:table-cell table:formula="of:=T(IF([$тест2.AG26]=1;ORG.OPENOFFICE.STYLE(&quot;граница&quot;);ORG.OPENOFFICE.STYLE(&quot;Стандарт&quot;)))">
            <text:p/>
          </table:table-cell>
          <table:table-cell table:formula="of:=T(IF([$тест2.AH26]=1;ORG.OPENOFFICE.STYLE(&quot;граница&quot;);ORG.OPENOFFICE.STYLE(&quot;Стандарт&quot;)))">
            <text:p/>
          </table:table-cell>
          <table:table-cell table:formula="of:=T(IF([$тест2.AI26]=1;ORG.OPENOFFICE.STYLE(&quot;граница&quot;);ORG.OPENOFFICE.STYLE(&quot;Стандарт&quot;)))">
            <text:p/>
          </table:table-cell>
          <table:table-cell table:formula="of:=T(IF([$тест2.AJ26]=1;ORG.OPENOFFICE.STYLE(&quot;граница&quot;);ORG.OPENOFFICE.STYLE(&quot;Стандарт&quot;)))">
            <text:p/>
          </table:table-cell>
          <table:table-cell table:formula="of:=T(IF([$тест2.AK26]=1;ORG.OPENOFFICE.STYLE(&quot;граница&quot;);ORG.OPENOFFICE.STYLE(&quot;Стандарт&quot;)))">
            <text:p/>
          </table:table-cell>
          <table:table-cell table:formula="of:=T(IF([$тест2.AL26]=1;ORG.OPENOFFICE.STYLE(&quot;граница&quot;);ORG.OPENOFFICE.STYLE(&quot;Стандарт&quot;)))">
            <text:p/>
          </table:table-cell>
          <table:table-cell table:formula="of:=T(IF([$тест2.AM26]=1;ORG.OPENOFFICE.STYLE(&quot;граница&quot;);ORG.OPENOFFICE.STYLE(&quot;Стандарт&quot;)))">
            <text:p/>
          </table:table-cell>
          <table:table-cell table:formula="of:=T(IF([$тест2.AN26]=1;ORG.OPENOFFICE.STYLE(&quot;граница&quot;);ORG.OPENOFFICE.STYLE(&quot;Стандарт&quot;)))">
            <text:p/>
          </table:table-cell>
          <table:table-cell table:formula="of:=T(IF([$тест2.AO26]=1;ORG.OPENOFFICE.STYLE(&quot;граница&quot;);ORG.OPENOFFICE.STYLE(&quot;Стандарт&quot;)))">
            <text:p/>
          </table:table-cell>
          <table:table-cell table:formula="of:=T(IF([$тест2.AP26]=1;ORG.OPENOFFICE.STYLE(&quot;граница&quot;);ORG.OPENOFFICE.STYLE(&quot;Стандарт&quot;)))">
            <text:p/>
          </table:table-cell>
          <table:table-cell table:formula="of:=T(IF([$тест2.AQ26]=1;ORG.OPENOFFICE.STYLE(&quot;граница&quot;);ORG.OPENOFFICE.STYLE(&quot;Стандарт&quot;)))">
            <text:p/>
          </table:table-cell>
          <table:table-cell table:formula="of:=T(IF([$тест2.AR26]=1;ORG.OPENOFFICE.STYLE(&quot;граница&quot;);ORG.OPENOFFICE.STYLE(&quot;Стандарт&quot;)))">
            <text:p/>
          </table:table-cell>
          <table:table-cell table:formula="of:=T(IF([$тест2.AS26]=1;ORG.OPENOFFICE.STYLE(&quot;граница&quot;);ORG.OPENOFFICE.STYLE(&quot;Стандарт&quot;)))">
            <text:p/>
          </table:table-cell>
          <table:table-cell table:formula="of:=T(IF([$тест2.AT26]=1;ORG.OPENOFFICE.STYLE(&quot;граница&quot;);ORG.OPENOFFICE.STYLE(&quot;Стандарт&quot;)))">
            <text:p/>
          </table:table-cell>
          <table:table-cell table:formula="of:=T(IF([$тест2.AU26]=1;ORG.OPENOFFICE.STYLE(&quot;граница&quot;);ORG.OPENOFFICE.STYLE(&quot;Стандарт&quot;)))">
            <text:p/>
          </table:table-cell>
          <table:table-cell table:formula="of:=T(IF([$тест2.AV26]=1;ORG.OPENOFFICE.STYLE(&quot;граница&quot;);ORG.OPENOFFICE.STYLE(&quot;Стандарт&quot;)))">
            <text:p/>
          </table:table-cell>
          <table:table-cell table:formula="of:=T(IF([$тест2.AW26]=1;ORG.OPENOFFICE.STYLE(&quot;граница&quot;);ORG.OPENOFFICE.STYLE(&quot;Стандарт&quot;)))">
            <text:p/>
          </table:table-cell>
          <table:table-cell table:formula="of:=T(IF([$тест2.AX2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(IF([$тест2.B27]=1;ORG.OPENOFFICE.STYLE(&quot;граница&quot;);ORG.OPENOFFICE.STYLE(&quot;Стандарт&quot;)))">
            <text:p/>
          </table:table-cell>
          <table:table-cell table:formula="of:=T(IF([$тест2.C27]=1;ORG.OPENOFFICE.STYLE(&quot;граница&quot;);ORG.OPENOFFICE.STYLE(&quot;Стандарт&quot;)))">
            <text:p/>
          </table:table-cell>
          <table:table-cell table:formula="of:=T(IF([$тест2.D27]=1;ORG.OPENOFFICE.STYLE(&quot;граница&quot;);ORG.OPENOFFICE.STYLE(&quot;Стандарт&quot;)))">
            <text:p/>
          </table:table-cell>
          <table:table-cell table:formula="of:=T(IF([$тест2.E27]=1;ORG.OPENOFFICE.STYLE(&quot;граница&quot;);ORG.OPENOFFICE.STYLE(&quot;Стандарт&quot;)))">
            <text:p/>
          </table:table-cell>
          <table:table-cell table:formula="of:=T(IF([$тест2.F27]=1;ORG.OPENOFFICE.STYLE(&quot;граница&quot;);ORG.OPENOFFICE.STYLE(&quot;Стандарт&quot;)))">
            <text:p/>
          </table:table-cell>
          <table:table-cell table:formula="of:=T(IF([$тест2.G27]=1;ORG.OPENOFFICE.STYLE(&quot;граница&quot;);ORG.OPENOFFICE.STYLE(&quot;Стандарт&quot;)))">
            <text:p/>
          </table:table-cell>
          <table:table-cell table:formula="of:=T(IF([$тест2.H27]=1;ORG.OPENOFFICE.STYLE(&quot;граница&quot;);ORG.OPENOFFICE.STYLE(&quot;Стандарт&quot;)))">
            <text:p/>
          </table:table-cell>
          <table:table-cell table:formula="of:=T(IF([$тест2.I27]=1;ORG.OPENOFFICE.STYLE(&quot;граница&quot;);ORG.OPENOFFICE.STYLE(&quot;Стандарт&quot;)))">
            <text:p/>
          </table:table-cell>
          <table:table-cell table:formula="of:=T(IF([$тест2.J27]=1;ORG.OPENOFFICE.STYLE(&quot;граница&quot;);ORG.OPENOFFICE.STYLE(&quot;Стандарт&quot;)))">
            <text:p/>
          </table:table-cell>
          <table:table-cell table:formula="of:=T(IF([$тест2.K27]=1;ORG.OPENOFFICE.STYLE(&quot;граница&quot;);ORG.OPENOFFICE.STYLE(&quot;Стандарт&quot;)))">
            <text:p/>
          </table:table-cell>
          <table:table-cell table:formula="of:=T(IF([$тест2.L27]=1;ORG.OPENOFFICE.STYLE(&quot;граница&quot;);ORG.OPENOFFICE.STYLE(&quot;Стандарт&quot;)))">
            <text:p/>
          </table:table-cell>
          <table:table-cell table:formula="of:=T(IF([$тест2.M27]=1;ORG.OPENOFFICE.STYLE(&quot;граница&quot;);ORG.OPENOFFICE.STYLE(&quot;Стандарт&quot;)))">
            <text:p/>
          </table:table-cell>
          <table:table-cell table:formula="of:=T(IF([$тест2.N27]=1;ORG.OPENOFFICE.STYLE(&quot;граница&quot;);ORG.OPENOFFICE.STYLE(&quot;Стандарт&quot;)))">
            <text:p/>
          </table:table-cell>
          <table:table-cell table:formula="of:=T(IF([$тест2.O27]=1;ORG.OPENOFFICE.STYLE(&quot;граница&quot;);ORG.OPENOFFICE.STYLE(&quot;Стандарт&quot;)))">
            <text:p/>
          </table:table-cell>
          <table:table-cell table:formula="of:=T(IF([$тест2.P27]=1;ORG.OPENOFFICE.STYLE(&quot;граница&quot;);ORG.OPENOFFICE.STYLE(&quot;Стандарт&quot;)))">
            <text:p/>
          </table:table-cell>
          <table:table-cell table:formula="of:=T(IF([$тест2.Q27]=1;ORG.OPENOFFICE.STYLE(&quot;граница&quot;);ORG.OPENOFFICE.STYLE(&quot;Стандарт&quot;)))">
            <text:p/>
          </table:table-cell>
          <table:table-cell table:formula="of:=T(IF([$тест2.R27]=1;ORG.OPENOFFICE.STYLE(&quot;граница&quot;);ORG.OPENOFFICE.STYLE(&quot;Стандарт&quot;)))">
            <text:p/>
          </table:table-cell>
          <table:table-cell table:formula="of:=T(IF([$тест2.S27]=1;ORG.OPENOFFICE.STYLE(&quot;граница&quot;);ORG.OPENOFFICE.STYLE(&quot;Стандарт&quot;)))">
            <text:p/>
          </table:table-cell>
          <table:table-cell table:formula="of:=T(IF([$тест2.T27]=1;ORG.OPENOFFICE.STYLE(&quot;граница&quot;);ORG.OPENOFFICE.STYLE(&quot;Стандарт&quot;)))">
            <text:p/>
          </table:table-cell>
          <table:table-cell table:formula="of:=T(IF([$тест2.U27]=1;ORG.OPENOFFICE.STYLE(&quot;граница&quot;);ORG.OPENOFFICE.STYLE(&quot;Стандарт&quot;)))">
            <text:p/>
          </table:table-cell>
          <table:table-cell table:formula="of:=T(IF([$тест2.V27]=1;ORG.OPENOFFICE.STYLE(&quot;граница&quot;);ORG.OPENOFFICE.STYLE(&quot;Стандарт&quot;)))">
            <text:p/>
          </table:table-cell>
          <table:table-cell table:formula="of:=T(IF([$тест2.W27]=1;ORG.OPENOFFICE.STYLE(&quot;граница&quot;);ORG.OPENOFFICE.STYLE(&quot;Стандарт&quot;)))">
            <text:p/>
          </table:table-cell>
          <table:table-cell table:formula="of:=T(IF([$тест2.X27]=1;ORG.OPENOFFICE.STYLE(&quot;граница&quot;);ORG.OPENOFFICE.STYLE(&quot;Стандарт&quot;)))">
            <text:p/>
          </table:table-cell>
          <table:table-cell table:formula="of:=T(IF([$тест2.Y27]=1;ORG.OPENOFFICE.STYLE(&quot;граница&quot;);ORG.OPENOFFICE.STYLE(&quot;Стандарт&quot;)))">
            <text:p/>
          </table:table-cell>
          <table:table-cell table:formula="of:=T(IF([$тест2.Z27]=1;ORG.OPENOFFICE.STYLE(&quot;граница&quot;);ORG.OPENOFFICE.STYLE(&quot;Стандарт&quot;)))">
            <text:p/>
          </table:table-cell>
          <table:table-cell table:formula="of:=T(IF([$тест2.AA27]=1;ORG.OPENOFFICE.STYLE(&quot;граница&quot;);ORG.OPENOFFICE.STYLE(&quot;Стандарт&quot;)))">
            <text:p/>
          </table:table-cell>
          <table:table-cell table:formula="of:=T(IF([$тест2.AB27]=1;ORG.OPENOFFICE.STYLE(&quot;граница&quot;);ORG.OPENOFFICE.STYLE(&quot;Стандарт&quot;)))">
            <text:p/>
          </table:table-cell>
          <table:table-cell table:formula="of:=T(IF([$тест2.AC27]=1;ORG.OPENOFFICE.STYLE(&quot;граница&quot;);ORG.OPENOFFICE.STYLE(&quot;Стандарт&quot;)))">
            <text:p/>
          </table:table-cell>
          <table:table-cell table:formula="of:=T(IF([$тест2.AD27]=1;ORG.OPENOFFICE.STYLE(&quot;граница&quot;);ORG.OPENOFFICE.STYLE(&quot;Стандарт&quot;)))">
            <text:p/>
          </table:table-cell>
          <table:table-cell table:formula="of:=T(IF([$тест2.AE27]=1;ORG.OPENOFFICE.STYLE(&quot;граница&quot;);ORG.OPENOFFICE.STYLE(&quot;Стандарт&quot;)))">
            <text:p/>
          </table:table-cell>
          <table:table-cell table:formula="of:=T(IF([$тест2.AF27]=1;ORG.OPENOFFICE.STYLE(&quot;граница&quot;);ORG.OPENOFFICE.STYLE(&quot;Стандарт&quot;)))">
            <text:p/>
          </table:table-cell>
          <table:table-cell table:formula="of:=T(IF([$тест2.AG27]=1;ORG.OPENOFFICE.STYLE(&quot;граница&quot;);ORG.OPENOFFICE.STYLE(&quot;Стандарт&quot;)))">
            <text:p/>
          </table:table-cell>
          <table:table-cell table:formula="of:=T(IF([$тест2.AH27]=1;ORG.OPENOFFICE.STYLE(&quot;граница&quot;);ORG.OPENOFFICE.STYLE(&quot;Стандарт&quot;)))">
            <text:p/>
          </table:table-cell>
          <table:table-cell table:formula="of:=T(IF([$тест2.AI27]=1;ORG.OPENOFFICE.STYLE(&quot;граница&quot;);ORG.OPENOFFICE.STYLE(&quot;Стандарт&quot;)))">
            <text:p/>
          </table:table-cell>
          <table:table-cell table:formula="of:=T(IF([$тест2.AJ27]=1;ORG.OPENOFFICE.STYLE(&quot;граница&quot;);ORG.OPENOFFICE.STYLE(&quot;Стандарт&quot;)))">
            <text:p/>
          </table:table-cell>
          <table:table-cell table:formula="of:=T(IF([$тест2.AK27]=1;ORG.OPENOFFICE.STYLE(&quot;граница&quot;);ORG.OPENOFFICE.STYLE(&quot;Стандарт&quot;)))">
            <text:p/>
          </table:table-cell>
          <table:table-cell table:formula="of:=T(IF([$тест2.AL27]=1;ORG.OPENOFFICE.STYLE(&quot;граница&quot;);ORG.OPENOFFICE.STYLE(&quot;Стандарт&quot;)))">
            <text:p/>
          </table:table-cell>
          <table:table-cell table:formula="of:=T(IF([$тест2.AM27]=1;ORG.OPENOFFICE.STYLE(&quot;граница&quot;);ORG.OPENOFFICE.STYLE(&quot;Стандарт&quot;)))">
            <text:p/>
          </table:table-cell>
          <table:table-cell table:formula="of:=T(IF([$тест2.AN27]=1;ORG.OPENOFFICE.STYLE(&quot;граница&quot;);ORG.OPENOFFICE.STYLE(&quot;Стандарт&quot;)))">
            <text:p/>
          </table:table-cell>
          <table:table-cell table:formula="of:=T(IF([$тест2.AO27]=1;ORG.OPENOFFICE.STYLE(&quot;граница&quot;);ORG.OPENOFFICE.STYLE(&quot;Стандарт&quot;)))">
            <text:p/>
          </table:table-cell>
          <table:table-cell table:formula="of:=T(IF([$тест2.AP27]=1;ORG.OPENOFFICE.STYLE(&quot;граница&quot;);ORG.OPENOFFICE.STYLE(&quot;Стандарт&quot;)))">
            <text:p/>
          </table:table-cell>
          <table:table-cell table:formula="of:=T(IF([$тест2.AQ27]=1;ORG.OPENOFFICE.STYLE(&quot;граница&quot;);ORG.OPENOFFICE.STYLE(&quot;Стандарт&quot;)))">
            <text:p/>
          </table:table-cell>
          <table:table-cell table:formula="of:=T(IF([$тест2.AR27]=1;ORG.OPENOFFICE.STYLE(&quot;граница&quot;);ORG.OPENOFFICE.STYLE(&quot;Стандарт&quot;)))">
            <text:p/>
          </table:table-cell>
          <table:table-cell table:formula="of:=T(IF([$тест2.AS27]=1;ORG.OPENOFFICE.STYLE(&quot;граница&quot;);ORG.OPENOFFICE.STYLE(&quot;Стандарт&quot;)))">
            <text:p/>
          </table:table-cell>
          <table:table-cell table:formula="of:=T(IF([$тест2.AT27]=1;ORG.OPENOFFICE.STYLE(&quot;граница&quot;);ORG.OPENOFFICE.STYLE(&quot;Стандарт&quot;)))">
            <text:p/>
          </table:table-cell>
          <table:table-cell table:formula="of:=T(IF([$тест2.AU27]=1;ORG.OPENOFFICE.STYLE(&quot;граница&quot;);ORG.OPENOFFICE.STYLE(&quot;Стандарт&quot;)))">
            <text:p/>
          </table:table-cell>
          <table:table-cell table:formula="of:=T(IF([$тест2.AV27]=1;ORG.OPENOFFICE.STYLE(&quot;граница&quot;);ORG.OPENOFFICE.STYLE(&quot;Стандарт&quot;)))">
            <text:p/>
          </table:table-cell>
          <table:table-cell table:formula="of:=T(IF([$тест2.AW27]=1;ORG.OPENOFFICE.STYLE(&quot;граница&quot;);ORG.OPENOFFICE.STYLE(&quot;Стандарт&quot;)))">
            <text:p/>
          </table:table-cell>
          <table:table-cell table:formula="of:=T(IF([$тест2.AX2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(IF([$тест2.B28]=1;ORG.OPENOFFICE.STYLE(&quot;граница&quot;);ORG.OPENOFFICE.STYLE(&quot;Стандарт&quot;)))">
            <text:p/>
          </table:table-cell>
          <table:table-cell table:formula="of:=T(IF([$тест2.C28]=1;ORG.OPENOFFICE.STYLE(&quot;граница&quot;);ORG.OPENOFFICE.STYLE(&quot;Стандарт&quot;)))">
            <text:p/>
          </table:table-cell>
          <table:table-cell table:formula="of:=T(IF([$тест2.D28]=1;ORG.OPENOFFICE.STYLE(&quot;граница&quot;);ORG.OPENOFFICE.STYLE(&quot;Стандарт&quot;)))">
            <text:p/>
          </table:table-cell>
          <table:table-cell table:formula="of:=T(IF([$тест2.E28]=1;ORG.OPENOFFICE.STYLE(&quot;граница&quot;);ORG.OPENOFFICE.STYLE(&quot;Стандарт&quot;)))">
            <text:p/>
          </table:table-cell>
          <table:table-cell table:formula="of:=T(IF([$тест2.F28]=1;ORG.OPENOFFICE.STYLE(&quot;граница&quot;);ORG.OPENOFFICE.STYLE(&quot;Стандарт&quot;)))">
            <text:p/>
          </table:table-cell>
          <table:table-cell table:formula="of:=T(IF([$тест2.G28]=1;ORG.OPENOFFICE.STYLE(&quot;граница&quot;);ORG.OPENOFFICE.STYLE(&quot;Стандарт&quot;)))">
            <text:p/>
          </table:table-cell>
          <table:table-cell table:formula="of:=T(IF([$тест2.H28]=1;ORG.OPENOFFICE.STYLE(&quot;граница&quot;);ORG.OPENOFFICE.STYLE(&quot;Стандарт&quot;)))">
            <text:p/>
          </table:table-cell>
          <table:table-cell table:formula="of:=T(IF([$тест2.I28]=1;ORG.OPENOFFICE.STYLE(&quot;граница&quot;);ORG.OPENOFFICE.STYLE(&quot;Стандарт&quot;)))">
            <text:p/>
          </table:table-cell>
          <table:table-cell table:formula="of:=T(IF([$тест2.J28]=1;ORG.OPENOFFICE.STYLE(&quot;граница&quot;);ORG.OPENOFFICE.STYLE(&quot;Стандарт&quot;)))">
            <text:p/>
          </table:table-cell>
          <table:table-cell table:formula="of:=T(IF([$тест2.K28]=1;ORG.OPENOFFICE.STYLE(&quot;граница&quot;);ORG.OPENOFFICE.STYLE(&quot;Стандарт&quot;)))">
            <text:p/>
          </table:table-cell>
          <table:table-cell table:formula="of:=T(IF([$тест2.L28]=1;ORG.OPENOFFICE.STYLE(&quot;граница&quot;);ORG.OPENOFFICE.STYLE(&quot;Стандарт&quot;)))">
            <text:p/>
          </table:table-cell>
          <table:table-cell table:formula="of:=T(IF([$тест2.M28]=1;ORG.OPENOFFICE.STYLE(&quot;граница&quot;);ORG.OPENOFFICE.STYLE(&quot;Стандарт&quot;)))">
            <text:p/>
          </table:table-cell>
          <table:table-cell table:formula="of:=T(IF([$тест2.N28]=1;ORG.OPENOFFICE.STYLE(&quot;граница&quot;);ORG.OPENOFFICE.STYLE(&quot;Стандарт&quot;)))">
            <text:p/>
          </table:table-cell>
          <table:table-cell table:formula="of:=T(IF([$тест2.O28]=1;ORG.OPENOFFICE.STYLE(&quot;граница&quot;);ORG.OPENOFFICE.STYLE(&quot;Стандарт&quot;)))">
            <text:p/>
          </table:table-cell>
          <table:table-cell table:formula="of:=T(IF([$тест2.P28]=1;ORG.OPENOFFICE.STYLE(&quot;граница&quot;);ORG.OPENOFFICE.STYLE(&quot;Стандарт&quot;)))">
            <text:p/>
          </table:table-cell>
          <table:table-cell table:formula="of:=T(IF([$тест2.Q28]=1;ORG.OPENOFFICE.STYLE(&quot;граница&quot;);ORG.OPENOFFICE.STYLE(&quot;Стандарт&quot;)))">
            <text:p/>
          </table:table-cell>
          <table:table-cell table:formula="of:=T(IF([$тест2.R28]=1;ORG.OPENOFFICE.STYLE(&quot;граница&quot;);ORG.OPENOFFICE.STYLE(&quot;Стандарт&quot;)))">
            <text:p/>
          </table:table-cell>
          <table:table-cell table:formula="of:=T(IF([$тест2.S28]=1;ORG.OPENOFFICE.STYLE(&quot;граница&quot;);ORG.OPENOFFICE.STYLE(&quot;Стандарт&quot;)))">
            <text:p/>
          </table:table-cell>
          <table:table-cell table:formula="of:=T(IF([$тест2.T28]=1;ORG.OPENOFFICE.STYLE(&quot;граница&quot;);ORG.OPENOFFICE.STYLE(&quot;Стандарт&quot;)))">
            <text:p/>
          </table:table-cell>
          <table:table-cell table:formula="of:=T(IF([$тест2.U28]=1;ORG.OPENOFFICE.STYLE(&quot;граница&quot;);ORG.OPENOFFICE.STYLE(&quot;Стандарт&quot;)))">
            <text:p/>
          </table:table-cell>
          <table:table-cell table:formula="of:=T(IF([$тест2.V28]=1;ORG.OPENOFFICE.STYLE(&quot;граница&quot;);ORG.OPENOFFICE.STYLE(&quot;Стандарт&quot;)))">
            <text:p/>
          </table:table-cell>
          <table:table-cell table:formula="of:=T(IF([$тест2.W28]=1;ORG.OPENOFFICE.STYLE(&quot;граница&quot;);ORG.OPENOFFICE.STYLE(&quot;Стандарт&quot;)))">
            <text:p/>
          </table:table-cell>
          <table:table-cell table:formula="of:=T(IF([$тест2.X28]=1;ORG.OPENOFFICE.STYLE(&quot;граница&quot;);ORG.OPENOFFICE.STYLE(&quot;Стандарт&quot;)))">
            <text:p/>
          </table:table-cell>
          <table:table-cell table:formula="of:=T(IF([$тест2.Y28]=1;ORG.OPENOFFICE.STYLE(&quot;граница&quot;);ORG.OPENOFFICE.STYLE(&quot;Стандарт&quot;)))">
            <text:p/>
          </table:table-cell>
          <table:table-cell table:formula="of:=T(IF([$тест2.Z28]=1;ORG.OPENOFFICE.STYLE(&quot;граница&quot;);ORG.OPENOFFICE.STYLE(&quot;Стандарт&quot;)))">
            <text:p/>
          </table:table-cell>
          <table:table-cell table:formula="of:=T(IF([$тест2.AA28]=1;ORG.OPENOFFICE.STYLE(&quot;граница&quot;);ORG.OPENOFFICE.STYLE(&quot;Стандарт&quot;)))">
            <text:p/>
          </table:table-cell>
          <table:table-cell table:formula="of:=T(IF([$тест2.AB28]=1;ORG.OPENOFFICE.STYLE(&quot;граница&quot;);ORG.OPENOFFICE.STYLE(&quot;Стандарт&quot;)))">
            <text:p/>
          </table:table-cell>
          <table:table-cell table:formula="of:=T(IF([$тест2.AC28]=1;ORG.OPENOFFICE.STYLE(&quot;граница&quot;);ORG.OPENOFFICE.STYLE(&quot;Стандарт&quot;)))">
            <text:p/>
          </table:table-cell>
          <table:table-cell table:formula="of:=T(IF([$тест2.AD28]=1;ORG.OPENOFFICE.STYLE(&quot;граница&quot;);ORG.OPENOFFICE.STYLE(&quot;Стандарт&quot;)))">
            <text:p/>
          </table:table-cell>
          <table:table-cell table:formula="of:=T(IF([$тест2.AE28]=1;ORG.OPENOFFICE.STYLE(&quot;граница&quot;);ORG.OPENOFFICE.STYLE(&quot;Стандарт&quot;)))">
            <text:p/>
          </table:table-cell>
          <table:table-cell table:formula="of:=T(IF([$тест2.AF28]=1;ORG.OPENOFFICE.STYLE(&quot;граница&quot;);ORG.OPENOFFICE.STYLE(&quot;Стандарт&quot;)))">
            <text:p/>
          </table:table-cell>
          <table:table-cell table:formula="of:=T(IF([$тест2.AG28]=1;ORG.OPENOFFICE.STYLE(&quot;граница&quot;);ORG.OPENOFFICE.STYLE(&quot;Стандарт&quot;)))">
            <text:p/>
          </table:table-cell>
          <table:table-cell table:formula="of:=T(IF([$тест2.AH28]=1;ORG.OPENOFFICE.STYLE(&quot;граница&quot;);ORG.OPENOFFICE.STYLE(&quot;Стандарт&quot;)))">
            <text:p/>
          </table:table-cell>
          <table:table-cell table:formula="of:=T(IF([$тест2.AI28]=1;ORG.OPENOFFICE.STYLE(&quot;граница&quot;);ORG.OPENOFFICE.STYLE(&quot;Стандарт&quot;)))">
            <text:p/>
          </table:table-cell>
          <table:table-cell table:formula="of:=T(IF([$тест2.AJ28]=1;ORG.OPENOFFICE.STYLE(&quot;граница&quot;);ORG.OPENOFFICE.STYLE(&quot;Стандарт&quot;)))">
            <text:p/>
          </table:table-cell>
          <table:table-cell table:formula="of:=T(IF([$тест2.AK28]=1;ORG.OPENOFFICE.STYLE(&quot;граница&quot;);ORG.OPENOFFICE.STYLE(&quot;Стандарт&quot;)))">
            <text:p/>
          </table:table-cell>
          <table:table-cell table:formula="of:=T(IF([$тест2.AL28]=1;ORG.OPENOFFICE.STYLE(&quot;граница&quot;);ORG.OPENOFFICE.STYLE(&quot;Стандарт&quot;)))">
            <text:p/>
          </table:table-cell>
          <table:table-cell table:formula="of:=T(IF([$тест2.AM28]=1;ORG.OPENOFFICE.STYLE(&quot;граница&quot;);ORG.OPENOFFICE.STYLE(&quot;Стандарт&quot;)))">
            <text:p/>
          </table:table-cell>
          <table:table-cell table:formula="of:=T(IF([$тест2.AN28]=1;ORG.OPENOFFICE.STYLE(&quot;граница&quot;);ORG.OPENOFFICE.STYLE(&quot;Стандарт&quot;)))">
            <text:p/>
          </table:table-cell>
          <table:table-cell table:formula="of:=T(IF([$тест2.AO28]=1;ORG.OPENOFFICE.STYLE(&quot;граница&quot;);ORG.OPENOFFICE.STYLE(&quot;Стандарт&quot;)))">
            <text:p/>
          </table:table-cell>
          <table:table-cell table:formula="of:=T(IF([$тест2.AP28]=1;ORG.OPENOFFICE.STYLE(&quot;граница&quot;);ORG.OPENOFFICE.STYLE(&quot;Стандарт&quot;)))">
            <text:p/>
          </table:table-cell>
          <table:table-cell table:formula="of:=T(IF([$тест2.AQ28]=1;ORG.OPENOFFICE.STYLE(&quot;граница&quot;);ORG.OPENOFFICE.STYLE(&quot;Стандарт&quot;)))">
            <text:p/>
          </table:table-cell>
          <table:table-cell table:formula="of:=T(IF([$тест2.AR28]=1;ORG.OPENOFFICE.STYLE(&quot;граница&quot;);ORG.OPENOFFICE.STYLE(&quot;Стандарт&quot;)))">
            <text:p/>
          </table:table-cell>
          <table:table-cell table:formula="of:=T(IF([$тест2.AS28]=1;ORG.OPENOFFICE.STYLE(&quot;граница&quot;);ORG.OPENOFFICE.STYLE(&quot;Стандарт&quot;)))">
            <text:p/>
          </table:table-cell>
          <table:table-cell table:formula="of:=T(IF([$тест2.AT28]=1;ORG.OPENOFFICE.STYLE(&quot;граница&quot;);ORG.OPENOFFICE.STYLE(&quot;Стандарт&quot;)))">
            <text:p/>
          </table:table-cell>
          <table:table-cell table:formula="of:=T(IF([$тест2.AU28]=1;ORG.OPENOFFICE.STYLE(&quot;граница&quot;);ORG.OPENOFFICE.STYLE(&quot;Стандарт&quot;)))">
            <text:p/>
          </table:table-cell>
          <table:table-cell table:formula="of:=T(IF([$тест2.AV28]=1;ORG.OPENOFFICE.STYLE(&quot;граница&quot;);ORG.OPENOFFICE.STYLE(&quot;Стандарт&quot;)))">
            <text:p/>
          </table:table-cell>
          <table:table-cell table:formula="of:=T(IF([$тест2.AW28]=1;ORG.OPENOFFICE.STYLE(&quot;граница&quot;);ORG.OPENOFFICE.STYLE(&quot;Стандарт&quot;)))">
            <text:p/>
          </table:table-cell>
          <table:table-cell table:formula="of:=T(IF([$тест2.AX2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(IF([$тест2.B29]=1;ORG.OPENOFFICE.STYLE(&quot;граница&quot;);ORG.OPENOFFICE.STYLE(&quot;Стандарт&quot;)))">
            <text:p/>
          </table:table-cell>
          <table:table-cell table:formula="of:=T(IF([$тест2.C29]=1;ORG.OPENOFFICE.STYLE(&quot;граница&quot;);ORG.OPENOFFICE.STYLE(&quot;Стандарт&quot;)))">
            <text:p/>
          </table:table-cell>
          <table:table-cell table:formula="of:=T(IF([$тест2.D29]=1;ORG.OPENOFFICE.STYLE(&quot;граница&quot;);ORG.OPENOFFICE.STYLE(&quot;Стандарт&quot;)))">
            <text:p/>
          </table:table-cell>
          <table:table-cell table:formula="of:=T(IF([$тест2.E29]=1;ORG.OPENOFFICE.STYLE(&quot;граница&quot;);ORG.OPENOFFICE.STYLE(&quot;Стандарт&quot;)))">
            <text:p/>
          </table:table-cell>
          <table:table-cell table:formula="of:=T(IF([$тест2.F29]=1;ORG.OPENOFFICE.STYLE(&quot;граница&quot;);ORG.OPENOFFICE.STYLE(&quot;Стандарт&quot;)))">
            <text:p/>
          </table:table-cell>
          <table:table-cell table:formula="of:=T(IF([$тест2.G29]=1;ORG.OPENOFFICE.STYLE(&quot;граница&quot;);ORG.OPENOFFICE.STYLE(&quot;Стандарт&quot;)))">
            <text:p/>
          </table:table-cell>
          <table:table-cell table:formula="of:=T(IF([$тест2.H29]=1;ORG.OPENOFFICE.STYLE(&quot;граница&quot;);ORG.OPENOFFICE.STYLE(&quot;Стандарт&quot;)))">
            <text:p/>
          </table:table-cell>
          <table:table-cell table:formula="of:=T(IF([$тест2.I29]=1;ORG.OPENOFFICE.STYLE(&quot;граница&quot;);ORG.OPENOFFICE.STYLE(&quot;Стандарт&quot;)))">
            <text:p/>
          </table:table-cell>
          <table:table-cell table:formula="of:=T(IF([$тест2.J29]=1;ORG.OPENOFFICE.STYLE(&quot;граница&quot;);ORG.OPENOFFICE.STYLE(&quot;Стандарт&quot;)))">
            <text:p/>
          </table:table-cell>
          <table:table-cell table:formula="of:=T(IF([$тест2.K29]=1;ORG.OPENOFFICE.STYLE(&quot;граница&quot;);ORG.OPENOFFICE.STYLE(&quot;Стандарт&quot;)))">
            <text:p/>
          </table:table-cell>
          <table:table-cell table:formula="of:=T(IF([$тест2.L29]=1;ORG.OPENOFFICE.STYLE(&quot;граница&quot;);ORG.OPENOFFICE.STYLE(&quot;Стандарт&quot;)))">
            <text:p/>
          </table:table-cell>
          <table:table-cell table:formula="of:=T(IF([$тест2.M29]=1;ORG.OPENOFFICE.STYLE(&quot;граница&quot;);ORG.OPENOFFICE.STYLE(&quot;Стандарт&quot;)))">
            <text:p/>
          </table:table-cell>
          <table:table-cell table:formula="of:=T(IF([$тест2.N29]=1;ORG.OPENOFFICE.STYLE(&quot;граница&quot;);ORG.OPENOFFICE.STYLE(&quot;Стандарт&quot;)))">
            <text:p/>
          </table:table-cell>
          <table:table-cell table:formula="of:=T(IF([$тест2.O29]=1;ORG.OPENOFFICE.STYLE(&quot;граница&quot;);ORG.OPENOFFICE.STYLE(&quot;Стандарт&quot;)))">
            <text:p/>
          </table:table-cell>
          <table:table-cell table:formula="of:=T(IF([$тест2.P29]=1;ORG.OPENOFFICE.STYLE(&quot;граница&quot;);ORG.OPENOFFICE.STYLE(&quot;Стандарт&quot;)))">
            <text:p/>
          </table:table-cell>
          <table:table-cell table:formula="of:=T(IF([$тест2.Q29]=1;ORG.OPENOFFICE.STYLE(&quot;граница&quot;);ORG.OPENOFFICE.STYLE(&quot;Стандарт&quot;)))">
            <text:p/>
          </table:table-cell>
          <table:table-cell table:formula="of:=T(IF([$тест2.R29]=1;ORG.OPENOFFICE.STYLE(&quot;граница&quot;);ORG.OPENOFFICE.STYLE(&quot;Стандарт&quot;)))">
            <text:p/>
          </table:table-cell>
          <table:table-cell table:formula="of:=T(IF([$тест2.S29]=1;ORG.OPENOFFICE.STYLE(&quot;граница&quot;);ORG.OPENOFFICE.STYLE(&quot;Стандарт&quot;)))">
            <text:p/>
          </table:table-cell>
          <table:table-cell table:formula="of:=T(IF([$тест2.T29]=1;ORG.OPENOFFICE.STYLE(&quot;граница&quot;);ORG.OPENOFFICE.STYLE(&quot;Стандарт&quot;)))">
            <text:p/>
          </table:table-cell>
          <table:table-cell table:formula="of:=T(IF([$тест2.U29]=1;ORG.OPENOFFICE.STYLE(&quot;граница&quot;);ORG.OPENOFFICE.STYLE(&quot;Стандарт&quot;)))">
            <text:p/>
          </table:table-cell>
          <table:table-cell table:formula="of:=T(IF([$тест2.V29]=1;ORG.OPENOFFICE.STYLE(&quot;граница&quot;);ORG.OPENOFFICE.STYLE(&quot;Стандарт&quot;)))">
            <text:p/>
          </table:table-cell>
          <table:table-cell table:formula="of:=T(IF([$тест2.W29]=1;ORG.OPENOFFICE.STYLE(&quot;граница&quot;);ORG.OPENOFFICE.STYLE(&quot;Стандарт&quot;)))">
            <text:p/>
          </table:table-cell>
          <table:table-cell table:formula="of:=T(IF([$тест2.X29]=1;ORG.OPENOFFICE.STYLE(&quot;граница&quot;);ORG.OPENOFFICE.STYLE(&quot;Стандарт&quot;)))">
            <text:p/>
          </table:table-cell>
          <table:table-cell table:formula="of:=T(IF([$тест2.Y29]=1;ORG.OPENOFFICE.STYLE(&quot;граница&quot;);ORG.OPENOFFICE.STYLE(&quot;Стандарт&quot;)))">
            <text:p/>
          </table:table-cell>
          <table:table-cell table:formula="of:=T(IF([$тест2.Z29]=1;ORG.OPENOFFICE.STYLE(&quot;граница&quot;);ORG.OPENOFFICE.STYLE(&quot;Стандарт&quot;)))">
            <text:p/>
          </table:table-cell>
          <table:table-cell table:formula="of:=T(IF([$тест2.AA29]=1;ORG.OPENOFFICE.STYLE(&quot;граница&quot;);ORG.OPENOFFICE.STYLE(&quot;Стандарт&quot;)))">
            <text:p/>
          </table:table-cell>
          <table:table-cell table:formula="of:=T(IF([$тест2.AB29]=1;ORG.OPENOFFICE.STYLE(&quot;граница&quot;);ORG.OPENOFFICE.STYLE(&quot;Стандарт&quot;)))">
            <text:p/>
          </table:table-cell>
          <table:table-cell table:formula="of:=T(IF([$тест2.AC29]=1;ORG.OPENOFFICE.STYLE(&quot;граница&quot;);ORG.OPENOFFICE.STYLE(&quot;Стандарт&quot;)))">
            <text:p/>
          </table:table-cell>
          <table:table-cell table:formula="of:=T(IF([$тест2.AD29]=1;ORG.OPENOFFICE.STYLE(&quot;граница&quot;);ORG.OPENOFFICE.STYLE(&quot;Стандарт&quot;)))">
            <text:p/>
          </table:table-cell>
          <table:table-cell table:formula="of:=T(IF([$тест2.AE29]=1;ORG.OPENOFFICE.STYLE(&quot;граница&quot;);ORG.OPENOFFICE.STYLE(&quot;Стандарт&quot;)))">
            <text:p/>
          </table:table-cell>
          <table:table-cell table:formula="of:=T(IF([$тест2.AF29]=1;ORG.OPENOFFICE.STYLE(&quot;граница&quot;);ORG.OPENOFFICE.STYLE(&quot;Стандарт&quot;)))">
            <text:p/>
          </table:table-cell>
          <table:table-cell table:formula="of:=T(IF([$тест2.AG29]=1;ORG.OPENOFFICE.STYLE(&quot;граница&quot;);ORG.OPENOFFICE.STYLE(&quot;Стандарт&quot;)))">
            <text:p/>
          </table:table-cell>
          <table:table-cell table:formula="of:=T(IF([$тест2.AH29]=1;ORG.OPENOFFICE.STYLE(&quot;граница&quot;);ORG.OPENOFFICE.STYLE(&quot;Стандарт&quot;)))">
            <text:p/>
          </table:table-cell>
          <table:table-cell table:formula="of:=T(IF([$тест2.AI29]=1;ORG.OPENOFFICE.STYLE(&quot;граница&quot;);ORG.OPENOFFICE.STYLE(&quot;Стандарт&quot;)))">
            <text:p/>
          </table:table-cell>
          <table:table-cell table:formula="of:=T(IF([$тест2.AJ29]=1;ORG.OPENOFFICE.STYLE(&quot;граница&quot;);ORG.OPENOFFICE.STYLE(&quot;Стандарт&quot;)))">
            <text:p/>
          </table:table-cell>
          <table:table-cell table:formula="of:=T(IF([$тест2.AK29]=1;ORG.OPENOFFICE.STYLE(&quot;граница&quot;);ORG.OPENOFFICE.STYLE(&quot;Стандарт&quot;)))">
            <text:p/>
          </table:table-cell>
          <table:table-cell table:formula="of:=T(IF([$тест2.AL29]=1;ORG.OPENOFFICE.STYLE(&quot;граница&quot;);ORG.OPENOFFICE.STYLE(&quot;Стандарт&quot;)))">
            <text:p/>
          </table:table-cell>
          <table:table-cell table:formula="of:=T(IF([$тест2.AM29]=1;ORG.OPENOFFICE.STYLE(&quot;граница&quot;);ORG.OPENOFFICE.STYLE(&quot;Стандарт&quot;)))">
            <text:p/>
          </table:table-cell>
          <table:table-cell table:formula="of:=T(IF([$тест2.AN29]=1;ORG.OPENOFFICE.STYLE(&quot;граница&quot;);ORG.OPENOFFICE.STYLE(&quot;Стандарт&quot;)))">
            <text:p/>
          </table:table-cell>
          <table:table-cell table:formula="of:=T(IF([$тест2.AO29]=1;ORG.OPENOFFICE.STYLE(&quot;граница&quot;);ORG.OPENOFFICE.STYLE(&quot;Стандарт&quot;)))">
            <text:p/>
          </table:table-cell>
          <table:table-cell table:formula="of:=T(IF([$тест2.AP29]=1;ORG.OPENOFFICE.STYLE(&quot;граница&quot;);ORG.OPENOFFICE.STYLE(&quot;Стандарт&quot;)))">
            <text:p/>
          </table:table-cell>
          <table:table-cell table:formula="of:=T(IF([$тест2.AQ29]=1;ORG.OPENOFFICE.STYLE(&quot;граница&quot;);ORG.OPENOFFICE.STYLE(&quot;Стандарт&quot;)))">
            <text:p/>
          </table:table-cell>
          <table:table-cell table:formula="of:=T(IF([$тест2.AR29]=1;ORG.OPENOFFICE.STYLE(&quot;граница&quot;);ORG.OPENOFFICE.STYLE(&quot;Стандарт&quot;)))">
            <text:p/>
          </table:table-cell>
          <table:table-cell table:formula="of:=T(IF([$тест2.AS29]=1;ORG.OPENOFFICE.STYLE(&quot;граница&quot;);ORG.OPENOFFICE.STYLE(&quot;Стандарт&quot;)))">
            <text:p/>
          </table:table-cell>
          <table:table-cell table:formula="of:=T(IF([$тест2.AT29]=1;ORG.OPENOFFICE.STYLE(&quot;граница&quot;);ORG.OPENOFFICE.STYLE(&quot;Стандарт&quot;)))">
            <text:p/>
          </table:table-cell>
          <table:table-cell table:formula="of:=T(IF([$тест2.AU29]=1;ORG.OPENOFFICE.STYLE(&quot;граница&quot;);ORG.OPENOFFICE.STYLE(&quot;Стандарт&quot;)))">
            <text:p/>
          </table:table-cell>
          <table:table-cell table:formula="of:=T(IF([$тест2.AV29]=1;ORG.OPENOFFICE.STYLE(&quot;граница&quot;);ORG.OPENOFFICE.STYLE(&quot;Стандарт&quot;)))">
            <text:p/>
          </table:table-cell>
          <table:table-cell table:formula="of:=T(IF([$тест2.AW29]=1;ORG.OPENOFFICE.STYLE(&quot;граница&quot;);ORG.OPENOFFICE.STYLE(&quot;Стандарт&quot;)))">
            <text:p/>
          </table:table-cell>
          <table:table-cell table:formula="of:=T(IF([$тест2.AX2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(IF([$тест2.B30]=1;ORG.OPENOFFICE.STYLE(&quot;граница&quot;);ORG.OPENOFFICE.STYLE(&quot;Стандарт&quot;)))">
            <text:p/>
          </table:table-cell>
          <table:table-cell table:formula="of:=T(IF([$тест2.C30]=1;ORG.OPENOFFICE.STYLE(&quot;граница&quot;);ORG.OPENOFFICE.STYLE(&quot;Стандарт&quot;)))">
            <text:p/>
          </table:table-cell>
          <table:table-cell table:formula="of:=T(IF([$тест2.D30]=1;ORG.OPENOFFICE.STYLE(&quot;граница&quot;);ORG.OPENOFFICE.STYLE(&quot;Стандарт&quot;)))">
            <text:p/>
          </table:table-cell>
          <table:table-cell table:formula="of:=T(IF([$тест2.E30]=1;ORG.OPENOFFICE.STYLE(&quot;граница&quot;);ORG.OPENOFFICE.STYLE(&quot;Стандарт&quot;)))">
            <text:p/>
          </table:table-cell>
          <table:table-cell table:formula="of:=T(IF([$тест2.F30]=1;ORG.OPENOFFICE.STYLE(&quot;граница&quot;);ORG.OPENOFFICE.STYLE(&quot;Стандарт&quot;)))">
            <text:p/>
          </table:table-cell>
          <table:table-cell table:formula="of:=T(IF([$тест2.G30]=1;ORG.OPENOFFICE.STYLE(&quot;граница&quot;);ORG.OPENOFFICE.STYLE(&quot;Стандарт&quot;)))">
            <text:p/>
          </table:table-cell>
          <table:table-cell table:formula="of:=T(IF([$тест2.H30]=1;ORG.OPENOFFICE.STYLE(&quot;граница&quot;);ORG.OPENOFFICE.STYLE(&quot;Стандарт&quot;)))">
            <text:p/>
          </table:table-cell>
          <table:table-cell table:formula="of:=T(IF([$тест2.I30]=1;ORG.OPENOFFICE.STYLE(&quot;граница&quot;);ORG.OPENOFFICE.STYLE(&quot;Стандарт&quot;)))">
            <text:p/>
          </table:table-cell>
          <table:table-cell table:formula="of:=T(IF([$тест2.J30]=1;ORG.OPENOFFICE.STYLE(&quot;граница&quot;);ORG.OPENOFFICE.STYLE(&quot;Стандарт&quot;)))">
            <text:p/>
          </table:table-cell>
          <table:table-cell table:formula="of:=T(IF([$тест2.K30]=1;ORG.OPENOFFICE.STYLE(&quot;граница&quot;);ORG.OPENOFFICE.STYLE(&quot;Стандарт&quot;)))">
            <text:p/>
          </table:table-cell>
          <table:table-cell table:formula="of:=T(IF([$тест2.L30]=1;ORG.OPENOFFICE.STYLE(&quot;граница&quot;);ORG.OPENOFFICE.STYLE(&quot;Стандарт&quot;)))">
            <text:p/>
          </table:table-cell>
          <table:table-cell table:formula="of:=T(IF([$тест2.M30]=1;ORG.OPENOFFICE.STYLE(&quot;граница&quot;);ORG.OPENOFFICE.STYLE(&quot;Стандарт&quot;)))">
            <text:p/>
          </table:table-cell>
          <table:table-cell table:formula="of:=T(IF([$тест2.N30]=1;ORG.OPENOFFICE.STYLE(&quot;граница&quot;);ORG.OPENOFFICE.STYLE(&quot;Стандарт&quot;)))">
            <text:p/>
          </table:table-cell>
          <table:table-cell table:formula="of:=T(IF([$тест2.O30]=1;ORG.OPENOFFICE.STYLE(&quot;граница&quot;);ORG.OPENOFFICE.STYLE(&quot;Стандарт&quot;)))">
            <text:p/>
          </table:table-cell>
          <table:table-cell table:formula="of:=T(IF([$тест2.P30]=1;ORG.OPENOFFICE.STYLE(&quot;граница&quot;);ORG.OPENOFFICE.STYLE(&quot;Стандарт&quot;)))">
            <text:p/>
          </table:table-cell>
          <table:table-cell table:formula="of:=T(IF([$тест2.Q30]=1;ORG.OPENOFFICE.STYLE(&quot;граница&quot;);ORG.OPENOFFICE.STYLE(&quot;Стандарт&quot;)))">
            <text:p/>
          </table:table-cell>
          <table:table-cell table:formula="of:=T(IF([$тест2.R30]=1;ORG.OPENOFFICE.STYLE(&quot;граница&quot;);ORG.OPENOFFICE.STYLE(&quot;Стандарт&quot;)))">
            <text:p/>
          </table:table-cell>
          <table:table-cell table:formula="of:=T(IF([$тест2.S30]=1;ORG.OPENOFFICE.STYLE(&quot;граница&quot;);ORG.OPENOFFICE.STYLE(&quot;Стандарт&quot;)))">
            <text:p/>
          </table:table-cell>
          <table:table-cell table:formula="of:=T(IF([$тест2.T30]=1;ORG.OPENOFFICE.STYLE(&quot;граница&quot;);ORG.OPENOFFICE.STYLE(&quot;Стандарт&quot;)))">
            <text:p/>
          </table:table-cell>
          <table:table-cell table:formula="of:=T(IF([$тест2.U30]=1;ORG.OPENOFFICE.STYLE(&quot;граница&quot;);ORG.OPENOFFICE.STYLE(&quot;Стандарт&quot;)))">
            <text:p/>
          </table:table-cell>
          <table:table-cell table:formula="of:=T(IF([$тест2.V30]=1;ORG.OPENOFFICE.STYLE(&quot;граница&quot;);ORG.OPENOFFICE.STYLE(&quot;Стандарт&quot;)))">
            <text:p/>
          </table:table-cell>
          <table:table-cell table:formula="of:=T(IF([$тест2.W30]=1;ORG.OPENOFFICE.STYLE(&quot;граница&quot;);ORG.OPENOFFICE.STYLE(&quot;Стандарт&quot;)))">
            <text:p/>
          </table:table-cell>
          <table:table-cell table:formula="of:=T(IF([$тест2.X30]=1;ORG.OPENOFFICE.STYLE(&quot;граница&quot;);ORG.OPENOFFICE.STYLE(&quot;Стандарт&quot;)))">
            <text:p/>
          </table:table-cell>
          <table:table-cell table:formula="of:=T(IF([$тест2.Y30]=1;ORG.OPENOFFICE.STYLE(&quot;граница&quot;);ORG.OPENOFFICE.STYLE(&quot;Стандарт&quot;)))">
            <text:p/>
          </table:table-cell>
          <table:table-cell table:formula="of:=T(IF([$тест2.Z30]=1;ORG.OPENOFFICE.STYLE(&quot;граница&quot;);ORG.OPENOFFICE.STYLE(&quot;Стандарт&quot;)))">
            <text:p/>
          </table:table-cell>
          <table:table-cell table:formula="of:=T(IF([$тест2.AA30]=1;ORG.OPENOFFICE.STYLE(&quot;граница&quot;);ORG.OPENOFFICE.STYLE(&quot;Стандарт&quot;)))">
            <text:p/>
          </table:table-cell>
          <table:table-cell table:formula="of:=T(IF([$тест2.AB30]=1;ORG.OPENOFFICE.STYLE(&quot;граница&quot;);ORG.OPENOFFICE.STYLE(&quot;Стандарт&quot;)))">
            <text:p/>
          </table:table-cell>
          <table:table-cell table:formula="of:=T(IF([$тест2.AC30]=1;ORG.OPENOFFICE.STYLE(&quot;граница&quot;);ORG.OPENOFFICE.STYLE(&quot;Стандарт&quot;)))">
            <text:p/>
          </table:table-cell>
          <table:table-cell table:formula="of:=T(IF([$тест2.AD30]=1;ORG.OPENOFFICE.STYLE(&quot;граница&quot;);ORG.OPENOFFICE.STYLE(&quot;Стандарт&quot;)))">
            <text:p/>
          </table:table-cell>
          <table:table-cell table:formula="of:=T(IF([$тест2.AE30]=1;ORG.OPENOFFICE.STYLE(&quot;граница&quot;);ORG.OPENOFFICE.STYLE(&quot;Стандарт&quot;)))">
            <text:p/>
          </table:table-cell>
          <table:table-cell table:formula="of:=T(IF([$тест2.AF30]=1;ORG.OPENOFFICE.STYLE(&quot;граница&quot;);ORG.OPENOFFICE.STYLE(&quot;Стандарт&quot;)))">
            <text:p/>
          </table:table-cell>
          <table:table-cell table:formula="of:=T(IF([$тест2.AG30]=1;ORG.OPENOFFICE.STYLE(&quot;граница&quot;);ORG.OPENOFFICE.STYLE(&quot;Стандарт&quot;)))">
            <text:p/>
          </table:table-cell>
          <table:table-cell table:formula="of:=T(IF([$тест2.AH30]=1;ORG.OPENOFFICE.STYLE(&quot;граница&quot;);ORG.OPENOFFICE.STYLE(&quot;Стандарт&quot;)))">
            <text:p/>
          </table:table-cell>
          <table:table-cell table:formula="of:=T(IF([$тест2.AI30]=1;ORG.OPENOFFICE.STYLE(&quot;граница&quot;);ORG.OPENOFFICE.STYLE(&quot;Стандарт&quot;)))">
            <text:p/>
          </table:table-cell>
          <table:table-cell table:formula="of:=T(IF([$тест2.AJ30]=1;ORG.OPENOFFICE.STYLE(&quot;граница&quot;);ORG.OPENOFFICE.STYLE(&quot;Стандарт&quot;)))">
            <text:p/>
          </table:table-cell>
          <table:table-cell table:formula="of:=T(IF([$тест2.AK30]=1;ORG.OPENOFFICE.STYLE(&quot;граница&quot;);ORG.OPENOFFICE.STYLE(&quot;Стандарт&quot;)))">
            <text:p/>
          </table:table-cell>
          <table:table-cell table:formula="of:=T(IF([$тест2.AL30]=1;ORG.OPENOFFICE.STYLE(&quot;граница&quot;);ORG.OPENOFFICE.STYLE(&quot;Стандарт&quot;)))">
            <text:p/>
          </table:table-cell>
          <table:table-cell table:formula="of:=T(IF([$тест2.AM30]=1;ORG.OPENOFFICE.STYLE(&quot;граница&quot;);ORG.OPENOFFICE.STYLE(&quot;Стандарт&quot;)))">
            <text:p/>
          </table:table-cell>
          <table:table-cell table:formula="of:=T(IF([$тест2.AN30]=1;ORG.OPENOFFICE.STYLE(&quot;граница&quot;);ORG.OPENOFFICE.STYLE(&quot;Стандарт&quot;)))">
            <text:p/>
          </table:table-cell>
          <table:table-cell table:formula="of:=T(IF([$тест2.AO30]=1;ORG.OPENOFFICE.STYLE(&quot;граница&quot;);ORG.OPENOFFICE.STYLE(&quot;Стандарт&quot;)))">
            <text:p/>
          </table:table-cell>
          <table:table-cell table:formula="of:=T(IF([$тест2.AP30]=1;ORG.OPENOFFICE.STYLE(&quot;граница&quot;);ORG.OPENOFFICE.STYLE(&quot;Стандарт&quot;)))">
            <text:p/>
          </table:table-cell>
          <table:table-cell table:formula="of:=T(IF([$тест2.AQ30]=1;ORG.OPENOFFICE.STYLE(&quot;граница&quot;);ORG.OPENOFFICE.STYLE(&quot;Стандарт&quot;)))">
            <text:p/>
          </table:table-cell>
          <table:table-cell table:formula="of:=T(IF([$тест2.AR30]=1;ORG.OPENOFFICE.STYLE(&quot;граница&quot;);ORG.OPENOFFICE.STYLE(&quot;Стандарт&quot;)))">
            <text:p/>
          </table:table-cell>
          <table:table-cell table:formula="of:=T(IF([$тест2.AS30]=1;ORG.OPENOFFICE.STYLE(&quot;граница&quot;);ORG.OPENOFFICE.STYLE(&quot;Стандарт&quot;)))">
            <text:p/>
          </table:table-cell>
          <table:table-cell table:formula="of:=T(IF([$тест2.AT30]=1;ORG.OPENOFFICE.STYLE(&quot;граница&quot;);ORG.OPENOFFICE.STYLE(&quot;Стандарт&quot;)))">
            <text:p/>
          </table:table-cell>
          <table:table-cell table:formula="of:=T(IF([$тест2.AU30]=1;ORG.OPENOFFICE.STYLE(&quot;граница&quot;);ORG.OPENOFFICE.STYLE(&quot;Стандарт&quot;)))">
            <text:p/>
          </table:table-cell>
          <table:table-cell table:formula="of:=T(IF([$тест2.AV30]=1;ORG.OPENOFFICE.STYLE(&quot;граница&quot;);ORG.OPENOFFICE.STYLE(&quot;Стандарт&quot;)))">
            <text:p/>
          </table:table-cell>
          <table:table-cell table:formula="of:=T(IF([$тест2.AW30]=1;ORG.OPENOFFICE.STYLE(&quot;граница&quot;);ORG.OPENOFFICE.STYLE(&quot;Стандарт&quot;)))">
            <text:p/>
          </table:table-cell>
          <table:table-cell table:formula="of:=T(IF([$тест2.AX3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(IF([$тест2.B31]=1;ORG.OPENOFFICE.STYLE(&quot;граница&quot;);ORG.OPENOFFICE.STYLE(&quot;Стандарт&quot;)))">
            <text:p/>
          </table:table-cell>
          <table:table-cell table:formula="of:=T(IF([$тест2.C31]=1;ORG.OPENOFFICE.STYLE(&quot;граница&quot;);ORG.OPENOFFICE.STYLE(&quot;Стандарт&quot;)))">
            <text:p/>
          </table:table-cell>
          <table:table-cell table:formula="of:=T(IF([$тест2.D31]=1;ORG.OPENOFFICE.STYLE(&quot;граница&quot;);ORG.OPENOFFICE.STYLE(&quot;Стандарт&quot;)))">
            <text:p/>
          </table:table-cell>
          <table:table-cell table:formula="of:=T(IF([$тест2.E31]=1;ORG.OPENOFFICE.STYLE(&quot;граница&quot;);ORG.OPENOFFICE.STYLE(&quot;Стандарт&quot;)))">
            <text:p/>
          </table:table-cell>
          <table:table-cell table:formula="of:=T(IF([$тест2.F31]=1;ORG.OPENOFFICE.STYLE(&quot;граница&quot;);ORG.OPENOFFICE.STYLE(&quot;Стандарт&quot;)))">
            <text:p/>
          </table:table-cell>
          <table:table-cell table:formula="of:=T(IF([$тест2.G31]=1;ORG.OPENOFFICE.STYLE(&quot;граница&quot;);ORG.OPENOFFICE.STYLE(&quot;Стандарт&quot;)))">
            <text:p/>
          </table:table-cell>
          <table:table-cell table:formula="of:=T(IF([$тест2.H31]=1;ORG.OPENOFFICE.STYLE(&quot;граница&quot;);ORG.OPENOFFICE.STYLE(&quot;Стандарт&quot;)))">
            <text:p/>
          </table:table-cell>
          <table:table-cell table:formula="of:=T(IF([$тест2.I31]=1;ORG.OPENOFFICE.STYLE(&quot;граница&quot;);ORG.OPENOFFICE.STYLE(&quot;Стандарт&quot;)))">
            <text:p/>
          </table:table-cell>
          <table:table-cell table:formula="of:=T(IF([$тест2.J31]=1;ORG.OPENOFFICE.STYLE(&quot;граница&quot;);ORG.OPENOFFICE.STYLE(&quot;Стандарт&quot;)))">
            <text:p/>
          </table:table-cell>
          <table:table-cell table:formula="of:=T(IF([$тест2.K31]=1;ORG.OPENOFFICE.STYLE(&quot;граница&quot;);ORG.OPENOFFICE.STYLE(&quot;Стандарт&quot;)))">
            <text:p/>
          </table:table-cell>
          <table:table-cell table:formula="of:=T(IF([$тест2.L31]=1;ORG.OPENOFFICE.STYLE(&quot;граница&quot;);ORG.OPENOFFICE.STYLE(&quot;Стандарт&quot;)))">
            <text:p/>
          </table:table-cell>
          <table:table-cell table:formula="of:=T(IF([$тест2.M31]=1;ORG.OPENOFFICE.STYLE(&quot;граница&quot;);ORG.OPENOFFICE.STYLE(&quot;Стандарт&quot;)))">
            <text:p/>
          </table:table-cell>
          <table:table-cell table:formula="of:=T(IF([$тест2.N31]=1;ORG.OPENOFFICE.STYLE(&quot;граница&quot;);ORG.OPENOFFICE.STYLE(&quot;Стандарт&quot;)))">
            <text:p/>
          </table:table-cell>
          <table:table-cell table:formula="of:=T(IF([$тест2.O31]=1;ORG.OPENOFFICE.STYLE(&quot;граница&quot;);ORG.OPENOFFICE.STYLE(&quot;Стандарт&quot;)))">
            <text:p/>
          </table:table-cell>
          <table:table-cell table:formula="of:=T(IF([$тест2.P31]=1;ORG.OPENOFFICE.STYLE(&quot;граница&quot;);ORG.OPENOFFICE.STYLE(&quot;Стандарт&quot;)))">
            <text:p/>
          </table:table-cell>
          <table:table-cell table:formula="of:=T(IF([$тест2.Q31]=1;ORG.OPENOFFICE.STYLE(&quot;граница&quot;);ORG.OPENOFFICE.STYLE(&quot;Стандарт&quot;)))">
            <text:p/>
          </table:table-cell>
          <table:table-cell table:formula="of:=T(IF([$тест2.R31]=1;ORG.OPENOFFICE.STYLE(&quot;граница&quot;);ORG.OPENOFFICE.STYLE(&quot;Стандарт&quot;)))">
            <text:p/>
          </table:table-cell>
          <table:table-cell table:formula="of:=T(IF([$тест2.S31]=1;ORG.OPENOFFICE.STYLE(&quot;граница&quot;);ORG.OPENOFFICE.STYLE(&quot;Стандарт&quot;)))">
            <text:p/>
          </table:table-cell>
          <table:table-cell table:formula="of:=T(IF([$тест2.T31]=1;ORG.OPENOFFICE.STYLE(&quot;граница&quot;);ORG.OPENOFFICE.STYLE(&quot;Стандарт&quot;)))">
            <text:p/>
          </table:table-cell>
          <table:table-cell table:formula="of:=T(IF([$тест2.U31]=1;ORG.OPENOFFICE.STYLE(&quot;граница&quot;);ORG.OPENOFFICE.STYLE(&quot;Стандарт&quot;)))">
            <text:p/>
          </table:table-cell>
          <table:table-cell table:formula="of:=T(IF([$тест2.V31]=1;ORG.OPENOFFICE.STYLE(&quot;граница&quot;);ORG.OPENOFFICE.STYLE(&quot;Стандарт&quot;)))">
            <text:p/>
          </table:table-cell>
          <table:table-cell table:formula="of:=T(IF([$тест2.W31]=1;ORG.OPENOFFICE.STYLE(&quot;граница&quot;);ORG.OPENOFFICE.STYLE(&quot;Стандарт&quot;)))">
            <text:p/>
          </table:table-cell>
          <table:table-cell table:formula="of:=T(IF([$тест2.X31]=1;ORG.OPENOFFICE.STYLE(&quot;граница&quot;);ORG.OPENOFFICE.STYLE(&quot;Стандарт&quot;)))">
            <text:p/>
          </table:table-cell>
          <table:table-cell table:formula="of:=T(IF([$тест2.Y31]=1;ORG.OPENOFFICE.STYLE(&quot;граница&quot;);ORG.OPENOFFICE.STYLE(&quot;Стандарт&quot;)))">
            <text:p/>
          </table:table-cell>
          <table:table-cell table:formula="of:=T(IF([$тест2.Z31]=1;ORG.OPENOFFICE.STYLE(&quot;граница&quot;);ORG.OPENOFFICE.STYLE(&quot;Стандарт&quot;)))">
            <text:p/>
          </table:table-cell>
          <table:table-cell table:formula="of:=T(IF([$тест2.AA31]=1;ORG.OPENOFFICE.STYLE(&quot;граница&quot;);ORG.OPENOFFICE.STYLE(&quot;Стандарт&quot;)))">
            <text:p/>
          </table:table-cell>
          <table:table-cell table:formula="of:=T(IF([$тест2.AB31]=1;ORG.OPENOFFICE.STYLE(&quot;граница&quot;);ORG.OPENOFFICE.STYLE(&quot;Стандарт&quot;)))">
            <text:p/>
          </table:table-cell>
          <table:table-cell table:formula="of:=T(IF([$тест2.AC31]=1;ORG.OPENOFFICE.STYLE(&quot;граница&quot;);ORG.OPENOFFICE.STYLE(&quot;Стандарт&quot;)))">
            <text:p/>
          </table:table-cell>
          <table:table-cell table:formula="of:=T(IF([$тест2.AD31]=1;ORG.OPENOFFICE.STYLE(&quot;граница&quot;);ORG.OPENOFFICE.STYLE(&quot;Стандарт&quot;)))">
            <text:p/>
          </table:table-cell>
          <table:table-cell table:formula="of:=T(IF([$тест2.AE31]=1;ORG.OPENOFFICE.STYLE(&quot;граница&quot;);ORG.OPENOFFICE.STYLE(&quot;Стандарт&quot;)))">
            <text:p/>
          </table:table-cell>
          <table:table-cell table:formula="of:=T(IF([$тест2.AF31]=1;ORG.OPENOFFICE.STYLE(&quot;граница&quot;);ORG.OPENOFFICE.STYLE(&quot;Стандарт&quot;)))">
            <text:p/>
          </table:table-cell>
          <table:table-cell table:formula="of:=T(IF([$тест2.AG31]=1;ORG.OPENOFFICE.STYLE(&quot;граница&quot;);ORG.OPENOFFICE.STYLE(&quot;Стандарт&quot;)))">
            <text:p/>
          </table:table-cell>
          <table:table-cell table:formula="of:=T(IF([$тест2.AH31]=1;ORG.OPENOFFICE.STYLE(&quot;граница&quot;);ORG.OPENOFFICE.STYLE(&quot;Стандарт&quot;)))">
            <text:p/>
          </table:table-cell>
          <table:table-cell table:formula="of:=T(IF([$тест2.AI31]=1;ORG.OPENOFFICE.STYLE(&quot;граница&quot;);ORG.OPENOFFICE.STYLE(&quot;Стандарт&quot;)))">
            <text:p/>
          </table:table-cell>
          <table:table-cell table:formula="of:=T(IF([$тест2.AJ31]=1;ORG.OPENOFFICE.STYLE(&quot;граница&quot;);ORG.OPENOFFICE.STYLE(&quot;Стандарт&quot;)))">
            <text:p/>
          </table:table-cell>
          <table:table-cell table:formula="of:=T(IF([$тест2.AK31]=1;ORG.OPENOFFICE.STYLE(&quot;граница&quot;);ORG.OPENOFFICE.STYLE(&quot;Стандарт&quot;)))">
            <text:p/>
          </table:table-cell>
          <table:table-cell table:formula="of:=T(IF([$тест2.AL31]=1;ORG.OPENOFFICE.STYLE(&quot;граница&quot;);ORG.OPENOFFICE.STYLE(&quot;Стандарт&quot;)))">
            <text:p/>
          </table:table-cell>
          <table:table-cell table:formula="of:=T(IF([$тест2.AM31]=1;ORG.OPENOFFICE.STYLE(&quot;граница&quot;);ORG.OPENOFFICE.STYLE(&quot;Стандарт&quot;)))">
            <text:p/>
          </table:table-cell>
          <table:table-cell table:formula="of:=T(IF([$тест2.AN31]=1;ORG.OPENOFFICE.STYLE(&quot;граница&quot;);ORG.OPENOFFICE.STYLE(&quot;Стандарт&quot;)))">
            <text:p/>
          </table:table-cell>
          <table:table-cell table:formula="of:=T(IF([$тест2.AO31]=1;ORG.OPENOFFICE.STYLE(&quot;граница&quot;);ORG.OPENOFFICE.STYLE(&quot;Стандарт&quot;)))">
            <text:p/>
          </table:table-cell>
          <table:table-cell table:formula="of:=T(IF([$тест2.AP31]=1;ORG.OPENOFFICE.STYLE(&quot;граница&quot;);ORG.OPENOFFICE.STYLE(&quot;Стандарт&quot;)))">
            <text:p/>
          </table:table-cell>
          <table:table-cell table:formula="of:=T(IF([$тест2.AQ31]=1;ORG.OPENOFFICE.STYLE(&quot;граница&quot;);ORG.OPENOFFICE.STYLE(&quot;Стандарт&quot;)))">
            <text:p/>
          </table:table-cell>
          <table:table-cell table:formula="of:=T(IF([$тест2.AR31]=1;ORG.OPENOFFICE.STYLE(&quot;граница&quot;);ORG.OPENOFFICE.STYLE(&quot;Стандарт&quot;)))">
            <text:p/>
          </table:table-cell>
          <table:table-cell table:formula="of:=T(IF([$тест2.AS31]=1;ORG.OPENOFFICE.STYLE(&quot;граница&quot;);ORG.OPENOFFICE.STYLE(&quot;Стандарт&quot;)))">
            <text:p/>
          </table:table-cell>
          <table:table-cell table:formula="of:=T(IF([$тест2.AT31]=1;ORG.OPENOFFICE.STYLE(&quot;граница&quot;);ORG.OPENOFFICE.STYLE(&quot;Стандарт&quot;)))">
            <text:p/>
          </table:table-cell>
          <table:table-cell table:formula="of:=T(IF([$тест2.AU31]=1;ORG.OPENOFFICE.STYLE(&quot;граница&quot;);ORG.OPENOFFICE.STYLE(&quot;Стандарт&quot;)))">
            <text:p/>
          </table:table-cell>
          <table:table-cell table:formula="of:=T(IF([$тест2.AV31]=1;ORG.OPENOFFICE.STYLE(&quot;граница&quot;);ORG.OPENOFFICE.STYLE(&quot;Стандарт&quot;)))">
            <text:p/>
          </table:table-cell>
          <table:table-cell table:formula="of:=T(IF([$тест2.AW31]=1;ORG.OPENOFFICE.STYLE(&quot;граница&quot;);ORG.OPENOFFICE.STYLE(&quot;Стандарт&quot;)))">
            <text:p/>
          </table:table-cell>
          <table:table-cell table:formula="of:=T(IF([$тест2.AX3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(IF([$тест2.B32]=1;ORG.OPENOFFICE.STYLE(&quot;граница&quot;);ORG.OPENOFFICE.STYLE(&quot;Стандарт&quot;)))">
            <text:p/>
          </table:table-cell>
          <table:table-cell table:formula="of:=T(IF([$тест2.C32]=1;ORG.OPENOFFICE.STYLE(&quot;граница&quot;);ORG.OPENOFFICE.STYLE(&quot;Стандарт&quot;)))">
            <text:p/>
          </table:table-cell>
          <table:table-cell table:formula="of:=T(IF([$тест2.D32]=1;ORG.OPENOFFICE.STYLE(&quot;граница&quot;);ORG.OPENOFFICE.STYLE(&quot;Стандарт&quot;)))">
            <text:p/>
          </table:table-cell>
          <table:table-cell table:formula="of:=T(IF([$тест2.E32]=1;ORG.OPENOFFICE.STYLE(&quot;граница&quot;);ORG.OPENOFFICE.STYLE(&quot;Стандарт&quot;)))">
            <text:p/>
          </table:table-cell>
          <table:table-cell table:formula="of:=T(IF([$тест2.F32]=1;ORG.OPENOFFICE.STYLE(&quot;граница&quot;);ORG.OPENOFFICE.STYLE(&quot;Стандарт&quot;)))">
            <text:p/>
          </table:table-cell>
          <table:table-cell table:formula="of:=T(IF([$тест2.G32]=1;ORG.OPENOFFICE.STYLE(&quot;граница&quot;);ORG.OPENOFFICE.STYLE(&quot;Стандарт&quot;)))">
            <text:p/>
          </table:table-cell>
          <table:table-cell table:formula="of:=T(IF([$тест2.H32]=1;ORG.OPENOFFICE.STYLE(&quot;граница&quot;);ORG.OPENOFFICE.STYLE(&quot;Стандарт&quot;)))">
            <text:p/>
          </table:table-cell>
          <table:table-cell table:formula="of:=T(IF([$тест2.I32]=1;ORG.OPENOFFICE.STYLE(&quot;граница&quot;);ORG.OPENOFFICE.STYLE(&quot;Стандарт&quot;)))">
            <text:p/>
          </table:table-cell>
          <table:table-cell table:formula="of:=T(IF([$тест2.J32]=1;ORG.OPENOFFICE.STYLE(&quot;граница&quot;);ORG.OPENOFFICE.STYLE(&quot;Стандарт&quot;)))">
            <text:p/>
          </table:table-cell>
          <table:table-cell table:formula="of:=T(IF([$тест2.K32]=1;ORG.OPENOFFICE.STYLE(&quot;граница&quot;);ORG.OPENOFFICE.STYLE(&quot;Стандарт&quot;)))">
            <text:p/>
          </table:table-cell>
          <table:table-cell table:formula="of:=T(IF([$тест2.L32]=1;ORG.OPENOFFICE.STYLE(&quot;граница&quot;);ORG.OPENOFFICE.STYLE(&quot;Стандарт&quot;)))">
            <text:p/>
          </table:table-cell>
          <table:table-cell table:formula="of:=T(IF([$тест2.M32]=1;ORG.OPENOFFICE.STYLE(&quot;граница&quot;);ORG.OPENOFFICE.STYLE(&quot;Стандарт&quot;)))">
            <text:p/>
          </table:table-cell>
          <table:table-cell table:formula="of:=T(IF([$тест2.N32]=1;ORG.OPENOFFICE.STYLE(&quot;граница&quot;);ORG.OPENOFFICE.STYLE(&quot;Стандарт&quot;)))">
            <text:p/>
          </table:table-cell>
          <table:table-cell table:formula="of:=T(IF([$тест2.O32]=1;ORG.OPENOFFICE.STYLE(&quot;граница&quot;);ORG.OPENOFFICE.STYLE(&quot;Стандарт&quot;)))">
            <text:p/>
          </table:table-cell>
          <table:table-cell table:formula="of:=T(IF([$тест2.P32]=1;ORG.OPENOFFICE.STYLE(&quot;граница&quot;);ORG.OPENOFFICE.STYLE(&quot;Стандарт&quot;)))">
            <text:p/>
          </table:table-cell>
          <table:table-cell table:formula="of:=T(IF([$тест2.Q32]=1;ORG.OPENOFFICE.STYLE(&quot;граница&quot;);ORG.OPENOFFICE.STYLE(&quot;Стандарт&quot;)))">
            <text:p/>
          </table:table-cell>
          <table:table-cell table:formula="of:=T(IF([$тест2.R32]=1;ORG.OPENOFFICE.STYLE(&quot;граница&quot;);ORG.OPENOFFICE.STYLE(&quot;Стандарт&quot;)))">
            <text:p/>
          </table:table-cell>
          <table:table-cell table:formula="of:=T(IF([$тест2.S32]=1;ORG.OPENOFFICE.STYLE(&quot;граница&quot;);ORG.OPENOFFICE.STYLE(&quot;Стандарт&quot;)))">
            <text:p/>
          </table:table-cell>
          <table:table-cell table:formula="of:=T(IF([$тест2.T32]=1;ORG.OPENOFFICE.STYLE(&quot;граница&quot;);ORG.OPENOFFICE.STYLE(&quot;Стандарт&quot;)))">
            <text:p/>
          </table:table-cell>
          <table:table-cell table:formula="of:=T(IF([$тест2.U32]=1;ORG.OPENOFFICE.STYLE(&quot;граница&quot;);ORG.OPENOFFICE.STYLE(&quot;Стандарт&quot;)))">
            <text:p/>
          </table:table-cell>
          <table:table-cell table:formula="of:=T(IF([$тест2.V32]=1;ORG.OPENOFFICE.STYLE(&quot;граница&quot;);ORG.OPENOFFICE.STYLE(&quot;Стандарт&quot;)))">
            <text:p/>
          </table:table-cell>
          <table:table-cell table:formula="of:=T(IF([$тест2.W32]=1;ORG.OPENOFFICE.STYLE(&quot;граница&quot;);ORG.OPENOFFICE.STYLE(&quot;Стандарт&quot;)))">
            <text:p/>
          </table:table-cell>
          <table:table-cell table:formula="of:=T(IF([$тест2.X32]=1;ORG.OPENOFFICE.STYLE(&quot;граница&quot;);ORG.OPENOFFICE.STYLE(&quot;Стандарт&quot;)))">
            <text:p/>
          </table:table-cell>
          <table:table-cell table:formula="of:=T(IF([$тест2.Y32]=1;ORG.OPENOFFICE.STYLE(&quot;граница&quot;);ORG.OPENOFFICE.STYLE(&quot;Стандарт&quot;)))">
            <text:p/>
          </table:table-cell>
          <table:table-cell table:formula="of:=T(IF([$тест2.Z32]=1;ORG.OPENOFFICE.STYLE(&quot;граница&quot;);ORG.OPENOFFICE.STYLE(&quot;Стандарт&quot;)))">
            <text:p/>
          </table:table-cell>
          <table:table-cell table:formula="of:=T(IF([$тест2.AA32]=1;ORG.OPENOFFICE.STYLE(&quot;граница&quot;);ORG.OPENOFFICE.STYLE(&quot;Стандарт&quot;)))">
            <text:p/>
          </table:table-cell>
          <table:table-cell table:formula="of:=T(IF([$тест2.AB32]=1;ORG.OPENOFFICE.STYLE(&quot;граница&quot;);ORG.OPENOFFICE.STYLE(&quot;Стандарт&quot;)))">
            <text:p/>
          </table:table-cell>
          <table:table-cell table:formula="of:=T(IF([$тест2.AC32]=1;ORG.OPENOFFICE.STYLE(&quot;граница&quot;);ORG.OPENOFFICE.STYLE(&quot;Стандарт&quot;)))">
            <text:p/>
          </table:table-cell>
          <table:table-cell table:formula="of:=T(IF([$тест2.AD32]=1;ORG.OPENOFFICE.STYLE(&quot;граница&quot;);ORG.OPENOFFICE.STYLE(&quot;Стандарт&quot;)))">
            <text:p/>
          </table:table-cell>
          <table:table-cell table:formula="of:=T(IF([$тест2.AE32]=1;ORG.OPENOFFICE.STYLE(&quot;граница&quot;);ORG.OPENOFFICE.STYLE(&quot;Стандарт&quot;)))">
            <text:p/>
          </table:table-cell>
          <table:table-cell table:formula="of:=T(IF([$тест2.AF32]=1;ORG.OPENOFFICE.STYLE(&quot;граница&quot;);ORG.OPENOFFICE.STYLE(&quot;Стандарт&quot;)))">
            <text:p/>
          </table:table-cell>
          <table:table-cell table:formula="of:=T(IF([$тест2.AG32]=1;ORG.OPENOFFICE.STYLE(&quot;граница&quot;);ORG.OPENOFFICE.STYLE(&quot;Стандарт&quot;)))">
            <text:p/>
          </table:table-cell>
          <table:table-cell table:formula="of:=T(IF([$тест2.AH32]=1;ORG.OPENOFFICE.STYLE(&quot;граница&quot;);ORG.OPENOFFICE.STYLE(&quot;Стандарт&quot;)))">
            <text:p/>
          </table:table-cell>
          <table:table-cell table:formula="of:=T(IF([$тест2.AI32]=1;ORG.OPENOFFICE.STYLE(&quot;граница&quot;);ORG.OPENOFFICE.STYLE(&quot;Стандарт&quot;)))">
            <text:p/>
          </table:table-cell>
          <table:table-cell table:formula="of:=T(IF([$тест2.AJ32]=1;ORG.OPENOFFICE.STYLE(&quot;граница&quot;);ORG.OPENOFFICE.STYLE(&quot;Стандарт&quot;)))">
            <text:p/>
          </table:table-cell>
          <table:table-cell table:formula="of:=T(IF([$тест2.AK32]=1;ORG.OPENOFFICE.STYLE(&quot;граница&quot;);ORG.OPENOFFICE.STYLE(&quot;Стандарт&quot;)))">
            <text:p/>
          </table:table-cell>
          <table:table-cell table:formula="of:=T(IF([$тест2.AL32]=1;ORG.OPENOFFICE.STYLE(&quot;граница&quot;);ORG.OPENOFFICE.STYLE(&quot;Стандарт&quot;)))">
            <text:p/>
          </table:table-cell>
          <table:table-cell table:formula="of:=T(IF([$тест2.AM32]=1;ORG.OPENOFFICE.STYLE(&quot;граница&quot;);ORG.OPENOFFICE.STYLE(&quot;Стандарт&quot;)))">
            <text:p/>
          </table:table-cell>
          <table:table-cell table:formula="of:=T(IF([$тест2.AN32]=1;ORG.OPENOFFICE.STYLE(&quot;граница&quot;);ORG.OPENOFFICE.STYLE(&quot;Стандарт&quot;)))">
            <text:p/>
          </table:table-cell>
          <table:table-cell table:formula="of:=T(IF([$тест2.AO32]=1;ORG.OPENOFFICE.STYLE(&quot;граница&quot;);ORG.OPENOFFICE.STYLE(&quot;Стандарт&quot;)))">
            <text:p/>
          </table:table-cell>
          <table:table-cell table:formula="of:=T(IF([$тест2.AP32]=1;ORG.OPENOFFICE.STYLE(&quot;граница&quot;);ORG.OPENOFFICE.STYLE(&quot;Стандарт&quot;)))">
            <text:p/>
          </table:table-cell>
          <table:table-cell table:formula="of:=T(IF([$тест2.AQ32]=1;ORG.OPENOFFICE.STYLE(&quot;граница&quot;);ORG.OPENOFFICE.STYLE(&quot;Стандарт&quot;)))">
            <text:p/>
          </table:table-cell>
          <table:table-cell table:formula="of:=T(IF([$тест2.AR32]=1;ORG.OPENOFFICE.STYLE(&quot;граница&quot;);ORG.OPENOFFICE.STYLE(&quot;Стандарт&quot;)))">
            <text:p/>
          </table:table-cell>
          <table:table-cell table:formula="of:=T(IF([$тест2.AS32]=1;ORG.OPENOFFICE.STYLE(&quot;граница&quot;);ORG.OPENOFFICE.STYLE(&quot;Стандарт&quot;)))">
            <text:p/>
          </table:table-cell>
          <table:table-cell table:formula="of:=T(IF([$тест2.AT32]=1;ORG.OPENOFFICE.STYLE(&quot;граница&quot;);ORG.OPENOFFICE.STYLE(&quot;Стандарт&quot;)))">
            <text:p/>
          </table:table-cell>
          <table:table-cell table:formula="of:=T(IF([$тест2.AU32]=1;ORG.OPENOFFICE.STYLE(&quot;граница&quot;);ORG.OPENOFFICE.STYLE(&quot;Стандарт&quot;)))">
            <text:p/>
          </table:table-cell>
          <table:table-cell table:formula="of:=T(IF([$тест2.AV32]=1;ORG.OPENOFFICE.STYLE(&quot;граница&quot;);ORG.OPENOFFICE.STYLE(&quot;Стандарт&quot;)))">
            <text:p/>
          </table:table-cell>
          <table:table-cell table:formula="of:=T(IF([$тест2.AW32]=1;ORG.OPENOFFICE.STYLE(&quot;граница&quot;);ORG.OPENOFFICE.STYLE(&quot;Стандарт&quot;)))">
            <text:p/>
          </table:table-cell>
          <table:table-cell table:formula="of:=T(IF([$тест2.AX3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(IF([$тест2.B33]=1;ORG.OPENOFFICE.STYLE(&quot;граница&quot;);ORG.OPENOFFICE.STYLE(&quot;Стандарт&quot;)))">
            <text:p/>
          </table:table-cell>
          <table:table-cell table:formula="of:=T(IF([$тест2.C33]=1;ORG.OPENOFFICE.STYLE(&quot;граница&quot;);ORG.OPENOFFICE.STYLE(&quot;Стандарт&quot;)))">
            <text:p/>
          </table:table-cell>
          <table:table-cell table:formula="of:=T(IF([$тест2.D33]=1;ORG.OPENOFFICE.STYLE(&quot;граница&quot;);ORG.OPENOFFICE.STYLE(&quot;Стандарт&quot;)))">
            <text:p/>
          </table:table-cell>
          <table:table-cell table:formula="of:=T(IF([$тест2.E33]=1;ORG.OPENOFFICE.STYLE(&quot;граница&quot;);ORG.OPENOFFICE.STYLE(&quot;Стандарт&quot;)))">
            <text:p/>
          </table:table-cell>
          <table:table-cell table:formula="of:=T(IF([$тест2.F33]=1;ORG.OPENOFFICE.STYLE(&quot;граница&quot;);ORG.OPENOFFICE.STYLE(&quot;Стандарт&quot;)))">
            <text:p/>
          </table:table-cell>
          <table:table-cell table:formula="of:=T(IF([$тест2.G33]=1;ORG.OPENOFFICE.STYLE(&quot;граница&quot;);ORG.OPENOFFICE.STYLE(&quot;Стандарт&quot;)))">
            <text:p/>
          </table:table-cell>
          <table:table-cell table:formula="of:=T(IF([$тест2.H33]=1;ORG.OPENOFFICE.STYLE(&quot;граница&quot;);ORG.OPENOFFICE.STYLE(&quot;Стандарт&quot;)))">
            <text:p/>
          </table:table-cell>
          <table:table-cell table:formula="of:=T(IF([$тест2.I33]=1;ORG.OPENOFFICE.STYLE(&quot;граница&quot;);ORG.OPENOFFICE.STYLE(&quot;Стандарт&quot;)))">
            <text:p/>
          </table:table-cell>
          <table:table-cell table:formula="of:=T(IF([$тест2.J33]=1;ORG.OPENOFFICE.STYLE(&quot;граница&quot;);ORG.OPENOFFICE.STYLE(&quot;Стандарт&quot;)))">
            <text:p/>
          </table:table-cell>
          <table:table-cell table:formula="of:=T(IF([$тест2.K33]=1;ORG.OPENOFFICE.STYLE(&quot;граница&quot;);ORG.OPENOFFICE.STYLE(&quot;Стандарт&quot;)))">
            <text:p/>
          </table:table-cell>
          <table:table-cell table:formula="of:=T(IF([$тест2.L33]=1;ORG.OPENOFFICE.STYLE(&quot;граница&quot;);ORG.OPENOFFICE.STYLE(&quot;Стандарт&quot;)))">
            <text:p/>
          </table:table-cell>
          <table:table-cell table:formula="of:=T(IF([$тест2.M33]=1;ORG.OPENOFFICE.STYLE(&quot;граница&quot;);ORG.OPENOFFICE.STYLE(&quot;Стандарт&quot;)))">
            <text:p/>
          </table:table-cell>
          <table:table-cell table:formula="of:=T(IF([$тест2.N33]=1;ORG.OPENOFFICE.STYLE(&quot;граница&quot;);ORG.OPENOFFICE.STYLE(&quot;Стандарт&quot;)))">
            <text:p/>
          </table:table-cell>
          <table:table-cell table:formula="of:=T(IF([$тест2.O33]=1;ORG.OPENOFFICE.STYLE(&quot;граница&quot;);ORG.OPENOFFICE.STYLE(&quot;Стандарт&quot;)))">
            <text:p/>
          </table:table-cell>
          <table:table-cell table:formula="of:=T(IF([$тест2.P33]=1;ORG.OPENOFFICE.STYLE(&quot;граница&quot;);ORG.OPENOFFICE.STYLE(&quot;Стандарт&quot;)))">
            <text:p/>
          </table:table-cell>
          <table:table-cell table:formula="of:=T(IF([$тест2.Q33]=1;ORG.OPENOFFICE.STYLE(&quot;граница&quot;);ORG.OPENOFFICE.STYLE(&quot;Стандарт&quot;)))">
            <text:p/>
          </table:table-cell>
          <table:table-cell table:formula="of:=T(IF([$тест2.R33]=1;ORG.OPENOFFICE.STYLE(&quot;граница&quot;);ORG.OPENOFFICE.STYLE(&quot;Стандарт&quot;)))">
            <text:p/>
          </table:table-cell>
          <table:table-cell table:formula="of:=T(IF([$тест2.S33]=1;ORG.OPENOFFICE.STYLE(&quot;граница&quot;);ORG.OPENOFFICE.STYLE(&quot;Стандарт&quot;)))">
            <text:p/>
          </table:table-cell>
          <table:table-cell table:formula="of:=T(IF([$тест2.T33]=1;ORG.OPENOFFICE.STYLE(&quot;граница&quot;);ORG.OPENOFFICE.STYLE(&quot;Стандарт&quot;)))">
            <text:p/>
          </table:table-cell>
          <table:table-cell table:formula="of:=T(IF([$тест2.U33]=1;ORG.OPENOFFICE.STYLE(&quot;граница&quot;);ORG.OPENOFFICE.STYLE(&quot;Стандарт&quot;)))">
            <text:p/>
          </table:table-cell>
          <table:table-cell table:formula="of:=T(IF([$тест2.V33]=1;ORG.OPENOFFICE.STYLE(&quot;граница&quot;);ORG.OPENOFFICE.STYLE(&quot;Стандарт&quot;)))">
            <text:p/>
          </table:table-cell>
          <table:table-cell table:formula="of:=T(IF([$тест2.W33]=1;ORG.OPENOFFICE.STYLE(&quot;граница&quot;);ORG.OPENOFFICE.STYLE(&quot;Стандарт&quot;)))">
            <text:p/>
          </table:table-cell>
          <table:table-cell table:formula="of:=T(IF([$тест2.X33]=1;ORG.OPENOFFICE.STYLE(&quot;граница&quot;);ORG.OPENOFFICE.STYLE(&quot;Стандарт&quot;)))">
            <text:p/>
          </table:table-cell>
          <table:table-cell table:formula="of:=T(IF([$тест2.Y33]=1;ORG.OPENOFFICE.STYLE(&quot;граница&quot;);ORG.OPENOFFICE.STYLE(&quot;Стандарт&quot;)))">
            <text:p/>
          </table:table-cell>
          <table:table-cell table:formula="of:=T(IF([$тест2.Z33]=1;ORG.OPENOFFICE.STYLE(&quot;граница&quot;);ORG.OPENOFFICE.STYLE(&quot;Стандарт&quot;)))">
            <text:p/>
          </table:table-cell>
          <table:table-cell table:formula="of:=T(IF([$тест2.AA33]=1;ORG.OPENOFFICE.STYLE(&quot;граница&quot;);ORG.OPENOFFICE.STYLE(&quot;Стандарт&quot;)))">
            <text:p/>
          </table:table-cell>
          <table:table-cell table:formula="of:=T(IF([$тест2.AB33]=1;ORG.OPENOFFICE.STYLE(&quot;граница&quot;);ORG.OPENOFFICE.STYLE(&quot;Стандарт&quot;)))">
            <text:p/>
          </table:table-cell>
          <table:table-cell table:formula="of:=T(IF([$тест2.AC33]=1;ORG.OPENOFFICE.STYLE(&quot;граница&quot;);ORG.OPENOFFICE.STYLE(&quot;Стандарт&quot;)))">
            <text:p/>
          </table:table-cell>
          <table:table-cell table:formula="of:=T(IF([$тест2.AD33]=1;ORG.OPENOFFICE.STYLE(&quot;граница&quot;);ORG.OPENOFFICE.STYLE(&quot;Стандарт&quot;)))">
            <text:p/>
          </table:table-cell>
          <table:table-cell table:formula="of:=T(IF([$тест2.AE33]=1;ORG.OPENOFFICE.STYLE(&quot;граница&quot;);ORG.OPENOFFICE.STYLE(&quot;Стандарт&quot;)))">
            <text:p/>
          </table:table-cell>
          <table:table-cell table:formula="of:=T(IF([$тест2.AF33]=1;ORG.OPENOFFICE.STYLE(&quot;граница&quot;);ORG.OPENOFFICE.STYLE(&quot;Стандарт&quot;)))">
            <text:p/>
          </table:table-cell>
          <table:table-cell table:formula="of:=T(IF([$тест2.AG33]=1;ORG.OPENOFFICE.STYLE(&quot;граница&quot;);ORG.OPENOFFICE.STYLE(&quot;Стандарт&quot;)))">
            <text:p/>
          </table:table-cell>
          <table:table-cell table:formula="of:=T(IF([$тест2.AH33]=1;ORG.OPENOFFICE.STYLE(&quot;граница&quot;);ORG.OPENOFFICE.STYLE(&quot;Стандарт&quot;)))">
            <text:p/>
          </table:table-cell>
          <table:table-cell table:formula="of:=T(IF([$тест2.AI33]=1;ORG.OPENOFFICE.STYLE(&quot;граница&quot;);ORG.OPENOFFICE.STYLE(&quot;Стандарт&quot;)))">
            <text:p/>
          </table:table-cell>
          <table:table-cell table:formula="of:=T(IF([$тест2.AJ33]=1;ORG.OPENOFFICE.STYLE(&quot;граница&quot;);ORG.OPENOFFICE.STYLE(&quot;Стандарт&quot;)))">
            <text:p/>
          </table:table-cell>
          <table:table-cell table:formula="of:=T(IF([$тест2.AK33]=1;ORG.OPENOFFICE.STYLE(&quot;граница&quot;);ORG.OPENOFFICE.STYLE(&quot;Стандарт&quot;)))">
            <text:p/>
          </table:table-cell>
          <table:table-cell table:formula="of:=T(IF([$тест2.AL33]=1;ORG.OPENOFFICE.STYLE(&quot;граница&quot;);ORG.OPENOFFICE.STYLE(&quot;Стандарт&quot;)))">
            <text:p/>
          </table:table-cell>
          <table:table-cell table:formula="of:=T(IF([$тест2.AM33]=1;ORG.OPENOFFICE.STYLE(&quot;граница&quot;);ORG.OPENOFFICE.STYLE(&quot;Стандарт&quot;)))">
            <text:p/>
          </table:table-cell>
          <table:table-cell table:formula="of:=T(IF([$тест2.AN33]=1;ORG.OPENOFFICE.STYLE(&quot;граница&quot;);ORG.OPENOFFICE.STYLE(&quot;Стандарт&quot;)))">
            <text:p/>
          </table:table-cell>
          <table:table-cell table:formula="of:=T(IF([$тест2.AO33]=1;ORG.OPENOFFICE.STYLE(&quot;граница&quot;);ORG.OPENOFFICE.STYLE(&quot;Стандарт&quot;)))">
            <text:p/>
          </table:table-cell>
          <table:table-cell table:formula="of:=T(IF([$тест2.AP33]=1;ORG.OPENOFFICE.STYLE(&quot;граница&quot;);ORG.OPENOFFICE.STYLE(&quot;Стандарт&quot;)))">
            <text:p/>
          </table:table-cell>
          <table:table-cell table:formula="of:=T(IF([$тест2.AQ33]=1;ORG.OPENOFFICE.STYLE(&quot;граница&quot;);ORG.OPENOFFICE.STYLE(&quot;Стандарт&quot;)))">
            <text:p/>
          </table:table-cell>
          <table:table-cell table:formula="of:=T(IF([$тест2.AR33]=1;ORG.OPENOFFICE.STYLE(&quot;граница&quot;);ORG.OPENOFFICE.STYLE(&quot;Стандарт&quot;)))">
            <text:p/>
          </table:table-cell>
          <table:table-cell table:formula="of:=T(IF([$тест2.AS33]=1;ORG.OPENOFFICE.STYLE(&quot;граница&quot;);ORG.OPENOFFICE.STYLE(&quot;Стандарт&quot;)))">
            <text:p/>
          </table:table-cell>
          <table:table-cell table:formula="of:=T(IF([$тест2.AT33]=1;ORG.OPENOFFICE.STYLE(&quot;граница&quot;);ORG.OPENOFFICE.STYLE(&quot;Стандарт&quot;)))">
            <text:p/>
          </table:table-cell>
          <table:table-cell table:formula="of:=T(IF([$тест2.AU33]=1;ORG.OPENOFFICE.STYLE(&quot;граница&quot;);ORG.OPENOFFICE.STYLE(&quot;Стандарт&quot;)))">
            <text:p/>
          </table:table-cell>
          <table:table-cell table:formula="of:=T(IF([$тест2.AV33]=1;ORG.OPENOFFICE.STYLE(&quot;граница&quot;);ORG.OPENOFFICE.STYLE(&quot;Стандарт&quot;)))">
            <text:p/>
          </table:table-cell>
          <table:table-cell table:formula="of:=T(IF([$тест2.AW33]=1;ORG.OPENOFFICE.STYLE(&quot;граница&quot;);ORG.OPENOFFICE.STYLE(&quot;Стандарт&quot;)))">
            <text:p/>
          </table:table-cell>
          <table:table-cell table:formula="of:=T(IF([$тест2.AX3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(IF([$тест2.B34]=1;ORG.OPENOFFICE.STYLE(&quot;граница&quot;);ORG.OPENOFFICE.STYLE(&quot;Стандарт&quot;)))">
            <text:p/>
          </table:table-cell>
          <table:table-cell table:formula="of:=T(IF([$тест2.C34]=1;ORG.OPENOFFICE.STYLE(&quot;граница&quot;);ORG.OPENOFFICE.STYLE(&quot;Стандарт&quot;)))">
            <text:p/>
          </table:table-cell>
          <table:table-cell table:formula="of:=T(IF([$тест2.D34]=1;ORG.OPENOFFICE.STYLE(&quot;граница&quot;);ORG.OPENOFFICE.STYLE(&quot;Стандарт&quot;)))">
            <text:p/>
          </table:table-cell>
          <table:table-cell table:formula="of:=T(IF([$тест2.E34]=1;ORG.OPENOFFICE.STYLE(&quot;граница&quot;);ORG.OPENOFFICE.STYLE(&quot;Стандарт&quot;)))">
            <text:p/>
          </table:table-cell>
          <table:table-cell table:formula="of:=T(IF([$тест2.F34]=1;ORG.OPENOFFICE.STYLE(&quot;граница&quot;);ORG.OPENOFFICE.STYLE(&quot;Стандарт&quot;)))">
            <text:p/>
          </table:table-cell>
          <table:table-cell table:formula="of:=T(IF([$тест2.G34]=1;ORG.OPENOFFICE.STYLE(&quot;граница&quot;);ORG.OPENOFFICE.STYLE(&quot;Стандарт&quot;)))">
            <text:p/>
          </table:table-cell>
          <table:table-cell table:formula="of:=T(IF([$тест2.H34]=1;ORG.OPENOFFICE.STYLE(&quot;граница&quot;);ORG.OPENOFFICE.STYLE(&quot;Стандарт&quot;)))">
            <text:p/>
          </table:table-cell>
          <table:table-cell table:formula="of:=T(IF([$тест2.I34]=1;ORG.OPENOFFICE.STYLE(&quot;граница&quot;);ORG.OPENOFFICE.STYLE(&quot;Стандарт&quot;)))">
            <text:p/>
          </table:table-cell>
          <table:table-cell table:formula="of:=T(IF([$тест2.J34]=1;ORG.OPENOFFICE.STYLE(&quot;граница&quot;);ORG.OPENOFFICE.STYLE(&quot;Стандарт&quot;)))">
            <text:p/>
          </table:table-cell>
          <table:table-cell table:formula="of:=T(IF([$тест2.K34]=1;ORG.OPENOFFICE.STYLE(&quot;граница&quot;);ORG.OPENOFFICE.STYLE(&quot;Стандарт&quot;)))">
            <text:p/>
          </table:table-cell>
          <table:table-cell table:formula="of:=T(IF([$тест2.L34]=1;ORG.OPENOFFICE.STYLE(&quot;граница&quot;);ORG.OPENOFFICE.STYLE(&quot;Стандарт&quot;)))">
            <text:p/>
          </table:table-cell>
          <table:table-cell table:formula="of:=T(IF([$тест2.M34]=1;ORG.OPENOFFICE.STYLE(&quot;граница&quot;);ORG.OPENOFFICE.STYLE(&quot;Стандарт&quot;)))">
            <text:p/>
          </table:table-cell>
          <table:table-cell table:formula="of:=T(IF([$тест2.N34]=1;ORG.OPENOFFICE.STYLE(&quot;граница&quot;);ORG.OPENOFFICE.STYLE(&quot;Стандарт&quot;)))">
            <text:p/>
          </table:table-cell>
          <table:table-cell table:formula="of:=T(IF([$тест2.O34]=1;ORG.OPENOFFICE.STYLE(&quot;граница&quot;);ORG.OPENOFFICE.STYLE(&quot;Стандарт&quot;)))">
            <text:p/>
          </table:table-cell>
          <table:table-cell table:formula="of:=T(IF([$тест2.P34]=1;ORG.OPENOFFICE.STYLE(&quot;граница&quot;);ORG.OPENOFFICE.STYLE(&quot;Стандарт&quot;)))">
            <text:p/>
          </table:table-cell>
          <table:table-cell table:formula="of:=T(IF([$тест2.Q34]=1;ORG.OPENOFFICE.STYLE(&quot;граница&quot;);ORG.OPENOFFICE.STYLE(&quot;Стандарт&quot;)))">
            <text:p/>
          </table:table-cell>
          <table:table-cell table:formula="of:=T(IF([$тест2.R34]=1;ORG.OPENOFFICE.STYLE(&quot;граница&quot;);ORG.OPENOFFICE.STYLE(&quot;Стандарт&quot;)))">
            <text:p/>
          </table:table-cell>
          <table:table-cell table:formula="of:=T(IF([$тест2.S34]=1;ORG.OPENOFFICE.STYLE(&quot;граница&quot;);ORG.OPENOFFICE.STYLE(&quot;Стандарт&quot;)))">
            <text:p/>
          </table:table-cell>
          <table:table-cell table:formula="of:=T(IF([$тест2.T34]=1;ORG.OPENOFFICE.STYLE(&quot;граница&quot;);ORG.OPENOFFICE.STYLE(&quot;Стандарт&quot;)))">
            <text:p/>
          </table:table-cell>
          <table:table-cell table:formula="of:=T(IF([$тест2.U34]=1;ORG.OPENOFFICE.STYLE(&quot;граница&quot;);ORG.OPENOFFICE.STYLE(&quot;Стандарт&quot;)))">
            <text:p/>
          </table:table-cell>
          <table:table-cell table:formula="of:=T(IF([$тест2.V34]=1;ORG.OPENOFFICE.STYLE(&quot;граница&quot;);ORG.OPENOFFICE.STYLE(&quot;Стандарт&quot;)))">
            <text:p/>
          </table:table-cell>
          <table:table-cell table:formula="of:=T(IF([$тест2.W34]=1;ORG.OPENOFFICE.STYLE(&quot;граница&quot;);ORG.OPENOFFICE.STYLE(&quot;Стандарт&quot;)))">
            <text:p/>
          </table:table-cell>
          <table:table-cell table:formula="of:=T(IF([$тест2.X34]=1;ORG.OPENOFFICE.STYLE(&quot;граница&quot;);ORG.OPENOFFICE.STYLE(&quot;Стандарт&quot;)))">
            <text:p/>
          </table:table-cell>
          <table:table-cell table:formula="of:=T(IF([$тест2.Y34]=1;ORG.OPENOFFICE.STYLE(&quot;граница&quot;);ORG.OPENOFFICE.STYLE(&quot;Стандарт&quot;)))">
            <text:p/>
          </table:table-cell>
          <table:table-cell table:formula="of:=T(IF([$тест2.Z34]=1;ORG.OPENOFFICE.STYLE(&quot;граница&quot;);ORG.OPENOFFICE.STYLE(&quot;Стандарт&quot;)))">
            <text:p/>
          </table:table-cell>
          <table:table-cell table:formula="of:=T(IF([$тест2.AA34]=1;ORG.OPENOFFICE.STYLE(&quot;граница&quot;);ORG.OPENOFFICE.STYLE(&quot;Стандарт&quot;)))">
            <text:p/>
          </table:table-cell>
          <table:table-cell table:formula="of:=T(IF([$тест2.AB34]=1;ORG.OPENOFFICE.STYLE(&quot;граница&quot;);ORG.OPENOFFICE.STYLE(&quot;Стандарт&quot;)))">
            <text:p/>
          </table:table-cell>
          <table:table-cell table:formula="of:=T(IF([$тест2.AC34]=1;ORG.OPENOFFICE.STYLE(&quot;граница&quot;);ORG.OPENOFFICE.STYLE(&quot;Стандарт&quot;)))">
            <text:p/>
          </table:table-cell>
          <table:table-cell table:formula="of:=T(IF([$тест2.AD34]=1;ORG.OPENOFFICE.STYLE(&quot;граница&quot;);ORG.OPENOFFICE.STYLE(&quot;Стандарт&quot;)))">
            <text:p/>
          </table:table-cell>
          <table:table-cell table:formula="of:=T(IF([$тест2.AE34]=1;ORG.OPENOFFICE.STYLE(&quot;граница&quot;);ORG.OPENOFFICE.STYLE(&quot;Стандарт&quot;)))">
            <text:p/>
          </table:table-cell>
          <table:table-cell table:formula="of:=T(IF([$тест2.AF34]=1;ORG.OPENOFFICE.STYLE(&quot;граница&quot;);ORG.OPENOFFICE.STYLE(&quot;Стандарт&quot;)))">
            <text:p/>
          </table:table-cell>
          <table:table-cell table:formula="of:=T(IF([$тест2.AG34]=1;ORG.OPENOFFICE.STYLE(&quot;граница&quot;);ORG.OPENOFFICE.STYLE(&quot;Стандарт&quot;)))">
            <text:p/>
          </table:table-cell>
          <table:table-cell table:formula="of:=T(IF([$тест2.AH34]=1;ORG.OPENOFFICE.STYLE(&quot;граница&quot;);ORG.OPENOFFICE.STYLE(&quot;Стандарт&quot;)))">
            <text:p/>
          </table:table-cell>
          <table:table-cell table:formula="of:=T(IF([$тест2.AI34]=1;ORG.OPENOFFICE.STYLE(&quot;граница&quot;);ORG.OPENOFFICE.STYLE(&quot;Стандарт&quot;)))">
            <text:p/>
          </table:table-cell>
          <table:table-cell table:formula="of:=T(IF([$тест2.AJ34]=1;ORG.OPENOFFICE.STYLE(&quot;граница&quot;);ORG.OPENOFFICE.STYLE(&quot;Стандарт&quot;)))">
            <text:p/>
          </table:table-cell>
          <table:table-cell table:formula="of:=T(IF([$тест2.AK34]=1;ORG.OPENOFFICE.STYLE(&quot;граница&quot;);ORG.OPENOFFICE.STYLE(&quot;Стандарт&quot;)))">
            <text:p/>
          </table:table-cell>
          <table:table-cell table:formula="of:=T(IF([$тест2.AL34]=1;ORG.OPENOFFICE.STYLE(&quot;граница&quot;);ORG.OPENOFFICE.STYLE(&quot;Стандарт&quot;)))">
            <text:p/>
          </table:table-cell>
          <table:table-cell table:formula="of:=T(IF([$тест2.AM34]=1;ORG.OPENOFFICE.STYLE(&quot;граница&quot;);ORG.OPENOFFICE.STYLE(&quot;Стандарт&quot;)))">
            <text:p/>
          </table:table-cell>
          <table:table-cell table:formula="of:=T(IF([$тест2.AN34]=1;ORG.OPENOFFICE.STYLE(&quot;граница&quot;);ORG.OPENOFFICE.STYLE(&quot;Стандарт&quot;)))">
            <text:p/>
          </table:table-cell>
          <table:table-cell table:formula="of:=T(IF([$тест2.AO34]=1;ORG.OPENOFFICE.STYLE(&quot;граница&quot;);ORG.OPENOFFICE.STYLE(&quot;Стандарт&quot;)))">
            <text:p/>
          </table:table-cell>
          <table:table-cell table:formula="of:=T(IF([$тест2.AP34]=1;ORG.OPENOFFICE.STYLE(&quot;граница&quot;);ORG.OPENOFFICE.STYLE(&quot;Стандарт&quot;)))">
            <text:p/>
          </table:table-cell>
          <table:table-cell table:formula="of:=T(IF([$тест2.AQ34]=1;ORG.OPENOFFICE.STYLE(&quot;граница&quot;);ORG.OPENOFFICE.STYLE(&quot;Стандарт&quot;)))">
            <text:p/>
          </table:table-cell>
          <table:table-cell table:formula="of:=T(IF([$тест2.AR34]=1;ORG.OPENOFFICE.STYLE(&quot;граница&quot;);ORG.OPENOFFICE.STYLE(&quot;Стандарт&quot;)))">
            <text:p/>
          </table:table-cell>
          <table:table-cell table:formula="of:=T(IF([$тест2.AS34]=1;ORG.OPENOFFICE.STYLE(&quot;граница&quot;);ORG.OPENOFFICE.STYLE(&quot;Стандарт&quot;)))">
            <text:p/>
          </table:table-cell>
          <table:table-cell table:formula="of:=T(IF([$тест2.AT34]=1;ORG.OPENOFFICE.STYLE(&quot;граница&quot;);ORG.OPENOFFICE.STYLE(&quot;Стандарт&quot;)))">
            <text:p/>
          </table:table-cell>
          <table:table-cell table:formula="of:=T(IF([$тест2.AU34]=1;ORG.OPENOFFICE.STYLE(&quot;граница&quot;);ORG.OPENOFFICE.STYLE(&quot;Стандарт&quot;)))">
            <text:p/>
          </table:table-cell>
          <table:table-cell table:formula="of:=T(IF([$тест2.AV34]=1;ORG.OPENOFFICE.STYLE(&quot;граница&quot;);ORG.OPENOFFICE.STYLE(&quot;Стандарт&quot;)))">
            <text:p/>
          </table:table-cell>
          <table:table-cell table:formula="of:=T(IF([$тест2.AW34]=1;ORG.OPENOFFICE.STYLE(&quot;граница&quot;);ORG.OPENOFFICE.STYLE(&quot;Стандарт&quot;)))">
            <text:p/>
          </table:table-cell>
          <table:table-cell table:formula="of:=T(IF([$тест2.AX3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(IF([$тест2.B35]=1;ORG.OPENOFFICE.STYLE(&quot;граница&quot;);ORG.OPENOFFICE.STYLE(&quot;Стандарт&quot;)))">
            <text:p/>
          </table:table-cell>
          <table:table-cell table:formula="of:=T(IF([$тест2.C35]=1;ORG.OPENOFFICE.STYLE(&quot;граница&quot;);ORG.OPENOFFICE.STYLE(&quot;Стандарт&quot;)))">
            <text:p/>
          </table:table-cell>
          <table:table-cell table:formula="of:=T(IF([$тест2.D35]=1;ORG.OPENOFFICE.STYLE(&quot;граница&quot;);ORG.OPENOFFICE.STYLE(&quot;Стандарт&quot;)))">
            <text:p/>
          </table:table-cell>
          <table:table-cell table:formula="of:=T(IF([$тест2.E35]=1;ORG.OPENOFFICE.STYLE(&quot;граница&quot;);ORG.OPENOFFICE.STYLE(&quot;Стандарт&quot;)))">
            <text:p/>
          </table:table-cell>
          <table:table-cell table:formula="of:=T(IF([$тест2.F35]=1;ORG.OPENOFFICE.STYLE(&quot;граница&quot;);ORG.OPENOFFICE.STYLE(&quot;Стандарт&quot;)))">
            <text:p/>
          </table:table-cell>
          <table:table-cell table:formula="of:=T(IF([$тест2.G35]=1;ORG.OPENOFFICE.STYLE(&quot;граница&quot;);ORG.OPENOFFICE.STYLE(&quot;Стандарт&quot;)))">
            <text:p/>
          </table:table-cell>
          <table:table-cell table:formula="of:=T(IF([$тест2.H35]=1;ORG.OPENOFFICE.STYLE(&quot;граница&quot;);ORG.OPENOFFICE.STYLE(&quot;Стандарт&quot;)))">
            <text:p/>
          </table:table-cell>
          <table:table-cell table:formula="of:=T(IF([$тест2.I35]=1;ORG.OPENOFFICE.STYLE(&quot;граница&quot;);ORG.OPENOFFICE.STYLE(&quot;Стандарт&quot;)))">
            <text:p/>
          </table:table-cell>
          <table:table-cell table:formula="of:=T(IF([$тест2.J35]=1;ORG.OPENOFFICE.STYLE(&quot;граница&quot;);ORG.OPENOFFICE.STYLE(&quot;Стандарт&quot;)))">
            <text:p/>
          </table:table-cell>
          <table:table-cell table:formula="of:=T(IF([$тест2.K35]=1;ORG.OPENOFFICE.STYLE(&quot;граница&quot;);ORG.OPENOFFICE.STYLE(&quot;Стандарт&quot;)))">
            <text:p/>
          </table:table-cell>
          <table:table-cell table:formula="of:=T(IF([$тест2.L35]=1;ORG.OPENOFFICE.STYLE(&quot;граница&quot;);ORG.OPENOFFICE.STYLE(&quot;Стандарт&quot;)))">
            <text:p/>
          </table:table-cell>
          <table:table-cell table:formula="of:=T(IF([$тест2.M35]=1;ORG.OPENOFFICE.STYLE(&quot;граница&quot;);ORG.OPENOFFICE.STYLE(&quot;Стандарт&quot;)))">
            <text:p/>
          </table:table-cell>
          <table:table-cell table:formula="of:=T(IF([$тест2.N35]=1;ORG.OPENOFFICE.STYLE(&quot;граница&quot;);ORG.OPENOFFICE.STYLE(&quot;Стандарт&quot;)))">
            <text:p/>
          </table:table-cell>
          <table:table-cell table:formula="of:=T(IF([$тест2.O35]=1;ORG.OPENOFFICE.STYLE(&quot;граница&quot;);ORG.OPENOFFICE.STYLE(&quot;Стандарт&quot;)))">
            <text:p/>
          </table:table-cell>
          <table:table-cell table:formula="of:=T(IF([$тест2.P35]=1;ORG.OPENOFFICE.STYLE(&quot;граница&quot;);ORG.OPENOFFICE.STYLE(&quot;Стандарт&quot;)))">
            <text:p/>
          </table:table-cell>
          <table:table-cell table:formula="of:=T(IF([$тест2.Q35]=1;ORG.OPENOFFICE.STYLE(&quot;граница&quot;);ORG.OPENOFFICE.STYLE(&quot;Стандарт&quot;)))">
            <text:p/>
          </table:table-cell>
          <table:table-cell table:formula="of:=T(IF([$тест2.R35]=1;ORG.OPENOFFICE.STYLE(&quot;граница&quot;);ORG.OPENOFFICE.STYLE(&quot;Стандарт&quot;)))">
            <text:p/>
          </table:table-cell>
          <table:table-cell table:formula="of:=T(IF([$тест2.S35]=1;ORG.OPENOFFICE.STYLE(&quot;граница&quot;);ORG.OPENOFFICE.STYLE(&quot;Стандарт&quot;)))">
            <text:p/>
          </table:table-cell>
          <table:table-cell table:formula="of:=T(IF([$тест2.T35]=1;ORG.OPENOFFICE.STYLE(&quot;граница&quot;);ORG.OPENOFFICE.STYLE(&quot;Стандарт&quot;)))">
            <text:p/>
          </table:table-cell>
          <table:table-cell table:formula="of:=T(IF([$тест2.U35]=1;ORG.OPENOFFICE.STYLE(&quot;граница&quot;);ORG.OPENOFFICE.STYLE(&quot;Стандарт&quot;)))">
            <text:p/>
          </table:table-cell>
          <table:table-cell table:formula="of:=T(IF([$тест2.V35]=1;ORG.OPENOFFICE.STYLE(&quot;граница&quot;);ORG.OPENOFFICE.STYLE(&quot;Стандарт&quot;)))">
            <text:p/>
          </table:table-cell>
          <table:table-cell table:formula="of:=T(IF([$тест2.W35]=1;ORG.OPENOFFICE.STYLE(&quot;граница&quot;);ORG.OPENOFFICE.STYLE(&quot;Стандарт&quot;)))">
            <text:p/>
          </table:table-cell>
          <table:table-cell table:formula="of:=T(IF([$тест2.X35]=1;ORG.OPENOFFICE.STYLE(&quot;граница&quot;);ORG.OPENOFFICE.STYLE(&quot;Стандарт&quot;)))">
            <text:p/>
          </table:table-cell>
          <table:table-cell table:formula="of:=T(IF([$тест2.Y35]=1;ORG.OPENOFFICE.STYLE(&quot;граница&quot;);ORG.OPENOFFICE.STYLE(&quot;Стандарт&quot;)))">
            <text:p/>
          </table:table-cell>
          <table:table-cell table:formula="of:=T(IF([$тест2.Z35]=1;ORG.OPENOFFICE.STYLE(&quot;граница&quot;);ORG.OPENOFFICE.STYLE(&quot;Стандарт&quot;)))">
            <text:p/>
          </table:table-cell>
          <table:table-cell table:formula="of:=T(IF([$тест2.AA35]=1;ORG.OPENOFFICE.STYLE(&quot;граница&quot;);ORG.OPENOFFICE.STYLE(&quot;Стандарт&quot;)))">
            <text:p/>
          </table:table-cell>
          <table:table-cell table:formula="of:=T(IF([$тест2.AB35]=1;ORG.OPENOFFICE.STYLE(&quot;граница&quot;);ORG.OPENOFFICE.STYLE(&quot;Стандарт&quot;)))">
            <text:p/>
          </table:table-cell>
          <table:table-cell table:formula="of:=T(IF([$тест2.AC35]=1;ORG.OPENOFFICE.STYLE(&quot;граница&quot;);ORG.OPENOFFICE.STYLE(&quot;Стандарт&quot;)))">
            <text:p/>
          </table:table-cell>
          <table:table-cell table:formula="of:=T(IF([$тест2.AD35]=1;ORG.OPENOFFICE.STYLE(&quot;граница&quot;);ORG.OPENOFFICE.STYLE(&quot;Стандарт&quot;)))">
            <text:p/>
          </table:table-cell>
          <table:table-cell table:formula="of:=T(IF([$тест2.AE35]=1;ORG.OPENOFFICE.STYLE(&quot;граница&quot;);ORG.OPENOFFICE.STYLE(&quot;Стандарт&quot;)))">
            <text:p/>
          </table:table-cell>
          <table:table-cell table:formula="of:=T(IF([$тест2.AF35]=1;ORG.OPENOFFICE.STYLE(&quot;граница&quot;);ORG.OPENOFFICE.STYLE(&quot;Стандарт&quot;)))">
            <text:p/>
          </table:table-cell>
          <table:table-cell table:formula="of:=T(IF([$тест2.AG35]=1;ORG.OPENOFFICE.STYLE(&quot;граница&quot;);ORG.OPENOFFICE.STYLE(&quot;Стандарт&quot;)))">
            <text:p/>
          </table:table-cell>
          <table:table-cell table:formula="of:=T(IF([$тест2.AH35]=1;ORG.OPENOFFICE.STYLE(&quot;граница&quot;);ORG.OPENOFFICE.STYLE(&quot;Стандарт&quot;)))">
            <text:p/>
          </table:table-cell>
          <table:table-cell table:formula="of:=T(IF([$тест2.AI35]=1;ORG.OPENOFFICE.STYLE(&quot;граница&quot;);ORG.OPENOFFICE.STYLE(&quot;Стандарт&quot;)))">
            <text:p/>
          </table:table-cell>
          <table:table-cell table:formula="of:=T(IF([$тест2.AJ35]=1;ORG.OPENOFFICE.STYLE(&quot;граница&quot;);ORG.OPENOFFICE.STYLE(&quot;Стандарт&quot;)))">
            <text:p/>
          </table:table-cell>
          <table:table-cell table:formula="of:=T(IF([$тест2.AK35]=1;ORG.OPENOFFICE.STYLE(&quot;граница&quot;);ORG.OPENOFFICE.STYLE(&quot;Стандарт&quot;)))">
            <text:p/>
          </table:table-cell>
          <table:table-cell table:formula="of:=T(IF([$тест2.AL35]=1;ORG.OPENOFFICE.STYLE(&quot;граница&quot;);ORG.OPENOFFICE.STYLE(&quot;Стандарт&quot;)))">
            <text:p/>
          </table:table-cell>
          <table:table-cell table:formula="of:=T(IF([$тест2.AM35]=1;ORG.OPENOFFICE.STYLE(&quot;граница&quot;);ORG.OPENOFFICE.STYLE(&quot;Стандарт&quot;)))">
            <text:p/>
          </table:table-cell>
          <table:table-cell table:formula="of:=T(IF([$тест2.AN35]=1;ORG.OPENOFFICE.STYLE(&quot;граница&quot;);ORG.OPENOFFICE.STYLE(&quot;Стандарт&quot;)))">
            <text:p/>
          </table:table-cell>
          <table:table-cell table:formula="of:=T(IF([$тест2.AO35]=1;ORG.OPENOFFICE.STYLE(&quot;граница&quot;);ORG.OPENOFFICE.STYLE(&quot;Стандарт&quot;)))">
            <text:p/>
          </table:table-cell>
          <table:table-cell table:formula="of:=T(IF([$тест2.AP35]=1;ORG.OPENOFFICE.STYLE(&quot;граница&quot;);ORG.OPENOFFICE.STYLE(&quot;Стандарт&quot;)))">
            <text:p/>
          </table:table-cell>
          <table:table-cell table:formula="of:=T(IF([$тест2.AQ35]=1;ORG.OPENOFFICE.STYLE(&quot;граница&quot;);ORG.OPENOFFICE.STYLE(&quot;Стандарт&quot;)))">
            <text:p/>
          </table:table-cell>
          <table:table-cell table:formula="of:=T(IF([$тест2.AR35]=1;ORG.OPENOFFICE.STYLE(&quot;граница&quot;);ORG.OPENOFFICE.STYLE(&quot;Стандарт&quot;)))">
            <text:p/>
          </table:table-cell>
          <table:table-cell table:formula="of:=T(IF([$тест2.AS35]=1;ORG.OPENOFFICE.STYLE(&quot;граница&quot;);ORG.OPENOFFICE.STYLE(&quot;Стандарт&quot;)))">
            <text:p/>
          </table:table-cell>
          <table:table-cell table:formula="of:=T(IF([$тест2.AT35]=1;ORG.OPENOFFICE.STYLE(&quot;граница&quot;);ORG.OPENOFFICE.STYLE(&quot;Стандарт&quot;)))">
            <text:p/>
          </table:table-cell>
          <table:table-cell table:formula="of:=T(IF([$тест2.AU35]=1;ORG.OPENOFFICE.STYLE(&quot;граница&quot;);ORG.OPENOFFICE.STYLE(&quot;Стандарт&quot;)))">
            <text:p/>
          </table:table-cell>
          <table:table-cell table:formula="of:=T(IF([$тест2.AV35]=1;ORG.OPENOFFICE.STYLE(&quot;граница&quot;);ORG.OPENOFFICE.STYLE(&quot;Стандарт&quot;)))">
            <text:p/>
          </table:table-cell>
          <table:table-cell table:formula="of:=T(IF([$тест2.AW35]=1;ORG.OPENOFFICE.STYLE(&quot;граница&quot;);ORG.OPENOFFICE.STYLE(&quot;Стандарт&quot;)))">
            <text:p/>
          </table:table-cell>
          <table:table-cell table:formula="of:=T(IF([$тест2.AX3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(IF([$тест2.B36]=1;ORG.OPENOFFICE.STYLE(&quot;граница&quot;);ORG.OPENOFFICE.STYLE(&quot;Стандарт&quot;)))">
            <text:p/>
          </table:table-cell>
          <table:table-cell table:formula="of:=T(IF([$тест2.C36]=1;ORG.OPENOFFICE.STYLE(&quot;граница&quot;);ORG.OPENOFFICE.STYLE(&quot;Стандарт&quot;)))">
            <text:p/>
          </table:table-cell>
          <table:table-cell table:formula="of:=T(IF([$тест2.D36]=1;ORG.OPENOFFICE.STYLE(&quot;граница&quot;);ORG.OPENOFFICE.STYLE(&quot;Стандарт&quot;)))">
            <text:p/>
          </table:table-cell>
          <table:table-cell table:formula="of:=T(IF([$тест2.E36]=1;ORG.OPENOFFICE.STYLE(&quot;граница&quot;);ORG.OPENOFFICE.STYLE(&quot;Стандарт&quot;)))">
            <text:p/>
          </table:table-cell>
          <table:table-cell table:formula="of:=T(IF([$тест2.F36]=1;ORG.OPENOFFICE.STYLE(&quot;граница&quot;);ORG.OPENOFFICE.STYLE(&quot;Стандарт&quot;)))">
            <text:p/>
          </table:table-cell>
          <table:table-cell table:formula="of:=T(IF([$тест2.G36]=1;ORG.OPENOFFICE.STYLE(&quot;граница&quot;);ORG.OPENOFFICE.STYLE(&quot;Стандарт&quot;)))">
            <text:p/>
          </table:table-cell>
          <table:table-cell table:formula="of:=T(IF([$тест2.H36]=1;ORG.OPENOFFICE.STYLE(&quot;граница&quot;);ORG.OPENOFFICE.STYLE(&quot;Стандарт&quot;)))">
            <text:p/>
          </table:table-cell>
          <table:table-cell table:formula="of:=T(IF([$тест2.I36]=1;ORG.OPENOFFICE.STYLE(&quot;граница&quot;);ORG.OPENOFFICE.STYLE(&quot;Стандарт&quot;)))">
            <text:p/>
          </table:table-cell>
          <table:table-cell table:formula="of:=T(IF([$тест2.J36]=1;ORG.OPENOFFICE.STYLE(&quot;граница&quot;);ORG.OPENOFFICE.STYLE(&quot;Стандарт&quot;)))">
            <text:p/>
          </table:table-cell>
          <table:table-cell table:formula="of:=T(IF([$тест2.K36]=1;ORG.OPENOFFICE.STYLE(&quot;граница&quot;);ORG.OPENOFFICE.STYLE(&quot;Стандарт&quot;)))">
            <text:p/>
          </table:table-cell>
          <table:table-cell table:formula="of:=T(IF([$тест2.L36]=1;ORG.OPENOFFICE.STYLE(&quot;граница&quot;);ORG.OPENOFFICE.STYLE(&quot;Стандарт&quot;)))">
            <text:p/>
          </table:table-cell>
          <table:table-cell table:formula="of:=T(IF([$тест2.M36]=1;ORG.OPENOFFICE.STYLE(&quot;граница&quot;);ORG.OPENOFFICE.STYLE(&quot;Стандарт&quot;)))">
            <text:p/>
          </table:table-cell>
          <table:table-cell table:formula="of:=T(IF([$тест2.N36]=1;ORG.OPENOFFICE.STYLE(&quot;граница&quot;);ORG.OPENOFFICE.STYLE(&quot;Стандарт&quot;)))">
            <text:p/>
          </table:table-cell>
          <table:table-cell table:formula="of:=T(IF([$тест2.O36]=1;ORG.OPENOFFICE.STYLE(&quot;граница&quot;);ORG.OPENOFFICE.STYLE(&quot;Стандарт&quot;)))">
            <text:p/>
          </table:table-cell>
          <table:table-cell table:formula="of:=T(IF([$тест2.P36]=1;ORG.OPENOFFICE.STYLE(&quot;граница&quot;);ORG.OPENOFFICE.STYLE(&quot;Стандарт&quot;)))">
            <text:p/>
          </table:table-cell>
          <table:table-cell table:formula="of:=T(IF([$тест2.Q36]=1;ORG.OPENOFFICE.STYLE(&quot;граница&quot;);ORG.OPENOFFICE.STYLE(&quot;Стандарт&quot;)))">
            <text:p/>
          </table:table-cell>
          <table:table-cell table:formula="of:=T(IF([$тест2.R36]=1;ORG.OPENOFFICE.STYLE(&quot;граница&quot;);ORG.OPENOFFICE.STYLE(&quot;Стандарт&quot;)))">
            <text:p/>
          </table:table-cell>
          <table:table-cell table:formula="of:=T(IF([$тест2.S36]=1;ORG.OPENOFFICE.STYLE(&quot;граница&quot;);ORG.OPENOFFICE.STYLE(&quot;Стандарт&quot;)))">
            <text:p/>
          </table:table-cell>
          <table:table-cell table:formula="of:=T(IF([$тест2.T36]=1;ORG.OPENOFFICE.STYLE(&quot;граница&quot;);ORG.OPENOFFICE.STYLE(&quot;Стандарт&quot;)))">
            <text:p/>
          </table:table-cell>
          <table:table-cell table:formula="of:=T(IF([$тест2.U36]=1;ORG.OPENOFFICE.STYLE(&quot;граница&quot;);ORG.OPENOFFICE.STYLE(&quot;Стандарт&quot;)))">
            <text:p/>
          </table:table-cell>
          <table:table-cell table:formula="of:=T(IF([$тест2.V36]=1;ORG.OPENOFFICE.STYLE(&quot;граница&quot;);ORG.OPENOFFICE.STYLE(&quot;Стандарт&quot;)))">
            <text:p/>
          </table:table-cell>
          <table:table-cell table:formula="of:=T(IF([$тест2.W36]=1;ORG.OPENOFFICE.STYLE(&quot;граница&quot;);ORG.OPENOFFICE.STYLE(&quot;Стандарт&quot;)))">
            <text:p/>
          </table:table-cell>
          <table:table-cell table:formula="of:=T(IF([$тест2.X36]=1;ORG.OPENOFFICE.STYLE(&quot;граница&quot;);ORG.OPENOFFICE.STYLE(&quot;Стандарт&quot;)))">
            <text:p/>
          </table:table-cell>
          <table:table-cell table:formula="of:=T(IF([$тест2.Y36]=1;ORG.OPENOFFICE.STYLE(&quot;граница&quot;);ORG.OPENOFFICE.STYLE(&quot;Стандарт&quot;)))">
            <text:p/>
          </table:table-cell>
          <table:table-cell table:formula="of:=T(IF([$тест2.Z36]=1;ORG.OPENOFFICE.STYLE(&quot;граница&quot;);ORG.OPENOFFICE.STYLE(&quot;Стандарт&quot;)))">
            <text:p/>
          </table:table-cell>
          <table:table-cell table:formula="of:=T(IF([$тест2.AA36]=1;ORG.OPENOFFICE.STYLE(&quot;граница&quot;);ORG.OPENOFFICE.STYLE(&quot;Стандарт&quot;)))">
            <text:p/>
          </table:table-cell>
          <table:table-cell table:formula="of:=T(IF([$тест2.AB36]=1;ORG.OPENOFFICE.STYLE(&quot;граница&quot;);ORG.OPENOFFICE.STYLE(&quot;Стандарт&quot;)))">
            <text:p/>
          </table:table-cell>
          <table:table-cell table:formula="of:=T(IF([$тест2.AC36]=1;ORG.OPENOFFICE.STYLE(&quot;граница&quot;);ORG.OPENOFFICE.STYLE(&quot;Стандарт&quot;)))">
            <text:p/>
          </table:table-cell>
          <table:table-cell table:formula="of:=T(IF([$тест2.AD36]=1;ORG.OPENOFFICE.STYLE(&quot;граница&quot;);ORG.OPENOFFICE.STYLE(&quot;Стандарт&quot;)))">
            <text:p/>
          </table:table-cell>
          <table:table-cell table:formula="of:=T(IF([$тест2.AE36]=1;ORG.OPENOFFICE.STYLE(&quot;граница&quot;);ORG.OPENOFFICE.STYLE(&quot;Стандарт&quot;)))">
            <text:p/>
          </table:table-cell>
          <table:table-cell table:formula="of:=T(IF([$тест2.AF36]=1;ORG.OPENOFFICE.STYLE(&quot;граница&quot;);ORG.OPENOFFICE.STYLE(&quot;Стандарт&quot;)))">
            <text:p/>
          </table:table-cell>
          <table:table-cell table:formula="of:=T(IF([$тест2.AG36]=1;ORG.OPENOFFICE.STYLE(&quot;граница&quot;);ORG.OPENOFFICE.STYLE(&quot;Стандарт&quot;)))">
            <text:p/>
          </table:table-cell>
          <table:table-cell table:formula="of:=T(IF([$тест2.AH36]=1;ORG.OPENOFFICE.STYLE(&quot;граница&quot;);ORG.OPENOFFICE.STYLE(&quot;Стандарт&quot;)))">
            <text:p/>
          </table:table-cell>
          <table:table-cell table:formula="of:=T(IF([$тест2.AI36]=1;ORG.OPENOFFICE.STYLE(&quot;граница&quot;);ORG.OPENOFFICE.STYLE(&quot;Стандарт&quot;)))">
            <text:p/>
          </table:table-cell>
          <table:table-cell table:formula="of:=T(IF([$тест2.AJ36]=1;ORG.OPENOFFICE.STYLE(&quot;граница&quot;);ORG.OPENOFFICE.STYLE(&quot;Стандарт&quot;)))">
            <text:p/>
          </table:table-cell>
          <table:table-cell table:formula="of:=T(IF([$тест2.AK36]=1;ORG.OPENOFFICE.STYLE(&quot;граница&quot;);ORG.OPENOFFICE.STYLE(&quot;Стандарт&quot;)))">
            <text:p/>
          </table:table-cell>
          <table:table-cell table:formula="of:=T(IF([$тест2.AL36]=1;ORG.OPENOFFICE.STYLE(&quot;граница&quot;);ORG.OPENOFFICE.STYLE(&quot;Стандарт&quot;)))">
            <text:p/>
          </table:table-cell>
          <table:table-cell table:formula="of:=T(IF([$тест2.AM36]=1;ORG.OPENOFFICE.STYLE(&quot;граница&quot;);ORG.OPENOFFICE.STYLE(&quot;Стандарт&quot;)))">
            <text:p/>
          </table:table-cell>
          <table:table-cell table:formula="of:=T(IF([$тест2.AN36]=1;ORG.OPENOFFICE.STYLE(&quot;граница&quot;);ORG.OPENOFFICE.STYLE(&quot;Стандарт&quot;)))">
            <text:p/>
          </table:table-cell>
          <table:table-cell table:formula="of:=T(IF([$тест2.AO36]=1;ORG.OPENOFFICE.STYLE(&quot;граница&quot;);ORG.OPENOFFICE.STYLE(&quot;Стандарт&quot;)))">
            <text:p/>
          </table:table-cell>
          <table:table-cell table:formula="of:=T(IF([$тест2.AP36]=1;ORG.OPENOFFICE.STYLE(&quot;граница&quot;);ORG.OPENOFFICE.STYLE(&quot;Стандарт&quot;)))">
            <text:p/>
          </table:table-cell>
          <table:table-cell table:formula="of:=T(IF([$тест2.AQ36]=1;ORG.OPENOFFICE.STYLE(&quot;граница&quot;);ORG.OPENOFFICE.STYLE(&quot;Стандарт&quot;)))">
            <text:p/>
          </table:table-cell>
          <table:table-cell table:formula="of:=T(IF([$тест2.AR36]=1;ORG.OPENOFFICE.STYLE(&quot;граница&quot;);ORG.OPENOFFICE.STYLE(&quot;Стандарт&quot;)))">
            <text:p/>
          </table:table-cell>
          <table:table-cell table:formula="of:=T(IF([$тест2.AS36]=1;ORG.OPENOFFICE.STYLE(&quot;граница&quot;);ORG.OPENOFFICE.STYLE(&quot;Стандарт&quot;)))">
            <text:p/>
          </table:table-cell>
          <table:table-cell table:formula="of:=T(IF([$тест2.AT36]=1;ORG.OPENOFFICE.STYLE(&quot;граница&quot;);ORG.OPENOFFICE.STYLE(&quot;Стандарт&quot;)))">
            <text:p/>
          </table:table-cell>
          <table:table-cell table:formula="of:=T(IF([$тест2.AU36]=1;ORG.OPENOFFICE.STYLE(&quot;граница&quot;);ORG.OPENOFFICE.STYLE(&quot;Стандарт&quot;)))">
            <text:p/>
          </table:table-cell>
          <table:table-cell table:formula="of:=T(IF([$тест2.AV36]=1;ORG.OPENOFFICE.STYLE(&quot;граница&quot;);ORG.OPENOFFICE.STYLE(&quot;Стандарт&quot;)))">
            <text:p/>
          </table:table-cell>
          <table:table-cell table:formula="of:=T(IF([$тест2.AW36]=1;ORG.OPENOFFICE.STYLE(&quot;граница&quot;);ORG.OPENOFFICE.STYLE(&quot;Стандарт&quot;)))">
            <text:p/>
          </table:table-cell>
          <table:table-cell table:formula="of:=T(IF([$тест2.AX3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(IF([$тест2.B37]=1;ORG.OPENOFFICE.STYLE(&quot;граница&quot;);ORG.OPENOFFICE.STYLE(&quot;Стандарт&quot;)))">
            <text:p/>
          </table:table-cell>
          <table:table-cell table:formula="of:=T(IF([$тест2.C37]=1;ORG.OPENOFFICE.STYLE(&quot;граница&quot;);ORG.OPENOFFICE.STYLE(&quot;Стандарт&quot;)))">
            <text:p/>
          </table:table-cell>
          <table:table-cell table:formula="of:=T(IF([$тест2.D37]=1;ORG.OPENOFFICE.STYLE(&quot;граница&quot;);ORG.OPENOFFICE.STYLE(&quot;Стандарт&quot;)))">
            <text:p/>
          </table:table-cell>
          <table:table-cell table:formula="of:=T(IF([$тест2.E37]=1;ORG.OPENOFFICE.STYLE(&quot;граница&quot;);ORG.OPENOFFICE.STYLE(&quot;Стандарт&quot;)))">
            <text:p/>
          </table:table-cell>
          <table:table-cell table:formula="of:=T(IF([$тест2.F37]=1;ORG.OPENOFFICE.STYLE(&quot;граница&quot;);ORG.OPENOFFICE.STYLE(&quot;Стандарт&quot;)))">
            <text:p/>
          </table:table-cell>
          <table:table-cell table:formula="of:=T(IF([$тест2.G37]=1;ORG.OPENOFFICE.STYLE(&quot;граница&quot;);ORG.OPENOFFICE.STYLE(&quot;Стандарт&quot;)))">
            <text:p/>
          </table:table-cell>
          <table:table-cell table:formula="of:=T(IF([$тест2.H37]=1;ORG.OPENOFFICE.STYLE(&quot;граница&quot;);ORG.OPENOFFICE.STYLE(&quot;Стандарт&quot;)))">
            <text:p/>
          </table:table-cell>
          <table:table-cell table:formula="of:=T(IF([$тест2.I37]=1;ORG.OPENOFFICE.STYLE(&quot;граница&quot;);ORG.OPENOFFICE.STYLE(&quot;Стандарт&quot;)))">
            <text:p/>
          </table:table-cell>
          <table:table-cell table:formula="of:=T(IF([$тест2.J37]=1;ORG.OPENOFFICE.STYLE(&quot;граница&quot;);ORG.OPENOFFICE.STYLE(&quot;Стандарт&quot;)))">
            <text:p/>
          </table:table-cell>
          <table:table-cell table:formula="of:=T(IF([$тест2.K37]=1;ORG.OPENOFFICE.STYLE(&quot;граница&quot;);ORG.OPENOFFICE.STYLE(&quot;Стандарт&quot;)))">
            <text:p/>
          </table:table-cell>
          <table:table-cell table:formula="of:=T(IF([$тест2.L37]=1;ORG.OPENOFFICE.STYLE(&quot;граница&quot;);ORG.OPENOFFICE.STYLE(&quot;Стандарт&quot;)))">
            <text:p/>
          </table:table-cell>
          <table:table-cell table:formula="of:=T(IF([$тест2.M37]=1;ORG.OPENOFFICE.STYLE(&quot;граница&quot;);ORG.OPENOFFICE.STYLE(&quot;Стандарт&quot;)))">
            <text:p/>
          </table:table-cell>
          <table:table-cell table:formula="of:=T(IF([$тест2.N37]=1;ORG.OPENOFFICE.STYLE(&quot;граница&quot;);ORG.OPENOFFICE.STYLE(&quot;Стандарт&quot;)))">
            <text:p/>
          </table:table-cell>
          <table:table-cell table:formula="of:=T(IF([$тест2.O37]=1;ORG.OPENOFFICE.STYLE(&quot;граница&quot;);ORG.OPENOFFICE.STYLE(&quot;Стандарт&quot;)))">
            <text:p/>
          </table:table-cell>
          <table:table-cell table:formula="of:=T(IF([$тест2.P37]=1;ORG.OPENOFFICE.STYLE(&quot;граница&quot;);ORG.OPENOFFICE.STYLE(&quot;Стандарт&quot;)))">
            <text:p/>
          </table:table-cell>
          <table:table-cell table:formula="of:=T(IF([$тест2.Q37]=1;ORG.OPENOFFICE.STYLE(&quot;граница&quot;);ORG.OPENOFFICE.STYLE(&quot;Стандарт&quot;)))">
            <text:p/>
          </table:table-cell>
          <table:table-cell table:formula="of:=T(IF([$тест2.R37]=1;ORG.OPENOFFICE.STYLE(&quot;граница&quot;);ORG.OPENOFFICE.STYLE(&quot;Стандарт&quot;)))">
            <text:p/>
          </table:table-cell>
          <table:table-cell table:formula="of:=T(IF([$тест2.S37]=1;ORG.OPENOFFICE.STYLE(&quot;граница&quot;);ORG.OPENOFFICE.STYLE(&quot;Стандарт&quot;)))">
            <text:p/>
          </table:table-cell>
          <table:table-cell table:formula="of:=T(IF([$тест2.T37]=1;ORG.OPENOFFICE.STYLE(&quot;граница&quot;);ORG.OPENOFFICE.STYLE(&quot;Стандарт&quot;)))">
            <text:p/>
          </table:table-cell>
          <table:table-cell table:formula="of:=T(IF([$тест2.U37]=1;ORG.OPENOFFICE.STYLE(&quot;граница&quot;);ORG.OPENOFFICE.STYLE(&quot;Стандарт&quot;)))">
            <text:p/>
          </table:table-cell>
          <table:table-cell table:formula="of:=T(IF([$тест2.V37]=1;ORG.OPENOFFICE.STYLE(&quot;граница&quot;);ORG.OPENOFFICE.STYLE(&quot;Стандарт&quot;)))">
            <text:p/>
          </table:table-cell>
          <table:table-cell table:formula="of:=T(IF([$тест2.W37]=1;ORG.OPENOFFICE.STYLE(&quot;граница&quot;);ORG.OPENOFFICE.STYLE(&quot;Стандарт&quot;)))">
            <text:p/>
          </table:table-cell>
          <table:table-cell table:formula="of:=T(IF([$тест2.X37]=1;ORG.OPENOFFICE.STYLE(&quot;граница&quot;);ORG.OPENOFFICE.STYLE(&quot;Стандарт&quot;)))">
            <text:p/>
          </table:table-cell>
          <table:table-cell table:formula="of:=T(IF([$тест2.Y37]=1;ORG.OPENOFFICE.STYLE(&quot;граница&quot;);ORG.OPENOFFICE.STYLE(&quot;Стандарт&quot;)))">
            <text:p/>
          </table:table-cell>
          <table:table-cell table:formula="of:=T(IF([$тест2.Z37]=1;ORG.OPENOFFICE.STYLE(&quot;граница&quot;);ORG.OPENOFFICE.STYLE(&quot;Стандарт&quot;)))">
            <text:p/>
          </table:table-cell>
          <table:table-cell table:formula="of:=T(IF([$тест2.AA37]=1;ORG.OPENOFFICE.STYLE(&quot;граница&quot;);ORG.OPENOFFICE.STYLE(&quot;Стандарт&quot;)))">
            <text:p/>
          </table:table-cell>
          <table:table-cell table:formula="of:=T(IF([$тест2.AB37]=1;ORG.OPENOFFICE.STYLE(&quot;граница&quot;);ORG.OPENOFFICE.STYLE(&quot;Стандарт&quot;)))">
            <text:p/>
          </table:table-cell>
          <table:table-cell table:formula="of:=T(IF([$тест2.AC37]=1;ORG.OPENOFFICE.STYLE(&quot;граница&quot;);ORG.OPENOFFICE.STYLE(&quot;Стандарт&quot;)))">
            <text:p/>
          </table:table-cell>
          <table:table-cell table:formula="of:=T(IF([$тест2.AD37]=1;ORG.OPENOFFICE.STYLE(&quot;граница&quot;);ORG.OPENOFFICE.STYLE(&quot;Стандарт&quot;)))">
            <text:p/>
          </table:table-cell>
          <table:table-cell table:formula="of:=T(IF([$тест2.AE37]=1;ORG.OPENOFFICE.STYLE(&quot;граница&quot;);ORG.OPENOFFICE.STYLE(&quot;Стандарт&quot;)))">
            <text:p/>
          </table:table-cell>
          <table:table-cell table:formula="of:=T(IF([$тест2.AF37]=1;ORG.OPENOFFICE.STYLE(&quot;граница&quot;);ORG.OPENOFFICE.STYLE(&quot;Стандарт&quot;)))">
            <text:p/>
          </table:table-cell>
          <table:table-cell table:formula="of:=T(IF([$тест2.AG37]=1;ORG.OPENOFFICE.STYLE(&quot;граница&quot;);ORG.OPENOFFICE.STYLE(&quot;Стандарт&quot;)))">
            <text:p/>
          </table:table-cell>
          <table:table-cell table:formula="of:=T(IF([$тест2.AH37]=1;ORG.OPENOFFICE.STYLE(&quot;граница&quot;);ORG.OPENOFFICE.STYLE(&quot;Стандарт&quot;)))">
            <text:p/>
          </table:table-cell>
          <table:table-cell table:formula="of:=T(IF([$тест2.AI37]=1;ORG.OPENOFFICE.STYLE(&quot;граница&quot;);ORG.OPENOFFICE.STYLE(&quot;Стандарт&quot;)))">
            <text:p/>
          </table:table-cell>
          <table:table-cell table:formula="of:=T(IF([$тест2.AJ37]=1;ORG.OPENOFFICE.STYLE(&quot;граница&quot;);ORG.OPENOFFICE.STYLE(&quot;Стандарт&quot;)))">
            <text:p/>
          </table:table-cell>
          <table:table-cell table:formula="of:=T(IF([$тест2.AK37]=1;ORG.OPENOFFICE.STYLE(&quot;граница&quot;);ORG.OPENOFFICE.STYLE(&quot;Стандарт&quot;)))">
            <text:p/>
          </table:table-cell>
          <table:table-cell table:formula="of:=T(IF([$тест2.AL37]=1;ORG.OPENOFFICE.STYLE(&quot;граница&quot;);ORG.OPENOFFICE.STYLE(&quot;Стандарт&quot;)))">
            <text:p/>
          </table:table-cell>
          <table:table-cell table:formula="of:=T(IF([$тест2.AM37]=1;ORG.OPENOFFICE.STYLE(&quot;граница&quot;);ORG.OPENOFFICE.STYLE(&quot;Стандарт&quot;)))">
            <text:p/>
          </table:table-cell>
          <table:table-cell table:formula="of:=T(IF([$тест2.AN37]=1;ORG.OPENOFFICE.STYLE(&quot;граница&quot;);ORG.OPENOFFICE.STYLE(&quot;Стандарт&quot;)))">
            <text:p/>
          </table:table-cell>
          <table:table-cell table:formula="of:=T(IF([$тест2.AO37]=1;ORG.OPENOFFICE.STYLE(&quot;граница&quot;);ORG.OPENOFFICE.STYLE(&quot;Стандарт&quot;)))">
            <text:p/>
          </table:table-cell>
          <table:table-cell table:formula="of:=T(IF([$тест2.AP37]=1;ORG.OPENOFFICE.STYLE(&quot;граница&quot;);ORG.OPENOFFICE.STYLE(&quot;Стандарт&quot;)))">
            <text:p/>
          </table:table-cell>
          <table:table-cell table:formula="of:=T(IF([$тест2.AQ37]=1;ORG.OPENOFFICE.STYLE(&quot;граница&quot;);ORG.OPENOFFICE.STYLE(&quot;Стандарт&quot;)))">
            <text:p/>
          </table:table-cell>
          <table:table-cell table:formula="of:=T(IF([$тест2.AR37]=1;ORG.OPENOFFICE.STYLE(&quot;граница&quot;);ORG.OPENOFFICE.STYLE(&quot;Стандарт&quot;)))">
            <text:p/>
          </table:table-cell>
          <table:table-cell table:formula="of:=T(IF([$тест2.AS37]=1;ORG.OPENOFFICE.STYLE(&quot;граница&quot;);ORG.OPENOFFICE.STYLE(&quot;Стандарт&quot;)))">
            <text:p/>
          </table:table-cell>
          <table:table-cell table:formula="of:=T(IF([$тест2.AT37]=1;ORG.OPENOFFICE.STYLE(&quot;граница&quot;);ORG.OPENOFFICE.STYLE(&quot;Стандарт&quot;)))">
            <text:p/>
          </table:table-cell>
          <table:table-cell table:formula="of:=T(IF([$тест2.AU37]=1;ORG.OPENOFFICE.STYLE(&quot;граница&quot;);ORG.OPENOFFICE.STYLE(&quot;Стандарт&quot;)))">
            <text:p/>
          </table:table-cell>
          <table:table-cell table:formula="of:=T(IF([$тест2.AV37]=1;ORG.OPENOFFICE.STYLE(&quot;граница&quot;);ORG.OPENOFFICE.STYLE(&quot;Стандарт&quot;)))">
            <text:p/>
          </table:table-cell>
          <table:table-cell table:formula="of:=T(IF([$тест2.AW37]=1;ORG.OPENOFFICE.STYLE(&quot;граница&quot;);ORG.OPENOFFICE.STYLE(&quot;Стандарт&quot;)))">
            <text:p/>
          </table:table-cell>
          <table:table-cell table:formula="of:=T(IF([$тест2.AX3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(IF([$тест2.B38]=1;ORG.OPENOFFICE.STYLE(&quot;граница&quot;);ORG.OPENOFFICE.STYLE(&quot;Стандарт&quot;)))">
            <text:p/>
          </table:table-cell>
          <table:table-cell table:formula="of:=T(IF([$тест2.C38]=1;ORG.OPENOFFICE.STYLE(&quot;граница&quot;);ORG.OPENOFFICE.STYLE(&quot;Стандарт&quot;)))">
            <text:p/>
          </table:table-cell>
          <table:table-cell table:formula="of:=T(IF([$тест2.D38]=1;ORG.OPENOFFICE.STYLE(&quot;граница&quot;);ORG.OPENOFFICE.STYLE(&quot;Стандарт&quot;)))">
            <text:p/>
          </table:table-cell>
          <table:table-cell table:formula="of:=T(IF([$тест2.E38]=1;ORG.OPENOFFICE.STYLE(&quot;граница&quot;);ORG.OPENOFFICE.STYLE(&quot;Стандарт&quot;)))">
            <text:p/>
          </table:table-cell>
          <table:table-cell table:formula="of:=T(IF([$тест2.F38]=1;ORG.OPENOFFICE.STYLE(&quot;граница&quot;);ORG.OPENOFFICE.STYLE(&quot;Стандарт&quot;)))">
            <text:p/>
          </table:table-cell>
          <table:table-cell table:formula="of:=T(IF([$тест2.G38]=1;ORG.OPENOFFICE.STYLE(&quot;граница&quot;);ORG.OPENOFFICE.STYLE(&quot;Стандарт&quot;)))">
            <text:p/>
          </table:table-cell>
          <table:table-cell table:formula="of:=T(IF([$тест2.H38]=1;ORG.OPENOFFICE.STYLE(&quot;граница&quot;);ORG.OPENOFFICE.STYLE(&quot;Стандарт&quot;)))">
            <text:p/>
          </table:table-cell>
          <table:table-cell table:formula="of:=T(IF([$тест2.I38]=1;ORG.OPENOFFICE.STYLE(&quot;граница&quot;);ORG.OPENOFFICE.STYLE(&quot;Стандарт&quot;)))">
            <text:p/>
          </table:table-cell>
          <table:table-cell table:formula="of:=T(IF([$тест2.J38]=1;ORG.OPENOFFICE.STYLE(&quot;граница&quot;);ORG.OPENOFFICE.STYLE(&quot;Стандарт&quot;)))">
            <text:p/>
          </table:table-cell>
          <table:table-cell table:formula="of:=T(IF([$тест2.K38]=1;ORG.OPENOFFICE.STYLE(&quot;граница&quot;);ORG.OPENOFFICE.STYLE(&quot;Стандарт&quot;)))">
            <text:p/>
          </table:table-cell>
          <table:table-cell table:formula="of:=T(IF([$тест2.L38]=1;ORG.OPENOFFICE.STYLE(&quot;граница&quot;);ORG.OPENOFFICE.STYLE(&quot;Стандарт&quot;)))">
            <text:p/>
          </table:table-cell>
          <table:table-cell table:formula="of:=T(IF([$тест2.M38]=1;ORG.OPENOFFICE.STYLE(&quot;граница&quot;);ORG.OPENOFFICE.STYLE(&quot;Стандарт&quot;)))">
            <text:p/>
          </table:table-cell>
          <table:table-cell table:formula="of:=T(IF([$тест2.N38]=1;ORG.OPENOFFICE.STYLE(&quot;граница&quot;);ORG.OPENOFFICE.STYLE(&quot;Стандарт&quot;)))">
            <text:p/>
          </table:table-cell>
          <table:table-cell table:formula="of:=T(IF([$тест2.O38]=1;ORG.OPENOFFICE.STYLE(&quot;граница&quot;);ORG.OPENOFFICE.STYLE(&quot;Стандарт&quot;)))">
            <text:p/>
          </table:table-cell>
          <table:table-cell table:formula="of:=T(IF([$тест2.P38]=1;ORG.OPENOFFICE.STYLE(&quot;граница&quot;);ORG.OPENOFFICE.STYLE(&quot;Стандарт&quot;)))">
            <text:p/>
          </table:table-cell>
          <table:table-cell table:formula="of:=T(IF([$тест2.Q38]=1;ORG.OPENOFFICE.STYLE(&quot;граница&quot;);ORG.OPENOFFICE.STYLE(&quot;Стандарт&quot;)))">
            <text:p/>
          </table:table-cell>
          <table:table-cell table:formula="of:=T(IF([$тест2.R38]=1;ORG.OPENOFFICE.STYLE(&quot;граница&quot;);ORG.OPENOFFICE.STYLE(&quot;Стандарт&quot;)))">
            <text:p/>
          </table:table-cell>
          <table:table-cell table:formula="of:=T(IF([$тест2.S38]=1;ORG.OPENOFFICE.STYLE(&quot;граница&quot;);ORG.OPENOFFICE.STYLE(&quot;Стандарт&quot;)))">
            <text:p/>
          </table:table-cell>
          <table:table-cell table:formula="of:=T(IF([$тест2.T38]=1;ORG.OPENOFFICE.STYLE(&quot;граница&quot;);ORG.OPENOFFICE.STYLE(&quot;Стандарт&quot;)))">
            <text:p/>
          </table:table-cell>
          <table:table-cell table:formula="of:=T(IF([$тест2.U38]=1;ORG.OPENOFFICE.STYLE(&quot;граница&quot;);ORG.OPENOFFICE.STYLE(&quot;Стандарт&quot;)))">
            <text:p/>
          </table:table-cell>
          <table:table-cell table:formula="of:=T(IF([$тест2.V38]=1;ORG.OPENOFFICE.STYLE(&quot;граница&quot;);ORG.OPENOFFICE.STYLE(&quot;Стандарт&quot;)))">
            <text:p/>
          </table:table-cell>
          <table:table-cell table:formula="of:=T(IF([$тест2.W38]=1;ORG.OPENOFFICE.STYLE(&quot;граница&quot;);ORG.OPENOFFICE.STYLE(&quot;Стандарт&quot;)))">
            <text:p/>
          </table:table-cell>
          <table:table-cell table:formula="of:=T(IF([$тест2.X38]=1;ORG.OPENOFFICE.STYLE(&quot;граница&quot;);ORG.OPENOFFICE.STYLE(&quot;Стандарт&quot;)))">
            <text:p/>
          </table:table-cell>
          <table:table-cell table:formula="of:=T(IF([$тест2.Y38]=1;ORG.OPENOFFICE.STYLE(&quot;граница&quot;);ORG.OPENOFFICE.STYLE(&quot;Стандарт&quot;)))">
            <text:p/>
          </table:table-cell>
          <table:table-cell table:formula="of:=T(IF([$тест2.Z38]=1;ORG.OPENOFFICE.STYLE(&quot;граница&quot;);ORG.OPENOFFICE.STYLE(&quot;Стандарт&quot;)))">
            <text:p/>
          </table:table-cell>
          <table:table-cell table:formula="of:=T(IF([$тест2.AA38]=1;ORG.OPENOFFICE.STYLE(&quot;граница&quot;);ORG.OPENOFFICE.STYLE(&quot;Стандарт&quot;)))">
            <text:p/>
          </table:table-cell>
          <table:table-cell table:formula="of:=T(IF([$тест2.AB38]=1;ORG.OPENOFFICE.STYLE(&quot;граница&quot;);ORG.OPENOFFICE.STYLE(&quot;Стандарт&quot;)))">
            <text:p/>
          </table:table-cell>
          <table:table-cell table:formula="of:=T(IF([$тест2.AC38]=1;ORG.OPENOFFICE.STYLE(&quot;граница&quot;);ORG.OPENOFFICE.STYLE(&quot;Стандарт&quot;)))">
            <text:p/>
          </table:table-cell>
          <table:table-cell table:formula="of:=T(IF([$тест2.AD38]=1;ORG.OPENOFFICE.STYLE(&quot;граница&quot;);ORG.OPENOFFICE.STYLE(&quot;Стандарт&quot;)))">
            <text:p/>
          </table:table-cell>
          <table:table-cell table:formula="of:=T(IF([$тест2.AE38]=1;ORG.OPENOFFICE.STYLE(&quot;граница&quot;);ORG.OPENOFFICE.STYLE(&quot;Стандарт&quot;)))">
            <text:p/>
          </table:table-cell>
          <table:table-cell table:formula="of:=T(IF([$тест2.AF38]=1;ORG.OPENOFFICE.STYLE(&quot;граница&quot;);ORG.OPENOFFICE.STYLE(&quot;Стандарт&quot;)))">
            <text:p/>
          </table:table-cell>
          <table:table-cell table:formula="of:=T(IF([$тест2.AG38]=1;ORG.OPENOFFICE.STYLE(&quot;граница&quot;);ORG.OPENOFFICE.STYLE(&quot;Стандарт&quot;)))">
            <text:p/>
          </table:table-cell>
          <table:table-cell table:formula="of:=T(IF([$тест2.AH38]=1;ORG.OPENOFFICE.STYLE(&quot;граница&quot;);ORG.OPENOFFICE.STYLE(&quot;Стандарт&quot;)))">
            <text:p/>
          </table:table-cell>
          <table:table-cell table:formula="of:=T(IF([$тест2.AI38]=1;ORG.OPENOFFICE.STYLE(&quot;граница&quot;);ORG.OPENOFFICE.STYLE(&quot;Стандарт&quot;)))">
            <text:p/>
          </table:table-cell>
          <table:table-cell table:formula="of:=T(IF([$тест2.AJ38]=1;ORG.OPENOFFICE.STYLE(&quot;граница&quot;);ORG.OPENOFFICE.STYLE(&quot;Стандарт&quot;)))">
            <text:p/>
          </table:table-cell>
          <table:table-cell table:formula="of:=T(IF([$тест2.AK38]=1;ORG.OPENOFFICE.STYLE(&quot;граница&quot;);ORG.OPENOFFICE.STYLE(&quot;Стандарт&quot;)))">
            <text:p/>
          </table:table-cell>
          <table:table-cell table:formula="of:=T(IF([$тест2.AL38]=1;ORG.OPENOFFICE.STYLE(&quot;граница&quot;);ORG.OPENOFFICE.STYLE(&quot;Стандарт&quot;)))">
            <text:p/>
          </table:table-cell>
          <table:table-cell table:formula="of:=T(IF([$тест2.AM38]=1;ORG.OPENOFFICE.STYLE(&quot;граница&quot;);ORG.OPENOFFICE.STYLE(&quot;Стандарт&quot;)))">
            <text:p/>
          </table:table-cell>
          <table:table-cell table:formula="of:=T(IF([$тест2.AN38]=1;ORG.OPENOFFICE.STYLE(&quot;граница&quot;);ORG.OPENOFFICE.STYLE(&quot;Стандарт&quot;)))">
            <text:p/>
          </table:table-cell>
          <table:table-cell table:formula="of:=T(IF([$тест2.AO38]=1;ORG.OPENOFFICE.STYLE(&quot;граница&quot;);ORG.OPENOFFICE.STYLE(&quot;Стандарт&quot;)))">
            <text:p/>
          </table:table-cell>
          <table:table-cell table:formula="of:=T(IF([$тест2.AP38]=1;ORG.OPENOFFICE.STYLE(&quot;граница&quot;);ORG.OPENOFFICE.STYLE(&quot;Стандарт&quot;)))">
            <text:p/>
          </table:table-cell>
          <table:table-cell table:formula="of:=T(IF([$тест2.AQ38]=1;ORG.OPENOFFICE.STYLE(&quot;граница&quot;);ORG.OPENOFFICE.STYLE(&quot;Стандарт&quot;)))">
            <text:p/>
          </table:table-cell>
          <table:table-cell table:formula="of:=T(IF([$тест2.AR38]=1;ORG.OPENOFFICE.STYLE(&quot;граница&quot;);ORG.OPENOFFICE.STYLE(&quot;Стандарт&quot;)))">
            <text:p/>
          </table:table-cell>
          <table:table-cell table:formula="of:=T(IF([$тест2.AS38]=1;ORG.OPENOFFICE.STYLE(&quot;граница&quot;);ORG.OPENOFFICE.STYLE(&quot;Стандарт&quot;)))">
            <text:p/>
          </table:table-cell>
          <table:table-cell table:formula="of:=T(IF([$тест2.AT38]=1;ORG.OPENOFFICE.STYLE(&quot;граница&quot;);ORG.OPENOFFICE.STYLE(&quot;Стандарт&quot;)))">
            <text:p/>
          </table:table-cell>
          <table:table-cell table:formula="of:=T(IF([$тест2.AU38]=1;ORG.OPENOFFICE.STYLE(&quot;граница&quot;);ORG.OPENOFFICE.STYLE(&quot;Стандарт&quot;)))">
            <text:p/>
          </table:table-cell>
          <table:table-cell table:formula="of:=T(IF([$тест2.AV38]=1;ORG.OPENOFFICE.STYLE(&quot;граница&quot;);ORG.OPENOFFICE.STYLE(&quot;Стандарт&quot;)))">
            <text:p/>
          </table:table-cell>
          <table:table-cell table:formula="of:=T(IF([$тест2.AW38]=1;ORG.OPENOFFICE.STYLE(&quot;граница&quot;);ORG.OPENOFFICE.STYLE(&quot;Стандарт&quot;)))">
            <text:p/>
          </table:table-cell>
          <table:table-cell table:formula="of:=T(IF([$тест2.AX3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(IF([$тест2.B39]=1;ORG.OPENOFFICE.STYLE(&quot;граница&quot;);ORG.OPENOFFICE.STYLE(&quot;Стандарт&quot;)))">
            <text:p/>
          </table:table-cell>
          <table:table-cell table:formula="of:=T(IF([$тест2.C39]=1;ORG.OPENOFFICE.STYLE(&quot;граница&quot;);ORG.OPENOFFICE.STYLE(&quot;Стандарт&quot;)))">
            <text:p/>
          </table:table-cell>
          <table:table-cell table:formula="of:=T(IF([$тест2.D39]=1;ORG.OPENOFFICE.STYLE(&quot;граница&quot;);ORG.OPENOFFICE.STYLE(&quot;Стандарт&quot;)))">
            <text:p/>
          </table:table-cell>
          <table:table-cell table:formula="of:=T(IF([$тест2.E39]=1;ORG.OPENOFFICE.STYLE(&quot;граница&quot;);ORG.OPENOFFICE.STYLE(&quot;Стандарт&quot;)))">
            <text:p/>
          </table:table-cell>
          <table:table-cell table:formula="of:=T(IF([$тест2.F39]=1;ORG.OPENOFFICE.STYLE(&quot;граница&quot;);ORG.OPENOFFICE.STYLE(&quot;Стандарт&quot;)))">
            <text:p/>
          </table:table-cell>
          <table:table-cell table:formula="of:=T(IF([$тест2.G39]=1;ORG.OPENOFFICE.STYLE(&quot;граница&quot;);ORG.OPENOFFICE.STYLE(&quot;Стандарт&quot;)))">
            <text:p/>
          </table:table-cell>
          <table:table-cell table:formula="of:=T(IF([$тест2.H39]=1;ORG.OPENOFFICE.STYLE(&quot;граница&quot;);ORG.OPENOFFICE.STYLE(&quot;Стандарт&quot;)))">
            <text:p/>
          </table:table-cell>
          <table:table-cell table:formula="of:=T(IF([$тест2.I39]=1;ORG.OPENOFFICE.STYLE(&quot;граница&quot;);ORG.OPENOFFICE.STYLE(&quot;Стандарт&quot;)))">
            <text:p/>
          </table:table-cell>
          <table:table-cell table:formula="of:=T(IF([$тест2.J39]=1;ORG.OPENOFFICE.STYLE(&quot;граница&quot;);ORG.OPENOFFICE.STYLE(&quot;Стандарт&quot;)))">
            <text:p/>
          </table:table-cell>
          <table:table-cell table:formula="of:=T(IF([$тест2.K39]=1;ORG.OPENOFFICE.STYLE(&quot;граница&quot;);ORG.OPENOFFICE.STYLE(&quot;Стандарт&quot;)))">
            <text:p/>
          </table:table-cell>
          <table:table-cell table:formula="of:=T(IF([$тест2.L39]=1;ORG.OPENOFFICE.STYLE(&quot;граница&quot;);ORG.OPENOFFICE.STYLE(&quot;Стандарт&quot;)))">
            <text:p/>
          </table:table-cell>
          <table:table-cell table:formula="of:=T(IF([$тест2.M39]=1;ORG.OPENOFFICE.STYLE(&quot;граница&quot;);ORG.OPENOFFICE.STYLE(&quot;Стандарт&quot;)))">
            <text:p/>
          </table:table-cell>
          <table:table-cell table:formula="of:=T(IF([$тест2.N39]=1;ORG.OPENOFFICE.STYLE(&quot;граница&quot;);ORG.OPENOFFICE.STYLE(&quot;Стандарт&quot;)))">
            <text:p/>
          </table:table-cell>
          <table:table-cell table:formula="of:=T(IF([$тест2.O39]=1;ORG.OPENOFFICE.STYLE(&quot;граница&quot;);ORG.OPENOFFICE.STYLE(&quot;Стандарт&quot;)))">
            <text:p/>
          </table:table-cell>
          <table:table-cell table:formula="of:=T(IF([$тест2.P39]=1;ORG.OPENOFFICE.STYLE(&quot;граница&quot;);ORG.OPENOFFICE.STYLE(&quot;Стандарт&quot;)))">
            <text:p/>
          </table:table-cell>
          <table:table-cell table:formula="of:=T(IF([$тест2.Q39]=1;ORG.OPENOFFICE.STYLE(&quot;граница&quot;);ORG.OPENOFFICE.STYLE(&quot;Стандарт&quot;)))">
            <text:p/>
          </table:table-cell>
          <table:table-cell table:formula="of:=T(IF([$тест2.R39]=1;ORG.OPENOFFICE.STYLE(&quot;граница&quot;);ORG.OPENOFFICE.STYLE(&quot;Стандарт&quot;)))">
            <text:p/>
          </table:table-cell>
          <table:table-cell table:formula="of:=T(IF([$тест2.S39]=1;ORG.OPENOFFICE.STYLE(&quot;граница&quot;);ORG.OPENOFFICE.STYLE(&quot;Стандарт&quot;)))">
            <text:p/>
          </table:table-cell>
          <table:table-cell table:formula="of:=T(IF([$тест2.T39]=1;ORG.OPENOFFICE.STYLE(&quot;граница&quot;);ORG.OPENOFFICE.STYLE(&quot;Стандарт&quot;)))">
            <text:p/>
          </table:table-cell>
          <table:table-cell table:formula="of:=T(IF([$тест2.U39]=1;ORG.OPENOFFICE.STYLE(&quot;граница&quot;);ORG.OPENOFFICE.STYLE(&quot;Стандарт&quot;)))">
            <text:p/>
          </table:table-cell>
          <table:table-cell table:formula="of:=T(IF([$тест2.V39]=1;ORG.OPENOFFICE.STYLE(&quot;граница&quot;);ORG.OPENOFFICE.STYLE(&quot;Стандарт&quot;)))">
            <text:p/>
          </table:table-cell>
          <table:table-cell table:formula="of:=T(IF([$тест2.W39]=1;ORG.OPENOFFICE.STYLE(&quot;граница&quot;);ORG.OPENOFFICE.STYLE(&quot;Стандарт&quot;)))">
            <text:p/>
          </table:table-cell>
          <table:table-cell table:formula="of:=T(IF([$тест2.X39]=1;ORG.OPENOFFICE.STYLE(&quot;граница&quot;);ORG.OPENOFFICE.STYLE(&quot;Стандарт&quot;)))">
            <text:p/>
          </table:table-cell>
          <table:table-cell table:formula="of:=T(IF([$тест2.Y39]=1;ORG.OPENOFFICE.STYLE(&quot;граница&quot;);ORG.OPENOFFICE.STYLE(&quot;Стандарт&quot;)))">
            <text:p/>
          </table:table-cell>
          <table:table-cell table:formula="of:=T(IF([$тест2.Z39]=1;ORG.OPENOFFICE.STYLE(&quot;граница&quot;);ORG.OPENOFFICE.STYLE(&quot;Стандарт&quot;)))">
            <text:p/>
          </table:table-cell>
          <table:table-cell table:formula="of:=T(IF([$тест2.AA39]=1;ORG.OPENOFFICE.STYLE(&quot;граница&quot;);ORG.OPENOFFICE.STYLE(&quot;Стандарт&quot;)))">
            <text:p/>
          </table:table-cell>
          <table:table-cell table:formula="of:=T(IF([$тест2.AB39]=1;ORG.OPENOFFICE.STYLE(&quot;граница&quot;);ORG.OPENOFFICE.STYLE(&quot;Стандарт&quot;)))">
            <text:p/>
          </table:table-cell>
          <table:table-cell table:formula="of:=T(IF([$тест2.AC39]=1;ORG.OPENOFFICE.STYLE(&quot;граница&quot;);ORG.OPENOFFICE.STYLE(&quot;Стандарт&quot;)))">
            <text:p/>
          </table:table-cell>
          <table:table-cell table:formula="of:=T(IF([$тест2.AD39]=1;ORG.OPENOFFICE.STYLE(&quot;граница&quot;);ORG.OPENOFFICE.STYLE(&quot;Стандарт&quot;)))">
            <text:p/>
          </table:table-cell>
          <table:table-cell table:formula="of:=T(IF([$тест2.AE39]=1;ORG.OPENOFFICE.STYLE(&quot;граница&quot;);ORG.OPENOFFICE.STYLE(&quot;Стандарт&quot;)))">
            <text:p/>
          </table:table-cell>
          <table:table-cell table:formula="of:=T(IF([$тест2.AF39]=1;ORG.OPENOFFICE.STYLE(&quot;граница&quot;);ORG.OPENOFFICE.STYLE(&quot;Стандарт&quot;)))">
            <text:p/>
          </table:table-cell>
          <table:table-cell table:formula="of:=T(IF([$тест2.AG39]=1;ORG.OPENOFFICE.STYLE(&quot;граница&quot;);ORG.OPENOFFICE.STYLE(&quot;Стандарт&quot;)))">
            <text:p/>
          </table:table-cell>
          <table:table-cell table:formula="of:=T(IF([$тест2.AH39]=1;ORG.OPENOFFICE.STYLE(&quot;граница&quot;);ORG.OPENOFFICE.STYLE(&quot;Стандарт&quot;)))">
            <text:p/>
          </table:table-cell>
          <table:table-cell table:formula="of:=T(IF([$тест2.AI39]=1;ORG.OPENOFFICE.STYLE(&quot;граница&quot;);ORG.OPENOFFICE.STYLE(&quot;Стандарт&quot;)))">
            <text:p/>
          </table:table-cell>
          <table:table-cell table:formula="of:=T(IF([$тест2.AJ39]=1;ORG.OPENOFFICE.STYLE(&quot;граница&quot;);ORG.OPENOFFICE.STYLE(&quot;Стандарт&quot;)))">
            <text:p/>
          </table:table-cell>
          <table:table-cell table:formula="of:=T(IF([$тест2.AK39]=1;ORG.OPENOFFICE.STYLE(&quot;граница&quot;);ORG.OPENOFFICE.STYLE(&quot;Стандарт&quot;)))">
            <text:p/>
          </table:table-cell>
          <table:table-cell table:formula="of:=T(IF([$тест2.AL39]=1;ORG.OPENOFFICE.STYLE(&quot;граница&quot;);ORG.OPENOFFICE.STYLE(&quot;Стандарт&quot;)))">
            <text:p/>
          </table:table-cell>
          <table:table-cell table:formula="of:=T(IF([$тест2.AM39]=1;ORG.OPENOFFICE.STYLE(&quot;граница&quot;);ORG.OPENOFFICE.STYLE(&quot;Стандарт&quot;)))">
            <text:p/>
          </table:table-cell>
          <table:table-cell table:formula="of:=T(IF([$тест2.AN39]=1;ORG.OPENOFFICE.STYLE(&quot;граница&quot;);ORG.OPENOFFICE.STYLE(&quot;Стандарт&quot;)))">
            <text:p/>
          </table:table-cell>
          <table:table-cell table:formula="of:=T(IF([$тест2.AO39]=1;ORG.OPENOFFICE.STYLE(&quot;граница&quot;);ORG.OPENOFFICE.STYLE(&quot;Стандарт&quot;)))">
            <text:p/>
          </table:table-cell>
          <table:table-cell table:formula="of:=T(IF([$тест2.AP39]=1;ORG.OPENOFFICE.STYLE(&quot;граница&quot;);ORG.OPENOFFICE.STYLE(&quot;Стандарт&quot;)))">
            <text:p/>
          </table:table-cell>
          <table:table-cell table:formula="of:=T(IF([$тест2.AQ39]=1;ORG.OPENOFFICE.STYLE(&quot;граница&quot;);ORG.OPENOFFICE.STYLE(&quot;Стандарт&quot;)))">
            <text:p/>
          </table:table-cell>
          <table:table-cell table:formula="of:=T(IF([$тест2.AR39]=1;ORG.OPENOFFICE.STYLE(&quot;граница&quot;);ORG.OPENOFFICE.STYLE(&quot;Стандарт&quot;)))">
            <text:p/>
          </table:table-cell>
          <table:table-cell table:formula="of:=T(IF([$тест2.AS39]=1;ORG.OPENOFFICE.STYLE(&quot;граница&quot;);ORG.OPENOFFICE.STYLE(&quot;Стандарт&quot;)))">
            <text:p/>
          </table:table-cell>
          <table:table-cell table:formula="of:=T(IF([$тест2.AT39]=1;ORG.OPENOFFICE.STYLE(&quot;граница&quot;);ORG.OPENOFFICE.STYLE(&quot;Стандарт&quot;)))">
            <text:p/>
          </table:table-cell>
          <table:table-cell table:formula="of:=T(IF([$тест2.AU39]=1;ORG.OPENOFFICE.STYLE(&quot;граница&quot;);ORG.OPENOFFICE.STYLE(&quot;Стандарт&quot;)))">
            <text:p/>
          </table:table-cell>
          <table:table-cell table:formula="of:=T(IF([$тест2.AV39]=1;ORG.OPENOFFICE.STYLE(&quot;граница&quot;);ORG.OPENOFFICE.STYLE(&quot;Стандарт&quot;)))">
            <text:p/>
          </table:table-cell>
          <table:table-cell table:formula="of:=T(IF([$тест2.AW39]=1;ORG.OPENOFFICE.STYLE(&quot;граница&quot;);ORG.OPENOFFICE.STYLE(&quot;Стандарт&quot;)))">
            <text:p/>
          </table:table-cell>
          <table:table-cell table:formula="of:=T(IF([$тест2.AX3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(IF([$тест2.B40]=1;ORG.OPENOFFICE.STYLE(&quot;граница&quot;);ORG.OPENOFFICE.STYLE(&quot;Стандарт&quot;)))">
            <text:p/>
          </table:table-cell>
          <table:table-cell table:formula="of:=T(IF([$тест2.C40]=1;ORG.OPENOFFICE.STYLE(&quot;граница&quot;);ORG.OPENOFFICE.STYLE(&quot;Стандарт&quot;)))">
            <text:p/>
          </table:table-cell>
          <table:table-cell table:formula="of:=T(IF([$тест2.D40]=1;ORG.OPENOFFICE.STYLE(&quot;граница&quot;);ORG.OPENOFFICE.STYLE(&quot;Стандарт&quot;)))">
            <text:p/>
          </table:table-cell>
          <table:table-cell table:formula="of:=T(IF([$тест2.E40]=1;ORG.OPENOFFICE.STYLE(&quot;граница&quot;);ORG.OPENOFFICE.STYLE(&quot;Стандарт&quot;)))">
            <text:p/>
          </table:table-cell>
          <table:table-cell table:formula="of:=T(IF([$тест2.F40]=1;ORG.OPENOFFICE.STYLE(&quot;граница&quot;);ORG.OPENOFFICE.STYLE(&quot;Стандарт&quot;)))">
            <text:p/>
          </table:table-cell>
          <table:table-cell table:formula="of:=T(IF([$тест2.G40]=1;ORG.OPENOFFICE.STYLE(&quot;граница&quot;);ORG.OPENOFFICE.STYLE(&quot;Стандарт&quot;)))">
            <text:p/>
          </table:table-cell>
          <table:table-cell table:formula="of:=T(IF([$тест2.H40]=1;ORG.OPENOFFICE.STYLE(&quot;граница&quot;);ORG.OPENOFFICE.STYLE(&quot;Стандарт&quot;)))">
            <text:p/>
          </table:table-cell>
          <table:table-cell table:formula="of:=T(IF([$тест2.I40]=1;ORG.OPENOFFICE.STYLE(&quot;граница&quot;);ORG.OPENOFFICE.STYLE(&quot;Стандарт&quot;)))">
            <text:p/>
          </table:table-cell>
          <table:table-cell table:formula="of:=T(IF([$тест2.J40]=1;ORG.OPENOFFICE.STYLE(&quot;граница&quot;);ORG.OPENOFFICE.STYLE(&quot;Стандарт&quot;)))">
            <text:p/>
          </table:table-cell>
          <table:table-cell table:formula="of:=T(IF([$тест2.K40]=1;ORG.OPENOFFICE.STYLE(&quot;граница&quot;);ORG.OPENOFFICE.STYLE(&quot;Стандарт&quot;)))">
            <text:p/>
          </table:table-cell>
          <table:table-cell table:formula="of:=T(IF([$тест2.L40]=1;ORG.OPENOFFICE.STYLE(&quot;граница&quot;);ORG.OPENOFFICE.STYLE(&quot;Стандарт&quot;)))">
            <text:p/>
          </table:table-cell>
          <table:table-cell table:formula="of:=T(IF([$тест2.M40]=1;ORG.OPENOFFICE.STYLE(&quot;граница&quot;);ORG.OPENOFFICE.STYLE(&quot;Стандарт&quot;)))">
            <text:p/>
          </table:table-cell>
          <table:table-cell table:formula="of:=T(IF([$тест2.N40]=1;ORG.OPENOFFICE.STYLE(&quot;граница&quot;);ORG.OPENOFFICE.STYLE(&quot;Стандарт&quot;)))">
            <text:p/>
          </table:table-cell>
          <table:table-cell table:formula="of:=T(IF([$тест2.O40]=1;ORG.OPENOFFICE.STYLE(&quot;граница&quot;);ORG.OPENOFFICE.STYLE(&quot;Стандарт&quot;)))">
            <text:p/>
          </table:table-cell>
          <table:table-cell table:formula="of:=T(IF([$тест2.P40]=1;ORG.OPENOFFICE.STYLE(&quot;граница&quot;);ORG.OPENOFFICE.STYLE(&quot;Стандарт&quot;)))">
            <text:p/>
          </table:table-cell>
          <table:table-cell table:formula="of:=T(IF([$тест2.Q40]=1;ORG.OPENOFFICE.STYLE(&quot;граница&quot;);ORG.OPENOFFICE.STYLE(&quot;Стандарт&quot;)))">
            <text:p/>
          </table:table-cell>
          <table:table-cell table:formula="of:=T(IF([$тест2.R40]=1;ORG.OPENOFFICE.STYLE(&quot;граница&quot;);ORG.OPENOFFICE.STYLE(&quot;Стандарт&quot;)))">
            <text:p/>
          </table:table-cell>
          <table:table-cell table:formula="of:=T(IF([$тест2.S40]=1;ORG.OPENOFFICE.STYLE(&quot;граница&quot;);ORG.OPENOFFICE.STYLE(&quot;Стандарт&quot;)))">
            <text:p/>
          </table:table-cell>
          <table:table-cell table:formula="of:=T(IF([$тест2.T40]=1;ORG.OPENOFFICE.STYLE(&quot;граница&quot;);ORG.OPENOFFICE.STYLE(&quot;Стандарт&quot;)))">
            <text:p/>
          </table:table-cell>
          <table:table-cell table:formula="of:=T(IF([$тест2.U40]=1;ORG.OPENOFFICE.STYLE(&quot;граница&quot;);ORG.OPENOFFICE.STYLE(&quot;Стандарт&quot;)))">
            <text:p/>
          </table:table-cell>
          <table:table-cell table:formula="of:=T(IF([$тест2.V40]=1;ORG.OPENOFFICE.STYLE(&quot;граница&quot;);ORG.OPENOFFICE.STYLE(&quot;Стандарт&quot;)))">
            <text:p/>
          </table:table-cell>
          <table:table-cell table:formula="of:=T(IF([$тест2.W40]=1;ORG.OPENOFFICE.STYLE(&quot;граница&quot;);ORG.OPENOFFICE.STYLE(&quot;Стандарт&quot;)))">
            <text:p/>
          </table:table-cell>
          <table:table-cell table:formula="of:=T(IF([$тест2.X40]=1;ORG.OPENOFFICE.STYLE(&quot;граница&quot;);ORG.OPENOFFICE.STYLE(&quot;Стандарт&quot;)))">
            <text:p/>
          </table:table-cell>
          <table:table-cell table:formula="of:=T(IF([$тест2.Y40]=1;ORG.OPENOFFICE.STYLE(&quot;граница&quot;);ORG.OPENOFFICE.STYLE(&quot;Стандарт&quot;)))">
            <text:p/>
          </table:table-cell>
          <table:table-cell table:formula="of:=T(IF([$тест2.Z40]=1;ORG.OPENOFFICE.STYLE(&quot;граница&quot;);ORG.OPENOFFICE.STYLE(&quot;Стандарт&quot;)))">
            <text:p/>
          </table:table-cell>
          <table:table-cell table:formula="of:=T(IF([$тест2.AA40]=1;ORG.OPENOFFICE.STYLE(&quot;граница&quot;);ORG.OPENOFFICE.STYLE(&quot;Стандарт&quot;)))">
            <text:p/>
          </table:table-cell>
          <table:table-cell table:formula="of:=T(IF([$тест2.AB40]=1;ORG.OPENOFFICE.STYLE(&quot;граница&quot;);ORG.OPENOFFICE.STYLE(&quot;Стандарт&quot;)))">
            <text:p/>
          </table:table-cell>
          <table:table-cell table:formula="of:=T(IF([$тест2.AC40]=1;ORG.OPENOFFICE.STYLE(&quot;граница&quot;);ORG.OPENOFFICE.STYLE(&quot;Стандарт&quot;)))">
            <text:p/>
          </table:table-cell>
          <table:table-cell table:formula="of:=T(IF([$тест2.AD40]=1;ORG.OPENOFFICE.STYLE(&quot;граница&quot;);ORG.OPENOFFICE.STYLE(&quot;Стандарт&quot;)))">
            <text:p/>
          </table:table-cell>
          <table:table-cell table:formula="of:=T(IF([$тест2.AE40]=1;ORG.OPENOFFICE.STYLE(&quot;граница&quot;);ORG.OPENOFFICE.STYLE(&quot;Стандарт&quot;)))">
            <text:p/>
          </table:table-cell>
          <table:table-cell table:formula="of:=T(IF([$тест2.AF40]=1;ORG.OPENOFFICE.STYLE(&quot;граница&quot;);ORG.OPENOFFICE.STYLE(&quot;Стандарт&quot;)))">
            <text:p/>
          </table:table-cell>
          <table:table-cell table:formula="of:=T(IF([$тест2.AG40]=1;ORG.OPENOFFICE.STYLE(&quot;граница&quot;);ORG.OPENOFFICE.STYLE(&quot;Стандарт&quot;)))">
            <text:p/>
          </table:table-cell>
          <table:table-cell table:formula="of:=T(IF([$тест2.AH40]=1;ORG.OPENOFFICE.STYLE(&quot;граница&quot;);ORG.OPENOFFICE.STYLE(&quot;Стандарт&quot;)))">
            <text:p/>
          </table:table-cell>
          <table:table-cell table:formula="of:=T(IF([$тест2.AI40]=1;ORG.OPENOFFICE.STYLE(&quot;граница&quot;);ORG.OPENOFFICE.STYLE(&quot;Стандарт&quot;)))">
            <text:p/>
          </table:table-cell>
          <table:table-cell table:formula="of:=T(IF([$тест2.AJ40]=1;ORG.OPENOFFICE.STYLE(&quot;граница&quot;);ORG.OPENOFFICE.STYLE(&quot;Стандарт&quot;)))">
            <text:p/>
          </table:table-cell>
          <table:table-cell table:formula="of:=T(IF([$тест2.AK40]=1;ORG.OPENOFFICE.STYLE(&quot;граница&quot;);ORG.OPENOFFICE.STYLE(&quot;Стандарт&quot;)))">
            <text:p/>
          </table:table-cell>
          <table:table-cell table:formula="of:=T(IF([$тест2.AL40]=1;ORG.OPENOFFICE.STYLE(&quot;граница&quot;);ORG.OPENOFFICE.STYLE(&quot;Стандарт&quot;)))">
            <text:p/>
          </table:table-cell>
          <table:table-cell table:formula="of:=T(IF([$тест2.AM40]=1;ORG.OPENOFFICE.STYLE(&quot;граница&quot;);ORG.OPENOFFICE.STYLE(&quot;Стандарт&quot;)))">
            <text:p/>
          </table:table-cell>
          <table:table-cell table:formula="of:=T(IF([$тест2.AN40]=1;ORG.OPENOFFICE.STYLE(&quot;граница&quot;);ORG.OPENOFFICE.STYLE(&quot;Стандарт&quot;)))">
            <text:p/>
          </table:table-cell>
          <table:table-cell table:formula="of:=T(IF([$тест2.AO40]=1;ORG.OPENOFFICE.STYLE(&quot;граница&quot;);ORG.OPENOFFICE.STYLE(&quot;Стандарт&quot;)))">
            <text:p/>
          </table:table-cell>
          <table:table-cell table:formula="of:=T(IF([$тест2.AP40]=1;ORG.OPENOFFICE.STYLE(&quot;граница&quot;);ORG.OPENOFFICE.STYLE(&quot;Стандарт&quot;)))">
            <text:p/>
          </table:table-cell>
          <table:table-cell table:formula="of:=T(IF([$тест2.AQ40]=1;ORG.OPENOFFICE.STYLE(&quot;граница&quot;);ORG.OPENOFFICE.STYLE(&quot;Стандарт&quot;)))">
            <text:p/>
          </table:table-cell>
          <table:table-cell table:formula="of:=T(IF([$тест2.AR40]=1;ORG.OPENOFFICE.STYLE(&quot;граница&quot;);ORG.OPENOFFICE.STYLE(&quot;Стандарт&quot;)))">
            <text:p/>
          </table:table-cell>
          <table:table-cell table:formula="of:=T(IF([$тест2.AS40]=1;ORG.OPENOFFICE.STYLE(&quot;граница&quot;);ORG.OPENOFFICE.STYLE(&quot;Стандарт&quot;)))">
            <text:p/>
          </table:table-cell>
          <table:table-cell table:formula="of:=T(IF([$тест2.AT40]=1;ORG.OPENOFFICE.STYLE(&quot;граница&quot;);ORG.OPENOFFICE.STYLE(&quot;Стандарт&quot;)))">
            <text:p/>
          </table:table-cell>
          <table:table-cell table:formula="of:=T(IF([$тест2.AU40]=1;ORG.OPENOFFICE.STYLE(&quot;граница&quot;);ORG.OPENOFFICE.STYLE(&quot;Стандарт&quot;)))">
            <text:p/>
          </table:table-cell>
          <table:table-cell table:formula="of:=T(IF([$тест2.AV40]=1;ORG.OPENOFFICE.STYLE(&quot;граница&quot;);ORG.OPENOFFICE.STYLE(&quot;Стандарт&quot;)))">
            <text:p/>
          </table:table-cell>
          <table:table-cell table:formula="of:=T(IF([$тест2.AW40]=1;ORG.OPENOFFICE.STYLE(&quot;граница&quot;);ORG.OPENOFFICE.STYLE(&quot;Стандарт&quot;)))">
            <text:p/>
          </table:table-cell>
          <table:table-cell table:formula="of:=T(IF([$тест2.AX4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(IF([$тест2.B41]=1;ORG.OPENOFFICE.STYLE(&quot;граница&quot;);ORG.OPENOFFICE.STYLE(&quot;Стандарт&quot;)))">
            <text:p/>
          </table:table-cell>
          <table:table-cell table:formula="of:=T(IF([$тест2.C41]=1;ORG.OPENOFFICE.STYLE(&quot;граница&quot;);ORG.OPENOFFICE.STYLE(&quot;Стандарт&quot;)))">
            <text:p/>
          </table:table-cell>
          <table:table-cell table:formula="of:=T(IF([$тест2.D41]=1;ORG.OPENOFFICE.STYLE(&quot;граница&quot;);ORG.OPENOFFICE.STYLE(&quot;Стандарт&quot;)))">
            <text:p/>
          </table:table-cell>
          <table:table-cell table:formula="of:=T(IF([$тест2.E41]=1;ORG.OPENOFFICE.STYLE(&quot;граница&quot;);ORG.OPENOFFICE.STYLE(&quot;Стандарт&quot;)))">
            <text:p/>
          </table:table-cell>
          <table:table-cell table:formula="of:=T(IF([$тест2.F41]=1;ORG.OPENOFFICE.STYLE(&quot;граница&quot;);ORG.OPENOFFICE.STYLE(&quot;Стандарт&quot;)))">
            <text:p/>
          </table:table-cell>
          <table:table-cell table:formula="of:=T(IF([$тест2.G41]=1;ORG.OPENOFFICE.STYLE(&quot;граница&quot;);ORG.OPENOFFICE.STYLE(&quot;Стандарт&quot;)))">
            <text:p/>
          </table:table-cell>
          <table:table-cell table:formula="of:=T(IF([$тест2.H41]=1;ORG.OPENOFFICE.STYLE(&quot;граница&quot;);ORG.OPENOFFICE.STYLE(&quot;Стандарт&quot;)))">
            <text:p/>
          </table:table-cell>
          <table:table-cell table:formula="of:=T(IF([$тест2.I41]=1;ORG.OPENOFFICE.STYLE(&quot;граница&quot;);ORG.OPENOFFICE.STYLE(&quot;Стандарт&quot;)))">
            <text:p/>
          </table:table-cell>
          <table:table-cell table:formula="of:=T(IF([$тест2.J41]=1;ORG.OPENOFFICE.STYLE(&quot;граница&quot;);ORG.OPENOFFICE.STYLE(&quot;Стандарт&quot;)))">
            <text:p/>
          </table:table-cell>
          <table:table-cell table:formula="of:=T(IF([$тест2.K41]=1;ORG.OPENOFFICE.STYLE(&quot;граница&quot;);ORG.OPENOFFICE.STYLE(&quot;Стандарт&quot;)))">
            <text:p/>
          </table:table-cell>
          <table:table-cell table:formula="of:=T(IF([$тест2.L41]=1;ORG.OPENOFFICE.STYLE(&quot;граница&quot;);ORG.OPENOFFICE.STYLE(&quot;Стандарт&quot;)))">
            <text:p/>
          </table:table-cell>
          <table:table-cell table:formula="of:=T(IF([$тест2.M41]=1;ORG.OPENOFFICE.STYLE(&quot;граница&quot;);ORG.OPENOFFICE.STYLE(&quot;Стандарт&quot;)))">
            <text:p/>
          </table:table-cell>
          <table:table-cell table:formula="of:=T(IF([$тест2.N41]=1;ORG.OPENOFFICE.STYLE(&quot;граница&quot;);ORG.OPENOFFICE.STYLE(&quot;Стандарт&quot;)))">
            <text:p/>
          </table:table-cell>
          <table:table-cell table:formula="of:=T(IF([$тест2.O41]=1;ORG.OPENOFFICE.STYLE(&quot;граница&quot;);ORG.OPENOFFICE.STYLE(&quot;Стандарт&quot;)))">
            <text:p/>
          </table:table-cell>
          <table:table-cell table:formula="of:=T(IF([$тест2.P41]=1;ORG.OPENOFFICE.STYLE(&quot;граница&quot;);ORG.OPENOFFICE.STYLE(&quot;Стандарт&quot;)))">
            <text:p/>
          </table:table-cell>
          <table:table-cell table:formula="of:=T(IF([$тест2.Q41]=1;ORG.OPENOFFICE.STYLE(&quot;граница&quot;);ORG.OPENOFFICE.STYLE(&quot;Стандарт&quot;)))">
            <text:p/>
          </table:table-cell>
          <table:table-cell table:formula="of:=T(IF([$тест2.R41]=1;ORG.OPENOFFICE.STYLE(&quot;граница&quot;);ORG.OPENOFFICE.STYLE(&quot;Стандарт&quot;)))">
            <text:p/>
          </table:table-cell>
          <table:table-cell table:formula="of:=T(IF([$тест2.S41]=1;ORG.OPENOFFICE.STYLE(&quot;граница&quot;);ORG.OPENOFFICE.STYLE(&quot;Стандарт&quot;)))">
            <text:p/>
          </table:table-cell>
          <table:table-cell table:formula="of:=T(IF([$тест2.T41]=1;ORG.OPENOFFICE.STYLE(&quot;граница&quot;);ORG.OPENOFFICE.STYLE(&quot;Стандарт&quot;)))">
            <text:p/>
          </table:table-cell>
          <table:table-cell table:formula="of:=T(IF([$тест2.U41]=1;ORG.OPENOFFICE.STYLE(&quot;граница&quot;);ORG.OPENOFFICE.STYLE(&quot;Стандарт&quot;)))">
            <text:p/>
          </table:table-cell>
          <table:table-cell table:formula="of:=T(IF([$тест2.V41]=1;ORG.OPENOFFICE.STYLE(&quot;граница&quot;);ORG.OPENOFFICE.STYLE(&quot;Стандарт&quot;)))">
            <text:p/>
          </table:table-cell>
          <table:table-cell table:formula="of:=T(IF([$тест2.W41]=1;ORG.OPENOFFICE.STYLE(&quot;граница&quot;);ORG.OPENOFFICE.STYLE(&quot;Стандарт&quot;)))">
            <text:p/>
          </table:table-cell>
          <table:table-cell table:formula="of:=T(IF([$тест2.X41]=1;ORG.OPENOFFICE.STYLE(&quot;граница&quot;);ORG.OPENOFFICE.STYLE(&quot;Стандарт&quot;)))">
            <text:p/>
          </table:table-cell>
          <table:table-cell table:formula="of:=T(IF([$тест2.Y41]=1;ORG.OPENOFFICE.STYLE(&quot;граница&quot;);ORG.OPENOFFICE.STYLE(&quot;Стандарт&quot;)))">
            <text:p/>
          </table:table-cell>
          <table:table-cell table:formula="of:=T(IF([$тест2.Z41]=1;ORG.OPENOFFICE.STYLE(&quot;граница&quot;);ORG.OPENOFFICE.STYLE(&quot;Стандарт&quot;)))">
            <text:p/>
          </table:table-cell>
          <table:table-cell table:formula="of:=T(IF([$тест2.AA41]=1;ORG.OPENOFFICE.STYLE(&quot;граница&quot;);ORG.OPENOFFICE.STYLE(&quot;Стандарт&quot;)))">
            <text:p/>
          </table:table-cell>
          <table:table-cell table:formula="of:=T(IF([$тест2.AB41]=1;ORG.OPENOFFICE.STYLE(&quot;граница&quot;);ORG.OPENOFFICE.STYLE(&quot;Стандарт&quot;)))">
            <text:p/>
          </table:table-cell>
          <table:table-cell table:formula="of:=T(IF([$тест2.AC41]=1;ORG.OPENOFFICE.STYLE(&quot;граница&quot;);ORG.OPENOFFICE.STYLE(&quot;Стандарт&quot;)))">
            <text:p/>
          </table:table-cell>
          <table:table-cell table:formula="of:=T(IF([$тест2.AD41]=1;ORG.OPENOFFICE.STYLE(&quot;граница&quot;);ORG.OPENOFFICE.STYLE(&quot;Стандарт&quot;)))">
            <text:p/>
          </table:table-cell>
          <table:table-cell table:formula="of:=T(IF([$тест2.AE41]=1;ORG.OPENOFFICE.STYLE(&quot;граница&quot;);ORG.OPENOFFICE.STYLE(&quot;Стандарт&quot;)))">
            <text:p/>
          </table:table-cell>
          <table:table-cell table:formula="of:=T(IF([$тест2.AF41]=1;ORG.OPENOFFICE.STYLE(&quot;граница&quot;);ORG.OPENOFFICE.STYLE(&quot;Стандарт&quot;)))">
            <text:p/>
          </table:table-cell>
          <table:table-cell table:formula="of:=T(IF([$тест2.AG41]=1;ORG.OPENOFFICE.STYLE(&quot;граница&quot;);ORG.OPENOFFICE.STYLE(&quot;Стандарт&quot;)))">
            <text:p/>
          </table:table-cell>
          <table:table-cell table:formula="of:=T(IF([$тест2.AH41]=1;ORG.OPENOFFICE.STYLE(&quot;граница&quot;);ORG.OPENOFFICE.STYLE(&quot;Стандарт&quot;)))">
            <text:p/>
          </table:table-cell>
          <table:table-cell table:formula="of:=T(IF([$тест2.AI41]=1;ORG.OPENOFFICE.STYLE(&quot;граница&quot;);ORG.OPENOFFICE.STYLE(&quot;Стандарт&quot;)))">
            <text:p/>
          </table:table-cell>
          <table:table-cell table:formula="of:=T(IF([$тест2.AJ41]=1;ORG.OPENOFFICE.STYLE(&quot;граница&quot;);ORG.OPENOFFICE.STYLE(&quot;Стандарт&quot;)))">
            <text:p/>
          </table:table-cell>
          <table:table-cell table:formula="of:=T(IF([$тест2.AK41]=1;ORG.OPENOFFICE.STYLE(&quot;граница&quot;);ORG.OPENOFFICE.STYLE(&quot;Стандарт&quot;)))">
            <text:p/>
          </table:table-cell>
          <table:table-cell table:formula="of:=T(IF([$тест2.AL41]=1;ORG.OPENOFFICE.STYLE(&quot;граница&quot;);ORG.OPENOFFICE.STYLE(&quot;Стандарт&quot;)))">
            <text:p/>
          </table:table-cell>
          <table:table-cell table:formula="of:=T(IF([$тест2.AM41]=1;ORG.OPENOFFICE.STYLE(&quot;граница&quot;);ORG.OPENOFFICE.STYLE(&quot;Стандарт&quot;)))">
            <text:p/>
          </table:table-cell>
          <table:table-cell table:formula="of:=T(IF([$тест2.AN41]=1;ORG.OPENOFFICE.STYLE(&quot;граница&quot;);ORG.OPENOFFICE.STYLE(&quot;Стандарт&quot;)))">
            <text:p/>
          </table:table-cell>
          <table:table-cell table:formula="of:=T(IF([$тест2.AO41]=1;ORG.OPENOFFICE.STYLE(&quot;граница&quot;);ORG.OPENOFFICE.STYLE(&quot;Стандарт&quot;)))">
            <text:p/>
          </table:table-cell>
          <table:table-cell table:formula="of:=T(IF([$тест2.AP41]=1;ORG.OPENOFFICE.STYLE(&quot;граница&quot;);ORG.OPENOFFICE.STYLE(&quot;Стандарт&quot;)))">
            <text:p/>
          </table:table-cell>
          <table:table-cell table:formula="of:=T(IF([$тест2.AQ41]=1;ORG.OPENOFFICE.STYLE(&quot;граница&quot;);ORG.OPENOFFICE.STYLE(&quot;Стандарт&quot;)))">
            <text:p/>
          </table:table-cell>
          <table:table-cell table:formula="of:=T(IF([$тест2.AR41]=1;ORG.OPENOFFICE.STYLE(&quot;граница&quot;);ORG.OPENOFFICE.STYLE(&quot;Стандарт&quot;)))">
            <text:p/>
          </table:table-cell>
          <table:table-cell table:formula="of:=T(IF([$тест2.AS41]=1;ORG.OPENOFFICE.STYLE(&quot;граница&quot;);ORG.OPENOFFICE.STYLE(&quot;Стандарт&quot;)))">
            <text:p/>
          </table:table-cell>
          <table:table-cell table:formula="of:=T(IF([$тест2.AT41]=1;ORG.OPENOFFICE.STYLE(&quot;граница&quot;);ORG.OPENOFFICE.STYLE(&quot;Стандарт&quot;)))">
            <text:p/>
          </table:table-cell>
          <table:table-cell table:formula="of:=T(IF([$тест2.AU41]=1;ORG.OPENOFFICE.STYLE(&quot;граница&quot;);ORG.OPENOFFICE.STYLE(&quot;Стандарт&quot;)))">
            <text:p/>
          </table:table-cell>
          <table:table-cell table:formula="of:=T(IF([$тест2.AV41]=1;ORG.OPENOFFICE.STYLE(&quot;граница&quot;);ORG.OPENOFFICE.STYLE(&quot;Стандарт&quot;)))">
            <text:p/>
          </table:table-cell>
          <table:table-cell table:formula="of:=T(IF([$тест2.AW41]=1;ORG.OPENOFFICE.STYLE(&quot;граница&quot;);ORG.OPENOFFICE.STYLE(&quot;Стандарт&quot;)))">
            <text:p/>
          </table:table-cell>
          <table:table-cell table:formula="of:=T(IF([$тест2.AX4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2]=1;ORG.OPENOFFICE.STYLE(&quot;граница&quot;);ORG.OPENOFFICE.STYLE(&quot;Стандарт&quot;)))">
            <text:p/>
          </table:table-cell>
          <table:table-cell table:formula="of:=T(IF([$тест2.C42]=1;ORG.OPENOFFICE.STYLE(&quot;граница&quot;);ORG.OPENOFFICE.STYLE(&quot;Стандарт&quot;)))">
            <text:p/>
          </table:table-cell>
          <table:table-cell table:formula="of:=T(IF([$тест2.D42]=1;ORG.OPENOFFICE.STYLE(&quot;граница&quot;);ORG.OPENOFFICE.STYLE(&quot;Стандарт&quot;)))">
            <text:p/>
          </table:table-cell>
          <table:table-cell table:formula="of:=T(IF([$тест2.E42]=1;ORG.OPENOFFICE.STYLE(&quot;граница&quot;);ORG.OPENOFFICE.STYLE(&quot;Стандарт&quot;)))">
            <text:p/>
          </table:table-cell>
          <table:table-cell table:formula="of:=T(IF([$тест2.F42]=1;ORG.OPENOFFICE.STYLE(&quot;граница&quot;);ORG.OPENOFFICE.STYLE(&quot;Стандарт&quot;)))">
            <text:p/>
          </table:table-cell>
          <table:table-cell table:formula="of:=T(IF([$тест2.G42]=1;ORG.OPENOFFICE.STYLE(&quot;граница&quot;);ORG.OPENOFFICE.STYLE(&quot;Стандарт&quot;)))">
            <text:p/>
          </table:table-cell>
          <table:table-cell table:formula="of:=T(IF([$тест2.H42]=1;ORG.OPENOFFICE.STYLE(&quot;граница&quot;);ORG.OPENOFFICE.STYLE(&quot;Стандарт&quot;)))">
            <text:p/>
          </table:table-cell>
          <table:table-cell table:formula="of:=T(IF([$тест2.I42]=1;ORG.OPENOFFICE.STYLE(&quot;граница&quot;);ORG.OPENOFFICE.STYLE(&quot;Стандарт&quot;)))">
            <text:p/>
          </table:table-cell>
          <table:table-cell table:formula="of:=T(IF([$тест2.J42]=1;ORG.OPENOFFICE.STYLE(&quot;граница&quot;);ORG.OPENOFFICE.STYLE(&quot;Стандарт&quot;)))">
            <text:p/>
          </table:table-cell>
          <table:table-cell table:formula="of:=T(IF([$тест2.K42]=1;ORG.OPENOFFICE.STYLE(&quot;граница&quot;);ORG.OPENOFFICE.STYLE(&quot;Стандарт&quot;)))">
            <text:p/>
          </table:table-cell>
          <table:table-cell table:formula="of:=T(IF([$тест2.L42]=1;ORG.OPENOFFICE.STYLE(&quot;граница&quot;);ORG.OPENOFFICE.STYLE(&quot;Стандарт&quot;)))">
            <text:p/>
          </table:table-cell>
          <table:table-cell table:formula="of:=T(IF([$тест2.M42]=1;ORG.OPENOFFICE.STYLE(&quot;граница&quot;);ORG.OPENOFFICE.STYLE(&quot;Стандарт&quot;)))">
            <text:p/>
          </table:table-cell>
          <table:table-cell table:formula="of:=T(IF([$тест2.N42]=1;ORG.OPENOFFICE.STYLE(&quot;граница&quot;);ORG.OPENOFFICE.STYLE(&quot;Стандарт&quot;)))">
            <text:p/>
          </table:table-cell>
          <table:table-cell table:formula="of:=T(IF([$тест2.O42]=1;ORG.OPENOFFICE.STYLE(&quot;граница&quot;);ORG.OPENOFFICE.STYLE(&quot;Стандарт&quot;)))">
            <text:p/>
          </table:table-cell>
          <table:table-cell table:formula="of:=T(IF([$тест2.P42]=1;ORG.OPENOFFICE.STYLE(&quot;граница&quot;);ORG.OPENOFFICE.STYLE(&quot;Стандарт&quot;)))">
            <text:p/>
          </table:table-cell>
          <table:table-cell table:formula="of:=T(IF([$тест2.Q42]=1;ORG.OPENOFFICE.STYLE(&quot;граница&quot;);ORG.OPENOFFICE.STYLE(&quot;Стандарт&quot;)))">
            <text:p/>
          </table:table-cell>
          <table:table-cell table:formula="of:=T(IF([$тест2.R42]=1;ORG.OPENOFFICE.STYLE(&quot;граница&quot;);ORG.OPENOFFICE.STYLE(&quot;Стандарт&quot;)))">
            <text:p/>
          </table:table-cell>
          <table:table-cell table:formula="of:=T(IF([$тест2.S42]=1;ORG.OPENOFFICE.STYLE(&quot;граница&quot;);ORG.OPENOFFICE.STYLE(&quot;Стандарт&quot;)))">
            <text:p/>
          </table:table-cell>
          <table:table-cell table:formula="of:=T(IF([$тест2.T42]=1;ORG.OPENOFFICE.STYLE(&quot;граница&quot;);ORG.OPENOFFICE.STYLE(&quot;Стандарт&quot;)))">
            <text:p/>
          </table:table-cell>
          <table:table-cell table:formula="of:=T(IF([$тест2.U42]=1;ORG.OPENOFFICE.STYLE(&quot;граница&quot;);ORG.OPENOFFICE.STYLE(&quot;Стандарт&quot;)))">
            <text:p/>
          </table:table-cell>
          <table:table-cell table:formula="of:=T(IF([$тест2.V42]=1;ORG.OPENOFFICE.STYLE(&quot;граница&quot;);ORG.OPENOFFICE.STYLE(&quot;Стандарт&quot;)))">
            <text:p/>
          </table:table-cell>
          <table:table-cell table:formula="of:=T(IF([$тест2.W42]=1;ORG.OPENOFFICE.STYLE(&quot;граница&quot;);ORG.OPENOFFICE.STYLE(&quot;Стандарт&quot;)))">
            <text:p/>
          </table:table-cell>
          <table:table-cell table:formula="of:=T(IF([$тест2.X42]=1;ORG.OPENOFFICE.STYLE(&quot;граница&quot;);ORG.OPENOFFICE.STYLE(&quot;Стандарт&quot;)))">
            <text:p/>
          </table:table-cell>
          <table:table-cell table:formula="of:=T(IF([$тест2.Y42]=1;ORG.OPENOFFICE.STYLE(&quot;граница&quot;);ORG.OPENOFFICE.STYLE(&quot;Стандарт&quot;)))">
            <text:p/>
          </table:table-cell>
          <table:table-cell table:formula="of:=T(IF([$тест2.Z42]=1;ORG.OPENOFFICE.STYLE(&quot;граница&quot;);ORG.OPENOFFICE.STYLE(&quot;Стандарт&quot;)))">
            <text:p/>
          </table:table-cell>
          <table:table-cell table:formula="of:=T(IF([$тест2.AA42]=1;ORG.OPENOFFICE.STYLE(&quot;граница&quot;);ORG.OPENOFFICE.STYLE(&quot;Стандарт&quot;)))">
            <text:p/>
          </table:table-cell>
          <table:table-cell table:formula="of:=T(IF([$тест2.AB42]=1;ORG.OPENOFFICE.STYLE(&quot;граница&quot;);ORG.OPENOFFICE.STYLE(&quot;Стандарт&quot;)))">
            <text:p/>
          </table:table-cell>
          <table:table-cell table:formula="of:=T(IF([$тест2.AC42]=1;ORG.OPENOFFICE.STYLE(&quot;граница&quot;);ORG.OPENOFFICE.STYLE(&quot;Стандарт&quot;)))">
            <text:p/>
          </table:table-cell>
          <table:table-cell table:formula="of:=T(IF([$тест2.AD42]=1;ORG.OPENOFFICE.STYLE(&quot;граница&quot;);ORG.OPENOFFICE.STYLE(&quot;Стандарт&quot;)))">
            <text:p/>
          </table:table-cell>
          <table:table-cell table:formula="of:=T(IF([$тест2.AE42]=1;ORG.OPENOFFICE.STYLE(&quot;граница&quot;);ORG.OPENOFFICE.STYLE(&quot;Стандарт&quot;)))">
            <text:p/>
          </table:table-cell>
          <table:table-cell table:formula="of:=T(IF([$тест2.AF42]=1;ORG.OPENOFFICE.STYLE(&quot;граница&quot;);ORG.OPENOFFICE.STYLE(&quot;Стандарт&quot;)))">
            <text:p/>
          </table:table-cell>
          <table:table-cell table:formula="of:=T(IF([$тест2.AG42]=1;ORG.OPENOFFICE.STYLE(&quot;граница&quot;);ORG.OPENOFFICE.STYLE(&quot;Стандарт&quot;)))">
            <text:p/>
          </table:table-cell>
          <table:table-cell table:formula="of:=T(IF([$тест2.AH42]=1;ORG.OPENOFFICE.STYLE(&quot;граница&quot;);ORG.OPENOFFICE.STYLE(&quot;Стандарт&quot;)))">
            <text:p/>
          </table:table-cell>
          <table:table-cell table:formula="of:=T(IF([$тест2.AI42]=1;ORG.OPENOFFICE.STYLE(&quot;граница&quot;);ORG.OPENOFFICE.STYLE(&quot;Стандарт&quot;)))">
            <text:p/>
          </table:table-cell>
          <table:table-cell table:formula="of:=T(IF([$тест2.AJ42]=1;ORG.OPENOFFICE.STYLE(&quot;граница&quot;);ORG.OPENOFFICE.STYLE(&quot;Стандарт&quot;)))">
            <text:p/>
          </table:table-cell>
          <table:table-cell table:formula="of:=T(IF([$тест2.AK42]=1;ORG.OPENOFFICE.STYLE(&quot;граница&quot;);ORG.OPENOFFICE.STYLE(&quot;Стандарт&quot;)))">
            <text:p/>
          </table:table-cell>
          <table:table-cell table:formula="of:=T(IF([$тест2.AL42]=1;ORG.OPENOFFICE.STYLE(&quot;граница&quot;);ORG.OPENOFFICE.STYLE(&quot;Стандарт&quot;)))">
            <text:p/>
          </table:table-cell>
          <table:table-cell table:formula="of:=T(IF([$тест2.AM42]=1;ORG.OPENOFFICE.STYLE(&quot;граница&quot;);ORG.OPENOFFICE.STYLE(&quot;Стандарт&quot;)))">
            <text:p/>
          </table:table-cell>
          <table:table-cell table:formula="of:=T(IF([$тест2.AN42]=1;ORG.OPENOFFICE.STYLE(&quot;граница&quot;);ORG.OPENOFFICE.STYLE(&quot;Стандарт&quot;)))">
            <text:p/>
          </table:table-cell>
          <table:table-cell table:formula="of:=T(IF([$тест2.AO42]=1;ORG.OPENOFFICE.STYLE(&quot;граница&quot;);ORG.OPENOFFICE.STYLE(&quot;Стандарт&quot;)))">
            <text:p/>
          </table:table-cell>
          <table:table-cell table:formula="of:=T(IF([$тест2.AP42]=1;ORG.OPENOFFICE.STYLE(&quot;граница&quot;);ORG.OPENOFFICE.STYLE(&quot;Стандарт&quot;)))">
            <text:p/>
          </table:table-cell>
          <table:table-cell table:formula="of:=T(IF([$тест2.AQ42]=1;ORG.OPENOFFICE.STYLE(&quot;граница&quot;);ORG.OPENOFFICE.STYLE(&quot;Стандарт&quot;)))">
            <text:p/>
          </table:table-cell>
          <table:table-cell table:formula="of:=T(IF([$тест2.AR42]=1;ORG.OPENOFFICE.STYLE(&quot;граница&quot;);ORG.OPENOFFICE.STYLE(&quot;Стандарт&quot;)))">
            <text:p/>
          </table:table-cell>
          <table:table-cell table:formula="of:=T(IF([$тест2.AS42]=1;ORG.OPENOFFICE.STYLE(&quot;граница&quot;);ORG.OPENOFFICE.STYLE(&quot;Стандарт&quot;)))">
            <text:p/>
          </table:table-cell>
          <table:table-cell table:formula="of:=T(IF([$тест2.AT42]=1;ORG.OPENOFFICE.STYLE(&quot;граница&quot;);ORG.OPENOFFICE.STYLE(&quot;Стандарт&quot;)))">
            <text:p/>
          </table:table-cell>
          <table:table-cell table:formula="of:=T(IF([$тест2.AU42]=1;ORG.OPENOFFICE.STYLE(&quot;граница&quot;);ORG.OPENOFFICE.STYLE(&quot;Стандарт&quot;)))">
            <text:p/>
          </table:table-cell>
          <table:table-cell table:formula="of:=T(IF([$тест2.AV42]=1;ORG.OPENOFFICE.STYLE(&quot;граница&quot;);ORG.OPENOFFICE.STYLE(&quot;Стандарт&quot;)))">
            <text:p/>
          </table:table-cell>
          <table:table-cell table:formula="of:=T(IF([$тест2.AW42]=1;ORG.OPENOFFICE.STYLE(&quot;граница&quot;);ORG.OPENOFFICE.STYLE(&quot;Стандарт&quot;)))">
            <text:p/>
          </table:table-cell>
          <table:table-cell table:formula="of:=T(IF([$тест2.AX4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3]=1;ORG.OPENOFFICE.STYLE(&quot;граница&quot;);ORG.OPENOFFICE.STYLE(&quot;Стандарт&quot;)))">
            <text:p/>
          </table:table-cell>
          <table:table-cell table:formula="of:=T(IF([$тест2.C43]=1;ORG.OPENOFFICE.STYLE(&quot;граница&quot;);ORG.OPENOFFICE.STYLE(&quot;Стандарт&quot;)))">
            <text:p/>
          </table:table-cell>
          <table:table-cell table:formula="of:=T(IF([$тест2.D43]=1;ORG.OPENOFFICE.STYLE(&quot;граница&quot;);ORG.OPENOFFICE.STYLE(&quot;Стандарт&quot;)))">
            <text:p/>
          </table:table-cell>
          <table:table-cell table:formula="of:=T(IF([$тест2.E43]=1;ORG.OPENOFFICE.STYLE(&quot;граница&quot;);ORG.OPENOFFICE.STYLE(&quot;Стандарт&quot;)))">
            <text:p/>
          </table:table-cell>
          <table:table-cell table:formula="of:=T(IF([$тест2.F43]=1;ORG.OPENOFFICE.STYLE(&quot;граница&quot;);ORG.OPENOFFICE.STYLE(&quot;Стандарт&quot;)))">
            <text:p/>
          </table:table-cell>
          <table:table-cell table:formula="of:=T(IF([$тест2.G43]=1;ORG.OPENOFFICE.STYLE(&quot;граница&quot;);ORG.OPENOFFICE.STYLE(&quot;Стандарт&quot;)))">
            <text:p/>
          </table:table-cell>
          <table:table-cell table:formula="of:=T(IF([$тест2.H43]=1;ORG.OPENOFFICE.STYLE(&quot;граница&quot;);ORG.OPENOFFICE.STYLE(&quot;Стандарт&quot;)))">
            <text:p/>
          </table:table-cell>
          <table:table-cell table:formula="of:=T(IF([$тест2.I43]=1;ORG.OPENOFFICE.STYLE(&quot;граница&quot;);ORG.OPENOFFICE.STYLE(&quot;Стандарт&quot;)))">
            <text:p/>
          </table:table-cell>
          <table:table-cell table:formula="of:=T(IF([$тест2.J43]=1;ORG.OPENOFFICE.STYLE(&quot;граница&quot;);ORG.OPENOFFICE.STYLE(&quot;Стандарт&quot;)))">
            <text:p/>
          </table:table-cell>
          <table:table-cell table:formula="of:=T(IF([$тест2.K43]=1;ORG.OPENOFFICE.STYLE(&quot;граница&quot;);ORG.OPENOFFICE.STYLE(&quot;Стандарт&quot;)))">
            <text:p/>
          </table:table-cell>
          <table:table-cell table:formula="of:=T(IF([$тест2.L43]=1;ORG.OPENOFFICE.STYLE(&quot;граница&quot;);ORG.OPENOFFICE.STYLE(&quot;Стандарт&quot;)))">
            <text:p/>
          </table:table-cell>
          <table:table-cell table:formula="of:=T(IF([$тест2.M43]=1;ORG.OPENOFFICE.STYLE(&quot;граница&quot;);ORG.OPENOFFICE.STYLE(&quot;Стандарт&quot;)))">
            <text:p/>
          </table:table-cell>
          <table:table-cell table:formula="of:=T(IF([$тест2.N43]=1;ORG.OPENOFFICE.STYLE(&quot;граница&quot;);ORG.OPENOFFICE.STYLE(&quot;Стандарт&quot;)))">
            <text:p/>
          </table:table-cell>
          <table:table-cell table:formula="of:=T(IF([$тест2.O43]=1;ORG.OPENOFFICE.STYLE(&quot;граница&quot;);ORG.OPENOFFICE.STYLE(&quot;Стандарт&quot;)))">
            <text:p/>
          </table:table-cell>
          <table:table-cell table:formula="of:=T(IF([$тест2.P43]=1;ORG.OPENOFFICE.STYLE(&quot;граница&quot;);ORG.OPENOFFICE.STYLE(&quot;Стандарт&quot;)))">
            <text:p/>
          </table:table-cell>
          <table:table-cell table:formula="of:=T(IF([$тест2.Q43]=1;ORG.OPENOFFICE.STYLE(&quot;граница&quot;);ORG.OPENOFFICE.STYLE(&quot;Стандарт&quot;)))">
            <text:p/>
          </table:table-cell>
          <table:table-cell table:formula="of:=T(IF([$тест2.R43]=1;ORG.OPENOFFICE.STYLE(&quot;граница&quot;);ORG.OPENOFFICE.STYLE(&quot;Стандарт&quot;)))">
            <text:p/>
          </table:table-cell>
          <table:table-cell table:formula="of:=T(IF([$тест2.S43]=1;ORG.OPENOFFICE.STYLE(&quot;граница&quot;);ORG.OPENOFFICE.STYLE(&quot;Стандарт&quot;)))">
            <text:p/>
          </table:table-cell>
          <table:table-cell table:formula="of:=T(IF([$тест2.T43]=1;ORG.OPENOFFICE.STYLE(&quot;граница&quot;);ORG.OPENOFFICE.STYLE(&quot;Стандарт&quot;)))">
            <text:p/>
          </table:table-cell>
          <table:table-cell table:formula="of:=T(IF([$тест2.U43]=1;ORG.OPENOFFICE.STYLE(&quot;граница&quot;);ORG.OPENOFFICE.STYLE(&quot;Стандарт&quot;)))">
            <text:p/>
          </table:table-cell>
          <table:table-cell table:formula="of:=T(IF([$тест2.V43]=1;ORG.OPENOFFICE.STYLE(&quot;граница&quot;);ORG.OPENOFFICE.STYLE(&quot;Стандарт&quot;)))">
            <text:p/>
          </table:table-cell>
          <table:table-cell table:formula="of:=T(IF([$тест2.W43]=1;ORG.OPENOFFICE.STYLE(&quot;граница&quot;);ORG.OPENOFFICE.STYLE(&quot;Стандарт&quot;)))">
            <text:p/>
          </table:table-cell>
          <table:table-cell table:formula="of:=T(IF([$тест2.X43]=1;ORG.OPENOFFICE.STYLE(&quot;граница&quot;);ORG.OPENOFFICE.STYLE(&quot;Стандарт&quot;)))">
            <text:p/>
          </table:table-cell>
          <table:table-cell table:formula="of:=T(IF([$тест2.Y43]=1;ORG.OPENOFFICE.STYLE(&quot;граница&quot;);ORG.OPENOFFICE.STYLE(&quot;Стандарт&quot;)))">
            <text:p/>
          </table:table-cell>
          <table:table-cell table:formula="of:=T(IF([$тест2.Z43]=1;ORG.OPENOFFICE.STYLE(&quot;граница&quot;);ORG.OPENOFFICE.STYLE(&quot;Стандарт&quot;)))">
            <text:p/>
          </table:table-cell>
          <table:table-cell table:formula="of:=T(IF([$тест2.AA43]=1;ORG.OPENOFFICE.STYLE(&quot;граница&quot;);ORG.OPENOFFICE.STYLE(&quot;Стандарт&quot;)))">
            <text:p/>
          </table:table-cell>
          <table:table-cell table:formula="of:=T(IF([$тест2.AB43]=1;ORG.OPENOFFICE.STYLE(&quot;граница&quot;);ORG.OPENOFFICE.STYLE(&quot;Стандарт&quot;)))">
            <text:p/>
          </table:table-cell>
          <table:table-cell table:formula="of:=T(IF([$тест2.AC43]=1;ORG.OPENOFFICE.STYLE(&quot;граница&quot;);ORG.OPENOFFICE.STYLE(&quot;Стандарт&quot;)))">
            <text:p/>
          </table:table-cell>
          <table:table-cell table:formula="of:=T(IF([$тест2.AD43]=1;ORG.OPENOFFICE.STYLE(&quot;граница&quot;);ORG.OPENOFFICE.STYLE(&quot;Стандарт&quot;)))">
            <text:p/>
          </table:table-cell>
          <table:table-cell table:formula="of:=T(IF([$тест2.AE43]=1;ORG.OPENOFFICE.STYLE(&quot;граница&quot;);ORG.OPENOFFICE.STYLE(&quot;Стандарт&quot;)))">
            <text:p/>
          </table:table-cell>
          <table:table-cell table:formula="of:=T(IF([$тест2.AF43]=1;ORG.OPENOFFICE.STYLE(&quot;граница&quot;);ORG.OPENOFFICE.STYLE(&quot;Стандарт&quot;)))">
            <text:p/>
          </table:table-cell>
          <table:table-cell table:formula="of:=T(IF([$тест2.AG43]=1;ORG.OPENOFFICE.STYLE(&quot;граница&quot;);ORG.OPENOFFICE.STYLE(&quot;Стандарт&quot;)))">
            <text:p/>
          </table:table-cell>
          <table:table-cell table:formula="of:=T(IF([$тест2.AH43]=1;ORG.OPENOFFICE.STYLE(&quot;граница&quot;);ORG.OPENOFFICE.STYLE(&quot;Стандарт&quot;)))">
            <text:p/>
          </table:table-cell>
          <table:table-cell table:formula="of:=T(IF([$тест2.AI43]=1;ORG.OPENOFFICE.STYLE(&quot;граница&quot;);ORG.OPENOFFICE.STYLE(&quot;Стандарт&quot;)))">
            <text:p/>
          </table:table-cell>
          <table:table-cell table:formula="of:=T(IF([$тест2.AJ43]=1;ORG.OPENOFFICE.STYLE(&quot;граница&quot;);ORG.OPENOFFICE.STYLE(&quot;Стандарт&quot;)))">
            <text:p/>
          </table:table-cell>
          <table:table-cell table:formula="of:=T(IF([$тест2.AK43]=1;ORG.OPENOFFICE.STYLE(&quot;граница&quot;);ORG.OPENOFFICE.STYLE(&quot;Стандарт&quot;)))">
            <text:p/>
          </table:table-cell>
          <table:table-cell table:formula="of:=T(IF([$тест2.AL43]=1;ORG.OPENOFFICE.STYLE(&quot;граница&quot;);ORG.OPENOFFICE.STYLE(&quot;Стандарт&quot;)))">
            <text:p/>
          </table:table-cell>
          <table:table-cell table:formula="of:=T(IF([$тест2.AM43]=1;ORG.OPENOFFICE.STYLE(&quot;граница&quot;);ORG.OPENOFFICE.STYLE(&quot;Стандарт&quot;)))">
            <text:p/>
          </table:table-cell>
          <table:table-cell table:formula="of:=T(IF([$тест2.AN43]=1;ORG.OPENOFFICE.STYLE(&quot;граница&quot;);ORG.OPENOFFICE.STYLE(&quot;Стандарт&quot;)))">
            <text:p/>
          </table:table-cell>
          <table:table-cell table:formula="of:=T(IF([$тест2.AO43]=1;ORG.OPENOFFICE.STYLE(&quot;граница&quot;);ORG.OPENOFFICE.STYLE(&quot;Стандарт&quot;)))">
            <text:p/>
          </table:table-cell>
          <table:table-cell table:formula="of:=T(IF([$тест2.AP43]=1;ORG.OPENOFFICE.STYLE(&quot;граница&quot;);ORG.OPENOFFICE.STYLE(&quot;Стандарт&quot;)))">
            <text:p/>
          </table:table-cell>
          <table:table-cell table:formula="of:=T(IF([$тест2.AQ43]=1;ORG.OPENOFFICE.STYLE(&quot;граница&quot;);ORG.OPENOFFICE.STYLE(&quot;Стандарт&quot;)))">
            <text:p/>
          </table:table-cell>
          <table:table-cell table:formula="of:=T(IF([$тест2.AR43]=1;ORG.OPENOFFICE.STYLE(&quot;граница&quot;);ORG.OPENOFFICE.STYLE(&quot;Стандарт&quot;)))">
            <text:p/>
          </table:table-cell>
          <table:table-cell table:formula="of:=T(IF([$тест2.AS43]=1;ORG.OPENOFFICE.STYLE(&quot;граница&quot;);ORG.OPENOFFICE.STYLE(&quot;Стандарт&quot;)))">
            <text:p/>
          </table:table-cell>
          <table:table-cell table:formula="of:=T(IF([$тест2.AT43]=1;ORG.OPENOFFICE.STYLE(&quot;граница&quot;);ORG.OPENOFFICE.STYLE(&quot;Стандарт&quot;)))">
            <text:p/>
          </table:table-cell>
          <table:table-cell table:formula="of:=T(IF([$тест2.AU43]=1;ORG.OPENOFFICE.STYLE(&quot;граница&quot;);ORG.OPENOFFICE.STYLE(&quot;Стандарт&quot;)))">
            <text:p/>
          </table:table-cell>
          <table:table-cell table:formula="of:=T(IF([$тест2.AV43]=1;ORG.OPENOFFICE.STYLE(&quot;граница&quot;);ORG.OPENOFFICE.STYLE(&quot;Стандарт&quot;)))">
            <text:p/>
          </table:table-cell>
          <table:table-cell table:formula="of:=T(IF([$тест2.AW43]=1;ORG.OPENOFFICE.STYLE(&quot;граница&quot;);ORG.OPENOFFICE.STYLE(&quot;Стандарт&quot;)))">
            <text:p/>
          </table:table-cell>
          <table:table-cell table:formula="of:=T(IF([$тест2.AX4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4]=1;ORG.OPENOFFICE.STYLE(&quot;граница&quot;);ORG.OPENOFFICE.STYLE(&quot;Стандарт&quot;)))">
            <text:p/>
          </table:table-cell>
          <table:table-cell table:formula="of:=T(IF([$тест2.C44]=1;ORG.OPENOFFICE.STYLE(&quot;граница&quot;);ORG.OPENOFFICE.STYLE(&quot;Стандарт&quot;)))">
            <text:p/>
          </table:table-cell>
          <table:table-cell table:formula="of:=T(IF([$тест2.D44]=1;ORG.OPENOFFICE.STYLE(&quot;граница&quot;);ORG.OPENOFFICE.STYLE(&quot;Стандарт&quot;)))">
            <text:p/>
          </table:table-cell>
          <table:table-cell table:formula="of:=T(IF([$тест2.E44]=1;ORG.OPENOFFICE.STYLE(&quot;граница&quot;);ORG.OPENOFFICE.STYLE(&quot;Стандарт&quot;)))">
            <text:p/>
          </table:table-cell>
          <table:table-cell table:formula="of:=T(IF([$тест2.F44]=1;ORG.OPENOFFICE.STYLE(&quot;граница&quot;);ORG.OPENOFFICE.STYLE(&quot;Стандарт&quot;)))">
            <text:p/>
          </table:table-cell>
          <table:table-cell table:formula="of:=T(IF([$тест2.G44]=1;ORG.OPENOFFICE.STYLE(&quot;граница&quot;);ORG.OPENOFFICE.STYLE(&quot;Стандарт&quot;)))">
            <text:p/>
          </table:table-cell>
          <table:table-cell table:formula="of:=T(IF([$тест2.H44]=1;ORG.OPENOFFICE.STYLE(&quot;граница&quot;);ORG.OPENOFFICE.STYLE(&quot;Стандарт&quot;)))">
            <text:p/>
          </table:table-cell>
          <table:table-cell table:formula="of:=T(IF([$тест2.I44]=1;ORG.OPENOFFICE.STYLE(&quot;граница&quot;);ORG.OPENOFFICE.STYLE(&quot;Стандарт&quot;)))">
            <text:p/>
          </table:table-cell>
          <table:table-cell table:formula="of:=T(IF([$тест2.J44]=1;ORG.OPENOFFICE.STYLE(&quot;граница&quot;);ORG.OPENOFFICE.STYLE(&quot;Стандарт&quot;)))">
            <text:p/>
          </table:table-cell>
          <table:table-cell table:formula="of:=T(IF([$тест2.K44]=1;ORG.OPENOFFICE.STYLE(&quot;граница&quot;);ORG.OPENOFFICE.STYLE(&quot;Стандарт&quot;)))">
            <text:p/>
          </table:table-cell>
          <table:table-cell table:formula="of:=T(IF([$тест2.L44]=1;ORG.OPENOFFICE.STYLE(&quot;граница&quot;);ORG.OPENOFFICE.STYLE(&quot;Стандарт&quot;)))">
            <text:p/>
          </table:table-cell>
          <table:table-cell table:formula="of:=T(IF([$тест2.M44]=1;ORG.OPENOFFICE.STYLE(&quot;граница&quot;);ORG.OPENOFFICE.STYLE(&quot;Стандарт&quot;)))">
            <text:p/>
          </table:table-cell>
          <table:table-cell table:formula="of:=T(IF([$тест2.N44]=1;ORG.OPENOFFICE.STYLE(&quot;граница&quot;);ORG.OPENOFFICE.STYLE(&quot;Стандарт&quot;)))">
            <text:p/>
          </table:table-cell>
          <table:table-cell table:formula="of:=T(IF([$тест2.O44]=1;ORG.OPENOFFICE.STYLE(&quot;граница&quot;);ORG.OPENOFFICE.STYLE(&quot;Стандарт&quot;)))">
            <text:p/>
          </table:table-cell>
          <table:table-cell table:formula="of:=T(IF([$тест2.P44]=1;ORG.OPENOFFICE.STYLE(&quot;граница&quot;);ORG.OPENOFFICE.STYLE(&quot;Стандарт&quot;)))">
            <text:p/>
          </table:table-cell>
          <table:table-cell table:formula="of:=T(IF([$тест2.Q44]=1;ORG.OPENOFFICE.STYLE(&quot;граница&quot;);ORG.OPENOFFICE.STYLE(&quot;Стандарт&quot;)))">
            <text:p/>
          </table:table-cell>
          <table:table-cell table:formula="of:=T(IF([$тест2.R44]=1;ORG.OPENOFFICE.STYLE(&quot;граница&quot;);ORG.OPENOFFICE.STYLE(&quot;Стандарт&quot;)))">
            <text:p/>
          </table:table-cell>
          <table:table-cell table:formula="of:=T(IF([$тест2.S44]=1;ORG.OPENOFFICE.STYLE(&quot;граница&quot;);ORG.OPENOFFICE.STYLE(&quot;Стандарт&quot;)))">
            <text:p/>
          </table:table-cell>
          <table:table-cell table:formula="of:=T(IF([$тест2.T44]=1;ORG.OPENOFFICE.STYLE(&quot;граница&quot;);ORG.OPENOFFICE.STYLE(&quot;Стандарт&quot;)))">
            <text:p/>
          </table:table-cell>
          <table:table-cell table:formula="of:=T(IF([$тест2.U44]=1;ORG.OPENOFFICE.STYLE(&quot;граница&quot;);ORG.OPENOFFICE.STYLE(&quot;Стандарт&quot;)))">
            <text:p/>
          </table:table-cell>
          <table:table-cell table:formula="of:=T(IF([$тест2.V44]=1;ORG.OPENOFFICE.STYLE(&quot;граница&quot;);ORG.OPENOFFICE.STYLE(&quot;Стандарт&quot;)))">
            <text:p/>
          </table:table-cell>
          <table:table-cell table:formula="of:=T(IF([$тест2.W44]=1;ORG.OPENOFFICE.STYLE(&quot;граница&quot;);ORG.OPENOFFICE.STYLE(&quot;Стандарт&quot;)))">
            <text:p/>
          </table:table-cell>
          <table:table-cell table:formula="of:=T(IF([$тест2.X44]=1;ORG.OPENOFFICE.STYLE(&quot;граница&quot;);ORG.OPENOFFICE.STYLE(&quot;Стандарт&quot;)))">
            <text:p/>
          </table:table-cell>
          <table:table-cell table:formula="of:=T(IF([$тест2.Y44]=1;ORG.OPENOFFICE.STYLE(&quot;граница&quot;);ORG.OPENOFFICE.STYLE(&quot;Стандарт&quot;)))">
            <text:p/>
          </table:table-cell>
          <table:table-cell table:formula="of:=T(IF([$тест2.Z44]=1;ORG.OPENOFFICE.STYLE(&quot;граница&quot;);ORG.OPENOFFICE.STYLE(&quot;Стандарт&quot;)))">
            <text:p/>
          </table:table-cell>
          <table:table-cell table:formula="of:=T(IF([$тест2.AA44]=1;ORG.OPENOFFICE.STYLE(&quot;граница&quot;);ORG.OPENOFFICE.STYLE(&quot;Стандарт&quot;)))">
            <text:p/>
          </table:table-cell>
          <table:table-cell table:formula="of:=T(IF([$тест2.AB44]=1;ORG.OPENOFFICE.STYLE(&quot;граница&quot;);ORG.OPENOFFICE.STYLE(&quot;Стандарт&quot;)))">
            <text:p/>
          </table:table-cell>
          <table:table-cell table:formula="of:=T(IF([$тест2.AC44]=1;ORG.OPENOFFICE.STYLE(&quot;граница&quot;);ORG.OPENOFFICE.STYLE(&quot;Стандарт&quot;)))">
            <text:p/>
          </table:table-cell>
          <table:table-cell table:formula="of:=T(IF([$тест2.AD44]=1;ORG.OPENOFFICE.STYLE(&quot;граница&quot;);ORG.OPENOFFICE.STYLE(&quot;Стандарт&quot;)))">
            <text:p/>
          </table:table-cell>
          <table:table-cell table:formula="of:=T(IF([$тест2.AE44]=1;ORG.OPENOFFICE.STYLE(&quot;граница&quot;);ORG.OPENOFFICE.STYLE(&quot;Стандарт&quot;)))">
            <text:p/>
          </table:table-cell>
          <table:table-cell table:formula="of:=T(IF([$тест2.AF44]=1;ORG.OPENOFFICE.STYLE(&quot;граница&quot;);ORG.OPENOFFICE.STYLE(&quot;Стандарт&quot;)))">
            <text:p/>
          </table:table-cell>
          <table:table-cell table:formula="of:=T(IF([$тест2.AG44]=1;ORG.OPENOFFICE.STYLE(&quot;граница&quot;);ORG.OPENOFFICE.STYLE(&quot;Стандарт&quot;)))">
            <text:p/>
          </table:table-cell>
          <table:table-cell table:formula="of:=T(IF([$тест2.AH44]=1;ORG.OPENOFFICE.STYLE(&quot;граница&quot;);ORG.OPENOFFICE.STYLE(&quot;Стандарт&quot;)))">
            <text:p/>
          </table:table-cell>
          <table:table-cell table:formula="of:=T(IF([$тест2.AI44]=1;ORG.OPENOFFICE.STYLE(&quot;граница&quot;);ORG.OPENOFFICE.STYLE(&quot;Стандарт&quot;)))">
            <text:p/>
          </table:table-cell>
          <table:table-cell table:formula="of:=T(IF([$тест2.AJ44]=1;ORG.OPENOFFICE.STYLE(&quot;граница&quot;);ORG.OPENOFFICE.STYLE(&quot;Стандарт&quot;)))">
            <text:p/>
          </table:table-cell>
          <table:table-cell table:formula="of:=T(IF([$тест2.AK44]=1;ORG.OPENOFFICE.STYLE(&quot;граница&quot;);ORG.OPENOFFICE.STYLE(&quot;Стандарт&quot;)))">
            <text:p/>
          </table:table-cell>
          <table:table-cell table:formula="of:=T(IF([$тест2.AL44]=1;ORG.OPENOFFICE.STYLE(&quot;граница&quot;);ORG.OPENOFFICE.STYLE(&quot;Стандарт&quot;)))">
            <text:p/>
          </table:table-cell>
          <table:table-cell table:formula="of:=T(IF([$тест2.AM44]=1;ORG.OPENOFFICE.STYLE(&quot;граница&quot;);ORG.OPENOFFICE.STYLE(&quot;Стандарт&quot;)))">
            <text:p/>
          </table:table-cell>
          <table:table-cell table:formula="of:=T(IF([$тест2.AN44]=1;ORG.OPENOFFICE.STYLE(&quot;граница&quot;);ORG.OPENOFFICE.STYLE(&quot;Стандарт&quot;)))">
            <text:p/>
          </table:table-cell>
          <table:table-cell table:formula="of:=T(IF([$тест2.AO44]=1;ORG.OPENOFFICE.STYLE(&quot;граница&quot;);ORG.OPENOFFICE.STYLE(&quot;Стандарт&quot;)))">
            <text:p/>
          </table:table-cell>
          <table:table-cell table:formula="of:=T(IF([$тест2.AP44]=1;ORG.OPENOFFICE.STYLE(&quot;граница&quot;);ORG.OPENOFFICE.STYLE(&quot;Стандарт&quot;)))">
            <text:p/>
          </table:table-cell>
          <table:table-cell table:formula="of:=T(IF([$тест2.AQ44]=1;ORG.OPENOFFICE.STYLE(&quot;граница&quot;);ORG.OPENOFFICE.STYLE(&quot;Стандарт&quot;)))">
            <text:p/>
          </table:table-cell>
          <table:table-cell table:formula="of:=T(IF([$тест2.AR44]=1;ORG.OPENOFFICE.STYLE(&quot;граница&quot;);ORG.OPENOFFICE.STYLE(&quot;Стандарт&quot;)))">
            <text:p/>
          </table:table-cell>
          <table:table-cell table:formula="of:=T(IF([$тест2.AS44]=1;ORG.OPENOFFICE.STYLE(&quot;граница&quot;);ORG.OPENOFFICE.STYLE(&quot;Стандарт&quot;)))">
            <text:p/>
          </table:table-cell>
          <table:table-cell table:formula="of:=T(IF([$тест2.AT44]=1;ORG.OPENOFFICE.STYLE(&quot;граница&quot;);ORG.OPENOFFICE.STYLE(&quot;Стандарт&quot;)))">
            <text:p/>
          </table:table-cell>
          <table:table-cell table:formula="of:=T(IF([$тест2.AU44]=1;ORG.OPENOFFICE.STYLE(&quot;граница&quot;);ORG.OPENOFFICE.STYLE(&quot;Стандарт&quot;)))">
            <text:p/>
          </table:table-cell>
          <table:table-cell table:formula="of:=T(IF([$тест2.AV44]=1;ORG.OPENOFFICE.STYLE(&quot;граница&quot;);ORG.OPENOFFICE.STYLE(&quot;Стандарт&quot;)))">
            <text:p/>
          </table:table-cell>
          <table:table-cell table:formula="of:=T(IF([$тест2.AW44]=1;ORG.OPENOFFICE.STYLE(&quot;граница&quot;);ORG.OPENOFFICE.STYLE(&quot;Стандарт&quot;)))">
            <text:p/>
          </table:table-cell>
          <table:table-cell table:formula="of:=T(IF([$тест2.AX4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5]=1;ORG.OPENOFFICE.STYLE(&quot;граница&quot;);ORG.OPENOFFICE.STYLE(&quot;Стандарт&quot;)))">
            <text:p/>
          </table:table-cell>
          <table:table-cell table:formula="of:=T(IF([$тест2.C45]=1;ORG.OPENOFFICE.STYLE(&quot;граница&quot;);ORG.OPENOFFICE.STYLE(&quot;Стандарт&quot;)))">
            <text:p/>
          </table:table-cell>
          <table:table-cell table:formula="of:=T(IF([$тест2.D45]=1;ORG.OPENOFFICE.STYLE(&quot;граница&quot;);ORG.OPENOFFICE.STYLE(&quot;Стандарт&quot;)))">
            <text:p/>
          </table:table-cell>
          <table:table-cell table:formula="of:=T(IF([$тест2.E45]=1;ORG.OPENOFFICE.STYLE(&quot;граница&quot;);ORG.OPENOFFICE.STYLE(&quot;Стандарт&quot;)))">
            <text:p/>
          </table:table-cell>
          <table:table-cell table:formula="of:=T(IF([$тест2.F45]=1;ORG.OPENOFFICE.STYLE(&quot;граница&quot;);ORG.OPENOFFICE.STYLE(&quot;Стандарт&quot;)))">
            <text:p/>
          </table:table-cell>
          <table:table-cell table:formula="of:=T(IF([$тест2.G45]=1;ORG.OPENOFFICE.STYLE(&quot;граница&quot;);ORG.OPENOFFICE.STYLE(&quot;Стандарт&quot;)))">
            <text:p/>
          </table:table-cell>
          <table:table-cell table:formula="of:=T(IF([$тест2.H45]=1;ORG.OPENOFFICE.STYLE(&quot;граница&quot;);ORG.OPENOFFICE.STYLE(&quot;Стандарт&quot;)))">
            <text:p/>
          </table:table-cell>
          <table:table-cell table:formula="of:=T(IF([$тест2.I45]=1;ORG.OPENOFFICE.STYLE(&quot;граница&quot;);ORG.OPENOFFICE.STYLE(&quot;Стандарт&quot;)))">
            <text:p/>
          </table:table-cell>
          <table:table-cell table:formula="of:=T(IF([$тест2.J45]=1;ORG.OPENOFFICE.STYLE(&quot;граница&quot;);ORG.OPENOFFICE.STYLE(&quot;Стандарт&quot;)))">
            <text:p/>
          </table:table-cell>
          <table:table-cell table:formula="of:=T(IF([$тест2.K45]=1;ORG.OPENOFFICE.STYLE(&quot;граница&quot;);ORG.OPENOFFICE.STYLE(&quot;Стандарт&quot;)))">
            <text:p/>
          </table:table-cell>
          <table:table-cell table:formula="of:=T(IF([$тест2.L45]=1;ORG.OPENOFFICE.STYLE(&quot;граница&quot;);ORG.OPENOFFICE.STYLE(&quot;Стандарт&quot;)))">
            <text:p/>
          </table:table-cell>
          <table:table-cell table:formula="of:=T(IF([$тест2.M45]=1;ORG.OPENOFFICE.STYLE(&quot;граница&quot;);ORG.OPENOFFICE.STYLE(&quot;Стандарт&quot;)))">
            <text:p/>
          </table:table-cell>
          <table:table-cell table:formula="of:=T(IF([$тест2.N45]=1;ORG.OPENOFFICE.STYLE(&quot;граница&quot;);ORG.OPENOFFICE.STYLE(&quot;Стандарт&quot;)))">
            <text:p/>
          </table:table-cell>
          <table:table-cell table:formula="of:=T(IF([$тест2.O45]=1;ORG.OPENOFFICE.STYLE(&quot;граница&quot;);ORG.OPENOFFICE.STYLE(&quot;Стандарт&quot;)))">
            <text:p/>
          </table:table-cell>
          <table:table-cell table:formula="of:=T(IF([$тест2.P45]=1;ORG.OPENOFFICE.STYLE(&quot;граница&quot;);ORG.OPENOFFICE.STYLE(&quot;Стандарт&quot;)))">
            <text:p/>
          </table:table-cell>
          <table:table-cell table:formula="of:=T(IF([$тест2.Q45]=1;ORG.OPENOFFICE.STYLE(&quot;граница&quot;);ORG.OPENOFFICE.STYLE(&quot;Стандарт&quot;)))">
            <text:p/>
          </table:table-cell>
          <table:table-cell table:formula="of:=T(IF([$тест2.R45]=1;ORG.OPENOFFICE.STYLE(&quot;граница&quot;);ORG.OPENOFFICE.STYLE(&quot;Стандарт&quot;)))">
            <text:p/>
          </table:table-cell>
          <table:table-cell table:formula="of:=T(IF([$тест2.S45]=1;ORG.OPENOFFICE.STYLE(&quot;граница&quot;);ORG.OPENOFFICE.STYLE(&quot;Стандарт&quot;)))">
            <text:p/>
          </table:table-cell>
          <table:table-cell table:formula="of:=T(IF([$тест2.T45]=1;ORG.OPENOFFICE.STYLE(&quot;граница&quot;);ORG.OPENOFFICE.STYLE(&quot;Стандарт&quot;)))">
            <text:p/>
          </table:table-cell>
          <table:table-cell table:formula="of:=T(IF([$тест2.U45]=1;ORG.OPENOFFICE.STYLE(&quot;граница&quot;);ORG.OPENOFFICE.STYLE(&quot;Стандарт&quot;)))">
            <text:p/>
          </table:table-cell>
          <table:table-cell table:formula="of:=T(IF([$тест2.V45]=1;ORG.OPENOFFICE.STYLE(&quot;граница&quot;);ORG.OPENOFFICE.STYLE(&quot;Стандарт&quot;)))">
            <text:p/>
          </table:table-cell>
          <table:table-cell table:formula="of:=T(IF([$тест2.W45]=1;ORG.OPENOFFICE.STYLE(&quot;граница&quot;);ORG.OPENOFFICE.STYLE(&quot;Стандарт&quot;)))">
            <text:p/>
          </table:table-cell>
          <table:table-cell table:formula="of:=T(IF([$тест2.X45]=1;ORG.OPENOFFICE.STYLE(&quot;граница&quot;);ORG.OPENOFFICE.STYLE(&quot;Стандарт&quot;)))">
            <text:p/>
          </table:table-cell>
          <table:table-cell table:formula="of:=T(IF([$тест2.Y45]=1;ORG.OPENOFFICE.STYLE(&quot;граница&quot;);ORG.OPENOFFICE.STYLE(&quot;Стандарт&quot;)))">
            <text:p/>
          </table:table-cell>
          <table:table-cell table:formula="of:=T(IF([$тест2.Z45]=1;ORG.OPENOFFICE.STYLE(&quot;граница&quot;);ORG.OPENOFFICE.STYLE(&quot;Стандарт&quot;)))">
            <text:p/>
          </table:table-cell>
          <table:table-cell table:formula="of:=T(IF([$тест2.AA45]=1;ORG.OPENOFFICE.STYLE(&quot;граница&quot;);ORG.OPENOFFICE.STYLE(&quot;Стандарт&quot;)))">
            <text:p/>
          </table:table-cell>
          <table:table-cell table:formula="of:=T(IF([$тест2.AB45]=1;ORG.OPENOFFICE.STYLE(&quot;граница&quot;);ORG.OPENOFFICE.STYLE(&quot;Стандарт&quot;)))">
            <text:p/>
          </table:table-cell>
          <table:table-cell table:formula="of:=T(IF([$тест2.AC45]=1;ORG.OPENOFFICE.STYLE(&quot;граница&quot;);ORG.OPENOFFICE.STYLE(&quot;Стандарт&quot;)))">
            <text:p/>
          </table:table-cell>
          <table:table-cell table:formula="of:=T(IF([$тест2.AD45]=1;ORG.OPENOFFICE.STYLE(&quot;граница&quot;);ORG.OPENOFFICE.STYLE(&quot;Стандарт&quot;)))">
            <text:p/>
          </table:table-cell>
          <table:table-cell table:formula="of:=T(IF([$тест2.AE45]=1;ORG.OPENOFFICE.STYLE(&quot;граница&quot;);ORG.OPENOFFICE.STYLE(&quot;Стандарт&quot;)))">
            <text:p/>
          </table:table-cell>
          <table:table-cell table:formula="of:=T(IF([$тест2.AF45]=1;ORG.OPENOFFICE.STYLE(&quot;граница&quot;);ORG.OPENOFFICE.STYLE(&quot;Стандарт&quot;)))">
            <text:p/>
          </table:table-cell>
          <table:table-cell table:formula="of:=T(IF([$тест2.AG45]=1;ORG.OPENOFFICE.STYLE(&quot;граница&quot;);ORG.OPENOFFICE.STYLE(&quot;Стандарт&quot;)))">
            <text:p/>
          </table:table-cell>
          <table:table-cell table:formula="of:=T(IF([$тест2.AH45]=1;ORG.OPENOFFICE.STYLE(&quot;граница&quot;);ORG.OPENOFFICE.STYLE(&quot;Стандарт&quot;)))">
            <text:p/>
          </table:table-cell>
          <table:table-cell table:formula="of:=T(IF([$тест2.AI45]=1;ORG.OPENOFFICE.STYLE(&quot;граница&quot;);ORG.OPENOFFICE.STYLE(&quot;Стандарт&quot;)))">
            <text:p/>
          </table:table-cell>
          <table:table-cell table:formula="of:=T(IF([$тест2.AJ45]=1;ORG.OPENOFFICE.STYLE(&quot;граница&quot;);ORG.OPENOFFICE.STYLE(&quot;Стандарт&quot;)))">
            <text:p/>
          </table:table-cell>
          <table:table-cell table:formula="of:=T(IF([$тест2.AK45]=1;ORG.OPENOFFICE.STYLE(&quot;граница&quot;);ORG.OPENOFFICE.STYLE(&quot;Стандарт&quot;)))">
            <text:p/>
          </table:table-cell>
          <table:table-cell table:formula="of:=T(IF([$тест2.AL45]=1;ORG.OPENOFFICE.STYLE(&quot;граница&quot;);ORG.OPENOFFICE.STYLE(&quot;Стандарт&quot;)))">
            <text:p/>
          </table:table-cell>
          <table:table-cell table:formula="of:=T(IF([$тест2.AM45]=1;ORG.OPENOFFICE.STYLE(&quot;граница&quot;);ORG.OPENOFFICE.STYLE(&quot;Стандарт&quot;)))">
            <text:p/>
          </table:table-cell>
          <table:table-cell table:formula="of:=T(IF([$тест2.AN45]=1;ORG.OPENOFFICE.STYLE(&quot;граница&quot;);ORG.OPENOFFICE.STYLE(&quot;Стандарт&quot;)))">
            <text:p/>
          </table:table-cell>
          <table:table-cell table:formula="of:=T(IF([$тест2.AO45]=1;ORG.OPENOFFICE.STYLE(&quot;граница&quot;);ORG.OPENOFFICE.STYLE(&quot;Стандарт&quot;)))">
            <text:p/>
          </table:table-cell>
          <table:table-cell table:formula="of:=T(IF([$тест2.AP45]=1;ORG.OPENOFFICE.STYLE(&quot;граница&quot;);ORG.OPENOFFICE.STYLE(&quot;Стандарт&quot;)))">
            <text:p/>
          </table:table-cell>
          <table:table-cell table:formula="of:=T(IF([$тест2.AQ45]=1;ORG.OPENOFFICE.STYLE(&quot;граница&quot;);ORG.OPENOFFICE.STYLE(&quot;Стандарт&quot;)))">
            <text:p/>
          </table:table-cell>
          <table:table-cell table:formula="of:=T(IF([$тест2.AR45]=1;ORG.OPENOFFICE.STYLE(&quot;граница&quot;);ORG.OPENOFFICE.STYLE(&quot;Стандарт&quot;)))">
            <text:p/>
          </table:table-cell>
          <table:table-cell table:formula="of:=T(IF([$тест2.AS45]=1;ORG.OPENOFFICE.STYLE(&quot;граница&quot;);ORG.OPENOFFICE.STYLE(&quot;Стандарт&quot;)))">
            <text:p/>
          </table:table-cell>
          <table:table-cell table:formula="of:=T(IF([$тест2.AT45]=1;ORG.OPENOFFICE.STYLE(&quot;граница&quot;);ORG.OPENOFFICE.STYLE(&quot;Стандарт&quot;)))">
            <text:p/>
          </table:table-cell>
          <table:table-cell table:formula="of:=T(IF([$тест2.AU45]=1;ORG.OPENOFFICE.STYLE(&quot;граница&quot;);ORG.OPENOFFICE.STYLE(&quot;Стандарт&quot;)))">
            <text:p/>
          </table:table-cell>
          <table:table-cell table:formula="of:=T(IF([$тест2.AV45]=1;ORG.OPENOFFICE.STYLE(&quot;граница&quot;);ORG.OPENOFFICE.STYLE(&quot;Стандарт&quot;)))">
            <text:p/>
          </table:table-cell>
          <table:table-cell table:formula="of:=T(IF([$тест2.AW45]=1;ORG.OPENOFFICE.STYLE(&quot;граница&quot;);ORG.OPENOFFICE.STYLE(&quot;Стандарт&quot;)))">
            <text:p/>
          </table:table-cell>
          <table:table-cell table:formula="of:=T(IF([$тест2.AX4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6]=1;ORG.OPENOFFICE.STYLE(&quot;граница&quot;);ORG.OPENOFFICE.STYLE(&quot;Стандарт&quot;)))">
            <text:p/>
          </table:table-cell>
          <table:table-cell table:formula="of:=T(IF([$тест2.C46]=1;ORG.OPENOFFICE.STYLE(&quot;граница&quot;);ORG.OPENOFFICE.STYLE(&quot;Стандарт&quot;)))">
            <text:p/>
          </table:table-cell>
          <table:table-cell table:formula="of:=T(IF([$тест2.D46]=1;ORG.OPENOFFICE.STYLE(&quot;граница&quot;);ORG.OPENOFFICE.STYLE(&quot;Стандарт&quot;)))">
            <text:p/>
          </table:table-cell>
          <table:table-cell table:formula="of:=T(IF([$тест2.E46]=1;ORG.OPENOFFICE.STYLE(&quot;граница&quot;);ORG.OPENOFFICE.STYLE(&quot;Стандарт&quot;)))">
            <text:p/>
          </table:table-cell>
          <table:table-cell table:formula="of:=T(IF([$тест2.F46]=1;ORG.OPENOFFICE.STYLE(&quot;граница&quot;);ORG.OPENOFFICE.STYLE(&quot;Стандарт&quot;)))">
            <text:p/>
          </table:table-cell>
          <table:table-cell table:formula="of:=T(IF([$тест2.G46]=1;ORG.OPENOFFICE.STYLE(&quot;граница&quot;);ORG.OPENOFFICE.STYLE(&quot;Стандарт&quot;)))">
            <text:p/>
          </table:table-cell>
          <table:table-cell table:formula="of:=T(IF([$тест2.H46]=1;ORG.OPENOFFICE.STYLE(&quot;граница&quot;);ORG.OPENOFFICE.STYLE(&quot;Стандарт&quot;)))">
            <text:p/>
          </table:table-cell>
          <table:table-cell table:formula="of:=T(IF([$тест2.I46]=1;ORG.OPENOFFICE.STYLE(&quot;граница&quot;);ORG.OPENOFFICE.STYLE(&quot;Стандарт&quot;)))">
            <text:p/>
          </table:table-cell>
          <table:table-cell table:formula="of:=T(IF([$тест2.J46]=1;ORG.OPENOFFICE.STYLE(&quot;граница&quot;);ORG.OPENOFFICE.STYLE(&quot;Стандарт&quot;)))">
            <text:p/>
          </table:table-cell>
          <table:table-cell table:formula="of:=T(IF([$тест2.K46]=1;ORG.OPENOFFICE.STYLE(&quot;граница&quot;);ORG.OPENOFFICE.STYLE(&quot;Стандарт&quot;)))">
            <text:p/>
          </table:table-cell>
          <table:table-cell table:formula="of:=T(IF([$тест2.L46]=1;ORG.OPENOFFICE.STYLE(&quot;граница&quot;);ORG.OPENOFFICE.STYLE(&quot;Стандарт&quot;)))">
            <text:p/>
          </table:table-cell>
          <table:table-cell table:formula="of:=T(IF([$тест2.M46]=1;ORG.OPENOFFICE.STYLE(&quot;граница&quot;);ORG.OPENOFFICE.STYLE(&quot;Стандарт&quot;)))">
            <text:p/>
          </table:table-cell>
          <table:table-cell table:formula="of:=T(IF([$тест2.N46]=1;ORG.OPENOFFICE.STYLE(&quot;граница&quot;);ORG.OPENOFFICE.STYLE(&quot;Стандарт&quot;)))">
            <text:p/>
          </table:table-cell>
          <table:table-cell table:formula="of:=T(IF([$тест2.O46]=1;ORG.OPENOFFICE.STYLE(&quot;граница&quot;);ORG.OPENOFFICE.STYLE(&quot;Стандарт&quot;)))">
            <text:p/>
          </table:table-cell>
          <table:table-cell table:formula="of:=T(IF([$тест2.P46]=1;ORG.OPENOFFICE.STYLE(&quot;граница&quot;);ORG.OPENOFFICE.STYLE(&quot;Стандарт&quot;)))">
            <text:p/>
          </table:table-cell>
          <table:table-cell table:formula="of:=T(IF([$тест2.Q46]=1;ORG.OPENOFFICE.STYLE(&quot;граница&quot;);ORG.OPENOFFICE.STYLE(&quot;Стандарт&quot;)))">
            <text:p/>
          </table:table-cell>
          <table:table-cell table:formula="of:=T(IF([$тест2.R46]=1;ORG.OPENOFFICE.STYLE(&quot;граница&quot;);ORG.OPENOFFICE.STYLE(&quot;Стандарт&quot;)))">
            <text:p/>
          </table:table-cell>
          <table:table-cell table:formula="of:=T(IF([$тест2.S46]=1;ORG.OPENOFFICE.STYLE(&quot;граница&quot;);ORG.OPENOFFICE.STYLE(&quot;Стандарт&quot;)))">
            <text:p/>
          </table:table-cell>
          <table:table-cell table:formula="of:=T(IF([$тест2.T46]=1;ORG.OPENOFFICE.STYLE(&quot;граница&quot;);ORG.OPENOFFICE.STYLE(&quot;Стандарт&quot;)))">
            <text:p/>
          </table:table-cell>
          <table:table-cell table:formula="of:=T(IF([$тест2.U46]=1;ORG.OPENOFFICE.STYLE(&quot;граница&quot;);ORG.OPENOFFICE.STYLE(&quot;Стандарт&quot;)))">
            <text:p/>
          </table:table-cell>
          <table:table-cell table:formula="of:=T(IF([$тест2.V46]=1;ORG.OPENOFFICE.STYLE(&quot;граница&quot;);ORG.OPENOFFICE.STYLE(&quot;Стандарт&quot;)))">
            <text:p/>
          </table:table-cell>
          <table:table-cell table:formula="of:=T(IF([$тест2.W46]=1;ORG.OPENOFFICE.STYLE(&quot;граница&quot;);ORG.OPENOFFICE.STYLE(&quot;Стандарт&quot;)))">
            <text:p/>
          </table:table-cell>
          <table:table-cell table:formula="of:=T(IF([$тест2.X46]=1;ORG.OPENOFFICE.STYLE(&quot;граница&quot;);ORG.OPENOFFICE.STYLE(&quot;Стандарт&quot;)))">
            <text:p/>
          </table:table-cell>
          <table:table-cell table:formula="of:=T(IF([$тест2.Y46]=1;ORG.OPENOFFICE.STYLE(&quot;граница&quot;);ORG.OPENOFFICE.STYLE(&quot;Стандарт&quot;)))">
            <text:p/>
          </table:table-cell>
          <table:table-cell table:formula="of:=T(IF([$тест2.Z46]=1;ORG.OPENOFFICE.STYLE(&quot;граница&quot;);ORG.OPENOFFICE.STYLE(&quot;Стандарт&quot;)))">
            <text:p/>
          </table:table-cell>
          <table:table-cell table:formula="of:=T(IF([$тест2.AA46]=1;ORG.OPENOFFICE.STYLE(&quot;граница&quot;);ORG.OPENOFFICE.STYLE(&quot;Стандарт&quot;)))">
            <text:p/>
          </table:table-cell>
          <table:table-cell table:formula="of:=T(IF([$тест2.AB46]=1;ORG.OPENOFFICE.STYLE(&quot;граница&quot;);ORG.OPENOFFICE.STYLE(&quot;Стандарт&quot;)))">
            <text:p/>
          </table:table-cell>
          <table:table-cell table:formula="of:=T(IF([$тест2.AC46]=1;ORG.OPENOFFICE.STYLE(&quot;граница&quot;);ORG.OPENOFFICE.STYLE(&quot;Стандарт&quot;)))">
            <text:p/>
          </table:table-cell>
          <table:table-cell table:formula="of:=T(IF([$тест2.AD46]=1;ORG.OPENOFFICE.STYLE(&quot;граница&quot;);ORG.OPENOFFICE.STYLE(&quot;Стандарт&quot;)))">
            <text:p/>
          </table:table-cell>
          <table:table-cell table:formula="of:=T(IF([$тест2.AE46]=1;ORG.OPENOFFICE.STYLE(&quot;граница&quot;);ORG.OPENOFFICE.STYLE(&quot;Стандарт&quot;)))">
            <text:p/>
          </table:table-cell>
          <table:table-cell table:formula="of:=T(IF([$тест2.AF46]=1;ORG.OPENOFFICE.STYLE(&quot;граница&quot;);ORG.OPENOFFICE.STYLE(&quot;Стандарт&quot;)))">
            <text:p/>
          </table:table-cell>
          <table:table-cell table:formula="of:=T(IF([$тест2.AG46]=1;ORG.OPENOFFICE.STYLE(&quot;граница&quot;);ORG.OPENOFFICE.STYLE(&quot;Стандарт&quot;)))">
            <text:p/>
          </table:table-cell>
          <table:table-cell table:formula="of:=T(IF([$тест2.AH46]=1;ORG.OPENOFFICE.STYLE(&quot;граница&quot;);ORG.OPENOFFICE.STYLE(&quot;Стандарт&quot;)))">
            <text:p/>
          </table:table-cell>
          <table:table-cell table:formula="of:=T(IF([$тест2.AI46]=1;ORG.OPENOFFICE.STYLE(&quot;граница&quot;);ORG.OPENOFFICE.STYLE(&quot;Стандарт&quot;)))">
            <text:p/>
          </table:table-cell>
          <table:table-cell table:formula="of:=T(IF([$тест2.AJ46]=1;ORG.OPENOFFICE.STYLE(&quot;граница&quot;);ORG.OPENOFFICE.STYLE(&quot;Стандарт&quot;)))">
            <text:p/>
          </table:table-cell>
          <table:table-cell table:formula="of:=T(IF([$тест2.AK46]=1;ORG.OPENOFFICE.STYLE(&quot;граница&quot;);ORG.OPENOFFICE.STYLE(&quot;Стандарт&quot;)))">
            <text:p/>
          </table:table-cell>
          <table:table-cell table:formula="of:=T(IF([$тест2.AL46]=1;ORG.OPENOFFICE.STYLE(&quot;граница&quot;);ORG.OPENOFFICE.STYLE(&quot;Стандарт&quot;)))">
            <text:p/>
          </table:table-cell>
          <table:table-cell table:formula="of:=T(IF([$тест2.AM46]=1;ORG.OPENOFFICE.STYLE(&quot;граница&quot;);ORG.OPENOFFICE.STYLE(&quot;Стандарт&quot;)))">
            <text:p/>
          </table:table-cell>
          <table:table-cell table:formula="of:=T(IF([$тест2.AN46]=1;ORG.OPENOFFICE.STYLE(&quot;граница&quot;);ORG.OPENOFFICE.STYLE(&quot;Стандарт&quot;)))">
            <text:p/>
          </table:table-cell>
          <table:table-cell table:formula="of:=T(IF([$тест2.AO46]=1;ORG.OPENOFFICE.STYLE(&quot;граница&quot;);ORG.OPENOFFICE.STYLE(&quot;Стандарт&quot;)))">
            <text:p/>
          </table:table-cell>
          <table:table-cell table:formula="of:=T(IF([$тест2.AP46]=1;ORG.OPENOFFICE.STYLE(&quot;граница&quot;);ORG.OPENOFFICE.STYLE(&quot;Стандарт&quot;)))">
            <text:p/>
          </table:table-cell>
          <table:table-cell table:formula="of:=T(IF([$тест2.AQ46]=1;ORG.OPENOFFICE.STYLE(&quot;граница&quot;);ORG.OPENOFFICE.STYLE(&quot;Стандарт&quot;)))">
            <text:p/>
          </table:table-cell>
          <table:table-cell table:formula="of:=T(IF([$тест2.AR46]=1;ORG.OPENOFFICE.STYLE(&quot;граница&quot;);ORG.OPENOFFICE.STYLE(&quot;Стандарт&quot;)))">
            <text:p/>
          </table:table-cell>
          <table:table-cell table:formula="of:=T(IF([$тест2.AS46]=1;ORG.OPENOFFICE.STYLE(&quot;граница&quot;);ORG.OPENOFFICE.STYLE(&quot;Стандарт&quot;)))">
            <text:p/>
          </table:table-cell>
          <table:table-cell table:formula="of:=T(IF([$тест2.AT46]=1;ORG.OPENOFFICE.STYLE(&quot;граница&quot;);ORG.OPENOFFICE.STYLE(&quot;Стандарт&quot;)))">
            <text:p/>
          </table:table-cell>
          <table:table-cell table:formula="of:=T(IF([$тест2.AU46]=1;ORG.OPENOFFICE.STYLE(&quot;граница&quot;);ORG.OPENOFFICE.STYLE(&quot;Стандарт&quot;)))">
            <text:p/>
          </table:table-cell>
          <table:table-cell table:formula="of:=T(IF([$тест2.AV46]=1;ORG.OPENOFFICE.STYLE(&quot;граница&quot;);ORG.OPENOFFICE.STYLE(&quot;Стандарт&quot;)))">
            <text:p/>
          </table:table-cell>
          <table:table-cell table:formula="of:=T(IF([$тест2.AW46]=1;ORG.OPENOFFICE.STYLE(&quot;граница&quot;);ORG.OPENOFFICE.STYLE(&quot;Стандарт&quot;)))">
            <text:p/>
          </table:table-cell>
          <table:table-cell table:formula="of:=T(IF([$тест2.AX4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7]=1;ORG.OPENOFFICE.STYLE(&quot;граница&quot;);ORG.OPENOFFICE.STYLE(&quot;Стандарт&quot;)))">
            <text:p/>
          </table:table-cell>
          <table:table-cell table:formula="of:=T(IF([$тест2.C47]=1;ORG.OPENOFFICE.STYLE(&quot;граница&quot;);ORG.OPENOFFICE.STYLE(&quot;Стандарт&quot;)))">
            <text:p/>
          </table:table-cell>
          <table:table-cell table:formula="of:=T(IF([$тест2.D47]=1;ORG.OPENOFFICE.STYLE(&quot;граница&quot;);ORG.OPENOFFICE.STYLE(&quot;Стандарт&quot;)))">
            <text:p/>
          </table:table-cell>
          <table:table-cell table:formula="of:=T(IF([$тест2.E47]=1;ORG.OPENOFFICE.STYLE(&quot;граница&quot;);ORG.OPENOFFICE.STYLE(&quot;Стандарт&quot;)))">
            <text:p/>
          </table:table-cell>
          <table:table-cell table:formula="of:=T(IF([$тест2.F47]=1;ORG.OPENOFFICE.STYLE(&quot;граница&quot;);ORG.OPENOFFICE.STYLE(&quot;Стандарт&quot;)))">
            <text:p/>
          </table:table-cell>
          <table:table-cell table:formula="of:=T(IF([$тест2.G47]=1;ORG.OPENOFFICE.STYLE(&quot;граница&quot;);ORG.OPENOFFICE.STYLE(&quot;Стандарт&quot;)))">
            <text:p/>
          </table:table-cell>
          <table:table-cell table:formula="of:=T(IF([$тест2.H47]=1;ORG.OPENOFFICE.STYLE(&quot;граница&quot;);ORG.OPENOFFICE.STYLE(&quot;Стандарт&quot;)))">
            <text:p/>
          </table:table-cell>
          <table:table-cell table:formula="of:=T(IF([$тест2.I47]=1;ORG.OPENOFFICE.STYLE(&quot;граница&quot;);ORG.OPENOFFICE.STYLE(&quot;Стандарт&quot;)))">
            <text:p/>
          </table:table-cell>
          <table:table-cell table:formula="of:=T(IF([$тест2.J47]=1;ORG.OPENOFFICE.STYLE(&quot;граница&quot;);ORG.OPENOFFICE.STYLE(&quot;Стандарт&quot;)))">
            <text:p/>
          </table:table-cell>
          <table:table-cell table:formula="of:=T(IF([$тест2.K47]=1;ORG.OPENOFFICE.STYLE(&quot;граница&quot;);ORG.OPENOFFICE.STYLE(&quot;Стандарт&quot;)))">
            <text:p/>
          </table:table-cell>
          <table:table-cell table:formula="of:=T(IF([$тест2.L47]=1;ORG.OPENOFFICE.STYLE(&quot;граница&quot;);ORG.OPENOFFICE.STYLE(&quot;Стандарт&quot;)))">
            <text:p/>
          </table:table-cell>
          <table:table-cell table:formula="of:=T(IF([$тест2.M47]=1;ORG.OPENOFFICE.STYLE(&quot;граница&quot;);ORG.OPENOFFICE.STYLE(&quot;Стандарт&quot;)))">
            <text:p/>
          </table:table-cell>
          <table:table-cell table:formula="of:=T(IF([$тест2.N47]=1;ORG.OPENOFFICE.STYLE(&quot;граница&quot;);ORG.OPENOFFICE.STYLE(&quot;Стандарт&quot;)))">
            <text:p/>
          </table:table-cell>
          <table:table-cell table:formula="of:=T(IF([$тест2.O47]=1;ORG.OPENOFFICE.STYLE(&quot;граница&quot;);ORG.OPENOFFICE.STYLE(&quot;Стандарт&quot;)))">
            <text:p/>
          </table:table-cell>
          <table:table-cell table:formula="of:=T(IF([$тест2.P47]=1;ORG.OPENOFFICE.STYLE(&quot;граница&quot;);ORG.OPENOFFICE.STYLE(&quot;Стандарт&quot;)))">
            <text:p/>
          </table:table-cell>
          <table:table-cell table:formula="of:=T(IF([$тест2.Q47]=1;ORG.OPENOFFICE.STYLE(&quot;граница&quot;);ORG.OPENOFFICE.STYLE(&quot;Стандарт&quot;)))">
            <text:p/>
          </table:table-cell>
          <table:table-cell table:formula="of:=T(IF([$тест2.R47]=1;ORG.OPENOFFICE.STYLE(&quot;граница&quot;);ORG.OPENOFFICE.STYLE(&quot;Стандарт&quot;)))">
            <text:p/>
          </table:table-cell>
          <table:table-cell table:formula="of:=T(IF([$тест2.S47]=1;ORG.OPENOFFICE.STYLE(&quot;граница&quot;);ORG.OPENOFFICE.STYLE(&quot;Стандарт&quot;)))">
            <text:p/>
          </table:table-cell>
          <table:table-cell table:formula="of:=T(IF([$тест2.T47]=1;ORG.OPENOFFICE.STYLE(&quot;граница&quot;);ORG.OPENOFFICE.STYLE(&quot;Стандарт&quot;)))">
            <text:p/>
          </table:table-cell>
          <table:table-cell table:formula="of:=T(IF([$тест2.U47]=1;ORG.OPENOFFICE.STYLE(&quot;граница&quot;);ORG.OPENOFFICE.STYLE(&quot;Стандарт&quot;)))">
            <text:p/>
          </table:table-cell>
          <table:table-cell table:formula="of:=T(IF([$тест2.V47]=1;ORG.OPENOFFICE.STYLE(&quot;граница&quot;);ORG.OPENOFFICE.STYLE(&quot;Стандарт&quot;)))">
            <text:p/>
          </table:table-cell>
          <table:table-cell table:formula="of:=T(IF([$тест2.W47]=1;ORG.OPENOFFICE.STYLE(&quot;граница&quot;);ORG.OPENOFFICE.STYLE(&quot;Стандарт&quot;)))">
            <text:p/>
          </table:table-cell>
          <table:table-cell table:formula="of:=T(IF([$тест2.X47]=1;ORG.OPENOFFICE.STYLE(&quot;граница&quot;);ORG.OPENOFFICE.STYLE(&quot;Стандарт&quot;)))">
            <text:p/>
          </table:table-cell>
          <table:table-cell table:formula="of:=T(IF([$тест2.Y47]=1;ORG.OPENOFFICE.STYLE(&quot;граница&quot;);ORG.OPENOFFICE.STYLE(&quot;Стандарт&quot;)))">
            <text:p/>
          </table:table-cell>
          <table:table-cell table:formula="of:=T(IF([$тест2.Z47]=1;ORG.OPENOFFICE.STYLE(&quot;граница&quot;);ORG.OPENOFFICE.STYLE(&quot;Стандарт&quot;)))">
            <text:p/>
          </table:table-cell>
          <table:table-cell table:formula="of:=T(IF([$тест2.AA47]=1;ORG.OPENOFFICE.STYLE(&quot;граница&quot;);ORG.OPENOFFICE.STYLE(&quot;Стандарт&quot;)))">
            <text:p/>
          </table:table-cell>
          <table:table-cell table:formula="of:=T(IF([$тест2.AB47]=1;ORG.OPENOFFICE.STYLE(&quot;граница&quot;);ORG.OPENOFFICE.STYLE(&quot;Стандарт&quot;)))">
            <text:p/>
          </table:table-cell>
          <table:table-cell table:formula="of:=T(IF([$тест2.AC47]=1;ORG.OPENOFFICE.STYLE(&quot;граница&quot;);ORG.OPENOFFICE.STYLE(&quot;Стандарт&quot;)))">
            <text:p/>
          </table:table-cell>
          <table:table-cell table:formula="of:=T(IF([$тест2.AD47]=1;ORG.OPENOFFICE.STYLE(&quot;граница&quot;);ORG.OPENOFFICE.STYLE(&quot;Стандарт&quot;)))">
            <text:p/>
          </table:table-cell>
          <table:table-cell table:formula="of:=T(IF([$тест2.AE47]=1;ORG.OPENOFFICE.STYLE(&quot;граница&quot;);ORG.OPENOFFICE.STYLE(&quot;Стандарт&quot;)))">
            <text:p/>
          </table:table-cell>
          <table:table-cell table:formula="of:=T(IF([$тест2.AF47]=1;ORG.OPENOFFICE.STYLE(&quot;граница&quot;);ORG.OPENOFFICE.STYLE(&quot;Стандарт&quot;)))">
            <text:p/>
          </table:table-cell>
          <table:table-cell table:formula="of:=T(IF([$тест2.AG47]=1;ORG.OPENOFFICE.STYLE(&quot;граница&quot;);ORG.OPENOFFICE.STYLE(&quot;Стандарт&quot;)))">
            <text:p/>
          </table:table-cell>
          <table:table-cell table:formula="of:=T(IF([$тест2.AH47]=1;ORG.OPENOFFICE.STYLE(&quot;граница&quot;);ORG.OPENOFFICE.STYLE(&quot;Стандарт&quot;)))">
            <text:p/>
          </table:table-cell>
          <table:table-cell table:formula="of:=T(IF([$тест2.AI47]=1;ORG.OPENOFFICE.STYLE(&quot;граница&quot;);ORG.OPENOFFICE.STYLE(&quot;Стандарт&quot;)))">
            <text:p/>
          </table:table-cell>
          <table:table-cell table:formula="of:=T(IF([$тест2.AJ47]=1;ORG.OPENOFFICE.STYLE(&quot;граница&quot;);ORG.OPENOFFICE.STYLE(&quot;Стандарт&quot;)))">
            <text:p/>
          </table:table-cell>
          <table:table-cell table:formula="of:=T(IF([$тест2.AK47]=1;ORG.OPENOFFICE.STYLE(&quot;граница&quot;);ORG.OPENOFFICE.STYLE(&quot;Стандарт&quot;)))">
            <text:p/>
          </table:table-cell>
          <table:table-cell table:formula="of:=T(IF([$тест2.AL47]=1;ORG.OPENOFFICE.STYLE(&quot;граница&quot;);ORG.OPENOFFICE.STYLE(&quot;Стандарт&quot;)))">
            <text:p/>
          </table:table-cell>
          <table:table-cell table:formula="of:=T(IF([$тест2.AM47]=1;ORG.OPENOFFICE.STYLE(&quot;граница&quot;);ORG.OPENOFFICE.STYLE(&quot;Стандарт&quot;)))">
            <text:p/>
          </table:table-cell>
          <table:table-cell table:formula="of:=T(IF([$тест2.AN47]=1;ORG.OPENOFFICE.STYLE(&quot;граница&quot;);ORG.OPENOFFICE.STYLE(&quot;Стандарт&quot;)))">
            <text:p/>
          </table:table-cell>
          <table:table-cell table:formula="of:=T(IF([$тест2.AO47]=1;ORG.OPENOFFICE.STYLE(&quot;граница&quot;);ORG.OPENOFFICE.STYLE(&quot;Стандарт&quot;)))">
            <text:p/>
          </table:table-cell>
          <table:table-cell table:formula="of:=T(IF([$тест2.AP47]=1;ORG.OPENOFFICE.STYLE(&quot;граница&quot;);ORG.OPENOFFICE.STYLE(&quot;Стандарт&quot;)))">
            <text:p/>
          </table:table-cell>
          <table:table-cell table:formula="of:=T(IF([$тест2.AQ47]=1;ORG.OPENOFFICE.STYLE(&quot;граница&quot;);ORG.OPENOFFICE.STYLE(&quot;Стандарт&quot;)))">
            <text:p/>
          </table:table-cell>
          <table:table-cell table:formula="of:=T(IF([$тест2.AR47]=1;ORG.OPENOFFICE.STYLE(&quot;граница&quot;);ORG.OPENOFFICE.STYLE(&quot;Стандарт&quot;)))">
            <text:p/>
          </table:table-cell>
          <table:table-cell table:formula="of:=T(IF([$тест2.AS47]=1;ORG.OPENOFFICE.STYLE(&quot;граница&quot;);ORG.OPENOFFICE.STYLE(&quot;Стандарт&quot;)))">
            <text:p/>
          </table:table-cell>
          <table:table-cell table:formula="of:=T(IF([$тест2.AT47]=1;ORG.OPENOFFICE.STYLE(&quot;граница&quot;);ORG.OPENOFFICE.STYLE(&quot;Стандарт&quot;)))">
            <text:p/>
          </table:table-cell>
          <table:table-cell table:formula="of:=T(IF([$тест2.AU47]=1;ORG.OPENOFFICE.STYLE(&quot;граница&quot;);ORG.OPENOFFICE.STYLE(&quot;Стандарт&quot;)))">
            <text:p/>
          </table:table-cell>
          <table:table-cell table:formula="of:=T(IF([$тест2.AV47]=1;ORG.OPENOFFICE.STYLE(&quot;граница&quot;);ORG.OPENOFFICE.STYLE(&quot;Стандарт&quot;)))">
            <text:p/>
          </table:table-cell>
          <table:table-cell table:formula="of:=T(IF([$тест2.AW47]=1;ORG.OPENOFFICE.STYLE(&quot;граница&quot;);ORG.OPENOFFICE.STYLE(&quot;Стандарт&quot;)))">
            <text:p/>
          </table:table-cell>
          <table:table-cell table:formula="of:=T(IF([$тест2.AX4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8]=1;ORG.OPENOFFICE.STYLE(&quot;граница&quot;);ORG.OPENOFFICE.STYLE(&quot;Стандарт&quot;)))">
            <text:p/>
          </table:table-cell>
          <table:table-cell table:formula="of:=T(IF([$тест2.C48]=1;ORG.OPENOFFICE.STYLE(&quot;граница&quot;);ORG.OPENOFFICE.STYLE(&quot;Стандарт&quot;)))">
            <text:p/>
          </table:table-cell>
          <table:table-cell table:formula="of:=T(IF([$тест2.D48]=1;ORG.OPENOFFICE.STYLE(&quot;граница&quot;);ORG.OPENOFFICE.STYLE(&quot;Стандарт&quot;)))">
            <text:p/>
          </table:table-cell>
          <table:table-cell table:formula="of:=T(IF([$тест2.E48]=1;ORG.OPENOFFICE.STYLE(&quot;граница&quot;);ORG.OPENOFFICE.STYLE(&quot;Стандарт&quot;)))">
            <text:p/>
          </table:table-cell>
          <table:table-cell table:formula="of:=T(IF([$тест2.F48]=1;ORG.OPENOFFICE.STYLE(&quot;граница&quot;);ORG.OPENOFFICE.STYLE(&quot;Стандарт&quot;)))">
            <text:p/>
          </table:table-cell>
          <table:table-cell table:formula="of:=T(IF([$тест2.G48]=1;ORG.OPENOFFICE.STYLE(&quot;граница&quot;);ORG.OPENOFFICE.STYLE(&quot;Стандарт&quot;)))">
            <text:p/>
          </table:table-cell>
          <table:table-cell table:formula="of:=T(IF([$тест2.H48]=1;ORG.OPENOFFICE.STYLE(&quot;граница&quot;);ORG.OPENOFFICE.STYLE(&quot;Стандарт&quot;)))">
            <text:p/>
          </table:table-cell>
          <table:table-cell table:formula="of:=T(IF([$тест2.I48]=1;ORG.OPENOFFICE.STYLE(&quot;граница&quot;);ORG.OPENOFFICE.STYLE(&quot;Стандарт&quot;)))">
            <text:p/>
          </table:table-cell>
          <table:table-cell table:formula="of:=T(IF([$тест2.J48]=1;ORG.OPENOFFICE.STYLE(&quot;граница&quot;);ORG.OPENOFFICE.STYLE(&quot;Стандарт&quot;)))">
            <text:p/>
          </table:table-cell>
          <table:table-cell table:formula="of:=T(IF([$тест2.K48]=1;ORG.OPENOFFICE.STYLE(&quot;граница&quot;);ORG.OPENOFFICE.STYLE(&quot;Стандарт&quot;)))">
            <text:p/>
          </table:table-cell>
          <table:table-cell table:formula="of:=T(IF([$тест2.L48]=1;ORG.OPENOFFICE.STYLE(&quot;граница&quot;);ORG.OPENOFFICE.STYLE(&quot;Стандарт&quot;)))">
            <text:p/>
          </table:table-cell>
          <table:table-cell table:formula="of:=T(IF([$тест2.M48]=1;ORG.OPENOFFICE.STYLE(&quot;граница&quot;);ORG.OPENOFFICE.STYLE(&quot;Стандарт&quot;)))">
            <text:p/>
          </table:table-cell>
          <table:table-cell table:formula="of:=T(IF([$тест2.N48]=1;ORG.OPENOFFICE.STYLE(&quot;граница&quot;);ORG.OPENOFFICE.STYLE(&quot;Стандарт&quot;)))">
            <text:p/>
          </table:table-cell>
          <table:table-cell table:formula="of:=T(IF([$тест2.O48]=1;ORG.OPENOFFICE.STYLE(&quot;граница&quot;);ORG.OPENOFFICE.STYLE(&quot;Стандарт&quot;)))">
            <text:p/>
          </table:table-cell>
          <table:table-cell table:formula="of:=T(IF([$тест2.P48]=1;ORG.OPENOFFICE.STYLE(&quot;граница&quot;);ORG.OPENOFFICE.STYLE(&quot;Стандарт&quot;)))">
            <text:p/>
          </table:table-cell>
          <table:table-cell table:formula="of:=T(IF([$тест2.Q48]=1;ORG.OPENOFFICE.STYLE(&quot;граница&quot;);ORG.OPENOFFICE.STYLE(&quot;Стандарт&quot;)))">
            <text:p/>
          </table:table-cell>
          <table:table-cell table:formula="of:=T(IF([$тест2.R48]=1;ORG.OPENOFFICE.STYLE(&quot;граница&quot;);ORG.OPENOFFICE.STYLE(&quot;Стандарт&quot;)))">
            <text:p/>
          </table:table-cell>
          <table:table-cell table:formula="of:=T(IF([$тест2.S48]=1;ORG.OPENOFFICE.STYLE(&quot;граница&quot;);ORG.OPENOFFICE.STYLE(&quot;Стандарт&quot;)))">
            <text:p/>
          </table:table-cell>
          <table:table-cell table:formula="of:=T(IF([$тест2.T48]=1;ORG.OPENOFFICE.STYLE(&quot;граница&quot;);ORG.OPENOFFICE.STYLE(&quot;Стандарт&quot;)))">
            <text:p/>
          </table:table-cell>
          <table:table-cell table:formula="of:=T(IF([$тест2.U48]=1;ORG.OPENOFFICE.STYLE(&quot;граница&quot;);ORG.OPENOFFICE.STYLE(&quot;Стандарт&quot;)))">
            <text:p/>
          </table:table-cell>
          <table:table-cell table:formula="of:=T(IF([$тест2.V48]=1;ORG.OPENOFFICE.STYLE(&quot;граница&quot;);ORG.OPENOFFICE.STYLE(&quot;Стандарт&quot;)))">
            <text:p/>
          </table:table-cell>
          <table:table-cell table:formula="of:=T(IF([$тест2.W48]=1;ORG.OPENOFFICE.STYLE(&quot;граница&quot;);ORG.OPENOFFICE.STYLE(&quot;Стандарт&quot;)))">
            <text:p/>
          </table:table-cell>
          <table:table-cell table:formula="of:=T(IF([$тест2.X48]=1;ORG.OPENOFFICE.STYLE(&quot;граница&quot;);ORG.OPENOFFICE.STYLE(&quot;Стандарт&quot;)))">
            <text:p/>
          </table:table-cell>
          <table:table-cell table:formula="of:=T(IF([$тест2.Y48]=1;ORG.OPENOFFICE.STYLE(&quot;граница&quot;);ORG.OPENOFFICE.STYLE(&quot;Стандарт&quot;)))">
            <text:p/>
          </table:table-cell>
          <table:table-cell table:formula="of:=T(IF([$тест2.Z48]=1;ORG.OPENOFFICE.STYLE(&quot;граница&quot;);ORG.OPENOFFICE.STYLE(&quot;Стандарт&quot;)))">
            <text:p/>
          </table:table-cell>
          <table:table-cell table:formula="of:=T(IF([$тест2.AA48]=1;ORG.OPENOFFICE.STYLE(&quot;граница&quot;);ORG.OPENOFFICE.STYLE(&quot;Стандарт&quot;)))">
            <text:p/>
          </table:table-cell>
          <table:table-cell table:formula="of:=T(IF([$тест2.AB48]=1;ORG.OPENOFFICE.STYLE(&quot;граница&quot;);ORG.OPENOFFICE.STYLE(&quot;Стандарт&quot;)))">
            <text:p/>
          </table:table-cell>
          <table:table-cell table:formula="of:=T(IF([$тест2.AC48]=1;ORG.OPENOFFICE.STYLE(&quot;граница&quot;);ORG.OPENOFFICE.STYLE(&quot;Стандарт&quot;)))">
            <text:p/>
          </table:table-cell>
          <table:table-cell table:formula="of:=T(IF([$тест2.AD48]=1;ORG.OPENOFFICE.STYLE(&quot;граница&quot;);ORG.OPENOFFICE.STYLE(&quot;Стандарт&quot;)))">
            <text:p/>
          </table:table-cell>
          <table:table-cell table:formula="of:=T(IF([$тест2.AE48]=1;ORG.OPENOFFICE.STYLE(&quot;граница&quot;);ORG.OPENOFFICE.STYLE(&quot;Стандарт&quot;)))">
            <text:p/>
          </table:table-cell>
          <table:table-cell table:formula="of:=T(IF([$тест2.AF48]=1;ORG.OPENOFFICE.STYLE(&quot;граница&quot;);ORG.OPENOFFICE.STYLE(&quot;Стандарт&quot;)))">
            <text:p/>
          </table:table-cell>
          <table:table-cell table:formula="of:=T(IF([$тест2.AG48]=1;ORG.OPENOFFICE.STYLE(&quot;граница&quot;);ORG.OPENOFFICE.STYLE(&quot;Стандарт&quot;)))">
            <text:p/>
          </table:table-cell>
          <table:table-cell table:formula="of:=T(IF([$тест2.AH48]=1;ORG.OPENOFFICE.STYLE(&quot;граница&quot;);ORG.OPENOFFICE.STYLE(&quot;Стандарт&quot;)))">
            <text:p/>
          </table:table-cell>
          <table:table-cell table:formula="of:=T(IF([$тест2.AI48]=1;ORG.OPENOFFICE.STYLE(&quot;граница&quot;);ORG.OPENOFFICE.STYLE(&quot;Стандарт&quot;)))">
            <text:p/>
          </table:table-cell>
          <table:table-cell table:formula="of:=T(IF([$тест2.AJ48]=1;ORG.OPENOFFICE.STYLE(&quot;граница&quot;);ORG.OPENOFFICE.STYLE(&quot;Стандарт&quot;)))">
            <text:p/>
          </table:table-cell>
          <table:table-cell table:formula="of:=T(IF([$тест2.AK48]=1;ORG.OPENOFFICE.STYLE(&quot;граница&quot;);ORG.OPENOFFICE.STYLE(&quot;Стандарт&quot;)))">
            <text:p/>
          </table:table-cell>
          <table:table-cell table:formula="of:=T(IF([$тест2.AL48]=1;ORG.OPENOFFICE.STYLE(&quot;граница&quot;);ORG.OPENOFFICE.STYLE(&quot;Стандарт&quot;)))">
            <text:p/>
          </table:table-cell>
          <table:table-cell table:formula="of:=T(IF([$тест2.AM48]=1;ORG.OPENOFFICE.STYLE(&quot;граница&quot;);ORG.OPENOFFICE.STYLE(&quot;Стандарт&quot;)))">
            <text:p/>
          </table:table-cell>
          <table:table-cell table:formula="of:=T(IF([$тест2.AN48]=1;ORG.OPENOFFICE.STYLE(&quot;граница&quot;);ORG.OPENOFFICE.STYLE(&quot;Стандарт&quot;)))">
            <text:p/>
          </table:table-cell>
          <table:table-cell table:formula="of:=T(IF([$тест2.AO48]=1;ORG.OPENOFFICE.STYLE(&quot;граница&quot;);ORG.OPENOFFICE.STYLE(&quot;Стандарт&quot;)))">
            <text:p/>
          </table:table-cell>
          <table:table-cell table:formula="of:=T(IF([$тест2.AP48]=1;ORG.OPENOFFICE.STYLE(&quot;граница&quot;);ORG.OPENOFFICE.STYLE(&quot;Стандарт&quot;)))">
            <text:p/>
          </table:table-cell>
          <table:table-cell table:formula="of:=T(IF([$тест2.AQ48]=1;ORG.OPENOFFICE.STYLE(&quot;граница&quot;);ORG.OPENOFFICE.STYLE(&quot;Стандарт&quot;)))">
            <text:p/>
          </table:table-cell>
          <table:table-cell table:formula="of:=T(IF([$тест2.AR48]=1;ORG.OPENOFFICE.STYLE(&quot;граница&quot;);ORG.OPENOFFICE.STYLE(&quot;Стандарт&quot;)))">
            <text:p/>
          </table:table-cell>
          <table:table-cell table:formula="of:=T(IF([$тест2.AS48]=1;ORG.OPENOFFICE.STYLE(&quot;граница&quot;);ORG.OPENOFFICE.STYLE(&quot;Стандарт&quot;)))">
            <text:p/>
          </table:table-cell>
          <table:table-cell table:formula="of:=T(IF([$тест2.AT48]=1;ORG.OPENOFFICE.STYLE(&quot;граница&quot;);ORG.OPENOFFICE.STYLE(&quot;Стандарт&quot;)))">
            <text:p/>
          </table:table-cell>
          <table:table-cell table:formula="of:=T(IF([$тест2.AU48]=1;ORG.OPENOFFICE.STYLE(&quot;граница&quot;);ORG.OPENOFFICE.STYLE(&quot;Стандарт&quot;)))">
            <text:p/>
          </table:table-cell>
          <table:table-cell table:formula="of:=T(IF([$тест2.AV48]=1;ORG.OPENOFFICE.STYLE(&quot;граница&quot;);ORG.OPENOFFICE.STYLE(&quot;Стандарт&quot;)))">
            <text:p/>
          </table:table-cell>
          <table:table-cell table:formula="of:=T(IF([$тест2.AW48]=1;ORG.OPENOFFICE.STYLE(&quot;граница&quot;);ORG.OPENOFFICE.STYLE(&quot;Стандарт&quot;)))">
            <text:p/>
          </table:table-cell>
          <table:table-cell table:formula="of:=T(IF([$тест2.AX4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49]=1;ORG.OPENOFFICE.STYLE(&quot;граница&quot;);ORG.OPENOFFICE.STYLE(&quot;Стандарт&quot;)))">
            <text:p/>
          </table:table-cell>
          <table:table-cell table:formula="of:=T(IF([$тест2.C49]=1;ORG.OPENOFFICE.STYLE(&quot;граница&quot;);ORG.OPENOFFICE.STYLE(&quot;Стандарт&quot;)))">
            <text:p/>
          </table:table-cell>
          <table:table-cell table:formula="of:=T(IF([$тест2.D49]=1;ORG.OPENOFFICE.STYLE(&quot;граница&quot;);ORG.OPENOFFICE.STYLE(&quot;Стандарт&quot;)))">
            <text:p/>
          </table:table-cell>
          <table:table-cell table:formula="of:=T(IF([$тест2.E49]=1;ORG.OPENOFFICE.STYLE(&quot;граница&quot;);ORG.OPENOFFICE.STYLE(&quot;Стандарт&quot;)))">
            <text:p/>
          </table:table-cell>
          <table:table-cell table:formula="of:=T(IF([$тест2.F49]=1;ORG.OPENOFFICE.STYLE(&quot;граница&quot;);ORG.OPENOFFICE.STYLE(&quot;Стандарт&quot;)))">
            <text:p/>
          </table:table-cell>
          <table:table-cell table:formula="of:=T(IF([$тест2.G49]=1;ORG.OPENOFFICE.STYLE(&quot;граница&quot;);ORG.OPENOFFICE.STYLE(&quot;Стандарт&quot;)))">
            <text:p/>
          </table:table-cell>
          <table:table-cell table:formula="of:=T(IF([$тест2.H49]=1;ORG.OPENOFFICE.STYLE(&quot;граница&quot;);ORG.OPENOFFICE.STYLE(&quot;Стандарт&quot;)))">
            <text:p/>
          </table:table-cell>
          <table:table-cell table:formula="of:=T(IF([$тест2.I49]=1;ORG.OPENOFFICE.STYLE(&quot;граница&quot;);ORG.OPENOFFICE.STYLE(&quot;Стандарт&quot;)))">
            <text:p/>
          </table:table-cell>
          <table:table-cell table:formula="of:=T(IF([$тест2.J49]=1;ORG.OPENOFFICE.STYLE(&quot;граница&quot;);ORG.OPENOFFICE.STYLE(&quot;Стандарт&quot;)))">
            <text:p/>
          </table:table-cell>
          <table:table-cell table:formula="of:=T(IF([$тест2.K49]=1;ORG.OPENOFFICE.STYLE(&quot;граница&quot;);ORG.OPENOFFICE.STYLE(&quot;Стандарт&quot;)))">
            <text:p/>
          </table:table-cell>
          <table:table-cell table:formula="of:=T(IF([$тест2.L49]=1;ORG.OPENOFFICE.STYLE(&quot;граница&quot;);ORG.OPENOFFICE.STYLE(&quot;Стандарт&quot;)))">
            <text:p/>
          </table:table-cell>
          <table:table-cell table:formula="of:=T(IF([$тест2.M49]=1;ORG.OPENOFFICE.STYLE(&quot;граница&quot;);ORG.OPENOFFICE.STYLE(&quot;Стандарт&quot;)))">
            <text:p/>
          </table:table-cell>
          <table:table-cell table:formula="of:=T(IF([$тест2.N49]=1;ORG.OPENOFFICE.STYLE(&quot;граница&quot;);ORG.OPENOFFICE.STYLE(&quot;Стандарт&quot;)))">
            <text:p/>
          </table:table-cell>
          <table:table-cell table:formula="of:=T(IF([$тест2.O49]=1;ORG.OPENOFFICE.STYLE(&quot;граница&quot;);ORG.OPENOFFICE.STYLE(&quot;Стандарт&quot;)))">
            <text:p/>
          </table:table-cell>
          <table:table-cell table:formula="of:=T(IF([$тест2.P49]=1;ORG.OPENOFFICE.STYLE(&quot;граница&quot;);ORG.OPENOFFICE.STYLE(&quot;Стандарт&quot;)))">
            <text:p/>
          </table:table-cell>
          <table:table-cell table:formula="of:=T(IF([$тест2.Q49]=1;ORG.OPENOFFICE.STYLE(&quot;граница&quot;);ORG.OPENOFFICE.STYLE(&quot;Стандарт&quot;)))">
            <text:p/>
          </table:table-cell>
          <table:table-cell table:formula="of:=T(IF([$тест2.R49]=1;ORG.OPENOFFICE.STYLE(&quot;граница&quot;);ORG.OPENOFFICE.STYLE(&quot;Стандарт&quot;)))">
            <text:p/>
          </table:table-cell>
          <table:table-cell table:formula="of:=T(IF([$тест2.S49]=1;ORG.OPENOFFICE.STYLE(&quot;граница&quot;);ORG.OPENOFFICE.STYLE(&quot;Стандарт&quot;)))">
            <text:p/>
          </table:table-cell>
          <table:table-cell table:formula="of:=T(IF([$тест2.T49]=1;ORG.OPENOFFICE.STYLE(&quot;граница&quot;);ORG.OPENOFFICE.STYLE(&quot;Стандарт&quot;)))">
            <text:p/>
          </table:table-cell>
          <table:table-cell table:formula="of:=T(IF([$тест2.U49]=1;ORG.OPENOFFICE.STYLE(&quot;граница&quot;);ORG.OPENOFFICE.STYLE(&quot;Стандарт&quot;)))">
            <text:p/>
          </table:table-cell>
          <table:table-cell table:formula="of:=T(IF([$тест2.V49]=1;ORG.OPENOFFICE.STYLE(&quot;граница&quot;);ORG.OPENOFFICE.STYLE(&quot;Стандарт&quot;)))">
            <text:p/>
          </table:table-cell>
          <table:table-cell table:formula="of:=T(IF([$тест2.W49]=1;ORG.OPENOFFICE.STYLE(&quot;граница&quot;);ORG.OPENOFFICE.STYLE(&quot;Стандарт&quot;)))">
            <text:p/>
          </table:table-cell>
          <table:table-cell table:formula="of:=T(IF([$тест2.X49]=1;ORG.OPENOFFICE.STYLE(&quot;граница&quot;);ORG.OPENOFFICE.STYLE(&quot;Стандарт&quot;)))">
            <text:p/>
          </table:table-cell>
          <table:table-cell table:formula="of:=T(IF([$тест2.Y49]=1;ORG.OPENOFFICE.STYLE(&quot;граница&quot;);ORG.OPENOFFICE.STYLE(&quot;Стандарт&quot;)))">
            <text:p/>
          </table:table-cell>
          <table:table-cell table:formula="of:=T(IF([$тест2.Z49]=1;ORG.OPENOFFICE.STYLE(&quot;граница&quot;);ORG.OPENOFFICE.STYLE(&quot;Стандарт&quot;)))">
            <text:p/>
          </table:table-cell>
          <table:table-cell table:formula="of:=T(IF([$тест2.AA49]=1;ORG.OPENOFFICE.STYLE(&quot;граница&quot;);ORG.OPENOFFICE.STYLE(&quot;Стандарт&quot;)))">
            <text:p/>
          </table:table-cell>
          <table:table-cell table:formula="of:=T(IF([$тест2.AB49]=1;ORG.OPENOFFICE.STYLE(&quot;граница&quot;);ORG.OPENOFFICE.STYLE(&quot;Стандарт&quot;)))">
            <text:p/>
          </table:table-cell>
          <table:table-cell table:formula="of:=T(IF([$тест2.AC49]=1;ORG.OPENOFFICE.STYLE(&quot;граница&quot;);ORG.OPENOFFICE.STYLE(&quot;Стандарт&quot;)))">
            <text:p/>
          </table:table-cell>
          <table:table-cell table:formula="of:=T(IF([$тест2.AD49]=1;ORG.OPENOFFICE.STYLE(&quot;граница&quot;);ORG.OPENOFFICE.STYLE(&quot;Стандарт&quot;)))">
            <text:p/>
          </table:table-cell>
          <table:table-cell table:formula="of:=T(IF([$тест2.AE49]=1;ORG.OPENOFFICE.STYLE(&quot;граница&quot;);ORG.OPENOFFICE.STYLE(&quot;Стандарт&quot;)))">
            <text:p/>
          </table:table-cell>
          <table:table-cell table:formula="of:=T(IF([$тест2.AF49]=1;ORG.OPENOFFICE.STYLE(&quot;граница&quot;);ORG.OPENOFFICE.STYLE(&quot;Стандарт&quot;)))">
            <text:p/>
          </table:table-cell>
          <table:table-cell table:formula="of:=T(IF([$тест2.AG49]=1;ORG.OPENOFFICE.STYLE(&quot;граница&quot;);ORG.OPENOFFICE.STYLE(&quot;Стандарт&quot;)))">
            <text:p/>
          </table:table-cell>
          <table:table-cell table:formula="of:=T(IF([$тест2.AH49]=1;ORG.OPENOFFICE.STYLE(&quot;граница&quot;);ORG.OPENOFFICE.STYLE(&quot;Стандарт&quot;)))">
            <text:p/>
          </table:table-cell>
          <table:table-cell table:formula="of:=T(IF([$тест2.AI49]=1;ORG.OPENOFFICE.STYLE(&quot;граница&quot;);ORG.OPENOFFICE.STYLE(&quot;Стандарт&quot;)))">
            <text:p/>
          </table:table-cell>
          <table:table-cell table:formula="of:=T(IF([$тест2.AJ49]=1;ORG.OPENOFFICE.STYLE(&quot;граница&quot;);ORG.OPENOFFICE.STYLE(&quot;Стандарт&quot;)))">
            <text:p/>
          </table:table-cell>
          <table:table-cell table:formula="of:=T(IF([$тест2.AK49]=1;ORG.OPENOFFICE.STYLE(&quot;граница&quot;);ORG.OPENOFFICE.STYLE(&quot;Стандарт&quot;)))">
            <text:p/>
          </table:table-cell>
          <table:table-cell table:formula="of:=T(IF([$тест2.AL49]=1;ORG.OPENOFFICE.STYLE(&quot;граница&quot;);ORG.OPENOFFICE.STYLE(&quot;Стандарт&quot;)))">
            <text:p/>
          </table:table-cell>
          <table:table-cell table:formula="of:=T(IF([$тест2.AM49]=1;ORG.OPENOFFICE.STYLE(&quot;граница&quot;);ORG.OPENOFFICE.STYLE(&quot;Стандарт&quot;)))">
            <text:p/>
          </table:table-cell>
          <table:table-cell table:formula="of:=T(IF([$тест2.AN49]=1;ORG.OPENOFFICE.STYLE(&quot;граница&quot;);ORG.OPENOFFICE.STYLE(&quot;Стандарт&quot;)))">
            <text:p/>
          </table:table-cell>
          <table:table-cell table:formula="of:=T(IF([$тест2.AO49]=1;ORG.OPENOFFICE.STYLE(&quot;граница&quot;);ORG.OPENOFFICE.STYLE(&quot;Стандарт&quot;)))">
            <text:p/>
          </table:table-cell>
          <table:table-cell table:formula="of:=T(IF([$тест2.AP49]=1;ORG.OPENOFFICE.STYLE(&quot;граница&quot;);ORG.OPENOFFICE.STYLE(&quot;Стандарт&quot;)))">
            <text:p/>
          </table:table-cell>
          <table:table-cell table:formula="of:=T(IF([$тест2.AQ49]=1;ORG.OPENOFFICE.STYLE(&quot;граница&quot;);ORG.OPENOFFICE.STYLE(&quot;Стандарт&quot;)))">
            <text:p/>
          </table:table-cell>
          <table:table-cell table:formula="of:=T(IF([$тест2.AR49]=1;ORG.OPENOFFICE.STYLE(&quot;граница&quot;);ORG.OPENOFFICE.STYLE(&quot;Стандарт&quot;)))">
            <text:p/>
          </table:table-cell>
          <table:table-cell table:formula="of:=T(IF([$тест2.AS49]=1;ORG.OPENOFFICE.STYLE(&quot;граница&quot;);ORG.OPENOFFICE.STYLE(&quot;Стандарт&quot;)))">
            <text:p/>
          </table:table-cell>
          <table:table-cell table:formula="of:=T(IF([$тест2.AT49]=1;ORG.OPENOFFICE.STYLE(&quot;граница&quot;);ORG.OPENOFFICE.STYLE(&quot;Стандарт&quot;)))">
            <text:p/>
          </table:table-cell>
          <table:table-cell table:formula="of:=T(IF([$тест2.AU49]=1;ORG.OPENOFFICE.STYLE(&quot;граница&quot;);ORG.OPENOFFICE.STYLE(&quot;Стандарт&quot;)))">
            <text:p/>
          </table:table-cell>
          <table:table-cell table:formula="of:=T(IF([$тест2.AV49]=1;ORG.OPENOFFICE.STYLE(&quot;граница&quot;);ORG.OPENOFFICE.STYLE(&quot;Стандарт&quot;)))">
            <text:p/>
          </table:table-cell>
          <table:table-cell table:formula="of:=T(IF([$тест2.AW49]=1;ORG.OPENOFFICE.STYLE(&quot;граница&quot;);ORG.OPENOFFICE.STYLE(&quot;Стандарт&quot;)))">
            <text:p/>
          </table:table-cell>
          <table:table-cell table:formula="of:=T(IF([$тест2.AX4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0]=1;ORG.OPENOFFICE.STYLE(&quot;граница&quot;);ORG.OPENOFFICE.STYLE(&quot;Стандарт&quot;)))">
            <text:p/>
          </table:table-cell>
          <table:table-cell table:formula="of:=T(IF([$тест2.C50]=1;ORG.OPENOFFICE.STYLE(&quot;граница&quot;);ORG.OPENOFFICE.STYLE(&quot;Стандарт&quot;)))">
            <text:p/>
          </table:table-cell>
          <table:table-cell table:formula="of:=T(IF([$тест2.D50]=1;ORG.OPENOFFICE.STYLE(&quot;граница&quot;);ORG.OPENOFFICE.STYLE(&quot;Стандарт&quot;)))">
            <text:p/>
          </table:table-cell>
          <table:table-cell table:formula="of:=T(IF([$тест2.E50]=1;ORG.OPENOFFICE.STYLE(&quot;граница&quot;);ORG.OPENOFFICE.STYLE(&quot;Стандарт&quot;)))">
            <text:p/>
          </table:table-cell>
          <table:table-cell table:formula="of:=T(IF([$тест2.F50]=1;ORG.OPENOFFICE.STYLE(&quot;граница&quot;);ORG.OPENOFFICE.STYLE(&quot;Стандарт&quot;)))">
            <text:p/>
          </table:table-cell>
          <table:table-cell table:formula="of:=T(IF([$тест2.G50]=1;ORG.OPENOFFICE.STYLE(&quot;граница&quot;);ORG.OPENOFFICE.STYLE(&quot;Стандарт&quot;)))">
            <text:p/>
          </table:table-cell>
          <table:table-cell table:formula="of:=T(IF([$тест2.H50]=1;ORG.OPENOFFICE.STYLE(&quot;граница&quot;);ORG.OPENOFFICE.STYLE(&quot;Стандарт&quot;)))">
            <text:p/>
          </table:table-cell>
          <table:table-cell table:formula="of:=T(IF([$тест2.I50]=1;ORG.OPENOFFICE.STYLE(&quot;граница&quot;);ORG.OPENOFFICE.STYLE(&quot;Стандарт&quot;)))">
            <text:p/>
          </table:table-cell>
          <table:table-cell table:formula="of:=T(IF([$тест2.J50]=1;ORG.OPENOFFICE.STYLE(&quot;граница&quot;);ORG.OPENOFFICE.STYLE(&quot;Стандарт&quot;)))">
            <text:p/>
          </table:table-cell>
          <table:table-cell table:formula="of:=T(IF([$тест2.K50]=1;ORG.OPENOFFICE.STYLE(&quot;граница&quot;);ORG.OPENOFFICE.STYLE(&quot;Стандарт&quot;)))">
            <text:p/>
          </table:table-cell>
          <table:table-cell table:formula="of:=T(IF([$тест2.L50]=1;ORG.OPENOFFICE.STYLE(&quot;граница&quot;);ORG.OPENOFFICE.STYLE(&quot;Стандарт&quot;)))">
            <text:p/>
          </table:table-cell>
          <table:table-cell table:formula="of:=T(IF([$тест2.M50]=1;ORG.OPENOFFICE.STYLE(&quot;граница&quot;);ORG.OPENOFFICE.STYLE(&quot;Стандарт&quot;)))">
            <text:p/>
          </table:table-cell>
          <table:table-cell table:formula="of:=T(IF([$тест2.N50]=1;ORG.OPENOFFICE.STYLE(&quot;граница&quot;);ORG.OPENOFFICE.STYLE(&quot;Стандарт&quot;)))">
            <text:p/>
          </table:table-cell>
          <table:table-cell table:formula="of:=T(IF([$тест2.O50]=1;ORG.OPENOFFICE.STYLE(&quot;граница&quot;);ORG.OPENOFFICE.STYLE(&quot;Стандарт&quot;)))">
            <text:p/>
          </table:table-cell>
          <table:table-cell table:formula="of:=T(IF([$тест2.P50]=1;ORG.OPENOFFICE.STYLE(&quot;граница&quot;);ORG.OPENOFFICE.STYLE(&quot;Стандарт&quot;)))">
            <text:p/>
          </table:table-cell>
          <table:table-cell table:formula="of:=T(IF([$тест2.Q50]=1;ORG.OPENOFFICE.STYLE(&quot;граница&quot;);ORG.OPENOFFICE.STYLE(&quot;Стандарт&quot;)))">
            <text:p/>
          </table:table-cell>
          <table:table-cell table:formula="of:=T(IF([$тест2.R50]=1;ORG.OPENOFFICE.STYLE(&quot;граница&quot;);ORG.OPENOFFICE.STYLE(&quot;Стандарт&quot;)))">
            <text:p/>
          </table:table-cell>
          <table:table-cell table:formula="of:=T(IF([$тест2.S50]=1;ORG.OPENOFFICE.STYLE(&quot;граница&quot;);ORG.OPENOFFICE.STYLE(&quot;Стандарт&quot;)))">
            <text:p/>
          </table:table-cell>
          <table:table-cell table:formula="of:=T(IF([$тест2.T50]=1;ORG.OPENOFFICE.STYLE(&quot;граница&quot;);ORG.OPENOFFICE.STYLE(&quot;Стандарт&quot;)))">
            <text:p/>
          </table:table-cell>
          <table:table-cell table:formula="of:=T(IF([$тест2.U50]=1;ORG.OPENOFFICE.STYLE(&quot;граница&quot;);ORG.OPENOFFICE.STYLE(&quot;Стандарт&quot;)))">
            <text:p/>
          </table:table-cell>
          <table:table-cell table:formula="of:=T(IF([$тест2.V50]=1;ORG.OPENOFFICE.STYLE(&quot;граница&quot;);ORG.OPENOFFICE.STYLE(&quot;Стандарт&quot;)))">
            <text:p/>
          </table:table-cell>
          <table:table-cell table:formula="of:=T(IF([$тест2.W50]=1;ORG.OPENOFFICE.STYLE(&quot;граница&quot;);ORG.OPENOFFICE.STYLE(&quot;Стандарт&quot;)))">
            <text:p/>
          </table:table-cell>
          <table:table-cell table:formula="of:=T(IF([$тест2.X50]=1;ORG.OPENOFFICE.STYLE(&quot;граница&quot;);ORG.OPENOFFICE.STYLE(&quot;Стандарт&quot;)))">
            <text:p/>
          </table:table-cell>
          <table:table-cell table:formula="of:=T(IF([$тест2.Y50]=1;ORG.OPENOFFICE.STYLE(&quot;граница&quot;);ORG.OPENOFFICE.STYLE(&quot;Стандарт&quot;)))">
            <text:p/>
          </table:table-cell>
          <table:table-cell table:formula="of:=T(IF([$тест2.Z50]=1;ORG.OPENOFFICE.STYLE(&quot;граница&quot;);ORG.OPENOFFICE.STYLE(&quot;Стандарт&quot;)))">
            <text:p/>
          </table:table-cell>
          <table:table-cell table:formula="of:=T(IF([$тест2.AA50]=1;ORG.OPENOFFICE.STYLE(&quot;граница&quot;);ORG.OPENOFFICE.STYLE(&quot;Стандарт&quot;)))">
            <text:p/>
          </table:table-cell>
          <table:table-cell table:formula="of:=T(IF([$тест2.AB50]=1;ORG.OPENOFFICE.STYLE(&quot;граница&quot;);ORG.OPENOFFICE.STYLE(&quot;Стандарт&quot;)))">
            <text:p/>
          </table:table-cell>
          <table:table-cell table:formula="of:=T(IF([$тест2.AC50]=1;ORG.OPENOFFICE.STYLE(&quot;граница&quot;);ORG.OPENOFFICE.STYLE(&quot;Стандарт&quot;)))">
            <text:p/>
          </table:table-cell>
          <table:table-cell table:formula="of:=T(IF([$тест2.AD50]=1;ORG.OPENOFFICE.STYLE(&quot;граница&quot;);ORG.OPENOFFICE.STYLE(&quot;Стандарт&quot;)))">
            <text:p/>
          </table:table-cell>
          <table:table-cell table:formula="of:=T(IF([$тест2.AE50]=1;ORG.OPENOFFICE.STYLE(&quot;граница&quot;);ORG.OPENOFFICE.STYLE(&quot;Стандарт&quot;)))">
            <text:p/>
          </table:table-cell>
          <table:table-cell table:formula="of:=T(IF([$тест2.AF50]=1;ORG.OPENOFFICE.STYLE(&quot;граница&quot;);ORG.OPENOFFICE.STYLE(&quot;Стандарт&quot;)))">
            <text:p/>
          </table:table-cell>
          <table:table-cell table:formula="of:=T(IF([$тест2.AG50]=1;ORG.OPENOFFICE.STYLE(&quot;граница&quot;);ORG.OPENOFFICE.STYLE(&quot;Стандарт&quot;)))">
            <text:p/>
          </table:table-cell>
          <table:table-cell table:formula="of:=T(IF([$тест2.AH50]=1;ORG.OPENOFFICE.STYLE(&quot;граница&quot;);ORG.OPENOFFICE.STYLE(&quot;Стандарт&quot;)))">
            <text:p/>
          </table:table-cell>
          <table:table-cell table:formula="of:=T(IF([$тест2.AI50]=1;ORG.OPENOFFICE.STYLE(&quot;граница&quot;);ORG.OPENOFFICE.STYLE(&quot;Стандарт&quot;)))">
            <text:p/>
          </table:table-cell>
          <table:table-cell table:formula="of:=T(IF([$тест2.AJ50]=1;ORG.OPENOFFICE.STYLE(&quot;граница&quot;);ORG.OPENOFFICE.STYLE(&quot;Стандарт&quot;)))">
            <text:p/>
          </table:table-cell>
          <table:table-cell table:formula="of:=T(IF([$тест2.AK50]=1;ORG.OPENOFFICE.STYLE(&quot;граница&quot;);ORG.OPENOFFICE.STYLE(&quot;Стандарт&quot;)))">
            <text:p/>
          </table:table-cell>
          <table:table-cell table:formula="of:=T(IF([$тест2.AL50]=1;ORG.OPENOFFICE.STYLE(&quot;граница&quot;);ORG.OPENOFFICE.STYLE(&quot;Стандарт&quot;)))">
            <text:p/>
          </table:table-cell>
          <table:table-cell table:formula="of:=T(IF([$тест2.AM50]=1;ORG.OPENOFFICE.STYLE(&quot;граница&quot;);ORG.OPENOFFICE.STYLE(&quot;Стандарт&quot;)))">
            <text:p/>
          </table:table-cell>
          <table:table-cell table:formula="of:=T(IF([$тест2.AN50]=1;ORG.OPENOFFICE.STYLE(&quot;граница&quot;);ORG.OPENOFFICE.STYLE(&quot;Стандарт&quot;)))">
            <text:p/>
          </table:table-cell>
          <table:table-cell table:formula="of:=T(IF([$тест2.AO50]=1;ORG.OPENOFFICE.STYLE(&quot;граница&quot;);ORG.OPENOFFICE.STYLE(&quot;Стандарт&quot;)))">
            <text:p/>
          </table:table-cell>
          <table:table-cell table:formula="of:=T(IF([$тест2.AP50]=1;ORG.OPENOFFICE.STYLE(&quot;граница&quot;);ORG.OPENOFFICE.STYLE(&quot;Стандарт&quot;)))">
            <text:p/>
          </table:table-cell>
          <table:table-cell table:formula="of:=T(IF([$тест2.AQ50]=1;ORG.OPENOFFICE.STYLE(&quot;граница&quot;);ORG.OPENOFFICE.STYLE(&quot;Стандарт&quot;)))">
            <text:p/>
          </table:table-cell>
          <table:table-cell table:formula="of:=T(IF([$тест2.AR50]=1;ORG.OPENOFFICE.STYLE(&quot;граница&quot;);ORG.OPENOFFICE.STYLE(&quot;Стандарт&quot;)))">
            <text:p/>
          </table:table-cell>
          <table:table-cell table:formula="of:=T(IF([$тест2.AS50]=1;ORG.OPENOFFICE.STYLE(&quot;граница&quot;);ORG.OPENOFFICE.STYLE(&quot;Стандарт&quot;)))">
            <text:p/>
          </table:table-cell>
          <table:table-cell table:formula="of:=T(IF([$тест2.AT50]=1;ORG.OPENOFFICE.STYLE(&quot;граница&quot;);ORG.OPENOFFICE.STYLE(&quot;Стандарт&quot;)))">
            <text:p/>
          </table:table-cell>
          <table:table-cell table:formula="of:=T(IF([$тест2.AU50]=1;ORG.OPENOFFICE.STYLE(&quot;граница&quot;);ORG.OPENOFFICE.STYLE(&quot;Стандарт&quot;)))">
            <text:p/>
          </table:table-cell>
          <table:table-cell table:formula="of:=T(IF([$тест2.AV50]=1;ORG.OPENOFFICE.STYLE(&quot;граница&quot;);ORG.OPENOFFICE.STYLE(&quot;Стандарт&quot;)))">
            <text:p/>
          </table:table-cell>
          <table:table-cell table:formula="of:=T(IF([$тест2.AW50]=1;ORG.OPENOFFICE.STYLE(&quot;граница&quot;);ORG.OPENOFFICE.STYLE(&quot;Стандарт&quot;)))">
            <text:p/>
          </table:table-cell>
          <table:table-cell table:formula="of:=T(IF([$тест2.AX5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1]=1;ORG.OPENOFFICE.STYLE(&quot;граница&quot;);ORG.OPENOFFICE.STYLE(&quot;Стандарт&quot;)))">
            <text:p/>
          </table:table-cell>
          <table:table-cell table:formula="of:=T(IF([$тест2.C51]=1;ORG.OPENOFFICE.STYLE(&quot;граница&quot;);ORG.OPENOFFICE.STYLE(&quot;Стандарт&quot;)))">
            <text:p/>
          </table:table-cell>
          <table:table-cell table:formula="of:=T(IF([$тест2.D51]=1;ORG.OPENOFFICE.STYLE(&quot;граница&quot;);ORG.OPENOFFICE.STYLE(&quot;Стандарт&quot;)))">
            <text:p/>
          </table:table-cell>
          <table:table-cell table:formula="of:=T(IF([$тест2.E51]=1;ORG.OPENOFFICE.STYLE(&quot;граница&quot;);ORG.OPENOFFICE.STYLE(&quot;Стандарт&quot;)))">
            <text:p/>
          </table:table-cell>
          <table:table-cell table:formula="of:=T(IF([$тест2.F51]=1;ORG.OPENOFFICE.STYLE(&quot;граница&quot;);ORG.OPENOFFICE.STYLE(&quot;Стандарт&quot;)))">
            <text:p/>
          </table:table-cell>
          <table:table-cell table:formula="of:=T(IF([$тест2.G51]=1;ORG.OPENOFFICE.STYLE(&quot;граница&quot;);ORG.OPENOFFICE.STYLE(&quot;Стандарт&quot;)))">
            <text:p/>
          </table:table-cell>
          <table:table-cell table:formula="of:=T(IF([$тест2.H51]=1;ORG.OPENOFFICE.STYLE(&quot;граница&quot;);ORG.OPENOFFICE.STYLE(&quot;Стандарт&quot;)))">
            <text:p/>
          </table:table-cell>
          <table:table-cell table:formula="of:=T(IF([$тест2.I51]=1;ORG.OPENOFFICE.STYLE(&quot;граница&quot;);ORG.OPENOFFICE.STYLE(&quot;Стандарт&quot;)))">
            <text:p/>
          </table:table-cell>
          <table:table-cell table:formula="of:=T(IF([$тест2.J51]=1;ORG.OPENOFFICE.STYLE(&quot;граница&quot;);ORG.OPENOFFICE.STYLE(&quot;Стандарт&quot;)))">
            <text:p/>
          </table:table-cell>
          <table:table-cell table:formula="of:=T(IF([$тест2.K51]=1;ORG.OPENOFFICE.STYLE(&quot;граница&quot;);ORG.OPENOFFICE.STYLE(&quot;Стандарт&quot;)))">
            <text:p/>
          </table:table-cell>
          <table:table-cell table:formula="of:=T(IF([$тест2.L51]=1;ORG.OPENOFFICE.STYLE(&quot;граница&quot;);ORG.OPENOFFICE.STYLE(&quot;Стандарт&quot;)))">
            <text:p/>
          </table:table-cell>
          <table:table-cell table:formula="of:=T(IF([$тест2.M51]=1;ORG.OPENOFFICE.STYLE(&quot;граница&quot;);ORG.OPENOFFICE.STYLE(&quot;Стандарт&quot;)))">
            <text:p/>
          </table:table-cell>
          <table:table-cell table:formula="of:=T(IF([$тест2.N51]=1;ORG.OPENOFFICE.STYLE(&quot;граница&quot;);ORG.OPENOFFICE.STYLE(&quot;Стандарт&quot;)))">
            <text:p/>
          </table:table-cell>
          <table:table-cell table:formula="of:=T(IF([$тест2.O51]=1;ORG.OPENOFFICE.STYLE(&quot;граница&quot;);ORG.OPENOFFICE.STYLE(&quot;Стандарт&quot;)))">
            <text:p/>
          </table:table-cell>
          <table:table-cell table:formula="of:=T(IF([$тест2.P51]=1;ORG.OPENOFFICE.STYLE(&quot;граница&quot;);ORG.OPENOFFICE.STYLE(&quot;Стандарт&quot;)))">
            <text:p/>
          </table:table-cell>
          <table:table-cell table:formula="of:=T(IF([$тест2.Q51]=1;ORG.OPENOFFICE.STYLE(&quot;граница&quot;);ORG.OPENOFFICE.STYLE(&quot;Стандарт&quot;)))">
            <text:p/>
          </table:table-cell>
          <table:table-cell table:formula="of:=T(IF([$тест2.R51]=1;ORG.OPENOFFICE.STYLE(&quot;граница&quot;);ORG.OPENOFFICE.STYLE(&quot;Стандарт&quot;)))">
            <text:p/>
          </table:table-cell>
          <table:table-cell table:formula="of:=T(IF([$тест2.S51]=1;ORG.OPENOFFICE.STYLE(&quot;граница&quot;);ORG.OPENOFFICE.STYLE(&quot;Стандарт&quot;)))">
            <text:p/>
          </table:table-cell>
          <table:table-cell table:formula="of:=T(IF([$тест2.T51]=1;ORG.OPENOFFICE.STYLE(&quot;граница&quot;);ORG.OPENOFFICE.STYLE(&quot;Стандарт&quot;)))">
            <text:p/>
          </table:table-cell>
          <table:table-cell table:formula="of:=T(IF([$тест2.U51]=1;ORG.OPENOFFICE.STYLE(&quot;граница&quot;);ORG.OPENOFFICE.STYLE(&quot;Стандарт&quot;)))">
            <text:p/>
          </table:table-cell>
          <table:table-cell table:formula="of:=T(IF([$тест2.V51]=1;ORG.OPENOFFICE.STYLE(&quot;граница&quot;);ORG.OPENOFFICE.STYLE(&quot;Стандарт&quot;)))">
            <text:p/>
          </table:table-cell>
          <table:table-cell table:formula="of:=T(IF([$тест2.W51]=1;ORG.OPENOFFICE.STYLE(&quot;граница&quot;);ORG.OPENOFFICE.STYLE(&quot;Стандарт&quot;)))">
            <text:p/>
          </table:table-cell>
          <table:table-cell table:formula="of:=T(IF([$тест2.X51]=1;ORG.OPENOFFICE.STYLE(&quot;граница&quot;);ORG.OPENOFFICE.STYLE(&quot;Стандарт&quot;)))">
            <text:p/>
          </table:table-cell>
          <table:table-cell table:formula="of:=T(IF([$тест2.Y51]=1;ORG.OPENOFFICE.STYLE(&quot;граница&quot;);ORG.OPENOFFICE.STYLE(&quot;Стандарт&quot;)))">
            <text:p/>
          </table:table-cell>
          <table:table-cell table:formula="of:=T(IF([$тест2.Z51]=1;ORG.OPENOFFICE.STYLE(&quot;граница&quot;);ORG.OPENOFFICE.STYLE(&quot;Стандарт&quot;)))">
            <text:p/>
          </table:table-cell>
          <table:table-cell table:formula="of:=T(IF([$тест2.AA51]=1;ORG.OPENOFFICE.STYLE(&quot;граница&quot;);ORG.OPENOFFICE.STYLE(&quot;Стандарт&quot;)))">
            <text:p/>
          </table:table-cell>
          <table:table-cell table:formula="of:=T(IF([$тест2.AB51]=1;ORG.OPENOFFICE.STYLE(&quot;граница&quot;);ORG.OPENOFFICE.STYLE(&quot;Стандарт&quot;)))">
            <text:p/>
          </table:table-cell>
          <table:table-cell table:formula="of:=T(IF([$тест2.AC51]=1;ORG.OPENOFFICE.STYLE(&quot;граница&quot;);ORG.OPENOFFICE.STYLE(&quot;Стандарт&quot;)))">
            <text:p/>
          </table:table-cell>
          <table:table-cell table:formula="of:=T(IF([$тест2.AD51]=1;ORG.OPENOFFICE.STYLE(&quot;граница&quot;);ORG.OPENOFFICE.STYLE(&quot;Стандарт&quot;)))">
            <text:p/>
          </table:table-cell>
          <table:table-cell table:formula="of:=T(IF([$тест2.AE51]=1;ORG.OPENOFFICE.STYLE(&quot;граница&quot;);ORG.OPENOFFICE.STYLE(&quot;Стандарт&quot;)))">
            <text:p/>
          </table:table-cell>
          <table:table-cell table:formula="of:=T(IF([$тест2.AF51]=1;ORG.OPENOFFICE.STYLE(&quot;граница&quot;);ORG.OPENOFFICE.STYLE(&quot;Стандарт&quot;)))">
            <text:p/>
          </table:table-cell>
          <table:table-cell table:formula="of:=T(IF([$тест2.AG51]=1;ORG.OPENOFFICE.STYLE(&quot;граница&quot;);ORG.OPENOFFICE.STYLE(&quot;Стандарт&quot;)))">
            <text:p/>
          </table:table-cell>
          <table:table-cell table:formula="of:=T(IF([$тест2.AH51]=1;ORG.OPENOFFICE.STYLE(&quot;граница&quot;);ORG.OPENOFFICE.STYLE(&quot;Стандарт&quot;)))">
            <text:p/>
          </table:table-cell>
          <table:table-cell table:formula="of:=T(IF([$тест2.AI51]=1;ORG.OPENOFFICE.STYLE(&quot;граница&quot;);ORG.OPENOFFICE.STYLE(&quot;Стандарт&quot;)))">
            <text:p/>
          </table:table-cell>
          <table:table-cell table:formula="of:=T(IF([$тест2.AJ51]=1;ORG.OPENOFFICE.STYLE(&quot;граница&quot;);ORG.OPENOFFICE.STYLE(&quot;Стандарт&quot;)))">
            <text:p/>
          </table:table-cell>
          <table:table-cell table:formula="of:=T(IF([$тест2.AK51]=1;ORG.OPENOFFICE.STYLE(&quot;граница&quot;);ORG.OPENOFFICE.STYLE(&quot;Стандарт&quot;)))">
            <text:p/>
          </table:table-cell>
          <table:table-cell table:formula="of:=T(IF([$тест2.AL51]=1;ORG.OPENOFFICE.STYLE(&quot;граница&quot;);ORG.OPENOFFICE.STYLE(&quot;Стандарт&quot;)))">
            <text:p/>
          </table:table-cell>
          <table:table-cell table:formula="of:=T(IF([$тест2.AM51]=1;ORG.OPENOFFICE.STYLE(&quot;граница&quot;);ORG.OPENOFFICE.STYLE(&quot;Стандарт&quot;)))">
            <text:p/>
          </table:table-cell>
          <table:table-cell table:formula="of:=T(IF([$тест2.AN51]=1;ORG.OPENOFFICE.STYLE(&quot;граница&quot;);ORG.OPENOFFICE.STYLE(&quot;Стандарт&quot;)))">
            <text:p/>
          </table:table-cell>
          <table:table-cell table:formula="of:=T(IF([$тест2.AO51]=1;ORG.OPENOFFICE.STYLE(&quot;граница&quot;);ORG.OPENOFFICE.STYLE(&quot;Стандарт&quot;)))">
            <text:p/>
          </table:table-cell>
          <table:table-cell table:formula="of:=T(IF([$тест2.AP51]=1;ORG.OPENOFFICE.STYLE(&quot;граница&quot;);ORG.OPENOFFICE.STYLE(&quot;Стандарт&quot;)))">
            <text:p/>
          </table:table-cell>
          <table:table-cell table:formula="of:=T(IF([$тест2.AQ51]=1;ORG.OPENOFFICE.STYLE(&quot;граница&quot;);ORG.OPENOFFICE.STYLE(&quot;Стандарт&quot;)))">
            <text:p/>
          </table:table-cell>
          <table:table-cell table:formula="of:=T(IF([$тест2.AR51]=1;ORG.OPENOFFICE.STYLE(&quot;граница&quot;);ORG.OPENOFFICE.STYLE(&quot;Стандарт&quot;)))">
            <text:p/>
          </table:table-cell>
          <table:table-cell table:formula="of:=T(IF([$тест2.AS51]=1;ORG.OPENOFFICE.STYLE(&quot;граница&quot;);ORG.OPENOFFICE.STYLE(&quot;Стандарт&quot;)))">
            <text:p/>
          </table:table-cell>
          <table:table-cell table:formula="of:=T(IF([$тест2.AT51]=1;ORG.OPENOFFICE.STYLE(&quot;граница&quot;);ORG.OPENOFFICE.STYLE(&quot;Стандарт&quot;)))">
            <text:p/>
          </table:table-cell>
          <table:table-cell table:formula="of:=T(IF([$тест2.AU51]=1;ORG.OPENOFFICE.STYLE(&quot;граница&quot;);ORG.OPENOFFICE.STYLE(&quot;Стандарт&quot;)))">
            <text:p/>
          </table:table-cell>
          <table:table-cell table:formula="of:=T(IF([$тест2.AV51]=1;ORG.OPENOFFICE.STYLE(&quot;граница&quot;);ORG.OPENOFFICE.STYLE(&quot;Стандарт&quot;)))">
            <text:p/>
          </table:table-cell>
          <table:table-cell table:formula="of:=T(IF([$тест2.AW51]=1;ORG.OPENOFFICE.STYLE(&quot;граница&quot;);ORG.OPENOFFICE.STYLE(&quot;Стандарт&quot;)))">
            <text:p/>
          </table:table-cell>
          <table:table-cell table:formula="of:=T(IF([$тест2.AX5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2]=1;ORG.OPENOFFICE.STYLE(&quot;граница&quot;);ORG.OPENOFFICE.STYLE(&quot;Стандарт&quot;)))">
            <text:p/>
          </table:table-cell>
          <table:table-cell table:formula="of:=T(IF([$тест2.C52]=1;ORG.OPENOFFICE.STYLE(&quot;граница&quot;);ORG.OPENOFFICE.STYLE(&quot;Стандарт&quot;)))">
            <text:p/>
          </table:table-cell>
          <table:table-cell table:formula="of:=T(IF([$тест2.D52]=1;ORG.OPENOFFICE.STYLE(&quot;граница&quot;);ORG.OPENOFFICE.STYLE(&quot;Стандарт&quot;)))">
            <text:p/>
          </table:table-cell>
          <table:table-cell table:formula="of:=T(IF([$тест2.E52]=1;ORG.OPENOFFICE.STYLE(&quot;граница&quot;);ORG.OPENOFFICE.STYLE(&quot;Стандарт&quot;)))">
            <text:p/>
          </table:table-cell>
          <table:table-cell table:formula="of:=T(IF([$тест2.F52]=1;ORG.OPENOFFICE.STYLE(&quot;граница&quot;);ORG.OPENOFFICE.STYLE(&quot;Стандарт&quot;)))">
            <text:p/>
          </table:table-cell>
          <table:table-cell table:formula="of:=T(IF([$тест2.G52]=1;ORG.OPENOFFICE.STYLE(&quot;граница&quot;);ORG.OPENOFFICE.STYLE(&quot;Стандарт&quot;)))">
            <text:p/>
          </table:table-cell>
          <table:table-cell table:formula="of:=T(IF([$тест2.H52]=1;ORG.OPENOFFICE.STYLE(&quot;граница&quot;);ORG.OPENOFFICE.STYLE(&quot;Стандарт&quot;)))">
            <text:p/>
          </table:table-cell>
          <table:table-cell table:formula="of:=T(IF([$тест2.I52]=1;ORG.OPENOFFICE.STYLE(&quot;граница&quot;);ORG.OPENOFFICE.STYLE(&quot;Стандарт&quot;)))">
            <text:p/>
          </table:table-cell>
          <table:table-cell table:formula="of:=T(IF([$тест2.J52]=1;ORG.OPENOFFICE.STYLE(&quot;граница&quot;);ORG.OPENOFFICE.STYLE(&quot;Стандарт&quot;)))">
            <text:p/>
          </table:table-cell>
          <table:table-cell table:formula="of:=T(IF([$тест2.K52]=1;ORG.OPENOFFICE.STYLE(&quot;граница&quot;);ORG.OPENOFFICE.STYLE(&quot;Стандарт&quot;)))">
            <text:p/>
          </table:table-cell>
          <table:table-cell table:formula="of:=T(IF([$тест2.L52]=1;ORG.OPENOFFICE.STYLE(&quot;граница&quot;);ORG.OPENOFFICE.STYLE(&quot;Стандарт&quot;)))">
            <text:p/>
          </table:table-cell>
          <table:table-cell table:formula="of:=T(IF([$тест2.M52]=1;ORG.OPENOFFICE.STYLE(&quot;граница&quot;);ORG.OPENOFFICE.STYLE(&quot;Стандарт&quot;)))">
            <text:p/>
          </table:table-cell>
          <table:table-cell table:formula="of:=T(IF([$тест2.N52]=1;ORG.OPENOFFICE.STYLE(&quot;граница&quot;);ORG.OPENOFFICE.STYLE(&quot;Стандарт&quot;)))">
            <text:p/>
          </table:table-cell>
          <table:table-cell table:formula="of:=T(IF([$тест2.O52]=1;ORG.OPENOFFICE.STYLE(&quot;граница&quot;);ORG.OPENOFFICE.STYLE(&quot;Стандарт&quot;)))">
            <text:p/>
          </table:table-cell>
          <table:table-cell table:formula="of:=T(IF([$тест2.P52]=1;ORG.OPENOFFICE.STYLE(&quot;граница&quot;);ORG.OPENOFFICE.STYLE(&quot;Стандарт&quot;)))">
            <text:p/>
          </table:table-cell>
          <table:table-cell table:formula="of:=T(IF([$тест2.Q52]=1;ORG.OPENOFFICE.STYLE(&quot;граница&quot;);ORG.OPENOFFICE.STYLE(&quot;Стандарт&quot;)))">
            <text:p/>
          </table:table-cell>
          <table:table-cell table:formula="of:=T(IF([$тест2.R52]=1;ORG.OPENOFFICE.STYLE(&quot;граница&quot;);ORG.OPENOFFICE.STYLE(&quot;Стандарт&quot;)))">
            <text:p/>
          </table:table-cell>
          <table:table-cell table:formula="of:=T(IF([$тест2.S52]=1;ORG.OPENOFFICE.STYLE(&quot;граница&quot;);ORG.OPENOFFICE.STYLE(&quot;Стандарт&quot;)))">
            <text:p/>
          </table:table-cell>
          <table:table-cell table:formula="of:=T(IF([$тест2.T52]=1;ORG.OPENOFFICE.STYLE(&quot;граница&quot;);ORG.OPENOFFICE.STYLE(&quot;Стандарт&quot;)))">
            <text:p/>
          </table:table-cell>
          <table:table-cell table:formula="of:=T(IF([$тест2.U52]=1;ORG.OPENOFFICE.STYLE(&quot;граница&quot;);ORG.OPENOFFICE.STYLE(&quot;Стандарт&quot;)))">
            <text:p/>
          </table:table-cell>
          <table:table-cell table:formula="of:=T(IF([$тест2.V52]=1;ORG.OPENOFFICE.STYLE(&quot;граница&quot;);ORG.OPENOFFICE.STYLE(&quot;Стандарт&quot;)))">
            <text:p/>
          </table:table-cell>
          <table:table-cell table:formula="of:=T(IF([$тест2.W52]=1;ORG.OPENOFFICE.STYLE(&quot;граница&quot;);ORG.OPENOFFICE.STYLE(&quot;Стандарт&quot;)))">
            <text:p/>
          </table:table-cell>
          <table:table-cell table:formula="of:=T(IF([$тест2.X52]=1;ORG.OPENOFFICE.STYLE(&quot;граница&quot;);ORG.OPENOFFICE.STYLE(&quot;Стандарт&quot;)))">
            <text:p/>
          </table:table-cell>
          <table:table-cell table:formula="of:=T(IF([$тест2.Y52]=1;ORG.OPENOFFICE.STYLE(&quot;граница&quot;);ORG.OPENOFFICE.STYLE(&quot;Стандарт&quot;)))">
            <text:p/>
          </table:table-cell>
          <table:table-cell table:formula="of:=T(IF([$тест2.Z52]=1;ORG.OPENOFFICE.STYLE(&quot;граница&quot;);ORG.OPENOFFICE.STYLE(&quot;Стандарт&quot;)))">
            <text:p/>
          </table:table-cell>
          <table:table-cell table:formula="of:=T(IF([$тест2.AA52]=1;ORG.OPENOFFICE.STYLE(&quot;граница&quot;);ORG.OPENOFFICE.STYLE(&quot;Стандарт&quot;)))">
            <text:p/>
          </table:table-cell>
          <table:table-cell table:formula="of:=T(IF([$тест2.AB52]=1;ORG.OPENOFFICE.STYLE(&quot;граница&quot;);ORG.OPENOFFICE.STYLE(&quot;Стандарт&quot;)))">
            <text:p/>
          </table:table-cell>
          <table:table-cell table:formula="of:=T(IF([$тест2.AC52]=1;ORG.OPENOFFICE.STYLE(&quot;граница&quot;);ORG.OPENOFFICE.STYLE(&quot;Стандарт&quot;)))">
            <text:p/>
          </table:table-cell>
          <table:table-cell table:formula="of:=T(IF([$тест2.AD52]=1;ORG.OPENOFFICE.STYLE(&quot;граница&quot;);ORG.OPENOFFICE.STYLE(&quot;Стандарт&quot;)))">
            <text:p/>
          </table:table-cell>
          <table:table-cell table:formula="of:=T(IF([$тест2.AE52]=1;ORG.OPENOFFICE.STYLE(&quot;граница&quot;);ORG.OPENOFFICE.STYLE(&quot;Стандарт&quot;)))">
            <text:p/>
          </table:table-cell>
          <table:table-cell table:formula="of:=T(IF([$тест2.AF52]=1;ORG.OPENOFFICE.STYLE(&quot;граница&quot;);ORG.OPENOFFICE.STYLE(&quot;Стандарт&quot;)))">
            <text:p/>
          </table:table-cell>
          <table:table-cell table:formula="of:=T(IF([$тест2.AG52]=1;ORG.OPENOFFICE.STYLE(&quot;граница&quot;);ORG.OPENOFFICE.STYLE(&quot;Стандарт&quot;)))">
            <text:p/>
          </table:table-cell>
          <table:table-cell table:formula="of:=T(IF([$тест2.AH52]=1;ORG.OPENOFFICE.STYLE(&quot;граница&quot;);ORG.OPENOFFICE.STYLE(&quot;Стандарт&quot;)))">
            <text:p/>
          </table:table-cell>
          <table:table-cell table:formula="of:=T(IF([$тест2.AI52]=1;ORG.OPENOFFICE.STYLE(&quot;граница&quot;);ORG.OPENOFFICE.STYLE(&quot;Стандарт&quot;)))">
            <text:p/>
          </table:table-cell>
          <table:table-cell table:formula="of:=T(IF([$тест2.AJ52]=1;ORG.OPENOFFICE.STYLE(&quot;граница&quot;);ORG.OPENOFFICE.STYLE(&quot;Стандарт&quot;)))">
            <text:p/>
          </table:table-cell>
          <table:table-cell table:formula="of:=T(IF([$тест2.AK52]=1;ORG.OPENOFFICE.STYLE(&quot;граница&quot;);ORG.OPENOFFICE.STYLE(&quot;Стандарт&quot;)))">
            <text:p/>
          </table:table-cell>
          <table:table-cell table:formula="of:=T(IF([$тест2.AL52]=1;ORG.OPENOFFICE.STYLE(&quot;граница&quot;);ORG.OPENOFFICE.STYLE(&quot;Стандарт&quot;)))">
            <text:p/>
          </table:table-cell>
          <table:table-cell table:formula="of:=T(IF([$тест2.AM52]=1;ORG.OPENOFFICE.STYLE(&quot;граница&quot;);ORG.OPENOFFICE.STYLE(&quot;Стандарт&quot;)))">
            <text:p/>
          </table:table-cell>
          <table:table-cell table:formula="of:=T(IF([$тест2.AN52]=1;ORG.OPENOFFICE.STYLE(&quot;граница&quot;);ORG.OPENOFFICE.STYLE(&quot;Стандарт&quot;)))">
            <text:p/>
          </table:table-cell>
          <table:table-cell table:formula="of:=T(IF([$тест2.AO52]=1;ORG.OPENOFFICE.STYLE(&quot;граница&quot;);ORG.OPENOFFICE.STYLE(&quot;Стандарт&quot;)))">
            <text:p/>
          </table:table-cell>
          <table:table-cell table:formula="of:=T(IF([$тест2.AP52]=1;ORG.OPENOFFICE.STYLE(&quot;граница&quot;);ORG.OPENOFFICE.STYLE(&quot;Стандарт&quot;)))">
            <text:p/>
          </table:table-cell>
          <table:table-cell table:formula="of:=T(IF([$тест2.AQ52]=1;ORG.OPENOFFICE.STYLE(&quot;граница&quot;);ORG.OPENOFFICE.STYLE(&quot;Стандарт&quot;)))">
            <text:p/>
          </table:table-cell>
          <table:table-cell table:formula="of:=T(IF([$тест2.AR52]=1;ORG.OPENOFFICE.STYLE(&quot;граница&quot;);ORG.OPENOFFICE.STYLE(&quot;Стандарт&quot;)))">
            <text:p/>
          </table:table-cell>
          <table:table-cell table:formula="of:=T(IF([$тест2.AS52]=1;ORG.OPENOFFICE.STYLE(&quot;граница&quot;);ORG.OPENOFFICE.STYLE(&quot;Стандарт&quot;)))">
            <text:p/>
          </table:table-cell>
          <table:table-cell table:formula="of:=T(IF([$тест2.AT52]=1;ORG.OPENOFFICE.STYLE(&quot;граница&quot;);ORG.OPENOFFICE.STYLE(&quot;Стандарт&quot;)))">
            <text:p/>
          </table:table-cell>
          <table:table-cell table:formula="of:=T(IF([$тест2.AU52]=1;ORG.OPENOFFICE.STYLE(&quot;граница&quot;);ORG.OPENOFFICE.STYLE(&quot;Стандарт&quot;)))">
            <text:p/>
          </table:table-cell>
          <table:table-cell table:formula="of:=T(IF([$тест2.AV52]=1;ORG.OPENOFFICE.STYLE(&quot;граница&quot;);ORG.OPENOFFICE.STYLE(&quot;Стандарт&quot;)))">
            <text:p/>
          </table:table-cell>
          <table:table-cell table:formula="of:=T(IF([$тест2.AW52]=1;ORG.OPENOFFICE.STYLE(&quot;граница&quot;);ORG.OPENOFFICE.STYLE(&quot;Стандарт&quot;)))">
            <text:p/>
          </table:table-cell>
          <table:table-cell table:formula="of:=T(IF([$тест2.AX5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3]=1;ORG.OPENOFFICE.STYLE(&quot;граница&quot;);ORG.OPENOFFICE.STYLE(&quot;Стандарт&quot;)))">
            <text:p/>
          </table:table-cell>
          <table:table-cell table:formula="of:=T(IF([$тест2.C53]=1;ORG.OPENOFFICE.STYLE(&quot;граница&quot;);ORG.OPENOFFICE.STYLE(&quot;Стандарт&quot;)))">
            <text:p/>
          </table:table-cell>
          <table:table-cell table:formula="of:=T(IF([$тест2.D53]=1;ORG.OPENOFFICE.STYLE(&quot;граница&quot;);ORG.OPENOFFICE.STYLE(&quot;Стандарт&quot;)))">
            <text:p/>
          </table:table-cell>
          <table:table-cell table:formula="of:=T(IF([$тест2.E53]=1;ORG.OPENOFFICE.STYLE(&quot;граница&quot;);ORG.OPENOFFICE.STYLE(&quot;Стандарт&quot;)))">
            <text:p/>
          </table:table-cell>
          <table:table-cell table:formula="of:=T(IF([$тест2.F53]=1;ORG.OPENOFFICE.STYLE(&quot;граница&quot;);ORG.OPENOFFICE.STYLE(&quot;Стандарт&quot;)))">
            <text:p/>
          </table:table-cell>
          <table:table-cell table:formula="of:=T(IF([$тест2.G53]=1;ORG.OPENOFFICE.STYLE(&quot;граница&quot;);ORG.OPENOFFICE.STYLE(&quot;Стандарт&quot;)))">
            <text:p/>
          </table:table-cell>
          <table:table-cell table:formula="of:=T(IF([$тест2.H53]=1;ORG.OPENOFFICE.STYLE(&quot;граница&quot;);ORG.OPENOFFICE.STYLE(&quot;Стандарт&quot;)))">
            <text:p/>
          </table:table-cell>
          <table:table-cell table:formula="of:=T(IF([$тест2.I53]=1;ORG.OPENOFFICE.STYLE(&quot;граница&quot;);ORG.OPENOFFICE.STYLE(&quot;Стандарт&quot;)))">
            <text:p/>
          </table:table-cell>
          <table:table-cell table:formula="of:=T(IF([$тест2.J53]=1;ORG.OPENOFFICE.STYLE(&quot;граница&quot;);ORG.OPENOFFICE.STYLE(&quot;Стандарт&quot;)))">
            <text:p/>
          </table:table-cell>
          <table:table-cell table:formula="of:=T(IF([$тест2.K53]=1;ORG.OPENOFFICE.STYLE(&quot;граница&quot;);ORG.OPENOFFICE.STYLE(&quot;Стандарт&quot;)))">
            <text:p/>
          </table:table-cell>
          <table:table-cell table:formula="of:=T(IF([$тест2.L53]=1;ORG.OPENOFFICE.STYLE(&quot;граница&quot;);ORG.OPENOFFICE.STYLE(&quot;Стандарт&quot;)))">
            <text:p/>
          </table:table-cell>
          <table:table-cell table:formula="of:=T(IF([$тест2.M53]=1;ORG.OPENOFFICE.STYLE(&quot;граница&quot;);ORG.OPENOFFICE.STYLE(&quot;Стандарт&quot;)))">
            <text:p/>
          </table:table-cell>
          <table:table-cell table:formula="of:=T(IF([$тест2.N53]=1;ORG.OPENOFFICE.STYLE(&quot;граница&quot;);ORG.OPENOFFICE.STYLE(&quot;Стандарт&quot;)))">
            <text:p/>
          </table:table-cell>
          <table:table-cell table:formula="of:=T(IF([$тест2.O53]=1;ORG.OPENOFFICE.STYLE(&quot;граница&quot;);ORG.OPENOFFICE.STYLE(&quot;Стандарт&quot;)))">
            <text:p/>
          </table:table-cell>
          <table:table-cell table:formula="of:=T(IF([$тест2.P53]=1;ORG.OPENOFFICE.STYLE(&quot;граница&quot;);ORG.OPENOFFICE.STYLE(&quot;Стандарт&quot;)))">
            <text:p/>
          </table:table-cell>
          <table:table-cell table:formula="of:=T(IF([$тест2.Q53]=1;ORG.OPENOFFICE.STYLE(&quot;граница&quot;);ORG.OPENOFFICE.STYLE(&quot;Стандарт&quot;)))">
            <text:p/>
          </table:table-cell>
          <table:table-cell table:formula="of:=T(IF([$тест2.R53]=1;ORG.OPENOFFICE.STYLE(&quot;граница&quot;);ORG.OPENOFFICE.STYLE(&quot;Стандарт&quot;)))">
            <text:p/>
          </table:table-cell>
          <table:table-cell table:formula="of:=T(IF([$тест2.S53]=1;ORG.OPENOFFICE.STYLE(&quot;граница&quot;);ORG.OPENOFFICE.STYLE(&quot;Стандарт&quot;)))">
            <text:p/>
          </table:table-cell>
          <table:table-cell table:formula="of:=T(IF([$тест2.T53]=1;ORG.OPENOFFICE.STYLE(&quot;граница&quot;);ORG.OPENOFFICE.STYLE(&quot;Стандарт&quot;)))">
            <text:p/>
          </table:table-cell>
          <table:table-cell table:formula="of:=T(IF([$тест2.U53]=1;ORG.OPENOFFICE.STYLE(&quot;граница&quot;);ORG.OPENOFFICE.STYLE(&quot;Стандарт&quot;)))">
            <text:p/>
          </table:table-cell>
          <table:table-cell table:formula="of:=T(IF([$тест2.V53]=1;ORG.OPENOFFICE.STYLE(&quot;граница&quot;);ORG.OPENOFFICE.STYLE(&quot;Стандарт&quot;)))">
            <text:p/>
          </table:table-cell>
          <table:table-cell table:formula="of:=T(IF([$тест2.W53]=1;ORG.OPENOFFICE.STYLE(&quot;граница&quot;);ORG.OPENOFFICE.STYLE(&quot;Стандарт&quot;)))">
            <text:p/>
          </table:table-cell>
          <table:table-cell table:formula="of:=T(IF([$тест2.X53]=1;ORG.OPENOFFICE.STYLE(&quot;граница&quot;);ORG.OPENOFFICE.STYLE(&quot;Стандарт&quot;)))">
            <text:p/>
          </table:table-cell>
          <table:table-cell table:formula="of:=T(IF([$тест2.Y53]=1;ORG.OPENOFFICE.STYLE(&quot;граница&quot;);ORG.OPENOFFICE.STYLE(&quot;Стандарт&quot;)))">
            <text:p/>
          </table:table-cell>
          <table:table-cell table:formula="of:=T(IF([$тест2.Z53]=1;ORG.OPENOFFICE.STYLE(&quot;граница&quot;);ORG.OPENOFFICE.STYLE(&quot;Стандарт&quot;)))">
            <text:p/>
          </table:table-cell>
          <table:table-cell table:formula="of:=T(IF([$тест2.AA53]=1;ORG.OPENOFFICE.STYLE(&quot;граница&quot;);ORG.OPENOFFICE.STYLE(&quot;Стандарт&quot;)))">
            <text:p/>
          </table:table-cell>
          <table:table-cell table:formula="of:=T(IF([$тест2.AB53]=1;ORG.OPENOFFICE.STYLE(&quot;граница&quot;);ORG.OPENOFFICE.STYLE(&quot;Стандарт&quot;)))">
            <text:p/>
          </table:table-cell>
          <table:table-cell table:formula="of:=T(IF([$тест2.AC53]=1;ORG.OPENOFFICE.STYLE(&quot;граница&quot;);ORG.OPENOFFICE.STYLE(&quot;Стандарт&quot;)))">
            <text:p/>
          </table:table-cell>
          <table:table-cell table:formula="of:=T(IF([$тест2.AD53]=1;ORG.OPENOFFICE.STYLE(&quot;граница&quot;);ORG.OPENOFFICE.STYLE(&quot;Стандарт&quot;)))">
            <text:p/>
          </table:table-cell>
          <table:table-cell table:formula="of:=T(IF([$тест2.AE53]=1;ORG.OPENOFFICE.STYLE(&quot;граница&quot;);ORG.OPENOFFICE.STYLE(&quot;Стандарт&quot;)))">
            <text:p/>
          </table:table-cell>
          <table:table-cell table:formula="of:=T(IF([$тест2.AF53]=1;ORG.OPENOFFICE.STYLE(&quot;граница&quot;);ORG.OPENOFFICE.STYLE(&quot;Стандарт&quot;)))">
            <text:p/>
          </table:table-cell>
          <table:table-cell table:formula="of:=T(IF([$тест2.AG53]=1;ORG.OPENOFFICE.STYLE(&quot;граница&quot;);ORG.OPENOFFICE.STYLE(&quot;Стандарт&quot;)))">
            <text:p/>
          </table:table-cell>
          <table:table-cell table:formula="of:=T(IF([$тест2.AH53]=1;ORG.OPENOFFICE.STYLE(&quot;граница&quot;);ORG.OPENOFFICE.STYLE(&quot;Стандарт&quot;)))">
            <text:p/>
          </table:table-cell>
          <table:table-cell table:formula="of:=T(IF([$тест2.AI53]=1;ORG.OPENOFFICE.STYLE(&quot;граница&quot;);ORG.OPENOFFICE.STYLE(&quot;Стандарт&quot;)))">
            <text:p/>
          </table:table-cell>
          <table:table-cell table:formula="of:=T(IF([$тест2.AJ53]=1;ORG.OPENOFFICE.STYLE(&quot;граница&quot;);ORG.OPENOFFICE.STYLE(&quot;Стандарт&quot;)))">
            <text:p/>
          </table:table-cell>
          <table:table-cell table:formula="of:=T(IF([$тест2.AK53]=1;ORG.OPENOFFICE.STYLE(&quot;граница&quot;);ORG.OPENOFFICE.STYLE(&quot;Стандарт&quot;)))">
            <text:p/>
          </table:table-cell>
          <table:table-cell table:formula="of:=T(IF([$тест2.AL53]=1;ORG.OPENOFFICE.STYLE(&quot;граница&quot;);ORG.OPENOFFICE.STYLE(&quot;Стандарт&quot;)))">
            <text:p/>
          </table:table-cell>
          <table:table-cell table:formula="of:=T(IF([$тест2.AM53]=1;ORG.OPENOFFICE.STYLE(&quot;граница&quot;);ORG.OPENOFFICE.STYLE(&quot;Стандарт&quot;)))">
            <text:p/>
          </table:table-cell>
          <table:table-cell table:formula="of:=T(IF([$тест2.AN53]=1;ORG.OPENOFFICE.STYLE(&quot;граница&quot;);ORG.OPENOFFICE.STYLE(&quot;Стандарт&quot;)))">
            <text:p/>
          </table:table-cell>
          <table:table-cell table:formula="of:=T(IF([$тест2.AO53]=1;ORG.OPENOFFICE.STYLE(&quot;граница&quot;);ORG.OPENOFFICE.STYLE(&quot;Стандарт&quot;)))">
            <text:p/>
          </table:table-cell>
          <table:table-cell table:formula="of:=T(IF([$тест2.AP53]=1;ORG.OPENOFFICE.STYLE(&quot;граница&quot;);ORG.OPENOFFICE.STYLE(&quot;Стандарт&quot;)))">
            <text:p/>
          </table:table-cell>
          <table:table-cell table:formula="of:=T(IF([$тест2.AQ53]=1;ORG.OPENOFFICE.STYLE(&quot;граница&quot;);ORG.OPENOFFICE.STYLE(&quot;Стандарт&quot;)))">
            <text:p/>
          </table:table-cell>
          <table:table-cell table:formula="of:=T(IF([$тест2.AR53]=1;ORG.OPENOFFICE.STYLE(&quot;граница&quot;);ORG.OPENOFFICE.STYLE(&quot;Стандарт&quot;)))">
            <text:p/>
          </table:table-cell>
          <table:table-cell table:formula="of:=T(IF([$тест2.AS53]=1;ORG.OPENOFFICE.STYLE(&quot;граница&quot;);ORG.OPENOFFICE.STYLE(&quot;Стандарт&quot;)))">
            <text:p/>
          </table:table-cell>
          <table:table-cell table:formula="of:=T(IF([$тест2.AT53]=1;ORG.OPENOFFICE.STYLE(&quot;граница&quot;);ORG.OPENOFFICE.STYLE(&quot;Стандарт&quot;)))">
            <text:p/>
          </table:table-cell>
          <table:table-cell table:formula="of:=T(IF([$тест2.AU53]=1;ORG.OPENOFFICE.STYLE(&quot;граница&quot;);ORG.OPENOFFICE.STYLE(&quot;Стандарт&quot;)))">
            <text:p/>
          </table:table-cell>
          <table:table-cell table:formula="of:=T(IF([$тест2.AV53]=1;ORG.OPENOFFICE.STYLE(&quot;граница&quot;);ORG.OPENOFFICE.STYLE(&quot;Стандарт&quot;)))">
            <text:p/>
          </table:table-cell>
          <table:table-cell table:formula="of:=T(IF([$тест2.AW53]=1;ORG.OPENOFFICE.STYLE(&quot;граница&quot;);ORG.OPENOFFICE.STYLE(&quot;Стандарт&quot;)))">
            <text:p/>
          </table:table-cell>
          <table:table-cell table:formula="of:=T(IF([$тест2.AX5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4]=1;ORG.OPENOFFICE.STYLE(&quot;граница&quot;);ORG.OPENOFFICE.STYLE(&quot;Стандарт&quot;)))">
            <text:p/>
          </table:table-cell>
          <table:table-cell table:formula="of:=T(IF([$тест2.C54]=1;ORG.OPENOFFICE.STYLE(&quot;граница&quot;);ORG.OPENOFFICE.STYLE(&quot;Стандарт&quot;)))">
            <text:p/>
          </table:table-cell>
          <table:table-cell table:formula="of:=T(IF([$тест2.D54]=1;ORG.OPENOFFICE.STYLE(&quot;граница&quot;);ORG.OPENOFFICE.STYLE(&quot;Стандарт&quot;)))">
            <text:p/>
          </table:table-cell>
          <table:table-cell table:formula="of:=T(IF([$тест2.E54]=1;ORG.OPENOFFICE.STYLE(&quot;граница&quot;);ORG.OPENOFFICE.STYLE(&quot;Стандарт&quot;)))">
            <text:p/>
          </table:table-cell>
          <table:table-cell table:formula="of:=T(IF([$тест2.F54]=1;ORG.OPENOFFICE.STYLE(&quot;граница&quot;);ORG.OPENOFFICE.STYLE(&quot;Стандарт&quot;)))">
            <text:p/>
          </table:table-cell>
          <table:table-cell table:formula="of:=T(IF([$тест2.G54]=1;ORG.OPENOFFICE.STYLE(&quot;граница&quot;);ORG.OPENOFFICE.STYLE(&quot;Стандарт&quot;)))">
            <text:p/>
          </table:table-cell>
          <table:table-cell table:formula="of:=T(IF([$тест2.H54]=1;ORG.OPENOFFICE.STYLE(&quot;граница&quot;);ORG.OPENOFFICE.STYLE(&quot;Стандарт&quot;)))">
            <text:p/>
          </table:table-cell>
          <table:table-cell table:formula="of:=T(IF([$тест2.I54]=1;ORG.OPENOFFICE.STYLE(&quot;граница&quot;);ORG.OPENOFFICE.STYLE(&quot;Стандарт&quot;)))">
            <text:p/>
          </table:table-cell>
          <table:table-cell table:formula="of:=T(IF([$тест2.J54]=1;ORG.OPENOFFICE.STYLE(&quot;граница&quot;);ORG.OPENOFFICE.STYLE(&quot;Стандарт&quot;)))">
            <text:p/>
          </table:table-cell>
          <table:table-cell table:formula="of:=T(IF([$тест2.K54]=1;ORG.OPENOFFICE.STYLE(&quot;граница&quot;);ORG.OPENOFFICE.STYLE(&quot;Стандарт&quot;)))">
            <text:p/>
          </table:table-cell>
          <table:table-cell table:formula="of:=T(IF([$тест2.L54]=1;ORG.OPENOFFICE.STYLE(&quot;граница&quot;);ORG.OPENOFFICE.STYLE(&quot;Стандарт&quot;)))">
            <text:p/>
          </table:table-cell>
          <table:table-cell table:formula="of:=T(IF([$тест2.M54]=1;ORG.OPENOFFICE.STYLE(&quot;граница&quot;);ORG.OPENOFFICE.STYLE(&quot;Стандарт&quot;)))">
            <text:p/>
          </table:table-cell>
          <table:table-cell table:formula="of:=T(IF([$тест2.N54]=1;ORG.OPENOFFICE.STYLE(&quot;граница&quot;);ORG.OPENOFFICE.STYLE(&quot;Стандарт&quot;)))">
            <text:p/>
          </table:table-cell>
          <table:table-cell table:formula="of:=T(IF([$тест2.O54]=1;ORG.OPENOFFICE.STYLE(&quot;граница&quot;);ORG.OPENOFFICE.STYLE(&quot;Стандарт&quot;)))">
            <text:p/>
          </table:table-cell>
          <table:table-cell table:formula="of:=T(IF([$тест2.P54]=1;ORG.OPENOFFICE.STYLE(&quot;граница&quot;);ORG.OPENOFFICE.STYLE(&quot;Стандарт&quot;)))">
            <text:p/>
          </table:table-cell>
          <table:table-cell table:formula="of:=T(IF([$тест2.Q54]=1;ORG.OPENOFFICE.STYLE(&quot;граница&quot;);ORG.OPENOFFICE.STYLE(&quot;Стандарт&quot;)))">
            <text:p/>
          </table:table-cell>
          <table:table-cell table:formula="of:=T(IF([$тест2.R54]=1;ORG.OPENOFFICE.STYLE(&quot;граница&quot;);ORG.OPENOFFICE.STYLE(&quot;Стандарт&quot;)))">
            <text:p/>
          </table:table-cell>
          <table:table-cell table:formula="of:=T(IF([$тест2.S54]=1;ORG.OPENOFFICE.STYLE(&quot;граница&quot;);ORG.OPENOFFICE.STYLE(&quot;Стандарт&quot;)))">
            <text:p/>
          </table:table-cell>
          <table:table-cell table:formula="of:=T(IF([$тест2.T54]=1;ORG.OPENOFFICE.STYLE(&quot;граница&quot;);ORG.OPENOFFICE.STYLE(&quot;Стандарт&quot;)))">
            <text:p/>
          </table:table-cell>
          <table:table-cell table:formula="of:=T(IF([$тест2.U54]=1;ORG.OPENOFFICE.STYLE(&quot;граница&quot;);ORG.OPENOFFICE.STYLE(&quot;Стандарт&quot;)))">
            <text:p/>
          </table:table-cell>
          <table:table-cell table:formula="of:=T(IF([$тест2.V54]=1;ORG.OPENOFFICE.STYLE(&quot;граница&quot;);ORG.OPENOFFICE.STYLE(&quot;Стандарт&quot;)))">
            <text:p/>
          </table:table-cell>
          <table:table-cell table:formula="of:=T(IF([$тест2.W54]=1;ORG.OPENOFFICE.STYLE(&quot;граница&quot;);ORG.OPENOFFICE.STYLE(&quot;Стандарт&quot;)))">
            <text:p/>
          </table:table-cell>
          <table:table-cell table:formula="of:=T(IF([$тест2.X54]=1;ORG.OPENOFFICE.STYLE(&quot;граница&quot;);ORG.OPENOFFICE.STYLE(&quot;Стандарт&quot;)))">
            <text:p/>
          </table:table-cell>
          <table:table-cell table:formula="of:=T(IF([$тест2.Y54]=1;ORG.OPENOFFICE.STYLE(&quot;граница&quot;);ORG.OPENOFFICE.STYLE(&quot;Стандарт&quot;)))">
            <text:p/>
          </table:table-cell>
          <table:table-cell table:formula="of:=T(IF([$тест2.Z54]=1;ORG.OPENOFFICE.STYLE(&quot;граница&quot;);ORG.OPENOFFICE.STYLE(&quot;Стандарт&quot;)))">
            <text:p/>
          </table:table-cell>
          <table:table-cell table:formula="of:=T(IF([$тест2.AA54]=1;ORG.OPENOFFICE.STYLE(&quot;граница&quot;);ORG.OPENOFFICE.STYLE(&quot;Стандарт&quot;)))">
            <text:p/>
          </table:table-cell>
          <table:table-cell table:formula="of:=T(IF([$тест2.AB54]=1;ORG.OPENOFFICE.STYLE(&quot;граница&quot;);ORG.OPENOFFICE.STYLE(&quot;Стандарт&quot;)))">
            <text:p/>
          </table:table-cell>
          <table:table-cell table:formula="of:=T(IF([$тест2.AC54]=1;ORG.OPENOFFICE.STYLE(&quot;граница&quot;);ORG.OPENOFFICE.STYLE(&quot;Стандарт&quot;)))">
            <text:p/>
          </table:table-cell>
          <table:table-cell table:formula="of:=T(IF([$тест2.AD54]=1;ORG.OPENOFFICE.STYLE(&quot;граница&quot;);ORG.OPENOFFICE.STYLE(&quot;Стандарт&quot;)))">
            <text:p/>
          </table:table-cell>
          <table:table-cell table:formula="of:=T(IF([$тест2.AE54]=1;ORG.OPENOFFICE.STYLE(&quot;граница&quot;);ORG.OPENOFFICE.STYLE(&quot;Стандарт&quot;)))">
            <text:p/>
          </table:table-cell>
          <table:table-cell table:formula="of:=T(IF([$тест2.AF54]=1;ORG.OPENOFFICE.STYLE(&quot;граница&quot;);ORG.OPENOFFICE.STYLE(&quot;Стандарт&quot;)))">
            <text:p/>
          </table:table-cell>
          <table:table-cell table:formula="of:=T(IF([$тест2.AG54]=1;ORG.OPENOFFICE.STYLE(&quot;граница&quot;);ORG.OPENOFFICE.STYLE(&quot;Стандарт&quot;)))">
            <text:p/>
          </table:table-cell>
          <table:table-cell table:formula="of:=T(IF([$тест2.AH54]=1;ORG.OPENOFFICE.STYLE(&quot;граница&quot;);ORG.OPENOFFICE.STYLE(&quot;Стандарт&quot;)))">
            <text:p/>
          </table:table-cell>
          <table:table-cell table:formula="of:=T(IF([$тест2.AI54]=1;ORG.OPENOFFICE.STYLE(&quot;граница&quot;);ORG.OPENOFFICE.STYLE(&quot;Стандарт&quot;)))">
            <text:p/>
          </table:table-cell>
          <table:table-cell table:formula="of:=T(IF([$тест2.AJ54]=1;ORG.OPENOFFICE.STYLE(&quot;граница&quot;);ORG.OPENOFFICE.STYLE(&quot;Стандарт&quot;)))">
            <text:p/>
          </table:table-cell>
          <table:table-cell table:formula="of:=T(IF([$тест2.AK54]=1;ORG.OPENOFFICE.STYLE(&quot;граница&quot;);ORG.OPENOFFICE.STYLE(&quot;Стандарт&quot;)))">
            <text:p/>
          </table:table-cell>
          <table:table-cell table:formula="of:=T(IF([$тест2.AL54]=1;ORG.OPENOFFICE.STYLE(&quot;граница&quot;);ORG.OPENOFFICE.STYLE(&quot;Стандарт&quot;)))">
            <text:p/>
          </table:table-cell>
          <table:table-cell table:formula="of:=T(IF([$тест2.AM54]=1;ORG.OPENOFFICE.STYLE(&quot;граница&quot;);ORG.OPENOFFICE.STYLE(&quot;Стандарт&quot;)))">
            <text:p/>
          </table:table-cell>
          <table:table-cell table:formula="of:=T(IF([$тест2.AN54]=1;ORG.OPENOFFICE.STYLE(&quot;граница&quot;);ORG.OPENOFFICE.STYLE(&quot;Стандарт&quot;)))">
            <text:p/>
          </table:table-cell>
          <table:table-cell table:formula="of:=T(IF([$тест2.AO54]=1;ORG.OPENOFFICE.STYLE(&quot;граница&quot;);ORG.OPENOFFICE.STYLE(&quot;Стандарт&quot;)))">
            <text:p/>
          </table:table-cell>
          <table:table-cell table:formula="of:=T(IF([$тест2.AP54]=1;ORG.OPENOFFICE.STYLE(&quot;граница&quot;);ORG.OPENOFFICE.STYLE(&quot;Стандарт&quot;)))">
            <text:p/>
          </table:table-cell>
          <table:table-cell table:formula="of:=T(IF([$тест2.AQ54]=1;ORG.OPENOFFICE.STYLE(&quot;граница&quot;);ORG.OPENOFFICE.STYLE(&quot;Стандарт&quot;)))">
            <text:p/>
          </table:table-cell>
          <table:table-cell table:formula="of:=T(IF([$тест2.AR54]=1;ORG.OPENOFFICE.STYLE(&quot;граница&quot;);ORG.OPENOFFICE.STYLE(&quot;Стандарт&quot;)))">
            <text:p/>
          </table:table-cell>
          <table:table-cell table:formula="of:=T(IF([$тест2.AS54]=1;ORG.OPENOFFICE.STYLE(&quot;граница&quot;);ORG.OPENOFFICE.STYLE(&quot;Стандарт&quot;)))">
            <text:p/>
          </table:table-cell>
          <table:table-cell table:formula="of:=T(IF([$тест2.AT54]=1;ORG.OPENOFFICE.STYLE(&quot;граница&quot;);ORG.OPENOFFICE.STYLE(&quot;Стандарт&quot;)))">
            <text:p/>
          </table:table-cell>
          <table:table-cell table:formula="of:=T(IF([$тест2.AU54]=1;ORG.OPENOFFICE.STYLE(&quot;граница&quot;);ORG.OPENOFFICE.STYLE(&quot;Стандарт&quot;)))">
            <text:p/>
          </table:table-cell>
          <table:table-cell table:formula="of:=T(IF([$тест2.AV54]=1;ORG.OPENOFFICE.STYLE(&quot;граница&quot;);ORG.OPENOFFICE.STYLE(&quot;Стандарт&quot;)))">
            <text:p/>
          </table:table-cell>
          <table:table-cell table:formula="of:=T(IF([$тест2.AW54]=1;ORG.OPENOFFICE.STYLE(&quot;граница&quot;);ORG.OPENOFFICE.STYLE(&quot;Стандарт&quot;)))">
            <text:p/>
          </table:table-cell>
          <table:table-cell table:formula="of:=T(IF([$тест2.AX5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5]=1;ORG.OPENOFFICE.STYLE(&quot;граница&quot;);ORG.OPENOFFICE.STYLE(&quot;Стандарт&quot;)))">
            <text:p/>
          </table:table-cell>
          <table:table-cell table:formula="of:=T(IF([$тест2.C55]=1;ORG.OPENOFFICE.STYLE(&quot;граница&quot;);ORG.OPENOFFICE.STYLE(&quot;Стандарт&quot;)))">
            <text:p/>
          </table:table-cell>
          <table:table-cell table:formula="of:=T(IF([$тест2.D55]=1;ORG.OPENOFFICE.STYLE(&quot;граница&quot;);ORG.OPENOFFICE.STYLE(&quot;Стандарт&quot;)))">
            <text:p/>
          </table:table-cell>
          <table:table-cell table:formula="of:=T(IF([$тест2.E55]=1;ORG.OPENOFFICE.STYLE(&quot;граница&quot;);ORG.OPENOFFICE.STYLE(&quot;Стандарт&quot;)))">
            <text:p/>
          </table:table-cell>
          <table:table-cell table:formula="of:=T(IF([$тест2.F55]=1;ORG.OPENOFFICE.STYLE(&quot;граница&quot;);ORG.OPENOFFICE.STYLE(&quot;Стандарт&quot;)))">
            <text:p/>
          </table:table-cell>
          <table:table-cell table:formula="of:=T(IF([$тест2.G55]=1;ORG.OPENOFFICE.STYLE(&quot;граница&quot;);ORG.OPENOFFICE.STYLE(&quot;Стандарт&quot;)))">
            <text:p/>
          </table:table-cell>
          <table:table-cell table:formula="of:=T(IF([$тест2.H55]=1;ORG.OPENOFFICE.STYLE(&quot;граница&quot;);ORG.OPENOFFICE.STYLE(&quot;Стандарт&quot;)))">
            <text:p/>
          </table:table-cell>
          <table:table-cell table:formula="of:=T(IF([$тест2.I55]=1;ORG.OPENOFFICE.STYLE(&quot;граница&quot;);ORG.OPENOFFICE.STYLE(&quot;Стандарт&quot;)))">
            <text:p/>
          </table:table-cell>
          <table:table-cell table:formula="of:=T(IF([$тест2.J55]=1;ORG.OPENOFFICE.STYLE(&quot;граница&quot;);ORG.OPENOFFICE.STYLE(&quot;Стандарт&quot;)))">
            <text:p/>
          </table:table-cell>
          <table:table-cell table:formula="of:=T(IF([$тест2.K55]=1;ORG.OPENOFFICE.STYLE(&quot;граница&quot;);ORG.OPENOFFICE.STYLE(&quot;Стандарт&quot;)))">
            <text:p/>
          </table:table-cell>
          <table:table-cell table:formula="of:=T(IF([$тест2.L55]=1;ORG.OPENOFFICE.STYLE(&quot;граница&quot;);ORG.OPENOFFICE.STYLE(&quot;Стандарт&quot;)))">
            <text:p/>
          </table:table-cell>
          <table:table-cell table:formula="of:=T(IF([$тест2.M55]=1;ORG.OPENOFFICE.STYLE(&quot;граница&quot;);ORG.OPENOFFICE.STYLE(&quot;Стандарт&quot;)))">
            <text:p/>
          </table:table-cell>
          <table:table-cell table:formula="of:=T(IF([$тест2.N55]=1;ORG.OPENOFFICE.STYLE(&quot;граница&quot;);ORG.OPENOFFICE.STYLE(&quot;Стандарт&quot;)))">
            <text:p/>
          </table:table-cell>
          <table:table-cell table:formula="of:=T(IF([$тест2.O55]=1;ORG.OPENOFFICE.STYLE(&quot;граница&quot;);ORG.OPENOFFICE.STYLE(&quot;Стандарт&quot;)))">
            <text:p/>
          </table:table-cell>
          <table:table-cell table:formula="of:=T(IF([$тест2.P55]=1;ORG.OPENOFFICE.STYLE(&quot;граница&quot;);ORG.OPENOFFICE.STYLE(&quot;Стандарт&quot;)))">
            <text:p/>
          </table:table-cell>
          <table:table-cell table:formula="of:=T(IF([$тест2.Q55]=1;ORG.OPENOFFICE.STYLE(&quot;граница&quot;);ORG.OPENOFFICE.STYLE(&quot;Стандарт&quot;)))">
            <text:p/>
          </table:table-cell>
          <table:table-cell table:formula="of:=T(IF([$тест2.R55]=1;ORG.OPENOFFICE.STYLE(&quot;граница&quot;);ORG.OPENOFFICE.STYLE(&quot;Стандарт&quot;)))">
            <text:p/>
          </table:table-cell>
          <table:table-cell table:formula="of:=T(IF([$тест2.S55]=1;ORG.OPENOFFICE.STYLE(&quot;граница&quot;);ORG.OPENOFFICE.STYLE(&quot;Стандарт&quot;)))">
            <text:p/>
          </table:table-cell>
          <table:table-cell table:formula="of:=T(IF([$тест2.T55]=1;ORG.OPENOFFICE.STYLE(&quot;граница&quot;);ORG.OPENOFFICE.STYLE(&quot;Стандарт&quot;)))">
            <text:p/>
          </table:table-cell>
          <table:table-cell table:formula="of:=T(IF([$тест2.U55]=1;ORG.OPENOFFICE.STYLE(&quot;граница&quot;);ORG.OPENOFFICE.STYLE(&quot;Стандарт&quot;)))">
            <text:p/>
          </table:table-cell>
          <table:table-cell table:formula="of:=T(IF([$тест2.V55]=1;ORG.OPENOFFICE.STYLE(&quot;граница&quot;);ORG.OPENOFFICE.STYLE(&quot;Стандарт&quot;)))">
            <text:p/>
          </table:table-cell>
          <table:table-cell table:formula="of:=T(IF([$тест2.W55]=1;ORG.OPENOFFICE.STYLE(&quot;граница&quot;);ORG.OPENOFFICE.STYLE(&quot;Стандарт&quot;)))">
            <text:p/>
          </table:table-cell>
          <table:table-cell table:formula="of:=T(IF([$тест2.X55]=1;ORG.OPENOFFICE.STYLE(&quot;граница&quot;);ORG.OPENOFFICE.STYLE(&quot;Стандарт&quot;)))">
            <text:p/>
          </table:table-cell>
          <table:table-cell table:formula="of:=T(IF([$тест2.Y55]=1;ORG.OPENOFFICE.STYLE(&quot;граница&quot;);ORG.OPENOFFICE.STYLE(&quot;Стандарт&quot;)))">
            <text:p/>
          </table:table-cell>
          <table:table-cell table:formula="of:=T(IF([$тест2.Z55]=1;ORG.OPENOFFICE.STYLE(&quot;граница&quot;);ORG.OPENOFFICE.STYLE(&quot;Стандарт&quot;)))">
            <text:p/>
          </table:table-cell>
          <table:table-cell table:formula="of:=T(IF([$тест2.AA55]=1;ORG.OPENOFFICE.STYLE(&quot;граница&quot;);ORG.OPENOFFICE.STYLE(&quot;Стандарт&quot;)))">
            <text:p/>
          </table:table-cell>
          <table:table-cell table:formula="of:=T(IF([$тест2.AB55]=1;ORG.OPENOFFICE.STYLE(&quot;граница&quot;);ORG.OPENOFFICE.STYLE(&quot;Стандарт&quot;)))">
            <text:p/>
          </table:table-cell>
          <table:table-cell table:formula="of:=T(IF([$тест2.AC55]=1;ORG.OPENOFFICE.STYLE(&quot;граница&quot;);ORG.OPENOFFICE.STYLE(&quot;Стандарт&quot;)))">
            <text:p/>
          </table:table-cell>
          <table:table-cell table:formula="of:=T(IF([$тест2.AD55]=1;ORG.OPENOFFICE.STYLE(&quot;граница&quot;);ORG.OPENOFFICE.STYLE(&quot;Стандарт&quot;)))">
            <text:p/>
          </table:table-cell>
          <table:table-cell table:formula="of:=T(IF([$тест2.AE55]=1;ORG.OPENOFFICE.STYLE(&quot;граница&quot;);ORG.OPENOFFICE.STYLE(&quot;Стандарт&quot;)))">
            <text:p/>
          </table:table-cell>
          <table:table-cell table:formula="of:=T(IF([$тест2.AF55]=1;ORG.OPENOFFICE.STYLE(&quot;граница&quot;);ORG.OPENOFFICE.STYLE(&quot;Стандарт&quot;)))">
            <text:p/>
          </table:table-cell>
          <table:table-cell table:formula="of:=T(IF([$тест2.AG55]=1;ORG.OPENOFFICE.STYLE(&quot;граница&quot;);ORG.OPENOFFICE.STYLE(&quot;Стандарт&quot;)))">
            <text:p/>
          </table:table-cell>
          <table:table-cell table:formula="of:=T(IF([$тест2.AH55]=1;ORG.OPENOFFICE.STYLE(&quot;граница&quot;);ORG.OPENOFFICE.STYLE(&quot;Стандарт&quot;)))">
            <text:p/>
          </table:table-cell>
          <table:table-cell table:formula="of:=T(IF([$тест2.AI55]=1;ORG.OPENOFFICE.STYLE(&quot;граница&quot;);ORG.OPENOFFICE.STYLE(&quot;Стандарт&quot;)))">
            <text:p/>
          </table:table-cell>
          <table:table-cell table:formula="of:=T(IF([$тест2.AJ55]=1;ORG.OPENOFFICE.STYLE(&quot;граница&quot;);ORG.OPENOFFICE.STYLE(&quot;Стандарт&quot;)))">
            <text:p/>
          </table:table-cell>
          <table:table-cell table:formula="of:=T(IF([$тест2.AK55]=1;ORG.OPENOFFICE.STYLE(&quot;граница&quot;);ORG.OPENOFFICE.STYLE(&quot;Стандарт&quot;)))">
            <text:p/>
          </table:table-cell>
          <table:table-cell table:formula="of:=T(IF([$тест2.AL55]=1;ORG.OPENOFFICE.STYLE(&quot;граница&quot;);ORG.OPENOFFICE.STYLE(&quot;Стандарт&quot;)))">
            <text:p/>
          </table:table-cell>
          <table:table-cell table:formula="of:=T(IF([$тест2.AM55]=1;ORG.OPENOFFICE.STYLE(&quot;граница&quot;);ORG.OPENOFFICE.STYLE(&quot;Стандарт&quot;)))">
            <text:p/>
          </table:table-cell>
          <table:table-cell table:formula="of:=T(IF([$тест2.AN55]=1;ORG.OPENOFFICE.STYLE(&quot;граница&quot;);ORG.OPENOFFICE.STYLE(&quot;Стандарт&quot;)))">
            <text:p/>
          </table:table-cell>
          <table:table-cell table:formula="of:=T(IF([$тест2.AO55]=1;ORG.OPENOFFICE.STYLE(&quot;граница&quot;);ORG.OPENOFFICE.STYLE(&quot;Стандарт&quot;)))">
            <text:p/>
          </table:table-cell>
          <table:table-cell table:formula="of:=T(IF([$тест2.AP55]=1;ORG.OPENOFFICE.STYLE(&quot;граница&quot;);ORG.OPENOFFICE.STYLE(&quot;Стандарт&quot;)))">
            <text:p/>
          </table:table-cell>
          <table:table-cell table:formula="of:=T(IF([$тест2.AQ55]=1;ORG.OPENOFFICE.STYLE(&quot;граница&quot;);ORG.OPENOFFICE.STYLE(&quot;Стандарт&quot;)))">
            <text:p/>
          </table:table-cell>
          <table:table-cell table:formula="of:=T(IF([$тест2.AR55]=1;ORG.OPENOFFICE.STYLE(&quot;граница&quot;);ORG.OPENOFFICE.STYLE(&quot;Стандарт&quot;)))">
            <text:p/>
          </table:table-cell>
          <table:table-cell table:formula="of:=T(IF([$тест2.AS55]=1;ORG.OPENOFFICE.STYLE(&quot;граница&quot;);ORG.OPENOFFICE.STYLE(&quot;Стандарт&quot;)))">
            <text:p/>
          </table:table-cell>
          <table:table-cell table:formula="of:=T(IF([$тест2.AT55]=1;ORG.OPENOFFICE.STYLE(&quot;граница&quot;);ORG.OPENOFFICE.STYLE(&quot;Стандарт&quot;)))">
            <text:p/>
          </table:table-cell>
          <table:table-cell table:formula="of:=T(IF([$тест2.AU55]=1;ORG.OPENOFFICE.STYLE(&quot;граница&quot;);ORG.OPENOFFICE.STYLE(&quot;Стандарт&quot;)))">
            <text:p/>
          </table:table-cell>
          <table:table-cell table:formula="of:=T(IF([$тест2.AV55]=1;ORG.OPENOFFICE.STYLE(&quot;граница&quot;);ORG.OPENOFFICE.STYLE(&quot;Стандарт&quot;)))">
            <text:p/>
          </table:table-cell>
          <table:table-cell table:formula="of:=T(IF([$тест2.AW55]=1;ORG.OPENOFFICE.STYLE(&quot;граница&quot;);ORG.OPENOFFICE.STYLE(&quot;Стандарт&quot;)))">
            <text:p/>
          </table:table-cell>
          <table:table-cell table:formula="of:=T(IF([$тест2.AX5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6]=1;ORG.OPENOFFICE.STYLE(&quot;граница&quot;);ORG.OPENOFFICE.STYLE(&quot;Стандарт&quot;)))">
            <text:p/>
          </table:table-cell>
          <table:table-cell table:formula="of:=T(IF([$тест2.C56]=1;ORG.OPENOFFICE.STYLE(&quot;граница&quot;);ORG.OPENOFFICE.STYLE(&quot;Стандарт&quot;)))">
            <text:p/>
          </table:table-cell>
          <table:table-cell table:formula="of:=T(IF([$тест2.D56]=1;ORG.OPENOFFICE.STYLE(&quot;граница&quot;);ORG.OPENOFFICE.STYLE(&quot;Стандарт&quot;)))">
            <text:p/>
          </table:table-cell>
          <table:table-cell table:formula="of:=T(IF([$тест2.E56]=1;ORG.OPENOFFICE.STYLE(&quot;граница&quot;);ORG.OPENOFFICE.STYLE(&quot;Стандарт&quot;)))">
            <text:p/>
          </table:table-cell>
          <table:table-cell table:formula="of:=T(IF([$тест2.F56]=1;ORG.OPENOFFICE.STYLE(&quot;граница&quot;);ORG.OPENOFFICE.STYLE(&quot;Стандарт&quot;)))">
            <text:p/>
          </table:table-cell>
          <table:table-cell table:formula="of:=T(IF([$тест2.G56]=1;ORG.OPENOFFICE.STYLE(&quot;граница&quot;);ORG.OPENOFFICE.STYLE(&quot;Стандарт&quot;)))">
            <text:p/>
          </table:table-cell>
          <table:table-cell table:formula="of:=T(IF([$тест2.H56]=1;ORG.OPENOFFICE.STYLE(&quot;граница&quot;);ORG.OPENOFFICE.STYLE(&quot;Стандарт&quot;)))">
            <text:p/>
          </table:table-cell>
          <table:table-cell table:formula="of:=T(IF([$тест2.I56]=1;ORG.OPENOFFICE.STYLE(&quot;граница&quot;);ORG.OPENOFFICE.STYLE(&quot;Стандарт&quot;)))">
            <text:p/>
          </table:table-cell>
          <table:table-cell table:formula="of:=T(IF([$тест2.J56]=1;ORG.OPENOFFICE.STYLE(&quot;граница&quot;);ORG.OPENOFFICE.STYLE(&quot;Стандарт&quot;)))">
            <text:p/>
          </table:table-cell>
          <table:table-cell table:formula="of:=T(IF([$тест2.K56]=1;ORG.OPENOFFICE.STYLE(&quot;граница&quot;);ORG.OPENOFFICE.STYLE(&quot;Стандарт&quot;)))">
            <text:p/>
          </table:table-cell>
          <table:table-cell table:formula="of:=T(IF([$тест2.L56]=1;ORG.OPENOFFICE.STYLE(&quot;граница&quot;);ORG.OPENOFFICE.STYLE(&quot;Стандарт&quot;)))">
            <text:p/>
          </table:table-cell>
          <table:table-cell table:formula="of:=T(IF([$тест2.M56]=1;ORG.OPENOFFICE.STYLE(&quot;граница&quot;);ORG.OPENOFFICE.STYLE(&quot;Стандарт&quot;)))">
            <text:p/>
          </table:table-cell>
          <table:table-cell table:formula="of:=T(IF([$тест2.N56]=1;ORG.OPENOFFICE.STYLE(&quot;граница&quot;);ORG.OPENOFFICE.STYLE(&quot;Стандарт&quot;)))">
            <text:p/>
          </table:table-cell>
          <table:table-cell table:formula="of:=T(IF([$тест2.O56]=1;ORG.OPENOFFICE.STYLE(&quot;граница&quot;);ORG.OPENOFFICE.STYLE(&quot;Стандарт&quot;)))">
            <text:p/>
          </table:table-cell>
          <table:table-cell table:formula="of:=T(IF([$тест2.P56]=1;ORG.OPENOFFICE.STYLE(&quot;граница&quot;);ORG.OPENOFFICE.STYLE(&quot;Стандарт&quot;)))">
            <text:p/>
          </table:table-cell>
          <table:table-cell table:formula="of:=T(IF([$тест2.Q56]=1;ORG.OPENOFFICE.STYLE(&quot;граница&quot;);ORG.OPENOFFICE.STYLE(&quot;Стандарт&quot;)))">
            <text:p/>
          </table:table-cell>
          <table:table-cell table:formula="of:=T(IF([$тест2.R56]=1;ORG.OPENOFFICE.STYLE(&quot;граница&quot;);ORG.OPENOFFICE.STYLE(&quot;Стандарт&quot;)))">
            <text:p/>
          </table:table-cell>
          <table:table-cell table:formula="of:=T(IF([$тест2.S56]=1;ORG.OPENOFFICE.STYLE(&quot;граница&quot;);ORG.OPENOFFICE.STYLE(&quot;Стандарт&quot;)))">
            <text:p/>
          </table:table-cell>
          <table:table-cell table:formula="of:=T(IF([$тест2.T56]=1;ORG.OPENOFFICE.STYLE(&quot;граница&quot;);ORG.OPENOFFICE.STYLE(&quot;Стандарт&quot;)))">
            <text:p/>
          </table:table-cell>
          <table:table-cell table:formula="of:=T(IF([$тест2.U56]=1;ORG.OPENOFFICE.STYLE(&quot;граница&quot;);ORG.OPENOFFICE.STYLE(&quot;Стандарт&quot;)))">
            <text:p/>
          </table:table-cell>
          <table:table-cell table:formula="of:=T(IF([$тест2.V56]=1;ORG.OPENOFFICE.STYLE(&quot;граница&quot;);ORG.OPENOFFICE.STYLE(&quot;Стандарт&quot;)))">
            <text:p/>
          </table:table-cell>
          <table:table-cell table:formula="of:=T(IF([$тест2.W56]=1;ORG.OPENOFFICE.STYLE(&quot;граница&quot;);ORG.OPENOFFICE.STYLE(&quot;Стандарт&quot;)))">
            <text:p/>
          </table:table-cell>
          <table:table-cell table:formula="of:=T(IF([$тест2.X56]=1;ORG.OPENOFFICE.STYLE(&quot;граница&quot;);ORG.OPENOFFICE.STYLE(&quot;Стандарт&quot;)))">
            <text:p/>
          </table:table-cell>
          <table:table-cell table:formula="of:=T(IF([$тест2.Y56]=1;ORG.OPENOFFICE.STYLE(&quot;граница&quot;);ORG.OPENOFFICE.STYLE(&quot;Стандарт&quot;)))">
            <text:p/>
          </table:table-cell>
          <table:table-cell table:formula="of:=T(IF([$тест2.Z56]=1;ORG.OPENOFFICE.STYLE(&quot;граница&quot;);ORG.OPENOFFICE.STYLE(&quot;Стандарт&quot;)))">
            <text:p/>
          </table:table-cell>
          <table:table-cell table:formula="of:=T(IF([$тест2.AA56]=1;ORG.OPENOFFICE.STYLE(&quot;граница&quot;);ORG.OPENOFFICE.STYLE(&quot;Стандарт&quot;)))">
            <text:p/>
          </table:table-cell>
          <table:table-cell table:formula="of:=T(IF([$тест2.AB56]=1;ORG.OPENOFFICE.STYLE(&quot;граница&quot;);ORG.OPENOFFICE.STYLE(&quot;Стандарт&quot;)))">
            <text:p/>
          </table:table-cell>
          <table:table-cell table:formula="of:=T(IF([$тест2.AC56]=1;ORG.OPENOFFICE.STYLE(&quot;граница&quot;);ORG.OPENOFFICE.STYLE(&quot;Стандарт&quot;)))">
            <text:p/>
          </table:table-cell>
          <table:table-cell table:formula="of:=T(IF([$тест2.AD56]=1;ORG.OPENOFFICE.STYLE(&quot;граница&quot;);ORG.OPENOFFICE.STYLE(&quot;Стандарт&quot;)))">
            <text:p/>
          </table:table-cell>
          <table:table-cell table:formula="of:=T(IF([$тест2.AE56]=1;ORG.OPENOFFICE.STYLE(&quot;граница&quot;);ORG.OPENOFFICE.STYLE(&quot;Стандарт&quot;)))">
            <text:p/>
          </table:table-cell>
          <table:table-cell table:formula="of:=T(IF([$тест2.AF56]=1;ORG.OPENOFFICE.STYLE(&quot;граница&quot;);ORG.OPENOFFICE.STYLE(&quot;Стандарт&quot;)))">
            <text:p/>
          </table:table-cell>
          <table:table-cell table:formula="of:=T(IF([$тест2.AG56]=1;ORG.OPENOFFICE.STYLE(&quot;граница&quot;);ORG.OPENOFFICE.STYLE(&quot;Стандарт&quot;)))">
            <text:p/>
          </table:table-cell>
          <table:table-cell table:formula="of:=T(IF([$тест2.AH56]=1;ORG.OPENOFFICE.STYLE(&quot;граница&quot;);ORG.OPENOFFICE.STYLE(&quot;Стандарт&quot;)))">
            <text:p/>
          </table:table-cell>
          <table:table-cell table:formula="of:=T(IF([$тест2.AI56]=1;ORG.OPENOFFICE.STYLE(&quot;граница&quot;);ORG.OPENOFFICE.STYLE(&quot;Стандарт&quot;)))">
            <text:p/>
          </table:table-cell>
          <table:table-cell table:formula="of:=T(IF([$тест2.AJ56]=1;ORG.OPENOFFICE.STYLE(&quot;граница&quot;);ORG.OPENOFFICE.STYLE(&quot;Стандарт&quot;)))">
            <text:p/>
          </table:table-cell>
          <table:table-cell table:formula="of:=T(IF([$тест2.AK56]=1;ORG.OPENOFFICE.STYLE(&quot;граница&quot;);ORG.OPENOFFICE.STYLE(&quot;Стандарт&quot;)))">
            <text:p/>
          </table:table-cell>
          <table:table-cell table:formula="of:=T(IF([$тест2.AL56]=1;ORG.OPENOFFICE.STYLE(&quot;граница&quot;);ORG.OPENOFFICE.STYLE(&quot;Стандарт&quot;)))">
            <text:p/>
          </table:table-cell>
          <table:table-cell table:formula="of:=T(IF([$тест2.AM56]=1;ORG.OPENOFFICE.STYLE(&quot;граница&quot;);ORG.OPENOFFICE.STYLE(&quot;Стандарт&quot;)))">
            <text:p/>
          </table:table-cell>
          <table:table-cell table:formula="of:=T(IF([$тест2.AN56]=1;ORG.OPENOFFICE.STYLE(&quot;граница&quot;);ORG.OPENOFFICE.STYLE(&quot;Стандарт&quot;)))">
            <text:p/>
          </table:table-cell>
          <table:table-cell table:formula="of:=T(IF([$тест2.AO56]=1;ORG.OPENOFFICE.STYLE(&quot;граница&quot;);ORG.OPENOFFICE.STYLE(&quot;Стандарт&quot;)))">
            <text:p/>
          </table:table-cell>
          <table:table-cell table:formula="of:=T(IF([$тест2.AP56]=1;ORG.OPENOFFICE.STYLE(&quot;граница&quot;);ORG.OPENOFFICE.STYLE(&quot;Стандарт&quot;)))">
            <text:p/>
          </table:table-cell>
          <table:table-cell table:formula="of:=T(IF([$тест2.AQ56]=1;ORG.OPENOFFICE.STYLE(&quot;граница&quot;);ORG.OPENOFFICE.STYLE(&quot;Стандарт&quot;)))">
            <text:p/>
          </table:table-cell>
          <table:table-cell table:formula="of:=T(IF([$тест2.AR56]=1;ORG.OPENOFFICE.STYLE(&quot;граница&quot;);ORG.OPENOFFICE.STYLE(&quot;Стандарт&quot;)))">
            <text:p/>
          </table:table-cell>
          <table:table-cell table:formula="of:=T(IF([$тест2.AS56]=1;ORG.OPENOFFICE.STYLE(&quot;граница&quot;);ORG.OPENOFFICE.STYLE(&quot;Стандарт&quot;)))">
            <text:p/>
          </table:table-cell>
          <table:table-cell table:formula="of:=T(IF([$тест2.AT56]=1;ORG.OPENOFFICE.STYLE(&quot;граница&quot;);ORG.OPENOFFICE.STYLE(&quot;Стандарт&quot;)))">
            <text:p/>
          </table:table-cell>
          <table:table-cell table:formula="of:=T(IF([$тест2.AU56]=1;ORG.OPENOFFICE.STYLE(&quot;граница&quot;);ORG.OPENOFFICE.STYLE(&quot;Стандарт&quot;)))">
            <text:p/>
          </table:table-cell>
          <table:table-cell table:formula="of:=T(IF([$тест2.AV56]=1;ORG.OPENOFFICE.STYLE(&quot;граница&quot;);ORG.OPENOFFICE.STYLE(&quot;Стандарт&quot;)))">
            <text:p/>
          </table:table-cell>
          <table:table-cell table:formula="of:=T(IF([$тест2.AW56]=1;ORG.OPENOFFICE.STYLE(&quot;граница&quot;);ORG.OPENOFFICE.STYLE(&quot;Стандарт&quot;)))">
            <text:p/>
          </table:table-cell>
          <table:table-cell table:formula="of:=T(IF([$тест2.AX5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7]=1;ORG.OPENOFFICE.STYLE(&quot;граница&quot;);ORG.OPENOFFICE.STYLE(&quot;Стандарт&quot;)))">
            <text:p/>
          </table:table-cell>
          <table:table-cell table:formula="of:=T(IF([$тест2.C57]=1;ORG.OPENOFFICE.STYLE(&quot;граница&quot;);ORG.OPENOFFICE.STYLE(&quot;Стандарт&quot;)))">
            <text:p/>
          </table:table-cell>
          <table:table-cell table:formula="of:=T(IF([$тест2.D57]=1;ORG.OPENOFFICE.STYLE(&quot;граница&quot;);ORG.OPENOFFICE.STYLE(&quot;Стандарт&quot;)))">
            <text:p/>
          </table:table-cell>
          <table:table-cell table:formula="of:=T(IF([$тест2.E57]=1;ORG.OPENOFFICE.STYLE(&quot;граница&quot;);ORG.OPENOFFICE.STYLE(&quot;Стандарт&quot;)))">
            <text:p/>
          </table:table-cell>
          <table:table-cell table:formula="of:=T(IF([$тест2.F57]=1;ORG.OPENOFFICE.STYLE(&quot;граница&quot;);ORG.OPENOFFICE.STYLE(&quot;Стандарт&quot;)))">
            <text:p/>
          </table:table-cell>
          <table:table-cell table:formula="of:=T(IF([$тест2.G57]=1;ORG.OPENOFFICE.STYLE(&quot;граница&quot;);ORG.OPENOFFICE.STYLE(&quot;Стандарт&quot;)))">
            <text:p/>
          </table:table-cell>
          <table:table-cell table:formula="of:=T(IF([$тест2.H57]=1;ORG.OPENOFFICE.STYLE(&quot;граница&quot;);ORG.OPENOFFICE.STYLE(&quot;Стандарт&quot;)))">
            <text:p/>
          </table:table-cell>
          <table:table-cell table:formula="of:=T(IF([$тест2.I57]=1;ORG.OPENOFFICE.STYLE(&quot;граница&quot;);ORG.OPENOFFICE.STYLE(&quot;Стандарт&quot;)))">
            <text:p/>
          </table:table-cell>
          <table:table-cell table:formula="of:=T(IF([$тест2.J57]=1;ORG.OPENOFFICE.STYLE(&quot;граница&quot;);ORG.OPENOFFICE.STYLE(&quot;Стандарт&quot;)))">
            <text:p/>
          </table:table-cell>
          <table:table-cell table:formula="of:=T(IF([$тест2.K57]=1;ORG.OPENOFFICE.STYLE(&quot;граница&quot;);ORG.OPENOFFICE.STYLE(&quot;Стандарт&quot;)))">
            <text:p/>
          </table:table-cell>
          <table:table-cell table:formula="of:=T(IF([$тест2.L57]=1;ORG.OPENOFFICE.STYLE(&quot;граница&quot;);ORG.OPENOFFICE.STYLE(&quot;Стандарт&quot;)))">
            <text:p/>
          </table:table-cell>
          <table:table-cell table:formula="of:=T(IF([$тест2.M57]=1;ORG.OPENOFFICE.STYLE(&quot;граница&quot;);ORG.OPENOFFICE.STYLE(&quot;Стандарт&quot;)))">
            <text:p/>
          </table:table-cell>
          <table:table-cell table:formula="of:=T(IF([$тест2.N57]=1;ORG.OPENOFFICE.STYLE(&quot;граница&quot;);ORG.OPENOFFICE.STYLE(&quot;Стандарт&quot;)))">
            <text:p/>
          </table:table-cell>
          <table:table-cell table:formula="of:=T(IF([$тест2.O57]=1;ORG.OPENOFFICE.STYLE(&quot;граница&quot;);ORG.OPENOFFICE.STYLE(&quot;Стандарт&quot;)))">
            <text:p/>
          </table:table-cell>
          <table:table-cell table:formula="of:=T(IF([$тест2.P57]=1;ORG.OPENOFFICE.STYLE(&quot;граница&quot;);ORG.OPENOFFICE.STYLE(&quot;Стандарт&quot;)))">
            <text:p/>
          </table:table-cell>
          <table:table-cell table:formula="of:=T(IF([$тест2.Q57]=1;ORG.OPENOFFICE.STYLE(&quot;граница&quot;);ORG.OPENOFFICE.STYLE(&quot;Стандарт&quot;)))">
            <text:p/>
          </table:table-cell>
          <table:table-cell table:formula="of:=T(IF([$тест2.R57]=1;ORG.OPENOFFICE.STYLE(&quot;граница&quot;);ORG.OPENOFFICE.STYLE(&quot;Стандарт&quot;)))">
            <text:p/>
          </table:table-cell>
          <table:table-cell table:formula="of:=T(IF([$тест2.S57]=1;ORG.OPENOFFICE.STYLE(&quot;граница&quot;);ORG.OPENOFFICE.STYLE(&quot;Стандарт&quot;)))">
            <text:p/>
          </table:table-cell>
          <table:table-cell table:formula="of:=T(IF([$тест2.T57]=1;ORG.OPENOFFICE.STYLE(&quot;граница&quot;);ORG.OPENOFFICE.STYLE(&quot;Стандарт&quot;)))">
            <text:p/>
          </table:table-cell>
          <table:table-cell table:formula="of:=T(IF([$тест2.U57]=1;ORG.OPENOFFICE.STYLE(&quot;граница&quot;);ORG.OPENOFFICE.STYLE(&quot;Стандарт&quot;)))">
            <text:p/>
          </table:table-cell>
          <table:table-cell table:formula="of:=T(IF([$тест2.V57]=1;ORG.OPENOFFICE.STYLE(&quot;граница&quot;);ORG.OPENOFFICE.STYLE(&quot;Стандарт&quot;)))">
            <text:p/>
          </table:table-cell>
          <table:table-cell table:formula="of:=T(IF([$тест2.W57]=1;ORG.OPENOFFICE.STYLE(&quot;граница&quot;);ORG.OPENOFFICE.STYLE(&quot;Стандарт&quot;)))">
            <text:p/>
          </table:table-cell>
          <table:table-cell table:formula="of:=T(IF([$тест2.X57]=1;ORG.OPENOFFICE.STYLE(&quot;граница&quot;);ORG.OPENOFFICE.STYLE(&quot;Стандарт&quot;)))">
            <text:p/>
          </table:table-cell>
          <table:table-cell table:formula="of:=T(IF([$тест2.Y57]=1;ORG.OPENOFFICE.STYLE(&quot;граница&quot;);ORG.OPENOFFICE.STYLE(&quot;Стандарт&quot;)))">
            <text:p/>
          </table:table-cell>
          <table:table-cell table:formula="of:=T(IF([$тест2.Z57]=1;ORG.OPENOFFICE.STYLE(&quot;граница&quot;);ORG.OPENOFFICE.STYLE(&quot;Стандарт&quot;)))">
            <text:p/>
          </table:table-cell>
          <table:table-cell table:formula="of:=T(IF([$тест2.AA57]=1;ORG.OPENOFFICE.STYLE(&quot;граница&quot;);ORG.OPENOFFICE.STYLE(&quot;Стандарт&quot;)))">
            <text:p/>
          </table:table-cell>
          <table:table-cell table:formula="of:=T(IF([$тест2.AB57]=1;ORG.OPENOFFICE.STYLE(&quot;граница&quot;);ORG.OPENOFFICE.STYLE(&quot;Стандарт&quot;)))">
            <text:p/>
          </table:table-cell>
          <table:table-cell table:formula="of:=T(IF([$тест2.AC57]=1;ORG.OPENOFFICE.STYLE(&quot;граница&quot;);ORG.OPENOFFICE.STYLE(&quot;Стандарт&quot;)))">
            <text:p/>
          </table:table-cell>
          <table:table-cell table:formula="of:=T(IF([$тест2.AD57]=1;ORG.OPENOFFICE.STYLE(&quot;граница&quot;);ORG.OPENOFFICE.STYLE(&quot;Стандарт&quot;)))">
            <text:p/>
          </table:table-cell>
          <table:table-cell table:formula="of:=T(IF([$тест2.AE57]=1;ORG.OPENOFFICE.STYLE(&quot;граница&quot;);ORG.OPENOFFICE.STYLE(&quot;Стандарт&quot;)))">
            <text:p/>
          </table:table-cell>
          <table:table-cell table:formula="of:=T(IF([$тест2.AF57]=1;ORG.OPENOFFICE.STYLE(&quot;граница&quot;);ORG.OPENOFFICE.STYLE(&quot;Стандарт&quot;)))">
            <text:p/>
          </table:table-cell>
          <table:table-cell table:formula="of:=T(IF([$тест2.AG57]=1;ORG.OPENOFFICE.STYLE(&quot;граница&quot;);ORG.OPENOFFICE.STYLE(&quot;Стандарт&quot;)))">
            <text:p/>
          </table:table-cell>
          <table:table-cell table:formula="of:=T(IF([$тест2.AH57]=1;ORG.OPENOFFICE.STYLE(&quot;граница&quot;);ORG.OPENOFFICE.STYLE(&quot;Стандарт&quot;)))">
            <text:p/>
          </table:table-cell>
          <table:table-cell table:formula="of:=T(IF([$тест2.AI57]=1;ORG.OPENOFFICE.STYLE(&quot;граница&quot;);ORG.OPENOFFICE.STYLE(&quot;Стандарт&quot;)))">
            <text:p/>
          </table:table-cell>
          <table:table-cell table:formula="of:=T(IF([$тест2.AJ57]=1;ORG.OPENOFFICE.STYLE(&quot;граница&quot;);ORG.OPENOFFICE.STYLE(&quot;Стандарт&quot;)))">
            <text:p/>
          </table:table-cell>
          <table:table-cell table:formula="of:=T(IF([$тест2.AK57]=1;ORG.OPENOFFICE.STYLE(&quot;граница&quot;);ORG.OPENOFFICE.STYLE(&quot;Стандарт&quot;)))">
            <text:p/>
          </table:table-cell>
          <table:table-cell table:formula="of:=T(IF([$тест2.AL57]=1;ORG.OPENOFFICE.STYLE(&quot;граница&quot;);ORG.OPENOFFICE.STYLE(&quot;Стандарт&quot;)))">
            <text:p/>
          </table:table-cell>
          <table:table-cell table:formula="of:=T(IF([$тест2.AM57]=1;ORG.OPENOFFICE.STYLE(&quot;граница&quot;);ORG.OPENOFFICE.STYLE(&quot;Стандарт&quot;)))">
            <text:p/>
          </table:table-cell>
          <table:table-cell table:formula="of:=T(IF([$тест2.AN57]=1;ORG.OPENOFFICE.STYLE(&quot;граница&quot;);ORG.OPENOFFICE.STYLE(&quot;Стандарт&quot;)))">
            <text:p/>
          </table:table-cell>
          <table:table-cell table:formula="of:=T(IF([$тест2.AO57]=1;ORG.OPENOFFICE.STYLE(&quot;граница&quot;);ORG.OPENOFFICE.STYLE(&quot;Стандарт&quot;)))">
            <text:p/>
          </table:table-cell>
          <table:table-cell table:formula="of:=T(IF([$тест2.AP57]=1;ORG.OPENOFFICE.STYLE(&quot;граница&quot;);ORG.OPENOFFICE.STYLE(&quot;Стандарт&quot;)))">
            <text:p/>
          </table:table-cell>
          <table:table-cell table:formula="of:=T(IF([$тест2.AQ57]=1;ORG.OPENOFFICE.STYLE(&quot;граница&quot;);ORG.OPENOFFICE.STYLE(&quot;Стандарт&quot;)))">
            <text:p/>
          </table:table-cell>
          <table:table-cell table:formula="of:=T(IF([$тест2.AR57]=1;ORG.OPENOFFICE.STYLE(&quot;граница&quot;);ORG.OPENOFFICE.STYLE(&quot;Стандарт&quot;)))">
            <text:p/>
          </table:table-cell>
          <table:table-cell table:formula="of:=T(IF([$тест2.AS57]=1;ORG.OPENOFFICE.STYLE(&quot;граница&quot;);ORG.OPENOFFICE.STYLE(&quot;Стандарт&quot;)))">
            <text:p/>
          </table:table-cell>
          <table:table-cell table:formula="of:=T(IF([$тест2.AT57]=1;ORG.OPENOFFICE.STYLE(&quot;граница&quot;);ORG.OPENOFFICE.STYLE(&quot;Стандарт&quot;)))">
            <text:p/>
          </table:table-cell>
          <table:table-cell table:formula="of:=T(IF([$тест2.AU57]=1;ORG.OPENOFFICE.STYLE(&quot;граница&quot;);ORG.OPENOFFICE.STYLE(&quot;Стандарт&quot;)))">
            <text:p/>
          </table:table-cell>
          <table:table-cell table:formula="of:=T(IF([$тест2.AV57]=1;ORG.OPENOFFICE.STYLE(&quot;граница&quot;);ORG.OPENOFFICE.STYLE(&quot;Стандарт&quot;)))">
            <text:p/>
          </table:table-cell>
          <table:table-cell table:formula="of:=T(IF([$тест2.AW57]=1;ORG.OPENOFFICE.STYLE(&quot;граница&quot;);ORG.OPENOFFICE.STYLE(&quot;Стандарт&quot;)))">
            <text:p/>
          </table:table-cell>
          <table:table-cell table:formula="of:=T(IF([$тест2.AX5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8]=1;ORG.OPENOFFICE.STYLE(&quot;граница&quot;);ORG.OPENOFFICE.STYLE(&quot;Стандарт&quot;)))">
            <text:p/>
          </table:table-cell>
          <table:table-cell table:formula="of:=T(IF([$тест2.C58]=1;ORG.OPENOFFICE.STYLE(&quot;граница&quot;);ORG.OPENOFFICE.STYLE(&quot;Стандарт&quot;)))">
            <text:p/>
          </table:table-cell>
          <table:table-cell table:formula="of:=T(IF([$тест2.D58]=1;ORG.OPENOFFICE.STYLE(&quot;граница&quot;);ORG.OPENOFFICE.STYLE(&quot;Стандарт&quot;)))">
            <text:p/>
          </table:table-cell>
          <table:table-cell table:formula="of:=T(IF([$тест2.E58]=1;ORG.OPENOFFICE.STYLE(&quot;граница&quot;);ORG.OPENOFFICE.STYLE(&quot;Стандарт&quot;)))">
            <text:p/>
          </table:table-cell>
          <table:table-cell table:formula="of:=T(IF([$тест2.F58]=1;ORG.OPENOFFICE.STYLE(&quot;граница&quot;);ORG.OPENOFFICE.STYLE(&quot;Стандарт&quot;)))">
            <text:p/>
          </table:table-cell>
          <table:table-cell table:formula="of:=T(IF([$тест2.G58]=1;ORG.OPENOFFICE.STYLE(&quot;граница&quot;);ORG.OPENOFFICE.STYLE(&quot;Стандарт&quot;)))">
            <text:p/>
          </table:table-cell>
          <table:table-cell table:formula="of:=T(IF([$тест2.H58]=1;ORG.OPENOFFICE.STYLE(&quot;граница&quot;);ORG.OPENOFFICE.STYLE(&quot;Стандарт&quot;)))">
            <text:p/>
          </table:table-cell>
          <table:table-cell table:formula="of:=T(IF([$тест2.I58]=1;ORG.OPENOFFICE.STYLE(&quot;граница&quot;);ORG.OPENOFFICE.STYLE(&quot;Стандарт&quot;)))">
            <text:p/>
          </table:table-cell>
          <table:table-cell table:formula="of:=T(IF([$тест2.J58]=1;ORG.OPENOFFICE.STYLE(&quot;граница&quot;);ORG.OPENOFFICE.STYLE(&quot;Стандарт&quot;)))">
            <text:p/>
          </table:table-cell>
          <table:table-cell table:formula="of:=T(IF([$тест2.K58]=1;ORG.OPENOFFICE.STYLE(&quot;граница&quot;);ORG.OPENOFFICE.STYLE(&quot;Стандарт&quot;)))">
            <text:p/>
          </table:table-cell>
          <table:table-cell table:formula="of:=T(IF([$тест2.L58]=1;ORG.OPENOFFICE.STYLE(&quot;граница&quot;);ORG.OPENOFFICE.STYLE(&quot;Стандарт&quot;)))">
            <text:p/>
          </table:table-cell>
          <table:table-cell table:formula="of:=T(IF([$тест2.M58]=1;ORG.OPENOFFICE.STYLE(&quot;граница&quot;);ORG.OPENOFFICE.STYLE(&quot;Стандарт&quot;)))">
            <text:p/>
          </table:table-cell>
          <table:table-cell table:formula="of:=T(IF([$тест2.N58]=1;ORG.OPENOFFICE.STYLE(&quot;граница&quot;);ORG.OPENOFFICE.STYLE(&quot;Стандарт&quot;)))">
            <text:p/>
          </table:table-cell>
          <table:table-cell table:formula="of:=T(IF([$тест2.O58]=1;ORG.OPENOFFICE.STYLE(&quot;граница&quot;);ORG.OPENOFFICE.STYLE(&quot;Стандарт&quot;)))">
            <text:p/>
          </table:table-cell>
          <table:table-cell table:formula="of:=T(IF([$тест2.P58]=1;ORG.OPENOFFICE.STYLE(&quot;граница&quot;);ORG.OPENOFFICE.STYLE(&quot;Стандарт&quot;)))">
            <text:p/>
          </table:table-cell>
          <table:table-cell table:formula="of:=T(IF([$тест2.Q58]=1;ORG.OPENOFFICE.STYLE(&quot;граница&quot;);ORG.OPENOFFICE.STYLE(&quot;Стандарт&quot;)))">
            <text:p/>
          </table:table-cell>
          <table:table-cell table:formula="of:=T(IF([$тест2.R58]=1;ORG.OPENOFFICE.STYLE(&quot;граница&quot;);ORG.OPENOFFICE.STYLE(&quot;Стандарт&quot;)))">
            <text:p/>
          </table:table-cell>
          <table:table-cell table:formula="of:=T(IF([$тест2.S58]=1;ORG.OPENOFFICE.STYLE(&quot;граница&quot;);ORG.OPENOFFICE.STYLE(&quot;Стандарт&quot;)))">
            <text:p/>
          </table:table-cell>
          <table:table-cell table:formula="of:=T(IF([$тест2.T58]=1;ORG.OPENOFFICE.STYLE(&quot;граница&quot;);ORG.OPENOFFICE.STYLE(&quot;Стандарт&quot;)))">
            <text:p/>
          </table:table-cell>
          <table:table-cell table:formula="of:=T(IF([$тест2.U58]=1;ORG.OPENOFFICE.STYLE(&quot;граница&quot;);ORG.OPENOFFICE.STYLE(&quot;Стандарт&quot;)))">
            <text:p/>
          </table:table-cell>
          <table:table-cell table:formula="of:=T(IF([$тест2.V58]=1;ORG.OPENOFFICE.STYLE(&quot;граница&quot;);ORG.OPENOFFICE.STYLE(&quot;Стандарт&quot;)))">
            <text:p/>
          </table:table-cell>
          <table:table-cell table:formula="of:=T(IF([$тест2.W58]=1;ORG.OPENOFFICE.STYLE(&quot;граница&quot;);ORG.OPENOFFICE.STYLE(&quot;Стандарт&quot;)))">
            <text:p/>
          </table:table-cell>
          <table:table-cell table:formula="of:=T(IF([$тест2.X58]=1;ORG.OPENOFFICE.STYLE(&quot;граница&quot;);ORG.OPENOFFICE.STYLE(&quot;Стандарт&quot;)))">
            <text:p/>
          </table:table-cell>
          <table:table-cell table:formula="of:=T(IF([$тест2.Y58]=1;ORG.OPENOFFICE.STYLE(&quot;граница&quot;);ORG.OPENOFFICE.STYLE(&quot;Стандарт&quot;)))">
            <text:p/>
          </table:table-cell>
          <table:table-cell table:formula="of:=T(IF([$тест2.Z58]=1;ORG.OPENOFFICE.STYLE(&quot;граница&quot;);ORG.OPENOFFICE.STYLE(&quot;Стандарт&quot;)))">
            <text:p/>
          </table:table-cell>
          <table:table-cell table:formula="of:=T(IF([$тест2.AA58]=1;ORG.OPENOFFICE.STYLE(&quot;граница&quot;);ORG.OPENOFFICE.STYLE(&quot;Стандарт&quot;)))">
            <text:p/>
          </table:table-cell>
          <table:table-cell table:formula="of:=T(IF([$тест2.AB58]=1;ORG.OPENOFFICE.STYLE(&quot;граница&quot;);ORG.OPENOFFICE.STYLE(&quot;Стандарт&quot;)))">
            <text:p/>
          </table:table-cell>
          <table:table-cell table:formula="of:=T(IF([$тест2.AC58]=1;ORG.OPENOFFICE.STYLE(&quot;граница&quot;);ORG.OPENOFFICE.STYLE(&quot;Стандарт&quot;)))">
            <text:p/>
          </table:table-cell>
          <table:table-cell table:formula="of:=T(IF([$тест2.AD58]=1;ORG.OPENOFFICE.STYLE(&quot;граница&quot;);ORG.OPENOFFICE.STYLE(&quot;Стандарт&quot;)))">
            <text:p/>
          </table:table-cell>
          <table:table-cell table:formula="of:=T(IF([$тест2.AE58]=1;ORG.OPENOFFICE.STYLE(&quot;граница&quot;);ORG.OPENOFFICE.STYLE(&quot;Стандарт&quot;)))">
            <text:p/>
          </table:table-cell>
          <table:table-cell table:formula="of:=T(IF([$тест2.AF58]=1;ORG.OPENOFFICE.STYLE(&quot;граница&quot;);ORG.OPENOFFICE.STYLE(&quot;Стандарт&quot;)))">
            <text:p/>
          </table:table-cell>
          <table:table-cell table:formula="of:=T(IF([$тест2.AG58]=1;ORG.OPENOFFICE.STYLE(&quot;граница&quot;);ORG.OPENOFFICE.STYLE(&quot;Стандарт&quot;)))">
            <text:p/>
          </table:table-cell>
          <table:table-cell table:formula="of:=T(IF([$тест2.AH58]=1;ORG.OPENOFFICE.STYLE(&quot;граница&quot;);ORG.OPENOFFICE.STYLE(&quot;Стандарт&quot;)))">
            <text:p/>
          </table:table-cell>
          <table:table-cell table:formula="of:=T(IF([$тест2.AI58]=1;ORG.OPENOFFICE.STYLE(&quot;граница&quot;);ORG.OPENOFFICE.STYLE(&quot;Стандарт&quot;)))">
            <text:p/>
          </table:table-cell>
          <table:table-cell table:formula="of:=T(IF([$тест2.AJ58]=1;ORG.OPENOFFICE.STYLE(&quot;граница&quot;);ORG.OPENOFFICE.STYLE(&quot;Стандарт&quot;)))">
            <text:p/>
          </table:table-cell>
          <table:table-cell table:formula="of:=T(IF([$тест2.AK58]=1;ORG.OPENOFFICE.STYLE(&quot;граница&quot;);ORG.OPENOFFICE.STYLE(&quot;Стандарт&quot;)))">
            <text:p/>
          </table:table-cell>
          <table:table-cell table:formula="of:=T(IF([$тест2.AL58]=1;ORG.OPENOFFICE.STYLE(&quot;граница&quot;);ORG.OPENOFFICE.STYLE(&quot;Стандарт&quot;)))">
            <text:p/>
          </table:table-cell>
          <table:table-cell table:formula="of:=T(IF([$тест2.AM58]=1;ORG.OPENOFFICE.STYLE(&quot;граница&quot;);ORG.OPENOFFICE.STYLE(&quot;Стандарт&quot;)))">
            <text:p/>
          </table:table-cell>
          <table:table-cell table:formula="of:=T(IF([$тест2.AN58]=1;ORG.OPENOFFICE.STYLE(&quot;граница&quot;);ORG.OPENOFFICE.STYLE(&quot;Стандарт&quot;)))">
            <text:p/>
          </table:table-cell>
          <table:table-cell table:formula="of:=T(IF([$тест2.AO58]=1;ORG.OPENOFFICE.STYLE(&quot;граница&quot;);ORG.OPENOFFICE.STYLE(&quot;Стандарт&quot;)))">
            <text:p/>
          </table:table-cell>
          <table:table-cell table:formula="of:=T(IF([$тест2.AP58]=1;ORG.OPENOFFICE.STYLE(&quot;граница&quot;);ORG.OPENOFFICE.STYLE(&quot;Стандарт&quot;)))">
            <text:p/>
          </table:table-cell>
          <table:table-cell table:formula="of:=T(IF([$тест2.AQ58]=1;ORG.OPENOFFICE.STYLE(&quot;граница&quot;);ORG.OPENOFFICE.STYLE(&quot;Стандарт&quot;)))">
            <text:p/>
          </table:table-cell>
          <table:table-cell table:formula="of:=T(IF([$тест2.AR58]=1;ORG.OPENOFFICE.STYLE(&quot;граница&quot;);ORG.OPENOFFICE.STYLE(&quot;Стандарт&quot;)))">
            <text:p/>
          </table:table-cell>
          <table:table-cell table:formula="of:=T(IF([$тест2.AS58]=1;ORG.OPENOFFICE.STYLE(&quot;граница&quot;);ORG.OPENOFFICE.STYLE(&quot;Стандарт&quot;)))">
            <text:p/>
          </table:table-cell>
          <table:table-cell table:formula="of:=T(IF([$тест2.AT58]=1;ORG.OPENOFFICE.STYLE(&quot;граница&quot;);ORG.OPENOFFICE.STYLE(&quot;Стандарт&quot;)))">
            <text:p/>
          </table:table-cell>
          <table:table-cell table:formula="of:=T(IF([$тест2.AU58]=1;ORG.OPENOFFICE.STYLE(&quot;граница&quot;);ORG.OPENOFFICE.STYLE(&quot;Стандарт&quot;)))">
            <text:p/>
          </table:table-cell>
          <table:table-cell table:formula="of:=T(IF([$тест2.AV58]=1;ORG.OPENOFFICE.STYLE(&quot;граница&quot;);ORG.OPENOFFICE.STYLE(&quot;Стандарт&quot;)))">
            <text:p/>
          </table:table-cell>
          <table:table-cell table:formula="of:=T(IF([$тест2.AW58]=1;ORG.OPENOFFICE.STYLE(&quot;граница&quot;);ORG.OPENOFFICE.STYLE(&quot;Стандарт&quot;)))">
            <text:p/>
          </table:table-cell>
          <table:table-cell table:formula="of:=T(IF([$тест2.AX5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59]=1;ORG.OPENOFFICE.STYLE(&quot;граница&quot;);ORG.OPENOFFICE.STYLE(&quot;Стандарт&quot;)))">
            <text:p/>
          </table:table-cell>
          <table:table-cell table:formula="of:=T(IF([$тест2.C59]=1;ORG.OPENOFFICE.STYLE(&quot;граница&quot;);ORG.OPENOFFICE.STYLE(&quot;Стандарт&quot;)))">
            <text:p/>
          </table:table-cell>
          <table:table-cell table:formula="of:=T(IF([$тест2.D59]=1;ORG.OPENOFFICE.STYLE(&quot;граница&quot;);ORG.OPENOFFICE.STYLE(&quot;Стандарт&quot;)))">
            <text:p/>
          </table:table-cell>
          <table:table-cell table:formula="of:=T(IF([$тест2.E59]=1;ORG.OPENOFFICE.STYLE(&quot;граница&quot;);ORG.OPENOFFICE.STYLE(&quot;Стандарт&quot;)))">
            <text:p/>
          </table:table-cell>
          <table:table-cell table:formula="of:=T(IF([$тест2.F59]=1;ORG.OPENOFFICE.STYLE(&quot;граница&quot;);ORG.OPENOFFICE.STYLE(&quot;Стандарт&quot;)))">
            <text:p/>
          </table:table-cell>
          <table:table-cell table:formula="of:=T(IF([$тест2.G59]=1;ORG.OPENOFFICE.STYLE(&quot;граница&quot;);ORG.OPENOFFICE.STYLE(&quot;Стандарт&quot;)))">
            <text:p/>
          </table:table-cell>
          <table:table-cell table:formula="of:=T(IF([$тест2.H59]=1;ORG.OPENOFFICE.STYLE(&quot;граница&quot;);ORG.OPENOFFICE.STYLE(&quot;Стандарт&quot;)))">
            <text:p/>
          </table:table-cell>
          <table:table-cell table:formula="of:=T(IF([$тест2.I59]=1;ORG.OPENOFFICE.STYLE(&quot;граница&quot;);ORG.OPENOFFICE.STYLE(&quot;Стандарт&quot;)))">
            <text:p/>
          </table:table-cell>
          <table:table-cell table:formula="of:=T(IF([$тест2.J59]=1;ORG.OPENOFFICE.STYLE(&quot;граница&quot;);ORG.OPENOFFICE.STYLE(&quot;Стандарт&quot;)))">
            <text:p/>
          </table:table-cell>
          <table:table-cell table:formula="of:=T(IF([$тест2.K59]=1;ORG.OPENOFFICE.STYLE(&quot;граница&quot;);ORG.OPENOFFICE.STYLE(&quot;Стандарт&quot;)))">
            <text:p/>
          </table:table-cell>
          <table:table-cell table:formula="of:=T(IF([$тест2.L59]=1;ORG.OPENOFFICE.STYLE(&quot;граница&quot;);ORG.OPENOFFICE.STYLE(&quot;Стандарт&quot;)))">
            <text:p/>
          </table:table-cell>
          <table:table-cell table:formula="of:=T(IF([$тест2.M59]=1;ORG.OPENOFFICE.STYLE(&quot;граница&quot;);ORG.OPENOFFICE.STYLE(&quot;Стандарт&quot;)))">
            <text:p/>
          </table:table-cell>
          <table:table-cell table:formula="of:=T(IF([$тест2.N59]=1;ORG.OPENOFFICE.STYLE(&quot;граница&quot;);ORG.OPENOFFICE.STYLE(&quot;Стандарт&quot;)))">
            <text:p/>
          </table:table-cell>
          <table:table-cell table:formula="of:=T(IF([$тест2.O59]=1;ORG.OPENOFFICE.STYLE(&quot;граница&quot;);ORG.OPENOFFICE.STYLE(&quot;Стандарт&quot;)))">
            <text:p/>
          </table:table-cell>
          <table:table-cell table:formula="of:=T(IF([$тест2.P59]=1;ORG.OPENOFFICE.STYLE(&quot;граница&quot;);ORG.OPENOFFICE.STYLE(&quot;Стандарт&quot;)))">
            <text:p/>
          </table:table-cell>
          <table:table-cell table:formula="of:=T(IF([$тест2.Q59]=1;ORG.OPENOFFICE.STYLE(&quot;граница&quot;);ORG.OPENOFFICE.STYLE(&quot;Стандарт&quot;)))">
            <text:p/>
          </table:table-cell>
          <table:table-cell table:formula="of:=T(IF([$тест2.R59]=1;ORG.OPENOFFICE.STYLE(&quot;граница&quot;);ORG.OPENOFFICE.STYLE(&quot;Стандарт&quot;)))">
            <text:p/>
          </table:table-cell>
          <table:table-cell table:formula="of:=T(IF([$тест2.S59]=1;ORG.OPENOFFICE.STYLE(&quot;граница&quot;);ORG.OPENOFFICE.STYLE(&quot;Стандарт&quot;)))">
            <text:p/>
          </table:table-cell>
          <table:table-cell table:formula="of:=T(IF([$тест2.T59]=1;ORG.OPENOFFICE.STYLE(&quot;граница&quot;);ORG.OPENOFFICE.STYLE(&quot;Стандарт&quot;)))">
            <text:p/>
          </table:table-cell>
          <table:table-cell table:formula="of:=T(IF([$тест2.U59]=1;ORG.OPENOFFICE.STYLE(&quot;граница&quot;);ORG.OPENOFFICE.STYLE(&quot;Стандарт&quot;)))">
            <text:p/>
          </table:table-cell>
          <table:table-cell table:formula="of:=T(IF([$тест2.V59]=1;ORG.OPENOFFICE.STYLE(&quot;граница&quot;);ORG.OPENOFFICE.STYLE(&quot;Стандарт&quot;)))">
            <text:p/>
          </table:table-cell>
          <table:table-cell table:formula="of:=T(IF([$тест2.W59]=1;ORG.OPENOFFICE.STYLE(&quot;граница&quot;);ORG.OPENOFFICE.STYLE(&quot;Стандарт&quot;)))">
            <text:p/>
          </table:table-cell>
          <table:table-cell table:formula="of:=T(IF([$тест2.X59]=1;ORG.OPENOFFICE.STYLE(&quot;граница&quot;);ORG.OPENOFFICE.STYLE(&quot;Стандарт&quot;)))">
            <text:p/>
          </table:table-cell>
          <table:table-cell table:formula="of:=T(IF([$тест2.Y59]=1;ORG.OPENOFFICE.STYLE(&quot;граница&quot;);ORG.OPENOFFICE.STYLE(&quot;Стандарт&quot;)))">
            <text:p/>
          </table:table-cell>
          <table:table-cell table:formula="of:=T(IF([$тест2.Z59]=1;ORG.OPENOFFICE.STYLE(&quot;граница&quot;);ORG.OPENOFFICE.STYLE(&quot;Стандарт&quot;)))">
            <text:p/>
          </table:table-cell>
          <table:table-cell table:formula="of:=T(IF([$тест2.AA59]=1;ORG.OPENOFFICE.STYLE(&quot;граница&quot;);ORG.OPENOFFICE.STYLE(&quot;Стандарт&quot;)))">
            <text:p/>
          </table:table-cell>
          <table:table-cell table:formula="of:=T(IF([$тест2.AB59]=1;ORG.OPENOFFICE.STYLE(&quot;граница&quot;);ORG.OPENOFFICE.STYLE(&quot;Стандарт&quot;)))">
            <text:p/>
          </table:table-cell>
          <table:table-cell table:formula="of:=T(IF([$тест2.AC59]=1;ORG.OPENOFFICE.STYLE(&quot;граница&quot;);ORG.OPENOFFICE.STYLE(&quot;Стандарт&quot;)))">
            <text:p/>
          </table:table-cell>
          <table:table-cell table:formula="of:=T(IF([$тест2.AD59]=1;ORG.OPENOFFICE.STYLE(&quot;граница&quot;);ORG.OPENOFFICE.STYLE(&quot;Стандарт&quot;)))">
            <text:p/>
          </table:table-cell>
          <table:table-cell table:formula="of:=T(IF([$тест2.AE59]=1;ORG.OPENOFFICE.STYLE(&quot;граница&quot;);ORG.OPENOFFICE.STYLE(&quot;Стандарт&quot;)))">
            <text:p/>
          </table:table-cell>
          <table:table-cell table:formula="of:=T(IF([$тест2.AF59]=1;ORG.OPENOFFICE.STYLE(&quot;граница&quot;);ORG.OPENOFFICE.STYLE(&quot;Стандарт&quot;)))">
            <text:p/>
          </table:table-cell>
          <table:table-cell table:formula="of:=T(IF([$тест2.AG59]=1;ORG.OPENOFFICE.STYLE(&quot;граница&quot;);ORG.OPENOFFICE.STYLE(&quot;Стандарт&quot;)))">
            <text:p/>
          </table:table-cell>
          <table:table-cell table:formula="of:=T(IF([$тест2.AH59]=1;ORG.OPENOFFICE.STYLE(&quot;граница&quot;);ORG.OPENOFFICE.STYLE(&quot;Стандарт&quot;)))">
            <text:p/>
          </table:table-cell>
          <table:table-cell table:formula="of:=T(IF([$тест2.AI59]=1;ORG.OPENOFFICE.STYLE(&quot;граница&quot;);ORG.OPENOFFICE.STYLE(&quot;Стандарт&quot;)))">
            <text:p/>
          </table:table-cell>
          <table:table-cell table:formula="of:=T(IF([$тест2.AJ59]=1;ORG.OPENOFFICE.STYLE(&quot;граница&quot;);ORG.OPENOFFICE.STYLE(&quot;Стандарт&quot;)))">
            <text:p/>
          </table:table-cell>
          <table:table-cell table:formula="of:=T(IF([$тест2.AK59]=1;ORG.OPENOFFICE.STYLE(&quot;граница&quot;);ORG.OPENOFFICE.STYLE(&quot;Стандарт&quot;)))">
            <text:p/>
          </table:table-cell>
          <table:table-cell table:formula="of:=T(IF([$тест2.AL59]=1;ORG.OPENOFFICE.STYLE(&quot;граница&quot;);ORG.OPENOFFICE.STYLE(&quot;Стандарт&quot;)))">
            <text:p/>
          </table:table-cell>
          <table:table-cell table:formula="of:=T(IF([$тест2.AM59]=1;ORG.OPENOFFICE.STYLE(&quot;граница&quot;);ORG.OPENOFFICE.STYLE(&quot;Стандарт&quot;)))">
            <text:p/>
          </table:table-cell>
          <table:table-cell table:formula="of:=T(IF([$тест2.AN59]=1;ORG.OPENOFFICE.STYLE(&quot;граница&quot;);ORG.OPENOFFICE.STYLE(&quot;Стандарт&quot;)))">
            <text:p/>
          </table:table-cell>
          <table:table-cell table:formula="of:=T(IF([$тест2.AO59]=1;ORG.OPENOFFICE.STYLE(&quot;граница&quot;);ORG.OPENOFFICE.STYLE(&quot;Стандарт&quot;)))">
            <text:p/>
          </table:table-cell>
          <table:table-cell table:formula="of:=T(IF([$тест2.AP59]=1;ORG.OPENOFFICE.STYLE(&quot;граница&quot;);ORG.OPENOFFICE.STYLE(&quot;Стандарт&quot;)))">
            <text:p/>
          </table:table-cell>
          <table:table-cell table:formula="of:=T(IF([$тест2.AQ59]=1;ORG.OPENOFFICE.STYLE(&quot;граница&quot;);ORG.OPENOFFICE.STYLE(&quot;Стандарт&quot;)))">
            <text:p/>
          </table:table-cell>
          <table:table-cell table:formula="of:=T(IF([$тест2.AR59]=1;ORG.OPENOFFICE.STYLE(&quot;граница&quot;);ORG.OPENOFFICE.STYLE(&quot;Стандарт&quot;)))">
            <text:p/>
          </table:table-cell>
          <table:table-cell table:formula="of:=T(IF([$тест2.AS59]=1;ORG.OPENOFFICE.STYLE(&quot;граница&quot;);ORG.OPENOFFICE.STYLE(&quot;Стандарт&quot;)))">
            <text:p/>
          </table:table-cell>
          <table:table-cell table:formula="of:=T(IF([$тест2.AT59]=1;ORG.OPENOFFICE.STYLE(&quot;граница&quot;);ORG.OPENOFFICE.STYLE(&quot;Стандарт&quot;)))">
            <text:p/>
          </table:table-cell>
          <table:table-cell table:formula="of:=T(IF([$тест2.AU59]=1;ORG.OPENOFFICE.STYLE(&quot;граница&quot;);ORG.OPENOFFICE.STYLE(&quot;Стандарт&quot;)))">
            <text:p/>
          </table:table-cell>
          <table:table-cell table:formula="of:=T(IF([$тест2.AV59]=1;ORG.OPENOFFICE.STYLE(&quot;граница&quot;);ORG.OPENOFFICE.STYLE(&quot;Стандарт&quot;)))">
            <text:p/>
          </table:table-cell>
          <table:table-cell table:formula="of:=T(IF([$тест2.AW59]=1;ORG.OPENOFFICE.STYLE(&quot;граница&quot;);ORG.OPENOFFICE.STYLE(&quot;Стандарт&quot;)))">
            <text:p/>
          </table:table-cell>
          <table:table-cell table:formula="of:=T(IF([$тест2.AX5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0]=1;ORG.OPENOFFICE.STYLE(&quot;граница&quot;);ORG.OPENOFFICE.STYLE(&quot;Стандарт&quot;)))">
            <text:p/>
          </table:table-cell>
          <table:table-cell table:formula="of:=T(IF([$тест2.C60]=1;ORG.OPENOFFICE.STYLE(&quot;граница&quot;);ORG.OPENOFFICE.STYLE(&quot;Стандарт&quot;)))">
            <text:p/>
          </table:table-cell>
          <table:table-cell table:formula="of:=T(IF([$тест2.D60]=1;ORG.OPENOFFICE.STYLE(&quot;граница&quot;);ORG.OPENOFFICE.STYLE(&quot;Стандарт&quot;)))">
            <text:p/>
          </table:table-cell>
          <table:table-cell table:formula="of:=T(IF([$тест2.E60]=1;ORG.OPENOFFICE.STYLE(&quot;граница&quot;);ORG.OPENOFFICE.STYLE(&quot;Стандарт&quot;)))">
            <text:p/>
          </table:table-cell>
          <table:table-cell table:formula="of:=T(IF([$тест2.F60]=1;ORG.OPENOFFICE.STYLE(&quot;граница&quot;);ORG.OPENOFFICE.STYLE(&quot;Стандарт&quot;)))">
            <text:p/>
          </table:table-cell>
          <table:table-cell table:formula="of:=T(IF([$тест2.G60]=1;ORG.OPENOFFICE.STYLE(&quot;граница&quot;);ORG.OPENOFFICE.STYLE(&quot;Стандарт&quot;)))">
            <text:p/>
          </table:table-cell>
          <table:table-cell table:formula="of:=T(IF([$тест2.H60]=1;ORG.OPENOFFICE.STYLE(&quot;граница&quot;);ORG.OPENOFFICE.STYLE(&quot;Стандарт&quot;)))">
            <text:p/>
          </table:table-cell>
          <table:table-cell table:formula="of:=T(IF([$тест2.I60]=1;ORG.OPENOFFICE.STYLE(&quot;граница&quot;);ORG.OPENOFFICE.STYLE(&quot;Стандарт&quot;)))">
            <text:p/>
          </table:table-cell>
          <table:table-cell table:formula="of:=T(IF([$тест2.J60]=1;ORG.OPENOFFICE.STYLE(&quot;граница&quot;);ORG.OPENOFFICE.STYLE(&quot;Стандарт&quot;)))">
            <text:p/>
          </table:table-cell>
          <table:table-cell table:formula="of:=T(IF([$тест2.K60]=1;ORG.OPENOFFICE.STYLE(&quot;граница&quot;);ORG.OPENOFFICE.STYLE(&quot;Стандарт&quot;)))">
            <text:p/>
          </table:table-cell>
          <table:table-cell table:formula="of:=T(IF([$тест2.L60]=1;ORG.OPENOFFICE.STYLE(&quot;граница&quot;);ORG.OPENOFFICE.STYLE(&quot;Стандарт&quot;)))">
            <text:p/>
          </table:table-cell>
          <table:table-cell table:formula="of:=T(IF([$тест2.M60]=1;ORG.OPENOFFICE.STYLE(&quot;граница&quot;);ORG.OPENOFFICE.STYLE(&quot;Стандарт&quot;)))">
            <text:p/>
          </table:table-cell>
          <table:table-cell table:formula="of:=T(IF([$тест2.N60]=1;ORG.OPENOFFICE.STYLE(&quot;граница&quot;);ORG.OPENOFFICE.STYLE(&quot;Стандарт&quot;)))">
            <text:p/>
          </table:table-cell>
          <table:table-cell table:formula="of:=T(IF([$тест2.O60]=1;ORG.OPENOFFICE.STYLE(&quot;граница&quot;);ORG.OPENOFFICE.STYLE(&quot;Стандарт&quot;)))">
            <text:p/>
          </table:table-cell>
          <table:table-cell table:formula="of:=T(IF([$тест2.P60]=1;ORG.OPENOFFICE.STYLE(&quot;граница&quot;);ORG.OPENOFFICE.STYLE(&quot;Стандарт&quot;)))">
            <text:p/>
          </table:table-cell>
          <table:table-cell table:formula="of:=T(IF([$тест2.Q60]=1;ORG.OPENOFFICE.STYLE(&quot;граница&quot;);ORG.OPENOFFICE.STYLE(&quot;Стандарт&quot;)))">
            <text:p/>
          </table:table-cell>
          <table:table-cell table:formula="of:=T(IF([$тест2.R60]=1;ORG.OPENOFFICE.STYLE(&quot;граница&quot;);ORG.OPENOFFICE.STYLE(&quot;Стандарт&quot;)))">
            <text:p/>
          </table:table-cell>
          <table:table-cell table:formula="of:=T(IF([$тест2.S60]=1;ORG.OPENOFFICE.STYLE(&quot;граница&quot;);ORG.OPENOFFICE.STYLE(&quot;Стандарт&quot;)))">
            <text:p/>
          </table:table-cell>
          <table:table-cell table:formula="of:=T(IF([$тест2.T60]=1;ORG.OPENOFFICE.STYLE(&quot;граница&quot;);ORG.OPENOFFICE.STYLE(&quot;Стандарт&quot;)))">
            <text:p/>
          </table:table-cell>
          <table:table-cell table:formula="of:=T(IF([$тест2.U60]=1;ORG.OPENOFFICE.STYLE(&quot;граница&quot;);ORG.OPENOFFICE.STYLE(&quot;Стандарт&quot;)))">
            <text:p/>
          </table:table-cell>
          <table:table-cell table:formula="of:=T(IF([$тест2.V60]=1;ORG.OPENOFFICE.STYLE(&quot;граница&quot;);ORG.OPENOFFICE.STYLE(&quot;Стандарт&quot;)))">
            <text:p/>
          </table:table-cell>
          <table:table-cell table:formula="of:=T(IF([$тест2.W60]=1;ORG.OPENOFFICE.STYLE(&quot;граница&quot;);ORG.OPENOFFICE.STYLE(&quot;Стандарт&quot;)))">
            <text:p/>
          </table:table-cell>
          <table:table-cell table:formula="of:=T(IF([$тест2.X60]=1;ORG.OPENOFFICE.STYLE(&quot;граница&quot;);ORG.OPENOFFICE.STYLE(&quot;Стандарт&quot;)))">
            <text:p/>
          </table:table-cell>
          <table:table-cell table:formula="of:=T(IF([$тест2.Y60]=1;ORG.OPENOFFICE.STYLE(&quot;граница&quot;);ORG.OPENOFFICE.STYLE(&quot;Стандарт&quot;)))">
            <text:p/>
          </table:table-cell>
          <table:table-cell table:formula="of:=T(IF([$тест2.Z60]=1;ORG.OPENOFFICE.STYLE(&quot;граница&quot;);ORG.OPENOFFICE.STYLE(&quot;Стандарт&quot;)))">
            <text:p/>
          </table:table-cell>
          <table:table-cell table:formula="of:=T(IF([$тест2.AA60]=1;ORG.OPENOFFICE.STYLE(&quot;граница&quot;);ORG.OPENOFFICE.STYLE(&quot;Стандарт&quot;)))">
            <text:p/>
          </table:table-cell>
          <table:table-cell table:formula="of:=T(IF([$тест2.AB60]=1;ORG.OPENOFFICE.STYLE(&quot;граница&quot;);ORG.OPENOFFICE.STYLE(&quot;Стандарт&quot;)))">
            <text:p/>
          </table:table-cell>
          <table:table-cell table:formula="of:=T(IF([$тест2.AC60]=1;ORG.OPENOFFICE.STYLE(&quot;граница&quot;);ORG.OPENOFFICE.STYLE(&quot;Стандарт&quot;)))">
            <text:p/>
          </table:table-cell>
          <table:table-cell table:formula="of:=T(IF([$тест2.AD60]=1;ORG.OPENOFFICE.STYLE(&quot;граница&quot;);ORG.OPENOFFICE.STYLE(&quot;Стандарт&quot;)))">
            <text:p/>
          </table:table-cell>
          <table:table-cell table:formula="of:=T(IF([$тест2.AE60]=1;ORG.OPENOFFICE.STYLE(&quot;граница&quot;);ORG.OPENOFFICE.STYLE(&quot;Стандарт&quot;)))">
            <text:p/>
          </table:table-cell>
          <table:table-cell table:formula="of:=T(IF([$тест2.AF60]=1;ORG.OPENOFFICE.STYLE(&quot;граница&quot;);ORG.OPENOFFICE.STYLE(&quot;Стандарт&quot;)))">
            <text:p/>
          </table:table-cell>
          <table:table-cell table:formula="of:=T(IF([$тест2.AG60]=1;ORG.OPENOFFICE.STYLE(&quot;граница&quot;);ORG.OPENOFFICE.STYLE(&quot;Стандарт&quot;)))">
            <text:p/>
          </table:table-cell>
          <table:table-cell table:formula="of:=T(IF([$тест2.AH60]=1;ORG.OPENOFFICE.STYLE(&quot;граница&quot;);ORG.OPENOFFICE.STYLE(&quot;Стандарт&quot;)))">
            <text:p/>
          </table:table-cell>
          <table:table-cell table:formula="of:=T(IF([$тест2.AI60]=1;ORG.OPENOFFICE.STYLE(&quot;граница&quot;);ORG.OPENOFFICE.STYLE(&quot;Стандарт&quot;)))">
            <text:p/>
          </table:table-cell>
          <table:table-cell table:formula="of:=T(IF([$тест2.AJ60]=1;ORG.OPENOFFICE.STYLE(&quot;граница&quot;);ORG.OPENOFFICE.STYLE(&quot;Стандарт&quot;)))">
            <text:p/>
          </table:table-cell>
          <table:table-cell table:formula="of:=T(IF([$тест2.AK60]=1;ORG.OPENOFFICE.STYLE(&quot;граница&quot;);ORG.OPENOFFICE.STYLE(&quot;Стандарт&quot;)))">
            <text:p/>
          </table:table-cell>
          <table:table-cell table:formula="of:=T(IF([$тест2.AL60]=1;ORG.OPENOFFICE.STYLE(&quot;граница&quot;);ORG.OPENOFFICE.STYLE(&quot;Стандарт&quot;)))">
            <text:p/>
          </table:table-cell>
          <table:table-cell table:formula="of:=T(IF([$тест2.AM60]=1;ORG.OPENOFFICE.STYLE(&quot;граница&quot;);ORG.OPENOFFICE.STYLE(&quot;Стандарт&quot;)))">
            <text:p/>
          </table:table-cell>
          <table:table-cell table:formula="of:=T(IF([$тест2.AN60]=1;ORG.OPENOFFICE.STYLE(&quot;граница&quot;);ORG.OPENOFFICE.STYLE(&quot;Стандарт&quot;)))">
            <text:p/>
          </table:table-cell>
          <table:table-cell table:formula="of:=T(IF([$тест2.AO60]=1;ORG.OPENOFFICE.STYLE(&quot;граница&quot;);ORG.OPENOFFICE.STYLE(&quot;Стандарт&quot;)))">
            <text:p/>
          </table:table-cell>
          <table:table-cell table:formula="of:=T(IF([$тест2.AP60]=1;ORG.OPENOFFICE.STYLE(&quot;граница&quot;);ORG.OPENOFFICE.STYLE(&quot;Стандарт&quot;)))">
            <text:p/>
          </table:table-cell>
          <table:table-cell table:formula="of:=T(IF([$тест2.AQ60]=1;ORG.OPENOFFICE.STYLE(&quot;граница&quot;);ORG.OPENOFFICE.STYLE(&quot;Стандарт&quot;)))">
            <text:p/>
          </table:table-cell>
          <table:table-cell table:formula="of:=T(IF([$тест2.AR60]=1;ORG.OPENOFFICE.STYLE(&quot;граница&quot;);ORG.OPENOFFICE.STYLE(&quot;Стандарт&quot;)))">
            <text:p/>
          </table:table-cell>
          <table:table-cell table:formula="of:=T(IF([$тест2.AS60]=1;ORG.OPENOFFICE.STYLE(&quot;граница&quot;);ORG.OPENOFFICE.STYLE(&quot;Стандарт&quot;)))">
            <text:p/>
          </table:table-cell>
          <table:table-cell table:formula="of:=T(IF([$тест2.AT60]=1;ORG.OPENOFFICE.STYLE(&quot;граница&quot;);ORG.OPENOFFICE.STYLE(&quot;Стандарт&quot;)))">
            <text:p/>
          </table:table-cell>
          <table:table-cell table:formula="of:=T(IF([$тест2.AU60]=1;ORG.OPENOFFICE.STYLE(&quot;граница&quot;);ORG.OPENOFFICE.STYLE(&quot;Стандарт&quot;)))">
            <text:p/>
          </table:table-cell>
          <table:table-cell table:formula="of:=T(IF([$тест2.AV60]=1;ORG.OPENOFFICE.STYLE(&quot;граница&quot;);ORG.OPENOFFICE.STYLE(&quot;Стандарт&quot;)))">
            <text:p/>
          </table:table-cell>
          <table:table-cell table:formula="of:=T(IF([$тест2.AW60]=1;ORG.OPENOFFICE.STYLE(&quot;граница&quot;);ORG.OPENOFFICE.STYLE(&quot;Стандарт&quot;)))">
            <text:p/>
          </table:table-cell>
          <table:table-cell table:formula="of:=T(IF([$тест2.AX6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1]=1;ORG.OPENOFFICE.STYLE(&quot;граница&quot;);ORG.OPENOFFICE.STYLE(&quot;Стандарт&quot;)))">
            <text:p/>
          </table:table-cell>
          <table:table-cell table:formula="of:=T(IF([$тест2.C61]=1;ORG.OPENOFFICE.STYLE(&quot;граница&quot;);ORG.OPENOFFICE.STYLE(&quot;Стандарт&quot;)))">
            <text:p/>
          </table:table-cell>
          <table:table-cell table:formula="of:=T(IF([$тест2.D61]=1;ORG.OPENOFFICE.STYLE(&quot;граница&quot;);ORG.OPENOFFICE.STYLE(&quot;Стандарт&quot;)))">
            <text:p/>
          </table:table-cell>
          <table:table-cell table:formula="of:=T(IF([$тест2.E61]=1;ORG.OPENOFFICE.STYLE(&quot;граница&quot;);ORG.OPENOFFICE.STYLE(&quot;Стандарт&quot;)))">
            <text:p/>
          </table:table-cell>
          <table:table-cell table:formula="of:=T(IF([$тест2.F61]=1;ORG.OPENOFFICE.STYLE(&quot;граница&quot;);ORG.OPENOFFICE.STYLE(&quot;Стандарт&quot;)))">
            <text:p/>
          </table:table-cell>
          <table:table-cell table:formula="of:=T(IF([$тест2.G61]=1;ORG.OPENOFFICE.STYLE(&quot;граница&quot;);ORG.OPENOFFICE.STYLE(&quot;Стандарт&quot;)))">
            <text:p/>
          </table:table-cell>
          <table:table-cell table:formula="of:=T(IF([$тест2.H61]=1;ORG.OPENOFFICE.STYLE(&quot;граница&quot;);ORG.OPENOFFICE.STYLE(&quot;Стандарт&quot;)))">
            <text:p/>
          </table:table-cell>
          <table:table-cell table:formula="of:=T(IF([$тест2.I61]=1;ORG.OPENOFFICE.STYLE(&quot;граница&quot;);ORG.OPENOFFICE.STYLE(&quot;Стандарт&quot;)))">
            <text:p/>
          </table:table-cell>
          <table:table-cell table:formula="of:=T(IF([$тест2.J61]=1;ORG.OPENOFFICE.STYLE(&quot;граница&quot;);ORG.OPENOFFICE.STYLE(&quot;Стандарт&quot;)))">
            <text:p/>
          </table:table-cell>
          <table:table-cell table:formula="of:=T(IF([$тест2.K61]=1;ORG.OPENOFFICE.STYLE(&quot;граница&quot;);ORG.OPENOFFICE.STYLE(&quot;Стандарт&quot;)))">
            <text:p/>
          </table:table-cell>
          <table:table-cell table:formula="of:=T(IF([$тест2.L61]=1;ORG.OPENOFFICE.STYLE(&quot;граница&quot;);ORG.OPENOFFICE.STYLE(&quot;Стандарт&quot;)))">
            <text:p/>
          </table:table-cell>
          <table:table-cell table:formula="of:=T(IF([$тест2.M61]=1;ORG.OPENOFFICE.STYLE(&quot;граница&quot;);ORG.OPENOFFICE.STYLE(&quot;Стандарт&quot;)))">
            <text:p/>
          </table:table-cell>
          <table:table-cell table:formula="of:=T(IF([$тест2.N61]=1;ORG.OPENOFFICE.STYLE(&quot;граница&quot;);ORG.OPENOFFICE.STYLE(&quot;Стандарт&quot;)))">
            <text:p/>
          </table:table-cell>
          <table:table-cell table:formula="of:=T(IF([$тест2.O61]=1;ORG.OPENOFFICE.STYLE(&quot;граница&quot;);ORG.OPENOFFICE.STYLE(&quot;Стандарт&quot;)))">
            <text:p/>
          </table:table-cell>
          <table:table-cell table:formula="of:=T(IF([$тест2.P61]=1;ORG.OPENOFFICE.STYLE(&quot;граница&quot;);ORG.OPENOFFICE.STYLE(&quot;Стандарт&quot;)))">
            <text:p/>
          </table:table-cell>
          <table:table-cell table:formula="of:=T(IF([$тест2.Q61]=1;ORG.OPENOFFICE.STYLE(&quot;граница&quot;);ORG.OPENOFFICE.STYLE(&quot;Стандарт&quot;)))">
            <text:p/>
          </table:table-cell>
          <table:table-cell table:formula="of:=T(IF([$тест2.R61]=1;ORG.OPENOFFICE.STYLE(&quot;граница&quot;);ORG.OPENOFFICE.STYLE(&quot;Стандарт&quot;)))">
            <text:p/>
          </table:table-cell>
          <table:table-cell table:formula="of:=T(IF([$тест2.S61]=1;ORG.OPENOFFICE.STYLE(&quot;граница&quot;);ORG.OPENOFFICE.STYLE(&quot;Стандарт&quot;)))">
            <text:p/>
          </table:table-cell>
          <table:table-cell table:formula="of:=T(IF([$тест2.T61]=1;ORG.OPENOFFICE.STYLE(&quot;граница&quot;);ORG.OPENOFFICE.STYLE(&quot;Стандарт&quot;)))">
            <text:p/>
          </table:table-cell>
          <table:table-cell table:formula="of:=T(IF([$тест2.U61]=1;ORG.OPENOFFICE.STYLE(&quot;граница&quot;);ORG.OPENOFFICE.STYLE(&quot;Стандарт&quot;)))">
            <text:p/>
          </table:table-cell>
          <table:table-cell table:formula="of:=T(IF([$тест2.V61]=1;ORG.OPENOFFICE.STYLE(&quot;граница&quot;);ORG.OPENOFFICE.STYLE(&quot;Стандарт&quot;)))">
            <text:p/>
          </table:table-cell>
          <table:table-cell table:formula="of:=T(IF([$тест2.W61]=1;ORG.OPENOFFICE.STYLE(&quot;граница&quot;);ORG.OPENOFFICE.STYLE(&quot;Стандарт&quot;)))">
            <text:p/>
          </table:table-cell>
          <table:table-cell table:formula="of:=T(IF([$тест2.X61]=1;ORG.OPENOFFICE.STYLE(&quot;граница&quot;);ORG.OPENOFFICE.STYLE(&quot;Стандарт&quot;)))">
            <text:p/>
          </table:table-cell>
          <table:table-cell table:formula="of:=T(IF([$тест2.Y61]=1;ORG.OPENOFFICE.STYLE(&quot;граница&quot;);ORG.OPENOFFICE.STYLE(&quot;Стандарт&quot;)))">
            <text:p/>
          </table:table-cell>
          <table:table-cell table:formula="of:=T(IF([$тест2.Z61]=1;ORG.OPENOFFICE.STYLE(&quot;граница&quot;);ORG.OPENOFFICE.STYLE(&quot;Стандарт&quot;)))">
            <text:p/>
          </table:table-cell>
          <table:table-cell table:formula="of:=T(IF([$тест2.AA61]=1;ORG.OPENOFFICE.STYLE(&quot;граница&quot;);ORG.OPENOFFICE.STYLE(&quot;Стандарт&quot;)))">
            <text:p/>
          </table:table-cell>
          <table:table-cell table:formula="of:=T(IF([$тест2.AB61]=1;ORG.OPENOFFICE.STYLE(&quot;граница&quot;);ORG.OPENOFFICE.STYLE(&quot;Стандарт&quot;)))">
            <text:p/>
          </table:table-cell>
          <table:table-cell table:formula="of:=T(IF([$тест2.AC61]=1;ORG.OPENOFFICE.STYLE(&quot;граница&quot;);ORG.OPENOFFICE.STYLE(&quot;Стандарт&quot;)))">
            <text:p/>
          </table:table-cell>
          <table:table-cell table:formula="of:=T(IF([$тест2.AD61]=1;ORG.OPENOFFICE.STYLE(&quot;граница&quot;);ORG.OPENOFFICE.STYLE(&quot;Стандарт&quot;)))">
            <text:p/>
          </table:table-cell>
          <table:table-cell table:formula="of:=T(IF([$тест2.AE61]=1;ORG.OPENOFFICE.STYLE(&quot;граница&quot;);ORG.OPENOFFICE.STYLE(&quot;Стандарт&quot;)))">
            <text:p/>
          </table:table-cell>
          <table:table-cell table:formula="of:=T(IF([$тест2.AF61]=1;ORG.OPENOFFICE.STYLE(&quot;граница&quot;);ORG.OPENOFFICE.STYLE(&quot;Стандарт&quot;)))">
            <text:p/>
          </table:table-cell>
          <table:table-cell table:formula="of:=T(IF([$тест2.AG61]=1;ORG.OPENOFFICE.STYLE(&quot;граница&quot;);ORG.OPENOFFICE.STYLE(&quot;Стандарт&quot;)))">
            <text:p/>
          </table:table-cell>
          <table:table-cell table:formula="of:=T(IF([$тест2.AH61]=1;ORG.OPENOFFICE.STYLE(&quot;граница&quot;);ORG.OPENOFFICE.STYLE(&quot;Стандарт&quot;)))">
            <text:p/>
          </table:table-cell>
          <table:table-cell table:formula="of:=T(IF([$тест2.AI61]=1;ORG.OPENOFFICE.STYLE(&quot;граница&quot;);ORG.OPENOFFICE.STYLE(&quot;Стандарт&quot;)))">
            <text:p/>
          </table:table-cell>
          <table:table-cell table:formula="of:=T(IF([$тест2.AJ61]=1;ORG.OPENOFFICE.STYLE(&quot;граница&quot;);ORG.OPENOFFICE.STYLE(&quot;Стандарт&quot;)))">
            <text:p/>
          </table:table-cell>
          <table:table-cell table:formula="of:=T(IF([$тест2.AK61]=1;ORG.OPENOFFICE.STYLE(&quot;граница&quot;);ORG.OPENOFFICE.STYLE(&quot;Стандарт&quot;)))">
            <text:p/>
          </table:table-cell>
          <table:table-cell table:formula="of:=T(IF([$тест2.AL61]=1;ORG.OPENOFFICE.STYLE(&quot;граница&quot;);ORG.OPENOFFICE.STYLE(&quot;Стандарт&quot;)))">
            <text:p/>
          </table:table-cell>
          <table:table-cell table:formula="of:=T(IF([$тест2.AM61]=1;ORG.OPENOFFICE.STYLE(&quot;граница&quot;);ORG.OPENOFFICE.STYLE(&quot;Стандарт&quot;)))">
            <text:p/>
          </table:table-cell>
          <table:table-cell table:formula="of:=T(IF([$тест2.AN61]=1;ORG.OPENOFFICE.STYLE(&quot;граница&quot;);ORG.OPENOFFICE.STYLE(&quot;Стандарт&quot;)))">
            <text:p/>
          </table:table-cell>
          <table:table-cell table:formula="of:=T(IF([$тест2.AO61]=1;ORG.OPENOFFICE.STYLE(&quot;граница&quot;);ORG.OPENOFFICE.STYLE(&quot;Стандарт&quot;)))">
            <text:p/>
          </table:table-cell>
          <table:table-cell table:formula="of:=T(IF([$тест2.AP61]=1;ORG.OPENOFFICE.STYLE(&quot;граница&quot;);ORG.OPENOFFICE.STYLE(&quot;Стандарт&quot;)))">
            <text:p/>
          </table:table-cell>
          <table:table-cell table:formula="of:=T(IF([$тест2.AQ61]=1;ORG.OPENOFFICE.STYLE(&quot;граница&quot;);ORG.OPENOFFICE.STYLE(&quot;Стандарт&quot;)))">
            <text:p/>
          </table:table-cell>
          <table:table-cell table:formula="of:=T(IF([$тест2.AR61]=1;ORG.OPENOFFICE.STYLE(&quot;граница&quot;);ORG.OPENOFFICE.STYLE(&quot;Стандарт&quot;)))">
            <text:p/>
          </table:table-cell>
          <table:table-cell table:formula="of:=T(IF([$тест2.AS61]=1;ORG.OPENOFFICE.STYLE(&quot;граница&quot;);ORG.OPENOFFICE.STYLE(&quot;Стандарт&quot;)))">
            <text:p/>
          </table:table-cell>
          <table:table-cell table:formula="of:=T(IF([$тест2.AT61]=1;ORG.OPENOFFICE.STYLE(&quot;граница&quot;);ORG.OPENOFFICE.STYLE(&quot;Стандарт&quot;)))">
            <text:p/>
          </table:table-cell>
          <table:table-cell table:formula="of:=T(IF([$тест2.AU61]=1;ORG.OPENOFFICE.STYLE(&quot;граница&quot;);ORG.OPENOFFICE.STYLE(&quot;Стандарт&quot;)))">
            <text:p/>
          </table:table-cell>
          <table:table-cell table:formula="of:=T(IF([$тест2.AV61]=1;ORG.OPENOFFICE.STYLE(&quot;граница&quot;);ORG.OPENOFFICE.STYLE(&quot;Стандарт&quot;)))">
            <text:p/>
          </table:table-cell>
          <table:table-cell table:formula="of:=T(IF([$тест2.AW61]=1;ORG.OPENOFFICE.STYLE(&quot;граница&quot;);ORG.OPENOFFICE.STYLE(&quot;Стандарт&quot;)))">
            <text:p/>
          </table:table-cell>
          <table:table-cell table:formula="of:=T(IF([$тест2.AX6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2]=1;ORG.OPENOFFICE.STYLE(&quot;граница&quot;);ORG.OPENOFFICE.STYLE(&quot;Стандарт&quot;)))">
            <text:p/>
          </table:table-cell>
          <table:table-cell table:formula="of:=T(IF([$тест2.C62]=1;ORG.OPENOFFICE.STYLE(&quot;граница&quot;);ORG.OPENOFFICE.STYLE(&quot;Стандарт&quot;)))">
            <text:p/>
          </table:table-cell>
          <table:table-cell table:formula="of:=T(IF([$тест2.D62]=1;ORG.OPENOFFICE.STYLE(&quot;граница&quot;);ORG.OPENOFFICE.STYLE(&quot;Стандарт&quot;)))">
            <text:p/>
          </table:table-cell>
          <table:table-cell table:formula="of:=T(IF([$тест2.E62]=1;ORG.OPENOFFICE.STYLE(&quot;граница&quot;);ORG.OPENOFFICE.STYLE(&quot;Стандарт&quot;)))">
            <text:p/>
          </table:table-cell>
          <table:table-cell table:formula="of:=T(IF([$тест2.F62]=1;ORG.OPENOFFICE.STYLE(&quot;граница&quot;);ORG.OPENOFFICE.STYLE(&quot;Стандарт&quot;)))">
            <text:p/>
          </table:table-cell>
          <table:table-cell table:formula="of:=T(IF([$тест2.G62]=1;ORG.OPENOFFICE.STYLE(&quot;граница&quot;);ORG.OPENOFFICE.STYLE(&quot;Стандарт&quot;)))">
            <text:p/>
          </table:table-cell>
          <table:table-cell table:formula="of:=T(IF([$тест2.H62]=1;ORG.OPENOFFICE.STYLE(&quot;граница&quot;);ORG.OPENOFFICE.STYLE(&quot;Стандарт&quot;)))">
            <text:p/>
          </table:table-cell>
          <table:table-cell table:formula="of:=T(IF([$тест2.I62]=1;ORG.OPENOFFICE.STYLE(&quot;граница&quot;);ORG.OPENOFFICE.STYLE(&quot;Стандарт&quot;)))">
            <text:p/>
          </table:table-cell>
          <table:table-cell table:formula="of:=T(IF([$тест2.J62]=1;ORG.OPENOFFICE.STYLE(&quot;граница&quot;);ORG.OPENOFFICE.STYLE(&quot;Стандарт&quot;)))">
            <text:p/>
          </table:table-cell>
          <table:table-cell table:formula="of:=T(IF([$тест2.K62]=1;ORG.OPENOFFICE.STYLE(&quot;граница&quot;);ORG.OPENOFFICE.STYLE(&quot;Стандарт&quot;)))">
            <text:p/>
          </table:table-cell>
          <table:table-cell table:formula="of:=T(IF([$тест2.L62]=1;ORG.OPENOFFICE.STYLE(&quot;граница&quot;);ORG.OPENOFFICE.STYLE(&quot;Стандарт&quot;)))">
            <text:p/>
          </table:table-cell>
          <table:table-cell table:formula="of:=T(IF([$тест2.M62]=1;ORG.OPENOFFICE.STYLE(&quot;граница&quot;);ORG.OPENOFFICE.STYLE(&quot;Стандарт&quot;)))">
            <text:p/>
          </table:table-cell>
          <table:table-cell table:formula="of:=T(IF([$тест2.N62]=1;ORG.OPENOFFICE.STYLE(&quot;граница&quot;);ORG.OPENOFFICE.STYLE(&quot;Стандарт&quot;)))">
            <text:p/>
          </table:table-cell>
          <table:table-cell table:formula="of:=T(IF([$тест2.O62]=1;ORG.OPENOFFICE.STYLE(&quot;граница&quot;);ORG.OPENOFFICE.STYLE(&quot;Стандарт&quot;)))">
            <text:p/>
          </table:table-cell>
          <table:table-cell table:formula="of:=T(IF([$тест2.P62]=1;ORG.OPENOFFICE.STYLE(&quot;граница&quot;);ORG.OPENOFFICE.STYLE(&quot;Стандарт&quot;)))">
            <text:p/>
          </table:table-cell>
          <table:table-cell table:formula="of:=T(IF([$тест2.Q62]=1;ORG.OPENOFFICE.STYLE(&quot;граница&quot;);ORG.OPENOFFICE.STYLE(&quot;Стандарт&quot;)))">
            <text:p/>
          </table:table-cell>
          <table:table-cell table:formula="of:=T(IF([$тест2.R62]=1;ORG.OPENOFFICE.STYLE(&quot;граница&quot;);ORG.OPENOFFICE.STYLE(&quot;Стандарт&quot;)))">
            <text:p/>
          </table:table-cell>
          <table:table-cell table:formula="of:=T(IF([$тест2.S62]=1;ORG.OPENOFFICE.STYLE(&quot;граница&quot;);ORG.OPENOFFICE.STYLE(&quot;Стандарт&quot;)))">
            <text:p/>
          </table:table-cell>
          <table:table-cell table:formula="of:=T(IF([$тест2.T62]=1;ORG.OPENOFFICE.STYLE(&quot;граница&quot;);ORG.OPENOFFICE.STYLE(&quot;Стандарт&quot;)))">
            <text:p/>
          </table:table-cell>
          <table:table-cell table:formula="of:=T(IF([$тест2.U62]=1;ORG.OPENOFFICE.STYLE(&quot;граница&quot;);ORG.OPENOFFICE.STYLE(&quot;Стандарт&quot;)))">
            <text:p/>
          </table:table-cell>
          <table:table-cell table:formula="of:=T(IF([$тест2.V62]=1;ORG.OPENOFFICE.STYLE(&quot;граница&quot;);ORG.OPENOFFICE.STYLE(&quot;Стандарт&quot;)))">
            <text:p/>
          </table:table-cell>
          <table:table-cell table:formula="of:=T(IF([$тест2.W62]=1;ORG.OPENOFFICE.STYLE(&quot;граница&quot;);ORG.OPENOFFICE.STYLE(&quot;Стандарт&quot;)))">
            <text:p/>
          </table:table-cell>
          <table:table-cell table:formula="of:=T(IF([$тест2.X62]=1;ORG.OPENOFFICE.STYLE(&quot;граница&quot;);ORG.OPENOFFICE.STYLE(&quot;Стандарт&quot;)))">
            <text:p/>
          </table:table-cell>
          <table:table-cell table:formula="of:=T(IF([$тест2.Y62]=1;ORG.OPENOFFICE.STYLE(&quot;граница&quot;);ORG.OPENOFFICE.STYLE(&quot;Стандарт&quot;)))">
            <text:p/>
          </table:table-cell>
          <table:table-cell table:formula="of:=T(IF([$тест2.Z62]=1;ORG.OPENOFFICE.STYLE(&quot;граница&quot;);ORG.OPENOFFICE.STYLE(&quot;Стандарт&quot;)))">
            <text:p/>
          </table:table-cell>
          <table:table-cell table:formula="of:=T(IF([$тест2.AA62]=1;ORG.OPENOFFICE.STYLE(&quot;граница&quot;);ORG.OPENOFFICE.STYLE(&quot;Стандарт&quot;)))">
            <text:p/>
          </table:table-cell>
          <table:table-cell table:formula="of:=T(IF([$тест2.AB62]=1;ORG.OPENOFFICE.STYLE(&quot;граница&quot;);ORG.OPENOFFICE.STYLE(&quot;Стандарт&quot;)))">
            <text:p/>
          </table:table-cell>
          <table:table-cell table:formula="of:=T(IF([$тест2.AC62]=1;ORG.OPENOFFICE.STYLE(&quot;граница&quot;);ORG.OPENOFFICE.STYLE(&quot;Стандарт&quot;)))">
            <text:p/>
          </table:table-cell>
          <table:table-cell table:formula="of:=T(IF([$тест2.AD62]=1;ORG.OPENOFFICE.STYLE(&quot;граница&quot;);ORG.OPENOFFICE.STYLE(&quot;Стандарт&quot;)))">
            <text:p/>
          </table:table-cell>
          <table:table-cell table:formula="of:=T(IF([$тест2.AE62]=1;ORG.OPENOFFICE.STYLE(&quot;граница&quot;);ORG.OPENOFFICE.STYLE(&quot;Стандарт&quot;)))">
            <text:p/>
          </table:table-cell>
          <table:table-cell table:formula="of:=T(IF([$тест2.AF62]=1;ORG.OPENOFFICE.STYLE(&quot;граница&quot;);ORG.OPENOFFICE.STYLE(&quot;Стандарт&quot;)))">
            <text:p/>
          </table:table-cell>
          <table:table-cell table:formula="of:=T(IF([$тест2.AG62]=1;ORG.OPENOFFICE.STYLE(&quot;граница&quot;);ORG.OPENOFFICE.STYLE(&quot;Стандарт&quot;)))">
            <text:p/>
          </table:table-cell>
          <table:table-cell table:formula="of:=T(IF([$тест2.AH62]=1;ORG.OPENOFFICE.STYLE(&quot;граница&quot;);ORG.OPENOFFICE.STYLE(&quot;Стандарт&quot;)))">
            <text:p/>
          </table:table-cell>
          <table:table-cell table:formula="of:=T(IF([$тест2.AI62]=1;ORG.OPENOFFICE.STYLE(&quot;граница&quot;);ORG.OPENOFFICE.STYLE(&quot;Стандарт&quot;)))">
            <text:p/>
          </table:table-cell>
          <table:table-cell table:formula="of:=T(IF([$тест2.AJ62]=1;ORG.OPENOFFICE.STYLE(&quot;граница&quot;);ORG.OPENOFFICE.STYLE(&quot;Стандарт&quot;)))">
            <text:p/>
          </table:table-cell>
          <table:table-cell table:formula="of:=T(IF([$тест2.AK62]=1;ORG.OPENOFFICE.STYLE(&quot;граница&quot;);ORG.OPENOFFICE.STYLE(&quot;Стандарт&quot;)))">
            <text:p/>
          </table:table-cell>
          <table:table-cell table:formula="of:=T(IF([$тест2.AL62]=1;ORG.OPENOFFICE.STYLE(&quot;граница&quot;);ORG.OPENOFFICE.STYLE(&quot;Стандарт&quot;)))">
            <text:p/>
          </table:table-cell>
          <table:table-cell table:formula="of:=T(IF([$тест2.AM62]=1;ORG.OPENOFFICE.STYLE(&quot;граница&quot;);ORG.OPENOFFICE.STYLE(&quot;Стандарт&quot;)))">
            <text:p/>
          </table:table-cell>
          <table:table-cell table:formula="of:=T(IF([$тест2.AN62]=1;ORG.OPENOFFICE.STYLE(&quot;граница&quot;);ORG.OPENOFFICE.STYLE(&quot;Стандарт&quot;)))">
            <text:p/>
          </table:table-cell>
          <table:table-cell table:formula="of:=T(IF([$тест2.AO62]=1;ORG.OPENOFFICE.STYLE(&quot;граница&quot;);ORG.OPENOFFICE.STYLE(&quot;Стандарт&quot;)))">
            <text:p/>
          </table:table-cell>
          <table:table-cell table:formula="of:=T(IF([$тест2.AP62]=1;ORG.OPENOFFICE.STYLE(&quot;граница&quot;);ORG.OPENOFFICE.STYLE(&quot;Стандарт&quot;)))">
            <text:p/>
          </table:table-cell>
          <table:table-cell table:formula="of:=T(IF([$тест2.AQ62]=1;ORG.OPENOFFICE.STYLE(&quot;граница&quot;);ORG.OPENOFFICE.STYLE(&quot;Стандарт&quot;)))">
            <text:p/>
          </table:table-cell>
          <table:table-cell table:formula="of:=T(IF([$тест2.AR62]=1;ORG.OPENOFFICE.STYLE(&quot;граница&quot;);ORG.OPENOFFICE.STYLE(&quot;Стандарт&quot;)))">
            <text:p/>
          </table:table-cell>
          <table:table-cell table:formula="of:=T(IF([$тест2.AS62]=1;ORG.OPENOFFICE.STYLE(&quot;граница&quot;);ORG.OPENOFFICE.STYLE(&quot;Стандарт&quot;)))">
            <text:p/>
          </table:table-cell>
          <table:table-cell table:formula="of:=T(IF([$тест2.AT62]=1;ORG.OPENOFFICE.STYLE(&quot;граница&quot;);ORG.OPENOFFICE.STYLE(&quot;Стандарт&quot;)))">
            <text:p/>
          </table:table-cell>
          <table:table-cell table:formula="of:=T(IF([$тест2.AU62]=1;ORG.OPENOFFICE.STYLE(&quot;граница&quot;);ORG.OPENOFFICE.STYLE(&quot;Стандарт&quot;)))">
            <text:p/>
          </table:table-cell>
          <table:table-cell table:formula="of:=T(IF([$тест2.AV62]=1;ORG.OPENOFFICE.STYLE(&quot;граница&quot;);ORG.OPENOFFICE.STYLE(&quot;Стандарт&quot;)))">
            <text:p/>
          </table:table-cell>
          <table:table-cell table:formula="of:=T(IF([$тест2.AW62]=1;ORG.OPENOFFICE.STYLE(&quot;граница&quot;);ORG.OPENOFFICE.STYLE(&quot;Стандарт&quot;)))">
            <text:p/>
          </table:table-cell>
          <table:table-cell table:formula="of:=T(IF([$тест2.AX6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3]=1;ORG.OPENOFFICE.STYLE(&quot;граница&quot;);ORG.OPENOFFICE.STYLE(&quot;Стандарт&quot;)))">
            <text:p/>
          </table:table-cell>
          <table:table-cell table:formula="of:=T(IF([$тест2.C63]=1;ORG.OPENOFFICE.STYLE(&quot;граница&quot;);ORG.OPENOFFICE.STYLE(&quot;Стандарт&quot;)))">
            <text:p/>
          </table:table-cell>
          <table:table-cell table:formula="of:=T(IF([$тест2.D63]=1;ORG.OPENOFFICE.STYLE(&quot;граница&quot;);ORG.OPENOFFICE.STYLE(&quot;Стандарт&quot;)))">
            <text:p/>
          </table:table-cell>
          <table:table-cell table:formula="of:=T(IF([$тест2.E63]=1;ORG.OPENOFFICE.STYLE(&quot;граница&quot;);ORG.OPENOFFICE.STYLE(&quot;Стандарт&quot;)))">
            <text:p/>
          </table:table-cell>
          <table:table-cell table:formula="of:=T(IF([$тест2.F63]=1;ORG.OPENOFFICE.STYLE(&quot;граница&quot;);ORG.OPENOFFICE.STYLE(&quot;Стандарт&quot;)))">
            <text:p/>
          </table:table-cell>
          <table:table-cell table:formula="of:=T(IF([$тест2.G63]=1;ORG.OPENOFFICE.STYLE(&quot;граница&quot;);ORG.OPENOFFICE.STYLE(&quot;Стандарт&quot;)))">
            <text:p/>
          </table:table-cell>
          <table:table-cell table:formula="of:=T(IF([$тест2.H63]=1;ORG.OPENOFFICE.STYLE(&quot;граница&quot;);ORG.OPENOFFICE.STYLE(&quot;Стандарт&quot;)))">
            <text:p/>
          </table:table-cell>
          <table:table-cell table:formula="of:=T(IF([$тест2.I63]=1;ORG.OPENOFFICE.STYLE(&quot;граница&quot;);ORG.OPENOFFICE.STYLE(&quot;Стандарт&quot;)))">
            <text:p/>
          </table:table-cell>
          <table:table-cell table:formula="of:=T(IF([$тест2.J63]=1;ORG.OPENOFFICE.STYLE(&quot;граница&quot;);ORG.OPENOFFICE.STYLE(&quot;Стандарт&quot;)))">
            <text:p/>
          </table:table-cell>
          <table:table-cell table:formula="of:=T(IF([$тест2.K63]=1;ORG.OPENOFFICE.STYLE(&quot;граница&quot;);ORG.OPENOFFICE.STYLE(&quot;Стандарт&quot;)))">
            <text:p/>
          </table:table-cell>
          <table:table-cell table:formula="of:=T(IF([$тест2.L63]=1;ORG.OPENOFFICE.STYLE(&quot;граница&quot;);ORG.OPENOFFICE.STYLE(&quot;Стандарт&quot;)))">
            <text:p/>
          </table:table-cell>
          <table:table-cell table:formula="of:=T(IF([$тест2.M63]=1;ORG.OPENOFFICE.STYLE(&quot;граница&quot;);ORG.OPENOFFICE.STYLE(&quot;Стандарт&quot;)))">
            <text:p/>
          </table:table-cell>
          <table:table-cell table:formula="of:=T(IF([$тест2.N63]=1;ORG.OPENOFFICE.STYLE(&quot;граница&quot;);ORG.OPENOFFICE.STYLE(&quot;Стандарт&quot;)))">
            <text:p/>
          </table:table-cell>
          <table:table-cell table:formula="of:=T(IF([$тест2.O63]=1;ORG.OPENOFFICE.STYLE(&quot;граница&quot;);ORG.OPENOFFICE.STYLE(&quot;Стандарт&quot;)))">
            <text:p/>
          </table:table-cell>
          <table:table-cell table:formula="of:=T(IF([$тест2.P63]=1;ORG.OPENOFFICE.STYLE(&quot;граница&quot;);ORG.OPENOFFICE.STYLE(&quot;Стандарт&quot;)))">
            <text:p/>
          </table:table-cell>
          <table:table-cell table:formula="of:=T(IF([$тест2.Q63]=1;ORG.OPENOFFICE.STYLE(&quot;граница&quot;);ORG.OPENOFFICE.STYLE(&quot;Стандарт&quot;)))">
            <text:p/>
          </table:table-cell>
          <table:table-cell table:formula="of:=T(IF([$тест2.R63]=1;ORG.OPENOFFICE.STYLE(&quot;граница&quot;);ORG.OPENOFFICE.STYLE(&quot;Стандарт&quot;)))">
            <text:p/>
          </table:table-cell>
          <table:table-cell table:formula="of:=T(IF([$тест2.S63]=1;ORG.OPENOFFICE.STYLE(&quot;граница&quot;);ORG.OPENOFFICE.STYLE(&quot;Стандарт&quot;)))">
            <text:p/>
          </table:table-cell>
          <table:table-cell table:formula="of:=T(IF([$тест2.T63]=1;ORG.OPENOFFICE.STYLE(&quot;граница&quot;);ORG.OPENOFFICE.STYLE(&quot;Стандарт&quot;)))">
            <text:p/>
          </table:table-cell>
          <table:table-cell table:formula="of:=T(IF([$тест2.U63]=1;ORG.OPENOFFICE.STYLE(&quot;граница&quot;);ORG.OPENOFFICE.STYLE(&quot;Стандарт&quot;)))">
            <text:p/>
          </table:table-cell>
          <table:table-cell table:formula="of:=T(IF([$тест2.V63]=1;ORG.OPENOFFICE.STYLE(&quot;граница&quot;);ORG.OPENOFFICE.STYLE(&quot;Стандарт&quot;)))">
            <text:p/>
          </table:table-cell>
          <table:table-cell table:formula="of:=T(IF([$тест2.W63]=1;ORG.OPENOFFICE.STYLE(&quot;граница&quot;);ORG.OPENOFFICE.STYLE(&quot;Стандарт&quot;)))">
            <text:p/>
          </table:table-cell>
          <table:table-cell table:formula="of:=T(IF([$тест2.X63]=1;ORG.OPENOFFICE.STYLE(&quot;граница&quot;);ORG.OPENOFFICE.STYLE(&quot;Стандарт&quot;)))">
            <text:p/>
          </table:table-cell>
          <table:table-cell table:formula="of:=T(IF([$тест2.Y63]=1;ORG.OPENOFFICE.STYLE(&quot;граница&quot;);ORG.OPENOFFICE.STYLE(&quot;Стандарт&quot;)))">
            <text:p/>
          </table:table-cell>
          <table:table-cell table:formula="of:=T(IF([$тест2.Z63]=1;ORG.OPENOFFICE.STYLE(&quot;граница&quot;);ORG.OPENOFFICE.STYLE(&quot;Стандарт&quot;)))">
            <text:p/>
          </table:table-cell>
          <table:table-cell table:formula="of:=T(IF([$тест2.AA63]=1;ORG.OPENOFFICE.STYLE(&quot;граница&quot;);ORG.OPENOFFICE.STYLE(&quot;Стандарт&quot;)))">
            <text:p/>
          </table:table-cell>
          <table:table-cell table:formula="of:=T(IF([$тест2.AB63]=1;ORG.OPENOFFICE.STYLE(&quot;граница&quot;);ORG.OPENOFFICE.STYLE(&quot;Стандарт&quot;)))">
            <text:p/>
          </table:table-cell>
          <table:table-cell table:formula="of:=T(IF([$тест2.AC63]=1;ORG.OPENOFFICE.STYLE(&quot;граница&quot;);ORG.OPENOFFICE.STYLE(&quot;Стандарт&quot;)))">
            <text:p/>
          </table:table-cell>
          <table:table-cell table:formula="of:=T(IF([$тест2.AD63]=1;ORG.OPENOFFICE.STYLE(&quot;граница&quot;);ORG.OPENOFFICE.STYLE(&quot;Стандарт&quot;)))">
            <text:p/>
          </table:table-cell>
          <table:table-cell table:formula="of:=T(IF([$тест2.AE63]=1;ORG.OPENOFFICE.STYLE(&quot;граница&quot;);ORG.OPENOFFICE.STYLE(&quot;Стандарт&quot;)))">
            <text:p/>
          </table:table-cell>
          <table:table-cell table:formula="of:=T(IF([$тест2.AF63]=1;ORG.OPENOFFICE.STYLE(&quot;граница&quot;);ORG.OPENOFFICE.STYLE(&quot;Стандарт&quot;)))">
            <text:p/>
          </table:table-cell>
          <table:table-cell table:formula="of:=T(IF([$тест2.AG63]=1;ORG.OPENOFFICE.STYLE(&quot;граница&quot;);ORG.OPENOFFICE.STYLE(&quot;Стандарт&quot;)))">
            <text:p/>
          </table:table-cell>
          <table:table-cell table:formula="of:=T(IF([$тест2.AH63]=1;ORG.OPENOFFICE.STYLE(&quot;граница&quot;);ORG.OPENOFFICE.STYLE(&quot;Стандарт&quot;)))">
            <text:p/>
          </table:table-cell>
          <table:table-cell table:formula="of:=T(IF([$тест2.AI63]=1;ORG.OPENOFFICE.STYLE(&quot;граница&quot;);ORG.OPENOFFICE.STYLE(&quot;Стандарт&quot;)))">
            <text:p/>
          </table:table-cell>
          <table:table-cell table:formula="of:=T(IF([$тест2.AJ63]=1;ORG.OPENOFFICE.STYLE(&quot;граница&quot;);ORG.OPENOFFICE.STYLE(&quot;Стандарт&quot;)))">
            <text:p/>
          </table:table-cell>
          <table:table-cell table:formula="of:=T(IF([$тест2.AK63]=1;ORG.OPENOFFICE.STYLE(&quot;граница&quot;);ORG.OPENOFFICE.STYLE(&quot;Стандарт&quot;)))">
            <text:p/>
          </table:table-cell>
          <table:table-cell table:formula="of:=T(IF([$тест2.AL63]=1;ORG.OPENOFFICE.STYLE(&quot;граница&quot;);ORG.OPENOFFICE.STYLE(&quot;Стандарт&quot;)))">
            <text:p/>
          </table:table-cell>
          <table:table-cell table:formula="of:=T(IF([$тест2.AM63]=1;ORG.OPENOFFICE.STYLE(&quot;граница&quot;);ORG.OPENOFFICE.STYLE(&quot;Стандарт&quot;)))">
            <text:p/>
          </table:table-cell>
          <table:table-cell table:formula="of:=T(IF([$тест2.AN63]=1;ORG.OPENOFFICE.STYLE(&quot;граница&quot;);ORG.OPENOFFICE.STYLE(&quot;Стандарт&quot;)))">
            <text:p/>
          </table:table-cell>
          <table:table-cell table:formula="of:=T(IF([$тест2.AO63]=1;ORG.OPENOFFICE.STYLE(&quot;граница&quot;);ORG.OPENOFFICE.STYLE(&quot;Стандарт&quot;)))">
            <text:p/>
          </table:table-cell>
          <table:table-cell table:formula="of:=T(IF([$тест2.AP63]=1;ORG.OPENOFFICE.STYLE(&quot;граница&quot;);ORG.OPENOFFICE.STYLE(&quot;Стандарт&quot;)))">
            <text:p/>
          </table:table-cell>
          <table:table-cell table:formula="of:=T(IF([$тест2.AQ63]=1;ORG.OPENOFFICE.STYLE(&quot;граница&quot;);ORG.OPENOFFICE.STYLE(&quot;Стандарт&quot;)))">
            <text:p/>
          </table:table-cell>
          <table:table-cell table:formula="of:=T(IF([$тест2.AR63]=1;ORG.OPENOFFICE.STYLE(&quot;граница&quot;);ORG.OPENOFFICE.STYLE(&quot;Стандарт&quot;)))">
            <text:p/>
          </table:table-cell>
          <table:table-cell table:formula="of:=T(IF([$тест2.AS63]=1;ORG.OPENOFFICE.STYLE(&quot;граница&quot;);ORG.OPENOFFICE.STYLE(&quot;Стандарт&quot;)))">
            <text:p/>
          </table:table-cell>
          <table:table-cell table:formula="of:=T(IF([$тест2.AT63]=1;ORG.OPENOFFICE.STYLE(&quot;граница&quot;);ORG.OPENOFFICE.STYLE(&quot;Стандарт&quot;)))">
            <text:p/>
          </table:table-cell>
          <table:table-cell table:formula="of:=T(IF([$тест2.AU63]=1;ORG.OPENOFFICE.STYLE(&quot;граница&quot;);ORG.OPENOFFICE.STYLE(&quot;Стандарт&quot;)))">
            <text:p/>
          </table:table-cell>
          <table:table-cell table:formula="of:=T(IF([$тест2.AV63]=1;ORG.OPENOFFICE.STYLE(&quot;граница&quot;);ORG.OPENOFFICE.STYLE(&quot;Стандарт&quot;)))">
            <text:p/>
          </table:table-cell>
          <table:table-cell table:formula="of:=T(IF([$тест2.AW63]=1;ORG.OPENOFFICE.STYLE(&quot;граница&quot;);ORG.OPENOFFICE.STYLE(&quot;Стандарт&quot;)))">
            <text:p/>
          </table:table-cell>
          <table:table-cell table:formula="of:=T(IF([$тест2.AX6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4]=1;ORG.OPENOFFICE.STYLE(&quot;граница&quot;);ORG.OPENOFFICE.STYLE(&quot;Стандарт&quot;)))">
            <text:p/>
          </table:table-cell>
          <table:table-cell table:formula="of:=T(IF([$тест2.C64]=1;ORG.OPENOFFICE.STYLE(&quot;граница&quot;);ORG.OPENOFFICE.STYLE(&quot;Стандарт&quot;)))">
            <text:p/>
          </table:table-cell>
          <table:table-cell table:formula="of:=T(IF([$тест2.D64]=1;ORG.OPENOFFICE.STYLE(&quot;граница&quot;);ORG.OPENOFFICE.STYLE(&quot;Стандарт&quot;)))">
            <text:p/>
          </table:table-cell>
          <table:table-cell table:formula="of:=T(IF([$тест2.E64]=1;ORG.OPENOFFICE.STYLE(&quot;граница&quot;);ORG.OPENOFFICE.STYLE(&quot;Стандарт&quot;)))">
            <text:p/>
          </table:table-cell>
          <table:table-cell table:formula="of:=T(IF([$тест2.F64]=1;ORG.OPENOFFICE.STYLE(&quot;граница&quot;);ORG.OPENOFFICE.STYLE(&quot;Стандарт&quot;)))">
            <text:p/>
          </table:table-cell>
          <table:table-cell table:formula="of:=T(IF([$тест2.G64]=1;ORG.OPENOFFICE.STYLE(&quot;граница&quot;);ORG.OPENOFFICE.STYLE(&quot;Стандарт&quot;)))">
            <text:p/>
          </table:table-cell>
          <table:table-cell table:formula="of:=T(IF([$тест2.H64]=1;ORG.OPENOFFICE.STYLE(&quot;граница&quot;);ORG.OPENOFFICE.STYLE(&quot;Стандарт&quot;)))">
            <text:p/>
          </table:table-cell>
          <table:table-cell table:formula="of:=T(IF([$тест2.I64]=1;ORG.OPENOFFICE.STYLE(&quot;граница&quot;);ORG.OPENOFFICE.STYLE(&quot;Стандарт&quot;)))">
            <text:p/>
          </table:table-cell>
          <table:table-cell table:formula="of:=T(IF([$тест2.J64]=1;ORG.OPENOFFICE.STYLE(&quot;граница&quot;);ORG.OPENOFFICE.STYLE(&quot;Стандарт&quot;)))">
            <text:p/>
          </table:table-cell>
          <table:table-cell table:formula="of:=T(IF([$тест2.K64]=1;ORG.OPENOFFICE.STYLE(&quot;граница&quot;);ORG.OPENOFFICE.STYLE(&quot;Стандарт&quot;)))">
            <text:p/>
          </table:table-cell>
          <table:table-cell table:formula="of:=T(IF([$тест2.L64]=1;ORG.OPENOFFICE.STYLE(&quot;граница&quot;);ORG.OPENOFFICE.STYLE(&quot;Стандарт&quot;)))">
            <text:p/>
          </table:table-cell>
          <table:table-cell table:formula="of:=T(IF([$тест2.M64]=1;ORG.OPENOFFICE.STYLE(&quot;граница&quot;);ORG.OPENOFFICE.STYLE(&quot;Стандарт&quot;)))">
            <text:p/>
          </table:table-cell>
          <table:table-cell table:formula="of:=T(IF([$тест2.N64]=1;ORG.OPENOFFICE.STYLE(&quot;граница&quot;);ORG.OPENOFFICE.STYLE(&quot;Стандарт&quot;)))">
            <text:p/>
          </table:table-cell>
          <table:table-cell table:formula="of:=T(IF([$тест2.O64]=1;ORG.OPENOFFICE.STYLE(&quot;граница&quot;);ORG.OPENOFFICE.STYLE(&quot;Стандарт&quot;)))">
            <text:p/>
          </table:table-cell>
          <table:table-cell table:formula="of:=T(IF([$тест2.P64]=1;ORG.OPENOFFICE.STYLE(&quot;граница&quot;);ORG.OPENOFFICE.STYLE(&quot;Стандарт&quot;)))">
            <text:p/>
          </table:table-cell>
          <table:table-cell table:formula="of:=T(IF([$тест2.Q64]=1;ORG.OPENOFFICE.STYLE(&quot;граница&quot;);ORG.OPENOFFICE.STYLE(&quot;Стандарт&quot;)))">
            <text:p/>
          </table:table-cell>
          <table:table-cell table:formula="of:=T(IF([$тест2.R64]=1;ORG.OPENOFFICE.STYLE(&quot;граница&quot;);ORG.OPENOFFICE.STYLE(&quot;Стандарт&quot;)))">
            <text:p/>
          </table:table-cell>
          <table:table-cell table:formula="of:=T(IF([$тест2.S64]=1;ORG.OPENOFFICE.STYLE(&quot;граница&quot;);ORG.OPENOFFICE.STYLE(&quot;Стандарт&quot;)))">
            <text:p/>
          </table:table-cell>
          <table:table-cell table:formula="of:=T(IF([$тест2.T64]=1;ORG.OPENOFFICE.STYLE(&quot;граница&quot;);ORG.OPENOFFICE.STYLE(&quot;Стандарт&quot;)))">
            <text:p/>
          </table:table-cell>
          <table:table-cell table:formula="of:=T(IF([$тест2.U64]=1;ORG.OPENOFFICE.STYLE(&quot;граница&quot;);ORG.OPENOFFICE.STYLE(&quot;Стандарт&quot;)))">
            <text:p/>
          </table:table-cell>
          <table:table-cell table:formula="of:=T(IF([$тест2.V64]=1;ORG.OPENOFFICE.STYLE(&quot;граница&quot;);ORG.OPENOFFICE.STYLE(&quot;Стандарт&quot;)))">
            <text:p/>
          </table:table-cell>
          <table:table-cell table:formula="of:=T(IF([$тест2.W64]=1;ORG.OPENOFFICE.STYLE(&quot;граница&quot;);ORG.OPENOFFICE.STYLE(&quot;Стандарт&quot;)))">
            <text:p/>
          </table:table-cell>
          <table:table-cell table:formula="of:=T(IF([$тест2.X64]=1;ORG.OPENOFFICE.STYLE(&quot;граница&quot;);ORG.OPENOFFICE.STYLE(&quot;Стандарт&quot;)))">
            <text:p/>
          </table:table-cell>
          <table:table-cell table:formula="of:=T(IF([$тест2.Y64]=1;ORG.OPENOFFICE.STYLE(&quot;граница&quot;);ORG.OPENOFFICE.STYLE(&quot;Стандарт&quot;)))">
            <text:p/>
          </table:table-cell>
          <table:table-cell table:formula="of:=T(IF([$тест2.Z64]=1;ORG.OPENOFFICE.STYLE(&quot;граница&quot;);ORG.OPENOFFICE.STYLE(&quot;Стандарт&quot;)))">
            <text:p/>
          </table:table-cell>
          <table:table-cell table:formula="of:=T(IF([$тест2.AA64]=1;ORG.OPENOFFICE.STYLE(&quot;граница&quot;);ORG.OPENOFFICE.STYLE(&quot;Стандарт&quot;)))">
            <text:p/>
          </table:table-cell>
          <table:table-cell table:formula="of:=T(IF([$тест2.AB64]=1;ORG.OPENOFFICE.STYLE(&quot;граница&quot;);ORG.OPENOFFICE.STYLE(&quot;Стандарт&quot;)))">
            <text:p/>
          </table:table-cell>
          <table:table-cell table:formula="of:=T(IF([$тест2.AC64]=1;ORG.OPENOFFICE.STYLE(&quot;граница&quot;);ORG.OPENOFFICE.STYLE(&quot;Стандарт&quot;)))">
            <text:p/>
          </table:table-cell>
          <table:table-cell table:formula="of:=T(IF([$тест2.AD64]=1;ORG.OPENOFFICE.STYLE(&quot;граница&quot;);ORG.OPENOFFICE.STYLE(&quot;Стандарт&quot;)))">
            <text:p/>
          </table:table-cell>
          <table:table-cell table:formula="of:=T(IF([$тест2.AE64]=1;ORG.OPENOFFICE.STYLE(&quot;граница&quot;);ORG.OPENOFFICE.STYLE(&quot;Стандарт&quot;)))">
            <text:p/>
          </table:table-cell>
          <table:table-cell table:formula="of:=T(IF([$тест2.AF64]=1;ORG.OPENOFFICE.STYLE(&quot;граница&quot;);ORG.OPENOFFICE.STYLE(&quot;Стандарт&quot;)))">
            <text:p/>
          </table:table-cell>
          <table:table-cell table:formula="of:=T(IF([$тест2.AG64]=1;ORG.OPENOFFICE.STYLE(&quot;граница&quot;);ORG.OPENOFFICE.STYLE(&quot;Стандарт&quot;)))">
            <text:p/>
          </table:table-cell>
          <table:table-cell table:formula="of:=T(IF([$тест2.AH64]=1;ORG.OPENOFFICE.STYLE(&quot;граница&quot;);ORG.OPENOFFICE.STYLE(&quot;Стандарт&quot;)))">
            <text:p/>
          </table:table-cell>
          <table:table-cell table:formula="of:=T(IF([$тест2.AI64]=1;ORG.OPENOFFICE.STYLE(&quot;граница&quot;);ORG.OPENOFFICE.STYLE(&quot;Стандарт&quot;)))">
            <text:p/>
          </table:table-cell>
          <table:table-cell table:formula="of:=T(IF([$тест2.AJ64]=1;ORG.OPENOFFICE.STYLE(&quot;граница&quot;);ORG.OPENOFFICE.STYLE(&quot;Стандарт&quot;)))">
            <text:p/>
          </table:table-cell>
          <table:table-cell table:formula="of:=T(IF([$тест2.AK64]=1;ORG.OPENOFFICE.STYLE(&quot;граница&quot;);ORG.OPENOFFICE.STYLE(&quot;Стандарт&quot;)))">
            <text:p/>
          </table:table-cell>
          <table:table-cell table:formula="of:=T(IF([$тест2.AL64]=1;ORG.OPENOFFICE.STYLE(&quot;граница&quot;);ORG.OPENOFFICE.STYLE(&quot;Стандарт&quot;)))">
            <text:p/>
          </table:table-cell>
          <table:table-cell table:formula="of:=T(IF([$тест2.AM64]=1;ORG.OPENOFFICE.STYLE(&quot;граница&quot;);ORG.OPENOFFICE.STYLE(&quot;Стандарт&quot;)))">
            <text:p/>
          </table:table-cell>
          <table:table-cell table:formula="of:=T(IF([$тест2.AN64]=1;ORG.OPENOFFICE.STYLE(&quot;граница&quot;);ORG.OPENOFFICE.STYLE(&quot;Стандарт&quot;)))">
            <text:p/>
          </table:table-cell>
          <table:table-cell table:formula="of:=T(IF([$тест2.AO64]=1;ORG.OPENOFFICE.STYLE(&quot;граница&quot;);ORG.OPENOFFICE.STYLE(&quot;Стандарт&quot;)))">
            <text:p/>
          </table:table-cell>
          <table:table-cell table:formula="of:=T(IF([$тест2.AP64]=1;ORG.OPENOFFICE.STYLE(&quot;граница&quot;);ORG.OPENOFFICE.STYLE(&quot;Стандарт&quot;)))">
            <text:p/>
          </table:table-cell>
          <table:table-cell table:formula="of:=T(IF([$тест2.AQ64]=1;ORG.OPENOFFICE.STYLE(&quot;граница&quot;);ORG.OPENOFFICE.STYLE(&quot;Стандарт&quot;)))">
            <text:p/>
          </table:table-cell>
          <table:table-cell table:formula="of:=T(IF([$тест2.AR64]=1;ORG.OPENOFFICE.STYLE(&quot;граница&quot;);ORG.OPENOFFICE.STYLE(&quot;Стандарт&quot;)))">
            <text:p/>
          </table:table-cell>
          <table:table-cell table:formula="of:=T(IF([$тест2.AS64]=1;ORG.OPENOFFICE.STYLE(&quot;граница&quot;);ORG.OPENOFFICE.STYLE(&quot;Стандарт&quot;)))">
            <text:p/>
          </table:table-cell>
          <table:table-cell table:formula="of:=T(IF([$тест2.AT64]=1;ORG.OPENOFFICE.STYLE(&quot;граница&quot;);ORG.OPENOFFICE.STYLE(&quot;Стандарт&quot;)))">
            <text:p/>
          </table:table-cell>
          <table:table-cell table:formula="of:=T(IF([$тест2.AU64]=1;ORG.OPENOFFICE.STYLE(&quot;граница&quot;);ORG.OPENOFFICE.STYLE(&quot;Стандарт&quot;)))">
            <text:p/>
          </table:table-cell>
          <table:table-cell table:formula="of:=T(IF([$тест2.AV64]=1;ORG.OPENOFFICE.STYLE(&quot;граница&quot;);ORG.OPENOFFICE.STYLE(&quot;Стандарт&quot;)))">
            <text:p/>
          </table:table-cell>
          <table:table-cell table:formula="of:=T(IF([$тест2.AW64]=1;ORG.OPENOFFICE.STYLE(&quot;граница&quot;);ORG.OPENOFFICE.STYLE(&quot;Стандарт&quot;)))">
            <text:p/>
          </table:table-cell>
          <table:table-cell table:formula="of:=T(IF([$тест2.AX6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5]=1;ORG.OPENOFFICE.STYLE(&quot;граница&quot;);ORG.OPENOFFICE.STYLE(&quot;Стандарт&quot;)))">
            <text:p/>
          </table:table-cell>
          <table:table-cell table:formula="of:=T(IF([$тест2.C65]=1;ORG.OPENOFFICE.STYLE(&quot;граница&quot;);ORG.OPENOFFICE.STYLE(&quot;Стандарт&quot;)))">
            <text:p/>
          </table:table-cell>
          <table:table-cell table:formula="of:=T(IF([$тест2.D65]=1;ORG.OPENOFFICE.STYLE(&quot;граница&quot;);ORG.OPENOFFICE.STYLE(&quot;Стандарт&quot;)))">
            <text:p/>
          </table:table-cell>
          <table:table-cell table:formula="of:=T(IF([$тест2.E65]=1;ORG.OPENOFFICE.STYLE(&quot;граница&quot;);ORG.OPENOFFICE.STYLE(&quot;Стандарт&quot;)))">
            <text:p/>
          </table:table-cell>
          <table:table-cell table:formula="of:=T(IF([$тест2.F65]=1;ORG.OPENOFFICE.STYLE(&quot;граница&quot;);ORG.OPENOFFICE.STYLE(&quot;Стандарт&quot;)))">
            <text:p/>
          </table:table-cell>
          <table:table-cell table:formula="of:=T(IF([$тест2.G65]=1;ORG.OPENOFFICE.STYLE(&quot;граница&quot;);ORG.OPENOFFICE.STYLE(&quot;Стандарт&quot;)))">
            <text:p/>
          </table:table-cell>
          <table:table-cell table:formula="of:=T(IF([$тест2.H65]=1;ORG.OPENOFFICE.STYLE(&quot;граница&quot;);ORG.OPENOFFICE.STYLE(&quot;Стандарт&quot;)))">
            <text:p/>
          </table:table-cell>
          <table:table-cell table:formula="of:=T(IF([$тест2.I65]=1;ORG.OPENOFFICE.STYLE(&quot;граница&quot;);ORG.OPENOFFICE.STYLE(&quot;Стандарт&quot;)))">
            <text:p/>
          </table:table-cell>
          <table:table-cell table:formula="of:=T(IF([$тест2.J65]=1;ORG.OPENOFFICE.STYLE(&quot;граница&quot;);ORG.OPENOFFICE.STYLE(&quot;Стандарт&quot;)))">
            <text:p/>
          </table:table-cell>
          <table:table-cell table:formula="of:=T(IF([$тест2.K65]=1;ORG.OPENOFFICE.STYLE(&quot;граница&quot;);ORG.OPENOFFICE.STYLE(&quot;Стандарт&quot;)))">
            <text:p/>
          </table:table-cell>
          <table:table-cell table:formula="of:=T(IF([$тест2.L65]=1;ORG.OPENOFFICE.STYLE(&quot;граница&quot;);ORG.OPENOFFICE.STYLE(&quot;Стандарт&quot;)))">
            <text:p/>
          </table:table-cell>
          <table:table-cell table:formula="of:=T(IF([$тест2.M65]=1;ORG.OPENOFFICE.STYLE(&quot;граница&quot;);ORG.OPENOFFICE.STYLE(&quot;Стандарт&quot;)))">
            <text:p/>
          </table:table-cell>
          <table:table-cell table:formula="of:=T(IF([$тест2.N65]=1;ORG.OPENOFFICE.STYLE(&quot;граница&quot;);ORG.OPENOFFICE.STYLE(&quot;Стандарт&quot;)))">
            <text:p/>
          </table:table-cell>
          <table:table-cell table:formula="of:=T(IF([$тест2.O65]=1;ORG.OPENOFFICE.STYLE(&quot;граница&quot;);ORG.OPENOFFICE.STYLE(&quot;Стандарт&quot;)))">
            <text:p/>
          </table:table-cell>
          <table:table-cell table:formula="of:=T(IF([$тест2.P65]=1;ORG.OPENOFFICE.STYLE(&quot;граница&quot;);ORG.OPENOFFICE.STYLE(&quot;Стандарт&quot;)))">
            <text:p/>
          </table:table-cell>
          <table:table-cell table:formula="of:=T(IF([$тест2.Q65]=1;ORG.OPENOFFICE.STYLE(&quot;граница&quot;);ORG.OPENOFFICE.STYLE(&quot;Стандарт&quot;)))">
            <text:p/>
          </table:table-cell>
          <table:table-cell table:formula="of:=T(IF([$тест2.R65]=1;ORG.OPENOFFICE.STYLE(&quot;граница&quot;);ORG.OPENOFFICE.STYLE(&quot;Стандарт&quot;)))">
            <text:p/>
          </table:table-cell>
          <table:table-cell table:formula="of:=T(IF([$тест2.S65]=1;ORG.OPENOFFICE.STYLE(&quot;граница&quot;);ORG.OPENOFFICE.STYLE(&quot;Стандарт&quot;)))">
            <text:p/>
          </table:table-cell>
          <table:table-cell table:formula="of:=T(IF([$тест2.T65]=1;ORG.OPENOFFICE.STYLE(&quot;граница&quot;);ORG.OPENOFFICE.STYLE(&quot;Стандарт&quot;)))">
            <text:p/>
          </table:table-cell>
          <table:table-cell table:formula="of:=T(IF([$тест2.U65]=1;ORG.OPENOFFICE.STYLE(&quot;граница&quot;);ORG.OPENOFFICE.STYLE(&quot;Стандарт&quot;)))">
            <text:p/>
          </table:table-cell>
          <table:table-cell table:formula="of:=T(IF([$тест2.V65]=1;ORG.OPENOFFICE.STYLE(&quot;граница&quot;);ORG.OPENOFFICE.STYLE(&quot;Стандарт&quot;)))">
            <text:p/>
          </table:table-cell>
          <table:table-cell table:formula="of:=T(IF([$тест2.W65]=1;ORG.OPENOFFICE.STYLE(&quot;граница&quot;);ORG.OPENOFFICE.STYLE(&quot;Стандарт&quot;)))">
            <text:p/>
          </table:table-cell>
          <table:table-cell table:formula="of:=T(IF([$тест2.X65]=1;ORG.OPENOFFICE.STYLE(&quot;граница&quot;);ORG.OPENOFFICE.STYLE(&quot;Стандарт&quot;)))">
            <text:p/>
          </table:table-cell>
          <table:table-cell table:formula="of:=T(IF([$тест2.Y65]=1;ORG.OPENOFFICE.STYLE(&quot;граница&quot;);ORG.OPENOFFICE.STYLE(&quot;Стандарт&quot;)))">
            <text:p/>
          </table:table-cell>
          <table:table-cell table:formula="of:=T(IF([$тест2.Z65]=1;ORG.OPENOFFICE.STYLE(&quot;граница&quot;);ORG.OPENOFFICE.STYLE(&quot;Стандарт&quot;)))">
            <text:p/>
          </table:table-cell>
          <table:table-cell table:formula="of:=T(IF([$тест2.AA65]=1;ORG.OPENOFFICE.STYLE(&quot;граница&quot;);ORG.OPENOFFICE.STYLE(&quot;Стандарт&quot;)))">
            <text:p/>
          </table:table-cell>
          <table:table-cell table:formula="of:=T(IF([$тест2.AB65]=1;ORG.OPENOFFICE.STYLE(&quot;граница&quot;);ORG.OPENOFFICE.STYLE(&quot;Стандарт&quot;)))">
            <text:p/>
          </table:table-cell>
          <table:table-cell table:formula="of:=T(IF([$тест2.AC65]=1;ORG.OPENOFFICE.STYLE(&quot;граница&quot;);ORG.OPENOFFICE.STYLE(&quot;Стандарт&quot;)))">
            <text:p/>
          </table:table-cell>
          <table:table-cell table:formula="of:=T(IF([$тест2.AD65]=1;ORG.OPENOFFICE.STYLE(&quot;граница&quot;);ORG.OPENOFFICE.STYLE(&quot;Стандарт&quot;)))">
            <text:p/>
          </table:table-cell>
          <table:table-cell table:formula="of:=T(IF([$тест2.AE65]=1;ORG.OPENOFFICE.STYLE(&quot;граница&quot;);ORG.OPENOFFICE.STYLE(&quot;Стандарт&quot;)))">
            <text:p/>
          </table:table-cell>
          <table:table-cell table:formula="of:=T(IF([$тест2.AF65]=1;ORG.OPENOFFICE.STYLE(&quot;граница&quot;);ORG.OPENOFFICE.STYLE(&quot;Стандарт&quot;)))">
            <text:p/>
          </table:table-cell>
          <table:table-cell table:formula="of:=T(IF([$тест2.AG65]=1;ORG.OPENOFFICE.STYLE(&quot;граница&quot;);ORG.OPENOFFICE.STYLE(&quot;Стандарт&quot;)))">
            <text:p/>
          </table:table-cell>
          <table:table-cell table:formula="of:=T(IF([$тест2.AH65]=1;ORG.OPENOFFICE.STYLE(&quot;граница&quot;);ORG.OPENOFFICE.STYLE(&quot;Стандарт&quot;)))">
            <text:p/>
          </table:table-cell>
          <table:table-cell table:formula="of:=T(IF([$тест2.AI65]=1;ORG.OPENOFFICE.STYLE(&quot;граница&quot;);ORG.OPENOFFICE.STYLE(&quot;Стандарт&quot;)))">
            <text:p/>
          </table:table-cell>
          <table:table-cell table:formula="of:=T(IF([$тест2.AJ65]=1;ORG.OPENOFFICE.STYLE(&quot;граница&quot;);ORG.OPENOFFICE.STYLE(&quot;Стандарт&quot;)))">
            <text:p/>
          </table:table-cell>
          <table:table-cell table:formula="of:=T(IF([$тест2.AK65]=1;ORG.OPENOFFICE.STYLE(&quot;граница&quot;);ORG.OPENOFFICE.STYLE(&quot;Стандарт&quot;)))">
            <text:p/>
          </table:table-cell>
          <table:table-cell table:formula="of:=T(IF([$тест2.AL65]=1;ORG.OPENOFFICE.STYLE(&quot;граница&quot;);ORG.OPENOFFICE.STYLE(&quot;Стандарт&quot;)))">
            <text:p/>
          </table:table-cell>
          <table:table-cell table:formula="of:=T(IF([$тест2.AM65]=1;ORG.OPENOFFICE.STYLE(&quot;граница&quot;);ORG.OPENOFFICE.STYLE(&quot;Стандарт&quot;)))">
            <text:p/>
          </table:table-cell>
          <table:table-cell table:formula="of:=T(IF([$тест2.AN65]=1;ORG.OPENOFFICE.STYLE(&quot;граница&quot;);ORG.OPENOFFICE.STYLE(&quot;Стандарт&quot;)))">
            <text:p/>
          </table:table-cell>
          <table:table-cell table:formula="of:=T(IF([$тест2.AO65]=1;ORG.OPENOFFICE.STYLE(&quot;граница&quot;);ORG.OPENOFFICE.STYLE(&quot;Стандарт&quot;)))">
            <text:p/>
          </table:table-cell>
          <table:table-cell table:formula="of:=T(IF([$тест2.AP65]=1;ORG.OPENOFFICE.STYLE(&quot;граница&quot;);ORG.OPENOFFICE.STYLE(&quot;Стандарт&quot;)))">
            <text:p/>
          </table:table-cell>
          <table:table-cell table:formula="of:=T(IF([$тест2.AQ65]=1;ORG.OPENOFFICE.STYLE(&quot;граница&quot;);ORG.OPENOFFICE.STYLE(&quot;Стандарт&quot;)))">
            <text:p/>
          </table:table-cell>
          <table:table-cell table:formula="of:=T(IF([$тест2.AR65]=1;ORG.OPENOFFICE.STYLE(&quot;граница&quot;);ORG.OPENOFFICE.STYLE(&quot;Стандарт&quot;)))">
            <text:p/>
          </table:table-cell>
          <table:table-cell table:formula="of:=T(IF([$тест2.AS65]=1;ORG.OPENOFFICE.STYLE(&quot;граница&quot;);ORG.OPENOFFICE.STYLE(&quot;Стандарт&quot;)))">
            <text:p/>
          </table:table-cell>
          <table:table-cell table:formula="of:=T(IF([$тест2.AT65]=1;ORG.OPENOFFICE.STYLE(&quot;граница&quot;);ORG.OPENOFFICE.STYLE(&quot;Стандарт&quot;)))">
            <text:p/>
          </table:table-cell>
          <table:table-cell table:formula="of:=T(IF([$тест2.AU65]=1;ORG.OPENOFFICE.STYLE(&quot;граница&quot;);ORG.OPENOFFICE.STYLE(&quot;Стандарт&quot;)))">
            <text:p/>
          </table:table-cell>
          <table:table-cell table:formula="of:=T(IF([$тест2.AV65]=1;ORG.OPENOFFICE.STYLE(&quot;граница&quot;);ORG.OPENOFFICE.STYLE(&quot;Стандарт&quot;)))">
            <text:p/>
          </table:table-cell>
          <table:table-cell table:formula="of:=T(IF([$тест2.AW65]=1;ORG.OPENOFFICE.STYLE(&quot;граница&quot;);ORG.OPENOFFICE.STYLE(&quot;Стандарт&quot;)))">
            <text:p/>
          </table:table-cell>
          <table:table-cell table:formula="of:=T(IF([$тест2.AX6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6]=1;ORG.OPENOFFICE.STYLE(&quot;граница&quot;);ORG.OPENOFFICE.STYLE(&quot;Стандарт&quot;)))">
            <text:p/>
          </table:table-cell>
          <table:table-cell table:formula="of:=T(IF([$тест2.C66]=1;ORG.OPENOFFICE.STYLE(&quot;граница&quot;);ORG.OPENOFFICE.STYLE(&quot;Стандарт&quot;)))">
            <text:p/>
          </table:table-cell>
          <table:table-cell table:formula="of:=T(IF([$тест2.D66]=1;ORG.OPENOFFICE.STYLE(&quot;граница&quot;);ORG.OPENOFFICE.STYLE(&quot;Стандарт&quot;)))">
            <text:p/>
          </table:table-cell>
          <table:table-cell table:formula="of:=T(IF([$тест2.E66]=1;ORG.OPENOFFICE.STYLE(&quot;граница&quot;);ORG.OPENOFFICE.STYLE(&quot;Стандарт&quot;)))">
            <text:p/>
          </table:table-cell>
          <table:table-cell table:formula="of:=T(IF([$тест2.F66]=1;ORG.OPENOFFICE.STYLE(&quot;граница&quot;);ORG.OPENOFFICE.STYLE(&quot;Стандарт&quot;)))">
            <text:p/>
          </table:table-cell>
          <table:table-cell table:formula="of:=T(IF([$тест2.G66]=1;ORG.OPENOFFICE.STYLE(&quot;граница&quot;);ORG.OPENOFFICE.STYLE(&quot;Стандарт&quot;)))">
            <text:p/>
          </table:table-cell>
          <table:table-cell table:formula="of:=T(IF([$тест2.H66]=1;ORG.OPENOFFICE.STYLE(&quot;граница&quot;);ORG.OPENOFFICE.STYLE(&quot;Стандарт&quot;)))">
            <text:p/>
          </table:table-cell>
          <table:table-cell table:formula="of:=T(IF([$тест2.I66]=1;ORG.OPENOFFICE.STYLE(&quot;граница&quot;);ORG.OPENOFFICE.STYLE(&quot;Стандарт&quot;)))">
            <text:p/>
          </table:table-cell>
          <table:table-cell table:formula="of:=T(IF([$тест2.J66]=1;ORG.OPENOFFICE.STYLE(&quot;граница&quot;);ORG.OPENOFFICE.STYLE(&quot;Стандарт&quot;)))">
            <text:p/>
          </table:table-cell>
          <table:table-cell table:formula="of:=T(IF([$тест2.K66]=1;ORG.OPENOFFICE.STYLE(&quot;граница&quot;);ORG.OPENOFFICE.STYLE(&quot;Стандарт&quot;)))">
            <text:p/>
          </table:table-cell>
          <table:table-cell table:formula="of:=T(IF([$тест2.L66]=1;ORG.OPENOFFICE.STYLE(&quot;граница&quot;);ORG.OPENOFFICE.STYLE(&quot;Стандарт&quot;)))">
            <text:p/>
          </table:table-cell>
          <table:table-cell table:formula="of:=T(IF([$тест2.M66]=1;ORG.OPENOFFICE.STYLE(&quot;граница&quot;);ORG.OPENOFFICE.STYLE(&quot;Стандарт&quot;)))">
            <text:p/>
          </table:table-cell>
          <table:table-cell table:formula="of:=T(IF([$тест2.N66]=1;ORG.OPENOFFICE.STYLE(&quot;граница&quot;);ORG.OPENOFFICE.STYLE(&quot;Стандарт&quot;)))">
            <text:p/>
          </table:table-cell>
          <table:table-cell table:formula="of:=T(IF([$тест2.O66]=1;ORG.OPENOFFICE.STYLE(&quot;граница&quot;);ORG.OPENOFFICE.STYLE(&quot;Стандарт&quot;)))">
            <text:p/>
          </table:table-cell>
          <table:table-cell table:formula="of:=T(IF([$тест2.P66]=1;ORG.OPENOFFICE.STYLE(&quot;граница&quot;);ORG.OPENOFFICE.STYLE(&quot;Стандарт&quot;)))">
            <text:p/>
          </table:table-cell>
          <table:table-cell table:formula="of:=T(IF([$тест2.Q66]=1;ORG.OPENOFFICE.STYLE(&quot;граница&quot;);ORG.OPENOFFICE.STYLE(&quot;Стандарт&quot;)))">
            <text:p/>
          </table:table-cell>
          <table:table-cell table:formula="of:=T(IF([$тест2.R66]=1;ORG.OPENOFFICE.STYLE(&quot;граница&quot;);ORG.OPENOFFICE.STYLE(&quot;Стандарт&quot;)))">
            <text:p/>
          </table:table-cell>
          <table:table-cell table:formula="of:=T(IF([$тест2.S66]=1;ORG.OPENOFFICE.STYLE(&quot;граница&quot;);ORG.OPENOFFICE.STYLE(&quot;Стандарт&quot;)))">
            <text:p/>
          </table:table-cell>
          <table:table-cell table:formula="of:=T(IF([$тест2.T66]=1;ORG.OPENOFFICE.STYLE(&quot;граница&quot;);ORG.OPENOFFICE.STYLE(&quot;Стандарт&quot;)))">
            <text:p/>
          </table:table-cell>
          <table:table-cell table:formula="of:=T(IF([$тест2.U66]=1;ORG.OPENOFFICE.STYLE(&quot;граница&quot;);ORG.OPENOFFICE.STYLE(&quot;Стандарт&quot;)))">
            <text:p/>
          </table:table-cell>
          <table:table-cell table:formula="of:=T(IF([$тест2.V66]=1;ORG.OPENOFFICE.STYLE(&quot;граница&quot;);ORG.OPENOFFICE.STYLE(&quot;Стандарт&quot;)))">
            <text:p/>
          </table:table-cell>
          <table:table-cell table:formula="of:=T(IF([$тест2.W66]=1;ORG.OPENOFFICE.STYLE(&quot;граница&quot;);ORG.OPENOFFICE.STYLE(&quot;Стандарт&quot;)))">
            <text:p/>
          </table:table-cell>
          <table:table-cell table:formula="of:=T(IF([$тест2.X66]=1;ORG.OPENOFFICE.STYLE(&quot;граница&quot;);ORG.OPENOFFICE.STYLE(&quot;Стандарт&quot;)))">
            <text:p/>
          </table:table-cell>
          <table:table-cell table:formula="of:=T(IF([$тест2.Y66]=1;ORG.OPENOFFICE.STYLE(&quot;граница&quot;);ORG.OPENOFFICE.STYLE(&quot;Стандарт&quot;)))">
            <text:p/>
          </table:table-cell>
          <table:table-cell table:formula="of:=T(IF([$тест2.Z66]=1;ORG.OPENOFFICE.STYLE(&quot;граница&quot;);ORG.OPENOFFICE.STYLE(&quot;Стандарт&quot;)))">
            <text:p/>
          </table:table-cell>
          <table:table-cell table:formula="of:=T(IF([$тест2.AA66]=1;ORG.OPENOFFICE.STYLE(&quot;граница&quot;);ORG.OPENOFFICE.STYLE(&quot;Стандарт&quot;)))">
            <text:p/>
          </table:table-cell>
          <table:table-cell table:formula="of:=T(IF([$тест2.AB66]=1;ORG.OPENOFFICE.STYLE(&quot;граница&quot;);ORG.OPENOFFICE.STYLE(&quot;Стандарт&quot;)))">
            <text:p/>
          </table:table-cell>
          <table:table-cell table:formula="of:=T(IF([$тест2.AC66]=1;ORG.OPENOFFICE.STYLE(&quot;граница&quot;);ORG.OPENOFFICE.STYLE(&quot;Стандарт&quot;)))">
            <text:p/>
          </table:table-cell>
          <table:table-cell table:formula="of:=T(IF([$тест2.AD66]=1;ORG.OPENOFFICE.STYLE(&quot;граница&quot;);ORG.OPENOFFICE.STYLE(&quot;Стандарт&quot;)))">
            <text:p/>
          </table:table-cell>
          <table:table-cell table:formula="of:=T(IF([$тест2.AE66]=1;ORG.OPENOFFICE.STYLE(&quot;граница&quot;);ORG.OPENOFFICE.STYLE(&quot;Стандарт&quot;)))">
            <text:p/>
          </table:table-cell>
          <table:table-cell table:formula="of:=T(IF([$тест2.AF66]=1;ORG.OPENOFFICE.STYLE(&quot;граница&quot;);ORG.OPENOFFICE.STYLE(&quot;Стандарт&quot;)))">
            <text:p/>
          </table:table-cell>
          <table:table-cell table:formula="of:=T(IF([$тест2.AG66]=1;ORG.OPENOFFICE.STYLE(&quot;граница&quot;);ORG.OPENOFFICE.STYLE(&quot;Стандарт&quot;)))">
            <text:p/>
          </table:table-cell>
          <table:table-cell table:formula="of:=T(IF([$тест2.AH66]=1;ORG.OPENOFFICE.STYLE(&quot;граница&quot;);ORG.OPENOFFICE.STYLE(&quot;Стандарт&quot;)))">
            <text:p/>
          </table:table-cell>
          <table:table-cell table:formula="of:=T(IF([$тест2.AI66]=1;ORG.OPENOFFICE.STYLE(&quot;граница&quot;);ORG.OPENOFFICE.STYLE(&quot;Стандарт&quot;)))">
            <text:p/>
          </table:table-cell>
          <table:table-cell table:formula="of:=T(IF([$тест2.AJ66]=1;ORG.OPENOFFICE.STYLE(&quot;граница&quot;);ORG.OPENOFFICE.STYLE(&quot;Стандарт&quot;)))">
            <text:p/>
          </table:table-cell>
          <table:table-cell table:formula="of:=T(IF([$тест2.AK66]=1;ORG.OPENOFFICE.STYLE(&quot;граница&quot;);ORG.OPENOFFICE.STYLE(&quot;Стандарт&quot;)))">
            <text:p/>
          </table:table-cell>
          <table:table-cell table:formula="of:=T(IF([$тест2.AL66]=1;ORG.OPENOFFICE.STYLE(&quot;граница&quot;);ORG.OPENOFFICE.STYLE(&quot;Стандарт&quot;)))">
            <text:p/>
          </table:table-cell>
          <table:table-cell table:formula="of:=T(IF([$тест2.AM66]=1;ORG.OPENOFFICE.STYLE(&quot;граница&quot;);ORG.OPENOFFICE.STYLE(&quot;Стандарт&quot;)))">
            <text:p/>
          </table:table-cell>
          <table:table-cell table:formula="of:=T(IF([$тест2.AN66]=1;ORG.OPENOFFICE.STYLE(&quot;граница&quot;);ORG.OPENOFFICE.STYLE(&quot;Стандарт&quot;)))">
            <text:p/>
          </table:table-cell>
          <table:table-cell table:formula="of:=T(IF([$тест2.AO66]=1;ORG.OPENOFFICE.STYLE(&quot;граница&quot;);ORG.OPENOFFICE.STYLE(&quot;Стандарт&quot;)))">
            <text:p/>
          </table:table-cell>
          <table:table-cell table:formula="of:=T(IF([$тест2.AP66]=1;ORG.OPENOFFICE.STYLE(&quot;граница&quot;);ORG.OPENOFFICE.STYLE(&quot;Стандарт&quot;)))">
            <text:p/>
          </table:table-cell>
          <table:table-cell table:formula="of:=T(IF([$тест2.AQ66]=1;ORG.OPENOFFICE.STYLE(&quot;граница&quot;);ORG.OPENOFFICE.STYLE(&quot;Стандарт&quot;)))">
            <text:p/>
          </table:table-cell>
          <table:table-cell table:formula="of:=T(IF([$тест2.AR66]=1;ORG.OPENOFFICE.STYLE(&quot;граница&quot;);ORG.OPENOFFICE.STYLE(&quot;Стандарт&quot;)))">
            <text:p/>
          </table:table-cell>
          <table:table-cell table:formula="of:=T(IF([$тест2.AS66]=1;ORG.OPENOFFICE.STYLE(&quot;граница&quot;);ORG.OPENOFFICE.STYLE(&quot;Стандарт&quot;)))">
            <text:p/>
          </table:table-cell>
          <table:table-cell table:formula="of:=T(IF([$тест2.AT66]=1;ORG.OPENOFFICE.STYLE(&quot;граница&quot;);ORG.OPENOFFICE.STYLE(&quot;Стандарт&quot;)))">
            <text:p/>
          </table:table-cell>
          <table:table-cell table:formula="of:=T(IF([$тест2.AU66]=1;ORG.OPENOFFICE.STYLE(&quot;граница&quot;);ORG.OPENOFFICE.STYLE(&quot;Стандарт&quot;)))">
            <text:p/>
          </table:table-cell>
          <table:table-cell table:formula="of:=T(IF([$тест2.AV66]=1;ORG.OPENOFFICE.STYLE(&quot;граница&quot;);ORG.OPENOFFICE.STYLE(&quot;Стандарт&quot;)))">
            <text:p/>
          </table:table-cell>
          <table:table-cell table:formula="of:=T(IF([$тест2.AW66]=1;ORG.OPENOFFICE.STYLE(&quot;граница&quot;);ORG.OPENOFFICE.STYLE(&quot;Стандарт&quot;)))">
            <text:p/>
          </table:table-cell>
          <table:table-cell table:formula="of:=T(IF([$тест2.AX6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7]=1;ORG.OPENOFFICE.STYLE(&quot;граница&quot;);ORG.OPENOFFICE.STYLE(&quot;Стандарт&quot;)))">
            <text:p/>
          </table:table-cell>
          <table:table-cell table:formula="of:=T(IF([$тест2.C67]=1;ORG.OPENOFFICE.STYLE(&quot;граница&quot;);ORG.OPENOFFICE.STYLE(&quot;Стандарт&quot;)))">
            <text:p/>
          </table:table-cell>
          <table:table-cell table:formula="of:=T(IF([$тест2.D67]=1;ORG.OPENOFFICE.STYLE(&quot;граница&quot;);ORG.OPENOFFICE.STYLE(&quot;Стандарт&quot;)))">
            <text:p/>
          </table:table-cell>
          <table:table-cell table:formula="of:=T(IF([$тест2.E67]=1;ORG.OPENOFFICE.STYLE(&quot;граница&quot;);ORG.OPENOFFICE.STYLE(&quot;Стандарт&quot;)))">
            <text:p/>
          </table:table-cell>
          <table:table-cell table:formula="of:=T(IF([$тест2.F67]=1;ORG.OPENOFFICE.STYLE(&quot;граница&quot;);ORG.OPENOFFICE.STYLE(&quot;Стандарт&quot;)))">
            <text:p/>
          </table:table-cell>
          <table:table-cell table:formula="of:=T(IF([$тест2.G67]=1;ORG.OPENOFFICE.STYLE(&quot;граница&quot;);ORG.OPENOFFICE.STYLE(&quot;Стандарт&quot;)))">
            <text:p/>
          </table:table-cell>
          <table:table-cell table:formula="of:=T(IF([$тест2.H67]=1;ORG.OPENOFFICE.STYLE(&quot;граница&quot;);ORG.OPENOFFICE.STYLE(&quot;Стандарт&quot;)))">
            <text:p/>
          </table:table-cell>
          <table:table-cell table:formula="of:=T(IF([$тест2.I67]=1;ORG.OPENOFFICE.STYLE(&quot;граница&quot;);ORG.OPENOFFICE.STYLE(&quot;Стандарт&quot;)))">
            <text:p/>
          </table:table-cell>
          <table:table-cell table:formula="of:=T(IF([$тест2.J67]=1;ORG.OPENOFFICE.STYLE(&quot;граница&quot;);ORG.OPENOFFICE.STYLE(&quot;Стандарт&quot;)))">
            <text:p/>
          </table:table-cell>
          <table:table-cell table:formula="of:=T(IF([$тест2.K67]=1;ORG.OPENOFFICE.STYLE(&quot;граница&quot;);ORG.OPENOFFICE.STYLE(&quot;Стандарт&quot;)))">
            <text:p/>
          </table:table-cell>
          <table:table-cell table:formula="of:=T(IF([$тест2.L67]=1;ORG.OPENOFFICE.STYLE(&quot;граница&quot;);ORG.OPENOFFICE.STYLE(&quot;Стандарт&quot;)))">
            <text:p/>
          </table:table-cell>
          <table:table-cell table:formula="of:=T(IF([$тест2.M67]=1;ORG.OPENOFFICE.STYLE(&quot;граница&quot;);ORG.OPENOFFICE.STYLE(&quot;Стандарт&quot;)))">
            <text:p/>
          </table:table-cell>
          <table:table-cell table:formula="of:=T(IF([$тест2.N67]=1;ORG.OPENOFFICE.STYLE(&quot;граница&quot;);ORG.OPENOFFICE.STYLE(&quot;Стандарт&quot;)))">
            <text:p/>
          </table:table-cell>
          <table:table-cell table:formula="of:=T(IF([$тест2.O67]=1;ORG.OPENOFFICE.STYLE(&quot;граница&quot;);ORG.OPENOFFICE.STYLE(&quot;Стандарт&quot;)))">
            <text:p/>
          </table:table-cell>
          <table:table-cell table:formula="of:=T(IF([$тест2.P67]=1;ORG.OPENOFFICE.STYLE(&quot;граница&quot;);ORG.OPENOFFICE.STYLE(&quot;Стандарт&quot;)))">
            <text:p/>
          </table:table-cell>
          <table:table-cell table:formula="of:=T(IF([$тест2.Q67]=1;ORG.OPENOFFICE.STYLE(&quot;граница&quot;);ORG.OPENOFFICE.STYLE(&quot;Стандарт&quot;)))">
            <text:p/>
          </table:table-cell>
          <table:table-cell table:formula="of:=T(IF([$тест2.R67]=1;ORG.OPENOFFICE.STYLE(&quot;граница&quot;);ORG.OPENOFFICE.STYLE(&quot;Стандарт&quot;)))">
            <text:p/>
          </table:table-cell>
          <table:table-cell table:formula="of:=T(IF([$тест2.S67]=1;ORG.OPENOFFICE.STYLE(&quot;граница&quot;);ORG.OPENOFFICE.STYLE(&quot;Стандарт&quot;)))">
            <text:p/>
          </table:table-cell>
          <table:table-cell table:formula="of:=T(IF([$тест2.T67]=1;ORG.OPENOFFICE.STYLE(&quot;граница&quot;);ORG.OPENOFFICE.STYLE(&quot;Стандарт&quot;)))">
            <text:p/>
          </table:table-cell>
          <table:table-cell table:formula="of:=T(IF([$тест2.U67]=1;ORG.OPENOFFICE.STYLE(&quot;граница&quot;);ORG.OPENOFFICE.STYLE(&quot;Стандарт&quot;)))">
            <text:p/>
          </table:table-cell>
          <table:table-cell table:formula="of:=T(IF([$тест2.V67]=1;ORG.OPENOFFICE.STYLE(&quot;граница&quot;);ORG.OPENOFFICE.STYLE(&quot;Стандарт&quot;)))">
            <text:p/>
          </table:table-cell>
          <table:table-cell table:formula="of:=T(IF([$тест2.W67]=1;ORG.OPENOFFICE.STYLE(&quot;граница&quot;);ORG.OPENOFFICE.STYLE(&quot;Стандарт&quot;)))">
            <text:p/>
          </table:table-cell>
          <table:table-cell table:formula="of:=T(IF([$тест2.X67]=1;ORG.OPENOFFICE.STYLE(&quot;граница&quot;);ORG.OPENOFFICE.STYLE(&quot;Стандарт&quot;)))">
            <text:p/>
          </table:table-cell>
          <table:table-cell table:formula="of:=T(IF([$тест2.Y67]=1;ORG.OPENOFFICE.STYLE(&quot;граница&quot;);ORG.OPENOFFICE.STYLE(&quot;Стандарт&quot;)))">
            <text:p/>
          </table:table-cell>
          <table:table-cell table:formula="of:=T(IF([$тест2.Z67]=1;ORG.OPENOFFICE.STYLE(&quot;граница&quot;);ORG.OPENOFFICE.STYLE(&quot;Стандарт&quot;)))">
            <text:p/>
          </table:table-cell>
          <table:table-cell table:formula="of:=T(IF([$тест2.AA67]=1;ORG.OPENOFFICE.STYLE(&quot;граница&quot;);ORG.OPENOFFICE.STYLE(&quot;Стандарт&quot;)))">
            <text:p/>
          </table:table-cell>
          <table:table-cell table:formula="of:=T(IF([$тест2.AB67]=1;ORG.OPENOFFICE.STYLE(&quot;граница&quot;);ORG.OPENOFFICE.STYLE(&quot;Стандарт&quot;)))">
            <text:p/>
          </table:table-cell>
          <table:table-cell table:formula="of:=T(IF([$тест2.AC67]=1;ORG.OPENOFFICE.STYLE(&quot;граница&quot;);ORG.OPENOFFICE.STYLE(&quot;Стандарт&quot;)))">
            <text:p/>
          </table:table-cell>
          <table:table-cell table:formula="of:=T(IF([$тест2.AD67]=1;ORG.OPENOFFICE.STYLE(&quot;граница&quot;);ORG.OPENOFFICE.STYLE(&quot;Стандарт&quot;)))">
            <text:p/>
          </table:table-cell>
          <table:table-cell table:formula="of:=T(IF([$тест2.AE67]=1;ORG.OPENOFFICE.STYLE(&quot;граница&quot;);ORG.OPENOFFICE.STYLE(&quot;Стандарт&quot;)))">
            <text:p/>
          </table:table-cell>
          <table:table-cell table:formula="of:=T(IF([$тест2.AF67]=1;ORG.OPENOFFICE.STYLE(&quot;граница&quot;);ORG.OPENOFFICE.STYLE(&quot;Стандарт&quot;)))">
            <text:p/>
          </table:table-cell>
          <table:table-cell table:formula="of:=T(IF([$тест2.AG67]=1;ORG.OPENOFFICE.STYLE(&quot;граница&quot;);ORG.OPENOFFICE.STYLE(&quot;Стандарт&quot;)))">
            <text:p/>
          </table:table-cell>
          <table:table-cell table:formula="of:=T(IF([$тест2.AH67]=1;ORG.OPENOFFICE.STYLE(&quot;граница&quot;);ORG.OPENOFFICE.STYLE(&quot;Стандарт&quot;)))">
            <text:p/>
          </table:table-cell>
          <table:table-cell table:formula="of:=T(IF([$тест2.AI67]=1;ORG.OPENOFFICE.STYLE(&quot;граница&quot;);ORG.OPENOFFICE.STYLE(&quot;Стандарт&quot;)))">
            <text:p/>
          </table:table-cell>
          <table:table-cell table:formula="of:=T(IF([$тест2.AJ67]=1;ORG.OPENOFFICE.STYLE(&quot;граница&quot;);ORG.OPENOFFICE.STYLE(&quot;Стандарт&quot;)))">
            <text:p/>
          </table:table-cell>
          <table:table-cell table:formula="of:=T(IF([$тест2.AK67]=1;ORG.OPENOFFICE.STYLE(&quot;граница&quot;);ORG.OPENOFFICE.STYLE(&quot;Стандарт&quot;)))">
            <text:p/>
          </table:table-cell>
          <table:table-cell table:formula="of:=T(IF([$тест2.AL67]=1;ORG.OPENOFFICE.STYLE(&quot;граница&quot;);ORG.OPENOFFICE.STYLE(&quot;Стандарт&quot;)))">
            <text:p/>
          </table:table-cell>
          <table:table-cell table:formula="of:=T(IF([$тест2.AM67]=1;ORG.OPENOFFICE.STYLE(&quot;граница&quot;);ORG.OPENOFFICE.STYLE(&quot;Стандарт&quot;)))">
            <text:p/>
          </table:table-cell>
          <table:table-cell table:formula="of:=T(IF([$тест2.AN67]=1;ORG.OPENOFFICE.STYLE(&quot;граница&quot;);ORG.OPENOFFICE.STYLE(&quot;Стандарт&quot;)))">
            <text:p/>
          </table:table-cell>
          <table:table-cell table:formula="of:=T(IF([$тест2.AO67]=1;ORG.OPENOFFICE.STYLE(&quot;граница&quot;);ORG.OPENOFFICE.STYLE(&quot;Стандарт&quot;)))">
            <text:p/>
          </table:table-cell>
          <table:table-cell table:formula="of:=T(IF([$тест2.AP67]=1;ORG.OPENOFFICE.STYLE(&quot;граница&quot;);ORG.OPENOFFICE.STYLE(&quot;Стандарт&quot;)))">
            <text:p/>
          </table:table-cell>
          <table:table-cell table:formula="of:=T(IF([$тест2.AQ67]=1;ORG.OPENOFFICE.STYLE(&quot;граница&quot;);ORG.OPENOFFICE.STYLE(&quot;Стандарт&quot;)))">
            <text:p/>
          </table:table-cell>
          <table:table-cell table:formula="of:=T(IF([$тест2.AR67]=1;ORG.OPENOFFICE.STYLE(&quot;граница&quot;);ORG.OPENOFFICE.STYLE(&quot;Стандарт&quot;)))">
            <text:p/>
          </table:table-cell>
          <table:table-cell table:formula="of:=T(IF([$тест2.AS67]=1;ORG.OPENOFFICE.STYLE(&quot;граница&quot;);ORG.OPENOFFICE.STYLE(&quot;Стандарт&quot;)))">
            <text:p/>
          </table:table-cell>
          <table:table-cell table:formula="of:=T(IF([$тест2.AT67]=1;ORG.OPENOFFICE.STYLE(&quot;граница&quot;);ORG.OPENOFFICE.STYLE(&quot;Стандарт&quot;)))">
            <text:p/>
          </table:table-cell>
          <table:table-cell table:formula="of:=T(IF([$тест2.AU67]=1;ORG.OPENOFFICE.STYLE(&quot;граница&quot;);ORG.OPENOFFICE.STYLE(&quot;Стандарт&quot;)))">
            <text:p/>
          </table:table-cell>
          <table:table-cell table:formula="of:=T(IF([$тест2.AV67]=1;ORG.OPENOFFICE.STYLE(&quot;граница&quot;);ORG.OPENOFFICE.STYLE(&quot;Стандарт&quot;)))">
            <text:p/>
          </table:table-cell>
          <table:table-cell table:formula="of:=T(IF([$тест2.AW67]=1;ORG.OPENOFFICE.STYLE(&quot;граница&quot;);ORG.OPENOFFICE.STYLE(&quot;Стандарт&quot;)))">
            <text:p/>
          </table:table-cell>
          <table:table-cell table:formula="of:=T(IF([$тест2.AX6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8]=1;ORG.OPENOFFICE.STYLE(&quot;граница&quot;);ORG.OPENOFFICE.STYLE(&quot;Стандарт&quot;)))">
            <text:p/>
          </table:table-cell>
          <table:table-cell table:formula="of:=T(IF([$тест2.C68]=1;ORG.OPENOFFICE.STYLE(&quot;граница&quot;);ORG.OPENOFFICE.STYLE(&quot;Стандарт&quot;)))">
            <text:p/>
          </table:table-cell>
          <table:table-cell table:formula="of:=T(IF([$тест2.D68]=1;ORG.OPENOFFICE.STYLE(&quot;граница&quot;);ORG.OPENOFFICE.STYLE(&quot;Стандарт&quot;)))">
            <text:p/>
          </table:table-cell>
          <table:table-cell table:formula="of:=T(IF([$тест2.E68]=1;ORG.OPENOFFICE.STYLE(&quot;граница&quot;);ORG.OPENOFFICE.STYLE(&quot;Стандарт&quot;)))">
            <text:p/>
          </table:table-cell>
          <table:table-cell table:formula="of:=T(IF([$тест2.F68]=1;ORG.OPENOFFICE.STYLE(&quot;граница&quot;);ORG.OPENOFFICE.STYLE(&quot;Стандарт&quot;)))">
            <text:p/>
          </table:table-cell>
          <table:table-cell table:formula="of:=T(IF([$тест2.G68]=1;ORG.OPENOFFICE.STYLE(&quot;граница&quot;);ORG.OPENOFFICE.STYLE(&quot;Стандарт&quot;)))">
            <text:p/>
          </table:table-cell>
          <table:table-cell table:formula="of:=T(IF([$тест2.H68]=1;ORG.OPENOFFICE.STYLE(&quot;граница&quot;);ORG.OPENOFFICE.STYLE(&quot;Стандарт&quot;)))">
            <text:p/>
          </table:table-cell>
          <table:table-cell table:formula="of:=T(IF([$тест2.I68]=1;ORG.OPENOFFICE.STYLE(&quot;граница&quot;);ORG.OPENOFFICE.STYLE(&quot;Стандарт&quot;)))">
            <text:p/>
          </table:table-cell>
          <table:table-cell table:formula="of:=T(IF([$тест2.J68]=1;ORG.OPENOFFICE.STYLE(&quot;граница&quot;);ORG.OPENOFFICE.STYLE(&quot;Стандарт&quot;)))">
            <text:p/>
          </table:table-cell>
          <table:table-cell table:formula="of:=T(IF([$тест2.K68]=1;ORG.OPENOFFICE.STYLE(&quot;граница&quot;);ORG.OPENOFFICE.STYLE(&quot;Стандарт&quot;)))">
            <text:p/>
          </table:table-cell>
          <table:table-cell table:formula="of:=T(IF([$тест2.L68]=1;ORG.OPENOFFICE.STYLE(&quot;граница&quot;);ORG.OPENOFFICE.STYLE(&quot;Стандарт&quot;)))">
            <text:p/>
          </table:table-cell>
          <table:table-cell table:formula="of:=T(IF([$тест2.M68]=1;ORG.OPENOFFICE.STYLE(&quot;граница&quot;);ORG.OPENOFFICE.STYLE(&quot;Стандарт&quot;)))">
            <text:p/>
          </table:table-cell>
          <table:table-cell table:formula="of:=T(IF([$тест2.N68]=1;ORG.OPENOFFICE.STYLE(&quot;граница&quot;);ORG.OPENOFFICE.STYLE(&quot;Стандарт&quot;)))">
            <text:p/>
          </table:table-cell>
          <table:table-cell table:formula="of:=T(IF([$тест2.O68]=1;ORG.OPENOFFICE.STYLE(&quot;граница&quot;);ORG.OPENOFFICE.STYLE(&quot;Стандарт&quot;)))">
            <text:p/>
          </table:table-cell>
          <table:table-cell table:formula="of:=T(IF([$тест2.P68]=1;ORG.OPENOFFICE.STYLE(&quot;граница&quot;);ORG.OPENOFFICE.STYLE(&quot;Стандарт&quot;)))">
            <text:p/>
          </table:table-cell>
          <table:table-cell table:formula="of:=T(IF([$тест2.Q68]=1;ORG.OPENOFFICE.STYLE(&quot;граница&quot;);ORG.OPENOFFICE.STYLE(&quot;Стандарт&quot;)))">
            <text:p/>
          </table:table-cell>
          <table:table-cell table:formula="of:=T(IF([$тест2.R68]=1;ORG.OPENOFFICE.STYLE(&quot;граница&quot;);ORG.OPENOFFICE.STYLE(&quot;Стандарт&quot;)))">
            <text:p/>
          </table:table-cell>
          <table:table-cell table:formula="of:=T(IF([$тест2.S68]=1;ORG.OPENOFFICE.STYLE(&quot;граница&quot;);ORG.OPENOFFICE.STYLE(&quot;Стандарт&quot;)))">
            <text:p/>
          </table:table-cell>
          <table:table-cell table:formula="of:=T(IF([$тест2.T68]=1;ORG.OPENOFFICE.STYLE(&quot;граница&quot;);ORG.OPENOFFICE.STYLE(&quot;Стандарт&quot;)))">
            <text:p/>
          </table:table-cell>
          <table:table-cell table:formula="of:=T(IF([$тест2.U68]=1;ORG.OPENOFFICE.STYLE(&quot;граница&quot;);ORG.OPENOFFICE.STYLE(&quot;Стандарт&quot;)))">
            <text:p/>
          </table:table-cell>
          <table:table-cell table:formula="of:=T(IF([$тест2.V68]=1;ORG.OPENOFFICE.STYLE(&quot;граница&quot;);ORG.OPENOFFICE.STYLE(&quot;Стандарт&quot;)))">
            <text:p/>
          </table:table-cell>
          <table:table-cell table:formula="of:=T(IF([$тест2.W68]=1;ORG.OPENOFFICE.STYLE(&quot;граница&quot;);ORG.OPENOFFICE.STYLE(&quot;Стандарт&quot;)))">
            <text:p/>
          </table:table-cell>
          <table:table-cell table:formula="of:=T(IF([$тест2.X68]=1;ORG.OPENOFFICE.STYLE(&quot;граница&quot;);ORG.OPENOFFICE.STYLE(&quot;Стандарт&quot;)))">
            <text:p/>
          </table:table-cell>
          <table:table-cell table:formula="of:=T(IF([$тест2.Y68]=1;ORG.OPENOFFICE.STYLE(&quot;граница&quot;);ORG.OPENOFFICE.STYLE(&quot;Стандарт&quot;)))">
            <text:p/>
          </table:table-cell>
          <table:table-cell table:formula="of:=T(IF([$тест2.Z68]=1;ORG.OPENOFFICE.STYLE(&quot;граница&quot;);ORG.OPENOFFICE.STYLE(&quot;Стандарт&quot;)))">
            <text:p/>
          </table:table-cell>
          <table:table-cell table:formula="of:=T(IF([$тест2.AA68]=1;ORG.OPENOFFICE.STYLE(&quot;граница&quot;);ORG.OPENOFFICE.STYLE(&quot;Стандарт&quot;)))">
            <text:p/>
          </table:table-cell>
          <table:table-cell table:formula="of:=T(IF([$тест2.AB68]=1;ORG.OPENOFFICE.STYLE(&quot;граница&quot;);ORG.OPENOFFICE.STYLE(&quot;Стандарт&quot;)))">
            <text:p/>
          </table:table-cell>
          <table:table-cell table:formula="of:=T(IF([$тест2.AC68]=1;ORG.OPENOFFICE.STYLE(&quot;граница&quot;);ORG.OPENOFFICE.STYLE(&quot;Стандарт&quot;)))">
            <text:p/>
          </table:table-cell>
          <table:table-cell table:formula="of:=T(IF([$тест2.AD68]=1;ORG.OPENOFFICE.STYLE(&quot;граница&quot;);ORG.OPENOFFICE.STYLE(&quot;Стандарт&quot;)))">
            <text:p/>
          </table:table-cell>
          <table:table-cell table:formula="of:=T(IF([$тест2.AE68]=1;ORG.OPENOFFICE.STYLE(&quot;граница&quot;);ORG.OPENOFFICE.STYLE(&quot;Стандарт&quot;)))">
            <text:p/>
          </table:table-cell>
          <table:table-cell table:formula="of:=T(IF([$тест2.AF68]=1;ORG.OPENOFFICE.STYLE(&quot;граница&quot;);ORG.OPENOFFICE.STYLE(&quot;Стандарт&quot;)))">
            <text:p/>
          </table:table-cell>
          <table:table-cell table:formula="of:=T(IF([$тест2.AG68]=1;ORG.OPENOFFICE.STYLE(&quot;граница&quot;);ORG.OPENOFFICE.STYLE(&quot;Стандарт&quot;)))">
            <text:p/>
          </table:table-cell>
          <table:table-cell table:formula="of:=T(IF([$тест2.AH68]=1;ORG.OPENOFFICE.STYLE(&quot;граница&quot;);ORG.OPENOFFICE.STYLE(&quot;Стандарт&quot;)))">
            <text:p/>
          </table:table-cell>
          <table:table-cell table:formula="of:=T(IF([$тест2.AI68]=1;ORG.OPENOFFICE.STYLE(&quot;граница&quot;);ORG.OPENOFFICE.STYLE(&quot;Стандарт&quot;)))">
            <text:p/>
          </table:table-cell>
          <table:table-cell table:formula="of:=T(IF([$тест2.AJ68]=1;ORG.OPENOFFICE.STYLE(&quot;граница&quot;);ORG.OPENOFFICE.STYLE(&quot;Стандарт&quot;)))">
            <text:p/>
          </table:table-cell>
          <table:table-cell table:formula="of:=T(IF([$тест2.AK68]=1;ORG.OPENOFFICE.STYLE(&quot;граница&quot;);ORG.OPENOFFICE.STYLE(&quot;Стандарт&quot;)))">
            <text:p/>
          </table:table-cell>
          <table:table-cell table:formula="of:=T(IF([$тест2.AL68]=1;ORG.OPENOFFICE.STYLE(&quot;граница&quot;);ORG.OPENOFFICE.STYLE(&quot;Стандарт&quot;)))">
            <text:p/>
          </table:table-cell>
          <table:table-cell table:formula="of:=T(IF([$тест2.AM68]=1;ORG.OPENOFFICE.STYLE(&quot;граница&quot;);ORG.OPENOFFICE.STYLE(&quot;Стандарт&quot;)))">
            <text:p/>
          </table:table-cell>
          <table:table-cell table:formula="of:=T(IF([$тест2.AN68]=1;ORG.OPENOFFICE.STYLE(&quot;граница&quot;);ORG.OPENOFFICE.STYLE(&quot;Стандарт&quot;)))">
            <text:p/>
          </table:table-cell>
          <table:table-cell table:formula="of:=T(IF([$тест2.AO68]=1;ORG.OPENOFFICE.STYLE(&quot;граница&quot;);ORG.OPENOFFICE.STYLE(&quot;Стандарт&quot;)))">
            <text:p/>
          </table:table-cell>
          <table:table-cell table:formula="of:=T(IF([$тест2.AP68]=1;ORG.OPENOFFICE.STYLE(&quot;граница&quot;);ORG.OPENOFFICE.STYLE(&quot;Стандарт&quot;)))">
            <text:p/>
          </table:table-cell>
          <table:table-cell table:formula="of:=T(IF([$тест2.AQ68]=1;ORG.OPENOFFICE.STYLE(&quot;граница&quot;);ORG.OPENOFFICE.STYLE(&quot;Стандарт&quot;)))">
            <text:p/>
          </table:table-cell>
          <table:table-cell table:formula="of:=T(IF([$тест2.AR68]=1;ORG.OPENOFFICE.STYLE(&quot;граница&quot;);ORG.OPENOFFICE.STYLE(&quot;Стандарт&quot;)))">
            <text:p/>
          </table:table-cell>
          <table:table-cell table:formula="of:=T(IF([$тест2.AS68]=1;ORG.OPENOFFICE.STYLE(&quot;граница&quot;);ORG.OPENOFFICE.STYLE(&quot;Стандарт&quot;)))">
            <text:p/>
          </table:table-cell>
          <table:table-cell table:formula="of:=T(IF([$тест2.AT68]=1;ORG.OPENOFFICE.STYLE(&quot;граница&quot;);ORG.OPENOFFICE.STYLE(&quot;Стандарт&quot;)))">
            <text:p/>
          </table:table-cell>
          <table:table-cell table:formula="of:=T(IF([$тест2.AU68]=1;ORG.OPENOFFICE.STYLE(&quot;граница&quot;);ORG.OPENOFFICE.STYLE(&quot;Стандарт&quot;)))">
            <text:p/>
          </table:table-cell>
          <table:table-cell table:formula="of:=T(IF([$тест2.AV68]=1;ORG.OPENOFFICE.STYLE(&quot;граница&quot;);ORG.OPENOFFICE.STYLE(&quot;Стандарт&quot;)))">
            <text:p/>
          </table:table-cell>
          <table:table-cell table:formula="of:=T(IF([$тест2.AW68]=1;ORG.OPENOFFICE.STYLE(&quot;граница&quot;);ORG.OPENOFFICE.STYLE(&quot;Стандарт&quot;)))">
            <text:p/>
          </table:table-cell>
          <table:table-cell table:formula="of:=T(IF([$тест2.AX6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69]=1;ORG.OPENOFFICE.STYLE(&quot;граница&quot;);ORG.OPENOFFICE.STYLE(&quot;Стандарт&quot;)))">
            <text:p/>
          </table:table-cell>
          <table:table-cell table:formula="of:=T(IF([$тест2.C69]=1;ORG.OPENOFFICE.STYLE(&quot;граница&quot;);ORG.OPENOFFICE.STYLE(&quot;Стандарт&quot;)))">
            <text:p/>
          </table:table-cell>
          <table:table-cell table:formula="of:=T(IF([$тест2.D69]=1;ORG.OPENOFFICE.STYLE(&quot;граница&quot;);ORG.OPENOFFICE.STYLE(&quot;Стандарт&quot;)))">
            <text:p/>
          </table:table-cell>
          <table:table-cell table:formula="of:=T(IF([$тест2.E69]=1;ORG.OPENOFFICE.STYLE(&quot;граница&quot;);ORG.OPENOFFICE.STYLE(&quot;Стандарт&quot;)))">
            <text:p/>
          </table:table-cell>
          <table:table-cell table:formula="of:=T(IF([$тест2.F69]=1;ORG.OPENOFFICE.STYLE(&quot;граница&quot;);ORG.OPENOFFICE.STYLE(&quot;Стандарт&quot;)))">
            <text:p/>
          </table:table-cell>
          <table:table-cell table:formula="of:=T(IF([$тест2.G69]=1;ORG.OPENOFFICE.STYLE(&quot;граница&quot;);ORG.OPENOFFICE.STYLE(&quot;Стандарт&quot;)))">
            <text:p/>
          </table:table-cell>
          <table:table-cell table:formula="of:=T(IF([$тест2.H69]=1;ORG.OPENOFFICE.STYLE(&quot;граница&quot;);ORG.OPENOFFICE.STYLE(&quot;Стандарт&quot;)))">
            <text:p/>
          </table:table-cell>
          <table:table-cell table:formula="of:=T(IF([$тест2.I69]=1;ORG.OPENOFFICE.STYLE(&quot;граница&quot;);ORG.OPENOFFICE.STYLE(&quot;Стандарт&quot;)))">
            <text:p/>
          </table:table-cell>
          <table:table-cell table:formula="of:=T(IF([$тест2.J69]=1;ORG.OPENOFFICE.STYLE(&quot;граница&quot;);ORG.OPENOFFICE.STYLE(&quot;Стандарт&quot;)))">
            <text:p/>
          </table:table-cell>
          <table:table-cell table:formula="of:=T(IF([$тест2.K69]=1;ORG.OPENOFFICE.STYLE(&quot;граница&quot;);ORG.OPENOFFICE.STYLE(&quot;Стандарт&quot;)))">
            <text:p/>
          </table:table-cell>
          <table:table-cell table:formula="of:=T(IF([$тест2.L69]=1;ORG.OPENOFFICE.STYLE(&quot;граница&quot;);ORG.OPENOFFICE.STYLE(&quot;Стандарт&quot;)))">
            <text:p/>
          </table:table-cell>
          <table:table-cell table:formula="of:=T(IF([$тест2.M69]=1;ORG.OPENOFFICE.STYLE(&quot;граница&quot;);ORG.OPENOFFICE.STYLE(&quot;Стандарт&quot;)))">
            <text:p/>
          </table:table-cell>
          <table:table-cell table:formula="of:=T(IF([$тест2.N69]=1;ORG.OPENOFFICE.STYLE(&quot;граница&quot;);ORG.OPENOFFICE.STYLE(&quot;Стандарт&quot;)))">
            <text:p/>
          </table:table-cell>
          <table:table-cell table:formula="of:=T(IF([$тест2.O69]=1;ORG.OPENOFFICE.STYLE(&quot;граница&quot;);ORG.OPENOFFICE.STYLE(&quot;Стандарт&quot;)))">
            <text:p/>
          </table:table-cell>
          <table:table-cell table:formula="of:=T(IF([$тест2.P69]=1;ORG.OPENOFFICE.STYLE(&quot;граница&quot;);ORG.OPENOFFICE.STYLE(&quot;Стандарт&quot;)))">
            <text:p/>
          </table:table-cell>
          <table:table-cell table:formula="of:=T(IF([$тест2.Q69]=1;ORG.OPENOFFICE.STYLE(&quot;граница&quot;);ORG.OPENOFFICE.STYLE(&quot;Стандарт&quot;)))">
            <text:p/>
          </table:table-cell>
          <table:table-cell table:formula="of:=T(IF([$тест2.R69]=1;ORG.OPENOFFICE.STYLE(&quot;граница&quot;);ORG.OPENOFFICE.STYLE(&quot;Стандарт&quot;)))">
            <text:p/>
          </table:table-cell>
          <table:table-cell table:formula="of:=T(IF([$тест2.S69]=1;ORG.OPENOFFICE.STYLE(&quot;граница&quot;);ORG.OPENOFFICE.STYLE(&quot;Стандарт&quot;)))">
            <text:p/>
          </table:table-cell>
          <table:table-cell table:formula="of:=T(IF([$тест2.T69]=1;ORG.OPENOFFICE.STYLE(&quot;граница&quot;);ORG.OPENOFFICE.STYLE(&quot;Стандарт&quot;)))">
            <text:p/>
          </table:table-cell>
          <table:table-cell table:formula="of:=T(IF([$тест2.U69]=1;ORG.OPENOFFICE.STYLE(&quot;граница&quot;);ORG.OPENOFFICE.STYLE(&quot;Стандарт&quot;)))">
            <text:p/>
          </table:table-cell>
          <table:table-cell table:formula="of:=T(IF([$тест2.V69]=1;ORG.OPENOFFICE.STYLE(&quot;граница&quot;);ORG.OPENOFFICE.STYLE(&quot;Стандарт&quot;)))">
            <text:p/>
          </table:table-cell>
          <table:table-cell table:formula="of:=T(IF([$тест2.W69]=1;ORG.OPENOFFICE.STYLE(&quot;граница&quot;);ORG.OPENOFFICE.STYLE(&quot;Стандарт&quot;)))">
            <text:p/>
          </table:table-cell>
          <table:table-cell table:formula="of:=T(IF([$тест2.X69]=1;ORG.OPENOFFICE.STYLE(&quot;граница&quot;);ORG.OPENOFFICE.STYLE(&quot;Стандарт&quot;)))">
            <text:p/>
          </table:table-cell>
          <table:table-cell table:formula="of:=T(IF([$тест2.Y69]=1;ORG.OPENOFFICE.STYLE(&quot;граница&quot;);ORG.OPENOFFICE.STYLE(&quot;Стандарт&quot;)))">
            <text:p/>
          </table:table-cell>
          <table:table-cell table:formula="of:=T(IF([$тест2.Z69]=1;ORG.OPENOFFICE.STYLE(&quot;граница&quot;);ORG.OPENOFFICE.STYLE(&quot;Стандарт&quot;)))">
            <text:p/>
          </table:table-cell>
          <table:table-cell table:formula="of:=T(IF([$тест2.AA69]=1;ORG.OPENOFFICE.STYLE(&quot;граница&quot;);ORG.OPENOFFICE.STYLE(&quot;Стандарт&quot;)))">
            <text:p/>
          </table:table-cell>
          <table:table-cell table:formula="of:=T(IF([$тест2.AB69]=1;ORG.OPENOFFICE.STYLE(&quot;граница&quot;);ORG.OPENOFFICE.STYLE(&quot;Стандарт&quot;)))">
            <text:p/>
          </table:table-cell>
          <table:table-cell table:formula="of:=T(IF([$тест2.AC69]=1;ORG.OPENOFFICE.STYLE(&quot;граница&quot;);ORG.OPENOFFICE.STYLE(&quot;Стандарт&quot;)))">
            <text:p/>
          </table:table-cell>
          <table:table-cell table:formula="of:=T(IF([$тест2.AD69]=1;ORG.OPENOFFICE.STYLE(&quot;граница&quot;);ORG.OPENOFFICE.STYLE(&quot;Стандарт&quot;)))">
            <text:p/>
          </table:table-cell>
          <table:table-cell table:formula="of:=T(IF([$тест2.AE69]=1;ORG.OPENOFFICE.STYLE(&quot;граница&quot;);ORG.OPENOFFICE.STYLE(&quot;Стандарт&quot;)))">
            <text:p/>
          </table:table-cell>
          <table:table-cell table:formula="of:=T(IF([$тест2.AF69]=1;ORG.OPENOFFICE.STYLE(&quot;граница&quot;);ORG.OPENOFFICE.STYLE(&quot;Стандарт&quot;)))">
            <text:p/>
          </table:table-cell>
          <table:table-cell table:formula="of:=T(IF([$тест2.AG69]=1;ORG.OPENOFFICE.STYLE(&quot;граница&quot;);ORG.OPENOFFICE.STYLE(&quot;Стандарт&quot;)))">
            <text:p/>
          </table:table-cell>
          <table:table-cell table:formula="of:=T(IF([$тест2.AH69]=1;ORG.OPENOFFICE.STYLE(&quot;граница&quot;);ORG.OPENOFFICE.STYLE(&quot;Стандарт&quot;)))">
            <text:p/>
          </table:table-cell>
          <table:table-cell table:formula="of:=T(IF([$тест2.AI69]=1;ORG.OPENOFFICE.STYLE(&quot;граница&quot;);ORG.OPENOFFICE.STYLE(&quot;Стандарт&quot;)))">
            <text:p/>
          </table:table-cell>
          <table:table-cell table:formula="of:=T(IF([$тест2.AJ69]=1;ORG.OPENOFFICE.STYLE(&quot;граница&quot;);ORG.OPENOFFICE.STYLE(&quot;Стандарт&quot;)))">
            <text:p/>
          </table:table-cell>
          <table:table-cell table:formula="of:=T(IF([$тест2.AK69]=1;ORG.OPENOFFICE.STYLE(&quot;граница&quot;);ORG.OPENOFFICE.STYLE(&quot;Стандарт&quot;)))">
            <text:p/>
          </table:table-cell>
          <table:table-cell table:formula="of:=T(IF([$тест2.AL69]=1;ORG.OPENOFFICE.STYLE(&quot;граница&quot;);ORG.OPENOFFICE.STYLE(&quot;Стандарт&quot;)))">
            <text:p/>
          </table:table-cell>
          <table:table-cell table:formula="of:=T(IF([$тест2.AM69]=1;ORG.OPENOFFICE.STYLE(&quot;граница&quot;);ORG.OPENOFFICE.STYLE(&quot;Стандарт&quot;)))">
            <text:p/>
          </table:table-cell>
          <table:table-cell table:formula="of:=T(IF([$тест2.AN69]=1;ORG.OPENOFFICE.STYLE(&quot;граница&quot;);ORG.OPENOFFICE.STYLE(&quot;Стандарт&quot;)))">
            <text:p/>
          </table:table-cell>
          <table:table-cell table:formula="of:=T(IF([$тест2.AO69]=1;ORG.OPENOFFICE.STYLE(&quot;граница&quot;);ORG.OPENOFFICE.STYLE(&quot;Стандарт&quot;)))">
            <text:p/>
          </table:table-cell>
          <table:table-cell table:formula="of:=T(IF([$тест2.AP69]=1;ORG.OPENOFFICE.STYLE(&quot;граница&quot;);ORG.OPENOFFICE.STYLE(&quot;Стандарт&quot;)))">
            <text:p/>
          </table:table-cell>
          <table:table-cell table:formula="of:=T(IF([$тест2.AQ69]=1;ORG.OPENOFFICE.STYLE(&quot;граница&quot;);ORG.OPENOFFICE.STYLE(&quot;Стандарт&quot;)))">
            <text:p/>
          </table:table-cell>
          <table:table-cell table:formula="of:=T(IF([$тест2.AR69]=1;ORG.OPENOFFICE.STYLE(&quot;граница&quot;);ORG.OPENOFFICE.STYLE(&quot;Стандарт&quot;)))">
            <text:p/>
          </table:table-cell>
          <table:table-cell table:formula="of:=T(IF([$тест2.AS69]=1;ORG.OPENOFFICE.STYLE(&quot;граница&quot;);ORG.OPENOFFICE.STYLE(&quot;Стандарт&quot;)))">
            <text:p/>
          </table:table-cell>
          <table:table-cell table:formula="of:=T(IF([$тест2.AT69]=1;ORG.OPENOFFICE.STYLE(&quot;граница&quot;);ORG.OPENOFFICE.STYLE(&quot;Стандарт&quot;)))">
            <text:p/>
          </table:table-cell>
          <table:table-cell table:formula="of:=T(IF([$тест2.AU69]=1;ORG.OPENOFFICE.STYLE(&quot;граница&quot;);ORG.OPENOFFICE.STYLE(&quot;Стандарт&quot;)))">
            <text:p/>
          </table:table-cell>
          <table:table-cell table:formula="of:=T(IF([$тест2.AV69]=1;ORG.OPENOFFICE.STYLE(&quot;граница&quot;);ORG.OPENOFFICE.STYLE(&quot;Стандарт&quot;)))">
            <text:p/>
          </table:table-cell>
          <table:table-cell table:formula="of:=T(IF([$тест2.AW69]=1;ORG.OPENOFFICE.STYLE(&quot;граница&quot;);ORG.OPENOFFICE.STYLE(&quot;Стандарт&quot;)))">
            <text:p/>
          </table:table-cell>
          <table:table-cell table:formula="of:=T(IF([$тест2.AX6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0]=1;ORG.OPENOFFICE.STYLE(&quot;граница&quot;);ORG.OPENOFFICE.STYLE(&quot;Стандарт&quot;)))">
            <text:p/>
          </table:table-cell>
          <table:table-cell table:formula="of:=T(IF([$тест2.C70]=1;ORG.OPENOFFICE.STYLE(&quot;граница&quot;);ORG.OPENOFFICE.STYLE(&quot;Стандарт&quot;)))">
            <text:p/>
          </table:table-cell>
          <table:table-cell table:formula="of:=T(IF([$тест2.D70]=1;ORG.OPENOFFICE.STYLE(&quot;граница&quot;);ORG.OPENOFFICE.STYLE(&quot;Стандарт&quot;)))">
            <text:p/>
          </table:table-cell>
          <table:table-cell table:formula="of:=T(IF([$тест2.E70]=1;ORG.OPENOFFICE.STYLE(&quot;граница&quot;);ORG.OPENOFFICE.STYLE(&quot;Стандарт&quot;)))">
            <text:p/>
          </table:table-cell>
          <table:table-cell table:formula="of:=T(IF([$тест2.F70]=1;ORG.OPENOFFICE.STYLE(&quot;граница&quot;);ORG.OPENOFFICE.STYLE(&quot;Стандарт&quot;)))">
            <text:p/>
          </table:table-cell>
          <table:table-cell table:formula="of:=T(IF([$тест2.G70]=1;ORG.OPENOFFICE.STYLE(&quot;граница&quot;);ORG.OPENOFFICE.STYLE(&quot;Стандарт&quot;)))">
            <text:p/>
          </table:table-cell>
          <table:table-cell table:formula="of:=T(IF([$тест2.H70]=1;ORG.OPENOFFICE.STYLE(&quot;граница&quot;);ORG.OPENOFFICE.STYLE(&quot;Стандарт&quot;)))">
            <text:p/>
          </table:table-cell>
          <table:table-cell table:formula="of:=T(IF([$тест2.I70]=1;ORG.OPENOFFICE.STYLE(&quot;граница&quot;);ORG.OPENOFFICE.STYLE(&quot;Стандарт&quot;)))">
            <text:p/>
          </table:table-cell>
          <table:table-cell table:formula="of:=T(IF([$тест2.J70]=1;ORG.OPENOFFICE.STYLE(&quot;граница&quot;);ORG.OPENOFFICE.STYLE(&quot;Стандарт&quot;)))">
            <text:p/>
          </table:table-cell>
          <table:table-cell table:formula="of:=T(IF([$тест2.K70]=1;ORG.OPENOFFICE.STYLE(&quot;граница&quot;);ORG.OPENOFFICE.STYLE(&quot;Стандарт&quot;)))">
            <text:p/>
          </table:table-cell>
          <table:table-cell table:formula="of:=T(IF([$тест2.L70]=1;ORG.OPENOFFICE.STYLE(&quot;граница&quot;);ORG.OPENOFFICE.STYLE(&quot;Стандарт&quot;)))">
            <text:p/>
          </table:table-cell>
          <table:table-cell table:formula="of:=T(IF([$тест2.M70]=1;ORG.OPENOFFICE.STYLE(&quot;граница&quot;);ORG.OPENOFFICE.STYLE(&quot;Стандарт&quot;)))">
            <text:p/>
          </table:table-cell>
          <table:table-cell table:formula="of:=T(IF([$тест2.N70]=1;ORG.OPENOFFICE.STYLE(&quot;граница&quot;);ORG.OPENOFFICE.STYLE(&quot;Стандарт&quot;)))">
            <text:p/>
          </table:table-cell>
          <table:table-cell table:formula="of:=T(IF([$тест2.O70]=1;ORG.OPENOFFICE.STYLE(&quot;граница&quot;);ORG.OPENOFFICE.STYLE(&quot;Стандарт&quot;)))">
            <text:p/>
          </table:table-cell>
          <table:table-cell table:formula="of:=T(IF([$тест2.P70]=1;ORG.OPENOFFICE.STYLE(&quot;граница&quot;);ORG.OPENOFFICE.STYLE(&quot;Стандарт&quot;)))">
            <text:p/>
          </table:table-cell>
          <table:table-cell table:formula="of:=T(IF([$тест2.Q70]=1;ORG.OPENOFFICE.STYLE(&quot;граница&quot;);ORG.OPENOFFICE.STYLE(&quot;Стандарт&quot;)))">
            <text:p/>
          </table:table-cell>
          <table:table-cell table:formula="of:=T(IF([$тест2.R70]=1;ORG.OPENOFFICE.STYLE(&quot;граница&quot;);ORG.OPENOFFICE.STYLE(&quot;Стандарт&quot;)))">
            <text:p/>
          </table:table-cell>
          <table:table-cell table:formula="of:=T(IF([$тест2.S70]=1;ORG.OPENOFFICE.STYLE(&quot;граница&quot;);ORG.OPENOFFICE.STYLE(&quot;Стандарт&quot;)))">
            <text:p/>
          </table:table-cell>
          <table:table-cell table:formula="of:=T(IF([$тест2.T70]=1;ORG.OPENOFFICE.STYLE(&quot;граница&quot;);ORG.OPENOFFICE.STYLE(&quot;Стандарт&quot;)))">
            <text:p/>
          </table:table-cell>
          <table:table-cell table:formula="of:=T(IF([$тест2.U70]=1;ORG.OPENOFFICE.STYLE(&quot;граница&quot;);ORG.OPENOFFICE.STYLE(&quot;Стандарт&quot;)))">
            <text:p/>
          </table:table-cell>
          <table:table-cell table:formula="of:=T(IF([$тест2.V70]=1;ORG.OPENOFFICE.STYLE(&quot;граница&quot;);ORG.OPENOFFICE.STYLE(&quot;Стандарт&quot;)))">
            <text:p/>
          </table:table-cell>
          <table:table-cell table:formula="of:=T(IF([$тест2.W70]=1;ORG.OPENOFFICE.STYLE(&quot;граница&quot;);ORG.OPENOFFICE.STYLE(&quot;Стандарт&quot;)))">
            <text:p/>
          </table:table-cell>
          <table:table-cell table:formula="of:=T(IF([$тест2.X70]=1;ORG.OPENOFFICE.STYLE(&quot;граница&quot;);ORG.OPENOFFICE.STYLE(&quot;Стандарт&quot;)))">
            <text:p/>
          </table:table-cell>
          <table:table-cell table:formula="of:=T(IF([$тест2.Y70]=1;ORG.OPENOFFICE.STYLE(&quot;граница&quot;);ORG.OPENOFFICE.STYLE(&quot;Стандарт&quot;)))">
            <text:p/>
          </table:table-cell>
          <table:table-cell table:formula="of:=T(IF([$тест2.Z70]=1;ORG.OPENOFFICE.STYLE(&quot;граница&quot;);ORG.OPENOFFICE.STYLE(&quot;Стандарт&quot;)))">
            <text:p/>
          </table:table-cell>
          <table:table-cell table:formula="of:=T(IF([$тест2.AA70]=1;ORG.OPENOFFICE.STYLE(&quot;граница&quot;);ORG.OPENOFFICE.STYLE(&quot;Стандарт&quot;)))">
            <text:p/>
          </table:table-cell>
          <table:table-cell table:formula="of:=T(IF([$тест2.AB70]=1;ORG.OPENOFFICE.STYLE(&quot;граница&quot;);ORG.OPENOFFICE.STYLE(&quot;Стандарт&quot;)))">
            <text:p/>
          </table:table-cell>
          <table:table-cell table:formula="of:=T(IF([$тест2.AC70]=1;ORG.OPENOFFICE.STYLE(&quot;граница&quot;);ORG.OPENOFFICE.STYLE(&quot;Стандарт&quot;)))">
            <text:p/>
          </table:table-cell>
          <table:table-cell table:formula="of:=T(IF([$тест2.AD70]=1;ORG.OPENOFFICE.STYLE(&quot;граница&quot;);ORG.OPENOFFICE.STYLE(&quot;Стандарт&quot;)))">
            <text:p/>
          </table:table-cell>
          <table:table-cell table:formula="of:=T(IF([$тест2.AE70]=1;ORG.OPENOFFICE.STYLE(&quot;граница&quot;);ORG.OPENOFFICE.STYLE(&quot;Стандарт&quot;)))">
            <text:p/>
          </table:table-cell>
          <table:table-cell table:formula="of:=T(IF([$тест2.AF70]=1;ORG.OPENOFFICE.STYLE(&quot;граница&quot;);ORG.OPENOFFICE.STYLE(&quot;Стандарт&quot;)))">
            <text:p/>
          </table:table-cell>
          <table:table-cell table:formula="of:=T(IF([$тест2.AG70]=1;ORG.OPENOFFICE.STYLE(&quot;граница&quot;);ORG.OPENOFFICE.STYLE(&quot;Стандарт&quot;)))">
            <text:p/>
          </table:table-cell>
          <table:table-cell table:formula="of:=T(IF([$тест2.AH70]=1;ORG.OPENOFFICE.STYLE(&quot;граница&quot;);ORG.OPENOFFICE.STYLE(&quot;Стандарт&quot;)))">
            <text:p/>
          </table:table-cell>
          <table:table-cell table:formula="of:=T(IF([$тест2.AI70]=1;ORG.OPENOFFICE.STYLE(&quot;граница&quot;);ORG.OPENOFFICE.STYLE(&quot;Стандарт&quot;)))">
            <text:p/>
          </table:table-cell>
          <table:table-cell table:formula="of:=T(IF([$тест2.AJ70]=1;ORG.OPENOFFICE.STYLE(&quot;граница&quot;);ORG.OPENOFFICE.STYLE(&quot;Стандарт&quot;)))">
            <text:p/>
          </table:table-cell>
          <table:table-cell table:formula="of:=T(IF([$тест2.AK70]=1;ORG.OPENOFFICE.STYLE(&quot;граница&quot;);ORG.OPENOFFICE.STYLE(&quot;Стандарт&quot;)))">
            <text:p/>
          </table:table-cell>
          <table:table-cell table:formula="of:=T(IF([$тест2.AL70]=1;ORG.OPENOFFICE.STYLE(&quot;граница&quot;);ORG.OPENOFFICE.STYLE(&quot;Стандарт&quot;)))">
            <text:p/>
          </table:table-cell>
          <table:table-cell table:formula="of:=T(IF([$тест2.AM70]=1;ORG.OPENOFFICE.STYLE(&quot;граница&quot;);ORG.OPENOFFICE.STYLE(&quot;Стандарт&quot;)))">
            <text:p/>
          </table:table-cell>
          <table:table-cell table:formula="of:=T(IF([$тест2.AN70]=1;ORG.OPENOFFICE.STYLE(&quot;граница&quot;);ORG.OPENOFFICE.STYLE(&quot;Стандарт&quot;)))">
            <text:p/>
          </table:table-cell>
          <table:table-cell table:formula="of:=T(IF([$тест2.AO70]=1;ORG.OPENOFFICE.STYLE(&quot;граница&quot;);ORG.OPENOFFICE.STYLE(&quot;Стандарт&quot;)))">
            <text:p/>
          </table:table-cell>
          <table:table-cell table:formula="of:=T(IF([$тест2.AP70]=1;ORG.OPENOFFICE.STYLE(&quot;граница&quot;);ORG.OPENOFFICE.STYLE(&quot;Стандарт&quot;)))">
            <text:p/>
          </table:table-cell>
          <table:table-cell table:formula="of:=T(IF([$тест2.AQ70]=1;ORG.OPENOFFICE.STYLE(&quot;граница&quot;);ORG.OPENOFFICE.STYLE(&quot;Стандарт&quot;)))">
            <text:p/>
          </table:table-cell>
          <table:table-cell table:formula="of:=T(IF([$тест2.AR70]=1;ORG.OPENOFFICE.STYLE(&quot;граница&quot;);ORG.OPENOFFICE.STYLE(&quot;Стандарт&quot;)))">
            <text:p/>
          </table:table-cell>
          <table:table-cell table:formula="of:=T(IF([$тест2.AS70]=1;ORG.OPENOFFICE.STYLE(&quot;граница&quot;);ORG.OPENOFFICE.STYLE(&quot;Стандарт&quot;)))">
            <text:p/>
          </table:table-cell>
          <table:table-cell table:formula="of:=T(IF([$тест2.AT70]=1;ORG.OPENOFFICE.STYLE(&quot;граница&quot;);ORG.OPENOFFICE.STYLE(&quot;Стандарт&quot;)))">
            <text:p/>
          </table:table-cell>
          <table:table-cell table:formula="of:=T(IF([$тест2.AU70]=1;ORG.OPENOFFICE.STYLE(&quot;граница&quot;);ORG.OPENOFFICE.STYLE(&quot;Стандарт&quot;)))">
            <text:p/>
          </table:table-cell>
          <table:table-cell table:formula="of:=T(IF([$тест2.AV70]=1;ORG.OPENOFFICE.STYLE(&quot;граница&quot;);ORG.OPENOFFICE.STYLE(&quot;Стандарт&quot;)))">
            <text:p/>
          </table:table-cell>
          <table:table-cell table:formula="of:=T(IF([$тест2.AW70]=1;ORG.OPENOFFICE.STYLE(&quot;граница&quot;);ORG.OPENOFFICE.STYLE(&quot;Стандарт&quot;)))">
            <text:p/>
          </table:table-cell>
          <table:table-cell table:formula="of:=T(IF([$тест2.AX7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1]=1;ORG.OPENOFFICE.STYLE(&quot;граница&quot;);ORG.OPENOFFICE.STYLE(&quot;Стандарт&quot;)))">
            <text:p/>
          </table:table-cell>
          <table:table-cell table:formula="of:=T(IF([$тест2.C71]=1;ORG.OPENOFFICE.STYLE(&quot;граница&quot;);ORG.OPENOFFICE.STYLE(&quot;Стандарт&quot;)))">
            <text:p/>
          </table:table-cell>
          <table:table-cell table:formula="of:=T(IF([$тест2.D71]=1;ORG.OPENOFFICE.STYLE(&quot;граница&quot;);ORG.OPENOFFICE.STYLE(&quot;Стандарт&quot;)))">
            <text:p/>
          </table:table-cell>
          <table:table-cell table:formula="of:=T(IF([$тест2.E71]=1;ORG.OPENOFFICE.STYLE(&quot;граница&quot;);ORG.OPENOFFICE.STYLE(&quot;Стандарт&quot;)))">
            <text:p/>
          </table:table-cell>
          <table:table-cell table:formula="of:=T(IF([$тест2.F71]=1;ORG.OPENOFFICE.STYLE(&quot;граница&quot;);ORG.OPENOFFICE.STYLE(&quot;Стандарт&quot;)))">
            <text:p/>
          </table:table-cell>
          <table:table-cell table:formula="of:=T(IF([$тест2.G71]=1;ORG.OPENOFFICE.STYLE(&quot;граница&quot;);ORG.OPENOFFICE.STYLE(&quot;Стандарт&quot;)))">
            <text:p/>
          </table:table-cell>
          <table:table-cell table:formula="of:=T(IF([$тест2.H71]=1;ORG.OPENOFFICE.STYLE(&quot;граница&quot;);ORG.OPENOFFICE.STYLE(&quot;Стандарт&quot;)))">
            <text:p/>
          </table:table-cell>
          <table:table-cell table:formula="of:=T(IF([$тест2.I71]=1;ORG.OPENOFFICE.STYLE(&quot;граница&quot;);ORG.OPENOFFICE.STYLE(&quot;Стандарт&quot;)))">
            <text:p/>
          </table:table-cell>
          <table:table-cell table:formula="of:=T(IF([$тест2.J71]=1;ORG.OPENOFFICE.STYLE(&quot;граница&quot;);ORG.OPENOFFICE.STYLE(&quot;Стандарт&quot;)))">
            <text:p/>
          </table:table-cell>
          <table:table-cell table:formula="of:=T(IF([$тест2.K71]=1;ORG.OPENOFFICE.STYLE(&quot;граница&quot;);ORG.OPENOFFICE.STYLE(&quot;Стандарт&quot;)))">
            <text:p/>
          </table:table-cell>
          <table:table-cell table:formula="of:=T(IF([$тест2.L71]=1;ORG.OPENOFFICE.STYLE(&quot;граница&quot;);ORG.OPENOFFICE.STYLE(&quot;Стандарт&quot;)))">
            <text:p/>
          </table:table-cell>
          <table:table-cell table:formula="of:=T(IF([$тест2.M71]=1;ORG.OPENOFFICE.STYLE(&quot;граница&quot;);ORG.OPENOFFICE.STYLE(&quot;Стандарт&quot;)))">
            <text:p/>
          </table:table-cell>
          <table:table-cell table:formula="of:=T(IF([$тест2.N71]=1;ORG.OPENOFFICE.STYLE(&quot;граница&quot;);ORG.OPENOFFICE.STYLE(&quot;Стандарт&quot;)))">
            <text:p/>
          </table:table-cell>
          <table:table-cell table:formula="of:=T(IF([$тест2.O71]=1;ORG.OPENOFFICE.STYLE(&quot;граница&quot;);ORG.OPENOFFICE.STYLE(&quot;Стандарт&quot;)))">
            <text:p/>
          </table:table-cell>
          <table:table-cell table:formula="of:=T(IF([$тест2.P71]=1;ORG.OPENOFFICE.STYLE(&quot;граница&quot;);ORG.OPENOFFICE.STYLE(&quot;Стандарт&quot;)))">
            <text:p/>
          </table:table-cell>
          <table:table-cell table:formula="of:=T(IF([$тест2.Q71]=1;ORG.OPENOFFICE.STYLE(&quot;граница&quot;);ORG.OPENOFFICE.STYLE(&quot;Стандарт&quot;)))">
            <text:p/>
          </table:table-cell>
          <table:table-cell table:formula="of:=T(IF([$тест2.R71]=1;ORG.OPENOFFICE.STYLE(&quot;граница&quot;);ORG.OPENOFFICE.STYLE(&quot;Стандарт&quot;)))">
            <text:p/>
          </table:table-cell>
          <table:table-cell table:formula="of:=T(IF([$тест2.S71]=1;ORG.OPENOFFICE.STYLE(&quot;граница&quot;);ORG.OPENOFFICE.STYLE(&quot;Стандарт&quot;)))">
            <text:p/>
          </table:table-cell>
          <table:table-cell table:formula="of:=T(IF([$тест2.T71]=1;ORG.OPENOFFICE.STYLE(&quot;граница&quot;);ORG.OPENOFFICE.STYLE(&quot;Стандарт&quot;)))">
            <text:p/>
          </table:table-cell>
          <table:table-cell table:formula="of:=T(IF([$тест2.U71]=1;ORG.OPENOFFICE.STYLE(&quot;граница&quot;);ORG.OPENOFFICE.STYLE(&quot;Стандарт&quot;)))">
            <text:p/>
          </table:table-cell>
          <table:table-cell table:formula="of:=T(IF([$тест2.V71]=1;ORG.OPENOFFICE.STYLE(&quot;граница&quot;);ORG.OPENOFFICE.STYLE(&quot;Стандарт&quot;)))">
            <text:p/>
          </table:table-cell>
          <table:table-cell table:formula="of:=T(IF([$тест2.W71]=1;ORG.OPENOFFICE.STYLE(&quot;граница&quot;);ORG.OPENOFFICE.STYLE(&quot;Стандарт&quot;)))">
            <text:p/>
          </table:table-cell>
          <table:table-cell table:formula="of:=T(IF([$тест2.X71]=1;ORG.OPENOFFICE.STYLE(&quot;граница&quot;);ORG.OPENOFFICE.STYLE(&quot;Стандарт&quot;)))">
            <text:p/>
          </table:table-cell>
          <table:table-cell table:formula="of:=T(IF([$тест2.Y71]=1;ORG.OPENOFFICE.STYLE(&quot;граница&quot;);ORG.OPENOFFICE.STYLE(&quot;Стандарт&quot;)))">
            <text:p/>
          </table:table-cell>
          <table:table-cell table:formula="of:=T(IF([$тест2.Z71]=1;ORG.OPENOFFICE.STYLE(&quot;граница&quot;);ORG.OPENOFFICE.STYLE(&quot;Стандарт&quot;)))">
            <text:p/>
          </table:table-cell>
          <table:table-cell table:formula="of:=T(IF([$тест2.AA71]=1;ORG.OPENOFFICE.STYLE(&quot;граница&quot;);ORG.OPENOFFICE.STYLE(&quot;Стандарт&quot;)))">
            <text:p/>
          </table:table-cell>
          <table:table-cell table:formula="of:=T(IF([$тест2.AB71]=1;ORG.OPENOFFICE.STYLE(&quot;граница&quot;);ORG.OPENOFFICE.STYLE(&quot;Стандарт&quot;)))">
            <text:p/>
          </table:table-cell>
          <table:table-cell table:formula="of:=T(IF([$тест2.AC71]=1;ORG.OPENOFFICE.STYLE(&quot;граница&quot;);ORG.OPENOFFICE.STYLE(&quot;Стандарт&quot;)))">
            <text:p/>
          </table:table-cell>
          <table:table-cell table:formula="of:=T(IF([$тест2.AD71]=1;ORG.OPENOFFICE.STYLE(&quot;граница&quot;);ORG.OPENOFFICE.STYLE(&quot;Стандарт&quot;)))">
            <text:p/>
          </table:table-cell>
          <table:table-cell table:formula="of:=T(IF([$тест2.AE71]=1;ORG.OPENOFFICE.STYLE(&quot;граница&quot;);ORG.OPENOFFICE.STYLE(&quot;Стандарт&quot;)))">
            <text:p/>
          </table:table-cell>
          <table:table-cell table:formula="of:=T(IF([$тест2.AF71]=1;ORG.OPENOFFICE.STYLE(&quot;граница&quot;);ORG.OPENOFFICE.STYLE(&quot;Стандарт&quot;)))">
            <text:p/>
          </table:table-cell>
          <table:table-cell table:formula="of:=T(IF([$тест2.AG71]=1;ORG.OPENOFFICE.STYLE(&quot;граница&quot;);ORG.OPENOFFICE.STYLE(&quot;Стандарт&quot;)))">
            <text:p/>
          </table:table-cell>
          <table:table-cell table:formula="of:=T(IF([$тест2.AH71]=1;ORG.OPENOFFICE.STYLE(&quot;граница&quot;);ORG.OPENOFFICE.STYLE(&quot;Стандарт&quot;)))">
            <text:p/>
          </table:table-cell>
          <table:table-cell table:formula="of:=T(IF([$тест2.AI71]=1;ORG.OPENOFFICE.STYLE(&quot;граница&quot;);ORG.OPENOFFICE.STYLE(&quot;Стандарт&quot;)))">
            <text:p/>
          </table:table-cell>
          <table:table-cell table:formula="of:=T(IF([$тест2.AJ71]=1;ORG.OPENOFFICE.STYLE(&quot;граница&quot;);ORG.OPENOFFICE.STYLE(&quot;Стандарт&quot;)))">
            <text:p/>
          </table:table-cell>
          <table:table-cell table:formula="of:=T(IF([$тест2.AK71]=1;ORG.OPENOFFICE.STYLE(&quot;граница&quot;);ORG.OPENOFFICE.STYLE(&quot;Стандарт&quot;)))">
            <text:p/>
          </table:table-cell>
          <table:table-cell table:formula="of:=T(IF([$тест2.AL71]=1;ORG.OPENOFFICE.STYLE(&quot;граница&quot;);ORG.OPENOFFICE.STYLE(&quot;Стандарт&quot;)))">
            <text:p/>
          </table:table-cell>
          <table:table-cell table:formula="of:=T(IF([$тест2.AM71]=1;ORG.OPENOFFICE.STYLE(&quot;граница&quot;);ORG.OPENOFFICE.STYLE(&quot;Стандарт&quot;)))">
            <text:p/>
          </table:table-cell>
          <table:table-cell table:formula="of:=T(IF([$тест2.AN71]=1;ORG.OPENOFFICE.STYLE(&quot;граница&quot;);ORG.OPENOFFICE.STYLE(&quot;Стандарт&quot;)))">
            <text:p/>
          </table:table-cell>
          <table:table-cell table:formula="of:=T(IF([$тест2.AO71]=1;ORG.OPENOFFICE.STYLE(&quot;граница&quot;);ORG.OPENOFFICE.STYLE(&quot;Стандарт&quot;)))">
            <text:p/>
          </table:table-cell>
          <table:table-cell table:formula="of:=T(IF([$тест2.AP71]=1;ORG.OPENOFFICE.STYLE(&quot;граница&quot;);ORG.OPENOFFICE.STYLE(&quot;Стандарт&quot;)))">
            <text:p/>
          </table:table-cell>
          <table:table-cell table:formula="of:=T(IF([$тест2.AQ71]=1;ORG.OPENOFFICE.STYLE(&quot;граница&quot;);ORG.OPENOFFICE.STYLE(&quot;Стандарт&quot;)))">
            <text:p/>
          </table:table-cell>
          <table:table-cell table:formula="of:=T(IF([$тест2.AR71]=1;ORG.OPENOFFICE.STYLE(&quot;граница&quot;);ORG.OPENOFFICE.STYLE(&quot;Стандарт&quot;)))">
            <text:p/>
          </table:table-cell>
          <table:table-cell table:formula="of:=T(IF([$тест2.AS71]=1;ORG.OPENOFFICE.STYLE(&quot;граница&quot;);ORG.OPENOFFICE.STYLE(&quot;Стандарт&quot;)))">
            <text:p/>
          </table:table-cell>
          <table:table-cell table:formula="of:=T(IF([$тест2.AT71]=1;ORG.OPENOFFICE.STYLE(&quot;граница&quot;);ORG.OPENOFFICE.STYLE(&quot;Стандарт&quot;)))">
            <text:p/>
          </table:table-cell>
          <table:table-cell table:formula="of:=T(IF([$тест2.AU71]=1;ORG.OPENOFFICE.STYLE(&quot;граница&quot;);ORG.OPENOFFICE.STYLE(&quot;Стандарт&quot;)))">
            <text:p/>
          </table:table-cell>
          <table:table-cell table:formula="of:=T(IF([$тест2.AV71]=1;ORG.OPENOFFICE.STYLE(&quot;граница&quot;);ORG.OPENOFFICE.STYLE(&quot;Стандарт&quot;)))">
            <text:p/>
          </table:table-cell>
          <table:table-cell table:formula="of:=T(IF([$тест2.AW71]=1;ORG.OPENOFFICE.STYLE(&quot;граница&quot;);ORG.OPENOFFICE.STYLE(&quot;Стандарт&quot;)))">
            <text:p/>
          </table:table-cell>
          <table:table-cell table:formula="of:=T(IF([$тест2.AX7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2]=1;ORG.OPENOFFICE.STYLE(&quot;граница&quot;);ORG.OPENOFFICE.STYLE(&quot;Стандарт&quot;)))">
            <text:p/>
          </table:table-cell>
          <table:table-cell table:formula="of:=T(IF([$тест2.C72]=1;ORG.OPENOFFICE.STYLE(&quot;граница&quot;);ORG.OPENOFFICE.STYLE(&quot;Стандарт&quot;)))">
            <text:p/>
          </table:table-cell>
          <table:table-cell table:formula="of:=T(IF([$тест2.D72]=1;ORG.OPENOFFICE.STYLE(&quot;граница&quot;);ORG.OPENOFFICE.STYLE(&quot;Стандарт&quot;)))">
            <text:p/>
          </table:table-cell>
          <table:table-cell table:formula="of:=T(IF([$тест2.E72]=1;ORG.OPENOFFICE.STYLE(&quot;граница&quot;);ORG.OPENOFFICE.STYLE(&quot;Стандарт&quot;)))">
            <text:p/>
          </table:table-cell>
          <table:table-cell table:formula="of:=T(IF([$тест2.F72]=1;ORG.OPENOFFICE.STYLE(&quot;граница&quot;);ORG.OPENOFFICE.STYLE(&quot;Стандарт&quot;)))">
            <text:p/>
          </table:table-cell>
          <table:table-cell table:formula="of:=T(IF([$тест2.G72]=1;ORG.OPENOFFICE.STYLE(&quot;граница&quot;);ORG.OPENOFFICE.STYLE(&quot;Стандарт&quot;)))">
            <text:p/>
          </table:table-cell>
          <table:table-cell table:formula="of:=T(IF([$тест2.H72]=1;ORG.OPENOFFICE.STYLE(&quot;граница&quot;);ORG.OPENOFFICE.STYLE(&quot;Стандарт&quot;)))">
            <text:p/>
          </table:table-cell>
          <table:table-cell table:formula="of:=T(IF([$тест2.I72]=1;ORG.OPENOFFICE.STYLE(&quot;граница&quot;);ORG.OPENOFFICE.STYLE(&quot;Стандарт&quot;)))">
            <text:p/>
          </table:table-cell>
          <table:table-cell table:formula="of:=T(IF([$тест2.J72]=1;ORG.OPENOFFICE.STYLE(&quot;граница&quot;);ORG.OPENOFFICE.STYLE(&quot;Стандарт&quot;)))">
            <text:p/>
          </table:table-cell>
          <table:table-cell table:formula="of:=T(IF([$тест2.K72]=1;ORG.OPENOFFICE.STYLE(&quot;граница&quot;);ORG.OPENOFFICE.STYLE(&quot;Стандарт&quot;)))">
            <text:p/>
          </table:table-cell>
          <table:table-cell table:formula="of:=T(IF([$тест2.L72]=1;ORG.OPENOFFICE.STYLE(&quot;граница&quot;);ORG.OPENOFFICE.STYLE(&quot;Стандарт&quot;)))">
            <text:p/>
          </table:table-cell>
          <table:table-cell table:formula="of:=T(IF([$тест2.M72]=1;ORG.OPENOFFICE.STYLE(&quot;граница&quot;);ORG.OPENOFFICE.STYLE(&quot;Стандарт&quot;)))">
            <text:p/>
          </table:table-cell>
          <table:table-cell table:formula="of:=T(IF([$тест2.N72]=1;ORG.OPENOFFICE.STYLE(&quot;граница&quot;);ORG.OPENOFFICE.STYLE(&quot;Стандарт&quot;)))">
            <text:p/>
          </table:table-cell>
          <table:table-cell table:formula="of:=T(IF([$тест2.O72]=1;ORG.OPENOFFICE.STYLE(&quot;граница&quot;);ORG.OPENOFFICE.STYLE(&quot;Стандарт&quot;)))">
            <text:p/>
          </table:table-cell>
          <table:table-cell table:formula="of:=T(IF([$тест2.P72]=1;ORG.OPENOFFICE.STYLE(&quot;граница&quot;);ORG.OPENOFFICE.STYLE(&quot;Стандарт&quot;)))">
            <text:p/>
          </table:table-cell>
          <table:table-cell table:formula="of:=T(IF([$тест2.Q72]=1;ORG.OPENOFFICE.STYLE(&quot;граница&quot;);ORG.OPENOFFICE.STYLE(&quot;Стандарт&quot;)))">
            <text:p/>
          </table:table-cell>
          <table:table-cell table:formula="of:=T(IF([$тест2.R72]=1;ORG.OPENOFFICE.STYLE(&quot;граница&quot;);ORG.OPENOFFICE.STYLE(&quot;Стандарт&quot;)))">
            <text:p/>
          </table:table-cell>
          <table:table-cell table:formula="of:=T(IF([$тест2.S72]=1;ORG.OPENOFFICE.STYLE(&quot;граница&quot;);ORG.OPENOFFICE.STYLE(&quot;Стандарт&quot;)))">
            <text:p/>
          </table:table-cell>
          <table:table-cell table:formula="of:=T(IF([$тест2.T72]=1;ORG.OPENOFFICE.STYLE(&quot;граница&quot;);ORG.OPENOFFICE.STYLE(&quot;Стандарт&quot;)))">
            <text:p/>
          </table:table-cell>
          <table:table-cell table:formula="of:=T(IF([$тест2.U72]=1;ORG.OPENOFFICE.STYLE(&quot;граница&quot;);ORG.OPENOFFICE.STYLE(&quot;Стандарт&quot;)))">
            <text:p/>
          </table:table-cell>
          <table:table-cell table:formula="of:=T(IF([$тест2.V72]=1;ORG.OPENOFFICE.STYLE(&quot;граница&quot;);ORG.OPENOFFICE.STYLE(&quot;Стандарт&quot;)))">
            <text:p/>
          </table:table-cell>
          <table:table-cell table:formula="of:=T(IF([$тест2.W72]=1;ORG.OPENOFFICE.STYLE(&quot;граница&quot;);ORG.OPENOFFICE.STYLE(&quot;Стандарт&quot;)))">
            <text:p/>
          </table:table-cell>
          <table:table-cell table:formula="of:=T(IF([$тест2.X72]=1;ORG.OPENOFFICE.STYLE(&quot;граница&quot;);ORG.OPENOFFICE.STYLE(&quot;Стандарт&quot;)))">
            <text:p/>
          </table:table-cell>
          <table:table-cell table:formula="of:=T(IF([$тест2.Y72]=1;ORG.OPENOFFICE.STYLE(&quot;граница&quot;);ORG.OPENOFFICE.STYLE(&quot;Стандарт&quot;)))">
            <text:p/>
          </table:table-cell>
          <table:table-cell table:formula="of:=T(IF([$тест2.Z72]=1;ORG.OPENOFFICE.STYLE(&quot;граница&quot;);ORG.OPENOFFICE.STYLE(&quot;Стандарт&quot;)))">
            <text:p/>
          </table:table-cell>
          <table:table-cell table:formula="of:=T(IF([$тест2.AA72]=1;ORG.OPENOFFICE.STYLE(&quot;граница&quot;);ORG.OPENOFFICE.STYLE(&quot;Стандарт&quot;)))">
            <text:p/>
          </table:table-cell>
          <table:table-cell table:formula="of:=T(IF([$тест2.AB72]=1;ORG.OPENOFFICE.STYLE(&quot;граница&quot;);ORG.OPENOFFICE.STYLE(&quot;Стандарт&quot;)))">
            <text:p/>
          </table:table-cell>
          <table:table-cell table:formula="of:=T(IF([$тест2.AC72]=1;ORG.OPENOFFICE.STYLE(&quot;граница&quot;);ORG.OPENOFFICE.STYLE(&quot;Стандарт&quot;)))">
            <text:p/>
          </table:table-cell>
          <table:table-cell table:formula="of:=T(IF([$тест2.AD72]=1;ORG.OPENOFFICE.STYLE(&quot;граница&quot;);ORG.OPENOFFICE.STYLE(&quot;Стандарт&quot;)))">
            <text:p/>
          </table:table-cell>
          <table:table-cell table:formula="of:=T(IF([$тест2.AE72]=1;ORG.OPENOFFICE.STYLE(&quot;граница&quot;);ORG.OPENOFFICE.STYLE(&quot;Стандарт&quot;)))">
            <text:p/>
          </table:table-cell>
          <table:table-cell table:formula="of:=T(IF([$тест2.AF72]=1;ORG.OPENOFFICE.STYLE(&quot;граница&quot;);ORG.OPENOFFICE.STYLE(&quot;Стандарт&quot;)))">
            <text:p/>
          </table:table-cell>
          <table:table-cell table:formula="of:=T(IF([$тест2.AG72]=1;ORG.OPENOFFICE.STYLE(&quot;граница&quot;);ORG.OPENOFFICE.STYLE(&quot;Стандарт&quot;)))">
            <text:p/>
          </table:table-cell>
          <table:table-cell table:formula="of:=T(IF([$тест2.AH72]=1;ORG.OPENOFFICE.STYLE(&quot;граница&quot;);ORG.OPENOFFICE.STYLE(&quot;Стандарт&quot;)))">
            <text:p/>
          </table:table-cell>
          <table:table-cell table:formula="of:=T(IF([$тест2.AI72]=1;ORG.OPENOFFICE.STYLE(&quot;граница&quot;);ORG.OPENOFFICE.STYLE(&quot;Стандарт&quot;)))">
            <text:p/>
          </table:table-cell>
          <table:table-cell table:formula="of:=T(IF([$тест2.AJ72]=1;ORG.OPENOFFICE.STYLE(&quot;граница&quot;);ORG.OPENOFFICE.STYLE(&quot;Стандарт&quot;)))">
            <text:p/>
          </table:table-cell>
          <table:table-cell table:formula="of:=T(IF([$тест2.AK72]=1;ORG.OPENOFFICE.STYLE(&quot;граница&quot;);ORG.OPENOFFICE.STYLE(&quot;Стандарт&quot;)))">
            <text:p/>
          </table:table-cell>
          <table:table-cell table:formula="of:=T(IF([$тест2.AL72]=1;ORG.OPENOFFICE.STYLE(&quot;граница&quot;);ORG.OPENOFFICE.STYLE(&quot;Стандарт&quot;)))">
            <text:p/>
          </table:table-cell>
          <table:table-cell table:formula="of:=T(IF([$тест2.AM72]=1;ORG.OPENOFFICE.STYLE(&quot;граница&quot;);ORG.OPENOFFICE.STYLE(&quot;Стандарт&quot;)))">
            <text:p/>
          </table:table-cell>
          <table:table-cell table:formula="of:=T(IF([$тест2.AN72]=1;ORG.OPENOFFICE.STYLE(&quot;граница&quot;);ORG.OPENOFFICE.STYLE(&quot;Стандарт&quot;)))">
            <text:p/>
          </table:table-cell>
          <table:table-cell table:formula="of:=T(IF([$тест2.AO72]=1;ORG.OPENOFFICE.STYLE(&quot;граница&quot;);ORG.OPENOFFICE.STYLE(&quot;Стандарт&quot;)))">
            <text:p/>
          </table:table-cell>
          <table:table-cell table:formula="of:=T(IF([$тест2.AP72]=1;ORG.OPENOFFICE.STYLE(&quot;граница&quot;);ORG.OPENOFFICE.STYLE(&quot;Стандарт&quot;)))">
            <text:p/>
          </table:table-cell>
          <table:table-cell table:formula="of:=T(IF([$тест2.AQ72]=1;ORG.OPENOFFICE.STYLE(&quot;граница&quot;);ORG.OPENOFFICE.STYLE(&quot;Стандарт&quot;)))">
            <text:p/>
          </table:table-cell>
          <table:table-cell table:formula="of:=T(IF([$тест2.AR72]=1;ORG.OPENOFFICE.STYLE(&quot;граница&quot;);ORG.OPENOFFICE.STYLE(&quot;Стандарт&quot;)))">
            <text:p/>
          </table:table-cell>
          <table:table-cell table:formula="of:=T(IF([$тест2.AS72]=1;ORG.OPENOFFICE.STYLE(&quot;граница&quot;);ORG.OPENOFFICE.STYLE(&quot;Стандарт&quot;)))">
            <text:p/>
          </table:table-cell>
          <table:table-cell table:formula="of:=T(IF([$тест2.AT72]=1;ORG.OPENOFFICE.STYLE(&quot;граница&quot;);ORG.OPENOFFICE.STYLE(&quot;Стандарт&quot;)))">
            <text:p/>
          </table:table-cell>
          <table:table-cell table:formula="of:=T(IF([$тест2.AU72]=1;ORG.OPENOFFICE.STYLE(&quot;граница&quot;);ORG.OPENOFFICE.STYLE(&quot;Стандарт&quot;)))">
            <text:p/>
          </table:table-cell>
          <table:table-cell table:formula="of:=T(IF([$тест2.AV72]=1;ORG.OPENOFFICE.STYLE(&quot;граница&quot;);ORG.OPENOFFICE.STYLE(&quot;Стандарт&quot;)))">
            <text:p/>
          </table:table-cell>
          <table:table-cell table:formula="of:=T(IF([$тест2.AW72]=1;ORG.OPENOFFICE.STYLE(&quot;граница&quot;);ORG.OPENOFFICE.STYLE(&quot;Стандарт&quot;)))">
            <text:p/>
          </table:table-cell>
          <table:table-cell table:formula="of:=T(IF([$тест2.AX7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3]=1;ORG.OPENOFFICE.STYLE(&quot;граница&quot;);ORG.OPENOFFICE.STYLE(&quot;Стандарт&quot;)))">
            <text:p/>
          </table:table-cell>
          <table:table-cell table:formula="of:=T(IF([$тест2.C73]=1;ORG.OPENOFFICE.STYLE(&quot;граница&quot;);ORG.OPENOFFICE.STYLE(&quot;Стандарт&quot;)))">
            <text:p/>
          </table:table-cell>
          <table:table-cell table:formula="of:=T(IF([$тест2.D73]=1;ORG.OPENOFFICE.STYLE(&quot;граница&quot;);ORG.OPENOFFICE.STYLE(&quot;Стандарт&quot;)))">
            <text:p/>
          </table:table-cell>
          <table:table-cell table:formula="of:=T(IF([$тест2.E73]=1;ORG.OPENOFFICE.STYLE(&quot;граница&quot;);ORG.OPENOFFICE.STYLE(&quot;Стандарт&quot;)))">
            <text:p/>
          </table:table-cell>
          <table:table-cell table:formula="of:=T(IF([$тест2.F73]=1;ORG.OPENOFFICE.STYLE(&quot;граница&quot;);ORG.OPENOFFICE.STYLE(&quot;Стандарт&quot;)))">
            <text:p/>
          </table:table-cell>
          <table:table-cell table:formula="of:=T(IF([$тест2.G73]=1;ORG.OPENOFFICE.STYLE(&quot;граница&quot;);ORG.OPENOFFICE.STYLE(&quot;Стандарт&quot;)))">
            <text:p/>
          </table:table-cell>
          <table:table-cell table:formula="of:=T(IF([$тест2.H73]=1;ORG.OPENOFFICE.STYLE(&quot;граница&quot;);ORG.OPENOFFICE.STYLE(&quot;Стандарт&quot;)))">
            <text:p/>
          </table:table-cell>
          <table:table-cell table:formula="of:=T(IF([$тест2.I73]=1;ORG.OPENOFFICE.STYLE(&quot;граница&quot;);ORG.OPENOFFICE.STYLE(&quot;Стандарт&quot;)))">
            <text:p/>
          </table:table-cell>
          <table:table-cell table:formula="of:=T(IF([$тест2.J73]=1;ORG.OPENOFFICE.STYLE(&quot;граница&quot;);ORG.OPENOFFICE.STYLE(&quot;Стандарт&quot;)))">
            <text:p/>
          </table:table-cell>
          <table:table-cell table:formula="of:=T(IF([$тест2.K73]=1;ORG.OPENOFFICE.STYLE(&quot;граница&quot;);ORG.OPENOFFICE.STYLE(&quot;Стандарт&quot;)))">
            <text:p/>
          </table:table-cell>
          <table:table-cell table:formula="of:=T(IF([$тест2.L73]=1;ORG.OPENOFFICE.STYLE(&quot;граница&quot;);ORG.OPENOFFICE.STYLE(&quot;Стандарт&quot;)))">
            <text:p/>
          </table:table-cell>
          <table:table-cell table:formula="of:=T(IF([$тест2.M73]=1;ORG.OPENOFFICE.STYLE(&quot;граница&quot;);ORG.OPENOFFICE.STYLE(&quot;Стандарт&quot;)))">
            <text:p/>
          </table:table-cell>
          <table:table-cell table:formula="of:=T(IF([$тест2.N73]=1;ORG.OPENOFFICE.STYLE(&quot;граница&quot;);ORG.OPENOFFICE.STYLE(&quot;Стандарт&quot;)))">
            <text:p/>
          </table:table-cell>
          <table:table-cell table:formula="of:=T(IF([$тест2.O73]=1;ORG.OPENOFFICE.STYLE(&quot;граница&quot;);ORG.OPENOFFICE.STYLE(&quot;Стандарт&quot;)))">
            <text:p/>
          </table:table-cell>
          <table:table-cell table:formula="of:=T(IF([$тест2.P73]=1;ORG.OPENOFFICE.STYLE(&quot;граница&quot;);ORG.OPENOFFICE.STYLE(&quot;Стандарт&quot;)))">
            <text:p/>
          </table:table-cell>
          <table:table-cell table:formula="of:=T(IF([$тест2.Q73]=1;ORG.OPENOFFICE.STYLE(&quot;граница&quot;);ORG.OPENOFFICE.STYLE(&quot;Стандарт&quot;)))">
            <text:p/>
          </table:table-cell>
          <table:table-cell table:formula="of:=T(IF([$тест2.R73]=1;ORG.OPENOFFICE.STYLE(&quot;граница&quot;);ORG.OPENOFFICE.STYLE(&quot;Стандарт&quot;)))">
            <text:p/>
          </table:table-cell>
          <table:table-cell table:formula="of:=T(IF([$тест2.S73]=1;ORG.OPENOFFICE.STYLE(&quot;граница&quot;);ORG.OPENOFFICE.STYLE(&quot;Стандарт&quot;)))">
            <text:p/>
          </table:table-cell>
          <table:table-cell table:formula="of:=T(IF([$тест2.T73]=1;ORG.OPENOFFICE.STYLE(&quot;граница&quot;);ORG.OPENOFFICE.STYLE(&quot;Стандарт&quot;)))">
            <text:p/>
          </table:table-cell>
          <table:table-cell table:formula="of:=T(IF([$тест2.U73]=1;ORG.OPENOFFICE.STYLE(&quot;граница&quot;);ORG.OPENOFFICE.STYLE(&quot;Стандарт&quot;)))">
            <text:p/>
          </table:table-cell>
          <table:table-cell table:formula="of:=T(IF([$тест2.V73]=1;ORG.OPENOFFICE.STYLE(&quot;граница&quot;);ORG.OPENOFFICE.STYLE(&quot;Стандарт&quot;)))">
            <text:p/>
          </table:table-cell>
          <table:table-cell table:formula="of:=T(IF([$тест2.W73]=1;ORG.OPENOFFICE.STYLE(&quot;граница&quot;);ORG.OPENOFFICE.STYLE(&quot;Стандарт&quot;)))">
            <text:p/>
          </table:table-cell>
          <table:table-cell table:formula="of:=T(IF([$тест2.X73]=1;ORG.OPENOFFICE.STYLE(&quot;граница&quot;);ORG.OPENOFFICE.STYLE(&quot;Стандарт&quot;)))">
            <text:p/>
          </table:table-cell>
          <table:table-cell table:formula="of:=T(IF([$тест2.Y73]=1;ORG.OPENOFFICE.STYLE(&quot;граница&quot;);ORG.OPENOFFICE.STYLE(&quot;Стандарт&quot;)))">
            <text:p/>
          </table:table-cell>
          <table:table-cell table:formula="of:=T(IF([$тест2.Z73]=1;ORG.OPENOFFICE.STYLE(&quot;граница&quot;);ORG.OPENOFFICE.STYLE(&quot;Стандарт&quot;)))">
            <text:p/>
          </table:table-cell>
          <table:table-cell table:formula="of:=T(IF([$тест2.AA73]=1;ORG.OPENOFFICE.STYLE(&quot;граница&quot;);ORG.OPENOFFICE.STYLE(&quot;Стандарт&quot;)))">
            <text:p/>
          </table:table-cell>
          <table:table-cell table:formula="of:=T(IF([$тест2.AB73]=1;ORG.OPENOFFICE.STYLE(&quot;граница&quot;);ORG.OPENOFFICE.STYLE(&quot;Стандарт&quot;)))">
            <text:p/>
          </table:table-cell>
          <table:table-cell table:formula="of:=T(IF([$тест2.AC73]=1;ORG.OPENOFFICE.STYLE(&quot;граница&quot;);ORG.OPENOFFICE.STYLE(&quot;Стандарт&quot;)))">
            <text:p/>
          </table:table-cell>
          <table:table-cell table:formula="of:=T(IF([$тест2.AD73]=1;ORG.OPENOFFICE.STYLE(&quot;граница&quot;);ORG.OPENOFFICE.STYLE(&quot;Стандарт&quot;)))">
            <text:p/>
          </table:table-cell>
          <table:table-cell table:formula="of:=T(IF([$тест2.AE73]=1;ORG.OPENOFFICE.STYLE(&quot;граница&quot;);ORG.OPENOFFICE.STYLE(&quot;Стандарт&quot;)))">
            <text:p/>
          </table:table-cell>
          <table:table-cell table:formula="of:=T(IF([$тест2.AF73]=1;ORG.OPENOFFICE.STYLE(&quot;граница&quot;);ORG.OPENOFFICE.STYLE(&quot;Стандарт&quot;)))">
            <text:p/>
          </table:table-cell>
          <table:table-cell table:formula="of:=T(IF([$тест2.AG73]=1;ORG.OPENOFFICE.STYLE(&quot;граница&quot;);ORG.OPENOFFICE.STYLE(&quot;Стандарт&quot;)))">
            <text:p/>
          </table:table-cell>
          <table:table-cell table:formula="of:=T(IF([$тест2.AH73]=1;ORG.OPENOFFICE.STYLE(&quot;граница&quot;);ORG.OPENOFFICE.STYLE(&quot;Стандарт&quot;)))">
            <text:p/>
          </table:table-cell>
          <table:table-cell table:formula="of:=T(IF([$тест2.AI73]=1;ORG.OPENOFFICE.STYLE(&quot;граница&quot;);ORG.OPENOFFICE.STYLE(&quot;Стандарт&quot;)))">
            <text:p/>
          </table:table-cell>
          <table:table-cell table:formula="of:=T(IF([$тест2.AJ73]=1;ORG.OPENOFFICE.STYLE(&quot;граница&quot;);ORG.OPENOFFICE.STYLE(&quot;Стандарт&quot;)))">
            <text:p/>
          </table:table-cell>
          <table:table-cell table:formula="of:=T(IF([$тест2.AK73]=1;ORG.OPENOFFICE.STYLE(&quot;граница&quot;);ORG.OPENOFFICE.STYLE(&quot;Стандарт&quot;)))">
            <text:p/>
          </table:table-cell>
          <table:table-cell table:formula="of:=T(IF([$тест2.AL73]=1;ORG.OPENOFFICE.STYLE(&quot;граница&quot;);ORG.OPENOFFICE.STYLE(&quot;Стандарт&quot;)))">
            <text:p/>
          </table:table-cell>
          <table:table-cell table:formula="of:=T(IF([$тест2.AM73]=1;ORG.OPENOFFICE.STYLE(&quot;граница&quot;);ORG.OPENOFFICE.STYLE(&quot;Стандарт&quot;)))">
            <text:p/>
          </table:table-cell>
          <table:table-cell table:formula="of:=T(IF([$тест2.AN73]=1;ORG.OPENOFFICE.STYLE(&quot;граница&quot;);ORG.OPENOFFICE.STYLE(&quot;Стандарт&quot;)))">
            <text:p/>
          </table:table-cell>
          <table:table-cell table:formula="of:=T(IF([$тест2.AO73]=1;ORG.OPENOFFICE.STYLE(&quot;граница&quot;);ORG.OPENOFFICE.STYLE(&quot;Стандарт&quot;)))">
            <text:p/>
          </table:table-cell>
          <table:table-cell table:formula="of:=T(IF([$тест2.AP73]=1;ORG.OPENOFFICE.STYLE(&quot;граница&quot;);ORG.OPENOFFICE.STYLE(&quot;Стандарт&quot;)))">
            <text:p/>
          </table:table-cell>
          <table:table-cell table:formula="of:=T(IF([$тест2.AQ73]=1;ORG.OPENOFFICE.STYLE(&quot;граница&quot;);ORG.OPENOFFICE.STYLE(&quot;Стандарт&quot;)))">
            <text:p/>
          </table:table-cell>
          <table:table-cell table:formula="of:=T(IF([$тест2.AR73]=1;ORG.OPENOFFICE.STYLE(&quot;граница&quot;);ORG.OPENOFFICE.STYLE(&quot;Стандарт&quot;)))">
            <text:p/>
          </table:table-cell>
          <table:table-cell table:formula="of:=T(IF([$тест2.AS73]=1;ORG.OPENOFFICE.STYLE(&quot;граница&quot;);ORG.OPENOFFICE.STYLE(&quot;Стандарт&quot;)))">
            <text:p/>
          </table:table-cell>
          <table:table-cell table:formula="of:=T(IF([$тест2.AT73]=1;ORG.OPENOFFICE.STYLE(&quot;граница&quot;);ORG.OPENOFFICE.STYLE(&quot;Стандарт&quot;)))">
            <text:p/>
          </table:table-cell>
          <table:table-cell table:formula="of:=T(IF([$тест2.AU73]=1;ORG.OPENOFFICE.STYLE(&quot;граница&quot;);ORG.OPENOFFICE.STYLE(&quot;Стандарт&quot;)))">
            <text:p/>
          </table:table-cell>
          <table:table-cell table:formula="of:=T(IF([$тест2.AV73]=1;ORG.OPENOFFICE.STYLE(&quot;граница&quot;);ORG.OPENOFFICE.STYLE(&quot;Стандарт&quot;)))">
            <text:p/>
          </table:table-cell>
          <table:table-cell table:formula="of:=T(IF([$тест2.AW73]=1;ORG.OPENOFFICE.STYLE(&quot;граница&quot;);ORG.OPENOFFICE.STYLE(&quot;Стандарт&quot;)))">
            <text:p/>
          </table:table-cell>
          <table:table-cell table:formula="of:=T(IF([$тест2.AX7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4]=1;ORG.OPENOFFICE.STYLE(&quot;граница&quot;);ORG.OPENOFFICE.STYLE(&quot;Стандарт&quot;)))">
            <text:p/>
          </table:table-cell>
          <table:table-cell table:formula="of:=T(IF([$тест2.C74]=1;ORG.OPENOFFICE.STYLE(&quot;граница&quot;);ORG.OPENOFFICE.STYLE(&quot;Стандарт&quot;)))">
            <text:p/>
          </table:table-cell>
          <table:table-cell table:formula="of:=T(IF([$тест2.D74]=1;ORG.OPENOFFICE.STYLE(&quot;граница&quot;);ORG.OPENOFFICE.STYLE(&quot;Стандарт&quot;)))">
            <text:p/>
          </table:table-cell>
          <table:table-cell table:formula="of:=T(IF([$тест2.E74]=1;ORG.OPENOFFICE.STYLE(&quot;граница&quot;);ORG.OPENOFFICE.STYLE(&quot;Стандарт&quot;)))">
            <text:p/>
          </table:table-cell>
          <table:table-cell table:formula="of:=T(IF([$тест2.F74]=1;ORG.OPENOFFICE.STYLE(&quot;граница&quot;);ORG.OPENOFFICE.STYLE(&quot;Стандарт&quot;)))">
            <text:p/>
          </table:table-cell>
          <table:table-cell table:formula="of:=T(IF([$тест2.G74]=1;ORG.OPENOFFICE.STYLE(&quot;граница&quot;);ORG.OPENOFFICE.STYLE(&quot;Стандарт&quot;)))">
            <text:p/>
          </table:table-cell>
          <table:table-cell table:formula="of:=T(IF([$тест2.H74]=1;ORG.OPENOFFICE.STYLE(&quot;граница&quot;);ORG.OPENOFFICE.STYLE(&quot;Стандарт&quot;)))">
            <text:p/>
          </table:table-cell>
          <table:table-cell table:formula="of:=T(IF([$тест2.I74]=1;ORG.OPENOFFICE.STYLE(&quot;граница&quot;);ORG.OPENOFFICE.STYLE(&quot;Стандарт&quot;)))">
            <text:p/>
          </table:table-cell>
          <table:table-cell table:formula="of:=T(IF([$тест2.J74]=1;ORG.OPENOFFICE.STYLE(&quot;граница&quot;);ORG.OPENOFFICE.STYLE(&quot;Стандарт&quot;)))">
            <text:p/>
          </table:table-cell>
          <table:table-cell table:formula="of:=T(IF([$тест2.K74]=1;ORG.OPENOFFICE.STYLE(&quot;граница&quot;);ORG.OPENOFFICE.STYLE(&quot;Стандарт&quot;)))">
            <text:p/>
          </table:table-cell>
          <table:table-cell table:formula="of:=T(IF([$тест2.L74]=1;ORG.OPENOFFICE.STYLE(&quot;граница&quot;);ORG.OPENOFFICE.STYLE(&quot;Стандарт&quot;)))">
            <text:p/>
          </table:table-cell>
          <table:table-cell table:formula="of:=T(IF([$тест2.M74]=1;ORG.OPENOFFICE.STYLE(&quot;граница&quot;);ORG.OPENOFFICE.STYLE(&quot;Стандарт&quot;)))">
            <text:p/>
          </table:table-cell>
          <table:table-cell table:formula="of:=T(IF([$тест2.N74]=1;ORG.OPENOFFICE.STYLE(&quot;граница&quot;);ORG.OPENOFFICE.STYLE(&quot;Стандарт&quot;)))">
            <text:p/>
          </table:table-cell>
          <table:table-cell table:formula="of:=T(IF([$тест2.O74]=1;ORG.OPENOFFICE.STYLE(&quot;граница&quot;);ORG.OPENOFFICE.STYLE(&quot;Стандарт&quot;)))">
            <text:p/>
          </table:table-cell>
          <table:table-cell table:formula="of:=T(IF([$тест2.P74]=1;ORG.OPENOFFICE.STYLE(&quot;граница&quot;);ORG.OPENOFFICE.STYLE(&quot;Стандарт&quot;)))">
            <text:p/>
          </table:table-cell>
          <table:table-cell table:formula="of:=T(IF([$тест2.Q74]=1;ORG.OPENOFFICE.STYLE(&quot;граница&quot;);ORG.OPENOFFICE.STYLE(&quot;Стандарт&quot;)))">
            <text:p/>
          </table:table-cell>
          <table:table-cell table:formula="of:=T(IF([$тест2.R74]=1;ORG.OPENOFFICE.STYLE(&quot;граница&quot;);ORG.OPENOFFICE.STYLE(&quot;Стандарт&quot;)))">
            <text:p/>
          </table:table-cell>
          <table:table-cell table:formula="of:=T(IF([$тест2.S74]=1;ORG.OPENOFFICE.STYLE(&quot;граница&quot;);ORG.OPENOFFICE.STYLE(&quot;Стандарт&quot;)))">
            <text:p/>
          </table:table-cell>
          <table:table-cell table:formula="of:=T(IF([$тест2.T74]=1;ORG.OPENOFFICE.STYLE(&quot;граница&quot;);ORG.OPENOFFICE.STYLE(&quot;Стандарт&quot;)))">
            <text:p/>
          </table:table-cell>
          <table:table-cell table:formula="of:=T(IF([$тест2.U74]=1;ORG.OPENOFFICE.STYLE(&quot;граница&quot;);ORG.OPENOFFICE.STYLE(&quot;Стандарт&quot;)))">
            <text:p/>
          </table:table-cell>
          <table:table-cell table:formula="of:=T(IF([$тест2.V74]=1;ORG.OPENOFFICE.STYLE(&quot;граница&quot;);ORG.OPENOFFICE.STYLE(&quot;Стандарт&quot;)))">
            <text:p/>
          </table:table-cell>
          <table:table-cell table:formula="of:=T(IF([$тест2.W74]=1;ORG.OPENOFFICE.STYLE(&quot;граница&quot;);ORG.OPENOFFICE.STYLE(&quot;Стандарт&quot;)))">
            <text:p/>
          </table:table-cell>
          <table:table-cell table:formula="of:=T(IF([$тест2.X74]=1;ORG.OPENOFFICE.STYLE(&quot;граница&quot;);ORG.OPENOFFICE.STYLE(&quot;Стандарт&quot;)))">
            <text:p/>
          </table:table-cell>
          <table:table-cell table:formula="of:=T(IF([$тест2.Y74]=1;ORG.OPENOFFICE.STYLE(&quot;граница&quot;);ORG.OPENOFFICE.STYLE(&quot;Стандарт&quot;)))">
            <text:p/>
          </table:table-cell>
          <table:table-cell table:formula="of:=T(IF([$тест2.Z74]=1;ORG.OPENOFFICE.STYLE(&quot;граница&quot;);ORG.OPENOFFICE.STYLE(&quot;Стандарт&quot;)))">
            <text:p/>
          </table:table-cell>
          <table:table-cell table:formula="of:=T(IF([$тест2.AA74]=1;ORG.OPENOFFICE.STYLE(&quot;граница&quot;);ORG.OPENOFFICE.STYLE(&quot;Стандарт&quot;)))">
            <text:p/>
          </table:table-cell>
          <table:table-cell table:formula="of:=T(IF([$тест2.AB74]=1;ORG.OPENOFFICE.STYLE(&quot;граница&quot;);ORG.OPENOFFICE.STYLE(&quot;Стандарт&quot;)))">
            <text:p/>
          </table:table-cell>
          <table:table-cell table:formula="of:=T(IF([$тест2.AC74]=1;ORG.OPENOFFICE.STYLE(&quot;граница&quot;);ORG.OPENOFFICE.STYLE(&quot;Стандарт&quot;)))">
            <text:p/>
          </table:table-cell>
          <table:table-cell table:formula="of:=T(IF([$тест2.AD74]=1;ORG.OPENOFFICE.STYLE(&quot;граница&quot;);ORG.OPENOFFICE.STYLE(&quot;Стандарт&quot;)))">
            <text:p/>
          </table:table-cell>
          <table:table-cell table:formula="of:=T(IF([$тест2.AE74]=1;ORG.OPENOFFICE.STYLE(&quot;граница&quot;);ORG.OPENOFFICE.STYLE(&quot;Стандарт&quot;)))">
            <text:p/>
          </table:table-cell>
          <table:table-cell table:formula="of:=T(IF([$тест2.AF74]=1;ORG.OPENOFFICE.STYLE(&quot;граница&quot;);ORG.OPENOFFICE.STYLE(&quot;Стандарт&quot;)))">
            <text:p/>
          </table:table-cell>
          <table:table-cell table:formula="of:=T(IF([$тест2.AG74]=1;ORG.OPENOFFICE.STYLE(&quot;граница&quot;);ORG.OPENOFFICE.STYLE(&quot;Стандарт&quot;)))">
            <text:p/>
          </table:table-cell>
          <table:table-cell table:formula="of:=T(IF([$тест2.AH74]=1;ORG.OPENOFFICE.STYLE(&quot;граница&quot;);ORG.OPENOFFICE.STYLE(&quot;Стандарт&quot;)))">
            <text:p/>
          </table:table-cell>
          <table:table-cell table:formula="of:=T(IF([$тест2.AI74]=1;ORG.OPENOFFICE.STYLE(&quot;граница&quot;);ORG.OPENOFFICE.STYLE(&quot;Стандарт&quot;)))">
            <text:p/>
          </table:table-cell>
          <table:table-cell table:formula="of:=T(IF([$тест2.AJ74]=1;ORG.OPENOFFICE.STYLE(&quot;граница&quot;);ORG.OPENOFFICE.STYLE(&quot;Стандарт&quot;)))">
            <text:p/>
          </table:table-cell>
          <table:table-cell table:formula="of:=T(IF([$тест2.AK74]=1;ORG.OPENOFFICE.STYLE(&quot;граница&quot;);ORG.OPENOFFICE.STYLE(&quot;Стандарт&quot;)))">
            <text:p/>
          </table:table-cell>
          <table:table-cell table:formula="of:=T(IF([$тест2.AL74]=1;ORG.OPENOFFICE.STYLE(&quot;граница&quot;);ORG.OPENOFFICE.STYLE(&quot;Стандарт&quot;)))">
            <text:p/>
          </table:table-cell>
          <table:table-cell table:formula="of:=T(IF([$тест2.AM74]=1;ORG.OPENOFFICE.STYLE(&quot;граница&quot;);ORG.OPENOFFICE.STYLE(&quot;Стандарт&quot;)))">
            <text:p/>
          </table:table-cell>
          <table:table-cell table:formula="of:=T(IF([$тест2.AN74]=1;ORG.OPENOFFICE.STYLE(&quot;граница&quot;);ORG.OPENOFFICE.STYLE(&quot;Стандарт&quot;)))">
            <text:p/>
          </table:table-cell>
          <table:table-cell table:formula="of:=T(IF([$тест2.AO74]=1;ORG.OPENOFFICE.STYLE(&quot;граница&quot;);ORG.OPENOFFICE.STYLE(&quot;Стандарт&quot;)))">
            <text:p/>
          </table:table-cell>
          <table:table-cell table:formula="of:=T(IF([$тест2.AP74]=1;ORG.OPENOFFICE.STYLE(&quot;граница&quot;);ORG.OPENOFFICE.STYLE(&quot;Стандарт&quot;)))">
            <text:p/>
          </table:table-cell>
          <table:table-cell table:formula="of:=T(IF([$тест2.AQ74]=1;ORG.OPENOFFICE.STYLE(&quot;граница&quot;);ORG.OPENOFFICE.STYLE(&quot;Стандарт&quot;)))">
            <text:p/>
          </table:table-cell>
          <table:table-cell table:formula="of:=T(IF([$тест2.AR74]=1;ORG.OPENOFFICE.STYLE(&quot;граница&quot;);ORG.OPENOFFICE.STYLE(&quot;Стандарт&quot;)))">
            <text:p/>
          </table:table-cell>
          <table:table-cell table:formula="of:=T(IF([$тест2.AS74]=1;ORG.OPENOFFICE.STYLE(&quot;граница&quot;);ORG.OPENOFFICE.STYLE(&quot;Стандарт&quot;)))">
            <text:p/>
          </table:table-cell>
          <table:table-cell table:formula="of:=T(IF([$тест2.AT74]=1;ORG.OPENOFFICE.STYLE(&quot;граница&quot;);ORG.OPENOFFICE.STYLE(&quot;Стандарт&quot;)))">
            <text:p/>
          </table:table-cell>
          <table:table-cell table:formula="of:=T(IF([$тест2.AU74]=1;ORG.OPENOFFICE.STYLE(&quot;граница&quot;);ORG.OPENOFFICE.STYLE(&quot;Стандарт&quot;)))">
            <text:p/>
          </table:table-cell>
          <table:table-cell table:formula="of:=T(IF([$тест2.AV74]=1;ORG.OPENOFFICE.STYLE(&quot;граница&quot;);ORG.OPENOFFICE.STYLE(&quot;Стандарт&quot;)))">
            <text:p/>
          </table:table-cell>
          <table:table-cell table:formula="of:=T(IF([$тест2.AW74]=1;ORG.OPENOFFICE.STYLE(&quot;граница&quot;);ORG.OPENOFFICE.STYLE(&quot;Стандарт&quot;)))">
            <text:p/>
          </table:table-cell>
          <table:table-cell table:formula="of:=T(IF([$тест2.AX7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5]=1;ORG.OPENOFFICE.STYLE(&quot;граница&quot;);ORG.OPENOFFICE.STYLE(&quot;Стандарт&quot;)))">
            <text:p/>
          </table:table-cell>
          <table:table-cell table:formula="of:=T(IF([$тест2.C75]=1;ORG.OPENOFFICE.STYLE(&quot;граница&quot;);ORG.OPENOFFICE.STYLE(&quot;Стандарт&quot;)))">
            <text:p/>
          </table:table-cell>
          <table:table-cell table:formula="of:=T(IF([$тест2.D75]=1;ORG.OPENOFFICE.STYLE(&quot;граница&quot;);ORG.OPENOFFICE.STYLE(&quot;Стандарт&quot;)))">
            <text:p/>
          </table:table-cell>
          <table:table-cell table:formula="of:=T(IF([$тест2.E75]=1;ORG.OPENOFFICE.STYLE(&quot;граница&quot;);ORG.OPENOFFICE.STYLE(&quot;Стандарт&quot;)))">
            <text:p/>
          </table:table-cell>
          <table:table-cell table:formula="of:=T(IF([$тест2.F75]=1;ORG.OPENOFFICE.STYLE(&quot;граница&quot;);ORG.OPENOFFICE.STYLE(&quot;Стандарт&quot;)))">
            <text:p/>
          </table:table-cell>
          <table:table-cell table:formula="of:=T(IF([$тест2.G75]=1;ORG.OPENOFFICE.STYLE(&quot;граница&quot;);ORG.OPENOFFICE.STYLE(&quot;Стандарт&quot;)))">
            <text:p/>
          </table:table-cell>
          <table:table-cell table:formula="of:=T(IF([$тест2.H75]=1;ORG.OPENOFFICE.STYLE(&quot;граница&quot;);ORG.OPENOFFICE.STYLE(&quot;Стандарт&quot;)))">
            <text:p/>
          </table:table-cell>
          <table:table-cell table:formula="of:=T(IF([$тест2.I75]=1;ORG.OPENOFFICE.STYLE(&quot;граница&quot;);ORG.OPENOFFICE.STYLE(&quot;Стандарт&quot;)))">
            <text:p/>
          </table:table-cell>
          <table:table-cell table:formula="of:=T(IF([$тест2.J75]=1;ORG.OPENOFFICE.STYLE(&quot;граница&quot;);ORG.OPENOFFICE.STYLE(&quot;Стандарт&quot;)))">
            <text:p/>
          </table:table-cell>
          <table:table-cell table:formula="of:=T(IF([$тест2.K75]=1;ORG.OPENOFFICE.STYLE(&quot;граница&quot;);ORG.OPENOFFICE.STYLE(&quot;Стандарт&quot;)))">
            <text:p/>
          </table:table-cell>
          <table:table-cell table:formula="of:=T(IF([$тест2.L75]=1;ORG.OPENOFFICE.STYLE(&quot;граница&quot;);ORG.OPENOFFICE.STYLE(&quot;Стандарт&quot;)))">
            <text:p/>
          </table:table-cell>
          <table:table-cell table:formula="of:=T(IF([$тест2.M75]=1;ORG.OPENOFFICE.STYLE(&quot;граница&quot;);ORG.OPENOFFICE.STYLE(&quot;Стандарт&quot;)))">
            <text:p/>
          </table:table-cell>
          <table:table-cell table:formula="of:=T(IF([$тест2.N75]=1;ORG.OPENOFFICE.STYLE(&quot;граница&quot;);ORG.OPENOFFICE.STYLE(&quot;Стандарт&quot;)))">
            <text:p/>
          </table:table-cell>
          <table:table-cell table:formula="of:=T(IF([$тест2.O75]=1;ORG.OPENOFFICE.STYLE(&quot;граница&quot;);ORG.OPENOFFICE.STYLE(&quot;Стандарт&quot;)))">
            <text:p/>
          </table:table-cell>
          <table:table-cell table:formula="of:=T(IF([$тест2.P75]=1;ORG.OPENOFFICE.STYLE(&quot;граница&quot;);ORG.OPENOFFICE.STYLE(&quot;Стандарт&quot;)))">
            <text:p/>
          </table:table-cell>
          <table:table-cell table:formula="of:=T(IF([$тест2.Q75]=1;ORG.OPENOFFICE.STYLE(&quot;граница&quot;);ORG.OPENOFFICE.STYLE(&quot;Стандарт&quot;)))">
            <text:p/>
          </table:table-cell>
          <table:table-cell table:formula="of:=T(IF([$тест2.R75]=1;ORG.OPENOFFICE.STYLE(&quot;граница&quot;);ORG.OPENOFFICE.STYLE(&quot;Стандарт&quot;)))">
            <text:p/>
          </table:table-cell>
          <table:table-cell table:formula="of:=T(IF([$тест2.S75]=1;ORG.OPENOFFICE.STYLE(&quot;граница&quot;);ORG.OPENOFFICE.STYLE(&quot;Стандарт&quot;)))">
            <text:p/>
          </table:table-cell>
          <table:table-cell table:formula="of:=T(IF([$тест2.T75]=1;ORG.OPENOFFICE.STYLE(&quot;граница&quot;);ORG.OPENOFFICE.STYLE(&quot;Стандарт&quot;)))">
            <text:p/>
          </table:table-cell>
          <table:table-cell table:formula="of:=T(IF([$тест2.U75]=1;ORG.OPENOFFICE.STYLE(&quot;граница&quot;);ORG.OPENOFFICE.STYLE(&quot;Стандарт&quot;)))">
            <text:p/>
          </table:table-cell>
          <table:table-cell table:formula="of:=T(IF([$тест2.V75]=1;ORG.OPENOFFICE.STYLE(&quot;граница&quot;);ORG.OPENOFFICE.STYLE(&quot;Стандарт&quot;)))">
            <text:p/>
          </table:table-cell>
          <table:table-cell table:formula="of:=T(IF([$тест2.W75]=1;ORG.OPENOFFICE.STYLE(&quot;граница&quot;);ORG.OPENOFFICE.STYLE(&quot;Стандарт&quot;)))">
            <text:p/>
          </table:table-cell>
          <table:table-cell table:formula="of:=T(IF([$тест2.X75]=1;ORG.OPENOFFICE.STYLE(&quot;граница&quot;);ORG.OPENOFFICE.STYLE(&quot;Стандарт&quot;)))">
            <text:p/>
          </table:table-cell>
          <table:table-cell table:formula="of:=T(IF([$тест2.Y75]=1;ORG.OPENOFFICE.STYLE(&quot;граница&quot;);ORG.OPENOFFICE.STYLE(&quot;Стандарт&quot;)))">
            <text:p/>
          </table:table-cell>
          <table:table-cell table:formula="of:=T(IF([$тест2.Z75]=1;ORG.OPENOFFICE.STYLE(&quot;граница&quot;);ORG.OPENOFFICE.STYLE(&quot;Стандарт&quot;)))">
            <text:p/>
          </table:table-cell>
          <table:table-cell table:formula="of:=T(IF([$тест2.AA75]=1;ORG.OPENOFFICE.STYLE(&quot;граница&quot;);ORG.OPENOFFICE.STYLE(&quot;Стандарт&quot;)))">
            <text:p/>
          </table:table-cell>
          <table:table-cell table:formula="of:=T(IF([$тест2.AB75]=1;ORG.OPENOFFICE.STYLE(&quot;граница&quot;);ORG.OPENOFFICE.STYLE(&quot;Стандарт&quot;)))">
            <text:p/>
          </table:table-cell>
          <table:table-cell table:formula="of:=T(IF([$тест2.AC75]=1;ORG.OPENOFFICE.STYLE(&quot;граница&quot;);ORG.OPENOFFICE.STYLE(&quot;Стандарт&quot;)))">
            <text:p/>
          </table:table-cell>
          <table:table-cell table:formula="of:=T(IF([$тест2.AD75]=1;ORG.OPENOFFICE.STYLE(&quot;граница&quot;);ORG.OPENOFFICE.STYLE(&quot;Стандарт&quot;)))">
            <text:p/>
          </table:table-cell>
          <table:table-cell table:formula="of:=T(IF([$тест2.AE75]=1;ORG.OPENOFFICE.STYLE(&quot;граница&quot;);ORG.OPENOFFICE.STYLE(&quot;Стандарт&quot;)))">
            <text:p/>
          </table:table-cell>
          <table:table-cell table:formula="of:=T(IF([$тест2.AF75]=1;ORG.OPENOFFICE.STYLE(&quot;граница&quot;);ORG.OPENOFFICE.STYLE(&quot;Стандарт&quot;)))">
            <text:p/>
          </table:table-cell>
          <table:table-cell table:formula="of:=T(IF([$тест2.AG75]=1;ORG.OPENOFFICE.STYLE(&quot;граница&quot;);ORG.OPENOFFICE.STYLE(&quot;Стандарт&quot;)))">
            <text:p/>
          </table:table-cell>
          <table:table-cell table:formula="of:=T(IF([$тест2.AH75]=1;ORG.OPENOFFICE.STYLE(&quot;граница&quot;);ORG.OPENOFFICE.STYLE(&quot;Стандарт&quot;)))">
            <text:p/>
          </table:table-cell>
          <table:table-cell table:formula="of:=T(IF([$тест2.AI75]=1;ORG.OPENOFFICE.STYLE(&quot;граница&quot;);ORG.OPENOFFICE.STYLE(&quot;Стандарт&quot;)))">
            <text:p/>
          </table:table-cell>
          <table:table-cell table:formula="of:=T(IF([$тест2.AJ75]=1;ORG.OPENOFFICE.STYLE(&quot;граница&quot;);ORG.OPENOFFICE.STYLE(&quot;Стандарт&quot;)))">
            <text:p/>
          </table:table-cell>
          <table:table-cell table:formula="of:=T(IF([$тест2.AK75]=1;ORG.OPENOFFICE.STYLE(&quot;граница&quot;);ORG.OPENOFFICE.STYLE(&quot;Стандарт&quot;)))">
            <text:p/>
          </table:table-cell>
          <table:table-cell table:formula="of:=T(IF([$тест2.AL75]=1;ORG.OPENOFFICE.STYLE(&quot;граница&quot;);ORG.OPENOFFICE.STYLE(&quot;Стандарт&quot;)))">
            <text:p/>
          </table:table-cell>
          <table:table-cell table:formula="of:=T(IF([$тест2.AM75]=1;ORG.OPENOFFICE.STYLE(&quot;граница&quot;);ORG.OPENOFFICE.STYLE(&quot;Стандарт&quot;)))">
            <text:p/>
          </table:table-cell>
          <table:table-cell table:formula="of:=T(IF([$тест2.AN75]=1;ORG.OPENOFFICE.STYLE(&quot;граница&quot;);ORG.OPENOFFICE.STYLE(&quot;Стандарт&quot;)))">
            <text:p/>
          </table:table-cell>
          <table:table-cell table:formula="of:=T(IF([$тест2.AO75]=1;ORG.OPENOFFICE.STYLE(&quot;граница&quot;);ORG.OPENOFFICE.STYLE(&quot;Стандарт&quot;)))">
            <text:p/>
          </table:table-cell>
          <table:table-cell table:formula="of:=T(IF([$тест2.AP75]=1;ORG.OPENOFFICE.STYLE(&quot;граница&quot;);ORG.OPENOFFICE.STYLE(&quot;Стандарт&quot;)))">
            <text:p/>
          </table:table-cell>
          <table:table-cell table:formula="of:=T(IF([$тест2.AQ75]=1;ORG.OPENOFFICE.STYLE(&quot;граница&quot;);ORG.OPENOFFICE.STYLE(&quot;Стандарт&quot;)))">
            <text:p/>
          </table:table-cell>
          <table:table-cell table:formula="of:=T(IF([$тест2.AR75]=1;ORG.OPENOFFICE.STYLE(&quot;граница&quot;);ORG.OPENOFFICE.STYLE(&quot;Стандарт&quot;)))">
            <text:p/>
          </table:table-cell>
          <table:table-cell table:formula="of:=T(IF([$тест2.AS75]=1;ORG.OPENOFFICE.STYLE(&quot;граница&quot;);ORG.OPENOFFICE.STYLE(&quot;Стандарт&quot;)))">
            <text:p/>
          </table:table-cell>
          <table:table-cell table:formula="of:=T(IF([$тест2.AT75]=1;ORG.OPENOFFICE.STYLE(&quot;граница&quot;);ORG.OPENOFFICE.STYLE(&quot;Стандарт&quot;)))">
            <text:p/>
          </table:table-cell>
          <table:table-cell table:formula="of:=T(IF([$тест2.AU75]=1;ORG.OPENOFFICE.STYLE(&quot;граница&quot;);ORG.OPENOFFICE.STYLE(&quot;Стандарт&quot;)))">
            <text:p/>
          </table:table-cell>
          <table:table-cell table:formula="of:=T(IF([$тест2.AV75]=1;ORG.OPENOFFICE.STYLE(&quot;граница&quot;);ORG.OPENOFFICE.STYLE(&quot;Стандарт&quot;)))">
            <text:p/>
          </table:table-cell>
          <table:table-cell table:formula="of:=T(IF([$тест2.AW75]=1;ORG.OPENOFFICE.STYLE(&quot;граница&quot;);ORG.OPENOFFICE.STYLE(&quot;Стандарт&quot;)))">
            <text:p/>
          </table:table-cell>
          <table:table-cell table:formula="of:=T(IF([$тест2.AX7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6]=1;ORG.OPENOFFICE.STYLE(&quot;граница&quot;);ORG.OPENOFFICE.STYLE(&quot;Стандарт&quot;)))">
            <text:p/>
          </table:table-cell>
          <table:table-cell table:formula="of:=T(IF([$тест2.C76]=1;ORG.OPENOFFICE.STYLE(&quot;граница&quot;);ORG.OPENOFFICE.STYLE(&quot;Стандарт&quot;)))">
            <text:p/>
          </table:table-cell>
          <table:table-cell table:formula="of:=T(IF([$тест2.D76]=1;ORG.OPENOFFICE.STYLE(&quot;граница&quot;);ORG.OPENOFFICE.STYLE(&quot;Стандарт&quot;)))">
            <text:p/>
          </table:table-cell>
          <table:table-cell table:formula="of:=T(IF([$тест2.E76]=1;ORG.OPENOFFICE.STYLE(&quot;граница&quot;);ORG.OPENOFFICE.STYLE(&quot;Стандарт&quot;)))">
            <text:p/>
          </table:table-cell>
          <table:table-cell table:formula="of:=T(IF([$тест2.F76]=1;ORG.OPENOFFICE.STYLE(&quot;граница&quot;);ORG.OPENOFFICE.STYLE(&quot;Стандарт&quot;)))">
            <text:p/>
          </table:table-cell>
          <table:table-cell table:formula="of:=T(IF([$тест2.G76]=1;ORG.OPENOFFICE.STYLE(&quot;граница&quot;);ORG.OPENOFFICE.STYLE(&quot;Стандарт&quot;)))">
            <text:p/>
          </table:table-cell>
          <table:table-cell table:formula="of:=T(IF([$тест2.H76]=1;ORG.OPENOFFICE.STYLE(&quot;граница&quot;);ORG.OPENOFFICE.STYLE(&quot;Стандарт&quot;)))">
            <text:p/>
          </table:table-cell>
          <table:table-cell table:formula="of:=T(IF([$тест2.I76]=1;ORG.OPENOFFICE.STYLE(&quot;граница&quot;);ORG.OPENOFFICE.STYLE(&quot;Стандарт&quot;)))">
            <text:p/>
          </table:table-cell>
          <table:table-cell table:formula="of:=T(IF([$тест2.J76]=1;ORG.OPENOFFICE.STYLE(&quot;граница&quot;);ORG.OPENOFFICE.STYLE(&quot;Стандарт&quot;)))">
            <text:p/>
          </table:table-cell>
          <table:table-cell table:formula="of:=T(IF([$тест2.K76]=1;ORG.OPENOFFICE.STYLE(&quot;граница&quot;);ORG.OPENOFFICE.STYLE(&quot;Стандарт&quot;)))">
            <text:p/>
          </table:table-cell>
          <table:table-cell table:formula="of:=T(IF([$тест2.L76]=1;ORG.OPENOFFICE.STYLE(&quot;граница&quot;);ORG.OPENOFFICE.STYLE(&quot;Стандарт&quot;)))">
            <text:p/>
          </table:table-cell>
          <table:table-cell table:formula="of:=T(IF([$тест2.M76]=1;ORG.OPENOFFICE.STYLE(&quot;граница&quot;);ORG.OPENOFFICE.STYLE(&quot;Стандарт&quot;)))">
            <text:p/>
          </table:table-cell>
          <table:table-cell table:formula="of:=T(IF([$тест2.N76]=1;ORG.OPENOFFICE.STYLE(&quot;граница&quot;);ORG.OPENOFFICE.STYLE(&quot;Стандарт&quot;)))">
            <text:p/>
          </table:table-cell>
          <table:table-cell table:formula="of:=T(IF([$тест2.O76]=1;ORG.OPENOFFICE.STYLE(&quot;граница&quot;);ORG.OPENOFFICE.STYLE(&quot;Стандарт&quot;)))">
            <text:p/>
          </table:table-cell>
          <table:table-cell table:formula="of:=T(IF([$тест2.P76]=1;ORG.OPENOFFICE.STYLE(&quot;граница&quot;);ORG.OPENOFFICE.STYLE(&quot;Стандарт&quot;)))">
            <text:p/>
          </table:table-cell>
          <table:table-cell table:formula="of:=T(IF([$тест2.Q76]=1;ORG.OPENOFFICE.STYLE(&quot;граница&quot;);ORG.OPENOFFICE.STYLE(&quot;Стандарт&quot;)))">
            <text:p/>
          </table:table-cell>
          <table:table-cell table:formula="of:=T(IF([$тест2.R76]=1;ORG.OPENOFFICE.STYLE(&quot;граница&quot;);ORG.OPENOFFICE.STYLE(&quot;Стандарт&quot;)))">
            <text:p/>
          </table:table-cell>
          <table:table-cell table:formula="of:=T(IF([$тест2.S76]=1;ORG.OPENOFFICE.STYLE(&quot;граница&quot;);ORG.OPENOFFICE.STYLE(&quot;Стандарт&quot;)))">
            <text:p/>
          </table:table-cell>
          <table:table-cell table:formula="of:=T(IF([$тест2.T76]=1;ORG.OPENOFFICE.STYLE(&quot;граница&quot;);ORG.OPENOFFICE.STYLE(&quot;Стандарт&quot;)))">
            <text:p/>
          </table:table-cell>
          <table:table-cell table:formula="of:=T(IF([$тест2.U76]=1;ORG.OPENOFFICE.STYLE(&quot;граница&quot;);ORG.OPENOFFICE.STYLE(&quot;Стандарт&quot;)))">
            <text:p/>
          </table:table-cell>
          <table:table-cell table:formula="of:=T(IF([$тест2.V76]=1;ORG.OPENOFFICE.STYLE(&quot;граница&quot;);ORG.OPENOFFICE.STYLE(&quot;Стандарт&quot;)))">
            <text:p/>
          </table:table-cell>
          <table:table-cell table:formula="of:=T(IF([$тест2.W76]=1;ORG.OPENOFFICE.STYLE(&quot;граница&quot;);ORG.OPENOFFICE.STYLE(&quot;Стандарт&quot;)))">
            <text:p/>
          </table:table-cell>
          <table:table-cell table:formula="of:=T(IF([$тест2.X76]=1;ORG.OPENOFFICE.STYLE(&quot;граница&quot;);ORG.OPENOFFICE.STYLE(&quot;Стандарт&quot;)))">
            <text:p/>
          </table:table-cell>
          <table:table-cell table:formula="of:=T(IF([$тест2.Y76]=1;ORG.OPENOFFICE.STYLE(&quot;граница&quot;);ORG.OPENOFFICE.STYLE(&quot;Стандарт&quot;)))">
            <text:p/>
          </table:table-cell>
          <table:table-cell table:formula="of:=T(IF([$тест2.Z76]=1;ORG.OPENOFFICE.STYLE(&quot;граница&quot;);ORG.OPENOFFICE.STYLE(&quot;Стандарт&quot;)))">
            <text:p/>
          </table:table-cell>
          <table:table-cell table:formula="of:=T(IF([$тест2.AA76]=1;ORG.OPENOFFICE.STYLE(&quot;граница&quot;);ORG.OPENOFFICE.STYLE(&quot;Стандарт&quot;)))">
            <text:p/>
          </table:table-cell>
          <table:table-cell table:formula="of:=T(IF([$тест2.AB76]=1;ORG.OPENOFFICE.STYLE(&quot;граница&quot;);ORG.OPENOFFICE.STYLE(&quot;Стандарт&quot;)))">
            <text:p/>
          </table:table-cell>
          <table:table-cell table:formula="of:=T(IF([$тест2.AC76]=1;ORG.OPENOFFICE.STYLE(&quot;граница&quot;);ORG.OPENOFFICE.STYLE(&quot;Стандарт&quot;)))">
            <text:p/>
          </table:table-cell>
          <table:table-cell table:formula="of:=T(IF([$тест2.AD76]=1;ORG.OPENOFFICE.STYLE(&quot;граница&quot;);ORG.OPENOFFICE.STYLE(&quot;Стандарт&quot;)))">
            <text:p/>
          </table:table-cell>
          <table:table-cell table:formula="of:=T(IF([$тест2.AE76]=1;ORG.OPENOFFICE.STYLE(&quot;граница&quot;);ORG.OPENOFFICE.STYLE(&quot;Стандарт&quot;)))">
            <text:p/>
          </table:table-cell>
          <table:table-cell table:formula="of:=T(IF([$тест2.AF76]=1;ORG.OPENOFFICE.STYLE(&quot;граница&quot;);ORG.OPENOFFICE.STYLE(&quot;Стандарт&quot;)))">
            <text:p/>
          </table:table-cell>
          <table:table-cell table:formula="of:=T(IF([$тест2.AG76]=1;ORG.OPENOFFICE.STYLE(&quot;граница&quot;);ORG.OPENOFFICE.STYLE(&quot;Стандарт&quot;)))">
            <text:p/>
          </table:table-cell>
          <table:table-cell table:formula="of:=T(IF([$тест2.AH76]=1;ORG.OPENOFFICE.STYLE(&quot;граница&quot;);ORG.OPENOFFICE.STYLE(&quot;Стандарт&quot;)))">
            <text:p/>
          </table:table-cell>
          <table:table-cell table:formula="of:=T(IF([$тест2.AI76]=1;ORG.OPENOFFICE.STYLE(&quot;граница&quot;);ORG.OPENOFFICE.STYLE(&quot;Стандарт&quot;)))">
            <text:p/>
          </table:table-cell>
          <table:table-cell table:formula="of:=T(IF([$тест2.AJ76]=1;ORG.OPENOFFICE.STYLE(&quot;граница&quot;);ORG.OPENOFFICE.STYLE(&quot;Стандарт&quot;)))">
            <text:p/>
          </table:table-cell>
          <table:table-cell table:formula="of:=T(IF([$тест2.AK76]=1;ORG.OPENOFFICE.STYLE(&quot;граница&quot;);ORG.OPENOFFICE.STYLE(&quot;Стандарт&quot;)))">
            <text:p/>
          </table:table-cell>
          <table:table-cell table:formula="of:=T(IF([$тест2.AL76]=1;ORG.OPENOFFICE.STYLE(&quot;граница&quot;);ORG.OPENOFFICE.STYLE(&quot;Стандарт&quot;)))">
            <text:p/>
          </table:table-cell>
          <table:table-cell table:formula="of:=T(IF([$тест2.AM76]=1;ORG.OPENOFFICE.STYLE(&quot;граница&quot;);ORG.OPENOFFICE.STYLE(&quot;Стандарт&quot;)))">
            <text:p/>
          </table:table-cell>
          <table:table-cell table:formula="of:=T(IF([$тест2.AN76]=1;ORG.OPENOFFICE.STYLE(&quot;граница&quot;);ORG.OPENOFFICE.STYLE(&quot;Стандарт&quot;)))">
            <text:p/>
          </table:table-cell>
          <table:table-cell table:formula="of:=T(IF([$тест2.AO76]=1;ORG.OPENOFFICE.STYLE(&quot;граница&quot;);ORG.OPENOFFICE.STYLE(&quot;Стандарт&quot;)))">
            <text:p/>
          </table:table-cell>
          <table:table-cell table:formula="of:=T(IF([$тест2.AP76]=1;ORG.OPENOFFICE.STYLE(&quot;граница&quot;);ORG.OPENOFFICE.STYLE(&quot;Стандарт&quot;)))">
            <text:p/>
          </table:table-cell>
          <table:table-cell table:formula="of:=T(IF([$тест2.AQ76]=1;ORG.OPENOFFICE.STYLE(&quot;граница&quot;);ORG.OPENOFFICE.STYLE(&quot;Стандарт&quot;)))">
            <text:p/>
          </table:table-cell>
          <table:table-cell table:formula="of:=T(IF([$тест2.AR76]=1;ORG.OPENOFFICE.STYLE(&quot;граница&quot;);ORG.OPENOFFICE.STYLE(&quot;Стандарт&quot;)))">
            <text:p/>
          </table:table-cell>
          <table:table-cell table:formula="of:=T(IF([$тест2.AS76]=1;ORG.OPENOFFICE.STYLE(&quot;граница&quot;);ORG.OPENOFFICE.STYLE(&quot;Стандарт&quot;)))">
            <text:p/>
          </table:table-cell>
          <table:table-cell table:formula="of:=T(IF([$тест2.AT76]=1;ORG.OPENOFFICE.STYLE(&quot;граница&quot;);ORG.OPENOFFICE.STYLE(&quot;Стандарт&quot;)))">
            <text:p/>
          </table:table-cell>
          <table:table-cell table:formula="of:=T(IF([$тест2.AU76]=1;ORG.OPENOFFICE.STYLE(&quot;граница&quot;);ORG.OPENOFFICE.STYLE(&quot;Стандарт&quot;)))">
            <text:p/>
          </table:table-cell>
          <table:table-cell table:formula="of:=T(IF([$тест2.AV76]=1;ORG.OPENOFFICE.STYLE(&quot;граница&quot;);ORG.OPENOFFICE.STYLE(&quot;Стандарт&quot;)))">
            <text:p/>
          </table:table-cell>
          <table:table-cell table:formula="of:=T(IF([$тест2.AW76]=1;ORG.OPENOFFICE.STYLE(&quot;граница&quot;);ORG.OPENOFFICE.STYLE(&quot;Стандарт&quot;)))">
            <text:p/>
          </table:table-cell>
          <table:table-cell table:formula="of:=T(IF([$тест2.AX7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7]=1;ORG.OPENOFFICE.STYLE(&quot;граница&quot;);ORG.OPENOFFICE.STYLE(&quot;Стандарт&quot;)))">
            <text:p/>
          </table:table-cell>
          <table:table-cell table:formula="of:=T(IF([$тест2.C77]=1;ORG.OPENOFFICE.STYLE(&quot;граница&quot;);ORG.OPENOFFICE.STYLE(&quot;Стандарт&quot;)))">
            <text:p/>
          </table:table-cell>
          <table:table-cell table:formula="of:=T(IF([$тест2.D77]=1;ORG.OPENOFFICE.STYLE(&quot;граница&quot;);ORG.OPENOFFICE.STYLE(&quot;Стандарт&quot;)))">
            <text:p/>
          </table:table-cell>
          <table:table-cell table:formula="of:=T(IF([$тест2.E77]=1;ORG.OPENOFFICE.STYLE(&quot;граница&quot;);ORG.OPENOFFICE.STYLE(&quot;Стандарт&quot;)))">
            <text:p/>
          </table:table-cell>
          <table:table-cell table:formula="of:=T(IF([$тест2.F77]=1;ORG.OPENOFFICE.STYLE(&quot;граница&quot;);ORG.OPENOFFICE.STYLE(&quot;Стандарт&quot;)))">
            <text:p/>
          </table:table-cell>
          <table:table-cell table:formula="of:=T(IF([$тест2.G77]=1;ORG.OPENOFFICE.STYLE(&quot;граница&quot;);ORG.OPENOFFICE.STYLE(&quot;Стандарт&quot;)))">
            <text:p/>
          </table:table-cell>
          <table:table-cell table:formula="of:=T(IF([$тест2.H77]=1;ORG.OPENOFFICE.STYLE(&quot;граница&quot;);ORG.OPENOFFICE.STYLE(&quot;Стандарт&quot;)))">
            <text:p/>
          </table:table-cell>
          <table:table-cell table:formula="of:=T(IF([$тест2.I77]=1;ORG.OPENOFFICE.STYLE(&quot;граница&quot;);ORG.OPENOFFICE.STYLE(&quot;Стандарт&quot;)))">
            <text:p/>
          </table:table-cell>
          <table:table-cell table:formula="of:=T(IF([$тест2.J77]=1;ORG.OPENOFFICE.STYLE(&quot;граница&quot;);ORG.OPENOFFICE.STYLE(&quot;Стандарт&quot;)))">
            <text:p/>
          </table:table-cell>
          <table:table-cell table:formula="of:=T(IF([$тест2.K77]=1;ORG.OPENOFFICE.STYLE(&quot;граница&quot;);ORG.OPENOFFICE.STYLE(&quot;Стандарт&quot;)))">
            <text:p/>
          </table:table-cell>
          <table:table-cell table:formula="of:=T(IF([$тест2.L77]=1;ORG.OPENOFFICE.STYLE(&quot;граница&quot;);ORG.OPENOFFICE.STYLE(&quot;Стандарт&quot;)))">
            <text:p/>
          </table:table-cell>
          <table:table-cell table:formula="of:=T(IF([$тест2.M77]=1;ORG.OPENOFFICE.STYLE(&quot;граница&quot;);ORG.OPENOFFICE.STYLE(&quot;Стандарт&quot;)))">
            <text:p/>
          </table:table-cell>
          <table:table-cell table:formula="of:=T(IF([$тест2.N77]=1;ORG.OPENOFFICE.STYLE(&quot;граница&quot;);ORG.OPENOFFICE.STYLE(&quot;Стандарт&quot;)))">
            <text:p/>
          </table:table-cell>
          <table:table-cell table:formula="of:=T(IF([$тест2.O77]=1;ORG.OPENOFFICE.STYLE(&quot;граница&quot;);ORG.OPENOFFICE.STYLE(&quot;Стандарт&quot;)))">
            <text:p/>
          </table:table-cell>
          <table:table-cell table:formula="of:=T(IF([$тест2.P77]=1;ORG.OPENOFFICE.STYLE(&quot;граница&quot;);ORG.OPENOFFICE.STYLE(&quot;Стандарт&quot;)))">
            <text:p/>
          </table:table-cell>
          <table:table-cell table:formula="of:=T(IF([$тест2.Q77]=1;ORG.OPENOFFICE.STYLE(&quot;граница&quot;);ORG.OPENOFFICE.STYLE(&quot;Стандарт&quot;)))">
            <text:p/>
          </table:table-cell>
          <table:table-cell table:formula="of:=T(IF([$тест2.R77]=1;ORG.OPENOFFICE.STYLE(&quot;граница&quot;);ORG.OPENOFFICE.STYLE(&quot;Стандарт&quot;)))">
            <text:p/>
          </table:table-cell>
          <table:table-cell table:formula="of:=T(IF([$тест2.S77]=1;ORG.OPENOFFICE.STYLE(&quot;граница&quot;);ORG.OPENOFFICE.STYLE(&quot;Стандарт&quot;)))">
            <text:p/>
          </table:table-cell>
          <table:table-cell table:formula="of:=T(IF([$тест2.T77]=1;ORG.OPENOFFICE.STYLE(&quot;граница&quot;);ORG.OPENOFFICE.STYLE(&quot;Стандарт&quot;)))">
            <text:p/>
          </table:table-cell>
          <table:table-cell table:formula="of:=T(IF([$тест2.U77]=1;ORG.OPENOFFICE.STYLE(&quot;граница&quot;);ORG.OPENOFFICE.STYLE(&quot;Стандарт&quot;)))">
            <text:p/>
          </table:table-cell>
          <table:table-cell table:formula="of:=T(IF([$тест2.V77]=1;ORG.OPENOFFICE.STYLE(&quot;граница&quot;);ORG.OPENOFFICE.STYLE(&quot;Стандарт&quot;)))">
            <text:p/>
          </table:table-cell>
          <table:table-cell table:formula="of:=T(IF([$тест2.W77]=1;ORG.OPENOFFICE.STYLE(&quot;граница&quot;);ORG.OPENOFFICE.STYLE(&quot;Стандарт&quot;)))">
            <text:p/>
          </table:table-cell>
          <table:table-cell table:formula="of:=T(IF([$тест2.X77]=1;ORG.OPENOFFICE.STYLE(&quot;граница&quot;);ORG.OPENOFFICE.STYLE(&quot;Стандарт&quot;)))">
            <text:p/>
          </table:table-cell>
          <table:table-cell table:formula="of:=T(IF([$тест2.Y77]=1;ORG.OPENOFFICE.STYLE(&quot;граница&quot;);ORG.OPENOFFICE.STYLE(&quot;Стандарт&quot;)))">
            <text:p/>
          </table:table-cell>
          <table:table-cell table:formula="of:=T(IF([$тест2.Z77]=1;ORG.OPENOFFICE.STYLE(&quot;граница&quot;);ORG.OPENOFFICE.STYLE(&quot;Стандарт&quot;)))">
            <text:p/>
          </table:table-cell>
          <table:table-cell table:formula="of:=T(IF([$тест2.AA77]=1;ORG.OPENOFFICE.STYLE(&quot;граница&quot;);ORG.OPENOFFICE.STYLE(&quot;Стандарт&quot;)))">
            <text:p/>
          </table:table-cell>
          <table:table-cell table:formula="of:=T(IF([$тест2.AB77]=1;ORG.OPENOFFICE.STYLE(&quot;граница&quot;);ORG.OPENOFFICE.STYLE(&quot;Стандарт&quot;)))">
            <text:p/>
          </table:table-cell>
          <table:table-cell table:formula="of:=T(IF([$тест2.AC77]=1;ORG.OPENOFFICE.STYLE(&quot;граница&quot;);ORG.OPENOFFICE.STYLE(&quot;Стандарт&quot;)))">
            <text:p/>
          </table:table-cell>
          <table:table-cell table:formula="of:=T(IF([$тест2.AD77]=1;ORG.OPENOFFICE.STYLE(&quot;граница&quot;);ORG.OPENOFFICE.STYLE(&quot;Стандарт&quot;)))">
            <text:p/>
          </table:table-cell>
          <table:table-cell table:formula="of:=T(IF([$тест2.AE77]=1;ORG.OPENOFFICE.STYLE(&quot;граница&quot;);ORG.OPENOFFICE.STYLE(&quot;Стандарт&quot;)))">
            <text:p/>
          </table:table-cell>
          <table:table-cell table:formula="of:=T(IF([$тест2.AF77]=1;ORG.OPENOFFICE.STYLE(&quot;граница&quot;);ORG.OPENOFFICE.STYLE(&quot;Стандарт&quot;)))">
            <text:p/>
          </table:table-cell>
          <table:table-cell table:formula="of:=T(IF([$тест2.AG77]=1;ORG.OPENOFFICE.STYLE(&quot;граница&quot;);ORG.OPENOFFICE.STYLE(&quot;Стандарт&quot;)))">
            <text:p/>
          </table:table-cell>
          <table:table-cell table:formula="of:=T(IF([$тест2.AH77]=1;ORG.OPENOFFICE.STYLE(&quot;граница&quot;);ORG.OPENOFFICE.STYLE(&quot;Стандарт&quot;)))">
            <text:p/>
          </table:table-cell>
          <table:table-cell table:formula="of:=T(IF([$тест2.AI77]=1;ORG.OPENOFFICE.STYLE(&quot;граница&quot;);ORG.OPENOFFICE.STYLE(&quot;Стандарт&quot;)))">
            <text:p/>
          </table:table-cell>
          <table:table-cell table:formula="of:=T(IF([$тест2.AJ77]=1;ORG.OPENOFFICE.STYLE(&quot;граница&quot;);ORG.OPENOFFICE.STYLE(&quot;Стандарт&quot;)))">
            <text:p/>
          </table:table-cell>
          <table:table-cell table:formula="of:=T(IF([$тест2.AK77]=1;ORG.OPENOFFICE.STYLE(&quot;граница&quot;);ORG.OPENOFFICE.STYLE(&quot;Стандарт&quot;)))">
            <text:p/>
          </table:table-cell>
          <table:table-cell table:formula="of:=T(IF([$тест2.AL77]=1;ORG.OPENOFFICE.STYLE(&quot;граница&quot;);ORG.OPENOFFICE.STYLE(&quot;Стандарт&quot;)))">
            <text:p/>
          </table:table-cell>
          <table:table-cell table:formula="of:=T(IF([$тест2.AM77]=1;ORG.OPENOFFICE.STYLE(&quot;граница&quot;);ORG.OPENOFFICE.STYLE(&quot;Стандарт&quot;)))">
            <text:p/>
          </table:table-cell>
          <table:table-cell table:formula="of:=T(IF([$тест2.AN77]=1;ORG.OPENOFFICE.STYLE(&quot;граница&quot;);ORG.OPENOFFICE.STYLE(&quot;Стандарт&quot;)))">
            <text:p/>
          </table:table-cell>
          <table:table-cell table:formula="of:=T(IF([$тест2.AO77]=1;ORG.OPENOFFICE.STYLE(&quot;граница&quot;);ORG.OPENOFFICE.STYLE(&quot;Стандарт&quot;)))">
            <text:p/>
          </table:table-cell>
          <table:table-cell table:formula="of:=T(IF([$тест2.AP77]=1;ORG.OPENOFFICE.STYLE(&quot;граница&quot;);ORG.OPENOFFICE.STYLE(&quot;Стандарт&quot;)))">
            <text:p/>
          </table:table-cell>
          <table:table-cell table:formula="of:=T(IF([$тест2.AQ77]=1;ORG.OPENOFFICE.STYLE(&quot;граница&quot;);ORG.OPENOFFICE.STYLE(&quot;Стандарт&quot;)))">
            <text:p/>
          </table:table-cell>
          <table:table-cell table:formula="of:=T(IF([$тест2.AR77]=1;ORG.OPENOFFICE.STYLE(&quot;граница&quot;);ORG.OPENOFFICE.STYLE(&quot;Стандарт&quot;)))">
            <text:p/>
          </table:table-cell>
          <table:table-cell table:formula="of:=T(IF([$тест2.AS77]=1;ORG.OPENOFFICE.STYLE(&quot;граница&quot;);ORG.OPENOFFICE.STYLE(&quot;Стандарт&quot;)))">
            <text:p/>
          </table:table-cell>
          <table:table-cell table:formula="of:=T(IF([$тест2.AT77]=1;ORG.OPENOFFICE.STYLE(&quot;граница&quot;);ORG.OPENOFFICE.STYLE(&quot;Стандарт&quot;)))">
            <text:p/>
          </table:table-cell>
          <table:table-cell table:formula="of:=T(IF([$тест2.AU77]=1;ORG.OPENOFFICE.STYLE(&quot;граница&quot;);ORG.OPENOFFICE.STYLE(&quot;Стандарт&quot;)))">
            <text:p/>
          </table:table-cell>
          <table:table-cell table:formula="of:=T(IF([$тест2.AV77]=1;ORG.OPENOFFICE.STYLE(&quot;граница&quot;);ORG.OPENOFFICE.STYLE(&quot;Стандарт&quot;)))">
            <text:p/>
          </table:table-cell>
          <table:table-cell table:formula="of:=T(IF([$тест2.AW77]=1;ORG.OPENOFFICE.STYLE(&quot;граница&quot;);ORG.OPENOFFICE.STYLE(&quot;Стандарт&quot;)))">
            <text:p/>
          </table:table-cell>
          <table:table-cell table:formula="of:=T(IF([$тест2.AX7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8]=1;ORG.OPENOFFICE.STYLE(&quot;граница&quot;);ORG.OPENOFFICE.STYLE(&quot;Стандарт&quot;)))">
            <text:p/>
          </table:table-cell>
          <table:table-cell table:formula="of:=T(IF([$тест2.C78]=1;ORG.OPENOFFICE.STYLE(&quot;граница&quot;);ORG.OPENOFFICE.STYLE(&quot;Стандарт&quot;)))">
            <text:p/>
          </table:table-cell>
          <table:table-cell table:formula="of:=T(IF([$тест2.D78]=1;ORG.OPENOFFICE.STYLE(&quot;граница&quot;);ORG.OPENOFFICE.STYLE(&quot;Стандарт&quot;)))">
            <text:p/>
          </table:table-cell>
          <table:table-cell table:formula="of:=T(IF([$тест2.E78]=1;ORG.OPENOFFICE.STYLE(&quot;граница&quot;);ORG.OPENOFFICE.STYLE(&quot;Стандарт&quot;)))">
            <text:p/>
          </table:table-cell>
          <table:table-cell table:formula="of:=T(IF([$тест2.F78]=1;ORG.OPENOFFICE.STYLE(&quot;граница&quot;);ORG.OPENOFFICE.STYLE(&quot;Стандарт&quot;)))">
            <text:p/>
          </table:table-cell>
          <table:table-cell table:formula="of:=T(IF([$тест2.G78]=1;ORG.OPENOFFICE.STYLE(&quot;граница&quot;);ORG.OPENOFFICE.STYLE(&quot;Стандарт&quot;)))">
            <text:p/>
          </table:table-cell>
          <table:table-cell table:formula="of:=T(IF([$тест2.H78]=1;ORG.OPENOFFICE.STYLE(&quot;граница&quot;);ORG.OPENOFFICE.STYLE(&quot;Стандарт&quot;)))">
            <text:p/>
          </table:table-cell>
          <table:table-cell table:formula="of:=T(IF([$тест2.I78]=1;ORG.OPENOFFICE.STYLE(&quot;граница&quot;);ORG.OPENOFFICE.STYLE(&quot;Стандарт&quot;)))">
            <text:p/>
          </table:table-cell>
          <table:table-cell table:formula="of:=T(IF([$тест2.J78]=1;ORG.OPENOFFICE.STYLE(&quot;граница&quot;);ORG.OPENOFFICE.STYLE(&quot;Стандарт&quot;)))">
            <text:p/>
          </table:table-cell>
          <table:table-cell table:formula="of:=T(IF([$тест2.K78]=1;ORG.OPENOFFICE.STYLE(&quot;граница&quot;);ORG.OPENOFFICE.STYLE(&quot;Стандарт&quot;)))">
            <text:p/>
          </table:table-cell>
          <table:table-cell table:formula="of:=T(IF([$тест2.L78]=1;ORG.OPENOFFICE.STYLE(&quot;граница&quot;);ORG.OPENOFFICE.STYLE(&quot;Стандарт&quot;)))">
            <text:p/>
          </table:table-cell>
          <table:table-cell table:formula="of:=T(IF([$тест2.M78]=1;ORG.OPENOFFICE.STYLE(&quot;граница&quot;);ORG.OPENOFFICE.STYLE(&quot;Стандарт&quot;)))">
            <text:p/>
          </table:table-cell>
          <table:table-cell table:formula="of:=T(IF([$тест2.N78]=1;ORG.OPENOFFICE.STYLE(&quot;граница&quot;);ORG.OPENOFFICE.STYLE(&quot;Стандарт&quot;)))">
            <text:p/>
          </table:table-cell>
          <table:table-cell table:formula="of:=T(IF([$тест2.O78]=1;ORG.OPENOFFICE.STYLE(&quot;граница&quot;);ORG.OPENOFFICE.STYLE(&quot;Стандарт&quot;)))">
            <text:p/>
          </table:table-cell>
          <table:table-cell table:formula="of:=T(IF([$тест2.P78]=1;ORG.OPENOFFICE.STYLE(&quot;граница&quot;);ORG.OPENOFFICE.STYLE(&quot;Стандарт&quot;)))">
            <text:p/>
          </table:table-cell>
          <table:table-cell table:formula="of:=T(IF([$тест2.Q78]=1;ORG.OPENOFFICE.STYLE(&quot;граница&quot;);ORG.OPENOFFICE.STYLE(&quot;Стандарт&quot;)))">
            <text:p/>
          </table:table-cell>
          <table:table-cell table:formula="of:=T(IF([$тест2.R78]=1;ORG.OPENOFFICE.STYLE(&quot;граница&quot;);ORG.OPENOFFICE.STYLE(&quot;Стандарт&quot;)))">
            <text:p/>
          </table:table-cell>
          <table:table-cell table:formula="of:=T(IF([$тест2.S78]=1;ORG.OPENOFFICE.STYLE(&quot;граница&quot;);ORG.OPENOFFICE.STYLE(&quot;Стандарт&quot;)))">
            <text:p/>
          </table:table-cell>
          <table:table-cell table:formula="of:=T(IF([$тест2.T78]=1;ORG.OPENOFFICE.STYLE(&quot;граница&quot;);ORG.OPENOFFICE.STYLE(&quot;Стандарт&quot;)))">
            <text:p/>
          </table:table-cell>
          <table:table-cell table:formula="of:=T(IF([$тест2.U78]=1;ORG.OPENOFFICE.STYLE(&quot;граница&quot;);ORG.OPENOFFICE.STYLE(&quot;Стандарт&quot;)))">
            <text:p/>
          </table:table-cell>
          <table:table-cell table:formula="of:=T(IF([$тест2.V78]=1;ORG.OPENOFFICE.STYLE(&quot;граница&quot;);ORG.OPENOFFICE.STYLE(&quot;Стандарт&quot;)))">
            <text:p/>
          </table:table-cell>
          <table:table-cell table:formula="of:=T(IF([$тест2.W78]=1;ORG.OPENOFFICE.STYLE(&quot;граница&quot;);ORG.OPENOFFICE.STYLE(&quot;Стандарт&quot;)))">
            <text:p/>
          </table:table-cell>
          <table:table-cell table:formula="of:=T(IF([$тест2.X78]=1;ORG.OPENOFFICE.STYLE(&quot;граница&quot;);ORG.OPENOFFICE.STYLE(&quot;Стандарт&quot;)))">
            <text:p/>
          </table:table-cell>
          <table:table-cell table:formula="of:=T(IF([$тест2.Y78]=1;ORG.OPENOFFICE.STYLE(&quot;граница&quot;);ORG.OPENOFFICE.STYLE(&quot;Стандарт&quot;)))">
            <text:p/>
          </table:table-cell>
          <table:table-cell table:formula="of:=T(IF([$тест2.Z78]=1;ORG.OPENOFFICE.STYLE(&quot;граница&quot;);ORG.OPENOFFICE.STYLE(&quot;Стандарт&quot;)))">
            <text:p/>
          </table:table-cell>
          <table:table-cell table:formula="of:=T(IF([$тест2.AA78]=1;ORG.OPENOFFICE.STYLE(&quot;граница&quot;);ORG.OPENOFFICE.STYLE(&quot;Стандарт&quot;)))">
            <text:p/>
          </table:table-cell>
          <table:table-cell table:formula="of:=T(IF([$тест2.AB78]=1;ORG.OPENOFFICE.STYLE(&quot;граница&quot;);ORG.OPENOFFICE.STYLE(&quot;Стандарт&quot;)))">
            <text:p/>
          </table:table-cell>
          <table:table-cell table:formula="of:=T(IF([$тест2.AC78]=1;ORG.OPENOFFICE.STYLE(&quot;граница&quot;);ORG.OPENOFFICE.STYLE(&quot;Стандарт&quot;)))">
            <text:p/>
          </table:table-cell>
          <table:table-cell table:formula="of:=T(IF([$тест2.AD78]=1;ORG.OPENOFFICE.STYLE(&quot;граница&quot;);ORG.OPENOFFICE.STYLE(&quot;Стандарт&quot;)))">
            <text:p/>
          </table:table-cell>
          <table:table-cell table:formula="of:=T(IF([$тест2.AE78]=1;ORG.OPENOFFICE.STYLE(&quot;граница&quot;);ORG.OPENOFFICE.STYLE(&quot;Стандарт&quot;)))">
            <text:p/>
          </table:table-cell>
          <table:table-cell table:formula="of:=T(IF([$тест2.AF78]=1;ORG.OPENOFFICE.STYLE(&quot;граница&quot;);ORG.OPENOFFICE.STYLE(&quot;Стандарт&quot;)))">
            <text:p/>
          </table:table-cell>
          <table:table-cell table:formula="of:=T(IF([$тест2.AG78]=1;ORG.OPENOFFICE.STYLE(&quot;граница&quot;);ORG.OPENOFFICE.STYLE(&quot;Стандарт&quot;)))">
            <text:p/>
          </table:table-cell>
          <table:table-cell table:formula="of:=T(IF([$тест2.AH78]=1;ORG.OPENOFFICE.STYLE(&quot;граница&quot;);ORG.OPENOFFICE.STYLE(&quot;Стандарт&quot;)))">
            <text:p/>
          </table:table-cell>
          <table:table-cell table:formula="of:=T(IF([$тест2.AI78]=1;ORG.OPENOFFICE.STYLE(&quot;граница&quot;);ORG.OPENOFFICE.STYLE(&quot;Стандарт&quot;)))">
            <text:p/>
          </table:table-cell>
          <table:table-cell table:formula="of:=T(IF([$тест2.AJ78]=1;ORG.OPENOFFICE.STYLE(&quot;граница&quot;);ORG.OPENOFFICE.STYLE(&quot;Стандарт&quot;)))">
            <text:p/>
          </table:table-cell>
          <table:table-cell table:formula="of:=T(IF([$тест2.AK78]=1;ORG.OPENOFFICE.STYLE(&quot;граница&quot;);ORG.OPENOFFICE.STYLE(&quot;Стандарт&quot;)))">
            <text:p/>
          </table:table-cell>
          <table:table-cell table:formula="of:=T(IF([$тест2.AL78]=1;ORG.OPENOFFICE.STYLE(&quot;граница&quot;);ORG.OPENOFFICE.STYLE(&quot;Стандарт&quot;)))">
            <text:p/>
          </table:table-cell>
          <table:table-cell table:formula="of:=T(IF([$тест2.AM78]=1;ORG.OPENOFFICE.STYLE(&quot;граница&quot;);ORG.OPENOFFICE.STYLE(&quot;Стандарт&quot;)))">
            <text:p/>
          </table:table-cell>
          <table:table-cell table:formula="of:=T(IF([$тест2.AN78]=1;ORG.OPENOFFICE.STYLE(&quot;граница&quot;);ORG.OPENOFFICE.STYLE(&quot;Стандарт&quot;)))">
            <text:p/>
          </table:table-cell>
          <table:table-cell table:formula="of:=T(IF([$тест2.AO78]=1;ORG.OPENOFFICE.STYLE(&quot;граница&quot;);ORG.OPENOFFICE.STYLE(&quot;Стандарт&quot;)))">
            <text:p/>
          </table:table-cell>
          <table:table-cell table:formula="of:=T(IF([$тест2.AP78]=1;ORG.OPENOFFICE.STYLE(&quot;граница&quot;);ORG.OPENOFFICE.STYLE(&quot;Стандарт&quot;)))">
            <text:p/>
          </table:table-cell>
          <table:table-cell table:formula="of:=T(IF([$тест2.AQ78]=1;ORG.OPENOFFICE.STYLE(&quot;граница&quot;);ORG.OPENOFFICE.STYLE(&quot;Стандарт&quot;)))">
            <text:p/>
          </table:table-cell>
          <table:table-cell table:formula="of:=T(IF([$тест2.AR78]=1;ORG.OPENOFFICE.STYLE(&quot;граница&quot;);ORG.OPENOFFICE.STYLE(&quot;Стандарт&quot;)))">
            <text:p/>
          </table:table-cell>
          <table:table-cell table:formula="of:=T(IF([$тест2.AS78]=1;ORG.OPENOFFICE.STYLE(&quot;граница&quot;);ORG.OPENOFFICE.STYLE(&quot;Стандарт&quot;)))">
            <text:p/>
          </table:table-cell>
          <table:table-cell table:formula="of:=T(IF([$тест2.AT78]=1;ORG.OPENOFFICE.STYLE(&quot;граница&quot;);ORG.OPENOFFICE.STYLE(&quot;Стандарт&quot;)))">
            <text:p/>
          </table:table-cell>
          <table:table-cell table:formula="of:=T(IF([$тест2.AU78]=1;ORG.OPENOFFICE.STYLE(&quot;граница&quot;);ORG.OPENOFFICE.STYLE(&quot;Стандарт&quot;)))">
            <text:p/>
          </table:table-cell>
          <table:table-cell table:formula="of:=T(IF([$тест2.AV78]=1;ORG.OPENOFFICE.STYLE(&quot;граница&quot;);ORG.OPENOFFICE.STYLE(&quot;Стандарт&quot;)))">
            <text:p/>
          </table:table-cell>
          <table:table-cell table:formula="of:=T(IF([$тест2.AW78]=1;ORG.OPENOFFICE.STYLE(&quot;граница&quot;);ORG.OPENOFFICE.STYLE(&quot;Стандарт&quot;)))">
            <text:p/>
          </table:table-cell>
          <table:table-cell table:formula="of:=T(IF([$тест2.AX7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79]=1;ORG.OPENOFFICE.STYLE(&quot;граница&quot;);ORG.OPENOFFICE.STYLE(&quot;Стандарт&quot;)))">
            <text:p/>
          </table:table-cell>
          <table:table-cell table:formula="of:=T(IF([$тест2.C79]=1;ORG.OPENOFFICE.STYLE(&quot;граница&quot;);ORG.OPENOFFICE.STYLE(&quot;Стандарт&quot;)))">
            <text:p/>
          </table:table-cell>
          <table:table-cell table:formula="of:=T(IF([$тест2.D79]=1;ORG.OPENOFFICE.STYLE(&quot;граница&quot;);ORG.OPENOFFICE.STYLE(&quot;Стандарт&quot;)))">
            <text:p/>
          </table:table-cell>
          <table:table-cell table:formula="of:=T(IF([$тест2.E79]=1;ORG.OPENOFFICE.STYLE(&quot;граница&quot;);ORG.OPENOFFICE.STYLE(&quot;Стандарт&quot;)))">
            <text:p/>
          </table:table-cell>
          <table:table-cell table:formula="of:=T(IF([$тест2.F79]=1;ORG.OPENOFFICE.STYLE(&quot;граница&quot;);ORG.OPENOFFICE.STYLE(&quot;Стандарт&quot;)))">
            <text:p/>
          </table:table-cell>
          <table:table-cell table:formula="of:=T(IF([$тест2.G79]=1;ORG.OPENOFFICE.STYLE(&quot;граница&quot;);ORG.OPENOFFICE.STYLE(&quot;Стандарт&quot;)))">
            <text:p/>
          </table:table-cell>
          <table:table-cell table:formula="of:=T(IF([$тест2.H79]=1;ORG.OPENOFFICE.STYLE(&quot;граница&quot;);ORG.OPENOFFICE.STYLE(&quot;Стандарт&quot;)))">
            <text:p/>
          </table:table-cell>
          <table:table-cell table:formula="of:=T(IF([$тест2.I79]=1;ORG.OPENOFFICE.STYLE(&quot;граница&quot;);ORG.OPENOFFICE.STYLE(&quot;Стандарт&quot;)))">
            <text:p/>
          </table:table-cell>
          <table:table-cell table:formula="of:=T(IF([$тест2.J79]=1;ORG.OPENOFFICE.STYLE(&quot;граница&quot;);ORG.OPENOFFICE.STYLE(&quot;Стандарт&quot;)))">
            <text:p/>
          </table:table-cell>
          <table:table-cell table:formula="of:=T(IF([$тест2.K79]=1;ORG.OPENOFFICE.STYLE(&quot;граница&quot;);ORG.OPENOFFICE.STYLE(&quot;Стандарт&quot;)))">
            <text:p/>
          </table:table-cell>
          <table:table-cell table:formula="of:=T(IF([$тест2.L79]=1;ORG.OPENOFFICE.STYLE(&quot;граница&quot;);ORG.OPENOFFICE.STYLE(&quot;Стандарт&quot;)))">
            <text:p/>
          </table:table-cell>
          <table:table-cell table:formula="of:=T(IF([$тест2.M79]=1;ORG.OPENOFFICE.STYLE(&quot;граница&quot;);ORG.OPENOFFICE.STYLE(&quot;Стандарт&quot;)))">
            <text:p/>
          </table:table-cell>
          <table:table-cell table:formula="of:=T(IF([$тест2.N79]=1;ORG.OPENOFFICE.STYLE(&quot;граница&quot;);ORG.OPENOFFICE.STYLE(&quot;Стандарт&quot;)))">
            <text:p/>
          </table:table-cell>
          <table:table-cell table:formula="of:=T(IF([$тест2.O79]=1;ORG.OPENOFFICE.STYLE(&quot;граница&quot;);ORG.OPENOFFICE.STYLE(&quot;Стандарт&quot;)))">
            <text:p/>
          </table:table-cell>
          <table:table-cell table:formula="of:=T(IF([$тест2.P79]=1;ORG.OPENOFFICE.STYLE(&quot;граница&quot;);ORG.OPENOFFICE.STYLE(&quot;Стандарт&quot;)))">
            <text:p/>
          </table:table-cell>
          <table:table-cell table:formula="of:=T(IF([$тест2.Q79]=1;ORG.OPENOFFICE.STYLE(&quot;граница&quot;);ORG.OPENOFFICE.STYLE(&quot;Стандарт&quot;)))">
            <text:p/>
          </table:table-cell>
          <table:table-cell table:formula="of:=T(IF([$тест2.R79]=1;ORG.OPENOFFICE.STYLE(&quot;граница&quot;);ORG.OPENOFFICE.STYLE(&quot;Стандарт&quot;)))">
            <text:p/>
          </table:table-cell>
          <table:table-cell table:formula="of:=T(IF([$тест2.S79]=1;ORG.OPENOFFICE.STYLE(&quot;граница&quot;);ORG.OPENOFFICE.STYLE(&quot;Стандарт&quot;)))">
            <text:p/>
          </table:table-cell>
          <table:table-cell table:formula="of:=T(IF([$тест2.T79]=1;ORG.OPENOFFICE.STYLE(&quot;граница&quot;);ORG.OPENOFFICE.STYLE(&quot;Стандарт&quot;)))">
            <text:p/>
          </table:table-cell>
          <table:table-cell table:formula="of:=T(IF([$тест2.U79]=1;ORG.OPENOFFICE.STYLE(&quot;граница&quot;);ORG.OPENOFFICE.STYLE(&quot;Стандарт&quot;)))">
            <text:p/>
          </table:table-cell>
          <table:table-cell table:formula="of:=T(IF([$тест2.V79]=1;ORG.OPENOFFICE.STYLE(&quot;граница&quot;);ORG.OPENOFFICE.STYLE(&quot;Стандарт&quot;)))">
            <text:p/>
          </table:table-cell>
          <table:table-cell table:formula="of:=T(IF([$тест2.W79]=1;ORG.OPENOFFICE.STYLE(&quot;граница&quot;);ORG.OPENOFFICE.STYLE(&quot;Стандарт&quot;)))">
            <text:p/>
          </table:table-cell>
          <table:table-cell table:formula="of:=T(IF([$тест2.X79]=1;ORG.OPENOFFICE.STYLE(&quot;граница&quot;);ORG.OPENOFFICE.STYLE(&quot;Стандарт&quot;)))">
            <text:p/>
          </table:table-cell>
          <table:table-cell table:formula="of:=T(IF([$тест2.Y79]=1;ORG.OPENOFFICE.STYLE(&quot;граница&quot;);ORG.OPENOFFICE.STYLE(&quot;Стандарт&quot;)))">
            <text:p/>
          </table:table-cell>
          <table:table-cell table:formula="of:=T(IF([$тест2.Z79]=1;ORG.OPENOFFICE.STYLE(&quot;граница&quot;);ORG.OPENOFFICE.STYLE(&quot;Стандарт&quot;)))">
            <text:p/>
          </table:table-cell>
          <table:table-cell table:formula="of:=T(IF([$тест2.AA79]=1;ORG.OPENOFFICE.STYLE(&quot;граница&quot;);ORG.OPENOFFICE.STYLE(&quot;Стандарт&quot;)))">
            <text:p/>
          </table:table-cell>
          <table:table-cell table:formula="of:=T(IF([$тест2.AB79]=1;ORG.OPENOFFICE.STYLE(&quot;граница&quot;);ORG.OPENOFFICE.STYLE(&quot;Стандарт&quot;)))">
            <text:p/>
          </table:table-cell>
          <table:table-cell table:formula="of:=T(IF([$тест2.AC79]=1;ORG.OPENOFFICE.STYLE(&quot;граница&quot;);ORG.OPENOFFICE.STYLE(&quot;Стандарт&quot;)))">
            <text:p/>
          </table:table-cell>
          <table:table-cell table:formula="of:=T(IF([$тест2.AD79]=1;ORG.OPENOFFICE.STYLE(&quot;граница&quot;);ORG.OPENOFFICE.STYLE(&quot;Стандарт&quot;)))">
            <text:p/>
          </table:table-cell>
          <table:table-cell table:formula="of:=T(IF([$тест2.AE79]=1;ORG.OPENOFFICE.STYLE(&quot;граница&quot;);ORG.OPENOFFICE.STYLE(&quot;Стандарт&quot;)))">
            <text:p/>
          </table:table-cell>
          <table:table-cell table:formula="of:=T(IF([$тест2.AF79]=1;ORG.OPENOFFICE.STYLE(&quot;граница&quot;);ORG.OPENOFFICE.STYLE(&quot;Стандарт&quot;)))">
            <text:p/>
          </table:table-cell>
          <table:table-cell table:formula="of:=T(IF([$тест2.AG79]=1;ORG.OPENOFFICE.STYLE(&quot;граница&quot;);ORG.OPENOFFICE.STYLE(&quot;Стандарт&quot;)))">
            <text:p/>
          </table:table-cell>
          <table:table-cell table:formula="of:=T(IF([$тест2.AH79]=1;ORG.OPENOFFICE.STYLE(&quot;граница&quot;);ORG.OPENOFFICE.STYLE(&quot;Стандарт&quot;)))">
            <text:p/>
          </table:table-cell>
          <table:table-cell table:formula="of:=T(IF([$тест2.AI79]=1;ORG.OPENOFFICE.STYLE(&quot;граница&quot;);ORG.OPENOFFICE.STYLE(&quot;Стандарт&quot;)))">
            <text:p/>
          </table:table-cell>
          <table:table-cell table:formula="of:=T(IF([$тест2.AJ79]=1;ORG.OPENOFFICE.STYLE(&quot;граница&quot;);ORG.OPENOFFICE.STYLE(&quot;Стандарт&quot;)))">
            <text:p/>
          </table:table-cell>
          <table:table-cell table:formula="of:=T(IF([$тест2.AK79]=1;ORG.OPENOFFICE.STYLE(&quot;граница&quot;);ORG.OPENOFFICE.STYLE(&quot;Стандарт&quot;)))">
            <text:p/>
          </table:table-cell>
          <table:table-cell table:formula="of:=T(IF([$тест2.AL79]=1;ORG.OPENOFFICE.STYLE(&quot;граница&quot;);ORG.OPENOFFICE.STYLE(&quot;Стандарт&quot;)))">
            <text:p/>
          </table:table-cell>
          <table:table-cell table:formula="of:=T(IF([$тест2.AM79]=1;ORG.OPENOFFICE.STYLE(&quot;граница&quot;);ORG.OPENOFFICE.STYLE(&quot;Стандарт&quot;)))">
            <text:p/>
          </table:table-cell>
          <table:table-cell table:formula="of:=T(IF([$тест2.AN79]=1;ORG.OPENOFFICE.STYLE(&quot;граница&quot;);ORG.OPENOFFICE.STYLE(&quot;Стандарт&quot;)))">
            <text:p/>
          </table:table-cell>
          <table:table-cell table:formula="of:=T(IF([$тест2.AO79]=1;ORG.OPENOFFICE.STYLE(&quot;граница&quot;);ORG.OPENOFFICE.STYLE(&quot;Стандарт&quot;)))">
            <text:p/>
          </table:table-cell>
          <table:table-cell table:formula="of:=T(IF([$тест2.AP79]=1;ORG.OPENOFFICE.STYLE(&quot;граница&quot;);ORG.OPENOFFICE.STYLE(&quot;Стандарт&quot;)))">
            <text:p/>
          </table:table-cell>
          <table:table-cell table:formula="of:=T(IF([$тест2.AQ79]=1;ORG.OPENOFFICE.STYLE(&quot;граница&quot;);ORG.OPENOFFICE.STYLE(&quot;Стандарт&quot;)))">
            <text:p/>
          </table:table-cell>
          <table:table-cell table:formula="of:=T(IF([$тест2.AR79]=1;ORG.OPENOFFICE.STYLE(&quot;граница&quot;);ORG.OPENOFFICE.STYLE(&quot;Стандарт&quot;)))">
            <text:p/>
          </table:table-cell>
          <table:table-cell table:formula="of:=T(IF([$тест2.AS79]=1;ORG.OPENOFFICE.STYLE(&quot;граница&quot;);ORG.OPENOFFICE.STYLE(&quot;Стандарт&quot;)))">
            <text:p/>
          </table:table-cell>
          <table:table-cell table:formula="of:=T(IF([$тест2.AT79]=1;ORG.OPENOFFICE.STYLE(&quot;граница&quot;);ORG.OPENOFFICE.STYLE(&quot;Стандарт&quot;)))">
            <text:p/>
          </table:table-cell>
          <table:table-cell table:formula="of:=T(IF([$тест2.AU79]=1;ORG.OPENOFFICE.STYLE(&quot;граница&quot;);ORG.OPENOFFICE.STYLE(&quot;Стандарт&quot;)))">
            <text:p/>
          </table:table-cell>
          <table:table-cell table:formula="of:=T(IF([$тест2.AV79]=1;ORG.OPENOFFICE.STYLE(&quot;граница&quot;);ORG.OPENOFFICE.STYLE(&quot;Стандарт&quot;)))">
            <text:p/>
          </table:table-cell>
          <table:table-cell table:formula="of:=T(IF([$тест2.AW79]=1;ORG.OPENOFFICE.STYLE(&quot;граница&quot;);ORG.OPENOFFICE.STYLE(&quot;Стандарт&quot;)))">
            <text:p/>
          </table:table-cell>
          <table:table-cell table:formula="of:=T(IF([$тест2.AX7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0]=1;ORG.OPENOFFICE.STYLE(&quot;граница&quot;);ORG.OPENOFFICE.STYLE(&quot;Стандарт&quot;)))">
            <text:p/>
          </table:table-cell>
          <table:table-cell table:formula="of:=T(IF([$тест2.C80]=1;ORG.OPENOFFICE.STYLE(&quot;граница&quot;);ORG.OPENOFFICE.STYLE(&quot;Стандарт&quot;)))">
            <text:p/>
          </table:table-cell>
          <table:table-cell table:formula="of:=T(IF([$тест2.D80]=1;ORG.OPENOFFICE.STYLE(&quot;граница&quot;);ORG.OPENOFFICE.STYLE(&quot;Стандарт&quot;)))">
            <text:p/>
          </table:table-cell>
          <table:table-cell table:formula="of:=T(IF([$тест2.E80]=1;ORG.OPENOFFICE.STYLE(&quot;граница&quot;);ORG.OPENOFFICE.STYLE(&quot;Стандарт&quot;)))">
            <text:p/>
          </table:table-cell>
          <table:table-cell table:formula="of:=T(IF([$тест2.F80]=1;ORG.OPENOFFICE.STYLE(&quot;граница&quot;);ORG.OPENOFFICE.STYLE(&quot;Стандарт&quot;)))">
            <text:p/>
          </table:table-cell>
          <table:table-cell table:formula="of:=T(IF([$тест2.G80]=1;ORG.OPENOFFICE.STYLE(&quot;граница&quot;);ORG.OPENOFFICE.STYLE(&quot;Стандарт&quot;)))">
            <text:p/>
          </table:table-cell>
          <table:table-cell table:formula="of:=T(IF([$тест2.H80]=1;ORG.OPENOFFICE.STYLE(&quot;граница&quot;);ORG.OPENOFFICE.STYLE(&quot;Стандарт&quot;)))">
            <text:p/>
          </table:table-cell>
          <table:table-cell table:formula="of:=T(IF([$тест2.I80]=1;ORG.OPENOFFICE.STYLE(&quot;граница&quot;);ORG.OPENOFFICE.STYLE(&quot;Стандарт&quot;)))">
            <text:p/>
          </table:table-cell>
          <table:table-cell table:formula="of:=T(IF([$тест2.J80]=1;ORG.OPENOFFICE.STYLE(&quot;граница&quot;);ORG.OPENOFFICE.STYLE(&quot;Стандарт&quot;)))">
            <text:p/>
          </table:table-cell>
          <table:table-cell table:formula="of:=T(IF([$тест2.K80]=1;ORG.OPENOFFICE.STYLE(&quot;граница&quot;);ORG.OPENOFFICE.STYLE(&quot;Стандарт&quot;)))">
            <text:p/>
          </table:table-cell>
          <table:table-cell table:formula="of:=T(IF([$тест2.L80]=1;ORG.OPENOFFICE.STYLE(&quot;граница&quot;);ORG.OPENOFFICE.STYLE(&quot;Стандарт&quot;)))">
            <text:p/>
          </table:table-cell>
          <table:table-cell table:formula="of:=T(IF([$тест2.M80]=1;ORG.OPENOFFICE.STYLE(&quot;граница&quot;);ORG.OPENOFFICE.STYLE(&quot;Стандарт&quot;)))">
            <text:p/>
          </table:table-cell>
          <table:table-cell table:formula="of:=T(IF([$тест2.N80]=1;ORG.OPENOFFICE.STYLE(&quot;граница&quot;);ORG.OPENOFFICE.STYLE(&quot;Стандарт&quot;)))">
            <text:p/>
          </table:table-cell>
          <table:table-cell table:formula="of:=T(IF([$тест2.O80]=1;ORG.OPENOFFICE.STYLE(&quot;граница&quot;);ORG.OPENOFFICE.STYLE(&quot;Стандарт&quot;)))">
            <text:p/>
          </table:table-cell>
          <table:table-cell table:formula="of:=T(IF([$тест2.P80]=1;ORG.OPENOFFICE.STYLE(&quot;граница&quot;);ORG.OPENOFFICE.STYLE(&quot;Стандарт&quot;)))">
            <text:p/>
          </table:table-cell>
          <table:table-cell table:formula="of:=T(IF([$тест2.Q80]=1;ORG.OPENOFFICE.STYLE(&quot;граница&quot;);ORG.OPENOFFICE.STYLE(&quot;Стандарт&quot;)))">
            <text:p/>
          </table:table-cell>
          <table:table-cell table:formula="of:=T(IF([$тест2.R80]=1;ORG.OPENOFFICE.STYLE(&quot;граница&quot;);ORG.OPENOFFICE.STYLE(&quot;Стандарт&quot;)))">
            <text:p/>
          </table:table-cell>
          <table:table-cell table:formula="of:=T(IF([$тест2.S80]=1;ORG.OPENOFFICE.STYLE(&quot;граница&quot;);ORG.OPENOFFICE.STYLE(&quot;Стандарт&quot;)))">
            <text:p/>
          </table:table-cell>
          <table:table-cell table:formula="of:=T(IF([$тест2.T80]=1;ORG.OPENOFFICE.STYLE(&quot;граница&quot;);ORG.OPENOFFICE.STYLE(&quot;Стандарт&quot;)))">
            <text:p/>
          </table:table-cell>
          <table:table-cell table:formula="of:=T(IF([$тест2.U80]=1;ORG.OPENOFFICE.STYLE(&quot;граница&quot;);ORG.OPENOFFICE.STYLE(&quot;Стандарт&quot;)))">
            <text:p/>
          </table:table-cell>
          <table:table-cell table:formula="of:=T(IF([$тест2.V80]=1;ORG.OPENOFFICE.STYLE(&quot;граница&quot;);ORG.OPENOFFICE.STYLE(&quot;Стандарт&quot;)))">
            <text:p/>
          </table:table-cell>
          <table:table-cell table:formula="of:=T(IF([$тест2.W80]=1;ORG.OPENOFFICE.STYLE(&quot;граница&quot;);ORG.OPENOFFICE.STYLE(&quot;Стандарт&quot;)))">
            <text:p/>
          </table:table-cell>
          <table:table-cell table:formula="of:=T(IF([$тест2.X80]=1;ORG.OPENOFFICE.STYLE(&quot;граница&quot;);ORG.OPENOFFICE.STYLE(&quot;Стандарт&quot;)))">
            <text:p/>
          </table:table-cell>
          <table:table-cell table:formula="of:=T(IF([$тест2.Y80]=1;ORG.OPENOFFICE.STYLE(&quot;граница&quot;);ORG.OPENOFFICE.STYLE(&quot;Стандарт&quot;)))">
            <text:p/>
          </table:table-cell>
          <table:table-cell table:formula="of:=T(IF([$тест2.Z80]=1;ORG.OPENOFFICE.STYLE(&quot;граница&quot;);ORG.OPENOFFICE.STYLE(&quot;Стандарт&quot;)))">
            <text:p/>
          </table:table-cell>
          <table:table-cell table:formula="of:=T(IF([$тест2.AA80]=1;ORG.OPENOFFICE.STYLE(&quot;граница&quot;);ORG.OPENOFFICE.STYLE(&quot;Стандарт&quot;)))">
            <text:p/>
          </table:table-cell>
          <table:table-cell table:formula="of:=T(IF([$тест2.AB80]=1;ORG.OPENOFFICE.STYLE(&quot;граница&quot;);ORG.OPENOFFICE.STYLE(&quot;Стандарт&quot;)))">
            <text:p/>
          </table:table-cell>
          <table:table-cell table:formula="of:=T(IF([$тест2.AC80]=1;ORG.OPENOFFICE.STYLE(&quot;граница&quot;);ORG.OPENOFFICE.STYLE(&quot;Стандарт&quot;)))">
            <text:p/>
          </table:table-cell>
          <table:table-cell table:formula="of:=T(IF([$тест2.AD80]=1;ORG.OPENOFFICE.STYLE(&quot;граница&quot;);ORG.OPENOFFICE.STYLE(&quot;Стандарт&quot;)))">
            <text:p/>
          </table:table-cell>
          <table:table-cell table:formula="of:=T(IF([$тест2.AE80]=1;ORG.OPENOFFICE.STYLE(&quot;граница&quot;);ORG.OPENOFFICE.STYLE(&quot;Стандарт&quot;)))">
            <text:p/>
          </table:table-cell>
          <table:table-cell table:formula="of:=T(IF([$тест2.AF80]=1;ORG.OPENOFFICE.STYLE(&quot;граница&quot;);ORG.OPENOFFICE.STYLE(&quot;Стандарт&quot;)))">
            <text:p/>
          </table:table-cell>
          <table:table-cell table:formula="of:=T(IF([$тест2.AG80]=1;ORG.OPENOFFICE.STYLE(&quot;граница&quot;);ORG.OPENOFFICE.STYLE(&quot;Стандарт&quot;)))">
            <text:p/>
          </table:table-cell>
          <table:table-cell table:formula="of:=T(IF([$тест2.AH80]=1;ORG.OPENOFFICE.STYLE(&quot;граница&quot;);ORG.OPENOFFICE.STYLE(&quot;Стандарт&quot;)))">
            <text:p/>
          </table:table-cell>
          <table:table-cell table:formula="of:=T(IF([$тест2.AI80]=1;ORG.OPENOFFICE.STYLE(&quot;граница&quot;);ORG.OPENOFFICE.STYLE(&quot;Стандарт&quot;)))">
            <text:p/>
          </table:table-cell>
          <table:table-cell table:formula="of:=T(IF([$тест2.AJ80]=1;ORG.OPENOFFICE.STYLE(&quot;граница&quot;);ORG.OPENOFFICE.STYLE(&quot;Стандарт&quot;)))">
            <text:p/>
          </table:table-cell>
          <table:table-cell table:formula="of:=T(IF([$тест2.AK80]=1;ORG.OPENOFFICE.STYLE(&quot;граница&quot;);ORG.OPENOFFICE.STYLE(&quot;Стандарт&quot;)))">
            <text:p/>
          </table:table-cell>
          <table:table-cell table:formula="of:=T(IF([$тест2.AL80]=1;ORG.OPENOFFICE.STYLE(&quot;граница&quot;);ORG.OPENOFFICE.STYLE(&quot;Стандарт&quot;)))">
            <text:p/>
          </table:table-cell>
          <table:table-cell table:formula="of:=T(IF([$тест2.AM80]=1;ORG.OPENOFFICE.STYLE(&quot;граница&quot;);ORG.OPENOFFICE.STYLE(&quot;Стандарт&quot;)))">
            <text:p/>
          </table:table-cell>
          <table:table-cell table:formula="of:=T(IF([$тест2.AN80]=1;ORG.OPENOFFICE.STYLE(&quot;граница&quot;);ORG.OPENOFFICE.STYLE(&quot;Стандарт&quot;)))">
            <text:p/>
          </table:table-cell>
          <table:table-cell table:formula="of:=T(IF([$тест2.AO80]=1;ORG.OPENOFFICE.STYLE(&quot;граница&quot;);ORG.OPENOFFICE.STYLE(&quot;Стандарт&quot;)))">
            <text:p/>
          </table:table-cell>
          <table:table-cell table:formula="of:=T(IF([$тест2.AP80]=1;ORG.OPENOFFICE.STYLE(&quot;граница&quot;);ORG.OPENOFFICE.STYLE(&quot;Стандарт&quot;)))">
            <text:p/>
          </table:table-cell>
          <table:table-cell table:formula="of:=T(IF([$тест2.AQ80]=1;ORG.OPENOFFICE.STYLE(&quot;граница&quot;);ORG.OPENOFFICE.STYLE(&quot;Стандарт&quot;)))">
            <text:p/>
          </table:table-cell>
          <table:table-cell table:formula="of:=T(IF([$тест2.AR80]=1;ORG.OPENOFFICE.STYLE(&quot;граница&quot;);ORG.OPENOFFICE.STYLE(&quot;Стандарт&quot;)))">
            <text:p/>
          </table:table-cell>
          <table:table-cell table:formula="of:=T(IF([$тест2.AS80]=1;ORG.OPENOFFICE.STYLE(&quot;граница&quot;);ORG.OPENOFFICE.STYLE(&quot;Стандарт&quot;)))">
            <text:p/>
          </table:table-cell>
          <table:table-cell table:formula="of:=T(IF([$тест2.AT80]=1;ORG.OPENOFFICE.STYLE(&quot;граница&quot;);ORG.OPENOFFICE.STYLE(&quot;Стандарт&quot;)))">
            <text:p/>
          </table:table-cell>
          <table:table-cell table:formula="of:=T(IF([$тест2.AU80]=1;ORG.OPENOFFICE.STYLE(&quot;граница&quot;);ORG.OPENOFFICE.STYLE(&quot;Стандарт&quot;)))">
            <text:p/>
          </table:table-cell>
          <table:table-cell table:formula="of:=T(IF([$тест2.AV80]=1;ORG.OPENOFFICE.STYLE(&quot;граница&quot;);ORG.OPENOFFICE.STYLE(&quot;Стандарт&quot;)))">
            <text:p/>
          </table:table-cell>
          <table:table-cell table:formula="of:=T(IF([$тест2.AW80]=1;ORG.OPENOFFICE.STYLE(&quot;граница&quot;);ORG.OPENOFFICE.STYLE(&quot;Стандарт&quot;)))">
            <text:p/>
          </table:table-cell>
          <table:table-cell table:formula="of:=T(IF([$тест2.AX8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1]=1;ORG.OPENOFFICE.STYLE(&quot;граница&quot;);ORG.OPENOFFICE.STYLE(&quot;Стандарт&quot;)))">
            <text:p/>
          </table:table-cell>
          <table:table-cell table:formula="of:=T(IF([$тест2.C81]=1;ORG.OPENOFFICE.STYLE(&quot;граница&quot;);ORG.OPENOFFICE.STYLE(&quot;Стандарт&quot;)))">
            <text:p/>
          </table:table-cell>
          <table:table-cell table:formula="of:=T(IF([$тест2.D81]=1;ORG.OPENOFFICE.STYLE(&quot;граница&quot;);ORG.OPENOFFICE.STYLE(&quot;Стандарт&quot;)))">
            <text:p/>
          </table:table-cell>
          <table:table-cell table:formula="of:=T(IF([$тест2.E81]=1;ORG.OPENOFFICE.STYLE(&quot;граница&quot;);ORG.OPENOFFICE.STYLE(&quot;Стандарт&quot;)))">
            <text:p/>
          </table:table-cell>
          <table:table-cell table:formula="of:=T(IF([$тест2.F81]=1;ORG.OPENOFFICE.STYLE(&quot;граница&quot;);ORG.OPENOFFICE.STYLE(&quot;Стандарт&quot;)))">
            <text:p/>
          </table:table-cell>
          <table:table-cell table:formula="of:=T(IF([$тест2.G81]=1;ORG.OPENOFFICE.STYLE(&quot;граница&quot;);ORG.OPENOFFICE.STYLE(&quot;Стандарт&quot;)))">
            <text:p/>
          </table:table-cell>
          <table:table-cell table:formula="of:=T(IF([$тест2.H81]=1;ORG.OPENOFFICE.STYLE(&quot;граница&quot;);ORG.OPENOFFICE.STYLE(&quot;Стандарт&quot;)))">
            <text:p/>
          </table:table-cell>
          <table:table-cell table:formula="of:=T(IF([$тест2.I81]=1;ORG.OPENOFFICE.STYLE(&quot;граница&quot;);ORG.OPENOFFICE.STYLE(&quot;Стандарт&quot;)))">
            <text:p/>
          </table:table-cell>
          <table:table-cell table:formula="of:=T(IF([$тест2.J81]=1;ORG.OPENOFFICE.STYLE(&quot;граница&quot;);ORG.OPENOFFICE.STYLE(&quot;Стандарт&quot;)))">
            <text:p/>
          </table:table-cell>
          <table:table-cell table:formula="of:=T(IF([$тест2.K81]=1;ORG.OPENOFFICE.STYLE(&quot;граница&quot;);ORG.OPENOFFICE.STYLE(&quot;Стандарт&quot;)))">
            <text:p/>
          </table:table-cell>
          <table:table-cell table:formula="of:=T(IF([$тест2.L81]=1;ORG.OPENOFFICE.STYLE(&quot;граница&quot;);ORG.OPENOFFICE.STYLE(&quot;Стандарт&quot;)))">
            <text:p/>
          </table:table-cell>
          <table:table-cell table:formula="of:=T(IF([$тест2.M81]=1;ORG.OPENOFFICE.STYLE(&quot;граница&quot;);ORG.OPENOFFICE.STYLE(&quot;Стандарт&quot;)))">
            <text:p/>
          </table:table-cell>
          <table:table-cell table:formula="of:=T(IF([$тест2.N81]=1;ORG.OPENOFFICE.STYLE(&quot;граница&quot;);ORG.OPENOFFICE.STYLE(&quot;Стандарт&quot;)))">
            <text:p/>
          </table:table-cell>
          <table:table-cell table:formula="of:=T(IF([$тест2.O81]=1;ORG.OPENOFFICE.STYLE(&quot;граница&quot;);ORG.OPENOFFICE.STYLE(&quot;Стандарт&quot;)))">
            <text:p/>
          </table:table-cell>
          <table:table-cell table:formula="of:=T(IF([$тест2.P81]=1;ORG.OPENOFFICE.STYLE(&quot;граница&quot;);ORG.OPENOFFICE.STYLE(&quot;Стандарт&quot;)))">
            <text:p/>
          </table:table-cell>
          <table:table-cell table:formula="of:=T(IF([$тест2.Q81]=1;ORG.OPENOFFICE.STYLE(&quot;граница&quot;);ORG.OPENOFFICE.STYLE(&quot;Стандарт&quot;)))">
            <text:p/>
          </table:table-cell>
          <table:table-cell table:formula="of:=T(IF([$тест2.R81]=1;ORG.OPENOFFICE.STYLE(&quot;граница&quot;);ORG.OPENOFFICE.STYLE(&quot;Стандарт&quot;)))">
            <text:p/>
          </table:table-cell>
          <table:table-cell table:formula="of:=T(IF([$тест2.S81]=1;ORG.OPENOFFICE.STYLE(&quot;граница&quot;);ORG.OPENOFFICE.STYLE(&quot;Стандарт&quot;)))">
            <text:p/>
          </table:table-cell>
          <table:table-cell table:formula="of:=T(IF([$тест2.T81]=1;ORG.OPENOFFICE.STYLE(&quot;граница&quot;);ORG.OPENOFFICE.STYLE(&quot;Стандарт&quot;)))">
            <text:p/>
          </table:table-cell>
          <table:table-cell table:formula="of:=T(IF([$тест2.U81]=1;ORG.OPENOFFICE.STYLE(&quot;граница&quot;);ORG.OPENOFFICE.STYLE(&quot;Стандарт&quot;)))">
            <text:p/>
          </table:table-cell>
          <table:table-cell table:formula="of:=T(IF([$тест2.V81]=1;ORG.OPENOFFICE.STYLE(&quot;граница&quot;);ORG.OPENOFFICE.STYLE(&quot;Стандарт&quot;)))">
            <text:p/>
          </table:table-cell>
          <table:table-cell table:formula="of:=T(IF([$тест2.W81]=1;ORG.OPENOFFICE.STYLE(&quot;граница&quot;);ORG.OPENOFFICE.STYLE(&quot;Стандарт&quot;)))">
            <text:p/>
          </table:table-cell>
          <table:table-cell table:formula="of:=T(IF([$тест2.X81]=1;ORG.OPENOFFICE.STYLE(&quot;граница&quot;);ORG.OPENOFFICE.STYLE(&quot;Стандарт&quot;)))">
            <text:p/>
          </table:table-cell>
          <table:table-cell table:formula="of:=T(IF([$тест2.Y81]=1;ORG.OPENOFFICE.STYLE(&quot;граница&quot;);ORG.OPENOFFICE.STYLE(&quot;Стандарт&quot;)))">
            <text:p/>
          </table:table-cell>
          <table:table-cell table:formula="of:=T(IF([$тест2.Z81]=1;ORG.OPENOFFICE.STYLE(&quot;граница&quot;);ORG.OPENOFFICE.STYLE(&quot;Стандарт&quot;)))">
            <text:p/>
          </table:table-cell>
          <table:table-cell table:formula="of:=T(IF([$тест2.AA81]=1;ORG.OPENOFFICE.STYLE(&quot;граница&quot;);ORG.OPENOFFICE.STYLE(&quot;Стандарт&quot;)))">
            <text:p/>
          </table:table-cell>
          <table:table-cell table:formula="of:=T(IF([$тест2.AB81]=1;ORG.OPENOFFICE.STYLE(&quot;граница&quot;);ORG.OPENOFFICE.STYLE(&quot;Стандарт&quot;)))">
            <text:p/>
          </table:table-cell>
          <table:table-cell table:formula="of:=T(IF([$тест2.AC81]=1;ORG.OPENOFFICE.STYLE(&quot;граница&quot;);ORG.OPENOFFICE.STYLE(&quot;Стандарт&quot;)))">
            <text:p/>
          </table:table-cell>
          <table:table-cell table:formula="of:=T(IF([$тест2.AD81]=1;ORG.OPENOFFICE.STYLE(&quot;граница&quot;);ORG.OPENOFFICE.STYLE(&quot;Стандарт&quot;)))">
            <text:p/>
          </table:table-cell>
          <table:table-cell table:formula="of:=T(IF([$тест2.AE81]=1;ORG.OPENOFFICE.STYLE(&quot;граница&quot;);ORG.OPENOFFICE.STYLE(&quot;Стандарт&quot;)))">
            <text:p/>
          </table:table-cell>
          <table:table-cell table:formula="of:=T(IF([$тест2.AF81]=1;ORG.OPENOFFICE.STYLE(&quot;граница&quot;);ORG.OPENOFFICE.STYLE(&quot;Стандарт&quot;)))">
            <text:p/>
          </table:table-cell>
          <table:table-cell table:formula="of:=T(IF([$тест2.AG81]=1;ORG.OPENOFFICE.STYLE(&quot;граница&quot;);ORG.OPENOFFICE.STYLE(&quot;Стандарт&quot;)))">
            <text:p/>
          </table:table-cell>
          <table:table-cell table:formula="of:=T(IF([$тест2.AH81]=1;ORG.OPENOFFICE.STYLE(&quot;граница&quot;);ORG.OPENOFFICE.STYLE(&quot;Стандарт&quot;)))">
            <text:p/>
          </table:table-cell>
          <table:table-cell table:formula="of:=T(IF([$тест2.AI81]=1;ORG.OPENOFFICE.STYLE(&quot;граница&quot;);ORG.OPENOFFICE.STYLE(&quot;Стандарт&quot;)))">
            <text:p/>
          </table:table-cell>
          <table:table-cell table:formula="of:=T(IF([$тест2.AJ81]=1;ORG.OPENOFFICE.STYLE(&quot;граница&quot;);ORG.OPENOFFICE.STYLE(&quot;Стандарт&quot;)))">
            <text:p/>
          </table:table-cell>
          <table:table-cell table:formula="of:=T(IF([$тест2.AK81]=1;ORG.OPENOFFICE.STYLE(&quot;граница&quot;);ORG.OPENOFFICE.STYLE(&quot;Стандарт&quot;)))">
            <text:p/>
          </table:table-cell>
          <table:table-cell table:formula="of:=T(IF([$тест2.AL81]=1;ORG.OPENOFFICE.STYLE(&quot;граница&quot;);ORG.OPENOFFICE.STYLE(&quot;Стандарт&quot;)))">
            <text:p/>
          </table:table-cell>
          <table:table-cell table:formula="of:=T(IF([$тест2.AM81]=1;ORG.OPENOFFICE.STYLE(&quot;граница&quot;);ORG.OPENOFFICE.STYLE(&quot;Стандарт&quot;)))">
            <text:p/>
          </table:table-cell>
          <table:table-cell table:formula="of:=T(IF([$тест2.AN81]=1;ORG.OPENOFFICE.STYLE(&quot;граница&quot;);ORG.OPENOFFICE.STYLE(&quot;Стандарт&quot;)))">
            <text:p/>
          </table:table-cell>
          <table:table-cell table:formula="of:=T(IF([$тест2.AO81]=1;ORG.OPENOFFICE.STYLE(&quot;граница&quot;);ORG.OPENOFFICE.STYLE(&quot;Стандарт&quot;)))">
            <text:p/>
          </table:table-cell>
          <table:table-cell table:formula="of:=T(IF([$тест2.AP81]=1;ORG.OPENOFFICE.STYLE(&quot;граница&quot;);ORG.OPENOFFICE.STYLE(&quot;Стандарт&quot;)))">
            <text:p/>
          </table:table-cell>
          <table:table-cell table:formula="of:=T(IF([$тест2.AQ81]=1;ORG.OPENOFFICE.STYLE(&quot;граница&quot;);ORG.OPENOFFICE.STYLE(&quot;Стандарт&quot;)))">
            <text:p/>
          </table:table-cell>
          <table:table-cell table:formula="of:=T(IF([$тест2.AR81]=1;ORG.OPENOFFICE.STYLE(&quot;граница&quot;);ORG.OPENOFFICE.STYLE(&quot;Стандарт&quot;)))">
            <text:p/>
          </table:table-cell>
          <table:table-cell table:formula="of:=T(IF([$тест2.AS81]=1;ORG.OPENOFFICE.STYLE(&quot;граница&quot;);ORG.OPENOFFICE.STYLE(&quot;Стандарт&quot;)))">
            <text:p/>
          </table:table-cell>
          <table:table-cell table:formula="of:=T(IF([$тест2.AT81]=1;ORG.OPENOFFICE.STYLE(&quot;граница&quot;);ORG.OPENOFFICE.STYLE(&quot;Стандарт&quot;)))">
            <text:p/>
          </table:table-cell>
          <table:table-cell table:formula="of:=T(IF([$тест2.AU81]=1;ORG.OPENOFFICE.STYLE(&quot;граница&quot;);ORG.OPENOFFICE.STYLE(&quot;Стандарт&quot;)))">
            <text:p/>
          </table:table-cell>
          <table:table-cell table:formula="of:=T(IF([$тест2.AV81]=1;ORG.OPENOFFICE.STYLE(&quot;граница&quot;);ORG.OPENOFFICE.STYLE(&quot;Стандарт&quot;)))">
            <text:p/>
          </table:table-cell>
          <table:table-cell table:formula="of:=T(IF([$тест2.AW81]=1;ORG.OPENOFFICE.STYLE(&quot;граница&quot;);ORG.OPENOFFICE.STYLE(&quot;Стандарт&quot;)))">
            <text:p/>
          </table:table-cell>
          <table:table-cell table:formula="of:=T(IF([$тест2.AX8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2]=1;ORG.OPENOFFICE.STYLE(&quot;граница&quot;);ORG.OPENOFFICE.STYLE(&quot;Стандарт&quot;)))">
            <text:p/>
          </table:table-cell>
          <table:table-cell table:formula="of:=T(IF([$тест2.C82]=1;ORG.OPENOFFICE.STYLE(&quot;граница&quot;);ORG.OPENOFFICE.STYLE(&quot;Стандарт&quot;)))">
            <text:p/>
          </table:table-cell>
          <table:table-cell table:formula="of:=T(IF([$тест2.D82]=1;ORG.OPENOFFICE.STYLE(&quot;граница&quot;);ORG.OPENOFFICE.STYLE(&quot;Стандарт&quot;)))">
            <text:p/>
          </table:table-cell>
          <table:table-cell table:formula="of:=T(IF([$тест2.E82]=1;ORG.OPENOFFICE.STYLE(&quot;граница&quot;);ORG.OPENOFFICE.STYLE(&quot;Стандарт&quot;)))">
            <text:p/>
          </table:table-cell>
          <table:table-cell table:formula="of:=T(IF([$тест2.F82]=1;ORG.OPENOFFICE.STYLE(&quot;граница&quot;);ORG.OPENOFFICE.STYLE(&quot;Стандарт&quot;)))">
            <text:p/>
          </table:table-cell>
          <table:table-cell table:formula="of:=T(IF([$тест2.G82]=1;ORG.OPENOFFICE.STYLE(&quot;граница&quot;);ORG.OPENOFFICE.STYLE(&quot;Стандарт&quot;)))">
            <text:p/>
          </table:table-cell>
          <table:table-cell table:formula="of:=T(IF([$тест2.H82]=1;ORG.OPENOFFICE.STYLE(&quot;граница&quot;);ORG.OPENOFFICE.STYLE(&quot;Стандарт&quot;)))">
            <text:p/>
          </table:table-cell>
          <table:table-cell table:formula="of:=T(IF([$тест2.I82]=1;ORG.OPENOFFICE.STYLE(&quot;граница&quot;);ORG.OPENOFFICE.STYLE(&quot;Стандарт&quot;)))">
            <text:p/>
          </table:table-cell>
          <table:table-cell table:formula="of:=T(IF([$тест2.J82]=1;ORG.OPENOFFICE.STYLE(&quot;граница&quot;);ORG.OPENOFFICE.STYLE(&quot;Стандарт&quot;)))">
            <text:p/>
          </table:table-cell>
          <table:table-cell table:formula="of:=T(IF([$тест2.K82]=1;ORG.OPENOFFICE.STYLE(&quot;граница&quot;);ORG.OPENOFFICE.STYLE(&quot;Стандарт&quot;)))">
            <text:p/>
          </table:table-cell>
          <table:table-cell table:formula="of:=T(IF([$тест2.L82]=1;ORG.OPENOFFICE.STYLE(&quot;граница&quot;);ORG.OPENOFFICE.STYLE(&quot;Стандарт&quot;)))">
            <text:p/>
          </table:table-cell>
          <table:table-cell table:formula="of:=T(IF([$тест2.M82]=1;ORG.OPENOFFICE.STYLE(&quot;граница&quot;);ORG.OPENOFFICE.STYLE(&quot;Стандарт&quot;)))">
            <text:p/>
          </table:table-cell>
          <table:table-cell table:formula="of:=T(IF([$тест2.N82]=1;ORG.OPENOFFICE.STYLE(&quot;граница&quot;);ORG.OPENOFFICE.STYLE(&quot;Стандарт&quot;)))">
            <text:p/>
          </table:table-cell>
          <table:table-cell table:formula="of:=T(IF([$тест2.O82]=1;ORG.OPENOFFICE.STYLE(&quot;граница&quot;);ORG.OPENOFFICE.STYLE(&quot;Стандарт&quot;)))">
            <text:p/>
          </table:table-cell>
          <table:table-cell table:formula="of:=T(IF([$тест2.P82]=1;ORG.OPENOFFICE.STYLE(&quot;граница&quot;);ORG.OPENOFFICE.STYLE(&quot;Стандарт&quot;)))">
            <text:p/>
          </table:table-cell>
          <table:table-cell table:formula="of:=T(IF([$тест2.Q82]=1;ORG.OPENOFFICE.STYLE(&quot;граница&quot;);ORG.OPENOFFICE.STYLE(&quot;Стандарт&quot;)))">
            <text:p/>
          </table:table-cell>
          <table:table-cell table:formula="of:=T(IF([$тест2.R82]=1;ORG.OPENOFFICE.STYLE(&quot;граница&quot;);ORG.OPENOFFICE.STYLE(&quot;Стандарт&quot;)))">
            <text:p/>
          </table:table-cell>
          <table:table-cell table:formula="of:=T(IF([$тест2.S82]=1;ORG.OPENOFFICE.STYLE(&quot;граница&quot;);ORG.OPENOFFICE.STYLE(&quot;Стандарт&quot;)))">
            <text:p/>
          </table:table-cell>
          <table:table-cell table:formula="of:=T(IF([$тест2.T82]=1;ORG.OPENOFFICE.STYLE(&quot;граница&quot;);ORG.OPENOFFICE.STYLE(&quot;Стандарт&quot;)))">
            <text:p/>
          </table:table-cell>
          <table:table-cell table:formula="of:=T(IF([$тест2.U82]=1;ORG.OPENOFFICE.STYLE(&quot;граница&quot;);ORG.OPENOFFICE.STYLE(&quot;Стандарт&quot;)))">
            <text:p/>
          </table:table-cell>
          <table:table-cell table:formula="of:=T(IF([$тест2.V82]=1;ORG.OPENOFFICE.STYLE(&quot;граница&quot;);ORG.OPENOFFICE.STYLE(&quot;Стандарт&quot;)))">
            <text:p/>
          </table:table-cell>
          <table:table-cell table:formula="of:=T(IF([$тест2.W82]=1;ORG.OPENOFFICE.STYLE(&quot;граница&quot;);ORG.OPENOFFICE.STYLE(&quot;Стандарт&quot;)))">
            <text:p/>
          </table:table-cell>
          <table:table-cell table:formula="of:=T(IF([$тест2.X82]=1;ORG.OPENOFFICE.STYLE(&quot;граница&quot;);ORG.OPENOFFICE.STYLE(&quot;Стандарт&quot;)))">
            <text:p/>
          </table:table-cell>
          <table:table-cell table:formula="of:=T(IF([$тест2.Y82]=1;ORG.OPENOFFICE.STYLE(&quot;граница&quot;);ORG.OPENOFFICE.STYLE(&quot;Стандарт&quot;)))">
            <text:p/>
          </table:table-cell>
          <table:table-cell table:formula="of:=T(IF([$тест2.Z82]=1;ORG.OPENOFFICE.STYLE(&quot;граница&quot;);ORG.OPENOFFICE.STYLE(&quot;Стандарт&quot;)))">
            <text:p/>
          </table:table-cell>
          <table:table-cell table:formula="of:=T(IF([$тест2.AA82]=1;ORG.OPENOFFICE.STYLE(&quot;граница&quot;);ORG.OPENOFFICE.STYLE(&quot;Стандарт&quot;)))">
            <text:p/>
          </table:table-cell>
          <table:table-cell table:formula="of:=T(IF([$тест2.AB82]=1;ORG.OPENOFFICE.STYLE(&quot;граница&quot;);ORG.OPENOFFICE.STYLE(&quot;Стандарт&quot;)))">
            <text:p/>
          </table:table-cell>
          <table:table-cell table:formula="of:=T(IF([$тест2.AC82]=1;ORG.OPENOFFICE.STYLE(&quot;граница&quot;);ORG.OPENOFFICE.STYLE(&quot;Стандарт&quot;)))">
            <text:p/>
          </table:table-cell>
          <table:table-cell table:formula="of:=T(IF([$тест2.AD82]=1;ORG.OPENOFFICE.STYLE(&quot;граница&quot;);ORG.OPENOFFICE.STYLE(&quot;Стандарт&quot;)))">
            <text:p/>
          </table:table-cell>
          <table:table-cell table:formula="of:=T(IF([$тест2.AE82]=1;ORG.OPENOFFICE.STYLE(&quot;граница&quot;);ORG.OPENOFFICE.STYLE(&quot;Стандарт&quot;)))">
            <text:p/>
          </table:table-cell>
          <table:table-cell table:formula="of:=T(IF([$тест2.AF82]=1;ORG.OPENOFFICE.STYLE(&quot;граница&quot;);ORG.OPENOFFICE.STYLE(&quot;Стандарт&quot;)))">
            <text:p/>
          </table:table-cell>
          <table:table-cell table:formula="of:=T(IF([$тест2.AG82]=1;ORG.OPENOFFICE.STYLE(&quot;граница&quot;);ORG.OPENOFFICE.STYLE(&quot;Стандарт&quot;)))">
            <text:p/>
          </table:table-cell>
          <table:table-cell table:formula="of:=T(IF([$тест2.AH82]=1;ORG.OPENOFFICE.STYLE(&quot;граница&quot;);ORG.OPENOFFICE.STYLE(&quot;Стандарт&quot;)))">
            <text:p/>
          </table:table-cell>
          <table:table-cell table:formula="of:=T(IF([$тест2.AI82]=1;ORG.OPENOFFICE.STYLE(&quot;граница&quot;);ORG.OPENOFFICE.STYLE(&quot;Стандарт&quot;)))">
            <text:p/>
          </table:table-cell>
          <table:table-cell table:formula="of:=T(IF([$тест2.AJ82]=1;ORG.OPENOFFICE.STYLE(&quot;граница&quot;);ORG.OPENOFFICE.STYLE(&quot;Стандарт&quot;)))">
            <text:p/>
          </table:table-cell>
          <table:table-cell table:formula="of:=T(IF([$тест2.AK82]=1;ORG.OPENOFFICE.STYLE(&quot;граница&quot;);ORG.OPENOFFICE.STYLE(&quot;Стандарт&quot;)))">
            <text:p/>
          </table:table-cell>
          <table:table-cell table:formula="of:=T(IF([$тест2.AL82]=1;ORG.OPENOFFICE.STYLE(&quot;граница&quot;);ORG.OPENOFFICE.STYLE(&quot;Стандарт&quot;)))">
            <text:p/>
          </table:table-cell>
          <table:table-cell table:formula="of:=T(IF([$тест2.AM82]=1;ORG.OPENOFFICE.STYLE(&quot;граница&quot;);ORG.OPENOFFICE.STYLE(&quot;Стандарт&quot;)))">
            <text:p/>
          </table:table-cell>
          <table:table-cell table:formula="of:=T(IF([$тест2.AN82]=1;ORG.OPENOFFICE.STYLE(&quot;граница&quot;);ORG.OPENOFFICE.STYLE(&quot;Стандарт&quot;)))">
            <text:p/>
          </table:table-cell>
          <table:table-cell table:formula="of:=T(IF([$тест2.AO82]=1;ORG.OPENOFFICE.STYLE(&quot;граница&quot;);ORG.OPENOFFICE.STYLE(&quot;Стандарт&quot;)))">
            <text:p/>
          </table:table-cell>
          <table:table-cell table:formula="of:=T(IF([$тест2.AP82]=1;ORG.OPENOFFICE.STYLE(&quot;граница&quot;);ORG.OPENOFFICE.STYLE(&quot;Стандарт&quot;)))">
            <text:p/>
          </table:table-cell>
          <table:table-cell table:formula="of:=T(IF([$тест2.AQ82]=1;ORG.OPENOFFICE.STYLE(&quot;граница&quot;);ORG.OPENOFFICE.STYLE(&quot;Стандарт&quot;)))">
            <text:p/>
          </table:table-cell>
          <table:table-cell table:formula="of:=T(IF([$тест2.AR82]=1;ORG.OPENOFFICE.STYLE(&quot;граница&quot;);ORG.OPENOFFICE.STYLE(&quot;Стандарт&quot;)))">
            <text:p/>
          </table:table-cell>
          <table:table-cell table:formula="of:=T(IF([$тест2.AS82]=1;ORG.OPENOFFICE.STYLE(&quot;граница&quot;);ORG.OPENOFFICE.STYLE(&quot;Стандарт&quot;)))">
            <text:p/>
          </table:table-cell>
          <table:table-cell table:formula="of:=T(IF([$тест2.AT82]=1;ORG.OPENOFFICE.STYLE(&quot;граница&quot;);ORG.OPENOFFICE.STYLE(&quot;Стандарт&quot;)))">
            <text:p/>
          </table:table-cell>
          <table:table-cell table:formula="of:=T(IF([$тест2.AU82]=1;ORG.OPENOFFICE.STYLE(&quot;граница&quot;);ORG.OPENOFFICE.STYLE(&quot;Стандарт&quot;)))">
            <text:p/>
          </table:table-cell>
          <table:table-cell table:formula="of:=T(IF([$тест2.AV82]=1;ORG.OPENOFFICE.STYLE(&quot;граница&quot;);ORG.OPENOFFICE.STYLE(&quot;Стандарт&quot;)))">
            <text:p/>
          </table:table-cell>
          <table:table-cell table:formula="of:=T(IF([$тест2.AW82]=1;ORG.OPENOFFICE.STYLE(&quot;граница&quot;);ORG.OPENOFFICE.STYLE(&quot;Стандарт&quot;)))">
            <text:p/>
          </table:table-cell>
          <table:table-cell table:formula="of:=T(IF([$тест2.AX8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3]=1;ORG.OPENOFFICE.STYLE(&quot;граница&quot;);ORG.OPENOFFICE.STYLE(&quot;Стандарт&quot;)))">
            <text:p/>
          </table:table-cell>
          <table:table-cell table:formula="of:=T(IF([$тест2.C83]=1;ORG.OPENOFFICE.STYLE(&quot;граница&quot;);ORG.OPENOFFICE.STYLE(&quot;Стандарт&quot;)))">
            <text:p/>
          </table:table-cell>
          <table:table-cell table:formula="of:=T(IF([$тест2.D83]=1;ORG.OPENOFFICE.STYLE(&quot;граница&quot;);ORG.OPENOFFICE.STYLE(&quot;Стандарт&quot;)))">
            <text:p/>
          </table:table-cell>
          <table:table-cell table:formula="of:=T(IF([$тест2.E83]=1;ORG.OPENOFFICE.STYLE(&quot;граница&quot;);ORG.OPENOFFICE.STYLE(&quot;Стандарт&quot;)))">
            <text:p/>
          </table:table-cell>
          <table:table-cell table:formula="of:=T(IF([$тест2.F83]=1;ORG.OPENOFFICE.STYLE(&quot;граница&quot;);ORG.OPENOFFICE.STYLE(&quot;Стандарт&quot;)))">
            <text:p/>
          </table:table-cell>
          <table:table-cell table:formula="of:=T(IF([$тест2.G83]=1;ORG.OPENOFFICE.STYLE(&quot;граница&quot;);ORG.OPENOFFICE.STYLE(&quot;Стандарт&quot;)))">
            <text:p/>
          </table:table-cell>
          <table:table-cell table:formula="of:=T(IF([$тест2.H83]=1;ORG.OPENOFFICE.STYLE(&quot;граница&quot;);ORG.OPENOFFICE.STYLE(&quot;Стандарт&quot;)))">
            <text:p/>
          </table:table-cell>
          <table:table-cell table:formula="of:=T(IF([$тест2.I83]=1;ORG.OPENOFFICE.STYLE(&quot;граница&quot;);ORG.OPENOFFICE.STYLE(&quot;Стандарт&quot;)))">
            <text:p/>
          </table:table-cell>
          <table:table-cell table:formula="of:=T(IF([$тест2.J83]=1;ORG.OPENOFFICE.STYLE(&quot;граница&quot;);ORG.OPENOFFICE.STYLE(&quot;Стандарт&quot;)))">
            <text:p/>
          </table:table-cell>
          <table:table-cell table:formula="of:=T(IF([$тест2.K83]=1;ORG.OPENOFFICE.STYLE(&quot;граница&quot;);ORG.OPENOFFICE.STYLE(&quot;Стандарт&quot;)))">
            <text:p/>
          </table:table-cell>
          <table:table-cell table:formula="of:=T(IF([$тест2.L83]=1;ORG.OPENOFFICE.STYLE(&quot;граница&quot;);ORG.OPENOFFICE.STYLE(&quot;Стандарт&quot;)))">
            <text:p/>
          </table:table-cell>
          <table:table-cell table:formula="of:=T(IF([$тест2.M83]=1;ORG.OPENOFFICE.STYLE(&quot;граница&quot;);ORG.OPENOFFICE.STYLE(&quot;Стандарт&quot;)))">
            <text:p/>
          </table:table-cell>
          <table:table-cell table:formula="of:=T(IF([$тест2.N83]=1;ORG.OPENOFFICE.STYLE(&quot;граница&quot;);ORG.OPENOFFICE.STYLE(&quot;Стандарт&quot;)))">
            <text:p/>
          </table:table-cell>
          <table:table-cell table:formula="of:=T(IF([$тест2.O83]=1;ORG.OPENOFFICE.STYLE(&quot;граница&quot;);ORG.OPENOFFICE.STYLE(&quot;Стандарт&quot;)))">
            <text:p/>
          </table:table-cell>
          <table:table-cell table:formula="of:=T(IF([$тест2.P83]=1;ORG.OPENOFFICE.STYLE(&quot;граница&quot;);ORG.OPENOFFICE.STYLE(&quot;Стандарт&quot;)))">
            <text:p/>
          </table:table-cell>
          <table:table-cell table:formula="of:=T(IF([$тест2.Q83]=1;ORG.OPENOFFICE.STYLE(&quot;граница&quot;);ORG.OPENOFFICE.STYLE(&quot;Стандарт&quot;)))">
            <text:p/>
          </table:table-cell>
          <table:table-cell table:formula="of:=T(IF([$тест2.R83]=1;ORG.OPENOFFICE.STYLE(&quot;граница&quot;);ORG.OPENOFFICE.STYLE(&quot;Стандарт&quot;)))">
            <text:p/>
          </table:table-cell>
          <table:table-cell table:formula="of:=T(IF([$тест2.S83]=1;ORG.OPENOFFICE.STYLE(&quot;граница&quot;);ORG.OPENOFFICE.STYLE(&quot;Стандарт&quot;)))">
            <text:p/>
          </table:table-cell>
          <table:table-cell table:formula="of:=T(IF([$тест2.T83]=1;ORG.OPENOFFICE.STYLE(&quot;граница&quot;);ORG.OPENOFFICE.STYLE(&quot;Стандарт&quot;)))">
            <text:p/>
          </table:table-cell>
          <table:table-cell table:formula="of:=T(IF([$тест2.U83]=1;ORG.OPENOFFICE.STYLE(&quot;граница&quot;);ORG.OPENOFFICE.STYLE(&quot;Стандарт&quot;)))">
            <text:p/>
          </table:table-cell>
          <table:table-cell table:formula="of:=T(IF([$тест2.V83]=1;ORG.OPENOFFICE.STYLE(&quot;граница&quot;);ORG.OPENOFFICE.STYLE(&quot;Стандарт&quot;)))">
            <text:p/>
          </table:table-cell>
          <table:table-cell table:formula="of:=T(IF([$тест2.W83]=1;ORG.OPENOFFICE.STYLE(&quot;граница&quot;);ORG.OPENOFFICE.STYLE(&quot;Стандарт&quot;)))">
            <text:p/>
          </table:table-cell>
          <table:table-cell table:formula="of:=T(IF([$тест2.X83]=1;ORG.OPENOFFICE.STYLE(&quot;граница&quot;);ORG.OPENOFFICE.STYLE(&quot;Стандарт&quot;)))">
            <text:p/>
          </table:table-cell>
          <table:table-cell table:formula="of:=T(IF([$тест2.Y83]=1;ORG.OPENOFFICE.STYLE(&quot;граница&quot;);ORG.OPENOFFICE.STYLE(&quot;Стандарт&quot;)))">
            <text:p/>
          </table:table-cell>
          <table:table-cell table:formula="of:=T(IF([$тест2.Z83]=1;ORG.OPENOFFICE.STYLE(&quot;граница&quot;);ORG.OPENOFFICE.STYLE(&quot;Стандарт&quot;)))">
            <text:p/>
          </table:table-cell>
          <table:table-cell table:formula="of:=T(IF([$тест2.AA83]=1;ORG.OPENOFFICE.STYLE(&quot;граница&quot;);ORG.OPENOFFICE.STYLE(&quot;Стандарт&quot;)))">
            <text:p/>
          </table:table-cell>
          <table:table-cell table:formula="of:=T(IF([$тест2.AB83]=1;ORG.OPENOFFICE.STYLE(&quot;граница&quot;);ORG.OPENOFFICE.STYLE(&quot;Стандарт&quot;)))">
            <text:p/>
          </table:table-cell>
          <table:table-cell table:formula="of:=T(IF([$тест2.AC83]=1;ORG.OPENOFFICE.STYLE(&quot;граница&quot;);ORG.OPENOFFICE.STYLE(&quot;Стандарт&quot;)))">
            <text:p/>
          </table:table-cell>
          <table:table-cell table:formula="of:=T(IF([$тест2.AD83]=1;ORG.OPENOFFICE.STYLE(&quot;граница&quot;);ORG.OPENOFFICE.STYLE(&quot;Стандарт&quot;)))">
            <text:p/>
          </table:table-cell>
          <table:table-cell table:formula="of:=T(IF([$тест2.AE83]=1;ORG.OPENOFFICE.STYLE(&quot;граница&quot;);ORG.OPENOFFICE.STYLE(&quot;Стандарт&quot;)))">
            <text:p/>
          </table:table-cell>
          <table:table-cell table:formula="of:=T(IF([$тест2.AF83]=1;ORG.OPENOFFICE.STYLE(&quot;граница&quot;);ORG.OPENOFFICE.STYLE(&quot;Стандарт&quot;)))">
            <text:p/>
          </table:table-cell>
          <table:table-cell table:formula="of:=T(IF([$тест2.AG83]=1;ORG.OPENOFFICE.STYLE(&quot;граница&quot;);ORG.OPENOFFICE.STYLE(&quot;Стандарт&quot;)))">
            <text:p/>
          </table:table-cell>
          <table:table-cell table:formula="of:=T(IF([$тест2.AH83]=1;ORG.OPENOFFICE.STYLE(&quot;граница&quot;);ORG.OPENOFFICE.STYLE(&quot;Стандарт&quot;)))">
            <text:p/>
          </table:table-cell>
          <table:table-cell table:formula="of:=T(IF([$тест2.AI83]=1;ORG.OPENOFFICE.STYLE(&quot;граница&quot;);ORG.OPENOFFICE.STYLE(&quot;Стандарт&quot;)))">
            <text:p/>
          </table:table-cell>
          <table:table-cell table:formula="of:=T(IF([$тест2.AJ83]=1;ORG.OPENOFFICE.STYLE(&quot;граница&quot;);ORG.OPENOFFICE.STYLE(&quot;Стандарт&quot;)))">
            <text:p/>
          </table:table-cell>
          <table:table-cell table:formula="of:=T(IF([$тест2.AK83]=1;ORG.OPENOFFICE.STYLE(&quot;граница&quot;);ORG.OPENOFFICE.STYLE(&quot;Стандарт&quot;)))">
            <text:p/>
          </table:table-cell>
          <table:table-cell table:formula="of:=T(IF([$тест2.AL83]=1;ORG.OPENOFFICE.STYLE(&quot;граница&quot;);ORG.OPENOFFICE.STYLE(&quot;Стандарт&quot;)))">
            <text:p/>
          </table:table-cell>
          <table:table-cell table:formula="of:=T(IF([$тест2.AM83]=1;ORG.OPENOFFICE.STYLE(&quot;граница&quot;);ORG.OPENOFFICE.STYLE(&quot;Стандарт&quot;)))">
            <text:p/>
          </table:table-cell>
          <table:table-cell table:formula="of:=T(IF([$тест2.AN83]=1;ORG.OPENOFFICE.STYLE(&quot;граница&quot;);ORG.OPENOFFICE.STYLE(&quot;Стандарт&quot;)))">
            <text:p/>
          </table:table-cell>
          <table:table-cell table:formula="of:=T(IF([$тест2.AO83]=1;ORG.OPENOFFICE.STYLE(&quot;граница&quot;);ORG.OPENOFFICE.STYLE(&quot;Стандарт&quot;)))">
            <text:p/>
          </table:table-cell>
          <table:table-cell table:formula="of:=T(IF([$тест2.AP83]=1;ORG.OPENOFFICE.STYLE(&quot;граница&quot;);ORG.OPENOFFICE.STYLE(&quot;Стандарт&quot;)))">
            <text:p/>
          </table:table-cell>
          <table:table-cell table:formula="of:=T(IF([$тест2.AQ83]=1;ORG.OPENOFFICE.STYLE(&quot;граница&quot;);ORG.OPENOFFICE.STYLE(&quot;Стандарт&quot;)))">
            <text:p/>
          </table:table-cell>
          <table:table-cell table:formula="of:=T(IF([$тест2.AR83]=1;ORG.OPENOFFICE.STYLE(&quot;граница&quot;);ORG.OPENOFFICE.STYLE(&quot;Стандарт&quot;)))">
            <text:p/>
          </table:table-cell>
          <table:table-cell table:formula="of:=T(IF([$тест2.AS83]=1;ORG.OPENOFFICE.STYLE(&quot;граница&quot;);ORG.OPENOFFICE.STYLE(&quot;Стандарт&quot;)))">
            <text:p/>
          </table:table-cell>
          <table:table-cell table:formula="of:=T(IF([$тест2.AT83]=1;ORG.OPENOFFICE.STYLE(&quot;граница&quot;);ORG.OPENOFFICE.STYLE(&quot;Стандарт&quot;)))">
            <text:p/>
          </table:table-cell>
          <table:table-cell table:formula="of:=T(IF([$тест2.AU83]=1;ORG.OPENOFFICE.STYLE(&quot;граница&quot;);ORG.OPENOFFICE.STYLE(&quot;Стандарт&quot;)))">
            <text:p/>
          </table:table-cell>
          <table:table-cell table:formula="of:=T(IF([$тест2.AV83]=1;ORG.OPENOFFICE.STYLE(&quot;граница&quot;);ORG.OPENOFFICE.STYLE(&quot;Стандарт&quot;)))">
            <text:p/>
          </table:table-cell>
          <table:table-cell table:formula="of:=T(IF([$тест2.AW83]=1;ORG.OPENOFFICE.STYLE(&quot;граница&quot;);ORG.OPENOFFICE.STYLE(&quot;Стандарт&quot;)))">
            <text:p/>
          </table:table-cell>
          <table:table-cell table:formula="of:=T(IF([$тест2.AX8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4]=1;ORG.OPENOFFICE.STYLE(&quot;граница&quot;);ORG.OPENOFFICE.STYLE(&quot;Стандарт&quot;)))">
            <text:p/>
          </table:table-cell>
          <table:table-cell table:formula="of:=T(IF([$тест2.C84]=1;ORG.OPENOFFICE.STYLE(&quot;граница&quot;);ORG.OPENOFFICE.STYLE(&quot;Стандарт&quot;)))">
            <text:p/>
          </table:table-cell>
          <table:table-cell table:formula="of:=T(IF([$тест2.D84]=1;ORG.OPENOFFICE.STYLE(&quot;граница&quot;);ORG.OPENOFFICE.STYLE(&quot;Стандарт&quot;)))">
            <text:p/>
          </table:table-cell>
          <table:table-cell table:formula="of:=T(IF([$тест2.E84]=1;ORG.OPENOFFICE.STYLE(&quot;граница&quot;);ORG.OPENOFFICE.STYLE(&quot;Стандарт&quot;)))">
            <text:p/>
          </table:table-cell>
          <table:table-cell table:formula="of:=T(IF([$тест2.F84]=1;ORG.OPENOFFICE.STYLE(&quot;граница&quot;);ORG.OPENOFFICE.STYLE(&quot;Стандарт&quot;)))">
            <text:p/>
          </table:table-cell>
          <table:table-cell table:formula="of:=T(IF([$тест2.G84]=1;ORG.OPENOFFICE.STYLE(&quot;граница&quot;);ORG.OPENOFFICE.STYLE(&quot;Стандарт&quot;)))">
            <text:p/>
          </table:table-cell>
          <table:table-cell table:formula="of:=T(IF([$тест2.H84]=1;ORG.OPENOFFICE.STYLE(&quot;граница&quot;);ORG.OPENOFFICE.STYLE(&quot;Стандарт&quot;)))">
            <text:p/>
          </table:table-cell>
          <table:table-cell table:formula="of:=T(IF([$тест2.I84]=1;ORG.OPENOFFICE.STYLE(&quot;граница&quot;);ORG.OPENOFFICE.STYLE(&quot;Стандарт&quot;)))">
            <text:p/>
          </table:table-cell>
          <table:table-cell table:formula="of:=T(IF([$тест2.J84]=1;ORG.OPENOFFICE.STYLE(&quot;граница&quot;);ORG.OPENOFFICE.STYLE(&quot;Стандарт&quot;)))">
            <text:p/>
          </table:table-cell>
          <table:table-cell table:formula="of:=T(IF([$тест2.K84]=1;ORG.OPENOFFICE.STYLE(&quot;граница&quot;);ORG.OPENOFFICE.STYLE(&quot;Стандарт&quot;)))">
            <text:p/>
          </table:table-cell>
          <table:table-cell table:formula="of:=T(IF([$тест2.L84]=1;ORG.OPENOFFICE.STYLE(&quot;граница&quot;);ORG.OPENOFFICE.STYLE(&quot;Стандарт&quot;)))">
            <text:p/>
          </table:table-cell>
          <table:table-cell table:formula="of:=T(IF([$тест2.M84]=1;ORG.OPENOFFICE.STYLE(&quot;граница&quot;);ORG.OPENOFFICE.STYLE(&quot;Стандарт&quot;)))">
            <text:p/>
          </table:table-cell>
          <table:table-cell table:formula="of:=T(IF([$тест2.N84]=1;ORG.OPENOFFICE.STYLE(&quot;граница&quot;);ORG.OPENOFFICE.STYLE(&quot;Стандарт&quot;)))">
            <text:p/>
          </table:table-cell>
          <table:table-cell table:formula="of:=T(IF([$тест2.O84]=1;ORG.OPENOFFICE.STYLE(&quot;граница&quot;);ORG.OPENOFFICE.STYLE(&quot;Стандарт&quot;)))">
            <text:p/>
          </table:table-cell>
          <table:table-cell table:formula="of:=T(IF([$тест2.P84]=1;ORG.OPENOFFICE.STYLE(&quot;граница&quot;);ORG.OPENOFFICE.STYLE(&quot;Стандарт&quot;)))">
            <text:p/>
          </table:table-cell>
          <table:table-cell table:formula="of:=T(IF([$тест2.Q84]=1;ORG.OPENOFFICE.STYLE(&quot;граница&quot;);ORG.OPENOFFICE.STYLE(&quot;Стандарт&quot;)))">
            <text:p/>
          </table:table-cell>
          <table:table-cell table:formula="of:=T(IF([$тест2.R84]=1;ORG.OPENOFFICE.STYLE(&quot;граница&quot;);ORG.OPENOFFICE.STYLE(&quot;Стандарт&quot;)))">
            <text:p/>
          </table:table-cell>
          <table:table-cell table:formula="of:=T(IF([$тест2.S84]=1;ORG.OPENOFFICE.STYLE(&quot;граница&quot;);ORG.OPENOFFICE.STYLE(&quot;Стандарт&quot;)))">
            <text:p/>
          </table:table-cell>
          <table:table-cell table:formula="of:=T(IF([$тест2.T84]=1;ORG.OPENOFFICE.STYLE(&quot;граница&quot;);ORG.OPENOFFICE.STYLE(&quot;Стандарт&quot;)))">
            <text:p/>
          </table:table-cell>
          <table:table-cell table:formula="of:=T(IF([$тест2.U84]=1;ORG.OPENOFFICE.STYLE(&quot;граница&quot;);ORG.OPENOFFICE.STYLE(&quot;Стандарт&quot;)))">
            <text:p/>
          </table:table-cell>
          <table:table-cell table:formula="of:=T(IF([$тест2.V84]=1;ORG.OPENOFFICE.STYLE(&quot;граница&quot;);ORG.OPENOFFICE.STYLE(&quot;Стандарт&quot;)))">
            <text:p/>
          </table:table-cell>
          <table:table-cell table:formula="of:=T(IF([$тест2.W84]=1;ORG.OPENOFFICE.STYLE(&quot;граница&quot;);ORG.OPENOFFICE.STYLE(&quot;Стандарт&quot;)))">
            <text:p/>
          </table:table-cell>
          <table:table-cell table:formula="of:=T(IF([$тест2.X84]=1;ORG.OPENOFFICE.STYLE(&quot;граница&quot;);ORG.OPENOFFICE.STYLE(&quot;Стандарт&quot;)))">
            <text:p/>
          </table:table-cell>
          <table:table-cell table:formula="of:=T(IF([$тест2.Y84]=1;ORG.OPENOFFICE.STYLE(&quot;граница&quot;);ORG.OPENOFFICE.STYLE(&quot;Стандарт&quot;)))">
            <text:p/>
          </table:table-cell>
          <table:table-cell table:formula="of:=T(IF([$тест2.Z84]=1;ORG.OPENOFFICE.STYLE(&quot;граница&quot;);ORG.OPENOFFICE.STYLE(&quot;Стандарт&quot;)))">
            <text:p/>
          </table:table-cell>
          <table:table-cell table:formula="of:=T(IF([$тест2.AA84]=1;ORG.OPENOFFICE.STYLE(&quot;граница&quot;);ORG.OPENOFFICE.STYLE(&quot;Стандарт&quot;)))">
            <text:p/>
          </table:table-cell>
          <table:table-cell table:formula="of:=T(IF([$тест2.AB84]=1;ORG.OPENOFFICE.STYLE(&quot;граница&quot;);ORG.OPENOFFICE.STYLE(&quot;Стандарт&quot;)))">
            <text:p/>
          </table:table-cell>
          <table:table-cell table:formula="of:=T(IF([$тест2.AC84]=1;ORG.OPENOFFICE.STYLE(&quot;граница&quot;);ORG.OPENOFFICE.STYLE(&quot;Стандарт&quot;)))">
            <text:p/>
          </table:table-cell>
          <table:table-cell table:formula="of:=T(IF([$тест2.AD84]=1;ORG.OPENOFFICE.STYLE(&quot;граница&quot;);ORG.OPENOFFICE.STYLE(&quot;Стандарт&quot;)))">
            <text:p/>
          </table:table-cell>
          <table:table-cell table:formula="of:=T(IF([$тест2.AE84]=1;ORG.OPENOFFICE.STYLE(&quot;граница&quot;);ORG.OPENOFFICE.STYLE(&quot;Стандарт&quot;)))">
            <text:p/>
          </table:table-cell>
          <table:table-cell table:formula="of:=T(IF([$тест2.AF84]=1;ORG.OPENOFFICE.STYLE(&quot;граница&quot;);ORG.OPENOFFICE.STYLE(&quot;Стандарт&quot;)))">
            <text:p/>
          </table:table-cell>
          <table:table-cell table:formula="of:=T(IF([$тест2.AG84]=1;ORG.OPENOFFICE.STYLE(&quot;граница&quot;);ORG.OPENOFFICE.STYLE(&quot;Стандарт&quot;)))">
            <text:p/>
          </table:table-cell>
          <table:table-cell table:formula="of:=T(IF([$тест2.AH84]=1;ORG.OPENOFFICE.STYLE(&quot;граница&quot;);ORG.OPENOFFICE.STYLE(&quot;Стандарт&quot;)))">
            <text:p/>
          </table:table-cell>
          <table:table-cell table:formula="of:=T(IF([$тест2.AI84]=1;ORG.OPENOFFICE.STYLE(&quot;граница&quot;);ORG.OPENOFFICE.STYLE(&quot;Стандарт&quot;)))">
            <text:p/>
          </table:table-cell>
          <table:table-cell table:formula="of:=T(IF([$тест2.AJ84]=1;ORG.OPENOFFICE.STYLE(&quot;граница&quot;);ORG.OPENOFFICE.STYLE(&quot;Стандарт&quot;)))">
            <text:p/>
          </table:table-cell>
          <table:table-cell table:formula="of:=T(IF([$тест2.AK84]=1;ORG.OPENOFFICE.STYLE(&quot;граница&quot;);ORG.OPENOFFICE.STYLE(&quot;Стандарт&quot;)))">
            <text:p/>
          </table:table-cell>
          <table:table-cell table:formula="of:=T(IF([$тест2.AL84]=1;ORG.OPENOFFICE.STYLE(&quot;граница&quot;);ORG.OPENOFFICE.STYLE(&quot;Стандарт&quot;)))">
            <text:p/>
          </table:table-cell>
          <table:table-cell table:formula="of:=T(IF([$тест2.AM84]=1;ORG.OPENOFFICE.STYLE(&quot;граница&quot;);ORG.OPENOFFICE.STYLE(&quot;Стандарт&quot;)))">
            <text:p/>
          </table:table-cell>
          <table:table-cell table:formula="of:=T(IF([$тест2.AN84]=1;ORG.OPENOFFICE.STYLE(&quot;граница&quot;);ORG.OPENOFFICE.STYLE(&quot;Стандарт&quot;)))">
            <text:p/>
          </table:table-cell>
          <table:table-cell table:formula="of:=T(IF([$тест2.AO84]=1;ORG.OPENOFFICE.STYLE(&quot;граница&quot;);ORG.OPENOFFICE.STYLE(&quot;Стандарт&quot;)))">
            <text:p/>
          </table:table-cell>
          <table:table-cell table:formula="of:=T(IF([$тест2.AP84]=1;ORG.OPENOFFICE.STYLE(&quot;граница&quot;);ORG.OPENOFFICE.STYLE(&quot;Стандарт&quot;)))">
            <text:p/>
          </table:table-cell>
          <table:table-cell table:formula="of:=T(IF([$тест2.AQ84]=1;ORG.OPENOFFICE.STYLE(&quot;граница&quot;);ORG.OPENOFFICE.STYLE(&quot;Стандарт&quot;)))">
            <text:p/>
          </table:table-cell>
          <table:table-cell table:formula="of:=T(IF([$тест2.AR84]=1;ORG.OPENOFFICE.STYLE(&quot;граница&quot;);ORG.OPENOFFICE.STYLE(&quot;Стандарт&quot;)))">
            <text:p/>
          </table:table-cell>
          <table:table-cell table:formula="of:=T(IF([$тест2.AS84]=1;ORG.OPENOFFICE.STYLE(&quot;граница&quot;);ORG.OPENOFFICE.STYLE(&quot;Стандарт&quot;)))">
            <text:p/>
          </table:table-cell>
          <table:table-cell table:formula="of:=T(IF([$тест2.AT84]=1;ORG.OPENOFFICE.STYLE(&quot;граница&quot;);ORG.OPENOFFICE.STYLE(&quot;Стандарт&quot;)))">
            <text:p/>
          </table:table-cell>
          <table:table-cell table:formula="of:=T(IF([$тест2.AU84]=1;ORG.OPENOFFICE.STYLE(&quot;граница&quot;);ORG.OPENOFFICE.STYLE(&quot;Стандарт&quot;)))">
            <text:p/>
          </table:table-cell>
          <table:table-cell table:formula="of:=T(IF([$тест2.AV84]=1;ORG.OPENOFFICE.STYLE(&quot;граница&quot;);ORG.OPENOFFICE.STYLE(&quot;Стандарт&quot;)))">
            <text:p/>
          </table:table-cell>
          <table:table-cell table:formula="of:=T(IF([$тест2.AW84]=1;ORG.OPENOFFICE.STYLE(&quot;граница&quot;);ORG.OPENOFFICE.STYLE(&quot;Стандарт&quot;)))">
            <text:p/>
          </table:table-cell>
          <table:table-cell table:formula="of:=T(IF([$тест2.AX8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5]=1;ORG.OPENOFFICE.STYLE(&quot;граница&quot;);ORG.OPENOFFICE.STYLE(&quot;Стандарт&quot;)))">
            <text:p/>
          </table:table-cell>
          <table:table-cell table:formula="of:=T(IF([$тест2.C85]=1;ORG.OPENOFFICE.STYLE(&quot;граница&quot;);ORG.OPENOFFICE.STYLE(&quot;Стандарт&quot;)))">
            <text:p/>
          </table:table-cell>
          <table:table-cell table:formula="of:=T(IF([$тест2.D85]=1;ORG.OPENOFFICE.STYLE(&quot;граница&quot;);ORG.OPENOFFICE.STYLE(&quot;Стандарт&quot;)))">
            <text:p/>
          </table:table-cell>
          <table:table-cell table:formula="of:=T(IF([$тест2.E85]=1;ORG.OPENOFFICE.STYLE(&quot;граница&quot;);ORG.OPENOFFICE.STYLE(&quot;Стандарт&quot;)))">
            <text:p/>
          </table:table-cell>
          <table:table-cell table:formula="of:=T(IF([$тест2.F85]=1;ORG.OPENOFFICE.STYLE(&quot;граница&quot;);ORG.OPENOFFICE.STYLE(&quot;Стандарт&quot;)))">
            <text:p/>
          </table:table-cell>
          <table:table-cell table:formula="of:=T(IF([$тест2.G85]=1;ORG.OPENOFFICE.STYLE(&quot;граница&quot;);ORG.OPENOFFICE.STYLE(&quot;Стандарт&quot;)))">
            <text:p/>
          </table:table-cell>
          <table:table-cell table:formula="of:=T(IF([$тест2.H85]=1;ORG.OPENOFFICE.STYLE(&quot;граница&quot;);ORG.OPENOFFICE.STYLE(&quot;Стандарт&quot;)))">
            <text:p/>
          </table:table-cell>
          <table:table-cell table:formula="of:=T(IF([$тест2.I85]=1;ORG.OPENOFFICE.STYLE(&quot;граница&quot;);ORG.OPENOFFICE.STYLE(&quot;Стандарт&quot;)))">
            <text:p/>
          </table:table-cell>
          <table:table-cell table:formula="of:=T(IF([$тест2.J85]=1;ORG.OPENOFFICE.STYLE(&quot;граница&quot;);ORG.OPENOFFICE.STYLE(&quot;Стандарт&quot;)))">
            <text:p/>
          </table:table-cell>
          <table:table-cell table:formula="of:=T(IF([$тест2.K85]=1;ORG.OPENOFFICE.STYLE(&quot;граница&quot;);ORG.OPENOFFICE.STYLE(&quot;Стандарт&quot;)))">
            <text:p/>
          </table:table-cell>
          <table:table-cell table:formula="of:=T(IF([$тест2.L85]=1;ORG.OPENOFFICE.STYLE(&quot;граница&quot;);ORG.OPENOFFICE.STYLE(&quot;Стандарт&quot;)))">
            <text:p/>
          </table:table-cell>
          <table:table-cell table:formula="of:=T(IF([$тест2.M85]=1;ORG.OPENOFFICE.STYLE(&quot;граница&quot;);ORG.OPENOFFICE.STYLE(&quot;Стандарт&quot;)))">
            <text:p/>
          </table:table-cell>
          <table:table-cell table:formula="of:=T(IF([$тест2.N85]=1;ORG.OPENOFFICE.STYLE(&quot;граница&quot;);ORG.OPENOFFICE.STYLE(&quot;Стандарт&quot;)))">
            <text:p/>
          </table:table-cell>
          <table:table-cell table:formula="of:=T(IF([$тест2.O85]=1;ORG.OPENOFFICE.STYLE(&quot;граница&quot;);ORG.OPENOFFICE.STYLE(&quot;Стандарт&quot;)))">
            <text:p/>
          </table:table-cell>
          <table:table-cell table:formula="of:=T(IF([$тест2.P85]=1;ORG.OPENOFFICE.STYLE(&quot;граница&quot;);ORG.OPENOFFICE.STYLE(&quot;Стандарт&quot;)))">
            <text:p/>
          </table:table-cell>
          <table:table-cell table:formula="of:=T(IF([$тест2.Q85]=1;ORG.OPENOFFICE.STYLE(&quot;граница&quot;);ORG.OPENOFFICE.STYLE(&quot;Стандарт&quot;)))">
            <text:p/>
          </table:table-cell>
          <table:table-cell table:formula="of:=T(IF([$тест2.R85]=1;ORG.OPENOFFICE.STYLE(&quot;граница&quot;);ORG.OPENOFFICE.STYLE(&quot;Стандарт&quot;)))">
            <text:p/>
          </table:table-cell>
          <table:table-cell table:formula="of:=T(IF([$тест2.S85]=1;ORG.OPENOFFICE.STYLE(&quot;граница&quot;);ORG.OPENOFFICE.STYLE(&quot;Стандарт&quot;)))">
            <text:p/>
          </table:table-cell>
          <table:table-cell table:formula="of:=T(IF([$тест2.T85]=1;ORG.OPENOFFICE.STYLE(&quot;граница&quot;);ORG.OPENOFFICE.STYLE(&quot;Стандарт&quot;)))">
            <text:p/>
          </table:table-cell>
          <table:table-cell table:formula="of:=T(IF([$тест2.U85]=1;ORG.OPENOFFICE.STYLE(&quot;граница&quot;);ORG.OPENOFFICE.STYLE(&quot;Стандарт&quot;)))">
            <text:p/>
          </table:table-cell>
          <table:table-cell table:formula="of:=T(IF([$тест2.V85]=1;ORG.OPENOFFICE.STYLE(&quot;граница&quot;);ORG.OPENOFFICE.STYLE(&quot;Стандарт&quot;)))">
            <text:p/>
          </table:table-cell>
          <table:table-cell table:formula="of:=T(IF([$тест2.W85]=1;ORG.OPENOFFICE.STYLE(&quot;граница&quot;);ORG.OPENOFFICE.STYLE(&quot;Стандарт&quot;)))">
            <text:p/>
          </table:table-cell>
          <table:table-cell table:formula="of:=T(IF([$тест2.X85]=1;ORG.OPENOFFICE.STYLE(&quot;граница&quot;);ORG.OPENOFFICE.STYLE(&quot;Стандарт&quot;)))">
            <text:p/>
          </table:table-cell>
          <table:table-cell table:formula="of:=T(IF([$тест2.Y85]=1;ORG.OPENOFFICE.STYLE(&quot;граница&quot;);ORG.OPENOFFICE.STYLE(&quot;Стандарт&quot;)))">
            <text:p/>
          </table:table-cell>
          <table:table-cell table:formula="of:=T(IF([$тест2.Z85]=1;ORG.OPENOFFICE.STYLE(&quot;граница&quot;);ORG.OPENOFFICE.STYLE(&quot;Стандарт&quot;)))">
            <text:p/>
          </table:table-cell>
          <table:table-cell table:formula="of:=T(IF([$тест2.AA85]=1;ORG.OPENOFFICE.STYLE(&quot;граница&quot;);ORG.OPENOFFICE.STYLE(&quot;Стандарт&quot;)))">
            <text:p/>
          </table:table-cell>
          <table:table-cell table:formula="of:=T(IF([$тест2.AB85]=1;ORG.OPENOFFICE.STYLE(&quot;граница&quot;);ORG.OPENOFFICE.STYLE(&quot;Стандарт&quot;)))">
            <text:p/>
          </table:table-cell>
          <table:table-cell table:formula="of:=T(IF([$тест2.AC85]=1;ORG.OPENOFFICE.STYLE(&quot;граница&quot;);ORG.OPENOFFICE.STYLE(&quot;Стандарт&quot;)))">
            <text:p/>
          </table:table-cell>
          <table:table-cell table:formula="of:=T(IF([$тест2.AD85]=1;ORG.OPENOFFICE.STYLE(&quot;граница&quot;);ORG.OPENOFFICE.STYLE(&quot;Стандарт&quot;)))">
            <text:p/>
          </table:table-cell>
          <table:table-cell table:formula="of:=T(IF([$тест2.AE85]=1;ORG.OPENOFFICE.STYLE(&quot;граница&quot;);ORG.OPENOFFICE.STYLE(&quot;Стандарт&quot;)))">
            <text:p/>
          </table:table-cell>
          <table:table-cell table:formula="of:=T(IF([$тест2.AF85]=1;ORG.OPENOFFICE.STYLE(&quot;граница&quot;);ORG.OPENOFFICE.STYLE(&quot;Стандарт&quot;)))">
            <text:p/>
          </table:table-cell>
          <table:table-cell table:formula="of:=T(IF([$тест2.AG85]=1;ORG.OPENOFFICE.STYLE(&quot;граница&quot;);ORG.OPENOFFICE.STYLE(&quot;Стандарт&quot;)))">
            <text:p/>
          </table:table-cell>
          <table:table-cell table:formula="of:=T(IF([$тест2.AH85]=1;ORG.OPENOFFICE.STYLE(&quot;граница&quot;);ORG.OPENOFFICE.STYLE(&quot;Стандарт&quot;)))">
            <text:p/>
          </table:table-cell>
          <table:table-cell table:formula="of:=T(IF([$тест2.AI85]=1;ORG.OPENOFFICE.STYLE(&quot;граница&quot;);ORG.OPENOFFICE.STYLE(&quot;Стандарт&quot;)))">
            <text:p/>
          </table:table-cell>
          <table:table-cell table:formula="of:=T(IF([$тест2.AJ85]=1;ORG.OPENOFFICE.STYLE(&quot;граница&quot;);ORG.OPENOFFICE.STYLE(&quot;Стандарт&quot;)))">
            <text:p/>
          </table:table-cell>
          <table:table-cell table:formula="of:=T(IF([$тест2.AK85]=1;ORG.OPENOFFICE.STYLE(&quot;граница&quot;);ORG.OPENOFFICE.STYLE(&quot;Стандарт&quot;)))">
            <text:p/>
          </table:table-cell>
          <table:table-cell table:formula="of:=T(IF([$тест2.AL85]=1;ORG.OPENOFFICE.STYLE(&quot;граница&quot;);ORG.OPENOFFICE.STYLE(&quot;Стандарт&quot;)))">
            <text:p/>
          </table:table-cell>
          <table:table-cell table:formula="of:=T(IF([$тест2.AM85]=1;ORG.OPENOFFICE.STYLE(&quot;граница&quot;);ORG.OPENOFFICE.STYLE(&quot;Стандарт&quot;)))">
            <text:p/>
          </table:table-cell>
          <table:table-cell table:formula="of:=T(IF([$тест2.AN85]=1;ORG.OPENOFFICE.STYLE(&quot;граница&quot;);ORG.OPENOFFICE.STYLE(&quot;Стандарт&quot;)))">
            <text:p/>
          </table:table-cell>
          <table:table-cell table:formula="of:=T(IF([$тест2.AO85]=1;ORG.OPENOFFICE.STYLE(&quot;граница&quot;);ORG.OPENOFFICE.STYLE(&quot;Стандарт&quot;)))">
            <text:p/>
          </table:table-cell>
          <table:table-cell table:formula="of:=T(IF([$тест2.AP85]=1;ORG.OPENOFFICE.STYLE(&quot;граница&quot;);ORG.OPENOFFICE.STYLE(&quot;Стандарт&quot;)))">
            <text:p/>
          </table:table-cell>
          <table:table-cell table:formula="of:=T(IF([$тест2.AQ85]=1;ORG.OPENOFFICE.STYLE(&quot;граница&quot;);ORG.OPENOFFICE.STYLE(&quot;Стандарт&quot;)))">
            <text:p/>
          </table:table-cell>
          <table:table-cell table:formula="of:=T(IF([$тест2.AR85]=1;ORG.OPENOFFICE.STYLE(&quot;граница&quot;);ORG.OPENOFFICE.STYLE(&quot;Стандарт&quot;)))">
            <text:p/>
          </table:table-cell>
          <table:table-cell table:formula="of:=T(IF([$тест2.AS85]=1;ORG.OPENOFFICE.STYLE(&quot;граница&quot;);ORG.OPENOFFICE.STYLE(&quot;Стандарт&quot;)))">
            <text:p/>
          </table:table-cell>
          <table:table-cell table:formula="of:=T(IF([$тест2.AT85]=1;ORG.OPENOFFICE.STYLE(&quot;граница&quot;);ORG.OPENOFFICE.STYLE(&quot;Стандарт&quot;)))">
            <text:p/>
          </table:table-cell>
          <table:table-cell table:formula="of:=T(IF([$тест2.AU85]=1;ORG.OPENOFFICE.STYLE(&quot;граница&quot;);ORG.OPENOFFICE.STYLE(&quot;Стандарт&quot;)))">
            <text:p/>
          </table:table-cell>
          <table:table-cell table:formula="of:=T(IF([$тест2.AV85]=1;ORG.OPENOFFICE.STYLE(&quot;граница&quot;);ORG.OPENOFFICE.STYLE(&quot;Стандарт&quot;)))">
            <text:p/>
          </table:table-cell>
          <table:table-cell table:formula="of:=T(IF([$тест2.AW85]=1;ORG.OPENOFFICE.STYLE(&quot;граница&quot;);ORG.OPENOFFICE.STYLE(&quot;Стандарт&quot;)))">
            <text:p/>
          </table:table-cell>
          <table:table-cell table:formula="of:=T(IF([$тест2.AX8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6]=1;ORG.OPENOFFICE.STYLE(&quot;граница&quot;);ORG.OPENOFFICE.STYLE(&quot;Стандарт&quot;)))">
            <text:p/>
          </table:table-cell>
          <table:table-cell table:formula="of:=T(IF([$тест2.C86]=1;ORG.OPENOFFICE.STYLE(&quot;граница&quot;);ORG.OPENOFFICE.STYLE(&quot;Стандарт&quot;)))">
            <text:p/>
          </table:table-cell>
          <table:table-cell table:formula="of:=T(IF([$тест2.D86]=1;ORG.OPENOFFICE.STYLE(&quot;граница&quot;);ORG.OPENOFFICE.STYLE(&quot;Стандарт&quot;)))">
            <text:p/>
          </table:table-cell>
          <table:table-cell table:formula="of:=T(IF([$тест2.E86]=1;ORG.OPENOFFICE.STYLE(&quot;граница&quot;);ORG.OPENOFFICE.STYLE(&quot;Стандарт&quot;)))">
            <text:p/>
          </table:table-cell>
          <table:table-cell table:formula="of:=T(IF([$тест2.F86]=1;ORG.OPENOFFICE.STYLE(&quot;граница&quot;);ORG.OPENOFFICE.STYLE(&quot;Стандарт&quot;)))">
            <text:p/>
          </table:table-cell>
          <table:table-cell table:formula="of:=T(IF([$тест2.G86]=1;ORG.OPENOFFICE.STYLE(&quot;граница&quot;);ORG.OPENOFFICE.STYLE(&quot;Стандарт&quot;)))">
            <text:p/>
          </table:table-cell>
          <table:table-cell table:formula="of:=T(IF([$тест2.H86]=1;ORG.OPENOFFICE.STYLE(&quot;граница&quot;);ORG.OPENOFFICE.STYLE(&quot;Стандарт&quot;)))">
            <text:p/>
          </table:table-cell>
          <table:table-cell table:formula="of:=T(IF([$тест2.I86]=1;ORG.OPENOFFICE.STYLE(&quot;граница&quot;);ORG.OPENOFFICE.STYLE(&quot;Стандарт&quot;)))">
            <text:p/>
          </table:table-cell>
          <table:table-cell table:formula="of:=T(IF([$тест2.J86]=1;ORG.OPENOFFICE.STYLE(&quot;граница&quot;);ORG.OPENOFFICE.STYLE(&quot;Стандарт&quot;)))">
            <text:p/>
          </table:table-cell>
          <table:table-cell table:formula="of:=T(IF([$тест2.K86]=1;ORG.OPENOFFICE.STYLE(&quot;граница&quot;);ORG.OPENOFFICE.STYLE(&quot;Стандарт&quot;)))">
            <text:p/>
          </table:table-cell>
          <table:table-cell table:formula="of:=T(IF([$тест2.L86]=1;ORG.OPENOFFICE.STYLE(&quot;граница&quot;);ORG.OPENOFFICE.STYLE(&quot;Стандарт&quot;)))">
            <text:p/>
          </table:table-cell>
          <table:table-cell table:formula="of:=T(IF([$тест2.M86]=1;ORG.OPENOFFICE.STYLE(&quot;граница&quot;);ORG.OPENOFFICE.STYLE(&quot;Стандарт&quot;)))">
            <text:p/>
          </table:table-cell>
          <table:table-cell table:formula="of:=T(IF([$тест2.N86]=1;ORG.OPENOFFICE.STYLE(&quot;граница&quot;);ORG.OPENOFFICE.STYLE(&quot;Стандарт&quot;)))">
            <text:p/>
          </table:table-cell>
          <table:table-cell table:formula="of:=T(IF([$тест2.O86]=1;ORG.OPENOFFICE.STYLE(&quot;граница&quot;);ORG.OPENOFFICE.STYLE(&quot;Стандарт&quot;)))">
            <text:p/>
          </table:table-cell>
          <table:table-cell table:formula="of:=T(IF([$тест2.P86]=1;ORG.OPENOFFICE.STYLE(&quot;граница&quot;);ORG.OPENOFFICE.STYLE(&quot;Стандарт&quot;)))">
            <text:p/>
          </table:table-cell>
          <table:table-cell table:formula="of:=T(IF([$тест2.Q86]=1;ORG.OPENOFFICE.STYLE(&quot;граница&quot;);ORG.OPENOFFICE.STYLE(&quot;Стандарт&quot;)))">
            <text:p/>
          </table:table-cell>
          <table:table-cell table:formula="of:=T(IF([$тест2.R86]=1;ORG.OPENOFFICE.STYLE(&quot;граница&quot;);ORG.OPENOFFICE.STYLE(&quot;Стандарт&quot;)))">
            <text:p/>
          </table:table-cell>
          <table:table-cell table:formula="of:=T(IF([$тест2.S86]=1;ORG.OPENOFFICE.STYLE(&quot;граница&quot;);ORG.OPENOFFICE.STYLE(&quot;Стандарт&quot;)))">
            <text:p/>
          </table:table-cell>
          <table:table-cell table:formula="of:=T(IF([$тест2.T86]=1;ORG.OPENOFFICE.STYLE(&quot;граница&quot;);ORG.OPENOFFICE.STYLE(&quot;Стандарт&quot;)))">
            <text:p/>
          </table:table-cell>
          <table:table-cell table:formula="of:=T(IF([$тест2.U86]=1;ORG.OPENOFFICE.STYLE(&quot;граница&quot;);ORG.OPENOFFICE.STYLE(&quot;Стандарт&quot;)))">
            <text:p/>
          </table:table-cell>
          <table:table-cell table:formula="of:=T(IF([$тест2.V86]=1;ORG.OPENOFFICE.STYLE(&quot;граница&quot;);ORG.OPENOFFICE.STYLE(&quot;Стандарт&quot;)))">
            <text:p/>
          </table:table-cell>
          <table:table-cell table:formula="of:=T(IF([$тест2.W86]=1;ORG.OPENOFFICE.STYLE(&quot;граница&quot;);ORG.OPENOFFICE.STYLE(&quot;Стандарт&quot;)))">
            <text:p/>
          </table:table-cell>
          <table:table-cell table:formula="of:=T(IF([$тест2.X86]=1;ORG.OPENOFFICE.STYLE(&quot;граница&quot;);ORG.OPENOFFICE.STYLE(&quot;Стандарт&quot;)))">
            <text:p/>
          </table:table-cell>
          <table:table-cell table:formula="of:=T(IF([$тест2.Y86]=1;ORG.OPENOFFICE.STYLE(&quot;граница&quot;);ORG.OPENOFFICE.STYLE(&quot;Стандарт&quot;)))">
            <text:p/>
          </table:table-cell>
          <table:table-cell table:formula="of:=T(IF([$тест2.Z86]=1;ORG.OPENOFFICE.STYLE(&quot;граница&quot;);ORG.OPENOFFICE.STYLE(&quot;Стандарт&quot;)))">
            <text:p/>
          </table:table-cell>
          <table:table-cell table:formula="of:=T(IF([$тест2.AA86]=1;ORG.OPENOFFICE.STYLE(&quot;граница&quot;);ORG.OPENOFFICE.STYLE(&quot;Стандарт&quot;)))">
            <text:p/>
          </table:table-cell>
          <table:table-cell table:formula="of:=T(IF([$тест2.AB86]=1;ORG.OPENOFFICE.STYLE(&quot;граница&quot;);ORG.OPENOFFICE.STYLE(&quot;Стандарт&quot;)))">
            <text:p/>
          </table:table-cell>
          <table:table-cell table:formula="of:=T(IF([$тест2.AC86]=1;ORG.OPENOFFICE.STYLE(&quot;граница&quot;);ORG.OPENOFFICE.STYLE(&quot;Стандарт&quot;)))">
            <text:p/>
          </table:table-cell>
          <table:table-cell table:formula="of:=T(IF([$тест2.AD86]=1;ORG.OPENOFFICE.STYLE(&quot;граница&quot;);ORG.OPENOFFICE.STYLE(&quot;Стандарт&quot;)))">
            <text:p/>
          </table:table-cell>
          <table:table-cell table:formula="of:=T(IF([$тест2.AE86]=1;ORG.OPENOFFICE.STYLE(&quot;граница&quot;);ORG.OPENOFFICE.STYLE(&quot;Стандарт&quot;)))">
            <text:p/>
          </table:table-cell>
          <table:table-cell table:formula="of:=T(IF([$тест2.AF86]=1;ORG.OPENOFFICE.STYLE(&quot;граница&quot;);ORG.OPENOFFICE.STYLE(&quot;Стандарт&quot;)))">
            <text:p/>
          </table:table-cell>
          <table:table-cell table:formula="of:=T(IF([$тест2.AG86]=1;ORG.OPENOFFICE.STYLE(&quot;граница&quot;);ORG.OPENOFFICE.STYLE(&quot;Стандарт&quot;)))">
            <text:p/>
          </table:table-cell>
          <table:table-cell table:formula="of:=T(IF([$тест2.AH86]=1;ORG.OPENOFFICE.STYLE(&quot;граница&quot;);ORG.OPENOFFICE.STYLE(&quot;Стандарт&quot;)))">
            <text:p/>
          </table:table-cell>
          <table:table-cell table:formula="of:=T(IF([$тест2.AI86]=1;ORG.OPENOFFICE.STYLE(&quot;граница&quot;);ORG.OPENOFFICE.STYLE(&quot;Стандарт&quot;)))">
            <text:p/>
          </table:table-cell>
          <table:table-cell table:formula="of:=T(IF([$тест2.AJ86]=1;ORG.OPENOFFICE.STYLE(&quot;граница&quot;);ORG.OPENOFFICE.STYLE(&quot;Стандарт&quot;)))">
            <text:p/>
          </table:table-cell>
          <table:table-cell table:formula="of:=T(IF([$тест2.AK86]=1;ORG.OPENOFFICE.STYLE(&quot;граница&quot;);ORG.OPENOFFICE.STYLE(&quot;Стандарт&quot;)))">
            <text:p/>
          </table:table-cell>
          <table:table-cell table:formula="of:=T(IF([$тест2.AL86]=1;ORG.OPENOFFICE.STYLE(&quot;граница&quot;);ORG.OPENOFFICE.STYLE(&quot;Стандарт&quot;)))">
            <text:p/>
          </table:table-cell>
          <table:table-cell table:formula="of:=T(IF([$тест2.AM86]=1;ORG.OPENOFFICE.STYLE(&quot;граница&quot;);ORG.OPENOFFICE.STYLE(&quot;Стандарт&quot;)))">
            <text:p/>
          </table:table-cell>
          <table:table-cell table:formula="of:=T(IF([$тест2.AN86]=1;ORG.OPENOFFICE.STYLE(&quot;граница&quot;);ORG.OPENOFFICE.STYLE(&quot;Стандарт&quot;)))">
            <text:p/>
          </table:table-cell>
          <table:table-cell table:formula="of:=T(IF([$тест2.AO86]=1;ORG.OPENOFFICE.STYLE(&quot;граница&quot;);ORG.OPENOFFICE.STYLE(&quot;Стандарт&quot;)))">
            <text:p/>
          </table:table-cell>
          <table:table-cell table:formula="of:=T(IF([$тест2.AP86]=1;ORG.OPENOFFICE.STYLE(&quot;граница&quot;);ORG.OPENOFFICE.STYLE(&quot;Стандарт&quot;)))">
            <text:p/>
          </table:table-cell>
          <table:table-cell table:formula="of:=T(IF([$тест2.AQ86]=1;ORG.OPENOFFICE.STYLE(&quot;граница&quot;);ORG.OPENOFFICE.STYLE(&quot;Стандарт&quot;)))">
            <text:p/>
          </table:table-cell>
          <table:table-cell table:formula="of:=T(IF([$тест2.AR86]=1;ORG.OPENOFFICE.STYLE(&quot;граница&quot;);ORG.OPENOFFICE.STYLE(&quot;Стандарт&quot;)))">
            <text:p/>
          </table:table-cell>
          <table:table-cell table:formula="of:=T(IF([$тест2.AS86]=1;ORG.OPENOFFICE.STYLE(&quot;граница&quot;);ORG.OPENOFFICE.STYLE(&quot;Стандарт&quot;)))">
            <text:p/>
          </table:table-cell>
          <table:table-cell table:formula="of:=T(IF([$тест2.AT86]=1;ORG.OPENOFFICE.STYLE(&quot;граница&quot;);ORG.OPENOFFICE.STYLE(&quot;Стандарт&quot;)))">
            <text:p/>
          </table:table-cell>
          <table:table-cell table:formula="of:=T(IF([$тест2.AU86]=1;ORG.OPENOFFICE.STYLE(&quot;граница&quot;);ORG.OPENOFFICE.STYLE(&quot;Стандарт&quot;)))">
            <text:p/>
          </table:table-cell>
          <table:table-cell table:formula="of:=T(IF([$тест2.AV86]=1;ORG.OPENOFFICE.STYLE(&quot;граница&quot;);ORG.OPENOFFICE.STYLE(&quot;Стандарт&quot;)))">
            <text:p/>
          </table:table-cell>
          <table:table-cell table:formula="of:=T(IF([$тест2.AW86]=1;ORG.OPENOFFICE.STYLE(&quot;граница&quot;);ORG.OPENOFFICE.STYLE(&quot;Стандарт&quot;)))">
            <text:p/>
          </table:table-cell>
          <table:table-cell table:formula="of:=T(IF([$тест2.AX8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7]=1;ORG.OPENOFFICE.STYLE(&quot;граница&quot;);ORG.OPENOFFICE.STYLE(&quot;Стандарт&quot;)))">
            <text:p/>
          </table:table-cell>
          <table:table-cell table:formula="of:=T(IF([$тест2.C87]=1;ORG.OPENOFFICE.STYLE(&quot;граница&quot;);ORG.OPENOFFICE.STYLE(&quot;Стандарт&quot;)))">
            <text:p/>
          </table:table-cell>
          <table:table-cell table:formula="of:=T(IF([$тест2.D87]=1;ORG.OPENOFFICE.STYLE(&quot;граница&quot;);ORG.OPENOFFICE.STYLE(&quot;Стандарт&quot;)))">
            <text:p/>
          </table:table-cell>
          <table:table-cell table:formula="of:=T(IF([$тест2.E87]=1;ORG.OPENOFFICE.STYLE(&quot;граница&quot;);ORG.OPENOFFICE.STYLE(&quot;Стандарт&quot;)))">
            <text:p/>
          </table:table-cell>
          <table:table-cell table:formula="of:=T(IF([$тест2.F87]=1;ORG.OPENOFFICE.STYLE(&quot;граница&quot;);ORG.OPENOFFICE.STYLE(&quot;Стандарт&quot;)))">
            <text:p/>
          </table:table-cell>
          <table:table-cell table:formula="of:=T(IF([$тест2.G87]=1;ORG.OPENOFFICE.STYLE(&quot;граница&quot;);ORG.OPENOFFICE.STYLE(&quot;Стандарт&quot;)))">
            <text:p/>
          </table:table-cell>
          <table:table-cell table:formula="of:=T(IF([$тест2.H87]=1;ORG.OPENOFFICE.STYLE(&quot;граница&quot;);ORG.OPENOFFICE.STYLE(&quot;Стандарт&quot;)))">
            <text:p/>
          </table:table-cell>
          <table:table-cell table:formula="of:=T(IF([$тест2.I87]=1;ORG.OPENOFFICE.STYLE(&quot;граница&quot;);ORG.OPENOFFICE.STYLE(&quot;Стандарт&quot;)))">
            <text:p/>
          </table:table-cell>
          <table:table-cell table:formula="of:=T(IF([$тест2.J87]=1;ORG.OPENOFFICE.STYLE(&quot;граница&quot;);ORG.OPENOFFICE.STYLE(&quot;Стандарт&quot;)))">
            <text:p/>
          </table:table-cell>
          <table:table-cell table:formula="of:=T(IF([$тест2.K87]=1;ORG.OPENOFFICE.STYLE(&quot;граница&quot;);ORG.OPENOFFICE.STYLE(&quot;Стандарт&quot;)))">
            <text:p/>
          </table:table-cell>
          <table:table-cell table:formula="of:=T(IF([$тест2.L87]=1;ORG.OPENOFFICE.STYLE(&quot;граница&quot;);ORG.OPENOFFICE.STYLE(&quot;Стандарт&quot;)))">
            <text:p/>
          </table:table-cell>
          <table:table-cell table:formula="of:=T(IF([$тест2.M87]=1;ORG.OPENOFFICE.STYLE(&quot;граница&quot;);ORG.OPENOFFICE.STYLE(&quot;Стандарт&quot;)))">
            <text:p/>
          </table:table-cell>
          <table:table-cell table:formula="of:=T(IF([$тест2.N87]=1;ORG.OPENOFFICE.STYLE(&quot;граница&quot;);ORG.OPENOFFICE.STYLE(&quot;Стандарт&quot;)))">
            <text:p/>
          </table:table-cell>
          <table:table-cell table:formula="of:=T(IF([$тест2.O87]=1;ORG.OPENOFFICE.STYLE(&quot;граница&quot;);ORG.OPENOFFICE.STYLE(&quot;Стандарт&quot;)))">
            <text:p/>
          </table:table-cell>
          <table:table-cell table:formula="of:=T(IF([$тест2.P87]=1;ORG.OPENOFFICE.STYLE(&quot;граница&quot;);ORG.OPENOFFICE.STYLE(&quot;Стандарт&quot;)))">
            <text:p/>
          </table:table-cell>
          <table:table-cell table:formula="of:=T(IF([$тест2.Q87]=1;ORG.OPENOFFICE.STYLE(&quot;граница&quot;);ORG.OPENOFFICE.STYLE(&quot;Стандарт&quot;)))">
            <text:p/>
          </table:table-cell>
          <table:table-cell table:formula="of:=T(IF([$тест2.R87]=1;ORG.OPENOFFICE.STYLE(&quot;граница&quot;);ORG.OPENOFFICE.STYLE(&quot;Стандарт&quot;)))">
            <text:p/>
          </table:table-cell>
          <table:table-cell table:formula="of:=T(IF([$тест2.S87]=1;ORG.OPENOFFICE.STYLE(&quot;граница&quot;);ORG.OPENOFFICE.STYLE(&quot;Стандарт&quot;)))">
            <text:p/>
          </table:table-cell>
          <table:table-cell table:formula="of:=T(IF([$тест2.T87]=1;ORG.OPENOFFICE.STYLE(&quot;граница&quot;);ORG.OPENOFFICE.STYLE(&quot;Стандарт&quot;)))">
            <text:p/>
          </table:table-cell>
          <table:table-cell table:formula="of:=T(IF([$тест2.U87]=1;ORG.OPENOFFICE.STYLE(&quot;граница&quot;);ORG.OPENOFFICE.STYLE(&quot;Стандарт&quot;)))">
            <text:p/>
          </table:table-cell>
          <table:table-cell table:formula="of:=T(IF([$тест2.V87]=1;ORG.OPENOFFICE.STYLE(&quot;граница&quot;);ORG.OPENOFFICE.STYLE(&quot;Стандарт&quot;)))">
            <text:p/>
          </table:table-cell>
          <table:table-cell table:formula="of:=T(IF([$тест2.W87]=1;ORG.OPENOFFICE.STYLE(&quot;граница&quot;);ORG.OPENOFFICE.STYLE(&quot;Стандарт&quot;)))">
            <text:p/>
          </table:table-cell>
          <table:table-cell table:formula="of:=T(IF([$тест2.X87]=1;ORG.OPENOFFICE.STYLE(&quot;граница&quot;);ORG.OPENOFFICE.STYLE(&quot;Стандарт&quot;)))">
            <text:p/>
          </table:table-cell>
          <table:table-cell table:formula="of:=T(IF([$тест2.Y87]=1;ORG.OPENOFFICE.STYLE(&quot;граница&quot;);ORG.OPENOFFICE.STYLE(&quot;Стандарт&quot;)))">
            <text:p/>
          </table:table-cell>
          <table:table-cell table:formula="of:=T(IF([$тест2.Z87]=1;ORG.OPENOFFICE.STYLE(&quot;граница&quot;);ORG.OPENOFFICE.STYLE(&quot;Стандарт&quot;)))">
            <text:p/>
          </table:table-cell>
          <table:table-cell table:formula="of:=T(IF([$тест2.AA87]=1;ORG.OPENOFFICE.STYLE(&quot;граница&quot;);ORG.OPENOFFICE.STYLE(&quot;Стандарт&quot;)))">
            <text:p/>
          </table:table-cell>
          <table:table-cell table:formula="of:=T(IF([$тест2.AB87]=1;ORG.OPENOFFICE.STYLE(&quot;граница&quot;);ORG.OPENOFFICE.STYLE(&quot;Стандарт&quot;)))">
            <text:p/>
          </table:table-cell>
          <table:table-cell table:formula="of:=T(IF([$тест2.AC87]=1;ORG.OPENOFFICE.STYLE(&quot;граница&quot;);ORG.OPENOFFICE.STYLE(&quot;Стандарт&quot;)))">
            <text:p/>
          </table:table-cell>
          <table:table-cell table:formula="of:=T(IF([$тест2.AD87]=1;ORG.OPENOFFICE.STYLE(&quot;граница&quot;);ORG.OPENOFFICE.STYLE(&quot;Стандарт&quot;)))">
            <text:p/>
          </table:table-cell>
          <table:table-cell table:formula="of:=T(IF([$тест2.AE87]=1;ORG.OPENOFFICE.STYLE(&quot;граница&quot;);ORG.OPENOFFICE.STYLE(&quot;Стандарт&quot;)))">
            <text:p/>
          </table:table-cell>
          <table:table-cell table:formula="of:=T(IF([$тест2.AF87]=1;ORG.OPENOFFICE.STYLE(&quot;граница&quot;);ORG.OPENOFFICE.STYLE(&quot;Стандарт&quot;)))">
            <text:p/>
          </table:table-cell>
          <table:table-cell table:formula="of:=T(IF([$тест2.AG87]=1;ORG.OPENOFFICE.STYLE(&quot;граница&quot;);ORG.OPENOFFICE.STYLE(&quot;Стандарт&quot;)))">
            <text:p/>
          </table:table-cell>
          <table:table-cell table:formula="of:=T(IF([$тест2.AH87]=1;ORG.OPENOFFICE.STYLE(&quot;граница&quot;);ORG.OPENOFFICE.STYLE(&quot;Стандарт&quot;)))">
            <text:p/>
          </table:table-cell>
          <table:table-cell table:formula="of:=T(IF([$тест2.AI87]=1;ORG.OPENOFFICE.STYLE(&quot;граница&quot;);ORG.OPENOFFICE.STYLE(&quot;Стандарт&quot;)))">
            <text:p/>
          </table:table-cell>
          <table:table-cell table:formula="of:=T(IF([$тест2.AJ87]=1;ORG.OPENOFFICE.STYLE(&quot;граница&quot;);ORG.OPENOFFICE.STYLE(&quot;Стандарт&quot;)))">
            <text:p/>
          </table:table-cell>
          <table:table-cell table:formula="of:=T(IF([$тест2.AK87]=1;ORG.OPENOFFICE.STYLE(&quot;граница&quot;);ORG.OPENOFFICE.STYLE(&quot;Стандарт&quot;)))">
            <text:p/>
          </table:table-cell>
          <table:table-cell table:formula="of:=T(IF([$тест2.AL87]=1;ORG.OPENOFFICE.STYLE(&quot;граница&quot;);ORG.OPENOFFICE.STYLE(&quot;Стандарт&quot;)))">
            <text:p/>
          </table:table-cell>
          <table:table-cell table:formula="of:=T(IF([$тест2.AM87]=1;ORG.OPENOFFICE.STYLE(&quot;граница&quot;);ORG.OPENOFFICE.STYLE(&quot;Стандарт&quot;)))">
            <text:p/>
          </table:table-cell>
          <table:table-cell table:formula="of:=T(IF([$тест2.AN87]=1;ORG.OPENOFFICE.STYLE(&quot;граница&quot;);ORG.OPENOFFICE.STYLE(&quot;Стандарт&quot;)))">
            <text:p/>
          </table:table-cell>
          <table:table-cell table:formula="of:=T(IF([$тест2.AO87]=1;ORG.OPENOFFICE.STYLE(&quot;граница&quot;);ORG.OPENOFFICE.STYLE(&quot;Стандарт&quot;)))">
            <text:p/>
          </table:table-cell>
          <table:table-cell table:formula="of:=T(IF([$тест2.AP87]=1;ORG.OPENOFFICE.STYLE(&quot;граница&quot;);ORG.OPENOFFICE.STYLE(&quot;Стандарт&quot;)))">
            <text:p/>
          </table:table-cell>
          <table:table-cell table:formula="of:=T(IF([$тест2.AQ87]=1;ORG.OPENOFFICE.STYLE(&quot;граница&quot;);ORG.OPENOFFICE.STYLE(&quot;Стандарт&quot;)))">
            <text:p/>
          </table:table-cell>
          <table:table-cell table:formula="of:=T(IF([$тест2.AR87]=1;ORG.OPENOFFICE.STYLE(&quot;граница&quot;);ORG.OPENOFFICE.STYLE(&quot;Стандарт&quot;)))">
            <text:p/>
          </table:table-cell>
          <table:table-cell table:formula="of:=T(IF([$тест2.AS87]=1;ORG.OPENOFFICE.STYLE(&quot;граница&quot;);ORG.OPENOFFICE.STYLE(&quot;Стандарт&quot;)))">
            <text:p/>
          </table:table-cell>
          <table:table-cell table:formula="of:=T(IF([$тест2.AT87]=1;ORG.OPENOFFICE.STYLE(&quot;граница&quot;);ORG.OPENOFFICE.STYLE(&quot;Стандарт&quot;)))">
            <text:p/>
          </table:table-cell>
          <table:table-cell table:formula="of:=T(IF([$тест2.AU87]=1;ORG.OPENOFFICE.STYLE(&quot;граница&quot;);ORG.OPENOFFICE.STYLE(&quot;Стандарт&quot;)))">
            <text:p/>
          </table:table-cell>
          <table:table-cell table:formula="of:=T(IF([$тест2.AV87]=1;ORG.OPENOFFICE.STYLE(&quot;граница&quot;);ORG.OPENOFFICE.STYLE(&quot;Стандарт&quot;)))">
            <text:p/>
          </table:table-cell>
          <table:table-cell table:formula="of:=T(IF([$тест2.AW87]=1;ORG.OPENOFFICE.STYLE(&quot;граница&quot;);ORG.OPENOFFICE.STYLE(&quot;Стандарт&quot;)))">
            <text:p/>
          </table:table-cell>
          <table:table-cell table:formula="of:=T(IF([$тест2.AX8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8]=1;ORG.OPENOFFICE.STYLE(&quot;граница&quot;);ORG.OPENOFFICE.STYLE(&quot;Стандарт&quot;)))">
            <text:p/>
          </table:table-cell>
          <table:table-cell table:formula="of:=T(IF([$тест2.C88]=1;ORG.OPENOFFICE.STYLE(&quot;граница&quot;);ORG.OPENOFFICE.STYLE(&quot;Стандарт&quot;)))">
            <text:p/>
          </table:table-cell>
          <table:table-cell table:formula="of:=T(IF([$тест2.D88]=1;ORG.OPENOFFICE.STYLE(&quot;граница&quot;);ORG.OPENOFFICE.STYLE(&quot;Стандарт&quot;)))">
            <text:p/>
          </table:table-cell>
          <table:table-cell table:formula="of:=T(IF([$тест2.E88]=1;ORG.OPENOFFICE.STYLE(&quot;граница&quot;);ORG.OPENOFFICE.STYLE(&quot;Стандарт&quot;)))">
            <text:p/>
          </table:table-cell>
          <table:table-cell table:formula="of:=T(IF([$тест2.F88]=1;ORG.OPENOFFICE.STYLE(&quot;граница&quot;);ORG.OPENOFFICE.STYLE(&quot;Стандарт&quot;)))">
            <text:p/>
          </table:table-cell>
          <table:table-cell table:formula="of:=T(IF([$тест2.G88]=1;ORG.OPENOFFICE.STYLE(&quot;граница&quot;);ORG.OPENOFFICE.STYLE(&quot;Стандарт&quot;)))">
            <text:p/>
          </table:table-cell>
          <table:table-cell table:formula="of:=T(IF([$тест2.H88]=1;ORG.OPENOFFICE.STYLE(&quot;граница&quot;);ORG.OPENOFFICE.STYLE(&quot;Стандарт&quot;)))">
            <text:p/>
          </table:table-cell>
          <table:table-cell table:formula="of:=T(IF([$тест2.I88]=1;ORG.OPENOFFICE.STYLE(&quot;граница&quot;);ORG.OPENOFFICE.STYLE(&quot;Стандарт&quot;)))">
            <text:p/>
          </table:table-cell>
          <table:table-cell table:formula="of:=T(IF([$тест2.J88]=1;ORG.OPENOFFICE.STYLE(&quot;граница&quot;);ORG.OPENOFFICE.STYLE(&quot;Стандарт&quot;)))">
            <text:p/>
          </table:table-cell>
          <table:table-cell table:formula="of:=T(IF([$тест2.K88]=1;ORG.OPENOFFICE.STYLE(&quot;граница&quot;);ORG.OPENOFFICE.STYLE(&quot;Стандарт&quot;)))">
            <text:p/>
          </table:table-cell>
          <table:table-cell table:formula="of:=T(IF([$тест2.L88]=1;ORG.OPENOFFICE.STYLE(&quot;граница&quot;);ORG.OPENOFFICE.STYLE(&quot;Стандарт&quot;)))">
            <text:p/>
          </table:table-cell>
          <table:table-cell table:formula="of:=T(IF([$тест2.M88]=1;ORG.OPENOFFICE.STYLE(&quot;граница&quot;);ORG.OPENOFFICE.STYLE(&quot;Стандарт&quot;)))">
            <text:p/>
          </table:table-cell>
          <table:table-cell table:formula="of:=T(IF([$тест2.N88]=1;ORG.OPENOFFICE.STYLE(&quot;граница&quot;);ORG.OPENOFFICE.STYLE(&quot;Стандарт&quot;)))">
            <text:p/>
          </table:table-cell>
          <table:table-cell table:formula="of:=T(IF([$тест2.O88]=1;ORG.OPENOFFICE.STYLE(&quot;граница&quot;);ORG.OPENOFFICE.STYLE(&quot;Стандарт&quot;)))">
            <text:p/>
          </table:table-cell>
          <table:table-cell table:formula="of:=T(IF([$тест2.P88]=1;ORG.OPENOFFICE.STYLE(&quot;граница&quot;);ORG.OPENOFFICE.STYLE(&quot;Стандарт&quot;)))">
            <text:p/>
          </table:table-cell>
          <table:table-cell table:formula="of:=T(IF([$тест2.Q88]=1;ORG.OPENOFFICE.STYLE(&quot;граница&quot;);ORG.OPENOFFICE.STYLE(&quot;Стандарт&quot;)))">
            <text:p/>
          </table:table-cell>
          <table:table-cell table:formula="of:=T(IF([$тест2.R88]=1;ORG.OPENOFFICE.STYLE(&quot;граница&quot;);ORG.OPENOFFICE.STYLE(&quot;Стандарт&quot;)))">
            <text:p/>
          </table:table-cell>
          <table:table-cell table:formula="of:=T(IF([$тест2.S88]=1;ORG.OPENOFFICE.STYLE(&quot;граница&quot;);ORG.OPENOFFICE.STYLE(&quot;Стандарт&quot;)))">
            <text:p/>
          </table:table-cell>
          <table:table-cell table:formula="of:=T(IF([$тест2.T88]=1;ORG.OPENOFFICE.STYLE(&quot;граница&quot;);ORG.OPENOFFICE.STYLE(&quot;Стандарт&quot;)))">
            <text:p/>
          </table:table-cell>
          <table:table-cell table:formula="of:=T(IF([$тест2.U88]=1;ORG.OPENOFFICE.STYLE(&quot;граница&quot;);ORG.OPENOFFICE.STYLE(&quot;Стандарт&quot;)))">
            <text:p/>
          </table:table-cell>
          <table:table-cell table:formula="of:=T(IF([$тест2.V88]=1;ORG.OPENOFFICE.STYLE(&quot;граница&quot;);ORG.OPENOFFICE.STYLE(&quot;Стандарт&quot;)))">
            <text:p/>
          </table:table-cell>
          <table:table-cell table:formula="of:=T(IF([$тест2.W88]=1;ORG.OPENOFFICE.STYLE(&quot;граница&quot;);ORG.OPENOFFICE.STYLE(&quot;Стандарт&quot;)))">
            <text:p/>
          </table:table-cell>
          <table:table-cell table:formula="of:=T(IF([$тест2.X88]=1;ORG.OPENOFFICE.STYLE(&quot;граница&quot;);ORG.OPENOFFICE.STYLE(&quot;Стандарт&quot;)))">
            <text:p/>
          </table:table-cell>
          <table:table-cell table:formula="of:=T(IF([$тест2.Y88]=1;ORG.OPENOFFICE.STYLE(&quot;граница&quot;);ORG.OPENOFFICE.STYLE(&quot;Стандарт&quot;)))">
            <text:p/>
          </table:table-cell>
          <table:table-cell table:formula="of:=T(IF([$тест2.Z88]=1;ORG.OPENOFFICE.STYLE(&quot;граница&quot;);ORG.OPENOFFICE.STYLE(&quot;Стандарт&quot;)))">
            <text:p/>
          </table:table-cell>
          <table:table-cell table:formula="of:=T(IF([$тест2.AA88]=1;ORG.OPENOFFICE.STYLE(&quot;граница&quot;);ORG.OPENOFFICE.STYLE(&quot;Стандарт&quot;)))">
            <text:p/>
          </table:table-cell>
          <table:table-cell table:formula="of:=T(IF([$тест2.AB88]=1;ORG.OPENOFFICE.STYLE(&quot;граница&quot;);ORG.OPENOFFICE.STYLE(&quot;Стандарт&quot;)))">
            <text:p/>
          </table:table-cell>
          <table:table-cell table:formula="of:=T(IF([$тест2.AC88]=1;ORG.OPENOFFICE.STYLE(&quot;граница&quot;);ORG.OPENOFFICE.STYLE(&quot;Стандарт&quot;)))">
            <text:p/>
          </table:table-cell>
          <table:table-cell table:formula="of:=T(IF([$тест2.AD88]=1;ORG.OPENOFFICE.STYLE(&quot;граница&quot;);ORG.OPENOFFICE.STYLE(&quot;Стандарт&quot;)))">
            <text:p/>
          </table:table-cell>
          <table:table-cell table:formula="of:=T(IF([$тест2.AE88]=1;ORG.OPENOFFICE.STYLE(&quot;граница&quot;);ORG.OPENOFFICE.STYLE(&quot;Стандарт&quot;)))">
            <text:p/>
          </table:table-cell>
          <table:table-cell table:formula="of:=T(IF([$тест2.AF88]=1;ORG.OPENOFFICE.STYLE(&quot;граница&quot;);ORG.OPENOFFICE.STYLE(&quot;Стандарт&quot;)))">
            <text:p/>
          </table:table-cell>
          <table:table-cell table:formula="of:=T(IF([$тест2.AG88]=1;ORG.OPENOFFICE.STYLE(&quot;граница&quot;);ORG.OPENOFFICE.STYLE(&quot;Стандарт&quot;)))">
            <text:p/>
          </table:table-cell>
          <table:table-cell table:formula="of:=T(IF([$тест2.AH88]=1;ORG.OPENOFFICE.STYLE(&quot;граница&quot;);ORG.OPENOFFICE.STYLE(&quot;Стандарт&quot;)))">
            <text:p/>
          </table:table-cell>
          <table:table-cell table:formula="of:=T(IF([$тест2.AI88]=1;ORG.OPENOFFICE.STYLE(&quot;граница&quot;);ORG.OPENOFFICE.STYLE(&quot;Стандарт&quot;)))">
            <text:p/>
          </table:table-cell>
          <table:table-cell table:formula="of:=T(IF([$тест2.AJ88]=1;ORG.OPENOFFICE.STYLE(&quot;граница&quot;);ORG.OPENOFFICE.STYLE(&quot;Стандарт&quot;)))">
            <text:p/>
          </table:table-cell>
          <table:table-cell table:formula="of:=T(IF([$тест2.AK88]=1;ORG.OPENOFFICE.STYLE(&quot;граница&quot;);ORG.OPENOFFICE.STYLE(&quot;Стандарт&quot;)))">
            <text:p/>
          </table:table-cell>
          <table:table-cell table:formula="of:=T(IF([$тест2.AL88]=1;ORG.OPENOFFICE.STYLE(&quot;граница&quot;);ORG.OPENOFFICE.STYLE(&quot;Стандарт&quot;)))">
            <text:p/>
          </table:table-cell>
          <table:table-cell table:formula="of:=T(IF([$тест2.AM88]=1;ORG.OPENOFFICE.STYLE(&quot;граница&quot;);ORG.OPENOFFICE.STYLE(&quot;Стандарт&quot;)))">
            <text:p/>
          </table:table-cell>
          <table:table-cell table:formula="of:=T(IF([$тест2.AN88]=1;ORG.OPENOFFICE.STYLE(&quot;граница&quot;);ORG.OPENOFFICE.STYLE(&quot;Стандарт&quot;)))">
            <text:p/>
          </table:table-cell>
          <table:table-cell table:formula="of:=T(IF([$тест2.AO88]=1;ORG.OPENOFFICE.STYLE(&quot;граница&quot;);ORG.OPENOFFICE.STYLE(&quot;Стандарт&quot;)))">
            <text:p/>
          </table:table-cell>
          <table:table-cell table:formula="of:=T(IF([$тест2.AP88]=1;ORG.OPENOFFICE.STYLE(&quot;граница&quot;);ORG.OPENOFFICE.STYLE(&quot;Стандарт&quot;)))">
            <text:p/>
          </table:table-cell>
          <table:table-cell table:formula="of:=T(IF([$тест2.AQ88]=1;ORG.OPENOFFICE.STYLE(&quot;граница&quot;);ORG.OPENOFFICE.STYLE(&quot;Стандарт&quot;)))">
            <text:p/>
          </table:table-cell>
          <table:table-cell table:formula="of:=T(IF([$тест2.AR88]=1;ORG.OPENOFFICE.STYLE(&quot;граница&quot;);ORG.OPENOFFICE.STYLE(&quot;Стандарт&quot;)))">
            <text:p/>
          </table:table-cell>
          <table:table-cell table:formula="of:=T(IF([$тест2.AS88]=1;ORG.OPENOFFICE.STYLE(&quot;граница&quot;);ORG.OPENOFFICE.STYLE(&quot;Стандарт&quot;)))">
            <text:p/>
          </table:table-cell>
          <table:table-cell table:formula="of:=T(IF([$тест2.AT88]=1;ORG.OPENOFFICE.STYLE(&quot;граница&quot;);ORG.OPENOFFICE.STYLE(&quot;Стандарт&quot;)))">
            <text:p/>
          </table:table-cell>
          <table:table-cell table:formula="of:=T(IF([$тест2.AU88]=1;ORG.OPENOFFICE.STYLE(&quot;граница&quot;);ORG.OPENOFFICE.STYLE(&quot;Стандарт&quot;)))">
            <text:p/>
          </table:table-cell>
          <table:table-cell table:formula="of:=T(IF([$тест2.AV88]=1;ORG.OPENOFFICE.STYLE(&quot;граница&quot;);ORG.OPENOFFICE.STYLE(&quot;Стандарт&quot;)))">
            <text:p/>
          </table:table-cell>
          <table:table-cell table:formula="of:=T(IF([$тест2.AW88]=1;ORG.OPENOFFICE.STYLE(&quot;граница&quot;);ORG.OPENOFFICE.STYLE(&quot;Стандарт&quot;)))">
            <text:p/>
          </table:table-cell>
          <table:table-cell table:formula="of:=T(IF([$тест2.AX8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89]=1;ORG.OPENOFFICE.STYLE(&quot;граница&quot;);ORG.OPENOFFICE.STYLE(&quot;Стандарт&quot;)))">
            <text:p/>
          </table:table-cell>
          <table:table-cell table:formula="of:=T(IF([$тест2.C89]=1;ORG.OPENOFFICE.STYLE(&quot;граница&quot;);ORG.OPENOFFICE.STYLE(&quot;Стандарт&quot;)))">
            <text:p/>
          </table:table-cell>
          <table:table-cell table:formula="of:=T(IF([$тест2.D89]=1;ORG.OPENOFFICE.STYLE(&quot;граница&quot;);ORG.OPENOFFICE.STYLE(&quot;Стандарт&quot;)))">
            <text:p/>
          </table:table-cell>
          <table:table-cell table:formula="of:=T(IF([$тест2.E89]=1;ORG.OPENOFFICE.STYLE(&quot;граница&quot;);ORG.OPENOFFICE.STYLE(&quot;Стандарт&quot;)))">
            <text:p/>
          </table:table-cell>
          <table:table-cell table:formula="of:=T(IF([$тест2.F89]=1;ORG.OPENOFFICE.STYLE(&quot;граница&quot;);ORG.OPENOFFICE.STYLE(&quot;Стандарт&quot;)))">
            <text:p/>
          </table:table-cell>
          <table:table-cell table:formula="of:=T(IF([$тест2.G89]=1;ORG.OPENOFFICE.STYLE(&quot;граница&quot;);ORG.OPENOFFICE.STYLE(&quot;Стандарт&quot;)))">
            <text:p/>
          </table:table-cell>
          <table:table-cell table:formula="of:=T(IF([$тест2.H89]=1;ORG.OPENOFFICE.STYLE(&quot;граница&quot;);ORG.OPENOFFICE.STYLE(&quot;Стандарт&quot;)))">
            <text:p/>
          </table:table-cell>
          <table:table-cell table:formula="of:=T(IF([$тест2.I89]=1;ORG.OPENOFFICE.STYLE(&quot;граница&quot;);ORG.OPENOFFICE.STYLE(&quot;Стандарт&quot;)))">
            <text:p/>
          </table:table-cell>
          <table:table-cell table:formula="of:=T(IF([$тест2.J89]=1;ORG.OPENOFFICE.STYLE(&quot;граница&quot;);ORG.OPENOFFICE.STYLE(&quot;Стандарт&quot;)))">
            <text:p/>
          </table:table-cell>
          <table:table-cell table:formula="of:=T(IF([$тест2.K89]=1;ORG.OPENOFFICE.STYLE(&quot;граница&quot;);ORG.OPENOFFICE.STYLE(&quot;Стандарт&quot;)))">
            <text:p/>
          </table:table-cell>
          <table:table-cell table:formula="of:=T(IF([$тест2.L89]=1;ORG.OPENOFFICE.STYLE(&quot;граница&quot;);ORG.OPENOFFICE.STYLE(&quot;Стандарт&quot;)))">
            <text:p/>
          </table:table-cell>
          <table:table-cell table:formula="of:=T(IF([$тест2.M89]=1;ORG.OPENOFFICE.STYLE(&quot;граница&quot;);ORG.OPENOFFICE.STYLE(&quot;Стандарт&quot;)))">
            <text:p/>
          </table:table-cell>
          <table:table-cell table:formula="of:=T(IF([$тест2.N89]=1;ORG.OPENOFFICE.STYLE(&quot;граница&quot;);ORG.OPENOFFICE.STYLE(&quot;Стандарт&quot;)))">
            <text:p/>
          </table:table-cell>
          <table:table-cell table:formula="of:=T(IF([$тест2.O89]=1;ORG.OPENOFFICE.STYLE(&quot;граница&quot;);ORG.OPENOFFICE.STYLE(&quot;Стандарт&quot;)))">
            <text:p/>
          </table:table-cell>
          <table:table-cell table:formula="of:=T(IF([$тест2.P89]=1;ORG.OPENOFFICE.STYLE(&quot;граница&quot;);ORG.OPENOFFICE.STYLE(&quot;Стандарт&quot;)))">
            <text:p/>
          </table:table-cell>
          <table:table-cell table:formula="of:=T(IF([$тест2.Q89]=1;ORG.OPENOFFICE.STYLE(&quot;граница&quot;);ORG.OPENOFFICE.STYLE(&quot;Стандарт&quot;)))">
            <text:p/>
          </table:table-cell>
          <table:table-cell table:formula="of:=T(IF([$тест2.R89]=1;ORG.OPENOFFICE.STYLE(&quot;граница&quot;);ORG.OPENOFFICE.STYLE(&quot;Стандарт&quot;)))">
            <text:p/>
          </table:table-cell>
          <table:table-cell table:formula="of:=T(IF([$тест2.S89]=1;ORG.OPENOFFICE.STYLE(&quot;граница&quot;);ORG.OPENOFFICE.STYLE(&quot;Стандарт&quot;)))">
            <text:p/>
          </table:table-cell>
          <table:table-cell table:formula="of:=T(IF([$тест2.T89]=1;ORG.OPENOFFICE.STYLE(&quot;граница&quot;);ORG.OPENOFFICE.STYLE(&quot;Стандарт&quot;)))">
            <text:p/>
          </table:table-cell>
          <table:table-cell table:formula="of:=T(IF([$тест2.U89]=1;ORG.OPENOFFICE.STYLE(&quot;граница&quot;);ORG.OPENOFFICE.STYLE(&quot;Стандарт&quot;)))">
            <text:p/>
          </table:table-cell>
          <table:table-cell table:formula="of:=T(IF([$тест2.V89]=1;ORG.OPENOFFICE.STYLE(&quot;граница&quot;);ORG.OPENOFFICE.STYLE(&quot;Стандарт&quot;)))">
            <text:p/>
          </table:table-cell>
          <table:table-cell table:formula="of:=T(IF([$тест2.W89]=1;ORG.OPENOFFICE.STYLE(&quot;граница&quot;);ORG.OPENOFFICE.STYLE(&quot;Стандарт&quot;)))">
            <text:p/>
          </table:table-cell>
          <table:table-cell table:formula="of:=T(IF([$тест2.X89]=1;ORG.OPENOFFICE.STYLE(&quot;граница&quot;);ORG.OPENOFFICE.STYLE(&quot;Стандарт&quot;)))">
            <text:p/>
          </table:table-cell>
          <table:table-cell table:formula="of:=T(IF([$тест2.Y89]=1;ORG.OPENOFFICE.STYLE(&quot;граница&quot;);ORG.OPENOFFICE.STYLE(&quot;Стандарт&quot;)))">
            <text:p/>
          </table:table-cell>
          <table:table-cell table:formula="of:=T(IF([$тест2.Z89]=1;ORG.OPENOFFICE.STYLE(&quot;граница&quot;);ORG.OPENOFFICE.STYLE(&quot;Стандарт&quot;)))">
            <text:p/>
          </table:table-cell>
          <table:table-cell table:formula="of:=T(IF([$тест2.AA89]=1;ORG.OPENOFFICE.STYLE(&quot;граница&quot;);ORG.OPENOFFICE.STYLE(&quot;Стандарт&quot;)))">
            <text:p/>
          </table:table-cell>
          <table:table-cell table:formula="of:=T(IF([$тест2.AB89]=1;ORG.OPENOFFICE.STYLE(&quot;граница&quot;);ORG.OPENOFFICE.STYLE(&quot;Стандарт&quot;)))">
            <text:p/>
          </table:table-cell>
          <table:table-cell table:formula="of:=T(IF([$тест2.AC89]=1;ORG.OPENOFFICE.STYLE(&quot;граница&quot;);ORG.OPENOFFICE.STYLE(&quot;Стандарт&quot;)))">
            <text:p/>
          </table:table-cell>
          <table:table-cell table:formula="of:=T(IF([$тест2.AD89]=1;ORG.OPENOFFICE.STYLE(&quot;граница&quot;);ORG.OPENOFFICE.STYLE(&quot;Стандарт&quot;)))">
            <text:p/>
          </table:table-cell>
          <table:table-cell table:formula="of:=T(IF([$тест2.AE89]=1;ORG.OPENOFFICE.STYLE(&quot;граница&quot;);ORG.OPENOFFICE.STYLE(&quot;Стандарт&quot;)))">
            <text:p/>
          </table:table-cell>
          <table:table-cell table:formula="of:=T(IF([$тест2.AF89]=1;ORG.OPENOFFICE.STYLE(&quot;граница&quot;);ORG.OPENOFFICE.STYLE(&quot;Стандарт&quot;)))">
            <text:p/>
          </table:table-cell>
          <table:table-cell table:formula="of:=T(IF([$тест2.AG89]=1;ORG.OPENOFFICE.STYLE(&quot;граница&quot;);ORG.OPENOFFICE.STYLE(&quot;Стандарт&quot;)))">
            <text:p/>
          </table:table-cell>
          <table:table-cell table:formula="of:=T(IF([$тест2.AH89]=1;ORG.OPENOFFICE.STYLE(&quot;граница&quot;);ORG.OPENOFFICE.STYLE(&quot;Стандарт&quot;)))">
            <text:p/>
          </table:table-cell>
          <table:table-cell table:formula="of:=T(IF([$тест2.AI89]=1;ORG.OPENOFFICE.STYLE(&quot;граница&quot;);ORG.OPENOFFICE.STYLE(&quot;Стандарт&quot;)))">
            <text:p/>
          </table:table-cell>
          <table:table-cell table:formula="of:=T(IF([$тест2.AJ89]=1;ORG.OPENOFFICE.STYLE(&quot;граница&quot;);ORG.OPENOFFICE.STYLE(&quot;Стандарт&quot;)))">
            <text:p/>
          </table:table-cell>
          <table:table-cell table:formula="of:=T(IF([$тест2.AK89]=1;ORG.OPENOFFICE.STYLE(&quot;граница&quot;);ORG.OPENOFFICE.STYLE(&quot;Стандарт&quot;)))">
            <text:p/>
          </table:table-cell>
          <table:table-cell table:formula="of:=T(IF([$тест2.AL89]=1;ORG.OPENOFFICE.STYLE(&quot;граница&quot;);ORG.OPENOFFICE.STYLE(&quot;Стандарт&quot;)))">
            <text:p/>
          </table:table-cell>
          <table:table-cell table:formula="of:=T(IF([$тест2.AM89]=1;ORG.OPENOFFICE.STYLE(&quot;граница&quot;);ORG.OPENOFFICE.STYLE(&quot;Стандарт&quot;)))">
            <text:p/>
          </table:table-cell>
          <table:table-cell table:formula="of:=T(IF([$тест2.AN89]=1;ORG.OPENOFFICE.STYLE(&quot;граница&quot;);ORG.OPENOFFICE.STYLE(&quot;Стандарт&quot;)))">
            <text:p/>
          </table:table-cell>
          <table:table-cell table:formula="of:=T(IF([$тест2.AO89]=1;ORG.OPENOFFICE.STYLE(&quot;граница&quot;);ORG.OPENOFFICE.STYLE(&quot;Стандарт&quot;)))">
            <text:p/>
          </table:table-cell>
          <table:table-cell table:formula="of:=T(IF([$тест2.AP89]=1;ORG.OPENOFFICE.STYLE(&quot;граница&quot;);ORG.OPENOFFICE.STYLE(&quot;Стандарт&quot;)))">
            <text:p/>
          </table:table-cell>
          <table:table-cell table:formula="of:=T(IF([$тест2.AQ89]=1;ORG.OPENOFFICE.STYLE(&quot;граница&quot;);ORG.OPENOFFICE.STYLE(&quot;Стандарт&quot;)))">
            <text:p/>
          </table:table-cell>
          <table:table-cell table:formula="of:=T(IF([$тест2.AR89]=1;ORG.OPENOFFICE.STYLE(&quot;граница&quot;);ORG.OPENOFFICE.STYLE(&quot;Стандарт&quot;)))">
            <text:p/>
          </table:table-cell>
          <table:table-cell table:formula="of:=T(IF([$тест2.AS89]=1;ORG.OPENOFFICE.STYLE(&quot;граница&quot;);ORG.OPENOFFICE.STYLE(&quot;Стандарт&quot;)))">
            <text:p/>
          </table:table-cell>
          <table:table-cell table:formula="of:=T(IF([$тест2.AT89]=1;ORG.OPENOFFICE.STYLE(&quot;граница&quot;);ORG.OPENOFFICE.STYLE(&quot;Стандарт&quot;)))">
            <text:p/>
          </table:table-cell>
          <table:table-cell table:formula="of:=T(IF([$тест2.AU89]=1;ORG.OPENOFFICE.STYLE(&quot;граница&quot;);ORG.OPENOFFICE.STYLE(&quot;Стандарт&quot;)))">
            <text:p/>
          </table:table-cell>
          <table:table-cell table:formula="of:=T(IF([$тест2.AV89]=1;ORG.OPENOFFICE.STYLE(&quot;граница&quot;);ORG.OPENOFFICE.STYLE(&quot;Стандарт&quot;)))">
            <text:p/>
          </table:table-cell>
          <table:table-cell table:formula="of:=T(IF([$тест2.AW89]=1;ORG.OPENOFFICE.STYLE(&quot;граница&quot;);ORG.OPENOFFICE.STYLE(&quot;Стандарт&quot;)))">
            <text:p/>
          </table:table-cell>
          <table:table-cell table:formula="of:=T(IF([$тест2.AX8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0]=1;ORG.OPENOFFICE.STYLE(&quot;граница&quot;);ORG.OPENOFFICE.STYLE(&quot;Стандарт&quot;)))">
            <text:p/>
          </table:table-cell>
          <table:table-cell table:formula="of:=T(IF([$тест2.C90]=1;ORG.OPENOFFICE.STYLE(&quot;граница&quot;);ORG.OPENOFFICE.STYLE(&quot;Стандарт&quot;)))">
            <text:p/>
          </table:table-cell>
          <table:table-cell table:formula="of:=T(IF([$тест2.D90]=1;ORG.OPENOFFICE.STYLE(&quot;граница&quot;);ORG.OPENOFFICE.STYLE(&quot;Стандарт&quot;)))">
            <text:p/>
          </table:table-cell>
          <table:table-cell table:formula="of:=T(IF([$тест2.E90]=1;ORG.OPENOFFICE.STYLE(&quot;граница&quot;);ORG.OPENOFFICE.STYLE(&quot;Стандарт&quot;)))">
            <text:p/>
          </table:table-cell>
          <table:table-cell table:formula="of:=T(IF([$тест2.F90]=1;ORG.OPENOFFICE.STYLE(&quot;граница&quot;);ORG.OPENOFFICE.STYLE(&quot;Стандарт&quot;)))">
            <text:p/>
          </table:table-cell>
          <table:table-cell table:formula="of:=T(IF([$тест2.G90]=1;ORG.OPENOFFICE.STYLE(&quot;граница&quot;);ORG.OPENOFFICE.STYLE(&quot;Стандарт&quot;)))">
            <text:p/>
          </table:table-cell>
          <table:table-cell table:formula="of:=T(IF([$тест2.H90]=1;ORG.OPENOFFICE.STYLE(&quot;граница&quot;);ORG.OPENOFFICE.STYLE(&quot;Стандарт&quot;)))">
            <text:p/>
          </table:table-cell>
          <table:table-cell table:formula="of:=T(IF([$тест2.I90]=1;ORG.OPENOFFICE.STYLE(&quot;граница&quot;);ORG.OPENOFFICE.STYLE(&quot;Стандарт&quot;)))">
            <text:p/>
          </table:table-cell>
          <table:table-cell table:formula="of:=T(IF([$тест2.J90]=1;ORG.OPENOFFICE.STYLE(&quot;граница&quot;);ORG.OPENOFFICE.STYLE(&quot;Стандарт&quot;)))">
            <text:p/>
          </table:table-cell>
          <table:table-cell table:formula="of:=T(IF([$тест2.K90]=1;ORG.OPENOFFICE.STYLE(&quot;граница&quot;);ORG.OPENOFFICE.STYLE(&quot;Стандарт&quot;)))">
            <text:p/>
          </table:table-cell>
          <table:table-cell table:formula="of:=T(IF([$тест2.L90]=1;ORG.OPENOFFICE.STYLE(&quot;граница&quot;);ORG.OPENOFFICE.STYLE(&quot;Стандарт&quot;)))">
            <text:p/>
          </table:table-cell>
          <table:table-cell table:formula="of:=T(IF([$тест2.M90]=1;ORG.OPENOFFICE.STYLE(&quot;граница&quot;);ORG.OPENOFFICE.STYLE(&quot;Стандарт&quot;)))">
            <text:p/>
          </table:table-cell>
          <table:table-cell table:formula="of:=T(IF([$тест2.N90]=1;ORG.OPENOFFICE.STYLE(&quot;граница&quot;);ORG.OPENOFFICE.STYLE(&quot;Стандарт&quot;)))">
            <text:p/>
          </table:table-cell>
          <table:table-cell table:formula="of:=T(IF([$тест2.O90]=1;ORG.OPENOFFICE.STYLE(&quot;граница&quot;);ORG.OPENOFFICE.STYLE(&quot;Стандарт&quot;)))">
            <text:p/>
          </table:table-cell>
          <table:table-cell table:formula="of:=T(IF([$тест2.P90]=1;ORG.OPENOFFICE.STYLE(&quot;граница&quot;);ORG.OPENOFFICE.STYLE(&quot;Стандарт&quot;)))">
            <text:p/>
          </table:table-cell>
          <table:table-cell table:formula="of:=T(IF([$тест2.Q90]=1;ORG.OPENOFFICE.STYLE(&quot;граница&quot;);ORG.OPENOFFICE.STYLE(&quot;Стандарт&quot;)))">
            <text:p/>
          </table:table-cell>
          <table:table-cell table:formula="of:=T(IF([$тест2.R90]=1;ORG.OPENOFFICE.STYLE(&quot;граница&quot;);ORG.OPENOFFICE.STYLE(&quot;Стандарт&quot;)))">
            <text:p/>
          </table:table-cell>
          <table:table-cell table:formula="of:=T(IF([$тест2.S90]=1;ORG.OPENOFFICE.STYLE(&quot;граница&quot;);ORG.OPENOFFICE.STYLE(&quot;Стандарт&quot;)))">
            <text:p/>
          </table:table-cell>
          <table:table-cell table:formula="of:=T(IF([$тест2.T90]=1;ORG.OPENOFFICE.STYLE(&quot;граница&quot;);ORG.OPENOFFICE.STYLE(&quot;Стандарт&quot;)))">
            <text:p/>
          </table:table-cell>
          <table:table-cell table:formula="of:=T(IF([$тест2.U90]=1;ORG.OPENOFFICE.STYLE(&quot;граница&quot;);ORG.OPENOFFICE.STYLE(&quot;Стандарт&quot;)))">
            <text:p/>
          </table:table-cell>
          <table:table-cell table:formula="of:=T(IF([$тест2.V90]=1;ORG.OPENOFFICE.STYLE(&quot;граница&quot;);ORG.OPENOFFICE.STYLE(&quot;Стандарт&quot;)))">
            <text:p/>
          </table:table-cell>
          <table:table-cell table:formula="of:=T(IF([$тест2.W90]=1;ORG.OPENOFFICE.STYLE(&quot;граница&quot;);ORG.OPENOFFICE.STYLE(&quot;Стандарт&quot;)))">
            <text:p/>
          </table:table-cell>
          <table:table-cell table:formula="of:=T(IF([$тест2.X90]=1;ORG.OPENOFFICE.STYLE(&quot;граница&quot;);ORG.OPENOFFICE.STYLE(&quot;Стандарт&quot;)))">
            <text:p/>
          </table:table-cell>
          <table:table-cell table:formula="of:=T(IF([$тест2.Y90]=1;ORG.OPENOFFICE.STYLE(&quot;граница&quot;);ORG.OPENOFFICE.STYLE(&quot;Стандарт&quot;)))">
            <text:p/>
          </table:table-cell>
          <table:table-cell table:formula="of:=T(IF([$тест2.Z90]=1;ORG.OPENOFFICE.STYLE(&quot;граница&quot;);ORG.OPENOFFICE.STYLE(&quot;Стандарт&quot;)))">
            <text:p/>
          </table:table-cell>
          <table:table-cell table:formula="of:=T(IF([$тест2.AA90]=1;ORG.OPENOFFICE.STYLE(&quot;граница&quot;);ORG.OPENOFFICE.STYLE(&quot;Стандарт&quot;)))">
            <text:p/>
          </table:table-cell>
          <table:table-cell table:formula="of:=T(IF([$тест2.AB90]=1;ORG.OPENOFFICE.STYLE(&quot;граница&quot;);ORG.OPENOFFICE.STYLE(&quot;Стандарт&quot;)))">
            <text:p/>
          </table:table-cell>
          <table:table-cell table:formula="of:=T(IF([$тест2.AC90]=1;ORG.OPENOFFICE.STYLE(&quot;граница&quot;);ORG.OPENOFFICE.STYLE(&quot;Стандарт&quot;)))">
            <text:p/>
          </table:table-cell>
          <table:table-cell table:formula="of:=T(IF([$тест2.AD90]=1;ORG.OPENOFFICE.STYLE(&quot;граница&quot;);ORG.OPENOFFICE.STYLE(&quot;Стандарт&quot;)))">
            <text:p/>
          </table:table-cell>
          <table:table-cell table:formula="of:=T(IF([$тест2.AE90]=1;ORG.OPENOFFICE.STYLE(&quot;граница&quot;);ORG.OPENOFFICE.STYLE(&quot;Стандарт&quot;)))">
            <text:p/>
          </table:table-cell>
          <table:table-cell table:formula="of:=T(IF([$тест2.AF90]=1;ORG.OPENOFFICE.STYLE(&quot;граница&quot;);ORG.OPENOFFICE.STYLE(&quot;Стандарт&quot;)))">
            <text:p/>
          </table:table-cell>
          <table:table-cell table:formula="of:=T(IF([$тест2.AG90]=1;ORG.OPENOFFICE.STYLE(&quot;граница&quot;);ORG.OPENOFFICE.STYLE(&quot;Стандарт&quot;)))">
            <text:p/>
          </table:table-cell>
          <table:table-cell table:formula="of:=T(IF([$тест2.AH90]=1;ORG.OPENOFFICE.STYLE(&quot;граница&quot;);ORG.OPENOFFICE.STYLE(&quot;Стандарт&quot;)))">
            <text:p/>
          </table:table-cell>
          <table:table-cell table:formula="of:=T(IF([$тест2.AI90]=1;ORG.OPENOFFICE.STYLE(&quot;граница&quot;);ORG.OPENOFFICE.STYLE(&quot;Стандарт&quot;)))">
            <text:p/>
          </table:table-cell>
          <table:table-cell table:formula="of:=T(IF([$тест2.AJ90]=1;ORG.OPENOFFICE.STYLE(&quot;граница&quot;);ORG.OPENOFFICE.STYLE(&quot;Стандарт&quot;)))">
            <text:p/>
          </table:table-cell>
          <table:table-cell table:formula="of:=T(IF([$тест2.AK90]=1;ORG.OPENOFFICE.STYLE(&quot;граница&quot;);ORG.OPENOFFICE.STYLE(&quot;Стандарт&quot;)))">
            <text:p/>
          </table:table-cell>
          <table:table-cell table:formula="of:=T(IF([$тест2.AL90]=1;ORG.OPENOFFICE.STYLE(&quot;граница&quot;);ORG.OPENOFFICE.STYLE(&quot;Стандарт&quot;)))">
            <text:p/>
          </table:table-cell>
          <table:table-cell table:formula="of:=T(IF([$тест2.AM90]=1;ORG.OPENOFFICE.STYLE(&quot;граница&quot;);ORG.OPENOFFICE.STYLE(&quot;Стандарт&quot;)))">
            <text:p/>
          </table:table-cell>
          <table:table-cell table:formula="of:=T(IF([$тест2.AN90]=1;ORG.OPENOFFICE.STYLE(&quot;граница&quot;);ORG.OPENOFFICE.STYLE(&quot;Стандарт&quot;)))">
            <text:p/>
          </table:table-cell>
          <table:table-cell table:formula="of:=T(IF([$тест2.AO90]=1;ORG.OPENOFFICE.STYLE(&quot;граница&quot;);ORG.OPENOFFICE.STYLE(&quot;Стандарт&quot;)))">
            <text:p/>
          </table:table-cell>
          <table:table-cell table:formula="of:=T(IF([$тест2.AP90]=1;ORG.OPENOFFICE.STYLE(&quot;граница&quot;);ORG.OPENOFFICE.STYLE(&quot;Стандарт&quot;)))">
            <text:p/>
          </table:table-cell>
          <table:table-cell table:formula="of:=T(IF([$тест2.AQ90]=1;ORG.OPENOFFICE.STYLE(&quot;граница&quot;);ORG.OPENOFFICE.STYLE(&quot;Стандарт&quot;)))">
            <text:p/>
          </table:table-cell>
          <table:table-cell table:formula="of:=T(IF([$тест2.AR90]=1;ORG.OPENOFFICE.STYLE(&quot;граница&quot;);ORG.OPENOFFICE.STYLE(&quot;Стандарт&quot;)))">
            <text:p/>
          </table:table-cell>
          <table:table-cell table:formula="of:=T(IF([$тест2.AS90]=1;ORG.OPENOFFICE.STYLE(&quot;граница&quot;);ORG.OPENOFFICE.STYLE(&quot;Стандарт&quot;)))">
            <text:p/>
          </table:table-cell>
          <table:table-cell table:formula="of:=T(IF([$тест2.AT90]=1;ORG.OPENOFFICE.STYLE(&quot;граница&quot;);ORG.OPENOFFICE.STYLE(&quot;Стандарт&quot;)))">
            <text:p/>
          </table:table-cell>
          <table:table-cell table:formula="of:=T(IF([$тест2.AU90]=1;ORG.OPENOFFICE.STYLE(&quot;граница&quot;);ORG.OPENOFFICE.STYLE(&quot;Стандарт&quot;)))">
            <text:p/>
          </table:table-cell>
          <table:table-cell table:formula="of:=T(IF([$тест2.AV90]=1;ORG.OPENOFFICE.STYLE(&quot;граница&quot;);ORG.OPENOFFICE.STYLE(&quot;Стандарт&quot;)))">
            <text:p/>
          </table:table-cell>
          <table:table-cell table:formula="of:=T(IF([$тест2.AW90]=1;ORG.OPENOFFICE.STYLE(&quot;граница&quot;);ORG.OPENOFFICE.STYLE(&quot;Стандарт&quot;)))">
            <text:p/>
          </table:table-cell>
          <table:table-cell table:formula="of:=T(IF([$тест2.AX9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1]=1;ORG.OPENOFFICE.STYLE(&quot;граница&quot;);ORG.OPENOFFICE.STYLE(&quot;Стандарт&quot;)))">
            <text:p/>
          </table:table-cell>
          <table:table-cell table:formula="of:=T(IF([$тест2.C91]=1;ORG.OPENOFFICE.STYLE(&quot;граница&quot;);ORG.OPENOFFICE.STYLE(&quot;Стандарт&quot;)))">
            <text:p/>
          </table:table-cell>
          <table:table-cell table:formula="of:=T(IF([$тест2.D91]=1;ORG.OPENOFFICE.STYLE(&quot;граница&quot;);ORG.OPENOFFICE.STYLE(&quot;Стандарт&quot;)))">
            <text:p/>
          </table:table-cell>
          <table:table-cell table:formula="of:=T(IF([$тест2.E91]=1;ORG.OPENOFFICE.STYLE(&quot;граница&quot;);ORG.OPENOFFICE.STYLE(&quot;Стандарт&quot;)))">
            <text:p/>
          </table:table-cell>
          <table:table-cell table:formula="of:=T(IF([$тест2.F91]=1;ORG.OPENOFFICE.STYLE(&quot;граница&quot;);ORG.OPENOFFICE.STYLE(&quot;Стандарт&quot;)))">
            <text:p/>
          </table:table-cell>
          <table:table-cell table:formula="of:=T(IF([$тест2.G91]=1;ORG.OPENOFFICE.STYLE(&quot;граница&quot;);ORG.OPENOFFICE.STYLE(&quot;Стандарт&quot;)))">
            <text:p/>
          </table:table-cell>
          <table:table-cell table:formula="of:=T(IF([$тест2.H91]=1;ORG.OPENOFFICE.STYLE(&quot;граница&quot;);ORG.OPENOFFICE.STYLE(&quot;Стандарт&quot;)))">
            <text:p/>
          </table:table-cell>
          <table:table-cell table:formula="of:=T(IF([$тест2.I91]=1;ORG.OPENOFFICE.STYLE(&quot;граница&quot;);ORG.OPENOFFICE.STYLE(&quot;Стандарт&quot;)))">
            <text:p/>
          </table:table-cell>
          <table:table-cell table:formula="of:=T(IF([$тест2.J91]=1;ORG.OPENOFFICE.STYLE(&quot;граница&quot;);ORG.OPENOFFICE.STYLE(&quot;Стандарт&quot;)))">
            <text:p/>
          </table:table-cell>
          <table:table-cell table:formula="of:=T(IF([$тест2.K91]=1;ORG.OPENOFFICE.STYLE(&quot;граница&quot;);ORG.OPENOFFICE.STYLE(&quot;Стандарт&quot;)))">
            <text:p/>
          </table:table-cell>
          <table:table-cell table:formula="of:=T(IF([$тест2.L91]=1;ORG.OPENOFFICE.STYLE(&quot;граница&quot;);ORG.OPENOFFICE.STYLE(&quot;Стандарт&quot;)))">
            <text:p/>
          </table:table-cell>
          <table:table-cell table:formula="of:=T(IF([$тест2.M91]=1;ORG.OPENOFFICE.STYLE(&quot;граница&quot;);ORG.OPENOFFICE.STYLE(&quot;Стандарт&quot;)))">
            <text:p/>
          </table:table-cell>
          <table:table-cell table:formula="of:=T(IF([$тест2.N91]=1;ORG.OPENOFFICE.STYLE(&quot;граница&quot;);ORG.OPENOFFICE.STYLE(&quot;Стандарт&quot;)))">
            <text:p/>
          </table:table-cell>
          <table:table-cell table:formula="of:=T(IF([$тест2.O91]=1;ORG.OPENOFFICE.STYLE(&quot;граница&quot;);ORG.OPENOFFICE.STYLE(&quot;Стандарт&quot;)))">
            <text:p/>
          </table:table-cell>
          <table:table-cell table:formula="of:=T(IF([$тест2.P91]=1;ORG.OPENOFFICE.STYLE(&quot;граница&quot;);ORG.OPENOFFICE.STYLE(&quot;Стандарт&quot;)))">
            <text:p/>
          </table:table-cell>
          <table:table-cell table:formula="of:=T(IF([$тест2.Q91]=1;ORG.OPENOFFICE.STYLE(&quot;граница&quot;);ORG.OPENOFFICE.STYLE(&quot;Стандарт&quot;)))">
            <text:p/>
          </table:table-cell>
          <table:table-cell table:formula="of:=T(IF([$тест2.R91]=1;ORG.OPENOFFICE.STYLE(&quot;граница&quot;);ORG.OPENOFFICE.STYLE(&quot;Стандарт&quot;)))">
            <text:p/>
          </table:table-cell>
          <table:table-cell table:formula="of:=T(IF([$тест2.S91]=1;ORG.OPENOFFICE.STYLE(&quot;граница&quot;);ORG.OPENOFFICE.STYLE(&quot;Стандарт&quot;)))">
            <text:p/>
          </table:table-cell>
          <table:table-cell table:formula="of:=T(IF([$тест2.T91]=1;ORG.OPENOFFICE.STYLE(&quot;граница&quot;);ORG.OPENOFFICE.STYLE(&quot;Стандарт&quot;)))">
            <text:p/>
          </table:table-cell>
          <table:table-cell table:formula="of:=T(IF([$тест2.U91]=1;ORG.OPENOFFICE.STYLE(&quot;граница&quot;);ORG.OPENOFFICE.STYLE(&quot;Стандарт&quot;)))">
            <text:p/>
          </table:table-cell>
          <table:table-cell table:formula="of:=T(IF([$тест2.V91]=1;ORG.OPENOFFICE.STYLE(&quot;граница&quot;);ORG.OPENOFFICE.STYLE(&quot;Стандарт&quot;)))">
            <text:p/>
          </table:table-cell>
          <table:table-cell table:formula="of:=T(IF([$тест2.W91]=1;ORG.OPENOFFICE.STYLE(&quot;граница&quot;);ORG.OPENOFFICE.STYLE(&quot;Стандарт&quot;)))">
            <text:p/>
          </table:table-cell>
          <table:table-cell table:formula="of:=T(IF([$тест2.X91]=1;ORG.OPENOFFICE.STYLE(&quot;граница&quot;);ORG.OPENOFFICE.STYLE(&quot;Стандарт&quot;)))">
            <text:p/>
          </table:table-cell>
          <table:table-cell table:formula="of:=T(IF([$тест2.Y91]=1;ORG.OPENOFFICE.STYLE(&quot;граница&quot;);ORG.OPENOFFICE.STYLE(&quot;Стандарт&quot;)))">
            <text:p/>
          </table:table-cell>
          <table:table-cell table:formula="of:=T(IF([$тест2.Z91]=1;ORG.OPENOFFICE.STYLE(&quot;граница&quot;);ORG.OPENOFFICE.STYLE(&quot;Стандарт&quot;)))">
            <text:p/>
          </table:table-cell>
          <table:table-cell table:formula="of:=T(IF([$тест2.AA91]=1;ORG.OPENOFFICE.STYLE(&quot;граница&quot;);ORG.OPENOFFICE.STYLE(&quot;Стандарт&quot;)))">
            <text:p/>
          </table:table-cell>
          <table:table-cell table:formula="of:=T(IF([$тест2.AB91]=1;ORG.OPENOFFICE.STYLE(&quot;граница&quot;);ORG.OPENOFFICE.STYLE(&quot;Стандарт&quot;)))">
            <text:p/>
          </table:table-cell>
          <table:table-cell table:formula="of:=T(IF([$тест2.AC91]=1;ORG.OPENOFFICE.STYLE(&quot;граница&quot;);ORG.OPENOFFICE.STYLE(&quot;Стандарт&quot;)))">
            <text:p/>
          </table:table-cell>
          <table:table-cell table:formula="of:=T(IF([$тест2.AD91]=1;ORG.OPENOFFICE.STYLE(&quot;граница&quot;);ORG.OPENOFFICE.STYLE(&quot;Стандарт&quot;)))">
            <text:p/>
          </table:table-cell>
          <table:table-cell table:formula="of:=T(IF([$тест2.AE91]=1;ORG.OPENOFFICE.STYLE(&quot;граница&quot;);ORG.OPENOFFICE.STYLE(&quot;Стандарт&quot;)))">
            <text:p/>
          </table:table-cell>
          <table:table-cell table:formula="of:=T(IF([$тест2.AF91]=1;ORG.OPENOFFICE.STYLE(&quot;граница&quot;);ORG.OPENOFFICE.STYLE(&quot;Стандарт&quot;)))">
            <text:p/>
          </table:table-cell>
          <table:table-cell table:formula="of:=T(IF([$тест2.AG91]=1;ORG.OPENOFFICE.STYLE(&quot;граница&quot;);ORG.OPENOFFICE.STYLE(&quot;Стандарт&quot;)))">
            <text:p/>
          </table:table-cell>
          <table:table-cell table:formula="of:=T(IF([$тест2.AH91]=1;ORG.OPENOFFICE.STYLE(&quot;граница&quot;);ORG.OPENOFFICE.STYLE(&quot;Стандарт&quot;)))">
            <text:p/>
          </table:table-cell>
          <table:table-cell table:formula="of:=T(IF([$тест2.AI91]=1;ORG.OPENOFFICE.STYLE(&quot;граница&quot;);ORG.OPENOFFICE.STYLE(&quot;Стандарт&quot;)))">
            <text:p/>
          </table:table-cell>
          <table:table-cell table:formula="of:=T(IF([$тест2.AJ91]=1;ORG.OPENOFFICE.STYLE(&quot;граница&quot;);ORG.OPENOFFICE.STYLE(&quot;Стандарт&quot;)))">
            <text:p/>
          </table:table-cell>
          <table:table-cell table:formula="of:=T(IF([$тест2.AK91]=1;ORG.OPENOFFICE.STYLE(&quot;граница&quot;);ORG.OPENOFFICE.STYLE(&quot;Стандарт&quot;)))">
            <text:p/>
          </table:table-cell>
          <table:table-cell table:formula="of:=T(IF([$тест2.AL91]=1;ORG.OPENOFFICE.STYLE(&quot;граница&quot;);ORG.OPENOFFICE.STYLE(&quot;Стандарт&quot;)))">
            <text:p/>
          </table:table-cell>
          <table:table-cell table:formula="of:=T(IF([$тест2.AM91]=1;ORG.OPENOFFICE.STYLE(&quot;граница&quot;);ORG.OPENOFFICE.STYLE(&quot;Стандарт&quot;)))">
            <text:p/>
          </table:table-cell>
          <table:table-cell table:formula="of:=T(IF([$тест2.AN91]=1;ORG.OPENOFFICE.STYLE(&quot;граница&quot;);ORG.OPENOFFICE.STYLE(&quot;Стандарт&quot;)))">
            <text:p/>
          </table:table-cell>
          <table:table-cell table:formula="of:=T(IF([$тест2.AO91]=1;ORG.OPENOFFICE.STYLE(&quot;граница&quot;);ORG.OPENOFFICE.STYLE(&quot;Стандарт&quot;)))">
            <text:p/>
          </table:table-cell>
          <table:table-cell table:formula="of:=T(IF([$тест2.AP91]=1;ORG.OPENOFFICE.STYLE(&quot;граница&quot;);ORG.OPENOFFICE.STYLE(&quot;Стандарт&quot;)))">
            <text:p/>
          </table:table-cell>
          <table:table-cell table:formula="of:=T(IF([$тест2.AQ91]=1;ORG.OPENOFFICE.STYLE(&quot;граница&quot;);ORG.OPENOFFICE.STYLE(&quot;Стандарт&quot;)))">
            <text:p/>
          </table:table-cell>
          <table:table-cell table:formula="of:=T(IF([$тест2.AR91]=1;ORG.OPENOFFICE.STYLE(&quot;граница&quot;);ORG.OPENOFFICE.STYLE(&quot;Стандарт&quot;)))">
            <text:p/>
          </table:table-cell>
          <table:table-cell table:formula="of:=T(IF([$тест2.AS91]=1;ORG.OPENOFFICE.STYLE(&quot;граница&quot;);ORG.OPENOFFICE.STYLE(&quot;Стандарт&quot;)))">
            <text:p/>
          </table:table-cell>
          <table:table-cell table:formula="of:=T(IF([$тест2.AT91]=1;ORG.OPENOFFICE.STYLE(&quot;граница&quot;);ORG.OPENOFFICE.STYLE(&quot;Стандарт&quot;)))">
            <text:p/>
          </table:table-cell>
          <table:table-cell table:formula="of:=T(IF([$тест2.AU91]=1;ORG.OPENOFFICE.STYLE(&quot;граница&quot;);ORG.OPENOFFICE.STYLE(&quot;Стандарт&quot;)))">
            <text:p/>
          </table:table-cell>
          <table:table-cell table:formula="of:=T(IF([$тест2.AV91]=1;ORG.OPENOFFICE.STYLE(&quot;граница&quot;);ORG.OPENOFFICE.STYLE(&quot;Стандарт&quot;)))">
            <text:p/>
          </table:table-cell>
          <table:table-cell table:formula="of:=T(IF([$тест2.AW91]=1;ORG.OPENOFFICE.STYLE(&quot;граница&quot;);ORG.OPENOFFICE.STYLE(&quot;Стандарт&quot;)))">
            <text:p/>
          </table:table-cell>
          <table:table-cell table:formula="of:=T(IF([$тест2.AX9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2]=1;ORG.OPENOFFICE.STYLE(&quot;граница&quot;);ORG.OPENOFFICE.STYLE(&quot;Стандарт&quot;)))">
            <text:p/>
          </table:table-cell>
          <table:table-cell table:formula="of:=T(IF([$тест2.C92]=1;ORG.OPENOFFICE.STYLE(&quot;граница&quot;);ORG.OPENOFFICE.STYLE(&quot;Стандарт&quot;)))">
            <text:p/>
          </table:table-cell>
          <table:table-cell table:formula="of:=T(IF([$тест2.D92]=1;ORG.OPENOFFICE.STYLE(&quot;граница&quot;);ORG.OPENOFFICE.STYLE(&quot;Стандарт&quot;)))">
            <text:p/>
          </table:table-cell>
          <table:table-cell table:formula="of:=T(IF([$тест2.E92]=1;ORG.OPENOFFICE.STYLE(&quot;граница&quot;);ORG.OPENOFFICE.STYLE(&quot;Стандарт&quot;)))">
            <text:p/>
          </table:table-cell>
          <table:table-cell table:formula="of:=T(IF([$тест2.F92]=1;ORG.OPENOFFICE.STYLE(&quot;граница&quot;);ORG.OPENOFFICE.STYLE(&quot;Стандарт&quot;)))">
            <text:p/>
          </table:table-cell>
          <table:table-cell table:formula="of:=T(IF([$тест2.G92]=1;ORG.OPENOFFICE.STYLE(&quot;граница&quot;);ORG.OPENOFFICE.STYLE(&quot;Стандарт&quot;)))">
            <text:p/>
          </table:table-cell>
          <table:table-cell table:formula="of:=T(IF([$тест2.H92]=1;ORG.OPENOFFICE.STYLE(&quot;граница&quot;);ORG.OPENOFFICE.STYLE(&quot;Стандарт&quot;)))">
            <text:p/>
          </table:table-cell>
          <table:table-cell table:formula="of:=T(IF([$тест2.I92]=1;ORG.OPENOFFICE.STYLE(&quot;граница&quot;);ORG.OPENOFFICE.STYLE(&quot;Стандарт&quot;)))">
            <text:p/>
          </table:table-cell>
          <table:table-cell table:formula="of:=T(IF([$тест2.J92]=1;ORG.OPENOFFICE.STYLE(&quot;граница&quot;);ORG.OPENOFFICE.STYLE(&quot;Стандарт&quot;)))">
            <text:p/>
          </table:table-cell>
          <table:table-cell table:formula="of:=T(IF([$тест2.K92]=1;ORG.OPENOFFICE.STYLE(&quot;граница&quot;);ORG.OPENOFFICE.STYLE(&quot;Стандарт&quot;)))">
            <text:p/>
          </table:table-cell>
          <table:table-cell table:formula="of:=T(IF([$тест2.L92]=1;ORG.OPENOFFICE.STYLE(&quot;граница&quot;);ORG.OPENOFFICE.STYLE(&quot;Стандарт&quot;)))">
            <text:p/>
          </table:table-cell>
          <table:table-cell table:formula="of:=T(IF([$тест2.M92]=1;ORG.OPENOFFICE.STYLE(&quot;граница&quot;);ORG.OPENOFFICE.STYLE(&quot;Стандарт&quot;)))">
            <text:p/>
          </table:table-cell>
          <table:table-cell table:formula="of:=T(IF([$тест2.N92]=1;ORG.OPENOFFICE.STYLE(&quot;граница&quot;);ORG.OPENOFFICE.STYLE(&quot;Стандарт&quot;)))">
            <text:p/>
          </table:table-cell>
          <table:table-cell table:formula="of:=T(IF([$тест2.O92]=1;ORG.OPENOFFICE.STYLE(&quot;граница&quot;);ORG.OPENOFFICE.STYLE(&quot;Стандарт&quot;)))">
            <text:p/>
          </table:table-cell>
          <table:table-cell table:formula="of:=T(IF([$тест2.P92]=1;ORG.OPENOFFICE.STYLE(&quot;граница&quot;);ORG.OPENOFFICE.STYLE(&quot;Стандарт&quot;)))">
            <text:p/>
          </table:table-cell>
          <table:table-cell table:formula="of:=T(IF([$тест2.Q92]=1;ORG.OPENOFFICE.STYLE(&quot;граница&quot;);ORG.OPENOFFICE.STYLE(&quot;Стандарт&quot;)))">
            <text:p/>
          </table:table-cell>
          <table:table-cell table:formula="of:=T(IF([$тест2.R92]=1;ORG.OPENOFFICE.STYLE(&quot;граница&quot;);ORG.OPENOFFICE.STYLE(&quot;Стандарт&quot;)))">
            <text:p/>
          </table:table-cell>
          <table:table-cell table:formula="of:=T(IF([$тест2.S92]=1;ORG.OPENOFFICE.STYLE(&quot;граница&quot;);ORG.OPENOFFICE.STYLE(&quot;Стандарт&quot;)))">
            <text:p/>
          </table:table-cell>
          <table:table-cell table:formula="of:=T(IF([$тест2.T92]=1;ORG.OPENOFFICE.STYLE(&quot;граница&quot;);ORG.OPENOFFICE.STYLE(&quot;Стандарт&quot;)))">
            <text:p/>
          </table:table-cell>
          <table:table-cell table:formula="of:=T(IF([$тест2.U92]=1;ORG.OPENOFFICE.STYLE(&quot;граница&quot;);ORG.OPENOFFICE.STYLE(&quot;Стандарт&quot;)))">
            <text:p/>
          </table:table-cell>
          <table:table-cell table:formula="of:=T(IF([$тест2.V92]=1;ORG.OPENOFFICE.STYLE(&quot;граница&quot;);ORG.OPENOFFICE.STYLE(&quot;Стандарт&quot;)))">
            <text:p/>
          </table:table-cell>
          <table:table-cell table:formula="of:=T(IF([$тест2.W92]=1;ORG.OPENOFFICE.STYLE(&quot;граница&quot;);ORG.OPENOFFICE.STYLE(&quot;Стандарт&quot;)))">
            <text:p/>
          </table:table-cell>
          <table:table-cell table:formula="of:=T(IF([$тест2.X92]=1;ORG.OPENOFFICE.STYLE(&quot;граница&quot;);ORG.OPENOFFICE.STYLE(&quot;Стандарт&quot;)))">
            <text:p/>
          </table:table-cell>
          <table:table-cell table:formula="of:=T(IF([$тест2.Y92]=1;ORG.OPENOFFICE.STYLE(&quot;граница&quot;);ORG.OPENOFFICE.STYLE(&quot;Стандарт&quot;)))">
            <text:p/>
          </table:table-cell>
          <table:table-cell table:formula="of:=T(IF([$тест2.Z92]=1;ORG.OPENOFFICE.STYLE(&quot;граница&quot;);ORG.OPENOFFICE.STYLE(&quot;Стандарт&quot;)))">
            <text:p/>
          </table:table-cell>
          <table:table-cell table:formula="of:=T(IF([$тест2.AA92]=1;ORG.OPENOFFICE.STYLE(&quot;граница&quot;);ORG.OPENOFFICE.STYLE(&quot;Стандарт&quot;)))">
            <text:p/>
          </table:table-cell>
          <table:table-cell table:formula="of:=T(IF([$тест2.AB92]=1;ORG.OPENOFFICE.STYLE(&quot;граница&quot;);ORG.OPENOFFICE.STYLE(&quot;Стандарт&quot;)))">
            <text:p/>
          </table:table-cell>
          <table:table-cell table:formula="of:=T(IF([$тест2.AC92]=1;ORG.OPENOFFICE.STYLE(&quot;граница&quot;);ORG.OPENOFFICE.STYLE(&quot;Стандарт&quot;)))">
            <text:p/>
          </table:table-cell>
          <table:table-cell table:formula="of:=T(IF([$тест2.AD92]=1;ORG.OPENOFFICE.STYLE(&quot;граница&quot;);ORG.OPENOFFICE.STYLE(&quot;Стандарт&quot;)))">
            <text:p/>
          </table:table-cell>
          <table:table-cell table:formula="of:=T(IF([$тест2.AE92]=1;ORG.OPENOFFICE.STYLE(&quot;граница&quot;);ORG.OPENOFFICE.STYLE(&quot;Стандарт&quot;)))">
            <text:p/>
          </table:table-cell>
          <table:table-cell table:formula="of:=T(IF([$тест2.AF92]=1;ORG.OPENOFFICE.STYLE(&quot;граница&quot;);ORG.OPENOFFICE.STYLE(&quot;Стандарт&quot;)))">
            <text:p/>
          </table:table-cell>
          <table:table-cell table:formula="of:=T(IF([$тест2.AG92]=1;ORG.OPENOFFICE.STYLE(&quot;граница&quot;);ORG.OPENOFFICE.STYLE(&quot;Стандарт&quot;)))">
            <text:p/>
          </table:table-cell>
          <table:table-cell table:formula="of:=T(IF([$тест2.AH92]=1;ORG.OPENOFFICE.STYLE(&quot;граница&quot;);ORG.OPENOFFICE.STYLE(&quot;Стандарт&quot;)))">
            <text:p/>
          </table:table-cell>
          <table:table-cell table:formula="of:=T(IF([$тест2.AI92]=1;ORG.OPENOFFICE.STYLE(&quot;граница&quot;);ORG.OPENOFFICE.STYLE(&quot;Стандарт&quot;)))">
            <text:p/>
          </table:table-cell>
          <table:table-cell table:formula="of:=T(IF([$тест2.AJ92]=1;ORG.OPENOFFICE.STYLE(&quot;граница&quot;);ORG.OPENOFFICE.STYLE(&quot;Стандарт&quot;)))">
            <text:p/>
          </table:table-cell>
          <table:table-cell table:formula="of:=T(IF([$тест2.AK92]=1;ORG.OPENOFFICE.STYLE(&quot;граница&quot;);ORG.OPENOFFICE.STYLE(&quot;Стандарт&quot;)))">
            <text:p/>
          </table:table-cell>
          <table:table-cell table:formula="of:=T(IF([$тест2.AL92]=1;ORG.OPENOFFICE.STYLE(&quot;граница&quot;);ORG.OPENOFFICE.STYLE(&quot;Стандарт&quot;)))">
            <text:p/>
          </table:table-cell>
          <table:table-cell table:formula="of:=T(IF([$тест2.AM92]=1;ORG.OPENOFFICE.STYLE(&quot;граница&quot;);ORG.OPENOFFICE.STYLE(&quot;Стандарт&quot;)))">
            <text:p/>
          </table:table-cell>
          <table:table-cell table:formula="of:=T(IF([$тест2.AN92]=1;ORG.OPENOFFICE.STYLE(&quot;граница&quot;);ORG.OPENOFFICE.STYLE(&quot;Стандарт&quot;)))">
            <text:p/>
          </table:table-cell>
          <table:table-cell table:formula="of:=T(IF([$тест2.AO92]=1;ORG.OPENOFFICE.STYLE(&quot;граница&quot;);ORG.OPENOFFICE.STYLE(&quot;Стандарт&quot;)))">
            <text:p/>
          </table:table-cell>
          <table:table-cell table:formula="of:=T(IF([$тест2.AP92]=1;ORG.OPENOFFICE.STYLE(&quot;граница&quot;);ORG.OPENOFFICE.STYLE(&quot;Стандарт&quot;)))">
            <text:p/>
          </table:table-cell>
          <table:table-cell table:formula="of:=T(IF([$тест2.AQ92]=1;ORG.OPENOFFICE.STYLE(&quot;граница&quot;);ORG.OPENOFFICE.STYLE(&quot;Стандарт&quot;)))">
            <text:p/>
          </table:table-cell>
          <table:table-cell table:formula="of:=T(IF([$тест2.AR92]=1;ORG.OPENOFFICE.STYLE(&quot;граница&quot;);ORG.OPENOFFICE.STYLE(&quot;Стандарт&quot;)))">
            <text:p/>
          </table:table-cell>
          <table:table-cell table:formula="of:=T(IF([$тест2.AS92]=1;ORG.OPENOFFICE.STYLE(&quot;граница&quot;);ORG.OPENOFFICE.STYLE(&quot;Стандарт&quot;)))">
            <text:p/>
          </table:table-cell>
          <table:table-cell table:formula="of:=T(IF([$тест2.AT92]=1;ORG.OPENOFFICE.STYLE(&quot;граница&quot;);ORG.OPENOFFICE.STYLE(&quot;Стандарт&quot;)))">
            <text:p/>
          </table:table-cell>
          <table:table-cell table:formula="of:=T(IF([$тест2.AU92]=1;ORG.OPENOFFICE.STYLE(&quot;граница&quot;);ORG.OPENOFFICE.STYLE(&quot;Стандарт&quot;)))">
            <text:p/>
          </table:table-cell>
          <table:table-cell table:formula="of:=T(IF([$тест2.AV92]=1;ORG.OPENOFFICE.STYLE(&quot;граница&quot;);ORG.OPENOFFICE.STYLE(&quot;Стандарт&quot;)))">
            <text:p/>
          </table:table-cell>
          <table:table-cell table:formula="of:=T(IF([$тест2.AW92]=1;ORG.OPENOFFICE.STYLE(&quot;граница&quot;);ORG.OPENOFFICE.STYLE(&quot;Стандарт&quot;)))">
            <text:p/>
          </table:table-cell>
          <table:table-cell table:formula="of:=T(IF([$тест2.AX9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3]=1;ORG.OPENOFFICE.STYLE(&quot;граница&quot;);ORG.OPENOFFICE.STYLE(&quot;Стандарт&quot;)))">
            <text:p/>
          </table:table-cell>
          <table:table-cell table:formula="of:=T(IF([$тест2.C93]=1;ORG.OPENOFFICE.STYLE(&quot;граница&quot;);ORG.OPENOFFICE.STYLE(&quot;Стандарт&quot;)))">
            <text:p/>
          </table:table-cell>
          <table:table-cell table:formula="of:=T(IF([$тест2.D93]=1;ORG.OPENOFFICE.STYLE(&quot;граница&quot;);ORG.OPENOFFICE.STYLE(&quot;Стандарт&quot;)))">
            <text:p/>
          </table:table-cell>
          <table:table-cell table:formula="of:=T(IF([$тест2.E93]=1;ORG.OPENOFFICE.STYLE(&quot;граница&quot;);ORG.OPENOFFICE.STYLE(&quot;Стандарт&quot;)))">
            <text:p/>
          </table:table-cell>
          <table:table-cell table:formula="of:=T(IF([$тест2.F93]=1;ORG.OPENOFFICE.STYLE(&quot;граница&quot;);ORG.OPENOFFICE.STYLE(&quot;Стандарт&quot;)))">
            <text:p/>
          </table:table-cell>
          <table:table-cell table:formula="of:=T(IF([$тест2.G93]=1;ORG.OPENOFFICE.STYLE(&quot;граница&quot;);ORG.OPENOFFICE.STYLE(&quot;Стандарт&quot;)))">
            <text:p/>
          </table:table-cell>
          <table:table-cell table:formula="of:=T(IF([$тест2.H93]=1;ORG.OPENOFFICE.STYLE(&quot;граница&quot;);ORG.OPENOFFICE.STYLE(&quot;Стандарт&quot;)))">
            <text:p/>
          </table:table-cell>
          <table:table-cell table:formula="of:=T(IF([$тест2.I93]=1;ORG.OPENOFFICE.STYLE(&quot;граница&quot;);ORG.OPENOFFICE.STYLE(&quot;Стандарт&quot;)))">
            <text:p/>
          </table:table-cell>
          <table:table-cell table:formula="of:=T(IF([$тест2.J93]=1;ORG.OPENOFFICE.STYLE(&quot;граница&quot;);ORG.OPENOFFICE.STYLE(&quot;Стандарт&quot;)))">
            <text:p/>
          </table:table-cell>
          <table:table-cell table:formula="of:=T(IF([$тест2.K93]=1;ORG.OPENOFFICE.STYLE(&quot;граница&quot;);ORG.OPENOFFICE.STYLE(&quot;Стандарт&quot;)))">
            <text:p/>
          </table:table-cell>
          <table:table-cell table:formula="of:=T(IF([$тест2.L93]=1;ORG.OPENOFFICE.STYLE(&quot;граница&quot;);ORG.OPENOFFICE.STYLE(&quot;Стандарт&quot;)))">
            <text:p/>
          </table:table-cell>
          <table:table-cell table:formula="of:=T(IF([$тест2.M93]=1;ORG.OPENOFFICE.STYLE(&quot;граница&quot;);ORG.OPENOFFICE.STYLE(&quot;Стандарт&quot;)))">
            <text:p/>
          </table:table-cell>
          <table:table-cell table:formula="of:=T(IF([$тест2.N93]=1;ORG.OPENOFFICE.STYLE(&quot;граница&quot;);ORG.OPENOFFICE.STYLE(&quot;Стандарт&quot;)))">
            <text:p/>
          </table:table-cell>
          <table:table-cell table:formula="of:=T(IF([$тест2.O93]=1;ORG.OPENOFFICE.STYLE(&quot;граница&quot;);ORG.OPENOFFICE.STYLE(&quot;Стандарт&quot;)))">
            <text:p/>
          </table:table-cell>
          <table:table-cell table:formula="of:=T(IF([$тест2.P93]=1;ORG.OPENOFFICE.STYLE(&quot;граница&quot;);ORG.OPENOFFICE.STYLE(&quot;Стандарт&quot;)))">
            <text:p/>
          </table:table-cell>
          <table:table-cell table:formula="of:=T(IF([$тест2.Q93]=1;ORG.OPENOFFICE.STYLE(&quot;граница&quot;);ORG.OPENOFFICE.STYLE(&quot;Стандарт&quot;)))">
            <text:p/>
          </table:table-cell>
          <table:table-cell table:formula="of:=T(IF([$тест2.R93]=1;ORG.OPENOFFICE.STYLE(&quot;граница&quot;);ORG.OPENOFFICE.STYLE(&quot;Стандарт&quot;)))">
            <text:p/>
          </table:table-cell>
          <table:table-cell table:formula="of:=T(IF([$тест2.S93]=1;ORG.OPENOFFICE.STYLE(&quot;граница&quot;);ORG.OPENOFFICE.STYLE(&quot;Стандарт&quot;)))">
            <text:p/>
          </table:table-cell>
          <table:table-cell table:formula="of:=T(IF([$тест2.T93]=1;ORG.OPENOFFICE.STYLE(&quot;граница&quot;);ORG.OPENOFFICE.STYLE(&quot;Стандарт&quot;)))">
            <text:p/>
          </table:table-cell>
          <table:table-cell table:formula="of:=T(IF([$тест2.U93]=1;ORG.OPENOFFICE.STYLE(&quot;граница&quot;);ORG.OPENOFFICE.STYLE(&quot;Стандарт&quot;)))">
            <text:p/>
          </table:table-cell>
          <table:table-cell table:formula="of:=T(IF([$тест2.V93]=1;ORG.OPENOFFICE.STYLE(&quot;граница&quot;);ORG.OPENOFFICE.STYLE(&quot;Стандарт&quot;)))">
            <text:p/>
          </table:table-cell>
          <table:table-cell table:formula="of:=T(IF([$тест2.W93]=1;ORG.OPENOFFICE.STYLE(&quot;граница&quot;);ORG.OPENOFFICE.STYLE(&quot;Стандарт&quot;)))">
            <text:p/>
          </table:table-cell>
          <table:table-cell table:formula="of:=T(IF([$тест2.X93]=1;ORG.OPENOFFICE.STYLE(&quot;граница&quot;);ORG.OPENOFFICE.STYLE(&quot;Стандарт&quot;)))">
            <text:p/>
          </table:table-cell>
          <table:table-cell table:formula="of:=T(IF([$тест2.Y93]=1;ORG.OPENOFFICE.STYLE(&quot;граница&quot;);ORG.OPENOFFICE.STYLE(&quot;Стандарт&quot;)))">
            <text:p/>
          </table:table-cell>
          <table:table-cell table:formula="of:=T(IF([$тест2.Z93]=1;ORG.OPENOFFICE.STYLE(&quot;граница&quot;);ORG.OPENOFFICE.STYLE(&quot;Стандарт&quot;)))">
            <text:p/>
          </table:table-cell>
          <table:table-cell table:formula="of:=T(IF([$тест2.AA93]=1;ORG.OPENOFFICE.STYLE(&quot;граница&quot;);ORG.OPENOFFICE.STYLE(&quot;Стандарт&quot;)))">
            <text:p/>
          </table:table-cell>
          <table:table-cell table:formula="of:=T(IF([$тест2.AB93]=1;ORG.OPENOFFICE.STYLE(&quot;граница&quot;);ORG.OPENOFFICE.STYLE(&quot;Стандарт&quot;)))">
            <text:p/>
          </table:table-cell>
          <table:table-cell table:formula="of:=T(IF([$тест2.AC93]=1;ORG.OPENOFFICE.STYLE(&quot;граница&quot;);ORG.OPENOFFICE.STYLE(&quot;Стандарт&quot;)))">
            <text:p/>
          </table:table-cell>
          <table:table-cell table:formula="of:=T(IF([$тест2.AD93]=1;ORG.OPENOFFICE.STYLE(&quot;граница&quot;);ORG.OPENOFFICE.STYLE(&quot;Стандарт&quot;)))">
            <text:p/>
          </table:table-cell>
          <table:table-cell table:formula="of:=T(IF([$тест2.AE93]=1;ORG.OPENOFFICE.STYLE(&quot;граница&quot;);ORG.OPENOFFICE.STYLE(&quot;Стандарт&quot;)))">
            <text:p/>
          </table:table-cell>
          <table:table-cell table:formula="of:=T(IF([$тест2.AF93]=1;ORG.OPENOFFICE.STYLE(&quot;граница&quot;);ORG.OPENOFFICE.STYLE(&quot;Стандарт&quot;)))">
            <text:p/>
          </table:table-cell>
          <table:table-cell table:formula="of:=T(IF([$тест2.AG93]=1;ORG.OPENOFFICE.STYLE(&quot;граница&quot;);ORG.OPENOFFICE.STYLE(&quot;Стандарт&quot;)))">
            <text:p/>
          </table:table-cell>
          <table:table-cell table:formula="of:=T(IF([$тест2.AH93]=1;ORG.OPENOFFICE.STYLE(&quot;граница&quot;);ORG.OPENOFFICE.STYLE(&quot;Стандарт&quot;)))">
            <text:p/>
          </table:table-cell>
          <table:table-cell table:formula="of:=T(IF([$тест2.AI93]=1;ORG.OPENOFFICE.STYLE(&quot;граница&quot;);ORG.OPENOFFICE.STYLE(&quot;Стандарт&quot;)))">
            <text:p/>
          </table:table-cell>
          <table:table-cell table:formula="of:=T(IF([$тест2.AJ93]=1;ORG.OPENOFFICE.STYLE(&quot;граница&quot;);ORG.OPENOFFICE.STYLE(&quot;Стандарт&quot;)))">
            <text:p/>
          </table:table-cell>
          <table:table-cell table:formula="of:=T(IF([$тест2.AK93]=1;ORG.OPENOFFICE.STYLE(&quot;граница&quot;);ORG.OPENOFFICE.STYLE(&quot;Стандарт&quot;)))">
            <text:p/>
          </table:table-cell>
          <table:table-cell table:formula="of:=T(IF([$тест2.AL93]=1;ORG.OPENOFFICE.STYLE(&quot;граница&quot;);ORG.OPENOFFICE.STYLE(&quot;Стандарт&quot;)))">
            <text:p/>
          </table:table-cell>
          <table:table-cell table:formula="of:=T(IF([$тест2.AM93]=1;ORG.OPENOFFICE.STYLE(&quot;граница&quot;);ORG.OPENOFFICE.STYLE(&quot;Стандарт&quot;)))">
            <text:p/>
          </table:table-cell>
          <table:table-cell table:formula="of:=T(IF([$тест2.AN93]=1;ORG.OPENOFFICE.STYLE(&quot;граница&quot;);ORG.OPENOFFICE.STYLE(&quot;Стандарт&quot;)))">
            <text:p/>
          </table:table-cell>
          <table:table-cell table:formula="of:=T(IF([$тест2.AO93]=1;ORG.OPENOFFICE.STYLE(&quot;граница&quot;);ORG.OPENOFFICE.STYLE(&quot;Стандарт&quot;)))">
            <text:p/>
          </table:table-cell>
          <table:table-cell table:formula="of:=T(IF([$тест2.AP93]=1;ORG.OPENOFFICE.STYLE(&quot;граница&quot;);ORG.OPENOFFICE.STYLE(&quot;Стандарт&quot;)))">
            <text:p/>
          </table:table-cell>
          <table:table-cell table:formula="of:=T(IF([$тест2.AQ93]=1;ORG.OPENOFFICE.STYLE(&quot;граница&quot;);ORG.OPENOFFICE.STYLE(&quot;Стандарт&quot;)))">
            <text:p/>
          </table:table-cell>
          <table:table-cell table:formula="of:=T(IF([$тест2.AR93]=1;ORG.OPENOFFICE.STYLE(&quot;граница&quot;);ORG.OPENOFFICE.STYLE(&quot;Стандарт&quot;)))">
            <text:p/>
          </table:table-cell>
          <table:table-cell table:formula="of:=T(IF([$тест2.AS93]=1;ORG.OPENOFFICE.STYLE(&quot;граница&quot;);ORG.OPENOFFICE.STYLE(&quot;Стандарт&quot;)))">
            <text:p/>
          </table:table-cell>
          <table:table-cell table:formula="of:=T(IF([$тест2.AT93]=1;ORG.OPENOFFICE.STYLE(&quot;граница&quot;);ORG.OPENOFFICE.STYLE(&quot;Стандарт&quot;)))">
            <text:p/>
          </table:table-cell>
          <table:table-cell table:formula="of:=T(IF([$тест2.AU93]=1;ORG.OPENOFFICE.STYLE(&quot;граница&quot;);ORG.OPENOFFICE.STYLE(&quot;Стандарт&quot;)))">
            <text:p/>
          </table:table-cell>
          <table:table-cell table:formula="of:=T(IF([$тест2.AV93]=1;ORG.OPENOFFICE.STYLE(&quot;граница&quot;);ORG.OPENOFFICE.STYLE(&quot;Стандарт&quot;)))">
            <text:p/>
          </table:table-cell>
          <table:table-cell table:formula="of:=T(IF([$тест2.AW93]=1;ORG.OPENOFFICE.STYLE(&quot;граница&quot;);ORG.OPENOFFICE.STYLE(&quot;Стандарт&quot;)))">
            <text:p/>
          </table:table-cell>
          <table:table-cell table:formula="of:=T(IF([$тест2.AX9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4]=1;ORG.OPENOFFICE.STYLE(&quot;граница&quot;);ORG.OPENOFFICE.STYLE(&quot;Стандарт&quot;)))">
            <text:p/>
          </table:table-cell>
          <table:table-cell table:formula="of:=T(IF([$тест2.C94]=1;ORG.OPENOFFICE.STYLE(&quot;граница&quot;);ORG.OPENOFFICE.STYLE(&quot;Стандарт&quot;)))">
            <text:p/>
          </table:table-cell>
          <table:table-cell table:formula="of:=T(IF([$тест2.D94]=1;ORG.OPENOFFICE.STYLE(&quot;граница&quot;);ORG.OPENOFFICE.STYLE(&quot;Стандарт&quot;)))">
            <text:p/>
          </table:table-cell>
          <table:table-cell table:formula="of:=T(IF([$тест2.E94]=1;ORG.OPENOFFICE.STYLE(&quot;граница&quot;);ORG.OPENOFFICE.STYLE(&quot;Стандарт&quot;)))">
            <text:p/>
          </table:table-cell>
          <table:table-cell table:formula="of:=T(IF([$тест2.F94]=1;ORG.OPENOFFICE.STYLE(&quot;граница&quot;);ORG.OPENOFFICE.STYLE(&quot;Стандарт&quot;)))">
            <text:p/>
          </table:table-cell>
          <table:table-cell table:formula="of:=T(IF([$тест2.G94]=1;ORG.OPENOFFICE.STYLE(&quot;граница&quot;);ORG.OPENOFFICE.STYLE(&quot;Стандарт&quot;)))">
            <text:p/>
          </table:table-cell>
          <table:table-cell table:formula="of:=T(IF([$тест2.H94]=1;ORG.OPENOFFICE.STYLE(&quot;граница&quot;);ORG.OPENOFFICE.STYLE(&quot;Стандарт&quot;)))">
            <text:p/>
          </table:table-cell>
          <table:table-cell table:formula="of:=T(IF([$тест2.I94]=1;ORG.OPENOFFICE.STYLE(&quot;граница&quot;);ORG.OPENOFFICE.STYLE(&quot;Стандарт&quot;)))">
            <text:p/>
          </table:table-cell>
          <table:table-cell table:formula="of:=T(IF([$тест2.J94]=1;ORG.OPENOFFICE.STYLE(&quot;граница&quot;);ORG.OPENOFFICE.STYLE(&quot;Стандарт&quot;)))">
            <text:p/>
          </table:table-cell>
          <table:table-cell table:formula="of:=T(IF([$тест2.K94]=1;ORG.OPENOFFICE.STYLE(&quot;граница&quot;);ORG.OPENOFFICE.STYLE(&quot;Стандарт&quot;)))">
            <text:p/>
          </table:table-cell>
          <table:table-cell table:formula="of:=T(IF([$тест2.L94]=1;ORG.OPENOFFICE.STYLE(&quot;граница&quot;);ORG.OPENOFFICE.STYLE(&quot;Стандарт&quot;)))">
            <text:p/>
          </table:table-cell>
          <table:table-cell table:formula="of:=T(IF([$тест2.M94]=1;ORG.OPENOFFICE.STYLE(&quot;граница&quot;);ORG.OPENOFFICE.STYLE(&quot;Стандарт&quot;)))">
            <text:p/>
          </table:table-cell>
          <table:table-cell table:formula="of:=T(IF([$тест2.N94]=1;ORG.OPENOFFICE.STYLE(&quot;граница&quot;);ORG.OPENOFFICE.STYLE(&quot;Стандарт&quot;)))">
            <text:p/>
          </table:table-cell>
          <table:table-cell table:formula="of:=T(IF([$тест2.O94]=1;ORG.OPENOFFICE.STYLE(&quot;граница&quot;);ORG.OPENOFFICE.STYLE(&quot;Стандарт&quot;)))">
            <text:p/>
          </table:table-cell>
          <table:table-cell table:formula="of:=T(IF([$тест2.P94]=1;ORG.OPENOFFICE.STYLE(&quot;граница&quot;);ORG.OPENOFFICE.STYLE(&quot;Стандарт&quot;)))">
            <text:p/>
          </table:table-cell>
          <table:table-cell table:formula="of:=T(IF([$тест2.Q94]=1;ORG.OPENOFFICE.STYLE(&quot;граница&quot;);ORG.OPENOFFICE.STYLE(&quot;Стандарт&quot;)))">
            <text:p/>
          </table:table-cell>
          <table:table-cell table:formula="of:=T(IF([$тест2.R94]=1;ORG.OPENOFFICE.STYLE(&quot;граница&quot;);ORG.OPENOFFICE.STYLE(&quot;Стандарт&quot;)))">
            <text:p/>
          </table:table-cell>
          <table:table-cell table:formula="of:=T(IF([$тест2.S94]=1;ORG.OPENOFFICE.STYLE(&quot;граница&quot;);ORG.OPENOFFICE.STYLE(&quot;Стандарт&quot;)))">
            <text:p/>
          </table:table-cell>
          <table:table-cell table:formula="of:=T(IF([$тест2.T94]=1;ORG.OPENOFFICE.STYLE(&quot;граница&quot;);ORG.OPENOFFICE.STYLE(&quot;Стандарт&quot;)))">
            <text:p/>
          </table:table-cell>
          <table:table-cell table:formula="of:=T(IF([$тест2.U94]=1;ORG.OPENOFFICE.STYLE(&quot;граница&quot;);ORG.OPENOFFICE.STYLE(&quot;Стандарт&quot;)))">
            <text:p/>
          </table:table-cell>
          <table:table-cell table:formula="of:=T(IF([$тест2.V94]=1;ORG.OPENOFFICE.STYLE(&quot;граница&quot;);ORG.OPENOFFICE.STYLE(&quot;Стандарт&quot;)))">
            <text:p/>
          </table:table-cell>
          <table:table-cell table:formula="of:=T(IF([$тест2.W94]=1;ORG.OPENOFFICE.STYLE(&quot;граница&quot;);ORG.OPENOFFICE.STYLE(&quot;Стандарт&quot;)))">
            <text:p/>
          </table:table-cell>
          <table:table-cell table:formula="of:=T(IF([$тест2.X94]=1;ORG.OPENOFFICE.STYLE(&quot;граница&quot;);ORG.OPENOFFICE.STYLE(&quot;Стандарт&quot;)))">
            <text:p/>
          </table:table-cell>
          <table:table-cell table:formula="of:=T(IF([$тест2.Y94]=1;ORG.OPENOFFICE.STYLE(&quot;граница&quot;);ORG.OPENOFFICE.STYLE(&quot;Стандарт&quot;)))">
            <text:p/>
          </table:table-cell>
          <table:table-cell table:formula="of:=T(IF([$тест2.Z94]=1;ORG.OPENOFFICE.STYLE(&quot;граница&quot;);ORG.OPENOFFICE.STYLE(&quot;Стандарт&quot;)))">
            <text:p/>
          </table:table-cell>
          <table:table-cell table:formula="of:=T(IF([$тест2.AA94]=1;ORG.OPENOFFICE.STYLE(&quot;граница&quot;);ORG.OPENOFFICE.STYLE(&quot;Стандарт&quot;)))">
            <text:p/>
          </table:table-cell>
          <table:table-cell table:formula="of:=T(IF([$тест2.AB94]=1;ORG.OPENOFFICE.STYLE(&quot;граница&quot;);ORG.OPENOFFICE.STYLE(&quot;Стандарт&quot;)))">
            <text:p/>
          </table:table-cell>
          <table:table-cell table:formula="of:=T(IF([$тест2.AC94]=1;ORG.OPENOFFICE.STYLE(&quot;граница&quot;);ORG.OPENOFFICE.STYLE(&quot;Стандарт&quot;)))">
            <text:p/>
          </table:table-cell>
          <table:table-cell table:formula="of:=T(IF([$тест2.AD94]=1;ORG.OPENOFFICE.STYLE(&quot;граница&quot;);ORG.OPENOFFICE.STYLE(&quot;Стандарт&quot;)))">
            <text:p/>
          </table:table-cell>
          <table:table-cell table:formula="of:=T(IF([$тест2.AE94]=1;ORG.OPENOFFICE.STYLE(&quot;граница&quot;);ORG.OPENOFFICE.STYLE(&quot;Стандарт&quot;)))">
            <text:p/>
          </table:table-cell>
          <table:table-cell table:formula="of:=T(IF([$тест2.AF94]=1;ORG.OPENOFFICE.STYLE(&quot;граница&quot;);ORG.OPENOFFICE.STYLE(&quot;Стандарт&quot;)))">
            <text:p/>
          </table:table-cell>
          <table:table-cell table:formula="of:=T(IF([$тест2.AG94]=1;ORG.OPENOFFICE.STYLE(&quot;граница&quot;);ORG.OPENOFFICE.STYLE(&quot;Стандарт&quot;)))">
            <text:p/>
          </table:table-cell>
          <table:table-cell table:formula="of:=T(IF([$тест2.AH94]=1;ORG.OPENOFFICE.STYLE(&quot;граница&quot;);ORG.OPENOFFICE.STYLE(&quot;Стандарт&quot;)))">
            <text:p/>
          </table:table-cell>
          <table:table-cell table:formula="of:=T(IF([$тест2.AI94]=1;ORG.OPENOFFICE.STYLE(&quot;граница&quot;);ORG.OPENOFFICE.STYLE(&quot;Стандарт&quot;)))">
            <text:p/>
          </table:table-cell>
          <table:table-cell table:formula="of:=T(IF([$тест2.AJ94]=1;ORG.OPENOFFICE.STYLE(&quot;граница&quot;);ORG.OPENOFFICE.STYLE(&quot;Стандарт&quot;)))">
            <text:p/>
          </table:table-cell>
          <table:table-cell table:formula="of:=T(IF([$тест2.AK94]=1;ORG.OPENOFFICE.STYLE(&quot;граница&quot;);ORG.OPENOFFICE.STYLE(&quot;Стандарт&quot;)))">
            <text:p/>
          </table:table-cell>
          <table:table-cell table:formula="of:=T(IF([$тест2.AL94]=1;ORG.OPENOFFICE.STYLE(&quot;граница&quot;);ORG.OPENOFFICE.STYLE(&quot;Стандарт&quot;)))">
            <text:p/>
          </table:table-cell>
          <table:table-cell table:formula="of:=T(IF([$тест2.AM94]=1;ORG.OPENOFFICE.STYLE(&quot;граница&quot;);ORG.OPENOFFICE.STYLE(&quot;Стандарт&quot;)))">
            <text:p/>
          </table:table-cell>
          <table:table-cell table:formula="of:=T(IF([$тест2.AN94]=1;ORG.OPENOFFICE.STYLE(&quot;граница&quot;);ORG.OPENOFFICE.STYLE(&quot;Стандарт&quot;)))">
            <text:p/>
          </table:table-cell>
          <table:table-cell table:formula="of:=T(IF([$тест2.AO94]=1;ORG.OPENOFFICE.STYLE(&quot;граница&quot;);ORG.OPENOFFICE.STYLE(&quot;Стандарт&quot;)))">
            <text:p/>
          </table:table-cell>
          <table:table-cell table:formula="of:=T(IF([$тест2.AP94]=1;ORG.OPENOFFICE.STYLE(&quot;граница&quot;);ORG.OPENOFFICE.STYLE(&quot;Стандарт&quot;)))">
            <text:p/>
          </table:table-cell>
          <table:table-cell table:formula="of:=T(IF([$тест2.AQ94]=1;ORG.OPENOFFICE.STYLE(&quot;граница&quot;);ORG.OPENOFFICE.STYLE(&quot;Стандарт&quot;)))">
            <text:p/>
          </table:table-cell>
          <table:table-cell table:formula="of:=T(IF([$тест2.AR94]=1;ORG.OPENOFFICE.STYLE(&quot;граница&quot;);ORG.OPENOFFICE.STYLE(&quot;Стандарт&quot;)))">
            <text:p/>
          </table:table-cell>
          <table:table-cell table:formula="of:=T(IF([$тест2.AS94]=1;ORG.OPENOFFICE.STYLE(&quot;граница&quot;);ORG.OPENOFFICE.STYLE(&quot;Стандарт&quot;)))">
            <text:p/>
          </table:table-cell>
          <table:table-cell table:formula="of:=T(IF([$тест2.AT94]=1;ORG.OPENOFFICE.STYLE(&quot;граница&quot;);ORG.OPENOFFICE.STYLE(&quot;Стандарт&quot;)))">
            <text:p/>
          </table:table-cell>
          <table:table-cell table:formula="of:=T(IF([$тест2.AU94]=1;ORG.OPENOFFICE.STYLE(&quot;граница&quot;);ORG.OPENOFFICE.STYLE(&quot;Стандарт&quot;)))">
            <text:p/>
          </table:table-cell>
          <table:table-cell table:formula="of:=T(IF([$тест2.AV94]=1;ORG.OPENOFFICE.STYLE(&quot;граница&quot;);ORG.OPENOFFICE.STYLE(&quot;Стандарт&quot;)))">
            <text:p/>
          </table:table-cell>
          <table:table-cell table:formula="of:=T(IF([$тест2.AW94]=1;ORG.OPENOFFICE.STYLE(&quot;граница&quot;);ORG.OPENOFFICE.STYLE(&quot;Стандарт&quot;)))">
            <text:p/>
          </table:table-cell>
          <table:table-cell table:formula="of:=T(IF([$тест2.AX9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5]=1;ORG.OPENOFFICE.STYLE(&quot;граница&quot;);ORG.OPENOFFICE.STYLE(&quot;Стандарт&quot;)))">
            <text:p/>
          </table:table-cell>
          <table:table-cell table:formula="of:=T(IF([$тест2.C95]=1;ORG.OPENOFFICE.STYLE(&quot;граница&quot;);ORG.OPENOFFICE.STYLE(&quot;Стандарт&quot;)))">
            <text:p/>
          </table:table-cell>
          <table:table-cell table:formula="of:=T(IF([$тест2.D95]=1;ORG.OPENOFFICE.STYLE(&quot;граница&quot;);ORG.OPENOFFICE.STYLE(&quot;Стандарт&quot;)))">
            <text:p/>
          </table:table-cell>
          <table:table-cell table:formula="of:=T(IF([$тест2.E95]=1;ORG.OPENOFFICE.STYLE(&quot;граница&quot;);ORG.OPENOFFICE.STYLE(&quot;Стандарт&quot;)))">
            <text:p/>
          </table:table-cell>
          <table:table-cell table:formula="of:=T(IF([$тест2.F95]=1;ORG.OPENOFFICE.STYLE(&quot;граница&quot;);ORG.OPENOFFICE.STYLE(&quot;Стандарт&quot;)))">
            <text:p/>
          </table:table-cell>
          <table:table-cell table:formula="of:=T(IF([$тест2.G95]=1;ORG.OPENOFFICE.STYLE(&quot;граница&quot;);ORG.OPENOFFICE.STYLE(&quot;Стандарт&quot;)))">
            <text:p/>
          </table:table-cell>
          <table:table-cell table:formula="of:=T(IF([$тест2.H95]=1;ORG.OPENOFFICE.STYLE(&quot;граница&quot;);ORG.OPENOFFICE.STYLE(&quot;Стандарт&quot;)))">
            <text:p/>
          </table:table-cell>
          <table:table-cell table:formula="of:=T(IF([$тест2.I95]=1;ORG.OPENOFFICE.STYLE(&quot;граница&quot;);ORG.OPENOFFICE.STYLE(&quot;Стандарт&quot;)))">
            <text:p/>
          </table:table-cell>
          <table:table-cell table:formula="of:=T(IF([$тест2.J95]=1;ORG.OPENOFFICE.STYLE(&quot;граница&quot;);ORG.OPENOFFICE.STYLE(&quot;Стандарт&quot;)))">
            <text:p/>
          </table:table-cell>
          <table:table-cell table:formula="of:=T(IF([$тест2.K95]=1;ORG.OPENOFFICE.STYLE(&quot;граница&quot;);ORG.OPENOFFICE.STYLE(&quot;Стандарт&quot;)))">
            <text:p/>
          </table:table-cell>
          <table:table-cell table:formula="of:=T(IF([$тест2.L95]=1;ORG.OPENOFFICE.STYLE(&quot;граница&quot;);ORG.OPENOFFICE.STYLE(&quot;Стандарт&quot;)))">
            <text:p/>
          </table:table-cell>
          <table:table-cell table:formula="of:=T(IF([$тест2.M95]=1;ORG.OPENOFFICE.STYLE(&quot;граница&quot;);ORG.OPENOFFICE.STYLE(&quot;Стандарт&quot;)))">
            <text:p/>
          </table:table-cell>
          <table:table-cell table:formula="of:=T(IF([$тест2.N95]=1;ORG.OPENOFFICE.STYLE(&quot;граница&quot;);ORG.OPENOFFICE.STYLE(&quot;Стандарт&quot;)))">
            <text:p/>
          </table:table-cell>
          <table:table-cell table:formula="of:=T(IF([$тест2.O95]=1;ORG.OPENOFFICE.STYLE(&quot;граница&quot;);ORG.OPENOFFICE.STYLE(&quot;Стандарт&quot;)))">
            <text:p/>
          </table:table-cell>
          <table:table-cell table:formula="of:=T(IF([$тест2.P95]=1;ORG.OPENOFFICE.STYLE(&quot;граница&quot;);ORG.OPENOFFICE.STYLE(&quot;Стандарт&quot;)))">
            <text:p/>
          </table:table-cell>
          <table:table-cell table:formula="of:=T(IF([$тест2.Q95]=1;ORG.OPENOFFICE.STYLE(&quot;граница&quot;);ORG.OPENOFFICE.STYLE(&quot;Стандарт&quot;)))">
            <text:p/>
          </table:table-cell>
          <table:table-cell table:formula="of:=T(IF([$тест2.R95]=1;ORG.OPENOFFICE.STYLE(&quot;граница&quot;);ORG.OPENOFFICE.STYLE(&quot;Стандарт&quot;)))">
            <text:p/>
          </table:table-cell>
          <table:table-cell table:formula="of:=T(IF([$тест2.S95]=1;ORG.OPENOFFICE.STYLE(&quot;граница&quot;);ORG.OPENOFFICE.STYLE(&quot;Стандарт&quot;)))">
            <text:p/>
          </table:table-cell>
          <table:table-cell table:formula="of:=T(IF([$тест2.T95]=1;ORG.OPENOFFICE.STYLE(&quot;граница&quot;);ORG.OPENOFFICE.STYLE(&quot;Стандарт&quot;)))">
            <text:p/>
          </table:table-cell>
          <table:table-cell table:formula="of:=T(IF([$тест2.U95]=1;ORG.OPENOFFICE.STYLE(&quot;граница&quot;);ORG.OPENOFFICE.STYLE(&quot;Стандарт&quot;)))">
            <text:p/>
          </table:table-cell>
          <table:table-cell table:formula="of:=T(IF([$тест2.V95]=1;ORG.OPENOFFICE.STYLE(&quot;граница&quot;);ORG.OPENOFFICE.STYLE(&quot;Стандарт&quot;)))">
            <text:p/>
          </table:table-cell>
          <table:table-cell table:formula="of:=T(IF([$тест2.W95]=1;ORG.OPENOFFICE.STYLE(&quot;граница&quot;);ORG.OPENOFFICE.STYLE(&quot;Стандарт&quot;)))">
            <text:p/>
          </table:table-cell>
          <table:table-cell table:formula="of:=T(IF([$тест2.X95]=1;ORG.OPENOFFICE.STYLE(&quot;граница&quot;);ORG.OPENOFFICE.STYLE(&quot;Стандарт&quot;)))">
            <text:p/>
          </table:table-cell>
          <table:table-cell table:formula="of:=T(IF([$тест2.Y95]=1;ORG.OPENOFFICE.STYLE(&quot;граница&quot;);ORG.OPENOFFICE.STYLE(&quot;Стандарт&quot;)))">
            <text:p/>
          </table:table-cell>
          <table:table-cell table:formula="of:=T(IF([$тест2.Z95]=1;ORG.OPENOFFICE.STYLE(&quot;граница&quot;);ORG.OPENOFFICE.STYLE(&quot;Стандарт&quot;)))">
            <text:p/>
          </table:table-cell>
          <table:table-cell table:formula="of:=T(IF([$тест2.AA95]=1;ORG.OPENOFFICE.STYLE(&quot;граница&quot;);ORG.OPENOFFICE.STYLE(&quot;Стандарт&quot;)))">
            <text:p/>
          </table:table-cell>
          <table:table-cell table:formula="of:=T(IF([$тест2.AB95]=1;ORG.OPENOFFICE.STYLE(&quot;граница&quot;);ORG.OPENOFFICE.STYLE(&quot;Стандарт&quot;)))">
            <text:p/>
          </table:table-cell>
          <table:table-cell table:formula="of:=T(IF([$тест2.AC95]=1;ORG.OPENOFFICE.STYLE(&quot;граница&quot;);ORG.OPENOFFICE.STYLE(&quot;Стандарт&quot;)))">
            <text:p/>
          </table:table-cell>
          <table:table-cell table:formula="of:=T(IF([$тест2.AD95]=1;ORG.OPENOFFICE.STYLE(&quot;граница&quot;);ORG.OPENOFFICE.STYLE(&quot;Стандарт&quot;)))">
            <text:p/>
          </table:table-cell>
          <table:table-cell table:formula="of:=T(IF([$тест2.AE95]=1;ORG.OPENOFFICE.STYLE(&quot;граница&quot;);ORG.OPENOFFICE.STYLE(&quot;Стандарт&quot;)))">
            <text:p/>
          </table:table-cell>
          <table:table-cell table:formula="of:=T(IF([$тест2.AF95]=1;ORG.OPENOFFICE.STYLE(&quot;граница&quot;);ORG.OPENOFFICE.STYLE(&quot;Стандарт&quot;)))">
            <text:p/>
          </table:table-cell>
          <table:table-cell table:formula="of:=T(IF([$тест2.AG95]=1;ORG.OPENOFFICE.STYLE(&quot;граница&quot;);ORG.OPENOFFICE.STYLE(&quot;Стандарт&quot;)))">
            <text:p/>
          </table:table-cell>
          <table:table-cell table:formula="of:=T(IF([$тест2.AH95]=1;ORG.OPENOFFICE.STYLE(&quot;граница&quot;);ORG.OPENOFFICE.STYLE(&quot;Стандарт&quot;)))">
            <text:p/>
          </table:table-cell>
          <table:table-cell table:formula="of:=T(IF([$тест2.AI95]=1;ORG.OPENOFFICE.STYLE(&quot;граница&quot;);ORG.OPENOFFICE.STYLE(&quot;Стандарт&quot;)))">
            <text:p/>
          </table:table-cell>
          <table:table-cell table:formula="of:=T(IF([$тест2.AJ95]=1;ORG.OPENOFFICE.STYLE(&quot;граница&quot;);ORG.OPENOFFICE.STYLE(&quot;Стандарт&quot;)))">
            <text:p/>
          </table:table-cell>
          <table:table-cell table:formula="of:=T(IF([$тест2.AK95]=1;ORG.OPENOFFICE.STYLE(&quot;граница&quot;);ORG.OPENOFFICE.STYLE(&quot;Стандарт&quot;)))">
            <text:p/>
          </table:table-cell>
          <table:table-cell table:formula="of:=T(IF([$тест2.AL95]=1;ORG.OPENOFFICE.STYLE(&quot;граница&quot;);ORG.OPENOFFICE.STYLE(&quot;Стандарт&quot;)))">
            <text:p/>
          </table:table-cell>
          <table:table-cell table:formula="of:=T(IF([$тест2.AM95]=1;ORG.OPENOFFICE.STYLE(&quot;граница&quot;);ORG.OPENOFFICE.STYLE(&quot;Стандарт&quot;)))">
            <text:p/>
          </table:table-cell>
          <table:table-cell table:formula="of:=T(IF([$тест2.AN95]=1;ORG.OPENOFFICE.STYLE(&quot;граница&quot;);ORG.OPENOFFICE.STYLE(&quot;Стандарт&quot;)))">
            <text:p/>
          </table:table-cell>
          <table:table-cell table:formula="of:=T(IF([$тест2.AO95]=1;ORG.OPENOFFICE.STYLE(&quot;граница&quot;);ORG.OPENOFFICE.STYLE(&quot;Стандарт&quot;)))">
            <text:p/>
          </table:table-cell>
          <table:table-cell table:formula="of:=T(IF([$тест2.AP95]=1;ORG.OPENOFFICE.STYLE(&quot;граница&quot;);ORG.OPENOFFICE.STYLE(&quot;Стандарт&quot;)))">
            <text:p/>
          </table:table-cell>
          <table:table-cell table:formula="of:=T(IF([$тест2.AQ95]=1;ORG.OPENOFFICE.STYLE(&quot;граница&quot;);ORG.OPENOFFICE.STYLE(&quot;Стандарт&quot;)))">
            <text:p/>
          </table:table-cell>
          <table:table-cell table:formula="of:=T(IF([$тест2.AR95]=1;ORG.OPENOFFICE.STYLE(&quot;граница&quot;);ORG.OPENOFFICE.STYLE(&quot;Стандарт&quot;)))">
            <text:p/>
          </table:table-cell>
          <table:table-cell table:formula="of:=T(IF([$тест2.AS95]=1;ORG.OPENOFFICE.STYLE(&quot;граница&quot;);ORG.OPENOFFICE.STYLE(&quot;Стандарт&quot;)))">
            <text:p/>
          </table:table-cell>
          <table:table-cell table:formula="of:=T(IF([$тест2.AT95]=1;ORG.OPENOFFICE.STYLE(&quot;граница&quot;);ORG.OPENOFFICE.STYLE(&quot;Стандарт&quot;)))">
            <text:p/>
          </table:table-cell>
          <table:table-cell table:formula="of:=T(IF([$тест2.AU95]=1;ORG.OPENOFFICE.STYLE(&quot;граница&quot;);ORG.OPENOFFICE.STYLE(&quot;Стандарт&quot;)))">
            <text:p/>
          </table:table-cell>
          <table:table-cell table:formula="of:=T(IF([$тест2.AV95]=1;ORG.OPENOFFICE.STYLE(&quot;граница&quot;);ORG.OPENOFFICE.STYLE(&quot;Стандарт&quot;)))">
            <text:p/>
          </table:table-cell>
          <table:table-cell table:formula="of:=T(IF([$тест2.AW95]=1;ORG.OPENOFFICE.STYLE(&quot;граница&quot;);ORG.OPENOFFICE.STYLE(&quot;Стандарт&quot;)))">
            <text:p/>
          </table:table-cell>
          <table:table-cell table:formula="of:=T(IF([$тест2.AX9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6]=1;ORG.OPENOFFICE.STYLE(&quot;граница&quot;);ORG.OPENOFFICE.STYLE(&quot;Стандарт&quot;)))">
            <text:p/>
          </table:table-cell>
          <table:table-cell table:formula="of:=T(IF([$тест2.C96]=1;ORG.OPENOFFICE.STYLE(&quot;граница&quot;);ORG.OPENOFFICE.STYLE(&quot;Стандарт&quot;)))">
            <text:p/>
          </table:table-cell>
          <table:table-cell table:formula="of:=T(IF([$тест2.D96]=1;ORG.OPENOFFICE.STYLE(&quot;граница&quot;);ORG.OPENOFFICE.STYLE(&quot;Стандарт&quot;)))">
            <text:p/>
          </table:table-cell>
          <table:table-cell table:formula="of:=T(IF([$тест2.E96]=1;ORG.OPENOFFICE.STYLE(&quot;граница&quot;);ORG.OPENOFFICE.STYLE(&quot;Стандарт&quot;)))">
            <text:p/>
          </table:table-cell>
          <table:table-cell table:formula="of:=T(IF([$тест2.F96]=1;ORG.OPENOFFICE.STYLE(&quot;граница&quot;);ORG.OPENOFFICE.STYLE(&quot;Стандарт&quot;)))">
            <text:p/>
          </table:table-cell>
          <table:table-cell table:formula="of:=T(IF([$тест2.G96]=1;ORG.OPENOFFICE.STYLE(&quot;граница&quot;);ORG.OPENOFFICE.STYLE(&quot;Стандарт&quot;)))">
            <text:p/>
          </table:table-cell>
          <table:table-cell table:formula="of:=T(IF([$тест2.H96]=1;ORG.OPENOFFICE.STYLE(&quot;граница&quot;);ORG.OPENOFFICE.STYLE(&quot;Стандарт&quot;)))">
            <text:p/>
          </table:table-cell>
          <table:table-cell table:formula="of:=T(IF([$тест2.I96]=1;ORG.OPENOFFICE.STYLE(&quot;граница&quot;);ORG.OPENOFFICE.STYLE(&quot;Стандарт&quot;)))">
            <text:p/>
          </table:table-cell>
          <table:table-cell table:formula="of:=T(IF([$тест2.J96]=1;ORG.OPENOFFICE.STYLE(&quot;граница&quot;);ORG.OPENOFFICE.STYLE(&quot;Стандарт&quot;)))">
            <text:p/>
          </table:table-cell>
          <table:table-cell table:formula="of:=T(IF([$тест2.K96]=1;ORG.OPENOFFICE.STYLE(&quot;граница&quot;);ORG.OPENOFFICE.STYLE(&quot;Стандарт&quot;)))">
            <text:p/>
          </table:table-cell>
          <table:table-cell table:formula="of:=T(IF([$тест2.L96]=1;ORG.OPENOFFICE.STYLE(&quot;граница&quot;);ORG.OPENOFFICE.STYLE(&quot;Стандарт&quot;)))">
            <text:p/>
          </table:table-cell>
          <table:table-cell table:formula="of:=T(IF([$тест2.M96]=1;ORG.OPENOFFICE.STYLE(&quot;граница&quot;);ORG.OPENOFFICE.STYLE(&quot;Стандарт&quot;)))">
            <text:p/>
          </table:table-cell>
          <table:table-cell table:formula="of:=T(IF([$тест2.N96]=1;ORG.OPENOFFICE.STYLE(&quot;граница&quot;);ORG.OPENOFFICE.STYLE(&quot;Стандарт&quot;)))">
            <text:p/>
          </table:table-cell>
          <table:table-cell table:formula="of:=T(IF([$тест2.O96]=1;ORG.OPENOFFICE.STYLE(&quot;граница&quot;);ORG.OPENOFFICE.STYLE(&quot;Стандарт&quot;)))">
            <text:p/>
          </table:table-cell>
          <table:table-cell table:formula="of:=T(IF([$тест2.P96]=1;ORG.OPENOFFICE.STYLE(&quot;граница&quot;);ORG.OPENOFFICE.STYLE(&quot;Стандарт&quot;)))">
            <text:p/>
          </table:table-cell>
          <table:table-cell table:formula="of:=T(IF([$тест2.Q96]=1;ORG.OPENOFFICE.STYLE(&quot;граница&quot;);ORG.OPENOFFICE.STYLE(&quot;Стандарт&quot;)))">
            <text:p/>
          </table:table-cell>
          <table:table-cell table:formula="of:=T(IF([$тест2.R96]=1;ORG.OPENOFFICE.STYLE(&quot;граница&quot;);ORG.OPENOFFICE.STYLE(&quot;Стандарт&quot;)))">
            <text:p/>
          </table:table-cell>
          <table:table-cell table:formula="of:=T(IF([$тест2.S96]=1;ORG.OPENOFFICE.STYLE(&quot;граница&quot;);ORG.OPENOFFICE.STYLE(&quot;Стандарт&quot;)))">
            <text:p/>
          </table:table-cell>
          <table:table-cell table:formula="of:=T(IF([$тест2.T96]=1;ORG.OPENOFFICE.STYLE(&quot;граница&quot;);ORG.OPENOFFICE.STYLE(&quot;Стандарт&quot;)))">
            <text:p/>
          </table:table-cell>
          <table:table-cell table:formula="of:=T(IF([$тест2.U96]=1;ORG.OPENOFFICE.STYLE(&quot;граница&quot;);ORG.OPENOFFICE.STYLE(&quot;Стандарт&quot;)))">
            <text:p/>
          </table:table-cell>
          <table:table-cell table:formula="of:=T(IF([$тест2.V96]=1;ORG.OPENOFFICE.STYLE(&quot;граница&quot;);ORG.OPENOFFICE.STYLE(&quot;Стандарт&quot;)))">
            <text:p/>
          </table:table-cell>
          <table:table-cell table:formula="of:=T(IF([$тест2.W96]=1;ORG.OPENOFFICE.STYLE(&quot;граница&quot;);ORG.OPENOFFICE.STYLE(&quot;Стандарт&quot;)))">
            <text:p/>
          </table:table-cell>
          <table:table-cell table:formula="of:=T(IF([$тест2.X96]=1;ORG.OPENOFFICE.STYLE(&quot;граница&quot;);ORG.OPENOFFICE.STYLE(&quot;Стандарт&quot;)))">
            <text:p/>
          </table:table-cell>
          <table:table-cell table:formula="of:=T(IF([$тест2.Y96]=1;ORG.OPENOFFICE.STYLE(&quot;граница&quot;);ORG.OPENOFFICE.STYLE(&quot;Стандарт&quot;)))">
            <text:p/>
          </table:table-cell>
          <table:table-cell table:formula="of:=T(IF([$тест2.Z96]=1;ORG.OPENOFFICE.STYLE(&quot;граница&quot;);ORG.OPENOFFICE.STYLE(&quot;Стандарт&quot;)))">
            <text:p/>
          </table:table-cell>
          <table:table-cell table:formula="of:=T(IF([$тест2.AA96]=1;ORG.OPENOFFICE.STYLE(&quot;граница&quot;);ORG.OPENOFFICE.STYLE(&quot;Стандарт&quot;)))">
            <text:p/>
          </table:table-cell>
          <table:table-cell table:formula="of:=T(IF([$тест2.AB96]=1;ORG.OPENOFFICE.STYLE(&quot;граница&quot;);ORG.OPENOFFICE.STYLE(&quot;Стандарт&quot;)))">
            <text:p/>
          </table:table-cell>
          <table:table-cell table:formula="of:=T(IF([$тест2.AC96]=1;ORG.OPENOFFICE.STYLE(&quot;граница&quot;);ORG.OPENOFFICE.STYLE(&quot;Стандарт&quot;)))">
            <text:p/>
          </table:table-cell>
          <table:table-cell table:formula="of:=T(IF([$тест2.AD96]=1;ORG.OPENOFFICE.STYLE(&quot;граница&quot;);ORG.OPENOFFICE.STYLE(&quot;Стандарт&quot;)))">
            <text:p/>
          </table:table-cell>
          <table:table-cell table:formula="of:=T(IF([$тест2.AE96]=1;ORG.OPENOFFICE.STYLE(&quot;граница&quot;);ORG.OPENOFFICE.STYLE(&quot;Стандарт&quot;)))">
            <text:p/>
          </table:table-cell>
          <table:table-cell table:formula="of:=T(IF([$тест2.AF96]=1;ORG.OPENOFFICE.STYLE(&quot;граница&quot;);ORG.OPENOFFICE.STYLE(&quot;Стандарт&quot;)))">
            <text:p/>
          </table:table-cell>
          <table:table-cell table:formula="of:=T(IF([$тест2.AG96]=1;ORG.OPENOFFICE.STYLE(&quot;граница&quot;);ORG.OPENOFFICE.STYLE(&quot;Стандарт&quot;)))">
            <text:p/>
          </table:table-cell>
          <table:table-cell table:formula="of:=T(IF([$тест2.AH96]=1;ORG.OPENOFFICE.STYLE(&quot;граница&quot;);ORG.OPENOFFICE.STYLE(&quot;Стандарт&quot;)))">
            <text:p/>
          </table:table-cell>
          <table:table-cell table:formula="of:=T(IF([$тест2.AI96]=1;ORG.OPENOFFICE.STYLE(&quot;граница&quot;);ORG.OPENOFFICE.STYLE(&quot;Стандарт&quot;)))">
            <text:p/>
          </table:table-cell>
          <table:table-cell table:formula="of:=T(IF([$тест2.AJ96]=1;ORG.OPENOFFICE.STYLE(&quot;граница&quot;);ORG.OPENOFFICE.STYLE(&quot;Стандарт&quot;)))">
            <text:p/>
          </table:table-cell>
          <table:table-cell table:formula="of:=T(IF([$тест2.AK96]=1;ORG.OPENOFFICE.STYLE(&quot;граница&quot;);ORG.OPENOFFICE.STYLE(&quot;Стандарт&quot;)))">
            <text:p/>
          </table:table-cell>
          <table:table-cell table:formula="of:=T(IF([$тест2.AL96]=1;ORG.OPENOFFICE.STYLE(&quot;граница&quot;);ORG.OPENOFFICE.STYLE(&quot;Стандарт&quot;)))">
            <text:p/>
          </table:table-cell>
          <table:table-cell table:formula="of:=T(IF([$тест2.AM96]=1;ORG.OPENOFFICE.STYLE(&quot;граница&quot;);ORG.OPENOFFICE.STYLE(&quot;Стандарт&quot;)))">
            <text:p/>
          </table:table-cell>
          <table:table-cell table:formula="of:=T(IF([$тест2.AN96]=1;ORG.OPENOFFICE.STYLE(&quot;граница&quot;);ORG.OPENOFFICE.STYLE(&quot;Стандарт&quot;)))">
            <text:p/>
          </table:table-cell>
          <table:table-cell table:formula="of:=T(IF([$тест2.AO96]=1;ORG.OPENOFFICE.STYLE(&quot;граница&quot;);ORG.OPENOFFICE.STYLE(&quot;Стандарт&quot;)))">
            <text:p/>
          </table:table-cell>
          <table:table-cell table:formula="of:=T(IF([$тест2.AP96]=1;ORG.OPENOFFICE.STYLE(&quot;граница&quot;);ORG.OPENOFFICE.STYLE(&quot;Стандарт&quot;)))">
            <text:p/>
          </table:table-cell>
          <table:table-cell table:formula="of:=T(IF([$тест2.AQ96]=1;ORG.OPENOFFICE.STYLE(&quot;граница&quot;);ORG.OPENOFFICE.STYLE(&quot;Стандарт&quot;)))">
            <text:p/>
          </table:table-cell>
          <table:table-cell table:formula="of:=T(IF([$тест2.AR96]=1;ORG.OPENOFFICE.STYLE(&quot;граница&quot;);ORG.OPENOFFICE.STYLE(&quot;Стандарт&quot;)))">
            <text:p/>
          </table:table-cell>
          <table:table-cell table:formula="of:=T(IF([$тест2.AS96]=1;ORG.OPENOFFICE.STYLE(&quot;граница&quot;);ORG.OPENOFFICE.STYLE(&quot;Стандарт&quot;)))">
            <text:p/>
          </table:table-cell>
          <table:table-cell table:formula="of:=T(IF([$тест2.AT96]=1;ORG.OPENOFFICE.STYLE(&quot;граница&quot;);ORG.OPENOFFICE.STYLE(&quot;Стандарт&quot;)))">
            <text:p/>
          </table:table-cell>
          <table:table-cell table:formula="of:=T(IF([$тест2.AU96]=1;ORG.OPENOFFICE.STYLE(&quot;граница&quot;);ORG.OPENOFFICE.STYLE(&quot;Стандарт&quot;)))">
            <text:p/>
          </table:table-cell>
          <table:table-cell table:formula="of:=T(IF([$тест2.AV96]=1;ORG.OPENOFFICE.STYLE(&quot;граница&quot;);ORG.OPENOFFICE.STYLE(&quot;Стандарт&quot;)))">
            <text:p/>
          </table:table-cell>
          <table:table-cell table:formula="of:=T(IF([$тест2.AW96]=1;ORG.OPENOFFICE.STYLE(&quot;граница&quot;);ORG.OPENOFFICE.STYLE(&quot;Стандарт&quot;)))">
            <text:p/>
          </table:table-cell>
          <table:table-cell table:formula="of:=T(IF([$тест2.AX9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7]=1;ORG.OPENOFFICE.STYLE(&quot;граница&quot;);ORG.OPENOFFICE.STYLE(&quot;Стандарт&quot;)))">
            <text:p/>
          </table:table-cell>
          <table:table-cell table:formula="of:=T(IF([$тест2.C97]=1;ORG.OPENOFFICE.STYLE(&quot;граница&quot;);ORG.OPENOFFICE.STYLE(&quot;Стандарт&quot;)))">
            <text:p/>
          </table:table-cell>
          <table:table-cell table:formula="of:=T(IF([$тест2.D97]=1;ORG.OPENOFFICE.STYLE(&quot;граница&quot;);ORG.OPENOFFICE.STYLE(&quot;Стандарт&quot;)))">
            <text:p/>
          </table:table-cell>
          <table:table-cell table:formula="of:=T(IF([$тест2.E97]=1;ORG.OPENOFFICE.STYLE(&quot;граница&quot;);ORG.OPENOFFICE.STYLE(&quot;Стандарт&quot;)))">
            <text:p/>
          </table:table-cell>
          <table:table-cell table:formula="of:=T(IF([$тест2.F97]=1;ORG.OPENOFFICE.STYLE(&quot;граница&quot;);ORG.OPENOFFICE.STYLE(&quot;Стандарт&quot;)))">
            <text:p/>
          </table:table-cell>
          <table:table-cell table:formula="of:=T(IF([$тест2.G97]=1;ORG.OPENOFFICE.STYLE(&quot;граница&quot;);ORG.OPENOFFICE.STYLE(&quot;Стандарт&quot;)))">
            <text:p/>
          </table:table-cell>
          <table:table-cell table:formula="of:=T(IF([$тест2.H97]=1;ORG.OPENOFFICE.STYLE(&quot;граница&quot;);ORG.OPENOFFICE.STYLE(&quot;Стандарт&quot;)))">
            <text:p/>
          </table:table-cell>
          <table:table-cell table:formula="of:=T(IF([$тест2.I97]=1;ORG.OPENOFFICE.STYLE(&quot;граница&quot;);ORG.OPENOFFICE.STYLE(&quot;Стандарт&quot;)))">
            <text:p/>
          </table:table-cell>
          <table:table-cell table:formula="of:=T(IF([$тест2.J97]=1;ORG.OPENOFFICE.STYLE(&quot;граница&quot;);ORG.OPENOFFICE.STYLE(&quot;Стандарт&quot;)))">
            <text:p/>
          </table:table-cell>
          <table:table-cell table:formula="of:=T(IF([$тест2.K97]=1;ORG.OPENOFFICE.STYLE(&quot;граница&quot;);ORG.OPENOFFICE.STYLE(&quot;Стандарт&quot;)))">
            <text:p/>
          </table:table-cell>
          <table:table-cell table:formula="of:=T(IF([$тест2.L97]=1;ORG.OPENOFFICE.STYLE(&quot;граница&quot;);ORG.OPENOFFICE.STYLE(&quot;Стандарт&quot;)))">
            <text:p/>
          </table:table-cell>
          <table:table-cell table:formula="of:=T(IF([$тест2.M97]=1;ORG.OPENOFFICE.STYLE(&quot;граница&quot;);ORG.OPENOFFICE.STYLE(&quot;Стандарт&quot;)))">
            <text:p/>
          </table:table-cell>
          <table:table-cell table:formula="of:=T(IF([$тест2.N97]=1;ORG.OPENOFFICE.STYLE(&quot;граница&quot;);ORG.OPENOFFICE.STYLE(&quot;Стандарт&quot;)))">
            <text:p/>
          </table:table-cell>
          <table:table-cell table:formula="of:=T(IF([$тест2.O97]=1;ORG.OPENOFFICE.STYLE(&quot;граница&quot;);ORG.OPENOFFICE.STYLE(&quot;Стандарт&quot;)))">
            <text:p/>
          </table:table-cell>
          <table:table-cell table:formula="of:=T(IF([$тест2.P97]=1;ORG.OPENOFFICE.STYLE(&quot;граница&quot;);ORG.OPENOFFICE.STYLE(&quot;Стандарт&quot;)))">
            <text:p/>
          </table:table-cell>
          <table:table-cell table:formula="of:=T(IF([$тест2.Q97]=1;ORG.OPENOFFICE.STYLE(&quot;граница&quot;);ORG.OPENOFFICE.STYLE(&quot;Стандарт&quot;)))">
            <text:p/>
          </table:table-cell>
          <table:table-cell table:formula="of:=T(IF([$тест2.R97]=1;ORG.OPENOFFICE.STYLE(&quot;граница&quot;);ORG.OPENOFFICE.STYLE(&quot;Стандарт&quot;)))">
            <text:p/>
          </table:table-cell>
          <table:table-cell table:formula="of:=T(IF([$тест2.S97]=1;ORG.OPENOFFICE.STYLE(&quot;граница&quot;);ORG.OPENOFFICE.STYLE(&quot;Стандарт&quot;)))">
            <text:p/>
          </table:table-cell>
          <table:table-cell table:formula="of:=T(IF([$тест2.T97]=1;ORG.OPENOFFICE.STYLE(&quot;граница&quot;);ORG.OPENOFFICE.STYLE(&quot;Стандарт&quot;)))">
            <text:p/>
          </table:table-cell>
          <table:table-cell table:formula="of:=T(IF([$тест2.U97]=1;ORG.OPENOFFICE.STYLE(&quot;граница&quot;);ORG.OPENOFFICE.STYLE(&quot;Стандарт&quot;)))">
            <text:p/>
          </table:table-cell>
          <table:table-cell table:formula="of:=T(IF([$тест2.V97]=1;ORG.OPENOFFICE.STYLE(&quot;граница&quot;);ORG.OPENOFFICE.STYLE(&quot;Стандарт&quot;)))">
            <text:p/>
          </table:table-cell>
          <table:table-cell table:formula="of:=T(IF([$тест2.W97]=1;ORG.OPENOFFICE.STYLE(&quot;граница&quot;);ORG.OPENOFFICE.STYLE(&quot;Стандарт&quot;)))">
            <text:p/>
          </table:table-cell>
          <table:table-cell table:formula="of:=T(IF([$тест2.X97]=1;ORG.OPENOFFICE.STYLE(&quot;граница&quot;);ORG.OPENOFFICE.STYLE(&quot;Стандарт&quot;)))">
            <text:p/>
          </table:table-cell>
          <table:table-cell table:formula="of:=T(IF([$тест2.Y97]=1;ORG.OPENOFFICE.STYLE(&quot;граница&quot;);ORG.OPENOFFICE.STYLE(&quot;Стандарт&quot;)))">
            <text:p/>
          </table:table-cell>
          <table:table-cell table:formula="of:=T(IF([$тест2.Z97]=1;ORG.OPENOFFICE.STYLE(&quot;граница&quot;);ORG.OPENOFFICE.STYLE(&quot;Стандарт&quot;)))">
            <text:p/>
          </table:table-cell>
          <table:table-cell table:formula="of:=T(IF([$тест2.AA97]=1;ORG.OPENOFFICE.STYLE(&quot;граница&quot;);ORG.OPENOFFICE.STYLE(&quot;Стандарт&quot;)))">
            <text:p/>
          </table:table-cell>
          <table:table-cell table:formula="of:=T(IF([$тест2.AB97]=1;ORG.OPENOFFICE.STYLE(&quot;граница&quot;);ORG.OPENOFFICE.STYLE(&quot;Стандарт&quot;)))">
            <text:p/>
          </table:table-cell>
          <table:table-cell table:formula="of:=T(IF([$тест2.AC97]=1;ORG.OPENOFFICE.STYLE(&quot;граница&quot;);ORG.OPENOFFICE.STYLE(&quot;Стандарт&quot;)))">
            <text:p/>
          </table:table-cell>
          <table:table-cell table:formula="of:=T(IF([$тест2.AD97]=1;ORG.OPENOFFICE.STYLE(&quot;граница&quot;);ORG.OPENOFFICE.STYLE(&quot;Стандарт&quot;)))">
            <text:p/>
          </table:table-cell>
          <table:table-cell table:formula="of:=T(IF([$тест2.AE97]=1;ORG.OPENOFFICE.STYLE(&quot;граница&quot;);ORG.OPENOFFICE.STYLE(&quot;Стандарт&quot;)))">
            <text:p/>
          </table:table-cell>
          <table:table-cell table:formula="of:=T(IF([$тест2.AF97]=1;ORG.OPENOFFICE.STYLE(&quot;граница&quot;);ORG.OPENOFFICE.STYLE(&quot;Стандарт&quot;)))">
            <text:p/>
          </table:table-cell>
          <table:table-cell table:formula="of:=T(IF([$тест2.AG97]=1;ORG.OPENOFFICE.STYLE(&quot;граница&quot;);ORG.OPENOFFICE.STYLE(&quot;Стандарт&quot;)))">
            <text:p/>
          </table:table-cell>
          <table:table-cell table:formula="of:=T(IF([$тест2.AH97]=1;ORG.OPENOFFICE.STYLE(&quot;граница&quot;);ORG.OPENOFFICE.STYLE(&quot;Стандарт&quot;)))">
            <text:p/>
          </table:table-cell>
          <table:table-cell table:formula="of:=T(IF([$тест2.AI97]=1;ORG.OPENOFFICE.STYLE(&quot;граница&quot;);ORG.OPENOFFICE.STYLE(&quot;Стандарт&quot;)))">
            <text:p/>
          </table:table-cell>
          <table:table-cell table:formula="of:=T(IF([$тест2.AJ97]=1;ORG.OPENOFFICE.STYLE(&quot;граница&quot;);ORG.OPENOFFICE.STYLE(&quot;Стандарт&quot;)))">
            <text:p/>
          </table:table-cell>
          <table:table-cell table:formula="of:=T(IF([$тест2.AK97]=1;ORG.OPENOFFICE.STYLE(&quot;граница&quot;);ORG.OPENOFFICE.STYLE(&quot;Стандарт&quot;)))">
            <text:p/>
          </table:table-cell>
          <table:table-cell table:formula="of:=T(IF([$тест2.AL97]=1;ORG.OPENOFFICE.STYLE(&quot;граница&quot;);ORG.OPENOFFICE.STYLE(&quot;Стандарт&quot;)))">
            <text:p/>
          </table:table-cell>
          <table:table-cell table:formula="of:=T(IF([$тест2.AM97]=1;ORG.OPENOFFICE.STYLE(&quot;граница&quot;);ORG.OPENOFFICE.STYLE(&quot;Стандарт&quot;)))">
            <text:p/>
          </table:table-cell>
          <table:table-cell table:formula="of:=T(IF([$тест2.AN97]=1;ORG.OPENOFFICE.STYLE(&quot;граница&quot;);ORG.OPENOFFICE.STYLE(&quot;Стандарт&quot;)))">
            <text:p/>
          </table:table-cell>
          <table:table-cell table:formula="of:=T(IF([$тест2.AO97]=1;ORG.OPENOFFICE.STYLE(&quot;граница&quot;);ORG.OPENOFFICE.STYLE(&quot;Стандарт&quot;)))">
            <text:p/>
          </table:table-cell>
          <table:table-cell table:formula="of:=T(IF([$тест2.AP97]=1;ORG.OPENOFFICE.STYLE(&quot;граница&quot;);ORG.OPENOFFICE.STYLE(&quot;Стандарт&quot;)))">
            <text:p/>
          </table:table-cell>
          <table:table-cell table:formula="of:=T(IF([$тест2.AQ97]=1;ORG.OPENOFFICE.STYLE(&quot;граница&quot;);ORG.OPENOFFICE.STYLE(&quot;Стандарт&quot;)))">
            <text:p/>
          </table:table-cell>
          <table:table-cell table:formula="of:=T(IF([$тест2.AR97]=1;ORG.OPENOFFICE.STYLE(&quot;граница&quot;);ORG.OPENOFFICE.STYLE(&quot;Стандарт&quot;)))">
            <text:p/>
          </table:table-cell>
          <table:table-cell table:formula="of:=T(IF([$тест2.AS97]=1;ORG.OPENOFFICE.STYLE(&quot;граница&quot;);ORG.OPENOFFICE.STYLE(&quot;Стандарт&quot;)))">
            <text:p/>
          </table:table-cell>
          <table:table-cell table:formula="of:=T(IF([$тест2.AT97]=1;ORG.OPENOFFICE.STYLE(&quot;граница&quot;);ORG.OPENOFFICE.STYLE(&quot;Стандарт&quot;)))">
            <text:p/>
          </table:table-cell>
          <table:table-cell table:formula="of:=T(IF([$тест2.AU97]=1;ORG.OPENOFFICE.STYLE(&quot;граница&quot;);ORG.OPENOFFICE.STYLE(&quot;Стандарт&quot;)))">
            <text:p/>
          </table:table-cell>
          <table:table-cell table:formula="of:=T(IF([$тест2.AV97]=1;ORG.OPENOFFICE.STYLE(&quot;граница&quot;);ORG.OPENOFFICE.STYLE(&quot;Стандарт&quot;)))">
            <text:p/>
          </table:table-cell>
          <table:table-cell table:formula="of:=T(IF([$тест2.AW97]=1;ORG.OPENOFFICE.STYLE(&quot;граница&quot;);ORG.OPENOFFICE.STYLE(&quot;Стандарт&quot;)))">
            <text:p/>
          </table:table-cell>
          <table:table-cell table:formula="of:=T(IF([$тест2.AX9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8]=1;ORG.OPENOFFICE.STYLE(&quot;граница&quot;);ORG.OPENOFFICE.STYLE(&quot;Стандарт&quot;)))">
            <text:p/>
          </table:table-cell>
          <table:table-cell table:formula="of:=T(IF([$тест2.C98]=1;ORG.OPENOFFICE.STYLE(&quot;граница&quot;);ORG.OPENOFFICE.STYLE(&quot;Стандарт&quot;)))">
            <text:p/>
          </table:table-cell>
          <table:table-cell table:formula="of:=T(IF([$тест2.D98]=1;ORG.OPENOFFICE.STYLE(&quot;граница&quot;);ORG.OPENOFFICE.STYLE(&quot;Стандарт&quot;)))">
            <text:p/>
          </table:table-cell>
          <table:table-cell table:formula="of:=T(IF([$тест2.E98]=1;ORG.OPENOFFICE.STYLE(&quot;граница&quot;);ORG.OPENOFFICE.STYLE(&quot;Стандарт&quot;)))">
            <text:p/>
          </table:table-cell>
          <table:table-cell table:formula="of:=T(IF([$тест2.F98]=1;ORG.OPENOFFICE.STYLE(&quot;граница&quot;);ORG.OPENOFFICE.STYLE(&quot;Стандарт&quot;)))">
            <text:p/>
          </table:table-cell>
          <table:table-cell table:formula="of:=T(IF([$тест2.G98]=1;ORG.OPENOFFICE.STYLE(&quot;граница&quot;);ORG.OPENOFFICE.STYLE(&quot;Стандарт&quot;)))">
            <text:p/>
          </table:table-cell>
          <table:table-cell table:formula="of:=T(IF([$тест2.H98]=1;ORG.OPENOFFICE.STYLE(&quot;граница&quot;);ORG.OPENOFFICE.STYLE(&quot;Стандарт&quot;)))">
            <text:p/>
          </table:table-cell>
          <table:table-cell table:formula="of:=T(IF([$тест2.I98]=1;ORG.OPENOFFICE.STYLE(&quot;граница&quot;);ORG.OPENOFFICE.STYLE(&quot;Стандарт&quot;)))">
            <text:p/>
          </table:table-cell>
          <table:table-cell table:formula="of:=T(IF([$тест2.J98]=1;ORG.OPENOFFICE.STYLE(&quot;граница&quot;);ORG.OPENOFFICE.STYLE(&quot;Стандарт&quot;)))">
            <text:p/>
          </table:table-cell>
          <table:table-cell table:formula="of:=T(IF([$тест2.K98]=1;ORG.OPENOFFICE.STYLE(&quot;граница&quot;);ORG.OPENOFFICE.STYLE(&quot;Стандарт&quot;)))">
            <text:p/>
          </table:table-cell>
          <table:table-cell table:formula="of:=T(IF([$тест2.L98]=1;ORG.OPENOFFICE.STYLE(&quot;граница&quot;);ORG.OPENOFFICE.STYLE(&quot;Стандарт&quot;)))">
            <text:p/>
          </table:table-cell>
          <table:table-cell table:formula="of:=T(IF([$тест2.M98]=1;ORG.OPENOFFICE.STYLE(&quot;граница&quot;);ORG.OPENOFFICE.STYLE(&quot;Стандарт&quot;)))">
            <text:p/>
          </table:table-cell>
          <table:table-cell table:formula="of:=T(IF([$тест2.N98]=1;ORG.OPENOFFICE.STYLE(&quot;граница&quot;);ORG.OPENOFFICE.STYLE(&quot;Стандарт&quot;)))">
            <text:p/>
          </table:table-cell>
          <table:table-cell table:formula="of:=T(IF([$тест2.O98]=1;ORG.OPENOFFICE.STYLE(&quot;граница&quot;);ORG.OPENOFFICE.STYLE(&quot;Стандарт&quot;)))">
            <text:p/>
          </table:table-cell>
          <table:table-cell table:formula="of:=T(IF([$тест2.P98]=1;ORG.OPENOFFICE.STYLE(&quot;граница&quot;);ORG.OPENOFFICE.STYLE(&quot;Стандарт&quot;)))">
            <text:p/>
          </table:table-cell>
          <table:table-cell table:formula="of:=T(IF([$тест2.Q98]=1;ORG.OPENOFFICE.STYLE(&quot;граница&quot;);ORG.OPENOFFICE.STYLE(&quot;Стандарт&quot;)))">
            <text:p/>
          </table:table-cell>
          <table:table-cell table:formula="of:=T(IF([$тест2.R98]=1;ORG.OPENOFFICE.STYLE(&quot;граница&quot;);ORG.OPENOFFICE.STYLE(&quot;Стандарт&quot;)))">
            <text:p/>
          </table:table-cell>
          <table:table-cell table:formula="of:=T(IF([$тест2.S98]=1;ORG.OPENOFFICE.STYLE(&quot;граница&quot;);ORG.OPENOFFICE.STYLE(&quot;Стандарт&quot;)))">
            <text:p/>
          </table:table-cell>
          <table:table-cell table:formula="of:=T(IF([$тест2.T98]=1;ORG.OPENOFFICE.STYLE(&quot;граница&quot;);ORG.OPENOFFICE.STYLE(&quot;Стандарт&quot;)))">
            <text:p/>
          </table:table-cell>
          <table:table-cell table:formula="of:=T(IF([$тест2.U98]=1;ORG.OPENOFFICE.STYLE(&quot;граница&quot;);ORG.OPENOFFICE.STYLE(&quot;Стандарт&quot;)))">
            <text:p/>
          </table:table-cell>
          <table:table-cell table:formula="of:=T(IF([$тест2.V98]=1;ORG.OPENOFFICE.STYLE(&quot;граница&quot;);ORG.OPENOFFICE.STYLE(&quot;Стандарт&quot;)))">
            <text:p/>
          </table:table-cell>
          <table:table-cell table:formula="of:=T(IF([$тест2.W98]=1;ORG.OPENOFFICE.STYLE(&quot;граница&quot;);ORG.OPENOFFICE.STYLE(&quot;Стандарт&quot;)))">
            <text:p/>
          </table:table-cell>
          <table:table-cell table:formula="of:=T(IF([$тест2.X98]=1;ORG.OPENOFFICE.STYLE(&quot;граница&quot;);ORG.OPENOFFICE.STYLE(&quot;Стандарт&quot;)))">
            <text:p/>
          </table:table-cell>
          <table:table-cell table:formula="of:=T(IF([$тест2.Y98]=1;ORG.OPENOFFICE.STYLE(&quot;граница&quot;);ORG.OPENOFFICE.STYLE(&quot;Стандарт&quot;)))">
            <text:p/>
          </table:table-cell>
          <table:table-cell table:formula="of:=T(IF([$тест2.Z98]=1;ORG.OPENOFFICE.STYLE(&quot;граница&quot;);ORG.OPENOFFICE.STYLE(&quot;Стандарт&quot;)))">
            <text:p/>
          </table:table-cell>
          <table:table-cell table:formula="of:=T(IF([$тест2.AA98]=1;ORG.OPENOFFICE.STYLE(&quot;граница&quot;);ORG.OPENOFFICE.STYLE(&quot;Стандарт&quot;)))">
            <text:p/>
          </table:table-cell>
          <table:table-cell table:formula="of:=T(IF([$тест2.AB98]=1;ORG.OPENOFFICE.STYLE(&quot;граница&quot;);ORG.OPENOFFICE.STYLE(&quot;Стандарт&quot;)))">
            <text:p/>
          </table:table-cell>
          <table:table-cell table:formula="of:=T(IF([$тест2.AC98]=1;ORG.OPENOFFICE.STYLE(&quot;граница&quot;);ORG.OPENOFFICE.STYLE(&quot;Стандарт&quot;)))">
            <text:p/>
          </table:table-cell>
          <table:table-cell table:formula="of:=T(IF([$тест2.AD98]=1;ORG.OPENOFFICE.STYLE(&quot;граница&quot;);ORG.OPENOFFICE.STYLE(&quot;Стандарт&quot;)))">
            <text:p/>
          </table:table-cell>
          <table:table-cell table:formula="of:=T(IF([$тест2.AE98]=1;ORG.OPENOFFICE.STYLE(&quot;граница&quot;);ORG.OPENOFFICE.STYLE(&quot;Стандарт&quot;)))">
            <text:p/>
          </table:table-cell>
          <table:table-cell table:formula="of:=T(IF([$тест2.AF98]=1;ORG.OPENOFFICE.STYLE(&quot;граница&quot;);ORG.OPENOFFICE.STYLE(&quot;Стандарт&quot;)))">
            <text:p/>
          </table:table-cell>
          <table:table-cell table:formula="of:=T(IF([$тест2.AG98]=1;ORG.OPENOFFICE.STYLE(&quot;граница&quot;);ORG.OPENOFFICE.STYLE(&quot;Стандарт&quot;)))">
            <text:p/>
          </table:table-cell>
          <table:table-cell table:formula="of:=T(IF([$тест2.AH98]=1;ORG.OPENOFFICE.STYLE(&quot;граница&quot;);ORG.OPENOFFICE.STYLE(&quot;Стандарт&quot;)))">
            <text:p/>
          </table:table-cell>
          <table:table-cell table:formula="of:=T(IF([$тест2.AI98]=1;ORG.OPENOFFICE.STYLE(&quot;граница&quot;);ORG.OPENOFFICE.STYLE(&quot;Стандарт&quot;)))">
            <text:p/>
          </table:table-cell>
          <table:table-cell table:formula="of:=T(IF([$тест2.AJ98]=1;ORG.OPENOFFICE.STYLE(&quot;граница&quot;);ORG.OPENOFFICE.STYLE(&quot;Стандарт&quot;)))">
            <text:p/>
          </table:table-cell>
          <table:table-cell table:formula="of:=T(IF([$тест2.AK98]=1;ORG.OPENOFFICE.STYLE(&quot;граница&quot;);ORG.OPENOFFICE.STYLE(&quot;Стандарт&quot;)))">
            <text:p/>
          </table:table-cell>
          <table:table-cell table:formula="of:=T(IF([$тест2.AL98]=1;ORG.OPENOFFICE.STYLE(&quot;граница&quot;);ORG.OPENOFFICE.STYLE(&quot;Стандарт&quot;)))">
            <text:p/>
          </table:table-cell>
          <table:table-cell table:formula="of:=T(IF([$тест2.AM98]=1;ORG.OPENOFFICE.STYLE(&quot;граница&quot;);ORG.OPENOFFICE.STYLE(&quot;Стандарт&quot;)))">
            <text:p/>
          </table:table-cell>
          <table:table-cell table:formula="of:=T(IF([$тест2.AN98]=1;ORG.OPENOFFICE.STYLE(&quot;граница&quot;);ORG.OPENOFFICE.STYLE(&quot;Стандарт&quot;)))">
            <text:p/>
          </table:table-cell>
          <table:table-cell table:formula="of:=T(IF([$тест2.AO98]=1;ORG.OPENOFFICE.STYLE(&quot;граница&quot;);ORG.OPENOFFICE.STYLE(&quot;Стандарт&quot;)))">
            <text:p/>
          </table:table-cell>
          <table:table-cell table:formula="of:=T(IF([$тест2.AP98]=1;ORG.OPENOFFICE.STYLE(&quot;граница&quot;);ORG.OPENOFFICE.STYLE(&quot;Стандарт&quot;)))">
            <text:p/>
          </table:table-cell>
          <table:table-cell table:formula="of:=T(IF([$тест2.AQ98]=1;ORG.OPENOFFICE.STYLE(&quot;граница&quot;);ORG.OPENOFFICE.STYLE(&quot;Стандарт&quot;)))">
            <text:p/>
          </table:table-cell>
          <table:table-cell table:formula="of:=T(IF([$тест2.AR98]=1;ORG.OPENOFFICE.STYLE(&quot;граница&quot;);ORG.OPENOFFICE.STYLE(&quot;Стандарт&quot;)))">
            <text:p/>
          </table:table-cell>
          <table:table-cell table:formula="of:=T(IF([$тест2.AS98]=1;ORG.OPENOFFICE.STYLE(&quot;граница&quot;);ORG.OPENOFFICE.STYLE(&quot;Стандарт&quot;)))">
            <text:p/>
          </table:table-cell>
          <table:table-cell table:formula="of:=T(IF([$тест2.AT98]=1;ORG.OPENOFFICE.STYLE(&quot;граница&quot;);ORG.OPENOFFICE.STYLE(&quot;Стандарт&quot;)))">
            <text:p/>
          </table:table-cell>
          <table:table-cell table:formula="of:=T(IF([$тест2.AU98]=1;ORG.OPENOFFICE.STYLE(&quot;граница&quot;);ORG.OPENOFFICE.STYLE(&quot;Стандарт&quot;)))">
            <text:p/>
          </table:table-cell>
          <table:table-cell table:formula="of:=T(IF([$тест2.AV98]=1;ORG.OPENOFFICE.STYLE(&quot;граница&quot;);ORG.OPENOFFICE.STYLE(&quot;Стандарт&quot;)))">
            <text:p/>
          </table:table-cell>
          <table:table-cell table:formula="of:=T(IF([$тест2.AW98]=1;ORG.OPENOFFICE.STYLE(&quot;граница&quot;);ORG.OPENOFFICE.STYLE(&quot;Стандарт&quot;)))">
            <text:p/>
          </table:table-cell>
          <table:table-cell table:formula="of:=T(IF([$тест2.AX9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99]=1;ORG.OPENOFFICE.STYLE(&quot;граница&quot;);ORG.OPENOFFICE.STYLE(&quot;Стандарт&quot;)))">
            <text:p/>
          </table:table-cell>
          <table:table-cell table:formula="of:=T(IF([$тест2.C99]=1;ORG.OPENOFFICE.STYLE(&quot;граница&quot;);ORG.OPENOFFICE.STYLE(&quot;Стандарт&quot;)))">
            <text:p/>
          </table:table-cell>
          <table:table-cell table:formula="of:=T(IF([$тест2.D99]=1;ORG.OPENOFFICE.STYLE(&quot;граница&quot;);ORG.OPENOFFICE.STYLE(&quot;Стандарт&quot;)))">
            <text:p/>
          </table:table-cell>
          <table:table-cell table:formula="of:=T(IF([$тест2.E99]=1;ORG.OPENOFFICE.STYLE(&quot;граница&quot;);ORG.OPENOFFICE.STYLE(&quot;Стандарт&quot;)))">
            <text:p/>
          </table:table-cell>
          <table:table-cell table:formula="of:=T(IF([$тест2.F99]=1;ORG.OPENOFFICE.STYLE(&quot;граница&quot;);ORG.OPENOFFICE.STYLE(&quot;Стандарт&quot;)))">
            <text:p/>
          </table:table-cell>
          <table:table-cell table:formula="of:=T(IF([$тест2.G99]=1;ORG.OPENOFFICE.STYLE(&quot;граница&quot;);ORG.OPENOFFICE.STYLE(&quot;Стандарт&quot;)))">
            <text:p/>
          </table:table-cell>
          <table:table-cell table:formula="of:=T(IF([$тест2.H99]=1;ORG.OPENOFFICE.STYLE(&quot;граница&quot;);ORG.OPENOFFICE.STYLE(&quot;Стандарт&quot;)))">
            <text:p/>
          </table:table-cell>
          <table:table-cell table:formula="of:=T(IF([$тест2.I99]=1;ORG.OPENOFFICE.STYLE(&quot;граница&quot;);ORG.OPENOFFICE.STYLE(&quot;Стандарт&quot;)))">
            <text:p/>
          </table:table-cell>
          <table:table-cell table:formula="of:=T(IF([$тест2.J99]=1;ORG.OPENOFFICE.STYLE(&quot;граница&quot;);ORG.OPENOFFICE.STYLE(&quot;Стандарт&quot;)))">
            <text:p/>
          </table:table-cell>
          <table:table-cell table:formula="of:=T(IF([$тест2.K99]=1;ORG.OPENOFFICE.STYLE(&quot;граница&quot;);ORG.OPENOFFICE.STYLE(&quot;Стандарт&quot;)))">
            <text:p/>
          </table:table-cell>
          <table:table-cell table:formula="of:=T(IF([$тест2.L99]=1;ORG.OPENOFFICE.STYLE(&quot;граница&quot;);ORG.OPENOFFICE.STYLE(&quot;Стандарт&quot;)))">
            <text:p/>
          </table:table-cell>
          <table:table-cell table:formula="of:=T(IF([$тест2.M99]=1;ORG.OPENOFFICE.STYLE(&quot;граница&quot;);ORG.OPENOFFICE.STYLE(&quot;Стандарт&quot;)))">
            <text:p/>
          </table:table-cell>
          <table:table-cell table:formula="of:=T(IF([$тест2.N99]=1;ORG.OPENOFFICE.STYLE(&quot;граница&quot;);ORG.OPENOFFICE.STYLE(&quot;Стандарт&quot;)))">
            <text:p/>
          </table:table-cell>
          <table:table-cell table:formula="of:=T(IF([$тест2.O99]=1;ORG.OPENOFFICE.STYLE(&quot;граница&quot;);ORG.OPENOFFICE.STYLE(&quot;Стандарт&quot;)))">
            <text:p/>
          </table:table-cell>
          <table:table-cell table:formula="of:=T(IF([$тест2.P99]=1;ORG.OPENOFFICE.STYLE(&quot;граница&quot;);ORG.OPENOFFICE.STYLE(&quot;Стандарт&quot;)))">
            <text:p/>
          </table:table-cell>
          <table:table-cell table:formula="of:=T(IF([$тест2.Q99]=1;ORG.OPENOFFICE.STYLE(&quot;граница&quot;);ORG.OPENOFFICE.STYLE(&quot;Стандарт&quot;)))">
            <text:p/>
          </table:table-cell>
          <table:table-cell table:formula="of:=T(IF([$тест2.R99]=1;ORG.OPENOFFICE.STYLE(&quot;граница&quot;);ORG.OPENOFFICE.STYLE(&quot;Стандарт&quot;)))">
            <text:p/>
          </table:table-cell>
          <table:table-cell table:formula="of:=T(IF([$тест2.S99]=1;ORG.OPENOFFICE.STYLE(&quot;граница&quot;);ORG.OPENOFFICE.STYLE(&quot;Стандарт&quot;)))">
            <text:p/>
          </table:table-cell>
          <table:table-cell table:formula="of:=T(IF([$тест2.T99]=1;ORG.OPENOFFICE.STYLE(&quot;граница&quot;);ORG.OPENOFFICE.STYLE(&quot;Стандарт&quot;)))">
            <text:p/>
          </table:table-cell>
          <table:table-cell table:formula="of:=T(IF([$тест2.U99]=1;ORG.OPENOFFICE.STYLE(&quot;граница&quot;);ORG.OPENOFFICE.STYLE(&quot;Стандарт&quot;)))">
            <text:p/>
          </table:table-cell>
          <table:table-cell table:formula="of:=T(IF([$тест2.V99]=1;ORG.OPENOFFICE.STYLE(&quot;граница&quot;);ORG.OPENOFFICE.STYLE(&quot;Стандарт&quot;)))">
            <text:p/>
          </table:table-cell>
          <table:table-cell table:formula="of:=T(IF([$тест2.W99]=1;ORG.OPENOFFICE.STYLE(&quot;граница&quot;);ORG.OPENOFFICE.STYLE(&quot;Стандарт&quot;)))">
            <text:p/>
          </table:table-cell>
          <table:table-cell table:formula="of:=T(IF([$тест2.X99]=1;ORG.OPENOFFICE.STYLE(&quot;граница&quot;);ORG.OPENOFFICE.STYLE(&quot;Стандарт&quot;)))">
            <text:p/>
          </table:table-cell>
          <table:table-cell table:formula="of:=T(IF([$тест2.Y99]=1;ORG.OPENOFFICE.STYLE(&quot;граница&quot;);ORG.OPENOFFICE.STYLE(&quot;Стандарт&quot;)))">
            <text:p/>
          </table:table-cell>
          <table:table-cell table:formula="of:=T(IF([$тест2.Z99]=1;ORG.OPENOFFICE.STYLE(&quot;граница&quot;);ORG.OPENOFFICE.STYLE(&quot;Стандарт&quot;)))">
            <text:p/>
          </table:table-cell>
          <table:table-cell table:formula="of:=T(IF([$тест2.AA99]=1;ORG.OPENOFFICE.STYLE(&quot;граница&quot;);ORG.OPENOFFICE.STYLE(&quot;Стандарт&quot;)))">
            <text:p/>
          </table:table-cell>
          <table:table-cell table:formula="of:=T(IF([$тест2.AB99]=1;ORG.OPENOFFICE.STYLE(&quot;граница&quot;);ORG.OPENOFFICE.STYLE(&quot;Стандарт&quot;)))">
            <text:p/>
          </table:table-cell>
          <table:table-cell table:formula="of:=T(IF([$тест2.AC99]=1;ORG.OPENOFFICE.STYLE(&quot;граница&quot;);ORG.OPENOFFICE.STYLE(&quot;Стандарт&quot;)))">
            <text:p/>
          </table:table-cell>
          <table:table-cell table:formula="of:=T(IF([$тест2.AD99]=1;ORG.OPENOFFICE.STYLE(&quot;граница&quot;);ORG.OPENOFFICE.STYLE(&quot;Стандарт&quot;)))">
            <text:p/>
          </table:table-cell>
          <table:table-cell table:formula="of:=T(IF([$тест2.AE99]=1;ORG.OPENOFFICE.STYLE(&quot;граница&quot;);ORG.OPENOFFICE.STYLE(&quot;Стандарт&quot;)))">
            <text:p/>
          </table:table-cell>
          <table:table-cell table:formula="of:=T(IF([$тест2.AF99]=1;ORG.OPENOFFICE.STYLE(&quot;граница&quot;);ORG.OPENOFFICE.STYLE(&quot;Стандарт&quot;)))">
            <text:p/>
          </table:table-cell>
          <table:table-cell table:formula="of:=T(IF([$тест2.AG99]=1;ORG.OPENOFFICE.STYLE(&quot;граница&quot;);ORG.OPENOFFICE.STYLE(&quot;Стандарт&quot;)))">
            <text:p/>
          </table:table-cell>
          <table:table-cell table:formula="of:=T(IF([$тест2.AH99]=1;ORG.OPENOFFICE.STYLE(&quot;граница&quot;);ORG.OPENOFFICE.STYLE(&quot;Стандарт&quot;)))">
            <text:p/>
          </table:table-cell>
          <table:table-cell table:formula="of:=T(IF([$тест2.AI99]=1;ORG.OPENOFFICE.STYLE(&quot;граница&quot;);ORG.OPENOFFICE.STYLE(&quot;Стандарт&quot;)))">
            <text:p/>
          </table:table-cell>
          <table:table-cell table:formula="of:=T(IF([$тест2.AJ99]=1;ORG.OPENOFFICE.STYLE(&quot;граница&quot;);ORG.OPENOFFICE.STYLE(&quot;Стандарт&quot;)))">
            <text:p/>
          </table:table-cell>
          <table:table-cell table:formula="of:=T(IF([$тест2.AK99]=1;ORG.OPENOFFICE.STYLE(&quot;граница&quot;);ORG.OPENOFFICE.STYLE(&quot;Стандарт&quot;)))">
            <text:p/>
          </table:table-cell>
          <table:table-cell table:formula="of:=T(IF([$тест2.AL99]=1;ORG.OPENOFFICE.STYLE(&quot;граница&quot;);ORG.OPENOFFICE.STYLE(&quot;Стандарт&quot;)))">
            <text:p/>
          </table:table-cell>
          <table:table-cell table:formula="of:=T(IF([$тест2.AM99]=1;ORG.OPENOFFICE.STYLE(&quot;граница&quot;);ORG.OPENOFFICE.STYLE(&quot;Стандарт&quot;)))">
            <text:p/>
          </table:table-cell>
          <table:table-cell table:formula="of:=T(IF([$тест2.AN99]=1;ORG.OPENOFFICE.STYLE(&quot;граница&quot;);ORG.OPENOFFICE.STYLE(&quot;Стандарт&quot;)))">
            <text:p/>
          </table:table-cell>
          <table:table-cell table:formula="of:=T(IF([$тест2.AO99]=1;ORG.OPENOFFICE.STYLE(&quot;граница&quot;);ORG.OPENOFFICE.STYLE(&quot;Стандарт&quot;)))">
            <text:p/>
          </table:table-cell>
          <table:table-cell table:formula="of:=T(IF([$тест2.AP99]=1;ORG.OPENOFFICE.STYLE(&quot;граница&quot;);ORG.OPENOFFICE.STYLE(&quot;Стандарт&quot;)))">
            <text:p/>
          </table:table-cell>
          <table:table-cell table:formula="of:=T(IF([$тест2.AQ99]=1;ORG.OPENOFFICE.STYLE(&quot;граница&quot;);ORG.OPENOFFICE.STYLE(&quot;Стандарт&quot;)))">
            <text:p/>
          </table:table-cell>
          <table:table-cell table:formula="of:=T(IF([$тест2.AR99]=1;ORG.OPENOFFICE.STYLE(&quot;граница&quot;);ORG.OPENOFFICE.STYLE(&quot;Стандарт&quot;)))">
            <text:p/>
          </table:table-cell>
          <table:table-cell table:formula="of:=T(IF([$тест2.AS99]=1;ORG.OPENOFFICE.STYLE(&quot;граница&quot;);ORG.OPENOFFICE.STYLE(&quot;Стандарт&quot;)))">
            <text:p/>
          </table:table-cell>
          <table:table-cell table:formula="of:=T(IF([$тест2.AT99]=1;ORG.OPENOFFICE.STYLE(&quot;граница&quot;);ORG.OPENOFFICE.STYLE(&quot;Стандарт&quot;)))">
            <text:p/>
          </table:table-cell>
          <table:table-cell table:formula="of:=T(IF([$тест2.AU99]=1;ORG.OPENOFFICE.STYLE(&quot;граница&quot;);ORG.OPENOFFICE.STYLE(&quot;Стандарт&quot;)))">
            <text:p/>
          </table:table-cell>
          <table:table-cell table:formula="of:=T(IF([$тест2.AV99]=1;ORG.OPENOFFICE.STYLE(&quot;граница&quot;);ORG.OPENOFFICE.STYLE(&quot;Стандарт&quot;)))">
            <text:p/>
          </table:table-cell>
          <table:table-cell table:formula="of:=T(IF([$тест2.AW99]=1;ORG.OPENOFFICE.STYLE(&quot;граница&quot;);ORG.OPENOFFICE.STYLE(&quot;Стандарт&quot;)))">
            <text:p/>
          </table:table-cell>
          <table:table-cell table:formula="of:=T(IF([$тест2.AX9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0]=1;ORG.OPENOFFICE.STYLE(&quot;граница&quot;);ORG.OPENOFFICE.STYLE(&quot;Стандарт&quot;)))">
            <text:p/>
          </table:table-cell>
          <table:table-cell table:formula="of:=T(IF([$тест2.C100]=1;ORG.OPENOFFICE.STYLE(&quot;граница&quot;);ORG.OPENOFFICE.STYLE(&quot;Стандарт&quot;)))">
            <text:p/>
          </table:table-cell>
          <table:table-cell table:formula="of:=T(IF([$тест2.D100]=1;ORG.OPENOFFICE.STYLE(&quot;граница&quot;);ORG.OPENOFFICE.STYLE(&quot;Стандарт&quot;)))">
            <text:p/>
          </table:table-cell>
          <table:table-cell table:formula="of:=T(IF([$тест2.E100]=1;ORG.OPENOFFICE.STYLE(&quot;граница&quot;);ORG.OPENOFFICE.STYLE(&quot;Стандарт&quot;)))">
            <text:p/>
          </table:table-cell>
          <table:table-cell table:formula="of:=T(IF([$тест2.F100]=1;ORG.OPENOFFICE.STYLE(&quot;граница&quot;);ORG.OPENOFFICE.STYLE(&quot;Стандарт&quot;)))">
            <text:p/>
          </table:table-cell>
          <table:table-cell table:formula="of:=T(IF([$тест2.G100]=1;ORG.OPENOFFICE.STYLE(&quot;граница&quot;);ORG.OPENOFFICE.STYLE(&quot;Стандарт&quot;)))">
            <text:p/>
          </table:table-cell>
          <table:table-cell table:formula="of:=T(IF([$тест2.H100]=1;ORG.OPENOFFICE.STYLE(&quot;граница&quot;);ORG.OPENOFFICE.STYLE(&quot;Стандарт&quot;)))">
            <text:p/>
          </table:table-cell>
          <table:table-cell table:formula="of:=T(IF([$тест2.I100]=1;ORG.OPENOFFICE.STYLE(&quot;граница&quot;);ORG.OPENOFFICE.STYLE(&quot;Стандарт&quot;)))">
            <text:p/>
          </table:table-cell>
          <table:table-cell table:formula="of:=T(IF([$тест2.J100]=1;ORG.OPENOFFICE.STYLE(&quot;граница&quot;);ORG.OPENOFFICE.STYLE(&quot;Стандарт&quot;)))">
            <text:p/>
          </table:table-cell>
          <table:table-cell table:formula="of:=T(IF([$тест2.K100]=1;ORG.OPENOFFICE.STYLE(&quot;граница&quot;);ORG.OPENOFFICE.STYLE(&quot;Стандарт&quot;)))">
            <text:p/>
          </table:table-cell>
          <table:table-cell table:formula="of:=T(IF([$тест2.L100]=1;ORG.OPENOFFICE.STYLE(&quot;граница&quot;);ORG.OPENOFFICE.STYLE(&quot;Стандарт&quot;)))">
            <text:p/>
          </table:table-cell>
          <table:table-cell table:formula="of:=T(IF([$тест2.M100]=1;ORG.OPENOFFICE.STYLE(&quot;граница&quot;);ORG.OPENOFFICE.STYLE(&quot;Стандарт&quot;)))">
            <text:p/>
          </table:table-cell>
          <table:table-cell table:formula="of:=T(IF([$тест2.N100]=1;ORG.OPENOFFICE.STYLE(&quot;граница&quot;);ORG.OPENOFFICE.STYLE(&quot;Стандарт&quot;)))">
            <text:p/>
          </table:table-cell>
          <table:table-cell table:formula="of:=T(IF([$тест2.O100]=1;ORG.OPENOFFICE.STYLE(&quot;граница&quot;);ORG.OPENOFFICE.STYLE(&quot;Стандарт&quot;)))">
            <text:p/>
          </table:table-cell>
          <table:table-cell table:formula="of:=T(IF([$тест2.P100]=1;ORG.OPENOFFICE.STYLE(&quot;граница&quot;);ORG.OPENOFFICE.STYLE(&quot;Стандарт&quot;)))">
            <text:p/>
          </table:table-cell>
          <table:table-cell table:formula="of:=T(IF([$тест2.Q100]=1;ORG.OPENOFFICE.STYLE(&quot;граница&quot;);ORG.OPENOFFICE.STYLE(&quot;Стандарт&quot;)))">
            <text:p/>
          </table:table-cell>
          <table:table-cell table:formula="of:=T(IF([$тест2.R100]=1;ORG.OPENOFFICE.STYLE(&quot;граница&quot;);ORG.OPENOFFICE.STYLE(&quot;Стандарт&quot;)))">
            <text:p/>
          </table:table-cell>
          <table:table-cell table:formula="of:=T(IF([$тест2.S100]=1;ORG.OPENOFFICE.STYLE(&quot;граница&quot;);ORG.OPENOFFICE.STYLE(&quot;Стандарт&quot;)))">
            <text:p/>
          </table:table-cell>
          <table:table-cell table:formula="of:=T(IF([$тест2.T100]=1;ORG.OPENOFFICE.STYLE(&quot;граница&quot;);ORG.OPENOFFICE.STYLE(&quot;Стандарт&quot;)))">
            <text:p/>
          </table:table-cell>
          <table:table-cell table:formula="of:=T(IF([$тест2.U100]=1;ORG.OPENOFFICE.STYLE(&quot;граница&quot;);ORG.OPENOFFICE.STYLE(&quot;Стандарт&quot;)))">
            <text:p/>
          </table:table-cell>
          <table:table-cell table:formula="of:=T(IF([$тест2.V100]=1;ORG.OPENOFFICE.STYLE(&quot;граница&quot;);ORG.OPENOFFICE.STYLE(&quot;Стандарт&quot;)))">
            <text:p/>
          </table:table-cell>
          <table:table-cell table:formula="of:=T(IF([$тест2.W100]=1;ORG.OPENOFFICE.STYLE(&quot;граница&quot;);ORG.OPENOFFICE.STYLE(&quot;Стандарт&quot;)))">
            <text:p/>
          </table:table-cell>
          <table:table-cell table:formula="of:=T(IF([$тест2.X100]=1;ORG.OPENOFFICE.STYLE(&quot;граница&quot;);ORG.OPENOFFICE.STYLE(&quot;Стандарт&quot;)))">
            <text:p/>
          </table:table-cell>
          <table:table-cell table:formula="of:=T(IF([$тест2.Y100]=1;ORG.OPENOFFICE.STYLE(&quot;граница&quot;);ORG.OPENOFFICE.STYLE(&quot;Стандарт&quot;)))">
            <text:p/>
          </table:table-cell>
          <table:table-cell table:formula="of:=T(IF([$тест2.Z100]=1;ORG.OPENOFFICE.STYLE(&quot;граница&quot;);ORG.OPENOFFICE.STYLE(&quot;Стандарт&quot;)))">
            <text:p/>
          </table:table-cell>
          <table:table-cell table:formula="of:=T(IF([$тест2.AA100]=1;ORG.OPENOFFICE.STYLE(&quot;граница&quot;);ORG.OPENOFFICE.STYLE(&quot;Стандарт&quot;)))">
            <text:p/>
          </table:table-cell>
          <table:table-cell table:formula="of:=T(IF([$тест2.AB100]=1;ORG.OPENOFFICE.STYLE(&quot;граница&quot;);ORG.OPENOFFICE.STYLE(&quot;Стандарт&quot;)))">
            <text:p/>
          </table:table-cell>
          <table:table-cell table:formula="of:=T(IF([$тест2.AC100]=1;ORG.OPENOFFICE.STYLE(&quot;граница&quot;);ORG.OPENOFFICE.STYLE(&quot;Стандарт&quot;)))">
            <text:p/>
          </table:table-cell>
          <table:table-cell table:formula="of:=T(IF([$тест2.AD100]=1;ORG.OPENOFFICE.STYLE(&quot;граница&quot;);ORG.OPENOFFICE.STYLE(&quot;Стандарт&quot;)))">
            <text:p/>
          </table:table-cell>
          <table:table-cell table:formula="of:=T(IF([$тест2.AE100]=1;ORG.OPENOFFICE.STYLE(&quot;граница&quot;);ORG.OPENOFFICE.STYLE(&quot;Стандарт&quot;)))">
            <text:p/>
          </table:table-cell>
          <table:table-cell table:formula="of:=T(IF([$тест2.AF100]=1;ORG.OPENOFFICE.STYLE(&quot;граница&quot;);ORG.OPENOFFICE.STYLE(&quot;Стандарт&quot;)))">
            <text:p/>
          </table:table-cell>
          <table:table-cell table:formula="of:=T(IF([$тест2.AG100]=1;ORG.OPENOFFICE.STYLE(&quot;граница&quot;);ORG.OPENOFFICE.STYLE(&quot;Стандарт&quot;)))">
            <text:p/>
          </table:table-cell>
          <table:table-cell table:formula="of:=T(IF([$тест2.AH100]=1;ORG.OPENOFFICE.STYLE(&quot;граница&quot;);ORG.OPENOFFICE.STYLE(&quot;Стандарт&quot;)))">
            <text:p/>
          </table:table-cell>
          <table:table-cell table:formula="of:=T(IF([$тест2.AI100]=1;ORG.OPENOFFICE.STYLE(&quot;граница&quot;);ORG.OPENOFFICE.STYLE(&quot;Стандарт&quot;)))">
            <text:p/>
          </table:table-cell>
          <table:table-cell table:formula="of:=T(IF([$тест2.AJ100]=1;ORG.OPENOFFICE.STYLE(&quot;граница&quot;);ORG.OPENOFFICE.STYLE(&quot;Стандарт&quot;)))">
            <text:p/>
          </table:table-cell>
          <table:table-cell table:formula="of:=T(IF([$тест2.AK100]=1;ORG.OPENOFFICE.STYLE(&quot;граница&quot;);ORG.OPENOFFICE.STYLE(&quot;Стандарт&quot;)))">
            <text:p/>
          </table:table-cell>
          <table:table-cell table:formula="of:=T(IF([$тест2.AL100]=1;ORG.OPENOFFICE.STYLE(&quot;граница&quot;);ORG.OPENOFFICE.STYLE(&quot;Стандарт&quot;)))">
            <text:p/>
          </table:table-cell>
          <table:table-cell table:formula="of:=T(IF([$тест2.AM100]=1;ORG.OPENOFFICE.STYLE(&quot;граница&quot;);ORG.OPENOFFICE.STYLE(&quot;Стандарт&quot;)))">
            <text:p/>
          </table:table-cell>
          <table:table-cell table:formula="of:=T(IF([$тест2.AN100]=1;ORG.OPENOFFICE.STYLE(&quot;граница&quot;);ORG.OPENOFFICE.STYLE(&quot;Стандарт&quot;)))">
            <text:p/>
          </table:table-cell>
          <table:table-cell table:formula="of:=T(IF([$тест2.AO100]=1;ORG.OPENOFFICE.STYLE(&quot;граница&quot;);ORG.OPENOFFICE.STYLE(&quot;Стандарт&quot;)))">
            <text:p/>
          </table:table-cell>
          <table:table-cell table:formula="of:=T(IF([$тест2.AP100]=1;ORG.OPENOFFICE.STYLE(&quot;граница&quot;);ORG.OPENOFFICE.STYLE(&quot;Стандарт&quot;)))">
            <text:p/>
          </table:table-cell>
          <table:table-cell table:formula="of:=T(IF([$тест2.AQ100]=1;ORG.OPENOFFICE.STYLE(&quot;граница&quot;);ORG.OPENOFFICE.STYLE(&quot;Стандарт&quot;)))">
            <text:p/>
          </table:table-cell>
          <table:table-cell table:formula="of:=T(IF([$тест2.AR100]=1;ORG.OPENOFFICE.STYLE(&quot;граница&quot;);ORG.OPENOFFICE.STYLE(&quot;Стандарт&quot;)))">
            <text:p/>
          </table:table-cell>
          <table:table-cell table:formula="of:=T(IF([$тест2.AS100]=1;ORG.OPENOFFICE.STYLE(&quot;граница&quot;);ORG.OPENOFFICE.STYLE(&quot;Стандарт&quot;)))">
            <text:p/>
          </table:table-cell>
          <table:table-cell table:formula="of:=T(IF([$тест2.AT100]=1;ORG.OPENOFFICE.STYLE(&quot;граница&quot;);ORG.OPENOFFICE.STYLE(&quot;Стандарт&quot;)))">
            <text:p/>
          </table:table-cell>
          <table:table-cell table:formula="of:=T(IF([$тест2.AU100]=1;ORG.OPENOFFICE.STYLE(&quot;граница&quot;);ORG.OPENOFFICE.STYLE(&quot;Стандарт&quot;)))">
            <text:p/>
          </table:table-cell>
          <table:table-cell table:formula="of:=T(IF([$тест2.AV100]=1;ORG.OPENOFFICE.STYLE(&quot;граница&quot;);ORG.OPENOFFICE.STYLE(&quot;Стандарт&quot;)))">
            <text:p/>
          </table:table-cell>
          <table:table-cell table:formula="of:=T(IF([$тест2.AW100]=1;ORG.OPENOFFICE.STYLE(&quot;граница&quot;);ORG.OPENOFFICE.STYLE(&quot;Стандарт&quot;)))">
            <text:p/>
          </table:table-cell>
          <table:table-cell table:formula="of:=T(IF([$тест2.AX10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1]=1;ORG.OPENOFFICE.STYLE(&quot;граница&quot;);ORG.OPENOFFICE.STYLE(&quot;Стандарт&quot;)))">
            <text:p/>
          </table:table-cell>
          <table:table-cell table:formula="of:=T(IF([$тест2.C101]=1;ORG.OPENOFFICE.STYLE(&quot;граница&quot;);ORG.OPENOFFICE.STYLE(&quot;Стандарт&quot;)))">
            <text:p/>
          </table:table-cell>
          <table:table-cell table:formula="of:=T(IF([$тест2.D101]=1;ORG.OPENOFFICE.STYLE(&quot;граница&quot;);ORG.OPENOFFICE.STYLE(&quot;Стандарт&quot;)))">
            <text:p/>
          </table:table-cell>
          <table:table-cell table:formula="of:=T(IF([$тест2.E101]=1;ORG.OPENOFFICE.STYLE(&quot;граница&quot;);ORG.OPENOFFICE.STYLE(&quot;Стандарт&quot;)))">
            <text:p/>
          </table:table-cell>
          <table:table-cell table:formula="of:=T(IF([$тест2.F101]=1;ORG.OPENOFFICE.STYLE(&quot;граница&quot;);ORG.OPENOFFICE.STYLE(&quot;Стандарт&quot;)))">
            <text:p/>
          </table:table-cell>
          <table:table-cell table:formula="of:=T(IF([$тест2.G101]=1;ORG.OPENOFFICE.STYLE(&quot;граница&quot;);ORG.OPENOFFICE.STYLE(&quot;Стандарт&quot;)))">
            <text:p/>
          </table:table-cell>
          <table:table-cell table:formula="of:=T(IF([$тест2.H101]=1;ORG.OPENOFFICE.STYLE(&quot;граница&quot;);ORG.OPENOFFICE.STYLE(&quot;Стандарт&quot;)))">
            <text:p/>
          </table:table-cell>
          <table:table-cell table:formula="of:=T(IF([$тест2.I101]=1;ORG.OPENOFFICE.STYLE(&quot;граница&quot;);ORG.OPENOFFICE.STYLE(&quot;Стандарт&quot;)))">
            <text:p/>
          </table:table-cell>
          <table:table-cell table:formula="of:=T(IF([$тест2.J101]=1;ORG.OPENOFFICE.STYLE(&quot;граница&quot;);ORG.OPENOFFICE.STYLE(&quot;Стандарт&quot;)))">
            <text:p/>
          </table:table-cell>
          <table:table-cell table:formula="of:=T(IF([$тест2.K101]=1;ORG.OPENOFFICE.STYLE(&quot;граница&quot;);ORG.OPENOFFICE.STYLE(&quot;Стандарт&quot;)))">
            <text:p/>
          </table:table-cell>
          <table:table-cell table:formula="of:=T(IF([$тест2.L101]=1;ORG.OPENOFFICE.STYLE(&quot;граница&quot;);ORG.OPENOFFICE.STYLE(&quot;Стандарт&quot;)))">
            <text:p/>
          </table:table-cell>
          <table:table-cell table:formula="of:=T(IF([$тест2.M101]=1;ORG.OPENOFFICE.STYLE(&quot;граница&quot;);ORG.OPENOFFICE.STYLE(&quot;Стандарт&quot;)))">
            <text:p/>
          </table:table-cell>
          <table:table-cell table:formula="of:=T(IF([$тест2.N101]=1;ORG.OPENOFFICE.STYLE(&quot;граница&quot;);ORG.OPENOFFICE.STYLE(&quot;Стандарт&quot;)))">
            <text:p/>
          </table:table-cell>
          <table:table-cell table:formula="of:=T(IF([$тест2.O101]=1;ORG.OPENOFFICE.STYLE(&quot;граница&quot;);ORG.OPENOFFICE.STYLE(&quot;Стандарт&quot;)))">
            <text:p/>
          </table:table-cell>
          <table:table-cell table:formula="of:=T(IF([$тест2.P101]=1;ORG.OPENOFFICE.STYLE(&quot;граница&quot;);ORG.OPENOFFICE.STYLE(&quot;Стандарт&quot;)))">
            <text:p/>
          </table:table-cell>
          <table:table-cell table:formula="of:=T(IF([$тест2.Q101]=1;ORG.OPENOFFICE.STYLE(&quot;граница&quot;);ORG.OPENOFFICE.STYLE(&quot;Стандарт&quot;)))">
            <text:p/>
          </table:table-cell>
          <table:table-cell table:formula="of:=T(IF([$тест2.R101]=1;ORG.OPENOFFICE.STYLE(&quot;граница&quot;);ORG.OPENOFFICE.STYLE(&quot;Стандарт&quot;)))">
            <text:p/>
          </table:table-cell>
          <table:table-cell table:formula="of:=T(IF([$тест2.S101]=1;ORG.OPENOFFICE.STYLE(&quot;граница&quot;);ORG.OPENOFFICE.STYLE(&quot;Стандарт&quot;)))">
            <text:p/>
          </table:table-cell>
          <table:table-cell table:formula="of:=T(IF([$тест2.T101]=1;ORG.OPENOFFICE.STYLE(&quot;граница&quot;);ORG.OPENOFFICE.STYLE(&quot;Стандарт&quot;)))">
            <text:p/>
          </table:table-cell>
          <table:table-cell table:formula="of:=T(IF([$тест2.U101]=1;ORG.OPENOFFICE.STYLE(&quot;граница&quot;);ORG.OPENOFFICE.STYLE(&quot;Стандарт&quot;)))">
            <text:p/>
          </table:table-cell>
          <table:table-cell table:formula="of:=T(IF([$тест2.V101]=1;ORG.OPENOFFICE.STYLE(&quot;граница&quot;);ORG.OPENOFFICE.STYLE(&quot;Стандарт&quot;)))">
            <text:p/>
          </table:table-cell>
          <table:table-cell table:formula="of:=T(IF([$тест2.W101]=1;ORG.OPENOFFICE.STYLE(&quot;граница&quot;);ORG.OPENOFFICE.STYLE(&quot;Стандарт&quot;)))">
            <text:p/>
          </table:table-cell>
          <table:table-cell table:formula="of:=T(IF([$тест2.X101]=1;ORG.OPENOFFICE.STYLE(&quot;граница&quot;);ORG.OPENOFFICE.STYLE(&quot;Стандарт&quot;)))">
            <text:p/>
          </table:table-cell>
          <table:table-cell table:formula="of:=T(IF([$тест2.Y101]=1;ORG.OPENOFFICE.STYLE(&quot;граница&quot;);ORG.OPENOFFICE.STYLE(&quot;Стандарт&quot;)))">
            <text:p/>
          </table:table-cell>
          <table:table-cell table:formula="of:=T(IF([$тест2.Z101]=1;ORG.OPENOFFICE.STYLE(&quot;граница&quot;);ORG.OPENOFFICE.STYLE(&quot;Стандарт&quot;)))">
            <text:p/>
          </table:table-cell>
          <table:table-cell table:formula="of:=T(IF([$тест2.AA101]=1;ORG.OPENOFFICE.STYLE(&quot;граница&quot;);ORG.OPENOFFICE.STYLE(&quot;Стандарт&quot;)))">
            <text:p/>
          </table:table-cell>
          <table:table-cell table:formula="of:=T(IF([$тест2.AB101]=1;ORG.OPENOFFICE.STYLE(&quot;граница&quot;);ORG.OPENOFFICE.STYLE(&quot;Стандарт&quot;)))">
            <text:p/>
          </table:table-cell>
          <table:table-cell table:formula="of:=T(IF([$тест2.AC101]=1;ORG.OPENOFFICE.STYLE(&quot;граница&quot;);ORG.OPENOFFICE.STYLE(&quot;Стандарт&quot;)))">
            <text:p/>
          </table:table-cell>
          <table:table-cell table:formula="of:=T(IF([$тест2.AD101]=1;ORG.OPENOFFICE.STYLE(&quot;граница&quot;);ORG.OPENOFFICE.STYLE(&quot;Стандарт&quot;)))">
            <text:p/>
          </table:table-cell>
          <table:table-cell table:formula="of:=T(IF([$тест2.AE101]=1;ORG.OPENOFFICE.STYLE(&quot;граница&quot;);ORG.OPENOFFICE.STYLE(&quot;Стандарт&quot;)))">
            <text:p/>
          </table:table-cell>
          <table:table-cell table:formula="of:=T(IF([$тест2.AF101]=1;ORG.OPENOFFICE.STYLE(&quot;граница&quot;);ORG.OPENOFFICE.STYLE(&quot;Стандарт&quot;)))">
            <text:p/>
          </table:table-cell>
          <table:table-cell table:formula="of:=T(IF([$тест2.AG101]=1;ORG.OPENOFFICE.STYLE(&quot;граница&quot;);ORG.OPENOFFICE.STYLE(&quot;Стандарт&quot;)))">
            <text:p/>
          </table:table-cell>
          <table:table-cell table:formula="of:=T(IF([$тест2.AH101]=1;ORG.OPENOFFICE.STYLE(&quot;граница&quot;);ORG.OPENOFFICE.STYLE(&quot;Стандарт&quot;)))">
            <text:p/>
          </table:table-cell>
          <table:table-cell table:formula="of:=T(IF([$тест2.AI101]=1;ORG.OPENOFFICE.STYLE(&quot;граница&quot;);ORG.OPENOFFICE.STYLE(&quot;Стандарт&quot;)))">
            <text:p/>
          </table:table-cell>
          <table:table-cell table:formula="of:=T(IF([$тест2.AJ101]=1;ORG.OPENOFFICE.STYLE(&quot;граница&quot;);ORG.OPENOFFICE.STYLE(&quot;Стандарт&quot;)))">
            <text:p/>
          </table:table-cell>
          <table:table-cell table:formula="of:=T(IF([$тест2.AK101]=1;ORG.OPENOFFICE.STYLE(&quot;граница&quot;);ORG.OPENOFFICE.STYLE(&quot;Стандарт&quot;)))">
            <text:p/>
          </table:table-cell>
          <table:table-cell table:formula="of:=T(IF([$тест2.AL101]=1;ORG.OPENOFFICE.STYLE(&quot;граница&quot;);ORG.OPENOFFICE.STYLE(&quot;Стандарт&quot;)))">
            <text:p/>
          </table:table-cell>
          <table:table-cell table:formula="of:=T(IF([$тест2.AM101]=1;ORG.OPENOFFICE.STYLE(&quot;граница&quot;);ORG.OPENOFFICE.STYLE(&quot;Стандарт&quot;)))">
            <text:p/>
          </table:table-cell>
          <table:table-cell table:formula="of:=T(IF([$тест2.AN101]=1;ORG.OPENOFFICE.STYLE(&quot;граница&quot;);ORG.OPENOFFICE.STYLE(&quot;Стандарт&quot;)))">
            <text:p/>
          </table:table-cell>
          <table:table-cell table:formula="of:=T(IF([$тест2.AO101]=1;ORG.OPENOFFICE.STYLE(&quot;граница&quot;);ORG.OPENOFFICE.STYLE(&quot;Стандарт&quot;)))">
            <text:p/>
          </table:table-cell>
          <table:table-cell table:formula="of:=T(IF([$тест2.AP101]=1;ORG.OPENOFFICE.STYLE(&quot;граница&quot;);ORG.OPENOFFICE.STYLE(&quot;Стандарт&quot;)))">
            <text:p/>
          </table:table-cell>
          <table:table-cell table:formula="of:=T(IF([$тест2.AQ101]=1;ORG.OPENOFFICE.STYLE(&quot;граница&quot;);ORG.OPENOFFICE.STYLE(&quot;Стандарт&quot;)))">
            <text:p/>
          </table:table-cell>
          <table:table-cell table:formula="of:=T(IF([$тест2.AR101]=1;ORG.OPENOFFICE.STYLE(&quot;граница&quot;);ORG.OPENOFFICE.STYLE(&quot;Стандарт&quot;)))">
            <text:p/>
          </table:table-cell>
          <table:table-cell table:formula="of:=T(IF([$тест2.AS101]=1;ORG.OPENOFFICE.STYLE(&quot;граница&quot;);ORG.OPENOFFICE.STYLE(&quot;Стандарт&quot;)))">
            <text:p/>
          </table:table-cell>
          <table:table-cell table:formula="of:=T(IF([$тест2.AT101]=1;ORG.OPENOFFICE.STYLE(&quot;граница&quot;);ORG.OPENOFFICE.STYLE(&quot;Стандарт&quot;)))">
            <text:p/>
          </table:table-cell>
          <table:table-cell table:formula="of:=T(IF([$тест2.AU101]=1;ORG.OPENOFFICE.STYLE(&quot;граница&quot;);ORG.OPENOFFICE.STYLE(&quot;Стандарт&quot;)))">
            <text:p/>
          </table:table-cell>
          <table:table-cell table:formula="of:=T(IF([$тест2.AV101]=1;ORG.OPENOFFICE.STYLE(&quot;граница&quot;);ORG.OPENOFFICE.STYLE(&quot;Стандарт&quot;)))">
            <text:p/>
          </table:table-cell>
          <table:table-cell table:formula="of:=T(IF([$тест2.AW101]=1;ORG.OPENOFFICE.STYLE(&quot;граница&quot;);ORG.OPENOFFICE.STYLE(&quot;Стандарт&quot;)))">
            <text:p/>
          </table:table-cell>
          <table:table-cell table:formula="of:=T(IF([$тест2.AX10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2]=1;ORG.OPENOFFICE.STYLE(&quot;граница&quot;);ORG.OPENOFFICE.STYLE(&quot;Стандарт&quot;)))">
            <text:p/>
          </table:table-cell>
          <table:table-cell table:formula="of:=T(IF([$тест2.C102]=1;ORG.OPENOFFICE.STYLE(&quot;граница&quot;);ORG.OPENOFFICE.STYLE(&quot;Стандарт&quot;)))">
            <text:p/>
          </table:table-cell>
          <table:table-cell table:formula="of:=T(IF([$тест2.D102]=1;ORG.OPENOFFICE.STYLE(&quot;граница&quot;);ORG.OPENOFFICE.STYLE(&quot;Стандарт&quot;)))">
            <text:p/>
          </table:table-cell>
          <table:table-cell table:formula="of:=T(IF([$тест2.E102]=1;ORG.OPENOFFICE.STYLE(&quot;граница&quot;);ORG.OPENOFFICE.STYLE(&quot;Стандарт&quot;)))">
            <text:p/>
          </table:table-cell>
          <table:table-cell table:formula="of:=T(IF([$тест2.F102]=1;ORG.OPENOFFICE.STYLE(&quot;граница&quot;);ORG.OPENOFFICE.STYLE(&quot;Стандарт&quot;)))">
            <text:p/>
          </table:table-cell>
          <table:table-cell table:formula="of:=T(IF([$тест2.G102]=1;ORG.OPENOFFICE.STYLE(&quot;граница&quot;);ORG.OPENOFFICE.STYLE(&quot;Стандарт&quot;)))">
            <text:p/>
          </table:table-cell>
          <table:table-cell table:formula="of:=T(IF([$тест2.H102]=1;ORG.OPENOFFICE.STYLE(&quot;граница&quot;);ORG.OPENOFFICE.STYLE(&quot;Стандарт&quot;)))">
            <text:p/>
          </table:table-cell>
          <table:table-cell table:formula="of:=T(IF([$тест2.I102]=1;ORG.OPENOFFICE.STYLE(&quot;граница&quot;);ORG.OPENOFFICE.STYLE(&quot;Стандарт&quot;)))">
            <text:p/>
          </table:table-cell>
          <table:table-cell table:formula="of:=T(IF([$тест2.J102]=1;ORG.OPENOFFICE.STYLE(&quot;граница&quot;);ORG.OPENOFFICE.STYLE(&quot;Стандарт&quot;)))">
            <text:p/>
          </table:table-cell>
          <table:table-cell table:formula="of:=T(IF([$тест2.K102]=1;ORG.OPENOFFICE.STYLE(&quot;граница&quot;);ORG.OPENOFFICE.STYLE(&quot;Стандарт&quot;)))">
            <text:p/>
          </table:table-cell>
          <table:table-cell table:formula="of:=T(IF([$тест2.L102]=1;ORG.OPENOFFICE.STYLE(&quot;граница&quot;);ORG.OPENOFFICE.STYLE(&quot;Стандарт&quot;)))">
            <text:p/>
          </table:table-cell>
          <table:table-cell table:formula="of:=T(IF([$тест2.M102]=1;ORG.OPENOFFICE.STYLE(&quot;граница&quot;);ORG.OPENOFFICE.STYLE(&quot;Стандарт&quot;)))">
            <text:p/>
          </table:table-cell>
          <table:table-cell table:formula="of:=T(IF([$тест2.N102]=1;ORG.OPENOFFICE.STYLE(&quot;граница&quot;);ORG.OPENOFFICE.STYLE(&quot;Стандарт&quot;)))">
            <text:p/>
          </table:table-cell>
          <table:table-cell table:formula="of:=T(IF([$тест2.O102]=1;ORG.OPENOFFICE.STYLE(&quot;граница&quot;);ORG.OPENOFFICE.STYLE(&quot;Стандарт&quot;)))">
            <text:p/>
          </table:table-cell>
          <table:table-cell table:formula="of:=T(IF([$тест2.P102]=1;ORG.OPENOFFICE.STYLE(&quot;граница&quot;);ORG.OPENOFFICE.STYLE(&quot;Стандарт&quot;)))">
            <text:p/>
          </table:table-cell>
          <table:table-cell table:formula="of:=T(IF([$тест2.Q102]=1;ORG.OPENOFFICE.STYLE(&quot;граница&quot;);ORG.OPENOFFICE.STYLE(&quot;Стандарт&quot;)))">
            <text:p/>
          </table:table-cell>
          <table:table-cell table:formula="of:=T(IF([$тест2.R102]=1;ORG.OPENOFFICE.STYLE(&quot;граница&quot;);ORG.OPENOFFICE.STYLE(&quot;Стандарт&quot;)))">
            <text:p/>
          </table:table-cell>
          <table:table-cell table:formula="of:=T(IF([$тест2.S102]=1;ORG.OPENOFFICE.STYLE(&quot;граница&quot;);ORG.OPENOFFICE.STYLE(&quot;Стандарт&quot;)))">
            <text:p/>
          </table:table-cell>
          <table:table-cell table:formula="of:=T(IF([$тест2.T102]=1;ORG.OPENOFFICE.STYLE(&quot;граница&quot;);ORG.OPENOFFICE.STYLE(&quot;Стандарт&quot;)))">
            <text:p/>
          </table:table-cell>
          <table:table-cell table:formula="of:=T(IF([$тест2.U102]=1;ORG.OPENOFFICE.STYLE(&quot;граница&quot;);ORG.OPENOFFICE.STYLE(&quot;Стандарт&quot;)))">
            <text:p/>
          </table:table-cell>
          <table:table-cell table:formula="of:=T(IF([$тест2.V102]=1;ORG.OPENOFFICE.STYLE(&quot;граница&quot;);ORG.OPENOFFICE.STYLE(&quot;Стандарт&quot;)))">
            <text:p/>
          </table:table-cell>
          <table:table-cell table:formula="of:=T(IF([$тест2.W102]=1;ORG.OPENOFFICE.STYLE(&quot;граница&quot;);ORG.OPENOFFICE.STYLE(&quot;Стандарт&quot;)))">
            <text:p/>
          </table:table-cell>
          <table:table-cell table:formula="of:=T(IF([$тест2.X102]=1;ORG.OPENOFFICE.STYLE(&quot;граница&quot;);ORG.OPENOFFICE.STYLE(&quot;Стандарт&quot;)))">
            <text:p/>
          </table:table-cell>
          <table:table-cell table:formula="of:=T(IF([$тест2.Y102]=1;ORG.OPENOFFICE.STYLE(&quot;граница&quot;);ORG.OPENOFFICE.STYLE(&quot;Стандарт&quot;)))">
            <text:p/>
          </table:table-cell>
          <table:table-cell table:formula="of:=T(IF([$тест2.Z102]=1;ORG.OPENOFFICE.STYLE(&quot;граница&quot;);ORG.OPENOFFICE.STYLE(&quot;Стандарт&quot;)))">
            <text:p/>
          </table:table-cell>
          <table:table-cell table:formula="of:=T(IF([$тест2.AA102]=1;ORG.OPENOFFICE.STYLE(&quot;граница&quot;);ORG.OPENOFFICE.STYLE(&quot;Стандарт&quot;)))">
            <text:p/>
          </table:table-cell>
          <table:table-cell table:formula="of:=T(IF([$тест2.AB102]=1;ORG.OPENOFFICE.STYLE(&quot;граница&quot;);ORG.OPENOFFICE.STYLE(&quot;Стандарт&quot;)))">
            <text:p/>
          </table:table-cell>
          <table:table-cell table:formula="of:=T(IF([$тест2.AC102]=1;ORG.OPENOFFICE.STYLE(&quot;граница&quot;);ORG.OPENOFFICE.STYLE(&quot;Стандарт&quot;)))">
            <text:p/>
          </table:table-cell>
          <table:table-cell table:formula="of:=T(IF([$тест2.AD102]=1;ORG.OPENOFFICE.STYLE(&quot;граница&quot;);ORG.OPENOFFICE.STYLE(&quot;Стандарт&quot;)))">
            <text:p/>
          </table:table-cell>
          <table:table-cell table:formula="of:=T(IF([$тест2.AE102]=1;ORG.OPENOFFICE.STYLE(&quot;граница&quot;);ORG.OPENOFFICE.STYLE(&quot;Стандарт&quot;)))">
            <text:p/>
          </table:table-cell>
          <table:table-cell table:formula="of:=T(IF([$тест2.AF102]=1;ORG.OPENOFFICE.STYLE(&quot;граница&quot;);ORG.OPENOFFICE.STYLE(&quot;Стандарт&quot;)))">
            <text:p/>
          </table:table-cell>
          <table:table-cell table:formula="of:=T(IF([$тест2.AG102]=1;ORG.OPENOFFICE.STYLE(&quot;граница&quot;);ORG.OPENOFFICE.STYLE(&quot;Стандарт&quot;)))">
            <text:p/>
          </table:table-cell>
          <table:table-cell table:formula="of:=T(IF([$тест2.AH102]=1;ORG.OPENOFFICE.STYLE(&quot;граница&quot;);ORG.OPENOFFICE.STYLE(&quot;Стандарт&quot;)))">
            <text:p/>
          </table:table-cell>
          <table:table-cell table:formula="of:=T(IF([$тест2.AI102]=1;ORG.OPENOFFICE.STYLE(&quot;граница&quot;);ORG.OPENOFFICE.STYLE(&quot;Стандарт&quot;)))">
            <text:p/>
          </table:table-cell>
          <table:table-cell table:formula="of:=T(IF([$тест2.AJ102]=1;ORG.OPENOFFICE.STYLE(&quot;граница&quot;);ORG.OPENOFFICE.STYLE(&quot;Стандарт&quot;)))">
            <text:p/>
          </table:table-cell>
          <table:table-cell table:formula="of:=T(IF([$тест2.AK102]=1;ORG.OPENOFFICE.STYLE(&quot;граница&quot;);ORG.OPENOFFICE.STYLE(&quot;Стандарт&quot;)))">
            <text:p/>
          </table:table-cell>
          <table:table-cell table:formula="of:=T(IF([$тест2.AL102]=1;ORG.OPENOFFICE.STYLE(&quot;граница&quot;);ORG.OPENOFFICE.STYLE(&quot;Стандарт&quot;)))">
            <text:p/>
          </table:table-cell>
          <table:table-cell table:formula="of:=T(IF([$тест2.AM102]=1;ORG.OPENOFFICE.STYLE(&quot;граница&quot;);ORG.OPENOFFICE.STYLE(&quot;Стандарт&quot;)))">
            <text:p/>
          </table:table-cell>
          <table:table-cell table:formula="of:=T(IF([$тест2.AN102]=1;ORG.OPENOFFICE.STYLE(&quot;граница&quot;);ORG.OPENOFFICE.STYLE(&quot;Стандарт&quot;)))">
            <text:p/>
          </table:table-cell>
          <table:table-cell table:formula="of:=T(IF([$тест2.AO102]=1;ORG.OPENOFFICE.STYLE(&quot;граница&quot;);ORG.OPENOFFICE.STYLE(&quot;Стандарт&quot;)))">
            <text:p/>
          </table:table-cell>
          <table:table-cell table:formula="of:=T(IF([$тест2.AP102]=1;ORG.OPENOFFICE.STYLE(&quot;граница&quot;);ORG.OPENOFFICE.STYLE(&quot;Стандарт&quot;)))">
            <text:p/>
          </table:table-cell>
          <table:table-cell table:formula="of:=T(IF([$тест2.AQ102]=1;ORG.OPENOFFICE.STYLE(&quot;граница&quot;);ORG.OPENOFFICE.STYLE(&quot;Стандарт&quot;)))">
            <text:p/>
          </table:table-cell>
          <table:table-cell table:formula="of:=T(IF([$тест2.AR102]=1;ORG.OPENOFFICE.STYLE(&quot;граница&quot;);ORG.OPENOFFICE.STYLE(&quot;Стандарт&quot;)))">
            <text:p/>
          </table:table-cell>
          <table:table-cell table:formula="of:=T(IF([$тест2.AS102]=1;ORG.OPENOFFICE.STYLE(&quot;граница&quot;);ORG.OPENOFFICE.STYLE(&quot;Стандарт&quot;)))">
            <text:p/>
          </table:table-cell>
          <table:table-cell table:formula="of:=T(IF([$тест2.AT102]=1;ORG.OPENOFFICE.STYLE(&quot;граница&quot;);ORG.OPENOFFICE.STYLE(&quot;Стандарт&quot;)))">
            <text:p/>
          </table:table-cell>
          <table:table-cell table:formula="of:=T(IF([$тест2.AU102]=1;ORG.OPENOFFICE.STYLE(&quot;граница&quot;);ORG.OPENOFFICE.STYLE(&quot;Стандарт&quot;)))">
            <text:p/>
          </table:table-cell>
          <table:table-cell table:formula="of:=T(IF([$тест2.AV102]=1;ORG.OPENOFFICE.STYLE(&quot;граница&quot;);ORG.OPENOFFICE.STYLE(&quot;Стандарт&quot;)))">
            <text:p/>
          </table:table-cell>
          <table:table-cell table:formula="of:=T(IF([$тест2.AW102]=1;ORG.OPENOFFICE.STYLE(&quot;граница&quot;);ORG.OPENOFFICE.STYLE(&quot;Стандарт&quot;)))">
            <text:p/>
          </table:table-cell>
          <table:table-cell table:formula="of:=T(IF([$тест2.AX10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3]=1;ORG.OPENOFFICE.STYLE(&quot;граница&quot;);ORG.OPENOFFICE.STYLE(&quot;Стандарт&quot;)))">
            <text:p/>
          </table:table-cell>
          <table:table-cell table:formula="of:=T(IF([$тест2.C103]=1;ORG.OPENOFFICE.STYLE(&quot;граница&quot;);ORG.OPENOFFICE.STYLE(&quot;Стандарт&quot;)))">
            <text:p/>
          </table:table-cell>
          <table:table-cell table:formula="of:=T(IF([$тест2.D103]=1;ORG.OPENOFFICE.STYLE(&quot;граница&quot;);ORG.OPENOFFICE.STYLE(&quot;Стандарт&quot;)))">
            <text:p/>
          </table:table-cell>
          <table:table-cell table:formula="of:=T(IF([$тест2.E103]=1;ORG.OPENOFFICE.STYLE(&quot;граница&quot;);ORG.OPENOFFICE.STYLE(&quot;Стандарт&quot;)))">
            <text:p/>
          </table:table-cell>
          <table:table-cell table:formula="of:=T(IF([$тест2.F103]=1;ORG.OPENOFFICE.STYLE(&quot;граница&quot;);ORG.OPENOFFICE.STYLE(&quot;Стандарт&quot;)))">
            <text:p/>
          </table:table-cell>
          <table:table-cell table:formula="of:=T(IF([$тест2.G103]=1;ORG.OPENOFFICE.STYLE(&quot;граница&quot;);ORG.OPENOFFICE.STYLE(&quot;Стандарт&quot;)))">
            <text:p/>
          </table:table-cell>
          <table:table-cell table:formula="of:=T(IF([$тест2.H103]=1;ORG.OPENOFFICE.STYLE(&quot;граница&quot;);ORG.OPENOFFICE.STYLE(&quot;Стандарт&quot;)))">
            <text:p/>
          </table:table-cell>
          <table:table-cell table:formula="of:=T(IF([$тест2.I103]=1;ORG.OPENOFFICE.STYLE(&quot;граница&quot;);ORG.OPENOFFICE.STYLE(&quot;Стандарт&quot;)))">
            <text:p/>
          </table:table-cell>
          <table:table-cell table:formula="of:=T(IF([$тест2.J103]=1;ORG.OPENOFFICE.STYLE(&quot;граница&quot;);ORG.OPENOFFICE.STYLE(&quot;Стандарт&quot;)))">
            <text:p/>
          </table:table-cell>
          <table:table-cell table:formula="of:=T(IF([$тест2.K103]=1;ORG.OPENOFFICE.STYLE(&quot;граница&quot;);ORG.OPENOFFICE.STYLE(&quot;Стандарт&quot;)))">
            <text:p/>
          </table:table-cell>
          <table:table-cell table:formula="of:=T(IF([$тест2.L103]=1;ORG.OPENOFFICE.STYLE(&quot;граница&quot;);ORG.OPENOFFICE.STYLE(&quot;Стандарт&quot;)))">
            <text:p/>
          </table:table-cell>
          <table:table-cell table:formula="of:=T(IF([$тест2.M103]=1;ORG.OPENOFFICE.STYLE(&quot;граница&quot;);ORG.OPENOFFICE.STYLE(&quot;Стандарт&quot;)))">
            <text:p/>
          </table:table-cell>
          <table:table-cell table:formula="of:=T(IF([$тест2.N103]=1;ORG.OPENOFFICE.STYLE(&quot;граница&quot;);ORG.OPENOFFICE.STYLE(&quot;Стандарт&quot;)))">
            <text:p/>
          </table:table-cell>
          <table:table-cell table:formula="of:=T(IF([$тест2.O103]=1;ORG.OPENOFFICE.STYLE(&quot;граница&quot;);ORG.OPENOFFICE.STYLE(&quot;Стандарт&quot;)))">
            <text:p/>
          </table:table-cell>
          <table:table-cell table:formula="of:=T(IF([$тест2.P103]=1;ORG.OPENOFFICE.STYLE(&quot;граница&quot;);ORG.OPENOFFICE.STYLE(&quot;Стандарт&quot;)))">
            <text:p/>
          </table:table-cell>
          <table:table-cell table:formula="of:=T(IF([$тест2.Q103]=1;ORG.OPENOFFICE.STYLE(&quot;граница&quot;);ORG.OPENOFFICE.STYLE(&quot;Стандарт&quot;)))">
            <text:p/>
          </table:table-cell>
          <table:table-cell table:formula="of:=T(IF([$тест2.R103]=1;ORG.OPENOFFICE.STYLE(&quot;граница&quot;);ORG.OPENOFFICE.STYLE(&quot;Стандарт&quot;)))">
            <text:p/>
          </table:table-cell>
          <table:table-cell table:formula="of:=T(IF([$тест2.S103]=1;ORG.OPENOFFICE.STYLE(&quot;граница&quot;);ORG.OPENOFFICE.STYLE(&quot;Стандарт&quot;)))">
            <text:p/>
          </table:table-cell>
          <table:table-cell table:formula="of:=T(IF([$тест2.T103]=1;ORG.OPENOFFICE.STYLE(&quot;граница&quot;);ORG.OPENOFFICE.STYLE(&quot;Стандарт&quot;)))">
            <text:p/>
          </table:table-cell>
          <table:table-cell table:formula="of:=T(IF([$тест2.U103]=1;ORG.OPENOFFICE.STYLE(&quot;граница&quot;);ORG.OPENOFFICE.STYLE(&quot;Стандарт&quot;)))">
            <text:p/>
          </table:table-cell>
          <table:table-cell table:formula="of:=T(IF([$тест2.V103]=1;ORG.OPENOFFICE.STYLE(&quot;граница&quot;);ORG.OPENOFFICE.STYLE(&quot;Стандарт&quot;)))">
            <text:p/>
          </table:table-cell>
          <table:table-cell table:formula="of:=T(IF([$тест2.W103]=1;ORG.OPENOFFICE.STYLE(&quot;граница&quot;);ORG.OPENOFFICE.STYLE(&quot;Стандарт&quot;)))">
            <text:p/>
          </table:table-cell>
          <table:table-cell table:formula="of:=T(IF([$тест2.X103]=1;ORG.OPENOFFICE.STYLE(&quot;граница&quot;);ORG.OPENOFFICE.STYLE(&quot;Стандарт&quot;)))">
            <text:p/>
          </table:table-cell>
          <table:table-cell table:formula="of:=T(IF([$тест2.Y103]=1;ORG.OPENOFFICE.STYLE(&quot;граница&quot;);ORG.OPENOFFICE.STYLE(&quot;Стандарт&quot;)))">
            <text:p/>
          </table:table-cell>
          <table:table-cell table:formula="of:=T(IF([$тест2.Z103]=1;ORG.OPENOFFICE.STYLE(&quot;граница&quot;);ORG.OPENOFFICE.STYLE(&quot;Стандарт&quot;)))">
            <text:p/>
          </table:table-cell>
          <table:table-cell table:formula="of:=T(IF([$тест2.AA103]=1;ORG.OPENOFFICE.STYLE(&quot;граница&quot;);ORG.OPENOFFICE.STYLE(&quot;Стандарт&quot;)))">
            <text:p/>
          </table:table-cell>
          <table:table-cell table:formula="of:=T(IF([$тест2.AB103]=1;ORG.OPENOFFICE.STYLE(&quot;граница&quot;);ORG.OPENOFFICE.STYLE(&quot;Стандарт&quot;)))">
            <text:p/>
          </table:table-cell>
          <table:table-cell table:formula="of:=T(IF([$тест2.AC103]=1;ORG.OPENOFFICE.STYLE(&quot;граница&quot;);ORG.OPENOFFICE.STYLE(&quot;Стандарт&quot;)))">
            <text:p/>
          </table:table-cell>
          <table:table-cell table:formula="of:=T(IF([$тест2.AD103]=1;ORG.OPENOFFICE.STYLE(&quot;граница&quot;);ORG.OPENOFFICE.STYLE(&quot;Стандарт&quot;)))">
            <text:p/>
          </table:table-cell>
          <table:table-cell table:formula="of:=T(IF([$тест2.AE103]=1;ORG.OPENOFFICE.STYLE(&quot;граница&quot;);ORG.OPENOFFICE.STYLE(&quot;Стандарт&quot;)))">
            <text:p/>
          </table:table-cell>
          <table:table-cell table:formula="of:=T(IF([$тест2.AF103]=1;ORG.OPENOFFICE.STYLE(&quot;граница&quot;);ORG.OPENOFFICE.STYLE(&quot;Стандарт&quot;)))">
            <text:p/>
          </table:table-cell>
          <table:table-cell table:formula="of:=T(IF([$тест2.AG103]=1;ORG.OPENOFFICE.STYLE(&quot;граница&quot;);ORG.OPENOFFICE.STYLE(&quot;Стандарт&quot;)))">
            <text:p/>
          </table:table-cell>
          <table:table-cell table:formula="of:=T(IF([$тест2.AH103]=1;ORG.OPENOFFICE.STYLE(&quot;граница&quot;);ORG.OPENOFFICE.STYLE(&quot;Стандарт&quot;)))">
            <text:p/>
          </table:table-cell>
          <table:table-cell table:formula="of:=T(IF([$тест2.AI103]=1;ORG.OPENOFFICE.STYLE(&quot;граница&quot;);ORG.OPENOFFICE.STYLE(&quot;Стандарт&quot;)))">
            <text:p/>
          </table:table-cell>
          <table:table-cell table:formula="of:=T(IF([$тест2.AJ103]=1;ORG.OPENOFFICE.STYLE(&quot;граница&quot;);ORG.OPENOFFICE.STYLE(&quot;Стандарт&quot;)))">
            <text:p/>
          </table:table-cell>
          <table:table-cell table:formula="of:=T(IF([$тест2.AK103]=1;ORG.OPENOFFICE.STYLE(&quot;граница&quot;);ORG.OPENOFFICE.STYLE(&quot;Стандарт&quot;)))">
            <text:p/>
          </table:table-cell>
          <table:table-cell table:formula="of:=T(IF([$тест2.AL103]=1;ORG.OPENOFFICE.STYLE(&quot;граница&quot;);ORG.OPENOFFICE.STYLE(&quot;Стандарт&quot;)))">
            <text:p/>
          </table:table-cell>
          <table:table-cell table:formula="of:=T(IF([$тест2.AM103]=1;ORG.OPENOFFICE.STYLE(&quot;граница&quot;);ORG.OPENOFFICE.STYLE(&quot;Стандарт&quot;)))">
            <text:p/>
          </table:table-cell>
          <table:table-cell table:formula="of:=T(IF([$тест2.AN103]=1;ORG.OPENOFFICE.STYLE(&quot;граница&quot;);ORG.OPENOFFICE.STYLE(&quot;Стандарт&quot;)))">
            <text:p/>
          </table:table-cell>
          <table:table-cell table:formula="of:=T(IF([$тест2.AO103]=1;ORG.OPENOFFICE.STYLE(&quot;граница&quot;);ORG.OPENOFFICE.STYLE(&quot;Стандарт&quot;)))">
            <text:p/>
          </table:table-cell>
          <table:table-cell table:formula="of:=T(IF([$тест2.AP103]=1;ORG.OPENOFFICE.STYLE(&quot;граница&quot;);ORG.OPENOFFICE.STYLE(&quot;Стандарт&quot;)))">
            <text:p/>
          </table:table-cell>
          <table:table-cell table:formula="of:=T(IF([$тест2.AQ103]=1;ORG.OPENOFFICE.STYLE(&quot;граница&quot;);ORG.OPENOFFICE.STYLE(&quot;Стандарт&quot;)))">
            <text:p/>
          </table:table-cell>
          <table:table-cell table:formula="of:=T(IF([$тест2.AR103]=1;ORG.OPENOFFICE.STYLE(&quot;граница&quot;);ORG.OPENOFFICE.STYLE(&quot;Стандарт&quot;)))">
            <text:p/>
          </table:table-cell>
          <table:table-cell table:formula="of:=T(IF([$тест2.AS103]=1;ORG.OPENOFFICE.STYLE(&quot;граница&quot;);ORG.OPENOFFICE.STYLE(&quot;Стандарт&quot;)))">
            <text:p/>
          </table:table-cell>
          <table:table-cell table:formula="of:=T(IF([$тест2.AT103]=1;ORG.OPENOFFICE.STYLE(&quot;граница&quot;);ORG.OPENOFFICE.STYLE(&quot;Стандарт&quot;)))">
            <text:p/>
          </table:table-cell>
          <table:table-cell table:formula="of:=T(IF([$тест2.AU103]=1;ORG.OPENOFFICE.STYLE(&quot;граница&quot;);ORG.OPENOFFICE.STYLE(&quot;Стандарт&quot;)))">
            <text:p/>
          </table:table-cell>
          <table:table-cell table:formula="of:=T(IF([$тест2.AV103]=1;ORG.OPENOFFICE.STYLE(&quot;граница&quot;);ORG.OPENOFFICE.STYLE(&quot;Стандарт&quot;)))">
            <text:p/>
          </table:table-cell>
          <table:table-cell table:formula="of:=T(IF([$тест2.AW103]=1;ORG.OPENOFFICE.STYLE(&quot;граница&quot;);ORG.OPENOFFICE.STYLE(&quot;Стандарт&quot;)))">
            <text:p/>
          </table:table-cell>
          <table:table-cell table:formula="of:=T(IF([$тест2.AX10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4]=1;ORG.OPENOFFICE.STYLE(&quot;граница&quot;);ORG.OPENOFFICE.STYLE(&quot;Стандарт&quot;)))">
            <text:p/>
          </table:table-cell>
          <table:table-cell table:formula="of:=T(IF([$тест2.C104]=1;ORG.OPENOFFICE.STYLE(&quot;граница&quot;);ORG.OPENOFFICE.STYLE(&quot;Стандарт&quot;)))">
            <text:p/>
          </table:table-cell>
          <table:table-cell table:formula="of:=T(IF([$тест2.D104]=1;ORG.OPENOFFICE.STYLE(&quot;граница&quot;);ORG.OPENOFFICE.STYLE(&quot;Стандарт&quot;)))">
            <text:p/>
          </table:table-cell>
          <table:table-cell table:formula="of:=T(IF([$тест2.E104]=1;ORG.OPENOFFICE.STYLE(&quot;граница&quot;);ORG.OPENOFFICE.STYLE(&quot;Стандарт&quot;)))">
            <text:p/>
          </table:table-cell>
          <table:table-cell table:formula="of:=T(IF([$тест2.F104]=1;ORG.OPENOFFICE.STYLE(&quot;граница&quot;);ORG.OPENOFFICE.STYLE(&quot;Стандарт&quot;)))">
            <text:p/>
          </table:table-cell>
          <table:table-cell table:formula="of:=T(IF([$тест2.G104]=1;ORG.OPENOFFICE.STYLE(&quot;граница&quot;);ORG.OPENOFFICE.STYLE(&quot;Стандарт&quot;)))">
            <text:p/>
          </table:table-cell>
          <table:table-cell table:formula="of:=T(IF([$тест2.H104]=1;ORG.OPENOFFICE.STYLE(&quot;граница&quot;);ORG.OPENOFFICE.STYLE(&quot;Стандарт&quot;)))">
            <text:p/>
          </table:table-cell>
          <table:table-cell table:formula="of:=T(IF([$тест2.I104]=1;ORG.OPENOFFICE.STYLE(&quot;граница&quot;);ORG.OPENOFFICE.STYLE(&quot;Стандарт&quot;)))">
            <text:p/>
          </table:table-cell>
          <table:table-cell table:formula="of:=T(IF([$тест2.J104]=1;ORG.OPENOFFICE.STYLE(&quot;граница&quot;);ORG.OPENOFFICE.STYLE(&quot;Стандарт&quot;)))">
            <text:p/>
          </table:table-cell>
          <table:table-cell table:formula="of:=T(IF([$тест2.K104]=1;ORG.OPENOFFICE.STYLE(&quot;граница&quot;);ORG.OPENOFFICE.STYLE(&quot;Стандарт&quot;)))">
            <text:p/>
          </table:table-cell>
          <table:table-cell table:formula="of:=T(IF([$тест2.L104]=1;ORG.OPENOFFICE.STYLE(&quot;граница&quot;);ORG.OPENOFFICE.STYLE(&quot;Стандарт&quot;)))">
            <text:p/>
          </table:table-cell>
          <table:table-cell table:formula="of:=T(IF([$тест2.M104]=1;ORG.OPENOFFICE.STYLE(&quot;граница&quot;);ORG.OPENOFFICE.STYLE(&quot;Стандарт&quot;)))">
            <text:p/>
          </table:table-cell>
          <table:table-cell table:formula="of:=T(IF([$тест2.N104]=1;ORG.OPENOFFICE.STYLE(&quot;граница&quot;);ORG.OPENOFFICE.STYLE(&quot;Стандарт&quot;)))">
            <text:p/>
          </table:table-cell>
          <table:table-cell table:formula="of:=T(IF([$тест2.O104]=1;ORG.OPENOFFICE.STYLE(&quot;граница&quot;);ORG.OPENOFFICE.STYLE(&quot;Стандарт&quot;)))">
            <text:p/>
          </table:table-cell>
          <table:table-cell table:formula="of:=T(IF([$тест2.P104]=1;ORG.OPENOFFICE.STYLE(&quot;граница&quot;);ORG.OPENOFFICE.STYLE(&quot;Стандарт&quot;)))">
            <text:p/>
          </table:table-cell>
          <table:table-cell table:formula="of:=T(IF([$тест2.Q104]=1;ORG.OPENOFFICE.STYLE(&quot;граница&quot;);ORG.OPENOFFICE.STYLE(&quot;Стандарт&quot;)))">
            <text:p/>
          </table:table-cell>
          <table:table-cell table:formula="of:=T(IF([$тест2.R104]=1;ORG.OPENOFFICE.STYLE(&quot;граница&quot;);ORG.OPENOFFICE.STYLE(&quot;Стандарт&quot;)))">
            <text:p/>
          </table:table-cell>
          <table:table-cell table:formula="of:=T(IF([$тест2.S104]=1;ORG.OPENOFFICE.STYLE(&quot;граница&quot;);ORG.OPENOFFICE.STYLE(&quot;Стандарт&quot;)))">
            <text:p/>
          </table:table-cell>
          <table:table-cell table:formula="of:=T(IF([$тест2.T104]=1;ORG.OPENOFFICE.STYLE(&quot;граница&quot;);ORG.OPENOFFICE.STYLE(&quot;Стандарт&quot;)))">
            <text:p/>
          </table:table-cell>
          <table:table-cell table:formula="of:=T(IF([$тест2.U104]=1;ORG.OPENOFFICE.STYLE(&quot;граница&quot;);ORG.OPENOFFICE.STYLE(&quot;Стандарт&quot;)))">
            <text:p/>
          </table:table-cell>
          <table:table-cell table:formula="of:=T(IF([$тест2.V104]=1;ORG.OPENOFFICE.STYLE(&quot;граница&quot;);ORG.OPENOFFICE.STYLE(&quot;Стандарт&quot;)))">
            <text:p/>
          </table:table-cell>
          <table:table-cell table:formula="of:=T(IF([$тест2.W104]=1;ORG.OPENOFFICE.STYLE(&quot;граница&quot;);ORG.OPENOFFICE.STYLE(&quot;Стандарт&quot;)))">
            <text:p/>
          </table:table-cell>
          <table:table-cell table:formula="of:=T(IF([$тест2.X104]=1;ORG.OPENOFFICE.STYLE(&quot;граница&quot;);ORG.OPENOFFICE.STYLE(&quot;Стандарт&quot;)))">
            <text:p/>
          </table:table-cell>
          <table:table-cell table:formula="of:=T(IF([$тест2.Y104]=1;ORG.OPENOFFICE.STYLE(&quot;граница&quot;);ORG.OPENOFFICE.STYLE(&quot;Стандарт&quot;)))">
            <text:p/>
          </table:table-cell>
          <table:table-cell table:formula="of:=T(IF([$тест2.Z104]=1;ORG.OPENOFFICE.STYLE(&quot;граница&quot;);ORG.OPENOFFICE.STYLE(&quot;Стандарт&quot;)))">
            <text:p/>
          </table:table-cell>
          <table:table-cell table:formula="of:=T(IF([$тест2.AA104]=1;ORG.OPENOFFICE.STYLE(&quot;граница&quot;);ORG.OPENOFFICE.STYLE(&quot;Стандарт&quot;)))">
            <text:p/>
          </table:table-cell>
          <table:table-cell table:formula="of:=T(IF([$тест2.AB104]=1;ORG.OPENOFFICE.STYLE(&quot;граница&quot;);ORG.OPENOFFICE.STYLE(&quot;Стандарт&quot;)))">
            <text:p/>
          </table:table-cell>
          <table:table-cell table:formula="of:=T(IF([$тест2.AC104]=1;ORG.OPENOFFICE.STYLE(&quot;граница&quot;);ORG.OPENOFFICE.STYLE(&quot;Стандарт&quot;)))">
            <text:p/>
          </table:table-cell>
          <table:table-cell table:formula="of:=T(IF([$тест2.AD104]=1;ORG.OPENOFFICE.STYLE(&quot;граница&quot;);ORG.OPENOFFICE.STYLE(&quot;Стандарт&quot;)))">
            <text:p/>
          </table:table-cell>
          <table:table-cell table:formula="of:=T(IF([$тест2.AE104]=1;ORG.OPENOFFICE.STYLE(&quot;граница&quot;);ORG.OPENOFFICE.STYLE(&quot;Стандарт&quot;)))">
            <text:p/>
          </table:table-cell>
          <table:table-cell table:formula="of:=T(IF([$тест2.AF104]=1;ORG.OPENOFFICE.STYLE(&quot;граница&quot;);ORG.OPENOFFICE.STYLE(&quot;Стандарт&quot;)))">
            <text:p/>
          </table:table-cell>
          <table:table-cell table:formula="of:=T(IF([$тест2.AG104]=1;ORG.OPENOFFICE.STYLE(&quot;граница&quot;);ORG.OPENOFFICE.STYLE(&quot;Стандарт&quot;)))">
            <text:p/>
          </table:table-cell>
          <table:table-cell table:formula="of:=T(IF([$тест2.AH104]=1;ORG.OPENOFFICE.STYLE(&quot;граница&quot;);ORG.OPENOFFICE.STYLE(&quot;Стандарт&quot;)))">
            <text:p/>
          </table:table-cell>
          <table:table-cell table:formula="of:=T(IF([$тест2.AI104]=1;ORG.OPENOFFICE.STYLE(&quot;граница&quot;);ORG.OPENOFFICE.STYLE(&quot;Стандарт&quot;)))">
            <text:p/>
          </table:table-cell>
          <table:table-cell table:formula="of:=T(IF([$тест2.AJ104]=1;ORG.OPENOFFICE.STYLE(&quot;граница&quot;);ORG.OPENOFFICE.STYLE(&quot;Стандарт&quot;)))">
            <text:p/>
          </table:table-cell>
          <table:table-cell table:formula="of:=T(IF([$тест2.AK104]=1;ORG.OPENOFFICE.STYLE(&quot;граница&quot;);ORG.OPENOFFICE.STYLE(&quot;Стандарт&quot;)))">
            <text:p/>
          </table:table-cell>
          <table:table-cell table:formula="of:=T(IF([$тест2.AL104]=1;ORG.OPENOFFICE.STYLE(&quot;граница&quot;);ORG.OPENOFFICE.STYLE(&quot;Стандарт&quot;)))">
            <text:p/>
          </table:table-cell>
          <table:table-cell table:formula="of:=T(IF([$тест2.AM104]=1;ORG.OPENOFFICE.STYLE(&quot;граница&quot;);ORG.OPENOFFICE.STYLE(&quot;Стандарт&quot;)))">
            <text:p/>
          </table:table-cell>
          <table:table-cell table:formula="of:=T(IF([$тест2.AN104]=1;ORG.OPENOFFICE.STYLE(&quot;граница&quot;);ORG.OPENOFFICE.STYLE(&quot;Стандарт&quot;)))">
            <text:p/>
          </table:table-cell>
          <table:table-cell table:formula="of:=T(IF([$тест2.AO104]=1;ORG.OPENOFFICE.STYLE(&quot;граница&quot;);ORG.OPENOFFICE.STYLE(&quot;Стандарт&quot;)))">
            <text:p/>
          </table:table-cell>
          <table:table-cell table:formula="of:=T(IF([$тест2.AP104]=1;ORG.OPENOFFICE.STYLE(&quot;граница&quot;);ORG.OPENOFFICE.STYLE(&quot;Стандарт&quot;)))">
            <text:p/>
          </table:table-cell>
          <table:table-cell table:formula="of:=T(IF([$тест2.AQ104]=1;ORG.OPENOFFICE.STYLE(&quot;граница&quot;);ORG.OPENOFFICE.STYLE(&quot;Стандарт&quot;)))">
            <text:p/>
          </table:table-cell>
          <table:table-cell table:formula="of:=T(IF([$тест2.AR104]=1;ORG.OPENOFFICE.STYLE(&quot;граница&quot;);ORG.OPENOFFICE.STYLE(&quot;Стандарт&quot;)))">
            <text:p/>
          </table:table-cell>
          <table:table-cell table:formula="of:=T(IF([$тест2.AS104]=1;ORG.OPENOFFICE.STYLE(&quot;граница&quot;);ORG.OPENOFFICE.STYLE(&quot;Стандарт&quot;)))">
            <text:p/>
          </table:table-cell>
          <table:table-cell table:formula="of:=T(IF([$тест2.AT104]=1;ORG.OPENOFFICE.STYLE(&quot;граница&quot;);ORG.OPENOFFICE.STYLE(&quot;Стандарт&quot;)))">
            <text:p/>
          </table:table-cell>
          <table:table-cell table:formula="of:=T(IF([$тест2.AU104]=1;ORG.OPENOFFICE.STYLE(&quot;граница&quot;);ORG.OPENOFFICE.STYLE(&quot;Стандарт&quot;)))">
            <text:p/>
          </table:table-cell>
          <table:table-cell table:formula="of:=T(IF([$тест2.AV104]=1;ORG.OPENOFFICE.STYLE(&quot;граница&quot;);ORG.OPENOFFICE.STYLE(&quot;Стандарт&quot;)))">
            <text:p/>
          </table:table-cell>
          <table:table-cell table:formula="of:=T(IF([$тест2.AW104]=1;ORG.OPENOFFICE.STYLE(&quot;граница&quot;);ORG.OPENOFFICE.STYLE(&quot;Стандарт&quot;)))">
            <text:p/>
          </table:table-cell>
          <table:table-cell table:formula="of:=T(IF([$тест2.AX10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5]=1;ORG.OPENOFFICE.STYLE(&quot;граница&quot;);ORG.OPENOFFICE.STYLE(&quot;Стандарт&quot;)))">
            <text:p/>
          </table:table-cell>
          <table:table-cell table:formula="of:=T(IF([$тест2.C105]=1;ORG.OPENOFFICE.STYLE(&quot;граница&quot;);ORG.OPENOFFICE.STYLE(&quot;Стандарт&quot;)))">
            <text:p/>
          </table:table-cell>
          <table:table-cell table:formula="of:=T(IF([$тест2.D105]=1;ORG.OPENOFFICE.STYLE(&quot;граница&quot;);ORG.OPENOFFICE.STYLE(&quot;Стандарт&quot;)))">
            <text:p/>
          </table:table-cell>
          <table:table-cell table:formula="of:=T(IF([$тест2.E105]=1;ORG.OPENOFFICE.STYLE(&quot;граница&quot;);ORG.OPENOFFICE.STYLE(&quot;Стандарт&quot;)))">
            <text:p/>
          </table:table-cell>
          <table:table-cell table:formula="of:=T(IF([$тест2.F105]=1;ORG.OPENOFFICE.STYLE(&quot;граница&quot;);ORG.OPENOFFICE.STYLE(&quot;Стандарт&quot;)))">
            <text:p/>
          </table:table-cell>
          <table:table-cell table:formula="of:=T(IF([$тест2.G105]=1;ORG.OPENOFFICE.STYLE(&quot;граница&quot;);ORG.OPENOFFICE.STYLE(&quot;Стандарт&quot;)))">
            <text:p/>
          </table:table-cell>
          <table:table-cell table:formula="of:=T(IF([$тест2.H105]=1;ORG.OPENOFFICE.STYLE(&quot;граница&quot;);ORG.OPENOFFICE.STYLE(&quot;Стандарт&quot;)))">
            <text:p/>
          </table:table-cell>
          <table:table-cell table:formula="of:=T(IF([$тест2.I105]=1;ORG.OPENOFFICE.STYLE(&quot;граница&quot;);ORG.OPENOFFICE.STYLE(&quot;Стандарт&quot;)))">
            <text:p/>
          </table:table-cell>
          <table:table-cell table:formula="of:=T(IF([$тест2.J105]=1;ORG.OPENOFFICE.STYLE(&quot;граница&quot;);ORG.OPENOFFICE.STYLE(&quot;Стандарт&quot;)))">
            <text:p/>
          </table:table-cell>
          <table:table-cell table:formula="of:=T(IF([$тест2.K105]=1;ORG.OPENOFFICE.STYLE(&quot;граница&quot;);ORG.OPENOFFICE.STYLE(&quot;Стандарт&quot;)))">
            <text:p/>
          </table:table-cell>
          <table:table-cell table:formula="of:=T(IF([$тест2.L105]=1;ORG.OPENOFFICE.STYLE(&quot;граница&quot;);ORG.OPENOFFICE.STYLE(&quot;Стандарт&quot;)))">
            <text:p/>
          </table:table-cell>
          <table:table-cell table:formula="of:=T(IF([$тест2.M105]=1;ORG.OPENOFFICE.STYLE(&quot;граница&quot;);ORG.OPENOFFICE.STYLE(&quot;Стандарт&quot;)))">
            <text:p/>
          </table:table-cell>
          <table:table-cell table:formula="of:=T(IF([$тест2.N105]=1;ORG.OPENOFFICE.STYLE(&quot;граница&quot;);ORG.OPENOFFICE.STYLE(&quot;Стандарт&quot;)))">
            <text:p/>
          </table:table-cell>
          <table:table-cell table:formula="of:=T(IF([$тест2.O105]=1;ORG.OPENOFFICE.STYLE(&quot;граница&quot;);ORG.OPENOFFICE.STYLE(&quot;Стандарт&quot;)))">
            <text:p/>
          </table:table-cell>
          <table:table-cell table:formula="of:=T(IF([$тест2.P105]=1;ORG.OPENOFFICE.STYLE(&quot;граница&quot;);ORG.OPENOFFICE.STYLE(&quot;Стандарт&quot;)))">
            <text:p/>
          </table:table-cell>
          <table:table-cell table:formula="of:=T(IF([$тест2.Q105]=1;ORG.OPENOFFICE.STYLE(&quot;граница&quot;);ORG.OPENOFFICE.STYLE(&quot;Стандарт&quot;)))">
            <text:p/>
          </table:table-cell>
          <table:table-cell table:formula="of:=T(IF([$тест2.R105]=1;ORG.OPENOFFICE.STYLE(&quot;граница&quot;);ORG.OPENOFFICE.STYLE(&quot;Стандарт&quot;)))">
            <text:p/>
          </table:table-cell>
          <table:table-cell table:formula="of:=T(IF([$тест2.S105]=1;ORG.OPENOFFICE.STYLE(&quot;граница&quot;);ORG.OPENOFFICE.STYLE(&quot;Стандарт&quot;)))">
            <text:p/>
          </table:table-cell>
          <table:table-cell table:formula="of:=T(IF([$тест2.T105]=1;ORG.OPENOFFICE.STYLE(&quot;граница&quot;);ORG.OPENOFFICE.STYLE(&quot;Стандарт&quot;)))">
            <text:p/>
          </table:table-cell>
          <table:table-cell table:formula="of:=T(IF([$тест2.U105]=1;ORG.OPENOFFICE.STYLE(&quot;граница&quot;);ORG.OPENOFFICE.STYLE(&quot;Стандарт&quot;)))">
            <text:p/>
          </table:table-cell>
          <table:table-cell table:formula="of:=T(IF([$тест2.V105]=1;ORG.OPENOFFICE.STYLE(&quot;граница&quot;);ORG.OPENOFFICE.STYLE(&quot;Стандарт&quot;)))">
            <text:p/>
          </table:table-cell>
          <table:table-cell table:formula="of:=T(IF([$тест2.W105]=1;ORG.OPENOFFICE.STYLE(&quot;граница&quot;);ORG.OPENOFFICE.STYLE(&quot;Стандарт&quot;)))">
            <text:p/>
          </table:table-cell>
          <table:table-cell table:formula="of:=T(IF([$тест2.X105]=1;ORG.OPENOFFICE.STYLE(&quot;граница&quot;);ORG.OPENOFFICE.STYLE(&quot;Стандарт&quot;)))">
            <text:p/>
          </table:table-cell>
          <table:table-cell table:formula="of:=T(IF([$тест2.Y105]=1;ORG.OPENOFFICE.STYLE(&quot;граница&quot;);ORG.OPENOFFICE.STYLE(&quot;Стандарт&quot;)))">
            <text:p/>
          </table:table-cell>
          <table:table-cell table:formula="of:=T(IF([$тест2.Z105]=1;ORG.OPENOFFICE.STYLE(&quot;граница&quot;);ORG.OPENOFFICE.STYLE(&quot;Стандарт&quot;)))">
            <text:p/>
          </table:table-cell>
          <table:table-cell table:formula="of:=T(IF([$тест2.AA105]=1;ORG.OPENOFFICE.STYLE(&quot;граница&quot;);ORG.OPENOFFICE.STYLE(&quot;Стандарт&quot;)))">
            <text:p/>
          </table:table-cell>
          <table:table-cell table:formula="of:=T(IF([$тест2.AB105]=1;ORG.OPENOFFICE.STYLE(&quot;граница&quot;);ORG.OPENOFFICE.STYLE(&quot;Стандарт&quot;)))">
            <text:p/>
          </table:table-cell>
          <table:table-cell table:formula="of:=T(IF([$тест2.AC105]=1;ORG.OPENOFFICE.STYLE(&quot;граница&quot;);ORG.OPENOFFICE.STYLE(&quot;Стандарт&quot;)))">
            <text:p/>
          </table:table-cell>
          <table:table-cell table:formula="of:=T(IF([$тест2.AD105]=1;ORG.OPENOFFICE.STYLE(&quot;граница&quot;);ORG.OPENOFFICE.STYLE(&quot;Стандарт&quot;)))">
            <text:p/>
          </table:table-cell>
          <table:table-cell table:formula="of:=T(IF([$тест2.AE105]=1;ORG.OPENOFFICE.STYLE(&quot;граница&quot;);ORG.OPENOFFICE.STYLE(&quot;Стандарт&quot;)))">
            <text:p/>
          </table:table-cell>
          <table:table-cell table:formula="of:=T(IF([$тест2.AF105]=1;ORG.OPENOFFICE.STYLE(&quot;граница&quot;);ORG.OPENOFFICE.STYLE(&quot;Стандарт&quot;)))">
            <text:p/>
          </table:table-cell>
          <table:table-cell table:formula="of:=T(IF([$тест2.AG105]=1;ORG.OPENOFFICE.STYLE(&quot;граница&quot;);ORG.OPENOFFICE.STYLE(&quot;Стандарт&quot;)))">
            <text:p/>
          </table:table-cell>
          <table:table-cell table:formula="of:=T(IF([$тест2.AH105]=1;ORG.OPENOFFICE.STYLE(&quot;граница&quot;);ORG.OPENOFFICE.STYLE(&quot;Стандарт&quot;)))">
            <text:p/>
          </table:table-cell>
          <table:table-cell table:formula="of:=T(IF([$тест2.AI105]=1;ORG.OPENOFFICE.STYLE(&quot;граница&quot;);ORG.OPENOFFICE.STYLE(&quot;Стандарт&quot;)))">
            <text:p/>
          </table:table-cell>
          <table:table-cell table:formula="of:=T(IF([$тест2.AJ105]=1;ORG.OPENOFFICE.STYLE(&quot;граница&quot;);ORG.OPENOFFICE.STYLE(&quot;Стандарт&quot;)))">
            <text:p/>
          </table:table-cell>
          <table:table-cell table:formula="of:=T(IF([$тест2.AK105]=1;ORG.OPENOFFICE.STYLE(&quot;граница&quot;);ORG.OPENOFFICE.STYLE(&quot;Стандарт&quot;)))">
            <text:p/>
          </table:table-cell>
          <table:table-cell table:formula="of:=T(IF([$тест2.AL105]=1;ORG.OPENOFFICE.STYLE(&quot;граница&quot;);ORG.OPENOFFICE.STYLE(&quot;Стандарт&quot;)))">
            <text:p/>
          </table:table-cell>
          <table:table-cell table:formula="of:=T(IF([$тест2.AM105]=1;ORG.OPENOFFICE.STYLE(&quot;граница&quot;);ORG.OPENOFFICE.STYLE(&quot;Стандарт&quot;)))">
            <text:p/>
          </table:table-cell>
          <table:table-cell table:formula="of:=T(IF([$тест2.AN105]=1;ORG.OPENOFFICE.STYLE(&quot;граница&quot;);ORG.OPENOFFICE.STYLE(&quot;Стандарт&quot;)))">
            <text:p/>
          </table:table-cell>
          <table:table-cell table:formula="of:=T(IF([$тест2.AO105]=1;ORG.OPENOFFICE.STYLE(&quot;граница&quot;);ORG.OPENOFFICE.STYLE(&quot;Стандарт&quot;)))">
            <text:p/>
          </table:table-cell>
          <table:table-cell table:formula="of:=T(IF([$тест2.AP105]=1;ORG.OPENOFFICE.STYLE(&quot;граница&quot;);ORG.OPENOFFICE.STYLE(&quot;Стандарт&quot;)))">
            <text:p/>
          </table:table-cell>
          <table:table-cell table:formula="of:=T(IF([$тест2.AQ105]=1;ORG.OPENOFFICE.STYLE(&quot;граница&quot;);ORG.OPENOFFICE.STYLE(&quot;Стандарт&quot;)))">
            <text:p/>
          </table:table-cell>
          <table:table-cell table:formula="of:=T(IF([$тест2.AR105]=1;ORG.OPENOFFICE.STYLE(&quot;граница&quot;);ORG.OPENOFFICE.STYLE(&quot;Стандарт&quot;)))">
            <text:p/>
          </table:table-cell>
          <table:table-cell table:formula="of:=T(IF([$тест2.AS105]=1;ORG.OPENOFFICE.STYLE(&quot;граница&quot;);ORG.OPENOFFICE.STYLE(&quot;Стандарт&quot;)))">
            <text:p/>
          </table:table-cell>
          <table:table-cell table:formula="of:=T(IF([$тест2.AT105]=1;ORG.OPENOFFICE.STYLE(&quot;граница&quot;);ORG.OPENOFFICE.STYLE(&quot;Стандарт&quot;)))">
            <text:p/>
          </table:table-cell>
          <table:table-cell table:formula="of:=T(IF([$тест2.AU105]=1;ORG.OPENOFFICE.STYLE(&quot;граница&quot;);ORG.OPENOFFICE.STYLE(&quot;Стандарт&quot;)))">
            <text:p/>
          </table:table-cell>
          <table:table-cell table:formula="of:=T(IF([$тест2.AV105]=1;ORG.OPENOFFICE.STYLE(&quot;граница&quot;);ORG.OPENOFFICE.STYLE(&quot;Стандарт&quot;)))">
            <text:p/>
          </table:table-cell>
          <table:table-cell table:formula="of:=T(IF([$тест2.AW105]=1;ORG.OPENOFFICE.STYLE(&quot;граница&quot;);ORG.OPENOFFICE.STYLE(&quot;Стандарт&quot;)))">
            <text:p/>
          </table:table-cell>
          <table:table-cell table:formula="of:=T(IF([$тест2.AX10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6]=1;ORG.OPENOFFICE.STYLE(&quot;граница&quot;);ORG.OPENOFFICE.STYLE(&quot;Стандарт&quot;)))">
            <text:p/>
          </table:table-cell>
          <table:table-cell table:formula="of:=T(IF([$тест2.C106]=1;ORG.OPENOFFICE.STYLE(&quot;граница&quot;);ORG.OPENOFFICE.STYLE(&quot;Стандарт&quot;)))">
            <text:p/>
          </table:table-cell>
          <table:table-cell table:formula="of:=T(IF([$тест2.D106]=1;ORG.OPENOFFICE.STYLE(&quot;граница&quot;);ORG.OPENOFFICE.STYLE(&quot;Стандарт&quot;)))">
            <text:p/>
          </table:table-cell>
          <table:table-cell table:formula="of:=T(IF([$тест2.E106]=1;ORG.OPENOFFICE.STYLE(&quot;граница&quot;);ORG.OPENOFFICE.STYLE(&quot;Стандарт&quot;)))">
            <text:p/>
          </table:table-cell>
          <table:table-cell table:formula="of:=T(IF([$тест2.F106]=1;ORG.OPENOFFICE.STYLE(&quot;граница&quot;);ORG.OPENOFFICE.STYLE(&quot;Стандарт&quot;)))">
            <text:p/>
          </table:table-cell>
          <table:table-cell table:formula="of:=T(IF([$тест2.G106]=1;ORG.OPENOFFICE.STYLE(&quot;граница&quot;);ORG.OPENOFFICE.STYLE(&quot;Стандарт&quot;)))">
            <text:p/>
          </table:table-cell>
          <table:table-cell table:formula="of:=T(IF([$тест2.H106]=1;ORG.OPENOFFICE.STYLE(&quot;граница&quot;);ORG.OPENOFFICE.STYLE(&quot;Стандарт&quot;)))">
            <text:p/>
          </table:table-cell>
          <table:table-cell table:formula="of:=T(IF([$тест2.I106]=1;ORG.OPENOFFICE.STYLE(&quot;граница&quot;);ORG.OPENOFFICE.STYLE(&quot;Стандарт&quot;)))">
            <text:p/>
          </table:table-cell>
          <table:table-cell table:formula="of:=T(IF([$тест2.J106]=1;ORG.OPENOFFICE.STYLE(&quot;граница&quot;);ORG.OPENOFFICE.STYLE(&quot;Стандарт&quot;)))">
            <text:p/>
          </table:table-cell>
          <table:table-cell table:formula="of:=T(IF([$тест2.K106]=1;ORG.OPENOFFICE.STYLE(&quot;граница&quot;);ORG.OPENOFFICE.STYLE(&quot;Стандарт&quot;)))">
            <text:p/>
          </table:table-cell>
          <table:table-cell table:formula="of:=T(IF([$тест2.L106]=1;ORG.OPENOFFICE.STYLE(&quot;граница&quot;);ORG.OPENOFFICE.STYLE(&quot;Стандарт&quot;)))">
            <text:p/>
          </table:table-cell>
          <table:table-cell table:formula="of:=T(IF([$тест2.M106]=1;ORG.OPENOFFICE.STYLE(&quot;граница&quot;);ORG.OPENOFFICE.STYLE(&quot;Стандарт&quot;)))">
            <text:p/>
          </table:table-cell>
          <table:table-cell table:formula="of:=T(IF([$тест2.N106]=1;ORG.OPENOFFICE.STYLE(&quot;граница&quot;);ORG.OPENOFFICE.STYLE(&quot;Стандарт&quot;)))">
            <text:p/>
          </table:table-cell>
          <table:table-cell table:formula="of:=T(IF([$тест2.O106]=1;ORG.OPENOFFICE.STYLE(&quot;граница&quot;);ORG.OPENOFFICE.STYLE(&quot;Стандарт&quot;)))">
            <text:p/>
          </table:table-cell>
          <table:table-cell table:formula="of:=T(IF([$тест2.P106]=1;ORG.OPENOFFICE.STYLE(&quot;граница&quot;);ORG.OPENOFFICE.STYLE(&quot;Стандарт&quot;)))">
            <text:p/>
          </table:table-cell>
          <table:table-cell table:formula="of:=T(IF([$тест2.Q106]=1;ORG.OPENOFFICE.STYLE(&quot;граница&quot;);ORG.OPENOFFICE.STYLE(&quot;Стандарт&quot;)))">
            <text:p/>
          </table:table-cell>
          <table:table-cell table:formula="of:=T(IF([$тест2.R106]=1;ORG.OPENOFFICE.STYLE(&quot;граница&quot;);ORG.OPENOFFICE.STYLE(&quot;Стандарт&quot;)))">
            <text:p/>
          </table:table-cell>
          <table:table-cell table:formula="of:=T(IF([$тест2.S106]=1;ORG.OPENOFFICE.STYLE(&quot;граница&quot;);ORG.OPENOFFICE.STYLE(&quot;Стандарт&quot;)))">
            <text:p/>
          </table:table-cell>
          <table:table-cell table:formula="of:=T(IF([$тест2.T106]=1;ORG.OPENOFFICE.STYLE(&quot;граница&quot;);ORG.OPENOFFICE.STYLE(&quot;Стандарт&quot;)))">
            <text:p/>
          </table:table-cell>
          <table:table-cell table:formula="of:=T(IF([$тест2.U106]=1;ORG.OPENOFFICE.STYLE(&quot;граница&quot;);ORG.OPENOFFICE.STYLE(&quot;Стандарт&quot;)))">
            <text:p/>
          </table:table-cell>
          <table:table-cell table:formula="of:=T(IF([$тест2.V106]=1;ORG.OPENOFFICE.STYLE(&quot;граница&quot;);ORG.OPENOFFICE.STYLE(&quot;Стандарт&quot;)))">
            <text:p/>
          </table:table-cell>
          <table:table-cell table:formula="of:=T(IF([$тест2.W106]=1;ORG.OPENOFFICE.STYLE(&quot;граница&quot;);ORG.OPENOFFICE.STYLE(&quot;Стандарт&quot;)))">
            <text:p/>
          </table:table-cell>
          <table:table-cell table:formula="of:=T(IF([$тест2.X106]=1;ORG.OPENOFFICE.STYLE(&quot;граница&quot;);ORG.OPENOFFICE.STYLE(&quot;Стандарт&quot;)))">
            <text:p/>
          </table:table-cell>
          <table:table-cell table:formula="of:=T(IF([$тест2.Y106]=1;ORG.OPENOFFICE.STYLE(&quot;граница&quot;);ORG.OPENOFFICE.STYLE(&quot;Стандарт&quot;)))">
            <text:p/>
          </table:table-cell>
          <table:table-cell table:formula="of:=T(IF([$тест2.Z106]=1;ORG.OPENOFFICE.STYLE(&quot;граница&quot;);ORG.OPENOFFICE.STYLE(&quot;Стандарт&quot;)))">
            <text:p/>
          </table:table-cell>
          <table:table-cell table:formula="of:=T(IF([$тест2.AA106]=1;ORG.OPENOFFICE.STYLE(&quot;граница&quot;);ORG.OPENOFFICE.STYLE(&quot;Стандарт&quot;)))">
            <text:p/>
          </table:table-cell>
          <table:table-cell table:formula="of:=T(IF([$тест2.AB106]=1;ORG.OPENOFFICE.STYLE(&quot;граница&quot;);ORG.OPENOFFICE.STYLE(&quot;Стандарт&quot;)))">
            <text:p/>
          </table:table-cell>
          <table:table-cell table:formula="of:=T(IF([$тест2.AC106]=1;ORG.OPENOFFICE.STYLE(&quot;граница&quot;);ORG.OPENOFFICE.STYLE(&quot;Стандарт&quot;)))">
            <text:p/>
          </table:table-cell>
          <table:table-cell table:formula="of:=T(IF([$тест2.AD106]=1;ORG.OPENOFFICE.STYLE(&quot;граница&quot;);ORG.OPENOFFICE.STYLE(&quot;Стандарт&quot;)))">
            <text:p/>
          </table:table-cell>
          <table:table-cell table:formula="of:=T(IF([$тест2.AE106]=1;ORG.OPENOFFICE.STYLE(&quot;граница&quot;);ORG.OPENOFFICE.STYLE(&quot;Стандарт&quot;)))">
            <text:p/>
          </table:table-cell>
          <table:table-cell table:formula="of:=T(IF([$тест2.AF106]=1;ORG.OPENOFFICE.STYLE(&quot;граница&quot;);ORG.OPENOFFICE.STYLE(&quot;Стандарт&quot;)))">
            <text:p/>
          </table:table-cell>
          <table:table-cell table:formula="of:=T(IF([$тест2.AG106]=1;ORG.OPENOFFICE.STYLE(&quot;граница&quot;);ORG.OPENOFFICE.STYLE(&quot;Стандарт&quot;)))">
            <text:p/>
          </table:table-cell>
          <table:table-cell table:formula="of:=T(IF([$тест2.AH106]=1;ORG.OPENOFFICE.STYLE(&quot;граница&quot;);ORG.OPENOFFICE.STYLE(&quot;Стандарт&quot;)))">
            <text:p/>
          </table:table-cell>
          <table:table-cell table:formula="of:=T(IF([$тест2.AI106]=1;ORG.OPENOFFICE.STYLE(&quot;граница&quot;);ORG.OPENOFFICE.STYLE(&quot;Стандарт&quot;)))">
            <text:p/>
          </table:table-cell>
          <table:table-cell table:formula="of:=T(IF([$тест2.AJ106]=1;ORG.OPENOFFICE.STYLE(&quot;граница&quot;);ORG.OPENOFFICE.STYLE(&quot;Стандарт&quot;)))">
            <text:p/>
          </table:table-cell>
          <table:table-cell table:formula="of:=T(IF([$тест2.AK106]=1;ORG.OPENOFFICE.STYLE(&quot;граница&quot;);ORG.OPENOFFICE.STYLE(&quot;Стандарт&quot;)))">
            <text:p/>
          </table:table-cell>
          <table:table-cell table:formula="of:=T(IF([$тест2.AL106]=1;ORG.OPENOFFICE.STYLE(&quot;граница&quot;);ORG.OPENOFFICE.STYLE(&quot;Стандарт&quot;)))">
            <text:p/>
          </table:table-cell>
          <table:table-cell table:formula="of:=T(IF([$тест2.AM106]=1;ORG.OPENOFFICE.STYLE(&quot;граница&quot;);ORG.OPENOFFICE.STYLE(&quot;Стандарт&quot;)))">
            <text:p/>
          </table:table-cell>
          <table:table-cell table:formula="of:=T(IF([$тест2.AN106]=1;ORG.OPENOFFICE.STYLE(&quot;граница&quot;);ORG.OPENOFFICE.STYLE(&quot;Стандарт&quot;)))">
            <text:p/>
          </table:table-cell>
          <table:table-cell table:formula="of:=T(IF([$тест2.AO106]=1;ORG.OPENOFFICE.STYLE(&quot;граница&quot;);ORG.OPENOFFICE.STYLE(&quot;Стандарт&quot;)))">
            <text:p/>
          </table:table-cell>
          <table:table-cell table:formula="of:=T(IF([$тест2.AP106]=1;ORG.OPENOFFICE.STYLE(&quot;граница&quot;);ORG.OPENOFFICE.STYLE(&quot;Стандарт&quot;)))">
            <text:p/>
          </table:table-cell>
          <table:table-cell table:formula="of:=T(IF([$тест2.AQ106]=1;ORG.OPENOFFICE.STYLE(&quot;граница&quot;);ORG.OPENOFFICE.STYLE(&quot;Стандарт&quot;)))">
            <text:p/>
          </table:table-cell>
          <table:table-cell table:formula="of:=T(IF([$тест2.AR106]=1;ORG.OPENOFFICE.STYLE(&quot;граница&quot;);ORG.OPENOFFICE.STYLE(&quot;Стандарт&quot;)))">
            <text:p/>
          </table:table-cell>
          <table:table-cell table:formula="of:=T(IF([$тест2.AS106]=1;ORG.OPENOFFICE.STYLE(&quot;граница&quot;);ORG.OPENOFFICE.STYLE(&quot;Стандарт&quot;)))">
            <text:p/>
          </table:table-cell>
          <table:table-cell table:formula="of:=T(IF([$тест2.AT106]=1;ORG.OPENOFFICE.STYLE(&quot;граница&quot;);ORG.OPENOFFICE.STYLE(&quot;Стандарт&quot;)))">
            <text:p/>
          </table:table-cell>
          <table:table-cell table:formula="of:=T(IF([$тест2.AU106]=1;ORG.OPENOFFICE.STYLE(&quot;граница&quot;);ORG.OPENOFFICE.STYLE(&quot;Стандарт&quot;)))">
            <text:p/>
          </table:table-cell>
          <table:table-cell table:formula="of:=T(IF([$тест2.AV106]=1;ORG.OPENOFFICE.STYLE(&quot;граница&quot;);ORG.OPENOFFICE.STYLE(&quot;Стандарт&quot;)))">
            <text:p/>
          </table:table-cell>
          <table:table-cell table:formula="of:=T(IF([$тест2.AW106]=1;ORG.OPENOFFICE.STYLE(&quot;граница&quot;);ORG.OPENOFFICE.STYLE(&quot;Стандарт&quot;)))">
            <text:p/>
          </table:table-cell>
          <table:table-cell table:formula="of:=T(IF([$тест2.AX10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7]=1;ORG.OPENOFFICE.STYLE(&quot;граница&quot;);ORG.OPENOFFICE.STYLE(&quot;Стандарт&quot;)))">
            <text:p/>
          </table:table-cell>
          <table:table-cell table:formula="of:=T(IF([$тест2.C107]=1;ORG.OPENOFFICE.STYLE(&quot;граница&quot;);ORG.OPENOFFICE.STYLE(&quot;Стандарт&quot;)))">
            <text:p/>
          </table:table-cell>
          <table:table-cell table:formula="of:=T(IF([$тест2.D107]=1;ORG.OPENOFFICE.STYLE(&quot;граница&quot;);ORG.OPENOFFICE.STYLE(&quot;Стандарт&quot;)))">
            <text:p/>
          </table:table-cell>
          <table:table-cell table:formula="of:=T(IF([$тест2.E107]=1;ORG.OPENOFFICE.STYLE(&quot;граница&quot;);ORG.OPENOFFICE.STYLE(&quot;Стандарт&quot;)))">
            <text:p/>
          </table:table-cell>
          <table:table-cell table:formula="of:=T(IF([$тест2.F107]=1;ORG.OPENOFFICE.STYLE(&quot;граница&quot;);ORG.OPENOFFICE.STYLE(&quot;Стандарт&quot;)))">
            <text:p/>
          </table:table-cell>
          <table:table-cell table:formula="of:=T(IF([$тест2.G107]=1;ORG.OPENOFFICE.STYLE(&quot;граница&quot;);ORG.OPENOFFICE.STYLE(&quot;Стандарт&quot;)))">
            <text:p/>
          </table:table-cell>
          <table:table-cell table:formula="of:=T(IF([$тест2.H107]=1;ORG.OPENOFFICE.STYLE(&quot;граница&quot;);ORG.OPENOFFICE.STYLE(&quot;Стандарт&quot;)))">
            <text:p/>
          </table:table-cell>
          <table:table-cell table:formula="of:=T(IF([$тест2.I107]=1;ORG.OPENOFFICE.STYLE(&quot;граница&quot;);ORG.OPENOFFICE.STYLE(&quot;Стандарт&quot;)))">
            <text:p/>
          </table:table-cell>
          <table:table-cell table:formula="of:=T(IF([$тест2.J107]=1;ORG.OPENOFFICE.STYLE(&quot;граница&quot;);ORG.OPENOFFICE.STYLE(&quot;Стандарт&quot;)))">
            <text:p/>
          </table:table-cell>
          <table:table-cell table:formula="of:=T(IF([$тест2.K107]=1;ORG.OPENOFFICE.STYLE(&quot;граница&quot;);ORG.OPENOFFICE.STYLE(&quot;Стандарт&quot;)))">
            <text:p/>
          </table:table-cell>
          <table:table-cell table:formula="of:=T(IF([$тест2.L107]=1;ORG.OPENOFFICE.STYLE(&quot;граница&quot;);ORG.OPENOFFICE.STYLE(&quot;Стандарт&quot;)))">
            <text:p/>
          </table:table-cell>
          <table:table-cell table:formula="of:=T(IF([$тест2.M107]=1;ORG.OPENOFFICE.STYLE(&quot;граница&quot;);ORG.OPENOFFICE.STYLE(&quot;Стандарт&quot;)))">
            <text:p/>
          </table:table-cell>
          <table:table-cell table:formula="of:=T(IF([$тест2.N107]=1;ORG.OPENOFFICE.STYLE(&quot;граница&quot;);ORG.OPENOFFICE.STYLE(&quot;Стандарт&quot;)))">
            <text:p/>
          </table:table-cell>
          <table:table-cell table:formula="of:=T(IF([$тест2.O107]=1;ORG.OPENOFFICE.STYLE(&quot;граница&quot;);ORG.OPENOFFICE.STYLE(&quot;Стандарт&quot;)))">
            <text:p/>
          </table:table-cell>
          <table:table-cell table:formula="of:=T(IF([$тест2.P107]=1;ORG.OPENOFFICE.STYLE(&quot;граница&quot;);ORG.OPENOFFICE.STYLE(&quot;Стандарт&quot;)))">
            <text:p/>
          </table:table-cell>
          <table:table-cell table:formula="of:=T(IF([$тест2.Q107]=1;ORG.OPENOFFICE.STYLE(&quot;граница&quot;);ORG.OPENOFFICE.STYLE(&quot;Стандарт&quot;)))">
            <text:p/>
          </table:table-cell>
          <table:table-cell table:formula="of:=T(IF([$тест2.R107]=1;ORG.OPENOFFICE.STYLE(&quot;граница&quot;);ORG.OPENOFFICE.STYLE(&quot;Стандарт&quot;)))">
            <text:p/>
          </table:table-cell>
          <table:table-cell table:formula="of:=T(IF([$тест2.S107]=1;ORG.OPENOFFICE.STYLE(&quot;граница&quot;);ORG.OPENOFFICE.STYLE(&quot;Стандарт&quot;)))">
            <text:p/>
          </table:table-cell>
          <table:table-cell table:formula="of:=T(IF([$тест2.T107]=1;ORG.OPENOFFICE.STYLE(&quot;граница&quot;);ORG.OPENOFFICE.STYLE(&quot;Стандарт&quot;)))">
            <text:p/>
          </table:table-cell>
          <table:table-cell table:formula="of:=T(IF([$тест2.U107]=1;ORG.OPENOFFICE.STYLE(&quot;граница&quot;);ORG.OPENOFFICE.STYLE(&quot;Стандарт&quot;)))">
            <text:p/>
          </table:table-cell>
          <table:table-cell table:formula="of:=T(IF([$тест2.V107]=1;ORG.OPENOFFICE.STYLE(&quot;граница&quot;);ORG.OPENOFFICE.STYLE(&quot;Стандарт&quot;)))">
            <text:p/>
          </table:table-cell>
          <table:table-cell table:formula="of:=T(IF([$тест2.W107]=1;ORG.OPENOFFICE.STYLE(&quot;граница&quot;);ORG.OPENOFFICE.STYLE(&quot;Стандарт&quot;)))">
            <text:p/>
          </table:table-cell>
          <table:table-cell table:formula="of:=T(IF([$тест2.X107]=1;ORG.OPENOFFICE.STYLE(&quot;граница&quot;);ORG.OPENOFFICE.STYLE(&quot;Стандарт&quot;)))">
            <text:p/>
          </table:table-cell>
          <table:table-cell table:formula="of:=T(IF([$тест2.Y107]=1;ORG.OPENOFFICE.STYLE(&quot;граница&quot;);ORG.OPENOFFICE.STYLE(&quot;Стандарт&quot;)))">
            <text:p/>
          </table:table-cell>
          <table:table-cell table:formula="of:=T(IF([$тест2.Z107]=1;ORG.OPENOFFICE.STYLE(&quot;граница&quot;);ORG.OPENOFFICE.STYLE(&quot;Стандарт&quot;)))">
            <text:p/>
          </table:table-cell>
          <table:table-cell table:formula="of:=T(IF([$тест2.AA107]=1;ORG.OPENOFFICE.STYLE(&quot;граница&quot;);ORG.OPENOFFICE.STYLE(&quot;Стандарт&quot;)))">
            <text:p/>
          </table:table-cell>
          <table:table-cell table:formula="of:=T(IF([$тест2.AB107]=1;ORG.OPENOFFICE.STYLE(&quot;граница&quot;);ORG.OPENOFFICE.STYLE(&quot;Стандарт&quot;)))">
            <text:p/>
          </table:table-cell>
          <table:table-cell table:formula="of:=T(IF([$тест2.AC107]=1;ORG.OPENOFFICE.STYLE(&quot;граница&quot;);ORG.OPENOFFICE.STYLE(&quot;Стандарт&quot;)))">
            <text:p/>
          </table:table-cell>
          <table:table-cell table:formula="of:=T(IF([$тест2.AD107]=1;ORG.OPENOFFICE.STYLE(&quot;граница&quot;);ORG.OPENOFFICE.STYLE(&quot;Стандарт&quot;)))">
            <text:p/>
          </table:table-cell>
          <table:table-cell table:formula="of:=T(IF([$тест2.AE107]=1;ORG.OPENOFFICE.STYLE(&quot;граница&quot;);ORG.OPENOFFICE.STYLE(&quot;Стандарт&quot;)))">
            <text:p/>
          </table:table-cell>
          <table:table-cell table:formula="of:=T(IF([$тест2.AF107]=1;ORG.OPENOFFICE.STYLE(&quot;граница&quot;);ORG.OPENOFFICE.STYLE(&quot;Стандарт&quot;)))">
            <text:p/>
          </table:table-cell>
          <table:table-cell table:formula="of:=T(IF([$тест2.AG107]=1;ORG.OPENOFFICE.STYLE(&quot;граница&quot;);ORG.OPENOFFICE.STYLE(&quot;Стандарт&quot;)))">
            <text:p/>
          </table:table-cell>
          <table:table-cell table:formula="of:=T(IF([$тест2.AH107]=1;ORG.OPENOFFICE.STYLE(&quot;граница&quot;);ORG.OPENOFFICE.STYLE(&quot;Стандарт&quot;)))">
            <text:p/>
          </table:table-cell>
          <table:table-cell table:formula="of:=T(IF([$тест2.AI107]=1;ORG.OPENOFFICE.STYLE(&quot;граница&quot;);ORG.OPENOFFICE.STYLE(&quot;Стандарт&quot;)))">
            <text:p/>
          </table:table-cell>
          <table:table-cell table:formula="of:=T(IF([$тест2.AJ107]=1;ORG.OPENOFFICE.STYLE(&quot;граница&quot;);ORG.OPENOFFICE.STYLE(&quot;Стандарт&quot;)))">
            <text:p/>
          </table:table-cell>
          <table:table-cell table:formula="of:=T(IF([$тест2.AK107]=1;ORG.OPENOFFICE.STYLE(&quot;граница&quot;);ORG.OPENOFFICE.STYLE(&quot;Стандарт&quot;)))">
            <text:p/>
          </table:table-cell>
          <table:table-cell table:formula="of:=T(IF([$тест2.AL107]=1;ORG.OPENOFFICE.STYLE(&quot;граница&quot;);ORG.OPENOFFICE.STYLE(&quot;Стандарт&quot;)))">
            <text:p/>
          </table:table-cell>
          <table:table-cell table:formula="of:=T(IF([$тест2.AM107]=1;ORG.OPENOFFICE.STYLE(&quot;граница&quot;);ORG.OPENOFFICE.STYLE(&quot;Стандарт&quot;)))">
            <text:p/>
          </table:table-cell>
          <table:table-cell table:formula="of:=T(IF([$тест2.AN107]=1;ORG.OPENOFFICE.STYLE(&quot;граница&quot;);ORG.OPENOFFICE.STYLE(&quot;Стандарт&quot;)))">
            <text:p/>
          </table:table-cell>
          <table:table-cell table:formula="of:=T(IF([$тест2.AO107]=1;ORG.OPENOFFICE.STYLE(&quot;граница&quot;);ORG.OPENOFFICE.STYLE(&quot;Стандарт&quot;)))">
            <text:p/>
          </table:table-cell>
          <table:table-cell table:formula="of:=T(IF([$тест2.AP107]=1;ORG.OPENOFFICE.STYLE(&quot;граница&quot;);ORG.OPENOFFICE.STYLE(&quot;Стандарт&quot;)))">
            <text:p/>
          </table:table-cell>
          <table:table-cell table:formula="of:=T(IF([$тест2.AQ107]=1;ORG.OPENOFFICE.STYLE(&quot;граница&quot;);ORG.OPENOFFICE.STYLE(&quot;Стандарт&quot;)))">
            <text:p/>
          </table:table-cell>
          <table:table-cell table:formula="of:=T(IF([$тест2.AR107]=1;ORG.OPENOFFICE.STYLE(&quot;граница&quot;);ORG.OPENOFFICE.STYLE(&quot;Стандарт&quot;)))">
            <text:p/>
          </table:table-cell>
          <table:table-cell table:formula="of:=T(IF([$тест2.AS107]=1;ORG.OPENOFFICE.STYLE(&quot;граница&quot;);ORG.OPENOFFICE.STYLE(&quot;Стандарт&quot;)))">
            <text:p/>
          </table:table-cell>
          <table:table-cell table:formula="of:=T(IF([$тест2.AT107]=1;ORG.OPENOFFICE.STYLE(&quot;граница&quot;);ORG.OPENOFFICE.STYLE(&quot;Стандарт&quot;)))">
            <text:p/>
          </table:table-cell>
          <table:table-cell table:formula="of:=T(IF([$тест2.AU107]=1;ORG.OPENOFFICE.STYLE(&quot;граница&quot;);ORG.OPENOFFICE.STYLE(&quot;Стандарт&quot;)))">
            <text:p/>
          </table:table-cell>
          <table:table-cell table:formula="of:=T(IF([$тест2.AV107]=1;ORG.OPENOFFICE.STYLE(&quot;граница&quot;);ORG.OPENOFFICE.STYLE(&quot;Стандарт&quot;)))">
            <text:p/>
          </table:table-cell>
          <table:table-cell table:formula="of:=T(IF([$тест2.AW107]=1;ORG.OPENOFFICE.STYLE(&quot;граница&quot;);ORG.OPENOFFICE.STYLE(&quot;Стандарт&quot;)))">
            <text:p/>
          </table:table-cell>
          <table:table-cell table:formula="of:=T(IF([$тест2.AX10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8]=1;ORG.OPENOFFICE.STYLE(&quot;граница&quot;);ORG.OPENOFFICE.STYLE(&quot;Стандарт&quot;)))">
            <text:p/>
          </table:table-cell>
          <table:table-cell table:formula="of:=T(IF([$тест2.C108]=1;ORG.OPENOFFICE.STYLE(&quot;граница&quot;);ORG.OPENOFFICE.STYLE(&quot;Стандарт&quot;)))">
            <text:p/>
          </table:table-cell>
          <table:table-cell table:formula="of:=T(IF([$тест2.D108]=1;ORG.OPENOFFICE.STYLE(&quot;граница&quot;);ORG.OPENOFFICE.STYLE(&quot;Стандарт&quot;)))">
            <text:p/>
          </table:table-cell>
          <table:table-cell table:formula="of:=T(IF([$тест2.E108]=1;ORG.OPENOFFICE.STYLE(&quot;граница&quot;);ORG.OPENOFFICE.STYLE(&quot;Стандарт&quot;)))">
            <text:p/>
          </table:table-cell>
          <table:table-cell table:formula="of:=T(IF([$тест2.F108]=1;ORG.OPENOFFICE.STYLE(&quot;граница&quot;);ORG.OPENOFFICE.STYLE(&quot;Стандарт&quot;)))">
            <text:p/>
          </table:table-cell>
          <table:table-cell table:formula="of:=T(IF([$тест2.G108]=1;ORG.OPENOFFICE.STYLE(&quot;граница&quot;);ORG.OPENOFFICE.STYLE(&quot;Стандарт&quot;)))">
            <text:p/>
          </table:table-cell>
          <table:table-cell table:formula="of:=T(IF([$тест2.H108]=1;ORG.OPENOFFICE.STYLE(&quot;граница&quot;);ORG.OPENOFFICE.STYLE(&quot;Стандарт&quot;)))">
            <text:p/>
          </table:table-cell>
          <table:table-cell table:formula="of:=T(IF([$тест2.I108]=1;ORG.OPENOFFICE.STYLE(&quot;граница&quot;);ORG.OPENOFFICE.STYLE(&quot;Стандарт&quot;)))">
            <text:p/>
          </table:table-cell>
          <table:table-cell table:formula="of:=T(IF([$тест2.J108]=1;ORG.OPENOFFICE.STYLE(&quot;граница&quot;);ORG.OPENOFFICE.STYLE(&quot;Стандарт&quot;)))">
            <text:p/>
          </table:table-cell>
          <table:table-cell table:formula="of:=T(IF([$тест2.K108]=1;ORG.OPENOFFICE.STYLE(&quot;граница&quot;);ORG.OPENOFFICE.STYLE(&quot;Стандарт&quot;)))">
            <text:p/>
          </table:table-cell>
          <table:table-cell table:formula="of:=T(IF([$тест2.L108]=1;ORG.OPENOFFICE.STYLE(&quot;граница&quot;);ORG.OPENOFFICE.STYLE(&quot;Стандарт&quot;)))">
            <text:p/>
          </table:table-cell>
          <table:table-cell table:formula="of:=T(IF([$тест2.M108]=1;ORG.OPENOFFICE.STYLE(&quot;граница&quot;);ORG.OPENOFFICE.STYLE(&quot;Стандарт&quot;)))">
            <text:p/>
          </table:table-cell>
          <table:table-cell table:formula="of:=T(IF([$тест2.N108]=1;ORG.OPENOFFICE.STYLE(&quot;граница&quot;);ORG.OPENOFFICE.STYLE(&quot;Стандарт&quot;)))">
            <text:p/>
          </table:table-cell>
          <table:table-cell table:formula="of:=T(IF([$тест2.O108]=1;ORG.OPENOFFICE.STYLE(&quot;граница&quot;);ORG.OPENOFFICE.STYLE(&quot;Стандарт&quot;)))">
            <text:p/>
          </table:table-cell>
          <table:table-cell table:formula="of:=T(IF([$тест2.P108]=1;ORG.OPENOFFICE.STYLE(&quot;граница&quot;);ORG.OPENOFFICE.STYLE(&quot;Стандарт&quot;)))">
            <text:p/>
          </table:table-cell>
          <table:table-cell table:formula="of:=T(IF([$тест2.Q108]=1;ORG.OPENOFFICE.STYLE(&quot;граница&quot;);ORG.OPENOFFICE.STYLE(&quot;Стандарт&quot;)))">
            <text:p/>
          </table:table-cell>
          <table:table-cell table:formula="of:=T(IF([$тест2.R108]=1;ORG.OPENOFFICE.STYLE(&quot;граница&quot;);ORG.OPENOFFICE.STYLE(&quot;Стандарт&quot;)))">
            <text:p/>
          </table:table-cell>
          <table:table-cell table:formula="of:=T(IF([$тест2.S108]=1;ORG.OPENOFFICE.STYLE(&quot;граница&quot;);ORG.OPENOFFICE.STYLE(&quot;Стандарт&quot;)))">
            <text:p/>
          </table:table-cell>
          <table:table-cell table:formula="of:=T(IF([$тест2.T108]=1;ORG.OPENOFFICE.STYLE(&quot;граница&quot;);ORG.OPENOFFICE.STYLE(&quot;Стандарт&quot;)))">
            <text:p/>
          </table:table-cell>
          <table:table-cell table:formula="of:=T(IF([$тест2.U108]=1;ORG.OPENOFFICE.STYLE(&quot;граница&quot;);ORG.OPENOFFICE.STYLE(&quot;Стандарт&quot;)))">
            <text:p/>
          </table:table-cell>
          <table:table-cell table:formula="of:=T(IF([$тест2.V108]=1;ORG.OPENOFFICE.STYLE(&quot;граница&quot;);ORG.OPENOFFICE.STYLE(&quot;Стандарт&quot;)))">
            <text:p/>
          </table:table-cell>
          <table:table-cell table:formula="of:=T(IF([$тест2.W108]=1;ORG.OPENOFFICE.STYLE(&quot;граница&quot;);ORG.OPENOFFICE.STYLE(&quot;Стандарт&quot;)))">
            <text:p/>
          </table:table-cell>
          <table:table-cell table:formula="of:=T(IF([$тест2.X108]=1;ORG.OPENOFFICE.STYLE(&quot;граница&quot;);ORG.OPENOFFICE.STYLE(&quot;Стандарт&quot;)))">
            <text:p/>
          </table:table-cell>
          <table:table-cell table:formula="of:=T(IF([$тест2.Y108]=1;ORG.OPENOFFICE.STYLE(&quot;граница&quot;);ORG.OPENOFFICE.STYLE(&quot;Стандарт&quot;)))">
            <text:p/>
          </table:table-cell>
          <table:table-cell table:formula="of:=T(IF([$тест2.Z108]=1;ORG.OPENOFFICE.STYLE(&quot;граница&quot;);ORG.OPENOFFICE.STYLE(&quot;Стандарт&quot;)))">
            <text:p/>
          </table:table-cell>
          <table:table-cell table:formula="of:=T(IF([$тест2.AA108]=1;ORG.OPENOFFICE.STYLE(&quot;граница&quot;);ORG.OPENOFFICE.STYLE(&quot;Стандарт&quot;)))">
            <text:p/>
          </table:table-cell>
          <table:table-cell table:formula="of:=T(IF([$тест2.AB108]=1;ORG.OPENOFFICE.STYLE(&quot;граница&quot;);ORG.OPENOFFICE.STYLE(&quot;Стандарт&quot;)))">
            <text:p/>
          </table:table-cell>
          <table:table-cell table:formula="of:=T(IF([$тест2.AC108]=1;ORG.OPENOFFICE.STYLE(&quot;граница&quot;);ORG.OPENOFFICE.STYLE(&quot;Стандарт&quot;)))">
            <text:p/>
          </table:table-cell>
          <table:table-cell table:formula="of:=T(IF([$тест2.AD108]=1;ORG.OPENOFFICE.STYLE(&quot;граница&quot;);ORG.OPENOFFICE.STYLE(&quot;Стандарт&quot;)))">
            <text:p/>
          </table:table-cell>
          <table:table-cell table:formula="of:=T(IF([$тест2.AE108]=1;ORG.OPENOFFICE.STYLE(&quot;граница&quot;);ORG.OPENOFFICE.STYLE(&quot;Стандарт&quot;)))">
            <text:p/>
          </table:table-cell>
          <table:table-cell table:formula="of:=T(IF([$тест2.AF108]=1;ORG.OPENOFFICE.STYLE(&quot;граница&quot;);ORG.OPENOFFICE.STYLE(&quot;Стандарт&quot;)))">
            <text:p/>
          </table:table-cell>
          <table:table-cell table:formula="of:=T(IF([$тест2.AG108]=1;ORG.OPENOFFICE.STYLE(&quot;граница&quot;);ORG.OPENOFFICE.STYLE(&quot;Стандарт&quot;)))">
            <text:p/>
          </table:table-cell>
          <table:table-cell table:formula="of:=T(IF([$тест2.AH108]=1;ORG.OPENOFFICE.STYLE(&quot;граница&quot;);ORG.OPENOFFICE.STYLE(&quot;Стандарт&quot;)))">
            <text:p/>
          </table:table-cell>
          <table:table-cell table:formula="of:=T(IF([$тест2.AI108]=1;ORG.OPENOFFICE.STYLE(&quot;граница&quot;);ORG.OPENOFFICE.STYLE(&quot;Стандарт&quot;)))">
            <text:p/>
          </table:table-cell>
          <table:table-cell table:formula="of:=T(IF([$тест2.AJ108]=1;ORG.OPENOFFICE.STYLE(&quot;граница&quot;);ORG.OPENOFFICE.STYLE(&quot;Стандарт&quot;)))">
            <text:p/>
          </table:table-cell>
          <table:table-cell table:formula="of:=T(IF([$тест2.AK108]=1;ORG.OPENOFFICE.STYLE(&quot;граница&quot;);ORG.OPENOFFICE.STYLE(&quot;Стандарт&quot;)))">
            <text:p/>
          </table:table-cell>
          <table:table-cell table:formula="of:=T(IF([$тест2.AL108]=1;ORG.OPENOFFICE.STYLE(&quot;граница&quot;);ORG.OPENOFFICE.STYLE(&quot;Стандарт&quot;)))">
            <text:p/>
          </table:table-cell>
          <table:table-cell table:formula="of:=T(IF([$тест2.AM108]=1;ORG.OPENOFFICE.STYLE(&quot;граница&quot;);ORG.OPENOFFICE.STYLE(&quot;Стандарт&quot;)))">
            <text:p/>
          </table:table-cell>
          <table:table-cell table:formula="of:=T(IF([$тест2.AN108]=1;ORG.OPENOFFICE.STYLE(&quot;граница&quot;);ORG.OPENOFFICE.STYLE(&quot;Стандарт&quot;)))">
            <text:p/>
          </table:table-cell>
          <table:table-cell table:formula="of:=T(IF([$тест2.AO108]=1;ORG.OPENOFFICE.STYLE(&quot;граница&quot;);ORG.OPENOFFICE.STYLE(&quot;Стандарт&quot;)))">
            <text:p/>
          </table:table-cell>
          <table:table-cell table:formula="of:=T(IF([$тест2.AP108]=1;ORG.OPENOFFICE.STYLE(&quot;граница&quot;);ORG.OPENOFFICE.STYLE(&quot;Стандарт&quot;)))">
            <text:p/>
          </table:table-cell>
          <table:table-cell table:formula="of:=T(IF([$тест2.AQ108]=1;ORG.OPENOFFICE.STYLE(&quot;граница&quot;);ORG.OPENOFFICE.STYLE(&quot;Стандарт&quot;)))">
            <text:p/>
          </table:table-cell>
          <table:table-cell table:formula="of:=T(IF([$тест2.AR108]=1;ORG.OPENOFFICE.STYLE(&quot;граница&quot;);ORG.OPENOFFICE.STYLE(&quot;Стандарт&quot;)))">
            <text:p/>
          </table:table-cell>
          <table:table-cell table:formula="of:=T(IF([$тест2.AS108]=1;ORG.OPENOFFICE.STYLE(&quot;граница&quot;);ORG.OPENOFFICE.STYLE(&quot;Стандарт&quot;)))">
            <text:p/>
          </table:table-cell>
          <table:table-cell table:formula="of:=T(IF([$тест2.AT108]=1;ORG.OPENOFFICE.STYLE(&quot;граница&quot;);ORG.OPENOFFICE.STYLE(&quot;Стандарт&quot;)))">
            <text:p/>
          </table:table-cell>
          <table:table-cell table:formula="of:=T(IF([$тест2.AU108]=1;ORG.OPENOFFICE.STYLE(&quot;граница&quot;);ORG.OPENOFFICE.STYLE(&quot;Стандарт&quot;)))">
            <text:p/>
          </table:table-cell>
          <table:table-cell table:formula="of:=T(IF([$тест2.AV108]=1;ORG.OPENOFFICE.STYLE(&quot;граница&quot;);ORG.OPENOFFICE.STYLE(&quot;Стандарт&quot;)))">
            <text:p/>
          </table:table-cell>
          <table:table-cell table:formula="of:=T(IF([$тест2.AW108]=1;ORG.OPENOFFICE.STYLE(&quot;граница&quot;);ORG.OPENOFFICE.STYLE(&quot;Стандарт&quot;)))">
            <text:p/>
          </table:table-cell>
          <table:table-cell table:formula="of:=T(IF([$тест2.AX10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09]=1;ORG.OPENOFFICE.STYLE(&quot;граница&quot;);ORG.OPENOFFICE.STYLE(&quot;Стандарт&quot;)))">
            <text:p/>
          </table:table-cell>
          <table:table-cell table:formula="of:=T(IF([$тест2.C109]=1;ORG.OPENOFFICE.STYLE(&quot;граница&quot;);ORG.OPENOFFICE.STYLE(&quot;Стандарт&quot;)))">
            <text:p/>
          </table:table-cell>
          <table:table-cell table:formula="of:=T(IF([$тест2.D109]=1;ORG.OPENOFFICE.STYLE(&quot;граница&quot;);ORG.OPENOFFICE.STYLE(&quot;Стандарт&quot;)))">
            <text:p/>
          </table:table-cell>
          <table:table-cell table:formula="of:=T(IF([$тест2.E109]=1;ORG.OPENOFFICE.STYLE(&quot;граница&quot;);ORG.OPENOFFICE.STYLE(&quot;Стандарт&quot;)))">
            <text:p/>
          </table:table-cell>
          <table:table-cell table:formula="of:=T(IF([$тест2.F109]=1;ORG.OPENOFFICE.STYLE(&quot;граница&quot;);ORG.OPENOFFICE.STYLE(&quot;Стандарт&quot;)))">
            <text:p/>
          </table:table-cell>
          <table:table-cell table:formula="of:=T(IF([$тест2.G109]=1;ORG.OPENOFFICE.STYLE(&quot;граница&quot;);ORG.OPENOFFICE.STYLE(&quot;Стандарт&quot;)))">
            <text:p/>
          </table:table-cell>
          <table:table-cell table:formula="of:=T(IF([$тест2.H109]=1;ORG.OPENOFFICE.STYLE(&quot;граница&quot;);ORG.OPENOFFICE.STYLE(&quot;Стандарт&quot;)))">
            <text:p/>
          </table:table-cell>
          <table:table-cell table:formula="of:=T(IF([$тест2.I109]=1;ORG.OPENOFFICE.STYLE(&quot;граница&quot;);ORG.OPENOFFICE.STYLE(&quot;Стандарт&quot;)))">
            <text:p/>
          </table:table-cell>
          <table:table-cell table:formula="of:=T(IF([$тест2.J109]=1;ORG.OPENOFFICE.STYLE(&quot;граница&quot;);ORG.OPENOFFICE.STYLE(&quot;Стандарт&quot;)))">
            <text:p/>
          </table:table-cell>
          <table:table-cell table:formula="of:=T(IF([$тест2.K109]=1;ORG.OPENOFFICE.STYLE(&quot;граница&quot;);ORG.OPENOFFICE.STYLE(&quot;Стандарт&quot;)))">
            <text:p/>
          </table:table-cell>
          <table:table-cell table:formula="of:=T(IF([$тест2.L109]=1;ORG.OPENOFFICE.STYLE(&quot;граница&quot;);ORG.OPENOFFICE.STYLE(&quot;Стандарт&quot;)))">
            <text:p/>
          </table:table-cell>
          <table:table-cell table:formula="of:=T(IF([$тест2.M109]=1;ORG.OPENOFFICE.STYLE(&quot;граница&quot;);ORG.OPENOFFICE.STYLE(&quot;Стандарт&quot;)))">
            <text:p/>
          </table:table-cell>
          <table:table-cell table:formula="of:=T(IF([$тест2.N109]=1;ORG.OPENOFFICE.STYLE(&quot;граница&quot;);ORG.OPENOFFICE.STYLE(&quot;Стандарт&quot;)))">
            <text:p/>
          </table:table-cell>
          <table:table-cell table:formula="of:=T(IF([$тест2.O109]=1;ORG.OPENOFFICE.STYLE(&quot;граница&quot;);ORG.OPENOFFICE.STYLE(&quot;Стандарт&quot;)))">
            <text:p/>
          </table:table-cell>
          <table:table-cell table:formula="of:=T(IF([$тест2.P109]=1;ORG.OPENOFFICE.STYLE(&quot;граница&quot;);ORG.OPENOFFICE.STYLE(&quot;Стандарт&quot;)))">
            <text:p/>
          </table:table-cell>
          <table:table-cell table:formula="of:=T(IF([$тест2.Q109]=1;ORG.OPENOFFICE.STYLE(&quot;граница&quot;);ORG.OPENOFFICE.STYLE(&quot;Стандарт&quot;)))">
            <text:p/>
          </table:table-cell>
          <table:table-cell table:formula="of:=T(IF([$тест2.R109]=1;ORG.OPENOFFICE.STYLE(&quot;граница&quot;);ORG.OPENOFFICE.STYLE(&quot;Стандарт&quot;)))">
            <text:p/>
          </table:table-cell>
          <table:table-cell table:formula="of:=T(IF([$тест2.S109]=1;ORG.OPENOFFICE.STYLE(&quot;граница&quot;);ORG.OPENOFFICE.STYLE(&quot;Стандарт&quot;)))">
            <text:p/>
          </table:table-cell>
          <table:table-cell table:formula="of:=T(IF([$тест2.T109]=1;ORG.OPENOFFICE.STYLE(&quot;граница&quot;);ORG.OPENOFFICE.STYLE(&quot;Стандарт&quot;)))">
            <text:p/>
          </table:table-cell>
          <table:table-cell table:formula="of:=T(IF([$тест2.U109]=1;ORG.OPENOFFICE.STYLE(&quot;граница&quot;);ORG.OPENOFFICE.STYLE(&quot;Стандарт&quot;)))">
            <text:p/>
          </table:table-cell>
          <table:table-cell table:formula="of:=T(IF([$тест2.V109]=1;ORG.OPENOFFICE.STYLE(&quot;граница&quot;);ORG.OPENOFFICE.STYLE(&quot;Стандарт&quot;)))">
            <text:p/>
          </table:table-cell>
          <table:table-cell table:formula="of:=T(IF([$тест2.W109]=1;ORG.OPENOFFICE.STYLE(&quot;граница&quot;);ORG.OPENOFFICE.STYLE(&quot;Стандарт&quot;)))">
            <text:p/>
          </table:table-cell>
          <table:table-cell table:formula="of:=T(IF([$тест2.X109]=1;ORG.OPENOFFICE.STYLE(&quot;граница&quot;);ORG.OPENOFFICE.STYLE(&quot;Стандарт&quot;)))">
            <text:p/>
          </table:table-cell>
          <table:table-cell table:formula="of:=T(IF([$тест2.Y109]=1;ORG.OPENOFFICE.STYLE(&quot;граница&quot;);ORG.OPENOFFICE.STYLE(&quot;Стандарт&quot;)))">
            <text:p/>
          </table:table-cell>
          <table:table-cell table:formula="of:=T(IF([$тест2.Z109]=1;ORG.OPENOFFICE.STYLE(&quot;граница&quot;);ORG.OPENOFFICE.STYLE(&quot;Стандарт&quot;)))">
            <text:p/>
          </table:table-cell>
          <table:table-cell table:formula="of:=T(IF([$тест2.AA109]=1;ORG.OPENOFFICE.STYLE(&quot;граница&quot;);ORG.OPENOFFICE.STYLE(&quot;Стандарт&quot;)))">
            <text:p/>
          </table:table-cell>
          <table:table-cell table:formula="of:=T(IF([$тест2.AB109]=1;ORG.OPENOFFICE.STYLE(&quot;граница&quot;);ORG.OPENOFFICE.STYLE(&quot;Стандарт&quot;)))">
            <text:p/>
          </table:table-cell>
          <table:table-cell table:formula="of:=T(IF([$тест2.AC109]=1;ORG.OPENOFFICE.STYLE(&quot;граница&quot;);ORG.OPENOFFICE.STYLE(&quot;Стандарт&quot;)))">
            <text:p/>
          </table:table-cell>
          <table:table-cell table:formula="of:=T(IF([$тест2.AD109]=1;ORG.OPENOFFICE.STYLE(&quot;граница&quot;);ORG.OPENOFFICE.STYLE(&quot;Стандарт&quot;)))">
            <text:p/>
          </table:table-cell>
          <table:table-cell table:formula="of:=T(IF([$тест2.AE109]=1;ORG.OPENOFFICE.STYLE(&quot;граница&quot;);ORG.OPENOFFICE.STYLE(&quot;Стандарт&quot;)))">
            <text:p/>
          </table:table-cell>
          <table:table-cell table:formula="of:=T(IF([$тест2.AF109]=1;ORG.OPENOFFICE.STYLE(&quot;граница&quot;);ORG.OPENOFFICE.STYLE(&quot;Стандарт&quot;)))">
            <text:p/>
          </table:table-cell>
          <table:table-cell table:formula="of:=T(IF([$тест2.AG109]=1;ORG.OPENOFFICE.STYLE(&quot;граница&quot;);ORG.OPENOFFICE.STYLE(&quot;Стандарт&quot;)))">
            <text:p/>
          </table:table-cell>
          <table:table-cell table:formula="of:=T(IF([$тест2.AH109]=1;ORG.OPENOFFICE.STYLE(&quot;граница&quot;);ORG.OPENOFFICE.STYLE(&quot;Стандарт&quot;)))">
            <text:p/>
          </table:table-cell>
          <table:table-cell table:formula="of:=T(IF([$тест2.AI109]=1;ORG.OPENOFFICE.STYLE(&quot;граница&quot;);ORG.OPENOFFICE.STYLE(&quot;Стандарт&quot;)))">
            <text:p/>
          </table:table-cell>
          <table:table-cell table:formula="of:=T(IF([$тест2.AJ109]=1;ORG.OPENOFFICE.STYLE(&quot;граница&quot;);ORG.OPENOFFICE.STYLE(&quot;Стандарт&quot;)))">
            <text:p/>
          </table:table-cell>
          <table:table-cell table:formula="of:=T(IF([$тест2.AK109]=1;ORG.OPENOFFICE.STYLE(&quot;граница&quot;);ORG.OPENOFFICE.STYLE(&quot;Стандарт&quot;)))">
            <text:p/>
          </table:table-cell>
          <table:table-cell table:formula="of:=T(IF([$тест2.AL109]=1;ORG.OPENOFFICE.STYLE(&quot;граница&quot;);ORG.OPENOFFICE.STYLE(&quot;Стандарт&quot;)))">
            <text:p/>
          </table:table-cell>
          <table:table-cell table:formula="of:=T(IF([$тест2.AM109]=1;ORG.OPENOFFICE.STYLE(&quot;граница&quot;);ORG.OPENOFFICE.STYLE(&quot;Стандарт&quot;)))">
            <text:p/>
          </table:table-cell>
          <table:table-cell table:formula="of:=T(IF([$тест2.AN109]=1;ORG.OPENOFFICE.STYLE(&quot;граница&quot;);ORG.OPENOFFICE.STYLE(&quot;Стандарт&quot;)))">
            <text:p/>
          </table:table-cell>
          <table:table-cell table:formula="of:=T(IF([$тест2.AO109]=1;ORG.OPENOFFICE.STYLE(&quot;граница&quot;);ORG.OPENOFFICE.STYLE(&quot;Стандарт&quot;)))">
            <text:p/>
          </table:table-cell>
          <table:table-cell table:formula="of:=T(IF([$тест2.AP109]=1;ORG.OPENOFFICE.STYLE(&quot;граница&quot;);ORG.OPENOFFICE.STYLE(&quot;Стандарт&quot;)))">
            <text:p/>
          </table:table-cell>
          <table:table-cell table:formula="of:=T(IF([$тест2.AQ109]=1;ORG.OPENOFFICE.STYLE(&quot;граница&quot;);ORG.OPENOFFICE.STYLE(&quot;Стандарт&quot;)))">
            <text:p/>
          </table:table-cell>
          <table:table-cell table:formula="of:=T(IF([$тест2.AR109]=1;ORG.OPENOFFICE.STYLE(&quot;граница&quot;);ORG.OPENOFFICE.STYLE(&quot;Стандарт&quot;)))">
            <text:p/>
          </table:table-cell>
          <table:table-cell table:formula="of:=T(IF([$тест2.AS109]=1;ORG.OPENOFFICE.STYLE(&quot;граница&quot;);ORG.OPENOFFICE.STYLE(&quot;Стандарт&quot;)))">
            <text:p/>
          </table:table-cell>
          <table:table-cell table:formula="of:=T(IF([$тест2.AT109]=1;ORG.OPENOFFICE.STYLE(&quot;граница&quot;);ORG.OPENOFFICE.STYLE(&quot;Стандарт&quot;)))">
            <text:p/>
          </table:table-cell>
          <table:table-cell table:formula="of:=T(IF([$тест2.AU109]=1;ORG.OPENOFFICE.STYLE(&quot;граница&quot;);ORG.OPENOFFICE.STYLE(&quot;Стандарт&quot;)))">
            <text:p/>
          </table:table-cell>
          <table:table-cell table:formula="of:=T(IF([$тест2.AV109]=1;ORG.OPENOFFICE.STYLE(&quot;граница&quot;);ORG.OPENOFFICE.STYLE(&quot;Стандарт&quot;)))">
            <text:p/>
          </table:table-cell>
          <table:table-cell table:formula="of:=T(IF([$тест2.AW109]=1;ORG.OPENOFFICE.STYLE(&quot;граница&quot;);ORG.OPENOFFICE.STYLE(&quot;Стандарт&quot;)))">
            <text:p/>
          </table:table-cell>
          <table:table-cell table:formula="of:=T(IF([$тест2.AX10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0]=1;ORG.OPENOFFICE.STYLE(&quot;граница&quot;);ORG.OPENOFFICE.STYLE(&quot;Стандарт&quot;)))">
            <text:p/>
          </table:table-cell>
          <table:table-cell table:formula="of:=T(IF([$тест2.C110]=1;ORG.OPENOFFICE.STYLE(&quot;граница&quot;);ORG.OPENOFFICE.STYLE(&quot;Стандарт&quot;)))">
            <text:p/>
          </table:table-cell>
          <table:table-cell table:formula="of:=T(IF([$тест2.D110]=1;ORG.OPENOFFICE.STYLE(&quot;граница&quot;);ORG.OPENOFFICE.STYLE(&quot;Стандарт&quot;)))">
            <text:p/>
          </table:table-cell>
          <table:table-cell table:formula="of:=T(IF([$тест2.E110]=1;ORG.OPENOFFICE.STYLE(&quot;граница&quot;);ORG.OPENOFFICE.STYLE(&quot;Стандарт&quot;)))">
            <text:p/>
          </table:table-cell>
          <table:table-cell table:formula="of:=T(IF([$тест2.F110]=1;ORG.OPENOFFICE.STYLE(&quot;граница&quot;);ORG.OPENOFFICE.STYLE(&quot;Стандарт&quot;)))">
            <text:p/>
          </table:table-cell>
          <table:table-cell table:formula="of:=T(IF([$тест2.G110]=1;ORG.OPENOFFICE.STYLE(&quot;граница&quot;);ORG.OPENOFFICE.STYLE(&quot;Стандарт&quot;)))">
            <text:p/>
          </table:table-cell>
          <table:table-cell table:formula="of:=T(IF([$тест2.H110]=1;ORG.OPENOFFICE.STYLE(&quot;граница&quot;);ORG.OPENOFFICE.STYLE(&quot;Стандарт&quot;)))">
            <text:p/>
          </table:table-cell>
          <table:table-cell table:formula="of:=T(IF([$тест2.I110]=1;ORG.OPENOFFICE.STYLE(&quot;граница&quot;);ORG.OPENOFFICE.STYLE(&quot;Стандарт&quot;)))">
            <text:p/>
          </table:table-cell>
          <table:table-cell table:formula="of:=T(IF([$тест2.J110]=1;ORG.OPENOFFICE.STYLE(&quot;граница&quot;);ORG.OPENOFFICE.STYLE(&quot;Стандарт&quot;)))">
            <text:p/>
          </table:table-cell>
          <table:table-cell table:formula="of:=T(IF([$тест2.K110]=1;ORG.OPENOFFICE.STYLE(&quot;граница&quot;);ORG.OPENOFFICE.STYLE(&quot;Стандарт&quot;)))">
            <text:p/>
          </table:table-cell>
          <table:table-cell table:formula="of:=T(IF([$тест2.L110]=1;ORG.OPENOFFICE.STYLE(&quot;граница&quot;);ORG.OPENOFFICE.STYLE(&quot;Стандарт&quot;)))">
            <text:p/>
          </table:table-cell>
          <table:table-cell table:formula="of:=T(IF([$тест2.M110]=1;ORG.OPENOFFICE.STYLE(&quot;граница&quot;);ORG.OPENOFFICE.STYLE(&quot;Стандарт&quot;)))">
            <text:p/>
          </table:table-cell>
          <table:table-cell table:formula="of:=T(IF([$тест2.N110]=1;ORG.OPENOFFICE.STYLE(&quot;граница&quot;);ORG.OPENOFFICE.STYLE(&quot;Стандарт&quot;)))">
            <text:p/>
          </table:table-cell>
          <table:table-cell table:formula="of:=T(IF([$тест2.O110]=1;ORG.OPENOFFICE.STYLE(&quot;граница&quot;);ORG.OPENOFFICE.STYLE(&quot;Стандарт&quot;)))">
            <text:p/>
          </table:table-cell>
          <table:table-cell table:formula="of:=T(IF([$тест2.P110]=1;ORG.OPENOFFICE.STYLE(&quot;граница&quot;);ORG.OPENOFFICE.STYLE(&quot;Стандарт&quot;)))">
            <text:p/>
          </table:table-cell>
          <table:table-cell table:formula="of:=T(IF([$тест2.Q110]=1;ORG.OPENOFFICE.STYLE(&quot;граница&quot;);ORG.OPENOFFICE.STYLE(&quot;Стандарт&quot;)))">
            <text:p/>
          </table:table-cell>
          <table:table-cell table:formula="of:=T(IF([$тест2.R110]=1;ORG.OPENOFFICE.STYLE(&quot;граница&quot;);ORG.OPENOFFICE.STYLE(&quot;Стандарт&quot;)))">
            <text:p/>
          </table:table-cell>
          <table:table-cell table:formula="of:=T(IF([$тест2.S110]=1;ORG.OPENOFFICE.STYLE(&quot;граница&quot;);ORG.OPENOFFICE.STYLE(&quot;Стандарт&quot;)))">
            <text:p/>
          </table:table-cell>
          <table:table-cell table:formula="of:=T(IF([$тест2.T110]=1;ORG.OPENOFFICE.STYLE(&quot;граница&quot;);ORG.OPENOFFICE.STYLE(&quot;Стандарт&quot;)))">
            <text:p/>
          </table:table-cell>
          <table:table-cell table:formula="of:=T(IF([$тест2.U110]=1;ORG.OPENOFFICE.STYLE(&quot;граница&quot;);ORG.OPENOFFICE.STYLE(&quot;Стандарт&quot;)))">
            <text:p/>
          </table:table-cell>
          <table:table-cell table:formula="of:=T(IF([$тест2.V110]=1;ORG.OPENOFFICE.STYLE(&quot;граница&quot;);ORG.OPENOFFICE.STYLE(&quot;Стандарт&quot;)))">
            <text:p/>
          </table:table-cell>
          <table:table-cell table:formula="of:=T(IF([$тест2.W110]=1;ORG.OPENOFFICE.STYLE(&quot;граница&quot;);ORG.OPENOFFICE.STYLE(&quot;Стандарт&quot;)))">
            <text:p/>
          </table:table-cell>
          <table:table-cell table:formula="of:=T(IF([$тест2.X110]=1;ORG.OPENOFFICE.STYLE(&quot;граница&quot;);ORG.OPENOFFICE.STYLE(&quot;Стандарт&quot;)))">
            <text:p/>
          </table:table-cell>
          <table:table-cell table:formula="of:=T(IF([$тест2.Y110]=1;ORG.OPENOFFICE.STYLE(&quot;граница&quot;);ORG.OPENOFFICE.STYLE(&quot;Стандарт&quot;)))">
            <text:p/>
          </table:table-cell>
          <table:table-cell table:formula="of:=T(IF([$тест2.Z110]=1;ORG.OPENOFFICE.STYLE(&quot;граница&quot;);ORG.OPENOFFICE.STYLE(&quot;Стандарт&quot;)))">
            <text:p/>
          </table:table-cell>
          <table:table-cell table:formula="of:=T(IF([$тест2.AA110]=1;ORG.OPENOFFICE.STYLE(&quot;граница&quot;);ORG.OPENOFFICE.STYLE(&quot;Стандарт&quot;)))">
            <text:p/>
          </table:table-cell>
          <table:table-cell table:formula="of:=T(IF([$тест2.AB110]=1;ORG.OPENOFFICE.STYLE(&quot;граница&quot;);ORG.OPENOFFICE.STYLE(&quot;Стандарт&quot;)))">
            <text:p/>
          </table:table-cell>
          <table:table-cell table:formula="of:=T(IF([$тест2.AC110]=1;ORG.OPENOFFICE.STYLE(&quot;граница&quot;);ORG.OPENOFFICE.STYLE(&quot;Стандарт&quot;)))">
            <text:p/>
          </table:table-cell>
          <table:table-cell table:formula="of:=T(IF([$тест2.AD110]=1;ORG.OPENOFFICE.STYLE(&quot;граница&quot;);ORG.OPENOFFICE.STYLE(&quot;Стандарт&quot;)))">
            <text:p/>
          </table:table-cell>
          <table:table-cell table:formula="of:=T(IF([$тест2.AE110]=1;ORG.OPENOFFICE.STYLE(&quot;граница&quot;);ORG.OPENOFFICE.STYLE(&quot;Стандарт&quot;)))">
            <text:p/>
          </table:table-cell>
          <table:table-cell table:formula="of:=T(IF([$тест2.AF110]=1;ORG.OPENOFFICE.STYLE(&quot;граница&quot;);ORG.OPENOFFICE.STYLE(&quot;Стандарт&quot;)))">
            <text:p/>
          </table:table-cell>
          <table:table-cell table:formula="of:=T(IF([$тест2.AG110]=1;ORG.OPENOFFICE.STYLE(&quot;граница&quot;);ORG.OPENOFFICE.STYLE(&quot;Стандарт&quot;)))">
            <text:p/>
          </table:table-cell>
          <table:table-cell table:formula="of:=T(IF([$тест2.AH110]=1;ORG.OPENOFFICE.STYLE(&quot;граница&quot;);ORG.OPENOFFICE.STYLE(&quot;Стандарт&quot;)))">
            <text:p/>
          </table:table-cell>
          <table:table-cell table:formula="of:=T(IF([$тест2.AI110]=1;ORG.OPENOFFICE.STYLE(&quot;граница&quot;);ORG.OPENOFFICE.STYLE(&quot;Стандарт&quot;)))">
            <text:p/>
          </table:table-cell>
          <table:table-cell table:formula="of:=T(IF([$тест2.AJ110]=1;ORG.OPENOFFICE.STYLE(&quot;граница&quot;);ORG.OPENOFFICE.STYLE(&quot;Стандарт&quot;)))">
            <text:p/>
          </table:table-cell>
          <table:table-cell table:formula="of:=T(IF([$тест2.AK110]=1;ORG.OPENOFFICE.STYLE(&quot;граница&quot;);ORG.OPENOFFICE.STYLE(&quot;Стандарт&quot;)))">
            <text:p/>
          </table:table-cell>
          <table:table-cell table:formula="of:=T(IF([$тест2.AL110]=1;ORG.OPENOFFICE.STYLE(&quot;граница&quot;);ORG.OPENOFFICE.STYLE(&quot;Стандарт&quot;)))">
            <text:p/>
          </table:table-cell>
          <table:table-cell table:formula="of:=T(IF([$тест2.AM110]=1;ORG.OPENOFFICE.STYLE(&quot;граница&quot;);ORG.OPENOFFICE.STYLE(&quot;Стандарт&quot;)))">
            <text:p/>
          </table:table-cell>
          <table:table-cell table:formula="of:=T(IF([$тест2.AN110]=1;ORG.OPENOFFICE.STYLE(&quot;граница&quot;);ORG.OPENOFFICE.STYLE(&quot;Стандарт&quot;)))">
            <text:p/>
          </table:table-cell>
          <table:table-cell table:formula="of:=T(IF([$тест2.AO110]=1;ORG.OPENOFFICE.STYLE(&quot;граница&quot;);ORG.OPENOFFICE.STYLE(&quot;Стандарт&quot;)))">
            <text:p/>
          </table:table-cell>
          <table:table-cell table:formula="of:=T(IF([$тест2.AP110]=1;ORG.OPENOFFICE.STYLE(&quot;граница&quot;);ORG.OPENOFFICE.STYLE(&quot;Стандарт&quot;)))">
            <text:p/>
          </table:table-cell>
          <table:table-cell table:formula="of:=T(IF([$тест2.AQ110]=1;ORG.OPENOFFICE.STYLE(&quot;граница&quot;);ORG.OPENOFFICE.STYLE(&quot;Стандарт&quot;)))">
            <text:p/>
          </table:table-cell>
          <table:table-cell table:formula="of:=T(IF([$тест2.AR110]=1;ORG.OPENOFFICE.STYLE(&quot;граница&quot;);ORG.OPENOFFICE.STYLE(&quot;Стандарт&quot;)))">
            <text:p/>
          </table:table-cell>
          <table:table-cell table:formula="of:=T(IF([$тест2.AS110]=1;ORG.OPENOFFICE.STYLE(&quot;граница&quot;);ORG.OPENOFFICE.STYLE(&quot;Стандарт&quot;)))">
            <text:p/>
          </table:table-cell>
          <table:table-cell table:formula="of:=T(IF([$тест2.AT110]=1;ORG.OPENOFFICE.STYLE(&quot;граница&quot;);ORG.OPENOFFICE.STYLE(&quot;Стандарт&quot;)))">
            <text:p/>
          </table:table-cell>
          <table:table-cell table:formula="of:=T(IF([$тест2.AU110]=1;ORG.OPENOFFICE.STYLE(&quot;граница&quot;);ORG.OPENOFFICE.STYLE(&quot;Стандарт&quot;)))">
            <text:p/>
          </table:table-cell>
          <table:table-cell table:formula="of:=T(IF([$тест2.AV110]=1;ORG.OPENOFFICE.STYLE(&quot;граница&quot;);ORG.OPENOFFICE.STYLE(&quot;Стандарт&quot;)))">
            <text:p/>
          </table:table-cell>
          <table:table-cell table:formula="of:=T(IF([$тест2.AW110]=1;ORG.OPENOFFICE.STYLE(&quot;граница&quot;);ORG.OPENOFFICE.STYLE(&quot;Стандарт&quot;)))">
            <text:p/>
          </table:table-cell>
          <table:table-cell table:formula="of:=T(IF([$тест2.AX11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1]=1;ORG.OPENOFFICE.STYLE(&quot;граница&quot;);ORG.OPENOFFICE.STYLE(&quot;Стандарт&quot;)))">
            <text:p/>
          </table:table-cell>
          <table:table-cell table:formula="of:=T(IF([$тест2.C111]=1;ORG.OPENOFFICE.STYLE(&quot;граница&quot;);ORG.OPENOFFICE.STYLE(&quot;Стандарт&quot;)))">
            <text:p/>
          </table:table-cell>
          <table:table-cell table:formula="of:=T(IF([$тест2.D111]=1;ORG.OPENOFFICE.STYLE(&quot;граница&quot;);ORG.OPENOFFICE.STYLE(&quot;Стандарт&quot;)))">
            <text:p/>
          </table:table-cell>
          <table:table-cell table:formula="of:=T(IF([$тест2.E111]=1;ORG.OPENOFFICE.STYLE(&quot;граница&quot;);ORG.OPENOFFICE.STYLE(&quot;Стандарт&quot;)))">
            <text:p/>
          </table:table-cell>
          <table:table-cell table:formula="of:=T(IF([$тест2.F111]=1;ORG.OPENOFFICE.STYLE(&quot;граница&quot;);ORG.OPENOFFICE.STYLE(&quot;Стандарт&quot;)))">
            <text:p/>
          </table:table-cell>
          <table:table-cell table:formula="of:=T(IF([$тест2.G111]=1;ORG.OPENOFFICE.STYLE(&quot;граница&quot;);ORG.OPENOFFICE.STYLE(&quot;Стандарт&quot;)))">
            <text:p/>
          </table:table-cell>
          <table:table-cell table:formula="of:=T(IF([$тест2.H111]=1;ORG.OPENOFFICE.STYLE(&quot;граница&quot;);ORG.OPENOFFICE.STYLE(&quot;Стандарт&quot;)))">
            <text:p/>
          </table:table-cell>
          <table:table-cell table:formula="of:=T(IF([$тест2.I111]=1;ORG.OPENOFFICE.STYLE(&quot;граница&quot;);ORG.OPENOFFICE.STYLE(&quot;Стандарт&quot;)))">
            <text:p/>
          </table:table-cell>
          <table:table-cell table:formula="of:=T(IF([$тест2.J111]=1;ORG.OPENOFFICE.STYLE(&quot;граница&quot;);ORG.OPENOFFICE.STYLE(&quot;Стандарт&quot;)))">
            <text:p/>
          </table:table-cell>
          <table:table-cell table:formula="of:=T(IF([$тест2.K111]=1;ORG.OPENOFFICE.STYLE(&quot;граница&quot;);ORG.OPENOFFICE.STYLE(&quot;Стандарт&quot;)))">
            <text:p/>
          </table:table-cell>
          <table:table-cell table:formula="of:=T(IF([$тест2.L111]=1;ORG.OPENOFFICE.STYLE(&quot;граница&quot;);ORG.OPENOFFICE.STYLE(&quot;Стандарт&quot;)))">
            <text:p/>
          </table:table-cell>
          <table:table-cell table:formula="of:=T(IF([$тест2.M111]=1;ORG.OPENOFFICE.STYLE(&quot;граница&quot;);ORG.OPENOFFICE.STYLE(&quot;Стандарт&quot;)))">
            <text:p/>
          </table:table-cell>
          <table:table-cell table:formula="of:=T(IF([$тест2.N111]=1;ORG.OPENOFFICE.STYLE(&quot;граница&quot;);ORG.OPENOFFICE.STYLE(&quot;Стандарт&quot;)))">
            <text:p/>
          </table:table-cell>
          <table:table-cell table:formula="of:=T(IF([$тест2.O111]=1;ORG.OPENOFFICE.STYLE(&quot;граница&quot;);ORG.OPENOFFICE.STYLE(&quot;Стандарт&quot;)))">
            <text:p/>
          </table:table-cell>
          <table:table-cell table:formula="of:=T(IF([$тест2.P111]=1;ORG.OPENOFFICE.STYLE(&quot;граница&quot;);ORG.OPENOFFICE.STYLE(&quot;Стандарт&quot;)))">
            <text:p/>
          </table:table-cell>
          <table:table-cell table:formula="of:=T(IF([$тест2.Q111]=1;ORG.OPENOFFICE.STYLE(&quot;граница&quot;);ORG.OPENOFFICE.STYLE(&quot;Стандарт&quot;)))">
            <text:p/>
          </table:table-cell>
          <table:table-cell table:formula="of:=T(IF([$тест2.R111]=1;ORG.OPENOFFICE.STYLE(&quot;граница&quot;);ORG.OPENOFFICE.STYLE(&quot;Стандарт&quot;)))">
            <text:p/>
          </table:table-cell>
          <table:table-cell table:formula="of:=T(IF([$тест2.S111]=1;ORG.OPENOFFICE.STYLE(&quot;граница&quot;);ORG.OPENOFFICE.STYLE(&quot;Стандарт&quot;)))">
            <text:p/>
          </table:table-cell>
          <table:table-cell table:formula="of:=T(IF([$тест2.T111]=1;ORG.OPENOFFICE.STYLE(&quot;граница&quot;);ORG.OPENOFFICE.STYLE(&quot;Стандарт&quot;)))">
            <text:p/>
          </table:table-cell>
          <table:table-cell table:formula="of:=T(IF([$тест2.U111]=1;ORG.OPENOFFICE.STYLE(&quot;граница&quot;);ORG.OPENOFFICE.STYLE(&quot;Стандарт&quot;)))">
            <text:p/>
          </table:table-cell>
          <table:table-cell table:formula="of:=T(IF([$тест2.V111]=1;ORG.OPENOFFICE.STYLE(&quot;граница&quot;);ORG.OPENOFFICE.STYLE(&quot;Стандарт&quot;)))">
            <text:p/>
          </table:table-cell>
          <table:table-cell table:formula="of:=T(IF([$тест2.W111]=1;ORG.OPENOFFICE.STYLE(&quot;граница&quot;);ORG.OPENOFFICE.STYLE(&quot;Стандарт&quot;)))">
            <text:p/>
          </table:table-cell>
          <table:table-cell table:formula="of:=T(IF([$тест2.X111]=1;ORG.OPENOFFICE.STYLE(&quot;граница&quot;);ORG.OPENOFFICE.STYLE(&quot;Стандарт&quot;)))">
            <text:p/>
          </table:table-cell>
          <table:table-cell table:formula="of:=T(IF([$тест2.Y111]=1;ORG.OPENOFFICE.STYLE(&quot;граница&quot;);ORG.OPENOFFICE.STYLE(&quot;Стандарт&quot;)))">
            <text:p/>
          </table:table-cell>
          <table:table-cell table:formula="of:=T(IF([$тест2.Z111]=1;ORG.OPENOFFICE.STYLE(&quot;граница&quot;);ORG.OPENOFFICE.STYLE(&quot;Стандарт&quot;)))">
            <text:p/>
          </table:table-cell>
          <table:table-cell table:formula="of:=T(IF([$тест2.AA111]=1;ORG.OPENOFFICE.STYLE(&quot;граница&quot;);ORG.OPENOFFICE.STYLE(&quot;Стандарт&quot;)))">
            <text:p/>
          </table:table-cell>
          <table:table-cell table:formula="of:=T(IF([$тест2.AB111]=1;ORG.OPENOFFICE.STYLE(&quot;граница&quot;);ORG.OPENOFFICE.STYLE(&quot;Стандарт&quot;)))">
            <text:p/>
          </table:table-cell>
          <table:table-cell table:formula="of:=T(IF([$тест2.AC111]=1;ORG.OPENOFFICE.STYLE(&quot;граница&quot;);ORG.OPENOFFICE.STYLE(&quot;Стандарт&quot;)))">
            <text:p/>
          </table:table-cell>
          <table:table-cell table:formula="of:=T(IF([$тест2.AD111]=1;ORG.OPENOFFICE.STYLE(&quot;граница&quot;);ORG.OPENOFFICE.STYLE(&quot;Стандарт&quot;)))">
            <text:p/>
          </table:table-cell>
          <table:table-cell table:formula="of:=T(IF([$тест2.AE111]=1;ORG.OPENOFFICE.STYLE(&quot;граница&quot;);ORG.OPENOFFICE.STYLE(&quot;Стандарт&quot;)))">
            <text:p/>
          </table:table-cell>
          <table:table-cell table:formula="of:=T(IF([$тест2.AF111]=1;ORG.OPENOFFICE.STYLE(&quot;граница&quot;);ORG.OPENOFFICE.STYLE(&quot;Стандарт&quot;)))">
            <text:p/>
          </table:table-cell>
          <table:table-cell table:formula="of:=T(IF([$тест2.AG111]=1;ORG.OPENOFFICE.STYLE(&quot;граница&quot;);ORG.OPENOFFICE.STYLE(&quot;Стандарт&quot;)))">
            <text:p/>
          </table:table-cell>
          <table:table-cell table:formula="of:=T(IF([$тест2.AH111]=1;ORG.OPENOFFICE.STYLE(&quot;граница&quot;);ORG.OPENOFFICE.STYLE(&quot;Стандарт&quot;)))">
            <text:p/>
          </table:table-cell>
          <table:table-cell table:formula="of:=T(IF([$тест2.AI111]=1;ORG.OPENOFFICE.STYLE(&quot;граница&quot;);ORG.OPENOFFICE.STYLE(&quot;Стандарт&quot;)))">
            <text:p/>
          </table:table-cell>
          <table:table-cell table:formula="of:=T(IF([$тест2.AJ111]=1;ORG.OPENOFFICE.STYLE(&quot;граница&quot;);ORG.OPENOFFICE.STYLE(&quot;Стандарт&quot;)))">
            <text:p/>
          </table:table-cell>
          <table:table-cell table:formula="of:=T(IF([$тест2.AK111]=1;ORG.OPENOFFICE.STYLE(&quot;граница&quot;);ORG.OPENOFFICE.STYLE(&quot;Стандарт&quot;)))">
            <text:p/>
          </table:table-cell>
          <table:table-cell table:formula="of:=T(IF([$тест2.AL111]=1;ORG.OPENOFFICE.STYLE(&quot;граница&quot;);ORG.OPENOFFICE.STYLE(&quot;Стандарт&quot;)))">
            <text:p/>
          </table:table-cell>
          <table:table-cell table:formula="of:=T(IF([$тест2.AM111]=1;ORG.OPENOFFICE.STYLE(&quot;граница&quot;);ORG.OPENOFFICE.STYLE(&quot;Стандарт&quot;)))">
            <text:p/>
          </table:table-cell>
          <table:table-cell table:formula="of:=T(IF([$тест2.AN111]=1;ORG.OPENOFFICE.STYLE(&quot;граница&quot;);ORG.OPENOFFICE.STYLE(&quot;Стандарт&quot;)))">
            <text:p/>
          </table:table-cell>
          <table:table-cell table:formula="of:=T(IF([$тест2.AO111]=1;ORG.OPENOFFICE.STYLE(&quot;граница&quot;);ORG.OPENOFFICE.STYLE(&quot;Стандарт&quot;)))">
            <text:p/>
          </table:table-cell>
          <table:table-cell table:formula="of:=T(IF([$тест2.AP111]=1;ORG.OPENOFFICE.STYLE(&quot;граница&quot;);ORG.OPENOFFICE.STYLE(&quot;Стандарт&quot;)))">
            <text:p/>
          </table:table-cell>
          <table:table-cell table:formula="of:=T(IF([$тест2.AQ111]=1;ORG.OPENOFFICE.STYLE(&quot;граница&quot;);ORG.OPENOFFICE.STYLE(&quot;Стандарт&quot;)))">
            <text:p/>
          </table:table-cell>
          <table:table-cell table:formula="of:=T(IF([$тест2.AR111]=1;ORG.OPENOFFICE.STYLE(&quot;граница&quot;);ORG.OPENOFFICE.STYLE(&quot;Стандарт&quot;)))">
            <text:p/>
          </table:table-cell>
          <table:table-cell table:formula="of:=T(IF([$тест2.AS111]=1;ORG.OPENOFFICE.STYLE(&quot;граница&quot;);ORG.OPENOFFICE.STYLE(&quot;Стандарт&quot;)))">
            <text:p/>
          </table:table-cell>
          <table:table-cell table:formula="of:=T(IF([$тест2.AT111]=1;ORG.OPENOFFICE.STYLE(&quot;граница&quot;);ORG.OPENOFFICE.STYLE(&quot;Стандарт&quot;)))">
            <text:p/>
          </table:table-cell>
          <table:table-cell table:formula="of:=T(IF([$тест2.AU111]=1;ORG.OPENOFFICE.STYLE(&quot;граница&quot;);ORG.OPENOFFICE.STYLE(&quot;Стандарт&quot;)))">
            <text:p/>
          </table:table-cell>
          <table:table-cell table:formula="of:=T(IF([$тест2.AV111]=1;ORG.OPENOFFICE.STYLE(&quot;граница&quot;);ORG.OPENOFFICE.STYLE(&quot;Стандарт&quot;)))">
            <text:p/>
          </table:table-cell>
          <table:table-cell table:formula="of:=T(IF([$тест2.AW111]=1;ORG.OPENOFFICE.STYLE(&quot;граница&quot;);ORG.OPENOFFICE.STYLE(&quot;Стандарт&quot;)))">
            <text:p/>
          </table:table-cell>
          <table:table-cell table:formula="of:=T(IF([$тест2.AX11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2]=1;ORG.OPENOFFICE.STYLE(&quot;граница&quot;);ORG.OPENOFFICE.STYLE(&quot;Стандарт&quot;)))">
            <text:p/>
          </table:table-cell>
          <table:table-cell table:formula="of:=T(IF([$тест2.C112]=1;ORG.OPENOFFICE.STYLE(&quot;граница&quot;);ORG.OPENOFFICE.STYLE(&quot;Стандарт&quot;)))">
            <text:p/>
          </table:table-cell>
          <table:table-cell table:formula="of:=T(IF([$тест2.D112]=1;ORG.OPENOFFICE.STYLE(&quot;граница&quot;);ORG.OPENOFFICE.STYLE(&quot;Стандарт&quot;)))">
            <text:p/>
          </table:table-cell>
          <table:table-cell table:formula="of:=T(IF([$тест2.E112]=1;ORG.OPENOFFICE.STYLE(&quot;граница&quot;);ORG.OPENOFFICE.STYLE(&quot;Стандарт&quot;)))">
            <text:p/>
          </table:table-cell>
          <table:table-cell table:formula="of:=T(IF([$тест2.F112]=1;ORG.OPENOFFICE.STYLE(&quot;граница&quot;);ORG.OPENOFFICE.STYLE(&quot;Стандарт&quot;)))">
            <text:p/>
          </table:table-cell>
          <table:table-cell table:formula="of:=T(IF([$тест2.G112]=1;ORG.OPENOFFICE.STYLE(&quot;граница&quot;);ORG.OPENOFFICE.STYLE(&quot;Стандарт&quot;)))">
            <text:p/>
          </table:table-cell>
          <table:table-cell table:formula="of:=T(IF([$тест2.H112]=1;ORG.OPENOFFICE.STYLE(&quot;граница&quot;);ORG.OPENOFFICE.STYLE(&quot;Стандарт&quot;)))">
            <text:p/>
          </table:table-cell>
          <table:table-cell table:formula="of:=T(IF([$тест2.I112]=1;ORG.OPENOFFICE.STYLE(&quot;граница&quot;);ORG.OPENOFFICE.STYLE(&quot;Стандарт&quot;)))">
            <text:p/>
          </table:table-cell>
          <table:table-cell table:formula="of:=T(IF([$тест2.J112]=1;ORG.OPENOFFICE.STYLE(&quot;граница&quot;);ORG.OPENOFFICE.STYLE(&quot;Стандарт&quot;)))">
            <text:p/>
          </table:table-cell>
          <table:table-cell table:formula="of:=T(IF([$тест2.K112]=1;ORG.OPENOFFICE.STYLE(&quot;граница&quot;);ORG.OPENOFFICE.STYLE(&quot;Стандарт&quot;)))">
            <text:p/>
          </table:table-cell>
          <table:table-cell table:formula="of:=T(IF([$тест2.L112]=1;ORG.OPENOFFICE.STYLE(&quot;граница&quot;);ORG.OPENOFFICE.STYLE(&quot;Стандарт&quot;)))">
            <text:p/>
          </table:table-cell>
          <table:table-cell table:formula="of:=T(IF([$тест2.M112]=1;ORG.OPENOFFICE.STYLE(&quot;граница&quot;);ORG.OPENOFFICE.STYLE(&quot;Стандарт&quot;)))">
            <text:p/>
          </table:table-cell>
          <table:table-cell table:formula="of:=T(IF([$тест2.N112]=1;ORG.OPENOFFICE.STYLE(&quot;граница&quot;);ORG.OPENOFFICE.STYLE(&quot;Стандарт&quot;)))">
            <text:p/>
          </table:table-cell>
          <table:table-cell table:formula="of:=T(IF([$тест2.O112]=1;ORG.OPENOFFICE.STYLE(&quot;граница&quot;);ORG.OPENOFFICE.STYLE(&quot;Стандарт&quot;)))">
            <text:p/>
          </table:table-cell>
          <table:table-cell table:formula="of:=T(IF([$тест2.P112]=1;ORG.OPENOFFICE.STYLE(&quot;граница&quot;);ORG.OPENOFFICE.STYLE(&quot;Стандарт&quot;)))">
            <text:p/>
          </table:table-cell>
          <table:table-cell table:formula="of:=T(IF([$тест2.Q112]=1;ORG.OPENOFFICE.STYLE(&quot;граница&quot;);ORG.OPENOFFICE.STYLE(&quot;Стандарт&quot;)))">
            <text:p/>
          </table:table-cell>
          <table:table-cell table:formula="of:=T(IF([$тест2.R112]=1;ORG.OPENOFFICE.STYLE(&quot;граница&quot;);ORG.OPENOFFICE.STYLE(&quot;Стандарт&quot;)))">
            <text:p/>
          </table:table-cell>
          <table:table-cell table:formula="of:=T(IF([$тест2.S112]=1;ORG.OPENOFFICE.STYLE(&quot;граница&quot;);ORG.OPENOFFICE.STYLE(&quot;Стандарт&quot;)))">
            <text:p/>
          </table:table-cell>
          <table:table-cell table:formula="of:=T(IF([$тест2.T112]=1;ORG.OPENOFFICE.STYLE(&quot;граница&quot;);ORG.OPENOFFICE.STYLE(&quot;Стандарт&quot;)))">
            <text:p/>
          </table:table-cell>
          <table:table-cell table:formula="of:=T(IF([$тест2.U112]=1;ORG.OPENOFFICE.STYLE(&quot;граница&quot;);ORG.OPENOFFICE.STYLE(&quot;Стандарт&quot;)))">
            <text:p/>
          </table:table-cell>
          <table:table-cell table:formula="of:=T(IF([$тест2.V112]=1;ORG.OPENOFFICE.STYLE(&quot;граница&quot;);ORG.OPENOFFICE.STYLE(&quot;Стандарт&quot;)))">
            <text:p/>
          </table:table-cell>
          <table:table-cell table:formula="of:=T(IF([$тест2.W112]=1;ORG.OPENOFFICE.STYLE(&quot;граница&quot;);ORG.OPENOFFICE.STYLE(&quot;Стандарт&quot;)))">
            <text:p/>
          </table:table-cell>
          <table:table-cell table:formula="of:=T(IF([$тест2.X112]=1;ORG.OPENOFFICE.STYLE(&quot;граница&quot;);ORG.OPENOFFICE.STYLE(&quot;Стандарт&quot;)))">
            <text:p/>
          </table:table-cell>
          <table:table-cell table:formula="of:=T(IF([$тест2.Y112]=1;ORG.OPENOFFICE.STYLE(&quot;граница&quot;);ORG.OPENOFFICE.STYLE(&quot;Стандарт&quot;)))">
            <text:p/>
          </table:table-cell>
          <table:table-cell table:formula="of:=T(IF([$тест2.Z112]=1;ORG.OPENOFFICE.STYLE(&quot;граница&quot;);ORG.OPENOFFICE.STYLE(&quot;Стандарт&quot;)))">
            <text:p/>
          </table:table-cell>
          <table:table-cell table:formula="of:=T(IF([$тест2.AA112]=1;ORG.OPENOFFICE.STYLE(&quot;граница&quot;);ORG.OPENOFFICE.STYLE(&quot;Стандарт&quot;)))">
            <text:p/>
          </table:table-cell>
          <table:table-cell table:formula="of:=T(IF([$тест2.AB112]=1;ORG.OPENOFFICE.STYLE(&quot;граница&quot;);ORG.OPENOFFICE.STYLE(&quot;Стандарт&quot;)))">
            <text:p/>
          </table:table-cell>
          <table:table-cell table:formula="of:=T(IF([$тест2.AC112]=1;ORG.OPENOFFICE.STYLE(&quot;граница&quot;);ORG.OPENOFFICE.STYLE(&quot;Стандарт&quot;)))">
            <text:p/>
          </table:table-cell>
          <table:table-cell table:formula="of:=T(IF([$тест2.AD112]=1;ORG.OPENOFFICE.STYLE(&quot;граница&quot;);ORG.OPENOFFICE.STYLE(&quot;Стандарт&quot;)))">
            <text:p/>
          </table:table-cell>
          <table:table-cell table:formula="of:=T(IF([$тест2.AE112]=1;ORG.OPENOFFICE.STYLE(&quot;граница&quot;);ORG.OPENOFFICE.STYLE(&quot;Стандарт&quot;)))">
            <text:p/>
          </table:table-cell>
          <table:table-cell table:formula="of:=T(IF([$тест2.AF112]=1;ORG.OPENOFFICE.STYLE(&quot;граница&quot;);ORG.OPENOFFICE.STYLE(&quot;Стандарт&quot;)))">
            <text:p/>
          </table:table-cell>
          <table:table-cell table:formula="of:=T(IF([$тест2.AG112]=1;ORG.OPENOFFICE.STYLE(&quot;граница&quot;);ORG.OPENOFFICE.STYLE(&quot;Стандарт&quot;)))">
            <text:p/>
          </table:table-cell>
          <table:table-cell table:formula="of:=T(IF([$тест2.AH112]=1;ORG.OPENOFFICE.STYLE(&quot;граница&quot;);ORG.OPENOFFICE.STYLE(&quot;Стандарт&quot;)))">
            <text:p/>
          </table:table-cell>
          <table:table-cell table:formula="of:=T(IF([$тест2.AI112]=1;ORG.OPENOFFICE.STYLE(&quot;граница&quot;);ORG.OPENOFFICE.STYLE(&quot;Стандарт&quot;)))">
            <text:p/>
          </table:table-cell>
          <table:table-cell table:formula="of:=T(IF([$тест2.AJ112]=1;ORG.OPENOFFICE.STYLE(&quot;граница&quot;);ORG.OPENOFFICE.STYLE(&quot;Стандарт&quot;)))">
            <text:p/>
          </table:table-cell>
          <table:table-cell table:formula="of:=T(IF([$тест2.AK112]=1;ORG.OPENOFFICE.STYLE(&quot;граница&quot;);ORG.OPENOFFICE.STYLE(&quot;Стандарт&quot;)))">
            <text:p/>
          </table:table-cell>
          <table:table-cell table:formula="of:=T(IF([$тест2.AL112]=1;ORG.OPENOFFICE.STYLE(&quot;граница&quot;);ORG.OPENOFFICE.STYLE(&quot;Стандарт&quot;)))">
            <text:p/>
          </table:table-cell>
          <table:table-cell table:formula="of:=T(IF([$тест2.AM112]=1;ORG.OPENOFFICE.STYLE(&quot;граница&quot;);ORG.OPENOFFICE.STYLE(&quot;Стандарт&quot;)))">
            <text:p/>
          </table:table-cell>
          <table:table-cell table:formula="of:=T(IF([$тест2.AN112]=1;ORG.OPENOFFICE.STYLE(&quot;граница&quot;);ORG.OPENOFFICE.STYLE(&quot;Стандарт&quot;)))">
            <text:p/>
          </table:table-cell>
          <table:table-cell table:formula="of:=T(IF([$тест2.AO112]=1;ORG.OPENOFFICE.STYLE(&quot;граница&quot;);ORG.OPENOFFICE.STYLE(&quot;Стандарт&quot;)))">
            <text:p/>
          </table:table-cell>
          <table:table-cell table:formula="of:=T(IF([$тест2.AP112]=1;ORG.OPENOFFICE.STYLE(&quot;граница&quot;);ORG.OPENOFFICE.STYLE(&quot;Стандарт&quot;)))">
            <text:p/>
          </table:table-cell>
          <table:table-cell table:formula="of:=T(IF([$тест2.AQ112]=1;ORG.OPENOFFICE.STYLE(&quot;граница&quot;);ORG.OPENOFFICE.STYLE(&quot;Стандарт&quot;)))">
            <text:p/>
          </table:table-cell>
          <table:table-cell table:formula="of:=T(IF([$тест2.AR112]=1;ORG.OPENOFFICE.STYLE(&quot;граница&quot;);ORG.OPENOFFICE.STYLE(&quot;Стандарт&quot;)))">
            <text:p/>
          </table:table-cell>
          <table:table-cell table:formula="of:=T(IF([$тест2.AS112]=1;ORG.OPENOFFICE.STYLE(&quot;граница&quot;);ORG.OPENOFFICE.STYLE(&quot;Стандарт&quot;)))">
            <text:p/>
          </table:table-cell>
          <table:table-cell table:formula="of:=T(IF([$тест2.AT112]=1;ORG.OPENOFFICE.STYLE(&quot;граница&quot;);ORG.OPENOFFICE.STYLE(&quot;Стандарт&quot;)))">
            <text:p/>
          </table:table-cell>
          <table:table-cell table:formula="of:=T(IF([$тест2.AU112]=1;ORG.OPENOFFICE.STYLE(&quot;граница&quot;);ORG.OPENOFFICE.STYLE(&quot;Стандарт&quot;)))">
            <text:p/>
          </table:table-cell>
          <table:table-cell table:formula="of:=T(IF([$тест2.AV112]=1;ORG.OPENOFFICE.STYLE(&quot;граница&quot;);ORG.OPENOFFICE.STYLE(&quot;Стандарт&quot;)))">
            <text:p/>
          </table:table-cell>
          <table:table-cell table:formula="of:=T(IF([$тест2.AW112]=1;ORG.OPENOFFICE.STYLE(&quot;граница&quot;);ORG.OPENOFFICE.STYLE(&quot;Стандарт&quot;)))">
            <text:p/>
          </table:table-cell>
          <table:table-cell table:formula="of:=T(IF([$тест2.AX11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3]=1;ORG.OPENOFFICE.STYLE(&quot;граница&quot;);ORG.OPENOFFICE.STYLE(&quot;Стандарт&quot;)))">
            <text:p/>
          </table:table-cell>
          <table:table-cell table:formula="of:=T(IF([$тест2.C113]=1;ORG.OPENOFFICE.STYLE(&quot;граница&quot;);ORG.OPENOFFICE.STYLE(&quot;Стандарт&quot;)))">
            <text:p/>
          </table:table-cell>
          <table:table-cell table:formula="of:=T(IF([$тест2.D113]=1;ORG.OPENOFFICE.STYLE(&quot;граница&quot;);ORG.OPENOFFICE.STYLE(&quot;Стандарт&quot;)))">
            <text:p/>
          </table:table-cell>
          <table:table-cell table:formula="of:=T(IF([$тест2.E113]=1;ORG.OPENOFFICE.STYLE(&quot;граница&quot;);ORG.OPENOFFICE.STYLE(&quot;Стандарт&quot;)))">
            <text:p/>
          </table:table-cell>
          <table:table-cell table:formula="of:=T(IF([$тест2.F113]=1;ORG.OPENOFFICE.STYLE(&quot;граница&quot;);ORG.OPENOFFICE.STYLE(&quot;Стандарт&quot;)))">
            <text:p/>
          </table:table-cell>
          <table:table-cell table:formula="of:=T(IF([$тест2.G113]=1;ORG.OPENOFFICE.STYLE(&quot;граница&quot;);ORG.OPENOFFICE.STYLE(&quot;Стандарт&quot;)))">
            <text:p/>
          </table:table-cell>
          <table:table-cell table:formula="of:=T(IF([$тест2.H113]=1;ORG.OPENOFFICE.STYLE(&quot;граница&quot;);ORG.OPENOFFICE.STYLE(&quot;Стандарт&quot;)))">
            <text:p/>
          </table:table-cell>
          <table:table-cell table:formula="of:=T(IF([$тест2.I113]=1;ORG.OPENOFFICE.STYLE(&quot;граница&quot;);ORG.OPENOFFICE.STYLE(&quot;Стандарт&quot;)))">
            <text:p/>
          </table:table-cell>
          <table:table-cell table:formula="of:=T(IF([$тест2.J113]=1;ORG.OPENOFFICE.STYLE(&quot;граница&quot;);ORG.OPENOFFICE.STYLE(&quot;Стандарт&quot;)))">
            <text:p/>
          </table:table-cell>
          <table:table-cell table:formula="of:=T(IF([$тест2.K113]=1;ORG.OPENOFFICE.STYLE(&quot;граница&quot;);ORG.OPENOFFICE.STYLE(&quot;Стандарт&quot;)))">
            <text:p/>
          </table:table-cell>
          <table:table-cell table:formula="of:=T(IF([$тест2.L113]=1;ORG.OPENOFFICE.STYLE(&quot;граница&quot;);ORG.OPENOFFICE.STYLE(&quot;Стандарт&quot;)))">
            <text:p/>
          </table:table-cell>
          <table:table-cell table:formula="of:=T(IF([$тест2.M113]=1;ORG.OPENOFFICE.STYLE(&quot;граница&quot;);ORG.OPENOFFICE.STYLE(&quot;Стандарт&quot;)))">
            <text:p/>
          </table:table-cell>
          <table:table-cell table:formula="of:=T(IF([$тест2.N113]=1;ORG.OPENOFFICE.STYLE(&quot;граница&quot;);ORG.OPENOFFICE.STYLE(&quot;Стандарт&quot;)))">
            <text:p/>
          </table:table-cell>
          <table:table-cell table:formula="of:=T(IF([$тест2.O113]=1;ORG.OPENOFFICE.STYLE(&quot;граница&quot;);ORG.OPENOFFICE.STYLE(&quot;Стандарт&quot;)))">
            <text:p/>
          </table:table-cell>
          <table:table-cell table:formula="of:=T(IF([$тест2.P113]=1;ORG.OPENOFFICE.STYLE(&quot;граница&quot;);ORG.OPENOFFICE.STYLE(&quot;Стандарт&quot;)))">
            <text:p/>
          </table:table-cell>
          <table:table-cell table:formula="of:=T(IF([$тест2.Q113]=1;ORG.OPENOFFICE.STYLE(&quot;граница&quot;);ORG.OPENOFFICE.STYLE(&quot;Стандарт&quot;)))">
            <text:p/>
          </table:table-cell>
          <table:table-cell table:formula="of:=T(IF([$тест2.R113]=1;ORG.OPENOFFICE.STYLE(&quot;граница&quot;);ORG.OPENOFFICE.STYLE(&quot;Стандарт&quot;)))">
            <text:p/>
          </table:table-cell>
          <table:table-cell table:formula="of:=T(IF([$тест2.S113]=1;ORG.OPENOFFICE.STYLE(&quot;граница&quot;);ORG.OPENOFFICE.STYLE(&quot;Стандарт&quot;)))">
            <text:p/>
          </table:table-cell>
          <table:table-cell table:formula="of:=T(IF([$тест2.T113]=1;ORG.OPENOFFICE.STYLE(&quot;граница&quot;);ORG.OPENOFFICE.STYLE(&quot;Стандарт&quot;)))">
            <text:p/>
          </table:table-cell>
          <table:table-cell table:formula="of:=T(IF([$тест2.U113]=1;ORG.OPENOFFICE.STYLE(&quot;граница&quot;);ORG.OPENOFFICE.STYLE(&quot;Стандарт&quot;)))">
            <text:p/>
          </table:table-cell>
          <table:table-cell table:formula="of:=T(IF([$тест2.V113]=1;ORG.OPENOFFICE.STYLE(&quot;граница&quot;);ORG.OPENOFFICE.STYLE(&quot;Стандарт&quot;)))">
            <text:p/>
          </table:table-cell>
          <table:table-cell table:formula="of:=T(IF([$тест2.W113]=1;ORG.OPENOFFICE.STYLE(&quot;граница&quot;);ORG.OPENOFFICE.STYLE(&quot;Стандарт&quot;)))">
            <text:p/>
          </table:table-cell>
          <table:table-cell table:formula="of:=T(IF([$тест2.X113]=1;ORG.OPENOFFICE.STYLE(&quot;граница&quot;);ORG.OPENOFFICE.STYLE(&quot;Стандарт&quot;)))">
            <text:p/>
          </table:table-cell>
          <table:table-cell table:formula="of:=T(IF([$тест2.Y113]=1;ORG.OPENOFFICE.STYLE(&quot;граница&quot;);ORG.OPENOFFICE.STYLE(&quot;Стандарт&quot;)))">
            <text:p/>
          </table:table-cell>
          <table:table-cell table:formula="of:=T(IF([$тест2.Z113]=1;ORG.OPENOFFICE.STYLE(&quot;граница&quot;);ORG.OPENOFFICE.STYLE(&quot;Стандарт&quot;)))">
            <text:p/>
          </table:table-cell>
          <table:table-cell table:formula="of:=T(IF([$тест2.AA113]=1;ORG.OPENOFFICE.STYLE(&quot;граница&quot;);ORG.OPENOFFICE.STYLE(&quot;Стандарт&quot;)))">
            <text:p/>
          </table:table-cell>
          <table:table-cell table:formula="of:=T(IF([$тест2.AB113]=1;ORG.OPENOFFICE.STYLE(&quot;граница&quot;);ORG.OPENOFFICE.STYLE(&quot;Стандарт&quot;)))">
            <text:p/>
          </table:table-cell>
          <table:table-cell table:formula="of:=T(IF([$тест2.AC113]=1;ORG.OPENOFFICE.STYLE(&quot;граница&quot;);ORG.OPENOFFICE.STYLE(&quot;Стандарт&quot;)))">
            <text:p/>
          </table:table-cell>
          <table:table-cell table:formula="of:=T(IF([$тест2.AD113]=1;ORG.OPENOFFICE.STYLE(&quot;граница&quot;);ORG.OPENOFFICE.STYLE(&quot;Стандарт&quot;)))">
            <text:p/>
          </table:table-cell>
          <table:table-cell table:formula="of:=T(IF([$тест2.AE113]=1;ORG.OPENOFFICE.STYLE(&quot;граница&quot;);ORG.OPENOFFICE.STYLE(&quot;Стандарт&quot;)))">
            <text:p/>
          </table:table-cell>
          <table:table-cell table:formula="of:=T(IF([$тест2.AF113]=1;ORG.OPENOFFICE.STYLE(&quot;граница&quot;);ORG.OPENOFFICE.STYLE(&quot;Стандарт&quot;)))">
            <text:p/>
          </table:table-cell>
          <table:table-cell table:formula="of:=T(IF([$тест2.AG113]=1;ORG.OPENOFFICE.STYLE(&quot;граница&quot;);ORG.OPENOFFICE.STYLE(&quot;Стандарт&quot;)))">
            <text:p/>
          </table:table-cell>
          <table:table-cell table:formula="of:=T(IF([$тест2.AH113]=1;ORG.OPENOFFICE.STYLE(&quot;граница&quot;);ORG.OPENOFFICE.STYLE(&quot;Стандарт&quot;)))">
            <text:p/>
          </table:table-cell>
          <table:table-cell table:formula="of:=T(IF([$тест2.AI113]=1;ORG.OPENOFFICE.STYLE(&quot;граница&quot;);ORG.OPENOFFICE.STYLE(&quot;Стандарт&quot;)))">
            <text:p/>
          </table:table-cell>
          <table:table-cell table:formula="of:=T(IF([$тест2.AJ113]=1;ORG.OPENOFFICE.STYLE(&quot;граница&quot;);ORG.OPENOFFICE.STYLE(&quot;Стандарт&quot;)))">
            <text:p/>
          </table:table-cell>
          <table:table-cell table:formula="of:=T(IF([$тест2.AK113]=1;ORG.OPENOFFICE.STYLE(&quot;граница&quot;);ORG.OPENOFFICE.STYLE(&quot;Стандарт&quot;)))">
            <text:p/>
          </table:table-cell>
          <table:table-cell table:formula="of:=T(IF([$тест2.AL113]=1;ORG.OPENOFFICE.STYLE(&quot;граница&quot;);ORG.OPENOFFICE.STYLE(&quot;Стандарт&quot;)))">
            <text:p/>
          </table:table-cell>
          <table:table-cell table:formula="of:=T(IF([$тест2.AM113]=1;ORG.OPENOFFICE.STYLE(&quot;граница&quot;);ORG.OPENOFFICE.STYLE(&quot;Стандарт&quot;)))">
            <text:p/>
          </table:table-cell>
          <table:table-cell table:formula="of:=T(IF([$тест2.AN113]=1;ORG.OPENOFFICE.STYLE(&quot;граница&quot;);ORG.OPENOFFICE.STYLE(&quot;Стандарт&quot;)))">
            <text:p/>
          </table:table-cell>
          <table:table-cell table:formula="of:=T(IF([$тест2.AO113]=1;ORG.OPENOFFICE.STYLE(&quot;граница&quot;);ORG.OPENOFFICE.STYLE(&quot;Стандарт&quot;)))">
            <text:p/>
          </table:table-cell>
          <table:table-cell table:formula="of:=T(IF([$тест2.AP113]=1;ORG.OPENOFFICE.STYLE(&quot;граница&quot;);ORG.OPENOFFICE.STYLE(&quot;Стандарт&quot;)))">
            <text:p/>
          </table:table-cell>
          <table:table-cell table:formula="of:=T(IF([$тест2.AQ113]=1;ORG.OPENOFFICE.STYLE(&quot;граница&quot;);ORG.OPENOFFICE.STYLE(&quot;Стандарт&quot;)))">
            <text:p/>
          </table:table-cell>
          <table:table-cell table:formula="of:=T(IF([$тест2.AR113]=1;ORG.OPENOFFICE.STYLE(&quot;граница&quot;);ORG.OPENOFFICE.STYLE(&quot;Стандарт&quot;)))">
            <text:p/>
          </table:table-cell>
          <table:table-cell table:formula="of:=T(IF([$тест2.AS113]=1;ORG.OPENOFFICE.STYLE(&quot;граница&quot;);ORG.OPENOFFICE.STYLE(&quot;Стандарт&quot;)))">
            <text:p/>
          </table:table-cell>
          <table:table-cell table:formula="of:=T(IF([$тест2.AT113]=1;ORG.OPENOFFICE.STYLE(&quot;граница&quot;);ORG.OPENOFFICE.STYLE(&quot;Стандарт&quot;)))">
            <text:p/>
          </table:table-cell>
          <table:table-cell table:formula="of:=T(IF([$тест2.AU113]=1;ORG.OPENOFFICE.STYLE(&quot;граница&quot;);ORG.OPENOFFICE.STYLE(&quot;Стандарт&quot;)))">
            <text:p/>
          </table:table-cell>
          <table:table-cell table:formula="of:=T(IF([$тест2.AV113]=1;ORG.OPENOFFICE.STYLE(&quot;граница&quot;);ORG.OPENOFFICE.STYLE(&quot;Стандарт&quot;)))">
            <text:p/>
          </table:table-cell>
          <table:table-cell table:formula="of:=T(IF([$тест2.AW113]=1;ORG.OPENOFFICE.STYLE(&quot;граница&quot;);ORG.OPENOFFICE.STYLE(&quot;Стандарт&quot;)))">
            <text:p/>
          </table:table-cell>
          <table:table-cell table:formula="of:=T(IF([$тест2.AX11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4]=1;ORG.OPENOFFICE.STYLE(&quot;граница&quot;);ORG.OPENOFFICE.STYLE(&quot;Стандарт&quot;)))">
            <text:p/>
          </table:table-cell>
          <table:table-cell table:formula="of:=T(IF([$тест2.C114]=1;ORG.OPENOFFICE.STYLE(&quot;граница&quot;);ORG.OPENOFFICE.STYLE(&quot;Стандарт&quot;)))">
            <text:p/>
          </table:table-cell>
          <table:table-cell table:formula="of:=T(IF([$тест2.D114]=1;ORG.OPENOFFICE.STYLE(&quot;граница&quot;);ORG.OPENOFFICE.STYLE(&quot;Стандарт&quot;)))">
            <text:p/>
          </table:table-cell>
          <table:table-cell table:formula="of:=T(IF([$тест2.E114]=1;ORG.OPENOFFICE.STYLE(&quot;граница&quot;);ORG.OPENOFFICE.STYLE(&quot;Стандарт&quot;)))">
            <text:p/>
          </table:table-cell>
          <table:table-cell table:formula="of:=T(IF([$тест2.F114]=1;ORG.OPENOFFICE.STYLE(&quot;граница&quot;);ORG.OPENOFFICE.STYLE(&quot;Стандарт&quot;)))">
            <text:p/>
          </table:table-cell>
          <table:table-cell table:formula="of:=T(IF([$тест2.G114]=1;ORG.OPENOFFICE.STYLE(&quot;граница&quot;);ORG.OPENOFFICE.STYLE(&quot;Стандарт&quot;)))">
            <text:p/>
          </table:table-cell>
          <table:table-cell table:formula="of:=T(IF([$тест2.H114]=1;ORG.OPENOFFICE.STYLE(&quot;граница&quot;);ORG.OPENOFFICE.STYLE(&quot;Стандарт&quot;)))">
            <text:p/>
          </table:table-cell>
          <table:table-cell table:formula="of:=T(IF([$тест2.I114]=1;ORG.OPENOFFICE.STYLE(&quot;граница&quot;);ORG.OPENOFFICE.STYLE(&quot;Стандарт&quot;)))">
            <text:p/>
          </table:table-cell>
          <table:table-cell table:formula="of:=T(IF([$тест2.J114]=1;ORG.OPENOFFICE.STYLE(&quot;граница&quot;);ORG.OPENOFFICE.STYLE(&quot;Стандарт&quot;)))">
            <text:p/>
          </table:table-cell>
          <table:table-cell table:formula="of:=T(IF([$тест2.K114]=1;ORG.OPENOFFICE.STYLE(&quot;граница&quot;);ORG.OPENOFFICE.STYLE(&quot;Стандарт&quot;)))">
            <text:p/>
          </table:table-cell>
          <table:table-cell table:formula="of:=T(IF([$тест2.L114]=1;ORG.OPENOFFICE.STYLE(&quot;граница&quot;);ORG.OPENOFFICE.STYLE(&quot;Стандарт&quot;)))">
            <text:p/>
          </table:table-cell>
          <table:table-cell table:formula="of:=T(IF([$тест2.M114]=1;ORG.OPENOFFICE.STYLE(&quot;граница&quot;);ORG.OPENOFFICE.STYLE(&quot;Стандарт&quot;)))">
            <text:p/>
          </table:table-cell>
          <table:table-cell table:formula="of:=T(IF([$тест2.N114]=1;ORG.OPENOFFICE.STYLE(&quot;граница&quot;);ORG.OPENOFFICE.STYLE(&quot;Стандарт&quot;)))">
            <text:p/>
          </table:table-cell>
          <table:table-cell table:formula="of:=T(IF([$тест2.O114]=1;ORG.OPENOFFICE.STYLE(&quot;граница&quot;);ORG.OPENOFFICE.STYLE(&quot;Стандарт&quot;)))">
            <text:p/>
          </table:table-cell>
          <table:table-cell table:formula="of:=T(IF([$тест2.P114]=1;ORG.OPENOFFICE.STYLE(&quot;граница&quot;);ORG.OPENOFFICE.STYLE(&quot;Стандарт&quot;)))">
            <text:p/>
          </table:table-cell>
          <table:table-cell table:formula="of:=T(IF([$тест2.Q114]=1;ORG.OPENOFFICE.STYLE(&quot;граница&quot;);ORG.OPENOFFICE.STYLE(&quot;Стандарт&quot;)))">
            <text:p/>
          </table:table-cell>
          <table:table-cell table:formula="of:=T(IF([$тест2.R114]=1;ORG.OPENOFFICE.STYLE(&quot;граница&quot;);ORG.OPENOFFICE.STYLE(&quot;Стандарт&quot;)))">
            <text:p/>
          </table:table-cell>
          <table:table-cell table:formula="of:=T(IF([$тест2.S114]=1;ORG.OPENOFFICE.STYLE(&quot;граница&quot;);ORG.OPENOFFICE.STYLE(&quot;Стандарт&quot;)))">
            <text:p/>
          </table:table-cell>
          <table:table-cell table:formula="of:=T(IF([$тест2.T114]=1;ORG.OPENOFFICE.STYLE(&quot;граница&quot;);ORG.OPENOFFICE.STYLE(&quot;Стандарт&quot;)))">
            <text:p/>
          </table:table-cell>
          <table:table-cell table:formula="of:=T(IF([$тест2.U114]=1;ORG.OPENOFFICE.STYLE(&quot;граница&quot;);ORG.OPENOFFICE.STYLE(&quot;Стандарт&quot;)))">
            <text:p/>
          </table:table-cell>
          <table:table-cell table:formula="of:=T(IF([$тест2.V114]=1;ORG.OPENOFFICE.STYLE(&quot;граница&quot;);ORG.OPENOFFICE.STYLE(&quot;Стандарт&quot;)))">
            <text:p/>
          </table:table-cell>
          <table:table-cell table:formula="of:=T(IF([$тест2.W114]=1;ORG.OPENOFFICE.STYLE(&quot;граница&quot;);ORG.OPENOFFICE.STYLE(&quot;Стандарт&quot;)))">
            <text:p/>
          </table:table-cell>
          <table:table-cell table:formula="of:=T(IF([$тест2.X114]=1;ORG.OPENOFFICE.STYLE(&quot;граница&quot;);ORG.OPENOFFICE.STYLE(&quot;Стандарт&quot;)))">
            <text:p/>
          </table:table-cell>
          <table:table-cell table:formula="of:=T(IF([$тест2.Y114]=1;ORG.OPENOFFICE.STYLE(&quot;граница&quot;);ORG.OPENOFFICE.STYLE(&quot;Стандарт&quot;)))">
            <text:p/>
          </table:table-cell>
          <table:table-cell table:formula="of:=T(IF([$тест2.Z114]=1;ORG.OPENOFFICE.STYLE(&quot;граница&quot;);ORG.OPENOFFICE.STYLE(&quot;Стандарт&quot;)))">
            <text:p/>
          </table:table-cell>
          <table:table-cell table:formula="of:=T(IF([$тест2.AA114]=1;ORG.OPENOFFICE.STYLE(&quot;граница&quot;);ORG.OPENOFFICE.STYLE(&quot;Стандарт&quot;)))">
            <text:p/>
          </table:table-cell>
          <table:table-cell table:formula="of:=T(IF([$тест2.AB114]=1;ORG.OPENOFFICE.STYLE(&quot;граница&quot;);ORG.OPENOFFICE.STYLE(&quot;Стандарт&quot;)))">
            <text:p/>
          </table:table-cell>
          <table:table-cell table:formula="of:=T(IF([$тест2.AC114]=1;ORG.OPENOFFICE.STYLE(&quot;граница&quot;);ORG.OPENOFFICE.STYLE(&quot;Стандарт&quot;)))">
            <text:p/>
          </table:table-cell>
          <table:table-cell table:formula="of:=T(IF([$тест2.AD114]=1;ORG.OPENOFFICE.STYLE(&quot;граница&quot;);ORG.OPENOFFICE.STYLE(&quot;Стандарт&quot;)))">
            <text:p/>
          </table:table-cell>
          <table:table-cell table:formula="of:=T(IF([$тест2.AE114]=1;ORG.OPENOFFICE.STYLE(&quot;граница&quot;);ORG.OPENOFFICE.STYLE(&quot;Стандарт&quot;)))">
            <text:p/>
          </table:table-cell>
          <table:table-cell table:formula="of:=T(IF([$тест2.AF114]=1;ORG.OPENOFFICE.STYLE(&quot;граница&quot;);ORG.OPENOFFICE.STYLE(&quot;Стандарт&quot;)))">
            <text:p/>
          </table:table-cell>
          <table:table-cell table:formula="of:=T(IF([$тест2.AG114]=1;ORG.OPENOFFICE.STYLE(&quot;граница&quot;);ORG.OPENOFFICE.STYLE(&quot;Стандарт&quot;)))">
            <text:p/>
          </table:table-cell>
          <table:table-cell table:formula="of:=T(IF([$тест2.AH114]=1;ORG.OPENOFFICE.STYLE(&quot;граница&quot;);ORG.OPENOFFICE.STYLE(&quot;Стандарт&quot;)))">
            <text:p/>
          </table:table-cell>
          <table:table-cell table:formula="of:=T(IF([$тест2.AI114]=1;ORG.OPENOFFICE.STYLE(&quot;граница&quot;);ORG.OPENOFFICE.STYLE(&quot;Стандарт&quot;)))">
            <text:p/>
          </table:table-cell>
          <table:table-cell table:formula="of:=T(IF([$тест2.AJ114]=1;ORG.OPENOFFICE.STYLE(&quot;граница&quot;);ORG.OPENOFFICE.STYLE(&quot;Стандарт&quot;)))">
            <text:p/>
          </table:table-cell>
          <table:table-cell table:formula="of:=T(IF([$тест2.AK114]=1;ORG.OPENOFFICE.STYLE(&quot;граница&quot;);ORG.OPENOFFICE.STYLE(&quot;Стандарт&quot;)))">
            <text:p/>
          </table:table-cell>
          <table:table-cell table:formula="of:=T(IF([$тест2.AL114]=1;ORG.OPENOFFICE.STYLE(&quot;граница&quot;);ORG.OPENOFFICE.STYLE(&quot;Стандарт&quot;)))">
            <text:p/>
          </table:table-cell>
          <table:table-cell table:formula="of:=T(IF([$тест2.AM114]=1;ORG.OPENOFFICE.STYLE(&quot;граница&quot;);ORG.OPENOFFICE.STYLE(&quot;Стандарт&quot;)))">
            <text:p/>
          </table:table-cell>
          <table:table-cell table:formula="of:=T(IF([$тест2.AN114]=1;ORG.OPENOFFICE.STYLE(&quot;граница&quot;);ORG.OPENOFFICE.STYLE(&quot;Стандарт&quot;)))">
            <text:p/>
          </table:table-cell>
          <table:table-cell table:formula="of:=T(IF([$тест2.AO114]=1;ORG.OPENOFFICE.STYLE(&quot;граница&quot;);ORG.OPENOFFICE.STYLE(&quot;Стандарт&quot;)))">
            <text:p/>
          </table:table-cell>
          <table:table-cell table:formula="of:=T(IF([$тест2.AP114]=1;ORG.OPENOFFICE.STYLE(&quot;граница&quot;);ORG.OPENOFFICE.STYLE(&quot;Стандарт&quot;)))">
            <text:p/>
          </table:table-cell>
          <table:table-cell table:formula="of:=T(IF([$тест2.AQ114]=1;ORG.OPENOFFICE.STYLE(&quot;граница&quot;);ORG.OPENOFFICE.STYLE(&quot;Стандарт&quot;)))">
            <text:p/>
          </table:table-cell>
          <table:table-cell table:formula="of:=T(IF([$тест2.AR114]=1;ORG.OPENOFFICE.STYLE(&quot;граница&quot;);ORG.OPENOFFICE.STYLE(&quot;Стандарт&quot;)))">
            <text:p/>
          </table:table-cell>
          <table:table-cell table:formula="of:=T(IF([$тест2.AS114]=1;ORG.OPENOFFICE.STYLE(&quot;граница&quot;);ORG.OPENOFFICE.STYLE(&quot;Стандарт&quot;)))">
            <text:p/>
          </table:table-cell>
          <table:table-cell table:formula="of:=T(IF([$тест2.AT114]=1;ORG.OPENOFFICE.STYLE(&quot;граница&quot;);ORG.OPENOFFICE.STYLE(&quot;Стандарт&quot;)))">
            <text:p/>
          </table:table-cell>
          <table:table-cell table:formula="of:=T(IF([$тест2.AU114]=1;ORG.OPENOFFICE.STYLE(&quot;граница&quot;);ORG.OPENOFFICE.STYLE(&quot;Стандарт&quot;)))">
            <text:p/>
          </table:table-cell>
          <table:table-cell table:formula="of:=T(IF([$тест2.AV114]=1;ORG.OPENOFFICE.STYLE(&quot;граница&quot;);ORG.OPENOFFICE.STYLE(&quot;Стандарт&quot;)))">
            <text:p/>
          </table:table-cell>
          <table:table-cell table:formula="of:=T(IF([$тест2.AW114]=1;ORG.OPENOFFICE.STYLE(&quot;граница&quot;);ORG.OPENOFFICE.STYLE(&quot;Стандарт&quot;)))">
            <text:p/>
          </table:table-cell>
          <table:table-cell table:formula="of:=T(IF([$тест2.AX11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5]=1;ORG.OPENOFFICE.STYLE(&quot;граница&quot;);ORG.OPENOFFICE.STYLE(&quot;Стандарт&quot;)))">
            <text:p/>
          </table:table-cell>
          <table:table-cell table:formula="of:=T(IF([$тест2.C115]=1;ORG.OPENOFFICE.STYLE(&quot;граница&quot;);ORG.OPENOFFICE.STYLE(&quot;Стандарт&quot;)))">
            <text:p/>
          </table:table-cell>
          <table:table-cell table:formula="of:=T(IF([$тест2.D115]=1;ORG.OPENOFFICE.STYLE(&quot;граница&quot;);ORG.OPENOFFICE.STYLE(&quot;Стандарт&quot;)))">
            <text:p/>
          </table:table-cell>
          <table:table-cell table:formula="of:=T(IF([$тест2.E115]=1;ORG.OPENOFFICE.STYLE(&quot;граница&quot;);ORG.OPENOFFICE.STYLE(&quot;Стандарт&quot;)))">
            <text:p/>
          </table:table-cell>
          <table:table-cell table:formula="of:=T(IF([$тест2.F115]=1;ORG.OPENOFFICE.STYLE(&quot;граница&quot;);ORG.OPENOFFICE.STYLE(&quot;Стандарт&quot;)))">
            <text:p/>
          </table:table-cell>
          <table:table-cell table:formula="of:=T(IF([$тест2.G115]=1;ORG.OPENOFFICE.STYLE(&quot;граница&quot;);ORG.OPENOFFICE.STYLE(&quot;Стандарт&quot;)))">
            <text:p/>
          </table:table-cell>
          <table:table-cell table:formula="of:=T(IF([$тест2.H115]=1;ORG.OPENOFFICE.STYLE(&quot;граница&quot;);ORG.OPENOFFICE.STYLE(&quot;Стандарт&quot;)))">
            <text:p/>
          </table:table-cell>
          <table:table-cell table:formula="of:=T(IF([$тест2.I115]=1;ORG.OPENOFFICE.STYLE(&quot;граница&quot;);ORG.OPENOFFICE.STYLE(&quot;Стандарт&quot;)))">
            <text:p/>
          </table:table-cell>
          <table:table-cell table:formula="of:=T(IF([$тест2.J115]=1;ORG.OPENOFFICE.STYLE(&quot;граница&quot;);ORG.OPENOFFICE.STYLE(&quot;Стандарт&quot;)))">
            <text:p/>
          </table:table-cell>
          <table:table-cell table:formula="of:=T(IF([$тест2.K115]=1;ORG.OPENOFFICE.STYLE(&quot;граница&quot;);ORG.OPENOFFICE.STYLE(&quot;Стандарт&quot;)))">
            <text:p/>
          </table:table-cell>
          <table:table-cell table:formula="of:=T(IF([$тест2.L115]=1;ORG.OPENOFFICE.STYLE(&quot;граница&quot;);ORG.OPENOFFICE.STYLE(&quot;Стандарт&quot;)))">
            <text:p/>
          </table:table-cell>
          <table:table-cell table:formula="of:=T(IF([$тест2.M115]=1;ORG.OPENOFFICE.STYLE(&quot;граница&quot;);ORG.OPENOFFICE.STYLE(&quot;Стандарт&quot;)))">
            <text:p/>
          </table:table-cell>
          <table:table-cell table:formula="of:=T(IF([$тест2.N115]=1;ORG.OPENOFFICE.STYLE(&quot;граница&quot;);ORG.OPENOFFICE.STYLE(&quot;Стандарт&quot;)))">
            <text:p/>
          </table:table-cell>
          <table:table-cell table:formula="of:=T(IF([$тест2.O115]=1;ORG.OPENOFFICE.STYLE(&quot;граница&quot;);ORG.OPENOFFICE.STYLE(&quot;Стандарт&quot;)))">
            <text:p/>
          </table:table-cell>
          <table:table-cell table:formula="of:=T(IF([$тест2.P115]=1;ORG.OPENOFFICE.STYLE(&quot;граница&quot;);ORG.OPENOFFICE.STYLE(&quot;Стандарт&quot;)))">
            <text:p/>
          </table:table-cell>
          <table:table-cell table:formula="of:=T(IF([$тест2.Q115]=1;ORG.OPENOFFICE.STYLE(&quot;граница&quot;);ORG.OPENOFFICE.STYLE(&quot;Стандарт&quot;)))">
            <text:p/>
          </table:table-cell>
          <table:table-cell table:formula="of:=T(IF([$тест2.R115]=1;ORG.OPENOFFICE.STYLE(&quot;граница&quot;);ORG.OPENOFFICE.STYLE(&quot;Стандарт&quot;)))">
            <text:p/>
          </table:table-cell>
          <table:table-cell table:formula="of:=T(IF([$тест2.S115]=1;ORG.OPENOFFICE.STYLE(&quot;граница&quot;);ORG.OPENOFFICE.STYLE(&quot;Стандарт&quot;)))">
            <text:p/>
          </table:table-cell>
          <table:table-cell table:formula="of:=T(IF([$тест2.T115]=1;ORG.OPENOFFICE.STYLE(&quot;граница&quot;);ORG.OPENOFFICE.STYLE(&quot;Стандарт&quot;)))">
            <text:p/>
          </table:table-cell>
          <table:table-cell table:formula="of:=T(IF([$тест2.U115]=1;ORG.OPENOFFICE.STYLE(&quot;граница&quot;);ORG.OPENOFFICE.STYLE(&quot;Стандарт&quot;)))">
            <text:p/>
          </table:table-cell>
          <table:table-cell table:formula="of:=T(IF([$тест2.V115]=1;ORG.OPENOFFICE.STYLE(&quot;граница&quot;);ORG.OPENOFFICE.STYLE(&quot;Стандарт&quot;)))">
            <text:p/>
          </table:table-cell>
          <table:table-cell table:formula="of:=T(IF([$тест2.W115]=1;ORG.OPENOFFICE.STYLE(&quot;граница&quot;);ORG.OPENOFFICE.STYLE(&quot;Стандарт&quot;)))">
            <text:p/>
          </table:table-cell>
          <table:table-cell table:formula="of:=T(IF([$тест2.X115]=1;ORG.OPENOFFICE.STYLE(&quot;граница&quot;);ORG.OPENOFFICE.STYLE(&quot;Стандарт&quot;)))">
            <text:p/>
          </table:table-cell>
          <table:table-cell table:formula="of:=T(IF([$тест2.Y115]=1;ORG.OPENOFFICE.STYLE(&quot;граница&quot;);ORG.OPENOFFICE.STYLE(&quot;Стандарт&quot;)))">
            <text:p/>
          </table:table-cell>
          <table:table-cell table:formula="of:=T(IF([$тест2.Z115]=1;ORG.OPENOFFICE.STYLE(&quot;граница&quot;);ORG.OPENOFFICE.STYLE(&quot;Стандарт&quot;)))">
            <text:p/>
          </table:table-cell>
          <table:table-cell table:formula="of:=T(IF([$тест2.AA115]=1;ORG.OPENOFFICE.STYLE(&quot;граница&quot;);ORG.OPENOFFICE.STYLE(&quot;Стандарт&quot;)))">
            <text:p/>
          </table:table-cell>
          <table:table-cell table:formula="of:=T(IF([$тест2.AB115]=1;ORG.OPENOFFICE.STYLE(&quot;граница&quot;);ORG.OPENOFFICE.STYLE(&quot;Стандарт&quot;)))">
            <text:p/>
          </table:table-cell>
          <table:table-cell table:formula="of:=T(IF([$тест2.AC115]=1;ORG.OPENOFFICE.STYLE(&quot;граница&quot;);ORG.OPENOFFICE.STYLE(&quot;Стандарт&quot;)))">
            <text:p/>
          </table:table-cell>
          <table:table-cell table:formula="of:=T(IF([$тест2.AD115]=1;ORG.OPENOFFICE.STYLE(&quot;граница&quot;);ORG.OPENOFFICE.STYLE(&quot;Стандарт&quot;)))">
            <text:p/>
          </table:table-cell>
          <table:table-cell table:formula="of:=T(IF([$тест2.AE115]=1;ORG.OPENOFFICE.STYLE(&quot;граница&quot;);ORG.OPENOFFICE.STYLE(&quot;Стандарт&quot;)))">
            <text:p/>
          </table:table-cell>
          <table:table-cell table:formula="of:=T(IF([$тест2.AF115]=1;ORG.OPENOFFICE.STYLE(&quot;граница&quot;);ORG.OPENOFFICE.STYLE(&quot;Стандарт&quot;)))">
            <text:p/>
          </table:table-cell>
          <table:table-cell table:formula="of:=T(IF([$тест2.AG115]=1;ORG.OPENOFFICE.STYLE(&quot;граница&quot;);ORG.OPENOFFICE.STYLE(&quot;Стандарт&quot;)))">
            <text:p/>
          </table:table-cell>
          <table:table-cell table:formula="of:=T(IF([$тест2.AH115]=1;ORG.OPENOFFICE.STYLE(&quot;граница&quot;);ORG.OPENOFFICE.STYLE(&quot;Стандарт&quot;)))">
            <text:p/>
          </table:table-cell>
          <table:table-cell table:formula="of:=T(IF([$тест2.AI115]=1;ORG.OPENOFFICE.STYLE(&quot;граница&quot;);ORG.OPENOFFICE.STYLE(&quot;Стандарт&quot;)))">
            <text:p/>
          </table:table-cell>
          <table:table-cell table:formula="of:=T(IF([$тест2.AJ115]=1;ORG.OPENOFFICE.STYLE(&quot;граница&quot;);ORG.OPENOFFICE.STYLE(&quot;Стандарт&quot;)))">
            <text:p/>
          </table:table-cell>
          <table:table-cell table:formula="of:=T(IF([$тест2.AK115]=1;ORG.OPENOFFICE.STYLE(&quot;граница&quot;);ORG.OPENOFFICE.STYLE(&quot;Стандарт&quot;)))">
            <text:p/>
          </table:table-cell>
          <table:table-cell table:formula="of:=T(IF([$тест2.AL115]=1;ORG.OPENOFFICE.STYLE(&quot;граница&quot;);ORG.OPENOFFICE.STYLE(&quot;Стандарт&quot;)))">
            <text:p/>
          </table:table-cell>
          <table:table-cell table:formula="of:=T(IF([$тест2.AM115]=1;ORG.OPENOFFICE.STYLE(&quot;граница&quot;);ORG.OPENOFFICE.STYLE(&quot;Стандарт&quot;)))">
            <text:p/>
          </table:table-cell>
          <table:table-cell table:formula="of:=T(IF([$тест2.AN115]=1;ORG.OPENOFFICE.STYLE(&quot;граница&quot;);ORG.OPENOFFICE.STYLE(&quot;Стандарт&quot;)))">
            <text:p/>
          </table:table-cell>
          <table:table-cell table:formula="of:=T(IF([$тест2.AO115]=1;ORG.OPENOFFICE.STYLE(&quot;граница&quot;);ORG.OPENOFFICE.STYLE(&quot;Стандарт&quot;)))">
            <text:p/>
          </table:table-cell>
          <table:table-cell table:formula="of:=T(IF([$тест2.AP115]=1;ORG.OPENOFFICE.STYLE(&quot;граница&quot;);ORG.OPENOFFICE.STYLE(&quot;Стандарт&quot;)))">
            <text:p/>
          </table:table-cell>
          <table:table-cell table:formula="of:=T(IF([$тест2.AQ115]=1;ORG.OPENOFFICE.STYLE(&quot;граница&quot;);ORG.OPENOFFICE.STYLE(&quot;Стандарт&quot;)))">
            <text:p/>
          </table:table-cell>
          <table:table-cell table:formula="of:=T(IF([$тест2.AR115]=1;ORG.OPENOFFICE.STYLE(&quot;граница&quot;);ORG.OPENOFFICE.STYLE(&quot;Стандарт&quot;)))">
            <text:p/>
          </table:table-cell>
          <table:table-cell table:formula="of:=T(IF([$тест2.AS115]=1;ORG.OPENOFFICE.STYLE(&quot;граница&quot;);ORG.OPENOFFICE.STYLE(&quot;Стандарт&quot;)))">
            <text:p/>
          </table:table-cell>
          <table:table-cell table:formula="of:=T(IF([$тест2.AT115]=1;ORG.OPENOFFICE.STYLE(&quot;граница&quot;);ORG.OPENOFFICE.STYLE(&quot;Стандарт&quot;)))">
            <text:p/>
          </table:table-cell>
          <table:table-cell table:formula="of:=T(IF([$тест2.AU115]=1;ORG.OPENOFFICE.STYLE(&quot;граница&quot;);ORG.OPENOFFICE.STYLE(&quot;Стандарт&quot;)))">
            <text:p/>
          </table:table-cell>
          <table:table-cell table:formula="of:=T(IF([$тест2.AV115]=1;ORG.OPENOFFICE.STYLE(&quot;граница&quot;);ORG.OPENOFFICE.STYLE(&quot;Стандарт&quot;)))">
            <text:p/>
          </table:table-cell>
          <table:table-cell table:formula="of:=T(IF([$тест2.AW115]=1;ORG.OPENOFFICE.STYLE(&quot;граница&quot;);ORG.OPENOFFICE.STYLE(&quot;Стандарт&quot;)))">
            <text:p/>
          </table:table-cell>
          <table:table-cell table:formula="of:=T(IF([$тест2.AX11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6]=1;ORG.OPENOFFICE.STYLE(&quot;граница&quot;);ORG.OPENOFFICE.STYLE(&quot;Стандарт&quot;)))">
            <text:p/>
          </table:table-cell>
          <table:table-cell table:formula="of:=T(IF([$тест2.C116]=1;ORG.OPENOFFICE.STYLE(&quot;граница&quot;);ORG.OPENOFFICE.STYLE(&quot;Стандарт&quot;)))">
            <text:p/>
          </table:table-cell>
          <table:table-cell table:formula="of:=T(IF([$тест2.D116]=1;ORG.OPENOFFICE.STYLE(&quot;граница&quot;);ORG.OPENOFFICE.STYLE(&quot;Стандарт&quot;)))">
            <text:p/>
          </table:table-cell>
          <table:table-cell table:formula="of:=T(IF([$тест2.E116]=1;ORG.OPENOFFICE.STYLE(&quot;граница&quot;);ORG.OPENOFFICE.STYLE(&quot;Стандарт&quot;)))">
            <text:p/>
          </table:table-cell>
          <table:table-cell table:formula="of:=T(IF([$тест2.F116]=1;ORG.OPENOFFICE.STYLE(&quot;граница&quot;);ORG.OPENOFFICE.STYLE(&quot;Стандарт&quot;)))">
            <text:p/>
          </table:table-cell>
          <table:table-cell table:formula="of:=T(IF([$тест2.G116]=1;ORG.OPENOFFICE.STYLE(&quot;граница&quot;);ORG.OPENOFFICE.STYLE(&quot;Стандарт&quot;)))">
            <text:p/>
          </table:table-cell>
          <table:table-cell table:formula="of:=T(IF([$тест2.H116]=1;ORG.OPENOFFICE.STYLE(&quot;граница&quot;);ORG.OPENOFFICE.STYLE(&quot;Стандарт&quot;)))">
            <text:p/>
          </table:table-cell>
          <table:table-cell table:formula="of:=T(IF([$тест2.I116]=1;ORG.OPENOFFICE.STYLE(&quot;граница&quot;);ORG.OPENOFFICE.STYLE(&quot;Стандарт&quot;)))">
            <text:p/>
          </table:table-cell>
          <table:table-cell table:formula="of:=T(IF([$тест2.J116]=1;ORG.OPENOFFICE.STYLE(&quot;граница&quot;);ORG.OPENOFFICE.STYLE(&quot;Стандарт&quot;)))">
            <text:p/>
          </table:table-cell>
          <table:table-cell table:formula="of:=T(IF([$тест2.K116]=1;ORG.OPENOFFICE.STYLE(&quot;граница&quot;);ORG.OPENOFFICE.STYLE(&quot;Стандарт&quot;)))">
            <text:p/>
          </table:table-cell>
          <table:table-cell table:formula="of:=T(IF([$тест2.L116]=1;ORG.OPENOFFICE.STYLE(&quot;граница&quot;);ORG.OPENOFFICE.STYLE(&quot;Стандарт&quot;)))">
            <text:p/>
          </table:table-cell>
          <table:table-cell table:formula="of:=T(IF([$тест2.M116]=1;ORG.OPENOFFICE.STYLE(&quot;граница&quot;);ORG.OPENOFFICE.STYLE(&quot;Стандарт&quot;)))">
            <text:p/>
          </table:table-cell>
          <table:table-cell table:formula="of:=T(IF([$тест2.N116]=1;ORG.OPENOFFICE.STYLE(&quot;граница&quot;);ORG.OPENOFFICE.STYLE(&quot;Стандарт&quot;)))">
            <text:p/>
          </table:table-cell>
          <table:table-cell table:formula="of:=T(IF([$тест2.O116]=1;ORG.OPENOFFICE.STYLE(&quot;граница&quot;);ORG.OPENOFFICE.STYLE(&quot;Стандарт&quot;)))">
            <text:p/>
          </table:table-cell>
          <table:table-cell table:formula="of:=T(IF([$тест2.P116]=1;ORG.OPENOFFICE.STYLE(&quot;граница&quot;);ORG.OPENOFFICE.STYLE(&quot;Стандарт&quot;)))">
            <text:p/>
          </table:table-cell>
          <table:table-cell table:formula="of:=T(IF([$тест2.Q116]=1;ORG.OPENOFFICE.STYLE(&quot;граница&quot;);ORG.OPENOFFICE.STYLE(&quot;Стандарт&quot;)))">
            <text:p/>
          </table:table-cell>
          <table:table-cell table:formula="of:=T(IF([$тест2.R116]=1;ORG.OPENOFFICE.STYLE(&quot;граница&quot;);ORG.OPENOFFICE.STYLE(&quot;Стандарт&quot;)))">
            <text:p/>
          </table:table-cell>
          <table:table-cell table:formula="of:=T(IF([$тест2.S116]=1;ORG.OPENOFFICE.STYLE(&quot;граница&quot;);ORG.OPENOFFICE.STYLE(&quot;Стандарт&quot;)))">
            <text:p/>
          </table:table-cell>
          <table:table-cell table:formula="of:=T(IF([$тест2.T116]=1;ORG.OPENOFFICE.STYLE(&quot;граница&quot;);ORG.OPENOFFICE.STYLE(&quot;Стандарт&quot;)))">
            <text:p/>
          </table:table-cell>
          <table:table-cell table:formula="of:=T(IF([$тест2.U116]=1;ORG.OPENOFFICE.STYLE(&quot;граница&quot;);ORG.OPENOFFICE.STYLE(&quot;Стандарт&quot;)))">
            <text:p/>
          </table:table-cell>
          <table:table-cell table:formula="of:=T(IF([$тест2.V116]=1;ORG.OPENOFFICE.STYLE(&quot;граница&quot;);ORG.OPENOFFICE.STYLE(&quot;Стандарт&quot;)))">
            <text:p/>
          </table:table-cell>
          <table:table-cell table:formula="of:=T(IF([$тест2.W116]=1;ORG.OPENOFFICE.STYLE(&quot;граница&quot;);ORG.OPENOFFICE.STYLE(&quot;Стандарт&quot;)))">
            <text:p/>
          </table:table-cell>
          <table:table-cell table:formula="of:=T(IF([$тест2.X116]=1;ORG.OPENOFFICE.STYLE(&quot;граница&quot;);ORG.OPENOFFICE.STYLE(&quot;Стандарт&quot;)))">
            <text:p/>
          </table:table-cell>
          <table:table-cell table:formula="of:=T(IF([$тест2.Y116]=1;ORG.OPENOFFICE.STYLE(&quot;граница&quot;);ORG.OPENOFFICE.STYLE(&quot;Стандарт&quot;)))">
            <text:p/>
          </table:table-cell>
          <table:table-cell table:formula="of:=T(IF([$тест2.Z116]=1;ORG.OPENOFFICE.STYLE(&quot;граница&quot;);ORG.OPENOFFICE.STYLE(&quot;Стандарт&quot;)))">
            <text:p/>
          </table:table-cell>
          <table:table-cell table:formula="of:=T(IF([$тест2.AA116]=1;ORG.OPENOFFICE.STYLE(&quot;граница&quot;);ORG.OPENOFFICE.STYLE(&quot;Стандарт&quot;)))">
            <text:p/>
          </table:table-cell>
          <table:table-cell table:formula="of:=T(IF([$тест2.AB116]=1;ORG.OPENOFFICE.STYLE(&quot;граница&quot;);ORG.OPENOFFICE.STYLE(&quot;Стандарт&quot;)))">
            <text:p/>
          </table:table-cell>
          <table:table-cell table:formula="of:=T(IF([$тест2.AC116]=1;ORG.OPENOFFICE.STYLE(&quot;граница&quot;);ORG.OPENOFFICE.STYLE(&quot;Стандарт&quot;)))">
            <text:p/>
          </table:table-cell>
          <table:table-cell table:formula="of:=T(IF([$тест2.AD116]=1;ORG.OPENOFFICE.STYLE(&quot;граница&quot;);ORG.OPENOFFICE.STYLE(&quot;Стандарт&quot;)))">
            <text:p/>
          </table:table-cell>
          <table:table-cell table:formula="of:=T(IF([$тест2.AE116]=1;ORG.OPENOFFICE.STYLE(&quot;граница&quot;);ORG.OPENOFFICE.STYLE(&quot;Стандарт&quot;)))">
            <text:p/>
          </table:table-cell>
          <table:table-cell table:formula="of:=T(IF([$тест2.AF116]=1;ORG.OPENOFFICE.STYLE(&quot;граница&quot;);ORG.OPENOFFICE.STYLE(&quot;Стандарт&quot;)))">
            <text:p/>
          </table:table-cell>
          <table:table-cell table:formula="of:=T(IF([$тест2.AG116]=1;ORG.OPENOFFICE.STYLE(&quot;граница&quot;);ORG.OPENOFFICE.STYLE(&quot;Стандарт&quot;)))">
            <text:p/>
          </table:table-cell>
          <table:table-cell table:formula="of:=T(IF([$тест2.AH116]=1;ORG.OPENOFFICE.STYLE(&quot;граница&quot;);ORG.OPENOFFICE.STYLE(&quot;Стандарт&quot;)))">
            <text:p/>
          </table:table-cell>
          <table:table-cell table:formula="of:=T(IF([$тест2.AI116]=1;ORG.OPENOFFICE.STYLE(&quot;граница&quot;);ORG.OPENOFFICE.STYLE(&quot;Стандарт&quot;)))">
            <text:p/>
          </table:table-cell>
          <table:table-cell table:formula="of:=T(IF([$тест2.AJ116]=1;ORG.OPENOFFICE.STYLE(&quot;граница&quot;);ORG.OPENOFFICE.STYLE(&quot;Стандарт&quot;)))">
            <text:p/>
          </table:table-cell>
          <table:table-cell table:formula="of:=T(IF([$тест2.AK116]=1;ORG.OPENOFFICE.STYLE(&quot;граница&quot;);ORG.OPENOFFICE.STYLE(&quot;Стандарт&quot;)))">
            <text:p/>
          </table:table-cell>
          <table:table-cell table:formula="of:=T(IF([$тест2.AL116]=1;ORG.OPENOFFICE.STYLE(&quot;граница&quot;);ORG.OPENOFFICE.STYLE(&quot;Стандарт&quot;)))">
            <text:p/>
          </table:table-cell>
          <table:table-cell table:formula="of:=T(IF([$тест2.AM116]=1;ORG.OPENOFFICE.STYLE(&quot;граница&quot;);ORG.OPENOFFICE.STYLE(&quot;Стандарт&quot;)))">
            <text:p/>
          </table:table-cell>
          <table:table-cell table:formula="of:=T(IF([$тест2.AN116]=1;ORG.OPENOFFICE.STYLE(&quot;граница&quot;);ORG.OPENOFFICE.STYLE(&quot;Стандарт&quot;)))">
            <text:p/>
          </table:table-cell>
          <table:table-cell table:formula="of:=T(IF([$тест2.AO116]=1;ORG.OPENOFFICE.STYLE(&quot;граница&quot;);ORG.OPENOFFICE.STYLE(&quot;Стандарт&quot;)))">
            <text:p/>
          </table:table-cell>
          <table:table-cell table:formula="of:=T(IF([$тест2.AP116]=1;ORG.OPENOFFICE.STYLE(&quot;граница&quot;);ORG.OPENOFFICE.STYLE(&quot;Стандарт&quot;)))">
            <text:p/>
          </table:table-cell>
          <table:table-cell table:formula="of:=T(IF([$тест2.AQ116]=1;ORG.OPENOFFICE.STYLE(&quot;граница&quot;);ORG.OPENOFFICE.STYLE(&quot;Стандарт&quot;)))">
            <text:p/>
          </table:table-cell>
          <table:table-cell table:formula="of:=T(IF([$тест2.AR116]=1;ORG.OPENOFFICE.STYLE(&quot;граница&quot;);ORG.OPENOFFICE.STYLE(&quot;Стандарт&quot;)))">
            <text:p/>
          </table:table-cell>
          <table:table-cell table:formula="of:=T(IF([$тест2.AS116]=1;ORG.OPENOFFICE.STYLE(&quot;граница&quot;);ORG.OPENOFFICE.STYLE(&quot;Стандарт&quot;)))">
            <text:p/>
          </table:table-cell>
          <table:table-cell table:formula="of:=T(IF([$тест2.AT116]=1;ORG.OPENOFFICE.STYLE(&quot;граница&quot;);ORG.OPENOFFICE.STYLE(&quot;Стандарт&quot;)))">
            <text:p/>
          </table:table-cell>
          <table:table-cell table:formula="of:=T(IF([$тест2.AU116]=1;ORG.OPENOFFICE.STYLE(&quot;граница&quot;);ORG.OPENOFFICE.STYLE(&quot;Стандарт&quot;)))">
            <text:p/>
          </table:table-cell>
          <table:table-cell table:formula="of:=T(IF([$тест2.AV116]=1;ORG.OPENOFFICE.STYLE(&quot;граница&quot;);ORG.OPENOFFICE.STYLE(&quot;Стандарт&quot;)))">
            <text:p/>
          </table:table-cell>
          <table:table-cell table:formula="of:=T(IF([$тест2.AW116]=1;ORG.OPENOFFICE.STYLE(&quot;граница&quot;);ORG.OPENOFFICE.STYLE(&quot;Стандарт&quot;)))">
            <text:p/>
          </table:table-cell>
          <table:table-cell table:formula="of:=T(IF([$тест2.AX11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7]=1;ORG.OPENOFFICE.STYLE(&quot;граница&quot;);ORG.OPENOFFICE.STYLE(&quot;Стандарт&quot;)))">
            <text:p/>
          </table:table-cell>
          <table:table-cell table:formula="of:=T(IF([$тест2.C117]=1;ORG.OPENOFFICE.STYLE(&quot;граница&quot;);ORG.OPENOFFICE.STYLE(&quot;Стандарт&quot;)))">
            <text:p/>
          </table:table-cell>
          <table:table-cell table:formula="of:=T(IF([$тест2.D117]=1;ORG.OPENOFFICE.STYLE(&quot;граница&quot;);ORG.OPENOFFICE.STYLE(&quot;Стандарт&quot;)))">
            <text:p/>
          </table:table-cell>
          <table:table-cell table:formula="of:=T(IF([$тест2.E117]=1;ORG.OPENOFFICE.STYLE(&quot;граница&quot;);ORG.OPENOFFICE.STYLE(&quot;Стандарт&quot;)))">
            <text:p/>
          </table:table-cell>
          <table:table-cell table:formula="of:=T(IF([$тест2.F117]=1;ORG.OPENOFFICE.STYLE(&quot;граница&quot;);ORG.OPENOFFICE.STYLE(&quot;Стандарт&quot;)))">
            <text:p/>
          </table:table-cell>
          <table:table-cell table:formula="of:=T(IF([$тест2.G117]=1;ORG.OPENOFFICE.STYLE(&quot;граница&quot;);ORG.OPENOFFICE.STYLE(&quot;Стандарт&quot;)))">
            <text:p/>
          </table:table-cell>
          <table:table-cell table:formula="of:=T(IF([$тест2.H117]=1;ORG.OPENOFFICE.STYLE(&quot;граница&quot;);ORG.OPENOFFICE.STYLE(&quot;Стандарт&quot;)))">
            <text:p/>
          </table:table-cell>
          <table:table-cell table:formula="of:=T(IF([$тест2.I117]=1;ORG.OPENOFFICE.STYLE(&quot;граница&quot;);ORG.OPENOFFICE.STYLE(&quot;Стандарт&quot;)))">
            <text:p/>
          </table:table-cell>
          <table:table-cell table:formula="of:=T(IF([$тест2.J117]=1;ORG.OPENOFFICE.STYLE(&quot;граница&quot;);ORG.OPENOFFICE.STYLE(&quot;Стандарт&quot;)))">
            <text:p/>
          </table:table-cell>
          <table:table-cell table:formula="of:=T(IF([$тест2.K117]=1;ORG.OPENOFFICE.STYLE(&quot;граница&quot;);ORG.OPENOFFICE.STYLE(&quot;Стандарт&quot;)))">
            <text:p/>
          </table:table-cell>
          <table:table-cell table:formula="of:=T(IF([$тест2.L117]=1;ORG.OPENOFFICE.STYLE(&quot;граница&quot;);ORG.OPENOFFICE.STYLE(&quot;Стандарт&quot;)))">
            <text:p/>
          </table:table-cell>
          <table:table-cell table:formula="of:=T(IF([$тест2.M117]=1;ORG.OPENOFFICE.STYLE(&quot;граница&quot;);ORG.OPENOFFICE.STYLE(&quot;Стандарт&quot;)))">
            <text:p/>
          </table:table-cell>
          <table:table-cell table:formula="of:=T(IF([$тест2.N117]=1;ORG.OPENOFFICE.STYLE(&quot;граница&quot;);ORG.OPENOFFICE.STYLE(&quot;Стандарт&quot;)))">
            <text:p/>
          </table:table-cell>
          <table:table-cell table:formula="of:=T(IF([$тест2.O117]=1;ORG.OPENOFFICE.STYLE(&quot;граница&quot;);ORG.OPENOFFICE.STYLE(&quot;Стандарт&quot;)))">
            <text:p/>
          </table:table-cell>
          <table:table-cell table:formula="of:=T(IF([$тест2.P117]=1;ORG.OPENOFFICE.STYLE(&quot;граница&quot;);ORG.OPENOFFICE.STYLE(&quot;Стандарт&quot;)))">
            <text:p/>
          </table:table-cell>
          <table:table-cell table:formula="of:=T(IF([$тест2.Q117]=1;ORG.OPENOFFICE.STYLE(&quot;граница&quot;);ORG.OPENOFFICE.STYLE(&quot;Стандарт&quot;)))">
            <text:p/>
          </table:table-cell>
          <table:table-cell table:formula="of:=T(IF([$тест2.R117]=1;ORG.OPENOFFICE.STYLE(&quot;граница&quot;);ORG.OPENOFFICE.STYLE(&quot;Стандарт&quot;)))">
            <text:p/>
          </table:table-cell>
          <table:table-cell table:formula="of:=T(IF([$тест2.S117]=1;ORG.OPENOFFICE.STYLE(&quot;граница&quot;);ORG.OPENOFFICE.STYLE(&quot;Стандарт&quot;)))">
            <text:p/>
          </table:table-cell>
          <table:table-cell table:formula="of:=T(IF([$тест2.T117]=1;ORG.OPENOFFICE.STYLE(&quot;граница&quot;);ORG.OPENOFFICE.STYLE(&quot;Стандарт&quot;)))">
            <text:p/>
          </table:table-cell>
          <table:table-cell table:formula="of:=T(IF([$тест2.U117]=1;ORG.OPENOFFICE.STYLE(&quot;граница&quot;);ORG.OPENOFFICE.STYLE(&quot;Стандарт&quot;)))">
            <text:p/>
          </table:table-cell>
          <table:table-cell table:formula="of:=T(IF([$тест2.V117]=1;ORG.OPENOFFICE.STYLE(&quot;граница&quot;);ORG.OPENOFFICE.STYLE(&quot;Стандарт&quot;)))">
            <text:p/>
          </table:table-cell>
          <table:table-cell table:formula="of:=T(IF([$тест2.W117]=1;ORG.OPENOFFICE.STYLE(&quot;граница&quot;);ORG.OPENOFFICE.STYLE(&quot;Стандарт&quot;)))">
            <text:p/>
          </table:table-cell>
          <table:table-cell table:formula="of:=T(IF([$тест2.X117]=1;ORG.OPENOFFICE.STYLE(&quot;граница&quot;);ORG.OPENOFFICE.STYLE(&quot;Стандарт&quot;)))">
            <text:p/>
          </table:table-cell>
          <table:table-cell table:formula="of:=T(IF([$тест2.Y117]=1;ORG.OPENOFFICE.STYLE(&quot;граница&quot;);ORG.OPENOFFICE.STYLE(&quot;Стандарт&quot;)))">
            <text:p/>
          </table:table-cell>
          <table:table-cell table:formula="of:=T(IF([$тест2.Z117]=1;ORG.OPENOFFICE.STYLE(&quot;граница&quot;);ORG.OPENOFFICE.STYLE(&quot;Стандарт&quot;)))">
            <text:p/>
          </table:table-cell>
          <table:table-cell table:formula="of:=T(IF([$тест2.AA117]=1;ORG.OPENOFFICE.STYLE(&quot;граница&quot;);ORG.OPENOFFICE.STYLE(&quot;Стандарт&quot;)))">
            <text:p/>
          </table:table-cell>
          <table:table-cell table:formula="of:=T(IF([$тест2.AB117]=1;ORG.OPENOFFICE.STYLE(&quot;граница&quot;);ORG.OPENOFFICE.STYLE(&quot;Стандарт&quot;)))">
            <text:p/>
          </table:table-cell>
          <table:table-cell table:formula="of:=T(IF([$тест2.AC117]=1;ORG.OPENOFFICE.STYLE(&quot;граница&quot;);ORG.OPENOFFICE.STYLE(&quot;Стандарт&quot;)))">
            <text:p/>
          </table:table-cell>
          <table:table-cell table:formula="of:=T(IF([$тест2.AD117]=1;ORG.OPENOFFICE.STYLE(&quot;граница&quot;);ORG.OPENOFFICE.STYLE(&quot;Стандарт&quot;)))">
            <text:p/>
          </table:table-cell>
          <table:table-cell table:formula="of:=T(IF([$тест2.AE117]=1;ORG.OPENOFFICE.STYLE(&quot;граница&quot;);ORG.OPENOFFICE.STYLE(&quot;Стандарт&quot;)))">
            <text:p/>
          </table:table-cell>
          <table:table-cell table:formula="of:=T(IF([$тест2.AF117]=1;ORG.OPENOFFICE.STYLE(&quot;граница&quot;);ORG.OPENOFFICE.STYLE(&quot;Стандарт&quot;)))">
            <text:p/>
          </table:table-cell>
          <table:table-cell table:formula="of:=T(IF([$тест2.AG117]=1;ORG.OPENOFFICE.STYLE(&quot;граница&quot;);ORG.OPENOFFICE.STYLE(&quot;Стандарт&quot;)))">
            <text:p/>
          </table:table-cell>
          <table:table-cell table:formula="of:=T(IF([$тест2.AH117]=1;ORG.OPENOFFICE.STYLE(&quot;граница&quot;);ORG.OPENOFFICE.STYLE(&quot;Стандарт&quot;)))">
            <text:p/>
          </table:table-cell>
          <table:table-cell table:formula="of:=T(IF([$тест2.AI117]=1;ORG.OPENOFFICE.STYLE(&quot;граница&quot;);ORG.OPENOFFICE.STYLE(&quot;Стандарт&quot;)))">
            <text:p/>
          </table:table-cell>
          <table:table-cell table:formula="of:=T(IF([$тест2.AJ117]=1;ORG.OPENOFFICE.STYLE(&quot;граница&quot;);ORG.OPENOFFICE.STYLE(&quot;Стандарт&quot;)))">
            <text:p/>
          </table:table-cell>
          <table:table-cell table:formula="of:=T(IF([$тест2.AK117]=1;ORG.OPENOFFICE.STYLE(&quot;граница&quot;);ORG.OPENOFFICE.STYLE(&quot;Стандарт&quot;)))">
            <text:p/>
          </table:table-cell>
          <table:table-cell table:formula="of:=T(IF([$тест2.AL117]=1;ORG.OPENOFFICE.STYLE(&quot;граница&quot;);ORG.OPENOFFICE.STYLE(&quot;Стандарт&quot;)))">
            <text:p/>
          </table:table-cell>
          <table:table-cell table:formula="of:=T(IF([$тест2.AM117]=1;ORG.OPENOFFICE.STYLE(&quot;граница&quot;);ORG.OPENOFFICE.STYLE(&quot;Стандарт&quot;)))">
            <text:p/>
          </table:table-cell>
          <table:table-cell table:formula="of:=T(IF([$тест2.AN117]=1;ORG.OPENOFFICE.STYLE(&quot;граница&quot;);ORG.OPENOFFICE.STYLE(&quot;Стандарт&quot;)))">
            <text:p/>
          </table:table-cell>
          <table:table-cell table:formula="of:=T(IF([$тест2.AO117]=1;ORG.OPENOFFICE.STYLE(&quot;граница&quot;);ORG.OPENOFFICE.STYLE(&quot;Стандарт&quot;)))">
            <text:p/>
          </table:table-cell>
          <table:table-cell table:formula="of:=T(IF([$тест2.AP117]=1;ORG.OPENOFFICE.STYLE(&quot;граница&quot;);ORG.OPENOFFICE.STYLE(&quot;Стандарт&quot;)))">
            <text:p/>
          </table:table-cell>
          <table:table-cell table:formula="of:=T(IF([$тест2.AQ117]=1;ORG.OPENOFFICE.STYLE(&quot;граница&quot;);ORG.OPENOFFICE.STYLE(&quot;Стандарт&quot;)))">
            <text:p/>
          </table:table-cell>
          <table:table-cell table:formula="of:=T(IF([$тест2.AR117]=1;ORG.OPENOFFICE.STYLE(&quot;граница&quot;);ORG.OPENOFFICE.STYLE(&quot;Стандарт&quot;)))">
            <text:p/>
          </table:table-cell>
          <table:table-cell table:formula="of:=T(IF([$тест2.AS117]=1;ORG.OPENOFFICE.STYLE(&quot;граница&quot;);ORG.OPENOFFICE.STYLE(&quot;Стандарт&quot;)))">
            <text:p/>
          </table:table-cell>
          <table:table-cell table:formula="of:=T(IF([$тест2.AT117]=1;ORG.OPENOFFICE.STYLE(&quot;граница&quot;);ORG.OPENOFFICE.STYLE(&quot;Стандарт&quot;)))">
            <text:p/>
          </table:table-cell>
          <table:table-cell table:formula="of:=T(IF([$тест2.AU117]=1;ORG.OPENOFFICE.STYLE(&quot;граница&quot;);ORG.OPENOFFICE.STYLE(&quot;Стандарт&quot;)))">
            <text:p/>
          </table:table-cell>
          <table:table-cell table:formula="of:=T(IF([$тест2.AV117]=1;ORG.OPENOFFICE.STYLE(&quot;граница&quot;);ORG.OPENOFFICE.STYLE(&quot;Стандарт&quot;)))">
            <text:p/>
          </table:table-cell>
          <table:table-cell table:formula="of:=T(IF([$тест2.AW117]=1;ORG.OPENOFFICE.STYLE(&quot;граница&quot;);ORG.OPENOFFICE.STYLE(&quot;Стандарт&quot;)))">
            <text:p/>
          </table:table-cell>
          <table:table-cell table:formula="of:=T(IF([$тест2.AX11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8]=1;ORG.OPENOFFICE.STYLE(&quot;граница&quot;);ORG.OPENOFFICE.STYLE(&quot;Стандарт&quot;)))">
            <text:p/>
          </table:table-cell>
          <table:table-cell table:formula="of:=T(IF([$тест2.C118]=1;ORG.OPENOFFICE.STYLE(&quot;граница&quot;);ORG.OPENOFFICE.STYLE(&quot;Стандарт&quot;)))">
            <text:p/>
          </table:table-cell>
          <table:table-cell table:formula="of:=T(IF([$тест2.D118]=1;ORG.OPENOFFICE.STYLE(&quot;граница&quot;);ORG.OPENOFFICE.STYLE(&quot;Стандарт&quot;)))">
            <text:p/>
          </table:table-cell>
          <table:table-cell table:formula="of:=T(IF([$тест2.E118]=1;ORG.OPENOFFICE.STYLE(&quot;граница&quot;);ORG.OPENOFFICE.STYLE(&quot;Стандарт&quot;)))">
            <text:p/>
          </table:table-cell>
          <table:table-cell table:formula="of:=T(IF([$тест2.F118]=1;ORG.OPENOFFICE.STYLE(&quot;граница&quot;);ORG.OPENOFFICE.STYLE(&quot;Стандарт&quot;)))">
            <text:p/>
          </table:table-cell>
          <table:table-cell table:formula="of:=T(IF([$тест2.G118]=1;ORG.OPENOFFICE.STYLE(&quot;граница&quot;);ORG.OPENOFFICE.STYLE(&quot;Стандарт&quot;)))">
            <text:p/>
          </table:table-cell>
          <table:table-cell table:formula="of:=T(IF([$тест2.H118]=1;ORG.OPENOFFICE.STYLE(&quot;граница&quot;);ORG.OPENOFFICE.STYLE(&quot;Стандарт&quot;)))">
            <text:p/>
          </table:table-cell>
          <table:table-cell table:formula="of:=T(IF([$тест2.I118]=1;ORG.OPENOFFICE.STYLE(&quot;граница&quot;);ORG.OPENOFFICE.STYLE(&quot;Стандарт&quot;)))">
            <text:p/>
          </table:table-cell>
          <table:table-cell table:formula="of:=T(IF([$тест2.J118]=1;ORG.OPENOFFICE.STYLE(&quot;граница&quot;);ORG.OPENOFFICE.STYLE(&quot;Стандарт&quot;)))">
            <text:p/>
          </table:table-cell>
          <table:table-cell table:formula="of:=T(IF([$тест2.K118]=1;ORG.OPENOFFICE.STYLE(&quot;граница&quot;);ORG.OPENOFFICE.STYLE(&quot;Стандарт&quot;)))">
            <text:p/>
          </table:table-cell>
          <table:table-cell table:formula="of:=T(IF([$тест2.L118]=1;ORG.OPENOFFICE.STYLE(&quot;граница&quot;);ORG.OPENOFFICE.STYLE(&quot;Стандарт&quot;)))">
            <text:p/>
          </table:table-cell>
          <table:table-cell table:formula="of:=T(IF([$тест2.M118]=1;ORG.OPENOFFICE.STYLE(&quot;граница&quot;);ORG.OPENOFFICE.STYLE(&quot;Стандарт&quot;)))">
            <text:p/>
          </table:table-cell>
          <table:table-cell table:formula="of:=T(IF([$тест2.N118]=1;ORG.OPENOFFICE.STYLE(&quot;граница&quot;);ORG.OPENOFFICE.STYLE(&quot;Стандарт&quot;)))">
            <text:p/>
          </table:table-cell>
          <table:table-cell table:formula="of:=T(IF([$тест2.O118]=1;ORG.OPENOFFICE.STYLE(&quot;граница&quot;);ORG.OPENOFFICE.STYLE(&quot;Стандарт&quot;)))">
            <text:p/>
          </table:table-cell>
          <table:table-cell table:formula="of:=T(IF([$тест2.P118]=1;ORG.OPENOFFICE.STYLE(&quot;граница&quot;);ORG.OPENOFFICE.STYLE(&quot;Стандарт&quot;)))">
            <text:p/>
          </table:table-cell>
          <table:table-cell table:formula="of:=T(IF([$тест2.Q118]=1;ORG.OPENOFFICE.STYLE(&quot;граница&quot;);ORG.OPENOFFICE.STYLE(&quot;Стандарт&quot;)))">
            <text:p/>
          </table:table-cell>
          <table:table-cell table:formula="of:=T(IF([$тест2.R118]=1;ORG.OPENOFFICE.STYLE(&quot;граница&quot;);ORG.OPENOFFICE.STYLE(&quot;Стандарт&quot;)))">
            <text:p/>
          </table:table-cell>
          <table:table-cell table:formula="of:=T(IF([$тест2.S118]=1;ORG.OPENOFFICE.STYLE(&quot;граница&quot;);ORG.OPENOFFICE.STYLE(&quot;Стандарт&quot;)))">
            <text:p/>
          </table:table-cell>
          <table:table-cell table:formula="of:=T(IF([$тест2.T118]=1;ORG.OPENOFFICE.STYLE(&quot;граница&quot;);ORG.OPENOFFICE.STYLE(&quot;Стандарт&quot;)))">
            <text:p/>
          </table:table-cell>
          <table:table-cell table:formula="of:=T(IF([$тест2.U118]=1;ORG.OPENOFFICE.STYLE(&quot;граница&quot;);ORG.OPENOFFICE.STYLE(&quot;Стандарт&quot;)))">
            <text:p/>
          </table:table-cell>
          <table:table-cell table:formula="of:=T(IF([$тест2.V118]=1;ORG.OPENOFFICE.STYLE(&quot;граница&quot;);ORG.OPENOFFICE.STYLE(&quot;Стандарт&quot;)))">
            <text:p/>
          </table:table-cell>
          <table:table-cell table:formula="of:=T(IF([$тест2.W118]=1;ORG.OPENOFFICE.STYLE(&quot;граница&quot;);ORG.OPENOFFICE.STYLE(&quot;Стандарт&quot;)))">
            <text:p/>
          </table:table-cell>
          <table:table-cell table:formula="of:=T(IF([$тест2.X118]=1;ORG.OPENOFFICE.STYLE(&quot;граница&quot;);ORG.OPENOFFICE.STYLE(&quot;Стандарт&quot;)))">
            <text:p/>
          </table:table-cell>
          <table:table-cell table:formula="of:=T(IF([$тест2.Y118]=1;ORG.OPENOFFICE.STYLE(&quot;граница&quot;);ORG.OPENOFFICE.STYLE(&quot;Стандарт&quot;)))">
            <text:p/>
          </table:table-cell>
          <table:table-cell table:formula="of:=T(IF([$тест2.Z118]=1;ORG.OPENOFFICE.STYLE(&quot;граница&quot;);ORG.OPENOFFICE.STYLE(&quot;Стандарт&quot;)))">
            <text:p/>
          </table:table-cell>
          <table:table-cell table:formula="of:=T(IF([$тест2.AA118]=1;ORG.OPENOFFICE.STYLE(&quot;граница&quot;);ORG.OPENOFFICE.STYLE(&quot;Стандарт&quot;)))">
            <text:p/>
          </table:table-cell>
          <table:table-cell table:formula="of:=T(IF([$тест2.AB118]=1;ORG.OPENOFFICE.STYLE(&quot;граница&quot;);ORG.OPENOFFICE.STYLE(&quot;Стандарт&quot;)))">
            <text:p/>
          </table:table-cell>
          <table:table-cell table:formula="of:=T(IF([$тест2.AC118]=1;ORG.OPENOFFICE.STYLE(&quot;граница&quot;);ORG.OPENOFFICE.STYLE(&quot;Стандарт&quot;)))">
            <text:p/>
          </table:table-cell>
          <table:table-cell table:formula="of:=T(IF([$тест2.AD118]=1;ORG.OPENOFFICE.STYLE(&quot;граница&quot;);ORG.OPENOFFICE.STYLE(&quot;Стандарт&quot;)))">
            <text:p/>
          </table:table-cell>
          <table:table-cell table:formula="of:=T(IF([$тест2.AE118]=1;ORG.OPENOFFICE.STYLE(&quot;граница&quot;);ORG.OPENOFFICE.STYLE(&quot;Стандарт&quot;)))">
            <text:p/>
          </table:table-cell>
          <table:table-cell table:formula="of:=T(IF([$тест2.AF118]=1;ORG.OPENOFFICE.STYLE(&quot;граница&quot;);ORG.OPENOFFICE.STYLE(&quot;Стандарт&quot;)))">
            <text:p/>
          </table:table-cell>
          <table:table-cell table:formula="of:=T(IF([$тест2.AG118]=1;ORG.OPENOFFICE.STYLE(&quot;граница&quot;);ORG.OPENOFFICE.STYLE(&quot;Стандарт&quot;)))">
            <text:p/>
          </table:table-cell>
          <table:table-cell table:formula="of:=T(IF([$тест2.AH118]=1;ORG.OPENOFFICE.STYLE(&quot;граница&quot;);ORG.OPENOFFICE.STYLE(&quot;Стандарт&quot;)))">
            <text:p/>
          </table:table-cell>
          <table:table-cell table:formula="of:=T(IF([$тест2.AI118]=1;ORG.OPENOFFICE.STYLE(&quot;граница&quot;);ORG.OPENOFFICE.STYLE(&quot;Стандарт&quot;)))">
            <text:p/>
          </table:table-cell>
          <table:table-cell table:formula="of:=T(IF([$тест2.AJ118]=1;ORG.OPENOFFICE.STYLE(&quot;граница&quot;);ORG.OPENOFFICE.STYLE(&quot;Стандарт&quot;)))">
            <text:p/>
          </table:table-cell>
          <table:table-cell table:formula="of:=T(IF([$тест2.AK118]=1;ORG.OPENOFFICE.STYLE(&quot;граница&quot;);ORG.OPENOFFICE.STYLE(&quot;Стандарт&quot;)))">
            <text:p/>
          </table:table-cell>
          <table:table-cell table:formula="of:=T(IF([$тест2.AL118]=1;ORG.OPENOFFICE.STYLE(&quot;граница&quot;);ORG.OPENOFFICE.STYLE(&quot;Стандарт&quot;)))">
            <text:p/>
          </table:table-cell>
          <table:table-cell table:formula="of:=T(IF([$тест2.AM118]=1;ORG.OPENOFFICE.STYLE(&quot;граница&quot;);ORG.OPENOFFICE.STYLE(&quot;Стандарт&quot;)))">
            <text:p/>
          </table:table-cell>
          <table:table-cell table:formula="of:=T(IF([$тест2.AN118]=1;ORG.OPENOFFICE.STYLE(&quot;граница&quot;);ORG.OPENOFFICE.STYLE(&quot;Стандарт&quot;)))">
            <text:p/>
          </table:table-cell>
          <table:table-cell table:formula="of:=T(IF([$тест2.AO118]=1;ORG.OPENOFFICE.STYLE(&quot;граница&quot;);ORG.OPENOFFICE.STYLE(&quot;Стандарт&quot;)))">
            <text:p/>
          </table:table-cell>
          <table:table-cell table:formula="of:=T(IF([$тест2.AP118]=1;ORG.OPENOFFICE.STYLE(&quot;граница&quot;);ORG.OPENOFFICE.STYLE(&quot;Стандарт&quot;)))">
            <text:p/>
          </table:table-cell>
          <table:table-cell table:formula="of:=T(IF([$тест2.AQ118]=1;ORG.OPENOFFICE.STYLE(&quot;граница&quot;);ORG.OPENOFFICE.STYLE(&quot;Стандарт&quot;)))">
            <text:p/>
          </table:table-cell>
          <table:table-cell table:formula="of:=T(IF([$тест2.AR118]=1;ORG.OPENOFFICE.STYLE(&quot;граница&quot;);ORG.OPENOFFICE.STYLE(&quot;Стандарт&quot;)))">
            <text:p/>
          </table:table-cell>
          <table:table-cell table:formula="of:=T(IF([$тест2.AS118]=1;ORG.OPENOFFICE.STYLE(&quot;граница&quot;);ORG.OPENOFFICE.STYLE(&quot;Стандарт&quot;)))">
            <text:p/>
          </table:table-cell>
          <table:table-cell table:formula="of:=T(IF([$тест2.AT118]=1;ORG.OPENOFFICE.STYLE(&quot;граница&quot;);ORG.OPENOFFICE.STYLE(&quot;Стандарт&quot;)))">
            <text:p/>
          </table:table-cell>
          <table:table-cell table:formula="of:=T(IF([$тест2.AU118]=1;ORG.OPENOFFICE.STYLE(&quot;граница&quot;);ORG.OPENOFFICE.STYLE(&quot;Стандарт&quot;)))">
            <text:p/>
          </table:table-cell>
          <table:table-cell table:formula="of:=T(IF([$тест2.AV118]=1;ORG.OPENOFFICE.STYLE(&quot;граница&quot;);ORG.OPENOFFICE.STYLE(&quot;Стандарт&quot;)))">
            <text:p/>
          </table:table-cell>
          <table:table-cell table:formula="of:=T(IF([$тест2.AW118]=1;ORG.OPENOFFICE.STYLE(&quot;граница&quot;);ORG.OPENOFFICE.STYLE(&quot;Стандарт&quot;)))">
            <text:p/>
          </table:table-cell>
          <table:table-cell table:formula="of:=T(IF([$тест2.AX11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19]=1;ORG.OPENOFFICE.STYLE(&quot;граница&quot;);ORG.OPENOFFICE.STYLE(&quot;Стандарт&quot;)))">
            <text:p/>
          </table:table-cell>
          <table:table-cell table:formula="of:=T(IF([$тест2.C119]=1;ORG.OPENOFFICE.STYLE(&quot;граница&quot;);ORG.OPENOFFICE.STYLE(&quot;Стандарт&quot;)))">
            <text:p/>
          </table:table-cell>
          <table:table-cell table:formula="of:=T(IF([$тест2.D119]=1;ORG.OPENOFFICE.STYLE(&quot;граница&quot;);ORG.OPENOFFICE.STYLE(&quot;Стандарт&quot;)))">
            <text:p/>
          </table:table-cell>
          <table:table-cell table:formula="of:=T(IF([$тест2.E119]=1;ORG.OPENOFFICE.STYLE(&quot;граница&quot;);ORG.OPENOFFICE.STYLE(&quot;Стандарт&quot;)))">
            <text:p/>
          </table:table-cell>
          <table:table-cell table:formula="of:=T(IF([$тест2.F119]=1;ORG.OPENOFFICE.STYLE(&quot;граница&quot;);ORG.OPENOFFICE.STYLE(&quot;Стандарт&quot;)))">
            <text:p/>
          </table:table-cell>
          <table:table-cell table:formula="of:=T(IF([$тест2.G119]=1;ORG.OPENOFFICE.STYLE(&quot;граница&quot;);ORG.OPENOFFICE.STYLE(&quot;Стандарт&quot;)))">
            <text:p/>
          </table:table-cell>
          <table:table-cell table:formula="of:=T(IF([$тест2.H119]=1;ORG.OPENOFFICE.STYLE(&quot;граница&quot;);ORG.OPENOFFICE.STYLE(&quot;Стандарт&quot;)))">
            <text:p/>
          </table:table-cell>
          <table:table-cell table:formula="of:=T(IF([$тест2.I119]=1;ORG.OPENOFFICE.STYLE(&quot;граница&quot;);ORG.OPENOFFICE.STYLE(&quot;Стандарт&quot;)))">
            <text:p/>
          </table:table-cell>
          <table:table-cell table:formula="of:=T(IF([$тест2.J119]=1;ORG.OPENOFFICE.STYLE(&quot;граница&quot;);ORG.OPENOFFICE.STYLE(&quot;Стандарт&quot;)))">
            <text:p/>
          </table:table-cell>
          <table:table-cell table:formula="of:=T(IF([$тест2.K119]=1;ORG.OPENOFFICE.STYLE(&quot;граница&quot;);ORG.OPENOFFICE.STYLE(&quot;Стандарт&quot;)))">
            <text:p/>
          </table:table-cell>
          <table:table-cell table:formula="of:=T(IF([$тест2.L119]=1;ORG.OPENOFFICE.STYLE(&quot;граница&quot;);ORG.OPENOFFICE.STYLE(&quot;Стандарт&quot;)))">
            <text:p/>
          </table:table-cell>
          <table:table-cell table:formula="of:=T(IF([$тест2.M119]=1;ORG.OPENOFFICE.STYLE(&quot;граница&quot;);ORG.OPENOFFICE.STYLE(&quot;Стандарт&quot;)))">
            <text:p/>
          </table:table-cell>
          <table:table-cell table:formula="of:=T(IF([$тест2.N119]=1;ORG.OPENOFFICE.STYLE(&quot;граница&quot;);ORG.OPENOFFICE.STYLE(&quot;Стандарт&quot;)))">
            <text:p/>
          </table:table-cell>
          <table:table-cell table:formula="of:=T(IF([$тест2.O119]=1;ORG.OPENOFFICE.STYLE(&quot;граница&quot;);ORG.OPENOFFICE.STYLE(&quot;Стандарт&quot;)))">
            <text:p/>
          </table:table-cell>
          <table:table-cell table:formula="of:=T(IF([$тест2.P119]=1;ORG.OPENOFFICE.STYLE(&quot;граница&quot;);ORG.OPENOFFICE.STYLE(&quot;Стандарт&quot;)))">
            <text:p/>
          </table:table-cell>
          <table:table-cell table:formula="of:=T(IF([$тест2.Q119]=1;ORG.OPENOFFICE.STYLE(&quot;граница&quot;);ORG.OPENOFFICE.STYLE(&quot;Стандарт&quot;)))">
            <text:p/>
          </table:table-cell>
          <table:table-cell table:formula="of:=T(IF([$тест2.R119]=1;ORG.OPENOFFICE.STYLE(&quot;граница&quot;);ORG.OPENOFFICE.STYLE(&quot;Стандарт&quot;)))">
            <text:p/>
          </table:table-cell>
          <table:table-cell table:formula="of:=T(IF([$тест2.S119]=1;ORG.OPENOFFICE.STYLE(&quot;граница&quot;);ORG.OPENOFFICE.STYLE(&quot;Стандарт&quot;)))">
            <text:p/>
          </table:table-cell>
          <table:table-cell table:formula="of:=T(IF([$тест2.T119]=1;ORG.OPENOFFICE.STYLE(&quot;граница&quot;);ORG.OPENOFFICE.STYLE(&quot;Стандарт&quot;)))">
            <text:p/>
          </table:table-cell>
          <table:table-cell table:formula="of:=T(IF([$тест2.U119]=1;ORG.OPENOFFICE.STYLE(&quot;граница&quot;);ORG.OPENOFFICE.STYLE(&quot;Стандарт&quot;)))">
            <text:p/>
          </table:table-cell>
          <table:table-cell table:formula="of:=T(IF([$тест2.V119]=1;ORG.OPENOFFICE.STYLE(&quot;граница&quot;);ORG.OPENOFFICE.STYLE(&quot;Стандарт&quot;)))">
            <text:p/>
          </table:table-cell>
          <table:table-cell table:formula="of:=T(IF([$тест2.W119]=1;ORG.OPENOFFICE.STYLE(&quot;граница&quot;);ORG.OPENOFFICE.STYLE(&quot;Стандарт&quot;)))">
            <text:p/>
          </table:table-cell>
          <table:table-cell table:formula="of:=T(IF([$тест2.X119]=1;ORG.OPENOFFICE.STYLE(&quot;граница&quot;);ORG.OPENOFFICE.STYLE(&quot;Стандарт&quot;)))">
            <text:p/>
          </table:table-cell>
          <table:table-cell table:formula="of:=T(IF([$тест2.Y119]=1;ORG.OPENOFFICE.STYLE(&quot;граница&quot;);ORG.OPENOFFICE.STYLE(&quot;Стандарт&quot;)))">
            <text:p/>
          </table:table-cell>
          <table:table-cell table:formula="of:=T(IF([$тест2.Z119]=1;ORG.OPENOFFICE.STYLE(&quot;граница&quot;);ORG.OPENOFFICE.STYLE(&quot;Стандарт&quot;)))">
            <text:p/>
          </table:table-cell>
          <table:table-cell table:formula="of:=T(IF([$тест2.AA119]=1;ORG.OPENOFFICE.STYLE(&quot;граница&quot;);ORG.OPENOFFICE.STYLE(&quot;Стандарт&quot;)))">
            <text:p/>
          </table:table-cell>
          <table:table-cell table:formula="of:=T(IF([$тест2.AB119]=1;ORG.OPENOFFICE.STYLE(&quot;граница&quot;);ORG.OPENOFFICE.STYLE(&quot;Стандарт&quot;)))">
            <text:p/>
          </table:table-cell>
          <table:table-cell table:formula="of:=T(IF([$тест2.AC119]=1;ORG.OPENOFFICE.STYLE(&quot;граница&quot;);ORG.OPENOFFICE.STYLE(&quot;Стандарт&quot;)))">
            <text:p/>
          </table:table-cell>
          <table:table-cell table:formula="of:=T(IF([$тест2.AD119]=1;ORG.OPENOFFICE.STYLE(&quot;граница&quot;);ORG.OPENOFFICE.STYLE(&quot;Стандарт&quot;)))">
            <text:p/>
          </table:table-cell>
          <table:table-cell table:formula="of:=T(IF([$тест2.AE119]=1;ORG.OPENOFFICE.STYLE(&quot;граница&quot;);ORG.OPENOFFICE.STYLE(&quot;Стандарт&quot;)))">
            <text:p/>
          </table:table-cell>
          <table:table-cell table:formula="of:=T(IF([$тест2.AF119]=1;ORG.OPENOFFICE.STYLE(&quot;граница&quot;);ORG.OPENOFFICE.STYLE(&quot;Стандарт&quot;)))">
            <text:p/>
          </table:table-cell>
          <table:table-cell table:formula="of:=T(IF([$тест2.AG119]=1;ORG.OPENOFFICE.STYLE(&quot;граница&quot;);ORG.OPENOFFICE.STYLE(&quot;Стандарт&quot;)))">
            <text:p/>
          </table:table-cell>
          <table:table-cell table:formula="of:=T(IF([$тест2.AH119]=1;ORG.OPENOFFICE.STYLE(&quot;граница&quot;);ORG.OPENOFFICE.STYLE(&quot;Стандарт&quot;)))">
            <text:p/>
          </table:table-cell>
          <table:table-cell table:formula="of:=T(IF([$тест2.AI119]=1;ORG.OPENOFFICE.STYLE(&quot;граница&quot;);ORG.OPENOFFICE.STYLE(&quot;Стандарт&quot;)))">
            <text:p/>
          </table:table-cell>
          <table:table-cell table:formula="of:=T(IF([$тест2.AJ119]=1;ORG.OPENOFFICE.STYLE(&quot;граница&quot;);ORG.OPENOFFICE.STYLE(&quot;Стандарт&quot;)))">
            <text:p/>
          </table:table-cell>
          <table:table-cell table:formula="of:=T(IF([$тест2.AK119]=1;ORG.OPENOFFICE.STYLE(&quot;граница&quot;);ORG.OPENOFFICE.STYLE(&quot;Стандарт&quot;)))">
            <text:p/>
          </table:table-cell>
          <table:table-cell table:formula="of:=T(IF([$тест2.AL119]=1;ORG.OPENOFFICE.STYLE(&quot;граница&quot;);ORG.OPENOFFICE.STYLE(&quot;Стандарт&quot;)))">
            <text:p/>
          </table:table-cell>
          <table:table-cell table:formula="of:=T(IF([$тест2.AM119]=1;ORG.OPENOFFICE.STYLE(&quot;граница&quot;);ORG.OPENOFFICE.STYLE(&quot;Стандарт&quot;)))">
            <text:p/>
          </table:table-cell>
          <table:table-cell table:formula="of:=T(IF([$тест2.AN119]=1;ORG.OPENOFFICE.STYLE(&quot;граница&quot;);ORG.OPENOFFICE.STYLE(&quot;Стандарт&quot;)))">
            <text:p/>
          </table:table-cell>
          <table:table-cell table:formula="of:=T(IF([$тест2.AO119]=1;ORG.OPENOFFICE.STYLE(&quot;граница&quot;);ORG.OPENOFFICE.STYLE(&quot;Стандарт&quot;)))">
            <text:p/>
          </table:table-cell>
          <table:table-cell table:formula="of:=T(IF([$тест2.AP119]=1;ORG.OPENOFFICE.STYLE(&quot;граница&quot;);ORG.OPENOFFICE.STYLE(&quot;Стандарт&quot;)))">
            <text:p/>
          </table:table-cell>
          <table:table-cell table:formula="of:=T(IF([$тест2.AQ119]=1;ORG.OPENOFFICE.STYLE(&quot;граница&quot;);ORG.OPENOFFICE.STYLE(&quot;Стандарт&quot;)))">
            <text:p/>
          </table:table-cell>
          <table:table-cell table:formula="of:=T(IF([$тест2.AR119]=1;ORG.OPENOFFICE.STYLE(&quot;граница&quot;);ORG.OPENOFFICE.STYLE(&quot;Стандарт&quot;)))">
            <text:p/>
          </table:table-cell>
          <table:table-cell table:formula="of:=T(IF([$тест2.AS119]=1;ORG.OPENOFFICE.STYLE(&quot;граница&quot;);ORG.OPENOFFICE.STYLE(&quot;Стандарт&quot;)))">
            <text:p/>
          </table:table-cell>
          <table:table-cell table:formula="of:=T(IF([$тест2.AT119]=1;ORG.OPENOFFICE.STYLE(&quot;граница&quot;);ORG.OPENOFFICE.STYLE(&quot;Стандарт&quot;)))">
            <text:p/>
          </table:table-cell>
          <table:table-cell table:formula="of:=T(IF([$тест2.AU119]=1;ORG.OPENOFFICE.STYLE(&quot;граница&quot;);ORG.OPENOFFICE.STYLE(&quot;Стандарт&quot;)))">
            <text:p/>
          </table:table-cell>
          <table:table-cell table:formula="of:=T(IF([$тест2.AV119]=1;ORG.OPENOFFICE.STYLE(&quot;граница&quot;);ORG.OPENOFFICE.STYLE(&quot;Стандарт&quot;)))">
            <text:p/>
          </table:table-cell>
          <table:table-cell table:formula="of:=T(IF([$тест2.AW119]=1;ORG.OPENOFFICE.STYLE(&quot;граница&quot;);ORG.OPENOFFICE.STYLE(&quot;Стандарт&quot;)))">
            <text:p/>
          </table:table-cell>
          <table:table-cell table:formula="of:=T(IF([$тест2.AX11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0]=1;ORG.OPENOFFICE.STYLE(&quot;граница&quot;);ORG.OPENOFFICE.STYLE(&quot;Стандарт&quot;)))">
            <text:p/>
          </table:table-cell>
          <table:table-cell table:formula="of:=T(IF([$тест2.C120]=1;ORG.OPENOFFICE.STYLE(&quot;граница&quot;);ORG.OPENOFFICE.STYLE(&quot;Стандарт&quot;)))">
            <text:p/>
          </table:table-cell>
          <table:table-cell table:formula="of:=T(IF([$тест2.D120]=1;ORG.OPENOFFICE.STYLE(&quot;граница&quot;);ORG.OPENOFFICE.STYLE(&quot;Стандарт&quot;)))">
            <text:p/>
          </table:table-cell>
          <table:table-cell table:formula="of:=T(IF([$тест2.E120]=1;ORG.OPENOFFICE.STYLE(&quot;граница&quot;);ORG.OPENOFFICE.STYLE(&quot;Стандарт&quot;)))">
            <text:p/>
          </table:table-cell>
          <table:table-cell table:formula="of:=T(IF([$тест2.F120]=1;ORG.OPENOFFICE.STYLE(&quot;граница&quot;);ORG.OPENOFFICE.STYLE(&quot;Стандарт&quot;)))">
            <text:p/>
          </table:table-cell>
          <table:table-cell table:formula="of:=T(IF([$тест2.G120]=1;ORG.OPENOFFICE.STYLE(&quot;граница&quot;);ORG.OPENOFFICE.STYLE(&quot;Стандарт&quot;)))">
            <text:p/>
          </table:table-cell>
          <table:table-cell table:formula="of:=T(IF([$тест2.H120]=1;ORG.OPENOFFICE.STYLE(&quot;граница&quot;);ORG.OPENOFFICE.STYLE(&quot;Стандарт&quot;)))">
            <text:p/>
          </table:table-cell>
          <table:table-cell table:formula="of:=T(IF([$тест2.I120]=1;ORG.OPENOFFICE.STYLE(&quot;граница&quot;);ORG.OPENOFFICE.STYLE(&quot;Стандарт&quot;)))">
            <text:p/>
          </table:table-cell>
          <table:table-cell table:formula="of:=T(IF([$тест2.J120]=1;ORG.OPENOFFICE.STYLE(&quot;граница&quot;);ORG.OPENOFFICE.STYLE(&quot;Стандарт&quot;)))">
            <text:p/>
          </table:table-cell>
          <table:table-cell table:formula="of:=T(IF([$тест2.K120]=1;ORG.OPENOFFICE.STYLE(&quot;граница&quot;);ORG.OPENOFFICE.STYLE(&quot;Стандарт&quot;)))">
            <text:p/>
          </table:table-cell>
          <table:table-cell table:formula="of:=T(IF([$тест2.L120]=1;ORG.OPENOFFICE.STYLE(&quot;граница&quot;);ORG.OPENOFFICE.STYLE(&quot;Стандарт&quot;)))">
            <text:p/>
          </table:table-cell>
          <table:table-cell table:formula="of:=T(IF([$тест2.M120]=1;ORG.OPENOFFICE.STYLE(&quot;граница&quot;);ORG.OPENOFFICE.STYLE(&quot;Стандарт&quot;)))">
            <text:p/>
          </table:table-cell>
          <table:table-cell table:formula="of:=T(IF([$тест2.N120]=1;ORG.OPENOFFICE.STYLE(&quot;граница&quot;);ORG.OPENOFFICE.STYLE(&quot;Стандарт&quot;)))">
            <text:p/>
          </table:table-cell>
          <table:table-cell table:formula="of:=T(IF([$тест2.O120]=1;ORG.OPENOFFICE.STYLE(&quot;граница&quot;);ORG.OPENOFFICE.STYLE(&quot;Стандарт&quot;)))">
            <text:p/>
          </table:table-cell>
          <table:table-cell table:formula="of:=T(IF([$тест2.P120]=1;ORG.OPENOFFICE.STYLE(&quot;граница&quot;);ORG.OPENOFFICE.STYLE(&quot;Стандарт&quot;)))">
            <text:p/>
          </table:table-cell>
          <table:table-cell table:formula="of:=T(IF([$тест2.Q120]=1;ORG.OPENOFFICE.STYLE(&quot;граница&quot;);ORG.OPENOFFICE.STYLE(&quot;Стандарт&quot;)))">
            <text:p/>
          </table:table-cell>
          <table:table-cell table:formula="of:=T(IF([$тест2.R120]=1;ORG.OPENOFFICE.STYLE(&quot;граница&quot;);ORG.OPENOFFICE.STYLE(&quot;Стандарт&quot;)))">
            <text:p/>
          </table:table-cell>
          <table:table-cell table:formula="of:=T(IF([$тест2.S120]=1;ORG.OPENOFFICE.STYLE(&quot;граница&quot;);ORG.OPENOFFICE.STYLE(&quot;Стандарт&quot;)))">
            <text:p/>
          </table:table-cell>
          <table:table-cell table:formula="of:=T(IF([$тест2.T120]=1;ORG.OPENOFFICE.STYLE(&quot;граница&quot;);ORG.OPENOFFICE.STYLE(&quot;Стандарт&quot;)))">
            <text:p/>
          </table:table-cell>
          <table:table-cell table:formula="of:=T(IF([$тест2.U120]=1;ORG.OPENOFFICE.STYLE(&quot;граница&quot;);ORG.OPENOFFICE.STYLE(&quot;Стандарт&quot;)))">
            <text:p/>
          </table:table-cell>
          <table:table-cell table:formula="of:=T(IF([$тест2.V120]=1;ORG.OPENOFFICE.STYLE(&quot;граница&quot;);ORG.OPENOFFICE.STYLE(&quot;Стандарт&quot;)))">
            <text:p/>
          </table:table-cell>
          <table:table-cell table:formula="of:=T(IF([$тест2.W120]=1;ORG.OPENOFFICE.STYLE(&quot;граница&quot;);ORG.OPENOFFICE.STYLE(&quot;Стандарт&quot;)))">
            <text:p/>
          </table:table-cell>
          <table:table-cell table:formula="of:=T(IF([$тест2.X120]=1;ORG.OPENOFFICE.STYLE(&quot;граница&quot;);ORG.OPENOFFICE.STYLE(&quot;Стандарт&quot;)))">
            <text:p/>
          </table:table-cell>
          <table:table-cell table:formula="of:=T(IF([$тест2.Y120]=1;ORG.OPENOFFICE.STYLE(&quot;граница&quot;);ORG.OPENOFFICE.STYLE(&quot;Стандарт&quot;)))">
            <text:p/>
          </table:table-cell>
          <table:table-cell table:formula="of:=T(IF([$тест2.Z120]=1;ORG.OPENOFFICE.STYLE(&quot;граница&quot;);ORG.OPENOFFICE.STYLE(&quot;Стандарт&quot;)))">
            <text:p/>
          </table:table-cell>
          <table:table-cell table:formula="of:=T(IF([$тест2.AA120]=1;ORG.OPENOFFICE.STYLE(&quot;граница&quot;);ORG.OPENOFFICE.STYLE(&quot;Стандарт&quot;)))">
            <text:p/>
          </table:table-cell>
          <table:table-cell table:formula="of:=T(IF([$тест2.AB120]=1;ORG.OPENOFFICE.STYLE(&quot;граница&quot;);ORG.OPENOFFICE.STYLE(&quot;Стандарт&quot;)))">
            <text:p/>
          </table:table-cell>
          <table:table-cell table:formula="of:=T(IF([$тест2.AC120]=1;ORG.OPENOFFICE.STYLE(&quot;граница&quot;);ORG.OPENOFFICE.STYLE(&quot;Стандарт&quot;)))">
            <text:p/>
          </table:table-cell>
          <table:table-cell table:formula="of:=T(IF([$тест2.AD120]=1;ORG.OPENOFFICE.STYLE(&quot;граница&quot;);ORG.OPENOFFICE.STYLE(&quot;Стандарт&quot;)))">
            <text:p/>
          </table:table-cell>
          <table:table-cell table:formula="of:=T(IF([$тест2.AE120]=1;ORG.OPENOFFICE.STYLE(&quot;граница&quot;);ORG.OPENOFFICE.STYLE(&quot;Стандарт&quot;)))">
            <text:p/>
          </table:table-cell>
          <table:table-cell table:formula="of:=T(IF([$тест2.AF120]=1;ORG.OPENOFFICE.STYLE(&quot;граница&quot;);ORG.OPENOFFICE.STYLE(&quot;Стандарт&quot;)))">
            <text:p/>
          </table:table-cell>
          <table:table-cell table:formula="of:=T(IF([$тест2.AG120]=1;ORG.OPENOFFICE.STYLE(&quot;граница&quot;);ORG.OPENOFFICE.STYLE(&quot;Стандарт&quot;)))">
            <text:p/>
          </table:table-cell>
          <table:table-cell table:formula="of:=T(IF([$тест2.AH120]=1;ORG.OPENOFFICE.STYLE(&quot;граница&quot;);ORG.OPENOFFICE.STYLE(&quot;Стандарт&quot;)))">
            <text:p/>
          </table:table-cell>
          <table:table-cell table:formula="of:=T(IF([$тест2.AI120]=1;ORG.OPENOFFICE.STYLE(&quot;граница&quot;);ORG.OPENOFFICE.STYLE(&quot;Стандарт&quot;)))">
            <text:p/>
          </table:table-cell>
          <table:table-cell table:formula="of:=T(IF([$тест2.AJ120]=1;ORG.OPENOFFICE.STYLE(&quot;граница&quot;);ORG.OPENOFFICE.STYLE(&quot;Стандарт&quot;)))">
            <text:p/>
          </table:table-cell>
          <table:table-cell table:formula="of:=T(IF([$тест2.AK120]=1;ORG.OPENOFFICE.STYLE(&quot;граница&quot;);ORG.OPENOFFICE.STYLE(&quot;Стандарт&quot;)))">
            <text:p/>
          </table:table-cell>
          <table:table-cell table:formula="of:=T(IF([$тест2.AL120]=1;ORG.OPENOFFICE.STYLE(&quot;граница&quot;);ORG.OPENOFFICE.STYLE(&quot;Стандарт&quot;)))">
            <text:p/>
          </table:table-cell>
          <table:table-cell table:formula="of:=T(IF([$тест2.AM120]=1;ORG.OPENOFFICE.STYLE(&quot;граница&quot;);ORG.OPENOFFICE.STYLE(&quot;Стандарт&quot;)))">
            <text:p/>
          </table:table-cell>
          <table:table-cell table:formula="of:=T(IF([$тест2.AN120]=1;ORG.OPENOFFICE.STYLE(&quot;граница&quot;);ORG.OPENOFFICE.STYLE(&quot;Стандарт&quot;)))">
            <text:p/>
          </table:table-cell>
          <table:table-cell table:formula="of:=T(IF([$тест2.AO120]=1;ORG.OPENOFFICE.STYLE(&quot;граница&quot;);ORG.OPENOFFICE.STYLE(&quot;Стандарт&quot;)))">
            <text:p/>
          </table:table-cell>
          <table:table-cell table:formula="of:=T(IF([$тест2.AP120]=1;ORG.OPENOFFICE.STYLE(&quot;граница&quot;);ORG.OPENOFFICE.STYLE(&quot;Стандарт&quot;)))">
            <text:p/>
          </table:table-cell>
          <table:table-cell table:formula="of:=T(IF([$тест2.AQ120]=1;ORG.OPENOFFICE.STYLE(&quot;граница&quot;);ORG.OPENOFFICE.STYLE(&quot;Стандарт&quot;)))">
            <text:p/>
          </table:table-cell>
          <table:table-cell table:formula="of:=T(IF([$тест2.AR120]=1;ORG.OPENOFFICE.STYLE(&quot;граница&quot;);ORG.OPENOFFICE.STYLE(&quot;Стандарт&quot;)))">
            <text:p/>
          </table:table-cell>
          <table:table-cell table:formula="of:=T(IF([$тест2.AS120]=1;ORG.OPENOFFICE.STYLE(&quot;граница&quot;);ORG.OPENOFFICE.STYLE(&quot;Стандарт&quot;)))">
            <text:p/>
          </table:table-cell>
          <table:table-cell table:formula="of:=T(IF([$тест2.AT120]=1;ORG.OPENOFFICE.STYLE(&quot;граница&quot;);ORG.OPENOFFICE.STYLE(&quot;Стандарт&quot;)))">
            <text:p/>
          </table:table-cell>
          <table:table-cell table:formula="of:=T(IF([$тест2.AU120]=1;ORG.OPENOFFICE.STYLE(&quot;граница&quot;);ORG.OPENOFFICE.STYLE(&quot;Стандарт&quot;)))">
            <text:p/>
          </table:table-cell>
          <table:table-cell table:formula="of:=T(IF([$тест2.AV120]=1;ORG.OPENOFFICE.STYLE(&quot;граница&quot;);ORG.OPENOFFICE.STYLE(&quot;Стандарт&quot;)))">
            <text:p/>
          </table:table-cell>
          <table:table-cell table:formula="of:=T(IF([$тест2.AW120]=1;ORG.OPENOFFICE.STYLE(&quot;граница&quot;);ORG.OPENOFFICE.STYLE(&quot;Стандарт&quot;)))">
            <text:p/>
          </table:table-cell>
          <table:table-cell table:formula="of:=T(IF([$тест2.AX12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1]=1;ORG.OPENOFFICE.STYLE(&quot;граница&quot;);ORG.OPENOFFICE.STYLE(&quot;Стандарт&quot;)))">
            <text:p/>
          </table:table-cell>
          <table:table-cell table:formula="of:=T(IF([$тест2.C121]=1;ORG.OPENOFFICE.STYLE(&quot;граница&quot;);ORG.OPENOFFICE.STYLE(&quot;Стандарт&quot;)))">
            <text:p/>
          </table:table-cell>
          <table:table-cell table:formula="of:=T(IF([$тест2.D121]=1;ORG.OPENOFFICE.STYLE(&quot;граница&quot;);ORG.OPENOFFICE.STYLE(&quot;Стандарт&quot;)))">
            <text:p/>
          </table:table-cell>
          <table:table-cell table:formula="of:=T(IF([$тест2.E121]=1;ORG.OPENOFFICE.STYLE(&quot;граница&quot;);ORG.OPENOFFICE.STYLE(&quot;Стандарт&quot;)))">
            <text:p/>
          </table:table-cell>
          <table:table-cell table:formula="of:=T(IF([$тест2.F121]=1;ORG.OPENOFFICE.STYLE(&quot;граница&quot;);ORG.OPENOFFICE.STYLE(&quot;Стандарт&quot;)))">
            <text:p/>
          </table:table-cell>
          <table:table-cell table:formula="of:=T(IF([$тест2.G121]=1;ORG.OPENOFFICE.STYLE(&quot;граница&quot;);ORG.OPENOFFICE.STYLE(&quot;Стандарт&quot;)))">
            <text:p/>
          </table:table-cell>
          <table:table-cell table:formula="of:=T(IF([$тест2.H121]=1;ORG.OPENOFFICE.STYLE(&quot;граница&quot;);ORG.OPENOFFICE.STYLE(&quot;Стандарт&quot;)))">
            <text:p/>
          </table:table-cell>
          <table:table-cell table:formula="of:=T(IF([$тест2.I121]=1;ORG.OPENOFFICE.STYLE(&quot;граница&quot;);ORG.OPENOFFICE.STYLE(&quot;Стандарт&quot;)))">
            <text:p/>
          </table:table-cell>
          <table:table-cell table:formula="of:=T(IF([$тест2.J121]=1;ORG.OPENOFFICE.STYLE(&quot;граница&quot;);ORG.OPENOFFICE.STYLE(&quot;Стандарт&quot;)))">
            <text:p/>
          </table:table-cell>
          <table:table-cell table:formula="of:=T(IF([$тест2.K121]=1;ORG.OPENOFFICE.STYLE(&quot;граница&quot;);ORG.OPENOFFICE.STYLE(&quot;Стандарт&quot;)))">
            <text:p/>
          </table:table-cell>
          <table:table-cell table:formula="of:=T(IF([$тест2.L121]=1;ORG.OPENOFFICE.STYLE(&quot;граница&quot;);ORG.OPENOFFICE.STYLE(&quot;Стандарт&quot;)))">
            <text:p/>
          </table:table-cell>
          <table:table-cell table:formula="of:=T(IF([$тест2.M121]=1;ORG.OPENOFFICE.STYLE(&quot;граница&quot;);ORG.OPENOFFICE.STYLE(&quot;Стандарт&quot;)))">
            <text:p/>
          </table:table-cell>
          <table:table-cell table:formula="of:=T(IF([$тест2.N121]=1;ORG.OPENOFFICE.STYLE(&quot;граница&quot;);ORG.OPENOFFICE.STYLE(&quot;Стандарт&quot;)))">
            <text:p/>
          </table:table-cell>
          <table:table-cell table:formula="of:=T(IF([$тест2.O121]=1;ORG.OPENOFFICE.STYLE(&quot;граница&quot;);ORG.OPENOFFICE.STYLE(&quot;Стандарт&quot;)))">
            <text:p/>
          </table:table-cell>
          <table:table-cell table:formula="of:=T(IF([$тест2.P121]=1;ORG.OPENOFFICE.STYLE(&quot;граница&quot;);ORG.OPENOFFICE.STYLE(&quot;Стандарт&quot;)))">
            <text:p/>
          </table:table-cell>
          <table:table-cell table:formula="of:=T(IF([$тест2.Q121]=1;ORG.OPENOFFICE.STYLE(&quot;граница&quot;);ORG.OPENOFFICE.STYLE(&quot;Стандарт&quot;)))">
            <text:p/>
          </table:table-cell>
          <table:table-cell table:formula="of:=T(IF([$тест2.R121]=1;ORG.OPENOFFICE.STYLE(&quot;граница&quot;);ORG.OPENOFFICE.STYLE(&quot;Стандарт&quot;)))">
            <text:p/>
          </table:table-cell>
          <table:table-cell table:formula="of:=T(IF([$тест2.S121]=1;ORG.OPENOFFICE.STYLE(&quot;граница&quot;);ORG.OPENOFFICE.STYLE(&quot;Стандарт&quot;)))">
            <text:p/>
          </table:table-cell>
          <table:table-cell table:formula="of:=T(IF([$тест2.T121]=1;ORG.OPENOFFICE.STYLE(&quot;граница&quot;);ORG.OPENOFFICE.STYLE(&quot;Стандарт&quot;)))">
            <text:p/>
          </table:table-cell>
          <table:table-cell table:formula="of:=T(IF([$тест2.U121]=1;ORG.OPENOFFICE.STYLE(&quot;граница&quot;);ORG.OPENOFFICE.STYLE(&quot;Стандарт&quot;)))">
            <text:p/>
          </table:table-cell>
          <table:table-cell table:formula="of:=T(IF([$тест2.V121]=1;ORG.OPENOFFICE.STYLE(&quot;граница&quot;);ORG.OPENOFFICE.STYLE(&quot;Стандарт&quot;)))">
            <text:p/>
          </table:table-cell>
          <table:table-cell table:formula="of:=T(IF([$тест2.W121]=1;ORG.OPENOFFICE.STYLE(&quot;граница&quot;);ORG.OPENOFFICE.STYLE(&quot;Стандарт&quot;)))">
            <text:p/>
          </table:table-cell>
          <table:table-cell table:formula="of:=T(IF([$тест2.X121]=1;ORG.OPENOFFICE.STYLE(&quot;граница&quot;);ORG.OPENOFFICE.STYLE(&quot;Стандарт&quot;)))">
            <text:p/>
          </table:table-cell>
          <table:table-cell table:formula="of:=T(IF([$тест2.Y121]=1;ORG.OPENOFFICE.STYLE(&quot;граница&quot;);ORG.OPENOFFICE.STYLE(&quot;Стандарт&quot;)))">
            <text:p/>
          </table:table-cell>
          <table:table-cell table:formula="of:=T(IF([$тест2.Z121]=1;ORG.OPENOFFICE.STYLE(&quot;граница&quot;);ORG.OPENOFFICE.STYLE(&quot;Стандарт&quot;)))">
            <text:p/>
          </table:table-cell>
          <table:table-cell table:formula="of:=T(IF([$тест2.AA121]=1;ORG.OPENOFFICE.STYLE(&quot;граница&quot;);ORG.OPENOFFICE.STYLE(&quot;Стандарт&quot;)))">
            <text:p/>
          </table:table-cell>
          <table:table-cell table:formula="of:=T(IF([$тест2.AB121]=1;ORG.OPENOFFICE.STYLE(&quot;граница&quot;);ORG.OPENOFFICE.STYLE(&quot;Стандарт&quot;)))">
            <text:p/>
          </table:table-cell>
          <table:table-cell table:formula="of:=T(IF([$тест2.AC121]=1;ORG.OPENOFFICE.STYLE(&quot;граница&quot;);ORG.OPENOFFICE.STYLE(&quot;Стандарт&quot;)))">
            <text:p/>
          </table:table-cell>
          <table:table-cell table:formula="of:=T(IF([$тест2.AD121]=1;ORG.OPENOFFICE.STYLE(&quot;граница&quot;);ORG.OPENOFFICE.STYLE(&quot;Стандарт&quot;)))">
            <text:p/>
          </table:table-cell>
          <table:table-cell table:formula="of:=T(IF([$тест2.AE121]=1;ORG.OPENOFFICE.STYLE(&quot;граница&quot;);ORG.OPENOFFICE.STYLE(&quot;Стандарт&quot;)))">
            <text:p/>
          </table:table-cell>
          <table:table-cell table:formula="of:=T(IF([$тест2.AF121]=1;ORG.OPENOFFICE.STYLE(&quot;граница&quot;);ORG.OPENOFFICE.STYLE(&quot;Стандарт&quot;)))">
            <text:p/>
          </table:table-cell>
          <table:table-cell table:formula="of:=T(IF([$тест2.AG121]=1;ORG.OPENOFFICE.STYLE(&quot;граница&quot;);ORG.OPENOFFICE.STYLE(&quot;Стандарт&quot;)))">
            <text:p/>
          </table:table-cell>
          <table:table-cell table:formula="of:=T(IF([$тест2.AH121]=1;ORG.OPENOFFICE.STYLE(&quot;граница&quot;);ORG.OPENOFFICE.STYLE(&quot;Стандарт&quot;)))">
            <text:p/>
          </table:table-cell>
          <table:table-cell table:formula="of:=T(IF([$тест2.AI121]=1;ORG.OPENOFFICE.STYLE(&quot;граница&quot;);ORG.OPENOFFICE.STYLE(&quot;Стандарт&quot;)))">
            <text:p/>
          </table:table-cell>
          <table:table-cell table:formula="of:=T(IF([$тест2.AJ121]=1;ORG.OPENOFFICE.STYLE(&quot;граница&quot;);ORG.OPENOFFICE.STYLE(&quot;Стандарт&quot;)))">
            <text:p/>
          </table:table-cell>
          <table:table-cell table:formula="of:=T(IF([$тест2.AK121]=1;ORG.OPENOFFICE.STYLE(&quot;граница&quot;);ORG.OPENOFFICE.STYLE(&quot;Стандарт&quot;)))">
            <text:p/>
          </table:table-cell>
          <table:table-cell table:formula="of:=T(IF([$тест2.AL121]=1;ORG.OPENOFFICE.STYLE(&quot;граница&quot;);ORG.OPENOFFICE.STYLE(&quot;Стандарт&quot;)))">
            <text:p/>
          </table:table-cell>
          <table:table-cell table:formula="of:=T(IF([$тест2.AM121]=1;ORG.OPENOFFICE.STYLE(&quot;граница&quot;);ORG.OPENOFFICE.STYLE(&quot;Стандарт&quot;)))">
            <text:p/>
          </table:table-cell>
          <table:table-cell table:formula="of:=T(IF([$тест2.AN121]=1;ORG.OPENOFFICE.STYLE(&quot;граница&quot;);ORG.OPENOFFICE.STYLE(&quot;Стандарт&quot;)))">
            <text:p/>
          </table:table-cell>
          <table:table-cell table:formula="of:=T(IF([$тест2.AO121]=1;ORG.OPENOFFICE.STYLE(&quot;граница&quot;);ORG.OPENOFFICE.STYLE(&quot;Стандарт&quot;)))">
            <text:p/>
          </table:table-cell>
          <table:table-cell table:formula="of:=T(IF([$тест2.AP121]=1;ORG.OPENOFFICE.STYLE(&quot;граница&quot;);ORG.OPENOFFICE.STYLE(&quot;Стандарт&quot;)))">
            <text:p/>
          </table:table-cell>
          <table:table-cell table:formula="of:=T(IF([$тест2.AQ121]=1;ORG.OPENOFFICE.STYLE(&quot;граница&quot;);ORG.OPENOFFICE.STYLE(&quot;Стандарт&quot;)))">
            <text:p/>
          </table:table-cell>
          <table:table-cell table:formula="of:=T(IF([$тест2.AR121]=1;ORG.OPENOFFICE.STYLE(&quot;граница&quot;);ORG.OPENOFFICE.STYLE(&quot;Стандарт&quot;)))">
            <text:p/>
          </table:table-cell>
          <table:table-cell table:formula="of:=T(IF([$тест2.AS121]=1;ORG.OPENOFFICE.STYLE(&quot;граница&quot;);ORG.OPENOFFICE.STYLE(&quot;Стандарт&quot;)))">
            <text:p/>
          </table:table-cell>
          <table:table-cell table:formula="of:=T(IF([$тест2.AT121]=1;ORG.OPENOFFICE.STYLE(&quot;граница&quot;);ORG.OPENOFFICE.STYLE(&quot;Стандарт&quot;)))">
            <text:p/>
          </table:table-cell>
          <table:table-cell table:formula="of:=T(IF([$тест2.AU121]=1;ORG.OPENOFFICE.STYLE(&quot;граница&quot;);ORG.OPENOFFICE.STYLE(&quot;Стандарт&quot;)))">
            <text:p/>
          </table:table-cell>
          <table:table-cell table:formula="of:=T(IF([$тест2.AV121]=1;ORG.OPENOFFICE.STYLE(&quot;граница&quot;);ORG.OPENOFFICE.STYLE(&quot;Стандарт&quot;)))">
            <text:p/>
          </table:table-cell>
          <table:table-cell table:formula="of:=T(IF([$тест2.AW121]=1;ORG.OPENOFFICE.STYLE(&quot;граница&quot;);ORG.OPENOFFICE.STYLE(&quot;Стандарт&quot;)))">
            <text:p/>
          </table:table-cell>
          <table:table-cell table:formula="of:=T(IF([$тест2.AX12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2]=1;ORG.OPENOFFICE.STYLE(&quot;граница&quot;);ORG.OPENOFFICE.STYLE(&quot;Стандарт&quot;)))">
            <text:p/>
          </table:table-cell>
          <table:table-cell table:formula="of:=T(IF([$тест2.C122]=1;ORG.OPENOFFICE.STYLE(&quot;граница&quot;);ORG.OPENOFFICE.STYLE(&quot;Стандарт&quot;)))">
            <text:p/>
          </table:table-cell>
          <table:table-cell table:formula="of:=T(IF([$тест2.D122]=1;ORG.OPENOFFICE.STYLE(&quot;граница&quot;);ORG.OPENOFFICE.STYLE(&quot;Стандарт&quot;)))">
            <text:p/>
          </table:table-cell>
          <table:table-cell table:formula="of:=T(IF([$тест2.E122]=1;ORG.OPENOFFICE.STYLE(&quot;граница&quot;);ORG.OPENOFFICE.STYLE(&quot;Стандарт&quot;)))">
            <text:p/>
          </table:table-cell>
          <table:table-cell table:formula="of:=T(IF([$тест2.F122]=1;ORG.OPENOFFICE.STYLE(&quot;граница&quot;);ORG.OPENOFFICE.STYLE(&quot;Стандарт&quot;)))">
            <text:p/>
          </table:table-cell>
          <table:table-cell table:formula="of:=T(IF([$тест2.G122]=1;ORG.OPENOFFICE.STYLE(&quot;граница&quot;);ORG.OPENOFFICE.STYLE(&quot;Стандарт&quot;)))">
            <text:p/>
          </table:table-cell>
          <table:table-cell table:formula="of:=T(IF([$тест2.H122]=1;ORG.OPENOFFICE.STYLE(&quot;граница&quot;);ORG.OPENOFFICE.STYLE(&quot;Стандарт&quot;)))">
            <text:p/>
          </table:table-cell>
          <table:table-cell table:formula="of:=T(IF([$тест2.I122]=1;ORG.OPENOFFICE.STYLE(&quot;граница&quot;);ORG.OPENOFFICE.STYLE(&quot;Стандарт&quot;)))">
            <text:p/>
          </table:table-cell>
          <table:table-cell table:formula="of:=T(IF([$тест2.J122]=1;ORG.OPENOFFICE.STYLE(&quot;граница&quot;);ORG.OPENOFFICE.STYLE(&quot;Стандарт&quot;)))">
            <text:p/>
          </table:table-cell>
          <table:table-cell table:formula="of:=T(IF([$тест2.K122]=1;ORG.OPENOFFICE.STYLE(&quot;граница&quot;);ORG.OPENOFFICE.STYLE(&quot;Стандарт&quot;)))">
            <text:p/>
          </table:table-cell>
          <table:table-cell table:formula="of:=T(IF([$тест2.L122]=1;ORG.OPENOFFICE.STYLE(&quot;граница&quot;);ORG.OPENOFFICE.STYLE(&quot;Стандарт&quot;)))">
            <text:p/>
          </table:table-cell>
          <table:table-cell table:formula="of:=T(IF([$тест2.M122]=1;ORG.OPENOFFICE.STYLE(&quot;граница&quot;);ORG.OPENOFFICE.STYLE(&quot;Стандарт&quot;)))">
            <text:p/>
          </table:table-cell>
          <table:table-cell table:formula="of:=T(IF([$тест2.N122]=1;ORG.OPENOFFICE.STYLE(&quot;граница&quot;);ORG.OPENOFFICE.STYLE(&quot;Стандарт&quot;)))">
            <text:p/>
          </table:table-cell>
          <table:table-cell table:formula="of:=T(IF([$тест2.O122]=1;ORG.OPENOFFICE.STYLE(&quot;граница&quot;);ORG.OPENOFFICE.STYLE(&quot;Стандарт&quot;)))">
            <text:p/>
          </table:table-cell>
          <table:table-cell table:formula="of:=T(IF([$тест2.P122]=1;ORG.OPENOFFICE.STYLE(&quot;граница&quot;);ORG.OPENOFFICE.STYLE(&quot;Стандарт&quot;)))">
            <text:p/>
          </table:table-cell>
          <table:table-cell table:formula="of:=T(IF([$тест2.Q122]=1;ORG.OPENOFFICE.STYLE(&quot;граница&quot;);ORG.OPENOFFICE.STYLE(&quot;Стандарт&quot;)))">
            <text:p/>
          </table:table-cell>
          <table:table-cell table:formula="of:=T(IF([$тест2.R122]=1;ORG.OPENOFFICE.STYLE(&quot;граница&quot;);ORG.OPENOFFICE.STYLE(&quot;Стандарт&quot;)))">
            <text:p/>
          </table:table-cell>
          <table:table-cell table:formula="of:=T(IF([$тест2.S122]=1;ORG.OPENOFFICE.STYLE(&quot;граница&quot;);ORG.OPENOFFICE.STYLE(&quot;Стандарт&quot;)))">
            <text:p/>
          </table:table-cell>
          <table:table-cell table:formula="of:=T(IF([$тест2.T122]=1;ORG.OPENOFFICE.STYLE(&quot;граница&quot;);ORG.OPENOFFICE.STYLE(&quot;Стандарт&quot;)))">
            <text:p/>
          </table:table-cell>
          <table:table-cell table:formula="of:=T(IF([$тест2.U122]=1;ORG.OPENOFFICE.STYLE(&quot;граница&quot;);ORG.OPENOFFICE.STYLE(&quot;Стандарт&quot;)))">
            <text:p/>
          </table:table-cell>
          <table:table-cell table:formula="of:=T(IF([$тест2.V122]=1;ORG.OPENOFFICE.STYLE(&quot;граница&quot;);ORG.OPENOFFICE.STYLE(&quot;Стандарт&quot;)))">
            <text:p/>
          </table:table-cell>
          <table:table-cell table:formula="of:=T(IF([$тест2.W122]=1;ORG.OPENOFFICE.STYLE(&quot;граница&quot;);ORG.OPENOFFICE.STYLE(&quot;Стандарт&quot;)))">
            <text:p/>
          </table:table-cell>
          <table:table-cell table:formula="of:=T(IF([$тест2.X122]=1;ORG.OPENOFFICE.STYLE(&quot;граница&quot;);ORG.OPENOFFICE.STYLE(&quot;Стандарт&quot;)))">
            <text:p/>
          </table:table-cell>
          <table:table-cell table:formula="of:=T(IF([$тест2.Y122]=1;ORG.OPENOFFICE.STYLE(&quot;граница&quot;);ORG.OPENOFFICE.STYLE(&quot;Стандарт&quot;)))">
            <text:p/>
          </table:table-cell>
          <table:table-cell table:formula="of:=T(IF([$тест2.Z122]=1;ORG.OPENOFFICE.STYLE(&quot;граница&quot;);ORG.OPENOFFICE.STYLE(&quot;Стандарт&quot;)))">
            <text:p/>
          </table:table-cell>
          <table:table-cell table:formula="of:=T(IF([$тест2.AA122]=1;ORG.OPENOFFICE.STYLE(&quot;граница&quot;);ORG.OPENOFFICE.STYLE(&quot;Стандарт&quot;)))">
            <text:p/>
          </table:table-cell>
          <table:table-cell table:formula="of:=T(IF([$тест2.AB122]=1;ORG.OPENOFFICE.STYLE(&quot;граница&quot;);ORG.OPENOFFICE.STYLE(&quot;Стандарт&quot;)))">
            <text:p/>
          </table:table-cell>
          <table:table-cell table:formula="of:=T(IF([$тест2.AC122]=1;ORG.OPENOFFICE.STYLE(&quot;граница&quot;);ORG.OPENOFFICE.STYLE(&quot;Стандарт&quot;)))">
            <text:p/>
          </table:table-cell>
          <table:table-cell table:formula="of:=T(IF([$тест2.AD122]=1;ORG.OPENOFFICE.STYLE(&quot;граница&quot;);ORG.OPENOFFICE.STYLE(&quot;Стандарт&quot;)))">
            <text:p/>
          </table:table-cell>
          <table:table-cell table:formula="of:=T(IF([$тест2.AE122]=1;ORG.OPENOFFICE.STYLE(&quot;граница&quot;);ORG.OPENOFFICE.STYLE(&quot;Стандарт&quot;)))">
            <text:p/>
          </table:table-cell>
          <table:table-cell table:formula="of:=T(IF([$тест2.AF122]=1;ORG.OPENOFFICE.STYLE(&quot;граница&quot;);ORG.OPENOFFICE.STYLE(&quot;Стандарт&quot;)))">
            <text:p/>
          </table:table-cell>
          <table:table-cell table:formula="of:=T(IF([$тест2.AG122]=1;ORG.OPENOFFICE.STYLE(&quot;граница&quot;);ORG.OPENOFFICE.STYLE(&quot;Стандарт&quot;)))">
            <text:p/>
          </table:table-cell>
          <table:table-cell table:formula="of:=T(IF([$тест2.AH122]=1;ORG.OPENOFFICE.STYLE(&quot;граница&quot;);ORG.OPENOFFICE.STYLE(&quot;Стандарт&quot;)))">
            <text:p/>
          </table:table-cell>
          <table:table-cell table:formula="of:=T(IF([$тест2.AI122]=1;ORG.OPENOFFICE.STYLE(&quot;граница&quot;);ORG.OPENOFFICE.STYLE(&quot;Стандарт&quot;)))">
            <text:p/>
          </table:table-cell>
          <table:table-cell table:formula="of:=T(IF([$тест2.AJ122]=1;ORG.OPENOFFICE.STYLE(&quot;граница&quot;);ORG.OPENOFFICE.STYLE(&quot;Стандарт&quot;)))">
            <text:p/>
          </table:table-cell>
          <table:table-cell table:formula="of:=T(IF([$тест2.AK122]=1;ORG.OPENOFFICE.STYLE(&quot;граница&quot;);ORG.OPENOFFICE.STYLE(&quot;Стандарт&quot;)))">
            <text:p/>
          </table:table-cell>
          <table:table-cell table:formula="of:=T(IF([$тест2.AL122]=1;ORG.OPENOFFICE.STYLE(&quot;граница&quot;);ORG.OPENOFFICE.STYLE(&quot;Стандарт&quot;)))">
            <text:p/>
          </table:table-cell>
          <table:table-cell table:formula="of:=T(IF([$тест2.AM122]=1;ORG.OPENOFFICE.STYLE(&quot;граница&quot;);ORG.OPENOFFICE.STYLE(&quot;Стандарт&quot;)))">
            <text:p/>
          </table:table-cell>
          <table:table-cell table:formula="of:=T(IF([$тест2.AN122]=1;ORG.OPENOFFICE.STYLE(&quot;граница&quot;);ORG.OPENOFFICE.STYLE(&quot;Стандарт&quot;)))">
            <text:p/>
          </table:table-cell>
          <table:table-cell table:formula="of:=T(IF([$тест2.AO122]=1;ORG.OPENOFFICE.STYLE(&quot;граница&quot;);ORG.OPENOFFICE.STYLE(&quot;Стандарт&quot;)))">
            <text:p/>
          </table:table-cell>
          <table:table-cell table:formula="of:=T(IF([$тест2.AP122]=1;ORG.OPENOFFICE.STYLE(&quot;граница&quot;);ORG.OPENOFFICE.STYLE(&quot;Стандарт&quot;)))">
            <text:p/>
          </table:table-cell>
          <table:table-cell table:formula="of:=T(IF([$тест2.AQ122]=1;ORG.OPENOFFICE.STYLE(&quot;граница&quot;);ORG.OPENOFFICE.STYLE(&quot;Стандарт&quot;)))">
            <text:p/>
          </table:table-cell>
          <table:table-cell table:formula="of:=T(IF([$тест2.AR122]=1;ORG.OPENOFFICE.STYLE(&quot;граница&quot;);ORG.OPENOFFICE.STYLE(&quot;Стандарт&quot;)))">
            <text:p/>
          </table:table-cell>
          <table:table-cell table:formula="of:=T(IF([$тест2.AS122]=1;ORG.OPENOFFICE.STYLE(&quot;граница&quot;);ORG.OPENOFFICE.STYLE(&quot;Стандарт&quot;)))">
            <text:p/>
          </table:table-cell>
          <table:table-cell table:formula="of:=T(IF([$тест2.AT122]=1;ORG.OPENOFFICE.STYLE(&quot;граница&quot;);ORG.OPENOFFICE.STYLE(&quot;Стандарт&quot;)))">
            <text:p/>
          </table:table-cell>
          <table:table-cell table:formula="of:=T(IF([$тест2.AU122]=1;ORG.OPENOFFICE.STYLE(&quot;граница&quot;);ORG.OPENOFFICE.STYLE(&quot;Стандарт&quot;)))">
            <text:p/>
          </table:table-cell>
          <table:table-cell table:formula="of:=T(IF([$тест2.AV122]=1;ORG.OPENOFFICE.STYLE(&quot;граница&quot;);ORG.OPENOFFICE.STYLE(&quot;Стандарт&quot;)))">
            <text:p/>
          </table:table-cell>
          <table:table-cell table:formula="of:=T(IF([$тест2.AW122]=1;ORG.OPENOFFICE.STYLE(&quot;граница&quot;);ORG.OPENOFFICE.STYLE(&quot;Стандарт&quot;)))">
            <text:p/>
          </table:table-cell>
          <table:table-cell table:formula="of:=T(IF([$тест2.AX12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3]=1;ORG.OPENOFFICE.STYLE(&quot;граница&quot;);ORG.OPENOFFICE.STYLE(&quot;Стандарт&quot;)))">
            <text:p/>
          </table:table-cell>
          <table:table-cell table:formula="of:=T(IF([$тест2.C123]=1;ORG.OPENOFFICE.STYLE(&quot;граница&quot;);ORG.OPENOFFICE.STYLE(&quot;Стандарт&quot;)))">
            <text:p/>
          </table:table-cell>
          <table:table-cell table:formula="of:=T(IF([$тест2.D123]=1;ORG.OPENOFFICE.STYLE(&quot;граница&quot;);ORG.OPENOFFICE.STYLE(&quot;Стандарт&quot;)))">
            <text:p/>
          </table:table-cell>
          <table:table-cell table:formula="of:=T(IF([$тест2.E123]=1;ORG.OPENOFFICE.STYLE(&quot;граница&quot;);ORG.OPENOFFICE.STYLE(&quot;Стандарт&quot;)))">
            <text:p/>
          </table:table-cell>
          <table:table-cell table:formula="of:=T(IF([$тест2.F123]=1;ORG.OPENOFFICE.STYLE(&quot;граница&quot;);ORG.OPENOFFICE.STYLE(&quot;Стандарт&quot;)))">
            <text:p/>
          </table:table-cell>
          <table:table-cell table:formula="of:=T(IF([$тест2.G123]=1;ORG.OPENOFFICE.STYLE(&quot;граница&quot;);ORG.OPENOFFICE.STYLE(&quot;Стандарт&quot;)))">
            <text:p/>
          </table:table-cell>
          <table:table-cell table:formula="of:=T(IF([$тест2.H123]=1;ORG.OPENOFFICE.STYLE(&quot;граница&quot;);ORG.OPENOFFICE.STYLE(&quot;Стандарт&quot;)))">
            <text:p/>
          </table:table-cell>
          <table:table-cell table:formula="of:=T(IF([$тест2.I123]=1;ORG.OPENOFFICE.STYLE(&quot;граница&quot;);ORG.OPENOFFICE.STYLE(&quot;Стандарт&quot;)))">
            <text:p/>
          </table:table-cell>
          <table:table-cell table:formula="of:=T(IF([$тест2.J123]=1;ORG.OPENOFFICE.STYLE(&quot;граница&quot;);ORG.OPENOFFICE.STYLE(&quot;Стандарт&quot;)))">
            <text:p/>
          </table:table-cell>
          <table:table-cell table:formula="of:=T(IF([$тест2.K123]=1;ORG.OPENOFFICE.STYLE(&quot;граница&quot;);ORG.OPENOFFICE.STYLE(&quot;Стандарт&quot;)))">
            <text:p/>
          </table:table-cell>
          <table:table-cell table:formula="of:=T(IF([$тест2.L123]=1;ORG.OPENOFFICE.STYLE(&quot;граница&quot;);ORG.OPENOFFICE.STYLE(&quot;Стандарт&quot;)))">
            <text:p/>
          </table:table-cell>
          <table:table-cell table:formula="of:=T(IF([$тест2.M123]=1;ORG.OPENOFFICE.STYLE(&quot;граница&quot;);ORG.OPENOFFICE.STYLE(&quot;Стандарт&quot;)))">
            <text:p/>
          </table:table-cell>
          <table:table-cell table:formula="of:=T(IF([$тест2.N123]=1;ORG.OPENOFFICE.STYLE(&quot;граница&quot;);ORG.OPENOFFICE.STYLE(&quot;Стандарт&quot;)))">
            <text:p/>
          </table:table-cell>
          <table:table-cell table:formula="of:=T(IF([$тест2.O123]=1;ORG.OPENOFFICE.STYLE(&quot;граница&quot;);ORG.OPENOFFICE.STYLE(&quot;Стандарт&quot;)))">
            <text:p/>
          </table:table-cell>
          <table:table-cell table:formula="of:=T(IF([$тест2.P123]=1;ORG.OPENOFFICE.STYLE(&quot;граница&quot;);ORG.OPENOFFICE.STYLE(&quot;Стандарт&quot;)))">
            <text:p/>
          </table:table-cell>
          <table:table-cell table:formula="of:=T(IF([$тест2.Q123]=1;ORG.OPENOFFICE.STYLE(&quot;граница&quot;);ORG.OPENOFFICE.STYLE(&quot;Стандарт&quot;)))">
            <text:p/>
          </table:table-cell>
          <table:table-cell table:formula="of:=T(IF([$тест2.R123]=1;ORG.OPENOFFICE.STYLE(&quot;граница&quot;);ORG.OPENOFFICE.STYLE(&quot;Стандарт&quot;)))">
            <text:p/>
          </table:table-cell>
          <table:table-cell table:formula="of:=T(IF([$тест2.S123]=1;ORG.OPENOFFICE.STYLE(&quot;граница&quot;);ORG.OPENOFFICE.STYLE(&quot;Стандарт&quot;)))">
            <text:p/>
          </table:table-cell>
          <table:table-cell table:formula="of:=T(IF([$тест2.T123]=1;ORG.OPENOFFICE.STYLE(&quot;граница&quot;);ORG.OPENOFFICE.STYLE(&quot;Стандарт&quot;)))">
            <text:p/>
          </table:table-cell>
          <table:table-cell table:formula="of:=T(IF([$тест2.U123]=1;ORG.OPENOFFICE.STYLE(&quot;граница&quot;);ORG.OPENOFFICE.STYLE(&quot;Стандарт&quot;)))">
            <text:p/>
          </table:table-cell>
          <table:table-cell table:formula="of:=T(IF([$тест2.V123]=1;ORG.OPENOFFICE.STYLE(&quot;граница&quot;);ORG.OPENOFFICE.STYLE(&quot;Стандарт&quot;)))">
            <text:p/>
          </table:table-cell>
          <table:table-cell table:formula="of:=T(IF([$тест2.W123]=1;ORG.OPENOFFICE.STYLE(&quot;граница&quot;);ORG.OPENOFFICE.STYLE(&quot;Стандарт&quot;)))">
            <text:p/>
          </table:table-cell>
          <table:table-cell table:formula="of:=T(IF([$тест2.X123]=1;ORG.OPENOFFICE.STYLE(&quot;граница&quot;);ORG.OPENOFFICE.STYLE(&quot;Стандарт&quot;)))">
            <text:p/>
          </table:table-cell>
          <table:table-cell table:formula="of:=T(IF([$тест2.Y123]=1;ORG.OPENOFFICE.STYLE(&quot;граница&quot;);ORG.OPENOFFICE.STYLE(&quot;Стандарт&quot;)))">
            <text:p/>
          </table:table-cell>
          <table:table-cell table:formula="of:=T(IF([$тест2.Z123]=1;ORG.OPENOFFICE.STYLE(&quot;граница&quot;);ORG.OPENOFFICE.STYLE(&quot;Стандарт&quot;)))">
            <text:p/>
          </table:table-cell>
          <table:table-cell table:formula="of:=T(IF([$тест2.AA123]=1;ORG.OPENOFFICE.STYLE(&quot;граница&quot;);ORG.OPENOFFICE.STYLE(&quot;Стандарт&quot;)))">
            <text:p/>
          </table:table-cell>
          <table:table-cell table:formula="of:=T(IF([$тест2.AB123]=1;ORG.OPENOFFICE.STYLE(&quot;граница&quot;);ORG.OPENOFFICE.STYLE(&quot;Стандарт&quot;)))">
            <text:p/>
          </table:table-cell>
          <table:table-cell table:formula="of:=T(IF([$тест2.AC123]=1;ORG.OPENOFFICE.STYLE(&quot;граница&quot;);ORG.OPENOFFICE.STYLE(&quot;Стандарт&quot;)))">
            <text:p/>
          </table:table-cell>
          <table:table-cell table:formula="of:=T(IF([$тест2.AD123]=1;ORG.OPENOFFICE.STYLE(&quot;граница&quot;);ORG.OPENOFFICE.STYLE(&quot;Стандарт&quot;)))">
            <text:p/>
          </table:table-cell>
          <table:table-cell table:formula="of:=T(IF([$тест2.AE123]=1;ORG.OPENOFFICE.STYLE(&quot;граница&quot;);ORG.OPENOFFICE.STYLE(&quot;Стандарт&quot;)))">
            <text:p/>
          </table:table-cell>
          <table:table-cell table:formula="of:=T(IF([$тест2.AF123]=1;ORG.OPENOFFICE.STYLE(&quot;граница&quot;);ORG.OPENOFFICE.STYLE(&quot;Стандарт&quot;)))">
            <text:p/>
          </table:table-cell>
          <table:table-cell table:formula="of:=T(IF([$тест2.AG123]=1;ORG.OPENOFFICE.STYLE(&quot;граница&quot;);ORG.OPENOFFICE.STYLE(&quot;Стандарт&quot;)))">
            <text:p/>
          </table:table-cell>
          <table:table-cell table:formula="of:=T(IF([$тест2.AH123]=1;ORG.OPENOFFICE.STYLE(&quot;граница&quot;);ORG.OPENOFFICE.STYLE(&quot;Стандарт&quot;)))">
            <text:p/>
          </table:table-cell>
          <table:table-cell table:formula="of:=T(IF([$тест2.AI123]=1;ORG.OPENOFFICE.STYLE(&quot;граница&quot;);ORG.OPENOFFICE.STYLE(&quot;Стандарт&quot;)))">
            <text:p/>
          </table:table-cell>
          <table:table-cell table:formula="of:=T(IF([$тест2.AJ123]=1;ORG.OPENOFFICE.STYLE(&quot;граница&quot;);ORG.OPENOFFICE.STYLE(&quot;Стандарт&quot;)))">
            <text:p/>
          </table:table-cell>
          <table:table-cell table:formula="of:=T(IF([$тест2.AK123]=1;ORG.OPENOFFICE.STYLE(&quot;граница&quot;);ORG.OPENOFFICE.STYLE(&quot;Стандарт&quot;)))">
            <text:p/>
          </table:table-cell>
          <table:table-cell table:formula="of:=T(IF([$тест2.AL123]=1;ORG.OPENOFFICE.STYLE(&quot;граница&quot;);ORG.OPENOFFICE.STYLE(&quot;Стандарт&quot;)))">
            <text:p/>
          </table:table-cell>
          <table:table-cell table:formula="of:=T(IF([$тест2.AM123]=1;ORG.OPENOFFICE.STYLE(&quot;граница&quot;);ORG.OPENOFFICE.STYLE(&quot;Стандарт&quot;)))">
            <text:p/>
          </table:table-cell>
          <table:table-cell table:formula="of:=T(IF([$тест2.AN123]=1;ORG.OPENOFFICE.STYLE(&quot;граница&quot;);ORG.OPENOFFICE.STYLE(&quot;Стандарт&quot;)))">
            <text:p/>
          </table:table-cell>
          <table:table-cell table:formula="of:=T(IF([$тест2.AO123]=1;ORG.OPENOFFICE.STYLE(&quot;граница&quot;);ORG.OPENOFFICE.STYLE(&quot;Стандарт&quot;)))">
            <text:p/>
          </table:table-cell>
          <table:table-cell table:formula="of:=T(IF([$тест2.AP123]=1;ORG.OPENOFFICE.STYLE(&quot;граница&quot;);ORG.OPENOFFICE.STYLE(&quot;Стандарт&quot;)))">
            <text:p/>
          </table:table-cell>
          <table:table-cell table:formula="of:=T(IF([$тест2.AQ123]=1;ORG.OPENOFFICE.STYLE(&quot;граница&quot;);ORG.OPENOFFICE.STYLE(&quot;Стандарт&quot;)))">
            <text:p/>
          </table:table-cell>
          <table:table-cell table:formula="of:=T(IF([$тест2.AR123]=1;ORG.OPENOFFICE.STYLE(&quot;граница&quot;);ORG.OPENOFFICE.STYLE(&quot;Стандарт&quot;)))">
            <text:p/>
          </table:table-cell>
          <table:table-cell table:formula="of:=T(IF([$тест2.AS123]=1;ORG.OPENOFFICE.STYLE(&quot;граница&quot;);ORG.OPENOFFICE.STYLE(&quot;Стандарт&quot;)))">
            <text:p/>
          </table:table-cell>
          <table:table-cell table:formula="of:=T(IF([$тест2.AT123]=1;ORG.OPENOFFICE.STYLE(&quot;граница&quot;);ORG.OPENOFFICE.STYLE(&quot;Стандарт&quot;)))">
            <text:p/>
          </table:table-cell>
          <table:table-cell table:formula="of:=T(IF([$тест2.AU123]=1;ORG.OPENOFFICE.STYLE(&quot;граница&quot;);ORG.OPENOFFICE.STYLE(&quot;Стандарт&quot;)))">
            <text:p/>
          </table:table-cell>
          <table:table-cell table:formula="of:=T(IF([$тест2.AV123]=1;ORG.OPENOFFICE.STYLE(&quot;граница&quot;);ORG.OPENOFFICE.STYLE(&quot;Стандарт&quot;)))">
            <text:p/>
          </table:table-cell>
          <table:table-cell table:formula="of:=T(IF([$тест2.AW123]=1;ORG.OPENOFFICE.STYLE(&quot;граница&quot;);ORG.OPENOFFICE.STYLE(&quot;Стандарт&quot;)))">
            <text:p/>
          </table:table-cell>
          <table:table-cell table:formula="of:=T(IF([$тест2.AX12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4]=1;ORG.OPENOFFICE.STYLE(&quot;граница&quot;);ORG.OPENOFFICE.STYLE(&quot;Стандарт&quot;)))">
            <text:p/>
          </table:table-cell>
          <table:table-cell table:formula="of:=T(IF([$тест2.C124]=1;ORG.OPENOFFICE.STYLE(&quot;граница&quot;);ORG.OPENOFFICE.STYLE(&quot;Стандарт&quot;)))">
            <text:p/>
          </table:table-cell>
          <table:table-cell table:formula="of:=T(IF([$тест2.D124]=1;ORG.OPENOFFICE.STYLE(&quot;граница&quot;);ORG.OPENOFFICE.STYLE(&quot;Стандарт&quot;)))">
            <text:p/>
          </table:table-cell>
          <table:table-cell table:formula="of:=T(IF([$тест2.E124]=1;ORG.OPENOFFICE.STYLE(&quot;граница&quot;);ORG.OPENOFFICE.STYLE(&quot;Стандарт&quot;)))">
            <text:p/>
          </table:table-cell>
          <table:table-cell table:formula="of:=T(IF([$тест2.F124]=1;ORG.OPENOFFICE.STYLE(&quot;граница&quot;);ORG.OPENOFFICE.STYLE(&quot;Стандарт&quot;)))">
            <text:p/>
          </table:table-cell>
          <table:table-cell table:formula="of:=T(IF([$тест2.G124]=1;ORG.OPENOFFICE.STYLE(&quot;граница&quot;);ORG.OPENOFFICE.STYLE(&quot;Стандарт&quot;)))">
            <text:p/>
          </table:table-cell>
          <table:table-cell table:formula="of:=T(IF([$тест2.H124]=1;ORG.OPENOFFICE.STYLE(&quot;граница&quot;);ORG.OPENOFFICE.STYLE(&quot;Стандарт&quot;)))">
            <text:p/>
          </table:table-cell>
          <table:table-cell table:formula="of:=T(IF([$тест2.I124]=1;ORG.OPENOFFICE.STYLE(&quot;граница&quot;);ORG.OPENOFFICE.STYLE(&quot;Стандарт&quot;)))">
            <text:p/>
          </table:table-cell>
          <table:table-cell table:formula="of:=T(IF([$тест2.J124]=1;ORG.OPENOFFICE.STYLE(&quot;граница&quot;);ORG.OPENOFFICE.STYLE(&quot;Стандарт&quot;)))">
            <text:p/>
          </table:table-cell>
          <table:table-cell table:formula="of:=T(IF([$тест2.K124]=1;ORG.OPENOFFICE.STYLE(&quot;граница&quot;);ORG.OPENOFFICE.STYLE(&quot;Стандарт&quot;)))">
            <text:p/>
          </table:table-cell>
          <table:table-cell table:formula="of:=T(IF([$тест2.L124]=1;ORG.OPENOFFICE.STYLE(&quot;граница&quot;);ORG.OPENOFFICE.STYLE(&quot;Стандарт&quot;)))">
            <text:p/>
          </table:table-cell>
          <table:table-cell table:formula="of:=T(IF([$тест2.M124]=1;ORG.OPENOFFICE.STYLE(&quot;граница&quot;);ORG.OPENOFFICE.STYLE(&quot;Стандарт&quot;)))">
            <text:p/>
          </table:table-cell>
          <table:table-cell table:formula="of:=T(IF([$тест2.N124]=1;ORG.OPENOFFICE.STYLE(&quot;граница&quot;);ORG.OPENOFFICE.STYLE(&quot;Стандарт&quot;)))">
            <text:p/>
          </table:table-cell>
          <table:table-cell table:formula="of:=T(IF([$тест2.O124]=1;ORG.OPENOFFICE.STYLE(&quot;граница&quot;);ORG.OPENOFFICE.STYLE(&quot;Стандарт&quot;)))">
            <text:p/>
          </table:table-cell>
          <table:table-cell table:formula="of:=T(IF([$тест2.P124]=1;ORG.OPENOFFICE.STYLE(&quot;граница&quot;);ORG.OPENOFFICE.STYLE(&quot;Стандарт&quot;)))">
            <text:p/>
          </table:table-cell>
          <table:table-cell table:formula="of:=T(IF([$тест2.Q124]=1;ORG.OPENOFFICE.STYLE(&quot;граница&quot;);ORG.OPENOFFICE.STYLE(&quot;Стандарт&quot;)))">
            <text:p/>
          </table:table-cell>
          <table:table-cell table:formula="of:=T(IF([$тест2.R124]=1;ORG.OPENOFFICE.STYLE(&quot;граница&quot;);ORG.OPENOFFICE.STYLE(&quot;Стандарт&quot;)))">
            <text:p/>
          </table:table-cell>
          <table:table-cell table:formula="of:=T(IF([$тест2.S124]=1;ORG.OPENOFFICE.STYLE(&quot;граница&quot;);ORG.OPENOFFICE.STYLE(&quot;Стандарт&quot;)))">
            <text:p/>
          </table:table-cell>
          <table:table-cell table:formula="of:=T(IF([$тест2.T124]=1;ORG.OPENOFFICE.STYLE(&quot;граница&quot;);ORG.OPENOFFICE.STYLE(&quot;Стандарт&quot;)))">
            <text:p/>
          </table:table-cell>
          <table:table-cell table:formula="of:=T(IF([$тест2.U124]=1;ORG.OPENOFFICE.STYLE(&quot;граница&quot;);ORG.OPENOFFICE.STYLE(&quot;Стандарт&quot;)))">
            <text:p/>
          </table:table-cell>
          <table:table-cell table:formula="of:=T(IF([$тест2.V124]=1;ORG.OPENOFFICE.STYLE(&quot;граница&quot;);ORG.OPENOFFICE.STYLE(&quot;Стандарт&quot;)))">
            <text:p/>
          </table:table-cell>
          <table:table-cell table:formula="of:=T(IF([$тест2.W124]=1;ORG.OPENOFFICE.STYLE(&quot;граница&quot;);ORG.OPENOFFICE.STYLE(&quot;Стандарт&quot;)))">
            <text:p/>
          </table:table-cell>
          <table:table-cell table:formula="of:=T(IF([$тест2.X124]=1;ORG.OPENOFFICE.STYLE(&quot;граница&quot;);ORG.OPENOFFICE.STYLE(&quot;Стандарт&quot;)))">
            <text:p/>
          </table:table-cell>
          <table:table-cell table:formula="of:=T(IF([$тест2.Y124]=1;ORG.OPENOFFICE.STYLE(&quot;граница&quot;);ORG.OPENOFFICE.STYLE(&quot;Стандарт&quot;)))">
            <text:p/>
          </table:table-cell>
          <table:table-cell table:formula="of:=T(IF([$тест2.Z124]=1;ORG.OPENOFFICE.STYLE(&quot;граница&quot;);ORG.OPENOFFICE.STYLE(&quot;Стандарт&quot;)))">
            <text:p/>
          </table:table-cell>
          <table:table-cell table:formula="of:=T(IF([$тест2.AA124]=1;ORG.OPENOFFICE.STYLE(&quot;граница&quot;);ORG.OPENOFFICE.STYLE(&quot;Стандарт&quot;)))">
            <text:p/>
          </table:table-cell>
          <table:table-cell table:formula="of:=T(IF([$тест2.AB124]=1;ORG.OPENOFFICE.STYLE(&quot;граница&quot;);ORG.OPENOFFICE.STYLE(&quot;Стандарт&quot;)))">
            <text:p/>
          </table:table-cell>
          <table:table-cell table:formula="of:=T(IF([$тест2.AC124]=1;ORG.OPENOFFICE.STYLE(&quot;граница&quot;);ORG.OPENOFFICE.STYLE(&quot;Стандарт&quot;)))">
            <text:p/>
          </table:table-cell>
          <table:table-cell table:formula="of:=T(IF([$тест2.AD124]=1;ORG.OPENOFFICE.STYLE(&quot;граница&quot;);ORG.OPENOFFICE.STYLE(&quot;Стандарт&quot;)))">
            <text:p/>
          </table:table-cell>
          <table:table-cell table:formula="of:=T(IF([$тест2.AE124]=1;ORG.OPENOFFICE.STYLE(&quot;граница&quot;);ORG.OPENOFFICE.STYLE(&quot;Стандарт&quot;)))">
            <text:p/>
          </table:table-cell>
          <table:table-cell table:formula="of:=T(IF([$тест2.AF124]=1;ORG.OPENOFFICE.STYLE(&quot;граница&quot;);ORG.OPENOFFICE.STYLE(&quot;Стандарт&quot;)))">
            <text:p/>
          </table:table-cell>
          <table:table-cell table:formula="of:=T(IF([$тест2.AG124]=1;ORG.OPENOFFICE.STYLE(&quot;граница&quot;);ORG.OPENOFFICE.STYLE(&quot;Стандарт&quot;)))">
            <text:p/>
          </table:table-cell>
          <table:table-cell table:formula="of:=T(IF([$тест2.AH124]=1;ORG.OPENOFFICE.STYLE(&quot;граница&quot;);ORG.OPENOFFICE.STYLE(&quot;Стандарт&quot;)))">
            <text:p/>
          </table:table-cell>
          <table:table-cell table:formula="of:=T(IF([$тест2.AI124]=1;ORG.OPENOFFICE.STYLE(&quot;граница&quot;);ORG.OPENOFFICE.STYLE(&quot;Стандарт&quot;)))">
            <text:p/>
          </table:table-cell>
          <table:table-cell table:formula="of:=T(IF([$тест2.AJ124]=1;ORG.OPENOFFICE.STYLE(&quot;граница&quot;);ORG.OPENOFFICE.STYLE(&quot;Стандарт&quot;)))">
            <text:p/>
          </table:table-cell>
          <table:table-cell table:formula="of:=T(IF([$тест2.AK124]=1;ORG.OPENOFFICE.STYLE(&quot;граница&quot;);ORG.OPENOFFICE.STYLE(&quot;Стандарт&quot;)))">
            <text:p/>
          </table:table-cell>
          <table:table-cell table:formula="of:=T(IF([$тест2.AL124]=1;ORG.OPENOFFICE.STYLE(&quot;граница&quot;);ORG.OPENOFFICE.STYLE(&quot;Стандарт&quot;)))">
            <text:p/>
          </table:table-cell>
          <table:table-cell table:formula="of:=T(IF([$тест2.AM124]=1;ORG.OPENOFFICE.STYLE(&quot;граница&quot;);ORG.OPENOFFICE.STYLE(&quot;Стандарт&quot;)))">
            <text:p/>
          </table:table-cell>
          <table:table-cell table:formula="of:=T(IF([$тест2.AN124]=1;ORG.OPENOFFICE.STYLE(&quot;граница&quot;);ORG.OPENOFFICE.STYLE(&quot;Стандарт&quot;)))">
            <text:p/>
          </table:table-cell>
          <table:table-cell table:formula="of:=T(IF([$тест2.AO124]=1;ORG.OPENOFFICE.STYLE(&quot;граница&quot;);ORG.OPENOFFICE.STYLE(&quot;Стандарт&quot;)))">
            <text:p/>
          </table:table-cell>
          <table:table-cell table:formula="of:=T(IF([$тест2.AP124]=1;ORG.OPENOFFICE.STYLE(&quot;граница&quot;);ORG.OPENOFFICE.STYLE(&quot;Стандарт&quot;)))">
            <text:p/>
          </table:table-cell>
          <table:table-cell table:formula="of:=T(IF([$тест2.AQ124]=1;ORG.OPENOFFICE.STYLE(&quot;граница&quot;);ORG.OPENOFFICE.STYLE(&quot;Стандарт&quot;)))">
            <text:p/>
          </table:table-cell>
          <table:table-cell table:formula="of:=T(IF([$тест2.AR124]=1;ORG.OPENOFFICE.STYLE(&quot;граница&quot;);ORG.OPENOFFICE.STYLE(&quot;Стандарт&quot;)))">
            <text:p/>
          </table:table-cell>
          <table:table-cell table:formula="of:=T(IF([$тест2.AS124]=1;ORG.OPENOFFICE.STYLE(&quot;граница&quot;);ORG.OPENOFFICE.STYLE(&quot;Стандарт&quot;)))">
            <text:p/>
          </table:table-cell>
          <table:table-cell table:formula="of:=T(IF([$тест2.AT124]=1;ORG.OPENOFFICE.STYLE(&quot;граница&quot;);ORG.OPENOFFICE.STYLE(&quot;Стандарт&quot;)))">
            <text:p/>
          </table:table-cell>
          <table:table-cell table:formula="of:=T(IF([$тест2.AU124]=1;ORG.OPENOFFICE.STYLE(&quot;граница&quot;);ORG.OPENOFFICE.STYLE(&quot;Стандарт&quot;)))">
            <text:p/>
          </table:table-cell>
          <table:table-cell table:formula="of:=T(IF([$тест2.AV124]=1;ORG.OPENOFFICE.STYLE(&quot;граница&quot;);ORG.OPENOFFICE.STYLE(&quot;Стандарт&quot;)))">
            <text:p/>
          </table:table-cell>
          <table:table-cell table:formula="of:=T(IF([$тест2.AW124]=1;ORG.OPENOFFICE.STYLE(&quot;граница&quot;);ORG.OPENOFFICE.STYLE(&quot;Стандарт&quot;)))">
            <text:p/>
          </table:table-cell>
          <table:table-cell table:formula="of:=T(IF([$тест2.AX12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5]=1;ORG.OPENOFFICE.STYLE(&quot;граница&quot;);ORG.OPENOFFICE.STYLE(&quot;Стандарт&quot;)))">
            <text:p/>
          </table:table-cell>
          <table:table-cell table:formula="of:=T(IF([$тест2.C125]=1;ORG.OPENOFFICE.STYLE(&quot;граница&quot;);ORG.OPENOFFICE.STYLE(&quot;Стандарт&quot;)))">
            <text:p/>
          </table:table-cell>
          <table:table-cell table:formula="of:=T(IF([$тест2.D125]=1;ORG.OPENOFFICE.STYLE(&quot;граница&quot;);ORG.OPENOFFICE.STYLE(&quot;Стандарт&quot;)))">
            <text:p/>
          </table:table-cell>
          <table:table-cell table:formula="of:=T(IF([$тест2.E125]=1;ORG.OPENOFFICE.STYLE(&quot;граница&quot;);ORG.OPENOFFICE.STYLE(&quot;Стандарт&quot;)))">
            <text:p/>
          </table:table-cell>
          <table:table-cell table:formula="of:=T(IF([$тест2.F125]=1;ORG.OPENOFFICE.STYLE(&quot;граница&quot;);ORG.OPENOFFICE.STYLE(&quot;Стандарт&quot;)))">
            <text:p/>
          </table:table-cell>
          <table:table-cell table:formula="of:=T(IF([$тест2.G125]=1;ORG.OPENOFFICE.STYLE(&quot;граница&quot;);ORG.OPENOFFICE.STYLE(&quot;Стандарт&quot;)))">
            <text:p/>
          </table:table-cell>
          <table:table-cell table:formula="of:=T(IF([$тест2.H125]=1;ORG.OPENOFFICE.STYLE(&quot;граница&quot;);ORG.OPENOFFICE.STYLE(&quot;Стандарт&quot;)))">
            <text:p/>
          </table:table-cell>
          <table:table-cell table:formula="of:=T(IF([$тест2.I125]=1;ORG.OPENOFFICE.STYLE(&quot;граница&quot;);ORG.OPENOFFICE.STYLE(&quot;Стандарт&quot;)))">
            <text:p/>
          </table:table-cell>
          <table:table-cell table:formula="of:=T(IF([$тест2.J125]=1;ORG.OPENOFFICE.STYLE(&quot;граница&quot;);ORG.OPENOFFICE.STYLE(&quot;Стандарт&quot;)))">
            <text:p/>
          </table:table-cell>
          <table:table-cell table:formula="of:=T(IF([$тест2.K125]=1;ORG.OPENOFFICE.STYLE(&quot;граница&quot;);ORG.OPENOFFICE.STYLE(&quot;Стандарт&quot;)))">
            <text:p/>
          </table:table-cell>
          <table:table-cell table:formula="of:=T(IF([$тест2.L125]=1;ORG.OPENOFFICE.STYLE(&quot;граница&quot;);ORG.OPENOFFICE.STYLE(&quot;Стандарт&quot;)))">
            <text:p/>
          </table:table-cell>
          <table:table-cell table:formula="of:=T(IF([$тест2.M125]=1;ORG.OPENOFFICE.STYLE(&quot;граница&quot;);ORG.OPENOFFICE.STYLE(&quot;Стандарт&quot;)))">
            <text:p/>
          </table:table-cell>
          <table:table-cell table:formula="of:=T(IF([$тест2.N125]=1;ORG.OPENOFFICE.STYLE(&quot;граница&quot;);ORG.OPENOFFICE.STYLE(&quot;Стандарт&quot;)))">
            <text:p/>
          </table:table-cell>
          <table:table-cell table:formula="of:=T(IF([$тест2.O125]=1;ORG.OPENOFFICE.STYLE(&quot;граница&quot;);ORG.OPENOFFICE.STYLE(&quot;Стандарт&quot;)))">
            <text:p/>
          </table:table-cell>
          <table:table-cell table:formula="of:=T(IF([$тест2.P125]=1;ORG.OPENOFFICE.STYLE(&quot;граница&quot;);ORG.OPENOFFICE.STYLE(&quot;Стандарт&quot;)))">
            <text:p/>
          </table:table-cell>
          <table:table-cell table:formula="of:=T(IF([$тест2.Q125]=1;ORG.OPENOFFICE.STYLE(&quot;граница&quot;);ORG.OPENOFFICE.STYLE(&quot;Стандарт&quot;)))">
            <text:p/>
          </table:table-cell>
          <table:table-cell table:formula="of:=T(IF([$тест2.R125]=1;ORG.OPENOFFICE.STYLE(&quot;граница&quot;);ORG.OPENOFFICE.STYLE(&quot;Стандарт&quot;)))">
            <text:p/>
          </table:table-cell>
          <table:table-cell table:formula="of:=T(IF([$тест2.S125]=1;ORG.OPENOFFICE.STYLE(&quot;граница&quot;);ORG.OPENOFFICE.STYLE(&quot;Стандарт&quot;)))">
            <text:p/>
          </table:table-cell>
          <table:table-cell table:formula="of:=T(IF([$тест2.T125]=1;ORG.OPENOFFICE.STYLE(&quot;граница&quot;);ORG.OPENOFFICE.STYLE(&quot;Стандарт&quot;)))">
            <text:p/>
          </table:table-cell>
          <table:table-cell table:formula="of:=T(IF([$тест2.U125]=1;ORG.OPENOFFICE.STYLE(&quot;граница&quot;);ORG.OPENOFFICE.STYLE(&quot;Стандарт&quot;)))">
            <text:p/>
          </table:table-cell>
          <table:table-cell table:formula="of:=T(IF([$тест2.V125]=1;ORG.OPENOFFICE.STYLE(&quot;граница&quot;);ORG.OPENOFFICE.STYLE(&quot;Стандарт&quot;)))">
            <text:p/>
          </table:table-cell>
          <table:table-cell table:formula="of:=T(IF([$тест2.W125]=1;ORG.OPENOFFICE.STYLE(&quot;граница&quot;);ORG.OPENOFFICE.STYLE(&quot;Стандарт&quot;)))">
            <text:p/>
          </table:table-cell>
          <table:table-cell table:formula="of:=T(IF([$тест2.X125]=1;ORG.OPENOFFICE.STYLE(&quot;граница&quot;);ORG.OPENOFFICE.STYLE(&quot;Стандарт&quot;)))">
            <text:p/>
          </table:table-cell>
          <table:table-cell table:formula="of:=T(IF([$тест2.Y125]=1;ORG.OPENOFFICE.STYLE(&quot;граница&quot;);ORG.OPENOFFICE.STYLE(&quot;Стандарт&quot;)))">
            <text:p/>
          </table:table-cell>
          <table:table-cell table:formula="of:=T(IF([$тест2.Z125]=1;ORG.OPENOFFICE.STYLE(&quot;граница&quot;);ORG.OPENOFFICE.STYLE(&quot;Стандарт&quot;)))">
            <text:p/>
          </table:table-cell>
          <table:table-cell table:formula="of:=T(IF([$тест2.AA125]=1;ORG.OPENOFFICE.STYLE(&quot;граница&quot;);ORG.OPENOFFICE.STYLE(&quot;Стандарт&quot;)))">
            <text:p/>
          </table:table-cell>
          <table:table-cell table:formula="of:=T(IF([$тест2.AB125]=1;ORG.OPENOFFICE.STYLE(&quot;граница&quot;);ORG.OPENOFFICE.STYLE(&quot;Стандарт&quot;)))">
            <text:p/>
          </table:table-cell>
          <table:table-cell table:formula="of:=T(IF([$тест2.AC125]=1;ORG.OPENOFFICE.STYLE(&quot;граница&quot;);ORG.OPENOFFICE.STYLE(&quot;Стандарт&quot;)))">
            <text:p/>
          </table:table-cell>
          <table:table-cell table:formula="of:=T(IF([$тест2.AD125]=1;ORG.OPENOFFICE.STYLE(&quot;граница&quot;);ORG.OPENOFFICE.STYLE(&quot;Стандарт&quot;)))">
            <text:p/>
          </table:table-cell>
          <table:table-cell table:formula="of:=T(IF([$тест2.AE125]=1;ORG.OPENOFFICE.STYLE(&quot;граница&quot;);ORG.OPENOFFICE.STYLE(&quot;Стандарт&quot;)))">
            <text:p/>
          </table:table-cell>
          <table:table-cell table:formula="of:=T(IF([$тест2.AF125]=1;ORG.OPENOFFICE.STYLE(&quot;граница&quot;);ORG.OPENOFFICE.STYLE(&quot;Стандарт&quot;)))">
            <text:p/>
          </table:table-cell>
          <table:table-cell table:formula="of:=T(IF([$тест2.AG125]=1;ORG.OPENOFFICE.STYLE(&quot;граница&quot;);ORG.OPENOFFICE.STYLE(&quot;Стандарт&quot;)))">
            <text:p/>
          </table:table-cell>
          <table:table-cell table:formula="of:=T(IF([$тест2.AH125]=1;ORG.OPENOFFICE.STYLE(&quot;граница&quot;);ORG.OPENOFFICE.STYLE(&quot;Стандарт&quot;)))">
            <text:p/>
          </table:table-cell>
          <table:table-cell table:formula="of:=T(IF([$тест2.AI125]=1;ORG.OPENOFFICE.STYLE(&quot;граница&quot;);ORG.OPENOFFICE.STYLE(&quot;Стандарт&quot;)))">
            <text:p/>
          </table:table-cell>
          <table:table-cell table:formula="of:=T(IF([$тест2.AJ125]=1;ORG.OPENOFFICE.STYLE(&quot;граница&quot;);ORG.OPENOFFICE.STYLE(&quot;Стандарт&quot;)))">
            <text:p/>
          </table:table-cell>
          <table:table-cell table:formula="of:=T(IF([$тест2.AK125]=1;ORG.OPENOFFICE.STYLE(&quot;граница&quot;);ORG.OPENOFFICE.STYLE(&quot;Стандарт&quot;)))">
            <text:p/>
          </table:table-cell>
          <table:table-cell table:formula="of:=T(IF([$тест2.AL125]=1;ORG.OPENOFFICE.STYLE(&quot;граница&quot;);ORG.OPENOFFICE.STYLE(&quot;Стандарт&quot;)))">
            <text:p/>
          </table:table-cell>
          <table:table-cell table:formula="of:=T(IF([$тест2.AM125]=1;ORG.OPENOFFICE.STYLE(&quot;граница&quot;);ORG.OPENOFFICE.STYLE(&quot;Стандарт&quot;)))">
            <text:p/>
          </table:table-cell>
          <table:table-cell table:formula="of:=T(IF([$тест2.AN125]=1;ORG.OPENOFFICE.STYLE(&quot;граница&quot;);ORG.OPENOFFICE.STYLE(&quot;Стандарт&quot;)))">
            <text:p/>
          </table:table-cell>
          <table:table-cell table:formula="of:=T(IF([$тест2.AO125]=1;ORG.OPENOFFICE.STYLE(&quot;граница&quot;);ORG.OPENOFFICE.STYLE(&quot;Стандарт&quot;)))">
            <text:p/>
          </table:table-cell>
          <table:table-cell table:formula="of:=T(IF([$тест2.AP125]=1;ORG.OPENOFFICE.STYLE(&quot;граница&quot;);ORG.OPENOFFICE.STYLE(&quot;Стандарт&quot;)))">
            <text:p/>
          </table:table-cell>
          <table:table-cell table:formula="of:=T(IF([$тест2.AQ125]=1;ORG.OPENOFFICE.STYLE(&quot;граница&quot;);ORG.OPENOFFICE.STYLE(&quot;Стандарт&quot;)))">
            <text:p/>
          </table:table-cell>
          <table:table-cell table:formula="of:=T(IF([$тест2.AR125]=1;ORG.OPENOFFICE.STYLE(&quot;граница&quot;);ORG.OPENOFFICE.STYLE(&quot;Стандарт&quot;)))">
            <text:p/>
          </table:table-cell>
          <table:table-cell table:formula="of:=T(IF([$тест2.AS125]=1;ORG.OPENOFFICE.STYLE(&quot;граница&quot;);ORG.OPENOFFICE.STYLE(&quot;Стандарт&quot;)))">
            <text:p/>
          </table:table-cell>
          <table:table-cell table:formula="of:=T(IF([$тест2.AT125]=1;ORG.OPENOFFICE.STYLE(&quot;граница&quot;);ORG.OPENOFFICE.STYLE(&quot;Стандарт&quot;)))">
            <text:p/>
          </table:table-cell>
          <table:table-cell table:formula="of:=T(IF([$тест2.AU125]=1;ORG.OPENOFFICE.STYLE(&quot;граница&quot;);ORG.OPENOFFICE.STYLE(&quot;Стандарт&quot;)))">
            <text:p/>
          </table:table-cell>
          <table:table-cell table:formula="of:=T(IF([$тест2.AV125]=1;ORG.OPENOFFICE.STYLE(&quot;граница&quot;);ORG.OPENOFFICE.STYLE(&quot;Стандарт&quot;)))">
            <text:p/>
          </table:table-cell>
          <table:table-cell table:formula="of:=T(IF([$тест2.AW125]=1;ORG.OPENOFFICE.STYLE(&quot;граница&quot;);ORG.OPENOFFICE.STYLE(&quot;Стандарт&quot;)))">
            <text:p/>
          </table:table-cell>
          <table:table-cell table:formula="of:=T(IF([$тест2.AX12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6]=1;ORG.OPENOFFICE.STYLE(&quot;граница&quot;);ORG.OPENOFFICE.STYLE(&quot;Стандарт&quot;)))">
            <text:p/>
          </table:table-cell>
          <table:table-cell table:formula="of:=T(IF([$тест2.C126]=1;ORG.OPENOFFICE.STYLE(&quot;граница&quot;);ORG.OPENOFFICE.STYLE(&quot;Стандарт&quot;)))">
            <text:p/>
          </table:table-cell>
          <table:table-cell table:formula="of:=T(IF([$тест2.D126]=1;ORG.OPENOFFICE.STYLE(&quot;граница&quot;);ORG.OPENOFFICE.STYLE(&quot;Стандарт&quot;)))">
            <text:p/>
          </table:table-cell>
          <table:table-cell table:formula="of:=T(IF([$тест2.E126]=1;ORG.OPENOFFICE.STYLE(&quot;граница&quot;);ORG.OPENOFFICE.STYLE(&quot;Стандарт&quot;)))">
            <text:p/>
          </table:table-cell>
          <table:table-cell table:formula="of:=T(IF([$тест2.F126]=1;ORG.OPENOFFICE.STYLE(&quot;граница&quot;);ORG.OPENOFFICE.STYLE(&quot;Стандарт&quot;)))">
            <text:p/>
          </table:table-cell>
          <table:table-cell table:formula="of:=T(IF([$тест2.G126]=1;ORG.OPENOFFICE.STYLE(&quot;граница&quot;);ORG.OPENOFFICE.STYLE(&quot;Стандарт&quot;)))">
            <text:p/>
          </table:table-cell>
          <table:table-cell table:formula="of:=T(IF([$тест2.H126]=1;ORG.OPENOFFICE.STYLE(&quot;граница&quot;);ORG.OPENOFFICE.STYLE(&quot;Стандарт&quot;)))">
            <text:p/>
          </table:table-cell>
          <table:table-cell table:formula="of:=T(IF([$тест2.I126]=1;ORG.OPENOFFICE.STYLE(&quot;граница&quot;);ORG.OPENOFFICE.STYLE(&quot;Стандарт&quot;)))">
            <text:p/>
          </table:table-cell>
          <table:table-cell table:formula="of:=T(IF([$тест2.J126]=1;ORG.OPENOFFICE.STYLE(&quot;граница&quot;);ORG.OPENOFFICE.STYLE(&quot;Стандарт&quot;)))">
            <text:p/>
          </table:table-cell>
          <table:table-cell table:formula="of:=T(IF([$тест2.K126]=1;ORG.OPENOFFICE.STYLE(&quot;граница&quot;);ORG.OPENOFFICE.STYLE(&quot;Стандарт&quot;)))">
            <text:p/>
          </table:table-cell>
          <table:table-cell table:formula="of:=T(IF([$тест2.L126]=1;ORG.OPENOFFICE.STYLE(&quot;граница&quot;);ORG.OPENOFFICE.STYLE(&quot;Стандарт&quot;)))">
            <text:p/>
          </table:table-cell>
          <table:table-cell table:formula="of:=T(IF([$тест2.M126]=1;ORG.OPENOFFICE.STYLE(&quot;граница&quot;);ORG.OPENOFFICE.STYLE(&quot;Стандарт&quot;)))">
            <text:p/>
          </table:table-cell>
          <table:table-cell table:formula="of:=T(IF([$тест2.N126]=1;ORG.OPENOFFICE.STYLE(&quot;граница&quot;);ORG.OPENOFFICE.STYLE(&quot;Стандарт&quot;)))">
            <text:p/>
          </table:table-cell>
          <table:table-cell table:formula="of:=T(IF([$тест2.O126]=1;ORG.OPENOFFICE.STYLE(&quot;граница&quot;);ORG.OPENOFFICE.STYLE(&quot;Стандарт&quot;)))">
            <text:p/>
          </table:table-cell>
          <table:table-cell table:formula="of:=T(IF([$тест2.P126]=1;ORG.OPENOFFICE.STYLE(&quot;граница&quot;);ORG.OPENOFFICE.STYLE(&quot;Стандарт&quot;)))">
            <text:p/>
          </table:table-cell>
          <table:table-cell table:formula="of:=T(IF([$тест2.Q126]=1;ORG.OPENOFFICE.STYLE(&quot;граница&quot;);ORG.OPENOFFICE.STYLE(&quot;Стандарт&quot;)))">
            <text:p/>
          </table:table-cell>
          <table:table-cell table:formula="of:=T(IF([$тест2.R126]=1;ORG.OPENOFFICE.STYLE(&quot;граница&quot;);ORG.OPENOFFICE.STYLE(&quot;Стандарт&quot;)))">
            <text:p/>
          </table:table-cell>
          <table:table-cell table:formula="of:=T(IF([$тест2.S126]=1;ORG.OPENOFFICE.STYLE(&quot;граница&quot;);ORG.OPENOFFICE.STYLE(&quot;Стандарт&quot;)))">
            <text:p/>
          </table:table-cell>
          <table:table-cell table:formula="of:=T(IF([$тест2.T126]=1;ORG.OPENOFFICE.STYLE(&quot;граница&quot;);ORG.OPENOFFICE.STYLE(&quot;Стандарт&quot;)))">
            <text:p/>
          </table:table-cell>
          <table:table-cell table:formula="of:=T(IF([$тест2.U126]=1;ORG.OPENOFFICE.STYLE(&quot;граница&quot;);ORG.OPENOFFICE.STYLE(&quot;Стандарт&quot;)))">
            <text:p/>
          </table:table-cell>
          <table:table-cell table:formula="of:=T(IF([$тест2.V126]=1;ORG.OPENOFFICE.STYLE(&quot;граница&quot;);ORG.OPENOFFICE.STYLE(&quot;Стандарт&quot;)))">
            <text:p/>
          </table:table-cell>
          <table:table-cell table:formula="of:=T(IF([$тест2.W126]=1;ORG.OPENOFFICE.STYLE(&quot;граница&quot;);ORG.OPENOFFICE.STYLE(&quot;Стандарт&quot;)))">
            <text:p/>
          </table:table-cell>
          <table:table-cell table:formula="of:=T(IF([$тест2.X126]=1;ORG.OPENOFFICE.STYLE(&quot;граница&quot;);ORG.OPENOFFICE.STYLE(&quot;Стандарт&quot;)))">
            <text:p/>
          </table:table-cell>
          <table:table-cell table:formula="of:=T(IF([$тест2.Y126]=1;ORG.OPENOFFICE.STYLE(&quot;граница&quot;);ORG.OPENOFFICE.STYLE(&quot;Стандарт&quot;)))">
            <text:p/>
          </table:table-cell>
          <table:table-cell table:formula="of:=T(IF([$тест2.Z126]=1;ORG.OPENOFFICE.STYLE(&quot;граница&quot;);ORG.OPENOFFICE.STYLE(&quot;Стандарт&quot;)))">
            <text:p/>
          </table:table-cell>
          <table:table-cell table:formula="of:=T(IF([$тест2.AA126]=1;ORG.OPENOFFICE.STYLE(&quot;граница&quot;);ORG.OPENOFFICE.STYLE(&quot;Стандарт&quot;)))">
            <text:p/>
          </table:table-cell>
          <table:table-cell table:formula="of:=T(IF([$тест2.AB126]=1;ORG.OPENOFFICE.STYLE(&quot;граница&quot;);ORG.OPENOFFICE.STYLE(&quot;Стандарт&quot;)))">
            <text:p/>
          </table:table-cell>
          <table:table-cell table:formula="of:=T(IF([$тест2.AC126]=1;ORG.OPENOFFICE.STYLE(&quot;граница&quot;);ORG.OPENOFFICE.STYLE(&quot;Стандарт&quot;)))">
            <text:p/>
          </table:table-cell>
          <table:table-cell table:formula="of:=T(IF([$тест2.AD126]=1;ORG.OPENOFFICE.STYLE(&quot;граница&quot;);ORG.OPENOFFICE.STYLE(&quot;Стандарт&quot;)))">
            <text:p/>
          </table:table-cell>
          <table:table-cell table:formula="of:=T(IF([$тест2.AE126]=1;ORG.OPENOFFICE.STYLE(&quot;граница&quot;);ORG.OPENOFFICE.STYLE(&quot;Стандарт&quot;)))">
            <text:p/>
          </table:table-cell>
          <table:table-cell table:formula="of:=T(IF([$тест2.AF126]=1;ORG.OPENOFFICE.STYLE(&quot;граница&quot;);ORG.OPENOFFICE.STYLE(&quot;Стандарт&quot;)))">
            <text:p/>
          </table:table-cell>
          <table:table-cell table:formula="of:=T(IF([$тест2.AG126]=1;ORG.OPENOFFICE.STYLE(&quot;граница&quot;);ORG.OPENOFFICE.STYLE(&quot;Стандарт&quot;)))">
            <text:p/>
          </table:table-cell>
          <table:table-cell table:formula="of:=T(IF([$тест2.AH126]=1;ORG.OPENOFFICE.STYLE(&quot;граница&quot;);ORG.OPENOFFICE.STYLE(&quot;Стандарт&quot;)))">
            <text:p/>
          </table:table-cell>
          <table:table-cell table:formula="of:=T(IF([$тест2.AI126]=1;ORG.OPENOFFICE.STYLE(&quot;граница&quot;);ORG.OPENOFFICE.STYLE(&quot;Стандарт&quot;)))">
            <text:p/>
          </table:table-cell>
          <table:table-cell table:formula="of:=T(IF([$тест2.AJ126]=1;ORG.OPENOFFICE.STYLE(&quot;граница&quot;);ORG.OPENOFFICE.STYLE(&quot;Стандарт&quot;)))">
            <text:p/>
          </table:table-cell>
          <table:table-cell table:formula="of:=T(IF([$тест2.AK126]=1;ORG.OPENOFFICE.STYLE(&quot;граница&quot;);ORG.OPENOFFICE.STYLE(&quot;Стандарт&quot;)))">
            <text:p/>
          </table:table-cell>
          <table:table-cell table:formula="of:=T(IF([$тест2.AL126]=1;ORG.OPENOFFICE.STYLE(&quot;граница&quot;);ORG.OPENOFFICE.STYLE(&quot;Стандарт&quot;)))">
            <text:p/>
          </table:table-cell>
          <table:table-cell table:formula="of:=T(IF([$тест2.AM126]=1;ORG.OPENOFFICE.STYLE(&quot;граница&quot;);ORG.OPENOFFICE.STYLE(&quot;Стандарт&quot;)))">
            <text:p/>
          </table:table-cell>
          <table:table-cell table:formula="of:=T(IF([$тест2.AN126]=1;ORG.OPENOFFICE.STYLE(&quot;граница&quot;);ORG.OPENOFFICE.STYLE(&quot;Стандарт&quot;)))">
            <text:p/>
          </table:table-cell>
          <table:table-cell table:formula="of:=T(IF([$тест2.AO126]=1;ORG.OPENOFFICE.STYLE(&quot;граница&quot;);ORG.OPENOFFICE.STYLE(&quot;Стандарт&quot;)))">
            <text:p/>
          </table:table-cell>
          <table:table-cell table:formula="of:=T(IF([$тест2.AP126]=1;ORG.OPENOFFICE.STYLE(&quot;граница&quot;);ORG.OPENOFFICE.STYLE(&quot;Стандарт&quot;)))">
            <text:p/>
          </table:table-cell>
          <table:table-cell table:formula="of:=T(IF([$тест2.AQ126]=1;ORG.OPENOFFICE.STYLE(&quot;граница&quot;);ORG.OPENOFFICE.STYLE(&quot;Стандарт&quot;)))">
            <text:p/>
          </table:table-cell>
          <table:table-cell table:formula="of:=T(IF([$тест2.AR126]=1;ORG.OPENOFFICE.STYLE(&quot;граница&quot;);ORG.OPENOFFICE.STYLE(&quot;Стандарт&quot;)))">
            <text:p/>
          </table:table-cell>
          <table:table-cell table:formula="of:=T(IF([$тест2.AS126]=1;ORG.OPENOFFICE.STYLE(&quot;граница&quot;);ORG.OPENOFFICE.STYLE(&quot;Стандарт&quot;)))">
            <text:p/>
          </table:table-cell>
          <table:table-cell table:formula="of:=T(IF([$тест2.AT126]=1;ORG.OPENOFFICE.STYLE(&quot;граница&quot;);ORG.OPENOFFICE.STYLE(&quot;Стандарт&quot;)))">
            <text:p/>
          </table:table-cell>
          <table:table-cell table:formula="of:=T(IF([$тест2.AU126]=1;ORG.OPENOFFICE.STYLE(&quot;граница&quot;);ORG.OPENOFFICE.STYLE(&quot;Стандарт&quot;)))">
            <text:p/>
          </table:table-cell>
          <table:table-cell table:formula="of:=T(IF([$тест2.AV126]=1;ORG.OPENOFFICE.STYLE(&quot;граница&quot;);ORG.OPENOFFICE.STYLE(&quot;Стандарт&quot;)))">
            <text:p/>
          </table:table-cell>
          <table:table-cell table:formula="of:=T(IF([$тест2.AW126]=1;ORG.OPENOFFICE.STYLE(&quot;граница&quot;);ORG.OPENOFFICE.STYLE(&quot;Стандарт&quot;)))">
            <text:p/>
          </table:table-cell>
          <table:table-cell table:formula="of:=T(IF([$тест2.AX12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7]=1;ORG.OPENOFFICE.STYLE(&quot;граница&quot;);ORG.OPENOFFICE.STYLE(&quot;Стандарт&quot;)))">
            <text:p/>
          </table:table-cell>
          <table:table-cell table:formula="of:=T(IF([$тест2.C127]=1;ORG.OPENOFFICE.STYLE(&quot;граница&quot;);ORG.OPENOFFICE.STYLE(&quot;Стандарт&quot;)))">
            <text:p/>
          </table:table-cell>
          <table:table-cell table:formula="of:=T(IF([$тест2.D127]=1;ORG.OPENOFFICE.STYLE(&quot;граница&quot;);ORG.OPENOFFICE.STYLE(&quot;Стандарт&quot;)))">
            <text:p/>
          </table:table-cell>
          <table:table-cell table:formula="of:=T(IF([$тест2.E127]=1;ORG.OPENOFFICE.STYLE(&quot;граница&quot;);ORG.OPENOFFICE.STYLE(&quot;Стандарт&quot;)))">
            <text:p/>
          </table:table-cell>
          <table:table-cell table:formula="of:=T(IF([$тест2.F127]=1;ORG.OPENOFFICE.STYLE(&quot;граница&quot;);ORG.OPENOFFICE.STYLE(&quot;Стандарт&quot;)))">
            <text:p/>
          </table:table-cell>
          <table:table-cell table:formula="of:=T(IF([$тест2.G127]=1;ORG.OPENOFFICE.STYLE(&quot;граница&quot;);ORG.OPENOFFICE.STYLE(&quot;Стандарт&quot;)))">
            <text:p/>
          </table:table-cell>
          <table:table-cell table:formula="of:=T(IF([$тест2.H127]=1;ORG.OPENOFFICE.STYLE(&quot;граница&quot;);ORG.OPENOFFICE.STYLE(&quot;Стандарт&quot;)))">
            <text:p/>
          </table:table-cell>
          <table:table-cell table:formula="of:=T(IF([$тест2.I127]=1;ORG.OPENOFFICE.STYLE(&quot;граница&quot;);ORG.OPENOFFICE.STYLE(&quot;Стандарт&quot;)))">
            <text:p/>
          </table:table-cell>
          <table:table-cell table:formula="of:=T(IF([$тест2.J127]=1;ORG.OPENOFFICE.STYLE(&quot;граница&quot;);ORG.OPENOFFICE.STYLE(&quot;Стандарт&quot;)))">
            <text:p/>
          </table:table-cell>
          <table:table-cell table:formula="of:=T(IF([$тест2.K127]=1;ORG.OPENOFFICE.STYLE(&quot;граница&quot;);ORG.OPENOFFICE.STYLE(&quot;Стандарт&quot;)))">
            <text:p/>
          </table:table-cell>
          <table:table-cell table:formula="of:=T(IF([$тест2.L127]=1;ORG.OPENOFFICE.STYLE(&quot;граница&quot;);ORG.OPENOFFICE.STYLE(&quot;Стандарт&quot;)))">
            <text:p/>
          </table:table-cell>
          <table:table-cell table:formula="of:=T(IF([$тест2.M127]=1;ORG.OPENOFFICE.STYLE(&quot;граница&quot;);ORG.OPENOFFICE.STYLE(&quot;Стандарт&quot;)))">
            <text:p/>
          </table:table-cell>
          <table:table-cell table:formula="of:=T(IF([$тест2.N127]=1;ORG.OPENOFFICE.STYLE(&quot;граница&quot;);ORG.OPENOFFICE.STYLE(&quot;Стандарт&quot;)))">
            <text:p/>
          </table:table-cell>
          <table:table-cell table:formula="of:=T(IF([$тест2.O127]=1;ORG.OPENOFFICE.STYLE(&quot;граница&quot;);ORG.OPENOFFICE.STYLE(&quot;Стандарт&quot;)))">
            <text:p/>
          </table:table-cell>
          <table:table-cell table:formula="of:=T(IF([$тест2.P127]=1;ORG.OPENOFFICE.STYLE(&quot;граница&quot;);ORG.OPENOFFICE.STYLE(&quot;Стандарт&quot;)))">
            <text:p/>
          </table:table-cell>
          <table:table-cell table:formula="of:=T(IF([$тест2.Q127]=1;ORG.OPENOFFICE.STYLE(&quot;граница&quot;);ORG.OPENOFFICE.STYLE(&quot;Стандарт&quot;)))">
            <text:p/>
          </table:table-cell>
          <table:table-cell table:formula="of:=T(IF([$тест2.R127]=1;ORG.OPENOFFICE.STYLE(&quot;граница&quot;);ORG.OPENOFFICE.STYLE(&quot;Стандарт&quot;)))">
            <text:p/>
          </table:table-cell>
          <table:table-cell table:formula="of:=T(IF([$тест2.S127]=1;ORG.OPENOFFICE.STYLE(&quot;граница&quot;);ORG.OPENOFFICE.STYLE(&quot;Стандарт&quot;)))">
            <text:p/>
          </table:table-cell>
          <table:table-cell table:formula="of:=T(IF([$тест2.T127]=1;ORG.OPENOFFICE.STYLE(&quot;граница&quot;);ORG.OPENOFFICE.STYLE(&quot;Стандарт&quot;)))">
            <text:p/>
          </table:table-cell>
          <table:table-cell table:formula="of:=T(IF([$тест2.U127]=1;ORG.OPENOFFICE.STYLE(&quot;граница&quot;);ORG.OPENOFFICE.STYLE(&quot;Стандарт&quot;)))">
            <text:p/>
          </table:table-cell>
          <table:table-cell table:formula="of:=T(IF([$тест2.V127]=1;ORG.OPENOFFICE.STYLE(&quot;граница&quot;);ORG.OPENOFFICE.STYLE(&quot;Стандарт&quot;)))">
            <text:p/>
          </table:table-cell>
          <table:table-cell table:formula="of:=T(IF([$тест2.W127]=1;ORG.OPENOFFICE.STYLE(&quot;граница&quot;);ORG.OPENOFFICE.STYLE(&quot;Стандарт&quot;)))">
            <text:p/>
          </table:table-cell>
          <table:table-cell table:formula="of:=T(IF([$тест2.X127]=1;ORG.OPENOFFICE.STYLE(&quot;граница&quot;);ORG.OPENOFFICE.STYLE(&quot;Стандарт&quot;)))">
            <text:p/>
          </table:table-cell>
          <table:table-cell table:formula="of:=T(IF([$тест2.Y127]=1;ORG.OPENOFFICE.STYLE(&quot;граница&quot;);ORG.OPENOFFICE.STYLE(&quot;Стандарт&quot;)))">
            <text:p/>
          </table:table-cell>
          <table:table-cell table:formula="of:=T(IF([$тест2.Z127]=1;ORG.OPENOFFICE.STYLE(&quot;граница&quot;);ORG.OPENOFFICE.STYLE(&quot;Стандарт&quot;)))">
            <text:p/>
          </table:table-cell>
          <table:table-cell table:formula="of:=T(IF([$тест2.AA127]=1;ORG.OPENOFFICE.STYLE(&quot;граница&quot;);ORG.OPENOFFICE.STYLE(&quot;Стандарт&quot;)))">
            <text:p/>
          </table:table-cell>
          <table:table-cell table:formula="of:=T(IF([$тест2.AB127]=1;ORG.OPENOFFICE.STYLE(&quot;граница&quot;);ORG.OPENOFFICE.STYLE(&quot;Стандарт&quot;)))">
            <text:p/>
          </table:table-cell>
          <table:table-cell table:formula="of:=T(IF([$тест2.AC127]=1;ORG.OPENOFFICE.STYLE(&quot;граница&quot;);ORG.OPENOFFICE.STYLE(&quot;Стандарт&quot;)))">
            <text:p/>
          </table:table-cell>
          <table:table-cell table:formula="of:=T(IF([$тест2.AD127]=1;ORG.OPENOFFICE.STYLE(&quot;граница&quot;);ORG.OPENOFFICE.STYLE(&quot;Стандарт&quot;)))">
            <text:p/>
          </table:table-cell>
          <table:table-cell table:formula="of:=T(IF([$тест2.AE127]=1;ORG.OPENOFFICE.STYLE(&quot;граница&quot;);ORG.OPENOFFICE.STYLE(&quot;Стандарт&quot;)))">
            <text:p/>
          </table:table-cell>
          <table:table-cell table:formula="of:=T(IF([$тест2.AF127]=1;ORG.OPENOFFICE.STYLE(&quot;граница&quot;);ORG.OPENOFFICE.STYLE(&quot;Стандарт&quot;)))">
            <text:p/>
          </table:table-cell>
          <table:table-cell table:formula="of:=T(IF([$тест2.AG127]=1;ORG.OPENOFFICE.STYLE(&quot;граница&quot;);ORG.OPENOFFICE.STYLE(&quot;Стандарт&quot;)))">
            <text:p/>
          </table:table-cell>
          <table:table-cell table:formula="of:=T(IF([$тест2.AH127]=1;ORG.OPENOFFICE.STYLE(&quot;граница&quot;);ORG.OPENOFFICE.STYLE(&quot;Стандарт&quot;)))">
            <text:p/>
          </table:table-cell>
          <table:table-cell table:formula="of:=T(IF([$тест2.AI127]=1;ORG.OPENOFFICE.STYLE(&quot;граница&quot;);ORG.OPENOFFICE.STYLE(&quot;Стандарт&quot;)))">
            <text:p/>
          </table:table-cell>
          <table:table-cell table:formula="of:=T(IF([$тест2.AJ127]=1;ORG.OPENOFFICE.STYLE(&quot;граница&quot;);ORG.OPENOFFICE.STYLE(&quot;Стандарт&quot;)))">
            <text:p/>
          </table:table-cell>
          <table:table-cell table:formula="of:=T(IF([$тест2.AK127]=1;ORG.OPENOFFICE.STYLE(&quot;граница&quot;);ORG.OPENOFFICE.STYLE(&quot;Стандарт&quot;)))">
            <text:p/>
          </table:table-cell>
          <table:table-cell table:formula="of:=T(IF([$тест2.AL127]=1;ORG.OPENOFFICE.STYLE(&quot;граница&quot;);ORG.OPENOFFICE.STYLE(&quot;Стандарт&quot;)))">
            <text:p/>
          </table:table-cell>
          <table:table-cell table:formula="of:=T(IF([$тест2.AM127]=1;ORG.OPENOFFICE.STYLE(&quot;граница&quot;);ORG.OPENOFFICE.STYLE(&quot;Стандарт&quot;)))">
            <text:p/>
          </table:table-cell>
          <table:table-cell table:formula="of:=T(IF([$тест2.AN127]=1;ORG.OPENOFFICE.STYLE(&quot;граница&quot;);ORG.OPENOFFICE.STYLE(&quot;Стандарт&quot;)))">
            <text:p/>
          </table:table-cell>
          <table:table-cell table:formula="of:=T(IF([$тест2.AO127]=1;ORG.OPENOFFICE.STYLE(&quot;граница&quot;);ORG.OPENOFFICE.STYLE(&quot;Стандарт&quot;)))">
            <text:p/>
          </table:table-cell>
          <table:table-cell table:formula="of:=T(IF([$тест2.AP127]=1;ORG.OPENOFFICE.STYLE(&quot;граница&quot;);ORG.OPENOFFICE.STYLE(&quot;Стандарт&quot;)))">
            <text:p/>
          </table:table-cell>
          <table:table-cell table:formula="of:=T(IF([$тест2.AQ127]=1;ORG.OPENOFFICE.STYLE(&quot;граница&quot;);ORG.OPENOFFICE.STYLE(&quot;Стандарт&quot;)))">
            <text:p/>
          </table:table-cell>
          <table:table-cell table:formula="of:=T(IF([$тест2.AR127]=1;ORG.OPENOFFICE.STYLE(&quot;граница&quot;);ORG.OPENOFFICE.STYLE(&quot;Стандарт&quot;)))">
            <text:p/>
          </table:table-cell>
          <table:table-cell table:formula="of:=T(IF([$тест2.AS127]=1;ORG.OPENOFFICE.STYLE(&quot;граница&quot;);ORG.OPENOFFICE.STYLE(&quot;Стандарт&quot;)))">
            <text:p/>
          </table:table-cell>
          <table:table-cell table:formula="of:=T(IF([$тест2.AT127]=1;ORG.OPENOFFICE.STYLE(&quot;граница&quot;);ORG.OPENOFFICE.STYLE(&quot;Стандарт&quot;)))">
            <text:p/>
          </table:table-cell>
          <table:table-cell table:formula="of:=T(IF([$тест2.AU127]=1;ORG.OPENOFFICE.STYLE(&quot;граница&quot;);ORG.OPENOFFICE.STYLE(&quot;Стандарт&quot;)))">
            <text:p/>
          </table:table-cell>
          <table:table-cell table:formula="of:=T(IF([$тест2.AV127]=1;ORG.OPENOFFICE.STYLE(&quot;граница&quot;);ORG.OPENOFFICE.STYLE(&quot;Стандарт&quot;)))">
            <text:p/>
          </table:table-cell>
          <table:table-cell table:formula="of:=T(IF([$тест2.AW127]=1;ORG.OPENOFFICE.STYLE(&quot;граница&quot;);ORG.OPENOFFICE.STYLE(&quot;Стандарт&quot;)))">
            <text:p/>
          </table:table-cell>
          <table:table-cell table:formula="of:=T(IF([$тест2.AX12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8]=1;ORG.OPENOFFICE.STYLE(&quot;граница&quot;);ORG.OPENOFFICE.STYLE(&quot;Стандарт&quot;)))">
            <text:p/>
          </table:table-cell>
          <table:table-cell table:formula="of:=T(IF([$тест2.C128]=1;ORG.OPENOFFICE.STYLE(&quot;граница&quot;);ORG.OPENOFFICE.STYLE(&quot;Стандарт&quot;)))">
            <text:p/>
          </table:table-cell>
          <table:table-cell table:formula="of:=T(IF([$тест2.D128]=1;ORG.OPENOFFICE.STYLE(&quot;граница&quot;);ORG.OPENOFFICE.STYLE(&quot;Стандарт&quot;)))">
            <text:p/>
          </table:table-cell>
          <table:table-cell table:formula="of:=T(IF([$тест2.E128]=1;ORG.OPENOFFICE.STYLE(&quot;граница&quot;);ORG.OPENOFFICE.STYLE(&quot;Стандарт&quot;)))">
            <text:p/>
          </table:table-cell>
          <table:table-cell table:formula="of:=T(IF([$тест2.F128]=1;ORG.OPENOFFICE.STYLE(&quot;граница&quot;);ORG.OPENOFFICE.STYLE(&quot;Стандарт&quot;)))">
            <text:p/>
          </table:table-cell>
          <table:table-cell table:formula="of:=T(IF([$тест2.G128]=1;ORG.OPENOFFICE.STYLE(&quot;граница&quot;);ORG.OPENOFFICE.STYLE(&quot;Стандарт&quot;)))">
            <text:p/>
          </table:table-cell>
          <table:table-cell table:formula="of:=T(IF([$тест2.H128]=1;ORG.OPENOFFICE.STYLE(&quot;граница&quot;);ORG.OPENOFFICE.STYLE(&quot;Стандарт&quot;)))">
            <text:p/>
          </table:table-cell>
          <table:table-cell table:formula="of:=T(IF([$тест2.I128]=1;ORG.OPENOFFICE.STYLE(&quot;граница&quot;);ORG.OPENOFFICE.STYLE(&quot;Стандарт&quot;)))">
            <text:p/>
          </table:table-cell>
          <table:table-cell table:formula="of:=T(IF([$тест2.J128]=1;ORG.OPENOFFICE.STYLE(&quot;граница&quot;);ORG.OPENOFFICE.STYLE(&quot;Стандарт&quot;)))">
            <text:p/>
          </table:table-cell>
          <table:table-cell table:formula="of:=T(IF([$тест2.K128]=1;ORG.OPENOFFICE.STYLE(&quot;граница&quot;);ORG.OPENOFFICE.STYLE(&quot;Стандарт&quot;)))">
            <text:p/>
          </table:table-cell>
          <table:table-cell table:formula="of:=T(IF([$тест2.L128]=1;ORG.OPENOFFICE.STYLE(&quot;граница&quot;);ORG.OPENOFFICE.STYLE(&quot;Стандарт&quot;)))">
            <text:p/>
          </table:table-cell>
          <table:table-cell table:formula="of:=T(IF([$тест2.M128]=1;ORG.OPENOFFICE.STYLE(&quot;граница&quot;);ORG.OPENOFFICE.STYLE(&quot;Стандарт&quot;)))">
            <text:p/>
          </table:table-cell>
          <table:table-cell table:formula="of:=T(IF([$тест2.N128]=1;ORG.OPENOFFICE.STYLE(&quot;граница&quot;);ORG.OPENOFFICE.STYLE(&quot;Стандарт&quot;)))">
            <text:p/>
          </table:table-cell>
          <table:table-cell table:formula="of:=T(IF([$тест2.O128]=1;ORG.OPENOFFICE.STYLE(&quot;граница&quot;);ORG.OPENOFFICE.STYLE(&quot;Стандарт&quot;)))">
            <text:p/>
          </table:table-cell>
          <table:table-cell table:formula="of:=T(IF([$тест2.P128]=1;ORG.OPENOFFICE.STYLE(&quot;граница&quot;);ORG.OPENOFFICE.STYLE(&quot;Стандарт&quot;)))">
            <text:p/>
          </table:table-cell>
          <table:table-cell table:formula="of:=T(IF([$тест2.Q128]=1;ORG.OPENOFFICE.STYLE(&quot;граница&quot;);ORG.OPENOFFICE.STYLE(&quot;Стандарт&quot;)))">
            <text:p/>
          </table:table-cell>
          <table:table-cell table:formula="of:=T(IF([$тест2.R128]=1;ORG.OPENOFFICE.STYLE(&quot;граница&quot;);ORG.OPENOFFICE.STYLE(&quot;Стандарт&quot;)))">
            <text:p/>
          </table:table-cell>
          <table:table-cell table:formula="of:=T(IF([$тест2.S128]=1;ORG.OPENOFFICE.STYLE(&quot;граница&quot;);ORG.OPENOFFICE.STYLE(&quot;Стандарт&quot;)))">
            <text:p/>
          </table:table-cell>
          <table:table-cell table:formula="of:=T(IF([$тест2.T128]=1;ORG.OPENOFFICE.STYLE(&quot;граница&quot;);ORG.OPENOFFICE.STYLE(&quot;Стандарт&quot;)))">
            <text:p/>
          </table:table-cell>
          <table:table-cell table:formula="of:=T(IF([$тест2.U128]=1;ORG.OPENOFFICE.STYLE(&quot;граница&quot;);ORG.OPENOFFICE.STYLE(&quot;Стандарт&quot;)))">
            <text:p/>
          </table:table-cell>
          <table:table-cell table:formula="of:=T(IF([$тест2.V128]=1;ORG.OPENOFFICE.STYLE(&quot;граница&quot;);ORG.OPENOFFICE.STYLE(&quot;Стандарт&quot;)))">
            <text:p/>
          </table:table-cell>
          <table:table-cell table:formula="of:=T(IF([$тест2.W128]=1;ORG.OPENOFFICE.STYLE(&quot;граница&quot;);ORG.OPENOFFICE.STYLE(&quot;Стандарт&quot;)))">
            <text:p/>
          </table:table-cell>
          <table:table-cell table:formula="of:=T(IF([$тест2.X128]=1;ORG.OPENOFFICE.STYLE(&quot;граница&quot;);ORG.OPENOFFICE.STYLE(&quot;Стандарт&quot;)))">
            <text:p/>
          </table:table-cell>
          <table:table-cell table:formula="of:=T(IF([$тест2.Y128]=1;ORG.OPENOFFICE.STYLE(&quot;граница&quot;);ORG.OPENOFFICE.STYLE(&quot;Стандарт&quot;)))">
            <text:p/>
          </table:table-cell>
          <table:table-cell table:formula="of:=T(IF([$тест2.Z128]=1;ORG.OPENOFFICE.STYLE(&quot;граница&quot;);ORG.OPENOFFICE.STYLE(&quot;Стандарт&quot;)))">
            <text:p/>
          </table:table-cell>
          <table:table-cell table:formula="of:=T(IF([$тест2.AA128]=1;ORG.OPENOFFICE.STYLE(&quot;граница&quot;);ORG.OPENOFFICE.STYLE(&quot;Стандарт&quot;)))">
            <text:p/>
          </table:table-cell>
          <table:table-cell table:formula="of:=T(IF([$тест2.AB128]=1;ORG.OPENOFFICE.STYLE(&quot;граница&quot;);ORG.OPENOFFICE.STYLE(&quot;Стандарт&quot;)))">
            <text:p/>
          </table:table-cell>
          <table:table-cell table:formula="of:=T(IF([$тест2.AC128]=1;ORG.OPENOFFICE.STYLE(&quot;граница&quot;);ORG.OPENOFFICE.STYLE(&quot;Стандарт&quot;)))">
            <text:p/>
          </table:table-cell>
          <table:table-cell table:formula="of:=T(IF([$тест2.AD128]=1;ORG.OPENOFFICE.STYLE(&quot;граница&quot;);ORG.OPENOFFICE.STYLE(&quot;Стандарт&quot;)))">
            <text:p/>
          </table:table-cell>
          <table:table-cell table:formula="of:=T(IF([$тест2.AE128]=1;ORG.OPENOFFICE.STYLE(&quot;граница&quot;);ORG.OPENOFFICE.STYLE(&quot;Стандарт&quot;)))">
            <text:p/>
          </table:table-cell>
          <table:table-cell table:formula="of:=T(IF([$тест2.AF128]=1;ORG.OPENOFFICE.STYLE(&quot;граница&quot;);ORG.OPENOFFICE.STYLE(&quot;Стандарт&quot;)))">
            <text:p/>
          </table:table-cell>
          <table:table-cell table:formula="of:=T(IF([$тест2.AG128]=1;ORG.OPENOFFICE.STYLE(&quot;граница&quot;);ORG.OPENOFFICE.STYLE(&quot;Стандарт&quot;)))">
            <text:p/>
          </table:table-cell>
          <table:table-cell table:formula="of:=T(IF([$тест2.AH128]=1;ORG.OPENOFFICE.STYLE(&quot;граница&quot;);ORG.OPENOFFICE.STYLE(&quot;Стандарт&quot;)))">
            <text:p/>
          </table:table-cell>
          <table:table-cell table:formula="of:=T(IF([$тест2.AI128]=1;ORG.OPENOFFICE.STYLE(&quot;граница&quot;);ORG.OPENOFFICE.STYLE(&quot;Стандарт&quot;)))">
            <text:p/>
          </table:table-cell>
          <table:table-cell table:formula="of:=T(IF([$тест2.AJ128]=1;ORG.OPENOFFICE.STYLE(&quot;граница&quot;);ORG.OPENOFFICE.STYLE(&quot;Стандарт&quot;)))">
            <text:p/>
          </table:table-cell>
          <table:table-cell table:formula="of:=T(IF([$тест2.AK128]=1;ORG.OPENOFFICE.STYLE(&quot;граница&quot;);ORG.OPENOFFICE.STYLE(&quot;Стандарт&quot;)))">
            <text:p/>
          </table:table-cell>
          <table:table-cell table:formula="of:=T(IF([$тест2.AL128]=1;ORG.OPENOFFICE.STYLE(&quot;граница&quot;);ORG.OPENOFFICE.STYLE(&quot;Стандарт&quot;)))">
            <text:p/>
          </table:table-cell>
          <table:table-cell table:formula="of:=T(IF([$тест2.AM128]=1;ORG.OPENOFFICE.STYLE(&quot;граница&quot;);ORG.OPENOFFICE.STYLE(&quot;Стандарт&quot;)))">
            <text:p/>
          </table:table-cell>
          <table:table-cell table:formula="of:=T(IF([$тест2.AN128]=1;ORG.OPENOFFICE.STYLE(&quot;граница&quot;);ORG.OPENOFFICE.STYLE(&quot;Стандарт&quot;)))">
            <text:p/>
          </table:table-cell>
          <table:table-cell table:formula="of:=T(IF([$тест2.AO128]=1;ORG.OPENOFFICE.STYLE(&quot;граница&quot;);ORG.OPENOFFICE.STYLE(&quot;Стандарт&quot;)))">
            <text:p/>
          </table:table-cell>
          <table:table-cell table:formula="of:=T(IF([$тест2.AP128]=1;ORG.OPENOFFICE.STYLE(&quot;граница&quot;);ORG.OPENOFFICE.STYLE(&quot;Стандарт&quot;)))">
            <text:p/>
          </table:table-cell>
          <table:table-cell table:formula="of:=T(IF([$тест2.AQ128]=1;ORG.OPENOFFICE.STYLE(&quot;граница&quot;);ORG.OPENOFFICE.STYLE(&quot;Стандарт&quot;)))">
            <text:p/>
          </table:table-cell>
          <table:table-cell table:formula="of:=T(IF([$тест2.AR128]=1;ORG.OPENOFFICE.STYLE(&quot;граница&quot;);ORG.OPENOFFICE.STYLE(&quot;Стандарт&quot;)))">
            <text:p/>
          </table:table-cell>
          <table:table-cell table:formula="of:=T(IF([$тест2.AS128]=1;ORG.OPENOFFICE.STYLE(&quot;граница&quot;);ORG.OPENOFFICE.STYLE(&quot;Стандарт&quot;)))">
            <text:p/>
          </table:table-cell>
          <table:table-cell table:formula="of:=T(IF([$тест2.AT128]=1;ORG.OPENOFFICE.STYLE(&quot;граница&quot;);ORG.OPENOFFICE.STYLE(&quot;Стандарт&quot;)))">
            <text:p/>
          </table:table-cell>
          <table:table-cell table:formula="of:=T(IF([$тест2.AU128]=1;ORG.OPENOFFICE.STYLE(&quot;граница&quot;);ORG.OPENOFFICE.STYLE(&quot;Стандарт&quot;)))">
            <text:p/>
          </table:table-cell>
          <table:table-cell table:formula="of:=T(IF([$тест2.AV128]=1;ORG.OPENOFFICE.STYLE(&quot;граница&quot;);ORG.OPENOFFICE.STYLE(&quot;Стандарт&quot;)))">
            <text:p/>
          </table:table-cell>
          <table:table-cell table:formula="of:=T(IF([$тест2.AW128]=1;ORG.OPENOFFICE.STYLE(&quot;граница&quot;);ORG.OPENOFFICE.STYLE(&quot;Стандарт&quot;)))">
            <text:p/>
          </table:table-cell>
          <table:table-cell table:formula="of:=T(IF([$тест2.AX12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29]=1;ORG.OPENOFFICE.STYLE(&quot;граница&quot;);ORG.OPENOFFICE.STYLE(&quot;Стандарт&quot;)))">
            <text:p/>
          </table:table-cell>
          <table:table-cell table:formula="of:=T(IF([$тест2.C129]=1;ORG.OPENOFFICE.STYLE(&quot;граница&quot;);ORG.OPENOFFICE.STYLE(&quot;Стандарт&quot;)))">
            <text:p/>
          </table:table-cell>
          <table:table-cell table:formula="of:=T(IF([$тест2.D129]=1;ORG.OPENOFFICE.STYLE(&quot;граница&quot;);ORG.OPENOFFICE.STYLE(&quot;Стандарт&quot;)))">
            <text:p/>
          </table:table-cell>
          <table:table-cell table:formula="of:=T(IF([$тест2.E129]=1;ORG.OPENOFFICE.STYLE(&quot;граница&quot;);ORG.OPENOFFICE.STYLE(&quot;Стандарт&quot;)))">
            <text:p/>
          </table:table-cell>
          <table:table-cell table:formula="of:=T(IF([$тест2.F129]=1;ORG.OPENOFFICE.STYLE(&quot;граница&quot;);ORG.OPENOFFICE.STYLE(&quot;Стандарт&quot;)))">
            <text:p/>
          </table:table-cell>
          <table:table-cell table:formula="of:=T(IF([$тест2.G129]=1;ORG.OPENOFFICE.STYLE(&quot;граница&quot;);ORG.OPENOFFICE.STYLE(&quot;Стандарт&quot;)))">
            <text:p/>
          </table:table-cell>
          <table:table-cell table:formula="of:=T(IF([$тест2.H129]=1;ORG.OPENOFFICE.STYLE(&quot;граница&quot;);ORG.OPENOFFICE.STYLE(&quot;Стандарт&quot;)))">
            <text:p/>
          </table:table-cell>
          <table:table-cell table:formula="of:=T(IF([$тест2.I129]=1;ORG.OPENOFFICE.STYLE(&quot;граница&quot;);ORG.OPENOFFICE.STYLE(&quot;Стандарт&quot;)))">
            <text:p/>
          </table:table-cell>
          <table:table-cell table:formula="of:=T(IF([$тест2.J129]=1;ORG.OPENOFFICE.STYLE(&quot;граница&quot;);ORG.OPENOFFICE.STYLE(&quot;Стандарт&quot;)))">
            <text:p/>
          </table:table-cell>
          <table:table-cell table:formula="of:=T(IF([$тест2.K129]=1;ORG.OPENOFFICE.STYLE(&quot;граница&quot;);ORG.OPENOFFICE.STYLE(&quot;Стандарт&quot;)))">
            <text:p/>
          </table:table-cell>
          <table:table-cell table:formula="of:=T(IF([$тест2.L129]=1;ORG.OPENOFFICE.STYLE(&quot;граница&quot;);ORG.OPENOFFICE.STYLE(&quot;Стандарт&quot;)))">
            <text:p/>
          </table:table-cell>
          <table:table-cell table:formula="of:=T(IF([$тест2.M129]=1;ORG.OPENOFFICE.STYLE(&quot;граница&quot;);ORG.OPENOFFICE.STYLE(&quot;Стандарт&quot;)))">
            <text:p/>
          </table:table-cell>
          <table:table-cell table:formula="of:=T(IF([$тест2.N129]=1;ORG.OPENOFFICE.STYLE(&quot;граница&quot;);ORG.OPENOFFICE.STYLE(&quot;Стандарт&quot;)))">
            <text:p/>
          </table:table-cell>
          <table:table-cell table:formula="of:=T(IF([$тест2.O129]=1;ORG.OPENOFFICE.STYLE(&quot;граница&quot;);ORG.OPENOFFICE.STYLE(&quot;Стандарт&quot;)))">
            <text:p/>
          </table:table-cell>
          <table:table-cell table:formula="of:=T(IF([$тест2.P129]=1;ORG.OPENOFFICE.STYLE(&quot;граница&quot;);ORG.OPENOFFICE.STYLE(&quot;Стандарт&quot;)))">
            <text:p/>
          </table:table-cell>
          <table:table-cell table:formula="of:=T(IF([$тест2.Q129]=1;ORG.OPENOFFICE.STYLE(&quot;граница&quot;);ORG.OPENOFFICE.STYLE(&quot;Стандарт&quot;)))">
            <text:p/>
          </table:table-cell>
          <table:table-cell table:formula="of:=T(IF([$тест2.R129]=1;ORG.OPENOFFICE.STYLE(&quot;граница&quot;);ORG.OPENOFFICE.STYLE(&quot;Стандарт&quot;)))">
            <text:p/>
          </table:table-cell>
          <table:table-cell table:formula="of:=T(IF([$тест2.S129]=1;ORG.OPENOFFICE.STYLE(&quot;граница&quot;);ORG.OPENOFFICE.STYLE(&quot;Стандарт&quot;)))">
            <text:p/>
          </table:table-cell>
          <table:table-cell table:formula="of:=T(IF([$тест2.T129]=1;ORG.OPENOFFICE.STYLE(&quot;граница&quot;);ORG.OPENOFFICE.STYLE(&quot;Стандарт&quot;)))">
            <text:p/>
          </table:table-cell>
          <table:table-cell table:formula="of:=T(IF([$тест2.U129]=1;ORG.OPENOFFICE.STYLE(&quot;граница&quot;);ORG.OPENOFFICE.STYLE(&quot;Стандарт&quot;)))">
            <text:p/>
          </table:table-cell>
          <table:table-cell table:formula="of:=T(IF([$тест2.V129]=1;ORG.OPENOFFICE.STYLE(&quot;граница&quot;);ORG.OPENOFFICE.STYLE(&quot;Стандарт&quot;)))">
            <text:p/>
          </table:table-cell>
          <table:table-cell table:formula="of:=T(IF([$тест2.W129]=1;ORG.OPENOFFICE.STYLE(&quot;граница&quot;);ORG.OPENOFFICE.STYLE(&quot;Стандарт&quot;)))">
            <text:p/>
          </table:table-cell>
          <table:table-cell table:formula="of:=T(IF([$тест2.X129]=1;ORG.OPENOFFICE.STYLE(&quot;граница&quot;);ORG.OPENOFFICE.STYLE(&quot;Стандарт&quot;)))">
            <text:p/>
          </table:table-cell>
          <table:table-cell table:formula="of:=T(IF([$тест2.Y129]=1;ORG.OPENOFFICE.STYLE(&quot;граница&quot;);ORG.OPENOFFICE.STYLE(&quot;Стандарт&quot;)))">
            <text:p/>
          </table:table-cell>
          <table:table-cell table:formula="of:=T(IF([$тест2.Z129]=1;ORG.OPENOFFICE.STYLE(&quot;граница&quot;);ORG.OPENOFFICE.STYLE(&quot;Стандарт&quot;)))">
            <text:p/>
          </table:table-cell>
          <table:table-cell table:formula="of:=T(IF([$тест2.AA129]=1;ORG.OPENOFFICE.STYLE(&quot;граница&quot;);ORG.OPENOFFICE.STYLE(&quot;Стандарт&quot;)))">
            <text:p/>
          </table:table-cell>
          <table:table-cell table:formula="of:=T(IF([$тест2.AB129]=1;ORG.OPENOFFICE.STYLE(&quot;граница&quot;);ORG.OPENOFFICE.STYLE(&quot;Стандарт&quot;)))">
            <text:p/>
          </table:table-cell>
          <table:table-cell table:formula="of:=T(IF([$тест2.AC129]=1;ORG.OPENOFFICE.STYLE(&quot;граница&quot;);ORG.OPENOFFICE.STYLE(&quot;Стандарт&quot;)))">
            <text:p/>
          </table:table-cell>
          <table:table-cell table:formula="of:=T(IF([$тест2.AD129]=1;ORG.OPENOFFICE.STYLE(&quot;граница&quot;);ORG.OPENOFFICE.STYLE(&quot;Стандарт&quot;)))">
            <text:p/>
          </table:table-cell>
          <table:table-cell table:formula="of:=T(IF([$тест2.AE129]=1;ORG.OPENOFFICE.STYLE(&quot;граница&quot;);ORG.OPENOFFICE.STYLE(&quot;Стандарт&quot;)))">
            <text:p/>
          </table:table-cell>
          <table:table-cell table:formula="of:=T(IF([$тест2.AF129]=1;ORG.OPENOFFICE.STYLE(&quot;граница&quot;);ORG.OPENOFFICE.STYLE(&quot;Стандарт&quot;)))">
            <text:p/>
          </table:table-cell>
          <table:table-cell table:formula="of:=T(IF([$тест2.AG129]=1;ORG.OPENOFFICE.STYLE(&quot;граница&quot;);ORG.OPENOFFICE.STYLE(&quot;Стандарт&quot;)))">
            <text:p/>
          </table:table-cell>
          <table:table-cell table:formula="of:=T(IF([$тест2.AH129]=1;ORG.OPENOFFICE.STYLE(&quot;граница&quot;);ORG.OPENOFFICE.STYLE(&quot;Стандарт&quot;)))">
            <text:p/>
          </table:table-cell>
          <table:table-cell table:formula="of:=T(IF([$тест2.AI129]=1;ORG.OPENOFFICE.STYLE(&quot;граница&quot;);ORG.OPENOFFICE.STYLE(&quot;Стандарт&quot;)))">
            <text:p/>
          </table:table-cell>
          <table:table-cell table:formula="of:=T(IF([$тест2.AJ129]=1;ORG.OPENOFFICE.STYLE(&quot;граница&quot;);ORG.OPENOFFICE.STYLE(&quot;Стандарт&quot;)))">
            <text:p/>
          </table:table-cell>
          <table:table-cell table:formula="of:=T(IF([$тест2.AK129]=1;ORG.OPENOFFICE.STYLE(&quot;граница&quot;);ORG.OPENOFFICE.STYLE(&quot;Стандарт&quot;)))">
            <text:p/>
          </table:table-cell>
          <table:table-cell table:formula="of:=T(IF([$тест2.AL129]=1;ORG.OPENOFFICE.STYLE(&quot;граница&quot;);ORG.OPENOFFICE.STYLE(&quot;Стандарт&quot;)))">
            <text:p/>
          </table:table-cell>
          <table:table-cell table:formula="of:=T(IF([$тест2.AM129]=1;ORG.OPENOFFICE.STYLE(&quot;граница&quot;);ORG.OPENOFFICE.STYLE(&quot;Стандарт&quot;)))">
            <text:p/>
          </table:table-cell>
          <table:table-cell table:formula="of:=T(IF([$тест2.AN129]=1;ORG.OPENOFFICE.STYLE(&quot;граница&quot;);ORG.OPENOFFICE.STYLE(&quot;Стандарт&quot;)))">
            <text:p/>
          </table:table-cell>
          <table:table-cell table:formula="of:=T(IF([$тест2.AO129]=1;ORG.OPENOFFICE.STYLE(&quot;граница&quot;);ORG.OPENOFFICE.STYLE(&quot;Стандарт&quot;)))">
            <text:p/>
          </table:table-cell>
          <table:table-cell table:formula="of:=T(IF([$тест2.AP129]=1;ORG.OPENOFFICE.STYLE(&quot;граница&quot;);ORG.OPENOFFICE.STYLE(&quot;Стандарт&quot;)))">
            <text:p/>
          </table:table-cell>
          <table:table-cell table:formula="of:=T(IF([$тест2.AQ129]=1;ORG.OPENOFFICE.STYLE(&quot;граница&quot;);ORG.OPENOFFICE.STYLE(&quot;Стандарт&quot;)))">
            <text:p/>
          </table:table-cell>
          <table:table-cell table:formula="of:=T(IF([$тест2.AR129]=1;ORG.OPENOFFICE.STYLE(&quot;граница&quot;);ORG.OPENOFFICE.STYLE(&quot;Стандарт&quot;)))">
            <text:p/>
          </table:table-cell>
          <table:table-cell table:formula="of:=T(IF([$тест2.AS129]=1;ORG.OPENOFFICE.STYLE(&quot;граница&quot;);ORG.OPENOFFICE.STYLE(&quot;Стандарт&quot;)))">
            <text:p/>
          </table:table-cell>
          <table:table-cell table:formula="of:=T(IF([$тест2.AT129]=1;ORG.OPENOFFICE.STYLE(&quot;граница&quot;);ORG.OPENOFFICE.STYLE(&quot;Стандарт&quot;)))">
            <text:p/>
          </table:table-cell>
          <table:table-cell table:formula="of:=T(IF([$тест2.AU129]=1;ORG.OPENOFFICE.STYLE(&quot;граница&quot;);ORG.OPENOFFICE.STYLE(&quot;Стандарт&quot;)))">
            <text:p/>
          </table:table-cell>
          <table:table-cell table:formula="of:=T(IF([$тест2.AV129]=1;ORG.OPENOFFICE.STYLE(&quot;граница&quot;);ORG.OPENOFFICE.STYLE(&quot;Стандарт&quot;)))">
            <text:p/>
          </table:table-cell>
          <table:table-cell table:formula="of:=T(IF([$тест2.AW129]=1;ORG.OPENOFFICE.STYLE(&quot;граница&quot;);ORG.OPENOFFICE.STYLE(&quot;Стандарт&quot;)))">
            <text:p/>
          </table:table-cell>
          <table:table-cell table:formula="of:=T(IF([$тест2.AX12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0]=1;ORG.OPENOFFICE.STYLE(&quot;граница&quot;);ORG.OPENOFFICE.STYLE(&quot;Стандарт&quot;)))">
            <text:p/>
          </table:table-cell>
          <table:table-cell table:formula="of:=T(IF([$тест2.C130]=1;ORG.OPENOFFICE.STYLE(&quot;граница&quot;);ORG.OPENOFFICE.STYLE(&quot;Стандарт&quot;)))">
            <text:p/>
          </table:table-cell>
          <table:table-cell table:formula="of:=T(IF([$тест2.D130]=1;ORG.OPENOFFICE.STYLE(&quot;граница&quot;);ORG.OPENOFFICE.STYLE(&quot;Стандарт&quot;)))">
            <text:p/>
          </table:table-cell>
          <table:table-cell table:formula="of:=T(IF([$тест2.E130]=1;ORG.OPENOFFICE.STYLE(&quot;граница&quot;);ORG.OPENOFFICE.STYLE(&quot;Стандарт&quot;)))">
            <text:p/>
          </table:table-cell>
          <table:table-cell table:formula="of:=T(IF([$тест2.F130]=1;ORG.OPENOFFICE.STYLE(&quot;граница&quot;);ORG.OPENOFFICE.STYLE(&quot;Стандарт&quot;)))">
            <text:p/>
          </table:table-cell>
          <table:table-cell table:formula="of:=T(IF([$тест2.G130]=1;ORG.OPENOFFICE.STYLE(&quot;граница&quot;);ORG.OPENOFFICE.STYLE(&quot;Стандарт&quot;)))">
            <text:p/>
          </table:table-cell>
          <table:table-cell table:formula="of:=T(IF([$тест2.H130]=1;ORG.OPENOFFICE.STYLE(&quot;граница&quot;);ORG.OPENOFFICE.STYLE(&quot;Стандарт&quot;)))">
            <text:p/>
          </table:table-cell>
          <table:table-cell table:formula="of:=T(IF([$тест2.I130]=1;ORG.OPENOFFICE.STYLE(&quot;граница&quot;);ORG.OPENOFFICE.STYLE(&quot;Стандарт&quot;)))">
            <text:p/>
          </table:table-cell>
          <table:table-cell table:formula="of:=T(IF([$тест2.J130]=1;ORG.OPENOFFICE.STYLE(&quot;граница&quot;);ORG.OPENOFFICE.STYLE(&quot;Стандарт&quot;)))">
            <text:p/>
          </table:table-cell>
          <table:table-cell table:formula="of:=T(IF([$тест2.K130]=1;ORG.OPENOFFICE.STYLE(&quot;граница&quot;);ORG.OPENOFFICE.STYLE(&quot;Стандарт&quot;)))">
            <text:p/>
          </table:table-cell>
          <table:table-cell table:formula="of:=T(IF([$тест2.L130]=1;ORG.OPENOFFICE.STYLE(&quot;граница&quot;);ORG.OPENOFFICE.STYLE(&quot;Стандарт&quot;)))">
            <text:p/>
          </table:table-cell>
          <table:table-cell table:formula="of:=T(IF([$тест2.M130]=1;ORG.OPENOFFICE.STYLE(&quot;граница&quot;);ORG.OPENOFFICE.STYLE(&quot;Стандарт&quot;)))">
            <text:p/>
          </table:table-cell>
          <table:table-cell table:formula="of:=T(IF([$тест2.N130]=1;ORG.OPENOFFICE.STYLE(&quot;граница&quot;);ORG.OPENOFFICE.STYLE(&quot;Стандарт&quot;)))">
            <text:p/>
          </table:table-cell>
          <table:table-cell table:formula="of:=T(IF([$тест2.O130]=1;ORG.OPENOFFICE.STYLE(&quot;граница&quot;);ORG.OPENOFFICE.STYLE(&quot;Стандарт&quot;)))">
            <text:p/>
          </table:table-cell>
          <table:table-cell table:formula="of:=T(IF([$тест2.P130]=1;ORG.OPENOFFICE.STYLE(&quot;граница&quot;);ORG.OPENOFFICE.STYLE(&quot;Стандарт&quot;)))">
            <text:p/>
          </table:table-cell>
          <table:table-cell table:formula="of:=T(IF([$тест2.Q130]=1;ORG.OPENOFFICE.STYLE(&quot;граница&quot;);ORG.OPENOFFICE.STYLE(&quot;Стандарт&quot;)))">
            <text:p/>
          </table:table-cell>
          <table:table-cell table:formula="of:=T(IF([$тест2.R130]=1;ORG.OPENOFFICE.STYLE(&quot;граница&quot;);ORG.OPENOFFICE.STYLE(&quot;Стандарт&quot;)))">
            <text:p/>
          </table:table-cell>
          <table:table-cell table:formula="of:=T(IF([$тест2.S130]=1;ORG.OPENOFFICE.STYLE(&quot;граница&quot;);ORG.OPENOFFICE.STYLE(&quot;Стандарт&quot;)))">
            <text:p/>
          </table:table-cell>
          <table:table-cell table:formula="of:=T(IF([$тест2.T130]=1;ORG.OPENOFFICE.STYLE(&quot;граница&quot;);ORG.OPENOFFICE.STYLE(&quot;Стандарт&quot;)))">
            <text:p/>
          </table:table-cell>
          <table:table-cell table:formula="of:=T(IF([$тест2.U130]=1;ORG.OPENOFFICE.STYLE(&quot;граница&quot;);ORG.OPENOFFICE.STYLE(&quot;Стандарт&quot;)))">
            <text:p/>
          </table:table-cell>
          <table:table-cell table:formula="of:=T(IF([$тест2.V130]=1;ORG.OPENOFFICE.STYLE(&quot;граница&quot;);ORG.OPENOFFICE.STYLE(&quot;Стандарт&quot;)))">
            <text:p/>
          </table:table-cell>
          <table:table-cell table:formula="of:=T(IF([$тест2.W130]=1;ORG.OPENOFFICE.STYLE(&quot;граница&quot;);ORG.OPENOFFICE.STYLE(&quot;Стандарт&quot;)))">
            <text:p/>
          </table:table-cell>
          <table:table-cell table:formula="of:=T(IF([$тест2.X130]=1;ORG.OPENOFFICE.STYLE(&quot;граница&quot;);ORG.OPENOFFICE.STYLE(&quot;Стандарт&quot;)))">
            <text:p/>
          </table:table-cell>
          <table:table-cell table:formula="of:=T(IF([$тест2.Y130]=1;ORG.OPENOFFICE.STYLE(&quot;граница&quot;);ORG.OPENOFFICE.STYLE(&quot;Стандарт&quot;)))">
            <text:p/>
          </table:table-cell>
          <table:table-cell table:formula="of:=T(IF([$тест2.Z130]=1;ORG.OPENOFFICE.STYLE(&quot;граница&quot;);ORG.OPENOFFICE.STYLE(&quot;Стандарт&quot;)))">
            <text:p/>
          </table:table-cell>
          <table:table-cell table:formula="of:=T(IF([$тест2.AA130]=1;ORG.OPENOFFICE.STYLE(&quot;граница&quot;);ORG.OPENOFFICE.STYLE(&quot;Стандарт&quot;)))">
            <text:p/>
          </table:table-cell>
          <table:table-cell table:formula="of:=T(IF([$тест2.AB130]=1;ORG.OPENOFFICE.STYLE(&quot;граница&quot;);ORG.OPENOFFICE.STYLE(&quot;Стандарт&quot;)))">
            <text:p/>
          </table:table-cell>
          <table:table-cell table:formula="of:=T(IF([$тест2.AC130]=1;ORG.OPENOFFICE.STYLE(&quot;граница&quot;);ORG.OPENOFFICE.STYLE(&quot;Стандарт&quot;)))">
            <text:p/>
          </table:table-cell>
          <table:table-cell table:formula="of:=T(IF([$тест2.AD130]=1;ORG.OPENOFFICE.STYLE(&quot;граница&quot;);ORG.OPENOFFICE.STYLE(&quot;Стандарт&quot;)))">
            <text:p/>
          </table:table-cell>
          <table:table-cell table:formula="of:=T(IF([$тест2.AE130]=1;ORG.OPENOFFICE.STYLE(&quot;граница&quot;);ORG.OPENOFFICE.STYLE(&quot;Стандарт&quot;)))">
            <text:p/>
          </table:table-cell>
          <table:table-cell table:formula="of:=T(IF([$тест2.AF130]=1;ORG.OPENOFFICE.STYLE(&quot;граница&quot;);ORG.OPENOFFICE.STYLE(&quot;Стандарт&quot;)))">
            <text:p/>
          </table:table-cell>
          <table:table-cell table:formula="of:=T(IF([$тест2.AG130]=1;ORG.OPENOFFICE.STYLE(&quot;граница&quot;);ORG.OPENOFFICE.STYLE(&quot;Стандарт&quot;)))">
            <text:p/>
          </table:table-cell>
          <table:table-cell table:formula="of:=T(IF([$тест2.AH130]=1;ORG.OPENOFFICE.STYLE(&quot;граница&quot;);ORG.OPENOFFICE.STYLE(&quot;Стандарт&quot;)))">
            <text:p/>
          </table:table-cell>
          <table:table-cell table:formula="of:=T(IF([$тест2.AI130]=1;ORG.OPENOFFICE.STYLE(&quot;граница&quot;);ORG.OPENOFFICE.STYLE(&quot;Стандарт&quot;)))">
            <text:p/>
          </table:table-cell>
          <table:table-cell table:formula="of:=T(IF([$тест2.AJ130]=1;ORG.OPENOFFICE.STYLE(&quot;граница&quot;);ORG.OPENOFFICE.STYLE(&quot;Стандарт&quot;)))">
            <text:p/>
          </table:table-cell>
          <table:table-cell table:formula="of:=T(IF([$тест2.AK130]=1;ORG.OPENOFFICE.STYLE(&quot;граница&quot;);ORG.OPENOFFICE.STYLE(&quot;Стандарт&quot;)))">
            <text:p/>
          </table:table-cell>
          <table:table-cell table:formula="of:=T(IF([$тест2.AL130]=1;ORG.OPENOFFICE.STYLE(&quot;граница&quot;);ORG.OPENOFFICE.STYLE(&quot;Стандарт&quot;)))">
            <text:p/>
          </table:table-cell>
          <table:table-cell table:formula="of:=T(IF([$тест2.AM130]=1;ORG.OPENOFFICE.STYLE(&quot;граница&quot;);ORG.OPENOFFICE.STYLE(&quot;Стандарт&quot;)))">
            <text:p/>
          </table:table-cell>
          <table:table-cell table:formula="of:=T(IF([$тест2.AN130]=1;ORG.OPENOFFICE.STYLE(&quot;граница&quot;);ORG.OPENOFFICE.STYLE(&quot;Стандарт&quot;)))">
            <text:p/>
          </table:table-cell>
          <table:table-cell table:formula="of:=T(IF([$тест2.AO130]=1;ORG.OPENOFFICE.STYLE(&quot;граница&quot;);ORG.OPENOFFICE.STYLE(&quot;Стандарт&quot;)))">
            <text:p/>
          </table:table-cell>
          <table:table-cell table:formula="of:=T(IF([$тест2.AP130]=1;ORG.OPENOFFICE.STYLE(&quot;граница&quot;);ORG.OPENOFFICE.STYLE(&quot;Стандарт&quot;)))">
            <text:p/>
          </table:table-cell>
          <table:table-cell table:formula="of:=T(IF([$тест2.AQ130]=1;ORG.OPENOFFICE.STYLE(&quot;граница&quot;);ORG.OPENOFFICE.STYLE(&quot;Стандарт&quot;)))">
            <text:p/>
          </table:table-cell>
          <table:table-cell table:formula="of:=T(IF([$тест2.AR130]=1;ORG.OPENOFFICE.STYLE(&quot;граница&quot;);ORG.OPENOFFICE.STYLE(&quot;Стандарт&quot;)))">
            <text:p/>
          </table:table-cell>
          <table:table-cell table:formula="of:=T(IF([$тест2.AS130]=1;ORG.OPENOFFICE.STYLE(&quot;граница&quot;);ORG.OPENOFFICE.STYLE(&quot;Стандарт&quot;)))">
            <text:p/>
          </table:table-cell>
          <table:table-cell table:formula="of:=T(IF([$тест2.AT130]=1;ORG.OPENOFFICE.STYLE(&quot;граница&quot;);ORG.OPENOFFICE.STYLE(&quot;Стандарт&quot;)))">
            <text:p/>
          </table:table-cell>
          <table:table-cell table:formula="of:=T(IF([$тест2.AU130]=1;ORG.OPENOFFICE.STYLE(&quot;граница&quot;);ORG.OPENOFFICE.STYLE(&quot;Стандарт&quot;)))">
            <text:p/>
          </table:table-cell>
          <table:table-cell table:formula="of:=T(IF([$тест2.AV130]=1;ORG.OPENOFFICE.STYLE(&quot;граница&quot;);ORG.OPENOFFICE.STYLE(&quot;Стандарт&quot;)))">
            <text:p/>
          </table:table-cell>
          <table:table-cell table:formula="of:=T(IF([$тест2.AW130]=1;ORG.OPENOFFICE.STYLE(&quot;граница&quot;);ORG.OPENOFFICE.STYLE(&quot;Стандарт&quot;)))">
            <text:p/>
          </table:table-cell>
          <table:table-cell table:formula="of:=T(IF([$тест2.AX13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1]=1;ORG.OPENOFFICE.STYLE(&quot;граница&quot;);ORG.OPENOFFICE.STYLE(&quot;Стандарт&quot;)))">
            <text:p/>
          </table:table-cell>
          <table:table-cell table:formula="of:=T(IF([$тест2.C131]=1;ORG.OPENOFFICE.STYLE(&quot;граница&quot;);ORG.OPENOFFICE.STYLE(&quot;Стандарт&quot;)))">
            <text:p/>
          </table:table-cell>
          <table:table-cell table:formula="of:=T(IF([$тест2.D131]=1;ORG.OPENOFFICE.STYLE(&quot;граница&quot;);ORG.OPENOFFICE.STYLE(&quot;Стандарт&quot;)))">
            <text:p/>
          </table:table-cell>
          <table:table-cell table:formula="of:=T(IF([$тест2.E131]=1;ORG.OPENOFFICE.STYLE(&quot;граница&quot;);ORG.OPENOFFICE.STYLE(&quot;Стандарт&quot;)))">
            <text:p/>
          </table:table-cell>
          <table:table-cell table:formula="of:=T(IF([$тест2.F131]=1;ORG.OPENOFFICE.STYLE(&quot;граница&quot;);ORG.OPENOFFICE.STYLE(&quot;Стандарт&quot;)))">
            <text:p/>
          </table:table-cell>
          <table:table-cell table:formula="of:=T(IF([$тест2.G131]=1;ORG.OPENOFFICE.STYLE(&quot;граница&quot;);ORG.OPENOFFICE.STYLE(&quot;Стандарт&quot;)))">
            <text:p/>
          </table:table-cell>
          <table:table-cell table:formula="of:=T(IF([$тест2.H131]=1;ORG.OPENOFFICE.STYLE(&quot;граница&quot;);ORG.OPENOFFICE.STYLE(&quot;Стандарт&quot;)))">
            <text:p/>
          </table:table-cell>
          <table:table-cell table:formula="of:=T(IF([$тест2.I131]=1;ORG.OPENOFFICE.STYLE(&quot;граница&quot;);ORG.OPENOFFICE.STYLE(&quot;Стандарт&quot;)))">
            <text:p/>
          </table:table-cell>
          <table:table-cell table:formula="of:=T(IF([$тест2.J131]=1;ORG.OPENOFFICE.STYLE(&quot;граница&quot;);ORG.OPENOFFICE.STYLE(&quot;Стандарт&quot;)))">
            <text:p/>
          </table:table-cell>
          <table:table-cell table:formula="of:=T(IF([$тест2.K131]=1;ORG.OPENOFFICE.STYLE(&quot;граница&quot;);ORG.OPENOFFICE.STYLE(&quot;Стандарт&quot;)))">
            <text:p/>
          </table:table-cell>
          <table:table-cell table:formula="of:=T(IF([$тест2.L131]=1;ORG.OPENOFFICE.STYLE(&quot;граница&quot;);ORG.OPENOFFICE.STYLE(&quot;Стандарт&quot;)))">
            <text:p/>
          </table:table-cell>
          <table:table-cell table:formula="of:=T(IF([$тест2.M131]=1;ORG.OPENOFFICE.STYLE(&quot;граница&quot;);ORG.OPENOFFICE.STYLE(&quot;Стандарт&quot;)))">
            <text:p/>
          </table:table-cell>
          <table:table-cell table:formula="of:=T(IF([$тест2.N131]=1;ORG.OPENOFFICE.STYLE(&quot;граница&quot;);ORG.OPENOFFICE.STYLE(&quot;Стандарт&quot;)))">
            <text:p/>
          </table:table-cell>
          <table:table-cell table:formula="of:=T(IF([$тест2.O131]=1;ORG.OPENOFFICE.STYLE(&quot;граница&quot;);ORG.OPENOFFICE.STYLE(&quot;Стандарт&quot;)))">
            <text:p/>
          </table:table-cell>
          <table:table-cell table:formula="of:=T(IF([$тест2.P131]=1;ORG.OPENOFFICE.STYLE(&quot;граница&quot;);ORG.OPENOFFICE.STYLE(&quot;Стандарт&quot;)))">
            <text:p/>
          </table:table-cell>
          <table:table-cell table:formula="of:=T(IF([$тест2.Q131]=1;ORG.OPENOFFICE.STYLE(&quot;граница&quot;);ORG.OPENOFFICE.STYLE(&quot;Стандарт&quot;)))">
            <text:p/>
          </table:table-cell>
          <table:table-cell table:formula="of:=T(IF([$тест2.R131]=1;ORG.OPENOFFICE.STYLE(&quot;граница&quot;);ORG.OPENOFFICE.STYLE(&quot;Стандарт&quot;)))">
            <text:p/>
          </table:table-cell>
          <table:table-cell table:formula="of:=T(IF([$тест2.S131]=1;ORG.OPENOFFICE.STYLE(&quot;граница&quot;);ORG.OPENOFFICE.STYLE(&quot;Стандарт&quot;)))">
            <text:p/>
          </table:table-cell>
          <table:table-cell table:formula="of:=T(IF([$тест2.T131]=1;ORG.OPENOFFICE.STYLE(&quot;граница&quot;);ORG.OPENOFFICE.STYLE(&quot;Стандарт&quot;)))">
            <text:p/>
          </table:table-cell>
          <table:table-cell table:formula="of:=T(IF([$тест2.U131]=1;ORG.OPENOFFICE.STYLE(&quot;граница&quot;);ORG.OPENOFFICE.STYLE(&quot;Стандарт&quot;)))">
            <text:p/>
          </table:table-cell>
          <table:table-cell table:formula="of:=T(IF([$тест2.V131]=1;ORG.OPENOFFICE.STYLE(&quot;граница&quot;);ORG.OPENOFFICE.STYLE(&quot;Стандарт&quot;)))">
            <text:p/>
          </table:table-cell>
          <table:table-cell table:formula="of:=T(IF([$тест2.W131]=1;ORG.OPENOFFICE.STYLE(&quot;граница&quot;);ORG.OPENOFFICE.STYLE(&quot;Стандарт&quot;)))">
            <text:p/>
          </table:table-cell>
          <table:table-cell table:formula="of:=T(IF([$тест2.X131]=1;ORG.OPENOFFICE.STYLE(&quot;граница&quot;);ORG.OPENOFFICE.STYLE(&quot;Стандарт&quot;)))">
            <text:p/>
          </table:table-cell>
          <table:table-cell table:formula="of:=T(IF([$тест2.Y131]=1;ORG.OPENOFFICE.STYLE(&quot;граница&quot;);ORG.OPENOFFICE.STYLE(&quot;Стандарт&quot;)))">
            <text:p/>
          </table:table-cell>
          <table:table-cell table:formula="of:=T(IF([$тест2.Z131]=1;ORG.OPENOFFICE.STYLE(&quot;граница&quot;);ORG.OPENOFFICE.STYLE(&quot;Стандарт&quot;)))">
            <text:p/>
          </table:table-cell>
          <table:table-cell table:formula="of:=T(IF([$тест2.AA131]=1;ORG.OPENOFFICE.STYLE(&quot;граница&quot;);ORG.OPENOFFICE.STYLE(&quot;Стандарт&quot;)))">
            <text:p/>
          </table:table-cell>
          <table:table-cell table:formula="of:=T(IF([$тест2.AB131]=1;ORG.OPENOFFICE.STYLE(&quot;граница&quot;);ORG.OPENOFFICE.STYLE(&quot;Стандарт&quot;)))">
            <text:p/>
          </table:table-cell>
          <table:table-cell table:formula="of:=T(IF([$тест2.AC131]=1;ORG.OPENOFFICE.STYLE(&quot;граница&quot;);ORG.OPENOFFICE.STYLE(&quot;Стандарт&quot;)))">
            <text:p/>
          </table:table-cell>
          <table:table-cell table:formula="of:=T(IF([$тест2.AD131]=1;ORG.OPENOFFICE.STYLE(&quot;граница&quot;);ORG.OPENOFFICE.STYLE(&quot;Стандарт&quot;)))">
            <text:p/>
          </table:table-cell>
          <table:table-cell table:formula="of:=T(IF([$тест2.AE131]=1;ORG.OPENOFFICE.STYLE(&quot;граница&quot;);ORG.OPENOFFICE.STYLE(&quot;Стандарт&quot;)))">
            <text:p/>
          </table:table-cell>
          <table:table-cell table:formula="of:=T(IF([$тест2.AF131]=1;ORG.OPENOFFICE.STYLE(&quot;граница&quot;);ORG.OPENOFFICE.STYLE(&quot;Стандарт&quot;)))">
            <text:p/>
          </table:table-cell>
          <table:table-cell table:formula="of:=T(IF([$тест2.AG131]=1;ORG.OPENOFFICE.STYLE(&quot;граница&quot;);ORG.OPENOFFICE.STYLE(&quot;Стандарт&quot;)))">
            <text:p/>
          </table:table-cell>
          <table:table-cell table:formula="of:=T(IF([$тест2.AH131]=1;ORG.OPENOFFICE.STYLE(&quot;граница&quot;);ORG.OPENOFFICE.STYLE(&quot;Стандарт&quot;)))">
            <text:p/>
          </table:table-cell>
          <table:table-cell table:formula="of:=T(IF([$тест2.AI131]=1;ORG.OPENOFFICE.STYLE(&quot;граница&quot;);ORG.OPENOFFICE.STYLE(&quot;Стандарт&quot;)))">
            <text:p/>
          </table:table-cell>
          <table:table-cell table:formula="of:=T(IF([$тест2.AJ131]=1;ORG.OPENOFFICE.STYLE(&quot;граница&quot;);ORG.OPENOFFICE.STYLE(&quot;Стандарт&quot;)))">
            <text:p/>
          </table:table-cell>
          <table:table-cell table:formula="of:=T(IF([$тест2.AK131]=1;ORG.OPENOFFICE.STYLE(&quot;граница&quot;);ORG.OPENOFFICE.STYLE(&quot;Стандарт&quot;)))">
            <text:p/>
          </table:table-cell>
          <table:table-cell table:formula="of:=T(IF([$тест2.AL131]=1;ORG.OPENOFFICE.STYLE(&quot;граница&quot;);ORG.OPENOFFICE.STYLE(&quot;Стандарт&quot;)))">
            <text:p/>
          </table:table-cell>
          <table:table-cell table:formula="of:=T(IF([$тест2.AM131]=1;ORG.OPENOFFICE.STYLE(&quot;граница&quot;);ORG.OPENOFFICE.STYLE(&quot;Стандарт&quot;)))">
            <text:p/>
          </table:table-cell>
          <table:table-cell table:formula="of:=T(IF([$тест2.AN131]=1;ORG.OPENOFFICE.STYLE(&quot;граница&quot;);ORG.OPENOFFICE.STYLE(&quot;Стандарт&quot;)))">
            <text:p/>
          </table:table-cell>
          <table:table-cell table:formula="of:=T(IF([$тест2.AO131]=1;ORG.OPENOFFICE.STYLE(&quot;граница&quot;);ORG.OPENOFFICE.STYLE(&quot;Стандарт&quot;)))">
            <text:p/>
          </table:table-cell>
          <table:table-cell table:formula="of:=T(IF([$тест2.AP131]=1;ORG.OPENOFFICE.STYLE(&quot;граница&quot;);ORG.OPENOFFICE.STYLE(&quot;Стандарт&quot;)))">
            <text:p/>
          </table:table-cell>
          <table:table-cell table:formula="of:=T(IF([$тест2.AQ131]=1;ORG.OPENOFFICE.STYLE(&quot;граница&quot;);ORG.OPENOFFICE.STYLE(&quot;Стандарт&quot;)))">
            <text:p/>
          </table:table-cell>
          <table:table-cell table:formula="of:=T(IF([$тест2.AR131]=1;ORG.OPENOFFICE.STYLE(&quot;граница&quot;);ORG.OPENOFFICE.STYLE(&quot;Стандарт&quot;)))">
            <text:p/>
          </table:table-cell>
          <table:table-cell table:formula="of:=T(IF([$тест2.AS131]=1;ORG.OPENOFFICE.STYLE(&quot;граница&quot;);ORG.OPENOFFICE.STYLE(&quot;Стандарт&quot;)))">
            <text:p/>
          </table:table-cell>
          <table:table-cell table:formula="of:=T(IF([$тест2.AT131]=1;ORG.OPENOFFICE.STYLE(&quot;граница&quot;);ORG.OPENOFFICE.STYLE(&quot;Стандарт&quot;)))">
            <text:p/>
          </table:table-cell>
          <table:table-cell table:formula="of:=T(IF([$тест2.AU131]=1;ORG.OPENOFFICE.STYLE(&quot;граница&quot;);ORG.OPENOFFICE.STYLE(&quot;Стандарт&quot;)))">
            <text:p/>
          </table:table-cell>
          <table:table-cell table:formula="of:=T(IF([$тест2.AV131]=1;ORG.OPENOFFICE.STYLE(&quot;граница&quot;);ORG.OPENOFFICE.STYLE(&quot;Стандарт&quot;)))">
            <text:p/>
          </table:table-cell>
          <table:table-cell table:formula="of:=T(IF([$тест2.AW131]=1;ORG.OPENOFFICE.STYLE(&quot;граница&quot;);ORG.OPENOFFICE.STYLE(&quot;Стандарт&quot;)))">
            <text:p/>
          </table:table-cell>
          <table:table-cell table:formula="of:=T(IF([$тест2.AX13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2]=1;ORG.OPENOFFICE.STYLE(&quot;граница&quot;);ORG.OPENOFFICE.STYLE(&quot;Стандарт&quot;)))">
            <text:p/>
          </table:table-cell>
          <table:table-cell table:formula="of:=T(IF([$тест2.C132]=1;ORG.OPENOFFICE.STYLE(&quot;граница&quot;);ORG.OPENOFFICE.STYLE(&quot;Стандарт&quot;)))">
            <text:p/>
          </table:table-cell>
          <table:table-cell table:formula="of:=T(IF([$тест2.D132]=1;ORG.OPENOFFICE.STYLE(&quot;граница&quot;);ORG.OPENOFFICE.STYLE(&quot;Стандарт&quot;)))">
            <text:p/>
          </table:table-cell>
          <table:table-cell table:formula="of:=T(IF([$тест2.E132]=1;ORG.OPENOFFICE.STYLE(&quot;граница&quot;);ORG.OPENOFFICE.STYLE(&quot;Стандарт&quot;)))">
            <text:p/>
          </table:table-cell>
          <table:table-cell table:formula="of:=T(IF([$тест2.F132]=1;ORG.OPENOFFICE.STYLE(&quot;граница&quot;);ORG.OPENOFFICE.STYLE(&quot;Стандарт&quot;)))">
            <text:p/>
          </table:table-cell>
          <table:table-cell table:formula="of:=T(IF([$тест2.G132]=1;ORG.OPENOFFICE.STYLE(&quot;граница&quot;);ORG.OPENOFFICE.STYLE(&quot;Стандарт&quot;)))">
            <text:p/>
          </table:table-cell>
          <table:table-cell table:formula="of:=T(IF([$тест2.H132]=1;ORG.OPENOFFICE.STYLE(&quot;граница&quot;);ORG.OPENOFFICE.STYLE(&quot;Стандарт&quot;)))">
            <text:p/>
          </table:table-cell>
          <table:table-cell table:formula="of:=T(IF([$тест2.I132]=1;ORG.OPENOFFICE.STYLE(&quot;граница&quot;);ORG.OPENOFFICE.STYLE(&quot;Стандарт&quot;)))">
            <text:p/>
          </table:table-cell>
          <table:table-cell table:formula="of:=T(IF([$тест2.J132]=1;ORG.OPENOFFICE.STYLE(&quot;граница&quot;);ORG.OPENOFFICE.STYLE(&quot;Стандарт&quot;)))">
            <text:p/>
          </table:table-cell>
          <table:table-cell table:formula="of:=T(IF([$тест2.K132]=1;ORG.OPENOFFICE.STYLE(&quot;граница&quot;);ORG.OPENOFFICE.STYLE(&quot;Стандарт&quot;)))">
            <text:p/>
          </table:table-cell>
          <table:table-cell table:formula="of:=T(IF([$тест2.L132]=1;ORG.OPENOFFICE.STYLE(&quot;граница&quot;);ORG.OPENOFFICE.STYLE(&quot;Стандарт&quot;)))">
            <text:p/>
          </table:table-cell>
          <table:table-cell table:formula="of:=T(IF([$тест2.M132]=1;ORG.OPENOFFICE.STYLE(&quot;граница&quot;);ORG.OPENOFFICE.STYLE(&quot;Стандарт&quot;)))">
            <text:p/>
          </table:table-cell>
          <table:table-cell table:formula="of:=T(IF([$тест2.N132]=1;ORG.OPENOFFICE.STYLE(&quot;граница&quot;);ORG.OPENOFFICE.STYLE(&quot;Стандарт&quot;)))">
            <text:p/>
          </table:table-cell>
          <table:table-cell table:formula="of:=T(IF([$тест2.O132]=1;ORG.OPENOFFICE.STYLE(&quot;граница&quot;);ORG.OPENOFFICE.STYLE(&quot;Стандарт&quot;)))">
            <text:p/>
          </table:table-cell>
          <table:table-cell table:formula="of:=T(IF([$тест2.P132]=1;ORG.OPENOFFICE.STYLE(&quot;граница&quot;);ORG.OPENOFFICE.STYLE(&quot;Стандарт&quot;)))">
            <text:p/>
          </table:table-cell>
          <table:table-cell table:formula="of:=T(IF([$тест2.Q132]=1;ORG.OPENOFFICE.STYLE(&quot;граница&quot;);ORG.OPENOFFICE.STYLE(&quot;Стандарт&quot;)))">
            <text:p/>
          </table:table-cell>
          <table:table-cell table:formula="of:=T(IF([$тест2.R132]=1;ORG.OPENOFFICE.STYLE(&quot;граница&quot;);ORG.OPENOFFICE.STYLE(&quot;Стандарт&quot;)))">
            <text:p/>
          </table:table-cell>
          <table:table-cell table:formula="of:=T(IF([$тест2.S132]=1;ORG.OPENOFFICE.STYLE(&quot;граница&quot;);ORG.OPENOFFICE.STYLE(&quot;Стандарт&quot;)))">
            <text:p/>
          </table:table-cell>
          <table:table-cell table:formula="of:=T(IF([$тест2.T132]=1;ORG.OPENOFFICE.STYLE(&quot;граница&quot;);ORG.OPENOFFICE.STYLE(&quot;Стандарт&quot;)))">
            <text:p/>
          </table:table-cell>
          <table:table-cell table:formula="of:=T(IF([$тест2.U132]=1;ORG.OPENOFFICE.STYLE(&quot;граница&quot;);ORG.OPENOFFICE.STYLE(&quot;Стандарт&quot;)))">
            <text:p/>
          </table:table-cell>
          <table:table-cell table:formula="of:=T(IF([$тест2.V132]=1;ORG.OPENOFFICE.STYLE(&quot;граница&quot;);ORG.OPENOFFICE.STYLE(&quot;Стандарт&quot;)))">
            <text:p/>
          </table:table-cell>
          <table:table-cell table:formula="of:=T(IF([$тест2.W132]=1;ORG.OPENOFFICE.STYLE(&quot;граница&quot;);ORG.OPENOFFICE.STYLE(&quot;Стандарт&quot;)))">
            <text:p/>
          </table:table-cell>
          <table:table-cell table:formula="of:=T(IF([$тест2.X132]=1;ORG.OPENOFFICE.STYLE(&quot;граница&quot;);ORG.OPENOFFICE.STYLE(&quot;Стандарт&quot;)))">
            <text:p/>
          </table:table-cell>
          <table:table-cell table:formula="of:=T(IF([$тест2.Y132]=1;ORG.OPENOFFICE.STYLE(&quot;граница&quot;);ORG.OPENOFFICE.STYLE(&quot;Стандарт&quot;)))">
            <text:p/>
          </table:table-cell>
          <table:table-cell table:formula="of:=T(IF([$тест2.Z132]=1;ORG.OPENOFFICE.STYLE(&quot;граница&quot;);ORG.OPENOFFICE.STYLE(&quot;Стандарт&quot;)))">
            <text:p/>
          </table:table-cell>
          <table:table-cell table:formula="of:=T(IF([$тест2.AA132]=1;ORG.OPENOFFICE.STYLE(&quot;граница&quot;);ORG.OPENOFFICE.STYLE(&quot;Стандарт&quot;)))">
            <text:p/>
          </table:table-cell>
          <table:table-cell table:formula="of:=T(IF([$тест2.AB132]=1;ORG.OPENOFFICE.STYLE(&quot;граница&quot;);ORG.OPENOFFICE.STYLE(&quot;Стандарт&quot;)))">
            <text:p/>
          </table:table-cell>
          <table:table-cell table:formula="of:=T(IF([$тест2.AC132]=1;ORG.OPENOFFICE.STYLE(&quot;граница&quot;);ORG.OPENOFFICE.STYLE(&quot;Стандарт&quot;)))">
            <text:p/>
          </table:table-cell>
          <table:table-cell table:formula="of:=T(IF([$тест2.AD132]=1;ORG.OPENOFFICE.STYLE(&quot;граница&quot;);ORG.OPENOFFICE.STYLE(&quot;Стандарт&quot;)))">
            <text:p/>
          </table:table-cell>
          <table:table-cell table:formula="of:=T(IF([$тест2.AE132]=1;ORG.OPENOFFICE.STYLE(&quot;граница&quot;);ORG.OPENOFFICE.STYLE(&quot;Стандарт&quot;)))">
            <text:p/>
          </table:table-cell>
          <table:table-cell table:formula="of:=T(IF([$тест2.AF132]=1;ORG.OPENOFFICE.STYLE(&quot;граница&quot;);ORG.OPENOFFICE.STYLE(&quot;Стандарт&quot;)))">
            <text:p/>
          </table:table-cell>
          <table:table-cell table:formula="of:=T(IF([$тест2.AG132]=1;ORG.OPENOFFICE.STYLE(&quot;граница&quot;);ORG.OPENOFFICE.STYLE(&quot;Стандарт&quot;)))">
            <text:p/>
          </table:table-cell>
          <table:table-cell table:formula="of:=T(IF([$тест2.AH132]=1;ORG.OPENOFFICE.STYLE(&quot;граница&quot;);ORG.OPENOFFICE.STYLE(&quot;Стандарт&quot;)))">
            <text:p/>
          </table:table-cell>
          <table:table-cell table:formula="of:=T(IF([$тест2.AI132]=1;ORG.OPENOFFICE.STYLE(&quot;граница&quot;);ORG.OPENOFFICE.STYLE(&quot;Стандарт&quot;)))">
            <text:p/>
          </table:table-cell>
          <table:table-cell table:formula="of:=T(IF([$тест2.AJ132]=1;ORG.OPENOFFICE.STYLE(&quot;граница&quot;);ORG.OPENOFFICE.STYLE(&quot;Стандарт&quot;)))">
            <text:p/>
          </table:table-cell>
          <table:table-cell table:formula="of:=T(IF([$тест2.AK132]=1;ORG.OPENOFFICE.STYLE(&quot;граница&quot;);ORG.OPENOFFICE.STYLE(&quot;Стандарт&quot;)))">
            <text:p/>
          </table:table-cell>
          <table:table-cell table:formula="of:=T(IF([$тест2.AL132]=1;ORG.OPENOFFICE.STYLE(&quot;граница&quot;);ORG.OPENOFFICE.STYLE(&quot;Стандарт&quot;)))">
            <text:p/>
          </table:table-cell>
          <table:table-cell table:formula="of:=T(IF([$тест2.AM132]=1;ORG.OPENOFFICE.STYLE(&quot;граница&quot;);ORG.OPENOFFICE.STYLE(&quot;Стандарт&quot;)))">
            <text:p/>
          </table:table-cell>
          <table:table-cell table:formula="of:=T(IF([$тест2.AN132]=1;ORG.OPENOFFICE.STYLE(&quot;граница&quot;);ORG.OPENOFFICE.STYLE(&quot;Стандарт&quot;)))">
            <text:p/>
          </table:table-cell>
          <table:table-cell table:formula="of:=T(IF([$тест2.AO132]=1;ORG.OPENOFFICE.STYLE(&quot;граница&quot;);ORG.OPENOFFICE.STYLE(&quot;Стандарт&quot;)))">
            <text:p/>
          </table:table-cell>
          <table:table-cell table:formula="of:=T(IF([$тест2.AP132]=1;ORG.OPENOFFICE.STYLE(&quot;граница&quot;);ORG.OPENOFFICE.STYLE(&quot;Стандарт&quot;)))">
            <text:p/>
          </table:table-cell>
          <table:table-cell table:formula="of:=T(IF([$тест2.AQ132]=1;ORG.OPENOFFICE.STYLE(&quot;граница&quot;);ORG.OPENOFFICE.STYLE(&quot;Стандарт&quot;)))">
            <text:p/>
          </table:table-cell>
          <table:table-cell table:formula="of:=T(IF([$тест2.AR132]=1;ORG.OPENOFFICE.STYLE(&quot;граница&quot;);ORG.OPENOFFICE.STYLE(&quot;Стандарт&quot;)))">
            <text:p/>
          </table:table-cell>
          <table:table-cell table:formula="of:=T(IF([$тест2.AS132]=1;ORG.OPENOFFICE.STYLE(&quot;граница&quot;);ORG.OPENOFFICE.STYLE(&quot;Стандарт&quot;)))">
            <text:p/>
          </table:table-cell>
          <table:table-cell table:formula="of:=T(IF([$тест2.AT132]=1;ORG.OPENOFFICE.STYLE(&quot;граница&quot;);ORG.OPENOFFICE.STYLE(&quot;Стандарт&quot;)))">
            <text:p/>
          </table:table-cell>
          <table:table-cell table:formula="of:=T(IF([$тест2.AU132]=1;ORG.OPENOFFICE.STYLE(&quot;граница&quot;);ORG.OPENOFFICE.STYLE(&quot;Стандарт&quot;)))">
            <text:p/>
          </table:table-cell>
          <table:table-cell table:formula="of:=T(IF([$тест2.AV132]=1;ORG.OPENOFFICE.STYLE(&quot;граница&quot;);ORG.OPENOFFICE.STYLE(&quot;Стандарт&quot;)))">
            <text:p/>
          </table:table-cell>
          <table:table-cell table:formula="of:=T(IF([$тест2.AW132]=1;ORG.OPENOFFICE.STYLE(&quot;граница&quot;);ORG.OPENOFFICE.STYLE(&quot;Стандарт&quot;)))">
            <text:p/>
          </table:table-cell>
          <table:table-cell table:formula="of:=T(IF([$тест2.AX13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3]=1;ORG.OPENOFFICE.STYLE(&quot;граница&quot;);ORG.OPENOFFICE.STYLE(&quot;Стандарт&quot;)))">
            <text:p/>
          </table:table-cell>
          <table:table-cell table:formula="of:=T(IF([$тест2.C133]=1;ORG.OPENOFFICE.STYLE(&quot;граница&quot;);ORG.OPENOFFICE.STYLE(&quot;Стандарт&quot;)))">
            <text:p/>
          </table:table-cell>
          <table:table-cell table:formula="of:=T(IF([$тест2.D133]=1;ORG.OPENOFFICE.STYLE(&quot;граница&quot;);ORG.OPENOFFICE.STYLE(&quot;Стандарт&quot;)))">
            <text:p/>
          </table:table-cell>
          <table:table-cell table:formula="of:=T(IF([$тест2.E133]=1;ORG.OPENOFFICE.STYLE(&quot;граница&quot;);ORG.OPENOFFICE.STYLE(&quot;Стандарт&quot;)))">
            <text:p/>
          </table:table-cell>
          <table:table-cell table:formula="of:=T(IF([$тест2.F133]=1;ORG.OPENOFFICE.STYLE(&quot;граница&quot;);ORG.OPENOFFICE.STYLE(&quot;Стандарт&quot;)))">
            <text:p/>
          </table:table-cell>
          <table:table-cell table:formula="of:=T(IF([$тест2.G133]=1;ORG.OPENOFFICE.STYLE(&quot;граница&quot;);ORG.OPENOFFICE.STYLE(&quot;Стандарт&quot;)))">
            <text:p/>
          </table:table-cell>
          <table:table-cell table:formula="of:=T(IF([$тест2.H133]=1;ORG.OPENOFFICE.STYLE(&quot;граница&quot;);ORG.OPENOFFICE.STYLE(&quot;Стандарт&quot;)))">
            <text:p/>
          </table:table-cell>
          <table:table-cell table:formula="of:=T(IF([$тест2.I133]=1;ORG.OPENOFFICE.STYLE(&quot;граница&quot;);ORG.OPENOFFICE.STYLE(&quot;Стандарт&quot;)))">
            <text:p/>
          </table:table-cell>
          <table:table-cell table:formula="of:=T(IF([$тест2.J133]=1;ORG.OPENOFFICE.STYLE(&quot;граница&quot;);ORG.OPENOFFICE.STYLE(&quot;Стандарт&quot;)))">
            <text:p/>
          </table:table-cell>
          <table:table-cell table:formula="of:=T(IF([$тест2.K133]=1;ORG.OPENOFFICE.STYLE(&quot;граница&quot;);ORG.OPENOFFICE.STYLE(&quot;Стандарт&quot;)))">
            <text:p/>
          </table:table-cell>
          <table:table-cell table:formula="of:=T(IF([$тест2.L133]=1;ORG.OPENOFFICE.STYLE(&quot;граница&quot;);ORG.OPENOFFICE.STYLE(&quot;Стандарт&quot;)))">
            <text:p/>
          </table:table-cell>
          <table:table-cell table:formula="of:=T(IF([$тест2.M133]=1;ORG.OPENOFFICE.STYLE(&quot;граница&quot;);ORG.OPENOFFICE.STYLE(&quot;Стандарт&quot;)))">
            <text:p/>
          </table:table-cell>
          <table:table-cell table:formula="of:=T(IF([$тест2.N133]=1;ORG.OPENOFFICE.STYLE(&quot;граница&quot;);ORG.OPENOFFICE.STYLE(&quot;Стандарт&quot;)))">
            <text:p/>
          </table:table-cell>
          <table:table-cell table:formula="of:=T(IF([$тест2.O133]=1;ORG.OPENOFFICE.STYLE(&quot;граница&quot;);ORG.OPENOFFICE.STYLE(&quot;Стандарт&quot;)))">
            <text:p/>
          </table:table-cell>
          <table:table-cell table:formula="of:=T(IF([$тест2.P133]=1;ORG.OPENOFFICE.STYLE(&quot;граница&quot;);ORG.OPENOFFICE.STYLE(&quot;Стандарт&quot;)))">
            <text:p/>
          </table:table-cell>
          <table:table-cell table:formula="of:=T(IF([$тест2.Q133]=1;ORG.OPENOFFICE.STYLE(&quot;граница&quot;);ORG.OPENOFFICE.STYLE(&quot;Стандарт&quot;)))">
            <text:p/>
          </table:table-cell>
          <table:table-cell table:formula="of:=T(IF([$тест2.R133]=1;ORG.OPENOFFICE.STYLE(&quot;граница&quot;);ORG.OPENOFFICE.STYLE(&quot;Стандарт&quot;)))">
            <text:p/>
          </table:table-cell>
          <table:table-cell table:formula="of:=T(IF([$тест2.S133]=1;ORG.OPENOFFICE.STYLE(&quot;граница&quot;);ORG.OPENOFFICE.STYLE(&quot;Стандарт&quot;)))">
            <text:p/>
          </table:table-cell>
          <table:table-cell table:formula="of:=T(IF([$тест2.T133]=1;ORG.OPENOFFICE.STYLE(&quot;граница&quot;);ORG.OPENOFFICE.STYLE(&quot;Стандарт&quot;)))">
            <text:p/>
          </table:table-cell>
          <table:table-cell table:formula="of:=T(IF([$тест2.U133]=1;ORG.OPENOFFICE.STYLE(&quot;граница&quot;);ORG.OPENOFFICE.STYLE(&quot;Стандарт&quot;)))">
            <text:p/>
          </table:table-cell>
          <table:table-cell table:formula="of:=T(IF([$тест2.V133]=1;ORG.OPENOFFICE.STYLE(&quot;граница&quot;);ORG.OPENOFFICE.STYLE(&quot;Стандарт&quot;)))">
            <text:p/>
          </table:table-cell>
          <table:table-cell table:formula="of:=T(IF([$тест2.W133]=1;ORG.OPENOFFICE.STYLE(&quot;граница&quot;);ORG.OPENOFFICE.STYLE(&quot;Стандарт&quot;)))">
            <text:p/>
          </table:table-cell>
          <table:table-cell table:formula="of:=T(IF([$тест2.X133]=1;ORG.OPENOFFICE.STYLE(&quot;граница&quot;);ORG.OPENOFFICE.STYLE(&quot;Стандарт&quot;)))">
            <text:p/>
          </table:table-cell>
          <table:table-cell table:formula="of:=T(IF([$тест2.Y133]=1;ORG.OPENOFFICE.STYLE(&quot;граница&quot;);ORG.OPENOFFICE.STYLE(&quot;Стандарт&quot;)))">
            <text:p/>
          </table:table-cell>
          <table:table-cell table:formula="of:=T(IF([$тест2.Z133]=1;ORG.OPENOFFICE.STYLE(&quot;граница&quot;);ORG.OPENOFFICE.STYLE(&quot;Стандарт&quot;)))">
            <text:p/>
          </table:table-cell>
          <table:table-cell table:formula="of:=T(IF([$тест2.AA133]=1;ORG.OPENOFFICE.STYLE(&quot;граница&quot;);ORG.OPENOFFICE.STYLE(&quot;Стандарт&quot;)))">
            <text:p/>
          </table:table-cell>
          <table:table-cell table:formula="of:=T(IF([$тест2.AB133]=1;ORG.OPENOFFICE.STYLE(&quot;граница&quot;);ORG.OPENOFFICE.STYLE(&quot;Стандарт&quot;)))">
            <text:p/>
          </table:table-cell>
          <table:table-cell table:formula="of:=T(IF([$тест2.AC133]=1;ORG.OPENOFFICE.STYLE(&quot;граница&quot;);ORG.OPENOFFICE.STYLE(&quot;Стандарт&quot;)))">
            <text:p/>
          </table:table-cell>
          <table:table-cell table:formula="of:=T(IF([$тест2.AD133]=1;ORG.OPENOFFICE.STYLE(&quot;граница&quot;);ORG.OPENOFFICE.STYLE(&quot;Стандарт&quot;)))">
            <text:p/>
          </table:table-cell>
          <table:table-cell table:formula="of:=T(IF([$тест2.AE133]=1;ORG.OPENOFFICE.STYLE(&quot;граница&quot;);ORG.OPENOFFICE.STYLE(&quot;Стандарт&quot;)))">
            <text:p/>
          </table:table-cell>
          <table:table-cell table:formula="of:=T(IF([$тест2.AF133]=1;ORG.OPENOFFICE.STYLE(&quot;граница&quot;);ORG.OPENOFFICE.STYLE(&quot;Стандарт&quot;)))">
            <text:p/>
          </table:table-cell>
          <table:table-cell table:formula="of:=T(IF([$тест2.AG133]=1;ORG.OPENOFFICE.STYLE(&quot;граница&quot;);ORG.OPENOFFICE.STYLE(&quot;Стандарт&quot;)))">
            <text:p/>
          </table:table-cell>
          <table:table-cell table:formula="of:=T(IF([$тест2.AH133]=1;ORG.OPENOFFICE.STYLE(&quot;граница&quot;);ORG.OPENOFFICE.STYLE(&quot;Стандарт&quot;)))">
            <text:p/>
          </table:table-cell>
          <table:table-cell table:formula="of:=T(IF([$тест2.AI133]=1;ORG.OPENOFFICE.STYLE(&quot;граница&quot;);ORG.OPENOFFICE.STYLE(&quot;Стандарт&quot;)))">
            <text:p/>
          </table:table-cell>
          <table:table-cell table:formula="of:=T(IF([$тест2.AJ133]=1;ORG.OPENOFFICE.STYLE(&quot;граница&quot;);ORG.OPENOFFICE.STYLE(&quot;Стандарт&quot;)))">
            <text:p/>
          </table:table-cell>
          <table:table-cell table:formula="of:=T(IF([$тест2.AK133]=1;ORG.OPENOFFICE.STYLE(&quot;граница&quot;);ORG.OPENOFFICE.STYLE(&quot;Стандарт&quot;)))">
            <text:p/>
          </table:table-cell>
          <table:table-cell table:formula="of:=T(IF([$тест2.AL133]=1;ORG.OPENOFFICE.STYLE(&quot;граница&quot;);ORG.OPENOFFICE.STYLE(&quot;Стандарт&quot;)))">
            <text:p/>
          </table:table-cell>
          <table:table-cell table:formula="of:=T(IF([$тест2.AM133]=1;ORG.OPENOFFICE.STYLE(&quot;граница&quot;);ORG.OPENOFFICE.STYLE(&quot;Стандарт&quot;)))">
            <text:p/>
          </table:table-cell>
          <table:table-cell table:formula="of:=T(IF([$тест2.AN133]=1;ORG.OPENOFFICE.STYLE(&quot;граница&quot;);ORG.OPENOFFICE.STYLE(&quot;Стандарт&quot;)))">
            <text:p/>
          </table:table-cell>
          <table:table-cell table:formula="of:=T(IF([$тест2.AO133]=1;ORG.OPENOFFICE.STYLE(&quot;граница&quot;);ORG.OPENOFFICE.STYLE(&quot;Стандарт&quot;)))">
            <text:p/>
          </table:table-cell>
          <table:table-cell table:formula="of:=T(IF([$тест2.AP133]=1;ORG.OPENOFFICE.STYLE(&quot;граница&quot;);ORG.OPENOFFICE.STYLE(&quot;Стандарт&quot;)))">
            <text:p/>
          </table:table-cell>
          <table:table-cell table:formula="of:=T(IF([$тест2.AQ133]=1;ORG.OPENOFFICE.STYLE(&quot;граница&quot;);ORG.OPENOFFICE.STYLE(&quot;Стандарт&quot;)))">
            <text:p/>
          </table:table-cell>
          <table:table-cell table:formula="of:=T(IF([$тест2.AR133]=1;ORG.OPENOFFICE.STYLE(&quot;граница&quot;);ORG.OPENOFFICE.STYLE(&quot;Стандарт&quot;)))">
            <text:p/>
          </table:table-cell>
          <table:table-cell table:formula="of:=T(IF([$тест2.AS133]=1;ORG.OPENOFFICE.STYLE(&quot;граница&quot;);ORG.OPENOFFICE.STYLE(&quot;Стандарт&quot;)))">
            <text:p/>
          </table:table-cell>
          <table:table-cell table:formula="of:=T(IF([$тест2.AT133]=1;ORG.OPENOFFICE.STYLE(&quot;граница&quot;);ORG.OPENOFFICE.STYLE(&quot;Стандарт&quot;)))">
            <text:p/>
          </table:table-cell>
          <table:table-cell table:formula="of:=T(IF([$тест2.AU133]=1;ORG.OPENOFFICE.STYLE(&quot;граница&quot;);ORG.OPENOFFICE.STYLE(&quot;Стандарт&quot;)))">
            <text:p/>
          </table:table-cell>
          <table:table-cell table:formula="of:=T(IF([$тест2.AV133]=1;ORG.OPENOFFICE.STYLE(&quot;граница&quot;);ORG.OPENOFFICE.STYLE(&quot;Стандарт&quot;)))">
            <text:p/>
          </table:table-cell>
          <table:table-cell table:formula="of:=T(IF([$тест2.AW133]=1;ORG.OPENOFFICE.STYLE(&quot;граница&quot;);ORG.OPENOFFICE.STYLE(&quot;Стандарт&quot;)))">
            <text:p/>
          </table:table-cell>
          <table:table-cell table:formula="of:=T(IF([$тест2.AX13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4]=1;ORG.OPENOFFICE.STYLE(&quot;граница&quot;);ORG.OPENOFFICE.STYLE(&quot;Стандарт&quot;)))">
            <text:p/>
          </table:table-cell>
          <table:table-cell table:formula="of:=T(IF([$тест2.C134]=1;ORG.OPENOFFICE.STYLE(&quot;граница&quot;);ORG.OPENOFFICE.STYLE(&quot;Стандарт&quot;)))">
            <text:p/>
          </table:table-cell>
          <table:table-cell table:formula="of:=T(IF([$тест2.D134]=1;ORG.OPENOFFICE.STYLE(&quot;граница&quot;);ORG.OPENOFFICE.STYLE(&quot;Стандарт&quot;)))">
            <text:p/>
          </table:table-cell>
          <table:table-cell table:formula="of:=T(IF([$тест2.E134]=1;ORG.OPENOFFICE.STYLE(&quot;граница&quot;);ORG.OPENOFFICE.STYLE(&quot;Стандарт&quot;)))">
            <text:p/>
          </table:table-cell>
          <table:table-cell table:formula="of:=T(IF([$тест2.F134]=1;ORG.OPENOFFICE.STYLE(&quot;граница&quot;);ORG.OPENOFFICE.STYLE(&quot;Стандарт&quot;)))">
            <text:p/>
          </table:table-cell>
          <table:table-cell table:formula="of:=T(IF([$тест2.G134]=1;ORG.OPENOFFICE.STYLE(&quot;граница&quot;);ORG.OPENOFFICE.STYLE(&quot;Стандарт&quot;)))">
            <text:p/>
          </table:table-cell>
          <table:table-cell table:formula="of:=T(IF([$тест2.H134]=1;ORG.OPENOFFICE.STYLE(&quot;граница&quot;);ORG.OPENOFFICE.STYLE(&quot;Стандарт&quot;)))">
            <text:p/>
          </table:table-cell>
          <table:table-cell table:formula="of:=T(IF([$тест2.I134]=1;ORG.OPENOFFICE.STYLE(&quot;граница&quot;);ORG.OPENOFFICE.STYLE(&quot;Стандарт&quot;)))">
            <text:p/>
          </table:table-cell>
          <table:table-cell table:formula="of:=T(IF([$тест2.J134]=1;ORG.OPENOFFICE.STYLE(&quot;граница&quot;);ORG.OPENOFFICE.STYLE(&quot;Стандарт&quot;)))">
            <text:p/>
          </table:table-cell>
          <table:table-cell table:formula="of:=T(IF([$тест2.K134]=1;ORG.OPENOFFICE.STYLE(&quot;граница&quot;);ORG.OPENOFFICE.STYLE(&quot;Стандарт&quot;)))">
            <text:p/>
          </table:table-cell>
          <table:table-cell table:formula="of:=T(IF([$тест2.L134]=1;ORG.OPENOFFICE.STYLE(&quot;граница&quot;);ORG.OPENOFFICE.STYLE(&quot;Стандарт&quot;)))">
            <text:p/>
          </table:table-cell>
          <table:table-cell table:formula="of:=T(IF([$тест2.M134]=1;ORG.OPENOFFICE.STYLE(&quot;граница&quot;);ORG.OPENOFFICE.STYLE(&quot;Стандарт&quot;)))">
            <text:p/>
          </table:table-cell>
          <table:table-cell table:formula="of:=T(IF([$тест2.N134]=1;ORG.OPENOFFICE.STYLE(&quot;граница&quot;);ORG.OPENOFFICE.STYLE(&quot;Стандарт&quot;)))">
            <text:p/>
          </table:table-cell>
          <table:table-cell table:formula="of:=T(IF([$тест2.O134]=1;ORG.OPENOFFICE.STYLE(&quot;граница&quot;);ORG.OPENOFFICE.STYLE(&quot;Стандарт&quot;)))">
            <text:p/>
          </table:table-cell>
          <table:table-cell table:formula="of:=T(IF([$тест2.P134]=1;ORG.OPENOFFICE.STYLE(&quot;граница&quot;);ORG.OPENOFFICE.STYLE(&quot;Стандарт&quot;)))">
            <text:p/>
          </table:table-cell>
          <table:table-cell table:formula="of:=T(IF([$тест2.Q134]=1;ORG.OPENOFFICE.STYLE(&quot;граница&quot;);ORG.OPENOFFICE.STYLE(&quot;Стандарт&quot;)))">
            <text:p/>
          </table:table-cell>
          <table:table-cell table:formula="of:=T(IF([$тест2.R134]=1;ORG.OPENOFFICE.STYLE(&quot;граница&quot;);ORG.OPENOFFICE.STYLE(&quot;Стандарт&quot;)))">
            <text:p/>
          </table:table-cell>
          <table:table-cell table:formula="of:=T(IF([$тест2.S134]=1;ORG.OPENOFFICE.STYLE(&quot;граница&quot;);ORG.OPENOFFICE.STYLE(&quot;Стандарт&quot;)))">
            <text:p/>
          </table:table-cell>
          <table:table-cell table:formula="of:=T(IF([$тест2.T134]=1;ORG.OPENOFFICE.STYLE(&quot;граница&quot;);ORG.OPENOFFICE.STYLE(&quot;Стандарт&quot;)))">
            <text:p/>
          </table:table-cell>
          <table:table-cell table:formula="of:=T(IF([$тест2.U134]=1;ORG.OPENOFFICE.STYLE(&quot;граница&quot;);ORG.OPENOFFICE.STYLE(&quot;Стандарт&quot;)))">
            <text:p/>
          </table:table-cell>
          <table:table-cell table:formula="of:=T(IF([$тест2.V134]=1;ORG.OPENOFFICE.STYLE(&quot;граница&quot;);ORG.OPENOFFICE.STYLE(&quot;Стандарт&quot;)))">
            <text:p/>
          </table:table-cell>
          <table:table-cell table:formula="of:=T(IF([$тест2.W134]=1;ORG.OPENOFFICE.STYLE(&quot;граница&quot;);ORG.OPENOFFICE.STYLE(&quot;Стандарт&quot;)))">
            <text:p/>
          </table:table-cell>
          <table:table-cell table:formula="of:=T(IF([$тест2.X134]=1;ORG.OPENOFFICE.STYLE(&quot;граница&quot;);ORG.OPENOFFICE.STYLE(&quot;Стандарт&quot;)))">
            <text:p/>
          </table:table-cell>
          <table:table-cell table:formula="of:=T(IF([$тест2.Y134]=1;ORG.OPENOFFICE.STYLE(&quot;граница&quot;);ORG.OPENOFFICE.STYLE(&quot;Стандарт&quot;)))">
            <text:p/>
          </table:table-cell>
          <table:table-cell table:formula="of:=T(IF([$тест2.Z134]=1;ORG.OPENOFFICE.STYLE(&quot;граница&quot;);ORG.OPENOFFICE.STYLE(&quot;Стандарт&quot;)))">
            <text:p/>
          </table:table-cell>
          <table:table-cell table:formula="of:=T(IF([$тест2.AA134]=1;ORG.OPENOFFICE.STYLE(&quot;граница&quot;);ORG.OPENOFFICE.STYLE(&quot;Стандарт&quot;)))">
            <text:p/>
          </table:table-cell>
          <table:table-cell table:formula="of:=T(IF([$тест2.AB134]=1;ORG.OPENOFFICE.STYLE(&quot;граница&quot;);ORG.OPENOFFICE.STYLE(&quot;Стандарт&quot;)))">
            <text:p/>
          </table:table-cell>
          <table:table-cell table:formula="of:=T(IF([$тест2.AC134]=1;ORG.OPENOFFICE.STYLE(&quot;граница&quot;);ORG.OPENOFFICE.STYLE(&quot;Стандарт&quot;)))">
            <text:p/>
          </table:table-cell>
          <table:table-cell table:formula="of:=T(IF([$тест2.AD134]=1;ORG.OPENOFFICE.STYLE(&quot;граница&quot;);ORG.OPENOFFICE.STYLE(&quot;Стандарт&quot;)))">
            <text:p/>
          </table:table-cell>
          <table:table-cell table:formula="of:=T(IF([$тест2.AE134]=1;ORG.OPENOFFICE.STYLE(&quot;граница&quot;);ORG.OPENOFFICE.STYLE(&quot;Стандарт&quot;)))">
            <text:p/>
          </table:table-cell>
          <table:table-cell table:formula="of:=T(IF([$тест2.AF134]=1;ORG.OPENOFFICE.STYLE(&quot;граница&quot;);ORG.OPENOFFICE.STYLE(&quot;Стандарт&quot;)))">
            <text:p/>
          </table:table-cell>
          <table:table-cell table:formula="of:=T(IF([$тест2.AG134]=1;ORG.OPENOFFICE.STYLE(&quot;граница&quot;);ORG.OPENOFFICE.STYLE(&quot;Стандарт&quot;)))">
            <text:p/>
          </table:table-cell>
          <table:table-cell table:formula="of:=T(IF([$тест2.AH134]=1;ORG.OPENOFFICE.STYLE(&quot;граница&quot;);ORG.OPENOFFICE.STYLE(&quot;Стандарт&quot;)))">
            <text:p/>
          </table:table-cell>
          <table:table-cell table:formula="of:=T(IF([$тест2.AI134]=1;ORG.OPENOFFICE.STYLE(&quot;граница&quot;);ORG.OPENOFFICE.STYLE(&quot;Стандарт&quot;)))">
            <text:p/>
          </table:table-cell>
          <table:table-cell table:formula="of:=T(IF([$тест2.AJ134]=1;ORG.OPENOFFICE.STYLE(&quot;граница&quot;);ORG.OPENOFFICE.STYLE(&quot;Стандарт&quot;)))">
            <text:p/>
          </table:table-cell>
          <table:table-cell table:formula="of:=T(IF([$тест2.AK134]=1;ORG.OPENOFFICE.STYLE(&quot;граница&quot;);ORG.OPENOFFICE.STYLE(&quot;Стандарт&quot;)))">
            <text:p/>
          </table:table-cell>
          <table:table-cell table:formula="of:=T(IF([$тест2.AL134]=1;ORG.OPENOFFICE.STYLE(&quot;граница&quot;);ORG.OPENOFFICE.STYLE(&quot;Стандарт&quot;)))">
            <text:p/>
          </table:table-cell>
          <table:table-cell table:formula="of:=T(IF([$тест2.AM134]=1;ORG.OPENOFFICE.STYLE(&quot;граница&quot;);ORG.OPENOFFICE.STYLE(&quot;Стандарт&quot;)))">
            <text:p/>
          </table:table-cell>
          <table:table-cell table:formula="of:=T(IF([$тест2.AN134]=1;ORG.OPENOFFICE.STYLE(&quot;граница&quot;);ORG.OPENOFFICE.STYLE(&quot;Стандарт&quot;)))">
            <text:p/>
          </table:table-cell>
          <table:table-cell table:formula="of:=T(IF([$тест2.AO134]=1;ORG.OPENOFFICE.STYLE(&quot;граница&quot;);ORG.OPENOFFICE.STYLE(&quot;Стандарт&quot;)))">
            <text:p/>
          </table:table-cell>
          <table:table-cell table:formula="of:=T(IF([$тест2.AP134]=1;ORG.OPENOFFICE.STYLE(&quot;граница&quot;);ORG.OPENOFFICE.STYLE(&quot;Стандарт&quot;)))">
            <text:p/>
          </table:table-cell>
          <table:table-cell table:formula="of:=T(IF([$тест2.AQ134]=1;ORG.OPENOFFICE.STYLE(&quot;граница&quot;);ORG.OPENOFFICE.STYLE(&quot;Стандарт&quot;)))">
            <text:p/>
          </table:table-cell>
          <table:table-cell table:formula="of:=T(IF([$тест2.AR134]=1;ORG.OPENOFFICE.STYLE(&quot;граница&quot;);ORG.OPENOFFICE.STYLE(&quot;Стандарт&quot;)))">
            <text:p/>
          </table:table-cell>
          <table:table-cell table:formula="of:=T(IF([$тест2.AS134]=1;ORG.OPENOFFICE.STYLE(&quot;граница&quot;);ORG.OPENOFFICE.STYLE(&quot;Стандарт&quot;)))">
            <text:p/>
          </table:table-cell>
          <table:table-cell table:formula="of:=T(IF([$тест2.AT134]=1;ORG.OPENOFFICE.STYLE(&quot;граница&quot;);ORG.OPENOFFICE.STYLE(&quot;Стандарт&quot;)))">
            <text:p/>
          </table:table-cell>
          <table:table-cell table:formula="of:=T(IF([$тест2.AU134]=1;ORG.OPENOFFICE.STYLE(&quot;граница&quot;);ORG.OPENOFFICE.STYLE(&quot;Стандарт&quot;)))">
            <text:p/>
          </table:table-cell>
          <table:table-cell table:formula="of:=T(IF([$тест2.AV134]=1;ORG.OPENOFFICE.STYLE(&quot;граница&quot;);ORG.OPENOFFICE.STYLE(&quot;Стандарт&quot;)))">
            <text:p/>
          </table:table-cell>
          <table:table-cell table:formula="of:=T(IF([$тест2.AW134]=1;ORG.OPENOFFICE.STYLE(&quot;граница&quot;);ORG.OPENOFFICE.STYLE(&quot;Стандарт&quot;)))">
            <text:p/>
          </table:table-cell>
          <table:table-cell table:formula="of:=T(IF([$тест2.AX13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5]=1;ORG.OPENOFFICE.STYLE(&quot;граница&quot;);ORG.OPENOFFICE.STYLE(&quot;Стандарт&quot;)))">
            <text:p/>
          </table:table-cell>
          <table:table-cell table:formula="of:=T(IF([$тест2.C135]=1;ORG.OPENOFFICE.STYLE(&quot;граница&quot;);ORG.OPENOFFICE.STYLE(&quot;Стандарт&quot;)))">
            <text:p/>
          </table:table-cell>
          <table:table-cell table:formula="of:=T(IF([$тест2.D135]=1;ORG.OPENOFFICE.STYLE(&quot;граница&quot;);ORG.OPENOFFICE.STYLE(&quot;Стандарт&quot;)))">
            <text:p/>
          </table:table-cell>
          <table:table-cell table:formula="of:=T(IF([$тест2.E135]=1;ORG.OPENOFFICE.STYLE(&quot;граница&quot;);ORG.OPENOFFICE.STYLE(&quot;Стандарт&quot;)))">
            <text:p/>
          </table:table-cell>
          <table:table-cell table:formula="of:=T(IF([$тест2.F135]=1;ORG.OPENOFFICE.STYLE(&quot;граница&quot;);ORG.OPENOFFICE.STYLE(&quot;Стандарт&quot;)))">
            <text:p/>
          </table:table-cell>
          <table:table-cell table:formula="of:=T(IF([$тест2.G135]=1;ORG.OPENOFFICE.STYLE(&quot;граница&quot;);ORG.OPENOFFICE.STYLE(&quot;Стандарт&quot;)))">
            <text:p/>
          </table:table-cell>
          <table:table-cell table:formula="of:=T(IF([$тест2.H135]=1;ORG.OPENOFFICE.STYLE(&quot;граница&quot;);ORG.OPENOFFICE.STYLE(&quot;Стандарт&quot;)))">
            <text:p/>
          </table:table-cell>
          <table:table-cell table:formula="of:=T(IF([$тест2.I135]=1;ORG.OPENOFFICE.STYLE(&quot;граница&quot;);ORG.OPENOFFICE.STYLE(&quot;Стандарт&quot;)))">
            <text:p/>
          </table:table-cell>
          <table:table-cell table:formula="of:=T(IF([$тест2.J135]=1;ORG.OPENOFFICE.STYLE(&quot;граница&quot;);ORG.OPENOFFICE.STYLE(&quot;Стандарт&quot;)))">
            <text:p/>
          </table:table-cell>
          <table:table-cell table:formula="of:=T(IF([$тест2.K135]=1;ORG.OPENOFFICE.STYLE(&quot;граница&quot;);ORG.OPENOFFICE.STYLE(&quot;Стандарт&quot;)))">
            <text:p/>
          </table:table-cell>
          <table:table-cell table:formula="of:=T(IF([$тест2.L135]=1;ORG.OPENOFFICE.STYLE(&quot;граница&quot;);ORG.OPENOFFICE.STYLE(&quot;Стандарт&quot;)))">
            <text:p/>
          </table:table-cell>
          <table:table-cell table:formula="of:=T(IF([$тест2.M135]=1;ORG.OPENOFFICE.STYLE(&quot;граница&quot;);ORG.OPENOFFICE.STYLE(&quot;Стандарт&quot;)))">
            <text:p/>
          </table:table-cell>
          <table:table-cell table:formula="of:=T(IF([$тест2.N135]=1;ORG.OPENOFFICE.STYLE(&quot;граница&quot;);ORG.OPENOFFICE.STYLE(&quot;Стандарт&quot;)))">
            <text:p/>
          </table:table-cell>
          <table:table-cell table:formula="of:=T(IF([$тест2.O135]=1;ORG.OPENOFFICE.STYLE(&quot;граница&quot;);ORG.OPENOFFICE.STYLE(&quot;Стандарт&quot;)))">
            <text:p/>
          </table:table-cell>
          <table:table-cell table:formula="of:=T(IF([$тест2.P135]=1;ORG.OPENOFFICE.STYLE(&quot;граница&quot;);ORG.OPENOFFICE.STYLE(&quot;Стандарт&quot;)))">
            <text:p/>
          </table:table-cell>
          <table:table-cell table:formula="of:=T(IF([$тест2.Q135]=1;ORG.OPENOFFICE.STYLE(&quot;граница&quot;);ORG.OPENOFFICE.STYLE(&quot;Стандарт&quot;)))">
            <text:p/>
          </table:table-cell>
          <table:table-cell table:formula="of:=T(IF([$тест2.R135]=1;ORG.OPENOFFICE.STYLE(&quot;граница&quot;);ORG.OPENOFFICE.STYLE(&quot;Стандарт&quot;)))">
            <text:p/>
          </table:table-cell>
          <table:table-cell table:formula="of:=T(IF([$тест2.S135]=1;ORG.OPENOFFICE.STYLE(&quot;граница&quot;);ORG.OPENOFFICE.STYLE(&quot;Стандарт&quot;)))">
            <text:p/>
          </table:table-cell>
          <table:table-cell table:formula="of:=T(IF([$тест2.T135]=1;ORG.OPENOFFICE.STYLE(&quot;граница&quot;);ORG.OPENOFFICE.STYLE(&quot;Стандарт&quot;)))">
            <text:p/>
          </table:table-cell>
          <table:table-cell table:formula="of:=T(IF([$тест2.U135]=1;ORG.OPENOFFICE.STYLE(&quot;граница&quot;);ORG.OPENOFFICE.STYLE(&quot;Стандарт&quot;)))">
            <text:p/>
          </table:table-cell>
          <table:table-cell table:formula="of:=T(IF([$тест2.V135]=1;ORG.OPENOFFICE.STYLE(&quot;граница&quot;);ORG.OPENOFFICE.STYLE(&quot;Стандарт&quot;)))">
            <text:p/>
          </table:table-cell>
          <table:table-cell table:formula="of:=T(IF([$тест2.W135]=1;ORG.OPENOFFICE.STYLE(&quot;граница&quot;);ORG.OPENOFFICE.STYLE(&quot;Стандарт&quot;)))">
            <text:p/>
          </table:table-cell>
          <table:table-cell table:formula="of:=T(IF([$тест2.X135]=1;ORG.OPENOFFICE.STYLE(&quot;граница&quot;);ORG.OPENOFFICE.STYLE(&quot;Стандарт&quot;)))">
            <text:p/>
          </table:table-cell>
          <table:table-cell table:formula="of:=T(IF([$тест2.Y135]=1;ORG.OPENOFFICE.STYLE(&quot;граница&quot;);ORG.OPENOFFICE.STYLE(&quot;Стандарт&quot;)))">
            <text:p/>
          </table:table-cell>
          <table:table-cell table:formula="of:=T(IF([$тест2.Z135]=1;ORG.OPENOFFICE.STYLE(&quot;граница&quot;);ORG.OPENOFFICE.STYLE(&quot;Стандарт&quot;)))">
            <text:p/>
          </table:table-cell>
          <table:table-cell table:formula="of:=T(IF([$тест2.AA135]=1;ORG.OPENOFFICE.STYLE(&quot;граница&quot;);ORG.OPENOFFICE.STYLE(&quot;Стандарт&quot;)))">
            <text:p/>
          </table:table-cell>
          <table:table-cell table:formula="of:=T(IF([$тест2.AB135]=1;ORG.OPENOFFICE.STYLE(&quot;граница&quot;);ORG.OPENOFFICE.STYLE(&quot;Стандарт&quot;)))">
            <text:p/>
          </table:table-cell>
          <table:table-cell table:formula="of:=T(IF([$тест2.AC135]=1;ORG.OPENOFFICE.STYLE(&quot;граница&quot;);ORG.OPENOFFICE.STYLE(&quot;Стандарт&quot;)))">
            <text:p/>
          </table:table-cell>
          <table:table-cell table:formula="of:=T(IF([$тест2.AD135]=1;ORG.OPENOFFICE.STYLE(&quot;граница&quot;);ORG.OPENOFFICE.STYLE(&quot;Стандарт&quot;)))">
            <text:p/>
          </table:table-cell>
          <table:table-cell table:formula="of:=T(IF([$тест2.AE135]=1;ORG.OPENOFFICE.STYLE(&quot;граница&quot;);ORG.OPENOFFICE.STYLE(&quot;Стандарт&quot;)))">
            <text:p/>
          </table:table-cell>
          <table:table-cell table:formula="of:=T(IF([$тест2.AF135]=1;ORG.OPENOFFICE.STYLE(&quot;граница&quot;);ORG.OPENOFFICE.STYLE(&quot;Стандарт&quot;)))">
            <text:p/>
          </table:table-cell>
          <table:table-cell table:formula="of:=T(IF([$тест2.AG135]=1;ORG.OPENOFFICE.STYLE(&quot;граница&quot;);ORG.OPENOFFICE.STYLE(&quot;Стандарт&quot;)))">
            <text:p/>
          </table:table-cell>
          <table:table-cell table:formula="of:=T(IF([$тест2.AH135]=1;ORG.OPENOFFICE.STYLE(&quot;граница&quot;);ORG.OPENOFFICE.STYLE(&quot;Стандарт&quot;)))">
            <text:p/>
          </table:table-cell>
          <table:table-cell table:formula="of:=T(IF([$тест2.AI135]=1;ORG.OPENOFFICE.STYLE(&quot;граница&quot;);ORG.OPENOFFICE.STYLE(&quot;Стандарт&quot;)))">
            <text:p/>
          </table:table-cell>
          <table:table-cell table:formula="of:=T(IF([$тест2.AJ135]=1;ORG.OPENOFFICE.STYLE(&quot;граница&quot;);ORG.OPENOFFICE.STYLE(&quot;Стандарт&quot;)))">
            <text:p/>
          </table:table-cell>
          <table:table-cell table:formula="of:=T(IF([$тест2.AK135]=1;ORG.OPENOFFICE.STYLE(&quot;граница&quot;);ORG.OPENOFFICE.STYLE(&quot;Стандарт&quot;)))">
            <text:p/>
          </table:table-cell>
          <table:table-cell table:formula="of:=T(IF([$тест2.AL135]=1;ORG.OPENOFFICE.STYLE(&quot;граница&quot;);ORG.OPENOFFICE.STYLE(&quot;Стандарт&quot;)))">
            <text:p/>
          </table:table-cell>
          <table:table-cell table:formula="of:=T(IF([$тест2.AM135]=1;ORG.OPENOFFICE.STYLE(&quot;граница&quot;);ORG.OPENOFFICE.STYLE(&quot;Стандарт&quot;)))">
            <text:p/>
          </table:table-cell>
          <table:table-cell table:formula="of:=T(IF([$тест2.AN135]=1;ORG.OPENOFFICE.STYLE(&quot;граница&quot;);ORG.OPENOFFICE.STYLE(&quot;Стандарт&quot;)))">
            <text:p/>
          </table:table-cell>
          <table:table-cell table:formula="of:=T(IF([$тест2.AO135]=1;ORG.OPENOFFICE.STYLE(&quot;граница&quot;);ORG.OPENOFFICE.STYLE(&quot;Стандарт&quot;)))">
            <text:p/>
          </table:table-cell>
          <table:table-cell table:formula="of:=T(IF([$тест2.AP135]=1;ORG.OPENOFFICE.STYLE(&quot;граница&quot;);ORG.OPENOFFICE.STYLE(&quot;Стандарт&quot;)))">
            <text:p/>
          </table:table-cell>
          <table:table-cell table:formula="of:=T(IF([$тест2.AQ135]=1;ORG.OPENOFFICE.STYLE(&quot;граница&quot;);ORG.OPENOFFICE.STYLE(&quot;Стандарт&quot;)))">
            <text:p/>
          </table:table-cell>
          <table:table-cell table:formula="of:=T(IF([$тест2.AR135]=1;ORG.OPENOFFICE.STYLE(&quot;граница&quot;);ORG.OPENOFFICE.STYLE(&quot;Стандарт&quot;)))">
            <text:p/>
          </table:table-cell>
          <table:table-cell table:formula="of:=T(IF([$тест2.AS135]=1;ORG.OPENOFFICE.STYLE(&quot;граница&quot;);ORG.OPENOFFICE.STYLE(&quot;Стандарт&quot;)))">
            <text:p/>
          </table:table-cell>
          <table:table-cell table:formula="of:=T(IF([$тест2.AT135]=1;ORG.OPENOFFICE.STYLE(&quot;граница&quot;);ORG.OPENOFFICE.STYLE(&quot;Стандарт&quot;)))">
            <text:p/>
          </table:table-cell>
          <table:table-cell table:formula="of:=T(IF([$тест2.AU135]=1;ORG.OPENOFFICE.STYLE(&quot;граница&quot;);ORG.OPENOFFICE.STYLE(&quot;Стандарт&quot;)))">
            <text:p/>
          </table:table-cell>
          <table:table-cell table:formula="of:=T(IF([$тест2.AV135]=1;ORG.OPENOFFICE.STYLE(&quot;граница&quot;);ORG.OPENOFFICE.STYLE(&quot;Стандарт&quot;)))">
            <text:p/>
          </table:table-cell>
          <table:table-cell table:formula="of:=T(IF([$тест2.AW135]=1;ORG.OPENOFFICE.STYLE(&quot;граница&quot;);ORG.OPENOFFICE.STYLE(&quot;Стандарт&quot;)))">
            <text:p/>
          </table:table-cell>
          <table:table-cell table:formula="of:=T(IF([$тест2.AX13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6]=1;ORG.OPENOFFICE.STYLE(&quot;граница&quot;);ORG.OPENOFFICE.STYLE(&quot;Стандарт&quot;)))">
            <text:p/>
          </table:table-cell>
          <table:table-cell table:formula="of:=T(IF([$тест2.C136]=1;ORG.OPENOFFICE.STYLE(&quot;граница&quot;);ORG.OPENOFFICE.STYLE(&quot;Стандарт&quot;)))">
            <text:p/>
          </table:table-cell>
          <table:table-cell table:formula="of:=T(IF([$тест2.D136]=1;ORG.OPENOFFICE.STYLE(&quot;граница&quot;);ORG.OPENOFFICE.STYLE(&quot;Стандарт&quot;)))">
            <text:p/>
          </table:table-cell>
          <table:table-cell table:formula="of:=T(IF([$тест2.E136]=1;ORG.OPENOFFICE.STYLE(&quot;граница&quot;);ORG.OPENOFFICE.STYLE(&quot;Стандарт&quot;)))">
            <text:p/>
          </table:table-cell>
          <table:table-cell table:formula="of:=T(IF([$тест2.F136]=1;ORG.OPENOFFICE.STYLE(&quot;граница&quot;);ORG.OPENOFFICE.STYLE(&quot;Стандарт&quot;)))">
            <text:p/>
          </table:table-cell>
          <table:table-cell table:formula="of:=T(IF([$тест2.G136]=1;ORG.OPENOFFICE.STYLE(&quot;граница&quot;);ORG.OPENOFFICE.STYLE(&quot;Стандарт&quot;)))">
            <text:p/>
          </table:table-cell>
          <table:table-cell table:formula="of:=T(IF([$тест2.H136]=1;ORG.OPENOFFICE.STYLE(&quot;граница&quot;);ORG.OPENOFFICE.STYLE(&quot;Стандарт&quot;)))">
            <text:p/>
          </table:table-cell>
          <table:table-cell table:formula="of:=T(IF([$тест2.I136]=1;ORG.OPENOFFICE.STYLE(&quot;граница&quot;);ORG.OPENOFFICE.STYLE(&quot;Стандарт&quot;)))">
            <text:p/>
          </table:table-cell>
          <table:table-cell table:formula="of:=T(IF([$тест2.J136]=1;ORG.OPENOFFICE.STYLE(&quot;граница&quot;);ORG.OPENOFFICE.STYLE(&quot;Стандарт&quot;)))">
            <text:p/>
          </table:table-cell>
          <table:table-cell table:formula="of:=T(IF([$тест2.K136]=1;ORG.OPENOFFICE.STYLE(&quot;граница&quot;);ORG.OPENOFFICE.STYLE(&quot;Стандарт&quot;)))">
            <text:p/>
          </table:table-cell>
          <table:table-cell table:formula="of:=T(IF([$тест2.L136]=1;ORG.OPENOFFICE.STYLE(&quot;граница&quot;);ORG.OPENOFFICE.STYLE(&quot;Стандарт&quot;)))">
            <text:p/>
          </table:table-cell>
          <table:table-cell table:formula="of:=T(IF([$тест2.M136]=1;ORG.OPENOFFICE.STYLE(&quot;граница&quot;);ORG.OPENOFFICE.STYLE(&quot;Стандарт&quot;)))">
            <text:p/>
          </table:table-cell>
          <table:table-cell table:formula="of:=T(IF([$тест2.N136]=1;ORG.OPENOFFICE.STYLE(&quot;граница&quot;);ORG.OPENOFFICE.STYLE(&quot;Стандарт&quot;)))">
            <text:p/>
          </table:table-cell>
          <table:table-cell table:formula="of:=T(IF([$тест2.O136]=1;ORG.OPENOFFICE.STYLE(&quot;граница&quot;);ORG.OPENOFFICE.STYLE(&quot;Стандарт&quot;)))">
            <text:p/>
          </table:table-cell>
          <table:table-cell table:formula="of:=T(IF([$тест2.P136]=1;ORG.OPENOFFICE.STYLE(&quot;граница&quot;);ORG.OPENOFFICE.STYLE(&quot;Стандарт&quot;)))">
            <text:p/>
          </table:table-cell>
          <table:table-cell table:formula="of:=T(IF([$тест2.Q136]=1;ORG.OPENOFFICE.STYLE(&quot;граница&quot;);ORG.OPENOFFICE.STYLE(&quot;Стандарт&quot;)))">
            <text:p/>
          </table:table-cell>
          <table:table-cell table:formula="of:=T(IF([$тест2.R136]=1;ORG.OPENOFFICE.STYLE(&quot;граница&quot;);ORG.OPENOFFICE.STYLE(&quot;Стандарт&quot;)))">
            <text:p/>
          </table:table-cell>
          <table:table-cell table:formula="of:=T(IF([$тест2.S136]=1;ORG.OPENOFFICE.STYLE(&quot;граница&quot;);ORG.OPENOFFICE.STYLE(&quot;Стандарт&quot;)))">
            <text:p/>
          </table:table-cell>
          <table:table-cell table:formula="of:=T(IF([$тест2.T136]=1;ORG.OPENOFFICE.STYLE(&quot;граница&quot;);ORG.OPENOFFICE.STYLE(&quot;Стандарт&quot;)))">
            <text:p/>
          </table:table-cell>
          <table:table-cell table:formula="of:=T(IF([$тест2.U136]=1;ORG.OPENOFFICE.STYLE(&quot;граница&quot;);ORG.OPENOFFICE.STYLE(&quot;Стандарт&quot;)))">
            <text:p/>
          </table:table-cell>
          <table:table-cell table:formula="of:=T(IF([$тест2.V136]=1;ORG.OPENOFFICE.STYLE(&quot;граница&quot;);ORG.OPENOFFICE.STYLE(&quot;Стандарт&quot;)))">
            <text:p/>
          </table:table-cell>
          <table:table-cell table:formula="of:=T(IF([$тест2.W136]=1;ORG.OPENOFFICE.STYLE(&quot;граница&quot;);ORG.OPENOFFICE.STYLE(&quot;Стандарт&quot;)))">
            <text:p/>
          </table:table-cell>
          <table:table-cell table:formula="of:=T(IF([$тест2.X136]=1;ORG.OPENOFFICE.STYLE(&quot;граница&quot;);ORG.OPENOFFICE.STYLE(&quot;Стандарт&quot;)))">
            <text:p/>
          </table:table-cell>
          <table:table-cell table:formula="of:=T(IF([$тест2.Y136]=1;ORG.OPENOFFICE.STYLE(&quot;граница&quot;);ORG.OPENOFFICE.STYLE(&quot;Стандарт&quot;)))">
            <text:p/>
          </table:table-cell>
          <table:table-cell table:formula="of:=T(IF([$тест2.Z136]=1;ORG.OPENOFFICE.STYLE(&quot;граница&quot;);ORG.OPENOFFICE.STYLE(&quot;Стандарт&quot;)))">
            <text:p/>
          </table:table-cell>
          <table:table-cell table:formula="of:=T(IF([$тест2.AA136]=1;ORG.OPENOFFICE.STYLE(&quot;граница&quot;);ORG.OPENOFFICE.STYLE(&quot;Стандарт&quot;)))">
            <text:p/>
          </table:table-cell>
          <table:table-cell table:formula="of:=T(IF([$тест2.AB136]=1;ORG.OPENOFFICE.STYLE(&quot;граница&quot;);ORG.OPENOFFICE.STYLE(&quot;Стандарт&quot;)))">
            <text:p/>
          </table:table-cell>
          <table:table-cell table:formula="of:=T(IF([$тест2.AC136]=1;ORG.OPENOFFICE.STYLE(&quot;граница&quot;);ORG.OPENOFFICE.STYLE(&quot;Стандарт&quot;)))">
            <text:p/>
          </table:table-cell>
          <table:table-cell table:formula="of:=T(IF([$тест2.AD136]=1;ORG.OPENOFFICE.STYLE(&quot;граница&quot;);ORG.OPENOFFICE.STYLE(&quot;Стандарт&quot;)))">
            <text:p/>
          </table:table-cell>
          <table:table-cell table:formula="of:=T(IF([$тест2.AE136]=1;ORG.OPENOFFICE.STYLE(&quot;граница&quot;);ORG.OPENOFFICE.STYLE(&quot;Стандарт&quot;)))">
            <text:p/>
          </table:table-cell>
          <table:table-cell table:formula="of:=T(IF([$тест2.AF136]=1;ORG.OPENOFFICE.STYLE(&quot;граница&quot;);ORG.OPENOFFICE.STYLE(&quot;Стандарт&quot;)))">
            <text:p/>
          </table:table-cell>
          <table:table-cell table:formula="of:=T(IF([$тест2.AG136]=1;ORG.OPENOFFICE.STYLE(&quot;граница&quot;);ORG.OPENOFFICE.STYLE(&quot;Стандарт&quot;)))">
            <text:p/>
          </table:table-cell>
          <table:table-cell table:formula="of:=T(IF([$тест2.AH136]=1;ORG.OPENOFFICE.STYLE(&quot;граница&quot;);ORG.OPENOFFICE.STYLE(&quot;Стандарт&quot;)))">
            <text:p/>
          </table:table-cell>
          <table:table-cell table:formula="of:=T(IF([$тест2.AI136]=1;ORG.OPENOFFICE.STYLE(&quot;граница&quot;);ORG.OPENOFFICE.STYLE(&quot;Стандарт&quot;)))">
            <text:p/>
          </table:table-cell>
          <table:table-cell table:formula="of:=T(IF([$тест2.AJ136]=1;ORG.OPENOFFICE.STYLE(&quot;граница&quot;);ORG.OPENOFFICE.STYLE(&quot;Стандарт&quot;)))">
            <text:p/>
          </table:table-cell>
          <table:table-cell table:formula="of:=T(IF([$тест2.AK136]=1;ORG.OPENOFFICE.STYLE(&quot;граница&quot;);ORG.OPENOFFICE.STYLE(&quot;Стандарт&quot;)))">
            <text:p/>
          </table:table-cell>
          <table:table-cell table:formula="of:=T(IF([$тест2.AL136]=1;ORG.OPENOFFICE.STYLE(&quot;граница&quot;);ORG.OPENOFFICE.STYLE(&quot;Стандарт&quot;)))">
            <text:p/>
          </table:table-cell>
          <table:table-cell table:formula="of:=T(IF([$тест2.AM136]=1;ORG.OPENOFFICE.STYLE(&quot;граница&quot;);ORG.OPENOFFICE.STYLE(&quot;Стандарт&quot;)))">
            <text:p/>
          </table:table-cell>
          <table:table-cell table:formula="of:=T(IF([$тест2.AN136]=1;ORG.OPENOFFICE.STYLE(&quot;граница&quot;);ORG.OPENOFFICE.STYLE(&quot;Стандарт&quot;)))">
            <text:p/>
          </table:table-cell>
          <table:table-cell table:formula="of:=T(IF([$тест2.AO136]=1;ORG.OPENOFFICE.STYLE(&quot;граница&quot;);ORG.OPENOFFICE.STYLE(&quot;Стандарт&quot;)))">
            <text:p/>
          </table:table-cell>
          <table:table-cell table:formula="of:=T(IF([$тест2.AP136]=1;ORG.OPENOFFICE.STYLE(&quot;граница&quot;);ORG.OPENOFFICE.STYLE(&quot;Стандарт&quot;)))">
            <text:p/>
          </table:table-cell>
          <table:table-cell table:formula="of:=T(IF([$тест2.AQ136]=1;ORG.OPENOFFICE.STYLE(&quot;граница&quot;);ORG.OPENOFFICE.STYLE(&quot;Стандарт&quot;)))">
            <text:p/>
          </table:table-cell>
          <table:table-cell table:formula="of:=T(IF([$тест2.AR136]=1;ORG.OPENOFFICE.STYLE(&quot;граница&quot;);ORG.OPENOFFICE.STYLE(&quot;Стандарт&quot;)))">
            <text:p/>
          </table:table-cell>
          <table:table-cell table:formula="of:=T(IF([$тест2.AS136]=1;ORG.OPENOFFICE.STYLE(&quot;граница&quot;);ORG.OPENOFFICE.STYLE(&quot;Стандарт&quot;)))">
            <text:p/>
          </table:table-cell>
          <table:table-cell table:formula="of:=T(IF([$тест2.AT136]=1;ORG.OPENOFFICE.STYLE(&quot;граница&quot;);ORG.OPENOFFICE.STYLE(&quot;Стандарт&quot;)))">
            <text:p/>
          </table:table-cell>
          <table:table-cell table:formula="of:=T(IF([$тест2.AU136]=1;ORG.OPENOFFICE.STYLE(&quot;граница&quot;);ORG.OPENOFFICE.STYLE(&quot;Стандарт&quot;)))">
            <text:p/>
          </table:table-cell>
          <table:table-cell table:formula="of:=T(IF([$тест2.AV136]=1;ORG.OPENOFFICE.STYLE(&quot;граница&quot;);ORG.OPENOFFICE.STYLE(&quot;Стандарт&quot;)))">
            <text:p/>
          </table:table-cell>
          <table:table-cell table:formula="of:=T(IF([$тест2.AW136]=1;ORG.OPENOFFICE.STYLE(&quot;граница&quot;);ORG.OPENOFFICE.STYLE(&quot;Стандарт&quot;)))">
            <text:p/>
          </table:table-cell>
          <table:table-cell table:formula="of:=T(IF([$тест2.AX13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7]=1;ORG.OPENOFFICE.STYLE(&quot;граница&quot;);ORG.OPENOFFICE.STYLE(&quot;Стандарт&quot;)))">
            <text:p/>
          </table:table-cell>
          <table:table-cell table:formula="of:=T(IF([$тест2.C137]=1;ORG.OPENOFFICE.STYLE(&quot;граница&quot;);ORG.OPENOFFICE.STYLE(&quot;Стандарт&quot;)))">
            <text:p/>
          </table:table-cell>
          <table:table-cell table:formula="of:=T(IF([$тест2.D137]=1;ORG.OPENOFFICE.STYLE(&quot;граница&quot;);ORG.OPENOFFICE.STYLE(&quot;Стандарт&quot;)))">
            <text:p/>
          </table:table-cell>
          <table:table-cell table:formula="of:=T(IF([$тест2.E137]=1;ORG.OPENOFFICE.STYLE(&quot;граница&quot;);ORG.OPENOFFICE.STYLE(&quot;Стандарт&quot;)))">
            <text:p/>
          </table:table-cell>
          <table:table-cell table:formula="of:=T(IF([$тест2.F137]=1;ORG.OPENOFFICE.STYLE(&quot;граница&quot;);ORG.OPENOFFICE.STYLE(&quot;Стандарт&quot;)))">
            <text:p/>
          </table:table-cell>
          <table:table-cell table:formula="of:=T(IF([$тест2.G137]=1;ORG.OPENOFFICE.STYLE(&quot;граница&quot;);ORG.OPENOFFICE.STYLE(&quot;Стандарт&quot;)))">
            <text:p/>
          </table:table-cell>
          <table:table-cell table:formula="of:=T(IF([$тест2.H137]=1;ORG.OPENOFFICE.STYLE(&quot;граница&quot;);ORG.OPENOFFICE.STYLE(&quot;Стандарт&quot;)))">
            <text:p/>
          </table:table-cell>
          <table:table-cell table:formula="of:=T(IF([$тест2.I137]=1;ORG.OPENOFFICE.STYLE(&quot;граница&quot;);ORG.OPENOFFICE.STYLE(&quot;Стандарт&quot;)))">
            <text:p/>
          </table:table-cell>
          <table:table-cell table:formula="of:=T(IF([$тест2.J137]=1;ORG.OPENOFFICE.STYLE(&quot;граница&quot;);ORG.OPENOFFICE.STYLE(&quot;Стандарт&quot;)))">
            <text:p/>
          </table:table-cell>
          <table:table-cell table:formula="of:=T(IF([$тест2.K137]=1;ORG.OPENOFFICE.STYLE(&quot;граница&quot;);ORG.OPENOFFICE.STYLE(&quot;Стандарт&quot;)))">
            <text:p/>
          </table:table-cell>
          <table:table-cell table:formula="of:=T(IF([$тест2.L137]=1;ORG.OPENOFFICE.STYLE(&quot;граница&quot;);ORG.OPENOFFICE.STYLE(&quot;Стандарт&quot;)))">
            <text:p/>
          </table:table-cell>
          <table:table-cell table:formula="of:=T(IF([$тест2.M137]=1;ORG.OPENOFFICE.STYLE(&quot;граница&quot;);ORG.OPENOFFICE.STYLE(&quot;Стандарт&quot;)))">
            <text:p/>
          </table:table-cell>
          <table:table-cell table:formula="of:=T(IF([$тест2.N137]=1;ORG.OPENOFFICE.STYLE(&quot;граница&quot;);ORG.OPENOFFICE.STYLE(&quot;Стандарт&quot;)))">
            <text:p/>
          </table:table-cell>
          <table:table-cell table:formula="of:=T(IF([$тест2.O137]=1;ORG.OPENOFFICE.STYLE(&quot;граница&quot;);ORG.OPENOFFICE.STYLE(&quot;Стандарт&quot;)))">
            <text:p/>
          </table:table-cell>
          <table:table-cell table:formula="of:=T(IF([$тест2.P137]=1;ORG.OPENOFFICE.STYLE(&quot;граница&quot;);ORG.OPENOFFICE.STYLE(&quot;Стандарт&quot;)))">
            <text:p/>
          </table:table-cell>
          <table:table-cell table:formula="of:=T(IF([$тест2.Q137]=1;ORG.OPENOFFICE.STYLE(&quot;граница&quot;);ORG.OPENOFFICE.STYLE(&quot;Стандарт&quot;)))">
            <text:p/>
          </table:table-cell>
          <table:table-cell table:formula="of:=T(IF([$тест2.R137]=1;ORG.OPENOFFICE.STYLE(&quot;граница&quot;);ORG.OPENOFFICE.STYLE(&quot;Стандарт&quot;)))">
            <text:p/>
          </table:table-cell>
          <table:table-cell table:formula="of:=T(IF([$тест2.S137]=1;ORG.OPENOFFICE.STYLE(&quot;граница&quot;);ORG.OPENOFFICE.STYLE(&quot;Стандарт&quot;)))">
            <text:p/>
          </table:table-cell>
          <table:table-cell table:formula="of:=T(IF([$тест2.T137]=1;ORG.OPENOFFICE.STYLE(&quot;граница&quot;);ORG.OPENOFFICE.STYLE(&quot;Стандарт&quot;)))">
            <text:p/>
          </table:table-cell>
          <table:table-cell table:formula="of:=T(IF([$тест2.U137]=1;ORG.OPENOFFICE.STYLE(&quot;граница&quot;);ORG.OPENOFFICE.STYLE(&quot;Стандарт&quot;)))">
            <text:p/>
          </table:table-cell>
          <table:table-cell table:formula="of:=T(IF([$тест2.V137]=1;ORG.OPENOFFICE.STYLE(&quot;граница&quot;);ORG.OPENOFFICE.STYLE(&quot;Стандарт&quot;)))">
            <text:p/>
          </table:table-cell>
          <table:table-cell table:formula="of:=T(IF([$тест2.W137]=1;ORG.OPENOFFICE.STYLE(&quot;граница&quot;);ORG.OPENOFFICE.STYLE(&quot;Стандарт&quot;)))">
            <text:p/>
          </table:table-cell>
          <table:table-cell table:formula="of:=T(IF([$тест2.X137]=1;ORG.OPENOFFICE.STYLE(&quot;граница&quot;);ORG.OPENOFFICE.STYLE(&quot;Стандарт&quot;)))">
            <text:p/>
          </table:table-cell>
          <table:table-cell table:formula="of:=T(IF([$тест2.Y137]=1;ORG.OPENOFFICE.STYLE(&quot;граница&quot;);ORG.OPENOFFICE.STYLE(&quot;Стандарт&quot;)))">
            <text:p/>
          </table:table-cell>
          <table:table-cell table:formula="of:=T(IF([$тест2.Z137]=1;ORG.OPENOFFICE.STYLE(&quot;граница&quot;);ORG.OPENOFFICE.STYLE(&quot;Стандарт&quot;)))">
            <text:p/>
          </table:table-cell>
          <table:table-cell table:formula="of:=T(IF([$тест2.AA137]=1;ORG.OPENOFFICE.STYLE(&quot;граница&quot;);ORG.OPENOFFICE.STYLE(&quot;Стандарт&quot;)))">
            <text:p/>
          </table:table-cell>
          <table:table-cell table:formula="of:=T(IF([$тест2.AB137]=1;ORG.OPENOFFICE.STYLE(&quot;граница&quot;);ORG.OPENOFFICE.STYLE(&quot;Стандарт&quot;)))">
            <text:p/>
          </table:table-cell>
          <table:table-cell table:formula="of:=T(IF([$тест2.AC137]=1;ORG.OPENOFFICE.STYLE(&quot;граница&quot;);ORG.OPENOFFICE.STYLE(&quot;Стандарт&quot;)))">
            <text:p/>
          </table:table-cell>
          <table:table-cell table:formula="of:=T(IF([$тест2.AD137]=1;ORG.OPENOFFICE.STYLE(&quot;граница&quot;);ORG.OPENOFFICE.STYLE(&quot;Стандарт&quot;)))">
            <text:p/>
          </table:table-cell>
          <table:table-cell table:formula="of:=T(IF([$тест2.AE137]=1;ORG.OPENOFFICE.STYLE(&quot;граница&quot;);ORG.OPENOFFICE.STYLE(&quot;Стандарт&quot;)))">
            <text:p/>
          </table:table-cell>
          <table:table-cell table:formula="of:=T(IF([$тест2.AF137]=1;ORG.OPENOFFICE.STYLE(&quot;граница&quot;);ORG.OPENOFFICE.STYLE(&quot;Стандарт&quot;)))">
            <text:p/>
          </table:table-cell>
          <table:table-cell table:formula="of:=T(IF([$тест2.AG137]=1;ORG.OPENOFFICE.STYLE(&quot;граница&quot;);ORG.OPENOFFICE.STYLE(&quot;Стандарт&quot;)))">
            <text:p/>
          </table:table-cell>
          <table:table-cell table:formula="of:=T(IF([$тест2.AH137]=1;ORG.OPENOFFICE.STYLE(&quot;граница&quot;);ORG.OPENOFFICE.STYLE(&quot;Стандарт&quot;)))">
            <text:p/>
          </table:table-cell>
          <table:table-cell table:formula="of:=T(IF([$тест2.AI137]=1;ORG.OPENOFFICE.STYLE(&quot;граница&quot;);ORG.OPENOFFICE.STYLE(&quot;Стандарт&quot;)))">
            <text:p/>
          </table:table-cell>
          <table:table-cell table:formula="of:=T(IF([$тест2.AJ137]=1;ORG.OPENOFFICE.STYLE(&quot;граница&quot;);ORG.OPENOFFICE.STYLE(&quot;Стандарт&quot;)))">
            <text:p/>
          </table:table-cell>
          <table:table-cell table:formula="of:=T(IF([$тест2.AK137]=1;ORG.OPENOFFICE.STYLE(&quot;граница&quot;);ORG.OPENOFFICE.STYLE(&quot;Стандарт&quot;)))">
            <text:p/>
          </table:table-cell>
          <table:table-cell table:formula="of:=T(IF([$тест2.AL137]=1;ORG.OPENOFFICE.STYLE(&quot;граница&quot;);ORG.OPENOFFICE.STYLE(&quot;Стандарт&quot;)))">
            <text:p/>
          </table:table-cell>
          <table:table-cell table:formula="of:=T(IF([$тест2.AM137]=1;ORG.OPENOFFICE.STYLE(&quot;граница&quot;);ORG.OPENOFFICE.STYLE(&quot;Стандарт&quot;)))">
            <text:p/>
          </table:table-cell>
          <table:table-cell table:formula="of:=T(IF([$тест2.AN137]=1;ORG.OPENOFFICE.STYLE(&quot;граница&quot;);ORG.OPENOFFICE.STYLE(&quot;Стандарт&quot;)))">
            <text:p/>
          </table:table-cell>
          <table:table-cell table:formula="of:=T(IF([$тест2.AO137]=1;ORG.OPENOFFICE.STYLE(&quot;граница&quot;);ORG.OPENOFFICE.STYLE(&quot;Стандарт&quot;)))">
            <text:p/>
          </table:table-cell>
          <table:table-cell table:formula="of:=T(IF([$тест2.AP137]=1;ORG.OPENOFFICE.STYLE(&quot;граница&quot;);ORG.OPENOFFICE.STYLE(&quot;Стандарт&quot;)))">
            <text:p/>
          </table:table-cell>
          <table:table-cell table:formula="of:=T(IF([$тест2.AQ137]=1;ORG.OPENOFFICE.STYLE(&quot;граница&quot;);ORG.OPENOFFICE.STYLE(&quot;Стандарт&quot;)))">
            <text:p/>
          </table:table-cell>
          <table:table-cell table:formula="of:=T(IF([$тест2.AR137]=1;ORG.OPENOFFICE.STYLE(&quot;граница&quot;);ORG.OPENOFFICE.STYLE(&quot;Стандарт&quot;)))">
            <text:p/>
          </table:table-cell>
          <table:table-cell table:formula="of:=T(IF([$тест2.AS137]=1;ORG.OPENOFFICE.STYLE(&quot;граница&quot;);ORG.OPENOFFICE.STYLE(&quot;Стандарт&quot;)))">
            <text:p/>
          </table:table-cell>
          <table:table-cell table:formula="of:=T(IF([$тест2.AT137]=1;ORG.OPENOFFICE.STYLE(&quot;граница&quot;);ORG.OPENOFFICE.STYLE(&quot;Стандарт&quot;)))">
            <text:p/>
          </table:table-cell>
          <table:table-cell table:formula="of:=T(IF([$тест2.AU137]=1;ORG.OPENOFFICE.STYLE(&quot;граница&quot;);ORG.OPENOFFICE.STYLE(&quot;Стандарт&quot;)))">
            <text:p/>
          </table:table-cell>
          <table:table-cell table:formula="of:=T(IF([$тест2.AV137]=1;ORG.OPENOFFICE.STYLE(&quot;граница&quot;);ORG.OPENOFFICE.STYLE(&quot;Стандарт&quot;)))">
            <text:p/>
          </table:table-cell>
          <table:table-cell table:formula="of:=T(IF([$тест2.AW137]=1;ORG.OPENOFFICE.STYLE(&quot;граница&quot;);ORG.OPENOFFICE.STYLE(&quot;Стандарт&quot;)))">
            <text:p/>
          </table:table-cell>
          <table:table-cell table:formula="of:=T(IF([$тест2.AX13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8]=1;ORG.OPENOFFICE.STYLE(&quot;граница&quot;);ORG.OPENOFFICE.STYLE(&quot;Стандарт&quot;)))">
            <text:p/>
          </table:table-cell>
          <table:table-cell table:formula="of:=T(IF([$тест2.C138]=1;ORG.OPENOFFICE.STYLE(&quot;граница&quot;);ORG.OPENOFFICE.STYLE(&quot;Стандарт&quot;)))">
            <text:p/>
          </table:table-cell>
          <table:table-cell table:formula="of:=T(IF([$тест2.D138]=1;ORG.OPENOFFICE.STYLE(&quot;граница&quot;);ORG.OPENOFFICE.STYLE(&quot;Стандарт&quot;)))">
            <text:p/>
          </table:table-cell>
          <table:table-cell table:formula="of:=T(IF([$тест2.E138]=1;ORG.OPENOFFICE.STYLE(&quot;граница&quot;);ORG.OPENOFFICE.STYLE(&quot;Стандарт&quot;)))">
            <text:p/>
          </table:table-cell>
          <table:table-cell table:formula="of:=T(IF([$тест2.F138]=1;ORG.OPENOFFICE.STYLE(&quot;граница&quot;);ORG.OPENOFFICE.STYLE(&quot;Стандарт&quot;)))">
            <text:p/>
          </table:table-cell>
          <table:table-cell table:formula="of:=T(IF([$тест2.G138]=1;ORG.OPENOFFICE.STYLE(&quot;граница&quot;);ORG.OPENOFFICE.STYLE(&quot;Стандарт&quot;)))">
            <text:p/>
          </table:table-cell>
          <table:table-cell table:formula="of:=T(IF([$тест2.H138]=1;ORG.OPENOFFICE.STYLE(&quot;граница&quot;);ORG.OPENOFFICE.STYLE(&quot;Стандарт&quot;)))">
            <text:p/>
          </table:table-cell>
          <table:table-cell table:formula="of:=T(IF([$тест2.I138]=1;ORG.OPENOFFICE.STYLE(&quot;граница&quot;);ORG.OPENOFFICE.STYLE(&quot;Стандарт&quot;)))">
            <text:p/>
          </table:table-cell>
          <table:table-cell table:formula="of:=T(IF([$тест2.J138]=1;ORG.OPENOFFICE.STYLE(&quot;граница&quot;);ORG.OPENOFFICE.STYLE(&quot;Стандарт&quot;)))">
            <text:p/>
          </table:table-cell>
          <table:table-cell table:formula="of:=T(IF([$тест2.K138]=1;ORG.OPENOFFICE.STYLE(&quot;граница&quot;);ORG.OPENOFFICE.STYLE(&quot;Стандарт&quot;)))">
            <text:p/>
          </table:table-cell>
          <table:table-cell table:formula="of:=T(IF([$тест2.L138]=1;ORG.OPENOFFICE.STYLE(&quot;граница&quot;);ORG.OPENOFFICE.STYLE(&quot;Стандарт&quot;)))">
            <text:p/>
          </table:table-cell>
          <table:table-cell table:formula="of:=T(IF([$тест2.M138]=1;ORG.OPENOFFICE.STYLE(&quot;граница&quot;);ORG.OPENOFFICE.STYLE(&quot;Стандарт&quot;)))">
            <text:p/>
          </table:table-cell>
          <table:table-cell table:formula="of:=T(IF([$тест2.N138]=1;ORG.OPENOFFICE.STYLE(&quot;граница&quot;);ORG.OPENOFFICE.STYLE(&quot;Стандарт&quot;)))">
            <text:p/>
          </table:table-cell>
          <table:table-cell table:formula="of:=T(IF([$тест2.O138]=1;ORG.OPENOFFICE.STYLE(&quot;граница&quot;);ORG.OPENOFFICE.STYLE(&quot;Стандарт&quot;)))">
            <text:p/>
          </table:table-cell>
          <table:table-cell table:formula="of:=T(IF([$тест2.P138]=1;ORG.OPENOFFICE.STYLE(&quot;граница&quot;);ORG.OPENOFFICE.STYLE(&quot;Стандарт&quot;)))">
            <text:p/>
          </table:table-cell>
          <table:table-cell table:formula="of:=T(IF([$тест2.Q138]=1;ORG.OPENOFFICE.STYLE(&quot;граница&quot;);ORG.OPENOFFICE.STYLE(&quot;Стандарт&quot;)))">
            <text:p/>
          </table:table-cell>
          <table:table-cell table:formula="of:=T(IF([$тест2.R138]=1;ORG.OPENOFFICE.STYLE(&quot;граница&quot;);ORG.OPENOFFICE.STYLE(&quot;Стандарт&quot;)))">
            <text:p/>
          </table:table-cell>
          <table:table-cell table:formula="of:=T(IF([$тест2.S138]=1;ORG.OPENOFFICE.STYLE(&quot;граница&quot;);ORG.OPENOFFICE.STYLE(&quot;Стандарт&quot;)))">
            <text:p/>
          </table:table-cell>
          <table:table-cell table:formula="of:=T(IF([$тест2.T138]=1;ORG.OPENOFFICE.STYLE(&quot;граница&quot;);ORG.OPENOFFICE.STYLE(&quot;Стандарт&quot;)))">
            <text:p/>
          </table:table-cell>
          <table:table-cell table:formula="of:=T(IF([$тест2.U138]=1;ORG.OPENOFFICE.STYLE(&quot;граница&quot;);ORG.OPENOFFICE.STYLE(&quot;Стандарт&quot;)))">
            <text:p/>
          </table:table-cell>
          <table:table-cell table:formula="of:=T(IF([$тест2.V138]=1;ORG.OPENOFFICE.STYLE(&quot;граница&quot;);ORG.OPENOFFICE.STYLE(&quot;Стандарт&quot;)))">
            <text:p/>
          </table:table-cell>
          <table:table-cell table:formula="of:=T(IF([$тест2.W138]=1;ORG.OPENOFFICE.STYLE(&quot;граница&quot;);ORG.OPENOFFICE.STYLE(&quot;Стандарт&quot;)))">
            <text:p/>
          </table:table-cell>
          <table:table-cell table:formula="of:=T(IF([$тест2.X138]=1;ORG.OPENOFFICE.STYLE(&quot;граница&quot;);ORG.OPENOFFICE.STYLE(&quot;Стандарт&quot;)))">
            <text:p/>
          </table:table-cell>
          <table:table-cell table:formula="of:=T(IF([$тест2.Y138]=1;ORG.OPENOFFICE.STYLE(&quot;граница&quot;);ORG.OPENOFFICE.STYLE(&quot;Стандарт&quot;)))">
            <text:p/>
          </table:table-cell>
          <table:table-cell table:formula="of:=T(IF([$тест2.Z138]=1;ORG.OPENOFFICE.STYLE(&quot;граница&quot;);ORG.OPENOFFICE.STYLE(&quot;Стандарт&quot;)))">
            <text:p/>
          </table:table-cell>
          <table:table-cell table:formula="of:=T(IF([$тест2.AA138]=1;ORG.OPENOFFICE.STYLE(&quot;граница&quot;);ORG.OPENOFFICE.STYLE(&quot;Стандарт&quot;)))">
            <text:p/>
          </table:table-cell>
          <table:table-cell table:formula="of:=T(IF([$тест2.AB138]=1;ORG.OPENOFFICE.STYLE(&quot;граница&quot;);ORG.OPENOFFICE.STYLE(&quot;Стандарт&quot;)))">
            <text:p/>
          </table:table-cell>
          <table:table-cell table:formula="of:=T(IF([$тест2.AC138]=1;ORG.OPENOFFICE.STYLE(&quot;граница&quot;);ORG.OPENOFFICE.STYLE(&quot;Стандарт&quot;)))">
            <text:p/>
          </table:table-cell>
          <table:table-cell table:formula="of:=T(IF([$тест2.AD138]=1;ORG.OPENOFFICE.STYLE(&quot;граница&quot;);ORG.OPENOFFICE.STYLE(&quot;Стандарт&quot;)))">
            <text:p/>
          </table:table-cell>
          <table:table-cell table:formula="of:=T(IF([$тест2.AE138]=1;ORG.OPENOFFICE.STYLE(&quot;граница&quot;);ORG.OPENOFFICE.STYLE(&quot;Стандарт&quot;)))">
            <text:p/>
          </table:table-cell>
          <table:table-cell table:formula="of:=T(IF([$тест2.AF138]=1;ORG.OPENOFFICE.STYLE(&quot;граница&quot;);ORG.OPENOFFICE.STYLE(&quot;Стандарт&quot;)))">
            <text:p/>
          </table:table-cell>
          <table:table-cell table:formula="of:=T(IF([$тест2.AG138]=1;ORG.OPENOFFICE.STYLE(&quot;граница&quot;);ORG.OPENOFFICE.STYLE(&quot;Стандарт&quot;)))">
            <text:p/>
          </table:table-cell>
          <table:table-cell table:formula="of:=T(IF([$тест2.AH138]=1;ORG.OPENOFFICE.STYLE(&quot;граница&quot;);ORG.OPENOFFICE.STYLE(&quot;Стандарт&quot;)))">
            <text:p/>
          </table:table-cell>
          <table:table-cell table:formula="of:=T(IF([$тест2.AI138]=1;ORG.OPENOFFICE.STYLE(&quot;граница&quot;);ORG.OPENOFFICE.STYLE(&quot;Стандарт&quot;)))">
            <text:p/>
          </table:table-cell>
          <table:table-cell table:formula="of:=T(IF([$тест2.AJ138]=1;ORG.OPENOFFICE.STYLE(&quot;граница&quot;);ORG.OPENOFFICE.STYLE(&quot;Стандарт&quot;)))">
            <text:p/>
          </table:table-cell>
          <table:table-cell table:formula="of:=T(IF([$тест2.AK138]=1;ORG.OPENOFFICE.STYLE(&quot;граница&quot;);ORG.OPENOFFICE.STYLE(&quot;Стандарт&quot;)))">
            <text:p/>
          </table:table-cell>
          <table:table-cell table:formula="of:=T(IF([$тест2.AL138]=1;ORG.OPENOFFICE.STYLE(&quot;граница&quot;);ORG.OPENOFFICE.STYLE(&quot;Стандарт&quot;)))">
            <text:p/>
          </table:table-cell>
          <table:table-cell table:formula="of:=T(IF([$тест2.AM138]=1;ORG.OPENOFFICE.STYLE(&quot;граница&quot;);ORG.OPENOFFICE.STYLE(&quot;Стандарт&quot;)))">
            <text:p/>
          </table:table-cell>
          <table:table-cell table:formula="of:=T(IF([$тест2.AN138]=1;ORG.OPENOFFICE.STYLE(&quot;граница&quot;);ORG.OPENOFFICE.STYLE(&quot;Стандарт&quot;)))">
            <text:p/>
          </table:table-cell>
          <table:table-cell table:formula="of:=T(IF([$тест2.AO138]=1;ORG.OPENOFFICE.STYLE(&quot;граница&quot;);ORG.OPENOFFICE.STYLE(&quot;Стандарт&quot;)))">
            <text:p/>
          </table:table-cell>
          <table:table-cell table:formula="of:=T(IF([$тест2.AP138]=1;ORG.OPENOFFICE.STYLE(&quot;граница&quot;);ORG.OPENOFFICE.STYLE(&quot;Стандарт&quot;)))">
            <text:p/>
          </table:table-cell>
          <table:table-cell table:formula="of:=T(IF([$тест2.AQ138]=1;ORG.OPENOFFICE.STYLE(&quot;граница&quot;);ORG.OPENOFFICE.STYLE(&quot;Стандарт&quot;)))">
            <text:p/>
          </table:table-cell>
          <table:table-cell table:formula="of:=T(IF([$тест2.AR138]=1;ORG.OPENOFFICE.STYLE(&quot;граница&quot;);ORG.OPENOFFICE.STYLE(&quot;Стандарт&quot;)))">
            <text:p/>
          </table:table-cell>
          <table:table-cell table:formula="of:=T(IF([$тест2.AS138]=1;ORG.OPENOFFICE.STYLE(&quot;граница&quot;);ORG.OPENOFFICE.STYLE(&quot;Стандарт&quot;)))">
            <text:p/>
          </table:table-cell>
          <table:table-cell table:formula="of:=T(IF([$тест2.AT138]=1;ORG.OPENOFFICE.STYLE(&quot;граница&quot;);ORG.OPENOFFICE.STYLE(&quot;Стандарт&quot;)))">
            <text:p/>
          </table:table-cell>
          <table:table-cell table:formula="of:=T(IF([$тест2.AU138]=1;ORG.OPENOFFICE.STYLE(&quot;граница&quot;);ORG.OPENOFFICE.STYLE(&quot;Стандарт&quot;)))">
            <text:p/>
          </table:table-cell>
          <table:table-cell table:formula="of:=T(IF([$тест2.AV138]=1;ORG.OPENOFFICE.STYLE(&quot;граница&quot;);ORG.OPENOFFICE.STYLE(&quot;Стандарт&quot;)))">
            <text:p/>
          </table:table-cell>
          <table:table-cell table:formula="of:=T(IF([$тест2.AW138]=1;ORG.OPENOFFICE.STYLE(&quot;граница&quot;);ORG.OPENOFFICE.STYLE(&quot;Стандарт&quot;)))">
            <text:p/>
          </table:table-cell>
          <table:table-cell table:formula="of:=T(IF([$тест2.AX13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39]=1;ORG.OPENOFFICE.STYLE(&quot;граница&quot;);ORG.OPENOFFICE.STYLE(&quot;Стандарт&quot;)))">
            <text:p/>
          </table:table-cell>
          <table:table-cell table:formula="of:=T(IF([$тест2.C139]=1;ORG.OPENOFFICE.STYLE(&quot;граница&quot;);ORG.OPENOFFICE.STYLE(&quot;Стандарт&quot;)))">
            <text:p/>
          </table:table-cell>
          <table:table-cell table:formula="of:=T(IF([$тест2.D139]=1;ORG.OPENOFFICE.STYLE(&quot;граница&quot;);ORG.OPENOFFICE.STYLE(&quot;Стандарт&quot;)))">
            <text:p/>
          </table:table-cell>
          <table:table-cell table:formula="of:=T(IF([$тест2.E139]=1;ORG.OPENOFFICE.STYLE(&quot;граница&quot;);ORG.OPENOFFICE.STYLE(&quot;Стандарт&quot;)))">
            <text:p/>
          </table:table-cell>
          <table:table-cell table:formula="of:=T(IF([$тест2.F139]=1;ORG.OPENOFFICE.STYLE(&quot;граница&quot;);ORG.OPENOFFICE.STYLE(&quot;Стандарт&quot;)))">
            <text:p/>
          </table:table-cell>
          <table:table-cell table:formula="of:=T(IF([$тест2.G139]=1;ORG.OPENOFFICE.STYLE(&quot;граница&quot;);ORG.OPENOFFICE.STYLE(&quot;Стандарт&quot;)))">
            <text:p/>
          </table:table-cell>
          <table:table-cell table:formula="of:=T(IF([$тест2.H139]=1;ORG.OPENOFFICE.STYLE(&quot;граница&quot;);ORG.OPENOFFICE.STYLE(&quot;Стандарт&quot;)))">
            <text:p/>
          </table:table-cell>
          <table:table-cell table:formula="of:=T(IF([$тест2.I139]=1;ORG.OPENOFFICE.STYLE(&quot;граница&quot;);ORG.OPENOFFICE.STYLE(&quot;Стандарт&quot;)))">
            <text:p/>
          </table:table-cell>
          <table:table-cell table:formula="of:=T(IF([$тест2.J139]=1;ORG.OPENOFFICE.STYLE(&quot;граница&quot;);ORG.OPENOFFICE.STYLE(&quot;Стандарт&quot;)))">
            <text:p/>
          </table:table-cell>
          <table:table-cell table:formula="of:=T(IF([$тест2.K139]=1;ORG.OPENOFFICE.STYLE(&quot;граница&quot;);ORG.OPENOFFICE.STYLE(&quot;Стандарт&quot;)))">
            <text:p/>
          </table:table-cell>
          <table:table-cell table:formula="of:=T(IF([$тест2.L139]=1;ORG.OPENOFFICE.STYLE(&quot;граница&quot;);ORG.OPENOFFICE.STYLE(&quot;Стандарт&quot;)))">
            <text:p/>
          </table:table-cell>
          <table:table-cell table:formula="of:=T(IF([$тест2.M139]=1;ORG.OPENOFFICE.STYLE(&quot;граница&quot;);ORG.OPENOFFICE.STYLE(&quot;Стандарт&quot;)))">
            <text:p/>
          </table:table-cell>
          <table:table-cell table:formula="of:=T(IF([$тест2.N139]=1;ORG.OPENOFFICE.STYLE(&quot;граница&quot;);ORG.OPENOFFICE.STYLE(&quot;Стандарт&quot;)))">
            <text:p/>
          </table:table-cell>
          <table:table-cell table:formula="of:=T(IF([$тест2.O139]=1;ORG.OPENOFFICE.STYLE(&quot;граница&quot;);ORG.OPENOFFICE.STYLE(&quot;Стандарт&quot;)))">
            <text:p/>
          </table:table-cell>
          <table:table-cell table:formula="of:=T(IF([$тест2.P139]=1;ORG.OPENOFFICE.STYLE(&quot;граница&quot;);ORG.OPENOFFICE.STYLE(&quot;Стандарт&quot;)))">
            <text:p/>
          </table:table-cell>
          <table:table-cell table:formula="of:=T(IF([$тест2.Q139]=1;ORG.OPENOFFICE.STYLE(&quot;граница&quot;);ORG.OPENOFFICE.STYLE(&quot;Стандарт&quot;)))">
            <text:p/>
          </table:table-cell>
          <table:table-cell table:formula="of:=T(IF([$тест2.R139]=1;ORG.OPENOFFICE.STYLE(&quot;граница&quot;);ORG.OPENOFFICE.STYLE(&quot;Стандарт&quot;)))">
            <text:p/>
          </table:table-cell>
          <table:table-cell table:formula="of:=T(IF([$тест2.S139]=1;ORG.OPENOFFICE.STYLE(&quot;граница&quot;);ORG.OPENOFFICE.STYLE(&quot;Стандарт&quot;)))">
            <text:p/>
          </table:table-cell>
          <table:table-cell table:formula="of:=T(IF([$тест2.T139]=1;ORG.OPENOFFICE.STYLE(&quot;граница&quot;);ORG.OPENOFFICE.STYLE(&quot;Стандарт&quot;)))">
            <text:p/>
          </table:table-cell>
          <table:table-cell table:formula="of:=T(IF([$тест2.U139]=1;ORG.OPENOFFICE.STYLE(&quot;граница&quot;);ORG.OPENOFFICE.STYLE(&quot;Стандарт&quot;)))">
            <text:p/>
          </table:table-cell>
          <table:table-cell table:formula="of:=T(IF([$тест2.V139]=1;ORG.OPENOFFICE.STYLE(&quot;граница&quot;);ORG.OPENOFFICE.STYLE(&quot;Стандарт&quot;)))">
            <text:p/>
          </table:table-cell>
          <table:table-cell table:formula="of:=T(IF([$тест2.W139]=1;ORG.OPENOFFICE.STYLE(&quot;граница&quot;);ORG.OPENOFFICE.STYLE(&quot;Стандарт&quot;)))">
            <text:p/>
          </table:table-cell>
          <table:table-cell table:formula="of:=T(IF([$тест2.X139]=1;ORG.OPENOFFICE.STYLE(&quot;граница&quot;);ORG.OPENOFFICE.STYLE(&quot;Стандарт&quot;)))">
            <text:p/>
          </table:table-cell>
          <table:table-cell table:formula="of:=T(IF([$тест2.Y139]=1;ORG.OPENOFFICE.STYLE(&quot;граница&quot;);ORG.OPENOFFICE.STYLE(&quot;Стандарт&quot;)))">
            <text:p/>
          </table:table-cell>
          <table:table-cell table:formula="of:=T(IF([$тест2.Z139]=1;ORG.OPENOFFICE.STYLE(&quot;граница&quot;);ORG.OPENOFFICE.STYLE(&quot;Стандарт&quot;)))">
            <text:p/>
          </table:table-cell>
          <table:table-cell table:formula="of:=T(IF([$тест2.AA139]=1;ORG.OPENOFFICE.STYLE(&quot;граница&quot;);ORG.OPENOFFICE.STYLE(&quot;Стандарт&quot;)))">
            <text:p/>
          </table:table-cell>
          <table:table-cell table:formula="of:=T(IF([$тест2.AB139]=1;ORG.OPENOFFICE.STYLE(&quot;граница&quot;);ORG.OPENOFFICE.STYLE(&quot;Стандарт&quot;)))">
            <text:p/>
          </table:table-cell>
          <table:table-cell table:formula="of:=T(IF([$тест2.AC139]=1;ORG.OPENOFFICE.STYLE(&quot;граница&quot;);ORG.OPENOFFICE.STYLE(&quot;Стандарт&quot;)))">
            <text:p/>
          </table:table-cell>
          <table:table-cell table:formula="of:=T(IF([$тест2.AD139]=1;ORG.OPENOFFICE.STYLE(&quot;граница&quot;);ORG.OPENOFFICE.STYLE(&quot;Стандарт&quot;)))">
            <text:p/>
          </table:table-cell>
          <table:table-cell table:formula="of:=T(IF([$тест2.AE139]=1;ORG.OPENOFFICE.STYLE(&quot;граница&quot;);ORG.OPENOFFICE.STYLE(&quot;Стандарт&quot;)))">
            <text:p/>
          </table:table-cell>
          <table:table-cell table:formula="of:=T(IF([$тест2.AF139]=1;ORG.OPENOFFICE.STYLE(&quot;граница&quot;);ORG.OPENOFFICE.STYLE(&quot;Стандарт&quot;)))">
            <text:p/>
          </table:table-cell>
          <table:table-cell table:formula="of:=T(IF([$тест2.AG139]=1;ORG.OPENOFFICE.STYLE(&quot;граница&quot;);ORG.OPENOFFICE.STYLE(&quot;Стандарт&quot;)))">
            <text:p/>
          </table:table-cell>
          <table:table-cell table:formula="of:=T(IF([$тест2.AH139]=1;ORG.OPENOFFICE.STYLE(&quot;граница&quot;);ORG.OPENOFFICE.STYLE(&quot;Стандарт&quot;)))">
            <text:p/>
          </table:table-cell>
          <table:table-cell table:formula="of:=T(IF([$тест2.AI139]=1;ORG.OPENOFFICE.STYLE(&quot;граница&quot;);ORG.OPENOFFICE.STYLE(&quot;Стандарт&quot;)))">
            <text:p/>
          </table:table-cell>
          <table:table-cell table:formula="of:=T(IF([$тест2.AJ139]=1;ORG.OPENOFFICE.STYLE(&quot;граница&quot;);ORG.OPENOFFICE.STYLE(&quot;Стандарт&quot;)))">
            <text:p/>
          </table:table-cell>
          <table:table-cell table:formula="of:=T(IF([$тест2.AK139]=1;ORG.OPENOFFICE.STYLE(&quot;граница&quot;);ORG.OPENOFFICE.STYLE(&quot;Стандарт&quot;)))">
            <text:p/>
          </table:table-cell>
          <table:table-cell table:formula="of:=T(IF([$тест2.AL139]=1;ORG.OPENOFFICE.STYLE(&quot;граница&quot;);ORG.OPENOFFICE.STYLE(&quot;Стандарт&quot;)))">
            <text:p/>
          </table:table-cell>
          <table:table-cell table:formula="of:=T(IF([$тест2.AM139]=1;ORG.OPENOFFICE.STYLE(&quot;граница&quot;);ORG.OPENOFFICE.STYLE(&quot;Стандарт&quot;)))">
            <text:p/>
          </table:table-cell>
          <table:table-cell table:formula="of:=T(IF([$тест2.AN139]=1;ORG.OPENOFFICE.STYLE(&quot;граница&quot;);ORG.OPENOFFICE.STYLE(&quot;Стандарт&quot;)))">
            <text:p/>
          </table:table-cell>
          <table:table-cell table:formula="of:=T(IF([$тест2.AO139]=1;ORG.OPENOFFICE.STYLE(&quot;граница&quot;);ORG.OPENOFFICE.STYLE(&quot;Стандарт&quot;)))">
            <text:p/>
          </table:table-cell>
          <table:table-cell table:formula="of:=T(IF([$тест2.AP139]=1;ORG.OPENOFFICE.STYLE(&quot;граница&quot;);ORG.OPENOFFICE.STYLE(&quot;Стандарт&quot;)))">
            <text:p/>
          </table:table-cell>
          <table:table-cell table:formula="of:=T(IF([$тест2.AQ139]=1;ORG.OPENOFFICE.STYLE(&quot;граница&quot;);ORG.OPENOFFICE.STYLE(&quot;Стандарт&quot;)))">
            <text:p/>
          </table:table-cell>
          <table:table-cell table:formula="of:=T(IF([$тест2.AR139]=1;ORG.OPENOFFICE.STYLE(&quot;граница&quot;);ORG.OPENOFFICE.STYLE(&quot;Стандарт&quot;)))">
            <text:p/>
          </table:table-cell>
          <table:table-cell table:formula="of:=T(IF([$тест2.AS139]=1;ORG.OPENOFFICE.STYLE(&quot;граница&quot;);ORG.OPENOFFICE.STYLE(&quot;Стандарт&quot;)))">
            <text:p/>
          </table:table-cell>
          <table:table-cell table:formula="of:=T(IF([$тест2.AT139]=1;ORG.OPENOFFICE.STYLE(&quot;граница&quot;);ORG.OPENOFFICE.STYLE(&quot;Стандарт&quot;)))">
            <text:p/>
          </table:table-cell>
          <table:table-cell table:formula="of:=T(IF([$тест2.AU139]=1;ORG.OPENOFFICE.STYLE(&quot;граница&quot;);ORG.OPENOFFICE.STYLE(&quot;Стандарт&quot;)))">
            <text:p/>
          </table:table-cell>
          <table:table-cell table:formula="of:=T(IF([$тест2.AV139]=1;ORG.OPENOFFICE.STYLE(&quot;граница&quot;);ORG.OPENOFFICE.STYLE(&quot;Стандарт&quot;)))">
            <text:p/>
          </table:table-cell>
          <table:table-cell table:formula="of:=T(IF([$тест2.AW139]=1;ORG.OPENOFFICE.STYLE(&quot;граница&quot;);ORG.OPENOFFICE.STYLE(&quot;Стандарт&quot;)))">
            <text:p/>
          </table:table-cell>
          <table:table-cell table:formula="of:=T(IF([$тест2.AX13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0]=1;ORG.OPENOFFICE.STYLE(&quot;граница&quot;);ORG.OPENOFFICE.STYLE(&quot;Стандарт&quot;)))">
            <text:p/>
          </table:table-cell>
          <table:table-cell table:formula="of:=T(IF([$тест2.C140]=1;ORG.OPENOFFICE.STYLE(&quot;граница&quot;);ORG.OPENOFFICE.STYLE(&quot;Стандарт&quot;)))">
            <text:p/>
          </table:table-cell>
          <table:table-cell table:formula="of:=T(IF([$тест2.D140]=1;ORG.OPENOFFICE.STYLE(&quot;граница&quot;);ORG.OPENOFFICE.STYLE(&quot;Стандарт&quot;)))">
            <text:p/>
          </table:table-cell>
          <table:table-cell table:formula="of:=T(IF([$тест2.E140]=1;ORG.OPENOFFICE.STYLE(&quot;граница&quot;);ORG.OPENOFFICE.STYLE(&quot;Стандарт&quot;)))">
            <text:p/>
          </table:table-cell>
          <table:table-cell table:formula="of:=T(IF([$тест2.F140]=1;ORG.OPENOFFICE.STYLE(&quot;граница&quot;);ORG.OPENOFFICE.STYLE(&quot;Стандарт&quot;)))">
            <text:p/>
          </table:table-cell>
          <table:table-cell table:formula="of:=T(IF([$тест2.G140]=1;ORG.OPENOFFICE.STYLE(&quot;граница&quot;);ORG.OPENOFFICE.STYLE(&quot;Стандарт&quot;)))">
            <text:p/>
          </table:table-cell>
          <table:table-cell table:formula="of:=T(IF([$тест2.H140]=1;ORG.OPENOFFICE.STYLE(&quot;граница&quot;);ORG.OPENOFFICE.STYLE(&quot;Стандарт&quot;)))">
            <text:p/>
          </table:table-cell>
          <table:table-cell table:formula="of:=T(IF([$тест2.I140]=1;ORG.OPENOFFICE.STYLE(&quot;граница&quot;);ORG.OPENOFFICE.STYLE(&quot;Стандарт&quot;)))">
            <text:p/>
          </table:table-cell>
          <table:table-cell table:formula="of:=T(IF([$тест2.J140]=1;ORG.OPENOFFICE.STYLE(&quot;граница&quot;);ORG.OPENOFFICE.STYLE(&quot;Стандарт&quot;)))">
            <text:p/>
          </table:table-cell>
          <table:table-cell table:formula="of:=T(IF([$тест2.K140]=1;ORG.OPENOFFICE.STYLE(&quot;граница&quot;);ORG.OPENOFFICE.STYLE(&quot;Стандарт&quot;)))">
            <text:p/>
          </table:table-cell>
          <table:table-cell table:formula="of:=T(IF([$тест2.L140]=1;ORG.OPENOFFICE.STYLE(&quot;граница&quot;);ORG.OPENOFFICE.STYLE(&quot;Стандарт&quot;)))">
            <text:p/>
          </table:table-cell>
          <table:table-cell table:formula="of:=T(IF([$тест2.M140]=1;ORG.OPENOFFICE.STYLE(&quot;граница&quot;);ORG.OPENOFFICE.STYLE(&quot;Стандарт&quot;)))">
            <text:p/>
          </table:table-cell>
          <table:table-cell table:formula="of:=T(IF([$тест2.N140]=1;ORG.OPENOFFICE.STYLE(&quot;граница&quot;);ORG.OPENOFFICE.STYLE(&quot;Стандарт&quot;)))">
            <text:p/>
          </table:table-cell>
          <table:table-cell table:formula="of:=T(IF([$тест2.O140]=1;ORG.OPENOFFICE.STYLE(&quot;граница&quot;);ORG.OPENOFFICE.STYLE(&quot;Стандарт&quot;)))">
            <text:p/>
          </table:table-cell>
          <table:table-cell table:formula="of:=T(IF([$тест2.P140]=1;ORG.OPENOFFICE.STYLE(&quot;граница&quot;);ORG.OPENOFFICE.STYLE(&quot;Стандарт&quot;)))">
            <text:p/>
          </table:table-cell>
          <table:table-cell table:formula="of:=T(IF([$тест2.Q140]=1;ORG.OPENOFFICE.STYLE(&quot;граница&quot;);ORG.OPENOFFICE.STYLE(&quot;Стандарт&quot;)))">
            <text:p/>
          </table:table-cell>
          <table:table-cell table:formula="of:=T(IF([$тест2.R140]=1;ORG.OPENOFFICE.STYLE(&quot;граница&quot;);ORG.OPENOFFICE.STYLE(&quot;Стандарт&quot;)))">
            <text:p/>
          </table:table-cell>
          <table:table-cell table:formula="of:=T(IF([$тест2.S140]=1;ORG.OPENOFFICE.STYLE(&quot;граница&quot;);ORG.OPENOFFICE.STYLE(&quot;Стандарт&quot;)))">
            <text:p/>
          </table:table-cell>
          <table:table-cell table:formula="of:=T(IF([$тест2.T140]=1;ORG.OPENOFFICE.STYLE(&quot;граница&quot;);ORG.OPENOFFICE.STYLE(&quot;Стандарт&quot;)))">
            <text:p/>
          </table:table-cell>
          <table:table-cell table:formula="of:=T(IF([$тест2.U140]=1;ORG.OPENOFFICE.STYLE(&quot;граница&quot;);ORG.OPENOFFICE.STYLE(&quot;Стандарт&quot;)))">
            <text:p/>
          </table:table-cell>
          <table:table-cell table:formula="of:=T(IF([$тест2.V140]=1;ORG.OPENOFFICE.STYLE(&quot;граница&quot;);ORG.OPENOFFICE.STYLE(&quot;Стандарт&quot;)))">
            <text:p/>
          </table:table-cell>
          <table:table-cell table:formula="of:=T(IF([$тест2.W140]=1;ORG.OPENOFFICE.STYLE(&quot;граница&quot;);ORG.OPENOFFICE.STYLE(&quot;Стандарт&quot;)))">
            <text:p/>
          </table:table-cell>
          <table:table-cell table:formula="of:=T(IF([$тест2.X140]=1;ORG.OPENOFFICE.STYLE(&quot;граница&quot;);ORG.OPENOFFICE.STYLE(&quot;Стандарт&quot;)))">
            <text:p/>
          </table:table-cell>
          <table:table-cell table:formula="of:=T(IF([$тест2.Y140]=1;ORG.OPENOFFICE.STYLE(&quot;граница&quot;);ORG.OPENOFFICE.STYLE(&quot;Стандарт&quot;)))">
            <text:p/>
          </table:table-cell>
          <table:table-cell table:formula="of:=T(IF([$тест2.Z140]=1;ORG.OPENOFFICE.STYLE(&quot;граница&quot;);ORG.OPENOFFICE.STYLE(&quot;Стандарт&quot;)))">
            <text:p/>
          </table:table-cell>
          <table:table-cell table:formula="of:=T(IF([$тест2.AA140]=1;ORG.OPENOFFICE.STYLE(&quot;граница&quot;);ORG.OPENOFFICE.STYLE(&quot;Стандарт&quot;)))">
            <text:p/>
          </table:table-cell>
          <table:table-cell table:formula="of:=T(IF([$тест2.AB140]=1;ORG.OPENOFFICE.STYLE(&quot;граница&quot;);ORG.OPENOFFICE.STYLE(&quot;Стандарт&quot;)))">
            <text:p/>
          </table:table-cell>
          <table:table-cell table:formula="of:=T(IF([$тест2.AC140]=1;ORG.OPENOFFICE.STYLE(&quot;граница&quot;);ORG.OPENOFFICE.STYLE(&quot;Стандарт&quot;)))">
            <text:p/>
          </table:table-cell>
          <table:table-cell table:formula="of:=T(IF([$тест2.AD140]=1;ORG.OPENOFFICE.STYLE(&quot;граница&quot;);ORG.OPENOFFICE.STYLE(&quot;Стандарт&quot;)))">
            <text:p/>
          </table:table-cell>
          <table:table-cell table:formula="of:=T(IF([$тест2.AE140]=1;ORG.OPENOFFICE.STYLE(&quot;граница&quot;);ORG.OPENOFFICE.STYLE(&quot;Стандарт&quot;)))">
            <text:p/>
          </table:table-cell>
          <table:table-cell table:formula="of:=T(IF([$тест2.AF140]=1;ORG.OPENOFFICE.STYLE(&quot;граница&quot;);ORG.OPENOFFICE.STYLE(&quot;Стандарт&quot;)))">
            <text:p/>
          </table:table-cell>
          <table:table-cell table:formula="of:=T(IF([$тест2.AG140]=1;ORG.OPENOFFICE.STYLE(&quot;граница&quot;);ORG.OPENOFFICE.STYLE(&quot;Стандарт&quot;)))">
            <text:p/>
          </table:table-cell>
          <table:table-cell table:formula="of:=T(IF([$тест2.AH140]=1;ORG.OPENOFFICE.STYLE(&quot;граница&quot;);ORG.OPENOFFICE.STYLE(&quot;Стандарт&quot;)))">
            <text:p/>
          </table:table-cell>
          <table:table-cell table:formula="of:=T(IF([$тест2.AI140]=1;ORG.OPENOFFICE.STYLE(&quot;граница&quot;);ORG.OPENOFFICE.STYLE(&quot;Стандарт&quot;)))">
            <text:p/>
          </table:table-cell>
          <table:table-cell table:formula="of:=T(IF([$тест2.AJ140]=1;ORG.OPENOFFICE.STYLE(&quot;граница&quot;);ORG.OPENOFFICE.STYLE(&quot;Стандарт&quot;)))">
            <text:p/>
          </table:table-cell>
          <table:table-cell table:formula="of:=T(IF([$тест2.AK140]=1;ORG.OPENOFFICE.STYLE(&quot;граница&quot;);ORG.OPENOFFICE.STYLE(&quot;Стандарт&quot;)))">
            <text:p/>
          </table:table-cell>
          <table:table-cell table:formula="of:=T(IF([$тест2.AL140]=1;ORG.OPENOFFICE.STYLE(&quot;граница&quot;);ORG.OPENOFFICE.STYLE(&quot;Стандарт&quot;)))">
            <text:p/>
          </table:table-cell>
          <table:table-cell table:formula="of:=T(IF([$тест2.AM140]=1;ORG.OPENOFFICE.STYLE(&quot;граница&quot;);ORG.OPENOFFICE.STYLE(&quot;Стандарт&quot;)))">
            <text:p/>
          </table:table-cell>
          <table:table-cell table:formula="of:=T(IF([$тест2.AN140]=1;ORG.OPENOFFICE.STYLE(&quot;граница&quot;);ORG.OPENOFFICE.STYLE(&quot;Стандарт&quot;)))">
            <text:p/>
          </table:table-cell>
          <table:table-cell table:formula="of:=T(IF([$тест2.AO140]=1;ORG.OPENOFFICE.STYLE(&quot;граница&quot;);ORG.OPENOFFICE.STYLE(&quot;Стандарт&quot;)))">
            <text:p/>
          </table:table-cell>
          <table:table-cell table:formula="of:=T(IF([$тест2.AP140]=1;ORG.OPENOFFICE.STYLE(&quot;граница&quot;);ORG.OPENOFFICE.STYLE(&quot;Стандарт&quot;)))">
            <text:p/>
          </table:table-cell>
          <table:table-cell table:formula="of:=T(IF([$тест2.AQ140]=1;ORG.OPENOFFICE.STYLE(&quot;граница&quot;);ORG.OPENOFFICE.STYLE(&quot;Стандарт&quot;)))">
            <text:p/>
          </table:table-cell>
          <table:table-cell table:formula="of:=T(IF([$тест2.AR140]=1;ORG.OPENOFFICE.STYLE(&quot;граница&quot;);ORG.OPENOFFICE.STYLE(&quot;Стандарт&quot;)))">
            <text:p/>
          </table:table-cell>
          <table:table-cell table:formula="of:=T(IF([$тест2.AS140]=1;ORG.OPENOFFICE.STYLE(&quot;граница&quot;);ORG.OPENOFFICE.STYLE(&quot;Стандарт&quot;)))">
            <text:p/>
          </table:table-cell>
          <table:table-cell table:formula="of:=T(IF([$тест2.AT140]=1;ORG.OPENOFFICE.STYLE(&quot;граница&quot;);ORG.OPENOFFICE.STYLE(&quot;Стандарт&quot;)))">
            <text:p/>
          </table:table-cell>
          <table:table-cell table:formula="of:=T(IF([$тест2.AU140]=1;ORG.OPENOFFICE.STYLE(&quot;граница&quot;);ORG.OPENOFFICE.STYLE(&quot;Стандарт&quot;)))">
            <text:p/>
          </table:table-cell>
          <table:table-cell table:formula="of:=T(IF([$тест2.AV140]=1;ORG.OPENOFFICE.STYLE(&quot;граница&quot;);ORG.OPENOFFICE.STYLE(&quot;Стандарт&quot;)))">
            <text:p/>
          </table:table-cell>
          <table:table-cell table:formula="of:=T(IF([$тест2.AW140]=1;ORG.OPENOFFICE.STYLE(&quot;граница&quot;);ORG.OPENOFFICE.STYLE(&quot;Стандарт&quot;)))">
            <text:p/>
          </table:table-cell>
          <table:table-cell table:formula="of:=T(IF([$тест2.AX14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1]=1;ORG.OPENOFFICE.STYLE(&quot;граница&quot;);ORG.OPENOFFICE.STYLE(&quot;Стандарт&quot;)))">
            <text:p/>
          </table:table-cell>
          <table:table-cell table:formula="of:=T(IF([$тест2.C141]=1;ORG.OPENOFFICE.STYLE(&quot;граница&quot;);ORG.OPENOFFICE.STYLE(&quot;Стандарт&quot;)))">
            <text:p/>
          </table:table-cell>
          <table:table-cell table:formula="of:=T(IF([$тест2.D141]=1;ORG.OPENOFFICE.STYLE(&quot;граница&quot;);ORG.OPENOFFICE.STYLE(&quot;Стандарт&quot;)))">
            <text:p/>
          </table:table-cell>
          <table:table-cell table:formula="of:=T(IF([$тест2.E141]=1;ORG.OPENOFFICE.STYLE(&quot;граница&quot;);ORG.OPENOFFICE.STYLE(&quot;Стандарт&quot;)))">
            <text:p/>
          </table:table-cell>
          <table:table-cell table:formula="of:=T(IF([$тест2.F141]=1;ORG.OPENOFFICE.STYLE(&quot;граница&quot;);ORG.OPENOFFICE.STYLE(&quot;Стандарт&quot;)))">
            <text:p/>
          </table:table-cell>
          <table:table-cell table:formula="of:=T(IF([$тест2.G141]=1;ORG.OPENOFFICE.STYLE(&quot;граница&quot;);ORG.OPENOFFICE.STYLE(&quot;Стандарт&quot;)))">
            <text:p/>
          </table:table-cell>
          <table:table-cell table:formula="of:=T(IF([$тест2.H141]=1;ORG.OPENOFFICE.STYLE(&quot;граница&quot;);ORG.OPENOFFICE.STYLE(&quot;Стандарт&quot;)))">
            <text:p/>
          </table:table-cell>
          <table:table-cell table:formula="of:=T(IF([$тест2.I141]=1;ORG.OPENOFFICE.STYLE(&quot;граница&quot;);ORG.OPENOFFICE.STYLE(&quot;Стандарт&quot;)))">
            <text:p/>
          </table:table-cell>
          <table:table-cell table:formula="of:=T(IF([$тест2.J141]=1;ORG.OPENOFFICE.STYLE(&quot;граница&quot;);ORG.OPENOFFICE.STYLE(&quot;Стандарт&quot;)))">
            <text:p/>
          </table:table-cell>
          <table:table-cell table:formula="of:=T(IF([$тест2.K141]=1;ORG.OPENOFFICE.STYLE(&quot;граница&quot;);ORG.OPENOFFICE.STYLE(&quot;Стандарт&quot;)))">
            <text:p/>
          </table:table-cell>
          <table:table-cell table:formula="of:=T(IF([$тест2.L141]=1;ORG.OPENOFFICE.STYLE(&quot;граница&quot;);ORG.OPENOFFICE.STYLE(&quot;Стандарт&quot;)))">
            <text:p/>
          </table:table-cell>
          <table:table-cell table:formula="of:=T(IF([$тест2.M141]=1;ORG.OPENOFFICE.STYLE(&quot;граница&quot;);ORG.OPENOFFICE.STYLE(&quot;Стандарт&quot;)))">
            <text:p/>
          </table:table-cell>
          <table:table-cell table:formula="of:=T(IF([$тест2.N141]=1;ORG.OPENOFFICE.STYLE(&quot;граница&quot;);ORG.OPENOFFICE.STYLE(&quot;Стандарт&quot;)))">
            <text:p/>
          </table:table-cell>
          <table:table-cell table:formula="of:=T(IF([$тест2.O141]=1;ORG.OPENOFFICE.STYLE(&quot;граница&quot;);ORG.OPENOFFICE.STYLE(&quot;Стандарт&quot;)))">
            <text:p/>
          </table:table-cell>
          <table:table-cell table:formula="of:=T(IF([$тест2.P141]=1;ORG.OPENOFFICE.STYLE(&quot;граница&quot;);ORG.OPENOFFICE.STYLE(&quot;Стандарт&quot;)))">
            <text:p/>
          </table:table-cell>
          <table:table-cell table:formula="of:=T(IF([$тест2.Q141]=1;ORG.OPENOFFICE.STYLE(&quot;граница&quot;);ORG.OPENOFFICE.STYLE(&quot;Стандарт&quot;)))">
            <text:p/>
          </table:table-cell>
          <table:table-cell table:formula="of:=T(IF([$тест2.R141]=1;ORG.OPENOFFICE.STYLE(&quot;граница&quot;);ORG.OPENOFFICE.STYLE(&quot;Стандарт&quot;)))">
            <text:p/>
          </table:table-cell>
          <table:table-cell table:formula="of:=T(IF([$тест2.S141]=1;ORG.OPENOFFICE.STYLE(&quot;граница&quot;);ORG.OPENOFFICE.STYLE(&quot;Стандарт&quot;)))">
            <text:p/>
          </table:table-cell>
          <table:table-cell table:formula="of:=T(IF([$тест2.T141]=1;ORG.OPENOFFICE.STYLE(&quot;граница&quot;);ORG.OPENOFFICE.STYLE(&quot;Стандарт&quot;)))">
            <text:p/>
          </table:table-cell>
          <table:table-cell table:formula="of:=T(IF([$тест2.U141]=1;ORG.OPENOFFICE.STYLE(&quot;граница&quot;);ORG.OPENOFFICE.STYLE(&quot;Стандарт&quot;)))">
            <text:p/>
          </table:table-cell>
          <table:table-cell table:formula="of:=T(IF([$тест2.V141]=1;ORG.OPENOFFICE.STYLE(&quot;граница&quot;);ORG.OPENOFFICE.STYLE(&quot;Стандарт&quot;)))">
            <text:p/>
          </table:table-cell>
          <table:table-cell table:formula="of:=T(IF([$тест2.W141]=1;ORG.OPENOFFICE.STYLE(&quot;граница&quot;);ORG.OPENOFFICE.STYLE(&quot;Стандарт&quot;)))">
            <text:p/>
          </table:table-cell>
          <table:table-cell table:formula="of:=T(IF([$тест2.X141]=1;ORG.OPENOFFICE.STYLE(&quot;граница&quot;);ORG.OPENOFFICE.STYLE(&quot;Стандарт&quot;)))">
            <text:p/>
          </table:table-cell>
          <table:table-cell table:formula="of:=T(IF([$тест2.Y141]=1;ORG.OPENOFFICE.STYLE(&quot;граница&quot;);ORG.OPENOFFICE.STYLE(&quot;Стандарт&quot;)))">
            <text:p/>
          </table:table-cell>
          <table:table-cell table:formula="of:=T(IF([$тест2.Z141]=1;ORG.OPENOFFICE.STYLE(&quot;граница&quot;);ORG.OPENOFFICE.STYLE(&quot;Стандарт&quot;)))">
            <text:p/>
          </table:table-cell>
          <table:table-cell table:formula="of:=T(IF([$тест2.AA141]=1;ORG.OPENOFFICE.STYLE(&quot;граница&quot;);ORG.OPENOFFICE.STYLE(&quot;Стандарт&quot;)))">
            <text:p/>
          </table:table-cell>
          <table:table-cell table:formula="of:=T(IF([$тест2.AB141]=1;ORG.OPENOFFICE.STYLE(&quot;граница&quot;);ORG.OPENOFFICE.STYLE(&quot;Стандарт&quot;)))">
            <text:p/>
          </table:table-cell>
          <table:table-cell table:formula="of:=T(IF([$тест2.AC141]=1;ORG.OPENOFFICE.STYLE(&quot;граница&quot;);ORG.OPENOFFICE.STYLE(&quot;Стандарт&quot;)))">
            <text:p/>
          </table:table-cell>
          <table:table-cell table:formula="of:=T(IF([$тест2.AD141]=1;ORG.OPENOFFICE.STYLE(&quot;граница&quot;);ORG.OPENOFFICE.STYLE(&quot;Стандарт&quot;)))">
            <text:p/>
          </table:table-cell>
          <table:table-cell table:formula="of:=T(IF([$тест2.AE141]=1;ORG.OPENOFFICE.STYLE(&quot;граница&quot;);ORG.OPENOFFICE.STYLE(&quot;Стандарт&quot;)))">
            <text:p/>
          </table:table-cell>
          <table:table-cell table:formula="of:=T(IF([$тест2.AF141]=1;ORG.OPENOFFICE.STYLE(&quot;граница&quot;);ORG.OPENOFFICE.STYLE(&quot;Стандарт&quot;)))">
            <text:p/>
          </table:table-cell>
          <table:table-cell table:formula="of:=T(IF([$тест2.AG141]=1;ORG.OPENOFFICE.STYLE(&quot;граница&quot;);ORG.OPENOFFICE.STYLE(&quot;Стандарт&quot;)))">
            <text:p/>
          </table:table-cell>
          <table:table-cell table:formula="of:=T(IF([$тест2.AH141]=1;ORG.OPENOFFICE.STYLE(&quot;граница&quot;);ORG.OPENOFFICE.STYLE(&quot;Стандарт&quot;)))">
            <text:p/>
          </table:table-cell>
          <table:table-cell table:formula="of:=T(IF([$тест2.AI141]=1;ORG.OPENOFFICE.STYLE(&quot;граница&quot;);ORG.OPENOFFICE.STYLE(&quot;Стандарт&quot;)))">
            <text:p/>
          </table:table-cell>
          <table:table-cell table:formula="of:=T(IF([$тест2.AJ141]=1;ORG.OPENOFFICE.STYLE(&quot;граница&quot;);ORG.OPENOFFICE.STYLE(&quot;Стандарт&quot;)))">
            <text:p/>
          </table:table-cell>
          <table:table-cell table:formula="of:=T(IF([$тест2.AK141]=1;ORG.OPENOFFICE.STYLE(&quot;граница&quot;);ORG.OPENOFFICE.STYLE(&quot;Стандарт&quot;)))">
            <text:p/>
          </table:table-cell>
          <table:table-cell table:formula="of:=T(IF([$тест2.AL141]=1;ORG.OPENOFFICE.STYLE(&quot;граница&quot;);ORG.OPENOFFICE.STYLE(&quot;Стандарт&quot;)))">
            <text:p/>
          </table:table-cell>
          <table:table-cell table:formula="of:=T(IF([$тест2.AM141]=1;ORG.OPENOFFICE.STYLE(&quot;граница&quot;);ORG.OPENOFFICE.STYLE(&quot;Стандарт&quot;)))">
            <text:p/>
          </table:table-cell>
          <table:table-cell table:formula="of:=T(IF([$тест2.AN141]=1;ORG.OPENOFFICE.STYLE(&quot;граница&quot;);ORG.OPENOFFICE.STYLE(&quot;Стандарт&quot;)))">
            <text:p/>
          </table:table-cell>
          <table:table-cell table:formula="of:=T(IF([$тест2.AO141]=1;ORG.OPENOFFICE.STYLE(&quot;граница&quot;);ORG.OPENOFFICE.STYLE(&quot;Стандарт&quot;)))">
            <text:p/>
          </table:table-cell>
          <table:table-cell table:formula="of:=T(IF([$тест2.AP141]=1;ORG.OPENOFFICE.STYLE(&quot;граница&quot;);ORG.OPENOFFICE.STYLE(&quot;Стандарт&quot;)))">
            <text:p/>
          </table:table-cell>
          <table:table-cell table:formula="of:=T(IF([$тест2.AQ141]=1;ORG.OPENOFFICE.STYLE(&quot;граница&quot;);ORG.OPENOFFICE.STYLE(&quot;Стандарт&quot;)))">
            <text:p/>
          </table:table-cell>
          <table:table-cell table:formula="of:=T(IF([$тест2.AR141]=1;ORG.OPENOFFICE.STYLE(&quot;граница&quot;);ORG.OPENOFFICE.STYLE(&quot;Стандарт&quot;)))">
            <text:p/>
          </table:table-cell>
          <table:table-cell table:formula="of:=T(IF([$тест2.AS141]=1;ORG.OPENOFFICE.STYLE(&quot;граница&quot;);ORG.OPENOFFICE.STYLE(&quot;Стандарт&quot;)))">
            <text:p/>
          </table:table-cell>
          <table:table-cell table:formula="of:=T(IF([$тест2.AT141]=1;ORG.OPENOFFICE.STYLE(&quot;граница&quot;);ORG.OPENOFFICE.STYLE(&quot;Стандарт&quot;)))">
            <text:p/>
          </table:table-cell>
          <table:table-cell table:formula="of:=T(IF([$тест2.AU141]=1;ORG.OPENOFFICE.STYLE(&quot;граница&quot;);ORG.OPENOFFICE.STYLE(&quot;Стандарт&quot;)))">
            <text:p/>
          </table:table-cell>
          <table:table-cell table:formula="of:=T(IF([$тест2.AV141]=1;ORG.OPENOFFICE.STYLE(&quot;граница&quot;);ORG.OPENOFFICE.STYLE(&quot;Стандарт&quot;)))">
            <text:p/>
          </table:table-cell>
          <table:table-cell table:formula="of:=T(IF([$тест2.AW141]=1;ORG.OPENOFFICE.STYLE(&quot;граница&quot;);ORG.OPENOFFICE.STYLE(&quot;Стандарт&quot;)))">
            <text:p/>
          </table:table-cell>
          <table:table-cell table:formula="of:=T(IF([$тест2.AX14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2]=1;ORG.OPENOFFICE.STYLE(&quot;граница&quot;);ORG.OPENOFFICE.STYLE(&quot;Стандарт&quot;)))">
            <text:p/>
          </table:table-cell>
          <table:table-cell table:formula="of:=T(IF([$тест2.C142]=1;ORG.OPENOFFICE.STYLE(&quot;граница&quot;);ORG.OPENOFFICE.STYLE(&quot;Стандарт&quot;)))">
            <text:p/>
          </table:table-cell>
          <table:table-cell table:formula="of:=T(IF([$тест2.D142]=1;ORG.OPENOFFICE.STYLE(&quot;граница&quot;);ORG.OPENOFFICE.STYLE(&quot;Стандарт&quot;)))">
            <text:p/>
          </table:table-cell>
          <table:table-cell table:formula="of:=T(IF([$тест2.E142]=1;ORG.OPENOFFICE.STYLE(&quot;граница&quot;);ORG.OPENOFFICE.STYLE(&quot;Стандарт&quot;)))">
            <text:p/>
          </table:table-cell>
          <table:table-cell table:formula="of:=T(IF([$тест2.F142]=1;ORG.OPENOFFICE.STYLE(&quot;граница&quot;);ORG.OPENOFFICE.STYLE(&quot;Стандарт&quot;)))">
            <text:p/>
          </table:table-cell>
          <table:table-cell table:formula="of:=T(IF([$тест2.G142]=1;ORG.OPENOFFICE.STYLE(&quot;граница&quot;);ORG.OPENOFFICE.STYLE(&quot;Стандарт&quot;)))">
            <text:p/>
          </table:table-cell>
          <table:table-cell table:formula="of:=T(IF([$тест2.H142]=1;ORG.OPENOFFICE.STYLE(&quot;граница&quot;);ORG.OPENOFFICE.STYLE(&quot;Стандарт&quot;)))">
            <text:p/>
          </table:table-cell>
          <table:table-cell table:formula="of:=T(IF([$тест2.I142]=1;ORG.OPENOFFICE.STYLE(&quot;граница&quot;);ORG.OPENOFFICE.STYLE(&quot;Стандарт&quot;)))">
            <text:p/>
          </table:table-cell>
          <table:table-cell table:formula="of:=T(IF([$тест2.J142]=1;ORG.OPENOFFICE.STYLE(&quot;граница&quot;);ORG.OPENOFFICE.STYLE(&quot;Стандарт&quot;)))">
            <text:p/>
          </table:table-cell>
          <table:table-cell table:formula="of:=T(IF([$тест2.K142]=1;ORG.OPENOFFICE.STYLE(&quot;граница&quot;);ORG.OPENOFFICE.STYLE(&quot;Стандарт&quot;)))">
            <text:p/>
          </table:table-cell>
          <table:table-cell table:formula="of:=T(IF([$тест2.L142]=1;ORG.OPENOFFICE.STYLE(&quot;граница&quot;);ORG.OPENOFFICE.STYLE(&quot;Стандарт&quot;)))">
            <text:p/>
          </table:table-cell>
          <table:table-cell table:formula="of:=T(IF([$тест2.M142]=1;ORG.OPENOFFICE.STYLE(&quot;граница&quot;);ORG.OPENOFFICE.STYLE(&quot;Стандарт&quot;)))">
            <text:p/>
          </table:table-cell>
          <table:table-cell table:formula="of:=T(IF([$тест2.N142]=1;ORG.OPENOFFICE.STYLE(&quot;граница&quot;);ORG.OPENOFFICE.STYLE(&quot;Стандарт&quot;)))">
            <text:p/>
          </table:table-cell>
          <table:table-cell table:formula="of:=T(IF([$тест2.O142]=1;ORG.OPENOFFICE.STYLE(&quot;граница&quot;);ORG.OPENOFFICE.STYLE(&quot;Стандарт&quot;)))">
            <text:p/>
          </table:table-cell>
          <table:table-cell table:formula="of:=T(IF([$тест2.P142]=1;ORG.OPENOFFICE.STYLE(&quot;граница&quot;);ORG.OPENOFFICE.STYLE(&quot;Стандарт&quot;)))">
            <text:p/>
          </table:table-cell>
          <table:table-cell table:formula="of:=T(IF([$тест2.Q142]=1;ORG.OPENOFFICE.STYLE(&quot;граница&quot;);ORG.OPENOFFICE.STYLE(&quot;Стандарт&quot;)))">
            <text:p/>
          </table:table-cell>
          <table:table-cell table:formula="of:=T(IF([$тест2.R142]=1;ORG.OPENOFFICE.STYLE(&quot;граница&quot;);ORG.OPENOFFICE.STYLE(&quot;Стандарт&quot;)))">
            <text:p/>
          </table:table-cell>
          <table:table-cell table:formula="of:=T(IF([$тест2.S142]=1;ORG.OPENOFFICE.STYLE(&quot;граница&quot;);ORG.OPENOFFICE.STYLE(&quot;Стандарт&quot;)))">
            <text:p/>
          </table:table-cell>
          <table:table-cell table:formula="of:=T(IF([$тест2.T142]=1;ORG.OPENOFFICE.STYLE(&quot;граница&quot;);ORG.OPENOFFICE.STYLE(&quot;Стандарт&quot;)))">
            <text:p/>
          </table:table-cell>
          <table:table-cell table:formula="of:=T(IF([$тест2.U142]=1;ORG.OPENOFFICE.STYLE(&quot;граница&quot;);ORG.OPENOFFICE.STYLE(&quot;Стандарт&quot;)))">
            <text:p/>
          </table:table-cell>
          <table:table-cell table:formula="of:=T(IF([$тест2.V142]=1;ORG.OPENOFFICE.STYLE(&quot;граница&quot;);ORG.OPENOFFICE.STYLE(&quot;Стандарт&quot;)))">
            <text:p/>
          </table:table-cell>
          <table:table-cell table:formula="of:=T(IF([$тест2.W142]=1;ORG.OPENOFFICE.STYLE(&quot;граница&quot;);ORG.OPENOFFICE.STYLE(&quot;Стандарт&quot;)))">
            <text:p/>
          </table:table-cell>
          <table:table-cell table:formula="of:=T(IF([$тест2.X142]=1;ORG.OPENOFFICE.STYLE(&quot;граница&quot;);ORG.OPENOFFICE.STYLE(&quot;Стандарт&quot;)))">
            <text:p/>
          </table:table-cell>
          <table:table-cell table:formula="of:=T(IF([$тест2.Y142]=1;ORG.OPENOFFICE.STYLE(&quot;граница&quot;);ORG.OPENOFFICE.STYLE(&quot;Стандарт&quot;)))">
            <text:p/>
          </table:table-cell>
          <table:table-cell table:formula="of:=T(IF([$тест2.Z142]=1;ORG.OPENOFFICE.STYLE(&quot;граница&quot;);ORG.OPENOFFICE.STYLE(&quot;Стандарт&quot;)))">
            <text:p/>
          </table:table-cell>
          <table:table-cell table:formula="of:=T(IF([$тест2.AA142]=1;ORG.OPENOFFICE.STYLE(&quot;граница&quot;);ORG.OPENOFFICE.STYLE(&quot;Стандарт&quot;)))">
            <text:p/>
          </table:table-cell>
          <table:table-cell table:formula="of:=T(IF([$тест2.AB142]=1;ORG.OPENOFFICE.STYLE(&quot;граница&quot;);ORG.OPENOFFICE.STYLE(&quot;Стандарт&quot;)))">
            <text:p/>
          </table:table-cell>
          <table:table-cell table:formula="of:=T(IF([$тест2.AC142]=1;ORG.OPENOFFICE.STYLE(&quot;граница&quot;);ORG.OPENOFFICE.STYLE(&quot;Стандарт&quot;)))">
            <text:p/>
          </table:table-cell>
          <table:table-cell table:formula="of:=T(IF([$тест2.AD142]=1;ORG.OPENOFFICE.STYLE(&quot;граница&quot;);ORG.OPENOFFICE.STYLE(&quot;Стандарт&quot;)))">
            <text:p/>
          </table:table-cell>
          <table:table-cell table:formula="of:=T(IF([$тест2.AE142]=1;ORG.OPENOFFICE.STYLE(&quot;граница&quot;);ORG.OPENOFFICE.STYLE(&quot;Стандарт&quot;)))">
            <text:p/>
          </table:table-cell>
          <table:table-cell table:formula="of:=T(IF([$тест2.AF142]=1;ORG.OPENOFFICE.STYLE(&quot;граница&quot;);ORG.OPENOFFICE.STYLE(&quot;Стандарт&quot;)))">
            <text:p/>
          </table:table-cell>
          <table:table-cell table:formula="of:=T(IF([$тест2.AG142]=1;ORG.OPENOFFICE.STYLE(&quot;граница&quot;);ORG.OPENOFFICE.STYLE(&quot;Стандарт&quot;)))">
            <text:p/>
          </table:table-cell>
          <table:table-cell table:formula="of:=T(IF([$тест2.AH142]=1;ORG.OPENOFFICE.STYLE(&quot;граница&quot;);ORG.OPENOFFICE.STYLE(&quot;Стандарт&quot;)))">
            <text:p/>
          </table:table-cell>
          <table:table-cell table:formula="of:=T(IF([$тест2.AI142]=1;ORG.OPENOFFICE.STYLE(&quot;граница&quot;);ORG.OPENOFFICE.STYLE(&quot;Стандарт&quot;)))">
            <text:p/>
          </table:table-cell>
          <table:table-cell table:formula="of:=T(IF([$тест2.AJ142]=1;ORG.OPENOFFICE.STYLE(&quot;граница&quot;);ORG.OPENOFFICE.STYLE(&quot;Стандарт&quot;)))">
            <text:p/>
          </table:table-cell>
          <table:table-cell table:formula="of:=T(IF([$тест2.AK142]=1;ORG.OPENOFFICE.STYLE(&quot;граница&quot;);ORG.OPENOFFICE.STYLE(&quot;Стандарт&quot;)))">
            <text:p/>
          </table:table-cell>
          <table:table-cell table:formula="of:=T(IF([$тест2.AL142]=1;ORG.OPENOFFICE.STYLE(&quot;граница&quot;);ORG.OPENOFFICE.STYLE(&quot;Стандарт&quot;)))">
            <text:p/>
          </table:table-cell>
          <table:table-cell table:formula="of:=T(IF([$тест2.AM142]=1;ORG.OPENOFFICE.STYLE(&quot;граница&quot;);ORG.OPENOFFICE.STYLE(&quot;Стандарт&quot;)))">
            <text:p/>
          </table:table-cell>
          <table:table-cell table:formula="of:=T(IF([$тест2.AN142]=1;ORG.OPENOFFICE.STYLE(&quot;граница&quot;);ORG.OPENOFFICE.STYLE(&quot;Стандарт&quot;)))">
            <text:p/>
          </table:table-cell>
          <table:table-cell table:formula="of:=T(IF([$тест2.AO142]=1;ORG.OPENOFFICE.STYLE(&quot;граница&quot;);ORG.OPENOFFICE.STYLE(&quot;Стандарт&quot;)))">
            <text:p/>
          </table:table-cell>
          <table:table-cell table:formula="of:=T(IF([$тест2.AP142]=1;ORG.OPENOFFICE.STYLE(&quot;граница&quot;);ORG.OPENOFFICE.STYLE(&quot;Стандарт&quot;)))">
            <text:p/>
          </table:table-cell>
          <table:table-cell table:formula="of:=T(IF([$тест2.AQ142]=1;ORG.OPENOFFICE.STYLE(&quot;граница&quot;);ORG.OPENOFFICE.STYLE(&quot;Стандарт&quot;)))">
            <text:p/>
          </table:table-cell>
          <table:table-cell table:formula="of:=T(IF([$тест2.AR142]=1;ORG.OPENOFFICE.STYLE(&quot;граница&quot;);ORG.OPENOFFICE.STYLE(&quot;Стандарт&quot;)))">
            <text:p/>
          </table:table-cell>
          <table:table-cell table:formula="of:=T(IF([$тест2.AS142]=1;ORG.OPENOFFICE.STYLE(&quot;граница&quot;);ORG.OPENOFFICE.STYLE(&quot;Стандарт&quot;)))">
            <text:p/>
          </table:table-cell>
          <table:table-cell table:formula="of:=T(IF([$тест2.AT142]=1;ORG.OPENOFFICE.STYLE(&quot;граница&quot;);ORG.OPENOFFICE.STYLE(&quot;Стандарт&quot;)))">
            <text:p/>
          </table:table-cell>
          <table:table-cell table:formula="of:=T(IF([$тест2.AU142]=1;ORG.OPENOFFICE.STYLE(&quot;граница&quot;);ORG.OPENOFFICE.STYLE(&quot;Стандарт&quot;)))">
            <text:p/>
          </table:table-cell>
          <table:table-cell table:formula="of:=T(IF([$тест2.AV142]=1;ORG.OPENOFFICE.STYLE(&quot;граница&quot;);ORG.OPENOFFICE.STYLE(&quot;Стандарт&quot;)))">
            <text:p/>
          </table:table-cell>
          <table:table-cell table:formula="of:=T(IF([$тест2.AW142]=1;ORG.OPENOFFICE.STYLE(&quot;граница&quot;);ORG.OPENOFFICE.STYLE(&quot;Стандарт&quot;)))">
            <text:p/>
          </table:table-cell>
          <table:table-cell table:formula="of:=T(IF([$тест2.AX14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3]=1;ORG.OPENOFFICE.STYLE(&quot;граница&quot;);ORG.OPENOFFICE.STYLE(&quot;Стандарт&quot;)))">
            <text:p/>
          </table:table-cell>
          <table:table-cell table:formula="of:=T(IF([$тест2.C143]=1;ORG.OPENOFFICE.STYLE(&quot;граница&quot;);ORG.OPENOFFICE.STYLE(&quot;Стандарт&quot;)))">
            <text:p/>
          </table:table-cell>
          <table:table-cell table:formula="of:=T(IF([$тест2.D143]=1;ORG.OPENOFFICE.STYLE(&quot;граница&quot;);ORG.OPENOFFICE.STYLE(&quot;Стандарт&quot;)))">
            <text:p/>
          </table:table-cell>
          <table:table-cell table:formula="of:=T(IF([$тест2.E143]=1;ORG.OPENOFFICE.STYLE(&quot;граница&quot;);ORG.OPENOFFICE.STYLE(&quot;Стандарт&quot;)))">
            <text:p/>
          </table:table-cell>
          <table:table-cell table:formula="of:=T(IF([$тест2.F143]=1;ORG.OPENOFFICE.STYLE(&quot;граница&quot;);ORG.OPENOFFICE.STYLE(&quot;Стандарт&quot;)))">
            <text:p/>
          </table:table-cell>
          <table:table-cell table:formula="of:=T(IF([$тест2.G143]=1;ORG.OPENOFFICE.STYLE(&quot;граница&quot;);ORG.OPENOFFICE.STYLE(&quot;Стандарт&quot;)))">
            <text:p/>
          </table:table-cell>
          <table:table-cell table:formula="of:=T(IF([$тест2.H143]=1;ORG.OPENOFFICE.STYLE(&quot;граница&quot;);ORG.OPENOFFICE.STYLE(&quot;Стандарт&quot;)))">
            <text:p/>
          </table:table-cell>
          <table:table-cell table:formula="of:=T(IF([$тест2.I143]=1;ORG.OPENOFFICE.STYLE(&quot;граница&quot;);ORG.OPENOFFICE.STYLE(&quot;Стандарт&quot;)))">
            <text:p/>
          </table:table-cell>
          <table:table-cell table:formula="of:=T(IF([$тест2.J143]=1;ORG.OPENOFFICE.STYLE(&quot;граница&quot;);ORG.OPENOFFICE.STYLE(&quot;Стандарт&quot;)))">
            <text:p/>
          </table:table-cell>
          <table:table-cell table:formula="of:=T(IF([$тест2.K143]=1;ORG.OPENOFFICE.STYLE(&quot;граница&quot;);ORG.OPENOFFICE.STYLE(&quot;Стандарт&quot;)))">
            <text:p/>
          </table:table-cell>
          <table:table-cell table:formula="of:=T(IF([$тест2.L143]=1;ORG.OPENOFFICE.STYLE(&quot;граница&quot;);ORG.OPENOFFICE.STYLE(&quot;Стандарт&quot;)))">
            <text:p/>
          </table:table-cell>
          <table:table-cell table:formula="of:=T(IF([$тест2.M143]=1;ORG.OPENOFFICE.STYLE(&quot;граница&quot;);ORG.OPENOFFICE.STYLE(&quot;Стандарт&quot;)))">
            <text:p/>
          </table:table-cell>
          <table:table-cell table:formula="of:=T(IF([$тест2.N143]=1;ORG.OPENOFFICE.STYLE(&quot;граница&quot;);ORG.OPENOFFICE.STYLE(&quot;Стандарт&quot;)))">
            <text:p/>
          </table:table-cell>
          <table:table-cell table:formula="of:=T(IF([$тест2.O143]=1;ORG.OPENOFFICE.STYLE(&quot;граница&quot;);ORG.OPENOFFICE.STYLE(&quot;Стандарт&quot;)))">
            <text:p/>
          </table:table-cell>
          <table:table-cell table:formula="of:=T(IF([$тест2.P143]=1;ORG.OPENOFFICE.STYLE(&quot;граница&quot;);ORG.OPENOFFICE.STYLE(&quot;Стандарт&quot;)))">
            <text:p/>
          </table:table-cell>
          <table:table-cell table:formula="of:=T(IF([$тест2.Q143]=1;ORG.OPENOFFICE.STYLE(&quot;граница&quot;);ORG.OPENOFFICE.STYLE(&quot;Стандарт&quot;)))">
            <text:p/>
          </table:table-cell>
          <table:table-cell table:formula="of:=T(IF([$тест2.R143]=1;ORG.OPENOFFICE.STYLE(&quot;граница&quot;);ORG.OPENOFFICE.STYLE(&quot;Стандарт&quot;)))">
            <text:p/>
          </table:table-cell>
          <table:table-cell table:formula="of:=T(IF([$тест2.S143]=1;ORG.OPENOFFICE.STYLE(&quot;граница&quot;);ORG.OPENOFFICE.STYLE(&quot;Стандарт&quot;)))">
            <text:p/>
          </table:table-cell>
          <table:table-cell table:formula="of:=T(IF([$тест2.T143]=1;ORG.OPENOFFICE.STYLE(&quot;граница&quot;);ORG.OPENOFFICE.STYLE(&quot;Стандарт&quot;)))">
            <text:p/>
          </table:table-cell>
          <table:table-cell table:formula="of:=T(IF([$тест2.U143]=1;ORG.OPENOFFICE.STYLE(&quot;граница&quot;);ORG.OPENOFFICE.STYLE(&quot;Стандарт&quot;)))">
            <text:p/>
          </table:table-cell>
          <table:table-cell table:formula="of:=T(IF([$тест2.V143]=1;ORG.OPENOFFICE.STYLE(&quot;граница&quot;);ORG.OPENOFFICE.STYLE(&quot;Стандарт&quot;)))">
            <text:p/>
          </table:table-cell>
          <table:table-cell table:formula="of:=T(IF([$тест2.W143]=1;ORG.OPENOFFICE.STYLE(&quot;граница&quot;);ORG.OPENOFFICE.STYLE(&quot;Стандарт&quot;)))">
            <text:p/>
          </table:table-cell>
          <table:table-cell table:formula="of:=T(IF([$тест2.X143]=1;ORG.OPENOFFICE.STYLE(&quot;граница&quot;);ORG.OPENOFFICE.STYLE(&quot;Стандарт&quot;)))">
            <text:p/>
          </table:table-cell>
          <table:table-cell table:formula="of:=T(IF([$тест2.Y143]=1;ORG.OPENOFFICE.STYLE(&quot;граница&quot;);ORG.OPENOFFICE.STYLE(&quot;Стандарт&quot;)))">
            <text:p/>
          </table:table-cell>
          <table:table-cell table:formula="of:=T(IF([$тест2.Z143]=1;ORG.OPENOFFICE.STYLE(&quot;граница&quot;);ORG.OPENOFFICE.STYLE(&quot;Стандарт&quot;)))">
            <text:p/>
          </table:table-cell>
          <table:table-cell table:formula="of:=T(IF([$тест2.AA143]=1;ORG.OPENOFFICE.STYLE(&quot;граница&quot;);ORG.OPENOFFICE.STYLE(&quot;Стандарт&quot;)))">
            <text:p/>
          </table:table-cell>
          <table:table-cell table:formula="of:=T(IF([$тест2.AB143]=1;ORG.OPENOFFICE.STYLE(&quot;граница&quot;);ORG.OPENOFFICE.STYLE(&quot;Стандарт&quot;)))">
            <text:p/>
          </table:table-cell>
          <table:table-cell table:formula="of:=T(IF([$тест2.AC143]=1;ORG.OPENOFFICE.STYLE(&quot;граница&quot;);ORG.OPENOFFICE.STYLE(&quot;Стандарт&quot;)))">
            <text:p/>
          </table:table-cell>
          <table:table-cell table:formula="of:=T(IF([$тест2.AD143]=1;ORG.OPENOFFICE.STYLE(&quot;граница&quot;);ORG.OPENOFFICE.STYLE(&quot;Стандарт&quot;)))">
            <text:p/>
          </table:table-cell>
          <table:table-cell table:formula="of:=T(IF([$тест2.AE143]=1;ORG.OPENOFFICE.STYLE(&quot;граница&quot;);ORG.OPENOFFICE.STYLE(&quot;Стандарт&quot;)))">
            <text:p/>
          </table:table-cell>
          <table:table-cell table:formula="of:=T(IF([$тест2.AF143]=1;ORG.OPENOFFICE.STYLE(&quot;граница&quot;);ORG.OPENOFFICE.STYLE(&quot;Стандарт&quot;)))">
            <text:p/>
          </table:table-cell>
          <table:table-cell table:formula="of:=T(IF([$тест2.AG143]=1;ORG.OPENOFFICE.STYLE(&quot;граница&quot;);ORG.OPENOFFICE.STYLE(&quot;Стандарт&quot;)))">
            <text:p/>
          </table:table-cell>
          <table:table-cell table:formula="of:=T(IF([$тест2.AH143]=1;ORG.OPENOFFICE.STYLE(&quot;граница&quot;);ORG.OPENOFFICE.STYLE(&quot;Стандарт&quot;)))">
            <text:p/>
          </table:table-cell>
          <table:table-cell table:formula="of:=T(IF([$тест2.AI143]=1;ORG.OPENOFFICE.STYLE(&quot;граница&quot;);ORG.OPENOFFICE.STYLE(&quot;Стандарт&quot;)))">
            <text:p/>
          </table:table-cell>
          <table:table-cell table:formula="of:=T(IF([$тест2.AJ143]=1;ORG.OPENOFFICE.STYLE(&quot;граница&quot;);ORG.OPENOFFICE.STYLE(&quot;Стандарт&quot;)))">
            <text:p/>
          </table:table-cell>
          <table:table-cell table:formula="of:=T(IF([$тест2.AK143]=1;ORG.OPENOFFICE.STYLE(&quot;граница&quot;);ORG.OPENOFFICE.STYLE(&quot;Стандарт&quot;)))">
            <text:p/>
          </table:table-cell>
          <table:table-cell table:formula="of:=T(IF([$тест2.AL143]=1;ORG.OPENOFFICE.STYLE(&quot;граница&quot;);ORG.OPENOFFICE.STYLE(&quot;Стандарт&quot;)))">
            <text:p/>
          </table:table-cell>
          <table:table-cell table:formula="of:=T(IF([$тест2.AM143]=1;ORG.OPENOFFICE.STYLE(&quot;граница&quot;);ORG.OPENOFFICE.STYLE(&quot;Стандарт&quot;)))">
            <text:p/>
          </table:table-cell>
          <table:table-cell table:formula="of:=T(IF([$тест2.AN143]=1;ORG.OPENOFFICE.STYLE(&quot;граница&quot;);ORG.OPENOFFICE.STYLE(&quot;Стандарт&quot;)))">
            <text:p/>
          </table:table-cell>
          <table:table-cell table:formula="of:=T(IF([$тест2.AO143]=1;ORG.OPENOFFICE.STYLE(&quot;граница&quot;);ORG.OPENOFFICE.STYLE(&quot;Стандарт&quot;)))">
            <text:p/>
          </table:table-cell>
          <table:table-cell table:formula="of:=T(IF([$тест2.AP143]=1;ORG.OPENOFFICE.STYLE(&quot;граница&quot;);ORG.OPENOFFICE.STYLE(&quot;Стандарт&quot;)))">
            <text:p/>
          </table:table-cell>
          <table:table-cell table:formula="of:=T(IF([$тест2.AQ143]=1;ORG.OPENOFFICE.STYLE(&quot;граница&quot;);ORG.OPENOFFICE.STYLE(&quot;Стандарт&quot;)))">
            <text:p/>
          </table:table-cell>
          <table:table-cell table:formula="of:=T(IF([$тест2.AR143]=1;ORG.OPENOFFICE.STYLE(&quot;граница&quot;);ORG.OPENOFFICE.STYLE(&quot;Стандарт&quot;)))">
            <text:p/>
          </table:table-cell>
          <table:table-cell table:formula="of:=T(IF([$тест2.AS143]=1;ORG.OPENOFFICE.STYLE(&quot;граница&quot;);ORG.OPENOFFICE.STYLE(&quot;Стандарт&quot;)))">
            <text:p/>
          </table:table-cell>
          <table:table-cell table:formula="of:=T(IF([$тест2.AT143]=1;ORG.OPENOFFICE.STYLE(&quot;граница&quot;);ORG.OPENOFFICE.STYLE(&quot;Стандарт&quot;)))">
            <text:p/>
          </table:table-cell>
          <table:table-cell table:formula="of:=T(IF([$тест2.AU143]=1;ORG.OPENOFFICE.STYLE(&quot;граница&quot;);ORG.OPENOFFICE.STYLE(&quot;Стандарт&quot;)))">
            <text:p/>
          </table:table-cell>
          <table:table-cell table:formula="of:=T(IF([$тест2.AV143]=1;ORG.OPENOFFICE.STYLE(&quot;граница&quot;);ORG.OPENOFFICE.STYLE(&quot;Стандарт&quot;)))">
            <text:p/>
          </table:table-cell>
          <table:table-cell table:formula="of:=T(IF([$тест2.AW143]=1;ORG.OPENOFFICE.STYLE(&quot;граница&quot;);ORG.OPENOFFICE.STYLE(&quot;Стандарт&quot;)))">
            <text:p/>
          </table:table-cell>
          <table:table-cell table:formula="of:=T(IF([$тест2.AX14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4]=1;ORG.OPENOFFICE.STYLE(&quot;граница&quot;);ORG.OPENOFFICE.STYLE(&quot;Стандарт&quot;)))">
            <text:p/>
          </table:table-cell>
          <table:table-cell table:formula="of:=T(IF([$тест2.C144]=1;ORG.OPENOFFICE.STYLE(&quot;граница&quot;);ORG.OPENOFFICE.STYLE(&quot;Стандарт&quot;)))">
            <text:p/>
          </table:table-cell>
          <table:table-cell table:formula="of:=T(IF([$тест2.D144]=1;ORG.OPENOFFICE.STYLE(&quot;граница&quot;);ORG.OPENOFFICE.STYLE(&quot;Стандарт&quot;)))">
            <text:p/>
          </table:table-cell>
          <table:table-cell table:formula="of:=T(IF([$тест2.E144]=1;ORG.OPENOFFICE.STYLE(&quot;граница&quot;);ORG.OPENOFFICE.STYLE(&quot;Стандарт&quot;)))">
            <text:p/>
          </table:table-cell>
          <table:table-cell table:formula="of:=T(IF([$тест2.F144]=1;ORG.OPENOFFICE.STYLE(&quot;граница&quot;);ORG.OPENOFFICE.STYLE(&quot;Стандарт&quot;)))">
            <text:p/>
          </table:table-cell>
          <table:table-cell table:formula="of:=T(IF([$тест2.G144]=1;ORG.OPENOFFICE.STYLE(&quot;граница&quot;);ORG.OPENOFFICE.STYLE(&quot;Стандарт&quot;)))">
            <text:p/>
          </table:table-cell>
          <table:table-cell table:formula="of:=T(IF([$тест2.H144]=1;ORG.OPENOFFICE.STYLE(&quot;граница&quot;);ORG.OPENOFFICE.STYLE(&quot;Стандарт&quot;)))">
            <text:p/>
          </table:table-cell>
          <table:table-cell table:formula="of:=T(IF([$тест2.I144]=1;ORG.OPENOFFICE.STYLE(&quot;граница&quot;);ORG.OPENOFFICE.STYLE(&quot;Стандарт&quot;)))">
            <text:p/>
          </table:table-cell>
          <table:table-cell table:formula="of:=T(IF([$тест2.J144]=1;ORG.OPENOFFICE.STYLE(&quot;граница&quot;);ORG.OPENOFFICE.STYLE(&quot;Стандарт&quot;)))">
            <text:p/>
          </table:table-cell>
          <table:table-cell table:formula="of:=T(IF([$тест2.K144]=1;ORG.OPENOFFICE.STYLE(&quot;граница&quot;);ORG.OPENOFFICE.STYLE(&quot;Стандарт&quot;)))">
            <text:p/>
          </table:table-cell>
          <table:table-cell table:formula="of:=T(IF([$тест2.L144]=1;ORG.OPENOFFICE.STYLE(&quot;граница&quot;);ORG.OPENOFFICE.STYLE(&quot;Стандарт&quot;)))">
            <text:p/>
          </table:table-cell>
          <table:table-cell table:formula="of:=T(IF([$тест2.M144]=1;ORG.OPENOFFICE.STYLE(&quot;граница&quot;);ORG.OPENOFFICE.STYLE(&quot;Стандарт&quot;)))">
            <text:p/>
          </table:table-cell>
          <table:table-cell table:formula="of:=T(IF([$тест2.N144]=1;ORG.OPENOFFICE.STYLE(&quot;граница&quot;);ORG.OPENOFFICE.STYLE(&quot;Стандарт&quot;)))">
            <text:p/>
          </table:table-cell>
          <table:table-cell table:formula="of:=T(IF([$тест2.O144]=1;ORG.OPENOFFICE.STYLE(&quot;граница&quot;);ORG.OPENOFFICE.STYLE(&quot;Стандарт&quot;)))">
            <text:p/>
          </table:table-cell>
          <table:table-cell table:formula="of:=T(IF([$тест2.P144]=1;ORG.OPENOFFICE.STYLE(&quot;граница&quot;);ORG.OPENOFFICE.STYLE(&quot;Стандарт&quot;)))">
            <text:p/>
          </table:table-cell>
          <table:table-cell table:formula="of:=T(IF([$тест2.Q144]=1;ORG.OPENOFFICE.STYLE(&quot;граница&quot;);ORG.OPENOFFICE.STYLE(&quot;Стандарт&quot;)))">
            <text:p/>
          </table:table-cell>
          <table:table-cell table:formula="of:=T(IF([$тест2.R144]=1;ORG.OPENOFFICE.STYLE(&quot;граница&quot;);ORG.OPENOFFICE.STYLE(&quot;Стандарт&quot;)))">
            <text:p/>
          </table:table-cell>
          <table:table-cell table:formula="of:=T(IF([$тест2.S144]=1;ORG.OPENOFFICE.STYLE(&quot;граница&quot;);ORG.OPENOFFICE.STYLE(&quot;Стандарт&quot;)))">
            <text:p/>
          </table:table-cell>
          <table:table-cell table:formula="of:=T(IF([$тест2.T144]=1;ORG.OPENOFFICE.STYLE(&quot;граница&quot;);ORG.OPENOFFICE.STYLE(&quot;Стандарт&quot;)))">
            <text:p/>
          </table:table-cell>
          <table:table-cell table:formula="of:=T(IF([$тест2.U144]=1;ORG.OPENOFFICE.STYLE(&quot;граница&quot;);ORG.OPENOFFICE.STYLE(&quot;Стандарт&quot;)))">
            <text:p/>
          </table:table-cell>
          <table:table-cell table:formula="of:=T(IF([$тест2.V144]=1;ORG.OPENOFFICE.STYLE(&quot;граница&quot;);ORG.OPENOFFICE.STYLE(&quot;Стандарт&quot;)))">
            <text:p/>
          </table:table-cell>
          <table:table-cell table:formula="of:=T(IF([$тест2.W144]=1;ORG.OPENOFFICE.STYLE(&quot;граница&quot;);ORG.OPENOFFICE.STYLE(&quot;Стандарт&quot;)))">
            <text:p/>
          </table:table-cell>
          <table:table-cell table:formula="of:=T(IF([$тест2.X144]=1;ORG.OPENOFFICE.STYLE(&quot;граница&quot;);ORG.OPENOFFICE.STYLE(&quot;Стандарт&quot;)))">
            <text:p/>
          </table:table-cell>
          <table:table-cell table:formula="of:=T(IF([$тест2.Y144]=1;ORG.OPENOFFICE.STYLE(&quot;граница&quot;);ORG.OPENOFFICE.STYLE(&quot;Стандарт&quot;)))">
            <text:p/>
          </table:table-cell>
          <table:table-cell table:formula="of:=T(IF([$тест2.Z144]=1;ORG.OPENOFFICE.STYLE(&quot;граница&quot;);ORG.OPENOFFICE.STYLE(&quot;Стандарт&quot;)))">
            <text:p/>
          </table:table-cell>
          <table:table-cell table:formula="of:=T(IF([$тест2.AA144]=1;ORG.OPENOFFICE.STYLE(&quot;граница&quot;);ORG.OPENOFFICE.STYLE(&quot;Стандарт&quot;)))">
            <text:p/>
          </table:table-cell>
          <table:table-cell table:formula="of:=T(IF([$тест2.AB144]=1;ORG.OPENOFFICE.STYLE(&quot;граница&quot;);ORG.OPENOFFICE.STYLE(&quot;Стандарт&quot;)))">
            <text:p/>
          </table:table-cell>
          <table:table-cell table:formula="of:=T(IF([$тест2.AC144]=1;ORG.OPENOFFICE.STYLE(&quot;граница&quot;);ORG.OPENOFFICE.STYLE(&quot;Стандарт&quot;)))">
            <text:p/>
          </table:table-cell>
          <table:table-cell table:formula="of:=T(IF([$тест2.AD144]=1;ORG.OPENOFFICE.STYLE(&quot;граница&quot;);ORG.OPENOFFICE.STYLE(&quot;Стандарт&quot;)))">
            <text:p/>
          </table:table-cell>
          <table:table-cell table:formula="of:=T(IF([$тест2.AE144]=1;ORG.OPENOFFICE.STYLE(&quot;граница&quot;);ORG.OPENOFFICE.STYLE(&quot;Стандарт&quot;)))">
            <text:p/>
          </table:table-cell>
          <table:table-cell table:formula="of:=T(IF([$тест2.AF144]=1;ORG.OPENOFFICE.STYLE(&quot;граница&quot;);ORG.OPENOFFICE.STYLE(&quot;Стандарт&quot;)))">
            <text:p/>
          </table:table-cell>
          <table:table-cell table:formula="of:=T(IF([$тест2.AG144]=1;ORG.OPENOFFICE.STYLE(&quot;граница&quot;);ORG.OPENOFFICE.STYLE(&quot;Стандарт&quot;)))">
            <text:p/>
          </table:table-cell>
          <table:table-cell table:formula="of:=T(IF([$тест2.AH144]=1;ORG.OPENOFFICE.STYLE(&quot;граница&quot;);ORG.OPENOFFICE.STYLE(&quot;Стандарт&quot;)))">
            <text:p/>
          </table:table-cell>
          <table:table-cell table:formula="of:=T(IF([$тест2.AI144]=1;ORG.OPENOFFICE.STYLE(&quot;граница&quot;);ORG.OPENOFFICE.STYLE(&quot;Стандарт&quot;)))">
            <text:p/>
          </table:table-cell>
          <table:table-cell table:formula="of:=T(IF([$тест2.AJ144]=1;ORG.OPENOFFICE.STYLE(&quot;граница&quot;);ORG.OPENOFFICE.STYLE(&quot;Стандарт&quot;)))">
            <text:p/>
          </table:table-cell>
          <table:table-cell table:formula="of:=T(IF([$тест2.AK144]=1;ORG.OPENOFFICE.STYLE(&quot;граница&quot;);ORG.OPENOFFICE.STYLE(&quot;Стандарт&quot;)))">
            <text:p/>
          </table:table-cell>
          <table:table-cell table:formula="of:=T(IF([$тест2.AL144]=1;ORG.OPENOFFICE.STYLE(&quot;граница&quot;);ORG.OPENOFFICE.STYLE(&quot;Стандарт&quot;)))">
            <text:p/>
          </table:table-cell>
          <table:table-cell table:formula="of:=T(IF([$тест2.AM144]=1;ORG.OPENOFFICE.STYLE(&quot;граница&quot;);ORG.OPENOFFICE.STYLE(&quot;Стандарт&quot;)))">
            <text:p/>
          </table:table-cell>
          <table:table-cell table:formula="of:=T(IF([$тест2.AN144]=1;ORG.OPENOFFICE.STYLE(&quot;граница&quot;);ORG.OPENOFFICE.STYLE(&quot;Стандарт&quot;)))">
            <text:p/>
          </table:table-cell>
          <table:table-cell table:formula="of:=T(IF([$тест2.AO144]=1;ORG.OPENOFFICE.STYLE(&quot;граница&quot;);ORG.OPENOFFICE.STYLE(&quot;Стандарт&quot;)))">
            <text:p/>
          </table:table-cell>
          <table:table-cell table:formula="of:=T(IF([$тест2.AP144]=1;ORG.OPENOFFICE.STYLE(&quot;граница&quot;);ORG.OPENOFFICE.STYLE(&quot;Стандарт&quot;)))">
            <text:p/>
          </table:table-cell>
          <table:table-cell table:formula="of:=T(IF([$тест2.AQ144]=1;ORG.OPENOFFICE.STYLE(&quot;граница&quot;);ORG.OPENOFFICE.STYLE(&quot;Стандарт&quot;)))">
            <text:p/>
          </table:table-cell>
          <table:table-cell table:formula="of:=T(IF([$тест2.AR144]=1;ORG.OPENOFFICE.STYLE(&quot;граница&quot;);ORG.OPENOFFICE.STYLE(&quot;Стандарт&quot;)))">
            <text:p/>
          </table:table-cell>
          <table:table-cell table:formula="of:=T(IF([$тест2.AS144]=1;ORG.OPENOFFICE.STYLE(&quot;граница&quot;);ORG.OPENOFFICE.STYLE(&quot;Стандарт&quot;)))">
            <text:p/>
          </table:table-cell>
          <table:table-cell table:formula="of:=T(IF([$тест2.AT144]=1;ORG.OPENOFFICE.STYLE(&quot;граница&quot;);ORG.OPENOFFICE.STYLE(&quot;Стандарт&quot;)))">
            <text:p/>
          </table:table-cell>
          <table:table-cell table:formula="of:=T(IF([$тест2.AU144]=1;ORG.OPENOFFICE.STYLE(&quot;граница&quot;);ORG.OPENOFFICE.STYLE(&quot;Стандарт&quot;)))">
            <text:p/>
          </table:table-cell>
          <table:table-cell table:formula="of:=T(IF([$тест2.AV144]=1;ORG.OPENOFFICE.STYLE(&quot;граница&quot;);ORG.OPENOFFICE.STYLE(&quot;Стандарт&quot;)))">
            <text:p/>
          </table:table-cell>
          <table:table-cell table:formula="of:=T(IF([$тест2.AW144]=1;ORG.OPENOFFICE.STYLE(&quot;граница&quot;);ORG.OPENOFFICE.STYLE(&quot;Стандарт&quot;)))">
            <text:p/>
          </table:table-cell>
          <table:table-cell table:formula="of:=T(IF([$тест2.AX14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5]=1;ORG.OPENOFFICE.STYLE(&quot;граница&quot;);ORG.OPENOFFICE.STYLE(&quot;Стандарт&quot;)))">
            <text:p/>
          </table:table-cell>
          <table:table-cell table:formula="of:=T(IF([$тест2.C145]=1;ORG.OPENOFFICE.STYLE(&quot;граница&quot;);ORG.OPENOFFICE.STYLE(&quot;Стандарт&quot;)))">
            <text:p/>
          </table:table-cell>
          <table:table-cell table:formula="of:=T(IF([$тест2.D145]=1;ORG.OPENOFFICE.STYLE(&quot;граница&quot;);ORG.OPENOFFICE.STYLE(&quot;Стандарт&quot;)))">
            <text:p/>
          </table:table-cell>
          <table:table-cell table:formula="of:=T(IF([$тест2.E145]=1;ORG.OPENOFFICE.STYLE(&quot;граница&quot;);ORG.OPENOFFICE.STYLE(&quot;Стандарт&quot;)))">
            <text:p/>
          </table:table-cell>
          <table:table-cell table:formula="of:=T(IF([$тест2.F145]=1;ORG.OPENOFFICE.STYLE(&quot;граница&quot;);ORG.OPENOFFICE.STYLE(&quot;Стандарт&quot;)))">
            <text:p/>
          </table:table-cell>
          <table:table-cell table:formula="of:=T(IF([$тест2.G145]=1;ORG.OPENOFFICE.STYLE(&quot;граница&quot;);ORG.OPENOFFICE.STYLE(&quot;Стандарт&quot;)))">
            <text:p/>
          </table:table-cell>
          <table:table-cell table:formula="of:=T(IF([$тест2.H145]=1;ORG.OPENOFFICE.STYLE(&quot;граница&quot;);ORG.OPENOFFICE.STYLE(&quot;Стандарт&quot;)))">
            <text:p/>
          </table:table-cell>
          <table:table-cell table:formula="of:=T(IF([$тест2.I145]=1;ORG.OPENOFFICE.STYLE(&quot;граница&quot;);ORG.OPENOFFICE.STYLE(&quot;Стандарт&quot;)))">
            <text:p/>
          </table:table-cell>
          <table:table-cell table:formula="of:=T(IF([$тест2.J145]=1;ORG.OPENOFFICE.STYLE(&quot;граница&quot;);ORG.OPENOFFICE.STYLE(&quot;Стандарт&quot;)))">
            <text:p/>
          </table:table-cell>
          <table:table-cell table:formula="of:=T(IF([$тест2.K145]=1;ORG.OPENOFFICE.STYLE(&quot;граница&quot;);ORG.OPENOFFICE.STYLE(&quot;Стандарт&quot;)))">
            <text:p/>
          </table:table-cell>
          <table:table-cell table:formula="of:=T(IF([$тест2.L145]=1;ORG.OPENOFFICE.STYLE(&quot;граница&quot;);ORG.OPENOFFICE.STYLE(&quot;Стандарт&quot;)))">
            <text:p/>
          </table:table-cell>
          <table:table-cell table:formula="of:=T(IF([$тест2.M145]=1;ORG.OPENOFFICE.STYLE(&quot;граница&quot;);ORG.OPENOFFICE.STYLE(&quot;Стандарт&quot;)))">
            <text:p/>
          </table:table-cell>
          <table:table-cell table:formula="of:=T(IF([$тест2.N145]=1;ORG.OPENOFFICE.STYLE(&quot;граница&quot;);ORG.OPENOFFICE.STYLE(&quot;Стандарт&quot;)))">
            <text:p/>
          </table:table-cell>
          <table:table-cell table:formula="of:=T(IF([$тест2.O145]=1;ORG.OPENOFFICE.STYLE(&quot;граница&quot;);ORG.OPENOFFICE.STYLE(&quot;Стандарт&quot;)))">
            <text:p/>
          </table:table-cell>
          <table:table-cell table:formula="of:=T(IF([$тест2.P145]=1;ORG.OPENOFFICE.STYLE(&quot;граница&quot;);ORG.OPENOFFICE.STYLE(&quot;Стандарт&quot;)))">
            <text:p/>
          </table:table-cell>
          <table:table-cell table:formula="of:=T(IF([$тест2.Q145]=1;ORG.OPENOFFICE.STYLE(&quot;граница&quot;);ORG.OPENOFFICE.STYLE(&quot;Стандарт&quot;)))">
            <text:p/>
          </table:table-cell>
          <table:table-cell table:formula="of:=T(IF([$тест2.R145]=1;ORG.OPENOFFICE.STYLE(&quot;граница&quot;);ORG.OPENOFFICE.STYLE(&quot;Стандарт&quot;)))">
            <text:p/>
          </table:table-cell>
          <table:table-cell table:formula="of:=T(IF([$тест2.S145]=1;ORG.OPENOFFICE.STYLE(&quot;граница&quot;);ORG.OPENOFFICE.STYLE(&quot;Стандарт&quot;)))">
            <text:p/>
          </table:table-cell>
          <table:table-cell table:formula="of:=T(IF([$тест2.T145]=1;ORG.OPENOFFICE.STYLE(&quot;граница&quot;);ORG.OPENOFFICE.STYLE(&quot;Стандарт&quot;)))">
            <text:p/>
          </table:table-cell>
          <table:table-cell table:formula="of:=T(IF([$тест2.U145]=1;ORG.OPENOFFICE.STYLE(&quot;граница&quot;);ORG.OPENOFFICE.STYLE(&quot;Стандарт&quot;)))">
            <text:p/>
          </table:table-cell>
          <table:table-cell table:formula="of:=T(IF([$тест2.V145]=1;ORG.OPENOFFICE.STYLE(&quot;граница&quot;);ORG.OPENOFFICE.STYLE(&quot;Стандарт&quot;)))">
            <text:p/>
          </table:table-cell>
          <table:table-cell table:formula="of:=T(IF([$тест2.W145]=1;ORG.OPENOFFICE.STYLE(&quot;граница&quot;);ORG.OPENOFFICE.STYLE(&quot;Стандарт&quot;)))">
            <text:p/>
          </table:table-cell>
          <table:table-cell table:formula="of:=T(IF([$тест2.X145]=1;ORG.OPENOFFICE.STYLE(&quot;граница&quot;);ORG.OPENOFFICE.STYLE(&quot;Стандарт&quot;)))">
            <text:p/>
          </table:table-cell>
          <table:table-cell table:formula="of:=T(IF([$тест2.Y145]=1;ORG.OPENOFFICE.STYLE(&quot;граница&quot;);ORG.OPENOFFICE.STYLE(&quot;Стандарт&quot;)))">
            <text:p/>
          </table:table-cell>
          <table:table-cell table:formula="of:=T(IF([$тест2.Z145]=1;ORG.OPENOFFICE.STYLE(&quot;граница&quot;);ORG.OPENOFFICE.STYLE(&quot;Стандарт&quot;)))">
            <text:p/>
          </table:table-cell>
          <table:table-cell table:formula="of:=T(IF([$тест2.AA145]=1;ORG.OPENOFFICE.STYLE(&quot;граница&quot;);ORG.OPENOFFICE.STYLE(&quot;Стандарт&quot;)))">
            <text:p/>
          </table:table-cell>
          <table:table-cell table:formula="of:=T(IF([$тест2.AB145]=1;ORG.OPENOFFICE.STYLE(&quot;граница&quot;);ORG.OPENOFFICE.STYLE(&quot;Стандарт&quot;)))">
            <text:p/>
          </table:table-cell>
          <table:table-cell table:formula="of:=T(IF([$тест2.AC145]=1;ORG.OPENOFFICE.STYLE(&quot;граница&quot;);ORG.OPENOFFICE.STYLE(&quot;Стандарт&quot;)))">
            <text:p/>
          </table:table-cell>
          <table:table-cell table:formula="of:=T(IF([$тест2.AD145]=1;ORG.OPENOFFICE.STYLE(&quot;граница&quot;);ORG.OPENOFFICE.STYLE(&quot;Стандарт&quot;)))">
            <text:p/>
          </table:table-cell>
          <table:table-cell table:formula="of:=T(IF([$тест2.AE145]=1;ORG.OPENOFFICE.STYLE(&quot;граница&quot;);ORG.OPENOFFICE.STYLE(&quot;Стандарт&quot;)))">
            <text:p/>
          </table:table-cell>
          <table:table-cell table:formula="of:=T(IF([$тест2.AF145]=1;ORG.OPENOFFICE.STYLE(&quot;граница&quot;);ORG.OPENOFFICE.STYLE(&quot;Стандарт&quot;)))">
            <text:p/>
          </table:table-cell>
          <table:table-cell table:formula="of:=T(IF([$тест2.AG145]=1;ORG.OPENOFFICE.STYLE(&quot;граница&quot;);ORG.OPENOFFICE.STYLE(&quot;Стандарт&quot;)))">
            <text:p/>
          </table:table-cell>
          <table:table-cell table:formula="of:=T(IF([$тест2.AH145]=1;ORG.OPENOFFICE.STYLE(&quot;граница&quot;);ORG.OPENOFFICE.STYLE(&quot;Стандарт&quot;)))">
            <text:p/>
          </table:table-cell>
          <table:table-cell table:formula="of:=T(IF([$тест2.AI145]=1;ORG.OPENOFFICE.STYLE(&quot;граница&quot;);ORG.OPENOFFICE.STYLE(&quot;Стандарт&quot;)))">
            <text:p/>
          </table:table-cell>
          <table:table-cell table:formula="of:=T(IF([$тест2.AJ145]=1;ORG.OPENOFFICE.STYLE(&quot;граница&quot;);ORG.OPENOFFICE.STYLE(&quot;Стандарт&quot;)))">
            <text:p/>
          </table:table-cell>
          <table:table-cell table:formula="of:=T(IF([$тест2.AK145]=1;ORG.OPENOFFICE.STYLE(&quot;граница&quot;);ORG.OPENOFFICE.STYLE(&quot;Стандарт&quot;)))">
            <text:p/>
          </table:table-cell>
          <table:table-cell table:formula="of:=T(IF([$тест2.AL145]=1;ORG.OPENOFFICE.STYLE(&quot;граница&quot;);ORG.OPENOFFICE.STYLE(&quot;Стандарт&quot;)))">
            <text:p/>
          </table:table-cell>
          <table:table-cell table:formula="of:=T(IF([$тест2.AM145]=1;ORG.OPENOFFICE.STYLE(&quot;граница&quot;);ORG.OPENOFFICE.STYLE(&quot;Стандарт&quot;)))">
            <text:p/>
          </table:table-cell>
          <table:table-cell table:formula="of:=T(IF([$тест2.AN145]=1;ORG.OPENOFFICE.STYLE(&quot;граница&quot;);ORG.OPENOFFICE.STYLE(&quot;Стандарт&quot;)))">
            <text:p/>
          </table:table-cell>
          <table:table-cell table:formula="of:=T(IF([$тест2.AO145]=1;ORG.OPENOFFICE.STYLE(&quot;граница&quot;);ORG.OPENOFFICE.STYLE(&quot;Стандарт&quot;)))">
            <text:p/>
          </table:table-cell>
          <table:table-cell table:formula="of:=T(IF([$тест2.AP145]=1;ORG.OPENOFFICE.STYLE(&quot;граница&quot;);ORG.OPENOFFICE.STYLE(&quot;Стандарт&quot;)))">
            <text:p/>
          </table:table-cell>
          <table:table-cell table:formula="of:=T(IF([$тест2.AQ145]=1;ORG.OPENOFFICE.STYLE(&quot;граница&quot;);ORG.OPENOFFICE.STYLE(&quot;Стандарт&quot;)))">
            <text:p/>
          </table:table-cell>
          <table:table-cell table:formula="of:=T(IF([$тест2.AR145]=1;ORG.OPENOFFICE.STYLE(&quot;граница&quot;);ORG.OPENOFFICE.STYLE(&quot;Стандарт&quot;)))">
            <text:p/>
          </table:table-cell>
          <table:table-cell table:formula="of:=T(IF([$тест2.AS145]=1;ORG.OPENOFFICE.STYLE(&quot;граница&quot;);ORG.OPENOFFICE.STYLE(&quot;Стандарт&quot;)))">
            <text:p/>
          </table:table-cell>
          <table:table-cell table:formula="of:=T(IF([$тест2.AT145]=1;ORG.OPENOFFICE.STYLE(&quot;граница&quot;);ORG.OPENOFFICE.STYLE(&quot;Стандарт&quot;)))">
            <text:p/>
          </table:table-cell>
          <table:table-cell table:formula="of:=T(IF([$тест2.AU145]=1;ORG.OPENOFFICE.STYLE(&quot;граница&quot;);ORG.OPENOFFICE.STYLE(&quot;Стандарт&quot;)))">
            <text:p/>
          </table:table-cell>
          <table:table-cell table:formula="of:=T(IF([$тест2.AV145]=1;ORG.OPENOFFICE.STYLE(&quot;граница&quot;);ORG.OPENOFFICE.STYLE(&quot;Стандарт&quot;)))">
            <text:p/>
          </table:table-cell>
          <table:table-cell table:formula="of:=T(IF([$тест2.AW145]=1;ORG.OPENOFFICE.STYLE(&quot;граница&quot;);ORG.OPENOFFICE.STYLE(&quot;Стандарт&quot;)))">
            <text:p/>
          </table:table-cell>
          <table:table-cell table:formula="of:=T(IF([$тест2.AX14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6]=1;ORG.OPENOFFICE.STYLE(&quot;граница&quot;);ORG.OPENOFFICE.STYLE(&quot;Стандарт&quot;)))">
            <text:p/>
          </table:table-cell>
          <table:table-cell table:formula="of:=T(IF([$тест2.C146]=1;ORG.OPENOFFICE.STYLE(&quot;граница&quot;);ORG.OPENOFFICE.STYLE(&quot;Стандарт&quot;)))">
            <text:p/>
          </table:table-cell>
          <table:table-cell table:formula="of:=T(IF([$тест2.D146]=1;ORG.OPENOFFICE.STYLE(&quot;граница&quot;);ORG.OPENOFFICE.STYLE(&quot;Стандарт&quot;)))">
            <text:p/>
          </table:table-cell>
          <table:table-cell table:formula="of:=T(IF([$тест2.E146]=1;ORG.OPENOFFICE.STYLE(&quot;граница&quot;);ORG.OPENOFFICE.STYLE(&quot;Стандарт&quot;)))">
            <text:p/>
          </table:table-cell>
          <table:table-cell table:formula="of:=T(IF([$тест2.F146]=1;ORG.OPENOFFICE.STYLE(&quot;граница&quot;);ORG.OPENOFFICE.STYLE(&quot;Стандарт&quot;)))">
            <text:p/>
          </table:table-cell>
          <table:table-cell table:formula="of:=T(IF([$тест2.G146]=1;ORG.OPENOFFICE.STYLE(&quot;граница&quot;);ORG.OPENOFFICE.STYLE(&quot;Стандарт&quot;)))">
            <text:p/>
          </table:table-cell>
          <table:table-cell table:formula="of:=T(IF([$тест2.H146]=1;ORG.OPENOFFICE.STYLE(&quot;граница&quot;);ORG.OPENOFFICE.STYLE(&quot;Стандарт&quot;)))">
            <text:p/>
          </table:table-cell>
          <table:table-cell table:formula="of:=T(IF([$тест2.I146]=1;ORG.OPENOFFICE.STYLE(&quot;граница&quot;);ORG.OPENOFFICE.STYLE(&quot;Стандарт&quot;)))">
            <text:p/>
          </table:table-cell>
          <table:table-cell table:formula="of:=T(IF([$тест2.J146]=1;ORG.OPENOFFICE.STYLE(&quot;граница&quot;);ORG.OPENOFFICE.STYLE(&quot;Стандарт&quot;)))">
            <text:p/>
          </table:table-cell>
          <table:table-cell table:formula="of:=T(IF([$тест2.K146]=1;ORG.OPENOFFICE.STYLE(&quot;граница&quot;);ORG.OPENOFFICE.STYLE(&quot;Стандарт&quot;)))">
            <text:p/>
          </table:table-cell>
          <table:table-cell table:formula="of:=T(IF([$тест2.L146]=1;ORG.OPENOFFICE.STYLE(&quot;граница&quot;);ORG.OPENOFFICE.STYLE(&quot;Стандарт&quot;)))">
            <text:p/>
          </table:table-cell>
          <table:table-cell table:formula="of:=T(IF([$тест2.M146]=1;ORG.OPENOFFICE.STYLE(&quot;граница&quot;);ORG.OPENOFFICE.STYLE(&quot;Стандарт&quot;)))">
            <text:p/>
          </table:table-cell>
          <table:table-cell table:formula="of:=T(IF([$тест2.N146]=1;ORG.OPENOFFICE.STYLE(&quot;граница&quot;);ORG.OPENOFFICE.STYLE(&quot;Стандарт&quot;)))">
            <text:p/>
          </table:table-cell>
          <table:table-cell table:formula="of:=T(IF([$тест2.O146]=1;ORG.OPENOFFICE.STYLE(&quot;граница&quot;);ORG.OPENOFFICE.STYLE(&quot;Стандарт&quot;)))">
            <text:p/>
          </table:table-cell>
          <table:table-cell table:formula="of:=T(IF([$тест2.P146]=1;ORG.OPENOFFICE.STYLE(&quot;граница&quot;);ORG.OPENOFFICE.STYLE(&quot;Стандарт&quot;)))">
            <text:p/>
          </table:table-cell>
          <table:table-cell table:formula="of:=T(IF([$тест2.Q146]=1;ORG.OPENOFFICE.STYLE(&quot;граница&quot;);ORG.OPENOFFICE.STYLE(&quot;Стандарт&quot;)))">
            <text:p/>
          </table:table-cell>
          <table:table-cell table:formula="of:=T(IF([$тест2.R146]=1;ORG.OPENOFFICE.STYLE(&quot;граница&quot;);ORG.OPENOFFICE.STYLE(&quot;Стандарт&quot;)))">
            <text:p/>
          </table:table-cell>
          <table:table-cell table:formula="of:=T(IF([$тест2.S146]=1;ORG.OPENOFFICE.STYLE(&quot;граница&quot;);ORG.OPENOFFICE.STYLE(&quot;Стандарт&quot;)))">
            <text:p/>
          </table:table-cell>
          <table:table-cell table:formula="of:=T(IF([$тест2.T146]=1;ORG.OPENOFFICE.STYLE(&quot;граница&quot;);ORG.OPENOFFICE.STYLE(&quot;Стандарт&quot;)))">
            <text:p/>
          </table:table-cell>
          <table:table-cell table:formula="of:=T(IF([$тест2.U146]=1;ORG.OPENOFFICE.STYLE(&quot;граница&quot;);ORG.OPENOFFICE.STYLE(&quot;Стандарт&quot;)))">
            <text:p/>
          </table:table-cell>
          <table:table-cell table:formula="of:=T(IF([$тест2.V146]=1;ORG.OPENOFFICE.STYLE(&quot;граница&quot;);ORG.OPENOFFICE.STYLE(&quot;Стандарт&quot;)))">
            <text:p/>
          </table:table-cell>
          <table:table-cell table:formula="of:=T(IF([$тест2.W146]=1;ORG.OPENOFFICE.STYLE(&quot;граница&quot;);ORG.OPENOFFICE.STYLE(&quot;Стандарт&quot;)))">
            <text:p/>
          </table:table-cell>
          <table:table-cell table:formula="of:=T(IF([$тест2.X146]=1;ORG.OPENOFFICE.STYLE(&quot;граница&quot;);ORG.OPENOFFICE.STYLE(&quot;Стандарт&quot;)))">
            <text:p/>
          </table:table-cell>
          <table:table-cell table:formula="of:=T(IF([$тест2.Y146]=1;ORG.OPENOFFICE.STYLE(&quot;граница&quot;);ORG.OPENOFFICE.STYLE(&quot;Стандарт&quot;)))">
            <text:p/>
          </table:table-cell>
          <table:table-cell table:formula="of:=T(IF([$тест2.Z146]=1;ORG.OPENOFFICE.STYLE(&quot;граница&quot;);ORG.OPENOFFICE.STYLE(&quot;Стандарт&quot;)))">
            <text:p/>
          </table:table-cell>
          <table:table-cell table:formula="of:=T(IF([$тест2.AA146]=1;ORG.OPENOFFICE.STYLE(&quot;граница&quot;);ORG.OPENOFFICE.STYLE(&quot;Стандарт&quot;)))">
            <text:p/>
          </table:table-cell>
          <table:table-cell table:formula="of:=T(IF([$тест2.AB146]=1;ORG.OPENOFFICE.STYLE(&quot;граница&quot;);ORG.OPENOFFICE.STYLE(&quot;Стандарт&quot;)))">
            <text:p/>
          </table:table-cell>
          <table:table-cell table:formula="of:=T(IF([$тест2.AC146]=1;ORG.OPENOFFICE.STYLE(&quot;граница&quot;);ORG.OPENOFFICE.STYLE(&quot;Стандарт&quot;)))">
            <text:p/>
          </table:table-cell>
          <table:table-cell table:formula="of:=T(IF([$тест2.AD146]=1;ORG.OPENOFFICE.STYLE(&quot;граница&quot;);ORG.OPENOFFICE.STYLE(&quot;Стандарт&quot;)))">
            <text:p/>
          </table:table-cell>
          <table:table-cell table:formula="of:=T(IF([$тест2.AE146]=1;ORG.OPENOFFICE.STYLE(&quot;граница&quot;);ORG.OPENOFFICE.STYLE(&quot;Стандарт&quot;)))">
            <text:p/>
          </table:table-cell>
          <table:table-cell table:formula="of:=T(IF([$тест2.AF146]=1;ORG.OPENOFFICE.STYLE(&quot;граница&quot;);ORG.OPENOFFICE.STYLE(&quot;Стандарт&quot;)))">
            <text:p/>
          </table:table-cell>
          <table:table-cell table:formula="of:=T(IF([$тест2.AG146]=1;ORG.OPENOFFICE.STYLE(&quot;граница&quot;);ORG.OPENOFFICE.STYLE(&quot;Стандарт&quot;)))">
            <text:p/>
          </table:table-cell>
          <table:table-cell table:formula="of:=T(IF([$тест2.AH146]=1;ORG.OPENOFFICE.STYLE(&quot;граница&quot;);ORG.OPENOFFICE.STYLE(&quot;Стандарт&quot;)))">
            <text:p/>
          </table:table-cell>
          <table:table-cell table:formula="of:=T(IF([$тест2.AI146]=1;ORG.OPENOFFICE.STYLE(&quot;граница&quot;);ORG.OPENOFFICE.STYLE(&quot;Стандарт&quot;)))">
            <text:p/>
          </table:table-cell>
          <table:table-cell table:formula="of:=T(IF([$тест2.AJ146]=1;ORG.OPENOFFICE.STYLE(&quot;граница&quot;);ORG.OPENOFFICE.STYLE(&quot;Стандарт&quot;)))">
            <text:p/>
          </table:table-cell>
          <table:table-cell table:formula="of:=T(IF([$тест2.AK146]=1;ORG.OPENOFFICE.STYLE(&quot;граница&quot;);ORG.OPENOFFICE.STYLE(&quot;Стандарт&quot;)))">
            <text:p/>
          </table:table-cell>
          <table:table-cell table:formula="of:=T(IF([$тест2.AL146]=1;ORG.OPENOFFICE.STYLE(&quot;граница&quot;);ORG.OPENOFFICE.STYLE(&quot;Стандарт&quot;)))">
            <text:p/>
          </table:table-cell>
          <table:table-cell table:formula="of:=T(IF([$тест2.AM146]=1;ORG.OPENOFFICE.STYLE(&quot;граница&quot;);ORG.OPENOFFICE.STYLE(&quot;Стандарт&quot;)))">
            <text:p/>
          </table:table-cell>
          <table:table-cell table:formula="of:=T(IF([$тест2.AN146]=1;ORG.OPENOFFICE.STYLE(&quot;граница&quot;);ORG.OPENOFFICE.STYLE(&quot;Стандарт&quot;)))">
            <text:p/>
          </table:table-cell>
          <table:table-cell table:formula="of:=T(IF([$тест2.AO146]=1;ORG.OPENOFFICE.STYLE(&quot;граница&quot;);ORG.OPENOFFICE.STYLE(&quot;Стандарт&quot;)))">
            <text:p/>
          </table:table-cell>
          <table:table-cell table:formula="of:=T(IF([$тест2.AP146]=1;ORG.OPENOFFICE.STYLE(&quot;граница&quot;);ORG.OPENOFFICE.STYLE(&quot;Стандарт&quot;)))">
            <text:p/>
          </table:table-cell>
          <table:table-cell table:formula="of:=T(IF([$тест2.AQ146]=1;ORG.OPENOFFICE.STYLE(&quot;граница&quot;);ORG.OPENOFFICE.STYLE(&quot;Стандарт&quot;)))">
            <text:p/>
          </table:table-cell>
          <table:table-cell table:formula="of:=T(IF([$тест2.AR146]=1;ORG.OPENOFFICE.STYLE(&quot;граница&quot;);ORG.OPENOFFICE.STYLE(&quot;Стандарт&quot;)))">
            <text:p/>
          </table:table-cell>
          <table:table-cell table:formula="of:=T(IF([$тест2.AS146]=1;ORG.OPENOFFICE.STYLE(&quot;граница&quot;);ORG.OPENOFFICE.STYLE(&quot;Стандарт&quot;)))">
            <text:p/>
          </table:table-cell>
          <table:table-cell table:formula="of:=T(IF([$тест2.AT146]=1;ORG.OPENOFFICE.STYLE(&quot;граница&quot;);ORG.OPENOFFICE.STYLE(&quot;Стандарт&quot;)))">
            <text:p/>
          </table:table-cell>
          <table:table-cell table:formula="of:=T(IF([$тест2.AU146]=1;ORG.OPENOFFICE.STYLE(&quot;граница&quot;);ORG.OPENOFFICE.STYLE(&quot;Стандарт&quot;)))">
            <text:p/>
          </table:table-cell>
          <table:table-cell table:formula="of:=T(IF([$тест2.AV146]=1;ORG.OPENOFFICE.STYLE(&quot;граница&quot;);ORG.OPENOFFICE.STYLE(&quot;Стандарт&quot;)))">
            <text:p/>
          </table:table-cell>
          <table:table-cell table:formula="of:=T(IF([$тест2.AW146]=1;ORG.OPENOFFICE.STYLE(&quot;граница&quot;);ORG.OPENOFFICE.STYLE(&quot;Стандарт&quot;)))">
            <text:p/>
          </table:table-cell>
          <table:table-cell table:formula="of:=T(IF([$тест2.AX14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7]=1;ORG.OPENOFFICE.STYLE(&quot;граница&quot;);ORG.OPENOFFICE.STYLE(&quot;Стандарт&quot;)))">
            <text:p/>
          </table:table-cell>
          <table:table-cell table:formula="of:=T(IF([$тест2.C147]=1;ORG.OPENOFFICE.STYLE(&quot;граница&quot;);ORG.OPENOFFICE.STYLE(&quot;Стандарт&quot;)))">
            <text:p/>
          </table:table-cell>
          <table:table-cell table:formula="of:=T(IF([$тест2.D147]=1;ORG.OPENOFFICE.STYLE(&quot;граница&quot;);ORG.OPENOFFICE.STYLE(&quot;Стандарт&quot;)))">
            <text:p/>
          </table:table-cell>
          <table:table-cell table:formula="of:=T(IF([$тест2.E147]=1;ORG.OPENOFFICE.STYLE(&quot;граница&quot;);ORG.OPENOFFICE.STYLE(&quot;Стандарт&quot;)))">
            <text:p/>
          </table:table-cell>
          <table:table-cell table:formula="of:=T(IF([$тест2.F147]=1;ORG.OPENOFFICE.STYLE(&quot;граница&quot;);ORG.OPENOFFICE.STYLE(&quot;Стандарт&quot;)))">
            <text:p/>
          </table:table-cell>
          <table:table-cell table:formula="of:=T(IF([$тест2.G147]=1;ORG.OPENOFFICE.STYLE(&quot;граница&quot;);ORG.OPENOFFICE.STYLE(&quot;Стандарт&quot;)))">
            <text:p/>
          </table:table-cell>
          <table:table-cell table:formula="of:=T(IF([$тест2.H147]=1;ORG.OPENOFFICE.STYLE(&quot;граница&quot;);ORG.OPENOFFICE.STYLE(&quot;Стандарт&quot;)))">
            <text:p/>
          </table:table-cell>
          <table:table-cell table:formula="of:=T(IF([$тест2.I147]=1;ORG.OPENOFFICE.STYLE(&quot;граница&quot;);ORG.OPENOFFICE.STYLE(&quot;Стандарт&quot;)))">
            <text:p/>
          </table:table-cell>
          <table:table-cell table:formula="of:=T(IF([$тест2.J147]=1;ORG.OPENOFFICE.STYLE(&quot;граница&quot;);ORG.OPENOFFICE.STYLE(&quot;Стандарт&quot;)))">
            <text:p/>
          </table:table-cell>
          <table:table-cell table:formula="of:=T(IF([$тест2.K147]=1;ORG.OPENOFFICE.STYLE(&quot;граница&quot;);ORG.OPENOFFICE.STYLE(&quot;Стандарт&quot;)))">
            <text:p/>
          </table:table-cell>
          <table:table-cell table:formula="of:=T(IF([$тест2.L147]=1;ORG.OPENOFFICE.STYLE(&quot;граница&quot;);ORG.OPENOFFICE.STYLE(&quot;Стандарт&quot;)))">
            <text:p/>
          </table:table-cell>
          <table:table-cell table:formula="of:=T(IF([$тест2.M147]=1;ORG.OPENOFFICE.STYLE(&quot;граница&quot;);ORG.OPENOFFICE.STYLE(&quot;Стандарт&quot;)))">
            <text:p/>
          </table:table-cell>
          <table:table-cell table:formula="of:=T(IF([$тест2.N147]=1;ORG.OPENOFFICE.STYLE(&quot;граница&quot;);ORG.OPENOFFICE.STYLE(&quot;Стандарт&quot;)))">
            <text:p/>
          </table:table-cell>
          <table:table-cell table:formula="of:=T(IF([$тест2.O147]=1;ORG.OPENOFFICE.STYLE(&quot;граница&quot;);ORG.OPENOFFICE.STYLE(&quot;Стандарт&quot;)))">
            <text:p/>
          </table:table-cell>
          <table:table-cell table:formula="of:=T(IF([$тест2.P147]=1;ORG.OPENOFFICE.STYLE(&quot;граница&quot;);ORG.OPENOFFICE.STYLE(&quot;Стандарт&quot;)))">
            <text:p/>
          </table:table-cell>
          <table:table-cell table:formula="of:=T(IF([$тест2.Q147]=1;ORG.OPENOFFICE.STYLE(&quot;граница&quot;);ORG.OPENOFFICE.STYLE(&quot;Стандарт&quot;)))">
            <text:p/>
          </table:table-cell>
          <table:table-cell table:formula="of:=T(IF([$тест2.R147]=1;ORG.OPENOFFICE.STYLE(&quot;граница&quot;);ORG.OPENOFFICE.STYLE(&quot;Стандарт&quot;)))">
            <text:p/>
          </table:table-cell>
          <table:table-cell table:formula="of:=T(IF([$тест2.S147]=1;ORG.OPENOFFICE.STYLE(&quot;граница&quot;);ORG.OPENOFFICE.STYLE(&quot;Стандарт&quot;)))">
            <text:p/>
          </table:table-cell>
          <table:table-cell table:formula="of:=T(IF([$тест2.T147]=1;ORG.OPENOFFICE.STYLE(&quot;граница&quot;);ORG.OPENOFFICE.STYLE(&quot;Стандарт&quot;)))">
            <text:p/>
          </table:table-cell>
          <table:table-cell table:formula="of:=T(IF([$тест2.U147]=1;ORG.OPENOFFICE.STYLE(&quot;граница&quot;);ORG.OPENOFFICE.STYLE(&quot;Стандарт&quot;)))">
            <text:p/>
          </table:table-cell>
          <table:table-cell table:formula="of:=T(IF([$тест2.V147]=1;ORG.OPENOFFICE.STYLE(&quot;граница&quot;);ORG.OPENOFFICE.STYLE(&quot;Стандарт&quot;)))">
            <text:p/>
          </table:table-cell>
          <table:table-cell table:formula="of:=T(IF([$тест2.W147]=1;ORG.OPENOFFICE.STYLE(&quot;граница&quot;);ORG.OPENOFFICE.STYLE(&quot;Стандарт&quot;)))">
            <text:p/>
          </table:table-cell>
          <table:table-cell table:formula="of:=T(IF([$тест2.X147]=1;ORG.OPENOFFICE.STYLE(&quot;граница&quot;);ORG.OPENOFFICE.STYLE(&quot;Стандарт&quot;)))">
            <text:p/>
          </table:table-cell>
          <table:table-cell table:formula="of:=T(IF([$тест2.Y147]=1;ORG.OPENOFFICE.STYLE(&quot;граница&quot;);ORG.OPENOFFICE.STYLE(&quot;Стандарт&quot;)))">
            <text:p/>
          </table:table-cell>
          <table:table-cell table:formula="of:=T(IF([$тест2.Z147]=1;ORG.OPENOFFICE.STYLE(&quot;граница&quot;);ORG.OPENOFFICE.STYLE(&quot;Стандарт&quot;)))">
            <text:p/>
          </table:table-cell>
          <table:table-cell table:formula="of:=T(IF([$тест2.AA147]=1;ORG.OPENOFFICE.STYLE(&quot;граница&quot;);ORG.OPENOFFICE.STYLE(&quot;Стандарт&quot;)))">
            <text:p/>
          </table:table-cell>
          <table:table-cell table:formula="of:=T(IF([$тест2.AB147]=1;ORG.OPENOFFICE.STYLE(&quot;граница&quot;);ORG.OPENOFFICE.STYLE(&quot;Стандарт&quot;)))">
            <text:p/>
          </table:table-cell>
          <table:table-cell table:formula="of:=T(IF([$тест2.AC147]=1;ORG.OPENOFFICE.STYLE(&quot;граница&quot;);ORG.OPENOFFICE.STYLE(&quot;Стандарт&quot;)))">
            <text:p/>
          </table:table-cell>
          <table:table-cell table:formula="of:=T(IF([$тест2.AD147]=1;ORG.OPENOFFICE.STYLE(&quot;граница&quot;);ORG.OPENOFFICE.STYLE(&quot;Стандарт&quot;)))">
            <text:p/>
          </table:table-cell>
          <table:table-cell table:formula="of:=T(IF([$тест2.AE147]=1;ORG.OPENOFFICE.STYLE(&quot;граница&quot;);ORG.OPENOFFICE.STYLE(&quot;Стандарт&quot;)))">
            <text:p/>
          </table:table-cell>
          <table:table-cell table:formula="of:=T(IF([$тест2.AF147]=1;ORG.OPENOFFICE.STYLE(&quot;граница&quot;);ORG.OPENOFFICE.STYLE(&quot;Стандарт&quot;)))">
            <text:p/>
          </table:table-cell>
          <table:table-cell table:formula="of:=T(IF([$тест2.AG147]=1;ORG.OPENOFFICE.STYLE(&quot;граница&quot;);ORG.OPENOFFICE.STYLE(&quot;Стандарт&quot;)))">
            <text:p/>
          </table:table-cell>
          <table:table-cell table:formula="of:=T(IF([$тест2.AH147]=1;ORG.OPENOFFICE.STYLE(&quot;граница&quot;);ORG.OPENOFFICE.STYLE(&quot;Стандарт&quot;)))">
            <text:p/>
          </table:table-cell>
          <table:table-cell table:formula="of:=T(IF([$тест2.AI147]=1;ORG.OPENOFFICE.STYLE(&quot;граница&quot;);ORG.OPENOFFICE.STYLE(&quot;Стандарт&quot;)))">
            <text:p/>
          </table:table-cell>
          <table:table-cell table:formula="of:=T(IF([$тест2.AJ147]=1;ORG.OPENOFFICE.STYLE(&quot;граница&quot;);ORG.OPENOFFICE.STYLE(&quot;Стандарт&quot;)))">
            <text:p/>
          </table:table-cell>
          <table:table-cell table:formula="of:=T(IF([$тест2.AK147]=1;ORG.OPENOFFICE.STYLE(&quot;граница&quot;);ORG.OPENOFFICE.STYLE(&quot;Стандарт&quot;)))">
            <text:p/>
          </table:table-cell>
          <table:table-cell table:formula="of:=T(IF([$тест2.AL147]=1;ORG.OPENOFFICE.STYLE(&quot;граница&quot;);ORG.OPENOFFICE.STYLE(&quot;Стандарт&quot;)))">
            <text:p/>
          </table:table-cell>
          <table:table-cell table:formula="of:=T(IF([$тест2.AM147]=1;ORG.OPENOFFICE.STYLE(&quot;граница&quot;);ORG.OPENOFFICE.STYLE(&quot;Стандарт&quot;)))">
            <text:p/>
          </table:table-cell>
          <table:table-cell table:formula="of:=T(IF([$тест2.AN147]=1;ORG.OPENOFFICE.STYLE(&quot;граница&quot;);ORG.OPENOFFICE.STYLE(&quot;Стандарт&quot;)))">
            <text:p/>
          </table:table-cell>
          <table:table-cell table:formula="of:=T(IF([$тест2.AO147]=1;ORG.OPENOFFICE.STYLE(&quot;граница&quot;);ORG.OPENOFFICE.STYLE(&quot;Стандарт&quot;)))">
            <text:p/>
          </table:table-cell>
          <table:table-cell table:formula="of:=T(IF([$тест2.AP147]=1;ORG.OPENOFFICE.STYLE(&quot;граница&quot;);ORG.OPENOFFICE.STYLE(&quot;Стандарт&quot;)))">
            <text:p/>
          </table:table-cell>
          <table:table-cell table:formula="of:=T(IF([$тест2.AQ147]=1;ORG.OPENOFFICE.STYLE(&quot;граница&quot;);ORG.OPENOFFICE.STYLE(&quot;Стандарт&quot;)))">
            <text:p/>
          </table:table-cell>
          <table:table-cell table:formula="of:=T(IF([$тест2.AR147]=1;ORG.OPENOFFICE.STYLE(&quot;граница&quot;);ORG.OPENOFFICE.STYLE(&quot;Стандарт&quot;)))">
            <text:p/>
          </table:table-cell>
          <table:table-cell table:formula="of:=T(IF([$тест2.AS147]=1;ORG.OPENOFFICE.STYLE(&quot;граница&quot;);ORG.OPENOFFICE.STYLE(&quot;Стандарт&quot;)))">
            <text:p/>
          </table:table-cell>
          <table:table-cell table:formula="of:=T(IF([$тест2.AT147]=1;ORG.OPENOFFICE.STYLE(&quot;граница&quot;);ORG.OPENOFFICE.STYLE(&quot;Стандарт&quot;)))">
            <text:p/>
          </table:table-cell>
          <table:table-cell table:formula="of:=T(IF([$тест2.AU147]=1;ORG.OPENOFFICE.STYLE(&quot;граница&quot;);ORG.OPENOFFICE.STYLE(&quot;Стандарт&quot;)))">
            <text:p/>
          </table:table-cell>
          <table:table-cell table:formula="of:=T(IF([$тест2.AV147]=1;ORG.OPENOFFICE.STYLE(&quot;граница&quot;);ORG.OPENOFFICE.STYLE(&quot;Стандарт&quot;)))">
            <text:p/>
          </table:table-cell>
          <table:table-cell table:formula="of:=T(IF([$тест2.AW147]=1;ORG.OPENOFFICE.STYLE(&quot;граница&quot;);ORG.OPENOFFICE.STYLE(&quot;Стандарт&quot;)))">
            <text:p/>
          </table:table-cell>
          <table:table-cell table:formula="of:=T(IF([$тест2.AX14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8]=1;ORG.OPENOFFICE.STYLE(&quot;граница&quot;);ORG.OPENOFFICE.STYLE(&quot;Стандарт&quot;)))">
            <text:p/>
          </table:table-cell>
          <table:table-cell table:formula="of:=T(IF([$тест2.C148]=1;ORG.OPENOFFICE.STYLE(&quot;граница&quot;);ORG.OPENOFFICE.STYLE(&quot;Стандарт&quot;)))">
            <text:p/>
          </table:table-cell>
          <table:table-cell table:formula="of:=T(IF([$тест2.D148]=1;ORG.OPENOFFICE.STYLE(&quot;граница&quot;);ORG.OPENOFFICE.STYLE(&quot;Стандарт&quot;)))">
            <text:p/>
          </table:table-cell>
          <table:table-cell table:formula="of:=T(IF([$тест2.E148]=1;ORG.OPENOFFICE.STYLE(&quot;граница&quot;);ORG.OPENOFFICE.STYLE(&quot;Стандарт&quot;)))">
            <text:p/>
          </table:table-cell>
          <table:table-cell table:formula="of:=T(IF([$тест2.F148]=1;ORG.OPENOFFICE.STYLE(&quot;граница&quot;);ORG.OPENOFFICE.STYLE(&quot;Стандарт&quot;)))">
            <text:p/>
          </table:table-cell>
          <table:table-cell table:formula="of:=T(IF([$тест2.G148]=1;ORG.OPENOFFICE.STYLE(&quot;граница&quot;);ORG.OPENOFFICE.STYLE(&quot;Стандарт&quot;)))">
            <text:p/>
          </table:table-cell>
          <table:table-cell table:formula="of:=T(IF([$тест2.H148]=1;ORG.OPENOFFICE.STYLE(&quot;граница&quot;);ORG.OPENOFFICE.STYLE(&quot;Стандарт&quot;)))">
            <text:p/>
          </table:table-cell>
          <table:table-cell table:formula="of:=T(IF([$тест2.I148]=1;ORG.OPENOFFICE.STYLE(&quot;граница&quot;);ORG.OPENOFFICE.STYLE(&quot;Стандарт&quot;)))">
            <text:p/>
          </table:table-cell>
          <table:table-cell table:formula="of:=T(IF([$тест2.J148]=1;ORG.OPENOFFICE.STYLE(&quot;граница&quot;);ORG.OPENOFFICE.STYLE(&quot;Стандарт&quot;)))">
            <text:p/>
          </table:table-cell>
          <table:table-cell table:formula="of:=T(IF([$тест2.K148]=1;ORG.OPENOFFICE.STYLE(&quot;граница&quot;);ORG.OPENOFFICE.STYLE(&quot;Стандарт&quot;)))">
            <text:p/>
          </table:table-cell>
          <table:table-cell table:formula="of:=T(IF([$тест2.L148]=1;ORG.OPENOFFICE.STYLE(&quot;граница&quot;);ORG.OPENOFFICE.STYLE(&quot;Стандарт&quot;)))">
            <text:p/>
          </table:table-cell>
          <table:table-cell table:formula="of:=T(IF([$тест2.M148]=1;ORG.OPENOFFICE.STYLE(&quot;граница&quot;);ORG.OPENOFFICE.STYLE(&quot;Стандарт&quot;)))">
            <text:p/>
          </table:table-cell>
          <table:table-cell table:formula="of:=T(IF([$тест2.N148]=1;ORG.OPENOFFICE.STYLE(&quot;граница&quot;);ORG.OPENOFFICE.STYLE(&quot;Стандарт&quot;)))">
            <text:p/>
          </table:table-cell>
          <table:table-cell table:formula="of:=T(IF([$тест2.O148]=1;ORG.OPENOFFICE.STYLE(&quot;граница&quot;);ORG.OPENOFFICE.STYLE(&quot;Стандарт&quot;)))">
            <text:p/>
          </table:table-cell>
          <table:table-cell table:formula="of:=T(IF([$тест2.P148]=1;ORG.OPENOFFICE.STYLE(&quot;граница&quot;);ORG.OPENOFFICE.STYLE(&quot;Стандарт&quot;)))">
            <text:p/>
          </table:table-cell>
          <table:table-cell table:formula="of:=T(IF([$тест2.Q148]=1;ORG.OPENOFFICE.STYLE(&quot;граница&quot;);ORG.OPENOFFICE.STYLE(&quot;Стандарт&quot;)))">
            <text:p/>
          </table:table-cell>
          <table:table-cell table:formula="of:=T(IF([$тест2.R148]=1;ORG.OPENOFFICE.STYLE(&quot;граница&quot;);ORG.OPENOFFICE.STYLE(&quot;Стандарт&quot;)))">
            <text:p/>
          </table:table-cell>
          <table:table-cell table:formula="of:=T(IF([$тест2.S148]=1;ORG.OPENOFFICE.STYLE(&quot;граница&quot;);ORG.OPENOFFICE.STYLE(&quot;Стандарт&quot;)))">
            <text:p/>
          </table:table-cell>
          <table:table-cell table:formula="of:=T(IF([$тест2.T148]=1;ORG.OPENOFFICE.STYLE(&quot;граница&quot;);ORG.OPENOFFICE.STYLE(&quot;Стандарт&quot;)))">
            <text:p/>
          </table:table-cell>
          <table:table-cell table:formula="of:=T(IF([$тест2.U148]=1;ORG.OPENOFFICE.STYLE(&quot;граница&quot;);ORG.OPENOFFICE.STYLE(&quot;Стандарт&quot;)))">
            <text:p/>
          </table:table-cell>
          <table:table-cell table:formula="of:=T(IF([$тест2.V148]=1;ORG.OPENOFFICE.STYLE(&quot;граница&quot;);ORG.OPENOFFICE.STYLE(&quot;Стандарт&quot;)))">
            <text:p/>
          </table:table-cell>
          <table:table-cell table:formula="of:=T(IF([$тест2.W148]=1;ORG.OPENOFFICE.STYLE(&quot;граница&quot;);ORG.OPENOFFICE.STYLE(&quot;Стандарт&quot;)))">
            <text:p/>
          </table:table-cell>
          <table:table-cell table:formula="of:=T(IF([$тест2.X148]=1;ORG.OPENOFFICE.STYLE(&quot;граница&quot;);ORG.OPENOFFICE.STYLE(&quot;Стандарт&quot;)))">
            <text:p/>
          </table:table-cell>
          <table:table-cell table:formula="of:=T(IF([$тест2.Y148]=1;ORG.OPENOFFICE.STYLE(&quot;граница&quot;);ORG.OPENOFFICE.STYLE(&quot;Стандарт&quot;)))">
            <text:p/>
          </table:table-cell>
          <table:table-cell table:formula="of:=T(IF([$тест2.Z148]=1;ORG.OPENOFFICE.STYLE(&quot;граница&quot;);ORG.OPENOFFICE.STYLE(&quot;Стандарт&quot;)))">
            <text:p/>
          </table:table-cell>
          <table:table-cell table:formula="of:=T(IF([$тест2.AA148]=1;ORG.OPENOFFICE.STYLE(&quot;граница&quot;);ORG.OPENOFFICE.STYLE(&quot;Стандарт&quot;)))">
            <text:p/>
          </table:table-cell>
          <table:table-cell table:formula="of:=T(IF([$тест2.AB148]=1;ORG.OPENOFFICE.STYLE(&quot;граница&quot;);ORG.OPENOFFICE.STYLE(&quot;Стандарт&quot;)))">
            <text:p/>
          </table:table-cell>
          <table:table-cell table:formula="of:=T(IF([$тест2.AC148]=1;ORG.OPENOFFICE.STYLE(&quot;граница&quot;);ORG.OPENOFFICE.STYLE(&quot;Стандарт&quot;)))">
            <text:p/>
          </table:table-cell>
          <table:table-cell table:formula="of:=T(IF([$тест2.AD148]=1;ORG.OPENOFFICE.STYLE(&quot;граница&quot;);ORG.OPENOFFICE.STYLE(&quot;Стандарт&quot;)))">
            <text:p/>
          </table:table-cell>
          <table:table-cell table:formula="of:=T(IF([$тест2.AE148]=1;ORG.OPENOFFICE.STYLE(&quot;граница&quot;);ORG.OPENOFFICE.STYLE(&quot;Стандарт&quot;)))">
            <text:p/>
          </table:table-cell>
          <table:table-cell table:formula="of:=T(IF([$тест2.AF148]=1;ORG.OPENOFFICE.STYLE(&quot;граница&quot;);ORG.OPENOFFICE.STYLE(&quot;Стандарт&quot;)))">
            <text:p/>
          </table:table-cell>
          <table:table-cell table:formula="of:=T(IF([$тест2.AG148]=1;ORG.OPENOFFICE.STYLE(&quot;граница&quot;);ORG.OPENOFFICE.STYLE(&quot;Стандарт&quot;)))">
            <text:p/>
          </table:table-cell>
          <table:table-cell table:formula="of:=T(IF([$тест2.AH148]=1;ORG.OPENOFFICE.STYLE(&quot;граница&quot;);ORG.OPENOFFICE.STYLE(&quot;Стандарт&quot;)))">
            <text:p/>
          </table:table-cell>
          <table:table-cell table:formula="of:=T(IF([$тест2.AI148]=1;ORG.OPENOFFICE.STYLE(&quot;граница&quot;);ORG.OPENOFFICE.STYLE(&quot;Стандарт&quot;)))">
            <text:p/>
          </table:table-cell>
          <table:table-cell table:formula="of:=T(IF([$тест2.AJ148]=1;ORG.OPENOFFICE.STYLE(&quot;граница&quot;);ORG.OPENOFFICE.STYLE(&quot;Стандарт&quot;)))">
            <text:p/>
          </table:table-cell>
          <table:table-cell table:formula="of:=T(IF([$тест2.AK148]=1;ORG.OPENOFFICE.STYLE(&quot;граница&quot;);ORG.OPENOFFICE.STYLE(&quot;Стандарт&quot;)))">
            <text:p/>
          </table:table-cell>
          <table:table-cell table:formula="of:=T(IF([$тест2.AL148]=1;ORG.OPENOFFICE.STYLE(&quot;граница&quot;);ORG.OPENOFFICE.STYLE(&quot;Стандарт&quot;)))">
            <text:p/>
          </table:table-cell>
          <table:table-cell table:formula="of:=T(IF([$тест2.AM148]=1;ORG.OPENOFFICE.STYLE(&quot;граница&quot;);ORG.OPENOFFICE.STYLE(&quot;Стандарт&quot;)))">
            <text:p/>
          </table:table-cell>
          <table:table-cell table:formula="of:=T(IF([$тест2.AN148]=1;ORG.OPENOFFICE.STYLE(&quot;граница&quot;);ORG.OPENOFFICE.STYLE(&quot;Стандарт&quot;)))">
            <text:p/>
          </table:table-cell>
          <table:table-cell table:formula="of:=T(IF([$тест2.AO148]=1;ORG.OPENOFFICE.STYLE(&quot;граница&quot;);ORG.OPENOFFICE.STYLE(&quot;Стандарт&quot;)))">
            <text:p/>
          </table:table-cell>
          <table:table-cell table:formula="of:=T(IF([$тест2.AP148]=1;ORG.OPENOFFICE.STYLE(&quot;граница&quot;);ORG.OPENOFFICE.STYLE(&quot;Стандарт&quot;)))">
            <text:p/>
          </table:table-cell>
          <table:table-cell table:formula="of:=T(IF([$тест2.AQ148]=1;ORG.OPENOFFICE.STYLE(&quot;граница&quot;);ORG.OPENOFFICE.STYLE(&quot;Стандарт&quot;)))">
            <text:p/>
          </table:table-cell>
          <table:table-cell table:formula="of:=T(IF([$тест2.AR148]=1;ORG.OPENOFFICE.STYLE(&quot;граница&quot;);ORG.OPENOFFICE.STYLE(&quot;Стандарт&quot;)))">
            <text:p/>
          </table:table-cell>
          <table:table-cell table:formula="of:=T(IF([$тест2.AS148]=1;ORG.OPENOFFICE.STYLE(&quot;граница&quot;);ORG.OPENOFFICE.STYLE(&quot;Стандарт&quot;)))">
            <text:p/>
          </table:table-cell>
          <table:table-cell table:formula="of:=T(IF([$тест2.AT148]=1;ORG.OPENOFFICE.STYLE(&quot;граница&quot;);ORG.OPENOFFICE.STYLE(&quot;Стандарт&quot;)))">
            <text:p/>
          </table:table-cell>
          <table:table-cell table:formula="of:=T(IF([$тест2.AU148]=1;ORG.OPENOFFICE.STYLE(&quot;граница&quot;);ORG.OPENOFFICE.STYLE(&quot;Стандарт&quot;)))">
            <text:p/>
          </table:table-cell>
          <table:table-cell table:formula="of:=T(IF([$тест2.AV148]=1;ORG.OPENOFFICE.STYLE(&quot;граница&quot;);ORG.OPENOFFICE.STYLE(&quot;Стандарт&quot;)))">
            <text:p/>
          </table:table-cell>
          <table:table-cell table:formula="of:=T(IF([$тест2.AW148]=1;ORG.OPENOFFICE.STYLE(&quot;граница&quot;);ORG.OPENOFFICE.STYLE(&quot;Стандарт&quot;)))">
            <text:p/>
          </table:table-cell>
          <table:table-cell table:formula="of:=T(IF([$тест2.AX14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49]=1;ORG.OPENOFFICE.STYLE(&quot;граница&quot;);ORG.OPENOFFICE.STYLE(&quot;Стандарт&quot;)))">
            <text:p/>
          </table:table-cell>
          <table:table-cell table:formula="of:=T(IF([$тест2.C149]=1;ORG.OPENOFFICE.STYLE(&quot;граница&quot;);ORG.OPENOFFICE.STYLE(&quot;Стандарт&quot;)))">
            <text:p/>
          </table:table-cell>
          <table:table-cell table:formula="of:=T(IF([$тест2.D149]=1;ORG.OPENOFFICE.STYLE(&quot;граница&quot;);ORG.OPENOFFICE.STYLE(&quot;Стандарт&quot;)))">
            <text:p/>
          </table:table-cell>
          <table:table-cell table:formula="of:=T(IF([$тест2.E149]=1;ORG.OPENOFFICE.STYLE(&quot;граница&quot;);ORG.OPENOFFICE.STYLE(&quot;Стандарт&quot;)))">
            <text:p/>
          </table:table-cell>
          <table:table-cell table:formula="of:=T(IF([$тест2.F149]=1;ORG.OPENOFFICE.STYLE(&quot;граница&quot;);ORG.OPENOFFICE.STYLE(&quot;Стандарт&quot;)))">
            <text:p/>
          </table:table-cell>
          <table:table-cell table:formula="of:=T(IF([$тест2.G149]=1;ORG.OPENOFFICE.STYLE(&quot;граница&quot;);ORG.OPENOFFICE.STYLE(&quot;Стандарт&quot;)))">
            <text:p/>
          </table:table-cell>
          <table:table-cell table:formula="of:=T(IF([$тест2.H149]=1;ORG.OPENOFFICE.STYLE(&quot;граница&quot;);ORG.OPENOFFICE.STYLE(&quot;Стандарт&quot;)))">
            <text:p/>
          </table:table-cell>
          <table:table-cell table:formula="of:=T(IF([$тест2.I149]=1;ORG.OPENOFFICE.STYLE(&quot;граница&quot;);ORG.OPENOFFICE.STYLE(&quot;Стандарт&quot;)))">
            <text:p/>
          </table:table-cell>
          <table:table-cell table:formula="of:=T(IF([$тест2.J149]=1;ORG.OPENOFFICE.STYLE(&quot;граница&quot;);ORG.OPENOFFICE.STYLE(&quot;Стандарт&quot;)))">
            <text:p/>
          </table:table-cell>
          <table:table-cell table:formula="of:=T(IF([$тест2.K149]=1;ORG.OPENOFFICE.STYLE(&quot;граница&quot;);ORG.OPENOFFICE.STYLE(&quot;Стандарт&quot;)))">
            <text:p/>
          </table:table-cell>
          <table:table-cell table:formula="of:=T(IF([$тест2.L149]=1;ORG.OPENOFFICE.STYLE(&quot;граница&quot;);ORG.OPENOFFICE.STYLE(&quot;Стандарт&quot;)))">
            <text:p/>
          </table:table-cell>
          <table:table-cell table:formula="of:=T(IF([$тест2.M149]=1;ORG.OPENOFFICE.STYLE(&quot;граница&quot;);ORG.OPENOFFICE.STYLE(&quot;Стандарт&quot;)))">
            <text:p/>
          </table:table-cell>
          <table:table-cell table:formula="of:=T(IF([$тест2.N149]=1;ORG.OPENOFFICE.STYLE(&quot;граница&quot;);ORG.OPENOFFICE.STYLE(&quot;Стандарт&quot;)))">
            <text:p/>
          </table:table-cell>
          <table:table-cell table:formula="of:=T(IF([$тест2.O149]=1;ORG.OPENOFFICE.STYLE(&quot;граница&quot;);ORG.OPENOFFICE.STYLE(&quot;Стандарт&quot;)))">
            <text:p/>
          </table:table-cell>
          <table:table-cell table:formula="of:=T(IF([$тест2.P149]=1;ORG.OPENOFFICE.STYLE(&quot;граница&quot;);ORG.OPENOFFICE.STYLE(&quot;Стандарт&quot;)))">
            <text:p/>
          </table:table-cell>
          <table:table-cell table:formula="of:=T(IF([$тест2.Q149]=1;ORG.OPENOFFICE.STYLE(&quot;граница&quot;);ORG.OPENOFFICE.STYLE(&quot;Стандарт&quot;)))">
            <text:p/>
          </table:table-cell>
          <table:table-cell table:formula="of:=T(IF([$тест2.R149]=1;ORG.OPENOFFICE.STYLE(&quot;граница&quot;);ORG.OPENOFFICE.STYLE(&quot;Стандарт&quot;)))">
            <text:p/>
          </table:table-cell>
          <table:table-cell table:formula="of:=T(IF([$тест2.S149]=1;ORG.OPENOFFICE.STYLE(&quot;граница&quot;);ORG.OPENOFFICE.STYLE(&quot;Стандарт&quot;)))">
            <text:p/>
          </table:table-cell>
          <table:table-cell table:formula="of:=T(IF([$тест2.T149]=1;ORG.OPENOFFICE.STYLE(&quot;граница&quot;);ORG.OPENOFFICE.STYLE(&quot;Стандарт&quot;)))">
            <text:p/>
          </table:table-cell>
          <table:table-cell table:formula="of:=T(IF([$тест2.U149]=1;ORG.OPENOFFICE.STYLE(&quot;граница&quot;);ORG.OPENOFFICE.STYLE(&quot;Стандарт&quot;)))">
            <text:p/>
          </table:table-cell>
          <table:table-cell table:formula="of:=T(IF([$тест2.V149]=1;ORG.OPENOFFICE.STYLE(&quot;граница&quot;);ORG.OPENOFFICE.STYLE(&quot;Стандарт&quot;)))">
            <text:p/>
          </table:table-cell>
          <table:table-cell table:formula="of:=T(IF([$тест2.W149]=1;ORG.OPENOFFICE.STYLE(&quot;граница&quot;);ORG.OPENOFFICE.STYLE(&quot;Стандарт&quot;)))">
            <text:p/>
          </table:table-cell>
          <table:table-cell table:formula="of:=T(IF([$тест2.X149]=1;ORG.OPENOFFICE.STYLE(&quot;граница&quot;);ORG.OPENOFFICE.STYLE(&quot;Стандарт&quot;)))">
            <text:p/>
          </table:table-cell>
          <table:table-cell table:formula="of:=T(IF([$тест2.Y149]=1;ORG.OPENOFFICE.STYLE(&quot;граница&quot;);ORG.OPENOFFICE.STYLE(&quot;Стандарт&quot;)))">
            <text:p/>
          </table:table-cell>
          <table:table-cell table:formula="of:=T(IF([$тест2.Z149]=1;ORG.OPENOFFICE.STYLE(&quot;граница&quot;);ORG.OPENOFFICE.STYLE(&quot;Стандарт&quot;)))">
            <text:p/>
          </table:table-cell>
          <table:table-cell table:formula="of:=T(IF([$тест2.AA149]=1;ORG.OPENOFFICE.STYLE(&quot;граница&quot;);ORG.OPENOFFICE.STYLE(&quot;Стандарт&quot;)))">
            <text:p/>
          </table:table-cell>
          <table:table-cell table:formula="of:=T(IF([$тест2.AB149]=1;ORG.OPENOFFICE.STYLE(&quot;граница&quot;);ORG.OPENOFFICE.STYLE(&quot;Стандарт&quot;)))">
            <text:p/>
          </table:table-cell>
          <table:table-cell table:formula="of:=T(IF([$тест2.AC149]=1;ORG.OPENOFFICE.STYLE(&quot;граница&quot;);ORG.OPENOFFICE.STYLE(&quot;Стандарт&quot;)))">
            <text:p/>
          </table:table-cell>
          <table:table-cell table:formula="of:=T(IF([$тест2.AD149]=1;ORG.OPENOFFICE.STYLE(&quot;граница&quot;);ORG.OPENOFFICE.STYLE(&quot;Стандарт&quot;)))">
            <text:p/>
          </table:table-cell>
          <table:table-cell table:formula="of:=T(IF([$тест2.AE149]=1;ORG.OPENOFFICE.STYLE(&quot;граница&quot;);ORG.OPENOFFICE.STYLE(&quot;Стандарт&quot;)))">
            <text:p/>
          </table:table-cell>
          <table:table-cell table:formula="of:=T(IF([$тест2.AF149]=1;ORG.OPENOFFICE.STYLE(&quot;граница&quot;);ORG.OPENOFFICE.STYLE(&quot;Стандарт&quot;)))">
            <text:p/>
          </table:table-cell>
          <table:table-cell table:formula="of:=T(IF([$тест2.AG149]=1;ORG.OPENOFFICE.STYLE(&quot;граница&quot;);ORG.OPENOFFICE.STYLE(&quot;Стандарт&quot;)))">
            <text:p/>
          </table:table-cell>
          <table:table-cell table:formula="of:=T(IF([$тест2.AH149]=1;ORG.OPENOFFICE.STYLE(&quot;граница&quot;);ORG.OPENOFFICE.STYLE(&quot;Стандарт&quot;)))">
            <text:p/>
          </table:table-cell>
          <table:table-cell table:formula="of:=T(IF([$тест2.AI149]=1;ORG.OPENOFFICE.STYLE(&quot;граница&quot;);ORG.OPENOFFICE.STYLE(&quot;Стандарт&quot;)))">
            <text:p/>
          </table:table-cell>
          <table:table-cell table:formula="of:=T(IF([$тест2.AJ149]=1;ORG.OPENOFFICE.STYLE(&quot;граница&quot;);ORG.OPENOFFICE.STYLE(&quot;Стандарт&quot;)))">
            <text:p/>
          </table:table-cell>
          <table:table-cell table:formula="of:=T(IF([$тест2.AK149]=1;ORG.OPENOFFICE.STYLE(&quot;граница&quot;);ORG.OPENOFFICE.STYLE(&quot;Стандарт&quot;)))">
            <text:p/>
          </table:table-cell>
          <table:table-cell table:formula="of:=T(IF([$тест2.AL149]=1;ORG.OPENOFFICE.STYLE(&quot;граница&quot;);ORG.OPENOFFICE.STYLE(&quot;Стандарт&quot;)))">
            <text:p/>
          </table:table-cell>
          <table:table-cell table:formula="of:=T(IF([$тест2.AM149]=1;ORG.OPENOFFICE.STYLE(&quot;граница&quot;);ORG.OPENOFFICE.STYLE(&quot;Стандарт&quot;)))">
            <text:p/>
          </table:table-cell>
          <table:table-cell table:formula="of:=T(IF([$тест2.AN149]=1;ORG.OPENOFFICE.STYLE(&quot;граница&quot;);ORG.OPENOFFICE.STYLE(&quot;Стандарт&quot;)))">
            <text:p/>
          </table:table-cell>
          <table:table-cell table:formula="of:=T(IF([$тест2.AO149]=1;ORG.OPENOFFICE.STYLE(&quot;граница&quot;);ORG.OPENOFFICE.STYLE(&quot;Стандарт&quot;)))">
            <text:p/>
          </table:table-cell>
          <table:table-cell table:formula="of:=T(IF([$тест2.AP149]=1;ORG.OPENOFFICE.STYLE(&quot;граница&quot;);ORG.OPENOFFICE.STYLE(&quot;Стандарт&quot;)))">
            <text:p/>
          </table:table-cell>
          <table:table-cell table:formula="of:=T(IF([$тест2.AQ149]=1;ORG.OPENOFFICE.STYLE(&quot;граница&quot;);ORG.OPENOFFICE.STYLE(&quot;Стандарт&quot;)))">
            <text:p/>
          </table:table-cell>
          <table:table-cell table:formula="of:=T(IF([$тест2.AR149]=1;ORG.OPENOFFICE.STYLE(&quot;граница&quot;);ORG.OPENOFFICE.STYLE(&quot;Стандарт&quot;)))">
            <text:p/>
          </table:table-cell>
          <table:table-cell table:formula="of:=T(IF([$тест2.AS149]=1;ORG.OPENOFFICE.STYLE(&quot;граница&quot;);ORG.OPENOFFICE.STYLE(&quot;Стандарт&quot;)))">
            <text:p/>
          </table:table-cell>
          <table:table-cell table:formula="of:=T(IF([$тест2.AT149]=1;ORG.OPENOFFICE.STYLE(&quot;граница&quot;);ORG.OPENOFFICE.STYLE(&quot;Стандарт&quot;)))">
            <text:p/>
          </table:table-cell>
          <table:table-cell table:formula="of:=T(IF([$тест2.AU149]=1;ORG.OPENOFFICE.STYLE(&quot;граница&quot;);ORG.OPENOFFICE.STYLE(&quot;Стандарт&quot;)))">
            <text:p/>
          </table:table-cell>
          <table:table-cell table:formula="of:=T(IF([$тест2.AV149]=1;ORG.OPENOFFICE.STYLE(&quot;граница&quot;);ORG.OPENOFFICE.STYLE(&quot;Стандарт&quot;)))">
            <text:p/>
          </table:table-cell>
          <table:table-cell table:formula="of:=T(IF([$тест2.AW149]=1;ORG.OPENOFFICE.STYLE(&quot;граница&quot;);ORG.OPENOFFICE.STYLE(&quot;Стандарт&quot;)))">
            <text:p/>
          </table:table-cell>
          <table:table-cell table:formula="of:=T(IF([$тест2.AX14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0]=1;ORG.OPENOFFICE.STYLE(&quot;граница&quot;);ORG.OPENOFFICE.STYLE(&quot;Стандарт&quot;)))">
            <text:p/>
          </table:table-cell>
          <table:table-cell table:formula="of:=T(IF([$тест2.C150]=1;ORG.OPENOFFICE.STYLE(&quot;граница&quot;);ORG.OPENOFFICE.STYLE(&quot;Стандарт&quot;)))">
            <text:p/>
          </table:table-cell>
          <table:table-cell table:formula="of:=T(IF([$тест2.D150]=1;ORG.OPENOFFICE.STYLE(&quot;граница&quot;);ORG.OPENOFFICE.STYLE(&quot;Стандарт&quot;)))">
            <text:p/>
          </table:table-cell>
          <table:table-cell table:formula="of:=T(IF([$тест2.E150]=1;ORG.OPENOFFICE.STYLE(&quot;граница&quot;);ORG.OPENOFFICE.STYLE(&quot;Стандарт&quot;)))">
            <text:p/>
          </table:table-cell>
          <table:table-cell table:formula="of:=T(IF([$тест2.F150]=1;ORG.OPENOFFICE.STYLE(&quot;граница&quot;);ORG.OPENOFFICE.STYLE(&quot;Стандарт&quot;)))">
            <text:p/>
          </table:table-cell>
          <table:table-cell table:formula="of:=T(IF([$тест2.G150]=1;ORG.OPENOFFICE.STYLE(&quot;граница&quot;);ORG.OPENOFFICE.STYLE(&quot;Стандарт&quot;)))">
            <text:p/>
          </table:table-cell>
          <table:table-cell table:formula="of:=T(IF([$тест2.H150]=1;ORG.OPENOFFICE.STYLE(&quot;граница&quot;);ORG.OPENOFFICE.STYLE(&quot;Стандарт&quot;)))">
            <text:p/>
          </table:table-cell>
          <table:table-cell table:formula="of:=T(IF([$тест2.I150]=1;ORG.OPENOFFICE.STYLE(&quot;граница&quot;);ORG.OPENOFFICE.STYLE(&quot;Стандарт&quot;)))">
            <text:p/>
          </table:table-cell>
          <table:table-cell table:formula="of:=T(IF([$тест2.J150]=1;ORG.OPENOFFICE.STYLE(&quot;граница&quot;);ORG.OPENOFFICE.STYLE(&quot;Стандарт&quot;)))">
            <text:p/>
          </table:table-cell>
          <table:table-cell table:formula="of:=T(IF([$тест2.K150]=1;ORG.OPENOFFICE.STYLE(&quot;граница&quot;);ORG.OPENOFFICE.STYLE(&quot;Стандарт&quot;)))">
            <text:p/>
          </table:table-cell>
          <table:table-cell table:formula="of:=T(IF([$тест2.L150]=1;ORG.OPENOFFICE.STYLE(&quot;граница&quot;);ORG.OPENOFFICE.STYLE(&quot;Стандарт&quot;)))">
            <text:p/>
          </table:table-cell>
          <table:table-cell table:formula="of:=T(IF([$тест2.M150]=1;ORG.OPENOFFICE.STYLE(&quot;граница&quot;);ORG.OPENOFFICE.STYLE(&quot;Стандарт&quot;)))">
            <text:p/>
          </table:table-cell>
          <table:table-cell table:formula="of:=T(IF([$тест2.N150]=1;ORG.OPENOFFICE.STYLE(&quot;граница&quot;);ORG.OPENOFFICE.STYLE(&quot;Стандарт&quot;)))">
            <text:p/>
          </table:table-cell>
          <table:table-cell table:formula="of:=T(IF([$тест2.O150]=1;ORG.OPENOFFICE.STYLE(&quot;граница&quot;);ORG.OPENOFFICE.STYLE(&quot;Стандарт&quot;)))">
            <text:p/>
          </table:table-cell>
          <table:table-cell table:formula="of:=T(IF([$тест2.P150]=1;ORG.OPENOFFICE.STYLE(&quot;граница&quot;);ORG.OPENOFFICE.STYLE(&quot;Стандарт&quot;)))">
            <text:p/>
          </table:table-cell>
          <table:table-cell table:formula="of:=T(IF([$тест2.Q150]=1;ORG.OPENOFFICE.STYLE(&quot;граница&quot;);ORG.OPENOFFICE.STYLE(&quot;Стандарт&quot;)))">
            <text:p/>
          </table:table-cell>
          <table:table-cell table:formula="of:=T(IF([$тест2.R150]=1;ORG.OPENOFFICE.STYLE(&quot;граница&quot;);ORG.OPENOFFICE.STYLE(&quot;Стандарт&quot;)))">
            <text:p/>
          </table:table-cell>
          <table:table-cell table:formula="of:=T(IF([$тест2.S150]=1;ORG.OPENOFFICE.STYLE(&quot;граница&quot;);ORG.OPENOFFICE.STYLE(&quot;Стандарт&quot;)))">
            <text:p/>
          </table:table-cell>
          <table:table-cell table:formula="of:=T(IF([$тест2.T150]=1;ORG.OPENOFFICE.STYLE(&quot;граница&quot;);ORG.OPENOFFICE.STYLE(&quot;Стандарт&quot;)))">
            <text:p/>
          </table:table-cell>
          <table:table-cell table:formula="of:=T(IF([$тест2.U150]=1;ORG.OPENOFFICE.STYLE(&quot;граница&quot;);ORG.OPENOFFICE.STYLE(&quot;Стандарт&quot;)))">
            <text:p/>
          </table:table-cell>
          <table:table-cell table:formula="of:=T(IF([$тест2.V150]=1;ORG.OPENOFFICE.STYLE(&quot;граница&quot;);ORG.OPENOFFICE.STYLE(&quot;Стандарт&quot;)))">
            <text:p/>
          </table:table-cell>
          <table:table-cell table:formula="of:=T(IF([$тест2.W150]=1;ORG.OPENOFFICE.STYLE(&quot;граница&quot;);ORG.OPENOFFICE.STYLE(&quot;Стандарт&quot;)))">
            <text:p/>
          </table:table-cell>
          <table:table-cell table:formula="of:=T(IF([$тест2.X150]=1;ORG.OPENOFFICE.STYLE(&quot;граница&quot;);ORG.OPENOFFICE.STYLE(&quot;Стандарт&quot;)))">
            <text:p/>
          </table:table-cell>
          <table:table-cell table:formula="of:=T(IF([$тест2.Y150]=1;ORG.OPENOFFICE.STYLE(&quot;граница&quot;);ORG.OPENOFFICE.STYLE(&quot;Стандарт&quot;)))">
            <text:p/>
          </table:table-cell>
          <table:table-cell table:formula="of:=T(IF([$тест2.Z150]=1;ORG.OPENOFFICE.STYLE(&quot;граница&quot;);ORG.OPENOFFICE.STYLE(&quot;Стандарт&quot;)))">
            <text:p/>
          </table:table-cell>
          <table:table-cell table:formula="of:=T(IF([$тест2.AA150]=1;ORG.OPENOFFICE.STYLE(&quot;граница&quot;);ORG.OPENOFFICE.STYLE(&quot;Стандарт&quot;)))">
            <text:p/>
          </table:table-cell>
          <table:table-cell table:formula="of:=T(IF([$тест2.AB150]=1;ORG.OPENOFFICE.STYLE(&quot;граница&quot;);ORG.OPENOFFICE.STYLE(&quot;Стандарт&quot;)))">
            <text:p/>
          </table:table-cell>
          <table:table-cell table:formula="of:=T(IF([$тест2.AC150]=1;ORG.OPENOFFICE.STYLE(&quot;граница&quot;);ORG.OPENOFFICE.STYLE(&quot;Стандарт&quot;)))">
            <text:p/>
          </table:table-cell>
          <table:table-cell table:formula="of:=T(IF([$тест2.AD150]=1;ORG.OPENOFFICE.STYLE(&quot;граница&quot;);ORG.OPENOFFICE.STYLE(&quot;Стандарт&quot;)))">
            <text:p/>
          </table:table-cell>
          <table:table-cell table:formula="of:=T(IF([$тест2.AE150]=1;ORG.OPENOFFICE.STYLE(&quot;граница&quot;);ORG.OPENOFFICE.STYLE(&quot;Стандарт&quot;)))">
            <text:p/>
          </table:table-cell>
          <table:table-cell table:formula="of:=T(IF([$тест2.AF150]=1;ORG.OPENOFFICE.STYLE(&quot;граница&quot;);ORG.OPENOFFICE.STYLE(&quot;Стандарт&quot;)))">
            <text:p/>
          </table:table-cell>
          <table:table-cell table:formula="of:=T(IF([$тест2.AG150]=1;ORG.OPENOFFICE.STYLE(&quot;граница&quot;);ORG.OPENOFFICE.STYLE(&quot;Стандарт&quot;)))">
            <text:p/>
          </table:table-cell>
          <table:table-cell table:formula="of:=T(IF([$тест2.AH150]=1;ORG.OPENOFFICE.STYLE(&quot;граница&quot;);ORG.OPENOFFICE.STYLE(&quot;Стандарт&quot;)))">
            <text:p/>
          </table:table-cell>
          <table:table-cell table:formula="of:=T(IF([$тест2.AI150]=1;ORG.OPENOFFICE.STYLE(&quot;граница&quot;);ORG.OPENOFFICE.STYLE(&quot;Стандарт&quot;)))">
            <text:p/>
          </table:table-cell>
          <table:table-cell table:formula="of:=T(IF([$тест2.AJ150]=1;ORG.OPENOFFICE.STYLE(&quot;граница&quot;);ORG.OPENOFFICE.STYLE(&quot;Стандарт&quot;)))">
            <text:p/>
          </table:table-cell>
          <table:table-cell table:formula="of:=T(IF([$тест2.AK150]=1;ORG.OPENOFFICE.STYLE(&quot;граница&quot;);ORG.OPENOFFICE.STYLE(&quot;Стандарт&quot;)))">
            <text:p/>
          </table:table-cell>
          <table:table-cell table:formula="of:=T(IF([$тест2.AL150]=1;ORG.OPENOFFICE.STYLE(&quot;граница&quot;);ORG.OPENOFFICE.STYLE(&quot;Стандарт&quot;)))">
            <text:p/>
          </table:table-cell>
          <table:table-cell table:formula="of:=T(IF([$тест2.AM150]=1;ORG.OPENOFFICE.STYLE(&quot;граница&quot;);ORG.OPENOFFICE.STYLE(&quot;Стандарт&quot;)))">
            <text:p/>
          </table:table-cell>
          <table:table-cell table:formula="of:=T(IF([$тест2.AN150]=1;ORG.OPENOFFICE.STYLE(&quot;граница&quot;);ORG.OPENOFFICE.STYLE(&quot;Стандарт&quot;)))">
            <text:p/>
          </table:table-cell>
          <table:table-cell table:formula="of:=T(IF([$тест2.AO150]=1;ORG.OPENOFFICE.STYLE(&quot;граница&quot;);ORG.OPENOFFICE.STYLE(&quot;Стандарт&quot;)))">
            <text:p/>
          </table:table-cell>
          <table:table-cell table:formula="of:=T(IF([$тест2.AP150]=1;ORG.OPENOFFICE.STYLE(&quot;граница&quot;);ORG.OPENOFFICE.STYLE(&quot;Стандарт&quot;)))">
            <text:p/>
          </table:table-cell>
          <table:table-cell table:formula="of:=T(IF([$тест2.AQ150]=1;ORG.OPENOFFICE.STYLE(&quot;граница&quot;);ORG.OPENOFFICE.STYLE(&quot;Стандарт&quot;)))">
            <text:p/>
          </table:table-cell>
          <table:table-cell table:formula="of:=T(IF([$тест2.AR150]=1;ORG.OPENOFFICE.STYLE(&quot;граница&quot;);ORG.OPENOFFICE.STYLE(&quot;Стандарт&quot;)))">
            <text:p/>
          </table:table-cell>
          <table:table-cell table:formula="of:=T(IF([$тест2.AS150]=1;ORG.OPENOFFICE.STYLE(&quot;граница&quot;);ORG.OPENOFFICE.STYLE(&quot;Стандарт&quot;)))">
            <text:p/>
          </table:table-cell>
          <table:table-cell table:formula="of:=T(IF([$тест2.AT150]=1;ORG.OPENOFFICE.STYLE(&quot;граница&quot;);ORG.OPENOFFICE.STYLE(&quot;Стандарт&quot;)))">
            <text:p/>
          </table:table-cell>
          <table:table-cell table:formula="of:=T(IF([$тест2.AU150]=1;ORG.OPENOFFICE.STYLE(&quot;граница&quot;);ORG.OPENOFFICE.STYLE(&quot;Стандарт&quot;)))">
            <text:p/>
          </table:table-cell>
          <table:table-cell table:formula="of:=T(IF([$тест2.AV150]=1;ORG.OPENOFFICE.STYLE(&quot;граница&quot;);ORG.OPENOFFICE.STYLE(&quot;Стандарт&quot;)))">
            <text:p/>
          </table:table-cell>
          <table:table-cell table:formula="of:=T(IF([$тест2.AW150]=1;ORG.OPENOFFICE.STYLE(&quot;граница&quot;);ORG.OPENOFFICE.STYLE(&quot;Стандарт&quot;)))">
            <text:p/>
          </table:table-cell>
          <table:table-cell table:formula="of:=T(IF([$тест2.AX15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1]=1;ORG.OPENOFFICE.STYLE(&quot;граница&quot;);ORG.OPENOFFICE.STYLE(&quot;Стандарт&quot;)))">
            <text:p/>
          </table:table-cell>
          <table:table-cell table:formula="of:=T(IF([$тест2.C151]=1;ORG.OPENOFFICE.STYLE(&quot;граница&quot;);ORG.OPENOFFICE.STYLE(&quot;Стандарт&quot;)))">
            <text:p/>
          </table:table-cell>
          <table:table-cell table:formula="of:=T(IF([$тест2.D151]=1;ORG.OPENOFFICE.STYLE(&quot;граница&quot;);ORG.OPENOFFICE.STYLE(&quot;Стандарт&quot;)))">
            <text:p/>
          </table:table-cell>
          <table:table-cell table:formula="of:=T(IF([$тест2.E151]=1;ORG.OPENOFFICE.STYLE(&quot;граница&quot;);ORG.OPENOFFICE.STYLE(&quot;Стандарт&quot;)))">
            <text:p/>
          </table:table-cell>
          <table:table-cell table:formula="of:=T(IF([$тест2.F151]=1;ORG.OPENOFFICE.STYLE(&quot;граница&quot;);ORG.OPENOFFICE.STYLE(&quot;Стандарт&quot;)))">
            <text:p/>
          </table:table-cell>
          <table:table-cell table:formula="of:=T(IF([$тест2.G151]=1;ORG.OPENOFFICE.STYLE(&quot;граница&quot;);ORG.OPENOFFICE.STYLE(&quot;Стандарт&quot;)))">
            <text:p/>
          </table:table-cell>
          <table:table-cell table:formula="of:=T(IF([$тест2.H151]=1;ORG.OPENOFFICE.STYLE(&quot;граница&quot;);ORG.OPENOFFICE.STYLE(&quot;Стандарт&quot;)))">
            <text:p/>
          </table:table-cell>
          <table:table-cell table:formula="of:=T(IF([$тест2.I151]=1;ORG.OPENOFFICE.STYLE(&quot;граница&quot;);ORG.OPENOFFICE.STYLE(&quot;Стандарт&quot;)))">
            <text:p/>
          </table:table-cell>
          <table:table-cell table:formula="of:=T(IF([$тест2.J151]=1;ORG.OPENOFFICE.STYLE(&quot;граница&quot;);ORG.OPENOFFICE.STYLE(&quot;Стандарт&quot;)))">
            <text:p/>
          </table:table-cell>
          <table:table-cell table:formula="of:=T(IF([$тест2.K151]=1;ORG.OPENOFFICE.STYLE(&quot;граница&quot;);ORG.OPENOFFICE.STYLE(&quot;Стандарт&quot;)))">
            <text:p/>
          </table:table-cell>
          <table:table-cell table:formula="of:=T(IF([$тест2.L151]=1;ORG.OPENOFFICE.STYLE(&quot;граница&quot;);ORG.OPENOFFICE.STYLE(&quot;Стандарт&quot;)))">
            <text:p/>
          </table:table-cell>
          <table:table-cell table:formula="of:=T(IF([$тест2.M151]=1;ORG.OPENOFFICE.STYLE(&quot;граница&quot;);ORG.OPENOFFICE.STYLE(&quot;Стандарт&quot;)))">
            <text:p/>
          </table:table-cell>
          <table:table-cell table:formula="of:=T(IF([$тест2.N151]=1;ORG.OPENOFFICE.STYLE(&quot;граница&quot;);ORG.OPENOFFICE.STYLE(&quot;Стандарт&quot;)))">
            <text:p/>
          </table:table-cell>
          <table:table-cell table:formula="of:=T(IF([$тест2.O151]=1;ORG.OPENOFFICE.STYLE(&quot;граница&quot;);ORG.OPENOFFICE.STYLE(&quot;Стандарт&quot;)))">
            <text:p/>
          </table:table-cell>
          <table:table-cell table:formula="of:=T(IF([$тест2.P151]=1;ORG.OPENOFFICE.STYLE(&quot;граница&quot;);ORG.OPENOFFICE.STYLE(&quot;Стандарт&quot;)))">
            <text:p/>
          </table:table-cell>
          <table:table-cell table:formula="of:=T(IF([$тест2.Q151]=1;ORG.OPENOFFICE.STYLE(&quot;граница&quot;);ORG.OPENOFFICE.STYLE(&quot;Стандарт&quot;)))">
            <text:p/>
          </table:table-cell>
          <table:table-cell table:formula="of:=T(IF([$тест2.R151]=1;ORG.OPENOFFICE.STYLE(&quot;граница&quot;);ORG.OPENOFFICE.STYLE(&quot;Стандарт&quot;)))">
            <text:p/>
          </table:table-cell>
          <table:table-cell table:formula="of:=T(IF([$тест2.S151]=1;ORG.OPENOFFICE.STYLE(&quot;граница&quot;);ORG.OPENOFFICE.STYLE(&quot;Стандарт&quot;)))">
            <text:p/>
          </table:table-cell>
          <table:table-cell table:formula="of:=T(IF([$тест2.T151]=1;ORG.OPENOFFICE.STYLE(&quot;граница&quot;);ORG.OPENOFFICE.STYLE(&quot;Стандарт&quot;)))">
            <text:p/>
          </table:table-cell>
          <table:table-cell table:formula="of:=T(IF([$тест2.U151]=1;ORG.OPENOFFICE.STYLE(&quot;граница&quot;);ORG.OPENOFFICE.STYLE(&quot;Стандарт&quot;)))">
            <text:p/>
          </table:table-cell>
          <table:table-cell table:formula="of:=T(IF([$тест2.V151]=1;ORG.OPENOFFICE.STYLE(&quot;граница&quot;);ORG.OPENOFFICE.STYLE(&quot;Стандарт&quot;)))">
            <text:p/>
          </table:table-cell>
          <table:table-cell table:formula="of:=T(IF([$тест2.W151]=1;ORG.OPENOFFICE.STYLE(&quot;граница&quot;);ORG.OPENOFFICE.STYLE(&quot;Стандарт&quot;)))">
            <text:p/>
          </table:table-cell>
          <table:table-cell table:formula="of:=T(IF([$тест2.X151]=1;ORG.OPENOFFICE.STYLE(&quot;граница&quot;);ORG.OPENOFFICE.STYLE(&quot;Стандарт&quot;)))">
            <text:p/>
          </table:table-cell>
          <table:table-cell table:formula="of:=T(IF([$тест2.Y151]=1;ORG.OPENOFFICE.STYLE(&quot;граница&quot;);ORG.OPENOFFICE.STYLE(&quot;Стандарт&quot;)))">
            <text:p/>
          </table:table-cell>
          <table:table-cell table:formula="of:=T(IF([$тест2.Z151]=1;ORG.OPENOFFICE.STYLE(&quot;граница&quot;);ORG.OPENOFFICE.STYLE(&quot;Стандарт&quot;)))">
            <text:p/>
          </table:table-cell>
          <table:table-cell table:formula="of:=T(IF([$тест2.AA151]=1;ORG.OPENOFFICE.STYLE(&quot;граница&quot;);ORG.OPENOFFICE.STYLE(&quot;Стандарт&quot;)))">
            <text:p/>
          </table:table-cell>
          <table:table-cell table:formula="of:=T(IF([$тест2.AB151]=1;ORG.OPENOFFICE.STYLE(&quot;граница&quot;);ORG.OPENOFFICE.STYLE(&quot;Стандарт&quot;)))">
            <text:p/>
          </table:table-cell>
          <table:table-cell table:formula="of:=T(IF([$тест2.AC151]=1;ORG.OPENOFFICE.STYLE(&quot;граница&quot;);ORG.OPENOFFICE.STYLE(&quot;Стандарт&quot;)))">
            <text:p/>
          </table:table-cell>
          <table:table-cell table:formula="of:=T(IF([$тест2.AD151]=1;ORG.OPENOFFICE.STYLE(&quot;граница&quot;);ORG.OPENOFFICE.STYLE(&quot;Стандарт&quot;)))">
            <text:p/>
          </table:table-cell>
          <table:table-cell table:formula="of:=T(IF([$тест2.AE151]=1;ORG.OPENOFFICE.STYLE(&quot;граница&quot;);ORG.OPENOFFICE.STYLE(&quot;Стандарт&quot;)))">
            <text:p/>
          </table:table-cell>
          <table:table-cell table:formula="of:=T(IF([$тест2.AF151]=1;ORG.OPENOFFICE.STYLE(&quot;граница&quot;);ORG.OPENOFFICE.STYLE(&quot;Стандарт&quot;)))">
            <text:p/>
          </table:table-cell>
          <table:table-cell table:formula="of:=T(IF([$тест2.AG151]=1;ORG.OPENOFFICE.STYLE(&quot;граница&quot;);ORG.OPENOFFICE.STYLE(&quot;Стандарт&quot;)))">
            <text:p/>
          </table:table-cell>
          <table:table-cell table:formula="of:=T(IF([$тест2.AH151]=1;ORG.OPENOFFICE.STYLE(&quot;граница&quot;);ORG.OPENOFFICE.STYLE(&quot;Стандарт&quot;)))">
            <text:p/>
          </table:table-cell>
          <table:table-cell table:formula="of:=T(IF([$тест2.AI151]=1;ORG.OPENOFFICE.STYLE(&quot;граница&quot;);ORG.OPENOFFICE.STYLE(&quot;Стандарт&quot;)))">
            <text:p/>
          </table:table-cell>
          <table:table-cell table:formula="of:=T(IF([$тест2.AJ151]=1;ORG.OPENOFFICE.STYLE(&quot;граница&quot;);ORG.OPENOFFICE.STYLE(&quot;Стандарт&quot;)))">
            <text:p/>
          </table:table-cell>
          <table:table-cell table:formula="of:=T(IF([$тест2.AK151]=1;ORG.OPENOFFICE.STYLE(&quot;граница&quot;);ORG.OPENOFFICE.STYLE(&quot;Стандарт&quot;)))">
            <text:p/>
          </table:table-cell>
          <table:table-cell table:formula="of:=T(IF([$тест2.AL151]=1;ORG.OPENOFFICE.STYLE(&quot;граница&quot;);ORG.OPENOFFICE.STYLE(&quot;Стандарт&quot;)))">
            <text:p/>
          </table:table-cell>
          <table:table-cell table:formula="of:=T(IF([$тест2.AM151]=1;ORG.OPENOFFICE.STYLE(&quot;граница&quot;);ORG.OPENOFFICE.STYLE(&quot;Стандарт&quot;)))">
            <text:p/>
          </table:table-cell>
          <table:table-cell table:formula="of:=T(IF([$тест2.AN151]=1;ORG.OPENOFFICE.STYLE(&quot;граница&quot;);ORG.OPENOFFICE.STYLE(&quot;Стандарт&quot;)))">
            <text:p/>
          </table:table-cell>
          <table:table-cell table:formula="of:=T(IF([$тест2.AO151]=1;ORG.OPENOFFICE.STYLE(&quot;граница&quot;);ORG.OPENOFFICE.STYLE(&quot;Стандарт&quot;)))">
            <text:p/>
          </table:table-cell>
          <table:table-cell table:formula="of:=T(IF([$тест2.AP151]=1;ORG.OPENOFFICE.STYLE(&quot;граница&quot;);ORG.OPENOFFICE.STYLE(&quot;Стандарт&quot;)))">
            <text:p/>
          </table:table-cell>
          <table:table-cell table:formula="of:=T(IF([$тест2.AQ151]=1;ORG.OPENOFFICE.STYLE(&quot;граница&quot;);ORG.OPENOFFICE.STYLE(&quot;Стандарт&quot;)))">
            <text:p/>
          </table:table-cell>
          <table:table-cell table:formula="of:=T(IF([$тест2.AR151]=1;ORG.OPENOFFICE.STYLE(&quot;граница&quot;);ORG.OPENOFFICE.STYLE(&quot;Стандарт&quot;)))">
            <text:p/>
          </table:table-cell>
          <table:table-cell table:formula="of:=T(IF([$тест2.AS151]=1;ORG.OPENOFFICE.STYLE(&quot;граница&quot;);ORG.OPENOFFICE.STYLE(&quot;Стандарт&quot;)))">
            <text:p/>
          </table:table-cell>
          <table:table-cell table:formula="of:=T(IF([$тест2.AT151]=1;ORG.OPENOFFICE.STYLE(&quot;граница&quot;);ORG.OPENOFFICE.STYLE(&quot;Стандарт&quot;)))">
            <text:p/>
          </table:table-cell>
          <table:table-cell table:formula="of:=T(IF([$тест2.AU151]=1;ORG.OPENOFFICE.STYLE(&quot;граница&quot;);ORG.OPENOFFICE.STYLE(&quot;Стандарт&quot;)))">
            <text:p/>
          </table:table-cell>
          <table:table-cell table:formula="of:=T(IF([$тест2.AV151]=1;ORG.OPENOFFICE.STYLE(&quot;граница&quot;);ORG.OPENOFFICE.STYLE(&quot;Стандарт&quot;)))">
            <text:p/>
          </table:table-cell>
          <table:table-cell table:formula="of:=T(IF([$тест2.AW151]=1;ORG.OPENOFFICE.STYLE(&quot;граница&quot;);ORG.OPENOFFICE.STYLE(&quot;Стандарт&quot;)))">
            <text:p/>
          </table:table-cell>
          <table:table-cell table:formula="of:=T(IF([$тест2.AX15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2]=1;ORG.OPENOFFICE.STYLE(&quot;граница&quot;);ORG.OPENOFFICE.STYLE(&quot;Стандарт&quot;)))">
            <text:p/>
          </table:table-cell>
          <table:table-cell table:formula="of:=T(IF([$тест2.C152]=1;ORG.OPENOFFICE.STYLE(&quot;граница&quot;);ORG.OPENOFFICE.STYLE(&quot;Стандарт&quot;)))">
            <text:p/>
          </table:table-cell>
          <table:table-cell table:formula="of:=T(IF([$тест2.D152]=1;ORG.OPENOFFICE.STYLE(&quot;граница&quot;);ORG.OPENOFFICE.STYLE(&quot;Стандарт&quot;)))">
            <text:p/>
          </table:table-cell>
          <table:table-cell table:formula="of:=T(IF([$тест2.E152]=1;ORG.OPENOFFICE.STYLE(&quot;граница&quot;);ORG.OPENOFFICE.STYLE(&quot;Стандарт&quot;)))">
            <text:p/>
          </table:table-cell>
          <table:table-cell table:formula="of:=T(IF([$тест2.F152]=1;ORG.OPENOFFICE.STYLE(&quot;граница&quot;);ORG.OPENOFFICE.STYLE(&quot;Стандарт&quot;)))">
            <text:p/>
          </table:table-cell>
          <table:table-cell table:formula="of:=T(IF([$тест2.G152]=1;ORG.OPENOFFICE.STYLE(&quot;граница&quot;);ORG.OPENOFFICE.STYLE(&quot;Стандарт&quot;)))">
            <text:p/>
          </table:table-cell>
          <table:table-cell table:formula="of:=T(IF([$тест2.H152]=1;ORG.OPENOFFICE.STYLE(&quot;граница&quot;);ORG.OPENOFFICE.STYLE(&quot;Стандарт&quot;)))">
            <text:p/>
          </table:table-cell>
          <table:table-cell table:formula="of:=T(IF([$тест2.I152]=1;ORG.OPENOFFICE.STYLE(&quot;граница&quot;);ORG.OPENOFFICE.STYLE(&quot;Стандарт&quot;)))">
            <text:p/>
          </table:table-cell>
          <table:table-cell table:formula="of:=T(IF([$тест2.J152]=1;ORG.OPENOFFICE.STYLE(&quot;граница&quot;);ORG.OPENOFFICE.STYLE(&quot;Стандарт&quot;)))">
            <text:p/>
          </table:table-cell>
          <table:table-cell table:formula="of:=T(IF([$тест2.K152]=1;ORG.OPENOFFICE.STYLE(&quot;граница&quot;);ORG.OPENOFFICE.STYLE(&quot;Стандарт&quot;)))">
            <text:p/>
          </table:table-cell>
          <table:table-cell table:formula="of:=T(IF([$тест2.L152]=1;ORG.OPENOFFICE.STYLE(&quot;граница&quot;);ORG.OPENOFFICE.STYLE(&quot;Стандарт&quot;)))">
            <text:p/>
          </table:table-cell>
          <table:table-cell table:formula="of:=T(IF([$тест2.M152]=1;ORG.OPENOFFICE.STYLE(&quot;граница&quot;);ORG.OPENOFFICE.STYLE(&quot;Стандарт&quot;)))">
            <text:p/>
          </table:table-cell>
          <table:table-cell table:formula="of:=T(IF([$тест2.N152]=1;ORG.OPENOFFICE.STYLE(&quot;граница&quot;);ORG.OPENOFFICE.STYLE(&quot;Стандарт&quot;)))">
            <text:p/>
          </table:table-cell>
          <table:table-cell table:formula="of:=T(IF([$тест2.O152]=1;ORG.OPENOFFICE.STYLE(&quot;граница&quot;);ORG.OPENOFFICE.STYLE(&quot;Стандарт&quot;)))">
            <text:p/>
          </table:table-cell>
          <table:table-cell table:formula="of:=T(IF([$тест2.P152]=1;ORG.OPENOFFICE.STYLE(&quot;граница&quot;);ORG.OPENOFFICE.STYLE(&quot;Стандарт&quot;)))">
            <text:p/>
          </table:table-cell>
          <table:table-cell table:formula="of:=T(IF([$тест2.Q152]=1;ORG.OPENOFFICE.STYLE(&quot;граница&quot;);ORG.OPENOFFICE.STYLE(&quot;Стандарт&quot;)))">
            <text:p/>
          </table:table-cell>
          <table:table-cell table:formula="of:=T(IF([$тест2.R152]=1;ORG.OPENOFFICE.STYLE(&quot;граница&quot;);ORG.OPENOFFICE.STYLE(&quot;Стандарт&quot;)))">
            <text:p/>
          </table:table-cell>
          <table:table-cell table:formula="of:=T(IF([$тест2.S152]=1;ORG.OPENOFFICE.STYLE(&quot;граница&quot;);ORG.OPENOFFICE.STYLE(&quot;Стандарт&quot;)))">
            <text:p/>
          </table:table-cell>
          <table:table-cell table:formula="of:=T(IF([$тест2.T152]=1;ORG.OPENOFFICE.STYLE(&quot;граница&quot;);ORG.OPENOFFICE.STYLE(&quot;Стандарт&quot;)))">
            <text:p/>
          </table:table-cell>
          <table:table-cell table:formula="of:=T(IF([$тест2.U152]=1;ORG.OPENOFFICE.STYLE(&quot;граница&quot;);ORG.OPENOFFICE.STYLE(&quot;Стандарт&quot;)))">
            <text:p/>
          </table:table-cell>
          <table:table-cell table:formula="of:=T(IF([$тест2.V152]=1;ORG.OPENOFFICE.STYLE(&quot;граница&quot;);ORG.OPENOFFICE.STYLE(&quot;Стандарт&quot;)))">
            <text:p/>
          </table:table-cell>
          <table:table-cell table:formula="of:=T(IF([$тест2.W152]=1;ORG.OPENOFFICE.STYLE(&quot;граница&quot;);ORG.OPENOFFICE.STYLE(&quot;Стандарт&quot;)))">
            <text:p/>
          </table:table-cell>
          <table:table-cell table:formula="of:=T(IF([$тест2.X152]=1;ORG.OPENOFFICE.STYLE(&quot;граница&quot;);ORG.OPENOFFICE.STYLE(&quot;Стандарт&quot;)))">
            <text:p/>
          </table:table-cell>
          <table:table-cell table:formula="of:=T(IF([$тест2.Y152]=1;ORG.OPENOFFICE.STYLE(&quot;граница&quot;);ORG.OPENOFFICE.STYLE(&quot;Стандарт&quot;)))">
            <text:p/>
          </table:table-cell>
          <table:table-cell table:formula="of:=T(IF([$тест2.Z152]=1;ORG.OPENOFFICE.STYLE(&quot;граница&quot;);ORG.OPENOFFICE.STYLE(&quot;Стандарт&quot;)))">
            <text:p/>
          </table:table-cell>
          <table:table-cell table:formula="of:=T(IF([$тест2.AA152]=1;ORG.OPENOFFICE.STYLE(&quot;граница&quot;);ORG.OPENOFFICE.STYLE(&quot;Стандарт&quot;)))">
            <text:p/>
          </table:table-cell>
          <table:table-cell table:formula="of:=T(IF([$тест2.AB152]=1;ORG.OPENOFFICE.STYLE(&quot;граница&quot;);ORG.OPENOFFICE.STYLE(&quot;Стандарт&quot;)))">
            <text:p/>
          </table:table-cell>
          <table:table-cell table:formula="of:=T(IF([$тест2.AC152]=1;ORG.OPENOFFICE.STYLE(&quot;граница&quot;);ORG.OPENOFFICE.STYLE(&quot;Стандарт&quot;)))">
            <text:p/>
          </table:table-cell>
          <table:table-cell table:formula="of:=T(IF([$тест2.AD152]=1;ORG.OPENOFFICE.STYLE(&quot;граница&quot;);ORG.OPENOFFICE.STYLE(&quot;Стандарт&quot;)))">
            <text:p/>
          </table:table-cell>
          <table:table-cell table:formula="of:=T(IF([$тест2.AE152]=1;ORG.OPENOFFICE.STYLE(&quot;граница&quot;);ORG.OPENOFFICE.STYLE(&quot;Стандарт&quot;)))">
            <text:p/>
          </table:table-cell>
          <table:table-cell table:formula="of:=T(IF([$тест2.AF152]=1;ORG.OPENOFFICE.STYLE(&quot;граница&quot;);ORG.OPENOFFICE.STYLE(&quot;Стандарт&quot;)))">
            <text:p/>
          </table:table-cell>
          <table:table-cell table:formula="of:=T(IF([$тест2.AG152]=1;ORG.OPENOFFICE.STYLE(&quot;граница&quot;);ORG.OPENOFFICE.STYLE(&quot;Стандарт&quot;)))">
            <text:p/>
          </table:table-cell>
          <table:table-cell table:formula="of:=T(IF([$тест2.AH152]=1;ORG.OPENOFFICE.STYLE(&quot;граница&quot;);ORG.OPENOFFICE.STYLE(&quot;Стандарт&quot;)))">
            <text:p/>
          </table:table-cell>
          <table:table-cell table:formula="of:=T(IF([$тест2.AI152]=1;ORG.OPENOFFICE.STYLE(&quot;граница&quot;);ORG.OPENOFFICE.STYLE(&quot;Стандарт&quot;)))">
            <text:p/>
          </table:table-cell>
          <table:table-cell table:formula="of:=T(IF([$тест2.AJ152]=1;ORG.OPENOFFICE.STYLE(&quot;граница&quot;);ORG.OPENOFFICE.STYLE(&quot;Стандарт&quot;)))">
            <text:p/>
          </table:table-cell>
          <table:table-cell table:formula="of:=T(IF([$тест2.AK152]=1;ORG.OPENOFFICE.STYLE(&quot;граница&quot;);ORG.OPENOFFICE.STYLE(&quot;Стандарт&quot;)))">
            <text:p/>
          </table:table-cell>
          <table:table-cell table:formula="of:=T(IF([$тест2.AL152]=1;ORG.OPENOFFICE.STYLE(&quot;граница&quot;);ORG.OPENOFFICE.STYLE(&quot;Стандарт&quot;)))">
            <text:p/>
          </table:table-cell>
          <table:table-cell table:formula="of:=T(IF([$тест2.AM152]=1;ORG.OPENOFFICE.STYLE(&quot;граница&quot;);ORG.OPENOFFICE.STYLE(&quot;Стандарт&quot;)))">
            <text:p/>
          </table:table-cell>
          <table:table-cell table:formula="of:=T(IF([$тест2.AN152]=1;ORG.OPENOFFICE.STYLE(&quot;граница&quot;);ORG.OPENOFFICE.STYLE(&quot;Стандарт&quot;)))">
            <text:p/>
          </table:table-cell>
          <table:table-cell table:formula="of:=T(IF([$тест2.AO152]=1;ORG.OPENOFFICE.STYLE(&quot;граница&quot;);ORG.OPENOFFICE.STYLE(&quot;Стандарт&quot;)))">
            <text:p/>
          </table:table-cell>
          <table:table-cell table:formula="of:=T(IF([$тест2.AP152]=1;ORG.OPENOFFICE.STYLE(&quot;граница&quot;);ORG.OPENOFFICE.STYLE(&quot;Стандарт&quot;)))">
            <text:p/>
          </table:table-cell>
          <table:table-cell table:formula="of:=T(IF([$тест2.AQ152]=1;ORG.OPENOFFICE.STYLE(&quot;граница&quot;);ORG.OPENOFFICE.STYLE(&quot;Стандарт&quot;)))">
            <text:p/>
          </table:table-cell>
          <table:table-cell table:formula="of:=T(IF([$тест2.AR152]=1;ORG.OPENOFFICE.STYLE(&quot;граница&quot;);ORG.OPENOFFICE.STYLE(&quot;Стандарт&quot;)))">
            <text:p/>
          </table:table-cell>
          <table:table-cell table:formula="of:=T(IF([$тест2.AS152]=1;ORG.OPENOFFICE.STYLE(&quot;граница&quot;);ORG.OPENOFFICE.STYLE(&quot;Стандарт&quot;)))">
            <text:p/>
          </table:table-cell>
          <table:table-cell table:formula="of:=T(IF([$тест2.AT152]=1;ORG.OPENOFFICE.STYLE(&quot;граница&quot;);ORG.OPENOFFICE.STYLE(&quot;Стандарт&quot;)))">
            <text:p/>
          </table:table-cell>
          <table:table-cell table:formula="of:=T(IF([$тест2.AU152]=1;ORG.OPENOFFICE.STYLE(&quot;граница&quot;);ORG.OPENOFFICE.STYLE(&quot;Стандарт&quot;)))">
            <text:p/>
          </table:table-cell>
          <table:table-cell table:formula="of:=T(IF([$тест2.AV152]=1;ORG.OPENOFFICE.STYLE(&quot;граница&quot;);ORG.OPENOFFICE.STYLE(&quot;Стандарт&quot;)))">
            <text:p/>
          </table:table-cell>
          <table:table-cell table:formula="of:=T(IF([$тест2.AW152]=1;ORG.OPENOFFICE.STYLE(&quot;граница&quot;);ORG.OPENOFFICE.STYLE(&quot;Стандарт&quot;)))">
            <text:p/>
          </table:table-cell>
          <table:table-cell table:formula="of:=T(IF([$тест2.AX15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3]=1;ORG.OPENOFFICE.STYLE(&quot;граница&quot;);ORG.OPENOFFICE.STYLE(&quot;Стандарт&quot;)))">
            <text:p/>
          </table:table-cell>
          <table:table-cell table:formula="of:=T(IF([$тест2.C153]=1;ORG.OPENOFFICE.STYLE(&quot;граница&quot;);ORG.OPENOFFICE.STYLE(&quot;Стандарт&quot;)))">
            <text:p/>
          </table:table-cell>
          <table:table-cell table:formula="of:=T(IF([$тест2.D153]=1;ORG.OPENOFFICE.STYLE(&quot;граница&quot;);ORG.OPENOFFICE.STYLE(&quot;Стандарт&quot;)))">
            <text:p/>
          </table:table-cell>
          <table:table-cell table:formula="of:=T(IF([$тест2.E153]=1;ORG.OPENOFFICE.STYLE(&quot;граница&quot;);ORG.OPENOFFICE.STYLE(&quot;Стандарт&quot;)))">
            <text:p/>
          </table:table-cell>
          <table:table-cell table:formula="of:=T(IF([$тест2.F153]=1;ORG.OPENOFFICE.STYLE(&quot;граница&quot;);ORG.OPENOFFICE.STYLE(&quot;Стандарт&quot;)))">
            <text:p/>
          </table:table-cell>
          <table:table-cell table:formula="of:=T(IF([$тест2.G153]=1;ORG.OPENOFFICE.STYLE(&quot;граница&quot;);ORG.OPENOFFICE.STYLE(&quot;Стандарт&quot;)))">
            <text:p/>
          </table:table-cell>
          <table:table-cell table:formula="of:=T(IF([$тест2.H153]=1;ORG.OPENOFFICE.STYLE(&quot;граница&quot;);ORG.OPENOFFICE.STYLE(&quot;Стандарт&quot;)))">
            <text:p/>
          </table:table-cell>
          <table:table-cell table:formula="of:=T(IF([$тест2.I153]=1;ORG.OPENOFFICE.STYLE(&quot;граница&quot;);ORG.OPENOFFICE.STYLE(&quot;Стандарт&quot;)))">
            <text:p/>
          </table:table-cell>
          <table:table-cell table:formula="of:=T(IF([$тест2.J153]=1;ORG.OPENOFFICE.STYLE(&quot;граница&quot;);ORG.OPENOFFICE.STYLE(&quot;Стандарт&quot;)))">
            <text:p/>
          </table:table-cell>
          <table:table-cell table:formula="of:=T(IF([$тест2.K153]=1;ORG.OPENOFFICE.STYLE(&quot;граница&quot;);ORG.OPENOFFICE.STYLE(&quot;Стандарт&quot;)))">
            <text:p/>
          </table:table-cell>
          <table:table-cell table:formula="of:=T(IF([$тест2.L153]=1;ORG.OPENOFFICE.STYLE(&quot;граница&quot;);ORG.OPENOFFICE.STYLE(&quot;Стандарт&quot;)))">
            <text:p/>
          </table:table-cell>
          <table:table-cell table:formula="of:=T(IF([$тест2.M153]=1;ORG.OPENOFFICE.STYLE(&quot;граница&quot;);ORG.OPENOFFICE.STYLE(&quot;Стандарт&quot;)))">
            <text:p/>
          </table:table-cell>
          <table:table-cell table:formula="of:=T(IF([$тест2.N153]=1;ORG.OPENOFFICE.STYLE(&quot;граница&quot;);ORG.OPENOFFICE.STYLE(&quot;Стандарт&quot;)))">
            <text:p/>
          </table:table-cell>
          <table:table-cell table:formula="of:=T(IF([$тест2.O153]=1;ORG.OPENOFFICE.STYLE(&quot;граница&quot;);ORG.OPENOFFICE.STYLE(&quot;Стандарт&quot;)))">
            <text:p/>
          </table:table-cell>
          <table:table-cell table:formula="of:=T(IF([$тест2.P153]=1;ORG.OPENOFFICE.STYLE(&quot;граница&quot;);ORG.OPENOFFICE.STYLE(&quot;Стандарт&quot;)))">
            <text:p/>
          </table:table-cell>
          <table:table-cell table:formula="of:=T(IF([$тест2.Q153]=1;ORG.OPENOFFICE.STYLE(&quot;граница&quot;);ORG.OPENOFFICE.STYLE(&quot;Стандарт&quot;)))">
            <text:p/>
          </table:table-cell>
          <table:table-cell table:formula="of:=T(IF([$тест2.R153]=1;ORG.OPENOFFICE.STYLE(&quot;граница&quot;);ORG.OPENOFFICE.STYLE(&quot;Стандарт&quot;)))">
            <text:p/>
          </table:table-cell>
          <table:table-cell table:formula="of:=T(IF([$тест2.S153]=1;ORG.OPENOFFICE.STYLE(&quot;граница&quot;);ORG.OPENOFFICE.STYLE(&quot;Стандарт&quot;)))">
            <text:p/>
          </table:table-cell>
          <table:table-cell table:formula="of:=T(IF([$тест2.T153]=1;ORG.OPENOFFICE.STYLE(&quot;граница&quot;);ORG.OPENOFFICE.STYLE(&quot;Стандарт&quot;)))">
            <text:p/>
          </table:table-cell>
          <table:table-cell table:formula="of:=T(IF([$тест2.U153]=1;ORG.OPENOFFICE.STYLE(&quot;граница&quot;);ORG.OPENOFFICE.STYLE(&quot;Стандарт&quot;)))">
            <text:p/>
          </table:table-cell>
          <table:table-cell table:formula="of:=T(IF([$тест2.V153]=1;ORG.OPENOFFICE.STYLE(&quot;граница&quot;);ORG.OPENOFFICE.STYLE(&quot;Стандарт&quot;)))">
            <text:p/>
          </table:table-cell>
          <table:table-cell table:formula="of:=T(IF([$тест2.W153]=1;ORG.OPENOFFICE.STYLE(&quot;граница&quot;);ORG.OPENOFFICE.STYLE(&quot;Стандарт&quot;)))">
            <text:p/>
          </table:table-cell>
          <table:table-cell table:formula="of:=T(IF([$тест2.X153]=1;ORG.OPENOFFICE.STYLE(&quot;граница&quot;);ORG.OPENOFFICE.STYLE(&quot;Стандарт&quot;)))">
            <text:p/>
          </table:table-cell>
          <table:table-cell table:formula="of:=T(IF([$тест2.Y153]=1;ORG.OPENOFFICE.STYLE(&quot;граница&quot;);ORG.OPENOFFICE.STYLE(&quot;Стандарт&quot;)))">
            <text:p/>
          </table:table-cell>
          <table:table-cell table:formula="of:=T(IF([$тест2.Z153]=1;ORG.OPENOFFICE.STYLE(&quot;граница&quot;);ORG.OPENOFFICE.STYLE(&quot;Стандарт&quot;)))">
            <text:p/>
          </table:table-cell>
          <table:table-cell table:formula="of:=T(IF([$тест2.AA153]=1;ORG.OPENOFFICE.STYLE(&quot;граница&quot;);ORG.OPENOFFICE.STYLE(&quot;Стандарт&quot;)))">
            <text:p/>
          </table:table-cell>
          <table:table-cell table:formula="of:=T(IF([$тест2.AB153]=1;ORG.OPENOFFICE.STYLE(&quot;граница&quot;);ORG.OPENOFFICE.STYLE(&quot;Стандарт&quot;)))">
            <text:p/>
          </table:table-cell>
          <table:table-cell table:formula="of:=T(IF([$тест2.AC153]=1;ORG.OPENOFFICE.STYLE(&quot;граница&quot;);ORG.OPENOFFICE.STYLE(&quot;Стандарт&quot;)))">
            <text:p/>
          </table:table-cell>
          <table:table-cell table:formula="of:=T(IF([$тест2.AD153]=1;ORG.OPENOFFICE.STYLE(&quot;граница&quot;);ORG.OPENOFFICE.STYLE(&quot;Стандарт&quot;)))">
            <text:p/>
          </table:table-cell>
          <table:table-cell table:formula="of:=T(IF([$тест2.AE153]=1;ORG.OPENOFFICE.STYLE(&quot;граница&quot;);ORG.OPENOFFICE.STYLE(&quot;Стандарт&quot;)))">
            <text:p/>
          </table:table-cell>
          <table:table-cell table:formula="of:=T(IF([$тест2.AF153]=1;ORG.OPENOFFICE.STYLE(&quot;граница&quot;);ORG.OPENOFFICE.STYLE(&quot;Стандарт&quot;)))">
            <text:p/>
          </table:table-cell>
          <table:table-cell table:formula="of:=T(IF([$тест2.AG153]=1;ORG.OPENOFFICE.STYLE(&quot;граница&quot;);ORG.OPENOFFICE.STYLE(&quot;Стандарт&quot;)))">
            <text:p/>
          </table:table-cell>
          <table:table-cell table:formula="of:=T(IF([$тест2.AH153]=1;ORG.OPENOFFICE.STYLE(&quot;граница&quot;);ORG.OPENOFFICE.STYLE(&quot;Стандарт&quot;)))">
            <text:p/>
          </table:table-cell>
          <table:table-cell table:formula="of:=T(IF([$тест2.AI153]=1;ORG.OPENOFFICE.STYLE(&quot;граница&quot;);ORG.OPENOFFICE.STYLE(&quot;Стандарт&quot;)))">
            <text:p/>
          </table:table-cell>
          <table:table-cell table:formula="of:=T(IF([$тест2.AJ153]=1;ORG.OPENOFFICE.STYLE(&quot;граница&quot;);ORG.OPENOFFICE.STYLE(&quot;Стандарт&quot;)))">
            <text:p/>
          </table:table-cell>
          <table:table-cell table:formula="of:=T(IF([$тест2.AK153]=1;ORG.OPENOFFICE.STYLE(&quot;граница&quot;);ORG.OPENOFFICE.STYLE(&quot;Стандарт&quot;)))">
            <text:p/>
          </table:table-cell>
          <table:table-cell table:formula="of:=T(IF([$тест2.AL153]=1;ORG.OPENOFFICE.STYLE(&quot;граница&quot;);ORG.OPENOFFICE.STYLE(&quot;Стандарт&quot;)))">
            <text:p/>
          </table:table-cell>
          <table:table-cell table:formula="of:=T(IF([$тест2.AM153]=1;ORG.OPENOFFICE.STYLE(&quot;граница&quot;);ORG.OPENOFFICE.STYLE(&quot;Стандарт&quot;)))">
            <text:p/>
          </table:table-cell>
          <table:table-cell table:formula="of:=T(IF([$тест2.AN153]=1;ORG.OPENOFFICE.STYLE(&quot;граница&quot;);ORG.OPENOFFICE.STYLE(&quot;Стандарт&quot;)))">
            <text:p/>
          </table:table-cell>
          <table:table-cell table:formula="of:=T(IF([$тест2.AO153]=1;ORG.OPENOFFICE.STYLE(&quot;граница&quot;);ORG.OPENOFFICE.STYLE(&quot;Стандарт&quot;)))">
            <text:p/>
          </table:table-cell>
          <table:table-cell table:formula="of:=T(IF([$тест2.AP153]=1;ORG.OPENOFFICE.STYLE(&quot;граница&quot;);ORG.OPENOFFICE.STYLE(&quot;Стандарт&quot;)))">
            <text:p/>
          </table:table-cell>
          <table:table-cell table:formula="of:=T(IF([$тест2.AQ153]=1;ORG.OPENOFFICE.STYLE(&quot;граница&quot;);ORG.OPENOFFICE.STYLE(&quot;Стандарт&quot;)))">
            <text:p/>
          </table:table-cell>
          <table:table-cell table:formula="of:=T(IF([$тест2.AR153]=1;ORG.OPENOFFICE.STYLE(&quot;граница&quot;);ORG.OPENOFFICE.STYLE(&quot;Стандарт&quot;)))">
            <text:p/>
          </table:table-cell>
          <table:table-cell table:formula="of:=T(IF([$тест2.AS153]=1;ORG.OPENOFFICE.STYLE(&quot;граница&quot;);ORG.OPENOFFICE.STYLE(&quot;Стандарт&quot;)))">
            <text:p/>
          </table:table-cell>
          <table:table-cell table:formula="of:=T(IF([$тест2.AT153]=1;ORG.OPENOFFICE.STYLE(&quot;граница&quot;);ORG.OPENOFFICE.STYLE(&quot;Стандарт&quot;)))">
            <text:p/>
          </table:table-cell>
          <table:table-cell table:formula="of:=T(IF([$тест2.AU153]=1;ORG.OPENOFFICE.STYLE(&quot;граница&quot;);ORG.OPENOFFICE.STYLE(&quot;Стандарт&quot;)))">
            <text:p/>
          </table:table-cell>
          <table:table-cell table:formula="of:=T(IF([$тест2.AV153]=1;ORG.OPENOFFICE.STYLE(&quot;граница&quot;);ORG.OPENOFFICE.STYLE(&quot;Стандарт&quot;)))">
            <text:p/>
          </table:table-cell>
          <table:table-cell table:formula="of:=T(IF([$тест2.AW153]=1;ORG.OPENOFFICE.STYLE(&quot;граница&quot;);ORG.OPENOFFICE.STYLE(&quot;Стандарт&quot;)))">
            <text:p/>
          </table:table-cell>
          <table:table-cell table:formula="of:=T(IF([$тест2.AX15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4]=1;ORG.OPENOFFICE.STYLE(&quot;граница&quot;);ORG.OPENOFFICE.STYLE(&quot;Стандарт&quot;)))">
            <text:p/>
          </table:table-cell>
          <table:table-cell table:formula="of:=T(IF([$тест2.C154]=1;ORG.OPENOFFICE.STYLE(&quot;граница&quot;);ORG.OPENOFFICE.STYLE(&quot;Стандарт&quot;)))">
            <text:p/>
          </table:table-cell>
          <table:table-cell table:formula="of:=T(IF([$тест2.D154]=1;ORG.OPENOFFICE.STYLE(&quot;граница&quot;);ORG.OPENOFFICE.STYLE(&quot;Стандарт&quot;)))">
            <text:p/>
          </table:table-cell>
          <table:table-cell table:formula="of:=T(IF([$тест2.E154]=1;ORG.OPENOFFICE.STYLE(&quot;граница&quot;);ORG.OPENOFFICE.STYLE(&quot;Стандарт&quot;)))">
            <text:p/>
          </table:table-cell>
          <table:table-cell table:formula="of:=T(IF([$тест2.F154]=1;ORG.OPENOFFICE.STYLE(&quot;граница&quot;);ORG.OPENOFFICE.STYLE(&quot;Стандарт&quot;)))">
            <text:p/>
          </table:table-cell>
          <table:table-cell table:formula="of:=T(IF([$тест2.G154]=1;ORG.OPENOFFICE.STYLE(&quot;граница&quot;);ORG.OPENOFFICE.STYLE(&quot;Стандарт&quot;)))">
            <text:p/>
          </table:table-cell>
          <table:table-cell table:formula="of:=T(IF([$тест2.H154]=1;ORG.OPENOFFICE.STYLE(&quot;граница&quot;);ORG.OPENOFFICE.STYLE(&quot;Стандарт&quot;)))">
            <text:p/>
          </table:table-cell>
          <table:table-cell table:formula="of:=T(IF([$тест2.I154]=1;ORG.OPENOFFICE.STYLE(&quot;граница&quot;);ORG.OPENOFFICE.STYLE(&quot;Стандарт&quot;)))">
            <text:p/>
          </table:table-cell>
          <table:table-cell table:formula="of:=T(IF([$тест2.J154]=1;ORG.OPENOFFICE.STYLE(&quot;граница&quot;);ORG.OPENOFFICE.STYLE(&quot;Стандарт&quot;)))">
            <text:p/>
          </table:table-cell>
          <table:table-cell table:formula="of:=T(IF([$тест2.K154]=1;ORG.OPENOFFICE.STYLE(&quot;граница&quot;);ORG.OPENOFFICE.STYLE(&quot;Стандарт&quot;)))">
            <text:p/>
          </table:table-cell>
          <table:table-cell table:formula="of:=T(IF([$тест2.L154]=1;ORG.OPENOFFICE.STYLE(&quot;граница&quot;);ORG.OPENOFFICE.STYLE(&quot;Стандарт&quot;)))">
            <text:p/>
          </table:table-cell>
          <table:table-cell table:formula="of:=T(IF([$тест2.M154]=1;ORG.OPENOFFICE.STYLE(&quot;граница&quot;);ORG.OPENOFFICE.STYLE(&quot;Стандарт&quot;)))">
            <text:p/>
          </table:table-cell>
          <table:table-cell table:formula="of:=T(IF([$тест2.N154]=1;ORG.OPENOFFICE.STYLE(&quot;граница&quot;);ORG.OPENOFFICE.STYLE(&quot;Стандарт&quot;)))">
            <text:p/>
          </table:table-cell>
          <table:table-cell table:formula="of:=T(IF([$тест2.O154]=1;ORG.OPENOFFICE.STYLE(&quot;граница&quot;);ORG.OPENOFFICE.STYLE(&quot;Стандарт&quot;)))">
            <text:p/>
          </table:table-cell>
          <table:table-cell table:formula="of:=T(IF([$тест2.P154]=1;ORG.OPENOFFICE.STYLE(&quot;граница&quot;);ORG.OPENOFFICE.STYLE(&quot;Стандарт&quot;)))">
            <text:p/>
          </table:table-cell>
          <table:table-cell table:formula="of:=T(IF([$тест2.Q154]=1;ORG.OPENOFFICE.STYLE(&quot;граница&quot;);ORG.OPENOFFICE.STYLE(&quot;Стандарт&quot;)))">
            <text:p/>
          </table:table-cell>
          <table:table-cell table:formula="of:=T(IF([$тест2.R154]=1;ORG.OPENOFFICE.STYLE(&quot;граница&quot;);ORG.OPENOFFICE.STYLE(&quot;Стандарт&quot;)))">
            <text:p/>
          </table:table-cell>
          <table:table-cell table:formula="of:=T(IF([$тест2.S154]=1;ORG.OPENOFFICE.STYLE(&quot;граница&quot;);ORG.OPENOFFICE.STYLE(&quot;Стандарт&quot;)))">
            <text:p/>
          </table:table-cell>
          <table:table-cell table:formula="of:=T(IF([$тест2.T154]=1;ORG.OPENOFFICE.STYLE(&quot;граница&quot;);ORG.OPENOFFICE.STYLE(&quot;Стандарт&quot;)))">
            <text:p/>
          </table:table-cell>
          <table:table-cell table:formula="of:=T(IF([$тест2.U154]=1;ORG.OPENOFFICE.STYLE(&quot;граница&quot;);ORG.OPENOFFICE.STYLE(&quot;Стандарт&quot;)))">
            <text:p/>
          </table:table-cell>
          <table:table-cell table:formula="of:=T(IF([$тест2.V154]=1;ORG.OPENOFFICE.STYLE(&quot;граница&quot;);ORG.OPENOFFICE.STYLE(&quot;Стандарт&quot;)))">
            <text:p/>
          </table:table-cell>
          <table:table-cell table:formula="of:=T(IF([$тест2.W154]=1;ORG.OPENOFFICE.STYLE(&quot;граница&quot;);ORG.OPENOFFICE.STYLE(&quot;Стандарт&quot;)))">
            <text:p/>
          </table:table-cell>
          <table:table-cell table:formula="of:=T(IF([$тест2.X154]=1;ORG.OPENOFFICE.STYLE(&quot;граница&quot;);ORG.OPENOFFICE.STYLE(&quot;Стандарт&quot;)))">
            <text:p/>
          </table:table-cell>
          <table:table-cell table:formula="of:=T(IF([$тест2.Y154]=1;ORG.OPENOFFICE.STYLE(&quot;граница&quot;);ORG.OPENOFFICE.STYLE(&quot;Стандарт&quot;)))">
            <text:p/>
          </table:table-cell>
          <table:table-cell table:formula="of:=T(IF([$тест2.Z154]=1;ORG.OPENOFFICE.STYLE(&quot;граница&quot;);ORG.OPENOFFICE.STYLE(&quot;Стандарт&quot;)))">
            <text:p/>
          </table:table-cell>
          <table:table-cell table:formula="of:=T(IF([$тест2.AA154]=1;ORG.OPENOFFICE.STYLE(&quot;граница&quot;);ORG.OPENOFFICE.STYLE(&quot;Стандарт&quot;)))">
            <text:p/>
          </table:table-cell>
          <table:table-cell table:formula="of:=T(IF([$тест2.AB154]=1;ORG.OPENOFFICE.STYLE(&quot;граница&quot;);ORG.OPENOFFICE.STYLE(&quot;Стандарт&quot;)))">
            <text:p/>
          </table:table-cell>
          <table:table-cell table:formula="of:=T(IF([$тест2.AC154]=1;ORG.OPENOFFICE.STYLE(&quot;граница&quot;);ORG.OPENOFFICE.STYLE(&quot;Стандарт&quot;)))">
            <text:p/>
          </table:table-cell>
          <table:table-cell table:formula="of:=T(IF([$тест2.AD154]=1;ORG.OPENOFFICE.STYLE(&quot;граница&quot;);ORG.OPENOFFICE.STYLE(&quot;Стандарт&quot;)))">
            <text:p/>
          </table:table-cell>
          <table:table-cell table:formula="of:=T(IF([$тест2.AE154]=1;ORG.OPENOFFICE.STYLE(&quot;граница&quot;);ORG.OPENOFFICE.STYLE(&quot;Стандарт&quot;)))">
            <text:p/>
          </table:table-cell>
          <table:table-cell table:formula="of:=T(IF([$тест2.AF154]=1;ORG.OPENOFFICE.STYLE(&quot;граница&quot;);ORG.OPENOFFICE.STYLE(&quot;Стандарт&quot;)))">
            <text:p/>
          </table:table-cell>
          <table:table-cell table:formula="of:=T(IF([$тест2.AG154]=1;ORG.OPENOFFICE.STYLE(&quot;граница&quot;);ORG.OPENOFFICE.STYLE(&quot;Стандарт&quot;)))">
            <text:p/>
          </table:table-cell>
          <table:table-cell table:formula="of:=T(IF([$тест2.AH154]=1;ORG.OPENOFFICE.STYLE(&quot;граница&quot;);ORG.OPENOFFICE.STYLE(&quot;Стандарт&quot;)))">
            <text:p/>
          </table:table-cell>
          <table:table-cell table:formula="of:=T(IF([$тест2.AI154]=1;ORG.OPENOFFICE.STYLE(&quot;граница&quot;);ORG.OPENOFFICE.STYLE(&quot;Стандарт&quot;)))">
            <text:p/>
          </table:table-cell>
          <table:table-cell table:formula="of:=T(IF([$тест2.AJ154]=1;ORG.OPENOFFICE.STYLE(&quot;граница&quot;);ORG.OPENOFFICE.STYLE(&quot;Стандарт&quot;)))">
            <text:p/>
          </table:table-cell>
          <table:table-cell table:formula="of:=T(IF([$тест2.AK154]=1;ORG.OPENOFFICE.STYLE(&quot;граница&quot;);ORG.OPENOFFICE.STYLE(&quot;Стандарт&quot;)))">
            <text:p/>
          </table:table-cell>
          <table:table-cell table:formula="of:=T(IF([$тест2.AL154]=1;ORG.OPENOFFICE.STYLE(&quot;граница&quot;);ORG.OPENOFFICE.STYLE(&quot;Стандарт&quot;)))">
            <text:p/>
          </table:table-cell>
          <table:table-cell table:formula="of:=T(IF([$тест2.AM154]=1;ORG.OPENOFFICE.STYLE(&quot;граница&quot;);ORG.OPENOFFICE.STYLE(&quot;Стандарт&quot;)))">
            <text:p/>
          </table:table-cell>
          <table:table-cell table:formula="of:=T(IF([$тест2.AN154]=1;ORG.OPENOFFICE.STYLE(&quot;граница&quot;);ORG.OPENOFFICE.STYLE(&quot;Стандарт&quot;)))">
            <text:p/>
          </table:table-cell>
          <table:table-cell table:formula="of:=T(IF([$тест2.AO154]=1;ORG.OPENOFFICE.STYLE(&quot;граница&quot;);ORG.OPENOFFICE.STYLE(&quot;Стандарт&quot;)))">
            <text:p/>
          </table:table-cell>
          <table:table-cell table:formula="of:=T(IF([$тест2.AP154]=1;ORG.OPENOFFICE.STYLE(&quot;граница&quot;);ORG.OPENOFFICE.STYLE(&quot;Стандарт&quot;)))">
            <text:p/>
          </table:table-cell>
          <table:table-cell table:formula="of:=T(IF([$тест2.AQ154]=1;ORG.OPENOFFICE.STYLE(&quot;граница&quot;);ORG.OPENOFFICE.STYLE(&quot;Стандарт&quot;)))">
            <text:p/>
          </table:table-cell>
          <table:table-cell table:formula="of:=T(IF([$тест2.AR154]=1;ORG.OPENOFFICE.STYLE(&quot;граница&quot;);ORG.OPENOFFICE.STYLE(&quot;Стандарт&quot;)))">
            <text:p/>
          </table:table-cell>
          <table:table-cell table:formula="of:=T(IF([$тест2.AS154]=1;ORG.OPENOFFICE.STYLE(&quot;граница&quot;);ORG.OPENOFFICE.STYLE(&quot;Стандарт&quot;)))">
            <text:p/>
          </table:table-cell>
          <table:table-cell table:formula="of:=T(IF([$тест2.AT154]=1;ORG.OPENOFFICE.STYLE(&quot;граница&quot;);ORG.OPENOFFICE.STYLE(&quot;Стандарт&quot;)))">
            <text:p/>
          </table:table-cell>
          <table:table-cell table:formula="of:=T(IF([$тест2.AU154]=1;ORG.OPENOFFICE.STYLE(&quot;граница&quot;);ORG.OPENOFFICE.STYLE(&quot;Стандарт&quot;)))">
            <text:p/>
          </table:table-cell>
          <table:table-cell table:formula="of:=T(IF([$тест2.AV154]=1;ORG.OPENOFFICE.STYLE(&quot;граница&quot;);ORG.OPENOFFICE.STYLE(&quot;Стандарт&quot;)))">
            <text:p/>
          </table:table-cell>
          <table:table-cell table:formula="of:=T(IF([$тест2.AW154]=1;ORG.OPENOFFICE.STYLE(&quot;граница&quot;);ORG.OPENOFFICE.STYLE(&quot;Стандарт&quot;)))">
            <text:p/>
          </table:table-cell>
          <table:table-cell table:formula="of:=T(IF([$тест2.AX15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5]=1;ORG.OPENOFFICE.STYLE(&quot;граница&quot;);ORG.OPENOFFICE.STYLE(&quot;Стандарт&quot;)))">
            <text:p/>
          </table:table-cell>
          <table:table-cell table:formula="of:=T(IF([$тест2.C155]=1;ORG.OPENOFFICE.STYLE(&quot;граница&quot;);ORG.OPENOFFICE.STYLE(&quot;Стандарт&quot;)))">
            <text:p/>
          </table:table-cell>
          <table:table-cell table:formula="of:=T(IF([$тест2.D155]=1;ORG.OPENOFFICE.STYLE(&quot;граница&quot;);ORG.OPENOFFICE.STYLE(&quot;Стандарт&quot;)))">
            <text:p/>
          </table:table-cell>
          <table:table-cell table:formula="of:=T(IF([$тест2.E155]=1;ORG.OPENOFFICE.STYLE(&quot;граница&quot;);ORG.OPENOFFICE.STYLE(&quot;Стандарт&quot;)))">
            <text:p/>
          </table:table-cell>
          <table:table-cell table:formula="of:=T(IF([$тест2.F155]=1;ORG.OPENOFFICE.STYLE(&quot;граница&quot;);ORG.OPENOFFICE.STYLE(&quot;Стандарт&quot;)))">
            <text:p/>
          </table:table-cell>
          <table:table-cell table:formula="of:=T(IF([$тест2.G155]=1;ORG.OPENOFFICE.STYLE(&quot;граница&quot;);ORG.OPENOFFICE.STYLE(&quot;Стандарт&quot;)))">
            <text:p/>
          </table:table-cell>
          <table:table-cell table:formula="of:=T(IF([$тест2.H155]=1;ORG.OPENOFFICE.STYLE(&quot;граница&quot;);ORG.OPENOFFICE.STYLE(&quot;Стандарт&quot;)))">
            <text:p/>
          </table:table-cell>
          <table:table-cell table:formula="of:=T(IF([$тест2.I155]=1;ORG.OPENOFFICE.STYLE(&quot;граница&quot;);ORG.OPENOFFICE.STYLE(&quot;Стандарт&quot;)))">
            <text:p/>
          </table:table-cell>
          <table:table-cell table:formula="of:=T(IF([$тест2.J155]=1;ORG.OPENOFFICE.STYLE(&quot;граница&quot;);ORG.OPENOFFICE.STYLE(&quot;Стандарт&quot;)))">
            <text:p/>
          </table:table-cell>
          <table:table-cell table:formula="of:=T(IF([$тест2.K155]=1;ORG.OPENOFFICE.STYLE(&quot;граница&quot;);ORG.OPENOFFICE.STYLE(&quot;Стандарт&quot;)))">
            <text:p/>
          </table:table-cell>
          <table:table-cell table:formula="of:=T(IF([$тест2.L155]=1;ORG.OPENOFFICE.STYLE(&quot;граница&quot;);ORG.OPENOFFICE.STYLE(&quot;Стандарт&quot;)))">
            <text:p/>
          </table:table-cell>
          <table:table-cell table:formula="of:=T(IF([$тест2.M155]=1;ORG.OPENOFFICE.STYLE(&quot;граница&quot;);ORG.OPENOFFICE.STYLE(&quot;Стандарт&quot;)))">
            <text:p/>
          </table:table-cell>
          <table:table-cell table:formula="of:=T(IF([$тест2.N155]=1;ORG.OPENOFFICE.STYLE(&quot;граница&quot;);ORG.OPENOFFICE.STYLE(&quot;Стандарт&quot;)))">
            <text:p/>
          </table:table-cell>
          <table:table-cell table:formula="of:=T(IF([$тест2.O155]=1;ORG.OPENOFFICE.STYLE(&quot;граница&quot;);ORG.OPENOFFICE.STYLE(&quot;Стандарт&quot;)))">
            <text:p/>
          </table:table-cell>
          <table:table-cell table:formula="of:=T(IF([$тест2.P155]=1;ORG.OPENOFFICE.STYLE(&quot;граница&quot;);ORG.OPENOFFICE.STYLE(&quot;Стандарт&quot;)))">
            <text:p/>
          </table:table-cell>
          <table:table-cell table:formula="of:=T(IF([$тест2.Q155]=1;ORG.OPENOFFICE.STYLE(&quot;граница&quot;);ORG.OPENOFFICE.STYLE(&quot;Стандарт&quot;)))">
            <text:p/>
          </table:table-cell>
          <table:table-cell table:formula="of:=T(IF([$тест2.R155]=1;ORG.OPENOFFICE.STYLE(&quot;граница&quot;);ORG.OPENOFFICE.STYLE(&quot;Стандарт&quot;)))">
            <text:p/>
          </table:table-cell>
          <table:table-cell table:formula="of:=T(IF([$тест2.S155]=1;ORG.OPENOFFICE.STYLE(&quot;граница&quot;);ORG.OPENOFFICE.STYLE(&quot;Стандарт&quot;)))">
            <text:p/>
          </table:table-cell>
          <table:table-cell table:formula="of:=T(IF([$тест2.T155]=1;ORG.OPENOFFICE.STYLE(&quot;граница&quot;);ORG.OPENOFFICE.STYLE(&quot;Стандарт&quot;)))">
            <text:p/>
          </table:table-cell>
          <table:table-cell table:formula="of:=T(IF([$тест2.U155]=1;ORG.OPENOFFICE.STYLE(&quot;граница&quot;);ORG.OPENOFFICE.STYLE(&quot;Стандарт&quot;)))">
            <text:p/>
          </table:table-cell>
          <table:table-cell table:formula="of:=T(IF([$тест2.V155]=1;ORG.OPENOFFICE.STYLE(&quot;граница&quot;);ORG.OPENOFFICE.STYLE(&quot;Стандарт&quot;)))">
            <text:p/>
          </table:table-cell>
          <table:table-cell table:formula="of:=T(IF([$тест2.W155]=1;ORG.OPENOFFICE.STYLE(&quot;граница&quot;);ORG.OPENOFFICE.STYLE(&quot;Стандарт&quot;)))">
            <text:p/>
          </table:table-cell>
          <table:table-cell table:formula="of:=T(IF([$тест2.X155]=1;ORG.OPENOFFICE.STYLE(&quot;граница&quot;);ORG.OPENOFFICE.STYLE(&quot;Стандарт&quot;)))">
            <text:p/>
          </table:table-cell>
          <table:table-cell table:formula="of:=T(IF([$тест2.Y155]=1;ORG.OPENOFFICE.STYLE(&quot;граница&quot;);ORG.OPENOFFICE.STYLE(&quot;Стандарт&quot;)))">
            <text:p/>
          </table:table-cell>
          <table:table-cell table:formula="of:=T(IF([$тест2.Z155]=1;ORG.OPENOFFICE.STYLE(&quot;граница&quot;);ORG.OPENOFFICE.STYLE(&quot;Стандарт&quot;)))">
            <text:p/>
          </table:table-cell>
          <table:table-cell table:formula="of:=T(IF([$тест2.AA155]=1;ORG.OPENOFFICE.STYLE(&quot;граница&quot;);ORG.OPENOFFICE.STYLE(&quot;Стандарт&quot;)))">
            <text:p/>
          </table:table-cell>
          <table:table-cell table:formula="of:=T(IF([$тест2.AB155]=1;ORG.OPENOFFICE.STYLE(&quot;граница&quot;);ORG.OPENOFFICE.STYLE(&quot;Стандарт&quot;)))">
            <text:p/>
          </table:table-cell>
          <table:table-cell table:formula="of:=T(IF([$тест2.AC155]=1;ORG.OPENOFFICE.STYLE(&quot;граница&quot;);ORG.OPENOFFICE.STYLE(&quot;Стандарт&quot;)))">
            <text:p/>
          </table:table-cell>
          <table:table-cell table:formula="of:=T(IF([$тест2.AD155]=1;ORG.OPENOFFICE.STYLE(&quot;граница&quot;);ORG.OPENOFFICE.STYLE(&quot;Стандарт&quot;)))">
            <text:p/>
          </table:table-cell>
          <table:table-cell table:formula="of:=T(IF([$тест2.AE155]=1;ORG.OPENOFFICE.STYLE(&quot;граница&quot;);ORG.OPENOFFICE.STYLE(&quot;Стандарт&quot;)))">
            <text:p/>
          </table:table-cell>
          <table:table-cell table:formula="of:=T(IF([$тест2.AF155]=1;ORG.OPENOFFICE.STYLE(&quot;граница&quot;);ORG.OPENOFFICE.STYLE(&quot;Стандарт&quot;)))">
            <text:p/>
          </table:table-cell>
          <table:table-cell table:formula="of:=T(IF([$тест2.AG155]=1;ORG.OPENOFFICE.STYLE(&quot;граница&quot;);ORG.OPENOFFICE.STYLE(&quot;Стандарт&quot;)))">
            <text:p/>
          </table:table-cell>
          <table:table-cell table:formula="of:=T(IF([$тест2.AH155]=1;ORG.OPENOFFICE.STYLE(&quot;граница&quot;);ORG.OPENOFFICE.STYLE(&quot;Стандарт&quot;)))">
            <text:p/>
          </table:table-cell>
          <table:table-cell table:formula="of:=T(IF([$тест2.AI155]=1;ORG.OPENOFFICE.STYLE(&quot;граница&quot;);ORG.OPENOFFICE.STYLE(&quot;Стандарт&quot;)))">
            <text:p/>
          </table:table-cell>
          <table:table-cell table:formula="of:=T(IF([$тест2.AJ155]=1;ORG.OPENOFFICE.STYLE(&quot;граница&quot;);ORG.OPENOFFICE.STYLE(&quot;Стандарт&quot;)))">
            <text:p/>
          </table:table-cell>
          <table:table-cell table:formula="of:=T(IF([$тест2.AK155]=1;ORG.OPENOFFICE.STYLE(&quot;граница&quot;);ORG.OPENOFFICE.STYLE(&quot;Стандарт&quot;)))">
            <text:p/>
          </table:table-cell>
          <table:table-cell table:formula="of:=T(IF([$тест2.AL155]=1;ORG.OPENOFFICE.STYLE(&quot;граница&quot;);ORG.OPENOFFICE.STYLE(&quot;Стандарт&quot;)))">
            <text:p/>
          </table:table-cell>
          <table:table-cell table:formula="of:=T(IF([$тест2.AM155]=1;ORG.OPENOFFICE.STYLE(&quot;граница&quot;);ORG.OPENOFFICE.STYLE(&quot;Стандарт&quot;)))">
            <text:p/>
          </table:table-cell>
          <table:table-cell table:formula="of:=T(IF([$тест2.AN155]=1;ORG.OPENOFFICE.STYLE(&quot;граница&quot;);ORG.OPENOFFICE.STYLE(&quot;Стандарт&quot;)))">
            <text:p/>
          </table:table-cell>
          <table:table-cell table:formula="of:=T(IF([$тест2.AO155]=1;ORG.OPENOFFICE.STYLE(&quot;граница&quot;);ORG.OPENOFFICE.STYLE(&quot;Стандарт&quot;)))">
            <text:p/>
          </table:table-cell>
          <table:table-cell table:formula="of:=T(IF([$тест2.AP155]=1;ORG.OPENOFFICE.STYLE(&quot;граница&quot;);ORG.OPENOFFICE.STYLE(&quot;Стандарт&quot;)))">
            <text:p/>
          </table:table-cell>
          <table:table-cell table:formula="of:=T(IF([$тест2.AQ155]=1;ORG.OPENOFFICE.STYLE(&quot;граница&quot;);ORG.OPENOFFICE.STYLE(&quot;Стандарт&quot;)))">
            <text:p/>
          </table:table-cell>
          <table:table-cell table:formula="of:=T(IF([$тест2.AR155]=1;ORG.OPENOFFICE.STYLE(&quot;граница&quot;);ORG.OPENOFFICE.STYLE(&quot;Стандарт&quot;)))">
            <text:p/>
          </table:table-cell>
          <table:table-cell table:formula="of:=T(IF([$тест2.AS155]=1;ORG.OPENOFFICE.STYLE(&quot;граница&quot;);ORG.OPENOFFICE.STYLE(&quot;Стандарт&quot;)))">
            <text:p/>
          </table:table-cell>
          <table:table-cell table:formula="of:=T(IF([$тест2.AT155]=1;ORG.OPENOFFICE.STYLE(&quot;граница&quot;);ORG.OPENOFFICE.STYLE(&quot;Стандарт&quot;)))">
            <text:p/>
          </table:table-cell>
          <table:table-cell table:formula="of:=T(IF([$тест2.AU155]=1;ORG.OPENOFFICE.STYLE(&quot;граница&quot;);ORG.OPENOFFICE.STYLE(&quot;Стандарт&quot;)))">
            <text:p/>
          </table:table-cell>
          <table:table-cell table:formula="of:=T(IF([$тест2.AV155]=1;ORG.OPENOFFICE.STYLE(&quot;граница&quot;);ORG.OPENOFFICE.STYLE(&quot;Стандарт&quot;)))">
            <text:p/>
          </table:table-cell>
          <table:table-cell table:formula="of:=T(IF([$тест2.AW155]=1;ORG.OPENOFFICE.STYLE(&quot;граница&quot;);ORG.OPENOFFICE.STYLE(&quot;Стандарт&quot;)))">
            <text:p/>
          </table:table-cell>
          <table:table-cell table:formula="of:=T(IF([$тест2.AX15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6]=1;ORG.OPENOFFICE.STYLE(&quot;граница&quot;);ORG.OPENOFFICE.STYLE(&quot;Стандарт&quot;)))">
            <text:p/>
          </table:table-cell>
          <table:table-cell table:formula="of:=T(IF([$тест2.C156]=1;ORG.OPENOFFICE.STYLE(&quot;граница&quot;);ORG.OPENOFFICE.STYLE(&quot;Стандарт&quot;)))">
            <text:p/>
          </table:table-cell>
          <table:table-cell table:formula="of:=T(IF([$тест2.D156]=1;ORG.OPENOFFICE.STYLE(&quot;граница&quot;);ORG.OPENOFFICE.STYLE(&quot;Стандарт&quot;)))">
            <text:p/>
          </table:table-cell>
          <table:table-cell table:formula="of:=T(IF([$тест2.E156]=1;ORG.OPENOFFICE.STYLE(&quot;граница&quot;);ORG.OPENOFFICE.STYLE(&quot;Стандарт&quot;)))">
            <text:p/>
          </table:table-cell>
          <table:table-cell table:formula="of:=T(IF([$тест2.F156]=1;ORG.OPENOFFICE.STYLE(&quot;граница&quot;);ORG.OPENOFFICE.STYLE(&quot;Стандарт&quot;)))">
            <text:p/>
          </table:table-cell>
          <table:table-cell table:formula="of:=T(IF([$тест2.G156]=1;ORG.OPENOFFICE.STYLE(&quot;граница&quot;);ORG.OPENOFFICE.STYLE(&quot;Стандарт&quot;)))">
            <text:p/>
          </table:table-cell>
          <table:table-cell table:formula="of:=T(IF([$тест2.H156]=1;ORG.OPENOFFICE.STYLE(&quot;граница&quot;);ORG.OPENOFFICE.STYLE(&quot;Стандарт&quot;)))">
            <text:p/>
          </table:table-cell>
          <table:table-cell table:formula="of:=T(IF([$тест2.I156]=1;ORG.OPENOFFICE.STYLE(&quot;граница&quot;);ORG.OPENOFFICE.STYLE(&quot;Стандарт&quot;)))">
            <text:p/>
          </table:table-cell>
          <table:table-cell table:formula="of:=T(IF([$тест2.J156]=1;ORG.OPENOFFICE.STYLE(&quot;граница&quot;);ORG.OPENOFFICE.STYLE(&quot;Стандарт&quot;)))">
            <text:p/>
          </table:table-cell>
          <table:table-cell table:formula="of:=T(IF([$тест2.K156]=1;ORG.OPENOFFICE.STYLE(&quot;граница&quot;);ORG.OPENOFFICE.STYLE(&quot;Стандарт&quot;)))">
            <text:p/>
          </table:table-cell>
          <table:table-cell table:formula="of:=T(IF([$тест2.L156]=1;ORG.OPENOFFICE.STYLE(&quot;граница&quot;);ORG.OPENOFFICE.STYLE(&quot;Стандарт&quot;)))">
            <text:p/>
          </table:table-cell>
          <table:table-cell table:formula="of:=T(IF([$тест2.M156]=1;ORG.OPENOFFICE.STYLE(&quot;граница&quot;);ORG.OPENOFFICE.STYLE(&quot;Стандарт&quot;)))">
            <text:p/>
          </table:table-cell>
          <table:table-cell table:formula="of:=T(IF([$тест2.N156]=1;ORG.OPENOFFICE.STYLE(&quot;граница&quot;);ORG.OPENOFFICE.STYLE(&quot;Стандарт&quot;)))">
            <text:p/>
          </table:table-cell>
          <table:table-cell table:formula="of:=T(IF([$тест2.O156]=1;ORG.OPENOFFICE.STYLE(&quot;граница&quot;);ORG.OPENOFFICE.STYLE(&quot;Стандарт&quot;)))">
            <text:p/>
          </table:table-cell>
          <table:table-cell table:formula="of:=T(IF([$тест2.P156]=1;ORG.OPENOFFICE.STYLE(&quot;граница&quot;);ORG.OPENOFFICE.STYLE(&quot;Стандарт&quot;)))">
            <text:p/>
          </table:table-cell>
          <table:table-cell table:formula="of:=T(IF([$тест2.Q156]=1;ORG.OPENOFFICE.STYLE(&quot;граница&quot;);ORG.OPENOFFICE.STYLE(&quot;Стандарт&quot;)))">
            <text:p/>
          </table:table-cell>
          <table:table-cell table:formula="of:=T(IF([$тест2.R156]=1;ORG.OPENOFFICE.STYLE(&quot;граница&quot;);ORG.OPENOFFICE.STYLE(&quot;Стандарт&quot;)))">
            <text:p/>
          </table:table-cell>
          <table:table-cell table:formula="of:=T(IF([$тест2.S156]=1;ORG.OPENOFFICE.STYLE(&quot;граница&quot;);ORG.OPENOFFICE.STYLE(&quot;Стандарт&quot;)))">
            <text:p/>
          </table:table-cell>
          <table:table-cell table:formula="of:=T(IF([$тест2.T156]=1;ORG.OPENOFFICE.STYLE(&quot;граница&quot;);ORG.OPENOFFICE.STYLE(&quot;Стандарт&quot;)))">
            <text:p/>
          </table:table-cell>
          <table:table-cell table:formula="of:=T(IF([$тест2.U156]=1;ORG.OPENOFFICE.STYLE(&quot;граница&quot;);ORG.OPENOFFICE.STYLE(&quot;Стандарт&quot;)))">
            <text:p/>
          </table:table-cell>
          <table:table-cell table:formula="of:=T(IF([$тест2.V156]=1;ORG.OPENOFFICE.STYLE(&quot;граница&quot;);ORG.OPENOFFICE.STYLE(&quot;Стандарт&quot;)))">
            <text:p/>
          </table:table-cell>
          <table:table-cell table:formula="of:=T(IF([$тест2.W156]=1;ORG.OPENOFFICE.STYLE(&quot;граница&quot;);ORG.OPENOFFICE.STYLE(&quot;Стандарт&quot;)))">
            <text:p/>
          </table:table-cell>
          <table:table-cell table:formula="of:=T(IF([$тест2.X156]=1;ORG.OPENOFFICE.STYLE(&quot;граница&quot;);ORG.OPENOFFICE.STYLE(&quot;Стандарт&quot;)))">
            <text:p/>
          </table:table-cell>
          <table:table-cell table:formula="of:=T(IF([$тест2.Y156]=1;ORG.OPENOFFICE.STYLE(&quot;граница&quot;);ORG.OPENOFFICE.STYLE(&quot;Стандарт&quot;)))">
            <text:p/>
          </table:table-cell>
          <table:table-cell table:formula="of:=T(IF([$тест2.Z156]=1;ORG.OPENOFFICE.STYLE(&quot;граница&quot;);ORG.OPENOFFICE.STYLE(&quot;Стандарт&quot;)))">
            <text:p/>
          </table:table-cell>
          <table:table-cell table:formula="of:=T(IF([$тест2.AA156]=1;ORG.OPENOFFICE.STYLE(&quot;граница&quot;);ORG.OPENOFFICE.STYLE(&quot;Стандарт&quot;)))">
            <text:p/>
          </table:table-cell>
          <table:table-cell table:formula="of:=T(IF([$тест2.AB156]=1;ORG.OPENOFFICE.STYLE(&quot;граница&quot;);ORG.OPENOFFICE.STYLE(&quot;Стандарт&quot;)))">
            <text:p/>
          </table:table-cell>
          <table:table-cell table:formula="of:=T(IF([$тест2.AC156]=1;ORG.OPENOFFICE.STYLE(&quot;граница&quot;);ORG.OPENOFFICE.STYLE(&quot;Стандарт&quot;)))">
            <text:p/>
          </table:table-cell>
          <table:table-cell table:formula="of:=T(IF([$тест2.AD156]=1;ORG.OPENOFFICE.STYLE(&quot;граница&quot;);ORG.OPENOFFICE.STYLE(&quot;Стандарт&quot;)))">
            <text:p/>
          </table:table-cell>
          <table:table-cell table:formula="of:=T(IF([$тест2.AE156]=1;ORG.OPENOFFICE.STYLE(&quot;граница&quot;);ORG.OPENOFFICE.STYLE(&quot;Стандарт&quot;)))">
            <text:p/>
          </table:table-cell>
          <table:table-cell table:formula="of:=T(IF([$тест2.AF156]=1;ORG.OPENOFFICE.STYLE(&quot;граница&quot;);ORG.OPENOFFICE.STYLE(&quot;Стандарт&quot;)))">
            <text:p/>
          </table:table-cell>
          <table:table-cell table:formula="of:=T(IF([$тест2.AG156]=1;ORG.OPENOFFICE.STYLE(&quot;граница&quot;);ORG.OPENOFFICE.STYLE(&quot;Стандарт&quot;)))">
            <text:p/>
          </table:table-cell>
          <table:table-cell table:formula="of:=T(IF([$тест2.AH156]=1;ORG.OPENOFFICE.STYLE(&quot;граница&quot;);ORG.OPENOFFICE.STYLE(&quot;Стандарт&quot;)))">
            <text:p/>
          </table:table-cell>
          <table:table-cell table:formula="of:=T(IF([$тест2.AI156]=1;ORG.OPENOFFICE.STYLE(&quot;граница&quot;);ORG.OPENOFFICE.STYLE(&quot;Стандарт&quot;)))">
            <text:p/>
          </table:table-cell>
          <table:table-cell table:formula="of:=T(IF([$тест2.AJ156]=1;ORG.OPENOFFICE.STYLE(&quot;граница&quot;);ORG.OPENOFFICE.STYLE(&quot;Стандарт&quot;)))">
            <text:p/>
          </table:table-cell>
          <table:table-cell table:formula="of:=T(IF([$тест2.AK156]=1;ORG.OPENOFFICE.STYLE(&quot;граница&quot;);ORG.OPENOFFICE.STYLE(&quot;Стандарт&quot;)))">
            <text:p/>
          </table:table-cell>
          <table:table-cell table:formula="of:=T(IF([$тест2.AL156]=1;ORG.OPENOFFICE.STYLE(&quot;граница&quot;);ORG.OPENOFFICE.STYLE(&quot;Стандарт&quot;)))">
            <text:p/>
          </table:table-cell>
          <table:table-cell table:formula="of:=T(IF([$тест2.AM156]=1;ORG.OPENOFFICE.STYLE(&quot;граница&quot;);ORG.OPENOFFICE.STYLE(&quot;Стандарт&quot;)))">
            <text:p/>
          </table:table-cell>
          <table:table-cell table:formula="of:=T(IF([$тест2.AN156]=1;ORG.OPENOFFICE.STYLE(&quot;граница&quot;);ORG.OPENOFFICE.STYLE(&quot;Стандарт&quot;)))">
            <text:p/>
          </table:table-cell>
          <table:table-cell table:formula="of:=T(IF([$тест2.AO156]=1;ORG.OPENOFFICE.STYLE(&quot;граница&quot;);ORG.OPENOFFICE.STYLE(&quot;Стандарт&quot;)))">
            <text:p/>
          </table:table-cell>
          <table:table-cell table:formula="of:=T(IF([$тест2.AP156]=1;ORG.OPENOFFICE.STYLE(&quot;граница&quot;);ORG.OPENOFFICE.STYLE(&quot;Стандарт&quot;)))">
            <text:p/>
          </table:table-cell>
          <table:table-cell table:formula="of:=T(IF([$тест2.AQ156]=1;ORG.OPENOFFICE.STYLE(&quot;граница&quot;);ORG.OPENOFFICE.STYLE(&quot;Стандарт&quot;)))">
            <text:p/>
          </table:table-cell>
          <table:table-cell table:formula="of:=T(IF([$тест2.AR156]=1;ORG.OPENOFFICE.STYLE(&quot;граница&quot;);ORG.OPENOFFICE.STYLE(&quot;Стандарт&quot;)))">
            <text:p/>
          </table:table-cell>
          <table:table-cell table:formula="of:=T(IF([$тест2.AS156]=1;ORG.OPENOFFICE.STYLE(&quot;граница&quot;);ORG.OPENOFFICE.STYLE(&quot;Стандарт&quot;)))">
            <text:p/>
          </table:table-cell>
          <table:table-cell table:formula="of:=T(IF([$тест2.AT156]=1;ORG.OPENOFFICE.STYLE(&quot;граница&quot;);ORG.OPENOFFICE.STYLE(&quot;Стандарт&quot;)))">
            <text:p/>
          </table:table-cell>
          <table:table-cell table:formula="of:=T(IF([$тест2.AU156]=1;ORG.OPENOFFICE.STYLE(&quot;граница&quot;);ORG.OPENOFFICE.STYLE(&quot;Стандарт&quot;)))">
            <text:p/>
          </table:table-cell>
          <table:table-cell table:formula="of:=T(IF([$тест2.AV156]=1;ORG.OPENOFFICE.STYLE(&quot;граница&quot;);ORG.OPENOFFICE.STYLE(&quot;Стандарт&quot;)))">
            <text:p/>
          </table:table-cell>
          <table:table-cell table:formula="of:=T(IF([$тест2.AW156]=1;ORG.OPENOFFICE.STYLE(&quot;граница&quot;);ORG.OPENOFFICE.STYLE(&quot;Стандарт&quot;)))">
            <text:p/>
          </table:table-cell>
          <table:table-cell table:formula="of:=T(IF([$тест2.AX156]=1;ORG.OPENOFFICE.STYLE(&quot;граница&quot;);ORG.OPENOFFICE.STYLE(&quot;Стандарт&quot;)))">
            <text:p/>
          </table:table-cell>
        </table:table-row>
        <table:table-row table:style-name="ro1" table:number-rows-repeated="1048419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тест3" table:style-name="ta1">
        <table:table-column table:style-name="co1" table:default-cell-style-name="ce5"/>
        <table:table-column table:style-name="co1" table:number-columns-repeated="49" table:default-cell-style-name="Default"/>
        <table:table-column table:style-name="co2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1" table:number-rows-repeated="1048534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тест_3" table:style-name="ta1">
        <table:table-column table:style-name="co1" table:default-cell-style-name="ce5"/>
        <table:table-column table:style-name="co1" table:number-columns-repeated="49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граница" table:formula="of:=T(IF([$тест3.B2]=1;ORG.OPENOFFICE.STYLE(&quot;граница&quot;);ORG.OPENOFFICE.STYLE(&quot;Стандарт&quot;)))">
            <text:p/>
          </table:table-cell>
          <table:table-cell table:style-name="граница" table:formula="of:=T(IF([$тест3.B2]=1;ORG.OPENOFFICE.STYLE(&quot;граница&quot;);ORG.OPENOFFICE.STYLE(&quot;Стандарт&quot;)))">
            <text:p/>
          </table:table-cell>
          <table:table-cell table:style-name="граница" table:formula="of:=T(IF([$тест3.C2]=1;ORG.OPENOFFICE.STYLE(&quot;граница&quot;);ORG.OPENOFFICE.STYLE(&quot;Стандарт&quot;)))">
            <text:p/>
          </table:table-cell>
          <table:table-cell table:style-name="граница" table:formula="of:=T(IF([$тест3.D2]=1;ORG.OPENOFFICE.STYLE(&quot;граница&quot;);ORG.OPENOFFICE.STYLE(&quot;Стандарт&quot;)))">
            <text:p/>
          </table:table-cell>
          <table:table-cell table:style-name="граница" table:formula="of:=T(IF([$тест3.E2]=1;ORG.OPENOFFICE.STYLE(&quot;граница&quot;);ORG.OPENOFFICE.STYLE(&quot;Стандарт&quot;)))">
            <text:p/>
          </table:table-cell>
          <table:table-cell table:style-name="граница" table:formula="of:=T(IF([$тест3.F2]=1;ORG.OPENOFFICE.STYLE(&quot;граница&quot;);ORG.OPENOFFICE.STYLE(&quot;Стандарт&quot;)))">
            <text:p/>
          </table:table-cell>
          <table:table-cell table:style-name="граница" table:formula="of:=T(IF([$тест3.G2]=1;ORG.OPENOFFICE.STYLE(&quot;граница&quot;);ORG.OPENOFFICE.STYLE(&quot;Стандарт&quot;)))">
            <text:p/>
          </table:table-cell>
          <table:table-cell table:style-name="граница" table:formula="of:=T(IF([$тест3.H2]=1;ORG.OPENOFFICE.STYLE(&quot;граница&quot;);ORG.OPENOFFICE.STYLE(&quot;Стандарт&quot;)))">
            <text:p/>
          </table:table-cell>
          <table:table-cell table:style-name="граница" table:formula="of:=T(IF([$тест3.I2]=1;ORG.OPENOFFICE.STYLE(&quot;граница&quot;);ORG.OPENOFFICE.STYLE(&quot;Стандарт&quot;)))">
            <text:p/>
          </table:table-cell>
          <table:table-cell table:style-name="граница" table:formula="of:=T(IF([$тест3.J2]=1;ORG.OPENOFFICE.STYLE(&quot;граница&quot;);ORG.OPENOFFICE.STYLE(&quot;Стандарт&quot;)))">
            <text:p/>
          </table:table-cell>
          <table:table-cell table:style-name="граница" table:formula="of:=T(IF([$тест3.K2]=1;ORG.OPENOFFICE.STYLE(&quot;граница&quot;);ORG.OPENOFFICE.STYLE(&quot;Стандарт&quot;)))">
            <text:p/>
          </table:table-cell>
          <table:table-cell table:style-name="граница" table:formula="of:=T(IF([$тест3.L2]=1;ORG.OPENOFFICE.STYLE(&quot;граница&quot;);ORG.OPENOFFICE.STYLE(&quot;Стандарт&quot;)))">
            <text:p/>
          </table:table-cell>
          <table:table-cell table:style-name="граница" table:formula="of:=T(IF([$тест3.N2]=1;ORG.OPENOFFICE.STYLE(&quot;граница&quot;);ORG.OPENOFFICE.STYLE(&quot;Стандарт&quot;)))">
            <text:p/>
          </table:table-cell>
          <table:table-cell table:style-name="граница" table:formula="of:=T(IF([$тест3.O2]=1;ORG.OPENOFFICE.STYLE(&quot;граница&quot;);ORG.OPENOFFICE.STYLE(&quot;Стандарт&quot;)))">
            <text:p/>
          </table:table-cell>
          <table:table-cell table:style-name="граница" table:formula="of:=T(IF([$тест3.P2]=1;ORG.OPENOFFICE.STYLE(&quot;граница&quot;);ORG.OPENOFFICE.STYLE(&quot;Стандарт&quot;)))">
            <text:p/>
          </table:table-cell>
          <table:table-cell table:style-name="граница" table:formula="of:=T(IF([$тест3.Q2]=1;ORG.OPENOFFICE.STYLE(&quot;граница&quot;);ORG.OPENOFFICE.STYLE(&quot;Стандарт&quot;)))">
            <text:p/>
          </table:table-cell>
          <table:table-cell table:style-name="граница" table:formula="of:=T(IF([$тест3.R2]=1;ORG.OPENOFFICE.STYLE(&quot;граница&quot;);ORG.OPENOFFICE.STYLE(&quot;Стандарт&quot;)))">
            <text:p/>
          </table:table-cell>
          <table:table-cell table:style-name="граница" table:formula="of:=T(IF([$тест3.S2]=1;ORG.OPENOFFICE.STYLE(&quot;граница&quot;);ORG.OPENOFFICE.STYLE(&quot;Стандарт&quot;)))">
            <text:p/>
          </table:table-cell>
          <table:table-cell table:style-name="граница" table:formula="of:=T(IF([$тест3.T2]=1;ORG.OPENOFFICE.STYLE(&quot;граница&quot;);ORG.OPENOFFICE.STYLE(&quot;Стандарт&quot;)))">
            <text:p/>
          </table:table-cell>
          <table:table-cell table:style-name="граница" table:formula="of:=T(IF([$тест3.U2]=1;ORG.OPENOFFICE.STYLE(&quot;граница&quot;);ORG.OPENOFFICE.STYLE(&quot;Стандарт&quot;)))">
            <text:p/>
          </table:table-cell>
          <table:table-cell table:style-name="граница" table:formula="of:=T(IF([$тест3.V2]=1;ORG.OPENOFFICE.STYLE(&quot;граница&quot;);ORG.OPENOFFICE.STYLE(&quot;Стандарт&quot;)))">
            <text:p/>
          </table:table-cell>
          <table:table-cell table:style-name="граница" table:formula="of:=T(IF([$тест3.W2]=1;ORG.OPENOFFICE.STYLE(&quot;граница&quot;);ORG.OPENOFFICE.STYLE(&quot;Стандарт&quot;)))">
            <text:p/>
          </table:table-cell>
          <table:table-cell table:style-name="граница" table:formula="of:=T(IF([$тест3.X2]=1;ORG.OPENOFFICE.STYLE(&quot;граница&quot;);ORG.OPENOFFICE.STYLE(&quot;Стандарт&quot;)))">
            <text:p/>
          </table:table-cell>
          <table:table-cell table:formula="of:=T(IF([$тест3.Y2]=1;ORG.OPENOFFICE.STYLE(&quot;граница&quot;);ORG.OPENOFFICE.STYLE(&quot;Стандарт&quot;)))">
            <text:p/>
          </table:table-cell>
          <table:table-cell table:formula="of:=T(IF([$тест3.Z2]=1;ORG.OPENOFFICE.STYLE(&quot;граница&quot;);ORG.OPENOFFICE.STYLE(&quot;Стандарт&quot;)))">
            <text:p/>
          </table:table-cell>
          <table:table-cell table:formula="of:=T(IF([$тест3.AA2]=1;ORG.OPENOFFICE.STYLE(&quot;граница&quot;);ORG.OPENOFFICE.STYLE(&quot;Стандарт&quot;)))">
            <text:p/>
          </table:table-cell>
          <table:table-cell table:formula="of:=T(IF([$тест3.AB2]=1;ORG.OPENOFFICE.STYLE(&quot;граница&quot;);ORG.OPENOFFICE.STYLE(&quot;Стандарт&quot;)))">
            <text:p/>
          </table:table-cell>
          <table:table-cell table:formula="of:=T(IF([$тест3.AC2]=1;ORG.OPENOFFICE.STYLE(&quot;граница&quot;);ORG.OPENOFFICE.STYLE(&quot;Стандарт&quot;)))">
            <text:p/>
          </table:table-cell>
          <table:table-cell table:formula="of:=T(IF([$тест3.AD2]=1;ORG.OPENOFFICE.STYLE(&quot;граница&quot;);ORG.OPENOFFICE.STYLE(&quot;Стандарт&quot;)))">
            <text:p/>
          </table:table-cell>
          <table:table-cell table:formula="of:=T(IF([$тест3.AE2]=1;ORG.OPENOFFICE.STYLE(&quot;граница&quot;);ORG.OPENOFFICE.STYLE(&quot;Стандарт&quot;)))">
            <text:p/>
          </table:table-cell>
          <table:table-cell table:formula="of:=T(IF([$тест3.AF2]=1;ORG.OPENOFFICE.STYLE(&quot;граница&quot;);ORG.OPENOFFICE.STYLE(&quot;Стандарт&quot;)))">
            <text:p/>
          </table:table-cell>
          <table:table-cell table:formula="of:=T(IF([$тест3.AG2]=1;ORG.OPENOFFICE.STYLE(&quot;граница&quot;);ORG.OPENOFFICE.STYLE(&quot;Стандарт&quot;)))">
            <text:p/>
          </table:table-cell>
          <table:table-cell table:formula="of:=T(IF([$тест3.AH2]=1;ORG.OPENOFFICE.STYLE(&quot;граница&quot;);ORG.OPENOFFICE.STYLE(&quot;Стандарт&quot;)))">
            <text:p/>
          </table:table-cell>
          <table:table-cell table:formula="of:=T(IF([$тест3.AI2]=1;ORG.OPENOFFICE.STYLE(&quot;граница&quot;);ORG.OPENOFFICE.STYLE(&quot;Стандарт&quot;)))">
            <text:p/>
          </table:table-cell>
          <table:table-cell table:formula="of:=T(IF([$тест3.AJ2]=1;ORG.OPENOFFICE.STYLE(&quot;граница&quot;);ORG.OPENOFFICE.STYLE(&quot;Стандарт&quot;)))">
            <text:p/>
          </table:table-cell>
          <table:table-cell table:formula="of:=T(IF([$тест3.AK2]=1;ORG.OPENOFFICE.STYLE(&quot;граница&quot;);ORG.OPENOFFICE.STYLE(&quot;Стандарт&quot;)))">
            <text:p/>
          </table:table-cell>
          <table:table-cell table:formula="of:=T(IF([$тест3.AL2]=1;ORG.OPENOFFICE.STYLE(&quot;граница&quot;);ORG.OPENOFFICE.STYLE(&quot;Стандарт&quot;)))">
            <text:p/>
          </table:table-cell>
          <table:table-cell table:formula="of:=T(IF([$тест3.AM2]=1;ORG.OPENOFFICE.STYLE(&quot;граница&quot;);ORG.OPENOFFICE.STYLE(&quot;Стандарт&quot;)))">
            <text:p/>
          </table:table-cell>
          <table:table-cell table:formula="of:=T(IF([$тест3.AN2]=1;ORG.OPENOFFICE.STYLE(&quot;граница&quot;);ORG.OPENOFFICE.STYLE(&quot;Стандарт&quot;)))">
            <text:p/>
          </table:table-cell>
          <table:table-cell table:formula="of:=T(IF([$тест3.AO2]=1;ORG.OPENOFFICE.STYLE(&quot;граница&quot;);ORG.OPENOFFICE.STYLE(&quot;Стандарт&quot;)))">
            <text:p/>
          </table:table-cell>
          <table:table-cell table:formula="of:=T(IF([$тест3.AP2]=1;ORG.OPENOFFICE.STYLE(&quot;граница&quot;);ORG.OPENOFFICE.STYLE(&quot;Стандарт&quot;)))">
            <text:p/>
          </table:table-cell>
          <table:table-cell table:formula="of:=T(IF([$тест3.AQ2]=1;ORG.OPENOFFICE.STYLE(&quot;граница&quot;);ORG.OPENOFFICE.STYLE(&quot;Стандарт&quot;)))">
            <text:p/>
          </table:table-cell>
          <table:table-cell table:formula="of:=T(IF([$тест3.AR2]=1;ORG.OPENOFFICE.STYLE(&quot;граница&quot;);ORG.OPENOFFICE.STYLE(&quot;Стандарт&quot;)))">
            <text:p/>
          </table:table-cell>
          <table:table-cell table:formula="of:=T(IF([$тест3.AS2]=1;ORG.OPENOFFICE.STYLE(&quot;граница&quot;);ORG.OPENOFFICE.STYLE(&quot;Стандарт&quot;)))">
            <text:p/>
          </table:table-cell>
          <table:table-cell table:formula="of:=T(IF([$тест3.AT2]=1;ORG.OPENOFFICE.STYLE(&quot;граница&quot;);ORG.OPENOFFICE.STYLE(&quot;Стандарт&quot;)))">
            <text:p/>
          </table:table-cell>
          <table:table-cell table:formula="of:=T(IF([$тест3.AU2]=1;ORG.OPENOFFICE.STYLE(&quot;граница&quot;);ORG.OPENOFFICE.STYLE(&quot;Стандарт&quot;)))">
            <text:p/>
          </table:table-cell>
          <table:table-cell table:formula="of:=T(IF([$тест3.AV2]=1;ORG.OPENOFFICE.STYLE(&quot;граница&quot;);ORG.OPENOFFICE.STYLE(&quot;Стандарт&quot;)))">
            <text:p/>
          </table:table-cell>
          <table:table-cell table:formula="of:=T(IF([$тест3.AW2]=1;ORG.OPENOFFICE.STYLE(&quot;граница&quot;);ORG.OPENOFFICE.STYLE(&quot;Стандарт&quot;)))">
            <text:p/>
          </table:table-cell>
          <table:table-cell table:formula="of:=T(IF([$тест3.AX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граница" table:formula="of:=T(IF([$тест3.B3]=1;ORG.OPENOFFICE.STYLE(&quot;граница&quot;);ORG.OPENOFFICE.STYLE(&quot;Стандарт&quot;)))">
            <text:p/>
          </table:table-cell>
          <table:table-cell table:formula="of:=T(IF([$тест3.B3]=1;ORG.OPENOFFICE.STYLE(&quot;граница&quot;);ORG.OPENOFFICE.STYLE(&quot;Стандарт&quot;)))">
            <text:p/>
          </table:table-cell>
          <table:table-cell table:formula="of:=T(IF([$тест3.C3]=1;ORG.OPENOFFICE.STYLE(&quot;граница&quot;);ORG.OPENOFFICE.STYLE(&quot;Стандарт&quot;)))">
            <text:p/>
          </table:table-cell>
          <table:table-cell table:formula="of:=T(IF([$тест3.D3]=1;ORG.OPENOFFICE.STYLE(&quot;граница&quot;);ORG.OPENOFFICE.STYLE(&quot;Стандарт&quot;)))">
            <text:p/>
          </table:table-cell>
          <table:table-cell table:formula="of:=T(IF([$тест3.E3]=1;ORG.OPENOFFICE.STYLE(&quot;граница&quot;);ORG.OPENOFFICE.STYLE(&quot;Стандарт&quot;)))">
            <text:p/>
          </table:table-cell>
          <table:table-cell table:formula="of:=T(IF([$тест3.F3]=1;ORG.OPENOFFICE.STYLE(&quot;граница&quot;);ORG.OPENOFFICE.STYLE(&quot;Стандарт&quot;)))">
            <text:p/>
          </table:table-cell>
          <table:table-cell table:formula="of:=T(IF([$тест3.G3]=1;ORG.OPENOFFICE.STYLE(&quot;граница&quot;);ORG.OPENOFFICE.STYLE(&quot;Стандарт&quot;)))">
            <text:p/>
          </table:table-cell>
          <table:table-cell table:formula="of:=T(IF([$тест3.H3]=1;ORG.OPENOFFICE.STYLE(&quot;граница&quot;);ORG.OPENOFFICE.STYLE(&quot;Стандарт&quot;)))">
            <text:p/>
          </table:table-cell>
          <table:table-cell table:formula="of:=T(IF([$тест3.I3]=1;ORG.OPENOFFICE.STYLE(&quot;граница&quot;);ORG.OPENOFFICE.STYLE(&quot;Стандарт&quot;)))">
            <text:p/>
          </table:table-cell>
          <table:table-cell table:formula="of:=T(IF([$тест3.J3]=1;ORG.OPENOFFICE.STYLE(&quot;граница&quot;);ORG.OPENOFFICE.STYLE(&quot;Стандарт&quot;)))">
            <text:p/>
          </table:table-cell>
          <table:table-cell table:formula="of:=T(IF([$тест3.K3]=1;ORG.OPENOFFICE.STYLE(&quot;граница&quot;);ORG.OPENOFFICE.STYLE(&quot;Стандарт&quot;)))">
            <text:p/>
          </table:table-cell>
          <table:table-cell table:formula="of:=T(IF([$тест3.L3]=1;ORG.OPENOFFICE.STYLE(&quot;граница&quot;);ORG.OPENOFFICE.STYLE(&quot;Стандарт&quot;)))">
            <text:p/>
          </table:table-cell>
          <table:table-cell table:formula="of:=T(IF([$тест3.N3]=1;ORG.OPENOFFICE.STYLE(&quot;граница&quot;);ORG.OPENOFFICE.STYLE(&quot;Стандарт&quot;)))">
            <text:p/>
          </table:table-cell>
          <table:table-cell table:formula="of:=T(IF([$тест3.O3]=1;ORG.OPENOFFICE.STYLE(&quot;граница&quot;);ORG.OPENOFFICE.STYLE(&quot;Стандарт&quot;)))">
            <text:p/>
          </table:table-cell>
          <table:table-cell table:formula="of:=T(IF([$тест3.P3]=1;ORG.OPENOFFICE.STYLE(&quot;граница&quot;);ORG.OPENOFFICE.STYLE(&quot;Стандарт&quot;)))">
            <text:p/>
          </table:table-cell>
          <table:table-cell table:formula="of:=T(IF([$тест3.Q3]=1;ORG.OPENOFFICE.STYLE(&quot;граница&quot;);ORG.OPENOFFICE.STYLE(&quot;Стандарт&quot;)))">
            <text:p/>
          </table:table-cell>
          <table:table-cell table:formula="of:=T(IF([$тест3.R3]=1;ORG.OPENOFFICE.STYLE(&quot;граница&quot;);ORG.OPENOFFICE.STYLE(&quot;Стандарт&quot;)))">
            <text:p/>
          </table:table-cell>
          <table:table-cell table:formula="of:=T(IF([$тест3.S3]=1;ORG.OPENOFFICE.STYLE(&quot;граница&quot;);ORG.OPENOFFICE.STYLE(&quot;Стандарт&quot;)))">
            <text:p/>
          </table:table-cell>
          <table:table-cell table:formula="of:=T(IF([$тест3.T3]=1;ORG.OPENOFFICE.STYLE(&quot;граница&quot;);ORG.OPENOFFICE.STYLE(&quot;Стандарт&quot;)))">
            <text:p/>
          </table:table-cell>
          <table:table-cell table:formula="of:=T(IF([$тест3.U3]=1;ORG.OPENOFFICE.STYLE(&quot;граница&quot;);ORG.OPENOFFICE.STYLE(&quot;Стандарт&quot;)))">
            <text:p/>
          </table:table-cell>
          <table:table-cell table:formula="of:=T(IF([$тест3.V3]=1;ORG.OPENOFFICE.STYLE(&quot;граница&quot;);ORG.OPENOFFICE.STYLE(&quot;Стандарт&quot;)))">
            <text:p/>
          </table:table-cell>
          <table:table-cell table:formula="of:=T(IF([$тест3.W3]=1;ORG.OPENOFFICE.STYLE(&quot;граница&quot;);ORG.OPENOFFICE.STYLE(&quot;Стандарт&quot;)))">
            <text:p/>
          </table:table-cell>
          <table:table-cell table:formula="of:=T(IF([$тест3.X3]=1;ORG.OPENOFFICE.STYLE(&quot;граница&quot;);ORG.OPENOFFICE.STYLE(&quot;Стандарт&quot;)))">
            <text:p/>
          </table:table-cell>
          <table:table-cell table:style-name="граница" table:formula="of:=T(IF([$тест3.Y3]=1;ORG.OPENOFFICE.STYLE(&quot;граница&quot;);ORG.OPENOFFICE.STYLE(&quot;Стандарт&quot;)))">
            <text:p/>
          </table:table-cell>
          <table:table-cell table:formula="of:=T(IF([$тест3.Z3]=1;ORG.OPENOFFICE.STYLE(&quot;граница&quot;);ORG.OPENOFFICE.STYLE(&quot;Стандарт&quot;)))">
            <text:p/>
          </table:table-cell>
          <table:table-cell table:formula="of:=T(IF([$тест3.AA3]=1;ORG.OPENOFFICE.STYLE(&quot;граница&quot;);ORG.OPENOFFICE.STYLE(&quot;Стандарт&quot;)))">
            <text:p/>
          </table:table-cell>
          <table:table-cell table:formula="of:=T(IF([$тест3.AB3]=1;ORG.OPENOFFICE.STYLE(&quot;граница&quot;);ORG.OPENOFFICE.STYLE(&quot;Стандарт&quot;)))">
            <text:p/>
          </table:table-cell>
          <table:table-cell table:formula="of:=T(IF([$тест3.AC3]=1;ORG.OPENOFFICE.STYLE(&quot;граница&quot;);ORG.OPENOFFICE.STYLE(&quot;Стандарт&quot;)))">
            <text:p/>
          </table:table-cell>
          <table:table-cell table:formula="of:=T(IF([$тест3.AD3]=1;ORG.OPENOFFICE.STYLE(&quot;граница&quot;);ORG.OPENOFFICE.STYLE(&quot;Стандарт&quot;)))">
            <text:p/>
          </table:table-cell>
          <table:table-cell table:formula="of:=T(IF([$тест3.AE3]=1;ORG.OPENOFFICE.STYLE(&quot;граница&quot;);ORG.OPENOFFICE.STYLE(&quot;Стандарт&quot;)))">
            <text:p/>
          </table:table-cell>
          <table:table-cell table:formula="of:=T(IF([$тест3.AF3]=1;ORG.OPENOFFICE.STYLE(&quot;граница&quot;);ORG.OPENOFFICE.STYLE(&quot;Стандарт&quot;)))">
            <text:p/>
          </table:table-cell>
          <table:table-cell table:formula="of:=T(IF([$тест3.AG3]=1;ORG.OPENOFFICE.STYLE(&quot;граница&quot;);ORG.OPENOFFICE.STYLE(&quot;Стандарт&quot;)))">
            <text:p/>
          </table:table-cell>
          <table:table-cell table:formula="of:=T(IF([$тест3.AH3]=1;ORG.OPENOFFICE.STYLE(&quot;граница&quot;);ORG.OPENOFFICE.STYLE(&quot;Стандарт&quot;)))">
            <text:p/>
          </table:table-cell>
          <table:table-cell table:formula="of:=T(IF([$тест3.AI3]=1;ORG.OPENOFFICE.STYLE(&quot;граница&quot;);ORG.OPENOFFICE.STYLE(&quot;Стандарт&quot;)))">
            <text:p/>
          </table:table-cell>
          <table:table-cell table:formula="of:=T(IF([$тест3.AJ3]=1;ORG.OPENOFFICE.STYLE(&quot;граница&quot;);ORG.OPENOFFICE.STYLE(&quot;Стандарт&quot;)))">
            <text:p/>
          </table:table-cell>
          <table:table-cell table:formula="of:=T(IF([$тест3.AK3]=1;ORG.OPENOFFICE.STYLE(&quot;граница&quot;);ORG.OPENOFFICE.STYLE(&quot;Стандарт&quot;)))">
            <text:p/>
          </table:table-cell>
          <table:table-cell table:formula="of:=T(IF([$тест3.AL3]=1;ORG.OPENOFFICE.STYLE(&quot;граница&quot;);ORG.OPENOFFICE.STYLE(&quot;Стандарт&quot;)))">
            <text:p/>
          </table:table-cell>
          <table:table-cell table:formula="of:=T(IF([$тест3.AM3]=1;ORG.OPENOFFICE.STYLE(&quot;граница&quot;);ORG.OPENOFFICE.STYLE(&quot;Стандарт&quot;)))">
            <text:p/>
          </table:table-cell>
          <table:table-cell table:formula="of:=T(IF([$тест3.AN3]=1;ORG.OPENOFFICE.STYLE(&quot;граница&quot;);ORG.OPENOFFICE.STYLE(&quot;Стандарт&quot;)))">
            <text:p/>
          </table:table-cell>
          <table:table-cell table:formula="of:=T(IF([$тест3.AO3]=1;ORG.OPENOFFICE.STYLE(&quot;граница&quot;);ORG.OPENOFFICE.STYLE(&quot;Стандарт&quot;)))">
            <text:p/>
          </table:table-cell>
          <table:table-cell table:formula="of:=T(IF([$тест3.AP3]=1;ORG.OPENOFFICE.STYLE(&quot;граница&quot;);ORG.OPENOFFICE.STYLE(&quot;Стандарт&quot;)))">
            <text:p/>
          </table:table-cell>
          <table:table-cell table:formula="of:=T(IF([$тест3.AQ3]=1;ORG.OPENOFFICE.STYLE(&quot;граница&quot;);ORG.OPENOFFICE.STYLE(&quot;Стандарт&quot;)))">
            <text:p/>
          </table:table-cell>
          <table:table-cell table:formula="of:=T(IF([$тест3.AR3]=1;ORG.OPENOFFICE.STYLE(&quot;граница&quot;);ORG.OPENOFFICE.STYLE(&quot;Стандарт&quot;)))">
            <text:p/>
          </table:table-cell>
          <table:table-cell table:formula="of:=T(IF([$тест3.AS3]=1;ORG.OPENOFFICE.STYLE(&quot;граница&quot;);ORG.OPENOFFICE.STYLE(&quot;Стандарт&quot;)))">
            <text:p/>
          </table:table-cell>
          <table:table-cell table:formula="of:=T(IF([$тест3.AT3]=1;ORG.OPENOFFICE.STYLE(&quot;граница&quot;);ORG.OPENOFFICE.STYLE(&quot;Стандарт&quot;)))">
            <text:p/>
          </table:table-cell>
          <table:table-cell table:formula="of:=T(IF([$тест3.AU3]=1;ORG.OPENOFFICE.STYLE(&quot;граница&quot;);ORG.OPENOFFICE.STYLE(&quot;Стандарт&quot;)))">
            <text:p/>
          </table:table-cell>
          <table:table-cell table:formula="of:=T(IF([$тест3.AV3]=1;ORG.OPENOFFICE.STYLE(&quot;граница&quot;);ORG.OPENOFFICE.STYLE(&quot;Стандарт&quot;)))">
            <text:p/>
          </table:table-cell>
          <table:table-cell table:formula="of:=T(IF([$тест3.AW3]=1;ORG.OPENOFFICE.STYLE(&quot;граница&quot;);ORG.OPENOFFICE.STYLE(&quot;Стандарт&quot;)))">
            <text:p/>
          </table:table-cell>
          <table:table-cell table:formula="of:=T(IF([$тест3.AX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граница" table:formula="of:=T(IF([$тест3.B4]=1;ORG.OPENOFFICE.STYLE(&quot;граница&quot;);ORG.OPENOFFICE.STYLE(&quot;Стандарт&quot;)))">
            <text:p/>
          </table:table-cell>
          <table:table-cell table:formula="of:=T(IF([$тест3.B4]=1;ORG.OPENOFFICE.STYLE(&quot;граница&quot;);ORG.OPENOFFICE.STYLE(&quot;Стандарт&quot;)))">
            <text:p/>
          </table:table-cell>
          <table:table-cell table:formula="of:=T(IF([$тест3.C4]=1;ORG.OPENOFFICE.STYLE(&quot;граница&quot;);ORG.OPENOFFICE.STYLE(&quot;Стандарт&quot;)))">
            <text:p/>
          </table:table-cell>
          <table:table-cell table:formula="of:=T(IF([$тест3.D4]=1;ORG.OPENOFFICE.STYLE(&quot;граница&quot;);ORG.OPENOFFICE.STYLE(&quot;Стандарт&quot;)))">
            <text:p/>
          </table:table-cell>
          <table:table-cell table:formula="of:=T(IF([$тест3.E4]=1;ORG.OPENOFFICE.STYLE(&quot;граница&quot;);ORG.OPENOFFICE.STYLE(&quot;Стандарт&quot;)))">
            <text:p/>
          </table:table-cell>
          <table:table-cell table:formula="of:=T(IF([$тест3.F4]=1;ORG.OPENOFFICE.STYLE(&quot;граница&quot;);ORG.OPENOFFICE.STYLE(&quot;Стандарт&quot;)))">
            <text:p/>
          </table:table-cell>
          <table:table-cell table:formula="of:=T(IF([$тест3.G4]=1;ORG.OPENOFFICE.STYLE(&quot;граница&quot;);ORG.OPENOFFICE.STYLE(&quot;Стандарт&quot;)))">
            <text:p/>
          </table:table-cell>
          <table:table-cell table:formula="of:=T(IF([$тест3.H4]=1;ORG.OPENOFFICE.STYLE(&quot;граница&quot;);ORG.OPENOFFICE.STYLE(&quot;Стандарт&quot;)))">
            <text:p/>
          </table:table-cell>
          <table:table-cell table:formula="of:=T(IF([$тест3.I4]=1;ORG.OPENOFFICE.STYLE(&quot;граница&quot;);ORG.OPENOFFICE.STYLE(&quot;Стандарт&quot;)))">
            <text:p/>
          </table:table-cell>
          <table:table-cell table:formula="of:=T(IF([$тест3.J4]=1;ORG.OPENOFFICE.STYLE(&quot;граница&quot;);ORG.OPENOFFICE.STYLE(&quot;Стандарт&quot;)))">
            <text:p/>
          </table:table-cell>
          <table:table-cell table:formula="of:=T(IF([$тест3.K4]=1;ORG.OPENOFFICE.STYLE(&quot;граница&quot;);ORG.OPENOFFICE.STYLE(&quot;Стандарт&quot;)))">
            <text:p/>
          </table:table-cell>
          <table:table-cell table:style-name="граница" table:formula="of:=T(IF([$тест3.L4]=1;ORG.OPENOFFICE.STYLE(&quot;граница&quot;);ORG.OPENOFFICE.STYLE(&quot;Стандарт&quot;)))">
            <text:p/>
          </table:table-cell>
          <table:table-cell table:formula="of:=T(IF([$тест3.N4]=1;ORG.OPENOFFICE.STYLE(&quot;граница&quot;);ORG.OPENOFFICE.STYLE(&quot;Стандарт&quot;)))">
            <text:p/>
          </table:table-cell>
          <table:table-cell table:formula="of:=T(IF([$тест3.O4]=1;ORG.OPENOFFICE.STYLE(&quot;граница&quot;);ORG.OPENOFFICE.STYLE(&quot;Стандарт&quot;)))">
            <text:p/>
          </table:table-cell>
          <table:table-cell table:formula="of:=T(IF([$тест3.P4]=1;ORG.OPENOFFICE.STYLE(&quot;граница&quot;);ORG.OPENOFFICE.STYLE(&quot;Стандарт&quot;)))">
            <text:p/>
          </table:table-cell>
          <table:table-cell table:formula="of:=T(IF([$тест3.Q4]=1;ORG.OPENOFFICE.STYLE(&quot;граница&quot;);ORG.OPENOFFICE.STYLE(&quot;Стандарт&quot;)))">
            <text:p/>
          </table:table-cell>
          <table:table-cell table:style-name="граница" table:formula="of:=T(IF([$тест3.R4]=1;ORG.OPENOFFICE.STYLE(&quot;граница&quot;);ORG.OPENOFFICE.STYLE(&quot;Стандарт&quot;)))">
            <text:p/>
          </table:table-cell>
          <table:table-cell table:formula="of:=T(IF([$тест3.S4]=1;ORG.OPENOFFICE.STYLE(&quot;граница&quot;);ORG.OPENOFFICE.STYLE(&quot;Стандарт&quot;)))">
            <text:p/>
          </table:table-cell>
          <table:table-cell table:formula="of:=T(IF([$тест3.T4]=1;ORG.OPENOFFICE.STYLE(&quot;граница&quot;);ORG.OPENOFFICE.STYLE(&quot;Стандарт&quot;)))">
            <text:p/>
          </table:table-cell>
          <table:table-cell table:formula="of:=T(IF([$тест3.U4]=1;ORG.OPENOFFICE.STYLE(&quot;граница&quot;);ORG.OPENOFFICE.STYLE(&quot;Стандарт&quot;)))">
            <text:p/>
          </table:table-cell>
          <table:table-cell table:formula="of:=T(IF([$тест3.V4]=1;ORG.OPENOFFICE.STYLE(&quot;граница&quot;);ORG.OPENOFFICE.STYLE(&quot;Стандарт&quot;)))">
            <text:p/>
          </table:table-cell>
          <table:table-cell table:formula="of:=T(IF([$тест3.W4]=1;ORG.OPENOFFICE.STYLE(&quot;граница&quot;);ORG.OPENOFFICE.STYLE(&quot;Стандарт&quot;)))">
            <text:p/>
          </table:table-cell>
          <table:table-cell table:formula="of:=T(IF([$тест3.X4]=1;ORG.OPENOFFICE.STYLE(&quot;граница&quot;);ORG.OPENOFFICE.STYLE(&quot;Стандарт&quot;)))">
            <text:p/>
          </table:table-cell>
          <table:table-cell table:formula="of:=T(IF([$тест3.Y4]=1;ORG.OPENOFFICE.STYLE(&quot;граница&quot;);ORG.OPENOFFICE.STYLE(&quot;Стандарт&quot;)))">
            <text:p/>
          </table:table-cell>
          <table:table-cell table:style-name="граница" table:formula="of:=T(IF([$тест3.Z4]=1;ORG.OPENOFFICE.STYLE(&quot;граница&quot;);ORG.OPENOFFICE.STYLE(&quot;Стандарт&quot;)))">
            <text:p/>
          </table:table-cell>
          <table:table-cell table:formula="of:=T(IF([$тест3.AA4]=1;ORG.OPENOFFICE.STYLE(&quot;граница&quot;);ORG.OPENOFFICE.STYLE(&quot;Стандарт&quot;)))">
            <text:p/>
          </table:table-cell>
          <table:table-cell table:formula="of:=T(IF([$тест3.AB4]=1;ORG.OPENOFFICE.STYLE(&quot;граница&quot;);ORG.OPENOFFICE.STYLE(&quot;Стандарт&quot;)))">
            <text:p/>
          </table:table-cell>
          <table:table-cell table:formula="of:=T(IF([$тест3.AC4]=1;ORG.OPENOFFICE.STYLE(&quot;граница&quot;);ORG.OPENOFFICE.STYLE(&quot;Стандарт&quot;)))">
            <text:p/>
          </table:table-cell>
          <table:table-cell table:formula="of:=T(IF([$тест3.AD4]=1;ORG.OPENOFFICE.STYLE(&quot;граница&quot;);ORG.OPENOFFICE.STYLE(&quot;Стандарт&quot;)))">
            <text:p/>
          </table:table-cell>
          <table:table-cell table:formula="of:=T(IF([$тест3.AE4]=1;ORG.OPENOFFICE.STYLE(&quot;граница&quot;);ORG.OPENOFFICE.STYLE(&quot;Стандарт&quot;)))">
            <text:p/>
          </table:table-cell>
          <table:table-cell table:formula="of:=T(IF([$тест3.AF4]=1;ORG.OPENOFFICE.STYLE(&quot;граница&quot;);ORG.OPENOFFICE.STYLE(&quot;Стандарт&quot;)))">
            <text:p/>
          </table:table-cell>
          <table:table-cell table:formula="of:=T(IF([$тест3.AG4]=1;ORG.OPENOFFICE.STYLE(&quot;граница&quot;);ORG.OPENOFFICE.STYLE(&quot;Стандарт&quot;)))">
            <text:p/>
          </table:table-cell>
          <table:table-cell table:formula="of:=T(IF([$тест3.AH4]=1;ORG.OPENOFFICE.STYLE(&quot;граница&quot;);ORG.OPENOFFICE.STYLE(&quot;Стандарт&quot;)))">
            <text:p/>
          </table:table-cell>
          <table:table-cell table:formula="of:=T(IF([$тест3.AI4]=1;ORG.OPENOFFICE.STYLE(&quot;граница&quot;);ORG.OPENOFFICE.STYLE(&quot;Стандарт&quot;)))">
            <text:p/>
          </table:table-cell>
          <table:table-cell table:formula="of:=T(IF([$тест3.AJ4]=1;ORG.OPENOFFICE.STYLE(&quot;граница&quot;);ORG.OPENOFFICE.STYLE(&quot;Стандарт&quot;)))">
            <text:p/>
          </table:table-cell>
          <table:table-cell table:formula="of:=T(IF([$тест3.AK4]=1;ORG.OPENOFFICE.STYLE(&quot;граница&quot;);ORG.OPENOFFICE.STYLE(&quot;Стандарт&quot;)))">
            <text:p/>
          </table:table-cell>
          <table:table-cell table:formula="of:=T(IF([$тест3.AL4]=1;ORG.OPENOFFICE.STYLE(&quot;граница&quot;);ORG.OPENOFFICE.STYLE(&quot;Стандарт&quot;)))">
            <text:p/>
          </table:table-cell>
          <table:table-cell table:formula="of:=T(IF([$тест3.AM4]=1;ORG.OPENOFFICE.STYLE(&quot;граница&quot;);ORG.OPENOFFICE.STYLE(&quot;Стандарт&quot;)))">
            <text:p/>
          </table:table-cell>
          <table:table-cell table:formula="of:=T(IF([$тест3.AN4]=1;ORG.OPENOFFICE.STYLE(&quot;граница&quot;);ORG.OPENOFFICE.STYLE(&quot;Стандарт&quot;)))">
            <text:p/>
          </table:table-cell>
          <table:table-cell table:formula="of:=T(IF([$тест3.AO4]=1;ORG.OPENOFFICE.STYLE(&quot;граница&quot;);ORG.OPENOFFICE.STYLE(&quot;Стандарт&quot;)))">
            <text:p/>
          </table:table-cell>
          <table:table-cell table:formula="of:=T(IF([$тест3.AP4]=1;ORG.OPENOFFICE.STYLE(&quot;граница&quot;);ORG.OPENOFFICE.STYLE(&quot;Стандарт&quot;)))">
            <text:p/>
          </table:table-cell>
          <table:table-cell table:formula="of:=T(IF([$тест3.AQ4]=1;ORG.OPENOFFICE.STYLE(&quot;граница&quot;);ORG.OPENOFFICE.STYLE(&quot;Стандарт&quot;)))">
            <text:p/>
          </table:table-cell>
          <table:table-cell table:formula="of:=T(IF([$тест3.AR4]=1;ORG.OPENOFFICE.STYLE(&quot;граница&quot;);ORG.OPENOFFICE.STYLE(&quot;Стандарт&quot;)))">
            <text:p/>
          </table:table-cell>
          <table:table-cell table:formula="of:=T(IF([$тест3.AS4]=1;ORG.OPENOFFICE.STYLE(&quot;граница&quot;);ORG.OPENOFFICE.STYLE(&quot;Стандарт&quot;)))">
            <text:p/>
          </table:table-cell>
          <table:table-cell table:formula="of:=T(IF([$тест3.AT4]=1;ORG.OPENOFFICE.STYLE(&quot;граница&quot;);ORG.OPENOFFICE.STYLE(&quot;Стандарт&quot;)))">
            <text:p/>
          </table:table-cell>
          <table:table-cell table:formula="of:=T(IF([$тест3.AU4]=1;ORG.OPENOFFICE.STYLE(&quot;граница&quot;);ORG.OPENOFFICE.STYLE(&quot;Стандарт&quot;)))">
            <text:p/>
          </table:table-cell>
          <table:table-cell table:formula="of:=T(IF([$тест3.AV4]=1;ORG.OPENOFFICE.STYLE(&quot;граница&quot;);ORG.OPENOFFICE.STYLE(&quot;Стандарт&quot;)))">
            <text:p/>
          </table:table-cell>
          <table:table-cell table:formula="of:=T(IF([$тест3.AW4]=1;ORG.OPENOFFICE.STYLE(&quot;граница&quot;);ORG.OPENOFFICE.STYLE(&quot;Стандарт&quot;)))">
            <text:p/>
          </table:table-cell>
          <table:table-cell table:formula="of:=T(IF([$тест3.AX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граница" table:formula="of:=T(IF([$тест3.B5]=1;ORG.OPENOFFICE.STYLE(&quot;граница&quot;);ORG.OPENOFFICE.STYLE(&quot;Стандарт&quot;)))">
            <text:p/>
          </table:table-cell>
          <table:table-cell table:formula="of:=T(IF([$тест3.B5]=1;ORG.OPENOFFICE.STYLE(&quot;граница&quot;);ORG.OPENOFFICE.STYLE(&quot;Стандарт&quot;)))">
            <text:p/>
          </table:table-cell>
          <table:table-cell table:formula="of:=T(IF([$тест3.C5]=1;ORG.OPENOFFICE.STYLE(&quot;граница&quot;);ORG.OPENOFFICE.STYLE(&quot;Стандарт&quot;)))">
            <text:p/>
          </table:table-cell>
          <table:table-cell table:formula="of:=T(IF([$тест3.D5]=1;ORG.OPENOFFICE.STYLE(&quot;граница&quot;);ORG.OPENOFFICE.STYLE(&quot;Стандарт&quot;)))">
            <text:p/>
          </table:table-cell>
          <table:table-cell table:formula="of:=T(IF([$тест3.E5]=1;ORG.OPENOFFICE.STYLE(&quot;граница&quot;);ORG.OPENOFFICE.STYLE(&quot;Стандарт&quot;)))">
            <text:p/>
          </table:table-cell>
          <table:table-cell table:formula="of:=T(IF([$тест3.F5]=1;ORG.OPENOFFICE.STYLE(&quot;граница&quot;);ORG.OPENOFFICE.STYLE(&quot;Стандарт&quot;)))">
            <text:p/>
          </table:table-cell>
          <table:table-cell table:formula="of:=T(IF([$тест3.G5]=1;ORG.OPENOFFICE.STYLE(&quot;граница&quot;);ORG.OPENOFFICE.STYLE(&quot;Стандарт&quot;)))">
            <text:p/>
          </table:table-cell>
          <table:table-cell table:formula="of:=T(IF([$тест3.H5]=1;ORG.OPENOFFICE.STYLE(&quot;граница&quot;);ORG.OPENOFFICE.STYLE(&quot;Стандарт&quot;)))">
            <text:p/>
          </table:table-cell>
          <table:table-cell table:formula="of:=T(IF([$тест3.I5]=1;ORG.OPENOFFICE.STYLE(&quot;граница&quot;);ORG.OPENOFFICE.STYLE(&quot;Стандарт&quot;)))">
            <text:p/>
          </table:table-cell>
          <table:table-cell table:formula="of:=T(IF([$тест3.J5]=1;ORG.OPENOFFICE.STYLE(&quot;граница&quot;);ORG.OPENOFFICE.STYLE(&quot;Стандарт&quot;)))">
            <text:p/>
          </table:table-cell>
          <table:table-cell table:formula="of:=T(IF([$тест3.K5]=1;ORG.OPENOFFICE.STYLE(&quot;граница&quot;);ORG.OPENOFFICE.STYLE(&quot;Стандарт&quot;)))">
            <text:p/>
          </table:table-cell>
          <table:table-cell table:style-name="граница" table:formula="of:=T(IF([$тест3.L5]=1;ORG.OPENOFFICE.STYLE(&quot;граница&quot;);ORG.OPENOFFICE.STYLE(&quot;Стандарт&quot;)))">
            <text:p/>
          </table:table-cell>
          <table:table-cell table:formula="of:=T(IF([$тест3.N5]=1;ORG.OPENOFFICE.STYLE(&quot;граница&quot;);ORG.OPENOFFICE.STYLE(&quot;Стандарт&quot;)))">
            <text:p/>
          </table:table-cell>
          <table:table-cell table:formula="of:=T(IF([$тест3.O5]=1;ORG.OPENOFFICE.STYLE(&quot;граница&quot;);ORG.OPENOFFICE.STYLE(&quot;Стандарт&quot;)))">
            <text:p/>
          </table:table-cell>
          <table:table-cell table:formula="of:=T(IF([$тест3.P5]=1;ORG.OPENOFFICE.STYLE(&quot;граница&quot;);ORG.OPENOFFICE.STYLE(&quot;Стандарт&quot;)))">
            <text:p/>
          </table:table-cell>
          <table:table-cell table:formula="of:=T(IF([$тест3.Q5]=1;ORG.OPENOFFICE.STYLE(&quot;граница&quot;);ORG.OPENOFFICE.STYLE(&quot;Стандарт&quot;)))">
            <text:p/>
          </table:table-cell>
          <table:table-cell table:style-name="граница" table:formula="of:=T(IF([$тест3.R5]=1;ORG.OPENOFFICE.STYLE(&quot;граница&quot;);ORG.OPENOFFICE.STYLE(&quot;Стандарт&quot;)))">
            <text:p/>
          </table:table-cell>
          <table:table-cell table:formula="of:=T(IF([$тест3.S5]=1;ORG.OPENOFFICE.STYLE(&quot;граница&quot;);ORG.OPENOFFICE.STYLE(&quot;Стандарт&quot;)))">
            <text:p/>
          </table:table-cell>
          <table:table-cell table:formula="of:=T(IF([$тест3.T5]=1;ORG.OPENOFFICE.STYLE(&quot;граница&quot;);ORG.OPENOFFICE.STYLE(&quot;Стандарт&quot;)))">
            <text:p/>
          </table:table-cell>
          <table:table-cell table:formula="of:=T(IF([$тест3.U5]=1;ORG.OPENOFFICE.STYLE(&quot;граница&quot;);ORG.OPENOFFICE.STYLE(&quot;Стандарт&quot;)))">
            <text:p/>
          </table:table-cell>
          <table:table-cell table:formula="of:=T(IF([$тест3.V5]=1;ORG.OPENOFFICE.STYLE(&quot;граница&quot;);ORG.OPENOFFICE.STYLE(&quot;Стандарт&quot;)))">
            <text:p/>
          </table:table-cell>
          <table:table-cell table:formula="of:=T(IF([$тест3.W5]=1;ORG.OPENOFFICE.STYLE(&quot;граница&quot;);ORG.OPENOFFICE.STYLE(&quot;Стандарт&quot;)))">
            <text:p/>
          </table:table-cell>
          <table:table-cell table:formula="of:=T(IF([$тест3.X5]=1;ORG.OPENOFFICE.STYLE(&quot;граница&quot;);ORG.OPENOFFICE.STYLE(&quot;Стандарт&quot;)))">
            <text:p/>
          </table:table-cell>
          <table:table-cell table:style-name="граница" table:formula="of:=T(IF([$тест3.Y5]=1;ORG.OPENOFFICE.STYLE(&quot;граница&quot;);ORG.OPENOFFICE.STYLE(&quot;Стандарт&quot;)))">
            <text:p/>
          </table:table-cell>
          <table:table-cell table:formula="of:=T(IF([$тест3.Z5]=1;ORG.OPENOFFICE.STYLE(&quot;граница&quot;);ORG.OPENOFFICE.STYLE(&quot;Стандарт&quot;)))">
            <text:p/>
          </table:table-cell>
          <table:table-cell table:formula="of:=T(IF([$тест3.AA5]=1;ORG.OPENOFFICE.STYLE(&quot;граница&quot;);ORG.OPENOFFICE.STYLE(&quot;Стандарт&quot;)))">
            <text:p/>
          </table:table-cell>
          <table:table-cell table:formula="of:=T(IF([$тест3.AB5]=1;ORG.OPENOFFICE.STYLE(&quot;граница&quot;);ORG.OPENOFFICE.STYLE(&quot;Стандарт&quot;)))">
            <text:p/>
          </table:table-cell>
          <table:table-cell table:formula="of:=T(IF([$тест3.AC5]=1;ORG.OPENOFFICE.STYLE(&quot;граница&quot;);ORG.OPENOFFICE.STYLE(&quot;Стандарт&quot;)))">
            <text:p/>
          </table:table-cell>
          <table:table-cell table:formula="of:=T(IF([$тест3.AD5]=1;ORG.OPENOFFICE.STYLE(&quot;граница&quot;);ORG.OPENOFFICE.STYLE(&quot;Стандарт&quot;)))">
            <text:p/>
          </table:table-cell>
          <table:table-cell table:formula="of:=T(IF([$тест3.AE5]=1;ORG.OPENOFFICE.STYLE(&quot;граница&quot;);ORG.OPENOFFICE.STYLE(&quot;Стандарт&quot;)))">
            <text:p/>
          </table:table-cell>
          <table:table-cell table:formula="of:=T(IF([$тест3.AF5]=1;ORG.OPENOFFICE.STYLE(&quot;граница&quot;);ORG.OPENOFFICE.STYLE(&quot;Стандарт&quot;)))">
            <text:p/>
          </table:table-cell>
          <table:table-cell table:formula="of:=T(IF([$тест3.AG5]=1;ORG.OPENOFFICE.STYLE(&quot;граница&quot;);ORG.OPENOFFICE.STYLE(&quot;Стандарт&quot;)))">
            <text:p/>
          </table:table-cell>
          <table:table-cell table:formula="of:=T(IF([$тест3.AH5]=1;ORG.OPENOFFICE.STYLE(&quot;граница&quot;);ORG.OPENOFFICE.STYLE(&quot;Стандарт&quot;)))">
            <text:p/>
          </table:table-cell>
          <table:table-cell table:formula="of:=T(IF([$тест3.AI5]=1;ORG.OPENOFFICE.STYLE(&quot;граница&quot;);ORG.OPENOFFICE.STYLE(&quot;Стандарт&quot;)))">
            <text:p/>
          </table:table-cell>
          <table:table-cell table:formula="of:=T(IF([$тест3.AJ5]=1;ORG.OPENOFFICE.STYLE(&quot;граница&quot;);ORG.OPENOFFICE.STYLE(&quot;Стандарт&quot;)))">
            <text:p/>
          </table:table-cell>
          <table:table-cell table:formula="of:=T(IF([$тест3.AK5]=1;ORG.OPENOFFICE.STYLE(&quot;граница&quot;);ORG.OPENOFFICE.STYLE(&quot;Стандарт&quot;)))">
            <text:p/>
          </table:table-cell>
          <table:table-cell table:formula="of:=T(IF([$тест3.AL5]=1;ORG.OPENOFFICE.STYLE(&quot;граница&quot;);ORG.OPENOFFICE.STYLE(&quot;Стандарт&quot;)))">
            <text:p/>
          </table:table-cell>
          <table:table-cell table:formula="of:=T(IF([$тест3.AM5]=1;ORG.OPENOFFICE.STYLE(&quot;граница&quot;);ORG.OPENOFFICE.STYLE(&quot;Стандарт&quot;)))">
            <text:p/>
          </table:table-cell>
          <table:table-cell table:formula="of:=T(IF([$тест3.AN5]=1;ORG.OPENOFFICE.STYLE(&quot;граница&quot;);ORG.OPENOFFICE.STYLE(&quot;Стандарт&quot;)))">
            <text:p/>
          </table:table-cell>
          <table:table-cell table:formula="of:=T(IF([$тест3.AO5]=1;ORG.OPENOFFICE.STYLE(&quot;граница&quot;);ORG.OPENOFFICE.STYLE(&quot;Стандарт&quot;)))">
            <text:p/>
          </table:table-cell>
          <table:table-cell table:formula="of:=T(IF([$тест3.AP5]=1;ORG.OPENOFFICE.STYLE(&quot;граница&quot;);ORG.OPENOFFICE.STYLE(&quot;Стандарт&quot;)))">
            <text:p/>
          </table:table-cell>
          <table:table-cell table:formula="of:=T(IF([$тест3.AQ5]=1;ORG.OPENOFFICE.STYLE(&quot;граница&quot;);ORG.OPENOFFICE.STYLE(&quot;Стандарт&quot;)))">
            <text:p/>
          </table:table-cell>
          <table:table-cell table:formula="of:=T(IF([$тест3.AR5]=1;ORG.OPENOFFICE.STYLE(&quot;граница&quot;);ORG.OPENOFFICE.STYLE(&quot;Стандарт&quot;)))">
            <text:p/>
          </table:table-cell>
          <table:table-cell table:formula="of:=T(IF([$тест3.AS5]=1;ORG.OPENOFFICE.STYLE(&quot;граница&quot;);ORG.OPENOFFICE.STYLE(&quot;Стандарт&quot;)))">
            <text:p/>
          </table:table-cell>
          <table:table-cell table:formula="of:=T(IF([$тест3.AT5]=1;ORG.OPENOFFICE.STYLE(&quot;граница&quot;);ORG.OPENOFFICE.STYLE(&quot;Стандарт&quot;)))">
            <text:p/>
          </table:table-cell>
          <table:table-cell table:formula="of:=T(IF([$тест3.AU5]=1;ORG.OPENOFFICE.STYLE(&quot;граница&quot;);ORG.OPENOFFICE.STYLE(&quot;Стандарт&quot;)))">
            <text:p/>
          </table:table-cell>
          <table:table-cell table:formula="of:=T(IF([$тест3.AV5]=1;ORG.OPENOFFICE.STYLE(&quot;граница&quot;);ORG.OPENOFFICE.STYLE(&quot;Стандарт&quot;)))">
            <text:p/>
          </table:table-cell>
          <table:table-cell table:formula="of:=T(IF([$тест3.AW5]=1;ORG.OPENOFFICE.STYLE(&quot;граница&quot;);ORG.OPENOFFICE.STYLE(&quot;Стандарт&quot;)))">
            <text:p/>
          </table:table-cell>
          <table:table-cell table:formula="of:=T(IF([$тест3.AX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граница" table:formula="of:=T(IF([$тест3.B4]=1;ORG.OPENOFFICE.STYLE(&quot;граница&quot;);ORG.OPENOFFICE.STYLE(&quot;Стандарт&quot;)))">
            <text:p/>
          </table:table-cell>
          <table:table-cell table:style-name="граница" table:formula="of:=T(IF([$тест3.B4]=1;ORG.OPENOFFICE.STYLE(&quot;граница&quot;);ORG.OPENOFFICE.STYLE(&quot;Стандарт&quot;)))">
            <text:p/>
          </table:table-cell>
          <table:table-cell table:formula="of:=T(IF([$тест3.C4]=1;ORG.OPENOFFICE.STYLE(&quot;граница&quot;);ORG.OPENOFFICE.STYLE(&quot;Стандарт&quot;)))">
            <text:p/>
          </table:table-cell>
          <table:table-cell table:formula="of:=T(IF([$тест3.D4]=1;ORG.OPENOFFICE.STYLE(&quot;граница&quot;);ORG.OPENOFFICE.STYLE(&quot;Стандарт&quot;)))">
            <text:p/>
          </table:table-cell>
          <table:table-cell table:formula="of:=T(IF([$тест3.E4]=1;ORG.OPENOFFICE.STYLE(&quot;граница&quot;);ORG.OPENOFFICE.STYLE(&quot;Стандарт&quot;)))">
            <text:p/>
          </table:table-cell>
          <table:table-cell table:formula="of:=T(IF([$тест3.F4]=1;ORG.OPENOFFICE.STYLE(&quot;граница&quot;);ORG.OPENOFFICE.STYLE(&quot;Стандарт&quot;)))">
            <text:p/>
          </table:table-cell>
          <table:table-cell table:formula="of:=T(IF([$тест3.G4]=1;ORG.OPENOFFICE.STYLE(&quot;граница&quot;);ORG.OPENOFFICE.STYLE(&quot;Стандарт&quot;)))">
            <text:p/>
          </table:table-cell>
          <table:table-cell table:formula="of:=T(IF([$тест3.H4]=1;ORG.OPENOFFICE.STYLE(&quot;граница&quot;);ORG.OPENOFFICE.STYLE(&quot;Стандарт&quot;)))">
            <text:p/>
          </table:table-cell>
          <table:table-cell table:formula="of:=T(IF([$тест3.I4]=1;ORG.OPENOFFICE.STYLE(&quot;граница&quot;);ORG.OPENOFFICE.STYLE(&quot;Стандарт&quot;)))">
            <text:p/>
          </table:table-cell>
          <table:table-cell table:formula="of:=T(IF([$тест3.J4]=1;ORG.OPENOFFICE.STYLE(&quot;граница&quot;);ORG.OPENOFFICE.STYLE(&quot;Стандарт&quot;)))">
            <text:p/>
          </table:table-cell>
          <table:table-cell table:formula="of:=T(IF([$тест3.K4]=1;ORG.OPENOFFICE.STYLE(&quot;граница&quot;);ORG.OPENOFFICE.STYLE(&quot;Стандарт&quot;)))">
            <text:p/>
          </table:table-cell>
          <table:table-cell table:style-name="граница" table:formula="of:=T(IF([$тест3.L4]=1;ORG.OPENOFFICE.STYLE(&quot;граница&quot;);ORG.OPENOFFICE.STYLE(&quot;Стандарт&quot;)))">
            <text:p/>
          </table:table-cell>
          <table:table-cell table:style-name="граница" table:formula="of:=T(IF([$тест3.N6]=1;ORG.OPENOFFICE.STYLE(&quot;граница&quot;);ORG.OPENOFFICE.STYLE(&quot;Стандарт&quot;)))">
            <text:p/>
          </table:table-cell>
          <table:table-cell table:formula="of:=T(IF([$тест3.O6]=1;ORG.OPENOFFICE.STYLE(&quot;граница&quot;);ORG.OPENOFFICE.STYLE(&quot;Стандарт&quot;)))">
            <text:p/>
          </table:table-cell>
          <table:table-cell table:formula="of:=T(IF([$тест3.P6]=1;ORG.OPENOFFICE.STYLE(&quot;граница&quot;);ORG.OPENOFFICE.STYLE(&quot;Стандарт&quot;)))">
            <text:p/>
          </table:table-cell>
          <table:table-cell table:formula="of:=T(IF([$тест3.Q6]=1;ORG.OPENOFFICE.STYLE(&quot;граница&quot;);ORG.OPENOFFICE.STYLE(&quot;Стандарт&quot;)))">
            <text:p/>
          </table:table-cell>
          <table:table-cell table:style-name="граница" table:formula="of:=T(IF([$тест3.R6]=1;ORG.OPENOFFICE.STYLE(&quot;граница&quot;);ORG.OPENOFFICE.STYLE(&quot;Стандарт&quot;)))">
            <text:p/>
          </table:table-cell>
          <table:table-cell table:style-name="граница" table:formula="of:=T(IF([$тест3.S6]=1;ORG.OPENOFFICE.STYLE(&quot;граница&quot;);ORG.OPENOFFICE.STYLE(&quot;Стандарт&quot;)))">
            <text:p/>
          </table:table-cell>
          <table:table-cell table:style-name="граница" table:formula="of:=T(IF([$тест3.T6]=1;ORG.OPENOFFICE.STYLE(&quot;граница&quot;);ORG.OPENOFFICE.STYLE(&quot;Стандарт&quot;)))">
            <text:p/>
          </table:table-cell>
          <table:table-cell table:style-name="граница" table:formula="of:=T(IF([$тест3.U6]=1;ORG.OPENOFFICE.STYLE(&quot;граница&quot;);ORG.OPENOFFICE.STYLE(&quot;Стандарт&quot;)))">
            <text:p/>
          </table:table-cell>
          <table:table-cell table:style-name="граница" table:formula="of:=T(IF([$тест3.V6]=1;ORG.OPENOFFICE.STYLE(&quot;граница&quot;);ORG.OPENOFFICE.STYLE(&quot;Стандарт&quot;)))">
            <text:p/>
          </table:table-cell>
          <table:table-cell table:style-name="граница" table:formula="of:=T(IF([$тест3.W6]=1;ORG.OPENOFFICE.STYLE(&quot;граница&quot;);ORG.OPENOFFICE.STYLE(&quot;Стандарт&quot;)))">
            <text:p/>
          </table:table-cell>
          <table:table-cell table:style-name="граница" table:formula="of:=T(IF([$тест3.X6]=1;ORG.OPENOFFICE.STYLE(&quot;граница&quot;);ORG.OPENOFFICE.STYLE(&quot;Стандарт&quot;)))">
            <text:p/>
          </table:table-cell>
          <table:table-cell table:style-name="граница" table:formula="of:=T(IF([$тест3.Y6]=1;ORG.OPENOFFICE.STYLE(&quot;граница&quot;);ORG.OPENOFFICE.STYLE(&quot;Стандарт&quot;)))">
            <text:p/>
          </table:table-cell>
          <table:table-cell table:formula="of:=T(IF([$тест3.Z6]=1;ORG.OPENOFFICE.STYLE(&quot;граница&quot;);ORG.OPENOFFICE.STYLE(&quot;Стандарт&quot;)))">
            <text:p/>
          </table:table-cell>
          <table:table-cell table:formula="of:=T(IF([$тест3.AA6]=1;ORG.OPENOFFICE.STYLE(&quot;граница&quot;);ORG.OPENOFFICE.STYLE(&quot;Стандарт&quot;)))">
            <text:p/>
          </table:table-cell>
          <table:table-cell table:formula="of:=T(IF([$тест3.AB6]=1;ORG.OPENOFFICE.STYLE(&quot;граница&quot;);ORG.OPENOFFICE.STYLE(&quot;Стандарт&quot;)))">
            <text:p/>
          </table:table-cell>
          <table:table-cell table:formula="of:=T(IF([$тест3.AC6]=1;ORG.OPENOFFICE.STYLE(&quot;граница&quot;);ORG.OPENOFFICE.STYLE(&quot;Стандарт&quot;)))">
            <text:p/>
          </table:table-cell>
          <table:table-cell table:formula="of:=T(IF([$тест3.AD6]=1;ORG.OPENOFFICE.STYLE(&quot;граница&quot;);ORG.OPENOFFICE.STYLE(&quot;Стандарт&quot;)))">
            <text:p/>
          </table:table-cell>
          <table:table-cell table:formula="of:=T(IF([$тест3.AE6]=1;ORG.OPENOFFICE.STYLE(&quot;граница&quot;);ORG.OPENOFFICE.STYLE(&quot;Стандарт&quot;)))">
            <text:p/>
          </table:table-cell>
          <table:table-cell table:formula="of:=T(IF([$тест3.AF6]=1;ORG.OPENOFFICE.STYLE(&quot;граница&quot;);ORG.OPENOFFICE.STYLE(&quot;Стандарт&quot;)))">
            <text:p/>
          </table:table-cell>
          <table:table-cell table:formula="of:=T(IF([$тест3.AG6]=1;ORG.OPENOFFICE.STYLE(&quot;граница&quot;);ORG.OPENOFFICE.STYLE(&quot;Стандарт&quot;)))">
            <text:p/>
          </table:table-cell>
          <table:table-cell table:formula="of:=T(IF([$тест3.AH6]=1;ORG.OPENOFFICE.STYLE(&quot;граница&quot;);ORG.OPENOFFICE.STYLE(&quot;Стандарт&quot;)))">
            <text:p/>
          </table:table-cell>
          <table:table-cell table:formula="of:=T(IF([$тест3.AI6]=1;ORG.OPENOFFICE.STYLE(&quot;граница&quot;);ORG.OPENOFFICE.STYLE(&quot;Стандарт&quot;)))">
            <text:p/>
          </table:table-cell>
          <table:table-cell table:formula="of:=T(IF([$тест3.AJ6]=1;ORG.OPENOFFICE.STYLE(&quot;граница&quot;);ORG.OPENOFFICE.STYLE(&quot;Стандарт&quot;)))">
            <text:p/>
          </table:table-cell>
          <table:table-cell table:formula="of:=T(IF([$тест3.AK6]=1;ORG.OPENOFFICE.STYLE(&quot;граница&quot;);ORG.OPENOFFICE.STYLE(&quot;Стандарт&quot;)))">
            <text:p/>
          </table:table-cell>
          <table:table-cell table:formula="of:=T(IF([$тест3.AL6]=1;ORG.OPENOFFICE.STYLE(&quot;граница&quot;);ORG.OPENOFFICE.STYLE(&quot;Стандарт&quot;)))">
            <text:p/>
          </table:table-cell>
          <table:table-cell table:formula="of:=T(IF([$тест3.AM6]=1;ORG.OPENOFFICE.STYLE(&quot;граница&quot;);ORG.OPENOFFICE.STYLE(&quot;Стандарт&quot;)))">
            <text:p/>
          </table:table-cell>
          <table:table-cell table:formula="of:=T(IF([$тест3.AN6]=1;ORG.OPENOFFICE.STYLE(&quot;граница&quot;);ORG.OPENOFFICE.STYLE(&quot;Стандарт&quot;)))">
            <text:p/>
          </table:table-cell>
          <table:table-cell table:formula="of:=T(IF([$тест3.AO6]=1;ORG.OPENOFFICE.STYLE(&quot;граница&quot;);ORG.OPENOFFICE.STYLE(&quot;Стандарт&quot;)))">
            <text:p/>
          </table:table-cell>
          <table:table-cell table:formula="of:=T(IF([$тест3.AP6]=1;ORG.OPENOFFICE.STYLE(&quot;граница&quot;);ORG.OPENOFFICE.STYLE(&quot;Стандарт&quot;)))">
            <text:p/>
          </table:table-cell>
          <table:table-cell table:formula="of:=T(IF([$тест3.AQ6]=1;ORG.OPENOFFICE.STYLE(&quot;граница&quot;);ORG.OPENOFFICE.STYLE(&quot;Стандарт&quot;)))">
            <text:p/>
          </table:table-cell>
          <table:table-cell table:formula="of:=T(IF([$тест3.AR6]=1;ORG.OPENOFFICE.STYLE(&quot;граница&quot;);ORG.OPENOFFICE.STYLE(&quot;Стандарт&quot;)))">
            <text:p/>
          </table:table-cell>
          <table:table-cell table:formula="of:=T(IF([$тест3.AS6]=1;ORG.OPENOFFICE.STYLE(&quot;граница&quot;);ORG.OPENOFFICE.STYLE(&quot;Стандарт&quot;)))">
            <text:p/>
          </table:table-cell>
          <table:table-cell table:formula="of:=T(IF([$тест3.AT6]=1;ORG.OPENOFFICE.STYLE(&quot;граница&quot;);ORG.OPENOFFICE.STYLE(&quot;Стандарт&quot;)))">
            <text:p/>
          </table:table-cell>
          <table:table-cell table:formula="of:=T(IF([$тест3.AU6]=1;ORG.OPENOFFICE.STYLE(&quot;граница&quot;);ORG.OPENOFFICE.STYLE(&quot;Стандарт&quot;)))">
            <text:p/>
          </table:table-cell>
          <table:table-cell table:formula="of:=T(IF([$тест3.AV6]=1;ORG.OPENOFFICE.STYLE(&quot;граница&quot;);ORG.OPENOFFICE.STYLE(&quot;Стандарт&quot;)))">
            <text:p/>
          </table:table-cell>
          <table:table-cell table:formula="of:=T(IF([$тест3.AW6]=1;ORG.OPENOFFICE.STYLE(&quot;граница&quot;);ORG.OPENOFFICE.STYLE(&quot;Стандарт&quot;)))">
            <text:p/>
          </table:table-cell>
          <table:table-cell table:formula="of:=T(IF([$тест3.AX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(IF([$тест3.B5]=1;ORG.OPENOFFICE.STYLE(&quot;граница&quot;);ORG.OPENOFFICE.STYLE(&quot;Стандарт&quot;)))">
            <text:p/>
          </table:table-cell>
          <table:table-cell table:style-name="граница" table:formula="of:=T(IF([$тест3.B5]=1;ORG.OPENOFFICE.STYLE(&quot;граница&quot;);ORG.OPENOFFICE.STYLE(&quot;Стандарт&quot;)))">
            <text:p/>
          </table:table-cell>
          <table:table-cell table:style-name="граница" table:formula="of:=T(IF([$тест3.C5]=1;ORG.OPENOFFICE.STYLE(&quot;граница&quot;);ORG.OPENOFFICE.STYLE(&quot;Стандарт&quot;)))">
            <text:p/>
          </table:table-cell>
          <table:table-cell table:style-name="граница" table:formula="of:=T(IF([$тест3.D5]=1;ORG.OPENOFFICE.STYLE(&quot;граница&quot;);ORG.OPENOFFICE.STYLE(&quot;Стандарт&quot;)))">
            <text:p/>
          </table:table-cell>
          <table:table-cell table:formula="of:=T(IF([$тест3.E5]=1;ORG.OPENOFFICE.STYLE(&quot;граница&quot;);ORG.OPENOFFICE.STYLE(&quot;Стандарт&quot;)))">
            <text:p/>
          </table:table-cell>
          <table:table-cell table:formula="of:=T(IF([$тест3.F5]=1;ORG.OPENOFFICE.STYLE(&quot;граница&quot;);ORG.OPENOFFICE.STYLE(&quot;Стандарт&quot;)))">
            <text:p/>
          </table:table-cell>
          <table:table-cell table:formula="of:=T(IF([$тест3.G5]=1;ORG.OPENOFFICE.STYLE(&quot;граница&quot;);ORG.OPENOFFICE.STYLE(&quot;Стандарт&quot;)))">
            <text:p/>
          </table:table-cell>
          <table:table-cell table:formula="of:=T(IF([$тест3.H5]=1;ORG.OPENOFFICE.STYLE(&quot;граница&quot;);ORG.OPENOFFICE.STYLE(&quot;Стандарт&quot;)))">
            <text:p/>
          </table:table-cell>
          <table:table-cell table:formula="of:=T(IF([$тест3.I5]=1;ORG.OPENOFFICE.STYLE(&quot;граница&quot;);ORG.OPENOFFICE.STYLE(&quot;Стандарт&quot;)))">
            <text:p/>
          </table:table-cell>
          <table:table-cell table:formula="of:=T(IF([$тест3.J5]=1;ORG.OPENOFFICE.STYLE(&quot;граница&quot;);ORG.OPENOFFICE.STYLE(&quot;Стандарт&quot;)))">
            <text:p/>
          </table:table-cell>
          <table:table-cell table:formula="of:=T(IF([$тест3.K5]=1;ORG.OPENOFFICE.STYLE(&quot;граница&quot;);ORG.OPENOFFICE.STYLE(&quot;Стандарт&quot;)))">
            <text:p/>
          </table:table-cell>
          <table:table-cell table:style-name="граница" table:formula="of:=T(IF([$тест3.L5]=1;ORG.OPENOFFICE.STYLE(&quot;граница&quot;);ORG.OPENOFFICE.STYLE(&quot;Стандарт&quot;)))">
            <text:p/>
          </table:table-cell>
          <table:table-cell table:style-name="граница" table:formula="of:=T(IF([$тест3.N7]=1;ORG.OPENOFFICE.STYLE(&quot;граница&quot;);ORG.OPENOFFICE.STYLE(&quot;Стандарт&quot;)))">
            <text:p/>
          </table:table-cell>
          <table:table-cell table:style-name="граница" table:formula="of:=T(IF([$тест3.O7]=1;ORG.OPENOFFICE.STYLE(&quot;граница&quot;);ORG.OPENOFFICE.STYLE(&quot;Стандарт&quot;)))">
            <text:p/>
          </table:table-cell>
          <table:table-cell table:style-name="граница" table:formula="of:=T(IF([$тест3.P7]=1;ORG.OPENOFFICE.STYLE(&quot;граница&quot;);ORG.OPENOFFICE.STYLE(&quot;Стандарт&quot;)))">
            <text:p/>
          </table:table-cell>
          <table:table-cell table:style-name="граница" table:formula="of:=T(IF([$тест3.Q7]=1;ORG.OPENOFFICE.STYLE(&quot;граница&quot;);ORG.OPENOFFICE.STYLE(&quot;Стандарт&quot;)))">
            <text:p/>
          </table:table-cell>
          <table:table-cell table:style-name="граница" table:formula="of:=T(IF([$тест3.R7]=1;ORG.OPENOFFICE.STYLE(&quot;граница&quot;);ORG.OPENOFFICE.STYLE(&quot;Стандарт&quot;)))">
            <text:p/>
          </table:table-cell>
          <table:table-cell table:style-name="граница" table:formula="of:=T(IF([$тест3.S7]=1;ORG.OPENOFFICE.STYLE(&quot;граница&quot;);ORG.OPENOFFICE.STYLE(&quot;Стандарт&quot;)))">
            <text:p/>
          </table:table-cell>
          <table:table-cell table:formula="of:=T(IF([$тест3.T7]=1;ORG.OPENOFFICE.STYLE(&quot;граница&quot;);ORG.OPENOFFICE.STYLE(&quot;Стандарт&quot;)))">
            <text:p/>
          </table:table-cell>
          <table:table-cell table:formula="of:=T(IF([$тест3.U7]=1;ORG.OPENOFFICE.STYLE(&quot;граница&quot;);ORG.OPENOFFICE.STYLE(&quot;Стандарт&quot;)))">
            <text:p/>
          </table:table-cell>
          <table:table-cell table:formula="of:=T(IF([$тест3.V7]=1;ORG.OPENOFFICE.STYLE(&quot;граница&quot;);ORG.OPENOFFICE.STYLE(&quot;Стандарт&quot;)))">
            <text:p/>
          </table:table-cell>
          <table:table-cell table:formula="of:=T(IF([$тест3.W7]=1;ORG.OPENOFFICE.STYLE(&quot;граница&quot;);ORG.OPENOFFICE.STYLE(&quot;Стандарт&quot;)))">
            <text:p/>
          </table:table-cell>
          <table:table-cell table:style-name="граница" table:formula="of:=T(IF([$тест3.X7]=1;ORG.OPENOFFICE.STYLE(&quot;граница&quot;);ORG.OPENOFFICE.STYLE(&quot;Стандарт&quot;)))">
            <text:p/>
          </table:table-cell>
          <table:table-cell table:style-name="граница" table:formula="of:=T(IF([$тест3.Y7]=1;ORG.OPENOFFICE.STYLE(&quot;граница&quot;);ORG.OPENOFFICE.STYLE(&quot;Стандарт&quot;)))">
            <text:p/>
          </table:table-cell>
          <table:table-cell table:formula="of:=T(IF([$тест3.Z7]=1;ORG.OPENOFFICE.STYLE(&quot;граница&quot;);ORG.OPENOFFICE.STYLE(&quot;Стандарт&quot;)))">
            <text:p/>
          </table:table-cell>
          <table:table-cell table:formula="of:=T(IF([$тест3.AA7]=1;ORG.OPENOFFICE.STYLE(&quot;граница&quot;);ORG.OPENOFFICE.STYLE(&quot;Стандарт&quot;)))">
            <text:p/>
          </table:table-cell>
          <table:table-cell table:formula="of:=T(IF([$тест3.AB7]=1;ORG.OPENOFFICE.STYLE(&quot;граница&quot;);ORG.OPENOFFICE.STYLE(&quot;Стандарт&quot;)))">
            <text:p/>
          </table:table-cell>
          <table:table-cell table:formula="of:=T(IF([$тест3.AC7]=1;ORG.OPENOFFICE.STYLE(&quot;граница&quot;);ORG.OPENOFFICE.STYLE(&quot;Стандарт&quot;)))">
            <text:p/>
          </table:table-cell>
          <table:table-cell table:formula="of:=T(IF([$тест3.AD7]=1;ORG.OPENOFFICE.STYLE(&quot;граница&quot;);ORG.OPENOFFICE.STYLE(&quot;Стандарт&quot;)))">
            <text:p/>
          </table:table-cell>
          <table:table-cell table:formula="of:=T(IF([$тест3.AE7]=1;ORG.OPENOFFICE.STYLE(&quot;граница&quot;);ORG.OPENOFFICE.STYLE(&quot;Стандарт&quot;)))">
            <text:p/>
          </table:table-cell>
          <table:table-cell table:formula="of:=T(IF([$тест3.AF7]=1;ORG.OPENOFFICE.STYLE(&quot;граница&quot;);ORG.OPENOFFICE.STYLE(&quot;Стандарт&quot;)))">
            <text:p/>
          </table:table-cell>
          <table:table-cell table:formula="of:=T(IF([$тест3.AG7]=1;ORG.OPENOFFICE.STYLE(&quot;граница&quot;);ORG.OPENOFFICE.STYLE(&quot;Стандарт&quot;)))">
            <text:p/>
          </table:table-cell>
          <table:table-cell table:formula="of:=T(IF([$тест3.AH7]=1;ORG.OPENOFFICE.STYLE(&quot;граница&quot;);ORG.OPENOFFICE.STYLE(&quot;Стандарт&quot;)))">
            <text:p/>
          </table:table-cell>
          <table:table-cell table:formula="of:=T(IF([$тест3.AI7]=1;ORG.OPENOFFICE.STYLE(&quot;граница&quot;);ORG.OPENOFFICE.STYLE(&quot;Стандарт&quot;)))">
            <text:p/>
          </table:table-cell>
          <table:table-cell table:formula="of:=T(IF([$тест3.AJ7]=1;ORG.OPENOFFICE.STYLE(&quot;граница&quot;);ORG.OPENOFFICE.STYLE(&quot;Стандарт&quot;)))">
            <text:p/>
          </table:table-cell>
          <table:table-cell table:formula="of:=T(IF([$тест3.AK7]=1;ORG.OPENOFFICE.STYLE(&quot;граница&quot;);ORG.OPENOFFICE.STYLE(&quot;Стандарт&quot;)))">
            <text:p/>
          </table:table-cell>
          <table:table-cell table:formula="of:=T(IF([$тест3.AL7]=1;ORG.OPENOFFICE.STYLE(&quot;граница&quot;);ORG.OPENOFFICE.STYLE(&quot;Стандарт&quot;)))">
            <text:p/>
          </table:table-cell>
          <table:table-cell table:formula="of:=T(IF([$тест3.AM7]=1;ORG.OPENOFFICE.STYLE(&quot;граница&quot;);ORG.OPENOFFICE.STYLE(&quot;Стандарт&quot;)))">
            <text:p/>
          </table:table-cell>
          <table:table-cell table:formula="of:=T(IF([$тест3.AN7]=1;ORG.OPENOFFICE.STYLE(&quot;граница&quot;);ORG.OPENOFFICE.STYLE(&quot;Стандарт&quot;)))">
            <text:p/>
          </table:table-cell>
          <table:table-cell table:formula="of:=T(IF([$тест3.AO7]=1;ORG.OPENOFFICE.STYLE(&quot;граница&quot;);ORG.OPENOFFICE.STYLE(&quot;Стандарт&quot;)))">
            <text:p/>
          </table:table-cell>
          <table:table-cell table:formula="of:=T(IF([$тест3.AP7]=1;ORG.OPENOFFICE.STYLE(&quot;граница&quot;);ORG.OPENOFFICE.STYLE(&quot;Стандарт&quot;)))">
            <text:p/>
          </table:table-cell>
          <table:table-cell table:formula="of:=T(IF([$тест3.AQ7]=1;ORG.OPENOFFICE.STYLE(&quot;граница&quot;);ORG.OPENOFFICE.STYLE(&quot;Стандарт&quot;)))">
            <text:p/>
          </table:table-cell>
          <table:table-cell table:formula="of:=T(IF([$тест3.AR7]=1;ORG.OPENOFFICE.STYLE(&quot;граница&quot;);ORG.OPENOFFICE.STYLE(&quot;Стандарт&quot;)))">
            <text:p/>
          </table:table-cell>
          <table:table-cell table:formula="of:=T(IF([$тест3.AS7]=1;ORG.OPENOFFICE.STYLE(&quot;граница&quot;);ORG.OPENOFFICE.STYLE(&quot;Стандарт&quot;)))">
            <text:p/>
          </table:table-cell>
          <table:table-cell table:formula="of:=T(IF([$тест3.AT7]=1;ORG.OPENOFFICE.STYLE(&quot;граница&quot;);ORG.OPENOFFICE.STYLE(&quot;Стандарт&quot;)))">
            <text:p/>
          </table:table-cell>
          <table:table-cell table:formula="of:=T(IF([$тест3.AU7]=1;ORG.OPENOFFICE.STYLE(&quot;граница&quot;);ORG.OPENOFFICE.STYLE(&quot;Стандарт&quot;)))">
            <text:p/>
          </table:table-cell>
          <table:table-cell table:formula="of:=T(IF([$тест3.AV7]=1;ORG.OPENOFFICE.STYLE(&quot;граница&quot;);ORG.OPENOFFICE.STYLE(&quot;Стандарт&quot;)))">
            <text:p/>
          </table:table-cell>
          <table:table-cell table:formula="of:=T(IF([$тест3.AW7]=1;ORG.OPENOFFICE.STYLE(&quot;граница&quot;);ORG.OPENOFFICE.STYLE(&quot;Стандарт&quot;)))">
            <text:p/>
          </table:table-cell>
          <table:table-cell table:formula="of:=T(IF([$тест3.AX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(IF([$тест3.B6]=1;ORG.OPENOFFICE.STYLE(&quot;граница&quot;);ORG.OPENOFFICE.STYLE(&quot;Стандарт&quot;)))">
            <text:p/>
          </table:table-cell>
          <table:table-cell table:formula="of:=T(IF([$тест3.B6]=1;ORG.OPENOFFICE.STYLE(&quot;граница&quot;);ORG.OPENOFFICE.STYLE(&quot;Стандарт&quot;)))">
            <text:p/>
          </table:table-cell>
          <table:table-cell table:formula="of:=T(IF([$тест3.C6]=1;ORG.OPENOFFICE.STYLE(&quot;граница&quot;);ORG.OPENOFFICE.STYLE(&quot;Стандарт&quot;)))">
            <text:p/>
          </table:table-cell>
          <table:table-cell table:formula="of:=T(IF([$тест3.D6]=1;ORG.OPENOFFICE.STYLE(&quot;граница&quot;);ORG.OPENOFFICE.STYLE(&quot;Стандарт&quot;)))">
            <text:p/>
          </table:table-cell>
          <table:table-cell table:style-name="граница" table:formula="of:=T(IF([$тест3.E6]=1;ORG.OPENOFFICE.STYLE(&quot;граница&quot;);ORG.OPENOFFICE.STYLE(&quot;Стандарт&quot;)))">
            <text:p/>
          </table:table-cell>
          <table:table-cell table:style-name="граница" table:formula="of:=T(IF([$тест3.F6]=1;ORG.OPENOFFICE.STYLE(&quot;граница&quot;);ORG.OPENOFFICE.STYLE(&quot;Стандарт&quot;)))">
            <text:p/>
          </table:table-cell>
          <table:table-cell table:style-name="граница" table:formula="of:=T(IF([$тест3.G6]=1;ORG.OPENOFFICE.STYLE(&quot;граница&quot;);ORG.OPENOFFICE.STYLE(&quot;Стандарт&quot;)))">
            <text:p/>
          </table:table-cell>
          <table:table-cell table:style-name="граница" table:formula="of:=T(IF([$тест3.H6]=1;ORG.OPENOFFICE.STYLE(&quot;граница&quot;);ORG.OPENOFFICE.STYLE(&quot;Стандарт&quot;)))">
            <text:p/>
          </table:table-cell>
          <table:table-cell table:style-name="граница" table:formula="of:=T(IF([$тест3.I6]=1;ORG.OPENOFFICE.STYLE(&quot;граница&quot;);ORG.OPENOFFICE.STYLE(&quot;Стандарт&quot;)))">
            <text:p/>
          </table:table-cell>
          <table:table-cell table:style-name="граница" table:formula="of:=T(IF([$тест3.J6]=1;ORG.OPENOFFICE.STYLE(&quot;граница&quot;);ORG.OPENOFFICE.STYLE(&quot;Стандарт&quot;)))">
            <text:p/>
          </table:table-cell>
          <table:table-cell table:style-name="граница" table:formula="of:=T(IF([$тест3.K6]=1;ORG.OPENOFFICE.STYLE(&quot;граница&quot;);ORG.OPENOFFICE.STYLE(&quot;Стандарт&quot;)))">
            <text:p/>
          </table:table-cell>
          <table:table-cell table:formula="of:=T(IF([$тест3.L6]=1;ORG.OPENOFFICE.STYLE(&quot;граница&quot;);ORG.OPENOFFICE.STYLE(&quot;Стандарт&quot;)))">
            <text:p/>
          </table:table-cell>
          <table:table-cell table:formula="of:=T(IF([$тест3.N8]=1;ORG.OPENOFFICE.STYLE(&quot;граница&quot;);ORG.OPENOFFICE.STYLE(&quot;Стандарт&quot;)))">
            <text:p/>
          </table:table-cell>
          <table:table-cell table:formula="of:=T(IF([$тест3.O8]=1;ORG.OPENOFFICE.STYLE(&quot;граница&quot;);ORG.OPENOFFICE.STYLE(&quot;Стандарт&quot;)))">
            <text:p/>
          </table:table-cell>
          <table:table-cell table:formula="of:=T(IF([$тест3.P8]=1;ORG.OPENOFFICE.STYLE(&quot;граница&quot;);ORG.OPENOFFICE.STYLE(&quot;Стандарт&quot;)))">
            <text:p/>
          </table:table-cell>
          <table:table-cell table:formula="of:=T(IF([$тест3.Q8]=1;ORG.OPENOFFICE.STYLE(&quot;граница&quot;);ORG.OPENOFFICE.STYLE(&quot;Стандарт&quot;)))">
            <text:p/>
          </table:table-cell>
          <table:table-cell table:style-name="граница" table:formula="of:=T(IF([$тест3.R8]=1;ORG.OPENOFFICE.STYLE(&quot;граница&quot;);ORG.OPENOFFICE.STYLE(&quot;Стандарт&quot;)))">
            <text:p/>
          </table:table-cell>
          <table:table-cell table:style-name="граница" table:formula="of:=T(IF([$тест3.S8]=1;ORG.OPENOFFICE.STYLE(&quot;граница&quot;);ORG.OPENOFFICE.STYLE(&quot;Стандарт&quot;)))">
            <text:p/>
          </table:table-cell>
          <table:table-cell table:formula="of:=T(IF([$тест3.T8]=1;ORG.OPENOFFICE.STYLE(&quot;граница&quot;);ORG.OPENOFFICE.STYLE(&quot;Стандарт&quot;)))">
            <text:p/>
          </table:table-cell>
          <table:table-cell table:formula="of:=T(IF([$тест3.U8]=1;ORG.OPENOFFICE.STYLE(&quot;граница&quot;);ORG.OPENOFFICE.STYLE(&quot;Стандарт&quot;)))">
            <text:p/>
          </table:table-cell>
          <table:table-cell table:formula="of:=T(IF([$тест3.V8]=1;ORG.OPENOFFICE.STYLE(&quot;граница&quot;);ORG.OPENOFFICE.STYLE(&quot;Стандарт&quot;)))">
            <text:p/>
          </table:table-cell>
          <table:table-cell table:formula="of:=T(IF([$тест3.W8]=1;ORG.OPENOFFICE.STYLE(&quot;граница&quot;);ORG.OPENOFFICE.STYLE(&quot;Стандарт&quot;)))">
            <text:p/>
          </table:table-cell>
          <table:table-cell table:style-name="граница" table:formula="of:=T(IF([$тест3.X8]=1;ORG.OPENOFFICE.STYLE(&quot;граница&quot;);ORG.OPENOFFICE.STYLE(&quot;Стандарт&quot;)))">
            <text:p/>
          </table:table-cell>
          <table:table-cell table:formula="of:=T(IF([$тест3.Y8]=1;ORG.OPENOFFICE.STYLE(&quot;граница&quot;);ORG.OPENOFFICE.STYLE(&quot;Стандарт&quot;)))">
            <text:p/>
          </table:table-cell>
          <table:table-cell table:formula="of:=T(IF([$тест3.Z8]=1;ORG.OPENOFFICE.STYLE(&quot;граница&quot;);ORG.OPENOFFICE.STYLE(&quot;Стандарт&quot;)))">
            <text:p/>
          </table:table-cell>
          <table:table-cell table:formula="of:=T(IF([$тест3.AA8]=1;ORG.OPENOFFICE.STYLE(&quot;граница&quot;);ORG.OPENOFFICE.STYLE(&quot;Стандарт&quot;)))">
            <text:p/>
          </table:table-cell>
          <table:table-cell table:formula="of:=T(IF([$тест3.AB8]=1;ORG.OPENOFFICE.STYLE(&quot;граница&quot;);ORG.OPENOFFICE.STYLE(&quot;Стандарт&quot;)))">
            <text:p/>
          </table:table-cell>
          <table:table-cell table:formula="of:=T(IF([$тест3.AC8]=1;ORG.OPENOFFICE.STYLE(&quot;граница&quot;);ORG.OPENOFFICE.STYLE(&quot;Стандарт&quot;)))">
            <text:p/>
          </table:table-cell>
          <table:table-cell table:formula="of:=T(IF([$тест3.AD8]=1;ORG.OPENOFFICE.STYLE(&quot;граница&quot;);ORG.OPENOFFICE.STYLE(&quot;Стандарт&quot;)))">
            <text:p/>
          </table:table-cell>
          <table:table-cell table:formula="of:=T(IF([$тест3.AE8]=1;ORG.OPENOFFICE.STYLE(&quot;граница&quot;);ORG.OPENOFFICE.STYLE(&quot;Стандарт&quot;)))">
            <text:p/>
          </table:table-cell>
          <table:table-cell table:formula="of:=T(IF([$тест3.AF8]=1;ORG.OPENOFFICE.STYLE(&quot;граница&quot;);ORG.OPENOFFICE.STYLE(&quot;Стандарт&quot;)))">
            <text:p/>
          </table:table-cell>
          <table:table-cell table:formula="of:=T(IF([$тест3.AG8]=1;ORG.OPENOFFICE.STYLE(&quot;граница&quot;);ORG.OPENOFFICE.STYLE(&quot;Стандарт&quot;)))">
            <text:p/>
          </table:table-cell>
          <table:table-cell table:formula="of:=T(IF([$тест3.AH8]=1;ORG.OPENOFFICE.STYLE(&quot;граница&quot;);ORG.OPENOFFICE.STYLE(&quot;Стандарт&quot;)))">
            <text:p/>
          </table:table-cell>
          <table:table-cell table:formula="of:=T(IF([$тест3.AI8]=1;ORG.OPENOFFICE.STYLE(&quot;граница&quot;);ORG.OPENOFFICE.STYLE(&quot;Стандарт&quot;)))">
            <text:p/>
          </table:table-cell>
          <table:table-cell table:formula="of:=T(IF([$тест3.AJ8]=1;ORG.OPENOFFICE.STYLE(&quot;граница&quot;);ORG.OPENOFFICE.STYLE(&quot;Стандарт&quot;)))">
            <text:p/>
          </table:table-cell>
          <table:table-cell table:formula="of:=T(IF([$тест3.AK8]=1;ORG.OPENOFFICE.STYLE(&quot;граница&quot;);ORG.OPENOFFICE.STYLE(&quot;Стандарт&quot;)))">
            <text:p/>
          </table:table-cell>
          <table:table-cell table:formula="of:=T(IF([$тест3.AL8]=1;ORG.OPENOFFICE.STYLE(&quot;граница&quot;);ORG.OPENOFFICE.STYLE(&quot;Стандарт&quot;)))">
            <text:p/>
          </table:table-cell>
          <table:table-cell table:formula="of:=T(IF([$тест3.AM8]=1;ORG.OPENOFFICE.STYLE(&quot;граница&quot;);ORG.OPENOFFICE.STYLE(&quot;Стандарт&quot;)))">
            <text:p/>
          </table:table-cell>
          <table:table-cell table:formula="of:=T(IF([$тест3.AN8]=1;ORG.OPENOFFICE.STYLE(&quot;граница&quot;);ORG.OPENOFFICE.STYLE(&quot;Стандарт&quot;)))">
            <text:p/>
          </table:table-cell>
          <table:table-cell table:formula="of:=T(IF([$тест3.AO8]=1;ORG.OPENOFFICE.STYLE(&quot;граница&quot;);ORG.OPENOFFICE.STYLE(&quot;Стандарт&quot;)))">
            <text:p/>
          </table:table-cell>
          <table:table-cell table:formula="of:=T(IF([$тест3.AP8]=1;ORG.OPENOFFICE.STYLE(&quot;граница&quot;);ORG.OPENOFFICE.STYLE(&quot;Стандарт&quot;)))">
            <text:p/>
          </table:table-cell>
          <table:table-cell table:formula="of:=T(IF([$тест3.AQ8]=1;ORG.OPENOFFICE.STYLE(&quot;граница&quot;);ORG.OPENOFFICE.STYLE(&quot;Стандарт&quot;)))">
            <text:p/>
          </table:table-cell>
          <table:table-cell table:formula="of:=T(IF([$тест3.AR8]=1;ORG.OPENOFFICE.STYLE(&quot;граница&quot;);ORG.OPENOFFICE.STYLE(&quot;Стандарт&quot;)))">
            <text:p/>
          </table:table-cell>
          <table:table-cell table:formula="of:=T(IF([$тест3.AS8]=1;ORG.OPENOFFICE.STYLE(&quot;граница&quot;);ORG.OPENOFFICE.STYLE(&quot;Стандарт&quot;)))">
            <text:p/>
          </table:table-cell>
          <table:table-cell table:formula="of:=T(IF([$тест3.AT8]=1;ORG.OPENOFFICE.STYLE(&quot;граница&quot;);ORG.OPENOFFICE.STYLE(&quot;Стандарт&quot;)))">
            <text:p/>
          </table:table-cell>
          <table:table-cell table:formula="of:=T(IF([$тест3.AU8]=1;ORG.OPENOFFICE.STYLE(&quot;граница&quot;);ORG.OPENOFFICE.STYLE(&quot;Стандарт&quot;)))">
            <text:p/>
          </table:table-cell>
          <table:table-cell table:formula="of:=T(IF([$тест3.AV8]=1;ORG.OPENOFFICE.STYLE(&quot;граница&quot;);ORG.OPENOFFICE.STYLE(&quot;Стандарт&quot;)))">
            <text:p/>
          </table:table-cell>
          <table:table-cell table:formula="of:=T(IF([$тест3.AW8]=1;ORG.OPENOFFICE.STYLE(&quot;граница&quot;);ORG.OPENOFFICE.STYLE(&quot;Стандарт&quot;)))">
            <text:p/>
          </table:table-cell>
          <table:table-cell table:formula="of:=T(IF([$тест3.AX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(IF([$тест3.B9]=1;ORG.OPENOFFICE.STYLE(&quot;граница&quot;);ORG.OPENOFFICE.STYLE(&quot;Стандарт&quot;)))">
            <text:p/>
          </table:table-cell>
          <table:table-cell table:formula="of:=T(IF([$тест3.C9]=1;ORG.OPENOFFICE.STYLE(&quot;граница&quot;);ORG.OPENOFFICE.STYLE(&quot;Стандарт&quot;)))">
            <text:p/>
          </table:table-cell>
          <table:table-cell table:formula="of:=T(IF([$тест3.D9]=1;ORG.OPENOFFICE.STYLE(&quot;граница&quot;);ORG.OPENOFFICE.STYLE(&quot;Стандарт&quot;)))">
            <text:p/>
          </table:table-cell>
          <table:table-cell table:formula="of:=T(IF([$тест3.E9]=1;ORG.OPENOFFICE.STYLE(&quot;граница&quot;);ORG.OPENOFFICE.STYLE(&quot;Стандарт&quot;)))">
            <text:p/>
          </table:table-cell>
          <table:table-cell table:formula="of:=T(IF([$тест3.F9]=1;ORG.OPENOFFICE.STYLE(&quot;граница&quot;);ORG.OPENOFFICE.STYLE(&quot;Стандарт&quot;)))">
            <text:p/>
          </table:table-cell>
          <table:table-cell table:formula="of:=T(IF([$тест3.G9]=1;ORG.OPENOFFICE.STYLE(&quot;граница&quot;);ORG.OPENOFFICE.STYLE(&quot;Стандарт&quot;)))">
            <text:p/>
          </table:table-cell>
          <table:table-cell table:formula="of:=T(IF([$тест3.H9]=1;ORG.OPENOFFICE.STYLE(&quot;граница&quot;);ORG.OPENOFFICE.STYLE(&quot;Стандарт&quot;)))">
            <text:p/>
          </table:table-cell>
          <table:table-cell table:formula="of:=T(IF([$тест3.I9]=1;ORG.OPENOFFICE.STYLE(&quot;граница&quot;);ORG.OPENOFFICE.STYLE(&quot;Стандарт&quot;)))">
            <text:p/>
          </table:table-cell>
          <table:table-cell table:formula="of:=T(IF([$тест3.J9]=1;ORG.OPENOFFICE.STYLE(&quot;граница&quot;);ORG.OPENOFFICE.STYLE(&quot;Стандарт&quot;)))">
            <text:p/>
          </table:table-cell>
          <table:table-cell table:formula="of:=T(IF([$тест3.K9]=1;ORG.OPENOFFICE.STYLE(&quot;граница&quot;);ORG.OPENOFFICE.STYLE(&quot;Стандарт&quot;)))">
            <text:p/>
          </table:table-cell>
          <table:table-cell table:style-name="граница" table:formula="of:=T(IF([$тест3.L9]=1;ORG.OPENOFFICE.STYLE(&quot;граница&quot;);ORG.OPENOFFICE.STYLE(&quot;Стандарт&quot;)))">
            <text:p/>
          </table:table-cell>
          <table:table-cell table:formula="of:=T(IF([$тест3.M9]=1;ORG.OPENOFFICE.STYLE(&quot;граница&quot;);ORG.OPENOFFICE.STYLE(&quot;Стандарт&quot;)))">
            <text:p/>
          </table:table-cell>
          <table:table-cell table:formula="of:=T(IF([$тест3.N9]=1;ORG.OPENOFFICE.STYLE(&quot;граница&quot;);ORG.OPENOFFICE.STYLE(&quot;Стандарт&quot;)))">
            <text:p/>
          </table:table-cell>
          <table:table-cell table:formula="of:=T(IF([$тест3.O9]=1;ORG.OPENOFFICE.STYLE(&quot;граница&quot;);ORG.OPENOFFICE.STYLE(&quot;Стандарт&quot;)))">
            <text:p/>
          </table:table-cell>
          <table:table-cell table:formula="of:=T(IF([$тест3.P9]=1;ORG.OPENOFFICE.STYLE(&quot;граница&quot;);ORG.OPENOFFICE.STYLE(&quot;Стандарт&quot;)))">
            <text:p/>
          </table:table-cell>
          <table:table-cell table:formula="of:=T(IF([$тест3.Q9]=1;ORG.OPENOFFICE.STYLE(&quot;граница&quot;);ORG.OPENOFFICE.STYLE(&quot;Стандарт&quot;)))">
            <text:p/>
          </table:table-cell>
          <table:table-cell table:style-name="граница" table:formula="of:=T(IF([$тест3.R9]=1;ORG.OPENOFFICE.STYLE(&quot;граница&quot;);ORG.OPENOFFICE.STYLE(&quot;Стандарт&quot;)))">
            <text:p/>
          </table:table-cell>
          <table:table-cell table:formula="of:=T(IF([$тест3.S9]=1;ORG.OPENOFFICE.STYLE(&quot;граница&quot;);ORG.OPENOFFICE.STYLE(&quot;Стандарт&quot;)))">
            <text:p/>
          </table:table-cell>
          <table:table-cell table:formula="of:=T(IF([$тест3.T9]=1;ORG.OPENOFFICE.STYLE(&quot;граница&quot;);ORG.OPENOFFICE.STYLE(&quot;Стандарт&quot;)))">
            <text:p/>
          </table:table-cell>
          <table:table-cell table:formula="of:=T(IF([$тест3.U9]=1;ORG.OPENOFFICE.STYLE(&quot;граница&quot;);ORG.OPENOFFICE.STYLE(&quot;Стандарт&quot;)))">
            <text:p/>
          </table:table-cell>
          <table:table-cell table:formula="of:=T(IF([$тест3.V9]=1;ORG.OPENOFFICE.STYLE(&quot;граница&quot;);ORG.OPENOFFICE.STYLE(&quot;Стандарт&quot;)))">
            <text:p/>
          </table:table-cell>
          <table:table-cell table:formula="of:=T(IF([$тест3.W9]=1;ORG.OPENOFFICE.STYLE(&quot;граница&quot;);ORG.OPENOFFICE.STYLE(&quot;Стандарт&quot;)))">
            <text:p/>
          </table:table-cell>
          <table:table-cell table:formula="of:=T(IF([$тест3.X9]=1;ORG.OPENOFFICE.STYLE(&quot;граница&quot;);ORG.OPENOFFICE.STYLE(&quot;Стандарт&quot;)))">
            <text:p/>
          </table:table-cell>
          <table:table-cell table:formula="of:=T(IF([$тест3.Y9]=1;ORG.OPENOFFICE.STYLE(&quot;граница&quot;);ORG.OPENOFFICE.STYLE(&quot;Стандарт&quot;)))">
            <text:p/>
          </table:table-cell>
          <table:table-cell table:formula="of:=T(IF([$тест3.Z9]=1;ORG.OPENOFFICE.STYLE(&quot;граница&quot;);ORG.OPENOFFICE.STYLE(&quot;Стандарт&quot;)))">
            <text:p/>
          </table:table-cell>
          <table:table-cell table:formula="of:=T(IF([$тест3.AA9]=1;ORG.OPENOFFICE.STYLE(&quot;граница&quot;);ORG.OPENOFFICE.STYLE(&quot;Стандарт&quot;)))">
            <text:p/>
          </table:table-cell>
          <table:table-cell table:formula="of:=T(IF([$тест3.AB9]=1;ORG.OPENOFFICE.STYLE(&quot;граница&quot;);ORG.OPENOFFICE.STYLE(&quot;Стандарт&quot;)))">
            <text:p/>
          </table:table-cell>
          <table:table-cell table:formula="of:=T(IF([$тест3.AC9]=1;ORG.OPENOFFICE.STYLE(&quot;граница&quot;);ORG.OPENOFFICE.STYLE(&quot;Стандарт&quot;)))">
            <text:p/>
          </table:table-cell>
          <table:table-cell table:formula="of:=T(IF([$тест3.AD9]=1;ORG.OPENOFFICE.STYLE(&quot;граница&quot;);ORG.OPENOFFICE.STYLE(&quot;Стандарт&quot;)))">
            <text:p/>
          </table:table-cell>
          <table:table-cell table:formula="of:=T(IF([$тест3.AE9]=1;ORG.OPENOFFICE.STYLE(&quot;граница&quot;);ORG.OPENOFFICE.STYLE(&quot;Стандарт&quot;)))">
            <text:p/>
          </table:table-cell>
          <table:table-cell table:formula="of:=T(IF([$тест3.AF9]=1;ORG.OPENOFFICE.STYLE(&quot;граница&quot;);ORG.OPENOFFICE.STYLE(&quot;Стандарт&quot;)))">
            <text:p/>
          </table:table-cell>
          <table:table-cell table:formula="of:=T(IF([$тест3.AG9]=1;ORG.OPENOFFICE.STYLE(&quot;граница&quot;);ORG.OPENOFFICE.STYLE(&quot;Стандарт&quot;)))">
            <text:p/>
          </table:table-cell>
          <table:table-cell table:formula="of:=T(IF([$тест3.AH9]=1;ORG.OPENOFFICE.STYLE(&quot;граница&quot;);ORG.OPENOFFICE.STYLE(&quot;Стандарт&quot;)))">
            <text:p/>
          </table:table-cell>
          <table:table-cell table:formula="of:=T(IF([$тест3.AI9]=1;ORG.OPENOFFICE.STYLE(&quot;граница&quot;);ORG.OPENOFFICE.STYLE(&quot;Стандарт&quot;)))">
            <text:p/>
          </table:table-cell>
          <table:table-cell table:formula="of:=T(IF([$тест3.AJ9]=1;ORG.OPENOFFICE.STYLE(&quot;граница&quot;);ORG.OPENOFFICE.STYLE(&quot;Стандарт&quot;)))">
            <text:p/>
          </table:table-cell>
          <table:table-cell table:formula="of:=T(IF([$тест3.AK9]=1;ORG.OPENOFFICE.STYLE(&quot;граница&quot;);ORG.OPENOFFICE.STYLE(&quot;Стандарт&quot;)))">
            <text:p/>
          </table:table-cell>
          <table:table-cell table:formula="of:=T(IF([$тест3.AL9]=1;ORG.OPENOFFICE.STYLE(&quot;граница&quot;);ORG.OPENOFFICE.STYLE(&quot;Стандарт&quot;)))">
            <text:p/>
          </table:table-cell>
          <table:table-cell table:formula="of:=T(IF([$тест3.AM9]=1;ORG.OPENOFFICE.STYLE(&quot;граница&quot;);ORG.OPENOFFICE.STYLE(&quot;Стандарт&quot;)))">
            <text:p/>
          </table:table-cell>
          <table:table-cell table:formula="of:=T(IF([$тест3.AN9]=1;ORG.OPENOFFICE.STYLE(&quot;граница&quot;);ORG.OPENOFFICE.STYLE(&quot;Стандарт&quot;)))">
            <text:p/>
          </table:table-cell>
          <table:table-cell table:formula="of:=T(IF([$тест3.AO9]=1;ORG.OPENOFFICE.STYLE(&quot;граница&quot;);ORG.OPENOFFICE.STYLE(&quot;Стандарт&quot;)))">
            <text:p/>
          </table:table-cell>
          <table:table-cell table:formula="of:=T(IF([$тест3.AP9]=1;ORG.OPENOFFICE.STYLE(&quot;граница&quot;);ORG.OPENOFFICE.STYLE(&quot;Стандарт&quot;)))">
            <text:p/>
          </table:table-cell>
          <table:table-cell table:formula="of:=T(IF([$тест3.AQ9]=1;ORG.OPENOFFICE.STYLE(&quot;граница&quot;);ORG.OPENOFFICE.STYLE(&quot;Стандарт&quot;)))">
            <text:p/>
          </table:table-cell>
          <table:table-cell table:formula="of:=T(IF([$тест3.AR9]=1;ORG.OPENOFFICE.STYLE(&quot;граница&quot;);ORG.OPENOFFICE.STYLE(&quot;Стандарт&quot;)))">
            <text:p/>
          </table:table-cell>
          <table:table-cell table:formula="of:=T(IF([$тест3.AS9]=1;ORG.OPENOFFICE.STYLE(&quot;граница&quot;);ORG.OPENOFFICE.STYLE(&quot;Стандарт&quot;)))">
            <text:p/>
          </table:table-cell>
          <table:table-cell table:formula="of:=T(IF([$тест3.AT9]=1;ORG.OPENOFFICE.STYLE(&quot;граница&quot;);ORG.OPENOFFICE.STYLE(&quot;Стандарт&quot;)))">
            <text:p/>
          </table:table-cell>
          <table:table-cell table:formula="of:=T(IF([$тест3.AU9]=1;ORG.OPENOFFICE.STYLE(&quot;граница&quot;);ORG.OPENOFFICE.STYLE(&quot;Стандарт&quot;)))">
            <text:p/>
          </table:table-cell>
          <table:table-cell table:formula="of:=T(IF([$тест3.AV9]=1;ORG.OPENOFFICE.STYLE(&quot;граница&quot;);ORG.OPENOFFICE.STYLE(&quot;Стандарт&quot;)))">
            <text:p/>
          </table:table-cell>
          <table:table-cell table:formula="of:=T(IF([$тест3.AW9]=1;ORG.OPENOFFICE.STYLE(&quot;граница&quot;);ORG.OPENOFFICE.STYLE(&quot;Стандарт&quot;)))">
            <text:p/>
          </table:table-cell>
          <table:table-cell table:formula="of:=T(IF([$тест3.AX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(IF([$тест3.B10]=1;ORG.OPENOFFICE.STYLE(&quot;граница&quot;);ORG.OPENOFFICE.STYLE(&quot;Стандарт&quot;)))">
            <text:p/>
          </table:table-cell>
          <table:table-cell table:formula="of:=T(IF([$тест3.C10]=1;ORG.OPENOFFICE.STYLE(&quot;граница&quot;);ORG.OPENOFFICE.STYLE(&quot;Стандарт&quot;)))">
            <text:p/>
          </table:table-cell>
          <table:table-cell table:formula="of:=T(IF([$тест3.D10]=1;ORG.OPENOFFICE.STYLE(&quot;граница&quot;);ORG.OPENOFFICE.STYLE(&quot;Стандарт&quot;)))">
            <text:p/>
          </table:table-cell>
          <table:table-cell table:formula="of:=T(IF([$тест3.E10]=1;ORG.OPENOFFICE.STYLE(&quot;граница&quot;);ORG.OPENOFFICE.STYLE(&quot;Стандарт&quot;)))">
            <text:p/>
          </table:table-cell>
          <table:table-cell table:formula="of:=T(IF([$тест3.F10]=1;ORG.OPENOFFICE.STYLE(&quot;граница&quot;);ORG.OPENOFFICE.STYLE(&quot;Стандарт&quot;)))">
            <text:p/>
          </table:table-cell>
          <table:table-cell table:formula="of:=T(IF([$тест3.G10]=1;ORG.OPENOFFICE.STYLE(&quot;граница&quot;);ORG.OPENOFFICE.STYLE(&quot;Стандарт&quot;)))">
            <text:p/>
          </table:table-cell>
          <table:table-cell table:formula="of:=T(IF([$тест3.H10]=1;ORG.OPENOFFICE.STYLE(&quot;граница&quot;);ORG.OPENOFFICE.STYLE(&quot;Стандарт&quot;)))">
            <text:p/>
          </table:table-cell>
          <table:table-cell table:formula="of:=T(IF([$тест3.I10]=1;ORG.OPENOFFICE.STYLE(&quot;граница&quot;);ORG.OPENOFFICE.STYLE(&quot;Стандарт&quot;)))">
            <text:p/>
          </table:table-cell>
          <table:table-cell table:formula="of:=T(IF([$тест3.J10]=1;ORG.OPENOFFICE.STYLE(&quot;граница&quot;);ORG.OPENOFFICE.STYLE(&quot;Стандарт&quot;)))">
            <text:p/>
          </table:table-cell>
          <table:table-cell table:formula="of:=T(IF([$тест3.K10]=1;ORG.OPENOFFICE.STYLE(&quot;граница&quot;);ORG.OPENOFFICE.STYLE(&quot;Стандарт&quot;)))">
            <text:p/>
          </table:table-cell>
          <table:table-cell table:formula="of:=T(IF([$тест3.L10]=1;ORG.OPENOFFICE.STYLE(&quot;граница&quot;);ORG.OPENOFFICE.STYLE(&quot;Стандарт&quot;)))">
            <text:p/>
          </table:table-cell>
          <table:table-cell table:formula="of:=T(IF([$тест3.M10]=1;ORG.OPENOFFICE.STYLE(&quot;граница&quot;);ORG.OPENOFFICE.STYLE(&quot;Стандарт&quot;)))">
            <text:p/>
          </table:table-cell>
          <table:table-cell table:formula="of:=T(IF([$тест3.N10]=1;ORG.OPENOFFICE.STYLE(&quot;граница&quot;);ORG.OPENOFFICE.STYLE(&quot;Стандарт&quot;)))">
            <text:p/>
          </table:table-cell>
          <table:table-cell table:formula="of:=T(IF([$тест3.O10]=1;ORG.OPENOFFICE.STYLE(&quot;граница&quot;);ORG.OPENOFFICE.STYLE(&quot;Стандарт&quot;)))">
            <text:p/>
          </table:table-cell>
          <table:table-cell table:formula="of:=T(IF([$тест3.P10]=1;ORG.OPENOFFICE.STYLE(&quot;граница&quot;);ORG.OPENOFFICE.STYLE(&quot;Стандарт&quot;)))">
            <text:p/>
          </table:table-cell>
          <table:table-cell table:formula="of:=T(IF([$тест3.Q10]=1;ORG.OPENOFFICE.STYLE(&quot;граница&quot;);ORG.OPENOFFICE.STYLE(&quot;Стандарт&quot;)))">
            <text:p/>
          </table:table-cell>
          <table:table-cell table:formula="of:=T(IF([$тест3.R10]=1;ORG.OPENOFFICE.STYLE(&quot;граница&quot;);ORG.OPENOFFICE.STYLE(&quot;Стандарт&quot;)))">
            <text:p/>
          </table:table-cell>
          <table:table-cell table:formula="of:=T(IF([$тест3.S10]=1;ORG.OPENOFFICE.STYLE(&quot;граница&quot;);ORG.OPENOFFICE.STYLE(&quot;Стандарт&quot;)))">
            <text:p/>
          </table:table-cell>
          <table:table-cell table:formula="of:=T(IF([$тест3.T10]=1;ORG.OPENOFFICE.STYLE(&quot;граница&quot;);ORG.OPENOFFICE.STYLE(&quot;Стандарт&quot;)))">
            <text:p/>
          </table:table-cell>
          <table:table-cell table:formula="of:=T(IF([$тест3.U10]=1;ORG.OPENOFFICE.STYLE(&quot;граница&quot;);ORG.OPENOFFICE.STYLE(&quot;Стандарт&quot;)))">
            <text:p/>
          </table:table-cell>
          <table:table-cell table:formula="of:=T(IF([$тест3.V10]=1;ORG.OPENOFFICE.STYLE(&quot;граница&quot;);ORG.OPENOFFICE.STYLE(&quot;Стандарт&quot;)))">
            <text:p/>
          </table:table-cell>
          <table:table-cell table:formula="of:=T(IF([$тест3.W10]=1;ORG.OPENOFFICE.STYLE(&quot;граница&quot;);ORG.OPENOFFICE.STYLE(&quot;Стандарт&quot;)))">
            <text:p/>
          </table:table-cell>
          <table:table-cell table:formula="of:=T(IF([$тест3.X10]=1;ORG.OPENOFFICE.STYLE(&quot;граница&quot;);ORG.OPENOFFICE.STYLE(&quot;Стандарт&quot;)))">
            <text:p/>
          </table:table-cell>
          <table:table-cell table:formula="of:=T(IF([$тест3.Y10]=1;ORG.OPENOFFICE.STYLE(&quot;граница&quot;);ORG.OPENOFFICE.STYLE(&quot;Стандарт&quot;)))">
            <text:p/>
          </table:table-cell>
          <table:table-cell table:formula="of:=T(IF([$тест3.Z10]=1;ORG.OPENOFFICE.STYLE(&quot;граница&quot;);ORG.OPENOFFICE.STYLE(&quot;Стандарт&quot;)))">
            <text:p/>
          </table:table-cell>
          <table:table-cell table:formula="of:=T(IF([$тест3.AA10]=1;ORG.OPENOFFICE.STYLE(&quot;граница&quot;);ORG.OPENOFFICE.STYLE(&quot;Стандарт&quot;)))">
            <text:p/>
          </table:table-cell>
          <table:table-cell table:formula="of:=T(IF([$тест3.AB10]=1;ORG.OPENOFFICE.STYLE(&quot;граница&quot;);ORG.OPENOFFICE.STYLE(&quot;Стандарт&quot;)))">
            <text:p/>
          </table:table-cell>
          <table:table-cell table:formula="of:=T(IF([$тест3.AC10]=1;ORG.OPENOFFICE.STYLE(&quot;граница&quot;);ORG.OPENOFFICE.STYLE(&quot;Стандарт&quot;)))">
            <text:p/>
          </table:table-cell>
          <table:table-cell table:formula="of:=T(IF([$тест3.AD10]=1;ORG.OPENOFFICE.STYLE(&quot;граница&quot;);ORG.OPENOFFICE.STYLE(&quot;Стандарт&quot;)))">
            <text:p/>
          </table:table-cell>
          <table:table-cell table:formula="of:=T(IF([$тест3.AE10]=1;ORG.OPENOFFICE.STYLE(&quot;граница&quot;);ORG.OPENOFFICE.STYLE(&quot;Стандарт&quot;)))">
            <text:p/>
          </table:table-cell>
          <table:table-cell table:formula="of:=T(IF([$тест3.AF10]=1;ORG.OPENOFFICE.STYLE(&quot;граница&quot;);ORG.OPENOFFICE.STYLE(&quot;Стандарт&quot;)))">
            <text:p/>
          </table:table-cell>
          <table:table-cell table:formula="of:=T(IF([$тест3.AG10]=1;ORG.OPENOFFICE.STYLE(&quot;граница&quot;);ORG.OPENOFFICE.STYLE(&quot;Стандарт&quot;)))">
            <text:p/>
          </table:table-cell>
          <table:table-cell table:formula="of:=T(IF([$тест3.AH10]=1;ORG.OPENOFFICE.STYLE(&quot;граница&quot;);ORG.OPENOFFICE.STYLE(&quot;Стандарт&quot;)))">
            <text:p/>
          </table:table-cell>
          <table:table-cell table:formula="of:=T(IF([$тест3.AI10]=1;ORG.OPENOFFICE.STYLE(&quot;граница&quot;);ORG.OPENOFFICE.STYLE(&quot;Стандарт&quot;)))">
            <text:p/>
          </table:table-cell>
          <table:table-cell table:formula="of:=T(IF([$тест3.AJ10]=1;ORG.OPENOFFICE.STYLE(&quot;граница&quot;);ORG.OPENOFFICE.STYLE(&quot;Стандарт&quot;)))">
            <text:p/>
          </table:table-cell>
          <table:table-cell table:formula="of:=T(IF([$тест3.AK10]=1;ORG.OPENOFFICE.STYLE(&quot;граница&quot;);ORG.OPENOFFICE.STYLE(&quot;Стандарт&quot;)))">
            <text:p/>
          </table:table-cell>
          <table:table-cell table:formula="of:=T(IF([$тест3.AL10]=1;ORG.OPENOFFICE.STYLE(&quot;граница&quot;);ORG.OPENOFFICE.STYLE(&quot;Стандарт&quot;)))">
            <text:p/>
          </table:table-cell>
          <table:table-cell table:formula="of:=T(IF([$тест3.AM10]=1;ORG.OPENOFFICE.STYLE(&quot;граница&quot;);ORG.OPENOFFICE.STYLE(&quot;Стандарт&quot;)))">
            <text:p/>
          </table:table-cell>
          <table:table-cell table:formula="of:=T(IF([$тест3.AN10]=1;ORG.OPENOFFICE.STYLE(&quot;граница&quot;);ORG.OPENOFFICE.STYLE(&quot;Стандарт&quot;)))">
            <text:p/>
          </table:table-cell>
          <table:table-cell table:formula="of:=T(IF([$тест3.AO10]=1;ORG.OPENOFFICE.STYLE(&quot;граница&quot;);ORG.OPENOFFICE.STYLE(&quot;Стандарт&quot;)))">
            <text:p/>
          </table:table-cell>
          <table:table-cell table:formula="of:=T(IF([$тест3.AP10]=1;ORG.OPENOFFICE.STYLE(&quot;граница&quot;);ORG.OPENOFFICE.STYLE(&quot;Стандарт&quot;)))">
            <text:p/>
          </table:table-cell>
          <table:table-cell table:formula="of:=T(IF([$тест3.AQ10]=1;ORG.OPENOFFICE.STYLE(&quot;граница&quot;);ORG.OPENOFFICE.STYLE(&quot;Стандарт&quot;)))">
            <text:p/>
          </table:table-cell>
          <table:table-cell table:formula="of:=T(IF([$тест3.AR10]=1;ORG.OPENOFFICE.STYLE(&quot;граница&quot;);ORG.OPENOFFICE.STYLE(&quot;Стандарт&quot;)))">
            <text:p/>
          </table:table-cell>
          <table:table-cell table:formula="of:=T(IF([$тест3.AS10]=1;ORG.OPENOFFICE.STYLE(&quot;граница&quot;);ORG.OPENOFFICE.STYLE(&quot;Стандарт&quot;)))">
            <text:p/>
          </table:table-cell>
          <table:table-cell table:formula="of:=T(IF([$тест3.AT10]=1;ORG.OPENOFFICE.STYLE(&quot;граница&quot;);ORG.OPENOFFICE.STYLE(&quot;Стандарт&quot;)))">
            <text:p/>
          </table:table-cell>
          <table:table-cell table:formula="of:=T(IF([$тест3.AU10]=1;ORG.OPENOFFICE.STYLE(&quot;граница&quot;);ORG.OPENOFFICE.STYLE(&quot;Стандарт&quot;)))">
            <text:p/>
          </table:table-cell>
          <table:table-cell table:formula="of:=T(IF([$тест3.AV10]=1;ORG.OPENOFFICE.STYLE(&quot;граница&quot;);ORG.OPENOFFICE.STYLE(&quot;Стандарт&quot;)))">
            <text:p/>
          </table:table-cell>
          <table:table-cell table:formula="of:=T(IF([$тест3.AW10]=1;ORG.OPENOFFICE.STYLE(&quot;граница&quot;);ORG.OPENOFFICE.STYLE(&quot;Стандарт&quot;)))">
            <text:p/>
          </table:table-cell>
          <table:table-cell table:formula="of:=T(IF([$тест3.AX1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(IF([$тест3.B11]=1;ORG.OPENOFFICE.STYLE(&quot;граница&quot;);ORG.OPENOFFICE.STYLE(&quot;Стандарт&quot;)))">
            <text:p/>
          </table:table-cell>
          <table:table-cell table:formula="of:=T(IF([$тест3.C11]=1;ORG.OPENOFFICE.STYLE(&quot;граница&quot;);ORG.OPENOFFICE.STYLE(&quot;Стандарт&quot;)))">
            <text:p/>
          </table:table-cell>
          <table:table-cell table:formula="of:=T(IF([$тест3.D11]=1;ORG.OPENOFFICE.STYLE(&quot;граница&quot;);ORG.OPENOFFICE.STYLE(&quot;Стандарт&quot;)))">
            <text:p/>
          </table:table-cell>
          <table:table-cell table:formula="of:=T(IF([$тест3.E11]=1;ORG.OPENOFFICE.STYLE(&quot;граница&quot;);ORG.OPENOFFICE.STYLE(&quot;Стандарт&quot;)))">
            <text:p/>
          </table:table-cell>
          <table:table-cell table:formula="of:=T(IF([$тест3.F11]=1;ORG.OPENOFFICE.STYLE(&quot;граница&quot;);ORG.OPENOFFICE.STYLE(&quot;Стандарт&quot;)))">
            <text:p/>
          </table:table-cell>
          <table:table-cell table:formula="of:=T(IF([$тест3.G11]=1;ORG.OPENOFFICE.STYLE(&quot;граница&quot;);ORG.OPENOFFICE.STYLE(&quot;Стандарт&quot;)))">
            <text:p/>
          </table:table-cell>
          <table:table-cell table:formula="of:=T(IF([$тест3.H11]=1;ORG.OPENOFFICE.STYLE(&quot;граница&quot;);ORG.OPENOFFICE.STYLE(&quot;Стандарт&quot;)))">
            <text:p/>
          </table:table-cell>
          <table:table-cell table:formula="of:=T(IF([$тест3.I11]=1;ORG.OPENOFFICE.STYLE(&quot;граница&quot;);ORG.OPENOFFICE.STYLE(&quot;Стандарт&quot;)))">
            <text:p/>
          </table:table-cell>
          <table:table-cell table:formula="of:=T(IF([$тест3.J11]=1;ORG.OPENOFFICE.STYLE(&quot;граница&quot;);ORG.OPENOFFICE.STYLE(&quot;Стандарт&quot;)))">
            <text:p/>
          </table:table-cell>
          <table:table-cell table:formula="of:=T(IF([$тест3.K11]=1;ORG.OPENOFFICE.STYLE(&quot;граница&quot;);ORG.OPENOFFICE.STYLE(&quot;Стандарт&quot;)))">
            <text:p/>
          </table:table-cell>
          <table:table-cell table:formula="of:=T(IF([$тест3.L11]=1;ORG.OPENOFFICE.STYLE(&quot;граница&quot;);ORG.OPENOFFICE.STYLE(&quot;Стандарт&quot;)))">
            <text:p/>
          </table:table-cell>
          <table:table-cell table:formula="of:=T(IF([$тест3.M11]=1;ORG.OPENOFFICE.STYLE(&quot;граница&quot;);ORG.OPENOFFICE.STYLE(&quot;Стандарт&quot;)))">
            <text:p/>
          </table:table-cell>
          <table:table-cell table:formula="of:=T(IF([$тест3.N11]=1;ORG.OPENOFFICE.STYLE(&quot;граница&quot;);ORG.OPENOFFICE.STYLE(&quot;Стандарт&quot;)))">
            <text:p/>
          </table:table-cell>
          <table:table-cell table:formula="of:=T(IF([$тест3.O11]=1;ORG.OPENOFFICE.STYLE(&quot;граница&quot;);ORG.OPENOFFICE.STYLE(&quot;Стандарт&quot;)))">
            <text:p/>
          </table:table-cell>
          <table:table-cell table:formula="of:=T(IF([$тест3.P11]=1;ORG.OPENOFFICE.STYLE(&quot;граница&quot;);ORG.OPENOFFICE.STYLE(&quot;Стандарт&quot;)))">
            <text:p/>
          </table:table-cell>
          <table:table-cell table:formula="of:=T(IF([$тест3.Q11]=1;ORG.OPENOFFICE.STYLE(&quot;граница&quot;);ORG.OPENOFFICE.STYLE(&quot;Стандарт&quot;)))">
            <text:p/>
          </table:table-cell>
          <table:table-cell table:formula="of:=T(IF([$тест3.R11]=1;ORG.OPENOFFICE.STYLE(&quot;граница&quot;);ORG.OPENOFFICE.STYLE(&quot;Стандарт&quot;)))">
            <text:p/>
          </table:table-cell>
          <table:table-cell table:formula="of:=T(IF([$тест3.S11]=1;ORG.OPENOFFICE.STYLE(&quot;граница&quot;);ORG.OPENOFFICE.STYLE(&quot;Стандарт&quot;)))">
            <text:p/>
          </table:table-cell>
          <table:table-cell table:formula="of:=T(IF([$тест3.T11]=1;ORG.OPENOFFICE.STYLE(&quot;граница&quot;);ORG.OPENOFFICE.STYLE(&quot;Стандарт&quot;)))">
            <text:p/>
          </table:table-cell>
          <table:table-cell table:formula="of:=T(IF([$тест3.U11]=1;ORG.OPENOFFICE.STYLE(&quot;граница&quot;);ORG.OPENOFFICE.STYLE(&quot;Стандарт&quot;)))">
            <text:p/>
          </table:table-cell>
          <table:table-cell table:formula="of:=T(IF([$тест3.V11]=1;ORG.OPENOFFICE.STYLE(&quot;граница&quot;);ORG.OPENOFFICE.STYLE(&quot;Стандарт&quot;)))">
            <text:p/>
          </table:table-cell>
          <table:table-cell table:formula="of:=T(IF([$тест3.W11]=1;ORG.OPENOFFICE.STYLE(&quot;граница&quot;);ORG.OPENOFFICE.STYLE(&quot;Стандарт&quot;)))">
            <text:p/>
          </table:table-cell>
          <table:table-cell table:formula="of:=T(IF([$тест3.X11]=1;ORG.OPENOFFICE.STYLE(&quot;граница&quot;);ORG.OPENOFFICE.STYLE(&quot;Стандарт&quot;)))">
            <text:p/>
          </table:table-cell>
          <table:table-cell table:formula="of:=T(IF([$тест3.Y11]=1;ORG.OPENOFFICE.STYLE(&quot;граница&quot;);ORG.OPENOFFICE.STYLE(&quot;Стандарт&quot;)))">
            <text:p/>
          </table:table-cell>
          <table:table-cell table:formula="of:=T(IF([$тест3.Z11]=1;ORG.OPENOFFICE.STYLE(&quot;граница&quot;);ORG.OPENOFFICE.STYLE(&quot;Стандарт&quot;)))">
            <text:p/>
          </table:table-cell>
          <table:table-cell table:formula="of:=T(IF([$тест3.AA11]=1;ORG.OPENOFFICE.STYLE(&quot;граница&quot;);ORG.OPENOFFICE.STYLE(&quot;Стандарт&quot;)))">
            <text:p/>
          </table:table-cell>
          <table:table-cell table:formula="of:=T(IF([$тест3.AB11]=1;ORG.OPENOFFICE.STYLE(&quot;граница&quot;);ORG.OPENOFFICE.STYLE(&quot;Стандарт&quot;)))">
            <text:p/>
          </table:table-cell>
          <table:table-cell table:formula="of:=T(IF([$тест3.AC11]=1;ORG.OPENOFFICE.STYLE(&quot;граница&quot;);ORG.OPENOFFICE.STYLE(&quot;Стандарт&quot;)))">
            <text:p/>
          </table:table-cell>
          <table:table-cell table:formula="of:=T(IF([$тест3.AD11]=1;ORG.OPENOFFICE.STYLE(&quot;граница&quot;);ORG.OPENOFFICE.STYLE(&quot;Стандарт&quot;)))">
            <text:p/>
          </table:table-cell>
          <table:table-cell table:formula="of:=T(IF([$тест3.AE11]=1;ORG.OPENOFFICE.STYLE(&quot;граница&quot;);ORG.OPENOFFICE.STYLE(&quot;Стандарт&quot;)))">
            <text:p/>
          </table:table-cell>
          <table:table-cell table:formula="of:=T(IF([$тест3.AF11]=1;ORG.OPENOFFICE.STYLE(&quot;граница&quot;);ORG.OPENOFFICE.STYLE(&quot;Стандарт&quot;)))">
            <text:p/>
          </table:table-cell>
          <table:table-cell table:formula="of:=T(IF([$тест3.AG11]=1;ORG.OPENOFFICE.STYLE(&quot;граница&quot;);ORG.OPENOFFICE.STYLE(&quot;Стандарт&quot;)))">
            <text:p/>
          </table:table-cell>
          <table:table-cell table:formula="of:=T(IF([$тест3.AH11]=1;ORG.OPENOFFICE.STYLE(&quot;граница&quot;);ORG.OPENOFFICE.STYLE(&quot;Стандарт&quot;)))">
            <text:p/>
          </table:table-cell>
          <table:table-cell table:formula="of:=T(IF([$тест3.AI11]=1;ORG.OPENOFFICE.STYLE(&quot;граница&quot;);ORG.OPENOFFICE.STYLE(&quot;Стандарт&quot;)))">
            <text:p/>
          </table:table-cell>
          <table:table-cell table:formula="of:=T(IF([$тест3.AJ11]=1;ORG.OPENOFFICE.STYLE(&quot;граница&quot;);ORG.OPENOFFICE.STYLE(&quot;Стандарт&quot;)))">
            <text:p/>
          </table:table-cell>
          <table:table-cell table:formula="of:=T(IF([$тест3.AK11]=1;ORG.OPENOFFICE.STYLE(&quot;граница&quot;);ORG.OPENOFFICE.STYLE(&quot;Стандарт&quot;)))">
            <text:p/>
          </table:table-cell>
          <table:table-cell table:formula="of:=T(IF([$тест3.AL11]=1;ORG.OPENOFFICE.STYLE(&quot;граница&quot;);ORG.OPENOFFICE.STYLE(&quot;Стандарт&quot;)))">
            <text:p/>
          </table:table-cell>
          <table:table-cell table:formula="of:=T(IF([$тест3.AM11]=1;ORG.OPENOFFICE.STYLE(&quot;граница&quot;);ORG.OPENOFFICE.STYLE(&quot;Стандарт&quot;)))">
            <text:p/>
          </table:table-cell>
          <table:table-cell table:formula="of:=T(IF([$тест3.AN11]=1;ORG.OPENOFFICE.STYLE(&quot;граница&quot;);ORG.OPENOFFICE.STYLE(&quot;Стандарт&quot;)))">
            <text:p/>
          </table:table-cell>
          <table:table-cell table:formula="of:=T(IF([$тест3.AO11]=1;ORG.OPENOFFICE.STYLE(&quot;граница&quot;);ORG.OPENOFFICE.STYLE(&quot;Стандарт&quot;)))">
            <text:p/>
          </table:table-cell>
          <table:table-cell table:formula="of:=T(IF([$тест3.AP11]=1;ORG.OPENOFFICE.STYLE(&quot;граница&quot;);ORG.OPENOFFICE.STYLE(&quot;Стандарт&quot;)))">
            <text:p/>
          </table:table-cell>
          <table:table-cell table:formula="of:=T(IF([$тест3.AQ11]=1;ORG.OPENOFFICE.STYLE(&quot;граница&quot;);ORG.OPENOFFICE.STYLE(&quot;Стандарт&quot;)))">
            <text:p/>
          </table:table-cell>
          <table:table-cell table:formula="of:=T(IF([$тест3.AR11]=1;ORG.OPENOFFICE.STYLE(&quot;граница&quot;);ORG.OPENOFFICE.STYLE(&quot;Стандарт&quot;)))">
            <text:p/>
          </table:table-cell>
          <table:table-cell table:formula="of:=T(IF([$тест3.AS11]=1;ORG.OPENOFFICE.STYLE(&quot;граница&quot;);ORG.OPENOFFICE.STYLE(&quot;Стандарт&quot;)))">
            <text:p/>
          </table:table-cell>
          <table:table-cell table:formula="of:=T(IF([$тест3.AT11]=1;ORG.OPENOFFICE.STYLE(&quot;граница&quot;);ORG.OPENOFFICE.STYLE(&quot;Стандарт&quot;)))">
            <text:p/>
          </table:table-cell>
          <table:table-cell table:formula="of:=T(IF([$тест3.AU11]=1;ORG.OPENOFFICE.STYLE(&quot;граница&quot;);ORG.OPENOFFICE.STYLE(&quot;Стандарт&quot;)))">
            <text:p/>
          </table:table-cell>
          <table:table-cell table:formula="of:=T(IF([$тест3.AV11]=1;ORG.OPENOFFICE.STYLE(&quot;граница&quot;);ORG.OPENOFFICE.STYLE(&quot;Стандарт&quot;)))">
            <text:p/>
          </table:table-cell>
          <table:table-cell table:formula="of:=T(IF([$тест3.AW11]=1;ORG.OPENOFFICE.STYLE(&quot;граница&quot;);ORG.OPENOFFICE.STYLE(&quot;Стандарт&quot;)))">
            <text:p/>
          </table:table-cell>
          <table:table-cell table:formula="of:=T(IF([$тест3.AX1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(IF([$тест3.B12]=1;ORG.OPENOFFICE.STYLE(&quot;граница&quot;);ORG.OPENOFFICE.STYLE(&quot;Стандарт&quot;)))">
            <text:p/>
          </table:table-cell>
          <table:table-cell table:formula="of:=T(IF([$тест3.C12]=1;ORG.OPENOFFICE.STYLE(&quot;граница&quot;);ORG.OPENOFFICE.STYLE(&quot;Стандарт&quot;)))">
            <text:p/>
          </table:table-cell>
          <table:table-cell table:formula="of:=T(IF([$тест3.D12]=1;ORG.OPENOFFICE.STYLE(&quot;граница&quot;);ORG.OPENOFFICE.STYLE(&quot;Стандарт&quot;)))">
            <text:p/>
          </table:table-cell>
          <table:table-cell table:formula="of:=T(IF([$тест3.E12]=1;ORG.OPENOFFICE.STYLE(&quot;граница&quot;);ORG.OPENOFFICE.STYLE(&quot;Стандарт&quot;)))">
            <text:p/>
          </table:table-cell>
          <table:table-cell table:formula="of:=T(IF([$тест3.F12]=1;ORG.OPENOFFICE.STYLE(&quot;граница&quot;);ORG.OPENOFFICE.STYLE(&quot;Стандарт&quot;)))">
            <text:p/>
          </table:table-cell>
          <table:table-cell table:formula="of:=T(IF([$тест3.G12]=1;ORG.OPENOFFICE.STYLE(&quot;граница&quot;);ORG.OPENOFFICE.STYLE(&quot;Стандарт&quot;)))">
            <text:p/>
          </table:table-cell>
          <table:table-cell table:formula="of:=T(IF([$тест3.H12]=1;ORG.OPENOFFICE.STYLE(&quot;граница&quot;);ORG.OPENOFFICE.STYLE(&quot;Стандарт&quot;)))">
            <text:p/>
          </table:table-cell>
          <table:table-cell table:formula="of:=T(IF([$тест3.I12]=1;ORG.OPENOFFICE.STYLE(&quot;граница&quot;);ORG.OPENOFFICE.STYLE(&quot;Стандарт&quot;)))">
            <text:p/>
          </table:table-cell>
          <table:table-cell table:formula="of:=T(IF([$тест3.J12]=1;ORG.OPENOFFICE.STYLE(&quot;граница&quot;);ORG.OPENOFFICE.STYLE(&quot;Стандарт&quot;)))">
            <text:p/>
          </table:table-cell>
          <table:table-cell table:formula="of:=T(IF([$тест3.K12]=1;ORG.OPENOFFICE.STYLE(&quot;граница&quot;);ORG.OPENOFFICE.STYLE(&quot;Стандарт&quot;)))">
            <text:p/>
          </table:table-cell>
          <table:table-cell table:formula="of:=T(IF([$тест3.L12]=1;ORG.OPENOFFICE.STYLE(&quot;граница&quot;);ORG.OPENOFFICE.STYLE(&quot;Стандарт&quot;)))">
            <text:p/>
          </table:table-cell>
          <table:table-cell table:formula="of:=T(IF([$тест3.M12]=1;ORG.OPENOFFICE.STYLE(&quot;граница&quot;);ORG.OPENOFFICE.STYLE(&quot;Стандарт&quot;)))">
            <text:p/>
          </table:table-cell>
          <table:table-cell table:formula="of:=T(IF([$тест3.N12]=1;ORG.OPENOFFICE.STYLE(&quot;граница&quot;);ORG.OPENOFFICE.STYLE(&quot;Стандарт&quot;)))">
            <text:p/>
          </table:table-cell>
          <table:table-cell table:formula="of:=T(IF([$тест3.O12]=1;ORG.OPENOFFICE.STYLE(&quot;граница&quot;);ORG.OPENOFFICE.STYLE(&quot;Стандарт&quot;)))">
            <text:p/>
          </table:table-cell>
          <table:table-cell table:formula="of:=T(IF([$тест3.P12]=1;ORG.OPENOFFICE.STYLE(&quot;граница&quot;);ORG.OPENOFFICE.STYLE(&quot;Стандарт&quot;)))">
            <text:p/>
          </table:table-cell>
          <table:table-cell table:formula="of:=T(IF([$тест3.Q12]=1;ORG.OPENOFFICE.STYLE(&quot;граница&quot;);ORG.OPENOFFICE.STYLE(&quot;Стандарт&quot;)))">
            <text:p/>
          </table:table-cell>
          <table:table-cell table:formula="of:=T(IF([$тест3.R12]=1;ORG.OPENOFFICE.STYLE(&quot;граница&quot;);ORG.OPENOFFICE.STYLE(&quot;Стандарт&quot;)))">
            <text:p/>
          </table:table-cell>
          <table:table-cell table:formula="of:=T(IF([$тест3.S12]=1;ORG.OPENOFFICE.STYLE(&quot;граница&quot;);ORG.OPENOFFICE.STYLE(&quot;Стандарт&quot;)))">
            <text:p/>
          </table:table-cell>
          <table:table-cell table:formula="of:=T(IF([$тест3.T12]=1;ORG.OPENOFFICE.STYLE(&quot;граница&quot;);ORG.OPENOFFICE.STYLE(&quot;Стандарт&quot;)))">
            <text:p/>
          </table:table-cell>
          <table:table-cell table:formula="of:=T(IF([$тест3.U12]=1;ORG.OPENOFFICE.STYLE(&quot;граница&quot;);ORG.OPENOFFICE.STYLE(&quot;Стандарт&quot;)))">
            <text:p/>
          </table:table-cell>
          <table:table-cell table:formula="of:=T(IF([$тест3.V12]=1;ORG.OPENOFFICE.STYLE(&quot;граница&quot;);ORG.OPENOFFICE.STYLE(&quot;Стандарт&quot;)))">
            <text:p/>
          </table:table-cell>
          <table:table-cell table:formula="of:=T(IF([$тест3.W12]=1;ORG.OPENOFFICE.STYLE(&quot;граница&quot;);ORG.OPENOFFICE.STYLE(&quot;Стандарт&quot;)))">
            <text:p/>
          </table:table-cell>
          <table:table-cell table:formula="of:=T(IF([$тест3.X12]=1;ORG.OPENOFFICE.STYLE(&quot;граница&quot;);ORG.OPENOFFICE.STYLE(&quot;Стандарт&quot;)))">
            <text:p/>
          </table:table-cell>
          <table:table-cell table:formula="of:=T(IF([$тест3.Y12]=1;ORG.OPENOFFICE.STYLE(&quot;граница&quot;);ORG.OPENOFFICE.STYLE(&quot;Стандарт&quot;)))">
            <text:p/>
          </table:table-cell>
          <table:table-cell table:formula="of:=T(IF([$тест3.Z12]=1;ORG.OPENOFFICE.STYLE(&quot;граница&quot;);ORG.OPENOFFICE.STYLE(&quot;Стандарт&quot;)))">
            <text:p/>
          </table:table-cell>
          <table:table-cell table:formula="of:=T(IF([$тест3.AA12]=1;ORG.OPENOFFICE.STYLE(&quot;граница&quot;);ORG.OPENOFFICE.STYLE(&quot;Стандарт&quot;)))">
            <text:p/>
          </table:table-cell>
          <table:table-cell table:formula="of:=T(IF([$тест3.AB12]=1;ORG.OPENOFFICE.STYLE(&quot;граница&quot;);ORG.OPENOFFICE.STYLE(&quot;Стандарт&quot;)))">
            <text:p/>
          </table:table-cell>
          <table:table-cell table:formula="of:=T(IF([$тест3.AC12]=1;ORG.OPENOFFICE.STYLE(&quot;граница&quot;);ORG.OPENOFFICE.STYLE(&quot;Стандарт&quot;)))">
            <text:p/>
          </table:table-cell>
          <table:table-cell table:formula="of:=T(IF([$тест3.AD12]=1;ORG.OPENOFFICE.STYLE(&quot;граница&quot;);ORG.OPENOFFICE.STYLE(&quot;Стандарт&quot;)))">
            <text:p/>
          </table:table-cell>
          <table:table-cell table:formula="of:=T(IF([$тест3.AE12]=1;ORG.OPENOFFICE.STYLE(&quot;граница&quot;);ORG.OPENOFFICE.STYLE(&quot;Стандарт&quot;)))">
            <text:p/>
          </table:table-cell>
          <table:table-cell table:formula="of:=T(IF([$тест3.AF12]=1;ORG.OPENOFFICE.STYLE(&quot;граница&quot;);ORG.OPENOFFICE.STYLE(&quot;Стандарт&quot;)))">
            <text:p/>
          </table:table-cell>
          <table:table-cell table:formula="of:=T(IF([$тест3.AG12]=1;ORG.OPENOFFICE.STYLE(&quot;граница&quot;);ORG.OPENOFFICE.STYLE(&quot;Стандарт&quot;)))">
            <text:p/>
          </table:table-cell>
          <table:table-cell table:formula="of:=T(IF([$тест3.AH12]=1;ORG.OPENOFFICE.STYLE(&quot;граница&quot;);ORG.OPENOFFICE.STYLE(&quot;Стандарт&quot;)))">
            <text:p/>
          </table:table-cell>
          <table:table-cell table:formula="of:=T(IF([$тест3.AI12]=1;ORG.OPENOFFICE.STYLE(&quot;граница&quot;);ORG.OPENOFFICE.STYLE(&quot;Стандарт&quot;)))">
            <text:p/>
          </table:table-cell>
          <table:table-cell table:formula="of:=T(IF([$тест3.AJ12]=1;ORG.OPENOFFICE.STYLE(&quot;граница&quot;);ORG.OPENOFFICE.STYLE(&quot;Стандарт&quot;)))">
            <text:p/>
          </table:table-cell>
          <table:table-cell table:formula="of:=T(IF([$тест3.AK12]=1;ORG.OPENOFFICE.STYLE(&quot;граница&quot;);ORG.OPENOFFICE.STYLE(&quot;Стандарт&quot;)))">
            <text:p/>
          </table:table-cell>
          <table:table-cell table:formula="of:=T(IF([$тест3.AL12]=1;ORG.OPENOFFICE.STYLE(&quot;граница&quot;);ORG.OPENOFFICE.STYLE(&quot;Стандарт&quot;)))">
            <text:p/>
          </table:table-cell>
          <table:table-cell table:formula="of:=T(IF([$тест3.AM12]=1;ORG.OPENOFFICE.STYLE(&quot;граница&quot;);ORG.OPENOFFICE.STYLE(&quot;Стандарт&quot;)))">
            <text:p/>
          </table:table-cell>
          <table:table-cell table:formula="of:=T(IF([$тест3.AN12]=1;ORG.OPENOFFICE.STYLE(&quot;граница&quot;);ORG.OPENOFFICE.STYLE(&quot;Стандарт&quot;)))">
            <text:p/>
          </table:table-cell>
          <table:table-cell table:formula="of:=T(IF([$тест3.AO12]=1;ORG.OPENOFFICE.STYLE(&quot;граница&quot;);ORG.OPENOFFICE.STYLE(&quot;Стандарт&quot;)))">
            <text:p/>
          </table:table-cell>
          <table:table-cell table:formula="of:=T(IF([$тест3.AP12]=1;ORG.OPENOFFICE.STYLE(&quot;граница&quot;);ORG.OPENOFFICE.STYLE(&quot;Стандарт&quot;)))">
            <text:p/>
          </table:table-cell>
          <table:table-cell table:formula="of:=T(IF([$тест3.AQ12]=1;ORG.OPENOFFICE.STYLE(&quot;граница&quot;);ORG.OPENOFFICE.STYLE(&quot;Стандарт&quot;)))">
            <text:p/>
          </table:table-cell>
          <table:table-cell table:formula="of:=T(IF([$тест3.AR12]=1;ORG.OPENOFFICE.STYLE(&quot;граница&quot;);ORG.OPENOFFICE.STYLE(&quot;Стандарт&quot;)))">
            <text:p/>
          </table:table-cell>
          <table:table-cell table:formula="of:=T(IF([$тест3.AS12]=1;ORG.OPENOFFICE.STYLE(&quot;граница&quot;);ORG.OPENOFFICE.STYLE(&quot;Стандарт&quot;)))">
            <text:p/>
          </table:table-cell>
          <table:table-cell table:formula="of:=T(IF([$тест3.AT12]=1;ORG.OPENOFFICE.STYLE(&quot;граница&quot;);ORG.OPENOFFICE.STYLE(&quot;Стандарт&quot;)))">
            <text:p/>
          </table:table-cell>
          <table:table-cell table:formula="of:=T(IF([$тест3.AU12]=1;ORG.OPENOFFICE.STYLE(&quot;граница&quot;);ORG.OPENOFFICE.STYLE(&quot;Стандарт&quot;)))">
            <text:p/>
          </table:table-cell>
          <table:table-cell table:formula="of:=T(IF([$тест3.AV12]=1;ORG.OPENOFFICE.STYLE(&quot;граница&quot;);ORG.OPENOFFICE.STYLE(&quot;Стандарт&quot;)))">
            <text:p/>
          </table:table-cell>
          <table:table-cell table:formula="of:=T(IF([$тест3.AW12]=1;ORG.OPENOFFICE.STYLE(&quot;граница&quot;);ORG.OPENOFFICE.STYLE(&quot;Стандарт&quot;)))">
            <text:p/>
          </table:table-cell>
          <table:table-cell table:formula="of:=T(IF([$тест3.AX1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(IF([$тест3.B13]=1;ORG.OPENOFFICE.STYLE(&quot;граница&quot;);ORG.OPENOFFICE.STYLE(&quot;Стандарт&quot;)))">
            <text:p/>
          </table:table-cell>
          <table:table-cell table:formula="of:=T(IF([$тест3.C13]=1;ORG.OPENOFFICE.STYLE(&quot;граница&quot;);ORG.OPENOFFICE.STYLE(&quot;Стандарт&quot;)))">
            <text:p/>
          </table:table-cell>
          <table:table-cell table:formula="of:=T(IF([$тест3.D13]=1;ORG.OPENOFFICE.STYLE(&quot;граница&quot;);ORG.OPENOFFICE.STYLE(&quot;Стандарт&quot;)))">
            <text:p/>
          </table:table-cell>
          <table:table-cell table:formula="of:=T(IF([$тест3.E13]=1;ORG.OPENOFFICE.STYLE(&quot;граница&quot;);ORG.OPENOFFICE.STYLE(&quot;Стандарт&quot;)))">
            <text:p/>
          </table:table-cell>
          <table:table-cell table:formula="of:=T(IF([$тест3.F13]=1;ORG.OPENOFFICE.STYLE(&quot;граница&quot;);ORG.OPENOFFICE.STYLE(&quot;Стандарт&quot;)))">
            <text:p/>
          </table:table-cell>
          <table:table-cell table:formula="of:=T(IF([$тест3.G13]=1;ORG.OPENOFFICE.STYLE(&quot;граница&quot;);ORG.OPENOFFICE.STYLE(&quot;Стандарт&quot;)))">
            <text:p/>
          </table:table-cell>
          <table:table-cell table:formula="of:=T(IF([$тест3.H13]=1;ORG.OPENOFFICE.STYLE(&quot;граница&quot;);ORG.OPENOFFICE.STYLE(&quot;Стандарт&quot;)))">
            <text:p/>
          </table:table-cell>
          <table:table-cell table:formula="of:=T(IF([$тест3.I13]=1;ORG.OPENOFFICE.STYLE(&quot;граница&quot;);ORG.OPENOFFICE.STYLE(&quot;Стандарт&quot;)))">
            <text:p/>
          </table:table-cell>
          <table:table-cell table:formula="of:=T(IF([$тест3.J13]=1;ORG.OPENOFFICE.STYLE(&quot;граница&quot;);ORG.OPENOFFICE.STYLE(&quot;Стандарт&quot;)))">
            <text:p/>
          </table:table-cell>
          <table:table-cell table:formula="of:=T(IF([$тест3.K13]=1;ORG.OPENOFFICE.STYLE(&quot;граница&quot;);ORG.OPENOFFICE.STYLE(&quot;Стандарт&quot;)))">
            <text:p/>
          </table:table-cell>
          <table:table-cell table:formula="of:=T(IF([$тест3.L13]=1;ORG.OPENOFFICE.STYLE(&quot;граница&quot;);ORG.OPENOFFICE.STYLE(&quot;Стандарт&quot;)))">
            <text:p/>
          </table:table-cell>
          <table:table-cell table:formula="of:=T(IF([$тест3.M13]=1;ORG.OPENOFFICE.STYLE(&quot;граница&quot;);ORG.OPENOFFICE.STYLE(&quot;Стандарт&quot;)))">
            <text:p/>
          </table:table-cell>
          <table:table-cell table:formula="of:=T(IF([$тест3.N13]=1;ORG.OPENOFFICE.STYLE(&quot;граница&quot;);ORG.OPENOFFICE.STYLE(&quot;Стандарт&quot;)))">
            <text:p/>
          </table:table-cell>
          <table:table-cell table:formula="of:=T(IF([$тест3.O13]=1;ORG.OPENOFFICE.STYLE(&quot;граница&quot;);ORG.OPENOFFICE.STYLE(&quot;Стандарт&quot;)))">
            <text:p/>
          </table:table-cell>
          <table:table-cell table:formula="of:=T(IF([$тест3.P13]=1;ORG.OPENOFFICE.STYLE(&quot;граница&quot;);ORG.OPENOFFICE.STYLE(&quot;Стандарт&quot;)))">
            <text:p/>
          </table:table-cell>
          <table:table-cell table:formula="of:=T(IF([$тест3.Q13]=1;ORG.OPENOFFICE.STYLE(&quot;граница&quot;);ORG.OPENOFFICE.STYLE(&quot;Стандарт&quot;)))">
            <text:p/>
          </table:table-cell>
          <table:table-cell table:formula="of:=T(IF([$тест3.R13]=1;ORG.OPENOFFICE.STYLE(&quot;граница&quot;);ORG.OPENOFFICE.STYLE(&quot;Стандарт&quot;)))">
            <text:p/>
          </table:table-cell>
          <table:table-cell table:formula="of:=T(IF([$тест3.S13]=1;ORG.OPENOFFICE.STYLE(&quot;граница&quot;);ORG.OPENOFFICE.STYLE(&quot;Стандарт&quot;)))">
            <text:p/>
          </table:table-cell>
          <table:table-cell table:formula="of:=T(IF([$тест3.T13]=1;ORG.OPENOFFICE.STYLE(&quot;граница&quot;);ORG.OPENOFFICE.STYLE(&quot;Стандарт&quot;)))">
            <text:p/>
          </table:table-cell>
          <table:table-cell table:formula="of:=T(IF([$тест3.U13]=1;ORG.OPENOFFICE.STYLE(&quot;граница&quot;);ORG.OPENOFFICE.STYLE(&quot;Стандарт&quot;)))">
            <text:p/>
          </table:table-cell>
          <table:table-cell table:formula="of:=T(IF([$тест3.V13]=1;ORG.OPENOFFICE.STYLE(&quot;граница&quot;);ORG.OPENOFFICE.STYLE(&quot;Стандарт&quot;)))">
            <text:p/>
          </table:table-cell>
          <table:table-cell table:formula="of:=T(IF([$тест3.W13]=1;ORG.OPENOFFICE.STYLE(&quot;граница&quot;);ORG.OPENOFFICE.STYLE(&quot;Стандарт&quot;)))">
            <text:p/>
          </table:table-cell>
          <table:table-cell table:formula="of:=T(IF([$тест3.X13]=1;ORG.OPENOFFICE.STYLE(&quot;граница&quot;);ORG.OPENOFFICE.STYLE(&quot;Стандарт&quot;)))">
            <text:p/>
          </table:table-cell>
          <table:table-cell table:formula="of:=T(IF([$тест3.Y13]=1;ORG.OPENOFFICE.STYLE(&quot;граница&quot;);ORG.OPENOFFICE.STYLE(&quot;Стандарт&quot;)))">
            <text:p/>
          </table:table-cell>
          <table:table-cell table:formula="of:=T(IF([$тест3.Z13]=1;ORG.OPENOFFICE.STYLE(&quot;граница&quot;);ORG.OPENOFFICE.STYLE(&quot;Стандарт&quot;)))">
            <text:p/>
          </table:table-cell>
          <table:table-cell table:formula="of:=T(IF([$тест3.AA13]=1;ORG.OPENOFFICE.STYLE(&quot;граница&quot;);ORG.OPENOFFICE.STYLE(&quot;Стандарт&quot;)))">
            <text:p/>
          </table:table-cell>
          <table:table-cell table:formula="of:=T(IF([$тест3.AB13]=1;ORG.OPENOFFICE.STYLE(&quot;граница&quot;);ORG.OPENOFFICE.STYLE(&quot;Стандарт&quot;)))">
            <text:p/>
          </table:table-cell>
          <table:table-cell table:formula="of:=T(IF([$тест3.AC13]=1;ORG.OPENOFFICE.STYLE(&quot;граница&quot;);ORG.OPENOFFICE.STYLE(&quot;Стандарт&quot;)))">
            <text:p/>
          </table:table-cell>
          <table:table-cell table:formula="of:=T(IF([$тест3.AD13]=1;ORG.OPENOFFICE.STYLE(&quot;граница&quot;);ORG.OPENOFFICE.STYLE(&quot;Стандарт&quot;)))">
            <text:p/>
          </table:table-cell>
          <table:table-cell table:formula="of:=T(IF([$тест3.AE13]=1;ORG.OPENOFFICE.STYLE(&quot;граница&quot;);ORG.OPENOFFICE.STYLE(&quot;Стандарт&quot;)))">
            <text:p/>
          </table:table-cell>
          <table:table-cell table:formula="of:=T(IF([$тест3.AF13]=1;ORG.OPENOFFICE.STYLE(&quot;граница&quot;);ORG.OPENOFFICE.STYLE(&quot;Стандарт&quot;)))">
            <text:p/>
          </table:table-cell>
          <table:table-cell table:formula="of:=T(IF([$тест3.AG13]=1;ORG.OPENOFFICE.STYLE(&quot;граница&quot;);ORG.OPENOFFICE.STYLE(&quot;Стандарт&quot;)))">
            <text:p/>
          </table:table-cell>
          <table:table-cell table:formula="of:=T(IF([$тест3.AH13]=1;ORG.OPENOFFICE.STYLE(&quot;граница&quot;);ORG.OPENOFFICE.STYLE(&quot;Стандарт&quot;)))">
            <text:p/>
          </table:table-cell>
          <table:table-cell table:formula="of:=T(IF([$тест3.AI13]=1;ORG.OPENOFFICE.STYLE(&quot;граница&quot;);ORG.OPENOFFICE.STYLE(&quot;Стандарт&quot;)))">
            <text:p/>
          </table:table-cell>
          <table:table-cell table:formula="of:=T(IF([$тест3.AJ13]=1;ORG.OPENOFFICE.STYLE(&quot;граница&quot;);ORG.OPENOFFICE.STYLE(&quot;Стандарт&quot;)))">
            <text:p/>
          </table:table-cell>
          <table:table-cell table:formula="of:=T(IF([$тест3.AK13]=1;ORG.OPENOFFICE.STYLE(&quot;граница&quot;);ORG.OPENOFFICE.STYLE(&quot;Стандарт&quot;)))">
            <text:p/>
          </table:table-cell>
          <table:table-cell table:formula="of:=T(IF([$тест3.AL13]=1;ORG.OPENOFFICE.STYLE(&quot;граница&quot;);ORG.OPENOFFICE.STYLE(&quot;Стандарт&quot;)))">
            <text:p/>
          </table:table-cell>
          <table:table-cell table:formula="of:=T(IF([$тест3.AM13]=1;ORG.OPENOFFICE.STYLE(&quot;граница&quot;);ORG.OPENOFFICE.STYLE(&quot;Стандарт&quot;)))">
            <text:p/>
          </table:table-cell>
          <table:table-cell table:formula="of:=T(IF([$тест3.AN13]=1;ORG.OPENOFFICE.STYLE(&quot;граница&quot;);ORG.OPENOFFICE.STYLE(&quot;Стандарт&quot;)))">
            <text:p/>
          </table:table-cell>
          <table:table-cell table:formula="of:=T(IF([$тест3.AO13]=1;ORG.OPENOFFICE.STYLE(&quot;граница&quot;);ORG.OPENOFFICE.STYLE(&quot;Стандарт&quot;)))">
            <text:p/>
          </table:table-cell>
          <table:table-cell table:formula="of:=T(IF([$тест3.AP13]=1;ORG.OPENOFFICE.STYLE(&quot;граница&quot;);ORG.OPENOFFICE.STYLE(&quot;Стандарт&quot;)))">
            <text:p/>
          </table:table-cell>
          <table:table-cell table:formula="of:=T(IF([$тест3.AQ13]=1;ORG.OPENOFFICE.STYLE(&quot;граница&quot;);ORG.OPENOFFICE.STYLE(&quot;Стандарт&quot;)))">
            <text:p/>
          </table:table-cell>
          <table:table-cell table:formula="of:=T(IF([$тест3.AR13]=1;ORG.OPENOFFICE.STYLE(&quot;граница&quot;);ORG.OPENOFFICE.STYLE(&quot;Стандарт&quot;)))">
            <text:p/>
          </table:table-cell>
          <table:table-cell table:formula="of:=T(IF([$тест3.AS13]=1;ORG.OPENOFFICE.STYLE(&quot;граница&quot;);ORG.OPENOFFICE.STYLE(&quot;Стандарт&quot;)))">
            <text:p/>
          </table:table-cell>
          <table:table-cell table:formula="of:=T(IF([$тест3.AT13]=1;ORG.OPENOFFICE.STYLE(&quot;граница&quot;);ORG.OPENOFFICE.STYLE(&quot;Стандарт&quot;)))">
            <text:p/>
          </table:table-cell>
          <table:table-cell table:formula="of:=T(IF([$тест3.AU13]=1;ORG.OPENOFFICE.STYLE(&quot;граница&quot;);ORG.OPENOFFICE.STYLE(&quot;Стандарт&quot;)))">
            <text:p/>
          </table:table-cell>
          <table:table-cell table:formula="of:=T(IF([$тест3.AV13]=1;ORG.OPENOFFICE.STYLE(&quot;граница&quot;);ORG.OPENOFFICE.STYLE(&quot;Стандарт&quot;)))">
            <text:p/>
          </table:table-cell>
          <table:table-cell table:formula="of:=T(IF([$тест3.AW13]=1;ORG.OPENOFFICE.STYLE(&quot;граница&quot;);ORG.OPENOFFICE.STYLE(&quot;Стандарт&quot;)))">
            <text:p/>
          </table:table-cell>
          <table:table-cell table:formula="of:=T(IF([$тест3.AX1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(IF([$тест3.B14]=1;ORG.OPENOFFICE.STYLE(&quot;граница&quot;);ORG.OPENOFFICE.STYLE(&quot;Стандарт&quot;)))">
            <text:p/>
          </table:table-cell>
          <table:table-cell table:formula="of:=T(IF([$тест3.C14]=1;ORG.OPENOFFICE.STYLE(&quot;граница&quot;);ORG.OPENOFFICE.STYLE(&quot;Стандарт&quot;)))">
            <text:p/>
          </table:table-cell>
          <table:table-cell table:formula="of:=T(IF([$тест3.D14]=1;ORG.OPENOFFICE.STYLE(&quot;граница&quot;);ORG.OPENOFFICE.STYLE(&quot;Стандарт&quot;)))">
            <text:p/>
          </table:table-cell>
          <table:table-cell table:formula="of:=T(IF([$тест3.E14]=1;ORG.OPENOFFICE.STYLE(&quot;граница&quot;);ORG.OPENOFFICE.STYLE(&quot;Стандарт&quot;)))">
            <text:p/>
          </table:table-cell>
          <table:table-cell table:formula="of:=T(IF([$тест3.F14]=1;ORG.OPENOFFICE.STYLE(&quot;граница&quot;);ORG.OPENOFFICE.STYLE(&quot;Стандарт&quot;)))">
            <text:p/>
          </table:table-cell>
          <table:table-cell table:formula="of:=T(IF([$тест3.G14]=1;ORG.OPENOFFICE.STYLE(&quot;граница&quot;);ORG.OPENOFFICE.STYLE(&quot;Стандарт&quot;)))">
            <text:p/>
          </table:table-cell>
          <table:table-cell table:formula="of:=T(IF([$тест3.H14]=1;ORG.OPENOFFICE.STYLE(&quot;граница&quot;);ORG.OPENOFFICE.STYLE(&quot;Стандарт&quot;)))">
            <text:p/>
          </table:table-cell>
          <table:table-cell table:formula="of:=T(IF([$тест3.I14]=1;ORG.OPENOFFICE.STYLE(&quot;граница&quot;);ORG.OPENOFFICE.STYLE(&quot;Стандарт&quot;)))">
            <text:p/>
          </table:table-cell>
          <table:table-cell table:formula="of:=T(IF([$тест3.J14]=1;ORG.OPENOFFICE.STYLE(&quot;граница&quot;);ORG.OPENOFFICE.STYLE(&quot;Стандарт&quot;)))">
            <text:p/>
          </table:table-cell>
          <table:table-cell table:formula="of:=T(IF([$тест3.K14]=1;ORG.OPENOFFICE.STYLE(&quot;граница&quot;);ORG.OPENOFFICE.STYLE(&quot;Стандарт&quot;)))">
            <text:p/>
          </table:table-cell>
          <table:table-cell table:formula="of:=T(IF([$тест3.L14]=1;ORG.OPENOFFICE.STYLE(&quot;граница&quot;);ORG.OPENOFFICE.STYLE(&quot;Стандарт&quot;)))">
            <text:p/>
          </table:table-cell>
          <table:table-cell table:formula="of:=T(IF([$тест3.M14]=1;ORG.OPENOFFICE.STYLE(&quot;граница&quot;);ORG.OPENOFFICE.STYLE(&quot;Стандарт&quot;)))">
            <text:p/>
          </table:table-cell>
          <table:table-cell table:formula="of:=T(IF([$тест3.N14]=1;ORG.OPENOFFICE.STYLE(&quot;граница&quot;);ORG.OPENOFFICE.STYLE(&quot;Стандарт&quot;)))">
            <text:p/>
          </table:table-cell>
          <table:table-cell table:formula="of:=T(IF([$тест3.O14]=1;ORG.OPENOFFICE.STYLE(&quot;граница&quot;);ORG.OPENOFFICE.STYLE(&quot;Стандарт&quot;)))">
            <text:p/>
          </table:table-cell>
          <table:table-cell table:formula="of:=T(IF([$тест3.P14]=1;ORG.OPENOFFICE.STYLE(&quot;граница&quot;);ORG.OPENOFFICE.STYLE(&quot;Стандарт&quot;)))">
            <text:p/>
          </table:table-cell>
          <table:table-cell table:formula="of:=T(IF([$тест3.Q14]=1;ORG.OPENOFFICE.STYLE(&quot;граница&quot;);ORG.OPENOFFICE.STYLE(&quot;Стандарт&quot;)))">
            <text:p/>
          </table:table-cell>
          <table:table-cell table:formula="of:=T(IF([$тест3.R14]=1;ORG.OPENOFFICE.STYLE(&quot;граница&quot;);ORG.OPENOFFICE.STYLE(&quot;Стандарт&quot;)))">
            <text:p/>
          </table:table-cell>
          <table:table-cell table:formula="of:=T(IF([$тест3.S14]=1;ORG.OPENOFFICE.STYLE(&quot;граница&quot;);ORG.OPENOFFICE.STYLE(&quot;Стандарт&quot;)))">
            <text:p/>
          </table:table-cell>
          <table:table-cell table:formula="of:=T(IF([$тест3.T14]=1;ORG.OPENOFFICE.STYLE(&quot;граница&quot;);ORG.OPENOFFICE.STYLE(&quot;Стандарт&quot;)))">
            <text:p/>
          </table:table-cell>
          <table:table-cell table:formula="of:=T(IF([$тест3.U14]=1;ORG.OPENOFFICE.STYLE(&quot;граница&quot;);ORG.OPENOFFICE.STYLE(&quot;Стандарт&quot;)))">
            <text:p/>
          </table:table-cell>
          <table:table-cell table:formula="of:=T(IF([$тест3.V14]=1;ORG.OPENOFFICE.STYLE(&quot;граница&quot;);ORG.OPENOFFICE.STYLE(&quot;Стандарт&quot;)))">
            <text:p/>
          </table:table-cell>
          <table:table-cell table:formula="of:=T(IF([$тест3.W14]=1;ORG.OPENOFFICE.STYLE(&quot;граница&quot;);ORG.OPENOFFICE.STYLE(&quot;Стандарт&quot;)))">
            <text:p/>
          </table:table-cell>
          <table:table-cell table:formula="of:=T(IF([$тест3.X14]=1;ORG.OPENOFFICE.STYLE(&quot;граница&quot;);ORG.OPENOFFICE.STYLE(&quot;Стандарт&quot;)))">
            <text:p/>
          </table:table-cell>
          <table:table-cell table:formula="of:=T(IF([$тест3.Y14]=1;ORG.OPENOFFICE.STYLE(&quot;граница&quot;);ORG.OPENOFFICE.STYLE(&quot;Стандарт&quot;)))">
            <text:p/>
          </table:table-cell>
          <table:table-cell table:formula="of:=T(IF([$тест3.Z14]=1;ORG.OPENOFFICE.STYLE(&quot;граница&quot;);ORG.OPENOFFICE.STYLE(&quot;Стандарт&quot;)))">
            <text:p/>
          </table:table-cell>
          <table:table-cell table:formula="of:=T(IF([$тест3.AA14]=1;ORG.OPENOFFICE.STYLE(&quot;граница&quot;);ORG.OPENOFFICE.STYLE(&quot;Стандарт&quot;)))">
            <text:p/>
          </table:table-cell>
          <table:table-cell table:formula="of:=T(IF([$тест3.AB14]=1;ORG.OPENOFFICE.STYLE(&quot;граница&quot;);ORG.OPENOFFICE.STYLE(&quot;Стандарт&quot;)))">
            <text:p/>
          </table:table-cell>
          <table:table-cell table:formula="of:=T(IF([$тест3.AC14]=1;ORG.OPENOFFICE.STYLE(&quot;граница&quot;);ORG.OPENOFFICE.STYLE(&quot;Стандарт&quot;)))">
            <text:p/>
          </table:table-cell>
          <table:table-cell table:formula="of:=T(IF([$тест3.AD14]=1;ORG.OPENOFFICE.STYLE(&quot;граница&quot;);ORG.OPENOFFICE.STYLE(&quot;Стандарт&quot;)))">
            <text:p/>
          </table:table-cell>
          <table:table-cell table:formula="of:=T(IF([$тест3.AE14]=1;ORG.OPENOFFICE.STYLE(&quot;граница&quot;);ORG.OPENOFFICE.STYLE(&quot;Стандарт&quot;)))">
            <text:p/>
          </table:table-cell>
          <table:table-cell table:formula="of:=T(IF([$тест3.AF14]=1;ORG.OPENOFFICE.STYLE(&quot;граница&quot;);ORG.OPENOFFICE.STYLE(&quot;Стандарт&quot;)))">
            <text:p/>
          </table:table-cell>
          <table:table-cell table:formula="of:=T(IF([$тест3.AG14]=1;ORG.OPENOFFICE.STYLE(&quot;граница&quot;);ORG.OPENOFFICE.STYLE(&quot;Стандарт&quot;)))">
            <text:p/>
          </table:table-cell>
          <table:table-cell table:formula="of:=T(IF([$тест3.AH14]=1;ORG.OPENOFFICE.STYLE(&quot;граница&quot;);ORG.OPENOFFICE.STYLE(&quot;Стандарт&quot;)))">
            <text:p/>
          </table:table-cell>
          <table:table-cell table:formula="of:=T(IF([$тест3.AI14]=1;ORG.OPENOFFICE.STYLE(&quot;граница&quot;);ORG.OPENOFFICE.STYLE(&quot;Стандарт&quot;)))">
            <text:p/>
          </table:table-cell>
          <table:table-cell table:formula="of:=T(IF([$тест3.AJ14]=1;ORG.OPENOFFICE.STYLE(&quot;граница&quot;);ORG.OPENOFFICE.STYLE(&quot;Стандарт&quot;)))">
            <text:p/>
          </table:table-cell>
          <table:table-cell table:formula="of:=T(IF([$тест3.AK14]=1;ORG.OPENOFFICE.STYLE(&quot;граница&quot;);ORG.OPENOFFICE.STYLE(&quot;Стандарт&quot;)))">
            <text:p/>
          </table:table-cell>
          <table:table-cell table:formula="of:=T(IF([$тест3.AL14]=1;ORG.OPENOFFICE.STYLE(&quot;граница&quot;);ORG.OPENOFFICE.STYLE(&quot;Стандарт&quot;)))">
            <text:p/>
          </table:table-cell>
          <table:table-cell table:formula="of:=T(IF([$тест3.AM14]=1;ORG.OPENOFFICE.STYLE(&quot;граница&quot;);ORG.OPENOFFICE.STYLE(&quot;Стандарт&quot;)))">
            <text:p/>
          </table:table-cell>
          <table:table-cell table:formula="of:=T(IF([$тест3.AN14]=1;ORG.OPENOFFICE.STYLE(&quot;граница&quot;);ORG.OPENOFFICE.STYLE(&quot;Стандарт&quot;)))">
            <text:p/>
          </table:table-cell>
          <table:table-cell table:formula="of:=T(IF([$тест3.AO14]=1;ORG.OPENOFFICE.STYLE(&quot;граница&quot;);ORG.OPENOFFICE.STYLE(&quot;Стандарт&quot;)))">
            <text:p/>
          </table:table-cell>
          <table:table-cell table:formula="of:=T(IF([$тест3.AP14]=1;ORG.OPENOFFICE.STYLE(&quot;граница&quot;);ORG.OPENOFFICE.STYLE(&quot;Стандарт&quot;)))">
            <text:p/>
          </table:table-cell>
          <table:table-cell table:formula="of:=T(IF([$тест3.AQ14]=1;ORG.OPENOFFICE.STYLE(&quot;граница&quot;);ORG.OPENOFFICE.STYLE(&quot;Стандарт&quot;)))">
            <text:p/>
          </table:table-cell>
          <table:table-cell table:formula="of:=T(IF([$тест3.AR14]=1;ORG.OPENOFFICE.STYLE(&quot;граница&quot;);ORG.OPENOFFICE.STYLE(&quot;Стандарт&quot;)))">
            <text:p/>
          </table:table-cell>
          <table:table-cell table:formula="of:=T(IF([$тест3.AS14]=1;ORG.OPENOFFICE.STYLE(&quot;граница&quot;);ORG.OPENOFFICE.STYLE(&quot;Стандарт&quot;)))">
            <text:p/>
          </table:table-cell>
          <table:table-cell table:formula="of:=T(IF([$тест3.AT14]=1;ORG.OPENOFFICE.STYLE(&quot;граница&quot;);ORG.OPENOFFICE.STYLE(&quot;Стандарт&quot;)))">
            <text:p/>
          </table:table-cell>
          <table:table-cell table:formula="of:=T(IF([$тест3.AU14]=1;ORG.OPENOFFICE.STYLE(&quot;граница&quot;);ORG.OPENOFFICE.STYLE(&quot;Стандарт&quot;)))">
            <text:p/>
          </table:table-cell>
          <table:table-cell table:formula="of:=T(IF([$тест3.AV14]=1;ORG.OPENOFFICE.STYLE(&quot;граница&quot;);ORG.OPENOFFICE.STYLE(&quot;Стандарт&quot;)))">
            <text:p/>
          </table:table-cell>
          <table:table-cell table:formula="of:=T(IF([$тест3.AW14]=1;ORG.OPENOFFICE.STYLE(&quot;граница&quot;);ORG.OPENOFFICE.STYLE(&quot;Стандарт&quot;)))">
            <text:p/>
          </table:table-cell>
          <table:table-cell table:formula="of:=T(IF([$тест3.AX1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(IF([$тест3.B15]=1;ORG.OPENOFFICE.STYLE(&quot;граница&quot;);ORG.OPENOFFICE.STYLE(&quot;Стандарт&quot;)))">
            <text:p/>
          </table:table-cell>
          <table:table-cell table:formula="of:=T(IF([$тест3.C15]=1;ORG.OPENOFFICE.STYLE(&quot;граница&quot;);ORG.OPENOFFICE.STYLE(&quot;Стандарт&quot;)))">
            <text:p/>
          </table:table-cell>
          <table:table-cell table:formula="of:=T(IF([$тест3.D15]=1;ORG.OPENOFFICE.STYLE(&quot;граница&quot;);ORG.OPENOFFICE.STYLE(&quot;Стандарт&quot;)))">
            <text:p/>
          </table:table-cell>
          <table:table-cell table:formula="of:=T(IF([$тест3.E15]=1;ORG.OPENOFFICE.STYLE(&quot;граница&quot;);ORG.OPENOFFICE.STYLE(&quot;Стандарт&quot;)))">
            <text:p/>
          </table:table-cell>
          <table:table-cell table:formula="of:=T(IF([$тест3.F15]=1;ORG.OPENOFFICE.STYLE(&quot;граница&quot;);ORG.OPENOFFICE.STYLE(&quot;Стандарт&quot;)))">
            <text:p/>
          </table:table-cell>
          <table:table-cell table:formula="of:=T(IF([$тест3.G15]=1;ORG.OPENOFFICE.STYLE(&quot;граница&quot;);ORG.OPENOFFICE.STYLE(&quot;Стандарт&quot;)))">
            <text:p/>
          </table:table-cell>
          <table:table-cell table:formula="of:=T(IF([$тест3.H15]=1;ORG.OPENOFFICE.STYLE(&quot;граница&quot;);ORG.OPENOFFICE.STYLE(&quot;Стандарт&quot;)))">
            <text:p/>
          </table:table-cell>
          <table:table-cell table:formula="of:=T(IF([$тест3.I15]=1;ORG.OPENOFFICE.STYLE(&quot;граница&quot;);ORG.OPENOFFICE.STYLE(&quot;Стандарт&quot;)))">
            <text:p/>
          </table:table-cell>
          <table:table-cell table:formula="of:=T(IF([$тест3.J15]=1;ORG.OPENOFFICE.STYLE(&quot;граница&quot;);ORG.OPENOFFICE.STYLE(&quot;Стандарт&quot;)))">
            <text:p/>
          </table:table-cell>
          <table:table-cell table:formula="of:=T(IF([$тест3.K15]=1;ORG.OPENOFFICE.STYLE(&quot;граница&quot;);ORG.OPENOFFICE.STYLE(&quot;Стандарт&quot;)))">
            <text:p/>
          </table:table-cell>
          <table:table-cell table:formula="of:=T(IF([$тест3.L15]=1;ORG.OPENOFFICE.STYLE(&quot;граница&quot;);ORG.OPENOFFICE.STYLE(&quot;Стандарт&quot;)))">
            <text:p/>
          </table:table-cell>
          <table:table-cell table:formula="of:=T(IF([$тест3.M15]=1;ORG.OPENOFFICE.STYLE(&quot;граница&quot;);ORG.OPENOFFICE.STYLE(&quot;Стандарт&quot;)))">
            <text:p/>
          </table:table-cell>
          <table:table-cell table:formula="of:=T(IF([$тест3.N15]=1;ORG.OPENOFFICE.STYLE(&quot;граница&quot;);ORG.OPENOFFICE.STYLE(&quot;Стандарт&quot;)))">
            <text:p/>
          </table:table-cell>
          <table:table-cell table:formula="of:=T(IF([$тест3.O15]=1;ORG.OPENOFFICE.STYLE(&quot;граница&quot;);ORG.OPENOFFICE.STYLE(&quot;Стандарт&quot;)))">
            <text:p/>
          </table:table-cell>
          <table:table-cell table:formula="of:=T(IF([$тест3.P15]=1;ORG.OPENOFFICE.STYLE(&quot;граница&quot;);ORG.OPENOFFICE.STYLE(&quot;Стандарт&quot;)))">
            <text:p/>
          </table:table-cell>
          <table:table-cell table:formula="of:=T(IF([$тест3.Q15]=1;ORG.OPENOFFICE.STYLE(&quot;граница&quot;);ORG.OPENOFFICE.STYLE(&quot;Стандарт&quot;)))">
            <text:p/>
          </table:table-cell>
          <table:table-cell table:formula="of:=T(IF([$тест3.R15]=1;ORG.OPENOFFICE.STYLE(&quot;граница&quot;);ORG.OPENOFFICE.STYLE(&quot;Стандарт&quot;)))">
            <text:p/>
          </table:table-cell>
          <table:table-cell table:formula="of:=T(IF([$тест3.S15]=1;ORG.OPENOFFICE.STYLE(&quot;граница&quot;);ORG.OPENOFFICE.STYLE(&quot;Стандарт&quot;)))">
            <text:p/>
          </table:table-cell>
          <table:table-cell table:formula="of:=T(IF([$тест3.T15]=1;ORG.OPENOFFICE.STYLE(&quot;граница&quot;);ORG.OPENOFFICE.STYLE(&quot;Стандарт&quot;)))">
            <text:p/>
          </table:table-cell>
          <table:table-cell table:formula="of:=T(IF([$тест3.U15]=1;ORG.OPENOFFICE.STYLE(&quot;граница&quot;);ORG.OPENOFFICE.STYLE(&quot;Стандарт&quot;)))">
            <text:p/>
          </table:table-cell>
          <table:table-cell table:formula="of:=T(IF([$тест3.V15]=1;ORG.OPENOFFICE.STYLE(&quot;граница&quot;);ORG.OPENOFFICE.STYLE(&quot;Стандарт&quot;)))">
            <text:p/>
          </table:table-cell>
          <table:table-cell table:formula="of:=T(IF([$тест3.W15]=1;ORG.OPENOFFICE.STYLE(&quot;граница&quot;);ORG.OPENOFFICE.STYLE(&quot;Стандарт&quot;)))">
            <text:p/>
          </table:table-cell>
          <table:table-cell table:formula="of:=T(IF([$тест3.X15]=1;ORG.OPENOFFICE.STYLE(&quot;граница&quot;);ORG.OPENOFFICE.STYLE(&quot;Стандарт&quot;)))">
            <text:p/>
          </table:table-cell>
          <table:table-cell table:formula="of:=T(IF([$тест3.Y15]=1;ORG.OPENOFFICE.STYLE(&quot;граница&quot;);ORG.OPENOFFICE.STYLE(&quot;Стандарт&quot;)))">
            <text:p/>
          </table:table-cell>
          <table:table-cell table:formula="of:=T(IF([$тест3.Z15]=1;ORG.OPENOFFICE.STYLE(&quot;граница&quot;);ORG.OPENOFFICE.STYLE(&quot;Стандарт&quot;)))">
            <text:p/>
          </table:table-cell>
          <table:table-cell table:formula="of:=T(IF([$тест3.AA15]=1;ORG.OPENOFFICE.STYLE(&quot;граница&quot;);ORG.OPENOFFICE.STYLE(&quot;Стандарт&quot;)))">
            <text:p/>
          </table:table-cell>
          <table:table-cell table:formula="of:=T(IF([$тест3.AB15]=1;ORG.OPENOFFICE.STYLE(&quot;граница&quot;);ORG.OPENOFFICE.STYLE(&quot;Стандарт&quot;)))">
            <text:p/>
          </table:table-cell>
          <table:table-cell table:formula="of:=T(IF([$тест3.AC15]=1;ORG.OPENOFFICE.STYLE(&quot;граница&quot;);ORG.OPENOFFICE.STYLE(&quot;Стандарт&quot;)))">
            <text:p/>
          </table:table-cell>
          <table:table-cell table:formula="of:=T(IF([$тест3.AD15]=1;ORG.OPENOFFICE.STYLE(&quot;граница&quot;);ORG.OPENOFFICE.STYLE(&quot;Стандарт&quot;)))">
            <text:p/>
          </table:table-cell>
          <table:table-cell table:formula="of:=T(IF([$тест3.AE15]=1;ORG.OPENOFFICE.STYLE(&quot;граница&quot;);ORG.OPENOFFICE.STYLE(&quot;Стандарт&quot;)))">
            <text:p/>
          </table:table-cell>
          <table:table-cell table:formula="of:=T(IF([$тест3.AF15]=1;ORG.OPENOFFICE.STYLE(&quot;граница&quot;);ORG.OPENOFFICE.STYLE(&quot;Стандарт&quot;)))">
            <text:p/>
          </table:table-cell>
          <table:table-cell table:formula="of:=T(IF([$тест3.AG15]=1;ORG.OPENOFFICE.STYLE(&quot;граница&quot;);ORG.OPENOFFICE.STYLE(&quot;Стандарт&quot;)))">
            <text:p/>
          </table:table-cell>
          <table:table-cell table:formula="of:=T(IF([$тест3.AH15]=1;ORG.OPENOFFICE.STYLE(&quot;граница&quot;);ORG.OPENOFFICE.STYLE(&quot;Стандарт&quot;)))">
            <text:p/>
          </table:table-cell>
          <table:table-cell table:formula="of:=T(IF([$тест3.AI15]=1;ORG.OPENOFFICE.STYLE(&quot;граница&quot;);ORG.OPENOFFICE.STYLE(&quot;Стандарт&quot;)))">
            <text:p/>
          </table:table-cell>
          <table:table-cell table:formula="of:=T(IF([$тест3.AJ15]=1;ORG.OPENOFFICE.STYLE(&quot;граница&quot;);ORG.OPENOFFICE.STYLE(&quot;Стандарт&quot;)))">
            <text:p/>
          </table:table-cell>
          <table:table-cell table:formula="of:=T(IF([$тест3.AK15]=1;ORG.OPENOFFICE.STYLE(&quot;граница&quot;);ORG.OPENOFFICE.STYLE(&quot;Стандарт&quot;)))">
            <text:p/>
          </table:table-cell>
          <table:table-cell table:formula="of:=T(IF([$тест3.AL15]=1;ORG.OPENOFFICE.STYLE(&quot;граница&quot;);ORG.OPENOFFICE.STYLE(&quot;Стандарт&quot;)))">
            <text:p/>
          </table:table-cell>
          <table:table-cell table:formula="of:=T(IF([$тест3.AM15]=1;ORG.OPENOFFICE.STYLE(&quot;граница&quot;);ORG.OPENOFFICE.STYLE(&quot;Стандарт&quot;)))">
            <text:p/>
          </table:table-cell>
          <table:table-cell table:formula="of:=T(IF([$тест3.AN15]=1;ORG.OPENOFFICE.STYLE(&quot;граница&quot;);ORG.OPENOFFICE.STYLE(&quot;Стандарт&quot;)))">
            <text:p/>
          </table:table-cell>
          <table:table-cell table:formula="of:=T(IF([$тест3.AO15]=1;ORG.OPENOFFICE.STYLE(&quot;граница&quot;);ORG.OPENOFFICE.STYLE(&quot;Стандарт&quot;)))">
            <text:p/>
          </table:table-cell>
          <table:table-cell table:formula="of:=T(IF([$тест3.AP15]=1;ORG.OPENOFFICE.STYLE(&quot;граница&quot;);ORG.OPENOFFICE.STYLE(&quot;Стандарт&quot;)))">
            <text:p/>
          </table:table-cell>
          <table:table-cell table:formula="of:=T(IF([$тест3.AQ15]=1;ORG.OPENOFFICE.STYLE(&quot;граница&quot;);ORG.OPENOFFICE.STYLE(&quot;Стандарт&quot;)))">
            <text:p/>
          </table:table-cell>
          <table:table-cell table:formula="of:=T(IF([$тест3.AR15]=1;ORG.OPENOFFICE.STYLE(&quot;граница&quot;);ORG.OPENOFFICE.STYLE(&quot;Стандарт&quot;)))">
            <text:p/>
          </table:table-cell>
          <table:table-cell table:formula="of:=T(IF([$тест3.AS15]=1;ORG.OPENOFFICE.STYLE(&quot;граница&quot;);ORG.OPENOFFICE.STYLE(&quot;Стандарт&quot;)))">
            <text:p/>
          </table:table-cell>
          <table:table-cell table:formula="of:=T(IF([$тест3.AT15]=1;ORG.OPENOFFICE.STYLE(&quot;граница&quot;);ORG.OPENOFFICE.STYLE(&quot;Стандарт&quot;)))">
            <text:p/>
          </table:table-cell>
          <table:table-cell table:formula="of:=T(IF([$тест3.AU15]=1;ORG.OPENOFFICE.STYLE(&quot;граница&quot;);ORG.OPENOFFICE.STYLE(&quot;Стандарт&quot;)))">
            <text:p/>
          </table:table-cell>
          <table:table-cell table:formula="of:=T(IF([$тест3.AV15]=1;ORG.OPENOFFICE.STYLE(&quot;граница&quot;);ORG.OPENOFFICE.STYLE(&quot;Стандарт&quot;)))">
            <text:p/>
          </table:table-cell>
          <table:table-cell table:formula="of:=T(IF([$тест3.AW15]=1;ORG.OPENOFFICE.STYLE(&quot;граница&quot;);ORG.OPENOFFICE.STYLE(&quot;Стандарт&quot;)))">
            <text:p/>
          </table:table-cell>
          <table:table-cell table:formula="of:=T(IF([$тест3.AX1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(IF([$тест3.B16]=1;ORG.OPENOFFICE.STYLE(&quot;граница&quot;);ORG.OPENOFFICE.STYLE(&quot;Стандарт&quot;)))">
            <text:p/>
          </table:table-cell>
          <table:table-cell table:formula="of:=T(IF([$тест3.C16]=1;ORG.OPENOFFICE.STYLE(&quot;граница&quot;);ORG.OPENOFFICE.STYLE(&quot;Стандарт&quot;)))">
            <text:p/>
          </table:table-cell>
          <table:table-cell table:formula="of:=T(IF([$тест3.D16]=1;ORG.OPENOFFICE.STYLE(&quot;граница&quot;);ORG.OPENOFFICE.STYLE(&quot;Стандарт&quot;)))">
            <text:p/>
          </table:table-cell>
          <table:table-cell table:formula="of:=T(IF([$тест3.E16]=1;ORG.OPENOFFICE.STYLE(&quot;граница&quot;);ORG.OPENOFFICE.STYLE(&quot;Стандарт&quot;)))">
            <text:p/>
          </table:table-cell>
          <table:table-cell table:formula="of:=T(IF([$тест3.F16]=1;ORG.OPENOFFICE.STYLE(&quot;граница&quot;);ORG.OPENOFFICE.STYLE(&quot;Стандарт&quot;)))">
            <text:p/>
          </table:table-cell>
          <table:table-cell table:formula="of:=T(IF([$тест3.G16]=1;ORG.OPENOFFICE.STYLE(&quot;граница&quot;);ORG.OPENOFFICE.STYLE(&quot;Стандарт&quot;)))">
            <text:p/>
          </table:table-cell>
          <table:table-cell table:formula="of:=T(IF([$тест3.H16]=1;ORG.OPENOFFICE.STYLE(&quot;граница&quot;);ORG.OPENOFFICE.STYLE(&quot;Стандарт&quot;)))">
            <text:p/>
          </table:table-cell>
          <table:table-cell table:formula="of:=T(IF([$тест3.I16]=1;ORG.OPENOFFICE.STYLE(&quot;граница&quot;);ORG.OPENOFFICE.STYLE(&quot;Стандарт&quot;)))">
            <text:p/>
          </table:table-cell>
          <table:table-cell table:formula="of:=T(IF([$тест3.J16]=1;ORG.OPENOFFICE.STYLE(&quot;граница&quot;);ORG.OPENOFFICE.STYLE(&quot;Стандарт&quot;)))">
            <text:p/>
          </table:table-cell>
          <table:table-cell table:formula="of:=T(IF([$тест3.K16]=1;ORG.OPENOFFICE.STYLE(&quot;граница&quot;);ORG.OPENOFFICE.STYLE(&quot;Стандарт&quot;)))">
            <text:p/>
          </table:table-cell>
          <table:table-cell table:formula="of:=T(IF([$тест3.L16]=1;ORG.OPENOFFICE.STYLE(&quot;граница&quot;);ORG.OPENOFFICE.STYLE(&quot;Стандарт&quot;)))">
            <text:p/>
          </table:table-cell>
          <table:table-cell table:formula="of:=T(IF([$тест3.M16]=1;ORG.OPENOFFICE.STYLE(&quot;граница&quot;);ORG.OPENOFFICE.STYLE(&quot;Стандарт&quot;)))">
            <text:p/>
          </table:table-cell>
          <table:table-cell table:formula="of:=T(IF([$тест3.N16]=1;ORG.OPENOFFICE.STYLE(&quot;граница&quot;);ORG.OPENOFFICE.STYLE(&quot;Стандарт&quot;)))">
            <text:p/>
          </table:table-cell>
          <table:table-cell table:formula="of:=T(IF([$тест3.O16]=1;ORG.OPENOFFICE.STYLE(&quot;граница&quot;);ORG.OPENOFFICE.STYLE(&quot;Стандарт&quot;)))">
            <text:p/>
          </table:table-cell>
          <table:table-cell table:formula="of:=T(IF([$тест3.P16]=1;ORG.OPENOFFICE.STYLE(&quot;граница&quot;);ORG.OPENOFFICE.STYLE(&quot;Стандарт&quot;)))">
            <text:p/>
          </table:table-cell>
          <table:table-cell table:formula="of:=T(IF([$тест3.Q16]=1;ORG.OPENOFFICE.STYLE(&quot;граница&quot;);ORG.OPENOFFICE.STYLE(&quot;Стандарт&quot;)))">
            <text:p/>
          </table:table-cell>
          <table:table-cell table:formula="of:=T(IF([$тест3.R16]=1;ORG.OPENOFFICE.STYLE(&quot;граница&quot;);ORG.OPENOFFICE.STYLE(&quot;Стандарт&quot;)))">
            <text:p/>
          </table:table-cell>
          <table:table-cell table:formula="of:=T(IF([$тест3.S16]=1;ORG.OPENOFFICE.STYLE(&quot;граница&quot;);ORG.OPENOFFICE.STYLE(&quot;Стандарт&quot;)))">
            <text:p/>
          </table:table-cell>
          <table:table-cell table:formula="of:=T(IF([$тест3.T16]=1;ORG.OPENOFFICE.STYLE(&quot;граница&quot;);ORG.OPENOFFICE.STYLE(&quot;Стандарт&quot;)))">
            <text:p/>
          </table:table-cell>
          <table:table-cell table:formula="of:=T(IF([$тест3.U16]=1;ORG.OPENOFFICE.STYLE(&quot;граница&quot;);ORG.OPENOFFICE.STYLE(&quot;Стандарт&quot;)))">
            <text:p/>
          </table:table-cell>
          <table:table-cell table:formula="of:=T(IF([$тест3.V16]=1;ORG.OPENOFFICE.STYLE(&quot;граница&quot;);ORG.OPENOFFICE.STYLE(&quot;Стандарт&quot;)))">
            <text:p/>
          </table:table-cell>
          <table:table-cell table:formula="of:=T(IF([$тест3.W16]=1;ORG.OPENOFFICE.STYLE(&quot;граница&quot;);ORG.OPENOFFICE.STYLE(&quot;Стандарт&quot;)))">
            <text:p/>
          </table:table-cell>
          <table:table-cell table:formula="of:=T(IF([$тест3.X16]=1;ORG.OPENOFFICE.STYLE(&quot;граница&quot;);ORG.OPENOFFICE.STYLE(&quot;Стандарт&quot;)))">
            <text:p/>
          </table:table-cell>
          <table:table-cell table:formula="of:=T(IF([$тест3.Y16]=1;ORG.OPENOFFICE.STYLE(&quot;граница&quot;);ORG.OPENOFFICE.STYLE(&quot;Стандарт&quot;)))">
            <text:p/>
          </table:table-cell>
          <table:table-cell table:formula="of:=T(IF([$тест3.Z16]=1;ORG.OPENOFFICE.STYLE(&quot;граница&quot;);ORG.OPENOFFICE.STYLE(&quot;Стандарт&quot;)))">
            <text:p/>
          </table:table-cell>
          <table:table-cell table:formula="of:=T(IF([$тест3.AA16]=1;ORG.OPENOFFICE.STYLE(&quot;граница&quot;);ORG.OPENOFFICE.STYLE(&quot;Стандарт&quot;)))">
            <text:p/>
          </table:table-cell>
          <table:table-cell table:formula="of:=T(IF([$тест3.AB16]=1;ORG.OPENOFFICE.STYLE(&quot;граница&quot;);ORG.OPENOFFICE.STYLE(&quot;Стандарт&quot;)))">
            <text:p/>
          </table:table-cell>
          <table:table-cell table:formula="of:=T(IF([$тест3.AC16]=1;ORG.OPENOFFICE.STYLE(&quot;граница&quot;);ORG.OPENOFFICE.STYLE(&quot;Стандарт&quot;)))">
            <text:p/>
          </table:table-cell>
          <table:table-cell table:formula="of:=T(IF([$тест3.AD16]=1;ORG.OPENOFFICE.STYLE(&quot;граница&quot;);ORG.OPENOFFICE.STYLE(&quot;Стандарт&quot;)))">
            <text:p/>
          </table:table-cell>
          <table:table-cell table:formula="of:=T(IF([$тест3.AE16]=1;ORG.OPENOFFICE.STYLE(&quot;граница&quot;);ORG.OPENOFFICE.STYLE(&quot;Стандарт&quot;)))">
            <text:p/>
          </table:table-cell>
          <table:table-cell table:formula="of:=T(IF([$тест3.AF16]=1;ORG.OPENOFFICE.STYLE(&quot;граница&quot;);ORG.OPENOFFICE.STYLE(&quot;Стандарт&quot;)))">
            <text:p/>
          </table:table-cell>
          <table:table-cell table:formula="of:=T(IF([$тест3.AG16]=1;ORG.OPENOFFICE.STYLE(&quot;граница&quot;);ORG.OPENOFFICE.STYLE(&quot;Стандарт&quot;)))">
            <text:p/>
          </table:table-cell>
          <table:table-cell table:formula="of:=T(IF([$тест3.AH16]=1;ORG.OPENOFFICE.STYLE(&quot;граница&quot;);ORG.OPENOFFICE.STYLE(&quot;Стандарт&quot;)))">
            <text:p/>
          </table:table-cell>
          <table:table-cell table:formula="of:=T(IF([$тест3.AI16]=1;ORG.OPENOFFICE.STYLE(&quot;граница&quot;);ORG.OPENOFFICE.STYLE(&quot;Стандарт&quot;)))">
            <text:p/>
          </table:table-cell>
          <table:table-cell table:formula="of:=T(IF([$тест3.AJ16]=1;ORG.OPENOFFICE.STYLE(&quot;граница&quot;);ORG.OPENOFFICE.STYLE(&quot;Стандарт&quot;)))">
            <text:p/>
          </table:table-cell>
          <table:table-cell table:formula="of:=T(IF([$тест3.AK16]=1;ORG.OPENOFFICE.STYLE(&quot;граница&quot;);ORG.OPENOFFICE.STYLE(&quot;Стандарт&quot;)))">
            <text:p/>
          </table:table-cell>
          <table:table-cell table:formula="of:=T(IF([$тест3.AL16]=1;ORG.OPENOFFICE.STYLE(&quot;граница&quot;);ORG.OPENOFFICE.STYLE(&quot;Стандарт&quot;)))">
            <text:p/>
          </table:table-cell>
          <table:table-cell table:formula="of:=T(IF([$тест3.AM16]=1;ORG.OPENOFFICE.STYLE(&quot;граница&quot;);ORG.OPENOFFICE.STYLE(&quot;Стандарт&quot;)))">
            <text:p/>
          </table:table-cell>
          <table:table-cell table:formula="of:=T(IF([$тест3.AN16]=1;ORG.OPENOFFICE.STYLE(&quot;граница&quot;);ORG.OPENOFFICE.STYLE(&quot;Стандарт&quot;)))">
            <text:p/>
          </table:table-cell>
          <table:table-cell table:formula="of:=T(IF([$тест3.AO16]=1;ORG.OPENOFFICE.STYLE(&quot;граница&quot;);ORG.OPENOFFICE.STYLE(&quot;Стандарт&quot;)))">
            <text:p/>
          </table:table-cell>
          <table:table-cell table:formula="of:=T(IF([$тест3.AP16]=1;ORG.OPENOFFICE.STYLE(&quot;граница&quot;);ORG.OPENOFFICE.STYLE(&quot;Стандарт&quot;)))">
            <text:p/>
          </table:table-cell>
          <table:table-cell table:formula="of:=T(IF([$тест3.AQ16]=1;ORG.OPENOFFICE.STYLE(&quot;граница&quot;);ORG.OPENOFFICE.STYLE(&quot;Стандарт&quot;)))">
            <text:p/>
          </table:table-cell>
          <table:table-cell table:formula="of:=T(IF([$тест3.AR16]=1;ORG.OPENOFFICE.STYLE(&quot;граница&quot;);ORG.OPENOFFICE.STYLE(&quot;Стандарт&quot;)))">
            <text:p/>
          </table:table-cell>
          <table:table-cell table:formula="of:=T(IF([$тест3.AS16]=1;ORG.OPENOFFICE.STYLE(&quot;граница&quot;);ORG.OPENOFFICE.STYLE(&quot;Стандарт&quot;)))">
            <text:p/>
          </table:table-cell>
          <table:table-cell table:formula="of:=T(IF([$тест3.AT16]=1;ORG.OPENOFFICE.STYLE(&quot;граница&quot;);ORG.OPENOFFICE.STYLE(&quot;Стандарт&quot;)))">
            <text:p/>
          </table:table-cell>
          <table:table-cell table:formula="of:=T(IF([$тест3.AU16]=1;ORG.OPENOFFICE.STYLE(&quot;граница&quot;);ORG.OPENOFFICE.STYLE(&quot;Стандарт&quot;)))">
            <text:p/>
          </table:table-cell>
          <table:table-cell table:formula="of:=T(IF([$тест3.AV16]=1;ORG.OPENOFFICE.STYLE(&quot;граница&quot;);ORG.OPENOFFICE.STYLE(&quot;Стандарт&quot;)))">
            <text:p/>
          </table:table-cell>
          <table:table-cell table:formula="of:=T(IF([$тест3.AW16]=1;ORG.OPENOFFICE.STYLE(&quot;граница&quot;);ORG.OPENOFFICE.STYLE(&quot;Стандарт&quot;)))">
            <text:p/>
          </table:table-cell>
          <table:table-cell table:formula="of:=T(IF([$тест3.AX1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(IF([$тест3.B17]=1;ORG.OPENOFFICE.STYLE(&quot;граница&quot;);ORG.OPENOFFICE.STYLE(&quot;Стандарт&quot;)))">
            <text:p/>
          </table:table-cell>
          <table:table-cell table:formula="of:=T(IF([$тест3.C17]=1;ORG.OPENOFFICE.STYLE(&quot;граница&quot;);ORG.OPENOFFICE.STYLE(&quot;Стандарт&quot;)))">
            <text:p/>
          </table:table-cell>
          <table:table-cell table:formula="of:=T(IF([$тест3.D17]=1;ORG.OPENOFFICE.STYLE(&quot;граница&quot;);ORG.OPENOFFICE.STYLE(&quot;Стандарт&quot;)))">
            <text:p/>
          </table:table-cell>
          <table:table-cell table:formula="of:=T(IF([$тест3.E17]=1;ORG.OPENOFFICE.STYLE(&quot;граница&quot;);ORG.OPENOFFICE.STYLE(&quot;Стандарт&quot;)))">
            <text:p/>
          </table:table-cell>
          <table:table-cell table:formula="of:=T(IF([$тест3.F17]=1;ORG.OPENOFFICE.STYLE(&quot;граница&quot;);ORG.OPENOFFICE.STYLE(&quot;Стандарт&quot;)))">
            <text:p/>
          </table:table-cell>
          <table:table-cell table:formula="of:=T(IF([$тест3.G17]=1;ORG.OPENOFFICE.STYLE(&quot;граница&quot;);ORG.OPENOFFICE.STYLE(&quot;Стандарт&quot;)))">
            <text:p/>
          </table:table-cell>
          <table:table-cell table:formula="of:=T(IF([$тест3.H17]=1;ORG.OPENOFFICE.STYLE(&quot;граница&quot;);ORG.OPENOFFICE.STYLE(&quot;Стандарт&quot;)))">
            <text:p/>
          </table:table-cell>
          <table:table-cell table:formula="of:=T(IF([$тест3.I17]=1;ORG.OPENOFFICE.STYLE(&quot;граница&quot;);ORG.OPENOFFICE.STYLE(&quot;Стандарт&quot;)))">
            <text:p/>
          </table:table-cell>
          <table:table-cell table:formula="of:=T(IF([$тест3.J17]=1;ORG.OPENOFFICE.STYLE(&quot;граница&quot;);ORG.OPENOFFICE.STYLE(&quot;Стандарт&quot;)))">
            <text:p/>
          </table:table-cell>
          <table:table-cell table:formula="of:=T(IF([$тест3.K17]=1;ORG.OPENOFFICE.STYLE(&quot;граница&quot;);ORG.OPENOFFICE.STYLE(&quot;Стандарт&quot;)))">
            <text:p/>
          </table:table-cell>
          <table:table-cell table:formula="of:=T(IF([$тест3.L17]=1;ORG.OPENOFFICE.STYLE(&quot;граница&quot;);ORG.OPENOFFICE.STYLE(&quot;Стандарт&quot;)))">
            <text:p/>
          </table:table-cell>
          <table:table-cell table:formula="of:=T(IF([$тест3.M17]=1;ORG.OPENOFFICE.STYLE(&quot;граница&quot;);ORG.OPENOFFICE.STYLE(&quot;Стандарт&quot;)))">
            <text:p/>
          </table:table-cell>
          <table:table-cell table:formula="of:=T(IF([$тест3.N17]=1;ORG.OPENOFFICE.STYLE(&quot;граница&quot;);ORG.OPENOFFICE.STYLE(&quot;Стандарт&quot;)))">
            <text:p/>
          </table:table-cell>
          <table:table-cell table:formula="of:=T(IF([$тест3.O17]=1;ORG.OPENOFFICE.STYLE(&quot;граница&quot;);ORG.OPENOFFICE.STYLE(&quot;Стандарт&quot;)))">
            <text:p/>
          </table:table-cell>
          <table:table-cell table:formula="of:=T(IF([$тест3.P17]=1;ORG.OPENOFFICE.STYLE(&quot;граница&quot;);ORG.OPENOFFICE.STYLE(&quot;Стандарт&quot;)))">
            <text:p/>
          </table:table-cell>
          <table:table-cell table:formula="of:=T(IF([$тест3.Q17]=1;ORG.OPENOFFICE.STYLE(&quot;граница&quot;);ORG.OPENOFFICE.STYLE(&quot;Стандарт&quot;)))">
            <text:p/>
          </table:table-cell>
          <table:table-cell table:formula="of:=T(IF([$тест3.R17]=1;ORG.OPENOFFICE.STYLE(&quot;граница&quot;);ORG.OPENOFFICE.STYLE(&quot;Стандарт&quot;)))">
            <text:p/>
          </table:table-cell>
          <table:table-cell table:formula="of:=T(IF([$тест3.S17]=1;ORG.OPENOFFICE.STYLE(&quot;граница&quot;);ORG.OPENOFFICE.STYLE(&quot;Стандарт&quot;)))">
            <text:p/>
          </table:table-cell>
          <table:table-cell table:formula="of:=T(IF([$тест3.T17]=1;ORG.OPENOFFICE.STYLE(&quot;граница&quot;);ORG.OPENOFFICE.STYLE(&quot;Стандарт&quot;)))">
            <text:p/>
          </table:table-cell>
          <table:table-cell table:formula="of:=T(IF([$тест3.U17]=1;ORG.OPENOFFICE.STYLE(&quot;граница&quot;);ORG.OPENOFFICE.STYLE(&quot;Стандарт&quot;)))">
            <text:p/>
          </table:table-cell>
          <table:table-cell table:formula="of:=T(IF([$тест3.V17]=1;ORG.OPENOFFICE.STYLE(&quot;граница&quot;);ORG.OPENOFFICE.STYLE(&quot;Стандарт&quot;)))">
            <text:p/>
          </table:table-cell>
          <table:table-cell table:formula="of:=T(IF([$тест3.W17]=1;ORG.OPENOFFICE.STYLE(&quot;граница&quot;);ORG.OPENOFFICE.STYLE(&quot;Стандарт&quot;)))">
            <text:p/>
          </table:table-cell>
          <table:table-cell table:formula="of:=T(IF([$тест3.X17]=1;ORG.OPENOFFICE.STYLE(&quot;граница&quot;);ORG.OPENOFFICE.STYLE(&quot;Стандарт&quot;)))">
            <text:p/>
          </table:table-cell>
          <table:table-cell table:formula="of:=T(IF([$тест3.Y17]=1;ORG.OPENOFFICE.STYLE(&quot;граница&quot;);ORG.OPENOFFICE.STYLE(&quot;Стандарт&quot;)))">
            <text:p/>
          </table:table-cell>
          <table:table-cell table:formula="of:=T(IF([$тест3.Z17]=1;ORG.OPENOFFICE.STYLE(&quot;граница&quot;);ORG.OPENOFFICE.STYLE(&quot;Стандарт&quot;)))">
            <text:p/>
          </table:table-cell>
          <table:table-cell table:formula="of:=T(IF([$тест3.AA17]=1;ORG.OPENOFFICE.STYLE(&quot;граница&quot;);ORG.OPENOFFICE.STYLE(&quot;Стандарт&quot;)))">
            <text:p/>
          </table:table-cell>
          <table:table-cell table:formula="of:=T(IF([$тест3.AB17]=1;ORG.OPENOFFICE.STYLE(&quot;граница&quot;);ORG.OPENOFFICE.STYLE(&quot;Стандарт&quot;)))">
            <text:p/>
          </table:table-cell>
          <table:table-cell table:formula="of:=T(IF([$тест3.AC17]=1;ORG.OPENOFFICE.STYLE(&quot;граница&quot;);ORG.OPENOFFICE.STYLE(&quot;Стандарт&quot;)))">
            <text:p/>
          </table:table-cell>
          <table:table-cell table:formula="of:=T(IF([$тест3.AD17]=1;ORG.OPENOFFICE.STYLE(&quot;граница&quot;);ORG.OPENOFFICE.STYLE(&quot;Стандарт&quot;)))">
            <text:p/>
          </table:table-cell>
          <table:table-cell table:formula="of:=T(IF([$тест3.AE17]=1;ORG.OPENOFFICE.STYLE(&quot;граница&quot;);ORG.OPENOFFICE.STYLE(&quot;Стандарт&quot;)))">
            <text:p/>
          </table:table-cell>
          <table:table-cell table:formula="of:=T(IF([$тест3.AF17]=1;ORG.OPENOFFICE.STYLE(&quot;граница&quot;);ORG.OPENOFFICE.STYLE(&quot;Стандарт&quot;)))">
            <text:p/>
          </table:table-cell>
          <table:table-cell table:formula="of:=T(IF([$тест3.AG17]=1;ORG.OPENOFFICE.STYLE(&quot;граница&quot;);ORG.OPENOFFICE.STYLE(&quot;Стандарт&quot;)))">
            <text:p/>
          </table:table-cell>
          <table:table-cell table:formula="of:=T(IF([$тест3.AH17]=1;ORG.OPENOFFICE.STYLE(&quot;граница&quot;);ORG.OPENOFFICE.STYLE(&quot;Стандарт&quot;)))">
            <text:p/>
          </table:table-cell>
          <table:table-cell table:formula="of:=T(IF([$тест3.AI17]=1;ORG.OPENOFFICE.STYLE(&quot;граница&quot;);ORG.OPENOFFICE.STYLE(&quot;Стандарт&quot;)))">
            <text:p/>
          </table:table-cell>
          <table:table-cell table:formula="of:=T(IF([$тест3.AJ17]=1;ORG.OPENOFFICE.STYLE(&quot;граница&quot;);ORG.OPENOFFICE.STYLE(&quot;Стандарт&quot;)))">
            <text:p/>
          </table:table-cell>
          <table:table-cell table:formula="of:=T(IF([$тест3.AK17]=1;ORG.OPENOFFICE.STYLE(&quot;граница&quot;);ORG.OPENOFFICE.STYLE(&quot;Стандарт&quot;)))">
            <text:p/>
          </table:table-cell>
          <table:table-cell table:formula="of:=T(IF([$тест3.AL17]=1;ORG.OPENOFFICE.STYLE(&quot;граница&quot;);ORG.OPENOFFICE.STYLE(&quot;Стандарт&quot;)))">
            <text:p/>
          </table:table-cell>
          <table:table-cell table:formula="of:=T(IF([$тест3.AM17]=1;ORG.OPENOFFICE.STYLE(&quot;граница&quot;);ORG.OPENOFFICE.STYLE(&quot;Стандарт&quot;)))">
            <text:p/>
          </table:table-cell>
          <table:table-cell table:formula="of:=T(IF([$тест3.AN17]=1;ORG.OPENOFFICE.STYLE(&quot;граница&quot;);ORG.OPENOFFICE.STYLE(&quot;Стандарт&quot;)))">
            <text:p/>
          </table:table-cell>
          <table:table-cell table:formula="of:=T(IF([$тест3.AO17]=1;ORG.OPENOFFICE.STYLE(&quot;граница&quot;);ORG.OPENOFFICE.STYLE(&quot;Стандарт&quot;)))">
            <text:p/>
          </table:table-cell>
          <table:table-cell table:formula="of:=T(IF([$тест3.AP17]=1;ORG.OPENOFFICE.STYLE(&quot;граница&quot;);ORG.OPENOFFICE.STYLE(&quot;Стандарт&quot;)))">
            <text:p/>
          </table:table-cell>
          <table:table-cell table:formula="of:=T(IF([$тест3.AQ17]=1;ORG.OPENOFFICE.STYLE(&quot;граница&quot;);ORG.OPENOFFICE.STYLE(&quot;Стандарт&quot;)))">
            <text:p/>
          </table:table-cell>
          <table:table-cell table:formula="of:=T(IF([$тест3.AR17]=1;ORG.OPENOFFICE.STYLE(&quot;граница&quot;);ORG.OPENOFFICE.STYLE(&quot;Стандарт&quot;)))">
            <text:p/>
          </table:table-cell>
          <table:table-cell table:formula="of:=T(IF([$тест3.AS17]=1;ORG.OPENOFFICE.STYLE(&quot;граница&quot;);ORG.OPENOFFICE.STYLE(&quot;Стандарт&quot;)))">
            <text:p/>
          </table:table-cell>
          <table:table-cell table:formula="of:=T(IF([$тест3.AT17]=1;ORG.OPENOFFICE.STYLE(&quot;граница&quot;);ORG.OPENOFFICE.STYLE(&quot;Стандарт&quot;)))">
            <text:p/>
          </table:table-cell>
          <table:table-cell table:formula="of:=T(IF([$тест3.AU17]=1;ORG.OPENOFFICE.STYLE(&quot;граница&quot;);ORG.OPENOFFICE.STYLE(&quot;Стандарт&quot;)))">
            <text:p/>
          </table:table-cell>
          <table:table-cell table:formula="of:=T(IF([$тест3.AV17]=1;ORG.OPENOFFICE.STYLE(&quot;граница&quot;);ORG.OPENOFFICE.STYLE(&quot;Стандарт&quot;)))">
            <text:p/>
          </table:table-cell>
          <table:table-cell table:formula="of:=T(IF([$тест3.AW17]=1;ORG.OPENOFFICE.STYLE(&quot;граница&quot;);ORG.OPENOFFICE.STYLE(&quot;Стандарт&quot;)))">
            <text:p/>
          </table:table-cell>
          <table:table-cell table:formula="of:=T(IF([$тест3.AX1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(IF([$тест3.B18]=1;ORG.OPENOFFICE.STYLE(&quot;граница&quot;);ORG.OPENOFFICE.STYLE(&quot;Стандарт&quot;)))">
            <text:p/>
          </table:table-cell>
          <table:table-cell table:formula="of:=T(IF([$тест3.C18]=1;ORG.OPENOFFICE.STYLE(&quot;граница&quot;);ORG.OPENOFFICE.STYLE(&quot;Стандарт&quot;)))">
            <text:p/>
          </table:table-cell>
          <table:table-cell table:formula="of:=T(IF([$тест3.D18]=1;ORG.OPENOFFICE.STYLE(&quot;граница&quot;);ORG.OPENOFFICE.STYLE(&quot;Стандарт&quot;)))">
            <text:p/>
          </table:table-cell>
          <table:table-cell table:formula="of:=T(IF([$тест3.E18]=1;ORG.OPENOFFICE.STYLE(&quot;граница&quot;);ORG.OPENOFFICE.STYLE(&quot;Стандарт&quot;)))">
            <text:p/>
          </table:table-cell>
          <table:table-cell table:formula="of:=T(IF([$тест3.F18]=1;ORG.OPENOFFICE.STYLE(&quot;граница&quot;);ORG.OPENOFFICE.STYLE(&quot;Стандарт&quot;)))">
            <text:p/>
          </table:table-cell>
          <table:table-cell table:formula="of:=T(IF([$тест3.G18]=1;ORG.OPENOFFICE.STYLE(&quot;граница&quot;);ORG.OPENOFFICE.STYLE(&quot;Стандарт&quot;)))">
            <text:p/>
          </table:table-cell>
          <table:table-cell table:formula="of:=T(IF([$тест3.H18]=1;ORG.OPENOFFICE.STYLE(&quot;граница&quot;);ORG.OPENOFFICE.STYLE(&quot;Стандарт&quot;)))">
            <text:p/>
          </table:table-cell>
          <table:table-cell table:formula="of:=T(IF([$тест3.I18]=1;ORG.OPENOFFICE.STYLE(&quot;граница&quot;);ORG.OPENOFFICE.STYLE(&quot;Стандарт&quot;)))">
            <text:p/>
          </table:table-cell>
          <table:table-cell table:formula="of:=T(IF([$тест3.J18]=1;ORG.OPENOFFICE.STYLE(&quot;граница&quot;);ORG.OPENOFFICE.STYLE(&quot;Стандарт&quot;)))">
            <text:p/>
          </table:table-cell>
          <table:table-cell table:formula="of:=T(IF([$тест3.K18]=1;ORG.OPENOFFICE.STYLE(&quot;граница&quot;);ORG.OPENOFFICE.STYLE(&quot;Стандарт&quot;)))">
            <text:p/>
          </table:table-cell>
          <table:table-cell table:formula="of:=T(IF([$тест3.L18]=1;ORG.OPENOFFICE.STYLE(&quot;граница&quot;);ORG.OPENOFFICE.STYLE(&quot;Стандарт&quot;)))">
            <text:p/>
          </table:table-cell>
          <table:table-cell table:formula="of:=T(IF([$тест3.M18]=1;ORG.OPENOFFICE.STYLE(&quot;граница&quot;);ORG.OPENOFFICE.STYLE(&quot;Стандарт&quot;)))">
            <text:p/>
          </table:table-cell>
          <table:table-cell table:formula="of:=T(IF([$тест3.N18]=1;ORG.OPENOFFICE.STYLE(&quot;граница&quot;);ORG.OPENOFFICE.STYLE(&quot;Стандарт&quot;)))">
            <text:p/>
          </table:table-cell>
          <table:table-cell table:formula="of:=T(IF([$тест3.O18]=1;ORG.OPENOFFICE.STYLE(&quot;граница&quot;);ORG.OPENOFFICE.STYLE(&quot;Стандарт&quot;)))">
            <text:p/>
          </table:table-cell>
          <table:table-cell table:formula="of:=T(IF([$тест3.P18]=1;ORG.OPENOFFICE.STYLE(&quot;граница&quot;);ORG.OPENOFFICE.STYLE(&quot;Стандарт&quot;)))">
            <text:p/>
          </table:table-cell>
          <table:table-cell table:formula="of:=T(IF([$тест3.Q18]=1;ORG.OPENOFFICE.STYLE(&quot;граница&quot;);ORG.OPENOFFICE.STYLE(&quot;Стандарт&quot;)))">
            <text:p/>
          </table:table-cell>
          <table:table-cell table:formula="of:=T(IF([$тест3.R18]=1;ORG.OPENOFFICE.STYLE(&quot;граница&quot;);ORG.OPENOFFICE.STYLE(&quot;Стандарт&quot;)))">
            <text:p/>
          </table:table-cell>
          <table:table-cell table:formula="of:=T(IF([$тест3.S18]=1;ORG.OPENOFFICE.STYLE(&quot;граница&quot;);ORG.OPENOFFICE.STYLE(&quot;Стандарт&quot;)))">
            <text:p/>
          </table:table-cell>
          <table:table-cell table:formula="of:=T(IF([$тест3.T18]=1;ORG.OPENOFFICE.STYLE(&quot;граница&quot;);ORG.OPENOFFICE.STYLE(&quot;Стандарт&quot;)))">
            <text:p/>
          </table:table-cell>
          <table:table-cell table:formula="of:=T(IF([$тест3.U18]=1;ORG.OPENOFFICE.STYLE(&quot;граница&quot;);ORG.OPENOFFICE.STYLE(&quot;Стандарт&quot;)))">
            <text:p/>
          </table:table-cell>
          <table:table-cell table:formula="of:=T(IF([$тест3.V18]=1;ORG.OPENOFFICE.STYLE(&quot;граница&quot;);ORG.OPENOFFICE.STYLE(&quot;Стандарт&quot;)))">
            <text:p/>
          </table:table-cell>
          <table:table-cell table:formula="of:=T(IF([$тест3.W18]=1;ORG.OPENOFFICE.STYLE(&quot;граница&quot;);ORG.OPENOFFICE.STYLE(&quot;Стандарт&quot;)))">
            <text:p/>
          </table:table-cell>
          <table:table-cell table:formula="of:=T(IF([$тест3.X18]=1;ORG.OPENOFFICE.STYLE(&quot;граница&quot;);ORG.OPENOFFICE.STYLE(&quot;Стандарт&quot;)))">
            <text:p/>
          </table:table-cell>
          <table:table-cell table:formula="of:=T(IF([$тест3.Y18]=1;ORG.OPENOFFICE.STYLE(&quot;граница&quot;);ORG.OPENOFFICE.STYLE(&quot;Стандарт&quot;)))">
            <text:p/>
          </table:table-cell>
          <table:table-cell table:formula="of:=T(IF([$тест3.Z18]=1;ORG.OPENOFFICE.STYLE(&quot;граница&quot;);ORG.OPENOFFICE.STYLE(&quot;Стандарт&quot;)))">
            <text:p/>
          </table:table-cell>
          <table:table-cell table:formula="of:=T(IF([$тест3.AA18]=1;ORG.OPENOFFICE.STYLE(&quot;граница&quot;);ORG.OPENOFFICE.STYLE(&quot;Стандарт&quot;)))">
            <text:p/>
          </table:table-cell>
          <table:table-cell table:formula="of:=T(IF([$тест3.AB18]=1;ORG.OPENOFFICE.STYLE(&quot;граница&quot;);ORG.OPENOFFICE.STYLE(&quot;Стандарт&quot;)))">
            <text:p/>
          </table:table-cell>
          <table:table-cell table:formula="of:=T(IF([$тест3.AC18]=1;ORG.OPENOFFICE.STYLE(&quot;граница&quot;);ORG.OPENOFFICE.STYLE(&quot;Стандарт&quot;)))">
            <text:p/>
          </table:table-cell>
          <table:table-cell table:formula="of:=T(IF([$тест3.AD18]=1;ORG.OPENOFFICE.STYLE(&quot;граница&quot;);ORG.OPENOFFICE.STYLE(&quot;Стандарт&quot;)))">
            <text:p/>
          </table:table-cell>
          <table:table-cell table:formula="of:=T(IF([$тест3.AE18]=1;ORG.OPENOFFICE.STYLE(&quot;граница&quot;);ORG.OPENOFFICE.STYLE(&quot;Стандарт&quot;)))">
            <text:p/>
          </table:table-cell>
          <table:table-cell table:formula="of:=T(IF([$тест3.AF18]=1;ORG.OPENOFFICE.STYLE(&quot;граница&quot;);ORG.OPENOFFICE.STYLE(&quot;Стандарт&quot;)))">
            <text:p/>
          </table:table-cell>
          <table:table-cell table:formula="of:=T(IF([$тест3.AG18]=1;ORG.OPENOFFICE.STYLE(&quot;граница&quot;);ORG.OPENOFFICE.STYLE(&quot;Стандарт&quot;)))">
            <text:p/>
          </table:table-cell>
          <table:table-cell table:formula="of:=T(IF([$тест3.AH18]=1;ORG.OPENOFFICE.STYLE(&quot;граница&quot;);ORG.OPENOFFICE.STYLE(&quot;Стандарт&quot;)))">
            <text:p/>
          </table:table-cell>
          <table:table-cell table:formula="of:=T(IF([$тест3.AI18]=1;ORG.OPENOFFICE.STYLE(&quot;граница&quot;);ORG.OPENOFFICE.STYLE(&quot;Стандарт&quot;)))">
            <text:p/>
          </table:table-cell>
          <table:table-cell table:formula="of:=T(IF([$тест3.AJ18]=1;ORG.OPENOFFICE.STYLE(&quot;граница&quot;);ORG.OPENOFFICE.STYLE(&quot;Стандарт&quot;)))">
            <text:p/>
          </table:table-cell>
          <table:table-cell table:formula="of:=T(IF([$тест3.AK18]=1;ORG.OPENOFFICE.STYLE(&quot;граница&quot;);ORG.OPENOFFICE.STYLE(&quot;Стандарт&quot;)))">
            <text:p/>
          </table:table-cell>
          <table:table-cell table:formula="of:=T(IF([$тест3.AL18]=1;ORG.OPENOFFICE.STYLE(&quot;граница&quot;);ORG.OPENOFFICE.STYLE(&quot;Стандарт&quot;)))">
            <text:p/>
          </table:table-cell>
          <table:table-cell table:formula="of:=T(IF([$тест3.AM18]=1;ORG.OPENOFFICE.STYLE(&quot;граница&quot;);ORG.OPENOFFICE.STYLE(&quot;Стандарт&quot;)))">
            <text:p/>
          </table:table-cell>
          <table:table-cell table:formula="of:=T(IF([$тест3.AN18]=1;ORG.OPENOFFICE.STYLE(&quot;граница&quot;);ORG.OPENOFFICE.STYLE(&quot;Стандарт&quot;)))">
            <text:p/>
          </table:table-cell>
          <table:table-cell table:formula="of:=T(IF([$тест3.AO18]=1;ORG.OPENOFFICE.STYLE(&quot;граница&quot;);ORG.OPENOFFICE.STYLE(&quot;Стандарт&quot;)))">
            <text:p/>
          </table:table-cell>
          <table:table-cell table:formula="of:=T(IF([$тест3.AP18]=1;ORG.OPENOFFICE.STYLE(&quot;граница&quot;);ORG.OPENOFFICE.STYLE(&quot;Стандарт&quot;)))">
            <text:p/>
          </table:table-cell>
          <table:table-cell table:formula="of:=T(IF([$тест3.AQ18]=1;ORG.OPENOFFICE.STYLE(&quot;граница&quot;);ORG.OPENOFFICE.STYLE(&quot;Стандарт&quot;)))">
            <text:p/>
          </table:table-cell>
          <table:table-cell table:formula="of:=T(IF([$тест3.AR18]=1;ORG.OPENOFFICE.STYLE(&quot;граница&quot;);ORG.OPENOFFICE.STYLE(&quot;Стандарт&quot;)))">
            <text:p/>
          </table:table-cell>
          <table:table-cell table:formula="of:=T(IF([$тест3.AS18]=1;ORG.OPENOFFICE.STYLE(&quot;граница&quot;);ORG.OPENOFFICE.STYLE(&quot;Стандарт&quot;)))">
            <text:p/>
          </table:table-cell>
          <table:table-cell table:formula="of:=T(IF([$тест3.AT18]=1;ORG.OPENOFFICE.STYLE(&quot;граница&quot;);ORG.OPENOFFICE.STYLE(&quot;Стандарт&quot;)))">
            <text:p/>
          </table:table-cell>
          <table:table-cell table:formula="of:=T(IF([$тест3.AU18]=1;ORG.OPENOFFICE.STYLE(&quot;граница&quot;);ORG.OPENOFFICE.STYLE(&quot;Стандарт&quot;)))">
            <text:p/>
          </table:table-cell>
          <table:table-cell table:formula="of:=T(IF([$тест3.AV18]=1;ORG.OPENOFFICE.STYLE(&quot;граница&quot;);ORG.OPENOFFICE.STYLE(&quot;Стандарт&quot;)))">
            <text:p/>
          </table:table-cell>
          <table:table-cell table:formula="of:=T(IF([$тест3.AW18]=1;ORG.OPENOFFICE.STYLE(&quot;граница&quot;);ORG.OPENOFFICE.STYLE(&quot;Стандарт&quot;)))">
            <text:p/>
          </table:table-cell>
          <table:table-cell table:formula="of:=T(IF([$тест3.AX1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(IF([$тест3.B19]=1;ORG.OPENOFFICE.STYLE(&quot;граница&quot;);ORG.OPENOFFICE.STYLE(&quot;Стандарт&quot;)))">
            <text:p/>
          </table:table-cell>
          <table:table-cell table:formula="of:=T(IF([$тест3.C19]=1;ORG.OPENOFFICE.STYLE(&quot;граница&quot;);ORG.OPENOFFICE.STYLE(&quot;Стандарт&quot;)))">
            <text:p/>
          </table:table-cell>
          <table:table-cell table:formula="of:=T(IF([$тест3.D19]=1;ORG.OPENOFFICE.STYLE(&quot;граница&quot;);ORG.OPENOFFICE.STYLE(&quot;Стандарт&quot;)))">
            <text:p/>
          </table:table-cell>
          <table:table-cell table:formula="of:=T(IF([$тест3.E19]=1;ORG.OPENOFFICE.STYLE(&quot;граница&quot;);ORG.OPENOFFICE.STYLE(&quot;Стандарт&quot;)))">
            <text:p/>
          </table:table-cell>
          <table:table-cell table:formula="of:=T(IF([$тест3.F19]=1;ORG.OPENOFFICE.STYLE(&quot;граница&quot;);ORG.OPENOFFICE.STYLE(&quot;Стандарт&quot;)))">
            <text:p/>
          </table:table-cell>
          <table:table-cell table:formula="of:=T(IF([$тест3.G19]=1;ORG.OPENOFFICE.STYLE(&quot;граница&quot;);ORG.OPENOFFICE.STYLE(&quot;Стандарт&quot;)))">
            <text:p/>
          </table:table-cell>
          <table:table-cell table:formula="of:=T(IF([$тест3.H19]=1;ORG.OPENOFFICE.STYLE(&quot;граница&quot;);ORG.OPENOFFICE.STYLE(&quot;Стандарт&quot;)))">
            <text:p/>
          </table:table-cell>
          <table:table-cell table:formula="of:=T(IF([$тест3.I19]=1;ORG.OPENOFFICE.STYLE(&quot;граница&quot;);ORG.OPENOFFICE.STYLE(&quot;Стандарт&quot;)))">
            <text:p/>
          </table:table-cell>
          <table:table-cell table:formula="of:=T(IF([$тест3.J19]=1;ORG.OPENOFFICE.STYLE(&quot;граница&quot;);ORG.OPENOFFICE.STYLE(&quot;Стандарт&quot;)))">
            <text:p/>
          </table:table-cell>
          <table:table-cell table:formula="of:=T(IF([$тест3.K19]=1;ORG.OPENOFFICE.STYLE(&quot;граница&quot;);ORG.OPENOFFICE.STYLE(&quot;Стандарт&quot;)))">
            <text:p/>
          </table:table-cell>
          <table:table-cell table:formula="of:=T(IF([$тест3.L19]=1;ORG.OPENOFFICE.STYLE(&quot;граница&quot;);ORG.OPENOFFICE.STYLE(&quot;Стандарт&quot;)))">
            <text:p/>
          </table:table-cell>
          <table:table-cell table:formula="of:=T(IF([$тест3.M19]=1;ORG.OPENOFFICE.STYLE(&quot;граница&quot;);ORG.OPENOFFICE.STYLE(&quot;Стандарт&quot;)))">
            <text:p/>
          </table:table-cell>
          <table:table-cell table:formula="of:=T(IF([$тест3.N19]=1;ORG.OPENOFFICE.STYLE(&quot;граница&quot;);ORG.OPENOFFICE.STYLE(&quot;Стандарт&quot;)))">
            <text:p/>
          </table:table-cell>
          <table:table-cell table:formula="of:=T(IF([$тест3.O19]=1;ORG.OPENOFFICE.STYLE(&quot;граница&quot;);ORG.OPENOFFICE.STYLE(&quot;Стандарт&quot;)))">
            <text:p/>
          </table:table-cell>
          <table:table-cell table:formula="of:=T(IF([$тест3.P19]=1;ORG.OPENOFFICE.STYLE(&quot;граница&quot;);ORG.OPENOFFICE.STYLE(&quot;Стандарт&quot;)))">
            <text:p/>
          </table:table-cell>
          <table:table-cell table:formula="of:=T(IF([$тест3.Q19]=1;ORG.OPENOFFICE.STYLE(&quot;граница&quot;);ORG.OPENOFFICE.STYLE(&quot;Стандарт&quot;)))">
            <text:p/>
          </table:table-cell>
          <table:table-cell table:formula="of:=T(IF([$тест3.R19]=1;ORG.OPENOFFICE.STYLE(&quot;граница&quot;);ORG.OPENOFFICE.STYLE(&quot;Стандарт&quot;)))">
            <text:p/>
          </table:table-cell>
          <table:table-cell table:formula="of:=T(IF([$тест3.S19]=1;ORG.OPENOFFICE.STYLE(&quot;граница&quot;);ORG.OPENOFFICE.STYLE(&quot;Стандарт&quot;)))">
            <text:p/>
          </table:table-cell>
          <table:table-cell table:formula="of:=T(IF([$тест3.T19]=1;ORG.OPENOFFICE.STYLE(&quot;граница&quot;);ORG.OPENOFFICE.STYLE(&quot;Стандарт&quot;)))">
            <text:p/>
          </table:table-cell>
          <table:table-cell table:formula="of:=T(IF([$тест3.U19]=1;ORG.OPENOFFICE.STYLE(&quot;граница&quot;);ORG.OPENOFFICE.STYLE(&quot;Стандарт&quot;)))">
            <text:p/>
          </table:table-cell>
          <table:table-cell table:formula="of:=T(IF([$тест3.V19]=1;ORG.OPENOFFICE.STYLE(&quot;граница&quot;);ORG.OPENOFFICE.STYLE(&quot;Стандарт&quot;)))">
            <text:p/>
          </table:table-cell>
          <table:table-cell table:formula="of:=T(IF([$тест3.W19]=1;ORG.OPENOFFICE.STYLE(&quot;граница&quot;);ORG.OPENOFFICE.STYLE(&quot;Стандарт&quot;)))">
            <text:p/>
          </table:table-cell>
          <table:table-cell table:formula="of:=T(IF([$тест3.X19]=1;ORG.OPENOFFICE.STYLE(&quot;граница&quot;);ORG.OPENOFFICE.STYLE(&quot;Стандарт&quot;)))">
            <text:p/>
          </table:table-cell>
          <table:table-cell table:formula="of:=T(IF([$тест3.Y19]=1;ORG.OPENOFFICE.STYLE(&quot;граница&quot;);ORG.OPENOFFICE.STYLE(&quot;Стандарт&quot;)))">
            <text:p/>
          </table:table-cell>
          <table:table-cell table:formula="of:=T(IF([$тест3.Z19]=1;ORG.OPENOFFICE.STYLE(&quot;граница&quot;);ORG.OPENOFFICE.STYLE(&quot;Стандарт&quot;)))">
            <text:p/>
          </table:table-cell>
          <table:table-cell table:formula="of:=T(IF([$тест3.AA19]=1;ORG.OPENOFFICE.STYLE(&quot;граница&quot;);ORG.OPENOFFICE.STYLE(&quot;Стандарт&quot;)))">
            <text:p/>
          </table:table-cell>
          <table:table-cell table:formula="of:=T(IF([$тест3.AB19]=1;ORG.OPENOFFICE.STYLE(&quot;граница&quot;);ORG.OPENOFFICE.STYLE(&quot;Стандарт&quot;)))">
            <text:p/>
          </table:table-cell>
          <table:table-cell table:formula="of:=T(IF([$тест3.AC19]=1;ORG.OPENOFFICE.STYLE(&quot;граница&quot;);ORG.OPENOFFICE.STYLE(&quot;Стандарт&quot;)))">
            <text:p/>
          </table:table-cell>
          <table:table-cell table:formula="of:=T(IF([$тест3.AD19]=1;ORG.OPENOFFICE.STYLE(&quot;граница&quot;);ORG.OPENOFFICE.STYLE(&quot;Стандарт&quot;)))">
            <text:p/>
          </table:table-cell>
          <table:table-cell table:formula="of:=T(IF([$тест3.AE19]=1;ORG.OPENOFFICE.STYLE(&quot;граница&quot;);ORG.OPENOFFICE.STYLE(&quot;Стандарт&quot;)))">
            <text:p/>
          </table:table-cell>
          <table:table-cell table:formula="of:=T(IF([$тест3.AF19]=1;ORG.OPENOFFICE.STYLE(&quot;граница&quot;);ORG.OPENOFFICE.STYLE(&quot;Стандарт&quot;)))">
            <text:p/>
          </table:table-cell>
          <table:table-cell table:formula="of:=T(IF([$тест3.AG19]=1;ORG.OPENOFFICE.STYLE(&quot;граница&quot;);ORG.OPENOFFICE.STYLE(&quot;Стандарт&quot;)))">
            <text:p/>
          </table:table-cell>
          <table:table-cell table:formula="of:=T(IF([$тест3.AH19]=1;ORG.OPENOFFICE.STYLE(&quot;граница&quot;);ORG.OPENOFFICE.STYLE(&quot;Стандарт&quot;)))">
            <text:p/>
          </table:table-cell>
          <table:table-cell table:formula="of:=T(IF([$тест3.AI19]=1;ORG.OPENOFFICE.STYLE(&quot;граница&quot;);ORG.OPENOFFICE.STYLE(&quot;Стандарт&quot;)))">
            <text:p/>
          </table:table-cell>
          <table:table-cell table:formula="of:=T(IF([$тест3.AJ19]=1;ORG.OPENOFFICE.STYLE(&quot;граница&quot;);ORG.OPENOFFICE.STYLE(&quot;Стандарт&quot;)))">
            <text:p/>
          </table:table-cell>
          <table:table-cell table:formula="of:=T(IF([$тест3.AK19]=1;ORG.OPENOFFICE.STYLE(&quot;граница&quot;);ORG.OPENOFFICE.STYLE(&quot;Стандарт&quot;)))">
            <text:p/>
          </table:table-cell>
          <table:table-cell table:formula="of:=T(IF([$тест3.AL19]=1;ORG.OPENOFFICE.STYLE(&quot;граница&quot;);ORG.OPENOFFICE.STYLE(&quot;Стандарт&quot;)))">
            <text:p/>
          </table:table-cell>
          <table:table-cell table:formula="of:=T(IF([$тест3.AM19]=1;ORG.OPENOFFICE.STYLE(&quot;граница&quot;);ORG.OPENOFFICE.STYLE(&quot;Стандарт&quot;)))">
            <text:p/>
          </table:table-cell>
          <table:table-cell table:formula="of:=T(IF([$тест3.AN19]=1;ORG.OPENOFFICE.STYLE(&quot;граница&quot;);ORG.OPENOFFICE.STYLE(&quot;Стандарт&quot;)))">
            <text:p/>
          </table:table-cell>
          <table:table-cell table:formula="of:=T(IF([$тест3.AO19]=1;ORG.OPENOFFICE.STYLE(&quot;граница&quot;);ORG.OPENOFFICE.STYLE(&quot;Стандарт&quot;)))">
            <text:p/>
          </table:table-cell>
          <table:table-cell table:formula="of:=T(IF([$тест3.AP19]=1;ORG.OPENOFFICE.STYLE(&quot;граница&quot;);ORG.OPENOFFICE.STYLE(&quot;Стандарт&quot;)))">
            <text:p/>
          </table:table-cell>
          <table:table-cell table:formula="of:=T(IF([$тест3.AQ19]=1;ORG.OPENOFFICE.STYLE(&quot;граница&quot;);ORG.OPENOFFICE.STYLE(&quot;Стандарт&quot;)))">
            <text:p/>
          </table:table-cell>
          <table:table-cell table:formula="of:=T(IF([$тест3.AR19]=1;ORG.OPENOFFICE.STYLE(&quot;граница&quot;);ORG.OPENOFFICE.STYLE(&quot;Стандарт&quot;)))">
            <text:p/>
          </table:table-cell>
          <table:table-cell table:formula="of:=T(IF([$тест3.AS19]=1;ORG.OPENOFFICE.STYLE(&quot;граница&quot;);ORG.OPENOFFICE.STYLE(&quot;Стандарт&quot;)))">
            <text:p/>
          </table:table-cell>
          <table:table-cell table:formula="of:=T(IF([$тест3.AT19]=1;ORG.OPENOFFICE.STYLE(&quot;граница&quot;);ORG.OPENOFFICE.STYLE(&quot;Стандарт&quot;)))">
            <text:p/>
          </table:table-cell>
          <table:table-cell table:formula="of:=T(IF([$тест3.AU19]=1;ORG.OPENOFFICE.STYLE(&quot;граница&quot;);ORG.OPENOFFICE.STYLE(&quot;Стандарт&quot;)))">
            <text:p/>
          </table:table-cell>
          <table:table-cell table:formula="of:=T(IF([$тест3.AV19]=1;ORG.OPENOFFICE.STYLE(&quot;граница&quot;);ORG.OPENOFFICE.STYLE(&quot;Стандарт&quot;)))">
            <text:p/>
          </table:table-cell>
          <table:table-cell table:formula="of:=T(IF([$тест3.AW19]=1;ORG.OPENOFFICE.STYLE(&quot;граница&quot;);ORG.OPENOFFICE.STYLE(&quot;Стандарт&quot;)))">
            <text:p/>
          </table:table-cell>
          <table:table-cell table:formula="of:=T(IF([$тест3.AX1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(IF([$тест3.B20]=1;ORG.OPENOFFICE.STYLE(&quot;граница&quot;);ORG.OPENOFFICE.STYLE(&quot;Стандарт&quot;)))">
            <text:p/>
          </table:table-cell>
          <table:table-cell table:formula="of:=T(IF([$тест3.C20]=1;ORG.OPENOFFICE.STYLE(&quot;граница&quot;);ORG.OPENOFFICE.STYLE(&quot;Стандарт&quot;)))">
            <text:p/>
          </table:table-cell>
          <table:table-cell table:formula="of:=T(IF([$тест3.D20]=1;ORG.OPENOFFICE.STYLE(&quot;граница&quot;);ORG.OPENOFFICE.STYLE(&quot;Стандарт&quot;)))">
            <text:p/>
          </table:table-cell>
          <table:table-cell table:formula="of:=T(IF([$тест3.E20]=1;ORG.OPENOFFICE.STYLE(&quot;граница&quot;);ORG.OPENOFFICE.STYLE(&quot;Стандарт&quot;)))">
            <text:p/>
          </table:table-cell>
          <table:table-cell table:formula="of:=T(IF([$тест3.F20]=1;ORG.OPENOFFICE.STYLE(&quot;граница&quot;);ORG.OPENOFFICE.STYLE(&quot;Стандарт&quot;)))">
            <text:p/>
          </table:table-cell>
          <table:table-cell table:formula="of:=T(IF([$тест3.G20]=1;ORG.OPENOFFICE.STYLE(&quot;граница&quot;);ORG.OPENOFFICE.STYLE(&quot;Стандарт&quot;)))">
            <text:p/>
          </table:table-cell>
          <table:table-cell table:formula="of:=T(IF([$тест3.H20]=1;ORG.OPENOFFICE.STYLE(&quot;граница&quot;);ORG.OPENOFFICE.STYLE(&quot;Стандарт&quot;)))">
            <text:p/>
          </table:table-cell>
          <table:table-cell table:formula="of:=T(IF([$тест3.I20]=1;ORG.OPENOFFICE.STYLE(&quot;граница&quot;);ORG.OPENOFFICE.STYLE(&quot;Стандарт&quot;)))">
            <text:p/>
          </table:table-cell>
          <table:table-cell table:formula="of:=T(IF([$тест3.J20]=1;ORG.OPENOFFICE.STYLE(&quot;граница&quot;);ORG.OPENOFFICE.STYLE(&quot;Стандарт&quot;)))">
            <text:p/>
          </table:table-cell>
          <table:table-cell table:formula="of:=T(IF([$тест3.K20]=1;ORG.OPENOFFICE.STYLE(&quot;граница&quot;);ORG.OPENOFFICE.STYLE(&quot;Стандарт&quot;)))">
            <text:p/>
          </table:table-cell>
          <table:table-cell table:formula="of:=T(IF([$тест3.L20]=1;ORG.OPENOFFICE.STYLE(&quot;граница&quot;);ORG.OPENOFFICE.STYLE(&quot;Стандарт&quot;)))">
            <text:p/>
          </table:table-cell>
          <table:table-cell table:formula="of:=T(IF([$тест3.M20]=1;ORG.OPENOFFICE.STYLE(&quot;граница&quot;);ORG.OPENOFFICE.STYLE(&quot;Стандарт&quot;)))">
            <text:p/>
          </table:table-cell>
          <table:table-cell table:formula="of:=T(IF([$тест3.N20]=1;ORG.OPENOFFICE.STYLE(&quot;граница&quot;);ORG.OPENOFFICE.STYLE(&quot;Стандарт&quot;)))">
            <text:p/>
          </table:table-cell>
          <table:table-cell table:formula="of:=T(IF([$тест3.O20]=1;ORG.OPENOFFICE.STYLE(&quot;граница&quot;);ORG.OPENOFFICE.STYLE(&quot;Стандарт&quot;)))">
            <text:p/>
          </table:table-cell>
          <table:table-cell table:formula="of:=T(IF([$тест3.P20]=1;ORG.OPENOFFICE.STYLE(&quot;граница&quot;);ORG.OPENOFFICE.STYLE(&quot;Стандарт&quot;)))">
            <text:p/>
          </table:table-cell>
          <table:table-cell table:formula="of:=T(IF([$тест3.Q20]=1;ORG.OPENOFFICE.STYLE(&quot;граница&quot;);ORG.OPENOFFICE.STYLE(&quot;Стандарт&quot;)))">
            <text:p/>
          </table:table-cell>
          <table:table-cell table:formula="of:=T(IF([$тест3.R20]=1;ORG.OPENOFFICE.STYLE(&quot;граница&quot;);ORG.OPENOFFICE.STYLE(&quot;Стандарт&quot;)))">
            <text:p/>
          </table:table-cell>
          <table:table-cell table:formula="of:=T(IF([$тест3.S20]=1;ORG.OPENOFFICE.STYLE(&quot;граница&quot;);ORG.OPENOFFICE.STYLE(&quot;Стандарт&quot;)))">
            <text:p/>
          </table:table-cell>
          <table:table-cell table:formula="of:=T(IF([$тест3.T20]=1;ORG.OPENOFFICE.STYLE(&quot;граница&quot;);ORG.OPENOFFICE.STYLE(&quot;Стандарт&quot;)))">
            <text:p/>
          </table:table-cell>
          <table:table-cell table:formula="of:=T(IF([$тест3.U20]=1;ORG.OPENOFFICE.STYLE(&quot;граница&quot;);ORG.OPENOFFICE.STYLE(&quot;Стандарт&quot;)))">
            <text:p/>
          </table:table-cell>
          <table:table-cell table:formula="of:=T(IF([$тест3.V20]=1;ORG.OPENOFFICE.STYLE(&quot;граница&quot;);ORG.OPENOFFICE.STYLE(&quot;Стандарт&quot;)))">
            <text:p/>
          </table:table-cell>
          <table:table-cell table:formula="of:=T(IF([$тест3.W20]=1;ORG.OPENOFFICE.STYLE(&quot;граница&quot;);ORG.OPENOFFICE.STYLE(&quot;Стандарт&quot;)))">
            <text:p/>
          </table:table-cell>
          <table:table-cell table:formula="of:=T(IF([$тест3.X20]=1;ORG.OPENOFFICE.STYLE(&quot;граница&quot;);ORG.OPENOFFICE.STYLE(&quot;Стандарт&quot;)))">
            <text:p/>
          </table:table-cell>
          <table:table-cell table:formula="of:=T(IF([$тест3.Y20]=1;ORG.OPENOFFICE.STYLE(&quot;граница&quot;);ORG.OPENOFFICE.STYLE(&quot;Стандарт&quot;)))">
            <text:p/>
          </table:table-cell>
          <table:table-cell table:formula="of:=T(IF([$тест3.Z20]=1;ORG.OPENOFFICE.STYLE(&quot;граница&quot;);ORG.OPENOFFICE.STYLE(&quot;Стандарт&quot;)))">
            <text:p/>
          </table:table-cell>
          <table:table-cell table:formula="of:=T(IF([$тест3.AA20]=1;ORG.OPENOFFICE.STYLE(&quot;граница&quot;);ORG.OPENOFFICE.STYLE(&quot;Стандарт&quot;)))">
            <text:p/>
          </table:table-cell>
          <table:table-cell table:formula="of:=T(IF([$тест3.AB20]=1;ORG.OPENOFFICE.STYLE(&quot;граница&quot;);ORG.OPENOFFICE.STYLE(&quot;Стандарт&quot;)))">
            <text:p/>
          </table:table-cell>
          <table:table-cell table:formula="of:=T(IF([$тест3.AC20]=1;ORG.OPENOFFICE.STYLE(&quot;граница&quot;);ORG.OPENOFFICE.STYLE(&quot;Стандарт&quot;)))">
            <text:p/>
          </table:table-cell>
          <table:table-cell table:formula="of:=T(IF([$тест3.AD20]=1;ORG.OPENOFFICE.STYLE(&quot;граница&quot;);ORG.OPENOFFICE.STYLE(&quot;Стандарт&quot;)))">
            <text:p/>
          </table:table-cell>
          <table:table-cell table:formula="of:=T(IF([$тест3.AE20]=1;ORG.OPENOFFICE.STYLE(&quot;граница&quot;);ORG.OPENOFFICE.STYLE(&quot;Стандарт&quot;)))">
            <text:p/>
          </table:table-cell>
          <table:table-cell table:formula="of:=T(IF([$тест3.AF20]=1;ORG.OPENOFFICE.STYLE(&quot;граница&quot;);ORG.OPENOFFICE.STYLE(&quot;Стандарт&quot;)))">
            <text:p/>
          </table:table-cell>
          <table:table-cell table:formula="of:=T(IF([$тест3.AG20]=1;ORG.OPENOFFICE.STYLE(&quot;граница&quot;);ORG.OPENOFFICE.STYLE(&quot;Стандарт&quot;)))">
            <text:p/>
          </table:table-cell>
          <table:table-cell table:formula="of:=T(IF([$тест3.AH20]=1;ORG.OPENOFFICE.STYLE(&quot;граница&quot;);ORG.OPENOFFICE.STYLE(&quot;Стандарт&quot;)))">
            <text:p/>
          </table:table-cell>
          <table:table-cell table:formula="of:=T(IF([$тест3.AI20]=1;ORG.OPENOFFICE.STYLE(&quot;граница&quot;);ORG.OPENOFFICE.STYLE(&quot;Стандарт&quot;)))">
            <text:p/>
          </table:table-cell>
          <table:table-cell table:formula="of:=T(IF([$тест3.AJ20]=1;ORG.OPENOFFICE.STYLE(&quot;граница&quot;);ORG.OPENOFFICE.STYLE(&quot;Стандарт&quot;)))">
            <text:p/>
          </table:table-cell>
          <table:table-cell table:formula="of:=T(IF([$тест3.AK20]=1;ORG.OPENOFFICE.STYLE(&quot;граница&quot;);ORG.OPENOFFICE.STYLE(&quot;Стандарт&quot;)))">
            <text:p/>
          </table:table-cell>
          <table:table-cell table:formula="of:=T(IF([$тест3.AL20]=1;ORG.OPENOFFICE.STYLE(&quot;граница&quot;);ORG.OPENOFFICE.STYLE(&quot;Стандарт&quot;)))">
            <text:p/>
          </table:table-cell>
          <table:table-cell table:formula="of:=T(IF([$тест3.AM20]=1;ORG.OPENOFFICE.STYLE(&quot;граница&quot;);ORG.OPENOFFICE.STYLE(&quot;Стандарт&quot;)))">
            <text:p/>
          </table:table-cell>
          <table:table-cell table:formula="of:=T(IF([$тест3.AN20]=1;ORG.OPENOFFICE.STYLE(&quot;граница&quot;);ORG.OPENOFFICE.STYLE(&quot;Стандарт&quot;)))">
            <text:p/>
          </table:table-cell>
          <table:table-cell table:formula="of:=T(IF([$тест3.AO20]=1;ORG.OPENOFFICE.STYLE(&quot;граница&quot;);ORG.OPENOFFICE.STYLE(&quot;Стандарт&quot;)))">
            <text:p/>
          </table:table-cell>
          <table:table-cell table:formula="of:=T(IF([$тест3.AP20]=1;ORG.OPENOFFICE.STYLE(&quot;граница&quot;);ORG.OPENOFFICE.STYLE(&quot;Стандарт&quot;)))">
            <text:p/>
          </table:table-cell>
          <table:table-cell table:formula="of:=T(IF([$тест3.AQ20]=1;ORG.OPENOFFICE.STYLE(&quot;граница&quot;);ORG.OPENOFFICE.STYLE(&quot;Стандарт&quot;)))">
            <text:p/>
          </table:table-cell>
          <table:table-cell table:formula="of:=T(IF([$тест3.AR20]=1;ORG.OPENOFFICE.STYLE(&quot;граница&quot;);ORG.OPENOFFICE.STYLE(&quot;Стандарт&quot;)))">
            <text:p/>
          </table:table-cell>
          <table:table-cell table:formula="of:=T(IF([$тест3.AS20]=1;ORG.OPENOFFICE.STYLE(&quot;граница&quot;);ORG.OPENOFFICE.STYLE(&quot;Стандарт&quot;)))">
            <text:p/>
          </table:table-cell>
          <table:table-cell table:formula="of:=T(IF([$тест3.AT20]=1;ORG.OPENOFFICE.STYLE(&quot;граница&quot;);ORG.OPENOFFICE.STYLE(&quot;Стандарт&quot;)))">
            <text:p/>
          </table:table-cell>
          <table:table-cell table:formula="of:=T(IF([$тест3.AU20]=1;ORG.OPENOFFICE.STYLE(&quot;граница&quot;);ORG.OPENOFFICE.STYLE(&quot;Стандарт&quot;)))">
            <text:p/>
          </table:table-cell>
          <table:table-cell table:formula="of:=T(IF([$тест3.AV20]=1;ORG.OPENOFFICE.STYLE(&quot;граница&quot;);ORG.OPENOFFICE.STYLE(&quot;Стандарт&quot;)))">
            <text:p/>
          </table:table-cell>
          <table:table-cell table:formula="of:=T(IF([$тест3.AW20]=1;ORG.OPENOFFICE.STYLE(&quot;граница&quot;);ORG.OPENOFFICE.STYLE(&quot;Стандарт&quot;)))">
            <text:p/>
          </table:table-cell>
          <table:table-cell table:formula="of:=T(IF([$тест3.AX2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(IF([$тест3.B21]=1;ORG.OPENOFFICE.STYLE(&quot;граница&quot;);ORG.OPENOFFICE.STYLE(&quot;Стандарт&quot;)))">
            <text:p/>
          </table:table-cell>
          <table:table-cell table:formula="of:=T(IF([$тест3.C21]=1;ORG.OPENOFFICE.STYLE(&quot;граница&quot;);ORG.OPENOFFICE.STYLE(&quot;Стандарт&quot;)))">
            <text:p/>
          </table:table-cell>
          <table:table-cell table:formula="of:=T(IF([$тест3.D21]=1;ORG.OPENOFFICE.STYLE(&quot;граница&quot;);ORG.OPENOFFICE.STYLE(&quot;Стандарт&quot;)))">
            <text:p/>
          </table:table-cell>
          <table:table-cell table:formula="of:=T(IF([$тест3.E21]=1;ORG.OPENOFFICE.STYLE(&quot;граница&quot;);ORG.OPENOFFICE.STYLE(&quot;Стандарт&quot;)))">
            <text:p/>
          </table:table-cell>
          <table:table-cell table:formula="of:=T(IF([$тест3.F21]=1;ORG.OPENOFFICE.STYLE(&quot;граница&quot;);ORG.OPENOFFICE.STYLE(&quot;Стандарт&quot;)))">
            <text:p/>
          </table:table-cell>
          <table:table-cell table:formula="of:=T(IF([$тест3.G21]=1;ORG.OPENOFFICE.STYLE(&quot;граница&quot;);ORG.OPENOFFICE.STYLE(&quot;Стандарт&quot;)))">
            <text:p/>
          </table:table-cell>
          <table:table-cell table:formula="of:=T(IF([$тест3.H21]=1;ORG.OPENOFFICE.STYLE(&quot;граница&quot;);ORG.OPENOFFICE.STYLE(&quot;Стандарт&quot;)))">
            <text:p/>
          </table:table-cell>
          <table:table-cell table:formula="of:=T(IF([$тест3.I21]=1;ORG.OPENOFFICE.STYLE(&quot;граница&quot;);ORG.OPENOFFICE.STYLE(&quot;Стандарт&quot;)))">
            <text:p/>
          </table:table-cell>
          <table:table-cell table:formula="of:=T(IF([$тест3.J21]=1;ORG.OPENOFFICE.STYLE(&quot;граница&quot;);ORG.OPENOFFICE.STYLE(&quot;Стандарт&quot;)))">
            <text:p/>
          </table:table-cell>
          <table:table-cell table:formula="of:=T(IF([$тест3.K21]=1;ORG.OPENOFFICE.STYLE(&quot;граница&quot;);ORG.OPENOFFICE.STYLE(&quot;Стандарт&quot;)))">
            <text:p/>
          </table:table-cell>
          <table:table-cell table:formula="of:=T(IF([$тест3.L21]=1;ORG.OPENOFFICE.STYLE(&quot;граница&quot;);ORG.OPENOFFICE.STYLE(&quot;Стандарт&quot;)))">
            <text:p/>
          </table:table-cell>
          <table:table-cell table:formula="of:=T(IF([$тест3.M21]=1;ORG.OPENOFFICE.STYLE(&quot;граница&quot;);ORG.OPENOFFICE.STYLE(&quot;Стандарт&quot;)))">
            <text:p/>
          </table:table-cell>
          <table:table-cell table:formula="of:=T(IF([$тест3.N21]=1;ORG.OPENOFFICE.STYLE(&quot;граница&quot;);ORG.OPENOFFICE.STYLE(&quot;Стандарт&quot;)))">
            <text:p/>
          </table:table-cell>
          <table:table-cell table:formula="of:=T(IF([$тест3.O21]=1;ORG.OPENOFFICE.STYLE(&quot;граница&quot;);ORG.OPENOFFICE.STYLE(&quot;Стандарт&quot;)))">
            <text:p/>
          </table:table-cell>
          <table:table-cell table:formula="of:=T(IF([$тест3.P21]=1;ORG.OPENOFFICE.STYLE(&quot;граница&quot;);ORG.OPENOFFICE.STYLE(&quot;Стандарт&quot;)))">
            <text:p/>
          </table:table-cell>
          <table:table-cell table:formula="of:=T(IF([$тест3.Q21]=1;ORG.OPENOFFICE.STYLE(&quot;граница&quot;);ORG.OPENOFFICE.STYLE(&quot;Стандарт&quot;)))">
            <text:p/>
          </table:table-cell>
          <table:table-cell table:formula="of:=T(IF([$тест3.R21]=1;ORG.OPENOFFICE.STYLE(&quot;граница&quot;);ORG.OPENOFFICE.STYLE(&quot;Стандарт&quot;)))">
            <text:p/>
          </table:table-cell>
          <table:table-cell table:formula="of:=T(IF([$тест3.S21]=1;ORG.OPENOFFICE.STYLE(&quot;граница&quot;);ORG.OPENOFFICE.STYLE(&quot;Стандарт&quot;)))">
            <text:p/>
          </table:table-cell>
          <table:table-cell table:formula="of:=T(IF([$тест3.T21]=1;ORG.OPENOFFICE.STYLE(&quot;граница&quot;);ORG.OPENOFFICE.STYLE(&quot;Стандарт&quot;)))">
            <text:p/>
          </table:table-cell>
          <table:table-cell table:formula="of:=T(IF([$тест3.U21]=1;ORG.OPENOFFICE.STYLE(&quot;граница&quot;);ORG.OPENOFFICE.STYLE(&quot;Стандарт&quot;)))">
            <text:p/>
          </table:table-cell>
          <table:table-cell table:formula="of:=T(IF([$тест3.V21]=1;ORG.OPENOFFICE.STYLE(&quot;граница&quot;);ORG.OPENOFFICE.STYLE(&quot;Стандарт&quot;)))">
            <text:p/>
          </table:table-cell>
          <table:table-cell table:formula="of:=T(IF([$тест3.W21]=1;ORG.OPENOFFICE.STYLE(&quot;граница&quot;);ORG.OPENOFFICE.STYLE(&quot;Стандарт&quot;)))">
            <text:p/>
          </table:table-cell>
          <table:table-cell table:formula="of:=T(IF([$тест3.X21]=1;ORG.OPENOFFICE.STYLE(&quot;граница&quot;);ORG.OPENOFFICE.STYLE(&quot;Стандарт&quot;)))">
            <text:p/>
          </table:table-cell>
          <table:table-cell table:formula="of:=T(IF([$тест3.Y21]=1;ORG.OPENOFFICE.STYLE(&quot;граница&quot;);ORG.OPENOFFICE.STYLE(&quot;Стандарт&quot;)))">
            <text:p/>
          </table:table-cell>
          <table:table-cell table:formula="of:=T(IF([$тест3.Z21]=1;ORG.OPENOFFICE.STYLE(&quot;граница&quot;);ORG.OPENOFFICE.STYLE(&quot;Стандарт&quot;)))">
            <text:p/>
          </table:table-cell>
          <table:table-cell table:formula="of:=T(IF([$тест3.AA21]=1;ORG.OPENOFFICE.STYLE(&quot;граница&quot;);ORG.OPENOFFICE.STYLE(&quot;Стандарт&quot;)))">
            <text:p/>
          </table:table-cell>
          <table:table-cell table:formula="of:=T(IF([$тест3.AB21]=1;ORG.OPENOFFICE.STYLE(&quot;граница&quot;);ORG.OPENOFFICE.STYLE(&quot;Стандарт&quot;)))">
            <text:p/>
          </table:table-cell>
          <table:table-cell table:formula="of:=T(IF([$тест3.AC21]=1;ORG.OPENOFFICE.STYLE(&quot;граница&quot;);ORG.OPENOFFICE.STYLE(&quot;Стандарт&quot;)))">
            <text:p/>
          </table:table-cell>
          <table:table-cell table:formula="of:=T(IF([$тест3.AD21]=1;ORG.OPENOFFICE.STYLE(&quot;граница&quot;);ORG.OPENOFFICE.STYLE(&quot;Стандарт&quot;)))">
            <text:p/>
          </table:table-cell>
          <table:table-cell table:formula="of:=T(IF([$тест3.AE21]=1;ORG.OPENOFFICE.STYLE(&quot;граница&quot;);ORG.OPENOFFICE.STYLE(&quot;Стандарт&quot;)))">
            <text:p/>
          </table:table-cell>
          <table:table-cell table:formula="of:=T(IF([$тест3.AF21]=1;ORG.OPENOFFICE.STYLE(&quot;граница&quot;);ORG.OPENOFFICE.STYLE(&quot;Стандарт&quot;)))">
            <text:p/>
          </table:table-cell>
          <table:table-cell table:formula="of:=T(IF([$тест3.AG21]=1;ORG.OPENOFFICE.STYLE(&quot;граница&quot;);ORG.OPENOFFICE.STYLE(&quot;Стандарт&quot;)))">
            <text:p/>
          </table:table-cell>
          <table:table-cell table:formula="of:=T(IF([$тест3.AH21]=1;ORG.OPENOFFICE.STYLE(&quot;граница&quot;);ORG.OPENOFFICE.STYLE(&quot;Стандарт&quot;)))">
            <text:p/>
          </table:table-cell>
          <table:table-cell table:formula="of:=T(IF([$тест3.AI21]=1;ORG.OPENOFFICE.STYLE(&quot;граница&quot;);ORG.OPENOFFICE.STYLE(&quot;Стандарт&quot;)))">
            <text:p/>
          </table:table-cell>
          <table:table-cell table:formula="of:=T(IF([$тест3.AJ21]=1;ORG.OPENOFFICE.STYLE(&quot;граница&quot;);ORG.OPENOFFICE.STYLE(&quot;Стандарт&quot;)))">
            <text:p/>
          </table:table-cell>
          <table:table-cell table:formula="of:=T(IF([$тест3.AK21]=1;ORG.OPENOFFICE.STYLE(&quot;граница&quot;);ORG.OPENOFFICE.STYLE(&quot;Стандарт&quot;)))">
            <text:p/>
          </table:table-cell>
          <table:table-cell table:formula="of:=T(IF([$тест3.AL21]=1;ORG.OPENOFFICE.STYLE(&quot;граница&quot;);ORG.OPENOFFICE.STYLE(&quot;Стандарт&quot;)))">
            <text:p/>
          </table:table-cell>
          <table:table-cell table:formula="of:=T(IF([$тест3.AM21]=1;ORG.OPENOFFICE.STYLE(&quot;граница&quot;);ORG.OPENOFFICE.STYLE(&quot;Стандарт&quot;)))">
            <text:p/>
          </table:table-cell>
          <table:table-cell table:formula="of:=T(IF([$тест3.AN21]=1;ORG.OPENOFFICE.STYLE(&quot;граница&quot;);ORG.OPENOFFICE.STYLE(&quot;Стандарт&quot;)))">
            <text:p/>
          </table:table-cell>
          <table:table-cell table:formula="of:=T(IF([$тест3.AO21]=1;ORG.OPENOFFICE.STYLE(&quot;граница&quot;);ORG.OPENOFFICE.STYLE(&quot;Стандарт&quot;)))">
            <text:p/>
          </table:table-cell>
          <table:table-cell table:formula="of:=T(IF([$тест3.AP21]=1;ORG.OPENOFFICE.STYLE(&quot;граница&quot;);ORG.OPENOFFICE.STYLE(&quot;Стандарт&quot;)))">
            <text:p/>
          </table:table-cell>
          <table:table-cell table:formula="of:=T(IF([$тест3.AQ21]=1;ORG.OPENOFFICE.STYLE(&quot;граница&quot;);ORG.OPENOFFICE.STYLE(&quot;Стандарт&quot;)))">
            <text:p/>
          </table:table-cell>
          <table:table-cell table:formula="of:=T(IF([$тест3.AR21]=1;ORG.OPENOFFICE.STYLE(&quot;граница&quot;);ORG.OPENOFFICE.STYLE(&quot;Стандарт&quot;)))">
            <text:p/>
          </table:table-cell>
          <table:table-cell table:formula="of:=T(IF([$тест3.AS21]=1;ORG.OPENOFFICE.STYLE(&quot;граница&quot;);ORG.OPENOFFICE.STYLE(&quot;Стандарт&quot;)))">
            <text:p/>
          </table:table-cell>
          <table:table-cell table:formula="of:=T(IF([$тест3.AT21]=1;ORG.OPENOFFICE.STYLE(&quot;граница&quot;);ORG.OPENOFFICE.STYLE(&quot;Стандарт&quot;)))">
            <text:p/>
          </table:table-cell>
          <table:table-cell table:formula="of:=T(IF([$тест3.AU21]=1;ORG.OPENOFFICE.STYLE(&quot;граница&quot;);ORG.OPENOFFICE.STYLE(&quot;Стандарт&quot;)))">
            <text:p/>
          </table:table-cell>
          <table:table-cell table:formula="of:=T(IF([$тест3.AV21]=1;ORG.OPENOFFICE.STYLE(&quot;граница&quot;);ORG.OPENOFFICE.STYLE(&quot;Стандарт&quot;)))">
            <text:p/>
          </table:table-cell>
          <table:table-cell table:formula="of:=T(IF([$тест3.AW21]=1;ORG.OPENOFFICE.STYLE(&quot;граница&quot;);ORG.OPENOFFICE.STYLE(&quot;Стандарт&quot;)))">
            <text:p/>
          </table:table-cell>
          <table:table-cell table:formula="of:=T(IF([$тест3.AX2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(IF([$тест3.B22]=1;ORG.OPENOFFICE.STYLE(&quot;граница&quot;);ORG.OPENOFFICE.STYLE(&quot;Стандарт&quot;)))">
            <text:p/>
          </table:table-cell>
          <table:table-cell table:formula="of:=T(IF([$тест3.C22]=1;ORG.OPENOFFICE.STYLE(&quot;граница&quot;);ORG.OPENOFFICE.STYLE(&quot;Стандарт&quot;)))">
            <text:p/>
          </table:table-cell>
          <table:table-cell table:formula="of:=T(IF([$тест3.D22]=1;ORG.OPENOFFICE.STYLE(&quot;граница&quot;);ORG.OPENOFFICE.STYLE(&quot;Стандарт&quot;)))">
            <text:p/>
          </table:table-cell>
          <table:table-cell table:formula="of:=T(IF([$тест3.E22]=1;ORG.OPENOFFICE.STYLE(&quot;граница&quot;);ORG.OPENOFFICE.STYLE(&quot;Стандарт&quot;)))">
            <text:p/>
          </table:table-cell>
          <table:table-cell table:formula="of:=T(IF([$тест3.F22]=1;ORG.OPENOFFICE.STYLE(&quot;граница&quot;);ORG.OPENOFFICE.STYLE(&quot;Стандарт&quot;)))">
            <text:p/>
          </table:table-cell>
          <table:table-cell table:formula="of:=T(IF([$тест3.G22]=1;ORG.OPENOFFICE.STYLE(&quot;граница&quot;);ORG.OPENOFFICE.STYLE(&quot;Стандарт&quot;)))">
            <text:p/>
          </table:table-cell>
          <table:table-cell table:formula="of:=T(IF([$тест3.H22]=1;ORG.OPENOFFICE.STYLE(&quot;граница&quot;);ORG.OPENOFFICE.STYLE(&quot;Стандарт&quot;)))">
            <text:p/>
          </table:table-cell>
          <table:table-cell table:formula="of:=T(IF([$тест3.I22]=1;ORG.OPENOFFICE.STYLE(&quot;граница&quot;);ORG.OPENOFFICE.STYLE(&quot;Стандарт&quot;)))">
            <text:p/>
          </table:table-cell>
          <table:table-cell table:formula="of:=T(IF([$тест3.J22]=1;ORG.OPENOFFICE.STYLE(&quot;граница&quot;);ORG.OPENOFFICE.STYLE(&quot;Стандарт&quot;)))">
            <text:p/>
          </table:table-cell>
          <table:table-cell table:formula="of:=T(IF([$тест3.K22]=1;ORG.OPENOFFICE.STYLE(&quot;граница&quot;);ORG.OPENOFFICE.STYLE(&quot;Стандарт&quot;)))">
            <text:p/>
          </table:table-cell>
          <table:table-cell table:formula="of:=T(IF([$тест3.L22]=1;ORG.OPENOFFICE.STYLE(&quot;граница&quot;);ORG.OPENOFFICE.STYLE(&quot;Стандарт&quot;)))">
            <text:p/>
          </table:table-cell>
          <table:table-cell table:formula="of:=T(IF([$тест3.M22]=1;ORG.OPENOFFICE.STYLE(&quot;граница&quot;);ORG.OPENOFFICE.STYLE(&quot;Стандарт&quot;)))">
            <text:p/>
          </table:table-cell>
          <table:table-cell table:formula="of:=T(IF([$тест3.N22]=1;ORG.OPENOFFICE.STYLE(&quot;граница&quot;);ORG.OPENOFFICE.STYLE(&quot;Стандарт&quot;)))">
            <text:p/>
          </table:table-cell>
          <table:table-cell table:formula="of:=T(IF([$тест3.O22]=1;ORG.OPENOFFICE.STYLE(&quot;граница&quot;);ORG.OPENOFFICE.STYLE(&quot;Стандарт&quot;)))">
            <text:p/>
          </table:table-cell>
          <table:table-cell table:formula="of:=T(IF([$тест3.P22]=1;ORG.OPENOFFICE.STYLE(&quot;граница&quot;);ORG.OPENOFFICE.STYLE(&quot;Стандарт&quot;)))">
            <text:p/>
          </table:table-cell>
          <table:table-cell table:formula="of:=T(IF([$тест3.Q22]=1;ORG.OPENOFFICE.STYLE(&quot;граница&quot;);ORG.OPENOFFICE.STYLE(&quot;Стандарт&quot;)))">
            <text:p/>
          </table:table-cell>
          <table:table-cell table:formula="of:=T(IF([$тест3.R22]=1;ORG.OPENOFFICE.STYLE(&quot;граница&quot;);ORG.OPENOFFICE.STYLE(&quot;Стандарт&quot;)))">
            <text:p/>
          </table:table-cell>
          <table:table-cell table:formula="of:=T(IF([$тест3.S22]=1;ORG.OPENOFFICE.STYLE(&quot;граница&quot;);ORG.OPENOFFICE.STYLE(&quot;Стандарт&quot;)))">
            <text:p/>
          </table:table-cell>
          <table:table-cell table:formula="of:=T(IF([$тест3.T22]=1;ORG.OPENOFFICE.STYLE(&quot;граница&quot;);ORG.OPENOFFICE.STYLE(&quot;Стандарт&quot;)))">
            <text:p/>
          </table:table-cell>
          <table:table-cell table:formula="of:=T(IF([$тест3.U22]=1;ORG.OPENOFFICE.STYLE(&quot;граница&quot;);ORG.OPENOFFICE.STYLE(&quot;Стандарт&quot;)))">
            <text:p/>
          </table:table-cell>
          <table:table-cell table:formula="of:=T(IF([$тест3.V22]=1;ORG.OPENOFFICE.STYLE(&quot;граница&quot;);ORG.OPENOFFICE.STYLE(&quot;Стандарт&quot;)))">
            <text:p/>
          </table:table-cell>
          <table:table-cell table:formula="of:=T(IF([$тест3.W22]=1;ORG.OPENOFFICE.STYLE(&quot;граница&quot;);ORG.OPENOFFICE.STYLE(&quot;Стандарт&quot;)))">
            <text:p/>
          </table:table-cell>
          <table:table-cell table:formula="of:=T(IF([$тест3.X22]=1;ORG.OPENOFFICE.STYLE(&quot;граница&quot;);ORG.OPENOFFICE.STYLE(&quot;Стандарт&quot;)))">
            <text:p/>
          </table:table-cell>
          <table:table-cell table:formula="of:=T(IF([$тест3.Y22]=1;ORG.OPENOFFICE.STYLE(&quot;граница&quot;);ORG.OPENOFFICE.STYLE(&quot;Стандарт&quot;)))">
            <text:p/>
          </table:table-cell>
          <table:table-cell table:formula="of:=T(IF([$тест3.Z22]=1;ORG.OPENOFFICE.STYLE(&quot;граница&quot;);ORG.OPENOFFICE.STYLE(&quot;Стандарт&quot;)))">
            <text:p/>
          </table:table-cell>
          <table:table-cell table:formula="of:=T(IF([$тест3.AA22]=1;ORG.OPENOFFICE.STYLE(&quot;граница&quot;);ORG.OPENOFFICE.STYLE(&quot;Стандарт&quot;)))">
            <text:p/>
          </table:table-cell>
          <table:table-cell table:formula="of:=T(IF([$тест3.AB22]=1;ORG.OPENOFFICE.STYLE(&quot;граница&quot;);ORG.OPENOFFICE.STYLE(&quot;Стандарт&quot;)))">
            <text:p/>
          </table:table-cell>
          <table:table-cell table:formula="of:=T(IF([$тест3.AC22]=1;ORG.OPENOFFICE.STYLE(&quot;граница&quot;);ORG.OPENOFFICE.STYLE(&quot;Стандарт&quot;)))">
            <text:p/>
          </table:table-cell>
          <table:table-cell table:formula="of:=T(IF([$тест3.AD22]=1;ORG.OPENOFFICE.STYLE(&quot;граница&quot;);ORG.OPENOFFICE.STYLE(&quot;Стандарт&quot;)))">
            <text:p/>
          </table:table-cell>
          <table:table-cell table:formula="of:=T(IF([$тест3.AE22]=1;ORG.OPENOFFICE.STYLE(&quot;граница&quot;);ORG.OPENOFFICE.STYLE(&quot;Стандарт&quot;)))">
            <text:p/>
          </table:table-cell>
          <table:table-cell table:formula="of:=T(IF([$тест3.AF22]=1;ORG.OPENOFFICE.STYLE(&quot;граница&quot;);ORG.OPENOFFICE.STYLE(&quot;Стандарт&quot;)))">
            <text:p/>
          </table:table-cell>
          <table:table-cell table:formula="of:=T(IF([$тест3.AG22]=1;ORG.OPENOFFICE.STYLE(&quot;граница&quot;);ORG.OPENOFFICE.STYLE(&quot;Стандарт&quot;)))">
            <text:p/>
          </table:table-cell>
          <table:table-cell table:formula="of:=T(IF([$тест3.AH22]=1;ORG.OPENOFFICE.STYLE(&quot;граница&quot;);ORG.OPENOFFICE.STYLE(&quot;Стандарт&quot;)))">
            <text:p/>
          </table:table-cell>
          <table:table-cell table:formula="of:=T(IF([$тест3.AI22]=1;ORG.OPENOFFICE.STYLE(&quot;граница&quot;);ORG.OPENOFFICE.STYLE(&quot;Стандарт&quot;)))">
            <text:p/>
          </table:table-cell>
          <table:table-cell table:formula="of:=T(IF([$тест3.AJ22]=1;ORG.OPENOFFICE.STYLE(&quot;граница&quot;);ORG.OPENOFFICE.STYLE(&quot;Стандарт&quot;)))">
            <text:p/>
          </table:table-cell>
          <table:table-cell table:formula="of:=T(IF([$тест3.AK22]=1;ORG.OPENOFFICE.STYLE(&quot;граница&quot;);ORG.OPENOFFICE.STYLE(&quot;Стандарт&quot;)))">
            <text:p/>
          </table:table-cell>
          <table:table-cell table:formula="of:=T(IF([$тест3.AL22]=1;ORG.OPENOFFICE.STYLE(&quot;граница&quot;);ORG.OPENOFFICE.STYLE(&quot;Стандарт&quot;)))">
            <text:p/>
          </table:table-cell>
          <table:table-cell table:formula="of:=T(IF([$тест3.AM22]=1;ORG.OPENOFFICE.STYLE(&quot;граница&quot;);ORG.OPENOFFICE.STYLE(&quot;Стандарт&quot;)))">
            <text:p/>
          </table:table-cell>
          <table:table-cell table:formula="of:=T(IF([$тест3.AN22]=1;ORG.OPENOFFICE.STYLE(&quot;граница&quot;);ORG.OPENOFFICE.STYLE(&quot;Стандарт&quot;)))">
            <text:p/>
          </table:table-cell>
          <table:table-cell table:formula="of:=T(IF([$тест3.AO22]=1;ORG.OPENOFFICE.STYLE(&quot;граница&quot;);ORG.OPENOFFICE.STYLE(&quot;Стандарт&quot;)))">
            <text:p/>
          </table:table-cell>
          <table:table-cell table:formula="of:=T(IF([$тест3.AP22]=1;ORG.OPENOFFICE.STYLE(&quot;граница&quot;);ORG.OPENOFFICE.STYLE(&quot;Стандарт&quot;)))">
            <text:p/>
          </table:table-cell>
          <table:table-cell table:formula="of:=T(IF([$тест3.AQ22]=1;ORG.OPENOFFICE.STYLE(&quot;граница&quot;);ORG.OPENOFFICE.STYLE(&quot;Стандарт&quot;)))">
            <text:p/>
          </table:table-cell>
          <table:table-cell table:formula="of:=T(IF([$тест3.AR22]=1;ORG.OPENOFFICE.STYLE(&quot;граница&quot;);ORG.OPENOFFICE.STYLE(&quot;Стандарт&quot;)))">
            <text:p/>
          </table:table-cell>
          <table:table-cell table:formula="of:=T(IF([$тест3.AS22]=1;ORG.OPENOFFICE.STYLE(&quot;граница&quot;);ORG.OPENOFFICE.STYLE(&quot;Стандарт&quot;)))">
            <text:p/>
          </table:table-cell>
          <table:table-cell table:formula="of:=T(IF([$тест3.AT22]=1;ORG.OPENOFFICE.STYLE(&quot;граница&quot;);ORG.OPENOFFICE.STYLE(&quot;Стандарт&quot;)))">
            <text:p/>
          </table:table-cell>
          <table:table-cell table:formula="of:=T(IF([$тест3.AU22]=1;ORG.OPENOFFICE.STYLE(&quot;граница&quot;);ORG.OPENOFFICE.STYLE(&quot;Стандарт&quot;)))">
            <text:p/>
          </table:table-cell>
          <table:table-cell table:formula="of:=T(IF([$тест3.AV22]=1;ORG.OPENOFFICE.STYLE(&quot;граница&quot;);ORG.OPENOFFICE.STYLE(&quot;Стандарт&quot;)))">
            <text:p/>
          </table:table-cell>
          <table:table-cell table:formula="of:=T(IF([$тест3.AW22]=1;ORG.OPENOFFICE.STYLE(&quot;граница&quot;);ORG.OPENOFFICE.STYLE(&quot;Стандарт&quot;)))">
            <text:p/>
          </table:table-cell>
          <table:table-cell table:formula="of:=T(IF([$тест3.AX2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(IF([$тест3.B23]=1;ORG.OPENOFFICE.STYLE(&quot;граница&quot;);ORG.OPENOFFICE.STYLE(&quot;Стандарт&quot;)))">
            <text:p/>
          </table:table-cell>
          <table:table-cell table:formula="of:=T(IF([$тест3.C23]=1;ORG.OPENOFFICE.STYLE(&quot;граница&quot;);ORG.OPENOFFICE.STYLE(&quot;Стандарт&quot;)))">
            <text:p/>
          </table:table-cell>
          <table:table-cell table:formula="of:=T(IF([$тест3.D23]=1;ORG.OPENOFFICE.STYLE(&quot;граница&quot;);ORG.OPENOFFICE.STYLE(&quot;Стандарт&quot;)))">
            <text:p/>
          </table:table-cell>
          <table:table-cell table:formula="of:=T(IF([$тест3.E23]=1;ORG.OPENOFFICE.STYLE(&quot;граница&quot;);ORG.OPENOFFICE.STYLE(&quot;Стандарт&quot;)))">
            <text:p/>
          </table:table-cell>
          <table:table-cell table:formula="of:=T(IF([$тест3.F23]=1;ORG.OPENOFFICE.STYLE(&quot;граница&quot;);ORG.OPENOFFICE.STYLE(&quot;Стандарт&quot;)))">
            <text:p/>
          </table:table-cell>
          <table:table-cell table:formula="of:=T(IF([$тест3.G23]=1;ORG.OPENOFFICE.STYLE(&quot;граница&quot;);ORG.OPENOFFICE.STYLE(&quot;Стандарт&quot;)))">
            <text:p/>
          </table:table-cell>
          <table:table-cell table:formula="of:=T(IF([$тест3.H23]=1;ORG.OPENOFFICE.STYLE(&quot;граница&quot;);ORG.OPENOFFICE.STYLE(&quot;Стандарт&quot;)))">
            <text:p/>
          </table:table-cell>
          <table:table-cell table:formula="of:=T(IF([$тест3.I23]=1;ORG.OPENOFFICE.STYLE(&quot;граница&quot;);ORG.OPENOFFICE.STYLE(&quot;Стандарт&quot;)))">
            <text:p/>
          </table:table-cell>
          <table:table-cell table:formula="of:=T(IF([$тест3.J23]=1;ORG.OPENOFFICE.STYLE(&quot;граница&quot;);ORG.OPENOFFICE.STYLE(&quot;Стандарт&quot;)))">
            <text:p/>
          </table:table-cell>
          <table:table-cell table:formula="of:=T(IF([$тест3.K23]=1;ORG.OPENOFFICE.STYLE(&quot;граница&quot;);ORG.OPENOFFICE.STYLE(&quot;Стандарт&quot;)))">
            <text:p/>
          </table:table-cell>
          <table:table-cell table:formula="of:=T(IF([$тест3.L23]=1;ORG.OPENOFFICE.STYLE(&quot;граница&quot;);ORG.OPENOFFICE.STYLE(&quot;Стандарт&quot;)))">
            <text:p/>
          </table:table-cell>
          <table:table-cell table:formula="of:=T(IF([$тест3.M23]=1;ORG.OPENOFFICE.STYLE(&quot;граница&quot;);ORG.OPENOFFICE.STYLE(&quot;Стандарт&quot;)))">
            <text:p/>
          </table:table-cell>
          <table:table-cell table:formula="of:=T(IF([$тест3.N23]=1;ORG.OPENOFFICE.STYLE(&quot;граница&quot;);ORG.OPENOFFICE.STYLE(&quot;Стандарт&quot;)))">
            <text:p/>
          </table:table-cell>
          <table:table-cell table:formula="of:=T(IF([$тест3.O23]=1;ORG.OPENOFFICE.STYLE(&quot;граница&quot;);ORG.OPENOFFICE.STYLE(&quot;Стандарт&quot;)))">
            <text:p/>
          </table:table-cell>
          <table:table-cell table:formula="of:=T(IF([$тест3.P23]=1;ORG.OPENOFFICE.STYLE(&quot;граница&quot;);ORG.OPENOFFICE.STYLE(&quot;Стандарт&quot;)))">
            <text:p/>
          </table:table-cell>
          <table:table-cell table:formula="of:=T(IF([$тест3.Q23]=1;ORG.OPENOFFICE.STYLE(&quot;граница&quot;);ORG.OPENOFFICE.STYLE(&quot;Стандарт&quot;)))">
            <text:p/>
          </table:table-cell>
          <table:table-cell table:formula="of:=T(IF([$тест3.R23]=1;ORG.OPENOFFICE.STYLE(&quot;граница&quot;);ORG.OPENOFFICE.STYLE(&quot;Стандарт&quot;)))">
            <text:p/>
          </table:table-cell>
          <table:table-cell table:formula="of:=T(IF([$тест3.S23]=1;ORG.OPENOFFICE.STYLE(&quot;граница&quot;);ORG.OPENOFFICE.STYLE(&quot;Стандарт&quot;)))">
            <text:p/>
          </table:table-cell>
          <table:table-cell table:formula="of:=T(IF([$тест3.T23]=1;ORG.OPENOFFICE.STYLE(&quot;граница&quot;);ORG.OPENOFFICE.STYLE(&quot;Стандарт&quot;)))">
            <text:p/>
          </table:table-cell>
          <table:table-cell table:formula="of:=T(IF([$тест3.U23]=1;ORG.OPENOFFICE.STYLE(&quot;граница&quot;);ORG.OPENOFFICE.STYLE(&quot;Стандарт&quot;)))">
            <text:p/>
          </table:table-cell>
          <table:table-cell table:formula="of:=T(IF([$тест3.V23]=1;ORG.OPENOFFICE.STYLE(&quot;граница&quot;);ORG.OPENOFFICE.STYLE(&quot;Стандарт&quot;)))">
            <text:p/>
          </table:table-cell>
          <table:table-cell table:formula="of:=T(IF([$тест3.W23]=1;ORG.OPENOFFICE.STYLE(&quot;граница&quot;);ORG.OPENOFFICE.STYLE(&quot;Стандарт&quot;)))">
            <text:p/>
          </table:table-cell>
          <table:table-cell table:formula="of:=T(IF([$тест3.X23]=1;ORG.OPENOFFICE.STYLE(&quot;граница&quot;);ORG.OPENOFFICE.STYLE(&quot;Стандарт&quot;)))">
            <text:p/>
          </table:table-cell>
          <table:table-cell table:formula="of:=T(IF([$тест3.Y23]=1;ORG.OPENOFFICE.STYLE(&quot;граница&quot;);ORG.OPENOFFICE.STYLE(&quot;Стандарт&quot;)))">
            <text:p/>
          </table:table-cell>
          <table:table-cell table:formula="of:=T(IF([$тест3.Z23]=1;ORG.OPENOFFICE.STYLE(&quot;граница&quot;);ORG.OPENOFFICE.STYLE(&quot;Стандарт&quot;)))">
            <text:p/>
          </table:table-cell>
          <table:table-cell table:formula="of:=T(IF([$тест3.AA23]=1;ORG.OPENOFFICE.STYLE(&quot;граница&quot;);ORG.OPENOFFICE.STYLE(&quot;Стандарт&quot;)))">
            <text:p/>
          </table:table-cell>
          <table:table-cell table:formula="of:=T(IF([$тест3.AB23]=1;ORG.OPENOFFICE.STYLE(&quot;граница&quot;);ORG.OPENOFFICE.STYLE(&quot;Стандарт&quot;)))">
            <text:p/>
          </table:table-cell>
          <table:table-cell table:formula="of:=T(IF([$тест3.AC23]=1;ORG.OPENOFFICE.STYLE(&quot;граница&quot;);ORG.OPENOFFICE.STYLE(&quot;Стандарт&quot;)))">
            <text:p/>
          </table:table-cell>
          <table:table-cell table:formula="of:=T(IF([$тест3.AD23]=1;ORG.OPENOFFICE.STYLE(&quot;граница&quot;);ORG.OPENOFFICE.STYLE(&quot;Стандарт&quot;)))">
            <text:p/>
          </table:table-cell>
          <table:table-cell table:formula="of:=T(IF([$тест3.AE23]=1;ORG.OPENOFFICE.STYLE(&quot;граница&quot;);ORG.OPENOFFICE.STYLE(&quot;Стандарт&quot;)))">
            <text:p/>
          </table:table-cell>
          <table:table-cell table:formula="of:=T(IF([$тест3.AF23]=1;ORG.OPENOFFICE.STYLE(&quot;граница&quot;);ORG.OPENOFFICE.STYLE(&quot;Стандарт&quot;)))">
            <text:p/>
          </table:table-cell>
          <table:table-cell table:formula="of:=T(IF([$тест3.AG23]=1;ORG.OPENOFFICE.STYLE(&quot;граница&quot;);ORG.OPENOFFICE.STYLE(&quot;Стандарт&quot;)))">
            <text:p/>
          </table:table-cell>
          <table:table-cell table:formula="of:=T(IF([$тест3.AH23]=1;ORG.OPENOFFICE.STYLE(&quot;граница&quot;);ORG.OPENOFFICE.STYLE(&quot;Стандарт&quot;)))">
            <text:p/>
          </table:table-cell>
          <table:table-cell table:formula="of:=T(IF([$тест3.AI23]=1;ORG.OPENOFFICE.STYLE(&quot;граница&quot;);ORG.OPENOFFICE.STYLE(&quot;Стандарт&quot;)))">
            <text:p/>
          </table:table-cell>
          <table:table-cell table:formula="of:=T(IF([$тест3.AJ23]=1;ORG.OPENOFFICE.STYLE(&quot;граница&quot;);ORG.OPENOFFICE.STYLE(&quot;Стандарт&quot;)))">
            <text:p/>
          </table:table-cell>
          <table:table-cell table:formula="of:=T(IF([$тест3.AK23]=1;ORG.OPENOFFICE.STYLE(&quot;граница&quot;);ORG.OPENOFFICE.STYLE(&quot;Стандарт&quot;)))">
            <text:p/>
          </table:table-cell>
          <table:table-cell table:formula="of:=T(IF([$тест3.AL23]=1;ORG.OPENOFFICE.STYLE(&quot;граница&quot;);ORG.OPENOFFICE.STYLE(&quot;Стандарт&quot;)))">
            <text:p/>
          </table:table-cell>
          <table:table-cell table:formula="of:=T(IF([$тест3.AM23]=1;ORG.OPENOFFICE.STYLE(&quot;граница&quot;);ORG.OPENOFFICE.STYLE(&quot;Стандарт&quot;)))">
            <text:p/>
          </table:table-cell>
          <table:table-cell table:formula="of:=T(IF([$тест3.AN23]=1;ORG.OPENOFFICE.STYLE(&quot;граница&quot;);ORG.OPENOFFICE.STYLE(&quot;Стандарт&quot;)))">
            <text:p/>
          </table:table-cell>
          <table:table-cell table:formula="of:=T(IF([$тест3.AO23]=1;ORG.OPENOFFICE.STYLE(&quot;граница&quot;);ORG.OPENOFFICE.STYLE(&quot;Стандарт&quot;)))">
            <text:p/>
          </table:table-cell>
          <table:table-cell table:formula="of:=T(IF([$тест3.AP23]=1;ORG.OPENOFFICE.STYLE(&quot;граница&quot;);ORG.OPENOFFICE.STYLE(&quot;Стандарт&quot;)))">
            <text:p/>
          </table:table-cell>
          <table:table-cell table:formula="of:=T(IF([$тест3.AQ23]=1;ORG.OPENOFFICE.STYLE(&quot;граница&quot;);ORG.OPENOFFICE.STYLE(&quot;Стандарт&quot;)))">
            <text:p/>
          </table:table-cell>
          <table:table-cell table:formula="of:=T(IF([$тест3.AR23]=1;ORG.OPENOFFICE.STYLE(&quot;граница&quot;);ORG.OPENOFFICE.STYLE(&quot;Стандарт&quot;)))">
            <text:p/>
          </table:table-cell>
          <table:table-cell table:formula="of:=T(IF([$тест3.AS23]=1;ORG.OPENOFFICE.STYLE(&quot;граница&quot;);ORG.OPENOFFICE.STYLE(&quot;Стандарт&quot;)))">
            <text:p/>
          </table:table-cell>
          <table:table-cell table:formula="of:=T(IF([$тест3.AT23]=1;ORG.OPENOFFICE.STYLE(&quot;граница&quot;);ORG.OPENOFFICE.STYLE(&quot;Стандарт&quot;)))">
            <text:p/>
          </table:table-cell>
          <table:table-cell table:formula="of:=T(IF([$тест3.AU23]=1;ORG.OPENOFFICE.STYLE(&quot;граница&quot;);ORG.OPENOFFICE.STYLE(&quot;Стандарт&quot;)))">
            <text:p/>
          </table:table-cell>
          <table:table-cell table:formula="of:=T(IF([$тест3.AV23]=1;ORG.OPENOFFICE.STYLE(&quot;граница&quot;);ORG.OPENOFFICE.STYLE(&quot;Стандарт&quot;)))">
            <text:p/>
          </table:table-cell>
          <table:table-cell table:formula="of:=T(IF([$тест3.AW23]=1;ORG.OPENOFFICE.STYLE(&quot;граница&quot;);ORG.OPENOFFICE.STYLE(&quot;Стандарт&quot;)))">
            <text:p/>
          </table:table-cell>
          <table:table-cell table:formula="of:=T(IF([$тест3.AX2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(IF([$тест3.B24]=1;ORG.OPENOFFICE.STYLE(&quot;граница&quot;);ORG.OPENOFFICE.STYLE(&quot;Стандарт&quot;)))">
            <text:p/>
          </table:table-cell>
          <table:table-cell table:formula="of:=T(IF([$тест3.C24]=1;ORG.OPENOFFICE.STYLE(&quot;граница&quot;);ORG.OPENOFFICE.STYLE(&quot;Стандарт&quot;)))">
            <text:p/>
          </table:table-cell>
          <table:table-cell table:formula="of:=T(IF([$тест3.D24]=1;ORG.OPENOFFICE.STYLE(&quot;граница&quot;);ORG.OPENOFFICE.STYLE(&quot;Стандарт&quot;)))">
            <text:p/>
          </table:table-cell>
          <table:table-cell table:formula="of:=T(IF([$тест3.E24]=1;ORG.OPENOFFICE.STYLE(&quot;граница&quot;);ORG.OPENOFFICE.STYLE(&quot;Стандарт&quot;)))">
            <text:p/>
          </table:table-cell>
          <table:table-cell table:formula="of:=T(IF([$тест3.F24]=1;ORG.OPENOFFICE.STYLE(&quot;граница&quot;);ORG.OPENOFFICE.STYLE(&quot;Стандарт&quot;)))">
            <text:p/>
          </table:table-cell>
          <table:table-cell table:formula="of:=T(IF([$тест3.G24]=1;ORG.OPENOFFICE.STYLE(&quot;граница&quot;);ORG.OPENOFFICE.STYLE(&quot;Стандарт&quot;)))">
            <text:p/>
          </table:table-cell>
          <table:table-cell table:formula="of:=T(IF([$тест3.H24]=1;ORG.OPENOFFICE.STYLE(&quot;граница&quot;);ORG.OPENOFFICE.STYLE(&quot;Стандарт&quot;)))">
            <text:p/>
          </table:table-cell>
          <table:table-cell table:formula="of:=T(IF([$тест3.I24]=1;ORG.OPENOFFICE.STYLE(&quot;граница&quot;);ORG.OPENOFFICE.STYLE(&quot;Стандарт&quot;)))">
            <text:p/>
          </table:table-cell>
          <table:table-cell table:formula="of:=T(IF([$тест3.J24]=1;ORG.OPENOFFICE.STYLE(&quot;граница&quot;);ORG.OPENOFFICE.STYLE(&quot;Стандарт&quot;)))">
            <text:p/>
          </table:table-cell>
          <table:table-cell table:formula="of:=T(IF([$тест3.K24]=1;ORG.OPENOFFICE.STYLE(&quot;граница&quot;);ORG.OPENOFFICE.STYLE(&quot;Стандарт&quot;)))">
            <text:p/>
          </table:table-cell>
          <table:table-cell table:formula="of:=T(IF([$тест3.L24]=1;ORG.OPENOFFICE.STYLE(&quot;граница&quot;);ORG.OPENOFFICE.STYLE(&quot;Стандарт&quot;)))">
            <text:p/>
          </table:table-cell>
          <table:table-cell table:formula="of:=T(IF([$тест3.M24]=1;ORG.OPENOFFICE.STYLE(&quot;граница&quot;);ORG.OPENOFFICE.STYLE(&quot;Стандарт&quot;)))">
            <text:p/>
          </table:table-cell>
          <table:table-cell table:formula="of:=T(IF([$тест3.N24]=1;ORG.OPENOFFICE.STYLE(&quot;граница&quot;);ORG.OPENOFFICE.STYLE(&quot;Стандарт&quot;)))">
            <text:p/>
          </table:table-cell>
          <table:table-cell table:formula="of:=T(IF([$тест3.O24]=1;ORG.OPENOFFICE.STYLE(&quot;граница&quot;);ORG.OPENOFFICE.STYLE(&quot;Стандарт&quot;)))">
            <text:p/>
          </table:table-cell>
          <table:table-cell table:formula="of:=T(IF([$тест3.P24]=1;ORG.OPENOFFICE.STYLE(&quot;граница&quot;);ORG.OPENOFFICE.STYLE(&quot;Стандарт&quot;)))">
            <text:p/>
          </table:table-cell>
          <table:table-cell table:formula="of:=T(IF([$тест3.Q24]=1;ORG.OPENOFFICE.STYLE(&quot;граница&quot;);ORG.OPENOFFICE.STYLE(&quot;Стандарт&quot;)))">
            <text:p/>
          </table:table-cell>
          <table:table-cell table:formula="of:=T(IF([$тест3.R24]=1;ORG.OPENOFFICE.STYLE(&quot;граница&quot;);ORG.OPENOFFICE.STYLE(&quot;Стандарт&quot;)))">
            <text:p/>
          </table:table-cell>
          <table:table-cell table:formula="of:=T(IF([$тест3.S24]=1;ORG.OPENOFFICE.STYLE(&quot;граница&quot;);ORG.OPENOFFICE.STYLE(&quot;Стандарт&quot;)))">
            <text:p/>
          </table:table-cell>
          <table:table-cell table:formula="of:=T(IF([$тест3.T24]=1;ORG.OPENOFFICE.STYLE(&quot;граница&quot;);ORG.OPENOFFICE.STYLE(&quot;Стандарт&quot;)))">
            <text:p/>
          </table:table-cell>
          <table:table-cell table:formula="of:=T(IF([$тест3.U24]=1;ORG.OPENOFFICE.STYLE(&quot;граница&quot;);ORG.OPENOFFICE.STYLE(&quot;Стандарт&quot;)))">
            <text:p/>
          </table:table-cell>
          <table:table-cell table:formula="of:=T(IF([$тест3.V24]=1;ORG.OPENOFFICE.STYLE(&quot;граница&quot;);ORG.OPENOFFICE.STYLE(&quot;Стандарт&quot;)))">
            <text:p/>
          </table:table-cell>
          <table:table-cell table:formula="of:=T(IF([$тест3.W24]=1;ORG.OPENOFFICE.STYLE(&quot;граница&quot;);ORG.OPENOFFICE.STYLE(&quot;Стандарт&quot;)))">
            <text:p/>
          </table:table-cell>
          <table:table-cell table:formula="of:=T(IF([$тест3.X24]=1;ORG.OPENOFFICE.STYLE(&quot;граница&quot;);ORG.OPENOFFICE.STYLE(&quot;Стандарт&quot;)))">
            <text:p/>
          </table:table-cell>
          <table:table-cell table:formula="of:=T(IF([$тест3.Y24]=1;ORG.OPENOFFICE.STYLE(&quot;граница&quot;);ORG.OPENOFFICE.STYLE(&quot;Стандарт&quot;)))">
            <text:p/>
          </table:table-cell>
          <table:table-cell table:formula="of:=T(IF([$тест3.Z24]=1;ORG.OPENOFFICE.STYLE(&quot;граница&quot;);ORG.OPENOFFICE.STYLE(&quot;Стандарт&quot;)))">
            <text:p/>
          </table:table-cell>
          <table:table-cell table:formula="of:=T(IF([$тест3.AA24]=1;ORG.OPENOFFICE.STYLE(&quot;граница&quot;);ORG.OPENOFFICE.STYLE(&quot;Стандарт&quot;)))">
            <text:p/>
          </table:table-cell>
          <table:table-cell table:formula="of:=T(IF([$тест3.AB24]=1;ORG.OPENOFFICE.STYLE(&quot;граница&quot;);ORG.OPENOFFICE.STYLE(&quot;Стандарт&quot;)))">
            <text:p/>
          </table:table-cell>
          <table:table-cell table:formula="of:=T(IF([$тест3.AC24]=1;ORG.OPENOFFICE.STYLE(&quot;граница&quot;);ORG.OPENOFFICE.STYLE(&quot;Стандарт&quot;)))">
            <text:p/>
          </table:table-cell>
          <table:table-cell table:formula="of:=T(IF([$тест3.AD24]=1;ORG.OPENOFFICE.STYLE(&quot;граница&quot;);ORG.OPENOFFICE.STYLE(&quot;Стандарт&quot;)))">
            <text:p/>
          </table:table-cell>
          <table:table-cell table:formula="of:=T(IF([$тест3.AE24]=1;ORG.OPENOFFICE.STYLE(&quot;граница&quot;);ORG.OPENOFFICE.STYLE(&quot;Стандарт&quot;)))">
            <text:p/>
          </table:table-cell>
          <table:table-cell table:formula="of:=T(IF([$тест3.AF24]=1;ORG.OPENOFFICE.STYLE(&quot;граница&quot;);ORG.OPENOFFICE.STYLE(&quot;Стандарт&quot;)))">
            <text:p/>
          </table:table-cell>
          <table:table-cell table:formula="of:=T(IF([$тест3.AG24]=1;ORG.OPENOFFICE.STYLE(&quot;граница&quot;);ORG.OPENOFFICE.STYLE(&quot;Стандарт&quot;)))">
            <text:p/>
          </table:table-cell>
          <table:table-cell table:formula="of:=T(IF([$тест3.AH24]=1;ORG.OPENOFFICE.STYLE(&quot;граница&quot;);ORG.OPENOFFICE.STYLE(&quot;Стандарт&quot;)))">
            <text:p/>
          </table:table-cell>
          <table:table-cell table:formula="of:=T(IF([$тест3.AI24]=1;ORG.OPENOFFICE.STYLE(&quot;граница&quot;);ORG.OPENOFFICE.STYLE(&quot;Стандарт&quot;)))">
            <text:p/>
          </table:table-cell>
          <table:table-cell table:formula="of:=T(IF([$тест3.AJ24]=1;ORG.OPENOFFICE.STYLE(&quot;граница&quot;);ORG.OPENOFFICE.STYLE(&quot;Стандарт&quot;)))">
            <text:p/>
          </table:table-cell>
          <table:table-cell table:formula="of:=T(IF([$тест3.AK24]=1;ORG.OPENOFFICE.STYLE(&quot;граница&quot;);ORG.OPENOFFICE.STYLE(&quot;Стандарт&quot;)))">
            <text:p/>
          </table:table-cell>
          <table:table-cell table:formula="of:=T(IF([$тест3.AL24]=1;ORG.OPENOFFICE.STYLE(&quot;граница&quot;);ORG.OPENOFFICE.STYLE(&quot;Стандарт&quot;)))">
            <text:p/>
          </table:table-cell>
          <table:table-cell table:formula="of:=T(IF([$тест3.AM24]=1;ORG.OPENOFFICE.STYLE(&quot;граница&quot;);ORG.OPENOFFICE.STYLE(&quot;Стандарт&quot;)))">
            <text:p/>
          </table:table-cell>
          <table:table-cell table:formula="of:=T(IF([$тест3.AN24]=1;ORG.OPENOFFICE.STYLE(&quot;граница&quot;);ORG.OPENOFFICE.STYLE(&quot;Стандарт&quot;)))">
            <text:p/>
          </table:table-cell>
          <table:table-cell table:formula="of:=T(IF([$тест3.AO24]=1;ORG.OPENOFFICE.STYLE(&quot;граница&quot;);ORG.OPENOFFICE.STYLE(&quot;Стандарт&quot;)))">
            <text:p/>
          </table:table-cell>
          <table:table-cell table:formula="of:=T(IF([$тест3.AP24]=1;ORG.OPENOFFICE.STYLE(&quot;граница&quot;);ORG.OPENOFFICE.STYLE(&quot;Стандарт&quot;)))">
            <text:p/>
          </table:table-cell>
          <table:table-cell table:formula="of:=T(IF([$тест3.AQ24]=1;ORG.OPENOFFICE.STYLE(&quot;граница&quot;);ORG.OPENOFFICE.STYLE(&quot;Стандарт&quot;)))">
            <text:p/>
          </table:table-cell>
          <table:table-cell table:formula="of:=T(IF([$тест3.AR24]=1;ORG.OPENOFFICE.STYLE(&quot;граница&quot;);ORG.OPENOFFICE.STYLE(&quot;Стандарт&quot;)))">
            <text:p/>
          </table:table-cell>
          <table:table-cell table:formula="of:=T(IF([$тест3.AS24]=1;ORG.OPENOFFICE.STYLE(&quot;граница&quot;);ORG.OPENOFFICE.STYLE(&quot;Стандарт&quot;)))">
            <text:p/>
          </table:table-cell>
          <table:table-cell table:formula="of:=T(IF([$тест3.AT24]=1;ORG.OPENOFFICE.STYLE(&quot;граница&quot;);ORG.OPENOFFICE.STYLE(&quot;Стандарт&quot;)))">
            <text:p/>
          </table:table-cell>
          <table:table-cell table:formula="of:=T(IF([$тест3.AU24]=1;ORG.OPENOFFICE.STYLE(&quot;граница&quot;);ORG.OPENOFFICE.STYLE(&quot;Стандарт&quot;)))">
            <text:p/>
          </table:table-cell>
          <table:table-cell table:formula="of:=T(IF([$тест3.AV24]=1;ORG.OPENOFFICE.STYLE(&quot;граница&quot;);ORG.OPENOFFICE.STYLE(&quot;Стандарт&quot;)))">
            <text:p/>
          </table:table-cell>
          <table:table-cell table:formula="of:=T(IF([$тест3.AW24]=1;ORG.OPENOFFICE.STYLE(&quot;граница&quot;);ORG.OPENOFFICE.STYLE(&quot;Стандарт&quot;)))">
            <text:p/>
          </table:table-cell>
          <table:table-cell table:formula="of:=T(IF([$тест3.AX2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(IF([$тест3.B25]=1;ORG.OPENOFFICE.STYLE(&quot;граница&quot;);ORG.OPENOFFICE.STYLE(&quot;Стандарт&quot;)))">
            <text:p/>
          </table:table-cell>
          <table:table-cell table:formula="of:=T(IF([$тест3.C25]=1;ORG.OPENOFFICE.STYLE(&quot;граница&quot;);ORG.OPENOFFICE.STYLE(&quot;Стандарт&quot;)))">
            <text:p/>
          </table:table-cell>
          <table:table-cell table:formula="of:=T(IF([$тест3.D25]=1;ORG.OPENOFFICE.STYLE(&quot;граница&quot;);ORG.OPENOFFICE.STYLE(&quot;Стандарт&quot;)))">
            <text:p/>
          </table:table-cell>
          <table:table-cell table:formula="of:=T(IF([$тест3.E25]=1;ORG.OPENOFFICE.STYLE(&quot;граница&quot;);ORG.OPENOFFICE.STYLE(&quot;Стандарт&quot;)))">
            <text:p/>
          </table:table-cell>
          <table:table-cell table:formula="of:=T(IF([$тест3.F25]=1;ORG.OPENOFFICE.STYLE(&quot;граница&quot;);ORG.OPENOFFICE.STYLE(&quot;Стандарт&quot;)))">
            <text:p/>
          </table:table-cell>
          <table:table-cell table:formula="of:=T(IF([$тест3.G25]=1;ORG.OPENOFFICE.STYLE(&quot;граница&quot;);ORG.OPENOFFICE.STYLE(&quot;Стандарт&quot;)))">
            <text:p/>
          </table:table-cell>
          <table:table-cell table:formula="of:=T(IF([$тест3.H25]=1;ORG.OPENOFFICE.STYLE(&quot;граница&quot;);ORG.OPENOFFICE.STYLE(&quot;Стандарт&quot;)))">
            <text:p/>
          </table:table-cell>
          <table:table-cell table:formula="of:=T(IF([$тест3.I25]=1;ORG.OPENOFFICE.STYLE(&quot;граница&quot;);ORG.OPENOFFICE.STYLE(&quot;Стандарт&quot;)))">
            <text:p/>
          </table:table-cell>
          <table:table-cell table:formula="of:=T(IF([$тест3.J25]=1;ORG.OPENOFFICE.STYLE(&quot;граница&quot;);ORG.OPENOFFICE.STYLE(&quot;Стандарт&quot;)))">
            <text:p/>
          </table:table-cell>
          <table:table-cell table:formula="of:=T(IF([$тест3.K25]=1;ORG.OPENOFFICE.STYLE(&quot;граница&quot;);ORG.OPENOFFICE.STYLE(&quot;Стандарт&quot;)))">
            <text:p/>
          </table:table-cell>
          <table:table-cell table:formula="of:=T(IF([$тест3.L25]=1;ORG.OPENOFFICE.STYLE(&quot;граница&quot;);ORG.OPENOFFICE.STYLE(&quot;Стандарт&quot;)))">
            <text:p/>
          </table:table-cell>
          <table:table-cell table:formula="of:=T(IF([$тест3.M25]=1;ORG.OPENOFFICE.STYLE(&quot;граница&quot;);ORG.OPENOFFICE.STYLE(&quot;Стандарт&quot;)))">
            <text:p/>
          </table:table-cell>
          <table:table-cell table:formula="of:=T(IF([$тест3.N25]=1;ORG.OPENOFFICE.STYLE(&quot;граница&quot;);ORG.OPENOFFICE.STYLE(&quot;Стандарт&quot;)))">
            <text:p/>
          </table:table-cell>
          <table:table-cell table:formula="of:=T(IF([$тест3.O25]=1;ORG.OPENOFFICE.STYLE(&quot;граница&quot;);ORG.OPENOFFICE.STYLE(&quot;Стандарт&quot;)))">
            <text:p/>
          </table:table-cell>
          <table:table-cell table:formula="of:=T(IF([$тест3.P25]=1;ORG.OPENOFFICE.STYLE(&quot;граница&quot;);ORG.OPENOFFICE.STYLE(&quot;Стандарт&quot;)))">
            <text:p/>
          </table:table-cell>
          <table:table-cell table:formula="of:=T(IF([$тест3.Q25]=1;ORG.OPENOFFICE.STYLE(&quot;граница&quot;);ORG.OPENOFFICE.STYLE(&quot;Стандарт&quot;)))">
            <text:p/>
          </table:table-cell>
          <table:table-cell table:formula="of:=T(IF([$тест3.R25]=1;ORG.OPENOFFICE.STYLE(&quot;граница&quot;);ORG.OPENOFFICE.STYLE(&quot;Стандарт&quot;)))">
            <text:p/>
          </table:table-cell>
          <table:table-cell table:formula="of:=T(IF([$тест3.S25]=1;ORG.OPENOFFICE.STYLE(&quot;граница&quot;);ORG.OPENOFFICE.STYLE(&quot;Стандарт&quot;)))">
            <text:p/>
          </table:table-cell>
          <table:table-cell table:formula="of:=T(IF([$тест3.T25]=1;ORG.OPENOFFICE.STYLE(&quot;граница&quot;);ORG.OPENOFFICE.STYLE(&quot;Стандарт&quot;)))">
            <text:p/>
          </table:table-cell>
          <table:table-cell table:formula="of:=T(IF([$тест3.U25]=1;ORG.OPENOFFICE.STYLE(&quot;граница&quot;);ORG.OPENOFFICE.STYLE(&quot;Стандарт&quot;)))">
            <text:p/>
          </table:table-cell>
          <table:table-cell table:formula="of:=T(IF([$тест3.V25]=1;ORG.OPENOFFICE.STYLE(&quot;граница&quot;);ORG.OPENOFFICE.STYLE(&quot;Стандарт&quot;)))">
            <text:p/>
          </table:table-cell>
          <table:table-cell table:formula="of:=T(IF([$тест3.W25]=1;ORG.OPENOFFICE.STYLE(&quot;граница&quot;);ORG.OPENOFFICE.STYLE(&quot;Стандарт&quot;)))">
            <text:p/>
          </table:table-cell>
          <table:table-cell table:formula="of:=T(IF([$тест3.X25]=1;ORG.OPENOFFICE.STYLE(&quot;граница&quot;);ORG.OPENOFFICE.STYLE(&quot;Стандарт&quot;)))">
            <text:p/>
          </table:table-cell>
          <table:table-cell table:formula="of:=T(IF([$тест3.Y25]=1;ORG.OPENOFFICE.STYLE(&quot;граница&quot;);ORG.OPENOFFICE.STYLE(&quot;Стандарт&quot;)))">
            <text:p/>
          </table:table-cell>
          <table:table-cell table:formula="of:=T(IF([$тест3.Z25]=1;ORG.OPENOFFICE.STYLE(&quot;граница&quot;);ORG.OPENOFFICE.STYLE(&quot;Стандарт&quot;)))">
            <text:p/>
          </table:table-cell>
          <table:table-cell table:formula="of:=T(IF([$тест3.AA25]=1;ORG.OPENOFFICE.STYLE(&quot;граница&quot;);ORG.OPENOFFICE.STYLE(&quot;Стандарт&quot;)))">
            <text:p/>
          </table:table-cell>
          <table:table-cell table:formula="of:=T(IF([$тест3.AB25]=1;ORG.OPENOFFICE.STYLE(&quot;граница&quot;);ORG.OPENOFFICE.STYLE(&quot;Стандарт&quot;)))">
            <text:p/>
          </table:table-cell>
          <table:table-cell table:formula="of:=T(IF([$тест3.AC25]=1;ORG.OPENOFFICE.STYLE(&quot;граница&quot;);ORG.OPENOFFICE.STYLE(&quot;Стандарт&quot;)))">
            <text:p/>
          </table:table-cell>
          <table:table-cell table:formula="of:=T(IF([$тест3.AD25]=1;ORG.OPENOFFICE.STYLE(&quot;граница&quot;);ORG.OPENOFFICE.STYLE(&quot;Стандарт&quot;)))">
            <text:p/>
          </table:table-cell>
          <table:table-cell table:formula="of:=T(IF([$тест3.AE25]=1;ORG.OPENOFFICE.STYLE(&quot;граница&quot;);ORG.OPENOFFICE.STYLE(&quot;Стандарт&quot;)))">
            <text:p/>
          </table:table-cell>
          <table:table-cell table:formula="of:=T(IF([$тест3.AF25]=1;ORG.OPENOFFICE.STYLE(&quot;граница&quot;);ORG.OPENOFFICE.STYLE(&quot;Стандарт&quot;)))">
            <text:p/>
          </table:table-cell>
          <table:table-cell table:formula="of:=T(IF([$тест3.AG25]=1;ORG.OPENOFFICE.STYLE(&quot;граница&quot;);ORG.OPENOFFICE.STYLE(&quot;Стандарт&quot;)))">
            <text:p/>
          </table:table-cell>
          <table:table-cell table:formula="of:=T(IF([$тест3.AH25]=1;ORG.OPENOFFICE.STYLE(&quot;граница&quot;);ORG.OPENOFFICE.STYLE(&quot;Стандарт&quot;)))">
            <text:p/>
          </table:table-cell>
          <table:table-cell table:formula="of:=T(IF([$тест3.AI25]=1;ORG.OPENOFFICE.STYLE(&quot;граница&quot;);ORG.OPENOFFICE.STYLE(&quot;Стандарт&quot;)))">
            <text:p/>
          </table:table-cell>
          <table:table-cell table:formula="of:=T(IF([$тест3.AJ25]=1;ORG.OPENOFFICE.STYLE(&quot;граница&quot;);ORG.OPENOFFICE.STYLE(&quot;Стандарт&quot;)))">
            <text:p/>
          </table:table-cell>
          <table:table-cell table:formula="of:=T(IF([$тест3.AK25]=1;ORG.OPENOFFICE.STYLE(&quot;граница&quot;);ORG.OPENOFFICE.STYLE(&quot;Стандарт&quot;)))">
            <text:p/>
          </table:table-cell>
          <table:table-cell table:formula="of:=T(IF([$тест3.AL25]=1;ORG.OPENOFFICE.STYLE(&quot;граница&quot;);ORG.OPENOFFICE.STYLE(&quot;Стандарт&quot;)))">
            <text:p/>
          </table:table-cell>
          <table:table-cell table:formula="of:=T(IF([$тест3.AM25]=1;ORG.OPENOFFICE.STYLE(&quot;граница&quot;);ORG.OPENOFFICE.STYLE(&quot;Стандарт&quot;)))">
            <text:p/>
          </table:table-cell>
          <table:table-cell table:formula="of:=T(IF([$тест3.AN25]=1;ORG.OPENOFFICE.STYLE(&quot;граница&quot;);ORG.OPENOFFICE.STYLE(&quot;Стандарт&quot;)))">
            <text:p/>
          </table:table-cell>
          <table:table-cell table:formula="of:=T(IF([$тест3.AO25]=1;ORG.OPENOFFICE.STYLE(&quot;граница&quot;);ORG.OPENOFFICE.STYLE(&quot;Стандарт&quot;)))">
            <text:p/>
          </table:table-cell>
          <table:table-cell table:formula="of:=T(IF([$тест3.AP25]=1;ORG.OPENOFFICE.STYLE(&quot;граница&quot;);ORG.OPENOFFICE.STYLE(&quot;Стандарт&quot;)))">
            <text:p/>
          </table:table-cell>
          <table:table-cell table:formula="of:=T(IF([$тест3.AQ25]=1;ORG.OPENOFFICE.STYLE(&quot;граница&quot;);ORG.OPENOFFICE.STYLE(&quot;Стандарт&quot;)))">
            <text:p/>
          </table:table-cell>
          <table:table-cell table:formula="of:=T(IF([$тест3.AR25]=1;ORG.OPENOFFICE.STYLE(&quot;граница&quot;);ORG.OPENOFFICE.STYLE(&quot;Стандарт&quot;)))">
            <text:p/>
          </table:table-cell>
          <table:table-cell table:formula="of:=T(IF([$тест3.AS25]=1;ORG.OPENOFFICE.STYLE(&quot;граница&quot;);ORG.OPENOFFICE.STYLE(&quot;Стандарт&quot;)))">
            <text:p/>
          </table:table-cell>
          <table:table-cell table:formula="of:=T(IF([$тест3.AT25]=1;ORG.OPENOFFICE.STYLE(&quot;граница&quot;);ORG.OPENOFFICE.STYLE(&quot;Стандарт&quot;)))">
            <text:p/>
          </table:table-cell>
          <table:table-cell table:formula="of:=T(IF([$тест3.AU25]=1;ORG.OPENOFFICE.STYLE(&quot;граница&quot;);ORG.OPENOFFICE.STYLE(&quot;Стандарт&quot;)))">
            <text:p/>
          </table:table-cell>
          <table:table-cell table:formula="of:=T(IF([$тест3.AV25]=1;ORG.OPENOFFICE.STYLE(&quot;граница&quot;);ORG.OPENOFFICE.STYLE(&quot;Стандарт&quot;)))">
            <text:p/>
          </table:table-cell>
          <table:table-cell table:formula="of:=T(IF([$тест3.AW25]=1;ORG.OPENOFFICE.STYLE(&quot;граница&quot;);ORG.OPENOFFICE.STYLE(&quot;Стандарт&quot;)))">
            <text:p/>
          </table:table-cell>
          <table:table-cell table:formula="of:=T(IF([$тест3.AX2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(IF([$тест3.B26]=1;ORG.OPENOFFICE.STYLE(&quot;граница&quot;);ORG.OPENOFFICE.STYLE(&quot;Стандарт&quot;)))">
            <text:p/>
          </table:table-cell>
          <table:table-cell table:formula="of:=T(IF([$тест3.C26]=1;ORG.OPENOFFICE.STYLE(&quot;граница&quot;);ORG.OPENOFFICE.STYLE(&quot;Стандарт&quot;)))">
            <text:p/>
          </table:table-cell>
          <table:table-cell table:formula="of:=T(IF([$тест3.D26]=1;ORG.OPENOFFICE.STYLE(&quot;граница&quot;);ORG.OPENOFFICE.STYLE(&quot;Стандарт&quot;)))">
            <text:p/>
          </table:table-cell>
          <table:table-cell table:formula="of:=T(IF([$тест3.E26]=1;ORG.OPENOFFICE.STYLE(&quot;граница&quot;);ORG.OPENOFFICE.STYLE(&quot;Стандарт&quot;)))">
            <text:p/>
          </table:table-cell>
          <table:table-cell table:formula="of:=T(IF([$тест3.F26]=1;ORG.OPENOFFICE.STYLE(&quot;граница&quot;);ORG.OPENOFFICE.STYLE(&quot;Стандарт&quot;)))">
            <text:p/>
          </table:table-cell>
          <table:table-cell table:formula="of:=T(IF([$тест3.G26]=1;ORG.OPENOFFICE.STYLE(&quot;граница&quot;);ORG.OPENOFFICE.STYLE(&quot;Стандарт&quot;)))">
            <text:p/>
          </table:table-cell>
          <table:table-cell table:formula="of:=T(IF([$тест3.H26]=1;ORG.OPENOFFICE.STYLE(&quot;граница&quot;);ORG.OPENOFFICE.STYLE(&quot;Стандарт&quot;)))">
            <text:p/>
          </table:table-cell>
          <table:table-cell table:formula="of:=T(IF([$тест3.I26]=1;ORG.OPENOFFICE.STYLE(&quot;граница&quot;);ORG.OPENOFFICE.STYLE(&quot;Стандарт&quot;)))">
            <text:p/>
          </table:table-cell>
          <table:table-cell table:formula="of:=T(IF([$тест3.J26]=1;ORG.OPENOFFICE.STYLE(&quot;граница&quot;);ORG.OPENOFFICE.STYLE(&quot;Стандарт&quot;)))">
            <text:p/>
          </table:table-cell>
          <table:table-cell table:formula="of:=T(IF([$тест3.K26]=1;ORG.OPENOFFICE.STYLE(&quot;граница&quot;);ORG.OPENOFFICE.STYLE(&quot;Стандарт&quot;)))">
            <text:p/>
          </table:table-cell>
          <table:table-cell table:formula="of:=T(IF([$тест3.L26]=1;ORG.OPENOFFICE.STYLE(&quot;граница&quot;);ORG.OPENOFFICE.STYLE(&quot;Стандарт&quot;)))">
            <text:p/>
          </table:table-cell>
          <table:table-cell table:formula="of:=T(IF([$тест3.M26]=1;ORG.OPENOFFICE.STYLE(&quot;граница&quot;);ORG.OPENOFFICE.STYLE(&quot;Стандарт&quot;)))">
            <text:p/>
          </table:table-cell>
          <table:table-cell table:formula="of:=T(IF([$тест3.N26]=1;ORG.OPENOFFICE.STYLE(&quot;граница&quot;);ORG.OPENOFFICE.STYLE(&quot;Стандарт&quot;)))">
            <text:p/>
          </table:table-cell>
          <table:table-cell table:formula="of:=T(IF([$тест3.O26]=1;ORG.OPENOFFICE.STYLE(&quot;граница&quot;);ORG.OPENOFFICE.STYLE(&quot;Стандарт&quot;)))">
            <text:p/>
          </table:table-cell>
          <table:table-cell table:formula="of:=T(IF([$тест3.P26]=1;ORG.OPENOFFICE.STYLE(&quot;граница&quot;);ORG.OPENOFFICE.STYLE(&quot;Стандарт&quot;)))">
            <text:p/>
          </table:table-cell>
          <table:table-cell table:formula="of:=T(IF([$тест3.Q26]=1;ORG.OPENOFFICE.STYLE(&quot;граница&quot;);ORG.OPENOFFICE.STYLE(&quot;Стандарт&quot;)))">
            <text:p/>
          </table:table-cell>
          <table:table-cell table:formula="of:=T(IF([$тест3.R26]=1;ORG.OPENOFFICE.STYLE(&quot;граница&quot;);ORG.OPENOFFICE.STYLE(&quot;Стандарт&quot;)))">
            <text:p/>
          </table:table-cell>
          <table:table-cell table:formula="of:=T(IF([$тест3.S26]=1;ORG.OPENOFFICE.STYLE(&quot;граница&quot;);ORG.OPENOFFICE.STYLE(&quot;Стандарт&quot;)))">
            <text:p/>
          </table:table-cell>
          <table:table-cell table:formula="of:=T(IF([$тест3.T26]=1;ORG.OPENOFFICE.STYLE(&quot;граница&quot;);ORG.OPENOFFICE.STYLE(&quot;Стандарт&quot;)))">
            <text:p/>
          </table:table-cell>
          <table:table-cell table:formula="of:=T(IF([$тест3.U26]=1;ORG.OPENOFFICE.STYLE(&quot;граница&quot;);ORG.OPENOFFICE.STYLE(&quot;Стандарт&quot;)))">
            <text:p/>
          </table:table-cell>
          <table:table-cell table:formula="of:=T(IF([$тест3.V26]=1;ORG.OPENOFFICE.STYLE(&quot;граница&quot;);ORG.OPENOFFICE.STYLE(&quot;Стандарт&quot;)))">
            <text:p/>
          </table:table-cell>
          <table:table-cell table:formula="of:=T(IF([$тест3.W26]=1;ORG.OPENOFFICE.STYLE(&quot;граница&quot;);ORG.OPENOFFICE.STYLE(&quot;Стандарт&quot;)))">
            <text:p/>
          </table:table-cell>
          <table:table-cell table:formula="of:=T(IF([$тест3.X26]=1;ORG.OPENOFFICE.STYLE(&quot;граница&quot;);ORG.OPENOFFICE.STYLE(&quot;Стандарт&quot;)))">
            <text:p/>
          </table:table-cell>
          <table:table-cell table:formula="of:=T(IF([$тест3.Y26]=1;ORG.OPENOFFICE.STYLE(&quot;граница&quot;);ORG.OPENOFFICE.STYLE(&quot;Стандарт&quot;)))">
            <text:p/>
          </table:table-cell>
          <table:table-cell table:formula="of:=T(IF([$тест3.Z26]=1;ORG.OPENOFFICE.STYLE(&quot;граница&quot;);ORG.OPENOFFICE.STYLE(&quot;Стандарт&quot;)))">
            <text:p/>
          </table:table-cell>
          <table:table-cell table:formula="of:=T(IF([$тест3.AA26]=1;ORG.OPENOFFICE.STYLE(&quot;граница&quot;);ORG.OPENOFFICE.STYLE(&quot;Стандарт&quot;)))">
            <text:p/>
          </table:table-cell>
          <table:table-cell table:formula="of:=T(IF([$тест3.AB26]=1;ORG.OPENOFFICE.STYLE(&quot;граница&quot;);ORG.OPENOFFICE.STYLE(&quot;Стандарт&quot;)))">
            <text:p/>
          </table:table-cell>
          <table:table-cell table:formula="of:=T(IF([$тест3.AC26]=1;ORG.OPENOFFICE.STYLE(&quot;граница&quot;);ORG.OPENOFFICE.STYLE(&quot;Стандарт&quot;)))">
            <text:p/>
          </table:table-cell>
          <table:table-cell table:formula="of:=T(IF([$тест3.AD26]=1;ORG.OPENOFFICE.STYLE(&quot;граница&quot;);ORG.OPENOFFICE.STYLE(&quot;Стандарт&quot;)))">
            <text:p/>
          </table:table-cell>
          <table:table-cell table:formula="of:=T(IF([$тест3.AE26]=1;ORG.OPENOFFICE.STYLE(&quot;граница&quot;);ORG.OPENOFFICE.STYLE(&quot;Стандарт&quot;)))">
            <text:p/>
          </table:table-cell>
          <table:table-cell table:formula="of:=T(IF([$тест3.AF26]=1;ORG.OPENOFFICE.STYLE(&quot;граница&quot;);ORG.OPENOFFICE.STYLE(&quot;Стандарт&quot;)))">
            <text:p/>
          </table:table-cell>
          <table:table-cell table:formula="of:=T(IF([$тест3.AG26]=1;ORG.OPENOFFICE.STYLE(&quot;граница&quot;);ORG.OPENOFFICE.STYLE(&quot;Стандарт&quot;)))">
            <text:p/>
          </table:table-cell>
          <table:table-cell table:formula="of:=T(IF([$тест3.AH26]=1;ORG.OPENOFFICE.STYLE(&quot;граница&quot;);ORG.OPENOFFICE.STYLE(&quot;Стандарт&quot;)))">
            <text:p/>
          </table:table-cell>
          <table:table-cell table:formula="of:=T(IF([$тест3.AI26]=1;ORG.OPENOFFICE.STYLE(&quot;граница&quot;);ORG.OPENOFFICE.STYLE(&quot;Стандарт&quot;)))">
            <text:p/>
          </table:table-cell>
          <table:table-cell table:formula="of:=T(IF([$тест3.AJ26]=1;ORG.OPENOFFICE.STYLE(&quot;граница&quot;);ORG.OPENOFFICE.STYLE(&quot;Стандарт&quot;)))">
            <text:p/>
          </table:table-cell>
          <table:table-cell table:formula="of:=T(IF([$тест3.AK26]=1;ORG.OPENOFFICE.STYLE(&quot;граница&quot;);ORG.OPENOFFICE.STYLE(&quot;Стандарт&quot;)))">
            <text:p/>
          </table:table-cell>
          <table:table-cell table:formula="of:=T(IF([$тест3.AL26]=1;ORG.OPENOFFICE.STYLE(&quot;граница&quot;);ORG.OPENOFFICE.STYLE(&quot;Стандарт&quot;)))">
            <text:p/>
          </table:table-cell>
          <table:table-cell table:formula="of:=T(IF([$тест3.AM26]=1;ORG.OPENOFFICE.STYLE(&quot;граница&quot;);ORG.OPENOFFICE.STYLE(&quot;Стандарт&quot;)))">
            <text:p/>
          </table:table-cell>
          <table:table-cell table:formula="of:=T(IF([$тест3.AN26]=1;ORG.OPENOFFICE.STYLE(&quot;граница&quot;);ORG.OPENOFFICE.STYLE(&quot;Стандарт&quot;)))">
            <text:p/>
          </table:table-cell>
          <table:table-cell table:formula="of:=T(IF([$тест3.AO26]=1;ORG.OPENOFFICE.STYLE(&quot;граница&quot;);ORG.OPENOFFICE.STYLE(&quot;Стандарт&quot;)))">
            <text:p/>
          </table:table-cell>
          <table:table-cell table:formula="of:=T(IF([$тест3.AP26]=1;ORG.OPENOFFICE.STYLE(&quot;граница&quot;);ORG.OPENOFFICE.STYLE(&quot;Стандарт&quot;)))">
            <text:p/>
          </table:table-cell>
          <table:table-cell table:formula="of:=T(IF([$тест3.AQ26]=1;ORG.OPENOFFICE.STYLE(&quot;граница&quot;);ORG.OPENOFFICE.STYLE(&quot;Стандарт&quot;)))">
            <text:p/>
          </table:table-cell>
          <table:table-cell table:formula="of:=T(IF([$тест3.AR26]=1;ORG.OPENOFFICE.STYLE(&quot;граница&quot;);ORG.OPENOFFICE.STYLE(&quot;Стандарт&quot;)))">
            <text:p/>
          </table:table-cell>
          <table:table-cell table:formula="of:=T(IF([$тест3.AS26]=1;ORG.OPENOFFICE.STYLE(&quot;граница&quot;);ORG.OPENOFFICE.STYLE(&quot;Стандарт&quot;)))">
            <text:p/>
          </table:table-cell>
          <table:table-cell table:formula="of:=T(IF([$тест3.AT26]=1;ORG.OPENOFFICE.STYLE(&quot;граница&quot;);ORG.OPENOFFICE.STYLE(&quot;Стандарт&quot;)))">
            <text:p/>
          </table:table-cell>
          <table:table-cell table:formula="of:=T(IF([$тест3.AU26]=1;ORG.OPENOFFICE.STYLE(&quot;граница&quot;);ORG.OPENOFFICE.STYLE(&quot;Стандарт&quot;)))">
            <text:p/>
          </table:table-cell>
          <table:table-cell table:formula="of:=T(IF([$тест3.AV26]=1;ORG.OPENOFFICE.STYLE(&quot;граница&quot;);ORG.OPENOFFICE.STYLE(&quot;Стандарт&quot;)))">
            <text:p/>
          </table:table-cell>
          <table:table-cell table:formula="of:=T(IF([$тест3.AW26]=1;ORG.OPENOFFICE.STYLE(&quot;граница&quot;);ORG.OPENOFFICE.STYLE(&quot;Стандарт&quot;)))">
            <text:p/>
          </table:table-cell>
          <table:table-cell table:formula="of:=T(IF([$тест3.AX2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(IF([$тест3.B27]=1;ORG.OPENOFFICE.STYLE(&quot;граница&quot;);ORG.OPENOFFICE.STYLE(&quot;Стандарт&quot;)))">
            <text:p/>
          </table:table-cell>
          <table:table-cell table:formula="of:=T(IF([$тест3.C27]=1;ORG.OPENOFFICE.STYLE(&quot;граница&quot;);ORG.OPENOFFICE.STYLE(&quot;Стандарт&quot;)))">
            <text:p/>
          </table:table-cell>
          <table:table-cell table:formula="of:=T(IF([$тест3.D27]=1;ORG.OPENOFFICE.STYLE(&quot;граница&quot;);ORG.OPENOFFICE.STYLE(&quot;Стандарт&quot;)))">
            <text:p/>
          </table:table-cell>
          <table:table-cell table:formula="of:=T(IF([$тест3.E27]=1;ORG.OPENOFFICE.STYLE(&quot;граница&quot;);ORG.OPENOFFICE.STYLE(&quot;Стандарт&quot;)))">
            <text:p/>
          </table:table-cell>
          <table:table-cell table:formula="of:=T(IF([$тест3.F27]=1;ORG.OPENOFFICE.STYLE(&quot;граница&quot;);ORG.OPENOFFICE.STYLE(&quot;Стандарт&quot;)))">
            <text:p/>
          </table:table-cell>
          <table:table-cell table:formula="of:=T(IF([$тест3.G27]=1;ORG.OPENOFFICE.STYLE(&quot;граница&quot;);ORG.OPENOFFICE.STYLE(&quot;Стандарт&quot;)))">
            <text:p/>
          </table:table-cell>
          <table:table-cell table:formula="of:=T(IF([$тест3.H27]=1;ORG.OPENOFFICE.STYLE(&quot;граница&quot;);ORG.OPENOFFICE.STYLE(&quot;Стандарт&quot;)))">
            <text:p/>
          </table:table-cell>
          <table:table-cell table:formula="of:=T(IF([$тест3.I27]=1;ORG.OPENOFFICE.STYLE(&quot;граница&quot;);ORG.OPENOFFICE.STYLE(&quot;Стандарт&quot;)))">
            <text:p/>
          </table:table-cell>
          <table:table-cell table:formula="of:=T(IF([$тест3.J27]=1;ORG.OPENOFFICE.STYLE(&quot;граница&quot;);ORG.OPENOFFICE.STYLE(&quot;Стандарт&quot;)))">
            <text:p/>
          </table:table-cell>
          <table:table-cell table:formula="of:=T(IF([$тест3.K27]=1;ORG.OPENOFFICE.STYLE(&quot;граница&quot;);ORG.OPENOFFICE.STYLE(&quot;Стандарт&quot;)))">
            <text:p/>
          </table:table-cell>
          <table:table-cell table:formula="of:=T(IF([$тест3.L27]=1;ORG.OPENOFFICE.STYLE(&quot;граница&quot;);ORG.OPENOFFICE.STYLE(&quot;Стандарт&quot;)))">
            <text:p/>
          </table:table-cell>
          <table:table-cell table:formula="of:=T(IF([$тест3.M27]=1;ORG.OPENOFFICE.STYLE(&quot;граница&quot;);ORG.OPENOFFICE.STYLE(&quot;Стандарт&quot;)))">
            <text:p/>
          </table:table-cell>
          <table:table-cell table:formula="of:=T(IF([$тест3.N27]=1;ORG.OPENOFFICE.STYLE(&quot;граница&quot;);ORG.OPENOFFICE.STYLE(&quot;Стандарт&quot;)))">
            <text:p/>
          </table:table-cell>
          <table:table-cell table:formula="of:=T(IF([$тест3.O27]=1;ORG.OPENOFFICE.STYLE(&quot;граница&quot;);ORG.OPENOFFICE.STYLE(&quot;Стандарт&quot;)))">
            <text:p/>
          </table:table-cell>
          <table:table-cell table:formula="of:=T(IF([$тест3.P27]=1;ORG.OPENOFFICE.STYLE(&quot;граница&quot;);ORG.OPENOFFICE.STYLE(&quot;Стандарт&quot;)))">
            <text:p/>
          </table:table-cell>
          <table:table-cell table:formula="of:=T(IF([$тест3.Q27]=1;ORG.OPENOFFICE.STYLE(&quot;граница&quot;);ORG.OPENOFFICE.STYLE(&quot;Стандарт&quot;)))">
            <text:p/>
          </table:table-cell>
          <table:table-cell table:formula="of:=T(IF([$тест3.R27]=1;ORG.OPENOFFICE.STYLE(&quot;граница&quot;);ORG.OPENOFFICE.STYLE(&quot;Стандарт&quot;)))">
            <text:p/>
          </table:table-cell>
          <table:table-cell table:formula="of:=T(IF([$тест3.S27]=1;ORG.OPENOFFICE.STYLE(&quot;граница&quot;);ORG.OPENOFFICE.STYLE(&quot;Стандарт&quot;)))">
            <text:p/>
          </table:table-cell>
          <table:table-cell table:formula="of:=T(IF([$тест3.T27]=1;ORG.OPENOFFICE.STYLE(&quot;граница&quot;);ORG.OPENOFFICE.STYLE(&quot;Стандарт&quot;)))">
            <text:p/>
          </table:table-cell>
          <table:table-cell table:formula="of:=T(IF([$тест3.U27]=1;ORG.OPENOFFICE.STYLE(&quot;граница&quot;);ORG.OPENOFFICE.STYLE(&quot;Стандарт&quot;)))">
            <text:p/>
          </table:table-cell>
          <table:table-cell table:formula="of:=T(IF([$тест3.V27]=1;ORG.OPENOFFICE.STYLE(&quot;граница&quot;);ORG.OPENOFFICE.STYLE(&quot;Стандарт&quot;)))">
            <text:p/>
          </table:table-cell>
          <table:table-cell table:formula="of:=T(IF([$тест3.W27]=1;ORG.OPENOFFICE.STYLE(&quot;граница&quot;);ORG.OPENOFFICE.STYLE(&quot;Стандарт&quot;)))">
            <text:p/>
          </table:table-cell>
          <table:table-cell table:formula="of:=T(IF([$тест3.X27]=1;ORG.OPENOFFICE.STYLE(&quot;граница&quot;);ORG.OPENOFFICE.STYLE(&quot;Стандарт&quot;)))">
            <text:p/>
          </table:table-cell>
          <table:table-cell table:formula="of:=T(IF([$тест3.Y27]=1;ORG.OPENOFFICE.STYLE(&quot;граница&quot;);ORG.OPENOFFICE.STYLE(&quot;Стандарт&quot;)))">
            <text:p/>
          </table:table-cell>
          <table:table-cell table:formula="of:=T(IF([$тест3.Z27]=1;ORG.OPENOFFICE.STYLE(&quot;граница&quot;);ORG.OPENOFFICE.STYLE(&quot;Стандарт&quot;)))">
            <text:p/>
          </table:table-cell>
          <table:table-cell table:formula="of:=T(IF([$тест3.AA27]=1;ORG.OPENOFFICE.STYLE(&quot;граница&quot;);ORG.OPENOFFICE.STYLE(&quot;Стандарт&quot;)))">
            <text:p/>
          </table:table-cell>
          <table:table-cell table:formula="of:=T(IF([$тест3.AB27]=1;ORG.OPENOFFICE.STYLE(&quot;граница&quot;);ORG.OPENOFFICE.STYLE(&quot;Стандарт&quot;)))">
            <text:p/>
          </table:table-cell>
          <table:table-cell table:formula="of:=T(IF([$тест3.AC27]=1;ORG.OPENOFFICE.STYLE(&quot;граница&quot;);ORG.OPENOFFICE.STYLE(&quot;Стандарт&quot;)))">
            <text:p/>
          </table:table-cell>
          <table:table-cell table:formula="of:=T(IF([$тест3.AD27]=1;ORG.OPENOFFICE.STYLE(&quot;граница&quot;);ORG.OPENOFFICE.STYLE(&quot;Стандарт&quot;)))">
            <text:p/>
          </table:table-cell>
          <table:table-cell table:formula="of:=T(IF([$тест3.AE27]=1;ORG.OPENOFFICE.STYLE(&quot;граница&quot;);ORG.OPENOFFICE.STYLE(&quot;Стандарт&quot;)))">
            <text:p/>
          </table:table-cell>
          <table:table-cell table:formula="of:=T(IF([$тест3.AF27]=1;ORG.OPENOFFICE.STYLE(&quot;граница&quot;);ORG.OPENOFFICE.STYLE(&quot;Стандарт&quot;)))">
            <text:p/>
          </table:table-cell>
          <table:table-cell table:formula="of:=T(IF([$тест3.AG27]=1;ORG.OPENOFFICE.STYLE(&quot;граница&quot;);ORG.OPENOFFICE.STYLE(&quot;Стандарт&quot;)))">
            <text:p/>
          </table:table-cell>
          <table:table-cell table:formula="of:=T(IF([$тест3.AH27]=1;ORG.OPENOFFICE.STYLE(&quot;граница&quot;);ORG.OPENOFFICE.STYLE(&quot;Стандарт&quot;)))">
            <text:p/>
          </table:table-cell>
          <table:table-cell table:formula="of:=T(IF([$тест3.AI27]=1;ORG.OPENOFFICE.STYLE(&quot;граница&quot;);ORG.OPENOFFICE.STYLE(&quot;Стандарт&quot;)))">
            <text:p/>
          </table:table-cell>
          <table:table-cell table:formula="of:=T(IF([$тест3.AJ27]=1;ORG.OPENOFFICE.STYLE(&quot;граница&quot;);ORG.OPENOFFICE.STYLE(&quot;Стандарт&quot;)))">
            <text:p/>
          </table:table-cell>
          <table:table-cell table:formula="of:=T(IF([$тест3.AK27]=1;ORG.OPENOFFICE.STYLE(&quot;граница&quot;);ORG.OPENOFFICE.STYLE(&quot;Стандарт&quot;)))">
            <text:p/>
          </table:table-cell>
          <table:table-cell table:formula="of:=T(IF([$тест3.AL27]=1;ORG.OPENOFFICE.STYLE(&quot;граница&quot;);ORG.OPENOFFICE.STYLE(&quot;Стандарт&quot;)))">
            <text:p/>
          </table:table-cell>
          <table:table-cell table:formula="of:=T(IF([$тест3.AM27]=1;ORG.OPENOFFICE.STYLE(&quot;граница&quot;);ORG.OPENOFFICE.STYLE(&quot;Стандарт&quot;)))">
            <text:p/>
          </table:table-cell>
          <table:table-cell table:formula="of:=T(IF([$тест3.AN27]=1;ORG.OPENOFFICE.STYLE(&quot;граница&quot;);ORG.OPENOFFICE.STYLE(&quot;Стандарт&quot;)))">
            <text:p/>
          </table:table-cell>
          <table:table-cell table:formula="of:=T(IF([$тест3.AO27]=1;ORG.OPENOFFICE.STYLE(&quot;граница&quot;);ORG.OPENOFFICE.STYLE(&quot;Стандарт&quot;)))">
            <text:p/>
          </table:table-cell>
          <table:table-cell table:formula="of:=T(IF([$тест3.AP27]=1;ORG.OPENOFFICE.STYLE(&quot;граница&quot;);ORG.OPENOFFICE.STYLE(&quot;Стандарт&quot;)))">
            <text:p/>
          </table:table-cell>
          <table:table-cell table:formula="of:=T(IF([$тест3.AQ27]=1;ORG.OPENOFFICE.STYLE(&quot;граница&quot;);ORG.OPENOFFICE.STYLE(&quot;Стандарт&quot;)))">
            <text:p/>
          </table:table-cell>
          <table:table-cell table:formula="of:=T(IF([$тест3.AR27]=1;ORG.OPENOFFICE.STYLE(&quot;граница&quot;);ORG.OPENOFFICE.STYLE(&quot;Стандарт&quot;)))">
            <text:p/>
          </table:table-cell>
          <table:table-cell table:formula="of:=T(IF([$тест3.AS27]=1;ORG.OPENOFFICE.STYLE(&quot;граница&quot;);ORG.OPENOFFICE.STYLE(&quot;Стандарт&quot;)))">
            <text:p/>
          </table:table-cell>
          <table:table-cell table:formula="of:=T(IF([$тест3.AT27]=1;ORG.OPENOFFICE.STYLE(&quot;граница&quot;);ORG.OPENOFFICE.STYLE(&quot;Стандарт&quot;)))">
            <text:p/>
          </table:table-cell>
          <table:table-cell table:formula="of:=T(IF([$тест3.AU27]=1;ORG.OPENOFFICE.STYLE(&quot;граница&quot;);ORG.OPENOFFICE.STYLE(&quot;Стандарт&quot;)))">
            <text:p/>
          </table:table-cell>
          <table:table-cell table:formula="of:=T(IF([$тест3.AV27]=1;ORG.OPENOFFICE.STYLE(&quot;граница&quot;);ORG.OPENOFFICE.STYLE(&quot;Стандарт&quot;)))">
            <text:p/>
          </table:table-cell>
          <table:table-cell table:formula="of:=T(IF([$тест3.AW27]=1;ORG.OPENOFFICE.STYLE(&quot;граница&quot;);ORG.OPENOFFICE.STYLE(&quot;Стандарт&quot;)))">
            <text:p/>
          </table:table-cell>
          <table:table-cell table:formula="of:=T(IF([$тест3.AX2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(IF([$тест3.B28]=1;ORG.OPENOFFICE.STYLE(&quot;граница&quot;);ORG.OPENOFFICE.STYLE(&quot;Стандарт&quot;)))">
            <text:p/>
          </table:table-cell>
          <table:table-cell table:formula="of:=T(IF([$тест3.C28]=1;ORG.OPENOFFICE.STYLE(&quot;граница&quot;);ORG.OPENOFFICE.STYLE(&quot;Стандарт&quot;)))">
            <text:p/>
          </table:table-cell>
          <table:table-cell table:formula="of:=T(IF([$тест3.D28]=1;ORG.OPENOFFICE.STYLE(&quot;граница&quot;);ORG.OPENOFFICE.STYLE(&quot;Стандарт&quot;)))">
            <text:p/>
          </table:table-cell>
          <table:table-cell table:formula="of:=T(IF([$тест3.E28]=1;ORG.OPENOFFICE.STYLE(&quot;граница&quot;);ORG.OPENOFFICE.STYLE(&quot;Стандарт&quot;)))">
            <text:p/>
          </table:table-cell>
          <table:table-cell table:formula="of:=T(IF([$тест3.F28]=1;ORG.OPENOFFICE.STYLE(&quot;граница&quot;);ORG.OPENOFFICE.STYLE(&quot;Стандарт&quot;)))">
            <text:p/>
          </table:table-cell>
          <table:table-cell table:formula="of:=T(IF([$тест3.G28]=1;ORG.OPENOFFICE.STYLE(&quot;граница&quot;);ORG.OPENOFFICE.STYLE(&quot;Стандарт&quot;)))">
            <text:p/>
          </table:table-cell>
          <table:table-cell table:formula="of:=T(IF([$тест3.H28]=1;ORG.OPENOFFICE.STYLE(&quot;граница&quot;);ORG.OPENOFFICE.STYLE(&quot;Стандарт&quot;)))">
            <text:p/>
          </table:table-cell>
          <table:table-cell table:formula="of:=T(IF([$тест3.I28]=1;ORG.OPENOFFICE.STYLE(&quot;граница&quot;);ORG.OPENOFFICE.STYLE(&quot;Стандарт&quot;)))">
            <text:p/>
          </table:table-cell>
          <table:table-cell table:formula="of:=T(IF([$тест3.J28]=1;ORG.OPENOFFICE.STYLE(&quot;граница&quot;);ORG.OPENOFFICE.STYLE(&quot;Стандарт&quot;)))">
            <text:p/>
          </table:table-cell>
          <table:table-cell table:formula="of:=T(IF([$тест3.K28]=1;ORG.OPENOFFICE.STYLE(&quot;граница&quot;);ORG.OPENOFFICE.STYLE(&quot;Стандарт&quot;)))">
            <text:p/>
          </table:table-cell>
          <table:table-cell table:formula="of:=T(IF([$тест3.L28]=1;ORG.OPENOFFICE.STYLE(&quot;граница&quot;);ORG.OPENOFFICE.STYLE(&quot;Стандарт&quot;)))">
            <text:p/>
          </table:table-cell>
          <table:table-cell table:formula="of:=T(IF([$тест3.M28]=1;ORG.OPENOFFICE.STYLE(&quot;граница&quot;);ORG.OPENOFFICE.STYLE(&quot;Стандарт&quot;)))">
            <text:p/>
          </table:table-cell>
          <table:table-cell table:formula="of:=T(IF([$тест3.N28]=1;ORG.OPENOFFICE.STYLE(&quot;граница&quot;);ORG.OPENOFFICE.STYLE(&quot;Стандарт&quot;)))">
            <text:p/>
          </table:table-cell>
          <table:table-cell table:formula="of:=T(IF([$тест3.O28]=1;ORG.OPENOFFICE.STYLE(&quot;граница&quot;);ORG.OPENOFFICE.STYLE(&quot;Стандарт&quot;)))">
            <text:p/>
          </table:table-cell>
          <table:table-cell table:formula="of:=T(IF([$тест3.P28]=1;ORG.OPENOFFICE.STYLE(&quot;граница&quot;);ORG.OPENOFFICE.STYLE(&quot;Стандарт&quot;)))">
            <text:p/>
          </table:table-cell>
          <table:table-cell table:formula="of:=T(IF([$тест3.Q28]=1;ORG.OPENOFFICE.STYLE(&quot;граница&quot;);ORG.OPENOFFICE.STYLE(&quot;Стандарт&quot;)))">
            <text:p/>
          </table:table-cell>
          <table:table-cell table:formula="of:=T(IF([$тест3.R28]=1;ORG.OPENOFFICE.STYLE(&quot;граница&quot;);ORG.OPENOFFICE.STYLE(&quot;Стандарт&quot;)))">
            <text:p/>
          </table:table-cell>
          <table:table-cell table:formula="of:=T(IF([$тест3.S28]=1;ORG.OPENOFFICE.STYLE(&quot;граница&quot;);ORG.OPENOFFICE.STYLE(&quot;Стандарт&quot;)))">
            <text:p/>
          </table:table-cell>
          <table:table-cell table:formula="of:=T(IF([$тест3.T28]=1;ORG.OPENOFFICE.STYLE(&quot;граница&quot;);ORG.OPENOFFICE.STYLE(&quot;Стандарт&quot;)))">
            <text:p/>
          </table:table-cell>
          <table:table-cell table:formula="of:=T(IF([$тест3.U28]=1;ORG.OPENOFFICE.STYLE(&quot;граница&quot;);ORG.OPENOFFICE.STYLE(&quot;Стандарт&quot;)))">
            <text:p/>
          </table:table-cell>
          <table:table-cell table:formula="of:=T(IF([$тест3.V28]=1;ORG.OPENOFFICE.STYLE(&quot;граница&quot;);ORG.OPENOFFICE.STYLE(&quot;Стандарт&quot;)))">
            <text:p/>
          </table:table-cell>
          <table:table-cell table:formula="of:=T(IF([$тест3.W28]=1;ORG.OPENOFFICE.STYLE(&quot;граница&quot;);ORG.OPENOFFICE.STYLE(&quot;Стандарт&quot;)))">
            <text:p/>
          </table:table-cell>
          <table:table-cell table:formula="of:=T(IF([$тест3.X28]=1;ORG.OPENOFFICE.STYLE(&quot;граница&quot;);ORG.OPENOFFICE.STYLE(&quot;Стандарт&quot;)))">
            <text:p/>
          </table:table-cell>
          <table:table-cell table:formula="of:=T(IF([$тест3.Y28]=1;ORG.OPENOFFICE.STYLE(&quot;граница&quot;);ORG.OPENOFFICE.STYLE(&quot;Стандарт&quot;)))">
            <text:p/>
          </table:table-cell>
          <table:table-cell table:formula="of:=T(IF([$тест3.Z28]=1;ORG.OPENOFFICE.STYLE(&quot;граница&quot;);ORG.OPENOFFICE.STYLE(&quot;Стандарт&quot;)))">
            <text:p/>
          </table:table-cell>
          <table:table-cell table:formula="of:=T(IF([$тест3.AA28]=1;ORG.OPENOFFICE.STYLE(&quot;граница&quot;);ORG.OPENOFFICE.STYLE(&quot;Стандарт&quot;)))">
            <text:p/>
          </table:table-cell>
          <table:table-cell table:formula="of:=T(IF([$тест3.AB28]=1;ORG.OPENOFFICE.STYLE(&quot;граница&quot;);ORG.OPENOFFICE.STYLE(&quot;Стандарт&quot;)))">
            <text:p/>
          </table:table-cell>
          <table:table-cell table:formula="of:=T(IF([$тест3.AC28]=1;ORG.OPENOFFICE.STYLE(&quot;граница&quot;);ORG.OPENOFFICE.STYLE(&quot;Стандарт&quot;)))">
            <text:p/>
          </table:table-cell>
          <table:table-cell table:formula="of:=T(IF([$тест3.AD28]=1;ORG.OPENOFFICE.STYLE(&quot;граница&quot;);ORG.OPENOFFICE.STYLE(&quot;Стандарт&quot;)))">
            <text:p/>
          </table:table-cell>
          <table:table-cell table:formula="of:=T(IF([$тест3.AE28]=1;ORG.OPENOFFICE.STYLE(&quot;граница&quot;);ORG.OPENOFFICE.STYLE(&quot;Стандарт&quot;)))">
            <text:p/>
          </table:table-cell>
          <table:table-cell table:formula="of:=T(IF([$тест3.AF28]=1;ORG.OPENOFFICE.STYLE(&quot;граница&quot;);ORG.OPENOFFICE.STYLE(&quot;Стандарт&quot;)))">
            <text:p/>
          </table:table-cell>
          <table:table-cell table:formula="of:=T(IF([$тест3.AG28]=1;ORG.OPENOFFICE.STYLE(&quot;граница&quot;);ORG.OPENOFFICE.STYLE(&quot;Стандарт&quot;)))">
            <text:p/>
          </table:table-cell>
          <table:table-cell table:formula="of:=T(IF([$тест3.AH28]=1;ORG.OPENOFFICE.STYLE(&quot;граница&quot;);ORG.OPENOFFICE.STYLE(&quot;Стандарт&quot;)))">
            <text:p/>
          </table:table-cell>
          <table:table-cell table:formula="of:=T(IF([$тест3.AI28]=1;ORG.OPENOFFICE.STYLE(&quot;граница&quot;);ORG.OPENOFFICE.STYLE(&quot;Стандарт&quot;)))">
            <text:p/>
          </table:table-cell>
          <table:table-cell table:formula="of:=T(IF([$тест3.AJ28]=1;ORG.OPENOFFICE.STYLE(&quot;граница&quot;);ORG.OPENOFFICE.STYLE(&quot;Стандарт&quot;)))">
            <text:p/>
          </table:table-cell>
          <table:table-cell table:formula="of:=T(IF([$тест3.AK28]=1;ORG.OPENOFFICE.STYLE(&quot;граница&quot;);ORG.OPENOFFICE.STYLE(&quot;Стандарт&quot;)))">
            <text:p/>
          </table:table-cell>
          <table:table-cell table:formula="of:=T(IF([$тест3.AL28]=1;ORG.OPENOFFICE.STYLE(&quot;граница&quot;);ORG.OPENOFFICE.STYLE(&quot;Стандарт&quot;)))">
            <text:p/>
          </table:table-cell>
          <table:table-cell table:formula="of:=T(IF([$тест3.AM28]=1;ORG.OPENOFFICE.STYLE(&quot;граница&quot;);ORG.OPENOFFICE.STYLE(&quot;Стандарт&quot;)))">
            <text:p/>
          </table:table-cell>
          <table:table-cell table:formula="of:=T(IF([$тест3.AN28]=1;ORG.OPENOFFICE.STYLE(&quot;граница&quot;);ORG.OPENOFFICE.STYLE(&quot;Стандарт&quot;)))">
            <text:p/>
          </table:table-cell>
          <table:table-cell table:formula="of:=T(IF([$тест3.AO28]=1;ORG.OPENOFFICE.STYLE(&quot;граница&quot;);ORG.OPENOFFICE.STYLE(&quot;Стандарт&quot;)))">
            <text:p/>
          </table:table-cell>
          <table:table-cell table:formula="of:=T(IF([$тест3.AP28]=1;ORG.OPENOFFICE.STYLE(&quot;граница&quot;);ORG.OPENOFFICE.STYLE(&quot;Стандарт&quot;)))">
            <text:p/>
          </table:table-cell>
          <table:table-cell table:formula="of:=T(IF([$тест3.AQ28]=1;ORG.OPENOFFICE.STYLE(&quot;граница&quot;);ORG.OPENOFFICE.STYLE(&quot;Стандарт&quot;)))">
            <text:p/>
          </table:table-cell>
          <table:table-cell table:formula="of:=T(IF([$тест3.AR28]=1;ORG.OPENOFFICE.STYLE(&quot;граница&quot;);ORG.OPENOFFICE.STYLE(&quot;Стандарт&quot;)))">
            <text:p/>
          </table:table-cell>
          <table:table-cell table:formula="of:=T(IF([$тест3.AS28]=1;ORG.OPENOFFICE.STYLE(&quot;граница&quot;);ORG.OPENOFFICE.STYLE(&quot;Стандарт&quot;)))">
            <text:p/>
          </table:table-cell>
          <table:table-cell table:formula="of:=T(IF([$тест3.AT28]=1;ORG.OPENOFFICE.STYLE(&quot;граница&quot;);ORG.OPENOFFICE.STYLE(&quot;Стандарт&quot;)))">
            <text:p/>
          </table:table-cell>
          <table:table-cell table:formula="of:=T(IF([$тест3.AU28]=1;ORG.OPENOFFICE.STYLE(&quot;граница&quot;);ORG.OPENOFFICE.STYLE(&quot;Стандарт&quot;)))">
            <text:p/>
          </table:table-cell>
          <table:table-cell table:formula="of:=T(IF([$тест3.AV28]=1;ORG.OPENOFFICE.STYLE(&quot;граница&quot;);ORG.OPENOFFICE.STYLE(&quot;Стандарт&quot;)))">
            <text:p/>
          </table:table-cell>
          <table:table-cell table:formula="of:=T(IF([$тест3.AW28]=1;ORG.OPENOFFICE.STYLE(&quot;граница&quot;);ORG.OPENOFFICE.STYLE(&quot;Стандарт&quot;)))">
            <text:p/>
          </table:table-cell>
          <table:table-cell table:formula="of:=T(IF([$тест3.AX2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(IF([$тест3.B29]=1;ORG.OPENOFFICE.STYLE(&quot;граница&quot;);ORG.OPENOFFICE.STYLE(&quot;Стандарт&quot;)))">
            <text:p/>
          </table:table-cell>
          <table:table-cell table:formula="of:=T(IF([$тест3.C29]=1;ORG.OPENOFFICE.STYLE(&quot;граница&quot;);ORG.OPENOFFICE.STYLE(&quot;Стандарт&quot;)))">
            <text:p/>
          </table:table-cell>
          <table:table-cell table:formula="of:=T(IF([$тест3.D29]=1;ORG.OPENOFFICE.STYLE(&quot;граница&quot;);ORG.OPENOFFICE.STYLE(&quot;Стандарт&quot;)))">
            <text:p/>
          </table:table-cell>
          <table:table-cell table:formula="of:=T(IF([$тест3.E29]=1;ORG.OPENOFFICE.STYLE(&quot;граница&quot;);ORG.OPENOFFICE.STYLE(&quot;Стандарт&quot;)))">
            <text:p/>
          </table:table-cell>
          <table:table-cell table:formula="of:=T(IF([$тест3.F29]=1;ORG.OPENOFFICE.STYLE(&quot;граница&quot;);ORG.OPENOFFICE.STYLE(&quot;Стандарт&quot;)))">
            <text:p/>
          </table:table-cell>
          <table:table-cell table:formula="of:=T(IF([$тест3.G29]=1;ORG.OPENOFFICE.STYLE(&quot;граница&quot;);ORG.OPENOFFICE.STYLE(&quot;Стандарт&quot;)))">
            <text:p/>
          </table:table-cell>
          <table:table-cell table:formula="of:=T(IF([$тест3.H29]=1;ORG.OPENOFFICE.STYLE(&quot;граница&quot;);ORG.OPENOFFICE.STYLE(&quot;Стандарт&quot;)))">
            <text:p/>
          </table:table-cell>
          <table:table-cell table:formula="of:=T(IF([$тест3.I29]=1;ORG.OPENOFFICE.STYLE(&quot;граница&quot;);ORG.OPENOFFICE.STYLE(&quot;Стандарт&quot;)))">
            <text:p/>
          </table:table-cell>
          <table:table-cell table:formula="of:=T(IF([$тест3.J29]=1;ORG.OPENOFFICE.STYLE(&quot;граница&quot;);ORG.OPENOFFICE.STYLE(&quot;Стандарт&quot;)))">
            <text:p/>
          </table:table-cell>
          <table:table-cell table:formula="of:=T(IF([$тест3.K29]=1;ORG.OPENOFFICE.STYLE(&quot;граница&quot;);ORG.OPENOFFICE.STYLE(&quot;Стандарт&quot;)))">
            <text:p/>
          </table:table-cell>
          <table:table-cell table:formula="of:=T(IF([$тест3.L29]=1;ORG.OPENOFFICE.STYLE(&quot;граница&quot;);ORG.OPENOFFICE.STYLE(&quot;Стандарт&quot;)))">
            <text:p/>
          </table:table-cell>
          <table:table-cell table:formula="of:=T(IF([$тест3.M29]=1;ORG.OPENOFFICE.STYLE(&quot;граница&quot;);ORG.OPENOFFICE.STYLE(&quot;Стандарт&quot;)))">
            <text:p/>
          </table:table-cell>
          <table:table-cell table:formula="of:=T(IF([$тест3.N29]=1;ORG.OPENOFFICE.STYLE(&quot;граница&quot;);ORG.OPENOFFICE.STYLE(&quot;Стандарт&quot;)))">
            <text:p/>
          </table:table-cell>
          <table:table-cell table:formula="of:=T(IF([$тест3.O29]=1;ORG.OPENOFFICE.STYLE(&quot;граница&quot;);ORG.OPENOFFICE.STYLE(&quot;Стандарт&quot;)))">
            <text:p/>
          </table:table-cell>
          <table:table-cell table:formula="of:=T(IF([$тест3.P29]=1;ORG.OPENOFFICE.STYLE(&quot;граница&quot;);ORG.OPENOFFICE.STYLE(&quot;Стандарт&quot;)))">
            <text:p/>
          </table:table-cell>
          <table:table-cell table:formula="of:=T(IF([$тест3.Q29]=1;ORG.OPENOFFICE.STYLE(&quot;граница&quot;);ORG.OPENOFFICE.STYLE(&quot;Стандарт&quot;)))">
            <text:p/>
          </table:table-cell>
          <table:table-cell table:formula="of:=T(IF([$тест3.R29]=1;ORG.OPENOFFICE.STYLE(&quot;граница&quot;);ORG.OPENOFFICE.STYLE(&quot;Стандарт&quot;)))">
            <text:p/>
          </table:table-cell>
          <table:table-cell table:formula="of:=T(IF([$тест3.S29]=1;ORG.OPENOFFICE.STYLE(&quot;граница&quot;);ORG.OPENOFFICE.STYLE(&quot;Стандарт&quot;)))">
            <text:p/>
          </table:table-cell>
          <table:table-cell table:formula="of:=T(IF([$тест3.T29]=1;ORG.OPENOFFICE.STYLE(&quot;граница&quot;);ORG.OPENOFFICE.STYLE(&quot;Стандарт&quot;)))">
            <text:p/>
          </table:table-cell>
          <table:table-cell table:formula="of:=T(IF([$тест3.U29]=1;ORG.OPENOFFICE.STYLE(&quot;граница&quot;);ORG.OPENOFFICE.STYLE(&quot;Стандарт&quot;)))">
            <text:p/>
          </table:table-cell>
          <table:table-cell table:formula="of:=T(IF([$тест3.V29]=1;ORG.OPENOFFICE.STYLE(&quot;граница&quot;);ORG.OPENOFFICE.STYLE(&quot;Стандарт&quot;)))">
            <text:p/>
          </table:table-cell>
          <table:table-cell table:formula="of:=T(IF([$тест3.W29]=1;ORG.OPENOFFICE.STYLE(&quot;граница&quot;);ORG.OPENOFFICE.STYLE(&quot;Стандарт&quot;)))">
            <text:p/>
          </table:table-cell>
          <table:table-cell table:formula="of:=T(IF([$тест3.X29]=1;ORG.OPENOFFICE.STYLE(&quot;граница&quot;);ORG.OPENOFFICE.STYLE(&quot;Стандарт&quot;)))">
            <text:p/>
          </table:table-cell>
          <table:table-cell table:formula="of:=T(IF([$тест3.Y29]=1;ORG.OPENOFFICE.STYLE(&quot;граница&quot;);ORG.OPENOFFICE.STYLE(&quot;Стандарт&quot;)))">
            <text:p/>
          </table:table-cell>
          <table:table-cell table:formula="of:=T(IF([$тест3.Z29]=1;ORG.OPENOFFICE.STYLE(&quot;граница&quot;);ORG.OPENOFFICE.STYLE(&quot;Стандарт&quot;)))">
            <text:p/>
          </table:table-cell>
          <table:table-cell table:formula="of:=T(IF([$тест3.AA29]=1;ORG.OPENOFFICE.STYLE(&quot;граница&quot;);ORG.OPENOFFICE.STYLE(&quot;Стандарт&quot;)))">
            <text:p/>
          </table:table-cell>
          <table:table-cell table:formula="of:=T(IF([$тест3.AB29]=1;ORG.OPENOFFICE.STYLE(&quot;граница&quot;);ORG.OPENOFFICE.STYLE(&quot;Стандарт&quot;)))">
            <text:p/>
          </table:table-cell>
          <table:table-cell table:formula="of:=T(IF([$тест3.AC29]=1;ORG.OPENOFFICE.STYLE(&quot;граница&quot;);ORG.OPENOFFICE.STYLE(&quot;Стандарт&quot;)))">
            <text:p/>
          </table:table-cell>
          <table:table-cell table:formula="of:=T(IF([$тест3.AD29]=1;ORG.OPENOFFICE.STYLE(&quot;граница&quot;);ORG.OPENOFFICE.STYLE(&quot;Стандарт&quot;)))">
            <text:p/>
          </table:table-cell>
          <table:table-cell table:formula="of:=T(IF([$тест3.AE29]=1;ORG.OPENOFFICE.STYLE(&quot;граница&quot;);ORG.OPENOFFICE.STYLE(&quot;Стандарт&quot;)))">
            <text:p/>
          </table:table-cell>
          <table:table-cell table:formula="of:=T(IF([$тест3.AF29]=1;ORG.OPENOFFICE.STYLE(&quot;граница&quot;);ORG.OPENOFFICE.STYLE(&quot;Стандарт&quot;)))">
            <text:p/>
          </table:table-cell>
          <table:table-cell table:formula="of:=T(IF([$тест3.AG29]=1;ORG.OPENOFFICE.STYLE(&quot;граница&quot;);ORG.OPENOFFICE.STYLE(&quot;Стандарт&quot;)))">
            <text:p/>
          </table:table-cell>
          <table:table-cell table:formula="of:=T(IF([$тест3.AH29]=1;ORG.OPENOFFICE.STYLE(&quot;граница&quot;);ORG.OPENOFFICE.STYLE(&quot;Стандарт&quot;)))">
            <text:p/>
          </table:table-cell>
          <table:table-cell table:formula="of:=T(IF([$тест3.AI29]=1;ORG.OPENOFFICE.STYLE(&quot;граница&quot;);ORG.OPENOFFICE.STYLE(&quot;Стандарт&quot;)))">
            <text:p/>
          </table:table-cell>
          <table:table-cell table:formula="of:=T(IF([$тест3.AJ29]=1;ORG.OPENOFFICE.STYLE(&quot;граница&quot;);ORG.OPENOFFICE.STYLE(&quot;Стандарт&quot;)))">
            <text:p/>
          </table:table-cell>
          <table:table-cell table:formula="of:=T(IF([$тест3.AK29]=1;ORG.OPENOFFICE.STYLE(&quot;граница&quot;);ORG.OPENOFFICE.STYLE(&quot;Стандарт&quot;)))">
            <text:p/>
          </table:table-cell>
          <table:table-cell table:formula="of:=T(IF([$тест3.AL29]=1;ORG.OPENOFFICE.STYLE(&quot;граница&quot;);ORG.OPENOFFICE.STYLE(&quot;Стандарт&quot;)))">
            <text:p/>
          </table:table-cell>
          <table:table-cell table:formula="of:=T(IF([$тест3.AM29]=1;ORG.OPENOFFICE.STYLE(&quot;граница&quot;);ORG.OPENOFFICE.STYLE(&quot;Стандарт&quot;)))">
            <text:p/>
          </table:table-cell>
          <table:table-cell table:formula="of:=T(IF([$тест3.AN29]=1;ORG.OPENOFFICE.STYLE(&quot;граница&quot;);ORG.OPENOFFICE.STYLE(&quot;Стандарт&quot;)))">
            <text:p/>
          </table:table-cell>
          <table:table-cell table:formula="of:=T(IF([$тест3.AO29]=1;ORG.OPENOFFICE.STYLE(&quot;граница&quot;);ORG.OPENOFFICE.STYLE(&quot;Стандарт&quot;)))">
            <text:p/>
          </table:table-cell>
          <table:table-cell table:formula="of:=T(IF([$тест3.AP29]=1;ORG.OPENOFFICE.STYLE(&quot;граница&quot;);ORG.OPENOFFICE.STYLE(&quot;Стандарт&quot;)))">
            <text:p/>
          </table:table-cell>
          <table:table-cell table:formula="of:=T(IF([$тест3.AQ29]=1;ORG.OPENOFFICE.STYLE(&quot;граница&quot;);ORG.OPENOFFICE.STYLE(&quot;Стандарт&quot;)))">
            <text:p/>
          </table:table-cell>
          <table:table-cell table:formula="of:=T(IF([$тест3.AR29]=1;ORG.OPENOFFICE.STYLE(&quot;граница&quot;);ORG.OPENOFFICE.STYLE(&quot;Стандарт&quot;)))">
            <text:p/>
          </table:table-cell>
          <table:table-cell table:formula="of:=T(IF([$тест3.AS29]=1;ORG.OPENOFFICE.STYLE(&quot;граница&quot;);ORG.OPENOFFICE.STYLE(&quot;Стандарт&quot;)))">
            <text:p/>
          </table:table-cell>
          <table:table-cell table:formula="of:=T(IF([$тест3.AT29]=1;ORG.OPENOFFICE.STYLE(&quot;граница&quot;);ORG.OPENOFFICE.STYLE(&quot;Стандарт&quot;)))">
            <text:p/>
          </table:table-cell>
          <table:table-cell table:formula="of:=T(IF([$тест3.AU29]=1;ORG.OPENOFFICE.STYLE(&quot;граница&quot;);ORG.OPENOFFICE.STYLE(&quot;Стандарт&quot;)))">
            <text:p/>
          </table:table-cell>
          <table:table-cell table:formula="of:=T(IF([$тест3.AV29]=1;ORG.OPENOFFICE.STYLE(&quot;граница&quot;);ORG.OPENOFFICE.STYLE(&quot;Стандарт&quot;)))">
            <text:p/>
          </table:table-cell>
          <table:table-cell table:formula="of:=T(IF([$тест3.AW29]=1;ORG.OPENOFFICE.STYLE(&quot;граница&quot;);ORG.OPENOFFICE.STYLE(&quot;Стандарт&quot;)))">
            <text:p/>
          </table:table-cell>
          <table:table-cell table:formula="of:=T(IF([$тест3.AX2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(IF([$тест3.B30]=1;ORG.OPENOFFICE.STYLE(&quot;граница&quot;);ORG.OPENOFFICE.STYLE(&quot;Стандарт&quot;)))">
            <text:p/>
          </table:table-cell>
          <table:table-cell table:formula="of:=T(IF([$тест3.C30]=1;ORG.OPENOFFICE.STYLE(&quot;граница&quot;);ORG.OPENOFFICE.STYLE(&quot;Стандарт&quot;)))">
            <text:p/>
          </table:table-cell>
          <table:table-cell table:formula="of:=T(IF([$тест3.D30]=1;ORG.OPENOFFICE.STYLE(&quot;граница&quot;);ORG.OPENOFFICE.STYLE(&quot;Стандарт&quot;)))">
            <text:p/>
          </table:table-cell>
          <table:table-cell table:formula="of:=T(IF([$тест3.E30]=1;ORG.OPENOFFICE.STYLE(&quot;граница&quot;);ORG.OPENOFFICE.STYLE(&quot;Стандарт&quot;)))">
            <text:p/>
          </table:table-cell>
          <table:table-cell table:formula="of:=T(IF([$тест3.F30]=1;ORG.OPENOFFICE.STYLE(&quot;граница&quot;);ORG.OPENOFFICE.STYLE(&quot;Стандарт&quot;)))">
            <text:p/>
          </table:table-cell>
          <table:table-cell table:formula="of:=T(IF([$тест3.G30]=1;ORG.OPENOFFICE.STYLE(&quot;граница&quot;);ORG.OPENOFFICE.STYLE(&quot;Стандарт&quot;)))">
            <text:p/>
          </table:table-cell>
          <table:table-cell table:formula="of:=T(IF([$тест3.H30]=1;ORG.OPENOFFICE.STYLE(&quot;граница&quot;);ORG.OPENOFFICE.STYLE(&quot;Стандарт&quot;)))">
            <text:p/>
          </table:table-cell>
          <table:table-cell table:formula="of:=T(IF([$тест3.I30]=1;ORG.OPENOFFICE.STYLE(&quot;граница&quot;);ORG.OPENOFFICE.STYLE(&quot;Стандарт&quot;)))">
            <text:p/>
          </table:table-cell>
          <table:table-cell table:formula="of:=T(IF([$тест3.J30]=1;ORG.OPENOFFICE.STYLE(&quot;граница&quot;);ORG.OPENOFFICE.STYLE(&quot;Стандарт&quot;)))">
            <text:p/>
          </table:table-cell>
          <table:table-cell table:formula="of:=T(IF([$тест3.K30]=1;ORG.OPENOFFICE.STYLE(&quot;граница&quot;);ORG.OPENOFFICE.STYLE(&quot;Стандарт&quot;)))">
            <text:p/>
          </table:table-cell>
          <table:table-cell table:formula="of:=T(IF([$тест3.L30]=1;ORG.OPENOFFICE.STYLE(&quot;граница&quot;);ORG.OPENOFFICE.STYLE(&quot;Стандарт&quot;)))">
            <text:p/>
          </table:table-cell>
          <table:table-cell table:formula="of:=T(IF([$тест3.M30]=1;ORG.OPENOFFICE.STYLE(&quot;граница&quot;);ORG.OPENOFFICE.STYLE(&quot;Стандарт&quot;)))">
            <text:p/>
          </table:table-cell>
          <table:table-cell table:formula="of:=T(IF([$тест3.N30]=1;ORG.OPENOFFICE.STYLE(&quot;граница&quot;);ORG.OPENOFFICE.STYLE(&quot;Стандарт&quot;)))">
            <text:p/>
          </table:table-cell>
          <table:table-cell table:formula="of:=T(IF([$тест3.O30]=1;ORG.OPENOFFICE.STYLE(&quot;граница&quot;);ORG.OPENOFFICE.STYLE(&quot;Стандарт&quot;)))">
            <text:p/>
          </table:table-cell>
          <table:table-cell table:formula="of:=T(IF([$тест3.P30]=1;ORG.OPENOFFICE.STYLE(&quot;граница&quot;);ORG.OPENOFFICE.STYLE(&quot;Стандарт&quot;)))">
            <text:p/>
          </table:table-cell>
          <table:table-cell table:formula="of:=T(IF([$тест3.Q30]=1;ORG.OPENOFFICE.STYLE(&quot;граница&quot;);ORG.OPENOFFICE.STYLE(&quot;Стандарт&quot;)))">
            <text:p/>
          </table:table-cell>
          <table:table-cell table:formula="of:=T(IF([$тест3.R30]=1;ORG.OPENOFFICE.STYLE(&quot;граница&quot;);ORG.OPENOFFICE.STYLE(&quot;Стандарт&quot;)))">
            <text:p/>
          </table:table-cell>
          <table:table-cell table:formula="of:=T(IF([$тест3.S30]=1;ORG.OPENOFFICE.STYLE(&quot;граница&quot;);ORG.OPENOFFICE.STYLE(&quot;Стандарт&quot;)))">
            <text:p/>
          </table:table-cell>
          <table:table-cell table:formula="of:=T(IF([$тест3.T30]=1;ORG.OPENOFFICE.STYLE(&quot;граница&quot;);ORG.OPENOFFICE.STYLE(&quot;Стандарт&quot;)))">
            <text:p/>
          </table:table-cell>
          <table:table-cell table:formula="of:=T(IF([$тест3.U30]=1;ORG.OPENOFFICE.STYLE(&quot;граница&quot;);ORG.OPENOFFICE.STYLE(&quot;Стандарт&quot;)))">
            <text:p/>
          </table:table-cell>
          <table:table-cell table:formula="of:=T(IF([$тест3.V30]=1;ORG.OPENOFFICE.STYLE(&quot;граница&quot;);ORG.OPENOFFICE.STYLE(&quot;Стандарт&quot;)))">
            <text:p/>
          </table:table-cell>
          <table:table-cell table:formula="of:=T(IF([$тест3.W30]=1;ORG.OPENOFFICE.STYLE(&quot;граница&quot;);ORG.OPENOFFICE.STYLE(&quot;Стандарт&quot;)))">
            <text:p/>
          </table:table-cell>
          <table:table-cell table:formula="of:=T(IF([$тест3.X30]=1;ORG.OPENOFFICE.STYLE(&quot;граница&quot;);ORG.OPENOFFICE.STYLE(&quot;Стандарт&quot;)))">
            <text:p/>
          </table:table-cell>
          <table:table-cell table:formula="of:=T(IF([$тест3.Y30]=1;ORG.OPENOFFICE.STYLE(&quot;граница&quot;);ORG.OPENOFFICE.STYLE(&quot;Стандарт&quot;)))">
            <text:p/>
          </table:table-cell>
          <table:table-cell table:formula="of:=T(IF([$тест3.Z30]=1;ORG.OPENOFFICE.STYLE(&quot;граница&quot;);ORG.OPENOFFICE.STYLE(&quot;Стандарт&quot;)))">
            <text:p/>
          </table:table-cell>
          <table:table-cell table:formula="of:=T(IF([$тест3.AA30]=1;ORG.OPENOFFICE.STYLE(&quot;граница&quot;);ORG.OPENOFFICE.STYLE(&quot;Стандарт&quot;)))">
            <text:p/>
          </table:table-cell>
          <table:table-cell table:formula="of:=T(IF([$тест3.AB30]=1;ORG.OPENOFFICE.STYLE(&quot;граница&quot;);ORG.OPENOFFICE.STYLE(&quot;Стандарт&quot;)))">
            <text:p/>
          </table:table-cell>
          <table:table-cell table:formula="of:=T(IF([$тест3.AC30]=1;ORG.OPENOFFICE.STYLE(&quot;граница&quot;);ORG.OPENOFFICE.STYLE(&quot;Стандарт&quot;)))">
            <text:p/>
          </table:table-cell>
          <table:table-cell table:formula="of:=T(IF([$тест3.AD30]=1;ORG.OPENOFFICE.STYLE(&quot;граница&quot;);ORG.OPENOFFICE.STYLE(&quot;Стандарт&quot;)))">
            <text:p/>
          </table:table-cell>
          <table:table-cell table:formula="of:=T(IF([$тест3.AE30]=1;ORG.OPENOFFICE.STYLE(&quot;граница&quot;);ORG.OPENOFFICE.STYLE(&quot;Стандарт&quot;)))">
            <text:p/>
          </table:table-cell>
          <table:table-cell table:formula="of:=T(IF([$тест3.AF30]=1;ORG.OPENOFFICE.STYLE(&quot;граница&quot;);ORG.OPENOFFICE.STYLE(&quot;Стандарт&quot;)))">
            <text:p/>
          </table:table-cell>
          <table:table-cell table:formula="of:=T(IF([$тест3.AG30]=1;ORG.OPENOFFICE.STYLE(&quot;граница&quot;);ORG.OPENOFFICE.STYLE(&quot;Стандарт&quot;)))">
            <text:p/>
          </table:table-cell>
          <table:table-cell table:formula="of:=T(IF([$тест3.AH30]=1;ORG.OPENOFFICE.STYLE(&quot;граница&quot;);ORG.OPENOFFICE.STYLE(&quot;Стандарт&quot;)))">
            <text:p/>
          </table:table-cell>
          <table:table-cell table:formula="of:=T(IF([$тест3.AI30]=1;ORG.OPENOFFICE.STYLE(&quot;граница&quot;);ORG.OPENOFFICE.STYLE(&quot;Стандарт&quot;)))">
            <text:p/>
          </table:table-cell>
          <table:table-cell table:formula="of:=T(IF([$тест3.AJ30]=1;ORG.OPENOFFICE.STYLE(&quot;граница&quot;);ORG.OPENOFFICE.STYLE(&quot;Стандарт&quot;)))">
            <text:p/>
          </table:table-cell>
          <table:table-cell table:formula="of:=T(IF([$тест3.AK30]=1;ORG.OPENOFFICE.STYLE(&quot;граница&quot;);ORG.OPENOFFICE.STYLE(&quot;Стандарт&quot;)))">
            <text:p/>
          </table:table-cell>
          <table:table-cell table:formula="of:=T(IF([$тест3.AL30]=1;ORG.OPENOFFICE.STYLE(&quot;граница&quot;);ORG.OPENOFFICE.STYLE(&quot;Стандарт&quot;)))">
            <text:p/>
          </table:table-cell>
          <table:table-cell table:formula="of:=T(IF([$тест3.AM30]=1;ORG.OPENOFFICE.STYLE(&quot;граница&quot;);ORG.OPENOFFICE.STYLE(&quot;Стандарт&quot;)))">
            <text:p/>
          </table:table-cell>
          <table:table-cell table:formula="of:=T(IF([$тест3.AN30]=1;ORG.OPENOFFICE.STYLE(&quot;граница&quot;);ORG.OPENOFFICE.STYLE(&quot;Стандарт&quot;)))">
            <text:p/>
          </table:table-cell>
          <table:table-cell table:formula="of:=T(IF([$тест3.AO30]=1;ORG.OPENOFFICE.STYLE(&quot;граница&quot;);ORG.OPENOFFICE.STYLE(&quot;Стандарт&quot;)))">
            <text:p/>
          </table:table-cell>
          <table:table-cell table:formula="of:=T(IF([$тест3.AP30]=1;ORG.OPENOFFICE.STYLE(&quot;граница&quot;);ORG.OPENOFFICE.STYLE(&quot;Стандарт&quot;)))">
            <text:p/>
          </table:table-cell>
          <table:table-cell table:formula="of:=T(IF([$тест3.AQ30]=1;ORG.OPENOFFICE.STYLE(&quot;граница&quot;);ORG.OPENOFFICE.STYLE(&quot;Стандарт&quot;)))">
            <text:p/>
          </table:table-cell>
          <table:table-cell table:formula="of:=T(IF([$тест3.AR30]=1;ORG.OPENOFFICE.STYLE(&quot;граница&quot;);ORG.OPENOFFICE.STYLE(&quot;Стандарт&quot;)))">
            <text:p/>
          </table:table-cell>
          <table:table-cell table:formula="of:=T(IF([$тест3.AS30]=1;ORG.OPENOFFICE.STYLE(&quot;граница&quot;);ORG.OPENOFFICE.STYLE(&quot;Стандарт&quot;)))">
            <text:p/>
          </table:table-cell>
          <table:table-cell table:formula="of:=T(IF([$тест3.AT30]=1;ORG.OPENOFFICE.STYLE(&quot;граница&quot;);ORG.OPENOFFICE.STYLE(&quot;Стандарт&quot;)))">
            <text:p/>
          </table:table-cell>
          <table:table-cell table:formula="of:=T(IF([$тест3.AU30]=1;ORG.OPENOFFICE.STYLE(&quot;граница&quot;);ORG.OPENOFFICE.STYLE(&quot;Стандарт&quot;)))">
            <text:p/>
          </table:table-cell>
          <table:table-cell table:formula="of:=T(IF([$тест3.AV30]=1;ORG.OPENOFFICE.STYLE(&quot;граница&quot;);ORG.OPENOFFICE.STYLE(&quot;Стандарт&quot;)))">
            <text:p/>
          </table:table-cell>
          <table:table-cell table:formula="of:=T(IF([$тест3.AW30]=1;ORG.OPENOFFICE.STYLE(&quot;граница&quot;);ORG.OPENOFFICE.STYLE(&quot;Стандарт&quot;)))">
            <text:p/>
          </table:table-cell>
          <table:table-cell table:formula="of:=T(IF([$тест3.AX3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(IF([$тест3.B31]=1;ORG.OPENOFFICE.STYLE(&quot;граница&quot;);ORG.OPENOFFICE.STYLE(&quot;Стандарт&quot;)))">
            <text:p/>
          </table:table-cell>
          <table:table-cell table:formula="of:=T(IF([$тест3.C31]=1;ORG.OPENOFFICE.STYLE(&quot;граница&quot;);ORG.OPENOFFICE.STYLE(&quot;Стандарт&quot;)))">
            <text:p/>
          </table:table-cell>
          <table:table-cell table:formula="of:=T(IF([$тест3.D31]=1;ORG.OPENOFFICE.STYLE(&quot;граница&quot;);ORG.OPENOFFICE.STYLE(&quot;Стандарт&quot;)))">
            <text:p/>
          </table:table-cell>
          <table:table-cell table:formula="of:=T(IF([$тест3.E31]=1;ORG.OPENOFFICE.STYLE(&quot;граница&quot;);ORG.OPENOFFICE.STYLE(&quot;Стандарт&quot;)))">
            <text:p/>
          </table:table-cell>
          <table:table-cell table:formula="of:=T(IF([$тест3.F31]=1;ORG.OPENOFFICE.STYLE(&quot;граница&quot;);ORG.OPENOFFICE.STYLE(&quot;Стандарт&quot;)))">
            <text:p/>
          </table:table-cell>
          <table:table-cell table:formula="of:=T(IF([$тест3.G31]=1;ORG.OPENOFFICE.STYLE(&quot;граница&quot;);ORG.OPENOFFICE.STYLE(&quot;Стандарт&quot;)))">
            <text:p/>
          </table:table-cell>
          <table:table-cell table:formula="of:=T(IF([$тест3.H31]=1;ORG.OPENOFFICE.STYLE(&quot;граница&quot;);ORG.OPENOFFICE.STYLE(&quot;Стандарт&quot;)))">
            <text:p/>
          </table:table-cell>
          <table:table-cell table:formula="of:=T(IF([$тест3.I31]=1;ORG.OPENOFFICE.STYLE(&quot;граница&quot;);ORG.OPENOFFICE.STYLE(&quot;Стандарт&quot;)))">
            <text:p/>
          </table:table-cell>
          <table:table-cell table:formula="of:=T(IF([$тест3.J31]=1;ORG.OPENOFFICE.STYLE(&quot;граница&quot;);ORG.OPENOFFICE.STYLE(&quot;Стандарт&quot;)))">
            <text:p/>
          </table:table-cell>
          <table:table-cell table:formula="of:=T(IF([$тест3.K31]=1;ORG.OPENOFFICE.STYLE(&quot;граница&quot;);ORG.OPENOFFICE.STYLE(&quot;Стандарт&quot;)))">
            <text:p/>
          </table:table-cell>
          <table:table-cell table:formula="of:=T(IF([$тест3.L31]=1;ORG.OPENOFFICE.STYLE(&quot;граница&quot;);ORG.OPENOFFICE.STYLE(&quot;Стандарт&quot;)))">
            <text:p/>
          </table:table-cell>
          <table:table-cell table:formula="of:=T(IF([$тест3.M31]=1;ORG.OPENOFFICE.STYLE(&quot;граница&quot;);ORG.OPENOFFICE.STYLE(&quot;Стандарт&quot;)))">
            <text:p/>
          </table:table-cell>
          <table:table-cell table:formula="of:=T(IF([$тест3.N31]=1;ORG.OPENOFFICE.STYLE(&quot;граница&quot;);ORG.OPENOFFICE.STYLE(&quot;Стандарт&quot;)))">
            <text:p/>
          </table:table-cell>
          <table:table-cell table:formula="of:=T(IF([$тест3.O31]=1;ORG.OPENOFFICE.STYLE(&quot;граница&quot;);ORG.OPENOFFICE.STYLE(&quot;Стандарт&quot;)))">
            <text:p/>
          </table:table-cell>
          <table:table-cell table:formula="of:=T(IF([$тест3.P31]=1;ORG.OPENOFFICE.STYLE(&quot;граница&quot;);ORG.OPENOFFICE.STYLE(&quot;Стандарт&quot;)))">
            <text:p/>
          </table:table-cell>
          <table:table-cell table:formula="of:=T(IF([$тест3.Q31]=1;ORG.OPENOFFICE.STYLE(&quot;граница&quot;);ORG.OPENOFFICE.STYLE(&quot;Стандарт&quot;)))">
            <text:p/>
          </table:table-cell>
          <table:table-cell table:formula="of:=T(IF([$тест3.R31]=1;ORG.OPENOFFICE.STYLE(&quot;граница&quot;);ORG.OPENOFFICE.STYLE(&quot;Стандарт&quot;)))">
            <text:p/>
          </table:table-cell>
          <table:table-cell table:formula="of:=T(IF([$тест3.S31]=1;ORG.OPENOFFICE.STYLE(&quot;граница&quot;);ORG.OPENOFFICE.STYLE(&quot;Стандарт&quot;)))">
            <text:p/>
          </table:table-cell>
          <table:table-cell table:formula="of:=T(IF([$тест3.T31]=1;ORG.OPENOFFICE.STYLE(&quot;граница&quot;);ORG.OPENOFFICE.STYLE(&quot;Стандарт&quot;)))">
            <text:p/>
          </table:table-cell>
          <table:table-cell table:formula="of:=T(IF([$тест3.U31]=1;ORG.OPENOFFICE.STYLE(&quot;граница&quot;);ORG.OPENOFFICE.STYLE(&quot;Стандарт&quot;)))">
            <text:p/>
          </table:table-cell>
          <table:table-cell table:formula="of:=T(IF([$тест3.V31]=1;ORG.OPENOFFICE.STYLE(&quot;граница&quot;);ORG.OPENOFFICE.STYLE(&quot;Стандарт&quot;)))">
            <text:p/>
          </table:table-cell>
          <table:table-cell table:formula="of:=T(IF([$тест3.W31]=1;ORG.OPENOFFICE.STYLE(&quot;граница&quot;);ORG.OPENOFFICE.STYLE(&quot;Стандарт&quot;)))">
            <text:p/>
          </table:table-cell>
          <table:table-cell table:formula="of:=T(IF([$тест3.X31]=1;ORG.OPENOFFICE.STYLE(&quot;граница&quot;);ORG.OPENOFFICE.STYLE(&quot;Стандарт&quot;)))">
            <text:p/>
          </table:table-cell>
          <table:table-cell table:formula="of:=T(IF([$тест3.Y31]=1;ORG.OPENOFFICE.STYLE(&quot;граница&quot;);ORG.OPENOFFICE.STYLE(&quot;Стандарт&quot;)))">
            <text:p/>
          </table:table-cell>
          <table:table-cell table:formula="of:=T(IF([$тест3.Z31]=1;ORG.OPENOFFICE.STYLE(&quot;граница&quot;);ORG.OPENOFFICE.STYLE(&quot;Стандарт&quot;)))">
            <text:p/>
          </table:table-cell>
          <table:table-cell table:formula="of:=T(IF([$тест3.AA31]=1;ORG.OPENOFFICE.STYLE(&quot;граница&quot;);ORG.OPENOFFICE.STYLE(&quot;Стандарт&quot;)))">
            <text:p/>
          </table:table-cell>
          <table:table-cell table:formula="of:=T(IF([$тест3.AB31]=1;ORG.OPENOFFICE.STYLE(&quot;граница&quot;);ORG.OPENOFFICE.STYLE(&quot;Стандарт&quot;)))">
            <text:p/>
          </table:table-cell>
          <table:table-cell table:formula="of:=T(IF([$тест3.AC31]=1;ORG.OPENOFFICE.STYLE(&quot;граница&quot;);ORG.OPENOFFICE.STYLE(&quot;Стандарт&quot;)))">
            <text:p/>
          </table:table-cell>
          <table:table-cell table:formula="of:=T(IF([$тест3.AD31]=1;ORG.OPENOFFICE.STYLE(&quot;граница&quot;);ORG.OPENOFFICE.STYLE(&quot;Стандарт&quot;)))">
            <text:p/>
          </table:table-cell>
          <table:table-cell table:formula="of:=T(IF([$тест3.AE31]=1;ORG.OPENOFFICE.STYLE(&quot;граница&quot;);ORG.OPENOFFICE.STYLE(&quot;Стандарт&quot;)))">
            <text:p/>
          </table:table-cell>
          <table:table-cell table:formula="of:=T(IF([$тест3.AF31]=1;ORG.OPENOFFICE.STYLE(&quot;граница&quot;);ORG.OPENOFFICE.STYLE(&quot;Стандарт&quot;)))">
            <text:p/>
          </table:table-cell>
          <table:table-cell table:formula="of:=T(IF([$тест3.AG31]=1;ORG.OPENOFFICE.STYLE(&quot;граница&quot;);ORG.OPENOFFICE.STYLE(&quot;Стандарт&quot;)))">
            <text:p/>
          </table:table-cell>
          <table:table-cell table:formula="of:=T(IF([$тест3.AH31]=1;ORG.OPENOFFICE.STYLE(&quot;граница&quot;);ORG.OPENOFFICE.STYLE(&quot;Стандарт&quot;)))">
            <text:p/>
          </table:table-cell>
          <table:table-cell table:formula="of:=T(IF([$тест3.AI31]=1;ORG.OPENOFFICE.STYLE(&quot;граница&quot;);ORG.OPENOFFICE.STYLE(&quot;Стандарт&quot;)))">
            <text:p/>
          </table:table-cell>
          <table:table-cell table:formula="of:=T(IF([$тест3.AJ31]=1;ORG.OPENOFFICE.STYLE(&quot;граница&quot;);ORG.OPENOFFICE.STYLE(&quot;Стандарт&quot;)))">
            <text:p/>
          </table:table-cell>
          <table:table-cell table:formula="of:=T(IF([$тест3.AK31]=1;ORG.OPENOFFICE.STYLE(&quot;граница&quot;);ORG.OPENOFFICE.STYLE(&quot;Стандарт&quot;)))">
            <text:p/>
          </table:table-cell>
          <table:table-cell table:formula="of:=T(IF([$тест3.AL31]=1;ORG.OPENOFFICE.STYLE(&quot;граница&quot;);ORG.OPENOFFICE.STYLE(&quot;Стандарт&quot;)))">
            <text:p/>
          </table:table-cell>
          <table:table-cell table:formula="of:=T(IF([$тест3.AM31]=1;ORG.OPENOFFICE.STYLE(&quot;граница&quot;);ORG.OPENOFFICE.STYLE(&quot;Стандарт&quot;)))">
            <text:p/>
          </table:table-cell>
          <table:table-cell table:formula="of:=T(IF([$тест3.AN31]=1;ORG.OPENOFFICE.STYLE(&quot;граница&quot;);ORG.OPENOFFICE.STYLE(&quot;Стандарт&quot;)))">
            <text:p/>
          </table:table-cell>
          <table:table-cell table:formula="of:=T(IF([$тест3.AO31]=1;ORG.OPENOFFICE.STYLE(&quot;граница&quot;);ORG.OPENOFFICE.STYLE(&quot;Стандарт&quot;)))">
            <text:p/>
          </table:table-cell>
          <table:table-cell table:formula="of:=T(IF([$тест3.AP31]=1;ORG.OPENOFFICE.STYLE(&quot;граница&quot;);ORG.OPENOFFICE.STYLE(&quot;Стандарт&quot;)))">
            <text:p/>
          </table:table-cell>
          <table:table-cell table:formula="of:=T(IF([$тест3.AQ31]=1;ORG.OPENOFFICE.STYLE(&quot;граница&quot;);ORG.OPENOFFICE.STYLE(&quot;Стандарт&quot;)))">
            <text:p/>
          </table:table-cell>
          <table:table-cell table:formula="of:=T(IF([$тест3.AR31]=1;ORG.OPENOFFICE.STYLE(&quot;граница&quot;);ORG.OPENOFFICE.STYLE(&quot;Стандарт&quot;)))">
            <text:p/>
          </table:table-cell>
          <table:table-cell table:formula="of:=T(IF([$тест3.AS31]=1;ORG.OPENOFFICE.STYLE(&quot;граница&quot;);ORG.OPENOFFICE.STYLE(&quot;Стандарт&quot;)))">
            <text:p/>
          </table:table-cell>
          <table:table-cell table:formula="of:=T(IF([$тест3.AT31]=1;ORG.OPENOFFICE.STYLE(&quot;граница&quot;);ORG.OPENOFFICE.STYLE(&quot;Стандарт&quot;)))">
            <text:p/>
          </table:table-cell>
          <table:table-cell table:formula="of:=T(IF([$тест3.AU31]=1;ORG.OPENOFFICE.STYLE(&quot;граница&quot;);ORG.OPENOFFICE.STYLE(&quot;Стандарт&quot;)))">
            <text:p/>
          </table:table-cell>
          <table:table-cell table:formula="of:=T(IF([$тест3.AV31]=1;ORG.OPENOFFICE.STYLE(&quot;граница&quot;);ORG.OPENOFFICE.STYLE(&quot;Стандарт&quot;)))">
            <text:p/>
          </table:table-cell>
          <table:table-cell table:formula="of:=T(IF([$тест3.AW31]=1;ORG.OPENOFFICE.STYLE(&quot;граница&quot;);ORG.OPENOFFICE.STYLE(&quot;Стандарт&quot;)))">
            <text:p/>
          </table:table-cell>
          <table:table-cell table:formula="of:=T(IF([$тест3.AX31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(IF([$тест3.B32]=1;ORG.OPENOFFICE.STYLE(&quot;граница&quot;);ORG.OPENOFFICE.STYLE(&quot;Стандарт&quot;)))">
            <text:p/>
          </table:table-cell>
          <table:table-cell table:formula="of:=T(IF([$тест3.C32]=1;ORG.OPENOFFICE.STYLE(&quot;граница&quot;);ORG.OPENOFFICE.STYLE(&quot;Стандарт&quot;)))">
            <text:p/>
          </table:table-cell>
          <table:table-cell table:formula="of:=T(IF([$тест3.D32]=1;ORG.OPENOFFICE.STYLE(&quot;граница&quot;);ORG.OPENOFFICE.STYLE(&quot;Стандарт&quot;)))">
            <text:p/>
          </table:table-cell>
          <table:table-cell table:formula="of:=T(IF([$тест3.E32]=1;ORG.OPENOFFICE.STYLE(&quot;граница&quot;);ORG.OPENOFFICE.STYLE(&quot;Стандарт&quot;)))">
            <text:p/>
          </table:table-cell>
          <table:table-cell table:formula="of:=T(IF([$тест3.F32]=1;ORG.OPENOFFICE.STYLE(&quot;граница&quot;);ORG.OPENOFFICE.STYLE(&quot;Стандарт&quot;)))">
            <text:p/>
          </table:table-cell>
          <table:table-cell table:formula="of:=T(IF([$тест3.G32]=1;ORG.OPENOFFICE.STYLE(&quot;граница&quot;);ORG.OPENOFFICE.STYLE(&quot;Стандарт&quot;)))">
            <text:p/>
          </table:table-cell>
          <table:table-cell table:formula="of:=T(IF([$тест3.H32]=1;ORG.OPENOFFICE.STYLE(&quot;граница&quot;);ORG.OPENOFFICE.STYLE(&quot;Стандарт&quot;)))">
            <text:p/>
          </table:table-cell>
          <table:table-cell table:formula="of:=T(IF([$тест3.I32]=1;ORG.OPENOFFICE.STYLE(&quot;граница&quot;);ORG.OPENOFFICE.STYLE(&quot;Стандарт&quot;)))">
            <text:p/>
          </table:table-cell>
          <table:table-cell table:formula="of:=T(IF([$тест3.J32]=1;ORG.OPENOFFICE.STYLE(&quot;граница&quot;);ORG.OPENOFFICE.STYLE(&quot;Стандарт&quot;)))">
            <text:p/>
          </table:table-cell>
          <table:table-cell table:formula="of:=T(IF([$тест3.K32]=1;ORG.OPENOFFICE.STYLE(&quot;граница&quot;);ORG.OPENOFFICE.STYLE(&quot;Стандарт&quot;)))">
            <text:p/>
          </table:table-cell>
          <table:table-cell table:formula="of:=T(IF([$тест3.L32]=1;ORG.OPENOFFICE.STYLE(&quot;граница&quot;);ORG.OPENOFFICE.STYLE(&quot;Стандарт&quot;)))">
            <text:p/>
          </table:table-cell>
          <table:table-cell table:formula="of:=T(IF([$тест3.M32]=1;ORG.OPENOFFICE.STYLE(&quot;граница&quot;);ORG.OPENOFFICE.STYLE(&quot;Стандарт&quot;)))">
            <text:p/>
          </table:table-cell>
          <table:table-cell table:formula="of:=T(IF([$тест3.N32]=1;ORG.OPENOFFICE.STYLE(&quot;граница&quot;);ORG.OPENOFFICE.STYLE(&quot;Стандарт&quot;)))">
            <text:p/>
          </table:table-cell>
          <table:table-cell table:formula="of:=T(IF([$тест3.O32]=1;ORG.OPENOFFICE.STYLE(&quot;граница&quot;);ORG.OPENOFFICE.STYLE(&quot;Стандарт&quot;)))">
            <text:p/>
          </table:table-cell>
          <table:table-cell table:formula="of:=T(IF([$тест3.P32]=1;ORG.OPENOFFICE.STYLE(&quot;граница&quot;);ORG.OPENOFFICE.STYLE(&quot;Стандарт&quot;)))">
            <text:p/>
          </table:table-cell>
          <table:table-cell table:formula="of:=T(IF([$тест3.Q32]=1;ORG.OPENOFFICE.STYLE(&quot;граница&quot;);ORG.OPENOFFICE.STYLE(&quot;Стандарт&quot;)))">
            <text:p/>
          </table:table-cell>
          <table:table-cell table:formula="of:=T(IF([$тест3.R32]=1;ORG.OPENOFFICE.STYLE(&quot;граница&quot;);ORG.OPENOFFICE.STYLE(&quot;Стандарт&quot;)))">
            <text:p/>
          </table:table-cell>
          <table:table-cell table:formula="of:=T(IF([$тест3.S32]=1;ORG.OPENOFFICE.STYLE(&quot;граница&quot;);ORG.OPENOFFICE.STYLE(&quot;Стандарт&quot;)))">
            <text:p/>
          </table:table-cell>
          <table:table-cell table:formula="of:=T(IF([$тест3.T32]=1;ORG.OPENOFFICE.STYLE(&quot;граница&quot;);ORG.OPENOFFICE.STYLE(&quot;Стандарт&quot;)))">
            <text:p/>
          </table:table-cell>
          <table:table-cell table:formula="of:=T(IF([$тест3.U32]=1;ORG.OPENOFFICE.STYLE(&quot;граница&quot;);ORG.OPENOFFICE.STYLE(&quot;Стандарт&quot;)))">
            <text:p/>
          </table:table-cell>
          <table:table-cell table:formula="of:=T(IF([$тест3.V32]=1;ORG.OPENOFFICE.STYLE(&quot;граница&quot;);ORG.OPENOFFICE.STYLE(&quot;Стандарт&quot;)))">
            <text:p/>
          </table:table-cell>
          <table:table-cell table:formula="of:=T(IF([$тест3.W32]=1;ORG.OPENOFFICE.STYLE(&quot;граница&quot;);ORG.OPENOFFICE.STYLE(&quot;Стандарт&quot;)))">
            <text:p/>
          </table:table-cell>
          <table:table-cell table:formula="of:=T(IF([$тест3.X32]=1;ORG.OPENOFFICE.STYLE(&quot;граница&quot;);ORG.OPENOFFICE.STYLE(&quot;Стандарт&quot;)))">
            <text:p/>
          </table:table-cell>
          <table:table-cell table:formula="of:=T(IF([$тест3.Y32]=1;ORG.OPENOFFICE.STYLE(&quot;граница&quot;);ORG.OPENOFFICE.STYLE(&quot;Стандарт&quot;)))">
            <text:p/>
          </table:table-cell>
          <table:table-cell table:formula="of:=T(IF([$тест3.Z32]=1;ORG.OPENOFFICE.STYLE(&quot;граница&quot;);ORG.OPENOFFICE.STYLE(&quot;Стандарт&quot;)))">
            <text:p/>
          </table:table-cell>
          <table:table-cell table:formula="of:=T(IF([$тест3.AA32]=1;ORG.OPENOFFICE.STYLE(&quot;граница&quot;);ORG.OPENOFFICE.STYLE(&quot;Стандарт&quot;)))">
            <text:p/>
          </table:table-cell>
          <table:table-cell table:formula="of:=T(IF([$тест3.AB32]=1;ORG.OPENOFFICE.STYLE(&quot;граница&quot;);ORG.OPENOFFICE.STYLE(&quot;Стандарт&quot;)))">
            <text:p/>
          </table:table-cell>
          <table:table-cell table:formula="of:=T(IF([$тест3.AC32]=1;ORG.OPENOFFICE.STYLE(&quot;граница&quot;);ORG.OPENOFFICE.STYLE(&quot;Стандарт&quot;)))">
            <text:p/>
          </table:table-cell>
          <table:table-cell table:formula="of:=T(IF([$тест3.AD32]=1;ORG.OPENOFFICE.STYLE(&quot;граница&quot;);ORG.OPENOFFICE.STYLE(&quot;Стандарт&quot;)))">
            <text:p/>
          </table:table-cell>
          <table:table-cell table:formula="of:=T(IF([$тест3.AE32]=1;ORG.OPENOFFICE.STYLE(&quot;граница&quot;);ORG.OPENOFFICE.STYLE(&quot;Стандарт&quot;)))">
            <text:p/>
          </table:table-cell>
          <table:table-cell table:formula="of:=T(IF([$тест3.AF32]=1;ORG.OPENOFFICE.STYLE(&quot;граница&quot;);ORG.OPENOFFICE.STYLE(&quot;Стандарт&quot;)))">
            <text:p/>
          </table:table-cell>
          <table:table-cell table:formula="of:=T(IF([$тест3.AG32]=1;ORG.OPENOFFICE.STYLE(&quot;граница&quot;);ORG.OPENOFFICE.STYLE(&quot;Стандарт&quot;)))">
            <text:p/>
          </table:table-cell>
          <table:table-cell table:formula="of:=T(IF([$тест3.AH32]=1;ORG.OPENOFFICE.STYLE(&quot;граница&quot;);ORG.OPENOFFICE.STYLE(&quot;Стандарт&quot;)))">
            <text:p/>
          </table:table-cell>
          <table:table-cell table:formula="of:=T(IF([$тест3.AI32]=1;ORG.OPENOFFICE.STYLE(&quot;граница&quot;);ORG.OPENOFFICE.STYLE(&quot;Стандарт&quot;)))">
            <text:p/>
          </table:table-cell>
          <table:table-cell table:formula="of:=T(IF([$тест3.AJ32]=1;ORG.OPENOFFICE.STYLE(&quot;граница&quot;);ORG.OPENOFFICE.STYLE(&quot;Стандарт&quot;)))">
            <text:p/>
          </table:table-cell>
          <table:table-cell table:formula="of:=T(IF([$тест3.AK32]=1;ORG.OPENOFFICE.STYLE(&quot;граница&quot;);ORG.OPENOFFICE.STYLE(&quot;Стандарт&quot;)))">
            <text:p/>
          </table:table-cell>
          <table:table-cell table:formula="of:=T(IF([$тест3.AL32]=1;ORG.OPENOFFICE.STYLE(&quot;граница&quot;);ORG.OPENOFFICE.STYLE(&quot;Стандарт&quot;)))">
            <text:p/>
          </table:table-cell>
          <table:table-cell table:formula="of:=T(IF([$тест3.AM32]=1;ORG.OPENOFFICE.STYLE(&quot;граница&quot;);ORG.OPENOFFICE.STYLE(&quot;Стандарт&quot;)))">
            <text:p/>
          </table:table-cell>
          <table:table-cell table:formula="of:=T(IF([$тест3.AN32]=1;ORG.OPENOFFICE.STYLE(&quot;граница&quot;);ORG.OPENOFFICE.STYLE(&quot;Стандарт&quot;)))">
            <text:p/>
          </table:table-cell>
          <table:table-cell table:formula="of:=T(IF([$тест3.AO32]=1;ORG.OPENOFFICE.STYLE(&quot;граница&quot;);ORG.OPENOFFICE.STYLE(&quot;Стандарт&quot;)))">
            <text:p/>
          </table:table-cell>
          <table:table-cell table:formula="of:=T(IF([$тест3.AP32]=1;ORG.OPENOFFICE.STYLE(&quot;граница&quot;);ORG.OPENOFFICE.STYLE(&quot;Стандарт&quot;)))">
            <text:p/>
          </table:table-cell>
          <table:table-cell table:formula="of:=T(IF([$тест3.AQ32]=1;ORG.OPENOFFICE.STYLE(&quot;граница&quot;);ORG.OPENOFFICE.STYLE(&quot;Стандарт&quot;)))">
            <text:p/>
          </table:table-cell>
          <table:table-cell table:formula="of:=T(IF([$тест3.AR32]=1;ORG.OPENOFFICE.STYLE(&quot;граница&quot;);ORG.OPENOFFICE.STYLE(&quot;Стандарт&quot;)))">
            <text:p/>
          </table:table-cell>
          <table:table-cell table:formula="of:=T(IF([$тест3.AS32]=1;ORG.OPENOFFICE.STYLE(&quot;граница&quot;);ORG.OPENOFFICE.STYLE(&quot;Стандарт&quot;)))">
            <text:p/>
          </table:table-cell>
          <table:table-cell table:formula="of:=T(IF([$тест3.AT32]=1;ORG.OPENOFFICE.STYLE(&quot;граница&quot;);ORG.OPENOFFICE.STYLE(&quot;Стандарт&quot;)))">
            <text:p/>
          </table:table-cell>
          <table:table-cell table:formula="of:=T(IF([$тест3.AU32]=1;ORG.OPENOFFICE.STYLE(&quot;граница&quot;);ORG.OPENOFFICE.STYLE(&quot;Стандарт&quot;)))">
            <text:p/>
          </table:table-cell>
          <table:table-cell table:formula="of:=T(IF([$тест3.AV32]=1;ORG.OPENOFFICE.STYLE(&quot;граница&quot;);ORG.OPENOFFICE.STYLE(&quot;Стандарт&quot;)))">
            <text:p/>
          </table:table-cell>
          <table:table-cell table:formula="of:=T(IF([$тест3.AW32]=1;ORG.OPENOFFICE.STYLE(&quot;граница&quot;);ORG.OPENOFFICE.STYLE(&quot;Стандарт&quot;)))">
            <text:p/>
          </table:table-cell>
          <table:table-cell table:formula="of:=T(IF([$тест3.AX32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(IF([$тест3.B33]=1;ORG.OPENOFFICE.STYLE(&quot;граница&quot;);ORG.OPENOFFICE.STYLE(&quot;Стандарт&quot;)))">
            <text:p/>
          </table:table-cell>
          <table:table-cell table:formula="of:=T(IF([$тест3.C33]=1;ORG.OPENOFFICE.STYLE(&quot;граница&quot;);ORG.OPENOFFICE.STYLE(&quot;Стандарт&quot;)))">
            <text:p/>
          </table:table-cell>
          <table:table-cell table:formula="of:=T(IF([$тест3.D33]=1;ORG.OPENOFFICE.STYLE(&quot;граница&quot;);ORG.OPENOFFICE.STYLE(&quot;Стандарт&quot;)))">
            <text:p/>
          </table:table-cell>
          <table:table-cell table:formula="of:=T(IF([$тест3.E33]=1;ORG.OPENOFFICE.STYLE(&quot;граница&quot;);ORG.OPENOFFICE.STYLE(&quot;Стандарт&quot;)))">
            <text:p/>
          </table:table-cell>
          <table:table-cell table:formula="of:=T(IF([$тест3.F33]=1;ORG.OPENOFFICE.STYLE(&quot;граница&quot;);ORG.OPENOFFICE.STYLE(&quot;Стандарт&quot;)))">
            <text:p/>
          </table:table-cell>
          <table:table-cell table:formula="of:=T(IF([$тест3.G33]=1;ORG.OPENOFFICE.STYLE(&quot;граница&quot;);ORG.OPENOFFICE.STYLE(&quot;Стандарт&quot;)))">
            <text:p/>
          </table:table-cell>
          <table:table-cell table:formula="of:=T(IF([$тест3.H33]=1;ORG.OPENOFFICE.STYLE(&quot;граница&quot;);ORG.OPENOFFICE.STYLE(&quot;Стандарт&quot;)))">
            <text:p/>
          </table:table-cell>
          <table:table-cell table:formula="of:=T(IF([$тест3.I33]=1;ORG.OPENOFFICE.STYLE(&quot;граница&quot;);ORG.OPENOFFICE.STYLE(&quot;Стандарт&quot;)))">
            <text:p/>
          </table:table-cell>
          <table:table-cell table:formula="of:=T(IF([$тест3.J33]=1;ORG.OPENOFFICE.STYLE(&quot;граница&quot;);ORG.OPENOFFICE.STYLE(&quot;Стандарт&quot;)))">
            <text:p/>
          </table:table-cell>
          <table:table-cell table:formula="of:=T(IF([$тест3.K33]=1;ORG.OPENOFFICE.STYLE(&quot;граница&quot;);ORG.OPENOFFICE.STYLE(&quot;Стандарт&quot;)))">
            <text:p/>
          </table:table-cell>
          <table:table-cell table:formula="of:=T(IF([$тест3.L33]=1;ORG.OPENOFFICE.STYLE(&quot;граница&quot;);ORG.OPENOFFICE.STYLE(&quot;Стандарт&quot;)))">
            <text:p/>
          </table:table-cell>
          <table:table-cell table:formula="of:=T(IF([$тест3.M33]=1;ORG.OPENOFFICE.STYLE(&quot;граница&quot;);ORG.OPENOFFICE.STYLE(&quot;Стандарт&quot;)))">
            <text:p/>
          </table:table-cell>
          <table:table-cell table:formula="of:=T(IF([$тест3.N33]=1;ORG.OPENOFFICE.STYLE(&quot;граница&quot;);ORG.OPENOFFICE.STYLE(&quot;Стандарт&quot;)))">
            <text:p/>
          </table:table-cell>
          <table:table-cell table:formula="of:=T(IF([$тест3.O33]=1;ORG.OPENOFFICE.STYLE(&quot;граница&quot;);ORG.OPENOFFICE.STYLE(&quot;Стандарт&quot;)))">
            <text:p/>
          </table:table-cell>
          <table:table-cell table:formula="of:=T(IF([$тест3.P33]=1;ORG.OPENOFFICE.STYLE(&quot;граница&quot;);ORG.OPENOFFICE.STYLE(&quot;Стандарт&quot;)))">
            <text:p/>
          </table:table-cell>
          <table:table-cell table:formula="of:=T(IF([$тест3.Q33]=1;ORG.OPENOFFICE.STYLE(&quot;граница&quot;);ORG.OPENOFFICE.STYLE(&quot;Стандарт&quot;)))">
            <text:p/>
          </table:table-cell>
          <table:table-cell table:formula="of:=T(IF([$тест3.R33]=1;ORG.OPENOFFICE.STYLE(&quot;граница&quot;);ORG.OPENOFFICE.STYLE(&quot;Стандарт&quot;)))">
            <text:p/>
          </table:table-cell>
          <table:table-cell table:formula="of:=T(IF([$тест3.S33]=1;ORG.OPENOFFICE.STYLE(&quot;граница&quot;);ORG.OPENOFFICE.STYLE(&quot;Стандарт&quot;)))">
            <text:p/>
          </table:table-cell>
          <table:table-cell table:formula="of:=T(IF([$тест3.T33]=1;ORG.OPENOFFICE.STYLE(&quot;граница&quot;);ORG.OPENOFFICE.STYLE(&quot;Стандарт&quot;)))">
            <text:p/>
          </table:table-cell>
          <table:table-cell table:formula="of:=T(IF([$тест3.U33]=1;ORG.OPENOFFICE.STYLE(&quot;граница&quot;);ORG.OPENOFFICE.STYLE(&quot;Стандарт&quot;)))">
            <text:p/>
          </table:table-cell>
          <table:table-cell table:formula="of:=T(IF([$тест3.V33]=1;ORG.OPENOFFICE.STYLE(&quot;граница&quot;);ORG.OPENOFFICE.STYLE(&quot;Стандарт&quot;)))">
            <text:p/>
          </table:table-cell>
          <table:table-cell table:formula="of:=T(IF([$тест3.W33]=1;ORG.OPENOFFICE.STYLE(&quot;граница&quot;);ORG.OPENOFFICE.STYLE(&quot;Стандарт&quot;)))">
            <text:p/>
          </table:table-cell>
          <table:table-cell table:formula="of:=T(IF([$тест3.X33]=1;ORG.OPENOFFICE.STYLE(&quot;граница&quot;);ORG.OPENOFFICE.STYLE(&quot;Стандарт&quot;)))">
            <text:p/>
          </table:table-cell>
          <table:table-cell table:formula="of:=T(IF([$тест3.Y33]=1;ORG.OPENOFFICE.STYLE(&quot;граница&quot;);ORG.OPENOFFICE.STYLE(&quot;Стандарт&quot;)))">
            <text:p/>
          </table:table-cell>
          <table:table-cell table:formula="of:=T(IF([$тест3.Z33]=1;ORG.OPENOFFICE.STYLE(&quot;граница&quot;);ORG.OPENOFFICE.STYLE(&quot;Стандарт&quot;)))">
            <text:p/>
          </table:table-cell>
          <table:table-cell table:formula="of:=T(IF([$тест3.AA33]=1;ORG.OPENOFFICE.STYLE(&quot;граница&quot;);ORG.OPENOFFICE.STYLE(&quot;Стандарт&quot;)))">
            <text:p/>
          </table:table-cell>
          <table:table-cell table:formula="of:=T(IF([$тест3.AB33]=1;ORG.OPENOFFICE.STYLE(&quot;граница&quot;);ORG.OPENOFFICE.STYLE(&quot;Стандарт&quot;)))">
            <text:p/>
          </table:table-cell>
          <table:table-cell table:formula="of:=T(IF([$тест3.AC33]=1;ORG.OPENOFFICE.STYLE(&quot;граница&quot;);ORG.OPENOFFICE.STYLE(&quot;Стандарт&quot;)))">
            <text:p/>
          </table:table-cell>
          <table:table-cell table:formula="of:=T(IF([$тест3.AD33]=1;ORG.OPENOFFICE.STYLE(&quot;граница&quot;);ORG.OPENOFFICE.STYLE(&quot;Стандарт&quot;)))">
            <text:p/>
          </table:table-cell>
          <table:table-cell table:formula="of:=T(IF([$тест3.AE33]=1;ORG.OPENOFFICE.STYLE(&quot;граница&quot;);ORG.OPENOFFICE.STYLE(&quot;Стандарт&quot;)))">
            <text:p/>
          </table:table-cell>
          <table:table-cell table:formula="of:=T(IF([$тест3.AF33]=1;ORG.OPENOFFICE.STYLE(&quot;граница&quot;);ORG.OPENOFFICE.STYLE(&quot;Стандарт&quot;)))">
            <text:p/>
          </table:table-cell>
          <table:table-cell table:formula="of:=T(IF([$тест3.AG33]=1;ORG.OPENOFFICE.STYLE(&quot;граница&quot;);ORG.OPENOFFICE.STYLE(&quot;Стандарт&quot;)))">
            <text:p/>
          </table:table-cell>
          <table:table-cell table:formula="of:=T(IF([$тест3.AH33]=1;ORG.OPENOFFICE.STYLE(&quot;граница&quot;);ORG.OPENOFFICE.STYLE(&quot;Стандарт&quot;)))">
            <text:p/>
          </table:table-cell>
          <table:table-cell table:formula="of:=T(IF([$тест3.AI33]=1;ORG.OPENOFFICE.STYLE(&quot;граница&quot;);ORG.OPENOFFICE.STYLE(&quot;Стандарт&quot;)))">
            <text:p/>
          </table:table-cell>
          <table:table-cell table:formula="of:=T(IF([$тест3.AJ33]=1;ORG.OPENOFFICE.STYLE(&quot;граница&quot;);ORG.OPENOFFICE.STYLE(&quot;Стандарт&quot;)))">
            <text:p/>
          </table:table-cell>
          <table:table-cell table:formula="of:=T(IF([$тест3.AK33]=1;ORG.OPENOFFICE.STYLE(&quot;граница&quot;);ORG.OPENOFFICE.STYLE(&quot;Стандарт&quot;)))">
            <text:p/>
          </table:table-cell>
          <table:table-cell table:formula="of:=T(IF([$тест3.AL33]=1;ORG.OPENOFFICE.STYLE(&quot;граница&quot;);ORG.OPENOFFICE.STYLE(&quot;Стандарт&quot;)))">
            <text:p/>
          </table:table-cell>
          <table:table-cell table:formula="of:=T(IF([$тест3.AM33]=1;ORG.OPENOFFICE.STYLE(&quot;граница&quot;);ORG.OPENOFFICE.STYLE(&quot;Стандарт&quot;)))">
            <text:p/>
          </table:table-cell>
          <table:table-cell table:formula="of:=T(IF([$тест3.AN33]=1;ORG.OPENOFFICE.STYLE(&quot;граница&quot;);ORG.OPENOFFICE.STYLE(&quot;Стандарт&quot;)))">
            <text:p/>
          </table:table-cell>
          <table:table-cell table:formula="of:=T(IF([$тест3.AO33]=1;ORG.OPENOFFICE.STYLE(&quot;граница&quot;);ORG.OPENOFFICE.STYLE(&quot;Стандарт&quot;)))">
            <text:p/>
          </table:table-cell>
          <table:table-cell table:formula="of:=T(IF([$тест3.AP33]=1;ORG.OPENOFFICE.STYLE(&quot;граница&quot;);ORG.OPENOFFICE.STYLE(&quot;Стандарт&quot;)))">
            <text:p/>
          </table:table-cell>
          <table:table-cell table:formula="of:=T(IF([$тест3.AQ33]=1;ORG.OPENOFFICE.STYLE(&quot;граница&quot;);ORG.OPENOFFICE.STYLE(&quot;Стандарт&quot;)))">
            <text:p/>
          </table:table-cell>
          <table:table-cell table:formula="of:=T(IF([$тест3.AR33]=1;ORG.OPENOFFICE.STYLE(&quot;граница&quot;);ORG.OPENOFFICE.STYLE(&quot;Стандарт&quot;)))">
            <text:p/>
          </table:table-cell>
          <table:table-cell table:formula="of:=T(IF([$тест3.AS33]=1;ORG.OPENOFFICE.STYLE(&quot;граница&quot;);ORG.OPENOFFICE.STYLE(&quot;Стандарт&quot;)))">
            <text:p/>
          </table:table-cell>
          <table:table-cell table:formula="of:=T(IF([$тест3.AT33]=1;ORG.OPENOFFICE.STYLE(&quot;граница&quot;);ORG.OPENOFFICE.STYLE(&quot;Стандарт&quot;)))">
            <text:p/>
          </table:table-cell>
          <table:table-cell table:formula="of:=T(IF([$тест3.AU33]=1;ORG.OPENOFFICE.STYLE(&quot;граница&quot;);ORG.OPENOFFICE.STYLE(&quot;Стандарт&quot;)))">
            <text:p/>
          </table:table-cell>
          <table:table-cell table:formula="of:=T(IF([$тест3.AV33]=1;ORG.OPENOFFICE.STYLE(&quot;граница&quot;);ORG.OPENOFFICE.STYLE(&quot;Стандарт&quot;)))">
            <text:p/>
          </table:table-cell>
          <table:table-cell table:formula="of:=T(IF([$тест3.AW33]=1;ORG.OPENOFFICE.STYLE(&quot;граница&quot;);ORG.OPENOFFICE.STYLE(&quot;Стандарт&quot;)))">
            <text:p/>
          </table:table-cell>
          <table:table-cell table:formula="of:=T(IF([$тест3.AX33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(IF([$тест3.B34]=1;ORG.OPENOFFICE.STYLE(&quot;граница&quot;);ORG.OPENOFFICE.STYLE(&quot;Стандарт&quot;)))">
            <text:p/>
          </table:table-cell>
          <table:table-cell table:formula="of:=T(IF([$тест3.C34]=1;ORG.OPENOFFICE.STYLE(&quot;граница&quot;);ORG.OPENOFFICE.STYLE(&quot;Стандарт&quot;)))">
            <text:p/>
          </table:table-cell>
          <table:table-cell table:formula="of:=T(IF([$тест3.D34]=1;ORG.OPENOFFICE.STYLE(&quot;граница&quot;);ORG.OPENOFFICE.STYLE(&quot;Стандарт&quot;)))">
            <text:p/>
          </table:table-cell>
          <table:table-cell table:formula="of:=T(IF([$тест3.E34]=1;ORG.OPENOFFICE.STYLE(&quot;граница&quot;);ORG.OPENOFFICE.STYLE(&quot;Стандарт&quot;)))">
            <text:p/>
          </table:table-cell>
          <table:table-cell table:formula="of:=T(IF([$тест3.F34]=1;ORG.OPENOFFICE.STYLE(&quot;граница&quot;);ORG.OPENOFFICE.STYLE(&quot;Стандарт&quot;)))">
            <text:p/>
          </table:table-cell>
          <table:table-cell table:formula="of:=T(IF([$тест3.G34]=1;ORG.OPENOFFICE.STYLE(&quot;граница&quot;);ORG.OPENOFFICE.STYLE(&quot;Стандарт&quot;)))">
            <text:p/>
          </table:table-cell>
          <table:table-cell table:formula="of:=T(IF([$тест3.H34]=1;ORG.OPENOFFICE.STYLE(&quot;граница&quot;);ORG.OPENOFFICE.STYLE(&quot;Стандарт&quot;)))">
            <text:p/>
          </table:table-cell>
          <table:table-cell table:formula="of:=T(IF([$тест3.I34]=1;ORG.OPENOFFICE.STYLE(&quot;граница&quot;);ORG.OPENOFFICE.STYLE(&quot;Стандарт&quot;)))">
            <text:p/>
          </table:table-cell>
          <table:table-cell table:formula="of:=T(IF([$тест3.J34]=1;ORG.OPENOFFICE.STYLE(&quot;граница&quot;);ORG.OPENOFFICE.STYLE(&quot;Стандарт&quot;)))">
            <text:p/>
          </table:table-cell>
          <table:table-cell table:formula="of:=T(IF([$тест3.K34]=1;ORG.OPENOFFICE.STYLE(&quot;граница&quot;);ORG.OPENOFFICE.STYLE(&quot;Стандарт&quot;)))">
            <text:p/>
          </table:table-cell>
          <table:table-cell table:formula="of:=T(IF([$тест3.L34]=1;ORG.OPENOFFICE.STYLE(&quot;граница&quot;);ORG.OPENOFFICE.STYLE(&quot;Стандарт&quot;)))">
            <text:p/>
          </table:table-cell>
          <table:table-cell table:formula="of:=T(IF([$тест3.M34]=1;ORG.OPENOFFICE.STYLE(&quot;граница&quot;);ORG.OPENOFFICE.STYLE(&quot;Стандарт&quot;)))">
            <text:p/>
          </table:table-cell>
          <table:table-cell table:formula="of:=T(IF([$тест3.N34]=1;ORG.OPENOFFICE.STYLE(&quot;граница&quot;);ORG.OPENOFFICE.STYLE(&quot;Стандарт&quot;)))">
            <text:p/>
          </table:table-cell>
          <table:table-cell table:formula="of:=T(IF([$тест3.O34]=1;ORG.OPENOFFICE.STYLE(&quot;граница&quot;);ORG.OPENOFFICE.STYLE(&quot;Стандарт&quot;)))">
            <text:p/>
          </table:table-cell>
          <table:table-cell table:formula="of:=T(IF([$тест3.P34]=1;ORG.OPENOFFICE.STYLE(&quot;граница&quot;);ORG.OPENOFFICE.STYLE(&quot;Стандарт&quot;)))">
            <text:p/>
          </table:table-cell>
          <table:table-cell table:formula="of:=T(IF([$тест3.Q34]=1;ORG.OPENOFFICE.STYLE(&quot;граница&quot;);ORG.OPENOFFICE.STYLE(&quot;Стандарт&quot;)))">
            <text:p/>
          </table:table-cell>
          <table:table-cell table:formula="of:=T(IF([$тест3.R34]=1;ORG.OPENOFFICE.STYLE(&quot;граница&quot;);ORG.OPENOFFICE.STYLE(&quot;Стандарт&quot;)))">
            <text:p/>
          </table:table-cell>
          <table:table-cell table:formula="of:=T(IF([$тест3.S34]=1;ORG.OPENOFFICE.STYLE(&quot;граница&quot;);ORG.OPENOFFICE.STYLE(&quot;Стандарт&quot;)))">
            <text:p/>
          </table:table-cell>
          <table:table-cell table:formula="of:=T(IF([$тест3.T34]=1;ORG.OPENOFFICE.STYLE(&quot;граница&quot;);ORG.OPENOFFICE.STYLE(&quot;Стандарт&quot;)))">
            <text:p/>
          </table:table-cell>
          <table:table-cell table:formula="of:=T(IF([$тест3.U34]=1;ORG.OPENOFFICE.STYLE(&quot;граница&quot;);ORG.OPENOFFICE.STYLE(&quot;Стандарт&quot;)))">
            <text:p/>
          </table:table-cell>
          <table:table-cell table:formula="of:=T(IF([$тест3.V34]=1;ORG.OPENOFFICE.STYLE(&quot;граница&quot;);ORG.OPENOFFICE.STYLE(&quot;Стандарт&quot;)))">
            <text:p/>
          </table:table-cell>
          <table:table-cell table:formula="of:=T(IF([$тест3.W34]=1;ORG.OPENOFFICE.STYLE(&quot;граница&quot;);ORG.OPENOFFICE.STYLE(&quot;Стандарт&quot;)))">
            <text:p/>
          </table:table-cell>
          <table:table-cell table:formula="of:=T(IF([$тест3.X34]=1;ORG.OPENOFFICE.STYLE(&quot;граница&quot;);ORG.OPENOFFICE.STYLE(&quot;Стандарт&quot;)))">
            <text:p/>
          </table:table-cell>
          <table:table-cell table:formula="of:=T(IF([$тест3.Y34]=1;ORG.OPENOFFICE.STYLE(&quot;граница&quot;);ORG.OPENOFFICE.STYLE(&quot;Стандарт&quot;)))">
            <text:p/>
          </table:table-cell>
          <table:table-cell table:formula="of:=T(IF([$тест3.Z34]=1;ORG.OPENOFFICE.STYLE(&quot;граница&quot;);ORG.OPENOFFICE.STYLE(&quot;Стандарт&quot;)))">
            <text:p/>
          </table:table-cell>
          <table:table-cell table:formula="of:=T(IF([$тест3.AA34]=1;ORG.OPENOFFICE.STYLE(&quot;граница&quot;);ORG.OPENOFFICE.STYLE(&quot;Стандарт&quot;)))">
            <text:p/>
          </table:table-cell>
          <table:table-cell table:formula="of:=T(IF([$тест3.AB34]=1;ORG.OPENOFFICE.STYLE(&quot;граница&quot;);ORG.OPENOFFICE.STYLE(&quot;Стандарт&quot;)))">
            <text:p/>
          </table:table-cell>
          <table:table-cell table:formula="of:=T(IF([$тест3.AC34]=1;ORG.OPENOFFICE.STYLE(&quot;граница&quot;);ORG.OPENOFFICE.STYLE(&quot;Стандарт&quot;)))">
            <text:p/>
          </table:table-cell>
          <table:table-cell table:formula="of:=T(IF([$тест3.AD34]=1;ORG.OPENOFFICE.STYLE(&quot;граница&quot;);ORG.OPENOFFICE.STYLE(&quot;Стандарт&quot;)))">
            <text:p/>
          </table:table-cell>
          <table:table-cell table:formula="of:=T(IF([$тест3.AE34]=1;ORG.OPENOFFICE.STYLE(&quot;граница&quot;);ORG.OPENOFFICE.STYLE(&quot;Стандарт&quot;)))">
            <text:p/>
          </table:table-cell>
          <table:table-cell table:formula="of:=T(IF([$тест3.AF34]=1;ORG.OPENOFFICE.STYLE(&quot;граница&quot;);ORG.OPENOFFICE.STYLE(&quot;Стандарт&quot;)))">
            <text:p/>
          </table:table-cell>
          <table:table-cell table:formula="of:=T(IF([$тест3.AG34]=1;ORG.OPENOFFICE.STYLE(&quot;граница&quot;);ORG.OPENOFFICE.STYLE(&quot;Стандарт&quot;)))">
            <text:p/>
          </table:table-cell>
          <table:table-cell table:formula="of:=T(IF([$тест3.AH34]=1;ORG.OPENOFFICE.STYLE(&quot;граница&quot;);ORG.OPENOFFICE.STYLE(&quot;Стандарт&quot;)))">
            <text:p/>
          </table:table-cell>
          <table:table-cell table:formula="of:=T(IF([$тест3.AI34]=1;ORG.OPENOFFICE.STYLE(&quot;граница&quot;);ORG.OPENOFFICE.STYLE(&quot;Стандарт&quot;)))">
            <text:p/>
          </table:table-cell>
          <table:table-cell table:formula="of:=T(IF([$тест3.AJ34]=1;ORG.OPENOFFICE.STYLE(&quot;граница&quot;);ORG.OPENOFFICE.STYLE(&quot;Стандарт&quot;)))">
            <text:p/>
          </table:table-cell>
          <table:table-cell table:formula="of:=T(IF([$тест3.AK34]=1;ORG.OPENOFFICE.STYLE(&quot;граница&quot;);ORG.OPENOFFICE.STYLE(&quot;Стандарт&quot;)))">
            <text:p/>
          </table:table-cell>
          <table:table-cell table:formula="of:=T(IF([$тест3.AL34]=1;ORG.OPENOFFICE.STYLE(&quot;граница&quot;);ORG.OPENOFFICE.STYLE(&quot;Стандарт&quot;)))">
            <text:p/>
          </table:table-cell>
          <table:table-cell table:formula="of:=T(IF([$тест3.AM34]=1;ORG.OPENOFFICE.STYLE(&quot;граница&quot;);ORG.OPENOFFICE.STYLE(&quot;Стандарт&quot;)))">
            <text:p/>
          </table:table-cell>
          <table:table-cell table:formula="of:=T(IF([$тест3.AN34]=1;ORG.OPENOFFICE.STYLE(&quot;граница&quot;);ORG.OPENOFFICE.STYLE(&quot;Стандарт&quot;)))">
            <text:p/>
          </table:table-cell>
          <table:table-cell table:formula="of:=T(IF([$тест3.AO34]=1;ORG.OPENOFFICE.STYLE(&quot;граница&quot;);ORG.OPENOFFICE.STYLE(&quot;Стандарт&quot;)))">
            <text:p/>
          </table:table-cell>
          <table:table-cell table:formula="of:=T(IF([$тест3.AP34]=1;ORG.OPENOFFICE.STYLE(&quot;граница&quot;);ORG.OPENOFFICE.STYLE(&quot;Стандарт&quot;)))">
            <text:p/>
          </table:table-cell>
          <table:table-cell table:formula="of:=T(IF([$тест3.AQ34]=1;ORG.OPENOFFICE.STYLE(&quot;граница&quot;);ORG.OPENOFFICE.STYLE(&quot;Стандарт&quot;)))">
            <text:p/>
          </table:table-cell>
          <table:table-cell table:formula="of:=T(IF([$тест3.AR34]=1;ORG.OPENOFFICE.STYLE(&quot;граница&quot;);ORG.OPENOFFICE.STYLE(&quot;Стандарт&quot;)))">
            <text:p/>
          </table:table-cell>
          <table:table-cell table:formula="of:=T(IF([$тест3.AS34]=1;ORG.OPENOFFICE.STYLE(&quot;граница&quot;);ORG.OPENOFFICE.STYLE(&quot;Стандарт&quot;)))">
            <text:p/>
          </table:table-cell>
          <table:table-cell table:formula="of:=T(IF([$тест3.AT34]=1;ORG.OPENOFFICE.STYLE(&quot;граница&quot;);ORG.OPENOFFICE.STYLE(&quot;Стандарт&quot;)))">
            <text:p/>
          </table:table-cell>
          <table:table-cell table:formula="of:=T(IF([$тест3.AU34]=1;ORG.OPENOFFICE.STYLE(&quot;граница&quot;);ORG.OPENOFFICE.STYLE(&quot;Стандарт&quot;)))">
            <text:p/>
          </table:table-cell>
          <table:table-cell table:formula="of:=T(IF([$тест3.AV34]=1;ORG.OPENOFFICE.STYLE(&quot;граница&quot;);ORG.OPENOFFICE.STYLE(&quot;Стандарт&quot;)))">
            <text:p/>
          </table:table-cell>
          <table:table-cell table:formula="of:=T(IF([$тест3.AW34]=1;ORG.OPENOFFICE.STYLE(&quot;граница&quot;);ORG.OPENOFFICE.STYLE(&quot;Стандарт&quot;)))">
            <text:p/>
          </table:table-cell>
          <table:table-cell table:formula="of:=T(IF([$тест3.AX34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(IF([$тест3.B35]=1;ORG.OPENOFFICE.STYLE(&quot;граница&quot;);ORG.OPENOFFICE.STYLE(&quot;Стандарт&quot;)))">
            <text:p/>
          </table:table-cell>
          <table:table-cell table:formula="of:=T(IF([$тест3.C35]=1;ORG.OPENOFFICE.STYLE(&quot;граница&quot;);ORG.OPENOFFICE.STYLE(&quot;Стандарт&quot;)))">
            <text:p/>
          </table:table-cell>
          <table:table-cell table:formula="of:=T(IF([$тест3.D35]=1;ORG.OPENOFFICE.STYLE(&quot;граница&quot;);ORG.OPENOFFICE.STYLE(&quot;Стандарт&quot;)))">
            <text:p/>
          </table:table-cell>
          <table:table-cell table:formula="of:=T(IF([$тест3.E35]=1;ORG.OPENOFFICE.STYLE(&quot;граница&quot;);ORG.OPENOFFICE.STYLE(&quot;Стандарт&quot;)))">
            <text:p/>
          </table:table-cell>
          <table:table-cell table:formula="of:=T(IF([$тест3.F35]=1;ORG.OPENOFFICE.STYLE(&quot;граница&quot;);ORG.OPENOFFICE.STYLE(&quot;Стандарт&quot;)))">
            <text:p/>
          </table:table-cell>
          <table:table-cell table:formula="of:=T(IF([$тест3.G35]=1;ORG.OPENOFFICE.STYLE(&quot;граница&quot;);ORG.OPENOFFICE.STYLE(&quot;Стандарт&quot;)))">
            <text:p/>
          </table:table-cell>
          <table:table-cell table:formula="of:=T(IF([$тест3.H35]=1;ORG.OPENOFFICE.STYLE(&quot;граница&quot;);ORG.OPENOFFICE.STYLE(&quot;Стандарт&quot;)))">
            <text:p/>
          </table:table-cell>
          <table:table-cell table:formula="of:=T(IF([$тест3.I35]=1;ORG.OPENOFFICE.STYLE(&quot;граница&quot;);ORG.OPENOFFICE.STYLE(&quot;Стандарт&quot;)))">
            <text:p/>
          </table:table-cell>
          <table:table-cell table:formula="of:=T(IF([$тест3.J35]=1;ORG.OPENOFFICE.STYLE(&quot;граница&quot;);ORG.OPENOFFICE.STYLE(&quot;Стандарт&quot;)))">
            <text:p/>
          </table:table-cell>
          <table:table-cell table:formula="of:=T(IF([$тест3.K35]=1;ORG.OPENOFFICE.STYLE(&quot;граница&quot;);ORG.OPENOFFICE.STYLE(&quot;Стандарт&quot;)))">
            <text:p/>
          </table:table-cell>
          <table:table-cell table:formula="of:=T(IF([$тест3.L35]=1;ORG.OPENOFFICE.STYLE(&quot;граница&quot;);ORG.OPENOFFICE.STYLE(&quot;Стандарт&quot;)))">
            <text:p/>
          </table:table-cell>
          <table:table-cell table:formula="of:=T(IF([$тест3.M35]=1;ORG.OPENOFFICE.STYLE(&quot;граница&quot;);ORG.OPENOFFICE.STYLE(&quot;Стандарт&quot;)))">
            <text:p/>
          </table:table-cell>
          <table:table-cell table:formula="of:=T(IF([$тест3.N35]=1;ORG.OPENOFFICE.STYLE(&quot;граница&quot;);ORG.OPENOFFICE.STYLE(&quot;Стандарт&quot;)))">
            <text:p/>
          </table:table-cell>
          <table:table-cell table:formula="of:=T(IF([$тест3.O35]=1;ORG.OPENOFFICE.STYLE(&quot;граница&quot;);ORG.OPENOFFICE.STYLE(&quot;Стандарт&quot;)))">
            <text:p/>
          </table:table-cell>
          <table:table-cell table:formula="of:=T(IF([$тест3.P35]=1;ORG.OPENOFFICE.STYLE(&quot;граница&quot;);ORG.OPENOFFICE.STYLE(&quot;Стандарт&quot;)))">
            <text:p/>
          </table:table-cell>
          <table:table-cell table:formula="of:=T(IF([$тест3.Q35]=1;ORG.OPENOFFICE.STYLE(&quot;граница&quot;);ORG.OPENOFFICE.STYLE(&quot;Стандарт&quot;)))">
            <text:p/>
          </table:table-cell>
          <table:table-cell table:formula="of:=T(IF([$тест3.R35]=1;ORG.OPENOFFICE.STYLE(&quot;граница&quot;);ORG.OPENOFFICE.STYLE(&quot;Стандарт&quot;)))">
            <text:p/>
          </table:table-cell>
          <table:table-cell table:formula="of:=T(IF([$тест3.S35]=1;ORG.OPENOFFICE.STYLE(&quot;граница&quot;);ORG.OPENOFFICE.STYLE(&quot;Стандарт&quot;)))">
            <text:p/>
          </table:table-cell>
          <table:table-cell table:formula="of:=T(IF([$тест3.T35]=1;ORG.OPENOFFICE.STYLE(&quot;граница&quot;);ORG.OPENOFFICE.STYLE(&quot;Стандарт&quot;)))">
            <text:p/>
          </table:table-cell>
          <table:table-cell table:formula="of:=T(IF([$тест3.U35]=1;ORG.OPENOFFICE.STYLE(&quot;граница&quot;);ORG.OPENOFFICE.STYLE(&quot;Стандарт&quot;)))">
            <text:p/>
          </table:table-cell>
          <table:table-cell table:formula="of:=T(IF([$тест3.V35]=1;ORG.OPENOFFICE.STYLE(&quot;граница&quot;);ORG.OPENOFFICE.STYLE(&quot;Стандарт&quot;)))">
            <text:p/>
          </table:table-cell>
          <table:table-cell table:formula="of:=T(IF([$тест3.W35]=1;ORG.OPENOFFICE.STYLE(&quot;граница&quot;);ORG.OPENOFFICE.STYLE(&quot;Стандарт&quot;)))">
            <text:p/>
          </table:table-cell>
          <table:table-cell table:formula="of:=T(IF([$тест3.X35]=1;ORG.OPENOFFICE.STYLE(&quot;граница&quot;);ORG.OPENOFFICE.STYLE(&quot;Стандарт&quot;)))">
            <text:p/>
          </table:table-cell>
          <table:table-cell table:formula="of:=T(IF([$тест3.Y35]=1;ORG.OPENOFFICE.STYLE(&quot;граница&quot;);ORG.OPENOFFICE.STYLE(&quot;Стандарт&quot;)))">
            <text:p/>
          </table:table-cell>
          <table:table-cell table:formula="of:=T(IF([$тест3.Z35]=1;ORG.OPENOFFICE.STYLE(&quot;граница&quot;);ORG.OPENOFFICE.STYLE(&quot;Стандарт&quot;)))">
            <text:p/>
          </table:table-cell>
          <table:table-cell table:formula="of:=T(IF([$тест3.AA35]=1;ORG.OPENOFFICE.STYLE(&quot;граница&quot;);ORG.OPENOFFICE.STYLE(&quot;Стандарт&quot;)))">
            <text:p/>
          </table:table-cell>
          <table:table-cell table:formula="of:=T(IF([$тест3.AB35]=1;ORG.OPENOFFICE.STYLE(&quot;граница&quot;);ORG.OPENOFFICE.STYLE(&quot;Стандарт&quot;)))">
            <text:p/>
          </table:table-cell>
          <table:table-cell table:formula="of:=T(IF([$тест3.AC35]=1;ORG.OPENOFFICE.STYLE(&quot;граница&quot;);ORG.OPENOFFICE.STYLE(&quot;Стандарт&quot;)))">
            <text:p/>
          </table:table-cell>
          <table:table-cell table:formula="of:=T(IF([$тест3.AD35]=1;ORG.OPENOFFICE.STYLE(&quot;граница&quot;);ORG.OPENOFFICE.STYLE(&quot;Стандарт&quot;)))">
            <text:p/>
          </table:table-cell>
          <table:table-cell table:formula="of:=T(IF([$тест3.AE35]=1;ORG.OPENOFFICE.STYLE(&quot;граница&quot;);ORG.OPENOFFICE.STYLE(&quot;Стандарт&quot;)))">
            <text:p/>
          </table:table-cell>
          <table:table-cell table:formula="of:=T(IF([$тест3.AF35]=1;ORG.OPENOFFICE.STYLE(&quot;граница&quot;);ORG.OPENOFFICE.STYLE(&quot;Стандарт&quot;)))">
            <text:p/>
          </table:table-cell>
          <table:table-cell table:formula="of:=T(IF([$тест3.AG35]=1;ORG.OPENOFFICE.STYLE(&quot;граница&quot;);ORG.OPENOFFICE.STYLE(&quot;Стандарт&quot;)))">
            <text:p/>
          </table:table-cell>
          <table:table-cell table:formula="of:=T(IF([$тест3.AH35]=1;ORG.OPENOFFICE.STYLE(&quot;граница&quot;);ORG.OPENOFFICE.STYLE(&quot;Стандарт&quot;)))">
            <text:p/>
          </table:table-cell>
          <table:table-cell table:formula="of:=T(IF([$тест3.AI35]=1;ORG.OPENOFFICE.STYLE(&quot;граница&quot;);ORG.OPENOFFICE.STYLE(&quot;Стандарт&quot;)))">
            <text:p/>
          </table:table-cell>
          <table:table-cell table:formula="of:=T(IF([$тест3.AJ35]=1;ORG.OPENOFFICE.STYLE(&quot;граница&quot;);ORG.OPENOFFICE.STYLE(&quot;Стандарт&quot;)))">
            <text:p/>
          </table:table-cell>
          <table:table-cell table:formula="of:=T(IF([$тест3.AK35]=1;ORG.OPENOFFICE.STYLE(&quot;граница&quot;);ORG.OPENOFFICE.STYLE(&quot;Стандарт&quot;)))">
            <text:p/>
          </table:table-cell>
          <table:table-cell table:formula="of:=T(IF([$тест3.AL35]=1;ORG.OPENOFFICE.STYLE(&quot;граница&quot;);ORG.OPENOFFICE.STYLE(&quot;Стандарт&quot;)))">
            <text:p/>
          </table:table-cell>
          <table:table-cell table:formula="of:=T(IF([$тест3.AM35]=1;ORG.OPENOFFICE.STYLE(&quot;граница&quot;);ORG.OPENOFFICE.STYLE(&quot;Стандарт&quot;)))">
            <text:p/>
          </table:table-cell>
          <table:table-cell table:formula="of:=T(IF([$тест3.AN35]=1;ORG.OPENOFFICE.STYLE(&quot;граница&quot;);ORG.OPENOFFICE.STYLE(&quot;Стандарт&quot;)))">
            <text:p/>
          </table:table-cell>
          <table:table-cell table:formula="of:=T(IF([$тест3.AO35]=1;ORG.OPENOFFICE.STYLE(&quot;граница&quot;);ORG.OPENOFFICE.STYLE(&quot;Стандарт&quot;)))">
            <text:p/>
          </table:table-cell>
          <table:table-cell table:formula="of:=T(IF([$тест3.AP35]=1;ORG.OPENOFFICE.STYLE(&quot;граница&quot;);ORG.OPENOFFICE.STYLE(&quot;Стандарт&quot;)))">
            <text:p/>
          </table:table-cell>
          <table:table-cell table:formula="of:=T(IF([$тест3.AQ35]=1;ORG.OPENOFFICE.STYLE(&quot;граница&quot;);ORG.OPENOFFICE.STYLE(&quot;Стандарт&quot;)))">
            <text:p/>
          </table:table-cell>
          <table:table-cell table:formula="of:=T(IF([$тест3.AR35]=1;ORG.OPENOFFICE.STYLE(&quot;граница&quot;);ORG.OPENOFFICE.STYLE(&quot;Стандарт&quot;)))">
            <text:p/>
          </table:table-cell>
          <table:table-cell table:formula="of:=T(IF([$тест3.AS35]=1;ORG.OPENOFFICE.STYLE(&quot;граница&quot;);ORG.OPENOFFICE.STYLE(&quot;Стандарт&quot;)))">
            <text:p/>
          </table:table-cell>
          <table:table-cell table:formula="of:=T(IF([$тест3.AT35]=1;ORG.OPENOFFICE.STYLE(&quot;граница&quot;);ORG.OPENOFFICE.STYLE(&quot;Стандарт&quot;)))">
            <text:p/>
          </table:table-cell>
          <table:table-cell table:formula="of:=T(IF([$тест3.AU35]=1;ORG.OPENOFFICE.STYLE(&quot;граница&quot;);ORG.OPENOFFICE.STYLE(&quot;Стандарт&quot;)))">
            <text:p/>
          </table:table-cell>
          <table:table-cell table:formula="of:=T(IF([$тест3.AV35]=1;ORG.OPENOFFICE.STYLE(&quot;граница&quot;);ORG.OPENOFFICE.STYLE(&quot;Стандарт&quot;)))">
            <text:p/>
          </table:table-cell>
          <table:table-cell table:formula="of:=T(IF([$тест3.AW35]=1;ORG.OPENOFFICE.STYLE(&quot;граница&quot;);ORG.OPENOFFICE.STYLE(&quot;Стандарт&quot;)))">
            <text:p/>
          </table:table-cell>
          <table:table-cell table:formula="of:=T(IF([$тест3.AX35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(IF([$тест3.B36]=1;ORG.OPENOFFICE.STYLE(&quot;граница&quot;);ORG.OPENOFFICE.STYLE(&quot;Стандарт&quot;)))">
            <text:p/>
          </table:table-cell>
          <table:table-cell table:formula="of:=T(IF([$тест3.C36]=1;ORG.OPENOFFICE.STYLE(&quot;граница&quot;);ORG.OPENOFFICE.STYLE(&quot;Стандарт&quot;)))">
            <text:p/>
          </table:table-cell>
          <table:table-cell table:formula="of:=T(IF([$тест3.D36]=1;ORG.OPENOFFICE.STYLE(&quot;граница&quot;);ORG.OPENOFFICE.STYLE(&quot;Стандарт&quot;)))">
            <text:p/>
          </table:table-cell>
          <table:table-cell table:formula="of:=T(IF([$тест3.E36]=1;ORG.OPENOFFICE.STYLE(&quot;граница&quot;);ORG.OPENOFFICE.STYLE(&quot;Стандарт&quot;)))">
            <text:p/>
          </table:table-cell>
          <table:table-cell table:formula="of:=T(IF([$тест3.F36]=1;ORG.OPENOFFICE.STYLE(&quot;граница&quot;);ORG.OPENOFFICE.STYLE(&quot;Стандарт&quot;)))">
            <text:p/>
          </table:table-cell>
          <table:table-cell table:formula="of:=T(IF([$тест3.G36]=1;ORG.OPENOFFICE.STYLE(&quot;граница&quot;);ORG.OPENOFFICE.STYLE(&quot;Стандарт&quot;)))">
            <text:p/>
          </table:table-cell>
          <table:table-cell table:formula="of:=T(IF([$тест3.H36]=1;ORG.OPENOFFICE.STYLE(&quot;граница&quot;);ORG.OPENOFFICE.STYLE(&quot;Стандарт&quot;)))">
            <text:p/>
          </table:table-cell>
          <table:table-cell table:formula="of:=T(IF([$тест3.I36]=1;ORG.OPENOFFICE.STYLE(&quot;граница&quot;);ORG.OPENOFFICE.STYLE(&quot;Стандарт&quot;)))">
            <text:p/>
          </table:table-cell>
          <table:table-cell table:formula="of:=T(IF([$тест3.J36]=1;ORG.OPENOFFICE.STYLE(&quot;граница&quot;);ORG.OPENOFFICE.STYLE(&quot;Стандарт&quot;)))">
            <text:p/>
          </table:table-cell>
          <table:table-cell table:formula="of:=T(IF([$тест3.K36]=1;ORG.OPENOFFICE.STYLE(&quot;граница&quot;);ORG.OPENOFFICE.STYLE(&quot;Стандарт&quot;)))">
            <text:p/>
          </table:table-cell>
          <table:table-cell table:formula="of:=T(IF([$тест3.L36]=1;ORG.OPENOFFICE.STYLE(&quot;граница&quot;);ORG.OPENOFFICE.STYLE(&quot;Стандарт&quot;)))">
            <text:p/>
          </table:table-cell>
          <table:table-cell table:formula="of:=T(IF([$тест3.M36]=1;ORG.OPENOFFICE.STYLE(&quot;граница&quot;);ORG.OPENOFFICE.STYLE(&quot;Стандарт&quot;)))">
            <text:p/>
          </table:table-cell>
          <table:table-cell table:formula="of:=T(IF([$тест3.N36]=1;ORG.OPENOFFICE.STYLE(&quot;граница&quot;);ORG.OPENOFFICE.STYLE(&quot;Стандарт&quot;)))">
            <text:p/>
          </table:table-cell>
          <table:table-cell table:formula="of:=T(IF([$тест3.O36]=1;ORG.OPENOFFICE.STYLE(&quot;граница&quot;);ORG.OPENOFFICE.STYLE(&quot;Стандарт&quot;)))">
            <text:p/>
          </table:table-cell>
          <table:table-cell table:formula="of:=T(IF([$тест3.P36]=1;ORG.OPENOFFICE.STYLE(&quot;граница&quot;);ORG.OPENOFFICE.STYLE(&quot;Стандарт&quot;)))">
            <text:p/>
          </table:table-cell>
          <table:table-cell table:formula="of:=T(IF([$тест3.Q36]=1;ORG.OPENOFFICE.STYLE(&quot;граница&quot;);ORG.OPENOFFICE.STYLE(&quot;Стандарт&quot;)))">
            <text:p/>
          </table:table-cell>
          <table:table-cell table:formula="of:=T(IF([$тест3.R36]=1;ORG.OPENOFFICE.STYLE(&quot;граница&quot;);ORG.OPENOFFICE.STYLE(&quot;Стандарт&quot;)))">
            <text:p/>
          </table:table-cell>
          <table:table-cell table:formula="of:=T(IF([$тест3.S36]=1;ORG.OPENOFFICE.STYLE(&quot;граница&quot;);ORG.OPENOFFICE.STYLE(&quot;Стандарт&quot;)))">
            <text:p/>
          </table:table-cell>
          <table:table-cell table:formula="of:=T(IF([$тест3.T36]=1;ORG.OPENOFFICE.STYLE(&quot;граница&quot;);ORG.OPENOFFICE.STYLE(&quot;Стандарт&quot;)))">
            <text:p/>
          </table:table-cell>
          <table:table-cell table:formula="of:=T(IF([$тест3.U36]=1;ORG.OPENOFFICE.STYLE(&quot;граница&quot;);ORG.OPENOFFICE.STYLE(&quot;Стандарт&quot;)))">
            <text:p/>
          </table:table-cell>
          <table:table-cell table:formula="of:=T(IF([$тест3.V36]=1;ORG.OPENOFFICE.STYLE(&quot;граница&quot;);ORG.OPENOFFICE.STYLE(&quot;Стандарт&quot;)))">
            <text:p/>
          </table:table-cell>
          <table:table-cell table:formula="of:=T(IF([$тест3.W36]=1;ORG.OPENOFFICE.STYLE(&quot;граница&quot;);ORG.OPENOFFICE.STYLE(&quot;Стандарт&quot;)))">
            <text:p/>
          </table:table-cell>
          <table:table-cell table:formula="of:=T(IF([$тест3.X36]=1;ORG.OPENOFFICE.STYLE(&quot;граница&quot;);ORG.OPENOFFICE.STYLE(&quot;Стандарт&quot;)))">
            <text:p/>
          </table:table-cell>
          <table:table-cell table:formula="of:=T(IF([$тест3.Y36]=1;ORG.OPENOFFICE.STYLE(&quot;граница&quot;);ORG.OPENOFFICE.STYLE(&quot;Стандарт&quot;)))">
            <text:p/>
          </table:table-cell>
          <table:table-cell table:formula="of:=T(IF([$тест3.Z36]=1;ORG.OPENOFFICE.STYLE(&quot;граница&quot;);ORG.OPENOFFICE.STYLE(&quot;Стандарт&quot;)))">
            <text:p/>
          </table:table-cell>
          <table:table-cell table:formula="of:=T(IF([$тест3.AA36]=1;ORG.OPENOFFICE.STYLE(&quot;граница&quot;);ORG.OPENOFFICE.STYLE(&quot;Стандарт&quot;)))">
            <text:p/>
          </table:table-cell>
          <table:table-cell table:formula="of:=T(IF([$тест3.AB36]=1;ORG.OPENOFFICE.STYLE(&quot;граница&quot;);ORG.OPENOFFICE.STYLE(&quot;Стандарт&quot;)))">
            <text:p/>
          </table:table-cell>
          <table:table-cell table:formula="of:=T(IF([$тест3.AC36]=1;ORG.OPENOFFICE.STYLE(&quot;граница&quot;);ORG.OPENOFFICE.STYLE(&quot;Стандарт&quot;)))">
            <text:p/>
          </table:table-cell>
          <table:table-cell table:formula="of:=T(IF([$тест3.AD36]=1;ORG.OPENOFFICE.STYLE(&quot;граница&quot;);ORG.OPENOFFICE.STYLE(&quot;Стандарт&quot;)))">
            <text:p/>
          </table:table-cell>
          <table:table-cell table:formula="of:=T(IF([$тест3.AE36]=1;ORG.OPENOFFICE.STYLE(&quot;граница&quot;);ORG.OPENOFFICE.STYLE(&quot;Стандарт&quot;)))">
            <text:p/>
          </table:table-cell>
          <table:table-cell table:formula="of:=T(IF([$тест3.AF36]=1;ORG.OPENOFFICE.STYLE(&quot;граница&quot;);ORG.OPENOFFICE.STYLE(&quot;Стандарт&quot;)))">
            <text:p/>
          </table:table-cell>
          <table:table-cell table:formula="of:=T(IF([$тест3.AG36]=1;ORG.OPENOFFICE.STYLE(&quot;граница&quot;);ORG.OPENOFFICE.STYLE(&quot;Стандарт&quot;)))">
            <text:p/>
          </table:table-cell>
          <table:table-cell table:formula="of:=T(IF([$тест3.AH36]=1;ORG.OPENOFFICE.STYLE(&quot;граница&quot;);ORG.OPENOFFICE.STYLE(&quot;Стандарт&quot;)))">
            <text:p/>
          </table:table-cell>
          <table:table-cell table:formula="of:=T(IF([$тест3.AI36]=1;ORG.OPENOFFICE.STYLE(&quot;граница&quot;);ORG.OPENOFFICE.STYLE(&quot;Стандарт&quot;)))">
            <text:p/>
          </table:table-cell>
          <table:table-cell table:formula="of:=T(IF([$тест3.AJ36]=1;ORG.OPENOFFICE.STYLE(&quot;граница&quot;);ORG.OPENOFFICE.STYLE(&quot;Стандарт&quot;)))">
            <text:p/>
          </table:table-cell>
          <table:table-cell table:formula="of:=T(IF([$тест3.AK36]=1;ORG.OPENOFFICE.STYLE(&quot;граница&quot;);ORG.OPENOFFICE.STYLE(&quot;Стандарт&quot;)))">
            <text:p/>
          </table:table-cell>
          <table:table-cell table:formula="of:=T(IF([$тест3.AL36]=1;ORG.OPENOFFICE.STYLE(&quot;граница&quot;);ORG.OPENOFFICE.STYLE(&quot;Стандарт&quot;)))">
            <text:p/>
          </table:table-cell>
          <table:table-cell table:formula="of:=T(IF([$тест3.AM36]=1;ORG.OPENOFFICE.STYLE(&quot;граница&quot;);ORG.OPENOFFICE.STYLE(&quot;Стандарт&quot;)))">
            <text:p/>
          </table:table-cell>
          <table:table-cell table:formula="of:=T(IF([$тест3.AN36]=1;ORG.OPENOFFICE.STYLE(&quot;граница&quot;);ORG.OPENOFFICE.STYLE(&quot;Стандарт&quot;)))">
            <text:p/>
          </table:table-cell>
          <table:table-cell table:formula="of:=T(IF([$тест3.AO36]=1;ORG.OPENOFFICE.STYLE(&quot;граница&quot;);ORG.OPENOFFICE.STYLE(&quot;Стандарт&quot;)))">
            <text:p/>
          </table:table-cell>
          <table:table-cell table:formula="of:=T(IF([$тест3.AP36]=1;ORG.OPENOFFICE.STYLE(&quot;граница&quot;);ORG.OPENOFFICE.STYLE(&quot;Стандарт&quot;)))">
            <text:p/>
          </table:table-cell>
          <table:table-cell table:formula="of:=T(IF([$тест3.AQ36]=1;ORG.OPENOFFICE.STYLE(&quot;граница&quot;);ORG.OPENOFFICE.STYLE(&quot;Стандарт&quot;)))">
            <text:p/>
          </table:table-cell>
          <table:table-cell table:formula="of:=T(IF([$тест3.AR36]=1;ORG.OPENOFFICE.STYLE(&quot;граница&quot;);ORG.OPENOFFICE.STYLE(&quot;Стандарт&quot;)))">
            <text:p/>
          </table:table-cell>
          <table:table-cell table:formula="of:=T(IF([$тест3.AS36]=1;ORG.OPENOFFICE.STYLE(&quot;граница&quot;);ORG.OPENOFFICE.STYLE(&quot;Стандарт&quot;)))">
            <text:p/>
          </table:table-cell>
          <table:table-cell table:formula="of:=T(IF([$тест3.AT36]=1;ORG.OPENOFFICE.STYLE(&quot;граница&quot;);ORG.OPENOFFICE.STYLE(&quot;Стандарт&quot;)))">
            <text:p/>
          </table:table-cell>
          <table:table-cell table:formula="of:=T(IF([$тест3.AU36]=1;ORG.OPENOFFICE.STYLE(&quot;граница&quot;);ORG.OPENOFFICE.STYLE(&quot;Стандарт&quot;)))">
            <text:p/>
          </table:table-cell>
          <table:table-cell table:formula="of:=T(IF([$тест3.AV36]=1;ORG.OPENOFFICE.STYLE(&quot;граница&quot;);ORG.OPENOFFICE.STYLE(&quot;Стандарт&quot;)))">
            <text:p/>
          </table:table-cell>
          <table:table-cell table:formula="of:=T(IF([$тест3.AW36]=1;ORG.OPENOFFICE.STYLE(&quot;граница&quot;);ORG.OPENOFFICE.STYLE(&quot;Стандарт&quot;)))">
            <text:p/>
          </table:table-cell>
          <table:table-cell table:formula="of:=T(IF([$тест3.AX36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(IF([$тест3.B37]=1;ORG.OPENOFFICE.STYLE(&quot;граница&quot;);ORG.OPENOFFICE.STYLE(&quot;Стандарт&quot;)))">
            <text:p/>
          </table:table-cell>
          <table:table-cell table:formula="of:=T(IF([$тест3.C37]=1;ORG.OPENOFFICE.STYLE(&quot;граница&quot;);ORG.OPENOFFICE.STYLE(&quot;Стандарт&quot;)))">
            <text:p/>
          </table:table-cell>
          <table:table-cell table:formula="of:=T(IF([$тест3.D37]=1;ORG.OPENOFFICE.STYLE(&quot;граница&quot;);ORG.OPENOFFICE.STYLE(&quot;Стандарт&quot;)))">
            <text:p/>
          </table:table-cell>
          <table:table-cell table:formula="of:=T(IF([$тест3.E37]=1;ORG.OPENOFFICE.STYLE(&quot;граница&quot;);ORG.OPENOFFICE.STYLE(&quot;Стандарт&quot;)))">
            <text:p/>
          </table:table-cell>
          <table:table-cell table:formula="of:=T(IF([$тест3.F37]=1;ORG.OPENOFFICE.STYLE(&quot;граница&quot;);ORG.OPENOFFICE.STYLE(&quot;Стандарт&quot;)))">
            <text:p/>
          </table:table-cell>
          <table:table-cell table:formula="of:=T(IF([$тест3.G37]=1;ORG.OPENOFFICE.STYLE(&quot;граница&quot;);ORG.OPENOFFICE.STYLE(&quot;Стандарт&quot;)))">
            <text:p/>
          </table:table-cell>
          <table:table-cell table:formula="of:=T(IF([$тест3.H37]=1;ORG.OPENOFFICE.STYLE(&quot;граница&quot;);ORG.OPENOFFICE.STYLE(&quot;Стандарт&quot;)))">
            <text:p/>
          </table:table-cell>
          <table:table-cell table:formula="of:=T(IF([$тест3.I37]=1;ORG.OPENOFFICE.STYLE(&quot;граница&quot;);ORG.OPENOFFICE.STYLE(&quot;Стандарт&quot;)))">
            <text:p/>
          </table:table-cell>
          <table:table-cell table:formula="of:=T(IF([$тест3.J37]=1;ORG.OPENOFFICE.STYLE(&quot;граница&quot;);ORG.OPENOFFICE.STYLE(&quot;Стандарт&quot;)))">
            <text:p/>
          </table:table-cell>
          <table:table-cell table:formula="of:=T(IF([$тест3.K37]=1;ORG.OPENOFFICE.STYLE(&quot;граница&quot;);ORG.OPENOFFICE.STYLE(&quot;Стандарт&quot;)))">
            <text:p/>
          </table:table-cell>
          <table:table-cell table:formula="of:=T(IF([$тест3.L37]=1;ORG.OPENOFFICE.STYLE(&quot;граница&quot;);ORG.OPENOFFICE.STYLE(&quot;Стандарт&quot;)))">
            <text:p/>
          </table:table-cell>
          <table:table-cell table:formula="of:=T(IF([$тест3.M37]=1;ORG.OPENOFFICE.STYLE(&quot;граница&quot;);ORG.OPENOFFICE.STYLE(&quot;Стандарт&quot;)))">
            <text:p/>
          </table:table-cell>
          <table:table-cell table:formula="of:=T(IF([$тест3.N37]=1;ORG.OPENOFFICE.STYLE(&quot;граница&quot;);ORG.OPENOFFICE.STYLE(&quot;Стандарт&quot;)))">
            <text:p/>
          </table:table-cell>
          <table:table-cell table:formula="of:=T(IF([$тест3.O37]=1;ORG.OPENOFFICE.STYLE(&quot;граница&quot;);ORG.OPENOFFICE.STYLE(&quot;Стандарт&quot;)))">
            <text:p/>
          </table:table-cell>
          <table:table-cell table:formula="of:=T(IF([$тест3.P37]=1;ORG.OPENOFFICE.STYLE(&quot;граница&quot;);ORG.OPENOFFICE.STYLE(&quot;Стандарт&quot;)))">
            <text:p/>
          </table:table-cell>
          <table:table-cell table:formula="of:=T(IF([$тест3.Q37]=1;ORG.OPENOFFICE.STYLE(&quot;граница&quot;);ORG.OPENOFFICE.STYLE(&quot;Стандарт&quot;)))">
            <text:p/>
          </table:table-cell>
          <table:table-cell table:formula="of:=T(IF([$тест3.R37]=1;ORG.OPENOFFICE.STYLE(&quot;граница&quot;);ORG.OPENOFFICE.STYLE(&quot;Стандарт&quot;)))">
            <text:p/>
          </table:table-cell>
          <table:table-cell table:formula="of:=T(IF([$тест3.S37]=1;ORG.OPENOFFICE.STYLE(&quot;граница&quot;);ORG.OPENOFFICE.STYLE(&quot;Стандарт&quot;)))">
            <text:p/>
          </table:table-cell>
          <table:table-cell table:formula="of:=T(IF([$тест3.T37]=1;ORG.OPENOFFICE.STYLE(&quot;граница&quot;);ORG.OPENOFFICE.STYLE(&quot;Стандарт&quot;)))">
            <text:p/>
          </table:table-cell>
          <table:table-cell table:formula="of:=T(IF([$тест3.U37]=1;ORG.OPENOFFICE.STYLE(&quot;граница&quot;);ORG.OPENOFFICE.STYLE(&quot;Стандарт&quot;)))">
            <text:p/>
          </table:table-cell>
          <table:table-cell table:formula="of:=T(IF([$тест3.V37]=1;ORG.OPENOFFICE.STYLE(&quot;граница&quot;);ORG.OPENOFFICE.STYLE(&quot;Стандарт&quot;)))">
            <text:p/>
          </table:table-cell>
          <table:table-cell table:formula="of:=T(IF([$тест3.W37]=1;ORG.OPENOFFICE.STYLE(&quot;граница&quot;);ORG.OPENOFFICE.STYLE(&quot;Стандарт&quot;)))">
            <text:p/>
          </table:table-cell>
          <table:table-cell table:formula="of:=T(IF([$тест3.X37]=1;ORG.OPENOFFICE.STYLE(&quot;граница&quot;);ORG.OPENOFFICE.STYLE(&quot;Стандарт&quot;)))">
            <text:p/>
          </table:table-cell>
          <table:table-cell table:formula="of:=T(IF([$тест3.Y37]=1;ORG.OPENOFFICE.STYLE(&quot;граница&quot;);ORG.OPENOFFICE.STYLE(&quot;Стандарт&quot;)))">
            <text:p/>
          </table:table-cell>
          <table:table-cell table:formula="of:=T(IF([$тест3.Z37]=1;ORG.OPENOFFICE.STYLE(&quot;граница&quot;);ORG.OPENOFFICE.STYLE(&quot;Стандарт&quot;)))">
            <text:p/>
          </table:table-cell>
          <table:table-cell table:formula="of:=T(IF([$тест3.AA37]=1;ORG.OPENOFFICE.STYLE(&quot;граница&quot;);ORG.OPENOFFICE.STYLE(&quot;Стандарт&quot;)))">
            <text:p/>
          </table:table-cell>
          <table:table-cell table:formula="of:=T(IF([$тест3.AB37]=1;ORG.OPENOFFICE.STYLE(&quot;граница&quot;);ORG.OPENOFFICE.STYLE(&quot;Стандарт&quot;)))">
            <text:p/>
          </table:table-cell>
          <table:table-cell table:formula="of:=T(IF([$тест3.AC37]=1;ORG.OPENOFFICE.STYLE(&quot;граница&quot;);ORG.OPENOFFICE.STYLE(&quot;Стандарт&quot;)))">
            <text:p/>
          </table:table-cell>
          <table:table-cell table:formula="of:=T(IF([$тест3.AD37]=1;ORG.OPENOFFICE.STYLE(&quot;граница&quot;);ORG.OPENOFFICE.STYLE(&quot;Стандарт&quot;)))">
            <text:p/>
          </table:table-cell>
          <table:table-cell table:formula="of:=T(IF([$тест3.AE37]=1;ORG.OPENOFFICE.STYLE(&quot;граница&quot;);ORG.OPENOFFICE.STYLE(&quot;Стандарт&quot;)))">
            <text:p/>
          </table:table-cell>
          <table:table-cell table:formula="of:=T(IF([$тест3.AF37]=1;ORG.OPENOFFICE.STYLE(&quot;граница&quot;);ORG.OPENOFFICE.STYLE(&quot;Стандарт&quot;)))">
            <text:p/>
          </table:table-cell>
          <table:table-cell table:formula="of:=T(IF([$тест3.AG37]=1;ORG.OPENOFFICE.STYLE(&quot;граница&quot;);ORG.OPENOFFICE.STYLE(&quot;Стандарт&quot;)))">
            <text:p/>
          </table:table-cell>
          <table:table-cell table:formula="of:=T(IF([$тест3.AH37]=1;ORG.OPENOFFICE.STYLE(&quot;граница&quot;);ORG.OPENOFFICE.STYLE(&quot;Стандарт&quot;)))">
            <text:p/>
          </table:table-cell>
          <table:table-cell table:formula="of:=T(IF([$тест3.AI37]=1;ORG.OPENOFFICE.STYLE(&quot;граница&quot;);ORG.OPENOFFICE.STYLE(&quot;Стандарт&quot;)))">
            <text:p/>
          </table:table-cell>
          <table:table-cell table:formula="of:=T(IF([$тест3.AJ37]=1;ORG.OPENOFFICE.STYLE(&quot;граница&quot;);ORG.OPENOFFICE.STYLE(&quot;Стандарт&quot;)))">
            <text:p/>
          </table:table-cell>
          <table:table-cell table:formula="of:=T(IF([$тест3.AK37]=1;ORG.OPENOFFICE.STYLE(&quot;граница&quot;);ORG.OPENOFFICE.STYLE(&quot;Стандарт&quot;)))">
            <text:p/>
          </table:table-cell>
          <table:table-cell table:formula="of:=T(IF([$тест3.AL37]=1;ORG.OPENOFFICE.STYLE(&quot;граница&quot;);ORG.OPENOFFICE.STYLE(&quot;Стандарт&quot;)))">
            <text:p/>
          </table:table-cell>
          <table:table-cell table:formula="of:=T(IF([$тест3.AM37]=1;ORG.OPENOFFICE.STYLE(&quot;граница&quot;);ORG.OPENOFFICE.STYLE(&quot;Стандарт&quot;)))">
            <text:p/>
          </table:table-cell>
          <table:table-cell table:formula="of:=T(IF([$тест3.AN37]=1;ORG.OPENOFFICE.STYLE(&quot;граница&quot;);ORG.OPENOFFICE.STYLE(&quot;Стандарт&quot;)))">
            <text:p/>
          </table:table-cell>
          <table:table-cell table:formula="of:=T(IF([$тест3.AO37]=1;ORG.OPENOFFICE.STYLE(&quot;граница&quot;);ORG.OPENOFFICE.STYLE(&quot;Стандарт&quot;)))">
            <text:p/>
          </table:table-cell>
          <table:table-cell table:formula="of:=T(IF([$тест3.AP37]=1;ORG.OPENOFFICE.STYLE(&quot;граница&quot;);ORG.OPENOFFICE.STYLE(&quot;Стандарт&quot;)))">
            <text:p/>
          </table:table-cell>
          <table:table-cell table:formula="of:=T(IF([$тест3.AQ37]=1;ORG.OPENOFFICE.STYLE(&quot;граница&quot;);ORG.OPENOFFICE.STYLE(&quot;Стандарт&quot;)))">
            <text:p/>
          </table:table-cell>
          <table:table-cell table:formula="of:=T(IF([$тест3.AR37]=1;ORG.OPENOFFICE.STYLE(&quot;граница&quot;);ORG.OPENOFFICE.STYLE(&quot;Стандарт&quot;)))">
            <text:p/>
          </table:table-cell>
          <table:table-cell table:formula="of:=T(IF([$тест3.AS37]=1;ORG.OPENOFFICE.STYLE(&quot;граница&quot;);ORG.OPENOFFICE.STYLE(&quot;Стандарт&quot;)))">
            <text:p/>
          </table:table-cell>
          <table:table-cell table:formula="of:=T(IF([$тест3.AT37]=1;ORG.OPENOFFICE.STYLE(&quot;граница&quot;);ORG.OPENOFFICE.STYLE(&quot;Стандарт&quot;)))">
            <text:p/>
          </table:table-cell>
          <table:table-cell table:formula="of:=T(IF([$тест3.AU37]=1;ORG.OPENOFFICE.STYLE(&quot;граница&quot;);ORG.OPENOFFICE.STYLE(&quot;Стандарт&quot;)))">
            <text:p/>
          </table:table-cell>
          <table:table-cell table:formula="of:=T(IF([$тест3.AV37]=1;ORG.OPENOFFICE.STYLE(&quot;граница&quot;);ORG.OPENOFFICE.STYLE(&quot;Стандарт&quot;)))">
            <text:p/>
          </table:table-cell>
          <table:table-cell table:formula="of:=T(IF([$тест3.AW37]=1;ORG.OPENOFFICE.STYLE(&quot;граница&quot;);ORG.OPENOFFICE.STYLE(&quot;Стандарт&quot;)))">
            <text:p/>
          </table:table-cell>
          <table:table-cell table:formula="of:=T(IF([$тест3.AX37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(IF([$тест3.B38]=1;ORG.OPENOFFICE.STYLE(&quot;граница&quot;);ORG.OPENOFFICE.STYLE(&quot;Стандарт&quot;)))">
            <text:p/>
          </table:table-cell>
          <table:table-cell table:formula="of:=T(IF([$тест3.C38]=1;ORG.OPENOFFICE.STYLE(&quot;граница&quot;);ORG.OPENOFFICE.STYLE(&quot;Стандарт&quot;)))">
            <text:p/>
          </table:table-cell>
          <table:table-cell table:formula="of:=T(IF([$тест3.D38]=1;ORG.OPENOFFICE.STYLE(&quot;граница&quot;);ORG.OPENOFFICE.STYLE(&quot;Стандарт&quot;)))">
            <text:p/>
          </table:table-cell>
          <table:table-cell table:formula="of:=T(IF([$тест3.E38]=1;ORG.OPENOFFICE.STYLE(&quot;граница&quot;);ORG.OPENOFFICE.STYLE(&quot;Стандарт&quot;)))">
            <text:p/>
          </table:table-cell>
          <table:table-cell table:formula="of:=T(IF([$тест3.F38]=1;ORG.OPENOFFICE.STYLE(&quot;граница&quot;);ORG.OPENOFFICE.STYLE(&quot;Стандарт&quot;)))">
            <text:p/>
          </table:table-cell>
          <table:table-cell table:formula="of:=T(IF([$тест3.G38]=1;ORG.OPENOFFICE.STYLE(&quot;граница&quot;);ORG.OPENOFFICE.STYLE(&quot;Стандарт&quot;)))">
            <text:p/>
          </table:table-cell>
          <table:table-cell table:formula="of:=T(IF([$тест3.H38]=1;ORG.OPENOFFICE.STYLE(&quot;граница&quot;);ORG.OPENOFFICE.STYLE(&quot;Стандарт&quot;)))">
            <text:p/>
          </table:table-cell>
          <table:table-cell table:formula="of:=T(IF([$тест3.I38]=1;ORG.OPENOFFICE.STYLE(&quot;граница&quot;);ORG.OPENOFFICE.STYLE(&quot;Стандарт&quot;)))">
            <text:p/>
          </table:table-cell>
          <table:table-cell table:formula="of:=T(IF([$тест3.J38]=1;ORG.OPENOFFICE.STYLE(&quot;граница&quot;);ORG.OPENOFFICE.STYLE(&quot;Стандарт&quot;)))">
            <text:p/>
          </table:table-cell>
          <table:table-cell table:formula="of:=T(IF([$тест3.K38]=1;ORG.OPENOFFICE.STYLE(&quot;граница&quot;);ORG.OPENOFFICE.STYLE(&quot;Стандарт&quot;)))">
            <text:p/>
          </table:table-cell>
          <table:table-cell table:formula="of:=T(IF([$тест3.L38]=1;ORG.OPENOFFICE.STYLE(&quot;граница&quot;);ORG.OPENOFFICE.STYLE(&quot;Стандарт&quot;)))">
            <text:p/>
          </table:table-cell>
          <table:table-cell table:formula="of:=T(IF([$тест3.M38]=1;ORG.OPENOFFICE.STYLE(&quot;граница&quot;);ORG.OPENOFFICE.STYLE(&quot;Стандарт&quot;)))">
            <text:p/>
          </table:table-cell>
          <table:table-cell table:formula="of:=T(IF([$тест3.N38]=1;ORG.OPENOFFICE.STYLE(&quot;граница&quot;);ORG.OPENOFFICE.STYLE(&quot;Стандарт&quot;)))">
            <text:p/>
          </table:table-cell>
          <table:table-cell table:formula="of:=T(IF([$тест3.O38]=1;ORG.OPENOFFICE.STYLE(&quot;граница&quot;);ORG.OPENOFFICE.STYLE(&quot;Стандарт&quot;)))">
            <text:p/>
          </table:table-cell>
          <table:table-cell table:formula="of:=T(IF([$тест3.P38]=1;ORG.OPENOFFICE.STYLE(&quot;граница&quot;);ORG.OPENOFFICE.STYLE(&quot;Стандарт&quot;)))">
            <text:p/>
          </table:table-cell>
          <table:table-cell table:formula="of:=T(IF([$тест3.Q38]=1;ORG.OPENOFFICE.STYLE(&quot;граница&quot;);ORG.OPENOFFICE.STYLE(&quot;Стандарт&quot;)))">
            <text:p/>
          </table:table-cell>
          <table:table-cell table:formula="of:=T(IF([$тест3.R38]=1;ORG.OPENOFFICE.STYLE(&quot;граница&quot;);ORG.OPENOFFICE.STYLE(&quot;Стандарт&quot;)))">
            <text:p/>
          </table:table-cell>
          <table:table-cell table:formula="of:=T(IF([$тест3.S38]=1;ORG.OPENOFFICE.STYLE(&quot;граница&quot;);ORG.OPENOFFICE.STYLE(&quot;Стандарт&quot;)))">
            <text:p/>
          </table:table-cell>
          <table:table-cell table:formula="of:=T(IF([$тест3.T38]=1;ORG.OPENOFFICE.STYLE(&quot;граница&quot;);ORG.OPENOFFICE.STYLE(&quot;Стандарт&quot;)))">
            <text:p/>
          </table:table-cell>
          <table:table-cell table:formula="of:=T(IF([$тест3.U38]=1;ORG.OPENOFFICE.STYLE(&quot;граница&quot;);ORG.OPENOFFICE.STYLE(&quot;Стандарт&quot;)))">
            <text:p/>
          </table:table-cell>
          <table:table-cell table:formula="of:=T(IF([$тест3.V38]=1;ORG.OPENOFFICE.STYLE(&quot;граница&quot;);ORG.OPENOFFICE.STYLE(&quot;Стандарт&quot;)))">
            <text:p/>
          </table:table-cell>
          <table:table-cell table:formula="of:=T(IF([$тест3.W38]=1;ORG.OPENOFFICE.STYLE(&quot;граница&quot;);ORG.OPENOFFICE.STYLE(&quot;Стандарт&quot;)))">
            <text:p/>
          </table:table-cell>
          <table:table-cell table:formula="of:=T(IF([$тест3.X38]=1;ORG.OPENOFFICE.STYLE(&quot;граница&quot;);ORG.OPENOFFICE.STYLE(&quot;Стандарт&quot;)))">
            <text:p/>
          </table:table-cell>
          <table:table-cell table:formula="of:=T(IF([$тест3.Y38]=1;ORG.OPENOFFICE.STYLE(&quot;граница&quot;);ORG.OPENOFFICE.STYLE(&quot;Стандарт&quot;)))">
            <text:p/>
          </table:table-cell>
          <table:table-cell table:formula="of:=T(IF([$тест3.Z38]=1;ORG.OPENOFFICE.STYLE(&quot;граница&quot;);ORG.OPENOFFICE.STYLE(&quot;Стандарт&quot;)))">
            <text:p/>
          </table:table-cell>
          <table:table-cell table:formula="of:=T(IF([$тест3.AA38]=1;ORG.OPENOFFICE.STYLE(&quot;граница&quot;);ORG.OPENOFFICE.STYLE(&quot;Стандарт&quot;)))">
            <text:p/>
          </table:table-cell>
          <table:table-cell table:formula="of:=T(IF([$тест3.AB38]=1;ORG.OPENOFFICE.STYLE(&quot;граница&quot;);ORG.OPENOFFICE.STYLE(&quot;Стандарт&quot;)))">
            <text:p/>
          </table:table-cell>
          <table:table-cell table:formula="of:=T(IF([$тест3.AC38]=1;ORG.OPENOFFICE.STYLE(&quot;граница&quot;);ORG.OPENOFFICE.STYLE(&quot;Стандарт&quot;)))">
            <text:p/>
          </table:table-cell>
          <table:table-cell table:formula="of:=T(IF([$тест3.AD38]=1;ORG.OPENOFFICE.STYLE(&quot;граница&quot;);ORG.OPENOFFICE.STYLE(&quot;Стандарт&quot;)))">
            <text:p/>
          </table:table-cell>
          <table:table-cell table:formula="of:=T(IF([$тест3.AE38]=1;ORG.OPENOFFICE.STYLE(&quot;граница&quot;);ORG.OPENOFFICE.STYLE(&quot;Стандарт&quot;)))">
            <text:p/>
          </table:table-cell>
          <table:table-cell table:formula="of:=T(IF([$тест3.AF38]=1;ORG.OPENOFFICE.STYLE(&quot;граница&quot;);ORG.OPENOFFICE.STYLE(&quot;Стандарт&quot;)))">
            <text:p/>
          </table:table-cell>
          <table:table-cell table:formula="of:=T(IF([$тест3.AG38]=1;ORG.OPENOFFICE.STYLE(&quot;граница&quot;);ORG.OPENOFFICE.STYLE(&quot;Стандарт&quot;)))">
            <text:p/>
          </table:table-cell>
          <table:table-cell table:formula="of:=T(IF([$тест3.AH38]=1;ORG.OPENOFFICE.STYLE(&quot;граница&quot;);ORG.OPENOFFICE.STYLE(&quot;Стандарт&quot;)))">
            <text:p/>
          </table:table-cell>
          <table:table-cell table:formula="of:=T(IF([$тест3.AI38]=1;ORG.OPENOFFICE.STYLE(&quot;граница&quot;);ORG.OPENOFFICE.STYLE(&quot;Стандарт&quot;)))">
            <text:p/>
          </table:table-cell>
          <table:table-cell table:formula="of:=T(IF([$тест3.AJ38]=1;ORG.OPENOFFICE.STYLE(&quot;граница&quot;);ORG.OPENOFFICE.STYLE(&quot;Стандарт&quot;)))">
            <text:p/>
          </table:table-cell>
          <table:table-cell table:formula="of:=T(IF([$тест3.AK38]=1;ORG.OPENOFFICE.STYLE(&quot;граница&quot;);ORG.OPENOFFICE.STYLE(&quot;Стандарт&quot;)))">
            <text:p/>
          </table:table-cell>
          <table:table-cell table:formula="of:=T(IF([$тест3.AL38]=1;ORG.OPENOFFICE.STYLE(&quot;граница&quot;);ORG.OPENOFFICE.STYLE(&quot;Стандарт&quot;)))">
            <text:p/>
          </table:table-cell>
          <table:table-cell table:formula="of:=T(IF([$тест3.AM38]=1;ORG.OPENOFFICE.STYLE(&quot;граница&quot;);ORG.OPENOFFICE.STYLE(&quot;Стандарт&quot;)))">
            <text:p/>
          </table:table-cell>
          <table:table-cell table:formula="of:=T(IF([$тест3.AN38]=1;ORG.OPENOFFICE.STYLE(&quot;граница&quot;);ORG.OPENOFFICE.STYLE(&quot;Стандарт&quot;)))">
            <text:p/>
          </table:table-cell>
          <table:table-cell table:formula="of:=T(IF([$тест3.AO38]=1;ORG.OPENOFFICE.STYLE(&quot;граница&quot;);ORG.OPENOFFICE.STYLE(&quot;Стандарт&quot;)))">
            <text:p/>
          </table:table-cell>
          <table:table-cell table:formula="of:=T(IF([$тест3.AP38]=1;ORG.OPENOFFICE.STYLE(&quot;граница&quot;);ORG.OPENOFFICE.STYLE(&quot;Стандарт&quot;)))">
            <text:p/>
          </table:table-cell>
          <table:table-cell table:formula="of:=T(IF([$тест3.AQ38]=1;ORG.OPENOFFICE.STYLE(&quot;граница&quot;);ORG.OPENOFFICE.STYLE(&quot;Стандарт&quot;)))">
            <text:p/>
          </table:table-cell>
          <table:table-cell table:formula="of:=T(IF([$тест3.AR38]=1;ORG.OPENOFFICE.STYLE(&quot;граница&quot;);ORG.OPENOFFICE.STYLE(&quot;Стандарт&quot;)))">
            <text:p/>
          </table:table-cell>
          <table:table-cell table:formula="of:=T(IF([$тест3.AS38]=1;ORG.OPENOFFICE.STYLE(&quot;граница&quot;);ORG.OPENOFFICE.STYLE(&quot;Стандарт&quot;)))">
            <text:p/>
          </table:table-cell>
          <table:table-cell table:formula="of:=T(IF([$тест3.AT38]=1;ORG.OPENOFFICE.STYLE(&quot;граница&quot;);ORG.OPENOFFICE.STYLE(&quot;Стандарт&quot;)))">
            <text:p/>
          </table:table-cell>
          <table:table-cell table:formula="of:=T(IF([$тест3.AU38]=1;ORG.OPENOFFICE.STYLE(&quot;граница&quot;);ORG.OPENOFFICE.STYLE(&quot;Стандарт&quot;)))">
            <text:p/>
          </table:table-cell>
          <table:table-cell table:formula="of:=T(IF([$тест3.AV38]=1;ORG.OPENOFFICE.STYLE(&quot;граница&quot;);ORG.OPENOFFICE.STYLE(&quot;Стандарт&quot;)))">
            <text:p/>
          </table:table-cell>
          <table:table-cell table:formula="of:=T(IF([$тест3.AW38]=1;ORG.OPENOFFICE.STYLE(&quot;граница&quot;);ORG.OPENOFFICE.STYLE(&quot;Стандарт&quot;)))">
            <text:p/>
          </table:table-cell>
          <table:table-cell table:formula="of:=T(IF([$тест3.AX38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(IF([$тест3.B39]=1;ORG.OPENOFFICE.STYLE(&quot;граница&quot;);ORG.OPENOFFICE.STYLE(&quot;Стандарт&quot;)))">
            <text:p/>
          </table:table-cell>
          <table:table-cell table:formula="of:=T(IF([$тест3.C39]=1;ORG.OPENOFFICE.STYLE(&quot;граница&quot;);ORG.OPENOFFICE.STYLE(&quot;Стандарт&quot;)))">
            <text:p/>
          </table:table-cell>
          <table:table-cell table:formula="of:=T(IF([$тест3.D39]=1;ORG.OPENOFFICE.STYLE(&quot;граница&quot;);ORG.OPENOFFICE.STYLE(&quot;Стандарт&quot;)))">
            <text:p/>
          </table:table-cell>
          <table:table-cell table:formula="of:=T(IF([$тест3.E39]=1;ORG.OPENOFFICE.STYLE(&quot;граница&quot;);ORG.OPENOFFICE.STYLE(&quot;Стандарт&quot;)))">
            <text:p/>
          </table:table-cell>
          <table:table-cell table:formula="of:=T(IF([$тест3.F39]=1;ORG.OPENOFFICE.STYLE(&quot;граница&quot;);ORG.OPENOFFICE.STYLE(&quot;Стандарт&quot;)))">
            <text:p/>
          </table:table-cell>
          <table:table-cell table:formula="of:=T(IF([$тест3.G39]=1;ORG.OPENOFFICE.STYLE(&quot;граница&quot;);ORG.OPENOFFICE.STYLE(&quot;Стандарт&quot;)))">
            <text:p/>
          </table:table-cell>
          <table:table-cell table:formula="of:=T(IF([$тест3.H39]=1;ORG.OPENOFFICE.STYLE(&quot;граница&quot;);ORG.OPENOFFICE.STYLE(&quot;Стандарт&quot;)))">
            <text:p/>
          </table:table-cell>
          <table:table-cell table:formula="of:=T(IF([$тест3.I39]=1;ORG.OPENOFFICE.STYLE(&quot;граница&quot;);ORG.OPENOFFICE.STYLE(&quot;Стандарт&quot;)))">
            <text:p/>
          </table:table-cell>
          <table:table-cell table:formula="of:=T(IF([$тест3.J39]=1;ORG.OPENOFFICE.STYLE(&quot;граница&quot;);ORG.OPENOFFICE.STYLE(&quot;Стандарт&quot;)))">
            <text:p/>
          </table:table-cell>
          <table:table-cell table:formula="of:=T(IF([$тест3.K39]=1;ORG.OPENOFFICE.STYLE(&quot;граница&quot;);ORG.OPENOFFICE.STYLE(&quot;Стандарт&quot;)))">
            <text:p/>
          </table:table-cell>
          <table:table-cell table:formula="of:=T(IF([$тест3.L39]=1;ORG.OPENOFFICE.STYLE(&quot;граница&quot;);ORG.OPENOFFICE.STYLE(&quot;Стандарт&quot;)))">
            <text:p/>
          </table:table-cell>
          <table:table-cell table:formula="of:=T(IF([$тест3.M39]=1;ORG.OPENOFFICE.STYLE(&quot;граница&quot;);ORG.OPENOFFICE.STYLE(&quot;Стандарт&quot;)))">
            <text:p/>
          </table:table-cell>
          <table:table-cell table:formula="of:=T(IF([$тест3.N39]=1;ORG.OPENOFFICE.STYLE(&quot;граница&quot;);ORG.OPENOFFICE.STYLE(&quot;Стандарт&quot;)))">
            <text:p/>
          </table:table-cell>
          <table:table-cell table:formula="of:=T(IF([$тест3.O39]=1;ORG.OPENOFFICE.STYLE(&quot;граница&quot;);ORG.OPENOFFICE.STYLE(&quot;Стандарт&quot;)))">
            <text:p/>
          </table:table-cell>
          <table:table-cell table:formula="of:=T(IF([$тест3.P39]=1;ORG.OPENOFFICE.STYLE(&quot;граница&quot;);ORG.OPENOFFICE.STYLE(&quot;Стандарт&quot;)))">
            <text:p/>
          </table:table-cell>
          <table:table-cell table:formula="of:=T(IF([$тест3.Q39]=1;ORG.OPENOFFICE.STYLE(&quot;граница&quot;);ORG.OPENOFFICE.STYLE(&quot;Стандарт&quot;)))">
            <text:p/>
          </table:table-cell>
          <table:table-cell table:formula="of:=T(IF([$тест3.R39]=1;ORG.OPENOFFICE.STYLE(&quot;граница&quot;);ORG.OPENOFFICE.STYLE(&quot;Стандарт&quot;)))">
            <text:p/>
          </table:table-cell>
          <table:table-cell table:formula="of:=T(IF([$тест3.S39]=1;ORG.OPENOFFICE.STYLE(&quot;граница&quot;);ORG.OPENOFFICE.STYLE(&quot;Стандарт&quot;)))">
            <text:p/>
          </table:table-cell>
          <table:table-cell table:formula="of:=T(IF([$тест3.T39]=1;ORG.OPENOFFICE.STYLE(&quot;граница&quot;);ORG.OPENOFFICE.STYLE(&quot;Стандарт&quot;)))">
            <text:p/>
          </table:table-cell>
          <table:table-cell table:formula="of:=T(IF([$тест3.U39]=1;ORG.OPENOFFICE.STYLE(&quot;граница&quot;);ORG.OPENOFFICE.STYLE(&quot;Стандарт&quot;)))">
            <text:p/>
          </table:table-cell>
          <table:table-cell table:formula="of:=T(IF([$тест3.V39]=1;ORG.OPENOFFICE.STYLE(&quot;граница&quot;);ORG.OPENOFFICE.STYLE(&quot;Стандарт&quot;)))">
            <text:p/>
          </table:table-cell>
          <table:table-cell table:formula="of:=T(IF([$тест3.W39]=1;ORG.OPENOFFICE.STYLE(&quot;граница&quot;);ORG.OPENOFFICE.STYLE(&quot;Стандарт&quot;)))">
            <text:p/>
          </table:table-cell>
          <table:table-cell table:formula="of:=T(IF([$тест3.X39]=1;ORG.OPENOFFICE.STYLE(&quot;граница&quot;);ORG.OPENOFFICE.STYLE(&quot;Стандарт&quot;)))">
            <text:p/>
          </table:table-cell>
          <table:table-cell table:formula="of:=T(IF([$тест3.Y39]=1;ORG.OPENOFFICE.STYLE(&quot;граница&quot;);ORG.OPENOFFICE.STYLE(&quot;Стандарт&quot;)))">
            <text:p/>
          </table:table-cell>
          <table:table-cell table:formula="of:=T(IF([$тест3.Z39]=1;ORG.OPENOFFICE.STYLE(&quot;граница&quot;);ORG.OPENOFFICE.STYLE(&quot;Стандарт&quot;)))">
            <text:p/>
          </table:table-cell>
          <table:table-cell table:formula="of:=T(IF([$тест3.AA39]=1;ORG.OPENOFFICE.STYLE(&quot;граница&quot;);ORG.OPENOFFICE.STYLE(&quot;Стандарт&quot;)))">
            <text:p/>
          </table:table-cell>
          <table:table-cell table:formula="of:=T(IF([$тест3.AB39]=1;ORG.OPENOFFICE.STYLE(&quot;граница&quot;);ORG.OPENOFFICE.STYLE(&quot;Стандарт&quot;)))">
            <text:p/>
          </table:table-cell>
          <table:table-cell table:formula="of:=T(IF([$тест3.AC39]=1;ORG.OPENOFFICE.STYLE(&quot;граница&quot;);ORG.OPENOFFICE.STYLE(&quot;Стандарт&quot;)))">
            <text:p/>
          </table:table-cell>
          <table:table-cell table:formula="of:=T(IF([$тест3.AD39]=1;ORG.OPENOFFICE.STYLE(&quot;граница&quot;);ORG.OPENOFFICE.STYLE(&quot;Стандарт&quot;)))">
            <text:p/>
          </table:table-cell>
          <table:table-cell table:formula="of:=T(IF([$тест3.AE39]=1;ORG.OPENOFFICE.STYLE(&quot;граница&quot;);ORG.OPENOFFICE.STYLE(&quot;Стандарт&quot;)))">
            <text:p/>
          </table:table-cell>
          <table:table-cell table:formula="of:=T(IF([$тест3.AF39]=1;ORG.OPENOFFICE.STYLE(&quot;граница&quot;);ORG.OPENOFFICE.STYLE(&quot;Стандарт&quot;)))">
            <text:p/>
          </table:table-cell>
          <table:table-cell table:formula="of:=T(IF([$тест3.AG39]=1;ORG.OPENOFFICE.STYLE(&quot;граница&quot;);ORG.OPENOFFICE.STYLE(&quot;Стандарт&quot;)))">
            <text:p/>
          </table:table-cell>
          <table:table-cell table:formula="of:=T(IF([$тест3.AH39]=1;ORG.OPENOFFICE.STYLE(&quot;граница&quot;);ORG.OPENOFFICE.STYLE(&quot;Стандарт&quot;)))">
            <text:p/>
          </table:table-cell>
          <table:table-cell table:formula="of:=T(IF([$тест3.AI39]=1;ORG.OPENOFFICE.STYLE(&quot;граница&quot;);ORG.OPENOFFICE.STYLE(&quot;Стандарт&quot;)))">
            <text:p/>
          </table:table-cell>
          <table:table-cell table:formula="of:=T(IF([$тест3.AJ39]=1;ORG.OPENOFFICE.STYLE(&quot;граница&quot;);ORG.OPENOFFICE.STYLE(&quot;Стандарт&quot;)))">
            <text:p/>
          </table:table-cell>
          <table:table-cell table:formula="of:=T(IF([$тест3.AK39]=1;ORG.OPENOFFICE.STYLE(&quot;граница&quot;);ORG.OPENOFFICE.STYLE(&quot;Стандарт&quot;)))">
            <text:p/>
          </table:table-cell>
          <table:table-cell table:formula="of:=T(IF([$тест3.AL39]=1;ORG.OPENOFFICE.STYLE(&quot;граница&quot;);ORG.OPENOFFICE.STYLE(&quot;Стандарт&quot;)))">
            <text:p/>
          </table:table-cell>
          <table:table-cell table:formula="of:=T(IF([$тест3.AM39]=1;ORG.OPENOFFICE.STYLE(&quot;граница&quot;);ORG.OPENOFFICE.STYLE(&quot;Стандарт&quot;)))">
            <text:p/>
          </table:table-cell>
          <table:table-cell table:formula="of:=T(IF([$тест3.AN39]=1;ORG.OPENOFFICE.STYLE(&quot;граница&quot;);ORG.OPENOFFICE.STYLE(&quot;Стандарт&quot;)))">
            <text:p/>
          </table:table-cell>
          <table:table-cell table:formula="of:=T(IF([$тест3.AO39]=1;ORG.OPENOFFICE.STYLE(&quot;граница&quot;);ORG.OPENOFFICE.STYLE(&quot;Стандарт&quot;)))">
            <text:p/>
          </table:table-cell>
          <table:table-cell table:formula="of:=T(IF([$тест3.AP39]=1;ORG.OPENOFFICE.STYLE(&quot;граница&quot;);ORG.OPENOFFICE.STYLE(&quot;Стандарт&quot;)))">
            <text:p/>
          </table:table-cell>
          <table:table-cell table:formula="of:=T(IF([$тест3.AQ39]=1;ORG.OPENOFFICE.STYLE(&quot;граница&quot;);ORG.OPENOFFICE.STYLE(&quot;Стандарт&quot;)))">
            <text:p/>
          </table:table-cell>
          <table:table-cell table:formula="of:=T(IF([$тест3.AR39]=1;ORG.OPENOFFICE.STYLE(&quot;граница&quot;);ORG.OPENOFFICE.STYLE(&quot;Стандарт&quot;)))">
            <text:p/>
          </table:table-cell>
          <table:table-cell table:formula="of:=T(IF([$тест3.AS39]=1;ORG.OPENOFFICE.STYLE(&quot;граница&quot;);ORG.OPENOFFICE.STYLE(&quot;Стандарт&quot;)))">
            <text:p/>
          </table:table-cell>
          <table:table-cell table:formula="of:=T(IF([$тест3.AT39]=1;ORG.OPENOFFICE.STYLE(&quot;граница&quot;);ORG.OPENOFFICE.STYLE(&quot;Стандарт&quot;)))">
            <text:p/>
          </table:table-cell>
          <table:table-cell table:formula="of:=T(IF([$тест3.AU39]=1;ORG.OPENOFFICE.STYLE(&quot;граница&quot;);ORG.OPENOFFICE.STYLE(&quot;Стандарт&quot;)))">
            <text:p/>
          </table:table-cell>
          <table:table-cell table:formula="of:=T(IF([$тест3.AV39]=1;ORG.OPENOFFICE.STYLE(&quot;граница&quot;);ORG.OPENOFFICE.STYLE(&quot;Стандарт&quot;)))">
            <text:p/>
          </table:table-cell>
          <table:table-cell table:formula="of:=T(IF([$тест3.AW39]=1;ORG.OPENOFFICE.STYLE(&quot;граница&quot;);ORG.OPENOFFICE.STYLE(&quot;Стандарт&quot;)))">
            <text:p/>
          </table:table-cell>
          <table:table-cell table:formula="of:=T(IF([$тест3.AX39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(IF([$тест3.B40]=1;ORG.OPENOFFICE.STYLE(&quot;граница&quot;);ORG.OPENOFFICE.STYLE(&quot;Стандарт&quot;)))">
            <text:p/>
          </table:table-cell>
          <table:table-cell table:formula="of:=T(IF([$тест3.C40]=1;ORG.OPENOFFICE.STYLE(&quot;граница&quot;);ORG.OPENOFFICE.STYLE(&quot;Стандарт&quot;)))">
            <text:p/>
          </table:table-cell>
          <table:table-cell table:formula="of:=T(IF([$тест3.D40]=1;ORG.OPENOFFICE.STYLE(&quot;граница&quot;);ORG.OPENOFFICE.STYLE(&quot;Стандарт&quot;)))">
            <text:p/>
          </table:table-cell>
          <table:table-cell table:formula="of:=T(IF([$тест3.E40]=1;ORG.OPENOFFICE.STYLE(&quot;граница&quot;);ORG.OPENOFFICE.STYLE(&quot;Стандарт&quot;)))">
            <text:p/>
          </table:table-cell>
          <table:table-cell table:formula="of:=T(IF([$тест3.F40]=1;ORG.OPENOFFICE.STYLE(&quot;граница&quot;);ORG.OPENOFFICE.STYLE(&quot;Стандарт&quot;)))">
            <text:p/>
          </table:table-cell>
          <table:table-cell table:formula="of:=T(IF([$тест3.G40]=1;ORG.OPENOFFICE.STYLE(&quot;граница&quot;);ORG.OPENOFFICE.STYLE(&quot;Стандарт&quot;)))">
            <text:p/>
          </table:table-cell>
          <table:table-cell table:formula="of:=T(IF([$тест3.H40]=1;ORG.OPENOFFICE.STYLE(&quot;граница&quot;);ORG.OPENOFFICE.STYLE(&quot;Стандарт&quot;)))">
            <text:p/>
          </table:table-cell>
          <table:table-cell table:formula="of:=T(IF([$тест3.I40]=1;ORG.OPENOFFICE.STYLE(&quot;граница&quot;);ORG.OPENOFFICE.STYLE(&quot;Стандарт&quot;)))">
            <text:p/>
          </table:table-cell>
          <table:table-cell table:formula="of:=T(IF([$тест3.J40]=1;ORG.OPENOFFICE.STYLE(&quot;граница&quot;);ORG.OPENOFFICE.STYLE(&quot;Стандарт&quot;)))">
            <text:p/>
          </table:table-cell>
          <table:table-cell table:formula="of:=T(IF([$тест3.K40]=1;ORG.OPENOFFICE.STYLE(&quot;граница&quot;);ORG.OPENOFFICE.STYLE(&quot;Стандарт&quot;)))">
            <text:p/>
          </table:table-cell>
          <table:table-cell table:formula="of:=T(IF([$тест3.L40]=1;ORG.OPENOFFICE.STYLE(&quot;граница&quot;);ORG.OPENOFFICE.STYLE(&quot;Стандарт&quot;)))">
            <text:p/>
          </table:table-cell>
          <table:table-cell table:formula="of:=T(IF([$тест3.M40]=1;ORG.OPENOFFICE.STYLE(&quot;граница&quot;);ORG.OPENOFFICE.STYLE(&quot;Стандарт&quot;)))">
            <text:p/>
          </table:table-cell>
          <table:table-cell table:formula="of:=T(IF([$тест3.N40]=1;ORG.OPENOFFICE.STYLE(&quot;граница&quot;);ORG.OPENOFFICE.STYLE(&quot;Стандарт&quot;)))">
            <text:p/>
          </table:table-cell>
          <table:table-cell table:formula="of:=T(IF([$тест3.O40]=1;ORG.OPENOFFICE.STYLE(&quot;граница&quot;);ORG.OPENOFFICE.STYLE(&quot;Стандарт&quot;)))">
            <text:p/>
          </table:table-cell>
          <table:table-cell table:formula="of:=T(IF([$тест3.P40]=1;ORG.OPENOFFICE.STYLE(&quot;граница&quot;);ORG.OPENOFFICE.STYLE(&quot;Стандарт&quot;)))">
            <text:p/>
          </table:table-cell>
          <table:table-cell table:formula="of:=T(IF([$тест3.Q40]=1;ORG.OPENOFFICE.STYLE(&quot;граница&quot;);ORG.OPENOFFICE.STYLE(&quot;Стандарт&quot;)))">
            <text:p/>
          </table:table-cell>
          <table:table-cell table:formula="of:=T(IF([$тест3.R40]=1;ORG.OPENOFFICE.STYLE(&quot;граница&quot;);ORG.OPENOFFICE.STYLE(&quot;Стандарт&quot;)))">
            <text:p/>
          </table:table-cell>
          <table:table-cell table:formula="of:=T(IF([$тест3.S40]=1;ORG.OPENOFFICE.STYLE(&quot;граница&quot;);ORG.OPENOFFICE.STYLE(&quot;Стандарт&quot;)))">
            <text:p/>
          </table:table-cell>
          <table:table-cell table:formula="of:=T(IF([$тест3.T40]=1;ORG.OPENOFFICE.STYLE(&quot;граница&quot;);ORG.OPENOFFICE.STYLE(&quot;Стандарт&quot;)))">
            <text:p/>
          </table:table-cell>
          <table:table-cell table:formula="of:=T(IF([$тест3.U40]=1;ORG.OPENOFFICE.STYLE(&quot;граница&quot;);ORG.OPENOFFICE.STYLE(&quot;Стандарт&quot;)))">
            <text:p/>
          </table:table-cell>
          <table:table-cell table:formula="of:=T(IF([$тест3.V40]=1;ORG.OPENOFFICE.STYLE(&quot;граница&quot;);ORG.OPENOFFICE.STYLE(&quot;Стандарт&quot;)))">
            <text:p/>
          </table:table-cell>
          <table:table-cell table:formula="of:=T(IF([$тест3.W40]=1;ORG.OPENOFFICE.STYLE(&quot;граница&quot;);ORG.OPENOFFICE.STYLE(&quot;Стандарт&quot;)))">
            <text:p/>
          </table:table-cell>
          <table:table-cell table:formula="of:=T(IF([$тест3.X40]=1;ORG.OPENOFFICE.STYLE(&quot;граница&quot;);ORG.OPENOFFICE.STYLE(&quot;Стандарт&quot;)))">
            <text:p/>
          </table:table-cell>
          <table:table-cell table:formula="of:=T(IF([$тест3.Y40]=1;ORG.OPENOFFICE.STYLE(&quot;граница&quot;);ORG.OPENOFFICE.STYLE(&quot;Стандарт&quot;)))">
            <text:p/>
          </table:table-cell>
          <table:table-cell table:formula="of:=T(IF([$тест3.Z40]=1;ORG.OPENOFFICE.STYLE(&quot;граница&quot;);ORG.OPENOFFICE.STYLE(&quot;Стандарт&quot;)))">
            <text:p/>
          </table:table-cell>
          <table:table-cell table:formula="of:=T(IF([$тест3.AA40]=1;ORG.OPENOFFICE.STYLE(&quot;граница&quot;);ORG.OPENOFFICE.STYLE(&quot;Стандарт&quot;)))">
            <text:p/>
          </table:table-cell>
          <table:table-cell table:formula="of:=T(IF([$тест3.AB40]=1;ORG.OPENOFFICE.STYLE(&quot;граница&quot;);ORG.OPENOFFICE.STYLE(&quot;Стандарт&quot;)))">
            <text:p/>
          </table:table-cell>
          <table:table-cell table:formula="of:=T(IF([$тест3.AC40]=1;ORG.OPENOFFICE.STYLE(&quot;граница&quot;);ORG.OPENOFFICE.STYLE(&quot;Стандарт&quot;)))">
            <text:p/>
          </table:table-cell>
          <table:table-cell table:formula="of:=T(IF([$тест3.AD40]=1;ORG.OPENOFFICE.STYLE(&quot;граница&quot;);ORG.OPENOFFICE.STYLE(&quot;Стандарт&quot;)))">
            <text:p/>
          </table:table-cell>
          <table:table-cell table:formula="of:=T(IF([$тест3.AE40]=1;ORG.OPENOFFICE.STYLE(&quot;граница&quot;);ORG.OPENOFFICE.STYLE(&quot;Стандарт&quot;)))">
            <text:p/>
          </table:table-cell>
          <table:table-cell table:formula="of:=T(IF([$тест3.AF40]=1;ORG.OPENOFFICE.STYLE(&quot;граница&quot;);ORG.OPENOFFICE.STYLE(&quot;Стандарт&quot;)))">
            <text:p/>
          </table:table-cell>
          <table:table-cell table:formula="of:=T(IF([$тест3.AG40]=1;ORG.OPENOFFICE.STYLE(&quot;граница&quot;);ORG.OPENOFFICE.STYLE(&quot;Стандарт&quot;)))">
            <text:p/>
          </table:table-cell>
          <table:table-cell table:formula="of:=T(IF([$тест3.AH40]=1;ORG.OPENOFFICE.STYLE(&quot;граница&quot;);ORG.OPENOFFICE.STYLE(&quot;Стандарт&quot;)))">
            <text:p/>
          </table:table-cell>
          <table:table-cell table:formula="of:=T(IF([$тест3.AI40]=1;ORG.OPENOFFICE.STYLE(&quot;граница&quot;);ORG.OPENOFFICE.STYLE(&quot;Стандарт&quot;)))">
            <text:p/>
          </table:table-cell>
          <table:table-cell table:formula="of:=T(IF([$тест3.AJ40]=1;ORG.OPENOFFICE.STYLE(&quot;граница&quot;);ORG.OPENOFFICE.STYLE(&quot;Стандарт&quot;)))">
            <text:p/>
          </table:table-cell>
          <table:table-cell table:formula="of:=T(IF([$тест3.AK40]=1;ORG.OPENOFFICE.STYLE(&quot;граница&quot;);ORG.OPENOFFICE.STYLE(&quot;Стандарт&quot;)))">
            <text:p/>
          </table:table-cell>
          <table:table-cell table:formula="of:=T(IF([$тест3.AL40]=1;ORG.OPENOFFICE.STYLE(&quot;граница&quot;);ORG.OPENOFFICE.STYLE(&quot;Стандарт&quot;)))">
            <text:p/>
          </table:table-cell>
          <table:table-cell table:formula="of:=T(IF([$тест3.AM40]=1;ORG.OPENOFFICE.STYLE(&quot;граница&quot;);ORG.OPENOFFICE.STYLE(&quot;Стандарт&quot;)))">
            <text:p/>
          </table:table-cell>
          <table:table-cell table:formula="of:=T(IF([$тест3.AN40]=1;ORG.OPENOFFICE.STYLE(&quot;граница&quot;);ORG.OPENOFFICE.STYLE(&quot;Стандарт&quot;)))">
            <text:p/>
          </table:table-cell>
          <table:table-cell table:formula="of:=T(IF([$тест3.AO40]=1;ORG.OPENOFFICE.STYLE(&quot;граница&quot;);ORG.OPENOFFICE.STYLE(&quot;Стандарт&quot;)))">
            <text:p/>
          </table:table-cell>
          <table:table-cell table:formula="of:=T(IF([$тест3.AP40]=1;ORG.OPENOFFICE.STYLE(&quot;граница&quot;);ORG.OPENOFFICE.STYLE(&quot;Стандарт&quot;)))">
            <text:p/>
          </table:table-cell>
          <table:table-cell table:formula="of:=T(IF([$тест3.AQ40]=1;ORG.OPENOFFICE.STYLE(&quot;граница&quot;);ORG.OPENOFFICE.STYLE(&quot;Стандарт&quot;)))">
            <text:p/>
          </table:table-cell>
          <table:table-cell table:formula="of:=T(IF([$тест3.AR40]=1;ORG.OPENOFFICE.STYLE(&quot;граница&quot;);ORG.OPENOFFICE.STYLE(&quot;Стандарт&quot;)))">
            <text:p/>
          </table:table-cell>
          <table:table-cell table:formula="of:=T(IF([$тест3.AS40]=1;ORG.OPENOFFICE.STYLE(&quot;граница&quot;);ORG.OPENOFFICE.STYLE(&quot;Стандарт&quot;)))">
            <text:p/>
          </table:table-cell>
          <table:table-cell table:formula="of:=T(IF([$тест3.AT40]=1;ORG.OPENOFFICE.STYLE(&quot;граница&quot;);ORG.OPENOFFICE.STYLE(&quot;Стандарт&quot;)))">
            <text:p/>
          </table:table-cell>
          <table:table-cell table:formula="of:=T(IF([$тест3.AU40]=1;ORG.OPENOFFICE.STYLE(&quot;граница&quot;);ORG.OPENOFFICE.STYLE(&quot;Стандарт&quot;)))">
            <text:p/>
          </table:table-cell>
          <table:table-cell table:formula="of:=T(IF([$тест3.AV40]=1;ORG.OPENOFFICE.STYLE(&quot;граница&quot;);ORG.OPENOFFICE.STYLE(&quot;Стандарт&quot;)))">
            <text:p/>
          </table:table-cell>
          <table:table-cell table:formula="of:=T(IF([$тест3.AW40]=1;ORG.OPENOFFICE.STYLE(&quot;граница&quot;);ORG.OPENOFFICE.STYLE(&quot;Стандарт&quot;)))">
            <text:p/>
          </table:table-cell>
          <table:table-cell table:formula="of:=T(IF([$тест3.AX40]=1;ORG.OPENOFFICE.STYLE(&quot;граница&quot;);ORG.OPENOFFICE.STYLE(&quot;Стандарт&quot;)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(IF([$тест3.B41]=1;ORG.OPENOFFICE.STYLE(&quot;граница&quot;);ORG.OPENOFFICE.STYLE(&quot;Стандарт&quot;)))">
            <text:p/>
          </table:table-cell>
          <table:table-cell table:formula="of:=T(IF([$тест3.C41]=1;ORG.OPENOFFICE.STYLE(&quot;граница&quot;);ORG.OPENOFFICE.STYLE(&quot;Стандарт&quot;)))">
            <text:p/>
          </table:table-cell>
          <table:table-cell table:formula="of:=T(IF([$тест3.D41]=1;ORG.OPENOFFICE.STYLE(&quot;граница&quot;);ORG.OPENOFFICE.STYLE(&quot;Стандарт&quot;)))">
            <text:p/>
          </table:table-cell>
          <table:table-cell table:formula="of:=T(IF([$тест3.E41]=1;ORG.OPENOFFICE.STYLE(&quot;граница&quot;);ORG.OPENOFFICE.STYLE(&quot;Стандарт&quot;)))">
            <text:p/>
          </table:table-cell>
          <table:table-cell table:formula="of:=T(IF([$тест3.F41]=1;ORG.OPENOFFICE.STYLE(&quot;граница&quot;);ORG.OPENOFFICE.STYLE(&quot;Стандарт&quot;)))">
            <text:p/>
          </table:table-cell>
          <table:table-cell table:formula="of:=T(IF([$тест3.G41]=1;ORG.OPENOFFICE.STYLE(&quot;граница&quot;);ORG.OPENOFFICE.STYLE(&quot;Стандарт&quot;)))">
            <text:p/>
          </table:table-cell>
          <table:table-cell table:formula="of:=T(IF([$тест3.H41]=1;ORG.OPENOFFICE.STYLE(&quot;граница&quot;);ORG.OPENOFFICE.STYLE(&quot;Стандарт&quot;)))">
            <text:p/>
          </table:table-cell>
          <table:table-cell table:formula="of:=T(IF([$тест3.I41]=1;ORG.OPENOFFICE.STYLE(&quot;граница&quot;);ORG.OPENOFFICE.STYLE(&quot;Стандарт&quot;)))">
            <text:p/>
          </table:table-cell>
          <table:table-cell table:formula="of:=T(IF([$тест3.J41]=1;ORG.OPENOFFICE.STYLE(&quot;граница&quot;);ORG.OPENOFFICE.STYLE(&quot;Стандарт&quot;)))">
            <text:p/>
          </table:table-cell>
          <table:table-cell table:formula="of:=T(IF([$тест3.K41]=1;ORG.OPENOFFICE.STYLE(&quot;граница&quot;);ORG.OPENOFFICE.STYLE(&quot;Стандарт&quot;)))">
            <text:p/>
          </table:table-cell>
          <table:table-cell table:formula="of:=T(IF([$тест3.L41]=1;ORG.OPENOFFICE.STYLE(&quot;граница&quot;);ORG.OPENOFFICE.STYLE(&quot;Стандарт&quot;)))">
            <text:p/>
          </table:table-cell>
          <table:table-cell table:formula="of:=T(IF([$тест3.M41]=1;ORG.OPENOFFICE.STYLE(&quot;граница&quot;);ORG.OPENOFFICE.STYLE(&quot;Стандарт&quot;)))">
            <text:p/>
          </table:table-cell>
          <table:table-cell table:formula="of:=T(IF([$тест3.N41]=1;ORG.OPENOFFICE.STYLE(&quot;граница&quot;);ORG.OPENOFFICE.STYLE(&quot;Стандарт&quot;)))">
            <text:p/>
          </table:table-cell>
          <table:table-cell table:formula="of:=T(IF([$тест3.O41]=1;ORG.OPENOFFICE.STYLE(&quot;граница&quot;);ORG.OPENOFFICE.STYLE(&quot;Стандарт&quot;)))">
            <text:p/>
          </table:table-cell>
          <table:table-cell table:formula="of:=T(IF([$тест3.P41]=1;ORG.OPENOFFICE.STYLE(&quot;граница&quot;);ORG.OPENOFFICE.STYLE(&quot;Стандарт&quot;)))">
            <text:p/>
          </table:table-cell>
          <table:table-cell table:formula="of:=T(IF([$тест3.Q41]=1;ORG.OPENOFFICE.STYLE(&quot;граница&quot;);ORG.OPENOFFICE.STYLE(&quot;Стандарт&quot;)))">
            <text:p/>
          </table:table-cell>
          <table:table-cell table:formula="of:=T(IF([$тест3.R41]=1;ORG.OPENOFFICE.STYLE(&quot;граница&quot;);ORG.OPENOFFICE.STYLE(&quot;Стандарт&quot;)))">
            <text:p/>
          </table:table-cell>
          <table:table-cell table:formula="of:=T(IF([$тест3.S41]=1;ORG.OPENOFFICE.STYLE(&quot;граница&quot;);ORG.OPENOFFICE.STYLE(&quot;Стандарт&quot;)))">
            <text:p/>
          </table:table-cell>
          <table:table-cell table:formula="of:=T(IF([$тест3.T41]=1;ORG.OPENOFFICE.STYLE(&quot;граница&quot;);ORG.OPENOFFICE.STYLE(&quot;Стандарт&quot;)))">
            <text:p/>
          </table:table-cell>
          <table:table-cell table:formula="of:=T(IF([$тест3.U41]=1;ORG.OPENOFFICE.STYLE(&quot;граница&quot;);ORG.OPENOFFICE.STYLE(&quot;Стандарт&quot;)))">
            <text:p/>
          </table:table-cell>
          <table:table-cell table:formula="of:=T(IF([$тест3.V41]=1;ORG.OPENOFFICE.STYLE(&quot;граница&quot;);ORG.OPENOFFICE.STYLE(&quot;Стандарт&quot;)))">
            <text:p/>
          </table:table-cell>
          <table:table-cell table:formula="of:=T(IF([$тест3.W41]=1;ORG.OPENOFFICE.STYLE(&quot;граница&quot;);ORG.OPENOFFICE.STYLE(&quot;Стандарт&quot;)))">
            <text:p/>
          </table:table-cell>
          <table:table-cell table:formula="of:=T(IF([$тест3.X41]=1;ORG.OPENOFFICE.STYLE(&quot;граница&quot;);ORG.OPENOFFICE.STYLE(&quot;Стандарт&quot;)))">
            <text:p/>
          </table:table-cell>
          <table:table-cell table:formula="of:=T(IF([$тест3.Y41]=1;ORG.OPENOFFICE.STYLE(&quot;граница&quot;);ORG.OPENOFFICE.STYLE(&quot;Стандарт&quot;)))">
            <text:p/>
          </table:table-cell>
          <table:table-cell table:formula="of:=T(IF([$тест3.Z41]=1;ORG.OPENOFFICE.STYLE(&quot;граница&quot;);ORG.OPENOFFICE.STYLE(&quot;Стандарт&quot;)))">
            <text:p/>
          </table:table-cell>
          <table:table-cell table:formula="of:=T(IF([$тест3.AA41]=1;ORG.OPENOFFICE.STYLE(&quot;граница&quot;);ORG.OPENOFFICE.STYLE(&quot;Стандарт&quot;)))">
            <text:p/>
          </table:table-cell>
          <table:table-cell table:formula="of:=T(IF([$тест3.AB41]=1;ORG.OPENOFFICE.STYLE(&quot;граница&quot;);ORG.OPENOFFICE.STYLE(&quot;Стандарт&quot;)))">
            <text:p/>
          </table:table-cell>
          <table:table-cell table:formula="of:=T(IF([$тест3.AC41]=1;ORG.OPENOFFICE.STYLE(&quot;граница&quot;);ORG.OPENOFFICE.STYLE(&quot;Стандарт&quot;)))">
            <text:p/>
          </table:table-cell>
          <table:table-cell table:formula="of:=T(IF([$тест3.AD41]=1;ORG.OPENOFFICE.STYLE(&quot;граница&quot;);ORG.OPENOFFICE.STYLE(&quot;Стандарт&quot;)))">
            <text:p/>
          </table:table-cell>
          <table:table-cell table:formula="of:=T(IF([$тест3.AE41]=1;ORG.OPENOFFICE.STYLE(&quot;граница&quot;);ORG.OPENOFFICE.STYLE(&quot;Стандарт&quot;)))">
            <text:p/>
          </table:table-cell>
          <table:table-cell table:formula="of:=T(IF([$тест3.AF41]=1;ORG.OPENOFFICE.STYLE(&quot;граница&quot;);ORG.OPENOFFICE.STYLE(&quot;Стандарт&quot;)))">
            <text:p/>
          </table:table-cell>
          <table:table-cell table:formula="of:=T(IF([$тест3.AG41]=1;ORG.OPENOFFICE.STYLE(&quot;граница&quot;);ORG.OPENOFFICE.STYLE(&quot;Стандарт&quot;)))">
            <text:p/>
          </table:table-cell>
          <table:table-cell table:formula="of:=T(IF([$тест3.AH41]=1;ORG.OPENOFFICE.STYLE(&quot;граница&quot;);ORG.OPENOFFICE.STYLE(&quot;Стандарт&quot;)))">
            <text:p/>
          </table:table-cell>
          <table:table-cell table:formula="of:=T(IF([$тест3.AI41]=1;ORG.OPENOFFICE.STYLE(&quot;граница&quot;);ORG.OPENOFFICE.STYLE(&quot;Стандарт&quot;)))">
            <text:p/>
          </table:table-cell>
          <table:table-cell table:formula="of:=T(IF([$тест3.AJ41]=1;ORG.OPENOFFICE.STYLE(&quot;граница&quot;);ORG.OPENOFFICE.STYLE(&quot;Стандарт&quot;)))">
            <text:p/>
          </table:table-cell>
          <table:table-cell table:formula="of:=T(IF([$тест3.AK41]=1;ORG.OPENOFFICE.STYLE(&quot;граница&quot;);ORG.OPENOFFICE.STYLE(&quot;Стандарт&quot;)))">
            <text:p/>
          </table:table-cell>
          <table:table-cell table:formula="of:=T(IF([$тест3.AL41]=1;ORG.OPENOFFICE.STYLE(&quot;граница&quot;);ORG.OPENOFFICE.STYLE(&quot;Стандарт&quot;)))">
            <text:p/>
          </table:table-cell>
          <table:table-cell table:formula="of:=T(IF([$тест3.AM41]=1;ORG.OPENOFFICE.STYLE(&quot;граница&quot;);ORG.OPENOFFICE.STYLE(&quot;Стандарт&quot;)))">
            <text:p/>
          </table:table-cell>
          <table:table-cell table:formula="of:=T(IF([$тест3.AN41]=1;ORG.OPENOFFICE.STYLE(&quot;граница&quot;);ORG.OPENOFFICE.STYLE(&quot;Стандарт&quot;)))">
            <text:p/>
          </table:table-cell>
          <table:table-cell table:formula="of:=T(IF([$тест3.AO41]=1;ORG.OPENOFFICE.STYLE(&quot;граница&quot;);ORG.OPENOFFICE.STYLE(&quot;Стандарт&quot;)))">
            <text:p/>
          </table:table-cell>
          <table:table-cell table:formula="of:=T(IF([$тест3.AP41]=1;ORG.OPENOFFICE.STYLE(&quot;граница&quot;);ORG.OPENOFFICE.STYLE(&quot;Стандарт&quot;)))">
            <text:p/>
          </table:table-cell>
          <table:table-cell table:formula="of:=T(IF([$тест3.AQ41]=1;ORG.OPENOFFICE.STYLE(&quot;граница&quot;);ORG.OPENOFFICE.STYLE(&quot;Стандарт&quot;)))">
            <text:p/>
          </table:table-cell>
          <table:table-cell table:formula="of:=T(IF([$тест3.AR41]=1;ORG.OPENOFFICE.STYLE(&quot;граница&quot;);ORG.OPENOFFICE.STYLE(&quot;Стандарт&quot;)))">
            <text:p/>
          </table:table-cell>
          <table:table-cell table:formula="of:=T(IF([$тест3.AS41]=1;ORG.OPENOFFICE.STYLE(&quot;граница&quot;);ORG.OPENOFFICE.STYLE(&quot;Стандарт&quot;)))">
            <text:p/>
          </table:table-cell>
          <table:table-cell table:formula="of:=T(IF([$тест3.AT41]=1;ORG.OPENOFFICE.STYLE(&quot;граница&quot;);ORG.OPENOFFICE.STYLE(&quot;Стандарт&quot;)))">
            <text:p/>
          </table:table-cell>
          <table:table-cell table:formula="of:=T(IF([$тест3.AU41]=1;ORG.OPENOFFICE.STYLE(&quot;граница&quot;);ORG.OPENOFFICE.STYLE(&quot;Стандарт&quot;)))">
            <text:p/>
          </table:table-cell>
          <table:table-cell table:formula="of:=T(IF([$тест3.AV41]=1;ORG.OPENOFFICE.STYLE(&quot;граница&quot;);ORG.OPENOFFICE.STYLE(&quot;Стандарт&quot;)))">
            <text:p/>
          </table:table-cell>
          <table:table-cell table:formula="of:=T(IF([$тест3.AW41]=1;ORG.OPENOFFICE.STYLE(&quot;граница&quot;);ORG.OPENOFFICE.STYLE(&quot;Стандарт&quot;)))">
            <text:p/>
          </table:table-cell>
          <table:table-cell table:formula="of:=T(IF([$тест3.AX4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2]=1;ORG.OPENOFFICE.STYLE(&quot;граница&quot;);ORG.OPENOFFICE.STYLE(&quot;Стандарт&quot;)))">
            <text:p/>
          </table:table-cell>
          <table:table-cell table:formula="of:=T(IF([$тест3.C42]=1;ORG.OPENOFFICE.STYLE(&quot;граница&quot;);ORG.OPENOFFICE.STYLE(&quot;Стандарт&quot;)))">
            <text:p/>
          </table:table-cell>
          <table:table-cell table:formula="of:=T(IF([$тест3.D42]=1;ORG.OPENOFFICE.STYLE(&quot;граница&quot;);ORG.OPENOFFICE.STYLE(&quot;Стандарт&quot;)))">
            <text:p/>
          </table:table-cell>
          <table:table-cell table:formula="of:=T(IF([$тест3.E42]=1;ORG.OPENOFFICE.STYLE(&quot;граница&quot;);ORG.OPENOFFICE.STYLE(&quot;Стандарт&quot;)))">
            <text:p/>
          </table:table-cell>
          <table:table-cell table:formula="of:=T(IF([$тест3.F42]=1;ORG.OPENOFFICE.STYLE(&quot;граница&quot;);ORG.OPENOFFICE.STYLE(&quot;Стандарт&quot;)))">
            <text:p/>
          </table:table-cell>
          <table:table-cell table:formula="of:=T(IF([$тест3.G42]=1;ORG.OPENOFFICE.STYLE(&quot;граница&quot;);ORG.OPENOFFICE.STYLE(&quot;Стандарт&quot;)))">
            <text:p/>
          </table:table-cell>
          <table:table-cell table:formula="of:=T(IF([$тест3.H42]=1;ORG.OPENOFFICE.STYLE(&quot;граница&quot;);ORG.OPENOFFICE.STYLE(&quot;Стандарт&quot;)))">
            <text:p/>
          </table:table-cell>
          <table:table-cell table:formula="of:=T(IF([$тест3.I42]=1;ORG.OPENOFFICE.STYLE(&quot;граница&quot;);ORG.OPENOFFICE.STYLE(&quot;Стандарт&quot;)))">
            <text:p/>
          </table:table-cell>
          <table:table-cell table:formula="of:=T(IF([$тест3.J42]=1;ORG.OPENOFFICE.STYLE(&quot;граница&quot;);ORG.OPENOFFICE.STYLE(&quot;Стандарт&quot;)))">
            <text:p/>
          </table:table-cell>
          <table:table-cell table:formula="of:=T(IF([$тест3.K42]=1;ORG.OPENOFFICE.STYLE(&quot;граница&quot;);ORG.OPENOFFICE.STYLE(&quot;Стандарт&quot;)))">
            <text:p/>
          </table:table-cell>
          <table:table-cell table:formula="of:=T(IF([$тест3.L42]=1;ORG.OPENOFFICE.STYLE(&quot;граница&quot;);ORG.OPENOFFICE.STYLE(&quot;Стандарт&quot;)))">
            <text:p/>
          </table:table-cell>
          <table:table-cell table:formula="of:=T(IF([$тест3.M42]=1;ORG.OPENOFFICE.STYLE(&quot;граница&quot;);ORG.OPENOFFICE.STYLE(&quot;Стандарт&quot;)))">
            <text:p/>
          </table:table-cell>
          <table:table-cell table:formula="of:=T(IF([$тест3.N42]=1;ORG.OPENOFFICE.STYLE(&quot;граница&quot;);ORG.OPENOFFICE.STYLE(&quot;Стандарт&quot;)))">
            <text:p/>
          </table:table-cell>
          <table:table-cell table:formula="of:=T(IF([$тест3.O42]=1;ORG.OPENOFFICE.STYLE(&quot;граница&quot;);ORG.OPENOFFICE.STYLE(&quot;Стандарт&quot;)))">
            <text:p/>
          </table:table-cell>
          <table:table-cell table:formula="of:=T(IF([$тест3.P42]=1;ORG.OPENOFFICE.STYLE(&quot;граница&quot;);ORG.OPENOFFICE.STYLE(&quot;Стандарт&quot;)))">
            <text:p/>
          </table:table-cell>
          <table:table-cell table:formula="of:=T(IF([$тест3.Q42]=1;ORG.OPENOFFICE.STYLE(&quot;граница&quot;);ORG.OPENOFFICE.STYLE(&quot;Стандарт&quot;)))">
            <text:p/>
          </table:table-cell>
          <table:table-cell table:formula="of:=T(IF([$тест3.R42]=1;ORG.OPENOFFICE.STYLE(&quot;граница&quot;);ORG.OPENOFFICE.STYLE(&quot;Стандарт&quot;)))">
            <text:p/>
          </table:table-cell>
          <table:table-cell table:formula="of:=T(IF([$тест3.S42]=1;ORG.OPENOFFICE.STYLE(&quot;граница&quot;);ORG.OPENOFFICE.STYLE(&quot;Стандарт&quot;)))">
            <text:p/>
          </table:table-cell>
          <table:table-cell table:formula="of:=T(IF([$тест3.T42]=1;ORG.OPENOFFICE.STYLE(&quot;граница&quot;);ORG.OPENOFFICE.STYLE(&quot;Стандарт&quot;)))">
            <text:p/>
          </table:table-cell>
          <table:table-cell table:formula="of:=T(IF([$тест3.U42]=1;ORG.OPENOFFICE.STYLE(&quot;граница&quot;);ORG.OPENOFFICE.STYLE(&quot;Стандарт&quot;)))">
            <text:p/>
          </table:table-cell>
          <table:table-cell table:formula="of:=T(IF([$тест3.V42]=1;ORG.OPENOFFICE.STYLE(&quot;граница&quot;);ORG.OPENOFFICE.STYLE(&quot;Стандарт&quot;)))">
            <text:p/>
          </table:table-cell>
          <table:table-cell table:formula="of:=T(IF([$тест3.W42]=1;ORG.OPENOFFICE.STYLE(&quot;граница&quot;);ORG.OPENOFFICE.STYLE(&quot;Стандарт&quot;)))">
            <text:p/>
          </table:table-cell>
          <table:table-cell table:formula="of:=T(IF([$тест3.X42]=1;ORG.OPENOFFICE.STYLE(&quot;граница&quot;);ORG.OPENOFFICE.STYLE(&quot;Стандарт&quot;)))">
            <text:p/>
          </table:table-cell>
          <table:table-cell table:formula="of:=T(IF([$тест3.Y42]=1;ORG.OPENOFFICE.STYLE(&quot;граница&quot;);ORG.OPENOFFICE.STYLE(&quot;Стандарт&quot;)))">
            <text:p/>
          </table:table-cell>
          <table:table-cell table:formula="of:=T(IF([$тест3.Z42]=1;ORG.OPENOFFICE.STYLE(&quot;граница&quot;);ORG.OPENOFFICE.STYLE(&quot;Стандарт&quot;)))">
            <text:p/>
          </table:table-cell>
          <table:table-cell table:formula="of:=T(IF([$тест3.AA42]=1;ORG.OPENOFFICE.STYLE(&quot;граница&quot;);ORG.OPENOFFICE.STYLE(&quot;Стандарт&quot;)))">
            <text:p/>
          </table:table-cell>
          <table:table-cell table:formula="of:=T(IF([$тест3.AB42]=1;ORG.OPENOFFICE.STYLE(&quot;граница&quot;);ORG.OPENOFFICE.STYLE(&quot;Стандарт&quot;)))">
            <text:p/>
          </table:table-cell>
          <table:table-cell table:formula="of:=T(IF([$тест3.AC42]=1;ORG.OPENOFFICE.STYLE(&quot;граница&quot;);ORG.OPENOFFICE.STYLE(&quot;Стандарт&quot;)))">
            <text:p/>
          </table:table-cell>
          <table:table-cell table:formula="of:=T(IF([$тест3.AD42]=1;ORG.OPENOFFICE.STYLE(&quot;граница&quot;);ORG.OPENOFFICE.STYLE(&quot;Стандарт&quot;)))">
            <text:p/>
          </table:table-cell>
          <table:table-cell table:formula="of:=T(IF([$тест3.AE42]=1;ORG.OPENOFFICE.STYLE(&quot;граница&quot;);ORG.OPENOFFICE.STYLE(&quot;Стандарт&quot;)))">
            <text:p/>
          </table:table-cell>
          <table:table-cell table:formula="of:=T(IF([$тест3.AF42]=1;ORG.OPENOFFICE.STYLE(&quot;граница&quot;);ORG.OPENOFFICE.STYLE(&quot;Стандарт&quot;)))">
            <text:p/>
          </table:table-cell>
          <table:table-cell table:formula="of:=T(IF([$тест3.AG42]=1;ORG.OPENOFFICE.STYLE(&quot;граница&quot;);ORG.OPENOFFICE.STYLE(&quot;Стандарт&quot;)))">
            <text:p/>
          </table:table-cell>
          <table:table-cell table:formula="of:=T(IF([$тест3.AH42]=1;ORG.OPENOFFICE.STYLE(&quot;граница&quot;);ORG.OPENOFFICE.STYLE(&quot;Стандарт&quot;)))">
            <text:p/>
          </table:table-cell>
          <table:table-cell table:formula="of:=T(IF([$тест3.AI42]=1;ORG.OPENOFFICE.STYLE(&quot;граница&quot;);ORG.OPENOFFICE.STYLE(&quot;Стандарт&quot;)))">
            <text:p/>
          </table:table-cell>
          <table:table-cell table:formula="of:=T(IF([$тест3.AJ42]=1;ORG.OPENOFFICE.STYLE(&quot;граница&quot;);ORG.OPENOFFICE.STYLE(&quot;Стандарт&quot;)))">
            <text:p/>
          </table:table-cell>
          <table:table-cell table:formula="of:=T(IF([$тест3.AK42]=1;ORG.OPENOFFICE.STYLE(&quot;граница&quot;);ORG.OPENOFFICE.STYLE(&quot;Стандарт&quot;)))">
            <text:p/>
          </table:table-cell>
          <table:table-cell table:formula="of:=T(IF([$тест3.AL42]=1;ORG.OPENOFFICE.STYLE(&quot;граница&quot;);ORG.OPENOFFICE.STYLE(&quot;Стандарт&quot;)))">
            <text:p/>
          </table:table-cell>
          <table:table-cell table:formula="of:=T(IF([$тест3.AM42]=1;ORG.OPENOFFICE.STYLE(&quot;граница&quot;);ORG.OPENOFFICE.STYLE(&quot;Стандарт&quot;)))">
            <text:p/>
          </table:table-cell>
          <table:table-cell table:formula="of:=T(IF([$тест3.AN42]=1;ORG.OPENOFFICE.STYLE(&quot;граница&quot;);ORG.OPENOFFICE.STYLE(&quot;Стандарт&quot;)))">
            <text:p/>
          </table:table-cell>
          <table:table-cell table:formula="of:=T(IF([$тест3.AO42]=1;ORG.OPENOFFICE.STYLE(&quot;граница&quot;);ORG.OPENOFFICE.STYLE(&quot;Стандарт&quot;)))">
            <text:p/>
          </table:table-cell>
          <table:table-cell table:formula="of:=T(IF([$тест3.AP42]=1;ORG.OPENOFFICE.STYLE(&quot;граница&quot;);ORG.OPENOFFICE.STYLE(&quot;Стандарт&quot;)))">
            <text:p/>
          </table:table-cell>
          <table:table-cell table:formula="of:=T(IF([$тест3.AQ42]=1;ORG.OPENOFFICE.STYLE(&quot;граница&quot;);ORG.OPENOFFICE.STYLE(&quot;Стандарт&quot;)))">
            <text:p/>
          </table:table-cell>
          <table:table-cell table:formula="of:=T(IF([$тест3.AR42]=1;ORG.OPENOFFICE.STYLE(&quot;граница&quot;);ORG.OPENOFFICE.STYLE(&quot;Стандарт&quot;)))">
            <text:p/>
          </table:table-cell>
          <table:table-cell table:formula="of:=T(IF([$тест3.AS42]=1;ORG.OPENOFFICE.STYLE(&quot;граница&quot;);ORG.OPENOFFICE.STYLE(&quot;Стандарт&quot;)))">
            <text:p/>
          </table:table-cell>
          <table:table-cell table:formula="of:=T(IF([$тест3.AT42]=1;ORG.OPENOFFICE.STYLE(&quot;граница&quot;);ORG.OPENOFFICE.STYLE(&quot;Стандарт&quot;)))">
            <text:p/>
          </table:table-cell>
          <table:table-cell table:formula="of:=T(IF([$тест3.AU42]=1;ORG.OPENOFFICE.STYLE(&quot;граница&quot;);ORG.OPENOFFICE.STYLE(&quot;Стандарт&quot;)))">
            <text:p/>
          </table:table-cell>
          <table:table-cell table:formula="of:=T(IF([$тест3.AV42]=1;ORG.OPENOFFICE.STYLE(&quot;граница&quot;);ORG.OPENOFFICE.STYLE(&quot;Стандарт&quot;)))">
            <text:p/>
          </table:table-cell>
          <table:table-cell table:formula="of:=T(IF([$тест3.AW42]=1;ORG.OPENOFFICE.STYLE(&quot;граница&quot;);ORG.OPENOFFICE.STYLE(&quot;Стандарт&quot;)))">
            <text:p/>
          </table:table-cell>
          <table:table-cell table:formula="of:=T(IF([$тест3.AX4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3]=1;ORG.OPENOFFICE.STYLE(&quot;граница&quot;);ORG.OPENOFFICE.STYLE(&quot;Стандарт&quot;)))">
            <text:p/>
          </table:table-cell>
          <table:table-cell table:formula="of:=T(IF([$тест3.C43]=1;ORG.OPENOFFICE.STYLE(&quot;граница&quot;);ORG.OPENOFFICE.STYLE(&quot;Стандарт&quot;)))">
            <text:p/>
          </table:table-cell>
          <table:table-cell table:formula="of:=T(IF([$тест3.D43]=1;ORG.OPENOFFICE.STYLE(&quot;граница&quot;);ORG.OPENOFFICE.STYLE(&quot;Стандарт&quot;)))">
            <text:p/>
          </table:table-cell>
          <table:table-cell table:formula="of:=T(IF([$тест3.E43]=1;ORG.OPENOFFICE.STYLE(&quot;граница&quot;);ORG.OPENOFFICE.STYLE(&quot;Стандарт&quot;)))">
            <text:p/>
          </table:table-cell>
          <table:table-cell table:formula="of:=T(IF([$тест3.F43]=1;ORG.OPENOFFICE.STYLE(&quot;граница&quot;);ORG.OPENOFFICE.STYLE(&quot;Стандарт&quot;)))">
            <text:p/>
          </table:table-cell>
          <table:table-cell table:formula="of:=T(IF([$тест3.G43]=1;ORG.OPENOFFICE.STYLE(&quot;граница&quot;);ORG.OPENOFFICE.STYLE(&quot;Стандарт&quot;)))">
            <text:p/>
          </table:table-cell>
          <table:table-cell table:formula="of:=T(IF([$тест3.H43]=1;ORG.OPENOFFICE.STYLE(&quot;граница&quot;);ORG.OPENOFFICE.STYLE(&quot;Стандарт&quot;)))">
            <text:p/>
          </table:table-cell>
          <table:table-cell table:formula="of:=T(IF([$тест3.I43]=1;ORG.OPENOFFICE.STYLE(&quot;граница&quot;);ORG.OPENOFFICE.STYLE(&quot;Стандарт&quot;)))">
            <text:p/>
          </table:table-cell>
          <table:table-cell table:formula="of:=T(IF([$тест3.J43]=1;ORG.OPENOFFICE.STYLE(&quot;граница&quot;);ORG.OPENOFFICE.STYLE(&quot;Стандарт&quot;)))">
            <text:p/>
          </table:table-cell>
          <table:table-cell table:formula="of:=T(IF([$тест3.K43]=1;ORG.OPENOFFICE.STYLE(&quot;граница&quot;);ORG.OPENOFFICE.STYLE(&quot;Стандарт&quot;)))">
            <text:p/>
          </table:table-cell>
          <table:table-cell table:formula="of:=T(IF([$тест3.L43]=1;ORG.OPENOFFICE.STYLE(&quot;граница&quot;);ORG.OPENOFFICE.STYLE(&quot;Стандарт&quot;)))">
            <text:p/>
          </table:table-cell>
          <table:table-cell table:formula="of:=T(IF([$тест3.M43]=1;ORG.OPENOFFICE.STYLE(&quot;граница&quot;);ORG.OPENOFFICE.STYLE(&quot;Стандарт&quot;)))">
            <text:p/>
          </table:table-cell>
          <table:table-cell table:formula="of:=T(IF([$тест3.N43]=1;ORG.OPENOFFICE.STYLE(&quot;граница&quot;);ORG.OPENOFFICE.STYLE(&quot;Стандарт&quot;)))">
            <text:p/>
          </table:table-cell>
          <table:table-cell table:formula="of:=T(IF([$тест3.O43]=1;ORG.OPENOFFICE.STYLE(&quot;граница&quot;);ORG.OPENOFFICE.STYLE(&quot;Стандарт&quot;)))">
            <text:p/>
          </table:table-cell>
          <table:table-cell table:formula="of:=T(IF([$тест3.P43]=1;ORG.OPENOFFICE.STYLE(&quot;граница&quot;);ORG.OPENOFFICE.STYLE(&quot;Стандарт&quot;)))">
            <text:p/>
          </table:table-cell>
          <table:table-cell table:formula="of:=T(IF([$тест3.Q43]=1;ORG.OPENOFFICE.STYLE(&quot;граница&quot;);ORG.OPENOFFICE.STYLE(&quot;Стандарт&quot;)))">
            <text:p/>
          </table:table-cell>
          <table:table-cell table:formula="of:=T(IF([$тест3.R43]=1;ORG.OPENOFFICE.STYLE(&quot;граница&quot;);ORG.OPENOFFICE.STYLE(&quot;Стандарт&quot;)))">
            <text:p/>
          </table:table-cell>
          <table:table-cell table:formula="of:=T(IF([$тест3.S43]=1;ORG.OPENOFFICE.STYLE(&quot;граница&quot;);ORG.OPENOFFICE.STYLE(&quot;Стандарт&quot;)))">
            <text:p/>
          </table:table-cell>
          <table:table-cell table:formula="of:=T(IF([$тест3.T43]=1;ORG.OPENOFFICE.STYLE(&quot;граница&quot;);ORG.OPENOFFICE.STYLE(&quot;Стандарт&quot;)))">
            <text:p/>
          </table:table-cell>
          <table:table-cell table:formula="of:=T(IF([$тест3.U43]=1;ORG.OPENOFFICE.STYLE(&quot;граница&quot;);ORG.OPENOFFICE.STYLE(&quot;Стандарт&quot;)))">
            <text:p/>
          </table:table-cell>
          <table:table-cell table:formula="of:=T(IF([$тест3.V43]=1;ORG.OPENOFFICE.STYLE(&quot;граница&quot;);ORG.OPENOFFICE.STYLE(&quot;Стандарт&quot;)))">
            <text:p/>
          </table:table-cell>
          <table:table-cell table:formula="of:=T(IF([$тест3.W43]=1;ORG.OPENOFFICE.STYLE(&quot;граница&quot;);ORG.OPENOFFICE.STYLE(&quot;Стандарт&quot;)))">
            <text:p/>
          </table:table-cell>
          <table:table-cell table:formula="of:=T(IF([$тест3.X43]=1;ORG.OPENOFFICE.STYLE(&quot;граница&quot;);ORG.OPENOFFICE.STYLE(&quot;Стандарт&quot;)))">
            <text:p/>
          </table:table-cell>
          <table:table-cell table:formula="of:=T(IF([$тест3.Y43]=1;ORG.OPENOFFICE.STYLE(&quot;граница&quot;);ORG.OPENOFFICE.STYLE(&quot;Стандарт&quot;)))">
            <text:p/>
          </table:table-cell>
          <table:table-cell table:formula="of:=T(IF([$тест3.Z43]=1;ORG.OPENOFFICE.STYLE(&quot;граница&quot;);ORG.OPENOFFICE.STYLE(&quot;Стандарт&quot;)))">
            <text:p/>
          </table:table-cell>
          <table:table-cell table:formula="of:=T(IF([$тест3.AA43]=1;ORG.OPENOFFICE.STYLE(&quot;граница&quot;);ORG.OPENOFFICE.STYLE(&quot;Стандарт&quot;)))">
            <text:p/>
          </table:table-cell>
          <table:table-cell table:formula="of:=T(IF([$тест3.AB43]=1;ORG.OPENOFFICE.STYLE(&quot;граница&quot;);ORG.OPENOFFICE.STYLE(&quot;Стандарт&quot;)))">
            <text:p/>
          </table:table-cell>
          <table:table-cell table:formula="of:=T(IF([$тест3.AC43]=1;ORG.OPENOFFICE.STYLE(&quot;граница&quot;);ORG.OPENOFFICE.STYLE(&quot;Стандарт&quot;)))">
            <text:p/>
          </table:table-cell>
          <table:table-cell table:formula="of:=T(IF([$тест3.AD43]=1;ORG.OPENOFFICE.STYLE(&quot;граница&quot;);ORG.OPENOFFICE.STYLE(&quot;Стандарт&quot;)))">
            <text:p/>
          </table:table-cell>
          <table:table-cell table:formula="of:=T(IF([$тест3.AE43]=1;ORG.OPENOFFICE.STYLE(&quot;граница&quot;);ORG.OPENOFFICE.STYLE(&quot;Стандарт&quot;)))">
            <text:p/>
          </table:table-cell>
          <table:table-cell table:formula="of:=T(IF([$тест3.AF43]=1;ORG.OPENOFFICE.STYLE(&quot;граница&quot;);ORG.OPENOFFICE.STYLE(&quot;Стандарт&quot;)))">
            <text:p/>
          </table:table-cell>
          <table:table-cell table:formula="of:=T(IF([$тест3.AG43]=1;ORG.OPENOFFICE.STYLE(&quot;граница&quot;);ORG.OPENOFFICE.STYLE(&quot;Стандарт&quot;)))">
            <text:p/>
          </table:table-cell>
          <table:table-cell table:formula="of:=T(IF([$тест3.AH43]=1;ORG.OPENOFFICE.STYLE(&quot;граница&quot;);ORG.OPENOFFICE.STYLE(&quot;Стандарт&quot;)))">
            <text:p/>
          </table:table-cell>
          <table:table-cell table:formula="of:=T(IF([$тест3.AI43]=1;ORG.OPENOFFICE.STYLE(&quot;граница&quot;);ORG.OPENOFFICE.STYLE(&quot;Стандарт&quot;)))">
            <text:p/>
          </table:table-cell>
          <table:table-cell table:formula="of:=T(IF([$тест3.AJ43]=1;ORG.OPENOFFICE.STYLE(&quot;граница&quot;);ORG.OPENOFFICE.STYLE(&quot;Стандарт&quot;)))">
            <text:p/>
          </table:table-cell>
          <table:table-cell table:formula="of:=T(IF([$тест3.AK43]=1;ORG.OPENOFFICE.STYLE(&quot;граница&quot;);ORG.OPENOFFICE.STYLE(&quot;Стандарт&quot;)))">
            <text:p/>
          </table:table-cell>
          <table:table-cell table:formula="of:=T(IF([$тест3.AL43]=1;ORG.OPENOFFICE.STYLE(&quot;граница&quot;);ORG.OPENOFFICE.STYLE(&quot;Стандарт&quot;)))">
            <text:p/>
          </table:table-cell>
          <table:table-cell table:formula="of:=T(IF([$тест3.AM43]=1;ORG.OPENOFFICE.STYLE(&quot;граница&quot;);ORG.OPENOFFICE.STYLE(&quot;Стандарт&quot;)))">
            <text:p/>
          </table:table-cell>
          <table:table-cell table:formula="of:=T(IF([$тест3.AN43]=1;ORG.OPENOFFICE.STYLE(&quot;граница&quot;);ORG.OPENOFFICE.STYLE(&quot;Стандарт&quot;)))">
            <text:p/>
          </table:table-cell>
          <table:table-cell table:formula="of:=T(IF([$тест3.AO43]=1;ORG.OPENOFFICE.STYLE(&quot;граница&quot;);ORG.OPENOFFICE.STYLE(&quot;Стандарт&quot;)))">
            <text:p/>
          </table:table-cell>
          <table:table-cell table:formula="of:=T(IF([$тест3.AP43]=1;ORG.OPENOFFICE.STYLE(&quot;граница&quot;);ORG.OPENOFFICE.STYLE(&quot;Стандарт&quot;)))">
            <text:p/>
          </table:table-cell>
          <table:table-cell table:formula="of:=T(IF([$тест3.AQ43]=1;ORG.OPENOFFICE.STYLE(&quot;граница&quot;);ORG.OPENOFFICE.STYLE(&quot;Стандарт&quot;)))">
            <text:p/>
          </table:table-cell>
          <table:table-cell table:formula="of:=T(IF([$тест3.AR43]=1;ORG.OPENOFFICE.STYLE(&quot;граница&quot;);ORG.OPENOFFICE.STYLE(&quot;Стандарт&quot;)))">
            <text:p/>
          </table:table-cell>
          <table:table-cell table:formula="of:=T(IF([$тест3.AS43]=1;ORG.OPENOFFICE.STYLE(&quot;граница&quot;);ORG.OPENOFFICE.STYLE(&quot;Стандарт&quot;)))">
            <text:p/>
          </table:table-cell>
          <table:table-cell table:formula="of:=T(IF([$тест3.AT43]=1;ORG.OPENOFFICE.STYLE(&quot;граница&quot;);ORG.OPENOFFICE.STYLE(&quot;Стандарт&quot;)))">
            <text:p/>
          </table:table-cell>
          <table:table-cell table:formula="of:=T(IF([$тест3.AU43]=1;ORG.OPENOFFICE.STYLE(&quot;граница&quot;);ORG.OPENOFFICE.STYLE(&quot;Стандарт&quot;)))">
            <text:p/>
          </table:table-cell>
          <table:table-cell table:formula="of:=T(IF([$тест3.AV43]=1;ORG.OPENOFFICE.STYLE(&quot;граница&quot;);ORG.OPENOFFICE.STYLE(&quot;Стандарт&quot;)))">
            <text:p/>
          </table:table-cell>
          <table:table-cell table:formula="of:=T(IF([$тест3.AW43]=1;ORG.OPENOFFICE.STYLE(&quot;граница&quot;);ORG.OPENOFFICE.STYLE(&quot;Стандарт&quot;)))">
            <text:p/>
          </table:table-cell>
          <table:table-cell table:formula="of:=T(IF([$тест3.AX4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4]=1;ORG.OPENOFFICE.STYLE(&quot;граница&quot;);ORG.OPENOFFICE.STYLE(&quot;Стандарт&quot;)))">
            <text:p/>
          </table:table-cell>
          <table:table-cell table:formula="of:=T(IF([$тест3.C44]=1;ORG.OPENOFFICE.STYLE(&quot;граница&quot;);ORG.OPENOFFICE.STYLE(&quot;Стандарт&quot;)))">
            <text:p/>
          </table:table-cell>
          <table:table-cell table:formula="of:=T(IF([$тест3.D44]=1;ORG.OPENOFFICE.STYLE(&quot;граница&quot;);ORG.OPENOFFICE.STYLE(&quot;Стандарт&quot;)))">
            <text:p/>
          </table:table-cell>
          <table:table-cell table:formula="of:=T(IF([$тест3.E44]=1;ORG.OPENOFFICE.STYLE(&quot;граница&quot;);ORG.OPENOFFICE.STYLE(&quot;Стандарт&quot;)))">
            <text:p/>
          </table:table-cell>
          <table:table-cell table:formula="of:=T(IF([$тест3.F44]=1;ORG.OPENOFFICE.STYLE(&quot;граница&quot;);ORG.OPENOFFICE.STYLE(&quot;Стандарт&quot;)))">
            <text:p/>
          </table:table-cell>
          <table:table-cell table:formula="of:=T(IF([$тест3.G44]=1;ORG.OPENOFFICE.STYLE(&quot;граница&quot;);ORG.OPENOFFICE.STYLE(&quot;Стандарт&quot;)))">
            <text:p/>
          </table:table-cell>
          <table:table-cell table:formula="of:=T(IF([$тест3.H44]=1;ORG.OPENOFFICE.STYLE(&quot;граница&quot;);ORG.OPENOFFICE.STYLE(&quot;Стандарт&quot;)))">
            <text:p/>
          </table:table-cell>
          <table:table-cell table:formula="of:=T(IF([$тест3.I44]=1;ORG.OPENOFFICE.STYLE(&quot;граница&quot;);ORG.OPENOFFICE.STYLE(&quot;Стандарт&quot;)))">
            <text:p/>
          </table:table-cell>
          <table:table-cell table:formula="of:=T(IF([$тест3.J44]=1;ORG.OPENOFFICE.STYLE(&quot;граница&quot;);ORG.OPENOFFICE.STYLE(&quot;Стандарт&quot;)))">
            <text:p/>
          </table:table-cell>
          <table:table-cell table:formula="of:=T(IF([$тест3.K44]=1;ORG.OPENOFFICE.STYLE(&quot;граница&quot;);ORG.OPENOFFICE.STYLE(&quot;Стандарт&quot;)))">
            <text:p/>
          </table:table-cell>
          <table:table-cell table:formula="of:=T(IF([$тест3.L44]=1;ORG.OPENOFFICE.STYLE(&quot;граница&quot;);ORG.OPENOFFICE.STYLE(&quot;Стандарт&quot;)))">
            <text:p/>
          </table:table-cell>
          <table:table-cell table:formula="of:=T(IF([$тест3.M44]=1;ORG.OPENOFFICE.STYLE(&quot;граница&quot;);ORG.OPENOFFICE.STYLE(&quot;Стандарт&quot;)))">
            <text:p/>
          </table:table-cell>
          <table:table-cell table:formula="of:=T(IF([$тест3.N44]=1;ORG.OPENOFFICE.STYLE(&quot;граница&quot;);ORG.OPENOFFICE.STYLE(&quot;Стандарт&quot;)))">
            <text:p/>
          </table:table-cell>
          <table:table-cell table:formula="of:=T(IF([$тест3.O44]=1;ORG.OPENOFFICE.STYLE(&quot;граница&quot;);ORG.OPENOFFICE.STYLE(&quot;Стандарт&quot;)))">
            <text:p/>
          </table:table-cell>
          <table:table-cell table:formula="of:=T(IF([$тест3.P44]=1;ORG.OPENOFFICE.STYLE(&quot;граница&quot;);ORG.OPENOFFICE.STYLE(&quot;Стандарт&quot;)))">
            <text:p/>
          </table:table-cell>
          <table:table-cell table:formula="of:=T(IF([$тест3.Q44]=1;ORG.OPENOFFICE.STYLE(&quot;граница&quot;);ORG.OPENOFFICE.STYLE(&quot;Стандарт&quot;)))">
            <text:p/>
          </table:table-cell>
          <table:table-cell table:formula="of:=T(IF([$тест3.R44]=1;ORG.OPENOFFICE.STYLE(&quot;граница&quot;);ORG.OPENOFFICE.STYLE(&quot;Стандарт&quot;)))">
            <text:p/>
          </table:table-cell>
          <table:table-cell table:formula="of:=T(IF([$тест3.S44]=1;ORG.OPENOFFICE.STYLE(&quot;граница&quot;);ORG.OPENOFFICE.STYLE(&quot;Стандарт&quot;)))">
            <text:p/>
          </table:table-cell>
          <table:table-cell table:formula="of:=T(IF([$тест3.T44]=1;ORG.OPENOFFICE.STYLE(&quot;граница&quot;);ORG.OPENOFFICE.STYLE(&quot;Стандарт&quot;)))">
            <text:p/>
          </table:table-cell>
          <table:table-cell table:formula="of:=T(IF([$тест3.U44]=1;ORG.OPENOFFICE.STYLE(&quot;граница&quot;);ORG.OPENOFFICE.STYLE(&quot;Стандарт&quot;)))">
            <text:p/>
          </table:table-cell>
          <table:table-cell table:formula="of:=T(IF([$тест3.V44]=1;ORG.OPENOFFICE.STYLE(&quot;граница&quot;);ORG.OPENOFFICE.STYLE(&quot;Стандарт&quot;)))">
            <text:p/>
          </table:table-cell>
          <table:table-cell table:formula="of:=T(IF([$тест3.W44]=1;ORG.OPENOFFICE.STYLE(&quot;граница&quot;);ORG.OPENOFFICE.STYLE(&quot;Стандарт&quot;)))">
            <text:p/>
          </table:table-cell>
          <table:table-cell table:formula="of:=T(IF([$тест3.X44]=1;ORG.OPENOFFICE.STYLE(&quot;граница&quot;);ORG.OPENOFFICE.STYLE(&quot;Стандарт&quot;)))">
            <text:p/>
          </table:table-cell>
          <table:table-cell table:formula="of:=T(IF([$тест3.Y44]=1;ORG.OPENOFFICE.STYLE(&quot;граница&quot;);ORG.OPENOFFICE.STYLE(&quot;Стандарт&quot;)))">
            <text:p/>
          </table:table-cell>
          <table:table-cell table:formula="of:=T(IF([$тест3.Z44]=1;ORG.OPENOFFICE.STYLE(&quot;граница&quot;);ORG.OPENOFFICE.STYLE(&quot;Стандарт&quot;)))">
            <text:p/>
          </table:table-cell>
          <table:table-cell table:formula="of:=T(IF([$тест3.AA44]=1;ORG.OPENOFFICE.STYLE(&quot;граница&quot;);ORG.OPENOFFICE.STYLE(&quot;Стандарт&quot;)))">
            <text:p/>
          </table:table-cell>
          <table:table-cell table:formula="of:=T(IF([$тест3.AB44]=1;ORG.OPENOFFICE.STYLE(&quot;граница&quot;);ORG.OPENOFFICE.STYLE(&quot;Стандарт&quot;)))">
            <text:p/>
          </table:table-cell>
          <table:table-cell table:formula="of:=T(IF([$тест3.AC44]=1;ORG.OPENOFFICE.STYLE(&quot;граница&quot;);ORG.OPENOFFICE.STYLE(&quot;Стандарт&quot;)))">
            <text:p/>
          </table:table-cell>
          <table:table-cell table:formula="of:=T(IF([$тест3.AD44]=1;ORG.OPENOFFICE.STYLE(&quot;граница&quot;);ORG.OPENOFFICE.STYLE(&quot;Стандарт&quot;)))">
            <text:p/>
          </table:table-cell>
          <table:table-cell table:formula="of:=T(IF([$тест3.AE44]=1;ORG.OPENOFFICE.STYLE(&quot;граница&quot;);ORG.OPENOFFICE.STYLE(&quot;Стандарт&quot;)))">
            <text:p/>
          </table:table-cell>
          <table:table-cell table:formula="of:=T(IF([$тест3.AF44]=1;ORG.OPENOFFICE.STYLE(&quot;граница&quot;);ORG.OPENOFFICE.STYLE(&quot;Стандарт&quot;)))">
            <text:p/>
          </table:table-cell>
          <table:table-cell table:formula="of:=T(IF([$тест3.AG44]=1;ORG.OPENOFFICE.STYLE(&quot;граница&quot;);ORG.OPENOFFICE.STYLE(&quot;Стандарт&quot;)))">
            <text:p/>
          </table:table-cell>
          <table:table-cell table:formula="of:=T(IF([$тест3.AH44]=1;ORG.OPENOFFICE.STYLE(&quot;граница&quot;);ORG.OPENOFFICE.STYLE(&quot;Стандарт&quot;)))">
            <text:p/>
          </table:table-cell>
          <table:table-cell table:formula="of:=T(IF([$тест3.AI44]=1;ORG.OPENOFFICE.STYLE(&quot;граница&quot;);ORG.OPENOFFICE.STYLE(&quot;Стандарт&quot;)))">
            <text:p/>
          </table:table-cell>
          <table:table-cell table:formula="of:=T(IF([$тест3.AJ44]=1;ORG.OPENOFFICE.STYLE(&quot;граница&quot;);ORG.OPENOFFICE.STYLE(&quot;Стандарт&quot;)))">
            <text:p/>
          </table:table-cell>
          <table:table-cell table:formula="of:=T(IF([$тест3.AK44]=1;ORG.OPENOFFICE.STYLE(&quot;граница&quot;);ORG.OPENOFFICE.STYLE(&quot;Стандарт&quot;)))">
            <text:p/>
          </table:table-cell>
          <table:table-cell table:formula="of:=T(IF([$тест3.AL44]=1;ORG.OPENOFFICE.STYLE(&quot;граница&quot;);ORG.OPENOFFICE.STYLE(&quot;Стандарт&quot;)))">
            <text:p/>
          </table:table-cell>
          <table:table-cell table:formula="of:=T(IF([$тест3.AM44]=1;ORG.OPENOFFICE.STYLE(&quot;граница&quot;);ORG.OPENOFFICE.STYLE(&quot;Стандарт&quot;)))">
            <text:p/>
          </table:table-cell>
          <table:table-cell table:formula="of:=T(IF([$тест3.AN44]=1;ORG.OPENOFFICE.STYLE(&quot;граница&quot;);ORG.OPENOFFICE.STYLE(&quot;Стандарт&quot;)))">
            <text:p/>
          </table:table-cell>
          <table:table-cell table:formula="of:=T(IF([$тест3.AO44]=1;ORG.OPENOFFICE.STYLE(&quot;граница&quot;);ORG.OPENOFFICE.STYLE(&quot;Стандарт&quot;)))">
            <text:p/>
          </table:table-cell>
          <table:table-cell table:formula="of:=T(IF([$тест3.AP44]=1;ORG.OPENOFFICE.STYLE(&quot;граница&quot;);ORG.OPENOFFICE.STYLE(&quot;Стандарт&quot;)))">
            <text:p/>
          </table:table-cell>
          <table:table-cell table:formula="of:=T(IF([$тест3.AQ44]=1;ORG.OPENOFFICE.STYLE(&quot;граница&quot;);ORG.OPENOFFICE.STYLE(&quot;Стандарт&quot;)))">
            <text:p/>
          </table:table-cell>
          <table:table-cell table:formula="of:=T(IF([$тест3.AR44]=1;ORG.OPENOFFICE.STYLE(&quot;граница&quot;);ORG.OPENOFFICE.STYLE(&quot;Стандарт&quot;)))">
            <text:p/>
          </table:table-cell>
          <table:table-cell table:formula="of:=T(IF([$тест3.AS44]=1;ORG.OPENOFFICE.STYLE(&quot;граница&quot;);ORG.OPENOFFICE.STYLE(&quot;Стандарт&quot;)))">
            <text:p/>
          </table:table-cell>
          <table:table-cell table:formula="of:=T(IF([$тест3.AT44]=1;ORG.OPENOFFICE.STYLE(&quot;граница&quot;);ORG.OPENOFFICE.STYLE(&quot;Стандарт&quot;)))">
            <text:p/>
          </table:table-cell>
          <table:table-cell table:formula="of:=T(IF([$тест3.AU44]=1;ORG.OPENOFFICE.STYLE(&quot;граница&quot;);ORG.OPENOFFICE.STYLE(&quot;Стандарт&quot;)))">
            <text:p/>
          </table:table-cell>
          <table:table-cell table:formula="of:=T(IF([$тест3.AV44]=1;ORG.OPENOFFICE.STYLE(&quot;граница&quot;);ORG.OPENOFFICE.STYLE(&quot;Стандарт&quot;)))">
            <text:p/>
          </table:table-cell>
          <table:table-cell table:formula="of:=T(IF([$тест3.AW44]=1;ORG.OPENOFFICE.STYLE(&quot;граница&quot;);ORG.OPENOFFICE.STYLE(&quot;Стандарт&quot;)))">
            <text:p/>
          </table:table-cell>
          <table:table-cell table:formula="of:=T(IF([$тест3.AX4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5]=1;ORG.OPENOFFICE.STYLE(&quot;граница&quot;);ORG.OPENOFFICE.STYLE(&quot;Стандарт&quot;)))">
            <text:p/>
          </table:table-cell>
          <table:table-cell table:formula="of:=T(IF([$тест3.C45]=1;ORG.OPENOFFICE.STYLE(&quot;граница&quot;);ORG.OPENOFFICE.STYLE(&quot;Стандарт&quot;)))">
            <text:p/>
          </table:table-cell>
          <table:table-cell table:formula="of:=T(IF([$тест3.D45]=1;ORG.OPENOFFICE.STYLE(&quot;граница&quot;);ORG.OPENOFFICE.STYLE(&quot;Стандарт&quot;)))">
            <text:p/>
          </table:table-cell>
          <table:table-cell table:formula="of:=T(IF([$тест3.E45]=1;ORG.OPENOFFICE.STYLE(&quot;граница&quot;);ORG.OPENOFFICE.STYLE(&quot;Стандарт&quot;)))">
            <text:p/>
          </table:table-cell>
          <table:table-cell table:formula="of:=T(IF([$тест3.F45]=1;ORG.OPENOFFICE.STYLE(&quot;граница&quot;);ORG.OPENOFFICE.STYLE(&quot;Стандарт&quot;)))">
            <text:p/>
          </table:table-cell>
          <table:table-cell table:formula="of:=T(IF([$тест3.G45]=1;ORG.OPENOFFICE.STYLE(&quot;граница&quot;);ORG.OPENOFFICE.STYLE(&quot;Стандарт&quot;)))">
            <text:p/>
          </table:table-cell>
          <table:table-cell table:formula="of:=T(IF([$тест3.H45]=1;ORG.OPENOFFICE.STYLE(&quot;граница&quot;);ORG.OPENOFFICE.STYLE(&quot;Стандарт&quot;)))">
            <text:p/>
          </table:table-cell>
          <table:table-cell table:formula="of:=T(IF([$тест3.I45]=1;ORG.OPENOFFICE.STYLE(&quot;граница&quot;);ORG.OPENOFFICE.STYLE(&quot;Стандарт&quot;)))">
            <text:p/>
          </table:table-cell>
          <table:table-cell table:formula="of:=T(IF([$тест3.J45]=1;ORG.OPENOFFICE.STYLE(&quot;граница&quot;);ORG.OPENOFFICE.STYLE(&quot;Стандарт&quot;)))">
            <text:p/>
          </table:table-cell>
          <table:table-cell table:formula="of:=T(IF([$тест3.K45]=1;ORG.OPENOFFICE.STYLE(&quot;граница&quot;);ORG.OPENOFFICE.STYLE(&quot;Стандарт&quot;)))">
            <text:p/>
          </table:table-cell>
          <table:table-cell table:formula="of:=T(IF([$тест3.L45]=1;ORG.OPENOFFICE.STYLE(&quot;граница&quot;);ORG.OPENOFFICE.STYLE(&quot;Стандарт&quot;)))">
            <text:p/>
          </table:table-cell>
          <table:table-cell table:formula="of:=T(IF([$тест3.M45]=1;ORG.OPENOFFICE.STYLE(&quot;граница&quot;);ORG.OPENOFFICE.STYLE(&quot;Стандарт&quot;)))">
            <text:p/>
          </table:table-cell>
          <table:table-cell table:formula="of:=T(IF([$тест3.N45]=1;ORG.OPENOFFICE.STYLE(&quot;граница&quot;);ORG.OPENOFFICE.STYLE(&quot;Стандарт&quot;)))">
            <text:p/>
          </table:table-cell>
          <table:table-cell table:formula="of:=T(IF([$тест3.O45]=1;ORG.OPENOFFICE.STYLE(&quot;граница&quot;);ORG.OPENOFFICE.STYLE(&quot;Стандарт&quot;)))">
            <text:p/>
          </table:table-cell>
          <table:table-cell table:formula="of:=T(IF([$тест3.P45]=1;ORG.OPENOFFICE.STYLE(&quot;граница&quot;);ORG.OPENOFFICE.STYLE(&quot;Стандарт&quot;)))">
            <text:p/>
          </table:table-cell>
          <table:table-cell table:formula="of:=T(IF([$тест3.Q45]=1;ORG.OPENOFFICE.STYLE(&quot;граница&quot;);ORG.OPENOFFICE.STYLE(&quot;Стандарт&quot;)))">
            <text:p/>
          </table:table-cell>
          <table:table-cell table:formula="of:=T(IF([$тест3.R45]=1;ORG.OPENOFFICE.STYLE(&quot;граница&quot;);ORG.OPENOFFICE.STYLE(&quot;Стандарт&quot;)))">
            <text:p/>
          </table:table-cell>
          <table:table-cell table:formula="of:=T(IF([$тест3.S45]=1;ORG.OPENOFFICE.STYLE(&quot;граница&quot;);ORG.OPENOFFICE.STYLE(&quot;Стандарт&quot;)))">
            <text:p/>
          </table:table-cell>
          <table:table-cell table:formula="of:=T(IF([$тест3.T45]=1;ORG.OPENOFFICE.STYLE(&quot;граница&quot;);ORG.OPENOFFICE.STYLE(&quot;Стандарт&quot;)))">
            <text:p/>
          </table:table-cell>
          <table:table-cell table:formula="of:=T(IF([$тест3.U45]=1;ORG.OPENOFFICE.STYLE(&quot;граница&quot;);ORG.OPENOFFICE.STYLE(&quot;Стандарт&quot;)))">
            <text:p/>
          </table:table-cell>
          <table:table-cell table:formula="of:=T(IF([$тест3.V45]=1;ORG.OPENOFFICE.STYLE(&quot;граница&quot;);ORG.OPENOFFICE.STYLE(&quot;Стандарт&quot;)))">
            <text:p/>
          </table:table-cell>
          <table:table-cell table:formula="of:=T(IF([$тест3.W45]=1;ORG.OPENOFFICE.STYLE(&quot;граница&quot;);ORG.OPENOFFICE.STYLE(&quot;Стандарт&quot;)))">
            <text:p/>
          </table:table-cell>
          <table:table-cell table:formula="of:=T(IF([$тест3.X45]=1;ORG.OPENOFFICE.STYLE(&quot;граница&quot;);ORG.OPENOFFICE.STYLE(&quot;Стандарт&quot;)))">
            <text:p/>
          </table:table-cell>
          <table:table-cell table:formula="of:=T(IF([$тест3.Y45]=1;ORG.OPENOFFICE.STYLE(&quot;граница&quot;);ORG.OPENOFFICE.STYLE(&quot;Стандарт&quot;)))">
            <text:p/>
          </table:table-cell>
          <table:table-cell table:formula="of:=T(IF([$тест3.Z45]=1;ORG.OPENOFFICE.STYLE(&quot;граница&quot;);ORG.OPENOFFICE.STYLE(&quot;Стандарт&quot;)))">
            <text:p/>
          </table:table-cell>
          <table:table-cell table:formula="of:=T(IF([$тест3.AA45]=1;ORG.OPENOFFICE.STYLE(&quot;граница&quot;);ORG.OPENOFFICE.STYLE(&quot;Стандарт&quot;)))">
            <text:p/>
          </table:table-cell>
          <table:table-cell table:formula="of:=T(IF([$тест3.AB45]=1;ORG.OPENOFFICE.STYLE(&quot;граница&quot;);ORG.OPENOFFICE.STYLE(&quot;Стандарт&quot;)))">
            <text:p/>
          </table:table-cell>
          <table:table-cell table:formula="of:=T(IF([$тест3.AC45]=1;ORG.OPENOFFICE.STYLE(&quot;граница&quot;);ORG.OPENOFFICE.STYLE(&quot;Стандарт&quot;)))">
            <text:p/>
          </table:table-cell>
          <table:table-cell table:formula="of:=T(IF([$тест3.AD45]=1;ORG.OPENOFFICE.STYLE(&quot;граница&quot;);ORG.OPENOFFICE.STYLE(&quot;Стандарт&quot;)))">
            <text:p/>
          </table:table-cell>
          <table:table-cell table:formula="of:=T(IF([$тест3.AE45]=1;ORG.OPENOFFICE.STYLE(&quot;граница&quot;);ORG.OPENOFFICE.STYLE(&quot;Стандарт&quot;)))">
            <text:p/>
          </table:table-cell>
          <table:table-cell table:formula="of:=T(IF([$тест3.AF45]=1;ORG.OPENOFFICE.STYLE(&quot;граница&quot;);ORG.OPENOFFICE.STYLE(&quot;Стандарт&quot;)))">
            <text:p/>
          </table:table-cell>
          <table:table-cell table:formula="of:=T(IF([$тест3.AG45]=1;ORG.OPENOFFICE.STYLE(&quot;граница&quot;);ORG.OPENOFFICE.STYLE(&quot;Стандарт&quot;)))">
            <text:p/>
          </table:table-cell>
          <table:table-cell table:formula="of:=T(IF([$тест3.AH45]=1;ORG.OPENOFFICE.STYLE(&quot;граница&quot;);ORG.OPENOFFICE.STYLE(&quot;Стандарт&quot;)))">
            <text:p/>
          </table:table-cell>
          <table:table-cell table:formula="of:=T(IF([$тест3.AI45]=1;ORG.OPENOFFICE.STYLE(&quot;граница&quot;);ORG.OPENOFFICE.STYLE(&quot;Стандарт&quot;)))">
            <text:p/>
          </table:table-cell>
          <table:table-cell table:formula="of:=T(IF([$тест3.AJ45]=1;ORG.OPENOFFICE.STYLE(&quot;граница&quot;);ORG.OPENOFFICE.STYLE(&quot;Стандарт&quot;)))">
            <text:p/>
          </table:table-cell>
          <table:table-cell table:formula="of:=T(IF([$тест3.AK45]=1;ORG.OPENOFFICE.STYLE(&quot;граница&quot;);ORG.OPENOFFICE.STYLE(&quot;Стандарт&quot;)))">
            <text:p/>
          </table:table-cell>
          <table:table-cell table:formula="of:=T(IF([$тест3.AL45]=1;ORG.OPENOFFICE.STYLE(&quot;граница&quot;);ORG.OPENOFFICE.STYLE(&quot;Стандарт&quot;)))">
            <text:p/>
          </table:table-cell>
          <table:table-cell table:formula="of:=T(IF([$тест3.AM45]=1;ORG.OPENOFFICE.STYLE(&quot;граница&quot;);ORG.OPENOFFICE.STYLE(&quot;Стандарт&quot;)))">
            <text:p/>
          </table:table-cell>
          <table:table-cell table:formula="of:=T(IF([$тест3.AN45]=1;ORG.OPENOFFICE.STYLE(&quot;граница&quot;);ORG.OPENOFFICE.STYLE(&quot;Стандарт&quot;)))">
            <text:p/>
          </table:table-cell>
          <table:table-cell table:formula="of:=T(IF([$тест3.AO45]=1;ORG.OPENOFFICE.STYLE(&quot;граница&quot;);ORG.OPENOFFICE.STYLE(&quot;Стандарт&quot;)))">
            <text:p/>
          </table:table-cell>
          <table:table-cell table:formula="of:=T(IF([$тест3.AP45]=1;ORG.OPENOFFICE.STYLE(&quot;граница&quot;);ORG.OPENOFFICE.STYLE(&quot;Стандарт&quot;)))">
            <text:p/>
          </table:table-cell>
          <table:table-cell table:formula="of:=T(IF([$тест3.AQ45]=1;ORG.OPENOFFICE.STYLE(&quot;граница&quot;);ORG.OPENOFFICE.STYLE(&quot;Стандарт&quot;)))">
            <text:p/>
          </table:table-cell>
          <table:table-cell table:formula="of:=T(IF([$тест3.AR45]=1;ORG.OPENOFFICE.STYLE(&quot;граница&quot;);ORG.OPENOFFICE.STYLE(&quot;Стандарт&quot;)))">
            <text:p/>
          </table:table-cell>
          <table:table-cell table:formula="of:=T(IF([$тест3.AS45]=1;ORG.OPENOFFICE.STYLE(&quot;граница&quot;);ORG.OPENOFFICE.STYLE(&quot;Стандарт&quot;)))">
            <text:p/>
          </table:table-cell>
          <table:table-cell table:formula="of:=T(IF([$тест3.AT45]=1;ORG.OPENOFFICE.STYLE(&quot;граница&quot;);ORG.OPENOFFICE.STYLE(&quot;Стандарт&quot;)))">
            <text:p/>
          </table:table-cell>
          <table:table-cell table:formula="of:=T(IF([$тест3.AU45]=1;ORG.OPENOFFICE.STYLE(&quot;граница&quot;);ORG.OPENOFFICE.STYLE(&quot;Стандарт&quot;)))">
            <text:p/>
          </table:table-cell>
          <table:table-cell table:formula="of:=T(IF([$тест3.AV45]=1;ORG.OPENOFFICE.STYLE(&quot;граница&quot;);ORG.OPENOFFICE.STYLE(&quot;Стандарт&quot;)))">
            <text:p/>
          </table:table-cell>
          <table:table-cell table:formula="of:=T(IF([$тест3.AW45]=1;ORG.OPENOFFICE.STYLE(&quot;граница&quot;);ORG.OPENOFFICE.STYLE(&quot;Стандарт&quot;)))">
            <text:p/>
          </table:table-cell>
          <table:table-cell table:formula="of:=T(IF([$тест3.AX4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6]=1;ORG.OPENOFFICE.STYLE(&quot;граница&quot;);ORG.OPENOFFICE.STYLE(&quot;Стандарт&quot;)))">
            <text:p/>
          </table:table-cell>
          <table:table-cell table:formula="of:=T(IF([$тест3.C46]=1;ORG.OPENOFFICE.STYLE(&quot;граница&quot;);ORG.OPENOFFICE.STYLE(&quot;Стандарт&quot;)))">
            <text:p/>
          </table:table-cell>
          <table:table-cell table:formula="of:=T(IF([$тест3.D46]=1;ORG.OPENOFFICE.STYLE(&quot;граница&quot;);ORG.OPENOFFICE.STYLE(&quot;Стандарт&quot;)))">
            <text:p/>
          </table:table-cell>
          <table:table-cell table:formula="of:=T(IF([$тест3.E46]=1;ORG.OPENOFFICE.STYLE(&quot;граница&quot;);ORG.OPENOFFICE.STYLE(&quot;Стандарт&quot;)))">
            <text:p/>
          </table:table-cell>
          <table:table-cell table:formula="of:=T(IF([$тест3.F46]=1;ORG.OPENOFFICE.STYLE(&quot;граница&quot;);ORG.OPENOFFICE.STYLE(&quot;Стандарт&quot;)))">
            <text:p/>
          </table:table-cell>
          <table:table-cell table:formula="of:=T(IF([$тест3.G46]=1;ORG.OPENOFFICE.STYLE(&quot;граница&quot;);ORG.OPENOFFICE.STYLE(&quot;Стандарт&quot;)))">
            <text:p/>
          </table:table-cell>
          <table:table-cell table:formula="of:=T(IF([$тест3.H46]=1;ORG.OPENOFFICE.STYLE(&quot;граница&quot;);ORG.OPENOFFICE.STYLE(&quot;Стандарт&quot;)))">
            <text:p/>
          </table:table-cell>
          <table:table-cell table:formula="of:=T(IF([$тест3.I46]=1;ORG.OPENOFFICE.STYLE(&quot;граница&quot;);ORG.OPENOFFICE.STYLE(&quot;Стандарт&quot;)))">
            <text:p/>
          </table:table-cell>
          <table:table-cell table:formula="of:=T(IF([$тест3.J46]=1;ORG.OPENOFFICE.STYLE(&quot;граница&quot;);ORG.OPENOFFICE.STYLE(&quot;Стандарт&quot;)))">
            <text:p/>
          </table:table-cell>
          <table:table-cell table:formula="of:=T(IF([$тест3.K46]=1;ORG.OPENOFFICE.STYLE(&quot;граница&quot;);ORG.OPENOFFICE.STYLE(&quot;Стандарт&quot;)))">
            <text:p/>
          </table:table-cell>
          <table:table-cell table:formula="of:=T(IF([$тест3.L46]=1;ORG.OPENOFFICE.STYLE(&quot;граница&quot;);ORG.OPENOFFICE.STYLE(&quot;Стандарт&quot;)))">
            <text:p/>
          </table:table-cell>
          <table:table-cell table:formula="of:=T(IF([$тест3.M46]=1;ORG.OPENOFFICE.STYLE(&quot;граница&quot;);ORG.OPENOFFICE.STYLE(&quot;Стандарт&quot;)))">
            <text:p/>
          </table:table-cell>
          <table:table-cell table:formula="of:=T(IF([$тест3.N46]=1;ORG.OPENOFFICE.STYLE(&quot;граница&quot;);ORG.OPENOFFICE.STYLE(&quot;Стандарт&quot;)))">
            <text:p/>
          </table:table-cell>
          <table:table-cell table:formula="of:=T(IF([$тест3.O46]=1;ORG.OPENOFFICE.STYLE(&quot;граница&quot;);ORG.OPENOFFICE.STYLE(&quot;Стандарт&quot;)))">
            <text:p/>
          </table:table-cell>
          <table:table-cell table:formula="of:=T(IF([$тест3.P46]=1;ORG.OPENOFFICE.STYLE(&quot;граница&quot;);ORG.OPENOFFICE.STYLE(&quot;Стандарт&quot;)))">
            <text:p/>
          </table:table-cell>
          <table:table-cell table:formula="of:=T(IF([$тест3.Q46]=1;ORG.OPENOFFICE.STYLE(&quot;граница&quot;);ORG.OPENOFFICE.STYLE(&quot;Стандарт&quot;)))">
            <text:p/>
          </table:table-cell>
          <table:table-cell table:formula="of:=T(IF([$тест3.R46]=1;ORG.OPENOFFICE.STYLE(&quot;граница&quot;);ORG.OPENOFFICE.STYLE(&quot;Стандарт&quot;)))">
            <text:p/>
          </table:table-cell>
          <table:table-cell table:formula="of:=T(IF([$тест3.S46]=1;ORG.OPENOFFICE.STYLE(&quot;граница&quot;);ORG.OPENOFFICE.STYLE(&quot;Стандарт&quot;)))">
            <text:p/>
          </table:table-cell>
          <table:table-cell table:formula="of:=T(IF([$тест3.T46]=1;ORG.OPENOFFICE.STYLE(&quot;граница&quot;);ORG.OPENOFFICE.STYLE(&quot;Стандарт&quot;)))">
            <text:p/>
          </table:table-cell>
          <table:table-cell table:formula="of:=T(IF([$тест3.U46]=1;ORG.OPENOFFICE.STYLE(&quot;граница&quot;);ORG.OPENOFFICE.STYLE(&quot;Стандарт&quot;)))">
            <text:p/>
          </table:table-cell>
          <table:table-cell table:formula="of:=T(IF([$тест3.V46]=1;ORG.OPENOFFICE.STYLE(&quot;граница&quot;);ORG.OPENOFFICE.STYLE(&quot;Стандарт&quot;)))">
            <text:p/>
          </table:table-cell>
          <table:table-cell table:formula="of:=T(IF([$тест3.W46]=1;ORG.OPENOFFICE.STYLE(&quot;граница&quot;);ORG.OPENOFFICE.STYLE(&quot;Стандарт&quot;)))">
            <text:p/>
          </table:table-cell>
          <table:table-cell table:formula="of:=T(IF([$тест3.X46]=1;ORG.OPENOFFICE.STYLE(&quot;граница&quot;);ORG.OPENOFFICE.STYLE(&quot;Стандарт&quot;)))">
            <text:p/>
          </table:table-cell>
          <table:table-cell table:formula="of:=T(IF([$тест3.Y46]=1;ORG.OPENOFFICE.STYLE(&quot;граница&quot;);ORG.OPENOFFICE.STYLE(&quot;Стандарт&quot;)))">
            <text:p/>
          </table:table-cell>
          <table:table-cell table:formula="of:=T(IF([$тест3.Z46]=1;ORG.OPENOFFICE.STYLE(&quot;граница&quot;);ORG.OPENOFFICE.STYLE(&quot;Стандарт&quot;)))">
            <text:p/>
          </table:table-cell>
          <table:table-cell table:formula="of:=T(IF([$тест3.AA46]=1;ORG.OPENOFFICE.STYLE(&quot;граница&quot;);ORG.OPENOFFICE.STYLE(&quot;Стандарт&quot;)))">
            <text:p/>
          </table:table-cell>
          <table:table-cell table:formula="of:=T(IF([$тест3.AB46]=1;ORG.OPENOFFICE.STYLE(&quot;граница&quot;);ORG.OPENOFFICE.STYLE(&quot;Стандарт&quot;)))">
            <text:p/>
          </table:table-cell>
          <table:table-cell table:formula="of:=T(IF([$тест3.AC46]=1;ORG.OPENOFFICE.STYLE(&quot;граница&quot;);ORG.OPENOFFICE.STYLE(&quot;Стандарт&quot;)))">
            <text:p/>
          </table:table-cell>
          <table:table-cell table:formula="of:=T(IF([$тест3.AD46]=1;ORG.OPENOFFICE.STYLE(&quot;граница&quot;);ORG.OPENOFFICE.STYLE(&quot;Стандарт&quot;)))">
            <text:p/>
          </table:table-cell>
          <table:table-cell table:formula="of:=T(IF([$тест3.AE46]=1;ORG.OPENOFFICE.STYLE(&quot;граница&quot;);ORG.OPENOFFICE.STYLE(&quot;Стандарт&quot;)))">
            <text:p/>
          </table:table-cell>
          <table:table-cell table:formula="of:=T(IF([$тест3.AF46]=1;ORG.OPENOFFICE.STYLE(&quot;граница&quot;);ORG.OPENOFFICE.STYLE(&quot;Стандарт&quot;)))">
            <text:p/>
          </table:table-cell>
          <table:table-cell table:formula="of:=T(IF([$тест3.AG46]=1;ORG.OPENOFFICE.STYLE(&quot;граница&quot;);ORG.OPENOFFICE.STYLE(&quot;Стандарт&quot;)))">
            <text:p/>
          </table:table-cell>
          <table:table-cell table:formula="of:=T(IF([$тест3.AH46]=1;ORG.OPENOFFICE.STYLE(&quot;граница&quot;);ORG.OPENOFFICE.STYLE(&quot;Стандарт&quot;)))">
            <text:p/>
          </table:table-cell>
          <table:table-cell table:formula="of:=T(IF([$тест3.AI46]=1;ORG.OPENOFFICE.STYLE(&quot;граница&quot;);ORG.OPENOFFICE.STYLE(&quot;Стандарт&quot;)))">
            <text:p/>
          </table:table-cell>
          <table:table-cell table:formula="of:=T(IF([$тест3.AJ46]=1;ORG.OPENOFFICE.STYLE(&quot;граница&quot;);ORG.OPENOFFICE.STYLE(&quot;Стандарт&quot;)))">
            <text:p/>
          </table:table-cell>
          <table:table-cell table:formula="of:=T(IF([$тест3.AK46]=1;ORG.OPENOFFICE.STYLE(&quot;граница&quot;);ORG.OPENOFFICE.STYLE(&quot;Стандарт&quot;)))">
            <text:p/>
          </table:table-cell>
          <table:table-cell table:formula="of:=T(IF([$тест3.AL46]=1;ORG.OPENOFFICE.STYLE(&quot;граница&quot;);ORG.OPENOFFICE.STYLE(&quot;Стандарт&quot;)))">
            <text:p/>
          </table:table-cell>
          <table:table-cell table:formula="of:=T(IF([$тест3.AM46]=1;ORG.OPENOFFICE.STYLE(&quot;граница&quot;);ORG.OPENOFFICE.STYLE(&quot;Стандарт&quot;)))">
            <text:p/>
          </table:table-cell>
          <table:table-cell table:formula="of:=T(IF([$тест3.AN46]=1;ORG.OPENOFFICE.STYLE(&quot;граница&quot;);ORG.OPENOFFICE.STYLE(&quot;Стандарт&quot;)))">
            <text:p/>
          </table:table-cell>
          <table:table-cell table:formula="of:=T(IF([$тест3.AO46]=1;ORG.OPENOFFICE.STYLE(&quot;граница&quot;);ORG.OPENOFFICE.STYLE(&quot;Стандарт&quot;)))">
            <text:p/>
          </table:table-cell>
          <table:table-cell table:formula="of:=T(IF([$тест3.AP46]=1;ORG.OPENOFFICE.STYLE(&quot;граница&quot;);ORG.OPENOFFICE.STYLE(&quot;Стандарт&quot;)))">
            <text:p/>
          </table:table-cell>
          <table:table-cell table:formula="of:=T(IF([$тест3.AQ46]=1;ORG.OPENOFFICE.STYLE(&quot;граница&quot;);ORG.OPENOFFICE.STYLE(&quot;Стандарт&quot;)))">
            <text:p/>
          </table:table-cell>
          <table:table-cell table:formula="of:=T(IF([$тест3.AR46]=1;ORG.OPENOFFICE.STYLE(&quot;граница&quot;);ORG.OPENOFFICE.STYLE(&quot;Стандарт&quot;)))">
            <text:p/>
          </table:table-cell>
          <table:table-cell table:formula="of:=T(IF([$тест3.AS46]=1;ORG.OPENOFFICE.STYLE(&quot;граница&quot;);ORG.OPENOFFICE.STYLE(&quot;Стандарт&quot;)))">
            <text:p/>
          </table:table-cell>
          <table:table-cell table:formula="of:=T(IF([$тест3.AT46]=1;ORG.OPENOFFICE.STYLE(&quot;граница&quot;);ORG.OPENOFFICE.STYLE(&quot;Стандарт&quot;)))">
            <text:p/>
          </table:table-cell>
          <table:table-cell table:formula="of:=T(IF([$тест3.AU46]=1;ORG.OPENOFFICE.STYLE(&quot;граница&quot;);ORG.OPENOFFICE.STYLE(&quot;Стандарт&quot;)))">
            <text:p/>
          </table:table-cell>
          <table:table-cell table:formula="of:=T(IF([$тест3.AV46]=1;ORG.OPENOFFICE.STYLE(&quot;граница&quot;);ORG.OPENOFFICE.STYLE(&quot;Стандарт&quot;)))">
            <text:p/>
          </table:table-cell>
          <table:table-cell table:formula="of:=T(IF([$тест3.AW46]=1;ORG.OPENOFFICE.STYLE(&quot;граница&quot;);ORG.OPENOFFICE.STYLE(&quot;Стандарт&quot;)))">
            <text:p/>
          </table:table-cell>
          <table:table-cell table:formula="of:=T(IF([$тест3.AX4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7]=1;ORG.OPENOFFICE.STYLE(&quot;граница&quot;);ORG.OPENOFFICE.STYLE(&quot;Стандарт&quot;)))">
            <text:p/>
          </table:table-cell>
          <table:table-cell table:formula="of:=T(IF([$тест3.C47]=1;ORG.OPENOFFICE.STYLE(&quot;граница&quot;);ORG.OPENOFFICE.STYLE(&quot;Стандарт&quot;)))">
            <text:p/>
          </table:table-cell>
          <table:table-cell table:formula="of:=T(IF([$тест3.D47]=1;ORG.OPENOFFICE.STYLE(&quot;граница&quot;);ORG.OPENOFFICE.STYLE(&quot;Стандарт&quot;)))">
            <text:p/>
          </table:table-cell>
          <table:table-cell table:formula="of:=T(IF([$тест3.E47]=1;ORG.OPENOFFICE.STYLE(&quot;граница&quot;);ORG.OPENOFFICE.STYLE(&quot;Стандарт&quot;)))">
            <text:p/>
          </table:table-cell>
          <table:table-cell table:formula="of:=T(IF([$тест3.F47]=1;ORG.OPENOFFICE.STYLE(&quot;граница&quot;);ORG.OPENOFFICE.STYLE(&quot;Стандарт&quot;)))">
            <text:p/>
          </table:table-cell>
          <table:table-cell table:formula="of:=T(IF([$тест3.G47]=1;ORG.OPENOFFICE.STYLE(&quot;граница&quot;);ORG.OPENOFFICE.STYLE(&quot;Стандарт&quot;)))">
            <text:p/>
          </table:table-cell>
          <table:table-cell table:formula="of:=T(IF([$тест3.H47]=1;ORG.OPENOFFICE.STYLE(&quot;граница&quot;);ORG.OPENOFFICE.STYLE(&quot;Стандарт&quot;)))">
            <text:p/>
          </table:table-cell>
          <table:table-cell table:formula="of:=T(IF([$тест3.I47]=1;ORG.OPENOFFICE.STYLE(&quot;граница&quot;);ORG.OPENOFFICE.STYLE(&quot;Стандарт&quot;)))">
            <text:p/>
          </table:table-cell>
          <table:table-cell table:formula="of:=T(IF([$тест3.J47]=1;ORG.OPENOFFICE.STYLE(&quot;граница&quot;);ORG.OPENOFFICE.STYLE(&quot;Стандарт&quot;)))">
            <text:p/>
          </table:table-cell>
          <table:table-cell table:formula="of:=T(IF([$тест3.K47]=1;ORG.OPENOFFICE.STYLE(&quot;граница&quot;);ORG.OPENOFFICE.STYLE(&quot;Стандарт&quot;)))">
            <text:p/>
          </table:table-cell>
          <table:table-cell table:formula="of:=T(IF([$тест3.L47]=1;ORG.OPENOFFICE.STYLE(&quot;граница&quot;);ORG.OPENOFFICE.STYLE(&quot;Стандарт&quot;)))">
            <text:p/>
          </table:table-cell>
          <table:table-cell table:formula="of:=T(IF([$тест3.M47]=1;ORG.OPENOFFICE.STYLE(&quot;граница&quot;);ORG.OPENOFFICE.STYLE(&quot;Стандарт&quot;)))">
            <text:p/>
          </table:table-cell>
          <table:table-cell table:formula="of:=T(IF([$тест3.N47]=1;ORG.OPENOFFICE.STYLE(&quot;граница&quot;);ORG.OPENOFFICE.STYLE(&quot;Стандарт&quot;)))">
            <text:p/>
          </table:table-cell>
          <table:table-cell table:formula="of:=T(IF([$тест3.O47]=1;ORG.OPENOFFICE.STYLE(&quot;граница&quot;);ORG.OPENOFFICE.STYLE(&quot;Стандарт&quot;)))">
            <text:p/>
          </table:table-cell>
          <table:table-cell table:formula="of:=T(IF([$тест3.P47]=1;ORG.OPENOFFICE.STYLE(&quot;граница&quot;);ORG.OPENOFFICE.STYLE(&quot;Стандарт&quot;)))">
            <text:p/>
          </table:table-cell>
          <table:table-cell table:formula="of:=T(IF([$тест3.Q47]=1;ORG.OPENOFFICE.STYLE(&quot;граница&quot;);ORG.OPENOFFICE.STYLE(&quot;Стандарт&quot;)))">
            <text:p/>
          </table:table-cell>
          <table:table-cell table:formula="of:=T(IF([$тест3.R47]=1;ORG.OPENOFFICE.STYLE(&quot;граница&quot;);ORG.OPENOFFICE.STYLE(&quot;Стандарт&quot;)))">
            <text:p/>
          </table:table-cell>
          <table:table-cell table:formula="of:=T(IF([$тест3.S47]=1;ORG.OPENOFFICE.STYLE(&quot;граница&quot;);ORG.OPENOFFICE.STYLE(&quot;Стандарт&quot;)))">
            <text:p/>
          </table:table-cell>
          <table:table-cell table:formula="of:=T(IF([$тест3.T47]=1;ORG.OPENOFFICE.STYLE(&quot;граница&quot;);ORG.OPENOFFICE.STYLE(&quot;Стандарт&quot;)))">
            <text:p/>
          </table:table-cell>
          <table:table-cell table:formula="of:=T(IF([$тест3.U47]=1;ORG.OPENOFFICE.STYLE(&quot;граница&quot;);ORG.OPENOFFICE.STYLE(&quot;Стандарт&quot;)))">
            <text:p/>
          </table:table-cell>
          <table:table-cell table:formula="of:=T(IF([$тест3.V47]=1;ORG.OPENOFFICE.STYLE(&quot;граница&quot;);ORG.OPENOFFICE.STYLE(&quot;Стандарт&quot;)))">
            <text:p/>
          </table:table-cell>
          <table:table-cell table:formula="of:=T(IF([$тест3.W47]=1;ORG.OPENOFFICE.STYLE(&quot;граница&quot;);ORG.OPENOFFICE.STYLE(&quot;Стандарт&quot;)))">
            <text:p/>
          </table:table-cell>
          <table:table-cell table:formula="of:=T(IF([$тест3.X47]=1;ORG.OPENOFFICE.STYLE(&quot;граница&quot;);ORG.OPENOFFICE.STYLE(&quot;Стандарт&quot;)))">
            <text:p/>
          </table:table-cell>
          <table:table-cell table:formula="of:=T(IF([$тест3.Y47]=1;ORG.OPENOFFICE.STYLE(&quot;граница&quot;);ORG.OPENOFFICE.STYLE(&quot;Стандарт&quot;)))">
            <text:p/>
          </table:table-cell>
          <table:table-cell table:formula="of:=T(IF([$тест3.Z47]=1;ORG.OPENOFFICE.STYLE(&quot;граница&quot;);ORG.OPENOFFICE.STYLE(&quot;Стандарт&quot;)))">
            <text:p/>
          </table:table-cell>
          <table:table-cell table:formula="of:=T(IF([$тест3.AA47]=1;ORG.OPENOFFICE.STYLE(&quot;граница&quot;);ORG.OPENOFFICE.STYLE(&quot;Стандарт&quot;)))">
            <text:p/>
          </table:table-cell>
          <table:table-cell table:formula="of:=T(IF([$тест3.AB47]=1;ORG.OPENOFFICE.STYLE(&quot;граница&quot;);ORG.OPENOFFICE.STYLE(&quot;Стандарт&quot;)))">
            <text:p/>
          </table:table-cell>
          <table:table-cell table:formula="of:=T(IF([$тест3.AC47]=1;ORG.OPENOFFICE.STYLE(&quot;граница&quot;);ORG.OPENOFFICE.STYLE(&quot;Стандарт&quot;)))">
            <text:p/>
          </table:table-cell>
          <table:table-cell table:formula="of:=T(IF([$тест3.AD47]=1;ORG.OPENOFFICE.STYLE(&quot;граница&quot;);ORG.OPENOFFICE.STYLE(&quot;Стандарт&quot;)))">
            <text:p/>
          </table:table-cell>
          <table:table-cell table:formula="of:=T(IF([$тест3.AE47]=1;ORG.OPENOFFICE.STYLE(&quot;граница&quot;);ORG.OPENOFFICE.STYLE(&quot;Стандарт&quot;)))">
            <text:p/>
          </table:table-cell>
          <table:table-cell table:formula="of:=T(IF([$тест3.AF47]=1;ORG.OPENOFFICE.STYLE(&quot;граница&quot;);ORG.OPENOFFICE.STYLE(&quot;Стандарт&quot;)))">
            <text:p/>
          </table:table-cell>
          <table:table-cell table:formula="of:=T(IF([$тест3.AG47]=1;ORG.OPENOFFICE.STYLE(&quot;граница&quot;);ORG.OPENOFFICE.STYLE(&quot;Стандарт&quot;)))">
            <text:p/>
          </table:table-cell>
          <table:table-cell table:formula="of:=T(IF([$тест3.AH47]=1;ORG.OPENOFFICE.STYLE(&quot;граница&quot;);ORG.OPENOFFICE.STYLE(&quot;Стандарт&quot;)))">
            <text:p/>
          </table:table-cell>
          <table:table-cell table:formula="of:=T(IF([$тест3.AI47]=1;ORG.OPENOFFICE.STYLE(&quot;граница&quot;);ORG.OPENOFFICE.STYLE(&quot;Стандарт&quot;)))">
            <text:p/>
          </table:table-cell>
          <table:table-cell table:formula="of:=T(IF([$тест3.AJ47]=1;ORG.OPENOFFICE.STYLE(&quot;граница&quot;);ORG.OPENOFFICE.STYLE(&quot;Стандарт&quot;)))">
            <text:p/>
          </table:table-cell>
          <table:table-cell table:formula="of:=T(IF([$тест3.AK47]=1;ORG.OPENOFFICE.STYLE(&quot;граница&quot;);ORG.OPENOFFICE.STYLE(&quot;Стандарт&quot;)))">
            <text:p/>
          </table:table-cell>
          <table:table-cell table:formula="of:=T(IF([$тест3.AL47]=1;ORG.OPENOFFICE.STYLE(&quot;граница&quot;);ORG.OPENOFFICE.STYLE(&quot;Стандарт&quot;)))">
            <text:p/>
          </table:table-cell>
          <table:table-cell table:formula="of:=T(IF([$тест3.AM47]=1;ORG.OPENOFFICE.STYLE(&quot;граница&quot;);ORG.OPENOFFICE.STYLE(&quot;Стандарт&quot;)))">
            <text:p/>
          </table:table-cell>
          <table:table-cell table:formula="of:=T(IF([$тест3.AN47]=1;ORG.OPENOFFICE.STYLE(&quot;граница&quot;);ORG.OPENOFFICE.STYLE(&quot;Стандарт&quot;)))">
            <text:p/>
          </table:table-cell>
          <table:table-cell table:formula="of:=T(IF([$тест3.AO47]=1;ORG.OPENOFFICE.STYLE(&quot;граница&quot;);ORG.OPENOFFICE.STYLE(&quot;Стандарт&quot;)))">
            <text:p/>
          </table:table-cell>
          <table:table-cell table:formula="of:=T(IF([$тест3.AP47]=1;ORG.OPENOFFICE.STYLE(&quot;граница&quot;);ORG.OPENOFFICE.STYLE(&quot;Стандарт&quot;)))">
            <text:p/>
          </table:table-cell>
          <table:table-cell table:formula="of:=T(IF([$тест3.AQ47]=1;ORG.OPENOFFICE.STYLE(&quot;граница&quot;);ORG.OPENOFFICE.STYLE(&quot;Стандарт&quot;)))">
            <text:p/>
          </table:table-cell>
          <table:table-cell table:formula="of:=T(IF([$тест3.AR47]=1;ORG.OPENOFFICE.STYLE(&quot;граница&quot;);ORG.OPENOFFICE.STYLE(&quot;Стандарт&quot;)))">
            <text:p/>
          </table:table-cell>
          <table:table-cell table:formula="of:=T(IF([$тест3.AS47]=1;ORG.OPENOFFICE.STYLE(&quot;граница&quot;);ORG.OPENOFFICE.STYLE(&quot;Стандарт&quot;)))">
            <text:p/>
          </table:table-cell>
          <table:table-cell table:formula="of:=T(IF([$тест3.AT47]=1;ORG.OPENOFFICE.STYLE(&quot;граница&quot;);ORG.OPENOFFICE.STYLE(&quot;Стандарт&quot;)))">
            <text:p/>
          </table:table-cell>
          <table:table-cell table:formula="of:=T(IF([$тест3.AU47]=1;ORG.OPENOFFICE.STYLE(&quot;граница&quot;);ORG.OPENOFFICE.STYLE(&quot;Стандарт&quot;)))">
            <text:p/>
          </table:table-cell>
          <table:table-cell table:formula="of:=T(IF([$тест3.AV47]=1;ORG.OPENOFFICE.STYLE(&quot;граница&quot;);ORG.OPENOFFICE.STYLE(&quot;Стандарт&quot;)))">
            <text:p/>
          </table:table-cell>
          <table:table-cell table:formula="of:=T(IF([$тест3.AW47]=1;ORG.OPENOFFICE.STYLE(&quot;граница&quot;);ORG.OPENOFFICE.STYLE(&quot;Стандарт&quot;)))">
            <text:p/>
          </table:table-cell>
          <table:table-cell table:formula="of:=T(IF([$тест3.AX4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8]=1;ORG.OPENOFFICE.STYLE(&quot;граница&quot;);ORG.OPENOFFICE.STYLE(&quot;Стандарт&quot;)))">
            <text:p/>
          </table:table-cell>
          <table:table-cell table:formula="of:=T(IF([$тест3.C48]=1;ORG.OPENOFFICE.STYLE(&quot;граница&quot;);ORG.OPENOFFICE.STYLE(&quot;Стандарт&quot;)))">
            <text:p/>
          </table:table-cell>
          <table:table-cell table:formula="of:=T(IF([$тест3.D48]=1;ORG.OPENOFFICE.STYLE(&quot;граница&quot;);ORG.OPENOFFICE.STYLE(&quot;Стандарт&quot;)))">
            <text:p/>
          </table:table-cell>
          <table:table-cell table:formula="of:=T(IF([$тест3.E48]=1;ORG.OPENOFFICE.STYLE(&quot;граница&quot;);ORG.OPENOFFICE.STYLE(&quot;Стандарт&quot;)))">
            <text:p/>
          </table:table-cell>
          <table:table-cell table:formula="of:=T(IF([$тест3.F48]=1;ORG.OPENOFFICE.STYLE(&quot;граница&quot;);ORG.OPENOFFICE.STYLE(&quot;Стандарт&quot;)))">
            <text:p/>
          </table:table-cell>
          <table:table-cell table:formula="of:=T(IF([$тест3.G48]=1;ORG.OPENOFFICE.STYLE(&quot;граница&quot;);ORG.OPENOFFICE.STYLE(&quot;Стандарт&quot;)))">
            <text:p/>
          </table:table-cell>
          <table:table-cell table:formula="of:=T(IF([$тест3.H48]=1;ORG.OPENOFFICE.STYLE(&quot;граница&quot;);ORG.OPENOFFICE.STYLE(&quot;Стандарт&quot;)))">
            <text:p/>
          </table:table-cell>
          <table:table-cell table:formula="of:=T(IF([$тест3.I48]=1;ORG.OPENOFFICE.STYLE(&quot;граница&quot;);ORG.OPENOFFICE.STYLE(&quot;Стандарт&quot;)))">
            <text:p/>
          </table:table-cell>
          <table:table-cell table:formula="of:=T(IF([$тест3.J48]=1;ORG.OPENOFFICE.STYLE(&quot;граница&quot;);ORG.OPENOFFICE.STYLE(&quot;Стандарт&quot;)))">
            <text:p/>
          </table:table-cell>
          <table:table-cell table:formula="of:=T(IF([$тест3.K48]=1;ORG.OPENOFFICE.STYLE(&quot;граница&quot;);ORG.OPENOFFICE.STYLE(&quot;Стандарт&quot;)))">
            <text:p/>
          </table:table-cell>
          <table:table-cell table:formula="of:=T(IF([$тест3.L48]=1;ORG.OPENOFFICE.STYLE(&quot;граница&quot;);ORG.OPENOFFICE.STYLE(&quot;Стандарт&quot;)))">
            <text:p/>
          </table:table-cell>
          <table:table-cell table:formula="of:=T(IF([$тест3.M48]=1;ORG.OPENOFFICE.STYLE(&quot;граница&quot;);ORG.OPENOFFICE.STYLE(&quot;Стандарт&quot;)))">
            <text:p/>
          </table:table-cell>
          <table:table-cell table:formula="of:=T(IF([$тест3.N48]=1;ORG.OPENOFFICE.STYLE(&quot;граница&quot;);ORG.OPENOFFICE.STYLE(&quot;Стандарт&quot;)))">
            <text:p/>
          </table:table-cell>
          <table:table-cell table:formula="of:=T(IF([$тест3.O48]=1;ORG.OPENOFFICE.STYLE(&quot;граница&quot;);ORG.OPENOFFICE.STYLE(&quot;Стандарт&quot;)))">
            <text:p/>
          </table:table-cell>
          <table:table-cell table:formula="of:=T(IF([$тест3.P48]=1;ORG.OPENOFFICE.STYLE(&quot;граница&quot;);ORG.OPENOFFICE.STYLE(&quot;Стандарт&quot;)))">
            <text:p/>
          </table:table-cell>
          <table:table-cell table:formula="of:=T(IF([$тест3.Q48]=1;ORG.OPENOFFICE.STYLE(&quot;граница&quot;);ORG.OPENOFFICE.STYLE(&quot;Стандарт&quot;)))">
            <text:p/>
          </table:table-cell>
          <table:table-cell table:formula="of:=T(IF([$тест3.R48]=1;ORG.OPENOFFICE.STYLE(&quot;граница&quot;);ORG.OPENOFFICE.STYLE(&quot;Стандарт&quot;)))">
            <text:p/>
          </table:table-cell>
          <table:table-cell table:formula="of:=T(IF([$тест3.S48]=1;ORG.OPENOFFICE.STYLE(&quot;граница&quot;);ORG.OPENOFFICE.STYLE(&quot;Стандарт&quot;)))">
            <text:p/>
          </table:table-cell>
          <table:table-cell table:formula="of:=T(IF([$тест3.T48]=1;ORG.OPENOFFICE.STYLE(&quot;граница&quot;);ORG.OPENOFFICE.STYLE(&quot;Стандарт&quot;)))">
            <text:p/>
          </table:table-cell>
          <table:table-cell table:formula="of:=T(IF([$тест3.U48]=1;ORG.OPENOFFICE.STYLE(&quot;граница&quot;);ORG.OPENOFFICE.STYLE(&quot;Стандарт&quot;)))">
            <text:p/>
          </table:table-cell>
          <table:table-cell table:formula="of:=T(IF([$тест3.V48]=1;ORG.OPENOFFICE.STYLE(&quot;граница&quot;);ORG.OPENOFFICE.STYLE(&quot;Стандарт&quot;)))">
            <text:p/>
          </table:table-cell>
          <table:table-cell table:formula="of:=T(IF([$тест3.W48]=1;ORG.OPENOFFICE.STYLE(&quot;граница&quot;);ORG.OPENOFFICE.STYLE(&quot;Стандарт&quot;)))">
            <text:p/>
          </table:table-cell>
          <table:table-cell table:formula="of:=T(IF([$тест3.X48]=1;ORG.OPENOFFICE.STYLE(&quot;граница&quot;);ORG.OPENOFFICE.STYLE(&quot;Стандарт&quot;)))">
            <text:p/>
          </table:table-cell>
          <table:table-cell table:formula="of:=T(IF([$тест3.Y48]=1;ORG.OPENOFFICE.STYLE(&quot;граница&quot;);ORG.OPENOFFICE.STYLE(&quot;Стандарт&quot;)))">
            <text:p/>
          </table:table-cell>
          <table:table-cell table:formula="of:=T(IF([$тест3.Z48]=1;ORG.OPENOFFICE.STYLE(&quot;граница&quot;);ORG.OPENOFFICE.STYLE(&quot;Стандарт&quot;)))">
            <text:p/>
          </table:table-cell>
          <table:table-cell table:formula="of:=T(IF([$тест3.AA48]=1;ORG.OPENOFFICE.STYLE(&quot;граница&quot;);ORG.OPENOFFICE.STYLE(&quot;Стандарт&quot;)))">
            <text:p/>
          </table:table-cell>
          <table:table-cell table:formula="of:=T(IF([$тест3.AB48]=1;ORG.OPENOFFICE.STYLE(&quot;граница&quot;);ORG.OPENOFFICE.STYLE(&quot;Стандарт&quot;)))">
            <text:p/>
          </table:table-cell>
          <table:table-cell table:formula="of:=T(IF([$тест3.AC48]=1;ORG.OPENOFFICE.STYLE(&quot;граница&quot;);ORG.OPENOFFICE.STYLE(&quot;Стандарт&quot;)))">
            <text:p/>
          </table:table-cell>
          <table:table-cell table:formula="of:=T(IF([$тест3.AD48]=1;ORG.OPENOFFICE.STYLE(&quot;граница&quot;);ORG.OPENOFFICE.STYLE(&quot;Стандарт&quot;)))">
            <text:p/>
          </table:table-cell>
          <table:table-cell table:formula="of:=T(IF([$тест3.AE48]=1;ORG.OPENOFFICE.STYLE(&quot;граница&quot;);ORG.OPENOFFICE.STYLE(&quot;Стандарт&quot;)))">
            <text:p/>
          </table:table-cell>
          <table:table-cell table:formula="of:=T(IF([$тест3.AF48]=1;ORG.OPENOFFICE.STYLE(&quot;граница&quot;);ORG.OPENOFFICE.STYLE(&quot;Стандарт&quot;)))">
            <text:p/>
          </table:table-cell>
          <table:table-cell table:formula="of:=T(IF([$тест3.AG48]=1;ORG.OPENOFFICE.STYLE(&quot;граница&quot;);ORG.OPENOFFICE.STYLE(&quot;Стандарт&quot;)))">
            <text:p/>
          </table:table-cell>
          <table:table-cell table:formula="of:=T(IF([$тест3.AH48]=1;ORG.OPENOFFICE.STYLE(&quot;граница&quot;);ORG.OPENOFFICE.STYLE(&quot;Стандарт&quot;)))">
            <text:p/>
          </table:table-cell>
          <table:table-cell table:formula="of:=T(IF([$тест3.AI48]=1;ORG.OPENOFFICE.STYLE(&quot;граница&quot;);ORG.OPENOFFICE.STYLE(&quot;Стандарт&quot;)))">
            <text:p/>
          </table:table-cell>
          <table:table-cell table:formula="of:=T(IF([$тест3.AJ48]=1;ORG.OPENOFFICE.STYLE(&quot;граница&quot;);ORG.OPENOFFICE.STYLE(&quot;Стандарт&quot;)))">
            <text:p/>
          </table:table-cell>
          <table:table-cell table:formula="of:=T(IF([$тест3.AK48]=1;ORG.OPENOFFICE.STYLE(&quot;граница&quot;);ORG.OPENOFFICE.STYLE(&quot;Стандарт&quot;)))">
            <text:p/>
          </table:table-cell>
          <table:table-cell table:formula="of:=T(IF([$тест3.AL48]=1;ORG.OPENOFFICE.STYLE(&quot;граница&quot;);ORG.OPENOFFICE.STYLE(&quot;Стандарт&quot;)))">
            <text:p/>
          </table:table-cell>
          <table:table-cell table:formula="of:=T(IF([$тест3.AM48]=1;ORG.OPENOFFICE.STYLE(&quot;граница&quot;);ORG.OPENOFFICE.STYLE(&quot;Стандарт&quot;)))">
            <text:p/>
          </table:table-cell>
          <table:table-cell table:formula="of:=T(IF([$тест3.AN48]=1;ORG.OPENOFFICE.STYLE(&quot;граница&quot;);ORG.OPENOFFICE.STYLE(&quot;Стандарт&quot;)))">
            <text:p/>
          </table:table-cell>
          <table:table-cell table:formula="of:=T(IF([$тест3.AO48]=1;ORG.OPENOFFICE.STYLE(&quot;граница&quot;);ORG.OPENOFFICE.STYLE(&quot;Стандарт&quot;)))">
            <text:p/>
          </table:table-cell>
          <table:table-cell table:formula="of:=T(IF([$тест3.AP48]=1;ORG.OPENOFFICE.STYLE(&quot;граница&quot;);ORG.OPENOFFICE.STYLE(&quot;Стандарт&quot;)))">
            <text:p/>
          </table:table-cell>
          <table:table-cell table:formula="of:=T(IF([$тест3.AQ48]=1;ORG.OPENOFFICE.STYLE(&quot;граница&quot;);ORG.OPENOFFICE.STYLE(&quot;Стандарт&quot;)))">
            <text:p/>
          </table:table-cell>
          <table:table-cell table:formula="of:=T(IF([$тест3.AR48]=1;ORG.OPENOFFICE.STYLE(&quot;граница&quot;);ORG.OPENOFFICE.STYLE(&quot;Стандарт&quot;)))">
            <text:p/>
          </table:table-cell>
          <table:table-cell table:formula="of:=T(IF([$тест3.AS48]=1;ORG.OPENOFFICE.STYLE(&quot;граница&quot;);ORG.OPENOFFICE.STYLE(&quot;Стандарт&quot;)))">
            <text:p/>
          </table:table-cell>
          <table:table-cell table:formula="of:=T(IF([$тест3.AT48]=1;ORG.OPENOFFICE.STYLE(&quot;граница&quot;);ORG.OPENOFFICE.STYLE(&quot;Стандарт&quot;)))">
            <text:p/>
          </table:table-cell>
          <table:table-cell table:formula="of:=T(IF([$тест3.AU48]=1;ORG.OPENOFFICE.STYLE(&quot;граница&quot;);ORG.OPENOFFICE.STYLE(&quot;Стандарт&quot;)))">
            <text:p/>
          </table:table-cell>
          <table:table-cell table:formula="of:=T(IF([$тест3.AV48]=1;ORG.OPENOFFICE.STYLE(&quot;граница&quot;);ORG.OPENOFFICE.STYLE(&quot;Стандарт&quot;)))">
            <text:p/>
          </table:table-cell>
          <table:table-cell table:formula="of:=T(IF([$тест3.AW48]=1;ORG.OPENOFFICE.STYLE(&quot;граница&quot;);ORG.OPENOFFICE.STYLE(&quot;Стандарт&quot;)))">
            <text:p/>
          </table:table-cell>
          <table:table-cell table:formula="of:=T(IF([$тест3.AX4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49]=1;ORG.OPENOFFICE.STYLE(&quot;граница&quot;);ORG.OPENOFFICE.STYLE(&quot;Стандарт&quot;)))">
            <text:p/>
          </table:table-cell>
          <table:table-cell table:formula="of:=T(IF([$тест3.C49]=1;ORG.OPENOFFICE.STYLE(&quot;граница&quot;);ORG.OPENOFFICE.STYLE(&quot;Стандарт&quot;)))">
            <text:p/>
          </table:table-cell>
          <table:table-cell table:formula="of:=T(IF([$тест3.D49]=1;ORG.OPENOFFICE.STYLE(&quot;граница&quot;);ORG.OPENOFFICE.STYLE(&quot;Стандарт&quot;)))">
            <text:p/>
          </table:table-cell>
          <table:table-cell table:formula="of:=T(IF([$тест3.E49]=1;ORG.OPENOFFICE.STYLE(&quot;граница&quot;);ORG.OPENOFFICE.STYLE(&quot;Стандарт&quot;)))">
            <text:p/>
          </table:table-cell>
          <table:table-cell table:formula="of:=T(IF([$тест3.F49]=1;ORG.OPENOFFICE.STYLE(&quot;граница&quot;);ORG.OPENOFFICE.STYLE(&quot;Стандарт&quot;)))">
            <text:p/>
          </table:table-cell>
          <table:table-cell table:formula="of:=T(IF([$тест3.G49]=1;ORG.OPENOFFICE.STYLE(&quot;граница&quot;);ORG.OPENOFFICE.STYLE(&quot;Стандарт&quot;)))">
            <text:p/>
          </table:table-cell>
          <table:table-cell table:formula="of:=T(IF([$тест3.H49]=1;ORG.OPENOFFICE.STYLE(&quot;граница&quot;);ORG.OPENOFFICE.STYLE(&quot;Стандарт&quot;)))">
            <text:p/>
          </table:table-cell>
          <table:table-cell table:formula="of:=T(IF([$тест3.I49]=1;ORG.OPENOFFICE.STYLE(&quot;граница&quot;);ORG.OPENOFFICE.STYLE(&quot;Стандарт&quot;)))">
            <text:p/>
          </table:table-cell>
          <table:table-cell table:formula="of:=T(IF([$тест3.J49]=1;ORG.OPENOFFICE.STYLE(&quot;граница&quot;);ORG.OPENOFFICE.STYLE(&quot;Стандарт&quot;)))">
            <text:p/>
          </table:table-cell>
          <table:table-cell table:formula="of:=T(IF([$тест3.K49]=1;ORG.OPENOFFICE.STYLE(&quot;граница&quot;);ORG.OPENOFFICE.STYLE(&quot;Стандарт&quot;)))">
            <text:p/>
          </table:table-cell>
          <table:table-cell table:formula="of:=T(IF([$тест3.L49]=1;ORG.OPENOFFICE.STYLE(&quot;граница&quot;);ORG.OPENOFFICE.STYLE(&quot;Стандарт&quot;)))">
            <text:p/>
          </table:table-cell>
          <table:table-cell table:formula="of:=T(IF([$тест3.M49]=1;ORG.OPENOFFICE.STYLE(&quot;граница&quot;);ORG.OPENOFFICE.STYLE(&quot;Стандарт&quot;)))">
            <text:p/>
          </table:table-cell>
          <table:table-cell table:formula="of:=T(IF([$тест3.N49]=1;ORG.OPENOFFICE.STYLE(&quot;граница&quot;);ORG.OPENOFFICE.STYLE(&quot;Стандарт&quot;)))">
            <text:p/>
          </table:table-cell>
          <table:table-cell table:formula="of:=T(IF([$тест3.O49]=1;ORG.OPENOFFICE.STYLE(&quot;граница&quot;);ORG.OPENOFFICE.STYLE(&quot;Стандарт&quot;)))">
            <text:p/>
          </table:table-cell>
          <table:table-cell table:formula="of:=T(IF([$тест3.P49]=1;ORG.OPENOFFICE.STYLE(&quot;граница&quot;);ORG.OPENOFFICE.STYLE(&quot;Стандарт&quot;)))">
            <text:p/>
          </table:table-cell>
          <table:table-cell table:formula="of:=T(IF([$тест3.Q49]=1;ORG.OPENOFFICE.STYLE(&quot;граница&quot;);ORG.OPENOFFICE.STYLE(&quot;Стандарт&quot;)))">
            <text:p/>
          </table:table-cell>
          <table:table-cell table:formula="of:=T(IF([$тест3.R49]=1;ORG.OPENOFFICE.STYLE(&quot;граница&quot;);ORG.OPENOFFICE.STYLE(&quot;Стандарт&quot;)))">
            <text:p/>
          </table:table-cell>
          <table:table-cell table:formula="of:=T(IF([$тест3.S49]=1;ORG.OPENOFFICE.STYLE(&quot;граница&quot;);ORG.OPENOFFICE.STYLE(&quot;Стандарт&quot;)))">
            <text:p/>
          </table:table-cell>
          <table:table-cell table:formula="of:=T(IF([$тест3.T49]=1;ORG.OPENOFFICE.STYLE(&quot;граница&quot;);ORG.OPENOFFICE.STYLE(&quot;Стандарт&quot;)))">
            <text:p/>
          </table:table-cell>
          <table:table-cell table:formula="of:=T(IF([$тест3.U49]=1;ORG.OPENOFFICE.STYLE(&quot;граница&quot;);ORG.OPENOFFICE.STYLE(&quot;Стандарт&quot;)))">
            <text:p/>
          </table:table-cell>
          <table:table-cell table:formula="of:=T(IF([$тест3.V49]=1;ORG.OPENOFFICE.STYLE(&quot;граница&quot;);ORG.OPENOFFICE.STYLE(&quot;Стандарт&quot;)))">
            <text:p/>
          </table:table-cell>
          <table:table-cell table:formula="of:=T(IF([$тест3.W49]=1;ORG.OPENOFFICE.STYLE(&quot;граница&quot;);ORG.OPENOFFICE.STYLE(&quot;Стандарт&quot;)))">
            <text:p/>
          </table:table-cell>
          <table:table-cell table:formula="of:=T(IF([$тест3.X49]=1;ORG.OPENOFFICE.STYLE(&quot;граница&quot;);ORG.OPENOFFICE.STYLE(&quot;Стандарт&quot;)))">
            <text:p/>
          </table:table-cell>
          <table:table-cell table:formula="of:=T(IF([$тест3.Y49]=1;ORG.OPENOFFICE.STYLE(&quot;граница&quot;);ORG.OPENOFFICE.STYLE(&quot;Стандарт&quot;)))">
            <text:p/>
          </table:table-cell>
          <table:table-cell table:formula="of:=T(IF([$тест3.Z49]=1;ORG.OPENOFFICE.STYLE(&quot;граница&quot;);ORG.OPENOFFICE.STYLE(&quot;Стандарт&quot;)))">
            <text:p/>
          </table:table-cell>
          <table:table-cell table:formula="of:=T(IF([$тест3.AA49]=1;ORG.OPENOFFICE.STYLE(&quot;граница&quot;);ORG.OPENOFFICE.STYLE(&quot;Стандарт&quot;)))">
            <text:p/>
          </table:table-cell>
          <table:table-cell table:formula="of:=T(IF([$тест3.AB49]=1;ORG.OPENOFFICE.STYLE(&quot;граница&quot;);ORG.OPENOFFICE.STYLE(&quot;Стандарт&quot;)))">
            <text:p/>
          </table:table-cell>
          <table:table-cell table:formula="of:=T(IF([$тест3.AC49]=1;ORG.OPENOFFICE.STYLE(&quot;граница&quot;);ORG.OPENOFFICE.STYLE(&quot;Стандарт&quot;)))">
            <text:p/>
          </table:table-cell>
          <table:table-cell table:formula="of:=T(IF([$тест3.AD49]=1;ORG.OPENOFFICE.STYLE(&quot;граница&quot;);ORG.OPENOFFICE.STYLE(&quot;Стандарт&quot;)))">
            <text:p/>
          </table:table-cell>
          <table:table-cell table:formula="of:=T(IF([$тест3.AE49]=1;ORG.OPENOFFICE.STYLE(&quot;граница&quot;);ORG.OPENOFFICE.STYLE(&quot;Стандарт&quot;)))">
            <text:p/>
          </table:table-cell>
          <table:table-cell table:formula="of:=T(IF([$тест3.AF49]=1;ORG.OPENOFFICE.STYLE(&quot;граница&quot;);ORG.OPENOFFICE.STYLE(&quot;Стандарт&quot;)))">
            <text:p/>
          </table:table-cell>
          <table:table-cell table:formula="of:=T(IF([$тест3.AG49]=1;ORG.OPENOFFICE.STYLE(&quot;граница&quot;);ORG.OPENOFFICE.STYLE(&quot;Стандарт&quot;)))">
            <text:p/>
          </table:table-cell>
          <table:table-cell table:formula="of:=T(IF([$тест3.AH49]=1;ORG.OPENOFFICE.STYLE(&quot;граница&quot;);ORG.OPENOFFICE.STYLE(&quot;Стандарт&quot;)))">
            <text:p/>
          </table:table-cell>
          <table:table-cell table:formula="of:=T(IF([$тест3.AI49]=1;ORG.OPENOFFICE.STYLE(&quot;граница&quot;);ORG.OPENOFFICE.STYLE(&quot;Стандарт&quot;)))">
            <text:p/>
          </table:table-cell>
          <table:table-cell table:formula="of:=T(IF([$тест3.AJ49]=1;ORG.OPENOFFICE.STYLE(&quot;граница&quot;);ORG.OPENOFFICE.STYLE(&quot;Стандарт&quot;)))">
            <text:p/>
          </table:table-cell>
          <table:table-cell table:formula="of:=T(IF([$тест3.AK49]=1;ORG.OPENOFFICE.STYLE(&quot;граница&quot;);ORG.OPENOFFICE.STYLE(&quot;Стандарт&quot;)))">
            <text:p/>
          </table:table-cell>
          <table:table-cell table:formula="of:=T(IF([$тест3.AL49]=1;ORG.OPENOFFICE.STYLE(&quot;граница&quot;);ORG.OPENOFFICE.STYLE(&quot;Стандарт&quot;)))">
            <text:p/>
          </table:table-cell>
          <table:table-cell table:formula="of:=T(IF([$тест3.AM49]=1;ORG.OPENOFFICE.STYLE(&quot;граница&quot;);ORG.OPENOFFICE.STYLE(&quot;Стандарт&quot;)))">
            <text:p/>
          </table:table-cell>
          <table:table-cell table:formula="of:=T(IF([$тест3.AN49]=1;ORG.OPENOFFICE.STYLE(&quot;граница&quot;);ORG.OPENOFFICE.STYLE(&quot;Стандарт&quot;)))">
            <text:p/>
          </table:table-cell>
          <table:table-cell table:formula="of:=T(IF([$тест3.AO49]=1;ORG.OPENOFFICE.STYLE(&quot;граница&quot;);ORG.OPENOFFICE.STYLE(&quot;Стандарт&quot;)))">
            <text:p/>
          </table:table-cell>
          <table:table-cell table:formula="of:=T(IF([$тест3.AP49]=1;ORG.OPENOFFICE.STYLE(&quot;граница&quot;);ORG.OPENOFFICE.STYLE(&quot;Стандарт&quot;)))">
            <text:p/>
          </table:table-cell>
          <table:table-cell table:formula="of:=T(IF([$тест3.AQ49]=1;ORG.OPENOFFICE.STYLE(&quot;граница&quot;);ORG.OPENOFFICE.STYLE(&quot;Стандарт&quot;)))">
            <text:p/>
          </table:table-cell>
          <table:table-cell table:formula="of:=T(IF([$тест3.AR49]=1;ORG.OPENOFFICE.STYLE(&quot;граница&quot;);ORG.OPENOFFICE.STYLE(&quot;Стандарт&quot;)))">
            <text:p/>
          </table:table-cell>
          <table:table-cell table:formula="of:=T(IF([$тест3.AS49]=1;ORG.OPENOFFICE.STYLE(&quot;граница&quot;);ORG.OPENOFFICE.STYLE(&quot;Стандарт&quot;)))">
            <text:p/>
          </table:table-cell>
          <table:table-cell table:formula="of:=T(IF([$тест3.AT49]=1;ORG.OPENOFFICE.STYLE(&quot;граница&quot;);ORG.OPENOFFICE.STYLE(&quot;Стандарт&quot;)))">
            <text:p/>
          </table:table-cell>
          <table:table-cell table:formula="of:=T(IF([$тест3.AU49]=1;ORG.OPENOFFICE.STYLE(&quot;граница&quot;);ORG.OPENOFFICE.STYLE(&quot;Стандарт&quot;)))">
            <text:p/>
          </table:table-cell>
          <table:table-cell table:formula="of:=T(IF([$тест3.AV49]=1;ORG.OPENOFFICE.STYLE(&quot;граница&quot;);ORG.OPENOFFICE.STYLE(&quot;Стандарт&quot;)))">
            <text:p/>
          </table:table-cell>
          <table:table-cell table:formula="of:=T(IF([$тест3.AW49]=1;ORG.OPENOFFICE.STYLE(&quot;граница&quot;);ORG.OPENOFFICE.STYLE(&quot;Стандарт&quot;)))">
            <text:p/>
          </table:table-cell>
          <table:table-cell table:formula="of:=T(IF([$тест3.AX4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0]=1;ORG.OPENOFFICE.STYLE(&quot;граница&quot;);ORG.OPENOFFICE.STYLE(&quot;Стандарт&quot;)))">
            <text:p/>
          </table:table-cell>
          <table:table-cell table:formula="of:=T(IF([$тест3.C50]=1;ORG.OPENOFFICE.STYLE(&quot;граница&quot;);ORG.OPENOFFICE.STYLE(&quot;Стандарт&quot;)))">
            <text:p/>
          </table:table-cell>
          <table:table-cell table:formula="of:=T(IF([$тест3.D50]=1;ORG.OPENOFFICE.STYLE(&quot;граница&quot;);ORG.OPENOFFICE.STYLE(&quot;Стандарт&quot;)))">
            <text:p/>
          </table:table-cell>
          <table:table-cell table:formula="of:=T(IF([$тест3.E50]=1;ORG.OPENOFFICE.STYLE(&quot;граница&quot;);ORG.OPENOFFICE.STYLE(&quot;Стандарт&quot;)))">
            <text:p/>
          </table:table-cell>
          <table:table-cell table:formula="of:=T(IF([$тест3.F50]=1;ORG.OPENOFFICE.STYLE(&quot;граница&quot;);ORG.OPENOFFICE.STYLE(&quot;Стандарт&quot;)))">
            <text:p/>
          </table:table-cell>
          <table:table-cell table:formula="of:=T(IF([$тест3.G50]=1;ORG.OPENOFFICE.STYLE(&quot;граница&quot;);ORG.OPENOFFICE.STYLE(&quot;Стандарт&quot;)))">
            <text:p/>
          </table:table-cell>
          <table:table-cell table:formula="of:=T(IF([$тест3.H50]=1;ORG.OPENOFFICE.STYLE(&quot;граница&quot;);ORG.OPENOFFICE.STYLE(&quot;Стандарт&quot;)))">
            <text:p/>
          </table:table-cell>
          <table:table-cell table:formula="of:=T(IF([$тест3.I50]=1;ORG.OPENOFFICE.STYLE(&quot;граница&quot;);ORG.OPENOFFICE.STYLE(&quot;Стандарт&quot;)))">
            <text:p/>
          </table:table-cell>
          <table:table-cell table:formula="of:=T(IF([$тест3.J50]=1;ORG.OPENOFFICE.STYLE(&quot;граница&quot;);ORG.OPENOFFICE.STYLE(&quot;Стандарт&quot;)))">
            <text:p/>
          </table:table-cell>
          <table:table-cell table:formula="of:=T(IF([$тест3.K50]=1;ORG.OPENOFFICE.STYLE(&quot;граница&quot;);ORG.OPENOFFICE.STYLE(&quot;Стандарт&quot;)))">
            <text:p/>
          </table:table-cell>
          <table:table-cell table:formula="of:=T(IF([$тест3.L50]=1;ORG.OPENOFFICE.STYLE(&quot;граница&quot;);ORG.OPENOFFICE.STYLE(&quot;Стандарт&quot;)))">
            <text:p/>
          </table:table-cell>
          <table:table-cell table:formula="of:=T(IF([$тест3.M50]=1;ORG.OPENOFFICE.STYLE(&quot;граница&quot;);ORG.OPENOFFICE.STYLE(&quot;Стандарт&quot;)))">
            <text:p/>
          </table:table-cell>
          <table:table-cell table:formula="of:=T(IF([$тест3.N50]=1;ORG.OPENOFFICE.STYLE(&quot;граница&quot;);ORG.OPENOFFICE.STYLE(&quot;Стандарт&quot;)))">
            <text:p/>
          </table:table-cell>
          <table:table-cell table:formula="of:=T(IF([$тест3.O50]=1;ORG.OPENOFFICE.STYLE(&quot;граница&quot;);ORG.OPENOFFICE.STYLE(&quot;Стандарт&quot;)))">
            <text:p/>
          </table:table-cell>
          <table:table-cell table:formula="of:=T(IF([$тест3.P50]=1;ORG.OPENOFFICE.STYLE(&quot;граница&quot;);ORG.OPENOFFICE.STYLE(&quot;Стандарт&quot;)))">
            <text:p/>
          </table:table-cell>
          <table:table-cell table:formula="of:=T(IF([$тест3.Q50]=1;ORG.OPENOFFICE.STYLE(&quot;граница&quot;);ORG.OPENOFFICE.STYLE(&quot;Стандарт&quot;)))">
            <text:p/>
          </table:table-cell>
          <table:table-cell table:formula="of:=T(IF([$тест3.R50]=1;ORG.OPENOFFICE.STYLE(&quot;граница&quot;);ORG.OPENOFFICE.STYLE(&quot;Стандарт&quot;)))">
            <text:p/>
          </table:table-cell>
          <table:table-cell table:formula="of:=T(IF([$тест3.S50]=1;ORG.OPENOFFICE.STYLE(&quot;граница&quot;);ORG.OPENOFFICE.STYLE(&quot;Стандарт&quot;)))">
            <text:p/>
          </table:table-cell>
          <table:table-cell table:formula="of:=T(IF([$тест3.T50]=1;ORG.OPENOFFICE.STYLE(&quot;граница&quot;);ORG.OPENOFFICE.STYLE(&quot;Стандарт&quot;)))">
            <text:p/>
          </table:table-cell>
          <table:table-cell table:formula="of:=T(IF([$тест3.U50]=1;ORG.OPENOFFICE.STYLE(&quot;граница&quot;);ORG.OPENOFFICE.STYLE(&quot;Стандарт&quot;)))">
            <text:p/>
          </table:table-cell>
          <table:table-cell table:formula="of:=T(IF([$тест3.V50]=1;ORG.OPENOFFICE.STYLE(&quot;граница&quot;);ORG.OPENOFFICE.STYLE(&quot;Стандарт&quot;)))">
            <text:p/>
          </table:table-cell>
          <table:table-cell table:formula="of:=T(IF([$тест3.W50]=1;ORG.OPENOFFICE.STYLE(&quot;граница&quot;);ORG.OPENOFFICE.STYLE(&quot;Стандарт&quot;)))">
            <text:p/>
          </table:table-cell>
          <table:table-cell table:formula="of:=T(IF([$тест3.X50]=1;ORG.OPENOFFICE.STYLE(&quot;граница&quot;);ORG.OPENOFFICE.STYLE(&quot;Стандарт&quot;)))">
            <text:p/>
          </table:table-cell>
          <table:table-cell table:formula="of:=T(IF([$тест3.Y50]=1;ORG.OPENOFFICE.STYLE(&quot;граница&quot;);ORG.OPENOFFICE.STYLE(&quot;Стандарт&quot;)))">
            <text:p/>
          </table:table-cell>
          <table:table-cell table:formula="of:=T(IF([$тест3.Z50]=1;ORG.OPENOFFICE.STYLE(&quot;граница&quot;);ORG.OPENOFFICE.STYLE(&quot;Стандарт&quot;)))">
            <text:p/>
          </table:table-cell>
          <table:table-cell table:formula="of:=T(IF([$тест3.AA50]=1;ORG.OPENOFFICE.STYLE(&quot;граница&quot;);ORG.OPENOFFICE.STYLE(&quot;Стандарт&quot;)))">
            <text:p/>
          </table:table-cell>
          <table:table-cell table:formula="of:=T(IF([$тест3.AB50]=1;ORG.OPENOFFICE.STYLE(&quot;граница&quot;);ORG.OPENOFFICE.STYLE(&quot;Стандарт&quot;)))">
            <text:p/>
          </table:table-cell>
          <table:table-cell table:formula="of:=T(IF([$тест3.AC50]=1;ORG.OPENOFFICE.STYLE(&quot;граница&quot;);ORG.OPENOFFICE.STYLE(&quot;Стандарт&quot;)))">
            <text:p/>
          </table:table-cell>
          <table:table-cell table:formula="of:=T(IF([$тест3.AD50]=1;ORG.OPENOFFICE.STYLE(&quot;граница&quot;);ORG.OPENOFFICE.STYLE(&quot;Стандарт&quot;)))">
            <text:p/>
          </table:table-cell>
          <table:table-cell table:formula="of:=T(IF([$тест3.AE50]=1;ORG.OPENOFFICE.STYLE(&quot;граница&quot;);ORG.OPENOFFICE.STYLE(&quot;Стандарт&quot;)))">
            <text:p/>
          </table:table-cell>
          <table:table-cell table:formula="of:=T(IF([$тест3.AF50]=1;ORG.OPENOFFICE.STYLE(&quot;граница&quot;);ORG.OPENOFFICE.STYLE(&quot;Стандарт&quot;)))">
            <text:p/>
          </table:table-cell>
          <table:table-cell table:formula="of:=T(IF([$тест3.AG50]=1;ORG.OPENOFFICE.STYLE(&quot;граница&quot;);ORG.OPENOFFICE.STYLE(&quot;Стандарт&quot;)))">
            <text:p/>
          </table:table-cell>
          <table:table-cell table:formula="of:=T(IF([$тест3.AH50]=1;ORG.OPENOFFICE.STYLE(&quot;граница&quot;);ORG.OPENOFFICE.STYLE(&quot;Стандарт&quot;)))">
            <text:p/>
          </table:table-cell>
          <table:table-cell table:formula="of:=T(IF([$тест3.AI50]=1;ORG.OPENOFFICE.STYLE(&quot;граница&quot;);ORG.OPENOFFICE.STYLE(&quot;Стандарт&quot;)))">
            <text:p/>
          </table:table-cell>
          <table:table-cell table:formula="of:=T(IF([$тест3.AJ50]=1;ORG.OPENOFFICE.STYLE(&quot;граница&quot;);ORG.OPENOFFICE.STYLE(&quot;Стандарт&quot;)))">
            <text:p/>
          </table:table-cell>
          <table:table-cell table:formula="of:=T(IF([$тест3.AK50]=1;ORG.OPENOFFICE.STYLE(&quot;граница&quot;);ORG.OPENOFFICE.STYLE(&quot;Стандарт&quot;)))">
            <text:p/>
          </table:table-cell>
          <table:table-cell table:formula="of:=T(IF([$тест3.AL50]=1;ORG.OPENOFFICE.STYLE(&quot;граница&quot;);ORG.OPENOFFICE.STYLE(&quot;Стандарт&quot;)))">
            <text:p/>
          </table:table-cell>
          <table:table-cell table:formula="of:=T(IF([$тест3.AM50]=1;ORG.OPENOFFICE.STYLE(&quot;граница&quot;);ORG.OPENOFFICE.STYLE(&quot;Стандарт&quot;)))">
            <text:p/>
          </table:table-cell>
          <table:table-cell table:formula="of:=T(IF([$тест3.AN50]=1;ORG.OPENOFFICE.STYLE(&quot;граница&quot;);ORG.OPENOFFICE.STYLE(&quot;Стандарт&quot;)))">
            <text:p/>
          </table:table-cell>
          <table:table-cell table:formula="of:=T(IF([$тест3.AO50]=1;ORG.OPENOFFICE.STYLE(&quot;граница&quot;);ORG.OPENOFFICE.STYLE(&quot;Стандарт&quot;)))">
            <text:p/>
          </table:table-cell>
          <table:table-cell table:formula="of:=T(IF([$тест3.AP50]=1;ORG.OPENOFFICE.STYLE(&quot;граница&quot;);ORG.OPENOFFICE.STYLE(&quot;Стандарт&quot;)))">
            <text:p/>
          </table:table-cell>
          <table:table-cell table:formula="of:=T(IF([$тест3.AQ50]=1;ORG.OPENOFFICE.STYLE(&quot;граница&quot;);ORG.OPENOFFICE.STYLE(&quot;Стандарт&quot;)))">
            <text:p/>
          </table:table-cell>
          <table:table-cell table:formula="of:=T(IF([$тест3.AR50]=1;ORG.OPENOFFICE.STYLE(&quot;граница&quot;);ORG.OPENOFFICE.STYLE(&quot;Стандарт&quot;)))">
            <text:p/>
          </table:table-cell>
          <table:table-cell table:formula="of:=T(IF([$тест3.AS50]=1;ORG.OPENOFFICE.STYLE(&quot;граница&quot;);ORG.OPENOFFICE.STYLE(&quot;Стандарт&quot;)))">
            <text:p/>
          </table:table-cell>
          <table:table-cell table:formula="of:=T(IF([$тест3.AT50]=1;ORG.OPENOFFICE.STYLE(&quot;граница&quot;);ORG.OPENOFFICE.STYLE(&quot;Стандарт&quot;)))">
            <text:p/>
          </table:table-cell>
          <table:table-cell table:formula="of:=T(IF([$тест3.AU50]=1;ORG.OPENOFFICE.STYLE(&quot;граница&quot;);ORG.OPENOFFICE.STYLE(&quot;Стандарт&quot;)))">
            <text:p/>
          </table:table-cell>
          <table:table-cell table:formula="of:=T(IF([$тест3.AV50]=1;ORG.OPENOFFICE.STYLE(&quot;граница&quot;);ORG.OPENOFFICE.STYLE(&quot;Стандарт&quot;)))">
            <text:p/>
          </table:table-cell>
          <table:table-cell table:formula="of:=T(IF([$тест3.AW50]=1;ORG.OPENOFFICE.STYLE(&quot;граница&quot;);ORG.OPENOFFICE.STYLE(&quot;Стандарт&quot;)))">
            <text:p/>
          </table:table-cell>
          <table:table-cell table:formula="of:=T(IF([$тест3.AX5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1]=1;ORG.OPENOFFICE.STYLE(&quot;граница&quot;);ORG.OPENOFFICE.STYLE(&quot;Стандарт&quot;)))">
            <text:p/>
          </table:table-cell>
          <table:table-cell table:formula="of:=T(IF([$тест3.C51]=1;ORG.OPENOFFICE.STYLE(&quot;граница&quot;);ORG.OPENOFFICE.STYLE(&quot;Стандарт&quot;)))">
            <text:p/>
          </table:table-cell>
          <table:table-cell table:formula="of:=T(IF([$тест3.D51]=1;ORG.OPENOFFICE.STYLE(&quot;граница&quot;);ORG.OPENOFFICE.STYLE(&quot;Стандарт&quot;)))">
            <text:p/>
          </table:table-cell>
          <table:table-cell table:formula="of:=T(IF([$тест3.E51]=1;ORG.OPENOFFICE.STYLE(&quot;граница&quot;);ORG.OPENOFFICE.STYLE(&quot;Стандарт&quot;)))">
            <text:p/>
          </table:table-cell>
          <table:table-cell table:formula="of:=T(IF([$тест3.F51]=1;ORG.OPENOFFICE.STYLE(&quot;граница&quot;);ORG.OPENOFFICE.STYLE(&quot;Стандарт&quot;)))">
            <text:p/>
          </table:table-cell>
          <table:table-cell table:formula="of:=T(IF([$тест3.G51]=1;ORG.OPENOFFICE.STYLE(&quot;граница&quot;);ORG.OPENOFFICE.STYLE(&quot;Стандарт&quot;)))">
            <text:p/>
          </table:table-cell>
          <table:table-cell table:formula="of:=T(IF([$тест3.H51]=1;ORG.OPENOFFICE.STYLE(&quot;граница&quot;);ORG.OPENOFFICE.STYLE(&quot;Стандарт&quot;)))">
            <text:p/>
          </table:table-cell>
          <table:table-cell table:formula="of:=T(IF([$тест3.I51]=1;ORG.OPENOFFICE.STYLE(&quot;граница&quot;);ORG.OPENOFFICE.STYLE(&quot;Стандарт&quot;)))">
            <text:p/>
          </table:table-cell>
          <table:table-cell table:formula="of:=T(IF([$тест3.J51]=1;ORG.OPENOFFICE.STYLE(&quot;граница&quot;);ORG.OPENOFFICE.STYLE(&quot;Стандарт&quot;)))">
            <text:p/>
          </table:table-cell>
          <table:table-cell table:formula="of:=T(IF([$тест3.K51]=1;ORG.OPENOFFICE.STYLE(&quot;граница&quot;);ORG.OPENOFFICE.STYLE(&quot;Стандарт&quot;)))">
            <text:p/>
          </table:table-cell>
          <table:table-cell table:formula="of:=T(IF([$тест3.L51]=1;ORG.OPENOFFICE.STYLE(&quot;граница&quot;);ORG.OPENOFFICE.STYLE(&quot;Стандарт&quot;)))">
            <text:p/>
          </table:table-cell>
          <table:table-cell table:formula="of:=T(IF([$тест3.M51]=1;ORG.OPENOFFICE.STYLE(&quot;граница&quot;);ORG.OPENOFFICE.STYLE(&quot;Стандарт&quot;)))">
            <text:p/>
          </table:table-cell>
          <table:table-cell table:formula="of:=T(IF([$тест3.N51]=1;ORG.OPENOFFICE.STYLE(&quot;граница&quot;);ORG.OPENOFFICE.STYLE(&quot;Стандарт&quot;)))">
            <text:p/>
          </table:table-cell>
          <table:table-cell table:formula="of:=T(IF([$тест3.O51]=1;ORG.OPENOFFICE.STYLE(&quot;граница&quot;);ORG.OPENOFFICE.STYLE(&quot;Стандарт&quot;)))">
            <text:p/>
          </table:table-cell>
          <table:table-cell table:formula="of:=T(IF([$тест3.P51]=1;ORG.OPENOFFICE.STYLE(&quot;граница&quot;);ORG.OPENOFFICE.STYLE(&quot;Стандарт&quot;)))">
            <text:p/>
          </table:table-cell>
          <table:table-cell table:formula="of:=T(IF([$тест3.Q51]=1;ORG.OPENOFFICE.STYLE(&quot;граница&quot;);ORG.OPENOFFICE.STYLE(&quot;Стандарт&quot;)))">
            <text:p/>
          </table:table-cell>
          <table:table-cell table:formula="of:=T(IF([$тест3.R51]=1;ORG.OPENOFFICE.STYLE(&quot;граница&quot;);ORG.OPENOFFICE.STYLE(&quot;Стандарт&quot;)))">
            <text:p/>
          </table:table-cell>
          <table:table-cell table:formula="of:=T(IF([$тест3.S51]=1;ORG.OPENOFFICE.STYLE(&quot;граница&quot;);ORG.OPENOFFICE.STYLE(&quot;Стандарт&quot;)))">
            <text:p/>
          </table:table-cell>
          <table:table-cell table:formula="of:=T(IF([$тест3.T51]=1;ORG.OPENOFFICE.STYLE(&quot;граница&quot;);ORG.OPENOFFICE.STYLE(&quot;Стандарт&quot;)))">
            <text:p/>
          </table:table-cell>
          <table:table-cell table:formula="of:=T(IF([$тест3.U51]=1;ORG.OPENOFFICE.STYLE(&quot;граница&quot;);ORG.OPENOFFICE.STYLE(&quot;Стандарт&quot;)))">
            <text:p/>
          </table:table-cell>
          <table:table-cell table:formula="of:=T(IF([$тест3.V51]=1;ORG.OPENOFFICE.STYLE(&quot;граница&quot;);ORG.OPENOFFICE.STYLE(&quot;Стандарт&quot;)))">
            <text:p/>
          </table:table-cell>
          <table:table-cell table:formula="of:=T(IF([$тест3.W51]=1;ORG.OPENOFFICE.STYLE(&quot;граница&quot;);ORG.OPENOFFICE.STYLE(&quot;Стандарт&quot;)))">
            <text:p/>
          </table:table-cell>
          <table:table-cell table:formula="of:=T(IF([$тест3.X51]=1;ORG.OPENOFFICE.STYLE(&quot;граница&quot;);ORG.OPENOFFICE.STYLE(&quot;Стандарт&quot;)))">
            <text:p/>
          </table:table-cell>
          <table:table-cell table:formula="of:=T(IF([$тест3.Y51]=1;ORG.OPENOFFICE.STYLE(&quot;граница&quot;);ORG.OPENOFFICE.STYLE(&quot;Стандарт&quot;)))">
            <text:p/>
          </table:table-cell>
          <table:table-cell table:formula="of:=T(IF([$тест3.Z51]=1;ORG.OPENOFFICE.STYLE(&quot;граница&quot;);ORG.OPENOFFICE.STYLE(&quot;Стандарт&quot;)))">
            <text:p/>
          </table:table-cell>
          <table:table-cell table:formula="of:=T(IF([$тест3.AA51]=1;ORG.OPENOFFICE.STYLE(&quot;граница&quot;);ORG.OPENOFFICE.STYLE(&quot;Стандарт&quot;)))">
            <text:p/>
          </table:table-cell>
          <table:table-cell table:formula="of:=T(IF([$тест3.AB51]=1;ORG.OPENOFFICE.STYLE(&quot;граница&quot;);ORG.OPENOFFICE.STYLE(&quot;Стандарт&quot;)))">
            <text:p/>
          </table:table-cell>
          <table:table-cell table:formula="of:=T(IF([$тест3.AC51]=1;ORG.OPENOFFICE.STYLE(&quot;граница&quot;);ORG.OPENOFFICE.STYLE(&quot;Стандарт&quot;)))">
            <text:p/>
          </table:table-cell>
          <table:table-cell table:formula="of:=T(IF([$тест3.AD51]=1;ORG.OPENOFFICE.STYLE(&quot;граница&quot;);ORG.OPENOFFICE.STYLE(&quot;Стандарт&quot;)))">
            <text:p/>
          </table:table-cell>
          <table:table-cell table:formula="of:=T(IF([$тест3.AE51]=1;ORG.OPENOFFICE.STYLE(&quot;граница&quot;);ORG.OPENOFFICE.STYLE(&quot;Стандарт&quot;)))">
            <text:p/>
          </table:table-cell>
          <table:table-cell table:formula="of:=T(IF([$тест3.AF51]=1;ORG.OPENOFFICE.STYLE(&quot;граница&quot;);ORG.OPENOFFICE.STYLE(&quot;Стандарт&quot;)))">
            <text:p/>
          </table:table-cell>
          <table:table-cell table:formula="of:=T(IF([$тест3.AG51]=1;ORG.OPENOFFICE.STYLE(&quot;граница&quot;);ORG.OPENOFFICE.STYLE(&quot;Стандарт&quot;)))">
            <text:p/>
          </table:table-cell>
          <table:table-cell table:formula="of:=T(IF([$тест3.AH51]=1;ORG.OPENOFFICE.STYLE(&quot;граница&quot;);ORG.OPENOFFICE.STYLE(&quot;Стандарт&quot;)))">
            <text:p/>
          </table:table-cell>
          <table:table-cell table:formula="of:=T(IF([$тест3.AI51]=1;ORG.OPENOFFICE.STYLE(&quot;граница&quot;);ORG.OPENOFFICE.STYLE(&quot;Стандарт&quot;)))">
            <text:p/>
          </table:table-cell>
          <table:table-cell table:formula="of:=T(IF([$тест3.AJ51]=1;ORG.OPENOFFICE.STYLE(&quot;граница&quot;);ORG.OPENOFFICE.STYLE(&quot;Стандарт&quot;)))">
            <text:p/>
          </table:table-cell>
          <table:table-cell table:formula="of:=T(IF([$тест3.AK51]=1;ORG.OPENOFFICE.STYLE(&quot;граница&quot;);ORG.OPENOFFICE.STYLE(&quot;Стандарт&quot;)))">
            <text:p/>
          </table:table-cell>
          <table:table-cell table:formula="of:=T(IF([$тест3.AL51]=1;ORG.OPENOFFICE.STYLE(&quot;граница&quot;);ORG.OPENOFFICE.STYLE(&quot;Стандарт&quot;)))">
            <text:p/>
          </table:table-cell>
          <table:table-cell table:formula="of:=T(IF([$тест3.AM51]=1;ORG.OPENOFFICE.STYLE(&quot;граница&quot;);ORG.OPENOFFICE.STYLE(&quot;Стандарт&quot;)))">
            <text:p/>
          </table:table-cell>
          <table:table-cell table:formula="of:=T(IF([$тест3.AN51]=1;ORG.OPENOFFICE.STYLE(&quot;граница&quot;);ORG.OPENOFFICE.STYLE(&quot;Стандарт&quot;)))">
            <text:p/>
          </table:table-cell>
          <table:table-cell table:formula="of:=T(IF([$тест3.AO51]=1;ORG.OPENOFFICE.STYLE(&quot;граница&quot;);ORG.OPENOFFICE.STYLE(&quot;Стандарт&quot;)))">
            <text:p/>
          </table:table-cell>
          <table:table-cell table:formula="of:=T(IF([$тест3.AP51]=1;ORG.OPENOFFICE.STYLE(&quot;граница&quot;);ORG.OPENOFFICE.STYLE(&quot;Стандарт&quot;)))">
            <text:p/>
          </table:table-cell>
          <table:table-cell table:formula="of:=T(IF([$тест3.AQ51]=1;ORG.OPENOFFICE.STYLE(&quot;граница&quot;);ORG.OPENOFFICE.STYLE(&quot;Стандарт&quot;)))">
            <text:p/>
          </table:table-cell>
          <table:table-cell table:formula="of:=T(IF([$тест3.AR51]=1;ORG.OPENOFFICE.STYLE(&quot;граница&quot;);ORG.OPENOFFICE.STYLE(&quot;Стандарт&quot;)))">
            <text:p/>
          </table:table-cell>
          <table:table-cell table:formula="of:=T(IF([$тест3.AS51]=1;ORG.OPENOFFICE.STYLE(&quot;граница&quot;);ORG.OPENOFFICE.STYLE(&quot;Стандарт&quot;)))">
            <text:p/>
          </table:table-cell>
          <table:table-cell table:formula="of:=T(IF([$тест3.AT51]=1;ORG.OPENOFFICE.STYLE(&quot;граница&quot;);ORG.OPENOFFICE.STYLE(&quot;Стандарт&quot;)))">
            <text:p/>
          </table:table-cell>
          <table:table-cell table:formula="of:=T(IF([$тест3.AU51]=1;ORG.OPENOFFICE.STYLE(&quot;граница&quot;);ORG.OPENOFFICE.STYLE(&quot;Стандарт&quot;)))">
            <text:p/>
          </table:table-cell>
          <table:table-cell table:formula="of:=T(IF([$тест3.AV51]=1;ORG.OPENOFFICE.STYLE(&quot;граница&quot;);ORG.OPENOFFICE.STYLE(&quot;Стандарт&quot;)))">
            <text:p/>
          </table:table-cell>
          <table:table-cell table:formula="of:=T(IF([$тест3.AW51]=1;ORG.OPENOFFICE.STYLE(&quot;граница&quot;);ORG.OPENOFFICE.STYLE(&quot;Стандарт&quot;)))">
            <text:p/>
          </table:table-cell>
          <table:table-cell table:formula="of:=T(IF([$тест3.AX5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2]=1;ORG.OPENOFFICE.STYLE(&quot;граница&quot;);ORG.OPENOFFICE.STYLE(&quot;Стандарт&quot;)))">
            <text:p/>
          </table:table-cell>
          <table:table-cell table:formula="of:=T(IF([$тест3.C52]=1;ORG.OPENOFFICE.STYLE(&quot;граница&quot;);ORG.OPENOFFICE.STYLE(&quot;Стандарт&quot;)))">
            <text:p/>
          </table:table-cell>
          <table:table-cell table:formula="of:=T(IF([$тест3.D52]=1;ORG.OPENOFFICE.STYLE(&quot;граница&quot;);ORG.OPENOFFICE.STYLE(&quot;Стандарт&quot;)))">
            <text:p/>
          </table:table-cell>
          <table:table-cell table:formula="of:=T(IF([$тест3.E52]=1;ORG.OPENOFFICE.STYLE(&quot;граница&quot;);ORG.OPENOFFICE.STYLE(&quot;Стандарт&quot;)))">
            <text:p/>
          </table:table-cell>
          <table:table-cell table:formula="of:=T(IF([$тест3.F52]=1;ORG.OPENOFFICE.STYLE(&quot;граница&quot;);ORG.OPENOFFICE.STYLE(&quot;Стандарт&quot;)))">
            <text:p/>
          </table:table-cell>
          <table:table-cell table:formula="of:=T(IF([$тест3.G52]=1;ORG.OPENOFFICE.STYLE(&quot;граница&quot;);ORG.OPENOFFICE.STYLE(&quot;Стандарт&quot;)))">
            <text:p/>
          </table:table-cell>
          <table:table-cell table:formula="of:=T(IF([$тест3.H52]=1;ORG.OPENOFFICE.STYLE(&quot;граница&quot;);ORG.OPENOFFICE.STYLE(&quot;Стандарт&quot;)))">
            <text:p/>
          </table:table-cell>
          <table:table-cell table:formula="of:=T(IF([$тест3.I52]=1;ORG.OPENOFFICE.STYLE(&quot;граница&quot;);ORG.OPENOFFICE.STYLE(&quot;Стандарт&quot;)))">
            <text:p/>
          </table:table-cell>
          <table:table-cell table:formula="of:=T(IF([$тест3.J52]=1;ORG.OPENOFFICE.STYLE(&quot;граница&quot;);ORG.OPENOFFICE.STYLE(&quot;Стандарт&quot;)))">
            <text:p/>
          </table:table-cell>
          <table:table-cell table:formula="of:=T(IF([$тест3.K52]=1;ORG.OPENOFFICE.STYLE(&quot;граница&quot;);ORG.OPENOFFICE.STYLE(&quot;Стандарт&quot;)))">
            <text:p/>
          </table:table-cell>
          <table:table-cell table:formula="of:=T(IF([$тест3.L52]=1;ORG.OPENOFFICE.STYLE(&quot;граница&quot;);ORG.OPENOFFICE.STYLE(&quot;Стандарт&quot;)))">
            <text:p/>
          </table:table-cell>
          <table:table-cell table:formula="of:=T(IF([$тест3.M52]=1;ORG.OPENOFFICE.STYLE(&quot;граница&quot;);ORG.OPENOFFICE.STYLE(&quot;Стандарт&quot;)))">
            <text:p/>
          </table:table-cell>
          <table:table-cell table:formula="of:=T(IF([$тест3.N52]=1;ORG.OPENOFFICE.STYLE(&quot;граница&quot;);ORG.OPENOFFICE.STYLE(&quot;Стандарт&quot;)))">
            <text:p/>
          </table:table-cell>
          <table:table-cell table:formula="of:=T(IF([$тест3.O52]=1;ORG.OPENOFFICE.STYLE(&quot;граница&quot;);ORG.OPENOFFICE.STYLE(&quot;Стандарт&quot;)))">
            <text:p/>
          </table:table-cell>
          <table:table-cell table:formula="of:=T(IF([$тест3.P52]=1;ORG.OPENOFFICE.STYLE(&quot;граница&quot;);ORG.OPENOFFICE.STYLE(&quot;Стандарт&quot;)))">
            <text:p/>
          </table:table-cell>
          <table:table-cell table:formula="of:=T(IF([$тест3.Q52]=1;ORG.OPENOFFICE.STYLE(&quot;граница&quot;);ORG.OPENOFFICE.STYLE(&quot;Стандарт&quot;)))">
            <text:p/>
          </table:table-cell>
          <table:table-cell table:formula="of:=T(IF([$тест3.R52]=1;ORG.OPENOFFICE.STYLE(&quot;граница&quot;);ORG.OPENOFFICE.STYLE(&quot;Стандарт&quot;)))">
            <text:p/>
          </table:table-cell>
          <table:table-cell table:formula="of:=T(IF([$тест3.S52]=1;ORG.OPENOFFICE.STYLE(&quot;граница&quot;);ORG.OPENOFFICE.STYLE(&quot;Стандарт&quot;)))">
            <text:p/>
          </table:table-cell>
          <table:table-cell table:formula="of:=T(IF([$тест3.T52]=1;ORG.OPENOFFICE.STYLE(&quot;граница&quot;);ORG.OPENOFFICE.STYLE(&quot;Стандарт&quot;)))">
            <text:p/>
          </table:table-cell>
          <table:table-cell table:formula="of:=T(IF([$тест3.U52]=1;ORG.OPENOFFICE.STYLE(&quot;граница&quot;);ORG.OPENOFFICE.STYLE(&quot;Стандарт&quot;)))">
            <text:p/>
          </table:table-cell>
          <table:table-cell table:formula="of:=T(IF([$тест3.V52]=1;ORG.OPENOFFICE.STYLE(&quot;граница&quot;);ORG.OPENOFFICE.STYLE(&quot;Стандарт&quot;)))">
            <text:p/>
          </table:table-cell>
          <table:table-cell table:formula="of:=T(IF([$тест3.W52]=1;ORG.OPENOFFICE.STYLE(&quot;граница&quot;);ORG.OPENOFFICE.STYLE(&quot;Стандарт&quot;)))">
            <text:p/>
          </table:table-cell>
          <table:table-cell table:formula="of:=T(IF([$тест3.X52]=1;ORG.OPENOFFICE.STYLE(&quot;граница&quot;);ORG.OPENOFFICE.STYLE(&quot;Стандарт&quot;)))">
            <text:p/>
          </table:table-cell>
          <table:table-cell table:formula="of:=T(IF([$тест3.Y52]=1;ORG.OPENOFFICE.STYLE(&quot;граница&quot;);ORG.OPENOFFICE.STYLE(&quot;Стандарт&quot;)))">
            <text:p/>
          </table:table-cell>
          <table:table-cell table:formula="of:=T(IF([$тест3.Z52]=1;ORG.OPENOFFICE.STYLE(&quot;граница&quot;);ORG.OPENOFFICE.STYLE(&quot;Стандарт&quot;)))">
            <text:p/>
          </table:table-cell>
          <table:table-cell table:formula="of:=T(IF([$тест3.AA52]=1;ORG.OPENOFFICE.STYLE(&quot;граница&quot;);ORG.OPENOFFICE.STYLE(&quot;Стандарт&quot;)))">
            <text:p/>
          </table:table-cell>
          <table:table-cell table:formula="of:=T(IF([$тест3.AB52]=1;ORG.OPENOFFICE.STYLE(&quot;граница&quot;);ORG.OPENOFFICE.STYLE(&quot;Стандарт&quot;)))">
            <text:p/>
          </table:table-cell>
          <table:table-cell table:formula="of:=T(IF([$тест3.AC52]=1;ORG.OPENOFFICE.STYLE(&quot;граница&quot;);ORG.OPENOFFICE.STYLE(&quot;Стандарт&quot;)))">
            <text:p/>
          </table:table-cell>
          <table:table-cell table:formula="of:=T(IF([$тест3.AD52]=1;ORG.OPENOFFICE.STYLE(&quot;граница&quot;);ORG.OPENOFFICE.STYLE(&quot;Стандарт&quot;)))">
            <text:p/>
          </table:table-cell>
          <table:table-cell table:formula="of:=T(IF([$тест3.AE52]=1;ORG.OPENOFFICE.STYLE(&quot;граница&quot;);ORG.OPENOFFICE.STYLE(&quot;Стандарт&quot;)))">
            <text:p/>
          </table:table-cell>
          <table:table-cell table:formula="of:=T(IF([$тест3.AF52]=1;ORG.OPENOFFICE.STYLE(&quot;граница&quot;);ORG.OPENOFFICE.STYLE(&quot;Стандарт&quot;)))">
            <text:p/>
          </table:table-cell>
          <table:table-cell table:formula="of:=T(IF([$тест3.AG52]=1;ORG.OPENOFFICE.STYLE(&quot;граница&quot;);ORG.OPENOFFICE.STYLE(&quot;Стандарт&quot;)))">
            <text:p/>
          </table:table-cell>
          <table:table-cell table:formula="of:=T(IF([$тест3.AH52]=1;ORG.OPENOFFICE.STYLE(&quot;граница&quot;);ORG.OPENOFFICE.STYLE(&quot;Стандарт&quot;)))">
            <text:p/>
          </table:table-cell>
          <table:table-cell table:formula="of:=T(IF([$тест3.AI52]=1;ORG.OPENOFFICE.STYLE(&quot;граница&quot;);ORG.OPENOFFICE.STYLE(&quot;Стандарт&quot;)))">
            <text:p/>
          </table:table-cell>
          <table:table-cell table:formula="of:=T(IF([$тест3.AJ52]=1;ORG.OPENOFFICE.STYLE(&quot;граница&quot;);ORG.OPENOFFICE.STYLE(&quot;Стандарт&quot;)))">
            <text:p/>
          </table:table-cell>
          <table:table-cell table:formula="of:=T(IF([$тест3.AK52]=1;ORG.OPENOFFICE.STYLE(&quot;граница&quot;);ORG.OPENOFFICE.STYLE(&quot;Стандарт&quot;)))">
            <text:p/>
          </table:table-cell>
          <table:table-cell table:formula="of:=T(IF([$тест3.AL52]=1;ORG.OPENOFFICE.STYLE(&quot;граница&quot;);ORG.OPENOFFICE.STYLE(&quot;Стандарт&quot;)))">
            <text:p/>
          </table:table-cell>
          <table:table-cell table:formula="of:=T(IF([$тест3.AM52]=1;ORG.OPENOFFICE.STYLE(&quot;граница&quot;);ORG.OPENOFFICE.STYLE(&quot;Стандарт&quot;)))">
            <text:p/>
          </table:table-cell>
          <table:table-cell table:formula="of:=T(IF([$тест3.AN52]=1;ORG.OPENOFFICE.STYLE(&quot;граница&quot;);ORG.OPENOFFICE.STYLE(&quot;Стандарт&quot;)))">
            <text:p/>
          </table:table-cell>
          <table:table-cell table:formula="of:=T(IF([$тест3.AO52]=1;ORG.OPENOFFICE.STYLE(&quot;граница&quot;);ORG.OPENOFFICE.STYLE(&quot;Стандарт&quot;)))">
            <text:p/>
          </table:table-cell>
          <table:table-cell table:formula="of:=T(IF([$тест3.AP52]=1;ORG.OPENOFFICE.STYLE(&quot;граница&quot;);ORG.OPENOFFICE.STYLE(&quot;Стандарт&quot;)))">
            <text:p/>
          </table:table-cell>
          <table:table-cell table:formula="of:=T(IF([$тест3.AQ52]=1;ORG.OPENOFFICE.STYLE(&quot;граница&quot;);ORG.OPENOFFICE.STYLE(&quot;Стандарт&quot;)))">
            <text:p/>
          </table:table-cell>
          <table:table-cell table:formula="of:=T(IF([$тест3.AR52]=1;ORG.OPENOFFICE.STYLE(&quot;граница&quot;);ORG.OPENOFFICE.STYLE(&quot;Стандарт&quot;)))">
            <text:p/>
          </table:table-cell>
          <table:table-cell table:formula="of:=T(IF([$тест3.AS52]=1;ORG.OPENOFFICE.STYLE(&quot;граница&quot;);ORG.OPENOFFICE.STYLE(&quot;Стандарт&quot;)))">
            <text:p/>
          </table:table-cell>
          <table:table-cell table:formula="of:=T(IF([$тест3.AT52]=1;ORG.OPENOFFICE.STYLE(&quot;граница&quot;);ORG.OPENOFFICE.STYLE(&quot;Стандарт&quot;)))">
            <text:p/>
          </table:table-cell>
          <table:table-cell table:formula="of:=T(IF([$тест3.AU52]=1;ORG.OPENOFFICE.STYLE(&quot;граница&quot;);ORG.OPENOFFICE.STYLE(&quot;Стандарт&quot;)))">
            <text:p/>
          </table:table-cell>
          <table:table-cell table:formula="of:=T(IF([$тест3.AV52]=1;ORG.OPENOFFICE.STYLE(&quot;граница&quot;);ORG.OPENOFFICE.STYLE(&quot;Стандарт&quot;)))">
            <text:p/>
          </table:table-cell>
          <table:table-cell table:formula="of:=T(IF([$тест3.AW52]=1;ORG.OPENOFFICE.STYLE(&quot;граница&quot;);ORG.OPENOFFICE.STYLE(&quot;Стандарт&quot;)))">
            <text:p/>
          </table:table-cell>
          <table:table-cell table:formula="of:=T(IF([$тест3.AX5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3]=1;ORG.OPENOFFICE.STYLE(&quot;граница&quot;);ORG.OPENOFFICE.STYLE(&quot;Стандарт&quot;)))">
            <text:p/>
          </table:table-cell>
          <table:table-cell table:formula="of:=T(IF([$тест3.C53]=1;ORG.OPENOFFICE.STYLE(&quot;граница&quot;);ORG.OPENOFFICE.STYLE(&quot;Стандарт&quot;)))">
            <text:p/>
          </table:table-cell>
          <table:table-cell table:formula="of:=T(IF([$тест3.D53]=1;ORG.OPENOFFICE.STYLE(&quot;граница&quot;);ORG.OPENOFFICE.STYLE(&quot;Стандарт&quot;)))">
            <text:p/>
          </table:table-cell>
          <table:table-cell table:formula="of:=T(IF([$тест3.E53]=1;ORG.OPENOFFICE.STYLE(&quot;граница&quot;);ORG.OPENOFFICE.STYLE(&quot;Стандарт&quot;)))">
            <text:p/>
          </table:table-cell>
          <table:table-cell table:formula="of:=T(IF([$тест3.F53]=1;ORG.OPENOFFICE.STYLE(&quot;граница&quot;);ORG.OPENOFFICE.STYLE(&quot;Стандарт&quot;)))">
            <text:p/>
          </table:table-cell>
          <table:table-cell table:formula="of:=T(IF([$тест3.G53]=1;ORG.OPENOFFICE.STYLE(&quot;граница&quot;);ORG.OPENOFFICE.STYLE(&quot;Стандарт&quot;)))">
            <text:p/>
          </table:table-cell>
          <table:table-cell table:formula="of:=T(IF([$тест3.H53]=1;ORG.OPENOFFICE.STYLE(&quot;граница&quot;);ORG.OPENOFFICE.STYLE(&quot;Стандарт&quot;)))">
            <text:p/>
          </table:table-cell>
          <table:table-cell table:formula="of:=T(IF([$тест3.I53]=1;ORG.OPENOFFICE.STYLE(&quot;граница&quot;);ORG.OPENOFFICE.STYLE(&quot;Стандарт&quot;)))">
            <text:p/>
          </table:table-cell>
          <table:table-cell table:formula="of:=T(IF([$тест3.J53]=1;ORG.OPENOFFICE.STYLE(&quot;граница&quot;);ORG.OPENOFFICE.STYLE(&quot;Стандарт&quot;)))">
            <text:p/>
          </table:table-cell>
          <table:table-cell table:formula="of:=T(IF([$тест3.K53]=1;ORG.OPENOFFICE.STYLE(&quot;граница&quot;);ORG.OPENOFFICE.STYLE(&quot;Стандарт&quot;)))">
            <text:p/>
          </table:table-cell>
          <table:table-cell table:formula="of:=T(IF([$тест3.L53]=1;ORG.OPENOFFICE.STYLE(&quot;граница&quot;);ORG.OPENOFFICE.STYLE(&quot;Стандарт&quot;)))">
            <text:p/>
          </table:table-cell>
          <table:table-cell table:formula="of:=T(IF([$тест3.M53]=1;ORG.OPENOFFICE.STYLE(&quot;граница&quot;);ORG.OPENOFFICE.STYLE(&quot;Стандарт&quot;)))">
            <text:p/>
          </table:table-cell>
          <table:table-cell table:formula="of:=T(IF([$тест3.N53]=1;ORG.OPENOFFICE.STYLE(&quot;граница&quot;);ORG.OPENOFFICE.STYLE(&quot;Стандарт&quot;)))">
            <text:p/>
          </table:table-cell>
          <table:table-cell table:formula="of:=T(IF([$тест3.O53]=1;ORG.OPENOFFICE.STYLE(&quot;граница&quot;);ORG.OPENOFFICE.STYLE(&quot;Стандарт&quot;)))">
            <text:p/>
          </table:table-cell>
          <table:table-cell table:formula="of:=T(IF([$тест3.P53]=1;ORG.OPENOFFICE.STYLE(&quot;граница&quot;);ORG.OPENOFFICE.STYLE(&quot;Стандарт&quot;)))">
            <text:p/>
          </table:table-cell>
          <table:table-cell table:formula="of:=T(IF([$тест3.Q53]=1;ORG.OPENOFFICE.STYLE(&quot;граница&quot;);ORG.OPENOFFICE.STYLE(&quot;Стандарт&quot;)))">
            <text:p/>
          </table:table-cell>
          <table:table-cell table:formula="of:=T(IF([$тест3.R53]=1;ORG.OPENOFFICE.STYLE(&quot;граница&quot;);ORG.OPENOFFICE.STYLE(&quot;Стандарт&quot;)))">
            <text:p/>
          </table:table-cell>
          <table:table-cell table:formula="of:=T(IF([$тест3.S53]=1;ORG.OPENOFFICE.STYLE(&quot;граница&quot;);ORG.OPENOFFICE.STYLE(&quot;Стандарт&quot;)))">
            <text:p/>
          </table:table-cell>
          <table:table-cell table:formula="of:=T(IF([$тест3.T53]=1;ORG.OPENOFFICE.STYLE(&quot;граница&quot;);ORG.OPENOFFICE.STYLE(&quot;Стандарт&quot;)))">
            <text:p/>
          </table:table-cell>
          <table:table-cell table:formula="of:=T(IF([$тест3.U53]=1;ORG.OPENOFFICE.STYLE(&quot;граница&quot;);ORG.OPENOFFICE.STYLE(&quot;Стандарт&quot;)))">
            <text:p/>
          </table:table-cell>
          <table:table-cell table:formula="of:=T(IF([$тест3.V53]=1;ORG.OPENOFFICE.STYLE(&quot;граница&quot;);ORG.OPENOFFICE.STYLE(&quot;Стандарт&quot;)))">
            <text:p/>
          </table:table-cell>
          <table:table-cell table:formula="of:=T(IF([$тест3.W53]=1;ORG.OPENOFFICE.STYLE(&quot;граница&quot;);ORG.OPENOFFICE.STYLE(&quot;Стандарт&quot;)))">
            <text:p/>
          </table:table-cell>
          <table:table-cell table:formula="of:=T(IF([$тест3.X53]=1;ORG.OPENOFFICE.STYLE(&quot;граница&quot;);ORG.OPENOFFICE.STYLE(&quot;Стандарт&quot;)))">
            <text:p/>
          </table:table-cell>
          <table:table-cell table:formula="of:=T(IF([$тест3.Y53]=1;ORG.OPENOFFICE.STYLE(&quot;граница&quot;);ORG.OPENOFFICE.STYLE(&quot;Стандарт&quot;)))">
            <text:p/>
          </table:table-cell>
          <table:table-cell table:formula="of:=T(IF([$тест3.Z53]=1;ORG.OPENOFFICE.STYLE(&quot;граница&quot;);ORG.OPENOFFICE.STYLE(&quot;Стандарт&quot;)))">
            <text:p/>
          </table:table-cell>
          <table:table-cell table:formula="of:=T(IF([$тест3.AA53]=1;ORG.OPENOFFICE.STYLE(&quot;граница&quot;);ORG.OPENOFFICE.STYLE(&quot;Стандарт&quot;)))">
            <text:p/>
          </table:table-cell>
          <table:table-cell table:formula="of:=T(IF([$тест3.AB53]=1;ORG.OPENOFFICE.STYLE(&quot;граница&quot;);ORG.OPENOFFICE.STYLE(&quot;Стандарт&quot;)))">
            <text:p/>
          </table:table-cell>
          <table:table-cell table:formula="of:=T(IF([$тест3.AC53]=1;ORG.OPENOFFICE.STYLE(&quot;граница&quot;);ORG.OPENOFFICE.STYLE(&quot;Стандарт&quot;)))">
            <text:p/>
          </table:table-cell>
          <table:table-cell table:formula="of:=T(IF([$тест3.AD53]=1;ORG.OPENOFFICE.STYLE(&quot;граница&quot;);ORG.OPENOFFICE.STYLE(&quot;Стандарт&quot;)))">
            <text:p/>
          </table:table-cell>
          <table:table-cell table:formula="of:=T(IF([$тест3.AE53]=1;ORG.OPENOFFICE.STYLE(&quot;граница&quot;);ORG.OPENOFFICE.STYLE(&quot;Стандарт&quot;)))">
            <text:p/>
          </table:table-cell>
          <table:table-cell table:formula="of:=T(IF([$тест3.AF53]=1;ORG.OPENOFFICE.STYLE(&quot;граница&quot;);ORG.OPENOFFICE.STYLE(&quot;Стандарт&quot;)))">
            <text:p/>
          </table:table-cell>
          <table:table-cell table:formula="of:=T(IF([$тест3.AG53]=1;ORG.OPENOFFICE.STYLE(&quot;граница&quot;);ORG.OPENOFFICE.STYLE(&quot;Стандарт&quot;)))">
            <text:p/>
          </table:table-cell>
          <table:table-cell table:formula="of:=T(IF([$тест3.AH53]=1;ORG.OPENOFFICE.STYLE(&quot;граница&quot;);ORG.OPENOFFICE.STYLE(&quot;Стандарт&quot;)))">
            <text:p/>
          </table:table-cell>
          <table:table-cell table:formula="of:=T(IF([$тест3.AI53]=1;ORG.OPENOFFICE.STYLE(&quot;граница&quot;);ORG.OPENOFFICE.STYLE(&quot;Стандарт&quot;)))">
            <text:p/>
          </table:table-cell>
          <table:table-cell table:formula="of:=T(IF([$тест3.AJ53]=1;ORG.OPENOFFICE.STYLE(&quot;граница&quot;);ORG.OPENOFFICE.STYLE(&quot;Стандарт&quot;)))">
            <text:p/>
          </table:table-cell>
          <table:table-cell table:formula="of:=T(IF([$тест3.AK53]=1;ORG.OPENOFFICE.STYLE(&quot;граница&quot;);ORG.OPENOFFICE.STYLE(&quot;Стандарт&quot;)))">
            <text:p/>
          </table:table-cell>
          <table:table-cell table:formula="of:=T(IF([$тест3.AL53]=1;ORG.OPENOFFICE.STYLE(&quot;граница&quot;);ORG.OPENOFFICE.STYLE(&quot;Стандарт&quot;)))">
            <text:p/>
          </table:table-cell>
          <table:table-cell table:formula="of:=T(IF([$тест3.AM53]=1;ORG.OPENOFFICE.STYLE(&quot;граница&quot;);ORG.OPENOFFICE.STYLE(&quot;Стандарт&quot;)))">
            <text:p/>
          </table:table-cell>
          <table:table-cell table:formula="of:=T(IF([$тест3.AN53]=1;ORG.OPENOFFICE.STYLE(&quot;граница&quot;);ORG.OPENOFFICE.STYLE(&quot;Стандарт&quot;)))">
            <text:p/>
          </table:table-cell>
          <table:table-cell table:formula="of:=T(IF([$тест3.AO53]=1;ORG.OPENOFFICE.STYLE(&quot;граница&quot;);ORG.OPENOFFICE.STYLE(&quot;Стандарт&quot;)))">
            <text:p/>
          </table:table-cell>
          <table:table-cell table:formula="of:=T(IF([$тест3.AP53]=1;ORG.OPENOFFICE.STYLE(&quot;граница&quot;);ORG.OPENOFFICE.STYLE(&quot;Стандарт&quot;)))">
            <text:p/>
          </table:table-cell>
          <table:table-cell table:formula="of:=T(IF([$тест3.AQ53]=1;ORG.OPENOFFICE.STYLE(&quot;граница&quot;);ORG.OPENOFFICE.STYLE(&quot;Стандарт&quot;)))">
            <text:p/>
          </table:table-cell>
          <table:table-cell table:formula="of:=T(IF([$тест3.AR53]=1;ORG.OPENOFFICE.STYLE(&quot;граница&quot;);ORG.OPENOFFICE.STYLE(&quot;Стандарт&quot;)))">
            <text:p/>
          </table:table-cell>
          <table:table-cell table:formula="of:=T(IF([$тест3.AS53]=1;ORG.OPENOFFICE.STYLE(&quot;граница&quot;);ORG.OPENOFFICE.STYLE(&quot;Стандарт&quot;)))">
            <text:p/>
          </table:table-cell>
          <table:table-cell table:formula="of:=T(IF([$тест3.AT53]=1;ORG.OPENOFFICE.STYLE(&quot;граница&quot;);ORG.OPENOFFICE.STYLE(&quot;Стандарт&quot;)))">
            <text:p/>
          </table:table-cell>
          <table:table-cell table:formula="of:=T(IF([$тест3.AU53]=1;ORG.OPENOFFICE.STYLE(&quot;граница&quot;);ORG.OPENOFFICE.STYLE(&quot;Стандарт&quot;)))">
            <text:p/>
          </table:table-cell>
          <table:table-cell table:formula="of:=T(IF([$тест3.AV53]=1;ORG.OPENOFFICE.STYLE(&quot;граница&quot;);ORG.OPENOFFICE.STYLE(&quot;Стандарт&quot;)))">
            <text:p/>
          </table:table-cell>
          <table:table-cell table:formula="of:=T(IF([$тест3.AW53]=1;ORG.OPENOFFICE.STYLE(&quot;граница&quot;);ORG.OPENOFFICE.STYLE(&quot;Стандарт&quot;)))">
            <text:p/>
          </table:table-cell>
          <table:table-cell table:formula="of:=T(IF([$тест3.AX5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4]=1;ORG.OPENOFFICE.STYLE(&quot;граница&quot;);ORG.OPENOFFICE.STYLE(&quot;Стандарт&quot;)))">
            <text:p/>
          </table:table-cell>
          <table:table-cell table:formula="of:=T(IF([$тест3.C54]=1;ORG.OPENOFFICE.STYLE(&quot;граница&quot;);ORG.OPENOFFICE.STYLE(&quot;Стандарт&quot;)))">
            <text:p/>
          </table:table-cell>
          <table:table-cell table:formula="of:=T(IF([$тест3.D54]=1;ORG.OPENOFFICE.STYLE(&quot;граница&quot;);ORG.OPENOFFICE.STYLE(&quot;Стандарт&quot;)))">
            <text:p/>
          </table:table-cell>
          <table:table-cell table:formula="of:=T(IF([$тест3.E54]=1;ORG.OPENOFFICE.STYLE(&quot;граница&quot;);ORG.OPENOFFICE.STYLE(&quot;Стандарт&quot;)))">
            <text:p/>
          </table:table-cell>
          <table:table-cell table:formula="of:=T(IF([$тест3.F54]=1;ORG.OPENOFFICE.STYLE(&quot;граница&quot;);ORG.OPENOFFICE.STYLE(&quot;Стандарт&quot;)))">
            <text:p/>
          </table:table-cell>
          <table:table-cell table:formula="of:=T(IF([$тест3.G54]=1;ORG.OPENOFFICE.STYLE(&quot;граница&quot;);ORG.OPENOFFICE.STYLE(&quot;Стандарт&quot;)))">
            <text:p/>
          </table:table-cell>
          <table:table-cell table:formula="of:=T(IF([$тест3.H54]=1;ORG.OPENOFFICE.STYLE(&quot;граница&quot;);ORG.OPENOFFICE.STYLE(&quot;Стандарт&quot;)))">
            <text:p/>
          </table:table-cell>
          <table:table-cell table:formula="of:=T(IF([$тест3.I54]=1;ORG.OPENOFFICE.STYLE(&quot;граница&quot;);ORG.OPENOFFICE.STYLE(&quot;Стандарт&quot;)))">
            <text:p/>
          </table:table-cell>
          <table:table-cell table:formula="of:=T(IF([$тест3.J54]=1;ORG.OPENOFFICE.STYLE(&quot;граница&quot;);ORG.OPENOFFICE.STYLE(&quot;Стандарт&quot;)))">
            <text:p/>
          </table:table-cell>
          <table:table-cell table:formula="of:=T(IF([$тест3.K54]=1;ORG.OPENOFFICE.STYLE(&quot;граница&quot;);ORG.OPENOFFICE.STYLE(&quot;Стандарт&quot;)))">
            <text:p/>
          </table:table-cell>
          <table:table-cell table:formula="of:=T(IF([$тест3.L54]=1;ORG.OPENOFFICE.STYLE(&quot;граница&quot;);ORG.OPENOFFICE.STYLE(&quot;Стандарт&quot;)))">
            <text:p/>
          </table:table-cell>
          <table:table-cell table:formula="of:=T(IF([$тест3.M54]=1;ORG.OPENOFFICE.STYLE(&quot;граница&quot;);ORG.OPENOFFICE.STYLE(&quot;Стандарт&quot;)))">
            <text:p/>
          </table:table-cell>
          <table:table-cell table:formula="of:=T(IF([$тест3.N54]=1;ORG.OPENOFFICE.STYLE(&quot;граница&quot;);ORG.OPENOFFICE.STYLE(&quot;Стандарт&quot;)))">
            <text:p/>
          </table:table-cell>
          <table:table-cell table:formula="of:=T(IF([$тест3.O54]=1;ORG.OPENOFFICE.STYLE(&quot;граница&quot;);ORG.OPENOFFICE.STYLE(&quot;Стандарт&quot;)))">
            <text:p/>
          </table:table-cell>
          <table:table-cell table:formula="of:=T(IF([$тест3.P54]=1;ORG.OPENOFFICE.STYLE(&quot;граница&quot;);ORG.OPENOFFICE.STYLE(&quot;Стандарт&quot;)))">
            <text:p/>
          </table:table-cell>
          <table:table-cell table:formula="of:=T(IF([$тест3.Q54]=1;ORG.OPENOFFICE.STYLE(&quot;граница&quot;);ORG.OPENOFFICE.STYLE(&quot;Стандарт&quot;)))">
            <text:p/>
          </table:table-cell>
          <table:table-cell table:formula="of:=T(IF([$тест3.R54]=1;ORG.OPENOFFICE.STYLE(&quot;граница&quot;);ORG.OPENOFFICE.STYLE(&quot;Стандарт&quot;)))">
            <text:p/>
          </table:table-cell>
          <table:table-cell table:formula="of:=T(IF([$тест3.S54]=1;ORG.OPENOFFICE.STYLE(&quot;граница&quot;);ORG.OPENOFFICE.STYLE(&quot;Стандарт&quot;)))">
            <text:p/>
          </table:table-cell>
          <table:table-cell table:formula="of:=T(IF([$тест3.T54]=1;ORG.OPENOFFICE.STYLE(&quot;граница&quot;);ORG.OPENOFFICE.STYLE(&quot;Стандарт&quot;)))">
            <text:p/>
          </table:table-cell>
          <table:table-cell table:formula="of:=T(IF([$тест3.U54]=1;ORG.OPENOFFICE.STYLE(&quot;граница&quot;);ORG.OPENOFFICE.STYLE(&quot;Стандарт&quot;)))">
            <text:p/>
          </table:table-cell>
          <table:table-cell table:formula="of:=T(IF([$тест3.V54]=1;ORG.OPENOFFICE.STYLE(&quot;граница&quot;);ORG.OPENOFFICE.STYLE(&quot;Стандарт&quot;)))">
            <text:p/>
          </table:table-cell>
          <table:table-cell table:formula="of:=T(IF([$тест3.W54]=1;ORG.OPENOFFICE.STYLE(&quot;граница&quot;);ORG.OPENOFFICE.STYLE(&quot;Стандарт&quot;)))">
            <text:p/>
          </table:table-cell>
          <table:table-cell table:formula="of:=T(IF([$тест3.X54]=1;ORG.OPENOFFICE.STYLE(&quot;граница&quot;);ORG.OPENOFFICE.STYLE(&quot;Стандарт&quot;)))">
            <text:p/>
          </table:table-cell>
          <table:table-cell table:formula="of:=T(IF([$тест3.Y54]=1;ORG.OPENOFFICE.STYLE(&quot;граница&quot;);ORG.OPENOFFICE.STYLE(&quot;Стандарт&quot;)))">
            <text:p/>
          </table:table-cell>
          <table:table-cell table:formula="of:=T(IF([$тест3.Z54]=1;ORG.OPENOFFICE.STYLE(&quot;граница&quot;);ORG.OPENOFFICE.STYLE(&quot;Стандарт&quot;)))">
            <text:p/>
          </table:table-cell>
          <table:table-cell table:formula="of:=T(IF([$тест3.AA54]=1;ORG.OPENOFFICE.STYLE(&quot;граница&quot;);ORG.OPENOFFICE.STYLE(&quot;Стандарт&quot;)))">
            <text:p/>
          </table:table-cell>
          <table:table-cell table:formula="of:=T(IF([$тест3.AB54]=1;ORG.OPENOFFICE.STYLE(&quot;граница&quot;);ORG.OPENOFFICE.STYLE(&quot;Стандарт&quot;)))">
            <text:p/>
          </table:table-cell>
          <table:table-cell table:formula="of:=T(IF([$тест3.AC54]=1;ORG.OPENOFFICE.STYLE(&quot;граница&quot;);ORG.OPENOFFICE.STYLE(&quot;Стандарт&quot;)))">
            <text:p/>
          </table:table-cell>
          <table:table-cell table:formula="of:=T(IF([$тест3.AD54]=1;ORG.OPENOFFICE.STYLE(&quot;граница&quot;);ORG.OPENOFFICE.STYLE(&quot;Стандарт&quot;)))">
            <text:p/>
          </table:table-cell>
          <table:table-cell table:formula="of:=T(IF([$тест3.AE54]=1;ORG.OPENOFFICE.STYLE(&quot;граница&quot;);ORG.OPENOFFICE.STYLE(&quot;Стандарт&quot;)))">
            <text:p/>
          </table:table-cell>
          <table:table-cell table:formula="of:=T(IF([$тест3.AF54]=1;ORG.OPENOFFICE.STYLE(&quot;граница&quot;);ORG.OPENOFFICE.STYLE(&quot;Стандарт&quot;)))">
            <text:p/>
          </table:table-cell>
          <table:table-cell table:formula="of:=T(IF([$тест3.AG54]=1;ORG.OPENOFFICE.STYLE(&quot;граница&quot;);ORG.OPENOFFICE.STYLE(&quot;Стандарт&quot;)))">
            <text:p/>
          </table:table-cell>
          <table:table-cell table:formula="of:=T(IF([$тест3.AH54]=1;ORG.OPENOFFICE.STYLE(&quot;граница&quot;);ORG.OPENOFFICE.STYLE(&quot;Стандарт&quot;)))">
            <text:p/>
          </table:table-cell>
          <table:table-cell table:formula="of:=T(IF([$тест3.AI54]=1;ORG.OPENOFFICE.STYLE(&quot;граница&quot;);ORG.OPENOFFICE.STYLE(&quot;Стандарт&quot;)))">
            <text:p/>
          </table:table-cell>
          <table:table-cell table:formula="of:=T(IF([$тест3.AJ54]=1;ORG.OPENOFFICE.STYLE(&quot;граница&quot;);ORG.OPENOFFICE.STYLE(&quot;Стандарт&quot;)))">
            <text:p/>
          </table:table-cell>
          <table:table-cell table:formula="of:=T(IF([$тест3.AK54]=1;ORG.OPENOFFICE.STYLE(&quot;граница&quot;);ORG.OPENOFFICE.STYLE(&quot;Стандарт&quot;)))">
            <text:p/>
          </table:table-cell>
          <table:table-cell table:formula="of:=T(IF([$тест3.AL54]=1;ORG.OPENOFFICE.STYLE(&quot;граница&quot;);ORG.OPENOFFICE.STYLE(&quot;Стандарт&quot;)))">
            <text:p/>
          </table:table-cell>
          <table:table-cell table:formula="of:=T(IF([$тест3.AM54]=1;ORG.OPENOFFICE.STYLE(&quot;граница&quot;);ORG.OPENOFFICE.STYLE(&quot;Стандарт&quot;)))">
            <text:p/>
          </table:table-cell>
          <table:table-cell table:formula="of:=T(IF([$тест3.AN54]=1;ORG.OPENOFFICE.STYLE(&quot;граница&quot;);ORG.OPENOFFICE.STYLE(&quot;Стандарт&quot;)))">
            <text:p/>
          </table:table-cell>
          <table:table-cell table:formula="of:=T(IF([$тест3.AO54]=1;ORG.OPENOFFICE.STYLE(&quot;граница&quot;);ORG.OPENOFFICE.STYLE(&quot;Стандарт&quot;)))">
            <text:p/>
          </table:table-cell>
          <table:table-cell table:formula="of:=T(IF([$тест3.AP54]=1;ORG.OPENOFFICE.STYLE(&quot;граница&quot;);ORG.OPENOFFICE.STYLE(&quot;Стандарт&quot;)))">
            <text:p/>
          </table:table-cell>
          <table:table-cell table:formula="of:=T(IF([$тест3.AQ54]=1;ORG.OPENOFFICE.STYLE(&quot;граница&quot;);ORG.OPENOFFICE.STYLE(&quot;Стандарт&quot;)))">
            <text:p/>
          </table:table-cell>
          <table:table-cell table:formula="of:=T(IF([$тест3.AR54]=1;ORG.OPENOFFICE.STYLE(&quot;граница&quot;);ORG.OPENOFFICE.STYLE(&quot;Стандарт&quot;)))">
            <text:p/>
          </table:table-cell>
          <table:table-cell table:formula="of:=T(IF([$тест3.AS54]=1;ORG.OPENOFFICE.STYLE(&quot;граница&quot;);ORG.OPENOFFICE.STYLE(&quot;Стандарт&quot;)))">
            <text:p/>
          </table:table-cell>
          <table:table-cell table:formula="of:=T(IF([$тест3.AT54]=1;ORG.OPENOFFICE.STYLE(&quot;граница&quot;);ORG.OPENOFFICE.STYLE(&quot;Стандарт&quot;)))">
            <text:p/>
          </table:table-cell>
          <table:table-cell table:formula="of:=T(IF([$тест3.AU54]=1;ORG.OPENOFFICE.STYLE(&quot;граница&quot;);ORG.OPENOFFICE.STYLE(&quot;Стандарт&quot;)))">
            <text:p/>
          </table:table-cell>
          <table:table-cell table:formula="of:=T(IF([$тест3.AV54]=1;ORG.OPENOFFICE.STYLE(&quot;граница&quot;);ORG.OPENOFFICE.STYLE(&quot;Стандарт&quot;)))">
            <text:p/>
          </table:table-cell>
          <table:table-cell table:formula="of:=T(IF([$тест3.AW54]=1;ORG.OPENOFFICE.STYLE(&quot;граница&quot;);ORG.OPENOFFICE.STYLE(&quot;Стандарт&quot;)))">
            <text:p/>
          </table:table-cell>
          <table:table-cell table:formula="of:=T(IF([$тест3.AX5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5]=1;ORG.OPENOFFICE.STYLE(&quot;граница&quot;);ORG.OPENOFFICE.STYLE(&quot;Стандарт&quot;)))">
            <text:p/>
          </table:table-cell>
          <table:table-cell table:formula="of:=T(IF([$тест3.C55]=1;ORG.OPENOFFICE.STYLE(&quot;граница&quot;);ORG.OPENOFFICE.STYLE(&quot;Стандарт&quot;)))">
            <text:p/>
          </table:table-cell>
          <table:table-cell table:formula="of:=T(IF([$тест3.D55]=1;ORG.OPENOFFICE.STYLE(&quot;граница&quot;);ORG.OPENOFFICE.STYLE(&quot;Стандарт&quot;)))">
            <text:p/>
          </table:table-cell>
          <table:table-cell table:formula="of:=T(IF([$тест3.E55]=1;ORG.OPENOFFICE.STYLE(&quot;граница&quot;);ORG.OPENOFFICE.STYLE(&quot;Стандарт&quot;)))">
            <text:p/>
          </table:table-cell>
          <table:table-cell table:formula="of:=T(IF([$тест3.F55]=1;ORG.OPENOFFICE.STYLE(&quot;граница&quot;);ORG.OPENOFFICE.STYLE(&quot;Стандарт&quot;)))">
            <text:p/>
          </table:table-cell>
          <table:table-cell table:formula="of:=T(IF([$тест3.G55]=1;ORG.OPENOFFICE.STYLE(&quot;граница&quot;);ORG.OPENOFFICE.STYLE(&quot;Стандарт&quot;)))">
            <text:p/>
          </table:table-cell>
          <table:table-cell table:formula="of:=T(IF([$тест3.H55]=1;ORG.OPENOFFICE.STYLE(&quot;граница&quot;);ORG.OPENOFFICE.STYLE(&quot;Стандарт&quot;)))">
            <text:p/>
          </table:table-cell>
          <table:table-cell table:formula="of:=T(IF([$тест3.I55]=1;ORG.OPENOFFICE.STYLE(&quot;граница&quot;);ORG.OPENOFFICE.STYLE(&quot;Стандарт&quot;)))">
            <text:p/>
          </table:table-cell>
          <table:table-cell table:formula="of:=T(IF([$тест3.J55]=1;ORG.OPENOFFICE.STYLE(&quot;граница&quot;);ORG.OPENOFFICE.STYLE(&quot;Стандарт&quot;)))">
            <text:p/>
          </table:table-cell>
          <table:table-cell table:formula="of:=T(IF([$тест3.K55]=1;ORG.OPENOFFICE.STYLE(&quot;граница&quot;);ORG.OPENOFFICE.STYLE(&quot;Стандарт&quot;)))">
            <text:p/>
          </table:table-cell>
          <table:table-cell table:formula="of:=T(IF([$тест3.L55]=1;ORG.OPENOFFICE.STYLE(&quot;граница&quot;);ORG.OPENOFFICE.STYLE(&quot;Стандарт&quot;)))">
            <text:p/>
          </table:table-cell>
          <table:table-cell table:formula="of:=T(IF([$тест3.M55]=1;ORG.OPENOFFICE.STYLE(&quot;граница&quot;);ORG.OPENOFFICE.STYLE(&quot;Стандарт&quot;)))">
            <text:p/>
          </table:table-cell>
          <table:table-cell table:formula="of:=T(IF([$тест3.N55]=1;ORG.OPENOFFICE.STYLE(&quot;граница&quot;);ORG.OPENOFFICE.STYLE(&quot;Стандарт&quot;)))">
            <text:p/>
          </table:table-cell>
          <table:table-cell table:formula="of:=T(IF([$тест3.O55]=1;ORG.OPENOFFICE.STYLE(&quot;граница&quot;);ORG.OPENOFFICE.STYLE(&quot;Стандарт&quot;)))">
            <text:p/>
          </table:table-cell>
          <table:table-cell table:formula="of:=T(IF([$тест3.P55]=1;ORG.OPENOFFICE.STYLE(&quot;граница&quot;);ORG.OPENOFFICE.STYLE(&quot;Стандарт&quot;)))">
            <text:p/>
          </table:table-cell>
          <table:table-cell table:formula="of:=T(IF([$тест3.Q55]=1;ORG.OPENOFFICE.STYLE(&quot;граница&quot;);ORG.OPENOFFICE.STYLE(&quot;Стандарт&quot;)))">
            <text:p/>
          </table:table-cell>
          <table:table-cell table:formula="of:=T(IF([$тест3.R55]=1;ORG.OPENOFFICE.STYLE(&quot;граница&quot;);ORG.OPENOFFICE.STYLE(&quot;Стандарт&quot;)))">
            <text:p/>
          </table:table-cell>
          <table:table-cell table:formula="of:=T(IF([$тест3.S55]=1;ORG.OPENOFFICE.STYLE(&quot;граница&quot;);ORG.OPENOFFICE.STYLE(&quot;Стандарт&quot;)))">
            <text:p/>
          </table:table-cell>
          <table:table-cell table:formula="of:=T(IF([$тест3.T55]=1;ORG.OPENOFFICE.STYLE(&quot;граница&quot;);ORG.OPENOFFICE.STYLE(&quot;Стандарт&quot;)))">
            <text:p/>
          </table:table-cell>
          <table:table-cell table:formula="of:=T(IF([$тест3.U55]=1;ORG.OPENOFFICE.STYLE(&quot;граница&quot;);ORG.OPENOFFICE.STYLE(&quot;Стандарт&quot;)))">
            <text:p/>
          </table:table-cell>
          <table:table-cell table:formula="of:=T(IF([$тест3.V55]=1;ORG.OPENOFFICE.STYLE(&quot;граница&quot;);ORG.OPENOFFICE.STYLE(&quot;Стандарт&quot;)))">
            <text:p/>
          </table:table-cell>
          <table:table-cell table:formula="of:=T(IF([$тест3.W55]=1;ORG.OPENOFFICE.STYLE(&quot;граница&quot;);ORG.OPENOFFICE.STYLE(&quot;Стандарт&quot;)))">
            <text:p/>
          </table:table-cell>
          <table:table-cell table:formula="of:=T(IF([$тест3.X55]=1;ORG.OPENOFFICE.STYLE(&quot;граница&quot;);ORG.OPENOFFICE.STYLE(&quot;Стандарт&quot;)))">
            <text:p/>
          </table:table-cell>
          <table:table-cell table:formula="of:=T(IF([$тест3.Y55]=1;ORG.OPENOFFICE.STYLE(&quot;граница&quot;);ORG.OPENOFFICE.STYLE(&quot;Стандарт&quot;)))">
            <text:p/>
          </table:table-cell>
          <table:table-cell table:formula="of:=T(IF([$тест3.Z55]=1;ORG.OPENOFFICE.STYLE(&quot;граница&quot;);ORG.OPENOFFICE.STYLE(&quot;Стандарт&quot;)))">
            <text:p/>
          </table:table-cell>
          <table:table-cell table:formula="of:=T(IF([$тест3.AA55]=1;ORG.OPENOFFICE.STYLE(&quot;граница&quot;);ORG.OPENOFFICE.STYLE(&quot;Стандарт&quot;)))">
            <text:p/>
          </table:table-cell>
          <table:table-cell table:formula="of:=T(IF([$тест3.AB55]=1;ORG.OPENOFFICE.STYLE(&quot;граница&quot;);ORG.OPENOFFICE.STYLE(&quot;Стандарт&quot;)))">
            <text:p/>
          </table:table-cell>
          <table:table-cell table:formula="of:=T(IF([$тест3.AC55]=1;ORG.OPENOFFICE.STYLE(&quot;граница&quot;);ORG.OPENOFFICE.STYLE(&quot;Стандарт&quot;)))">
            <text:p/>
          </table:table-cell>
          <table:table-cell table:formula="of:=T(IF([$тест3.AD55]=1;ORG.OPENOFFICE.STYLE(&quot;граница&quot;);ORG.OPENOFFICE.STYLE(&quot;Стандарт&quot;)))">
            <text:p/>
          </table:table-cell>
          <table:table-cell table:formula="of:=T(IF([$тест3.AE55]=1;ORG.OPENOFFICE.STYLE(&quot;граница&quot;);ORG.OPENOFFICE.STYLE(&quot;Стандарт&quot;)))">
            <text:p/>
          </table:table-cell>
          <table:table-cell table:formula="of:=T(IF([$тест3.AF55]=1;ORG.OPENOFFICE.STYLE(&quot;граница&quot;);ORG.OPENOFFICE.STYLE(&quot;Стандарт&quot;)))">
            <text:p/>
          </table:table-cell>
          <table:table-cell table:formula="of:=T(IF([$тест3.AG55]=1;ORG.OPENOFFICE.STYLE(&quot;граница&quot;);ORG.OPENOFFICE.STYLE(&quot;Стандарт&quot;)))">
            <text:p/>
          </table:table-cell>
          <table:table-cell table:formula="of:=T(IF([$тест3.AH55]=1;ORG.OPENOFFICE.STYLE(&quot;граница&quot;);ORG.OPENOFFICE.STYLE(&quot;Стандарт&quot;)))">
            <text:p/>
          </table:table-cell>
          <table:table-cell table:formula="of:=T(IF([$тест3.AI55]=1;ORG.OPENOFFICE.STYLE(&quot;граница&quot;);ORG.OPENOFFICE.STYLE(&quot;Стандарт&quot;)))">
            <text:p/>
          </table:table-cell>
          <table:table-cell table:formula="of:=T(IF([$тест3.AJ55]=1;ORG.OPENOFFICE.STYLE(&quot;граница&quot;);ORG.OPENOFFICE.STYLE(&quot;Стандарт&quot;)))">
            <text:p/>
          </table:table-cell>
          <table:table-cell table:formula="of:=T(IF([$тест3.AK55]=1;ORG.OPENOFFICE.STYLE(&quot;граница&quot;);ORG.OPENOFFICE.STYLE(&quot;Стандарт&quot;)))">
            <text:p/>
          </table:table-cell>
          <table:table-cell table:formula="of:=T(IF([$тест3.AL55]=1;ORG.OPENOFFICE.STYLE(&quot;граница&quot;);ORG.OPENOFFICE.STYLE(&quot;Стандарт&quot;)))">
            <text:p/>
          </table:table-cell>
          <table:table-cell table:formula="of:=T(IF([$тест3.AM55]=1;ORG.OPENOFFICE.STYLE(&quot;граница&quot;);ORG.OPENOFFICE.STYLE(&quot;Стандарт&quot;)))">
            <text:p/>
          </table:table-cell>
          <table:table-cell table:formula="of:=T(IF([$тест3.AN55]=1;ORG.OPENOFFICE.STYLE(&quot;граница&quot;);ORG.OPENOFFICE.STYLE(&quot;Стандарт&quot;)))">
            <text:p/>
          </table:table-cell>
          <table:table-cell table:formula="of:=T(IF([$тест3.AO55]=1;ORG.OPENOFFICE.STYLE(&quot;граница&quot;);ORG.OPENOFFICE.STYLE(&quot;Стандарт&quot;)))">
            <text:p/>
          </table:table-cell>
          <table:table-cell table:formula="of:=T(IF([$тест3.AP55]=1;ORG.OPENOFFICE.STYLE(&quot;граница&quot;);ORG.OPENOFFICE.STYLE(&quot;Стандарт&quot;)))">
            <text:p/>
          </table:table-cell>
          <table:table-cell table:formula="of:=T(IF([$тест3.AQ55]=1;ORG.OPENOFFICE.STYLE(&quot;граница&quot;);ORG.OPENOFFICE.STYLE(&quot;Стандарт&quot;)))">
            <text:p/>
          </table:table-cell>
          <table:table-cell table:formula="of:=T(IF([$тест3.AR55]=1;ORG.OPENOFFICE.STYLE(&quot;граница&quot;);ORG.OPENOFFICE.STYLE(&quot;Стандарт&quot;)))">
            <text:p/>
          </table:table-cell>
          <table:table-cell table:formula="of:=T(IF([$тест3.AS55]=1;ORG.OPENOFFICE.STYLE(&quot;граница&quot;);ORG.OPENOFFICE.STYLE(&quot;Стандарт&quot;)))">
            <text:p/>
          </table:table-cell>
          <table:table-cell table:formula="of:=T(IF([$тест3.AT55]=1;ORG.OPENOFFICE.STYLE(&quot;граница&quot;);ORG.OPENOFFICE.STYLE(&quot;Стандарт&quot;)))">
            <text:p/>
          </table:table-cell>
          <table:table-cell table:formula="of:=T(IF([$тест3.AU55]=1;ORG.OPENOFFICE.STYLE(&quot;граница&quot;);ORG.OPENOFFICE.STYLE(&quot;Стандарт&quot;)))">
            <text:p/>
          </table:table-cell>
          <table:table-cell table:formula="of:=T(IF([$тест3.AV55]=1;ORG.OPENOFFICE.STYLE(&quot;граница&quot;);ORG.OPENOFFICE.STYLE(&quot;Стандарт&quot;)))">
            <text:p/>
          </table:table-cell>
          <table:table-cell table:formula="of:=T(IF([$тест3.AW55]=1;ORG.OPENOFFICE.STYLE(&quot;граница&quot;);ORG.OPENOFFICE.STYLE(&quot;Стандарт&quot;)))">
            <text:p/>
          </table:table-cell>
          <table:table-cell table:formula="of:=T(IF([$тест3.AX5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6]=1;ORG.OPENOFFICE.STYLE(&quot;граница&quot;);ORG.OPENOFFICE.STYLE(&quot;Стандарт&quot;)))">
            <text:p/>
          </table:table-cell>
          <table:table-cell table:formula="of:=T(IF([$тест3.C56]=1;ORG.OPENOFFICE.STYLE(&quot;граница&quot;);ORG.OPENOFFICE.STYLE(&quot;Стандарт&quot;)))">
            <text:p/>
          </table:table-cell>
          <table:table-cell table:formula="of:=T(IF([$тест3.D56]=1;ORG.OPENOFFICE.STYLE(&quot;граница&quot;);ORG.OPENOFFICE.STYLE(&quot;Стандарт&quot;)))">
            <text:p/>
          </table:table-cell>
          <table:table-cell table:formula="of:=T(IF([$тест3.E56]=1;ORG.OPENOFFICE.STYLE(&quot;граница&quot;);ORG.OPENOFFICE.STYLE(&quot;Стандарт&quot;)))">
            <text:p/>
          </table:table-cell>
          <table:table-cell table:formula="of:=T(IF([$тест3.F56]=1;ORG.OPENOFFICE.STYLE(&quot;граница&quot;);ORG.OPENOFFICE.STYLE(&quot;Стандарт&quot;)))">
            <text:p/>
          </table:table-cell>
          <table:table-cell table:formula="of:=T(IF([$тест3.G56]=1;ORG.OPENOFFICE.STYLE(&quot;граница&quot;);ORG.OPENOFFICE.STYLE(&quot;Стандарт&quot;)))">
            <text:p/>
          </table:table-cell>
          <table:table-cell table:formula="of:=T(IF([$тест3.H56]=1;ORG.OPENOFFICE.STYLE(&quot;граница&quot;);ORG.OPENOFFICE.STYLE(&quot;Стандарт&quot;)))">
            <text:p/>
          </table:table-cell>
          <table:table-cell table:formula="of:=T(IF([$тест3.I56]=1;ORG.OPENOFFICE.STYLE(&quot;граница&quot;);ORG.OPENOFFICE.STYLE(&quot;Стандарт&quot;)))">
            <text:p/>
          </table:table-cell>
          <table:table-cell table:formula="of:=T(IF([$тест3.J56]=1;ORG.OPENOFFICE.STYLE(&quot;граница&quot;);ORG.OPENOFFICE.STYLE(&quot;Стандарт&quot;)))">
            <text:p/>
          </table:table-cell>
          <table:table-cell table:formula="of:=T(IF([$тест3.K56]=1;ORG.OPENOFFICE.STYLE(&quot;граница&quot;);ORG.OPENOFFICE.STYLE(&quot;Стандарт&quot;)))">
            <text:p/>
          </table:table-cell>
          <table:table-cell table:formula="of:=T(IF([$тест3.L56]=1;ORG.OPENOFFICE.STYLE(&quot;граница&quot;);ORG.OPENOFFICE.STYLE(&quot;Стандарт&quot;)))">
            <text:p/>
          </table:table-cell>
          <table:table-cell table:formula="of:=T(IF([$тест3.M56]=1;ORG.OPENOFFICE.STYLE(&quot;граница&quot;);ORG.OPENOFFICE.STYLE(&quot;Стандарт&quot;)))">
            <text:p/>
          </table:table-cell>
          <table:table-cell table:formula="of:=T(IF([$тест3.N56]=1;ORG.OPENOFFICE.STYLE(&quot;граница&quot;);ORG.OPENOFFICE.STYLE(&quot;Стандарт&quot;)))">
            <text:p/>
          </table:table-cell>
          <table:table-cell table:formula="of:=T(IF([$тест3.O56]=1;ORG.OPENOFFICE.STYLE(&quot;граница&quot;);ORG.OPENOFFICE.STYLE(&quot;Стандарт&quot;)))">
            <text:p/>
          </table:table-cell>
          <table:table-cell table:formula="of:=T(IF([$тест3.P56]=1;ORG.OPENOFFICE.STYLE(&quot;граница&quot;);ORG.OPENOFFICE.STYLE(&quot;Стандарт&quot;)))">
            <text:p/>
          </table:table-cell>
          <table:table-cell table:formula="of:=T(IF([$тест3.Q56]=1;ORG.OPENOFFICE.STYLE(&quot;граница&quot;);ORG.OPENOFFICE.STYLE(&quot;Стандарт&quot;)))">
            <text:p/>
          </table:table-cell>
          <table:table-cell table:formula="of:=T(IF([$тест3.R56]=1;ORG.OPENOFFICE.STYLE(&quot;граница&quot;);ORG.OPENOFFICE.STYLE(&quot;Стандарт&quot;)))">
            <text:p/>
          </table:table-cell>
          <table:table-cell table:formula="of:=T(IF([$тест3.S56]=1;ORG.OPENOFFICE.STYLE(&quot;граница&quot;);ORG.OPENOFFICE.STYLE(&quot;Стандарт&quot;)))">
            <text:p/>
          </table:table-cell>
          <table:table-cell table:formula="of:=T(IF([$тест3.T56]=1;ORG.OPENOFFICE.STYLE(&quot;граница&quot;);ORG.OPENOFFICE.STYLE(&quot;Стандарт&quot;)))">
            <text:p/>
          </table:table-cell>
          <table:table-cell table:formula="of:=T(IF([$тест3.U56]=1;ORG.OPENOFFICE.STYLE(&quot;граница&quot;);ORG.OPENOFFICE.STYLE(&quot;Стандарт&quot;)))">
            <text:p/>
          </table:table-cell>
          <table:table-cell table:formula="of:=T(IF([$тест3.V56]=1;ORG.OPENOFFICE.STYLE(&quot;граница&quot;);ORG.OPENOFFICE.STYLE(&quot;Стандарт&quot;)))">
            <text:p/>
          </table:table-cell>
          <table:table-cell table:formula="of:=T(IF([$тест3.W56]=1;ORG.OPENOFFICE.STYLE(&quot;граница&quot;);ORG.OPENOFFICE.STYLE(&quot;Стандарт&quot;)))">
            <text:p/>
          </table:table-cell>
          <table:table-cell table:formula="of:=T(IF([$тест3.X56]=1;ORG.OPENOFFICE.STYLE(&quot;граница&quot;);ORG.OPENOFFICE.STYLE(&quot;Стандарт&quot;)))">
            <text:p/>
          </table:table-cell>
          <table:table-cell table:formula="of:=T(IF([$тест3.Y56]=1;ORG.OPENOFFICE.STYLE(&quot;граница&quot;);ORG.OPENOFFICE.STYLE(&quot;Стандарт&quot;)))">
            <text:p/>
          </table:table-cell>
          <table:table-cell table:formula="of:=T(IF([$тест3.Z56]=1;ORG.OPENOFFICE.STYLE(&quot;граница&quot;);ORG.OPENOFFICE.STYLE(&quot;Стандарт&quot;)))">
            <text:p/>
          </table:table-cell>
          <table:table-cell table:formula="of:=T(IF([$тест3.AA56]=1;ORG.OPENOFFICE.STYLE(&quot;граница&quot;);ORG.OPENOFFICE.STYLE(&quot;Стандарт&quot;)))">
            <text:p/>
          </table:table-cell>
          <table:table-cell table:formula="of:=T(IF([$тест3.AB56]=1;ORG.OPENOFFICE.STYLE(&quot;граница&quot;);ORG.OPENOFFICE.STYLE(&quot;Стандарт&quot;)))">
            <text:p/>
          </table:table-cell>
          <table:table-cell table:formula="of:=T(IF([$тест3.AC56]=1;ORG.OPENOFFICE.STYLE(&quot;граница&quot;);ORG.OPENOFFICE.STYLE(&quot;Стандарт&quot;)))">
            <text:p/>
          </table:table-cell>
          <table:table-cell table:formula="of:=T(IF([$тест3.AD56]=1;ORG.OPENOFFICE.STYLE(&quot;граница&quot;);ORG.OPENOFFICE.STYLE(&quot;Стандарт&quot;)))">
            <text:p/>
          </table:table-cell>
          <table:table-cell table:formula="of:=T(IF([$тест3.AE56]=1;ORG.OPENOFFICE.STYLE(&quot;граница&quot;);ORG.OPENOFFICE.STYLE(&quot;Стандарт&quot;)))">
            <text:p/>
          </table:table-cell>
          <table:table-cell table:formula="of:=T(IF([$тест3.AF56]=1;ORG.OPENOFFICE.STYLE(&quot;граница&quot;);ORG.OPENOFFICE.STYLE(&quot;Стандарт&quot;)))">
            <text:p/>
          </table:table-cell>
          <table:table-cell table:formula="of:=T(IF([$тест3.AG56]=1;ORG.OPENOFFICE.STYLE(&quot;граница&quot;);ORG.OPENOFFICE.STYLE(&quot;Стандарт&quot;)))">
            <text:p/>
          </table:table-cell>
          <table:table-cell table:formula="of:=T(IF([$тест3.AH56]=1;ORG.OPENOFFICE.STYLE(&quot;граница&quot;);ORG.OPENOFFICE.STYLE(&quot;Стандарт&quot;)))">
            <text:p/>
          </table:table-cell>
          <table:table-cell table:formula="of:=T(IF([$тест3.AI56]=1;ORG.OPENOFFICE.STYLE(&quot;граница&quot;);ORG.OPENOFFICE.STYLE(&quot;Стандарт&quot;)))">
            <text:p/>
          </table:table-cell>
          <table:table-cell table:formula="of:=T(IF([$тест3.AJ56]=1;ORG.OPENOFFICE.STYLE(&quot;граница&quot;);ORG.OPENOFFICE.STYLE(&quot;Стандарт&quot;)))">
            <text:p/>
          </table:table-cell>
          <table:table-cell table:formula="of:=T(IF([$тест3.AK56]=1;ORG.OPENOFFICE.STYLE(&quot;граница&quot;);ORG.OPENOFFICE.STYLE(&quot;Стандарт&quot;)))">
            <text:p/>
          </table:table-cell>
          <table:table-cell table:formula="of:=T(IF([$тест3.AL56]=1;ORG.OPENOFFICE.STYLE(&quot;граница&quot;);ORG.OPENOFFICE.STYLE(&quot;Стандарт&quot;)))">
            <text:p/>
          </table:table-cell>
          <table:table-cell table:formula="of:=T(IF([$тест3.AM56]=1;ORG.OPENOFFICE.STYLE(&quot;граница&quot;);ORG.OPENOFFICE.STYLE(&quot;Стандарт&quot;)))">
            <text:p/>
          </table:table-cell>
          <table:table-cell table:formula="of:=T(IF([$тест3.AN56]=1;ORG.OPENOFFICE.STYLE(&quot;граница&quot;);ORG.OPENOFFICE.STYLE(&quot;Стандарт&quot;)))">
            <text:p/>
          </table:table-cell>
          <table:table-cell table:formula="of:=T(IF([$тест3.AO56]=1;ORG.OPENOFFICE.STYLE(&quot;граница&quot;);ORG.OPENOFFICE.STYLE(&quot;Стандарт&quot;)))">
            <text:p/>
          </table:table-cell>
          <table:table-cell table:formula="of:=T(IF([$тест3.AP56]=1;ORG.OPENOFFICE.STYLE(&quot;граница&quot;);ORG.OPENOFFICE.STYLE(&quot;Стандарт&quot;)))">
            <text:p/>
          </table:table-cell>
          <table:table-cell table:formula="of:=T(IF([$тест3.AQ56]=1;ORG.OPENOFFICE.STYLE(&quot;граница&quot;);ORG.OPENOFFICE.STYLE(&quot;Стандарт&quot;)))">
            <text:p/>
          </table:table-cell>
          <table:table-cell table:formula="of:=T(IF([$тест3.AR56]=1;ORG.OPENOFFICE.STYLE(&quot;граница&quot;);ORG.OPENOFFICE.STYLE(&quot;Стандарт&quot;)))">
            <text:p/>
          </table:table-cell>
          <table:table-cell table:formula="of:=T(IF([$тест3.AS56]=1;ORG.OPENOFFICE.STYLE(&quot;граница&quot;);ORG.OPENOFFICE.STYLE(&quot;Стандарт&quot;)))">
            <text:p/>
          </table:table-cell>
          <table:table-cell table:formula="of:=T(IF([$тест3.AT56]=1;ORG.OPENOFFICE.STYLE(&quot;граница&quot;);ORG.OPENOFFICE.STYLE(&quot;Стандарт&quot;)))">
            <text:p/>
          </table:table-cell>
          <table:table-cell table:formula="of:=T(IF([$тест3.AU56]=1;ORG.OPENOFFICE.STYLE(&quot;граница&quot;);ORG.OPENOFFICE.STYLE(&quot;Стандарт&quot;)))">
            <text:p/>
          </table:table-cell>
          <table:table-cell table:formula="of:=T(IF([$тест3.AV56]=1;ORG.OPENOFFICE.STYLE(&quot;граница&quot;);ORG.OPENOFFICE.STYLE(&quot;Стандарт&quot;)))">
            <text:p/>
          </table:table-cell>
          <table:table-cell table:formula="of:=T(IF([$тест3.AW56]=1;ORG.OPENOFFICE.STYLE(&quot;граница&quot;);ORG.OPENOFFICE.STYLE(&quot;Стандарт&quot;)))">
            <text:p/>
          </table:table-cell>
          <table:table-cell table:formula="of:=T(IF([$тест3.AX5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7]=1;ORG.OPENOFFICE.STYLE(&quot;граница&quot;);ORG.OPENOFFICE.STYLE(&quot;Стандарт&quot;)))">
            <text:p/>
          </table:table-cell>
          <table:table-cell table:formula="of:=T(IF([$тест3.C57]=1;ORG.OPENOFFICE.STYLE(&quot;граница&quot;);ORG.OPENOFFICE.STYLE(&quot;Стандарт&quot;)))">
            <text:p/>
          </table:table-cell>
          <table:table-cell table:formula="of:=T(IF([$тест3.D57]=1;ORG.OPENOFFICE.STYLE(&quot;граница&quot;);ORG.OPENOFFICE.STYLE(&quot;Стандарт&quot;)))">
            <text:p/>
          </table:table-cell>
          <table:table-cell table:formula="of:=T(IF([$тест3.E57]=1;ORG.OPENOFFICE.STYLE(&quot;граница&quot;);ORG.OPENOFFICE.STYLE(&quot;Стандарт&quot;)))">
            <text:p/>
          </table:table-cell>
          <table:table-cell table:formula="of:=T(IF([$тест3.F57]=1;ORG.OPENOFFICE.STYLE(&quot;граница&quot;);ORG.OPENOFFICE.STYLE(&quot;Стандарт&quot;)))">
            <text:p/>
          </table:table-cell>
          <table:table-cell table:formula="of:=T(IF([$тест3.G57]=1;ORG.OPENOFFICE.STYLE(&quot;граница&quot;);ORG.OPENOFFICE.STYLE(&quot;Стандарт&quot;)))">
            <text:p/>
          </table:table-cell>
          <table:table-cell table:formula="of:=T(IF([$тест3.H57]=1;ORG.OPENOFFICE.STYLE(&quot;граница&quot;);ORG.OPENOFFICE.STYLE(&quot;Стандарт&quot;)))">
            <text:p/>
          </table:table-cell>
          <table:table-cell table:formula="of:=T(IF([$тест3.I57]=1;ORG.OPENOFFICE.STYLE(&quot;граница&quot;);ORG.OPENOFFICE.STYLE(&quot;Стандарт&quot;)))">
            <text:p/>
          </table:table-cell>
          <table:table-cell table:formula="of:=T(IF([$тест3.J57]=1;ORG.OPENOFFICE.STYLE(&quot;граница&quot;);ORG.OPENOFFICE.STYLE(&quot;Стандарт&quot;)))">
            <text:p/>
          </table:table-cell>
          <table:table-cell table:formula="of:=T(IF([$тест3.K57]=1;ORG.OPENOFFICE.STYLE(&quot;граница&quot;);ORG.OPENOFFICE.STYLE(&quot;Стандарт&quot;)))">
            <text:p/>
          </table:table-cell>
          <table:table-cell table:formula="of:=T(IF([$тест3.L57]=1;ORG.OPENOFFICE.STYLE(&quot;граница&quot;);ORG.OPENOFFICE.STYLE(&quot;Стандарт&quot;)))">
            <text:p/>
          </table:table-cell>
          <table:table-cell table:formula="of:=T(IF([$тест3.M57]=1;ORG.OPENOFFICE.STYLE(&quot;граница&quot;);ORG.OPENOFFICE.STYLE(&quot;Стандарт&quot;)))">
            <text:p/>
          </table:table-cell>
          <table:table-cell table:formula="of:=T(IF([$тест3.N57]=1;ORG.OPENOFFICE.STYLE(&quot;граница&quot;);ORG.OPENOFFICE.STYLE(&quot;Стандарт&quot;)))">
            <text:p/>
          </table:table-cell>
          <table:table-cell table:formula="of:=T(IF([$тест3.O57]=1;ORG.OPENOFFICE.STYLE(&quot;граница&quot;);ORG.OPENOFFICE.STYLE(&quot;Стандарт&quot;)))">
            <text:p/>
          </table:table-cell>
          <table:table-cell table:formula="of:=T(IF([$тест3.P57]=1;ORG.OPENOFFICE.STYLE(&quot;граница&quot;);ORG.OPENOFFICE.STYLE(&quot;Стандарт&quot;)))">
            <text:p/>
          </table:table-cell>
          <table:table-cell table:formula="of:=T(IF([$тест3.Q57]=1;ORG.OPENOFFICE.STYLE(&quot;граница&quot;);ORG.OPENOFFICE.STYLE(&quot;Стандарт&quot;)))">
            <text:p/>
          </table:table-cell>
          <table:table-cell table:formula="of:=T(IF([$тест3.R57]=1;ORG.OPENOFFICE.STYLE(&quot;граница&quot;);ORG.OPENOFFICE.STYLE(&quot;Стандарт&quot;)))">
            <text:p/>
          </table:table-cell>
          <table:table-cell table:formula="of:=T(IF([$тест3.S57]=1;ORG.OPENOFFICE.STYLE(&quot;граница&quot;);ORG.OPENOFFICE.STYLE(&quot;Стандарт&quot;)))">
            <text:p/>
          </table:table-cell>
          <table:table-cell table:formula="of:=T(IF([$тест3.T57]=1;ORG.OPENOFFICE.STYLE(&quot;граница&quot;);ORG.OPENOFFICE.STYLE(&quot;Стандарт&quot;)))">
            <text:p/>
          </table:table-cell>
          <table:table-cell table:formula="of:=T(IF([$тест3.U57]=1;ORG.OPENOFFICE.STYLE(&quot;граница&quot;);ORG.OPENOFFICE.STYLE(&quot;Стандарт&quot;)))">
            <text:p/>
          </table:table-cell>
          <table:table-cell table:formula="of:=T(IF([$тест3.V57]=1;ORG.OPENOFFICE.STYLE(&quot;граница&quot;);ORG.OPENOFFICE.STYLE(&quot;Стандарт&quot;)))">
            <text:p/>
          </table:table-cell>
          <table:table-cell table:formula="of:=T(IF([$тест3.W57]=1;ORG.OPENOFFICE.STYLE(&quot;граница&quot;);ORG.OPENOFFICE.STYLE(&quot;Стандарт&quot;)))">
            <text:p/>
          </table:table-cell>
          <table:table-cell table:formula="of:=T(IF([$тест3.X57]=1;ORG.OPENOFFICE.STYLE(&quot;граница&quot;);ORG.OPENOFFICE.STYLE(&quot;Стандарт&quot;)))">
            <text:p/>
          </table:table-cell>
          <table:table-cell table:formula="of:=T(IF([$тест3.Y57]=1;ORG.OPENOFFICE.STYLE(&quot;граница&quot;);ORG.OPENOFFICE.STYLE(&quot;Стандарт&quot;)))">
            <text:p/>
          </table:table-cell>
          <table:table-cell table:formula="of:=T(IF([$тест3.Z57]=1;ORG.OPENOFFICE.STYLE(&quot;граница&quot;);ORG.OPENOFFICE.STYLE(&quot;Стандарт&quot;)))">
            <text:p/>
          </table:table-cell>
          <table:table-cell table:formula="of:=T(IF([$тест3.AA57]=1;ORG.OPENOFFICE.STYLE(&quot;граница&quot;);ORG.OPENOFFICE.STYLE(&quot;Стандарт&quot;)))">
            <text:p/>
          </table:table-cell>
          <table:table-cell table:formula="of:=T(IF([$тест3.AB57]=1;ORG.OPENOFFICE.STYLE(&quot;граница&quot;);ORG.OPENOFFICE.STYLE(&quot;Стандарт&quot;)))">
            <text:p/>
          </table:table-cell>
          <table:table-cell table:formula="of:=T(IF([$тест3.AC57]=1;ORG.OPENOFFICE.STYLE(&quot;граница&quot;);ORG.OPENOFFICE.STYLE(&quot;Стандарт&quot;)))">
            <text:p/>
          </table:table-cell>
          <table:table-cell table:formula="of:=T(IF([$тест3.AD57]=1;ORG.OPENOFFICE.STYLE(&quot;граница&quot;);ORG.OPENOFFICE.STYLE(&quot;Стандарт&quot;)))">
            <text:p/>
          </table:table-cell>
          <table:table-cell table:formula="of:=T(IF([$тест3.AE57]=1;ORG.OPENOFFICE.STYLE(&quot;граница&quot;);ORG.OPENOFFICE.STYLE(&quot;Стандарт&quot;)))">
            <text:p/>
          </table:table-cell>
          <table:table-cell table:formula="of:=T(IF([$тест3.AF57]=1;ORG.OPENOFFICE.STYLE(&quot;граница&quot;);ORG.OPENOFFICE.STYLE(&quot;Стандарт&quot;)))">
            <text:p/>
          </table:table-cell>
          <table:table-cell table:formula="of:=T(IF([$тест3.AG57]=1;ORG.OPENOFFICE.STYLE(&quot;граница&quot;);ORG.OPENOFFICE.STYLE(&quot;Стандарт&quot;)))">
            <text:p/>
          </table:table-cell>
          <table:table-cell table:formula="of:=T(IF([$тест3.AH57]=1;ORG.OPENOFFICE.STYLE(&quot;граница&quot;);ORG.OPENOFFICE.STYLE(&quot;Стандарт&quot;)))">
            <text:p/>
          </table:table-cell>
          <table:table-cell table:formula="of:=T(IF([$тест3.AI57]=1;ORG.OPENOFFICE.STYLE(&quot;граница&quot;);ORG.OPENOFFICE.STYLE(&quot;Стандарт&quot;)))">
            <text:p/>
          </table:table-cell>
          <table:table-cell table:formula="of:=T(IF([$тест3.AJ57]=1;ORG.OPENOFFICE.STYLE(&quot;граница&quot;);ORG.OPENOFFICE.STYLE(&quot;Стандарт&quot;)))">
            <text:p/>
          </table:table-cell>
          <table:table-cell table:formula="of:=T(IF([$тест3.AK57]=1;ORG.OPENOFFICE.STYLE(&quot;граница&quot;);ORG.OPENOFFICE.STYLE(&quot;Стандарт&quot;)))">
            <text:p/>
          </table:table-cell>
          <table:table-cell table:formula="of:=T(IF([$тест3.AL57]=1;ORG.OPENOFFICE.STYLE(&quot;граница&quot;);ORG.OPENOFFICE.STYLE(&quot;Стандарт&quot;)))">
            <text:p/>
          </table:table-cell>
          <table:table-cell table:formula="of:=T(IF([$тест3.AM57]=1;ORG.OPENOFFICE.STYLE(&quot;граница&quot;);ORG.OPENOFFICE.STYLE(&quot;Стандарт&quot;)))">
            <text:p/>
          </table:table-cell>
          <table:table-cell table:formula="of:=T(IF([$тест3.AN57]=1;ORG.OPENOFFICE.STYLE(&quot;граница&quot;);ORG.OPENOFFICE.STYLE(&quot;Стандарт&quot;)))">
            <text:p/>
          </table:table-cell>
          <table:table-cell table:formula="of:=T(IF([$тест3.AO57]=1;ORG.OPENOFFICE.STYLE(&quot;граница&quot;);ORG.OPENOFFICE.STYLE(&quot;Стандарт&quot;)))">
            <text:p/>
          </table:table-cell>
          <table:table-cell table:formula="of:=T(IF([$тест3.AP57]=1;ORG.OPENOFFICE.STYLE(&quot;граница&quot;);ORG.OPENOFFICE.STYLE(&quot;Стандарт&quot;)))">
            <text:p/>
          </table:table-cell>
          <table:table-cell table:formula="of:=T(IF([$тест3.AQ57]=1;ORG.OPENOFFICE.STYLE(&quot;граница&quot;);ORG.OPENOFFICE.STYLE(&quot;Стандарт&quot;)))">
            <text:p/>
          </table:table-cell>
          <table:table-cell table:formula="of:=T(IF([$тест3.AR57]=1;ORG.OPENOFFICE.STYLE(&quot;граница&quot;);ORG.OPENOFFICE.STYLE(&quot;Стандарт&quot;)))">
            <text:p/>
          </table:table-cell>
          <table:table-cell table:formula="of:=T(IF([$тест3.AS57]=1;ORG.OPENOFFICE.STYLE(&quot;граница&quot;);ORG.OPENOFFICE.STYLE(&quot;Стандарт&quot;)))">
            <text:p/>
          </table:table-cell>
          <table:table-cell table:formula="of:=T(IF([$тест3.AT57]=1;ORG.OPENOFFICE.STYLE(&quot;граница&quot;);ORG.OPENOFFICE.STYLE(&quot;Стандарт&quot;)))">
            <text:p/>
          </table:table-cell>
          <table:table-cell table:formula="of:=T(IF([$тест3.AU57]=1;ORG.OPENOFFICE.STYLE(&quot;граница&quot;);ORG.OPENOFFICE.STYLE(&quot;Стандарт&quot;)))">
            <text:p/>
          </table:table-cell>
          <table:table-cell table:formula="of:=T(IF([$тест3.AV57]=1;ORG.OPENOFFICE.STYLE(&quot;граница&quot;);ORG.OPENOFFICE.STYLE(&quot;Стандарт&quot;)))">
            <text:p/>
          </table:table-cell>
          <table:table-cell table:formula="of:=T(IF([$тест3.AW57]=1;ORG.OPENOFFICE.STYLE(&quot;граница&quot;);ORG.OPENOFFICE.STYLE(&quot;Стандарт&quot;)))">
            <text:p/>
          </table:table-cell>
          <table:table-cell table:formula="of:=T(IF([$тест3.AX5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8]=1;ORG.OPENOFFICE.STYLE(&quot;граница&quot;);ORG.OPENOFFICE.STYLE(&quot;Стандарт&quot;)))">
            <text:p/>
          </table:table-cell>
          <table:table-cell table:formula="of:=T(IF([$тест3.C58]=1;ORG.OPENOFFICE.STYLE(&quot;граница&quot;);ORG.OPENOFFICE.STYLE(&quot;Стандарт&quot;)))">
            <text:p/>
          </table:table-cell>
          <table:table-cell table:formula="of:=T(IF([$тест3.D58]=1;ORG.OPENOFFICE.STYLE(&quot;граница&quot;);ORG.OPENOFFICE.STYLE(&quot;Стандарт&quot;)))">
            <text:p/>
          </table:table-cell>
          <table:table-cell table:formula="of:=T(IF([$тест3.E58]=1;ORG.OPENOFFICE.STYLE(&quot;граница&quot;);ORG.OPENOFFICE.STYLE(&quot;Стандарт&quot;)))">
            <text:p/>
          </table:table-cell>
          <table:table-cell table:formula="of:=T(IF([$тест3.F58]=1;ORG.OPENOFFICE.STYLE(&quot;граница&quot;);ORG.OPENOFFICE.STYLE(&quot;Стандарт&quot;)))">
            <text:p/>
          </table:table-cell>
          <table:table-cell table:formula="of:=T(IF([$тест3.G58]=1;ORG.OPENOFFICE.STYLE(&quot;граница&quot;);ORG.OPENOFFICE.STYLE(&quot;Стандарт&quot;)))">
            <text:p/>
          </table:table-cell>
          <table:table-cell table:formula="of:=T(IF([$тест3.H58]=1;ORG.OPENOFFICE.STYLE(&quot;граница&quot;);ORG.OPENOFFICE.STYLE(&quot;Стандарт&quot;)))">
            <text:p/>
          </table:table-cell>
          <table:table-cell table:formula="of:=T(IF([$тест3.I58]=1;ORG.OPENOFFICE.STYLE(&quot;граница&quot;);ORG.OPENOFFICE.STYLE(&quot;Стандарт&quot;)))">
            <text:p/>
          </table:table-cell>
          <table:table-cell table:formula="of:=T(IF([$тест3.J58]=1;ORG.OPENOFFICE.STYLE(&quot;граница&quot;);ORG.OPENOFFICE.STYLE(&quot;Стандарт&quot;)))">
            <text:p/>
          </table:table-cell>
          <table:table-cell table:formula="of:=T(IF([$тест3.K58]=1;ORG.OPENOFFICE.STYLE(&quot;граница&quot;);ORG.OPENOFFICE.STYLE(&quot;Стандарт&quot;)))">
            <text:p/>
          </table:table-cell>
          <table:table-cell table:formula="of:=T(IF([$тест3.L58]=1;ORG.OPENOFFICE.STYLE(&quot;граница&quot;);ORG.OPENOFFICE.STYLE(&quot;Стандарт&quot;)))">
            <text:p/>
          </table:table-cell>
          <table:table-cell table:formula="of:=T(IF([$тест3.M58]=1;ORG.OPENOFFICE.STYLE(&quot;граница&quot;);ORG.OPENOFFICE.STYLE(&quot;Стандарт&quot;)))">
            <text:p/>
          </table:table-cell>
          <table:table-cell table:formula="of:=T(IF([$тест3.N58]=1;ORG.OPENOFFICE.STYLE(&quot;граница&quot;);ORG.OPENOFFICE.STYLE(&quot;Стандарт&quot;)))">
            <text:p/>
          </table:table-cell>
          <table:table-cell table:formula="of:=T(IF([$тест3.O58]=1;ORG.OPENOFFICE.STYLE(&quot;граница&quot;);ORG.OPENOFFICE.STYLE(&quot;Стандарт&quot;)))">
            <text:p/>
          </table:table-cell>
          <table:table-cell table:formula="of:=T(IF([$тест3.P58]=1;ORG.OPENOFFICE.STYLE(&quot;граница&quot;);ORG.OPENOFFICE.STYLE(&quot;Стандарт&quot;)))">
            <text:p/>
          </table:table-cell>
          <table:table-cell table:formula="of:=T(IF([$тест3.Q58]=1;ORG.OPENOFFICE.STYLE(&quot;граница&quot;);ORG.OPENOFFICE.STYLE(&quot;Стандарт&quot;)))">
            <text:p/>
          </table:table-cell>
          <table:table-cell table:formula="of:=T(IF([$тест3.R58]=1;ORG.OPENOFFICE.STYLE(&quot;граница&quot;);ORG.OPENOFFICE.STYLE(&quot;Стандарт&quot;)))">
            <text:p/>
          </table:table-cell>
          <table:table-cell table:formula="of:=T(IF([$тест3.S58]=1;ORG.OPENOFFICE.STYLE(&quot;граница&quot;);ORG.OPENOFFICE.STYLE(&quot;Стандарт&quot;)))">
            <text:p/>
          </table:table-cell>
          <table:table-cell table:formula="of:=T(IF([$тест3.T58]=1;ORG.OPENOFFICE.STYLE(&quot;граница&quot;);ORG.OPENOFFICE.STYLE(&quot;Стандарт&quot;)))">
            <text:p/>
          </table:table-cell>
          <table:table-cell table:formula="of:=T(IF([$тест3.U58]=1;ORG.OPENOFFICE.STYLE(&quot;граница&quot;);ORG.OPENOFFICE.STYLE(&quot;Стандарт&quot;)))">
            <text:p/>
          </table:table-cell>
          <table:table-cell table:formula="of:=T(IF([$тест3.V58]=1;ORG.OPENOFFICE.STYLE(&quot;граница&quot;);ORG.OPENOFFICE.STYLE(&quot;Стандарт&quot;)))">
            <text:p/>
          </table:table-cell>
          <table:table-cell table:formula="of:=T(IF([$тест3.W58]=1;ORG.OPENOFFICE.STYLE(&quot;граница&quot;);ORG.OPENOFFICE.STYLE(&quot;Стандарт&quot;)))">
            <text:p/>
          </table:table-cell>
          <table:table-cell table:formula="of:=T(IF([$тест3.X58]=1;ORG.OPENOFFICE.STYLE(&quot;граница&quot;);ORG.OPENOFFICE.STYLE(&quot;Стандарт&quot;)))">
            <text:p/>
          </table:table-cell>
          <table:table-cell table:formula="of:=T(IF([$тест3.Y58]=1;ORG.OPENOFFICE.STYLE(&quot;граница&quot;);ORG.OPENOFFICE.STYLE(&quot;Стандарт&quot;)))">
            <text:p/>
          </table:table-cell>
          <table:table-cell table:formula="of:=T(IF([$тест3.Z58]=1;ORG.OPENOFFICE.STYLE(&quot;граница&quot;);ORG.OPENOFFICE.STYLE(&quot;Стандарт&quot;)))">
            <text:p/>
          </table:table-cell>
          <table:table-cell table:formula="of:=T(IF([$тест3.AA58]=1;ORG.OPENOFFICE.STYLE(&quot;граница&quot;);ORG.OPENOFFICE.STYLE(&quot;Стандарт&quot;)))">
            <text:p/>
          </table:table-cell>
          <table:table-cell table:formula="of:=T(IF([$тест3.AB58]=1;ORG.OPENOFFICE.STYLE(&quot;граница&quot;);ORG.OPENOFFICE.STYLE(&quot;Стандарт&quot;)))">
            <text:p/>
          </table:table-cell>
          <table:table-cell table:formula="of:=T(IF([$тест3.AC58]=1;ORG.OPENOFFICE.STYLE(&quot;граница&quot;);ORG.OPENOFFICE.STYLE(&quot;Стандарт&quot;)))">
            <text:p/>
          </table:table-cell>
          <table:table-cell table:formula="of:=T(IF([$тест3.AD58]=1;ORG.OPENOFFICE.STYLE(&quot;граница&quot;);ORG.OPENOFFICE.STYLE(&quot;Стандарт&quot;)))">
            <text:p/>
          </table:table-cell>
          <table:table-cell table:formula="of:=T(IF([$тест3.AE58]=1;ORG.OPENOFFICE.STYLE(&quot;граница&quot;);ORG.OPENOFFICE.STYLE(&quot;Стандарт&quot;)))">
            <text:p/>
          </table:table-cell>
          <table:table-cell table:formula="of:=T(IF([$тест3.AF58]=1;ORG.OPENOFFICE.STYLE(&quot;граница&quot;);ORG.OPENOFFICE.STYLE(&quot;Стандарт&quot;)))">
            <text:p/>
          </table:table-cell>
          <table:table-cell table:formula="of:=T(IF([$тест3.AG58]=1;ORG.OPENOFFICE.STYLE(&quot;граница&quot;);ORG.OPENOFFICE.STYLE(&quot;Стандарт&quot;)))">
            <text:p/>
          </table:table-cell>
          <table:table-cell table:formula="of:=T(IF([$тест3.AH58]=1;ORG.OPENOFFICE.STYLE(&quot;граница&quot;);ORG.OPENOFFICE.STYLE(&quot;Стандарт&quot;)))">
            <text:p/>
          </table:table-cell>
          <table:table-cell table:formula="of:=T(IF([$тест3.AI58]=1;ORG.OPENOFFICE.STYLE(&quot;граница&quot;);ORG.OPENOFFICE.STYLE(&quot;Стандарт&quot;)))">
            <text:p/>
          </table:table-cell>
          <table:table-cell table:formula="of:=T(IF([$тест3.AJ58]=1;ORG.OPENOFFICE.STYLE(&quot;граница&quot;);ORG.OPENOFFICE.STYLE(&quot;Стандарт&quot;)))">
            <text:p/>
          </table:table-cell>
          <table:table-cell table:formula="of:=T(IF([$тест3.AK58]=1;ORG.OPENOFFICE.STYLE(&quot;граница&quot;);ORG.OPENOFFICE.STYLE(&quot;Стандарт&quot;)))">
            <text:p/>
          </table:table-cell>
          <table:table-cell table:formula="of:=T(IF([$тест3.AL58]=1;ORG.OPENOFFICE.STYLE(&quot;граница&quot;);ORG.OPENOFFICE.STYLE(&quot;Стандарт&quot;)))">
            <text:p/>
          </table:table-cell>
          <table:table-cell table:formula="of:=T(IF([$тест3.AM58]=1;ORG.OPENOFFICE.STYLE(&quot;граница&quot;);ORG.OPENOFFICE.STYLE(&quot;Стандарт&quot;)))">
            <text:p/>
          </table:table-cell>
          <table:table-cell table:formula="of:=T(IF([$тест3.AN58]=1;ORG.OPENOFFICE.STYLE(&quot;граница&quot;);ORG.OPENOFFICE.STYLE(&quot;Стандарт&quot;)))">
            <text:p/>
          </table:table-cell>
          <table:table-cell table:formula="of:=T(IF([$тест3.AO58]=1;ORG.OPENOFFICE.STYLE(&quot;граница&quot;);ORG.OPENOFFICE.STYLE(&quot;Стандарт&quot;)))">
            <text:p/>
          </table:table-cell>
          <table:table-cell table:formula="of:=T(IF([$тест3.AP58]=1;ORG.OPENOFFICE.STYLE(&quot;граница&quot;);ORG.OPENOFFICE.STYLE(&quot;Стандарт&quot;)))">
            <text:p/>
          </table:table-cell>
          <table:table-cell table:formula="of:=T(IF([$тест3.AQ58]=1;ORG.OPENOFFICE.STYLE(&quot;граница&quot;);ORG.OPENOFFICE.STYLE(&quot;Стандарт&quot;)))">
            <text:p/>
          </table:table-cell>
          <table:table-cell table:formula="of:=T(IF([$тест3.AR58]=1;ORG.OPENOFFICE.STYLE(&quot;граница&quot;);ORG.OPENOFFICE.STYLE(&quot;Стандарт&quot;)))">
            <text:p/>
          </table:table-cell>
          <table:table-cell table:formula="of:=T(IF([$тест3.AS58]=1;ORG.OPENOFFICE.STYLE(&quot;граница&quot;);ORG.OPENOFFICE.STYLE(&quot;Стандарт&quot;)))">
            <text:p/>
          </table:table-cell>
          <table:table-cell table:formula="of:=T(IF([$тест3.AT58]=1;ORG.OPENOFFICE.STYLE(&quot;граница&quot;);ORG.OPENOFFICE.STYLE(&quot;Стандарт&quot;)))">
            <text:p/>
          </table:table-cell>
          <table:table-cell table:formula="of:=T(IF([$тест3.AU58]=1;ORG.OPENOFFICE.STYLE(&quot;граница&quot;);ORG.OPENOFFICE.STYLE(&quot;Стандарт&quot;)))">
            <text:p/>
          </table:table-cell>
          <table:table-cell table:formula="of:=T(IF([$тест3.AV58]=1;ORG.OPENOFFICE.STYLE(&quot;граница&quot;);ORG.OPENOFFICE.STYLE(&quot;Стандарт&quot;)))">
            <text:p/>
          </table:table-cell>
          <table:table-cell table:formula="of:=T(IF([$тест3.AW58]=1;ORG.OPENOFFICE.STYLE(&quot;граница&quot;);ORG.OPENOFFICE.STYLE(&quot;Стандарт&quot;)))">
            <text:p/>
          </table:table-cell>
          <table:table-cell table:formula="of:=T(IF([$тест3.AX5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59]=1;ORG.OPENOFFICE.STYLE(&quot;граница&quot;);ORG.OPENOFFICE.STYLE(&quot;Стандарт&quot;)))">
            <text:p/>
          </table:table-cell>
          <table:table-cell table:formula="of:=T(IF([$тест3.C59]=1;ORG.OPENOFFICE.STYLE(&quot;граница&quot;);ORG.OPENOFFICE.STYLE(&quot;Стандарт&quot;)))">
            <text:p/>
          </table:table-cell>
          <table:table-cell table:formula="of:=T(IF([$тест3.D59]=1;ORG.OPENOFFICE.STYLE(&quot;граница&quot;);ORG.OPENOFFICE.STYLE(&quot;Стандарт&quot;)))">
            <text:p/>
          </table:table-cell>
          <table:table-cell table:formula="of:=T(IF([$тест3.E59]=1;ORG.OPENOFFICE.STYLE(&quot;граница&quot;);ORG.OPENOFFICE.STYLE(&quot;Стандарт&quot;)))">
            <text:p/>
          </table:table-cell>
          <table:table-cell table:formula="of:=T(IF([$тест3.F59]=1;ORG.OPENOFFICE.STYLE(&quot;граница&quot;);ORG.OPENOFFICE.STYLE(&quot;Стандарт&quot;)))">
            <text:p/>
          </table:table-cell>
          <table:table-cell table:formula="of:=T(IF([$тест3.G59]=1;ORG.OPENOFFICE.STYLE(&quot;граница&quot;);ORG.OPENOFFICE.STYLE(&quot;Стандарт&quot;)))">
            <text:p/>
          </table:table-cell>
          <table:table-cell table:formula="of:=T(IF([$тест3.H59]=1;ORG.OPENOFFICE.STYLE(&quot;граница&quot;);ORG.OPENOFFICE.STYLE(&quot;Стандарт&quot;)))">
            <text:p/>
          </table:table-cell>
          <table:table-cell table:formula="of:=T(IF([$тест3.I59]=1;ORG.OPENOFFICE.STYLE(&quot;граница&quot;);ORG.OPENOFFICE.STYLE(&quot;Стандарт&quot;)))">
            <text:p/>
          </table:table-cell>
          <table:table-cell table:formula="of:=T(IF([$тест3.J59]=1;ORG.OPENOFFICE.STYLE(&quot;граница&quot;);ORG.OPENOFFICE.STYLE(&quot;Стандарт&quot;)))">
            <text:p/>
          </table:table-cell>
          <table:table-cell table:formula="of:=T(IF([$тест3.K59]=1;ORG.OPENOFFICE.STYLE(&quot;граница&quot;);ORG.OPENOFFICE.STYLE(&quot;Стандарт&quot;)))">
            <text:p/>
          </table:table-cell>
          <table:table-cell table:formula="of:=T(IF([$тест3.L59]=1;ORG.OPENOFFICE.STYLE(&quot;граница&quot;);ORG.OPENOFFICE.STYLE(&quot;Стандарт&quot;)))">
            <text:p/>
          </table:table-cell>
          <table:table-cell table:formula="of:=T(IF([$тест3.M59]=1;ORG.OPENOFFICE.STYLE(&quot;граница&quot;);ORG.OPENOFFICE.STYLE(&quot;Стандарт&quot;)))">
            <text:p/>
          </table:table-cell>
          <table:table-cell table:formula="of:=T(IF([$тест3.N59]=1;ORG.OPENOFFICE.STYLE(&quot;граница&quot;);ORG.OPENOFFICE.STYLE(&quot;Стандарт&quot;)))">
            <text:p/>
          </table:table-cell>
          <table:table-cell table:formula="of:=T(IF([$тест3.O59]=1;ORG.OPENOFFICE.STYLE(&quot;граница&quot;);ORG.OPENOFFICE.STYLE(&quot;Стандарт&quot;)))">
            <text:p/>
          </table:table-cell>
          <table:table-cell table:formula="of:=T(IF([$тест3.P59]=1;ORG.OPENOFFICE.STYLE(&quot;граница&quot;);ORG.OPENOFFICE.STYLE(&quot;Стандарт&quot;)))">
            <text:p/>
          </table:table-cell>
          <table:table-cell table:formula="of:=T(IF([$тест3.Q59]=1;ORG.OPENOFFICE.STYLE(&quot;граница&quot;);ORG.OPENOFFICE.STYLE(&quot;Стандарт&quot;)))">
            <text:p/>
          </table:table-cell>
          <table:table-cell table:formula="of:=T(IF([$тест3.R59]=1;ORG.OPENOFFICE.STYLE(&quot;граница&quot;);ORG.OPENOFFICE.STYLE(&quot;Стандарт&quot;)))">
            <text:p/>
          </table:table-cell>
          <table:table-cell table:formula="of:=T(IF([$тест3.S59]=1;ORG.OPENOFFICE.STYLE(&quot;граница&quot;);ORG.OPENOFFICE.STYLE(&quot;Стандарт&quot;)))">
            <text:p/>
          </table:table-cell>
          <table:table-cell table:formula="of:=T(IF([$тест3.T59]=1;ORG.OPENOFFICE.STYLE(&quot;граница&quot;);ORG.OPENOFFICE.STYLE(&quot;Стандарт&quot;)))">
            <text:p/>
          </table:table-cell>
          <table:table-cell table:formula="of:=T(IF([$тест3.U59]=1;ORG.OPENOFFICE.STYLE(&quot;граница&quot;);ORG.OPENOFFICE.STYLE(&quot;Стандарт&quot;)))">
            <text:p/>
          </table:table-cell>
          <table:table-cell table:formula="of:=T(IF([$тест3.V59]=1;ORG.OPENOFFICE.STYLE(&quot;граница&quot;);ORG.OPENOFFICE.STYLE(&quot;Стандарт&quot;)))">
            <text:p/>
          </table:table-cell>
          <table:table-cell table:formula="of:=T(IF([$тест3.W59]=1;ORG.OPENOFFICE.STYLE(&quot;граница&quot;);ORG.OPENOFFICE.STYLE(&quot;Стандарт&quot;)))">
            <text:p/>
          </table:table-cell>
          <table:table-cell table:formula="of:=T(IF([$тест3.X59]=1;ORG.OPENOFFICE.STYLE(&quot;граница&quot;);ORG.OPENOFFICE.STYLE(&quot;Стандарт&quot;)))">
            <text:p/>
          </table:table-cell>
          <table:table-cell table:formula="of:=T(IF([$тест3.Y59]=1;ORG.OPENOFFICE.STYLE(&quot;граница&quot;);ORG.OPENOFFICE.STYLE(&quot;Стандарт&quot;)))">
            <text:p/>
          </table:table-cell>
          <table:table-cell table:formula="of:=T(IF([$тест3.Z59]=1;ORG.OPENOFFICE.STYLE(&quot;граница&quot;);ORG.OPENOFFICE.STYLE(&quot;Стандарт&quot;)))">
            <text:p/>
          </table:table-cell>
          <table:table-cell table:formula="of:=T(IF([$тест3.AA59]=1;ORG.OPENOFFICE.STYLE(&quot;граница&quot;);ORG.OPENOFFICE.STYLE(&quot;Стандарт&quot;)))">
            <text:p/>
          </table:table-cell>
          <table:table-cell table:formula="of:=T(IF([$тест3.AB59]=1;ORG.OPENOFFICE.STYLE(&quot;граница&quot;);ORG.OPENOFFICE.STYLE(&quot;Стандарт&quot;)))">
            <text:p/>
          </table:table-cell>
          <table:table-cell table:formula="of:=T(IF([$тест3.AC59]=1;ORG.OPENOFFICE.STYLE(&quot;граница&quot;);ORG.OPENOFFICE.STYLE(&quot;Стандарт&quot;)))">
            <text:p/>
          </table:table-cell>
          <table:table-cell table:formula="of:=T(IF([$тест3.AD59]=1;ORG.OPENOFFICE.STYLE(&quot;граница&quot;);ORG.OPENOFFICE.STYLE(&quot;Стандарт&quot;)))">
            <text:p/>
          </table:table-cell>
          <table:table-cell table:formula="of:=T(IF([$тест3.AE59]=1;ORG.OPENOFFICE.STYLE(&quot;граница&quot;);ORG.OPENOFFICE.STYLE(&quot;Стандарт&quot;)))">
            <text:p/>
          </table:table-cell>
          <table:table-cell table:formula="of:=T(IF([$тест3.AF59]=1;ORG.OPENOFFICE.STYLE(&quot;граница&quot;);ORG.OPENOFFICE.STYLE(&quot;Стандарт&quot;)))">
            <text:p/>
          </table:table-cell>
          <table:table-cell table:formula="of:=T(IF([$тест3.AG59]=1;ORG.OPENOFFICE.STYLE(&quot;граница&quot;);ORG.OPENOFFICE.STYLE(&quot;Стандарт&quot;)))">
            <text:p/>
          </table:table-cell>
          <table:table-cell table:formula="of:=T(IF([$тест3.AH59]=1;ORG.OPENOFFICE.STYLE(&quot;граница&quot;);ORG.OPENOFFICE.STYLE(&quot;Стандарт&quot;)))">
            <text:p/>
          </table:table-cell>
          <table:table-cell table:formula="of:=T(IF([$тест3.AI59]=1;ORG.OPENOFFICE.STYLE(&quot;граница&quot;);ORG.OPENOFFICE.STYLE(&quot;Стандарт&quot;)))">
            <text:p/>
          </table:table-cell>
          <table:table-cell table:formula="of:=T(IF([$тест3.AJ59]=1;ORG.OPENOFFICE.STYLE(&quot;граница&quot;);ORG.OPENOFFICE.STYLE(&quot;Стандарт&quot;)))">
            <text:p/>
          </table:table-cell>
          <table:table-cell table:formula="of:=T(IF([$тест3.AK59]=1;ORG.OPENOFFICE.STYLE(&quot;граница&quot;);ORG.OPENOFFICE.STYLE(&quot;Стандарт&quot;)))">
            <text:p/>
          </table:table-cell>
          <table:table-cell table:formula="of:=T(IF([$тест3.AL59]=1;ORG.OPENOFFICE.STYLE(&quot;граница&quot;);ORG.OPENOFFICE.STYLE(&quot;Стандарт&quot;)))">
            <text:p/>
          </table:table-cell>
          <table:table-cell table:formula="of:=T(IF([$тест3.AM59]=1;ORG.OPENOFFICE.STYLE(&quot;граница&quot;);ORG.OPENOFFICE.STYLE(&quot;Стандарт&quot;)))">
            <text:p/>
          </table:table-cell>
          <table:table-cell table:formula="of:=T(IF([$тест3.AN59]=1;ORG.OPENOFFICE.STYLE(&quot;граница&quot;);ORG.OPENOFFICE.STYLE(&quot;Стандарт&quot;)))">
            <text:p/>
          </table:table-cell>
          <table:table-cell table:formula="of:=T(IF([$тест3.AO59]=1;ORG.OPENOFFICE.STYLE(&quot;граница&quot;);ORG.OPENOFFICE.STYLE(&quot;Стандарт&quot;)))">
            <text:p/>
          </table:table-cell>
          <table:table-cell table:formula="of:=T(IF([$тест3.AP59]=1;ORG.OPENOFFICE.STYLE(&quot;граница&quot;);ORG.OPENOFFICE.STYLE(&quot;Стандарт&quot;)))">
            <text:p/>
          </table:table-cell>
          <table:table-cell table:formula="of:=T(IF([$тест3.AQ59]=1;ORG.OPENOFFICE.STYLE(&quot;граница&quot;);ORG.OPENOFFICE.STYLE(&quot;Стандарт&quot;)))">
            <text:p/>
          </table:table-cell>
          <table:table-cell table:formula="of:=T(IF([$тест3.AR59]=1;ORG.OPENOFFICE.STYLE(&quot;граница&quot;);ORG.OPENOFFICE.STYLE(&quot;Стандарт&quot;)))">
            <text:p/>
          </table:table-cell>
          <table:table-cell table:formula="of:=T(IF([$тест3.AS59]=1;ORG.OPENOFFICE.STYLE(&quot;граница&quot;);ORG.OPENOFFICE.STYLE(&quot;Стандарт&quot;)))">
            <text:p/>
          </table:table-cell>
          <table:table-cell table:formula="of:=T(IF([$тест3.AT59]=1;ORG.OPENOFFICE.STYLE(&quot;граница&quot;);ORG.OPENOFFICE.STYLE(&quot;Стандарт&quot;)))">
            <text:p/>
          </table:table-cell>
          <table:table-cell table:formula="of:=T(IF([$тест3.AU59]=1;ORG.OPENOFFICE.STYLE(&quot;граница&quot;);ORG.OPENOFFICE.STYLE(&quot;Стандарт&quot;)))">
            <text:p/>
          </table:table-cell>
          <table:table-cell table:formula="of:=T(IF([$тест3.AV59]=1;ORG.OPENOFFICE.STYLE(&quot;граница&quot;);ORG.OPENOFFICE.STYLE(&quot;Стандарт&quot;)))">
            <text:p/>
          </table:table-cell>
          <table:table-cell table:formula="of:=T(IF([$тест3.AW59]=1;ORG.OPENOFFICE.STYLE(&quot;граница&quot;);ORG.OPENOFFICE.STYLE(&quot;Стандарт&quot;)))">
            <text:p/>
          </table:table-cell>
          <table:table-cell table:formula="of:=T(IF([$тест3.AX5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0]=1;ORG.OPENOFFICE.STYLE(&quot;граница&quot;);ORG.OPENOFFICE.STYLE(&quot;Стандарт&quot;)))">
            <text:p/>
          </table:table-cell>
          <table:table-cell table:formula="of:=T(IF([$тест3.C60]=1;ORG.OPENOFFICE.STYLE(&quot;граница&quot;);ORG.OPENOFFICE.STYLE(&quot;Стандарт&quot;)))">
            <text:p/>
          </table:table-cell>
          <table:table-cell table:formula="of:=T(IF([$тест3.D60]=1;ORG.OPENOFFICE.STYLE(&quot;граница&quot;);ORG.OPENOFFICE.STYLE(&quot;Стандарт&quot;)))">
            <text:p/>
          </table:table-cell>
          <table:table-cell table:formula="of:=T(IF([$тест3.E60]=1;ORG.OPENOFFICE.STYLE(&quot;граница&quot;);ORG.OPENOFFICE.STYLE(&quot;Стандарт&quot;)))">
            <text:p/>
          </table:table-cell>
          <table:table-cell table:formula="of:=T(IF([$тест3.F60]=1;ORG.OPENOFFICE.STYLE(&quot;граница&quot;);ORG.OPENOFFICE.STYLE(&quot;Стандарт&quot;)))">
            <text:p/>
          </table:table-cell>
          <table:table-cell table:formula="of:=T(IF([$тест3.G60]=1;ORG.OPENOFFICE.STYLE(&quot;граница&quot;);ORG.OPENOFFICE.STYLE(&quot;Стандарт&quot;)))">
            <text:p/>
          </table:table-cell>
          <table:table-cell table:formula="of:=T(IF([$тест3.H60]=1;ORG.OPENOFFICE.STYLE(&quot;граница&quot;);ORG.OPENOFFICE.STYLE(&quot;Стандарт&quot;)))">
            <text:p/>
          </table:table-cell>
          <table:table-cell table:formula="of:=T(IF([$тест3.I60]=1;ORG.OPENOFFICE.STYLE(&quot;граница&quot;);ORG.OPENOFFICE.STYLE(&quot;Стандарт&quot;)))">
            <text:p/>
          </table:table-cell>
          <table:table-cell table:formula="of:=T(IF([$тест3.J60]=1;ORG.OPENOFFICE.STYLE(&quot;граница&quot;);ORG.OPENOFFICE.STYLE(&quot;Стандарт&quot;)))">
            <text:p/>
          </table:table-cell>
          <table:table-cell table:formula="of:=T(IF([$тест3.K60]=1;ORG.OPENOFFICE.STYLE(&quot;граница&quot;);ORG.OPENOFFICE.STYLE(&quot;Стандарт&quot;)))">
            <text:p/>
          </table:table-cell>
          <table:table-cell table:formula="of:=T(IF([$тест3.L60]=1;ORG.OPENOFFICE.STYLE(&quot;граница&quot;);ORG.OPENOFFICE.STYLE(&quot;Стандарт&quot;)))">
            <text:p/>
          </table:table-cell>
          <table:table-cell table:formula="of:=T(IF([$тест3.M60]=1;ORG.OPENOFFICE.STYLE(&quot;граница&quot;);ORG.OPENOFFICE.STYLE(&quot;Стандарт&quot;)))">
            <text:p/>
          </table:table-cell>
          <table:table-cell table:formula="of:=T(IF([$тест3.N60]=1;ORG.OPENOFFICE.STYLE(&quot;граница&quot;);ORG.OPENOFFICE.STYLE(&quot;Стандарт&quot;)))">
            <text:p/>
          </table:table-cell>
          <table:table-cell table:formula="of:=T(IF([$тест3.O60]=1;ORG.OPENOFFICE.STYLE(&quot;граница&quot;);ORG.OPENOFFICE.STYLE(&quot;Стандарт&quot;)))">
            <text:p/>
          </table:table-cell>
          <table:table-cell table:formula="of:=T(IF([$тест3.P60]=1;ORG.OPENOFFICE.STYLE(&quot;граница&quot;);ORG.OPENOFFICE.STYLE(&quot;Стандарт&quot;)))">
            <text:p/>
          </table:table-cell>
          <table:table-cell table:formula="of:=T(IF([$тест3.Q60]=1;ORG.OPENOFFICE.STYLE(&quot;граница&quot;);ORG.OPENOFFICE.STYLE(&quot;Стандарт&quot;)))">
            <text:p/>
          </table:table-cell>
          <table:table-cell table:formula="of:=T(IF([$тест3.R60]=1;ORG.OPENOFFICE.STYLE(&quot;граница&quot;);ORG.OPENOFFICE.STYLE(&quot;Стандарт&quot;)))">
            <text:p/>
          </table:table-cell>
          <table:table-cell table:formula="of:=T(IF([$тест3.S60]=1;ORG.OPENOFFICE.STYLE(&quot;граница&quot;);ORG.OPENOFFICE.STYLE(&quot;Стандарт&quot;)))">
            <text:p/>
          </table:table-cell>
          <table:table-cell table:formula="of:=T(IF([$тест3.T60]=1;ORG.OPENOFFICE.STYLE(&quot;граница&quot;);ORG.OPENOFFICE.STYLE(&quot;Стандарт&quot;)))">
            <text:p/>
          </table:table-cell>
          <table:table-cell table:formula="of:=T(IF([$тест3.U60]=1;ORG.OPENOFFICE.STYLE(&quot;граница&quot;);ORG.OPENOFFICE.STYLE(&quot;Стандарт&quot;)))">
            <text:p/>
          </table:table-cell>
          <table:table-cell table:formula="of:=T(IF([$тест3.V60]=1;ORG.OPENOFFICE.STYLE(&quot;граница&quot;);ORG.OPENOFFICE.STYLE(&quot;Стандарт&quot;)))">
            <text:p/>
          </table:table-cell>
          <table:table-cell table:formula="of:=T(IF([$тест3.W60]=1;ORG.OPENOFFICE.STYLE(&quot;граница&quot;);ORG.OPENOFFICE.STYLE(&quot;Стандарт&quot;)))">
            <text:p/>
          </table:table-cell>
          <table:table-cell table:formula="of:=T(IF([$тест3.X60]=1;ORG.OPENOFFICE.STYLE(&quot;граница&quot;);ORG.OPENOFFICE.STYLE(&quot;Стандарт&quot;)))">
            <text:p/>
          </table:table-cell>
          <table:table-cell table:formula="of:=T(IF([$тест3.Y60]=1;ORG.OPENOFFICE.STYLE(&quot;граница&quot;);ORG.OPENOFFICE.STYLE(&quot;Стандарт&quot;)))">
            <text:p/>
          </table:table-cell>
          <table:table-cell table:formula="of:=T(IF([$тест3.Z60]=1;ORG.OPENOFFICE.STYLE(&quot;граница&quot;);ORG.OPENOFFICE.STYLE(&quot;Стандарт&quot;)))">
            <text:p/>
          </table:table-cell>
          <table:table-cell table:formula="of:=T(IF([$тест3.AA60]=1;ORG.OPENOFFICE.STYLE(&quot;граница&quot;);ORG.OPENOFFICE.STYLE(&quot;Стандарт&quot;)))">
            <text:p/>
          </table:table-cell>
          <table:table-cell table:formula="of:=T(IF([$тест3.AB60]=1;ORG.OPENOFFICE.STYLE(&quot;граница&quot;);ORG.OPENOFFICE.STYLE(&quot;Стандарт&quot;)))">
            <text:p/>
          </table:table-cell>
          <table:table-cell table:formula="of:=T(IF([$тест3.AC60]=1;ORG.OPENOFFICE.STYLE(&quot;граница&quot;);ORG.OPENOFFICE.STYLE(&quot;Стандарт&quot;)))">
            <text:p/>
          </table:table-cell>
          <table:table-cell table:formula="of:=T(IF([$тест3.AD60]=1;ORG.OPENOFFICE.STYLE(&quot;граница&quot;);ORG.OPENOFFICE.STYLE(&quot;Стандарт&quot;)))">
            <text:p/>
          </table:table-cell>
          <table:table-cell table:formula="of:=T(IF([$тест3.AE60]=1;ORG.OPENOFFICE.STYLE(&quot;граница&quot;);ORG.OPENOFFICE.STYLE(&quot;Стандарт&quot;)))">
            <text:p/>
          </table:table-cell>
          <table:table-cell table:formula="of:=T(IF([$тест3.AF60]=1;ORG.OPENOFFICE.STYLE(&quot;граница&quot;);ORG.OPENOFFICE.STYLE(&quot;Стандарт&quot;)))">
            <text:p/>
          </table:table-cell>
          <table:table-cell table:formula="of:=T(IF([$тест3.AG60]=1;ORG.OPENOFFICE.STYLE(&quot;граница&quot;);ORG.OPENOFFICE.STYLE(&quot;Стандарт&quot;)))">
            <text:p/>
          </table:table-cell>
          <table:table-cell table:formula="of:=T(IF([$тест3.AH60]=1;ORG.OPENOFFICE.STYLE(&quot;граница&quot;);ORG.OPENOFFICE.STYLE(&quot;Стандарт&quot;)))">
            <text:p/>
          </table:table-cell>
          <table:table-cell table:formula="of:=T(IF([$тест3.AI60]=1;ORG.OPENOFFICE.STYLE(&quot;граница&quot;);ORG.OPENOFFICE.STYLE(&quot;Стандарт&quot;)))">
            <text:p/>
          </table:table-cell>
          <table:table-cell table:formula="of:=T(IF([$тест3.AJ60]=1;ORG.OPENOFFICE.STYLE(&quot;граница&quot;);ORG.OPENOFFICE.STYLE(&quot;Стандарт&quot;)))">
            <text:p/>
          </table:table-cell>
          <table:table-cell table:formula="of:=T(IF([$тест3.AK60]=1;ORG.OPENOFFICE.STYLE(&quot;граница&quot;);ORG.OPENOFFICE.STYLE(&quot;Стандарт&quot;)))">
            <text:p/>
          </table:table-cell>
          <table:table-cell table:formula="of:=T(IF([$тест3.AL60]=1;ORG.OPENOFFICE.STYLE(&quot;граница&quot;);ORG.OPENOFFICE.STYLE(&quot;Стандарт&quot;)))">
            <text:p/>
          </table:table-cell>
          <table:table-cell table:formula="of:=T(IF([$тест3.AM60]=1;ORG.OPENOFFICE.STYLE(&quot;граница&quot;);ORG.OPENOFFICE.STYLE(&quot;Стандарт&quot;)))">
            <text:p/>
          </table:table-cell>
          <table:table-cell table:formula="of:=T(IF([$тест3.AN60]=1;ORG.OPENOFFICE.STYLE(&quot;граница&quot;);ORG.OPENOFFICE.STYLE(&quot;Стандарт&quot;)))">
            <text:p/>
          </table:table-cell>
          <table:table-cell table:formula="of:=T(IF([$тест3.AO60]=1;ORG.OPENOFFICE.STYLE(&quot;граница&quot;);ORG.OPENOFFICE.STYLE(&quot;Стандарт&quot;)))">
            <text:p/>
          </table:table-cell>
          <table:table-cell table:formula="of:=T(IF([$тест3.AP60]=1;ORG.OPENOFFICE.STYLE(&quot;граница&quot;);ORG.OPENOFFICE.STYLE(&quot;Стандарт&quot;)))">
            <text:p/>
          </table:table-cell>
          <table:table-cell table:formula="of:=T(IF([$тест3.AQ60]=1;ORG.OPENOFFICE.STYLE(&quot;граница&quot;);ORG.OPENOFFICE.STYLE(&quot;Стандарт&quot;)))">
            <text:p/>
          </table:table-cell>
          <table:table-cell table:formula="of:=T(IF([$тест3.AR60]=1;ORG.OPENOFFICE.STYLE(&quot;граница&quot;);ORG.OPENOFFICE.STYLE(&quot;Стандарт&quot;)))">
            <text:p/>
          </table:table-cell>
          <table:table-cell table:formula="of:=T(IF([$тест3.AS60]=1;ORG.OPENOFFICE.STYLE(&quot;граница&quot;);ORG.OPENOFFICE.STYLE(&quot;Стандарт&quot;)))">
            <text:p/>
          </table:table-cell>
          <table:table-cell table:formula="of:=T(IF([$тест3.AT60]=1;ORG.OPENOFFICE.STYLE(&quot;граница&quot;);ORG.OPENOFFICE.STYLE(&quot;Стандарт&quot;)))">
            <text:p/>
          </table:table-cell>
          <table:table-cell table:formula="of:=T(IF([$тест3.AU60]=1;ORG.OPENOFFICE.STYLE(&quot;граница&quot;);ORG.OPENOFFICE.STYLE(&quot;Стандарт&quot;)))">
            <text:p/>
          </table:table-cell>
          <table:table-cell table:formula="of:=T(IF([$тест3.AV60]=1;ORG.OPENOFFICE.STYLE(&quot;граница&quot;);ORG.OPENOFFICE.STYLE(&quot;Стандарт&quot;)))">
            <text:p/>
          </table:table-cell>
          <table:table-cell table:formula="of:=T(IF([$тест3.AW60]=1;ORG.OPENOFFICE.STYLE(&quot;граница&quot;);ORG.OPENOFFICE.STYLE(&quot;Стандарт&quot;)))">
            <text:p/>
          </table:table-cell>
          <table:table-cell table:formula="of:=T(IF([$тест3.AX6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1]=1;ORG.OPENOFFICE.STYLE(&quot;граница&quot;);ORG.OPENOFFICE.STYLE(&quot;Стандарт&quot;)))">
            <text:p/>
          </table:table-cell>
          <table:table-cell table:formula="of:=T(IF([$тест3.C61]=1;ORG.OPENOFFICE.STYLE(&quot;граница&quot;);ORG.OPENOFFICE.STYLE(&quot;Стандарт&quot;)))">
            <text:p/>
          </table:table-cell>
          <table:table-cell table:formula="of:=T(IF([$тест3.D61]=1;ORG.OPENOFFICE.STYLE(&quot;граница&quot;);ORG.OPENOFFICE.STYLE(&quot;Стандарт&quot;)))">
            <text:p/>
          </table:table-cell>
          <table:table-cell table:formula="of:=T(IF([$тест3.E61]=1;ORG.OPENOFFICE.STYLE(&quot;граница&quot;);ORG.OPENOFFICE.STYLE(&quot;Стандарт&quot;)))">
            <text:p/>
          </table:table-cell>
          <table:table-cell table:formula="of:=T(IF([$тест3.F61]=1;ORG.OPENOFFICE.STYLE(&quot;граница&quot;);ORG.OPENOFFICE.STYLE(&quot;Стандарт&quot;)))">
            <text:p/>
          </table:table-cell>
          <table:table-cell table:formula="of:=T(IF([$тест3.G61]=1;ORG.OPENOFFICE.STYLE(&quot;граница&quot;);ORG.OPENOFFICE.STYLE(&quot;Стандарт&quot;)))">
            <text:p/>
          </table:table-cell>
          <table:table-cell table:formula="of:=T(IF([$тест3.H61]=1;ORG.OPENOFFICE.STYLE(&quot;граница&quot;);ORG.OPENOFFICE.STYLE(&quot;Стандарт&quot;)))">
            <text:p/>
          </table:table-cell>
          <table:table-cell table:formula="of:=T(IF([$тест3.I61]=1;ORG.OPENOFFICE.STYLE(&quot;граница&quot;);ORG.OPENOFFICE.STYLE(&quot;Стандарт&quot;)))">
            <text:p/>
          </table:table-cell>
          <table:table-cell table:formula="of:=T(IF([$тест3.J61]=1;ORG.OPENOFFICE.STYLE(&quot;граница&quot;);ORG.OPENOFFICE.STYLE(&quot;Стандарт&quot;)))">
            <text:p/>
          </table:table-cell>
          <table:table-cell table:formula="of:=T(IF([$тест3.K61]=1;ORG.OPENOFFICE.STYLE(&quot;граница&quot;);ORG.OPENOFFICE.STYLE(&quot;Стандарт&quot;)))">
            <text:p/>
          </table:table-cell>
          <table:table-cell table:formula="of:=T(IF([$тест3.L61]=1;ORG.OPENOFFICE.STYLE(&quot;граница&quot;);ORG.OPENOFFICE.STYLE(&quot;Стандарт&quot;)))">
            <text:p/>
          </table:table-cell>
          <table:table-cell table:formula="of:=T(IF([$тест3.M61]=1;ORG.OPENOFFICE.STYLE(&quot;граница&quot;);ORG.OPENOFFICE.STYLE(&quot;Стандарт&quot;)))">
            <text:p/>
          </table:table-cell>
          <table:table-cell table:formula="of:=T(IF([$тест3.N61]=1;ORG.OPENOFFICE.STYLE(&quot;граница&quot;);ORG.OPENOFFICE.STYLE(&quot;Стандарт&quot;)))">
            <text:p/>
          </table:table-cell>
          <table:table-cell table:formula="of:=T(IF([$тест3.O61]=1;ORG.OPENOFFICE.STYLE(&quot;граница&quot;);ORG.OPENOFFICE.STYLE(&quot;Стандарт&quot;)))">
            <text:p/>
          </table:table-cell>
          <table:table-cell table:formula="of:=T(IF([$тест3.P61]=1;ORG.OPENOFFICE.STYLE(&quot;граница&quot;);ORG.OPENOFFICE.STYLE(&quot;Стандарт&quot;)))">
            <text:p/>
          </table:table-cell>
          <table:table-cell table:formula="of:=T(IF([$тест3.Q61]=1;ORG.OPENOFFICE.STYLE(&quot;граница&quot;);ORG.OPENOFFICE.STYLE(&quot;Стандарт&quot;)))">
            <text:p/>
          </table:table-cell>
          <table:table-cell table:formula="of:=T(IF([$тест3.R61]=1;ORG.OPENOFFICE.STYLE(&quot;граница&quot;);ORG.OPENOFFICE.STYLE(&quot;Стандарт&quot;)))">
            <text:p/>
          </table:table-cell>
          <table:table-cell table:formula="of:=T(IF([$тест3.S61]=1;ORG.OPENOFFICE.STYLE(&quot;граница&quot;);ORG.OPENOFFICE.STYLE(&quot;Стандарт&quot;)))">
            <text:p/>
          </table:table-cell>
          <table:table-cell table:formula="of:=T(IF([$тест3.T61]=1;ORG.OPENOFFICE.STYLE(&quot;граница&quot;);ORG.OPENOFFICE.STYLE(&quot;Стандарт&quot;)))">
            <text:p/>
          </table:table-cell>
          <table:table-cell table:formula="of:=T(IF([$тест3.U61]=1;ORG.OPENOFFICE.STYLE(&quot;граница&quot;);ORG.OPENOFFICE.STYLE(&quot;Стандарт&quot;)))">
            <text:p/>
          </table:table-cell>
          <table:table-cell table:formula="of:=T(IF([$тест3.V61]=1;ORG.OPENOFFICE.STYLE(&quot;граница&quot;);ORG.OPENOFFICE.STYLE(&quot;Стандарт&quot;)))">
            <text:p/>
          </table:table-cell>
          <table:table-cell table:formula="of:=T(IF([$тест3.W61]=1;ORG.OPENOFFICE.STYLE(&quot;граница&quot;);ORG.OPENOFFICE.STYLE(&quot;Стандарт&quot;)))">
            <text:p/>
          </table:table-cell>
          <table:table-cell table:formula="of:=T(IF([$тест3.X61]=1;ORG.OPENOFFICE.STYLE(&quot;граница&quot;);ORG.OPENOFFICE.STYLE(&quot;Стандарт&quot;)))">
            <text:p/>
          </table:table-cell>
          <table:table-cell table:formula="of:=T(IF([$тест3.Y61]=1;ORG.OPENOFFICE.STYLE(&quot;граница&quot;);ORG.OPENOFFICE.STYLE(&quot;Стандарт&quot;)))">
            <text:p/>
          </table:table-cell>
          <table:table-cell table:formula="of:=T(IF([$тест3.Z61]=1;ORG.OPENOFFICE.STYLE(&quot;граница&quot;);ORG.OPENOFFICE.STYLE(&quot;Стандарт&quot;)))">
            <text:p/>
          </table:table-cell>
          <table:table-cell table:formula="of:=T(IF([$тест3.AA61]=1;ORG.OPENOFFICE.STYLE(&quot;граница&quot;);ORG.OPENOFFICE.STYLE(&quot;Стандарт&quot;)))">
            <text:p/>
          </table:table-cell>
          <table:table-cell table:formula="of:=T(IF([$тест3.AB61]=1;ORG.OPENOFFICE.STYLE(&quot;граница&quot;);ORG.OPENOFFICE.STYLE(&quot;Стандарт&quot;)))">
            <text:p/>
          </table:table-cell>
          <table:table-cell table:formula="of:=T(IF([$тест3.AC61]=1;ORG.OPENOFFICE.STYLE(&quot;граница&quot;);ORG.OPENOFFICE.STYLE(&quot;Стандарт&quot;)))">
            <text:p/>
          </table:table-cell>
          <table:table-cell table:formula="of:=T(IF([$тест3.AD61]=1;ORG.OPENOFFICE.STYLE(&quot;граница&quot;);ORG.OPENOFFICE.STYLE(&quot;Стандарт&quot;)))">
            <text:p/>
          </table:table-cell>
          <table:table-cell table:formula="of:=T(IF([$тест3.AE61]=1;ORG.OPENOFFICE.STYLE(&quot;граница&quot;);ORG.OPENOFFICE.STYLE(&quot;Стандарт&quot;)))">
            <text:p/>
          </table:table-cell>
          <table:table-cell table:formula="of:=T(IF([$тест3.AF61]=1;ORG.OPENOFFICE.STYLE(&quot;граница&quot;);ORG.OPENOFFICE.STYLE(&quot;Стандарт&quot;)))">
            <text:p/>
          </table:table-cell>
          <table:table-cell table:formula="of:=T(IF([$тест3.AG61]=1;ORG.OPENOFFICE.STYLE(&quot;граница&quot;);ORG.OPENOFFICE.STYLE(&quot;Стандарт&quot;)))">
            <text:p/>
          </table:table-cell>
          <table:table-cell table:formula="of:=T(IF([$тест3.AH61]=1;ORG.OPENOFFICE.STYLE(&quot;граница&quot;);ORG.OPENOFFICE.STYLE(&quot;Стандарт&quot;)))">
            <text:p/>
          </table:table-cell>
          <table:table-cell table:formula="of:=T(IF([$тест3.AI61]=1;ORG.OPENOFFICE.STYLE(&quot;граница&quot;);ORG.OPENOFFICE.STYLE(&quot;Стандарт&quot;)))">
            <text:p/>
          </table:table-cell>
          <table:table-cell table:formula="of:=T(IF([$тест3.AJ61]=1;ORG.OPENOFFICE.STYLE(&quot;граница&quot;);ORG.OPENOFFICE.STYLE(&quot;Стандарт&quot;)))">
            <text:p/>
          </table:table-cell>
          <table:table-cell table:formula="of:=T(IF([$тест3.AK61]=1;ORG.OPENOFFICE.STYLE(&quot;граница&quot;);ORG.OPENOFFICE.STYLE(&quot;Стандарт&quot;)))">
            <text:p/>
          </table:table-cell>
          <table:table-cell table:formula="of:=T(IF([$тест3.AL61]=1;ORG.OPENOFFICE.STYLE(&quot;граница&quot;);ORG.OPENOFFICE.STYLE(&quot;Стандарт&quot;)))">
            <text:p/>
          </table:table-cell>
          <table:table-cell table:formula="of:=T(IF([$тест3.AM61]=1;ORG.OPENOFFICE.STYLE(&quot;граница&quot;);ORG.OPENOFFICE.STYLE(&quot;Стандарт&quot;)))">
            <text:p/>
          </table:table-cell>
          <table:table-cell table:formula="of:=T(IF([$тест3.AN61]=1;ORG.OPENOFFICE.STYLE(&quot;граница&quot;);ORG.OPENOFFICE.STYLE(&quot;Стандарт&quot;)))">
            <text:p/>
          </table:table-cell>
          <table:table-cell table:formula="of:=T(IF([$тест3.AO61]=1;ORG.OPENOFFICE.STYLE(&quot;граница&quot;);ORG.OPENOFFICE.STYLE(&quot;Стандарт&quot;)))">
            <text:p/>
          </table:table-cell>
          <table:table-cell table:formula="of:=T(IF([$тест3.AP61]=1;ORG.OPENOFFICE.STYLE(&quot;граница&quot;);ORG.OPENOFFICE.STYLE(&quot;Стандарт&quot;)))">
            <text:p/>
          </table:table-cell>
          <table:table-cell table:formula="of:=T(IF([$тест3.AQ61]=1;ORG.OPENOFFICE.STYLE(&quot;граница&quot;);ORG.OPENOFFICE.STYLE(&quot;Стандарт&quot;)))">
            <text:p/>
          </table:table-cell>
          <table:table-cell table:formula="of:=T(IF([$тест3.AR61]=1;ORG.OPENOFFICE.STYLE(&quot;граница&quot;);ORG.OPENOFFICE.STYLE(&quot;Стандарт&quot;)))">
            <text:p/>
          </table:table-cell>
          <table:table-cell table:formula="of:=T(IF([$тест3.AS61]=1;ORG.OPENOFFICE.STYLE(&quot;граница&quot;);ORG.OPENOFFICE.STYLE(&quot;Стандарт&quot;)))">
            <text:p/>
          </table:table-cell>
          <table:table-cell table:formula="of:=T(IF([$тест3.AT61]=1;ORG.OPENOFFICE.STYLE(&quot;граница&quot;);ORG.OPENOFFICE.STYLE(&quot;Стандарт&quot;)))">
            <text:p/>
          </table:table-cell>
          <table:table-cell table:formula="of:=T(IF([$тест3.AU61]=1;ORG.OPENOFFICE.STYLE(&quot;граница&quot;);ORG.OPENOFFICE.STYLE(&quot;Стандарт&quot;)))">
            <text:p/>
          </table:table-cell>
          <table:table-cell table:formula="of:=T(IF([$тест3.AV61]=1;ORG.OPENOFFICE.STYLE(&quot;граница&quot;);ORG.OPENOFFICE.STYLE(&quot;Стандарт&quot;)))">
            <text:p/>
          </table:table-cell>
          <table:table-cell table:formula="of:=T(IF([$тест3.AW61]=1;ORG.OPENOFFICE.STYLE(&quot;граница&quot;);ORG.OPENOFFICE.STYLE(&quot;Стандарт&quot;)))">
            <text:p/>
          </table:table-cell>
          <table:table-cell table:formula="of:=T(IF([$тест3.AX6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2]=1;ORG.OPENOFFICE.STYLE(&quot;граница&quot;);ORG.OPENOFFICE.STYLE(&quot;Стандарт&quot;)))">
            <text:p/>
          </table:table-cell>
          <table:table-cell table:formula="of:=T(IF([$тест3.C62]=1;ORG.OPENOFFICE.STYLE(&quot;граница&quot;);ORG.OPENOFFICE.STYLE(&quot;Стандарт&quot;)))">
            <text:p/>
          </table:table-cell>
          <table:table-cell table:formula="of:=T(IF([$тест3.D62]=1;ORG.OPENOFFICE.STYLE(&quot;граница&quot;);ORG.OPENOFFICE.STYLE(&quot;Стандарт&quot;)))">
            <text:p/>
          </table:table-cell>
          <table:table-cell table:formula="of:=T(IF([$тест3.E62]=1;ORG.OPENOFFICE.STYLE(&quot;граница&quot;);ORG.OPENOFFICE.STYLE(&quot;Стандарт&quot;)))">
            <text:p/>
          </table:table-cell>
          <table:table-cell table:formula="of:=T(IF([$тест3.F62]=1;ORG.OPENOFFICE.STYLE(&quot;граница&quot;);ORG.OPENOFFICE.STYLE(&quot;Стандарт&quot;)))">
            <text:p/>
          </table:table-cell>
          <table:table-cell table:formula="of:=T(IF([$тест3.G62]=1;ORG.OPENOFFICE.STYLE(&quot;граница&quot;);ORG.OPENOFFICE.STYLE(&quot;Стандарт&quot;)))">
            <text:p/>
          </table:table-cell>
          <table:table-cell table:formula="of:=T(IF([$тест3.H62]=1;ORG.OPENOFFICE.STYLE(&quot;граница&quot;);ORG.OPENOFFICE.STYLE(&quot;Стандарт&quot;)))">
            <text:p/>
          </table:table-cell>
          <table:table-cell table:formula="of:=T(IF([$тест3.I62]=1;ORG.OPENOFFICE.STYLE(&quot;граница&quot;);ORG.OPENOFFICE.STYLE(&quot;Стандарт&quot;)))">
            <text:p/>
          </table:table-cell>
          <table:table-cell table:formula="of:=T(IF([$тест3.J62]=1;ORG.OPENOFFICE.STYLE(&quot;граница&quot;);ORG.OPENOFFICE.STYLE(&quot;Стандарт&quot;)))">
            <text:p/>
          </table:table-cell>
          <table:table-cell table:formula="of:=T(IF([$тест3.K62]=1;ORG.OPENOFFICE.STYLE(&quot;граница&quot;);ORG.OPENOFFICE.STYLE(&quot;Стандарт&quot;)))">
            <text:p/>
          </table:table-cell>
          <table:table-cell table:formula="of:=T(IF([$тест3.L62]=1;ORG.OPENOFFICE.STYLE(&quot;граница&quot;);ORG.OPENOFFICE.STYLE(&quot;Стандарт&quot;)))">
            <text:p/>
          </table:table-cell>
          <table:table-cell table:formula="of:=T(IF([$тест3.M62]=1;ORG.OPENOFFICE.STYLE(&quot;граница&quot;);ORG.OPENOFFICE.STYLE(&quot;Стандарт&quot;)))">
            <text:p/>
          </table:table-cell>
          <table:table-cell table:formula="of:=T(IF([$тест3.N62]=1;ORG.OPENOFFICE.STYLE(&quot;граница&quot;);ORG.OPENOFFICE.STYLE(&quot;Стандарт&quot;)))">
            <text:p/>
          </table:table-cell>
          <table:table-cell table:formula="of:=T(IF([$тест3.O62]=1;ORG.OPENOFFICE.STYLE(&quot;граница&quot;);ORG.OPENOFFICE.STYLE(&quot;Стандарт&quot;)))">
            <text:p/>
          </table:table-cell>
          <table:table-cell table:formula="of:=T(IF([$тест3.P62]=1;ORG.OPENOFFICE.STYLE(&quot;граница&quot;);ORG.OPENOFFICE.STYLE(&quot;Стандарт&quot;)))">
            <text:p/>
          </table:table-cell>
          <table:table-cell table:formula="of:=T(IF([$тест3.Q62]=1;ORG.OPENOFFICE.STYLE(&quot;граница&quot;);ORG.OPENOFFICE.STYLE(&quot;Стандарт&quot;)))">
            <text:p/>
          </table:table-cell>
          <table:table-cell table:formula="of:=T(IF([$тест3.R62]=1;ORG.OPENOFFICE.STYLE(&quot;граница&quot;);ORG.OPENOFFICE.STYLE(&quot;Стандарт&quot;)))">
            <text:p/>
          </table:table-cell>
          <table:table-cell table:formula="of:=T(IF([$тест3.S62]=1;ORG.OPENOFFICE.STYLE(&quot;граница&quot;);ORG.OPENOFFICE.STYLE(&quot;Стандарт&quot;)))">
            <text:p/>
          </table:table-cell>
          <table:table-cell table:formula="of:=T(IF([$тест3.T62]=1;ORG.OPENOFFICE.STYLE(&quot;граница&quot;);ORG.OPENOFFICE.STYLE(&quot;Стандарт&quot;)))">
            <text:p/>
          </table:table-cell>
          <table:table-cell table:formula="of:=T(IF([$тест3.U62]=1;ORG.OPENOFFICE.STYLE(&quot;граница&quot;);ORG.OPENOFFICE.STYLE(&quot;Стандарт&quot;)))">
            <text:p/>
          </table:table-cell>
          <table:table-cell table:formula="of:=T(IF([$тест3.V62]=1;ORG.OPENOFFICE.STYLE(&quot;граница&quot;);ORG.OPENOFFICE.STYLE(&quot;Стандарт&quot;)))">
            <text:p/>
          </table:table-cell>
          <table:table-cell table:formula="of:=T(IF([$тест3.W62]=1;ORG.OPENOFFICE.STYLE(&quot;граница&quot;);ORG.OPENOFFICE.STYLE(&quot;Стандарт&quot;)))">
            <text:p/>
          </table:table-cell>
          <table:table-cell table:formula="of:=T(IF([$тест3.X62]=1;ORG.OPENOFFICE.STYLE(&quot;граница&quot;);ORG.OPENOFFICE.STYLE(&quot;Стандарт&quot;)))">
            <text:p/>
          </table:table-cell>
          <table:table-cell table:formula="of:=T(IF([$тест3.Y62]=1;ORG.OPENOFFICE.STYLE(&quot;граница&quot;);ORG.OPENOFFICE.STYLE(&quot;Стандарт&quot;)))">
            <text:p/>
          </table:table-cell>
          <table:table-cell table:formula="of:=T(IF([$тест3.Z62]=1;ORG.OPENOFFICE.STYLE(&quot;граница&quot;);ORG.OPENOFFICE.STYLE(&quot;Стандарт&quot;)))">
            <text:p/>
          </table:table-cell>
          <table:table-cell table:formula="of:=T(IF([$тест3.AA62]=1;ORG.OPENOFFICE.STYLE(&quot;граница&quot;);ORG.OPENOFFICE.STYLE(&quot;Стандарт&quot;)))">
            <text:p/>
          </table:table-cell>
          <table:table-cell table:formula="of:=T(IF([$тест3.AB62]=1;ORG.OPENOFFICE.STYLE(&quot;граница&quot;);ORG.OPENOFFICE.STYLE(&quot;Стандарт&quot;)))">
            <text:p/>
          </table:table-cell>
          <table:table-cell table:formula="of:=T(IF([$тест3.AC62]=1;ORG.OPENOFFICE.STYLE(&quot;граница&quot;);ORG.OPENOFFICE.STYLE(&quot;Стандарт&quot;)))">
            <text:p/>
          </table:table-cell>
          <table:table-cell table:formula="of:=T(IF([$тест3.AD62]=1;ORG.OPENOFFICE.STYLE(&quot;граница&quot;);ORG.OPENOFFICE.STYLE(&quot;Стандарт&quot;)))">
            <text:p/>
          </table:table-cell>
          <table:table-cell table:formula="of:=T(IF([$тест3.AE62]=1;ORG.OPENOFFICE.STYLE(&quot;граница&quot;);ORG.OPENOFFICE.STYLE(&quot;Стандарт&quot;)))">
            <text:p/>
          </table:table-cell>
          <table:table-cell table:formula="of:=T(IF([$тест3.AF62]=1;ORG.OPENOFFICE.STYLE(&quot;граница&quot;);ORG.OPENOFFICE.STYLE(&quot;Стандарт&quot;)))">
            <text:p/>
          </table:table-cell>
          <table:table-cell table:formula="of:=T(IF([$тест3.AG62]=1;ORG.OPENOFFICE.STYLE(&quot;граница&quot;);ORG.OPENOFFICE.STYLE(&quot;Стандарт&quot;)))">
            <text:p/>
          </table:table-cell>
          <table:table-cell table:formula="of:=T(IF([$тест3.AH62]=1;ORG.OPENOFFICE.STYLE(&quot;граница&quot;);ORG.OPENOFFICE.STYLE(&quot;Стандарт&quot;)))">
            <text:p/>
          </table:table-cell>
          <table:table-cell table:formula="of:=T(IF([$тест3.AI62]=1;ORG.OPENOFFICE.STYLE(&quot;граница&quot;);ORG.OPENOFFICE.STYLE(&quot;Стандарт&quot;)))">
            <text:p/>
          </table:table-cell>
          <table:table-cell table:formula="of:=T(IF([$тест3.AJ62]=1;ORG.OPENOFFICE.STYLE(&quot;граница&quot;);ORG.OPENOFFICE.STYLE(&quot;Стандарт&quot;)))">
            <text:p/>
          </table:table-cell>
          <table:table-cell table:formula="of:=T(IF([$тест3.AK62]=1;ORG.OPENOFFICE.STYLE(&quot;граница&quot;);ORG.OPENOFFICE.STYLE(&quot;Стандарт&quot;)))">
            <text:p/>
          </table:table-cell>
          <table:table-cell table:formula="of:=T(IF([$тест3.AL62]=1;ORG.OPENOFFICE.STYLE(&quot;граница&quot;);ORG.OPENOFFICE.STYLE(&quot;Стандарт&quot;)))">
            <text:p/>
          </table:table-cell>
          <table:table-cell table:formula="of:=T(IF([$тест3.AM62]=1;ORG.OPENOFFICE.STYLE(&quot;граница&quot;);ORG.OPENOFFICE.STYLE(&quot;Стандарт&quot;)))">
            <text:p/>
          </table:table-cell>
          <table:table-cell table:formula="of:=T(IF([$тест3.AN62]=1;ORG.OPENOFFICE.STYLE(&quot;граница&quot;);ORG.OPENOFFICE.STYLE(&quot;Стандарт&quot;)))">
            <text:p/>
          </table:table-cell>
          <table:table-cell table:formula="of:=T(IF([$тест3.AO62]=1;ORG.OPENOFFICE.STYLE(&quot;граница&quot;);ORG.OPENOFFICE.STYLE(&quot;Стандарт&quot;)))">
            <text:p/>
          </table:table-cell>
          <table:table-cell table:formula="of:=T(IF([$тест3.AP62]=1;ORG.OPENOFFICE.STYLE(&quot;граница&quot;);ORG.OPENOFFICE.STYLE(&quot;Стандарт&quot;)))">
            <text:p/>
          </table:table-cell>
          <table:table-cell table:formula="of:=T(IF([$тест3.AQ62]=1;ORG.OPENOFFICE.STYLE(&quot;граница&quot;);ORG.OPENOFFICE.STYLE(&quot;Стандарт&quot;)))">
            <text:p/>
          </table:table-cell>
          <table:table-cell table:formula="of:=T(IF([$тест3.AR62]=1;ORG.OPENOFFICE.STYLE(&quot;граница&quot;);ORG.OPENOFFICE.STYLE(&quot;Стандарт&quot;)))">
            <text:p/>
          </table:table-cell>
          <table:table-cell table:formula="of:=T(IF([$тест3.AS62]=1;ORG.OPENOFFICE.STYLE(&quot;граница&quot;);ORG.OPENOFFICE.STYLE(&quot;Стандарт&quot;)))">
            <text:p/>
          </table:table-cell>
          <table:table-cell table:formula="of:=T(IF([$тест3.AT62]=1;ORG.OPENOFFICE.STYLE(&quot;граница&quot;);ORG.OPENOFFICE.STYLE(&quot;Стандарт&quot;)))">
            <text:p/>
          </table:table-cell>
          <table:table-cell table:formula="of:=T(IF([$тест3.AU62]=1;ORG.OPENOFFICE.STYLE(&quot;граница&quot;);ORG.OPENOFFICE.STYLE(&quot;Стандарт&quot;)))">
            <text:p/>
          </table:table-cell>
          <table:table-cell table:formula="of:=T(IF([$тест3.AV62]=1;ORG.OPENOFFICE.STYLE(&quot;граница&quot;);ORG.OPENOFFICE.STYLE(&quot;Стандарт&quot;)))">
            <text:p/>
          </table:table-cell>
          <table:table-cell table:formula="of:=T(IF([$тест3.AW62]=1;ORG.OPENOFFICE.STYLE(&quot;граница&quot;);ORG.OPENOFFICE.STYLE(&quot;Стандарт&quot;)))">
            <text:p/>
          </table:table-cell>
          <table:table-cell table:formula="of:=T(IF([$тест3.AX6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3]=1;ORG.OPENOFFICE.STYLE(&quot;граница&quot;);ORG.OPENOFFICE.STYLE(&quot;Стандарт&quot;)))">
            <text:p/>
          </table:table-cell>
          <table:table-cell table:formula="of:=T(IF([$тест3.C63]=1;ORG.OPENOFFICE.STYLE(&quot;граница&quot;);ORG.OPENOFFICE.STYLE(&quot;Стандарт&quot;)))">
            <text:p/>
          </table:table-cell>
          <table:table-cell table:formula="of:=T(IF([$тест3.D63]=1;ORG.OPENOFFICE.STYLE(&quot;граница&quot;);ORG.OPENOFFICE.STYLE(&quot;Стандарт&quot;)))">
            <text:p/>
          </table:table-cell>
          <table:table-cell table:formula="of:=T(IF([$тест3.E63]=1;ORG.OPENOFFICE.STYLE(&quot;граница&quot;);ORG.OPENOFFICE.STYLE(&quot;Стандарт&quot;)))">
            <text:p/>
          </table:table-cell>
          <table:table-cell table:formula="of:=T(IF([$тест3.F63]=1;ORG.OPENOFFICE.STYLE(&quot;граница&quot;);ORG.OPENOFFICE.STYLE(&quot;Стандарт&quot;)))">
            <text:p/>
          </table:table-cell>
          <table:table-cell table:formula="of:=T(IF([$тест3.G63]=1;ORG.OPENOFFICE.STYLE(&quot;граница&quot;);ORG.OPENOFFICE.STYLE(&quot;Стандарт&quot;)))">
            <text:p/>
          </table:table-cell>
          <table:table-cell table:formula="of:=T(IF([$тест3.H63]=1;ORG.OPENOFFICE.STYLE(&quot;граница&quot;);ORG.OPENOFFICE.STYLE(&quot;Стандарт&quot;)))">
            <text:p/>
          </table:table-cell>
          <table:table-cell table:formula="of:=T(IF([$тест3.I63]=1;ORG.OPENOFFICE.STYLE(&quot;граница&quot;);ORG.OPENOFFICE.STYLE(&quot;Стандарт&quot;)))">
            <text:p/>
          </table:table-cell>
          <table:table-cell table:formula="of:=T(IF([$тест3.J63]=1;ORG.OPENOFFICE.STYLE(&quot;граница&quot;);ORG.OPENOFFICE.STYLE(&quot;Стандарт&quot;)))">
            <text:p/>
          </table:table-cell>
          <table:table-cell table:formula="of:=T(IF([$тест3.K63]=1;ORG.OPENOFFICE.STYLE(&quot;граница&quot;);ORG.OPENOFFICE.STYLE(&quot;Стандарт&quot;)))">
            <text:p/>
          </table:table-cell>
          <table:table-cell table:formula="of:=T(IF([$тест3.L63]=1;ORG.OPENOFFICE.STYLE(&quot;граница&quot;);ORG.OPENOFFICE.STYLE(&quot;Стандарт&quot;)))">
            <text:p/>
          </table:table-cell>
          <table:table-cell table:formula="of:=T(IF([$тест3.M63]=1;ORG.OPENOFFICE.STYLE(&quot;граница&quot;);ORG.OPENOFFICE.STYLE(&quot;Стандарт&quot;)))">
            <text:p/>
          </table:table-cell>
          <table:table-cell table:formula="of:=T(IF([$тест3.N63]=1;ORG.OPENOFFICE.STYLE(&quot;граница&quot;);ORG.OPENOFFICE.STYLE(&quot;Стандарт&quot;)))">
            <text:p/>
          </table:table-cell>
          <table:table-cell table:formula="of:=T(IF([$тест3.O63]=1;ORG.OPENOFFICE.STYLE(&quot;граница&quot;);ORG.OPENOFFICE.STYLE(&quot;Стандарт&quot;)))">
            <text:p/>
          </table:table-cell>
          <table:table-cell table:formula="of:=T(IF([$тест3.P63]=1;ORG.OPENOFFICE.STYLE(&quot;граница&quot;);ORG.OPENOFFICE.STYLE(&quot;Стандарт&quot;)))">
            <text:p/>
          </table:table-cell>
          <table:table-cell table:formula="of:=T(IF([$тест3.Q63]=1;ORG.OPENOFFICE.STYLE(&quot;граница&quot;);ORG.OPENOFFICE.STYLE(&quot;Стандарт&quot;)))">
            <text:p/>
          </table:table-cell>
          <table:table-cell table:formula="of:=T(IF([$тест3.R63]=1;ORG.OPENOFFICE.STYLE(&quot;граница&quot;);ORG.OPENOFFICE.STYLE(&quot;Стандарт&quot;)))">
            <text:p/>
          </table:table-cell>
          <table:table-cell table:formula="of:=T(IF([$тест3.S63]=1;ORG.OPENOFFICE.STYLE(&quot;граница&quot;);ORG.OPENOFFICE.STYLE(&quot;Стандарт&quot;)))">
            <text:p/>
          </table:table-cell>
          <table:table-cell table:formula="of:=T(IF([$тест3.T63]=1;ORG.OPENOFFICE.STYLE(&quot;граница&quot;);ORG.OPENOFFICE.STYLE(&quot;Стандарт&quot;)))">
            <text:p/>
          </table:table-cell>
          <table:table-cell table:formula="of:=T(IF([$тест3.U63]=1;ORG.OPENOFFICE.STYLE(&quot;граница&quot;);ORG.OPENOFFICE.STYLE(&quot;Стандарт&quot;)))">
            <text:p/>
          </table:table-cell>
          <table:table-cell table:formula="of:=T(IF([$тест3.V63]=1;ORG.OPENOFFICE.STYLE(&quot;граница&quot;);ORG.OPENOFFICE.STYLE(&quot;Стандарт&quot;)))">
            <text:p/>
          </table:table-cell>
          <table:table-cell table:formula="of:=T(IF([$тест3.W63]=1;ORG.OPENOFFICE.STYLE(&quot;граница&quot;);ORG.OPENOFFICE.STYLE(&quot;Стандарт&quot;)))">
            <text:p/>
          </table:table-cell>
          <table:table-cell table:formula="of:=T(IF([$тест3.X63]=1;ORG.OPENOFFICE.STYLE(&quot;граница&quot;);ORG.OPENOFFICE.STYLE(&quot;Стандарт&quot;)))">
            <text:p/>
          </table:table-cell>
          <table:table-cell table:formula="of:=T(IF([$тест3.Y63]=1;ORG.OPENOFFICE.STYLE(&quot;граница&quot;);ORG.OPENOFFICE.STYLE(&quot;Стандарт&quot;)))">
            <text:p/>
          </table:table-cell>
          <table:table-cell table:formula="of:=T(IF([$тест3.Z63]=1;ORG.OPENOFFICE.STYLE(&quot;граница&quot;);ORG.OPENOFFICE.STYLE(&quot;Стандарт&quot;)))">
            <text:p/>
          </table:table-cell>
          <table:table-cell table:formula="of:=T(IF([$тест3.AA63]=1;ORG.OPENOFFICE.STYLE(&quot;граница&quot;);ORG.OPENOFFICE.STYLE(&quot;Стандарт&quot;)))">
            <text:p/>
          </table:table-cell>
          <table:table-cell table:formula="of:=T(IF([$тест3.AB63]=1;ORG.OPENOFFICE.STYLE(&quot;граница&quot;);ORG.OPENOFFICE.STYLE(&quot;Стандарт&quot;)))">
            <text:p/>
          </table:table-cell>
          <table:table-cell table:formula="of:=T(IF([$тест3.AC63]=1;ORG.OPENOFFICE.STYLE(&quot;граница&quot;);ORG.OPENOFFICE.STYLE(&quot;Стандарт&quot;)))">
            <text:p/>
          </table:table-cell>
          <table:table-cell table:formula="of:=T(IF([$тест3.AD63]=1;ORG.OPENOFFICE.STYLE(&quot;граница&quot;);ORG.OPENOFFICE.STYLE(&quot;Стандарт&quot;)))">
            <text:p/>
          </table:table-cell>
          <table:table-cell table:formula="of:=T(IF([$тест3.AE63]=1;ORG.OPENOFFICE.STYLE(&quot;граница&quot;);ORG.OPENOFFICE.STYLE(&quot;Стандарт&quot;)))">
            <text:p/>
          </table:table-cell>
          <table:table-cell table:formula="of:=T(IF([$тест3.AF63]=1;ORG.OPENOFFICE.STYLE(&quot;граница&quot;);ORG.OPENOFFICE.STYLE(&quot;Стандарт&quot;)))">
            <text:p/>
          </table:table-cell>
          <table:table-cell table:formula="of:=T(IF([$тест3.AG63]=1;ORG.OPENOFFICE.STYLE(&quot;граница&quot;);ORG.OPENOFFICE.STYLE(&quot;Стандарт&quot;)))">
            <text:p/>
          </table:table-cell>
          <table:table-cell table:formula="of:=T(IF([$тест3.AH63]=1;ORG.OPENOFFICE.STYLE(&quot;граница&quot;);ORG.OPENOFFICE.STYLE(&quot;Стандарт&quot;)))">
            <text:p/>
          </table:table-cell>
          <table:table-cell table:formula="of:=T(IF([$тест3.AI63]=1;ORG.OPENOFFICE.STYLE(&quot;граница&quot;);ORG.OPENOFFICE.STYLE(&quot;Стандарт&quot;)))">
            <text:p/>
          </table:table-cell>
          <table:table-cell table:formula="of:=T(IF([$тест3.AJ63]=1;ORG.OPENOFFICE.STYLE(&quot;граница&quot;);ORG.OPENOFFICE.STYLE(&quot;Стандарт&quot;)))">
            <text:p/>
          </table:table-cell>
          <table:table-cell table:formula="of:=T(IF([$тест3.AK63]=1;ORG.OPENOFFICE.STYLE(&quot;граница&quot;);ORG.OPENOFFICE.STYLE(&quot;Стандарт&quot;)))">
            <text:p/>
          </table:table-cell>
          <table:table-cell table:formula="of:=T(IF([$тест3.AL63]=1;ORG.OPENOFFICE.STYLE(&quot;граница&quot;);ORG.OPENOFFICE.STYLE(&quot;Стандарт&quot;)))">
            <text:p/>
          </table:table-cell>
          <table:table-cell table:formula="of:=T(IF([$тест3.AM63]=1;ORG.OPENOFFICE.STYLE(&quot;граница&quot;);ORG.OPENOFFICE.STYLE(&quot;Стандарт&quot;)))">
            <text:p/>
          </table:table-cell>
          <table:table-cell table:formula="of:=T(IF([$тест3.AN63]=1;ORG.OPENOFFICE.STYLE(&quot;граница&quot;);ORG.OPENOFFICE.STYLE(&quot;Стандарт&quot;)))">
            <text:p/>
          </table:table-cell>
          <table:table-cell table:formula="of:=T(IF([$тест3.AO63]=1;ORG.OPENOFFICE.STYLE(&quot;граница&quot;);ORG.OPENOFFICE.STYLE(&quot;Стандарт&quot;)))">
            <text:p/>
          </table:table-cell>
          <table:table-cell table:formula="of:=T(IF([$тест3.AP63]=1;ORG.OPENOFFICE.STYLE(&quot;граница&quot;);ORG.OPENOFFICE.STYLE(&quot;Стандарт&quot;)))">
            <text:p/>
          </table:table-cell>
          <table:table-cell table:formula="of:=T(IF([$тест3.AQ63]=1;ORG.OPENOFFICE.STYLE(&quot;граница&quot;);ORG.OPENOFFICE.STYLE(&quot;Стандарт&quot;)))">
            <text:p/>
          </table:table-cell>
          <table:table-cell table:formula="of:=T(IF([$тест3.AR63]=1;ORG.OPENOFFICE.STYLE(&quot;граница&quot;);ORG.OPENOFFICE.STYLE(&quot;Стандарт&quot;)))">
            <text:p/>
          </table:table-cell>
          <table:table-cell table:formula="of:=T(IF([$тест3.AS63]=1;ORG.OPENOFFICE.STYLE(&quot;граница&quot;);ORG.OPENOFFICE.STYLE(&quot;Стандарт&quot;)))">
            <text:p/>
          </table:table-cell>
          <table:table-cell table:formula="of:=T(IF([$тест3.AT63]=1;ORG.OPENOFFICE.STYLE(&quot;граница&quot;);ORG.OPENOFFICE.STYLE(&quot;Стандарт&quot;)))">
            <text:p/>
          </table:table-cell>
          <table:table-cell table:formula="of:=T(IF([$тест3.AU63]=1;ORG.OPENOFFICE.STYLE(&quot;граница&quot;);ORG.OPENOFFICE.STYLE(&quot;Стандарт&quot;)))">
            <text:p/>
          </table:table-cell>
          <table:table-cell table:formula="of:=T(IF([$тест3.AV63]=1;ORG.OPENOFFICE.STYLE(&quot;граница&quot;);ORG.OPENOFFICE.STYLE(&quot;Стандарт&quot;)))">
            <text:p/>
          </table:table-cell>
          <table:table-cell table:formula="of:=T(IF([$тест3.AW63]=1;ORG.OPENOFFICE.STYLE(&quot;граница&quot;);ORG.OPENOFFICE.STYLE(&quot;Стандарт&quot;)))">
            <text:p/>
          </table:table-cell>
          <table:table-cell table:formula="of:=T(IF([$тест3.AX6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4]=1;ORG.OPENOFFICE.STYLE(&quot;граница&quot;);ORG.OPENOFFICE.STYLE(&quot;Стандарт&quot;)))">
            <text:p/>
          </table:table-cell>
          <table:table-cell table:formula="of:=T(IF([$тест3.C64]=1;ORG.OPENOFFICE.STYLE(&quot;граница&quot;);ORG.OPENOFFICE.STYLE(&quot;Стандарт&quot;)))">
            <text:p/>
          </table:table-cell>
          <table:table-cell table:formula="of:=T(IF([$тест3.D64]=1;ORG.OPENOFFICE.STYLE(&quot;граница&quot;);ORG.OPENOFFICE.STYLE(&quot;Стандарт&quot;)))">
            <text:p/>
          </table:table-cell>
          <table:table-cell table:formula="of:=T(IF([$тест3.E64]=1;ORG.OPENOFFICE.STYLE(&quot;граница&quot;);ORG.OPENOFFICE.STYLE(&quot;Стандарт&quot;)))">
            <text:p/>
          </table:table-cell>
          <table:table-cell table:formula="of:=T(IF([$тест3.F64]=1;ORG.OPENOFFICE.STYLE(&quot;граница&quot;);ORG.OPENOFFICE.STYLE(&quot;Стандарт&quot;)))">
            <text:p/>
          </table:table-cell>
          <table:table-cell table:formula="of:=T(IF([$тест3.G64]=1;ORG.OPENOFFICE.STYLE(&quot;граница&quot;);ORG.OPENOFFICE.STYLE(&quot;Стандарт&quot;)))">
            <text:p/>
          </table:table-cell>
          <table:table-cell table:formula="of:=T(IF([$тест3.H64]=1;ORG.OPENOFFICE.STYLE(&quot;граница&quot;);ORG.OPENOFFICE.STYLE(&quot;Стандарт&quot;)))">
            <text:p/>
          </table:table-cell>
          <table:table-cell table:formula="of:=T(IF([$тест3.I64]=1;ORG.OPENOFFICE.STYLE(&quot;граница&quot;);ORG.OPENOFFICE.STYLE(&quot;Стандарт&quot;)))">
            <text:p/>
          </table:table-cell>
          <table:table-cell table:formula="of:=T(IF([$тест3.J64]=1;ORG.OPENOFFICE.STYLE(&quot;граница&quot;);ORG.OPENOFFICE.STYLE(&quot;Стандарт&quot;)))">
            <text:p/>
          </table:table-cell>
          <table:table-cell table:formula="of:=T(IF([$тест3.K64]=1;ORG.OPENOFFICE.STYLE(&quot;граница&quot;);ORG.OPENOFFICE.STYLE(&quot;Стандарт&quot;)))">
            <text:p/>
          </table:table-cell>
          <table:table-cell table:formula="of:=T(IF([$тест3.L64]=1;ORG.OPENOFFICE.STYLE(&quot;граница&quot;);ORG.OPENOFFICE.STYLE(&quot;Стандарт&quot;)))">
            <text:p/>
          </table:table-cell>
          <table:table-cell table:formula="of:=T(IF([$тест3.M64]=1;ORG.OPENOFFICE.STYLE(&quot;граница&quot;);ORG.OPENOFFICE.STYLE(&quot;Стандарт&quot;)))">
            <text:p/>
          </table:table-cell>
          <table:table-cell table:formula="of:=T(IF([$тест3.N64]=1;ORG.OPENOFFICE.STYLE(&quot;граница&quot;);ORG.OPENOFFICE.STYLE(&quot;Стандарт&quot;)))">
            <text:p/>
          </table:table-cell>
          <table:table-cell table:formula="of:=T(IF([$тест3.O64]=1;ORG.OPENOFFICE.STYLE(&quot;граница&quot;);ORG.OPENOFFICE.STYLE(&quot;Стандарт&quot;)))">
            <text:p/>
          </table:table-cell>
          <table:table-cell table:formula="of:=T(IF([$тест3.P64]=1;ORG.OPENOFFICE.STYLE(&quot;граница&quot;);ORG.OPENOFFICE.STYLE(&quot;Стандарт&quot;)))">
            <text:p/>
          </table:table-cell>
          <table:table-cell table:formula="of:=T(IF([$тест3.Q64]=1;ORG.OPENOFFICE.STYLE(&quot;граница&quot;);ORG.OPENOFFICE.STYLE(&quot;Стандарт&quot;)))">
            <text:p/>
          </table:table-cell>
          <table:table-cell table:formula="of:=T(IF([$тест3.R64]=1;ORG.OPENOFFICE.STYLE(&quot;граница&quot;);ORG.OPENOFFICE.STYLE(&quot;Стандарт&quot;)))">
            <text:p/>
          </table:table-cell>
          <table:table-cell table:formula="of:=T(IF([$тест3.S64]=1;ORG.OPENOFFICE.STYLE(&quot;граница&quot;);ORG.OPENOFFICE.STYLE(&quot;Стандарт&quot;)))">
            <text:p/>
          </table:table-cell>
          <table:table-cell table:formula="of:=T(IF([$тест3.T64]=1;ORG.OPENOFFICE.STYLE(&quot;граница&quot;);ORG.OPENOFFICE.STYLE(&quot;Стандарт&quot;)))">
            <text:p/>
          </table:table-cell>
          <table:table-cell table:formula="of:=T(IF([$тест3.U64]=1;ORG.OPENOFFICE.STYLE(&quot;граница&quot;);ORG.OPENOFFICE.STYLE(&quot;Стандарт&quot;)))">
            <text:p/>
          </table:table-cell>
          <table:table-cell table:formula="of:=T(IF([$тест3.V64]=1;ORG.OPENOFFICE.STYLE(&quot;граница&quot;);ORG.OPENOFFICE.STYLE(&quot;Стандарт&quot;)))">
            <text:p/>
          </table:table-cell>
          <table:table-cell table:formula="of:=T(IF([$тест3.W64]=1;ORG.OPENOFFICE.STYLE(&quot;граница&quot;);ORG.OPENOFFICE.STYLE(&quot;Стандарт&quot;)))">
            <text:p/>
          </table:table-cell>
          <table:table-cell table:formula="of:=T(IF([$тест3.X64]=1;ORG.OPENOFFICE.STYLE(&quot;граница&quot;);ORG.OPENOFFICE.STYLE(&quot;Стандарт&quot;)))">
            <text:p/>
          </table:table-cell>
          <table:table-cell table:formula="of:=T(IF([$тест3.Y64]=1;ORG.OPENOFFICE.STYLE(&quot;граница&quot;);ORG.OPENOFFICE.STYLE(&quot;Стандарт&quot;)))">
            <text:p/>
          </table:table-cell>
          <table:table-cell table:formula="of:=T(IF([$тест3.Z64]=1;ORG.OPENOFFICE.STYLE(&quot;граница&quot;);ORG.OPENOFFICE.STYLE(&quot;Стандарт&quot;)))">
            <text:p/>
          </table:table-cell>
          <table:table-cell table:formula="of:=T(IF([$тест3.AA64]=1;ORG.OPENOFFICE.STYLE(&quot;граница&quot;);ORG.OPENOFFICE.STYLE(&quot;Стандарт&quot;)))">
            <text:p/>
          </table:table-cell>
          <table:table-cell table:formula="of:=T(IF([$тест3.AB64]=1;ORG.OPENOFFICE.STYLE(&quot;граница&quot;);ORG.OPENOFFICE.STYLE(&quot;Стандарт&quot;)))">
            <text:p/>
          </table:table-cell>
          <table:table-cell table:formula="of:=T(IF([$тест3.AC64]=1;ORG.OPENOFFICE.STYLE(&quot;граница&quot;);ORG.OPENOFFICE.STYLE(&quot;Стандарт&quot;)))">
            <text:p/>
          </table:table-cell>
          <table:table-cell table:formula="of:=T(IF([$тест3.AD64]=1;ORG.OPENOFFICE.STYLE(&quot;граница&quot;);ORG.OPENOFFICE.STYLE(&quot;Стандарт&quot;)))">
            <text:p/>
          </table:table-cell>
          <table:table-cell table:formula="of:=T(IF([$тест3.AE64]=1;ORG.OPENOFFICE.STYLE(&quot;граница&quot;);ORG.OPENOFFICE.STYLE(&quot;Стандарт&quot;)))">
            <text:p/>
          </table:table-cell>
          <table:table-cell table:formula="of:=T(IF([$тест3.AF64]=1;ORG.OPENOFFICE.STYLE(&quot;граница&quot;);ORG.OPENOFFICE.STYLE(&quot;Стандарт&quot;)))">
            <text:p/>
          </table:table-cell>
          <table:table-cell table:formula="of:=T(IF([$тест3.AG64]=1;ORG.OPENOFFICE.STYLE(&quot;граница&quot;);ORG.OPENOFFICE.STYLE(&quot;Стандарт&quot;)))">
            <text:p/>
          </table:table-cell>
          <table:table-cell table:formula="of:=T(IF([$тест3.AH64]=1;ORG.OPENOFFICE.STYLE(&quot;граница&quot;);ORG.OPENOFFICE.STYLE(&quot;Стандарт&quot;)))">
            <text:p/>
          </table:table-cell>
          <table:table-cell table:formula="of:=T(IF([$тест3.AI64]=1;ORG.OPENOFFICE.STYLE(&quot;граница&quot;);ORG.OPENOFFICE.STYLE(&quot;Стандарт&quot;)))">
            <text:p/>
          </table:table-cell>
          <table:table-cell table:formula="of:=T(IF([$тест3.AJ64]=1;ORG.OPENOFFICE.STYLE(&quot;граница&quot;);ORG.OPENOFFICE.STYLE(&quot;Стандарт&quot;)))">
            <text:p/>
          </table:table-cell>
          <table:table-cell table:formula="of:=T(IF([$тест3.AK64]=1;ORG.OPENOFFICE.STYLE(&quot;граница&quot;);ORG.OPENOFFICE.STYLE(&quot;Стандарт&quot;)))">
            <text:p/>
          </table:table-cell>
          <table:table-cell table:formula="of:=T(IF([$тест3.AL64]=1;ORG.OPENOFFICE.STYLE(&quot;граница&quot;);ORG.OPENOFFICE.STYLE(&quot;Стандарт&quot;)))">
            <text:p/>
          </table:table-cell>
          <table:table-cell table:formula="of:=T(IF([$тест3.AM64]=1;ORG.OPENOFFICE.STYLE(&quot;граница&quot;);ORG.OPENOFFICE.STYLE(&quot;Стандарт&quot;)))">
            <text:p/>
          </table:table-cell>
          <table:table-cell table:formula="of:=T(IF([$тест3.AN64]=1;ORG.OPENOFFICE.STYLE(&quot;граница&quot;);ORG.OPENOFFICE.STYLE(&quot;Стандарт&quot;)))">
            <text:p/>
          </table:table-cell>
          <table:table-cell table:formula="of:=T(IF([$тест3.AO64]=1;ORG.OPENOFFICE.STYLE(&quot;граница&quot;);ORG.OPENOFFICE.STYLE(&quot;Стандарт&quot;)))">
            <text:p/>
          </table:table-cell>
          <table:table-cell table:formula="of:=T(IF([$тест3.AP64]=1;ORG.OPENOFFICE.STYLE(&quot;граница&quot;);ORG.OPENOFFICE.STYLE(&quot;Стандарт&quot;)))">
            <text:p/>
          </table:table-cell>
          <table:table-cell table:formula="of:=T(IF([$тест3.AQ64]=1;ORG.OPENOFFICE.STYLE(&quot;граница&quot;);ORG.OPENOFFICE.STYLE(&quot;Стандарт&quot;)))">
            <text:p/>
          </table:table-cell>
          <table:table-cell table:formula="of:=T(IF([$тест3.AR64]=1;ORG.OPENOFFICE.STYLE(&quot;граница&quot;);ORG.OPENOFFICE.STYLE(&quot;Стандарт&quot;)))">
            <text:p/>
          </table:table-cell>
          <table:table-cell table:formula="of:=T(IF([$тест3.AS64]=1;ORG.OPENOFFICE.STYLE(&quot;граница&quot;);ORG.OPENOFFICE.STYLE(&quot;Стандарт&quot;)))">
            <text:p/>
          </table:table-cell>
          <table:table-cell table:formula="of:=T(IF([$тест3.AT64]=1;ORG.OPENOFFICE.STYLE(&quot;граница&quot;);ORG.OPENOFFICE.STYLE(&quot;Стандарт&quot;)))">
            <text:p/>
          </table:table-cell>
          <table:table-cell table:formula="of:=T(IF([$тест3.AU64]=1;ORG.OPENOFFICE.STYLE(&quot;граница&quot;);ORG.OPENOFFICE.STYLE(&quot;Стандарт&quot;)))">
            <text:p/>
          </table:table-cell>
          <table:table-cell table:formula="of:=T(IF([$тест3.AV64]=1;ORG.OPENOFFICE.STYLE(&quot;граница&quot;);ORG.OPENOFFICE.STYLE(&quot;Стандарт&quot;)))">
            <text:p/>
          </table:table-cell>
          <table:table-cell table:formula="of:=T(IF([$тест3.AW64]=1;ORG.OPENOFFICE.STYLE(&quot;граница&quot;);ORG.OPENOFFICE.STYLE(&quot;Стандарт&quot;)))">
            <text:p/>
          </table:table-cell>
          <table:table-cell table:formula="of:=T(IF([$тест3.AX6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5]=1;ORG.OPENOFFICE.STYLE(&quot;граница&quot;);ORG.OPENOFFICE.STYLE(&quot;Стандарт&quot;)))">
            <text:p/>
          </table:table-cell>
          <table:table-cell table:formula="of:=T(IF([$тест3.C65]=1;ORG.OPENOFFICE.STYLE(&quot;граница&quot;);ORG.OPENOFFICE.STYLE(&quot;Стандарт&quot;)))">
            <text:p/>
          </table:table-cell>
          <table:table-cell table:formula="of:=T(IF([$тест3.D65]=1;ORG.OPENOFFICE.STYLE(&quot;граница&quot;);ORG.OPENOFFICE.STYLE(&quot;Стандарт&quot;)))">
            <text:p/>
          </table:table-cell>
          <table:table-cell table:formula="of:=T(IF([$тест3.E65]=1;ORG.OPENOFFICE.STYLE(&quot;граница&quot;);ORG.OPENOFFICE.STYLE(&quot;Стандарт&quot;)))">
            <text:p/>
          </table:table-cell>
          <table:table-cell table:formula="of:=T(IF([$тест3.F65]=1;ORG.OPENOFFICE.STYLE(&quot;граница&quot;);ORG.OPENOFFICE.STYLE(&quot;Стандарт&quot;)))">
            <text:p/>
          </table:table-cell>
          <table:table-cell table:formula="of:=T(IF([$тест3.G65]=1;ORG.OPENOFFICE.STYLE(&quot;граница&quot;);ORG.OPENOFFICE.STYLE(&quot;Стандарт&quot;)))">
            <text:p/>
          </table:table-cell>
          <table:table-cell table:formula="of:=T(IF([$тест3.H65]=1;ORG.OPENOFFICE.STYLE(&quot;граница&quot;);ORG.OPENOFFICE.STYLE(&quot;Стандарт&quot;)))">
            <text:p/>
          </table:table-cell>
          <table:table-cell table:formula="of:=T(IF([$тест3.I65]=1;ORG.OPENOFFICE.STYLE(&quot;граница&quot;);ORG.OPENOFFICE.STYLE(&quot;Стандарт&quot;)))">
            <text:p/>
          </table:table-cell>
          <table:table-cell table:formula="of:=T(IF([$тест3.J65]=1;ORG.OPENOFFICE.STYLE(&quot;граница&quot;);ORG.OPENOFFICE.STYLE(&quot;Стандарт&quot;)))">
            <text:p/>
          </table:table-cell>
          <table:table-cell table:formula="of:=T(IF([$тест3.K65]=1;ORG.OPENOFFICE.STYLE(&quot;граница&quot;);ORG.OPENOFFICE.STYLE(&quot;Стандарт&quot;)))">
            <text:p/>
          </table:table-cell>
          <table:table-cell table:formula="of:=T(IF([$тест3.L65]=1;ORG.OPENOFFICE.STYLE(&quot;граница&quot;);ORG.OPENOFFICE.STYLE(&quot;Стандарт&quot;)))">
            <text:p/>
          </table:table-cell>
          <table:table-cell table:formula="of:=T(IF([$тест3.M65]=1;ORG.OPENOFFICE.STYLE(&quot;граница&quot;);ORG.OPENOFFICE.STYLE(&quot;Стандарт&quot;)))">
            <text:p/>
          </table:table-cell>
          <table:table-cell table:formula="of:=T(IF([$тест3.N65]=1;ORG.OPENOFFICE.STYLE(&quot;граница&quot;);ORG.OPENOFFICE.STYLE(&quot;Стандарт&quot;)))">
            <text:p/>
          </table:table-cell>
          <table:table-cell table:formula="of:=T(IF([$тест3.O65]=1;ORG.OPENOFFICE.STYLE(&quot;граница&quot;);ORG.OPENOFFICE.STYLE(&quot;Стандарт&quot;)))">
            <text:p/>
          </table:table-cell>
          <table:table-cell table:formula="of:=T(IF([$тест3.P65]=1;ORG.OPENOFFICE.STYLE(&quot;граница&quot;);ORG.OPENOFFICE.STYLE(&quot;Стандарт&quot;)))">
            <text:p/>
          </table:table-cell>
          <table:table-cell table:formula="of:=T(IF([$тест3.Q65]=1;ORG.OPENOFFICE.STYLE(&quot;граница&quot;);ORG.OPENOFFICE.STYLE(&quot;Стандарт&quot;)))">
            <text:p/>
          </table:table-cell>
          <table:table-cell table:formula="of:=T(IF([$тест3.R65]=1;ORG.OPENOFFICE.STYLE(&quot;граница&quot;);ORG.OPENOFFICE.STYLE(&quot;Стандарт&quot;)))">
            <text:p/>
          </table:table-cell>
          <table:table-cell table:formula="of:=T(IF([$тест3.S65]=1;ORG.OPENOFFICE.STYLE(&quot;граница&quot;);ORG.OPENOFFICE.STYLE(&quot;Стандарт&quot;)))">
            <text:p/>
          </table:table-cell>
          <table:table-cell table:formula="of:=T(IF([$тест3.T65]=1;ORG.OPENOFFICE.STYLE(&quot;граница&quot;);ORG.OPENOFFICE.STYLE(&quot;Стандарт&quot;)))">
            <text:p/>
          </table:table-cell>
          <table:table-cell table:formula="of:=T(IF([$тест3.U65]=1;ORG.OPENOFFICE.STYLE(&quot;граница&quot;);ORG.OPENOFFICE.STYLE(&quot;Стандарт&quot;)))">
            <text:p/>
          </table:table-cell>
          <table:table-cell table:formula="of:=T(IF([$тест3.V65]=1;ORG.OPENOFFICE.STYLE(&quot;граница&quot;);ORG.OPENOFFICE.STYLE(&quot;Стандарт&quot;)))">
            <text:p/>
          </table:table-cell>
          <table:table-cell table:formula="of:=T(IF([$тест3.W65]=1;ORG.OPENOFFICE.STYLE(&quot;граница&quot;);ORG.OPENOFFICE.STYLE(&quot;Стандарт&quot;)))">
            <text:p/>
          </table:table-cell>
          <table:table-cell table:formula="of:=T(IF([$тест3.X65]=1;ORG.OPENOFFICE.STYLE(&quot;граница&quot;);ORG.OPENOFFICE.STYLE(&quot;Стандарт&quot;)))">
            <text:p/>
          </table:table-cell>
          <table:table-cell table:formula="of:=T(IF([$тест3.Y65]=1;ORG.OPENOFFICE.STYLE(&quot;граница&quot;);ORG.OPENOFFICE.STYLE(&quot;Стандарт&quot;)))">
            <text:p/>
          </table:table-cell>
          <table:table-cell table:formula="of:=T(IF([$тест3.Z65]=1;ORG.OPENOFFICE.STYLE(&quot;граница&quot;);ORG.OPENOFFICE.STYLE(&quot;Стандарт&quot;)))">
            <text:p/>
          </table:table-cell>
          <table:table-cell table:formula="of:=T(IF([$тест3.AA65]=1;ORG.OPENOFFICE.STYLE(&quot;граница&quot;);ORG.OPENOFFICE.STYLE(&quot;Стандарт&quot;)))">
            <text:p/>
          </table:table-cell>
          <table:table-cell table:formula="of:=T(IF([$тест3.AB65]=1;ORG.OPENOFFICE.STYLE(&quot;граница&quot;);ORG.OPENOFFICE.STYLE(&quot;Стандарт&quot;)))">
            <text:p/>
          </table:table-cell>
          <table:table-cell table:formula="of:=T(IF([$тест3.AC65]=1;ORG.OPENOFFICE.STYLE(&quot;граница&quot;);ORG.OPENOFFICE.STYLE(&quot;Стандарт&quot;)))">
            <text:p/>
          </table:table-cell>
          <table:table-cell table:formula="of:=T(IF([$тест3.AD65]=1;ORG.OPENOFFICE.STYLE(&quot;граница&quot;);ORG.OPENOFFICE.STYLE(&quot;Стандарт&quot;)))">
            <text:p/>
          </table:table-cell>
          <table:table-cell table:formula="of:=T(IF([$тест3.AE65]=1;ORG.OPENOFFICE.STYLE(&quot;граница&quot;);ORG.OPENOFFICE.STYLE(&quot;Стандарт&quot;)))">
            <text:p/>
          </table:table-cell>
          <table:table-cell table:formula="of:=T(IF([$тест3.AF65]=1;ORG.OPENOFFICE.STYLE(&quot;граница&quot;);ORG.OPENOFFICE.STYLE(&quot;Стандарт&quot;)))">
            <text:p/>
          </table:table-cell>
          <table:table-cell table:formula="of:=T(IF([$тест3.AG65]=1;ORG.OPENOFFICE.STYLE(&quot;граница&quot;);ORG.OPENOFFICE.STYLE(&quot;Стандарт&quot;)))">
            <text:p/>
          </table:table-cell>
          <table:table-cell table:formula="of:=T(IF([$тест3.AH65]=1;ORG.OPENOFFICE.STYLE(&quot;граница&quot;);ORG.OPENOFFICE.STYLE(&quot;Стандарт&quot;)))">
            <text:p/>
          </table:table-cell>
          <table:table-cell table:formula="of:=T(IF([$тест3.AI65]=1;ORG.OPENOFFICE.STYLE(&quot;граница&quot;);ORG.OPENOFFICE.STYLE(&quot;Стандарт&quot;)))">
            <text:p/>
          </table:table-cell>
          <table:table-cell table:formula="of:=T(IF([$тест3.AJ65]=1;ORG.OPENOFFICE.STYLE(&quot;граница&quot;);ORG.OPENOFFICE.STYLE(&quot;Стандарт&quot;)))">
            <text:p/>
          </table:table-cell>
          <table:table-cell table:formula="of:=T(IF([$тест3.AK65]=1;ORG.OPENOFFICE.STYLE(&quot;граница&quot;);ORG.OPENOFFICE.STYLE(&quot;Стандарт&quot;)))">
            <text:p/>
          </table:table-cell>
          <table:table-cell table:formula="of:=T(IF([$тест3.AL65]=1;ORG.OPENOFFICE.STYLE(&quot;граница&quot;);ORG.OPENOFFICE.STYLE(&quot;Стандарт&quot;)))">
            <text:p/>
          </table:table-cell>
          <table:table-cell table:formula="of:=T(IF([$тест3.AM65]=1;ORG.OPENOFFICE.STYLE(&quot;граница&quot;);ORG.OPENOFFICE.STYLE(&quot;Стандарт&quot;)))">
            <text:p/>
          </table:table-cell>
          <table:table-cell table:formula="of:=T(IF([$тест3.AN65]=1;ORG.OPENOFFICE.STYLE(&quot;граница&quot;);ORG.OPENOFFICE.STYLE(&quot;Стандарт&quot;)))">
            <text:p/>
          </table:table-cell>
          <table:table-cell table:formula="of:=T(IF([$тест3.AO65]=1;ORG.OPENOFFICE.STYLE(&quot;граница&quot;);ORG.OPENOFFICE.STYLE(&quot;Стандарт&quot;)))">
            <text:p/>
          </table:table-cell>
          <table:table-cell table:formula="of:=T(IF([$тест3.AP65]=1;ORG.OPENOFFICE.STYLE(&quot;граница&quot;);ORG.OPENOFFICE.STYLE(&quot;Стандарт&quot;)))">
            <text:p/>
          </table:table-cell>
          <table:table-cell table:formula="of:=T(IF([$тест3.AQ65]=1;ORG.OPENOFFICE.STYLE(&quot;граница&quot;);ORG.OPENOFFICE.STYLE(&quot;Стандарт&quot;)))">
            <text:p/>
          </table:table-cell>
          <table:table-cell table:formula="of:=T(IF([$тест3.AR65]=1;ORG.OPENOFFICE.STYLE(&quot;граница&quot;);ORG.OPENOFFICE.STYLE(&quot;Стандарт&quot;)))">
            <text:p/>
          </table:table-cell>
          <table:table-cell table:formula="of:=T(IF([$тест3.AS65]=1;ORG.OPENOFFICE.STYLE(&quot;граница&quot;);ORG.OPENOFFICE.STYLE(&quot;Стандарт&quot;)))">
            <text:p/>
          </table:table-cell>
          <table:table-cell table:formula="of:=T(IF([$тест3.AT65]=1;ORG.OPENOFFICE.STYLE(&quot;граница&quot;);ORG.OPENOFFICE.STYLE(&quot;Стандарт&quot;)))">
            <text:p/>
          </table:table-cell>
          <table:table-cell table:formula="of:=T(IF([$тест3.AU65]=1;ORG.OPENOFFICE.STYLE(&quot;граница&quot;);ORG.OPENOFFICE.STYLE(&quot;Стандарт&quot;)))">
            <text:p/>
          </table:table-cell>
          <table:table-cell table:formula="of:=T(IF([$тест3.AV65]=1;ORG.OPENOFFICE.STYLE(&quot;граница&quot;);ORG.OPENOFFICE.STYLE(&quot;Стандарт&quot;)))">
            <text:p/>
          </table:table-cell>
          <table:table-cell table:formula="of:=T(IF([$тест3.AW65]=1;ORG.OPENOFFICE.STYLE(&quot;граница&quot;);ORG.OPENOFFICE.STYLE(&quot;Стандарт&quot;)))">
            <text:p/>
          </table:table-cell>
          <table:table-cell table:formula="of:=T(IF([$тест3.AX6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6]=1;ORG.OPENOFFICE.STYLE(&quot;граница&quot;);ORG.OPENOFFICE.STYLE(&quot;Стандарт&quot;)))">
            <text:p/>
          </table:table-cell>
          <table:table-cell table:formula="of:=T(IF([$тест3.C66]=1;ORG.OPENOFFICE.STYLE(&quot;граница&quot;);ORG.OPENOFFICE.STYLE(&quot;Стандарт&quot;)))">
            <text:p/>
          </table:table-cell>
          <table:table-cell table:formula="of:=T(IF([$тест3.D66]=1;ORG.OPENOFFICE.STYLE(&quot;граница&quot;);ORG.OPENOFFICE.STYLE(&quot;Стандарт&quot;)))">
            <text:p/>
          </table:table-cell>
          <table:table-cell table:formula="of:=T(IF([$тест3.E66]=1;ORG.OPENOFFICE.STYLE(&quot;граница&quot;);ORG.OPENOFFICE.STYLE(&quot;Стандарт&quot;)))">
            <text:p/>
          </table:table-cell>
          <table:table-cell table:formula="of:=T(IF([$тест3.F66]=1;ORG.OPENOFFICE.STYLE(&quot;граница&quot;);ORG.OPENOFFICE.STYLE(&quot;Стандарт&quot;)))">
            <text:p/>
          </table:table-cell>
          <table:table-cell table:formula="of:=T(IF([$тест3.G66]=1;ORG.OPENOFFICE.STYLE(&quot;граница&quot;);ORG.OPENOFFICE.STYLE(&quot;Стандарт&quot;)))">
            <text:p/>
          </table:table-cell>
          <table:table-cell table:formula="of:=T(IF([$тест3.H66]=1;ORG.OPENOFFICE.STYLE(&quot;граница&quot;);ORG.OPENOFFICE.STYLE(&quot;Стандарт&quot;)))">
            <text:p/>
          </table:table-cell>
          <table:table-cell table:formula="of:=T(IF([$тест3.I66]=1;ORG.OPENOFFICE.STYLE(&quot;граница&quot;);ORG.OPENOFFICE.STYLE(&quot;Стандарт&quot;)))">
            <text:p/>
          </table:table-cell>
          <table:table-cell table:formula="of:=T(IF([$тест3.J66]=1;ORG.OPENOFFICE.STYLE(&quot;граница&quot;);ORG.OPENOFFICE.STYLE(&quot;Стандарт&quot;)))">
            <text:p/>
          </table:table-cell>
          <table:table-cell table:formula="of:=T(IF([$тест3.K66]=1;ORG.OPENOFFICE.STYLE(&quot;граница&quot;);ORG.OPENOFFICE.STYLE(&quot;Стандарт&quot;)))">
            <text:p/>
          </table:table-cell>
          <table:table-cell table:formula="of:=T(IF([$тест3.L66]=1;ORG.OPENOFFICE.STYLE(&quot;граница&quot;);ORG.OPENOFFICE.STYLE(&quot;Стандарт&quot;)))">
            <text:p/>
          </table:table-cell>
          <table:table-cell table:formula="of:=T(IF([$тест3.M66]=1;ORG.OPENOFFICE.STYLE(&quot;граница&quot;);ORG.OPENOFFICE.STYLE(&quot;Стандарт&quot;)))">
            <text:p/>
          </table:table-cell>
          <table:table-cell table:formula="of:=T(IF([$тест3.N66]=1;ORG.OPENOFFICE.STYLE(&quot;граница&quot;);ORG.OPENOFFICE.STYLE(&quot;Стандарт&quot;)))">
            <text:p/>
          </table:table-cell>
          <table:table-cell table:formula="of:=T(IF([$тест3.O66]=1;ORG.OPENOFFICE.STYLE(&quot;граница&quot;);ORG.OPENOFFICE.STYLE(&quot;Стандарт&quot;)))">
            <text:p/>
          </table:table-cell>
          <table:table-cell table:formula="of:=T(IF([$тест3.P66]=1;ORG.OPENOFFICE.STYLE(&quot;граница&quot;);ORG.OPENOFFICE.STYLE(&quot;Стандарт&quot;)))">
            <text:p/>
          </table:table-cell>
          <table:table-cell table:formula="of:=T(IF([$тест3.Q66]=1;ORG.OPENOFFICE.STYLE(&quot;граница&quot;);ORG.OPENOFFICE.STYLE(&quot;Стандарт&quot;)))">
            <text:p/>
          </table:table-cell>
          <table:table-cell table:formula="of:=T(IF([$тест3.R66]=1;ORG.OPENOFFICE.STYLE(&quot;граница&quot;);ORG.OPENOFFICE.STYLE(&quot;Стандарт&quot;)))">
            <text:p/>
          </table:table-cell>
          <table:table-cell table:formula="of:=T(IF([$тест3.S66]=1;ORG.OPENOFFICE.STYLE(&quot;граница&quot;);ORG.OPENOFFICE.STYLE(&quot;Стандарт&quot;)))">
            <text:p/>
          </table:table-cell>
          <table:table-cell table:formula="of:=T(IF([$тест3.T66]=1;ORG.OPENOFFICE.STYLE(&quot;граница&quot;);ORG.OPENOFFICE.STYLE(&quot;Стандарт&quot;)))">
            <text:p/>
          </table:table-cell>
          <table:table-cell table:formula="of:=T(IF([$тест3.U66]=1;ORG.OPENOFFICE.STYLE(&quot;граница&quot;);ORG.OPENOFFICE.STYLE(&quot;Стандарт&quot;)))">
            <text:p/>
          </table:table-cell>
          <table:table-cell table:formula="of:=T(IF([$тест3.V66]=1;ORG.OPENOFFICE.STYLE(&quot;граница&quot;);ORG.OPENOFFICE.STYLE(&quot;Стандарт&quot;)))">
            <text:p/>
          </table:table-cell>
          <table:table-cell table:formula="of:=T(IF([$тест3.W66]=1;ORG.OPENOFFICE.STYLE(&quot;граница&quot;);ORG.OPENOFFICE.STYLE(&quot;Стандарт&quot;)))">
            <text:p/>
          </table:table-cell>
          <table:table-cell table:formula="of:=T(IF([$тест3.X66]=1;ORG.OPENOFFICE.STYLE(&quot;граница&quot;);ORG.OPENOFFICE.STYLE(&quot;Стандарт&quot;)))">
            <text:p/>
          </table:table-cell>
          <table:table-cell table:formula="of:=T(IF([$тест3.Y66]=1;ORG.OPENOFFICE.STYLE(&quot;граница&quot;);ORG.OPENOFFICE.STYLE(&quot;Стандарт&quot;)))">
            <text:p/>
          </table:table-cell>
          <table:table-cell table:formula="of:=T(IF([$тест3.Z66]=1;ORG.OPENOFFICE.STYLE(&quot;граница&quot;);ORG.OPENOFFICE.STYLE(&quot;Стандарт&quot;)))">
            <text:p/>
          </table:table-cell>
          <table:table-cell table:formula="of:=T(IF([$тест3.AA66]=1;ORG.OPENOFFICE.STYLE(&quot;граница&quot;);ORG.OPENOFFICE.STYLE(&quot;Стандарт&quot;)))">
            <text:p/>
          </table:table-cell>
          <table:table-cell table:formula="of:=T(IF([$тест3.AB66]=1;ORG.OPENOFFICE.STYLE(&quot;граница&quot;);ORG.OPENOFFICE.STYLE(&quot;Стандарт&quot;)))">
            <text:p/>
          </table:table-cell>
          <table:table-cell table:formula="of:=T(IF([$тест3.AC66]=1;ORG.OPENOFFICE.STYLE(&quot;граница&quot;);ORG.OPENOFFICE.STYLE(&quot;Стандарт&quot;)))">
            <text:p/>
          </table:table-cell>
          <table:table-cell table:formula="of:=T(IF([$тест3.AD66]=1;ORG.OPENOFFICE.STYLE(&quot;граница&quot;);ORG.OPENOFFICE.STYLE(&quot;Стандарт&quot;)))">
            <text:p/>
          </table:table-cell>
          <table:table-cell table:formula="of:=T(IF([$тест3.AE66]=1;ORG.OPENOFFICE.STYLE(&quot;граница&quot;);ORG.OPENOFFICE.STYLE(&quot;Стандарт&quot;)))">
            <text:p/>
          </table:table-cell>
          <table:table-cell table:formula="of:=T(IF([$тест3.AF66]=1;ORG.OPENOFFICE.STYLE(&quot;граница&quot;);ORG.OPENOFFICE.STYLE(&quot;Стандарт&quot;)))">
            <text:p/>
          </table:table-cell>
          <table:table-cell table:formula="of:=T(IF([$тест3.AG66]=1;ORG.OPENOFFICE.STYLE(&quot;граница&quot;);ORG.OPENOFFICE.STYLE(&quot;Стандарт&quot;)))">
            <text:p/>
          </table:table-cell>
          <table:table-cell table:formula="of:=T(IF([$тест3.AH66]=1;ORG.OPENOFFICE.STYLE(&quot;граница&quot;);ORG.OPENOFFICE.STYLE(&quot;Стандарт&quot;)))">
            <text:p/>
          </table:table-cell>
          <table:table-cell table:formula="of:=T(IF([$тест3.AI66]=1;ORG.OPENOFFICE.STYLE(&quot;граница&quot;);ORG.OPENOFFICE.STYLE(&quot;Стандарт&quot;)))">
            <text:p/>
          </table:table-cell>
          <table:table-cell table:formula="of:=T(IF([$тест3.AJ66]=1;ORG.OPENOFFICE.STYLE(&quot;граница&quot;);ORG.OPENOFFICE.STYLE(&quot;Стандарт&quot;)))">
            <text:p/>
          </table:table-cell>
          <table:table-cell table:formula="of:=T(IF([$тест3.AK66]=1;ORG.OPENOFFICE.STYLE(&quot;граница&quot;);ORG.OPENOFFICE.STYLE(&quot;Стандарт&quot;)))">
            <text:p/>
          </table:table-cell>
          <table:table-cell table:formula="of:=T(IF([$тест3.AL66]=1;ORG.OPENOFFICE.STYLE(&quot;граница&quot;);ORG.OPENOFFICE.STYLE(&quot;Стандарт&quot;)))">
            <text:p/>
          </table:table-cell>
          <table:table-cell table:formula="of:=T(IF([$тест3.AM66]=1;ORG.OPENOFFICE.STYLE(&quot;граница&quot;);ORG.OPENOFFICE.STYLE(&quot;Стандарт&quot;)))">
            <text:p/>
          </table:table-cell>
          <table:table-cell table:formula="of:=T(IF([$тест3.AN66]=1;ORG.OPENOFFICE.STYLE(&quot;граница&quot;);ORG.OPENOFFICE.STYLE(&quot;Стандарт&quot;)))">
            <text:p/>
          </table:table-cell>
          <table:table-cell table:formula="of:=T(IF([$тест3.AO66]=1;ORG.OPENOFFICE.STYLE(&quot;граница&quot;);ORG.OPENOFFICE.STYLE(&quot;Стандарт&quot;)))">
            <text:p/>
          </table:table-cell>
          <table:table-cell table:formula="of:=T(IF([$тест3.AP66]=1;ORG.OPENOFFICE.STYLE(&quot;граница&quot;);ORG.OPENOFFICE.STYLE(&quot;Стандарт&quot;)))">
            <text:p/>
          </table:table-cell>
          <table:table-cell table:formula="of:=T(IF([$тест3.AQ66]=1;ORG.OPENOFFICE.STYLE(&quot;граница&quot;);ORG.OPENOFFICE.STYLE(&quot;Стандарт&quot;)))">
            <text:p/>
          </table:table-cell>
          <table:table-cell table:formula="of:=T(IF([$тест3.AR66]=1;ORG.OPENOFFICE.STYLE(&quot;граница&quot;);ORG.OPENOFFICE.STYLE(&quot;Стандарт&quot;)))">
            <text:p/>
          </table:table-cell>
          <table:table-cell table:formula="of:=T(IF([$тест3.AS66]=1;ORG.OPENOFFICE.STYLE(&quot;граница&quot;);ORG.OPENOFFICE.STYLE(&quot;Стандарт&quot;)))">
            <text:p/>
          </table:table-cell>
          <table:table-cell table:formula="of:=T(IF([$тест3.AT66]=1;ORG.OPENOFFICE.STYLE(&quot;граница&quot;);ORG.OPENOFFICE.STYLE(&quot;Стандарт&quot;)))">
            <text:p/>
          </table:table-cell>
          <table:table-cell table:formula="of:=T(IF([$тест3.AU66]=1;ORG.OPENOFFICE.STYLE(&quot;граница&quot;);ORG.OPENOFFICE.STYLE(&quot;Стандарт&quot;)))">
            <text:p/>
          </table:table-cell>
          <table:table-cell table:formula="of:=T(IF([$тест3.AV66]=1;ORG.OPENOFFICE.STYLE(&quot;граница&quot;);ORG.OPENOFFICE.STYLE(&quot;Стандарт&quot;)))">
            <text:p/>
          </table:table-cell>
          <table:table-cell table:formula="of:=T(IF([$тест3.AW66]=1;ORG.OPENOFFICE.STYLE(&quot;граница&quot;);ORG.OPENOFFICE.STYLE(&quot;Стандарт&quot;)))">
            <text:p/>
          </table:table-cell>
          <table:table-cell table:formula="of:=T(IF([$тест3.AX6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7]=1;ORG.OPENOFFICE.STYLE(&quot;граница&quot;);ORG.OPENOFFICE.STYLE(&quot;Стандарт&quot;)))">
            <text:p/>
          </table:table-cell>
          <table:table-cell table:formula="of:=T(IF([$тест3.C67]=1;ORG.OPENOFFICE.STYLE(&quot;граница&quot;);ORG.OPENOFFICE.STYLE(&quot;Стандарт&quot;)))">
            <text:p/>
          </table:table-cell>
          <table:table-cell table:formula="of:=T(IF([$тест3.D67]=1;ORG.OPENOFFICE.STYLE(&quot;граница&quot;);ORG.OPENOFFICE.STYLE(&quot;Стандарт&quot;)))">
            <text:p/>
          </table:table-cell>
          <table:table-cell table:formula="of:=T(IF([$тест3.E67]=1;ORG.OPENOFFICE.STYLE(&quot;граница&quot;);ORG.OPENOFFICE.STYLE(&quot;Стандарт&quot;)))">
            <text:p/>
          </table:table-cell>
          <table:table-cell table:formula="of:=T(IF([$тест3.F67]=1;ORG.OPENOFFICE.STYLE(&quot;граница&quot;);ORG.OPENOFFICE.STYLE(&quot;Стандарт&quot;)))">
            <text:p/>
          </table:table-cell>
          <table:table-cell table:formula="of:=T(IF([$тест3.G67]=1;ORG.OPENOFFICE.STYLE(&quot;граница&quot;);ORG.OPENOFFICE.STYLE(&quot;Стандарт&quot;)))">
            <text:p/>
          </table:table-cell>
          <table:table-cell table:formula="of:=T(IF([$тест3.H67]=1;ORG.OPENOFFICE.STYLE(&quot;граница&quot;);ORG.OPENOFFICE.STYLE(&quot;Стандарт&quot;)))">
            <text:p/>
          </table:table-cell>
          <table:table-cell table:formula="of:=T(IF([$тест3.I67]=1;ORG.OPENOFFICE.STYLE(&quot;граница&quot;);ORG.OPENOFFICE.STYLE(&quot;Стандарт&quot;)))">
            <text:p/>
          </table:table-cell>
          <table:table-cell table:formula="of:=T(IF([$тест3.J67]=1;ORG.OPENOFFICE.STYLE(&quot;граница&quot;);ORG.OPENOFFICE.STYLE(&quot;Стандарт&quot;)))">
            <text:p/>
          </table:table-cell>
          <table:table-cell table:formula="of:=T(IF([$тест3.K67]=1;ORG.OPENOFFICE.STYLE(&quot;граница&quot;);ORG.OPENOFFICE.STYLE(&quot;Стандарт&quot;)))">
            <text:p/>
          </table:table-cell>
          <table:table-cell table:formula="of:=T(IF([$тест3.L67]=1;ORG.OPENOFFICE.STYLE(&quot;граница&quot;);ORG.OPENOFFICE.STYLE(&quot;Стандарт&quot;)))">
            <text:p/>
          </table:table-cell>
          <table:table-cell table:formula="of:=T(IF([$тест3.M67]=1;ORG.OPENOFFICE.STYLE(&quot;граница&quot;);ORG.OPENOFFICE.STYLE(&quot;Стандарт&quot;)))">
            <text:p/>
          </table:table-cell>
          <table:table-cell table:formula="of:=T(IF([$тест3.N67]=1;ORG.OPENOFFICE.STYLE(&quot;граница&quot;);ORG.OPENOFFICE.STYLE(&quot;Стандарт&quot;)))">
            <text:p/>
          </table:table-cell>
          <table:table-cell table:formula="of:=T(IF([$тест3.O67]=1;ORG.OPENOFFICE.STYLE(&quot;граница&quot;);ORG.OPENOFFICE.STYLE(&quot;Стандарт&quot;)))">
            <text:p/>
          </table:table-cell>
          <table:table-cell table:formula="of:=T(IF([$тест3.P67]=1;ORG.OPENOFFICE.STYLE(&quot;граница&quot;);ORG.OPENOFFICE.STYLE(&quot;Стандарт&quot;)))">
            <text:p/>
          </table:table-cell>
          <table:table-cell table:formula="of:=T(IF([$тест3.Q67]=1;ORG.OPENOFFICE.STYLE(&quot;граница&quot;);ORG.OPENOFFICE.STYLE(&quot;Стандарт&quot;)))">
            <text:p/>
          </table:table-cell>
          <table:table-cell table:formula="of:=T(IF([$тест3.R67]=1;ORG.OPENOFFICE.STYLE(&quot;граница&quot;);ORG.OPENOFFICE.STYLE(&quot;Стандарт&quot;)))">
            <text:p/>
          </table:table-cell>
          <table:table-cell table:formula="of:=T(IF([$тест3.S67]=1;ORG.OPENOFFICE.STYLE(&quot;граница&quot;);ORG.OPENOFFICE.STYLE(&quot;Стандарт&quot;)))">
            <text:p/>
          </table:table-cell>
          <table:table-cell table:formula="of:=T(IF([$тест3.T67]=1;ORG.OPENOFFICE.STYLE(&quot;граница&quot;);ORG.OPENOFFICE.STYLE(&quot;Стандарт&quot;)))">
            <text:p/>
          </table:table-cell>
          <table:table-cell table:formula="of:=T(IF([$тест3.U67]=1;ORG.OPENOFFICE.STYLE(&quot;граница&quot;);ORG.OPENOFFICE.STYLE(&quot;Стандарт&quot;)))">
            <text:p/>
          </table:table-cell>
          <table:table-cell table:formula="of:=T(IF([$тест3.V67]=1;ORG.OPENOFFICE.STYLE(&quot;граница&quot;);ORG.OPENOFFICE.STYLE(&quot;Стандарт&quot;)))">
            <text:p/>
          </table:table-cell>
          <table:table-cell table:formula="of:=T(IF([$тест3.W67]=1;ORG.OPENOFFICE.STYLE(&quot;граница&quot;);ORG.OPENOFFICE.STYLE(&quot;Стандарт&quot;)))">
            <text:p/>
          </table:table-cell>
          <table:table-cell table:formula="of:=T(IF([$тест3.X67]=1;ORG.OPENOFFICE.STYLE(&quot;граница&quot;);ORG.OPENOFFICE.STYLE(&quot;Стандарт&quot;)))">
            <text:p/>
          </table:table-cell>
          <table:table-cell table:formula="of:=T(IF([$тест3.Y67]=1;ORG.OPENOFFICE.STYLE(&quot;граница&quot;);ORG.OPENOFFICE.STYLE(&quot;Стандарт&quot;)))">
            <text:p/>
          </table:table-cell>
          <table:table-cell table:formula="of:=T(IF([$тест3.Z67]=1;ORG.OPENOFFICE.STYLE(&quot;граница&quot;);ORG.OPENOFFICE.STYLE(&quot;Стандарт&quot;)))">
            <text:p/>
          </table:table-cell>
          <table:table-cell table:formula="of:=T(IF([$тест3.AA67]=1;ORG.OPENOFFICE.STYLE(&quot;граница&quot;);ORG.OPENOFFICE.STYLE(&quot;Стандарт&quot;)))">
            <text:p/>
          </table:table-cell>
          <table:table-cell table:formula="of:=T(IF([$тест3.AB67]=1;ORG.OPENOFFICE.STYLE(&quot;граница&quot;);ORG.OPENOFFICE.STYLE(&quot;Стандарт&quot;)))">
            <text:p/>
          </table:table-cell>
          <table:table-cell table:formula="of:=T(IF([$тест3.AC67]=1;ORG.OPENOFFICE.STYLE(&quot;граница&quot;);ORG.OPENOFFICE.STYLE(&quot;Стандарт&quot;)))">
            <text:p/>
          </table:table-cell>
          <table:table-cell table:formula="of:=T(IF([$тест3.AD67]=1;ORG.OPENOFFICE.STYLE(&quot;граница&quot;);ORG.OPENOFFICE.STYLE(&quot;Стандарт&quot;)))">
            <text:p/>
          </table:table-cell>
          <table:table-cell table:formula="of:=T(IF([$тест3.AE67]=1;ORG.OPENOFFICE.STYLE(&quot;граница&quot;);ORG.OPENOFFICE.STYLE(&quot;Стандарт&quot;)))">
            <text:p/>
          </table:table-cell>
          <table:table-cell table:formula="of:=T(IF([$тест3.AF67]=1;ORG.OPENOFFICE.STYLE(&quot;граница&quot;);ORG.OPENOFFICE.STYLE(&quot;Стандарт&quot;)))">
            <text:p/>
          </table:table-cell>
          <table:table-cell table:formula="of:=T(IF([$тест3.AG67]=1;ORG.OPENOFFICE.STYLE(&quot;граница&quot;);ORG.OPENOFFICE.STYLE(&quot;Стандарт&quot;)))">
            <text:p/>
          </table:table-cell>
          <table:table-cell table:formula="of:=T(IF([$тест3.AH67]=1;ORG.OPENOFFICE.STYLE(&quot;граница&quot;);ORG.OPENOFFICE.STYLE(&quot;Стандарт&quot;)))">
            <text:p/>
          </table:table-cell>
          <table:table-cell table:formula="of:=T(IF([$тест3.AI67]=1;ORG.OPENOFFICE.STYLE(&quot;граница&quot;);ORG.OPENOFFICE.STYLE(&quot;Стандарт&quot;)))">
            <text:p/>
          </table:table-cell>
          <table:table-cell table:formula="of:=T(IF([$тест3.AJ67]=1;ORG.OPENOFFICE.STYLE(&quot;граница&quot;);ORG.OPENOFFICE.STYLE(&quot;Стандарт&quot;)))">
            <text:p/>
          </table:table-cell>
          <table:table-cell table:formula="of:=T(IF([$тест3.AK67]=1;ORG.OPENOFFICE.STYLE(&quot;граница&quot;);ORG.OPENOFFICE.STYLE(&quot;Стандарт&quot;)))">
            <text:p/>
          </table:table-cell>
          <table:table-cell table:formula="of:=T(IF([$тест3.AL67]=1;ORG.OPENOFFICE.STYLE(&quot;граница&quot;);ORG.OPENOFFICE.STYLE(&quot;Стандарт&quot;)))">
            <text:p/>
          </table:table-cell>
          <table:table-cell table:formula="of:=T(IF([$тест3.AM67]=1;ORG.OPENOFFICE.STYLE(&quot;граница&quot;);ORG.OPENOFFICE.STYLE(&quot;Стандарт&quot;)))">
            <text:p/>
          </table:table-cell>
          <table:table-cell table:formula="of:=T(IF([$тест3.AN67]=1;ORG.OPENOFFICE.STYLE(&quot;граница&quot;);ORG.OPENOFFICE.STYLE(&quot;Стандарт&quot;)))">
            <text:p/>
          </table:table-cell>
          <table:table-cell table:formula="of:=T(IF([$тест3.AO67]=1;ORG.OPENOFFICE.STYLE(&quot;граница&quot;);ORG.OPENOFFICE.STYLE(&quot;Стандарт&quot;)))">
            <text:p/>
          </table:table-cell>
          <table:table-cell table:formula="of:=T(IF([$тест3.AP67]=1;ORG.OPENOFFICE.STYLE(&quot;граница&quot;);ORG.OPENOFFICE.STYLE(&quot;Стандарт&quot;)))">
            <text:p/>
          </table:table-cell>
          <table:table-cell table:formula="of:=T(IF([$тест3.AQ67]=1;ORG.OPENOFFICE.STYLE(&quot;граница&quot;);ORG.OPENOFFICE.STYLE(&quot;Стандарт&quot;)))">
            <text:p/>
          </table:table-cell>
          <table:table-cell table:formula="of:=T(IF([$тест3.AR67]=1;ORG.OPENOFFICE.STYLE(&quot;граница&quot;);ORG.OPENOFFICE.STYLE(&quot;Стандарт&quot;)))">
            <text:p/>
          </table:table-cell>
          <table:table-cell table:formula="of:=T(IF([$тест3.AS67]=1;ORG.OPENOFFICE.STYLE(&quot;граница&quot;);ORG.OPENOFFICE.STYLE(&quot;Стандарт&quot;)))">
            <text:p/>
          </table:table-cell>
          <table:table-cell table:formula="of:=T(IF([$тест3.AT67]=1;ORG.OPENOFFICE.STYLE(&quot;граница&quot;);ORG.OPENOFFICE.STYLE(&quot;Стандарт&quot;)))">
            <text:p/>
          </table:table-cell>
          <table:table-cell table:formula="of:=T(IF([$тест3.AU67]=1;ORG.OPENOFFICE.STYLE(&quot;граница&quot;);ORG.OPENOFFICE.STYLE(&quot;Стандарт&quot;)))">
            <text:p/>
          </table:table-cell>
          <table:table-cell table:formula="of:=T(IF([$тест3.AV67]=1;ORG.OPENOFFICE.STYLE(&quot;граница&quot;);ORG.OPENOFFICE.STYLE(&quot;Стандарт&quot;)))">
            <text:p/>
          </table:table-cell>
          <table:table-cell table:formula="of:=T(IF([$тест3.AW67]=1;ORG.OPENOFFICE.STYLE(&quot;граница&quot;);ORG.OPENOFFICE.STYLE(&quot;Стандарт&quot;)))">
            <text:p/>
          </table:table-cell>
          <table:table-cell table:formula="of:=T(IF([$тест3.AX6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8]=1;ORG.OPENOFFICE.STYLE(&quot;граница&quot;);ORG.OPENOFFICE.STYLE(&quot;Стандарт&quot;)))">
            <text:p/>
          </table:table-cell>
          <table:table-cell table:formula="of:=T(IF([$тест3.C68]=1;ORG.OPENOFFICE.STYLE(&quot;граница&quot;);ORG.OPENOFFICE.STYLE(&quot;Стандарт&quot;)))">
            <text:p/>
          </table:table-cell>
          <table:table-cell table:formula="of:=T(IF([$тест3.D68]=1;ORG.OPENOFFICE.STYLE(&quot;граница&quot;);ORG.OPENOFFICE.STYLE(&quot;Стандарт&quot;)))">
            <text:p/>
          </table:table-cell>
          <table:table-cell table:formula="of:=T(IF([$тест3.E68]=1;ORG.OPENOFFICE.STYLE(&quot;граница&quot;);ORG.OPENOFFICE.STYLE(&quot;Стандарт&quot;)))">
            <text:p/>
          </table:table-cell>
          <table:table-cell table:formula="of:=T(IF([$тест3.F68]=1;ORG.OPENOFFICE.STYLE(&quot;граница&quot;);ORG.OPENOFFICE.STYLE(&quot;Стандарт&quot;)))">
            <text:p/>
          </table:table-cell>
          <table:table-cell table:formula="of:=T(IF([$тест3.G68]=1;ORG.OPENOFFICE.STYLE(&quot;граница&quot;);ORG.OPENOFFICE.STYLE(&quot;Стандарт&quot;)))">
            <text:p/>
          </table:table-cell>
          <table:table-cell table:formula="of:=T(IF([$тест3.H68]=1;ORG.OPENOFFICE.STYLE(&quot;граница&quot;);ORG.OPENOFFICE.STYLE(&quot;Стандарт&quot;)))">
            <text:p/>
          </table:table-cell>
          <table:table-cell table:formula="of:=T(IF([$тест3.I68]=1;ORG.OPENOFFICE.STYLE(&quot;граница&quot;);ORG.OPENOFFICE.STYLE(&quot;Стандарт&quot;)))">
            <text:p/>
          </table:table-cell>
          <table:table-cell table:formula="of:=T(IF([$тест3.J68]=1;ORG.OPENOFFICE.STYLE(&quot;граница&quot;);ORG.OPENOFFICE.STYLE(&quot;Стандарт&quot;)))">
            <text:p/>
          </table:table-cell>
          <table:table-cell table:formula="of:=T(IF([$тест3.K68]=1;ORG.OPENOFFICE.STYLE(&quot;граница&quot;);ORG.OPENOFFICE.STYLE(&quot;Стандарт&quot;)))">
            <text:p/>
          </table:table-cell>
          <table:table-cell table:formula="of:=T(IF([$тест3.L68]=1;ORG.OPENOFFICE.STYLE(&quot;граница&quot;);ORG.OPENOFFICE.STYLE(&quot;Стандарт&quot;)))">
            <text:p/>
          </table:table-cell>
          <table:table-cell table:formula="of:=T(IF([$тест3.M68]=1;ORG.OPENOFFICE.STYLE(&quot;граница&quot;);ORG.OPENOFFICE.STYLE(&quot;Стандарт&quot;)))">
            <text:p/>
          </table:table-cell>
          <table:table-cell table:formula="of:=T(IF([$тест3.N68]=1;ORG.OPENOFFICE.STYLE(&quot;граница&quot;);ORG.OPENOFFICE.STYLE(&quot;Стандарт&quot;)))">
            <text:p/>
          </table:table-cell>
          <table:table-cell table:formula="of:=T(IF([$тест3.O68]=1;ORG.OPENOFFICE.STYLE(&quot;граница&quot;);ORG.OPENOFFICE.STYLE(&quot;Стандарт&quot;)))">
            <text:p/>
          </table:table-cell>
          <table:table-cell table:formula="of:=T(IF([$тест3.P68]=1;ORG.OPENOFFICE.STYLE(&quot;граница&quot;);ORG.OPENOFFICE.STYLE(&quot;Стандарт&quot;)))">
            <text:p/>
          </table:table-cell>
          <table:table-cell table:formula="of:=T(IF([$тест3.Q68]=1;ORG.OPENOFFICE.STYLE(&quot;граница&quot;);ORG.OPENOFFICE.STYLE(&quot;Стандарт&quot;)))">
            <text:p/>
          </table:table-cell>
          <table:table-cell table:formula="of:=T(IF([$тест3.R68]=1;ORG.OPENOFFICE.STYLE(&quot;граница&quot;);ORG.OPENOFFICE.STYLE(&quot;Стандарт&quot;)))">
            <text:p/>
          </table:table-cell>
          <table:table-cell table:formula="of:=T(IF([$тест3.S68]=1;ORG.OPENOFFICE.STYLE(&quot;граница&quot;);ORG.OPENOFFICE.STYLE(&quot;Стандарт&quot;)))">
            <text:p/>
          </table:table-cell>
          <table:table-cell table:formula="of:=T(IF([$тест3.T68]=1;ORG.OPENOFFICE.STYLE(&quot;граница&quot;);ORG.OPENOFFICE.STYLE(&quot;Стандарт&quot;)))">
            <text:p/>
          </table:table-cell>
          <table:table-cell table:formula="of:=T(IF([$тест3.U68]=1;ORG.OPENOFFICE.STYLE(&quot;граница&quot;);ORG.OPENOFFICE.STYLE(&quot;Стандарт&quot;)))">
            <text:p/>
          </table:table-cell>
          <table:table-cell table:formula="of:=T(IF([$тест3.V68]=1;ORG.OPENOFFICE.STYLE(&quot;граница&quot;);ORG.OPENOFFICE.STYLE(&quot;Стандарт&quot;)))">
            <text:p/>
          </table:table-cell>
          <table:table-cell table:formula="of:=T(IF([$тест3.W68]=1;ORG.OPENOFFICE.STYLE(&quot;граница&quot;);ORG.OPENOFFICE.STYLE(&quot;Стандарт&quot;)))">
            <text:p/>
          </table:table-cell>
          <table:table-cell table:formula="of:=T(IF([$тест3.X68]=1;ORG.OPENOFFICE.STYLE(&quot;граница&quot;);ORG.OPENOFFICE.STYLE(&quot;Стандарт&quot;)))">
            <text:p/>
          </table:table-cell>
          <table:table-cell table:formula="of:=T(IF([$тест3.Y68]=1;ORG.OPENOFFICE.STYLE(&quot;граница&quot;);ORG.OPENOFFICE.STYLE(&quot;Стандарт&quot;)))">
            <text:p/>
          </table:table-cell>
          <table:table-cell table:formula="of:=T(IF([$тест3.Z68]=1;ORG.OPENOFFICE.STYLE(&quot;граница&quot;);ORG.OPENOFFICE.STYLE(&quot;Стандарт&quot;)))">
            <text:p/>
          </table:table-cell>
          <table:table-cell table:formula="of:=T(IF([$тест3.AA68]=1;ORG.OPENOFFICE.STYLE(&quot;граница&quot;);ORG.OPENOFFICE.STYLE(&quot;Стандарт&quot;)))">
            <text:p/>
          </table:table-cell>
          <table:table-cell table:formula="of:=T(IF([$тест3.AB68]=1;ORG.OPENOFFICE.STYLE(&quot;граница&quot;);ORG.OPENOFFICE.STYLE(&quot;Стандарт&quot;)))">
            <text:p/>
          </table:table-cell>
          <table:table-cell table:formula="of:=T(IF([$тест3.AC68]=1;ORG.OPENOFFICE.STYLE(&quot;граница&quot;);ORG.OPENOFFICE.STYLE(&quot;Стандарт&quot;)))">
            <text:p/>
          </table:table-cell>
          <table:table-cell table:formula="of:=T(IF([$тест3.AD68]=1;ORG.OPENOFFICE.STYLE(&quot;граница&quot;);ORG.OPENOFFICE.STYLE(&quot;Стандарт&quot;)))">
            <text:p/>
          </table:table-cell>
          <table:table-cell table:formula="of:=T(IF([$тест3.AE68]=1;ORG.OPENOFFICE.STYLE(&quot;граница&quot;);ORG.OPENOFFICE.STYLE(&quot;Стандарт&quot;)))">
            <text:p/>
          </table:table-cell>
          <table:table-cell table:formula="of:=T(IF([$тест3.AF68]=1;ORG.OPENOFFICE.STYLE(&quot;граница&quot;);ORG.OPENOFFICE.STYLE(&quot;Стандарт&quot;)))">
            <text:p/>
          </table:table-cell>
          <table:table-cell table:formula="of:=T(IF([$тест3.AG68]=1;ORG.OPENOFFICE.STYLE(&quot;граница&quot;);ORG.OPENOFFICE.STYLE(&quot;Стандарт&quot;)))">
            <text:p/>
          </table:table-cell>
          <table:table-cell table:formula="of:=T(IF([$тест3.AH68]=1;ORG.OPENOFFICE.STYLE(&quot;граница&quot;);ORG.OPENOFFICE.STYLE(&quot;Стандарт&quot;)))">
            <text:p/>
          </table:table-cell>
          <table:table-cell table:formula="of:=T(IF([$тест3.AI68]=1;ORG.OPENOFFICE.STYLE(&quot;граница&quot;);ORG.OPENOFFICE.STYLE(&quot;Стандарт&quot;)))">
            <text:p/>
          </table:table-cell>
          <table:table-cell table:formula="of:=T(IF([$тест3.AJ68]=1;ORG.OPENOFFICE.STYLE(&quot;граница&quot;);ORG.OPENOFFICE.STYLE(&quot;Стандарт&quot;)))">
            <text:p/>
          </table:table-cell>
          <table:table-cell table:formula="of:=T(IF([$тест3.AK68]=1;ORG.OPENOFFICE.STYLE(&quot;граница&quot;);ORG.OPENOFFICE.STYLE(&quot;Стандарт&quot;)))">
            <text:p/>
          </table:table-cell>
          <table:table-cell table:formula="of:=T(IF([$тест3.AL68]=1;ORG.OPENOFFICE.STYLE(&quot;граница&quot;);ORG.OPENOFFICE.STYLE(&quot;Стандарт&quot;)))">
            <text:p/>
          </table:table-cell>
          <table:table-cell table:formula="of:=T(IF([$тест3.AM68]=1;ORG.OPENOFFICE.STYLE(&quot;граница&quot;);ORG.OPENOFFICE.STYLE(&quot;Стандарт&quot;)))">
            <text:p/>
          </table:table-cell>
          <table:table-cell table:formula="of:=T(IF([$тест3.AN68]=1;ORG.OPENOFFICE.STYLE(&quot;граница&quot;);ORG.OPENOFFICE.STYLE(&quot;Стандарт&quot;)))">
            <text:p/>
          </table:table-cell>
          <table:table-cell table:formula="of:=T(IF([$тест3.AO68]=1;ORG.OPENOFFICE.STYLE(&quot;граница&quot;);ORG.OPENOFFICE.STYLE(&quot;Стандарт&quot;)))">
            <text:p/>
          </table:table-cell>
          <table:table-cell table:formula="of:=T(IF([$тест3.AP68]=1;ORG.OPENOFFICE.STYLE(&quot;граница&quot;);ORG.OPENOFFICE.STYLE(&quot;Стандарт&quot;)))">
            <text:p/>
          </table:table-cell>
          <table:table-cell table:formula="of:=T(IF([$тест3.AQ68]=1;ORG.OPENOFFICE.STYLE(&quot;граница&quot;);ORG.OPENOFFICE.STYLE(&quot;Стандарт&quot;)))">
            <text:p/>
          </table:table-cell>
          <table:table-cell table:formula="of:=T(IF([$тест3.AR68]=1;ORG.OPENOFFICE.STYLE(&quot;граница&quot;);ORG.OPENOFFICE.STYLE(&quot;Стандарт&quot;)))">
            <text:p/>
          </table:table-cell>
          <table:table-cell table:formula="of:=T(IF([$тест3.AS68]=1;ORG.OPENOFFICE.STYLE(&quot;граница&quot;);ORG.OPENOFFICE.STYLE(&quot;Стандарт&quot;)))">
            <text:p/>
          </table:table-cell>
          <table:table-cell table:formula="of:=T(IF([$тест3.AT68]=1;ORG.OPENOFFICE.STYLE(&quot;граница&quot;);ORG.OPENOFFICE.STYLE(&quot;Стандарт&quot;)))">
            <text:p/>
          </table:table-cell>
          <table:table-cell table:formula="of:=T(IF([$тест3.AU68]=1;ORG.OPENOFFICE.STYLE(&quot;граница&quot;);ORG.OPENOFFICE.STYLE(&quot;Стандарт&quot;)))">
            <text:p/>
          </table:table-cell>
          <table:table-cell table:formula="of:=T(IF([$тест3.AV68]=1;ORG.OPENOFFICE.STYLE(&quot;граница&quot;);ORG.OPENOFFICE.STYLE(&quot;Стандарт&quot;)))">
            <text:p/>
          </table:table-cell>
          <table:table-cell table:formula="of:=T(IF([$тест3.AW68]=1;ORG.OPENOFFICE.STYLE(&quot;граница&quot;);ORG.OPENOFFICE.STYLE(&quot;Стандарт&quot;)))">
            <text:p/>
          </table:table-cell>
          <table:table-cell table:formula="of:=T(IF([$тест3.AX6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69]=1;ORG.OPENOFFICE.STYLE(&quot;граница&quot;);ORG.OPENOFFICE.STYLE(&quot;Стандарт&quot;)))">
            <text:p/>
          </table:table-cell>
          <table:table-cell table:formula="of:=T(IF([$тест3.C69]=1;ORG.OPENOFFICE.STYLE(&quot;граница&quot;);ORG.OPENOFFICE.STYLE(&quot;Стандарт&quot;)))">
            <text:p/>
          </table:table-cell>
          <table:table-cell table:formula="of:=T(IF([$тест3.D69]=1;ORG.OPENOFFICE.STYLE(&quot;граница&quot;);ORG.OPENOFFICE.STYLE(&quot;Стандарт&quot;)))">
            <text:p/>
          </table:table-cell>
          <table:table-cell table:formula="of:=T(IF([$тест3.E69]=1;ORG.OPENOFFICE.STYLE(&quot;граница&quot;);ORG.OPENOFFICE.STYLE(&quot;Стандарт&quot;)))">
            <text:p/>
          </table:table-cell>
          <table:table-cell table:formula="of:=T(IF([$тест3.F69]=1;ORG.OPENOFFICE.STYLE(&quot;граница&quot;);ORG.OPENOFFICE.STYLE(&quot;Стандарт&quot;)))">
            <text:p/>
          </table:table-cell>
          <table:table-cell table:formula="of:=T(IF([$тест3.G69]=1;ORG.OPENOFFICE.STYLE(&quot;граница&quot;);ORG.OPENOFFICE.STYLE(&quot;Стандарт&quot;)))">
            <text:p/>
          </table:table-cell>
          <table:table-cell table:formula="of:=T(IF([$тест3.H69]=1;ORG.OPENOFFICE.STYLE(&quot;граница&quot;);ORG.OPENOFFICE.STYLE(&quot;Стандарт&quot;)))">
            <text:p/>
          </table:table-cell>
          <table:table-cell table:formula="of:=T(IF([$тест3.I69]=1;ORG.OPENOFFICE.STYLE(&quot;граница&quot;);ORG.OPENOFFICE.STYLE(&quot;Стандарт&quot;)))">
            <text:p/>
          </table:table-cell>
          <table:table-cell table:formula="of:=T(IF([$тест3.J69]=1;ORG.OPENOFFICE.STYLE(&quot;граница&quot;);ORG.OPENOFFICE.STYLE(&quot;Стандарт&quot;)))">
            <text:p/>
          </table:table-cell>
          <table:table-cell table:formula="of:=T(IF([$тест3.K69]=1;ORG.OPENOFFICE.STYLE(&quot;граница&quot;);ORG.OPENOFFICE.STYLE(&quot;Стандарт&quot;)))">
            <text:p/>
          </table:table-cell>
          <table:table-cell table:formula="of:=T(IF([$тест3.L69]=1;ORG.OPENOFFICE.STYLE(&quot;граница&quot;);ORG.OPENOFFICE.STYLE(&quot;Стандарт&quot;)))">
            <text:p/>
          </table:table-cell>
          <table:table-cell table:formula="of:=T(IF([$тест3.M69]=1;ORG.OPENOFFICE.STYLE(&quot;граница&quot;);ORG.OPENOFFICE.STYLE(&quot;Стандарт&quot;)))">
            <text:p/>
          </table:table-cell>
          <table:table-cell table:formula="of:=T(IF([$тест3.N69]=1;ORG.OPENOFFICE.STYLE(&quot;граница&quot;);ORG.OPENOFFICE.STYLE(&quot;Стандарт&quot;)))">
            <text:p/>
          </table:table-cell>
          <table:table-cell table:formula="of:=T(IF([$тест3.O69]=1;ORG.OPENOFFICE.STYLE(&quot;граница&quot;);ORG.OPENOFFICE.STYLE(&quot;Стандарт&quot;)))">
            <text:p/>
          </table:table-cell>
          <table:table-cell table:formula="of:=T(IF([$тест3.P69]=1;ORG.OPENOFFICE.STYLE(&quot;граница&quot;);ORG.OPENOFFICE.STYLE(&quot;Стандарт&quot;)))">
            <text:p/>
          </table:table-cell>
          <table:table-cell table:formula="of:=T(IF([$тест3.Q69]=1;ORG.OPENOFFICE.STYLE(&quot;граница&quot;);ORG.OPENOFFICE.STYLE(&quot;Стандарт&quot;)))">
            <text:p/>
          </table:table-cell>
          <table:table-cell table:formula="of:=T(IF([$тест3.R69]=1;ORG.OPENOFFICE.STYLE(&quot;граница&quot;);ORG.OPENOFFICE.STYLE(&quot;Стандарт&quot;)))">
            <text:p/>
          </table:table-cell>
          <table:table-cell table:formula="of:=T(IF([$тест3.S69]=1;ORG.OPENOFFICE.STYLE(&quot;граница&quot;);ORG.OPENOFFICE.STYLE(&quot;Стандарт&quot;)))">
            <text:p/>
          </table:table-cell>
          <table:table-cell table:formula="of:=T(IF([$тест3.T69]=1;ORG.OPENOFFICE.STYLE(&quot;граница&quot;);ORG.OPENOFFICE.STYLE(&quot;Стандарт&quot;)))">
            <text:p/>
          </table:table-cell>
          <table:table-cell table:formula="of:=T(IF([$тест3.U69]=1;ORG.OPENOFFICE.STYLE(&quot;граница&quot;);ORG.OPENOFFICE.STYLE(&quot;Стандарт&quot;)))">
            <text:p/>
          </table:table-cell>
          <table:table-cell table:formula="of:=T(IF([$тест3.V69]=1;ORG.OPENOFFICE.STYLE(&quot;граница&quot;);ORG.OPENOFFICE.STYLE(&quot;Стандарт&quot;)))">
            <text:p/>
          </table:table-cell>
          <table:table-cell table:formula="of:=T(IF([$тест3.W69]=1;ORG.OPENOFFICE.STYLE(&quot;граница&quot;);ORG.OPENOFFICE.STYLE(&quot;Стандарт&quot;)))">
            <text:p/>
          </table:table-cell>
          <table:table-cell table:formula="of:=T(IF([$тест3.X69]=1;ORG.OPENOFFICE.STYLE(&quot;граница&quot;);ORG.OPENOFFICE.STYLE(&quot;Стандарт&quot;)))">
            <text:p/>
          </table:table-cell>
          <table:table-cell table:formula="of:=T(IF([$тест3.Y69]=1;ORG.OPENOFFICE.STYLE(&quot;граница&quot;);ORG.OPENOFFICE.STYLE(&quot;Стандарт&quot;)))">
            <text:p/>
          </table:table-cell>
          <table:table-cell table:formula="of:=T(IF([$тест3.Z69]=1;ORG.OPENOFFICE.STYLE(&quot;граница&quot;);ORG.OPENOFFICE.STYLE(&quot;Стандарт&quot;)))">
            <text:p/>
          </table:table-cell>
          <table:table-cell table:formula="of:=T(IF([$тест3.AA69]=1;ORG.OPENOFFICE.STYLE(&quot;граница&quot;);ORG.OPENOFFICE.STYLE(&quot;Стандарт&quot;)))">
            <text:p/>
          </table:table-cell>
          <table:table-cell table:formula="of:=T(IF([$тест3.AB69]=1;ORG.OPENOFFICE.STYLE(&quot;граница&quot;);ORG.OPENOFFICE.STYLE(&quot;Стандарт&quot;)))">
            <text:p/>
          </table:table-cell>
          <table:table-cell table:formula="of:=T(IF([$тест3.AC69]=1;ORG.OPENOFFICE.STYLE(&quot;граница&quot;);ORG.OPENOFFICE.STYLE(&quot;Стандарт&quot;)))">
            <text:p/>
          </table:table-cell>
          <table:table-cell table:formula="of:=T(IF([$тест3.AD69]=1;ORG.OPENOFFICE.STYLE(&quot;граница&quot;);ORG.OPENOFFICE.STYLE(&quot;Стандарт&quot;)))">
            <text:p/>
          </table:table-cell>
          <table:table-cell table:formula="of:=T(IF([$тест3.AE69]=1;ORG.OPENOFFICE.STYLE(&quot;граница&quot;);ORG.OPENOFFICE.STYLE(&quot;Стандарт&quot;)))">
            <text:p/>
          </table:table-cell>
          <table:table-cell table:formula="of:=T(IF([$тест3.AF69]=1;ORG.OPENOFFICE.STYLE(&quot;граница&quot;);ORG.OPENOFFICE.STYLE(&quot;Стандарт&quot;)))">
            <text:p/>
          </table:table-cell>
          <table:table-cell table:formula="of:=T(IF([$тест3.AG69]=1;ORG.OPENOFFICE.STYLE(&quot;граница&quot;);ORG.OPENOFFICE.STYLE(&quot;Стандарт&quot;)))">
            <text:p/>
          </table:table-cell>
          <table:table-cell table:formula="of:=T(IF([$тест3.AH69]=1;ORG.OPENOFFICE.STYLE(&quot;граница&quot;);ORG.OPENOFFICE.STYLE(&quot;Стандарт&quot;)))">
            <text:p/>
          </table:table-cell>
          <table:table-cell table:formula="of:=T(IF([$тест3.AI69]=1;ORG.OPENOFFICE.STYLE(&quot;граница&quot;);ORG.OPENOFFICE.STYLE(&quot;Стандарт&quot;)))">
            <text:p/>
          </table:table-cell>
          <table:table-cell table:formula="of:=T(IF([$тест3.AJ69]=1;ORG.OPENOFFICE.STYLE(&quot;граница&quot;);ORG.OPENOFFICE.STYLE(&quot;Стандарт&quot;)))">
            <text:p/>
          </table:table-cell>
          <table:table-cell table:formula="of:=T(IF([$тест3.AK69]=1;ORG.OPENOFFICE.STYLE(&quot;граница&quot;);ORG.OPENOFFICE.STYLE(&quot;Стандарт&quot;)))">
            <text:p/>
          </table:table-cell>
          <table:table-cell table:formula="of:=T(IF([$тест3.AL69]=1;ORG.OPENOFFICE.STYLE(&quot;граница&quot;);ORG.OPENOFFICE.STYLE(&quot;Стандарт&quot;)))">
            <text:p/>
          </table:table-cell>
          <table:table-cell table:formula="of:=T(IF([$тест3.AM69]=1;ORG.OPENOFFICE.STYLE(&quot;граница&quot;);ORG.OPENOFFICE.STYLE(&quot;Стандарт&quot;)))">
            <text:p/>
          </table:table-cell>
          <table:table-cell table:formula="of:=T(IF([$тест3.AN69]=1;ORG.OPENOFFICE.STYLE(&quot;граница&quot;);ORG.OPENOFFICE.STYLE(&quot;Стандарт&quot;)))">
            <text:p/>
          </table:table-cell>
          <table:table-cell table:formula="of:=T(IF([$тест3.AO69]=1;ORG.OPENOFFICE.STYLE(&quot;граница&quot;);ORG.OPENOFFICE.STYLE(&quot;Стандарт&quot;)))">
            <text:p/>
          </table:table-cell>
          <table:table-cell table:formula="of:=T(IF([$тест3.AP69]=1;ORG.OPENOFFICE.STYLE(&quot;граница&quot;);ORG.OPENOFFICE.STYLE(&quot;Стандарт&quot;)))">
            <text:p/>
          </table:table-cell>
          <table:table-cell table:formula="of:=T(IF([$тест3.AQ69]=1;ORG.OPENOFFICE.STYLE(&quot;граница&quot;);ORG.OPENOFFICE.STYLE(&quot;Стандарт&quot;)))">
            <text:p/>
          </table:table-cell>
          <table:table-cell table:formula="of:=T(IF([$тест3.AR69]=1;ORG.OPENOFFICE.STYLE(&quot;граница&quot;);ORG.OPENOFFICE.STYLE(&quot;Стандарт&quot;)))">
            <text:p/>
          </table:table-cell>
          <table:table-cell table:formula="of:=T(IF([$тест3.AS69]=1;ORG.OPENOFFICE.STYLE(&quot;граница&quot;);ORG.OPENOFFICE.STYLE(&quot;Стандарт&quot;)))">
            <text:p/>
          </table:table-cell>
          <table:table-cell table:formula="of:=T(IF([$тест3.AT69]=1;ORG.OPENOFFICE.STYLE(&quot;граница&quot;);ORG.OPENOFFICE.STYLE(&quot;Стандарт&quot;)))">
            <text:p/>
          </table:table-cell>
          <table:table-cell table:formula="of:=T(IF([$тест3.AU69]=1;ORG.OPENOFFICE.STYLE(&quot;граница&quot;);ORG.OPENOFFICE.STYLE(&quot;Стандарт&quot;)))">
            <text:p/>
          </table:table-cell>
          <table:table-cell table:formula="of:=T(IF([$тест3.AV69]=1;ORG.OPENOFFICE.STYLE(&quot;граница&quot;);ORG.OPENOFFICE.STYLE(&quot;Стандарт&quot;)))">
            <text:p/>
          </table:table-cell>
          <table:table-cell table:formula="of:=T(IF([$тест3.AW69]=1;ORG.OPENOFFICE.STYLE(&quot;граница&quot;);ORG.OPENOFFICE.STYLE(&quot;Стандарт&quot;)))">
            <text:p/>
          </table:table-cell>
          <table:table-cell table:formula="of:=T(IF([$тест3.AX6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0]=1;ORG.OPENOFFICE.STYLE(&quot;граница&quot;);ORG.OPENOFFICE.STYLE(&quot;Стандарт&quot;)))">
            <text:p/>
          </table:table-cell>
          <table:table-cell table:formula="of:=T(IF([$тест3.C70]=1;ORG.OPENOFFICE.STYLE(&quot;граница&quot;);ORG.OPENOFFICE.STYLE(&quot;Стандарт&quot;)))">
            <text:p/>
          </table:table-cell>
          <table:table-cell table:formula="of:=T(IF([$тест3.D70]=1;ORG.OPENOFFICE.STYLE(&quot;граница&quot;);ORG.OPENOFFICE.STYLE(&quot;Стандарт&quot;)))">
            <text:p/>
          </table:table-cell>
          <table:table-cell table:formula="of:=T(IF([$тест3.E70]=1;ORG.OPENOFFICE.STYLE(&quot;граница&quot;);ORG.OPENOFFICE.STYLE(&quot;Стандарт&quot;)))">
            <text:p/>
          </table:table-cell>
          <table:table-cell table:formula="of:=T(IF([$тест3.F70]=1;ORG.OPENOFFICE.STYLE(&quot;граница&quot;);ORG.OPENOFFICE.STYLE(&quot;Стандарт&quot;)))">
            <text:p/>
          </table:table-cell>
          <table:table-cell table:formula="of:=T(IF([$тест3.G70]=1;ORG.OPENOFFICE.STYLE(&quot;граница&quot;);ORG.OPENOFFICE.STYLE(&quot;Стандарт&quot;)))">
            <text:p/>
          </table:table-cell>
          <table:table-cell table:formula="of:=T(IF([$тест3.H70]=1;ORG.OPENOFFICE.STYLE(&quot;граница&quot;);ORG.OPENOFFICE.STYLE(&quot;Стандарт&quot;)))">
            <text:p/>
          </table:table-cell>
          <table:table-cell table:formula="of:=T(IF([$тест3.I70]=1;ORG.OPENOFFICE.STYLE(&quot;граница&quot;);ORG.OPENOFFICE.STYLE(&quot;Стандарт&quot;)))">
            <text:p/>
          </table:table-cell>
          <table:table-cell table:formula="of:=T(IF([$тест3.J70]=1;ORG.OPENOFFICE.STYLE(&quot;граница&quot;);ORG.OPENOFFICE.STYLE(&quot;Стандарт&quot;)))">
            <text:p/>
          </table:table-cell>
          <table:table-cell table:formula="of:=T(IF([$тест3.K70]=1;ORG.OPENOFFICE.STYLE(&quot;граница&quot;);ORG.OPENOFFICE.STYLE(&quot;Стандарт&quot;)))">
            <text:p/>
          </table:table-cell>
          <table:table-cell table:formula="of:=T(IF([$тест3.L70]=1;ORG.OPENOFFICE.STYLE(&quot;граница&quot;);ORG.OPENOFFICE.STYLE(&quot;Стандарт&quot;)))">
            <text:p/>
          </table:table-cell>
          <table:table-cell table:formula="of:=T(IF([$тест3.M70]=1;ORG.OPENOFFICE.STYLE(&quot;граница&quot;);ORG.OPENOFFICE.STYLE(&quot;Стандарт&quot;)))">
            <text:p/>
          </table:table-cell>
          <table:table-cell table:formula="of:=T(IF([$тест3.N70]=1;ORG.OPENOFFICE.STYLE(&quot;граница&quot;);ORG.OPENOFFICE.STYLE(&quot;Стандарт&quot;)))">
            <text:p/>
          </table:table-cell>
          <table:table-cell table:formula="of:=T(IF([$тест3.O70]=1;ORG.OPENOFFICE.STYLE(&quot;граница&quot;);ORG.OPENOFFICE.STYLE(&quot;Стандарт&quot;)))">
            <text:p/>
          </table:table-cell>
          <table:table-cell table:formula="of:=T(IF([$тест3.P70]=1;ORG.OPENOFFICE.STYLE(&quot;граница&quot;);ORG.OPENOFFICE.STYLE(&quot;Стандарт&quot;)))">
            <text:p/>
          </table:table-cell>
          <table:table-cell table:formula="of:=T(IF([$тест3.Q70]=1;ORG.OPENOFFICE.STYLE(&quot;граница&quot;);ORG.OPENOFFICE.STYLE(&quot;Стандарт&quot;)))">
            <text:p/>
          </table:table-cell>
          <table:table-cell table:formula="of:=T(IF([$тест3.R70]=1;ORG.OPENOFFICE.STYLE(&quot;граница&quot;);ORG.OPENOFFICE.STYLE(&quot;Стандарт&quot;)))">
            <text:p/>
          </table:table-cell>
          <table:table-cell table:formula="of:=T(IF([$тест3.S70]=1;ORG.OPENOFFICE.STYLE(&quot;граница&quot;);ORG.OPENOFFICE.STYLE(&quot;Стандарт&quot;)))">
            <text:p/>
          </table:table-cell>
          <table:table-cell table:formula="of:=T(IF([$тест3.T70]=1;ORG.OPENOFFICE.STYLE(&quot;граница&quot;);ORG.OPENOFFICE.STYLE(&quot;Стандарт&quot;)))">
            <text:p/>
          </table:table-cell>
          <table:table-cell table:formula="of:=T(IF([$тест3.U70]=1;ORG.OPENOFFICE.STYLE(&quot;граница&quot;);ORG.OPENOFFICE.STYLE(&quot;Стандарт&quot;)))">
            <text:p/>
          </table:table-cell>
          <table:table-cell table:formula="of:=T(IF([$тест3.V70]=1;ORG.OPENOFFICE.STYLE(&quot;граница&quot;);ORG.OPENOFFICE.STYLE(&quot;Стандарт&quot;)))">
            <text:p/>
          </table:table-cell>
          <table:table-cell table:formula="of:=T(IF([$тест3.W70]=1;ORG.OPENOFFICE.STYLE(&quot;граница&quot;);ORG.OPENOFFICE.STYLE(&quot;Стандарт&quot;)))">
            <text:p/>
          </table:table-cell>
          <table:table-cell table:formula="of:=T(IF([$тест3.X70]=1;ORG.OPENOFFICE.STYLE(&quot;граница&quot;);ORG.OPENOFFICE.STYLE(&quot;Стандарт&quot;)))">
            <text:p/>
          </table:table-cell>
          <table:table-cell table:formula="of:=T(IF([$тест3.Y70]=1;ORG.OPENOFFICE.STYLE(&quot;граница&quot;);ORG.OPENOFFICE.STYLE(&quot;Стандарт&quot;)))">
            <text:p/>
          </table:table-cell>
          <table:table-cell table:formula="of:=T(IF([$тест3.Z70]=1;ORG.OPENOFFICE.STYLE(&quot;граница&quot;);ORG.OPENOFFICE.STYLE(&quot;Стандарт&quot;)))">
            <text:p/>
          </table:table-cell>
          <table:table-cell table:formula="of:=T(IF([$тест3.AA70]=1;ORG.OPENOFFICE.STYLE(&quot;граница&quot;);ORG.OPENOFFICE.STYLE(&quot;Стандарт&quot;)))">
            <text:p/>
          </table:table-cell>
          <table:table-cell table:formula="of:=T(IF([$тест3.AB70]=1;ORG.OPENOFFICE.STYLE(&quot;граница&quot;);ORG.OPENOFFICE.STYLE(&quot;Стандарт&quot;)))">
            <text:p/>
          </table:table-cell>
          <table:table-cell table:formula="of:=T(IF([$тест3.AC70]=1;ORG.OPENOFFICE.STYLE(&quot;граница&quot;);ORG.OPENOFFICE.STYLE(&quot;Стандарт&quot;)))">
            <text:p/>
          </table:table-cell>
          <table:table-cell table:formula="of:=T(IF([$тест3.AD70]=1;ORG.OPENOFFICE.STYLE(&quot;граница&quot;);ORG.OPENOFFICE.STYLE(&quot;Стандарт&quot;)))">
            <text:p/>
          </table:table-cell>
          <table:table-cell table:formula="of:=T(IF([$тест3.AE70]=1;ORG.OPENOFFICE.STYLE(&quot;граница&quot;);ORG.OPENOFFICE.STYLE(&quot;Стандарт&quot;)))">
            <text:p/>
          </table:table-cell>
          <table:table-cell table:formula="of:=T(IF([$тест3.AF70]=1;ORG.OPENOFFICE.STYLE(&quot;граница&quot;);ORG.OPENOFFICE.STYLE(&quot;Стандарт&quot;)))">
            <text:p/>
          </table:table-cell>
          <table:table-cell table:formula="of:=T(IF([$тест3.AG70]=1;ORG.OPENOFFICE.STYLE(&quot;граница&quot;);ORG.OPENOFFICE.STYLE(&quot;Стандарт&quot;)))">
            <text:p/>
          </table:table-cell>
          <table:table-cell table:formula="of:=T(IF([$тест3.AH70]=1;ORG.OPENOFFICE.STYLE(&quot;граница&quot;);ORG.OPENOFFICE.STYLE(&quot;Стандарт&quot;)))">
            <text:p/>
          </table:table-cell>
          <table:table-cell table:formula="of:=T(IF([$тест3.AI70]=1;ORG.OPENOFFICE.STYLE(&quot;граница&quot;);ORG.OPENOFFICE.STYLE(&quot;Стандарт&quot;)))">
            <text:p/>
          </table:table-cell>
          <table:table-cell table:formula="of:=T(IF([$тест3.AJ70]=1;ORG.OPENOFFICE.STYLE(&quot;граница&quot;);ORG.OPENOFFICE.STYLE(&quot;Стандарт&quot;)))">
            <text:p/>
          </table:table-cell>
          <table:table-cell table:formula="of:=T(IF([$тест3.AK70]=1;ORG.OPENOFFICE.STYLE(&quot;граница&quot;);ORG.OPENOFFICE.STYLE(&quot;Стандарт&quot;)))">
            <text:p/>
          </table:table-cell>
          <table:table-cell table:formula="of:=T(IF([$тест3.AL70]=1;ORG.OPENOFFICE.STYLE(&quot;граница&quot;);ORG.OPENOFFICE.STYLE(&quot;Стандарт&quot;)))">
            <text:p/>
          </table:table-cell>
          <table:table-cell table:formula="of:=T(IF([$тест3.AM70]=1;ORG.OPENOFFICE.STYLE(&quot;граница&quot;);ORG.OPENOFFICE.STYLE(&quot;Стандарт&quot;)))">
            <text:p/>
          </table:table-cell>
          <table:table-cell table:formula="of:=T(IF([$тест3.AN70]=1;ORG.OPENOFFICE.STYLE(&quot;граница&quot;);ORG.OPENOFFICE.STYLE(&quot;Стандарт&quot;)))">
            <text:p/>
          </table:table-cell>
          <table:table-cell table:formula="of:=T(IF([$тест3.AO70]=1;ORG.OPENOFFICE.STYLE(&quot;граница&quot;);ORG.OPENOFFICE.STYLE(&quot;Стандарт&quot;)))">
            <text:p/>
          </table:table-cell>
          <table:table-cell table:formula="of:=T(IF([$тест3.AP70]=1;ORG.OPENOFFICE.STYLE(&quot;граница&quot;);ORG.OPENOFFICE.STYLE(&quot;Стандарт&quot;)))">
            <text:p/>
          </table:table-cell>
          <table:table-cell table:formula="of:=T(IF([$тест3.AQ70]=1;ORG.OPENOFFICE.STYLE(&quot;граница&quot;);ORG.OPENOFFICE.STYLE(&quot;Стандарт&quot;)))">
            <text:p/>
          </table:table-cell>
          <table:table-cell table:formula="of:=T(IF([$тест3.AR70]=1;ORG.OPENOFFICE.STYLE(&quot;граница&quot;);ORG.OPENOFFICE.STYLE(&quot;Стандарт&quot;)))">
            <text:p/>
          </table:table-cell>
          <table:table-cell table:formula="of:=T(IF([$тест3.AS70]=1;ORG.OPENOFFICE.STYLE(&quot;граница&quot;);ORG.OPENOFFICE.STYLE(&quot;Стандарт&quot;)))">
            <text:p/>
          </table:table-cell>
          <table:table-cell table:formula="of:=T(IF([$тест3.AT70]=1;ORG.OPENOFFICE.STYLE(&quot;граница&quot;);ORG.OPENOFFICE.STYLE(&quot;Стандарт&quot;)))">
            <text:p/>
          </table:table-cell>
          <table:table-cell table:formula="of:=T(IF([$тест3.AU70]=1;ORG.OPENOFFICE.STYLE(&quot;граница&quot;);ORG.OPENOFFICE.STYLE(&quot;Стандарт&quot;)))">
            <text:p/>
          </table:table-cell>
          <table:table-cell table:formula="of:=T(IF([$тест3.AV70]=1;ORG.OPENOFFICE.STYLE(&quot;граница&quot;);ORG.OPENOFFICE.STYLE(&quot;Стандарт&quot;)))">
            <text:p/>
          </table:table-cell>
          <table:table-cell table:formula="of:=T(IF([$тест3.AW70]=1;ORG.OPENOFFICE.STYLE(&quot;граница&quot;);ORG.OPENOFFICE.STYLE(&quot;Стандарт&quot;)))">
            <text:p/>
          </table:table-cell>
          <table:table-cell table:formula="of:=T(IF([$тест3.AX7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1]=1;ORG.OPENOFFICE.STYLE(&quot;граница&quot;);ORG.OPENOFFICE.STYLE(&quot;Стандарт&quot;)))">
            <text:p/>
          </table:table-cell>
          <table:table-cell table:formula="of:=T(IF([$тест3.C71]=1;ORG.OPENOFFICE.STYLE(&quot;граница&quot;);ORG.OPENOFFICE.STYLE(&quot;Стандарт&quot;)))">
            <text:p/>
          </table:table-cell>
          <table:table-cell table:formula="of:=T(IF([$тест3.D71]=1;ORG.OPENOFFICE.STYLE(&quot;граница&quot;);ORG.OPENOFFICE.STYLE(&quot;Стандарт&quot;)))">
            <text:p/>
          </table:table-cell>
          <table:table-cell table:formula="of:=T(IF([$тест3.E71]=1;ORG.OPENOFFICE.STYLE(&quot;граница&quot;);ORG.OPENOFFICE.STYLE(&quot;Стандарт&quot;)))">
            <text:p/>
          </table:table-cell>
          <table:table-cell table:formula="of:=T(IF([$тест3.F71]=1;ORG.OPENOFFICE.STYLE(&quot;граница&quot;);ORG.OPENOFFICE.STYLE(&quot;Стандарт&quot;)))">
            <text:p/>
          </table:table-cell>
          <table:table-cell table:formula="of:=T(IF([$тест3.G71]=1;ORG.OPENOFFICE.STYLE(&quot;граница&quot;);ORG.OPENOFFICE.STYLE(&quot;Стандарт&quot;)))">
            <text:p/>
          </table:table-cell>
          <table:table-cell table:formula="of:=T(IF([$тест3.H71]=1;ORG.OPENOFFICE.STYLE(&quot;граница&quot;);ORG.OPENOFFICE.STYLE(&quot;Стандарт&quot;)))">
            <text:p/>
          </table:table-cell>
          <table:table-cell table:formula="of:=T(IF([$тест3.I71]=1;ORG.OPENOFFICE.STYLE(&quot;граница&quot;);ORG.OPENOFFICE.STYLE(&quot;Стандарт&quot;)))">
            <text:p/>
          </table:table-cell>
          <table:table-cell table:formula="of:=T(IF([$тест3.J71]=1;ORG.OPENOFFICE.STYLE(&quot;граница&quot;);ORG.OPENOFFICE.STYLE(&quot;Стандарт&quot;)))">
            <text:p/>
          </table:table-cell>
          <table:table-cell table:formula="of:=T(IF([$тест3.K71]=1;ORG.OPENOFFICE.STYLE(&quot;граница&quot;);ORG.OPENOFFICE.STYLE(&quot;Стандарт&quot;)))">
            <text:p/>
          </table:table-cell>
          <table:table-cell table:formula="of:=T(IF([$тест3.L71]=1;ORG.OPENOFFICE.STYLE(&quot;граница&quot;);ORG.OPENOFFICE.STYLE(&quot;Стандарт&quot;)))">
            <text:p/>
          </table:table-cell>
          <table:table-cell table:formula="of:=T(IF([$тест3.M71]=1;ORG.OPENOFFICE.STYLE(&quot;граница&quot;);ORG.OPENOFFICE.STYLE(&quot;Стандарт&quot;)))">
            <text:p/>
          </table:table-cell>
          <table:table-cell table:formula="of:=T(IF([$тест3.N71]=1;ORG.OPENOFFICE.STYLE(&quot;граница&quot;);ORG.OPENOFFICE.STYLE(&quot;Стандарт&quot;)))">
            <text:p/>
          </table:table-cell>
          <table:table-cell table:formula="of:=T(IF([$тест3.O71]=1;ORG.OPENOFFICE.STYLE(&quot;граница&quot;);ORG.OPENOFFICE.STYLE(&quot;Стандарт&quot;)))">
            <text:p/>
          </table:table-cell>
          <table:table-cell table:formula="of:=T(IF([$тест3.P71]=1;ORG.OPENOFFICE.STYLE(&quot;граница&quot;);ORG.OPENOFFICE.STYLE(&quot;Стандарт&quot;)))">
            <text:p/>
          </table:table-cell>
          <table:table-cell table:formula="of:=T(IF([$тест3.Q71]=1;ORG.OPENOFFICE.STYLE(&quot;граница&quot;);ORG.OPENOFFICE.STYLE(&quot;Стандарт&quot;)))">
            <text:p/>
          </table:table-cell>
          <table:table-cell table:formula="of:=T(IF([$тест3.R71]=1;ORG.OPENOFFICE.STYLE(&quot;граница&quot;);ORG.OPENOFFICE.STYLE(&quot;Стандарт&quot;)))">
            <text:p/>
          </table:table-cell>
          <table:table-cell table:formula="of:=T(IF([$тест3.S71]=1;ORG.OPENOFFICE.STYLE(&quot;граница&quot;);ORG.OPENOFFICE.STYLE(&quot;Стандарт&quot;)))">
            <text:p/>
          </table:table-cell>
          <table:table-cell table:formula="of:=T(IF([$тест3.T71]=1;ORG.OPENOFFICE.STYLE(&quot;граница&quot;);ORG.OPENOFFICE.STYLE(&quot;Стандарт&quot;)))">
            <text:p/>
          </table:table-cell>
          <table:table-cell table:formula="of:=T(IF([$тест3.U71]=1;ORG.OPENOFFICE.STYLE(&quot;граница&quot;);ORG.OPENOFFICE.STYLE(&quot;Стандарт&quot;)))">
            <text:p/>
          </table:table-cell>
          <table:table-cell table:formula="of:=T(IF([$тест3.V71]=1;ORG.OPENOFFICE.STYLE(&quot;граница&quot;);ORG.OPENOFFICE.STYLE(&quot;Стандарт&quot;)))">
            <text:p/>
          </table:table-cell>
          <table:table-cell table:formula="of:=T(IF([$тест3.W71]=1;ORG.OPENOFFICE.STYLE(&quot;граница&quot;);ORG.OPENOFFICE.STYLE(&quot;Стандарт&quot;)))">
            <text:p/>
          </table:table-cell>
          <table:table-cell table:formula="of:=T(IF([$тест3.X71]=1;ORG.OPENOFFICE.STYLE(&quot;граница&quot;);ORG.OPENOFFICE.STYLE(&quot;Стандарт&quot;)))">
            <text:p/>
          </table:table-cell>
          <table:table-cell table:formula="of:=T(IF([$тест3.Y71]=1;ORG.OPENOFFICE.STYLE(&quot;граница&quot;);ORG.OPENOFFICE.STYLE(&quot;Стандарт&quot;)))">
            <text:p/>
          </table:table-cell>
          <table:table-cell table:formula="of:=T(IF([$тест3.Z71]=1;ORG.OPENOFFICE.STYLE(&quot;граница&quot;);ORG.OPENOFFICE.STYLE(&quot;Стандарт&quot;)))">
            <text:p/>
          </table:table-cell>
          <table:table-cell table:formula="of:=T(IF([$тест3.AA71]=1;ORG.OPENOFFICE.STYLE(&quot;граница&quot;);ORG.OPENOFFICE.STYLE(&quot;Стандарт&quot;)))">
            <text:p/>
          </table:table-cell>
          <table:table-cell table:formula="of:=T(IF([$тест3.AB71]=1;ORG.OPENOFFICE.STYLE(&quot;граница&quot;);ORG.OPENOFFICE.STYLE(&quot;Стандарт&quot;)))">
            <text:p/>
          </table:table-cell>
          <table:table-cell table:formula="of:=T(IF([$тест3.AC71]=1;ORG.OPENOFFICE.STYLE(&quot;граница&quot;);ORG.OPENOFFICE.STYLE(&quot;Стандарт&quot;)))">
            <text:p/>
          </table:table-cell>
          <table:table-cell table:formula="of:=T(IF([$тест3.AD71]=1;ORG.OPENOFFICE.STYLE(&quot;граница&quot;);ORG.OPENOFFICE.STYLE(&quot;Стандарт&quot;)))">
            <text:p/>
          </table:table-cell>
          <table:table-cell table:formula="of:=T(IF([$тест3.AE71]=1;ORG.OPENOFFICE.STYLE(&quot;граница&quot;);ORG.OPENOFFICE.STYLE(&quot;Стандарт&quot;)))">
            <text:p/>
          </table:table-cell>
          <table:table-cell table:formula="of:=T(IF([$тест3.AF71]=1;ORG.OPENOFFICE.STYLE(&quot;граница&quot;);ORG.OPENOFFICE.STYLE(&quot;Стандарт&quot;)))">
            <text:p/>
          </table:table-cell>
          <table:table-cell table:formula="of:=T(IF([$тест3.AG71]=1;ORG.OPENOFFICE.STYLE(&quot;граница&quot;);ORG.OPENOFFICE.STYLE(&quot;Стандарт&quot;)))">
            <text:p/>
          </table:table-cell>
          <table:table-cell table:formula="of:=T(IF([$тест3.AH71]=1;ORG.OPENOFFICE.STYLE(&quot;граница&quot;);ORG.OPENOFFICE.STYLE(&quot;Стандарт&quot;)))">
            <text:p/>
          </table:table-cell>
          <table:table-cell table:formula="of:=T(IF([$тест3.AI71]=1;ORG.OPENOFFICE.STYLE(&quot;граница&quot;);ORG.OPENOFFICE.STYLE(&quot;Стандарт&quot;)))">
            <text:p/>
          </table:table-cell>
          <table:table-cell table:formula="of:=T(IF([$тест3.AJ71]=1;ORG.OPENOFFICE.STYLE(&quot;граница&quot;);ORG.OPENOFFICE.STYLE(&quot;Стандарт&quot;)))">
            <text:p/>
          </table:table-cell>
          <table:table-cell table:formula="of:=T(IF([$тест3.AK71]=1;ORG.OPENOFFICE.STYLE(&quot;граница&quot;);ORG.OPENOFFICE.STYLE(&quot;Стандарт&quot;)))">
            <text:p/>
          </table:table-cell>
          <table:table-cell table:formula="of:=T(IF([$тест3.AL71]=1;ORG.OPENOFFICE.STYLE(&quot;граница&quot;);ORG.OPENOFFICE.STYLE(&quot;Стандарт&quot;)))">
            <text:p/>
          </table:table-cell>
          <table:table-cell table:formula="of:=T(IF([$тест3.AM71]=1;ORG.OPENOFFICE.STYLE(&quot;граница&quot;);ORG.OPENOFFICE.STYLE(&quot;Стандарт&quot;)))">
            <text:p/>
          </table:table-cell>
          <table:table-cell table:formula="of:=T(IF([$тест3.AN71]=1;ORG.OPENOFFICE.STYLE(&quot;граница&quot;);ORG.OPENOFFICE.STYLE(&quot;Стандарт&quot;)))">
            <text:p/>
          </table:table-cell>
          <table:table-cell table:formula="of:=T(IF([$тест3.AO71]=1;ORG.OPENOFFICE.STYLE(&quot;граница&quot;);ORG.OPENOFFICE.STYLE(&quot;Стандарт&quot;)))">
            <text:p/>
          </table:table-cell>
          <table:table-cell table:formula="of:=T(IF([$тест3.AP71]=1;ORG.OPENOFFICE.STYLE(&quot;граница&quot;);ORG.OPENOFFICE.STYLE(&quot;Стандарт&quot;)))">
            <text:p/>
          </table:table-cell>
          <table:table-cell table:formula="of:=T(IF([$тест3.AQ71]=1;ORG.OPENOFFICE.STYLE(&quot;граница&quot;);ORG.OPENOFFICE.STYLE(&quot;Стандарт&quot;)))">
            <text:p/>
          </table:table-cell>
          <table:table-cell table:formula="of:=T(IF([$тест3.AR71]=1;ORG.OPENOFFICE.STYLE(&quot;граница&quot;);ORG.OPENOFFICE.STYLE(&quot;Стандарт&quot;)))">
            <text:p/>
          </table:table-cell>
          <table:table-cell table:formula="of:=T(IF([$тест3.AS71]=1;ORG.OPENOFFICE.STYLE(&quot;граница&quot;);ORG.OPENOFFICE.STYLE(&quot;Стандарт&quot;)))">
            <text:p/>
          </table:table-cell>
          <table:table-cell table:formula="of:=T(IF([$тест3.AT71]=1;ORG.OPENOFFICE.STYLE(&quot;граница&quot;);ORG.OPENOFFICE.STYLE(&quot;Стандарт&quot;)))">
            <text:p/>
          </table:table-cell>
          <table:table-cell table:formula="of:=T(IF([$тест3.AU71]=1;ORG.OPENOFFICE.STYLE(&quot;граница&quot;);ORG.OPENOFFICE.STYLE(&quot;Стандарт&quot;)))">
            <text:p/>
          </table:table-cell>
          <table:table-cell table:formula="of:=T(IF([$тест3.AV71]=1;ORG.OPENOFFICE.STYLE(&quot;граница&quot;);ORG.OPENOFFICE.STYLE(&quot;Стандарт&quot;)))">
            <text:p/>
          </table:table-cell>
          <table:table-cell table:formula="of:=T(IF([$тест3.AW71]=1;ORG.OPENOFFICE.STYLE(&quot;граница&quot;);ORG.OPENOFFICE.STYLE(&quot;Стандарт&quot;)))">
            <text:p/>
          </table:table-cell>
          <table:table-cell table:formula="of:=T(IF([$тест3.AX7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2]=1;ORG.OPENOFFICE.STYLE(&quot;граница&quot;);ORG.OPENOFFICE.STYLE(&quot;Стандарт&quot;)))">
            <text:p/>
          </table:table-cell>
          <table:table-cell table:formula="of:=T(IF([$тест3.C72]=1;ORG.OPENOFFICE.STYLE(&quot;граница&quot;);ORG.OPENOFFICE.STYLE(&quot;Стандарт&quot;)))">
            <text:p/>
          </table:table-cell>
          <table:table-cell table:formula="of:=T(IF([$тест3.D72]=1;ORG.OPENOFFICE.STYLE(&quot;граница&quot;);ORG.OPENOFFICE.STYLE(&quot;Стандарт&quot;)))">
            <text:p/>
          </table:table-cell>
          <table:table-cell table:formula="of:=T(IF([$тест3.E72]=1;ORG.OPENOFFICE.STYLE(&quot;граница&quot;);ORG.OPENOFFICE.STYLE(&quot;Стандарт&quot;)))">
            <text:p/>
          </table:table-cell>
          <table:table-cell table:formula="of:=T(IF([$тест3.F72]=1;ORG.OPENOFFICE.STYLE(&quot;граница&quot;);ORG.OPENOFFICE.STYLE(&quot;Стандарт&quot;)))">
            <text:p/>
          </table:table-cell>
          <table:table-cell table:formula="of:=T(IF([$тест3.G72]=1;ORG.OPENOFFICE.STYLE(&quot;граница&quot;);ORG.OPENOFFICE.STYLE(&quot;Стандарт&quot;)))">
            <text:p/>
          </table:table-cell>
          <table:table-cell table:formula="of:=T(IF([$тест3.H72]=1;ORG.OPENOFFICE.STYLE(&quot;граница&quot;);ORG.OPENOFFICE.STYLE(&quot;Стандарт&quot;)))">
            <text:p/>
          </table:table-cell>
          <table:table-cell table:formula="of:=T(IF([$тест3.I72]=1;ORG.OPENOFFICE.STYLE(&quot;граница&quot;);ORG.OPENOFFICE.STYLE(&quot;Стандарт&quot;)))">
            <text:p/>
          </table:table-cell>
          <table:table-cell table:formula="of:=T(IF([$тест3.J72]=1;ORG.OPENOFFICE.STYLE(&quot;граница&quot;);ORG.OPENOFFICE.STYLE(&quot;Стандарт&quot;)))">
            <text:p/>
          </table:table-cell>
          <table:table-cell table:formula="of:=T(IF([$тест3.K72]=1;ORG.OPENOFFICE.STYLE(&quot;граница&quot;);ORG.OPENOFFICE.STYLE(&quot;Стандарт&quot;)))">
            <text:p/>
          </table:table-cell>
          <table:table-cell table:formula="of:=T(IF([$тест3.L72]=1;ORG.OPENOFFICE.STYLE(&quot;граница&quot;);ORG.OPENOFFICE.STYLE(&quot;Стандарт&quot;)))">
            <text:p/>
          </table:table-cell>
          <table:table-cell table:formula="of:=T(IF([$тест3.M72]=1;ORG.OPENOFFICE.STYLE(&quot;граница&quot;);ORG.OPENOFFICE.STYLE(&quot;Стандарт&quot;)))">
            <text:p/>
          </table:table-cell>
          <table:table-cell table:formula="of:=T(IF([$тест3.N72]=1;ORG.OPENOFFICE.STYLE(&quot;граница&quot;);ORG.OPENOFFICE.STYLE(&quot;Стандарт&quot;)))">
            <text:p/>
          </table:table-cell>
          <table:table-cell table:formula="of:=T(IF([$тест3.O72]=1;ORG.OPENOFFICE.STYLE(&quot;граница&quot;);ORG.OPENOFFICE.STYLE(&quot;Стандарт&quot;)))">
            <text:p/>
          </table:table-cell>
          <table:table-cell table:formula="of:=T(IF([$тест3.P72]=1;ORG.OPENOFFICE.STYLE(&quot;граница&quot;);ORG.OPENOFFICE.STYLE(&quot;Стандарт&quot;)))">
            <text:p/>
          </table:table-cell>
          <table:table-cell table:formula="of:=T(IF([$тест3.Q72]=1;ORG.OPENOFFICE.STYLE(&quot;граница&quot;);ORG.OPENOFFICE.STYLE(&quot;Стандарт&quot;)))">
            <text:p/>
          </table:table-cell>
          <table:table-cell table:formula="of:=T(IF([$тест3.R72]=1;ORG.OPENOFFICE.STYLE(&quot;граница&quot;);ORG.OPENOFFICE.STYLE(&quot;Стандарт&quot;)))">
            <text:p/>
          </table:table-cell>
          <table:table-cell table:formula="of:=T(IF([$тест3.S72]=1;ORG.OPENOFFICE.STYLE(&quot;граница&quot;);ORG.OPENOFFICE.STYLE(&quot;Стандарт&quot;)))">
            <text:p/>
          </table:table-cell>
          <table:table-cell table:formula="of:=T(IF([$тест3.T72]=1;ORG.OPENOFFICE.STYLE(&quot;граница&quot;);ORG.OPENOFFICE.STYLE(&quot;Стандарт&quot;)))">
            <text:p/>
          </table:table-cell>
          <table:table-cell table:formula="of:=T(IF([$тест3.U72]=1;ORG.OPENOFFICE.STYLE(&quot;граница&quot;);ORG.OPENOFFICE.STYLE(&quot;Стандарт&quot;)))">
            <text:p/>
          </table:table-cell>
          <table:table-cell table:formula="of:=T(IF([$тест3.V72]=1;ORG.OPENOFFICE.STYLE(&quot;граница&quot;);ORG.OPENOFFICE.STYLE(&quot;Стандарт&quot;)))">
            <text:p/>
          </table:table-cell>
          <table:table-cell table:formula="of:=T(IF([$тест3.W72]=1;ORG.OPENOFFICE.STYLE(&quot;граница&quot;);ORG.OPENOFFICE.STYLE(&quot;Стандарт&quot;)))">
            <text:p/>
          </table:table-cell>
          <table:table-cell table:formula="of:=T(IF([$тест3.X72]=1;ORG.OPENOFFICE.STYLE(&quot;граница&quot;);ORG.OPENOFFICE.STYLE(&quot;Стандарт&quot;)))">
            <text:p/>
          </table:table-cell>
          <table:table-cell table:formula="of:=T(IF([$тест3.Y72]=1;ORG.OPENOFFICE.STYLE(&quot;граница&quot;);ORG.OPENOFFICE.STYLE(&quot;Стандарт&quot;)))">
            <text:p/>
          </table:table-cell>
          <table:table-cell table:formula="of:=T(IF([$тест3.Z72]=1;ORG.OPENOFFICE.STYLE(&quot;граница&quot;);ORG.OPENOFFICE.STYLE(&quot;Стандарт&quot;)))">
            <text:p/>
          </table:table-cell>
          <table:table-cell table:formula="of:=T(IF([$тест3.AA72]=1;ORG.OPENOFFICE.STYLE(&quot;граница&quot;);ORG.OPENOFFICE.STYLE(&quot;Стандарт&quot;)))">
            <text:p/>
          </table:table-cell>
          <table:table-cell table:formula="of:=T(IF([$тест3.AB72]=1;ORG.OPENOFFICE.STYLE(&quot;граница&quot;);ORG.OPENOFFICE.STYLE(&quot;Стандарт&quot;)))">
            <text:p/>
          </table:table-cell>
          <table:table-cell table:formula="of:=T(IF([$тест3.AC72]=1;ORG.OPENOFFICE.STYLE(&quot;граница&quot;);ORG.OPENOFFICE.STYLE(&quot;Стандарт&quot;)))">
            <text:p/>
          </table:table-cell>
          <table:table-cell table:formula="of:=T(IF([$тест3.AD72]=1;ORG.OPENOFFICE.STYLE(&quot;граница&quot;);ORG.OPENOFFICE.STYLE(&quot;Стандарт&quot;)))">
            <text:p/>
          </table:table-cell>
          <table:table-cell table:formula="of:=T(IF([$тест3.AE72]=1;ORG.OPENOFFICE.STYLE(&quot;граница&quot;);ORG.OPENOFFICE.STYLE(&quot;Стандарт&quot;)))">
            <text:p/>
          </table:table-cell>
          <table:table-cell table:formula="of:=T(IF([$тест3.AF72]=1;ORG.OPENOFFICE.STYLE(&quot;граница&quot;);ORG.OPENOFFICE.STYLE(&quot;Стандарт&quot;)))">
            <text:p/>
          </table:table-cell>
          <table:table-cell table:formula="of:=T(IF([$тест3.AG72]=1;ORG.OPENOFFICE.STYLE(&quot;граница&quot;);ORG.OPENOFFICE.STYLE(&quot;Стандарт&quot;)))">
            <text:p/>
          </table:table-cell>
          <table:table-cell table:formula="of:=T(IF([$тест3.AH72]=1;ORG.OPENOFFICE.STYLE(&quot;граница&quot;);ORG.OPENOFFICE.STYLE(&quot;Стандарт&quot;)))">
            <text:p/>
          </table:table-cell>
          <table:table-cell table:formula="of:=T(IF([$тест3.AI72]=1;ORG.OPENOFFICE.STYLE(&quot;граница&quot;);ORG.OPENOFFICE.STYLE(&quot;Стандарт&quot;)))">
            <text:p/>
          </table:table-cell>
          <table:table-cell table:formula="of:=T(IF([$тест3.AJ72]=1;ORG.OPENOFFICE.STYLE(&quot;граница&quot;);ORG.OPENOFFICE.STYLE(&quot;Стандарт&quot;)))">
            <text:p/>
          </table:table-cell>
          <table:table-cell table:formula="of:=T(IF([$тест3.AK72]=1;ORG.OPENOFFICE.STYLE(&quot;граница&quot;);ORG.OPENOFFICE.STYLE(&quot;Стандарт&quot;)))">
            <text:p/>
          </table:table-cell>
          <table:table-cell table:formula="of:=T(IF([$тест3.AL72]=1;ORG.OPENOFFICE.STYLE(&quot;граница&quot;);ORG.OPENOFFICE.STYLE(&quot;Стандарт&quot;)))">
            <text:p/>
          </table:table-cell>
          <table:table-cell table:formula="of:=T(IF([$тест3.AM72]=1;ORG.OPENOFFICE.STYLE(&quot;граница&quot;);ORG.OPENOFFICE.STYLE(&quot;Стандарт&quot;)))">
            <text:p/>
          </table:table-cell>
          <table:table-cell table:formula="of:=T(IF([$тест3.AN72]=1;ORG.OPENOFFICE.STYLE(&quot;граница&quot;);ORG.OPENOFFICE.STYLE(&quot;Стандарт&quot;)))">
            <text:p/>
          </table:table-cell>
          <table:table-cell table:formula="of:=T(IF([$тест3.AO72]=1;ORG.OPENOFFICE.STYLE(&quot;граница&quot;);ORG.OPENOFFICE.STYLE(&quot;Стандарт&quot;)))">
            <text:p/>
          </table:table-cell>
          <table:table-cell table:formula="of:=T(IF([$тест3.AP72]=1;ORG.OPENOFFICE.STYLE(&quot;граница&quot;);ORG.OPENOFFICE.STYLE(&quot;Стандарт&quot;)))">
            <text:p/>
          </table:table-cell>
          <table:table-cell table:formula="of:=T(IF([$тест3.AQ72]=1;ORG.OPENOFFICE.STYLE(&quot;граница&quot;);ORG.OPENOFFICE.STYLE(&quot;Стандарт&quot;)))">
            <text:p/>
          </table:table-cell>
          <table:table-cell table:formula="of:=T(IF([$тест3.AR72]=1;ORG.OPENOFFICE.STYLE(&quot;граница&quot;);ORG.OPENOFFICE.STYLE(&quot;Стандарт&quot;)))">
            <text:p/>
          </table:table-cell>
          <table:table-cell table:formula="of:=T(IF([$тест3.AS72]=1;ORG.OPENOFFICE.STYLE(&quot;граница&quot;);ORG.OPENOFFICE.STYLE(&quot;Стандарт&quot;)))">
            <text:p/>
          </table:table-cell>
          <table:table-cell table:formula="of:=T(IF([$тест3.AT72]=1;ORG.OPENOFFICE.STYLE(&quot;граница&quot;);ORG.OPENOFFICE.STYLE(&quot;Стандарт&quot;)))">
            <text:p/>
          </table:table-cell>
          <table:table-cell table:formula="of:=T(IF([$тест3.AU72]=1;ORG.OPENOFFICE.STYLE(&quot;граница&quot;);ORG.OPENOFFICE.STYLE(&quot;Стандарт&quot;)))">
            <text:p/>
          </table:table-cell>
          <table:table-cell table:formula="of:=T(IF([$тест3.AV72]=1;ORG.OPENOFFICE.STYLE(&quot;граница&quot;);ORG.OPENOFFICE.STYLE(&quot;Стандарт&quot;)))">
            <text:p/>
          </table:table-cell>
          <table:table-cell table:formula="of:=T(IF([$тест3.AW72]=1;ORG.OPENOFFICE.STYLE(&quot;граница&quot;);ORG.OPENOFFICE.STYLE(&quot;Стандарт&quot;)))">
            <text:p/>
          </table:table-cell>
          <table:table-cell table:formula="of:=T(IF([$тест3.AX7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3]=1;ORG.OPENOFFICE.STYLE(&quot;граница&quot;);ORG.OPENOFFICE.STYLE(&quot;Стандарт&quot;)))">
            <text:p/>
          </table:table-cell>
          <table:table-cell table:formula="of:=T(IF([$тест3.C73]=1;ORG.OPENOFFICE.STYLE(&quot;граница&quot;);ORG.OPENOFFICE.STYLE(&quot;Стандарт&quot;)))">
            <text:p/>
          </table:table-cell>
          <table:table-cell table:formula="of:=T(IF([$тест3.D73]=1;ORG.OPENOFFICE.STYLE(&quot;граница&quot;);ORG.OPENOFFICE.STYLE(&quot;Стандарт&quot;)))">
            <text:p/>
          </table:table-cell>
          <table:table-cell table:formula="of:=T(IF([$тест3.E73]=1;ORG.OPENOFFICE.STYLE(&quot;граница&quot;);ORG.OPENOFFICE.STYLE(&quot;Стандарт&quot;)))">
            <text:p/>
          </table:table-cell>
          <table:table-cell table:formula="of:=T(IF([$тест3.F73]=1;ORG.OPENOFFICE.STYLE(&quot;граница&quot;);ORG.OPENOFFICE.STYLE(&quot;Стандарт&quot;)))">
            <text:p/>
          </table:table-cell>
          <table:table-cell table:formula="of:=T(IF([$тест3.G73]=1;ORG.OPENOFFICE.STYLE(&quot;граница&quot;);ORG.OPENOFFICE.STYLE(&quot;Стандарт&quot;)))">
            <text:p/>
          </table:table-cell>
          <table:table-cell table:formula="of:=T(IF([$тест3.H73]=1;ORG.OPENOFFICE.STYLE(&quot;граница&quot;);ORG.OPENOFFICE.STYLE(&quot;Стандарт&quot;)))">
            <text:p/>
          </table:table-cell>
          <table:table-cell table:formula="of:=T(IF([$тест3.I73]=1;ORG.OPENOFFICE.STYLE(&quot;граница&quot;);ORG.OPENOFFICE.STYLE(&quot;Стандарт&quot;)))">
            <text:p/>
          </table:table-cell>
          <table:table-cell table:formula="of:=T(IF([$тест3.J73]=1;ORG.OPENOFFICE.STYLE(&quot;граница&quot;);ORG.OPENOFFICE.STYLE(&quot;Стандарт&quot;)))">
            <text:p/>
          </table:table-cell>
          <table:table-cell table:formula="of:=T(IF([$тест3.K73]=1;ORG.OPENOFFICE.STYLE(&quot;граница&quot;);ORG.OPENOFFICE.STYLE(&quot;Стандарт&quot;)))">
            <text:p/>
          </table:table-cell>
          <table:table-cell table:formula="of:=T(IF([$тест3.L73]=1;ORG.OPENOFFICE.STYLE(&quot;граница&quot;);ORG.OPENOFFICE.STYLE(&quot;Стандарт&quot;)))">
            <text:p/>
          </table:table-cell>
          <table:table-cell table:formula="of:=T(IF([$тест3.M73]=1;ORG.OPENOFFICE.STYLE(&quot;граница&quot;);ORG.OPENOFFICE.STYLE(&quot;Стандарт&quot;)))">
            <text:p/>
          </table:table-cell>
          <table:table-cell table:formula="of:=T(IF([$тест3.N73]=1;ORG.OPENOFFICE.STYLE(&quot;граница&quot;);ORG.OPENOFFICE.STYLE(&quot;Стандарт&quot;)))">
            <text:p/>
          </table:table-cell>
          <table:table-cell table:formula="of:=T(IF([$тест3.O73]=1;ORG.OPENOFFICE.STYLE(&quot;граница&quot;);ORG.OPENOFFICE.STYLE(&quot;Стандарт&quot;)))">
            <text:p/>
          </table:table-cell>
          <table:table-cell table:formula="of:=T(IF([$тест3.P73]=1;ORG.OPENOFFICE.STYLE(&quot;граница&quot;);ORG.OPENOFFICE.STYLE(&quot;Стандарт&quot;)))">
            <text:p/>
          </table:table-cell>
          <table:table-cell table:formula="of:=T(IF([$тест3.Q73]=1;ORG.OPENOFFICE.STYLE(&quot;граница&quot;);ORG.OPENOFFICE.STYLE(&quot;Стандарт&quot;)))">
            <text:p/>
          </table:table-cell>
          <table:table-cell table:formula="of:=T(IF([$тест3.R73]=1;ORG.OPENOFFICE.STYLE(&quot;граница&quot;);ORG.OPENOFFICE.STYLE(&quot;Стандарт&quot;)))">
            <text:p/>
          </table:table-cell>
          <table:table-cell table:formula="of:=T(IF([$тест3.S73]=1;ORG.OPENOFFICE.STYLE(&quot;граница&quot;);ORG.OPENOFFICE.STYLE(&quot;Стандарт&quot;)))">
            <text:p/>
          </table:table-cell>
          <table:table-cell table:formula="of:=T(IF([$тест3.T73]=1;ORG.OPENOFFICE.STYLE(&quot;граница&quot;);ORG.OPENOFFICE.STYLE(&quot;Стандарт&quot;)))">
            <text:p/>
          </table:table-cell>
          <table:table-cell table:formula="of:=T(IF([$тест3.U73]=1;ORG.OPENOFFICE.STYLE(&quot;граница&quot;);ORG.OPENOFFICE.STYLE(&quot;Стандарт&quot;)))">
            <text:p/>
          </table:table-cell>
          <table:table-cell table:formula="of:=T(IF([$тест3.V73]=1;ORG.OPENOFFICE.STYLE(&quot;граница&quot;);ORG.OPENOFFICE.STYLE(&quot;Стандарт&quot;)))">
            <text:p/>
          </table:table-cell>
          <table:table-cell table:formula="of:=T(IF([$тест3.W73]=1;ORG.OPENOFFICE.STYLE(&quot;граница&quot;);ORG.OPENOFFICE.STYLE(&quot;Стандарт&quot;)))">
            <text:p/>
          </table:table-cell>
          <table:table-cell table:formula="of:=T(IF([$тест3.X73]=1;ORG.OPENOFFICE.STYLE(&quot;граница&quot;);ORG.OPENOFFICE.STYLE(&quot;Стандарт&quot;)))">
            <text:p/>
          </table:table-cell>
          <table:table-cell table:formula="of:=T(IF([$тест3.Y73]=1;ORG.OPENOFFICE.STYLE(&quot;граница&quot;);ORG.OPENOFFICE.STYLE(&quot;Стандарт&quot;)))">
            <text:p/>
          </table:table-cell>
          <table:table-cell table:formula="of:=T(IF([$тест3.Z73]=1;ORG.OPENOFFICE.STYLE(&quot;граница&quot;);ORG.OPENOFFICE.STYLE(&quot;Стандарт&quot;)))">
            <text:p/>
          </table:table-cell>
          <table:table-cell table:formula="of:=T(IF([$тест3.AA73]=1;ORG.OPENOFFICE.STYLE(&quot;граница&quot;);ORG.OPENOFFICE.STYLE(&quot;Стандарт&quot;)))">
            <text:p/>
          </table:table-cell>
          <table:table-cell table:formula="of:=T(IF([$тест3.AB73]=1;ORG.OPENOFFICE.STYLE(&quot;граница&quot;);ORG.OPENOFFICE.STYLE(&quot;Стандарт&quot;)))">
            <text:p/>
          </table:table-cell>
          <table:table-cell table:formula="of:=T(IF([$тест3.AC73]=1;ORG.OPENOFFICE.STYLE(&quot;граница&quot;);ORG.OPENOFFICE.STYLE(&quot;Стандарт&quot;)))">
            <text:p/>
          </table:table-cell>
          <table:table-cell table:formula="of:=T(IF([$тест3.AD73]=1;ORG.OPENOFFICE.STYLE(&quot;граница&quot;);ORG.OPENOFFICE.STYLE(&quot;Стандарт&quot;)))">
            <text:p/>
          </table:table-cell>
          <table:table-cell table:formula="of:=T(IF([$тест3.AE73]=1;ORG.OPENOFFICE.STYLE(&quot;граница&quot;);ORG.OPENOFFICE.STYLE(&quot;Стандарт&quot;)))">
            <text:p/>
          </table:table-cell>
          <table:table-cell table:formula="of:=T(IF([$тест3.AF73]=1;ORG.OPENOFFICE.STYLE(&quot;граница&quot;);ORG.OPENOFFICE.STYLE(&quot;Стандарт&quot;)))">
            <text:p/>
          </table:table-cell>
          <table:table-cell table:formula="of:=T(IF([$тест3.AG73]=1;ORG.OPENOFFICE.STYLE(&quot;граница&quot;);ORG.OPENOFFICE.STYLE(&quot;Стандарт&quot;)))">
            <text:p/>
          </table:table-cell>
          <table:table-cell table:formula="of:=T(IF([$тест3.AH73]=1;ORG.OPENOFFICE.STYLE(&quot;граница&quot;);ORG.OPENOFFICE.STYLE(&quot;Стандарт&quot;)))">
            <text:p/>
          </table:table-cell>
          <table:table-cell table:formula="of:=T(IF([$тест3.AI73]=1;ORG.OPENOFFICE.STYLE(&quot;граница&quot;);ORG.OPENOFFICE.STYLE(&quot;Стандарт&quot;)))">
            <text:p/>
          </table:table-cell>
          <table:table-cell table:formula="of:=T(IF([$тест3.AJ73]=1;ORG.OPENOFFICE.STYLE(&quot;граница&quot;);ORG.OPENOFFICE.STYLE(&quot;Стандарт&quot;)))">
            <text:p/>
          </table:table-cell>
          <table:table-cell table:formula="of:=T(IF([$тест3.AK73]=1;ORG.OPENOFFICE.STYLE(&quot;граница&quot;);ORG.OPENOFFICE.STYLE(&quot;Стандарт&quot;)))">
            <text:p/>
          </table:table-cell>
          <table:table-cell table:formula="of:=T(IF([$тест3.AL73]=1;ORG.OPENOFFICE.STYLE(&quot;граница&quot;);ORG.OPENOFFICE.STYLE(&quot;Стандарт&quot;)))">
            <text:p/>
          </table:table-cell>
          <table:table-cell table:formula="of:=T(IF([$тест3.AM73]=1;ORG.OPENOFFICE.STYLE(&quot;граница&quot;);ORG.OPENOFFICE.STYLE(&quot;Стандарт&quot;)))">
            <text:p/>
          </table:table-cell>
          <table:table-cell table:formula="of:=T(IF([$тест3.AN73]=1;ORG.OPENOFFICE.STYLE(&quot;граница&quot;);ORG.OPENOFFICE.STYLE(&quot;Стандарт&quot;)))">
            <text:p/>
          </table:table-cell>
          <table:table-cell table:formula="of:=T(IF([$тест3.AO73]=1;ORG.OPENOFFICE.STYLE(&quot;граница&quot;);ORG.OPENOFFICE.STYLE(&quot;Стандарт&quot;)))">
            <text:p/>
          </table:table-cell>
          <table:table-cell table:formula="of:=T(IF([$тест3.AP73]=1;ORG.OPENOFFICE.STYLE(&quot;граница&quot;);ORG.OPENOFFICE.STYLE(&quot;Стандарт&quot;)))">
            <text:p/>
          </table:table-cell>
          <table:table-cell table:formula="of:=T(IF([$тест3.AQ73]=1;ORG.OPENOFFICE.STYLE(&quot;граница&quot;);ORG.OPENOFFICE.STYLE(&quot;Стандарт&quot;)))">
            <text:p/>
          </table:table-cell>
          <table:table-cell table:formula="of:=T(IF([$тест3.AR73]=1;ORG.OPENOFFICE.STYLE(&quot;граница&quot;);ORG.OPENOFFICE.STYLE(&quot;Стандарт&quot;)))">
            <text:p/>
          </table:table-cell>
          <table:table-cell table:formula="of:=T(IF([$тест3.AS73]=1;ORG.OPENOFFICE.STYLE(&quot;граница&quot;);ORG.OPENOFFICE.STYLE(&quot;Стандарт&quot;)))">
            <text:p/>
          </table:table-cell>
          <table:table-cell table:formula="of:=T(IF([$тест3.AT73]=1;ORG.OPENOFFICE.STYLE(&quot;граница&quot;);ORG.OPENOFFICE.STYLE(&quot;Стандарт&quot;)))">
            <text:p/>
          </table:table-cell>
          <table:table-cell table:formula="of:=T(IF([$тест3.AU73]=1;ORG.OPENOFFICE.STYLE(&quot;граница&quot;);ORG.OPENOFFICE.STYLE(&quot;Стандарт&quot;)))">
            <text:p/>
          </table:table-cell>
          <table:table-cell table:formula="of:=T(IF([$тест3.AV73]=1;ORG.OPENOFFICE.STYLE(&quot;граница&quot;);ORG.OPENOFFICE.STYLE(&quot;Стандарт&quot;)))">
            <text:p/>
          </table:table-cell>
          <table:table-cell table:formula="of:=T(IF([$тест3.AW73]=1;ORG.OPENOFFICE.STYLE(&quot;граница&quot;);ORG.OPENOFFICE.STYLE(&quot;Стандарт&quot;)))">
            <text:p/>
          </table:table-cell>
          <table:table-cell table:formula="of:=T(IF([$тест3.AX7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4]=1;ORG.OPENOFFICE.STYLE(&quot;граница&quot;);ORG.OPENOFFICE.STYLE(&quot;Стандарт&quot;)))">
            <text:p/>
          </table:table-cell>
          <table:table-cell table:formula="of:=T(IF([$тест3.C74]=1;ORG.OPENOFFICE.STYLE(&quot;граница&quot;);ORG.OPENOFFICE.STYLE(&quot;Стандарт&quot;)))">
            <text:p/>
          </table:table-cell>
          <table:table-cell table:formula="of:=T(IF([$тест3.D74]=1;ORG.OPENOFFICE.STYLE(&quot;граница&quot;);ORG.OPENOFFICE.STYLE(&quot;Стандарт&quot;)))">
            <text:p/>
          </table:table-cell>
          <table:table-cell table:formula="of:=T(IF([$тест3.E74]=1;ORG.OPENOFFICE.STYLE(&quot;граница&quot;);ORG.OPENOFFICE.STYLE(&quot;Стандарт&quot;)))">
            <text:p/>
          </table:table-cell>
          <table:table-cell table:formula="of:=T(IF([$тест3.F74]=1;ORG.OPENOFFICE.STYLE(&quot;граница&quot;);ORG.OPENOFFICE.STYLE(&quot;Стандарт&quot;)))">
            <text:p/>
          </table:table-cell>
          <table:table-cell table:formula="of:=T(IF([$тест3.G74]=1;ORG.OPENOFFICE.STYLE(&quot;граница&quot;);ORG.OPENOFFICE.STYLE(&quot;Стандарт&quot;)))">
            <text:p/>
          </table:table-cell>
          <table:table-cell table:formula="of:=T(IF([$тест3.H74]=1;ORG.OPENOFFICE.STYLE(&quot;граница&quot;);ORG.OPENOFFICE.STYLE(&quot;Стандарт&quot;)))">
            <text:p/>
          </table:table-cell>
          <table:table-cell table:formula="of:=T(IF([$тест3.I74]=1;ORG.OPENOFFICE.STYLE(&quot;граница&quot;);ORG.OPENOFFICE.STYLE(&quot;Стандарт&quot;)))">
            <text:p/>
          </table:table-cell>
          <table:table-cell table:formula="of:=T(IF([$тест3.J74]=1;ORG.OPENOFFICE.STYLE(&quot;граница&quot;);ORG.OPENOFFICE.STYLE(&quot;Стандарт&quot;)))">
            <text:p/>
          </table:table-cell>
          <table:table-cell table:formula="of:=T(IF([$тест3.K74]=1;ORG.OPENOFFICE.STYLE(&quot;граница&quot;);ORG.OPENOFFICE.STYLE(&quot;Стандарт&quot;)))">
            <text:p/>
          </table:table-cell>
          <table:table-cell table:formula="of:=T(IF([$тест3.L74]=1;ORG.OPENOFFICE.STYLE(&quot;граница&quot;);ORG.OPENOFFICE.STYLE(&quot;Стандарт&quot;)))">
            <text:p/>
          </table:table-cell>
          <table:table-cell table:formula="of:=T(IF([$тест3.M74]=1;ORG.OPENOFFICE.STYLE(&quot;граница&quot;);ORG.OPENOFFICE.STYLE(&quot;Стандарт&quot;)))">
            <text:p/>
          </table:table-cell>
          <table:table-cell table:formula="of:=T(IF([$тест3.N74]=1;ORG.OPENOFFICE.STYLE(&quot;граница&quot;);ORG.OPENOFFICE.STYLE(&quot;Стандарт&quot;)))">
            <text:p/>
          </table:table-cell>
          <table:table-cell table:formula="of:=T(IF([$тест3.O74]=1;ORG.OPENOFFICE.STYLE(&quot;граница&quot;);ORG.OPENOFFICE.STYLE(&quot;Стандарт&quot;)))">
            <text:p/>
          </table:table-cell>
          <table:table-cell table:formula="of:=T(IF([$тест3.P74]=1;ORG.OPENOFFICE.STYLE(&quot;граница&quot;);ORG.OPENOFFICE.STYLE(&quot;Стандарт&quot;)))">
            <text:p/>
          </table:table-cell>
          <table:table-cell table:formula="of:=T(IF([$тест3.Q74]=1;ORG.OPENOFFICE.STYLE(&quot;граница&quot;);ORG.OPENOFFICE.STYLE(&quot;Стандарт&quot;)))">
            <text:p/>
          </table:table-cell>
          <table:table-cell table:formula="of:=T(IF([$тест3.R74]=1;ORG.OPENOFFICE.STYLE(&quot;граница&quot;);ORG.OPENOFFICE.STYLE(&quot;Стандарт&quot;)))">
            <text:p/>
          </table:table-cell>
          <table:table-cell table:formula="of:=T(IF([$тест3.S74]=1;ORG.OPENOFFICE.STYLE(&quot;граница&quot;);ORG.OPENOFFICE.STYLE(&quot;Стандарт&quot;)))">
            <text:p/>
          </table:table-cell>
          <table:table-cell table:formula="of:=T(IF([$тест3.T74]=1;ORG.OPENOFFICE.STYLE(&quot;граница&quot;);ORG.OPENOFFICE.STYLE(&quot;Стандарт&quot;)))">
            <text:p/>
          </table:table-cell>
          <table:table-cell table:formula="of:=T(IF([$тест3.U74]=1;ORG.OPENOFFICE.STYLE(&quot;граница&quot;);ORG.OPENOFFICE.STYLE(&quot;Стандарт&quot;)))">
            <text:p/>
          </table:table-cell>
          <table:table-cell table:formula="of:=T(IF([$тест3.V74]=1;ORG.OPENOFFICE.STYLE(&quot;граница&quot;);ORG.OPENOFFICE.STYLE(&quot;Стандарт&quot;)))">
            <text:p/>
          </table:table-cell>
          <table:table-cell table:formula="of:=T(IF([$тест3.W74]=1;ORG.OPENOFFICE.STYLE(&quot;граница&quot;);ORG.OPENOFFICE.STYLE(&quot;Стандарт&quot;)))">
            <text:p/>
          </table:table-cell>
          <table:table-cell table:formula="of:=T(IF([$тест3.X74]=1;ORG.OPENOFFICE.STYLE(&quot;граница&quot;);ORG.OPENOFFICE.STYLE(&quot;Стандарт&quot;)))">
            <text:p/>
          </table:table-cell>
          <table:table-cell table:formula="of:=T(IF([$тест3.Y74]=1;ORG.OPENOFFICE.STYLE(&quot;граница&quot;);ORG.OPENOFFICE.STYLE(&quot;Стандарт&quot;)))">
            <text:p/>
          </table:table-cell>
          <table:table-cell table:formula="of:=T(IF([$тест3.Z74]=1;ORG.OPENOFFICE.STYLE(&quot;граница&quot;);ORG.OPENOFFICE.STYLE(&quot;Стандарт&quot;)))">
            <text:p/>
          </table:table-cell>
          <table:table-cell table:formula="of:=T(IF([$тест3.AA74]=1;ORG.OPENOFFICE.STYLE(&quot;граница&quot;);ORG.OPENOFFICE.STYLE(&quot;Стандарт&quot;)))">
            <text:p/>
          </table:table-cell>
          <table:table-cell table:formula="of:=T(IF([$тест3.AB74]=1;ORG.OPENOFFICE.STYLE(&quot;граница&quot;);ORG.OPENOFFICE.STYLE(&quot;Стандарт&quot;)))">
            <text:p/>
          </table:table-cell>
          <table:table-cell table:formula="of:=T(IF([$тест3.AC74]=1;ORG.OPENOFFICE.STYLE(&quot;граница&quot;);ORG.OPENOFFICE.STYLE(&quot;Стандарт&quot;)))">
            <text:p/>
          </table:table-cell>
          <table:table-cell table:formula="of:=T(IF([$тест3.AD74]=1;ORG.OPENOFFICE.STYLE(&quot;граница&quot;);ORG.OPENOFFICE.STYLE(&quot;Стандарт&quot;)))">
            <text:p/>
          </table:table-cell>
          <table:table-cell table:formula="of:=T(IF([$тест3.AE74]=1;ORG.OPENOFFICE.STYLE(&quot;граница&quot;);ORG.OPENOFFICE.STYLE(&quot;Стандарт&quot;)))">
            <text:p/>
          </table:table-cell>
          <table:table-cell table:formula="of:=T(IF([$тест3.AF74]=1;ORG.OPENOFFICE.STYLE(&quot;граница&quot;);ORG.OPENOFFICE.STYLE(&quot;Стандарт&quot;)))">
            <text:p/>
          </table:table-cell>
          <table:table-cell table:formula="of:=T(IF([$тест3.AG74]=1;ORG.OPENOFFICE.STYLE(&quot;граница&quot;);ORG.OPENOFFICE.STYLE(&quot;Стандарт&quot;)))">
            <text:p/>
          </table:table-cell>
          <table:table-cell table:formula="of:=T(IF([$тест3.AH74]=1;ORG.OPENOFFICE.STYLE(&quot;граница&quot;);ORG.OPENOFFICE.STYLE(&quot;Стандарт&quot;)))">
            <text:p/>
          </table:table-cell>
          <table:table-cell table:formula="of:=T(IF([$тест3.AI74]=1;ORG.OPENOFFICE.STYLE(&quot;граница&quot;);ORG.OPENOFFICE.STYLE(&quot;Стандарт&quot;)))">
            <text:p/>
          </table:table-cell>
          <table:table-cell table:formula="of:=T(IF([$тест3.AJ74]=1;ORG.OPENOFFICE.STYLE(&quot;граница&quot;);ORG.OPENOFFICE.STYLE(&quot;Стандарт&quot;)))">
            <text:p/>
          </table:table-cell>
          <table:table-cell table:formula="of:=T(IF([$тест3.AK74]=1;ORG.OPENOFFICE.STYLE(&quot;граница&quot;);ORG.OPENOFFICE.STYLE(&quot;Стандарт&quot;)))">
            <text:p/>
          </table:table-cell>
          <table:table-cell table:formula="of:=T(IF([$тест3.AL74]=1;ORG.OPENOFFICE.STYLE(&quot;граница&quot;);ORG.OPENOFFICE.STYLE(&quot;Стандарт&quot;)))">
            <text:p/>
          </table:table-cell>
          <table:table-cell table:formula="of:=T(IF([$тест3.AM74]=1;ORG.OPENOFFICE.STYLE(&quot;граница&quot;);ORG.OPENOFFICE.STYLE(&quot;Стандарт&quot;)))">
            <text:p/>
          </table:table-cell>
          <table:table-cell table:formula="of:=T(IF([$тест3.AN74]=1;ORG.OPENOFFICE.STYLE(&quot;граница&quot;);ORG.OPENOFFICE.STYLE(&quot;Стандарт&quot;)))">
            <text:p/>
          </table:table-cell>
          <table:table-cell table:formula="of:=T(IF([$тест3.AO74]=1;ORG.OPENOFFICE.STYLE(&quot;граница&quot;);ORG.OPENOFFICE.STYLE(&quot;Стандарт&quot;)))">
            <text:p/>
          </table:table-cell>
          <table:table-cell table:formula="of:=T(IF([$тест3.AP74]=1;ORG.OPENOFFICE.STYLE(&quot;граница&quot;);ORG.OPENOFFICE.STYLE(&quot;Стандарт&quot;)))">
            <text:p/>
          </table:table-cell>
          <table:table-cell table:formula="of:=T(IF([$тест3.AQ74]=1;ORG.OPENOFFICE.STYLE(&quot;граница&quot;);ORG.OPENOFFICE.STYLE(&quot;Стандарт&quot;)))">
            <text:p/>
          </table:table-cell>
          <table:table-cell table:formula="of:=T(IF([$тест3.AR74]=1;ORG.OPENOFFICE.STYLE(&quot;граница&quot;);ORG.OPENOFFICE.STYLE(&quot;Стандарт&quot;)))">
            <text:p/>
          </table:table-cell>
          <table:table-cell table:formula="of:=T(IF([$тест3.AS74]=1;ORG.OPENOFFICE.STYLE(&quot;граница&quot;);ORG.OPENOFFICE.STYLE(&quot;Стандарт&quot;)))">
            <text:p/>
          </table:table-cell>
          <table:table-cell table:formula="of:=T(IF([$тест3.AT74]=1;ORG.OPENOFFICE.STYLE(&quot;граница&quot;);ORG.OPENOFFICE.STYLE(&quot;Стандарт&quot;)))">
            <text:p/>
          </table:table-cell>
          <table:table-cell table:formula="of:=T(IF([$тест3.AU74]=1;ORG.OPENOFFICE.STYLE(&quot;граница&quot;);ORG.OPENOFFICE.STYLE(&quot;Стандарт&quot;)))">
            <text:p/>
          </table:table-cell>
          <table:table-cell table:formula="of:=T(IF([$тест3.AV74]=1;ORG.OPENOFFICE.STYLE(&quot;граница&quot;);ORG.OPENOFFICE.STYLE(&quot;Стандарт&quot;)))">
            <text:p/>
          </table:table-cell>
          <table:table-cell table:formula="of:=T(IF([$тест3.AW74]=1;ORG.OPENOFFICE.STYLE(&quot;граница&quot;);ORG.OPENOFFICE.STYLE(&quot;Стандарт&quot;)))">
            <text:p/>
          </table:table-cell>
          <table:table-cell table:formula="of:=T(IF([$тест3.AX7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5]=1;ORG.OPENOFFICE.STYLE(&quot;граница&quot;);ORG.OPENOFFICE.STYLE(&quot;Стандарт&quot;)))">
            <text:p/>
          </table:table-cell>
          <table:table-cell table:formula="of:=T(IF([$тест3.C75]=1;ORG.OPENOFFICE.STYLE(&quot;граница&quot;);ORG.OPENOFFICE.STYLE(&quot;Стандарт&quot;)))">
            <text:p/>
          </table:table-cell>
          <table:table-cell table:formula="of:=T(IF([$тест3.D75]=1;ORG.OPENOFFICE.STYLE(&quot;граница&quot;);ORG.OPENOFFICE.STYLE(&quot;Стандарт&quot;)))">
            <text:p/>
          </table:table-cell>
          <table:table-cell table:formula="of:=T(IF([$тест3.E75]=1;ORG.OPENOFFICE.STYLE(&quot;граница&quot;);ORG.OPENOFFICE.STYLE(&quot;Стандарт&quot;)))">
            <text:p/>
          </table:table-cell>
          <table:table-cell table:formula="of:=T(IF([$тест3.F75]=1;ORG.OPENOFFICE.STYLE(&quot;граница&quot;);ORG.OPENOFFICE.STYLE(&quot;Стандарт&quot;)))">
            <text:p/>
          </table:table-cell>
          <table:table-cell table:formula="of:=T(IF([$тест3.G75]=1;ORG.OPENOFFICE.STYLE(&quot;граница&quot;);ORG.OPENOFFICE.STYLE(&quot;Стандарт&quot;)))">
            <text:p/>
          </table:table-cell>
          <table:table-cell table:formula="of:=T(IF([$тест3.H75]=1;ORG.OPENOFFICE.STYLE(&quot;граница&quot;);ORG.OPENOFFICE.STYLE(&quot;Стандарт&quot;)))">
            <text:p/>
          </table:table-cell>
          <table:table-cell table:formula="of:=T(IF([$тест3.I75]=1;ORG.OPENOFFICE.STYLE(&quot;граница&quot;);ORG.OPENOFFICE.STYLE(&quot;Стандарт&quot;)))">
            <text:p/>
          </table:table-cell>
          <table:table-cell table:formula="of:=T(IF([$тест3.J75]=1;ORG.OPENOFFICE.STYLE(&quot;граница&quot;);ORG.OPENOFFICE.STYLE(&quot;Стандарт&quot;)))">
            <text:p/>
          </table:table-cell>
          <table:table-cell table:formula="of:=T(IF([$тест3.K75]=1;ORG.OPENOFFICE.STYLE(&quot;граница&quot;);ORG.OPENOFFICE.STYLE(&quot;Стандарт&quot;)))">
            <text:p/>
          </table:table-cell>
          <table:table-cell table:formula="of:=T(IF([$тест3.L75]=1;ORG.OPENOFFICE.STYLE(&quot;граница&quot;);ORG.OPENOFFICE.STYLE(&quot;Стандарт&quot;)))">
            <text:p/>
          </table:table-cell>
          <table:table-cell table:formula="of:=T(IF([$тест3.M75]=1;ORG.OPENOFFICE.STYLE(&quot;граница&quot;);ORG.OPENOFFICE.STYLE(&quot;Стандарт&quot;)))">
            <text:p/>
          </table:table-cell>
          <table:table-cell table:formula="of:=T(IF([$тест3.N75]=1;ORG.OPENOFFICE.STYLE(&quot;граница&quot;);ORG.OPENOFFICE.STYLE(&quot;Стандарт&quot;)))">
            <text:p/>
          </table:table-cell>
          <table:table-cell table:formula="of:=T(IF([$тест3.O75]=1;ORG.OPENOFFICE.STYLE(&quot;граница&quot;);ORG.OPENOFFICE.STYLE(&quot;Стандарт&quot;)))">
            <text:p/>
          </table:table-cell>
          <table:table-cell table:formula="of:=T(IF([$тест3.P75]=1;ORG.OPENOFFICE.STYLE(&quot;граница&quot;);ORG.OPENOFFICE.STYLE(&quot;Стандарт&quot;)))">
            <text:p/>
          </table:table-cell>
          <table:table-cell table:formula="of:=T(IF([$тест3.Q75]=1;ORG.OPENOFFICE.STYLE(&quot;граница&quot;);ORG.OPENOFFICE.STYLE(&quot;Стандарт&quot;)))">
            <text:p/>
          </table:table-cell>
          <table:table-cell table:formula="of:=T(IF([$тест3.R75]=1;ORG.OPENOFFICE.STYLE(&quot;граница&quot;);ORG.OPENOFFICE.STYLE(&quot;Стандарт&quot;)))">
            <text:p/>
          </table:table-cell>
          <table:table-cell table:formula="of:=T(IF([$тест3.S75]=1;ORG.OPENOFFICE.STYLE(&quot;граница&quot;);ORG.OPENOFFICE.STYLE(&quot;Стандарт&quot;)))">
            <text:p/>
          </table:table-cell>
          <table:table-cell table:formula="of:=T(IF([$тест3.T75]=1;ORG.OPENOFFICE.STYLE(&quot;граница&quot;);ORG.OPENOFFICE.STYLE(&quot;Стандарт&quot;)))">
            <text:p/>
          </table:table-cell>
          <table:table-cell table:formula="of:=T(IF([$тест3.U75]=1;ORG.OPENOFFICE.STYLE(&quot;граница&quot;);ORG.OPENOFFICE.STYLE(&quot;Стандарт&quot;)))">
            <text:p/>
          </table:table-cell>
          <table:table-cell table:formula="of:=T(IF([$тест3.V75]=1;ORG.OPENOFFICE.STYLE(&quot;граница&quot;);ORG.OPENOFFICE.STYLE(&quot;Стандарт&quot;)))">
            <text:p/>
          </table:table-cell>
          <table:table-cell table:formula="of:=T(IF([$тест3.W75]=1;ORG.OPENOFFICE.STYLE(&quot;граница&quot;);ORG.OPENOFFICE.STYLE(&quot;Стандарт&quot;)))">
            <text:p/>
          </table:table-cell>
          <table:table-cell table:formula="of:=T(IF([$тест3.X75]=1;ORG.OPENOFFICE.STYLE(&quot;граница&quot;);ORG.OPENOFFICE.STYLE(&quot;Стандарт&quot;)))">
            <text:p/>
          </table:table-cell>
          <table:table-cell table:formula="of:=T(IF([$тест3.Y75]=1;ORG.OPENOFFICE.STYLE(&quot;граница&quot;);ORG.OPENOFFICE.STYLE(&quot;Стандарт&quot;)))">
            <text:p/>
          </table:table-cell>
          <table:table-cell table:formula="of:=T(IF([$тест3.Z75]=1;ORG.OPENOFFICE.STYLE(&quot;граница&quot;);ORG.OPENOFFICE.STYLE(&quot;Стандарт&quot;)))">
            <text:p/>
          </table:table-cell>
          <table:table-cell table:formula="of:=T(IF([$тест3.AA75]=1;ORG.OPENOFFICE.STYLE(&quot;граница&quot;);ORG.OPENOFFICE.STYLE(&quot;Стандарт&quot;)))">
            <text:p/>
          </table:table-cell>
          <table:table-cell table:formula="of:=T(IF([$тест3.AB75]=1;ORG.OPENOFFICE.STYLE(&quot;граница&quot;);ORG.OPENOFFICE.STYLE(&quot;Стандарт&quot;)))">
            <text:p/>
          </table:table-cell>
          <table:table-cell table:formula="of:=T(IF([$тест3.AC75]=1;ORG.OPENOFFICE.STYLE(&quot;граница&quot;);ORG.OPENOFFICE.STYLE(&quot;Стандарт&quot;)))">
            <text:p/>
          </table:table-cell>
          <table:table-cell table:formula="of:=T(IF([$тест3.AD75]=1;ORG.OPENOFFICE.STYLE(&quot;граница&quot;);ORG.OPENOFFICE.STYLE(&quot;Стандарт&quot;)))">
            <text:p/>
          </table:table-cell>
          <table:table-cell table:formula="of:=T(IF([$тест3.AE75]=1;ORG.OPENOFFICE.STYLE(&quot;граница&quot;);ORG.OPENOFFICE.STYLE(&quot;Стандарт&quot;)))">
            <text:p/>
          </table:table-cell>
          <table:table-cell table:formula="of:=T(IF([$тест3.AF75]=1;ORG.OPENOFFICE.STYLE(&quot;граница&quot;);ORG.OPENOFFICE.STYLE(&quot;Стандарт&quot;)))">
            <text:p/>
          </table:table-cell>
          <table:table-cell table:formula="of:=T(IF([$тест3.AG75]=1;ORG.OPENOFFICE.STYLE(&quot;граница&quot;);ORG.OPENOFFICE.STYLE(&quot;Стандарт&quot;)))">
            <text:p/>
          </table:table-cell>
          <table:table-cell table:formula="of:=T(IF([$тест3.AH75]=1;ORG.OPENOFFICE.STYLE(&quot;граница&quot;);ORG.OPENOFFICE.STYLE(&quot;Стандарт&quot;)))">
            <text:p/>
          </table:table-cell>
          <table:table-cell table:formula="of:=T(IF([$тест3.AI75]=1;ORG.OPENOFFICE.STYLE(&quot;граница&quot;);ORG.OPENOFFICE.STYLE(&quot;Стандарт&quot;)))">
            <text:p/>
          </table:table-cell>
          <table:table-cell table:formula="of:=T(IF([$тест3.AJ75]=1;ORG.OPENOFFICE.STYLE(&quot;граница&quot;);ORG.OPENOFFICE.STYLE(&quot;Стандарт&quot;)))">
            <text:p/>
          </table:table-cell>
          <table:table-cell table:formula="of:=T(IF([$тест3.AK75]=1;ORG.OPENOFFICE.STYLE(&quot;граница&quot;);ORG.OPENOFFICE.STYLE(&quot;Стандарт&quot;)))">
            <text:p/>
          </table:table-cell>
          <table:table-cell table:formula="of:=T(IF([$тест3.AL75]=1;ORG.OPENOFFICE.STYLE(&quot;граница&quot;);ORG.OPENOFFICE.STYLE(&quot;Стандарт&quot;)))">
            <text:p/>
          </table:table-cell>
          <table:table-cell table:formula="of:=T(IF([$тест3.AM75]=1;ORG.OPENOFFICE.STYLE(&quot;граница&quot;);ORG.OPENOFFICE.STYLE(&quot;Стандарт&quot;)))">
            <text:p/>
          </table:table-cell>
          <table:table-cell table:formula="of:=T(IF([$тест3.AN75]=1;ORG.OPENOFFICE.STYLE(&quot;граница&quot;);ORG.OPENOFFICE.STYLE(&quot;Стандарт&quot;)))">
            <text:p/>
          </table:table-cell>
          <table:table-cell table:formula="of:=T(IF([$тест3.AO75]=1;ORG.OPENOFFICE.STYLE(&quot;граница&quot;);ORG.OPENOFFICE.STYLE(&quot;Стандарт&quot;)))">
            <text:p/>
          </table:table-cell>
          <table:table-cell table:formula="of:=T(IF([$тест3.AP75]=1;ORG.OPENOFFICE.STYLE(&quot;граница&quot;);ORG.OPENOFFICE.STYLE(&quot;Стандарт&quot;)))">
            <text:p/>
          </table:table-cell>
          <table:table-cell table:formula="of:=T(IF([$тест3.AQ75]=1;ORG.OPENOFFICE.STYLE(&quot;граница&quot;);ORG.OPENOFFICE.STYLE(&quot;Стандарт&quot;)))">
            <text:p/>
          </table:table-cell>
          <table:table-cell table:formula="of:=T(IF([$тест3.AR75]=1;ORG.OPENOFFICE.STYLE(&quot;граница&quot;);ORG.OPENOFFICE.STYLE(&quot;Стандарт&quot;)))">
            <text:p/>
          </table:table-cell>
          <table:table-cell table:formula="of:=T(IF([$тест3.AS75]=1;ORG.OPENOFFICE.STYLE(&quot;граница&quot;);ORG.OPENOFFICE.STYLE(&quot;Стандарт&quot;)))">
            <text:p/>
          </table:table-cell>
          <table:table-cell table:formula="of:=T(IF([$тест3.AT75]=1;ORG.OPENOFFICE.STYLE(&quot;граница&quot;);ORG.OPENOFFICE.STYLE(&quot;Стандарт&quot;)))">
            <text:p/>
          </table:table-cell>
          <table:table-cell table:formula="of:=T(IF([$тест3.AU75]=1;ORG.OPENOFFICE.STYLE(&quot;граница&quot;);ORG.OPENOFFICE.STYLE(&quot;Стандарт&quot;)))">
            <text:p/>
          </table:table-cell>
          <table:table-cell table:formula="of:=T(IF([$тест3.AV75]=1;ORG.OPENOFFICE.STYLE(&quot;граница&quot;);ORG.OPENOFFICE.STYLE(&quot;Стандарт&quot;)))">
            <text:p/>
          </table:table-cell>
          <table:table-cell table:formula="of:=T(IF([$тест3.AW75]=1;ORG.OPENOFFICE.STYLE(&quot;граница&quot;);ORG.OPENOFFICE.STYLE(&quot;Стандарт&quot;)))">
            <text:p/>
          </table:table-cell>
          <table:table-cell table:formula="of:=T(IF([$тест3.AX7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6]=1;ORG.OPENOFFICE.STYLE(&quot;граница&quot;);ORG.OPENOFFICE.STYLE(&quot;Стандарт&quot;)))">
            <text:p/>
          </table:table-cell>
          <table:table-cell table:formula="of:=T(IF([$тест3.C76]=1;ORG.OPENOFFICE.STYLE(&quot;граница&quot;);ORG.OPENOFFICE.STYLE(&quot;Стандарт&quot;)))">
            <text:p/>
          </table:table-cell>
          <table:table-cell table:formula="of:=T(IF([$тест3.D76]=1;ORG.OPENOFFICE.STYLE(&quot;граница&quot;);ORG.OPENOFFICE.STYLE(&quot;Стандарт&quot;)))">
            <text:p/>
          </table:table-cell>
          <table:table-cell table:formula="of:=T(IF([$тест3.E76]=1;ORG.OPENOFFICE.STYLE(&quot;граница&quot;);ORG.OPENOFFICE.STYLE(&quot;Стандарт&quot;)))">
            <text:p/>
          </table:table-cell>
          <table:table-cell table:formula="of:=T(IF([$тест3.F76]=1;ORG.OPENOFFICE.STYLE(&quot;граница&quot;);ORG.OPENOFFICE.STYLE(&quot;Стандарт&quot;)))">
            <text:p/>
          </table:table-cell>
          <table:table-cell table:formula="of:=T(IF([$тест3.G76]=1;ORG.OPENOFFICE.STYLE(&quot;граница&quot;);ORG.OPENOFFICE.STYLE(&quot;Стандарт&quot;)))">
            <text:p/>
          </table:table-cell>
          <table:table-cell table:formula="of:=T(IF([$тест3.H76]=1;ORG.OPENOFFICE.STYLE(&quot;граница&quot;);ORG.OPENOFFICE.STYLE(&quot;Стандарт&quot;)))">
            <text:p/>
          </table:table-cell>
          <table:table-cell table:formula="of:=T(IF([$тест3.I76]=1;ORG.OPENOFFICE.STYLE(&quot;граница&quot;);ORG.OPENOFFICE.STYLE(&quot;Стандарт&quot;)))">
            <text:p/>
          </table:table-cell>
          <table:table-cell table:formula="of:=T(IF([$тест3.J76]=1;ORG.OPENOFFICE.STYLE(&quot;граница&quot;);ORG.OPENOFFICE.STYLE(&quot;Стандарт&quot;)))">
            <text:p/>
          </table:table-cell>
          <table:table-cell table:formula="of:=T(IF([$тест3.K76]=1;ORG.OPENOFFICE.STYLE(&quot;граница&quot;);ORG.OPENOFFICE.STYLE(&quot;Стандарт&quot;)))">
            <text:p/>
          </table:table-cell>
          <table:table-cell table:formula="of:=T(IF([$тест3.L76]=1;ORG.OPENOFFICE.STYLE(&quot;граница&quot;);ORG.OPENOFFICE.STYLE(&quot;Стандарт&quot;)))">
            <text:p/>
          </table:table-cell>
          <table:table-cell table:formula="of:=T(IF([$тест3.M76]=1;ORG.OPENOFFICE.STYLE(&quot;граница&quot;);ORG.OPENOFFICE.STYLE(&quot;Стандарт&quot;)))">
            <text:p/>
          </table:table-cell>
          <table:table-cell table:formula="of:=T(IF([$тест3.N76]=1;ORG.OPENOFFICE.STYLE(&quot;граница&quot;);ORG.OPENOFFICE.STYLE(&quot;Стандарт&quot;)))">
            <text:p/>
          </table:table-cell>
          <table:table-cell table:formula="of:=T(IF([$тест3.O76]=1;ORG.OPENOFFICE.STYLE(&quot;граница&quot;);ORG.OPENOFFICE.STYLE(&quot;Стандарт&quot;)))">
            <text:p/>
          </table:table-cell>
          <table:table-cell table:formula="of:=T(IF([$тест3.P76]=1;ORG.OPENOFFICE.STYLE(&quot;граница&quot;);ORG.OPENOFFICE.STYLE(&quot;Стандарт&quot;)))">
            <text:p/>
          </table:table-cell>
          <table:table-cell table:formula="of:=T(IF([$тест3.Q76]=1;ORG.OPENOFFICE.STYLE(&quot;граница&quot;);ORG.OPENOFFICE.STYLE(&quot;Стандарт&quot;)))">
            <text:p/>
          </table:table-cell>
          <table:table-cell table:formula="of:=T(IF([$тест3.R76]=1;ORG.OPENOFFICE.STYLE(&quot;граница&quot;);ORG.OPENOFFICE.STYLE(&quot;Стандарт&quot;)))">
            <text:p/>
          </table:table-cell>
          <table:table-cell table:formula="of:=T(IF([$тест3.S76]=1;ORG.OPENOFFICE.STYLE(&quot;граница&quot;);ORG.OPENOFFICE.STYLE(&quot;Стандарт&quot;)))">
            <text:p/>
          </table:table-cell>
          <table:table-cell table:formula="of:=T(IF([$тест3.T76]=1;ORG.OPENOFFICE.STYLE(&quot;граница&quot;);ORG.OPENOFFICE.STYLE(&quot;Стандарт&quot;)))">
            <text:p/>
          </table:table-cell>
          <table:table-cell table:formula="of:=T(IF([$тест3.U76]=1;ORG.OPENOFFICE.STYLE(&quot;граница&quot;);ORG.OPENOFFICE.STYLE(&quot;Стандарт&quot;)))">
            <text:p/>
          </table:table-cell>
          <table:table-cell table:formula="of:=T(IF([$тест3.V76]=1;ORG.OPENOFFICE.STYLE(&quot;граница&quot;);ORG.OPENOFFICE.STYLE(&quot;Стандарт&quot;)))">
            <text:p/>
          </table:table-cell>
          <table:table-cell table:formula="of:=T(IF([$тест3.W76]=1;ORG.OPENOFFICE.STYLE(&quot;граница&quot;);ORG.OPENOFFICE.STYLE(&quot;Стандарт&quot;)))">
            <text:p/>
          </table:table-cell>
          <table:table-cell table:formula="of:=T(IF([$тест3.X76]=1;ORG.OPENOFFICE.STYLE(&quot;граница&quot;);ORG.OPENOFFICE.STYLE(&quot;Стандарт&quot;)))">
            <text:p/>
          </table:table-cell>
          <table:table-cell table:formula="of:=T(IF([$тест3.Y76]=1;ORG.OPENOFFICE.STYLE(&quot;граница&quot;);ORG.OPENOFFICE.STYLE(&quot;Стандарт&quot;)))">
            <text:p/>
          </table:table-cell>
          <table:table-cell table:formula="of:=T(IF([$тест3.Z76]=1;ORG.OPENOFFICE.STYLE(&quot;граница&quot;);ORG.OPENOFFICE.STYLE(&quot;Стандарт&quot;)))">
            <text:p/>
          </table:table-cell>
          <table:table-cell table:formula="of:=T(IF([$тест3.AA76]=1;ORG.OPENOFFICE.STYLE(&quot;граница&quot;);ORG.OPENOFFICE.STYLE(&quot;Стандарт&quot;)))">
            <text:p/>
          </table:table-cell>
          <table:table-cell table:formula="of:=T(IF([$тест3.AB76]=1;ORG.OPENOFFICE.STYLE(&quot;граница&quot;);ORG.OPENOFFICE.STYLE(&quot;Стандарт&quot;)))">
            <text:p/>
          </table:table-cell>
          <table:table-cell table:formula="of:=T(IF([$тест3.AC76]=1;ORG.OPENOFFICE.STYLE(&quot;граница&quot;);ORG.OPENOFFICE.STYLE(&quot;Стандарт&quot;)))">
            <text:p/>
          </table:table-cell>
          <table:table-cell table:formula="of:=T(IF([$тест3.AD76]=1;ORG.OPENOFFICE.STYLE(&quot;граница&quot;);ORG.OPENOFFICE.STYLE(&quot;Стандарт&quot;)))">
            <text:p/>
          </table:table-cell>
          <table:table-cell table:formula="of:=T(IF([$тест3.AE76]=1;ORG.OPENOFFICE.STYLE(&quot;граница&quot;);ORG.OPENOFFICE.STYLE(&quot;Стандарт&quot;)))">
            <text:p/>
          </table:table-cell>
          <table:table-cell table:formula="of:=T(IF([$тест3.AF76]=1;ORG.OPENOFFICE.STYLE(&quot;граница&quot;);ORG.OPENOFFICE.STYLE(&quot;Стандарт&quot;)))">
            <text:p/>
          </table:table-cell>
          <table:table-cell table:formula="of:=T(IF([$тест3.AG76]=1;ORG.OPENOFFICE.STYLE(&quot;граница&quot;);ORG.OPENOFFICE.STYLE(&quot;Стандарт&quot;)))">
            <text:p/>
          </table:table-cell>
          <table:table-cell table:formula="of:=T(IF([$тест3.AH76]=1;ORG.OPENOFFICE.STYLE(&quot;граница&quot;);ORG.OPENOFFICE.STYLE(&quot;Стандарт&quot;)))">
            <text:p/>
          </table:table-cell>
          <table:table-cell table:formula="of:=T(IF([$тест3.AI76]=1;ORG.OPENOFFICE.STYLE(&quot;граница&quot;);ORG.OPENOFFICE.STYLE(&quot;Стандарт&quot;)))">
            <text:p/>
          </table:table-cell>
          <table:table-cell table:formula="of:=T(IF([$тест3.AJ76]=1;ORG.OPENOFFICE.STYLE(&quot;граница&quot;);ORG.OPENOFFICE.STYLE(&quot;Стандарт&quot;)))">
            <text:p/>
          </table:table-cell>
          <table:table-cell table:formula="of:=T(IF([$тест3.AK76]=1;ORG.OPENOFFICE.STYLE(&quot;граница&quot;);ORG.OPENOFFICE.STYLE(&quot;Стандарт&quot;)))">
            <text:p/>
          </table:table-cell>
          <table:table-cell table:formula="of:=T(IF([$тест3.AL76]=1;ORG.OPENOFFICE.STYLE(&quot;граница&quot;);ORG.OPENOFFICE.STYLE(&quot;Стандарт&quot;)))">
            <text:p/>
          </table:table-cell>
          <table:table-cell table:formula="of:=T(IF([$тест3.AM76]=1;ORG.OPENOFFICE.STYLE(&quot;граница&quot;);ORG.OPENOFFICE.STYLE(&quot;Стандарт&quot;)))">
            <text:p/>
          </table:table-cell>
          <table:table-cell table:formula="of:=T(IF([$тест3.AN76]=1;ORG.OPENOFFICE.STYLE(&quot;граница&quot;);ORG.OPENOFFICE.STYLE(&quot;Стандарт&quot;)))">
            <text:p/>
          </table:table-cell>
          <table:table-cell table:formula="of:=T(IF([$тест3.AO76]=1;ORG.OPENOFFICE.STYLE(&quot;граница&quot;);ORG.OPENOFFICE.STYLE(&quot;Стандарт&quot;)))">
            <text:p/>
          </table:table-cell>
          <table:table-cell table:formula="of:=T(IF([$тест3.AP76]=1;ORG.OPENOFFICE.STYLE(&quot;граница&quot;);ORG.OPENOFFICE.STYLE(&quot;Стандарт&quot;)))">
            <text:p/>
          </table:table-cell>
          <table:table-cell table:formula="of:=T(IF([$тест3.AQ76]=1;ORG.OPENOFFICE.STYLE(&quot;граница&quot;);ORG.OPENOFFICE.STYLE(&quot;Стандарт&quot;)))">
            <text:p/>
          </table:table-cell>
          <table:table-cell table:formula="of:=T(IF([$тест3.AR76]=1;ORG.OPENOFFICE.STYLE(&quot;граница&quot;);ORG.OPENOFFICE.STYLE(&quot;Стандарт&quot;)))">
            <text:p/>
          </table:table-cell>
          <table:table-cell table:formula="of:=T(IF([$тест3.AS76]=1;ORG.OPENOFFICE.STYLE(&quot;граница&quot;);ORG.OPENOFFICE.STYLE(&quot;Стандарт&quot;)))">
            <text:p/>
          </table:table-cell>
          <table:table-cell table:formula="of:=T(IF([$тест3.AT76]=1;ORG.OPENOFFICE.STYLE(&quot;граница&quot;);ORG.OPENOFFICE.STYLE(&quot;Стандарт&quot;)))">
            <text:p/>
          </table:table-cell>
          <table:table-cell table:formula="of:=T(IF([$тест3.AU76]=1;ORG.OPENOFFICE.STYLE(&quot;граница&quot;);ORG.OPENOFFICE.STYLE(&quot;Стандарт&quot;)))">
            <text:p/>
          </table:table-cell>
          <table:table-cell table:formula="of:=T(IF([$тест3.AV76]=1;ORG.OPENOFFICE.STYLE(&quot;граница&quot;);ORG.OPENOFFICE.STYLE(&quot;Стандарт&quot;)))">
            <text:p/>
          </table:table-cell>
          <table:table-cell table:formula="of:=T(IF([$тест3.AW76]=1;ORG.OPENOFFICE.STYLE(&quot;граница&quot;);ORG.OPENOFFICE.STYLE(&quot;Стандарт&quot;)))">
            <text:p/>
          </table:table-cell>
          <table:table-cell table:formula="of:=T(IF([$тест3.AX7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7]=1;ORG.OPENOFFICE.STYLE(&quot;граница&quot;);ORG.OPENOFFICE.STYLE(&quot;Стандарт&quot;)))">
            <text:p/>
          </table:table-cell>
          <table:table-cell table:formula="of:=T(IF([$тест3.C77]=1;ORG.OPENOFFICE.STYLE(&quot;граница&quot;);ORG.OPENOFFICE.STYLE(&quot;Стандарт&quot;)))">
            <text:p/>
          </table:table-cell>
          <table:table-cell table:formula="of:=T(IF([$тест3.D77]=1;ORG.OPENOFFICE.STYLE(&quot;граница&quot;);ORG.OPENOFFICE.STYLE(&quot;Стандарт&quot;)))">
            <text:p/>
          </table:table-cell>
          <table:table-cell table:formula="of:=T(IF([$тест3.E77]=1;ORG.OPENOFFICE.STYLE(&quot;граница&quot;);ORG.OPENOFFICE.STYLE(&quot;Стандарт&quot;)))">
            <text:p/>
          </table:table-cell>
          <table:table-cell table:formula="of:=T(IF([$тест3.F77]=1;ORG.OPENOFFICE.STYLE(&quot;граница&quot;);ORG.OPENOFFICE.STYLE(&quot;Стандарт&quot;)))">
            <text:p/>
          </table:table-cell>
          <table:table-cell table:formula="of:=T(IF([$тест3.G77]=1;ORG.OPENOFFICE.STYLE(&quot;граница&quot;);ORG.OPENOFFICE.STYLE(&quot;Стандарт&quot;)))">
            <text:p/>
          </table:table-cell>
          <table:table-cell table:formula="of:=T(IF([$тест3.H77]=1;ORG.OPENOFFICE.STYLE(&quot;граница&quot;);ORG.OPENOFFICE.STYLE(&quot;Стандарт&quot;)))">
            <text:p/>
          </table:table-cell>
          <table:table-cell table:formula="of:=T(IF([$тест3.I77]=1;ORG.OPENOFFICE.STYLE(&quot;граница&quot;);ORG.OPENOFFICE.STYLE(&quot;Стандарт&quot;)))">
            <text:p/>
          </table:table-cell>
          <table:table-cell table:formula="of:=T(IF([$тест3.J77]=1;ORG.OPENOFFICE.STYLE(&quot;граница&quot;);ORG.OPENOFFICE.STYLE(&quot;Стандарт&quot;)))">
            <text:p/>
          </table:table-cell>
          <table:table-cell table:formula="of:=T(IF([$тест3.K77]=1;ORG.OPENOFFICE.STYLE(&quot;граница&quot;);ORG.OPENOFFICE.STYLE(&quot;Стандарт&quot;)))">
            <text:p/>
          </table:table-cell>
          <table:table-cell table:formula="of:=T(IF([$тест3.L77]=1;ORG.OPENOFFICE.STYLE(&quot;граница&quot;);ORG.OPENOFFICE.STYLE(&quot;Стандарт&quot;)))">
            <text:p/>
          </table:table-cell>
          <table:table-cell table:formula="of:=T(IF([$тест3.M77]=1;ORG.OPENOFFICE.STYLE(&quot;граница&quot;);ORG.OPENOFFICE.STYLE(&quot;Стандарт&quot;)))">
            <text:p/>
          </table:table-cell>
          <table:table-cell table:formula="of:=T(IF([$тест3.N77]=1;ORG.OPENOFFICE.STYLE(&quot;граница&quot;);ORG.OPENOFFICE.STYLE(&quot;Стандарт&quot;)))">
            <text:p/>
          </table:table-cell>
          <table:table-cell table:formula="of:=T(IF([$тест3.O77]=1;ORG.OPENOFFICE.STYLE(&quot;граница&quot;);ORG.OPENOFFICE.STYLE(&quot;Стандарт&quot;)))">
            <text:p/>
          </table:table-cell>
          <table:table-cell table:formula="of:=T(IF([$тест3.P77]=1;ORG.OPENOFFICE.STYLE(&quot;граница&quot;);ORG.OPENOFFICE.STYLE(&quot;Стандарт&quot;)))">
            <text:p/>
          </table:table-cell>
          <table:table-cell table:formula="of:=T(IF([$тест3.Q77]=1;ORG.OPENOFFICE.STYLE(&quot;граница&quot;);ORG.OPENOFFICE.STYLE(&quot;Стандарт&quot;)))">
            <text:p/>
          </table:table-cell>
          <table:table-cell table:formula="of:=T(IF([$тест3.R77]=1;ORG.OPENOFFICE.STYLE(&quot;граница&quot;);ORG.OPENOFFICE.STYLE(&quot;Стандарт&quot;)))">
            <text:p/>
          </table:table-cell>
          <table:table-cell table:formula="of:=T(IF([$тест3.S77]=1;ORG.OPENOFFICE.STYLE(&quot;граница&quot;);ORG.OPENOFFICE.STYLE(&quot;Стандарт&quot;)))">
            <text:p/>
          </table:table-cell>
          <table:table-cell table:formula="of:=T(IF([$тест3.T77]=1;ORG.OPENOFFICE.STYLE(&quot;граница&quot;);ORG.OPENOFFICE.STYLE(&quot;Стандарт&quot;)))">
            <text:p/>
          </table:table-cell>
          <table:table-cell table:formula="of:=T(IF([$тест3.U77]=1;ORG.OPENOFFICE.STYLE(&quot;граница&quot;);ORG.OPENOFFICE.STYLE(&quot;Стандарт&quot;)))">
            <text:p/>
          </table:table-cell>
          <table:table-cell table:formula="of:=T(IF([$тест3.V77]=1;ORG.OPENOFFICE.STYLE(&quot;граница&quot;);ORG.OPENOFFICE.STYLE(&quot;Стандарт&quot;)))">
            <text:p/>
          </table:table-cell>
          <table:table-cell table:formula="of:=T(IF([$тест3.W77]=1;ORG.OPENOFFICE.STYLE(&quot;граница&quot;);ORG.OPENOFFICE.STYLE(&quot;Стандарт&quot;)))">
            <text:p/>
          </table:table-cell>
          <table:table-cell table:formula="of:=T(IF([$тест3.X77]=1;ORG.OPENOFFICE.STYLE(&quot;граница&quot;);ORG.OPENOFFICE.STYLE(&quot;Стандарт&quot;)))">
            <text:p/>
          </table:table-cell>
          <table:table-cell table:formula="of:=T(IF([$тест3.Y77]=1;ORG.OPENOFFICE.STYLE(&quot;граница&quot;);ORG.OPENOFFICE.STYLE(&quot;Стандарт&quot;)))">
            <text:p/>
          </table:table-cell>
          <table:table-cell table:formula="of:=T(IF([$тест3.Z77]=1;ORG.OPENOFFICE.STYLE(&quot;граница&quot;);ORG.OPENOFFICE.STYLE(&quot;Стандарт&quot;)))">
            <text:p/>
          </table:table-cell>
          <table:table-cell table:formula="of:=T(IF([$тест3.AA77]=1;ORG.OPENOFFICE.STYLE(&quot;граница&quot;);ORG.OPENOFFICE.STYLE(&quot;Стандарт&quot;)))">
            <text:p/>
          </table:table-cell>
          <table:table-cell table:formula="of:=T(IF([$тест3.AB77]=1;ORG.OPENOFFICE.STYLE(&quot;граница&quot;);ORG.OPENOFFICE.STYLE(&quot;Стандарт&quot;)))">
            <text:p/>
          </table:table-cell>
          <table:table-cell table:formula="of:=T(IF([$тест3.AC77]=1;ORG.OPENOFFICE.STYLE(&quot;граница&quot;);ORG.OPENOFFICE.STYLE(&quot;Стандарт&quot;)))">
            <text:p/>
          </table:table-cell>
          <table:table-cell table:formula="of:=T(IF([$тест3.AD77]=1;ORG.OPENOFFICE.STYLE(&quot;граница&quot;);ORG.OPENOFFICE.STYLE(&quot;Стандарт&quot;)))">
            <text:p/>
          </table:table-cell>
          <table:table-cell table:formula="of:=T(IF([$тест3.AE77]=1;ORG.OPENOFFICE.STYLE(&quot;граница&quot;);ORG.OPENOFFICE.STYLE(&quot;Стандарт&quot;)))">
            <text:p/>
          </table:table-cell>
          <table:table-cell table:formula="of:=T(IF([$тест3.AF77]=1;ORG.OPENOFFICE.STYLE(&quot;граница&quot;);ORG.OPENOFFICE.STYLE(&quot;Стандарт&quot;)))">
            <text:p/>
          </table:table-cell>
          <table:table-cell table:formula="of:=T(IF([$тест3.AG77]=1;ORG.OPENOFFICE.STYLE(&quot;граница&quot;);ORG.OPENOFFICE.STYLE(&quot;Стандарт&quot;)))">
            <text:p/>
          </table:table-cell>
          <table:table-cell table:formula="of:=T(IF([$тест3.AH77]=1;ORG.OPENOFFICE.STYLE(&quot;граница&quot;);ORG.OPENOFFICE.STYLE(&quot;Стандарт&quot;)))">
            <text:p/>
          </table:table-cell>
          <table:table-cell table:formula="of:=T(IF([$тест3.AI77]=1;ORG.OPENOFFICE.STYLE(&quot;граница&quot;);ORG.OPENOFFICE.STYLE(&quot;Стандарт&quot;)))">
            <text:p/>
          </table:table-cell>
          <table:table-cell table:formula="of:=T(IF([$тест3.AJ77]=1;ORG.OPENOFFICE.STYLE(&quot;граница&quot;);ORG.OPENOFFICE.STYLE(&quot;Стандарт&quot;)))">
            <text:p/>
          </table:table-cell>
          <table:table-cell table:formula="of:=T(IF([$тест3.AK77]=1;ORG.OPENOFFICE.STYLE(&quot;граница&quot;);ORG.OPENOFFICE.STYLE(&quot;Стандарт&quot;)))">
            <text:p/>
          </table:table-cell>
          <table:table-cell table:formula="of:=T(IF([$тест3.AL77]=1;ORG.OPENOFFICE.STYLE(&quot;граница&quot;);ORG.OPENOFFICE.STYLE(&quot;Стандарт&quot;)))">
            <text:p/>
          </table:table-cell>
          <table:table-cell table:formula="of:=T(IF([$тест3.AM77]=1;ORG.OPENOFFICE.STYLE(&quot;граница&quot;);ORG.OPENOFFICE.STYLE(&quot;Стандарт&quot;)))">
            <text:p/>
          </table:table-cell>
          <table:table-cell table:formula="of:=T(IF([$тест3.AN77]=1;ORG.OPENOFFICE.STYLE(&quot;граница&quot;);ORG.OPENOFFICE.STYLE(&quot;Стандарт&quot;)))">
            <text:p/>
          </table:table-cell>
          <table:table-cell table:formula="of:=T(IF([$тест3.AO77]=1;ORG.OPENOFFICE.STYLE(&quot;граница&quot;);ORG.OPENOFFICE.STYLE(&quot;Стандарт&quot;)))">
            <text:p/>
          </table:table-cell>
          <table:table-cell table:formula="of:=T(IF([$тест3.AP77]=1;ORG.OPENOFFICE.STYLE(&quot;граница&quot;);ORG.OPENOFFICE.STYLE(&quot;Стандарт&quot;)))">
            <text:p/>
          </table:table-cell>
          <table:table-cell table:formula="of:=T(IF([$тест3.AQ77]=1;ORG.OPENOFFICE.STYLE(&quot;граница&quot;);ORG.OPENOFFICE.STYLE(&quot;Стандарт&quot;)))">
            <text:p/>
          </table:table-cell>
          <table:table-cell table:formula="of:=T(IF([$тест3.AR77]=1;ORG.OPENOFFICE.STYLE(&quot;граница&quot;);ORG.OPENOFFICE.STYLE(&quot;Стандарт&quot;)))">
            <text:p/>
          </table:table-cell>
          <table:table-cell table:formula="of:=T(IF([$тест3.AS77]=1;ORG.OPENOFFICE.STYLE(&quot;граница&quot;);ORG.OPENOFFICE.STYLE(&quot;Стандарт&quot;)))">
            <text:p/>
          </table:table-cell>
          <table:table-cell table:formula="of:=T(IF([$тест3.AT77]=1;ORG.OPENOFFICE.STYLE(&quot;граница&quot;);ORG.OPENOFFICE.STYLE(&quot;Стандарт&quot;)))">
            <text:p/>
          </table:table-cell>
          <table:table-cell table:formula="of:=T(IF([$тест3.AU77]=1;ORG.OPENOFFICE.STYLE(&quot;граница&quot;);ORG.OPENOFFICE.STYLE(&quot;Стандарт&quot;)))">
            <text:p/>
          </table:table-cell>
          <table:table-cell table:formula="of:=T(IF([$тест3.AV77]=1;ORG.OPENOFFICE.STYLE(&quot;граница&quot;);ORG.OPENOFFICE.STYLE(&quot;Стандарт&quot;)))">
            <text:p/>
          </table:table-cell>
          <table:table-cell table:formula="of:=T(IF([$тест3.AW77]=1;ORG.OPENOFFICE.STYLE(&quot;граница&quot;);ORG.OPENOFFICE.STYLE(&quot;Стандарт&quot;)))">
            <text:p/>
          </table:table-cell>
          <table:table-cell table:formula="of:=T(IF([$тест3.AX7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8]=1;ORG.OPENOFFICE.STYLE(&quot;граница&quot;);ORG.OPENOFFICE.STYLE(&quot;Стандарт&quot;)))">
            <text:p/>
          </table:table-cell>
          <table:table-cell table:formula="of:=T(IF([$тест3.C78]=1;ORG.OPENOFFICE.STYLE(&quot;граница&quot;);ORG.OPENOFFICE.STYLE(&quot;Стандарт&quot;)))">
            <text:p/>
          </table:table-cell>
          <table:table-cell table:formula="of:=T(IF([$тест3.D78]=1;ORG.OPENOFFICE.STYLE(&quot;граница&quot;);ORG.OPENOFFICE.STYLE(&quot;Стандарт&quot;)))">
            <text:p/>
          </table:table-cell>
          <table:table-cell table:formula="of:=T(IF([$тест3.E78]=1;ORG.OPENOFFICE.STYLE(&quot;граница&quot;);ORG.OPENOFFICE.STYLE(&quot;Стандарт&quot;)))">
            <text:p/>
          </table:table-cell>
          <table:table-cell table:formula="of:=T(IF([$тест3.F78]=1;ORG.OPENOFFICE.STYLE(&quot;граница&quot;);ORG.OPENOFFICE.STYLE(&quot;Стандарт&quot;)))">
            <text:p/>
          </table:table-cell>
          <table:table-cell table:formula="of:=T(IF([$тест3.G78]=1;ORG.OPENOFFICE.STYLE(&quot;граница&quot;);ORG.OPENOFFICE.STYLE(&quot;Стандарт&quot;)))">
            <text:p/>
          </table:table-cell>
          <table:table-cell table:formula="of:=T(IF([$тест3.H78]=1;ORG.OPENOFFICE.STYLE(&quot;граница&quot;);ORG.OPENOFFICE.STYLE(&quot;Стандарт&quot;)))">
            <text:p/>
          </table:table-cell>
          <table:table-cell table:formula="of:=T(IF([$тест3.I78]=1;ORG.OPENOFFICE.STYLE(&quot;граница&quot;);ORG.OPENOFFICE.STYLE(&quot;Стандарт&quot;)))">
            <text:p/>
          </table:table-cell>
          <table:table-cell table:formula="of:=T(IF([$тест3.J78]=1;ORG.OPENOFFICE.STYLE(&quot;граница&quot;);ORG.OPENOFFICE.STYLE(&quot;Стандарт&quot;)))">
            <text:p/>
          </table:table-cell>
          <table:table-cell table:formula="of:=T(IF([$тест3.K78]=1;ORG.OPENOFFICE.STYLE(&quot;граница&quot;);ORG.OPENOFFICE.STYLE(&quot;Стандарт&quot;)))">
            <text:p/>
          </table:table-cell>
          <table:table-cell table:formula="of:=T(IF([$тест3.L78]=1;ORG.OPENOFFICE.STYLE(&quot;граница&quot;);ORG.OPENOFFICE.STYLE(&quot;Стандарт&quot;)))">
            <text:p/>
          </table:table-cell>
          <table:table-cell table:formula="of:=T(IF([$тест3.M78]=1;ORG.OPENOFFICE.STYLE(&quot;граница&quot;);ORG.OPENOFFICE.STYLE(&quot;Стандарт&quot;)))">
            <text:p/>
          </table:table-cell>
          <table:table-cell table:formula="of:=T(IF([$тест3.N78]=1;ORG.OPENOFFICE.STYLE(&quot;граница&quot;);ORG.OPENOFFICE.STYLE(&quot;Стандарт&quot;)))">
            <text:p/>
          </table:table-cell>
          <table:table-cell table:formula="of:=T(IF([$тест3.O78]=1;ORG.OPENOFFICE.STYLE(&quot;граница&quot;);ORG.OPENOFFICE.STYLE(&quot;Стандарт&quot;)))">
            <text:p/>
          </table:table-cell>
          <table:table-cell table:formula="of:=T(IF([$тест3.P78]=1;ORG.OPENOFFICE.STYLE(&quot;граница&quot;);ORG.OPENOFFICE.STYLE(&quot;Стандарт&quot;)))">
            <text:p/>
          </table:table-cell>
          <table:table-cell table:formula="of:=T(IF([$тест3.Q78]=1;ORG.OPENOFFICE.STYLE(&quot;граница&quot;);ORG.OPENOFFICE.STYLE(&quot;Стандарт&quot;)))">
            <text:p/>
          </table:table-cell>
          <table:table-cell table:formula="of:=T(IF([$тест3.R78]=1;ORG.OPENOFFICE.STYLE(&quot;граница&quot;);ORG.OPENOFFICE.STYLE(&quot;Стандарт&quot;)))">
            <text:p/>
          </table:table-cell>
          <table:table-cell table:formula="of:=T(IF([$тест3.S78]=1;ORG.OPENOFFICE.STYLE(&quot;граница&quot;);ORG.OPENOFFICE.STYLE(&quot;Стандарт&quot;)))">
            <text:p/>
          </table:table-cell>
          <table:table-cell table:formula="of:=T(IF([$тест3.T78]=1;ORG.OPENOFFICE.STYLE(&quot;граница&quot;);ORG.OPENOFFICE.STYLE(&quot;Стандарт&quot;)))">
            <text:p/>
          </table:table-cell>
          <table:table-cell table:formula="of:=T(IF([$тест3.U78]=1;ORG.OPENOFFICE.STYLE(&quot;граница&quot;);ORG.OPENOFFICE.STYLE(&quot;Стандарт&quot;)))">
            <text:p/>
          </table:table-cell>
          <table:table-cell table:formula="of:=T(IF([$тест3.V78]=1;ORG.OPENOFFICE.STYLE(&quot;граница&quot;);ORG.OPENOFFICE.STYLE(&quot;Стандарт&quot;)))">
            <text:p/>
          </table:table-cell>
          <table:table-cell table:formula="of:=T(IF([$тест3.W78]=1;ORG.OPENOFFICE.STYLE(&quot;граница&quot;);ORG.OPENOFFICE.STYLE(&quot;Стандарт&quot;)))">
            <text:p/>
          </table:table-cell>
          <table:table-cell table:formula="of:=T(IF([$тест3.X78]=1;ORG.OPENOFFICE.STYLE(&quot;граница&quot;);ORG.OPENOFFICE.STYLE(&quot;Стандарт&quot;)))">
            <text:p/>
          </table:table-cell>
          <table:table-cell table:formula="of:=T(IF([$тест3.Y78]=1;ORG.OPENOFFICE.STYLE(&quot;граница&quot;);ORG.OPENOFFICE.STYLE(&quot;Стандарт&quot;)))">
            <text:p/>
          </table:table-cell>
          <table:table-cell table:formula="of:=T(IF([$тест3.Z78]=1;ORG.OPENOFFICE.STYLE(&quot;граница&quot;);ORG.OPENOFFICE.STYLE(&quot;Стандарт&quot;)))">
            <text:p/>
          </table:table-cell>
          <table:table-cell table:formula="of:=T(IF([$тест3.AA78]=1;ORG.OPENOFFICE.STYLE(&quot;граница&quot;);ORG.OPENOFFICE.STYLE(&quot;Стандарт&quot;)))">
            <text:p/>
          </table:table-cell>
          <table:table-cell table:formula="of:=T(IF([$тест3.AB78]=1;ORG.OPENOFFICE.STYLE(&quot;граница&quot;);ORG.OPENOFFICE.STYLE(&quot;Стандарт&quot;)))">
            <text:p/>
          </table:table-cell>
          <table:table-cell table:formula="of:=T(IF([$тест3.AC78]=1;ORG.OPENOFFICE.STYLE(&quot;граница&quot;);ORG.OPENOFFICE.STYLE(&quot;Стандарт&quot;)))">
            <text:p/>
          </table:table-cell>
          <table:table-cell table:formula="of:=T(IF([$тест3.AD78]=1;ORG.OPENOFFICE.STYLE(&quot;граница&quot;);ORG.OPENOFFICE.STYLE(&quot;Стандарт&quot;)))">
            <text:p/>
          </table:table-cell>
          <table:table-cell table:formula="of:=T(IF([$тест3.AE78]=1;ORG.OPENOFFICE.STYLE(&quot;граница&quot;);ORG.OPENOFFICE.STYLE(&quot;Стандарт&quot;)))">
            <text:p/>
          </table:table-cell>
          <table:table-cell table:formula="of:=T(IF([$тест3.AF78]=1;ORG.OPENOFFICE.STYLE(&quot;граница&quot;);ORG.OPENOFFICE.STYLE(&quot;Стандарт&quot;)))">
            <text:p/>
          </table:table-cell>
          <table:table-cell table:formula="of:=T(IF([$тест3.AG78]=1;ORG.OPENOFFICE.STYLE(&quot;граница&quot;);ORG.OPENOFFICE.STYLE(&quot;Стандарт&quot;)))">
            <text:p/>
          </table:table-cell>
          <table:table-cell table:formula="of:=T(IF([$тест3.AH78]=1;ORG.OPENOFFICE.STYLE(&quot;граница&quot;);ORG.OPENOFFICE.STYLE(&quot;Стандарт&quot;)))">
            <text:p/>
          </table:table-cell>
          <table:table-cell table:formula="of:=T(IF([$тест3.AI78]=1;ORG.OPENOFFICE.STYLE(&quot;граница&quot;);ORG.OPENOFFICE.STYLE(&quot;Стандарт&quot;)))">
            <text:p/>
          </table:table-cell>
          <table:table-cell table:formula="of:=T(IF([$тест3.AJ78]=1;ORG.OPENOFFICE.STYLE(&quot;граница&quot;);ORG.OPENOFFICE.STYLE(&quot;Стандарт&quot;)))">
            <text:p/>
          </table:table-cell>
          <table:table-cell table:formula="of:=T(IF([$тест3.AK78]=1;ORG.OPENOFFICE.STYLE(&quot;граница&quot;);ORG.OPENOFFICE.STYLE(&quot;Стандарт&quot;)))">
            <text:p/>
          </table:table-cell>
          <table:table-cell table:formula="of:=T(IF([$тест3.AL78]=1;ORG.OPENOFFICE.STYLE(&quot;граница&quot;);ORG.OPENOFFICE.STYLE(&quot;Стандарт&quot;)))">
            <text:p/>
          </table:table-cell>
          <table:table-cell table:formula="of:=T(IF([$тест3.AM78]=1;ORG.OPENOFFICE.STYLE(&quot;граница&quot;);ORG.OPENOFFICE.STYLE(&quot;Стандарт&quot;)))">
            <text:p/>
          </table:table-cell>
          <table:table-cell table:formula="of:=T(IF([$тест3.AN78]=1;ORG.OPENOFFICE.STYLE(&quot;граница&quot;);ORG.OPENOFFICE.STYLE(&quot;Стандарт&quot;)))">
            <text:p/>
          </table:table-cell>
          <table:table-cell table:formula="of:=T(IF([$тест3.AO78]=1;ORG.OPENOFFICE.STYLE(&quot;граница&quot;);ORG.OPENOFFICE.STYLE(&quot;Стандарт&quot;)))">
            <text:p/>
          </table:table-cell>
          <table:table-cell table:formula="of:=T(IF([$тест3.AP78]=1;ORG.OPENOFFICE.STYLE(&quot;граница&quot;);ORG.OPENOFFICE.STYLE(&quot;Стандарт&quot;)))">
            <text:p/>
          </table:table-cell>
          <table:table-cell table:formula="of:=T(IF([$тест3.AQ78]=1;ORG.OPENOFFICE.STYLE(&quot;граница&quot;);ORG.OPENOFFICE.STYLE(&quot;Стандарт&quot;)))">
            <text:p/>
          </table:table-cell>
          <table:table-cell table:formula="of:=T(IF([$тест3.AR78]=1;ORG.OPENOFFICE.STYLE(&quot;граница&quot;);ORG.OPENOFFICE.STYLE(&quot;Стандарт&quot;)))">
            <text:p/>
          </table:table-cell>
          <table:table-cell table:formula="of:=T(IF([$тест3.AS78]=1;ORG.OPENOFFICE.STYLE(&quot;граница&quot;);ORG.OPENOFFICE.STYLE(&quot;Стандарт&quot;)))">
            <text:p/>
          </table:table-cell>
          <table:table-cell table:formula="of:=T(IF([$тест3.AT78]=1;ORG.OPENOFFICE.STYLE(&quot;граница&quot;);ORG.OPENOFFICE.STYLE(&quot;Стандарт&quot;)))">
            <text:p/>
          </table:table-cell>
          <table:table-cell table:formula="of:=T(IF([$тест3.AU78]=1;ORG.OPENOFFICE.STYLE(&quot;граница&quot;);ORG.OPENOFFICE.STYLE(&quot;Стандарт&quot;)))">
            <text:p/>
          </table:table-cell>
          <table:table-cell table:formula="of:=T(IF([$тест3.AV78]=1;ORG.OPENOFFICE.STYLE(&quot;граница&quot;);ORG.OPENOFFICE.STYLE(&quot;Стандарт&quot;)))">
            <text:p/>
          </table:table-cell>
          <table:table-cell table:formula="of:=T(IF([$тест3.AW78]=1;ORG.OPENOFFICE.STYLE(&quot;граница&quot;);ORG.OPENOFFICE.STYLE(&quot;Стандарт&quot;)))">
            <text:p/>
          </table:table-cell>
          <table:table-cell table:formula="of:=T(IF([$тест3.AX7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79]=1;ORG.OPENOFFICE.STYLE(&quot;граница&quot;);ORG.OPENOFFICE.STYLE(&quot;Стандарт&quot;)))">
            <text:p/>
          </table:table-cell>
          <table:table-cell table:formula="of:=T(IF([$тест3.C79]=1;ORG.OPENOFFICE.STYLE(&quot;граница&quot;);ORG.OPENOFFICE.STYLE(&quot;Стандарт&quot;)))">
            <text:p/>
          </table:table-cell>
          <table:table-cell table:formula="of:=T(IF([$тест3.D79]=1;ORG.OPENOFFICE.STYLE(&quot;граница&quot;);ORG.OPENOFFICE.STYLE(&quot;Стандарт&quot;)))">
            <text:p/>
          </table:table-cell>
          <table:table-cell table:formula="of:=T(IF([$тест3.E79]=1;ORG.OPENOFFICE.STYLE(&quot;граница&quot;);ORG.OPENOFFICE.STYLE(&quot;Стандарт&quot;)))">
            <text:p/>
          </table:table-cell>
          <table:table-cell table:formula="of:=T(IF([$тест3.F79]=1;ORG.OPENOFFICE.STYLE(&quot;граница&quot;);ORG.OPENOFFICE.STYLE(&quot;Стандарт&quot;)))">
            <text:p/>
          </table:table-cell>
          <table:table-cell table:formula="of:=T(IF([$тест3.G79]=1;ORG.OPENOFFICE.STYLE(&quot;граница&quot;);ORG.OPENOFFICE.STYLE(&quot;Стандарт&quot;)))">
            <text:p/>
          </table:table-cell>
          <table:table-cell table:formula="of:=T(IF([$тест3.H79]=1;ORG.OPENOFFICE.STYLE(&quot;граница&quot;);ORG.OPENOFFICE.STYLE(&quot;Стандарт&quot;)))">
            <text:p/>
          </table:table-cell>
          <table:table-cell table:formula="of:=T(IF([$тест3.I79]=1;ORG.OPENOFFICE.STYLE(&quot;граница&quot;);ORG.OPENOFFICE.STYLE(&quot;Стандарт&quot;)))">
            <text:p/>
          </table:table-cell>
          <table:table-cell table:formula="of:=T(IF([$тест3.J79]=1;ORG.OPENOFFICE.STYLE(&quot;граница&quot;);ORG.OPENOFFICE.STYLE(&quot;Стандарт&quot;)))">
            <text:p/>
          </table:table-cell>
          <table:table-cell table:formula="of:=T(IF([$тест3.K79]=1;ORG.OPENOFFICE.STYLE(&quot;граница&quot;);ORG.OPENOFFICE.STYLE(&quot;Стандарт&quot;)))">
            <text:p/>
          </table:table-cell>
          <table:table-cell table:formula="of:=T(IF([$тест3.L79]=1;ORG.OPENOFFICE.STYLE(&quot;граница&quot;);ORG.OPENOFFICE.STYLE(&quot;Стандарт&quot;)))">
            <text:p/>
          </table:table-cell>
          <table:table-cell table:formula="of:=T(IF([$тест3.M79]=1;ORG.OPENOFFICE.STYLE(&quot;граница&quot;);ORG.OPENOFFICE.STYLE(&quot;Стандарт&quot;)))">
            <text:p/>
          </table:table-cell>
          <table:table-cell table:formula="of:=T(IF([$тест3.N79]=1;ORG.OPENOFFICE.STYLE(&quot;граница&quot;);ORG.OPENOFFICE.STYLE(&quot;Стандарт&quot;)))">
            <text:p/>
          </table:table-cell>
          <table:table-cell table:formula="of:=T(IF([$тест3.O79]=1;ORG.OPENOFFICE.STYLE(&quot;граница&quot;);ORG.OPENOFFICE.STYLE(&quot;Стандарт&quot;)))">
            <text:p/>
          </table:table-cell>
          <table:table-cell table:formula="of:=T(IF([$тест3.P79]=1;ORG.OPENOFFICE.STYLE(&quot;граница&quot;);ORG.OPENOFFICE.STYLE(&quot;Стандарт&quot;)))">
            <text:p/>
          </table:table-cell>
          <table:table-cell table:formula="of:=T(IF([$тест3.Q79]=1;ORG.OPENOFFICE.STYLE(&quot;граница&quot;);ORG.OPENOFFICE.STYLE(&quot;Стандарт&quot;)))">
            <text:p/>
          </table:table-cell>
          <table:table-cell table:formula="of:=T(IF([$тест3.R79]=1;ORG.OPENOFFICE.STYLE(&quot;граница&quot;);ORG.OPENOFFICE.STYLE(&quot;Стандарт&quot;)))">
            <text:p/>
          </table:table-cell>
          <table:table-cell table:formula="of:=T(IF([$тест3.S79]=1;ORG.OPENOFFICE.STYLE(&quot;граница&quot;);ORG.OPENOFFICE.STYLE(&quot;Стандарт&quot;)))">
            <text:p/>
          </table:table-cell>
          <table:table-cell table:formula="of:=T(IF([$тест3.T79]=1;ORG.OPENOFFICE.STYLE(&quot;граница&quot;);ORG.OPENOFFICE.STYLE(&quot;Стандарт&quot;)))">
            <text:p/>
          </table:table-cell>
          <table:table-cell table:formula="of:=T(IF([$тест3.U79]=1;ORG.OPENOFFICE.STYLE(&quot;граница&quot;);ORG.OPENOFFICE.STYLE(&quot;Стандарт&quot;)))">
            <text:p/>
          </table:table-cell>
          <table:table-cell table:formula="of:=T(IF([$тест3.V79]=1;ORG.OPENOFFICE.STYLE(&quot;граница&quot;);ORG.OPENOFFICE.STYLE(&quot;Стандарт&quot;)))">
            <text:p/>
          </table:table-cell>
          <table:table-cell table:formula="of:=T(IF([$тест3.W79]=1;ORG.OPENOFFICE.STYLE(&quot;граница&quot;);ORG.OPENOFFICE.STYLE(&quot;Стандарт&quot;)))">
            <text:p/>
          </table:table-cell>
          <table:table-cell table:formula="of:=T(IF([$тест3.X79]=1;ORG.OPENOFFICE.STYLE(&quot;граница&quot;);ORG.OPENOFFICE.STYLE(&quot;Стандарт&quot;)))">
            <text:p/>
          </table:table-cell>
          <table:table-cell table:formula="of:=T(IF([$тест3.Y79]=1;ORG.OPENOFFICE.STYLE(&quot;граница&quot;);ORG.OPENOFFICE.STYLE(&quot;Стандарт&quot;)))">
            <text:p/>
          </table:table-cell>
          <table:table-cell table:formula="of:=T(IF([$тест3.Z79]=1;ORG.OPENOFFICE.STYLE(&quot;граница&quot;);ORG.OPENOFFICE.STYLE(&quot;Стандарт&quot;)))">
            <text:p/>
          </table:table-cell>
          <table:table-cell table:formula="of:=T(IF([$тест3.AA79]=1;ORG.OPENOFFICE.STYLE(&quot;граница&quot;);ORG.OPENOFFICE.STYLE(&quot;Стандарт&quot;)))">
            <text:p/>
          </table:table-cell>
          <table:table-cell table:formula="of:=T(IF([$тест3.AB79]=1;ORG.OPENOFFICE.STYLE(&quot;граница&quot;);ORG.OPENOFFICE.STYLE(&quot;Стандарт&quot;)))">
            <text:p/>
          </table:table-cell>
          <table:table-cell table:formula="of:=T(IF([$тест3.AC79]=1;ORG.OPENOFFICE.STYLE(&quot;граница&quot;);ORG.OPENOFFICE.STYLE(&quot;Стандарт&quot;)))">
            <text:p/>
          </table:table-cell>
          <table:table-cell table:formula="of:=T(IF([$тест3.AD79]=1;ORG.OPENOFFICE.STYLE(&quot;граница&quot;);ORG.OPENOFFICE.STYLE(&quot;Стандарт&quot;)))">
            <text:p/>
          </table:table-cell>
          <table:table-cell table:formula="of:=T(IF([$тест3.AE79]=1;ORG.OPENOFFICE.STYLE(&quot;граница&quot;);ORG.OPENOFFICE.STYLE(&quot;Стандарт&quot;)))">
            <text:p/>
          </table:table-cell>
          <table:table-cell table:formula="of:=T(IF([$тест3.AF79]=1;ORG.OPENOFFICE.STYLE(&quot;граница&quot;);ORG.OPENOFFICE.STYLE(&quot;Стандарт&quot;)))">
            <text:p/>
          </table:table-cell>
          <table:table-cell table:formula="of:=T(IF([$тест3.AG79]=1;ORG.OPENOFFICE.STYLE(&quot;граница&quot;);ORG.OPENOFFICE.STYLE(&quot;Стандарт&quot;)))">
            <text:p/>
          </table:table-cell>
          <table:table-cell table:formula="of:=T(IF([$тест3.AH79]=1;ORG.OPENOFFICE.STYLE(&quot;граница&quot;);ORG.OPENOFFICE.STYLE(&quot;Стандарт&quot;)))">
            <text:p/>
          </table:table-cell>
          <table:table-cell table:formula="of:=T(IF([$тест3.AI79]=1;ORG.OPENOFFICE.STYLE(&quot;граница&quot;);ORG.OPENOFFICE.STYLE(&quot;Стандарт&quot;)))">
            <text:p/>
          </table:table-cell>
          <table:table-cell table:formula="of:=T(IF([$тест3.AJ79]=1;ORG.OPENOFFICE.STYLE(&quot;граница&quot;);ORG.OPENOFFICE.STYLE(&quot;Стандарт&quot;)))">
            <text:p/>
          </table:table-cell>
          <table:table-cell table:formula="of:=T(IF([$тест3.AK79]=1;ORG.OPENOFFICE.STYLE(&quot;граница&quot;);ORG.OPENOFFICE.STYLE(&quot;Стандарт&quot;)))">
            <text:p/>
          </table:table-cell>
          <table:table-cell table:formula="of:=T(IF([$тест3.AL79]=1;ORG.OPENOFFICE.STYLE(&quot;граница&quot;);ORG.OPENOFFICE.STYLE(&quot;Стандарт&quot;)))">
            <text:p/>
          </table:table-cell>
          <table:table-cell table:formula="of:=T(IF([$тест3.AM79]=1;ORG.OPENOFFICE.STYLE(&quot;граница&quot;);ORG.OPENOFFICE.STYLE(&quot;Стандарт&quot;)))">
            <text:p/>
          </table:table-cell>
          <table:table-cell table:formula="of:=T(IF([$тест3.AN79]=1;ORG.OPENOFFICE.STYLE(&quot;граница&quot;);ORG.OPENOFFICE.STYLE(&quot;Стандарт&quot;)))">
            <text:p/>
          </table:table-cell>
          <table:table-cell table:formula="of:=T(IF([$тест3.AO79]=1;ORG.OPENOFFICE.STYLE(&quot;граница&quot;);ORG.OPENOFFICE.STYLE(&quot;Стандарт&quot;)))">
            <text:p/>
          </table:table-cell>
          <table:table-cell table:formula="of:=T(IF([$тест3.AP79]=1;ORG.OPENOFFICE.STYLE(&quot;граница&quot;);ORG.OPENOFFICE.STYLE(&quot;Стандарт&quot;)))">
            <text:p/>
          </table:table-cell>
          <table:table-cell table:formula="of:=T(IF([$тест3.AQ79]=1;ORG.OPENOFFICE.STYLE(&quot;граница&quot;);ORG.OPENOFFICE.STYLE(&quot;Стандарт&quot;)))">
            <text:p/>
          </table:table-cell>
          <table:table-cell table:formula="of:=T(IF([$тест3.AR79]=1;ORG.OPENOFFICE.STYLE(&quot;граница&quot;);ORG.OPENOFFICE.STYLE(&quot;Стандарт&quot;)))">
            <text:p/>
          </table:table-cell>
          <table:table-cell table:formula="of:=T(IF([$тест3.AS79]=1;ORG.OPENOFFICE.STYLE(&quot;граница&quot;);ORG.OPENOFFICE.STYLE(&quot;Стандарт&quot;)))">
            <text:p/>
          </table:table-cell>
          <table:table-cell table:formula="of:=T(IF([$тест3.AT79]=1;ORG.OPENOFFICE.STYLE(&quot;граница&quot;);ORG.OPENOFFICE.STYLE(&quot;Стандарт&quot;)))">
            <text:p/>
          </table:table-cell>
          <table:table-cell table:formula="of:=T(IF([$тест3.AU79]=1;ORG.OPENOFFICE.STYLE(&quot;граница&quot;);ORG.OPENOFFICE.STYLE(&quot;Стандарт&quot;)))">
            <text:p/>
          </table:table-cell>
          <table:table-cell table:formula="of:=T(IF([$тест3.AV79]=1;ORG.OPENOFFICE.STYLE(&quot;граница&quot;);ORG.OPENOFFICE.STYLE(&quot;Стандарт&quot;)))">
            <text:p/>
          </table:table-cell>
          <table:table-cell table:formula="of:=T(IF([$тест3.AW79]=1;ORG.OPENOFFICE.STYLE(&quot;граница&quot;);ORG.OPENOFFICE.STYLE(&quot;Стандарт&quot;)))">
            <text:p/>
          </table:table-cell>
          <table:table-cell table:formula="of:=T(IF([$тест3.AX7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0]=1;ORG.OPENOFFICE.STYLE(&quot;граница&quot;);ORG.OPENOFFICE.STYLE(&quot;Стандарт&quot;)))">
            <text:p/>
          </table:table-cell>
          <table:table-cell table:formula="of:=T(IF([$тест3.C80]=1;ORG.OPENOFFICE.STYLE(&quot;граница&quot;);ORG.OPENOFFICE.STYLE(&quot;Стандарт&quot;)))">
            <text:p/>
          </table:table-cell>
          <table:table-cell table:formula="of:=T(IF([$тест3.D80]=1;ORG.OPENOFFICE.STYLE(&quot;граница&quot;);ORG.OPENOFFICE.STYLE(&quot;Стандарт&quot;)))">
            <text:p/>
          </table:table-cell>
          <table:table-cell table:formula="of:=T(IF([$тест3.E80]=1;ORG.OPENOFFICE.STYLE(&quot;граница&quot;);ORG.OPENOFFICE.STYLE(&quot;Стандарт&quot;)))">
            <text:p/>
          </table:table-cell>
          <table:table-cell table:formula="of:=T(IF([$тест3.F80]=1;ORG.OPENOFFICE.STYLE(&quot;граница&quot;);ORG.OPENOFFICE.STYLE(&quot;Стандарт&quot;)))">
            <text:p/>
          </table:table-cell>
          <table:table-cell table:formula="of:=T(IF([$тест3.G80]=1;ORG.OPENOFFICE.STYLE(&quot;граница&quot;);ORG.OPENOFFICE.STYLE(&quot;Стандарт&quot;)))">
            <text:p/>
          </table:table-cell>
          <table:table-cell table:formula="of:=T(IF([$тест3.H80]=1;ORG.OPENOFFICE.STYLE(&quot;граница&quot;);ORG.OPENOFFICE.STYLE(&quot;Стандарт&quot;)))">
            <text:p/>
          </table:table-cell>
          <table:table-cell table:formula="of:=T(IF([$тест3.I80]=1;ORG.OPENOFFICE.STYLE(&quot;граница&quot;);ORG.OPENOFFICE.STYLE(&quot;Стандарт&quot;)))">
            <text:p/>
          </table:table-cell>
          <table:table-cell table:formula="of:=T(IF([$тест3.J80]=1;ORG.OPENOFFICE.STYLE(&quot;граница&quot;);ORG.OPENOFFICE.STYLE(&quot;Стандарт&quot;)))">
            <text:p/>
          </table:table-cell>
          <table:table-cell table:formula="of:=T(IF([$тест3.K80]=1;ORG.OPENOFFICE.STYLE(&quot;граница&quot;);ORG.OPENOFFICE.STYLE(&quot;Стандарт&quot;)))">
            <text:p/>
          </table:table-cell>
          <table:table-cell table:formula="of:=T(IF([$тест3.L80]=1;ORG.OPENOFFICE.STYLE(&quot;граница&quot;);ORG.OPENOFFICE.STYLE(&quot;Стандарт&quot;)))">
            <text:p/>
          </table:table-cell>
          <table:table-cell table:formula="of:=T(IF([$тест3.M80]=1;ORG.OPENOFFICE.STYLE(&quot;граница&quot;);ORG.OPENOFFICE.STYLE(&quot;Стандарт&quot;)))">
            <text:p/>
          </table:table-cell>
          <table:table-cell table:formula="of:=T(IF([$тест3.N80]=1;ORG.OPENOFFICE.STYLE(&quot;граница&quot;);ORG.OPENOFFICE.STYLE(&quot;Стандарт&quot;)))">
            <text:p/>
          </table:table-cell>
          <table:table-cell table:formula="of:=T(IF([$тест3.O80]=1;ORG.OPENOFFICE.STYLE(&quot;граница&quot;);ORG.OPENOFFICE.STYLE(&quot;Стандарт&quot;)))">
            <text:p/>
          </table:table-cell>
          <table:table-cell table:formula="of:=T(IF([$тест3.P80]=1;ORG.OPENOFFICE.STYLE(&quot;граница&quot;);ORG.OPENOFFICE.STYLE(&quot;Стандарт&quot;)))">
            <text:p/>
          </table:table-cell>
          <table:table-cell table:formula="of:=T(IF([$тест3.Q80]=1;ORG.OPENOFFICE.STYLE(&quot;граница&quot;);ORG.OPENOFFICE.STYLE(&quot;Стандарт&quot;)))">
            <text:p/>
          </table:table-cell>
          <table:table-cell table:formula="of:=T(IF([$тест3.R80]=1;ORG.OPENOFFICE.STYLE(&quot;граница&quot;);ORG.OPENOFFICE.STYLE(&quot;Стандарт&quot;)))">
            <text:p/>
          </table:table-cell>
          <table:table-cell table:formula="of:=T(IF([$тест3.S80]=1;ORG.OPENOFFICE.STYLE(&quot;граница&quot;);ORG.OPENOFFICE.STYLE(&quot;Стандарт&quot;)))">
            <text:p/>
          </table:table-cell>
          <table:table-cell table:formula="of:=T(IF([$тест3.T80]=1;ORG.OPENOFFICE.STYLE(&quot;граница&quot;);ORG.OPENOFFICE.STYLE(&quot;Стандарт&quot;)))">
            <text:p/>
          </table:table-cell>
          <table:table-cell table:formula="of:=T(IF([$тест3.U80]=1;ORG.OPENOFFICE.STYLE(&quot;граница&quot;);ORG.OPENOFFICE.STYLE(&quot;Стандарт&quot;)))">
            <text:p/>
          </table:table-cell>
          <table:table-cell table:formula="of:=T(IF([$тест3.V80]=1;ORG.OPENOFFICE.STYLE(&quot;граница&quot;);ORG.OPENOFFICE.STYLE(&quot;Стандарт&quot;)))">
            <text:p/>
          </table:table-cell>
          <table:table-cell table:formula="of:=T(IF([$тест3.W80]=1;ORG.OPENOFFICE.STYLE(&quot;граница&quot;);ORG.OPENOFFICE.STYLE(&quot;Стандарт&quot;)))">
            <text:p/>
          </table:table-cell>
          <table:table-cell table:formula="of:=T(IF([$тест3.X80]=1;ORG.OPENOFFICE.STYLE(&quot;граница&quot;);ORG.OPENOFFICE.STYLE(&quot;Стандарт&quot;)))">
            <text:p/>
          </table:table-cell>
          <table:table-cell table:formula="of:=T(IF([$тест3.Y80]=1;ORG.OPENOFFICE.STYLE(&quot;граница&quot;);ORG.OPENOFFICE.STYLE(&quot;Стандарт&quot;)))">
            <text:p/>
          </table:table-cell>
          <table:table-cell table:formula="of:=T(IF([$тест3.Z80]=1;ORG.OPENOFFICE.STYLE(&quot;граница&quot;);ORG.OPENOFFICE.STYLE(&quot;Стандарт&quot;)))">
            <text:p/>
          </table:table-cell>
          <table:table-cell table:formula="of:=T(IF([$тест3.AA80]=1;ORG.OPENOFFICE.STYLE(&quot;граница&quot;);ORG.OPENOFFICE.STYLE(&quot;Стандарт&quot;)))">
            <text:p/>
          </table:table-cell>
          <table:table-cell table:formula="of:=T(IF([$тест3.AB80]=1;ORG.OPENOFFICE.STYLE(&quot;граница&quot;);ORG.OPENOFFICE.STYLE(&quot;Стандарт&quot;)))">
            <text:p/>
          </table:table-cell>
          <table:table-cell table:formula="of:=T(IF([$тест3.AC80]=1;ORG.OPENOFFICE.STYLE(&quot;граница&quot;);ORG.OPENOFFICE.STYLE(&quot;Стандарт&quot;)))">
            <text:p/>
          </table:table-cell>
          <table:table-cell table:formula="of:=T(IF([$тест3.AD80]=1;ORG.OPENOFFICE.STYLE(&quot;граница&quot;);ORG.OPENOFFICE.STYLE(&quot;Стандарт&quot;)))">
            <text:p/>
          </table:table-cell>
          <table:table-cell table:formula="of:=T(IF([$тест3.AE80]=1;ORG.OPENOFFICE.STYLE(&quot;граница&quot;);ORG.OPENOFFICE.STYLE(&quot;Стандарт&quot;)))">
            <text:p/>
          </table:table-cell>
          <table:table-cell table:formula="of:=T(IF([$тест3.AF80]=1;ORG.OPENOFFICE.STYLE(&quot;граница&quot;);ORG.OPENOFFICE.STYLE(&quot;Стандарт&quot;)))">
            <text:p/>
          </table:table-cell>
          <table:table-cell table:formula="of:=T(IF([$тест3.AG80]=1;ORG.OPENOFFICE.STYLE(&quot;граница&quot;);ORG.OPENOFFICE.STYLE(&quot;Стандарт&quot;)))">
            <text:p/>
          </table:table-cell>
          <table:table-cell table:formula="of:=T(IF([$тест3.AH80]=1;ORG.OPENOFFICE.STYLE(&quot;граница&quot;);ORG.OPENOFFICE.STYLE(&quot;Стандарт&quot;)))">
            <text:p/>
          </table:table-cell>
          <table:table-cell table:formula="of:=T(IF([$тест3.AI80]=1;ORG.OPENOFFICE.STYLE(&quot;граница&quot;);ORG.OPENOFFICE.STYLE(&quot;Стандарт&quot;)))">
            <text:p/>
          </table:table-cell>
          <table:table-cell table:formula="of:=T(IF([$тест3.AJ80]=1;ORG.OPENOFFICE.STYLE(&quot;граница&quot;);ORG.OPENOFFICE.STYLE(&quot;Стандарт&quot;)))">
            <text:p/>
          </table:table-cell>
          <table:table-cell table:formula="of:=T(IF([$тест3.AK80]=1;ORG.OPENOFFICE.STYLE(&quot;граница&quot;);ORG.OPENOFFICE.STYLE(&quot;Стандарт&quot;)))">
            <text:p/>
          </table:table-cell>
          <table:table-cell table:formula="of:=T(IF([$тест3.AL80]=1;ORG.OPENOFFICE.STYLE(&quot;граница&quot;);ORG.OPENOFFICE.STYLE(&quot;Стандарт&quot;)))">
            <text:p/>
          </table:table-cell>
          <table:table-cell table:formula="of:=T(IF([$тест3.AM80]=1;ORG.OPENOFFICE.STYLE(&quot;граница&quot;);ORG.OPENOFFICE.STYLE(&quot;Стандарт&quot;)))">
            <text:p/>
          </table:table-cell>
          <table:table-cell table:formula="of:=T(IF([$тест3.AN80]=1;ORG.OPENOFFICE.STYLE(&quot;граница&quot;);ORG.OPENOFFICE.STYLE(&quot;Стандарт&quot;)))">
            <text:p/>
          </table:table-cell>
          <table:table-cell table:formula="of:=T(IF([$тест3.AO80]=1;ORG.OPENOFFICE.STYLE(&quot;граница&quot;);ORG.OPENOFFICE.STYLE(&quot;Стандарт&quot;)))">
            <text:p/>
          </table:table-cell>
          <table:table-cell table:formula="of:=T(IF([$тест3.AP80]=1;ORG.OPENOFFICE.STYLE(&quot;граница&quot;);ORG.OPENOFFICE.STYLE(&quot;Стандарт&quot;)))">
            <text:p/>
          </table:table-cell>
          <table:table-cell table:formula="of:=T(IF([$тест3.AQ80]=1;ORG.OPENOFFICE.STYLE(&quot;граница&quot;);ORG.OPENOFFICE.STYLE(&quot;Стандарт&quot;)))">
            <text:p/>
          </table:table-cell>
          <table:table-cell table:formula="of:=T(IF([$тест3.AR80]=1;ORG.OPENOFFICE.STYLE(&quot;граница&quot;);ORG.OPENOFFICE.STYLE(&quot;Стандарт&quot;)))">
            <text:p/>
          </table:table-cell>
          <table:table-cell table:formula="of:=T(IF([$тест3.AS80]=1;ORG.OPENOFFICE.STYLE(&quot;граница&quot;);ORG.OPENOFFICE.STYLE(&quot;Стандарт&quot;)))">
            <text:p/>
          </table:table-cell>
          <table:table-cell table:formula="of:=T(IF([$тест3.AT80]=1;ORG.OPENOFFICE.STYLE(&quot;граница&quot;);ORG.OPENOFFICE.STYLE(&quot;Стандарт&quot;)))">
            <text:p/>
          </table:table-cell>
          <table:table-cell table:formula="of:=T(IF([$тест3.AU80]=1;ORG.OPENOFFICE.STYLE(&quot;граница&quot;);ORG.OPENOFFICE.STYLE(&quot;Стандарт&quot;)))">
            <text:p/>
          </table:table-cell>
          <table:table-cell table:formula="of:=T(IF([$тест3.AV80]=1;ORG.OPENOFFICE.STYLE(&quot;граница&quot;);ORG.OPENOFFICE.STYLE(&quot;Стандарт&quot;)))">
            <text:p/>
          </table:table-cell>
          <table:table-cell table:formula="of:=T(IF([$тест3.AW80]=1;ORG.OPENOFFICE.STYLE(&quot;граница&quot;);ORG.OPENOFFICE.STYLE(&quot;Стандарт&quot;)))">
            <text:p/>
          </table:table-cell>
          <table:table-cell table:formula="of:=T(IF([$тест3.AX8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1]=1;ORG.OPENOFFICE.STYLE(&quot;граница&quot;);ORG.OPENOFFICE.STYLE(&quot;Стандарт&quot;)))">
            <text:p/>
          </table:table-cell>
          <table:table-cell table:formula="of:=T(IF([$тест3.C81]=1;ORG.OPENOFFICE.STYLE(&quot;граница&quot;);ORG.OPENOFFICE.STYLE(&quot;Стандарт&quot;)))">
            <text:p/>
          </table:table-cell>
          <table:table-cell table:formula="of:=T(IF([$тест3.D81]=1;ORG.OPENOFFICE.STYLE(&quot;граница&quot;);ORG.OPENOFFICE.STYLE(&quot;Стандарт&quot;)))">
            <text:p/>
          </table:table-cell>
          <table:table-cell table:formula="of:=T(IF([$тест3.E81]=1;ORG.OPENOFFICE.STYLE(&quot;граница&quot;);ORG.OPENOFFICE.STYLE(&quot;Стандарт&quot;)))">
            <text:p/>
          </table:table-cell>
          <table:table-cell table:formula="of:=T(IF([$тест3.F81]=1;ORG.OPENOFFICE.STYLE(&quot;граница&quot;);ORG.OPENOFFICE.STYLE(&quot;Стандарт&quot;)))">
            <text:p/>
          </table:table-cell>
          <table:table-cell table:formula="of:=T(IF([$тест3.G81]=1;ORG.OPENOFFICE.STYLE(&quot;граница&quot;);ORG.OPENOFFICE.STYLE(&quot;Стандарт&quot;)))">
            <text:p/>
          </table:table-cell>
          <table:table-cell table:formula="of:=T(IF([$тест3.H81]=1;ORG.OPENOFFICE.STYLE(&quot;граница&quot;);ORG.OPENOFFICE.STYLE(&quot;Стандарт&quot;)))">
            <text:p/>
          </table:table-cell>
          <table:table-cell table:formula="of:=T(IF([$тест3.I81]=1;ORG.OPENOFFICE.STYLE(&quot;граница&quot;);ORG.OPENOFFICE.STYLE(&quot;Стандарт&quot;)))">
            <text:p/>
          </table:table-cell>
          <table:table-cell table:formula="of:=T(IF([$тест3.J81]=1;ORG.OPENOFFICE.STYLE(&quot;граница&quot;);ORG.OPENOFFICE.STYLE(&quot;Стандарт&quot;)))">
            <text:p/>
          </table:table-cell>
          <table:table-cell table:formula="of:=T(IF([$тест3.K81]=1;ORG.OPENOFFICE.STYLE(&quot;граница&quot;);ORG.OPENOFFICE.STYLE(&quot;Стандарт&quot;)))">
            <text:p/>
          </table:table-cell>
          <table:table-cell table:formula="of:=T(IF([$тест3.L81]=1;ORG.OPENOFFICE.STYLE(&quot;граница&quot;);ORG.OPENOFFICE.STYLE(&quot;Стандарт&quot;)))">
            <text:p/>
          </table:table-cell>
          <table:table-cell table:formula="of:=T(IF([$тест3.M81]=1;ORG.OPENOFFICE.STYLE(&quot;граница&quot;);ORG.OPENOFFICE.STYLE(&quot;Стандарт&quot;)))">
            <text:p/>
          </table:table-cell>
          <table:table-cell table:formula="of:=T(IF([$тест3.N81]=1;ORG.OPENOFFICE.STYLE(&quot;граница&quot;);ORG.OPENOFFICE.STYLE(&quot;Стандарт&quot;)))">
            <text:p/>
          </table:table-cell>
          <table:table-cell table:formula="of:=T(IF([$тест3.O81]=1;ORG.OPENOFFICE.STYLE(&quot;граница&quot;);ORG.OPENOFFICE.STYLE(&quot;Стандарт&quot;)))">
            <text:p/>
          </table:table-cell>
          <table:table-cell table:formula="of:=T(IF([$тест3.P81]=1;ORG.OPENOFFICE.STYLE(&quot;граница&quot;);ORG.OPENOFFICE.STYLE(&quot;Стандарт&quot;)))">
            <text:p/>
          </table:table-cell>
          <table:table-cell table:formula="of:=T(IF([$тест3.Q81]=1;ORG.OPENOFFICE.STYLE(&quot;граница&quot;);ORG.OPENOFFICE.STYLE(&quot;Стандарт&quot;)))">
            <text:p/>
          </table:table-cell>
          <table:table-cell table:formula="of:=T(IF([$тест3.R81]=1;ORG.OPENOFFICE.STYLE(&quot;граница&quot;);ORG.OPENOFFICE.STYLE(&quot;Стандарт&quot;)))">
            <text:p/>
          </table:table-cell>
          <table:table-cell table:formula="of:=T(IF([$тест3.S81]=1;ORG.OPENOFFICE.STYLE(&quot;граница&quot;);ORG.OPENOFFICE.STYLE(&quot;Стандарт&quot;)))">
            <text:p/>
          </table:table-cell>
          <table:table-cell table:formula="of:=T(IF([$тест3.T81]=1;ORG.OPENOFFICE.STYLE(&quot;граница&quot;);ORG.OPENOFFICE.STYLE(&quot;Стандарт&quot;)))">
            <text:p/>
          </table:table-cell>
          <table:table-cell table:formula="of:=T(IF([$тест3.U81]=1;ORG.OPENOFFICE.STYLE(&quot;граница&quot;);ORG.OPENOFFICE.STYLE(&quot;Стандарт&quot;)))">
            <text:p/>
          </table:table-cell>
          <table:table-cell table:formula="of:=T(IF([$тест3.V81]=1;ORG.OPENOFFICE.STYLE(&quot;граница&quot;);ORG.OPENOFFICE.STYLE(&quot;Стандарт&quot;)))">
            <text:p/>
          </table:table-cell>
          <table:table-cell table:formula="of:=T(IF([$тест3.W81]=1;ORG.OPENOFFICE.STYLE(&quot;граница&quot;);ORG.OPENOFFICE.STYLE(&quot;Стандарт&quot;)))">
            <text:p/>
          </table:table-cell>
          <table:table-cell table:formula="of:=T(IF([$тест3.X81]=1;ORG.OPENOFFICE.STYLE(&quot;граница&quot;);ORG.OPENOFFICE.STYLE(&quot;Стандарт&quot;)))">
            <text:p/>
          </table:table-cell>
          <table:table-cell table:formula="of:=T(IF([$тест3.Y81]=1;ORG.OPENOFFICE.STYLE(&quot;граница&quot;);ORG.OPENOFFICE.STYLE(&quot;Стандарт&quot;)))">
            <text:p/>
          </table:table-cell>
          <table:table-cell table:formula="of:=T(IF([$тест3.Z81]=1;ORG.OPENOFFICE.STYLE(&quot;граница&quot;);ORG.OPENOFFICE.STYLE(&quot;Стандарт&quot;)))">
            <text:p/>
          </table:table-cell>
          <table:table-cell table:formula="of:=T(IF([$тест3.AA81]=1;ORG.OPENOFFICE.STYLE(&quot;граница&quot;);ORG.OPENOFFICE.STYLE(&quot;Стандарт&quot;)))">
            <text:p/>
          </table:table-cell>
          <table:table-cell table:formula="of:=T(IF([$тест3.AB81]=1;ORG.OPENOFFICE.STYLE(&quot;граница&quot;);ORG.OPENOFFICE.STYLE(&quot;Стандарт&quot;)))">
            <text:p/>
          </table:table-cell>
          <table:table-cell table:formula="of:=T(IF([$тест3.AC81]=1;ORG.OPENOFFICE.STYLE(&quot;граница&quot;);ORG.OPENOFFICE.STYLE(&quot;Стандарт&quot;)))">
            <text:p/>
          </table:table-cell>
          <table:table-cell table:formula="of:=T(IF([$тест3.AD81]=1;ORG.OPENOFFICE.STYLE(&quot;граница&quot;);ORG.OPENOFFICE.STYLE(&quot;Стандарт&quot;)))">
            <text:p/>
          </table:table-cell>
          <table:table-cell table:formula="of:=T(IF([$тест3.AE81]=1;ORG.OPENOFFICE.STYLE(&quot;граница&quot;);ORG.OPENOFFICE.STYLE(&quot;Стандарт&quot;)))">
            <text:p/>
          </table:table-cell>
          <table:table-cell table:formula="of:=T(IF([$тест3.AF81]=1;ORG.OPENOFFICE.STYLE(&quot;граница&quot;);ORG.OPENOFFICE.STYLE(&quot;Стандарт&quot;)))">
            <text:p/>
          </table:table-cell>
          <table:table-cell table:formula="of:=T(IF([$тест3.AG81]=1;ORG.OPENOFFICE.STYLE(&quot;граница&quot;);ORG.OPENOFFICE.STYLE(&quot;Стандарт&quot;)))">
            <text:p/>
          </table:table-cell>
          <table:table-cell table:formula="of:=T(IF([$тест3.AH81]=1;ORG.OPENOFFICE.STYLE(&quot;граница&quot;);ORG.OPENOFFICE.STYLE(&quot;Стандарт&quot;)))">
            <text:p/>
          </table:table-cell>
          <table:table-cell table:formula="of:=T(IF([$тест3.AI81]=1;ORG.OPENOFFICE.STYLE(&quot;граница&quot;);ORG.OPENOFFICE.STYLE(&quot;Стандарт&quot;)))">
            <text:p/>
          </table:table-cell>
          <table:table-cell table:formula="of:=T(IF([$тест3.AJ81]=1;ORG.OPENOFFICE.STYLE(&quot;граница&quot;);ORG.OPENOFFICE.STYLE(&quot;Стандарт&quot;)))">
            <text:p/>
          </table:table-cell>
          <table:table-cell table:formula="of:=T(IF([$тест3.AK81]=1;ORG.OPENOFFICE.STYLE(&quot;граница&quot;);ORG.OPENOFFICE.STYLE(&quot;Стандарт&quot;)))">
            <text:p/>
          </table:table-cell>
          <table:table-cell table:formula="of:=T(IF([$тест3.AL81]=1;ORG.OPENOFFICE.STYLE(&quot;граница&quot;);ORG.OPENOFFICE.STYLE(&quot;Стандарт&quot;)))">
            <text:p/>
          </table:table-cell>
          <table:table-cell table:formula="of:=T(IF([$тест3.AM81]=1;ORG.OPENOFFICE.STYLE(&quot;граница&quot;);ORG.OPENOFFICE.STYLE(&quot;Стандарт&quot;)))">
            <text:p/>
          </table:table-cell>
          <table:table-cell table:formula="of:=T(IF([$тест3.AN81]=1;ORG.OPENOFFICE.STYLE(&quot;граница&quot;);ORG.OPENOFFICE.STYLE(&quot;Стандарт&quot;)))">
            <text:p/>
          </table:table-cell>
          <table:table-cell table:formula="of:=T(IF([$тест3.AO81]=1;ORG.OPENOFFICE.STYLE(&quot;граница&quot;);ORG.OPENOFFICE.STYLE(&quot;Стандарт&quot;)))">
            <text:p/>
          </table:table-cell>
          <table:table-cell table:formula="of:=T(IF([$тест3.AP81]=1;ORG.OPENOFFICE.STYLE(&quot;граница&quot;);ORG.OPENOFFICE.STYLE(&quot;Стандарт&quot;)))">
            <text:p/>
          </table:table-cell>
          <table:table-cell table:formula="of:=T(IF([$тест3.AQ81]=1;ORG.OPENOFFICE.STYLE(&quot;граница&quot;);ORG.OPENOFFICE.STYLE(&quot;Стандарт&quot;)))">
            <text:p/>
          </table:table-cell>
          <table:table-cell table:formula="of:=T(IF([$тест3.AR81]=1;ORG.OPENOFFICE.STYLE(&quot;граница&quot;);ORG.OPENOFFICE.STYLE(&quot;Стандарт&quot;)))">
            <text:p/>
          </table:table-cell>
          <table:table-cell table:formula="of:=T(IF([$тест3.AS81]=1;ORG.OPENOFFICE.STYLE(&quot;граница&quot;);ORG.OPENOFFICE.STYLE(&quot;Стандарт&quot;)))">
            <text:p/>
          </table:table-cell>
          <table:table-cell table:formula="of:=T(IF([$тест3.AT81]=1;ORG.OPENOFFICE.STYLE(&quot;граница&quot;);ORG.OPENOFFICE.STYLE(&quot;Стандарт&quot;)))">
            <text:p/>
          </table:table-cell>
          <table:table-cell table:formula="of:=T(IF([$тест3.AU81]=1;ORG.OPENOFFICE.STYLE(&quot;граница&quot;);ORG.OPENOFFICE.STYLE(&quot;Стандарт&quot;)))">
            <text:p/>
          </table:table-cell>
          <table:table-cell table:formula="of:=T(IF([$тест3.AV81]=1;ORG.OPENOFFICE.STYLE(&quot;граница&quot;);ORG.OPENOFFICE.STYLE(&quot;Стандарт&quot;)))">
            <text:p/>
          </table:table-cell>
          <table:table-cell table:formula="of:=T(IF([$тест3.AW81]=1;ORG.OPENOFFICE.STYLE(&quot;граница&quot;);ORG.OPENOFFICE.STYLE(&quot;Стандарт&quot;)))">
            <text:p/>
          </table:table-cell>
          <table:table-cell table:formula="of:=T(IF([$тест3.AX8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2]=1;ORG.OPENOFFICE.STYLE(&quot;граница&quot;);ORG.OPENOFFICE.STYLE(&quot;Стандарт&quot;)))">
            <text:p/>
          </table:table-cell>
          <table:table-cell table:formula="of:=T(IF([$тест3.C82]=1;ORG.OPENOFFICE.STYLE(&quot;граница&quot;);ORG.OPENOFFICE.STYLE(&quot;Стандарт&quot;)))">
            <text:p/>
          </table:table-cell>
          <table:table-cell table:formula="of:=T(IF([$тест3.D82]=1;ORG.OPENOFFICE.STYLE(&quot;граница&quot;);ORG.OPENOFFICE.STYLE(&quot;Стандарт&quot;)))">
            <text:p/>
          </table:table-cell>
          <table:table-cell table:formula="of:=T(IF([$тест3.E82]=1;ORG.OPENOFFICE.STYLE(&quot;граница&quot;);ORG.OPENOFFICE.STYLE(&quot;Стандарт&quot;)))">
            <text:p/>
          </table:table-cell>
          <table:table-cell table:formula="of:=T(IF([$тест3.F82]=1;ORG.OPENOFFICE.STYLE(&quot;граница&quot;);ORG.OPENOFFICE.STYLE(&quot;Стандарт&quot;)))">
            <text:p/>
          </table:table-cell>
          <table:table-cell table:formula="of:=T(IF([$тест3.G82]=1;ORG.OPENOFFICE.STYLE(&quot;граница&quot;);ORG.OPENOFFICE.STYLE(&quot;Стандарт&quot;)))">
            <text:p/>
          </table:table-cell>
          <table:table-cell table:formula="of:=T(IF([$тест3.H82]=1;ORG.OPENOFFICE.STYLE(&quot;граница&quot;);ORG.OPENOFFICE.STYLE(&quot;Стандарт&quot;)))">
            <text:p/>
          </table:table-cell>
          <table:table-cell table:formula="of:=T(IF([$тест3.I82]=1;ORG.OPENOFFICE.STYLE(&quot;граница&quot;);ORG.OPENOFFICE.STYLE(&quot;Стандарт&quot;)))">
            <text:p/>
          </table:table-cell>
          <table:table-cell table:formula="of:=T(IF([$тест3.J82]=1;ORG.OPENOFFICE.STYLE(&quot;граница&quot;);ORG.OPENOFFICE.STYLE(&quot;Стандарт&quot;)))">
            <text:p/>
          </table:table-cell>
          <table:table-cell table:formula="of:=T(IF([$тест3.K82]=1;ORG.OPENOFFICE.STYLE(&quot;граница&quot;);ORG.OPENOFFICE.STYLE(&quot;Стандарт&quot;)))">
            <text:p/>
          </table:table-cell>
          <table:table-cell table:formula="of:=T(IF([$тест3.L82]=1;ORG.OPENOFFICE.STYLE(&quot;граница&quot;);ORG.OPENOFFICE.STYLE(&quot;Стандарт&quot;)))">
            <text:p/>
          </table:table-cell>
          <table:table-cell table:formula="of:=T(IF([$тест3.M82]=1;ORG.OPENOFFICE.STYLE(&quot;граница&quot;);ORG.OPENOFFICE.STYLE(&quot;Стандарт&quot;)))">
            <text:p/>
          </table:table-cell>
          <table:table-cell table:formula="of:=T(IF([$тест3.N82]=1;ORG.OPENOFFICE.STYLE(&quot;граница&quot;);ORG.OPENOFFICE.STYLE(&quot;Стандарт&quot;)))">
            <text:p/>
          </table:table-cell>
          <table:table-cell table:formula="of:=T(IF([$тест3.O82]=1;ORG.OPENOFFICE.STYLE(&quot;граница&quot;);ORG.OPENOFFICE.STYLE(&quot;Стандарт&quot;)))">
            <text:p/>
          </table:table-cell>
          <table:table-cell table:formula="of:=T(IF([$тест3.P82]=1;ORG.OPENOFFICE.STYLE(&quot;граница&quot;);ORG.OPENOFFICE.STYLE(&quot;Стандарт&quot;)))">
            <text:p/>
          </table:table-cell>
          <table:table-cell table:formula="of:=T(IF([$тест3.Q82]=1;ORG.OPENOFFICE.STYLE(&quot;граница&quot;);ORG.OPENOFFICE.STYLE(&quot;Стандарт&quot;)))">
            <text:p/>
          </table:table-cell>
          <table:table-cell table:formula="of:=T(IF([$тест3.R82]=1;ORG.OPENOFFICE.STYLE(&quot;граница&quot;);ORG.OPENOFFICE.STYLE(&quot;Стандарт&quot;)))">
            <text:p/>
          </table:table-cell>
          <table:table-cell table:formula="of:=T(IF([$тест3.S82]=1;ORG.OPENOFFICE.STYLE(&quot;граница&quot;);ORG.OPENOFFICE.STYLE(&quot;Стандарт&quot;)))">
            <text:p/>
          </table:table-cell>
          <table:table-cell table:formula="of:=T(IF([$тест3.T82]=1;ORG.OPENOFFICE.STYLE(&quot;граница&quot;);ORG.OPENOFFICE.STYLE(&quot;Стандарт&quot;)))">
            <text:p/>
          </table:table-cell>
          <table:table-cell table:formula="of:=T(IF([$тест3.U82]=1;ORG.OPENOFFICE.STYLE(&quot;граница&quot;);ORG.OPENOFFICE.STYLE(&quot;Стандарт&quot;)))">
            <text:p/>
          </table:table-cell>
          <table:table-cell table:formula="of:=T(IF([$тест3.V82]=1;ORG.OPENOFFICE.STYLE(&quot;граница&quot;);ORG.OPENOFFICE.STYLE(&quot;Стандарт&quot;)))">
            <text:p/>
          </table:table-cell>
          <table:table-cell table:formula="of:=T(IF([$тест3.W82]=1;ORG.OPENOFFICE.STYLE(&quot;граница&quot;);ORG.OPENOFFICE.STYLE(&quot;Стандарт&quot;)))">
            <text:p/>
          </table:table-cell>
          <table:table-cell table:formula="of:=T(IF([$тест3.X82]=1;ORG.OPENOFFICE.STYLE(&quot;граница&quot;);ORG.OPENOFFICE.STYLE(&quot;Стандарт&quot;)))">
            <text:p/>
          </table:table-cell>
          <table:table-cell table:formula="of:=T(IF([$тест3.Y82]=1;ORG.OPENOFFICE.STYLE(&quot;граница&quot;);ORG.OPENOFFICE.STYLE(&quot;Стандарт&quot;)))">
            <text:p/>
          </table:table-cell>
          <table:table-cell table:formula="of:=T(IF([$тест3.Z82]=1;ORG.OPENOFFICE.STYLE(&quot;граница&quot;);ORG.OPENOFFICE.STYLE(&quot;Стандарт&quot;)))">
            <text:p/>
          </table:table-cell>
          <table:table-cell table:formula="of:=T(IF([$тест3.AA82]=1;ORG.OPENOFFICE.STYLE(&quot;граница&quot;);ORG.OPENOFFICE.STYLE(&quot;Стандарт&quot;)))">
            <text:p/>
          </table:table-cell>
          <table:table-cell table:formula="of:=T(IF([$тест3.AB82]=1;ORG.OPENOFFICE.STYLE(&quot;граница&quot;);ORG.OPENOFFICE.STYLE(&quot;Стандарт&quot;)))">
            <text:p/>
          </table:table-cell>
          <table:table-cell table:formula="of:=T(IF([$тест3.AC82]=1;ORG.OPENOFFICE.STYLE(&quot;граница&quot;);ORG.OPENOFFICE.STYLE(&quot;Стандарт&quot;)))">
            <text:p/>
          </table:table-cell>
          <table:table-cell table:formula="of:=T(IF([$тест3.AD82]=1;ORG.OPENOFFICE.STYLE(&quot;граница&quot;);ORG.OPENOFFICE.STYLE(&quot;Стандарт&quot;)))">
            <text:p/>
          </table:table-cell>
          <table:table-cell table:formula="of:=T(IF([$тест3.AE82]=1;ORG.OPENOFFICE.STYLE(&quot;граница&quot;);ORG.OPENOFFICE.STYLE(&quot;Стандарт&quot;)))">
            <text:p/>
          </table:table-cell>
          <table:table-cell table:formula="of:=T(IF([$тест3.AF82]=1;ORG.OPENOFFICE.STYLE(&quot;граница&quot;);ORG.OPENOFFICE.STYLE(&quot;Стандарт&quot;)))">
            <text:p/>
          </table:table-cell>
          <table:table-cell table:formula="of:=T(IF([$тест3.AG82]=1;ORG.OPENOFFICE.STYLE(&quot;граница&quot;);ORG.OPENOFFICE.STYLE(&quot;Стандарт&quot;)))">
            <text:p/>
          </table:table-cell>
          <table:table-cell table:formula="of:=T(IF([$тест3.AH82]=1;ORG.OPENOFFICE.STYLE(&quot;граница&quot;);ORG.OPENOFFICE.STYLE(&quot;Стандарт&quot;)))">
            <text:p/>
          </table:table-cell>
          <table:table-cell table:formula="of:=T(IF([$тест3.AI82]=1;ORG.OPENOFFICE.STYLE(&quot;граница&quot;);ORG.OPENOFFICE.STYLE(&quot;Стандарт&quot;)))">
            <text:p/>
          </table:table-cell>
          <table:table-cell table:formula="of:=T(IF([$тест3.AJ82]=1;ORG.OPENOFFICE.STYLE(&quot;граница&quot;);ORG.OPENOFFICE.STYLE(&quot;Стандарт&quot;)))">
            <text:p/>
          </table:table-cell>
          <table:table-cell table:formula="of:=T(IF([$тест3.AK82]=1;ORG.OPENOFFICE.STYLE(&quot;граница&quot;);ORG.OPENOFFICE.STYLE(&quot;Стандарт&quot;)))">
            <text:p/>
          </table:table-cell>
          <table:table-cell table:formula="of:=T(IF([$тест3.AL82]=1;ORG.OPENOFFICE.STYLE(&quot;граница&quot;);ORG.OPENOFFICE.STYLE(&quot;Стандарт&quot;)))">
            <text:p/>
          </table:table-cell>
          <table:table-cell table:formula="of:=T(IF([$тест3.AM82]=1;ORG.OPENOFFICE.STYLE(&quot;граница&quot;);ORG.OPENOFFICE.STYLE(&quot;Стандарт&quot;)))">
            <text:p/>
          </table:table-cell>
          <table:table-cell table:formula="of:=T(IF([$тест3.AN82]=1;ORG.OPENOFFICE.STYLE(&quot;граница&quot;);ORG.OPENOFFICE.STYLE(&quot;Стандарт&quot;)))">
            <text:p/>
          </table:table-cell>
          <table:table-cell table:formula="of:=T(IF([$тест3.AO82]=1;ORG.OPENOFFICE.STYLE(&quot;граница&quot;);ORG.OPENOFFICE.STYLE(&quot;Стандарт&quot;)))">
            <text:p/>
          </table:table-cell>
          <table:table-cell table:formula="of:=T(IF([$тест3.AP82]=1;ORG.OPENOFFICE.STYLE(&quot;граница&quot;);ORG.OPENOFFICE.STYLE(&quot;Стандарт&quot;)))">
            <text:p/>
          </table:table-cell>
          <table:table-cell table:formula="of:=T(IF([$тест3.AQ82]=1;ORG.OPENOFFICE.STYLE(&quot;граница&quot;);ORG.OPENOFFICE.STYLE(&quot;Стандарт&quot;)))">
            <text:p/>
          </table:table-cell>
          <table:table-cell table:formula="of:=T(IF([$тест3.AR82]=1;ORG.OPENOFFICE.STYLE(&quot;граница&quot;);ORG.OPENOFFICE.STYLE(&quot;Стандарт&quot;)))">
            <text:p/>
          </table:table-cell>
          <table:table-cell table:formula="of:=T(IF([$тест3.AS82]=1;ORG.OPENOFFICE.STYLE(&quot;граница&quot;);ORG.OPENOFFICE.STYLE(&quot;Стандарт&quot;)))">
            <text:p/>
          </table:table-cell>
          <table:table-cell table:formula="of:=T(IF([$тест3.AT82]=1;ORG.OPENOFFICE.STYLE(&quot;граница&quot;);ORG.OPENOFFICE.STYLE(&quot;Стандарт&quot;)))">
            <text:p/>
          </table:table-cell>
          <table:table-cell table:formula="of:=T(IF([$тест3.AU82]=1;ORG.OPENOFFICE.STYLE(&quot;граница&quot;);ORG.OPENOFFICE.STYLE(&quot;Стандарт&quot;)))">
            <text:p/>
          </table:table-cell>
          <table:table-cell table:formula="of:=T(IF([$тест3.AV82]=1;ORG.OPENOFFICE.STYLE(&quot;граница&quot;);ORG.OPENOFFICE.STYLE(&quot;Стандарт&quot;)))">
            <text:p/>
          </table:table-cell>
          <table:table-cell table:formula="of:=T(IF([$тест3.AW82]=1;ORG.OPENOFFICE.STYLE(&quot;граница&quot;);ORG.OPENOFFICE.STYLE(&quot;Стандарт&quot;)))">
            <text:p/>
          </table:table-cell>
          <table:table-cell table:formula="of:=T(IF([$тест3.AX8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3]=1;ORG.OPENOFFICE.STYLE(&quot;граница&quot;);ORG.OPENOFFICE.STYLE(&quot;Стандарт&quot;)))">
            <text:p/>
          </table:table-cell>
          <table:table-cell table:formula="of:=T(IF([$тест3.C83]=1;ORG.OPENOFFICE.STYLE(&quot;граница&quot;);ORG.OPENOFFICE.STYLE(&quot;Стандарт&quot;)))">
            <text:p/>
          </table:table-cell>
          <table:table-cell table:formula="of:=T(IF([$тест3.D83]=1;ORG.OPENOFFICE.STYLE(&quot;граница&quot;);ORG.OPENOFFICE.STYLE(&quot;Стандарт&quot;)))">
            <text:p/>
          </table:table-cell>
          <table:table-cell table:formula="of:=T(IF([$тест3.E83]=1;ORG.OPENOFFICE.STYLE(&quot;граница&quot;);ORG.OPENOFFICE.STYLE(&quot;Стандарт&quot;)))">
            <text:p/>
          </table:table-cell>
          <table:table-cell table:formula="of:=T(IF([$тест3.F83]=1;ORG.OPENOFFICE.STYLE(&quot;граница&quot;);ORG.OPENOFFICE.STYLE(&quot;Стандарт&quot;)))">
            <text:p/>
          </table:table-cell>
          <table:table-cell table:formula="of:=T(IF([$тест3.G83]=1;ORG.OPENOFFICE.STYLE(&quot;граница&quot;);ORG.OPENOFFICE.STYLE(&quot;Стандарт&quot;)))">
            <text:p/>
          </table:table-cell>
          <table:table-cell table:formula="of:=T(IF([$тест3.H83]=1;ORG.OPENOFFICE.STYLE(&quot;граница&quot;);ORG.OPENOFFICE.STYLE(&quot;Стандарт&quot;)))">
            <text:p/>
          </table:table-cell>
          <table:table-cell table:formula="of:=T(IF([$тест3.I83]=1;ORG.OPENOFFICE.STYLE(&quot;граница&quot;);ORG.OPENOFFICE.STYLE(&quot;Стандарт&quot;)))">
            <text:p/>
          </table:table-cell>
          <table:table-cell table:formula="of:=T(IF([$тест3.J83]=1;ORG.OPENOFFICE.STYLE(&quot;граница&quot;);ORG.OPENOFFICE.STYLE(&quot;Стандарт&quot;)))">
            <text:p/>
          </table:table-cell>
          <table:table-cell table:formula="of:=T(IF([$тест3.K83]=1;ORG.OPENOFFICE.STYLE(&quot;граница&quot;);ORG.OPENOFFICE.STYLE(&quot;Стандарт&quot;)))">
            <text:p/>
          </table:table-cell>
          <table:table-cell table:formula="of:=T(IF([$тест3.L83]=1;ORG.OPENOFFICE.STYLE(&quot;граница&quot;);ORG.OPENOFFICE.STYLE(&quot;Стандарт&quot;)))">
            <text:p/>
          </table:table-cell>
          <table:table-cell table:formula="of:=T(IF([$тест3.M83]=1;ORG.OPENOFFICE.STYLE(&quot;граница&quot;);ORG.OPENOFFICE.STYLE(&quot;Стандарт&quot;)))">
            <text:p/>
          </table:table-cell>
          <table:table-cell table:formula="of:=T(IF([$тест3.N83]=1;ORG.OPENOFFICE.STYLE(&quot;граница&quot;);ORG.OPENOFFICE.STYLE(&quot;Стандарт&quot;)))">
            <text:p/>
          </table:table-cell>
          <table:table-cell table:formula="of:=T(IF([$тест3.O83]=1;ORG.OPENOFFICE.STYLE(&quot;граница&quot;);ORG.OPENOFFICE.STYLE(&quot;Стандарт&quot;)))">
            <text:p/>
          </table:table-cell>
          <table:table-cell table:formula="of:=T(IF([$тест3.P83]=1;ORG.OPENOFFICE.STYLE(&quot;граница&quot;);ORG.OPENOFFICE.STYLE(&quot;Стандарт&quot;)))">
            <text:p/>
          </table:table-cell>
          <table:table-cell table:formula="of:=T(IF([$тест3.Q83]=1;ORG.OPENOFFICE.STYLE(&quot;граница&quot;);ORG.OPENOFFICE.STYLE(&quot;Стандарт&quot;)))">
            <text:p/>
          </table:table-cell>
          <table:table-cell table:formula="of:=T(IF([$тест3.R83]=1;ORG.OPENOFFICE.STYLE(&quot;граница&quot;);ORG.OPENOFFICE.STYLE(&quot;Стандарт&quot;)))">
            <text:p/>
          </table:table-cell>
          <table:table-cell table:formula="of:=T(IF([$тест3.S83]=1;ORG.OPENOFFICE.STYLE(&quot;граница&quot;);ORG.OPENOFFICE.STYLE(&quot;Стандарт&quot;)))">
            <text:p/>
          </table:table-cell>
          <table:table-cell table:formula="of:=T(IF([$тест3.T83]=1;ORG.OPENOFFICE.STYLE(&quot;граница&quot;);ORG.OPENOFFICE.STYLE(&quot;Стандарт&quot;)))">
            <text:p/>
          </table:table-cell>
          <table:table-cell table:formula="of:=T(IF([$тест3.U83]=1;ORG.OPENOFFICE.STYLE(&quot;граница&quot;);ORG.OPENOFFICE.STYLE(&quot;Стандарт&quot;)))">
            <text:p/>
          </table:table-cell>
          <table:table-cell table:formula="of:=T(IF([$тест3.V83]=1;ORG.OPENOFFICE.STYLE(&quot;граница&quot;);ORG.OPENOFFICE.STYLE(&quot;Стандарт&quot;)))">
            <text:p/>
          </table:table-cell>
          <table:table-cell table:formula="of:=T(IF([$тест3.W83]=1;ORG.OPENOFFICE.STYLE(&quot;граница&quot;);ORG.OPENOFFICE.STYLE(&quot;Стандарт&quot;)))">
            <text:p/>
          </table:table-cell>
          <table:table-cell table:formula="of:=T(IF([$тест3.X83]=1;ORG.OPENOFFICE.STYLE(&quot;граница&quot;);ORG.OPENOFFICE.STYLE(&quot;Стандарт&quot;)))">
            <text:p/>
          </table:table-cell>
          <table:table-cell table:formula="of:=T(IF([$тест3.Y83]=1;ORG.OPENOFFICE.STYLE(&quot;граница&quot;);ORG.OPENOFFICE.STYLE(&quot;Стандарт&quot;)))">
            <text:p/>
          </table:table-cell>
          <table:table-cell table:formula="of:=T(IF([$тест3.Z83]=1;ORG.OPENOFFICE.STYLE(&quot;граница&quot;);ORG.OPENOFFICE.STYLE(&quot;Стандарт&quot;)))">
            <text:p/>
          </table:table-cell>
          <table:table-cell table:formula="of:=T(IF([$тест3.AA83]=1;ORG.OPENOFFICE.STYLE(&quot;граница&quot;);ORG.OPENOFFICE.STYLE(&quot;Стандарт&quot;)))">
            <text:p/>
          </table:table-cell>
          <table:table-cell table:formula="of:=T(IF([$тест3.AB83]=1;ORG.OPENOFFICE.STYLE(&quot;граница&quot;);ORG.OPENOFFICE.STYLE(&quot;Стандарт&quot;)))">
            <text:p/>
          </table:table-cell>
          <table:table-cell table:formula="of:=T(IF([$тест3.AC83]=1;ORG.OPENOFFICE.STYLE(&quot;граница&quot;);ORG.OPENOFFICE.STYLE(&quot;Стандарт&quot;)))">
            <text:p/>
          </table:table-cell>
          <table:table-cell table:formula="of:=T(IF([$тест3.AD83]=1;ORG.OPENOFFICE.STYLE(&quot;граница&quot;);ORG.OPENOFFICE.STYLE(&quot;Стандарт&quot;)))">
            <text:p/>
          </table:table-cell>
          <table:table-cell table:formula="of:=T(IF([$тест3.AE83]=1;ORG.OPENOFFICE.STYLE(&quot;граница&quot;);ORG.OPENOFFICE.STYLE(&quot;Стандарт&quot;)))">
            <text:p/>
          </table:table-cell>
          <table:table-cell table:formula="of:=T(IF([$тест3.AF83]=1;ORG.OPENOFFICE.STYLE(&quot;граница&quot;);ORG.OPENOFFICE.STYLE(&quot;Стандарт&quot;)))">
            <text:p/>
          </table:table-cell>
          <table:table-cell table:formula="of:=T(IF([$тест3.AG83]=1;ORG.OPENOFFICE.STYLE(&quot;граница&quot;);ORG.OPENOFFICE.STYLE(&quot;Стандарт&quot;)))">
            <text:p/>
          </table:table-cell>
          <table:table-cell table:formula="of:=T(IF([$тест3.AH83]=1;ORG.OPENOFFICE.STYLE(&quot;граница&quot;);ORG.OPENOFFICE.STYLE(&quot;Стандарт&quot;)))">
            <text:p/>
          </table:table-cell>
          <table:table-cell table:formula="of:=T(IF([$тест3.AI83]=1;ORG.OPENOFFICE.STYLE(&quot;граница&quot;);ORG.OPENOFFICE.STYLE(&quot;Стандарт&quot;)))">
            <text:p/>
          </table:table-cell>
          <table:table-cell table:formula="of:=T(IF([$тест3.AJ83]=1;ORG.OPENOFFICE.STYLE(&quot;граница&quot;);ORG.OPENOFFICE.STYLE(&quot;Стандарт&quot;)))">
            <text:p/>
          </table:table-cell>
          <table:table-cell table:formula="of:=T(IF([$тест3.AK83]=1;ORG.OPENOFFICE.STYLE(&quot;граница&quot;);ORG.OPENOFFICE.STYLE(&quot;Стандарт&quot;)))">
            <text:p/>
          </table:table-cell>
          <table:table-cell table:formula="of:=T(IF([$тест3.AL83]=1;ORG.OPENOFFICE.STYLE(&quot;граница&quot;);ORG.OPENOFFICE.STYLE(&quot;Стандарт&quot;)))">
            <text:p/>
          </table:table-cell>
          <table:table-cell table:formula="of:=T(IF([$тест3.AM83]=1;ORG.OPENOFFICE.STYLE(&quot;граница&quot;);ORG.OPENOFFICE.STYLE(&quot;Стандарт&quot;)))">
            <text:p/>
          </table:table-cell>
          <table:table-cell table:formula="of:=T(IF([$тест3.AN83]=1;ORG.OPENOFFICE.STYLE(&quot;граница&quot;);ORG.OPENOFFICE.STYLE(&quot;Стандарт&quot;)))">
            <text:p/>
          </table:table-cell>
          <table:table-cell table:formula="of:=T(IF([$тест3.AO83]=1;ORG.OPENOFFICE.STYLE(&quot;граница&quot;);ORG.OPENOFFICE.STYLE(&quot;Стандарт&quot;)))">
            <text:p/>
          </table:table-cell>
          <table:table-cell table:formula="of:=T(IF([$тест3.AP83]=1;ORG.OPENOFFICE.STYLE(&quot;граница&quot;);ORG.OPENOFFICE.STYLE(&quot;Стандарт&quot;)))">
            <text:p/>
          </table:table-cell>
          <table:table-cell table:formula="of:=T(IF([$тест3.AQ83]=1;ORG.OPENOFFICE.STYLE(&quot;граница&quot;);ORG.OPENOFFICE.STYLE(&quot;Стандарт&quot;)))">
            <text:p/>
          </table:table-cell>
          <table:table-cell table:formula="of:=T(IF([$тест3.AR83]=1;ORG.OPENOFFICE.STYLE(&quot;граница&quot;);ORG.OPENOFFICE.STYLE(&quot;Стандарт&quot;)))">
            <text:p/>
          </table:table-cell>
          <table:table-cell table:formula="of:=T(IF([$тест3.AS83]=1;ORG.OPENOFFICE.STYLE(&quot;граница&quot;);ORG.OPENOFFICE.STYLE(&quot;Стандарт&quot;)))">
            <text:p/>
          </table:table-cell>
          <table:table-cell table:formula="of:=T(IF([$тест3.AT83]=1;ORG.OPENOFFICE.STYLE(&quot;граница&quot;);ORG.OPENOFFICE.STYLE(&quot;Стандарт&quot;)))">
            <text:p/>
          </table:table-cell>
          <table:table-cell table:formula="of:=T(IF([$тест3.AU83]=1;ORG.OPENOFFICE.STYLE(&quot;граница&quot;);ORG.OPENOFFICE.STYLE(&quot;Стандарт&quot;)))">
            <text:p/>
          </table:table-cell>
          <table:table-cell table:formula="of:=T(IF([$тест3.AV83]=1;ORG.OPENOFFICE.STYLE(&quot;граница&quot;);ORG.OPENOFFICE.STYLE(&quot;Стандарт&quot;)))">
            <text:p/>
          </table:table-cell>
          <table:table-cell table:formula="of:=T(IF([$тест3.AW83]=1;ORG.OPENOFFICE.STYLE(&quot;граница&quot;);ORG.OPENOFFICE.STYLE(&quot;Стандарт&quot;)))">
            <text:p/>
          </table:table-cell>
          <table:table-cell table:formula="of:=T(IF([$тест3.AX8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4]=1;ORG.OPENOFFICE.STYLE(&quot;граница&quot;);ORG.OPENOFFICE.STYLE(&quot;Стандарт&quot;)))">
            <text:p/>
          </table:table-cell>
          <table:table-cell table:formula="of:=T(IF([$тест3.C84]=1;ORG.OPENOFFICE.STYLE(&quot;граница&quot;);ORG.OPENOFFICE.STYLE(&quot;Стандарт&quot;)))">
            <text:p/>
          </table:table-cell>
          <table:table-cell table:formula="of:=T(IF([$тест3.D84]=1;ORG.OPENOFFICE.STYLE(&quot;граница&quot;);ORG.OPENOFFICE.STYLE(&quot;Стандарт&quot;)))">
            <text:p/>
          </table:table-cell>
          <table:table-cell table:formula="of:=T(IF([$тест3.E84]=1;ORG.OPENOFFICE.STYLE(&quot;граница&quot;);ORG.OPENOFFICE.STYLE(&quot;Стандарт&quot;)))">
            <text:p/>
          </table:table-cell>
          <table:table-cell table:formula="of:=T(IF([$тест3.F84]=1;ORG.OPENOFFICE.STYLE(&quot;граница&quot;);ORG.OPENOFFICE.STYLE(&quot;Стандарт&quot;)))">
            <text:p/>
          </table:table-cell>
          <table:table-cell table:formula="of:=T(IF([$тест3.G84]=1;ORG.OPENOFFICE.STYLE(&quot;граница&quot;);ORG.OPENOFFICE.STYLE(&quot;Стандарт&quot;)))">
            <text:p/>
          </table:table-cell>
          <table:table-cell table:formula="of:=T(IF([$тест3.H84]=1;ORG.OPENOFFICE.STYLE(&quot;граница&quot;);ORG.OPENOFFICE.STYLE(&quot;Стандарт&quot;)))">
            <text:p/>
          </table:table-cell>
          <table:table-cell table:formula="of:=T(IF([$тест3.I84]=1;ORG.OPENOFFICE.STYLE(&quot;граница&quot;);ORG.OPENOFFICE.STYLE(&quot;Стандарт&quot;)))">
            <text:p/>
          </table:table-cell>
          <table:table-cell table:formula="of:=T(IF([$тест3.J84]=1;ORG.OPENOFFICE.STYLE(&quot;граница&quot;);ORG.OPENOFFICE.STYLE(&quot;Стандарт&quot;)))">
            <text:p/>
          </table:table-cell>
          <table:table-cell table:formula="of:=T(IF([$тест3.K84]=1;ORG.OPENOFFICE.STYLE(&quot;граница&quot;);ORG.OPENOFFICE.STYLE(&quot;Стандарт&quot;)))">
            <text:p/>
          </table:table-cell>
          <table:table-cell table:formula="of:=T(IF([$тест3.L84]=1;ORG.OPENOFFICE.STYLE(&quot;граница&quot;);ORG.OPENOFFICE.STYLE(&quot;Стандарт&quot;)))">
            <text:p/>
          </table:table-cell>
          <table:table-cell table:formula="of:=T(IF([$тест3.M84]=1;ORG.OPENOFFICE.STYLE(&quot;граница&quot;);ORG.OPENOFFICE.STYLE(&quot;Стандарт&quot;)))">
            <text:p/>
          </table:table-cell>
          <table:table-cell table:formula="of:=T(IF([$тест3.N84]=1;ORG.OPENOFFICE.STYLE(&quot;граница&quot;);ORG.OPENOFFICE.STYLE(&quot;Стандарт&quot;)))">
            <text:p/>
          </table:table-cell>
          <table:table-cell table:formula="of:=T(IF([$тест3.O84]=1;ORG.OPENOFFICE.STYLE(&quot;граница&quot;);ORG.OPENOFFICE.STYLE(&quot;Стандарт&quot;)))">
            <text:p/>
          </table:table-cell>
          <table:table-cell table:formula="of:=T(IF([$тест3.P84]=1;ORG.OPENOFFICE.STYLE(&quot;граница&quot;);ORG.OPENOFFICE.STYLE(&quot;Стандарт&quot;)))">
            <text:p/>
          </table:table-cell>
          <table:table-cell table:formula="of:=T(IF([$тест3.Q84]=1;ORG.OPENOFFICE.STYLE(&quot;граница&quot;);ORG.OPENOFFICE.STYLE(&quot;Стандарт&quot;)))">
            <text:p/>
          </table:table-cell>
          <table:table-cell table:formula="of:=T(IF([$тест3.R84]=1;ORG.OPENOFFICE.STYLE(&quot;граница&quot;);ORG.OPENOFFICE.STYLE(&quot;Стандарт&quot;)))">
            <text:p/>
          </table:table-cell>
          <table:table-cell table:formula="of:=T(IF([$тест3.S84]=1;ORG.OPENOFFICE.STYLE(&quot;граница&quot;);ORG.OPENOFFICE.STYLE(&quot;Стандарт&quot;)))">
            <text:p/>
          </table:table-cell>
          <table:table-cell table:formula="of:=T(IF([$тест3.T84]=1;ORG.OPENOFFICE.STYLE(&quot;граница&quot;);ORG.OPENOFFICE.STYLE(&quot;Стандарт&quot;)))">
            <text:p/>
          </table:table-cell>
          <table:table-cell table:formula="of:=T(IF([$тест3.U84]=1;ORG.OPENOFFICE.STYLE(&quot;граница&quot;);ORG.OPENOFFICE.STYLE(&quot;Стандарт&quot;)))">
            <text:p/>
          </table:table-cell>
          <table:table-cell table:formula="of:=T(IF([$тест3.V84]=1;ORG.OPENOFFICE.STYLE(&quot;граница&quot;);ORG.OPENOFFICE.STYLE(&quot;Стандарт&quot;)))">
            <text:p/>
          </table:table-cell>
          <table:table-cell table:formula="of:=T(IF([$тест3.W84]=1;ORG.OPENOFFICE.STYLE(&quot;граница&quot;);ORG.OPENOFFICE.STYLE(&quot;Стандарт&quot;)))">
            <text:p/>
          </table:table-cell>
          <table:table-cell table:formula="of:=T(IF([$тест3.X84]=1;ORG.OPENOFFICE.STYLE(&quot;граница&quot;);ORG.OPENOFFICE.STYLE(&quot;Стандарт&quot;)))">
            <text:p/>
          </table:table-cell>
          <table:table-cell table:formula="of:=T(IF([$тест3.Y84]=1;ORG.OPENOFFICE.STYLE(&quot;граница&quot;);ORG.OPENOFFICE.STYLE(&quot;Стандарт&quot;)))">
            <text:p/>
          </table:table-cell>
          <table:table-cell table:formula="of:=T(IF([$тест3.Z84]=1;ORG.OPENOFFICE.STYLE(&quot;граница&quot;);ORG.OPENOFFICE.STYLE(&quot;Стандарт&quot;)))">
            <text:p/>
          </table:table-cell>
          <table:table-cell table:formula="of:=T(IF([$тест3.AA84]=1;ORG.OPENOFFICE.STYLE(&quot;граница&quot;);ORG.OPENOFFICE.STYLE(&quot;Стандарт&quot;)))">
            <text:p/>
          </table:table-cell>
          <table:table-cell table:formula="of:=T(IF([$тест3.AB84]=1;ORG.OPENOFFICE.STYLE(&quot;граница&quot;);ORG.OPENOFFICE.STYLE(&quot;Стандарт&quot;)))">
            <text:p/>
          </table:table-cell>
          <table:table-cell table:formula="of:=T(IF([$тест3.AC84]=1;ORG.OPENOFFICE.STYLE(&quot;граница&quot;);ORG.OPENOFFICE.STYLE(&quot;Стандарт&quot;)))">
            <text:p/>
          </table:table-cell>
          <table:table-cell table:formula="of:=T(IF([$тест3.AD84]=1;ORG.OPENOFFICE.STYLE(&quot;граница&quot;);ORG.OPENOFFICE.STYLE(&quot;Стандарт&quot;)))">
            <text:p/>
          </table:table-cell>
          <table:table-cell table:formula="of:=T(IF([$тест3.AE84]=1;ORG.OPENOFFICE.STYLE(&quot;граница&quot;);ORG.OPENOFFICE.STYLE(&quot;Стандарт&quot;)))">
            <text:p/>
          </table:table-cell>
          <table:table-cell table:formula="of:=T(IF([$тест3.AF84]=1;ORG.OPENOFFICE.STYLE(&quot;граница&quot;);ORG.OPENOFFICE.STYLE(&quot;Стандарт&quot;)))">
            <text:p/>
          </table:table-cell>
          <table:table-cell table:formula="of:=T(IF([$тест3.AG84]=1;ORG.OPENOFFICE.STYLE(&quot;граница&quot;);ORG.OPENOFFICE.STYLE(&quot;Стандарт&quot;)))">
            <text:p/>
          </table:table-cell>
          <table:table-cell table:formula="of:=T(IF([$тест3.AH84]=1;ORG.OPENOFFICE.STYLE(&quot;граница&quot;);ORG.OPENOFFICE.STYLE(&quot;Стандарт&quot;)))">
            <text:p/>
          </table:table-cell>
          <table:table-cell table:formula="of:=T(IF([$тест3.AI84]=1;ORG.OPENOFFICE.STYLE(&quot;граница&quot;);ORG.OPENOFFICE.STYLE(&quot;Стандарт&quot;)))">
            <text:p/>
          </table:table-cell>
          <table:table-cell table:formula="of:=T(IF([$тест3.AJ84]=1;ORG.OPENOFFICE.STYLE(&quot;граница&quot;);ORG.OPENOFFICE.STYLE(&quot;Стандарт&quot;)))">
            <text:p/>
          </table:table-cell>
          <table:table-cell table:formula="of:=T(IF([$тест3.AK84]=1;ORG.OPENOFFICE.STYLE(&quot;граница&quot;);ORG.OPENOFFICE.STYLE(&quot;Стандарт&quot;)))">
            <text:p/>
          </table:table-cell>
          <table:table-cell table:formula="of:=T(IF([$тест3.AL84]=1;ORG.OPENOFFICE.STYLE(&quot;граница&quot;);ORG.OPENOFFICE.STYLE(&quot;Стандарт&quot;)))">
            <text:p/>
          </table:table-cell>
          <table:table-cell table:formula="of:=T(IF([$тест3.AM84]=1;ORG.OPENOFFICE.STYLE(&quot;граница&quot;);ORG.OPENOFFICE.STYLE(&quot;Стандарт&quot;)))">
            <text:p/>
          </table:table-cell>
          <table:table-cell table:formula="of:=T(IF([$тест3.AN84]=1;ORG.OPENOFFICE.STYLE(&quot;граница&quot;);ORG.OPENOFFICE.STYLE(&quot;Стандарт&quot;)))">
            <text:p/>
          </table:table-cell>
          <table:table-cell table:formula="of:=T(IF([$тест3.AO84]=1;ORG.OPENOFFICE.STYLE(&quot;граница&quot;);ORG.OPENOFFICE.STYLE(&quot;Стандарт&quot;)))">
            <text:p/>
          </table:table-cell>
          <table:table-cell table:formula="of:=T(IF([$тест3.AP84]=1;ORG.OPENOFFICE.STYLE(&quot;граница&quot;);ORG.OPENOFFICE.STYLE(&quot;Стандарт&quot;)))">
            <text:p/>
          </table:table-cell>
          <table:table-cell table:formula="of:=T(IF([$тест3.AQ84]=1;ORG.OPENOFFICE.STYLE(&quot;граница&quot;);ORG.OPENOFFICE.STYLE(&quot;Стандарт&quot;)))">
            <text:p/>
          </table:table-cell>
          <table:table-cell table:formula="of:=T(IF([$тест3.AR84]=1;ORG.OPENOFFICE.STYLE(&quot;граница&quot;);ORG.OPENOFFICE.STYLE(&quot;Стандарт&quot;)))">
            <text:p/>
          </table:table-cell>
          <table:table-cell table:formula="of:=T(IF([$тест3.AS84]=1;ORG.OPENOFFICE.STYLE(&quot;граница&quot;);ORG.OPENOFFICE.STYLE(&quot;Стандарт&quot;)))">
            <text:p/>
          </table:table-cell>
          <table:table-cell table:formula="of:=T(IF([$тест3.AT84]=1;ORG.OPENOFFICE.STYLE(&quot;граница&quot;);ORG.OPENOFFICE.STYLE(&quot;Стандарт&quot;)))">
            <text:p/>
          </table:table-cell>
          <table:table-cell table:formula="of:=T(IF([$тест3.AU84]=1;ORG.OPENOFFICE.STYLE(&quot;граница&quot;);ORG.OPENOFFICE.STYLE(&quot;Стандарт&quot;)))">
            <text:p/>
          </table:table-cell>
          <table:table-cell table:formula="of:=T(IF([$тест3.AV84]=1;ORG.OPENOFFICE.STYLE(&quot;граница&quot;);ORG.OPENOFFICE.STYLE(&quot;Стандарт&quot;)))">
            <text:p/>
          </table:table-cell>
          <table:table-cell table:formula="of:=T(IF([$тест3.AW84]=1;ORG.OPENOFFICE.STYLE(&quot;граница&quot;);ORG.OPENOFFICE.STYLE(&quot;Стандарт&quot;)))">
            <text:p/>
          </table:table-cell>
          <table:table-cell table:formula="of:=T(IF([$тест3.AX8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5]=1;ORG.OPENOFFICE.STYLE(&quot;граница&quot;);ORG.OPENOFFICE.STYLE(&quot;Стандарт&quot;)))">
            <text:p/>
          </table:table-cell>
          <table:table-cell table:formula="of:=T(IF([$тест3.C85]=1;ORG.OPENOFFICE.STYLE(&quot;граница&quot;);ORG.OPENOFFICE.STYLE(&quot;Стандарт&quot;)))">
            <text:p/>
          </table:table-cell>
          <table:table-cell table:formula="of:=T(IF([$тест3.D85]=1;ORG.OPENOFFICE.STYLE(&quot;граница&quot;);ORG.OPENOFFICE.STYLE(&quot;Стандарт&quot;)))">
            <text:p/>
          </table:table-cell>
          <table:table-cell table:formula="of:=T(IF([$тест3.E85]=1;ORG.OPENOFFICE.STYLE(&quot;граница&quot;);ORG.OPENOFFICE.STYLE(&quot;Стандарт&quot;)))">
            <text:p/>
          </table:table-cell>
          <table:table-cell table:formula="of:=T(IF([$тест3.F85]=1;ORG.OPENOFFICE.STYLE(&quot;граница&quot;);ORG.OPENOFFICE.STYLE(&quot;Стандарт&quot;)))">
            <text:p/>
          </table:table-cell>
          <table:table-cell table:formula="of:=T(IF([$тест3.G85]=1;ORG.OPENOFFICE.STYLE(&quot;граница&quot;);ORG.OPENOFFICE.STYLE(&quot;Стандарт&quot;)))">
            <text:p/>
          </table:table-cell>
          <table:table-cell table:formula="of:=T(IF([$тест3.H85]=1;ORG.OPENOFFICE.STYLE(&quot;граница&quot;);ORG.OPENOFFICE.STYLE(&quot;Стандарт&quot;)))">
            <text:p/>
          </table:table-cell>
          <table:table-cell table:formula="of:=T(IF([$тест3.I85]=1;ORG.OPENOFFICE.STYLE(&quot;граница&quot;);ORG.OPENOFFICE.STYLE(&quot;Стандарт&quot;)))">
            <text:p/>
          </table:table-cell>
          <table:table-cell table:formula="of:=T(IF([$тест3.J85]=1;ORG.OPENOFFICE.STYLE(&quot;граница&quot;);ORG.OPENOFFICE.STYLE(&quot;Стандарт&quot;)))">
            <text:p/>
          </table:table-cell>
          <table:table-cell table:formula="of:=T(IF([$тест3.K85]=1;ORG.OPENOFFICE.STYLE(&quot;граница&quot;);ORG.OPENOFFICE.STYLE(&quot;Стандарт&quot;)))">
            <text:p/>
          </table:table-cell>
          <table:table-cell table:formula="of:=T(IF([$тест3.L85]=1;ORG.OPENOFFICE.STYLE(&quot;граница&quot;);ORG.OPENOFFICE.STYLE(&quot;Стандарт&quot;)))">
            <text:p/>
          </table:table-cell>
          <table:table-cell table:formula="of:=T(IF([$тест3.M85]=1;ORG.OPENOFFICE.STYLE(&quot;граница&quot;);ORG.OPENOFFICE.STYLE(&quot;Стандарт&quot;)))">
            <text:p/>
          </table:table-cell>
          <table:table-cell table:formula="of:=T(IF([$тест3.N85]=1;ORG.OPENOFFICE.STYLE(&quot;граница&quot;);ORG.OPENOFFICE.STYLE(&quot;Стандарт&quot;)))">
            <text:p/>
          </table:table-cell>
          <table:table-cell table:formula="of:=T(IF([$тест3.O85]=1;ORG.OPENOFFICE.STYLE(&quot;граница&quot;);ORG.OPENOFFICE.STYLE(&quot;Стандарт&quot;)))">
            <text:p/>
          </table:table-cell>
          <table:table-cell table:formula="of:=T(IF([$тест3.P85]=1;ORG.OPENOFFICE.STYLE(&quot;граница&quot;);ORG.OPENOFFICE.STYLE(&quot;Стандарт&quot;)))">
            <text:p/>
          </table:table-cell>
          <table:table-cell table:formula="of:=T(IF([$тест3.Q85]=1;ORG.OPENOFFICE.STYLE(&quot;граница&quot;);ORG.OPENOFFICE.STYLE(&quot;Стандарт&quot;)))">
            <text:p/>
          </table:table-cell>
          <table:table-cell table:formula="of:=T(IF([$тест3.R85]=1;ORG.OPENOFFICE.STYLE(&quot;граница&quot;);ORG.OPENOFFICE.STYLE(&quot;Стандарт&quot;)))">
            <text:p/>
          </table:table-cell>
          <table:table-cell table:formula="of:=T(IF([$тест3.S85]=1;ORG.OPENOFFICE.STYLE(&quot;граница&quot;);ORG.OPENOFFICE.STYLE(&quot;Стандарт&quot;)))">
            <text:p/>
          </table:table-cell>
          <table:table-cell table:formula="of:=T(IF([$тест3.T85]=1;ORG.OPENOFFICE.STYLE(&quot;граница&quot;);ORG.OPENOFFICE.STYLE(&quot;Стандарт&quot;)))">
            <text:p/>
          </table:table-cell>
          <table:table-cell table:formula="of:=T(IF([$тест3.U85]=1;ORG.OPENOFFICE.STYLE(&quot;граница&quot;);ORG.OPENOFFICE.STYLE(&quot;Стандарт&quot;)))">
            <text:p/>
          </table:table-cell>
          <table:table-cell table:formula="of:=T(IF([$тест3.V85]=1;ORG.OPENOFFICE.STYLE(&quot;граница&quot;);ORG.OPENOFFICE.STYLE(&quot;Стандарт&quot;)))">
            <text:p/>
          </table:table-cell>
          <table:table-cell table:formula="of:=T(IF([$тест3.W85]=1;ORG.OPENOFFICE.STYLE(&quot;граница&quot;);ORG.OPENOFFICE.STYLE(&quot;Стандарт&quot;)))">
            <text:p/>
          </table:table-cell>
          <table:table-cell table:formula="of:=T(IF([$тест3.X85]=1;ORG.OPENOFFICE.STYLE(&quot;граница&quot;);ORG.OPENOFFICE.STYLE(&quot;Стандарт&quot;)))">
            <text:p/>
          </table:table-cell>
          <table:table-cell table:formula="of:=T(IF([$тест3.Y85]=1;ORG.OPENOFFICE.STYLE(&quot;граница&quot;);ORG.OPENOFFICE.STYLE(&quot;Стандарт&quot;)))">
            <text:p/>
          </table:table-cell>
          <table:table-cell table:formula="of:=T(IF([$тест3.Z85]=1;ORG.OPENOFFICE.STYLE(&quot;граница&quot;);ORG.OPENOFFICE.STYLE(&quot;Стандарт&quot;)))">
            <text:p/>
          </table:table-cell>
          <table:table-cell table:formula="of:=T(IF([$тест3.AA85]=1;ORG.OPENOFFICE.STYLE(&quot;граница&quot;);ORG.OPENOFFICE.STYLE(&quot;Стандарт&quot;)))">
            <text:p/>
          </table:table-cell>
          <table:table-cell table:formula="of:=T(IF([$тест3.AB85]=1;ORG.OPENOFFICE.STYLE(&quot;граница&quot;);ORG.OPENOFFICE.STYLE(&quot;Стандарт&quot;)))">
            <text:p/>
          </table:table-cell>
          <table:table-cell table:formula="of:=T(IF([$тест3.AC85]=1;ORG.OPENOFFICE.STYLE(&quot;граница&quot;);ORG.OPENOFFICE.STYLE(&quot;Стандарт&quot;)))">
            <text:p/>
          </table:table-cell>
          <table:table-cell table:formula="of:=T(IF([$тест3.AD85]=1;ORG.OPENOFFICE.STYLE(&quot;граница&quot;);ORG.OPENOFFICE.STYLE(&quot;Стандарт&quot;)))">
            <text:p/>
          </table:table-cell>
          <table:table-cell table:formula="of:=T(IF([$тест3.AE85]=1;ORG.OPENOFFICE.STYLE(&quot;граница&quot;);ORG.OPENOFFICE.STYLE(&quot;Стандарт&quot;)))">
            <text:p/>
          </table:table-cell>
          <table:table-cell table:formula="of:=T(IF([$тест3.AF85]=1;ORG.OPENOFFICE.STYLE(&quot;граница&quot;);ORG.OPENOFFICE.STYLE(&quot;Стандарт&quot;)))">
            <text:p/>
          </table:table-cell>
          <table:table-cell table:formula="of:=T(IF([$тест3.AG85]=1;ORG.OPENOFFICE.STYLE(&quot;граница&quot;);ORG.OPENOFFICE.STYLE(&quot;Стандарт&quot;)))">
            <text:p/>
          </table:table-cell>
          <table:table-cell table:formula="of:=T(IF([$тест3.AH85]=1;ORG.OPENOFFICE.STYLE(&quot;граница&quot;);ORG.OPENOFFICE.STYLE(&quot;Стандарт&quot;)))">
            <text:p/>
          </table:table-cell>
          <table:table-cell table:formula="of:=T(IF([$тест3.AI85]=1;ORG.OPENOFFICE.STYLE(&quot;граница&quot;);ORG.OPENOFFICE.STYLE(&quot;Стандарт&quot;)))">
            <text:p/>
          </table:table-cell>
          <table:table-cell table:formula="of:=T(IF([$тест3.AJ85]=1;ORG.OPENOFFICE.STYLE(&quot;граница&quot;);ORG.OPENOFFICE.STYLE(&quot;Стандарт&quot;)))">
            <text:p/>
          </table:table-cell>
          <table:table-cell table:formula="of:=T(IF([$тест3.AK85]=1;ORG.OPENOFFICE.STYLE(&quot;граница&quot;);ORG.OPENOFFICE.STYLE(&quot;Стандарт&quot;)))">
            <text:p/>
          </table:table-cell>
          <table:table-cell table:formula="of:=T(IF([$тест3.AL85]=1;ORG.OPENOFFICE.STYLE(&quot;граница&quot;);ORG.OPENOFFICE.STYLE(&quot;Стандарт&quot;)))">
            <text:p/>
          </table:table-cell>
          <table:table-cell table:formula="of:=T(IF([$тест3.AM85]=1;ORG.OPENOFFICE.STYLE(&quot;граница&quot;);ORG.OPENOFFICE.STYLE(&quot;Стандарт&quot;)))">
            <text:p/>
          </table:table-cell>
          <table:table-cell table:formula="of:=T(IF([$тест3.AN85]=1;ORG.OPENOFFICE.STYLE(&quot;граница&quot;);ORG.OPENOFFICE.STYLE(&quot;Стандарт&quot;)))">
            <text:p/>
          </table:table-cell>
          <table:table-cell table:formula="of:=T(IF([$тест3.AO85]=1;ORG.OPENOFFICE.STYLE(&quot;граница&quot;);ORG.OPENOFFICE.STYLE(&quot;Стандарт&quot;)))">
            <text:p/>
          </table:table-cell>
          <table:table-cell table:formula="of:=T(IF([$тест3.AP85]=1;ORG.OPENOFFICE.STYLE(&quot;граница&quot;);ORG.OPENOFFICE.STYLE(&quot;Стандарт&quot;)))">
            <text:p/>
          </table:table-cell>
          <table:table-cell table:formula="of:=T(IF([$тест3.AQ85]=1;ORG.OPENOFFICE.STYLE(&quot;граница&quot;);ORG.OPENOFFICE.STYLE(&quot;Стандарт&quot;)))">
            <text:p/>
          </table:table-cell>
          <table:table-cell table:formula="of:=T(IF([$тест3.AR85]=1;ORG.OPENOFFICE.STYLE(&quot;граница&quot;);ORG.OPENOFFICE.STYLE(&quot;Стандарт&quot;)))">
            <text:p/>
          </table:table-cell>
          <table:table-cell table:formula="of:=T(IF([$тест3.AS85]=1;ORG.OPENOFFICE.STYLE(&quot;граница&quot;);ORG.OPENOFFICE.STYLE(&quot;Стандарт&quot;)))">
            <text:p/>
          </table:table-cell>
          <table:table-cell table:formula="of:=T(IF([$тест3.AT85]=1;ORG.OPENOFFICE.STYLE(&quot;граница&quot;);ORG.OPENOFFICE.STYLE(&quot;Стандарт&quot;)))">
            <text:p/>
          </table:table-cell>
          <table:table-cell table:formula="of:=T(IF([$тест3.AU85]=1;ORG.OPENOFFICE.STYLE(&quot;граница&quot;);ORG.OPENOFFICE.STYLE(&quot;Стандарт&quot;)))">
            <text:p/>
          </table:table-cell>
          <table:table-cell table:formula="of:=T(IF([$тест3.AV85]=1;ORG.OPENOFFICE.STYLE(&quot;граница&quot;);ORG.OPENOFFICE.STYLE(&quot;Стандарт&quot;)))">
            <text:p/>
          </table:table-cell>
          <table:table-cell table:formula="of:=T(IF([$тест3.AW85]=1;ORG.OPENOFFICE.STYLE(&quot;граница&quot;);ORG.OPENOFFICE.STYLE(&quot;Стандарт&quot;)))">
            <text:p/>
          </table:table-cell>
          <table:table-cell table:formula="of:=T(IF([$тест3.AX8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6]=1;ORG.OPENOFFICE.STYLE(&quot;граница&quot;);ORG.OPENOFFICE.STYLE(&quot;Стандарт&quot;)))">
            <text:p/>
          </table:table-cell>
          <table:table-cell table:formula="of:=T(IF([$тест3.C86]=1;ORG.OPENOFFICE.STYLE(&quot;граница&quot;);ORG.OPENOFFICE.STYLE(&quot;Стандарт&quot;)))">
            <text:p/>
          </table:table-cell>
          <table:table-cell table:formula="of:=T(IF([$тест3.D86]=1;ORG.OPENOFFICE.STYLE(&quot;граница&quot;);ORG.OPENOFFICE.STYLE(&quot;Стандарт&quot;)))">
            <text:p/>
          </table:table-cell>
          <table:table-cell table:formula="of:=T(IF([$тест3.E86]=1;ORG.OPENOFFICE.STYLE(&quot;граница&quot;);ORG.OPENOFFICE.STYLE(&quot;Стандарт&quot;)))">
            <text:p/>
          </table:table-cell>
          <table:table-cell table:formula="of:=T(IF([$тест3.F86]=1;ORG.OPENOFFICE.STYLE(&quot;граница&quot;);ORG.OPENOFFICE.STYLE(&quot;Стандарт&quot;)))">
            <text:p/>
          </table:table-cell>
          <table:table-cell table:formula="of:=T(IF([$тест3.G86]=1;ORG.OPENOFFICE.STYLE(&quot;граница&quot;);ORG.OPENOFFICE.STYLE(&quot;Стандарт&quot;)))">
            <text:p/>
          </table:table-cell>
          <table:table-cell table:formula="of:=T(IF([$тест3.H86]=1;ORG.OPENOFFICE.STYLE(&quot;граница&quot;);ORG.OPENOFFICE.STYLE(&quot;Стандарт&quot;)))">
            <text:p/>
          </table:table-cell>
          <table:table-cell table:formula="of:=T(IF([$тест3.I86]=1;ORG.OPENOFFICE.STYLE(&quot;граница&quot;);ORG.OPENOFFICE.STYLE(&quot;Стандарт&quot;)))">
            <text:p/>
          </table:table-cell>
          <table:table-cell table:formula="of:=T(IF([$тест3.J86]=1;ORG.OPENOFFICE.STYLE(&quot;граница&quot;);ORG.OPENOFFICE.STYLE(&quot;Стандарт&quot;)))">
            <text:p/>
          </table:table-cell>
          <table:table-cell table:formula="of:=T(IF([$тест3.K86]=1;ORG.OPENOFFICE.STYLE(&quot;граница&quot;);ORG.OPENOFFICE.STYLE(&quot;Стандарт&quot;)))">
            <text:p/>
          </table:table-cell>
          <table:table-cell table:formula="of:=T(IF([$тест3.L86]=1;ORG.OPENOFFICE.STYLE(&quot;граница&quot;);ORG.OPENOFFICE.STYLE(&quot;Стандарт&quot;)))">
            <text:p/>
          </table:table-cell>
          <table:table-cell table:formula="of:=T(IF([$тест3.M86]=1;ORG.OPENOFFICE.STYLE(&quot;граница&quot;);ORG.OPENOFFICE.STYLE(&quot;Стандарт&quot;)))">
            <text:p/>
          </table:table-cell>
          <table:table-cell table:formula="of:=T(IF([$тест3.N86]=1;ORG.OPENOFFICE.STYLE(&quot;граница&quot;);ORG.OPENOFFICE.STYLE(&quot;Стандарт&quot;)))">
            <text:p/>
          </table:table-cell>
          <table:table-cell table:formula="of:=T(IF([$тест3.O86]=1;ORG.OPENOFFICE.STYLE(&quot;граница&quot;);ORG.OPENOFFICE.STYLE(&quot;Стандарт&quot;)))">
            <text:p/>
          </table:table-cell>
          <table:table-cell table:formula="of:=T(IF([$тест3.P86]=1;ORG.OPENOFFICE.STYLE(&quot;граница&quot;);ORG.OPENOFFICE.STYLE(&quot;Стандарт&quot;)))">
            <text:p/>
          </table:table-cell>
          <table:table-cell table:formula="of:=T(IF([$тест3.Q86]=1;ORG.OPENOFFICE.STYLE(&quot;граница&quot;);ORG.OPENOFFICE.STYLE(&quot;Стандарт&quot;)))">
            <text:p/>
          </table:table-cell>
          <table:table-cell table:formula="of:=T(IF([$тест3.R86]=1;ORG.OPENOFFICE.STYLE(&quot;граница&quot;);ORG.OPENOFFICE.STYLE(&quot;Стандарт&quot;)))">
            <text:p/>
          </table:table-cell>
          <table:table-cell table:formula="of:=T(IF([$тест3.S86]=1;ORG.OPENOFFICE.STYLE(&quot;граница&quot;);ORG.OPENOFFICE.STYLE(&quot;Стандарт&quot;)))">
            <text:p/>
          </table:table-cell>
          <table:table-cell table:formula="of:=T(IF([$тест3.T86]=1;ORG.OPENOFFICE.STYLE(&quot;граница&quot;);ORG.OPENOFFICE.STYLE(&quot;Стандарт&quot;)))">
            <text:p/>
          </table:table-cell>
          <table:table-cell table:formula="of:=T(IF([$тест3.U86]=1;ORG.OPENOFFICE.STYLE(&quot;граница&quot;);ORG.OPENOFFICE.STYLE(&quot;Стандарт&quot;)))">
            <text:p/>
          </table:table-cell>
          <table:table-cell table:formula="of:=T(IF([$тест3.V86]=1;ORG.OPENOFFICE.STYLE(&quot;граница&quot;);ORG.OPENOFFICE.STYLE(&quot;Стандарт&quot;)))">
            <text:p/>
          </table:table-cell>
          <table:table-cell table:formula="of:=T(IF([$тест3.W86]=1;ORG.OPENOFFICE.STYLE(&quot;граница&quot;);ORG.OPENOFFICE.STYLE(&quot;Стандарт&quot;)))">
            <text:p/>
          </table:table-cell>
          <table:table-cell table:formula="of:=T(IF([$тест3.X86]=1;ORG.OPENOFFICE.STYLE(&quot;граница&quot;);ORG.OPENOFFICE.STYLE(&quot;Стандарт&quot;)))">
            <text:p/>
          </table:table-cell>
          <table:table-cell table:formula="of:=T(IF([$тест3.Y86]=1;ORG.OPENOFFICE.STYLE(&quot;граница&quot;);ORG.OPENOFFICE.STYLE(&quot;Стандарт&quot;)))">
            <text:p/>
          </table:table-cell>
          <table:table-cell table:formula="of:=T(IF([$тест3.Z86]=1;ORG.OPENOFFICE.STYLE(&quot;граница&quot;);ORG.OPENOFFICE.STYLE(&quot;Стандарт&quot;)))">
            <text:p/>
          </table:table-cell>
          <table:table-cell table:formula="of:=T(IF([$тест3.AA86]=1;ORG.OPENOFFICE.STYLE(&quot;граница&quot;);ORG.OPENOFFICE.STYLE(&quot;Стандарт&quot;)))">
            <text:p/>
          </table:table-cell>
          <table:table-cell table:formula="of:=T(IF([$тест3.AB86]=1;ORG.OPENOFFICE.STYLE(&quot;граница&quot;);ORG.OPENOFFICE.STYLE(&quot;Стандарт&quot;)))">
            <text:p/>
          </table:table-cell>
          <table:table-cell table:formula="of:=T(IF([$тест3.AC86]=1;ORG.OPENOFFICE.STYLE(&quot;граница&quot;);ORG.OPENOFFICE.STYLE(&quot;Стандарт&quot;)))">
            <text:p/>
          </table:table-cell>
          <table:table-cell table:formula="of:=T(IF([$тест3.AD86]=1;ORG.OPENOFFICE.STYLE(&quot;граница&quot;);ORG.OPENOFFICE.STYLE(&quot;Стандарт&quot;)))">
            <text:p/>
          </table:table-cell>
          <table:table-cell table:formula="of:=T(IF([$тест3.AE86]=1;ORG.OPENOFFICE.STYLE(&quot;граница&quot;);ORG.OPENOFFICE.STYLE(&quot;Стандарт&quot;)))">
            <text:p/>
          </table:table-cell>
          <table:table-cell table:formula="of:=T(IF([$тест3.AF86]=1;ORG.OPENOFFICE.STYLE(&quot;граница&quot;);ORG.OPENOFFICE.STYLE(&quot;Стандарт&quot;)))">
            <text:p/>
          </table:table-cell>
          <table:table-cell table:formula="of:=T(IF([$тест3.AG86]=1;ORG.OPENOFFICE.STYLE(&quot;граница&quot;);ORG.OPENOFFICE.STYLE(&quot;Стандарт&quot;)))">
            <text:p/>
          </table:table-cell>
          <table:table-cell table:formula="of:=T(IF([$тест3.AH86]=1;ORG.OPENOFFICE.STYLE(&quot;граница&quot;);ORG.OPENOFFICE.STYLE(&quot;Стандарт&quot;)))">
            <text:p/>
          </table:table-cell>
          <table:table-cell table:formula="of:=T(IF([$тест3.AI86]=1;ORG.OPENOFFICE.STYLE(&quot;граница&quot;);ORG.OPENOFFICE.STYLE(&quot;Стандарт&quot;)))">
            <text:p/>
          </table:table-cell>
          <table:table-cell table:formula="of:=T(IF([$тест3.AJ86]=1;ORG.OPENOFFICE.STYLE(&quot;граница&quot;);ORG.OPENOFFICE.STYLE(&quot;Стандарт&quot;)))">
            <text:p/>
          </table:table-cell>
          <table:table-cell table:formula="of:=T(IF([$тест3.AK86]=1;ORG.OPENOFFICE.STYLE(&quot;граница&quot;);ORG.OPENOFFICE.STYLE(&quot;Стандарт&quot;)))">
            <text:p/>
          </table:table-cell>
          <table:table-cell table:formula="of:=T(IF([$тест3.AL86]=1;ORG.OPENOFFICE.STYLE(&quot;граница&quot;);ORG.OPENOFFICE.STYLE(&quot;Стандарт&quot;)))">
            <text:p/>
          </table:table-cell>
          <table:table-cell table:formula="of:=T(IF([$тест3.AM86]=1;ORG.OPENOFFICE.STYLE(&quot;граница&quot;);ORG.OPENOFFICE.STYLE(&quot;Стандарт&quot;)))">
            <text:p/>
          </table:table-cell>
          <table:table-cell table:formula="of:=T(IF([$тест3.AN86]=1;ORG.OPENOFFICE.STYLE(&quot;граница&quot;);ORG.OPENOFFICE.STYLE(&quot;Стандарт&quot;)))">
            <text:p/>
          </table:table-cell>
          <table:table-cell table:formula="of:=T(IF([$тест3.AO86]=1;ORG.OPENOFFICE.STYLE(&quot;граница&quot;);ORG.OPENOFFICE.STYLE(&quot;Стандарт&quot;)))">
            <text:p/>
          </table:table-cell>
          <table:table-cell table:formula="of:=T(IF([$тест3.AP86]=1;ORG.OPENOFFICE.STYLE(&quot;граница&quot;);ORG.OPENOFFICE.STYLE(&quot;Стандарт&quot;)))">
            <text:p/>
          </table:table-cell>
          <table:table-cell table:formula="of:=T(IF([$тест3.AQ86]=1;ORG.OPENOFFICE.STYLE(&quot;граница&quot;);ORG.OPENOFFICE.STYLE(&quot;Стандарт&quot;)))">
            <text:p/>
          </table:table-cell>
          <table:table-cell table:formula="of:=T(IF([$тест3.AR86]=1;ORG.OPENOFFICE.STYLE(&quot;граница&quot;);ORG.OPENOFFICE.STYLE(&quot;Стандарт&quot;)))">
            <text:p/>
          </table:table-cell>
          <table:table-cell table:formula="of:=T(IF([$тест3.AS86]=1;ORG.OPENOFFICE.STYLE(&quot;граница&quot;);ORG.OPENOFFICE.STYLE(&quot;Стандарт&quot;)))">
            <text:p/>
          </table:table-cell>
          <table:table-cell table:formula="of:=T(IF([$тест3.AT86]=1;ORG.OPENOFFICE.STYLE(&quot;граница&quot;);ORG.OPENOFFICE.STYLE(&quot;Стандарт&quot;)))">
            <text:p/>
          </table:table-cell>
          <table:table-cell table:formula="of:=T(IF([$тест3.AU86]=1;ORG.OPENOFFICE.STYLE(&quot;граница&quot;);ORG.OPENOFFICE.STYLE(&quot;Стандарт&quot;)))">
            <text:p/>
          </table:table-cell>
          <table:table-cell table:formula="of:=T(IF([$тест3.AV86]=1;ORG.OPENOFFICE.STYLE(&quot;граница&quot;);ORG.OPENOFFICE.STYLE(&quot;Стандарт&quot;)))">
            <text:p/>
          </table:table-cell>
          <table:table-cell table:formula="of:=T(IF([$тест3.AW86]=1;ORG.OPENOFFICE.STYLE(&quot;граница&quot;);ORG.OPENOFFICE.STYLE(&quot;Стандарт&quot;)))">
            <text:p/>
          </table:table-cell>
          <table:table-cell table:formula="of:=T(IF([$тест3.AX8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7]=1;ORG.OPENOFFICE.STYLE(&quot;граница&quot;);ORG.OPENOFFICE.STYLE(&quot;Стандарт&quot;)))">
            <text:p/>
          </table:table-cell>
          <table:table-cell table:formula="of:=T(IF([$тест3.C87]=1;ORG.OPENOFFICE.STYLE(&quot;граница&quot;);ORG.OPENOFFICE.STYLE(&quot;Стандарт&quot;)))">
            <text:p/>
          </table:table-cell>
          <table:table-cell table:formula="of:=T(IF([$тест3.D87]=1;ORG.OPENOFFICE.STYLE(&quot;граница&quot;);ORG.OPENOFFICE.STYLE(&quot;Стандарт&quot;)))">
            <text:p/>
          </table:table-cell>
          <table:table-cell table:formula="of:=T(IF([$тест3.E87]=1;ORG.OPENOFFICE.STYLE(&quot;граница&quot;);ORG.OPENOFFICE.STYLE(&quot;Стандарт&quot;)))">
            <text:p/>
          </table:table-cell>
          <table:table-cell table:formula="of:=T(IF([$тест3.F87]=1;ORG.OPENOFFICE.STYLE(&quot;граница&quot;);ORG.OPENOFFICE.STYLE(&quot;Стандарт&quot;)))">
            <text:p/>
          </table:table-cell>
          <table:table-cell table:formula="of:=T(IF([$тест3.G87]=1;ORG.OPENOFFICE.STYLE(&quot;граница&quot;);ORG.OPENOFFICE.STYLE(&quot;Стандарт&quot;)))">
            <text:p/>
          </table:table-cell>
          <table:table-cell table:formula="of:=T(IF([$тест3.H87]=1;ORG.OPENOFFICE.STYLE(&quot;граница&quot;);ORG.OPENOFFICE.STYLE(&quot;Стандарт&quot;)))">
            <text:p/>
          </table:table-cell>
          <table:table-cell table:formula="of:=T(IF([$тест3.I87]=1;ORG.OPENOFFICE.STYLE(&quot;граница&quot;);ORG.OPENOFFICE.STYLE(&quot;Стандарт&quot;)))">
            <text:p/>
          </table:table-cell>
          <table:table-cell table:formula="of:=T(IF([$тест3.J87]=1;ORG.OPENOFFICE.STYLE(&quot;граница&quot;);ORG.OPENOFFICE.STYLE(&quot;Стандарт&quot;)))">
            <text:p/>
          </table:table-cell>
          <table:table-cell table:formula="of:=T(IF([$тест3.K87]=1;ORG.OPENOFFICE.STYLE(&quot;граница&quot;);ORG.OPENOFFICE.STYLE(&quot;Стандарт&quot;)))">
            <text:p/>
          </table:table-cell>
          <table:table-cell table:formula="of:=T(IF([$тест3.L87]=1;ORG.OPENOFFICE.STYLE(&quot;граница&quot;);ORG.OPENOFFICE.STYLE(&quot;Стандарт&quot;)))">
            <text:p/>
          </table:table-cell>
          <table:table-cell table:formula="of:=T(IF([$тест3.M87]=1;ORG.OPENOFFICE.STYLE(&quot;граница&quot;);ORG.OPENOFFICE.STYLE(&quot;Стандарт&quot;)))">
            <text:p/>
          </table:table-cell>
          <table:table-cell table:formula="of:=T(IF([$тест3.N87]=1;ORG.OPENOFFICE.STYLE(&quot;граница&quot;);ORG.OPENOFFICE.STYLE(&quot;Стандарт&quot;)))">
            <text:p/>
          </table:table-cell>
          <table:table-cell table:formula="of:=T(IF([$тест3.O87]=1;ORG.OPENOFFICE.STYLE(&quot;граница&quot;);ORG.OPENOFFICE.STYLE(&quot;Стандарт&quot;)))">
            <text:p/>
          </table:table-cell>
          <table:table-cell table:formula="of:=T(IF([$тест3.P87]=1;ORG.OPENOFFICE.STYLE(&quot;граница&quot;);ORG.OPENOFFICE.STYLE(&quot;Стандарт&quot;)))">
            <text:p/>
          </table:table-cell>
          <table:table-cell table:formula="of:=T(IF([$тест3.Q87]=1;ORG.OPENOFFICE.STYLE(&quot;граница&quot;);ORG.OPENOFFICE.STYLE(&quot;Стандарт&quot;)))">
            <text:p/>
          </table:table-cell>
          <table:table-cell table:formula="of:=T(IF([$тест3.R87]=1;ORG.OPENOFFICE.STYLE(&quot;граница&quot;);ORG.OPENOFFICE.STYLE(&quot;Стандарт&quot;)))">
            <text:p/>
          </table:table-cell>
          <table:table-cell table:formula="of:=T(IF([$тест3.S87]=1;ORG.OPENOFFICE.STYLE(&quot;граница&quot;);ORG.OPENOFFICE.STYLE(&quot;Стандарт&quot;)))">
            <text:p/>
          </table:table-cell>
          <table:table-cell table:formula="of:=T(IF([$тест3.T87]=1;ORG.OPENOFFICE.STYLE(&quot;граница&quot;);ORG.OPENOFFICE.STYLE(&quot;Стандарт&quot;)))">
            <text:p/>
          </table:table-cell>
          <table:table-cell table:formula="of:=T(IF([$тест3.U87]=1;ORG.OPENOFFICE.STYLE(&quot;граница&quot;);ORG.OPENOFFICE.STYLE(&quot;Стандарт&quot;)))">
            <text:p/>
          </table:table-cell>
          <table:table-cell table:formula="of:=T(IF([$тест3.V87]=1;ORG.OPENOFFICE.STYLE(&quot;граница&quot;);ORG.OPENOFFICE.STYLE(&quot;Стандарт&quot;)))">
            <text:p/>
          </table:table-cell>
          <table:table-cell table:formula="of:=T(IF([$тест3.W87]=1;ORG.OPENOFFICE.STYLE(&quot;граница&quot;);ORG.OPENOFFICE.STYLE(&quot;Стандарт&quot;)))">
            <text:p/>
          </table:table-cell>
          <table:table-cell table:formula="of:=T(IF([$тест3.X87]=1;ORG.OPENOFFICE.STYLE(&quot;граница&quot;);ORG.OPENOFFICE.STYLE(&quot;Стандарт&quot;)))">
            <text:p/>
          </table:table-cell>
          <table:table-cell table:formula="of:=T(IF([$тест3.Y87]=1;ORG.OPENOFFICE.STYLE(&quot;граница&quot;);ORG.OPENOFFICE.STYLE(&quot;Стандарт&quot;)))">
            <text:p/>
          </table:table-cell>
          <table:table-cell table:formula="of:=T(IF([$тест3.Z87]=1;ORG.OPENOFFICE.STYLE(&quot;граница&quot;);ORG.OPENOFFICE.STYLE(&quot;Стандарт&quot;)))">
            <text:p/>
          </table:table-cell>
          <table:table-cell table:formula="of:=T(IF([$тест3.AA87]=1;ORG.OPENOFFICE.STYLE(&quot;граница&quot;);ORG.OPENOFFICE.STYLE(&quot;Стандарт&quot;)))">
            <text:p/>
          </table:table-cell>
          <table:table-cell table:formula="of:=T(IF([$тест3.AB87]=1;ORG.OPENOFFICE.STYLE(&quot;граница&quot;);ORG.OPENOFFICE.STYLE(&quot;Стандарт&quot;)))">
            <text:p/>
          </table:table-cell>
          <table:table-cell table:formula="of:=T(IF([$тест3.AC87]=1;ORG.OPENOFFICE.STYLE(&quot;граница&quot;);ORG.OPENOFFICE.STYLE(&quot;Стандарт&quot;)))">
            <text:p/>
          </table:table-cell>
          <table:table-cell table:formula="of:=T(IF([$тест3.AD87]=1;ORG.OPENOFFICE.STYLE(&quot;граница&quot;);ORG.OPENOFFICE.STYLE(&quot;Стандарт&quot;)))">
            <text:p/>
          </table:table-cell>
          <table:table-cell table:formula="of:=T(IF([$тест3.AE87]=1;ORG.OPENOFFICE.STYLE(&quot;граница&quot;);ORG.OPENOFFICE.STYLE(&quot;Стандарт&quot;)))">
            <text:p/>
          </table:table-cell>
          <table:table-cell table:formula="of:=T(IF([$тест3.AF87]=1;ORG.OPENOFFICE.STYLE(&quot;граница&quot;);ORG.OPENOFFICE.STYLE(&quot;Стандарт&quot;)))">
            <text:p/>
          </table:table-cell>
          <table:table-cell table:formula="of:=T(IF([$тест3.AG87]=1;ORG.OPENOFFICE.STYLE(&quot;граница&quot;);ORG.OPENOFFICE.STYLE(&quot;Стандарт&quot;)))">
            <text:p/>
          </table:table-cell>
          <table:table-cell table:formula="of:=T(IF([$тест3.AH87]=1;ORG.OPENOFFICE.STYLE(&quot;граница&quot;);ORG.OPENOFFICE.STYLE(&quot;Стандарт&quot;)))">
            <text:p/>
          </table:table-cell>
          <table:table-cell table:formula="of:=T(IF([$тест3.AI87]=1;ORG.OPENOFFICE.STYLE(&quot;граница&quot;);ORG.OPENOFFICE.STYLE(&quot;Стандарт&quot;)))">
            <text:p/>
          </table:table-cell>
          <table:table-cell table:formula="of:=T(IF([$тест3.AJ87]=1;ORG.OPENOFFICE.STYLE(&quot;граница&quot;);ORG.OPENOFFICE.STYLE(&quot;Стандарт&quot;)))">
            <text:p/>
          </table:table-cell>
          <table:table-cell table:formula="of:=T(IF([$тест3.AK87]=1;ORG.OPENOFFICE.STYLE(&quot;граница&quot;);ORG.OPENOFFICE.STYLE(&quot;Стандарт&quot;)))">
            <text:p/>
          </table:table-cell>
          <table:table-cell table:formula="of:=T(IF([$тест3.AL87]=1;ORG.OPENOFFICE.STYLE(&quot;граница&quot;);ORG.OPENOFFICE.STYLE(&quot;Стандарт&quot;)))">
            <text:p/>
          </table:table-cell>
          <table:table-cell table:formula="of:=T(IF([$тест3.AM87]=1;ORG.OPENOFFICE.STYLE(&quot;граница&quot;);ORG.OPENOFFICE.STYLE(&quot;Стандарт&quot;)))">
            <text:p/>
          </table:table-cell>
          <table:table-cell table:formula="of:=T(IF([$тест3.AN87]=1;ORG.OPENOFFICE.STYLE(&quot;граница&quot;);ORG.OPENOFFICE.STYLE(&quot;Стандарт&quot;)))">
            <text:p/>
          </table:table-cell>
          <table:table-cell table:formula="of:=T(IF([$тест3.AO87]=1;ORG.OPENOFFICE.STYLE(&quot;граница&quot;);ORG.OPENOFFICE.STYLE(&quot;Стандарт&quot;)))">
            <text:p/>
          </table:table-cell>
          <table:table-cell table:formula="of:=T(IF([$тест3.AP87]=1;ORG.OPENOFFICE.STYLE(&quot;граница&quot;);ORG.OPENOFFICE.STYLE(&quot;Стандарт&quot;)))">
            <text:p/>
          </table:table-cell>
          <table:table-cell table:formula="of:=T(IF([$тест3.AQ87]=1;ORG.OPENOFFICE.STYLE(&quot;граница&quot;);ORG.OPENOFFICE.STYLE(&quot;Стандарт&quot;)))">
            <text:p/>
          </table:table-cell>
          <table:table-cell table:formula="of:=T(IF([$тест3.AR87]=1;ORG.OPENOFFICE.STYLE(&quot;граница&quot;);ORG.OPENOFFICE.STYLE(&quot;Стандарт&quot;)))">
            <text:p/>
          </table:table-cell>
          <table:table-cell table:formula="of:=T(IF([$тест3.AS87]=1;ORG.OPENOFFICE.STYLE(&quot;граница&quot;);ORG.OPENOFFICE.STYLE(&quot;Стандарт&quot;)))">
            <text:p/>
          </table:table-cell>
          <table:table-cell table:formula="of:=T(IF([$тест3.AT87]=1;ORG.OPENOFFICE.STYLE(&quot;граница&quot;);ORG.OPENOFFICE.STYLE(&quot;Стандарт&quot;)))">
            <text:p/>
          </table:table-cell>
          <table:table-cell table:formula="of:=T(IF([$тест3.AU87]=1;ORG.OPENOFFICE.STYLE(&quot;граница&quot;);ORG.OPENOFFICE.STYLE(&quot;Стандарт&quot;)))">
            <text:p/>
          </table:table-cell>
          <table:table-cell table:formula="of:=T(IF([$тест3.AV87]=1;ORG.OPENOFFICE.STYLE(&quot;граница&quot;);ORG.OPENOFFICE.STYLE(&quot;Стандарт&quot;)))">
            <text:p/>
          </table:table-cell>
          <table:table-cell table:formula="of:=T(IF([$тест3.AW87]=1;ORG.OPENOFFICE.STYLE(&quot;граница&quot;);ORG.OPENOFFICE.STYLE(&quot;Стандарт&quot;)))">
            <text:p/>
          </table:table-cell>
          <table:table-cell table:formula="of:=T(IF([$тест3.AX8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8]=1;ORG.OPENOFFICE.STYLE(&quot;граница&quot;);ORG.OPENOFFICE.STYLE(&quot;Стандарт&quot;)))">
            <text:p/>
          </table:table-cell>
          <table:table-cell table:formula="of:=T(IF([$тест3.C88]=1;ORG.OPENOFFICE.STYLE(&quot;граница&quot;);ORG.OPENOFFICE.STYLE(&quot;Стандарт&quot;)))">
            <text:p/>
          </table:table-cell>
          <table:table-cell table:formula="of:=T(IF([$тест3.D88]=1;ORG.OPENOFFICE.STYLE(&quot;граница&quot;);ORG.OPENOFFICE.STYLE(&quot;Стандарт&quot;)))">
            <text:p/>
          </table:table-cell>
          <table:table-cell table:formula="of:=T(IF([$тест3.E88]=1;ORG.OPENOFFICE.STYLE(&quot;граница&quot;);ORG.OPENOFFICE.STYLE(&quot;Стандарт&quot;)))">
            <text:p/>
          </table:table-cell>
          <table:table-cell table:formula="of:=T(IF([$тест3.F88]=1;ORG.OPENOFFICE.STYLE(&quot;граница&quot;);ORG.OPENOFFICE.STYLE(&quot;Стандарт&quot;)))">
            <text:p/>
          </table:table-cell>
          <table:table-cell table:formula="of:=T(IF([$тест3.G88]=1;ORG.OPENOFFICE.STYLE(&quot;граница&quot;);ORG.OPENOFFICE.STYLE(&quot;Стандарт&quot;)))">
            <text:p/>
          </table:table-cell>
          <table:table-cell table:formula="of:=T(IF([$тест3.H88]=1;ORG.OPENOFFICE.STYLE(&quot;граница&quot;);ORG.OPENOFFICE.STYLE(&quot;Стандарт&quot;)))">
            <text:p/>
          </table:table-cell>
          <table:table-cell table:formula="of:=T(IF([$тест3.I88]=1;ORG.OPENOFFICE.STYLE(&quot;граница&quot;);ORG.OPENOFFICE.STYLE(&quot;Стандарт&quot;)))">
            <text:p/>
          </table:table-cell>
          <table:table-cell table:formula="of:=T(IF([$тест3.J88]=1;ORG.OPENOFFICE.STYLE(&quot;граница&quot;);ORG.OPENOFFICE.STYLE(&quot;Стандарт&quot;)))">
            <text:p/>
          </table:table-cell>
          <table:table-cell table:formula="of:=T(IF([$тест3.K88]=1;ORG.OPENOFFICE.STYLE(&quot;граница&quot;);ORG.OPENOFFICE.STYLE(&quot;Стандарт&quot;)))">
            <text:p/>
          </table:table-cell>
          <table:table-cell table:formula="of:=T(IF([$тест3.L88]=1;ORG.OPENOFFICE.STYLE(&quot;граница&quot;);ORG.OPENOFFICE.STYLE(&quot;Стандарт&quot;)))">
            <text:p/>
          </table:table-cell>
          <table:table-cell table:formula="of:=T(IF([$тест3.M88]=1;ORG.OPENOFFICE.STYLE(&quot;граница&quot;);ORG.OPENOFFICE.STYLE(&quot;Стандарт&quot;)))">
            <text:p/>
          </table:table-cell>
          <table:table-cell table:formula="of:=T(IF([$тест3.N88]=1;ORG.OPENOFFICE.STYLE(&quot;граница&quot;);ORG.OPENOFFICE.STYLE(&quot;Стандарт&quot;)))">
            <text:p/>
          </table:table-cell>
          <table:table-cell table:formula="of:=T(IF([$тест3.O88]=1;ORG.OPENOFFICE.STYLE(&quot;граница&quot;);ORG.OPENOFFICE.STYLE(&quot;Стандарт&quot;)))">
            <text:p/>
          </table:table-cell>
          <table:table-cell table:formula="of:=T(IF([$тест3.P88]=1;ORG.OPENOFFICE.STYLE(&quot;граница&quot;);ORG.OPENOFFICE.STYLE(&quot;Стандарт&quot;)))">
            <text:p/>
          </table:table-cell>
          <table:table-cell table:formula="of:=T(IF([$тест3.Q88]=1;ORG.OPENOFFICE.STYLE(&quot;граница&quot;);ORG.OPENOFFICE.STYLE(&quot;Стандарт&quot;)))">
            <text:p/>
          </table:table-cell>
          <table:table-cell table:formula="of:=T(IF([$тест3.R88]=1;ORG.OPENOFFICE.STYLE(&quot;граница&quot;);ORG.OPENOFFICE.STYLE(&quot;Стандарт&quot;)))">
            <text:p/>
          </table:table-cell>
          <table:table-cell table:formula="of:=T(IF([$тест3.S88]=1;ORG.OPENOFFICE.STYLE(&quot;граница&quot;);ORG.OPENOFFICE.STYLE(&quot;Стандарт&quot;)))">
            <text:p/>
          </table:table-cell>
          <table:table-cell table:formula="of:=T(IF([$тест3.T88]=1;ORG.OPENOFFICE.STYLE(&quot;граница&quot;);ORG.OPENOFFICE.STYLE(&quot;Стандарт&quot;)))">
            <text:p/>
          </table:table-cell>
          <table:table-cell table:formula="of:=T(IF([$тест3.U88]=1;ORG.OPENOFFICE.STYLE(&quot;граница&quot;);ORG.OPENOFFICE.STYLE(&quot;Стандарт&quot;)))">
            <text:p/>
          </table:table-cell>
          <table:table-cell table:formula="of:=T(IF([$тест3.V88]=1;ORG.OPENOFFICE.STYLE(&quot;граница&quot;);ORG.OPENOFFICE.STYLE(&quot;Стандарт&quot;)))">
            <text:p/>
          </table:table-cell>
          <table:table-cell table:formula="of:=T(IF([$тест3.W88]=1;ORG.OPENOFFICE.STYLE(&quot;граница&quot;);ORG.OPENOFFICE.STYLE(&quot;Стандарт&quot;)))">
            <text:p/>
          </table:table-cell>
          <table:table-cell table:formula="of:=T(IF([$тест3.X88]=1;ORG.OPENOFFICE.STYLE(&quot;граница&quot;);ORG.OPENOFFICE.STYLE(&quot;Стандарт&quot;)))">
            <text:p/>
          </table:table-cell>
          <table:table-cell table:formula="of:=T(IF([$тест3.Y88]=1;ORG.OPENOFFICE.STYLE(&quot;граница&quot;);ORG.OPENOFFICE.STYLE(&quot;Стандарт&quot;)))">
            <text:p/>
          </table:table-cell>
          <table:table-cell table:formula="of:=T(IF([$тест3.Z88]=1;ORG.OPENOFFICE.STYLE(&quot;граница&quot;);ORG.OPENOFFICE.STYLE(&quot;Стандарт&quot;)))">
            <text:p/>
          </table:table-cell>
          <table:table-cell table:formula="of:=T(IF([$тест3.AA88]=1;ORG.OPENOFFICE.STYLE(&quot;граница&quot;);ORG.OPENOFFICE.STYLE(&quot;Стандарт&quot;)))">
            <text:p/>
          </table:table-cell>
          <table:table-cell table:formula="of:=T(IF([$тест3.AB88]=1;ORG.OPENOFFICE.STYLE(&quot;граница&quot;);ORG.OPENOFFICE.STYLE(&quot;Стандарт&quot;)))">
            <text:p/>
          </table:table-cell>
          <table:table-cell table:formula="of:=T(IF([$тест3.AC88]=1;ORG.OPENOFFICE.STYLE(&quot;граница&quot;);ORG.OPENOFFICE.STYLE(&quot;Стандарт&quot;)))">
            <text:p/>
          </table:table-cell>
          <table:table-cell table:formula="of:=T(IF([$тест3.AD88]=1;ORG.OPENOFFICE.STYLE(&quot;граница&quot;);ORG.OPENOFFICE.STYLE(&quot;Стандарт&quot;)))">
            <text:p/>
          </table:table-cell>
          <table:table-cell table:formula="of:=T(IF([$тест3.AE88]=1;ORG.OPENOFFICE.STYLE(&quot;граница&quot;);ORG.OPENOFFICE.STYLE(&quot;Стандарт&quot;)))">
            <text:p/>
          </table:table-cell>
          <table:table-cell table:formula="of:=T(IF([$тест3.AF88]=1;ORG.OPENOFFICE.STYLE(&quot;граница&quot;);ORG.OPENOFFICE.STYLE(&quot;Стандарт&quot;)))">
            <text:p/>
          </table:table-cell>
          <table:table-cell table:formula="of:=T(IF([$тест3.AG88]=1;ORG.OPENOFFICE.STYLE(&quot;граница&quot;);ORG.OPENOFFICE.STYLE(&quot;Стандарт&quot;)))">
            <text:p/>
          </table:table-cell>
          <table:table-cell table:formula="of:=T(IF([$тест3.AH88]=1;ORG.OPENOFFICE.STYLE(&quot;граница&quot;);ORG.OPENOFFICE.STYLE(&quot;Стандарт&quot;)))">
            <text:p/>
          </table:table-cell>
          <table:table-cell table:formula="of:=T(IF([$тест3.AI88]=1;ORG.OPENOFFICE.STYLE(&quot;граница&quot;);ORG.OPENOFFICE.STYLE(&quot;Стандарт&quot;)))">
            <text:p/>
          </table:table-cell>
          <table:table-cell table:formula="of:=T(IF([$тест3.AJ88]=1;ORG.OPENOFFICE.STYLE(&quot;граница&quot;);ORG.OPENOFFICE.STYLE(&quot;Стандарт&quot;)))">
            <text:p/>
          </table:table-cell>
          <table:table-cell table:formula="of:=T(IF([$тест3.AK88]=1;ORG.OPENOFFICE.STYLE(&quot;граница&quot;);ORG.OPENOFFICE.STYLE(&quot;Стандарт&quot;)))">
            <text:p/>
          </table:table-cell>
          <table:table-cell table:formula="of:=T(IF([$тест3.AL88]=1;ORG.OPENOFFICE.STYLE(&quot;граница&quot;);ORG.OPENOFFICE.STYLE(&quot;Стандарт&quot;)))">
            <text:p/>
          </table:table-cell>
          <table:table-cell table:formula="of:=T(IF([$тест3.AM88]=1;ORG.OPENOFFICE.STYLE(&quot;граница&quot;);ORG.OPENOFFICE.STYLE(&quot;Стандарт&quot;)))">
            <text:p/>
          </table:table-cell>
          <table:table-cell table:formula="of:=T(IF([$тест3.AN88]=1;ORG.OPENOFFICE.STYLE(&quot;граница&quot;);ORG.OPENOFFICE.STYLE(&quot;Стандарт&quot;)))">
            <text:p/>
          </table:table-cell>
          <table:table-cell table:formula="of:=T(IF([$тест3.AO88]=1;ORG.OPENOFFICE.STYLE(&quot;граница&quot;);ORG.OPENOFFICE.STYLE(&quot;Стандарт&quot;)))">
            <text:p/>
          </table:table-cell>
          <table:table-cell table:formula="of:=T(IF([$тест3.AP88]=1;ORG.OPENOFFICE.STYLE(&quot;граница&quot;);ORG.OPENOFFICE.STYLE(&quot;Стандарт&quot;)))">
            <text:p/>
          </table:table-cell>
          <table:table-cell table:formula="of:=T(IF([$тест3.AQ88]=1;ORG.OPENOFFICE.STYLE(&quot;граница&quot;);ORG.OPENOFFICE.STYLE(&quot;Стандарт&quot;)))">
            <text:p/>
          </table:table-cell>
          <table:table-cell table:formula="of:=T(IF([$тест3.AR88]=1;ORG.OPENOFFICE.STYLE(&quot;граница&quot;);ORG.OPENOFFICE.STYLE(&quot;Стандарт&quot;)))">
            <text:p/>
          </table:table-cell>
          <table:table-cell table:formula="of:=T(IF([$тест3.AS88]=1;ORG.OPENOFFICE.STYLE(&quot;граница&quot;);ORG.OPENOFFICE.STYLE(&quot;Стандарт&quot;)))">
            <text:p/>
          </table:table-cell>
          <table:table-cell table:formula="of:=T(IF([$тест3.AT88]=1;ORG.OPENOFFICE.STYLE(&quot;граница&quot;);ORG.OPENOFFICE.STYLE(&quot;Стандарт&quot;)))">
            <text:p/>
          </table:table-cell>
          <table:table-cell table:formula="of:=T(IF([$тест3.AU88]=1;ORG.OPENOFFICE.STYLE(&quot;граница&quot;);ORG.OPENOFFICE.STYLE(&quot;Стандарт&quot;)))">
            <text:p/>
          </table:table-cell>
          <table:table-cell table:formula="of:=T(IF([$тест3.AV88]=1;ORG.OPENOFFICE.STYLE(&quot;граница&quot;);ORG.OPENOFFICE.STYLE(&quot;Стандарт&quot;)))">
            <text:p/>
          </table:table-cell>
          <table:table-cell table:formula="of:=T(IF([$тест3.AW88]=1;ORG.OPENOFFICE.STYLE(&quot;граница&quot;);ORG.OPENOFFICE.STYLE(&quot;Стандарт&quot;)))">
            <text:p/>
          </table:table-cell>
          <table:table-cell table:formula="of:=T(IF([$тест3.AX8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89]=1;ORG.OPENOFFICE.STYLE(&quot;граница&quot;);ORG.OPENOFFICE.STYLE(&quot;Стандарт&quot;)))">
            <text:p/>
          </table:table-cell>
          <table:table-cell table:formula="of:=T(IF([$тест3.C89]=1;ORG.OPENOFFICE.STYLE(&quot;граница&quot;);ORG.OPENOFFICE.STYLE(&quot;Стандарт&quot;)))">
            <text:p/>
          </table:table-cell>
          <table:table-cell table:formula="of:=T(IF([$тест3.D89]=1;ORG.OPENOFFICE.STYLE(&quot;граница&quot;);ORG.OPENOFFICE.STYLE(&quot;Стандарт&quot;)))">
            <text:p/>
          </table:table-cell>
          <table:table-cell table:formula="of:=T(IF([$тест3.E89]=1;ORG.OPENOFFICE.STYLE(&quot;граница&quot;);ORG.OPENOFFICE.STYLE(&quot;Стандарт&quot;)))">
            <text:p/>
          </table:table-cell>
          <table:table-cell table:formula="of:=T(IF([$тест3.F89]=1;ORG.OPENOFFICE.STYLE(&quot;граница&quot;);ORG.OPENOFFICE.STYLE(&quot;Стандарт&quot;)))">
            <text:p/>
          </table:table-cell>
          <table:table-cell table:formula="of:=T(IF([$тест3.G89]=1;ORG.OPENOFFICE.STYLE(&quot;граница&quot;);ORG.OPENOFFICE.STYLE(&quot;Стандарт&quot;)))">
            <text:p/>
          </table:table-cell>
          <table:table-cell table:formula="of:=T(IF([$тест3.H89]=1;ORG.OPENOFFICE.STYLE(&quot;граница&quot;);ORG.OPENOFFICE.STYLE(&quot;Стандарт&quot;)))">
            <text:p/>
          </table:table-cell>
          <table:table-cell table:formula="of:=T(IF([$тест3.I89]=1;ORG.OPENOFFICE.STYLE(&quot;граница&quot;);ORG.OPENOFFICE.STYLE(&quot;Стандарт&quot;)))">
            <text:p/>
          </table:table-cell>
          <table:table-cell table:formula="of:=T(IF([$тест3.J89]=1;ORG.OPENOFFICE.STYLE(&quot;граница&quot;);ORG.OPENOFFICE.STYLE(&quot;Стандарт&quot;)))">
            <text:p/>
          </table:table-cell>
          <table:table-cell table:formula="of:=T(IF([$тест3.K89]=1;ORG.OPENOFFICE.STYLE(&quot;граница&quot;);ORG.OPENOFFICE.STYLE(&quot;Стандарт&quot;)))">
            <text:p/>
          </table:table-cell>
          <table:table-cell table:formula="of:=T(IF([$тест3.L89]=1;ORG.OPENOFFICE.STYLE(&quot;граница&quot;);ORG.OPENOFFICE.STYLE(&quot;Стандарт&quot;)))">
            <text:p/>
          </table:table-cell>
          <table:table-cell table:formula="of:=T(IF([$тест3.M89]=1;ORG.OPENOFFICE.STYLE(&quot;граница&quot;);ORG.OPENOFFICE.STYLE(&quot;Стандарт&quot;)))">
            <text:p/>
          </table:table-cell>
          <table:table-cell table:formula="of:=T(IF([$тест3.N89]=1;ORG.OPENOFFICE.STYLE(&quot;граница&quot;);ORG.OPENOFFICE.STYLE(&quot;Стандарт&quot;)))">
            <text:p/>
          </table:table-cell>
          <table:table-cell table:formula="of:=T(IF([$тест3.O89]=1;ORG.OPENOFFICE.STYLE(&quot;граница&quot;);ORG.OPENOFFICE.STYLE(&quot;Стандарт&quot;)))">
            <text:p/>
          </table:table-cell>
          <table:table-cell table:formula="of:=T(IF([$тест3.P89]=1;ORG.OPENOFFICE.STYLE(&quot;граница&quot;);ORG.OPENOFFICE.STYLE(&quot;Стандарт&quot;)))">
            <text:p/>
          </table:table-cell>
          <table:table-cell table:formula="of:=T(IF([$тест3.Q89]=1;ORG.OPENOFFICE.STYLE(&quot;граница&quot;);ORG.OPENOFFICE.STYLE(&quot;Стандарт&quot;)))">
            <text:p/>
          </table:table-cell>
          <table:table-cell table:formula="of:=T(IF([$тест3.R89]=1;ORG.OPENOFFICE.STYLE(&quot;граница&quot;);ORG.OPENOFFICE.STYLE(&quot;Стандарт&quot;)))">
            <text:p/>
          </table:table-cell>
          <table:table-cell table:formula="of:=T(IF([$тест3.S89]=1;ORG.OPENOFFICE.STYLE(&quot;граница&quot;);ORG.OPENOFFICE.STYLE(&quot;Стандарт&quot;)))">
            <text:p/>
          </table:table-cell>
          <table:table-cell table:formula="of:=T(IF([$тест3.T89]=1;ORG.OPENOFFICE.STYLE(&quot;граница&quot;);ORG.OPENOFFICE.STYLE(&quot;Стандарт&quot;)))">
            <text:p/>
          </table:table-cell>
          <table:table-cell table:formula="of:=T(IF([$тест3.U89]=1;ORG.OPENOFFICE.STYLE(&quot;граница&quot;);ORG.OPENOFFICE.STYLE(&quot;Стандарт&quot;)))">
            <text:p/>
          </table:table-cell>
          <table:table-cell table:formula="of:=T(IF([$тест3.V89]=1;ORG.OPENOFFICE.STYLE(&quot;граница&quot;);ORG.OPENOFFICE.STYLE(&quot;Стандарт&quot;)))">
            <text:p/>
          </table:table-cell>
          <table:table-cell table:formula="of:=T(IF([$тест3.W89]=1;ORG.OPENOFFICE.STYLE(&quot;граница&quot;);ORG.OPENOFFICE.STYLE(&quot;Стандарт&quot;)))">
            <text:p/>
          </table:table-cell>
          <table:table-cell table:formula="of:=T(IF([$тест3.X89]=1;ORG.OPENOFFICE.STYLE(&quot;граница&quot;);ORG.OPENOFFICE.STYLE(&quot;Стандарт&quot;)))">
            <text:p/>
          </table:table-cell>
          <table:table-cell table:formula="of:=T(IF([$тест3.Y89]=1;ORG.OPENOFFICE.STYLE(&quot;граница&quot;);ORG.OPENOFFICE.STYLE(&quot;Стандарт&quot;)))">
            <text:p/>
          </table:table-cell>
          <table:table-cell table:formula="of:=T(IF([$тест3.Z89]=1;ORG.OPENOFFICE.STYLE(&quot;граница&quot;);ORG.OPENOFFICE.STYLE(&quot;Стандарт&quot;)))">
            <text:p/>
          </table:table-cell>
          <table:table-cell table:formula="of:=T(IF([$тест3.AA89]=1;ORG.OPENOFFICE.STYLE(&quot;граница&quot;);ORG.OPENOFFICE.STYLE(&quot;Стандарт&quot;)))">
            <text:p/>
          </table:table-cell>
          <table:table-cell table:formula="of:=T(IF([$тест3.AB89]=1;ORG.OPENOFFICE.STYLE(&quot;граница&quot;);ORG.OPENOFFICE.STYLE(&quot;Стандарт&quot;)))">
            <text:p/>
          </table:table-cell>
          <table:table-cell table:formula="of:=T(IF([$тест3.AC89]=1;ORG.OPENOFFICE.STYLE(&quot;граница&quot;);ORG.OPENOFFICE.STYLE(&quot;Стандарт&quot;)))">
            <text:p/>
          </table:table-cell>
          <table:table-cell table:formula="of:=T(IF([$тест3.AD89]=1;ORG.OPENOFFICE.STYLE(&quot;граница&quot;);ORG.OPENOFFICE.STYLE(&quot;Стандарт&quot;)))">
            <text:p/>
          </table:table-cell>
          <table:table-cell table:formula="of:=T(IF([$тест3.AE89]=1;ORG.OPENOFFICE.STYLE(&quot;граница&quot;);ORG.OPENOFFICE.STYLE(&quot;Стандарт&quot;)))">
            <text:p/>
          </table:table-cell>
          <table:table-cell table:formula="of:=T(IF([$тест3.AF89]=1;ORG.OPENOFFICE.STYLE(&quot;граница&quot;);ORG.OPENOFFICE.STYLE(&quot;Стандарт&quot;)))">
            <text:p/>
          </table:table-cell>
          <table:table-cell table:formula="of:=T(IF([$тест3.AG89]=1;ORG.OPENOFFICE.STYLE(&quot;граница&quot;);ORG.OPENOFFICE.STYLE(&quot;Стандарт&quot;)))">
            <text:p/>
          </table:table-cell>
          <table:table-cell table:formula="of:=T(IF([$тест3.AH89]=1;ORG.OPENOFFICE.STYLE(&quot;граница&quot;);ORG.OPENOFFICE.STYLE(&quot;Стандарт&quot;)))">
            <text:p/>
          </table:table-cell>
          <table:table-cell table:formula="of:=T(IF([$тест3.AI89]=1;ORG.OPENOFFICE.STYLE(&quot;граница&quot;);ORG.OPENOFFICE.STYLE(&quot;Стандарт&quot;)))">
            <text:p/>
          </table:table-cell>
          <table:table-cell table:formula="of:=T(IF([$тест3.AJ89]=1;ORG.OPENOFFICE.STYLE(&quot;граница&quot;);ORG.OPENOFFICE.STYLE(&quot;Стандарт&quot;)))">
            <text:p/>
          </table:table-cell>
          <table:table-cell table:formula="of:=T(IF([$тест3.AK89]=1;ORG.OPENOFFICE.STYLE(&quot;граница&quot;);ORG.OPENOFFICE.STYLE(&quot;Стандарт&quot;)))">
            <text:p/>
          </table:table-cell>
          <table:table-cell table:formula="of:=T(IF([$тест3.AL89]=1;ORG.OPENOFFICE.STYLE(&quot;граница&quot;);ORG.OPENOFFICE.STYLE(&quot;Стандарт&quot;)))">
            <text:p/>
          </table:table-cell>
          <table:table-cell table:formula="of:=T(IF([$тест3.AM89]=1;ORG.OPENOFFICE.STYLE(&quot;граница&quot;);ORG.OPENOFFICE.STYLE(&quot;Стандарт&quot;)))">
            <text:p/>
          </table:table-cell>
          <table:table-cell table:formula="of:=T(IF([$тест3.AN89]=1;ORG.OPENOFFICE.STYLE(&quot;граница&quot;);ORG.OPENOFFICE.STYLE(&quot;Стандарт&quot;)))">
            <text:p/>
          </table:table-cell>
          <table:table-cell table:formula="of:=T(IF([$тест3.AO89]=1;ORG.OPENOFFICE.STYLE(&quot;граница&quot;);ORG.OPENOFFICE.STYLE(&quot;Стандарт&quot;)))">
            <text:p/>
          </table:table-cell>
          <table:table-cell table:formula="of:=T(IF([$тест3.AP89]=1;ORG.OPENOFFICE.STYLE(&quot;граница&quot;);ORG.OPENOFFICE.STYLE(&quot;Стандарт&quot;)))">
            <text:p/>
          </table:table-cell>
          <table:table-cell table:formula="of:=T(IF([$тест3.AQ89]=1;ORG.OPENOFFICE.STYLE(&quot;граница&quot;);ORG.OPENOFFICE.STYLE(&quot;Стандарт&quot;)))">
            <text:p/>
          </table:table-cell>
          <table:table-cell table:formula="of:=T(IF([$тест3.AR89]=1;ORG.OPENOFFICE.STYLE(&quot;граница&quot;);ORG.OPENOFFICE.STYLE(&quot;Стандарт&quot;)))">
            <text:p/>
          </table:table-cell>
          <table:table-cell table:formula="of:=T(IF([$тест3.AS89]=1;ORG.OPENOFFICE.STYLE(&quot;граница&quot;);ORG.OPENOFFICE.STYLE(&quot;Стандарт&quot;)))">
            <text:p/>
          </table:table-cell>
          <table:table-cell table:formula="of:=T(IF([$тест3.AT89]=1;ORG.OPENOFFICE.STYLE(&quot;граница&quot;);ORG.OPENOFFICE.STYLE(&quot;Стандарт&quot;)))">
            <text:p/>
          </table:table-cell>
          <table:table-cell table:formula="of:=T(IF([$тест3.AU89]=1;ORG.OPENOFFICE.STYLE(&quot;граница&quot;);ORG.OPENOFFICE.STYLE(&quot;Стандарт&quot;)))">
            <text:p/>
          </table:table-cell>
          <table:table-cell table:formula="of:=T(IF([$тест3.AV89]=1;ORG.OPENOFFICE.STYLE(&quot;граница&quot;);ORG.OPENOFFICE.STYLE(&quot;Стандарт&quot;)))">
            <text:p/>
          </table:table-cell>
          <table:table-cell table:formula="of:=T(IF([$тест3.AW89]=1;ORG.OPENOFFICE.STYLE(&quot;граница&quot;);ORG.OPENOFFICE.STYLE(&quot;Стандарт&quot;)))">
            <text:p/>
          </table:table-cell>
          <table:table-cell table:formula="of:=T(IF([$тест3.AX8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0]=1;ORG.OPENOFFICE.STYLE(&quot;граница&quot;);ORG.OPENOFFICE.STYLE(&quot;Стандарт&quot;)))">
            <text:p/>
          </table:table-cell>
          <table:table-cell table:formula="of:=T(IF([$тест3.C90]=1;ORG.OPENOFFICE.STYLE(&quot;граница&quot;);ORG.OPENOFFICE.STYLE(&quot;Стандарт&quot;)))">
            <text:p/>
          </table:table-cell>
          <table:table-cell table:formula="of:=T(IF([$тест3.D90]=1;ORG.OPENOFFICE.STYLE(&quot;граница&quot;);ORG.OPENOFFICE.STYLE(&quot;Стандарт&quot;)))">
            <text:p/>
          </table:table-cell>
          <table:table-cell table:formula="of:=T(IF([$тест3.E90]=1;ORG.OPENOFFICE.STYLE(&quot;граница&quot;);ORG.OPENOFFICE.STYLE(&quot;Стандарт&quot;)))">
            <text:p/>
          </table:table-cell>
          <table:table-cell table:formula="of:=T(IF([$тест3.F90]=1;ORG.OPENOFFICE.STYLE(&quot;граница&quot;);ORG.OPENOFFICE.STYLE(&quot;Стандарт&quot;)))">
            <text:p/>
          </table:table-cell>
          <table:table-cell table:formula="of:=T(IF([$тест3.G90]=1;ORG.OPENOFFICE.STYLE(&quot;граница&quot;);ORG.OPENOFFICE.STYLE(&quot;Стандарт&quot;)))">
            <text:p/>
          </table:table-cell>
          <table:table-cell table:formula="of:=T(IF([$тест3.H90]=1;ORG.OPENOFFICE.STYLE(&quot;граница&quot;);ORG.OPENOFFICE.STYLE(&quot;Стандарт&quot;)))">
            <text:p/>
          </table:table-cell>
          <table:table-cell table:formula="of:=T(IF([$тест3.I90]=1;ORG.OPENOFFICE.STYLE(&quot;граница&quot;);ORG.OPENOFFICE.STYLE(&quot;Стандарт&quot;)))">
            <text:p/>
          </table:table-cell>
          <table:table-cell table:formula="of:=T(IF([$тест3.J90]=1;ORG.OPENOFFICE.STYLE(&quot;граница&quot;);ORG.OPENOFFICE.STYLE(&quot;Стандарт&quot;)))">
            <text:p/>
          </table:table-cell>
          <table:table-cell table:formula="of:=T(IF([$тест3.K90]=1;ORG.OPENOFFICE.STYLE(&quot;граница&quot;);ORG.OPENOFFICE.STYLE(&quot;Стандарт&quot;)))">
            <text:p/>
          </table:table-cell>
          <table:table-cell table:formula="of:=T(IF([$тест3.L90]=1;ORG.OPENOFFICE.STYLE(&quot;граница&quot;);ORG.OPENOFFICE.STYLE(&quot;Стандарт&quot;)))">
            <text:p/>
          </table:table-cell>
          <table:table-cell table:formula="of:=T(IF([$тест3.M90]=1;ORG.OPENOFFICE.STYLE(&quot;граница&quot;);ORG.OPENOFFICE.STYLE(&quot;Стандарт&quot;)))">
            <text:p/>
          </table:table-cell>
          <table:table-cell table:formula="of:=T(IF([$тест3.N90]=1;ORG.OPENOFFICE.STYLE(&quot;граница&quot;);ORG.OPENOFFICE.STYLE(&quot;Стандарт&quot;)))">
            <text:p/>
          </table:table-cell>
          <table:table-cell table:formula="of:=T(IF([$тест3.O90]=1;ORG.OPENOFFICE.STYLE(&quot;граница&quot;);ORG.OPENOFFICE.STYLE(&quot;Стандарт&quot;)))">
            <text:p/>
          </table:table-cell>
          <table:table-cell table:formula="of:=T(IF([$тест3.P90]=1;ORG.OPENOFFICE.STYLE(&quot;граница&quot;);ORG.OPENOFFICE.STYLE(&quot;Стандарт&quot;)))">
            <text:p/>
          </table:table-cell>
          <table:table-cell table:formula="of:=T(IF([$тест3.Q90]=1;ORG.OPENOFFICE.STYLE(&quot;граница&quot;);ORG.OPENOFFICE.STYLE(&quot;Стандарт&quot;)))">
            <text:p/>
          </table:table-cell>
          <table:table-cell table:formula="of:=T(IF([$тест3.R90]=1;ORG.OPENOFFICE.STYLE(&quot;граница&quot;);ORG.OPENOFFICE.STYLE(&quot;Стандарт&quot;)))">
            <text:p/>
          </table:table-cell>
          <table:table-cell table:formula="of:=T(IF([$тест3.S90]=1;ORG.OPENOFFICE.STYLE(&quot;граница&quot;);ORG.OPENOFFICE.STYLE(&quot;Стандарт&quot;)))">
            <text:p/>
          </table:table-cell>
          <table:table-cell table:formula="of:=T(IF([$тест3.T90]=1;ORG.OPENOFFICE.STYLE(&quot;граница&quot;);ORG.OPENOFFICE.STYLE(&quot;Стандарт&quot;)))">
            <text:p/>
          </table:table-cell>
          <table:table-cell table:formula="of:=T(IF([$тест3.U90]=1;ORG.OPENOFFICE.STYLE(&quot;граница&quot;);ORG.OPENOFFICE.STYLE(&quot;Стандарт&quot;)))">
            <text:p/>
          </table:table-cell>
          <table:table-cell table:formula="of:=T(IF([$тест3.V90]=1;ORG.OPENOFFICE.STYLE(&quot;граница&quot;);ORG.OPENOFFICE.STYLE(&quot;Стандарт&quot;)))">
            <text:p/>
          </table:table-cell>
          <table:table-cell table:formula="of:=T(IF([$тест3.W90]=1;ORG.OPENOFFICE.STYLE(&quot;граница&quot;);ORG.OPENOFFICE.STYLE(&quot;Стандарт&quot;)))">
            <text:p/>
          </table:table-cell>
          <table:table-cell table:formula="of:=T(IF([$тест3.X90]=1;ORG.OPENOFFICE.STYLE(&quot;граница&quot;);ORG.OPENOFFICE.STYLE(&quot;Стандарт&quot;)))">
            <text:p/>
          </table:table-cell>
          <table:table-cell table:formula="of:=T(IF([$тест3.Y90]=1;ORG.OPENOFFICE.STYLE(&quot;граница&quot;);ORG.OPENOFFICE.STYLE(&quot;Стандарт&quot;)))">
            <text:p/>
          </table:table-cell>
          <table:table-cell table:formula="of:=T(IF([$тест3.Z90]=1;ORG.OPENOFFICE.STYLE(&quot;граница&quot;);ORG.OPENOFFICE.STYLE(&quot;Стандарт&quot;)))">
            <text:p/>
          </table:table-cell>
          <table:table-cell table:formula="of:=T(IF([$тест3.AA90]=1;ORG.OPENOFFICE.STYLE(&quot;граница&quot;);ORG.OPENOFFICE.STYLE(&quot;Стандарт&quot;)))">
            <text:p/>
          </table:table-cell>
          <table:table-cell table:formula="of:=T(IF([$тест3.AB90]=1;ORG.OPENOFFICE.STYLE(&quot;граница&quot;);ORG.OPENOFFICE.STYLE(&quot;Стандарт&quot;)))">
            <text:p/>
          </table:table-cell>
          <table:table-cell table:formula="of:=T(IF([$тест3.AC90]=1;ORG.OPENOFFICE.STYLE(&quot;граница&quot;);ORG.OPENOFFICE.STYLE(&quot;Стандарт&quot;)))">
            <text:p/>
          </table:table-cell>
          <table:table-cell table:formula="of:=T(IF([$тест3.AD90]=1;ORG.OPENOFFICE.STYLE(&quot;граница&quot;);ORG.OPENOFFICE.STYLE(&quot;Стандарт&quot;)))">
            <text:p/>
          </table:table-cell>
          <table:table-cell table:formula="of:=T(IF([$тест3.AE90]=1;ORG.OPENOFFICE.STYLE(&quot;граница&quot;);ORG.OPENOFFICE.STYLE(&quot;Стандарт&quot;)))">
            <text:p/>
          </table:table-cell>
          <table:table-cell table:formula="of:=T(IF([$тест3.AF90]=1;ORG.OPENOFFICE.STYLE(&quot;граница&quot;);ORG.OPENOFFICE.STYLE(&quot;Стандарт&quot;)))">
            <text:p/>
          </table:table-cell>
          <table:table-cell table:formula="of:=T(IF([$тест3.AG90]=1;ORG.OPENOFFICE.STYLE(&quot;граница&quot;);ORG.OPENOFFICE.STYLE(&quot;Стандарт&quot;)))">
            <text:p/>
          </table:table-cell>
          <table:table-cell table:formula="of:=T(IF([$тест3.AH90]=1;ORG.OPENOFFICE.STYLE(&quot;граница&quot;);ORG.OPENOFFICE.STYLE(&quot;Стандарт&quot;)))">
            <text:p/>
          </table:table-cell>
          <table:table-cell table:formula="of:=T(IF([$тест3.AI90]=1;ORG.OPENOFFICE.STYLE(&quot;граница&quot;);ORG.OPENOFFICE.STYLE(&quot;Стандарт&quot;)))">
            <text:p/>
          </table:table-cell>
          <table:table-cell table:formula="of:=T(IF([$тест3.AJ90]=1;ORG.OPENOFFICE.STYLE(&quot;граница&quot;);ORG.OPENOFFICE.STYLE(&quot;Стандарт&quot;)))">
            <text:p/>
          </table:table-cell>
          <table:table-cell table:formula="of:=T(IF([$тест3.AK90]=1;ORG.OPENOFFICE.STYLE(&quot;граница&quot;);ORG.OPENOFFICE.STYLE(&quot;Стандарт&quot;)))">
            <text:p/>
          </table:table-cell>
          <table:table-cell table:formula="of:=T(IF([$тест3.AL90]=1;ORG.OPENOFFICE.STYLE(&quot;граница&quot;);ORG.OPENOFFICE.STYLE(&quot;Стандарт&quot;)))">
            <text:p/>
          </table:table-cell>
          <table:table-cell table:formula="of:=T(IF([$тест3.AM90]=1;ORG.OPENOFFICE.STYLE(&quot;граница&quot;);ORG.OPENOFFICE.STYLE(&quot;Стандарт&quot;)))">
            <text:p/>
          </table:table-cell>
          <table:table-cell table:formula="of:=T(IF([$тест3.AN90]=1;ORG.OPENOFFICE.STYLE(&quot;граница&quot;);ORG.OPENOFFICE.STYLE(&quot;Стандарт&quot;)))">
            <text:p/>
          </table:table-cell>
          <table:table-cell table:formula="of:=T(IF([$тест3.AO90]=1;ORG.OPENOFFICE.STYLE(&quot;граница&quot;);ORG.OPENOFFICE.STYLE(&quot;Стандарт&quot;)))">
            <text:p/>
          </table:table-cell>
          <table:table-cell table:formula="of:=T(IF([$тест3.AP90]=1;ORG.OPENOFFICE.STYLE(&quot;граница&quot;);ORG.OPENOFFICE.STYLE(&quot;Стандарт&quot;)))">
            <text:p/>
          </table:table-cell>
          <table:table-cell table:formula="of:=T(IF([$тест3.AQ90]=1;ORG.OPENOFFICE.STYLE(&quot;граница&quot;);ORG.OPENOFFICE.STYLE(&quot;Стандарт&quot;)))">
            <text:p/>
          </table:table-cell>
          <table:table-cell table:formula="of:=T(IF([$тест3.AR90]=1;ORG.OPENOFFICE.STYLE(&quot;граница&quot;);ORG.OPENOFFICE.STYLE(&quot;Стандарт&quot;)))">
            <text:p/>
          </table:table-cell>
          <table:table-cell table:formula="of:=T(IF([$тест3.AS90]=1;ORG.OPENOFFICE.STYLE(&quot;граница&quot;);ORG.OPENOFFICE.STYLE(&quot;Стандарт&quot;)))">
            <text:p/>
          </table:table-cell>
          <table:table-cell table:formula="of:=T(IF([$тест3.AT90]=1;ORG.OPENOFFICE.STYLE(&quot;граница&quot;);ORG.OPENOFFICE.STYLE(&quot;Стандарт&quot;)))">
            <text:p/>
          </table:table-cell>
          <table:table-cell table:formula="of:=T(IF([$тест3.AU90]=1;ORG.OPENOFFICE.STYLE(&quot;граница&quot;);ORG.OPENOFFICE.STYLE(&quot;Стандарт&quot;)))">
            <text:p/>
          </table:table-cell>
          <table:table-cell table:formula="of:=T(IF([$тест3.AV90]=1;ORG.OPENOFFICE.STYLE(&quot;граница&quot;);ORG.OPENOFFICE.STYLE(&quot;Стандарт&quot;)))">
            <text:p/>
          </table:table-cell>
          <table:table-cell table:formula="of:=T(IF([$тест3.AW90]=1;ORG.OPENOFFICE.STYLE(&quot;граница&quot;);ORG.OPENOFFICE.STYLE(&quot;Стандарт&quot;)))">
            <text:p/>
          </table:table-cell>
          <table:table-cell table:formula="of:=T(IF([$тест3.AX9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1]=1;ORG.OPENOFFICE.STYLE(&quot;граница&quot;);ORG.OPENOFFICE.STYLE(&quot;Стандарт&quot;)))">
            <text:p/>
          </table:table-cell>
          <table:table-cell table:formula="of:=T(IF([$тест3.C91]=1;ORG.OPENOFFICE.STYLE(&quot;граница&quot;);ORG.OPENOFFICE.STYLE(&quot;Стандарт&quot;)))">
            <text:p/>
          </table:table-cell>
          <table:table-cell table:formula="of:=T(IF([$тест3.D91]=1;ORG.OPENOFFICE.STYLE(&quot;граница&quot;);ORG.OPENOFFICE.STYLE(&quot;Стандарт&quot;)))">
            <text:p/>
          </table:table-cell>
          <table:table-cell table:formula="of:=T(IF([$тест3.E91]=1;ORG.OPENOFFICE.STYLE(&quot;граница&quot;);ORG.OPENOFFICE.STYLE(&quot;Стандарт&quot;)))">
            <text:p/>
          </table:table-cell>
          <table:table-cell table:formula="of:=T(IF([$тест3.F91]=1;ORG.OPENOFFICE.STYLE(&quot;граница&quot;);ORG.OPENOFFICE.STYLE(&quot;Стандарт&quot;)))">
            <text:p/>
          </table:table-cell>
          <table:table-cell table:formula="of:=T(IF([$тест3.G91]=1;ORG.OPENOFFICE.STYLE(&quot;граница&quot;);ORG.OPENOFFICE.STYLE(&quot;Стандарт&quot;)))">
            <text:p/>
          </table:table-cell>
          <table:table-cell table:formula="of:=T(IF([$тест3.H91]=1;ORG.OPENOFFICE.STYLE(&quot;граница&quot;);ORG.OPENOFFICE.STYLE(&quot;Стандарт&quot;)))">
            <text:p/>
          </table:table-cell>
          <table:table-cell table:formula="of:=T(IF([$тест3.I91]=1;ORG.OPENOFFICE.STYLE(&quot;граница&quot;);ORG.OPENOFFICE.STYLE(&quot;Стандарт&quot;)))">
            <text:p/>
          </table:table-cell>
          <table:table-cell table:formula="of:=T(IF([$тест3.J91]=1;ORG.OPENOFFICE.STYLE(&quot;граница&quot;);ORG.OPENOFFICE.STYLE(&quot;Стандарт&quot;)))">
            <text:p/>
          </table:table-cell>
          <table:table-cell table:formula="of:=T(IF([$тест3.K91]=1;ORG.OPENOFFICE.STYLE(&quot;граница&quot;);ORG.OPENOFFICE.STYLE(&quot;Стандарт&quot;)))">
            <text:p/>
          </table:table-cell>
          <table:table-cell table:formula="of:=T(IF([$тест3.L91]=1;ORG.OPENOFFICE.STYLE(&quot;граница&quot;);ORG.OPENOFFICE.STYLE(&quot;Стандарт&quot;)))">
            <text:p/>
          </table:table-cell>
          <table:table-cell table:formula="of:=T(IF([$тест3.M91]=1;ORG.OPENOFFICE.STYLE(&quot;граница&quot;);ORG.OPENOFFICE.STYLE(&quot;Стандарт&quot;)))">
            <text:p/>
          </table:table-cell>
          <table:table-cell table:formula="of:=T(IF([$тест3.N91]=1;ORG.OPENOFFICE.STYLE(&quot;граница&quot;);ORG.OPENOFFICE.STYLE(&quot;Стандарт&quot;)))">
            <text:p/>
          </table:table-cell>
          <table:table-cell table:formula="of:=T(IF([$тест3.O91]=1;ORG.OPENOFFICE.STYLE(&quot;граница&quot;);ORG.OPENOFFICE.STYLE(&quot;Стандарт&quot;)))">
            <text:p/>
          </table:table-cell>
          <table:table-cell table:formula="of:=T(IF([$тест3.P91]=1;ORG.OPENOFFICE.STYLE(&quot;граница&quot;);ORG.OPENOFFICE.STYLE(&quot;Стандарт&quot;)))">
            <text:p/>
          </table:table-cell>
          <table:table-cell table:formula="of:=T(IF([$тест3.Q91]=1;ORG.OPENOFFICE.STYLE(&quot;граница&quot;);ORG.OPENOFFICE.STYLE(&quot;Стандарт&quot;)))">
            <text:p/>
          </table:table-cell>
          <table:table-cell table:formula="of:=T(IF([$тест3.R91]=1;ORG.OPENOFFICE.STYLE(&quot;граница&quot;);ORG.OPENOFFICE.STYLE(&quot;Стандарт&quot;)))">
            <text:p/>
          </table:table-cell>
          <table:table-cell table:formula="of:=T(IF([$тест3.S91]=1;ORG.OPENOFFICE.STYLE(&quot;граница&quot;);ORG.OPENOFFICE.STYLE(&quot;Стандарт&quot;)))">
            <text:p/>
          </table:table-cell>
          <table:table-cell table:formula="of:=T(IF([$тест3.T91]=1;ORG.OPENOFFICE.STYLE(&quot;граница&quot;);ORG.OPENOFFICE.STYLE(&quot;Стандарт&quot;)))">
            <text:p/>
          </table:table-cell>
          <table:table-cell table:formula="of:=T(IF([$тест3.U91]=1;ORG.OPENOFFICE.STYLE(&quot;граница&quot;);ORG.OPENOFFICE.STYLE(&quot;Стандарт&quot;)))">
            <text:p/>
          </table:table-cell>
          <table:table-cell table:formula="of:=T(IF([$тест3.V91]=1;ORG.OPENOFFICE.STYLE(&quot;граница&quot;);ORG.OPENOFFICE.STYLE(&quot;Стандарт&quot;)))">
            <text:p/>
          </table:table-cell>
          <table:table-cell table:formula="of:=T(IF([$тест3.W91]=1;ORG.OPENOFFICE.STYLE(&quot;граница&quot;);ORG.OPENOFFICE.STYLE(&quot;Стандарт&quot;)))">
            <text:p/>
          </table:table-cell>
          <table:table-cell table:formula="of:=T(IF([$тест3.X91]=1;ORG.OPENOFFICE.STYLE(&quot;граница&quot;);ORG.OPENOFFICE.STYLE(&quot;Стандарт&quot;)))">
            <text:p/>
          </table:table-cell>
          <table:table-cell table:formula="of:=T(IF([$тест3.Y91]=1;ORG.OPENOFFICE.STYLE(&quot;граница&quot;);ORG.OPENOFFICE.STYLE(&quot;Стандарт&quot;)))">
            <text:p/>
          </table:table-cell>
          <table:table-cell table:formula="of:=T(IF([$тест3.Z91]=1;ORG.OPENOFFICE.STYLE(&quot;граница&quot;);ORG.OPENOFFICE.STYLE(&quot;Стандарт&quot;)))">
            <text:p/>
          </table:table-cell>
          <table:table-cell table:formula="of:=T(IF([$тест3.AA91]=1;ORG.OPENOFFICE.STYLE(&quot;граница&quot;);ORG.OPENOFFICE.STYLE(&quot;Стандарт&quot;)))">
            <text:p/>
          </table:table-cell>
          <table:table-cell table:formula="of:=T(IF([$тест3.AB91]=1;ORG.OPENOFFICE.STYLE(&quot;граница&quot;);ORG.OPENOFFICE.STYLE(&quot;Стандарт&quot;)))">
            <text:p/>
          </table:table-cell>
          <table:table-cell table:formula="of:=T(IF([$тест3.AC91]=1;ORG.OPENOFFICE.STYLE(&quot;граница&quot;);ORG.OPENOFFICE.STYLE(&quot;Стандарт&quot;)))">
            <text:p/>
          </table:table-cell>
          <table:table-cell table:formula="of:=T(IF([$тест3.AD91]=1;ORG.OPENOFFICE.STYLE(&quot;граница&quot;);ORG.OPENOFFICE.STYLE(&quot;Стандарт&quot;)))">
            <text:p/>
          </table:table-cell>
          <table:table-cell table:formula="of:=T(IF([$тест3.AE91]=1;ORG.OPENOFFICE.STYLE(&quot;граница&quot;);ORG.OPENOFFICE.STYLE(&quot;Стандарт&quot;)))">
            <text:p/>
          </table:table-cell>
          <table:table-cell table:formula="of:=T(IF([$тест3.AF91]=1;ORG.OPENOFFICE.STYLE(&quot;граница&quot;);ORG.OPENOFFICE.STYLE(&quot;Стандарт&quot;)))">
            <text:p/>
          </table:table-cell>
          <table:table-cell table:formula="of:=T(IF([$тест3.AG91]=1;ORG.OPENOFFICE.STYLE(&quot;граница&quot;);ORG.OPENOFFICE.STYLE(&quot;Стандарт&quot;)))">
            <text:p/>
          </table:table-cell>
          <table:table-cell table:formula="of:=T(IF([$тест3.AH91]=1;ORG.OPENOFFICE.STYLE(&quot;граница&quot;);ORG.OPENOFFICE.STYLE(&quot;Стандарт&quot;)))">
            <text:p/>
          </table:table-cell>
          <table:table-cell table:formula="of:=T(IF([$тест3.AI91]=1;ORG.OPENOFFICE.STYLE(&quot;граница&quot;);ORG.OPENOFFICE.STYLE(&quot;Стандарт&quot;)))">
            <text:p/>
          </table:table-cell>
          <table:table-cell table:formula="of:=T(IF([$тест3.AJ91]=1;ORG.OPENOFFICE.STYLE(&quot;граница&quot;);ORG.OPENOFFICE.STYLE(&quot;Стандарт&quot;)))">
            <text:p/>
          </table:table-cell>
          <table:table-cell table:formula="of:=T(IF([$тест3.AK91]=1;ORG.OPENOFFICE.STYLE(&quot;граница&quot;);ORG.OPENOFFICE.STYLE(&quot;Стандарт&quot;)))">
            <text:p/>
          </table:table-cell>
          <table:table-cell table:formula="of:=T(IF([$тест3.AL91]=1;ORG.OPENOFFICE.STYLE(&quot;граница&quot;);ORG.OPENOFFICE.STYLE(&quot;Стандарт&quot;)))">
            <text:p/>
          </table:table-cell>
          <table:table-cell table:formula="of:=T(IF([$тест3.AM91]=1;ORG.OPENOFFICE.STYLE(&quot;граница&quot;);ORG.OPENOFFICE.STYLE(&quot;Стандарт&quot;)))">
            <text:p/>
          </table:table-cell>
          <table:table-cell table:formula="of:=T(IF([$тест3.AN91]=1;ORG.OPENOFFICE.STYLE(&quot;граница&quot;);ORG.OPENOFFICE.STYLE(&quot;Стандарт&quot;)))">
            <text:p/>
          </table:table-cell>
          <table:table-cell table:formula="of:=T(IF([$тест3.AO91]=1;ORG.OPENOFFICE.STYLE(&quot;граница&quot;);ORG.OPENOFFICE.STYLE(&quot;Стандарт&quot;)))">
            <text:p/>
          </table:table-cell>
          <table:table-cell table:formula="of:=T(IF([$тест3.AP91]=1;ORG.OPENOFFICE.STYLE(&quot;граница&quot;);ORG.OPENOFFICE.STYLE(&quot;Стандарт&quot;)))">
            <text:p/>
          </table:table-cell>
          <table:table-cell table:formula="of:=T(IF([$тест3.AQ91]=1;ORG.OPENOFFICE.STYLE(&quot;граница&quot;);ORG.OPENOFFICE.STYLE(&quot;Стандарт&quot;)))">
            <text:p/>
          </table:table-cell>
          <table:table-cell table:formula="of:=T(IF([$тест3.AR91]=1;ORG.OPENOFFICE.STYLE(&quot;граница&quot;);ORG.OPENOFFICE.STYLE(&quot;Стандарт&quot;)))">
            <text:p/>
          </table:table-cell>
          <table:table-cell table:formula="of:=T(IF([$тест3.AS91]=1;ORG.OPENOFFICE.STYLE(&quot;граница&quot;);ORG.OPENOFFICE.STYLE(&quot;Стандарт&quot;)))">
            <text:p/>
          </table:table-cell>
          <table:table-cell table:formula="of:=T(IF([$тест3.AT91]=1;ORG.OPENOFFICE.STYLE(&quot;граница&quot;);ORG.OPENOFFICE.STYLE(&quot;Стандарт&quot;)))">
            <text:p/>
          </table:table-cell>
          <table:table-cell table:formula="of:=T(IF([$тест3.AU91]=1;ORG.OPENOFFICE.STYLE(&quot;граница&quot;);ORG.OPENOFFICE.STYLE(&quot;Стандарт&quot;)))">
            <text:p/>
          </table:table-cell>
          <table:table-cell table:formula="of:=T(IF([$тест3.AV91]=1;ORG.OPENOFFICE.STYLE(&quot;граница&quot;);ORG.OPENOFFICE.STYLE(&quot;Стандарт&quot;)))">
            <text:p/>
          </table:table-cell>
          <table:table-cell table:formula="of:=T(IF([$тест3.AW91]=1;ORG.OPENOFFICE.STYLE(&quot;граница&quot;);ORG.OPENOFFICE.STYLE(&quot;Стандарт&quot;)))">
            <text:p/>
          </table:table-cell>
          <table:table-cell table:formula="of:=T(IF([$тест3.AX9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2]=1;ORG.OPENOFFICE.STYLE(&quot;граница&quot;);ORG.OPENOFFICE.STYLE(&quot;Стандарт&quot;)))">
            <text:p/>
          </table:table-cell>
          <table:table-cell table:formula="of:=T(IF([$тест3.C92]=1;ORG.OPENOFFICE.STYLE(&quot;граница&quot;);ORG.OPENOFFICE.STYLE(&quot;Стандарт&quot;)))">
            <text:p/>
          </table:table-cell>
          <table:table-cell table:formula="of:=T(IF([$тест3.D92]=1;ORG.OPENOFFICE.STYLE(&quot;граница&quot;);ORG.OPENOFFICE.STYLE(&quot;Стандарт&quot;)))">
            <text:p/>
          </table:table-cell>
          <table:table-cell table:formula="of:=T(IF([$тест3.E92]=1;ORG.OPENOFFICE.STYLE(&quot;граница&quot;);ORG.OPENOFFICE.STYLE(&quot;Стандарт&quot;)))">
            <text:p/>
          </table:table-cell>
          <table:table-cell table:formula="of:=T(IF([$тест3.F92]=1;ORG.OPENOFFICE.STYLE(&quot;граница&quot;);ORG.OPENOFFICE.STYLE(&quot;Стандарт&quot;)))">
            <text:p/>
          </table:table-cell>
          <table:table-cell table:formula="of:=T(IF([$тест3.G92]=1;ORG.OPENOFFICE.STYLE(&quot;граница&quot;);ORG.OPENOFFICE.STYLE(&quot;Стандарт&quot;)))">
            <text:p/>
          </table:table-cell>
          <table:table-cell table:formula="of:=T(IF([$тест3.H92]=1;ORG.OPENOFFICE.STYLE(&quot;граница&quot;);ORG.OPENOFFICE.STYLE(&quot;Стандарт&quot;)))">
            <text:p/>
          </table:table-cell>
          <table:table-cell table:formula="of:=T(IF([$тест3.I92]=1;ORG.OPENOFFICE.STYLE(&quot;граница&quot;);ORG.OPENOFFICE.STYLE(&quot;Стандарт&quot;)))">
            <text:p/>
          </table:table-cell>
          <table:table-cell table:formula="of:=T(IF([$тест3.J92]=1;ORG.OPENOFFICE.STYLE(&quot;граница&quot;);ORG.OPENOFFICE.STYLE(&quot;Стандарт&quot;)))">
            <text:p/>
          </table:table-cell>
          <table:table-cell table:formula="of:=T(IF([$тест3.K92]=1;ORG.OPENOFFICE.STYLE(&quot;граница&quot;);ORG.OPENOFFICE.STYLE(&quot;Стандарт&quot;)))">
            <text:p/>
          </table:table-cell>
          <table:table-cell table:formula="of:=T(IF([$тест3.L92]=1;ORG.OPENOFFICE.STYLE(&quot;граница&quot;);ORG.OPENOFFICE.STYLE(&quot;Стандарт&quot;)))">
            <text:p/>
          </table:table-cell>
          <table:table-cell table:formula="of:=T(IF([$тест3.M92]=1;ORG.OPENOFFICE.STYLE(&quot;граница&quot;);ORG.OPENOFFICE.STYLE(&quot;Стандарт&quot;)))">
            <text:p/>
          </table:table-cell>
          <table:table-cell table:formula="of:=T(IF([$тест3.N92]=1;ORG.OPENOFFICE.STYLE(&quot;граница&quot;);ORG.OPENOFFICE.STYLE(&quot;Стандарт&quot;)))">
            <text:p/>
          </table:table-cell>
          <table:table-cell table:formula="of:=T(IF([$тест3.O92]=1;ORG.OPENOFFICE.STYLE(&quot;граница&quot;);ORG.OPENOFFICE.STYLE(&quot;Стандарт&quot;)))">
            <text:p/>
          </table:table-cell>
          <table:table-cell table:formula="of:=T(IF([$тест3.P92]=1;ORG.OPENOFFICE.STYLE(&quot;граница&quot;);ORG.OPENOFFICE.STYLE(&quot;Стандарт&quot;)))">
            <text:p/>
          </table:table-cell>
          <table:table-cell table:formula="of:=T(IF([$тест3.Q92]=1;ORG.OPENOFFICE.STYLE(&quot;граница&quot;);ORG.OPENOFFICE.STYLE(&quot;Стандарт&quot;)))">
            <text:p/>
          </table:table-cell>
          <table:table-cell table:formula="of:=T(IF([$тест3.R92]=1;ORG.OPENOFFICE.STYLE(&quot;граница&quot;);ORG.OPENOFFICE.STYLE(&quot;Стандарт&quot;)))">
            <text:p/>
          </table:table-cell>
          <table:table-cell table:formula="of:=T(IF([$тест3.S92]=1;ORG.OPENOFFICE.STYLE(&quot;граница&quot;);ORG.OPENOFFICE.STYLE(&quot;Стандарт&quot;)))">
            <text:p/>
          </table:table-cell>
          <table:table-cell table:formula="of:=T(IF([$тест3.T92]=1;ORG.OPENOFFICE.STYLE(&quot;граница&quot;);ORG.OPENOFFICE.STYLE(&quot;Стандарт&quot;)))">
            <text:p/>
          </table:table-cell>
          <table:table-cell table:formula="of:=T(IF([$тест3.U92]=1;ORG.OPENOFFICE.STYLE(&quot;граница&quot;);ORG.OPENOFFICE.STYLE(&quot;Стандарт&quot;)))">
            <text:p/>
          </table:table-cell>
          <table:table-cell table:formula="of:=T(IF([$тест3.V92]=1;ORG.OPENOFFICE.STYLE(&quot;граница&quot;);ORG.OPENOFFICE.STYLE(&quot;Стандарт&quot;)))">
            <text:p/>
          </table:table-cell>
          <table:table-cell table:formula="of:=T(IF([$тест3.W92]=1;ORG.OPENOFFICE.STYLE(&quot;граница&quot;);ORG.OPENOFFICE.STYLE(&quot;Стандарт&quot;)))">
            <text:p/>
          </table:table-cell>
          <table:table-cell table:formula="of:=T(IF([$тест3.X92]=1;ORG.OPENOFFICE.STYLE(&quot;граница&quot;);ORG.OPENOFFICE.STYLE(&quot;Стандарт&quot;)))">
            <text:p/>
          </table:table-cell>
          <table:table-cell table:formula="of:=T(IF([$тест3.Y92]=1;ORG.OPENOFFICE.STYLE(&quot;граница&quot;);ORG.OPENOFFICE.STYLE(&quot;Стандарт&quot;)))">
            <text:p/>
          </table:table-cell>
          <table:table-cell table:formula="of:=T(IF([$тест3.Z92]=1;ORG.OPENOFFICE.STYLE(&quot;граница&quot;);ORG.OPENOFFICE.STYLE(&quot;Стандарт&quot;)))">
            <text:p/>
          </table:table-cell>
          <table:table-cell table:formula="of:=T(IF([$тест3.AA92]=1;ORG.OPENOFFICE.STYLE(&quot;граница&quot;);ORG.OPENOFFICE.STYLE(&quot;Стандарт&quot;)))">
            <text:p/>
          </table:table-cell>
          <table:table-cell table:formula="of:=T(IF([$тест3.AB92]=1;ORG.OPENOFFICE.STYLE(&quot;граница&quot;);ORG.OPENOFFICE.STYLE(&quot;Стандарт&quot;)))">
            <text:p/>
          </table:table-cell>
          <table:table-cell table:formula="of:=T(IF([$тест3.AC92]=1;ORG.OPENOFFICE.STYLE(&quot;граница&quot;);ORG.OPENOFFICE.STYLE(&quot;Стандарт&quot;)))">
            <text:p/>
          </table:table-cell>
          <table:table-cell table:formula="of:=T(IF([$тест3.AD92]=1;ORG.OPENOFFICE.STYLE(&quot;граница&quot;);ORG.OPENOFFICE.STYLE(&quot;Стандарт&quot;)))">
            <text:p/>
          </table:table-cell>
          <table:table-cell table:formula="of:=T(IF([$тест3.AE92]=1;ORG.OPENOFFICE.STYLE(&quot;граница&quot;);ORG.OPENOFFICE.STYLE(&quot;Стандарт&quot;)))">
            <text:p/>
          </table:table-cell>
          <table:table-cell table:formula="of:=T(IF([$тест3.AF92]=1;ORG.OPENOFFICE.STYLE(&quot;граница&quot;);ORG.OPENOFFICE.STYLE(&quot;Стандарт&quot;)))">
            <text:p/>
          </table:table-cell>
          <table:table-cell table:formula="of:=T(IF([$тест3.AG92]=1;ORG.OPENOFFICE.STYLE(&quot;граница&quot;);ORG.OPENOFFICE.STYLE(&quot;Стандарт&quot;)))">
            <text:p/>
          </table:table-cell>
          <table:table-cell table:formula="of:=T(IF([$тест3.AH92]=1;ORG.OPENOFFICE.STYLE(&quot;граница&quot;);ORG.OPENOFFICE.STYLE(&quot;Стандарт&quot;)))">
            <text:p/>
          </table:table-cell>
          <table:table-cell table:formula="of:=T(IF([$тест3.AI92]=1;ORG.OPENOFFICE.STYLE(&quot;граница&quot;);ORG.OPENOFFICE.STYLE(&quot;Стандарт&quot;)))">
            <text:p/>
          </table:table-cell>
          <table:table-cell table:formula="of:=T(IF([$тест3.AJ92]=1;ORG.OPENOFFICE.STYLE(&quot;граница&quot;);ORG.OPENOFFICE.STYLE(&quot;Стандарт&quot;)))">
            <text:p/>
          </table:table-cell>
          <table:table-cell table:formula="of:=T(IF([$тест3.AK92]=1;ORG.OPENOFFICE.STYLE(&quot;граница&quot;);ORG.OPENOFFICE.STYLE(&quot;Стандарт&quot;)))">
            <text:p/>
          </table:table-cell>
          <table:table-cell table:formula="of:=T(IF([$тест3.AL92]=1;ORG.OPENOFFICE.STYLE(&quot;граница&quot;);ORG.OPENOFFICE.STYLE(&quot;Стандарт&quot;)))">
            <text:p/>
          </table:table-cell>
          <table:table-cell table:formula="of:=T(IF([$тест3.AM92]=1;ORG.OPENOFFICE.STYLE(&quot;граница&quot;);ORG.OPENOFFICE.STYLE(&quot;Стандарт&quot;)))">
            <text:p/>
          </table:table-cell>
          <table:table-cell table:formula="of:=T(IF([$тест3.AN92]=1;ORG.OPENOFFICE.STYLE(&quot;граница&quot;);ORG.OPENOFFICE.STYLE(&quot;Стандарт&quot;)))">
            <text:p/>
          </table:table-cell>
          <table:table-cell table:formula="of:=T(IF([$тест3.AO92]=1;ORG.OPENOFFICE.STYLE(&quot;граница&quot;);ORG.OPENOFFICE.STYLE(&quot;Стандарт&quot;)))">
            <text:p/>
          </table:table-cell>
          <table:table-cell table:formula="of:=T(IF([$тест3.AP92]=1;ORG.OPENOFFICE.STYLE(&quot;граница&quot;);ORG.OPENOFFICE.STYLE(&quot;Стандарт&quot;)))">
            <text:p/>
          </table:table-cell>
          <table:table-cell table:formula="of:=T(IF([$тест3.AQ92]=1;ORG.OPENOFFICE.STYLE(&quot;граница&quot;);ORG.OPENOFFICE.STYLE(&quot;Стандарт&quot;)))">
            <text:p/>
          </table:table-cell>
          <table:table-cell table:formula="of:=T(IF([$тест3.AR92]=1;ORG.OPENOFFICE.STYLE(&quot;граница&quot;);ORG.OPENOFFICE.STYLE(&quot;Стандарт&quot;)))">
            <text:p/>
          </table:table-cell>
          <table:table-cell table:formula="of:=T(IF([$тест3.AS92]=1;ORG.OPENOFFICE.STYLE(&quot;граница&quot;);ORG.OPENOFFICE.STYLE(&quot;Стандарт&quot;)))">
            <text:p/>
          </table:table-cell>
          <table:table-cell table:formula="of:=T(IF([$тест3.AT92]=1;ORG.OPENOFFICE.STYLE(&quot;граница&quot;);ORG.OPENOFFICE.STYLE(&quot;Стандарт&quot;)))">
            <text:p/>
          </table:table-cell>
          <table:table-cell table:formula="of:=T(IF([$тест3.AU92]=1;ORG.OPENOFFICE.STYLE(&quot;граница&quot;);ORG.OPENOFFICE.STYLE(&quot;Стандарт&quot;)))">
            <text:p/>
          </table:table-cell>
          <table:table-cell table:formula="of:=T(IF([$тест3.AV92]=1;ORG.OPENOFFICE.STYLE(&quot;граница&quot;);ORG.OPENOFFICE.STYLE(&quot;Стандарт&quot;)))">
            <text:p/>
          </table:table-cell>
          <table:table-cell table:formula="of:=T(IF([$тест3.AW92]=1;ORG.OPENOFFICE.STYLE(&quot;граница&quot;);ORG.OPENOFFICE.STYLE(&quot;Стандарт&quot;)))">
            <text:p/>
          </table:table-cell>
          <table:table-cell table:formula="of:=T(IF([$тест3.AX9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3]=1;ORG.OPENOFFICE.STYLE(&quot;граница&quot;);ORG.OPENOFFICE.STYLE(&quot;Стандарт&quot;)))">
            <text:p/>
          </table:table-cell>
          <table:table-cell table:formula="of:=T(IF([$тест3.C93]=1;ORG.OPENOFFICE.STYLE(&quot;граница&quot;);ORG.OPENOFFICE.STYLE(&quot;Стандарт&quot;)))">
            <text:p/>
          </table:table-cell>
          <table:table-cell table:formula="of:=T(IF([$тест3.D93]=1;ORG.OPENOFFICE.STYLE(&quot;граница&quot;);ORG.OPENOFFICE.STYLE(&quot;Стандарт&quot;)))">
            <text:p/>
          </table:table-cell>
          <table:table-cell table:formula="of:=T(IF([$тест3.E93]=1;ORG.OPENOFFICE.STYLE(&quot;граница&quot;);ORG.OPENOFFICE.STYLE(&quot;Стандарт&quot;)))">
            <text:p/>
          </table:table-cell>
          <table:table-cell table:formula="of:=T(IF([$тест3.F93]=1;ORG.OPENOFFICE.STYLE(&quot;граница&quot;);ORG.OPENOFFICE.STYLE(&quot;Стандарт&quot;)))">
            <text:p/>
          </table:table-cell>
          <table:table-cell table:formula="of:=T(IF([$тест3.G93]=1;ORG.OPENOFFICE.STYLE(&quot;граница&quot;);ORG.OPENOFFICE.STYLE(&quot;Стандарт&quot;)))">
            <text:p/>
          </table:table-cell>
          <table:table-cell table:formula="of:=T(IF([$тест3.H93]=1;ORG.OPENOFFICE.STYLE(&quot;граница&quot;);ORG.OPENOFFICE.STYLE(&quot;Стандарт&quot;)))">
            <text:p/>
          </table:table-cell>
          <table:table-cell table:formula="of:=T(IF([$тест3.I93]=1;ORG.OPENOFFICE.STYLE(&quot;граница&quot;);ORG.OPENOFFICE.STYLE(&quot;Стандарт&quot;)))">
            <text:p/>
          </table:table-cell>
          <table:table-cell table:formula="of:=T(IF([$тест3.J93]=1;ORG.OPENOFFICE.STYLE(&quot;граница&quot;);ORG.OPENOFFICE.STYLE(&quot;Стандарт&quot;)))">
            <text:p/>
          </table:table-cell>
          <table:table-cell table:formula="of:=T(IF([$тест3.K93]=1;ORG.OPENOFFICE.STYLE(&quot;граница&quot;);ORG.OPENOFFICE.STYLE(&quot;Стандарт&quot;)))">
            <text:p/>
          </table:table-cell>
          <table:table-cell table:formula="of:=T(IF([$тест3.L93]=1;ORG.OPENOFFICE.STYLE(&quot;граница&quot;);ORG.OPENOFFICE.STYLE(&quot;Стандарт&quot;)))">
            <text:p/>
          </table:table-cell>
          <table:table-cell table:formula="of:=T(IF([$тест3.M93]=1;ORG.OPENOFFICE.STYLE(&quot;граница&quot;);ORG.OPENOFFICE.STYLE(&quot;Стандарт&quot;)))">
            <text:p/>
          </table:table-cell>
          <table:table-cell table:formula="of:=T(IF([$тест3.N93]=1;ORG.OPENOFFICE.STYLE(&quot;граница&quot;);ORG.OPENOFFICE.STYLE(&quot;Стандарт&quot;)))">
            <text:p/>
          </table:table-cell>
          <table:table-cell table:formula="of:=T(IF([$тест3.O93]=1;ORG.OPENOFFICE.STYLE(&quot;граница&quot;);ORG.OPENOFFICE.STYLE(&quot;Стандарт&quot;)))">
            <text:p/>
          </table:table-cell>
          <table:table-cell table:formula="of:=T(IF([$тест3.P93]=1;ORG.OPENOFFICE.STYLE(&quot;граница&quot;);ORG.OPENOFFICE.STYLE(&quot;Стандарт&quot;)))">
            <text:p/>
          </table:table-cell>
          <table:table-cell table:formula="of:=T(IF([$тест3.Q93]=1;ORG.OPENOFFICE.STYLE(&quot;граница&quot;);ORG.OPENOFFICE.STYLE(&quot;Стандарт&quot;)))">
            <text:p/>
          </table:table-cell>
          <table:table-cell table:formula="of:=T(IF([$тест3.R93]=1;ORG.OPENOFFICE.STYLE(&quot;граница&quot;);ORG.OPENOFFICE.STYLE(&quot;Стандарт&quot;)))">
            <text:p/>
          </table:table-cell>
          <table:table-cell table:formula="of:=T(IF([$тест3.S93]=1;ORG.OPENOFFICE.STYLE(&quot;граница&quot;);ORG.OPENOFFICE.STYLE(&quot;Стандарт&quot;)))">
            <text:p/>
          </table:table-cell>
          <table:table-cell table:formula="of:=T(IF([$тест3.T93]=1;ORG.OPENOFFICE.STYLE(&quot;граница&quot;);ORG.OPENOFFICE.STYLE(&quot;Стандарт&quot;)))">
            <text:p/>
          </table:table-cell>
          <table:table-cell table:formula="of:=T(IF([$тест3.U93]=1;ORG.OPENOFFICE.STYLE(&quot;граница&quot;);ORG.OPENOFFICE.STYLE(&quot;Стандарт&quot;)))">
            <text:p/>
          </table:table-cell>
          <table:table-cell table:formula="of:=T(IF([$тест3.V93]=1;ORG.OPENOFFICE.STYLE(&quot;граница&quot;);ORG.OPENOFFICE.STYLE(&quot;Стандарт&quot;)))">
            <text:p/>
          </table:table-cell>
          <table:table-cell table:formula="of:=T(IF([$тест3.W93]=1;ORG.OPENOFFICE.STYLE(&quot;граница&quot;);ORG.OPENOFFICE.STYLE(&quot;Стандарт&quot;)))">
            <text:p/>
          </table:table-cell>
          <table:table-cell table:formula="of:=T(IF([$тест3.X93]=1;ORG.OPENOFFICE.STYLE(&quot;граница&quot;);ORG.OPENOFFICE.STYLE(&quot;Стандарт&quot;)))">
            <text:p/>
          </table:table-cell>
          <table:table-cell table:formula="of:=T(IF([$тест3.Y93]=1;ORG.OPENOFFICE.STYLE(&quot;граница&quot;);ORG.OPENOFFICE.STYLE(&quot;Стандарт&quot;)))">
            <text:p/>
          </table:table-cell>
          <table:table-cell table:formula="of:=T(IF([$тест3.Z93]=1;ORG.OPENOFFICE.STYLE(&quot;граница&quot;);ORG.OPENOFFICE.STYLE(&quot;Стандарт&quot;)))">
            <text:p/>
          </table:table-cell>
          <table:table-cell table:formula="of:=T(IF([$тест3.AA93]=1;ORG.OPENOFFICE.STYLE(&quot;граница&quot;);ORG.OPENOFFICE.STYLE(&quot;Стандарт&quot;)))">
            <text:p/>
          </table:table-cell>
          <table:table-cell table:formula="of:=T(IF([$тест3.AB93]=1;ORG.OPENOFFICE.STYLE(&quot;граница&quot;);ORG.OPENOFFICE.STYLE(&quot;Стандарт&quot;)))">
            <text:p/>
          </table:table-cell>
          <table:table-cell table:formula="of:=T(IF([$тест3.AC93]=1;ORG.OPENOFFICE.STYLE(&quot;граница&quot;);ORG.OPENOFFICE.STYLE(&quot;Стандарт&quot;)))">
            <text:p/>
          </table:table-cell>
          <table:table-cell table:formula="of:=T(IF([$тест3.AD93]=1;ORG.OPENOFFICE.STYLE(&quot;граница&quot;);ORG.OPENOFFICE.STYLE(&quot;Стандарт&quot;)))">
            <text:p/>
          </table:table-cell>
          <table:table-cell table:formula="of:=T(IF([$тест3.AE93]=1;ORG.OPENOFFICE.STYLE(&quot;граница&quot;);ORG.OPENOFFICE.STYLE(&quot;Стандарт&quot;)))">
            <text:p/>
          </table:table-cell>
          <table:table-cell table:formula="of:=T(IF([$тест3.AF93]=1;ORG.OPENOFFICE.STYLE(&quot;граница&quot;);ORG.OPENOFFICE.STYLE(&quot;Стандарт&quot;)))">
            <text:p/>
          </table:table-cell>
          <table:table-cell table:formula="of:=T(IF([$тест3.AG93]=1;ORG.OPENOFFICE.STYLE(&quot;граница&quot;);ORG.OPENOFFICE.STYLE(&quot;Стандарт&quot;)))">
            <text:p/>
          </table:table-cell>
          <table:table-cell table:formula="of:=T(IF([$тест3.AH93]=1;ORG.OPENOFFICE.STYLE(&quot;граница&quot;);ORG.OPENOFFICE.STYLE(&quot;Стандарт&quot;)))">
            <text:p/>
          </table:table-cell>
          <table:table-cell table:formula="of:=T(IF([$тест3.AI93]=1;ORG.OPENOFFICE.STYLE(&quot;граница&quot;);ORG.OPENOFFICE.STYLE(&quot;Стандарт&quot;)))">
            <text:p/>
          </table:table-cell>
          <table:table-cell table:formula="of:=T(IF([$тест3.AJ93]=1;ORG.OPENOFFICE.STYLE(&quot;граница&quot;);ORG.OPENOFFICE.STYLE(&quot;Стандарт&quot;)))">
            <text:p/>
          </table:table-cell>
          <table:table-cell table:formula="of:=T(IF([$тест3.AK93]=1;ORG.OPENOFFICE.STYLE(&quot;граница&quot;);ORG.OPENOFFICE.STYLE(&quot;Стандарт&quot;)))">
            <text:p/>
          </table:table-cell>
          <table:table-cell table:formula="of:=T(IF([$тест3.AL93]=1;ORG.OPENOFFICE.STYLE(&quot;граница&quot;);ORG.OPENOFFICE.STYLE(&quot;Стандарт&quot;)))">
            <text:p/>
          </table:table-cell>
          <table:table-cell table:formula="of:=T(IF([$тест3.AM93]=1;ORG.OPENOFFICE.STYLE(&quot;граница&quot;);ORG.OPENOFFICE.STYLE(&quot;Стандарт&quot;)))">
            <text:p/>
          </table:table-cell>
          <table:table-cell table:formula="of:=T(IF([$тест3.AN93]=1;ORG.OPENOFFICE.STYLE(&quot;граница&quot;);ORG.OPENOFFICE.STYLE(&quot;Стандарт&quot;)))">
            <text:p/>
          </table:table-cell>
          <table:table-cell table:formula="of:=T(IF([$тест3.AO93]=1;ORG.OPENOFFICE.STYLE(&quot;граница&quot;);ORG.OPENOFFICE.STYLE(&quot;Стандарт&quot;)))">
            <text:p/>
          </table:table-cell>
          <table:table-cell table:formula="of:=T(IF([$тест3.AP93]=1;ORG.OPENOFFICE.STYLE(&quot;граница&quot;);ORG.OPENOFFICE.STYLE(&quot;Стандарт&quot;)))">
            <text:p/>
          </table:table-cell>
          <table:table-cell table:formula="of:=T(IF([$тест3.AQ93]=1;ORG.OPENOFFICE.STYLE(&quot;граница&quot;);ORG.OPENOFFICE.STYLE(&quot;Стандарт&quot;)))">
            <text:p/>
          </table:table-cell>
          <table:table-cell table:formula="of:=T(IF([$тест3.AR93]=1;ORG.OPENOFFICE.STYLE(&quot;граница&quot;);ORG.OPENOFFICE.STYLE(&quot;Стандарт&quot;)))">
            <text:p/>
          </table:table-cell>
          <table:table-cell table:formula="of:=T(IF([$тест3.AS93]=1;ORG.OPENOFFICE.STYLE(&quot;граница&quot;);ORG.OPENOFFICE.STYLE(&quot;Стандарт&quot;)))">
            <text:p/>
          </table:table-cell>
          <table:table-cell table:formula="of:=T(IF([$тест3.AT93]=1;ORG.OPENOFFICE.STYLE(&quot;граница&quot;);ORG.OPENOFFICE.STYLE(&quot;Стандарт&quot;)))">
            <text:p/>
          </table:table-cell>
          <table:table-cell table:formula="of:=T(IF([$тест3.AU93]=1;ORG.OPENOFFICE.STYLE(&quot;граница&quot;);ORG.OPENOFFICE.STYLE(&quot;Стандарт&quot;)))">
            <text:p/>
          </table:table-cell>
          <table:table-cell table:formula="of:=T(IF([$тест3.AV93]=1;ORG.OPENOFFICE.STYLE(&quot;граница&quot;);ORG.OPENOFFICE.STYLE(&quot;Стандарт&quot;)))">
            <text:p/>
          </table:table-cell>
          <table:table-cell table:formula="of:=T(IF([$тест3.AW93]=1;ORG.OPENOFFICE.STYLE(&quot;граница&quot;);ORG.OPENOFFICE.STYLE(&quot;Стандарт&quot;)))">
            <text:p/>
          </table:table-cell>
          <table:table-cell table:formula="of:=T(IF([$тест3.AX9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4]=1;ORG.OPENOFFICE.STYLE(&quot;граница&quot;);ORG.OPENOFFICE.STYLE(&quot;Стандарт&quot;)))">
            <text:p/>
          </table:table-cell>
          <table:table-cell table:formula="of:=T(IF([$тест3.C94]=1;ORG.OPENOFFICE.STYLE(&quot;граница&quot;);ORG.OPENOFFICE.STYLE(&quot;Стандарт&quot;)))">
            <text:p/>
          </table:table-cell>
          <table:table-cell table:formula="of:=T(IF([$тест3.D94]=1;ORG.OPENOFFICE.STYLE(&quot;граница&quot;);ORG.OPENOFFICE.STYLE(&quot;Стандарт&quot;)))">
            <text:p/>
          </table:table-cell>
          <table:table-cell table:formula="of:=T(IF([$тест3.E94]=1;ORG.OPENOFFICE.STYLE(&quot;граница&quot;);ORG.OPENOFFICE.STYLE(&quot;Стандарт&quot;)))">
            <text:p/>
          </table:table-cell>
          <table:table-cell table:formula="of:=T(IF([$тест3.F94]=1;ORG.OPENOFFICE.STYLE(&quot;граница&quot;);ORG.OPENOFFICE.STYLE(&quot;Стандарт&quot;)))">
            <text:p/>
          </table:table-cell>
          <table:table-cell table:formula="of:=T(IF([$тест3.G94]=1;ORG.OPENOFFICE.STYLE(&quot;граница&quot;);ORG.OPENOFFICE.STYLE(&quot;Стандарт&quot;)))">
            <text:p/>
          </table:table-cell>
          <table:table-cell table:formula="of:=T(IF([$тест3.H94]=1;ORG.OPENOFFICE.STYLE(&quot;граница&quot;);ORG.OPENOFFICE.STYLE(&quot;Стандарт&quot;)))">
            <text:p/>
          </table:table-cell>
          <table:table-cell table:formula="of:=T(IF([$тест3.I94]=1;ORG.OPENOFFICE.STYLE(&quot;граница&quot;);ORG.OPENOFFICE.STYLE(&quot;Стандарт&quot;)))">
            <text:p/>
          </table:table-cell>
          <table:table-cell table:formula="of:=T(IF([$тест3.J94]=1;ORG.OPENOFFICE.STYLE(&quot;граница&quot;);ORG.OPENOFFICE.STYLE(&quot;Стандарт&quot;)))">
            <text:p/>
          </table:table-cell>
          <table:table-cell table:formula="of:=T(IF([$тест3.K94]=1;ORG.OPENOFFICE.STYLE(&quot;граница&quot;);ORG.OPENOFFICE.STYLE(&quot;Стандарт&quot;)))">
            <text:p/>
          </table:table-cell>
          <table:table-cell table:formula="of:=T(IF([$тест3.L94]=1;ORG.OPENOFFICE.STYLE(&quot;граница&quot;);ORG.OPENOFFICE.STYLE(&quot;Стандарт&quot;)))">
            <text:p/>
          </table:table-cell>
          <table:table-cell table:formula="of:=T(IF([$тест3.M94]=1;ORG.OPENOFFICE.STYLE(&quot;граница&quot;);ORG.OPENOFFICE.STYLE(&quot;Стандарт&quot;)))">
            <text:p/>
          </table:table-cell>
          <table:table-cell table:formula="of:=T(IF([$тест3.N94]=1;ORG.OPENOFFICE.STYLE(&quot;граница&quot;);ORG.OPENOFFICE.STYLE(&quot;Стандарт&quot;)))">
            <text:p/>
          </table:table-cell>
          <table:table-cell table:formula="of:=T(IF([$тест3.O94]=1;ORG.OPENOFFICE.STYLE(&quot;граница&quot;);ORG.OPENOFFICE.STYLE(&quot;Стандарт&quot;)))">
            <text:p/>
          </table:table-cell>
          <table:table-cell table:formula="of:=T(IF([$тест3.P94]=1;ORG.OPENOFFICE.STYLE(&quot;граница&quot;);ORG.OPENOFFICE.STYLE(&quot;Стандарт&quot;)))">
            <text:p/>
          </table:table-cell>
          <table:table-cell table:formula="of:=T(IF([$тест3.Q94]=1;ORG.OPENOFFICE.STYLE(&quot;граница&quot;);ORG.OPENOFFICE.STYLE(&quot;Стандарт&quot;)))">
            <text:p/>
          </table:table-cell>
          <table:table-cell table:formula="of:=T(IF([$тест3.R94]=1;ORG.OPENOFFICE.STYLE(&quot;граница&quot;);ORG.OPENOFFICE.STYLE(&quot;Стандарт&quot;)))">
            <text:p/>
          </table:table-cell>
          <table:table-cell table:formula="of:=T(IF([$тест3.S94]=1;ORG.OPENOFFICE.STYLE(&quot;граница&quot;);ORG.OPENOFFICE.STYLE(&quot;Стандарт&quot;)))">
            <text:p/>
          </table:table-cell>
          <table:table-cell table:formula="of:=T(IF([$тест3.T94]=1;ORG.OPENOFFICE.STYLE(&quot;граница&quot;);ORG.OPENOFFICE.STYLE(&quot;Стандарт&quot;)))">
            <text:p/>
          </table:table-cell>
          <table:table-cell table:formula="of:=T(IF([$тест3.U94]=1;ORG.OPENOFFICE.STYLE(&quot;граница&quot;);ORG.OPENOFFICE.STYLE(&quot;Стандарт&quot;)))">
            <text:p/>
          </table:table-cell>
          <table:table-cell table:formula="of:=T(IF([$тест3.V94]=1;ORG.OPENOFFICE.STYLE(&quot;граница&quot;);ORG.OPENOFFICE.STYLE(&quot;Стандарт&quot;)))">
            <text:p/>
          </table:table-cell>
          <table:table-cell table:formula="of:=T(IF([$тест3.W94]=1;ORG.OPENOFFICE.STYLE(&quot;граница&quot;);ORG.OPENOFFICE.STYLE(&quot;Стандарт&quot;)))">
            <text:p/>
          </table:table-cell>
          <table:table-cell table:formula="of:=T(IF([$тест3.X94]=1;ORG.OPENOFFICE.STYLE(&quot;граница&quot;);ORG.OPENOFFICE.STYLE(&quot;Стандарт&quot;)))">
            <text:p/>
          </table:table-cell>
          <table:table-cell table:formula="of:=T(IF([$тест3.Y94]=1;ORG.OPENOFFICE.STYLE(&quot;граница&quot;);ORG.OPENOFFICE.STYLE(&quot;Стандарт&quot;)))">
            <text:p/>
          </table:table-cell>
          <table:table-cell table:formula="of:=T(IF([$тест3.Z94]=1;ORG.OPENOFFICE.STYLE(&quot;граница&quot;);ORG.OPENOFFICE.STYLE(&quot;Стандарт&quot;)))">
            <text:p/>
          </table:table-cell>
          <table:table-cell table:formula="of:=T(IF([$тест3.AA94]=1;ORG.OPENOFFICE.STYLE(&quot;граница&quot;);ORG.OPENOFFICE.STYLE(&quot;Стандарт&quot;)))">
            <text:p/>
          </table:table-cell>
          <table:table-cell table:formula="of:=T(IF([$тест3.AB94]=1;ORG.OPENOFFICE.STYLE(&quot;граница&quot;);ORG.OPENOFFICE.STYLE(&quot;Стандарт&quot;)))">
            <text:p/>
          </table:table-cell>
          <table:table-cell table:formula="of:=T(IF([$тест3.AC94]=1;ORG.OPENOFFICE.STYLE(&quot;граница&quot;);ORG.OPENOFFICE.STYLE(&quot;Стандарт&quot;)))">
            <text:p/>
          </table:table-cell>
          <table:table-cell table:formula="of:=T(IF([$тест3.AD94]=1;ORG.OPENOFFICE.STYLE(&quot;граница&quot;);ORG.OPENOFFICE.STYLE(&quot;Стандарт&quot;)))">
            <text:p/>
          </table:table-cell>
          <table:table-cell table:formula="of:=T(IF([$тест3.AE94]=1;ORG.OPENOFFICE.STYLE(&quot;граница&quot;);ORG.OPENOFFICE.STYLE(&quot;Стандарт&quot;)))">
            <text:p/>
          </table:table-cell>
          <table:table-cell table:formula="of:=T(IF([$тест3.AF94]=1;ORG.OPENOFFICE.STYLE(&quot;граница&quot;);ORG.OPENOFFICE.STYLE(&quot;Стандарт&quot;)))">
            <text:p/>
          </table:table-cell>
          <table:table-cell table:formula="of:=T(IF([$тест3.AG94]=1;ORG.OPENOFFICE.STYLE(&quot;граница&quot;);ORG.OPENOFFICE.STYLE(&quot;Стандарт&quot;)))">
            <text:p/>
          </table:table-cell>
          <table:table-cell table:formula="of:=T(IF([$тест3.AH94]=1;ORG.OPENOFFICE.STYLE(&quot;граница&quot;);ORG.OPENOFFICE.STYLE(&quot;Стандарт&quot;)))">
            <text:p/>
          </table:table-cell>
          <table:table-cell table:formula="of:=T(IF([$тест3.AI94]=1;ORG.OPENOFFICE.STYLE(&quot;граница&quot;);ORG.OPENOFFICE.STYLE(&quot;Стандарт&quot;)))">
            <text:p/>
          </table:table-cell>
          <table:table-cell table:formula="of:=T(IF([$тест3.AJ94]=1;ORG.OPENOFFICE.STYLE(&quot;граница&quot;);ORG.OPENOFFICE.STYLE(&quot;Стандарт&quot;)))">
            <text:p/>
          </table:table-cell>
          <table:table-cell table:formula="of:=T(IF([$тест3.AK94]=1;ORG.OPENOFFICE.STYLE(&quot;граница&quot;);ORG.OPENOFFICE.STYLE(&quot;Стандарт&quot;)))">
            <text:p/>
          </table:table-cell>
          <table:table-cell table:formula="of:=T(IF([$тест3.AL94]=1;ORG.OPENOFFICE.STYLE(&quot;граница&quot;);ORG.OPENOFFICE.STYLE(&quot;Стандарт&quot;)))">
            <text:p/>
          </table:table-cell>
          <table:table-cell table:formula="of:=T(IF([$тест3.AM94]=1;ORG.OPENOFFICE.STYLE(&quot;граница&quot;);ORG.OPENOFFICE.STYLE(&quot;Стандарт&quot;)))">
            <text:p/>
          </table:table-cell>
          <table:table-cell table:formula="of:=T(IF([$тест3.AN94]=1;ORG.OPENOFFICE.STYLE(&quot;граница&quot;);ORG.OPENOFFICE.STYLE(&quot;Стандарт&quot;)))">
            <text:p/>
          </table:table-cell>
          <table:table-cell table:formula="of:=T(IF([$тест3.AO94]=1;ORG.OPENOFFICE.STYLE(&quot;граница&quot;);ORG.OPENOFFICE.STYLE(&quot;Стандарт&quot;)))">
            <text:p/>
          </table:table-cell>
          <table:table-cell table:formula="of:=T(IF([$тест3.AP94]=1;ORG.OPENOFFICE.STYLE(&quot;граница&quot;);ORG.OPENOFFICE.STYLE(&quot;Стандарт&quot;)))">
            <text:p/>
          </table:table-cell>
          <table:table-cell table:formula="of:=T(IF([$тест3.AQ94]=1;ORG.OPENOFFICE.STYLE(&quot;граница&quot;);ORG.OPENOFFICE.STYLE(&quot;Стандарт&quot;)))">
            <text:p/>
          </table:table-cell>
          <table:table-cell table:formula="of:=T(IF([$тест3.AR94]=1;ORG.OPENOFFICE.STYLE(&quot;граница&quot;);ORG.OPENOFFICE.STYLE(&quot;Стандарт&quot;)))">
            <text:p/>
          </table:table-cell>
          <table:table-cell table:formula="of:=T(IF([$тест3.AS94]=1;ORG.OPENOFFICE.STYLE(&quot;граница&quot;);ORG.OPENOFFICE.STYLE(&quot;Стандарт&quot;)))">
            <text:p/>
          </table:table-cell>
          <table:table-cell table:formula="of:=T(IF([$тест3.AT94]=1;ORG.OPENOFFICE.STYLE(&quot;граница&quot;);ORG.OPENOFFICE.STYLE(&quot;Стандарт&quot;)))">
            <text:p/>
          </table:table-cell>
          <table:table-cell table:formula="of:=T(IF([$тест3.AU94]=1;ORG.OPENOFFICE.STYLE(&quot;граница&quot;);ORG.OPENOFFICE.STYLE(&quot;Стандарт&quot;)))">
            <text:p/>
          </table:table-cell>
          <table:table-cell table:formula="of:=T(IF([$тест3.AV94]=1;ORG.OPENOFFICE.STYLE(&quot;граница&quot;);ORG.OPENOFFICE.STYLE(&quot;Стандарт&quot;)))">
            <text:p/>
          </table:table-cell>
          <table:table-cell table:formula="of:=T(IF([$тест3.AW94]=1;ORG.OPENOFFICE.STYLE(&quot;граница&quot;);ORG.OPENOFFICE.STYLE(&quot;Стандарт&quot;)))">
            <text:p/>
          </table:table-cell>
          <table:table-cell table:formula="of:=T(IF([$тест3.AX9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5]=1;ORG.OPENOFFICE.STYLE(&quot;граница&quot;);ORG.OPENOFFICE.STYLE(&quot;Стандарт&quot;)))">
            <text:p/>
          </table:table-cell>
          <table:table-cell table:formula="of:=T(IF([$тест3.C95]=1;ORG.OPENOFFICE.STYLE(&quot;граница&quot;);ORG.OPENOFFICE.STYLE(&quot;Стандарт&quot;)))">
            <text:p/>
          </table:table-cell>
          <table:table-cell table:formula="of:=T(IF([$тест3.D95]=1;ORG.OPENOFFICE.STYLE(&quot;граница&quot;);ORG.OPENOFFICE.STYLE(&quot;Стандарт&quot;)))">
            <text:p/>
          </table:table-cell>
          <table:table-cell table:formula="of:=T(IF([$тест3.E95]=1;ORG.OPENOFFICE.STYLE(&quot;граница&quot;);ORG.OPENOFFICE.STYLE(&quot;Стандарт&quot;)))">
            <text:p/>
          </table:table-cell>
          <table:table-cell table:formula="of:=T(IF([$тест3.F95]=1;ORG.OPENOFFICE.STYLE(&quot;граница&quot;);ORG.OPENOFFICE.STYLE(&quot;Стандарт&quot;)))">
            <text:p/>
          </table:table-cell>
          <table:table-cell table:formula="of:=T(IF([$тест3.G95]=1;ORG.OPENOFFICE.STYLE(&quot;граница&quot;);ORG.OPENOFFICE.STYLE(&quot;Стандарт&quot;)))">
            <text:p/>
          </table:table-cell>
          <table:table-cell table:formula="of:=T(IF([$тест3.H95]=1;ORG.OPENOFFICE.STYLE(&quot;граница&quot;);ORG.OPENOFFICE.STYLE(&quot;Стандарт&quot;)))">
            <text:p/>
          </table:table-cell>
          <table:table-cell table:formula="of:=T(IF([$тест3.I95]=1;ORG.OPENOFFICE.STYLE(&quot;граница&quot;);ORG.OPENOFFICE.STYLE(&quot;Стандарт&quot;)))">
            <text:p/>
          </table:table-cell>
          <table:table-cell table:formula="of:=T(IF([$тест3.J95]=1;ORG.OPENOFFICE.STYLE(&quot;граница&quot;);ORG.OPENOFFICE.STYLE(&quot;Стандарт&quot;)))">
            <text:p/>
          </table:table-cell>
          <table:table-cell table:formula="of:=T(IF([$тест3.K95]=1;ORG.OPENOFFICE.STYLE(&quot;граница&quot;);ORG.OPENOFFICE.STYLE(&quot;Стандарт&quot;)))">
            <text:p/>
          </table:table-cell>
          <table:table-cell table:formula="of:=T(IF([$тест3.L95]=1;ORG.OPENOFFICE.STYLE(&quot;граница&quot;);ORG.OPENOFFICE.STYLE(&quot;Стандарт&quot;)))">
            <text:p/>
          </table:table-cell>
          <table:table-cell table:formula="of:=T(IF([$тест3.M95]=1;ORG.OPENOFFICE.STYLE(&quot;граница&quot;);ORG.OPENOFFICE.STYLE(&quot;Стандарт&quot;)))">
            <text:p/>
          </table:table-cell>
          <table:table-cell table:formula="of:=T(IF([$тест3.N95]=1;ORG.OPENOFFICE.STYLE(&quot;граница&quot;);ORG.OPENOFFICE.STYLE(&quot;Стандарт&quot;)))">
            <text:p/>
          </table:table-cell>
          <table:table-cell table:formula="of:=T(IF([$тест3.O95]=1;ORG.OPENOFFICE.STYLE(&quot;граница&quot;);ORG.OPENOFFICE.STYLE(&quot;Стандарт&quot;)))">
            <text:p/>
          </table:table-cell>
          <table:table-cell table:formula="of:=T(IF([$тест3.P95]=1;ORG.OPENOFFICE.STYLE(&quot;граница&quot;);ORG.OPENOFFICE.STYLE(&quot;Стандарт&quot;)))">
            <text:p/>
          </table:table-cell>
          <table:table-cell table:formula="of:=T(IF([$тест3.Q95]=1;ORG.OPENOFFICE.STYLE(&quot;граница&quot;);ORG.OPENOFFICE.STYLE(&quot;Стандарт&quot;)))">
            <text:p/>
          </table:table-cell>
          <table:table-cell table:formula="of:=T(IF([$тест3.R95]=1;ORG.OPENOFFICE.STYLE(&quot;граница&quot;);ORG.OPENOFFICE.STYLE(&quot;Стандарт&quot;)))">
            <text:p/>
          </table:table-cell>
          <table:table-cell table:formula="of:=T(IF([$тест3.S95]=1;ORG.OPENOFFICE.STYLE(&quot;граница&quot;);ORG.OPENOFFICE.STYLE(&quot;Стандарт&quot;)))">
            <text:p/>
          </table:table-cell>
          <table:table-cell table:formula="of:=T(IF([$тест3.T95]=1;ORG.OPENOFFICE.STYLE(&quot;граница&quot;);ORG.OPENOFFICE.STYLE(&quot;Стандарт&quot;)))">
            <text:p/>
          </table:table-cell>
          <table:table-cell table:formula="of:=T(IF([$тест3.U95]=1;ORG.OPENOFFICE.STYLE(&quot;граница&quot;);ORG.OPENOFFICE.STYLE(&quot;Стандарт&quot;)))">
            <text:p/>
          </table:table-cell>
          <table:table-cell table:formula="of:=T(IF([$тест3.V95]=1;ORG.OPENOFFICE.STYLE(&quot;граница&quot;);ORG.OPENOFFICE.STYLE(&quot;Стандарт&quot;)))">
            <text:p/>
          </table:table-cell>
          <table:table-cell table:formula="of:=T(IF([$тест3.W95]=1;ORG.OPENOFFICE.STYLE(&quot;граница&quot;);ORG.OPENOFFICE.STYLE(&quot;Стандарт&quot;)))">
            <text:p/>
          </table:table-cell>
          <table:table-cell table:formula="of:=T(IF([$тест3.X95]=1;ORG.OPENOFFICE.STYLE(&quot;граница&quot;);ORG.OPENOFFICE.STYLE(&quot;Стандарт&quot;)))">
            <text:p/>
          </table:table-cell>
          <table:table-cell table:formula="of:=T(IF([$тест3.Y95]=1;ORG.OPENOFFICE.STYLE(&quot;граница&quot;);ORG.OPENOFFICE.STYLE(&quot;Стандарт&quot;)))">
            <text:p/>
          </table:table-cell>
          <table:table-cell table:formula="of:=T(IF([$тест3.Z95]=1;ORG.OPENOFFICE.STYLE(&quot;граница&quot;);ORG.OPENOFFICE.STYLE(&quot;Стандарт&quot;)))">
            <text:p/>
          </table:table-cell>
          <table:table-cell table:formula="of:=T(IF([$тест3.AA95]=1;ORG.OPENOFFICE.STYLE(&quot;граница&quot;);ORG.OPENOFFICE.STYLE(&quot;Стандарт&quot;)))">
            <text:p/>
          </table:table-cell>
          <table:table-cell table:formula="of:=T(IF([$тест3.AB95]=1;ORG.OPENOFFICE.STYLE(&quot;граница&quot;);ORG.OPENOFFICE.STYLE(&quot;Стандарт&quot;)))">
            <text:p/>
          </table:table-cell>
          <table:table-cell table:formula="of:=T(IF([$тест3.AC95]=1;ORG.OPENOFFICE.STYLE(&quot;граница&quot;);ORG.OPENOFFICE.STYLE(&quot;Стандарт&quot;)))">
            <text:p/>
          </table:table-cell>
          <table:table-cell table:formula="of:=T(IF([$тест3.AD95]=1;ORG.OPENOFFICE.STYLE(&quot;граница&quot;);ORG.OPENOFFICE.STYLE(&quot;Стандарт&quot;)))">
            <text:p/>
          </table:table-cell>
          <table:table-cell table:formula="of:=T(IF([$тест3.AE95]=1;ORG.OPENOFFICE.STYLE(&quot;граница&quot;);ORG.OPENOFFICE.STYLE(&quot;Стандарт&quot;)))">
            <text:p/>
          </table:table-cell>
          <table:table-cell table:formula="of:=T(IF([$тест3.AF95]=1;ORG.OPENOFFICE.STYLE(&quot;граница&quot;);ORG.OPENOFFICE.STYLE(&quot;Стандарт&quot;)))">
            <text:p/>
          </table:table-cell>
          <table:table-cell table:formula="of:=T(IF([$тест3.AG95]=1;ORG.OPENOFFICE.STYLE(&quot;граница&quot;);ORG.OPENOFFICE.STYLE(&quot;Стандарт&quot;)))">
            <text:p/>
          </table:table-cell>
          <table:table-cell table:formula="of:=T(IF([$тест3.AH95]=1;ORG.OPENOFFICE.STYLE(&quot;граница&quot;);ORG.OPENOFFICE.STYLE(&quot;Стандарт&quot;)))">
            <text:p/>
          </table:table-cell>
          <table:table-cell table:formula="of:=T(IF([$тест3.AI95]=1;ORG.OPENOFFICE.STYLE(&quot;граница&quot;);ORG.OPENOFFICE.STYLE(&quot;Стандарт&quot;)))">
            <text:p/>
          </table:table-cell>
          <table:table-cell table:formula="of:=T(IF([$тест3.AJ95]=1;ORG.OPENOFFICE.STYLE(&quot;граница&quot;);ORG.OPENOFFICE.STYLE(&quot;Стандарт&quot;)))">
            <text:p/>
          </table:table-cell>
          <table:table-cell table:formula="of:=T(IF([$тест3.AK95]=1;ORG.OPENOFFICE.STYLE(&quot;граница&quot;);ORG.OPENOFFICE.STYLE(&quot;Стандарт&quot;)))">
            <text:p/>
          </table:table-cell>
          <table:table-cell table:formula="of:=T(IF([$тест3.AL95]=1;ORG.OPENOFFICE.STYLE(&quot;граница&quot;);ORG.OPENOFFICE.STYLE(&quot;Стандарт&quot;)))">
            <text:p/>
          </table:table-cell>
          <table:table-cell table:formula="of:=T(IF([$тест3.AM95]=1;ORG.OPENOFFICE.STYLE(&quot;граница&quot;);ORG.OPENOFFICE.STYLE(&quot;Стандарт&quot;)))">
            <text:p/>
          </table:table-cell>
          <table:table-cell table:formula="of:=T(IF([$тест3.AN95]=1;ORG.OPENOFFICE.STYLE(&quot;граница&quot;);ORG.OPENOFFICE.STYLE(&quot;Стандарт&quot;)))">
            <text:p/>
          </table:table-cell>
          <table:table-cell table:formula="of:=T(IF([$тест3.AO95]=1;ORG.OPENOFFICE.STYLE(&quot;граница&quot;);ORG.OPENOFFICE.STYLE(&quot;Стандарт&quot;)))">
            <text:p/>
          </table:table-cell>
          <table:table-cell table:formula="of:=T(IF([$тест3.AP95]=1;ORG.OPENOFFICE.STYLE(&quot;граница&quot;);ORG.OPENOFFICE.STYLE(&quot;Стандарт&quot;)))">
            <text:p/>
          </table:table-cell>
          <table:table-cell table:formula="of:=T(IF([$тест3.AQ95]=1;ORG.OPENOFFICE.STYLE(&quot;граница&quot;);ORG.OPENOFFICE.STYLE(&quot;Стандарт&quot;)))">
            <text:p/>
          </table:table-cell>
          <table:table-cell table:formula="of:=T(IF([$тест3.AR95]=1;ORG.OPENOFFICE.STYLE(&quot;граница&quot;);ORG.OPENOFFICE.STYLE(&quot;Стандарт&quot;)))">
            <text:p/>
          </table:table-cell>
          <table:table-cell table:formula="of:=T(IF([$тест3.AS95]=1;ORG.OPENOFFICE.STYLE(&quot;граница&quot;);ORG.OPENOFFICE.STYLE(&quot;Стандарт&quot;)))">
            <text:p/>
          </table:table-cell>
          <table:table-cell table:formula="of:=T(IF([$тест3.AT95]=1;ORG.OPENOFFICE.STYLE(&quot;граница&quot;);ORG.OPENOFFICE.STYLE(&quot;Стандарт&quot;)))">
            <text:p/>
          </table:table-cell>
          <table:table-cell table:formula="of:=T(IF([$тест3.AU95]=1;ORG.OPENOFFICE.STYLE(&quot;граница&quot;);ORG.OPENOFFICE.STYLE(&quot;Стандарт&quot;)))">
            <text:p/>
          </table:table-cell>
          <table:table-cell table:formula="of:=T(IF([$тест3.AV95]=1;ORG.OPENOFFICE.STYLE(&quot;граница&quot;);ORG.OPENOFFICE.STYLE(&quot;Стандарт&quot;)))">
            <text:p/>
          </table:table-cell>
          <table:table-cell table:formula="of:=T(IF([$тест3.AW95]=1;ORG.OPENOFFICE.STYLE(&quot;граница&quot;);ORG.OPENOFFICE.STYLE(&quot;Стандарт&quot;)))">
            <text:p/>
          </table:table-cell>
          <table:table-cell table:formula="of:=T(IF([$тест3.AX9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6]=1;ORG.OPENOFFICE.STYLE(&quot;граница&quot;);ORG.OPENOFFICE.STYLE(&quot;Стандарт&quot;)))">
            <text:p/>
          </table:table-cell>
          <table:table-cell table:formula="of:=T(IF([$тест3.C96]=1;ORG.OPENOFFICE.STYLE(&quot;граница&quot;);ORG.OPENOFFICE.STYLE(&quot;Стандарт&quot;)))">
            <text:p/>
          </table:table-cell>
          <table:table-cell table:formula="of:=T(IF([$тест3.D96]=1;ORG.OPENOFFICE.STYLE(&quot;граница&quot;);ORG.OPENOFFICE.STYLE(&quot;Стандарт&quot;)))">
            <text:p/>
          </table:table-cell>
          <table:table-cell table:formula="of:=T(IF([$тест3.E96]=1;ORG.OPENOFFICE.STYLE(&quot;граница&quot;);ORG.OPENOFFICE.STYLE(&quot;Стандарт&quot;)))">
            <text:p/>
          </table:table-cell>
          <table:table-cell table:formula="of:=T(IF([$тест3.F96]=1;ORG.OPENOFFICE.STYLE(&quot;граница&quot;);ORG.OPENOFFICE.STYLE(&quot;Стандарт&quot;)))">
            <text:p/>
          </table:table-cell>
          <table:table-cell table:formula="of:=T(IF([$тест3.G96]=1;ORG.OPENOFFICE.STYLE(&quot;граница&quot;);ORG.OPENOFFICE.STYLE(&quot;Стандарт&quot;)))">
            <text:p/>
          </table:table-cell>
          <table:table-cell table:formula="of:=T(IF([$тест3.H96]=1;ORG.OPENOFFICE.STYLE(&quot;граница&quot;);ORG.OPENOFFICE.STYLE(&quot;Стандарт&quot;)))">
            <text:p/>
          </table:table-cell>
          <table:table-cell table:formula="of:=T(IF([$тест3.I96]=1;ORG.OPENOFFICE.STYLE(&quot;граница&quot;);ORG.OPENOFFICE.STYLE(&quot;Стандарт&quot;)))">
            <text:p/>
          </table:table-cell>
          <table:table-cell table:formula="of:=T(IF([$тест3.J96]=1;ORG.OPENOFFICE.STYLE(&quot;граница&quot;);ORG.OPENOFFICE.STYLE(&quot;Стандарт&quot;)))">
            <text:p/>
          </table:table-cell>
          <table:table-cell table:formula="of:=T(IF([$тест3.K96]=1;ORG.OPENOFFICE.STYLE(&quot;граница&quot;);ORG.OPENOFFICE.STYLE(&quot;Стандарт&quot;)))">
            <text:p/>
          </table:table-cell>
          <table:table-cell table:formula="of:=T(IF([$тест3.L96]=1;ORG.OPENOFFICE.STYLE(&quot;граница&quot;);ORG.OPENOFFICE.STYLE(&quot;Стандарт&quot;)))">
            <text:p/>
          </table:table-cell>
          <table:table-cell table:formula="of:=T(IF([$тест3.M96]=1;ORG.OPENOFFICE.STYLE(&quot;граница&quot;);ORG.OPENOFFICE.STYLE(&quot;Стандарт&quot;)))">
            <text:p/>
          </table:table-cell>
          <table:table-cell table:formula="of:=T(IF([$тест3.N96]=1;ORG.OPENOFFICE.STYLE(&quot;граница&quot;);ORG.OPENOFFICE.STYLE(&quot;Стандарт&quot;)))">
            <text:p/>
          </table:table-cell>
          <table:table-cell table:formula="of:=T(IF([$тест3.O96]=1;ORG.OPENOFFICE.STYLE(&quot;граница&quot;);ORG.OPENOFFICE.STYLE(&quot;Стандарт&quot;)))">
            <text:p/>
          </table:table-cell>
          <table:table-cell table:formula="of:=T(IF([$тест3.P96]=1;ORG.OPENOFFICE.STYLE(&quot;граница&quot;);ORG.OPENOFFICE.STYLE(&quot;Стандарт&quot;)))">
            <text:p/>
          </table:table-cell>
          <table:table-cell table:formula="of:=T(IF([$тест3.Q96]=1;ORG.OPENOFFICE.STYLE(&quot;граница&quot;);ORG.OPENOFFICE.STYLE(&quot;Стандарт&quot;)))">
            <text:p/>
          </table:table-cell>
          <table:table-cell table:formula="of:=T(IF([$тест3.R96]=1;ORG.OPENOFFICE.STYLE(&quot;граница&quot;);ORG.OPENOFFICE.STYLE(&quot;Стандарт&quot;)))">
            <text:p/>
          </table:table-cell>
          <table:table-cell table:formula="of:=T(IF([$тест3.S96]=1;ORG.OPENOFFICE.STYLE(&quot;граница&quot;);ORG.OPENOFFICE.STYLE(&quot;Стандарт&quot;)))">
            <text:p/>
          </table:table-cell>
          <table:table-cell table:formula="of:=T(IF([$тест3.T96]=1;ORG.OPENOFFICE.STYLE(&quot;граница&quot;);ORG.OPENOFFICE.STYLE(&quot;Стандарт&quot;)))">
            <text:p/>
          </table:table-cell>
          <table:table-cell table:formula="of:=T(IF([$тест3.U96]=1;ORG.OPENOFFICE.STYLE(&quot;граница&quot;);ORG.OPENOFFICE.STYLE(&quot;Стандарт&quot;)))">
            <text:p/>
          </table:table-cell>
          <table:table-cell table:formula="of:=T(IF([$тест3.V96]=1;ORG.OPENOFFICE.STYLE(&quot;граница&quot;);ORG.OPENOFFICE.STYLE(&quot;Стандарт&quot;)))">
            <text:p/>
          </table:table-cell>
          <table:table-cell table:formula="of:=T(IF([$тест3.W96]=1;ORG.OPENOFFICE.STYLE(&quot;граница&quot;);ORG.OPENOFFICE.STYLE(&quot;Стандарт&quot;)))">
            <text:p/>
          </table:table-cell>
          <table:table-cell table:formula="of:=T(IF([$тест3.X96]=1;ORG.OPENOFFICE.STYLE(&quot;граница&quot;);ORG.OPENOFFICE.STYLE(&quot;Стандарт&quot;)))">
            <text:p/>
          </table:table-cell>
          <table:table-cell table:formula="of:=T(IF([$тест3.Y96]=1;ORG.OPENOFFICE.STYLE(&quot;граница&quot;);ORG.OPENOFFICE.STYLE(&quot;Стандарт&quot;)))">
            <text:p/>
          </table:table-cell>
          <table:table-cell table:formula="of:=T(IF([$тест3.Z96]=1;ORG.OPENOFFICE.STYLE(&quot;граница&quot;);ORG.OPENOFFICE.STYLE(&quot;Стандарт&quot;)))">
            <text:p/>
          </table:table-cell>
          <table:table-cell table:formula="of:=T(IF([$тест3.AA96]=1;ORG.OPENOFFICE.STYLE(&quot;граница&quot;);ORG.OPENOFFICE.STYLE(&quot;Стандарт&quot;)))">
            <text:p/>
          </table:table-cell>
          <table:table-cell table:formula="of:=T(IF([$тест3.AB96]=1;ORG.OPENOFFICE.STYLE(&quot;граница&quot;);ORG.OPENOFFICE.STYLE(&quot;Стандарт&quot;)))">
            <text:p/>
          </table:table-cell>
          <table:table-cell table:formula="of:=T(IF([$тест3.AC96]=1;ORG.OPENOFFICE.STYLE(&quot;граница&quot;);ORG.OPENOFFICE.STYLE(&quot;Стандарт&quot;)))">
            <text:p/>
          </table:table-cell>
          <table:table-cell table:formula="of:=T(IF([$тест3.AD96]=1;ORG.OPENOFFICE.STYLE(&quot;граница&quot;);ORG.OPENOFFICE.STYLE(&quot;Стандарт&quot;)))">
            <text:p/>
          </table:table-cell>
          <table:table-cell table:formula="of:=T(IF([$тест3.AE96]=1;ORG.OPENOFFICE.STYLE(&quot;граница&quot;);ORG.OPENOFFICE.STYLE(&quot;Стандарт&quot;)))">
            <text:p/>
          </table:table-cell>
          <table:table-cell table:formula="of:=T(IF([$тест3.AF96]=1;ORG.OPENOFFICE.STYLE(&quot;граница&quot;);ORG.OPENOFFICE.STYLE(&quot;Стандарт&quot;)))">
            <text:p/>
          </table:table-cell>
          <table:table-cell table:formula="of:=T(IF([$тест3.AG96]=1;ORG.OPENOFFICE.STYLE(&quot;граница&quot;);ORG.OPENOFFICE.STYLE(&quot;Стандарт&quot;)))">
            <text:p/>
          </table:table-cell>
          <table:table-cell table:formula="of:=T(IF([$тест3.AH96]=1;ORG.OPENOFFICE.STYLE(&quot;граница&quot;);ORG.OPENOFFICE.STYLE(&quot;Стандарт&quot;)))">
            <text:p/>
          </table:table-cell>
          <table:table-cell table:formula="of:=T(IF([$тест3.AI96]=1;ORG.OPENOFFICE.STYLE(&quot;граница&quot;);ORG.OPENOFFICE.STYLE(&quot;Стандарт&quot;)))">
            <text:p/>
          </table:table-cell>
          <table:table-cell table:formula="of:=T(IF([$тест3.AJ96]=1;ORG.OPENOFFICE.STYLE(&quot;граница&quot;);ORG.OPENOFFICE.STYLE(&quot;Стандарт&quot;)))">
            <text:p/>
          </table:table-cell>
          <table:table-cell table:formula="of:=T(IF([$тест3.AK96]=1;ORG.OPENOFFICE.STYLE(&quot;граница&quot;);ORG.OPENOFFICE.STYLE(&quot;Стандарт&quot;)))">
            <text:p/>
          </table:table-cell>
          <table:table-cell table:formula="of:=T(IF([$тест3.AL96]=1;ORG.OPENOFFICE.STYLE(&quot;граница&quot;);ORG.OPENOFFICE.STYLE(&quot;Стандарт&quot;)))">
            <text:p/>
          </table:table-cell>
          <table:table-cell table:formula="of:=T(IF([$тест3.AM96]=1;ORG.OPENOFFICE.STYLE(&quot;граница&quot;);ORG.OPENOFFICE.STYLE(&quot;Стандарт&quot;)))">
            <text:p/>
          </table:table-cell>
          <table:table-cell table:formula="of:=T(IF([$тест3.AN96]=1;ORG.OPENOFFICE.STYLE(&quot;граница&quot;);ORG.OPENOFFICE.STYLE(&quot;Стандарт&quot;)))">
            <text:p/>
          </table:table-cell>
          <table:table-cell table:formula="of:=T(IF([$тест3.AO96]=1;ORG.OPENOFFICE.STYLE(&quot;граница&quot;);ORG.OPENOFFICE.STYLE(&quot;Стандарт&quot;)))">
            <text:p/>
          </table:table-cell>
          <table:table-cell table:formula="of:=T(IF([$тест3.AP96]=1;ORG.OPENOFFICE.STYLE(&quot;граница&quot;);ORG.OPENOFFICE.STYLE(&quot;Стандарт&quot;)))">
            <text:p/>
          </table:table-cell>
          <table:table-cell table:formula="of:=T(IF([$тест3.AQ96]=1;ORG.OPENOFFICE.STYLE(&quot;граница&quot;);ORG.OPENOFFICE.STYLE(&quot;Стандарт&quot;)))">
            <text:p/>
          </table:table-cell>
          <table:table-cell table:formula="of:=T(IF([$тест3.AR96]=1;ORG.OPENOFFICE.STYLE(&quot;граница&quot;);ORG.OPENOFFICE.STYLE(&quot;Стандарт&quot;)))">
            <text:p/>
          </table:table-cell>
          <table:table-cell table:formula="of:=T(IF([$тест3.AS96]=1;ORG.OPENOFFICE.STYLE(&quot;граница&quot;);ORG.OPENOFFICE.STYLE(&quot;Стандарт&quot;)))">
            <text:p/>
          </table:table-cell>
          <table:table-cell table:formula="of:=T(IF([$тест3.AT96]=1;ORG.OPENOFFICE.STYLE(&quot;граница&quot;);ORG.OPENOFFICE.STYLE(&quot;Стандарт&quot;)))">
            <text:p/>
          </table:table-cell>
          <table:table-cell table:formula="of:=T(IF([$тест3.AU96]=1;ORG.OPENOFFICE.STYLE(&quot;граница&quot;);ORG.OPENOFFICE.STYLE(&quot;Стандарт&quot;)))">
            <text:p/>
          </table:table-cell>
          <table:table-cell table:formula="of:=T(IF([$тест3.AV96]=1;ORG.OPENOFFICE.STYLE(&quot;граница&quot;);ORG.OPENOFFICE.STYLE(&quot;Стандарт&quot;)))">
            <text:p/>
          </table:table-cell>
          <table:table-cell table:formula="of:=T(IF([$тест3.AW96]=1;ORG.OPENOFFICE.STYLE(&quot;граница&quot;);ORG.OPENOFFICE.STYLE(&quot;Стандарт&quot;)))">
            <text:p/>
          </table:table-cell>
          <table:table-cell table:formula="of:=T(IF([$тест3.AX9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7]=1;ORG.OPENOFFICE.STYLE(&quot;граница&quot;);ORG.OPENOFFICE.STYLE(&quot;Стандарт&quot;)))">
            <text:p/>
          </table:table-cell>
          <table:table-cell table:formula="of:=T(IF([$тест3.C97]=1;ORG.OPENOFFICE.STYLE(&quot;граница&quot;);ORG.OPENOFFICE.STYLE(&quot;Стандарт&quot;)))">
            <text:p/>
          </table:table-cell>
          <table:table-cell table:formula="of:=T(IF([$тест3.D97]=1;ORG.OPENOFFICE.STYLE(&quot;граница&quot;);ORG.OPENOFFICE.STYLE(&quot;Стандарт&quot;)))">
            <text:p/>
          </table:table-cell>
          <table:table-cell table:formula="of:=T(IF([$тест3.E97]=1;ORG.OPENOFFICE.STYLE(&quot;граница&quot;);ORG.OPENOFFICE.STYLE(&quot;Стандарт&quot;)))">
            <text:p/>
          </table:table-cell>
          <table:table-cell table:formula="of:=T(IF([$тест3.F97]=1;ORG.OPENOFFICE.STYLE(&quot;граница&quot;);ORG.OPENOFFICE.STYLE(&quot;Стандарт&quot;)))">
            <text:p/>
          </table:table-cell>
          <table:table-cell table:formula="of:=T(IF([$тест3.G97]=1;ORG.OPENOFFICE.STYLE(&quot;граница&quot;);ORG.OPENOFFICE.STYLE(&quot;Стандарт&quot;)))">
            <text:p/>
          </table:table-cell>
          <table:table-cell table:formula="of:=T(IF([$тест3.H97]=1;ORG.OPENOFFICE.STYLE(&quot;граница&quot;);ORG.OPENOFFICE.STYLE(&quot;Стандарт&quot;)))">
            <text:p/>
          </table:table-cell>
          <table:table-cell table:formula="of:=T(IF([$тест3.I97]=1;ORG.OPENOFFICE.STYLE(&quot;граница&quot;);ORG.OPENOFFICE.STYLE(&quot;Стандарт&quot;)))">
            <text:p/>
          </table:table-cell>
          <table:table-cell table:formula="of:=T(IF([$тест3.J97]=1;ORG.OPENOFFICE.STYLE(&quot;граница&quot;);ORG.OPENOFFICE.STYLE(&quot;Стандарт&quot;)))">
            <text:p/>
          </table:table-cell>
          <table:table-cell table:formula="of:=T(IF([$тест3.K97]=1;ORG.OPENOFFICE.STYLE(&quot;граница&quot;);ORG.OPENOFFICE.STYLE(&quot;Стандарт&quot;)))">
            <text:p/>
          </table:table-cell>
          <table:table-cell table:formula="of:=T(IF([$тест3.L97]=1;ORG.OPENOFFICE.STYLE(&quot;граница&quot;);ORG.OPENOFFICE.STYLE(&quot;Стандарт&quot;)))">
            <text:p/>
          </table:table-cell>
          <table:table-cell table:formula="of:=T(IF([$тест3.M97]=1;ORG.OPENOFFICE.STYLE(&quot;граница&quot;);ORG.OPENOFFICE.STYLE(&quot;Стандарт&quot;)))">
            <text:p/>
          </table:table-cell>
          <table:table-cell table:formula="of:=T(IF([$тест3.N97]=1;ORG.OPENOFFICE.STYLE(&quot;граница&quot;);ORG.OPENOFFICE.STYLE(&quot;Стандарт&quot;)))">
            <text:p/>
          </table:table-cell>
          <table:table-cell table:formula="of:=T(IF([$тест3.O97]=1;ORG.OPENOFFICE.STYLE(&quot;граница&quot;);ORG.OPENOFFICE.STYLE(&quot;Стандарт&quot;)))">
            <text:p/>
          </table:table-cell>
          <table:table-cell table:formula="of:=T(IF([$тест3.P97]=1;ORG.OPENOFFICE.STYLE(&quot;граница&quot;);ORG.OPENOFFICE.STYLE(&quot;Стандарт&quot;)))">
            <text:p/>
          </table:table-cell>
          <table:table-cell table:formula="of:=T(IF([$тест3.Q97]=1;ORG.OPENOFFICE.STYLE(&quot;граница&quot;);ORG.OPENOFFICE.STYLE(&quot;Стандарт&quot;)))">
            <text:p/>
          </table:table-cell>
          <table:table-cell table:formula="of:=T(IF([$тест3.R97]=1;ORG.OPENOFFICE.STYLE(&quot;граница&quot;);ORG.OPENOFFICE.STYLE(&quot;Стандарт&quot;)))">
            <text:p/>
          </table:table-cell>
          <table:table-cell table:formula="of:=T(IF([$тест3.S97]=1;ORG.OPENOFFICE.STYLE(&quot;граница&quot;);ORG.OPENOFFICE.STYLE(&quot;Стандарт&quot;)))">
            <text:p/>
          </table:table-cell>
          <table:table-cell table:formula="of:=T(IF([$тест3.T97]=1;ORG.OPENOFFICE.STYLE(&quot;граница&quot;);ORG.OPENOFFICE.STYLE(&quot;Стандарт&quot;)))">
            <text:p/>
          </table:table-cell>
          <table:table-cell table:formula="of:=T(IF([$тест3.U97]=1;ORG.OPENOFFICE.STYLE(&quot;граница&quot;);ORG.OPENOFFICE.STYLE(&quot;Стандарт&quot;)))">
            <text:p/>
          </table:table-cell>
          <table:table-cell table:formula="of:=T(IF([$тест3.V97]=1;ORG.OPENOFFICE.STYLE(&quot;граница&quot;);ORG.OPENOFFICE.STYLE(&quot;Стандарт&quot;)))">
            <text:p/>
          </table:table-cell>
          <table:table-cell table:formula="of:=T(IF([$тест3.W97]=1;ORG.OPENOFFICE.STYLE(&quot;граница&quot;);ORG.OPENOFFICE.STYLE(&quot;Стандарт&quot;)))">
            <text:p/>
          </table:table-cell>
          <table:table-cell table:formula="of:=T(IF([$тест3.X97]=1;ORG.OPENOFFICE.STYLE(&quot;граница&quot;);ORG.OPENOFFICE.STYLE(&quot;Стандарт&quot;)))">
            <text:p/>
          </table:table-cell>
          <table:table-cell table:formula="of:=T(IF([$тест3.Y97]=1;ORG.OPENOFFICE.STYLE(&quot;граница&quot;);ORG.OPENOFFICE.STYLE(&quot;Стандарт&quot;)))">
            <text:p/>
          </table:table-cell>
          <table:table-cell table:formula="of:=T(IF([$тест3.Z97]=1;ORG.OPENOFFICE.STYLE(&quot;граница&quot;);ORG.OPENOFFICE.STYLE(&quot;Стандарт&quot;)))">
            <text:p/>
          </table:table-cell>
          <table:table-cell table:formula="of:=T(IF([$тест3.AA97]=1;ORG.OPENOFFICE.STYLE(&quot;граница&quot;);ORG.OPENOFFICE.STYLE(&quot;Стандарт&quot;)))">
            <text:p/>
          </table:table-cell>
          <table:table-cell table:formula="of:=T(IF([$тест3.AB97]=1;ORG.OPENOFFICE.STYLE(&quot;граница&quot;);ORG.OPENOFFICE.STYLE(&quot;Стандарт&quot;)))">
            <text:p/>
          </table:table-cell>
          <table:table-cell table:formula="of:=T(IF([$тест3.AC97]=1;ORG.OPENOFFICE.STYLE(&quot;граница&quot;);ORG.OPENOFFICE.STYLE(&quot;Стандарт&quot;)))">
            <text:p/>
          </table:table-cell>
          <table:table-cell table:formula="of:=T(IF([$тест3.AD97]=1;ORG.OPENOFFICE.STYLE(&quot;граница&quot;);ORG.OPENOFFICE.STYLE(&quot;Стандарт&quot;)))">
            <text:p/>
          </table:table-cell>
          <table:table-cell table:formula="of:=T(IF([$тест3.AE97]=1;ORG.OPENOFFICE.STYLE(&quot;граница&quot;);ORG.OPENOFFICE.STYLE(&quot;Стандарт&quot;)))">
            <text:p/>
          </table:table-cell>
          <table:table-cell table:formula="of:=T(IF([$тест3.AF97]=1;ORG.OPENOFFICE.STYLE(&quot;граница&quot;);ORG.OPENOFFICE.STYLE(&quot;Стандарт&quot;)))">
            <text:p/>
          </table:table-cell>
          <table:table-cell table:formula="of:=T(IF([$тест3.AG97]=1;ORG.OPENOFFICE.STYLE(&quot;граница&quot;);ORG.OPENOFFICE.STYLE(&quot;Стандарт&quot;)))">
            <text:p/>
          </table:table-cell>
          <table:table-cell table:formula="of:=T(IF([$тест3.AH97]=1;ORG.OPENOFFICE.STYLE(&quot;граница&quot;);ORG.OPENOFFICE.STYLE(&quot;Стандарт&quot;)))">
            <text:p/>
          </table:table-cell>
          <table:table-cell table:formula="of:=T(IF([$тест3.AI97]=1;ORG.OPENOFFICE.STYLE(&quot;граница&quot;);ORG.OPENOFFICE.STYLE(&quot;Стандарт&quot;)))">
            <text:p/>
          </table:table-cell>
          <table:table-cell table:formula="of:=T(IF([$тест3.AJ97]=1;ORG.OPENOFFICE.STYLE(&quot;граница&quot;);ORG.OPENOFFICE.STYLE(&quot;Стандарт&quot;)))">
            <text:p/>
          </table:table-cell>
          <table:table-cell table:formula="of:=T(IF([$тест3.AK97]=1;ORG.OPENOFFICE.STYLE(&quot;граница&quot;);ORG.OPENOFFICE.STYLE(&quot;Стандарт&quot;)))">
            <text:p/>
          </table:table-cell>
          <table:table-cell table:formula="of:=T(IF([$тест3.AL97]=1;ORG.OPENOFFICE.STYLE(&quot;граница&quot;);ORG.OPENOFFICE.STYLE(&quot;Стандарт&quot;)))">
            <text:p/>
          </table:table-cell>
          <table:table-cell table:formula="of:=T(IF([$тест3.AM97]=1;ORG.OPENOFFICE.STYLE(&quot;граница&quot;);ORG.OPENOFFICE.STYLE(&quot;Стандарт&quot;)))">
            <text:p/>
          </table:table-cell>
          <table:table-cell table:formula="of:=T(IF([$тест3.AN97]=1;ORG.OPENOFFICE.STYLE(&quot;граница&quot;);ORG.OPENOFFICE.STYLE(&quot;Стандарт&quot;)))">
            <text:p/>
          </table:table-cell>
          <table:table-cell table:formula="of:=T(IF([$тест3.AO97]=1;ORG.OPENOFFICE.STYLE(&quot;граница&quot;);ORG.OPENOFFICE.STYLE(&quot;Стандарт&quot;)))">
            <text:p/>
          </table:table-cell>
          <table:table-cell table:formula="of:=T(IF([$тест3.AP97]=1;ORG.OPENOFFICE.STYLE(&quot;граница&quot;);ORG.OPENOFFICE.STYLE(&quot;Стандарт&quot;)))">
            <text:p/>
          </table:table-cell>
          <table:table-cell table:formula="of:=T(IF([$тест3.AQ97]=1;ORG.OPENOFFICE.STYLE(&quot;граница&quot;);ORG.OPENOFFICE.STYLE(&quot;Стандарт&quot;)))">
            <text:p/>
          </table:table-cell>
          <table:table-cell table:formula="of:=T(IF([$тест3.AR97]=1;ORG.OPENOFFICE.STYLE(&quot;граница&quot;);ORG.OPENOFFICE.STYLE(&quot;Стандарт&quot;)))">
            <text:p/>
          </table:table-cell>
          <table:table-cell table:formula="of:=T(IF([$тест3.AS97]=1;ORG.OPENOFFICE.STYLE(&quot;граница&quot;);ORG.OPENOFFICE.STYLE(&quot;Стандарт&quot;)))">
            <text:p/>
          </table:table-cell>
          <table:table-cell table:formula="of:=T(IF([$тест3.AT97]=1;ORG.OPENOFFICE.STYLE(&quot;граница&quot;);ORG.OPENOFFICE.STYLE(&quot;Стандарт&quot;)))">
            <text:p/>
          </table:table-cell>
          <table:table-cell table:formula="of:=T(IF([$тест3.AU97]=1;ORG.OPENOFFICE.STYLE(&quot;граница&quot;);ORG.OPENOFFICE.STYLE(&quot;Стандарт&quot;)))">
            <text:p/>
          </table:table-cell>
          <table:table-cell table:formula="of:=T(IF([$тест3.AV97]=1;ORG.OPENOFFICE.STYLE(&quot;граница&quot;);ORG.OPENOFFICE.STYLE(&quot;Стандарт&quot;)))">
            <text:p/>
          </table:table-cell>
          <table:table-cell table:formula="of:=T(IF([$тест3.AW97]=1;ORG.OPENOFFICE.STYLE(&quot;граница&quot;);ORG.OPENOFFICE.STYLE(&quot;Стандарт&quot;)))">
            <text:p/>
          </table:table-cell>
          <table:table-cell table:formula="of:=T(IF([$тест3.AX9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8]=1;ORG.OPENOFFICE.STYLE(&quot;граница&quot;);ORG.OPENOFFICE.STYLE(&quot;Стандарт&quot;)))">
            <text:p/>
          </table:table-cell>
          <table:table-cell table:formula="of:=T(IF([$тест3.C98]=1;ORG.OPENOFFICE.STYLE(&quot;граница&quot;);ORG.OPENOFFICE.STYLE(&quot;Стандарт&quot;)))">
            <text:p/>
          </table:table-cell>
          <table:table-cell table:formula="of:=T(IF([$тест3.D98]=1;ORG.OPENOFFICE.STYLE(&quot;граница&quot;);ORG.OPENOFFICE.STYLE(&quot;Стандарт&quot;)))">
            <text:p/>
          </table:table-cell>
          <table:table-cell table:formula="of:=T(IF([$тест3.E98]=1;ORG.OPENOFFICE.STYLE(&quot;граница&quot;);ORG.OPENOFFICE.STYLE(&quot;Стандарт&quot;)))">
            <text:p/>
          </table:table-cell>
          <table:table-cell table:formula="of:=T(IF([$тест3.F98]=1;ORG.OPENOFFICE.STYLE(&quot;граница&quot;);ORG.OPENOFFICE.STYLE(&quot;Стандарт&quot;)))">
            <text:p/>
          </table:table-cell>
          <table:table-cell table:formula="of:=T(IF([$тест3.G98]=1;ORG.OPENOFFICE.STYLE(&quot;граница&quot;);ORG.OPENOFFICE.STYLE(&quot;Стандарт&quot;)))">
            <text:p/>
          </table:table-cell>
          <table:table-cell table:formula="of:=T(IF([$тест3.H98]=1;ORG.OPENOFFICE.STYLE(&quot;граница&quot;);ORG.OPENOFFICE.STYLE(&quot;Стандарт&quot;)))">
            <text:p/>
          </table:table-cell>
          <table:table-cell table:formula="of:=T(IF([$тест3.I98]=1;ORG.OPENOFFICE.STYLE(&quot;граница&quot;);ORG.OPENOFFICE.STYLE(&quot;Стандарт&quot;)))">
            <text:p/>
          </table:table-cell>
          <table:table-cell table:formula="of:=T(IF([$тест3.J98]=1;ORG.OPENOFFICE.STYLE(&quot;граница&quot;);ORG.OPENOFFICE.STYLE(&quot;Стандарт&quot;)))">
            <text:p/>
          </table:table-cell>
          <table:table-cell table:formula="of:=T(IF([$тест3.K98]=1;ORG.OPENOFFICE.STYLE(&quot;граница&quot;);ORG.OPENOFFICE.STYLE(&quot;Стандарт&quot;)))">
            <text:p/>
          </table:table-cell>
          <table:table-cell table:formula="of:=T(IF([$тест3.L98]=1;ORG.OPENOFFICE.STYLE(&quot;граница&quot;);ORG.OPENOFFICE.STYLE(&quot;Стандарт&quot;)))">
            <text:p/>
          </table:table-cell>
          <table:table-cell table:formula="of:=T(IF([$тест3.M98]=1;ORG.OPENOFFICE.STYLE(&quot;граница&quot;);ORG.OPENOFFICE.STYLE(&quot;Стандарт&quot;)))">
            <text:p/>
          </table:table-cell>
          <table:table-cell table:formula="of:=T(IF([$тест3.N98]=1;ORG.OPENOFFICE.STYLE(&quot;граница&quot;);ORG.OPENOFFICE.STYLE(&quot;Стандарт&quot;)))">
            <text:p/>
          </table:table-cell>
          <table:table-cell table:formula="of:=T(IF([$тест3.O98]=1;ORG.OPENOFFICE.STYLE(&quot;граница&quot;);ORG.OPENOFFICE.STYLE(&quot;Стандарт&quot;)))">
            <text:p/>
          </table:table-cell>
          <table:table-cell table:formula="of:=T(IF([$тест3.P98]=1;ORG.OPENOFFICE.STYLE(&quot;граница&quot;);ORG.OPENOFFICE.STYLE(&quot;Стандарт&quot;)))">
            <text:p/>
          </table:table-cell>
          <table:table-cell table:formula="of:=T(IF([$тест3.Q98]=1;ORG.OPENOFFICE.STYLE(&quot;граница&quot;);ORG.OPENOFFICE.STYLE(&quot;Стандарт&quot;)))">
            <text:p/>
          </table:table-cell>
          <table:table-cell table:formula="of:=T(IF([$тест3.R98]=1;ORG.OPENOFFICE.STYLE(&quot;граница&quot;);ORG.OPENOFFICE.STYLE(&quot;Стандарт&quot;)))">
            <text:p/>
          </table:table-cell>
          <table:table-cell table:formula="of:=T(IF([$тест3.S98]=1;ORG.OPENOFFICE.STYLE(&quot;граница&quot;);ORG.OPENOFFICE.STYLE(&quot;Стандарт&quot;)))">
            <text:p/>
          </table:table-cell>
          <table:table-cell table:formula="of:=T(IF([$тест3.T98]=1;ORG.OPENOFFICE.STYLE(&quot;граница&quot;);ORG.OPENOFFICE.STYLE(&quot;Стандарт&quot;)))">
            <text:p/>
          </table:table-cell>
          <table:table-cell table:formula="of:=T(IF([$тест3.U98]=1;ORG.OPENOFFICE.STYLE(&quot;граница&quot;);ORG.OPENOFFICE.STYLE(&quot;Стандарт&quot;)))">
            <text:p/>
          </table:table-cell>
          <table:table-cell table:formula="of:=T(IF([$тест3.V98]=1;ORG.OPENOFFICE.STYLE(&quot;граница&quot;);ORG.OPENOFFICE.STYLE(&quot;Стандарт&quot;)))">
            <text:p/>
          </table:table-cell>
          <table:table-cell table:formula="of:=T(IF([$тест3.W98]=1;ORG.OPENOFFICE.STYLE(&quot;граница&quot;);ORG.OPENOFFICE.STYLE(&quot;Стандарт&quot;)))">
            <text:p/>
          </table:table-cell>
          <table:table-cell table:formula="of:=T(IF([$тест3.X98]=1;ORG.OPENOFFICE.STYLE(&quot;граница&quot;);ORG.OPENOFFICE.STYLE(&quot;Стандарт&quot;)))">
            <text:p/>
          </table:table-cell>
          <table:table-cell table:formula="of:=T(IF([$тест3.Y98]=1;ORG.OPENOFFICE.STYLE(&quot;граница&quot;);ORG.OPENOFFICE.STYLE(&quot;Стандарт&quot;)))">
            <text:p/>
          </table:table-cell>
          <table:table-cell table:formula="of:=T(IF([$тест3.Z98]=1;ORG.OPENOFFICE.STYLE(&quot;граница&quot;);ORG.OPENOFFICE.STYLE(&quot;Стандарт&quot;)))">
            <text:p/>
          </table:table-cell>
          <table:table-cell table:formula="of:=T(IF([$тест3.AA98]=1;ORG.OPENOFFICE.STYLE(&quot;граница&quot;);ORG.OPENOFFICE.STYLE(&quot;Стандарт&quot;)))">
            <text:p/>
          </table:table-cell>
          <table:table-cell table:formula="of:=T(IF([$тест3.AB98]=1;ORG.OPENOFFICE.STYLE(&quot;граница&quot;);ORG.OPENOFFICE.STYLE(&quot;Стандарт&quot;)))">
            <text:p/>
          </table:table-cell>
          <table:table-cell table:formula="of:=T(IF([$тест3.AC98]=1;ORG.OPENOFFICE.STYLE(&quot;граница&quot;);ORG.OPENOFFICE.STYLE(&quot;Стандарт&quot;)))">
            <text:p/>
          </table:table-cell>
          <table:table-cell table:formula="of:=T(IF([$тест3.AD98]=1;ORG.OPENOFFICE.STYLE(&quot;граница&quot;);ORG.OPENOFFICE.STYLE(&quot;Стандарт&quot;)))">
            <text:p/>
          </table:table-cell>
          <table:table-cell table:formula="of:=T(IF([$тест3.AE98]=1;ORG.OPENOFFICE.STYLE(&quot;граница&quot;);ORG.OPENOFFICE.STYLE(&quot;Стандарт&quot;)))">
            <text:p/>
          </table:table-cell>
          <table:table-cell table:formula="of:=T(IF([$тест3.AF98]=1;ORG.OPENOFFICE.STYLE(&quot;граница&quot;);ORG.OPENOFFICE.STYLE(&quot;Стандарт&quot;)))">
            <text:p/>
          </table:table-cell>
          <table:table-cell table:formula="of:=T(IF([$тест3.AG98]=1;ORG.OPENOFFICE.STYLE(&quot;граница&quot;);ORG.OPENOFFICE.STYLE(&quot;Стандарт&quot;)))">
            <text:p/>
          </table:table-cell>
          <table:table-cell table:formula="of:=T(IF([$тест3.AH98]=1;ORG.OPENOFFICE.STYLE(&quot;граница&quot;);ORG.OPENOFFICE.STYLE(&quot;Стандарт&quot;)))">
            <text:p/>
          </table:table-cell>
          <table:table-cell table:formula="of:=T(IF([$тест3.AI98]=1;ORG.OPENOFFICE.STYLE(&quot;граница&quot;);ORG.OPENOFFICE.STYLE(&quot;Стандарт&quot;)))">
            <text:p/>
          </table:table-cell>
          <table:table-cell table:formula="of:=T(IF([$тест3.AJ98]=1;ORG.OPENOFFICE.STYLE(&quot;граница&quot;);ORG.OPENOFFICE.STYLE(&quot;Стандарт&quot;)))">
            <text:p/>
          </table:table-cell>
          <table:table-cell table:formula="of:=T(IF([$тест3.AK98]=1;ORG.OPENOFFICE.STYLE(&quot;граница&quot;);ORG.OPENOFFICE.STYLE(&quot;Стандарт&quot;)))">
            <text:p/>
          </table:table-cell>
          <table:table-cell table:formula="of:=T(IF([$тест3.AL98]=1;ORG.OPENOFFICE.STYLE(&quot;граница&quot;);ORG.OPENOFFICE.STYLE(&quot;Стандарт&quot;)))">
            <text:p/>
          </table:table-cell>
          <table:table-cell table:formula="of:=T(IF([$тест3.AM98]=1;ORG.OPENOFFICE.STYLE(&quot;граница&quot;);ORG.OPENOFFICE.STYLE(&quot;Стандарт&quot;)))">
            <text:p/>
          </table:table-cell>
          <table:table-cell table:formula="of:=T(IF([$тест3.AN98]=1;ORG.OPENOFFICE.STYLE(&quot;граница&quot;);ORG.OPENOFFICE.STYLE(&quot;Стандарт&quot;)))">
            <text:p/>
          </table:table-cell>
          <table:table-cell table:formula="of:=T(IF([$тест3.AO98]=1;ORG.OPENOFFICE.STYLE(&quot;граница&quot;);ORG.OPENOFFICE.STYLE(&quot;Стандарт&quot;)))">
            <text:p/>
          </table:table-cell>
          <table:table-cell table:formula="of:=T(IF([$тест3.AP98]=1;ORG.OPENOFFICE.STYLE(&quot;граница&quot;);ORG.OPENOFFICE.STYLE(&quot;Стандарт&quot;)))">
            <text:p/>
          </table:table-cell>
          <table:table-cell table:formula="of:=T(IF([$тест3.AQ98]=1;ORG.OPENOFFICE.STYLE(&quot;граница&quot;);ORG.OPENOFFICE.STYLE(&quot;Стандарт&quot;)))">
            <text:p/>
          </table:table-cell>
          <table:table-cell table:formula="of:=T(IF([$тест3.AR98]=1;ORG.OPENOFFICE.STYLE(&quot;граница&quot;);ORG.OPENOFFICE.STYLE(&quot;Стандарт&quot;)))">
            <text:p/>
          </table:table-cell>
          <table:table-cell table:formula="of:=T(IF([$тест3.AS98]=1;ORG.OPENOFFICE.STYLE(&quot;граница&quot;);ORG.OPENOFFICE.STYLE(&quot;Стандарт&quot;)))">
            <text:p/>
          </table:table-cell>
          <table:table-cell table:formula="of:=T(IF([$тест3.AT98]=1;ORG.OPENOFFICE.STYLE(&quot;граница&quot;);ORG.OPENOFFICE.STYLE(&quot;Стандарт&quot;)))">
            <text:p/>
          </table:table-cell>
          <table:table-cell table:formula="of:=T(IF([$тест3.AU98]=1;ORG.OPENOFFICE.STYLE(&quot;граница&quot;);ORG.OPENOFFICE.STYLE(&quot;Стандарт&quot;)))">
            <text:p/>
          </table:table-cell>
          <table:table-cell table:formula="of:=T(IF([$тест3.AV98]=1;ORG.OPENOFFICE.STYLE(&quot;граница&quot;);ORG.OPENOFFICE.STYLE(&quot;Стандарт&quot;)))">
            <text:p/>
          </table:table-cell>
          <table:table-cell table:formula="of:=T(IF([$тест3.AW98]=1;ORG.OPENOFFICE.STYLE(&quot;граница&quot;);ORG.OPENOFFICE.STYLE(&quot;Стандарт&quot;)))">
            <text:p/>
          </table:table-cell>
          <table:table-cell table:formula="of:=T(IF([$тест3.AX9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99]=1;ORG.OPENOFFICE.STYLE(&quot;граница&quot;);ORG.OPENOFFICE.STYLE(&quot;Стандарт&quot;)))">
            <text:p/>
          </table:table-cell>
          <table:table-cell table:formula="of:=T(IF([$тест3.C99]=1;ORG.OPENOFFICE.STYLE(&quot;граница&quot;);ORG.OPENOFFICE.STYLE(&quot;Стандарт&quot;)))">
            <text:p/>
          </table:table-cell>
          <table:table-cell table:formula="of:=T(IF([$тест3.D99]=1;ORG.OPENOFFICE.STYLE(&quot;граница&quot;);ORG.OPENOFFICE.STYLE(&quot;Стандарт&quot;)))">
            <text:p/>
          </table:table-cell>
          <table:table-cell table:formula="of:=T(IF([$тест3.E99]=1;ORG.OPENOFFICE.STYLE(&quot;граница&quot;);ORG.OPENOFFICE.STYLE(&quot;Стандарт&quot;)))">
            <text:p/>
          </table:table-cell>
          <table:table-cell table:formula="of:=T(IF([$тест3.F99]=1;ORG.OPENOFFICE.STYLE(&quot;граница&quot;);ORG.OPENOFFICE.STYLE(&quot;Стандарт&quot;)))">
            <text:p/>
          </table:table-cell>
          <table:table-cell table:formula="of:=T(IF([$тест3.G99]=1;ORG.OPENOFFICE.STYLE(&quot;граница&quot;);ORG.OPENOFFICE.STYLE(&quot;Стандарт&quot;)))">
            <text:p/>
          </table:table-cell>
          <table:table-cell table:formula="of:=T(IF([$тест3.H99]=1;ORG.OPENOFFICE.STYLE(&quot;граница&quot;);ORG.OPENOFFICE.STYLE(&quot;Стандарт&quot;)))">
            <text:p/>
          </table:table-cell>
          <table:table-cell table:formula="of:=T(IF([$тест3.I99]=1;ORG.OPENOFFICE.STYLE(&quot;граница&quot;);ORG.OPENOFFICE.STYLE(&quot;Стандарт&quot;)))">
            <text:p/>
          </table:table-cell>
          <table:table-cell table:formula="of:=T(IF([$тест3.J99]=1;ORG.OPENOFFICE.STYLE(&quot;граница&quot;);ORG.OPENOFFICE.STYLE(&quot;Стандарт&quot;)))">
            <text:p/>
          </table:table-cell>
          <table:table-cell table:formula="of:=T(IF([$тест3.K99]=1;ORG.OPENOFFICE.STYLE(&quot;граница&quot;);ORG.OPENOFFICE.STYLE(&quot;Стандарт&quot;)))">
            <text:p/>
          </table:table-cell>
          <table:table-cell table:formula="of:=T(IF([$тест3.L99]=1;ORG.OPENOFFICE.STYLE(&quot;граница&quot;);ORG.OPENOFFICE.STYLE(&quot;Стандарт&quot;)))">
            <text:p/>
          </table:table-cell>
          <table:table-cell table:formula="of:=T(IF([$тест3.M99]=1;ORG.OPENOFFICE.STYLE(&quot;граница&quot;);ORG.OPENOFFICE.STYLE(&quot;Стандарт&quot;)))">
            <text:p/>
          </table:table-cell>
          <table:table-cell table:formula="of:=T(IF([$тест3.N99]=1;ORG.OPENOFFICE.STYLE(&quot;граница&quot;);ORG.OPENOFFICE.STYLE(&quot;Стандарт&quot;)))">
            <text:p/>
          </table:table-cell>
          <table:table-cell table:formula="of:=T(IF([$тест3.O99]=1;ORG.OPENOFFICE.STYLE(&quot;граница&quot;);ORG.OPENOFFICE.STYLE(&quot;Стандарт&quot;)))">
            <text:p/>
          </table:table-cell>
          <table:table-cell table:formula="of:=T(IF([$тест3.P99]=1;ORG.OPENOFFICE.STYLE(&quot;граница&quot;);ORG.OPENOFFICE.STYLE(&quot;Стандарт&quot;)))">
            <text:p/>
          </table:table-cell>
          <table:table-cell table:formula="of:=T(IF([$тест3.Q99]=1;ORG.OPENOFFICE.STYLE(&quot;граница&quot;);ORG.OPENOFFICE.STYLE(&quot;Стандарт&quot;)))">
            <text:p/>
          </table:table-cell>
          <table:table-cell table:formula="of:=T(IF([$тест3.R99]=1;ORG.OPENOFFICE.STYLE(&quot;граница&quot;);ORG.OPENOFFICE.STYLE(&quot;Стандарт&quot;)))">
            <text:p/>
          </table:table-cell>
          <table:table-cell table:formula="of:=T(IF([$тест3.S99]=1;ORG.OPENOFFICE.STYLE(&quot;граница&quot;);ORG.OPENOFFICE.STYLE(&quot;Стандарт&quot;)))">
            <text:p/>
          </table:table-cell>
          <table:table-cell table:formula="of:=T(IF([$тест3.T99]=1;ORG.OPENOFFICE.STYLE(&quot;граница&quot;);ORG.OPENOFFICE.STYLE(&quot;Стандарт&quot;)))">
            <text:p/>
          </table:table-cell>
          <table:table-cell table:formula="of:=T(IF([$тест3.U99]=1;ORG.OPENOFFICE.STYLE(&quot;граница&quot;);ORG.OPENOFFICE.STYLE(&quot;Стандарт&quot;)))">
            <text:p/>
          </table:table-cell>
          <table:table-cell table:formula="of:=T(IF([$тест3.V99]=1;ORG.OPENOFFICE.STYLE(&quot;граница&quot;);ORG.OPENOFFICE.STYLE(&quot;Стандарт&quot;)))">
            <text:p/>
          </table:table-cell>
          <table:table-cell table:formula="of:=T(IF([$тест3.W99]=1;ORG.OPENOFFICE.STYLE(&quot;граница&quot;);ORG.OPENOFFICE.STYLE(&quot;Стандарт&quot;)))">
            <text:p/>
          </table:table-cell>
          <table:table-cell table:formula="of:=T(IF([$тест3.X99]=1;ORG.OPENOFFICE.STYLE(&quot;граница&quot;);ORG.OPENOFFICE.STYLE(&quot;Стандарт&quot;)))">
            <text:p/>
          </table:table-cell>
          <table:table-cell table:formula="of:=T(IF([$тест3.Y99]=1;ORG.OPENOFFICE.STYLE(&quot;граница&quot;);ORG.OPENOFFICE.STYLE(&quot;Стандарт&quot;)))">
            <text:p/>
          </table:table-cell>
          <table:table-cell table:formula="of:=T(IF([$тест3.Z99]=1;ORG.OPENOFFICE.STYLE(&quot;граница&quot;);ORG.OPENOFFICE.STYLE(&quot;Стандарт&quot;)))">
            <text:p/>
          </table:table-cell>
          <table:table-cell table:formula="of:=T(IF([$тест3.AA99]=1;ORG.OPENOFFICE.STYLE(&quot;граница&quot;);ORG.OPENOFFICE.STYLE(&quot;Стандарт&quot;)))">
            <text:p/>
          </table:table-cell>
          <table:table-cell table:formula="of:=T(IF([$тест3.AB99]=1;ORG.OPENOFFICE.STYLE(&quot;граница&quot;);ORG.OPENOFFICE.STYLE(&quot;Стандарт&quot;)))">
            <text:p/>
          </table:table-cell>
          <table:table-cell table:formula="of:=T(IF([$тест3.AC99]=1;ORG.OPENOFFICE.STYLE(&quot;граница&quot;);ORG.OPENOFFICE.STYLE(&quot;Стандарт&quot;)))">
            <text:p/>
          </table:table-cell>
          <table:table-cell table:formula="of:=T(IF([$тест3.AD99]=1;ORG.OPENOFFICE.STYLE(&quot;граница&quot;);ORG.OPENOFFICE.STYLE(&quot;Стандарт&quot;)))">
            <text:p/>
          </table:table-cell>
          <table:table-cell table:formula="of:=T(IF([$тест3.AE99]=1;ORG.OPENOFFICE.STYLE(&quot;граница&quot;);ORG.OPENOFFICE.STYLE(&quot;Стандарт&quot;)))">
            <text:p/>
          </table:table-cell>
          <table:table-cell table:formula="of:=T(IF([$тест3.AF99]=1;ORG.OPENOFFICE.STYLE(&quot;граница&quot;);ORG.OPENOFFICE.STYLE(&quot;Стандарт&quot;)))">
            <text:p/>
          </table:table-cell>
          <table:table-cell table:formula="of:=T(IF([$тест3.AG99]=1;ORG.OPENOFFICE.STYLE(&quot;граница&quot;);ORG.OPENOFFICE.STYLE(&quot;Стандарт&quot;)))">
            <text:p/>
          </table:table-cell>
          <table:table-cell table:formula="of:=T(IF([$тест3.AH99]=1;ORG.OPENOFFICE.STYLE(&quot;граница&quot;);ORG.OPENOFFICE.STYLE(&quot;Стандарт&quot;)))">
            <text:p/>
          </table:table-cell>
          <table:table-cell table:formula="of:=T(IF([$тест3.AI99]=1;ORG.OPENOFFICE.STYLE(&quot;граница&quot;);ORG.OPENOFFICE.STYLE(&quot;Стандарт&quot;)))">
            <text:p/>
          </table:table-cell>
          <table:table-cell table:formula="of:=T(IF([$тест3.AJ99]=1;ORG.OPENOFFICE.STYLE(&quot;граница&quot;);ORG.OPENOFFICE.STYLE(&quot;Стандарт&quot;)))">
            <text:p/>
          </table:table-cell>
          <table:table-cell table:formula="of:=T(IF([$тест3.AK99]=1;ORG.OPENOFFICE.STYLE(&quot;граница&quot;);ORG.OPENOFFICE.STYLE(&quot;Стандарт&quot;)))">
            <text:p/>
          </table:table-cell>
          <table:table-cell table:formula="of:=T(IF([$тест3.AL99]=1;ORG.OPENOFFICE.STYLE(&quot;граница&quot;);ORG.OPENOFFICE.STYLE(&quot;Стандарт&quot;)))">
            <text:p/>
          </table:table-cell>
          <table:table-cell table:formula="of:=T(IF([$тест3.AM99]=1;ORG.OPENOFFICE.STYLE(&quot;граница&quot;);ORG.OPENOFFICE.STYLE(&quot;Стандарт&quot;)))">
            <text:p/>
          </table:table-cell>
          <table:table-cell table:formula="of:=T(IF([$тест3.AN99]=1;ORG.OPENOFFICE.STYLE(&quot;граница&quot;);ORG.OPENOFFICE.STYLE(&quot;Стандарт&quot;)))">
            <text:p/>
          </table:table-cell>
          <table:table-cell table:formula="of:=T(IF([$тест3.AO99]=1;ORG.OPENOFFICE.STYLE(&quot;граница&quot;);ORG.OPENOFFICE.STYLE(&quot;Стандарт&quot;)))">
            <text:p/>
          </table:table-cell>
          <table:table-cell table:formula="of:=T(IF([$тест3.AP99]=1;ORG.OPENOFFICE.STYLE(&quot;граница&quot;);ORG.OPENOFFICE.STYLE(&quot;Стандарт&quot;)))">
            <text:p/>
          </table:table-cell>
          <table:table-cell table:formula="of:=T(IF([$тест3.AQ99]=1;ORG.OPENOFFICE.STYLE(&quot;граница&quot;);ORG.OPENOFFICE.STYLE(&quot;Стандарт&quot;)))">
            <text:p/>
          </table:table-cell>
          <table:table-cell table:formula="of:=T(IF([$тест3.AR99]=1;ORG.OPENOFFICE.STYLE(&quot;граница&quot;);ORG.OPENOFFICE.STYLE(&quot;Стандарт&quot;)))">
            <text:p/>
          </table:table-cell>
          <table:table-cell table:formula="of:=T(IF([$тест3.AS99]=1;ORG.OPENOFFICE.STYLE(&quot;граница&quot;);ORG.OPENOFFICE.STYLE(&quot;Стандарт&quot;)))">
            <text:p/>
          </table:table-cell>
          <table:table-cell table:formula="of:=T(IF([$тест3.AT99]=1;ORG.OPENOFFICE.STYLE(&quot;граница&quot;);ORG.OPENOFFICE.STYLE(&quot;Стандарт&quot;)))">
            <text:p/>
          </table:table-cell>
          <table:table-cell table:formula="of:=T(IF([$тест3.AU99]=1;ORG.OPENOFFICE.STYLE(&quot;граница&quot;);ORG.OPENOFFICE.STYLE(&quot;Стандарт&quot;)))">
            <text:p/>
          </table:table-cell>
          <table:table-cell table:formula="of:=T(IF([$тест3.AV99]=1;ORG.OPENOFFICE.STYLE(&quot;граница&quot;);ORG.OPENOFFICE.STYLE(&quot;Стандарт&quot;)))">
            <text:p/>
          </table:table-cell>
          <table:table-cell table:formula="of:=T(IF([$тест3.AW99]=1;ORG.OPENOFFICE.STYLE(&quot;граница&quot;);ORG.OPENOFFICE.STYLE(&quot;Стандарт&quot;)))">
            <text:p/>
          </table:table-cell>
          <table:table-cell table:formula="of:=T(IF([$тест3.AX9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0]=1;ORG.OPENOFFICE.STYLE(&quot;граница&quot;);ORG.OPENOFFICE.STYLE(&quot;Стандарт&quot;)))">
            <text:p/>
          </table:table-cell>
          <table:table-cell table:formula="of:=T(IF([$тест3.C100]=1;ORG.OPENOFFICE.STYLE(&quot;граница&quot;);ORG.OPENOFFICE.STYLE(&quot;Стандарт&quot;)))">
            <text:p/>
          </table:table-cell>
          <table:table-cell table:formula="of:=T(IF([$тест3.D100]=1;ORG.OPENOFFICE.STYLE(&quot;граница&quot;);ORG.OPENOFFICE.STYLE(&quot;Стандарт&quot;)))">
            <text:p/>
          </table:table-cell>
          <table:table-cell table:formula="of:=T(IF([$тест3.E100]=1;ORG.OPENOFFICE.STYLE(&quot;граница&quot;);ORG.OPENOFFICE.STYLE(&quot;Стандарт&quot;)))">
            <text:p/>
          </table:table-cell>
          <table:table-cell table:formula="of:=T(IF([$тест3.F100]=1;ORG.OPENOFFICE.STYLE(&quot;граница&quot;);ORG.OPENOFFICE.STYLE(&quot;Стандарт&quot;)))">
            <text:p/>
          </table:table-cell>
          <table:table-cell table:formula="of:=T(IF([$тест3.G100]=1;ORG.OPENOFFICE.STYLE(&quot;граница&quot;);ORG.OPENOFFICE.STYLE(&quot;Стандарт&quot;)))">
            <text:p/>
          </table:table-cell>
          <table:table-cell table:formula="of:=T(IF([$тест3.H100]=1;ORG.OPENOFFICE.STYLE(&quot;граница&quot;);ORG.OPENOFFICE.STYLE(&quot;Стандарт&quot;)))">
            <text:p/>
          </table:table-cell>
          <table:table-cell table:formula="of:=T(IF([$тест3.I100]=1;ORG.OPENOFFICE.STYLE(&quot;граница&quot;);ORG.OPENOFFICE.STYLE(&quot;Стандарт&quot;)))">
            <text:p/>
          </table:table-cell>
          <table:table-cell table:formula="of:=T(IF([$тест3.J100]=1;ORG.OPENOFFICE.STYLE(&quot;граница&quot;);ORG.OPENOFFICE.STYLE(&quot;Стандарт&quot;)))">
            <text:p/>
          </table:table-cell>
          <table:table-cell table:formula="of:=T(IF([$тест3.K100]=1;ORG.OPENOFFICE.STYLE(&quot;граница&quot;);ORG.OPENOFFICE.STYLE(&quot;Стандарт&quot;)))">
            <text:p/>
          </table:table-cell>
          <table:table-cell table:formula="of:=T(IF([$тест3.L100]=1;ORG.OPENOFFICE.STYLE(&quot;граница&quot;);ORG.OPENOFFICE.STYLE(&quot;Стандарт&quot;)))">
            <text:p/>
          </table:table-cell>
          <table:table-cell table:formula="of:=T(IF([$тест3.M100]=1;ORG.OPENOFFICE.STYLE(&quot;граница&quot;);ORG.OPENOFFICE.STYLE(&quot;Стандарт&quot;)))">
            <text:p/>
          </table:table-cell>
          <table:table-cell table:formula="of:=T(IF([$тест3.N100]=1;ORG.OPENOFFICE.STYLE(&quot;граница&quot;);ORG.OPENOFFICE.STYLE(&quot;Стандарт&quot;)))">
            <text:p/>
          </table:table-cell>
          <table:table-cell table:formula="of:=T(IF([$тест3.O100]=1;ORG.OPENOFFICE.STYLE(&quot;граница&quot;);ORG.OPENOFFICE.STYLE(&quot;Стандарт&quot;)))">
            <text:p/>
          </table:table-cell>
          <table:table-cell table:formula="of:=T(IF([$тест3.P100]=1;ORG.OPENOFFICE.STYLE(&quot;граница&quot;);ORG.OPENOFFICE.STYLE(&quot;Стандарт&quot;)))">
            <text:p/>
          </table:table-cell>
          <table:table-cell table:formula="of:=T(IF([$тест3.Q100]=1;ORG.OPENOFFICE.STYLE(&quot;граница&quot;);ORG.OPENOFFICE.STYLE(&quot;Стандарт&quot;)))">
            <text:p/>
          </table:table-cell>
          <table:table-cell table:formula="of:=T(IF([$тест3.R100]=1;ORG.OPENOFFICE.STYLE(&quot;граница&quot;);ORG.OPENOFFICE.STYLE(&quot;Стандарт&quot;)))">
            <text:p/>
          </table:table-cell>
          <table:table-cell table:formula="of:=T(IF([$тест3.S100]=1;ORG.OPENOFFICE.STYLE(&quot;граница&quot;);ORG.OPENOFFICE.STYLE(&quot;Стандарт&quot;)))">
            <text:p/>
          </table:table-cell>
          <table:table-cell table:formula="of:=T(IF([$тест3.T100]=1;ORG.OPENOFFICE.STYLE(&quot;граница&quot;);ORG.OPENOFFICE.STYLE(&quot;Стандарт&quot;)))">
            <text:p/>
          </table:table-cell>
          <table:table-cell table:formula="of:=T(IF([$тест3.U100]=1;ORG.OPENOFFICE.STYLE(&quot;граница&quot;);ORG.OPENOFFICE.STYLE(&quot;Стандарт&quot;)))">
            <text:p/>
          </table:table-cell>
          <table:table-cell table:formula="of:=T(IF([$тест3.V100]=1;ORG.OPENOFFICE.STYLE(&quot;граница&quot;);ORG.OPENOFFICE.STYLE(&quot;Стандарт&quot;)))">
            <text:p/>
          </table:table-cell>
          <table:table-cell table:formula="of:=T(IF([$тест3.W100]=1;ORG.OPENOFFICE.STYLE(&quot;граница&quot;);ORG.OPENOFFICE.STYLE(&quot;Стандарт&quot;)))">
            <text:p/>
          </table:table-cell>
          <table:table-cell table:formula="of:=T(IF([$тест3.X100]=1;ORG.OPENOFFICE.STYLE(&quot;граница&quot;);ORG.OPENOFFICE.STYLE(&quot;Стандарт&quot;)))">
            <text:p/>
          </table:table-cell>
          <table:table-cell table:formula="of:=T(IF([$тест3.Y100]=1;ORG.OPENOFFICE.STYLE(&quot;граница&quot;);ORG.OPENOFFICE.STYLE(&quot;Стандарт&quot;)))">
            <text:p/>
          </table:table-cell>
          <table:table-cell table:formula="of:=T(IF([$тест3.Z100]=1;ORG.OPENOFFICE.STYLE(&quot;граница&quot;);ORG.OPENOFFICE.STYLE(&quot;Стандарт&quot;)))">
            <text:p/>
          </table:table-cell>
          <table:table-cell table:formula="of:=T(IF([$тест3.AA100]=1;ORG.OPENOFFICE.STYLE(&quot;граница&quot;);ORG.OPENOFFICE.STYLE(&quot;Стандарт&quot;)))">
            <text:p/>
          </table:table-cell>
          <table:table-cell table:formula="of:=T(IF([$тест3.AB100]=1;ORG.OPENOFFICE.STYLE(&quot;граница&quot;);ORG.OPENOFFICE.STYLE(&quot;Стандарт&quot;)))">
            <text:p/>
          </table:table-cell>
          <table:table-cell table:formula="of:=T(IF([$тест3.AC100]=1;ORG.OPENOFFICE.STYLE(&quot;граница&quot;);ORG.OPENOFFICE.STYLE(&quot;Стандарт&quot;)))">
            <text:p/>
          </table:table-cell>
          <table:table-cell table:formula="of:=T(IF([$тест3.AD100]=1;ORG.OPENOFFICE.STYLE(&quot;граница&quot;);ORG.OPENOFFICE.STYLE(&quot;Стандарт&quot;)))">
            <text:p/>
          </table:table-cell>
          <table:table-cell table:formula="of:=T(IF([$тест3.AE100]=1;ORG.OPENOFFICE.STYLE(&quot;граница&quot;);ORG.OPENOFFICE.STYLE(&quot;Стандарт&quot;)))">
            <text:p/>
          </table:table-cell>
          <table:table-cell table:formula="of:=T(IF([$тест3.AF100]=1;ORG.OPENOFFICE.STYLE(&quot;граница&quot;);ORG.OPENOFFICE.STYLE(&quot;Стандарт&quot;)))">
            <text:p/>
          </table:table-cell>
          <table:table-cell table:formula="of:=T(IF([$тест3.AG100]=1;ORG.OPENOFFICE.STYLE(&quot;граница&quot;);ORG.OPENOFFICE.STYLE(&quot;Стандарт&quot;)))">
            <text:p/>
          </table:table-cell>
          <table:table-cell table:formula="of:=T(IF([$тест3.AH100]=1;ORG.OPENOFFICE.STYLE(&quot;граница&quot;);ORG.OPENOFFICE.STYLE(&quot;Стандарт&quot;)))">
            <text:p/>
          </table:table-cell>
          <table:table-cell table:formula="of:=T(IF([$тест3.AI100]=1;ORG.OPENOFFICE.STYLE(&quot;граница&quot;);ORG.OPENOFFICE.STYLE(&quot;Стандарт&quot;)))">
            <text:p/>
          </table:table-cell>
          <table:table-cell table:formula="of:=T(IF([$тест3.AJ100]=1;ORG.OPENOFFICE.STYLE(&quot;граница&quot;);ORG.OPENOFFICE.STYLE(&quot;Стандарт&quot;)))">
            <text:p/>
          </table:table-cell>
          <table:table-cell table:formula="of:=T(IF([$тест3.AK100]=1;ORG.OPENOFFICE.STYLE(&quot;граница&quot;);ORG.OPENOFFICE.STYLE(&quot;Стандарт&quot;)))">
            <text:p/>
          </table:table-cell>
          <table:table-cell table:formula="of:=T(IF([$тест3.AL100]=1;ORG.OPENOFFICE.STYLE(&quot;граница&quot;);ORG.OPENOFFICE.STYLE(&quot;Стандарт&quot;)))">
            <text:p/>
          </table:table-cell>
          <table:table-cell table:formula="of:=T(IF([$тест3.AM100]=1;ORG.OPENOFFICE.STYLE(&quot;граница&quot;);ORG.OPENOFFICE.STYLE(&quot;Стандарт&quot;)))">
            <text:p/>
          </table:table-cell>
          <table:table-cell table:formula="of:=T(IF([$тест3.AN100]=1;ORG.OPENOFFICE.STYLE(&quot;граница&quot;);ORG.OPENOFFICE.STYLE(&quot;Стандарт&quot;)))">
            <text:p/>
          </table:table-cell>
          <table:table-cell table:formula="of:=T(IF([$тест3.AO100]=1;ORG.OPENOFFICE.STYLE(&quot;граница&quot;);ORG.OPENOFFICE.STYLE(&quot;Стандарт&quot;)))">
            <text:p/>
          </table:table-cell>
          <table:table-cell table:formula="of:=T(IF([$тест3.AP100]=1;ORG.OPENOFFICE.STYLE(&quot;граница&quot;);ORG.OPENOFFICE.STYLE(&quot;Стандарт&quot;)))">
            <text:p/>
          </table:table-cell>
          <table:table-cell table:formula="of:=T(IF([$тест3.AQ100]=1;ORG.OPENOFFICE.STYLE(&quot;граница&quot;);ORG.OPENOFFICE.STYLE(&quot;Стандарт&quot;)))">
            <text:p/>
          </table:table-cell>
          <table:table-cell table:formula="of:=T(IF([$тест3.AR100]=1;ORG.OPENOFFICE.STYLE(&quot;граница&quot;);ORG.OPENOFFICE.STYLE(&quot;Стандарт&quot;)))">
            <text:p/>
          </table:table-cell>
          <table:table-cell table:formula="of:=T(IF([$тест3.AS100]=1;ORG.OPENOFFICE.STYLE(&quot;граница&quot;);ORG.OPENOFFICE.STYLE(&quot;Стандарт&quot;)))">
            <text:p/>
          </table:table-cell>
          <table:table-cell table:formula="of:=T(IF([$тест3.AT100]=1;ORG.OPENOFFICE.STYLE(&quot;граница&quot;);ORG.OPENOFFICE.STYLE(&quot;Стандарт&quot;)))">
            <text:p/>
          </table:table-cell>
          <table:table-cell table:formula="of:=T(IF([$тест3.AU100]=1;ORG.OPENOFFICE.STYLE(&quot;граница&quot;);ORG.OPENOFFICE.STYLE(&quot;Стандарт&quot;)))">
            <text:p/>
          </table:table-cell>
          <table:table-cell table:formula="of:=T(IF([$тест3.AV100]=1;ORG.OPENOFFICE.STYLE(&quot;граница&quot;);ORG.OPENOFFICE.STYLE(&quot;Стандарт&quot;)))">
            <text:p/>
          </table:table-cell>
          <table:table-cell table:formula="of:=T(IF([$тест3.AW100]=1;ORG.OPENOFFICE.STYLE(&quot;граница&quot;);ORG.OPENOFFICE.STYLE(&quot;Стандарт&quot;)))">
            <text:p/>
          </table:table-cell>
          <table:table-cell table:formula="of:=T(IF([$тест3.AX10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1]=1;ORG.OPENOFFICE.STYLE(&quot;граница&quot;);ORG.OPENOFFICE.STYLE(&quot;Стандарт&quot;)))">
            <text:p/>
          </table:table-cell>
          <table:table-cell table:formula="of:=T(IF([$тест3.C101]=1;ORG.OPENOFFICE.STYLE(&quot;граница&quot;);ORG.OPENOFFICE.STYLE(&quot;Стандарт&quot;)))">
            <text:p/>
          </table:table-cell>
          <table:table-cell table:formula="of:=T(IF([$тест3.D101]=1;ORG.OPENOFFICE.STYLE(&quot;граница&quot;);ORG.OPENOFFICE.STYLE(&quot;Стандарт&quot;)))">
            <text:p/>
          </table:table-cell>
          <table:table-cell table:formula="of:=T(IF([$тест3.E101]=1;ORG.OPENOFFICE.STYLE(&quot;граница&quot;);ORG.OPENOFFICE.STYLE(&quot;Стандарт&quot;)))">
            <text:p/>
          </table:table-cell>
          <table:table-cell table:formula="of:=T(IF([$тест3.F101]=1;ORG.OPENOFFICE.STYLE(&quot;граница&quot;);ORG.OPENOFFICE.STYLE(&quot;Стандарт&quot;)))">
            <text:p/>
          </table:table-cell>
          <table:table-cell table:formula="of:=T(IF([$тест3.G101]=1;ORG.OPENOFFICE.STYLE(&quot;граница&quot;);ORG.OPENOFFICE.STYLE(&quot;Стандарт&quot;)))">
            <text:p/>
          </table:table-cell>
          <table:table-cell table:formula="of:=T(IF([$тест3.H101]=1;ORG.OPENOFFICE.STYLE(&quot;граница&quot;);ORG.OPENOFFICE.STYLE(&quot;Стандарт&quot;)))">
            <text:p/>
          </table:table-cell>
          <table:table-cell table:formula="of:=T(IF([$тест3.I101]=1;ORG.OPENOFFICE.STYLE(&quot;граница&quot;);ORG.OPENOFFICE.STYLE(&quot;Стандарт&quot;)))">
            <text:p/>
          </table:table-cell>
          <table:table-cell table:formula="of:=T(IF([$тест3.J101]=1;ORG.OPENOFFICE.STYLE(&quot;граница&quot;);ORG.OPENOFFICE.STYLE(&quot;Стандарт&quot;)))">
            <text:p/>
          </table:table-cell>
          <table:table-cell table:formula="of:=T(IF([$тест3.K101]=1;ORG.OPENOFFICE.STYLE(&quot;граница&quot;);ORG.OPENOFFICE.STYLE(&quot;Стандарт&quot;)))">
            <text:p/>
          </table:table-cell>
          <table:table-cell table:formula="of:=T(IF([$тест3.L101]=1;ORG.OPENOFFICE.STYLE(&quot;граница&quot;);ORG.OPENOFFICE.STYLE(&quot;Стандарт&quot;)))">
            <text:p/>
          </table:table-cell>
          <table:table-cell table:formula="of:=T(IF([$тест3.M101]=1;ORG.OPENOFFICE.STYLE(&quot;граница&quot;);ORG.OPENOFFICE.STYLE(&quot;Стандарт&quot;)))">
            <text:p/>
          </table:table-cell>
          <table:table-cell table:formula="of:=T(IF([$тест3.N101]=1;ORG.OPENOFFICE.STYLE(&quot;граница&quot;);ORG.OPENOFFICE.STYLE(&quot;Стандарт&quot;)))">
            <text:p/>
          </table:table-cell>
          <table:table-cell table:formula="of:=T(IF([$тест3.O101]=1;ORG.OPENOFFICE.STYLE(&quot;граница&quot;);ORG.OPENOFFICE.STYLE(&quot;Стандарт&quot;)))">
            <text:p/>
          </table:table-cell>
          <table:table-cell table:formula="of:=T(IF([$тест3.P101]=1;ORG.OPENOFFICE.STYLE(&quot;граница&quot;);ORG.OPENOFFICE.STYLE(&quot;Стандарт&quot;)))">
            <text:p/>
          </table:table-cell>
          <table:table-cell table:formula="of:=T(IF([$тест3.Q101]=1;ORG.OPENOFFICE.STYLE(&quot;граница&quot;);ORG.OPENOFFICE.STYLE(&quot;Стандарт&quot;)))">
            <text:p/>
          </table:table-cell>
          <table:table-cell table:formula="of:=T(IF([$тест3.R101]=1;ORG.OPENOFFICE.STYLE(&quot;граница&quot;);ORG.OPENOFFICE.STYLE(&quot;Стандарт&quot;)))">
            <text:p/>
          </table:table-cell>
          <table:table-cell table:formula="of:=T(IF([$тест3.S101]=1;ORG.OPENOFFICE.STYLE(&quot;граница&quot;);ORG.OPENOFFICE.STYLE(&quot;Стандарт&quot;)))">
            <text:p/>
          </table:table-cell>
          <table:table-cell table:formula="of:=T(IF([$тест3.T101]=1;ORG.OPENOFFICE.STYLE(&quot;граница&quot;);ORG.OPENOFFICE.STYLE(&quot;Стандарт&quot;)))">
            <text:p/>
          </table:table-cell>
          <table:table-cell table:formula="of:=T(IF([$тест3.U101]=1;ORG.OPENOFFICE.STYLE(&quot;граница&quot;);ORG.OPENOFFICE.STYLE(&quot;Стандарт&quot;)))">
            <text:p/>
          </table:table-cell>
          <table:table-cell table:formula="of:=T(IF([$тест3.V101]=1;ORG.OPENOFFICE.STYLE(&quot;граница&quot;);ORG.OPENOFFICE.STYLE(&quot;Стандарт&quot;)))">
            <text:p/>
          </table:table-cell>
          <table:table-cell table:formula="of:=T(IF([$тест3.W101]=1;ORG.OPENOFFICE.STYLE(&quot;граница&quot;);ORG.OPENOFFICE.STYLE(&quot;Стандарт&quot;)))">
            <text:p/>
          </table:table-cell>
          <table:table-cell table:formula="of:=T(IF([$тест3.X101]=1;ORG.OPENOFFICE.STYLE(&quot;граница&quot;);ORG.OPENOFFICE.STYLE(&quot;Стандарт&quot;)))">
            <text:p/>
          </table:table-cell>
          <table:table-cell table:formula="of:=T(IF([$тест3.Y101]=1;ORG.OPENOFFICE.STYLE(&quot;граница&quot;);ORG.OPENOFFICE.STYLE(&quot;Стандарт&quot;)))">
            <text:p/>
          </table:table-cell>
          <table:table-cell table:formula="of:=T(IF([$тест3.Z101]=1;ORG.OPENOFFICE.STYLE(&quot;граница&quot;);ORG.OPENOFFICE.STYLE(&quot;Стандарт&quot;)))">
            <text:p/>
          </table:table-cell>
          <table:table-cell table:formula="of:=T(IF([$тест3.AA101]=1;ORG.OPENOFFICE.STYLE(&quot;граница&quot;);ORG.OPENOFFICE.STYLE(&quot;Стандарт&quot;)))">
            <text:p/>
          </table:table-cell>
          <table:table-cell table:formula="of:=T(IF([$тест3.AB101]=1;ORG.OPENOFFICE.STYLE(&quot;граница&quot;);ORG.OPENOFFICE.STYLE(&quot;Стандарт&quot;)))">
            <text:p/>
          </table:table-cell>
          <table:table-cell table:formula="of:=T(IF([$тест3.AC101]=1;ORG.OPENOFFICE.STYLE(&quot;граница&quot;);ORG.OPENOFFICE.STYLE(&quot;Стандарт&quot;)))">
            <text:p/>
          </table:table-cell>
          <table:table-cell table:formula="of:=T(IF([$тест3.AD101]=1;ORG.OPENOFFICE.STYLE(&quot;граница&quot;);ORG.OPENOFFICE.STYLE(&quot;Стандарт&quot;)))">
            <text:p/>
          </table:table-cell>
          <table:table-cell table:formula="of:=T(IF([$тест3.AE101]=1;ORG.OPENOFFICE.STYLE(&quot;граница&quot;);ORG.OPENOFFICE.STYLE(&quot;Стандарт&quot;)))">
            <text:p/>
          </table:table-cell>
          <table:table-cell table:formula="of:=T(IF([$тест3.AF101]=1;ORG.OPENOFFICE.STYLE(&quot;граница&quot;);ORG.OPENOFFICE.STYLE(&quot;Стандарт&quot;)))">
            <text:p/>
          </table:table-cell>
          <table:table-cell table:formula="of:=T(IF([$тест3.AG101]=1;ORG.OPENOFFICE.STYLE(&quot;граница&quot;);ORG.OPENOFFICE.STYLE(&quot;Стандарт&quot;)))">
            <text:p/>
          </table:table-cell>
          <table:table-cell table:formula="of:=T(IF([$тест3.AH101]=1;ORG.OPENOFFICE.STYLE(&quot;граница&quot;);ORG.OPENOFFICE.STYLE(&quot;Стандарт&quot;)))">
            <text:p/>
          </table:table-cell>
          <table:table-cell table:formula="of:=T(IF([$тест3.AI101]=1;ORG.OPENOFFICE.STYLE(&quot;граница&quot;);ORG.OPENOFFICE.STYLE(&quot;Стандарт&quot;)))">
            <text:p/>
          </table:table-cell>
          <table:table-cell table:formula="of:=T(IF([$тест3.AJ101]=1;ORG.OPENOFFICE.STYLE(&quot;граница&quot;);ORG.OPENOFFICE.STYLE(&quot;Стандарт&quot;)))">
            <text:p/>
          </table:table-cell>
          <table:table-cell table:formula="of:=T(IF([$тест3.AK101]=1;ORG.OPENOFFICE.STYLE(&quot;граница&quot;);ORG.OPENOFFICE.STYLE(&quot;Стандарт&quot;)))">
            <text:p/>
          </table:table-cell>
          <table:table-cell table:formula="of:=T(IF([$тест3.AL101]=1;ORG.OPENOFFICE.STYLE(&quot;граница&quot;);ORG.OPENOFFICE.STYLE(&quot;Стандарт&quot;)))">
            <text:p/>
          </table:table-cell>
          <table:table-cell table:formula="of:=T(IF([$тест3.AM101]=1;ORG.OPENOFFICE.STYLE(&quot;граница&quot;);ORG.OPENOFFICE.STYLE(&quot;Стандарт&quot;)))">
            <text:p/>
          </table:table-cell>
          <table:table-cell table:formula="of:=T(IF([$тест3.AN101]=1;ORG.OPENOFFICE.STYLE(&quot;граница&quot;);ORG.OPENOFFICE.STYLE(&quot;Стандарт&quot;)))">
            <text:p/>
          </table:table-cell>
          <table:table-cell table:formula="of:=T(IF([$тест3.AO101]=1;ORG.OPENOFFICE.STYLE(&quot;граница&quot;);ORG.OPENOFFICE.STYLE(&quot;Стандарт&quot;)))">
            <text:p/>
          </table:table-cell>
          <table:table-cell table:formula="of:=T(IF([$тест3.AP101]=1;ORG.OPENOFFICE.STYLE(&quot;граница&quot;);ORG.OPENOFFICE.STYLE(&quot;Стандарт&quot;)))">
            <text:p/>
          </table:table-cell>
          <table:table-cell table:formula="of:=T(IF([$тест3.AQ101]=1;ORG.OPENOFFICE.STYLE(&quot;граница&quot;);ORG.OPENOFFICE.STYLE(&quot;Стандарт&quot;)))">
            <text:p/>
          </table:table-cell>
          <table:table-cell table:formula="of:=T(IF([$тест3.AR101]=1;ORG.OPENOFFICE.STYLE(&quot;граница&quot;);ORG.OPENOFFICE.STYLE(&quot;Стандарт&quot;)))">
            <text:p/>
          </table:table-cell>
          <table:table-cell table:formula="of:=T(IF([$тест3.AS101]=1;ORG.OPENOFFICE.STYLE(&quot;граница&quot;);ORG.OPENOFFICE.STYLE(&quot;Стандарт&quot;)))">
            <text:p/>
          </table:table-cell>
          <table:table-cell table:formula="of:=T(IF([$тест3.AT101]=1;ORG.OPENOFFICE.STYLE(&quot;граница&quot;);ORG.OPENOFFICE.STYLE(&quot;Стандарт&quot;)))">
            <text:p/>
          </table:table-cell>
          <table:table-cell table:formula="of:=T(IF([$тест3.AU101]=1;ORG.OPENOFFICE.STYLE(&quot;граница&quot;);ORG.OPENOFFICE.STYLE(&quot;Стандарт&quot;)))">
            <text:p/>
          </table:table-cell>
          <table:table-cell table:formula="of:=T(IF([$тест3.AV101]=1;ORG.OPENOFFICE.STYLE(&quot;граница&quot;);ORG.OPENOFFICE.STYLE(&quot;Стандарт&quot;)))">
            <text:p/>
          </table:table-cell>
          <table:table-cell table:formula="of:=T(IF([$тест3.AW101]=1;ORG.OPENOFFICE.STYLE(&quot;граница&quot;);ORG.OPENOFFICE.STYLE(&quot;Стандарт&quot;)))">
            <text:p/>
          </table:table-cell>
          <table:table-cell table:formula="of:=T(IF([$тест3.AX10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2]=1;ORG.OPENOFFICE.STYLE(&quot;граница&quot;);ORG.OPENOFFICE.STYLE(&quot;Стандарт&quot;)))">
            <text:p/>
          </table:table-cell>
          <table:table-cell table:formula="of:=T(IF([$тест3.C102]=1;ORG.OPENOFFICE.STYLE(&quot;граница&quot;);ORG.OPENOFFICE.STYLE(&quot;Стандарт&quot;)))">
            <text:p/>
          </table:table-cell>
          <table:table-cell table:formula="of:=T(IF([$тест3.D102]=1;ORG.OPENOFFICE.STYLE(&quot;граница&quot;);ORG.OPENOFFICE.STYLE(&quot;Стандарт&quot;)))">
            <text:p/>
          </table:table-cell>
          <table:table-cell table:formula="of:=T(IF([$тест3.E102]=1;ORG.OPENOFFICE.STYLE(&quot;граница&quot;);ORG.OPENOFFICE.STYLE(&quot;Стандарт&quot;)))">
            <text:p/>
          </table:table-cell>
          <table:table-cell table:formula="of:=T(IF([$тест3.F102]=1;ORG.OPENOFFICE.STYLE(&quot;граница&quot;);ORG.OPENOFFICE.STYLE(&quot;Стандарт&quot;)))">
            <text:p/>
          </table:table-cell>
          <table:table-cell table:formula="of:=T(IF([$тест3.G102]=1;ORG.OPENOFFICE.STYLE(&quot;граница&quot;);ORG.OPENOFFICE.STYLE(&quot;Стандарт&quot;)))">
            <text:p/>
          </table:table-cell>
          <table:table-cell table:formula="of:=T(IF([$тест3.H102]=1;ORG.OPENOFFICE.STYLE(&quot;граница&quot;);ORG.OPENOFFICE.STYLE(&quot;Стандарт&quot;)))">
            <text:p/>
          </table:table-cell>
          <table:table-cell table:formula="of:=T(IF([$тест3.I102]=1;ORG.OPENOFFICE.STYLE(&quot;граница&quot;);ORG.OPENOFFICE.STYLE(&quot;Стандарт&quot;)))">
            <text:p/>
          </table:table-cell>
          <table:table-cell table:formula="of:=T(IF([$тест3.J102]=1;ORG.OPENOFFICE.STYLE(&quot;граница&quot;);ORG.OPENOFFICE.STYLE(&quot;Стандарт&quot;)))">
            <text:p/>
          </table:table-cell>
          <table:table-cell table:formula="of:=T(IF([$тест3.K102]=1;ORG.OPENOFFICE.STYLE(&quot;граница&quot;);ORG.OPENOFFICE.STYLE(&quot;Стандарт&quot;)))">
            <text:p/>
          </table:table-cell>
          <table:table-cell table:formula="of:=T(IF([$тест3.L102]=1;ORG.OPENOFFICE.STYLE(&quot;граница&quot;);ORG.OPENOFFICE.STYLE(&quot;Стандарт&quot;)))">
            <text:p/>
          </table:table-cell>
          <table:table-cell table:formula="of:=T(IF([$тест3.M102]=1;ORG.OPENOFFICE.STYLE(&quot;граница&quot;);ORG.OPENOFFICE.STYLE(&quot;Стандарт&quot;)))">
            <text:p/>
          </table:table-cell>
          <table:table-cell table:formula="of:=T(IF([$тест3.N102]=1;ORG.OPENOFFICE.STYLE(&quot;граница&quot;);ORG.OPENOFFICE.STYLE(&quot;Стандарт&quot;)))">
            <text:p/>
          </table:table-cell>
          <table:table-cell table:formula="of:=T(IF([$тест3.O102]=1;ORG.OPENOFFICE.STYLE(&quot;граница&quot;);ORG.OPENOFFICE.STYLE(&quot;Стандарт&quot;)))">
            <text:p/>
          </table:table-cell>
          <table:table-cell table:formula="of:=T(IF([$тест3.P102]=1;ORG.OPENOFFICE.STYLE(&quot;граница&quot;);ORG.OPENOFFICE.STYLE(&quot;Стандарт&quot;)))">
            <text:p/>
          </table:table-cell>
          <table:table-cell table:formula="of:=T(IF([$тест3.Q102]=1;ORG.OPENOFFICE.STYLE(&quot;граница&quot;);ORG.OPENOFFICE.STYLE(&quot;Стандарт&quot;)))">
            <text:p/>
          </table:table-cell>
          <table:table-cell table:formula="of:=T(IF([$тест3.R102]=1;ORG.OPENOFFICE.STYLE(&quot;граница&quot;);ORG.OPENOFFICE.STYLE(&quot;Стандарт&quot;)))">
            <text:p/>
          </table:table-cell>
          <table:table-cell table:formula="of:=T(IF([$тест3.S102]=1;ORG.OPENOFFICE.STYLE(&quot;граница&quot;);ORG.OPENOFFICE.STYLE(&quot;Стандарт&quot;)))">
            <text:p/>
          </table:table-cell>
          <table:table-cell table:formula="of:=T(IF([$тест3.T102]=1;ORG.OPENOFFICE.STYLE(&quot;граница&quot;);ORG.OPENOFFICE.STYLE(&quot;Стандарт&quot;)))">
            <text:p/>
          </table:table-cell>
          <table:table-cell table:formula="of:=T(IF([$тест3.U102]=1;ORG.OPENOFFICE.STYLE(&quot;граница&quot;);ORG.OPENOFFICE.STYLE(&quot;Стандарт&quot;)))">
            <text:p/>
          </table:table-cell>
          <table:table-cell table:formula="of:=T(IF([$тест3.V102]=1;ORG.OPENOFFICE.STYLE(&quot;граница&quot;);ORG.OPENOFFICE.STYLE(&quot;Стандарт&quot;)))">
            <text:p/>
          </table:table-cell>
          <table:table-cell table:formula="of:=T(IF([$тест3.W102]=1;ORG.OPENOFFICE.STYLE(&quot;граница&quot;);ORG.OPENOFFICE.STYLE(&quot;Стандарт&quot;)))">
            <text:p/>
          </table:table-cell>
          <table:table-cell table:formula="of:=T(IF([$тест3.X102]=1;ORG.OPENOFFICE.STYLE(&quot;граница&quot;);ORG.OPENOFFICE.STYLE(&quot;Стандарт&quot;)))">
            <text:p/>
          </table:table-cell>
          <table:table-cell table:formula="of:=T(IF([$тест3.Y102]=1;ORG.OPENOFFICE.STYLE(&quot;граница&quot;);ORG.OPENOFFICE.STYLE(&quot;Стандарт&quot;)))">
            <text:p/>
          </table:table-cell>
          <table:table-cell table:formula="of:=T(IF([$тест3.Z102]=1;ORG.OPENOFFICE.STYLE(&quot;граница&quot;);ORG.OPENOFFICE.STYLE(&quot;Стандарт&quot;)))">
            <text:p/>
          </table:table-cell>
          <table:table-cell table:formula="of:=T(IF([$тест3.AA102]=1;ORG.OPENOFFICE.STYLE(&quot;граница&quot;);ORG.OPENOFFICE.STYLE(&quot;Стандарт&quot;)))">
            <text:p/>
          </table:table-cell>
          <table:table-cell table:formula="of:=T(IF([$тест3.AB102]=1;ORG.OPENOFFICE.STYLE(&quot;граница&quot;);ORG.OPENOFFICE.STYLE(&quot;Стандарт&quot;)))">
            <text:p/>
          </table:table-cell>
          <table:table-cell table:formula="of:=T(IF([$тест3.AC102]=1;ORG.OPENOFFICE.STYLE(&quot;граница&quot;);ORG.OPENOFFICE.STYLE(&quot;Стандарт&quot;)))">
            <text:p/>
          </table:table-cell>
          <table:table-cell table:formula="of:=T(IF([$тест3.AD102]=1;ORG.OPENOFFICE.STYLE(&quot;граница&quot;);ORG.OPENOFFICE.STYLE(&quot;Стандарт&quot;)))">
            <text:p/>
          </table:table-cell>
          <table:table-cell table:formula="of:=T(IF([$тест3.AE102]=1;ORG.OPENOFFICE.STYLE(&quot;граница&quot;);ORG.OPENOFFICE.STYLE(&quot;Стандарт&quot;)))">
            <text:p/>
          </table:table-cell>
          <table:table-cell table:formula="of:=T(IF([$тест3.AF102]=1;ORG.OPENOFFICE.STYLE(&quot;граница&quot;);ORG.OPENOFFICE.STYLE(&quot;Стандарт&quot;)))">
            <text:p/>
          </table:table-cell>
          <table:table-cell table:formula="of:=T(IF([$тест3.AG102]=1;ORG.OPENOFFICE.STYLE(&quot;граница&quot;);ORG.OPENOFFICE.STYLE(&quot;Стандарт&quot;)))">
            <text:p/>
          </table:table-cell>
          <table:table-cell table:formula="of:=T(IF([$тест3.AH102]=1;ORG.OPENOFFICE.STYLE(&quot;граница&quot;);ORG.OPENOFFICE.STYLE(&quot;Стандарт&quot;)))">
            <text:p/>
          </table:table-cell>
          <table:table-cell table:formula="of:=T(IF([$тест3.AI102]=1;ORG.OPENOFFICE.STYLE(&quot;граница&quot;);ORG.OPENOFFICE.STYLE(&quot;Стандарт&quot;)))">
            <text:p/>
          </table:table-cell>
          <table:table-cell table:formula="of:=T(IF([$тест3.AJ102]=1;ORG.OPENOFFICE.STYLE(&quot;граница&quot;);ORG.OPENOFFICE.STYLE(&quot;Стандарт&quot;)))">
            <text:p/>
          </table:table-cell>
          <table:table-cell table:formula="of:=T(IF([$тест3.AK102]=1;ORG.OPENOFFICE.STYLE(&quot;граница&quot;);ORG.OPENOFFICE.STYLE(&quot;Стандарт&quot;)))">
            <text:p/>
          </table:table-cell>
          <table:table-cell table:formula="of:=T(IF([$тест3.AL102]=1;ORG.OPENOFFICE.STYLE(&quot;граница&quot;);ORG.OPENOFFICE.STYLE(&quot;Стандарт&quot;)))">
            <text:p/>
          </table:table-cell>
          <table:table-cell table:formula="of:=T(IF([$тест3.AM102]=1;ORG.OPENOFFICE.STYLE(&quot;граница&quot;);ORG.OPENOFFICE.STYLE(&quot;Стандарт&quot;)))">
            <text:p/>
          </table:table-cell>
          <table:table-cell table:formula="of:=T(IF([$тест3.AN102]=1;ORG.OPENOFFICE.STYLE(&quot;граница&quot;);ORG.OPENOFFICE.STYLE(&quot;Стандарт&quot;)))">
            <text:p/>
          </table:table-cell>
          <table:table-cell table:formula="of:=T(IF([$тест3.AO102]=1;ORG.OPENOFFICE.STYLE(&quot;граница&quot;);ORG.OPENOFFICE.STYLE(&quot;Стандарт&quot;)))">
            <text:p/>
          </table:table-cell>
          <table:table-cell table:formula="of:=T(IF([$тест3.AP102]=1;ORG.OPENOFFICE.STYLE(&quot;граница&quot;);ORG.OPENOFFICE.STYLE(&quot;Стандарт&quot;)))">
            <text:p/>
          </table:table-cell>
          <table:table-cell table:formula="of:=T(IF([$тест3.AQ102]=1;ORG.OPENOFFICE.STYLE(&quot;граница&quot;);ORG.OPENOFFICE.STYLE(&quot;Стандарт&quot;)))">
            <text:p/>
          </table:table-cell>
          <table:table-cell table:formula="of:=T(IF([$тест3.AR102]=1;ORG.OPENOFFICE.STYLE(&quot;граница&quot;);ORG.OPENOFFICE.STYLE(&quot;Стандарт&quot;)))">
            <text:p/>
          </table:table-cell>
          <table:table-cell table:formula="of:=T(IF([$тест3.AS102]=1;ORG.OPENOFFICE.STYLE(&quot;граница&quot;);ORG.OPENOFFICE.STYLE(&quot;Стандарт&quot;)))">
            <text:p/>
          </table:table-cell>
          <table:table-cell table:formula="of:=T(IF([$тест3.AT102]=1;ORG.OPENOFFICE.STYLE(&quot;граница&quot;);ORG.OPENOFFICE.STYLE(&quot;Стандарт&quot;)))">
            <text:p/>
          </table:table-cell>
          <table:table-cell table:formula="of:=T(IF([$тест3.AU102]=1;ORG.OPENOFFICE.STYLE(&quot;граница&quot;);ORG.OPENOFFICE.STYLE(&quot;Стандарт&quot;)))">
            <text:p/>
          </table:table-cell>
          <table:table-cell table:formula="of:=T(IF([$тест3.AV102]=1;ORG.OPENOFFICE.STYLE(&quot;граница&quot;);ORG.OPENOFFICE.STYLE(&quot;Стандарт&quot;)))">
            <text:p/>
          </table:table-cell>
          <table:table-cell table:formula="of:=T(IF([$тест3.AW102]=1;ORG.OPENOFFICE.STYLE(&quot;граница&quot;);ORG.OPENOFFICE.STYLE(&quot;Стандарт&quot;)))">
            <text:p/>
          </table:table-cell>
          <table:table-cell table:formula="of:=T(IF([$тест3.AX10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3]=1;ORG.OPENOFFICE.STYLE(&quot;граница&quot;);ORG.OPENOFFICE.STYLE(&quot;Стандарт&quot;)))">
            <text:p/>
          </table:table-cell>
          <table:table-cell table:formula="of:=T(IF([$тест3.C103]=1;ORG.OPENOFFICE.STYLE(&quot;граница&quot;);ORG.OPENOFFICE.STYLE(&quot;Стандарт&quot;)))">
            <text:p/>
          </table:table-cell>
          <table:table-cell table:formula="of:=T(IF([$тест3.D103]=1;ORG.OPENOFFICE.STYLE(&quot;граница&quot;);ORG.OPENOFFICE.STYLE(&quot;Стандарт&quot;)))">
            <text:p/>
          </table:table-cell>
          <table:table-cell table:formula="of:=T(IF([$тест3.E103]=1;ORG.OPENOFFICE.STYLE(&quot;граница&quot;);ORG.OPENOFFICE.STYLE(&quot;Стандарт&quot;)))">
            <text:p/>
          </table:table-cell>
          <table:table-cell table:formula="of:=T(IF([$тест3.F103]=1;ORG.OPENOFFICE.STYLE(&quot;граница&quot;);ORG.OPENOFFICE.STYLE(&quot;Стандарт&quot;)))">
            <text:p/>
          </table:table-cell>
          <table:table-cell table:formula="of:=T(IF([$тест3.G103]=1;ORG.OPENOFFICE.STYLE(&quot;граница&quot;);ORG.OPENOFFICE.STYLE(&quot;Стандарт&quot;)))">
            <text:p/>
          </table:table-cell>
          <table:table-cell table:formula="of:=T(IF([$тест3.H103]=1;ORG.OPENOFFICE.STYLE(&quot;граница&quot;);ORG.OPENOFFICE.STYLE(&quot;Стандарт&quot;)))">
            <text:p/>
          </table:table-cell>
          <table:table-cell table:formula="of:=T(IF([$тест3.I103]=1;ORG.OPENOFFICE.STYLE(&quot;граница&quot;);ORG.OPENOFFICE.STYLE(&quot;Стандарт&quot;)))">
            <text:p/>
          </table:table-cell>
          <table:table-cell table:formula="of:=T(IF([$тест3.J103]=1;ORG.OPENOFFICE.STYLE(&quot;граница&quot;);ORG.OPENOFFICE.STYLE(&quot;Стандарт&quot;)))">
            <text:p/>
          </table:table-cell>
          <table:table-cell table:formula="of:=T(IF([$тест3.K103]=1;ORG.OPENOFFICE.STYLE(&quot;граница&quot;);ORG.OPENOFFICE.STYLE(&quot;Стандарт&quot;)))">
            <text:p/>
          </table:table-cell>
          <table:table-cell table:formula="of:=T(IF([$тест3.L103]=1;ORG.OPENOFFICE.STYLE(&quot;граница&quot;);ORG.OPENOFFICE.STYLE(&quot;Стандарт&quot;)))">
            <text:p/>
          </table:table-cell>
          <table:table-cell table:formula="of:=T(IF([$тест3.M103]=1;ORG.OPENOFFICE.STYLE(&quot;граница&quot;);ORG.OPENOFFICE.STYLE(&quot;Стандарт&quot;)))">
            <text:p/>
          </table:table-cell>
          <table:table-cell table:formula="of:=T(IF([$тест3.N103]=1;ORG.OPENOFFICE.STYLE(&quot;граница&quot;);ORG.OPENOFFICE.STYLE(&quot;Стандарт&quot;)))">
            <text:p/>
          </table:table-cell>
          <table:table-cell table:formula="of:=T(IF([$тест3.O103]=1;ORG.OPENOFFICE.STYLE(&quot;граница&quot;);ORG.OPENOFFICE.STYLE(&quot;Стандарт&quot;)))">
            <text:p/>
          </table:table-cell>
          <table:table-cell table:formula="of:=T(IF([$тест3.P103]=1;ORG.OPENOFFICE.STYLE(&quot;граница&quot;);ORG.OPENOFFICE.STYLE(&quot;Стандарт&quot;)))">
            <text:p/>
          </table:table-cell>
          <table:table-cell table:formula="of:=T(IF([$тест3.Q103]=1;ORG.OPENOFFICE.STYLE(&quot;граница&quot;);ORG.OPENOFFICE.STYLE(&quot;Стандарт&quot;)))">
            <text:p/>
          </table:table-cell>
          <table:table-cell table:formula="of:=T(IF([$тест3.R103]=1;ORG.OPENOFFICE.STYLE(&quot;граница&quot;);ORG.OPENOFFICE.STYLE(&quot;Стандарт&quot;)))">
            <text:p/>
          </table:table-cell>
          <table:table-cell table:formula="of:=T(IF([$тест3.S103]=1;ORG.OPENOFFICE.STYLE(&quot;граница&quot;);ORG.OPENOFFICE.STYLE(&quot;Стандарт&quot;)))">
            <text:p/>
          </table:table-cell>
          <table:table-cell table:formula="of:=T(IF([$тест3.T103]=1;ORG.OPENOFFICE.STYLE(&quot;граница&quot;);ORG.OPENOFFICE.STYLE(&quot;Стандарт&quot;)))">
            <text:p/>
          </table:table-cell>
          <table:table-cell table:formula="of:=T(IF([$тест3.U103]=1;ORG.OPENOFFICE.STYLE(&quot;граница&quot;);ORG.OPENOFFICE.STYLE(&quot;Стандарт&quot;)))">
            <text:p/>
          </table:table-cell>
          <table:table-cell table:formula="of:=T(IF([$тест3.V103]=1;ORG.OPENOFFICE.STYLE(&quot;граница&quot;);ORG.OPENOFFICE.STYLE(&quot;Стандарт&quot;)))">
            <text:p/>
          </table:table-cell>
          <table:table-cell table:formula="of:=T(IF([$тест3.W103]=1;ORG.OPENOFFICE.STYLE(&quot;граница&quot;);ORG.OPENOFFICE.STYLE(&quot;Стандарт&quot;)))">
            <text:p/>
          </table:table-cell>
          <table:table-cell table:formula="of:=T(IF([$тест3.X103]=1;ORG.OPENOFFICE.STYLE(&quot;граница&quot;);ORG.OPENOFFICE.STYLE(&quot;Стандарт&quot;)))">
            <text:p/>
          </table:table-cell>
          <table:table-cell table:formula="of:=T(IF([$тест3.Y103]=1;ORG.OPENOFFICE.STYLE(&quot;граница&quot;);ORG.OPENOFFICE.STYLE(&quot;Стандарт&quot;)))">
            <text:p/>
          </table:table-cell>
          <table:table-cell table:formula="of:=T(IF([$тест3.Z103]=1;ORG.OPENOFFICE.STYLE(&quot;граница&quot;);ORG.OPENOFFICE.STYLE(&quot;Стандарт&quot;)))">
            <text:p/>
          </table:table-cell>
          <table:table-cell table:formula="of:=T(IF([$тест3.AA103]=1;ORG.OPENOFFICE.STYLE(&quot;граница&quot;);ORG.OPENOFFICE.STYLE(&quot;Стандарт&quot;)))">
            <text:p/>
          </table:table-cell>
          <table:table-cell table:formula="of:=T(IF([$тест3.AB103]=1;ORG.OPENOFFICE.STYLE(&quot;граница&quot;);ORG.OPENOFFICE.STYLE(&quot;Стандарт&quot;)))">
            <text:p/>
          </table:table-cell>
          <table:table-cell table:formula="of:=T(IF([$тест3.AC103]=1;ORG.OPENOFFICE.STYLE(&quot;граница&quot;);ORG.OPENOFFICE.STYLE(&quot;Стандарт&quot;)))">
            <text:p/>
          </table:table-cell>
          <table:table-cell table:formula="of:=T(IF([$тест3.AD103]=1;ORG.OPENOFFICE.STYLE(&quot;граница&quot;);ORG.OPENOFFICE.STYLE(&quot;Стандарт&quot;)))">
            <text:p/>
          </table:table-cell>
          <table:table-cell table:formula="of:=T(IF([$тест3.AE103]=1;ORG.OPENOFFICE.STYLE(&quot;граница&quot;);ORG.OPENOFFICE.STYLE(&quot;Стандарт&quot;)))">
            <text:p/>
          </table:table-cell>
          <table:table-cell table:formula="of:=T(IF([$тест3.AF103]=1;ORG.OPENOFFICE.STYLE(&quot;граница&quot;);ORG.OPENOFFICE.STYLE(&quot;Стандарт&quot;)))">
            <text:p/>
          </table:table-cell>
          <table:table-cell table:formula="of:=T(IF([$тест3.AG103]=1;ORG.OPENOFFICE.STYLE(&quot;граница&quot;);ORG.OPENOFFICE.STYLE(&quot;Стандарт&quot;)))">
            <text:p/>
          </table:table-cell>
          <table:table-cell table:formula="of:=T(IF([$тест3.AH103]=1;ORG.OPENOFFICE.STYLE(&quot;граница&quot;);ORG.OPENOFFICE.STYLE(&quot;Стандарт&quot;)))">
            <text:p/>
          </table:table-cell>
          <table:table-cell table:formula="of:=T(IF([$тест3.AI103]=1;ORG.OPENOFFICE.STYLE(&quot;граница&quot;);ORG.OPENOFFICE.STYLE(&quot;Стандарт&quot;)))">
            <text:p/>
          </table:table-cell>
          <table:table-cell table:formula="of:=T(IF([$тест3.AJ103]=1;ORG.OPENOFFICE.STYLE(&quot;граница&quot;);ORG.OPENOFFICE.STYLE(&quot;Стандарт&quot;)))">
            <text:p/>
          </table:table-cell>
          <table:table-cell table:formula="of:=T(IF([$тест3.AK103]=1;ORG.OPENOFFICE.STYLE(&quot;граница&quot;);ORG.OPENOFFICE.STYLE(&quot;Стандарт&quot;)))">
            <text:p/>
          </table:table-cell>
          <table:table-cell table:formula="of:=T(IF([$тест3.AL103]=1;ORG.OPENOFFICE.STYLE(&quot;граница&quot;);ORG.OPENOFFICE.STYLE(&quot;Стандарт&quot;)))">
            <text:p/>
          </table:table-cell>
          <table:table-cell table:formula="of:=T(IF([$тест3.AM103]=1;ORG.OPENOFFICE.STYLE(&quot;граница&quot;);ORG.OPENOFFICE.STYLE(&quot;Стандарт&quot;)))">
            <text:p/>
          </table:table-cell>
          <table:table-cell table:formula="of:=T(IF([$тест3.AN103]=1;ORG.OPENOFFICE.STYLE(&quot;граница&quot;);ORG.OPENOFFICE.STYLE(&quot;Стандарт&quot;)))">
            <text:p/>
          </table:table-cell>
          <table:table-cell table:formula="of:=T(IF([$тест3.AO103]=1;ORG.OPENOFFICE.STYLE(&quot;граница&quot;);ORG.OPENOFFICE.STYLE(&quot;Стандарт&quot;)))">
            <text:p/>
          </table:table-cell>
          <table:table-cell table:formula="of:=T(IF([$тест3.AP103]=1;ORG.OPENOFFICE.STYLE(&quot;граница&quot;);ORG.OPENOFFICE.STYLE(&quot;Стандарт&quot;)))">
            <text:p/>
          </table:table-cell>
          <table:table-cell table:formula="of:=T(IF([$тест3.AQ103]=1;ORG.OPENOFFICE.STYLE(&quot;граница&quot;);ORG.OPENOFFICE.STYLE(&quot;Стандарт&quot;)))">
            <text:p/>
          </table:table-cell>
          <table:table-cell table:formula="of:=T(IF([$тест3.AR103]=1;ORG.OPENOFFICE.STYLE(&quot;граница&quot;);ORG.OPENOFFICE.STYLE(&quot;Стандарт&quot;)))">
            <text:p/>
          </table:table-cell>
          <table:table-cell table:formula="of:=T(IF([$тест3.AS103]=1;ORG.OPENOFFICE.STYLE(&quot;граница&quot;);ORG.OPENOFFICE.STYLE(&quot;Стандарт&quot;)))">
            <text:p/>
          </table:table-cell>
          <table:table-cell table:formula="of:=T(IF([$тест3.AT103]=1;ORG.OPENOFFICE.STYLE(&quot;граница&quot;);ORG.OPENOFFICE.STYLE(&quot;Стандарт&quot;)))">
            <text:p/>
          </table:table-cell>
          <table:table-cell table:formula="of:=T(IF([$тест3.AU103]=1;ORG.OPENOFFICE.STYLE(&quot;граница&quot;);ORG.OPENOFFICE.STYLE(&quot;Стандарт&quot;)))">
            <text:p/>
          </table:table-cell>
          <table:table-cell table:formula="of:=T(IF([$тест3.AV103]=1;ORG.OPENOFFICE.STYLE(&quot;граница&quot;);ORG.OPENOFFICE.STYLE(&quot;Стандарт&quot;)))">
            <text:p/>
          </table:table-cell>
          <table:table-cell table:formula="of:=T(IF([$тест3.AW103]=1;ORG.OPENOFFICE.STYLE(&quot;граница&quot;);ORG.OPENOFFICE.STYLE(&quot;Стандарт&quot;)))">
            <text:p/>
          </table:table-cell>
          <table:table-cell table:formula="of:=T(IF([$тест3.AX10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4]=1;ORG.OPENOFFICE.STYLE(&quot;граница&quot;);ORG.OPENOFFICE.STYLE(&quot;Стандарт&quot;)))">
            <text:p/>
          </table:table-cell>
          <table:table-cell table:formula="of:=T(IF([$тест3.C104]=1;ORG.OPENOFFICE.STYLE(&quot;граница&quot;);ORG.OPENOFFICE.STYLE(&quot;Стандарт&quot;)))">
            <text:p/>
          </table:table-cell>
          <table:table-cell table:formula="of:=T(IF([$тест3.D104]=1;ORG.OPENOFFICE.STYLE(&quot;граница&quot;);ORG.OPENOFFICE.STYLE(&quot;Стандарт&quot;)))">
            <text:p/>
          </table:table-cell>
          <table:table-cell table:formula="of:=T(IF([$тест3.E104]=1;ORG.OPENOFFICE.STYLE(&quot;граница&quot;);ORG.OPENOFFICE.STYLE(&quot;Стандарт&quot;)))">
            <text:p/>
          </table:table-cell>
          <table:table-cell table:formula="of:=T(IF([$тест3.F104]=1;ORG.OPENOFFICE.STYLE(&quot;граница&quot;);ORG.OPENOFFICE.STYLE(&quot;Стандарт&quot;)))">
            <text:p/>
          </table:table-cell>
          <table:table-cell table:formula="of:=T(IF([$тест3.G104]=1;ORG.OPENOFFICE.STYLE(&quot;граница&quot;);ORG.OPENOFFICE.STYLE(&quot;Стандарт&quot;)))">
            <text:p/>
          </table:table-cell>
          <table:table-cell table:formula="of:=T(IF([$тест3.H104]=1;ORG.OPENOFFICE.STYLE(&quot;граница&quot;);ORG.OPENOFFICE.STYLE(&quot;Стандарт&quot;)))">
            <text:p/>
          </table:table-cell>
          <table:table-cell table:formula="of:=T(IF([$тест3.I104]=1;ORG.OPENOFFICE.STYLE(&quot;граница&quot;);ORG.OPENOFFICE.STYLE(&quot;Стандарт&quot;)))">
            <text:p/>
          </table:table-cell>
          <table:table-cell table:formula="of:=T(IF([$тест3.J104]=1;ORG.OPENOFFICE.STYLE(&quot;граница&quot;);ORG.OPENOFFICE.STYLE(&quot;Стандарт&quot;)))">
            <text:p/>
          </table:table-cell>
          <table:table-cell table:formula="of:=T(IF([$тест3.K104]=1;ORG.OPENOFFICE.STYLE(&quot;граница&quot;);ORG.OPENOFFICE.STYLE(&quot;Стандарт&quot;)))">
            <text:p/>
          </table:table-cell>
          <table:table-cell table:formula="of:=T(IF([$тест3.L104]=1;ORG.OPENOFFICE.STYLE(&quot;граница&quot;);ORG.OPENOFFICE.STYLE(&quot;Стандарт&quot;)))">
            <text:p/>
          </table:table-cell>
          <table:table-cell table:formula="of:=T(IF([$тест3.M104]=1;ORG.OPENOFFICE.STYLE(&quot;граница&quot;);ORG.OPENOFFICE.STYLE(&quot;Стандарт&quot;)))">
            <text:p/>
          </table:table-cell>
          <table:table-cell table:formula="of:=T(IF([$тест3.N104]=1;ORG.OPENOFFICE.STYLE(&quot;граница&quot;);ORG.OPENOFFICE.STYLE(&quot;Стандарт&quot;)))">
            <text:p/>
          </table:table-cell>
          <table:table-cell table:formula="of:=T(IF([$тест3.O104]=1;ORG.OPENOFFICE.STYLE(&quot;граница&quot;);ORG.OPENOFFICE.STYLE(&quot;Стандарт&quot;)))">
            <text:p/>
          </table:table-cell>
          <table:table-cell table:formula="of:=T(IF([$тест3.P104]=1;ORG.OPENOFFICE.STYLE(&quot;граница&quot;);ORG.OPENOFFICE.STYLE(&quot;Стандарт&quot;)))">
            <text:p/>
          </table:table-cell>
          <table:table-cell table:formula="of:=T(IF([$тест3.Q104]=1;ORG.OPENOFFICE.STYLE(&quot;граница&quot;);ORG.OPENOFFICE.STYLE(&quot;Стандарт&quot;)))">
            <text:p/>
          </table:table-cell>
          <table:table-cell table:formula="of:=T(IF([$тест3.R104]=1;ORG.OPENOFFICE.STYLE(&quot;граница&quot;);ORG.OPENOFFICE.STYLE(&quot;Стандарт&quot;)))">
            <text:p/>
          </table:table-cell>
          <table:table-cell table:formula="of:=T(IF([$тест3.S104]=1;ORG.OPENOFFICE.STYLE(&quot;граница&quot;);ORG.OPENOFFICE.STYLE(&quot;Стандарт&quot;)))">
            <text:p/>
          </table:table-cell>
          <table:table-cell table:formula="of:=T(IF([$тест3.T104]=1;ORG.OPENOFFICE.STYLE(&quot;граница&quot;);ORG.OPENOFFICE.STYLE(&quot;Стандарт&quot;)))">
            <text:p/>
          </table:table-cell>
          <table:table-cell table:formula="of:=T(IF([$тест3.U104]=1;ORG.OPENOFFICE.STYLE(&quot;граница&quot;);ORG.OPENOFFICE.STYLE(&quot;Стандарт&quot;)))">
            <text:p/>
          </table:table-cell>
          <table:table-cell table:formula="of:=T(IF([$тест3.V104]=1;ORG.OPENOFFICE.STYLE(&quot;граница&quot;);ORG.OPENOFFICE.STYLE(&quot;Стандарт&quot;)))">
            <text:p/>
          </table:table-cell>
          <table:table-cell table:formula="of:=T(IF([$тест3.W104]=1;ORG.OPENOFFICE.STYLE(&quot;граница&quot;);ORG.OPENOFFICE.STYLE(&quot;Стандарт&quot;)))">
            <text:p/>
          </table:table-cell>
          <table:table-cell table:formula="of:=T(IF([$тест3.X104]=1;ORG.OPENOFFICE.STYLE(&quot;граница&quot;);ORG.OPENOFFICE.STYLE(&quot;Стандарт&quot;)))">
            <text:p/>
          </table:table-cell>
          <table:table-cell table:formula="of:=T(IF([$тест3.Y104]=1;ORG.OPENOFFICE.STYLE(&quot;граница&quot;);ORG.OPENOFFICE.STYLE(&quot;Стандарт&quot;)))">
            <text:p/>
          </table:table-cell>
          <table:table-cell table:formula="of:=T(IF([$тест3.Z104]=1;ORG.OPENOFFICE.STYLE(&quot;граница&quot;);ORG.OPENOFFICE.STYLE(&quot;Стандарт&quot;)))">
            <text:p/>
          </table:table-cell>
          <table:table-cell table:formula="of:=T(IF([$тест3.AA104]=1;ORG.OPENOFFICE.STYLE(&quot;граница&quot;);ORG.OPENOFFICE.STYLE(&quot;Стандарт&quot;)))">
            <text:p/>
          </table:table-cell>
          <table:table-cell table:formula="of:=T(IF([$тест3.AB104]=1;ORG.OPENOFFICE.STYLE(&quot;граница&quot;);ORG.OPENOFFICE.STYLE(&quot;Стандарт&quot;)))">
            <text:p/>
          </table:table-cell>
          <table:table-cell table:formula="of:=T(IF([$тест3.AC104]=1;ORG.OPENOFFICE.STYLE(&quot;граница&quot;);ORG.OPENOFFICE.STYLE(&quot;Стандарт&quot;)))">
            <text:p/>
          </table:table-cell>
          <table:table-cell table:formula="of:=T(IF([$тест3.AD104]=1;ORG.OPENOFFICE.STYLE(&quot;граница&quot;);ORG.OPENOFFICE.STYLE(&quot;Стандарт&quot;)))">
            <text:p/>
          </table:table-cell>
          <table:table-cell table:formula="of:=T(IF([$тест3.AE104]=1;ORG.OPENOFFICE.STYLE(&quot;граница&quot;);ORG.OPENOFFICE.STYLE(&quot;Стандарт&quot;)))">
            <text:p/>
          </table:table-cell>
          <table:table-cell table:formula="of:=T(IF([$тест3.AF104]=1;ORG.OPENOFFICE.STYLE(&quot;граница&quot;);ORG.OPENOFFICE.STYLE(&quot;Стандарт&quot;)))">
            <text:p/>
          </table:table-cell>
          <table:table-cell table:formula="of:=T(IF([$тест3.AG104]=1;ORG.OPENOFFICE.STYLE(&quot;граница&quot;);ORG.OPENOFFICE.STYLE(&quot;Стандарт&quot;)))">
            <text:p/>
          </table:table-cell>
          <table:table-cell table:formula="of:=T(IF([$тест3.AH104]=1;ORG.OPENOFFICE.STYLE(&quot;граница&quot;);ORG.OPENOFFICE.STYLE(&quot;Стандарт&quot;)))">
            <text:p/>
          </table:table-cell>
          <table:table-cell table:formula="of:=T(IF([$тест3.AI104]=1;ORG.OPENOFFICE.STYLE(&quot;граница&quot;);ORG.OPENOFFICE.STYLE(&quot;Стандарт&quot;)))">
            <text:p/>
          </table:table-cell>
          <table:table-cell table:formula="of:=T(IF([$тест3.AJ104]=1;ORG.OPENOFFICE.STYLE(&quot;граница&quot;);ORG.OPENOFFICE.STYLE(&quot;Стандарт&quot;)))">
            <text:p/>
          </table:table-cell>
          <table:table-cell table:formula="of:=T(IF([$тест3.AK104]=1;ORG.OPENOFFICE.STYLE(&quot;граница&quot;);ORG.OPENOFFICE.STYLE(&quot;Стандарт&quot;)))">
            <text:p/>
          </table:table-cell>
          <table:table-cell table:formula="of:=T(IF([$тест3.AL104]=1;ORG.OPENOFFICE.STYLE(&quot;граница&quot;);ORG.OPENOFFICE.STYLE(&quot;Стандарт&quot;)))">
            <text:p/>
          </table:table-cell>
          <table:table-cell table:formula="of:=T(IF([$тест3.AM104]=1;ORG.OPENOFFICE.STYLE(&quot;граница&quot;);ORG.OPENOFFICE.STYLE(&quot;Стандарт&quot;)))">
            <text:p/>
          </table:table-cell>
          <table:table-cell table:formula="of:=T(IF([$тест3.AN104]=1;ORG.OPENOFFICE.STYLE(&quot;граница&quot;);ORG.OPENOFFICE.STYLE(&quot;Стандарт&quot;)))">
            <text:p/>
          </table:table-cell>
          <table:table-cell table:formula="of:=T(IF([$тест3.AO104]=1;ORG.OPENOFFICE.STYLE(&quot;граница&quot;);ORG.OPENOFFICE.STYLE(&quot;Стандарт&quot;)))">
            <text:p/>
          </table:table-cell>
          <table:table-cell table:formula="of:=T(IF([$тест3.AP104]=1;ORG.OPENOFFICE.STYLE(&quot;граница&quot;);ORG.OPENOFFICE.STYLE(&quot;Стандарт&quot;)))">
            <text:p/>
          </table:table-cell>
          <table:table-cell table:formula="of:=T(IF([$тест3.AQ104]=1;ORG.OPENOFFICE.STYLE(&quot;граница&quot;);ORG.OPENOFFICE.STYLE(&quot;Стандарт&quot;)))">
            <text:p/>
          </table:table-cell>
          <table:table-cell table:formula="of:=T(IF([$тест3.AR104]=1;ORG.OPENOFFICE.STYLE(&quot;граница&quot;);ORG.OPENOFFICE.STYLE(&quot;Стандарт&quot;)))">
            <text:p/>
          </table:table-cell>
          <table:table-cell table:formula="of:=T(IF([$тест3.AS104]=1;ORG.OPENOFFICE.STYLE(&quot;граница&quot;);ORG.OPENOFFICE.STYLE(&quot;Стандарт&quot;)))">
            <text:p/>
          </table:table-cell>
          <table:table-cell table:formula="of:=T(IF([$тест3.AT104]=1;ORG.OPENOFFICE.STYLE(&quot;граница&quot;);ORG.OPENOFFICE.STYLE(&quot;Стандарт&quot;)))">
            <text:p/>
          </table:table-cell>
          <table:table-cell table:formula="of:=T(IF([$тест3.AU104]=1;ORG.OPENOFFICE.STYLE(&quot;граница&quot;);ORG.OPENOFFICE.STYLE(&quot;Стандарт&quot;)))">
            <text:p/>
          </table:table-cell>
          <table:table-cell table:formula="of:=T(IF([$тест3.AV104]=1;ORG.OPENOFFICE.STYLE(&quot;граница&quot;);ORG.OPENOFFICE.STYLE(&quot;Стандарт&quot;)))">
            <text:p/>
          </table:table-cell>
          <table:table-cell table:formula="of:=T(IF([$тест3.AW104]=1;ORG.OPENOFFICE.STYLE(&quot;граница&quot;);ORG.OPENOFFICE.STYLE(&quot;Стандарт&quot;)))">
            <text:p/>
          </table:table-cell>
          <table:table-cell table:formula="of:=T(IF([$тест3.AX10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5]=1;ORG.OPENOFFICE.STYLE(&quot;граница&quot;);ORG.OPENOFFICE.STYLE(&quot;Стандарт&quot;)))">
            <text:p/>
          </table:table-cell>
          <table:table-cell table:formula="of:=T(IF([$тест3.C105]=1;ORG.OPENOFFICE.STYLE(&quot;граница&quot;);ORG.OPENOFFICE.STYLE(&quot;Стандарт&quot;)))">
            <text:p/>
          </table:table-cell>
          <table:table-cell table:formula="of:=T(IF([$тест3.D105]=1;ORG.OPENOFFICE.STYLE(&quot;граница&quot;);ORG.OPENOFFICE.STYLE(&quot;Стандарт&quot;)))">
            <text:p/>
          </table:table-cell>
          <table:table-cell table:formula="of:=T(IF([$тест3.E105]=1;ORG.OPENOFFICE.STYLE(&quot;граница&quot;);ORG.OPENOFFICE.STYLE(&quot;Стандарт&quot;)))">
            <text:p/>
          </table:table-cell>
          <table:table-cell table:formula="of:=T(IF([$тест3.F105]=1;ORG.OPENOFFICE.STYLE(&quot;граница&quot;);ORG.OPENOFFICE.STYLE(&quot;Стандарт&quot;)))">
            <text:p/>
          </table:table-cell>
          <table:table-cell table:formula="of:=T(IF([$тест3.G105]=1;ORG.OPENOFFICE.STYLE(&quot;граница&quot;);ORG.OPENOFFICE.STYLE(&quot;Стандарт&quot;)))">
            <text:p/>
          </table:table-cell>
          <table:table-cell table:formula="of:=T(IF([$тест3.H105]=1;ORG.OPENOFFICE.STYLE(&quot;граница&quot;);ORG.OPENOFFICE.STYLE(&quot;Стандарт&quot;)))">
            <text:p/>
          </table:table-cell>
          <table:table-cell table:formula="of:=T(IF([$тест3.I105]=1;ORG.OPENOFFICE.STYLE(&quot;граница&quot;);ORG.OPENOFFICE.STYLE(&quot;Стандарт&quot;)))">
            <text:p/>
          </table:table-cell>
          <table:table-cell table:formula="of:=T(IF([$тест3.J105]=1;ORG.OPENOFFICE.STYLE(&quot;граница&quot;);ORG.OPENOFFICE.STYLE(&quot;Стандарт&quot;)))">
            <text:p/>
          </table:table-cell>
          <table:table-cell table:formula="of:=T(IF([$тест3.K105]=1;ORG.OPENOFFICE.STYLE(&quot;граница&quot;);ORG.OPENOFFICE.STYLE(&quot;Стандарт&quot;)))">
            <text:p/>
          </table:table-cell>
          <table:table-cell table:formula="of:=T(IF([$тест3.L105]=1;ORG.OPENOFFICE.STYLE(&quot;граница&quot;);ORG.OPENOFFICE.STYLE(&quot;Стандарт&quot;)))">
            <text:p/>
          </table:table-cell>
          <table:table-cell table:formula="of:=T(IF([$тест3.M105]=1;ORG.OPENOFFICE.STYLE(&quot;граница&quot;);ORG.OPENOFFICE.STYLE(&quot;Стандарт&quot;)))">
            <text:p/>
          </table:table-cell>
          <table:table-cell table:formula="of:=T(IF([$тест3.N105]=1;ORG.OPENOFFICE.STYLE(&quot;граница&quot;);ORG.OPENOFFICE.STYLE(&quot;Стандарт&quot;)))">
            <text:p/>
          </table:table-cell>
          <table:table-cell table:formula="of:=T(IF([$тест3.O105]=1;ORG.OPENOFFICE.STYLE(&quot;граница&quot;);ORG.OPENOFFICE.STYLE(&quot;Стандарт&quot;)))">
            <text:p/>
          </table:table-cell>
          <table:table-cell table:formula="of:=T(IF([$тест3.P105]=1;ORG.OPENOFFICE.STYLE(&quot;граница&quot;);ORG.OPENOFFICE.STYLE(&quot;Стандарт&quot;)))">
            <text:p/>
          </table:table-cell>
          <table:table-cell table:formula="of:=T(IF([$тест3.Q105]=1;ORG.OPENOFFICE.STYLE(&quot;граница&quot;);ORG.OPENOFFICE.STYLE(&quot;Стандарт&quot;)))">
            <text:p/>
          </table:table-cell>
          <table:table-cell table:formula="of:=T(IF([$тест3.R105]=1;ORG.OPENOFFICE.STYLE(&quot;граница&quot;);ORG.OPENOFFICE.STYLE(&quot;Стандарт&quot;)))">
            <text:p/>
          </table:table-cell>
          <table:table-cell table:formula="of:=T(IF([$тест3.S105]=1;ORG.OPENOFFICE.STYLE(&quot;граница&quot;);ORG.OPENOFFICE.STYLE(&quot;Стандарт&quot;)))">
            <text:p/>
          </table:table-cell>
          <table:table-cell table:formula="of:=T(IF([$тест3.T105]=1;ORG.OPENOFFICE.STYLE(&quot;граница&quot;);ORG.OPENOFFICE.STYLE(&quot;Стандарт&quot;)))">
            <text:p/>
          </table:table-cell>
          <table:table-cell table:formula="of:=T(IF([$тест3.U105]=1;ORG.OPENOFFICE.STYLE(&quot;граница&quot;);ORG.OPENOFFICE.STYLE(&quot;Стандарт&quot;)))">
            <text:p/>
          </table:table-cell>
          <table:table-cell table:formula="of:=T(IF([$тест3.V105]=1;ORG.OPENOFFICE.STYLE(&quot;граница&quot;);ORG.OPENOFFICE.STYLE(&quot;Стандарт&quot;)))">
            <text:p/>
          </table:table-cell>
          <table:table-cell table:formula="of:=T(IF([$тест3.W105]=1;ORG.OPENOFFICE.STYLE(&quot;граница&quot;);ORG.OPENOFFICE.STYLE(&quot;Стандарт&quot;)))">
            <text:p/>
          </table:table-cell>
          <table:table-cell table:formula="of:=T(IF([$тест3.X105]=1;ORG.OPENOFFICE.STYLE(&quot;граница&quot;);ORG.OPENOFFICE.STYLE(&quot;Стандарт&quot;)))">
            <text:p/>
          </table:table-cell>
          <table:table-cell table:formula="of:=T(IF([$тест3.Y105]=1;ORG.OPENOFFICE.STYLE(&quot;граница&quot;);ORG.OPENOFFICE.STYLE(&quot;Стандарт&quot;)))">
            <text:p/>
          </table:table-cell>
          <table:table-cell table:formula="of:=T(IF([$тест3.Z105]=1;ORG.OPENOFFICE.STYLE(&quot;граница&quot;);ORG.OPENOFFICE.STYLE(&quot;Стандарт&quot;)))">
            <text:p/>
          </table:table-cell>
          <table:table-cell table:formula="of:=T(IF([$тест3.AA105]=1;ORG.OPENOFFICE.STYLE(&quot;граница&quot;);ORG.OPENOFFICE.STYLE(&quot;Стандарт&quot;)))">
            <text:p/>
          </table:table-cell>
          <table:table-cell table:formula="of:=T(IF([$тест3.AB105]=1;ORG.OPENOFFICE.STYLE(&quot;граница&quot;);ORG.OPENOFFICE.STYLE(&quot;Стандарт&quot;)))">
            <text:p/>
          </table:table-cell>
          <table:table-cell table:formula="of:=T(IF([$тест3.AC105]=1;ORG.OPENOFFICE.STYLE(&quot;граница&quot;);ORG.OPENOFFICE.STYLE(&quot;Стандарт&quot;)))">
            <text:p/>
          </table:table-cell>
          <table:table-cell table:formula="of:=T(IF([$тест3.AD105]=1;ORG.OPENOFFICE.STYLE(&quot;граница&quot;);ORG.OPENOFFICE.STYLE(&quot;Стандарт&quot;)))">
            <text:p/>
          </table:table-cell>
          <table:table-cell table:formula="of:=T(IF([$тест3.AE105]=1;ORG.OPENOFFICE.STYLE(&quot;граница&quot;);ORG.OPENOFFICE.STYLE(&quot;Стандарт&quot;)))">
            <text:p/>
          </table:table-cell>
          <table:table-cell table:formula="of:=T(IF([$тест3.AF105]=1;ORG.OPENOFFICE.STYLE(&quot;граница&quot;);ORG.OPENOFFICE.STYLE(&quot;Стандарт&quot;)))">
            <text:p/>
          </table:table-cell>
          <table:table-cell table:formula="of:=T(IF([$тест3.AG105]=1;ORG.OPENOFFICE.STYLE(&quot;граница&quot;);ORG.OPENOFFICE.STYLE(&quot;Стандарт&quot;)))">
            <text:p/>
          </table:table-cell>
          <table:table-cell table:formula="of:=T(IF([$тест3.AH105]=1;ORG.OPENOFFICE.STYLE(&quot;граница&quot;);ORG.OPENOFFICE.STYLE(&quot;Стандарт&quot;)))">
            <text:p/>
          </table:table-cell>
          <table:table-cell table:formula="of:=T(IF([$тест3.AI105]=1;ORG.OPENOFFICE.STYLE(&quot;граница&quot;);ORG.OPENOFFICE.STYLE(&quot;Стандарт&quot;)))">
            <text:p/>
          </table:table-cell>
          <table:table-cell table:formula="of:=T(IF([$тест3.AJ105]=1;ORG.OPENOFFICE.STYLE(&quot;граница&quot;);ORG.OPENOFFICE.STYLE(&quot;Стандарт&quot;)))">
            <text:p/>
          </table:table-cell>
          <table:table-cell table:formula="of:=T(IF([$тест3.AK105]=1;ORG.OPENOFFICE.STYLE(&quot;граница&quot;);ORG.OPENOFFICE.STYLE(&quot;Стандарт&quot;)))">
            <text:p/>
          </table:table-cell>
          <table:table-cell table:formula="of:=T(IF([$тест3.AL105]=1;ORG.OPENOFFICE.STYLE(&quot;граница&quot;);ORG.OPENOFFICE.STYLE(&quot;Стандарт&quot;)))">
            <text:p/>
          </table:table-cell>
          <table:table-cell table:formula="of:=T(IF([$тест3.AM105]=1;ORG.OPENOFFICE.STYLE(&quot;граница&quot;);ORG.OPENOFFICE.STYLE(&quot;Стандарт&quot;)))">
            <text:p/>
          </table:table-cell>
          <table:table-cell table:formula="of:=T(IF([$тест3.AN105]=1;ORG.OPENOFFICE.STYLE(&quot;граница&quot;);ORG.OPENOFFICE.STYLE(&quot;Стандарт&quot;)))">
            <text:p/>
          </table:table-cell>
          <table:table-cell table:formula="of:=T(IF([$тест3.AO105]=1;ORG.OPENOFFICE.STYLE(&quot;граница&quot;);ORG.OPENOFFICE.STYLE(&quot;Стандарт&quot;)))">
            <text:p/>
          </table:table-cell>
          <table:table-cell table:formula="of:=T(IF([$тест3.AP105]=1;ORG.OPENOFFICE.STYLE(&quot;граница&quot;);ORG.OPENOFFICE.STYLE(&quot;Стандарт&quot;)))">
            <text:p/>
          </table:table-cell>
          <table:table-cell table:formula="of:=T(IF([$тест3.AQ105]=1;ORG.OPENOFFICE.STYLE(&quot;граница&quot;);ORG.OPENOFFICE.STYLE(&quot;Стандарт&quot;)))">
            <text:p/>
          </table:table-cell>
          <table:table-cell table:formula="of:=T(IF([$тест3.AR105]=1;ORG.OPENOFFICE.STYLE(&quot;граница&quot;);ORG.OPENOFFICE.STYLE(&quot;Стандарт&quot;)))">
            <text:p/>
          </table:table-cell>
          <table:table-cell table:formula="of:=T(IF([$тест3.AS105]=1;ORG.OPENOFFICE.STYLE(&quot;граница&quot;);ORG.OPENOFFICE.STYLE(&quot;Стандарт&quot;)))">
            <text:p/>
          </table:table-cell>
          <table:table-cell table:formula="of:=T(IF([$тест3.AT105]=1;ORG.OPENOFFICE.STYLE(&quot;граница&quot;);ORG.OPENOFFICE.STYLE(&quot;Стандарт&quot;)))">
            <text:p/>
          </table:table-cell>
          <table:table-cell table:formula="of:=T(IF([$тест3.AU105]=1;ORG.OPENOFFICE.STYLE(&quot;граница&quot;);ORG.OPENOFFICE.STYLE(&quot;Стандарт&quot;)))">
            <text:p/>
          </table:table-cell>
          <table:table-cell table:formula="of:=T(IF([$тест3.AV105]=1;ORG.OPENOFFICE.STYLE(&quot;граница&quot;);ORG.OPENOFFICE.STYLE(&quot;Стандарт&quot;)))">
            <text:p/>
          </table:table-cell>
          <table:table-cell table:formula="of:=T(IF([$тест3.AW105]=1;ORG.OPENOFFICE.STYLE(&quot;граница&quot;);ORG.OPENOFFICE.STYLE(&quot;Стандарт&quot;)))">
            <text:p/>
          </table:table-cell>
          <table:table-cell table:formula="of:=T(IF([$тест3.AX10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6]=1;ORG.OPENOFFICE.STYLE(&quot;граница&quot;);ORG.OPENOFFICE.STYLE(&quot;Стандарт&quot;)))">
            <text:p/>
          </table:table-cell>
          <table:table-cell table:formula="of:=T(IF([$тест3.C106]=1;ORG.OPENOFFICE.STYLE(&quot;граница&quot;);ORG.OPENOFFICE.STYLE(&quot;Стандарт&quot;)))">
            <text:p/>
          </table:table-cell>
          <table:table-cell table:formula="of:=T(IF([$тест3.D106]=1;ORG.OPENOFFICE.STYLE(&quot;граница&quot;);ORG.OPENOFFICE.STYLE(&quot;Стандарт&quot;)))">
            <text:p/>
          </table:table-cell>
          <table:table-cell table:formula="of:=T(IF([$тест3.E106]=1;ORG.OPENOFFICE.STYLE(&quot;граница&quot;);ORG.OPENOFFICE.STYLE(&quot;Стандарт&quot;)))">
            <text:p/>
          </table:table-cell>
          <table:table-cell table:formula="of:=T(IF([$тест3.F106]=1;ORG.OPENOFFICE.STYLE(&quot;граница&quot;);ORG.OPENOFFICE.STYLE(&quot;Стандарт&quot;)))">
            <text:p/>
          </table:table-cell>
          <table:table-cell table:formula="of:=T(IF([$тест3.G106]=1;ORG.OPENOFFICE.STYLE(&quot;граница&quot;);ORG.OPENOFFICE.STYLE(&quot;Стандарт&quot;)))">
            <text:p/>
          </table:table-cell>
          <table:table-cell table:formula="of:=T(IF([$тест3.H106]=1;ORG.OPENOFFICE.STYLE(&quot;граница&quot;);ORG.OPENOFFICE.STYLE(&quot;Стандарт&quot;)))">
            <text:p/>
          </table:table-cell>
          <table:table-cell table:formula="of:=T(IF([$тест3.I106]=1;ORG.OPENOFFICE.STYLE(&quot;граница&quot;);ORG.OPENOFFICE.STYLE(&quot;Стандарт&quot;)))">
            <text:p/>
          </table:table-cell>
          <table:table-cell table:formula="of:=T(IF([$тест3.J106]=1;ORG.OPENOFFICE.STYLE(&quot;граница&quot;);ORG.OPENOFFICE.STYLE(&quot;Стандарт&quot;)))">
            <text:p/>
          </table:table-cell>
          <table:table-cell table:formula="of:=T(IF([$тест3.K106]=1;ORG.OPENOFFICE.STYLE(&quot;граница&quot;);ORG.OPENOFFICE.STYLE(&quot;Стандарт&quot;)))">
            <text:p/>
          </table:table-cell>
          <table:table-cell table:formula="of:=T(IF([$тест3.L106]=1;ORG.OPENOFFICE.STYLE(&quot;граница&quot;);ORG.OPENOFFICE.STYLE(&quot;Стандарт&quot;)))">
            <text:p/>
          </table:table-cell>
          <table:table-cell table:formula="of:=T(IF([$тест3.M106]=1;ORG.OPENOFFICE.STYLE(&quot;граница&quot;);ORG.OPENOFFICE.STYLE(&quot;Стандарт&quot;)))">
            <text:p/>
          </table:table-cell>
          <table:table-cell table:formula="of:=T(IF([$тест3.N106]=1;ORG.OPENOFFICE.STYLE(&quot;граница&quot;);ORG.OPENOFFICE.STYLE(&quot;Стандарт&quot;)))">
            <text:p/>
          </table:table-cell>
          <table:table-cell table:formula="of:=T(IF([$тест3.O106]=1;ORG.OPENOFFICE.STYLE(&quot;граница&quot;);ORG.OPENOFFICE.STYLE(&quot;Стандарт&quot;)))">
            <text:p/>
          </table:table-cell>
          <table:table-cell table:formula="of:=T(IF([$тест3.P106]=1;ORG.OPENOFFICE.STYLE(&quot;граница&quot;);ORG.OPENOFFICE.STYLE(&quot;Стандарт&quot;)))">
            <text:p/>
          </table:table-cell>
          <table:table-cell table:formula="of:=T(IF([$тест3.Q106]=1;ORG.OPENOFFICE.STYLE(&quot;граница&quot;);ORG.OPENOFFICE.STYLE(&quot;Стандарт&quot;)))">
            <text:p/>
          </table:table-cell>
          <table:table-cell table:formula="of:=T(IF([$тест3.R106]=1;ORG.OPENOFFICE.STYLE(&quot;граница&quot;);ORG.OPENOFFICE.STYLE(&quot;Стандарт&quot;)))">
            <text:p/>
          </table:table-cell>
          <table:table-cell table:formula="of:=T(IF([$тест3.S106]=1;ORG.OPENOFFICE.STYLE(&quot;граница&quot;);ORG.OPENOFFICE.STYLE(&quot;Стандарт&quot;)))">
            <text:p/>
          </table:table-cell>
          <table:table-cell table:formula="of:=T(IF([$тест3.T106]=1;ORG.OPENOFFICE.STYLE(&quot;граница&quot;);ORG.OPENOFFICE.STYLE(&quot;Стандарт&quot;)))">
            <text:p/>
          </table:table-cell>
          <table:table-cell table:formula="of:=T(IF([$тест3.U106]=1;ORG.OPENOFFICE.STYLE(&quot;граница&quot;);ORG.OPENOFFICE.STYLE(&quot;Стандарт&quot;)))">
            <text:p/>
          </table:table-cell>
          <table:table-cell table:formula="of:=T(IF([$тест3.V106]=1;ORG.OPENOFFICE.STYLE(&quot;граница&quot;);ORG.OPENOFFICE.STYLE(&quot;Стандарт&quot;)))">
            <text:p/>
          </table:table-cell>
          <table:table-cell table:formula="of:=T(IF([$тест3.W106]=1;ORG.OPENOFFICE.STYLE(&quot;граница&quot;);ORG.OPENOFFICE.STYLE(&quot;Стандарт&quot;)))">
            <text:p/>
          </table:table-cell>
          <table:table-cell table:formula="of:=T(IF([$тест3.X106]=1;ORG.OPENOFFICE.STYLE(&quot;граница&quot;);ORG.OPENOFFICE.STYLE(&quot;Стандарт&quot;)))">
            <text:p/>
          </table:table-cell>
          <table:table-cell table:formula="of:=T(IF([$тест3.Y106]=1;ORG.OPENOFFICE.STYLE(&quot;граница&quot;);ORG.OPENOFFICE.STYLE(&quot;Стандарт&quot;)))">
            <text:p/>
          </table:table-cell>
          <table:table-cell table:formula="of:=T(IF([$тест3.Z106]=1;ORG.OPENOFFICE.STYLE(&quot;граница&quot;);ORG.OPENOFFICE.STYLE(&quot;Стандарт&quot;)))">
            <text:p/>
          </table:table-cell>
          <table:table-cell table:formula="of:=T(IF([$тест3.AA106]=1;ORG.OPENOFFICE.STYLE(&quot;граница&quot;);ORG.OPENOFFICE.STYLE(&quot;Стандарт&quot;)))">
            <text:p/>
          </table:table-cell>
          <table:table-cell table:formula="of:=T(IF([$тест3.AB106]=1;ORG.OPENOFFICE.STYLE(&quot;граница&quot;);ORG.OPENOFFICE.STYLE(&quot;Стандарт&quot;)))">
            <text:p/>
          </table:table-cell>
          <table:table-cell table:formula="of:=T(IF([$тест3.AC106]=1;ORG.OPENOFFICE.STYLE(&quot;граница&quot;);ORG.OPENOFFICE.STYLE(&quot;Стандарт&quot;)))">
            <text:p/>
          </table:table-cell>
          <table:table-cell table:formula="of:=T(IF([$тест3.AD106]=1;ORG.OPENOFFICE.STYLE(&quot;граница&quot;);ORG.OPENOFFICE.STYLE(&quot;Стандарт&quot;)))">
            <text:p/>
          </table:table-cell>
          <table:table-cell table:formula="of:=T(IF([$тест3.AE106]=1;ORG.OPENOFFICE.STYLE(&quot;граница&quot;);ORG.OPENOFFICE.STYLE(&quot;Стандарт&quot;)))">
            <text:p/>
          </table:table-cell>
          <table:table-cell table:formula="of:=T(IF([$тест3.AF106]=1;ORG.OPENOFFICE.STYLE(&quot;граница&quot;);ORG.OPENOFFICE.STYLE(&quot;Стандарт&quot;)))">
            <text:p/>
          </table:table-cell>
          <table:table-cell table:formula="of:=T(IF([$тест3.AG106]=1;ORG.OPENOFFICE.STYLE(&quot;граница&quot;);ORG.OPENOFFICE.STYLE(&quot;Стандарт&quot;)))">
            <text:p/>
          </table:table-cell>
          <table:table-cell table:formula="of:=T(IF([$тест3.AH106]=1;ORG.OPENOFFICE.STYLE(&quot;граница&quot;);ORG.OPENOFFICE.STYLE(&quot;Стандарт&quot;)))">
            <text:p/>
          </table:table-cell>
          <table:table-cell table:formula="of:=T(IF([$тест3.AI106]=1;ORG.OPENOFFICE.STYLE(&quot;граница&quot;);ORG.OPENOFFICE.STYLE(&quot;Стандарт&quot;)))">
            <text:p/>
          </table:table-cell>
          <table:table-cell table:formula="of:=T(IF([$тест3.AJ106]=1;ORG.OPENOFFICE.STYLE(&quot;граница&quot;);ORG.OPENOFFICE.STYLE(&quot;Стандарт&quot;)))">
            <text:p/>
          </table:table-cell>
          <table:table-cell table:formula="of:=T(IF([$тест3.AK106]=1;ORG.OPENOFFICE.STYLE(&quot;граница&quot;);ORG.OPENOFFICE.STYLE(&quot;Стандарт&quot;)))">
            <text:p/>
          </table:table-cell>
          <table:table-cell table:formula="of:=T(IF([$тест3.AL106]=1;ORG.OPENOFFICE.STYLE(&quot;граница&quot;);ORG.OPENOFFICE.STYLE(&quot;Стандарт&quot;)))">
            <text:p/>
          </table:table-cell>
          <table:table-cell table:formula="of:=T(IF([$тест3.AM106]=1;ORG.OPENOFFICE.STYLE(&quot;граница&quot;);ORG.OPENOFFICE.STYLE(&quot;Стандарт&quot;)))">
            <text:p/>
          </table:table-cell>
          <table:table-cell table:formula="of:=T(IF([$тест3.AN106]=1;ORG.OPENOFFICE.STYLE(&quot;граница&quot;);ORG.OPENOFFICE.STYLE(&quot;Стандарт&quot;)))">
            <text:p/>
          </table:table-cell>
          <table:table-cell table:formula="of:=T(IF([$тест3.AO106]=1;ORG.OPENOFFICE.STYLE(&quot;граница&quot;);ORG.OPENOFFICE.STYLE(&quot;Стандарт&quot;)))">
            <text:p/>
          </table:table-cell>
          <table:table-cell table:formula="of:=T(IF([$тест3.AP106]=1;ORG.OPENOFFICE.STYLE(&quot;граница&quot;);ORG.OPENOFFICE.STYLE(&quot;Стандарт&quot;)))">
            <text:p/>
          </table:table-cell>
          <table:table-cell table:formula="of:=T(IF([$тест3.AQ106]=1;ORG.OPENOFFICE.STYLE(&quot;граница&quot;);ORG.OPENOFFICE.STYLE(&quot;Стандарт&quot;)))">
            <text:p/>
          </table:table-cell>
          <table:table-cell table:formula="of:=T(IF([$тест3.AR106]=1;ORG.OPENOFFICE.STYLE(&quot;граница&quot;);ORG.OPENOFFICE.STYLE(&quot;Стандарт&quot;)))">
            <text:p/>
          </table:table-cell>
          <table:table-cell table:formula="of:=T(IF([$тест3.AS106]=1;ORG.OPENOFFICE.STYLE(&quot;граница&quot;);ORG.OPENOFFICE.STYLE(&quot;Стандарт&quot;)))">
            <text:p/>
          </table:table-cell>
          <table:table-cell table:formula="of:=T(IF([$тест3.AT106]=1;ORG.OPENOFFICE.STYLE(&quot;граница&quot;);ORG.OPENOFFICE.STYLE(&quot;Стандарт&quot;)))">
            <text:p/>
          </table:table-cell>
          <table:table-cell table:formula="of:=T(IF([$тест3.AU106]=1;ORG.OPENOFFICE.STYLE(&quot;граница&quot;);ORG.OPENOFFICE.STYLE(&quot;Стандарт&quot;)))">
            <text:p/>
          </table:table-cell>
          <table:table-cell table:formula="of:=T(IF([$тест3.AV106]=1;ORG.OPENOFFICE.STYLE(&quot;граница&quot;);ORG.OPENOFFICE.STYLE(&quot;Стандарт&quot;)))">
            <text:p/>
          </table:table-cell>
          <table:table-cell table:formula="of:=T(IF([$тест3.AW106]=1;ORG.OPENOFFICE.STYLE(&quot;граница&quot;);ORG.OPENOFFICE.STYLE(&quot;Стандарт&quot;)))">
            <text:p/>
          </table:table-cell>
          <table:table-cell table:formula="of:=T(IF([$тест3.AX10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7]=1;ORG.OPENOFFICE.STYLE(&quot;граница&quot;);ORG.OPENOFFICE.STYLE(&quot;Стандарт&quot;)))">
            <text:p/>
          </table:table-cell>
          <table:table-cell table:formula="of:=T(IF([$тест3.C107]=1;ORG.OPENOFFICE.STYLE(&quot;граница&quot;);ORG.OPENOFFICE.STYLE(&quot;Стандарт&quot;)))">
            <text:p/>
          </table:table-cell>
          <table:table-cell table:formula="of:=T(IF([$тест3.D107]=1;ORG.OPENOFFICE.STYLE(&quot;граница&quot;);ORG.OPENOFFICE.STYLE(&quot;Стандарт&quot;)))">
            <text:p/>
          </table:table-cell>
          <table:table-cell table:formula="of:=T(IF([$тест3.E107]=1;ORG.OPENOFFICE.STYLE(&quot;граница&quot;);ORG.OPENOFFICE.STYLE(&quot;Стандарт&quot;)))">
            <text:p/>
          </table:table-cell>
          <table:table-cell table:formula="of:=T(IF([$тест3.F107]=1;ORG.OPENOFFICE.STYLE(&quot;граница&quot;);ORG.OPENOFFICE.STYLE(&quot;Стандарт&quot;)))">
            <text:p/>
          </table:table-cell>
          <table:table-cell table:formula="of:=T(IF([$тест3.G107]=1;ORG.OPENOFFICE.STYLE(&quot;граница&quot;);ORG.OPENOFFICE.STYLE(&quot;Стандарт&quot;)))">
            <text:p/>
          </table:table-cell>
          <table:table-cell table:formula="of:=T(IF([$тест3.H107]=1;ORG.OPENOFFICE.STYLE(&quot;граница&quot;);ORG.OPENOFFICE.STYLE(&quot;Стандарт&quot;)))">
            <text:p/>
          </table:table-cell>
          <table:table-cell table:formula="of:=T(IF([$тест3.I107]=1;ORG.OPENOFFICE.STYLE(&quot;граница&quot;);ORG.OPENOFFICE.STYLE(&quot;Стандарт&quot;)))">
            <text:p/>
          </table:table-cell>
          <table:table-cell table:formula="of:=T(IF([$тест3.J107]=1;ORG.OPENOFFICE.STYLE(&quot;граница&quot;);ORG.OPENOFFICE.STYLE(&quot;Стандарт&quot;)))">
            <text:p/>
          </table:table-cell>
          <table:table-cell table:formula="of:=T(IF([$тест3.K107]=1;ORG.OPENOFFICE.STYLE(&quot;граница&quot;);ORG.OPENOFFICE.STYLE(&quot;Стандарт&quot;)))">
            <text:p/>
          </table:table-cell>
          <table:table-cell table:formula="of:=T(IF([$тест3.L107]=1;ORG.OPENOFFICE.STYLE(&quot;граница&quot;);ORG.OPENOFFICE.STYLE(&quot;Стандарт&quot;)))">
            <text:p/>
          </table:table-cell>
          <table:table-cell table:formula="of:=T(IF([$тест3.M107]=1;ORG.OPENOFFICE.STYLE(&quot;граница&quot;);ORG.OPENOFFICE.STYLE(&quot;Стандарт&quot;)))">
            <text:p/>
          </table:table-cell>
          <table:table-cell table:formula="of:=T(IF([$тест3.N107]=1;ORG.OPENOFFICE.STYLE(&quot;граница&quot;);ORG.OPENOFFICE.STYLE(&quot;Стандарт&quot;)))">
            <text:p/>
          </table:table-cell>
          <table:table-cell table:formula="of:=T(IF([$тест3.O107]=1;ORG.OPENOFFICE.STYLE(&quot;граница&quot;);ORG.OPENOFFICE.STYLE(&quot;Стандарт&quot;)))">
            <text:p/>
          </table:table-cell>
          <table:table-cell table:formula="of:=T(IF([$тест3.P107]=1;ORG.OPENOFFICE.STYLE(&quot;граница&quot;);ORG.OPENOFFICE.STYLE(&quot;Стандарт&quot;)))">
            <text:p/>
          </table:table-cell>
          <table:table-cell table:formula="of:=T(IF([$тест3.Q107]=1;ORG.OPENOFFICE.STYLE(&quot;граница&quot;);ORG.OPENOFFICE.STYLE(&quot;Стандарт&quot;)))">
            <text:p/>
          </table:table-cell>
          <table:table-cell table:formula="of:=T(IF([$тест3.R107]=1;ORG.OPENOFFICE.STYLE(&quot;граница&quot;);ORG.OPENOFFICE.STYLE(&quot;Стандарт&quot;)))">
            <text:p/>
          </table:table-cell>
          <table:table-cell table:formula="of:=T(IF([$тест3.S107]=1;ORG.OPENOFFICE.STYLE(&quot;граница&quot;);ORG.OPENOFFICE.STYLE(&quot;Стандарт&quot;)))">
            <text:p/>
          </table:table-cell>
          <table:table-cell table:formula="of:=T(IF([$тест3.T107]=1;ORG.OPENOFFICE.STYLE(&quot;граница&quot;);ORG.OPENOFFICE.STYLE(&quot;Стандарт&quot;)))">
            <text:p/>
          </table:table-cell>
          <table:table-cell table:formula="of:=T(IF([$тест3.U107]=1;ORG.OPENOFFICE.STYLE(&quot;граница&quot;);ORG.OPENOFFICE.STYLE(&quot;Стандарт&quot;)))">
            <text:p/>
          </table:table-cell>
          <table:table-cell table:formula="of:=T(IF([$тест3.V107]=1;ORG.OPENOFFICE.STYLE(&quot;граница&quot;);ORG.OPENOFFICE.STYLE(&quot;Стандарт&quot;)))">
            <text:p/>
          </table:table-cell>
          <table:table-cell table:formula="of:=T(IF([$тест3.W107]=1;ORG.OPENOFFICE.STYLE(&quot;граница&quot;);ORG.OPENOFFICE.STYLE(&quot;Стандарт&quot;)))">
            <text:p/>
          </table:table-cell>
          <table:table-cell table:formula="of:=T(IF([$тест3.X107]=1;ORG.OPENOFFICE.STYLE(&quot;граница&quot;);ORG.OPENOFFICE.STYLE(&quot;Стандарт&quot;)))">
            <text:p/>
          </table:table-cell>
          <table:table-cell table:formula="of:=T(IF([$тест3.Y107]=1;ORG.OPENOFFICE.STYLE(&quot;граница&quot;);ORG.OPENOFFICE.STYLE(&quot;Стандарт&quot;)))">
            <text:p/>
          </table:table-cell>
          <table:table-cell table:formula="of:=T(IF([$тест3.Z107]=1;ORG.OPENOFFICE.STYLE(&quot;граница&quot;);ORG.OPENOFFICE.STYLE(&quot;Стандарт&quot;)))">
            <text:p/>
          </table:table-cell>
          <table:table-cell table:formula="of:=T(IF([$тест3.AA107]=1;ORG.OPENOFFICE.STYLE(&quot;граница&quot;);ORG.OPENOFFICE.STYLE(&quot;Стандарт&quot;)))">
            <text:p/>
          </table:table-cell>
          <table:table-cell table:formula="of:=T(IF([$тест3.AB107]=1;ORG.OPENOFFICE.STYLE(&quot;граница&quot;);ORG.OPENOFFICE.STYLE(&quot;Стандарт&quot;)))">
            <text:p/>
          </table:table-cell>
          <table:table-cell table:formula="of:=T(IF([$тест3.AC107]=1;ORG.OPENOFFICE.STYLE(&quot;граница&quot;);ORG.OPENOFFICE.STYLE(&quot;Стандарт&quot;)))">
            <text:p/>
          </table:table-cell>
          <table:table-cell table:formula="of:=T(IF([$тест3.AD107]=1;ORG.OPENOFFICE.STYLE(&quot;граница&quot;);ORG.OPENOFFICE.STYLE(&quot;Стандарт&quot;)))">
            <text:p/>
          </table:table-cell>
          <table:table-cell table:formula="of:=T(IF([$тест3.AE107]=1;ORG.OPENOFFICE.STYLE(&quot;граница&quot;);ORG.OPENOFFICE.STYLE(&quot;Стандарт&quot;)))">
            <text:p/>
          </table:table-cell>
          <table:table-cell table:formula="of:=T(IF([$тест3.AF107]=1;ORG.OPENOFFICE.STYLE(&quot;граница&quot;);ORG.OPENOFFICE.STYLE(&quot;Стандарт&quot;)))">
            <text:p/>
          </table:table-cell>
          <table:table-cell table:formula="of:=T(IF([$тест3.AG107]=1;ORG.OPENOFFICE.STYLE(&quot;граница&quot;);ORG.OPENOFFICE.STYLE(&quot;Стандарт&quot;)))">
            <text:p/>
          </table:table-cell>
          <table:table-cell table:formula="of:=T(IF([$тест3.AH107]=1;ORG.OPENOFFICE.STYLE(&quot;граница&quot;);ORG.OPENOFFICE.STYLE(&quot;Стандарт&quot;)))">
            <text:p/>
          </table:table-cell>
          <table:table-cell table:formula="of:=T(IF([$тест3.AI107]=1;ORG.OPENOFFICE.STYLE(&quot;граница&quot;);ORG.OPENOFFICE.STYLE(&quot;Стандарт&quot;)))">
            <text:p/>
          </table:table-cell>
          <table:table-cell table:formula="of:=T(IF([$тест3.AJ107]=1;ORG.OPENOFFICE.STYLE(&quot;граница&quot;);ORG.OPENOFFICE.STYLE(&quot;Стандарт&quot;)))">
            <text:p/>
          </table:table-cell>
          <table:table-cell table:formula="of:=T(IF([$тест3.AK107]=1;ORG.OPENOFFICE.STYLE(&quot;граница&quot;);ORG.OPENOFFICE.STYLE(&quot;Стандарт&quot;)))">
            <text:p/>
          </table:table-cell>
          <table:table-cell table:formula="of:=T(IF([$тест3.AL107]=1;ORG.OPENOFFICE.STYLE(&quot;граница&quot;);ORG.OPENOFFICE.STYLE(&quot;Стандарт&quot;)))">
            <text:p/>
          </table:table-cell>
          <table:table-cell table:formula="of:=T(IF([$тест3.AM107]=1;ORG.OPENOFFICE.STYLE(&quot;граница&quot;);ORG.OPENOFFICE.STYLE(&quot;Стандарт&quot;)))">
            <text:p/>
          </table:table-cell>
          <table:table-cell table:formula="of:=T(IF([$тест3.AN107]=1;ORG.OPENOFFICE.STYLE(&quot;граница&quot;);ORG.OPENOFFICE.STYLE(&quot;Стандарт&quot;)))">
            <text:p/>
          </table:table-cell>
          <table:table-cell table:formula="of:=T(IF([$тест3.AO107]=1;ORG.OPENOFFICE.STYLE(&quot;граница&quot;);ORG.OPENOFFICE.STYLE(&quot;Стандарт&quot;)))">
            <text:p/>
          </table:table-cell>
          <table:table-cell table:formula="of:=T(IF([$тест3.AP107]=1;ORG.OPENOFFICE.STYLE(&quot;граница&quot;);ORG.OPENOFFICE.STYLE(&quot;Стандарт&quot;)))">
            <text:p/>
          </table:table-cell>
          <table:table-cell table:formula="of:=T(IF([$тест3.AQ107]=1;ORG.OPENOFFICE.STYLE(&quot;граница&quot;);ORG.OPENOFFICE.STYLE(&quot;Стандарт&quot;)))">
            <text:p/>
          </table:table-cell>
          <table:table-cell table:formula="of:=T(IF([$тест3.AR107]=1;ORG.OPENOFFICE.STYLE(&quot;граница&quot;);ORG.OPENOFFICE.STYLE(&quot;Стандарт&quot;)))">
            <text:p/>
          </table:table-cell>
          <table:table-cell table:formula="of:=T(IF([$тест3.AS107]=1;ORG.OPENOFFICE.STYLE(&quot;граница&quot;);ORG.OPENOFFICE.STYLE(&quot;Стандарт&quot;)))">
            <text:p/>
          </table:table-cell>
          <table:table-cell table:formula="of:=T(IF([$тест3.AT107]=1;ORG.OPENOFFICE.STYLE(&quot;граница&quot;);ORG.OPENOFFICE.STYLE(&quot;Стандарт&quot;)))">
            <text:p/>
          </table:table-cell>
          <table:table-cell table:formula="of:=T(IF([$тест3.AU107]=1;ORG.OPENOFFICE.STYLE(&quot;граница&quot;);ORG.OPENOFFICE.STYLE(&quot;Стандарт&quot;)))">
            <text:p/>
          </table:table-cell>
          <table:table-cell table:formula="of:=T(IF([$тест3.AV107]=1;ORG.OPENOFFICE.STYLE(&quot;граница&quot;);ORG.OPENOFFICE.STYLE(&quot;Стандарт&quot;)))">
            <text:p/>
          </table:table-cell>
          <table:table-cell table:formula="of:=T(IF([$тест3.AW107]=1;ORG.OPENOFFICE.STYLE(&quot;граница&quot;);ORG.OPENOFFICE.STYLE(&quot;Стандарт&quot;)))">
            <text:p/>
          </table:table-cell>
          <table:table-cell table:formula="of:=T(IF([$тест3.AX10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8]=1;ORG.OPENOFFICE.STYLE(&quot;граница&quot;);ORG.OPENOFFICE.STYLE(&quot;Стандарт&quot;)))">
            <text:p/>
          </table:table-cell>
          <table:table-cell table:formula="of:=T(IF([$тест3.C108]=1;ORG.OPENOFFICE.STYLE(&quot;граница&quot;);ORG.OPENOFFICE.STYLE(&quot;Стандарт&quot;)))">
            <text:p/>
          </table:table-cell>
          <table:table-cell table:formula="of:=T(IF([$тест3.D108]=1;ORG.OPENOFFICE.STYLE(&quot;граница&quot;);ORG.OPENOFFICE.STYLE(&quot;Стандарт&quot;)))">
            <text:p/>
          </table:table-cell>
          <table:table-cell table:formula="of:=T(IF([$тест3.E108]=1;ORG.OPENOFFICE.STYLE(&quot;граница&quot;);ORG.OPENOFFICE.STYLE(&quot;Стандарт&quot;)))">
            <text:p/>
          </table:table-cell>
          <table:table-cell table:formula="of:=T(IF([$тест3.F108]=1;ORG.OPENOFFICE.STYLE(&quot;граница&quot;);ORG.OPENOFFICE.STYLE(&quot;Стандарт&quot;)))">
            <text:p/>
          </table:table-cell>
          <table:table-cell table:formula="of:=T(IF([$тест3.G108]=1;ORG.OPENOFFICE.STYLE(&quot;граница&quot;);ORG.OPENOFFICE.STYLE(&quot;Стандарт&quot;)))">
            <text:p/>
          </table:table-cell>
          <table:table-cell table:formula="of:=T(IF([$тест3.H108]=1;ORG.OPENOFFICE.STYLE(&quot;граница&quot;);ORG.OPENOFFICE.STYLE(&quot;Стандарт&quot;)))">
            <text:p/>
          </table:table-cell>
          <table:table-cell table:formula="of:=T(IF([$тест3.I108]=1;ORG.OPENOFFICE.STYLE(&quot;граница&quot;);ORG.OPENOFFICE.STYLE(&quot;Стандарт&quot;)))">
            <text:p/>
          </table:table-cell>
          <table:table-cell table:formula="of:=T(IF([$тест3.J108]=1;ORG.OPENOFFICE.STYLE(&quot;граница&quot;);ORG.OPENOFFICE.STYLE(&quot;Стандарт&quot;)))">
            <text:p/>
          </table:table-cell>
          <table:table-cell table:formula="of:=T(IF([$тест3.K108]=1;ORG.OPENOFFICE.STYLE(&quot;граница&quot;);ORG.OPENOFFICE.STYLE(&quot;Стандарт&quot;)))">
            <text:p/>
          </table:table-cell>
          <table:table-cell table:formula="of:=T(IF([$тест3.L108]=1;ORG.OPENOFFICE.STYLE(&quot;граница&quot;);ORG.OPENOFFICE.STYLE(&quot;Стандарт&quot;)))">
            <text:p/>
          </table:table-cell>
          <table:table-cell table:formula="of:=T(IF([$тест3.M108]=1;ORG.OPENOFFICE.STYLE(&quot;граница&quot;);ORG.OPENOFFICE.STYLE(&quot;Стандарт&quot;)))">
            <text:p/>
          </table:table-cell>
          <table:table-cell table:formula="of:=T(IF([$тест3.N108]=1;ORG.OPENOFFICE.STYLE(&quot;граница&quot;);ORG.OPENOFFICE.STYLE(&quot;Стандарт&quot;)))">
            <text:p/>
          </table:table-cell>
          <table:table-cell table:formula="of:=T(IF([$тест3.O108]=1;ORG.OPENOFFICE.STYLE(&quot;граница&quot;);ORG.OPENOFFICE.STYLE(&quot;Стандарт&quot;)))">
            <text:p/>
          </table:table-cell>
          <table:table-cell table:formula="of:=T(IF([$тест3.P108]=1;ORG.OPENOFFICE.STYLE(&quot;граница&quot;);ORG.OPENOFFICE.STYLE(&quot;Стандарт&quot;)))">
            <text:p/>
          </table:table-cell>
          <table:table-cell table:formula="of:=T(IF([$тест3.Q108]=1;ORG.OPENOFFICE.STYLE(&quot;граница&quot;);ORG.OPENOFFICE.STYLE(&quot;Стандарт&quot;)))">
            <text:p/>
          </table:table-cell>
          <table:table-cell table:formula="of:=T(IF([$тест3.R108]=1;ORG.OPENOFFICE.STYLE(&quot;граница&quot;);ORG.OPENOFFICE.STYLE(&quot;Стандарт&quot;)))">
            <text:p/>
          </table:table-cell>
          <table:table-cell table:formula="of:=T(IF([$тест3.S108]=1;ORG.OPENOFFICE.STYLE(&quot;граница&quot;);ORG.OPENOFFICE.STYLE(&quot;Стандарт&quot;)))">
            <text:p/>
          </table:table-cell>
          <table:table-cell table:formula="of:=T(IF([$тест3.T108]=1;ORG.OPENOFFICE.STYLE(&quot;граница&quot;);ORG.OPENOFFICE.STYLE(&quot;Стандарт&quot;)))">
            <text:p/>
          </table:table-cell>
          <table:table-cell table:formula="of:=T(IF([$тест3.U108]=1;ORG.OPENOFFICE.STYLE(&quot;граница&quot;);ORG.OPENOFFICE.STYLE(&quot;Стандарт&quot;)))">
            <text:p/>
          </table:table-cell>
          <table:table-cell table:formula="of:=T(IF([$тест3.V108]=1;ORG.OPENOFFICE.STYLE(&quot;граница&quot;);ORG.OPENOFFICE.STYLE(&quot;Стандарт&quot;)))">
            <text:p/>
          </table:table-cell>
          <table:table-cell table:formula="of:=T(IF([$тест3.W108]=1;ORG.OPENOFFICE.STYLE(&quot;граница&quot;);ORG.OPENOFFICE.STYLE(&quot;Стандарт&quot;)))">
            <text:p/>
          </table:table-cell>
          <table:table-cell table:formula="of:=T(IF([$тест3.X108]=1;ORG.OPENOFFICE.STYLE(&quot;граница&quot;);ORG.OPENOFFICE.STYLE(&quot;Стандарт&quot;)))">
            <text:p/>
          </table:table-cell>
          <table:table-cell table:formula="of:=T(IF([$тест3.Y108]=1;ORG.OPENOFFICE.STYLE(&quot;граница&quot;);ORG.OPENOFFICE.STYLE(&quot;Стандарт&quot;)))">
            <text:p/>
          </table:table-cell>
          <table:table-cell table:formula="of:=T(IF([$тест3.Z108]=1;ORG.OPENOFFICE.STYLE(&quot;граница&quot;);ORG.OPENOFFICE.STYLE(&quot;Стандарт&quot;)))">
            <text:p/>
          </table:table-cell>
          <table:table-cell table:formula="of:=T(IF([$тест3.AA108]=1;ORG.OPENOFFICE.STYLE(&quot;граница&quot;);ORG.OPENOFFICE.STYLE(&quot;Стандарт&quot;)))">
            <text:p/>
          </table:table-cell>
          <table:table-cell table:formula="of:=T(IF([$тест3.AB108]=1;ORG.OPENOFFICE.STYLE(&quot;граница&quot;);ORG.OPENOFFICE.STYLE(&quot;Стандарт&quot;)))">
            <text:p/>
          </table:table-cell>
          <table:table-cell table:formula="of:=T(IF([$тест3.AC108]=1;ORG.OPENOFFICE.STYLE(&quot;граница&quot;);ORG.OPENOFFICE.STYLE(&quot;Стандарт&quot;)))">
            <text:p/>
          </table:table-cell>
          <table:table-cell table:formula="of:=T(IF([$тест3.AD108]=1;ORG.OPENOFFICE.STYLE(&quot;граница&quot;);ORG.OPENOFFICE.STYLE(&quot;Стандарт&quot;)))">
            <text:p/>
          </table:table-cell>
          <table:table-cell table:formula="of:=T(IF([$тест3.AE108]=1;ORG.OPENOFFICE.STYLE(&quot;граница&quot;);ORG.OPENOFFICE.STYLE(&quot;Стандарт&quot;)))">
            <text:p/>
          </table:table-cell>
          <table:table-cell table:formula="of:=T(IF([$тест3.AF108]=1;ORG.OPENOFFICE.STYLE(&quot;граница&quot;);ORG.OPENOFFICE.STYLE(&quot;Стандарт&quot;)))">
            <text:p/>
          </table:table-cell>
          <table:table-cell table:formula="of:=T(IF([$тест3.AG108]=1;ORG.OPENOFFICE.STYLE(&quot;граница&quot;);ORG.OPENOFFICE.STYLE(&quot;Стандарт&quot;)))">
            <text:p/>
          </table:table-cell>
          <table:table-cell table:formula="of:=T(IF([$тест3.AH108]=1;ORG.OPENOFFICE.STYLE(&quot;граница&quot;);ORG.OPENOFFICE.STYLE(&quot;Стандарт&quot;)))">
            <text:p/>
          </table:table-cell>
          <table:table-cell table:formula="of:=T(IF([$тест3.AI108]=1;ORG.OPENOFFICE.STYLE(&quot;граница&quot;);ORG.OPENOFFICE.STYLE(&quot;Стандарт&quot;)))">
            <text:p/>
          </table:table-cell>
          <table:table-cell table:formula="of:=T(IF([$тест3.AJ108]=1;ORG.OPENOFFICE.STYLE(&quot;граница&quot;);ORG.OPENOFFICE.STYLE(&quot;Стандарт&quot;)))">
            <text:p/>
          </table:table-cell>
          <table:table-cell table:formula="of:=T(IF([$тест3.AK108]=1;ORG.OPENOFFICE.STYLE(&quot;граница&quot;);ORG.OPENOFFICE.STYLE(&quot;Стандарт&quot;)))">
            <text:p/>
          </table:table-cell>
          <table:table-cell table:formula="of:=T(IF([$тест3.AL108]=1;ORG.OPENOFFICE.STYLE(&quot;граница&quot;);ORG.OPENOFFICE.STYLE(&quot;Стандарт&quot;)))">
            <text:p/>
          </table:table-cell>
          <table:table-cell table:formula="of:=T(IF([$тест3.AM108]=1;ORG.OPENOFFICE.STYLE(&quot;граница&quot;);ORG.OPENOFFICE.STYLE(&quot;Стандарт&quot;)))">
            <text:p/>
          </table:table-cell>
          <table:table-cell table:formula="of:=T(IF([$тест3.AN108]=1;ORG.OPENOFFICE.STYLE(&quot;граница&quot;);ORG.OPENOFFICE.STYLE(&quot;Стандарт&quot;)))">
            <text:p/>
          </table:table-cell>
          <table:table-cell table:formula="of:=T(IF([$тест3.AO108]=1;ORG.OPENOFFICE.STYLE(&quot;граница&quot;);ORG.OPENOFFICE.STYLE(&quot;Стандарт&quot;)))">
            <text:p/>
          </table:table-cell>
          <table:table-cell table:formula="of:=T(IF([$тест3.AP108]=1;ORG.OPENOFFICE.STYLE(&quot;граница&quot;);ORG.OPENOFFICE.STYLE(&quot;Стандарт&quot;)))">
            <text:p/>
          </table:table-cell>
          <table:table-cell table:formula="of:=T(IF([$тест3.AQ108]=1;ORG.OPENOFFICE.STYLE(&quot;граница&quot;);ORG.OPENOFFICE.STYLE(&quot;Стандарт&quot;)))">
            <text:p/>
          </table:table-cell>
          <table:table-cell table:formula="of:=T(IF([$тест3.AR108]=1;ORG.OPENOFFICE.STYLE(&quot;граница&quot;);ORG.OPENOFFICE.STYLE(&quot;Стандарт&quot;)))">
            <text:p/>
          </table:table-cell>
          <table:table-cell table:formula="of:=T(IF([$тест3.AS108]=1;ORG.OPENOFFICE.STYLE(&quot;граница&quot;);ORG.OPENOFFICE.STYLE(&quot;Стандарт&quot;)))">
            <text:p/>
          </table:table-cell>
          <table:table-cell table:formula="of:=T(IF([$тест3.AT108]=1;ORG.OPENOFFICE.STYLE(&quot;граница&quot;);ORG.OPENOFFICE.STYLE(&quot;Стандарт&quot;)))">
            <text:p/>
          </table:table-cell>
          <table:table-cell table:formula="of:=T(IF([$тест3.AU108]=1;ORG.OPENOFFICE.STYLE(&quot;граница&quot;);ORG.OPENOFFICE.STYLE(&quot;Стандарт&quot;)))">
            <text:p/>
          </table:table-cell>
          <table:table-cell table:formula="of:=T(IF([$тест3.AV108]=1;ORG.OPENOFFICE.STYLE(&quot;граница&quot;);ORG.OPENOFFICE.STYLE(&quot;Стандарт&quot;)))">
            <text:p/>
          </table:table-cell>
          <table:table-cell table:formula="of:=T(IF([$тест3.AW108]=1;ORG.OPENOFFICE.STYLE(&quot;граница&quot;);ORG.OPENOFFICE.STYLE(&quot;Стандарт&quot;)))">
            <text:p/>
          </table:table-cell>
          <table:table-cell table:formula="of:=T(IF([$тест3.AX10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09]=1;ORG.OPENOFFICE.STYLE(&quot;граница&quot;);ORG.OPENOFFICE.STYLE(&quot;Стандарт&quot;)))">
            <text:p/>
          </table:table-cell>
          <table:table-cell table:formula="of:=T(IF([$тест3.C109]=1;ORG.OPENOFFICE.STYLE(&quot;граница&quot;);ORG.OPENOFFICE.STYLE(&quot;Стандарт&quot;)))">
            <text:p/>
          </table:table-cell>
          <table:table-cell table:formula="of:=T(IF([$тест3.D109]=1;ORG.OPENOFFICE.STYLE(&quot;граница&quot;);ORG.OPENOFFICE.STYLE(&quot;Стандарт&quot;)))">
            <text:p/>
          </table:table-cell>
          <table:table-cell table:formula="of:=T(IF([$тест3.E109]=1;ORG.OPENOFFICE.STYLE(&quot;граница&quot;);ORG.OPENOFFICE.STYLE(&quot;Стандарт&quot;)))">
            <text:p/>
          </table:table-cell>
          <table:table-cell table:formula="of:=T(IF([$тест3.F109]=1;ORG.OPENOFFICE.STYLE(&quot;граница&quot;);ORG.OPENOFFICE.STYLE(&quot;Стандарт&quot;)))">
            <text:p/>
          </table:table-cell>
          <table:table-cell table:formula="of:=T(IF([$тест3.G109]=1;ORG.OPENOFFICE.STYLE(&quot;граница&quot;);ORG.OPENOFFICE.STYLE(&quot;Стандарт&quot;)))">
            <text:p/>
          </table:table-cell>
          <table:table-cell table:formula="of:=T(IF([$тест3.H109]=1;ORG.OPENOFFICE.STYLE(&quot;граница&quot;);ORG.OPENOFFICE.STYLE(&quot;Стандарт&quot;)))">
            <text:p/>
          </table:table-cell>
          <table:table-cell table:formula="of:=T(IF([$тест3.I109]=1;ORG.OPENOFFICE.STYLE(&quot;граница&quot;);ORG.OPENOFFICE.STYLE(&quot;Стандарт&quot;)))">
            <text:p/>
          </table:table-cell>
          <table:table-cell table:formula="of:=T(IF([$тест3.J109]=1;ORG.OPENOFFICE.STYLE(&quot;граница&quot;);ORG.OPENOFFICE.STYLE(&quot;Стандарт&quot;)))">
            <text:p/>
          </table:table-cell>
          <table:table-cell table:formula="of:=T(IF([$тест3.K109]=1;ORG.OPENOFFICE.STYLE(&quot;граница&quot;);ORG.OPENOFFICE.STYLE(&quot;Стандарт&quot;)))">
            <text:p/>
          </table:table-cell>
          <table:table-cell table:formula="of:=T(IF([$тест3.L109]=1;ORG.OPENOFFICE.STYLE(&quot;граница&quot;);ORG.OPENOFFICE.STYLE(&quot;Стандарт&quot;)))">
            <text:p/>
          </table:table-cell>
          <table:table-cell table:formula="of:=T(IF([$тест3.M109]=1;ORG.OPENOFFICE.STYLE(&quot;граница&quot;);ORG.OPENOFFICE.STYLE(&quot;Стандарт&quot;)))">
            <text:p/>
          </table:table-cell>
          <table:table-cell table:formula="of:=T(IF([$тест3.N109]=1;ORG.OPENOFFICE.STYLE(&quot;граница&quot;);ORG.OPENOFFICE.STYLE(&quot;Стандарт&quot;)))">
            <text:p/>
          </table:table-cell>
          <table:table-cell table:formula="of:=T(IF([$тест3.O109]=1;ORG.OPENOFFICE.STYLE(&quot;граница&quot;);ORG.OPENOFFICE.STYLE(&quot;Стандарт&quot;)))">
            <text:p/>
          </table:table-cell>
          <table:table-cell table:formula="of:=T(IF([$тест3.P109]=1;ORG.OPENOFFICE.STYLE(&quot;граница&quot;);ORG.OPENOFFICE.STYLE(&quot;Стандарт&quot;)))">
            <text:p/>
          </table:table-cell>
          <table:table-cell table:formula="of:=T(IF([$тест3.Q109]=1;ORG.OPENOFFICE.STYLE(&quot;граница&quot;);ORG.OPENOFFICE.STYLE(&quot;Стандарт&quot;)))">
            <text:p/>
          </table:table-cell>
          <table:table-cell table:formula="of:=T(IF([$тест3.R109]=1;ORG.OPENOFFICE.STYLE(&quot;граница&quot;);ORG.OPENOFFICE.STYLE(&quot;Стандарт&quot;)))">
            <text:p/>
          </table:table-cell>
          <table:table-cell table:formula="of:=T(IF([$тест3.S109]=1;ORG.OPENOFFICE.STYLE(&quot;граница&quot;);ORG.OPENOFFICE.STYLE(&quot;Стандарт&quot;)))">
            <text:p/>
          </table:table-cell>
          <table:table-cell table:formula="of:=T(IF([$тест3.T109]=1;ORG.OPENOFFICE.STYLE(&quot;граница&quot;);ORG.OPENOFFICE.STYLE(&quot;Стандарт&quot;)))">
            <text:p/>
          </table:table-cell>
          <table:table-cell table:formula="of:=T(IF([$тест3.U109]=1;ORG.OPENOFFICE.STYLE(&quot;граница&quot;);ORG.OPENOFFICE.STYLE(&quot;Стандарт&quot;)))">
            <text:p/>
          </table:table-cell>
          <table:table-cell table:formula="of:=T(IF([$тест3.V109]=1;ORG.OPENOFFICE.STYLE(&quot;граница&quot;);ORG.OPENOFFICE.STYLE(&quot;Стандарт&quot;)))">
            <text:p/>
          </table:table-cell>
          <table:table-cell table:formula="of:=T(IF([$тест3.W109]=1;ORG.OPENOFFICE.STYLE(&quot;граница&quot;);ORG.OPENOFFICE.STYLE(&quot;Стандарт&quot;)))">
            <text:p/>
          </table:table-cell>
          <table:table-cell table:formula="of:=T(IF([$тест3.X109]=1;ORG.OPENOFFICE.STYLE(&quot;граница&quot;);ORG.OPENOFFICE.STYLE(&quot;Стандарт&quot;)))">
            <text:p/>
          </table:table-cell>
          <table:table-cell table:formula="of:=T(IF([$тест3.Y109]=1;ORG.OPENOFFICE.STYLE(&quot;граница&quot;);ORG.OPENOFFICE.STYLE(&quot;Стандарт&quot;)))">
            <text:p/>
          </table:table-cell>
          <table:table-cell table:formula="of:=T(IF([$тест3.Z109]=1;ORG.OPENOFFICE.STYLE(&quot;граница&quot;);ORG.OPENOFFICE.STYLE(&quot;Стандарт&quot;)))">
            <text:p/>
          </table:table-cell>
          <table:table-cell table:formula="of:=T(IF([$тест3.AA109]=1;ORG.OPENOFFICE.STYLE(&quot;граница&quot;);ORG.OPENOFFICE.STYLE(&quot;Стандарт&quot;)))">
            <text:p/>
          </table:table-cell>
          <table:table-cell table:formula="of:=T(IF([$тест3.AB109]=1;ORG.OPENOFFICE.STYLE(&quot;граница&quot;);ORG.OPENOFFICE.STYLE(&quot;Стандарт&quot;)))">
            <text:p/>
          </table:table-cell>
          <table:table-cell table:formula="of:=T(IF([$тест3.AC109]=1;ORG.OPENOFFICE.STYLE(&quot;граница&quot;);ORG.OPENOFFICE.STYLE(&quot;Стандарт&quot;)))">
            <text:p/>
          </table:table-cell>
          <table:table-cell table:formula="of:=T(IF([$тест3.AD109]=1;ORG.OPENOFFICE.STYLE(&quot;граница&quot;);ORG.OPENOFFICE.STYLE(&quot;Стандарт&quot;)))">
            <text:p/>
          </table:table-cell>
          <table:table-cell table:formula="of:=T(IF([$тест3.AE109]=1;ORG.OPENOFFICE.STYLE(&quot;граница&quot;);ORG.OPENOFFICE.STYLE(&quot;Стандарт&quot;)))">
            <text:p/>
          </table:table-cell>
          <table:table-cell table:formula="of:=T(IF([$тест3.AF109]=1;ORG.OPENOFFICE.STYLE(&quot;граница&quot;);ORG.OPENOFFICE.STYLE(&quot;Стандарт&quot;)))">
            <text:p/>
          </table:table-cell>
          <table:table-cell table:formula="of:=T(IF([$тест3.AG109]=1;ORG.OPENOFFICE.STYLE(&quot;граница&quot;);ORG.OPENOFFICE.STYLE(&quot;Стандарт&quot;)))">
            <text:p/>
          </table:table-cell>
          <table:table-cell table:formula="of:=T(IF([$тест3.AH109]=1;ORG.OPENOFFICE.STYLE(&quot;граница&quot;);ORG.OPENOFFICE.STYLE(&quot;Стандарт&quot;)))">
            <text:p/>
          </table:table-cell>
          <table:table-cell table:formula="of:=T(IF([$тест3.AI109]=1;ORG.OPENOFFICE.STYLE(&quot;граница&quot;);ORG.OPENOFFICE.STYLE(&quot;Стандарт&quot;)))">
            <text:p/>
          </table:table-cell>
          <table:table-cell table:formula="of:=T(IF([$тест3.AJ109]=1;ORG.OPENOFFICE.STYLE(&quot;граница&quot;);ORG.OPENOFFICE.STYLE(&quot;Стандарт&quot;)))">
            <text:p/>
          </table:table-cell>
          <table:table-cell table:formula="of:=T(IF([$тест3.AK109]=1;ORG.OPENOFFICE.STYLE(&quot;граница&quot;);ORG.OPENOFFICE.STYLE(&quot;Стандарт&quot;)))">
            <text:p/>
          </table:table-cell>
          <table:table-cell table:formula="of:=T(IF([$тест3.AL109]=1;ORG.OPENOFFICE.STYLE(&quot;граница&quot;);ORG.OPENOFFICE.STYLE(&quot;Стандарт&quot;)))">
            <text:p/>
          </table:table-cell>
          <table:table-cell table:formula="of:=T(IF([$тест3.AM109]=1;ORG.OPENOFFICE.STYLE(&quot;граница&quot;);ORG.OPENOFFICE.STYLE(&quot;Стандарт&quot;)))">
            <text:p/>
          </table:table-cell>
          <table:table-cell table:formula="of:=T(IF([$тест3.AN109]=1;ORG.OPENOFFICE.STYLE(&quot;граница&quot;);ORG.OPENOFFICE.STYLE(&quot;Стандарт&quot;)))">
            <text:p/>
          </table:table-cell>
          <table:table-cell table:formula="of:=T(IF([$тест3.AO109]=1;ORG.OPENOFFICE.STYLE(&quot;граница&quot;);ORG.OPENOFFICE.STYLE(&quot;Стандарт&quot;)))">
            <text:p/>
          </table:table-cell>
          <table:table-cell table:formula="of:=T(IF([$тест3.AP109]=1;ORG.OPENOFFICE.STYLE(&quot;граница&quot;);ORG.OPENOFFICE.STYLE(&quot;Стандарт&quot;)))">
            <text:p/>
          </table:table-cell>
          <table:table-cell table:formula="of:=T(IF([$тест3.AQ109]=1;ORG.OPENOFFICE.STYLE(&quot;граница&quot;);ORG.OPENOFFICE.STYLE(&quot;Стандарт&quot;)))">
            <text:p/>
          </table:table-cell>
          <table:table-cell table:formula="of:=T(IF([$тест3.AR109]=1;ORG.OPENOFFICE.STYLE(&quot;граница&quot;);ORG.OPENOFFICE.STYLE(&quot;Стандарт&quot;)))">
            <text:p/>
          </table:table-cell>
          <table:table-cell table:formula="of:=T(IF([$тест3.AS109]=1;ORG.OPENOFFICE.STYLE(&quot;граница&quot;);ORG.OPENOFFICE.STYLE(&quot;Стандарт&quot;)))">
            <text:p/>
          </table:table-cell>
          <table:table-cell table:formula="of:=T(IF([$тест3.AT109]=1;ORG.OPENOFFICE.STYLE(&quot;граница&quot;);ORG.OPENOFFICE.STYLE(&quot;Стандарт&quot;)))">
            <text:p/>
          </table:table-cell>
          <table:table-cell table:formula="of:=T(IF([$тест3.AU109]=1;ORG.OPENOFFICE.STYLE(&quot;граница&quot;);ORG.OPENOFFICE.STYLE(&quot;Стандарт&quot;)))">
            <text:p/>
          </table:table-cell>
          <table:table-cell table:formula="of:=T(IF([$тест3.AV109]=1;ORG.OPENOFFICE.STYLE(&quot;граница&quot;);ORG.OPENOFFICE.STYLE(&quot;Стандарт&quot;)))">
            <text:p/>
          </table:table-cell>
          <table:table-cell table:formula="of:=T(IF([$тест3.AW109]=1;ORG.OPENOFFICE.STYLE(&quot;граница&quot;);ORG.OPENOFFICE.STYLE(&quot;Стандарт&quot;)))">
            <text:p/>
          </table:table-cell>
          <table:table-cell table:formula="of:=T(IF([$тест3.AX10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0]=1;ORG.OPENOFFICE.STYLE(&quot;граница&quot;);ORG.OPENOFFICE.STYLE(&quot;Стандарт&quot;)))">
            <text:p/>
          </table:table-cell>
          <table:table-cell table:formula="of:=T(IF([$тест3.C110]=1;ORG.OPENOFFICE.STYLE(&quot;граница&quot;);ORG.OPENOFFICE.STYLE(&quot;Стандарт&quot;)))">
            <text:p/>
          </table:table-cell>
          <table:table-cell table:formula="of:=T(IF([$тест3.D110]=1;ORG.OPENOFFICE.STYLE(&quot;граница&quot;);ORG.OPENOFFICE.STYLE(&quot;Стандарт&quot;)))">
            <text:p/>
          </table:table-cell>
          <table:table-cell table:formula="of:=T(IF([$тест3.E110]=1;ORG.OPENOFFICE.STYLE(&quot;граница&quot;);ORG.OPENOFFICE.STYLE(&quot;Стандарт&quot;)))">
            <text:p/>
          </table:table-cell>
          <table:table-cell table:formula="of:=T(IF([$тест3.F110]=1;ORG.OPENOFFICE.STYLE(&quot;граница&quot;);ORG.OPENOFFICE.STYLE(&quot;Стандарт&quot;)))">
            <text:p/>
          </table:table-cell>
          <table:table-cell table:formula="of:=T(IF([$тест3.G110]=1;ORG.OPENOFFICE.STYLE(&quot;граница&quot;);ORG.OPENOFFICE.STYLE(&quot;Стандарт&quot;)))">
            <text:p/>
          </table:table-cell>
          <table:table-cell table:formula="of:=T(IF([$тест3.H110]=1;ORG.OPENOFFICE.STYLE(&quot;граница&quot;);ORG.OPENOFFICE.STYLE(&quot;Стандарт&quot;)))">
            <text:p/>
          </table:table-cell>
          <table:table-cell table:formula="of:=T(IF([$тест3.I110]=1;ORG.OPENOFFICE.STYLE(&quot;граница&quot;);ORG.OPENOFFICE.STYLE(&quot;Стандарт&quot;)))">
            <text:p/>
          </table:table-cell>
          <table:table-cell table:formula="of:=T(IF([$тест3.J110]=1;ORG.OPENOFFICE.STYLE(&quot;граница&quot;);ORG.OPENOFFICE.STYLE(&quot;Стандарт&quot;)))">
            <text:p/>
          </table:table-cell>
          <table:table-cell table:formula="of:=T(IF([$тест3.K110]=1;ORG.OPENOFFICE.STYLE(&quot;граница&quot;);ORG.OPENOFFICE.STYLE(&quot;Стандарт&quot;)))">
            <text:p/>
          </table:table-cell>
          <table:table-cell table:formula="of:=T(IF([$тест3.L110]=1;ORG.OPENOFFICE.STYLE(&quot;граница&quot;);ORG.OPENOFFICE.STYLE(&quot;Стандарт&quot;)))">
            <text:p/>
          </table:table-cell>
          <table:table-cell table:formula="of:=T(IF([$тест3.M110]=1;ORG.OPENOFFICE.STYLE(&quot;граница&quot;);ORG.OPENOFFICE.STYLE(&quot;Стандарт&quot;)))">
            <text:p/>
          </table:table-cell>
          <table:table-cell table:formula="of:=T(IF([$тест3.N110]=1;ORG.OPENOFFICE.STYLE(&quot;граница&quot;);ORG.OPENOFFICE.STYLE(&quot;Стандарт&quot;)))">
            <text:p/>
          </table:table-cell>
          <table:table-cell table:formula="of:=T(IF([$тест3.O110]=1;ORG.OPENOFFICE.STYLE(&quot;граница&quot;);ORG.OPENOFFICE.STYLE(&quot;Стандарт&quot;)))">
            <text:p/>
          </table:table-cell>
          <table:table-cell table:formula="of:=T(IF([$тест3.P110]=1;ORG.OPENOFFICE.STYLE(&quot;граница&quot;);ORG.OPENOFFICE.STYLE(&quot;Стандарт&quot;)))">
            <text:p/>
          </table:table-cell>
          <table:table-cell table:formula="of:=T(IF([$тест3.Q110]=1;ORG.OPENOFFICE.STYLE(&quot;граница&quot;);ORG.OPENOFFICE.STYLE(&quot;Стандарт&quot;)))">
            <text:p/>
          </table:table-cell>
          <table:table-cell table:formula="of:=T(IF([$тест3.R110]=1;ORG.OPENOFFICE.STYLE(&quot;граница&quot;);ORG.OPENOFFICE.STYLE(&quot;Стандарт&quot;)))">
            <text:p/>
          </table:table-cell>
          <table:table-cell table:formula="of:=T(IF([$тест3.S110]=1;ORG.OPENOFFICE.STYLE(&quot;граница&quot;);ORG.OPENOFFICE.STYLE(&quot;Стандарт&quot;)))">
            <text:p/>
          </table:table-cell>
          <table:table-cell table:formula="of:=T(IF([$тест3.T110]=1;ORG.OPENOFFICE.STYLE(&quot;граница&quot;);ORG.OPENOFFICE.STYLE(&quot;Стандарт&quot;)))">
            <text:p/>
          </table:table-cell>
          <table:table-cell table:formula="of:=T(IF([$тест3.U110]=1;ORG.OPENOFFICE.STYLE(&quot;граница&quot;);ORG.OPENOFFICE.STYLE(&quot;Стандарт&quot;)))">
            <text:p/>
          </table:table-cell>
          <table:table-cell table:formula="of:=T(IF([$тест3.V110]=1;ORG.OPENOFFICE.STYLE(&quot;граница&quot;);ORG.OPENOFFICE.STYLE(&quot;Стандарт&quot;)))">
            <text:p/>
          </table:table-cell>
          <table:table-cell table:formula="of:=T(IF([$тест3.W110]=1;ORG.OPENOFFICE.STYLE(&quot;граница&quot;);ORG.OPENOFFICE.STYLE(&quot;Стандарт&quot;)))">
            <text:p/>
          </table:table-cell>
          <table:table-cell table:formula="of:=T(IF([$тест3.X110]=1;ORG.OPENOFFICE.STYLE(&quot;граница&quot;);ORG.OPENOFFICE.STYLE(&quot;Стандарт&quot;)))">
            <text:p/>
          </table:table-cell>
          <table:table-cell table:formula="of:=T(IF([$тест3.Y110]=1;ORG.OPENOFFICE.STYLE(&quot;граница&quot;);ORG.OPENOFFICE.STYLE(&quot;Стандарт&quot;)))">
            <text:p/>
          </table:table-cell>
          <table:table-cell table:formula="of:=T(IF([$тест3.Z110]=1;ORG.OPENOFFICE.STYLE(&quot;граница&quot;);ORG.OPENOFFICE.STYLE(&quot;Стандарт&quot;)))">
            <text:p/>
          </table:table-cell>
          <table:table-cell table:formula="of:=T(IF([$тест3.AA110]=1;ORG.OPENOFFICE.STYLE(&quot;граница&quot;);ORG.OPENOFFICE.STYLE(&quot;Стандарт&quot;)))">
            <text:p/>
          </table:table-cell>
          <table:table-cell table:formula="of:=T(IF([$тест3.AB110]=1;ORG.OPENOFFICE.STYLE(&quot;граница&quot;);ORG.OPENOFFICE.STYLE(&quot;Стандарт&quot;)))">
            <text:p/>
          </table:table-cell>
          <table:table-cell table:formula="of:=T(IF([$тест3.AC110]=1;ORG.OPENOFFICE.STYLE(&quot;граница&quot;);ORG.OPENOFFICE.STYLE(&quot;Стандарт&quot;)))">
            <text:p/>
          </table:table-cell>
          <table:table-cell table:formula="of:=T(IF([$тест3.AD110]=1;ORG.OPENOFFICE.STYLE(&quot;граница&quot;);ORG.OPENOFFICE.STYLE(&quot;Стандарт&quot;)))">
            <text:p/>
          </table:table-cell>
          <table:table-cell table:formula="of:=T(IF([$тест3.AE110]=1;ORG.OPENOFFICE.STYLE(&quot;граница&quot;);ORG.OPENOFFICE.STYLE(&quot;Стандарт&quot;)))">
            <text:p/>
          </table:table-cell>
          <table:table-cell table:formula="of:=T(IF([$тест3.AF110]=1;ORG.OPENOFFICE.STYLE(&quot;граница&quot;);ORG.OPENOFFICE.STYLE(&quot;Стандарт&quot;)))">
            <text:p/>
          </table:table-cell>
          <table:table-cell table:formula="of:=T(IF([$тест3.AG110]=1;ORG.OPENOFFICE.STYLE(&quot;граница&quot;);ORG.OPENOFFICE.STYLE(&quot;Стандарт&quot;)))">
            <text:p/>
          </table:table-cell>
          <table:table-cell table:formula="of:=T(IF([$тест3.AH110]=1;ORG.OPENOFFICE.STYLE(&quot;граница&quot;);ORG.OPENOFFICE.STYLE(&quot;Стандарт&quot;)))">
            <text:p/>
          </table:table-cell>
          <table:table-cell table:formula="of:=T(IF([$тест3.AI110]=1;ORG.OPENOFFICE.STYLE(&quot;граница&quot;);ORG.OPENOFFICE.STYLE(&quot;Стандарт&quot;)))">
            <text:p/>
          </table:table-cell>
          <table:table-cell table:formula="of:=T(IF([$тест3.AJ110]=1;ORG.OPENOFFICE.STYLE(&quot;граница&quot;);ORG.OPENOFFICE.STYLE(&quot;Стандарт&quot;)))">
            <text:p/>
          </table:table-cell>
          <table:table-cell table:formula="of:=T(IF([$тест3.AK110]=1;ORG.OPENOFFICE.STYLE(&quot;граница&quot;);ORG.OPENOFFICE.STYLE(&quot;Стандарт&quot;)))">
            <text:p/>
          </table:table-cell>
          <table:table-cell table:formula="of:=T(IF([$тест3.AL110]=1;ORG.OPENOFFICE.STYLE(&quot;граница&quot;);ORG.OPENOFFICE.STYLE(&quot;Стандарт&quot;)))">
            <text:p/>
          </table:table-cell>
          <table:table-cell table:formula="of:=T(IF([$тест3.AM110]=1;ORG.OPENOFFICE.STYLE(&quot;граница&quot;);ORG.OPENOFFICE.STYLE(&quot;Стандарт&quot;)))">
            <text:p/>
          </table:table-cell>
          <table:table-cell table:formula="of:=T(IF([$тест3.AN110]=1;ORG.OPENOFFICE.STYLE(&quot;граница&quot;);ORG.OPENOFFICE.STYLE(&quot;Стандарт&quot;)))">
            <text:p/>
          </table:table-cell>
          <table:table-cell table:formula="of:=T(IF([$тест3.AO110]=1;ORG.OPENOFFICE.STYLE(&quot;граница&quot;);ORG.OPENOFFICE.STYLE(&quot;Стандарт&quot;)))">
            <text:p/>
          </table:table-cell>
          <table:table-cell table:formula="of:=T(IF([$тест3.AP110]=1;ORG.OPENOFFICE.STYLE(&quot;граница&quot;);ORG.OPENOFFICE.STYLE(&quot;Стандарт&quot;)))">
            <text:p/>
          </table:table-cell>
          <table:table-cell table:formula="of:=T(IF([$тест3.AQ110]=1;ORG.OPENOFFICE.STYLE(&quot;граница&quot;);ORG.OPENOFFICE.STYLE(&quot;Стандарт&quot;)))">
            <text:p/>
          </table:table-cell>
          <table:table-cell table:formula="of:=T(IF([$тест3.AR110]=1;ORG.OPENOFFICE.STYLE(&quot;граница&quot;);ORG.OPENOFFICE.STYLE(&quot;Стандарт&quot;)))">
            <text:p/>
          </table:table-cell>
          <table:table-cell table:formula="of:=T(IF([$тест3.AS110]=1;ORG.OPENOFFICE.STYLE(&quot;граница&quot;);ORG.OPENOFFICE.STYLE(&quot;Стандарт&quot;)))">
            <text:p/>
          </table:table-cell>
          <table:table-cell table:formula="of:=T(IF([$тест3.AT110]=1;ORG.OPENOFFICE.STYLE(&quot;граница&quot;);ORG.OPENOFFICE.STYLE(&quot;Стандарт&quot;)))">
            <text:p/>
          </table:table-cell>
          <table:table-cell table:formula="of:=T(IF([$тест3.AU110]=1;ORG.OPENOFFICE.STYLE(&quot;граница&quot;);ORG.OPENOFFICE.STYLE(&quot;Стандарт&quot;)))">
            <text:p/>
          </table:table-cell>
          <table:table-cell table:formula="of:=T(IF([$тест3.AV110]=1;ORG.OPENOFFICE.STYLE(&quot;граница&quot;);ORG.OPENOFFICE.STYLE(&quot;Стандарт&quot;)))">
            <text:p/>
          </table:table-cell>
          <table:table-cell table:formula="of:=T(IF([$тест3.AW110]=1;ORG.OPENOFFICE.STYLE(&quot;граница&quot;);ORG.OPENOFFICE.STYLE(&quot;Стандарт&quot;)))">
            <text:p/>
          </table:table-cell>
          <table:table-cell table:formula="of:=T(IF([$тест3.AX11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1]=1;ORG.OPENOFFICE.STYLE(&quot;граница&quot;);ORG.OPENOFFICE.STYLE(&quot;Стандарт&quot;)))">
            <text:p/>
          </table:table-cell>
          <table:table-cell table:formula="of:=T(IF([$тест3.C111]=1;ORG.OPENOFFICE.STYLE(&quot;граница&quot;);ORG.OPENOFFICE.STYLE(&quot;Стандарт&quot;)))">
            <text:p/>
          </table:table-cell>
          <table:table-cell table:formula="of:=T(IF([$тест3.D111]=1;ORG.OPENOFFICE.STYLE(&quot;граница&quot;);ORG.OPENOFFICE.STYLE(&quot;Стандарт&quot;)))">
            <text:p/>
          </table:table-cell>
          <table:table-cell table:formula="of:=T(IF([$тест3.E111]=1;ORG.OPENOFFICE.STYLE(&quot;граница&quot;);ORG.OPENOFFICE.STYLE(&quot;Стандарт&quot;)))">
            <text:p/>
          </table:table-cell>
          <table:table-cell table:formula="of:=T(IF([$тест3.F111]=1;ORG.OPENOFFICE.STYLE(&quot;граница&quot;);ORG.OPENOFFICE.STYLE(&quot;Стандарт&quot;)))">
            <text:p/>
          </table:table-cell>
          <table:table-cell table:formula="of:=T(IF([$тест3.G111]=1;ORG.OPENOFFICE.STYLE(&quot;граница&quot;);ORG.OPENOFFICE.STYLE(&quot;Стандарт&quot;)))">
            <text:p/>
          </table:table-cell>
          <table:table-cell table:formula="of:=T(IF([$тест3.H111]=1;ORG.OPENOFFICE.STYLE(&quot;граница&quot;);ORG.OPENOFFICE.STYLE(&quot;Стандарт&quot;)))">
            <text:p/>
          </table:table-cell>
          <table:table-cell table:formula="of:=T(IF([$тест3.I111]=1;ORG.OPENOFFICE.STYLE(&quot;граница&quot;);ORG.OPENOFFICE.STYLE(&quot;Стандарт&quot;)))">
            <text:p/>
          </table:table-cell>
          <table:table-cell table:formula="of:=T(IF([$тест3.J111]=1;ORG.OPENOFFICE.STYLE(&quot;граница&quot;);ORG.OPENOFFICE.STYLE(&quot;Стандарт&quot;)))">
            <text:p/>
          </table:table-cell>
          <table:table-cell table:formula="of:=T(IF([$тест3.K111]=1;ORG.OPENOFFICE.STYLE(&quot;граница&quot;);ORG.OPENOFFICE.STYLE(&quot;Стандарт&quot;)))">
            <text:p/>
          </table:table-cell>
          <table:table-cell table:formula="of:=T(IF([$тест3.L111]=1;ORG.OPENOFFICE.STYLE(&quot;граница&quot;);ORG.OPENOFFICE.STYLE(&quot;Стандарт&quot;)))">
            <text:p/>
          </table:table-cell>
          <table:table-cell table:formula="of:=T(IF([$тест3.M111]=1;ORG.OPENOFFICE.STYLE(&quot;граница&quot;);ORG.OPENOFFICE.STYLE(&quot;Стандарт&quot;)))">
            <text:p/>
          </table:table-cell>
          <table:table-cell table:formula="of:=T(IF([$тест3.N111]=1;ORG.OPENOFFICE.STYLE(&quot;граница&quot;);ORG.OPENOFFICE.STYLE(&quot;Стандарт&quot;)))">
            <text:p/>
          </table:table-cell>
          <table:table-cell table:formula="of:=T(IF([$тест3.O111]=1;ORG.OPENOFFICE.STYLE(&quot;граница&quot;);ORG.OPENOFFICE.STYLE(&quot;Стандарт&quot;)))">
            <text:p/>
          </table:table-cell>
          <table:table-cell table:formula="of:=T(IF([$тест3.P111]=1;ORG.OPENOFFICE.STYLE(&quot;граница&quot;);ORG.OPENOFFICE.STYLE(&quot;Стандарт&quot;)))">
            <text:p/>
          </table:table-cell>
          <table:table-cell table:formula="of:=T(IF([$тест3.Q111]=1;ORG.OPENOFFICE.STYLE(&quot;граница&quot;);ORG.OPENOFFICE.STYLE(&quot;Стандарт&quot;)))">
            <text:p/>
          </table:table-cell>
          <table:table-cell table:formula="of:=T(IF([$тест3.R111]=1;ORG.OPENOFFICE.STYLE(&quot;граница&quot;);ORG.OPENOFFICE.STYLE(&quot;Стандарт&quot;)))">
            <text:p/>
          </table:table-cell>
          <table:table-cell table:formula="of:=T(IF([$тест3.S111]=1;ORG.OPENOFFICE.STYLE(&quot;граница&quot;);ORG.OPENOFFICE.STYLE(&quot;Стандарт&quot;)))">
            <text:p/>
          </table:table-cell>
          <table:table-cell table:formula="of:=T(IF([$тест3.T111]=1;ORG.OPENOFFICE.STYLE(&quot;граница&quot;);ORG.OPENOFFICE.STYLE(&quot;Стандарт&quot;)))">
            <text:p/>
          </table:table-cell>
          <table:table-cell table:formula="of:=T(IF([$тест3.U111]=1;ORG.OPENOFFICE.STYLE(&quot;граница&quot;);ORG.OPENOFFICE.STYLE(&quot;Стандарт&quot;)))">
            <text:p/>
          </table:table-cell>
          <table:table-cell table:formula="of:=T(IF([$тест3.V111]=1;ORG.OPENOFFICE.STYLE(&quot;граница&quot;);ORG.OPENOFFICE.STYLE(&quot;Стандарт&quot;)))">
            <text:p/>
          </table:table-cell>
          <table:table-cell table:formula="of:=T(IF([$тест3.W111]=1;ORG.OPENOFFICE.STYLE(&quot;граница&quot;);ORG.OPENOFFICE.STYLE(&quot;Стандарт&quot;)))">
            <text:p/>
          </table:table-cell>
          <table:table-cell table:formula="of:=T(IF([$тест3.X111]=1;ORG.OPENOFFICE.STYLE(&quot;граница&quot;);ORG.OPENOFFICE.STYLE(&quot;Стандарт&quot;)))">
            <text:p/>
          </table:table-cell>
          <table:table-cell table:formula="of:=T(IF([$тест3.Y111]=1;ORG.OPENOFFICE.STYLE(&quot;граница&quot;);ORG.OPENOFFICE.STYLE(&quot;Стандарт&quot;)))">
            <text:p/>
          </table:table-cell>
          <table:table-cell table:formula="of:=T(IF([$тест3.Z111]=1;ORG.OPENOFFICE.STYLE(&quot;граница&quot;);ORG.OPENOFFICE.STYLE(&quot;Стандарт&quot;)))">
            <text:p/>
          </table:table-cell>
          <table:table-cell table:formula="of:=T(IF([$тест3.AA111]=1;ORG.OPENOFFICE.STYLE(&quot;граница&quot;);ORG.OPENOFFICE.STYLE(&quot;Стандарт&quot;)))">
            <text:p/>
          </table:table-cell>
          <table:table-cell table:formula="of:=T(IF([$тест3.AB111]=1;ORG.OPENOFFICE.STYLE(&quot;граница&quot;);ORG.OPENOFFICE.STYLE(&quot;Стандарт&quot;)))">
            <text:p/>
          </table:table-cell>
          <table:table-cell table:formula="of:=T(IF([$тест3.AC111]=1;ORG.OPENOFFICE.STYLE(&quot;граница&quot;);ORG.OPENOFFICE.STYLE(&quot;Стандарт&quot;)))">
            <text:p/>
          </table:table-cell>
          <table:table-cell table:formula="of:=T(IF([$тест3.AD111]=1;ORG.OPENOFFICE.STYLE(&quot;граница&quot;);ORG.OPENOFFICE.STYLE(&quot;Стандарт&quot;)))">
            <text:p/>
          </table:table-cell>
          <table:table-cell table:formula="of:=T(IF([$тест3.AE111]=1;ORG.OPENOFFICE.STYLE(&quot;граница&quot;);ORG.OPENOFFICE.STYLE(&quot;Стандарт&quot;)))">
            <text:p/>
          </table:table-cell>
          <table:table-cell table:formula="of:=T(IF([$тест3.AF111]=1;ORG.OPENOFFICE.STYLE(&quot;граница&quot;);ORG.OPENOFFICE.STYLE(&quot;Стандарт&quot;)))">
            <text:p/>
          </table:table-cell>
          <table:table-cell table:formula="of:=T(IF([$тест3.AG111]=1;ORG.OPENOFFICE.STYLE(&quot;граница&quot;);ORG.OPENOFFICE.STYLE(&quot;Стандарт&quot;)))">
            <text:p/>
          </table:table-cell>
          <table:table-cell table:formula="of:=T(IF([$тест3.AH111]=1;ORG.OPENOFFICE.STYLE(&quot;граница&quot;);ORG.OPENOFFICE.STYLE(&quot;Стандарт&quot;)))">
            <text:p/>
          </table:table-cell>
          <table:table-cell table:formula="of:=T(IF([$тест3.AI111]=1;ORG.OPENOFFICE.STYLE(&quot;граница&quot;);ORG.OPENOFFICE.STYLE(&quot;Стандарт&quot;)))">
            <text:p/>
          </table:table-cell>
          <table:table-cell table:formula="of:=T(IF([$тест3.AJ111]=1;ORG.OPENOFFICE.STYLE(&quot;граница&quot;);ORG.OPENOFFICE.STYLE(&quot;Стандарт&quot;)))">
            <text:p/>
          </table:table-cell>
          <table:table-cell table:formula="of:=T(IF([$тест3.AK111]=1;ORG.OPENOFFICE.STYLE(&quot;граница&quot;);ORG.OPENOFFICE.STYLE(&quot;Стандарт&quot;)))">
            <text:p/>
          </table:table-cell>
          <table:table-cell table:formula="of:=T(IF([$тест3.AL111]=1;ORG.OPENOFFICE.STYLE(&quot;граница&quot;);ORG.OPENOFFICE.STYLE(&quot;Стандарт&quot;)))">
            <text:p/>
          </table:table-cell>
          <table:table-cell table:formula="of:=T(IF([$тест3.AM111]=1;ORG.OPENOFFICE.STYLE(&quot;граница&quot;);ORG.OPENOFFICE.STYLE(&quot;Стандарт&quot;)))">
            <text:p/>
          </table:table-cell>
          <table:table-cell table:formula="of:=T(IF([$тест3.AN111]=1;ORG.OPENOFFICE.STYLE(&quot;граница&quot;);ORG.OPENOFFICE.STYLE(&quot;Стандарт&quot;)))">
            <text:p/>
          </table:table-cell>
          <table:table-cell table:formula="of:=T(IF([$тест3.AO111]=1;ORG.OPENOFFICE.STYLE(&quot;граница&quot;);ORG.OPENOFFICE.STYLE(&quot;Стандарт&quot;)))">
            <text:p/>
          </table:table-cell>
          <table:table-cell table:formula="of:=T(IF([$тест3.AP111]=1;ORG.OPENOFFICE.STYLE(&quot;граница&quot;);ORG.OPENOFFICE.STYLE(&quot;Стандарт&quot;)))">
            <text:p/>
          </table:table-cell>
          <table:table-cell table:formula="of:=T(IF([$тест3.AQ111]=1;ORG.OPENOFFICE.STYLE(&quot;граница&quot;);ORG.OPENOFFICE.STYLE(&quot;Стандарт&quot;)))">
            <text:p/>
          </table:table-cell>
          <table:table-cell table:formula="of:=T(IF([$тест3.AR111]=1;ORG.OPENOFFICE.STYLE(&quot;граница&quot;);ORG.OPENOFFICE.STYLE(&quot;Стандарт&quot;)))">
            <text:p/>
          </table:table-cell>
          <table:table-cell table:formula="of:=T(IF([$тест3.AS111]=1;ORG.OPENOFFICE.STYLE(&quot;граница&quot;);ORG.OPENOFFICE.STYLE(&quot;Стандарт&quot;)))">
            <text:p/>
          </table:table-cell>
          <table:table-cell table:formula="of:=T(IF([$тест3.AT111]=1;ORG.OPENOFFICE.STYLE(&quot;граница&quot;);ORG.OPENOFFICE.STYLE(&quot;Стандарт&quot;)))">
            <text:p/>
          </table:table-cell>
          <table:table-cell table:formula="of:=T(IF([$тест3.AU111]=1;ORG.OPENOFFICE.STYLE(&quot;граница&quot;);ORG.OPENOFFICE.STYLE(&quot;Стандарт&quot;)))">
            <text:p/>
          </table:table-cell>
          <table:table-cell table:formula="of:=T(IF([$тест3.AV111]=1;ORG.OPENOFFICE.STYLE(&quot;граница&quot;);ORG.OPENOFFICE.STYLE(&quot;Стандарт&quot;)))">
            <text:p/>
          </table:table-cell>
          <table:table-cell table:formula="of:=T(IF([$тест3.AW111]=1;ORG.OPENOFFICE.STYLE(&quot;граница&quot;);ORG.OPENOFFICE.STYLE(&quot;Стандарт&quot;)))">
            <text:p/>
          </table:table-cell>
          <table:table-cell table:formula="of:=T(IF([$тест3.AX11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2]=1;ORG.OPENOFFICE.STYLE(&quot;граница&quot;);ORG.OPENOFFICE.STYLE(&quot;Стандарт&quot;)))">
            <text:p/>
          </table:table-cell>
          <table:table-cell table:formula="of:=T(IF([$тест3.C112]=1;ORG.OPENOFFICE.STYLE(&quot;граница&quot;);ORG.OPENOFFICE.STYLE(&quot;Стандарт&quot;)))">
            <text:p/>
          </table:table-cell>
          <table:table-cell table:formula="of:=T(IF([$тест3.D112]=1;ORG.OPENOFFICE.STYLE(&quot;граница&quot;);ORG.OPENOFFICE.STYLE(&quot;Стандарт&quot;)))">
            <text:p/>
          </table:table-cell>
          <table:table-cell table:formula="of:=T(IF([$тест3.E112]=1;ORG.OPENOFFICE.STYLE(&quot;граница&quot;);ORG.OPENOFFICE.STYLE(&quot;Стандарт&quot;)))">
            <text:p/>
          </table:table-cell>
          <table:table-cell table:formula="of:=T(IF([$тест3.F112]=1;ORG.OPENOFFICE.STYLE(&quot;граница&quot;);ORG.OPENOFFICE.STYLE(&quot;Стандарт&quot;)))">
            <text:p/>
          </table:table-cell>
          <table:table-cell table:formula="of:=T(IF([$тест3.G112]=1;ORG.OPENOFFICE.STYLE(&quot;граница&quot;);ORG.OPENOFFICE.STYLE(&quot;Стандарт&quot;)))">
            <text:p/>
          </table:table-cell>
          <table:table-cell table:formula="of:=T(IF([$тест3.H112]=1;ORG.OPENOFFICE.STYLE(&quot;граница&quot;);ORG.OPENOFFICE.STYLE(&quot;Стандарт&quot;)))">
            <text:p/>
          </table:table-cell>
          <table:table-cell table:formula="of:=T(IF([$тест3.I112]=1;ORG.OPENOFFICE.STYLE(&quot;граница&quot;);ORG.OPENOFFICE.STYLE(&quot;Стандарт&quot;)))">
            <text:p/>
          </table:table-cell>
          <table:table-cell table:formula="of:=T(IF([$тест3.J112]=1;ORG.OPENOFFICE.STYLE(&quot;граница&quot;);ORG.OPENOFFICE.STYLE(&quot;Стандарт&quot;)))">
            <text:p/>
          </table:table-cell>
          <table:table-cell table:formula="of:=T(IF([$тест3.K112]=1;ORG.OPENOFFICE.STYLE(&quot;граница&quot;);ORG.OPENOFFICE.STYLE(&quot;Стандарт&quot;)))">
            <text:p/>
          </table:table-cell>
          <table:table-cell table:formula="of:=T(IF([$тест3.L112]=1;ORG.OPENOFFICE.STYLE(&quot;граница&quot;);ORG.OPENOFFICE.STYLE(&quot;Стандарт&quot;)))">
            <text:p/>
          </table:table-cell>
          <table:table-cell table:formula="of:=T(IF([$тест3.M112]=1;ORG.OPENOFFICE.STYLE(&quot;граница&quot;);ORG.OPENOFFICE.STYLE(&quot;Стандарт&quot;)))">
            <text:p/>
          </table:table-cell>
          <table:table-cell table:formula="of:=T(IF([$тест3.N112]=1;ORG.OPENOFFICE.STYLE(&quot;граница&quot;);ORG.OPENOFFICE.STYLE(&quot;Стандарт&quot;)))">
            <text:p/>
          </table:table-cell>
          <table:table-cell table:formula="of:=T(IF([$тест3.O112]=1;ORG.OPENOFFICE.STYLE(&quot;граница&quot;);ORG.OPENOFFICE.STYLE(&quot;Стандарт&quot;)))">
            <text:p/>
          </table:table-cell>
          <table:table-cell table:formula="of:=T(IF([$тест3.P112]=1;ORG.OPENOFFICE.STYLE(&quot;граница&quot;);ORG.OPENOFFICE.STYLE(&quot;Стандарт&quot;)))">
            <text:p/>
          </table:table-cell>
          <table:table-cell table:formula="of:=T(IF([$тест3.Q112]=1;ORG.OPENOFFICE.STYLE(&quot;граница&quot;);ORG.OPENOFFICE.STYLE(&quot;Стандарт&quot;)))">
            <text:p/>
          </table:table-cell>
          <table:table-cell table:formula="of:=T(IF([$тест3.R112]=1;ORG.OPENOFFICE.STYLE(&quot;граница&quot;);ORG.OPENOFFICE.STYLE(&quot;Стандарт&quot;)))">
            <text:p/>
          </table:table-cell>
          <table:table-cell table:formula="of:=T(IF([$тест3.S112]=1;ORG.OPENOFFICE.STYLE(&quot;граница&quot;);ORG.OPENOFFICE.STYLE(&quot;Стандарт&quot;)))">
            <text:p/>
          </table:table-cell>
          <table:table-cell table:formula="of:=T(IF([$тест3.T112]=1;ORG.OPENOFFICE.STYLE(&quot;граница&quot;);ORG.OPENOFFICE.STYLE(&quot;Стандарт&quot;)))">
            <text:p/>
          </table:table-cell>
          <table:table-cell table:formula="of:=T(IF([$тест3.U112]=1;ORG.OPENOFFICE.STYLE(&quot;граница&quot;);ORG.OPENOFFICE.STYLE(&quot;Стандарт&quot;)))">
            <text:p/>
          </table:table-cell>
          <table:table-cell table:formula="of:=T(IF([$тест3.V112]=1;ORG.OPENOFFICE.STYLE(&quot;граница&quot;);ORG.OPENOFFICE.STYLE(&quot;Стандарт&quot;)))">
            <text:p/>
          </table:table-cell>
          <table:table-cell table:formula="of:=T(IF([$тест3.W112]=1;ORG.OPENOFFICE.STYLE(&quot;граница&quot;);ORG.OPENOFFICE.STYLE(&quot;Стандарт&quot;)))">
            <text:p/>
          </table:table-cell>
          <table:table-cell table:formula="of:=T(IF([$тест3.X112]=1;ORG.OPENOFFICE.STYLE(&quot;граница&quot;);ORG.OPENOFFICE.STYLE(&quot;Стандарт&quot;)))">
            <text:p/>
          </table:table-cell>
          <table:table-cell table:formula="of:=T(IF([$тест3.Y112]=1;ORG.OPENOFFICE.STYLE(&quot;граница&quot;);ORG.OPENOFFICE.STYLE(&quot;Стандарт&quot;)))">
            <text:p/>
          </table:table-cell>
          <table:table-cell table:formula="of:=T(IF([$тест3.Z112]=1;ORG.OPENOFFICE.STYLE(&quot;граница&quot;);ORG.OPENOFFICE.STYLE(&quot;Стандарт&quot;)))">
            <text:p/>
          </table:table-cell>
          <table:table-cell table:formula="of:=T(IF([$тест3.AA112]=1;ORG.OPENOFFICE.STYLE(&quot;граница&quot;);ORG.OPENOFFICE.STYLE(&quot;Стандарт&quot;)))">
            <text:p/>
          </table:table-cell>
          <table:table-cell table:formula="of:=T(IF([$тест3.AB112]=1;ORG.OPENOFFICE.STYLE(&quot;граница&quot;);ORG.OPENOFFICE.STYLE(&quot;Стандарт&quot;)))">
            <text:p/>
          </table:table-cell>
          <table:table-cell table:formula="of:=T(IF([$тест3.AC112]=1;ORG.OPENOFFICE.STYLE(&quot;граница&quot;);ORG.OPENOFFICE.STYLE(&quot;Стандарт&quot;)))">
            <text:p/>
          </table:table-cell>
          <table:table-cell table:formula="of:=T(IF([$тест3.AD112]=1;ORG.OPENOFFICE.STYLE(&quot;граница&quot;);ORG.OPENOFFICE.STYLE(&quot;Стандарт&quot;)))">
            <text:p/>
          </table:table-cell>
          <table:table-cell table:formula="of:=T(IF([$тест3.AE112]=1;ORG.OPENOFFICE.STYLE(&quot;граница&quot;);ORG.OPENOFFICE.STYLE(&quot;Стандарт&quot;)))">
            <text:p/>
          </table:table-cell>
          <table:table-cell table:formula="of:=T(IF([$тест3.AF112]=1;ORG.OPENOFFICE.STYLE(&quot;граница&quot;);ORG.OPENOFFICE.STYLE(&quot;Стандарт&quot;)))">
            <text:p/>
          </table:table-cell>
          <table:table-cell table:formula="of:=T(IF([$тест3.AG112]=1;ORG.OPENOFFICE.STYLE(&quot;граница&quot;);ORG.OPENOFFICE.STYLE(&quot;Стандарт&quot;)))">
            <text:p/>
          </table:table-cell>
          <table:table-cell table:formula="of:=T(IF([$тест3.AH112]=1;ORG.OPENOFFICE.STYLE(&quot;граница&quot;);ORG.OPENOFFICE.STYLE(&quot;Стандарт&quot;)))">
            <text:p/>
          </table:table-cell>
          <table:table-cell table:formula="of:=T(IF([$тест3.AI112]=1;ORG.OPENOFFICE.STYLE(&quot;граница&quot;);ORG.OPENOFFICE.STYLE(&quot;Стандарт&quot;)))">
            <text:p/>
          </table:table-cell>
          <table:table-cell table:formula="of:=T(IF([$тест3.AJ112]=1;ORG.OPENOFFICE.STYLE(&quot;граница&quot;);ORG.OPENOFFICE.STYLE(&quot;Стандарт&quot;)))">
            <text:p/>
          </table:table-cell>
          <table:table-cell table:formula="of:=T(IF([$тест3.AK112]=1;ORG.OPENOFFICE.STYLE(&quot;граница&quot;);ORG.OPENOFFICE.STYLE(&quot;Стандарт&quot;)))">
            <text:p/>
          </table:table-cell>
          <table:table-cell table:formula="of:=T(IF([$тест3.AL112]=1;ORG.OPENOFFICE.STYLE(&quot;граница&quot;);ORG.OPENOFFICE.STYLE(&quot;Стандарт&quot;)))">
            <text:p/>
          </table:table-cell>
          <table:table-cell table:formula="of:=T(IF([$тест3.AM112]=1;ORG.OPENOFFICE.STYLE(&quot;граница&quot;);ORG.OPENOFFICE.STYLE(&quot;Стандарт&quot;)))">
            <text:p/>
          </table:table-cell>
          <table:table-cell table:formula="of:=T(IF([$тест3.AN112]=1;ORG.OPENOFFICE.STYLE(&quot;граница&quot;);ORG.OPENOFFICE.STYLE(&quot;Стандарт&quot;)))">
            <text:p/>
          </table:table-cell>
          <table:table-cell table:formula="of:=T(IF([$тест3.AO112]=1;ORG.OPENOFFICE.STYLE(&quot;граница&quot;);ORG.OPENOFFICE.STYLE(&quot;Стандарт&quot;)))">
            <text:p/>
          </table:table-cell>
          <table:table-cell table:formula="of:=T(IF([$тест3.AP112]=1;ORG.OPENOFFICE.STYLE(&quot;граница&quot;);ORG.OPENOFFICE.STYLE(&quot;Стандарт&quot;)))">
            <text:p/>
          </table:table-cell>
          <table:table-cell table:formula="of:=T(IF([$тест3.AQ112]=1;ORG.OPENOFFICE.STYLE(&quot;граница&quot;);ORG.OPENOFFICE.STYLE(&quot;Стандарт&quot;)))">
            <text:p/>
          </table:table-cell>
          <table:table-cell table:formula="of:=T(IF([$тест3.AR112]=1;ORG.OPENOFFICE.STYLE(&quot;граница&quot;);ORG.OPENOFFICE.STYLE(&quot;Стандарт&quot;)))">
            <text:p/>
          </table:table-cell>
          <table:table-cell table:formula="of:=T(IF([$тест3.AS112]=1;ORG.OPENOFFICE.STYLE(&quot;граница&quot;);ORG.OPENOFFICE.STYLE(&quot;Стандарт&quot;)))">
            <text:p/>
          </table:table-cell>
          <table:table-cell table:formula="of:=T(IF([$тест3.AT112]=1;ORG.OPENOFFICE.STYLE(&quot;граница&quot;);ORG.OPENOFFICE.STYLE(&quot;Стандарт&quot;)))">
            <text:p/>
          </table:table-cell>
          <table:table-cell table:formula="of:=T(IF([$тест3.AU112]=1;ORG.OPENOFFICE.STYLE(&quot;граница&quot;);ORG.OPENOFFICE.STYLE(&quot;Стандарт&quot;)))">
            <text:p/>
          </table:table-cell>
          <table:table-cell table:formula="of:=T(IF([$тест3.AV112]=1;ORG.OPENOFFICE.STYLE(&quot;граница&quot;);ORG.OPENOFFICE.STYLE(&quot;Стандарт&quot;)))">
            <text:p/>
          </table:table-cell>
          <table:table-cell table:formula="of:=T(IF([$тест3.AW112]=1;ORG.OPENOFFICE.STYLE(&quot;граница&quot;);ORG.OPENOFFICE.STYLE(&quot;Стандарт&quot;)))">
            <text:p/>
          </table:table-cell>
          <table:table-cell table:formula="of:=T(IF([$тест3.AX11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3]=1;ORG.OPENOFFICE.STYLE(&quot;граница&quot;);ORG.OPENOFFICE.STYLE(&quot;Стандарт&quot;)))">
            <text:p/>
          </table:table-cell>
          <table:table-cell table:formula="of:=T(IF([$тест3.C113]=1;ORG.OPENOFFICE.STYLE(&quot;граница&quot;);ORG.OPENOFFICE.STYLE(&quot;Стандарт&quot;)))">
            <text:p/>
          </table:table-cell>
          <table:table-cell table:formula="of:=T(IF([$тест3.D113]=1;ORG.OPENOFFICE.STYLE(&quot;граница&quot;);ORG.OPENOFFICE.STYLE(&quot;Стандарт&quot;)))">
            <text:p/>
          </table:table-cell>
          <table:table-cell table:formula="of:=T(IF([$тест3.E113]=1;ORG.OPENOFFICE.STYLE(&quot;граница&quot;);ORG.OPENOFFICE.STYLE(&quot;Стандарт&quot;)))">
            <text:p/>
          </table:table-cell>
          <table:table-cell table:formula="of:=T(IF([$тест3.F113]=1;ORG.OPENOFFICE.STYLE(&quot;граница&quot;);ORG.OPENOFFICE.STYLE(&quot;Стандарт&quot;)))">
            <text:p/>
          </table:table-cell>
          <table:table-cell table:formula="of:=T(IF([$тест3.G113]=1;ORG.OPENOFFICE.STYLE(&quot;граница&quot;);ORG.OPENOFFICE.STYLE(&quot;Стандарт&quot;)))">
            <text:p/>
          </table:table-cell>
          <table:table-cell table:formula="of:=T(IF([$тест3.H113]=1;ORG.OPENOFFICE.STYLE(&quot;граница&quot;);ORG.OPENOFFICE.STYLE(&quot;Стандарт&quot;)))">
            <text:p/>
          </table:table-cell>
          <table:table-cell table:formula="of:=T(IF([$тест3.I113]=1;ORG.OPENOFFICE.STYLE(&quot;граница&quot;);ORG.OPENOFFICE.STYLE(&quot;Стандарт&quot;)))">
            <text:p/>
          </table:table-cell>
          <table:table-cell table:formula="of:=T(IF([$тест3.J113]=1;ORG.OPENOFFICE.STYLE(&quot;граница&quot;);ORG.OPENOFFICE.STYLE(&quot;Стандарт&quot;)))">
            <text:p/>
          </table:table-cell>
          <table:table-cell table:formula="of:=T(IF([$тест3.K113]=1;ORG.OPENOFFICE.STYLE(&quot;граница&quot;);ORG.OPENOFFICE.STYLE(&quot;Стандарт&quot;)))">
            <text:p/>
          </table:table-cell>
          <table:table-cell table:formula="of:=T(IF([$тест3.L113]=1;ORG.OPENOFFICE.STYLE(&quot;граница&quot;);ORG.OPENOFFICE.STYLE(&quot;Стандарт&quot;)))">
            <text:p/>
          </table:table-cell>
          <table:table-cell table:formula="of:=T(IF([$тест3.M113]=1;ORG.OPENOFFICE.STYLE(&quot;граница&quot;);ORG.OPENOFFICE.STYLE(&quot;Стандарт&quot;)))">
            <text:p/>
          </table:table-cell>
          <table:table-cell table:formula="of:=T(IF([$тест3.N113]=1;ORG.OPENOFFICE.STYLE(&quot;граница&quot;);ORG.OPENOFFICE.STYLE(&quot;Стандарт&quot;)))">
            <text:p/>
          </table:table-cell>
          <table:table-cell table:formula="of:=T(IF([$тест3.O113]=1;ORG.OPENOFFICE.STYLE(&quot;граница&quot;);ORG.OPENOFFICE.STYLE(&quot;Стандарт&quot;)))">
            <text:p/>
          </table:table-cell>
          <table:table-cell table:formula="of:=T(IF([$тест3.P113]=1;ORG.OPENOFFICE.STYLE(&quot;граница&quot;);ORG.OPENOFFICE.STYLE(&quot;Стандарт&quot;)))">
            <text:p/>
          </table:table-cell>
          <table:table-cell table:formula="of:=T(IF([$тест3.Q113]=1;ORG.OPENOFFICE.STYLE(&quot;граница&quot;);ORG.OPENOFFICE.STYLE(&quot;Стандарт&quot;)))">
            <text:p/>
          </table:table-cell>
          <table:table-cell table:formula="of:=T(IF([$тест3.R113]=1;ORG.OPENOFFICE.STYLE(&quot;граница&quot;);ORG.OPENOFFICE.STYLE(&quot;Стандарт&quot;)))">
            <text:p/>
          </table:table-cell>
          <table:table-cell table:formula="of:=T(IF([$тест3.S113]=1;ORG.OPENOFFICE.STYLE(&quot;граница&quot;);ORG.OPENOFFICE.STYLE(&quot;Стандарт&quot;)))">
            <text:p/>
          </table:table-cell>
          <table:table-cell table:formula="of:=T(IF([$тест3.T113]=1;ORG.OPENOFFICE.STYLE(&quot;граница&quot;);ORG.OPENOFFICE.STYLE(&quot;Стандарт&quot;)))">
            <text:p/>
          </table:table-cell>
          <table:table-cell table:formula="of:=T(IF([$тест3.U113]=1;ORG.OPENOFFICE.STYLE(&quot;граница&quot;);ORG.OPENOFFICE.STYLE(&quot;Стандарт&quot;)))">
            <text:p/>
          </table:table-cell>
          <table:table-cell table:formula="of:=T(IF([$тест3.V113]=1;ORG.OPENOFFICE.STYLE(&quot;граница&quot;);ORG.OPENOFFICE.STYLE(&quot;Стандарт&quot;)))">
            <text:p/>
          </table:table-cell>
          <table:table-cell table:formula="of:=T(IF([$тест3.W113]=1;ORG.OPENOFFICE.STYLE(&quot;граница&quot;);ORG.OPENOFFICE.STYLE(&quot;Стандарт&quot;)))">
            <text:p/>
          </table:table-cell>
          <table:table-cell table:formula="of:=T(IF([$тест3.X113]=1;ORG.OPENOFFICE.STYLE(&quot;граница&quot;);ORG.OPENOFFICE.STYLE(&quot;Стандарт&quot;)))">
            <text:p/>
          </table:table-cell>
          <table:table-cell table:formula="of:=T(IF([$тест3.Y113]=1;ORG.OPENOFFICE.STYLE(&quot;граница&quot;);ORG.OPENOFFICE.STYLE(&quot;Стандарт&quot;)))">
            <text:p/>
          </table:table-cell>
          <table:table-cell table:formula="of:=T(IF([$тест3.Z113]=1;ORG.OPENOFFICE.STYLE(&quot;граница&quot;);ORG.OPENOFFICE.STYLE(&quot;Стандарт&quot;)))">
            <text:p/>
          </table:table-cell>
          <table:table-cell table:formula="of:=T(IF([$тест3.AA113]=1;ORG.OPENOFFICE.STYLE(&quot;граница&quot;);ORG.OPENOFFICE.STYLE(&quot;Стандарт&quot;)))">
            <text:p/>
          </table:table-cell>
          <table:table-cell table:formula="of:=T(IF([$тест3.AB113]=1;ORG.OPENOFFICE.STYLE(&quot;граница&quot;);ORG.OPENOFFICE.STYLE(&quot;Стандарт&quot;)))">
            <text:p/>
          </table:table-cell>
          <table:table-cell table:formula="of:=T(IF([$тест3.AC113]=1;ORG.OPENOFFICE.STYLE(&quot;граница&quot;);ORG.OPENOFFICE.STYLE(&quot;Стандарт&quot;)))">
            <text:p/>
          </table:table-cell>
          <table:table-cell table:formula="of:=T(IF([$тест3.AD113]=1;ORG.OPENOFFICE.STYLE(&quot;граница&quot;);ORG.OPENOFFICE.STYLE(&quot;Стандарт&quot;)))">
            <text:p/>
          </table:table-cell>
          <table:table-cell table:formula="of:=T(IF([$тест3.AE113]=1;ORG.OPENOFFICE.STYLE(&quot;граница&quot;);ORG.OPENOFFICE.STYLE(&quot;Стандарт&quot;)))">
            <text:p/>
          </table:table-cell>
          <table:table-cell table:formula="of:=T(IF([$тест3.AF113]=1;ORG.OPENOFFICE.STYLE(&quot;граница&quot;);ORG.OPENOFFICE.STYLE(&quot;Стандарт&quot;)))">
            <text:p/>
          </table:table-cell>
          <table:table-cell table:formula="of:=T(IF([$тест3.AG113]=1;ORG.OPENOFFICE.STYLE(&quot;граница&quot;);ORG.OPENOFFICE.STYLE(&quot;Стандарт&quot;)))">
            <text:p/>
          </table:table-cell>
          <table:table-cell table:formula="of:=T(IF([$тест3.AH113]=1;ORG.OPENOFFICE.STYLE(&quot;граница&quot;);ORG.OPENOFFICE.STYLE(&quot;Стандарт&quot;)))">
            <text:p/>
          </table:table-cell>
          <table:table-cell table:formula="of:=T(IF([$тест3.AI113]=1;ORG.OPENOFFICE.STYLE(&quot;граница&quot;);ORG.OPENOFFICE.STYLE(&quot;Стандарт&quot;)))">
            <text:p/>
          </table:table-cell>
          <table:table-cell table:formula="of:=T(IF([$тест3.AJ113]=1;ORG.OPENOFFICE.STYLE(&quot;граница&quot;);ORG.OPENOFFICE.STYLE(&quot;Стандарт&quot;)))">
            <text:p/>
          </table:table-cell>
          <table:table-cell table:formula="of:=T(IF([$тест3.AK113]=1;ORG.OPENOFFICE.STYLE(&quot;граница&quot;);ORG.OPENOFFICE.STYLE(&quot;Стандарт&quot;)))">
            <text:p/>
          </table:table-cell>
          <table:table-cell table:formula="of:=T(IF([$тест3.AL113]=1;ORG.OPENOFFICE.STYLE(&quot;граница&quot;);ORG.OPENOFFICE.STYLE(&quot;Стандарт&quot;)))">
            <text:p/>
          </table:table-cell>
          <table:table-cell table:formula="of:=T(IF([$тест3.AM113]=1;ORG.OPENOFFICE.STYLE(&quot;граница&quot;);ORG.OPENOFFICE.STYLE(&quot;Стандарт&quot;)))">
            <text:p/>
          </table:table-cell>
          <table:table-cell table:formula="of:=T(IF([$тест3.AN113]=1;ORG.OPENOFFICE.STYLE(&quot;граница&quot;);ORG.OPENOFFICE.STYLE(&quot;Стандарт&quot;)))">
            <text:p/>
          </table:table-cell>
          <table:table-cell table:formula="of:=T(IF([$тест3.AO113]=1;ORG.OPENOFFICE.STYLE(&quot;граница&quot;);ORG.OPENOFFICE.STYLE(&quot;Стандарт&quot;)))">
            <text:p/>
          </table:table-cell>
          <table:table-cell table:formula="of:=T(IF([$тест3.AP113]=1;ORG.OPENOFFICE.STYLE(&quot;граница&quot;);ORG.OPENOFFICE.STYLE(&quot;Стандарт&quot;)))">
            <text:p/>
          </table:table-cell>
          <table:table-cell table:formula="of:=T(IF([$тест3.AQ113]=1;ORG.OPENOFFICE.STYLE(&quot;граница&quot;);ORG.OPENOFFICE.STYLE(&quot;Стандарт&quot;)))">
            <text:p/>
          </table:table-cell>
          <table:table-cell table:formula="of:=T(IF([$тест3.AR113]=1;ORG.OPENOFFICE.STYLE(&quot;граница&quot;);ORG.OPENOFFICE.STYLE(&quot;Стандарт&quot;)))">
            <text:p/>
          </table:table-cell>
          <table:table-cell table:formula="of:=T(IF([$тест3.AS113]=1;ORG.OPENOFFICE.STYLE(&quot;граница&quot;);ORG.OPENOFFICE.STYLE(&quot;Стандарт&quot;)))">
            <text:p/>
          </table:table-cell>
          <table:table-cell table:formula="of:=T(IF([$тест3.AT113]=1;ORG.OPENOFFICE.STYLE(&quot;граница&quot;);ORG.OPENOFFICE.STYLE(&quot;Стандарт&quot;)))">
            <text:p/>
          </table:table-cell>
          <table:table-cell table:formula="of:=T(IF([$тест3.AU113]=1;ORG.OPENOFFICE.STYLE(&quot;граница&quot;);ORG.OPENOFFICE.STYLE(&quot;Стандарт&quot;)))">
            <text:p/>
          </table:table-cell>
          <table:table-cell table:formula="of:=T(IF([$тест3.AV113]=1;ORG.OPENOFFICE.STYLE(&quot;граница&quot;);ORG.OPENOFFICE.STYLE(&quot;Стандарт&quot;)))">
            <text:p/>
          </table:table-cell>
          <table:table-cell table:formula="of:=T(IF([$тест3.AW113]=1;ORG.OPENOFFICE.STYLE(&quot;граница&quot;);ORG.OPENOFFICE.STYLE(&quot;Стандарт&quot;)))">
            <text:p/>
          </table:table-cell>
          <table:table-cell table:formula="of:=T(IF([$тест3.AX11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4]=1;ORG.OPENOFFICE.STYLE(&quot;граница&quot;);ORG.OPENOFFICE.STYLE(&quot;Стандарт&quot;)))">
            <text:p/>
          </table:table-cell>
          <table:table-cell table:formula="of:=T(IF([$тест3.C114]=1;ORG.OPENOFFICE.STYLE(&quot;граница&quot;);ORG.OPENOFFICE.STYLE(&quot;Стандарт&quot;)))">
            <text:p/>
          </table:table-cell>
          <table:table-cell table:formula="of:=T(IF([$тест3.D114]=1;ORG.OPENOFFICE.STYLE(&quot;граница&quot;);ORG.OPENOFFICE.STYLE(&quot;Стандарт&quot;)))">
            <text:p/>
          </table:table-cell>
          <table:table-cell table:formula="of:=T(IF([$тест3.E114]=1;ORG.OPENOFFICE.STYLE(&quot;граница&quot;);ORG.OPENOFFICE.STYLE(&quot;Стандарт&quot;)))">
            <text:p/>
          </table:table-cell>
          <table:table-cell table:formula="of:=T(IF([$тест3.F114]=1;ORG.OPENOFFICE.STYLE(&quot;граница&quot;);ORG.OPENOFFICE.STYLE(&quot;Стандарт&quot;)))">
            <text:p/>
          </table:table-cell>
          <table:table-cell table:formula="of:=T(IF([$тест3.G114]=1;ORG.OPENOFFICE.STYLE(&quot;граница&quot;);ORG.OPENOFFICE.STYLE(&quot;Стандарт&quot;)))">
            <text:p/>
          </table:table-cell>
          <table:table-cell table:formula="of:=T(IF([$тест3.H114]=1;ORG.OPENOFFICE.STYLE(&quot;граница&quot;);ORG.OPENOFFICE.STYLE(&quot;Стандарт&quot;)))">
            <text:p/>
          </table:table-cell>
          <table:table-cell table:formula="of:=T(IF([$тест3.I114]=1;ORG.OPENOFFICE.STYLE(&quot;граница&quot;);ORG.OPENOFFICE.STYLE(&quot;Стандарт&quot;)))">
            <text:p/>
          </table:table-cell>
          <table:table-cell table:formula="of:=T(IF([$тест3.J114]=1;ORG.OPENOFFICE.STYLE(&quot;граница&quot;);ORG.OPENOFFICE.STYLE(&quot;Стандарт&quot;)))">
            <text:p/>
          </table:table-cell>
          <table:table-cell table:formula="of:=T(IF([$тест3.K114]=1;ORG.OPENOFFICE.STYLE(&quot;граница&quot;);ORG.OPENOFFICE.STYLE(&quot;Стандарт&quot;)))">
            <text:p/>
          </table:table-cell>
          <table:table-cell table:formula="of:=T(IF([$тест3.L114]=1;ORG.OPENOFFICE.STYLE(&quot;граница&quot;);ORG.OPENOFFICE.STYLE(&quot;Стандарт&quot;)))">
            <text:p/>
          </table:table-cell>
          <table:table-cell table:formula="of:=T(IF([$тест3.M114]=1;ORG.OPENOFFICE.STYLE(&quot;граница&quot;);ORG.OPENOFFICE.STYLE(&quot;Стандарт&quot;)))">
            <text:p/>
          </table:table-cell>
          <table:table-cell table:formula="of:=T(IF([$тест3.N114]=1;ORG.OPENOFFICE.STYLE(&quot;граница&quot;);ORG.OPENOFFICE.STYLE(&quot;Стандарт&quot;)))">
            <text:p/>
          </table:table-cell>
          <table:table-cell table:formula="of:=T(IF([$тест3.O114]=1;ORG.OPENOFFICE.STYLE(&quot;граница&quot;);ORG.OPENOFFICE.STYLE(&quot;Стандарт&quot;)))">
            <text:p/>
          </table:table-cell>
          <table:table-cell table:formula="of:=T(IF([$тест3.P114]=1;ORG.OPENOFFICE.STYLE(&quot;граница&quot;);ORG.OPENOFFICE.STYLE(&quot;Стандарт&quot;)))">
            <text:p/>
          </table:table-cell>
          <table:table-cell table:formula="of:=T(IF([$тест3.Q114]=1;ORG.OPENOFFICE.STYLE(&quot;граница&quot;);ORG.OPENOFFICE.STYLE(&quot;Стандарт&quot;)))">
            <text:p/>
          </table:table-cell>
          <table:table-cell table:formula="of:=T(IF([$тест3.R114]=1;ORG.OPENOFFICE.STYLE(&quot;граница&quot;);ORG.OPENOFFICE.STYLE(&quot;Стандарт&quot;)))">
            <text:p/>
          </table:table-cell>
          <table:table-cell table:formula="of:=T(IF([$тест3.S114]=1;ORG.OPENOFFICE.STYLE(&quot;граница&quot;);ORG.OPENOFFICE.STYLE(&quot;Стандарт&quot;)))">
            <text:p/>
          </table:table-cell>
          <table:table-cell table:formula="of:=T(IF([$тест3.T114]=1;ORG.OPENOFFICE.STYLE(&quot;граница&quot;);ORG.OPENOFFICE.STYLE(&quot;Стандарт&quot;)))">
            <text:p/>
          </table:table-cell>
          <table:table-cell table:formula="of:=T(IF([$тест3.U114]=1;ORG.OPENOFFICE.STYLE(&quot;граница&quot;);ORG.OPENOFFICE.STYLE(&quot;Стандарт&quot;)))">
            <text:p/>
          </table:table-cell>
          <table:table-cell table:formula="of:=T(IF([$тест3.V114]=1;ORG.OPENOFFICE.STYLE(&quot;граница&quot;);ORG.OPENOFFICE.STYLE(&quot;Стандарт&quot;)))">
            <text:p/>
          </table:table-cell>
          <table:table-cell table:formula="of:=T(IF([$тест3.W114]=1;ORG.OPENOFFICE.STYLE(&quot;граница&quot;);ORG.OPENOFFICE.STYLE(&quot;Стандарт&quot;)))">
            <text:p/>
          </table:table-cell>
          <table:table-cell table:formula="of:=T(IF([$тест3.X114]=1;ORG.OPENOFFICE.STYLE(&quot;граница&quot;);ORG.OPENOFFICE.STYLE(&quot;Стандарт&quot;)))">
            <text:p/>
          </table:table-cell>
          <table:table-cell table:formula="of:=T(IF([$тест3.Y114]=1;ORG.OPENOFFICE.STYLE(&quot;граница&quot;);ORG.OPENOFFICE.STYLE(&quot;Стандарт&quot;)))">
            <text:p/>
          </table:table-cell>
          <table:table-cell table:formula="of:=T(IF([$тест3.Z114]=1;ORG.OPENOFFICE.STYLE(&quot;граница&quot;);ORG.OPENOFFICE.STYLE(&quot;Стандарт&quot;)))">
            <text:p/>
          </table:table-cell>
          <table:table-cell table:formula="of:=T(IF([$тест3.AA114]=1;ORG.OPENOFFICE.STYLE(&quot;граница&quot;);ORG.OPENOFFICE.STYLE(&quot;Стандарт&quot;)))">
            <text:p/>
          </table:table-cell>
          <table:table-cell table:formula="of:=T(IF([$тест3.AB114]=1;ORG.OPENOFFICE.STYLE(&quot;граница&quot;);ORG.OPENOFFICE.STYLE(&quot;Стандарт&quot;)))">
            <text:p/>
          </table:table-cell>
          <table:table-cell table:formula="of:=T(IF([$тест3.AC114]=1;ORG.OPENOFFICE.STYLE(&quot;граница&quot;);ORG.OPENOFFICE.STYLE(&quot;Стандарт&quot;)))">
            <text:p/>
          </table:table-cell>
          <table:table-cell table:formula="of:=T(IF([$тест3.AD114]=1;ORG.OPENOFFICE.STYLE(&quot;граница&quot;);ORG.OPENOFFICE.STYLE(&quot;Стандарт&quot;)))">
            <text:p/>
          </table:table-cell>
          <table:table-cell table:formula="of:=T(IF([$тест3.AE114]=1;ORG.OPENOFFICE.STYLE(&quot;граница&quot;);ORG.OPENOFFICE.STYLE(&quot;Стандарт&quot;)))">
            <text:p/>
          </table:table-cell>
          <table:table-cell table:formula="of:=T(IF([$тест3.AF114]=1;ORG.OPENOFFICE.STYLE(&quot;граница&quot;);ORG.OPENOFFICE.STYLE(&quot;Стандарт&quot;)))">
            <text:p/>
          </table:table-cell>
          <table:table-cell table:formula="of:=T(IF([$тест3.AG114]=1;ORG.OPENOFFICE.STYLE(&quot;граница&quot;);ORG.OPENOFFICE.STYLE(&quot;Стандарт&quot;)))">
            <text:p/>
          </table:table-cell>
          <table:table-cell table:formula="of:=T(IF([$тест3.AH114]=1;ORG.OPENOFFICE.STYLE(&quot;граница&quot;);ORG.OPENOFFICE.STYLE(&quot;Стандарт&quot;)))">
            <text:p/>
          </table:table-cell>
          <table:table-cell table:formula="of:=T(IF([$тест3.AI114]=1;ORG.OPENOFFICE.STYLE(&quot;граница&quot;);ORG.OPENOFFICE.STYLE(&quot;Стандарт&quot;)))">
            <text:p/>
          </table:table-cell>
          <table:table-cell table:formula="of:=T(IF([$тест3.AJ114]=1;ORG.OPENOFFICE.STYLE(&quot;граница&quot;);ORG.OPENOFFICE.STYLE(&quot;Стандарт&quot;)))">
            <text:p/>
          </table:table-cell>
          <table:table-cell table:formula="of:=T(IF([$тест3.AK114]=1;ORG.OPENOFFICE.STYLE(&quot;граница&quot;);ORG.OPENOFFICE.STYLE(&quot;Стандарт&quot;)))">
            <text:p/>
          </table:table-cell>
          <table:table-cell table:formula="of:=T(IF([$тест3.AL114]=1;ORG.OPENOFFICE.STYLE(&quot;граница&quot;);ORG.OPENOFFICE.STYLE(&quot;Стандарт&quot;)))">
            <text:p/>
          </table:table-cell>
          <table:table-cell table:formula="of:=T(IF([$тест3.AM114]=1;ORG.OPENOFFICE.STYLE(&quot;граница&quot;);ORG.OPENOFFICE.STYLE(&quot;Стандарт&quot;)))">
            <text:p/>
          </table:table-cell>
          <table:table-cell table:formula="of:=T(IF([$тест3.AN114]=1;ORG.OPENOFFICE.STYLE(&quot;граница&quot;);ORG.OPENOFFICE.STYLE(&quot;Стандарт&quot;)))">
            <text:p/>
          </table:table-cell>
          <table:table-cell table:formula="of:=T(IF([$тест3.AO114]=1;ORG.OPENOFFICE.STYLE(&quot;граница&quot;);ORG.OPENOFFICE.STYLE(&quot;Стандарт&quot;)))">
            <text:p/>
          </table:table-cell>
          <table:table-cell table:formula="of:=T(IF([$тест3.AP114]=1;ORG.OPENOFFICE.STYLE(&quot;граница&quot;);ORG.OPENOFFICE.STYLE(&quot;Стандарт&quot;)))">
            <text:p/>
          </table:table-cell>
          <table:table-cell table:formula="of:=T(IF([$тест3.AQ114]=1;ORG.OPENOFFICE.STYLE(&quot;граница&quot;);ORG.OPENOFFICE.STYLE(&quot;Стандарт&quot;)))">
            <text:p/>
          </table:table-cell>
          <table:table-cell table:formula="of:=T(IF([$тест3.AR114]=1;ORG.OPENOFFICE.STYLE(&quot;граница&quot;);ORG.OPENOFFICE.STYLE(&quot;Стандарт&quot;)))">
            <text:p/>
          </table:table-cell>
          <table:table-cell table:formula="of:=T(IF([$тест3.AS114]=1;ORG.OPENOFFICE.STYLE(&quot;граница&quot;);ORG.OPENOFFICE.STYLE(&quot;Стандарт&quot;)))">
            <text:p/>
          </table:table-cell>
          <table:table-cell table:formula="of:=T(IF([$тест3.AT114]=1;ORG.OPENOFFICE.STYLE(&quot;граница&quot;);ORG.OPENOFFICE.STYLE(&quot;Стандарт&quot;)))">
            <text:p/>
          </table:table-cell>
          <table:table-cell table:formula="of:=T(IF([$тест3.AU114]=1;ORG.OPENOFFICE.STYLE(&quot;граница&quot;);ORG.OPENOFFICE.STYLE(&quot;Стандарт&quot;)))">
            <text:p/>
          </table:table-cell>
          <table:table-cell table:formula="of:=T(IF([$тест3.AV114]=1;ORG.OPENOFFICE.STYLE(&quot;граница&quot;);ORG.OPENOFFICE.STYLE(&quot;Стандарт&quot;)))">
            <text:p/>
          </table:table-cell>
          <table:table-cell table:formula="of:=T(IF([$тест3.AW114]=1;ORG.OPENOFFICE.STYLE(&quot;граница&quot;);ORG.OPENOFFICE.STYLE(&quot;Стандарт&quot;)))">
            <text:p/>
          </table:table-cell>
          <table:table-cell table:formula="of:=T(IF([$тест3.AX11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5]=1;ORG.OPENOFFICE.STYLE(&quot;граница&quot;);ORG.OPENOFFICE.STYLE(&quot;Стандарт&quot;)))">
            <text:p/>
          </table:table-cell>
          <table:table-cell table:formula="of:=T(IF([$тест3.C115]=1;ORG.OPENOFFICE.STYLE(&quot;граница&quot;);ORG.OPENOFFICE.STYLE(&quot;Стандарт&quot;)))">
            <text:p/>
          </table:table-cell>
          <table:table-cell table:formula="of:=T(IF([$тест3.D115]=1;ORG.OPENOFFICE.STYLE(&quot;граница&quot;);ORG.OPENOFFICE.STYLE(&quot;Стандарт&quot;)))">
            <text:p/>
          </table:table-cell>
          <table:table-cell table:formula="of:=T(IF([$тест3.E115]=1;ORG.OPENOFFICE.STYLE(&quot;граница&quot;);ORG.OPENOFFICE.STYLE(&quot;Стандарт&quot;)))">
            <text:p/>
          </table:table-cell>
          <table:table-cell table:formula="of:=T(IF([$тест3.F115]=1;ORG.OPENOFFICE.STYLE(&quot;граница&quot;);ORG.OPENOFFICE.STYLE(&quot;Стандарт&quot;)))">
            <text:p/>
          </table:table-cell>
          <table:table-cell table:formula="of:=T(IF([$тест3.G115]=1;ORG.OPENOFFICE.STYLE(&quot;граница&quot;);ORG.OPENOFFICE.STYLE(&quot;Стандарт&quot;)))">
            <text:p/>
          </table:table-cell>
          <table:table-cell table:formula="of:=T(IF([$тест3.H115]=1;ORG.OPENOFFICE.STYLE(&quot;граница&quot;);ORG.OPENOFFICE.STYLE(&quot;Стандарт&quot;)))">
            <text:p/>
          </table:table-cell>
          <table:table-cell table:formula="of:=T(IF([$тест3.I115]=1;ORG.OPENOFFICE.STYLE(&quot;граница&quot;);ORG.OPENOFFICE.STYLE(&quot;Стандарт&quot;)))">
            <text:p/>
          </table:table-cell>
          <table:table-cell table:formula="of:=T(IF([$тест3.J115]=1;ORG.OPENOFFICE.STYLE(&quot;граница&quot;);ORG.OPENOFFICE.STYLE(&quot;Стандарт&quot;)))">
            <text:p/>
          </table:table-cell>
          <table:table-cell table:formula="of:=T(IF([$тест3.K115]=1;ORG.OPENOFFICE.STYLE(&quot;граница&quot;);ORG.OPENOFFICE.STYLE(&quot;Стандарт&quot;)))">
            <text:p/>
          </table:table-cell>
          <table:table-cell table:formula="of:=T(IF([$тест3.L115]=1;ORG.OPENOFFICE.STYLE(&quot;граница&quot;);ORG.OPENOFFICE.STYLE(&quot;Стандарт&quot;)))">
            <text:p/>
          </table:table-cell>
          <table:table-cell table:formula="of:=T(IF([$тест3.M115]=1;ORG.OPENOFFICE.STYLE(&quot;граница&quot;);ORG.OPENOFFICE.STYLE(&quot;Стандарт&quot;)))">
            <text:p/>
          </table:table-cell>
          <table:table-cell table:formula="of:=T(IF([$тест3.N115]=1;ORG.OPENOFFICE.STYLE(&quot;граница&quot;);ORG.OPENOFFICE.STYLE(&quot;Стандарт&quot;)))">
            <text:p/>
          </table:table-cell>
          <table:table-cell table:formula="of:=T(IF([$тест3.O115]=1;ORG.OPENOFFICE.STYLE(&quot;граница&quot;);ORG.OPENOFFICE.STYLE(&quot;Стандарт&quot;)))">
            <text:p/>
          </table:table-cell>
          <table:table-cell table:formula="of:=T(IF([$тест3.P115]=1;ORG.OPENOFFICE.STYLE(&quot;граница&quot;);ORG.OPENOFFICE.STYLE(&quot;Стандарт&quot;)))">
            <text:p/>
          </table:table-cell>
          <table:table-cell table:formula="of:=T(IF([$тест3.Q115]=1;ORG.OPENOFFICE.STYLE(&quot;граница&quot;);ORG.OPENOFFICE.STYLE(&quot;Стандарт&quot;)))">
            <text:p/>
          </table:table-cell>
          <table:table-cell table:formula="of:=T(IF([$тест3.R115]=1;ORG.OPENOFFICE.STYLE(&quot;граница&quot;);ORG.OPENOFFICE.STYLE(&quot;Стандарт&quot;)))">
            <text:p/>
          </table:table-cell>
          <table:table-cell table:formula="of:=T(IF([$тест3.S115]=1;ORG.OPENOFFICE.STYLE(&quot;граница&quot;);ORG.OPENOFFICE.STYLE(&quot;Стандарт&quot;)))">
            <text:p/>
          </table:table-cell>
          <table:table-cell table:formula="of:=T(IF([$тест3.T115]=1;ORG.OPENOFFICE.STYLE(&quot;граница&quot;);ORG.OPENOFFICE.STYLE(&quot;Стандарт&quot;)))">
            <text:p/>
          </table:table-cell>
          <table:table-cell table:formula="of:=T(IF([$тест3.U115]=1;ORG.OPENOFFICE.STYLE(&quot;граница&quot;);ORG.OPENOFFICE.STYLE(&quot;Стандарт&quot;)))">
            <text:p/>
          </table:table-cell>
          <table:table-cell table:formula="of:=T(IF([$тест3.V115]=1;ORG.OPENOFFICE.STYLE(&quot;граница&quot;);ORG.OPENOFFICE.STYLE(&quot;Стандарт&quot;)))">
            <text:p/>
          </table:table-cell>
          <table:table-cell table:formula="of:=T(IF([$тест3.W115]=1;ORG.OPENOFFICE.STYLE(&quot;граница&quot;);ORG.OPENOFFICE.STYLE(&quot;Стандарт&quot;)))">
            <text:p/>
          </table:table-cell>
          <table:table-cell table:formula="of:=T(IF([$тест3.X115]=1;ORG.OPENOFFICE.STYLE(&quot;граница&quot;);ORG.OPENOFFICE.STYLE(&quot;Стандарт&quot;)))">
            <text:p/>
          </table:table-cell>
          <table:table-cell table:formula="of:=T(IF([$тест3.Y115]=1;ORG.OPENOFFICE.STYLE(&quot;граница&quot;);ORG.OPENOFFICE.STYLE(&quot;Стандарт&quot;)))">
            <text:p/>
          </table:table-cell>
          <table:table-cell table:formula="of:=T(IF([$тест3.Z115]=1;ORG.OPENOFFICE.STYLE(&quot;граница&quot;);ORG.OPENOFFICE.STYLE(&quot;Стандарт&quot;)))">
            <text:p/>
          </table:table-cell>
          <table:table-cell table:formula="of:=T(IF([$тест3.AA115]=1;ORG.OPENOFFICE.STYLE(&quot;граница&quot;);ORG.OPENOFFICE.STYLE(&quot;Стандарт&quot;)))">
            <text:p/>
          </table:table-cell>
          <table:table-cell table:formula="of:=T(IF([$тест3.AB115]=1;ORG.OPENOFFICE.STYLE(&quot;граница&quot;);ORG.OPENOFFICE.STYLE(&quot;Стандарт&quot;)))">
            <text:p/>
          </table:table-cell>
          <table:table-cell table:formula="of:=T(IF([$тест3.AC115]=1;ORG.OPENOFFICE.STYLE(&quot;граница&quot;);ORG.OPENOFFICE.STYLE(&quot;Стандарт&quot;)))">
            <text:p/>
          </table:table-cell>
          <table:table-cell table:formula="of:=T(IF([$тест3.AD115]=1;ORG.OPENOFFICE.STYLE(&quot;граница&quot;);ORG.OPENOFFICE.STYLE(&quot;Стандарт&quot;)))">
            <text:p/>
          </table:table-cell>
          <table:table-cell table:formula="of:=T(IF([$тест3.AE115]=1;ORG.OPENOFFICE.STYLE(&quot;граница&quot;);ORG.OPENOFFICE.STYLE(&quot;Стандарт&quot;)))">
            <text:p/>
          </table:table-cell>
          <table:table-cell table:formula="of:=T(IF([$тест3.AF115]=1;ORG.OPENOFFICE.STYLE(&quot;граница&quot;);ORG.OPENOFFICE.STYLE(&quot;Стандарт&quot;)))">
            <text:p/>
          </table:table-cell>
          <table:table-cell table:formula="of:=T(IF([$тест3.AG115]=1;ORG.OPENOFFICE.STYLE(&quot;граница&quot;);ORG.OPENOFFICE.STYLE(&quot;Стандарт&quot;)))">
            <text:p/>
          </table:table-cell>
          <table:table-cell table:formula="of:=T(IF([$тест3.AH115]=1;ORG.OPENOFFICE.STYLE(&quot;граница&quot;);ORG.OPENOFFICE.STYLE(&quot;Стандарт&quot;)))">
            <text:p/>
          </table:table-cell>
          <table:table-cell table:formula="of:=T(IF([$тест3.AI115]=1;ORG.OPENOFFICE.STYLE(&quot;граница&quot;);ORG.OPENOFFICE.STYLE(&quot;Стандарт&quot;)))">
            <text:p/>
          </table:table-cell>
          <table:table-cell table:formula="of:=T(IF([$тест3.AJ115]=1;ORG.OPENOFFICE.STYLE(&quot;граница&quot;);ORG.OPENOFFICE.STYLE(&quot;Стандарт&quot;)))">
            <text:p/>
          </table:table-cell>
          <table:table-cell table:formula="of:=T(IF([$тест3.AK115]=1;ORG.OPENOFFICE.STYLE(&quot;граница&quot;);ORG.OPENOFFICE.STYLE(&quot;Стандарт&quot;)))">
            <text:p/>
          </table:table-cell>
          <table:table-cell table:formula="of:=T(IF([$тест3.AL115]=1;ORG.OPENOFFICE.STYLE(&quot;граница&quot;);ORG.OPENOFFICE.STYLE(&quot;Стандарт&quot;)))">
            <text:p/>
          </table:table-cell>
          <table:table-cell table:formula="of:=T(IF([$тест3.AM115]=1;ORG.OPENOFFICE.STYLE(&quot;граница&quot;);ORG.OPENOFFICE.STYLE(&quot;Стандарт&quot;)))">
            <text:p/>
          </table:table-cell>
          <table:table-cell table:formula="of:=T(IF([$тест3.AN115]=1;ORG.OPENOFFICE.STYLE(&quot;граница&quot;);ORG.OPENOFFICE.STYLE(&quot;Стандарт&quot;)))">
            <text:p/>
          </table:table-cell>
          <table:table-cell table:formula="of:=T(IF([$тест3.AO115]=1;ORG.OPENOFFICE.STYLE(&quot;граница&quot;);ORG.OPENOFFICE.STYLE(&quot;Стандарт&quot;)))">
            <text:p/>
          </table:table-cell>
          <table:table-cell table:formula="of:=T(IF([$тест3.AP115]=1;ORG.OPENOFFICE.STYLE(&quot;граница&quot;);ORG.OPENOFFICE.STYLE(&quot;Стандарт&quot;)))">
            <text:p/>
          </table:table-cell>
          <table:table-cell table:formula="of:=T(IF([$тест3.AQ115]=1;ORG.OPENOFFICE.STYLE(&quot;граница&quot;);ORG.OPENOFFICE.STYLE(&quot;Стандарт&quot;)))">
            <text:p/>
          </table:table-cell>
          <table:table-cell table:formula="of:=T(IF([$тест3.AR115]=1;ORG.OPENOFFICE.STYLE(&quot;граница&quot;);ORG.OPENOFFICE.STYLE(&quot;Стандарт&quot;)))">
            <text:p/>
          </table:table-cell>
          <table:table-cell table:formula="of:=T(IF([$тест3.AS115]=1;ORG.OPENOFFICE.STYLE(&quot;граница&quot;);ORG.OPENOFFICE.STYLE(&quot;Стандарт&quot;)))">
            <text:p/>
          </table:table-cell>
          <table:table-cell table:formula="of:=T(IF([$тест3.AT115]=1;ORG.OPENOFFICE.STYLE(&quot;граница&quot;);ORG.OPENOFFICE.STYLE(&quot;Стандарт&quot;)))">
            <text:p/>
          </table:table-cell>
          <table:table-cell table:formula="of:=T(IF([$тест3.AU115]=1;ORG.OPENOFFICE.STYLE(&quot;граница&quot;);ORG.OPENOFFICE.STYLE(&quot;Стандарт&quot;)))">
            <text:p/>
          </table:table-cell>
          <table:table-cell table:formula="of:=T(IF([$тест3.AV115]=1;ORG.OPENOFFICE.STYLE(&quot;граница&quot;);ORG.OPENOFFICE.STYLE(&quot;Стандарт&quot;)))">
            <text:p/>
          </table:table-cell>
          <table:table-cell table:formula="of:=T(IF([$тест3.AW115]=1;ORG.OPENOFFICE.STYLE(&quot;граница&quot;);ORG.OPENOFFICE.STYLE(&quot;Стандарт&quot;)))">
            <text:p/>
          </table:table-cell>
          <table:table-cell table:formula="of:=T(IF([$тест3.AX11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6]=1;ORG.OPENOFFICE.STYLE(&quot;граница&quot;);ORG.OPENOFFICE.STYLE(&quot;Стандарт&quot;)))">
            <text:p/>
          </table:table-cell>
          <table:table-cell table:formula="of:=T(IF([$тест3.C116]=1;ORG.OPENOFFICE.STYLE(&quot;граница&quot;);ORG.OPENOFFICE.STYLE(&quot;Стандарт&quot;)))">
            <text:p/>
          </table:table-cell>
          <table:table-cell table:formula="of:=T(IF([$тест3.D116]=1;ORG.OPENOFFICE.STYLE(&quot;граница&quot;);ORG.OPENOFFICE.STYLE(&quot;Стандарт&quot;)))">
            <text:p/>
          </table:table-cell>
          <table:table-cell table:formula="of:=T(IF([$тест3.E116]=1;ORG.OPENOFFICE.STYLE(&quot;граница&quot;);ORG.OPENOFFICE.STYLE(&quot;Стандарт&quot;)))">
            <text:p/>
          </table:table-cell>
          <table:table-cell table:formula="of:=T(IF([$тест3.F116]=1;ORG.OPENOFFICE.STYLE(&quot;граница&quot;);ORG.OPENOFFICE.STYLE(&quot;Стандарт&quot;)))">
            <text:p/>
          </table:table-cell>
          <table:table-cell table:formula="of:=T(IF([$тест3.G116]=1;ORG.OPENOFFICE.STYLE(&quot;граница&quot;);ORG.OPENOFFICE.STYLE(&quot;Стандарт&quot;)))">
            <text:p/>
          </table:table-cell>
          <table:table-cell table:formula="of:=T(IF([$тест3.H116]=1;ORG.OPENOFFICE.STYLE(&quot;граница&quot;);ORG.OPENOFFICE.STYLE(&quot;Стандарт&quot;)))">
            <text:p/>
          </table:table-cell>
          <table:table-cell table:formula="of:=T(IF([$тест3.I116]=1;ORG.OPENOFFICE.STYLE(&quot;граница&quot;);ORG.OPENOFFICE.STYLE(&quot;Стандарт&quot;)))">
            <text:p/>
          </table:table-cell>
          <table:table-cell table:formula="of:=T(IF([$тест3.J116]=1;ORG.OPENOFFICE.STYLE(&quot;граница&quot;);ORG.OPENOFFICE.STYLE(&quot;Стандарт&quot;)))">
            <text:p/>
          </table:table-cell>
          <table:table-cell table:formula="of:=T(IF([$тест3.K116]=1;ORG.OPENOFFICE.STYLE(&quot;граница&quot;);ORG.OPENOFFICE.STYLE(&quot;Стандарт&quot;)))">
            <text:p/>
          </table:table-cell>
          <table:table-cell table:formula="of:=T(IF([$тест3.L116]=1;ORG.OPENOFFICE.STYLE(&quot;граница&quot;);ORG.OPENOFFICE.STYLE(&quot;Стандарт&quot;)))">
            <text:p/>
          </table:table-cell>
          <table:table-cell table:formula="of:=T(IF([$тест3.M116]=1;ORG.OPENOFFICE.STYLE(&quot;граница&quot;);ORG.OPENOFFICE.STYLE(&quot;Стандарт&quot;)))">
            <text:p/>
          </table:table-cell>
          <table:table-cell table:formula="of:=T(IF([$тест3.N116]=1;ORG.OPENOFFICE.STYLE(&quot;граница&quot;);ORG.OPENOFFICE.STYLE(&quot;Стандарт&quot;)))">
            <text:p/>
          </table:table-cell>
          <table:table-cell table:formula="of:=T(IF([$тест3.O116]=1;ORG.OPENOFFICE.STYLE(&quot;граница&quot;);ORG.OPENOFFICE.STYLE(&quot;Стандарт&quot;)))">
            <text:p/>
          </table:table-cell>
          <table:table-cell table:formula="of:=T(IF([$тест3.P116]=1;ORG.OPENOFFICE.STYLE(&quot;граница&quot;);ORG.OPENOFFICE.STYLE(&quot;Стандарт&quot;)))">
            <text:p/>
          </table:table-cell>
          <table:table-cell table:formula="of:=T(IF([$тест3.Q116]=1;ORG.OPENOFFICE.STYLE(&quot;граница&quot;);ORG.OPENOFFICE.STYLE(&quot;Стандарт&quot;)))">
            <text:p/>
          </table:table-cell>
          <table:table-cell table:formula="of:=T(IF([$тест3.R116]=1;ORG.OPENOFFICE.STYLE(&quot;граница&quot;);ORG.OPENOFFICE.STYLE(&quot;Стандарт&quot;)))">
            <text:p/>
          </table:table-cell>
          <table:table-cell table:formula="of:=T(IF([$тест3.S116]=1;ORG.OPENOFFICE.STYLE(&quot;граница&quot;);ORG.OPENOFFICE.STYLE(&quot;Стандарт&quot;)))">
            <text:p/>
          </table:table-cell>
          <table:table-cell table:formula="of:=T(IF([$тест3.T116]=1;ORG.OPENOFFICE.STYLE(&quot;граница&quot;);ORG.OPENOFFICE.STYLE(&quot;Стандарт&quot;)))">
            <text:p/>
          </table:table-cell>
          <table:table-cell table:formula="of:=T(IF([$тест3.U116]=1;ORG.OPENOFFICE.STYLE(&quot;граница&quot;);ORG.OPENOFFICE.STYLE(&quot;Стандарт&quot;)))">
            <text:p/>
          </table:table-cell>
          <table:table-cell table:formula="of:=T(IF([$тест3.V116]=1;ORG.OPENOFFICE.STYLE(&quot;граница&quot;);ORG.OPENOFFICE.STYLE(&quot;Стандарт&quot;)))">
            <text:p/>
          </table:table-cell>
          <table:table-cell table:formula="of:=T(IF([$тест3.W116]=1;ORG.OPENOFFICE.STYLE(&quot;граница&quot;);ORG.OPENOFFICE.STYLE(&quot;Стандарт&quot;)))">
            <text:p/>
          </table:table-cell>
          <table:table-cell table:formula="of:=T(IF([$тест3.X116]=1;ORG.OPENOFFICE.STYLE(&quot;граница&quot;);ORG.OPENOFFICE.STYLE(&quot;Стандарт&quot;)))">
            <text:p/>
          </table:table-cell>
          <table:table-cell table:formula="of:=T(IF([$тест3.Y116]=1;ORG.OPENOFFICE.STYLE(&quot;граница&quot;);ORG.OPENOFFICE.STYLE(&quot;Стандарт&quot;)))">
            <text:p/>
          </table:table-cell>
          <table:table-cell table:formula="of:=T(IF([$тест3.Z116]=1;ORG.OPENOFFICE.STYLE(&quot;граница&quot;);ORG.OPENOFFICE.STYLE(&quot;Стандарт&quot;)))">
            <text:p/>
          </table:table-cell>
          <table:table-cell table:formula="of:=T(IF([$тест3.AA116]=1;ORG.OPENOFFICE.STYLE(&quot;граница&quot;);ORG.OPENOFFICE.STYLE(&quot;Стандарт&quot;)))">
            <text:p/>
          </table:table-cell>
          <table:table-cell table:formula="of:=T(IF([$тест3.AB116]=1;ORG.OPENOFFICE.STYLE(&quot;граница&quot;);ORG.OPENOFFICE.STYLE(&quot;Стандарт&quot;)))">
            <text:p/>
          </table:table-cell>
          <table:table-cell table:formula="of:=T(IF([$тест3.AC116]=1;ORG.OPENOFFICE.STYLE(&quot;граница&quot;);ORG.OPENOFFICE.STYLE(&quot;Стандарт&quot;)))">
            <text:p/>
          </table:table-cell>
          <table:table-cell table:formula="of:=T(IF([$тест3.AD116]=1;ORG.OPENOFFICE.STYLE(&quot;граница&quot;);ORG.OPENOFFICE.STYLE(&quot;Стандарт&quot;)))">
            <text:p/>
          </table:table-cell>
          <table:table-cell table:formula="of:=T(IF([$тест3.AE116]=1;ORG.OPENOFFICE.STYLE(&quot;граница&quot;);ORG.OPENOFFICE.STYLE(&quot;Стандарт&quot;)))">
            <text:p/>
          </table:table-cell>
          <table:table-cell table:formula="of:=T(IF([$тест3.AF116]=1;ORG.OPENOFFICE.STYLE(&quot;граница&quot;);ORG.OPENOFFICE.STYLE(&quot;Стандарт&quot;)))">
            <text:p/>
          </table:table-cell>
          <table:table-cell table:formula="of:=T(IF([$тест3.AG116]=1;ORG.OPENOFFICE.STYLE(&quot;граница&quot;);ORG.OPENOFFICE.STYLE(&quot;Стандарт&quot;)))">
            <text:p/>
          </table:table-cell>
          <table:table-cell table:formula="of:=T(IF([$тест3.AH116]=1;ORG.OPENOFFICE.STYLE(&quot;граница&quot;);ORG.OPENOFFICE.STYLE(&quot;Стандарт&quot;)))">
            <text:p/>
          </table:table-cell>
          <table:table-cell table:formula="of:=T(IF([$тест3.AI116]=1;ORG.OPENOFFICE.STYLE(&quot;граница&quot;);ORG.OPENOFFICE.STYLE(&quot;Стандарт&quot;)))">
            <text:p/>
          </table:table-cell>
          <table:table-cell table:formula="of:=T(IF([$тест3.AJ116]=1;ORG.OPENOFFICE.STYLE(&quot;граница&quot;);ORG.OPENOFFICE.STYLE(&quot;Стандарт&quot;)))">
            <text:p/>
          </table:table-cell>
          <table:table-cell table:formula="of:=T(IF([$тест3.AK116]=1;ORG.OPENOFFICE.STYLE(&quot;граница&quot;);ORG.OPENOFFICE.STYLE(&quot;Стандарт&quot;)))">
            <text:p/>
          </table:table-cell>
          <table:table-cell table:formula="of:=T(IF([$тест3.AL116]=1;ORG.OPENOFFICE.STYLE(&quot;граница&quot;);ORG.OPENOFFICE.STYLE(&quot;Стандарт&quot;)))">
            <text:p/>
          </table:table-cell>
          <table:table-cell table:formula="of:=T(IF([$тест3.AM116]=1;ORG.OPENOFFICE.STYLE(&quot;граница&quot;);ORG.OPENOFFICE.STYLE(&quot;Стандарт&quot;)))">
            <text:p/>
          </table:table-cell>
          <table:table-cell table:formula="of:=T(IF([$тест3.AN116]=1;ORG.OPENOFFICE.STYLE(&quot;граница&quot;);ORG.OPENOFFICE.STYLE(&quot;Стандарт&quot;)))">
            <text:p/>
          </table:table-cell>
          <table:table-cell table:formula="of:=T(IF([$тест3.AO116]=1;ORG.OPENOFFICE.STYLE(&quot;граница&quot;);ORG.OPENOFFICE.STYLE(&quot;Стандарт&quot;)))">
            <text:p/>
          </table:table-cell>
          <table:table-cell table:formula="of:=T(IF([$тест3.AP116]=1;ORG.OPENOFFICE.STYLE(&quot;граница&quot;);ORG.OPENOFFICE.STYLE(&quot;Стандарт&quot;)))">
            <text:p/>
          </table:table-cell>
          <table:table-cell table:formula="of:=T(IF([$тест3.AQ116]=1;ORG.OPENOFFICE.STYLE(&quot;граница&quot;);ORG.OPENOFFICE.STYLE(&quot;Стандарт&quot;)))">
            <text:p/>
          </table:table-cell>
          <table:table-cell table:formula="of:=T(IF([$тест3.AR116]=1;ORG.OPENOFFICE.STYLE(&quot;граница&quot;);ORG.OPENOFFICE.STYLE(&quot;Стандарт&quot;)))">
            <text:p/>
          </table:table-cell>
          <table:table-cell table:formula="of:=T(IF([$тест3.AS116]=1;ORG.OPENOFFICE.STYLE(&quot;граница&quot;);ORG.OPENOFFICE.STYLE(&quot;Стандарт&quot;)))">
            <text:p/>
          </table:table-cell>
          <table:table-cell table:formula="of:=T(IF([$тест3.AT116]=1;ORG.OPENOFFICE.STYLE(&quot;граница&quot;);ORG.OPENOFFICE.STYLE(&quot;Стандарт&quot;)))">
            <text:p/>
          </table:table-cell>
          <table:table-cell table:formula="of:=T(IF([$тест3.AU116]=1;ORG.OPENOFFICE.STYLE(&quot;граница&quot;);ORG.OPENOFFICE.STYLE(&quot;Стандарт&quot;)))">
            <text:p/>
          </table:table-cell>
          <table:table-cell table:formula="of:=T(IF([$тест3.AV116]=1;ORG.OPENOFFICE.STYLE(&quot;граница&quot;);ORG.OPENOFFICE.STYLE(&quot;Стандарт&quot;)))">
            <text:p/>
          </table:table-cell>
          <table:table-cell table:formula="of:=T(IF([$тест3.AW116]=1;ORG.OPENOFFICE.STYLE(&quot;граница&quot;);ORG.OPENOFFICE.STYLE(&quot;Стандарт&quot;)))">
            <text:p/>
          </table:table-cell>
          <table:table-cell table:formula="of:=T(IF([$тест3.AX11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7]=1;ORG.OPENOFFICE.STYLE(&quot;граница&quot;);ORG.OPENOFFICE.STYLE(&quot;Стандарт&quot;)))">
            <text:p/>
          </table:table-cell>
          <table:table-cell table:formula="of:=T(IF([$тест3.C117]=1;ORG.OPENOFFICE.STYLE(&quot;граница&quot;);ORG.OPENOFFICE.STYLE(&quot;Стандарт&quot;)))">
            <text:p/>
          </table:table-cell>
          <table:table-cell table:formula="of:=T(IF([$тест3.D117]=1;ORG.OPENOFFICE.STYLE(&quot;граница&quot;);ORG.OPENOFFICE.STYLE(&quot;Стандарт&quot;)))">
            <text:p/>
          </table:table-cell>
          <table:table-cell table:formula="of:=T(IF([$тест3.E117]=1;ORG.OPENOFFICE.STYLE(&quot;граница&quot;);ORG.OPENOFFICE.STYLE(&quot;Стандарт&quot;)))">
            <text:p/>
          </table:table-cell>
          <table:table-cell table:formula="of:=T(IF([$тест3.F117]=1;ORG.OPENOFFICE.STYLE(&quot;граница&quot;);ORG.OPENOFFICE.STYLE(&quot;Стандарт&quot;)))">
            <text:p/>
          </table:table-cell>
          <table:table-cell table:formula="of:=T(IF([$тест3.G117]=1;ORG.OPENOFFICE.STYLE(&quot;граница&quot;);ORG.OPENOFFICE.STYLE(&quot;Стандарт&quot;)))">
            <text:p/>
          </table:table-cell>
          <table:table-cell table:formula="of:=T(IF([$тест3.H117]=1;ORG.OPENOFFICE.STYLE(&quot;граница&quot;);ORG.OPENOFFICE.STYLE(&quot;Стандарт&quot;)))">
            <text:p/>
          </table:table-cell>
          <table:table-cell table:formula="of:=T(IF([$тест3.I117]=1;ORG.OPENOFFICE.STYLE(&quot;граница&quot;);ORG.OPENOFFICE.STYLE(&quot;Стандарт&quot;)))">
            <text:p/>
          </table:table-cell>
          <table:table-cell table:formula="of:=T(IF([$тест3.J117]=1;ORG.OPENOFFICE.STYLE(&quot;граница&quot;);ORG.OPENOFFICE.STYLE(&quot;Стандарт&quot;)))">
            <text:p/>
          </table:table-cell>
          <table:table-cell table:formula="of:=T(IF([$тест3.K117]=1;ORG.OPENOFFICE.STYLE(&quot;граница&quot;);ORG.OPENOFFICE.STYLE(&quot;Стандарт&quot;)))">
            <text:p/>
          </table:table-cell>
          <table:table-cell table:formula="of:=T(IF([$тест3.L117]=1;ORG.OPENOFFICE.STYLE(&quot;граница&quot;);ORG.OPENOFFICE.STYLE(&quot;Стандарт&quot;)))">
            <text:p/>
          </table:table-cell>
          <table:table-cell table:formula="of:=T(IF([$тест3.M117]=1;ORG.OPENOFFICE.STYLE(&quot;граница&quot;);ORG.OPENOFFICE.STYLE(&quot;Стандарт&quot;)))">
            <text:p/>
          </table:table-cell>
          <table:table-cell table:formula="of:=T(IF([$тест3.N117]=1;ORG.OPENOFFICE.STYLE(&quot;граница&quot;);ORG.OPENOFFICE.STYLE(&quot;Стандарт&quot;)))">
            <text:p/>
          </table:table-cell>
          <table:table-cell table:formula="of:=T(IF([$тест3.O117]=1;ORG.OPENOFFICE.STYLE(&quot;граница&quot;);ORG.OPENOFFICE.STYLE(&quot;Стандарт&quot;)))">
            <text:p/>
          </table:table-cell>
          <table:table-cell table:formula="of:=T(IF([$тест3.P117]=1;ORG.OPENOFFICE.STYLE(&quot;граница&quot;);ORG.OPENOFFICE.STYLE(&quot;Стандарт&quot;)))">
            <text:p/>
          </table:table-cell>
          <table:table-cell table:formula="of:=T(IF([$тест3.Q117]=1;ORG.OPENOFFICE.STYLE(&quot;граница&quot;);ORG.OPENOFFICE.STYLE(&quot;Стандарт&quot;)))">
            <text:p/>
          </table:table-cell>
          <table:table-cell table:formula="of:=T(IF([$тест3.R117]=1;ORG.OPENOFFICE.STYLE(&quot;граница&quot;);ORG.OPENOFFICE.STYLE(&quot;Стандарт&quot;)))">
            <text:p/>
          </table:table-cell>
          <table:table-cell table:formula="of:=T(IF([$тест3.S117]=1;ORG.OPENOFFICE.STYLE(&quot;граница&quot;);ORG.OPENOFFICE.STYLE(&quot;Стандарт&quot;)))">
            <text:p/>
          </table:table-cell>
          <table:table-cell table:formula="of:=T(IF([$тест3.T117]=1;ORG.OPENOFFICE.STYLE(&quot;граница&quot;);ORG.OPENOFFICE.STYLE(&quot;Стандарт&quot;)))">
            <text:p/>
          </table:table-cell>
          <table:table-cell table:formula="of:=T(IF([$тест3.U117]=1;ORG.OPENOFFICE.STYLE(&quot;граница&quot;);ORG.OPENOFFICE.STYLE(&quot;Стандарт&quot;)))">
            <text:p/>
          </table:table-cell>
          <table:table-cell table:formula="of:=T(IF([$тест3.V117]=1;ORG.OPENOFFICE.STYLE(&quot;граница&quot;);ORG.OPENOFFICE.STYLE(&quot;Стандарт&quot;)))">
            <text:p/>
          </table:table-cell>
          <table:table-cell table:formula="of:=T(IF([$тест3.W117]=1;ORG.OPENOFFICE.STYLE(&quot;граница&quot;);ORG.OPENOFFICE.STYLE(&quot;Стандарт&quot;)))">
            <text:p/>
          </table:table-cell>
          <table:table-cell table:formula="of:=T(IF([$тест3.X117]=1;ORG.OPENOFFICE.STYLE(&quot;граница&quot;);ORG.OPENOFFICE.STYLE(&quot;Стандарт&quot;)))">
            <text:p/>
          </table:table-cell>
          <table:table-cell table:formula="of:=T(IF([$тест3.Y117]=1;ORG.OPENOFFICE.STYLE(&quot;граница&quot;);ORG.OPENOFFICE.STYLE(&quot;Стандарт&quot;)))">
            <text:p/>
          </table:table-cell>
          <table:table-cell table:formula="of:=T(IF([$тест3.Z117]=1;ORG.OPENOFFICE.STYLE(&quot;граница&quot;);ORG.OPENOFFICE.STYLE(&quot;Стандарт&quot;)))">
            <text:p/>
          </table:table-cell>
          <table:table-cell table:formula="of:=T(IF([$тест3.AA117]=1;ORG.OPENOFFICE.STYLE(&quot;граница&quot;);ORG.OPENOFFICE.STYLE(&quot;Стандарт&quot;)))">
            <text:p/>
          </table:table-cell>
          <table:table-cell table:formula="of:=T(IF([$тест3.AB117]=1;ORG.OPENOFFICE.STYLE(&quot;граница&quot;);ORG.OPENOFFICE.STYLE(&quot;Стандарт&quot;)))">
            <text:p/>
          </table:table-cell>
          <table:table-cell table:formula="of:=T(IF([$тест3.AC117]=1;ORG.OPENOFFICE.STYLE(&quot;граница&quot;);ORG.OPENOFFICE.STYLE(&quot;Стандарт&quot;)))">
            <text:p/>
          </table:table-cell>
          <table:table-cell table:formula="of:=T(IF([$тест3.AD117]=1;ORG.OPENOFFICE.STYLE(&quot;граница&quot;);ORG.OPENOFFICE.STYLE(&quot;Стандарт&quot;)))">
            <text:p/>
          </table:table-cell>
          <table:table-cell table:formula="of:=T(IF([$тест3.AE117]=1;ORG.OPENOFFICE.STYLE(&quot;граница&quot;);ORG.OPENOFFICE.STYLE(&quot;Стандарт&quot;)))">
            <text:p/>
          </table:table-cell>
          <table:table-cell table:formula="of:=T(IF([$тест3.AF117]=1;ORG.OPENOFFICE.STYLE(&quot;граница&quot;);ORG.OPENOFFICE.STYLE(&quot;Стандарт&quot;)))">
            <text:p/>
          </table:table-cell>
          <table:table-cell table:formula="of:=T(IF([$тест3.AG117]=1;ORG.OPENOFFICE.STYLE(&quot;граница&quot;);ORG.OPENOFFICE.STYLE(&quot;Стандарт&quot;)))">
            <text:p/>
          </table:table-cell>
          <table:table-cell table:formula="of:=T(IF([$тест3.AH117]=1;ORG.OPENOFFICE.STYLE(&quot;граница&quot;);ORG.OPENOFFICE.STYLE(&quot;Стандарт&quot;)))">
            <text:p/>
          </table:table-cell>
          <table:table-cell table:formula="of:=T(IF([$тест3.AI117]=1;ORG.OPENOFFICE.STYLE(&quot;граница&quot;);ORG.OPENOFFICE.STYLE(&quot;Стандарт&quot;)))">
            <text:p/>
          </table:table-cell>
          <table:table-cell table:formula="of:=T(IF([$тест3.AJ117]=1;ORG.OPENOFFICE.STYLE(&quot;граница&quot;);ORG.OPENOFFICE.STYLE(&quot;Стандарт&quot;)))">
            <text:p/>
          </table:table-cell>
          <table:table-cell table:formula="of:=T(IF([$тест3.AK117]=1;ORG.OPENOFFICE.STYLE(&quot;граница&quot;);ORG.OPENOFFICE.STYLE(&quot;Стандарт&quot;)))">
            <text:p/>
          </table:table-cell>
          <table:table-cell table:formula="of:=T(IF([$тест3.AL117]=1;ORG.OPENOFFICE.STYLE(&quot;граница&quot;);ORG.OPENOFFICE.STYLE(&quot;Стандарт&quot;)))">
            <text:p/>
          </table:table-cell>
          <table:table-cell table:formula="of:=T(IF([$тест3.AM117]=1;ORG.OPENOFFICE.STYLE(&quot;граница&quot;);ORG.OPENOFFICE.STYLE(&quot;Стандарт&quot;)))">
            <text:p/>
          </table:table-cell>
          <table:table-cell table:formula="of:=T(IF([$тест3.AN117]=1;ORG.OPENOFFICE.STYLE(&quot;граница&quot;);ORG.OPENOFFICE.STYLE(&quot;Стандарт&quot;)))">
            <text:p/>
          </table:table-cell>
          <table:table-cell table:formula="of:=T(IF([$тест3.AO117]=1;ORG.OPENOFFICE.STYLE(&quot;граница&quot;);ORG.OPENOFFICE.STYLE(&quot;Стандарт&quot;)))">
            <text:p/>
          </table:table-cell>
          <table:table-cell table:formula="of:=T(IF([$тест3.AP117]=1;ORG.OPENOFFICE.STYLE(&quot;граница&quot;);ORG.OPENOFFICE.STYLE(&quot;Стандарт&quot;)))">
            <text:p/>
          </table:table-cell>
          <table:table-cell table:formula="of:=T(IF([$тест3.AQ117]=1;ORG.OPENOFFICE.STYLE(&quot;граница&quot;);ORG.OPENOFFICE.STYLE(&quot;Стандарт&quot;)))">
            <text:p/>
          </table:table-cell>
          <table:table-cell table:formula="of:=T(IF([$тест3.AR117]=1;ORG.OPENOFFICE.STYLE(&quot;граница&quot;);ORG.OPENOFFICE.STYLE(&quot;Стандарт&quot;)))">
            <text:p/>
          </table:table-cell>
          <table:table-cell table:formula="of:=T(IF([$тест3.AS117]=1;ORG.OPENOFFICE.STYLE(&quot;граница&quot;);ORG.OPENOFFICE.STYLE(&quot;Стандарт&quot;)))">
            <text:p/>
          </table:table-cell>
          <table:table-cell table:formula="of:=T(IF([$тест3.AT117]=1;ORG.OPENOFFICE.STYLE(&quot;граница&quot;);ORG.OPENOFFICE.STYLE(&quot;Стандарт&quot;)))">
            <text:p/>
          </table:table-cell>
          <table:table-cell table:formula="of:=T(IF([$тест3.AU117]=1;ORG.OPENOFFICE.STYLE(&quot;граница&quot;);ORG.OPENOFFICE.STYLE(&quot;Стандарт&quot;)))">
            <text:p/>
          </table:table-cell>
          <table:table-cell table:formula="of:=T(IF([$тест3.AV117]=1;ORG.OPENOFFICE.STYLE(&quot;граница&quot;);ORG.OPENOFFICE.STYLE(&quot;Стандарт&quot;)))">
            <text:p/>
          </table:table-cell>
          <table:table-cell table:formula="of:=T(IF([$тест3.AW117]=1;ORG.OPENOFFICE.STYLE(&quot;граница&quot;);ORG.OPENOFFICE.STYLE(&quot;Стандарт&quot;)))">
            <text:p/>
          </table:table-cell>
          <table:table-cell table:formula="of:=T(IF([$тест3.AX11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8]=1;ORG.OPENOFFICE.STYLE(&quot;граница&quot;);ORG.OPENOFFICE.STYLE(&quot;Стандарт&quot;)))">
            <text:p/>
          </table:table-cell>
          <table:table-cell table:formula="of:=T(IF([$тест3.C118]=1;ORG.OPENOFFICE.STYLE(&quot;граница&quot;);ORG.OPENOFFICE.STYLE(&quot;Стандарт&quot;)))">
            <text:p/>
          </table:table-cell>
          <table:table-cell table:formula="of:=T(IF([$тест3.D118]=1;ORG.OPENOFFICE.STYLE(&quot;граница&quot;);ORG.OPENOFFICE.STYLE(&quot;Стандарт&quot;)))">
            <text:p/>
          </table:table-cell>
          <table:table-cell table:formula="of:=T(IF([$тест3.E118]=1;ORG.OPENOFFICE.STYLE(&quot;граница&quot;);ORG.OPENOFFICE.STYLE(&quot;Стандарт&quot;)))">
            <text:p/>
          </table:table-cell>
          <table:table-cell table:formula="of:=T(IF([$тест3.F118]=1;ORG.OPENOFFICE.STYLE(&quot;граница&quot;);ORG.OPENOFFICE.STYLE(&quot;Стандарт&quot;)))">
            <text:p/>
          </table:table-cell>
          <table:table-cell table:formula="of:=T(IF([$тест3.G118]=1;ORG.OPENOFFICE.STYLE(&quot;граница&quot;);ORG.OPENOFFICE.STYLE(&quot;Стандарт&quot;)))">
            <text:p/>
          </table:table-cell>
          <table:table-cell table:formula="of:=T(IF([$тест3.H118]=1;ORG.OPENOFFICE.STYLE(&quot;граница&quot;);ORG.OPENOFFICE.STYLE(&quot;Стандарт&quot;)))">
            <text:p/>
          </table:table-cell>
          <table:table-cell table:formula="of:=T(IF([$тест3.I118]=1;ORG.OPENOFFICE.STYLE(&quot;граница&quot;);ORG.OPENOFFICE.STYLE(&quot;Стандарт&quot;)))">
            <text:p/>
          </table:table-cell>
          <table:table-cell table:formula="of:=T(IF([$тест3.J118]=1;ORG.OPENOFFICE.STYLE(&quot;граница&quot;);ORG.OPENOFFICE.STYLE(&quot;Стандарт&quot;)))">
            <text:p/>
          </table:table-cell>
          <table:table-cell table:formula="of:=T(IF([$тест3.K118]=1;ORG.OPENOFFICE.STYLE(&quot;граница&quot;);ORG.OPENOFFICE.STYLE(&quot;Стандарт&quot;)))">
            <text:p/>
          </table:table-cell>
          <table:table-cell table:formula="of:=T(IF([$тест3.L118]=1;ORG.OPENOFFICE.STYLE(&quot;граница&quot;);ORG.OPENOFFICE.STYLE(&quot;Стандарт&quot;)))">
            <text:p/>
          </table:table-cell>
          <table:table-cell table:formula="of:=T(IF([$тест3.M118]=1;ORG.OPENOFFICE.STYLE(&quot;граница&quot;);ORG.OPENOFFICE.STYLE(&quot;Стандарт&quot;)))">
            <text:p/>
          </table:table-cell>
          <table:table-cell table:formula="of:=T(IF([$тест3.N118]=1;ORG.OPENOFFICE.STYLE(&quot;граница&quot;);ORG.OPENOFFICE.STYLE(&quot;Стандарт&quot;)))">
            <text:p/>
          </table:table-cell>
          <table:table-cell table:formula="of:=T(IF([$тест3.O118]=1;ORG.OPENOFFICE.STYLE(&quot;граница&quot;);ORG.OPENOFFICE.STYLE(&quot;Стандарт&quot;)))">
            <text:p/>
          </table:table-cell>
          <table:table-cell table:formula="of:=T(IF([$тест3.P118]=1;ORG.OPENOFFICE.STYLE(&quot;граница&quot;);ORG.OPENOFFICE.STYLE(&quot;Стандарт&quot;)))">
            <text:p/>
          </table:table-cell>
          <table:table-cell table:formula="of:=T(IF([$тест3.Q118]=1;ORG.OPENOFFICE.STYLE(&quot;граница&quot;);ORG.OPENOFFICE.STYLE(&quot;Стандарт&quot;)))">
            <text:p/>
          </table:table-cell>
          <table:table-cell table:formula="of:=T(IF([$тест3.R118]=1;ORG.OPENOFFICE.STYLE(&quot;граница&quot;);ORG.OPENOFFICE.STYLE(&quot;Стандарт&quot;)))">
            <text:p/>
          </table:table-cell>
          <table:table-cell table:formula="of:=T(IF([$тест3.S118]=1;ORG.OPENOFFICE.STYLE(&quot;граница&quot;);ORG.OPENOFFICE.STYLE(&quot;Стандарт&quot;)))">
            <text:p/>
          </table:table-cell>
          <table:table-cell table:formula="of:=T(IF([$тест3.T118]=1;ORG.OPENOFFICE.STYLE(&quot;граница&quot;);ORG.OPENOFFICE.STYLE(&quot;Стандарт&quot;)))">
            <text:p/>
          </table:table-cell>
          <table:table-cell table:formula="of:=T(IF([$тест3.U118]=1;ORG.OPENOFFICE.STYLE(&quot;граница&quot;);ORG.OPENOFFICE.STYLE(&quot;Стандарт&quot;)))">
            <text:p/>
          </table:table-cell>
          <table:table-cell table:formula="of:=T(IF([$тест3.V118]=1;ORG.OPENOFFICE.STYLE(&quot;граница&quot;);ORG.OPENOFFICE.STYLE(&quot;Стандарт&quot;)))">
            <text:p/>
          </table:table-cell>
          <table:table-cell table:formula="of:=T(IF([$тест3.W118]=1;ORG.OPENOFFICE.STYLE(&quot;граница&quot;);ORG.OPENOFFICE.STYLE(&quot;Стандарт&quot;)))">
            <text:p/>
          </table:table-cell>
          <table:table-cell table:formula="of:=T(IF([$тест3.X118]=1;ORG.OPENOFFICE.STYLE(&quot;граница&quot;);ORG.OPENOFFICE.STYLE(&quot;Стандарт&quot;)))">
            <text:p/>
          </table:table-cell>
          <table:table-cell table:formula="of:=T(IF([$тест3.Y118]=1;ORG.OPENOFFICE.STYLE(&quot;граница&quot;);ORG.OPENOFFICE.STYLE(&quot;Стандарт&quot;)))">
            <text:p/>
          </table:table-cell>
          <table:table-cell table:formula="of:=T(IF([$тест3.Z118]=1;ORG.OPENOFFICE.STYLE(&quot;граница&quot;);ORG.OPENOFFICE.STYLE(&quot;Стандарт&quot;)))">
            <text:p/>
          </table:table-cell>
          <table:table-cell table:formula="of:=T(IF([$тест3.AA118]=1;ORG.OPENOFFICE.STYLE(&quot;граница&quot;);ORG.OPENOFFICE.STYLE(&quot;Стандарт&quot;)))">
            <text:p/>
          </table:table-cell>
          <table:table-cell table:formula="of:=T(IF([$тест3.AB118]=1;ORG.OPENOFFICE.STYLE(&quot;граница&quot;);ORG.OPENOFFICE.STYLE(&quot;Стандарт&quot;)))">
            <text:p/>
          </table:table-cell>
          <table:table-cell table:formula="of:=T(IF([$тест3.AC118]=1;ORG.OPENOFFICE.STYLE(&quot;граница&quot;);ORG.OPENOFFICE.STYLE(&quot;Стандарт&quot;)))">
            <text:p/>
          </table:table-cell>
          <table:table-cell table:formula="of:=T(IF([$тест3.AD118]=1;ORG.OPENOFFICE.STYLE(&quot;граница&quot;);ORG.OPENOFFICE.STYLE(&quot;Стандарт&quot;)))">
            <text:p/>
          </table:table-cell>
          <table:table-cell table:formula="of:=T(IF([$тест3.AE118]=1;ORG.OPENOFFICE.STYLE(&quot;граница&quot;);ORG.OPENOFFICE.STYLE(&quot;Стандарт&quot;)))">
            <text:p/>
          </table:table-cell>
          <table:table-cell table:formula="of:=T(IF([$тест3.AF118]=1;ORG.OPENOFFICE.STYLE(&quot;граница&quot;);ORG.OPENOFFICE.STYLE(&quot;Стандарт&quot;)))">
            <text:p/>
          </table:table-cell>
          <table:table-cell table:formula="of:=T(IF([$тест3.AG118]=1;ORG.OPENOFFICE.STYLE(&quot;граница&quot;);ORG.OPENOFFICE.STYLE(&quot;Стандарт&quot;)))">
            <text:p/>
          </table:table-cell>
          <table:table-cell table:formula="of:=T(IF([$тест3.AH118]=1;ORG.OPENOFFICE.STYLE(&quot;граница&quot;);ORG.OPENOFFICE.STYLE(&quot;Стандарт&quot;)))">
            <text:p/>
          </table:table-cell>
          <table:table-cell table:formula="of:=T(IF([$тест3.AI118]=1;ORG.OPENOFFICE.STYLE(&quot;граница&quot;);ORG.OPENOFFICE.STYLE(&quot;Стандарт&quot;)))">
            <text:p/>
          </table:table-cell>
          <table:table-cell table:formula="of:=T(IF([$тест3.AJ118]=1;ORG.OPENOFFICE.STYLE(&quot;граница&quot;);ORG.OPENOFFICE.STYLE(&quot;Стандарт&quot;)))">
            <text:p/>
          </table:table-cell>
          <table:table-cell table:formula="of:=T(IF([$тест3.AK118]=1;ORG.OPENOFFICE.STYLE(&quot;граница&quot;);ORG.OPENOFFICE.STYLE(&quot;Стандарт&quot;)))">
            <text:p/>
          </table:table-cell>
          <table:table-cell table:formula="of:=T(IF([$тест3.AL118]=1;ORG.OPENOFFICE.STYLE(&quot;граница&quot;);ORG.OPENOFFICE.STYLE(&quot;Стандарт&quot;)))">
            <text:p/>
          </table:table-cell>
          <table:table-cell table:formula="of:=T(IF([$тест3.AM118]=1;ORG.OPENOFFICE.STYLE(&quot;граница&quot;);ORG.OPENOFFICE.STYLE(&quot;Стандарт&quot;)))">
            <text:p/>
          </table:table-cell>
          <table:table-cell table:formula="of:=T(IF([$тест3.AN118]=1;ORG.OPENOFFICE.STYLE(&quot;граница&quot;);ORG.OPENOFFICE.STYLE(&quot;Стандарт&quot;)))">
            <text:p/>
          </table:table-cell>
          <table:table-cell table:formula="of:=T(IF([$тест3.AO118]=1;ORG.OPENOFFICE.STYLE(&quot;граница&quot;);ORG.OPENOFFICE.STYLE(&quot;Стандарт&quot;)))">
            <text:p/>
          </table:table-cell>
          <table:table-cell table:formula="of:=T(IF([$тест3.AP118]=1;ORG.OPENOFFICE.STYLE(&quot;граница&quot;);ORG.OPENOFFICE.STYLE(&quot;Стандарт&quot;)))">
            <text:p/>
          </table:table-cell>
          <table:table-cell table:formula="of:=T(IF([$тест3.AQ118]=1;ORG.OPENOFFICE.STYLE(&quot;граница&quot;);ORG.OPENOFFICE.STYLE(&quot;Стандарт&quot;)))">
            <text:p/>
          </table:table-cell>
          <table:table-cell table:formula="of:=T(IF([$тест3.AR118]=1;ORG.OPENOFFICE.STYLE(&quot;граница&quot;);ORG.OPENOFFICE.STYLE(&quot;Стандарт&quot;)))">
            <text:p/>
          </table:table-cell>
          <table:table-cell table:formula="of:=T(IF([$тест3.AS118]=1;ORG.OPENOFFICE.STYLE(&quot;граница&quot;);ORG.OPENOFFICE.STYLE(&quot;Стандарт&quot;)))">
            <text:p/>
          </table:table-cell>
          <table:table-cell table:formula="of:=T(IF([$тест3.AT118]=1;ORG.OPENOFFICE.STYLE(&quot;граница&quot;);ORG.OPENOFFICE.STYLE(&quot;Стандарт&quot;)))">
            <text:p/>
          </table:table-cell>
          <table:table-cell table:formula="of:=T(IF([$тест3.AU118]=1;ORG.OPENOFFICE.STYLE(&quot;граница&quot;);ORG.OPENOFFICE.STYLE(&quot;Стандарт&quot;)))">
            <text:p/>
          </table:table-cell>
          <table:table-cell table:formula="of:=T(IF([$тест3.AV118]=1;ORG.OPENOFFICE.STYLE(&quot;граница&quot;);ORG.OPENOFFICE.STYLE(&quot;Стандарт&quot;)))">
            <text:p/>
          </table:table-cell>
          <table:table-cell table:formula="of:=T(IF([$тест3.AW118]=1;ORG.OPENOFFICE.STYLE(&quot;граница&quot;);ORG.OPENOFFICE.STYLE(&quot;Стандарт&quot;)))">
            <text:p/>
          </table:table-cell>
          <table:table-cell table:formula="of:=T(IF([$тест3.AX11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19]=1;ORG.OPENOFFICE.STYLE(&quot;граница&quot;);ORG.OPENOFFICE.STYLE(&quot;Стандарт&quot;)))">
            <text:p/>
          </table:table-cell>
          <table:table-cell table:formula="of:=T(IF([$тест3.C119]=1;ORG.OPENOFFICE.STYLE(&quot;граница&quot;);ORG.OPENOFFICE.STYLE(&quot;Стандарт&quot;)))">
            <text:p/>
          </table:table-cell>
          <table:table-cell table:formula="of:=T(IF([$тест3.D119]=1;ORG.OPENOFFICE.STYLE(&quot;граница&quot;);ORG.OPENOFFICE.STYLE(&quot;Стандарт&quot;)))">
            <text:p/>
          </table:table-cell>
          <table:table-cell table:formula="of:=T(IF([$тест3.E119]=1;ORG.OPENOFFICE.STYLE(&quot;граница&quot;);ORG.OPENOFFICE.STYLE(&quot;Стандарт&quot;)))">
            <text:p/>
          </table:table-cell>
          <table:table-cell table:formula="of:=T(IF([$тест3.F119]=1;ORG.OPENOFFICE.STYLE(&quot;граница&quot;);ORG.OPENOFFICE.STYLE(&quot;Стандарт&quot;)))">
            <text:p/>
          </table:table-cell>
          <table:table-cell table:formula="of:=T(IF([$тест3.G119]=1;ORG.OPENOFFICE.STYLE(&quot;граница&quot;);ORG.OPENOFFICE.STYLE(&quot;Стандарт&quot;)))">
            <text:p/>
          </table:table-cell>
          <table:table-cell table:formula="of:=T(IF([$тест3.H119]=1;ORG.OPENOFFICE.STYLE(&quot;граница&quot;);ORG.OPENOFFICE.STYLE(&quot;Стандарт&quot;)))">
            <text:p/>
          </table:table-cell>
          <table:table-cell table:formula="of:=T(IF([$тест3.I119]=1;ORG.OPENOFFICE.STYLE(&quot;граница&quot;);ORG.OPENOFFICE.STYLE(&quot;Стандарт&quot;)))">
            <text:p/>
          </table:table-cell>
          <table:table-cell table:formula="of:=T(IF([$тест3.J119]=1;ORG.OPENOFFICE.STYLE(&quot;граница&quot;);ORG.OPENOFFICE.STYLE(&quot;Стандарт&quot;)))">
            <text:p/>
          </table:table-cell>
          <table:table-cell table:formula="of:=T(IF([$тест3.K119]=1;ORG.OPENOFFICE.STYLE(&quot;граница&quot;);ORG.OPENOFFICE.STYLE(&quot;Стандарт&quot;)))">
            <text:p/>
          </table:table-cell>
          <table:table-cell table:formula="of:=T(IF([$тест3.L119]=1;ORG.OPENOFFICE.STYLE(&quot;граница&quot;);ORG.OPENOFFICE.STYLE(&quot;Стандарт&quot;)))">
            <text:p/>
          </table:table-cell>
          <table:table-cell table:formula="of:=T(IF([$тест3.M119]=1;ORG.OPENOFFICE.STYLE(&quot;граница&quot;);ORG.OPENOFFICE.STYLE(&quot;Стандарт&quot;)))">
            <text:p/>
          </table:table-cell>
          <table:table-cell table:formula="of:=T(IF([$тест3.N119]=1;ORG.OPENOFFICE.STYLE(&quot;граница&quot;);ORG.OPENOFFICE.STYLE(&quot;Стандарт&quot;)))">
            <text:p/>
          </table:table-cell>
          <table:table-cell table:formula="of:=T(IF([$тест3.O119]=1;ORG.OPENOFFICE.STYLE(&quot;граница&quot;);ORG.OPENOFFICE.STYLE(&quot;Стандарт&quot;)))">
            <text:p/>
          </table:table-cell>
          <table:table-cell table:formula="of:=T(IF([$тест3.P119]=1;ORG.OPENOFFICE.STYLE(&quot;граница&quot;);ORG.OPENOFFICE.STYLE(&quot;Стандарт&quot;)))">
            <text:p/>
          </table:table-cell>
          <table:table-cell table:formula="of:=T(IF([$тест3.Q119]=1;ORG.OPENOFFICE.STYLE(&quot;граница&quot;);ORG.OPENOFFICE.STYLE(&quot;Стандарт&quot;)))">
            <text:p/>
          </table:table-cell>
          <table:table-cell table:formula="of:=T(IF([$тест3.R119]=1;ORG.OPENOFFICE.STYLE(&quot;граница&quot;);ORG.OPENOFFICE.STYLE(&quot;Стандарт&quot;)))">
            <text:p/>
          </table:table-cell>
          <table:table-cell table:formula="of:=T(IF([$тест3.S119]=1;ORG.OPENOFFICE.STYLE(&quot;граница&quot;);ORG.OPENOFFICE.STYLE(&quot;Стандарт&quot;)))">
            <text:p/>
          </table:table-cell>
          <table:table-cell table:formula="of:=T(IF([$тест3.T119]=1;ORG.OPENOFFICE.STYLE(&quot;граница&quot;);ORG.OPENOFFICE.STYLE(&quot;Стандарт&quot;)))">
            <text:p/>
          </table:table-cell>
          <table:table-cell table:formula="of:=T(IF([$тест3.U119]=1;ORG.OPENOFFICE.STYLE(&quot;граница&quot;);ORG.OPENOFFICE.STYLE(&quot;Стандарт&quot;)))">
            <text:p/>
          </table:table-cell>
          <table:table-cell table:formula="of:=T(IF([$тест3.V119]=1;ORG.OPENOFFICE.STYLE(&quot;граница&quot;);ORG.OPENOFFICE.STYLE(&quot;Стандарт&quot;)))">
            <text:p/>
          </table:table-cell>
          <table:table-cell table:formula="of:=T(IF([$тест3.W119]=1;ORG.OPENOFFICE.STYLE(&quot;граница&quot;);ORG.OPENOFFICE.STYLE(&quot;Стандарт&quot;)))">
            <text:p/>
          </table:table-cell>
          <table:table-cell table:formula="of:=T(IF([$тест3.X119]=1;ORG.OPENOFFICE.STYLE(&quot;граница&quot;);ORG.OPENOFFICE.STYLE(&quot;Стандарт&quot;)))">
            <text:p/>
          </table:table-cell>
          <table:table-cell table:formula="of:=T(IF([$тест3.Y119]=1;ORG.OPENOFFICE.STYLE(&quot;граница&quot;);ORG.OPENOFFICE.STYLE(&quot;Стандарт&quot;)))">
            <text:p/>
          </table:table-cell>
          <table:table-cell table:formula="of:=T(IF([$тест3.Z119]=1;ORG.OPENOFFICE.STYLE(&quot;граница&quot;);ORG.OPENOFFICE.STYLE(&quot;Стандарт&quot;)))">
            <text:p/>
          </table:table-cell>
          <table:table-cell table:formula="of:=T(IF([$тест3.AA119]=1;ORG.OPENOFFICE.STYLE(&quot;граница&quot;);ORG.OPENOFFICE.STYLE(&quot;Стандарт&quot;)))">
            <text:p/>
          </table:table-cell>
          <table:table-cell table:formula="of:=T(IF([$тест3.AB119]=1;ORG.OPENOFFICE.STYLE(&quot;граница&quot;);ORG.OPENOFFICE.STYLE(&quot;Стандарт&quot;)))">
            <text:p/>
          </table:table-cell>
          <table:table-cell table:formula="of:=T(IF([$тест3.AC119]=1;ORG.OPENOFFICE.STYLE(&quot;граница&quot;);ORG.OPENOFFICE.STYLE(&quot;Стандарт&quot;)))">
            <text:p/>
          </table:table-cell>
          <table:table-cell table:formula="of:=T(IF([$тест3.AD119]=1;ORG.OPENOFFICE.STYLE(&quot;граница&quot;);ORG.OPENOFFICE.STYLE(&quot;Стандарт&quot;)))">
            <text:p/>
          </table:table-cell>
          <table:table-cell table:formula="of:=T(IF([$тест3.AE119]=1;ORG.OPENOFFICE.STYLE(&quot;граница&quot;);ORG.OPENOFFICE.STYLE(&quot;Стандарт&quot;)))">
            <text:p/>
          </table:table-cell>
          <table:table-cell table:formula="of:=T(IF([$тест3.AF119]=1;ORG.OPENOFFICE.STYLE(&quot;граница&quot;);ORG.OPENOFFICE.STYLE(&quot;Стандарт&quot;)))">
            <text:p/>
          </table:table-cell>
          <table:table-cell table:formula="of:=T(IF([$тест3.AG119]=1;ORG.OPENOFFICE.STYLE(&quot;граница&quot;);ORG.OPENOFFICE.STYLE(&quot;Стандарт&quot;)))">
            <text:p/>
          </table:table-cell>
          <table:table-cell table:formula="of:=T(IF([$тест3.AH119]=1;ORG.OPENOFFICE.STYLE(&quot;граница&quot;);ORG.OPENOFFICE.STYLE(&quot;Стандарт&quot;)))">
            <text:p/>
          </table:table-cell>
          <table:table-cell table:formula="of:=T(IF([$тест3.AI119]=1;ORG.OPENOFFICE.STYLE(&quot;граница&quot;);ORG.OPENOFFICE.STYLE(&quot;Стандарт&quot;)))">
            <text:p/>
          </table:table-cell>
          <table:table-cell table:formula="of:=T(IF([$тест3.AJ119]=1;ORG.OPENOFFICE.STYLE(&quot;граница&quot;);ORG.OPENOFFICE.STYLE(&quot;Стандарт&quot;)))">
            <text:p/>
          </table:table-cell>
          <table:table-cell table:formula="of:=T(IF([$тест3.AK119]=1;ORG.OPENOFFICE.STYLE(&quot;граница&quot;);ORG.OPENOFFICE.STYLE(&quot;Стандарт&quot;)))">
            <text:p/>
          </table:table-cell>
          <table:table-cell table:formula="of:=T(IF([$тест3.AL119]=1;ORG.OPENOFFICE.STYLE(&quot;граница&quot;);ORG.OPENOFFICE.STYLE(&quot;Стандарт&quot;)))">
            <text:p/>
          </table:table-cell>
          <table:table-cell table:formula="of:=T(IF([$тест3.AM119]=1;ORG.OPENOFFICE.STYLE(&quot;граница&quot;);ORG.OPENOFFICE.STYLE(&quot;Стандарт&quot;)))">
            <text:p/>
          </table:table-cell>
          <table:table-cell table:formula="of:=T(IF([$тест3.AN119]=1;ORG.OPENOFFICE.STYLE(&quot;граница&quot;);ORG.OPENOFFICE.STYLE(&quot;Стандарт&quot;)))">
            <text:p/>
          </table:table-cell>
          <table:table-cell table:formula="of:=T(IF([$тест3.AO119]=1;ORG.OPENOFFICE.STYLE(&quot;граница&quot;);ORG.OPENOFFICE.STYLE(&quot;Стандарт&quot;)))">
            <text:p/>
          </table:table-cell>
          <table:table-cell table:formula="of:=T(IF([$тест3.AP119]=1;ORG.OPENOFFICE.STYLE(&quot;граница&quot;);ORG.OPENOFFICE.STYLE(&quot;Стандарт&quot;)))">
            <text:p/>
          </table:table-cell>
          <table:table-cell table:formula="of:=T(IF([$тест3.AQ119]=1;ORG.OPENOFFICE.STYLE(&quot;граница&quot;);ORG.OPENOFFICE.STYLE(&quot;Стандарт&quot;)))">
            <text:p/>
          </table:table-cell>
          <table:table-cell table:formula="of:=T(IF([$тест3.AR119]=1;ORG.OPENOFFICE.STYLE(&quot;граница&quot;);ORG.OPENOFFICE.STYLE(&quot;Стандарт&quot;)))">
            <text:p/>
          </table:table-cell>
          <table:table-cell table:formula="of:=T(IF([$тест3.AS119]=1;ORG.OPENOFFICE.STYLE(&quot;граница&quot;);ORG.OPENOFFICE.STYLE(&quot;Стандарт&quot;)))">
            <text:p/>
          </table:table-cell>
          <table:table-cell table:formula="of:=T(IF([$тест3.AT119]=1;ORG.OPENOFFICE.STYLE(&quot;граница&quot;);ORG.OPENOFFICE.STYLE(&quot;Стандарт&quot;)))">
            <text:p/>
          </table:table-cell>
          <table:table-cell table:formula="of:=T(IF([$тест3.AU119]=1;ORG.OPENOFFICE.STYLE(&quot;граница&quot;);ORG.OPENOFFICE.STYLE(&quot;Стандарт&quot;)))">
            <text:p/>
          </table:table-cell>
          <table:table-cell table:formula="of:=T(IF([$тест3.AV119]=1;ORG.OPENOFFICE.STYLE(&quot;граница&quot;);ORG.OPENOFFICE.STYLE(&quot;Стандарт&quot;)))">
            <text:p/>
          </table:table-cell>
          <table:table-cell table:formula="of:=T(IF([$тест3.AW119]=1;ORG.OPENOFFICE.STYLE(&quot;граница&quot;);ORG.OPENOFFICE.STYLE(&quot;Стандарт&quot;)))">
            <text:p/>
          </table:table-cell>
          <table:table-cell table:formula="of:=T(IF([$тест3.AX11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0]=1;ORG.OPENOFFICE.STYLE(&quot;граница&quot;);ORG.OPENOFFICE.STYLE(&quot;Стандарт&quot;)))">
            <text:p/>
          </table:table-cell>
          <table:table-cell table:formula="of:=T(IF([$тест3.C120]=1;ORG.OPENOFFICE.STYLE(&quot;граница&quot;);ORG.OPENOFFICE.STYLE(&quot;Стандарт&quot;)))">
            <text:p/>
          </table:table-cell>
          <table:table-cell table:formula="of:=T(IF([$тест3.D120]=1;ORG.OPENOFFICE.STYLE(&quot;граница&quot;);ORG.OPENOFFICE.STYLE(&quot;Стандарт&quot;)))">
            <text:p/>
          </table:table-cell>
          <table:table-cell table:formula="of:=T(IF([$тест3.E120]=1;ORG.OPENOFFICE.STYLE(&quot;граница&quot;);ORG.OPENOFFICE.STYLE(&quot;Стандарт&quot;)))">
            <text:p/>
          </table:table-cell>
          <table:table-cell table:formula="of:=T(IF([$тест3.F120]=1;ORG.OPENOFFICE.STYLE(&quot;граница&quot;);ORG.OPENOFFICE.STYLE(&quot;Стандарт&quot;)))">
            <text:p/>
          </table:table-cell>
          <table:table-cell table:formula="of:=T(IF([$тест3.G120]=1;ORG.OPENOFFICE.STYLE(&quot;граница&quot;);ORG.OPENOFFICE.STYLE(&quot;Стандарт&quot;)))">
            <text:p/>
          </table:table-cell>
          <table:table-cell table:formula="of:=T(IF([$тест3.H120]=1;ORG.OPENOFFICE.STYLE(&quot;граница&quot;);ORG.OPENOFFICE.STYLE(&quot;Стандарт&quot;)))">
            <text:p/>
          </table:table-cell>
          <table:table-cell table:formula="of:=T(IF([$тест3.I120]=1;ORG.OPENOFFICE.STYLE(&quot;граница&quot;);ORG.OPENOFFICE.STYLE(&quot;Стандарт&quot;)))">
            <text:p/>
          </table:table-cell>
          <table:table-cell table:formula="of:=T(IF([$тест3.J120]=1;ORG.OPENOFFICE.STYLE(&quot;граница&quot;);ORG.OPENOFFICE.STYLE(&quot;Стандарт&quot;)))">
            <text:p/>
          </table:table-cell>
          <table:table-cell table:formula="of:=T(IF([$тест3.K120]=1;ORG.OPENOFFICE.STYLE(&quot;граница&quot;);ORG.OPENOFFICE.STYLE(&quot;Стандарт&quot;)))">
            <text:p/>
          </table:table-cell>
          <table:table-cell table:formula="of:=T(IF([$тест3.L120]=1;ORG.OPENOFFICE.STYLE(&quot;граница&quot;);ORG.OPENOFFICE.STYLE(&quot;Стандарт&quot;)))">
            <text:p/>
          </table:table-cell>
          <table:table-cell table:formula="of:=T(IF([$тест3.M120]=1;ORG.OPENOFFICE.STYLE(&quot;граница&quot;);ORG.OPENOFFICE.STYLE(&quot;Стандарт&quot;)))">
            <text:p/>
          </table:table-cell>
          <table:table-cell table:formula="of:=T(IF([$тест3.N120]=1;ORG.OPENOFFICE.STYLE(&quot;граница&quot;);ORG.OPENOFFICE.STYLE(&quot;Стандарт&quot;)))">
            <text:p/>
          </table:table-cell>
          <table:table-cell table:formula="of:=T(IF([$тест3.O120]=1;ORG.OPENOFFICE.STYLE(&quot;граница&quot;);ORG.OPENOFFICE.STYLE(&quot;Стандарт&quot;)))">
            <text:p/>
          </table:table-cell>
          <table:table-cell table:formula="of:=T(IF([$тест3.P120]=1;ORG.OPENOFFICE.STYLE(&quot;граница&quot;);ORG.OPENOFFICE.STYLE(&quot;Стандарт&quot;)))">
            <text:p/>
          </table:table-cell>
          <table:table-cell table:formula="of:=T(IF([$тест3.Q120]=1;ORG.OPENOFFICE.STYLE(&quot;граница&quot;);ORG.OPENOFFICE.STYLE(&quot;Стандарт&quot;)))">
            <text:p/>
          </table:table-cell>
          <table:table-cell table:formula="of:=T(IF([$тест3.R120]=1;ORG.OPENOFFICE.STYLE(&quot;граница&quot;);ORG.OPENOFFICE.STYLE(&quot;Стандарт&quot;)))">
            <text:p/>
          </table:table-cell>
          <table:table-cell table:formula="of:=T(IF([$тест3.S120]=1;ORG.OPENOFFICE.STYLE(&quot;граница&quot;);ORG.OPENOFFICE.STYLE(&quot;Стандарт&quot;)))">
            <text:p/>
          </table:table-cell>
          <table:table-cell table:formula="of:=T(IF([$тест3.T120]=1;ORG.OPENOFFICE.STYLE(&quot;граница&quot;);ORG.OPENOFFICE.STYLE(&quot;Стандарт&quot;)))">
            <text:p/>
          </table:table-cell>
          <table:table-cell table:formula="of:=T(IF([$тест3.U120]=1;ORG.OPENOFFICE.STYLE(&quot;граница&quot;);ORG.OPENOFFICE.STYLE(&quot;Стандарт&quot;)))">
            <text:p/>
          </table:table-cell>
          <table:table-cell table:formula="of:=T(IF([$тест3.V120]=1;ORG.OPENOFFICE.STYLE(&quot;граница&quot;);ORG.OPENOFFICE.STYLE(&quot;Стандарт&quot;)))">
            <text:p/>
          </table:table-cell>
          <table:table-cell table:formula="of:=T(IF([$тест3.W120]=1;ORG.OPENOFFICE.STYLE(&quot;граница&quot;);ORG.OPENOFFICE.STYLE(&quot;Стандарт&quot;)))">
            <text:p/>
          </table:table-cell>
          <table:table-cell table:formula="of:=T(IF([$тест3.X120]=1;ORG.OPENOFFICE.STYLE(&quot;граница&quot;);ORG.OPENOFFICE.STYLE(&quot;Стандарт&quot;)))">
            <text:p/>
          </table:table-cell>
          <table:table-cell table:formula="of:=T(IF([$тест3.Y120]=1;ORG.OPENOFFICE.STYLE(&quot;граница&quot;);ORG.OPENOFFICE.STYLE(&quot;Стандарт&quot;)))">
            <text:p/>
          </table:table-cell>
          <table:table-cell table:formula="of:=T(IF([$тест3.Z120]=1;ORG.OPENOFFICE.STYLE(&quot;граница&quot;);ORG.OPENOFFICE.STYLE(&quot;Стандарт&quot;)))">
            <text:p/>
          </table:table-cell>
          <table:table-cell table:formula="of:=T(IF([$тест3.AA120]=1;ORG.OPENOFFICE.STYLE(&quot;граница&quot;);ORG.OPENOFFICE.STYLE(&quot;Стандарт&quot;)))">
            <text:p/>
          </table:table-cell>
          <table:table-cell table:formula="of:=T(IF([$тест3.AB120]=1;ORG.OPENOFFICE.STYLE(&quot;граница&quot;);ORG.OPENOFFICE.STYLE(&quot;Стандарт&quot;)))">
            <text:p/>
          </table:table-cell>
          <table:table-cell table:formula="of:=T(IF([$тест3.AC120]=1;ORG.OPENOFFICE.STYLE(&quot;граница&quot;);ORG.OPENOFFICE.STYLE(&quot;Стандарт&quot;)))">
            <text:p/>
          </table:table-cell>
          <table:table-cell table:formula="of:=T(IF([$тест3.AD120]=1;ORG.OPENOFFICE.STYLE(&quot;граница&quot;);ORG.OPENOFFICE.STYLE(&quot;Стандарт&quot;)))">
            <text:p/>
          </table:table-cell>
          <table:table-cell table:formula="of:=T(IF([$тест3.AE120]=1;ORG.OPENOFFICE.STYLE(&quot;граница&quot;);ORG.OPENOFFICE.STYLE(&quot;Стандарт&quot;)))">
            <text:p/>
          </table:table-cell>
          <table:table-cell table:formula="of:=T(IF([$тест3.AF120]=1;ORG.OPENOFFICE.STYLE(&quot;граница&quot;);ORG.OPENOFFICE.STYLE(&quot;Стандарт&quot;)))">
            <text:p/>
          </table:table-cell>
          <table:table-cell table:formula="of:=T(IF([$тест3.AG120]=1;ORG.OPENOFFICE.STYLE(&quot;граница&quot;);ORG.OPENOFFICE.STYLE(&quot;Стандарт&quot;)))">
            <text:p/>
          </table:table-cell>
          <table:table-cell table:formula="of:=T(IF([$тест3.AH120]=1;ORG.OPENOFFICE.STYLE(&quot;граница&quot;);ORG.OPENOFFICE.STYLE(&quot;Стандарт&quot;)))">
            <text:p/>
          </table:table-cell>
          <table:table-cell table:formula="of:=T(IF([$тест3.AI120]=1;ORG.OPENOFFICE.STYLE(&quot;граница&quot;);ORG.OPENOFFICE.STYLE(&quot;Стандарт&quot;)))">
            <text:p/>
          </table:table-cell>
          <table:table-cell table:formula="of:=T(IF([$тест3.AJ120]=1;ORG.OPENOFFICE.STYLE(&quot;граница&quot;);ORG.OPENOFFICE.STYLE(&quot;Стандарт&quot;)))">
            <text:p/>
          </table:table-cell>
          <table:table-cell table:formula="of:=T(IF([$тест3.AK120]=1;ORG.OPENOFFICE.STYLE(&quot;граница&quot;);ORG.OPENOFFICE.STYLE(&quot;Стандарт&quot;)))">
            <text:p/>
          </table:table-cell>
          <table:table-cell table:formula="of:=T(IF([$тест3.AL120]=1;ORG.OPENOFFICE.STYLE(&quot;граница&quot;);ORG.OPENOFFICE.STYLE(&quot;Стандарт&quot;)))">
            <text:p/>
          </table:table-cell>
          <table:table-cell table:formula="of:=T(IF([$тест3.AM120]=1;ORG.OPENOFFICE.STYLE(&quot;граница&quot;);ORG.OPENOFFICE.STYLE(&quot;Стандарт&quot;)))">
            <text:p/>
          </table:table-cell>
          <table:table-cell table:formula="of:=T(IF([$тест3.AN120]=1;ORG.OPENOFFICE.STYLE(&quot;граница&quot;);ORG.OPENOFFICE.STYLE(&quot;Стандарт&quot;)))">
            <text:p/>
          </table:table-cell>
          <table:table-cell table:formula="of:=T(IF([$тест3.AO120]=1;ORG.OPENOFFICE.STYLE(&quot;граница&quot;);ORG.OPENOFFICE.STYLE(&quot;Стандарт&quot;)))">
            <text:p/>
          </table:table-cell>
          <table:table-cell table:formula="of:=T(IF([$тест3.AP120]=1;ORG.OPENOFFICE.STYLE(&quot;граница&quot;);ORG.OPENOFFICE.STYLE(&quot;Стандарт&quot;)))">
            <text:p/>
          </table:table-cell>
          <table:table-cell table:formula="of:=T(IF([$тест3.AQ120]=1;ORG.OPENOFFICE.STYLE(&quot;граница&quot;);ORG.OPENOFFICE.STYLE(&quot;Стандарт&quot;)))">
            <text:p/>
          </table:table-cell>
          <table:table-cell table:formula="of:=T(IF([$тест3.AR120]=1;ORG.OPENOFFICE.STYLE(&quot;граница&quot;);ORG.OPENOFFICE.STYLE(&quot;Стандарт&quot;)))">
            <text:p/>
          </table:table-cell>
          <table:table-cell table:formula="of:=T(IF([$тест3.AS120]=1;ORG.OPENOFFICE.STYLE(&quot;граница&quot;);ORG.OPENOFFICE.STYLE(&quot;Стандарт&quot;)))">
            <text:p/>
          </table:table-cell>
          <table:table-cell table:formula="of:=T(IF([$тест3.AT120]=1;ORG.OPENOFFICE.STYLE(&quot;граница&quot;);ORG.OPENOFFICE.STYLE(&quot;Стандарт&quot;)))">
            <text:p/>
          </table:table-cell>
          <table:table-cell table:formula="of:=T(IF([$тест3.AU120]=1;ORG.OPENOFFICE.STYLE(&quot;граница&quot;);ORG.OPENOFFICE.STYLE(&quot;Стандарт&quot;)))">
            <text:p/>
          </table:table-cell>
          <table:table-cell table:formula="of:=T(IF([$тест3.AV120]=1;ORG.OPENOFFICE.STYLE(&quot;граница&quot;);ORG.OPENOFFICE.STYLE(&quot;Стандарт&quot;)))">
            <text:p/>
          </table:table-cell>
          <table:table-cell table:formula="of:=T(IF([$тест3.AW120]=1;ORG.OPENOFFICE.STYLE(&quot;граница&quot;);ORG.OPENOFFICE.STYLE(&quot;Стандарт&quot;)))">
            <text:p/>
          </table:table-cell>
          <table:table-cell table:formula="of:=T(IF([$тест3.AX12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1]=1;ORG.OPENOFFICE.STYLE(&quot;граница&quot;);ORG.OPENOFFICE.STYLE(&quot;Стандарт&quot;)))">
            <text:p/>
          </table:table-cell>
          <table:table-cell table:formula="of:=T(IF([$тест3.C121]=1;ORG.OPENOFFICE.STYLE(&quot;граница&quot;);ORG.OPENOFFICE.STYLE(&quot;Стандарт&quot;)))">
            <text:p/>
          </table:table-cell>
          <table:table-cell table:formula="of:=T(IF([$тест3.D121]=1;ORG.OPENOFFICE.STYLE(&quot;граница&quot;);ORG.OPENOFFICE.STYLE(&quot;Стандарт&quot;)))">
            <text:p/>
          </table:table-cell>
          <table:table-cell table:formula="of:=T(IF([$тест3.E121]=1;ORG.OPENOFFICE.STYLE(&quot;граница&quot;);ORG.OPENOFFICE.STYLE(&quot;Стандарт&quot;)))">
            <text:p/>
          </table:table-cell>
          <table:table-cell table:formula="of:=T(IF([$тест3.F121]=1;ORG.OPENOFFICE.STYLE(&quot;граница&quot;);ORG.OPENOFFICE.STYLE(&quot;Стандарт&quot;)))">
            <text:p/>
          </table:table-cell>
          <table:table-cell table:formula="of:=T(IF([$тест3.G121]=1;ORG.OPENOFFICE.STYLE(&quot;граница&quot;);ORG.OPENOFFICE.STYLE(&quot;Стандарт&quot;)))">
            <text:p/>
          </table:table-cell>
          <table:table-cell table:formula="of:=T(IF([$тест3.H121]=1;ORG.OPENOFFICE.STYLE(&quot;граница&quot;);ORG.OPENOFFICE.STYLE(&quot;Стандарт&quot;)))">
            <text:p/>
          </table:table-cell>
          <table:table-cell table:formula="of:=T(IF([$тест3.I121]=1;ORG.OPENOFFICE.STYLE(&quot;граница&quot;);ORG.OPENOFFICE.STYLE(&quot;Стандарт&quot;)))">
            <text:p/>
          </table:table-cell>
          <table:table-cell table:formula="of:=T(IF([$тест3.J121]=1;ORG.OPENOFFICE.STYLE(&quot;граница&quot;);ORG.OPENOFFICE.STYLE(&quot;Стандарт&quot;)))">
            <text:p/>
          </table:table-cell>
          <table:table-cell table:formula="of:=T(IF([$тест3.K121]=1;ORG.OPENOFFICE.STYLE(&quot;граница&quot;);ORG.OPENOFFICE.STYLE(&quot;Стандарт&quot;)))">
            <text:p/>
          </table:table-cell>
          <table:table-cell table:formula="of:=T(IF([$тест3.L121]=1;ORG.OPENOFFICE.STYLE(&quot;граница&quot;);ORG.OPENOFFICE.STYLE(&quot;Стандарт&quot;)))">
            <text:p/>
          </table:table-cell>
          <table:table-cell table:formula="of:=T(IF([$тест3.M121]=1;ORG.OPENOFFICE.STYLE(&quot;граница&quot;);ORG.OPENOFFICE.STYLE(&quot;Стандарт&quot;)))">
            <text:p/>
          </table:table-cell>
          <table:table-cell table:formula="of:=T(IF([$тест3.N121]=1;ORG.OPENOFFICE.STYLE(&quot;граница&quot;);ORG.OPENOFFICE.STYLE(&quot;Стандарт&quot;)))">
            <text:p/>
          </table:table-cell>
          <table:table-cell table:formula="of:=T(IF([$тест3.O121]=1;ORG.OPENOFFICE.STYLE(&quot;граница&quot;);ORG.OPENOFFICE.STYLE(&quot;Стандарт&quot;)))">
            <text:p/>
          </table:table-cell>
          <table:table-cell table:formula="of:=T(IF([$тест3.P121]=1;ORG.OPENOFFICE.STYLE(&quot;граница&quot;);ORG.OPENOFFICE.STYLE(&quot;Стандарт&quot;)))">
            <text:p/>
          </table:table-cell>
          <table:table-cell table:formula="of:=T(IF([$тест3.Q121]=1;ORG.OPENOFFICE.STYLE(&quot;граница&quot;);ORG.OPENOFFICE.STYLE(&quot;Стандарт&quot;)))">
            <text:p/>
          </table:table-cell>
          <table:table-cell table:formula="of:=T(IF([$тест3.R121]=1;ORG.OPENOFFICE.STYLE(&quot;граница&quot;);ORG.OPENOFFICE.STYLE(&quot;Стандарт&quot;)))">
            <text:p/>
          </table:table-cell>
          <table:table-cell table:formula="of:=T(IF([$тест3.S121]=1;ORG.OPENOFFICE.STYLE(&quot;граница&quot;);ORG.OPENOFFICE.STYLE(&quot;Стандарт&quot;)))">
            <text:p/>
          </table:table-cell>
          <table:table-cell table:formula="of:=T(IF([$тест3.T121]=1;ORG.OPENOFFICE.STYLE(&quot;граница&quot;);ORG.OPENOFFICE.STYLE(&quot;Стандарт&quot;)))">
            <text:p/>
          </table:table-cell>
          <table:table-cell table:formula="of:=T(IF([$тест3.U121]=1;ORG.OPENOFFICE.STYLE(&quot;граница&quot;);ORG.OPENOFFICE.STYLE(&quot;Стандарт&quot;)))">
            <text:p/>
          </table:table-cell>
          <table:table-cell table:formula="of:=T(IF([$тест3.V121]=1;ORG.OPENOFFICE.STYLE(&quot;граница&quot;);ORG.OPENOFFICE.STYLE(&quot;Стандарт&quot;)))">
            <text:p/>
          </table:table-cell>
          <table:table-cell table:formula="of:=T(IF([$тест3.W121]=1;ORG.OPENOFFICE.STYLE(&quot;граница&quot;);ORG.OPENOFFICE.STYLE(&quot;Стандарт&quot;)))">
            <text:p/>
          </table:table-cell>
          <table:table-cell table:formula="of:=T(IF([$тест3.X121]=1;ORG.OPENOFFICE.STYLE(&quot;граница&quot;);ORG.OPENOFFICE.STYLE(&quot;Стандарт&quot;)))">
            <text:p/>
          </table:table-cell>
          <table:table-cell table:formula="of:=T(IF([$тест3.Y121]=1;ORG.OPENOFFICE.STYLE(&quot;граница&quot;);ORG.OPENOFFICE.STYLE(&quot;Стандарт&quot;)))">
            <text:p/>
          </table:table-cell>
          <table:table-cell table:formula="of:=T(IF([$тест3.Z121]=1;ORG.OPENOFFICE.STYLE(&quot;граница&quot;);ORG.OPENOFFICE.STYLE(&quot;Стандарт&quot;)))">
            <text:p/>
          </table:table-cell>
          <table:table-cell table:formula="of:=T(IF([$тест3.AA121]=1;ORG.OPENOFFICE.STYLE(&quot;граница&quot;);ORG.OPENOFFICE.STYLE(&quot;Стандарт&quot;)))">
            <text:p/>
          </table:table-cell>
          <table:table-cell table:formula="of:=T(IF([$тест3.AB121]=1;ORG.OPENOFFICE.STYLE(&quot;граница&quot;);ORG.OPENOFFICE.STYLE(&quot;Стандарт&quot;)))">
            <text:p/>
          </table:table-cell>
          <table:table-cell table:formula="of:=T(IF([$тест3.AC121]=1;ORG.OPENOFFICE.STYLE(&quot;граница&quot;);ORG.OPENOFFICE.STYLE(&quot;Стандарт&quot;)))">
            <text:p/>
          </table:table-cell>
          <table:table-cell table:formula="of:=T(IF([$тест3.AD121]=1;ORG.OPENOFFICE.STYLE(&quot;граница&quot;);ORG.OPENOFFICE.STYLE(&quot;Стандарт&quot;)))">
            <text:p/>
          </table:table-cell>
          <table:table-cell table:formula="of:=T(IF([$тест3.AE121]=1;ORG.OPENOFFICE.STYLE(&quot;граница&quot;);ORG.OPENOFFICE.STYLE(&quot;Стандарт&quot;)))">
            <text:p/>
          </table:table-cell>
          <table:table-cell table:formula="of:=T(IF([$тест3.AF121]=1;ORG.OPENOFFICE.STYLE(&quot;граница&quot;);ORG.OPENOFFICE.STYLE(&quot;Стандарт&quot;)))">
            <text:p/>
          </table:table-cell>
          <table:table-cell table:formula="of:=T(IF([$тест3.AG121]=1;ORG.OPENOFFICE.STYLE(&quot;граница&quot;);ORG.OPENOFFICE.STYLE(&quot;Стандарт&quot;)))">
            <text:p/>
          </table:table-cell>
          <table:table-cell table:formula="of:=T(IF([$тест3.AH121]=1;ORG.OPENOFFICE.STYLE(&quot;граница&quot;);ORG.OPENOFFICE.STYLE(&quot;Стандарт&quot;)))">
            <text:p/>
          </table:table-cell>
          <table:table-cell table:formula="of:=T(IF([$тест3.AI121]=1;ORG.OPENOFFICE.STYLE(&quot;граница&quot;);ORG.OPENOFFICE.STYLE(&quot;Стандарт&quot;)))">
            <text:p/>
          </table:table-cell>
          <table:table-cell table:formula="of:=T(IF([$тест3.AJ121]=1;ORG.OPENOFFICE.STYLE(&quot;граница&quot;);ORG.OPENOFFICE.STYLE(&quot;Стандарт&quot;)))">
            <text:p/>
          </table:table-cell>
          <table:table-cell table:formula="of:=T(IF([$тест3.AK121]=1;ORG.OPENOFFICE.STYLE(&quot;граница&quot;);ORG.OPENOFFICE.STYLE(&quot;Стандарт&quot;)))">
            <text:p/>
          </table:table-cell>
          <table:table-cell table:formula="of:=T(IF([$тест3.AL121]=1;ORG.OPENOFFICE.STYLE(&quot;граница&quot;);ORG.OPENOFFICE.STYLE(&quot;Стандарт&quot;)))">
            <text:p/>
          </table:table-cell>
          <table:table-cell table:formula="of:=T(IF([$тест3.AM121]=1;ORG.OPENOFFICE.STYLE(&quot;граница&quot;);ORG.OPENOFFICE.STYLE(&quot;Стандарт&quot;)))">
            <text:p/>
          </table:table-cell>
          <table:table-cell table:formula="of:=T(IF([$тест3.AN121]=1;ORG.OPENOFFICE.STYLE(&quot;граница&quot;);ORG.OPENOFFICE.STYLE(&quot;Стандарт&quot;)))">
            <text:p/>
          </table:table-cell>
          <table:table-cell table:formula="of:=T(IF([$тест3.AO121]=1;ORG.OPENOFFICE.STYLE(&quot;граница&quot;);ORG.OPENOFFICE.STYLE(&quot;Стандарт&quot;)))">
            <text:p/>
          </table:table-cell>
          <table:table-cell table:formula="of:=T(IF([$тест3.AP121]=1;ORG.OPENOFFICE.STYLE(&quot;граница&quot;);ORG.OPENOFFICE.STYLE(&quot;Стандарт&quot;)))">
            <text:p/>
          </table:table-cell>
          <table:table-cell table:formula="of:=T(IF([$тест3.AQ121]=1;ORG.OPENOFFICE.STYLE(&quot;граница&quot;);ORG.OPENOFFICE.STYLE(&quot;Стандарт&quot;)))">
            <text:p/>
          </table:table-cell>
          <table:table-cell table:formula="of:=T(IF([$тест3.AR121]=1;ORG.OPENOFFICE.STYLE(&quot;граница&quot;);ORG.OPENOFFICE.STYLE(&quot;Стандарт&quot;)))">
            <text:p/>
          </table:table-cell>
          <table:table-cell table:formula="of:=T(IF([$тест3.AS121]=1;ORG.OPENOFFICE.STYLE(&quot;граница&quot;);ORG.OPENOFFICE.STYLE(&quot;Стандарт&quot;)))">
            <text:p/>
          </table:table-cell>
          <table:table-cell table:formula="of:=T(IF([$тест3.AT121]=1;ORG.OPENOFFICE.STYLE(&quot;граница&quot;);ORG.OPENOFFICE.STYLE(&quot;Стандарт&quot;)))">
            <text:p/>
          </table:table-cell>
          <table:table-cell table:formula="of:=T(IF([$тест3.AU121]=1;ORG.OPENOFFICE.STYLE(&quot;граница&quot;);ORG.OPENOFFICE.STYLE(&quot;Стандарт&quot;)))">
            <text:p/>
          </table:table-cell>
          <table:table-cell table:formula="of:=T(IF([$тест3.AV121]=1;ORG.OPENOFFICE.STYLE(&quot;граница&quot;);ORG.OPENOFFICE.STYLE(&quot;Стандарт&quot;)))">
            <text:p/>
          </table:table-cell>
          <table:table-cell table:formula="of:=T(IF([$тест3.AW121]=1;ORG.OPENOFFICE.STYLE(&quot;граница&quot;);ORG.OPENOFFICE.STYLE(&quot;Стандарт&quot;)))">
            <text:p/>
          </table:table-cell>
          <table:table-cell table:formula="of:=T(IF([$тест3.AX12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2]=1;ORG.OPENOFFICE.STYLE(&quot;граница&quot;);ORG.OPENOFFICE.STYLE(&quot;Стандарт&quot;)))">
            <text:p/>
          </table:table-cell>
          <table:table-cell table:formula="of:=T(IF([$тест3.C122]=1;ORG.OPENOFFICE.STYLE(&quot;граница&quot;);ORG.OPENOFFICE.STYLE(&quot;Стандарт&quot;)))">
            <text:p/>
          </table:table-cell>
          <table:table-cell table:formula="of:=T(IF([$тест3.D122]=1;ORG.OPENOFFICE.STYLE(&quot;граница&quot;);ORG.OPENOFFICE.STYLE(&quot;Стандарт&quot;)))">
            <text:p/>
          </table:table-cell>
          <table:table-cell table:formula="of:=T(IF([$тест3.E122]=1;ORG.OPENOFFICE.STYLE(&quot;граница&quot;);ORG.OPENOFFICE.STYLE(&quot;Стандарт&quot;)))">
            <text:p/>
          </table:table-cell>
          <table:table-cell table:formula="of:=T(IF([$тест3.F122]=1;ORG.OPENOFFICE.STYLE(&quot;граница&quot;);ORG.OPENOFFICE.STYLE(&quot;Стандарт&quot;)))">
            <text:p/>
          </table:table-cell>
          <table:table-cell table:formula="of:=T(IF([$тест3.G122]=1;ORG.OPENOFFICE.STYLE(&quot;граница&quot;);ORG.OPENOFFICE.STYLE(&quot;Стандарт&quot;)))">
            <text:p/>
          </table:table-cell>
          <table:table-cell table:formula="of:=T(IF([$тест3.H122]=1;ORG.OPENOFFICE.STYLE(&quot;граница&quot;);ORG.OPENOFFICE.STYLE(&quot;Стандарт&quot;)))">
            <text:p/>
          </table:table-cell>
          <table:table-cell table:formula="of:=T(IF([$тест3.I122]=1;ORG.OPENOFFICE.STYLE(&quot;граница&quot;);ORG.OPENOFFICE.STYLE(&quot;Стандарт&quot;)))">
            <text:p/>
          </table:table-cell>
          <table:table-cell table:formula="of:=T(IF([$тест3.J122]=1;ORG.OPENOFFICE.STYLE(&quot;граница&quot;);ORG.OPENOFFICE.STYLE(&quot;Стандарт&quot;)))">
            <text:p/>
          </table:table-cell>
          <table:table-cell table:formula="of:=T(IF([$тест3.K122]=1;ORG.OPENOFFICE.STYLE(&quot;граница&quot;);ORG.OPENOFFICE.STYLE(&quot;Стандарт&quot;)))">
            <text:p/>
          </table:table-cell>
          <table:table-cell table:formula="of:=T(IF([$тест3.L122]=1;ORG.OPENOFFICE.STYLE(&quot;граница&quot;);ORG.OPENOFFICE.STYLE(&quot;Стандарт&quot;)))">
            <text:p/>
          </table:table-cell>
          <table:table-cell table:formula="of:=T(IF([$тест3.M122]=1;ORG.OPENOFFICE.STYLE(&quot;граница&quot;);ORG.OPENOFFICE.STYLE(&quot;Стандарт&quot;)))">
            <text:p/>
          </table:table-cell>
          <table:table-cell table:formula="of:=T(IF([$тест3.N122]=1;ORG.OPENOFFICE.STYLE(&quot;граница&quot;);ORG.OPENOFFICE.STYLE(&quot;Стандарт&quot;)))">
            <text:p/>
          </table:table-cell>
          <table:table-cell table:formula="of:=T(IF([$тест3.O122]=1;ORG.OPENOFFICE.STYLE(&quot;граница&quot;);ORG.OPENOFFICE.STYLE(&quot;Стандарт&quot;)))">
            <text:p/>
          </table:table-cell>
          <table:table-cell table:formula="of:=T(IF([$тест3.P122]=1;ORG.OPENOFFICE.STYLE(&quot;граница&quot;);ORG.OPENOFFICE.STYLE(&quot;Стандарт&quot;)))">
            <text:p/>
          </table:table-cell>
          <table:table-cell table:formula="of:=T(IF([$тест3.Q122]=1;ORG.OPENOFFICE.STYLE(&quot;граница&quot;);ORG.OPENOFFICE.STYLE(&quot;Стандарт&quot;)))">
            <text:p/>
          </table:table-cell>
          <table:table-cell table:formula="of:=T(IF([$тест3.R122]=1;ORG.OPENOFFICE.STYLE(&quot;граница&quot;);ORG.OPENOFFICE.STYLE(&quot;Стандарт&quot;)))">
            <text:p/>
          </table:table-cell>
          <table:table-cell table:formula="of:=T(IF([$тест3.S122]=1;ORG.OPENOFFICE.STYLE(&quot;граница&quot;);ORG.OPENOFFICE.STYLE(&quot;Стандарт&quot;)))">
            <text:p/>
          </table:table-cell>
          <table:table-cell table:formula="of:=T(IF([$тест3.T122]=1;ORG.OPENOFFICE.STYLE(&quot;граница&quot;);ORG.OPENOFFICE.STYLE(&quot;Стандарт&quot;)))">
            <text:p/>
          </table:table-cell>
          <table:table-cell table:formula="of:=T(IF([$тест3.U122]=1;ORG.OPENOFFICE.STYLE(&quot;граница&quot;);ORG.OPENOFFICE.STYLE(&quot;Стандарт&quot;)))">
            <text:p/>
          </table:table-cell>
          <table:table-cell table:formula="of:=T(IF([$тест3.V122]=1;ORG.OPENOFFICE.STYLE(&quot;граница&quot;);ORG.OPENOFFICE.STYLE(&quot;Стандарт&quot;)))">
            <text:p/>
          </table:table-cell>
          <table:table-cell table:formula="of:=T(IF([$тест3.W122]=1;ORG.OPENOFFICE.STYLE(&quot;граница&quot;);ORG.OPENOFFICE.STYLE(&quot;Стандарт&quot;)))">
            <text:p/>
          </table:table-cell>
          <table:table-cell table:formula="of:=T(IF([$тест3.X122]=1;ORG.OPENOFFICE.STYLE(&quot;граница&quot;);ORG.OPENOFFICE.STYLE(&quot;Стандарт&quot;)))">
            <text:p/>
          </table:table-cell>
          <table:table-cell table:formula="of:=T(IF([$тест3.Y122]=1;ORG.OPENOFFICE.STYLE(&quot;граница&quot;);ORG.OPENOFFICE.STYLE(&quot;Стандарт&quot;)))">
            <text:p/>
          </table:table-cell>
          <table:table-cell table:formula="of:=T(IF([$тест3.Z122]=1;ORG.OPENOFFICE.STYLE(&quot;граница&quot;);ORG.OPENOFFICE.STYLE(&quot;Стандарт&quot;)))">
            <text:p/>
          </table:table-cell>
          <table:table-cell table:formula="of:=T(IF([$тест3.AA122]=1;ORG.OPENOFFICE.STYLE(&quot;граница&quot;);ORG.OPENOFFICE.STYLE(&quot;Стандарт&quot;)))">
            <text:p/>
          </table:table-cell>
          <table:table-cell table:formula="of:=T(IF([$тест3.AB122]=1;ORG.OPENOFFICE.STYLE(&quot;граница&quot;);ORG.OPENOFFICE.STYLE(&quot;Стандарт&quot;)))">
            <text:p/>
          </table:table-cell>
          <table:table-cell table:formula="of:=T(IF([$тест3.AC122]=1;ORG.OPENOFFICE.STYLE(&quot;граница&quot;);ORG.OPENOFFICE.STYLE(&quot;Стандарт&quot;)))">
            <text:p/>
          </table:table-cell>
          <table:table-cell table:formula="of:=T(IF([$тест3.AD122]=1;ORG.OPENOFFICE.STYLE(&quot;граница&quot;);ORG.OPENOFFICE.STYLE(&quot;Стандарт&quot;)))">
            <text:p/>
          </table:table-cell>
          <table:table-cell table:formula="of:=T(IF([$тест3.AE122]=1;ORG.OPENOFFICE.STYLE(&quot;граница&quot;);ORG.OPENOFFICE.STYLE(&quot;Стандарт&quot;)))">
            <text:p/>
          </table:table-cell>
          <table:table-cell table:formula="of:=T(IF([$тест3.AF122]=1;ORG.OPENOFFICE.STYLE(&quot;граница&quot;);ORG.OPENOFFICE.STYLE(&quot;Стандарт&quot;)))">
            <text:p/>
          </table:table-cell>
          <table:table-cell table:formula="of:=T(IF([$тест3.AG122]=1;ORG.OPENOFFICE.STYLE(&quot;граница&quot;);ORG.OPENOFFICE.STYLE(&quot;Стандарт&quot;)))">
            <text:p/>
          </table:table-cell>
          <table:table-cell table:formula="of:=T(IF([$тест3.AH122]=1;ORG.OPENOFFICE.STYLE(&quot;граница&quot;);ORG.OPENOFFICE.STYLE(&quot;Стандарт&quot;)))">
            <text:p/>
          </table:table-cell>
          <table:table-cell table:formula="of:=T(IF([$тест3.AI122]=1;ORG.OPENOFFICE.STYLE(&quot;граница&quot;);ORG.OPENOFFICE.STYLE(&quot;Стандарт&quot;)))">
            <text:p/>
          </table:table-cell>
          <table:table-cell table:formula="of:=T(IF([$тест3.AJ122]=1;ORG.OPENOFFICE.STYLE(&quot;граница&quot;);ORG.OPENOFFICE.STYLE(&quot;Стандарт&quot;)))">
            <text:p/>
          </table:table-cell>
          <table:table-cell table:formula="of:=T(IF([$тест3.AK122]=1;ORG.OPENOFFICE.STYLE(&quot;граница&quot;);ORG.OPENOFFICE.STYLE(&quot;Стандарт&quot;)))">
            <text:p/>
          </table:table-cell>
          <table:table-cell table:formula="of:=T(IF([$тест3.AL122]=1;ORG.OPENOFFICE.STYLE(&quot;граница&quot;);ORG.OPENOFFICE.STYLE(&quot;Стандарт&quot;)))">
            <text:p/>
          </table:table-cell>
          <table:table-cell table:formula="of:=T(IF([$тест3.AM122]=1;ORG.OPENOFFICE.STYLE(&quot;граница&quot;);ORG.OPENOFFICE.STYLE(&quot;Стандарт&quot;)))">
            <text:p/>
          </table:table-cell>
          <table:table-cell table:formula="of:=T(IF([$тест3.AN122]=1;ORG.OPENOFFICE.STYLE(&quot;граница&quot;);ORG.OPENOFFICE.STYLE(&quot;Стандарт&quot;)))">
            <text:p/>
          </table:table-cell>
          <table:table-cell table:formula="of:=T(IF([$тест3.AO122]=1;ORG.OPENOFFICE.STYLE(&quot;граница&quot;);ORG.OPENOFFICE.STYLE(&quot;Стандарт&quot;)))">
            <text:p/>
          </table:table-cell>
          <table:table-cell table:formula="of:=T(IF([$тест3.AP122]=1;ORG.OPENOFFICE.STYLE(&quot;граница&quot;);ORG.OPENOFFICE.STYLE(&quot;Стандарт&quot;)))">
            <text:p/>
          </table:table-cell>
          <table:table-cell table:formula="of:=T(IF([$тест3.AQ122]=1;ORG.OPENOFFICE.STYLE(&quot;граница&quot;);ORG.OPENOFFICE.STYLE(&quot;Стандарт&quot;)))">
            <text:p/>
          </table:table-cell>
          <table:table-cell table:formula="of:=T(IF([$тест3.AR122]=1;ORG.OPENOFFICE.STYLE(&quot;граница&quot;);ORG.OPENOFFICE.STYLE(&quot;Стандарт&quot;)))">
            <text:p/>
          </table:table-cell>
          <table:table-cell table:formula="of:=T(IF([$тест3.AS122]=1;ORG.OPENOFFICE.STYLE(&quot;граница&quot;);ORG.OPENOFFICE.STYLE(&quot;Стандарт&quot;)))">
            <text:p/>
          </table:table-cell>
          <table:table-cell table:formula="of:=T(IF([$тест3.AT122]=1;ORG.OPENOFFICE.STYLE(&quot;граница&quot;);ORG.OPENOFFICE.STYLE(&quot;Стандарт&quot;)))">
            <text:p/>
          </table:table-cell>
          <table:table-cell table:formula="of:=T(IF([$тест3.AU122]=1;ORG.OPENOFFICE.STYLE(&quot;граница&quot;);ORG.OPENOFFICE.STYLE(&quot;Стандарт&quot;)))">
            <text:p/>
          </table:table-cell>
          <table:table-cell table:formula="of:=T(IF([$тест3.AV122]=1;ORG.OPENOFFICE.STYLE(&quot;граница&quot;);ORG.OPENOFFICE.STYLE(&quot;Стандарт&quot;)))">
            <text:p/>
          </table:table-cell>
          <table:table-cell table:formula="of:=T(IF([$тест3.AW122]=1;ORG.OPENOFFICE.STYLE(&quot;граница&quot;);ORG.OPENOFFICE.STYLE(&quot;Стандарт&quot;)))">
            <text:p/>
          </table:table-cell>
          <table:table-cell table:formula="of:=T(IF([$тест3.AX12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3]=1;ORG.OPENOFFICE.STYLE(&quot;граница&quot;);ORG.OPENOFFICE.STYLE(&quot;Стандарт&quot;)))">
            <text:p/>
          </table:table-cell>
          <table:table-cell table:formula="of:=T(IF([$тест3.C123]=1;ORG.OPENOFFICE.STYLE(&quot;граница&quot;);ORG.OPENOFFICE.STYLE(&quot;Стандарт&quot;)))">
            <text:p/>
          </table:table-cell>
          <table:table-cell table:formula="of:=T(IF([$тест3.D123]=1;ORG.OPENOFFICE.STYLE(&quot;граница&quot;);ORG.OPENOFFICE.STYLE(&quot;Стандарт&quot;)))">
            <text:p/>
          </table:table-cell>
          <table:table-cell table:formula="of:=T(IF([$тест3.E123]=1;ORG.OPENOFFICE.STYLE(&quot;граница&quot;);ORG.OPENOFFICE.STYLE(&quot;Стандарт&quot;)))">
            <text:p/>
          </table:table-cell>
          <table:table-cell table:formula="of:=T(IF([$тест3.F123]=1;ORG.OPENOFFICE.STYLE(&quot;граница&quot;);ORG.OPENOFFICE.STYLE(&quot;Стандарт&quot;)))">
            <text:p/>
          </table:table-cell>
          <table:table-cell table:formula="of:=T(IF([$тест3.G123]=1;ORG.OPENOFFICE.STYLE(&quot;граница&quot;);ORG.OPENOFFICE.STYLE(&quot;Стандарт&quot;)))">
            <text:p/>
          </table:table-cell>
          <table:table-cell table:formula="of:=T(IF([$тест3.H123]=1;ORG.OPENOFFICE.STYLE(&quot;граница&quot;);ORG.OPENOFFICE.STYLE(&quot;Стандарт&quot;)))">
            <text:p/>
          </table:table-cell>
          <table:table-cell table:formula="of:=T(IF([$тест3.I123]=1;ORG.OPENOFFICE.STYLE(&quot;граница&quot;);ORG.OPENOFFICE.STYLE(&quot;Стандарт&quot;)))">
            <text:p/>
          </table:table-cell>
          <table:table-cell table:formula="of:=T(IF([$тест3.J123]=1;ORG.OPENOFFICE.STYLE(&quot;граница&quot;);ORG.OPENOFFICE.STYLE(&quot;Стандарт&quot;)))">
            <text:p/>
          </table:table-cell>
          <table:table-cell table:formula="of:=T(IF([$тест3.K123]=1;ORG.OPENOFFICE.STYLE(&quot;граница&quot;);ORG.OPENOFFICE.STYLE(&quot;Стандарт&quot;)))">
            <text:p/>
          </table:table-cell>
          <table:table-cell table:formula="of:=T(IF([$тест3.L123]=1;ORG.OPENOFFICE.STYLE(&quot;граница&quot;);ORG.OPENOFFICE.STYLE(&quot;Стандарт&quot;)))">
            <text:p/>
          </table:table-cell>
          <table:table-cell table:formula="of:=T(IF([$тест3.M123]=1;ORG.OPENOFFICE.STYLE(&quot;граница&quot;);ORG.OPENOFFICE.STYLE(&quot;Стандарт&quot;)))">
            <text:p/>
          </table:table-cell>
          <table:table-cell table:formula="of:=T(IF([$тест3.N123]=1;ORG.OPENOFFICE.STYLE(&quot;граница&quot;);ORG.OPENOFFICE.STYLE(&quot;Стандарт&quot;)))">
            <text:p/>
          </table:table-cell>
          <table:table-cell table:formula="of:=T(IF([$тест3.O123]=1;ORG.OPENOFFICE.STYLE(&quot;граница&quot;);ORG.OPENOFFICE.STYLE(&quot;Стандарт&quot;)))">
            <text:p/>
          </table:table-cell>
          <table:table-cell table:formula="of:=T(IF([$тест3.P123]=1;ORG.OPENOFFICE.STYLE(&quot;граница&quot;);ORG.OPENOFFICE.STYLE(&quot;Стандарт&quot;)))">
            <text:p/>
          </table:table-cell>
          <table:table-cell table:formula="of:=T(IF([$тест3.Q123]=1;ORG.OPENOFFICE.STYLE(&quot;граница&quot;);ORG.OPENOFFICE.STYLE(&quot;Стандарт&quot;)))">
            <text:p/>
          </table:table-cell>
          <table:table-cell table:formula="of:=T(IF([$тест3.R123]=1;ORG.OPENOFFICE.STYLE(&quot;граница&quot;);ORG.OPENOFFICE.STYLE(&quot;Стандарт&quot;)))">
            <text:p/>
          </table:table-cell>
          <table:table-cell table:formula="of:=T(IF([$тест3.S123]=1;ORG.OPENOFFICE.STYLE(&quot;граница&quot;);ORG.OPENOFFICE.STYLE(&quot;Стандарт&quot;)))">
            <text:p/>
          </table:table-cell>
          <table:table-cell table:formula="of:=T(IF([$тест3.T123]=1;ORG.OPENOFFICE.STYLE(&quot;граница&quot;);ORG.OPENOFFICE.STYLE(&quot;Стандарт&quot;)))">
            <text:p/>
          </table:table-cell>
          <table:table-cell table:formula="of:=T(IF([$тест3.U123]=1;ORG.OPENOFFICE.STYLE(&quot;граница&quot;);ORG.OPENOFFICE.STYLE(&quot;Стандарт&quot;)))">
            <text:p/>
          </table:table-cell>
          <table:table-cell table:formula="of:=T(IF([$тест3.V123]=1;ORG.OPENOFFICE.STYLE(&quot;граница&quot;);ORG.OPENOFFICE.STYLE(&quot;Стандарт&quot;)))">
            <text:p/>
          </table:table-cell>
          <table:table-cell table:formula="of:=T(IF([$тест3.W123]=1;ORG.OPENOFFICE.STYLE(&quot;граница&quot;);ORG.OPENOFFICE.STYLE(&quot;Стандарт&quot;)))">
            <text:p/>
          </table:table-cell>
          <table:table-cell table:formula="of:=T(IF([$тест3.X123]=1;ORG.OPENOFFICE.STYLE(&quot;граница&quot;);ORG.OPENOFFICE.STYLE(&quot;Стандарт&quot;)))">
            <text:p/>
          </table:table-cell>
          <table:table-cell table:formula="of:=T(IF([$тест3.Y123]=1;ORG.OPENOFFICE.STYLE(&quot;граница&quot;);ORG.OPENOFFICE.STYLE(&quot;Стандарт&quot;)))">
            <text:p/>
          </table:table-cell>
          <table:table-cell table:formula="of:=T(IF([$тест3.Z123]=1;ORG.OPENOFFICE.STYLE(&quot;граница&quot;);ORG.OPENOFFICE.STYLE(&quot;Стандарт&quot;)))">
            <text:p/>
          </table:table-cell>
          <table:table-cell table:formula="of:=T(IF([$тест3.AA123]=1;ORG.OPENOFFICE.STYLE(&quot;граница&quot;);ORG.OPENOFFICE.STYLE(&quot;Стандарт&quot;)))">
            <text:p/>
          </table:table-cell>
          <table:table-cell table:formula="of:=T(IF([$тест3.AB123]=1;ORG.OPENOFFICE.STYLE(&quot;граница&quot;);ORG.OPENOFFICE.STYLE(&quot;Стандарт&quot;)))">
            <text:p/>
          </table:table-cell>
          <table:table-cell table:formula="of:=T(IF([$тест3.AC123]=1;ORG.OPENOFFICE.STYLE(&quot;граница&quot;);ORG.OPENOFFICE.STYLE(&quot;Стандарт&quot;)))">
            <text:p/>
          </table:table-cell>
          <table:table-cell table:formula="of:=T(IF([$тест3.AD123]=1;ORG.OPENOFFICE.STYLE(&quot;граница&quot;);ORG.OPENOFFICE.STYLE(&quot;Стандарт&quot;)))">
            <text:p/>
          </table:table-cell>
          <table:table-cell table:formula="of:=T(IF([$тест3.AE123]=1;ORG.OPENOFFICE.STYLE(&quot;граница&quot;);ORG.OPENOFFICE.STYLE(&quot;Стандарт&quot;)))">
            <text:p/>
          </table:table-cell>
          <table:table-cell table:formula="of:=T(IF([$тест3.AF123]=1;ORG.OPENOFFICE.STYLE(&quot;граница&quot;);ORG.OPENOFFICE.STYLE(&quot;Стандарт&quot;)))">
            <text:p/>
          </table:table-cell>
          <table:table-cell table:formula="of:=T(IF([$тест3.AG123]=1;ORG.OPENOFFICE.STYLE(&quot;граница&quot;);ORG.OPENOFFICE.STYLE(&quot;Стандарт&quot;)))">
            <text:p/>
          </table:table-cell>
          <table:table-cell table:formula="of:=T(IF([$тест3.AH123]=1;ORG.OPENOFFICE.STYLE(&quot;граница&quot;);ORG.OPENOFFICE.STYLE(&quot;Стандарт&quot;)))">
            <text:p/>
          </table:table-cell>
          <table:table-cell table:formula="of:=T(IF([$тест3.AI123]=1;ORG.OPENOFFICE.STYLE(&quot;граница&quot;);ORG.OPENOFFICE.STYLE(&quot;Стандарт&quot;)))">
            <text:p/>
          </table:table-cell>
          <table:table-cell table:formula="of:=T(IF([$тест3.AJ123]=1;ORG.OPENOFFICE.STYLE(&quot;граница&quot;);ORG.OPENOFFICE.STYLE(&quot;Стандарт&quot;)))">
            <text:p/>
          </table:table-cell>
          <table:table-cell table:formula="of:=T(IF([$тест3.AK123]=1;ORG.OPENOFFICE.STYLE(&quot;граница&quot;);ORG.OPENOFFICE.STYLE(&quot;Стандарт&quot;)))">
            <text:p/>
          </table:table-cell>
          <table:table-cell table:formula="of:=T(IF([$тест3.AL123]=1;ORG.OPENOFFICE.STYLE(&quot;граница&quot;);ORG.OPENOFFICE.STYLE(&quot;Стандарт&quot;)))">
            <text:p/>
          </table:table-cell>
          <table:table-cell table:formula="of:=T(IF([$тест3.AM123]=1;ORG.OPENOFFICE.STYLE(&quot;граница&quot;);ORG.OPENOFFICE.STYLE(&quot;Стандарт&quot;)))">
            <text:p/>
          </table:table-cell>
          <table:table-cell table:formula="of:=T(IF([$тест3.AN123]=1;ORG.OPENOFFICE.STYLE(&quot;граница&quot;);ORG.OPENOFFICE.STYLE(&quot;Стандарт&quot;)))">
            <text:p/>
          </table:table-cell>
          <table:table-cell table:formula="of:=T(IF([$тест3.AO123]=1;ORG.OPENOFFICE.STYLE(&quot;граница&quot;);ORG.OPENOFFICE.STYLE(&quot;Стандарт&quot;)))">
            <text:p/>
          </table:table-cell>
          <table:table-cell table:formula="of:=T(IF([$тест3.AP123]=1;ORG.OPENOFFICE.STYLE(&quot;граница&quot;);ORG.OPENOFFICE.STYLE(&quot;Стандарт&quot;)))">
            <text:p/>
          </table:table-cell>
          <table:table-cell table:formula="of:=T(IF([$тест3.AQ123]=1;ORG.OPENOFFICE.STYLE(&quot;граница&quot;);ORG.OPENOFFICE.STYLE(&quot;Стандарт&quot;)))">
            <text:p/>
          </table:table-cell>
          <table:table-cell table:formula="of:=T(IF([$тест3.AR123]=1;ORG.OPENOFFICE.STYLE(&quot;граница&quot;);ORG.OPENOFFICE.STYLE(&quot;Стандарт&quot;)))">
            <text:p/>
          </table:table-cell>
          <table:table-cell table:formula="of:=T(IF([$тест3.AS123]=1;ORG.OPENOFFICE.STYLE(&quot;граница&quot;);ORG.OPENOFFICE.STYLE(&quot;Стандарт&quot;)))">
            <text:p/>
          </table:table-cell>
          <table:table-cell table:formula="of:=T(IF([$тест3.AT123]=1;ORG.OPENOFFICE.STYLE(&quot;граница&quot;);ORG.OPENOFFICE.STYLE(&quot;Стандарт&quot;)))">
            <text:p/>
          </table:table-cell>
          <table:table-cell table:formula="of:=T(IF([$тест3.AU123]=1;ORG.OPENOFFICE.STYLE(&quot;граница&quot;);ORG.OPENOFFICE.STYLE(&quot;Стандарт&quot;)))">
            <text:p/>
          </table:table-cell>
          <table:table-cell table:formula="of:=T(IF([$тест3.AV123]=1;ORG.OPENOFFICE.STYLE(&quot;граница&quot;);ORG.OPENOFFICE.STYLE(&quot;Стандарт&quot;)))">
            <text:p/>
          </table:table-cell>
          <table:table-cell table:formula="of:=T(IF([$тест3.AW123]=1;ORG.OPENOFFICE.STYLE(&quot;граница&quot;);ORG.OPENOFFICE.STYLE(&quot;Стандарт&quot;)))">
            <text:p/>
          </table:table-cell>
          <table:table-cell table:formula="of:=T(IF([$тест3.AX12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4]=1;ORG.OPENOFFICE.STYLE(&quot;граница&quot;);ORG.OPENOFFICE.STYLE(&quot;Стандарт&quot;)))">
            <text:p/>
          </table:table-cell>
          <table:table-cell table:formula="of:=T(IF([$тест3.C124]=1;ORG.OPENOFFICE.STYLE(&quot;граница&quot;);ORG.OPENOFFICE.STYLE(&quot;Стандарт&quot;)))">
            <text:p/>
          </table:table-cell>
          <table:table-cell table:formula="of:=T(IF([$тест3.D124]=1;ORG.OPENOFFICE.STYLE(&quot;граница&quot;);ORG.OPENOFFICE.STYLE(&quot;Стандарт&quot;)))">
            <text:p/>
          </table:table-cell>
          <table:table-cell table:formula="of:=T(IF([$тест3.E124]=1;ORG.OPENOFFICE.STYLE(&quot;граница&quot;);ORG.OPENOFFICE.STYLE(&quot;Стандарт&quot;)))">
            <text:p/>
          </table:table-cell>
          <table:table-cell table:formula="of:=T(IF([$тест3.F124]=1;ORG.OPENOFFICE.STYLE(&quot;граница&quot;);ORG.OPENOFFICE.STYLE(&quot;Стандарт&quot;)))">
            <text:p/>
          </table:table-cell>
          <table:table-cell table:formula="of:=T(IF([$тест3.G124]=1;ORG.OPENOFFICE.STYLE(&quot;граница&quot;);ORG.OPENOFFICE.STYLE(&quot;Стандарт&quot;)))">
            <text:p/>
          </table:table-cell>
          <table:table-cell table:formula="of:=T(IF([$тест3.H124]=1;ORG.OPENOFFICE.STYLE(&quot;граница&quot;);ORG.OPENOFFICE.STYLE(&quot;Стандарт&quot;)))">
            <text:p/>
          </table:table-cell>
          <table:table-cell table:formula="of:=T(IF([$тест3.I124]=1;ORG.OPENOFFICE.STYLE(&quot;граница&quot;);ORG.OPENOFFICE.STYLE(&quot;Стандарт&quot;)))">
            <text:p/>
          </table:table-cell>
          <table:table-cell table:formula="of:=T(IF([$тест3.J124]=1;ORG.OPENOFFICE.STYLE(&quot;граница&quot;);ORG.OPENOFFICE.STYLE(&quot;Стандарт&quot;)))">
            <text:p/>
          </table:table-cell>
          <table:table-cell table:formula="of:=T(IF([$тест3.K124]=1;ORG.OPENOFFICE.STYLE(&quot;граница&quot;);ORG.OPENOFFICE.STYLE(&quot;Стандарт&quot;)))">
            <text:p/>
          </table:table-cell>
          <table:table-cell table:formula="of:=T(IF([$тест3.L124]=1;ORG.OPENOFFICE.STYLE(&quot;граница&quot;);ORG.OPENOFFICE.STYLE(&quot;Стандарт&quot;)))">
            <text:p/>
          </table:table-cell>
          <table:table-cell table:formula="of:=T(IF([$тест3.M124]=1;ORG.OPENOFFICE.STYLE(&quot;граница&quot;);ORG.OPENOFFICE.STYLE(&quot;Стандарт&quot;)))">
            <text:p/>
          </table:table-cell>
          <table:table-cell table:formula="of:=T(IF([$тест3.N124]=1;ORG.OPENOFFICE.STYLE(&quot;граница&quot;);ORG.OPENOFFICE.STYLE(&quot;Стандарт&quot;)))">
            <text:p/>
          </table:table-cell>
          <table:table-cell table:formula="of:=T(IF([$тест3.O124]=1;ORG.OPENOFFICE.STYLE(&quot;граница&quot;);ORG.OPENOFFICE.STYLE(&quot;Стандарт&quot;)))">
            <text:p/>
          </table:table-cell>
          <table:table-cell table:formula="of:=T(IF([$тест3.P124]=1;ORG.OPENOFFICE.STYLE(&quot;граница&quot;);ORG.OPENOFFICE.STYLE(&quot;Стандарт&quot;)))">
            <text:p/>
          </table:table-cell>
          <table:table-cell table:formula="of:=T(IF([$тест3.Q124]=1;ORG.OPENOFFICE.STYLE(&quot;граница&quot;);ORG.OPENOFFICE.STYLE(&quot;Стандарт&quot;)))">
            <text:p/>
          </table:table-cell>
          <table:table-cell table:formula="of:=T(IF([$тест3.R124]=1;ORG.OPENOFFICE.STYLE(&quot;граница&quot;);ORG.OPENOFFICE.STYLE(&quot;Стандарт&quot;)))">
            <text:p/>
          </table:table-cell>
          <table:table-cell table:formula="of:=T(IF([$тест3.S124]=1;ORG.OPENOFFICE.STYLE(&quot;граница&quot;);ORG.OPENOFFICE.STYLE(&quot;Стандарт&quot;)))">
            <text:p/>
          </table:table-cell>
          <table:table-cell table:formula="of:=T(IF([$тест3.T124]=1;ORG.OPENOFFICE.STYLE(&quot;граница&quot;);ORG.OPENOFFICE.STYLE(&quot;Стандарт&quot;)))">
            <text:p/>
          </table:table-cell>
          <table:table-cell table:formula="of:=T(IF([$тест3.U124]=1;ORG.OPENOFFICE.STYLE(&quot;граница&quot;);ORG.OPENOFFICE.STYLE(&quot;Стандарт&quot;)))">
            <text:p/>
          </table:table-cell>
          <table:table-cell table:formula="of:=T(IF([$тест3.V124]=1;ORG.OPENOFFICE.STYLE(&quot;граница&quot;);ORG.OPENOFFICE.STYLE(&quot;Стандарт&quot;)))">
            <text:p/>
          </table:table-cell>
          <table:table-cell table:formula="of:=T(IF([$тест3.W124]=1;ORG.OPENOFFICE.STYLE(&quot;граница&quot;);ORG.OPENOFFICE.STYLE(&quot;Стандарт&quot;)))">
            <text:p/>
          </table:table-cell>
          <table:table-cell table:formula="of:=T(IF([$тест3.X124]=1;ORG.OPENOFFICE.STYLE(&quot;граница&quot;);ORG.OPENOFFICE.STYLE(&quot;Стандарт&quot;)))">
            <text:p/>
          </table:table-cell>
          <table:table-cell table:formula="of:=T(IF([$тест3.Y124]=1;ORG.OPENOFFICE.STYLE(&quot;граница&quot;);ORG.OPENOFFICE.STYLE(&quot;Стандарт&quot;)))">
            <text:p/>
          </table:table-cell>
          <table:table-cell table:formula="of:=T(IF([$тест3.Z124]=1;ORG.OPENOFFICE.STYLE(&quot;граница&quot;);ORG.OPENOFFICE.STYLE(&quot;Стандарт&quot;)))">
            <text:p/>
          </table:table-cell>
          <table:table-cell table:formula="of:=T(IF([$тест3.AA124]=1;ORG.OPENOFFICE.STYLE(&quot;граница&quot;);ORG.OPENOFFICE.STYLE(&quot;Стандарт&quot;)))">
            <text:p/>
          </table:table-cell>
          <table:table-cell table:formula="of:=T(IF([$тест3.AB124]=1;ORG.OPENOFFICE.STYLE(&quot;граница&quot;);ORG.OPENOFFICE.STYLE(&quot;Стандарт&quot;)))">
            <text:p/>
          </table:table-cell>
          <table:table-cell table:formula="of:=T(IF([$тест3.AC124]=1;ORG.OPENOFFICE.STYLE(&quot;граница&quot;);ORG.OPENOFFICE.STYLE(&quot;Стандарт&quot;)))">
            <text:p/>
          </table:table-cell>
          <table:table-cell table:formula="of:=T(IF([$тест3.AD124]=1;ORG.OPENOFFICE.STYLE(&quot;граница&quot;);ORG.OPENOFFICE.STYLE(&quot;Стандарт&quot;)))">
            <text:p/>
          </table:table-cell>
          <table:table-cell table:formula="of:=T(IF([$тест3.AE124]=1;ORG.OPENOFFICE.STYLE(&quot;граница&quot;);ORG.OPENOFFICE.STYLE(&quot;Стандарт&quot;)))">
            <text:p/>
          </table:table-cell>
          <table:table-cell table:formula="of:=T(IF([$тест3.AF124]=1;ORG.OPENOFFICE.STYLE(&quot;граница&quot;);ORG.OPENOFFICE.STYLE(&quot;Стандарт&quot;)))">
            <text:p/>
          </table:table-cell>
          <table:table-cell table:formula="of:=T(IF([$тест3.AG124]=1;ORG.OPENOFFICE.STYLE(&quot;граница&quot;);ORG.OPENOFFICE.STYLE(&quot;Стандарт&quot;)))">
            <text:p/>
          </table:table-cell>
          <table:table-cell table:formula="of:=T(IF([$тест3.AH124]=1;ORG.OPENOFFICE.STYLE(&quot;граница&quot;);ORG.OPENOFFICE.STYLE(&quot;Стандарт&quot;)))">
            <text:p/>
          </table:table-cell>
          <table:table-cell table:formula="of:=T(IF([$тест3.AI124]=1;ORG.OPENOFFICE.STYLE(&quot;граница&quot;);ORG.OPENOFFICE.STYLE(&quot;Стандарт&quot;)))">
            <text:p/>
          </table:table-cell>
          <table:table-cell table:formula="of:=T(IF([$тест3.AJ124]=1;ORG.OPENOFFICE.STYLE(&quot;граница&quot;);ORG.OPENOFFICE.STYLE(&quot;Стандарт&quot;)))">
            <text:p/>
          </table:table-cell>
          <table:table-cell table:formula="of:=T(IF([$тест3.AK124]=1;ORG.OPENOFFICE.STYLE(&quot;граница&quot;);ORG.OPENOFFICE.STYLE(&quot;Стандарт&quot;)))">
            <text:p/>
          </table:table-cell>
          <table:table-cell table:formula="of:=T(IF([$тест3.AL124]=1;ORG.OPENOFFICE.STYLE(&quot;граница&quot;);ORG.OPENOFFICE.STYLE(&quot;Стандарт&quot;)))">
            <text:p/>
          </table:table-cell>
          <table:table-cell table:formula="of:=T(IF([$тест3.AM124]=1;ORG.OPENOFFICE.STYLE(&quot;граница&quot;);ORG.OPENOFFICE.STYLE(&quot;Стандарт&quot;)))">
            <text:p/>
          </table:table-cell>
          <table:table-cell table:formula="of:=T(IF([$тест3.AN124]=1;ORG.OPENOFFICE.STYLE(&quot;граница&quot;);ORG.OPENOFFICE.STYLE(&quot;Стандарт&quot;)))">
            <text:p/>
          </table:table-cell>
          <table:table-cell table:formula="of:=T(IF([$тест3.AO124]=1;ORG.OPENOFFICE.STYLE(&quot;граница&quot;);ORG.OPENOFFICE.STYLE(&quot;Стандарт&quot;)))">
            <text:p/>
          </table:table-cell>
          <table:table-cell table:formula="of:=T(IF([$тест3.AP124]=1;ORG.OPENOFFICE.STYLE(&quot;граница&quot;);ORG.OPENOFFICE.STYLE(&quot;Стандарт&quot;)))">
            <text:p/>
          </table:table-cell>
          <table:table-cell table:formula="of:=T(IF([$тест3.AQ124]=1;ORG.OPENOFFICE.STYLE(&quot;граница&quot;);ORG.OPENOFFICE.STYLE(&quot;Стандарт&quot;)))">
            <text:p/>
          </table:table-cell>
          <table:table-cell table:formula="of:=T(IF([$тест3.AR124]=1;ORG.OPENOFFICE.STYLE(&quot;граница&quot;);ORG.OPENOFFICE.STYLE(&quot;Стандарт&quot;)))">
            <text:p/>
          </table:table-cell>
          <table:table-cell table:formula="of:=T(IF([$тест3.AS124]=1;ORG.OPENOFFICE.STYLE(&quot;граница&quot;);ORG.OPENOFFICE.STYLE(&quot;Стандарт&quot;)))">
            <text:p/>
          </table:table-cell>
          <table:table-cell table:formula="of:=T(IF([$тест3.AT124]=1;ORG.OPENOFFICE.STYLE(&quot;граница&quot;);ORG.OPENOFFICE.STYLE(&quot;Стандарт&quot;)))">
            <text:p/>
          </table:table-cell>
          <table:table-cell table:formula="of:=T(IF([$тест3.AU124]=1;ORG.OPENOFFICE.STYLE(&quot;граница&quot;);ORG.OPENOFFICE.STYLE(&quot;Стандарт&quot;)))">
            <text:p/>
          </table:table-cell>
          <table:table-cell table:formula="of:=T(IF([$тест3.AV124]=1;ORG.OPENOFFICE.STYLE(&quot;граница&quot;);ORG.OPENOFFICE.STYLE(&quot;Стандарт&quot;)))">
            <text:p/>
          </table:table-cell>
          <table:table-cell table:formula="of:=T(IF([$тест3.AW124]=1;ORG.OPENOFFICE.STYLE(&quot;граница&quot;);ORG.OPENOFFICE.STYLE(&quot;Стандарт&quot;)))">
            <text:p/>
          </table:table-cell>
          <table:table-cell table:formula="of:=T(IF([$тест3.AX12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5]=1;ORG.OPENOFFICE.STYLE(&quot;граница&quot;);ORG.OPENOFFICE.STYLE(&quot;Стандарт&quot;)))">
            <text:p/>
          </table:table-cell>
          <table:table-cell table:formula="of:=T(IF([$тест3.C125]=1;ORG.OPENOFFICE.STYLE(&quot;граница&quot;);ORG.OPENOFFICE.STYLE(&quot;Стандарт&quot;)))">
            <text:p/>
          </table:table-cell>
          <table:table-cell table:formula="of:=T(IF([$тест3.D125]=1;ORG.OPENOFFICE.STYLE(&quot;граница&quot;);ORG.OPENOFFICE.STYLE(&quot;Стандарт&quot;)))">
            <text:p/>
          </table:table-cell>
          <table:table-cell table:formula="of:=T(IF([$тест3.E125]=1;ORG.OPENOFFICE.STYLE(&quot;граница&quot;);ORG.OPENOFFICE.STYLE(&quot;Стандарт&quot;)))">
            <text:p/>
          </table:table-cell>
          <table:table-cell table:formula="of:=T(IF([$тест3.F125]=1;ORG.OPENOFFICE.STYLE(&quot;граница&quot;);ORG.OPENOFFICE.STYLE(&quot;Стандарт&quot;)))">
            <text:p/>
          </table:table-cell>
          <table:table-cell table:formula="of:=T(IF([$тест3.G125]=1;ORG.OPENOFFICE.STYLE(&quot;граница&quot;);ORG.OPENOFFICE.STYLE(&quot;Стандарт&quot;)))">
            <text:p/>
          </table:table-cell>
          <table:table-cell table:formula="of:=T(IF([$тест3.H125]=1;ORG.OPENOFFICE.STYLE(&quot;граница&quot;);ORG.OPENOFFICE.STYLE(&quot;Стандарт&quot;)))">
            <text:p/>
          </table:table-cell>
          <table:table-cell table:formula="of:=T(IF([$тест3.I125]=1;ORG.OPENOFFICE.STYLE(&quot;граница&quot;);ORG.OPENOFFICE.STYLE(&quot;Стандарт&quot;)))">
            <text:p/>
          </table:table-cell>
          <table:table-cell table:formula="of:=T(IF([$тест3.J125]=1;ORG.OPENOFFICE.STYLE(&quot;граница&quot;);ORG.OPENOFFICE.STYLE(&quot;Стандарт&quot;)))">
            <text:p/>
          </table:table-cell>
          <table:table-cell table:formula="of:=T(IF([$тест3.K125]=1;ORG.OPENOFFICE.STYLE(&quot;граница&quot;);ORG.OPENOFFICE.STYLE(&quot;Стандарт&quot;)))">
            <text:p/>
          </table:table-cell>
          <table:table-cell table:formula="of:=T(IF([$тест3.L125]=1;ORG.OPENOFFICE.STYLE(&quot;граница&quot;);ORG.OPENOFFICE.STYLE(&quot;Стандарт&quot;)))">
            <text:p/>
          </table:table-cell>
          <table:table-cell table:formula="of:=T(IF([$тест3.M125]=1;ORG.OPENOFFICE.STYLE(&quot;граница&quot;);ORG.OPENOFFICE.STYLE(&quot;Стандарт&quot;)))">
            <text:p/>
          </table:table-cell>
          <table:table-cell table:formula="of:=T(IF([$тест3.N125]=1;ORG.OPENOFFICE.STYLE(&quot;граница&quot;);ORG.OPENOFFICE.STYLE(&quot;Стандарт&quot;)))">
            <text:p/>
          </table:table-cell>
          <table:table-cell table:formula="of:=T(IF([$тест3.O125]=1;ORG.OPENOFFICE.STYLE(&quot;граница&quot;);ORG.OPENOFFICE.STYLE(&quot;Стандарт&quot;)))">
            <text:p/>
          </table:table-cell>
          <table:table-cell table:formula="of:=T(IF([$тест3.P125]=1;ORG.OPENOFFICE.STYLE(&quot;граница&quot;);ORG.OPENOFFICE.STYLE(&quot;Стандарт&quot;)))">
            <text:p/>
          </table:table-cell>
          <table:table-cell table:formula="of:=T(IF([$тест3.Q125]=1;ORG.OPENOFFICE.STYLE(&quot;граница&quot;);ORG.OPENOFFICE.STYLE(&quot;Стандарт&quot;)))">
            <text:p/>
          </table:table-cell>
          <table:table-cell table:formula="of:=T(IF([$тест3.R125]=1;ORG.OPENOFFICE.STYLE(&quot;граница&quot;);ORG.OPENOFFICE.STYLE(&quot;Стандарт&quot;)))">
            <text:p/>
          </table:table-cell>
          <table:table-cell table:formula="of:=T(IF([$тест3.S125]=1;ORG.OPENOFFICE.STYLE(&quot;граница&quot;);ORG.OPENOFFICE.STYLE(&quot;Стандарт&quot;)))">
            <text:p/>
          </table:table-cell>
          <table:table-cell table:formula="of:=T(IF([$тест3.T125]=1;ORG.OPENOFFICE.STYLE(&quot;граница&quot;);ORG.OPENOFFICE.STYLE(&quot;Стандарт&quot;)))">
            <text:p/>
          </table:table-cell>
          <table:table-cell table:formula="of:=T(IF([$тест3.U125]=1;ORG.OPENOFFICE.STYLE(&quot;граница&quot;);ORG.OPENOFFICE.STYLE(&quot;Стандарт&quot;)))">
            <text:p/>
          </table:table-cell>
          <table:table-cell table:formula="of:=T(IF([$тест3.V125]=1;ORG.OPENOFFICE.STYLE(&quot;граница&quot;);ORG.OPENOFFICE.STYLE(&quot;Стандарт&quot;)))">
            <text:p/>
          </table:table-cell>
          <table:table-cell table:formula="of:=T(IF([$тест3.W125]=1;ORG.OPENOFFICE.STYLE(&quot;граница&quot;);ORG.OPENOFFICE.STYLE(&quot;Стандарт&quot;)))">
            <text:p/>
          </table:table-cell>
          <table:table-cell table:formula="of:=T(IF([$тест3.X125]=1;ORG.OPENOFFICE.STYLE(&quot;граница&quot;);ORG.OPENOFFICE.STYLE(&quot;Стандарт&quot;)))">
            <text:p/>
          </table:table-cell>
          <table:table-cell table:formula="of:=T(IF([$тест3.Y125]=1;ORG.OPENOFFICE.STYLE(&quot;граница&quot;);ORG.OPENOFFICE.STYLE(&quot;Стандарт&quot;)))">
            <text:p/>
          </table:table-cell>
          <table:table-cell table:formula="of:=T(IF([$тест3.Z125]=1;ORG.OPENOFFICE.STYLE(&quot;граница&quot;);ORG.OPENOFFICE.STYLE(&quot;Стандарт&quot;)))">
            <text:p/>
          </table:table-cell>
          <table:table-cell table:formula="of:=T(IF([$тест3.AA125]=1;ORG.OPENOFFICE.STYLE(&quot;граница&quot;);ORG.OPENOFFICE.STYLE(&quot;Стандарт&quot;)))">
            <text:p/>
          </table:table-cell>
          <table:table-cell table:formula="of:=T(IF([$тест3.AB125]=1;ORG.OPENOFFICE.STYLE(&quot;граница&quot;);ORG.OPENOFFICE.STYLE(&quot;Стандарт&quot;)))">
            <text:p/>
          </table:table-cell>
          <table:table-cell table:formula="of:=T(IF([$тест3.AC125]=1;ORG.OPENOFFICE.STYLE(&quot;граница&quot;);ORG.OPENOFFICE.STYLE(&quot;Стандарт&quot;)))">
            <text:p/>
          </table:table-cell>
          <table:table-cell table:formula="of:=T(IF([$тест3.AD125]=1;ORG.OPENOFFICE.STYLE(&quot;граница&quot;);ORG.OPENOFFICE.STYLE(&quot;Стандарт&quot;)))">
            <text:p/>
          </table:table-cell>
          <table:table-cell table:formula="of:=T(IF([$тест3.AE125]=1;ORG.OPENOFFICE.STYLE(&quot;граница&quot;);ORG.OPENOFFICE.STYLE(&quot;Стандарт&quot;)))">
            <text:p/>
          </table:table-cell>
          <table:table-cell table:formula="of:=T(IF([$тест3.AF125]=1;ORG.OPENOFFICE.STYLE(&quot;граница&quot;);ORG.OPENOFFICE.STYLE(&quot;Стандарт&quot;)))">
            <text:p/>
          </table:table-cell>
          <table:table-cell table:formula="of:=T(IF([$тест3.AG125]=1;ORG.OPENOFFICE.STYLE(&quot;граница&quot;);ORG.OPENOFFICE.STYLE(&quot;Стандарт&quot;)))">
            <text:p/>
          </table:table-cell>
          <table:table-cell table:formula="of:=T(IF([$тест3.AH125]=1;ORG.OPENOFFICE.STYLE(&quot;граница&quot;);ORG.OPENOFFICE.STYLE(&quot;Стандарт&quot;)))">
            <text:p/>
          </table:table-cell>
          <table:table-cell table:formula="of:=T(IF([$тест3.AI125]=1;ORG.OPENOFFICE.STYLE(&quot;граница&quot;);ORG.OPENOFFICE.STYLE(&quot;Стандарт&quot;)))">
            <text:p/>
          </table:table-cell>
          <table:table-cell table:formula="of:=T(IF([$тест3.AJ125]=1;ORG.OPENOFFICE.STYLE(&quot;граница&quot;);ORG.OPENOFFICE.STYLE(&quot;Стандарт&quot;)))">
            <text:p/>
          </table:table-cell>
          <table:table-cell table:formula="of:=T(IF([$тест3.AK125]=1;ORG.OPENOFFICE.STYLE(&quot;граница&quot;);ORG.OPENOFFICE.STYLE(&quot;Стандарт&quot;)))">
            <text:p/>
          </table:table-cell>
          <table:table-cell table:formula="of:=T(IF([$тест3.AL125]=1;ORG.OPENOFFICE.STYLE(&quot;граница&quot;);ORG.OPENOFFICE.STYLE(&quot;Стандарт&quot;)))">
            <text:p/>
          </table:table-cell>
          <table:table-cell table:formula="of:=T(IF([$тест3.AM125]=1;ORG.OPENOFFICE.STYLE(&quot;граница&quot;);ORG.OPENOFFICE.STYLE(&quot;Стандарт&quot;)))">
            <text:p/>
          </table:table-cell>
          <table:table-cell table:formula="of:=T(IF([$тест3.AN125]=1;ORG.OPENOFFICE.STYLE(&quot;граница&quot;);ORG.OPENOFFICE.STYLE(&quot;Стандарт&quot;)))">
            <text:p/>
          </table:table-cell>
          <table:table-cell table:formula="of:=T(IF([$тест3.AO125]=1;ORG.OPENOFFICE.STYLE(&quot;граница&quot;);ORG.OPENOFFICE.STYLE(&quot;Стандарт&quot;)))">
            <text:p/>
          </table:table-cell>
          <table:table-cell table:formula="of:=T(IF([$тест3.AP125]=1;ORG.OPENOFFICE.STYLE(&quot;граница&quot;);ORG.OPENOFFICE.STYLE(&quot;Стандарт&quot;)))">
            <text:p/>
          </table:table-cell>
          <table:table-cell table:formula="of:=T(IF([$тест3.AQ125]=1;ORG.OPENOFFICE.STYLE(&quot;граница&quot;);ORG.OPENOFFICE.STYLE(&quot;Стандарт&quot;)))">
            <text:p/>
          </table:table-cell>
          <table:table-cell table:formula="of:=T(IF([$тест3.AR125]=1;ORG.OPENOFFICE.STYLE(&quot;граница&quot;);ORG.OPENOFFICE.STYLE(&quot;Стандарт&quot;)))">
            <text:p/>
          </table:table-cell>
          <table:table-cell table:formula="of:=T(IF([$тест3.AS125]=1;ORG.OPENOFFICE.STYLE(&quot;граница&quot;);ORG.OPENOFFICE.STYLE(&quot;Стандарт&quot;)))">
            <text:p/>
          </table:table-cell>
          <table:table-cell table:formula="of:=T(IF([$тест3.AT125]=1;ORG.OPENOFFICE.STYLE(&quot;граница&quot;);ORG.OPENOFFICE.STYLE(&quot;Стандарт&quot;)))">
            <text:p/>
          </table:table-cell>
          <table:table-cell table:formula="of:=T(IF([$тест3.AU125]=1;ORG.OPENOFFICE.STYLE(&quot;граница&quot;);ORG.OPENOFFICE.STYLE(&quot;Стандарт&quot;)))">
            <text:p/>
          </table:table-cell>
          <table:table-cell table:formula="of:=T(IF([$тест3.AV125]=1;ORG.OPENOFFICE.STYLE(&quot;граница&quot;);ORG.OPENOFFICE.STYLE(&quot;Стандарт&quot;)))">
            <text:p/>
          </table:table-cell>
          <table:table-cell table:formula="of:=T(IF([$тест3.AW125]=1;ORG.OPENOFFICE.STYLE(&quot;граница&quot;);ORG.OPENOFFICE.STYLE(&quot;Стандарт&quot;)))">
            <text:p/>
          </table:table-cell>
          <table:table-cell table:formula="of:=T(IF([$тест3.AX12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6]=1;ORG.OPENOFFICE.STYLE(&quot;граница&quot;);ORG.OPENOFFICE.STYLE(&quot;Стандарт&quot;)))">
            <text:p/>
          </table:table-cell>
          <table:table-cell table:formula="of:=T(IF([$тест3.C126]=1;ORG.OPENOFFICE.STYLE(&quot;граница&quot;);ORG.OPENOFFICE.STYLE(&quot;Стандарт&quot;)))">
            <text:p/>
          </table:table-cell>
          <table:table-cell table:formula="of:=T(IF([$тест3.D126]=1;ORG.OPENOFFICE.STYLE(&quot;граница&quot;);ORG.OPENOFFICE.STYLE(&quot;Стандарт&quot;)))">
            <text:p/>
          </table:table-cell>
          <table:table-cell table:formula="of:=T(IF([$тест3.E126]=1;ORG.OPENOFFICE.STYLE(&quot;граница&quot;);ORG.OPENOFFICE.STYLE(&quot;Стандарт&quot;)))">
            <text:p/>
          </table:table-cell>
          <table:table-cell table:formula="of:=T(IF([$тест3.F126]=1;ORG.OPENOFFICE.STYLE(&quot;граница&quot;);ORG.OPENOFFICE.STYLE(&quot;Стандарт&quot;)))">
            <text:p/>
          </table:table-cell>
          <table:table-cell table:formula="of:=T(IF([$тест3.G126]=1;ORG.OPENOFFICE.STYLE(&quot;граница&quot;);ORG.OPENOFFICE.STYLE(&quot;Стандарт&quot;)))">
            <text:p/>
          </table:table-cell>
          <table:table-cell table:formula="of:=T(IF([$тест3.H126]=1;ORG.OPENOFFICE.STYLE(&quot;граница&quot;);ORG.OPENOFFICE.STYLE(&quot;Стандарт&quot;)))">
            <text:p/>
          </table:table-cell>
          <table:table-cell table:formula="of:=T(IF([$тест3.I126]=1;ORG.OPENOFFICE.STYLE(&quot;граница&quot;);ORG.OPENOFFICE.STYLE(&quot;Стандарт&quot;)))">
            <text:p/>
          </table:table-cell>
          <table:table-cell table:formula="of:=T(IF([$тест3.J126]=1;ORG.OPENOFFICE.STYLE(&quot;граница&quot;);ORG.OPENOFFICE.STYLE(&quot;Стандарт&quot;)))">
            <text:p/>
          </table:table-cell>
          <table:table-cell table:formula="of:=T(IF([$тест3.K126]=1;ORG.OPENOFFICE.STYLE(&quot;граница&quot;);ORG.OPENOFFICE.STYLE(&quot;Стандарт&quot;)))">
            <text:p/>
          </table:table-cell>
          <table:table-cell table:formula="of:=T(IF([$тест3.L126]=1;ORG.OPENOFFICE.STYLE(&quot;граница&quot;);ORG.OPENOFFICE.STYLE(&quot;Стандарт&quot;)))">
            <text:p/>
          </table:table-cell>
          <table:table-cell table:formula="of:=T(IF([$тест3.M126]=1;ORG.OPENOFFICE.STYLE(&quot;граница&quot;);ORG.OPENOFFICE.STYLE(&quot;Стандарт&quot;)))">
            <text:p/>
          </table:table-cell>
          <table:table-cell table:formula="of:=T(IF([$тест3.N126]=1;ORG.OPENOFFICE.STYLE(&quot;граница&quot;);ORG.OPENOFFICE.STYLE(&quot;Стандарт&quot;)))">
            <text:p/>
          </table:table-cell>
          <table:table-cell table:formula="of:=T(IF([$тест3.O126]=1;ORG.OPENOFFICE.STYLE(&quot;граница&quot;);ORG.OPENOFFICE.STYLE(&quot;Стандарт&quot;)))">
            <text:p/>
          </table:table-cell>
          <table:table-cell table:formula="of:=T(IF([$тест3.P126]=1;ORG.OPENOFFICE.STYLE(&quot;граница&quot;);ORG.OPENOFFICE.STYLE(&quot;Стандарт&quot;)))">
            <text:p/>
          </table:table-cell>
          <table:table-cell table:formula="of:=T(IF([$тест3.Q126]=1;ORG.OPENOFFICE.STYLE(&quot;граница&quot;);ORG.OPENOFFICE.STYLE(&quot;Стандарт&quot;)))">
            <text:p/>
          </table:table-cell>
          <table:table-cell table:formula="of:=T(IF([$тест3.R126]=1;ORG.OPENOFFICE.STYLE(&quot;граница&quot;);ORG.OPENOFFICE.STYLE(&quot;Стандарт&quot;)))">
            <text:p/>
          </table:table-cell>
          <table:table-cell table:formula="of:=T(IF([$тест3.S126]=1;ORG.OPENOFFICE.STYLE(&quot;граница&quot;);ORG.OPENOFFICE.STYLE(&quot;Стандарт&quot;)))">
            <text:p/>
          </table:table-cell>
          <table:table-cell table:formula="of:=T(IF([$тест3.T126]=1;ORG.OPENOFFICE.STYLE(&quot;граница&quot;);ORG.OPENOFFICE.STYLE(&quot;Стандарт&quot;)))">
            <text:p/>
          </table:table-cell>
          <table:table-cell table:formula="of:=T(IF([$тест3.U126]=1;ORG.OPENOFFICE.STYLE(&quot;граница&quot;);ORG.OPENOFFICE.STYLE(&quot;Стандарт&quot;)))">
            <text:p/>
          </table:table-cell>
          <table:table-cell table:formula="of:=T(IF([$тест3.V126]=1;ORG.OPENOFFICE.STYLE(&quot;граница&quot;);ORG.OPENOFFICE.STYLE(&quot;Стандарт&quot;)))">
            <text:p/>
          </table:table-cell>
          <table:table-cell table:formula="of:=T(IF([$тест3.W126]=1;ORG.OPENOFFICE.STYLE(&quot;граница&quot;);ORG.OPENOFFICE.STYLE(&quot;Стандарт&quot;)))">
            <text:p/>
          </table:table-cell>
          <table:table-cell table:formula="of:=T(IF([$тест3.X126]=1;ORG.OPENOFFICE.STYLE(&quot;граница&quot;);ORG.OPENOFFICE.STYLE(&quot;Стандарт&quot;)))">
            <text:p/>
          </table:table-cell>
          <table:table-cell table:formula="of:=T(IF([$тест3.Y126]=1;ORG.OPENOFFICE.STYLE(&quot;граница&quot;);ORG.OPENOFFICE.STYLE(&quot;Стандарт&quot;)))">
            <text:p/>
          </table:table-cell>
          <table:table-cell table:formula="of:=T(IF([$тест3.Z126]=1;ORG.OPENOFFICE.STYLE(&quot;граница&quot;);ORG.OPENOFFICE.STYLE(&quot;Стандарт&quot;)))">
            <text:p/>
          </table:table-cell>
          <table:table-cell table:formula="of:=T(IF([$тест3.AA126]=1;ORG.OPENOFFICE.STYLE(&quot;граница&quot;);ORG.OPENOFFICE.STYLE(&quot;Стандарт&quot;)))">
            <text:p/>
          </table:table-cell>
          <table:table-cell table:formula="of:=T(IF([$тест3.AB126]=1;ORG.OPENOFFICE.STYLE(&quot;граница&quot;);ORG.OPENOFFICE.STYLE(&quot;Стандарт&quot;)))">
            <text:p/>
          </table:table-cell>
          <table:table-cell table:formula="of:=T(IF([$тест3.AC126]=1;ORG.OPENOFFICE.STYLE(&quot;граница&quot;);ORG.OPENOFFICE.STYLE(&quot;Стандарт&quot;)))">
            <text:p/>
          </table:table-cell>
          <table:table-cell table:formula="of:=T(IF([$тест3.AD126]=1;ORG.OPENOFFICE.STYLE(&quot;граница&quot;);ORG.OPENOFFICE.STYLE(&quot;Стандарт&quot;)))">
            <text:p/>
          </table:table-cell>
          <table:table-cell table:formula="of:=T(IF([$тест3.AE126]=1;ORG.OPENOFFICE.STYLE(&quot;граница&quot;);ORG.OPENOFFICE.STYLE(&quot;Стандарт&quot;)))">
            <text:p/>
          </table:table-cell>
          <table:table-cell table:formula="of:=T(IF([$тест3.AF126]=1;ORG.OPENOFFICE.STYLE(&quot;граница&quot;);ORG.OPENOFFICE.STYLE(&quot;Стандарт&quot;)))">
            <text:p/>
          </table:table-cell>
          <table:table-cell table:formula="of:=T(IF([$тест3.AG126]=1;ORG.OPENOFFICE.STYLE(&quot;граница&quot;);ORG.OPENOFFICE.STYLE(&quot;Стандарт&quot;)))">
            <text:p/>
          </table:table-cell>
          <table:table-cell table:formula="of:=T(IF([$тест3.AH126]=1;ORG.OPENOFFICE.STYLE(&quot;граница&quot;);ORG.OPENOFFICE.STYLE(&quot;Стандарт&quot;)))">
            <text:p/>
          </table:table-cell>
          <table:table-cell table:formula="of:=T(IF([$тест3.AI126]=1;ORG.OPENOFFICE.STYLE(&quot;граница&quot;);ORG.OPENOFFICE.STYLE(&quot;Стандарт&quot;)))">
            <text:p/>
          </table:table-cell>
          <table:table-cell table:formula="of:=T(IF([$тест3.AJ126]=1;ORG.OPENOFFICE.STYLE(&quot;граница&quot;);ORG.OPENOFFICE.STYLE(&quot;Стандарт&quot;)))">
            <text:p/>
          </table:table-cell>
          <table:table-cell table:formula="of:=T(IF([$тест3.AK126]=1;ORG.OPENOFFICE.STYLE(&quot;граница&quot;);ORG.OPENOFFICE.STYLE(&quot;Стандарт&quot;)))">
            <text:p/>
          </table:table-cell>
          <table:table-cell table:formula="of:=T(IF([$тест3.AL126]=1;ORG.OPENOFFICE.STYLE(&quot;граница&quot;);ORG.OPENOFFICE.STYLE(&quot;Стандарт&quot;)))">
            <text:p/>
          </table:table-cell>
          <table:table-cell table:formula="of:=T(IF([$тест3.AM126]=1;ORG.OPENOFFICE.STYLE(&quot;граница&quot;);ORG.OPENOFFICE.STYLE(&quot;Стандарт&quot;)))">
            <text:p/>
          </table:table-cell>
          <table:table-cell table:formula="of:=T(IF([$тест3.AN126]=1;ORG.OPENOFFICE.STYLE(&quot;граница&quot;);ORG.OPENOFFICE.STYLE(&quot;Стандарт&quot;)))">
            <text:p/>
          </table:table-cell>
          <table:table-cell table:formula="of:=T(IF([$тест3.AO126]=1;ORG.OPENOFFICE.STYLE(&quot;граница&quot;);ORG.OPENOFFICE.STYLE(&quot;Стандарт&quot;)))">
            <text:p/>
          </table:table-cell>
          <table:table-cell table:formula="of:=T(IF([$тест3.AP126]=1;ORG.OPENOFFICE.STYLE(&quot;граница&quot;);ORG.OPENOFFICE.STYLE(&quot;Стандарт&quot;)))">
            <text:p/>
          </table:table-cell>
          <table:table-cell table:formula="of:=T(IF([$тест3.AQ126]=1;ORG.OPENOFFICE.STYLE(&quot;граница&quot;);ORG.OPENOFFICE.STYLE(&quot;Стандарт&quot;)))">
            <text:p/>
          </table:table-cell>
          <table:table-cell table:formula="of:=T(IF([$тест3.AR126]=1;ORG.OPENOFFICE.STYLE(&quot;граница&quot;);ORG.OPENOFFICE.STYLE(&quot;Стандарт&quot;)))">
            <text:p/>
          </table:table-cell>
          <table:table-cell table:formula="of:=T(IF([$тест3.AS126]=1;ORG.OPENOFFICE.STYLE(&quot;граница&quot;);ORG.OPENOFFICE.STYLE(&quot;Стандарт&quot;)))">
            <text:p/>
          </table:table-cell>
          <table:table-cell table:formula="of:=T(IF([$тест3.AT126]=1;ORG.OPENOFFICE.STYLE(&quot;граница&quot;);ORG.OPENOFFICE.STYLE(&quot;Стандарт&quot;)))">
            <text:p/>
          </table:table-cell>
          <table:table-cell table:formula="of:=T(IF([$тест3.AU126]=1;ORG.OPENOFFICE.STYLE(&quot;граница&quot;);ORG.OPENOFFICE.STYLE(&quot;Стандарт&quot;)))">
            <text:p/>
          </table:table-cell>
          <table:table-cell table:formula="of:=T(IF([$тест3.AV126]=1;ORG.OPENOFFICE.STYLE(&quot;граница&quot;);ORG.OPENOFFICE.STYLE(&quot;Стандарт&quot;)))">
            <text:p/>
          </table:table-cell>
          <table:table-cell table:formula="of:=T(IF([$тест3.AW126]=1;ORG.OPENOFFICE.STYLE(&quot;граница&quot;);ORG.OPENOFFICE.STYLE(&quot;Стандарт&quot;)))">
            <text:p/>
          </table:table-cell>
          <table:table-cell table:formula="of:=T(IF([$тест3.AX12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7]=1;ORG.OPENOFFICE.STYLE(&quot;граница&quot;);ORG.OPENOFFICE.STYLE(&quot;Стандарт&quot;)))">
            <text:p/>
          </table:table-cell>
          <table:table-cell table:formula="of:=T(IF([$тест3.C127]=1;ORG.OPENOFFICE.STYLE(&quot;граница&quot;);ORG.OPENOFFICE.STYLE(&quot;Стандарт&quot;)))">
            <text:p/>
          </table:table-cell>
          <table:table-cell table:formula="of:=T(IF([$тест3.D127]=1;ORG.OPENOFFICE.STYLE(&quot;граница&quot;);ORG.OPENOFFICE.STYLE(&quot;Стандарт&quot;)))">
            <text:p/>
          </table:table-cell>
          <table:table-cell table:formula="of:=T(IF([$тест3.E127]=1;ORG.OPENOFFICE.STYLE(&quot;граница&quot;);ORG.OPENOFFICE.STYLE(&quot;Стандарт&quot;)))">
            <text:p/>
          </table:table-cell>
          <table:table-cell table:formula="of:=T(IF([$тест3.F127]=1;ORG.OPENOFFICE.STYLE(&quot;граница&quot;);ORG.OPENOFFICE.STYLE(&quot;Стандарт&quot;)))">
            <text:p/>
          </table:table-cell>
          <table:table-cell table:formula="of:=T(IF([$тест3.G127]=1;ORG.OPENOFFICE.STYLE(&quot;граница&quot;);ORG.OPENOFFICE.STYLE(&quot;Стандарт&quot;)))">
            <text:p/>
          </table:table-cell>
          <table:table-cell table:formula="of:=T(IF([$тест3.H127]=1;ORG.OPENOFFICE.STYLE(&quot;граница&quot;);ORG.OPENOFFICE.STYLE(&quot;Стандарт&quot;)))">
            <text:p/>
          </table:table-cell>
          <table:table-cell table:formula="of:=T(IF([$тест3.I127]=1;ORG.OPENOFFICE.STYLE(&quot;граница&quot;);ORG.OPENOFFICE.STYLE(&quot;Стандарт&quot;)))">
            <text:p/>
          </table:table-cell>
          <table:table-cell table:formula="of:=T(IF([$тест3.J127]=1;ORG.OPENOFFICE.STYLE(&quot;граница&quot;);ORG.OPENOFFICE.STYLE(&quot;Стандарт&quot;)))">
            <text:p/>
          </table:table-cell>
          <table:table-cell table:formula="of:=T(IF([$тест3.K127]=1;ORG.OPENOFFICE.STYLE(&quot;граница&quot;);ORG.OPENOFFICE.STYLE(&quot;Стандарт&quot;)))">
            <text:p/>
          </table:table-cell>
          <table:table-cell table:formula="of:=T(IF([$тест3.L127]=1;ORG.OPENOFFICE.STYLE(&quot;граница&quot;);ORG.OPENOFFICE.STYLE(&quot;Стандарт&quot;)))">
            <text:p/>
          </table:table-cell>
          <table:table-cell table:formula="of:=T(IF([$тест3.M127]=1;ORG.OPENOFFICE.STYLE(&quot;граница&quot;);ORG.OPENOFFICE.STYLE(&quot;Стандарт&quot;)))">
            <text:p/>
          </table:table-cell>
          <table:table-cell table:formula="of:=T(IF([$тест3.N127]=1;ORG.OPENOFFICE.STYLE(&quot;граница&quot;);ORG.OPENOFFICE.STYLE(&quot;Стандарт&quot;)))">
            <text:p/>
          </table:table-cell>
          <table:table-cell table:formula="of:=T(IF([$тест3.O127]=1;ORG.OPENOFFICE.STYLE(&quot;граница&quot;);ORG.OPENOFFICE.STYLE(&quot;Стандарт&quot;)))">
            <text:p/>
          </table:table-cell>
          <table:table-cell table:formula="of:=T(IF([$тест3.P127]=1;ORG.OPENOFFICE.STYLE(&quot;граница&quot;);ORG.OPENOFFICE.STYLE(&quot;Стандарт&quot;)))">
            <text:p/>
          </table:table-cell>
          <table:table-cell table:formula="of:=T(IF([$тест3.Q127]=1;ORG.OPENOFFICE.STYLE(&quot;граница&quot;);ORG.OPENOFFICE.STYLE(&quot;Стандарт&quot;)))">
            <text:p/>
          </table:table-cell>
          <table:table-cell table:formula="of:=T(IF([$тест3.R127]=1;ORG.OPENOFFICE.STYLE(&quot;граница&quot;);ORG.OPENOFFICE.STYLE(&quot;Стандарт&quot;)))">
            <text:p/>
          </table:table-cell>
          <table:table-cell table:formula="of:=T(IF([$тест3.S127]=1;ORG.OPENOFFICE.STYLE(&quot;граница&quot;);ORG.OPENOFFICE.STYLE(&quot;Стандарт&quot;)))">
            <text:p/>
          </table:table-cell>
          <table:table-cell table:formula="of:=T(IF([$тест3.T127]=1;ORG.OPENOFFICE.STYLE(&quot;граница&quot;);ORG.OPENOFFICE.STYLE(&quot;Стандарт&quot;)))">
            <text:p/>
          </table:table-cell>
          <table:table-cell table:formula="of:=T(IF([$тест3.U127]=1;ORG.OPENOFFICE.STYLE(&quot;граница&quot;);ORG.OPENOFFICE.STYLE(&quot;Стандарт&quot;)))">
            <text:p/>
          </table:table-cell>
          <table:table-cell table:formula="of:=T(IF([$тест3.V127]=1;ORG.OPENOFFICE.STYLE(&quot;граница&quot;);ORG.OPENOFFICE.STYLE(&quot;Стандарт&quot;)))">
            <text:p/>
          </table:table-cell>
          <table:table-cell table:formula="of:=T(IF([$тест3.W127]=1;ORG.OPENOFFICE.STYLE(&quot;граница&quot;);ORG.OPENOFFICE.STYLE(&quot;Стандарт&quot;)))">
            <text:p/>
          </table:table-cell>
          <table:table-cell table:formula="of:=T(IF([$тест3.X127]=1;ORG.OPENOFFICE.STYLE(&quot;граница&quot;);ORG.OPENOFFICE.STYLE(&quot;Стандарт&quot;)))">
            <text:p/>
          </table:table-cell>
          <table:table-cell table:formula="of:=T(IF([$тест3.Y127]=1;ORG.OPENOFFICE.STYLE(&quot;граница&quot;);ORG.OPENOFFICE.STYLE(&quot;Стандарт&quot;)))">
            <text:p/>
          </table:table-cell>
          <table:table-cell table:formula="of:=T(IF([$тест3.Z127]=1;ORG.OPENOFFICE.STYLE(&quot;граница&quot;);ORG.OPENOFFICE.STYLE(&quot;Стандарт&quot;)))">
            <text:p/>
          </table:table-cell>
          <table:table-cell table:formula="of:=T(IF([$тест3.AA127]=1;ORG.OPENOFFICE.STYLE(&quot;граница&quot;);ORG.OPENOFFICE.STYLE(&quot;Стандарт&quot;)))">
            <text:p/>
          </table:table-cell>
          <table:table-cell table:formula="of:=T(IF([$тест3.AB127]=1;ORG.OPENOFFICE.STYLE(&quot;граница&quot;);ORG.OPENOFFICE.STYLE(&quot;Стандарт&quot;)))">
            <text:p/>
          </table:table-cell>
          <table:table-cell table:formula="of:=T(IF([$тест3.AC127]=1;ORG.OPENOFFICE.STYLE(&quot;граница&quot;);ORG.OPENOFFICE.STYLE(&quot;Стандарт&quot;)))">
            <text:p/>
          </table:table-cell>
          <table:table-cell table:formula="of:=T(IF([$тест3.AD127]=1;ORG.OPENOFFICE.STYLE(&quot;граница&quot;);ORG.OPENOFFICE.STYLE(&quot;Стандарт&quot;)))">
            <text:p/>
          </table:table-cell>
          <table:table-cell table:formula="of:=T(IF([$тест3.AE127]=1;ORG.OPENOFFICE.STYLE(&quot;граница&quot;);ORG.OPENOFFICE.STYLE(&quot;Стандарт&quot;)))">
            <text:p/>
          </table:table-cell>
          <table:table-cell table:formula="of:=T(IF([$тест3.AF127]=1;ORG.OPENOFFICE.STYLE(&quot;граница&quot;);ORG.OPENOFFICE.STYLE(&quot;Стандарт&quot;)))">
            <text:p/>
          </table:table-cell>
          <table:table-cell table:formula="of:=T(IF([$тест3.AG127]=1;ORG.OPENOFFICE.STYLE(&quot;граница&quot;);ORG.OPENOFFICE.STYLE(&quot;Стандарт&quot;)))">
            <text:p/>
          </table:table-cell>
          <table:table-cell table:formula="of:=T(IF([$тест3.AH127]=1;ORG.OPENOFFICE.STYLE(&quot;граница&quot;);ORG.OPENOFFICE.STYLE(&quot;Стандарт&quot;)))">
            <text:p/>
          </table:table-cell>
          <table:table-cell table:formula="of:=T(IF([$тест3.AI127]=1;ORG.OPENOFFICE.STYLE(&quot;граница&quot;);ORG.OPENOFFICE.STYLE(&quot;Стандарт&quot;)))">
            <text:p/>
          </table:table-cell>
          <table:table-cell table:formula="of:=T(IF([$тест3.AJ127]=1;ORG.OPENOFFICE.STYLE(&quot;граница&quot;);ORG.OPENOFFICE.STYLE(&quot;Стандарт&quot;)))">
            <text:p/>
          </table:table-cell>
          <table:table-cell table:formula="of:=T(IF([$тест3.AK127]=1;ORG.OPENOFFICE.STYLE(&quot;граница&quot;);ORG.OPENOFFICE.STYLE(&quot;Стандарт&quot;)))">
            <text:p/>
          </table:table-cell>
          <table:table-cell table:formula="of:=T(IF([$тест3.AL127]=1;ORG.OPENOFFICE.STYLE(&quot;граница&quot;);ORG.OPENOFFICE.STYLE(&quot;Стандарт&quot;)))">
            <text:p/>
          </table:table-cell>
          <table:table-cell table:formula="of:=T(IF([$тест3.AM127]=1;ORG.OPENOFFICE.STYLE(&quot;граница&quot;);ORG.OPENOFFICE.STYLE(&quot;Стандарт&quot;)))">
            <text:p/>
          </table:table-cell>
          <table:table-cell table:formula="of:=T(IF([$тест3.AN127]=1;ORG.OPENOFFICE.STYLE(&quot;граница&quot;);ORG.OPENOFFICE.STYLE(&quot;Стандарт&quot;)))">
            <text:p/>
          </table:table-cell>
          <table:table-cell table:formula="of:=T(IF([$тест3.AO127]=1;ORG.OPENOFFICE.STYLE(&quot;граница&quot;);ORG.OPENOFFICE.STYLE(&quot;Стандарт&quot;)))">
            <text:p/>
          </table:table-cell>
          <table:table-cell table:formula="of:=T(IF([$тест3.AP127]=1;ORG.OPENOFFICE.STYLE(&quot;граница&quot;);ORG.OPENOFFICE.STYLE(&quot;Стандарт&quot;)))">
            <text:p/>
          </table:table-cell>
          <table:table-cell table:formula="of:=T(IF([$тест3.AQ127]=1;ORG.OPENOFFICE.STYLE(&quot;граница&quot;);ORG.OPENOFFICE.STYLE(&quot;Стандарт&quot;)))">
            <text:p/>
          </table:table-cell>
          <table:table-cell table:formula="of:=T(IF([$тест3.AR127]=1;ORG.OPENOFFICE.STYLE(&quot;граница&quot;);ORG.OPENOFFICE.STYLE(&quot;Стандарт&quot;)))">
            <text:p/>
          </table:table-cell>
          <table:table-cell table:formula="of:=T(IF([$тест3.AS127]=1;ORG.OPENOFFICE.STYLE(&quot;граница&quot;);ORG.OPENOFFICE.STYLE(&quot;Стандарт&quot;)))">
            <text:p/>
          </table:table-cell>
          <table:table-cell table:formula="of:=T(IF([$тест3.AT127]=1;ORG.OPENOFFICE.STYLE(&quot;граница&quot;);ORG.OPENOFFICE.STYLE(&quot;Стандарт&quot;)))">
            <text:p/>
          </table:table-cell>
          <table:table-cell table:formula="of:=T(IF([$тест3.AU127]=1;ORG.OPENOFFICE.STYLE(&quot;граница&quot;);ORG.OPENOFFICE.STYLE(&quot;Стандарт&quot;)))">
            <text:p/>
          </table:table-cell>
          <table:table-cell table:formula="of:=T(IF([$тест3.AV127]=1;ORG.OPENOFFICE.STYLE(&quot;граница&quot;);ORG.OPENOFFICE.STYLE(&quot;Стандарт&quot;)))">
            <text:p/>
          </table:table-cell>
          <table:table-cell table:formula="of:=T(IF([$тест3.AW127]=1;ORG.OPENOFFICE.STYLE(&quot;граница&quot;);ORG.OPENOFFICE.STYLE(&quot;Стандарт&quot;)))">
            <text:p/>
          </table:table-cell>
          <table:table-cell table:formula="of:=T(IF([$тест3.AX12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8]=1;ORG.OPENOFFICE.STYLE(&quot;граница&quot;);ORG.OPENOFFICE.STYLE(&quot;Стандарт&quot;)))">
            <text:p/>
          </table:table-cell>
          <table:table-cell table:formula="of:=T(IF([$тест3.C128]=1;ORG.OPENOFFICE.STYLE(&quot;граница&quot;);ORG.OPENOFFICE.STYLE(&quot;Стандарт&quot;)))">
            <text:p/>
          </table:table-cell>
          <table:table-cell table:formula="of:=T(IF([$тест3.D128]=1;ORG.OPENOFFICE.STYLE(&quot;граница&quot;);ORG.OPENOFFICE.STYLE(&quot;Стандарт&quot;)))">
            <text:p/>
          </table:table-cell>
          <table:table-cell table:formula="of:=T(IF([$тест3.E128]=1;ORG.OPENOFFICE.STYLE(&quot;граница&quot;);ORG.OPENOFFICE.STYLE(&quot;Стандарт&quot;)))">
            <text:p/>
          </table:table-cell>
          <table:table-cell table:formula="of:=T(IF([$тест3.F128]=1;ORG.OPENOFFICE.STYLE(&quot;граница&quot;);ORG.OPENOFFICE.STYLE(&quot;Стандарт&quot;)))">
            <text:p/>
          </table:table-cell>
          <table:table-cell table:formula="of:=T(IF([$тест3.G128]=1;ORG.OPENOFFICE.STYLE(&quot;граница&quot;);ORG.OPENOFFICE.STYLE(&quot;Стандарт&quot;)))">
            <text:p/>
          </table:table-cell>
          <table:table-cell table:formula="of:=T(IF([$тест3.H128]=1;ORG.OPENOFFICE.STYLE(&quot;граница&quot;);ORG.OPENOFFICE.STYLE(&quot;Стандарт&quot;)))">
            <text:p/>
          </table:table-cell>
          <table:table-cell table:formula="of:=T(IF([$тест3.I128]=1;ORG.OPENOFFICE.STYLE(&quot;граница&quot;);ORG.OPENOFFICE.STYLE(&quot;Стандарт&quot;)))">
            <text:p/>
          </table:table-cell>
          <table:table-cell table:formula="of:=T(IF([$тест3.J128]=1;ORG.OPENOFFICE.STYLE(&quot;граница&quot;);ORG.OPENOFFICE.STYLE(&quot;Стандарт&quot;)))">
            <text:p/>
          </table:table-cell>
          <table:table-cell table:formula="of:=T(IF([$тест3.K128]=1;ORG.OPENOFFICE.STYLE(&quot;граница&quot;);ORG.OPENOFFICE.STYLE(&quot;Стандарт&quot;)))">
            <text:p/>
          </table:table-cell>
          <table:table-cell table:formula="of:=T(IF([$тест3.L128]=1;ORG.OPENOFFICE.STYLE(&quot;граница&quot;);ORG.OPENOFFICE.STYLE(&quot;Стандарт&quot;)))">
            <text:p/>
          </table:table-cell>
          <table:table-cell table:formula="of:=T(IF([$тест3.M128]=1;ORG.OPENOFFICE.STYLE(&quot;граница&quot;);ORG.OPENOFFICE.STYLE(&quot;Стандарт&quot;)))">
            <text:p/>
          </table:table-cell>
          <table:table-cell table:formula="of:=T(IF([$тест3.N128]=1;ORG.OPENOFFICE.STYLE(&quot;граница&quot;);ORG.OPENOFFICE.STYLE(&quot;Стандарт&quot;)))">
            <text:p/>
          </table:table-cell>
          <table:table-cell table:formula="of:=T(IF([$тест3.O128]=1;ORG.OPENOFFICE.STYLE(&quot;граница&quot;);ORG.OPENOFFICE.STYLE(&quot;Стандарт&quot;)))">
            <text:p/>
          </table:table-cell>
          <table:table-cell table:formula="of:=T(IF([$тест3.P128]=1;ORG.OPENOFFICE.STYLE(&quot;граница&quot;);ORG.OPENOFFICE.STYLE(&quot;Стандарт&quot;)))">
            <text:p/>
          </table:table-cell>
          <table:table-cell table:formula="of:=T(IF([$тест3.Q128]=1;ORG.OPENOFFICE.STYLE(&quot;граница&quot;);ORG.OPENOFFICE.STYLE(&quot;Стандарт&quot;)))">
            <text:p/>
          </table:table-cell>
          <table:table-cell table:formula="of:=T(IF([$тест3.R128]=1;ORG.OPENOFFICE.STYLE(&quot;граница&quot;);ORG.OPENOFFICE.STYLE(&quot;Стандарт&quot;)))">
            <text:p/>
          </table:table-cell>
          <table:table-cell table:formula="of:=T(IF([$тест3.S128]=1;ORG.OPENOFFICE.STYLE(&quot;граница&quot;);ORG.OPENOFFICE.STYLE(&quot;Стандарт&quot;)))">
            <text:p/>
          </table:table-cell>
          <table:table-cell table:formula="of:=T(IF([$тест3.T128]=1;ORG.OPENOFFICE.STYLE(&quot;граница&quot;);ORG.OPENOFFICE.STYLE(&quot;Стандарт&quot;)))">
            <text:p/>
          </table:table-cell>
          <table:table-cell table:formula="of:=T(IF([$тест3.U128]=1;ORG.OPENOFFICE.STYLE(&quot;граница&quot;);ORG.OPENOFFICE.STYLE(&quot;Стандарт&quot;)))">
            <text:p/>
          </table:table-cell>
          <table:table-cell table:formula="of:=T(IF([$тест3.V128]=1;ORG.OPENOFFICE.STYLE(&quot;граница&quot;);ORG.OPENOFFICE.STYLE(&quot;Стандарт&quot;)))">
            <text:p/>
          </table:table-cell>
          <table:table-cell table:formula="of:=T(IF([$тест3.W128]=1;ORG.OPENOFFICE.STYLE(&quot;граница&quot;);ORG.OPENOFFICE.STYLE(&quot;Стандарт&quot;)))">
            <text:p/>
          </table:table-cell>
          <table:table-cell table:formula="of:=T(IF([$тест3.X128]=1;ORG.OPENOFFICE.STYLE(&quot;граница&quot;);ORG.OPENOFFICE.STYLE(&quot;Стандарт&quot;)))">
            <text:p/>
          </table:table-cell>
          <table:table-cell table:formula="of:=T(IF([$тест3.Y128]=1;ORG.OPENOFFICE.STYLE(&quot;граница&quot;);ORG.OPENOFFICE.STYLE(&quot;Стандарт&quot;)))">
            <text:p/>
          </table:table-cell>
          <table:table-cell table:formula="of:=T(IF([$тест3.Z128]=1;ORG.OPENOFFICE.STYLE(&quot;граница&quot;);ORG.OPENOFFICE.STYLE(&quot;Стандарт&quot;)))">
            <text:p/>
          </table:table-cell>
          <table:table-cell table:formula="of:=T(IF([$тест3.AA128]=1;ORG.OPENOFFICE.STYLE(&quot;граница&quot;);ORG.OPENOFFICE.STYLE(&quot;Стандарт&quot;)))">
            <text:p/>
          </table:table-cell>
          <table:table-cell table:formula="of:=T(IF([$тест3.AB128]=1;ORG.OPENOFFICE.STYLE(&quot;граница&quot;);ORG.OPENOFFICE.STYLE(&quot;Стандарт&quot;)))">
            <text:p/>
          </table:table-cell>
          <table:table-cell table:formula="of:=T(IF([$тест3.AC128]=1;ORG.OPENOFFICE.STYLE(&quot;граница&quot;);ORG.OPENOFFICE.STYLE(&quot;Стандарт&quot;)))">
            <text:p/>
          </table:table-cell>
          <table:table-cell table:formula="of:=T(IF([$тест3.AD128]=1;ORG.OPENOFFICE.STYLE(&quot;граница&quot;);ORG.OPENOFFICE.STYLE(&quot;Стандарт&quot;)))">
            <text:p/>
          </table:table-cell>
          <table:table-cell table:formula="of:=T(IF([$тест3.AE128]=1;ORG.OPENOFFICE.STYLE(&quot;граница&quot;);ORG.OPENOFFICE.STYLE(&quot;Стандарт&quot;)))">
            <text:p/>
          </table:table-cell>
          <table:table-cell table:formula="of:=T(IF([$тест3.AF128]=1;ORG.OPENOFFICE.STYLE(&quot;граница&quot;);ORG.OPENOFFICE.STYLE(&quot;Стандарт&quot;)))">
            <text:p/>
          </table:table-cell>
          <table:table-cell table:formula="of:=T(IF([$тест3.AG128]=1;ORG.OPENOFFICE.STYLE(&quot;граница&quot;);ORG.OPENOFFICE.STYLE(&quot;Стандарт&quot;)))">
            <text:p/>
          </table:table-cell>
          <table:table-cell table:formula="of:=T(IF([$тест3.AH128]=1;ORG.OPENOFFICE.STYLE(&quot;граница&quot;);ORG.OPENOFFICE.STYLE(&quot;Стандарт&quot;)))">
            <text:p/>
          </table:table-cell>
          <table:table-cell table:formula="of:=T(IF([$тест3.AI128]=1;ORG.OPENOFFICE.STYLE(&quot;граница&quot;);ORG.OPENOFFICE.STYLE(&quot;Стандарт&quot;)))">
            <text:p/>
          </table:table-cell>
          <table:table-cell table:formula="of:=T(IF([$тест3.AJ128]=1;ORG.OPENOFFICE.STYLE(&quot;граница&quot;);ORG.OPENOFFICE.STYLE(&quot;Стандарт&quot;)))">
            <text:p/>
          </table:table-cell>
          <table:table-cell table:formula="of:=T(IF([$тест3.AK128]=1;ORG.OPENOFFICE.STYLE(&quot;граница&quot;);ORG.OPENOFFICE.STYLE(&quot;Стандарт&quot;)))">
            <text:p/>
          </table:table-cell>
          <table:table-cell table:formula="of:=T(IF([$тест3.AL128]=1;ORG.OPENOFFICE.STYLE(&quot;граница&quot;);ORG.OPENOFFICE.STYLE(&quot;Стандарт&quot;)))">
            <text:p/>
          </table:table-cell>
          <table:table-cell table:formula="of:=T(IF([$тест3.AM128]=1;ORG.OPENOFFICE.STYLE(&quot;граница&quot;);ORG.OPENOFFICE.STYLE(&quot;Стандарт&quot;)))">
            <text:p/>
          </table:table-cell>
          <table:table-cell table:formula="of:=T(IF([$тест3.AN128]=1;ORG.OPENOFFICE.STYLE(&quot;граница&quot;);ORG.OPENOFFICE.STYLE(&quot;Стандарт&quot;)))">
            <text:p/>
          </table:table-cell>
          <table:table-cell table:formula="of:=T(IF([$тест3.AO128]=1;ORG.OPENOFFICE.STYLE(&quot;граница&quot;);ORG.OPENOFFICE.STYLE(&quot;Стандарт&quot;)))">
            <text:p/>
          </table:table-cell>
          <table:table-cell table:formula="of:=T(IF([$тест3.AP128]=1;ORG.OPENOFFICE.STYLE(&quot;граница&quot;);ORG.OPENOFFICE.STYLE(&quot;Стандарт&quot;)))">
            <text:p/>
          </table:table-cell>
          <table:table-cell table:formula="of:=T(IF([$тест3.AQ128]=1;ORG.OPENOFFICE.STYLE(&quot;граница&quot;);ORG.OPENOFFICE.STYLE(&quot;Стандарт&quot;)))">
            <text:p/>
          </table:table-cell>
          <table:table-cell table:formula="of:=T(IF([$тест3.AR128]=1;ORG.OPENOFFICE.STYLE(&quot;граница&quot;);ORG.OPENOFFICE.STYLE(&quot;Стандарт&quot;)))">
            <text:p/>
          </table:table-cell>
          <table:table-cell table:formula="of:=T(IF([$тест3.AS128]=1;ORG.OPENOFFICE.STYLE(&quot;граница&quot;);ORG.OPENOFFICE.STYLE(&quot;Стандарт&quot;)))">
            <text:p/>
          </table:table-cell>
          <table:table-cell table:formula="of:=T(IF([$тест3.AT128]=1;ORG.OPENOFFICE.STYLE(&quot;граница&quot;);ORG.OPENOFFICE.STYLE(&quot;Стандарт&quot;)))">
            <text:p/>
          </table:table-cell>
          <table:table-cell table:formula="of:=T(IF([$тест3.AU128]=1;ORG.OPENOFFICE.STYLE(&quot;граница&quot;);ORG.OPENOFFICE.STYLE(&quot;Стандарт&quot;)))">
            <text:p/>
          </table:table-cell>
          <table:table-cell table:formula="of:=T(IF([$тест3.AV128]=1;ORG.OPENOFFICE.STYLE(&quot;граница&quot;);ORG.OPENOFFICE.STYLE(&quot;Стандарт&quot;)))">
            <text:p/>
          </table:table-cell>
          <table:table-cell table:formula="of:=T(IF([$тест3.AW128]=1;ORG.OPENOFFICE.STYLE(&quot;граница&quot;);ORG.OPENOFFICE.STYLE(&quot;Стандарт&quot;)))">
            <text:p/>
          </table:table-cell>
          <table:table-cell table:formula="of:=T(IF([$тест3.AX12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29]=1;ORG.OPENOFFICE.STYLE(&quot;граница&quot;);ORG.OPENOFFICE.STYLE(&quot;Стандарт&quot;)))">
            <text:p/>
          </table:table-cell>
          <table:table-cell table:formula="of:=T(IF([$тест3.C129]=1;ORG.OPENOFFICE.STYLE(&quot;граница&quot;);ORG.OPENOFFICE.STYLE(&quot;Стандарт&quot;)))">
            <text:p/>
          </table:table-cell>
          <table:table-cell table:formula="of:=T(IF([$тест3.D129]=1;ORG.OPENOFFICE.STYLE(&quot;граница&quot;);ORG.OPENOFFICE.STYLE(&quot;Стандарт&quot;)))">
            <text:p/>
          </table:table-cell>
          <table:table-cell table:formula="of:=T(IF([$тест3.E129]=1;ORG.OPENOFFICE.STYLE(&quot;граница&quot;);ORG.OPENOFFICE.STYLE(&quot;Стандарт&quot;)))">
            <text:p/>
          </table:table-cell>
          <table:table-cell table:formula="of:=T(IF([$тест3.F129]=1;ORG.OPENOFFICE.STYLE(&quot;граница&quot;);ORG.OPENOFFICE.STYLE(&quot;Стандарт&quot;)))">
            <text:p/>
          </table:table-cell>
          <table:table-cell table:formula="of:=T(IF([$тест3.G129]=1;ORG.OPENOFFICE.STYLE(&quot;граница&quot;);ORG.OPENOFFICE.STYLE(&quot;Стандарт&quot;)))">
            <text:p/>
          </table:table-cell>
          <table:table-cell table:formula="of:=T(IF([$тест3.H129]=1;ORG.OPENOFFICE.STYLE(&quot;граница&quot;);ORG.OPENOFFICE.STYLE(&quot;Стандарт&quot;)))">
            <text:p/>
          </table:table-cell>
          <table:table-cell table:formula="of:=T(IF([$тест3.I129]=1;ORG.OPENOFFICE.STYLE(&quot;граница&quot;);ORG.OPENOFFICE.STYLE(&quot;Стандарт&quot;)))">
            <text:p/>
          </table:table-cell>
          <table:table-cell table:formula="of:=T(IF([$тест3.J129]=1;ORG.OPENOFFICE.STYLE(&quot;граница&quot;);ORG.OPENOFFICE.STYLE(&quot;Стандарт&quot;)))">
            <text:p/>
          </table:table-cell>
          <table:table-cell table:formula="of:=T(IF([$тест3.K129]=1;ORG.OPENOFFICE.STYLE(&quot;граница&quot;);ORG.OPENOFFICE.STYLE(&quot;Стандарт&quot;)))">
            <text:p/>
          </table:table-cell>
          <table:table-cell table:formula="of:=T(IF([$тест3.L129]=1;ORG.OPENOFFICE.STYLE(&quot;граница&quot;);ORG.OPENOFFICE.STYLE(&quot;Стандарт&quot;)))">
            <text:p/>
          </table:table-cell>
          <table:table-cell table:formula="of:=T(IF([$тест3.M129]=1;ORG.OPENOFFICE.STYLE(&quot;граница&quot;);ORG.OPENOFFICE.STYLE(&quot;Стандарт&quot;)))">
            <text:p/>
          </table:table-cell>
          <table:table-cell table:formula="of:=T(IF([$тест3.N129]=1;ORG.OPENOFFICE.STYLE(&quot;граница&quot;);ORG.OPENOFFICE.STYLE(&quot;Стандарт&quot;)))">
            <text:p/>
          </table:table-cell>
          <table:table-cell table:formula="of:=T(IF([$тест3.O129]=1;ORG.OPENOFFICE.STYLE(&quot;граница&quot;);ORG.OPENOFFICE.STYLE(&quot;Стандарт&quot;)))">
            <text:p/>
          </table:table-cell>
          <table:table-cell table:formula="of:=T(IF([$тест3.P129]=1;ORG.OPENOFFICE.STYLE(&quot;граница&quot;);ORG.OPENOFFICE.STYLE(&quot;Стандарт&quot;)))">
            <text:p/>
          </table:table-cell>
          <table:table-cell table:formula="of:=T(IF([$тест3.Q129]=1;ORG.OPENOFFICE.STYLE(&quot;граница&quot;);ORG.OPENOFFICE.STYLE(&quot;Стандарт&quot;)))">
            <text:p/>
          </table:table-cell>
          <table:table-cell table:formula="of:=T(IF([$тест3.R129]=1;ORG.OPENOFFICE.STYLE(&quot;граница&quot;);ORG.OPENOFFICE.STYLE(&quot;Стандарт&quot;)))">
            <text:p/>
          </table:table-cell>
          <table:table-cell table:formula="of:=T(IF([$тест3.S129]=1;ORG.OPENOFFICE.STYLE(&quot;граница&quot;);ORG.OPENOFFICE.STYLE(&quot;Стандарт&quot;)))">
            <text:p/>
          </table:table-cell>
          <table:table-cell table:formula="of:=T(IF([$тест3.T129]=1;ORG.OPENOFFICE.STYLE(&quot;граница&quot;);ORG.OPENOFFICE.STYLE(&quot;Стандарт&quot;)))">
            <text:p/>
          </table:table-cell>
          <table:table-cell table:formula="of:=T(IF([$тест3.U129]=1;ORG.OPENOFFICE.STYLE(&quot;граница&quot;);ORG.OPENOFFICE.STYLE(&quot;Стандарт&quot;)))">
            <text:p/>
          </table:table-cell>
          <table:table-cell table:formula="of:=T(IF([$тест3.V129]=1;ORG.OPENOFFICE.STYLE(&quot;граница&quot;);ORG.OPENOFFICE.STYLE(&quot;Стандарт&quot;)))">
            <text:p/>
          </table:table-cell>
          <table:table-cell table:formula="of:=T(IF([$тест3.W129]=1;ORG.OPENOFFICE.STYLE(&quot;граница&quot;);ORG.OPENOFFICE.STYLE(&quot;Стандарт&quot;)))">
            <text:p/>
          </table:table-cell>
          <table:table-cell table:formula="of:=T(IF([$тест3.X129]=1;ORG.OPENOFFICE.STYLE(&quot;граница&quot;);ORG.OPENOFFICE.STYLE(&quot;Стандарт&quot;)))">
            <text:p/>
          </table:table-cell>
          <table:table-cell table:formula="of:=T(IF([$тест3.Y129]=1;ORG.OPENOFFICE.STYLE(&quot;граница&quot;);ORG.OPENOFFICE.STYLE(&quot;Стандарт&quot;)))">
            <text:p/>
          </table:table-cell>
          <table:table-cell table:formula="of:=T(IF([$тест3.Z129]=1;ORG.OPENOFFICE.STYLE(&quot;граница&quot;);ORG.OPENOFFICE.STYLE(&quot;Стандарт&quot;)))">
            <text:p/>
          </table:table-cell>
          <table:table-cell table:formula="of:=T(IF([$тест3.AA129]=1;ORG.OPENOFFICE.STYLE(&quot;граница&quot;);ORG.OPENOFFICE.STYLE(&quot;Стандарт&quot;)))">
            <text:p/>
          </table:table-cell>
          <table:table-cell table:formula="of:=T(IF([$тест3.AB129]=1;ORG.OPENOFFICE.STYLE(&quot;граница&quot;);ORG.OPENOFFICE.STYLE(&quot;Стандарт&quot;)))">
            <text:p/>
          </table:table-cell>
          <table:table-cell table:formula="of:=T(IF([$тест3.AC129]=1;ORG.OPENOFFICE.STYLE(&quot;граница&quot;);ORG.OPENOFFICE.STYLE(&quot;Стандарт&quot;)))">
            <text:p/>
          </table:table-cell>
          <table:table-cell table:formula="of:=T(IF([$тест3.AD129]=1;ORG.OPENOFFICE.STYLE(&quot;граница&quot;);ORG.OPENOFFICE.STYLE(&quot;Стандарт&quot;)))">
            <text:p/>
          </table:table-cell>
          <table:table-cell table:formula="of:=T(IF([$тест3.AE129]=1;ORG.OPENOFFICE.STYLE(&quot;граница&quot;);ORG.OPENOFFICE.STYLE(&quot;Стандарт&quot;)))">
            <text:p/>
          </table:table-cell>
          <table:table-cell table:formula="of:=T(IF([$тест3.AF129]=1;ORG.OPENOFFICE.STYLE(&quot;граница&quot;);ORG.OPENOFFICE.STYLE(&quot;Стандарт&quot;)))">
            <text:p/>
          </table:table-cell>
          <table:table-cell table:formula="of:=T(IF([$тест3.AG129]=1;ORG.OPENOFFICE.STYLE(&quot;граница&quot;);ORG.OPENOFFICE.STYLE(&quot;Стандарт&quot;)))">
            <text:p/>
          </table:table-cell>
          <table:table-cell table:formula="of:=T(IF([$тест3.AH129]=1;ORG.OPENOFFICE.STYLE(&quot;граница&quot;);ORG.OPENOFFICE.STYLE(&quot;Стандарт&quot;)))">
            <text:p/>
          </table:table-cell>
          <table:table-cell table:formula="of:=T(IF([$тест3.AI129]=1;ORG.OPENOFFICE.STYLE(&quot;граница&quot;);ORG.OPENOFFICE.STYLE(&quot;Стандарт&quot;)))">
            <text:p/>
          </table:table-cell>
          <table:table-cell table:formula="of:=T(IF([$тест3.AJ129]=1;ORG.OPENOFFICE.STYLE(&quot;граница&quot;);ORG.OPENOFFICE.STYLE(&quot;Стандарт&quot;)))">
            <text:p/>
          </table:table-cell>
          <table:table-cell table:formula="of:=T(IF([$тест3.AK129]=1;ORG.OPENOFFICE.STYLE(&quot;граница&quot;);ORG.OPENOFFICE.STYLE(&quot;Стандарт&quot;)))">
            <text:p/>
          </table:table-cell>
          <table:table-cell table:formula="of:=T(IF([$тест3.AL129]=1;ORG.OPENOFFICE.STYLE(&quot;граница&quot;);ORG.OPENOFFICE.STYLE(&quot;Стандарт&quot;)))">
            <text:p/>
          </table:table-cell>
          <table:table-cell table:formula="of:=T(IF([$тест3.AM129]=1;ORG.OPENOFFICE.STYLE(&quot;граница&quot;);ORG.OPENOFFICE.STYLE(&quot;Стандарт&quot;)))">
            <text:p/>
          </table:table-cell>
          <table:table-cell table:formula="of:=T(IF([$тест3.AN129]=1;ORG.OPENOFFICE.STYLE(&quot;граница&quot;);ORG.OPENOFFICE.STYLE(&quot;Стандарт&quot;)))">
            <text:p/>
          </table:table-cell>
          <table:table-cell table:formula="of:=T(IF([$тест3.AO129]=1;ORG.OPENOFFICE.STYLE(&quot;граница&quot;);ORG.OPENOFFICE.STYLE(&quot;Стандарт&quot;)))">
            <text:p/>
          </table:table-cell>
          <table:table-cell table:formula="of:=T(IF([$тест3.AP129]=1;ORG.OPENOFFICE.STYLE(&quot;граница&quot;);ORG.OPENOFFICE.STYLE(&quot;Стандарт&quot;)))">
            <text:p/>
          </table:table-cell>
          <table:table-cell table:formula="of:=T(IF([$тест3.AQ129]=1;ORG.OPENOFFICE.STYLE(&quot;граница&quot;);ORG.OPENOFFICE.STYLE(&quot;Стандарт&quot;)))">
            <text:p/>
          </table:table-cell>
          <table:table-cell table:formula="of:=T(IF([$тест3.AR129]=1;ORG.OPENOFFICE.STYLE(&quot;граница&quot;);ORG.OPENOFFICE.STYLE(&quot;Стандарт&quot;)))">
            <text:p/>
          </table:table-cell>
          <table:table-cell table:formula="of:=T(IF([$тест3.AS129]=1;ORG.OPENOFFICE.STYLE(&quot;граница&quot;);ORG.OPENOFFICE.STYLE(&quot;Стандарт&quot;)))">
            <text:p/>
          </table:table-cell>
          <table:table-cell table:formula="of:=T(IF([$тест3.AT129]=1;ORG.OPENOFFICE.STYLE(&quot;граница&quot;);ORG.OPENOFFICE.STYLE(&quot;Стандарт&quot;)))">
            <text:p/>
          </table:table-cell>
          <table:table-cell table:formula="of:=T(IF([$тест3.AU129]=1;ORG.OPENOFFICE.STYLE(&quot;граница&quot;);ORG.OPENOFFICE.STYLE(&quot;Стандарт&quot;)))">
            <text:p/>
          </table:table-cell>
          <table:table-cell table:formula="of:=T(IF([$тест3.AV129]=1;ORG.OPENOFFICE.STYLE(&quot;граница&quot;);ORG.OPENOFFICE.STYLE(&quot;Стандарт&quot;)))">
            <text:p/>
          </table:table-cell>
          <table:table-cell table:formula="of:=T(IF([$тест3.AW129]=1;ORG.OPENOFFICE.STYLE(&quot;граница&quot;);ORG.OPENOFFICE.STYLE(&quot;Стандарт&quot;)))">
            <text:p/>
          </table:table-cell>
          <table:table-cell table:formula="of:=T(IF([$тест3.AX12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0]=1;ORG.OPENOFFICE.STYLE(&quot;граница&quot;);ORG.OPENOFFICE.STYLE(&quot;Стандарт&quot;)))">
            <text:p/>
          </table:table-cell>
          <table:table-cell table:formula="of:=T(IF([$тест3.C130]=1;ORG.OPENOFFICE.STYLE(&quot;граница&quot;);ORG.OPENOFFICE.STYLE(&quot;Стандарт&quot;)))">
            <text:p/>
          </table:table-cell>
          <table:table-cell table:formula="of:=T(IF([$тест3.D130]=1;ORG.OPENOFFICE.STYLE(&quot;граница&quot;);ORG.OPENOFFICE.STYLE(&quot;Стандарт&quot;)))">
            <text:p/>
          </table:table-cell>
          <table:table-cell table:formula="of:=T(IF([$тест3.E130]=1;ORG.OPENOFFICE.STYLE(&quot;граница&quot;);ORG.OPENOFFICE.STYLE(&quot;Стандарт&quot;)))">
            <text:p/>
          </table:table-cell>
          <table:table-cell table:formula="of:=T(IF([$тест3.F130]=1;ORG.OPENOFFICE.STYLE(&quot;граница&quot;);ORG.OPENOFFICE.STYLE(&quot;Стандарт&quot;)))">
            <text:p/>
          </table:table-cell>
          <table:table-cell table:formula="of:=T(IF([$тест3.G130]=1;ORG.OPENOFFICE.STYLE(&quot;граница&quot;);ORG.OPENOFFICE.STYLE(&quot;Стандарт&quot;)))">
            <text:p/>
          </table:table-cell>
          <table:table-cell table:formula="of:=T(IF([$тест3.H130]=1;ORG.OPENOFFICE.STYLE(&quot;граница&quot;);ORG.OPENOFFICE.STYLE(&quot;Стандарт&quot;)))">
            <text:p/>
          </table:table-cell>
          <table:table-cell table:formula="of:=T(IF([$тест3.I130]=1;ORG.OPENOFFICE.STYLE(&quot;граница&quot;);ORG.OPENOFFICE.STYLE(&quot;Стандарт&quot;)))">
            <text:p/>
          </table:table-cell>
          <table:table-cell table:formula="of:=T(IF([$тест3.J130]=1;ORG.OPENOFFICE.STYLE(&quot;граница&quot;);ORG.OPENOFFICE.STYLE(&quot;Стандарт&quot;)))">
            <text:p/>
          </table:table-cell>
          <table:table-cell table:formula="of:=T(IF([$тест3.K130]=1;ORG.OPENOFFICE.STYLE(&quot;граница&quot;);ORG.OPENOFFICE.STYLE(&quot;Стандарт&quot;)))">
            <text:p/>
          </table:table-cell>
          <table:table-cell table:formula="of:=T(IF([$тест3.L130]=1;ORG.OPENOFFICE.STYLE(&quot;граница&quot;);ORG.OPENOFFICE.STYLE(&quot;Стандарт&quot;)))">
            <text:p/>
          </table:table-cell>
          <table:table-cell table:formula="of:=T(IF([$тест3.M130]=1;ORG.OPENOFFICE.STYLE(&quot;граница&quot;);ORG.OPENOFFICE.STYLE(&quot;Стандарт&quot;)))">
            <text:p/>
          </table:table-cell>
          <table:table-cell table:formula="of:=T(IF([$тест3.N130]=1;ORG.OPENOFFICE.STYLE(&quot;граница&quot;);ORG.OPENOFFICE.STYLE(&quot;Стандарт&quot;)))">
            <text:p/>
          </table:table-cell>
          <table:table-cell table:formula="of:=T(IF([$тест3.O130]=1;ORG.OPENOFFICE.STYLE(&quot;граница&quot;);ORG.OPENOFFICE.STYLE(&quot;Стандарт&quot;)))">
            <text:p/>
          </table:table-cell>
          <table:table-cell table:formula="of:=T(IF([$тест3.P130]=1;ORG.OPENOFFICE.STYLE(&quot;граница&quot;);ORG.OPENOFFICE.STYLE(&quot;Стандарт&quot;)))">
            <text:p/>
          </table:table-cell>
          <table:table-cell table:formula="of:=T(IF([$тест3.Q130]=1;ORG.OPENOFFICE.STYLE(&quot;граница&quot;);ORG.OPENOFFICE.STYLE(&quot;Стандарт&quot;)))">
            <text:p/>
          </table:table-cell>
          <table:table-cell table:formula="of:=T(IF([$тест3.R130]=1;ORG.OPENOFFICE.STYLE(&quot;граница&quot;);ORG.OPENOFFICE.STYLE(&quot;Стандарт&quot;)))">
            <text:p/>
          </table:table-cell>
          <table:table-cell table:formula="of:=T(IF([$тест3.S130]=1;ORG.OPENOFFICE.STYLE(&quot;граница&quot;);ORG.OPENOFFICE.STYLE(&quot;Стандарт&quot;)))">
            <text:p/>
          </table:table-cell>
          <table:table-cell table:formula="of:=T(IF([$тест3.T130]=1;ORG.OPENOFFICE.STYLE(&quot;граница&quot;);ORG.OPENOFFICE.STYLE(&quot;Стандарт&quot;)))">
            <text:p/>
          </table:table-cell>
          <table:table-cell table:formula="of:=T(IF([$тест3.U130]=1;ORG.OPENOFFICE.STYLE(&quot;граница&quot;);ORG.OPENOFFICE.STYLE(&quot;Стандарт&quot;)))">
            <text:p/>
          </table:table-cell>
          <table:table-cell table:formula="of:=T(IF([$тест3.V130]=1;ORG.OPENOFFICE.STYLE(&quot;граница&quot;);ORG.OPENOFFICE.STYLE(&quot;Стандарт&quot;)))">
            <text:p/>
          </table:table-cell>
          <table:table-cell table:formula="of:=T(IF([$тест3.W130]=1;ORG.OPENOFFICE.STYLE(&quot;граница&quot;);ORG.OPENOFFICE.STYLE(&quot;Стандарт&quot;)))">
            <text:p/>
          </table:table-cell>
          <table:table-cell table:formula="of:=T(IF([$тест3.X130]=1;ORG.OPENOFFICE.STYLE(&quot;граница&quot;);ORG.OPENOFFICE.STYLE(&quot;Стандарт&quot;)))">
            <text:p/>
          </table:table-cell>
          <table:table-cell table:formula="of:=T(IF([$тест3.Y130]=1;ORG.OPENOFFICE.STYLE(&quot;граница&quot;);ORG.OPENOFFICE.STYLE(&quot;Стандарт&quot;)))">
            <text:p/>
          </table:table-cell>
          <table:table-cell table:formula="of:=T(IF([$тест3.Z130]=1;ORG.OPENOFFICE.STYLE(&quot;граница&quot;);ORG.OPENOFFICE.STYLE(&quot;Стандарт&quot;)))">
            <text:p/>
          </table:table-cell>
          <table:table-cell table:formula="of:=T(IF([$тест3.AA130]=1;ORG.OPENOFFICE.STYLE(&quot;граница&quot;);ORG.OPENOFFICE.STYLE(&quot;Стандарт&quot;)))">
            <text:p/>
          </table:table-cell>
          <table:table-cell table:formula="of:=T(IF([$тест3.AB130]=1;ORG.OPENOFFICE.STYLE(&quot;граница&quot;);ORG.OPENOFFICE.STYLE(&quot;Стандарт&quot;)))">
            <text:p/>
          </table:table-cell>
          <table:table-cell table:formula="of:=T(IF([$тест3.AC130]=1;ORG.OPENOFFICE.STYLE(&quot;граница&quot;);ORG.OPENOFFICE.STYLE(&quot;Стандарт&quot;)))">
            <text:p/>
          </table:table-cell>
          <table:table-cell table:formula="of:=T(IF([$тест3.AD130]=1;ORG.OPENOFFICE.STYLE(&quot;граница&quot;);ORG.OPENOFFICE.STYLE(&quot;Стандарт&quot;)))">
            <text:p/>
          </table:table-cell>
          <table:table-cell table:formula="of:=T(IF([$тест3.AE130]=1;ORG.OPENOFFICE.STYLE(&quot;граница&quot;);ORG.OPENOFFICE.STYLE(&quot;Стандарт&quot;)))">
            <text:p/>
          </table:table-cell>
          <table:table-cell table:formula="of:=T(IF([$тест3.AF130]=1;ORG.OPENOFFICE.STYLE(&quot;граница&quot;);ORG.OPENOFFICE.STYLE(&quot;Стандарт&quot;)))">
            <text:p/>
          </table:table-cell>
          <table:table-cell table:formula="of:=T(IF([$тест3.AG130]=1;ORG.OPENOFFICE.STYLE(&quot;граница&quot;);ORG.OPENOFFICE.STYLE(&quot;Стандарт&quot;)))">
            <text:p/>
          </table:table-cell>
          <table:table-cell table:formula="of:=T(IF([$тест3.AH130]=1;ORG.OPENOFFICE.STYLE(&quot;граница&quot;);ORG.OPENOFFICE.STYLE(&quot;Стандарт&quot;)))">
            <text:p/>
          </table:table-cell>
          <table:table-cell table:formula="of:=T(IF([$тест3.AI130]=1;ORG.OPENOFFICE.STYLE(&quot;граница&quot;);ORG.OPENOFFICE.STYLE(&quot;Стандарт&quot;)))">
            <text:p/>
          </table:table-cell>
          <table:table-cell table:formula="of:=T(IF([$тест3.AJ130]=1;ORG.OPENOFFICE.STYLE(&quot;граница&quot;);ORG.OPENOFFICE.STYLE(&quot;Стандарт&quot;)))">
            <text:p/>
          </table:table-cell>
          <table:table-cell table:formula="of:=T(IF([$тест3.AK130]=1;ORG.OPENOFFICE.STYLE(&quot;граница&quot;);ORG.OPENOFFICE.STYLE(&quot;Стандарт&quot;)))">
            <text:p/>
          </table:table-cell>
          <table:table-cell table:formula="of:=T(IF([$тест3.AL130]=1;ORG.OPENOFFICE.STYLE(&quot;граница&quot;);ORG.OPENOFFICE.STYLE(&quot;Стандарт&quot;)))">
            <text:p/>
          </table:table-cell>
          <table:table-cell table:formula="of:=T(IF([$тест3.AM130]=1;ORG.OPENOFFICE.STYLE(&quot;граница&quot;);ORG.OPENOFFICE.STYLE(&quot;Стандарт&quot;)))">
            <text:p/>
          </table:table-cell>
          <table:table-cell table:formula="of:=T(IF([$тест3.AN130]=1;ORG.OPENOFFICE.STYLE(&quot;граница&quot;);ORG.OPENOFFICE.STYLE(&quot;Стандарт&quot;)))">
            <text:p/>
          </table:table-cell>
          <table:table-cell table:formula="of:=T(IF([$тест3.AO130]=1;ORG.OPENOFFICE.STYLE(&quot;граница&quot;);ORG.OPENOFFICE.STYLE(&quot;Стандарт&quot;)))">
            <text:p/>
          </table:table-cell>
          <table:table-cell table:formula="of:=T(IF([$тест3.AP130]=1;ORG.OPENOFFICE.STYLE(&quot;граница&quot;);ORG.OPENOFFICE.STYLE(&quot;Стандарт&quot;)))">
            <text:p/>
          </table:table-cell>
          <table:table-cell table:formula="of:=T(IF([$тест3.AQ130]=1;ORG.OPENOFFICE.STYLE(&quot;граница&quot;);ORG.OPENOFFICE.STYLE(&quot;Стандарт&quot;)))">
            <text:p/>
          </table:table-cell>
          <table:table-cell table:formula="of:=T(IF([$тест3.AR130]=1;ORG.OPENOFFICE.STYLE(&quot;граница&quot;);ORG.OPENOFFICE.STYLE(&quot;Стандарт&quot;)))">
            <text:p/>
          </table:table-cell>
          <table:table-cell table:formula="of:=T(IF([$тест3.AS130]=1;ORG.OPENOFFICE.STYLE(&quot;граница&quot;);ORG.OPENOFFICE.STYLE(&quot;Стандарт&quot;)))">
            <text:p/>
          </table:table-cell>
          <table:table-cell table:formula="of:=T(IF([$тест3.AT130]=1;ORG.OPENOFFICE.STYLE(&quot;граница&quot;);ORG.OPENOFFICE.STYLE(&quot;Стандарт&quot;)))">
            <text:p/>
          </table:table-cell>
          <table:table-cell table:formula="of:=T(IF([$тест3.AU130]=1;ORG.OPENOFFICE.STYLE(&quot;граница&quot;);ORG.OPENOFFICE.STYLE(&quot;Стандарт&quot;)))">
            <text:p/>
          </table:table-cell>
          <table:table-cell table:formula="of:=T(IF([$тест3.AV130]=1;ORG.OPENOFFICE.STYLE(&quot;граница&quot;);ORG.OPENOFFICE.STYLE(&quot;Стандарт&quot;)))">
            <text:p/>
          </table:table-cell>
          <table:table-cell table:formula="of:=T(IF([$тест3.AW130]=1;ORG.OPENOFFICE.STYLE(&quot;граница&quot;);ORG.OPENOFFICE.STYLE(&quot;Стандарт&quot;)))">
            <text:p/>
          </table:table-cell>
          <table:table-cell table:formula="of:=T(IF([$тест3.AX13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1]=1;ORG.OPENOFFICE.STYLE(&quot;граница&quot;);ORG.OPENOFFICE.STYLE(&quot;Стандарт&quot;)))">
            <text:p/>
          </table:table-cell>
          <table:table-cell table:formula="of:=T(IF([$тест3.C131]=1;ORG.OPENOFFICE.STYLE(&quot;граница&quot;);ORG.OPENOFFICE.STYLE(&quot;Стандарт&quot;)))">
            <text:p/>
          </table:table-cell>
          <table:table-cell table:formula="of:=T(IF([$тест3.D131]=1;ORG.OPENOFFICE.STYLE(&quot;граница&quot;);ORG.OPENOFFICE.STYLE(&quot;Стандарт&quot;)))">
            <text:p/>
          </table:table-cell>
          <table:table-cell table:formula="of:=T(IF([$тест3.E131]=1;ORG.OPENOFFICE.STYLE(&quot;граница&quot;);ORG.OPENOFFICE.STYLE(&quot;Стандарт&quot;)))">
            <text:p/>
          </table:table-cell>
          <table:table-cell table:formula="of:=T(IF([$тест3.F131]=1;ORG.OPENOFFICE.STYLE(&quot;граница&quot;);ORG.OPENOFFICE.STYLE(&quot;Стандарт&quot;)))">
            <text:p/>
          </table:table-cell>
          <table:table-cell table:formula="of:=T(IF([$тест3.G131]=1;ORG.OPENOFFICE.STYLE(&quot;граница&quot;);ORG.OPENOFFICE.STYLE(&quot;Стандарт&quot;)))">
            <text:p/>
          </table:table-cell>
          <table:table-cell table:formula="of:=T(IF([$тест3.H131]=1;ORG.OPENOFFICE.STYLE(&quot;граница&quot;);ORG.OPENOFFICE.STYLE(&quot;Стандарт&quot;)))">
            <text:p/>
          </table:table-cell>
          <table:table-cell table:formula="of:=T(IF([$тест3.I131]=1;ORG.OPENOFFICE.STYLE(&quot;граница&quot;);ORG.OPENOFFICE.STYLE(&quot;Стандарт&quot;)))">
            <text:p/>
          </table:table-cell>
          <table:table-cell table:formula="of:=T(IF([$тест3.J131]=1;ORG.OPENOFFICE.STYLE(&quot;граница&quot;);ORG.OPENOFFICE.STYLE(&quot;Стандарт&quot;)))">
            <text:p/>
          </table:table-cell>
          <table:table-cell table:formula="of:=T(IF([$тест3.K131]=1;ORG.OPENOFFICE.STYLE(&quot;граница&quot;);ORG.OPENOFFICE.STYLE(&quot;Стандарт&quot;)))">
            <text:p/>
          </table:table-cell>
          <table:table-cell table:formula="of:=T(IF([$тест3.L131]=1;ORG.OPENOFFICE.STYLE(&quot;граница&quot;);ORG.OPENOFFICE.STYLE(&quot;Стандарт&quot;)))">
            <text:p/>
          </table:table-cell>
          <table:table-cell table:formula="of:=T(IF([$тест3.M131]=1;ORG.OPENOFFICE.STYLE(&quot;граница&quot;);ORG.OPENOFFICE.STYLE(&quot;Стандарт&quot;)))">
            <text:p/>
          </table:table-cell>
          <table:table-cell table:formula="of:=T(IF([$тест3.N131]=1;ORG.OPENOFFICE.STYLE(&quot;граница&quot;);ORG.OPENOFFICE.STYLE(&quot;Стандарт&quot;)))">
            <text:p/>
          </table:table-cell>
          <table:table-cell table:formula="of:=T(IF([$тест3.O131]=1;ORG.OPENOFFICE.STYLE(&quot;граница&quot;);ORG.OPENOFFICE.STYLE(&quot;Стандарт&quot;)))">
            <text:p/>
          </table:table-cell>
          <table:table-cell table:formula="of:=T(IF([$тест3.P131]=1;ORG.OPENOFFICE.STYLE(&quot;граница&quot;);ORG.OPENOFFICE.STYLE(&quot;Стандарт&quot;)))">
            <text:p/>
          </table:table-cell>
          <table:table-cell table:formula="of:=T(IF([$тест3.Q131]=1;ORG.OPENOFFICE.STYLE(&quot;граница&quot;);ORG.OPENOFFICE.STYLE(&quot;Стандарт&quot;)))">
            <text:p/>
          </table:table-cell>
          <table:table-cell table:formula="of:=T(IF([$тест3.R131]=1;ORG.OPENOFFICE.STYLE(&quot;граница&quot;);ORG.OPENOFFICE.STYLE(&quot;Стандарт&quot;)))">
            <text:p/>
          </table:table-cell>
          <table:table-cell table:formula="of:=T(IF([$тест3.S131]=1;ORG.OPENOFFICE.STYLE(&quot;граница&quot;);ORG.OPENOFFICE.STYLE(&quot;Стандарт&quot;)))">
            <text:p/>
          </table:table-cell>
          <table:table-cell table:formula="of:=T(IF([$тест3.T131]=1;ORG.OPENOFFICE.STYLE(&quot;граница&quot;);ORG.OPENOFFICE.STYLE(&quot;Стандарт&quot;)))">
            <text:p/>
          </table:table-cell>
          <table:table-cell table:formula="of:=T(IF([$тест3.U131]=1;ORG.OPENOFFICE.STYLE(&quot;граница&quot;);ORG.OPENOFFICE.STYLE(&quot;Стандарт&quot;)))">
            <text:p/>
          </table:table-cell>
          <table:table-cell table:formula="of:=T(IF([$тест3.V131]=1;ORG.OPENOFFICE.STYLE(&quot;граница&quot;);ORG.OPENOFFICE.STYLE(&quot;Стандарт&quot;)))">
            <text:p/>
          </table:table-cell>
          <table:table-cell table:formula="of:=T(IF([$тест3.W131]=1;ORG.OPENOFFICE.STYLE(&quot;граница&quot;);ORG.OPENOFFICE.STYLE(&quot;Стандарт&quot;)))">
            <text:p/>
          </table:table-cell>
          <table:table-cell table:formula="of:=T(IF([$тест3.X131]=1;ORG.OPENOFFICE.STYLE(&quot;граница&quot;);ORG.OPENOFFICE.STYLE(&quot;Стандарт&quot;)))">
            <text:p/>
          </table:table-cell>
          <table:table-cell table:formula="of:=T(IF([$тест3.Y131]=1;ORG.OPENOFFICE.STYLE(&quot;граница&quot;);ORG.OPENOFFICE.STYLE(&quot;Стандарт&quot;)))">
            <text:p/>
          </table:table-cell>
          <table:table-cell table:formula="of:=T(IF([$тест3.Z131]=1;ORG.OPENOFFICE.STYLE(&quot;граница&quot;);ORG.OPENOFFICE.STYLE(&quot;Стандарт&quot;)))">
            <text:p/>
          </table:table-cell>
          <table:table-cell table:formula="of:=T(IF([$тест3.AA131]=1;ORG.OPENOFFICE.STYLE(&quot;граница&quot;);ORG.OPENOFFICE.STYLE(&quot;Стандарт&quot;)))">
            <text:p/>
          </table:table-cell>
          <table:table-cell table:formula="of:=T(IF([$тест3.AB131]=1;ORG.OPENOFFICE.STYLE(&quot;граница&quot;);ORG.OPENOFFICE.STYLE(&quot;Стандарт&quot;)))">
            <text:p/>
          </table:table-cell>
          <table:table-cell table:formula="of:=T(IF([$тест3.AC131]=1;ORG.OPENOFFICE.STYLE(&quot;граница&quot;);ORG.OPENOFFICE.STYLE(&quot;Стандарт&quot;)))">
            <text:p/>
          </table:table-cell>
          <table:table-cell table:formula="of:=T(IF([$тест3.AD131]=1;ORG.OPENOFFICE.STYLE(&quot;граница&quot;);ORG.OPENOFFICE.STYLE(&quot;Стандарт&quot;)))">
            <text:p/>
          </table:table-cell>
          <table:table-cell table:formula="of:=T(IF([$тест3.AE131]=1;ORG.OPENOFFICE.STYLE(&quot;граница&quot;);ORG.OPENOFFICE.STYLE(&quot;Стандарт&quot;)))">
            <text:p/>
          </table:table-cell>
          <table:table-cell table:formula="of:=T(IF([$тест3.AF131]=1;ORG.OPENOFFICE.STYLE(&quot;граница&quot;);ORG.OPENOFFICE.STYLE(&quot;Стандарт&quot;)))">
            <text:p/>
          </table:table-cell>
          <table:table-cell table:formula="of:=T(IF([$тест3.AG131]=1;ORG.OPENOFFICE.STYLE(&quot;граница&quot;);ORG.OPENOFFICE.STYLE(&quot;Стандарт&quot;)))">
            <text:p/>
          </table:table-cell>
          <table:table-cell table:formula="of:=T(IF([$тест3.AH131]=1;ORG.OPENOFFICE.STYLE(&quot;граница&quot;);ORG.OPENOFFICE.STYLE(&quot;Стандарт&quot;)))">
            <text:p/>
          </table:table-cell>
          <table:table-cell table:formula="of:=T(IF([$тест3.AI131]=1;ORG.OPENOFFICE.STYLE(&quot;граница&quot;);ORG.OPENOFFICE.STYLE(&quot;Стандарт&quot;)))">
            <text:p/>
          </table:table-cell>
          <table:table-cell table:formula="of:=T(IF([$тест3.AJ131]=1;ORG.OPENOFFICE.STYLE(&quot;граница&quot;);ORG.OPENOFFICE.STYLE(&quot;Стандарт&quot;)))">
            <text:p/>
          </table:table-cell>
          <table:table-cell table:formula="of:=T(IF([$тест3.AK131]=1;ORG.OPENOFFICE.STYLE(&quot;граница&quot;);ORG.OPENOFFICE.STYLE(&quot;Стандарт&quot;)))">
            <text:p/>
          </table:table-cell>
          <table:table-cell table:formula="of:=T(IF([$тест3.AL131]=1;ORG.OPENOFFICE.STYLE(&quot;граница&quot;);ORG.OPENOFFICE.STYLE(&quot;Стандарт&quot;)))">
            <text:p/>
          </table:table-cell>
          <table:table-cell table:formula="of:=T(IF([$тест3.AM131]=1;ORG.OPENOFFICE.STYLE(&quot;граница&quot;);ORG.OPENOFFICE.STYLE(&quot;Стандарт&quot;)))">
            <text:p/>
          </table:table-cell>
          <table:table-cell table:formula="of:=T(IF([$тест3.AN131]=1;ORG.OPENOFFICE.STYLE(&quot;граница&quot;);ORG.OPENOFFICE.STYLE(&quot;Стандарт&quot;)))">
            <text:p/>
          </table:table-cell>
          <table:table-cell table:formula="of:=T(IF([$тест3.AO131]=1;ORG.OPENOFFICE.STYLE(&quot;граница&quot;);ORG.OPENOFFICE.STYLE(&quot;Стандарт&quot;)))">
            <text:p/>
          </table:table-cell>
          <table:table-cell table:formula="of:=T(IF([$тест3.AP131]=1;ORG.OPENOFFICE.STYLE(&quot;граница&quot;);ORG.OPENOFFICE.STYLE(&quot;Стандарт&quot;)))">
            <text:p/>
          </table:table-cell>
          <table:table-cell table:formula="of:=T(IF([$тест3.AQ131]=1;ORG.OPENOFFICE.STYLE(&quot;граница&quot;);ORG.OPENOFFICE.STYLE(&quot;Стандарт&quot;)))">
            <text:p/>
          </table:table-cell>
          <table:table-cell table:formula="of:=T(IF([$тест3.AR131]=1;ORG.OPENOFFICE.STYLE(&quot;граница&quot;);ORG.OPENOFFICE.STYLE(&quot;Стандарт&quot;)))">
            <text:p/>
          </table:table-cell>
          <table:table-cell table:formula="of:=T(IF([$тест3.AS131]=1;ORG.OPENOFFICE.STYLE(&quot;граница&quot;);ORG.OPENOFFICE.STYLE(&quot;Стандарт&quot;)))">
            <text:p/>
          </table:table-cell>
          <table:table-cell table:formula="of:=T(IF([$тест3.AT131]=1;ORG.OPENOFFICE.STYLE(&quot;граница&quot;);ORG.OPENOFFICE.STYLE(&quot;Стандарт&quot;)))">
            <text:p/>
          </table:table-cell>
          <table:table-cell table:formula="of:=T(IF([$тест3.AU131]=1;ORG.OPENOFFICE.STYLE(&quot;граница&quot;);ORG.OPENOFFICE.STYLE(&quot;Стандарт&quot;)))">
            <text:p/>
          </table:table-cell>
          <table:table-cell table:formula="of:=T(IF([$тест3.AV131]=1;ORG.OPENOFFICE.STYLE(&quot;граница&quot;);ORG.OPENOFFICE.STYLE(&quot;Стандарт&quot;)))">
            <text:p/>
          </table:table-cell>
          <table:table-cell table:formula="of:=T(IF([$тест3.AW131]=1;ORG.OPENOFFICE.STYLE(&quot;граница&quot;);ORG.OPENOFFICE.STYLE(&quot;Стандарт&quot;)))">
            <text:p/>
          </table:table-cell>
          <table:table-cell table:formula="of:=T(IF([$тест3.AX13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2]=1;ORG.OPENOFFICE.STYLE(&quot;граница&quot;);ORG.OPENOFFICE.STYLE(&quot;Стандарт&quot;)))">
            <text:p/>
          </table:table-cell>
          <table:table-cell table:formula="of:=T(IF([$тест3.C132]=1;ORG.OPENOFFICE.STYLE(&quot;граница&quot;);ORG.OPENOFFICE.STYLE(&quot;Стандарт&quot;)))">
            <text:p/>
          </table:table-cell>
          <table:table-cell table:formula="of:=T(IF([$тест3.D132]=1;ORG.OPENOFFICE.STYLE(&quot;граница&quot;);ORG.OPENOFFICE.STYLE(&quot;Стандарт&quot;)))">
            <text:p/>
          </table:table-cell>
          <table:table-cell table:formula="of:=T(IF([$тест3.E132]=1;ORG.OPENOFFICE.STYLE(&quot;граница&quot;);ORG.OPENOFFICE.STYLE(&quot;Стандарт&quot;)))">
            <text:p/>
          </table:table-cell>
          <table:table-cell table:formula="of:=T(IF([$тест3.F132]=1;ORG.OPENOFFICE.STYLE(&quot;граница&quot;);ORG.OPENOFFICE.STYLE(&quot;Стандарт&quot;)))">
            <text:p/>
          </table:table-cell>
          <table:table-cell table:formula="of:=T(IF([$тест3.G132]=1;ORG.OPENOFFICE.STYLE(&quot;граница&quot;);ORG.OPENOFFICE.STYLE(&quot;Стандарт&quot;)))">
            <text:p/>
          </table:table-cell>
          <table:table-cell table:formula="of:=T(IF([$тест3.H132]=1;ORG.OPENOFFICE.STYLE(&quot;граница&quot;);ORG.OPENOFFICE.STYLE(&quot;Стандарт&quot;)))">
            <text:p/>
          </table:table-cell>
          <table:table-cell table:formula="of:=T(IF([$тест3.I132]=1;ORG.OPENOFFICE.STYLE(&quot;граница&quot;);ORG.OPENOFFICE.STYLE(&quot;Стандарт&quot;)))">
            <text:p/>
          </table:table-cell>
          <table:table-cell table:formula="of:=T(IF([$тест3.J132]=1;ORG.OPENOFFICE.STYLE(&quot;граница&quot;);ORG.OPENOFFICE.STYLE(&quot;Стандарт&quot;)))">
            <text:p/>
          </table:table-cell>
          <table:table-cell table:formula="of:=T(IF([$тест3.K132]=1;ORG.OPENOFFICE.STYLE(&quot;граница&quot;);ORG.OPENOFFICE.STYLE(&quot;Стандарт&quot;)))">
            <text:p/>
          </table:table-cell>
          <table:table-cell table:formula="of:=T(IF([$тест3.L132]=1;ORG.OPENOFFICE.STYLE(&quot;граница&quot;);ORG.OPENOFFICE.STYLE(&quot;Стандарт&quot;)))">
            <text:p/>
          </table:table-cell>
          <table:table-cell table:formula="of:=T(IF([$тест3.M132]=1;ORG.OPENOFFICE.STYLE(&quot;граница&quot;);ORG.OPENOFFICE.STYLE(&quot;Стандарт&quot;)))">
            <text:p/>
          </table:table-cell>
          <table:table-cell table:formula="of:=T(IF([$тест3.N132]=1;ORG.OPENOFFICE.STYLE(&quot;граница&quot;);ORG.OPENOFFICE.STYLE(&quot;Стандарт&quot;)))">
            <text:p/>
          </table:table-cell>
          <table:table-cell table:formula="of:=T(IF([$тест3.O132]=1;ORG.OPENOFFICE.STYLE(&quot;граница&quot;);ORG.OPENOFFICE.STYLE(&quot;Стандарт&quot;)))">
            <text:p/>
          </table:table-cell>
          <table:table-cell table:formula="of:=T(IF([$тест3.P132]=1;ORG.OPENOFFICE.STYLE(&quot;граница&quot;);ORG.OPENOFFICE.STYLE(&quot;Стандарт&quot;)))">
            <text:p/>
          </table:table-cell>
          <table:table-cell table:formula="of:=T(IF([$тест3.Q132]=1;ORG.OPENOFFICE.STYLE(&quot;граница&quot;);ORG.OPENOFFICE.STYLE(&quot;Стандарт&quot;)))">
            <text:p/>
          </table:table-cell>
          <table:table-cell table:formula="of:=T(IF([$тест3.R132]=1;ORG.OPENOFFICE.STYLE(&quot;граница&quot;);ORG.OPENOFFICE.STYLE(&quot;Стандарт&quot;)))">
            <text:p/>
          </table:table-cell>
          <table:table-cell table:formula="of:=T(IF([$тест3.S132]=1;ORG.OPENOFFICE.STYLE(&quot;граница&quot;);ORG.OPENOFFICE.STYLE(&quot;Стандарт&quot;)))">
            <text:p/>
          </table:table-cell>
          <table:table-cell table:formula="of:=T(IF([$тест3.T132]=1;ORG.OPENOFFICE.STYLE(&quot;граница&quot;);ORG.OPENOFFICE.STYLE(&quot;Стандарт&quot;)))">
            <text:p/>
          </table:table-cell>
          <table:table-cell table:formula="of:=T(IF([$тест3.U132]=1;ORG.OPENOFFICE.STYLE(&quot;граница&quot;);ORG.OPENOFFICE.STYLE(&quot;Стандарт&quot;)))">
            <text:p/>
          </table:table-cell>
          <table:table-cell table:formula="of:=T(IF([$тест3.V132]=1;ORG.OPENOFFICE.STYLE(&quot;граница&quot;);ORG.OPENOFFICE.STYLE(&quot;Стандарт&quot;)))">
            <text:p/>
          </table:table-cell>
          <table:table-cell table:formula="of:=T(IF([$тест3.W132]=1;ORG.OPENOFFICE.STYLE(&quot;граница&quot;);ORG.OPENOFFICE.STYLE(&quot;Стандарт&quot;)))">
            <text:p/>
          </table:table-cell>
          <table:table-cell table:formula="of:=T(IF([$тест3.X132]=1;ORG.OPENOFFICE.STYLE(&quot;граница&quot;);ORG.OPENOFFICE.STYLE(&quot;Стандарт&quot;)))">
            <text:p/>
          </table:table-cell>
          <table:table-cell table:formula="of:=T(IF([$тест3.Y132]=1;ORG.OPENOFFICE.STYLE(&quot;граница&quot;);ORG.OPENOFFICE.STYLE(&quot;Стандарт&quot;)))">
            <text:p/>
          </table:table-cell>
          <table:table-cell table:formula="of:=T(IF([$тест3.Z132]=1;ORG.OPENOFFICE.STYLE(&quot;граница&quot;);ORG.OPENOFFICE.STYLE(&quot;Стандарт&quot;)))">
            <text:p/>
          </table:table-cell>
          <table:table-cell table:formula="of:=T(IF([$тест3.AA132]=1;ORG.OPENOFFICE.STYLE(&quot;граница&quot;);ORG.OPENOFFICE.STYLE(&quot;Стандарт&quot;)))">
            <text:p/>
          </table:table-cell>
          <table:table-cell table:formula="of:=T(IF([$тест3.AB132]=1;ORG.OPENOFFICE.STYLE(&quot;граница&quot;);ORG.OPENOFFICE.STYLE(&quot;Стандарт&quot;)))">
            <text:p/>
          </table:table-cell>
          <table:table-cell table:formula="of:=T(IF([$тест3.AC132]=1;ORG.OPENOFFICE.STYLE(&quot;граница&quot;);ORG.OPENOFFICE.STYLE(&quot;Стандарт&quot;)))">
            <text:p/>
          </table:table-cell>
          <table:table-cell table:formula="of:=T(IF([$тест3.AD132]=1;ORG.OPENOFFICE.STYLE(&quot;граница&quot;);ORG.OPENOFFICE.STYLE(&quot;Стандарт&quot;)))">
            <text:p/>
          </table:table-cell>
          <table:table-cell table:formula="of:=T(IF([$тест3.AE132]=1;ORG.OPENOFFICE.STYLE(&quot;граница&quot;);ORG.OPENOFFICE.STYLE(&quot;Стандарт&quot;)))">
            <text:p/>
          </table:table-cell>
          <table:table-cell table:formula="of:=T(IF([$тест3.AF132]=1;ORG.OPENOFFICE.STYLE(&quot;граница&quot;);ORG.OPENOFFICE.STYLE(&quot;Стандарт&quot;)))">
            <text:p/>
          </table:table-cell>
          <table:table-cell table:formula="of:=T(IF([$тест3.AG132]=1;ORG.OPENOFFICE.STYLE(&quot;граница&quot;);ORG.OPENOFFICE.STYLE(&quot;Стандарт&quot;)))">
            <text:p/>
          </table:table-cell>
          <table:table-cell table:formula="of:=T(IF([$тест3.AH132]=1;ORG.OPENOFFICE.STYLE(&quot;граница&quot;);ORG.OPENOFFICE.STYLE(&quot;Стандарт&quot;)))">
            <text:p/>
          </table:table-cell>
          <table:table-cell table:formula="of:=T(IF([$тест3.AI132]=1;ORG.OPENOFFICE.STYLE(&quot;граница&quot;);ORG.OPENOFFICE.STYLE(&quot;Стандарт&quot;)))">
            <text:p/>
          </table:table-cell>
          <table:table-cell table:formula="of:=T(IF([$тест3.AJ132]=1;ORG.OPENOFFICE.STYLE(&quot;граница&quot;);ORG.OPENOFFICE.STYLE(&quot;Стандарт&quot;)))">
            <text:p/>
          </table:table-cell>
          <table:table-cell table:formula="of:=T(IF([$тест3.AK132]=1;ORG.OPENOFFICE.STYLE(&quot;граница&quot;);ORG.OPENOFFICE.STYLE(&quot;Стандарт&quot;)))">
            <text:p/>
          </table:table-cell>
          <table:table-cell table:formula="of:=T(IF([$тест3.AL132]=1;ORG.OPENOFFICE.STYLE(&quot;граница&quot;);ORG.OPENOFFICE.STYLE(&quot;Стандарт&quot;)))">
            <text:p/>
          </table:table-cell>
          <table:table-cell table:formula="of:=T(IF([$тест3.AM132]=1;ORG.OPENOFFICE.STYLE(&quot;граница&quot;);ORG.OPENOFFICE.STYLE(&quot;Стандарт&quot;)))">
            <text:p/>
          </table:table-cell>
          <table:table-cell table:formula="of:=T(IF([$тест3.AN132]=1;ORG.OPENOFFICE.STYLE(&quot;граница&quot;);ORG.OPENOFFICE.STYLE(&quot;Стандарт&quot;)))">
            <text:p/>
          </table:table-cell>
          <table:table-cell table:formula="of:=T(IF([$тест3.AO132]=1;ORG.OPENOFFICE.STYLE(&quot;граница&quot;);ORG.OPENOFFICE.STYLE(&quot;Стандарт&quot;)))">
            <text:p/>
          </table:table-cell>
          <table:table-cell table:formula="of:=T(IF([$тест3.AP132]=1;ORG.OPENOFFICE.STYLE(&quot;граница&quot;);ORG.OPENOFFICE.STYLE(&quot;Стандарт&quot;)))">
            <text:p/>
          </table:table-cell>
          <table:table-cell table:formula="of:=T(IF([$тест3.AQ132]=1;ORG.OPENOFFICE.STYLE(&quot;граница&quot;);ORG.OPENOFFICE.STYLE(&quot;Стандарт&quot;)))">
            <text:p/>
          </table:table-cell>
          <table:table-cell table:formula="of:=T(IF([$тест3.AR132]=1;ORG.OPENOFFICE.STYLE(&quot;граница&quot;);ORG.OPENOFFICE.STYLE(&quot;Стандарт&quot;)))">
            <text:p/>
          </table:table-cell>
          <table:table-cell table:formula="of:=T(IF([$тест3.AS132]=1;ORG.OPENOFFICE.STYLE(&quot;граница&quot;);ORG.OPENOFFICE.STYLE(&quot;Стандарт&quot;)))">
            <text:p/>
          </table:table-cell>
          <table:table-cell table:formula="of:=T(IF([$тест3.AT132]=1;ORG.OPENOFFICE.STYLE(&quot;граница&quot;);ORG.OPENOFFICE.STYLE(&quot;Стандарт&quot;)))">
            <text:p/>
          </table:table-cell>
          <table:table-cell table:formula="of:=T(IF([$тест3.AU132]=1;ORG.OPENOFFICE.STYLE(&quot;граница&quot;);ORG.OPENOFFICE.STYLE(&quot;Стандарт&quot;)))">
            <text:p/>
          </table:table-cell>
          <table:table-cell table:formula="of:=T(IF([$тест3.AV132]=1;ORG.OPENOFFICE.STYLE(&quot;граница&quot;);ORG.OPENOFFICE.STYLE(&quot;Стандарт&quot;)))">
            <text:p/>
          </table:table-cell>
          <table:table-cell table:formula="of:=T(IF([$тест3.AW132]=1;ORG.OPENOFFICE.STYLE(&quot;граница&quot;);ORG.OPENOFFICE.STYLE(&quot;Стандарт&quot;)))">
            <text:p/>
          </table:table-cell>
          <table:table-cell table:formula="of:=T(IF([$тест3.AX13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3]=1;ORG.OPENOFFICE.STYLE(&quot;граница&quot;);ORG.OPENOFFICE.STYLE(&quot;Стандарт&quot;)))">
            <text:p/>
          </table:table-cell>
          <table:table-cell table:formula="of:=T(IF([$тест3.C133]=1;ORG.OPENOFFICE.STYLE(&quot;граница&quot;);ORG.OPENOFFICE.STYLE(&quot;Стандарт&quot;)))">
            <text:p/>
          </table:table-cell>
          <table:table-cell table:formula="of:=T(IF([$тест3.D133]=1;ORG.OPENOFFICE.STYLE(&quot;граница&quot;);ORG.OPENOFFICE.STYLE(&quot;Стандарт&quot;)))">
            <text:p/>
          </table:table-cell>
          <table:table-cell table:formula="of:=T(IF([$тест3.E133]=1;ORG.OPENOFFICE.STYLE(&quot;граница&quot;);ORG.OPENOFFICE.STYLE(&quot;Стандарт&quot;)))">
            <text:p/>
          </table:table-cell>
          <table:table-cell table:formula="of:=T(IF([$тест3.F133]=1;ORG.OPENOFFICE.STYLE(&quot;граница&quot;);ORG.OPENOFFICE.STYLE(&quot;Стандарт&quot;)))">
            <text:p/>
          </table:table-cell>
          <table:table-cell table:formula="of:=T(IF([$тест3.G133]=1;ORG.OPENOFFICE.STYLE(&quot;граница&quot;);ORG.OPENOFFICE.STYLE(&quot;Стандарт&quot;)))">
            <text:p/>
          </table:table-cell>
          <table:table-cell table:formula="of:=T(IF([$тест3.H133]=1;ORG.OPENOFFICE.STYLE(&quot;граница&quot;);ORG.OPENOFFICE.STYLE(&quot;Стандарт&quot;)))">
            <text:p/>
          </table:table-cell>
          <table:table-cell table:formula="of:=T(IF([$тест3.I133]=1;ORG.OPENOFFICE.STYLE(&quot;граница&quot;);ORG.OPENOFFICE.STYLE(&quot;Стандарт&quot;)))">
            <text:p/>
          </table:table-cell>
          <table:table-cell table:formula="of:=T(IF([$тест3.J133]=1;ORG.OPENOFFICE.STYLE(&quot;граница&quot;);ORG.OPENOFFICE.STYLE(&quot;Стандарт&quot;)))">
            <text:p/>
          </table:table-cell>
          <table:table-cell table:formula="of:=T(IF([$тест3.K133]=1;ORG.OPENOFFICE.STYLE(&quot;граница&quot;);ORG.OPENOFFICE.STYLE(&quot;Стандарт&quot;)))">
            <text:p/>
          </table:table-cell>
          <table:table-cell table:formula="of:=T(IF([$тест3.L133]=1;ORG.OPENOFFICE.STYLE(&quot;граница&quot;);ORG.OPENOFFICE.STYLE(&quot;Стандарт&quot;)))">
            <text:p/>
          </table:table-cell>
          <table:table-cell table:formula="of:=T(IF([$тест3.M133]=1;ORG.OPENOFFICE.STYLE(&quot;граница&quot;);ORG.OPENOFFICE.STYLE(&quot;Стандарт&quot;)))">
            <text:p/>
          </table:table-cell>
          <table:table-cell table:formula="of:=T(IF([$тест3.N133]=1;ORG.OPENOFFICE.STYLE(&quot;граница&quot;);ORG.OPENOFFICE.STYLE(&quot;Стандарт&quot;)))">
            <text:p/>
          </table:table-cell>
          <table:table-cell table:formula="of:=T(IF([$тест3.O133]=1;ORG.OPENOFFICE.STYLE(&quot;граница&quot;);ORG.OPENOFFICE.STYLE(&quot;Стандарт&quot;)))">
            <text:p/>
          </table:table-cell>
          <table:table-cell table:formula="of:=T(IF([$тест3.P133]=1;ORG.OPENOFFICE.STYLE(&quot;граница&quot;);ORG.OPENOFFICE.STYLE(&quot;Стандарт&quot;)))">
            <text:p/>
          </table:table-cell>
          <table:table-cell table:formula="of:=T(IF([$тест3.Q133]=1;ORG.OPENOFFICE.STYLE(&quot;граница&quot;);ORG.OPENOFFICE.STYLE(&quot;Стандарт&quot;)))">
            <text:p/>
          </table:table-cell>
          <table:table-cell table:formula="of:=T(IF([$тест3.R133]=1;ORG.OPENOFFICE.STYLE(&quot;граница&quot;);ORG.OPENOFFICE.STYLE(&quot;Стандарт&quot;)))">
            <text:p/>
          </table:table-cell>
          <table:table-cell table:formula="of:=T(IF([$тест3.S133]=1;ORG.OPENOFFICE.STYLE(&quot;граница&quot;);ORG.OPENOFFICE.STYLE(&quot;Стандарт&quot;)))">
            <text:p/>
          </table:table-cell>
          <table:table-cell table:formula="of:=T(IF([$тест3.T133]=1;ORG.OPENOFFICE.STYLE(&quot;граница&quot;);ORG.OPENOFFICE.STYLE(&quot;Стандарт&quot;)))">
            <text:p/>
          </table:table-cell>
          <table:table-cell table:formula="of:=T(IF([$тест3.U133]=1;ORG.OPENOFFICE.STYLE(&quot;граница&quot;);ORG.OPENOFFICE.STYLE(&quot;Стандарт&quot;)))">
            <text:p/>
          </table:table-cell>
          <table:table-cell table:formula="of:=T(IF([$тест3.V133]=1;ORG.OPENOFFICE.STYLE(&quot;граница&quot;);ORG.OPENOFFICE.STYLE(&quot;Стандарт&quot;)))">
            <text:p/>
          </table:table-cell>
          <table:table-cell table:formula="of:=T(IF([$тест3.W133]=1;ORG.OPENOFFICE.STYLE(&quot;граница&quot;);ORG.OPENOFFICE.STYLE(&quot;Стандарт&quot;)))">
            <text:p/>
          </table:table-cell>
          <table:table-cell table:formula="of:=T(IF([$тест3.X133]=1;ORG.OPENOFFICE.STYLE(&quot;граница&quot;);ORG.OPENOFFICE.STYLE(&quot;Стандарт&quot;)))">
            <text:p/>
          </table:table-cell>
          <table:table-cell table:formula="of:=T(IF([$тест3.Y133]=1;ORG.OPENOFFICE.STYLE(&quot;граница&quot;);ORG.OPENOFFICE.STYLE(&quot;Стандарт&quot;)))">
            <text:p/>
          </table:table-cell>
          <table:table-cell table:formula="of:=T(IF([$тест3.Z133]=1;ORG.OPENOFFICE.STYLE(&quot;граница&quot;);ORG.OPENOFFICE.STYLE(&quot;Стандарт&quot;)))">
            <text:p/>
          </table:table-cell>
          <table:table-cell table:formula="of:=T(IF([$тест3.AA133]=1;ORG.OPENOFFICE.STYLE(&quot;граница&quot;);ORG.OPENOFFICE.STYLE(&quot;Стандарт&quot;)))">
            <text:p/>
          </table:table-cell>
          <table:table-cell table:formula="of:=T(IF([$тест3.AB133]=1;ORG.OPENOFFICE.STYLE(&quot;граница&quot;);ORG.OPENOFFICE.STYLE(&quot;Стандарт&quot;)))">
            <text:p/>
          </table:table-cell>
          <table:table-cell table:formula="of:=T(IF([$тест3.AC133]=1;ORG.OPENOFFICE.STYLE(&quot;граница&quot;);ORG.OPENOFFICE.STYLE(&quot;Стандарт&quot;)))">
            <text:p/>
          </table:table-cell>
          <table:table-cell table:formula="of:=T(IF([$тест3.AD133]=1;ORG.OPENOFFICE.STYLE(&quot;граница&quot;);ORG.OPENOFFICE.STYLE(&quot;Стандарт&quot;)))">
            <text:p/>
          </table:table-cell>
          <table:table-cell table:formula="of:=T(IF([$тест3.AE133]=1;ORG.OPENOFFICE.STYLE(&quot;граница&quot;);ORG.OPENOFFICE.STYLE(&quot;Стандарт&quot;)))">
            <text:p/>
          </table:table-cell>
          <table:table-cell table:formula="of:=T(IF([$тест3.AF133]=1;ORG.OPENOFFICE.STYLE(&quot;граница&quot;);ORG.OPENOFFICE.STYLE(&quot;Стандарт&quot;)))">
            <text:p/>
          </table:table-cell>
          <table:table-cell table:formula="of:=T(IF([$тест3.AG133]=1;ORG.OPENOFFICE.STYLE(&quot;граница&quot;);ORG.OPENOFFICE.STYLE(&quot;Стандарт&quot;)))">
            <text:p/>
          </table:table-cell>
          <table:table-cell table:formula="of:=T(IF([$тест3.AH133]=1;ORG.OPENOFFICE.STYLE(&quot;граница&quot;);ORG.OPENOFFICE.STYLE(&quot;Стандарт&quot;)))">
            <text:p/>
          </table:table-cell>
          <table:table-cell table:formula="of:=T(IF([$тест3.AI133]=1;ORG.OPENOFFICE.STYLE(&quot;граница&quot;);ORG.OPENOFFICE.STYLE(&quot;Стандарт&quot;)))">
            <text:p/>
          </table:table-cell>
          <table:table-cell table:formula="of:=T(IF([$тест3.AJ133]=1;ORG.OPENOFFICE.STYLE(&quot;граница&quot;);ORG.OPENOFFICE.STYLE(&quot;Стандарт&quot;)))">
            <text:p/>
          </table:table-cell>
          <table:table-cell table:formula="of:=T(IF([$тест3.AK133]=1;ORG.OPENOFFICE.STYLE(&quot;граница&quot;);ORG.OPENOFFICE.STYLE(&quot;Стандарт&quot;)))">
            <text:p/>
          </table:table-cell>
          <table:table-cell table:formula="of:=T(IF([$тест3.AL133]=1;ORG.OPENOFFICE.STYLE(&quot;граница&quot;);ORG.OPENOFFICE.STYLE(&quot;Стандарт&quot;)))">
            <text:p/>
          </table:table-cell>
          <table:table-cell table:formula="of:=T(IF([$тест3.AM133]=1;ORG.OPENOFFICE.STYLE(&quot;граница&quot;);ORG.OPENOFFICE.STYLE(&quot;Стандарт&quot;)))">
            <text:p/>
          </table:table-cell>
          <table:table-cell table:formula="of:=T(IF([$тест3.AN133]=1;ORG.OPENOFFICE.STYLE(&quot;граница&quot;);ORG.OPENOFFICE.STYLE(&quot;Стандарт&quot;)))">
            <text:p/>
          </table:table-cell>
          <table:table-cell table:formula="of:=T(IF([$тест3.AO133]=1;ORG.OPENOFFICE.STYLE(&quot;граница&quot;);ORG.OPENOFFICE.STYLE(&quot;Стандарт&quot;)))">
            <text:p/>
          </table:table-cell>
          <table:table-cell table:formula="of:=T(IF([$тест3.AP133]=1;ORG.OPENOFFICE.STYLE(&quot;граница&quot;);ORG.OPENOFFICE.STYLE(&quot;Стандарт&quot;)))">
            <text:p/>
          </table:table-cell>
          <table:table-cell table:formula="of:=T(IF([$тест3.AQ133]=1;ORG.OPENOFFICE.STYLE(&quot;граница&quot;);ORG.OPENOFFICE.STYLE(&quot;Стандарт&quot;)))">
            <text:p/>
          </table:table-cell>
          <table:table-cell table:formula="of:=T(IF([$тест3.AR133]=1;ORG.OPENOFFICE.STYLE(&quot;граница&quot;);ORG.OPENOFFICE.STYLE(&quot;Стандарт&quot;)))">
            <text:p/>
          </table:table-cell>
          <table:table-cell table:formula="of:=T(IF([$тест3.AS133]=1;ORG.OPENOFFICE.STYLE(&quot;граница&quot;);ORG.OPENOFFICE.STYLE(&quot;Стандарт&quot;)))">
            <text:p/>
          </table:table-cell>
          <table:table-cell table:formula="of:=T(IF([$тест3.AT133]=1;ORG.OPENOFFICE.STYLE(&quot;граница&quot;);ORG.OPENOFFICE.STYLE(&quot;Стандарт&quot;)))">
            <text:p/>
          </table:table-cell>
          <table:table-cell table:formula="of:=T(IF([$тест3.AU133]=1;ORG.OPENOFFICE.STYLE(&quot;граница&quot;);ORG.OPENOFFICE.STYLE(&quot;Стандарт&quot;)))">
            <text:p/>
          </table:table-cell>
          <table:table-cell table:formula="of:=T(IF([$тест3.AV133]=1;ORG.OPENOFFICE.STYLE(&quot;граница&quot;);ORG.OPENOFFICE.STYLE(&quot;Стандарт&quot;)))">
            <text:p/>
          </table:table-cell>
          <table:table-cell table:formula="of:=T(IF([$тест3.AW133]=1;ORG.OPENOFFICE.STYLE(&quot;граница&quot;);ORG.OPENOFFICE.STYLE(&quot;Стандарт&quot;)))">
            <text:p/>
          </table:table-cell>
          <table:table-cell table:formula="of:=T(IF([$тест3.AX13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4]=1;ORG.OPENOFFICE.STYLE(&quot;граница&quot;);ORG.OPENOFFICE.STYLE(&quot;Стандарт&quot;)))">
            <text:p/>
          </table:table-cell>
          <table:table-cell table:formula="of:=T(IF([$тест3.C134]=1;ORG.OPENOFFICE.STYLE(&quot;граница&quot;);ORG.OPENOFFICE.STYLE(&quot;Стандарт&quot;)))">
            <text:p/>
          </table:table-cell>
          <table:table-cell table:formula="of:=T(IF([$тест3.D134]=1;ORG.OPENOFFICE.STYLE(&quot;граница&quot;);ORG.OPENOFFICE.STYLE(&quot;Стандарт&quot;)))">
            <text:p/>
          </table:table-cell>
          <table:table-cell table:formula="of:=T(IF([$тест3.E134]=1;ORG.OPENOFFICE.STYLE(&quot;граница&quot;);ORG.OPENOFFICE.STYLE(&quot;Стандарт&quot;)))">
            <text:p/>
          </table:table-cell>
          <table:table-cell table:formula="of:=T(IF([$тест3.F134]=1;ORG.OPENOFFICE.STYLE(&quot;граница&quot;);ORG.OPENOFFICE.STYLE(&quot;Стандарт&quot;)))">
            <text:p/>
          </table:table-cell>
          <table:table-cell table:formula="of:=T(IF([$тест3.G134]=1;ORG.OPENOFFICE.STYLE(&quot;граница&quot;);ORG.OPENOFFICE.STYLE(&quot;Стандарт&quot;)))">
            <text:p/>
          </table:table-cell>
          <table:table-cell table:formula="of:=T(IF([$тест3.H134]=1;ORG.OPENOFFICE.STYLE(&quot;граница&quot;);ORG.OPENOFFICE.STYLE(&quot;Стандарт&quot;)))">
            <text:p/>
          </table:table-cell>
          <table:table-cell table:formula="of:=T(IF([$тест3.I134]=1;ORG.OPENOFFICE.STYLE(&quot;граница&quot;);ORG.OPENOFFICE.STYLE(&quot;Стандарт&quot;)))">
            <text:p/>
          </table:table-cell>
          <table:table-cell table:formula="of:=T(IF([$тест3.J134]=1;ORG.OPENOFFICE.STYLE(&quot;граница&quot;);ORG.OPENOFFICE.STYLE(&quot;Стандарт&quot;)))">
            <text:p/>
          </table:table-cell>
          <table:table-cell table:formula="of:=T(IF([$тест3.K134]=1;ORG.OPENOFFICE.STYLE(&quot;граница&quot;);ORG.OPENOFFICE.STYLE(&quot;Стандарт&quot;)))">
            <text:p/>
          </table:table-cell>
          <table:table-cell table:formula="of:=T(IF([$тест3.L134]=1;ORG.OPENOFFICE.STYLE(&quot;граница&quot;);ORG.OPENOFFICE.STYLE(&quot;Стандарт&quot;)))">
            <text:p/>
          </table:table-cell>
          <table:table-cell table:formula="of:=T(IF([$тест3.M134]=1;ORG.OPENOFFICE.STYLE(&quot;граница&quot;);ORG.OPENOFFICE.STYLE(&quot;Стандарт&quot;)))">
            <text:p/>
          </table:table-cell>
          <table:table-cell table:formula="of:=T(IF([$тест3.N134]=1;ORG.OPENOFFICE.STYLE(&quot;граница&quot;);ORG.OPENOFFICE.STYLE(&quot;Стандарт&quot;)))">
            <text:p/>
          </table:table-cell>
          <table:table-cell table:formula="of:=T(IF([$тест3.O134]=1;ORG.OPENOFFICE.STYLE(&quot;граница&quot;);ORG.OPENOFFICE.STYLE(&quot;Стандарт&quot;)))">
            <text:p/>
          </table:table-cell>
          <table:table-cell table:formula="of:=T(IF([$тест3.P134]=1;ORG.OPENOFFICE.STYLE(&quot;граница&quot;);ORG.OPENOFFICE.STYLE(&quot;Стандарт&quot;)))">
            <text:p/>
          </table:table-cell>
          <table:table-cell table:formula="of:=T(IF([$тест3.Q134]=1;ORG.OPENOFFICE.STYLE(&quot;граница&quot;);ORG.OPENOFFICE.STYLE(&quot;Стандарт&quot;)))">
            <text:p/>
          </table:table-cell>
          <table:table-cell table:formula="of:=T(IF([$тест3.R134]=1;ORG.OPENOFFICE.STYLE(&quot;граница&quot;);ORG.OPENOFFICE.STYLE(&quot;Стандарт&quot;)))">
            <text:p/>
          </table:table-cell>
          <table:table-cell table:formula="of:=T(IF([$тест3.S134]=1;ORG.OPENOFFICE.STYLE(&quot;граница&quot;);ORG.OPENOFFICE.STYLE(&quot;Стандарт&quot;)))">
            <text:p/>
          </table:table-cell>
          <table:table-cell table:formula="of:=T(IF([$тест3.T134]=1;ORG.OPENOFFICE.STYLE(&quot;граница&quot;);ORG.OPENOFFICE.STYLE(&quot;Стандарт&quot;)))">
            <text:p/>
          </table:table-cell>
          <table:table-cell table:formula="of:=T(IF([$тест3.U134]=1;ORG.OPENOFFICE.STYLE(&quot;граница&quot;);ORG.OPENOFFICE.STYLE(&quot;Стандарт&quot;)))">
            <text:p/>
          </table:table-cell>
          <table:table-cell table:formula="of:=T(IF([$тест3.V134]=1;ORG.OPENOFFICE.STYLE(&quot;граница&quot;);ORG.OPENOFFICE.STYLE(&quot;Стандарт&quot;)))">
            <text:p/>
          </table:table-cell>
          <table:table-cell table:formula="of:=T(IF([$тест3.W134]=1;ORG.OPENOFFICE.STYLE(&quot;граница&quot;);ORG.OPENOFFICE.STYLE(&quot;Стандарт&quot;)))">
            <text:p/>
          </table:table-cell>
          <table:table-cell table:formula="of:=T(IF([$тест3.X134]=1;ORG.OPENOFFICE.STYLE(&quot;граница&quot;);ORG.OPENOFFICE.STYLE(&quot;Стандарт&quot;)))">
            <text:p/>
          </table:table-cell>
          <table:table-cell table:formula="of:=T(IF([$тест3.Y134]=1;ORG.OPENOFFICE.STYLE(&quot;граница&quot;);ORG.OPENOFFICE.STYLE(&quot;Стандарт&quot;)))">
            <text:p/>
          </table:table-cell>
          <table:table-cell table:formula="of:=T(IF([$тест3.Z134]=1;ORG.OPENOFFICE.STYLE(&quot;граница&quot;);ORG.OPENOFFICE.STYLE(&quot;Стандарт&quot;)))">
            <text:p/>
          </table:table-cell>
          <table:table-cell table:formula="of:=T(IF([$тест3.AA134]=1;ORG.OPENOFFICE.STYLE(&quot;граница&quot;);ORG.OPENOFFICE.STYLE(&quot;Стандарт&quot;)))">
            <text:p/>
          </table:table-cell>
          <table:table-cell table:formula="of:=T(IF([$тест3.AB134]=1;ORG.OPENOFFICE.STYLE(&quot;граница&quot;);ORG.OPENOFFICE.STYLE(&quot;Стандарт&quot;)))">
            <text:p/>
          </table:table-cell>
          <table:table-cell table:formula="of:=T(IF([$тест3.AC134]=1;ORG.OPENOFFICE.STYLE(&quot;граница&quot;);ORG.OPENOFFICE.STYLE(&quot;Стандарт&quot;)))">
            <text:p/>
          </table:table-cell>
          <table:table-cell table:formula="of:=T(IF([$тест3.AD134]=1;ORG.OPENOFFICE.STYLE(&quot;граница&quot;);ORG.OPENOFFICE.STYLE(&quot;Стандарт&quot;)))">
            <text:p/>
          </table:table-cell>
          <table:table-cell table:formula="of:=T(IF([$тест3.AE134]=1;ORG.OPENOFFICE.STYLE(&quot;граница&quot;);ORG.OPENOFFICE.STYLE(&quot;Стандарт&quot;)))">
            <text:p/>
          </table:table-cell>
          <table:table-cell table:formula="of:=T(IF([$тест3.AF134]=1;ORG.OPENOFFICE.STYLE(&quot;граница&quot;);ORG.OPENOFFICE.STYLE(&quot;Стандарт&quot;)))">
            <text:p/>
          </table:table-cell>
          <table:table-cell table:formula="of:=T(IF([$тест3.AG134]=1;ORG.OPENOFFICE.STYLE(&quot;граница&quot;);ORG.OPENOFFICE.STYLE(&quot;Стандарт&quot;)))">
            <text:p/>
          </table:table-cell>
          <table:table-cell table:formula="of:=T(IF([$тест3.AH134]=1;ORG.OPENOFFICE.STYLE(&quot;граница&quot;);ORG.OPENOFFICE.STYLE(&quot;Стандарт&quot;)))">
            <text:p/>
          </table:table-cell>
          <table:table-cell table:formula="of:=T(IF([$тест3.AI134]=1;ORG.OPENOFFICE.STYLE(&quot;граница&quot;);ORG.OPENOFFICE.STYLE(&quot;Стандарт&quot;)))">
            <text:p/>
          </table:table-cell>
          <table:table-cell table:formula="of:=T(IF([$тест3.AJ134]=1;ORG.OPENOFFICE.STYLE(&quot;граница&quot;);ORG.OPENOFFICE.STYLE(&quot;Стандарт&quot;)))">
            <text:p/>
          </table:table-cell>
          <table:table-cell table:formula="of:=T(IF([$тест3.AK134]=1;ORG.OPENOFFICE.STYLE(&quot;граница&quot;);ORG.OPENOFFICE.STYLE(&quot;Стандарт&quot;)))">
            <text:p/>
          </table:table-cell>
          <table:table-cell table:formula="of:=T(IF([$тест3.AL134]=1;ORG.OPENOFFICE.STYLE(&quot;граница&quot;);ORG.OPENOFFICE.STYLE(&quot;Стандарт&quot;)))">
            <text:p/>
          </table:table-cell>
          <table:table-cell table:formula="of:=T(IF([$тест3.AM134]=1;ORG.OPENOFFICE.STYLE(&quot;граница&quot;);ORG.OPENOFFICE.STYLE(&quot;Стандарт&quot;)))">
            <text:p/>
          </table:table-cell>
          <table:table-cell table:formula="of:=T(IF([$тест3.AN134]=1;ORG.OPENOFFICE.STYLE(&quot;граница&quot;);ORG.OPENOFFICE.STYLE(&quot;Стандарт&quot;)))">
            <text:p/>
          </table:table-cell>
          <table:table-cell table:formula="of:=T(IF([$тест3.AO134]=1;ORG.OPENOFFICE.STYLE(&quot;граница&quot;);ORG.OPENOFFICE.STYLE(&quot;Стандарт&quot;)))">
            <text:p/>
          </table:table-cell>
          <table:table-cell table:formula="of:=T(IF([$тест3.AP134]=1;ORG.OPENOFFICE.STYLE(&quot;граница&quot;);ORG.OPENOFFICE.STYLE(&quot;Стандарт&quot;)))">
            <text:p/>
          </table:table-cell>
          <table:table-cell table:formula="of:=T(IF([$тест3.AQ134]=1;ORG.OPENOFFICE.STYLE(&quot;граница&quot;);ORG.OPENOFFICE.STYLE(&quot;Стандарт&quot;)))">
            <text:p/>
          </table:table-cell>
          <table:table-cell table:formula="of:=T(IF([$тест3.AR134]=1;ORG.OPENOFFICE.STYLE(&quot;граница&quot;);ORG.OPENOFFICE.STYLE(&quot;Стандарт&quot;)))">
            <text:p/>
          </table:table-cell>
          <table:table-cell table:formula="of:=T(IF([$тест3.AS134]=1;ORG.OPENOFFICE.STYLE(&quot;граница&quot;);ORG.OPENOFFICE.STYLE(&quot;Стандарт&quot;)))">
            <text:p/>
          </table:table-cell>
          <table:table-cell table:formula="of:=T(IF([$тест3.AT134]=1;ORG.OPENOFFICE.STYLE(&quot;граница&quot;);ORG.OPENOFFICE.STYLE(&quot;Стандарт&quot;)))">
            <text:p/>
          </table:table-cell>
          <table:table-cell table:formula="of:=T(IF([$тест3.AU134]=1;ORG.OPENOFFICE.STYLE(&quot;граница&quot;);ORG.OPENOFFICE.STYLE(&quot;Стандарт&quot;)))">
            <text:p/>
          </table:table-cell>
          <table:table-cell table:formula="of:=T(IF([$тест3.AV134]=1;ORG.OPENOFFICE.STYLE(&quot;граница&quot;);ORG.OPENOFFICE.STYLE(&quot;Стандарт&quot;)))">
            <text:p/>
          </table:table-cell>
          <table:table-cell table:formula="of:=T(IF([$тест3.AW134]=1;ORG.OPENOFFICE.STYLE(&quot;граница&quot;);ORG.OPENOFFICE.STYLE(&quot;Стандарт&quot;)))">
            <text:p/>
          </table:table-cell>
          <table:table-cell table:formula="of:=T(IF([$тест3.AX13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5]=1;ORG.OPENOFFICE.STYLE(&quot;граница&quot;);ORG.OPENOFFICE.STYLE(&quot;Стандарт&quot;)))">
            <text:p/>
          </table:table-cell>
          <table:table-cell table:formula="of:=T(IF([$тест3.C135]=1;ORG.OPENOFFICE.STYLE(&quot;граница&quot;);ORG.OPENOFFICE.STYLE(&quot;Стандарт&quot;)))">
            <text:p/>
          </table:table-cell>
          <table:table-cell table:formula="of:=T(IF([$тест3.D135]=1;ORG.OPENOFFICE.STYLE(&quot;граница&quot;);ORG.OPENOFFICE.STYLE(&quot;Стандарт&quot;)))">
            <text:p/>
          </table:table-cell>
          <table:table-cell table:formula="of:=T(IF([$тест3.E135]=1;ORG.OPENOFFICE.STYLE(&quot;граница&quot;);ORG.OPENOFFICE.STYLE(&quot;Стандарт&quot;)))">
            <text:p/>
          </table:table-cell>
          <table:table-cell table:formula="of:=T(IF([$тест3.F135]=1;ORG.OPENOFFICE.STYLE(&quot;граница&quot;);ORG.OPENOFFICE.STYLE(&quot;Стандарт&quot;)))">
            <text:p/>
          </table:table-cell>
          <table:table-cell table:formula="of:=T(IF([$тест3.G135]=1;ORG.OPENOFFICE.STYLE(&quot;граница&quot;);ORG.OPENOFFICE.STYLE(&quot;Стандарт&quot;)))">
            <text:p/>
          </table:table-cell>
          <table:table-cell table:formula="of:=T(IF([$тест3.H135]=1;ORG.OPENOFFICE.STYLE(&quot;граница&quot;);ORG.OPENOFFICE.STYLE(&quot;Стандарт&quot;)))">
            <text:p/>
          </table:table-cell>
          <table:table-cell table:formula="of:=T(IF([$тест3.I135]=1;ORG.OPENOFFICE.STYLE(&quot;граница&quot;);ORG.OPENOFFICE.STYLE(&quot;Стандарт&quot;)))">
            <text:p/>
          </table:table-cell>
          <table:table-cell table:formula="of:=T(IF([$тест3.J135]=1;ORG.OPENOFFICE.STYLE(&quot;граница&quot;);ORG.OPENOFFICE.STYLE(&quot;Стандарт&quot;)))">
            <text:p/>
          </table:table-cell>
          <table:table-cell table:formula="of:=T(IF([$тест3.K135]=1;ORG.OPENOFFICE.STYLE(&quot;граница&quot;);ORG.OPENOFFICE.STYLE(&quot;Стандарт&quot;)))">
            <text:p/>
          </table:table-cell>
          <table:table-cell table:formula="of:=T(IF([$тест3.L135]=1;ORG.OPENOFFICE.STYLE(&quot;граница&quot;);ORG.OPENOFFICE.STYLE(&quot;Стандарт&quot;)))">
            <text:p/>
          </table:table-cell>
          <table:table-cell table:formula="of:=T(IF([$тест3.M135]=1;ORG.OPENOFFICE.STYLE(&quot;граница&quot;);ORG.OPENOFFICE.STYLE(&quot;Стандарт&quot;)))">
            <text:p/>
          </table:table-cell>
          <table:table-cell table:formula="of:=T(IF([$тест3.N135]=1;ORG.OPENOFFICE.STYLE(&quot;граница&quot;);ORG.OPENOFFICE.STYLE(&quot;Стандарт&quot;)))">
            <text:p/>
          </table:table-cell>
          <table:table-cell table:formula="of:=T(IF([$тест3.O135]=1;ORG.OPENOFFICE.STYLE(&quot;граница&quot;);ORG.OPENOFFICE.STYLE(&quot;Стандарт&quot;)))">
            <text:p/>
          </table:table-cell>
          <table:table-cell table:formula="of:=T(IF([$тест3.P135]=1;ORG.OPENOFFICE.STYLE(&quot;граница&quot;);ORG.OPENOFFICE.STYLE(&quot;Стандарт&quot;)))">
            <text:p/>
          </table:table-cell>
          <table:table-cell table:formula="of:=T(IF([$тест3.Q135]=1;ORG.OPENOFFICE.STYLE(&quot;граница&quot;);ORG.OPENOFFICE.STYLE(&quot;Стандарт&quot;)))">
            <text:p/>
          </table:table-cell>
          <table:table-cell table:formula="of:=T(IF([$тест3.R135]=1;ORG.OPENOFFICE.STYLE(&quot;граница&quot;);ORG.OPENOFFICE.STYLE(&quot;Стандарт&quot;)))">
            <text:p/>
          </table:table-cell>
          <table:table-cell table:formula="of:=T(IF([$тест3.S135]=1;ORG.OPENOFFICE.STYLE(&quot;граница&quot;);ORG.OPENOFFICE.STYLE(&quot;Стандарт&quot;)))">
            <text:p/>
          </table:table-cell>
          <table:table-cell table:formula="of:=T(IF([$тест3.T135]=1;ORG.OPENOFFICE.STYLE(&quot;граница&quot;);ORG.OPENOFFICE.STYLE(&quot;Стандарт&quot;)))">
            <text:p/>
          </table:table-cell>
          <table:table-cell table:formula="of:=T(IF([$тест3.U135]=1;ORG.OPENOFFICE.STYLE(&quot;граница&quot;);ORG.OPENOFFICE.STYLE(&quot;Стандарт&quot;)))">
            <text:p/>
          </table:table-cell>
          <table:table-cell table:formula="of:=T(IF([$тест3.V135]=1;ORG.OPENOFFICE.STYLE(&quot;граница&quot;);ORG.OPENOFFICE.STYLE(&quot;Стандарт&quot;)))">
            <text:p/>
          </table:table-cell>
          <table:table-cell table:formula="of:=T(IF([$тест3.W135]=1;ORG.OPENOFFICE.STYLE(&quot;граница&quot;);ORG.OPENOFFICE.STYLE(&quot;Стандарт&quot;)))">
            <text:p/>
          </table:table-cell>
          <table:table-cell table:formula="of:=T(IF([$тест3.X135]=1;ORG.OPENOFFICE.STYLE(&quot;граница&quot;);ORG.OPENOFFICE.STYLE(&quot;Стандарт&quot;)))">
            <text:p/>
          </table:table-cell>
          <table:table-cell table:formula="of:=T(IF([$тест3.Y135]=1;ORG.OPENOFFICE.STYLE(&quot;граница&quot;);ORG.OPENOFFICE.STYLE(&quot;Стандарт&quot;)))">
            <text:p/>
          </table:table-cell>
          <table:table-cell table:formula="of:=T(IF([$тест3.Z135]=1;ORG.OPENOFFICE.STYLE(&quot;граница&quot;);ORG.OPENOFFICE.STYLE(&quot;Стандарт&quot;)))">
            <text:p/>
          </table:table-cell>
          <table:table-cell table:formula="of:=T(IF([$тест3.AA135]=1;ORG.OPENOFFICE.STYLE(&quot;граница&quot;);ORG.OPENOFFICE.STYLE(&quot;Стандарт&quot;)))">
            <text:p/>
          </table:table-cell>
          <table:table-cell table:formula="of:=T(IF([$тест3.AB135]=1;ORG.OPENOFFICE.STYLE(&quot;граница&quot;);ORG.OPENOFFICE.STYLE(&quot;Стандарт&quot;)))">
            <text:p/>
          </table:table-cell>
          <table:table-cell table:formula="of:=T(IF([$тест3.AC135]=1;ORG.OPENOFFICE.STYLE(&quot;граница&quot;);ORG.OPENOFFICE.STYLE(&quot;Стандарт&quot;)))">
            <text:p/>
          </table:table-cell>
          <table:table-cell table:formula="of:=T(IF([$тест3.AD135]=1;ORG.OPENOFFICE.STYLE(&quot;граница&quot;);ORG.OPENOFFICE.STYLE(&quot;Стандарт&quot;)))">
            <text:p/>
          </table:table-cell>
          <table:table-cell table:formula="of:=T(IF([$тест3.AE135]=1;ORG.OPENOFFICE.STYLE(&quot;граница&quot;);ORG.OPENOFFICE.STYLE(&quot;Стандарт&quot;)))">
            <text:p/>
          </table:table-cell>
          <table:table-cell table:formula="of:=T(IF([$тест3.AF135]=1;ORG.OPENOFFICE.STYLE(&quot;граница&quot;);ORG.OPENOFFICE.STYLE(&quot;Стандарт&quot;)))">
            <text:p/>
          </table:table-cell>
          <table:table-cell table:formula="of:=T(IF([$тест3.AG135]=1;ORG.OPENOFFICE.STYLE(&quot;граница&quot;);ORG.OPENOFFICE.STYLE(&quot;Стандарт&quot;)))">
            <text:p/>
          </table:table-cell>
          <table:table-cell table:formula="of:=T(IF([$тест3.AH135]=1;ORG.OPENOFFICE.STYLE(&quot;граница&quot;);ORG.OPENOFFICE.STYLE(&quot;Стандарт&quot;)))">
            <text:p/>
          </table:table-cell>
          <table:table-cell table:formula="of:=T(IF([$тест3.AI135]=1;ORG.OPENOFFICE.STYLE(&quot;граница&quot;);ORG.OPENOFFICE.STYLE(&quot;Стандарт&quot;)))">
            <text:p/>
          </table:table-cell>
          <table:table-cell table:formula="of:=T(IF([$тест3.AJ135]=1;ORG.OPENOFFICE.STYLE(&quot;граница&quot;);ORG.OPENOFFICE.STYLE(&quot;Стандарт&quot;)))">
            <text:p/>
          </table:table-cell>
          <table:table-cell table:formula="of:=T(IF([$тест3.AK135]=1;ORG.OPENOFFICE.STYLE(&quot;граница&quot;);ORG.OPENOFFICE.STYLE(&quot;Стандарт&quot;)))">
            <text:p/>
          </table:table-cell>
          <table:table-cell table:formula="of:=T(IF([$тест3.AL135]=1;ORG.OPENOFFICE.STYLE(&quot;граница&quot;);ORG.OPENOFFICE.STYLE(&quot;Стандарт&quot;)))">
            <text:p/>
          </table:table-cell>
          <table:table-cell table:formula="of:=T(IF([$тест3.AM135]=1;ORG.OPENOFFICE.STYLE(&quot;граница&quot;);ORG.OPENOFFICE.STYLE(&quot;Стандарт&quot;)))">
            <text:p/>
          </table:table-cell>
          <table:table-cell table:formula="of:=T(IF([$тест3.AN135]=1;ORG.OPENOFFICE.STYLE(&quot;граница&quot;);ORG.OPENOFFICE.STYLE(&quot;Стандарт&quot;)))">
            <text:p/>
          </table:table-cell>
          <table:table-cell table:formula="of:=T(IF([$тест3.AO135]=1;ORG.OPENOFFICE.STYLE(&quot;граница&quot;);ORG.OPENOFFICE.STYLE(&quot;Стандарт&quot;)))">
            <text:p/>
          </table:table-cell>
          <table:table-cell table:formula="of:=T(IF([$тест3.AP135]=1;ORG.OPENOFFICE.STYLE(&quot;граница&quot;);ORG.OPENOFFICE.STYLE(&quot;Стандарт&quot;)))">
            <text:p/>
          </table:table-cell>
          <table:table-cell table:formula="of:=T(IF([$тест3.AQ135]=1;ORG.OPENOFFICE.STYLE(&quot;граница&quot;);ORG.OPENOFFICE.STYLE(&quot;Стандарт&quot;)))">
            <text:p/>
          </table:table-cell>
          <table:table-cell table:formula="of:=T(IF([$тест3.AR135]=1;ORG.OPENOFFICE.STYLE(&quot;граница&quot;);ORG.OPENOFFICE.STYLE(&quot;Стандарт&quot;)))">
            <text:p/>
          </table:table-cell>
          <table:table-cell table:formula="of:=T(IF([$тест3.AS135]=1;ORG.OPENOFFICE.STYLE(&quot;граница&quot;);ORG.OPENOFFICE.STYLE(&quot;Стандарт&quot;)))">
            <text:p/>
          </table:table-cell>
          <table:table-cell table:formula="of:=T(IF([$тест3.AT135]=1;ORG.OPENOFFICE.STYLE(&quot;граница&quot;);ORG.OPENOFFICE.STYLE(&quot;Стандарт&quot;)))">
            <text:p/>
          </table:table-cell>
          <table:table-cell table:formula="of:=T(IF([$тест3.AU135]=1;ORG.OPENOFFICE.STYLE(&quot;граница&quot;);ORG.OPENOFFICE.STYLE(&quot;Стандарт&quot;)))">
            <text:p/>
          </table:table-cell>
          <table:table-cell table:formula="of:=T(IF([$тест3.AV135]=1;ORG.OPENOFFICE.STYLE(&quot;граница&quot;);ORG.OPENOFFICE.STYLE(&quot;Стандарт&quot;)))">
            <text:p/>
          </table:table-cell>
          <table:table-cell table:formula="of:=T(IF([$тест3.AW135]=1;ORG.OPENOFFICE.STYLE(&quot;граница&quot;);ORG.OPENOFFICE.STYLE(&quot;Стандарт&quot;)))">
            <text:p/>
          </table:table-cell>
          <table:table-cell table:formula="of:=T(IF([$тест3.AX13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6]=1;ORG.OPENOFFICE.STYLE(&quot;граница&quot;);ORG.OPENOFFICE.STYLE(&quot;Стандарт&quot;)))">
            <text:p/>
          </table:table-cell>
          <table:table-cell table:formula="of:=T(IF([$тест3.C136]=1;ORG.OPENOFFICE.STYLE(&quot;граница&quot;);ORG.OPENOFFICE.STYLE(&quot;Стандарт&quot;)))">
            <text:p/>
          </table:table-cell>
          <table:table-cell table:formula="of:=T(IF([$тест3.D136]=1;ORG.OPENOFFICE.STYLE(&quot;граница&quot;);ORG.OPENOFFICE.STYLE(&quot;Стандарт&quot;)))">
            <text:p/>
          </table:table-cell>
          <table:table-cell table:formula="of:=T(IF([$тест3.E136]=1;ORG.OPENOFFICE.STYLE(&quot;граница&quot;);ORG.OPENOFFICE.STYLE(&quot;Стандарт&quot;)))">
            <text:p/>
          </table:table-cell>
          <table:table-cell table:formula="of:=T(IF([$тест3.F136]=1;ORG.OPENOFFICE.STYLE(&quot;граница&quot;);ORG.OPENOFFICE.STYLE(&quot;Стандарт&quot;)))">
            <text:p/>
          </table:table-cell>
          <table:table-cell table:formula="of:=T(IF([$тест3.G136]=1;ORG.OPENOFFICE.STYLE(&quot;граница&quot;);ORG.OPENOFFICE.STYLE(&quot;Стандарт&quot;)))">
            <text:p/>
          </table:table-cell>
          <table:table-cell table:formula="of:=T(IF([$тест3.H136]=1;ORG.OPENOFFICE.STYLE(&quot;граница&quot;);ORG.OPENOFFICE.STYLE(&quot;Стандарт&quot;)))">
            <text:p/>
          </table:table-cell>
          <table:table-cell table:formula="of:=T(IF([$тест3.I136]=1;ORG.OPENOFFICE.STYLE(&quot;граница&quot;);ORG.OPENOFFICE.STYLE(&quot;Стандарт&quot;)))">
            <text:p/>
          </table:table-cell>
          <table:table-cell table:formula="of:=T(IF([$тест3.J136]=1;ORG.OPENOFFICE.STYLE(&quot;граница&quot;);ORG.OPENOFFICE.STYLE(&quot;Стандарт&quot;)))">
            <text:p/>
          </table:table-cell>
          <table:table-cell table:formula="of:=T(IF([$тест3.K136]=1;ORG.OPENOFFICE.STYLE(&quot;граница&quot;);ORG.OPENOFFICE.STYLE(&quot;Стандарт&quot;)))">
            <text:p/>
          </table:table-cell>
          <table:table-cell table:formula="of:=T(IF([$тест3.L136]=1;ORG.OPENOFFICE.STYLE(&quot;граница&quot;);ORG.OPENOFFICE.STYLE(&quot;Стандарт&quot;)))">
            <text:p/>
          </table:table-cell>
          <table:table-cell table:formula="of:=T(IF([$тест3.M136]=1;ORG.OPENOFFICE.STYLE(&quot;граница&quot;);ORG.OPENOFFICE.STYLE(&quot;Стандарт&quot;)))">
            <text:p/>
          </table:table-cell>
          <table:table-cell table:formula="of:=T(IF([$тест3.N136]=1;ORG.OPENOFFICE.STYLE(&quot;граница&quot;);ORG.OPENOFFICE.STYLE(&quot;Стандарт&quot;)))">
            <text:p/>
          </table:table-cell>
          <table:table-cell table:formula="of:=T(IF([$тест3.O136]=1;ORG.OPENOFFICE.STYLE(&quot;граница&quot;);ORG.OPENOFFICE.STYLE(&quot;Стандарт&quot;)))">
            <text:p/>
          </table:table-cell>
          <table:table-cell table:formula="of:=T(IF([$тест3.P136]=1;ORG.OPENOFFICE.STYLE(&quot;граница&quot;);ORG.OPENOFFICE.STYLE(&quot;Стандарт&quot;)))">
            <text:p/>
          </table:table-cell>
          <table:table-cell table:formula="of:=T(IF([$тест3.Q136]=1;ORG.OPENOFFICE.STYLE(&quot;граница&quot;);ORG.OPENOFFICE.STYLE(&quot;Стандарт&quot;)))">
            <text:p/>
          </table:table-cell>
          <table:table-cell table:formula="of:=T(IF([$тест3.R136]=1;ORG.OPENOFFICE.STYLE(&quot;граница&quot;);ORG.OPENOFFICE.STYLE(&quot;Стандарт&quot;)))">
            <text:p/>
          </table:table-cell>
          <table:table-cell table:formula="of:=T(IF([$тест3.S136]=1;ORG.OPENOFFICE.STYLE(&quot;граница&quot;);ORG.OPENOFFICE.STYLE(&quot;Стандарт&quot;)))">
            <text:p/>
          </table:table-cell>
          <table:table-cell table:formula="of:=T(IF([$тест3.T136]=1;ORG.OPENOFFICE.STYLE(&quot;граница&quot;);ORG.OPENOFFICE.STYLE(&quot;Стандарт&quot;)))">
            <text:p/>
          </table:table-cell>
          <table:table-cell table:formula="of:=T(IF([$тест3.U136]=1;ORG.OPENOFFICE.STYLE(&quot;граница&quot;);ORG.OPENOFFICE.STYLE(&quot;Стандарт&quot;)))">
            <text:p/>
          </table:table-cell>
          <table:table-cell table:formula="of:=T(IF([$тест3.V136]=1;ORG.OPENOFFICE.STYLE(&quot;граница&quot;);ORG.OPENOFFICE.STYLE(&quot;Стандарт&quot;)))">
            <text:p/>
          </table:table-cell>
          <table:table-cell table:formula="of:=T(IF([$тест3.W136]=1;ORG.OPENOFFICE.STYLE(&quot;граница&quot;);ORG.OPENOFFICE.STYLE(&quot;Стандарт&quot;)))">
            <text:p/>
          </table:table-cell>
          <table:table-cell table:formula="of:=T(IF([$тест3.X136]=1;ORG.OPENOFFICE.STYLE(&quot;граница&quot;);ORG.OPENOFFICE.STYLE(&quot;Стандарт&quot;)))">
            <text:p/>
          </table:table-cell>
          <table:table-cell table:formula="of:=T(IF([$тест3.Y136]=1;ORG.OPENOFFICE.STYLE(&quot;граница&quot;);ORG.OPENOFFICE.STYLE(&quot;Стандарт&quot;)))">
            <text:p/>
          </table:table-cell>
          <table:table-cell table:formula="of:=T(IF([$тест3.Z136]=1;ORG.OPENOFFICE.STYLE(&quot;граница&quot;);ORG.OPENOFFICE.STYLE(&quot;Стандарт&quot;)))">
            <text:p/>
          </table:table-cell>
          <table:table-cell table:formula="of:=T(IF([$тест3.AA136]=1;ORG.OPENOFFICE.STYLE(&quot;граница&quot;);ORG.OPENOFFICE.STYLE(&quot;Стандарт&quot;)))">
            <text:p/>
          </table:table-cell>
          <table:table-cell table:formula="of:=T(IF([$тест3.AB136]=1;ORG.OPENOFFICE.STYLE(&quot;граница&quot;);ORG.OPENOFFICE.STYLE(&quot;Стандарт&quot;)))">
            <text:p/>
          </table:table-cell>
          <table:table-cell table:formula="of:=T(IF([$тест3.AC136]=1;ORG.OPENOFFICE.STYLE(&quot;граница&quot;);ORG.OPENOFFICE.STYLE(&quot;Стандарт&quot;)))">
            <text:p/>
          </table:table-cell>
          <table:table-cell table:formula="of:=T(IF([$тест3.AD136]=1;ORG.OPENOFFICE.STYLE(&quot;граница&quot;);ORG.OPENOFFICE.STYLE(&quot;Стандарт&quot;)))">
            <text:p/>
          </table:table-cell>
          <table:table-cell table:formula="of:=T(IF([$тест3.AE136]=1;ORG.OPENOFFICE.STYLE(&quot;граница&quot;);ORG.OPENOFFICE.STYLE(&quot;Стандарт&quot;)))">
            <text:p/>
          </table:table-cell>
          <table:table-cell table:formula="of:=T(IF([$тест3.AF136]=1;ORG.OPENOFFICE.STYLE(&quot;граница&quot;);ORG.OPENOFFICE.STYLE(&quot;Стандарт&quot;)))">
            <text:p/>
          </table:table-cell>
          <table:table-cell table:formula="of:=T(IF([$тест3.AG136]=1;ORG.OPENOFFICE.STYLE(&quot;граница&quot;);ORG.OPENOFFICE.STYLE(&quot;Стандарт&quot;)))">
            <text:p/>
          </table:table-cell>
          <table:table-cell table:formula="of:=T(IF([$тест3.AH136]=1;ORG.OPENOFFICE.STYLE(&quot;граница&quot;);ORG.OPENOFFICE.STYLE(&quot;Стандарт&quot;)))">
            <text:p/>
          </table:table-cell>
          <table:table-cell table:formula="of:=T(IF([$тест3.AI136]=1;ORG.OPENOFFICE.STYLE(&quot;граница&quot;);ORG.OPENOFFICE.STYLE(&quot;Стандарт&quot;)))">
            <text:p/>
          </table:table-cell>
          <table:table-cell table:formula="of:=T(IF([$тест3.AJ136]=1;ORG.OPENOFFICE.STYLE(&quot;граница&quot;);ORG.OPENOFFICE.STYLE(&quot;Стандарт&quot;)))">
            <text:p/>
          </table:table-cell>
          <table:table-cell table:formula="of:=T(IF([$тест3.AK136]=1;ORG.OPENOFFICE.STYLE(&quot;граница&quot;);ORG.OPENOFFICE.STYLE(&quot;Стандарт&quot;)))">
            <text:p/>
          </table:table-cell>
          <table:table-cell table:formula="of:=T(IF([$тест3.AL136]=1;ORG.OPENOFFICE.STYLE(&quot;граница&quot;);ORG.OPENOFFICE.STYLE(&quot;Стандарт&quot;)))">
            <text:p/>
          </table:table-cell>
          <table:table-cell table:formula="of:=T(IF([$тест3.AM136]=1;ORG.OPENOFFICE.STYLE(&quot;граница&quot;);ORG.OPENOFFICE.STYLE(&quot;Стандарт&quot;)))">
            <text:p/>
          </table:table-cell>
          <table:table-cell table:formula="of:=T(IF([$тест3.AN136]=1;ORG.OPENOFFICE.STYLE(&quot;граница&quot;);ORG.OPENOFFICE.STYLE(&quot;Стандарт&quot;)))">
            <text:p/>
          </table:table-cell>
          <table:table-cell table:formula="of:=T(IF([$тест3.AO136]=1;ORG.OPENOFFICE.STYLE(&quot;граница&quot;);ORG.OPENOFFICE.STYLE(&quot;Стандарт&quot;)))">
            <text:p/>
          </table:table-cell>
          <table:table-cell table:formula="of:=T(IF([$тест3.AP136]=1;ORG.OPENOFFICE.STYLE(&quot;граница&quot;);ORG.OPENOFFICE.STYLE(&quot;Стандарт&quot;)))">
            <text:p/>
          </table:table-cell>
          <table:table-cell table:formula="of:=T(IF([$тест3.AQ136]=1;ORG.OPENOFFICE.STYLE(&quot;граница&quot;);ORG.OPENOFFICE.STYLE(&quot;Стандарт&quot;)))">
            <text:p/>
          </table:table-cell>
          <table:table-cell table:formula="of:=T(IF([$тест3.AR136]=1;ORG.OPENOFFICE.STYLE(&quot;граница&quot;);ORG.OPENOFFICE.STYLE(&quot;Стандарт&quot;)))">
            <text:p/>
          </table:table-cell>
          <table:table-cell table:formula="of:=T(IF([$тест3.AS136]=1;ORG.OPENOFFICE.STYLE(&quot;граница&quot;);ORG.OPENOFFICE.STYLE(&quot;Стандарт&quot;)))">
            <text:p/>
          </table:table-cell>
          <table:table-cell table:formula="of:=T(IF([$тест3.AT136]=1;ORG.OPENOFFICE.STYLE(&quot;граница&quot;);ORG.OPENOFFICE.STYLE(&quot;Стандарт&quot;)))">
            <text:p/>
          </table:table-cell>
          <table:table-cell table:formula="of:=T(IF([$тест3.AU136]=1;ORG.OPENOFFICE.STYLE(&quot;граница&quot;);ORG.OPENOFFICE.STYLE(&quot;Стандарт&quot;)))">
            <text:p/>
          </table:table-cell>
          <table:table-cell table:formula="of:=T(IF([$тест3.AV136]=1;ORG.OPENOFFICE.STYLE(&quot;граница&quot;);ORG.OPENOFFICE.STYLE(&quot;Стандарт&quot;)))">
            <text:p/>
          </table:table-cell>
          <table:table-cell table:formula="of:=T(IF([$тест3.AW136]=1;ORG.OPENOFFICE.STYLE(&quot;граница&quot;);ORG.OPENOFFICE.STYLE(&quot;Стандарт&quot;)))">
            <text:p/>
          </table:table-cell>
          <table:table-cell table:formula="of:=T(IF([$тест3.AX13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7]=1;ORG.OPENOFFICE.STYLE(&quot;граница&quot;);ORG.OPENOFFICE.STYLE(&quot;Стандарт&quot;)))">
            <text:p/>
          </table:table-cell>
          <table:table-cell table:formula="of:=T(IF([$тест3.C137]=1;ORG.OPENOFFICE.STYLE(&quot;граница&quot;);ORG.OPENOFFICE.STYLE(&quot;Стандарт&quot;)))">
            <text:p/>
          </table:table-cell>
          <table:table-cell table:formula="of:=T(IF([$тест3.D137]=1;ORG.OPENOFFICE.STYLE(&quot;граница&quot;);ORG.OPENOFFICE.STYLE(&quot;Стандарт&quot;)))">
            <text:p/>
          </table:table-cell>
          <table:table-cell table:formula="of:=T(IF([$тест3.E137]=1;ORG.OPENOFFICE.STYLE(&quot;граница&quot;);ORG.OPENOFFICE.STYLE(&quot;Стандарт&quot;)))">
            <text:p/>
          </table:table-cell>
          <table:table-cell table:formula="of:=T(IF([$тест3.F137]=1;ORG.OPENOFFICE.STYLE(&quot;граница&quot;);ORG.OPENOFFICE.STYLE(&quot;Стандарт&quot;)))">
            <text:p/>
          </table:table-cell>
          <table:table-cell table:formula="of:=T(IF([$тест3.G137]=1;ORG.OPENOFFICE.STYLE(&quot;граница&quot;);ORG.OPENOFFICE.STYLE(&quot;Стандарт&quot;)))">
            <text:p/>
          </table:table-cell>
          <table:table-cell table:formula="of:=T(IF([$тест3.H137]=1;ORG.OPENOFFICE.STYLE(&quot;граница&quot;);ORG.OPENOFFICE.STYLE(&quot;Стандарт&quot;)))">
            <text:p/>
          </table:table-cell>
          <table:table-cell table:formula="of:=T(IF([$тест3.I137]=1;ORG.OPENOFFICE.STYLE(&quot;граница&quot;);ORG.OPENOFFICE.STYLE(&quot;Стандарт&quot;)))">
            <text:p/>
          </table:table-cell>
          <table:table-cell table:formula="of:=T(IF([$тест3.J137]=1;ORG.OPENOFFICE.STYLE(&quot;граница&quot;);ORG.OPENOFFICE.STYLE(&quot;Стандарт&quot;)))">
            <text:p/>
          </table:table-cell>
          <table:table-cell table:formula="of:=T(IF([$тест3.K137]=1;ORG.OPENOFFICE.STYLE(&quot;граница&quot;);ORG.OPENOFFICE.STYLE(&quot;Стандарт&quot;)))">
            <text:p/>
          </table:table-cell>
          <table:table-cell table:formula="of:=T(IF([$тест3.L137]=1;ORG.OPENOFFICE.STYLE(&quot;граница&quot;);ORG.OPENOFFICE.STYLE(&quot;Стандарт&quot;)))">
            <text:p/>
          </table:table-cell>
          <table:table-cell table:formula="of:=T(IF([$тест3.M137]=1;ORG.OPENOFFICE.STYLE(&quot;граница&quot;);ORG.OPENOFFICE.STYLE(&quot;Стандарт&quot;)))">
            <text:p/>
          </table:table-cell>
          <table:table-cell table:formula="of:=T(IF([$тест3.N137]=1;ORG.OPENOFFICE.STYLE(&quot;граница&quot;);ORG.OPENOFFICE.STYLE(&quot;Стандарт&quot;)))">
            <text:p/>
          </table:table-cell>
          <table:table-cell table:formula="of:=T(IF([$тест3.O137]=1;ORG.OPENOFFICE.STYLE(&quot;граница&quot;);ORG.OPENOFFICE.STYLE(&quot;Стандарт&quot;)))">
            <text:p/>
          </table:table-cell>
          <table:table-cell table:formula="of:=T(IF([$тест3.P137]=1;ORG.OPENOFFICE.STYLE(&quot;граница&quot;);ORG.OPENOFFICE.STYLE(&quot;Стандарт&quot;)))">
            <text:p/>
          </table:table-cell>
          <table:table-cell table:formula="of:=T(IF([$тест3.Q137]=1;ORG.OPENOFFICE.STYLE(&quot;граница&quot;);ORG.OPENOFFICE.STYLE(&quot;Стандарт&quot;)))">
            <text:p/>
          </table:table-cell>
          <table:table-cell table:formula="of:=T(IF([$тест3.R137]=1;ORG.OPENOFFICE.STYLE(&quot;граница&quot;);ORG.OPENOFFICE.STYLE(&quot;Стандарт&quot;)))">
            <text:p/>
          </table:table-cell>
          <table:table-cell table:formula="of:=T(IF([$тест3.S137]=1;ORG.OPENOFFICE.STYLE(&quot;граница&quot;);ORG.OPENOFFICE.STYLE(&quot;Стандарт&quot;)))">
            <text:p/>
          </table:table-cell>
          <table:table-cell table:formula="of:=T(IF([$тест3.T137]=1;ORG.OPENOFFICE.STYLE(&quot;граница&quot;);ORG.OPENOFFICE.STYLE(&quot;Стандарт&quot;)))">
            <text:p/>
          </table:table-cell>
          <table:table-cell table:formula="of:=T(IF([$тест3.U137]=1;ORG.OPENOFFICE.STYLE(&quot;граница&quot;);ORG.OPENOFFICE.STYLE(&quot;Стандарт&quot;)))">
            <text:p/>
          </table:table-cell>
          <table:table-cell table:formula="of:=T(IF([$тест3.V137]=1;ORG.OPENOFFICE.STYLE(&quot;граница&quot;);ORG.OPENOFFICE.STYLE(&quot;Стандарт&quot;)))">
            <text:p/>
          </table:table-cell>
          <table:table-cell table:formula="of:=T(IF([$тест3.W137]=1;ORG.OPENOFFICE.STYLE(&quot;граница&quot;);ORG.OPENOFFICE.STYLE(&quot;Стандарт&quot;)))">
            <text:p/>
          </table:table-cell>
          <table:table-cell table:formula="of:=T(IF([$тест3.X137]=1;ORG.OPENOFFICE.STYLE(&quot;граница&quot;);ORG.OPENOFFICE.STYLE(&quot;Стандарт&quot;)))">
            <text:p/>
          </table:table-cell>
          <table:table-cell table:formula="of:=T(IF([$тест3.Y137]=1;ORG.OPENOFFICE.STYLE(&quot;граница&quot;);ORG.OPENOFFICE.STYLE(&quot;Стандарт&quot;)))">
            <text:p/>
          </table:table-cell>
          <table:table-cell table:formula="of:=T(IF([$тест3.Z137]=1;ORG.OPENOFFICE.STYLE(&quot;граница&quot;);ORG.OPENOFFICE.STYLE(&quot;Стандарт&quot;)))">
            <text:p/>
          </table:table-cell>
          <table:table-cell table:formula="of:=T(IF([$тест3.AA137]=1;ORG.OPENOFFICE.STYLE(&quot;граница&quot;);ORG.OPENOFFICE.STYLE(&quot;Стандарт&quot;)))">
            <text:p/>
          </table:table-cell>
          <table:table-cell table:formula="of:=T(IF([$тест3.AB137]=1;ORG.OPENOFFICE.STYLE(&quot;граница&quot;);ORG.OPENOFFICE.STYLE(&quot;Стандарт&quot;)))">
            <text:p/>
          </table:table-cell>
          <table:table-cell table:formula="of:=T(IF([$тест3.AC137]=1;ORG.OPENOFFICE.STYLE(&quot;граница&quot;);ORG.OPENOFFICE.STYLE(&quot;Стандарт&quot;)))">
            <text:p/>
          </table:table-cell>
          <table:table-cell table:formula="of:=T(IF([$тест3.AD137]=1;ORG.OPENOFFICE.STYLE(&quot;граница&quot;);ORG.OPENOFFICE.STYLE(&quot;Стандарт&quot;)))">
            <text:p/>
          </table:table-cell>
          <table:table-cell table:formula="of:=T(IF([$тест3.AE137]=1;ORG.OPENOFFICE.STYLE(&quot;граница&quot;);ORG.OPENOFFICE.STYLE(&quot;Стандарт&quot;)))">
            <text:p/>
          </table:table-cell>
          <table:table-cell table:formula="of:=T(IF([$тест3.AF137]=1;ORG.OPENOFFICE.STYLE(&quot;граница&quot;);ORG.OPENOFFICE.STYLE(&quot;Стандарт&quot;)))">
            <text:p/>
          </table:table-cell>
          <table:table-cell table:formula="of:=T(IF([$тест3.AG137]=1;ORG.OPENOFFICE.STYLE(&quot;граница&quot;);ORG.OPENOFFICE.STYLE(&quot;Стандарт&quot;)))">
            <text:p/>
          </table:table-cell>
          <table:table-cell table:formula="of:=T(IF([$тест3.AH137]=1;ORG.OPENOFFICE.STYLE(&quot;граница&quot;);ORG.OPENOFFICE.STYLE(&quot;Стандарт&quot;)))">
            <text:p/>
          </table:table-cell>
          <table:table-cell table:formula="of:=T(IF([$тест3.AI137]=1;ORG.OPENOFFICE.STYLE(&quot;граница&quot;);ORG.OPENOFFICE.STYLE(&quot;Стандарт&quot;)))">
            <text:p/>
          </table:table-cell>
          <table:table-cell table:formula="of:=T(IF([$тест3.AJ137]=1;ORG.OPENOFFICE.STYLE(&quot;граница&quot;);ORG.OPENOFFICE.STYLE(&quot;Стандарт&quot;)))">
            <text:p/>
          </table:table-cell>
          <table:table-cell table:formula="of:=T(IF([$тест3.AK137]=1;ORG.OPENOFFICE.STYLE(&quot;граница&quot;);ORG.OPENOFFICE.STYLE(&quot;Стандарт&quot;)))">
            <text:p/>
          </table:table-cell>
          <table:table-cell table:formula="of:=T(IF([$тест3.AL137]=1;ORG.OPENOFFICE.STYLE(&quot;граница&quot;);ORG.OPENOFFICE.STYLE(&quot;Стандарт&quot;)))">
            <text:p/>
          </table:table-cell>
          <table:table-cell table:formula="of:=T(IF([$тест3.AM137]=1;ORG.OPENOFFICE.STYLE(&quot;граница&quot;);ORG.OPENOFFICE.STYLE(&quot;Стандарт&quot;)))">
            <text:p/>
          </table:table-cell>
          <table:table-cell table:formula="of:=T(IF([$тест3.AN137]=1;ORG.OPENOFFICE.STYLE(&quot;граница&quot;);ORG.OPENOFFICE.STYLE(&quot;Стандарт&quot;)))">
            <text:p/>
          </table:table-cell>
          <table:table-cell table:formula="of:=T(IF([$тест3.AO137]=1;ORG.OPENOFFICE.STYLE(&quot;граница&quot;);ORG.OPENOFFICE.STYLE(&quot;Стандарт&quot;)))">
            <text:p/>
          </table:table-cell>
          <table:table-cell table:formula="of:=T(IF([$тест3.AP137]=1;ORG.OPENOFFICE.STYLE(&quot;граница&quot;);ORG.OPENOFFICE.STYLE(&quot;Стандарт&quot;)))">
            <text:p/>
          </table:table-cell>
          <table:table-cell table:formula="of:=T(IF([$тест3.AQ137]=1;ORG.OPENOFFICE.STYLE(&quot;граница&quot;);ORG.OPENOFFICE.STYLE(&quot;Стандарт&quot;)))">
            <text:p/>
          </table:table-cell>
          <table:table-cell table:formula="of:=T(IF([$тест3.AR137]=1;ORG.OPENOFFICE.STYLE(&quot;граница&quot;);ORG.OPENOFFICE.STYLE(&quot;Стандарт&quot;)))">
            <text:p/>
          </table:table-cell>
          <table:table-cell table:formula="of:=T(IF([$тест3.AS137]=1;ORG.OPENOFFICE.STYLE(&quot;граница&quot;);ORG.OPENOFFICE.STYLE(&quot;Стандарт&quot;)))">
            <text:p/>
          </table:table-cell>
          <table:table-cell table:formula="of:=T(IF([$тест3.AT137]=1;ORG.OPENOFFICE.STYLE(&quot;граница&quot;);ORG.OPENOFFICE.STYLE(&quot;Стандарт&quot;)))">
            <text:p/>
          </table:table-cell>
          <table:table-cell table:formula="of:=T(IF([$тест3.AU137]=1;ORG.OPENOFFICE.STYLE(&quot;граница&quot;);ORG.OPENOFFICE.STYLE(&quot;Стандарт&quot;)))">
            <text:p/>
          </table:table-cell>
          <table:table-cell table:formula="of:=T(IF([$тест3.AV137]=1;ORG.OPENOFFICE.STYLE(&quot;граница&quot;);ORG.OPENOFFICE.STYLE(&quot;Стандарт&quot;)))">
            <text:p/>
          </table:table-cell>
          <table:table-cell table:formula="of:=T(IF([$тест3.AW137]=1;ORG.OPENOFFICE.STYLE(&quot;граница&quot;);ORG.OPENOFFICE.STYLE(&quot;Стандарт&quot;)))">
            <text:p/>
          </table:table-cell>
          <table:table-cell table:formula="of:=T(IF([$тест3.AX13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8]=1;ORG.OPENOFFICE.STYLE(&quot;граница&quot;);ORG.OPENOFFICE.STYLE(&quot;Стандарт&quot;)))">
            <text:p/>
          </table:table-cell>
          <table:table-cell table:formula="of:=T(IF([$тест3.C138]=1;ORG.OPENOFFICE.STYLE(&quot;граница&quot;);ORG.OPENOFFICE.STYLE(&quot;Стандарт&quot;)))">
            <text:p/>
          </table:table-cell>
          <table:table-cell table:formula="of:=T(IF([$тест3.D138]=1;ORG.OPENOFFICE.STYLE(&quot;граница&quot;);ORG.OPENOFFICE.STYLE(&quot;Стандарт&quot;)))">
            <text:p/>
          </table:table-cell>
          <table:table-cell table:formula="of:=T(IF([$тест3.E138]=1;ORG.OPENOFFICE.STYLE(&quot;граница&quot;);ORG.OPENOFFICE.STYLE(&quot;Стандарт&quot;)))">
            <text:p/>
          </table:table-cell>
          <table:table-cell table:formula="of:=T(IF([$тест3.F138]=1;ORG.OPENOFFICE.STYLE(&quot;граница&quot;);ORG.OPENOFFICE.STYLE(&quot;Стандарт&quot;)))">
            <text:p/>
          </table:table-cell>
          <table:table-cell table:formula="of:=T(IF([$тест3.G138]=1;ORG.OPENOFFICE.STYLE(&quot;граница&quot;);ORG.OPENOFFICE.STYLE(&quot;Стандарт&quot;)))">
            <text:p/>
          </table:table-cell>
          <table:table-cell table:formula="of:=T(IF([$тест3.H138]=1;ORG.OPENOFFICE.STYLE(&quot;граница&quot;);ORG.OPENOFFICE.STYLE(&quot;Стандарт&quot;)))">
            <text:p/>
          </table:table-cell>
          <table:table-cell table:formula="of:=T(IF([$тест3.I138]=1;ORG.OPENOFFICE.STYLE(&quot;граница&quot;);ORG.OPENOFFICE.STYLE(&quot;Стандарт&quot;)))">
            <text:p/>
          </table:table-cell>
          <table:table-cell table:formula="of:=T(IF([$тест3.J138]=1;ORG.OPENOFFICE.STYLE(&quot;граница&quot;);ORG.OPENOFFICE.STYLE(&quot;Стандарт&quot;)))">
            <text:p/>
          </table:table-cell>
          <table:table-cell table:formula="of:=T(IF([$тест3.K138]=1;ORG.OPENOFFICE.STYLE(&quot;граница&quot;);ORG.OPENOFFICE.STYLE(&quot;Стандарт&quot;)))">
            <text:p/>
          </table:table-cell>
          <table:table-cell table:formula="of:=T(IF([$тест3.L138]=1;ORG.OPENOFFICE.STYLE(&quot;граница&quot;);ORG.OPENOFFICE.STYLE(&quot;Стандарт&quot;)))">
            <text:p/>
          </table:table-cell>
          <table:table-cell table:formula="of:=T(IF([$тест3.M138]=1;ORG.OPENOFFICE.STYLE(&quot;граница&quot;);ORG.OPENOFFICE.STYLE(&quot;Стандарт&quot;)))">
            <text:p/>
          </table:table-cell>
          <table:table-cell table:formula="of:=T(IF([$тест3.N138]=1;ORG.OPENOFFICE.STYLE(&quot;граница&quot;);ORG.OPENOFFICE.STYLE(&quot;Стандарт&quot;)))">
            <text:p/>
          </table:table-cell>
          <table:table-cell table:formula="of:=T(IF([$тест3.O138]=1;ORG.OPENOFFICE.STYLE(&quot;граница&quot;);ORG.OPENOFFICE.STYLE(&quot;Стандарт&quot;)))">
            <text:p/>
          </table:table-cell>
          <table:table-cell table:formula="of:=T(IF([$тест3.P138]=1;ORG.OPENOFFICE.STYLE(&quot;граница&quot;);ORG.OPENOFFICE.STYLE(&quot;Стандарт&quot;)))">
            <text:p/>
          </table:table-cell>
          <table:table-cell table:formula="of:=T(IF([$тест3.Q138]=1;ORG.OPENOFFICE.STYLE(&quot;граница&quot;);ORG.OPENOFFICE.STYLE(&quot;Стандарт&quot;)))">
            <text:p/>
          </table:table-cell>
          <table:table-cell table:formula="of:=T(IF([$тест3.R138]=1;ORG.OPENOFFICE.STYLE(&quot;граница&quot;);ORG.OPENOFFICE.STYLE(&quot;Стандарт&quot;)))">
            <text:p/>
          </table:table-cell>
          <table:table-cell table:formula="of:=T(IF([$тест3.S138]=1;ORG.OPENOFFICE.STYLE(&quot;граница&quot;);ORG.OPENOFFICE.STYLE(&quot;Стандарт&quot;)))">
            <text:p/>
          </table:table-cell>
          <table:table-cell table:formula="of:=T(IF([$тест3.T138]=1;ORG.OPENOFFICE.STYLE(&quot;граница&quot;);ORG.OPENOFFICE.STYLE(&quot;Стандарт&quot;)))">
            <text:p/>
          </table:table-cell>
          <table:table-cell table:formula="of:=T(IF([$тест3.U138]=1;ORG.OPENOFFICE.STYLE(&quot;граница&quot;);ORG.OPENOFFICE.STYLE(&quot;Стандарт&quot;)))">
            <text:p/>
          </table:table-cell>
          <table:table-cell table:formula="of:=T(IF([$тест3.V138]=1;ORG.OPENOFFICE.STYLE(&quot;граница&quot;);ORG.OPENOFFICE.STYLE(&quot;Стандарт&quot;)))">
            <text:p/>
          </table:table-cell>
          <table:table-cell table:formula="of:=T(IF([$тест3.W138]=1;ORG.OPENOFFICE.STYLE(&quot;граница&quot;);ORG.OPENOFFICE.STYLE(&quot;Стандарт&quot;)))">
            <text:p/>
          </table:table-cell>
          <table:table-cell table:formula="of:=T(IF([$тест3.X138]=1;ORG.OPENOFFICE.STYLE(&quot;граница&quot;);ORG.OPENOFFICE.STYLE(&quot;Стандарт&quot;)))">
            <text:p/>
          </table:table-cell>
          <table:table-cell table:formula="of:=T(IF([$тест3.Y138]=1;ORG.OPENOFFICE.STYLE(&quot;граница&quot;);ORG.OPENOFFICE.STYLE(&quot;Стандарт&quot;)))">
            <text:p/>
          </table:table-cell>
          <table:table-cell table:formula="of:=T(IF([$тест3.Z138]=1;ORG.OPENOFFICE.STYLE(&quot;граница&quot;);ORG.OPENOFFICE.STYLE(&quot;Стандарт&quot;)))">
            <text:p/>
          </table:table-cell>
          <table:table-cell table:formula="of:=T(IF([$тест3.AA138]=1;ORG.OPENOFFICE.STYLE(&quot;граница&quot;);ORG.OPENOFFICE.STYLE(&quot;Стандарт&quot;)))">
            <text:p/>
          </table:table-cell>
          <table:table-cell table:formula="of:=T(IF([$тест3.AB138]=1;ORG.OPENOFFICE.STYLE(&quot;граница&quot;);ORG.OPENOFFICE.STYLE(&quot;Стандарт&quot;)))">
            <text:p/>
          </table:table-cell>
          <table:table-cell table:formula="of:=T(IF([$тест3.AC138]=1;ORG.OPENOFFICE.STYLE(&quot;граница&quot;);ORG.OPENOFFICE.STYLE(&quot;Стандарт&quot;)))">
            <text:p/>
          </table:table-cell>
          <table:table-cell table:formula="of:=T(IF([$тест3.AD138]=1;ORG.OPENOFFICE.STYLE(&quot;граница&quot;);ORG.OPENOFFICE.STYLE(&quot;Стандарт&quot;)))">
            <text:p/>
          </table:table-cell>
          <table:table-cell table:formula="of:=T(IF([$тест3.AE138]=1;ORG.OPENOFFICE.STYLE(&quot;граница&quot;);ORG.OPENOFFICE.STYLE(&quot;Стандарт&quot;)))">
            <text:p/>
          </table:table-cell>
          <table:table-cell table:formula="of:=T(IF([$тест3.AF138]=1;ORG.OPENOFFICE.STYLE(&quot;граница&quot;);ORG.OPENOFFICE.STYLE(&quot;Стандарт&quot;)))">
            <text:p/>
          </table:table-cell>
          <table:table-cell table:formula="of:=T(IF([$тест3.AG138]=1;ORG.OPENOFFICE.STYLE(&quot;граница&quot;);ORG.OPENOFFICE.STYLE(&quot;Стандарт&quot;)))">
            <text:p/>
          </table:table-cell>
          <table:table-cell table:formula="of:=T(IF([$тест3.AH138]=1;ORG.OPENOFFICE.STYLE(&quot;граница&quot;);ORG.OPENOFFICE.STYLE(&quot;Стандарт&quot;)))">
            <text:p/>
          </table:table-cell>
          <table:table-cell table:formula="of:=T(IF([$тест3.AI138]=1;ORG.OPENOFFICE.STYLE(&quot;граница&quot;);ORG.OPENOFFICE.STYLE(&quot;Стандарт&quot;)))">
            <text:p/>
          </table:table-cell>
          <table:table-cell table:formula="of:=T(IF([$тест3.AJ138]=1;ORG.OPENOFFICE.STYLE(&quot;граница&quot;);ORG.OPENOFFICE.STYLE(&quot;Стандарт&quot;)))">
            <text:p/>
          </table:table-cell>
          <table:table-cell table:formula="of:=T(IF([$тест3.AK138]=1;ORG.OPENOFFICE.STYLE(&quot;граница&quot;);ORG.OPENOFFICE.STYLE(&quot;Стандарт&quot;)))">
            <text:p/>
          </table:table-cell>
          <table:table-cell table:formula="of:=T(IF([$тест3.AL138]=1;ORG.OPENOFFICE.STYLE(&quot;граница&quot;);ORG.OPENOFFICE.STYLE(&quot;Стандарт&quot;)))">
            <text:p/>
          </table:table-cell>
          <table:table-cell table:formula="of:=T(IF([$тест3.AM138]=1;ORG.OPENOFFICE.STYLE(&quot;граница&quot;);ORG.OPENOFFICE.STYLE(&quot;Стандарт&quot;)))">
            <text:p/>
          </table:table-cell>
          <table:table-cell table:formula="of:=T(IF([$тест3.AN138]=1;ORG.OPENOFFICE.STYLE(&quot;граница&quot;);ORG.OPENOFFICE.STYLE(&quot;Стандарт&quot;)))">
            <text:p/>
          </table:table-cell>
          <table:table-cell table:formula="of:=T(IF([$тест3.AO138]=1;ORG.OPENOFFICE.STYLE(&quot;граница&quot;);ORG.OPENOFFICE.STYLE(&quot;Стандарт&quot;)))">
            <text:p/>
          </table:table-cell>
          <table:table-cell table:formula="of:=T(IF([$тест3.AP138]=1;ORG.OPENOFFICE.STYLE(&quot;граница&quot;);ORG.OPENOFFICE.STYLE(&quot;Стандарт&quot;)))">
            <text:p/>
          </table:table-cell>
          <table:table-cell table:formula="of:=T(IF([$тест3.AQ138]=1;ORG.OPENOFFICE.STYLE(&quot;граница&quot;);ORG.OPENOFFICE.STYLE(&quot;Стандарт&quot;)))">
            <text:p/>
          </table:table-cell>
          <table:table-cell table:formula="of:=T(IF([$тест3.AR138]=1;ORG.OPENOFFICE.STYLE(&quot;граница&quot;);ORG.OPENOFFICE.STYLE(&quot;Стандарт&quot;)))">
            <text:p/>
          </table:table-cell>
          <table:table-cell table:formula="of:=T(IF([$тест3.AS138]=1;ORG.OPENOFFICE.STYLE(&quot;граница&quot;);ORG.OPENOFFICE.STYLE(&quot;Стандарт&quot;)))">
            <text:p/>
          </table:table-cell>
          <table:table-cell table:formula="of:=T(IF([$тест3.AT138]=1;ORG.OPENOFFICE.STYLE(&quot;граница&quot;);ORG.OPENOFFICE.STYLE(&quot;Стандарт&quot;)))">
            <text:p/>
          </table:table-cell>
          <table:table-cell table:formula="of:=T(IF([$тест3.AU138]=1;ORG.OPENOFFICE.STYLE(&quot;граница&quot;);ORG.OPENOFFICE.STYLE(&quot;Стандарт&quot;)))">
            <text:p/>
          </table:table-cell>
          <table:table-cell table:formula="of:=T(IF([$тест3.AV138]=1;ORG.OPENOFFICE.STYLE(&quot;граница&quot;);ORG.OPENOFFICE.STYLE(&quot;Стандарт&quot;)))">
            <text:p/>
          </table:table-cell>
          <table:table-cell table:formula="of:=T(IF([$тест3.AW138]=1;ORG.OPENOFFICE.STYLE(&quot;граница&quot;);ORG.OPENOFFICE.STYLE(&quot;Стандарт&quot;)))">
            <text:p/>
          </table:table-cell>
          <table:table-cell table:formula="of:=T(IF([$тест3.AX13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39]=1;ORG.OPENOFFICE.STYLE(&quot;граница&quot;);ORG.OPENOFFICE.STYLE(&quot;Стандарт&quot;)))">
            <text:p/>
          </table:table-cell>
          <table:table-cell table:formula="of:=T(IF([$тест3.C139]=1;ORG.OPENOFFICE.STYLE(&quot;граница&quot;);ORG.OPENOFFICE.STYLE(&quot;Стандарт&quot;)))">
            <text:p/>
          </table:table-cell>
          <table:table-cell table:formula="of:=T(IF([$тест3.D139]=1;ORG.OPENOFFICE.STYLE(&quot;граница&quot;);ORG.OPENOFFICE.STYLE(&quot;Стандарт&quot;)))">
            <text:p/>
          </table:table-cell>
          <table:table-cell table:formula="of:=T(IF([$тест3.E139]=1;ORG.OPENOFFICE.STYLE(&quot;граница&quot;);ORG.OPENOFFICE.STYLE(&quot;Стандарт&quot;)))">
            <text:p/>
          </table:table-cell>
          <table:table-cell table:formula="of:=T(IF([$тест3.F139]=1;ORG.OPENOFFICE.STYLE(&quot;граница&quot;);ORG.OPENOFFICE.STYLE(&quot;Стандарт&quot;)))">
            <text:p/>
          </table:table-cell>
          <table:table-cell table:formula="of:=T(IF([$тест3.G139]=1;ORG.OPENOFFICE.STYLE(&quot;граница&quot;);ORG.OPENOFFICE.STYLE(&quot;Стандарт&quot;)))">
            <text:p/>
          </table:table-cell>
          <table:table-cell table:formula="of:=T(IF([$тест3.H139]=1;ORG.OPENOFFICE.STYLE(&quot;граница&quot;);ORG.OPENOFFICE.STYLE(&quot;Стандарт&quot;)))">
            <text:p/>
          </table:table-cell>
          <table:table-cell table:formula="of:=T(IF([$тест3.I139]=1;ORG.OPENOFFICE.STYLE(&quot;граница&quot;);ORG.OPENOFFICE.STYLE(&quot;Стандарт&quot;)))">
            <text:p/>
          </table:table-cell>
          <table:table-cell table:formula="of:=T(IF([$тест3.J139]=1;ORG.OPENOFFICE.STYLE(&quot;граница&quot;);ORG.OPENOFFICE.STYLE(&quot;Стандарт&quot;)))">
            <text:p/>
          </table:table-cell>
          <table:table-cell table:formula="of:=T(IF([$тест3.K139]=1;ORG.OPENOFFICE.STYLE(&quot;граница&quot;);ORG.OPENOFFICE.STYLE(&quot;Стандарт&quot;)))">
            <text:p/>
          </table:table-cell>
          <table:table-cell table:formula="of:=T(IF([$тест3.L139]=1;ORG.OPENOFFICE.STYLE(&quot;граница&quot;);ORG.OPENOFFICE.STYLE(&quot;Стандарт&quot;)))">
            <text:p/>
          </table:table-cell>
          <table:table-cell table:formula="of:=T(IF([$тест3.M139]=1;ORG.OPENOFFICE.STYLE(&quot;граница&quot;);ORG.OPENOFFICE.STYLE(&quot;Стандарт&quot;)))">
            <text:p/>
          </table:table-cell>
          <table:table-cell table:formula="of:=T(IF([$тест3.N139]=1;ORG.OPENOFFICE.STYLE(&quot;граница&quot;);ORG.OPENOFFICE.STYLE(&quot;Стандарт&quot;)))">
            <text:p/>
          </table:table-cell>
          <table:table-cell table:formula="of:=T(IF([$тест3.O139]=1;ORG.OPENOFFICE.STYLE(&quot;граница&quot;);ORG.OPENOFFICE.STYLE(&quot;Стандарт&quot;)))">
            <text:p/>
          </table:table-cell>
          <table:table-cell table:formula="of:=T(IF([$тест3.P139]=1;ORG.OPENOFFICE.STYLE(&quot;граница&quot;);ORG.OPENOFFICE.STYLE(&quot;Стандарт&quot;)))">
            <text:p/>
          </table:table-cell>
          <table:table-cell table:formula="of:=T(IF([$тест3.Q139]=1;ORG.OPENOFFICE.STYLE(&quot;граница&quot;);ORG.OPENOFFICE.STYLE(&quot;Стандарт&quot;)))">
            <text:p/>
          </table:table-cell>
          <table:table-cell table:formula="of:=T(IF([$тест3.R139]=1;ORG.OPENOFFICE.STYLE(&quot;граница&quot;);ORG.OPENOFFICE.STYLE(&quot;Стандарт&quot;)))">
            <text:p/>
          </table:table-cell>
          <table:table-cell table:formula="of:=T(IF([$тест3.S139]=1;ORG.OPENOFFICE.STYLE(&quot;граница&quot;);ORG.OPENOFFICE.STYLE(&quot;Стандарт&quot;)))">
            <text:p/>
          </table:table-cell>
          <table:table-cell table:formula="of:=T(IF([$тест3.T139]=1;ORG.OPENOFFICE.STYLE(&quot;граница&quot;);ORG.OPENOFFICE.STYLE(&quot;Стандарт&quot;)))">
            <text:p/>
          </table:table-cell>
          <table:table-cell table:formula="of:=T(IF([$тест3.U139]=1;ORG.OPENOFFICE.STYLE(&quot;граница&quot;);ORG.OPENOFFICE.STYLE(&quot;Стандарт&quot;)))">
            <text:p/>
          </table:table-cell>
          <table:table-cell table:formula="of:=T(IF([$тест3.V139]=1;ORG.OPENOFFICE.STYLE(&quot;граница&quot;);ORG.OPENOFFICE.STYLE(&quot;Стандарт&quot;)))">
            <text:p/>
          </table:table-cell>
          <table:table-cell table:formula="of:=T(IF([$тест3.W139]=1;ORG.OPENOFFICE.STYLE(&quot;граница&quot;);ORG.OPENOFFICE.STYLE(&quot;Стандарт&quot;)))">
            <text:p/>
          </table:table-cell>
          <table:table-cell table:formula="of:=T(IF([$тест3.X139]=1;ORG.OPENOFFICE.STYLE(&quot;граница&quot;);ORG.OPENOFFICE.STYLE(&quot;Стандарт&quot;)))">
            <text:p/>
          </table:table-cell>
          <table:table-cell table:formula="of:=T(IF([$тест3.Y139]=1;ORG.OPENOFFICE.STYLE(&quot;граница&quot;);ORG.OPENOFFICE.STYLE(&quot;Стандарт&quot;)))">
            <text:p/>
          </table:table-cell>
          <table:table-cell table:formula="of:=T(IF([$тест3.Z139]=1;ORG.OPENOFFICE.STYLE(&quot;граница&quot;);ORG.OPENOFFICE.STYLE(&quot;Стандарт&quot;)))">
            <text:p/>
          </table:table-cell>
          <table:table-cell table:formula="of:=T(IF([$тест3.AA139]=1;ORG.OPENOFFICE.STYLE(&quot;граница&quot;);ORG.OPENOFFICE.STYLE(&quot;Стандарт&quot;)))">
            <text:p/>
          </table:table-cell>
          <table:table-cell table:formula="of:=T(IF([$тест3.AB139]=1;ORG.OPENOFFICE.STYLE(&quot;граница&quot;);ORG.OPENOFFICE.STYLE(&quot;Стандарт&quot;)))">
            <text:p/>
          </table:table-cell>
          <table:table-cell table:formula="of:=T(IF([$тест3.AC139]=1;ORG.OPENOFFICE.STYLE(&quot;граница&quot;);ORG.OPENOFFICE.STYLE(&quot;Стандарт&quot;)))">
            <text:p/>
          </table:table-cell>
          <table:table-cell table:formula="of:=T(IF([$тест3.AD139]=1;ORG.OPENOFFICE.STYLE(&quot;граница&quot;);ORG.OPENOFFICE.STYLE(&quot;Стандарт&quot;)))">
            <text:p/>
          </table:table-cell>
          <table:table-cell table:formula="of:=T(IF([$тест3.AE139]=1;ORG.OPENOFFICE.STYLE(&quot;граница&quot;);ORG.OPENOFFICE.STYLE(&quot;Стандарт&quot;)))">
            <text:p/>
          </table:table-cell>
          <table:table-cell table:formula="of:=T(IF([$тест3.AF139]=1;ORG.OPENOFFICE.STYLE(&quot;граница&quot;);ORG.OPENOFFICE.STYLE(&quot;Стандарт&quot;)))">
            <text:p/>
          </table:table-cell>
          <table:table-cell table:formula="of:=T(IF([$тест3.AG139]=1;ORG.OPENOFFICE.STYLE(&quot;граница&quot;);ORG.OPENOFFICE.STYLE(&quot;Стандарт&quot;)))">
            <text:p/>
          </table:table-cell>
          <table:table-cell table:formula="of:=T(IF([$тест3.AH139]=1;ORG.OPENOFFICE.STYLE(&quot;граница&quot;);ORG.OPENOFFICE.STYLE(&quot;Стандарт&quot;)))">
            <text:p/>
          </table:table-cell>
          <table:table-cell table:formula="of:=T(IF([$тест3.AI139]=1;ORG.OPENOFFICE.STYLE(&quot;граница&quot;);ORG.OPENOFFICE.STYLE(&quot;Стандарт&quot;)))">
            <text:p/>
          </table:table-cell>
          <table:table-cell table:formula="of:=T(IF([$тест3.AJ139]=1;ORG.OPENOFFICE.STYLE(&quot;граница&quot;);ORG.OPENOFFICE.STYLE(&quot;Стандарт&quot;)))">
            <text:p/>
          </table:table-cell>
          <table:table-cell table:formula="of:=T(IF([$тест3.AK139]=1;ORG.OPENOFFICE.STYLE(&quot;граница&quot;);ORG.OPENOFFICE.STYLE(&quot;Стандарт&quot;)))">
            <text:p/>
          </table:table-cell>
          <table:table-cell table:formula="of:=T(IF([$тест3.AL139]=1;ORG.OPENOFFICE.STYLE(&quot;граница&quot;);ORG.OPENOFFICE.STYLE(&quot;Стандарт&quot;)))">
            <text:p/>
          </table:table-cell>
          <table:table-cell table:formula="of:=T(IF([$тест3.AM139]=1;ORG.OPENOFFICE.STYLE(&quot;граница&quot;);ORG.OPENOFFICE.STYLE(&quot;Стандарт&quot;)))">
            <text:p/>
          </table:table-cell>
          <table:table-cell table:formula="of:=T(IF([$тест3.AN139]=1;ORG.OPENOFFICE.STYLE(&quot;граница&quot;);ORG.OPENOFFICE.STYLE(&quot;Стандарт&quot;)))">
            <text:p/>
          </table:table-cell>
          <table:table-cell table:formula="of:=T(IF([$тест3.AO139]=1;ORG.OPENOFFICE.STYLE(&quot;граница&quot;);ORG.OPENOFFICE.STYLE(&quot;Стандарт&quot;)))">
            <text:p/>
          </table:table-cell>
          <table:table-cell table:formula="of:=T(IF([$тест3.AP139]=1;ORG.OPENOFFICE.STYLE(&quot;граница&quot;);ORG.OPENOFFICE.STYLE(&quot;Стандарт&quot;)))">
            <text:p/>
          </table:table-cell>
          <table:table-cell table:formula="of:=T(IF([$тест3.AQ139]=1;ORG.OPENOFFICE.STYLE(&quot;граница&quot;);ORG.OPENOFFICE.STYLE(&quot;Стандарт&quot;)))">
            <text:p/>
          </table:table-cell>
          <table:table-cell table:formula="of:=T(IF([$тест3.AR139]=1;ORG.OPENOFFICE.STYLE(&quot;граница&quot;);ORG.OPENOFFICE.STYLE(&quot;Стандарт&quot;)))">
            <text:p/>
          </table:table-cell>
          <table:table-cell table:formula="of:=T(IF([$тест3.AS139]=1;ORG.OPENOFFICE.STYLE(&quot;граница&quot;);ORG.OPENOFFICE.STYLE(&quot;Стандарт&quot;)))">
            <text:p/>
          </table:table-cell>
          <table:table-cell table:formula="of:=T(IF([$тест3.AT139]=1;ORG.OPENOFFICE.STYLE(&quot;граница&quot;);ORG.OPENOFFICE.STYLE(&quot;Стандарт&quot;)))">
            <text:p/>
          </table:table-cell>
          <table:table-cell table:formula="of:=T(IF([$тест3.AU139]=1;ORG.OPENOFFICE.STYLE(&quot;граница&quot;);ORG.OPENOFFICE.STYLE(&quot;Стандарт&quot;)))">
            <text:p/>
          </table:table-cell>
          <table:table-cell table:formula="of:=T(IF([$тест3.AV139]=1;ORG.OPENOFFICE.STYLE(&quot;граница&quot;);ORG.OPENOFFICE.STYLE(&quot;Стандарт&quot;)))">
            <text:p/>
          </table:table-cell>
          <table:table-cell table:formula="of:=T(IF([$тест3.AW139]=1;ORG.OPENOFFICE.STYLE(&quot;граница&quot;);ORG.OPENOFFICE.STYLE(&quot;Стандарт&quot;)))">
            <text:p/>
          </table:table-cell>
          <table:table-cell table:formula="of:=T(IF([$тест3.AX13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0]=1;ORG.OPENOFFICE.STYLE(&quot;граница&quot;);ORG.OPENOFFICE.STYLE(&quot;Стандарт&quot;)))">
            <text:p/>
          </table:table-cell>
          <table:table-cell table:formula="of:=T(IF([$тест3.C140]=1;ORG.OPENOFFICE.STYLE(&quot;граница&quot;);ORG.OPENOFFICE.STYLE(&quot;Стандарт&quot;)))">
            <text:p/>
          </table:table-cell>
          <table:table-cell table:formula="of:=T(IF([$тест3.D140]=1;ORG.OPENOFFICE.STYLE(&quot;граница&quot;);ORG.OPENOFFICE.STYLE(&quot;Стандарт&quot;)))">
            <text:p/>
          </table:table-cell>
          <table:table-cell table:formula="of:=T(IF([$тест3.E140]=1;ORG.OPENOFFICE.STYLE(&quot;граница&quot;);ORG.OPENOFFICE.STYLE(&quot;Стандарт&quot;)))">
            <text:p/>
          </table:table-cell>
          <table:table-cell table:formula="of:=T(IF([$тест3.F140]=1;ORG.OPENOFFICE.STYLE(&quot;граница&quot;);ORG.OPENOFFICE.STYLE(&quot;Стандарт&quot;)))">
            <text:p/>
          </table:table-cell>
          <table:table-cell table:formula="of:=T(IF([$тест3.G140]=1;ORG.OPENOFFICE.STYLE(&quot;граница&quot;);ORG.OPENOFFICE.STYLE(&quot;Стандарт&quot;)))">
            <text:p/>
          </table:table-cell>
          <table:table-cell table:formula="of:=T(IF([$тест3.H140]=1;ORG.OPENOFFICE.STYLE(&quot;граница&quot;);ORG.OPENOFFICE.STYLE(&quot;Стандарт&quot;)))">
            <text:p/>
          </table:table-cell>
          <table:table-cell table:formula="of:=T(IF([$тест3.I140]=1;ORG.OPENOFFICE.STYLE(&quot;граница&quot;);ORG.OPENOFFICE.STYLE(&quot;Стандарт&quot;)))">
            <text:p/>
          </table:table-cell>
          <table:table-cell table:formula="of:=T(IF([$тест3.J140]=1;ORG.OPENOFFICE.STYLE(&quot;граница&quot;);ORG.OPENOFFICE.STYLE(&quot;Стандарт&quot;)))">
            <text:p/>
          </table:table-cell>
          <table:table-cell table:formula="of:=T(IF([$тест3.K140]=1;ORG.OPENOFFICE.STYLE(&quot;граница&quot;);ORG.OPENOFFICE.STYLE(&quot;Стандарт&quot;)))">
            <text:p/>
          </table:table-cell>
          <table:table-cell table:formula="of:=T(IF([$тест3.L140]=1;ORG.OPENOFFICE.STYLE(&quot;граница&quot;);ORG.OPENOFFICE.STYLE(&quot;Стандарт&quot;)))">
            <text:p/>
          </table:table-cell>
          <table:table-cell table:formula="of:=T(IF([$тест3.M140]=1;ORG.OPENOFFICE.STYLE(&quot;граница&quot;);ORG.OPENOFFICE.STYLE(&quot;Стандарт&quot;)))">
            <text:p/>
          </table:table-cell>
          <table:table-cell table:formula="of:=T(IF([$тест3.N140]=1;ORG.OPENOFFICE.STYLE(&quot;граница&quot;);ORG.OPENOFFICE.STYLE(&quot;Стандарт&quot;)))">
            <text:p/>
          </table:table-cell>
          <table:table-cell table:formula="of:=T(IF([$тест3.O140]=1;ORG.OPENOFFICE.STYLE(&quot;граница&quot;);ORG.OPENOFFICE.STYLE(&quot;Стандарт&quot;)))">
            <text:p/>
          </table:table-cell>
          <table:table-cell table:formula="of:=T(IF([$тест3.P140]=1;ORG.OPENOFFICE.STYLE(&quot;граница&quot;);ORG.OPENOFFICE.STYLE(&quot;Стандарт&quot;)))">
            <text:p/>
          </table:table-cell>
          <table:table-cell table:formula="of:=T(IF([$тест3.Q140]=1;ORG.OPENOFFICE.STYLE(&quot;граница&quot;);ORG.OPENOFFICE.STYLE(&quot;Стандарт&quot;)))">
            <text:p/>
          </table:table-cell>
          <table:table-cell table:formula="of:=T(IF([$тест3.R140]=1;ORG.OPENOFFICE.STYLE(&quot;граница&quot;);ORG.OPENOFFICE.STYLE(&quot;Стандарт&quot;)))">
            <text:p/>
          </table:table-cell>
          <table:table-cell table:formula="of:=T(IF([$тест3.S140]=1;ORG.OPENOFFICE.STYLE(&quot;граница&quot;);ORG.OPENOFFICE.STYLE(&quot;Стандарт&quot;)))">
            <text:p/>
          </table:table-cell>
          <table:table-cell table:formula="of:=T(IF([$тест3.T140]=1;ORG.OPENOFFICE.STYLE(&quot;граница&quot;);ORG.OPENOFFICE.STYLE(&quot;Стандарт&quot;)))">
            <text:p/>
          </table:table-cell>
          <table:table-cell table:formula="of:=T(IF([$тест3.U140]=1;ORG.OPENOFFICE.STYLE(&quot;граница&quot;);ORG.OPENOFFICE.STYLE(&quot;Стандарт&quot;)))">
            <text:p/>
          </table:table-cell>
          <table:table-cell table:formula="of:=T(IF([$тест3.V140]=1;ORG.OPENOFFICE.STYLE(&quot;граница&quot;);ORG.OPENOFFICE.STYLE(&quot;Стандарт&quot;)))">
            <text:p/>
          </table:table-cell>
          <table:table-cell table:formula="of:=T(IF([$тест3.W140]=1;ORG.OPENOFFICE.STYLE(&quot;граница&quot;);ORG.OPENOFFICE.STYLE(&quot;Стандарт&quot;)))">
            <text:p/>
          </table:table-cell>
          <table:table-cell table:formula="of:=T(IF([$тест3.X140]=1;ORG.OPENOFFICE.STYLE(&quot;граница&quot;);ORG.OPENOFFICE.STYLE(&quot;Стандарт&quot;)))">
            <text:p/>
          </table:table-cell>
          <table:table-cell table:formula="of:=T(IF([$тест3.Y140]=1;ORG.OPENOFFICE.STYLE(&quot;граница&quot;);ORG.OPENOFFICE.STYLE(&quot;Стандарт&quot;)))">
            <text:p/>
          </table:table-cell>
          <table:table-cell table:formula="of:=T(IF([$тест3.Z140]=1;ORG.OPENOFFICE.STYLE(&quot;граница&quot;);ORG.OPENOFFICE.STYLE(&quot;Стандарт&quot;)))">
            <text:p/>
          </table:table-cell>
          <table:table-cell table:formula="of:=T(IF([$тест3.AA140]=1;ORG.OPENOFFICE.STYLE(&quot;граница&quot;);ORG.OPENOFFICE.STYLE(&quot;Стандарт&quot;)))">
            <text:p/>
          </table:table-cell>
          <table:table-cell table:formula="of:=T(IF([$тест3.AB140]=1;ORG.OPENOFFICE.STYLE(&quot;граница&quot;);ORG.OPENOFFICE.STYLE(&quot;Стандарт&quot;)))">
            <text:p/>
          </table:table-cell>
          <table:table-cell table:formula="of:=T(IF([$тест3.AC140]=1;ORG.OPENOFFICE.STYLE(&quot;граница&quot;);ORG.OPENOFFICE.STYLE(&quot;Стандарт&quot;)))">
            <text:p/>
          </table:table-cell>
          <table:table-cell table:formula="of:=T(IF([$тест3.AD140]=1;ORG.OPENOFFICE.STYLE(&quot;граница&quot;);ORG.OPENOFFICE.STYLE(&quot;Стандарт&quot;)))">
            <text:p/>
          </table:table-cell>
          <table:table-cell table:formula="of:=T(IF([$тест3.AE140]=1;ORG.OPENOFFICE.STYLE(&quot;граница&quot;);ORG.OPENOFFICE.STYLE(&quot;Стандарт&quot;)))">
            <text:p/>
          </table:table-cell>
          <table:table-cell table:formula="of:=T(IF([$тест3.AF140]=1;ORG.OPENOFFICE.STYLE(&quot;граница&quot;);ORG.OPENOFFICE.STYLE(&quot;Стандарт&quot;)))">
            <text:p/>
          </table:table-cell>
          <table:table-cell table:formula="of:=T(IF([$тест3.AG140]=1;ORG.OPENOFFICE.STYLE(&quot;граница&quot;);ORG.OPENOFFICE.STYLE(&quot;Стандарт&quot;)))">
            <text:p/>
          </table:table-cell>
          <table:table-cell table:formula="of:=T(IF([$тест3.AH140]=1;ORG.OPENOFFICE.STYLE(&quot;граница&quot;);ORG.OPENOFFICE.STYLE(&quot;Стандарт&quot;)))">
            <text:p/>
          </table:table-cell>
          <table:table-cell table:formula="of:=T(IF([$тест3.AI140]=1;ORG.OPENOFFICE.STYLE(&quot;граница&quot;);ORG.OPENOFFICE.STYLE(&quot;Стандарт&quot;)))">
            <text:p/>
          </table:table-cell>
          <table:table-cell table:formula="of:=T(IF([$тест3.AJ140]=1;ORG.OPENOFFICE.STYLE(&quot;граница&quot;);ORG.OPENOFFICE.STYLE(&quot;Стандарт&quot;)))">
            <text:p/>
          </table:table-cell>
          <table:table-cell table:formula="of:=T(IF([$тест3.AK140]=1;ORG.OPENOFFICE.STYLE(&quot;граница&quot;);ORG.OPENOFFICE.STYLE(&quot;Стандарт&quot;)))">
            <text:p/>
          </table:table-cell>
          <table:table-cell table:formula="of:=T(IF([$тест3.AL140]=1;ORG.OPENOFFICE.STYLE(&quot;граница&quot;);ORG.OPENOFFICE.STYLE(&quot;Стандарт&quot;)))">
            <text:p/>
          </table:table-cell>
          <table:table-cell table:formula="of:=T(IF([$тест3.AM140]=1;ORG.OPENOFFICE.STYLE(&quot;граница&quot;);ORG.OPENOFFICE.STYLE(&quot;Стандарт&quot;)))">
            <text:p/>
          </table:table-cell>
          <table:table-cell table:formula="of:=T(IF([$тест3.AN140]=1;ORG.OPENOFFICE.STYLE(&quot;граница&quot;);ORG.OPENOFFICE.STYLE(&quot;Стандарт&quot;)))">
            <text:p/>
          </table:table-cell>
          <table:table-cell table:formula="of:=T(IF([$тест3.AO140]=1;ORG.OPENOFFICE.STYLE(&quot;граница&quot;);ORG.OPENOFFICE.STYLE(&quot;Стандарт&quot;)))">
            <text:p/>
          </table:table-cell>
          <table:table-cell table:formula="of:=T(IF([$тест3.AP140]=1;ORG.OPENOFFICE.STYLE(&quot;граница&quot;);ORG.OPENOFFICE.STYLE(&quot;Стандарт&quot;)))">
            <text:p/>
          </table:table-cell>
          <table:table-cell table:formula="of:=T(IF([$тест3.AQ140]=1;ORG.OPENOFFICE.STYLE(&quot;граница&quot;);ORG.OPENOFFICE.STYLE(&quot;Стандарт&quot;)))">
            <text:p/>
          </table:table-cell>
          <table:table-cell table:formula="of:=T(IF([$тест3.AR140]=1;ORG.OPENOFFICE.STYLE(&quot;граница&quot;);ORG.OPENOFFICE.STYLE(&quot;Стандарт&quot;)))">
            <text:p/>
          </table:table-cell>
          <table:table-cell table:formula="of:=T(IF([$тест3.AS140]=1;ORG.OPENOFFICE.STYLE(&quot;граница&quot;);ORG.OPENOFFICE.STYLE(&quot;Стандарт&quot;)))">
            <text:p/>
          </table:table-cell>
          <table:table-cell table:formula="of:=T(IF([$тест3.AT140]=1;ORG.OPENOFFICE.STYLE(&quot;граница&quot;);ORG.OPENOFFICE.STYLE(&quot;Стандарт&quot;)))">
            <text:p/>
          </table:table-cell>
          <table:table-cell table:formula="of:=T(IF([$тест3.AU140]=1;ORG.OPENOFFICE.STYLE(&quot;граница&quot;);ORG.OPENOFFICE.STYLE(&quot;Стандарт&quot;)))">
            <text:p/>
          </table:table-cell>
          <table:table-cell table:formula="of:=T(IF([$тест3.AV140]=1;ORG.OPENOFFICE.STYLE(&quot;граница&quot;);ORG.OPENOFFICE.STYLE(&quot;Стандарт&quot;)))">
            <text:p/>
          </table:table-cell>
          <table:table-cell table:formula="of:=T(IF([$тест3.AW140]=1;ORG.OPENOFFICE.STYLE(&quot;граница&quot;);ORG.OPENOFFICE.STYLE(&quot;Стандарт&quot;)))">
            <text:p/>
          </table:table-cell>
          <table:table-cell table:formula="of:=T(IF([$тест3.AX14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1]=1;ORG.OPENOFFICE.STYLE(&quot;граница&quot;);ORG.OPENOFFICE.STYLE(&quot;Стандарт&quot;)))">
            <text:p/>
          </table:table-cell>
          <table:table-cell table:formula="of:=T(IF([$тест3.C141]=1;ORG.OPENOFFICE.STYLE(&quot;граница&quot;);ORG.OPENOFFICE.STYLE(&quot;Стандарт&quot;)))">
            <text:p/>
          </table:table-cell>
          <table:table-cell table:formula="of:=T(IF([$тест3.D141]=1;ORG.OPENOFFICE.STYLE(&quot;граница&quot;);ORG.OPENOFFICE.STYLE(&quot;Стандарт&quot;)))">
            <text:p/>
          </table:table-cell>
          <table:table-cell table:formula="of:=T(IF([$тест3.E141]=1;ORG.OPENOFFICE.STYLE(&quot;граница&quot;);ORG.OPENOFFICE.STYLE(&quot;Стандарт&quot;)))">
            <text:p/>
          </table:table-cell>
          <table:table-cell table:formula="of:=T(IF([$тест3.F141]=1;ORG.OPENOFFICE.STYLE(&quot;граница&quot;);ORG.OPENOFFICE.STYLE(&quot;Стандарт&quot;)))">
            <text:p/>
          </table:table-cell>
          <table:table-cell table:formula="of:=T(IF([$тест3.G141]=1;ORG.OPENOFFICE.STYLE(&quot;граница&quot;);ORG.OPENOFFICE.STYLE(&quot;Стандарт&quot;)))">
            <text:p/>
          </table:table-cell>
          <table:table-cell table:formula="of:=T(IF([$тест3.H141]=1;ORG.OPENOFFICE.STYLE(&quot;граница&quot;);ORG.OPENOFFICE.STYLE(&quot;Стандарт&quot;)))">
            <text:p/>
          </table:table-cell>
          <table:table-cell table:formula="of:=T(IF([$тест3.I141]=1;ORG.OPENOFFICE.STYLE(&quot;граница&quot;);ORG.OPENOFFICE.STYLE(&quot;Стандарт&quot;)))">
            <text:p/>
          </table:table-cell>
          <table:table-cell table:formula="of:=T(IF([$тест3.J141]=1;ORG.OPENOFFICE.STYLE(&quot;граница&quot;);ORG.OPENOFFICE.STYLE(&quot;Стандарт&quot;)))">
            <text:p/>
          </table:table-cell>
          <table:table-cell table:formula="of:=T(IF([$тест3.K141]=1;ORG.OPENOFFICE.STYLE(&quot;граница&quot;);ORG.OPENOFFICE.STYLE(&quot;Стандарт&quot;)))">
            <text:p/>
          </table:table-cell>
          <table:table-cell table:formula="of:=T(IF([$тест3.L141]=1;ORG.OPENOFFICE.STYLE(&quot;граница&quot;);ORG.OPENOFFICE.STYLE(&quot;Стандарт&quot;)))">
            <text:p/>
          </table:table-cell>
          <table:table-cell table:formula="of:=T(IF([$тест3.M141]=1;ORG.OPENOFFICE.STYLE(&quot;граница&quot;);ORG.OPENOFFICE.STYLE(&quot;Стандарт&quot;)))">
            <text:p/>
          </table:table-cell>
          <table:table-cell table:formula="of:=T(IF([$тест3.N141]=1;ORG.OPENOFFICE.STYLE(&quot;граница&quot;);ORG.OPENOFFICE.STYLE(&quot;Стандарт&quot;)))">
            <text:p/>
          </table:table-cell>
          <table:table-cell table:formula="of:=T(IF([$тест3.O141]=1;ORG.OPENOFFICE.STYLE(&quot;граница&quot;);ORG.OPENOFFICE.STYLE(&quot;Стандарт&quot;)))">
            <text:p/>
          </table:table-cell>
          <table:table-cell table:formula="of:=T(IF([$тест3.P141]=1;ORG.OPENOFFICE.STYLE(&quot;граница&quot;);ORG.OPENOFFICE.STYLE(&quot;Стандарт&quot;)))">
            <text:p/>
          </table:table-cell>
          <table:table-cell table:formula="of:=T(IF([$тест3.Q141]=1;ORG.OPENOFFICE.STYLE(&quot;граница&quot;);ORG.OPENOFFICE.STYLE(&quot;Стандарт&quot;)))">
            <text:p/>
          </table:table-cell>
          <table:table-cell table:formula="of:=T(IF([$тест3.R141]=1;ORG.OPENOFFICE.STYLE(&quot;граница&quot;);ORG.OPENOFFICE.STYLE(&quot;Стандарт&quot;)))">
            <text:p/>
          </table:table-cell>
          <table:table-cell table:formula="of:=T(IF([$тест3.S141]=1;ORG.OPENOFFICE.STYLE(&quot;граница&quot;);ORG.OPENOFFICE.STYLE(&quot;Стандарт&quot;)))">
            <text:p/>
          </table:table-cell>
          <table:table-cell table:formula="of:=T(IF([$тест3.T141]=1;ORG.OPENOFFICE.STYLE(&quot;граница&quot;);ORG.OPENOFFICE.STYLE(&quot;Стандарт&quot;)))">
            <text:p/>
          </table:table-cell>
          <table:table-cell table:formula="of:=T(IF([$тест3.U141]=1;ORG.OPENOFFICE.STYLE(&quot;граница&quot;);ORG.OPENOFFICE.STYLE(&quot;Стандарт&quot;)))">
            <text:p/>
          </table:table-cell>
          <table:table-cell table:formula="of:=T(IF([$тест3.V141]=1;ORG.OPENOFFICE.STYLE(&quot;граница&quot;);ORG.OPENOFFICE.STYLE(&quot;Стандарт&quot;)))">
            <text:p/>
          </table:table-cell>
          <table:table-cell table:formula="of:=T(IF([$тест3.W141]=1;ORG.OPENOFFICE.STYLE(&quot;граница&quot;);ORG.OPENOFFICE.STYLE(&quot;Стандарт&quot;)))">
            <text:p/>
          </table:table-cell>
          <table:table-cell table:formula="of:=T(IF([$тест3.X141]=1;ORG.OPENOFFICE.STYLE(&quot;граница&quot;);ORG.OPENOFFICE.STYLE(&quot;Стандарт&quot;)))">
            <text:p/>
          </table:table-cell>
          <table:table-cell table:formula="of:=T(IF([$тест3.Y141]=1;ORG.OPENOFFICE.STYLE(&quot;граница&quot;);ORG.OPENOFFICE.STYLE(&quot;Стандарт&quot;)))">
            <text:p/>
          </table:table-cell>
          <table:table-cell table:formula="of:=T(IF([$тест3.Z141]=1;ORG.OPENOFFICE.STYLE(&quot;граница&quot;);ORG.OPENOFFICE.STYLE(&quot;Стандарт&quot;)))">
            <text:p/>
          </table:table-cell>
          <table:table-cell table:formula="of:=T(IF([$тест3.AA141]=1;ORG.OPENOFFICE.STYLE(&quot;граница&quot;);ORG.OPENOFFICE.STYLE(&quot;Стандарт&quot;)))">
            <text:p/>
          </table:table-cell>
          <table:table-cell table:formula="of:=T(IF([$тест3.AB141]=1;ORG.OPENOFFICE.STYLE(&quot;граница&quot;);ORG.OPENOFFICE.STYLE(&quot;Стандарт&quot;)))">
            <text:p/>
          </table:table-cell>
          <table:table-cell table:formula="of:=T(IF([$тест3.AC141]=1;ORG.OPENOFFICE.STYLE(&quot;граница&quot;);ORG.OPENOFFICE.STYLE(&quot;Стандарт&quot;)))">
            <text:p/>
          </table:table-cell>
          <table:table-cell table:formula="of:=T(IF([$тест3.AD141]=1;ORG.OPENOFFICE.STYLE(&quot;граница&quot;);ORG.OPENOFFICE.STYLE(&quot;Стандарт&quot;)))">
            <text:p/>
          </table:table-cell>
          <table:table-cell table:formula="of:=T(IF([$тест3.AE141]=1;ORG.OPENOFFICE.STYLE(&quot;граница&quot;);ORG.OPENOFFICE.STYLE(&quot;Стандарт&quot;)))">
            <text:p/>
          </table:table-cell>
          <table:table-cell table:formula="of:=T(IF([$тест3.AF141]=1;ORG.OPENOFFICE.STYLE(&quot;граница&quot;);ORG.OPENOFFICE.STYLE(&quot;Стандарт&quot;)))">
            <text:p/>
          </table:table-cell>
          <table:table-cell table:formula="of:=T(IF([$тест3.AG141]=1;ORG.OPENOFFICE.STYLE(&quot;граница&quot;);ORG.OPENOFFICE.STYLE(&quot;Стандарт&quot;)))">
            <text:p/>
          </table:table-cell>
          <table:table-cell table:formula="of:=T(IF([$тест3.AH141]=1;ORG.OPENOFFICE.STYLE(&quot;граница&quot;);ORG.OPENOFFICE.STYLE(&quot;Стандарт&quot;)))">
            <text:p/>
          </table:table-cell>
          <table:table-cell table:formula="of:=T(IF([$тест3.AI141]=1;ORG.OPENOFFICE.STYLE(&quot;граница&quot;);ORG.OPENOFFICE.STYLE(&quot;Стандарт&quot;)))">
            <text:p/>
          </table:table-cell>
          <table:table-cell table:formula="of:=T(IF([$тест3.AJ141]=1;ORG.OPENOFFICE.STYLE(&quot;граница&quot;);ORG.OPENOFFICE.STYLE(&quot;Стандарт&quot;)))">
            <text:p/>
          </table:table-cell>
          <table:table-cell table:formula="of:=T(IF([$тест3.AK141]=1;ORG.OPENOFFICE.STYLE(&quot;граница&quot;);ORG.OPENOFFICE.STYLE(&quot;Стандарт&quot;)))">
            <text:p/>
          </table:table-cell>
          <table:table-cell table:formula="of:=T(IF([$тест3.AL141]=1;ORG.OPENOFFICE.STYLE(&quot;граница&quot;);ORG.OPENOFFICE.STYLE(&quot;Стандарт&quot;)))">
            <text:p/>
          </table:table-cell>
          <table:table-cell table:formula="of:=T(IF([$тест3.AM141]=1;ORG.OPENOFFICE.STYLE(&quot;граница&quot;);ORG.OPENOFFICE.STYLE(&quot;Стандарт&quot;)))">
            <text:p/>
          </table:table-cell>
          <table:table-cell table:formula="of:=T(IF([$тест3.AN141]=1;ORG.OPENOFFICE.STYLE(&quot;граница&quot;);ORG.OPENOFFICE.STYLE(&quot;Стандарт&quot;)))">
            <text:p/>
          </table:table-cell>
          <table:table-cell table:formula="of:=T(IF([$тест3.AO141]=1;ORG.OPENOFFICE.STYLE(&quot;граница&quot;);ORG.OPENOFFICE.STYLE(&quot;Стандарт&quot;)))">
            <text:p/>
          </table:table-cell>
          <table:table-cell table:formula="of:=T(IF([$тест3.AP141]=1;ORG.OPENOFFICE.STYLE(&quot;граница&quot;);ORG.OPENOFFICE.STYLE(&quot;Стандарт&quot;)))">
            <text:p/>
          </table:table-cell>
          <table:table-cell table:formula="of:=T(IF([$тест3.AQ141]=1;ORG.OPENOFFICE.STYLE(&quot;граница&quot;);ORG.OPENOFFICE.STYLE(&quot;Стандарт&quot;)))">
            <text:p/>
          </table:table-cell>
          <table:table-cell table:formula="of:=T(IF([$тест3.AR141]=1;ORG.OPENOFFICE.STYLE(&quot;граница&quot;);ORG.OPENOFFICE.STYLE(&quot;Стандарт&quot;)))">
            <text:p/>
          </table:table-cell>
          <table:table-cell table:formula="of:=T(IF([$тест3.AS141]=1;ORG.OPENOFFICE.STYLE(&quot;граница&quot;);ORG.OPENOFFICE.STYLE(&quot;Стандарт&quot;)))">
            <text:p/>
          </table:table-cell>
          <table:table-cell table:formula="of:=T(IF([$тест3.AT141]=1;ORG.OPENOFFICE.STYLE(&quot;граница&quot;);ORG.OPENOFFICE.STYLE(&quot;Стандарт&quot;)))">
            <text:p/>
          </table:table-cell>
          <table:table-cell table:formula="of:=T(IF([$тест3.AU141]=1;ORG.OPENOFFICE.STYLE(&quot;граница&quot;);ORG.OPENOFFICE.STYLE(&quot;Стандарт&quot;)))">
            <text:p/>
          </table:table-cell>
          <table:table-cell table:formula="of:=T(IF([$тест3.AV141]=1;ORG.OPENOFFICE.STYLE(&quot;граница&quot;);ORG.OPENOFFICE.STYLE(&quot;Стандарт&quot;)))">
            <text:p/>
          </table:table-cell>
          <table:table-cell table:formula="of:=T(IF([$тест3.AW141]=1;ORG.OPENOFFICE.STYLE(&quot;граница&quot;);ORG.OPENOFFICE.STYLE(&quot;Стандарт&quot;)))">
            <text:p/>
          </table:table-cell>
          <table:table-cell table:formula="of:=T(IF([$тест3.AX14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2]=1;ORG.OPENOFFICE.STYLE(&quot;граница&quot;);ORG.OPENOFFICE.STYLE(&quot;Стандарт&quot;)))">
            <text:p/>
          </table:table-cell>
          <table:table-cell table:formula="of:=T(IF([$тест3.C142]=1;ORG.OPENOFFICE.STYLE(&quot;граница&quot;);ORG.OPENOFFICE.STYLE(&quot;Стандарт&quot;)))">
            <text:p/>
          </table:table-cell>
          <table:table-cell table:formula="of:=T(IF([$тест3.D142]=1;ORG.OPENOFFICE.STYLE(&quot;граница&quot;);ORG.OPENOFFICE.STYLE(&quot;Стандарт&quot;)))">
            <text:p/>
          </table:table-cell>
          <table:table-cell table:formula="of:=T(IF([$тест3.E142]=1;ORG.OPENOFFICE.STYLE(&quot;граница&quot;);ORG.OPENOFFICE.STYLE(&quot;Стандарт&quot;)))">
            <text:p/>
          </table:table-cell>
          <table:table-cell table:formula="of:=T(IF([$тест3.F142]=1;ORG.OPENOFFICE.STYLE(&quot;граница&quot;);ORG.OPENOFFICE.STYLE(&quot;Стандарт&quot;)))">
            <text:p/>
          </table:table-cell>
          <table:table-cell table:formula="of:=T(IF([$тест3.G142]=1;ORG.OPENOFFICE.STYLE(&quot;граница&quot;);ORG.OPENOFFICE.STYLE(&quot;Стандарт&quot;)))">
            <text:p/>
          </table:table-cell>
          <table:table-cell table:formula="of:=T(IF([$тест3.H142]=1;ORG.OPENOFFICE.STYLE(&quot;граница&quot;);ORG.OPENOFFICE.STYLE(&quot;Стандарт&quot;)))">
            <text:p/>
          </table:table-cell>
          <table:table-cell table:formula="of:=T(IF([$тест3.I142]=1;ORG.OPENOFFICE.STYLE(&quot;граница&quot;);ORG.OPENOFFICE.STYLE(&quot;Стандарт&quot;)))">
            <text:p/>
          </table:table-cell>
          <table:table-cell table:formula="of:=T(IF([$тест3.J142]=1;ORG.OPENOFFICE.STYLE(&quot;граница&quot;);ORG.OPENOFFICE.STYLE(&quot;Стандарт&quot;)))">
            <text:p/>
          </table:table-cell>
          <table:table-cell table:formula="of:=T(IF([$тест3.K142]=1;ORG.OPENOFFICE.STYLE(&quot;граница&quot;);ORG.OPENOFFICE.STYLE(&quot;Стандарт&quot;)))">
            <text:p/>
          </table:table-cell>
          <table:table-cell table:formula="of:=T(IF([$тест3.L142]=1;ORG.OPENOFFICE.STYLE(&quot;граница&quot;);ORG.OPENOFFICE.STYLE(&quot;Стандарт&quot;)))">
            <text:p/>
          </table:table-cell>
          <table:table-cell table:formula="of:=T(IF([$тест3.M142]=1;ORG.OPENOFFICE.STYLE(&quot;граница&quot;);ORG.OPENOFFICE.STYLE(&quot;Стандарт&quot;)))">
            <text:p/>
          </table:table-cell>
          <table:table-cell table:formula="of:=T(IF([$тест3.N142]=1;ORG.OPENOFFICE.STYLE(&quot;граница&quot;);ORG.OPENOFFICE.STYLE(&quot;Стандарт&quot;)))">
            <text:p/>
          </table:table-cell>
          <table:table-cell table:formula="of:=T(IF([$тест3.O142]=1;ORG.OPENOFFICE.STYLE(&quot;граница&quot;);ORG.OPENOFFICE.STYLE(&quot;Стандарт&quot;)))">
            <text:p/>
          </table:table-cell>
          <table:table-cell table:formula="of:=T(IF([$тест3.P142]=1;ORG.OPENOFFICE.STYLE(&quot;граница&quot;);ORG.OPENOFFICE.STYLE(&quot;Стандарт&quot;)))">
            <text:p/>
          </table:table-cell>
          <table:table-cell table:formula="of:=T(IF([$тест3.Q142]=1;ORG.OPENOFFICE.STYLE(&quot;граница&quot;);ORG.OPENOFFICE.STYLE(&quot;Стандарт&quot;)))">
            <text:p/>
          </table:table-cell>
          <table:table-cell table:formula="of:=T(IF([$тест3.R142]=1;ORG.OPENOFFICE.STYLE(&quot;граница&quot;);ORG.OPENOFFICE.STYLE(&quot;Стандарт&quot;)))">
            <text:p/>
          </table:table-cell>
          <table:table-cell table:formula="of:=T(IF([$тест3.S142]=1;ORG.OPENOFFICE.STYLE(&quot;граница&quot;);ORG.OPENOFFICE.STYLE(&quot;Стандарт&quot;)))">
            <text:p/>
          </table:table-cell>
          <table:table-cell table:formula="of:=T(IF([$тест3.T142]=1;ORG.OPENOFFICE.STYLE(&quot;граница&quot;);ORG.OPENOFFICE.STYLE(&quot;Стандарт&quot;)))">
            <text:p/>
          </table:table-cell>
          <table:table-cell table:formula="of:=T(IF([$тест3.U142]=1;ORG.OPENOFFICE.STYLE(&quot;граница&quot;);ORG.OPENOFFICE.STYLE(&quot;Стандарт&quot;)))">
            <text:p/>
          </table:table-cell>
          <table:table-cell table:formula="of:=T(IF([$тест3.V142]=1;ORG.OPENOFFICE.STYLE(&quot;граница&quot;);ORG.OPENOFFICE.STYLE(&quot;Стандарт&quot;)))">
            <text:p/>
          </table:table-cell>
          <table:table-cell table:formula="of:=T(IF([$тест3.W142]=1;ORG.OPENOFFICE.STYLE(&quot;граница&quot;);ORG.OPENOFFICE.STYLE(&quot;Стандарт&quot;)))">
            <text:p/>
          </table:table-cell>
          <table:table-cell table:formula="of:=T(IF([$тест3.X142]=1;ORG.OPENOFFICE.STYLE(&quot;граница&quot;);ORG.OPENOFFICE.STYLE(&quot;Стандарт&quot;)))">
            <text:p/>
          </table:table-cell>
          <table:table-cell table:formula="of:=T(IF([$тест3.Y142]=1;ORG.OPENOFFICE.STYLE(&quot;граница&quot;);ORG.OPENOFFICE.STYLE(&quot;Стандарт&quot;)))">
            <text:p/>
          </table:table-cell>
          <table:table-cell table:formula="of:=T(IF([$тест3.Z142]=1;ORG.OPENOFFICE.STYLE(&quot;граница&quot;);ORG.OPENOFFICE.STYLE(&quot;Стандарт&quot;)))">
            <text:p/>
          </table:table-cell>
          <table:table-cell table:formula="of:=T(IF([$тест3.AA142]=1;ORG.OPENOFFICE.STYLE(&quot;граница&quot;);ORG.OPENOFFICE.STYLE(&quot;Стандарт&quot;)))">
            <text:p/>
          </table:table-cell>
          <table:table-cell table:formula="of:=T(IF([$тест3.AB142]=1;ORG.OPENOFFICE.STYLE(&quot;граница&quot;);ORG.OPENOFFICE.STYLE(&quot;Стандарт&quot;)))">
            <text:p/>
          </table:table-cell>
          <table:table-cell table:formula="of:=T(IF([$тест3.AC142]=1;ORG.OPENOFFICE.STYLE(&quot;граница&quot;);ORG.OPENOFFICE.STYLE(&quot;Стандарт&quot;)))">
            <text:p/>
          </table:table-cell>
          <table:table-cell table:formula="of:=T(IF([$тест3.AD142]=1;ORG.OPENOFFICE.STYLE(&quot;граница&quot;);ORG.OPENOFFICE.STYLE(&quot;Стандарт&quot;)))">
            <text:p/>
          </table:table-cell>
          <table:table-cell table:formula="of:=T(IF([$тест3.AE142]=1;ORG.OPENOFFICE.STYLE(&quot;граница&quot;);ORG.OPENOFFICE.STYLE(&quot;Стандарт&quot;)))">
            <text:p/>
          </table:table-cell>
          <table:table-cell table:formula="of:=T(IF([$тест3.AF142]=1;ORG.OPENOFFICE.STYLE(&quot;граница&quot;);ORG.OPENOFFICE.STYLE(&quot;Стандарт&quot;)))">
            <text:p/>
          </table:table-cell>
          <table:table-cell table:formula="of:=T(IF([$тест3.AG142]=1;ORG.OPENOFFICE.STYLE(&quot;граница&quot;);ORG.OPENOFFICE.STYLE(&quot;Стандарт&quot;)))">
            <text:p/>
          </table:table-cell>
          <table:table-cell table:formula="of:=T(IF([$тест3.AH142]=1;ORG.OPENOFFICE.STYLE(&quot;граница&quot;);ORG.OPENOFFICE.STYLE(&quot;Стандарт&quot;)))">
            <text:p/>
          </table:table-cell>
          <table:table-cell table:formula="of:=T(IF([$тест3.AI142]=1;ORG.OPENOFFICE.STYLE(&quot;граница&quot;);ORG.OPENOFFICE.STYLE(&quot;Стандарт&quot;)))">
            <text:p/>
          </table:table-cell>
          <table:table-cell table:formula="of:=T(IF([$тест3.AJ142]=1;ORG.OPENOFFICE.STYLE(&quot;граница&quot;);ORG.OPENOFFICE.STYLE(&quot;Стандарт&quot;)))">
            <text:p/>
          </table:table-cell>
          <table:table-cell table:formula="of:=T(IF([$тест3.AK142]=1;ORG.OPENOFFICE.STYLE(&quot;граница&quot;);ORG.OPENOFFICE.STYLE(&quot;Стандарт&quot;)))">
            <text:p/>
          </table:table-cell>
          <table:table-cell table:formula="of:=T(IF([$тест3.AL142]=1;ORG.OPENOFFICE.STYLE(&quot;граница&quot;);ORG.OPENOFFICE.STYLE(&quot;Стандарт&quot;)))">
            <text:p/>
          </table:table-cell>
          <table:table-cell table:formula="of:=T(IF([$тест3.AM142]=1;ORG.OPENOFFICE.STYLE(&quot;граница&quot;);ORG.OPENOFFICE.STYLE(&quot;Стандарт&quot;)))">
            <text:p/>
          </table:table-cell>
          <table:table-cell table:formula="of:=T(IF([$тест3.AN142]=1;ORG.OPENOFFICE.STYLE(&quot;граница&quot;);ORG.OPENOFFICE.STYLE(&quot;Стандарт&quot;)))">
            <text:p/>
          </table:table-cell>
          <table:table-cell table:formula="of:=T(IF([$тест3.AO142]=1;ORG.OPENOFFICE.STYLE(&quot;граница&quot;);ORG.OPENOFFICE.STYLE(&quot;Стандарт&quot;)))">
            <text:p/>
          </table:table-cell>
          <table:table-cell table:formula="of:=T(IF([$тест3.AP142]=1;ORG.OPENOFFICE.STYLE(&quot;граница&quot;);ORG.OPENOFFICE.STYLE(&quot;Стандарт&quot;)))">
            <text:p/>
          </table:table-cell>
          <table:table-cell table:formula="of:=T(IF([$тест3.AQ142]=1;ORG.OPENOFFICE.STYLE(&quot;граница&quot;);ORG.OPENOFFICE.STYLE(&quot;Стандарт&quot;)))">
            <text:p/>
          </table:table-cell>
          <table:table-cell table:formula="of:=T(IF([$тест3.AR142]=1;ORG.OPENOFFICE.STYLE(&quot;граница&quot;);ORG.OPENOFFICE.STYLE(&quot;Стандарт&quot;)))">
            <text:p/>
          </table:table-cell>
          <table:table-cell table:formula="of:=T(IF([$тест3.AS142]=1;ORG.OPENOFFICE.STYLE(&quot;граница&quot;);ORG.OPENOFFICE.STYLE(&quot;Стандарт&quot;)))">
            <text:p/>
          </table:table-cell>
          <table:table-cell table:formula="of:=T(IF([$тест3.AT142]=1;ORG.OPENOFFICE.STYLE(&quot;граница&quot;);ORG.OPENOFFICE.STYLE(&quot;Стандарт&quot;)))">
            <text:p/>
          </table:table-cell>
          <table:table-cell table:formula="of:=T(IF([$тест3.AU142]=1;ORG.OPENOFFICE.STYLE(&quot;граница&quot;);ORG.OPENOFFICE.STYLE(&quot;Стандарт&quot;)))">
            <text:p/>
          </table:table-cell>
          <table:table-cell table:formula="of:=T(IF([$тест3.AV142]=1;ORG.OPENOFFICE.STYLE(&quot;граница&quot;);ORG.OPENOFFICE.STYLE(&quot;Стандарт&quot;)))">
            <text:p/>
          </table:table-cell>
          <table:table-cell table:formula="of:=T(IF([$тест3.AW142]=1;ORG.OPENOFFICE.STYLE(&quot;граница&quot;);ORG.OPENOFFICE.STYLE(&quot;Стандарт&quot;)))">
            <text:p/>
          </table:table-cell>
          <table:table-cell table:formula="of:=T(IF([$тест3.AX14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3]=1;ORG.OPENOFFICE.STYLE(&quot;граница&quot;);ORG.OPENOFFICE.STYLE(&quot;Стандарт&quot;)))">
            <text:p/>
          </table:table-cell>
          <table:table-cell table:formula="of:=T(IF([$тест3.C143]=1;ORG.OPENOFFICE.STYLE(&quot;граница&quot;);ORG.OPENOFFICE.STYLE(&quot;Стандарт&quot;)))">
            <text:p/>
          </table:table-cell>
          <table:table-cell table:formula="of:=T(IF([$тест3.D143]=1;ORG.OPENOFFICE.STYLE(&quot;граница&quot;);ORG.OPENOFFICE.STYLE(&quot;Стандарт&quot;)))">
            <text:p/>
          </table:table-cell>
          <table:table-cell table:formula="of:=T(IF([$тест3.E143]=1;ORG.OPENOFFICE.STYLE(&quot;граница&quot;);ORG.OPENOFFICE.STYLE(&quot;Стандарт&quot;)))">
            <text:p/>
          </table:table-cell>
          <table:table-cell table:formula="of:=T(IF([$тест3.F143]=1;ORG.OPENOFFICE.STYLE(&quot;граница&quot;);ORG.OPENOFFICE.STYLE(&quot;Стандарт&quot;)))">
            <text:p/>
          </table:table-cell>
          <table:table-cell table:formula="of:=T(IF([$тест3.G143]=1;ORG.OPENOFFICE.STYLE(&quot;граница&quot;);ORG.OPENOFFICE.STYLE(&quot;Стандарт&quot;)))">
            <text:p/>
          </table:table-cell>
          <table:table-cell table:formula="of:=T(IF([$тест3.H143]=1;ORG.OPENOFFICE.STYLE(&quot;граница&quot;);ORG.OPENOFFICE.STYLE(&quot;Стандарт&quot;)))">
            <text:p/>
          </table:table-cell>
          <table:table-cell table:formula="of:=T(IF([$тест3.I143]=1;ORG.OPENOFFICE.STYLE(&quot;граница&quot;);ORG.OPENOFFICE.STYLE(&quot;Стандарт&quot;)))">
            <text:p/>
          </table:table-cell>
          <table:table-cell table:formula="of:=T(IF([$тест3.J143]=1;ORG.OPENOFFICE.STYLE(&quot;граница&quot;);ORG.OPENOFFICE.STYLE(&quot;Стандарт&quot;)))">
            <text:p/>
          </table:table-cell>
          <table:table-cell table:formula="of:=T(IF([$тест3.K143]=1;ORG.OPENOFFICE.STYLE(&quot;граница&quot;);ORG.OPENOFFICE.STYLE(&quot;Стандарт&quot;)))">
            <text:p/>
          </table:table-cell>
          <table:table-cell table:formula="of:=T(IF([$тест3.L143]=1;ORG.OPENOFFICE.STYLE(&quot;граница&quot;);ORG.OPENOFFICE.STYLE(&quot;Стандарт&quot;)))">
            <text:p/>
          </table:table-cell>
          <table:table-cell table:formula="of:=T(IF([$тест3.M143]=1;ORG.OPENOFFICE.STYLE(&quot;граница&quot;);ORG.OPENOFFICE.STYLE(&quot;Стандарт&quot;)))">
            <text:p/>
          </table:table-cell>
          <table:table-cell table:formula="of:=T(IF([$тест3.N143]=1;ORG.OPENOFFICE.STYLE(&quot;граница&quot;);ORG.OPENOFFICE.STYLE(&quot;Стандарт&quot;)))">
            <text:p/>
          </table:table-cell>
          <table:table-cell table:formula="of:=T(IF([$тест3.O143]=1;ORG.OPENOFFICE.STYLE(&quot;граница&quot;);ORG.OPENOFFICE.STYLE(&quot;Стандарт&quot;)))">
            <text:p/>
          </table:table-cell>
          <table:table-cell table:formula="of:=T(IF([$тест3.P143]=1;ORG.OPENOFFICE.STYLE(&quot;граница&quot;);ORG.OPENOFFICE.STYLE(&quot;Стандарт&quot;)))">
            <text:p/>
          </table:table-cell>
          <table:table-cell table:formula="of:=T(IF([$тест3.Q143]=1;ORG.OPENOFFICE.STYLE(&quot;граница&quot;);ORG.OPENOFFICE.STYLE(&quot;Стандарт&quot;)))">
            <text:p/>
          </table:table-cell>
          <table:table-cell table:formula="of:=T(IF([$тест3.R143]=1;ORG.OPENOFFICE.STYLE(&quot;граница&quot;);ORG.OPENOFFICE.STYLE(&quot;Стандарт&quot;)))">
            <text:p/>
          </table:table-cell>
          <table:table-cell table:formula="of:=T(IF([$тест3.S143]=1;ORG.OPENOFFICE.STYLE(&quot;граница&quot;);ORG.OPENOFFICE.STYLE(&quot;Стандарт&quot;)))">
            <text:p/>
          </table:table-cell>
          <table:table-cell table:formula="of:=T(IF([$тест3.T143]=1;ORG.OPENOFFICE.STYLE(&quot;граница&quot;);ORG.OPENOFFICE.STYLE(&quot;Стандарт&quot;)))">
            <text:p/>
          </table:table-cell>
          <table:table-cell table:formula="of:=T(IF([$тест3.U143]=1;ORG.OPENOFFICE.STYLE(&quot;граница&quot;);ORG.OPENOFFICE.STYLE(&quot;Стандарт&quot;)))">
            <text:p/>
          </table:table-cell>
          <table:table-cell table:formula="of:=T(IF([$тест3.V143]=1;ORG.OPENOFFICE.STYLE(&quot;граница&quot;);ORG.OPENOFFICE.STYLE(&quot;Стандарт&quot;)))">
            <text:p/>
          </table:table-cell>
          <table:table-cell table:formula="of:=T(IF([$тест3.W143]=1;ORG.OPENOFFICE.STYLE(&quot;граница&quot;);ORG.OPENOFFICE.STYLE(&quot;Стандарт&quot;)))">
            <text:p/>
          </table:table-cell>
          <table:table-cell table:formula="of:=T(IF([$тест3.X143]=1;ORG.OPENOFFICE.STYLE(&quot;граница&quot;);ORG.OPENOFFICE.STYLE(&quot;Стандарт&quot;)))">
            <text:p/>
          </table:table-cell>
          <table:table-cell table:formula="of:=T(IF([$тест3.Y143]=1;ORG.OPENOFFICE.STYLE(&quot;граница&quot;);ORG.OPENOFFICE.STYLE(&quot;Стандарт&quot;)))">
            <text:p/>
          </table:table-cell>
          <table:table-cell table:formula="of:=T(IF([$тест3.Z143]=1;ORG.OPENOFFICE.STYLE(&quot;граница&quot;);ORG.OPENOFFICE.STYLE(&quot;Стандарт&quot;)))">
            <text:p/>
          </table:table-cell>
          <table:table-cell table:formula="of:=T(IF([$тест3.AA143]=1;ORG.OPENOFFICE.STYLE(&quot;граница&quot;);ORG.OPENOFFICE.STYLE(&quot;Стандарт&quot;)))">
            <text:p/>
          </table:table-cell>
          <table:table-cell table:formula="of:=T(IF([$тест3.AB143]=1;ORG.OPENOFFICE.STYLE(&quot;граница&quot;);ORG.OPENOFFICE.STYLE(&quot;Стандарт&quot;)))">
            <text:p/>
          </table:table-cell>
          <table:table-cell table:formula="of:=T(IF([$тест3.AC143]=1;ORG.OPENOFFICE.STYLE(&quot;граница&quot;);ORG.OPENOFFICE.STYLE(&quot;Стандарт&quot;)))">
            <text:p/>
          </table:table-cell>
          <table:table-cell table:formula="of:=T(IF([$тест3.AD143]=1;ORG.OPENOFFICE.STYLE(&quot;граница&quot;);ORG.OPENOFFICE.STYLE(&quot;Стандарт&quot;)))">
            <text:p/>
          </table:table-cell>
          <table:table-cell table:formula="of:=T(IF([$тест3.AE143]=1;ORG.OPENOFFICE.STYLE(&quot;граница&quot;);ORG.OPENOFFICE.STYLE(&quot;Стандарт&quot;)))">
            <text:p/>
          </table:table-cell>
          <table:table-cell table:formula="of:=T(IF([$тест3.AF143]=1;ORG.OPENOFFICE.STYLE(&quot;граница&quot;);ORG.OPENOFFICE.STYLE(&quot;Стандарт&quot;)))">
            <text:p/>
          </table:table-cell>
          <table:table-cell table:formula="of:=T(IF([$тест3.AG143]=1;ORG.OPENOFFICE.STYLE(&quot;граница&quot;);ORG.OPENOFFICE.STYLE(&quot;Стандарт&quot;)))">
            <text:p/>
          </table:table-cell>
          <table:table-cell table:formula="of:=T(IF([$тест3.AH143]=1;ORG.OPENOFFICE.STYLE(&quot;граница&quot;);ORG.OPENOFFICE.STYLE(&quot;Стандарт&quot;)))">
            <text:p/>
          </table:table-cell>
          <table:table-cell table:formula="of:=T(IF([$тест3.AI143]=1;ORG.OPENOFFICE.STYLE(&quot;граница&quot;);ORG.OPENOFFICE.STYLE(&quot;Стандарт&quot;)))">
            <text:p/>
          </table:table-cell>
          <table:table-cell table:formula="of:=T(IF([$тест3.AJ143]=1;ORG.OPENOFFICE.STYLE(&quot;граница&quot;);ORG.OPENOFFICE.STYLE(&quot;Стандарт&quot;)))">
            <text:p/>
          </table:table-cell>
          <table:table-cell table:formula="of:=T(IF([$тест3.AK143]=1;ORG.OPENOFFICE.STYLE(&quot;граница&quot;);ORG.OPENOFFICE.STYLE(&quot;Стандарт&quot;)))">
            <text:p/>
          </table:table-cell>
          <table:table-cell table:formula="of:=T(IF([$тест3.AL143]=1;ORG.OPENOFFICE.STYLE(&quot;граница&quot;);ORG.OPENOFFICE.STYLE(&quot;Стандарт&quot;)))">
            <text:p/>
          </table:table-cell>
          <table:table-cell table:formula="of:=T(IF([$тест3.AM143]=1;ORG.OPENOFFICE.STYLE(&quot;граница&quot;);ORG.OPENOFFICE.STYLE(&quot;Стандарт&quot;)))">
            <text:p/>
          </table:table-cell>
          <table:table-cell table:formula="of:=T(IF([$тест3.AN143]=1;ORG.OPENOFFICE.STYLE(&quot;граница&quot;);ORG.OPENOFFICE.STYLE(&quot;Стандарт&quot;)))">
            <text:p/>
          </table:table-cell>
          <table:table-cell table:formula="of:=T(IF([$тест3.AO143]=1;ORG.OPENOFFICE.STYLE(&quot;граница&quot;);ORG.OPENOFFICE.STYLE(&quot;Стандарт&quot;)))">
            <text:p/>
          </table:table-cell>
          <table:table-cell table:formula="of:=T(IF([$тест3.AP143]=1;ORG.OPENOFFICE.STYLE(&quot;граница&quot;);ORG.OPENOFFICE.STYLE(&quot;Стандарт&quot;)))">
            <text:p/>
          </table:table-cell>
          <table:table-cell table:formula="of:=T(IF([$тест3.AQ143]=1;ORG.OPENOFFICE.STYLE(&quot;граница&quot;);ORG.OPENOFFICE.STYLE(&quot;Стандарт&quot;)))">
            <text:p/>
          </table:table-cell>
          <table:table-cell table:formula="of:=T(IF([$тест3.AR143]=1;ORG.OPENOFFICE.STYLE(&quot;граница&quot;);ORG.OPENOFFICE.STYLE(&quot;Стандарт&quot;)))">
            <text:p/>
          </table:table-cell>
          <table:table-cell table:formula="of:=T(IF([$тест3.AS143]=1;ORG.OPENOFFICE.STYLE(&quot;граница&quot;);ORG.OPENOFFICE.STYLE(&quot;Стандарт&quot;)))">
            <text:p/>
          </table:table-cell>
          <table:table-cell table:formula="of:=T(IF([$тест3.AT143]=1;ORG.OPENOFFICE.STYLE(&quot;граница&quot;);ORG.OPENOFFICE.STYLE(&quot;Стандарт&quot;)))">
            <text:p/>
          </table:table-cell>
          <table:table-cell table:formula="of:=T(IF([$тест3.AU143]=1;ORG.OPENOFFICE.STYLE(&quot;граница&quot;);ORG.OPENOFFICE.STYLE(&quot;Стандарт&quot;)))">
            <text:p/>
          </table:table-cell>
          <table:table-cell table:formula="of:=T(IF([$тест3.AV143]=1;ORG.OPENOFFICE.STYLE(&quot;граница&quot;);ORG.OPENOFFICE.STYLE(&quot;Стандарт&quot;)))">
            <text:p/>
          </table:table-cell>
          <table:table-cell table:formula="of:=T(IF([$тест3.AW143]=1;ORG.OPENOFFICE.STYLE(&quot;граница&quot;);ORG.OPENOFFICE.STYLE(&quot;Стандарт&quot;)))">
            <text:p/>
          </table:table-cell>
          <table:table-cell table:formula="of:=T(IF([$тест3.AX14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4]=1;ORG.OPENOFFICE.STYLE(&quot;граница&quot;);ORG.OPENOFFICE.STYLE(&quot;Стандарт&quot;)))">
            <text:p/>
          </table:table-cell>
          <table:table-cell table:formula="of:=T(IF([$тест3.C144]=1;ORG.OPENOFFICE.STYLE(&quot;граница&quot;);ORG.OPENOFFICE.STYLE(&quot;Стандарт&quot;)))">
            <text:p/>
          </table:table-cell>
          <table:table-cell table:formula="of:=T(IF([$тест3.D144]=1;ORG.OPENOFFICE.STYLE(&quot;граница&quot;);ORG.OPENOFFICE.STYLE(&quot;Стандарт&quot;)))">
            <text:p/>
          </table:table-cell>
          <table:table-cell table:formula="of:=T(IF([$тест3.E144]=1;ORG.OPENOFFICE.STYLE(&quot;граница&quot;);ORG.OPENOFFICE.STYLE(&quot;Стандарт&quot;)))">
            <text:p/>
          </table:table-cell>
          <table:table-cell table:formula="of:=T(IF([$тест3.F144]=1;ORG.OPENOFFICE.STYLE(&quot;граница&quot;);ORG.OPENOFFICE.STYLE(&quot;Стандарт&quot;)))">
            <text:p/>
          </table:table-cell>
          <table:table-cell table:formula="of:=T(IF([$тест3.G144]=1;ORG.OPENOFFICE.STYLE(&quot;граница&quot;);ORG.OPENOFFICE.STYLE(&quot;Стандарт&quot;)))">
            <text:p/>
          </table:table-cell>
          <table:table-cell table:formula="of:=T(IF([$тест3.H144]=1;ORG.OPENOFFICE.STYLE(&quot;граница&quot;);ORG.OPENOFFICE.STYLE(&quot;Стандарт&quot;)))">
            <text:p/>
          </table:table-cell>
          <table:table-cell table:formula="of:=T(IF([$тест3.I144]=1;ORG.OPENOFFICE.STYLE(&quot;граница&quot;);ORG.OPENOFFICE.STYLE(&quot;Стандарт&quot;)))">
            <text:p/>
          </table:table-cell>
          <table:table-cell table:formula="of:=T(IF([$тест3.J144]=1;ORG.OPENOFFICE.STYLE(&quot;граница&quot;);ORG.OPENOFFICE.STYLE(&quot;Стандарт&quot;)))">
            <text:p/>
          </table:table-cell>
          <table:table-cell table:formula="of:=T(IF([$тест3.K144]=1;ORG.OPENOFFICE.STYLE(&quot;граница&quot;);ORG.OPENOFFICE.STYLE(&quot;Стандарт&quot;)))">
            <text:p/>
          </table:table-cell>
          <table:table-cell table:formula="of:=T(IF([$тест3.L144]=1;ORG.OPENOFFICE.STYLE(&quot;граница&quot;);ORG.OPENOFFICE.STYLE(&quot;Стандарт&quot;)))">
            <text:p/>
          </table:table-cell>
          <table:table-cell table:formula="of:=T(IF([$тест3.M144]=1;ORG.OPENOFFICE.STYLE(&quot;граница&quot;);ORG.OPENOFFICE.STYLE(&quot;Стандарт&quot;)))">
            <text:p/>
          </table:table-cell>
          <table:table-cell table:formula="of:=T(IF([$тест3.N144]=1;ORG.OPENOFFICE.STYLE(&quot;граница&quot;);ORG.OPENOFFICE.STYLE(&quot;Стандарт&quot;)))">
            <text:p/>
          </table:table-cell>
          <table:table-cell table:formula="of:=T(IF([$тест3.O144]=1;ORG.OPENOFFICE.STYLE(&quot;граница&quot;);ORG.OPENOFFICE.STYLE(&quot;Стандарт&quot;)))">
            <text:p/>
          </table:table-cell>
          <table:table-cell table:formula="of:=T(IF([$тест3.P144]=1;ORG.OPENOFFICE.STYLE(&quot;граница&quot;);ORG.OPENOFFICE.STYLE(&quot;Стандарт&quot;)))">
            <text:p/>
          </table:table-cell>
          <table:table-cell table:formula="of:=T(IF([$тест3.Q144]=1;ORG.OPENOFFICE.STYLE(&quot;граница&quot;);ORG.OPENOFFICE.STYLE(&quot;Стандарт&quot;)))">
            <text:p/>
          </table:table-cell>
          <table:table-cell table:formula="of:=T(IF([$тест3.R144]=1;ORG.OPENOFFICE.STYLE(&quot;граница&quot;);ORG.OPENOFFICE.STYLE(&quot;Стандарт&quot;)))">
            <text:p/>
          </table:table-cell>
          <table:table-cell table:formula="of:=T(IF([$тест3.S144]=1;ORG.OPENOFFICE.STYLE(&quot;граница&quot;);ORG.OPENOFFICE.STYLE(&quot;Стандарт&quot;)))">
            <text:p/>
          </table:table-cell>
          <table:table-cell table:formula="of:=T(IF([$тест3.T144]=1;ORG.OPENOFFICE.STYLE(&quot;граница&quot;);ORG.OPENOFFICE.STYLE(&quot;Стандарт&quot;)))">
            <text:p/>
          </table:table-cell>
          <table:table-cell table:formula="of:=T(IF([$тест3.U144]=1;ORG.OPENOFFICE.STYLE(&quot;граница&quot;);ORG.OPENOFFICE.STYLE(&quot;Стандарт&quot;)))">
            <text:p/>
          </table:table-cell>
          <table:table-cell table:formula="of:=T(IF([$тест3.V144]=1;ORG.OPENOFFICE.STYLE(&quot;граница&quot;);ORG.OPENOFFICE.STYLE(&quot;Стандарт&quot;)))">
            <text:p/>
          </table:table-cell>
          <table:table-cell table:formula="of:=T(IF([$тест3.W144]=1;ORG.OPENOFFICE.STYLE(&quot;граница&quot;);ORG.OPENOFFICE.STYLE(&quot;Стандарт&quot;)))">
            <text:p/>
          </table:table-cell>
          <table:table-cell table:formula="of:=T(IF([$тест3.X144]=1;ORG.OPENOFFICE.STYLE(&quot;граница&quot;);ORG.OPENOFFICE.STYLE(&quot;Стандарт&quot;)))">
            <text:p/>
          </table:table-cell>
          <table:table-cell table:formula="of:=T(IF([$тест3.Y144]=1;ORG.OPENOFFICE.STYLE(&quot;граница&quot;);ORG.OPENOFFICE.STYLE(&quot;Стандарт&quot;)))">
            <text:p/>
          </table:table-cell>
          <table:table-cell table:formula="of:=T(IF([$тест3.Z144]=1;ORG.OPENOFFICE.STYLE(&quot;граница&quot;);ORG.OPENOFFICE.STYLE(&quot;Стандарт&quot;)))">
            <text:p/>
          </table:table-cell>
          <table:table-cell table:formula="of:=T(IF([$тест3.AA144]=1;ORG.OPENOFFICE.STYLE(&quot;граница&quot;);ORG.OPENOFFICE.STYLE(&quot;Стандарт&quot;)))">
            <text:p/>
          </table:table-cell>
          <table:table-cell table:formula="of:=T(IF([$тест3.AB144]=1;ORG.OPENOFFICE.STYLE(&quot;граница&quot;);ORG.OPENOFFICE.STYLE(&quot;Стандарт&quot;)))">
            <text:p/>
          </table:table-cell>
          <table:table-cell table:formula="of:=T(IF([$тест3.AC144]=1;ORG.OPENOFFICE.STYLE(&quot;граница&quot;);ORG.OPENOFFICE.STYLE(&quot;Стандарт&quot;)))">
            <text:p/>
          </table:table-cell>
          <table:table-cell table:formula="of:=T(IF([$тест3.AD144]=1;ORG.OPENOFFICE.STYLE(&quot;граница&quot;);ORG.OPENOFFICE.STYLE(&quot;Стандарт&quot;)))">
            <text:p/>
          </table:table-cell>
          <table:table-cell table:formula="of:=T(IF([$тест3.AE144]=1;ORG.OPENOFFICE.STYLE(&quot;граница&quot;);ORG.OPENOFFICE.STYLE(&quot;Стандарт&quot;)))">
            <text:p/>
          </table:table-cell>
          <table:table-cell table:formula="of:=T(IF([$тест3.AF144]=1;ORG.OPENOFFICE.STYLE(&quot;граница&quot;);ORG.OPENOFFICE.STYLE(&quot;Стандарт&quot;)))">
            <text:p/>
          </table:table-cell>
          <table:table-cell table:formula="of:=T(IF([$тест3.AG144]=1;ORG.OPENOFFICE.STYLE(&quot;граница&quot;);ORG.OPENOFFICE.STYLE(&quot;Стандарт&quot;)))">
            <text:p/>
          </table:table-cell>
          <table:table-cell table:formula="of:=T(IF([$тест3.AH144]=1;ORG.OPENOFFICE.STYLE(&quot;граница&quot;);ORG.OPENOFFICE.STYLE(&quot;Стандарт&quot;)))">
            <text:p/>
          </table:table-cell>
          <table:table-cell table:formula="of:=T(IF([$тест3.AI144]=1;ORG.OPENOFFICE.STYLE(&quot;граница&quot;);ORG.OPENOFFICE.STYLE(&quot;Стандарт&quot;)))">
            <text:p/>
          </table:table-cell>
          <table:table-cell table:formula="of:=T(IF([$тест3.AJ144]=1;ORG.OPENOFFICE.STYLE(&quot;граница&quot;);ORG.OPENOFFICE.STYLE(&quot;Стандарт&quot;)))">
            <text:p/>
          </table:table-cell>
          <table:table-cell table:formula="of:=T(IF([$тест3.AK144]=1;ORG.OPENOFFICE.STYLE(&quot;граница&quot;);ORG.OPENOFFICE.STYLE(&quot;Стандарт&quot;)))">
            <text:p/>
          </table:table-cell>
          <table:table-cell table:formula="of:=T(IF([$тест3.AL144]=1;ORG.OPENOFFICE.STYLE(&quot;граница&quot;);ORG.OPENOFFICE.STYLE(&quot;Стандарт&quot;)))">
            <text:p/>
          </table:table-cell>
          <table:table-cell table:formula="of:=T(IF([$тест3.AM144]=1;ORG.OPENOFFICE.STYLE(&quot;граница&quot;);ORG.OPENOFFICE.STYLE(&quot;Стандарт&quot;)))">
            <text:p/>
          </table:table-cell>
          <table:table-cell table:formula="of:=T(IF([$тест3.AN144]=1;ORG.OPENOFFICE.STYLE(&quot;граница&quot;);ORG.OPENOFFICE.STYLE(&quot;Стандарт&quot;)))">
            <text:p/>
          </table:table-cell>
          <table:table-cell table:formula="of:=T(IF([$тест3.AO144]=1;ORG.OPENOFFICE.STYLE(&quot;граница&quot;);ORG.OPENOFFICE.STYLE(&quot;Стандарт&quot;)))">
            <text:p/>
          </table:table-cell>
          <table:table-cell table:formula="of:=T(IF([$тест3.AP144]=1;ORG.OPENOFFICE.STYLE(&quot;граница&quot;);ORG.OPENOFFICE.STYLE(&quot;Стандарт&quot;)))">
            <text:p/>
          </table:table-cell>
          <table:table-cell table:formula="of:=T(IF([$тест3.AQ144]=1;ORG.OPENOFFICE.STYLE(&quot;граница&quot;);ORG.OPENOFFICE.STYLE(&quot;Стандарт&quot;)))">
            <text:p/>
          </table:table-cell>
          <table:table-cell table:formula="of:=T(IF([$тест3.AR144]=1;ORG.OPENOFFICE.STYLE(&quot;граница&quot;);ORG.OPENOFFICE.STYLE(&quot;Стандарт&quot;)))">
            <text:p/>
          </table:table-cell>
          <table:table-cell table:formula="of:=T(IF([$тест3.AS144]=1;ORG.OPENOFFICE.STYLE(&quot;граница&quot;);ORG.OPENOFFICE.STYLE(&quot;Стандарт&quot;)))">
            <text:p/>
          </table:table-cell>
          <table:table-cell table:formula="of:=T(IF([$тест3.AT144]=1;ORG.OPENOFFICE.STYLE(&quot;граница&quot;);ORG.OPENOFFICE.STYLE(&quot;Стандарт&quot;)))">
            <text:p/>
          </table:table-cell>
          <table:table-cell table:formula="of:=T(IF([$тест3.AU144]=1;ORG.OPENOFFICE.STYLE(&quot;граница&quot;);ORG.OPENOFFICE.STYLE(&quot;Стандарт&quot;)))">
            <text:p/>
          </table:table-cell>
          <table:table-cell table:formula="of:=T(IF([$тест3.AV144]=1;ORG.OPENOFFICE.STYLE(&quot;граница&quot;);ORG.OPENOFFICE.STYLE(&quot;Стандарт&quot;)))">
            <text:p/>
          </table:table-cell>
          <table:table-cell table:formula="of:=T(IF([$тест3.AW144]=1;ORG.OPENOFFICE.STYLE(&quot;граница&quot;);ORG.OPENOFFICE.STYLE(&quot;Стандарт&quot;)))">
            <text:p/>
          </table:table-cell>
          <table:table-cell table:formula="of:=T(IF([$тест3.AX14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5]=1;ORG.OPENOFFICE.STYLE(&quot;граница&quot;);ORG.OPENOFFICE.STYLE(&quot;Стандарт&quot;)))">
            <text:p/>
          </table:table-cell>
          <table:table-cell table:formula="of:=T(IF([$тест3.C145]=1;ORG.OPENOFFICE.STYLE(&quot;граница&quot;);ORG.OPENOFFICE.STYLE(&quot;Стандарт&quot;)))">
            <text:p/>
          </table:table-cell>
          <table:table-cell table:formula="of:=T(IF([$тест3.D145]=1;ORG.OPENOFFICE.STYLE(&quot;граница&quot;);ORG.OPENOFFICE.STYLE(&quot;Стандарт&quot;)))">
            <text:p/>
          </table:table-cell>
          <table:table-cell table:formula="of:=T(IF([$тест3.E145]=1;ORG.OPENOFFICE.STYLE(&quot;граница&quot;);ORG.OPENOFFICE.STYLE(&quot;Стандарт&quot;)))">
            <text:p/>
          </table:table-cell>
          <table:table-cell table:formula="of:=T(IF([$тест3.F145]=1;ORG.OPENOFFICE.STYLE(&quot;граница&quot;);ORG.OPENOFFICE.STYLE(&quot;Стандарт&quot;)))">
            <text:p/>
          </table:table-cell>
          <table:table-cell table:formula="of:=T(IF([$тест3.G145]=1;ORG.OPENOFFICE.STYLE(&quot;граница&quot;);ORG.OPENOFFICE.STYLE(&quot;Стандарт&quot;)))">
            <text:p/>
          </table:table-cell>
          <table:table-cell table:formula="of:=T(IF([$тест3.H145]=1;ORG.OPENOFFICE.STYLE(&quot;граница&quot;);ORG.OPENOFFICE.STYLE(&quot;Стандарт&quot;)))">
            <text:p/>
          </table:table-cell>
          <table:table-cell table:formula="of:=T(IF([$тест3.I145]=1;ORG.OPENOFFICE.STYLE(&quot;граница&quot;);ORG.OPENOFFICE.STYLE(&quot;Стандарт&quot;)))">
            <text:p/>
          </table:table-cell>
          <table:table-cell table:formula="of:=T(IF([$тест3.J145]=1;ORG.OPENOFFICE.STYLE(&quot;граница&quot;);ORG.OPENOFFICE.STYLE(&quot;Стандарт&quot;)))">
            <text:p/>
          </table:table-cell>
          <table:table-cell table:formula="of:=T(IF([$тест3.K145]=1;ORG.OPENOFFICE.STYLE(&quot;граница&quot;);ORG.OPENOFFICE.STYLE(&quot;Стандарт&quot;)))">
            <text:p/>
          </table:table-cell>
          <table:table-cell table:formula="of:=T(IF([$тест3.L145]=1;ORG.OPENOFFICE.STYLE(&quot;граница&quot;);ORG.OPENOFFICE.STYLE(&quot;Стандарт&quot;)))">
            <text:p/>
          </table:table-cell>
          <table:table-cell table:formula="of:=T(IF([$тест3.M145]=1;ORG.OPENOFFICE.STYLE(&quot;граница&quot;);ORG.OPENOFFICE.STYLE(&quot;Стандарт&quot;)))">
            <text:p/>
          </table:table-cell>
          <table:table-cell table:formula="of:=T(IF([$тест3.N145]=1;ORG.OPENOFFICE.STYLE(&quot;граница&quot;);ORG.OPENOFFICE.STYLE(&quot;Стандарт&quot;)))">
            <text:p/>
          </table:table-cell>
          <table:table-cell table:formula="of:=T(IF([$тест3.O145]=1;ORG.OPENOFFICE.STYLE(&quot;граница&quot;);ORG.OPENOFFICE.STYLE(&quot;Стандарт&quot;)))">
            <text:p/>
          </table:table-cell>
          <table:table-cell table:formula="of:=T(IF([$тест3.P145]=1;ORG.OPENOFFICE.STYLE(&quot;граница&quot;);ORG.OPENOFFICE.STYLE(&quot;Стандарт&quot;)))">
            <text:p/>
          </table:table-cell>
          <table:table-cell table:formula="of:=T(IF([$тест3.Q145]=1;ORG.OPENOFFICE.STYLE(&quot;граница&quot;);ORG.OPENOFFICE.STYLE(&quot;Стандарт&quot;)))">
            <text:p/>
          </table:table-cell>
          <table:table-cell table:formula="of:=T(IF([$тест3.R145]=1;ORG.OPENOFFICE.STYLE(&quot;граница&quot;);ORG.OPENOFFICE.STYLE(&quot;Стандарт&quot;)))">
            <text:p/>
          </table:table-cell>
          <table:table-cell table:formula="of:=T(IF([$тест3.S145]=1;ORG.OPENOFFICE.STYLE(&quot;граница&quot;);ORG.OPENOFFICE.STYLE(&quot;Стандарт&quot;)))">
            <text:p/>
          </table:table-cell>
          <table:table-cell table:formula="of:=T(IF([$тест3.T145]=1;ORG.OPENOFFICE.STYLE(&quot;граница&quot;);ORG.OPENOFFICE.STYLE(&quot;Стандарт&quot;)))">
            <text:p/>
          </table:table-cell>
          <table:table-cell table:formula="of:=T(IF([$тест3.U145]=1;ORG.OPENOFFICE.STYLE(&quot;граница&quot;);ORG.OPENOFFICE.STYLE(&quot;Стандарт&quot;)))">
            <text:p/>
          </table:table-cell>
          <table:table-cell table:formula="of:=T(IF([$тест3.V145]=1;ORG.OPENOFFICE.STYLE(&quot;граница&quot;);ORG.OPENOFFICE.STYLE(&quot;Стандарт&quot;)))">
            <text:p/>
          </table:table-cell>
          <table:table-cell table:formula="of:=T(IF([$тест3.W145]=1;ORG.OPENOFFICE.STYLE(&quot;граница&quot;);ORG.OPENOFFICE.STYLE(&quot;Стандарт&quot;)))">
            <text:p/>
          </table:table-cell>
          <table:table-cell table:formula="of:=T(IF([$тест3.X145]=1;ORG.OPENOFFICE.STYLE(&quot;граница&quot;);ORG.OPENOFFICE.STYLE(&quot;Стандарт&quot;)))">
            <text:p/>
          </table:table-cell>
          <table:table-cell table:formula="of:=T(IF([$тест3.Y145]=1;ORG.OPENOFFICE.STYLE(&quot;граница&quot;);ORG.OPENOFFICE.STYLE(&quot;Стандарт&quot;)))">
            <text:p/>
          </table:table-cell>
          <table:table-cell table:formula="of:=T(IF([$тест3.Z145]=1;ORG.OPENOFFICE.STYLE(&quot;граница&quot;);ORG.OPENOFFICE.STYLE(&quot;Стандарт&quot;)))">
            <text:p/>
          </table:table-cell>
          <table:table-cell table:formula="of:=T(IF([$тест3.AA145]=1;ORG.OPENOFFICE.STYLE(&quot;граница&quot;);ORG.OPENOFFICE.STYLE(&quot;Стандарт&quot;)))">
            <text:p/>
          </table:table-cell>
          <table:table-cell table:formula="of:=T(IF([$тест3.AB145]=1;ORG.OPENOFFICE.STYLE(&quot;граница&quot;);ORG.OPENOFFICE.STYLE(&quot;Стандарт&quot;)))">
            <text:p/>
          </table:table-cell>
          <table:table-cell table:formula="of:=T(IF([$тест3.AC145]=1;ORG.OPENOFFICE.STYLE(&quot;граница&quot;);ORG.OPENOFFICE.STYLE(&quot;Стандарт&quot;)))">
            <text:p/>
          </table:table-cell>
          <table:table-cell table:formula="of:=T(IF([$тест3.AD145]=1;ORG.OPENOFFICE.STYLE(&quot;граница&quot;);ORG.OPENOFFICE.STYLE(&quot;Стандарт&quot;)))">
            <text:p/>
          </table:table-cell>
          <table:table-cell table:formula="of:=T(IF([$тест3.AE145]=1;ORG.OPENOFFICE.STYLE(&quot;граница&quot;);ORG.OPENOFFICE.STYLE(&quot;Стандарт&quot;)))">
            <text:p/>
          </table:table-cell>
          <table:table-cell table:formula="of:=T(IF([$тест3.AF145]=1;ORG.OPENOFFICE.STYLE(&quot;граница&quot;);ORG.OPENOFFICE.STYLE(&quot;Стандарт&quot;)))">
            <text:p/>
          </table:table-cell>
          <table:table-cell table:formula="of:=T(IF([$тест3.AG145]=1;ORG.OPENOFFICE.STYLE(&quot;граница&quot;);ORG.OPENOFFICE.STYLE(&quot;Стандарт&quot;)))">
            <text:p/>
          </table:table-cell>
          <table:table-cell table:formula="of:=T(IF([$тест3.AH145]=1;ORG.OPENOFFICE.STYLE(&quot;граница&quot;);ORG.OPENOFFICE.STYLE(&quot;Стандарт&quot;)))">
            <text:p/>
          </table:table-cell>
          <table:table-cell table:formula="of:=T(IF([$тест3.AI145]=1;ORG.OPENOFFICE.STYLE(&quot;граница&quot;);ORG.OPENOFFICE.STYLE(&quot;Стандарт&quot;)))">
            <text:p/>
          </table:table-cell>
          <table:table-cell table:formula="of:=T(IF([$тест3.AJ145]=1;ORG.OPENOFFICE.STYLE(&quot;граница&quot;);ORG.OPENOFFICE.STYLE(&quot;Стандарт&quot;)))">
            <text:p/>
          </table:table-cell>
          <table:table-cell table:formula="of:=T(IF([$тест3.AK145]=1;ORG.OPENOFFICE.STYLE(&quot;граница&quot;);ORG.OPENOFFICE.STYLE(&quot;Стандарт&quot;)))">
            <text:p/>
          </table:table-cell>
          <table:table-cell table:formula="of:=T(IF([$тест3.AL145]=1;ORG.OPENOFFICE.STYLE(&quot;граница&quot;);ORG.OPENOFFICE.STYLE(&quot;Стандарт&quot;)))">
            <text:p/>
          </table:table-cell>
          <table:table-cell table:formula="of:=T(IF([$тест3.AM145]=1;ORG.OPENOFFICE.STYLE(&quot;граница&quot;);ORG.OPENOFFICE.STYLE(&quot;Стандарт&quot;)))">
            <text:p/>
          </table:table-cell>
          <table:table-cell table:formula="of:=T(IF([$тест3.AN145]=1;ORG.OPENOFFICE.STYLE(&quot;граница&quot;);ORG.OPENOFFICE.STYLE(&quot;Стандарт&quot;)))">
            <text:p/>
          </table:table-cell>
          <table:table-cell table:formula="of:=T(IF([$тест3.AO145]=1;ORG.OPENOFFICE.STYLE(&quot;граница&quot;);ORG.OPENOFFICE.STYLE(&quot;Стандарт&quot;)))">
            <text:p/>
          </table:table-cell>
          <table:table-cell table:formula="of:=T(IF([$тест3.AP145]=1;ORG.OPENOFFICE.STYLE(&quot;граница&quot;);ORG.OPENOFFICE.STYLE(&quot;Стандарт&quot;)))">
            <text:p/>
          </table:table-cell>
          <table:table-cell table:formula="of:=T(IF([$тест3.AQ145]=1;ORG.OPENOFFICE.STYLE(&quot;граница&quot;);ORG.OPENOFFICE.STYLE(&quot;Стандарт&quot;)))">
            <text:p/>
          </table:table-cell>
          <table:table-cell table:formula="of:=T(IF([$тест3.AR145]=1;ORG.OPENOFFICE.STYLE(&quot;граница&quot;);ORG.OPENOFFICE.STYLE(&quot;Стандарт&quot;)))">
            <text:p/>
          </table:table-cell>
          <table:table-cell table:formula="of:=T(IF([$тест3.AS145]=1;ORG.OPENOFFICE.STYLE(&quot;граница&quot;);ORG.OPENOFFICE.STYLE(&quot;Стандарт&quot;)))">
            <text:p/>
          </table:table-cell>
          <table:table-cell table:formula="of:=T(IF([$тест3.AT145]=1;ORG.OPENOFFICE.STYLE(&quot;граница&quot;);ORG.OPENOFFICE.STYLE(&quot;Стандарт&quot;)))">
            <text:p/>
          </table:table-cell>
          <table:table-cell table:formula="of:=T(IF([$тест3.AU145]=1;ORG.OPENOFFICE.STYLE(&quot;граница&quot;);ORG.OPENOFFICE.STYLE(&quot;Стандарт&quot;)))">
            <text:p/>
          </table:table-cell>
          <table:table-cell table:formula="of:=T(IF([$тест3.AV145]=1;ORG.OPENOFFICE.STYLE(&quot;граница&quot;);ORG.OPENOFFICE.STYLE(&quot;Стандарт&quot;)))">
            <text:p/>
          </table:table-cell>
          <table:table-cell table:formula="of:=T(IF([$тест3.AW145]=1;ORG.OPENOFFICE.STYLE(&quot;граница&quot;);ORG.OPENOFFICE.STYLE(&quot;Стандарт&quot;)))">
            <text:p/>
          </table:table-cell>
          <table:table-cell table:formula="of:=T(IF([$тест3.AX14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6]=1;ORG.OPENOFFICE.STYLE(&quot;граница&quot;);ORG.OPENOFFICE.STYLE(&quot;Стандарт&quot;)))">
            <text:p/>
          </table:table-cell>
          <table:table-cell table:formula="of:=T(IF([$тест3.C146]=1;ORG.OPENOFFICE.STYLE(&quot;граница&quot;);ORG.OPENOFFICE.STYLE(&quot;Стандарт&quot;)))">
            <text:p/>
          </table:table-cell>
          <table:table-cell table:formula="of:=T(IF([$тест3.D146]=1;ORG.OPENOFFICE.STYLE(&quot;граница&quot;);ORG.OPENOFFICE.STYLE(&quot;Стандарт&quot;)))">
            <text:p/>
          </table:table-cell>
          <table:table-cell table:formula="of:=T(IF([$тест3.E146]=1;ORG.OPENOFFICE.STYLE(&quot;граница&quot;);ORG.OPENOFFICE.STYLE(&quot;Стандарт&quot;)))">
            <text:p/>
          </table:table-cell>
          <table:table-cell table:formula="of:=T(IF([$тест3.F146]=1;ORG.OPENOFFICE.STYLE(&quot;граница&quot;);ORG.OPENOFFICE.STYLE(&quot;Стандарт&quot;)))">
            <text:p/>
          </table:table-cell>
          <table:table-cell table:formula="of:=T(IF([$тест3.G146]=1;ORG.OPENOFFICE.STYLE(&quot;граница&quot;);ORG.OPENOFFICE.STYLE(&quot;Стандарт&quot;)))">
            <text:p/>
          </table:table-cell>
          <table:table-cell table:formula="of:=T(IF([$тест3.H146]=1;ORG.OPENOFFICE.STYLE(&quot;граница&quot;);ORG.OPENOFFICE.STYLE(&quot;Стандарт&quot;)))">
            <text:p/>
          </table:table-cell>
          <table:table-cell table:formula="of:=T(IF([$тест3.I146]=1;ORG.OPENOFFICE.STYLE(&quot;граница&quot;);ORG.OPENOFFICE.STYLE(&quot;Стандарт&quot;)))">
            <text:p/>
          </table:table-cell>
          <table:table-cell table:formula="of:=T(IF([$тест3.J146]=1;ORG.OPENOFFICE.STYLE(&quot;граница&quot;);ORG.OPENOFFICE.STYLE(&quot;Стандарт&quot;)))">
            <text:p/>
          </table:table-cell>
          <table:table-cell table:formula="of:=T(IF([$тест3.K146]=1;ORG.OPENOFFICE.STYLE(&quot;граница&quot;);ORG.OPENOFFICE.STYLE(&quot;Стандарт&quot;)))">
            <text:p/>
          </table:table-cell>
          <table:table-cell table:formula="of:=T(IF([$тест3.L146]=1;ORG.OPENOFFICE.STYLE(&quot;граница&quot;);ORG.OPENOFFICE.STYLE(&quot;Стандарт&quot;)))">
            <text:p/>
          </table:table-cell>
          <table:table-cell table:formula="of:=T(IF([$тест3.M146]=1;ORG.OPENOFFICE.STYLE(&quot;граница&quot;);ORG.OPENOFFICE.STYLE(&quot;Стандарт&quot;)))">
            <text:p/>
          </table:table-cell>
          <table:table-cell table:formula="of:=T(IF([$тест3.N146]=1;ORG.OPENOFFICE.STYLE(&quot;граница&quot;);ORG.OPENOFFICE.STYLE(&quot;Стандарт&quot;)))">
            <text:p/>
          </table:table-cell>
          <table:table-cell table:formula="of:=T(IF([$тест3.O146]=1;ORG.OPENOFFICE.STYLE(&quot;граница&quot;);ORG.OPENOFFICE.STYLE(&quot;Стандарт&quot;)))">
            <text:p/>
          </table:table-cell>
          <table:table-cell table:formula="of:=T(IF([$тест3.P146]=1;ORG.OPENOFFICE.STYLE(&quot;граница&quot;);ORG.OPENOFFICE.STYLE(&quot;Стандарт&quot;)))">
            <text:p/>
          </table:table-cell>
          <table:table-cell table:formula="of:=T(IF([$тест3.Q146]=1;ORG.OPENOFFICE.STYLE(&quot;граница&quot;);ORG.OPENOFFICE.STYLE(&quot;Стандарт&quot;)))">
            <text:p/>
          </table:table-cell>
          <table:table-cell table:formula="of:=T(IF([$тест3.R146]=1;ORG.OPENOFFICE.STYLE(&quot;граница&quot;);ORG.OPENOFFICE.STYLE(&quot;Стандарт&quot;)))">
            <text:p/>
          </table:table-cell>
          <table:table-cell table:formula="of:=T(IF([$тест3.S146]=1;ORG.OPENOFFICE.STYLE(&quot;граница&quot;);ORG.OPENOFFICE.STYLE(&quot;Стандарт&quot;)))">
            <text:p/>
          </table:table-cell>
          <table:table-cell table:formula="of:=T(IF([$тест3.T146]=1;ORG.OPENOFFICE.STYLE(&quot;граница&quot;);ORG.OPENOFFICE.STYLE(&quot;Стандарт&quot;)))">
            <text:p/>
          </table:table-cell>
          <table:table-cell table:formula="of:=T(IF([$тест3.U146]=1;ORG.OPENOFFICE.STYLE(&quot;граница&quot;);ORG.OPENOFFICE.STYLE(&quot;Стандарт&quot;)))">
            <text:p/>
          </table:table-cell>
          <table:table-cell table:formula="of:=T(IF([$тест3.V146]=1;ORG.OPENOFFICE.STYLE(&quot;граница&quot;);ORG.OPENOFFICE.STYLE(&quot;Стандарт&quot;)))">
            <text:p/>
          </table:table-cell>
          <table:table-cell table:formula="of:=T(IF([$тест3.W146]=1;ORG.OPENOFFICE.STYLE(&quot;граница&quot;);ORG.OPENOFFICE.STYLE(&quot;Стандарт&quot;)))">
            <text:p/>
          </table:table-cell>
          <table:table-cell table:formula="of:=T(IF([$тест3.X146]=1;ORG.OPENOFFICE.STYLE(&quot;граница&quot;);ORG.OPENOFFICE.STYLE(&quot;Стандарт&quot;)))">
            <text:p/>
          </table:table-cell>
          <table:table-cell table:formula="of:=T(IF([$тест3.Y146]=1;ORG.OPENOFFICE.STYLE(&quot;граница&quot;);ORG.OPENOFFICE.STYLE(&quot;Стандарт&quot;)))">
            <text:p/>
          </table:table-cell>
          <table:table-cell table:formula="of:=T(IF([$тест3.Z146]=1;ORG.OPENOFFICE.STYLE(&quot;граница&quot;);ORG.OPENOFFICE.STYLE(&quot;Стандарт&quot;)))">
            <text:p/>
          </table:table-cell>
          <table:table-cell table:formula="of:=T(IF([$тест3.AA146]=1;ORG.OPENOFFICE.STYLE(&quot;граница&quot;);ORG.OPENOFFICE.STYLE(&quot;Стандарт&quot;)))">
            <text:p/>
          </table:table-cell>
          <table:table-cell table:formula="of:=T(IF([$тест3.AB146]=1;ORG.OPENOFFICE.STYLE(&quot;граница&quot;);ORG.OPENOFFICE.STYLE(&quot;Стандарт&quot;)))">
            <text:p/>
          </table:table-cell>
          <table:table-cell table:formula="of:=T(IF([$тест3.AC146]=1;ORG.OPENOFFICE.STYLE(&quot;граница&quot;);ORG.OPENOFFICE.STYLE(&quot;Стандарт&quot;)))">
            <text:p/>
          </table:table-cell>
          <table:table-cell table:formula="of:=T(IF([$тест3.AD146]=1;ORG.OPENOFFICE.STYLE(&quot;граница&quot;);ORG.OPENOFFICE.STYLE(&quot;Стандарт&quot;)))">
            <text:p/>
          </table:table-cell>
          <table:table-cell table:formula="of:=T(IF([$тест3.AE146]=1;ORG.OPENOFFICE.STYLE(&quot;граница&quot;);ORG.OPENOFFICE.STYLE(&quot;Стандарт&quot;)))">
            <text:p/>
          </table:table-cell>
          <table:table-cell table:formula="of:=T(IF([$тест3.AF146]=1;ORG.OPENOFFICE.STYLE(&quot;граница&quot;);ORG.OPENOFFICE.STYLE(&quot;Стандарт&quot;)))">
            <text:p/>
          </table:table-cell>
          <table:table-cell table:formula="of:=T(IF([$тест3.AG146]=1;ORG.OPENOFFICE.STYLE(&quot;граница&quot;);ORG.OPENOFFICE.STYLE(&quot;Стандарт&quot;)))">
            <text:p/>
          </table:table-cell>
          <table:table-cell table:formula="of:=T(IF([$тест3.AH146]=1;ORG.OPENOFFICE.STYLE(&quot;граница&quot;);ORG.OPENOFFICE.STYLE(&quot;Стандарт&quot;)))">
            <text:p/>
          </table:table-cell>
          <table:table-cell table:formula="of:=T(IF([$тест3.AI146]=1;ORG.OPENOFFICE.STYLE(&quot;граница&quot;);ORG.OPENOFFICE.STYLE(&quot;Стандарт&quot;)))">
            <text:p/>
          </table:table-cell>
          <table:table-cell table:formula="of:=T(IF([$тест3.AJ146]=1;ORG.OPENOFFICE.STYLE(&quot;граница&quot;);ORG.OPENOFFICE.STYLE(&quot;Стандарт&quot;)))">
            <text:p/>
          </table:table-cell>
          <table:table-cell table:formula="of:=T(IF([$тест3.AK146]=1;ORG.OPENOFFICE.STYLE(&quot;граница&quot;);ORG.OPENOFFICE.STYLE(&quot;Стандарт&quot;)))">
            <text:p/>
          </table:table-cell>
          <table:table-cell table:formula="of:=T(IF([$тест3.AL146]=1;ORG.OPENOFFICE.STYLE(&quot;граница&quot;);ORG.OPENOFFICE.STYLE(&quot;Стандарт&quot;)))">
            <text:p/>
          </table:table-cell>
          <table:table-cell table:formula="of:=T(IF([$тест3.AM146]=1;ORG.OPENOFFICE.STYLE(&quot;граница&quot;);ORG.OPENOFFICE.STYLE(&quot;Стандарт&quot;)))">
            <text:p/>
          </table:table-cell>
          <table:table-cell table:formula="of:=T(IF([$тест3.AN146]=1;ORG.OPENOFFICE.STYLE(&quot;граница&quot;);ORG.OPENOFFICE.STYLE(&quot;Стандарт&quot;)))">
            <text:p/>
          </table:table-cell>
          <table:table-cell table:formula="of:=T(IF([$тест3.AO146]=1;ORG.OPENOFFICE.STYLE(&quot;граница&quot;);ORG.OPENOFFICE.STYLE(&quot;Стандарт&quot;)))">
            <text:p/>
          </table:table-cell>
          <table:table-cell table:formula="of:=T(IF([$тест3.AP146]=1;ORG.OPENOFFICE.STYLE(&quot;граница&quot;);ORG.OPENOFFICE.STYLE(&quot;Стандарт&quot;)))">
            <text:p/>
          </table:table-cell>
          <table:table-cell table:formula="of:=T(IF([$тест3.AQ146]=1;ORG.OPENOFFICE.STYLE(&quot;граница&quot;);ORG.OPENOFFICE.STYLE(&quot;Стандарт&quot;)))">
            <text:p/>
          </table:table-cell>
          <table:table-cell table:formula="of:=T(IF([$тест3.AR146]=1;ORG.OPENOFFICE.STYLE(&quot;граница&quot;);ORG.OPENOFFICE.STYLE(&quot;Стандарт&quot;)))">
            <text:p/>
          </table:table-cell>
          <table:table-cell table:formula="of:=T(IF([$тест3.AS146]=1;ORG.OPENOFFICE.STYLE(&quot;граница&quot;);ORG.OPENOFFICE.STYLE(&quot;Стандарт&quot;)))">
            <text:p/>
          </table:table-cell>
          <table:table-cell table:formula="of:=T(IF([$тест3.AT146]=1;ORG.OPENOFFICE.STYLE(&quot;граница&quot;);ORG.OPENOFFICE.STYLE(&quot;Стандарт&quot;)))">
            <text:p/>
          </table:table-cell>
          <table:table-cell table:formula="of:=T(IF([$тест3.AU146]=1;ORG.OPENOFFICE.STYLE(&quot;граница&quot;);ORG.OPENOFFICE.STYLE(&quot;Стандарт&quot;)))">
            <text:p/>
          </table:table-cell>
          <table:table-cell table:formula="of:=T(IF([$тест3.AV146]=1;ORG.OPENOFFICE.STYLE(&quot;граница&quot;);ORG.OPENOFFICE.STYLE(&quot;Стандарт&quot;)))">
            <text:p/>
          </table:table-cell>
          <table:table-cell table:formula="of:=T(IF([$тест3.AW146]=1;ORG.OPENOFFICE.STYLE(&quot;граница&quot;);ORG.OPENOFFICE.STYLE(&quot;Стандарт&quot;)))">
            <text:p/>
          </table:table-cell>
          <table:table-cell table:formula="of:=T(IF([$тест3.AX146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7]=1;ORG.OPENOFFICE.STYLE(&quot;граница&quot;);ORG.OPENOFFICE.STYLE(&quot;Стандарт&quot;)))">
            <text:p/>
          </table:table-cell>
          <table:table-cell table:formula="of:=T(IF([$тест3.C147]=1;ORG.OPENOFFICE.STYLE(&quot;граница&quot;);ORG.OPENOFFICE.STYLE(&quot;Стандарт&quot;)))">
            <text:p/>
          </table:table-cell>
          <table:table-cell table:formula="of:=T(IF([$тест3.D147]=1;ORG.OPENOFFICE.STYLE(&quot;граница&quot;);ORG.OPENOFFICE.STYLE(&quot;Стандарт&quot;)))">
            <text:p/>
          </table:table-cell>
          <table:table-cell table:formula="of:=T(IF([$тест3.E147]=1;ORG.OPENOFFICE.STYLE(&quot;граница&quot;);ORG.OPENOFFICE.STYLE(&quot;Стандарт&quot;)))">
            <text:p/>
          </table:table-cell>
          <table:table-cell table:formula="of:=T(IF([$тест3.F147]=1;ORG.OPENOFFICE.STYLE(&quot;граница&quot;);ORG.OPENOFFICE.STYLE(&quot;Стандарт&quot;)))">
            <text:p/>
          </table:table-cell>
          <table:table-cell table:formula="of:=T(IF([$тест3.G147]=1;ORG.OPENOFFICE.STYLE(&quot;граница&quot;);ORG.OPENOFFICE.STYLE(&quot;Стандарт&quot;)))">
            <text:p/>
          </table:table-cell>
          <table:table-cell table:formula="of:=T(IF([$тест3.H147]=1;ORG.OPENOFFICE.STYLE(&quot;граница&quot;);ORG.OPENOFFICE.STYLE(&quot;Стандарт&quot;)))">
            <text:p/>
          </table:table-cell>
          <table:table-cell table:formula="of:=T(IF([$тест3.I147]=1;ORG.OPENOFFICE.STYLE(&quot;граница&quot;);ORG.OPENOFFICE.STYLE(&quot;Стандарт&quot;)))">
            <text:p/>
          </table:table-cell>
          <table:table-cell table:formula="of:=T(IF([$тест3.J147]=1;ORG.OPENOFFICE.STYLE(&quot;граница&quot;);ORG.OPENOFFICE.STYLE(&quot;Стандарт&quot;)))">
            <text:p/>
          </table:table-cell>
          <table:table-cell table:formula="of:=T(IF([$тест3.K147]=1;ORG.OPENOFFICE.STYLE(&quot;граница&quot;);ORG.OPENOFFICE.STYLE(&quot;Стандарт&quot;)))">
            <text:p/>
          </table:table-cell>
          <table:table-cell table:formula="of:=T(IF([$тест3.L147]=1;ORG.OPENOFFICE.STYLE(&quot;граница&quot;);ORG.OPENOFFICE.STYLE(&quot;Стандарт&quot;)))">
            <text:p/>
          </table:table-cell>
          <table:table-cell table:formula="of:=T(IF([$тест3.M147]=1;ORG.OPENOFFICE.STYLE(&quot;граница&quot;);ORG.OPENOFFICE.STYLE(&quot;Стандарт&quot;)))">
            <text:p/>
          </table:table-cell>
          <table:table-cell table:formula="of:=T(IF([$тест3.N147]=1;ORG.OPENOFFICE.STYLE(&quot;граница&quot;);ORG.OPENOFFICE.STYLE(&quot;Стандарт&quot;)))">
            <text:p/>
          </table:table-cell>
          <table:table-cell table:formula="of:=T(IF([$тест3.O147]=1;ORG.OPENOFFICE.STYLE(&quot;граница&quot;);ORG.OPENOFFICE.STYLE(&quot;Стандарт&quot;)))">
            <text:p/>
          </table:table-cell>
          <table:table-cell table:formula="of:=T(IF([$тест3.P147]=1;ORG.OPENOFFICE.STYLE(&quot;граница&quot;);ORG.OPENOFFICE.STYLE(&quot;Стандарт&quot;)))">
            <text:p/>
          </table:table-cell>
          <table:table-cell table:formula="of:=T(IF([$тест3.Q147]=1;ORG.OPENOFFICE.STYLE(&quot;граница&quot;);ORG.OPENOFFICE.STYLE(&quot;Стандарт&quot;)))">
            <text:p/>
          </table:table-cell>
          <table:table-cell table:formula="of:=T(IF([$тест3.R147]=1;ORG.OPENOFFICE.STYLE(&quot;граница&quot;);ORG.OPENOFFICE.STYLE(&quot;Стандарт&quot;)))">
            <text:p/>
          </table:table-cell>
          <table:table-cell table:formula="of:=T(IF([$тест3.S147]=1;ORG.OPENOFFICE.STYLE(&quot;граница&quot;);ORG.OPENOFFICE.STYLE(&quot;Стандарт&quot;)))">
            <text:p/>
          </table:table-cell>
          <table:table-cell table:formula="of:=T(IF([$тест3.T147]=1;ORG.OPENOFFICE.STYLE(&quot;граница&quot;);ORG.OPENOFFICE.STYLE(&quot;Стандарт&quot;)))">
            <text:p/>
          </table:table-cell>
          <table:table-cell table:formula="of:=T(IF([$тест3.U147]=1;ORG.OPENOFFICE.STYLE(&quot;граница&quot;);ORG.OPENOFFICE.STYLE(&quot;Стандарт&quot;)))">
            <text:p/>
          </table:table-cell>
          <table:table-cell table:formula="of:=T(IF([$тест3.V147]=1;ORG.OPENOFFICE.STYLE(&quot;граница&quot;);ORG.OPENOFFICE.STYLE(&quot;Стандарт&quot;)))">
            <text:p/>
          </table:table-cell>
          <table:table-cell table:formula="of:=T(IF([$тест3.W147]=1;ORG.OPENOFFICE.STYLE(&quot;граница&quot;);ORG.OPENOFFICE.STYLE(&quot;Стандарт&quot;)))">
            <text:p/>
          </table:table-cell>
          <table:table-cell table:formula="of:=T(IF([$тест3.X147]=1;ORG.OPENOFFICE.STYLE(&quot;граница&quot;);ORG.OPENOFFICE.STYLE(&quot;Стандарт&quot;)))">
            <text:p/>
          </table:table-cell>
          <table:table-cell table:formula="of:=T(IF([$тест3.Y147]=1;ORG.OPENOFFICE.STYLE(&quot;граница&quot;);ORG.OPENOFFICE.STYLE(&quot;Стандарт&quot;)))">
            <text:p/>
          </table:table-cell>
          <table:table-cell table:formula="of:=T(IF([$тест3.Z147]=1;ORG.OPENOFFICE.STYLE(&quot;граница&quot;);ORG.OPENOFFICE.STYLE(&quot;Стандарт&quot;)))">
            <text:p/>
          </table:table-cell>
          <table:table-cell table:formula="of:=T(IF([$тест3.AA147]=1;ORG.OPENOFFICE.STYLE(&quot;граница&quot;);ORG.OPENOFFICE.STYLE(&quot;Стандарт&quot;)))">
            <text:p/>
          </table:table-cell>
          <table:table-cell table:formula="of:=T(IF([$тест3.AB147]=1;ORG.OPENOFFICE.STYLE(&quot;граница&quot;);ORG.OPENOFFICE.STYLE(&quot;Стандарт&quot;)))">
            <text:p/>
          </table:table-cell>
          <table:table-cell table:formula="of:=T(IF([$тест3.AC147]=1;ORG.OPENOFFICE.STYLE(&quot;граница&quot;);ORG.OPENOFFICE.STYLE(&quot;Стандарт&quot;)))">
            <text:p/>
          </table:table-cell>
          <table:table-cell table:formula="of:=T(IF([$тест3.AD147]=1;ORG.OPENOFFICE.STYLE(&quot;граница&quot;);ORG.OPENOFFICE.STYLE(&quot;Стандарт&quot;)))">
            <text:p/>
          </table:table-cell>
          <table:table-cell table:formula="of:=T(IF([$тест3.AE147]=1;ORG.OPENOFFICE.STYLE(&quot;граница&quot;);ORG.OPENOFFICE.STYLE(&quot;Стандарт&quot;)))">
            <text:p/>
          </table:table-cell>
          <table:table-cell table:formula="of:=T(IF([$тест3.AF147]=1;ORG.OPENOFFICE.STYLE(&quot;граница&quot;);ORG.OPENOFFICE.STYLE(&quot;Стандарт&quot;)))">
            <text:p/>
          </table:table-cell>
          <table:table-cell table:formula="of:=T(IF([$тест3.AG147]=1;ORG.OPENOFFICE.STYLE(&quot;граница&quot;);ORG.OPENOFFICE.STYLE(&quot;Стандарт&quot;)))">
            <text:p/>
          </table:table-cell>
          <table:table-cell table:formula="of:=T(IF([$тест3.AH147]=1;ORG.OPENOFFICE.STYLE(&quot;граница&quot;);ORG.OPENOFFICE.STYLE(&quot;Стандарт&quot;)))">
            <text:p/>
          </table:table-cell>
          <table:table-cell table:formula="of:=T(IF([$тест3.AI147]=1;ORG.OPENOFFICE.STYLE(&quot;граница&quot;);ORG.OPENOFFICE.STYLE(&quot;Стандарт&quot;)))">
            <text:p/>
          </table:table-cell>
          <table:table-cell table:formula="of:=T(IF([$тест3.AJ147]=1;ORG.OPENOFFICE.STYLE(&quot;граница&quot;);ORG.OPENOFFICE.STYLE(&quot;Стандарт&quot;)))">
            <text:p/>
          </table:table-cell>
          <table:table-cell table:formula="of:=T(IF([$тест3.AK147]=1;ORG.OPENOFFICE.STYLE(&quot;граница&quot;);ORG.OPENOFFICE.STYLE(&quot;Стандарт&quot;)))">
            <text:p/>
          </table:table-cell>
          <table:table-cell table:formula="of:=T(IF([$тест3.AL147]=1;ORG.OPENOFFICE.STYLE(&quot;граница&quot;);ORG.OPENOFFICE.STYLE(&quot;Стандарт&quot;)))">
            <text:p/>
          </table:table-cell>
          <table:table-cell table:formula="of:=T(IF([$тест3.AM147]=1;ORG.OPENOFFICE.STYLE(&quot;граница&quot;);ORG.OPENOFFICE.STYLE(&quot;Стандарт&quot;)))">
            <text:p/>
          </table:table-cell>
          <table:table-cell table:formula="of:=T(IF([$тест3.AN147]=1;ORG.OPENOFFICE.STYLE(&quot;граница&quot;);ORG.OPENOFFICE.STYLE(&quot;Стандарт&quot;)))">
            <text:p/>
          </table:table-cell>
          <table:table-cell table:formula="of:=T(IF([$тест3.AO147]=1;ORG.OPENOFFICE.STYLE(&quot;граница&quot;);ORG.OPENOFFICE.STYLE(&quot;Стандарт&quot;)))">
            <text:p/>
          </table:table-cell>
          <table:table-cell table:formula="of:=T(IF([$тест3.AP147]=1;ORG.OPENOFFICE.STYLE(&quot;граница&quot;);ORG.OPENOFFICE.STYLE(&quot;Стандарт&quot;)))">
            <text:p/>
          </table:table-cell>
          <table:table-cell table:formula="of:=T(IF([$тест3.AQ147]=1;ORG.OPENOFFICE.STYLE(&quot;граница&quot;);ORG.OPENOFFICE.STYLE(&quot;Стандарт&quot;)))">
            <text:p/>
          </table:table-cell>
          <table:table-cell table:formula="of:=T(IF([$тест3.AR147]=1;ORG.OPENOFFICE.STYLE(&quot;граница&quot;);ORG.OPENOFFICE.STYLE(&quot;Стандарт&quot;)))">
            <text:p/>
          </table:table-cell>
          <table:table-cell table:formula="of:=T(IF([$тест3.AS147]=1;ORG.OPENOFFICE.STYLE(&quot;граница&quot;);ORG.OPENOFFICE.STYLE(&quot;Стандарт&quot;)))">
            <text:p/>
          </table:table-cell>
          <table:table-cell table:formula="of:=T(IF([$тест3.AT147]=1;ORG.OPENOFFICE.STYLE(&quot;граница&quot;);ORG.OPENOFFICE.STYLE(&quot;Стандарт&quot;)))">
            <text:p/>
          </table:table-cell>
          <table:table-cell table:formula="of:=T(IF([$тест3.AU147]=1;ORG.OPENOFFICE.STYLE(&quot;граница&quot;);ORG.OPENOFFICE.STYLE(&quot;Стандарт&quot;)))">
            <text:p/>
          </table:table-cell>
          <table:table-cell table:formula="of:=T(IF([$тест3.AV147]=1;ORG.OPENOFFICE.STYLE(&quot;граница&quot;);ORG.OPENOFFICE.STYLE(&quot;Стандарт&quot;)))">
            <text:p/>
          </table:table-cell>
          <table:table-cell table:formula="of:=T(IF([$тест3.AW147]=1;ORG.OPENOFFICE.STYLE(&quot;граница&quot;);ORG.OPENOFFICE.STYLE(&quot;Стандарт&quot;)))">
            <text:p/>
          </table:table-cell>
          <table:table-cell table:formula="of:=T(IF([$тест3.AX147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8]=1;ORG.OPENOFFICE.STYLE(&quot;граница&quot;);ORG.OPENOFFICE.STYLE(&quot;Стандарт&quot;)))">
            <text:p/>
          </table:table-cell>
          <table:table-cell table:formula="of:=T(IF([$тест3.C148]=1;ORG.OPENOFFICE.STYLE(&quot;граница&quot;);ORG.OPENOFFICE.STYLE(&quot;Стандарт&quot;)))">
            <text:p/>
          </table:table-cell>
          <table:table-cell table:formula="of:=T(IF([$тест3.D148]=1;ORG.OPENOFFICE.STYLE(&quot;граница&quot;);ORG.OPENOFFICE.STYLE(&quot;Стандарт&quot;)))">
            <text:p/>
          </table:table-cell>
          <table:table-cell table:formula="of:=T(IF([$тест3.E148]=1;ORG.OPENOFFICE.STYLE(&quot;граница&quot;);ORG.OPENOFFICE.STYLE(&quot;Стандарт&quot;)))">
            <text:p/>
          </table:table-cell>
          <table:table-cell table:formula="of:=T(IF([$тест3.F148]=1;ORG.OPENOFFICE.STYLE(&quot;граница&quot;);ORG.OPENOFFICE.STYLE(&quot;Стандарт&quot;)))">
            <text:p/>
          </table:table-cell>
          <table:table-cell table:formula="of:=T(IF([$тест3.G148]=1;ORG.OPENOFFICE.STYLE(&quot;граница&quot;);ORG.OPENOFFICE.STYLE(&quot;Стандарт&quot;)))">
            <text:p/>
          </table:table-cell>
          <table:table-cell table:formula="of:=T(IF([$тест3.H148]=1;ORG.OPENOFFICE.STYLE(&quot;граница&quot;);ORG.OPENOFFICE.STYLE(&quot;Стандарт&quot;)))">
            <text:p/>
          </table:table-cell>
          <table:table-cell table:formula="of:=T(IF([$тест3.I148]=1;ORG.OPENOFFICE.STYLE(&quot;граница&quot;);ORG.OPENOFFICE.STYLE(&quot;Стандарт&quot;)))">
            <text:p/>
          </table:table-cell>
          <table:table-cell table:formula="of:=T(IF([$тест3.J148]=1;ORG.OPENOFFICE.STYLE(&quot;граница&quot;);ORG.OPENOFFICE.STYLE(&quot;Стандарт&quot;)))">
            <text:p/>
          </table:table-cell>
          <table:table-cell table:formula="of:=T(IF([$тест3.K148]=1;ORG.OPENOFFICE.STYLE(&quot;граница&quot;);ORG.OPENOFFICE.STYLE(&quot;Стандарт&quot;)))">
            <text:p/>
          </table:table-cell>
          <table:table-cell table:formula="of:=T(IF([$тест3.L148]=1;ORG.OPENOFFICE.STYLE(&quot;граница&quot;);ORG.OPENOFFICE.STYLE(&quot;Стандарт&quot;)))">
            <text:p/>
          </table:table-cell>
          <table:table-cell table:formula="of:=T(IF([$тест3.M148]=1;ORG.OPENOFFICE.STYLE(&quot;граница&quot;);ORG.OPENOFFICE.STYLE(&quot;Стандарт&quot;)))">
            <text:p/>
          </table:table-cell>
          <table:table-cell table:formula="of:=T(IF([$тест3.N148]=1;ORG.OPENOFFICE.STYLE(&quot;граница&quot;);ORG.OPENOFFICE.STYLE(&quot;Стандарт&quot;)))">
            <text:p/>
          </table:table-cell>
          <table:table-cell table:formula="of:=T(IF([$тест3.O148]=1;ORG.OPENOFFICE.STYLE(&quot;граница&quot;);ORG.OPENOFFICE.STYLE(&quot;Стандарт&quot;)))">
            <text:p/>
          </table:table-cell>
          <table:table-cell table:formula="of:=T(IF([$тест3.P148]=1;ORG.OPENOFFICE.STYLE(&quot;граница&quot;);ORG.OPENOFFICE.STYLE(&quot;Стандарт&quot;)))">
            <text:p/>
          </table:table-cell>
          <table:table-cell table:formula="of:=T(IF([$тест3.Q148]=1;ORG.OPENOFFICE.STYLE(&quot;граница&quot;);ORG.OPENOFFICE.STYLE(&quot;Стандарт&quot;)))">
            <text:p/>
          </table:table-cell>
          <table:table-cell table:formula="of:=T(IF([$тест3.R148]=1;ORG.OPENOFFICE.STYLE(&quot;граница&quot;);ORG.OPENOFFICE.STYLE(&quot;Стандарт&quot;)))">
            <text:p/>
          </table:table-cell>
          <table:table-cell table:formula="of:=T(IF([$тест3.S148]=1;ORG.OPENOFFICE.STYLE(&quot;граница&quot;);ORG.OPENOFFICE.STYLE(&quot;Стандарт&quot;)))">
            <text:p/>
          </table:table-cell>
          <table:table-cell table:formula="of:=T(IF([$тест3.T148]=1;ORG.OPENOFFICE.STYLE(&quot;граница&quot;);ORG.OPENOFFICE.STYLE(&quot;Стандарт&quot;)))">
            <text:p/>
          </table:table-cell>
          <table:table-cell table:formula="of:=T(IF([$тест3.U148]=1;ORG.OPENOFFICE.STYLE(&quot;граница&quot;);ORG.OPENOFFICE.STYLE(&quot;Стандарт&quot;)))">
            <text:p/>
          </table:table-cell>
          <table:table-cell table:formula="of:=T(IF([$тест3.V148]=1;ORG.OPENOFFICE.STYLE(&quot;граница&quot;);ORG.OPENOFFICE.STYLE(&quot;Стандарт&quot;)))">
            <text:p/>
          </table:table-cell>
          <table:table-cell table:formula="of:=T(IF([$тест3.W148]=1;ORG.OPENOFFICE.STYLE(&quot;граница&quot;);ORG.OPENOFFICE.STYLE(&quot;Стандарт&quot;)))">
            <text:p/>
          </table:table-cell>
          <table:table-cell table:formula="of:=T(IF([$тест3.X148]=1;ORG.OPENOFFICE.STYLE(&quot;граница&quot;);ORG.OPENOFFICE.STYLE(&quot;Стандарт&quot;)))">
            <text:p/>
          </table:table-cell>
          <table:table-cell table:formula="of:=T(IF([$тест3.Y148]=1;ORG.OPENOFFICE.STYLE(&quot;граница&quot;);ORG.OPENOFFICE.STYLE(&quot;Стандарт&quot;)))">
            <text:p/>
          </table:table-cell>
          <table:table-cell table:formula="of:=T(IF([$тест3.Z148]=1;ORG.OPENOFFICE.STYLE(&quot;граница&quot;);ORG.OPENOFFICE.STYLE(&quot;Стандарт&quot;)))">
            <text:p/>
          </table:table-cell>
          <table:table-cell table:formula="of:=T(IF([$тест3.AA148]=1;ORG.OPENOFFICE.STYLE(&quot;граница&quot;);ORG.OPENOFFICE.STYLE(&quot;Стандарт&quot;)))">
            <text:p/>
          </table:table-cell>
          <table:table-cell table:formula="of:=T(IF([$тест3.AB148]=1;ORG.OPENOFFICE.STYLE(&quot;граница&quot;);ORG.OPENOFFICE.STYLE(&quot;Стандарт&quot;)))">
            <text:p/>
          </table:table-cell>
          <table:table-cell table:formula="of:=T(IF([$тест3.AC148]=1;ORG.OPENOFFICE.STYLE(&quot;граница&quot;);ORG.OPENOFFICE.STYLE(&quot;Стандарт&quot;)))">
            <text:p/>
          </table:table-cell>
          <table:table-cell table:formula="of:=T(IF([$тест3.AD148]=1;ORG.OPENOFFICE.STYLE(&quot;граница&quot;);ORG.OPENOFFICE.STYLE(&quot;Стандарт&quot;)))">
            <text:p/>
          </table:table-cell>
          <table:table-cell table:formula="of:=T(IF([$тест3.AE148]=1;ORG.OPENOFFICE.STYLE(&quot;граница&quot;);ORG.OPENOFFICE.STYLE(&quot;Стандарт&quot;)))">
            <text:p/>
          </table:table-cell>
          <table:table-cell table:formula="of:=T(IF([$тест3.AF148]=1;ORG.OPENOFFICE.STYLE(&quot;граница&quot;);ORG.OPENOFFICE.STYLE(&quot;Стандарт&quot;)))">
            <text:p/>
          </table:table-cell>
          <table:table-cell table:formula="of:=T(IF([$тест3.AG148]=1;ORG.OPENOFFICE.STYLE(&quot;граница&quot;);ORG.OPENOFFICE.STYLE(&quot;Стандарт&quot;)))">
            <text:p/>
          </table:table-cell>
          <table:table-cell table:formula="of:=T(IF([$тест3.AH148]=1;ORG.OPENOFFICE.STYLE(&quot;граница&quot;);ORG.OPENOFFICE.STYLE(&quot;Стандарт&quot;)))">
            <text:p/>
          </table:table-cell>
          <table:table-cell table:formula="of:=T(IF([$тест3.AI148]=1;ORG.OPENOFFICE.STYLE(&quot;граница&quot;);ORG.OPENOFFICE.STYLE(&quot;Стандарт&quot;)))">
            <text:p/>
          </table:table-cell>
          <table:table-cell table:formula="of:=T(IF([$тест3.AJ148]=1;ORG.OPENOFFICE.STYLE(&quot;граница&quot;);ORG.OPENOFFICE.STYLE(&quot;Стандарт&quot;)))">
            <text:p/>
          </table:table-cell>
          <table:table-cell table:formula="of:=T(IF([$тест3.AK148]=1;ORG.OPENOFFICE.STYLE(&quot;граница&quot;);ORG.OPENOFFICE.STYLE(&quot;Стандарт&quot;)))">
            <text:p/>
          </table:table-cell>
          <table:table-cell table:formula="of:=T(IF([$тест3.AL148]=1;ORG.OPENOFFICE.STYLE(&quot;граница&quot;);ORG.OPENOFFICE.STYLE(&quot;Стандарт&quot;)))">
            <text:p/>
          </table:table-cell>
          <table:table-cell table:formula="of:=T(IF([$тест3.AM148]=1;ORG.OPENOFFICE.STYLE(&quot;граница&quot;);ORG.OPENOFFICE.STYLE(&quot;Стандарт&quot;)))">
            <text:p/>
          </table:table-cell>
          <table:table-cell table:formula="of:=T(IF([$тест3.AN148]=1;ORG.OPENOFFICE.STYLE(&quot;граница&quot;);ORG.OPENOFFICE.STYLE(&quot;Стандарт&quot;)))">
            <text:p/>
          </table:table-cell>
          <table:table-cell table:formula="of:=T(IF([$тест3.AO148]=1;ORG.OPENOFFICE.STYLE(&quot;граница&quot;);ORG.OPENOFFICE.STYLE(&quot;Стандарт&quot;)))">
            <text:p/>
          </table:table-cell>
          <table:table-cell table:formula="of:=T(IF([$тест3.AP148]=1;ORG.OPENOFFICE.STYLE(&quot;граница&quot;);ORG.OPENOFFICE.STYLE(&quot;Стандарт&quot;)))">
            <text:p/>
          </table:table-cell>
          <table:table-cell table:formula="of:=T(IF([$тест3.AQ148]=1;ORG.OPENOFFICE.STYLE(&quot;граница&quot;);ORG.OPENOFFICE.STYLE(&quot;Стандарт&quot;)))">
            <text:p/>
          </table:table-cell>
          <table:table-cell table:formula="of:=T(IF([$тест3.AR148]=1;ORG.OPENOFFICE.STYLE(&quot;граница&quot;);ORG.OPENOFFICE.STYLE(&quot;Стандарт&quot;)))">
            <text:p/>
          </table:table-cell>
          <table:table-cell table:formula="of:=T(IF([$тест3.AS148]=1;ORG.OPENOFFICE.STYLE(&quot;граница&quot;);ORG.OPENOFFICE.STYLE(&quot;Стандарт&quot;)))">
            <text:p/>
          </table:table-cell>
          <table:table-cell table:formula="of:=T(IF([$тест3.AT148]=1;ORG.OPENOFFICE.STYLE(&quot;граница&quot;);ORG.OPENOFFICE.STYLE(&quot;Стандарт&quot;)))">
            <text:p/>
          </table:table-cell>
          <table:table-cell table:formula="of:=T(IF([$тест3.AU148]=1;ORG.OPENOFFICE.STYLE(&quot;граница&quot;);ORG.OPENOFFICE.STYLE(&quot;Стандарт&quot;)))">
            <text:p/>
          </table:table-cell>
          <table:table-cell table:formula="of:=T(IF([$тест3.AV148]=1;ORG.OPENOFFICE.STYLE(&quot;граница&quot;);ORG.OPENOFFICE.STYLE(&quot;Стандарт&quot;)))">
            <text:p/>
          </table:table-cell>
          <table:table-cell table:formula="of:=T(IF([$тест3.AW148]=1;ORG.OPENOFFICE.STYLE(&quot;граница&quot;);ORG.OPENOFFICE.STYLE(&quot;Стандарт&quot;)))">
            <text:p/>
          </table:table-cell>
          <table:table-cell table:formula="of:=T(IF([$тест3.AX148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49]=1;ORG.OPENOFFICE.STYLE(&quot;граница&quot;);ORG.OPENOFFICE.STYLE(&quot;Стандарт&quot;)))">
            <text:p/>
          </table:table-cell>
          <table:table-cell table:formula="of:=T(IF([$тест3.C149]=1;ORG.OPENOFFICE.STYLE(&quot;граница&quot;);ORG.OPENOFFICE.STYLE(&quot;Стандарт&quot;)))">
            <text:p/>
          </table:table-cell>
          <table:table-cell table:formula="of:=T(IF([$тест3.D149]=1;ORG.OPENOFFICE.STYLE(&quot;граница&quot;);ORG.OPENOFFICE.STYLE(&quot;Стандарт&quot;)))">
            <text:p/>
          </table:table-cell>
          <table:table-cell table:formula="of:=T(IF([$тест3.E149]=1;ORG.OPENOFFICE.STYLE(&quot;граница&quot;);ORG.OPENOFFICE.STYLE(&quot;Стандарт&quot;)))">
            <text:p/>
          </table:table-cell>
          <table:table-cell table:formula="of:=T(IF([$тест3.F149]=1;ORG.OPENOFFICE.STYLE(&quot;граница&quot;);ORG.OPENOFFICE.STYLE(&quot;Стандарт&quot;)))">
            <text:p/>
          </table:table-cell>
          <table:table-cell table:formula="of:=T(IF([$тест3.G149]=1;ORG.OPENOFFICE.STYLE(&quot;граница&quot;);ORG.OPENOFFICE.STYLE(&quot;Стандарт&quot;)))">
            <text:p/>
          </table:table-cell>
          <table:table-cell table:formula="of:=T(IF([$тест3.H149]=1;ORG.OPENOFFICE.STYLE(&quot;граница&quot;);ORG.OPENOFFICE.STYLE(&quot;Стандарт&quot;)))">
            <text:p/>
          </table:table-cell>
          <table:table-cell table:formula="of:=T(IF([$тест3.I149]=1;ORG.OPENOFFICE.STYLE(&quot;граница&quot;);ORG.OPENOFFICE.STYLE(&quot;Стандарт&quot;)))">
            <text:p/>
          </table:table-cell>
          <table:table-cell table:formula="of:=T(IF([$тест3.J149]=1;ORG.OPENOFFICE.STYLE(&quot;граница&quot;);ORG.OPENOFFICE.STYLE(&quot;Стандарт&quot;)))">
            <text:p/>
          </table:table-cell>
          <table:table-cell table:formula="of:=T(IF([$тест3.K149]=1;ORG.OPENOFFICE.STYLE(&quot;граница&quot;);ORG.OPENOFFICE.STYLE(&quot;Стандарт&quot;)))">
            <text:p/>
          </table:table-cell>
          <table:table-cell table:formula="of:=T(IF([$тест3.L149]=1;ORG.OPENOFFICE.STYLE(&quot;граница&quot;);ORG.OPENOFFICE.STYLE(&quot;Стандарт&quot;)))">
            <text:p/>
          </table:table-cell>
          <table:table-cell table:formula="of:=T(IF([$тест3.M149]=1;ORG.OPENOFFICE.STYLE(&quot;граница&quot;);ORG.OPENOFFICE.STYLE(&quot;Стандарт&quot;)))">
            <text:p/>
          </table:table-cell>
          <table:table-cell table:formula="of:=T(IF([$тест3.N149]=1;ORG.OPENOFFICE.STYLE(&quot;граница&quot;);ORG.OPENOFFICE.STYLE(&quot;Стандарт&quot;)))">
            <text:p/>
          </table:table-cell>
          <table:table-cell table:formula="of:=T(IF([$тест3.O149]=1;ORG.OPENOFFICE.STYLE(&quot;граница&quot;);ORG.OPENOFFICE.STYLE(&quot;Стандарт&quot;)))">
            <text:p/>
          </table:table-cell>
          <table:table-cell table:formula="of:=T(IF([$тест3.P149]=1;ORG.OPENOFFICE.STYLE(&quot;граница&quot;);ORG.OPENOFFICE.STYLE(&quot;Стандарт&quot;)))">
            <text:p/>
          </table:table-cell>
          <table:table-cell table:formula="of:=T(IF([$тест3.Q149]=1;ORG.OPENOFFICE.STYLE(&quot;граница&quot;);ORG.OPENOFFICE.STYLE(&quot;Стандарт&quot;)))">
            <text:p/>
          </table:table-cell>
          <table:table-cell table:formula="of:=T(IF([$тест3.R149]=1;ORG.OPENOFFICE.STYLE(&quot;граница&quot;);ORG.OPENOFFICE.STYLE(&quot;Стандарт&quot;)))">
            <text:p/>
          </table:table-cell>
          <table:table-cell table:formula="of:=T(IF([$тест3.S149]=1;ORG.OPENOFFICE.STYLE(&quot;граница&quot;);ORG.OPENOFFICE.STYLE(&quot;Стандарт&quot;)))">
            <text:p/>
          </table:table-cell>
          <table:table-cell table:formula="of:=T(IF([$тест3.T149]=1;ORG.OPENOFFICE.STYLE(&quot;граница&quot;);ORG.OPENOFFICE.STYLE(&quot;Стандарт&quot;)))">
            <text:p/>
          </table:table-cell>
          <table:table-cell table:formula="of:=T(IF([$тест3.U149]=1;ORG.OPENOFFICE.STYLE(&quot;граница&quot;);ORG.OPENOFFICE.STYLE(&quot;Стандарт&quot;)))">
            <text:p/>
          </table:table-cell>
          <table:table-cell table:formula="of:=T(IF([$тест3.V149]=1;ORG.OPENOFFICE.STYLE(&quot;граница&quot;);ORG.OPENOFFICE.STYLE(&quot;Стандарт&quot;)))">
            <text:p/>
          </table:table-cell>
          <table:table-cell table:formula="of:=T(IF([$тест3.W149]=1;ORG.OPENOFFICE.STYLE(&quot;граница&quot;);ORG.OPENOFFICE.STYLE(&quot;Стандарт&quot;)))">
            <text:p/>
          </table:table-cell>
          <table:table-cell table:formula="of:=T(IF([$тест3.X149]=1;ORG.OPENOFFICE.STYLE(&quot;граница&quot;);ORG.OPENOFFICE.STYLE(&quot;Стандарт&quot;)))">
            <text:p/>
          </table:table-cell>
          <table:table-cell table:formula="of:=T(IF([$тест3.Y149]=1;ORG.OPENOFFICE.STYLE(&quot;граница&quot;);ORG.OPENOFFICE.STYLE(&quot;Стандарт&quot;)))">
            <text:p/>
          </table:table-cell>
          <table:table-cell table:formula="of:=T(IF([$тест3.Z149]=1;ORG.OPENOFFICE.STYLE(&quot;граница&quot;);ORG.OPENOFFICE.STYLE(&quot;Стандарт&quot;)))">
            <text:p/>
          </table:table-cell>
          <table:table-cell table:formula="of:=T(IF([$тест3.AA149]=1;ORG.OPENOFFICE.STYLE(&quot;граница&quot;);ORG.OPENOFFICE.STYLE(&quot;Стандарт&quot;)))">
            <text:p/>
          </table:table-cell>
          <table:table-cell table:formula="of:=T(IF([$тест3.AB149]=1;ORG.OPENOFFICE.STYLE(&quot;граница&quot;);ORG.OPENOFFICE.STYLE(&quot;Стандарт&quot;)))">
            <text:p/>
          </table:table-cell>
          <table:table-cell table:formula="of:=T(IF([$тест3.AC149]=1;ORG.OPENOFFICE.STYLE(&quot;граница&quot;);ORG.OPENOFFICE.STYLE(&quot;Стандарт&quot;)))">
            <text:p/>
          </table:table-cell>
          <table:table-cell table:formula="of:=T(IF([$тест3.AD149]=1;ORG.OPENOFFICE.STYLE(&quot;граница&quot;);ORG.OPENOFFICE.STYLE(&quot;Стандарт&quot;)))">
            <text:p/>
          </table:table-cell>
          <table:table-cell table:formula="of:=T(IF([$тест3.AE149]=1;ORG.OPENOFFICE.STYLE(&quot;граница&quot;);ORG.OPENOFFICE.STYLE(&quot;Стандарт&quot;)))">
            <text:p/>
          </table:table-cell>
          <table:table-cell table:formula="of:=T(IF([$тест3.AF149]=1;ORG.OPENOFFICE.STYLE(&quot;граница&quot;);ORG.OPENOFFICE.STYLE(&quot;Стандарт&quot;)))">
            <text:p/>
          </table:table-cell>
          <table:table-cell table:formula="of:=T(IF([$тест3.AG149]=1;ORG.OPENOFFICE.STYLE(&quot;граница&quot;);ORG.OPENOFFICE.STYLE(&quot;Стандарт&quot;)))">
            <text:p/>
          </table:table-cell>
          <table:table-cell table:formula="of:=T(IF([$тест3.AH149]=1;ORG.OPENOFFICE.STYLE(&quot;граница&quot;);ORG.OPENOFFICE.STYLE(&quot;Стандарт&quot;)))">
            <text:p/>
          </table:table-cell>
          <table:table-cell table:formula="of:=T(IF([$тест3.AI149]=1;ORG.OPENOFFICE.STYLE(&quot;граница&quot;);ORG.OPENOFFICE.STYLE(&quot;Стандарт&quot;)))">
            <text:p/>
          </table:table-cell>
          <table:table-cell table:formula="of:=T(IF([$тест3.AJ149]=1;ORG.OPENOFFICE.STYLE(&quot;граница&quot;);ORG.OPENOFFICE.STYLE(&quot;Стандарт&quot;)))">
            <text:p/>
          </table:table-cell>
          <table:table-cell table:formula="of:=T(IF([$тест3.AK149]=1;ORG.OPENOFFICE.STYLE(&quot;граница&quot;);ORG.OPENOFFICE.STYLE(&quot;Стандарт&quot;)))">
            <text:p/>
          </table:table-cell>
          <table:table-cell table:formula="of:=T(IF([$тест3.AL149]=1;ORG.OPENOFFICE.STYLE(&quot;граница&quot;);ORG.OPENOFFICE.STYLE(&quot;Стандарт&quot;)))">
            <text:p/>
          </table:table-cell>
          <table:table-cell table:formula="of:=T(IF([$тест3.AM149]=1;ORG.OPENOFFICE.STYLE(&quot;граница&quot;);ORG.OPENOFFICE.STYLE(&quot;Стандарт&quot;)))">
            <text:p/>
          </table:table-cell>
          <table:table-cell table:formula="of:=T(IF([$тест3.AN149]=1;ORG.OPENOFFICE.STYLE(&quot;граница&quot;);ORG.OPENOFFICE.STYLE(&quot;Стандарт&quot;)))">
            <text:p/>
          </table:table-cell>
          <table:table-cell table:formula="of:=T(IF([$тест3.AO149]=1;ORG.OPENOFFICE.STYLE(&quot;граница&quot;);ORG.OPENOFFICE.STYLE(&quot;Стандарт&quot;)))">
            <text:p/>
          </table:table-cell>
          <table:table-cell table:formula="of:=T(IF([$тест3.AP149]=1;ORG.OPENOFFICE.STYLE(&quot;граница&quot;);ORG.OPENOFFICE.STYLE(&quot;Стандарт&quot;)))">
            <text:p/>
          </table:table-cell>
          <table:table-cell table:formula="of:=T(IF([$тест3.AQ149]=1;ORG.OPENOFFICE.STYLE(&quot;граница&quot;);ORG.OPENOFFICE.STYLE(&quot;Стандарт&quot;)))">
            <text:p/>
          </table:table-cell>
          <table:table-cell table:formula="of:=T(IF([$тест3.AR149]=1;ORG.OPENOFFICE.STYLE(&quot;граница&quot;);ORG.OPENOFFICE.STYLE(&quot;Стандарт&quot;)))">
            <text:p/>
          </table:table-cell>
          <table:table-cell table:formula="of:=T(IF([$тест3.AS149]=1;ORG.OPENOFFICE.STYLE(&quot;граница&quot;);ORG.OPENOFFICE.STYLE(&quot;Стандарт&quot;)))">
            <text:p/>
          </table:table-cell>
          <table:table-cell table:formula="of:=T(IF([$тест3.AT149]=1;ORG.OPENOFFICE.STYLE(&quot;граница&quot;);ORG.OPENOFFICE.STYLE(&quot;Стандарт&quot;)))">
            <text:p/>
          </table:table-cell>
          <table:table-cell table:formula="of:=T(IF([$тест3.AU149]=1;ORG.OPENOFFICE.STYLE(&quot;граница&quot;);ORG.OPENOFFICE.STYLE(&quot;Стандарт&quot;)))">
            <text:p/>
          </table:table-cell>
          <table:table-cell table:formula="of:=T(IF([$тест3.AV149]=1;ORG.OPENOFFICE.STYLE(&quot;граница&quot;);ORG.OPENOFFICE.STYLE(&quot;Стандарт&quot;)))">
            <text:p/>
          </table:table-cell>
          <table:table-cell table:formula="of:=T(IF([$тест3.AW149]=1;ORG.OPENOFFICE.STYLE(&quot;граница&quot;);ORG.OPENOFFICE.STYLE(&quot;Стандарт&quot;)))">
            <text:p/>
          </table:table-cell>
          <table:table-cell table:formula="of:=T(IF([$тест3.AX149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50]=1;ORG.OPENOFFICE.STYLE(&quot;граница&quot;);ORG.OPENOFFICE.STYLE(&quot;Стандарт&quot;)))">
            <text:p/>
          </table:table-cell>
          <table:table-cell table:formula="of:=T(IF([$тест3.C150]=1;ORG.OPENOFFICE.STYLE(&quot;граница&quot;);ORG.OPENOFFICE.STYLE(&quot;Стандарт&quot;)))">
            <text:p/>
          </table:table-cell>
          <table:table-cell table:formula="of:=T(IF([$тест3.D150]=1;ORG.OPENOFFICE.STYLE(&quot;граница&quot;);ORG.OPENOFFICE.STYLE(&quot;Стандарт&quot;)))">
            <text:p/>
          </table:table-cell>
          <table:table-cell table:formula="of:=T(IF([$тест3.E150]=1;ORG.OPENOFFICE.STYLE(&quot;граница&quot;);ORG.OPENOFFICE.STYLE(&quot;Стандарт&quot;)))">
            <text:p/>
          </table:table-cell>
          <table:table-cell table:formula="of:=T(IF([$тест3.F150]=1;ORG.OPENOFFICE.STYLE(&quot;граница&quot;);ORG.OPENOFFICE.STYLE(&quot;Стандарт&quot;)))">
            <text:p/>
          </table:table-cell>
          <table:table-cell table:formula="of:=T(IF([$тест3.G150]=1;ORG.OPENOFFICE.STYLE(&quot;граница&quot;);ORG.OPENOFFICE.STYLE(&quot;Стандарт&quot;)))">
            <text:p/>
          </table:table-cell>
          <table:table-cell table:formula="of:=T(IF([$тест3.H150]=1;ORG.OPENOFFICE.STYLE(&quot;граница&quot;);ORG.OPENOFFICE.STYLE(&quot;Стандарт&quot;)))">
            <text:p/>
          </table:table-cell>
          <table:table-cell table:formula="of:=T(IF([$тест3.I150]=1;ORG.OPENOFFICE.STYLE(&quot;граница&quot;);ORG.OPENOFFICE.STYLE(&quot;Стандарт&quot;)))">
            <text:p/>
          </table:table-cell>
          <table:table-cell table:formula="of:=T(IF([$тест3.J150]=1;ORG.OPENOFFICE.STYLE(&quot;граница&quot;);ORG.OPENOFFICE.STYLE(&quot;Стандарт&quot;)))">
            <text:p/>
          </table:table-cell>
          <table:table-cell table:formula="of:=T(IF([$тест3.K150]=1;ORG.OPENOFFICE.STYLE(&quot;граница&quot;);ORG.OPENOFFICE.STYLE(&quot;Стандарт&quot;)))">
            <text:p/>
          </table:table-cell>
          <table:table-cell table:formula="of:=T(IF([$тест3.L150]=1;ORG.OPENOFFICE.STYLE(&quot;граница&quot;);ORG.OPENOFFICE.STYLE(&quot;Стандарт&quot;)))">
            <text:p/>
          </table:table-cell>
          <table:table-cell table:formula="of:=T(IF([$тест3.M150]=1;ORG.OPENOFFICE.STYLE(&quot;граница&quot;);ORG.OPENOFFICE.STYLE(&quot;Стандарт&quot;)))">
            <text:p/>
          </table:table-cell>
          <table:table-cell table:formula="of:=T(IF([$тест3.N150]=1;ORG.OPENOFFICE.STYLE(&quot;граница&quot;);ORG.OPENOFFICE.STYLE(&quot;Стандарт&quot;)))">
            <text:p/>
          </table:table-cell>
          <table:table-cell table:formula="of:=T(IF([$тест3.O150]=1;ORG.OPENOFFICE.STYLE(&quot;граница&quot;);ORG.OPENOFFICE.STYLE(&quot;Стандарт&quot;)))">
            <text:p/>
          </table:table-cell>
          <table:table-cell table:formula="of:=T(IF([$тест3.P150]=1;ORG.OPENOFFICE.STYLE(&quot;граница&quot;);ORG.OPENOFFICE.STYLE(&quot;Стандарт&quot;)))">
            <text:p/>
          </table:table-cell>
          <table:table-cell table:formula="of:=T(IF([$тест3.Q150]=1;ORG.OPENOFFICE.STYLE(&quot;граница&quot;);ORG.OPENOFFICE.STYLE(&quot;Стандарт&quot;)))">
            <text:p/>
          </table:table-cell>
          <table:table-cell table:formula="of:=T(IF([$тест3.R150]=1;ORG.OPENOFFICE.STYLE(&quot;граница&quot;);ORG.OPENOFFICE.STYLE(&quot;Стандарт&quot;)))">
            <text:p/>
          </table:table-cell>
          <table:table-cell table:formula="of:=T(IF([$тест3.S150]=1;ORG.OPENOFFICE.STYLE(&quot;граница&quot;);ORG.OPENOFFICE.STYLE(&quot;Стандарт&quot;)))">
            <text:p/>
          </table:table-cell>
          <table:table-cell table:formula="of:=T(IF([$тест3.T150]=1;ORG.OPENOFFICE.STYLE(&quot;граница&quot;);ORG.OPENOFFICE.STYLE(&quot;Стандарт&quot;)))">
            <text:p/>
          </table:table-cell>
          <table:table-cell table:formula="of:=T(IF([$тест3.U150]=1;ORG.OPENOFFICE.STYLE(&quot;граница&quot;);ORG.OPENOFFICE.STYLE(&quot;Стандарт&quot;)))">
            <text:p/>
          </table:table-cell>
          <table:table-cell table:formula="of:=T(IF([$тест3.V150]=1;ORG.OPENOFFICE.STYLE(&quot;граница&quot;);ORG.OPENOFFICE.STYLE(&quot;Стандарт&quot;)))">
            <text:p/>
          </table:table-cell>
          <table:table-cell table:formula="of:=T(IF([$тест3.W150]=1;ORG.OPENOFFICE.STYLE(&quot;граница&quot;);ORG.OPENOFFICE.STYLE(&quot;Стандарт&quot;)))">
            <text:p/>
          </table:table-cell>
          <table:table-cell table:formula="of:=T(IF([$тест3.X150]=1;ORG.OPENOFFICE.STYLE(&quot;граница&quot;);ORG.OPENOFFICE.STYLE(&quot;Стандарт&quot;)))">
            <text:p/>
          </table:table-cell>
          <table:table-cell table:formula="of:=T(IF([$тест3.Y150]=1;ORG.OPENOFFICE.STYLE(&quot;граница&quot;);ORG.OPENOFFICE.STYLE(&quot;Стандарт&quot;)))">
            <text:p/>
          </table:table-cell>
          <table:table-cell table:formula="of:=T(IF([$тест3.Z150]=1;ORG.OPENOFFICE.STYLE(&quot;граница&quot;);ORG.OPENOFFICE.STYLE(&quot;Стандарт&quot;)))">
            <text:p/>
          </table:table-cell>
          <table:table-cell table:formula="of:=T(IF([$тест3.AA150]=1;ORG.OPENOFFICE.STYLE(&quot;граница&quot;);ORG.OPENOFFICE.STYLE(&quot;Стандарт&quot;)))">
            <text:p/>
          </table:table-cell>
          <table:table-cell table:formula="of:=T(IF([$тест3.AB150]=1;ORG.OPENOFFICE.STYLE(&quot;граница&quot;);ORG.OPENOFFICE.STYLE(&quot;Стандарт&quot;)))">
            <text:p/>
          </table:table-cell>
          <table:table-cell table:formula="of:=T(IF([$тест3.AC150]=1;ORG.OPENOFFICE.STYLE(&quot;граница&quot;);ORG.OPENOFFICE.STYLE(&quot;Стандарт&quot;)))">
            <text:p/>
          </table:table-cell>
          <table:table-cell table:formula="of:=T(IF([$тест3.AD150]=1;ORG.OPENOFFICE.STYLE(&quot;граница&quot;);ORG.OPENOFFICE.STYLE(&quot;Стандарт&quot;)))">
            <text:p/>
          </table:table-cell>
          <table:table-cell table:formula="of:=T(IF([$тест3.AE150]=1;ORG.OPENOFFICE.STYLE(&quot;граница&quot;);ORG.OPENOFFICE.STYLE(&quot;Стандарт&quot;)))">
            <text:p/>
          </table:table-cell>
          <table:table-cell table:formula="of:=T(IF([$тест3.AF150]=1;ORG.OPENOFFICE.STYLE(&quot;граница&quot;);ORG.OPENOFFICE.STYLE(&quot;Стандарт&quot;)))">
            <text:p/>
          </table:table-cell>
          <table:table-cell table:formula="of:=T(IF([$тест3.AG150]=1;ORG.OPENOFFICE.STYLE(&quot;граница&quot;);ORG.OPENOFFICE.STYLE(&quot;Стандарт&quot;)))">
            <text:p/>
          </table:table-cell>
          <table:table-cell table:formula="of:=T(IF([$тест3.AH150]=1;ORG.OPENOFFICE.STYLE(&quot;граница&quot;);ORG.OPENOFFICE.STYLE(&quot;Стандарт&quot;)))">
            <text:p/>
          </table:table-cell>
          <table:table-cell table:formula="of:=T(IF([$тест3.AI150]=1;ORG.OPENOFFICE.STYLE(&quot;граница&quot;);ORG.OPENOFFICE.STYLE(&quot;Стандарт&quot;)))">
            <text:p/>
          </table:table-cell>
          <table:table-cell table:formula="of:=T(IF([$тест3.AJ150]=1;ORG.OPENOFFICE.STYLE(&quot;граница&quot;);ORG.OPENOFFICE.STYLE(&quot;Стандарт&quot;)))">
            <text:p/>
          </table:table-cell>
          <table:table-cell table:formula="of:=T(IF([$тест3.AK150]=1;ORG.OPENOFFICE.STYLE(&quot;граница&quot;);ORG.OPENOFFICE.STYLE(&quot;Стандарт&quot;)))">
            <text:p/>
          </table:table-cell>
          <table:table-cell table:formula="of:=T(IF([$тест3.AL150]=1;ORG.OPENOFFICE.STYLE(&quot;граница&quot;);ORG.OPENOFFICE.STYLE(&quot;Стандарт&quot;)))">
            <text:p/>
          </table:table-cell>
          <table:table-cell table:formula="of:=T(IF([$тест3.AM150]=1;ORG.OPENOFFICE.STYLE(&quot;граница&quot;);ORG.OPENOFFICE.STYLE(&quot;Стандарт&quot;)))">
            <text:p/>
          </table:table-cell>
          <table:table-cell table:formula="of:=T(IF([$тест3.AN150]=1;ORG.OPENOFFICE.STYLE(&quot;граница&quot;);ORG.OPENOFFICE.STYLE(&quot;Стандарт&quot;)))">
            <text:p/>
          </table:table-cell>
          <table:table-cell table:formula="of:=T(IF([$тест3.AO150]=1;ORG.OPENOFFICE.STYLE(&quot;граница&quot;);ORG.OPENOFFICE.STYLE(&quot;Стандарт&quot;)))">
            <text:p/>
          </table:table-cell>
          <table:table-cell table:formula="of:=T(IF([$тест3.AP150]=1;ORG.OPENOFFICE.STYLE(&quot;граница&quot;);ORG.OPENOFFICE.STYLE(&quot;Стандарт&quot;)))">
            <text:p/>
          </table:table-cell>
          <table:table-cell table:formula="of:=T(IF([$тест3.AQ150]=1;ORG.OPENOFFICE.STYLE(&quot;граница&quot;);ORG.OPENOFFICE.STYLE(&quot;Стандарт&quot;)))">
            <text:p/>
          </table:table-cell>
          <table:table-cell table:formula="of:=T(IF([$тест3.AR150]=1;ORG.OPENOFFICE.STYLE(&quot;граница&quot;);ORG.OPENOFFICE.STYLE(&quot;Стандарт&quot;)))">
            <text:p/>
          </table:table-cell>
          <table:table-cell table:formula="of:=T(IF([$тест3.AS150]=1;ORG.OPENOFFICE.STYLE(&quot;граница&quot;);ORG.OPENOFFICE.STYLE(&quot;Стандарт&quot;)))">
            <text:p/>
          </table:table-cell>
          <table:table-cell table:formula="of:=T(IF([$тест3.AT150]=1;ORG.OPENOFFICE.STYLE(&quot;граница&quot;);ORG.OPENOFFICE.STYLE(&quot;Стандарт&quot;)))">
            <text:p/>
          </table:table-cell>
          <table:table-cell table:formula="of:=T(IF([$тест3.AU150]=1;ORG.OPENOFFICE.STYLE(&quot;граница&quot;);ORG.OPENOFFICE.STYLE(&quot;Стандарт&quot;)))">
            <text:p/>
          </table:table-cell>
          <table:table-cell table:formula="of:=T(IF([$тест3.AV150]=1;ORG.OPENOFFICE.STYLE(&quot;граница&quot;);ORG.OPENOFFICE.STYLE(&quot;Стандарт&quot;)))">
            <text:p/>
          </table:table-cell>
          <table:table-cell table:formula="of:=T(IF([$тест3.AW150]=1;ORG.OPENOFFICE.STYLE(&quot;граница&quot;);ORG.OPENOFFICE.STYLE(&quot;Стандарт&quot;)))">
            <text:p/>
          </table:table-cell>
          <table:table-cell table:formula="of:=T(IF([$тест3.AX150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51]=1;ORG.OPENOFFICE.STYLE(&quot;граница&quot;);ORG.OPENOFFICE.STYLE(&quot;Стандарт&quot;)))">
            <text:p/>
          </table:table-cell>
          <table:table-cell table:formula="of:=T(IF([$тест3.C151]=1;ORG.OPENOFFICE.STYLE(&quot;граница&quot;);ORG.OPENOFFICE.STYLE(&quot;Стандарт&quot;)))">
            <text:p/>
          </table:table-cell>
          <table:table-cell table:formula="of:=T(IF([$тест3.D151]=1;ORG.OPENOFFICE.STYLE(&quot;граница&quot;);ORG.OPENOFFICE.STYLE(&quot;Стандарт&quot;)))">
            <text:p/>
          </table:table-cell>
          <table:table-cell table:formula="of:=T(IF([$тест3.E151]=1;ORG.OPENOFFICE.STYLE(&quot;граница&quot;);ORG.OPENOFFICE.STYLE(&quot;Стандарт&quot;)))">
            <text:p/>
          </table:table-cell>
          <table:table-cell table:formula="of:=T(IF([$тест3.F151]=1;ORG.OPENOFFICE.STYLE(&quot;граница&quot;);ORG.OPENOFFICE.STYLE(&quot;Стандарт&quot;)))">
            <text:p/>
          </table:table-cell>
          <table:table-cell table:formula="of:=T(IF([$тест3.G151]=1;ORG.OPENOFFICE.STYLE(&quot;граница&quot;);ORG.OPENOFFICE.STYLE(&quot;Стандарт&quot;)))">
            <text:p/>
          </table:table-cell>
          <table:table-cell table:formula="of:=T(IF([$тест3.H151]=1;ORG.OPENOFFICE.STYLE(&quot;граница&quot;);ORG.OPENOFFICE.STYLE(&quot;Стандарт&quot;)))">
            <text:p/>
          </table:table-cell>
          <table:table-cell table:formula="of:=T(IF([$тест3.I151]=1;ORG.OPENOFFICE.STYLE(&quot;граница&quot;);ORG.OPENOFFICE.STYLE(&quot;Стандарт&quot;)))">
            <text:p/>
          </table:table-cell>
          <table:table-cell table:formula="of:=T(IF([$тест3.J151]=1;ORG.OPENOFFICE.STYLE(&quot;граница&quot;);ORG.OPENOFFICE.STYLE(&quot;Стандарт&quot;)))">
            <text:p/>
          </table:table-cell>
          <table:table-cell table:formula="of:=T(IF([$тест3.K151]=1;ORG.OPENOFFICE.STYLE(&quot;граница&quot;);ORG.OPENOFFICE.STYLE(&quot;Стандарт&quot;)))">
            <text:p/>
          </table:table-cell>
          <table:table-cell table:formula="of:=T(IF([$тест3.L151]=1;ORG.OPENOFFICE.STYLE(&quot;граница&quot;);ORG.OPENOFFICE.STYLE(&quot;Стандарт&quot;)))">
            <text:p/>
          </table:table-cell>
          <table:table-cell table:formula="of:=T(IF([$тест3.M151]=1;ORG.OPENOFFICE.STYLE(&quot;граница&quot;);ORG.OPENOFFICE.STYLE(&quot;Стандарт&quot;)))">
            <text:p/>
          </table:table-cell>
          <table:table-cell table:formula="of:=T(IF([$тест3.N151]=1;ORG.OPENOFFICE.STYLE(&quot;граница&quot;);ORG.OPENOFFICE.STYLE(&quot;Стандарт&quot;)))">
            <text:p/>
          </table:table-cell>
          <table:table-cell table:formula="of:=T(IF([$тест3.O151]=1;ORG.OPENOFFICE.STYLE(&quot;граница&quot;);ORG.OPENOFFICE.STYLE(&quot;Стандарт&quot;)))">
            <text:p/>
          </table:table-cell>
          <table:table-cell table:formula="of:=T(IF([$тест3.P151]=1;ORG.OPENOFFICE.STYLE(&quot;граница&quot;);ORG.OPENOFFICE.STYLE(&quot;Стандарт&quot;)))">
            <text:p/>
          </table:table-cell>
          <table:table-cell table:formula="of:=T(IF([$тест3.Q151]=1;ORG.OPENOFFICE.STYLE(&quot;граница&quot;);ORG.OPENOFFICE.STYLE(&quot;Стандарт&quot;)))">
            <text:p/>
          </table:table-cell>
          <table:table-cell table:formula="of:=T(IF([$тест3.R151]=1;ORG.OPENOFFICE.STYLE(&quot;граница&quot;);ORG.OPENOFFICE.STYLE(&quot;Стандарт&quot;)))">
            <text:p/>
          </table:table-cell>
          <table:table-cell table:formula="of:=T(IF([$тест3.S151]=1;ORG.OPENOFFICE.STYLE(&quot;граница&quot;);ORG.OPENOFFICE.STYLE(&quot;Стандарт&quot;)))">
            <text:p/>
          </table:table-cell>
          <table:table-cell table:formula="of:=T(IF([$тест3.T151]=1;ORG.OPENOFFICE.STYLE(&quot;граница&quot;);ORG.OPENOFFICE.STYLE(&quot;Стандарт&quot;)))">
            <text:p/>
          </table:table-cell>
          <table:table-cell table:formula="of:=T(IF([$тест3.U151]=1;ORG.OPENOFFICE.STYLE(&quot;граница&quot;);ORG.OPENOFFICE.STYLE(&quot;Стандарт&quot;)))">
            <text:p/>
          </table:table-cell>
          <table:table-cell table:formula="of:=T(IF([$тест3.V151]=1;ORG.OPENOFFICE.STYLE(&quot;граница&quot;);ORG.OPENOFFICE.STYLE(&quot;Стандарт&quot;)))">
            <text:p/>
          </table:table-cell>
          <table:table-cell table:formula="of:=T(IF([$тест3.W151]=1;ORG.OPENOFFICE.STYLE(&quot;граница&quot;);ORG.OPENOFFICE.STYLE(&quot;Стандарт&quot;)))">
            <text:p/>
          </table:table-cell>
          <table:table-cell table:formula="of:=T(IF([$тест3.X151]=1;ORG.OPENOFFICE.STYLE(&quot;граница&quot;);ORG.OPENOFFICE.STYLE(&quot;Стандарт&quot;)))">
            <text:p/>
          </table:table-cell>
          <table:table-cell table:formula="of:=T(IF([$тест3.Y151]=1;ORG.OPENOFFICE.STYLE(&quot;граница&quot;);ORG.OPENOFFICE.STYLE(&quot;Стандарт&quot;)))">
            <text:p/>
          </table:table-cell>
          <table:table-cell table:formula="of:=T(IF([$тест3.Z151]=1;ORG.OPENOFFICE.STYLE(&quot;граница&quot;);ORG.OPENOFFICE.STYLE(&quot;Стандарт&quot;)))">
            <text:p/>
          </table:table-cell>
          <table:table-cell table:formula="of:=T(IF([$тест3.AA151]=1;ORG.OPENOFFICE.STYLE(&quot;граница&quot;);ORG.OPENOFFICE.STYLE(&quot;Стандарт&quot;)))">
            <text:p/>
          </table:table-cell>
          <table:table-cell table:formula="of:=T(IF([$тест3.AB151]=1;ORG.OPENOFFICE.STYLE(&quot;граница&quot;);ORG.OPENOFFICE.STYLE(&quot;Стандарт&quot;)))">
            <text:p/>
          </table:table-cell>
          <table:table-cell table:formula="of:=T(IF([$тест3.AC151]=1;ORG.OPENOFFICE.STYLE(&quot;граница&quot;);ORG.OPENOFFICE.STYLE(&quot;Стандарт&quot;)))">
            <text:p/>
          </table:table-cell>
          <table:table-cell table:formula="of:=T(IF([$тест3.AD151]=1;ORG.OPENOFFICE.STYLE(&quot;граница&quot;);ORG.OPENOFFICE.STYLE(&quot;Стандарт&quot;)))">
            <text:p/>
          </table:table-cell>
          <table:table-cell table:formula="of:=T(IF([$тест3.AE151]=1;ORG.OPENOFFICE.STYLE(&quot;граница&quot;);ORG.OPENOFFICE.STYLE(&quot;Стандарт&quot;)))">
            <text:p/>
          </table:table-cell>
          <table:table-cell table:formula="of:=T(IF([$тест3.AF151]=1;ORG.OPENOFFICE.STYLE(&quot;граница&quot;);ORG.OPENOFFICE.STYLE(&quot;Стандарт&quot;)))">
            <text:p/>
          </table:table-cell>
          <table:table-cell table:formula="of:=T(IF([$тест3.AG151]=1;ORG.OPENOFFICE.STYLE(&quot;граница&quot;);ORG.OPENOFFICE.STYLE(&quot;Стандарт&quot;)))">
            <text:p/>
          </table:table-cell>
          <table:table-cell table:formula="of:=T(IF([$тест3.AH151]=1;ORG.OPENOFFICE.STYLE(&quot;граница&quot;);ORG.OPENOFFICE.STYLE(&quot;Стандарт&quot;)))">
            <text:p/>
          </table:table-cell>
          <table:table-cell table:formula="of:=T(IF([$тест3.AI151]=1;ORG.OPENOFFICE.STYLE(&quot;граница&quot;);ORG.OPENOFFICE.STYLE(&quot;Стандарт&quot;)))">
            <text:p/>
          </table:table-cell>
          <table:table-cell table:formula="of:=T(IF([$тест3.AJ151]=1;ORG.OPENOFFICE.STYLE(&quot;граница&quot;);ORG.OPENOFFICE.STYLE(&quot;Стандарт&quot;)))">
            <text:p/>
          </table:table-cell>
          <table:table-cell table:formula="of:=T(IF([$тест3.AK151]=1;ORG.OPENOFFICE.STYLE(&quot;граница&quot;);ORG.OPENOFFICE.STYLE(&quot;Стандарт&quot;)))">
            <text:p/>
          </table:table-cell>
          <table:table-cell table:formula="of:=T(IF([$тест3.AL151]=1;ORG.OPENOFFICE.STYLE(&quot;граница&quot;);ORG.OPENOFFICE.STYLE(&quot;Стандарт&quot;)))">
            <text:p/>
          </table:table-cell>
          <table:table-cell table:formula="of:=T(IF([$тест3.AM151]=1;ORG.OPENOFFICE.STYLE(&quot;граница&quot;);ORG.OPENOFFICE.STYLE(&quot;Стандарт&quot;)))">
            <text:p/>
          </table:table-cell>
          <table:table-cell table:formula="of:=T(IF([$тест3.AN151]=1;ORG.OPENOFFICE.STYLE(&quot;граница&quot;);ORG.OPENOFFICE.STYLE(&quot;Стандарт&quot;)))">
            <text:p/>
          </table:table-cell>
          <table:table-cell table:formula="of:=T(IF([$тест3.AO151]=1;ORG.OPENOFFICE.STYLE(&quot;граница&quot;);ORG.OPENOFFICE.STYLE(&quot;Стандарт&quot;)))">
            <text:p/>
          </table:table-cell>
          <table:table-cell table:formula="of:=T(IF([$тест3.AP151]=1;ORG.OPENOFFICE.STYLE(&quot;граница&quot;);ORG.OPENOFFICE.STYLE(&quot;Стандарт&quot;)))">
            <text:p/>
          </table:table-cell>
          <table:table-cell table:formula="of:=T(IF([$тест3.AQ151]=1;ORG.OPENOFFICE.STYLE(&quot;граница&quot;);ORG.OPENOFFICE.STYLE(&quot;Стандарт&quot;)))">
            <text:p/>
          </table:table-cell>
          <table:table-cell table:formula="of:=T(IF([$тест3.AR151]=1;ORG.OPENOFFICE.STYLE(&quot;граница&quot;);ORG.OPENOFFICE.STYLE(&quot;Стандарт&quot;)))">
            <text:p/>
          </table:table-cell>
          <table:table-cell table:formula="of:=T(IF([$тест3.AS151]=1;ORG.OPENOFFICE.STYLE(&quot;граница&quot;);ORG.OPENOFFICE.STYLE(&quot;Стандарт&quot;)))">
            <text:p/>
          </table:table-cell>
          <table:table-cell table:formula="of:=T(IF([$тест3.AT151]=1;ORG.OPENOFFICE.STYLE(&quot;граница&quot;);ORG.OPENOFFICE.STYLE(&quot;Стандарт&quot;)))">
            <text:p/>
          </table:table-cell>
          <table:table-cell table:formula="of:=T(IF([$тест3.AU151]=1;ORG.OPENOFFICE.STYLE(&quot;граница&quot;);ORG.OPENOFFICE.STYLE(&quot;Стандарт&quot;)))">
            <text:p/>
          </table:table-cell>
          <table:table-cell table:formula="of:=T(IF([$тест3.AV151]=1;ORG.OPENOFFICE.STYLE(&quot;граница&quot;);ORG.OPENOFFICE.STYLE(&quot;Стандарт&quot;)))">
            <text:p/>
          </table:table-cell>
          <table:table-cell table:formula="of:=T(IF([$тест3.AW151]=1;ORG.OPENOFFICE.STYLE(&quot;граница&quot;);ORG.OPENOFFICE.STYLE(&quot;Стандарт&quot;)))">
            <text:p/>
          </table:table-cell>
          <table:table-cell table:formula="of:=T(IF([$тест3.AX151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52]=1;ORG.OPENOFFICE.STYLE(&quot;граница&quot;);ORG.OPENOFFICE.STYLE(&quot;Стандарт&quot;)))">
            <text:p/>
          </table:table-cell>
          <table:table-cell table:formula="of:=T(IF([$тест3.C152]=1;ORG.OPENOFFICE.STYLE(&quot;граница&quot;);ORG.OPENOFFICE.STYLE(&quot;Стандарт&quot;)))">
            <text:p/>
          </table:table-cell>
          <table:table-cell table:formula="of:=T(IF([$тест3.D152]=1;ORG.OPENOFFICE.STYLE(&quot;граница&quot;);ORG.OPENOFFICE.STYLE(&quot;Стандарт&quot;)))">
            <text:p/>
          </table:table-cell>
          <table:table-cell table:formula="of:=T(IF([$тест3.E152]=1;ORG.OPENOFFICE.STYLE(&quot;граница&quot;);ORG.OPENOFFICE.STYLE(&quot;Стандарт&quot;)))">
            <text:p/>
          </table:table-cell>
          <table:table-cell table:formula="of:=T(IF([$тест3.F152]=1;ORG.OPENOFFICE.STYLE(&quot;граница&quot;);ORG.OPENOFFICE.STYLE(&quot;Стандарт&quot;)))">
            <text:p/>
          </table:table-cell>
          <table:table-cell table:formula="of:=T(IF([$тест3.G152]=1;ORG.OPENOFFICE.STYLE(&quot;граница&quot;);ORG.OPENOFFICE.STYLE(&quot;Стандарт&quot;)))">
            <text:p/>
          </table:table-cell>
          <table:table-cell table:formula="of:=T(IF([$тест3.H152]=1;ORG.OPENOFFICE.STYLE(&quot;граница&quot;);ORG.OPENOFFICE.STYLE(&quot;Стандарт&quot;)))">
            <text:p/>
          </table:table-cell>
          <table:table-cell table:formula="of:=T(IF([$тест3.I152]=1;ORG.OPENOFFICE.STYLE(&quot;граница&quot;);ORG.OPENOFFICE.STYLE(&quot;Стандарт&quot;)))">
            <text:p/>
          </table:table-cell>
          <table:table-cell table:formula="of:=T(IF([$тест3.J152]=1;ORG.OPENOFFICE.STYLE(&quot;граница&quot;);ORG.OPENOFFICE.STYLE(&quot;Стандарт&quot;)))">
            <text:p/>
          </table:table-cell>
          <table:table-cell table:formula="of:=T(IF([$тест3.K152]=1;ORG.OPENOFFICE.STYLE(&quot;граница&quot;);ORG.OPENOFFICE.STYLE(&quot;Стандарт&quot;)))">
            <text:p/>
          </table:table-cell>
          <table:table-cell table:formula="of:=T(IF([$тест3.L152]=1;ORG.OPENOFFICE.STYLE(&quot;граница&quot;);ORG.OPENOFFICE.STYLE(&quot;Стандарт&quot;)))">
            <text:p/>
          </table:table-cell>
          <table:table-cell table:formula="of:=T(IF([$тест3.M152]=1;ORG.OPENOFFICE.STYLE(&quot;граница&quot;);ORG.OPENOFFICE.STYLE(&quot;Стандарт&quot;)))">
            <text:p/>
          </table:table-cell>
          <table:table-cell table:formula="of:=T(IF([$тест3.N152]=1;ORG.OPENOFFICE.STYLE(&quot;граница&quot;);ORG.OPENOFFICE.STYLE(&quot;Стандарт&quot;)))">
            <text:p/>
          </table:table-cell>
          <table:table-cell table:formula="of:=T(IF([$тест3.O152]=1;ORG.OPENOFFICE.STYLE(&quot;граница&quot;);ORG.OPENOFFICE.STYLE(&quot;Стандарт&quot;)))">
            <text:p/>
          </table:table-cell>
          <table:table-cell table:formula="of:=T(IF([$тест3.P152]=1;ORG.OPENOFFICE.STYLE(&quot;граница&quot;);ORG.OPENOFFICE.STYLE(&quot;Стандарт&quot;)))">
            <text:p/>
          </table:table-cell>
          <table:table-cell table:formula="of:=T(IF([$тест3.Q152]=1;ORG.OPENOFFICE.STYLE(&quot;граница&quot;);ORG.OPENOFFICE.STYLE(&quot;Стандарт&quot;)))">
            <text:p/>
          </table:table-cell>
          <table:table-cell table:formula="of:=T(IF([$тест3.R152]=1;ORG.OPENOFFICE.STYLE(&quot;граница&quot;);ORG.OPENOFFICE.STYLE(&quot;Стандарт&quot;)))">
            <text:p/>
          </table:table-cell>
          <table:table-cell table:formula="of:=T(IF([$тест3.S152]=1;ORG.OPENOFFICE.STYLE(&quot;граница&quot;);ORG.OPENOFFICE.STYLE(&quot;Стандарт&quot;)))">
            <text:p/>
          </table:table-cell>
          <table:table-cell table:formula="of:=T(IF([$тест3.T152]=1;ORG.OPENOFFICE.STYLE(&quot;граница&quot;);ORG.OPENOFFICE.STYLE(&quot;Стандарт&quot;)))">
            <text:p/>
          </table:table-cell>
          <table:table-cell table:formula="of:=T(IF([$тест3.U152]=1;ORG.OPENOFFICE.STYLE(&quot;граница&quot;);ORG.OPENOFFICE.STYLE(&quot;Стандарт&quot;)))">
            <text:p/>
          </table:table-cell>
          <table:table-cell table:formula="of:=T(IF([$тест3.V152]=1;ORG.OPENOFFICE.STYLE(&quot;граница&quot;);ORG.OPENOFFICE.STYLE(&quot;Стандарт&quot;)))">
            <text:p/>
          </table:table-cell>
          <table:table-cell table:formula="of:=T(IF([$тест3.W152]=1;ORG.OPENOFFICE.STYLE(&quot;граница&quot;);ORG.OPENOFFICE.STYLE(&quot;Стандарт&quot;)))">
            <text:p/>
          </table:table-cell>
          <table:table-cell table:formula="of:=T(IF([$тест3.X152]=1;ORG.OPENOFFICE.STYLE(&quot;граница&quot;);ORG.OPENOFFICE.STYLE(&quot;Стандарт&quot;)))">
            <text:p/>
          </table:table-cell>
          <table:table-cell table:formula="of:=T(IF([$тест3.Y152]=1;ORG.OPENOFFICE.STYLE(&quot;граница&quot;);ORG.OPENOFFICE.STYLE(&quot;Стандарт&quot;)))">
            <text:p/>
          </table:table-cell>
          <table:table-cell table:formula="of:=T(IF([$тест3.Z152]=1;ORG.OPENOFFICE.STYLE(&quot;граница&quot;);ORG.OPENOFFICE.STYLE(&quot;Стандарт&quot;)))">
            <text:p/>
          </table:table-cell>
          <table:table-cell table:formula="of:=T(IF([$тест3.AA152]=1;ORG.OPENOFFICE.STYLE(&quot;граница&quot;);ORG.OPENOFFICE.STYLE(&quot;Стандарт&quot;)))">
            <text:p/>
          </table:table-cell>
          <table:table-cell table:formula="of:=T(IF([$тест3.AB152]=1;ORG.OPENOFFICE.STYLE(&quot;граница&quot;);ORG.OPENOFFICE.STYLE(&quot;Стандарт&quot;)))">
            <text:p/>
          </table:table-cell>
          <table:table-cell table:formula="of:=T(IF([$тест3.AC152]=1;ORG.OPENOFFICE.STYLE(&quot;граница&quot;);ORG.OPENOFFICE.STYLE(&quot;Стандарт&quot;)))">
            <text:p/>
          </table:table-cell>
          <table:table-cell table:formula="of:=T(IF([$тест3.AD152]=1;ORG.OPENOFFICE.STYLE(&quot;граница&quot;);ORG.OPENOFFICE.STYLE(&quot;Стандарт&quot;)))">
            <text:p/>
          </table:table-cell>
          <table:table-cell table:formula="of:=T(IF([$тест3.AE152]=1;ORG.OPENOFFICE.STYLE(&quot;граница&quot;);ORG.OPENOFFICE.STYLE(&quot;Стандарт&quot;)))">
            <text:p/>
          </table:table-cell>
          <table:table-cell table:formula="of:=T(IF([$тест3.AF152]=1;ORG.OPENOFFICE.STYLE(&quot;граница&quot;);ORG.OPENOFFICE.STYLE(&quot;Стандарт&quot;)))">
            <text:p/>
          </table:table-cell>
          <table:table-cell table:formula="of:=T(IF([$тест3.AG152]=1;ORG.OPENOFFICE.STYLE(&quot;граница&quot;);ORG.OPENOFFICE.STYLE(&quot;Стандарт&quot;)))">
            <text:p/>
          </table:table-cell>
          <table:table-cell table:formula="of:=T(IF([$тест3.AH152]=1;ORG.OPENOFFICE.STYLE(&quot;граница&quot;);ORG.OPENOFFICE.STYLE(&quot;Стандарт&quot;)))">
            <text:p/>
          </table:table-cell>
          <table:table-cell table:formula="of:=T(IF([$тест3.AI152]=1;ORG.OPENOFFICE.STYLE(&quot;граница&quot;);ORG.OPENOFFICE.STYLE(&quot;Стандарт&quot;)))">
            <text:p/>
          </table:table-cell>
          <table:table-cell table:formula="of:=T(IF([$тест3.AJ152]=1;ORG.OPENOFFICE.STYLE(&quot;граница&quot;);ORG.OPENOFFICE.STYLE(&quot;Стандарт&quot;)))">
            <text:p/>
          </table:table-cell>
          <table:table-cell table:formula="of:=T(IF([$тест3.AK152]=1;ORG.OPENOFFICE.STYLE(&quot;граница&quot;);ORG.OPENOFFICE.STYLE(&quot;Стандарт&quot;)))">
            <text:p/>
          </table:table-cell>
          <table:table-cell table:formula="of:=T(IF([$тест3.AL152]=1;ORG.OPENOFFICE.STYLE(&quot;граница&quot;);ORG.OPENOFFICE.STYLE(&quot;Стандарт&quot;)))">
            <text:p/>
          </table:table-cell>
          <table:table-cell table:formula="of:=T(IF([$тест3.AM152]=1;ORG.OPENOFFICE.STYLE(&quot;граница&quot;);ORG.OPENOFFICE.STYLE(&quot;Стандарт&quot;)))">
            <text:p/>
          </table:table-cell>
          <table:table-cell table:formula="of:=T(IF([$тест3.AN152]=1;ORG.OPENOFFICE.STYLE(&quot;граница&quot;);ORG.OPENOFFICE.STYLE(&quot;Стандарт&quot;)))">
            <text:p/>
          </table:table-cell>
          <table:table-cell table:formula="of:=T(IF([$тест3.AO152]=1;ORG.OPENOFFICE.STYLE(&quot;граница&quot;);ORG.OPENOFFICE.STYLE(&quot;Стандарт&quot;)))">
            <text:p/>
          </table:table-cell>
          <table:table-cell table:formula="of:=T(IF([$тест3.AP152]=1;ORG.OPENOFFICE.STYLE(&quot;граница&quot;);ORG.OPENOFFICE.STYLE(&quot;Стандарт&quot;)))">
            <text:p/>
          </table:table-cell>
          <table:table-cell table:formula="of:=T(IF([$тест3.AQ152]=1;ORG.OPENOFFICE.STYLE(&quot;граница&quot;);ORG.OPENOFFICE.STYLE(&quot;Стандарт&quot;)))">
            <text:p/>
          </table:table-cell>
          <table:table-cell table:formula="of:=T(IF([$тест3.AR152]=1;ORG.OPENOFFICE.STYLE(&quot;граница&quot;);ORG.OPENOFFICE.STYLE(&quot;Стандарт&quot;)))">
            <text:p/>
          </table:table-cell>
          <table:table-cell table:formula="of:=T(IF([$тест3.AS152]=1;ORG.OPENOFFICE.STYLE(&quot;граница&quot;);ORG.OPENOFFICE.STYLE(&quot;Стандарт&quot;)))">
            <text:p/>
          </table:table-cell>
          <table:table-cell table:formula="of:=T(IF([$тест3.AT152]=1;ORG.OPENOFFICE.STYLE(&quot;граница&quot;);ORG.OPENOFFICE.STYLE(&quot;Стандарт&quot;)))">
            <text:p/>
          </table:table-cell>
          <table:table-cell table:formula="of:=T(IF([$тест3.AU152]=1;ORG.OPENOFFICE.STYLE(&quot;граница&quot;);ORG.OPENOFFICE.STYLE(&quot;Стандарт&quot;)))">
            <text:p/>
          </table:table-cell>
          <table:table-cell table:formula="of:=T(IF([$тест3.AV152]=1;ORG.OPENOFFICE.STYLE(&quot;граница&quot;);ORG.OPENOFFICE.STYLE(&quot;Стандарт&quot;)))">
            <text:p/>
          </table:table-cell>
          <table:table-cell table:formula="of:=T(IF([$тест3.AW152]=1;ORG.OPENOFFICE.STYLE(&quot;граница&quot;);ORG.OPENOFFICE.STYLE(&quot;Стандарт&quot;)))">
            <text:p/>
          </table:table-cell>
          <table:table-cell table:formula="of:=T(IF([$тест3.AX152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53]=1;ORG.OPENOFFICE.STYLE(&quot;граница&quot;);ORG.OPENOFFICE.STYLE(&quot;Стандарт&quot;)))">
            <text:p/>
          </table:table-cell>
          <table:table-cell table:formula="of:=T(IF([$тест3.C153]=1;ORG.OPENOFFICE.STYLE(&quot;граница&quot;);ORG.OPENOFFICE.STYLE(&quot;Стандарт&quot;)))">
            <text:p/>
          </table:table-cell>
          <table:table-cell table:formula="of:=T(IF([$тест3.D153]=1;ORG.OPENOFFICE.STYLE(&quot;граница&quot;);ORG.OPENOFFICE.STYLE(&quot;Стандарт&quot;)))">
            <text:p/>
          </table:table-cell>
          <table:table-cell table:formula="of:=T(IF([$тест3.E153]=1;ORG.OPENOFFICE.STYLE(&quot;граница&quot;);ORG.OPENOFFICE.STYLE(&quot;Стандарт&quot;)))">
            <text:p/>
          </table:table-cell>
          <table:table-cell table:formula="of:=T(IF([$тест3.F153]=1;ORG.OPENOFFICE.STYLE(&quot;граница&quot;);ORG.OPENOFFICE.STYLE(&quot;Стандарт&quot;)))">
            <text:p/>
          </table:table-cell>
          <table:table-cell table:formula="of:=T(IF([$тест3.G153]=1;ORG.OPENOFFICE.STYLE(&quot;граница&quot;);ORG.OPENOFFICE.STYLE(&quot;Стандарт&quot;)))">
            <text:p/>
          </table:table-cell>
          <table:table-cell table:formula="of:=T(IF([$тест3.H153]=1;ORG.OPENOFFICE.STYLE(&quot;граница&quot;);ORG.OPENOFFICE.STYLE(&quot;Стандарт&quot;)))">
            <text:p/>
          </table:table-cell>
          <table:table-cell table:formula="of:=T(IF([$тест3.I153]=1;ORG.OPENOFFICE.STYLE(&quot;граница&quot;);ORG.OPENOFFICE.STYLE(&quot;Стандарт&quot;)))">
            <text:p/>
          </table:table-cell>
          <table:table-cell table:formula="of:=T(IF([$тест3.J153]=1;ORG.OPENOFFICE.STYLE(&quot;граница&quot;);ORG.OPENOFFICE.STYLE(&quot;Стандарт&quot;)))">
            <text:p/>
          </table:table-cell>
          <table:table-cell table:formula="of:=T(IF([$тест3.K153]=1;ORG.OPENOFFICE.STYLE(&quot;граница&quot;);ORG.OPENOFFICE.STYLE(&quot;Стандарт&quot;)))">
            <text:p/>
          </table:table-cell>
          <table:table-cell table:formula="of:=T(IF([$тест3.L153]=1;ORG.OPENOFFICE.STYLE(&quot;граница&quot;);ORG.OPENOFFICE.STYLE(&quot;Стандарт&quot;)))">
            <text:p/>
          </table:table-cell>
          <table:table-cell table:formula="of:=T(IF([$тест3.M153]=1;ORG.OPENOFFICE.STYLE(&quot;граница&quot;);ORG.OPENOFFICE.STYLE(&quot;Стандарт&quot;)))">
            <text:p/>
          </table:table-cell>
          <table:table-cell table:formula="of:=T(IF([$тест3.N153]=1;ORG.OPENOFFICE.STYLE(&quot;граница&quot;);ORG.OPENOFFICE.STYLE(&quot;Стандарт&quot;)))">
            <text:p/>
          </table:table-cell>
          <table:table-cell table:formula="of:=T(IF([$тест3.O153]=1;ORG.OPENOFFICE.STYLE(&quot;граница&quot;);ORG.OPENOFFICE.STYLE(&quot;Стандарт&quot;)))">
            <text:p/>
          </table:table-cell>
          <table:table-cell table:formula="of:=T(IF([$тест3.P153]=1;ORG.OPENOFFICE.STYLE(&quot;граница&quot;);ORG.OPENOFFICE.STYLE(&quot;Стандарт&quot;)))">
            <text:p/>
          </table:table-cell>
          <table:table-cell table:formula="of:=T(IF([$тест3.Q153]=1;ORG.OPENOFFICE.STYLE(&quot;граница&quot;);ORG.OPENOFFICE.STYLE(&quot;Стандарт&quot;)))">
            <text:p/>
          </table:table-cell>
          <table:table-cell table:formula="of:=T(IF([$тест3.R153]=1;ORG.OPENOFFICE.STYLE(&quot;граница&quot;);ORG.OPENOFFICE.STYLE(&quot;Стандарт&quot;)))">
            <text:p/>
          </table:table-cell>
          <table:table-cell table:formula="of:=T(IF([$тест3.S153]=1;ORG.OPENOFFICE.STYLE(&quot;граница&quot;);ORG.OPENOFFICE.STYLE(&quot;Стандарт&quot;)))">
            <text:p/>
          </table:table-cell>
          <table:table-cell table:formula="of:=T(IF([$тест3.T153]=1;ORG.OPENOFFICE.STYLE(&quot;граница&quot;);ORG.OPENOFFICE.STYLE(&quot;Стандарт&quot;)))">
            <text:p/>
          </table:table-cell>
          <table:table-cell table:formula="of:=T(IF([$тест3.U153]=1;ORG.OPENOFFICE.STYLE(&quot;граница&quot;);ORG.OPENOFFICE.STYLE(&quot;Стандарт&quot;)))">
            <text:p/>
          </table:table-cell>
          <table:table-cell table:formula="of:=T(IF([$тест3.V153]=1;ORG.OPENOFFICE.STYLE(&quot;граница&quot;);ORG.OPENOFFICE.STYLE(&quot;Стандарт&quot;)))">
            <text:p/>
          </table:table-cell>
          <table:table-cell table:formula="of:=T(IF([$тест3.W153]=1;ORG.OPENOFFICE.STYLE(&quot;граница&quot;);ORG.OPENOFFICE.STYLE(&quot;Стандарт&quot;)))">
            <text:p/>
          </table:table-cell>
          <table:table-cell table:formula="of:=T(IF([$тест3.X153]=1;ORG.OPENOFFICE.STYLE(&quot;граница&quot;);ORG.OPENOFFICE.STYLE(&quot;Стандарт&quot;)))">
            <text:p/>
          </table:table-cell>
          <table:table-cell table:formula="of:=T(IF([$тест3.Y153]=1;ORG.OPENOFFICE.STYLE(&quot;граница&quot;);ORG.OPENOFFICE.STYLE(&quot;Стандарт&quot;)))">
            <text:p/>
          </table:table-cell>
          <table:table-cell table:formula="of:=T(IF([$тест3.Z153]=1;ORG.OPENOFFICE.STYLE(&quot;граница&quot;);ORG.OPENOFFICE.STYLE(&quot;Стандарт&quot;)))">
            <text:p/>
          </table:table-cell>
          <table:table-cell table:formula="of:=T(IF([$тест3.AA153]=1;ORG.OPENOFFICE.STYLE(&quot;граница&quot;);ORG.OPENOFFICE.STYLE(&quot;Стандарт&quot;)))">
            <text:p/>
          </table:table-cell>
          <table:table-cell table:formula="of:=T(IF([$тест3.AB153]=1;ORG.OPENOFFICE.STYLE(&quot;граница&quot;);ORG.OPENOFFICE.STYLE(&quot;Стандарт&quot;)))">
            <text:p/>
          </table:table-cell>
          <table:table-cell table:formula="of:=T(IF([$тест3.AC153]=1;ORG.OPENOFFICE.STYLE(&quot;граница&quot;);ORG.OPENOFFICE.STYLE(&quot;Стандарт&quot;)))">
            <text:p/>
          </table:table-cell>
          <table:table-cell table:formula="of:=T(IF([$тест3.AD153]=1;ORG.OPENOFFICE.STYLE(&quot;граница&quot;);ORG.OPENOFFICE.STYLE(&quot;Стандарт&quot;)))">
            <text:p/>
          </table:table-cell>
          <table:table-cell table:formula="of:=T(IF([$тест3.AE153]=1;ORG.OPENOFFICE.STYLE(&quot;граница&quot;);ORG.OPENOFFICE.STYLE(&quot;Стандарт&quot;)))">
            <text:p/>
          </table:table-cell>
          <table:table-cell table:formula="of:=T(IF([$тест3.AF153]=1;ORG.OPENOFFICE.STYLE(&quot;граница&quot;);ORG.OPENOFFICE.STYLE(&quot;Стандарт&quot;)))">
            <text:p/>
          </table:table-cell>
          <table:table-cell table:formula="of:=T(IF([$тест3.AG153]=1;ORG.OPENOFFICE.STYLE(&quot;граница&quot;);ORG.OPENOFFICE.STYLE(&quot;Стандарт&quot;)))">
            <text:p/>
          </table:table-cell>
          <table:table-cell table:formula="of:=T(IF([$тест3.AH153]=1;ORG.OPENOFFICE.STYLE(&quot;граница&quot;);ORG.OPENOFFICE.STYLE(&quot;Стандарт&quot;)))">
            <text:p/>
          </table:table-cell>
          <table:table-cell table:formula="of:=T(IF([$тест3.AI153]=1;ORG.OPENOFFICE.STYLE(&quot;граница&quot;);ORG.OPENOFFICE.STYLE(&quot;Стандарт&quot;)))">
            <text:p/>
          </table:table-cell>
          <table:table-cell table:formula="of:=T(IF([$тест3.AJ153]=1;ORG.OPENOFFICE.STYLE(&quot;граница&quot;);ORG.OPENOFFICE.STYLE(&quot;Стандарт&quot;)))">
            <text:p/>
          </table:table-cell>
          <table:table-cell table:formula="of:=T(IF([$тест3.AK153]=1;ORG.OPENOFFICE.STYLE(&quot;граница&quot;);ORG.OPENOFFICE.STYLE(&quot;Стандарт&quot;)))">
            <text:p/>
          </table:table-cell>
          <table:table-cell table:formula="of:=T(IF([$тест3.AL153]=1;ORG.OPENOFFICE.STYLE(&quot;граница&quot;);ORG.OPENOFFICE.STYLE(&quot;Стандарт&quot;)))">
            <text:p/>
          </table:table-cell>
          <table:table-cell table:formula="of:=T(IF([$тест3.AM153]=1;ORG.OPENOFFICE.STYLE(&quot;граница&quot;);ORG.OPENOFFICE.STYLE(&quot;Стандарт&quot;)))">
            <text:p/>
          </table:table-cell>
          <table:table-cell table:formula="of:=T(IF([$тест3.AN153]=1;ORG.OPENOFFICE.STYLE(&quot;граница&quot;);ORG.OPENOFFICE.STYLE(&quot;Стандарт&quot;)))">
            <text:p/>
          </table:table-cell>
          <table:table-cell table:formula="of:=T(IF([$тест3.AO153]=1;ORG.OPENOFFICE.STYLE(&quot;граница&quot;);ORG.OPENOFFICE.STYLE(&quot;Стандарт&quot;)))">
            <text:p/>
          </table:table-cell>
          <table:table-cell table:formula="of:=T(IF([$тест3.AP153]=1;ORG.OPENOFFICE.STYLE(&quot;граница&quot;);ORG.OPENOFFICE.STYLE(&quot;Стандарт&quot;)))">
            <text:p/>
          </table:table-cell>
          <table:table-cell table:formula="of:=T(IF([$тест3.AQ153]=1;ORG.OPENOFFICE.STYLE(&quot;граница&quot;);ORG.OPENOFFICE.STYLE(&quot;Стандарт&quot;)))">
            <text:p/>
          </table:table-cell>
          <table:table-cell table:formula="of:=T(IF([$тест3.AR153]=1;ORG.OPENOFFICE.STYLE(&quot;граница&quot;);ORG.OPENOFFICE.STYLE(&quot;Стандарт&quot;)))">
            <text:p/>
          </table:table-cell>
          <table:table-cell table:formula="of:=T(IF([$тест3.AS153]=1;ORG.OPENOFFICE.STYLE(&quot;граница&quot;);ORG.OPENOFFICE.STYLE(&quot;Стандарт&quot;)))">
            <text:p/>
          </table:table-cell>
          <table:table-cell table:formula="of:=T(IF([$тест3.AT153]=1;ORG.OPENOFFICE.STYLE(&quot;граница&quot;);ORG.OPENOFFICE.STYLE(&quot;Стандарт&quot;)))">
            <text:p/>
          </table:table-cell>
          <table:table-cell table:formula="of:=T(IF([$тест3.AU153]=1;ORG.OPENOFFICE.STYLE(&quot;граница&quot;);ORG.OPENOFFICE.STYLE(&quot;Стандарт&quot;)))">
            <text:p/>
          </table:table-cell>
          <table:table-cell table:formula="of:=T(IF([$тест3.AV153]=1;ORG.OPENOFFICE.STYLE(&quot;граница&quot;);ORG.OPENOFFICE.STYLE(&quot;Стандарт&quot;)))">
            <text:p/>
          </table:table-cell>
          <table:table-cell table:formula="of:=T(IF([$тест3.AW153]=1;ORG.OPENOFFICE.STYLE(&quot;граница&quot;);ORG.OPENOFFICE.STYLE(&quot;Стандарт&quot;)))">
            <text:p/>
          </table:table-cell>
          <table:table-cell table:formula="of:=T(IF([$тест3.AX153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54]=1;ORG.OPENOFFICE.STYLE(&quot;граница&quot;);ORG.OPENOFFICE.STYLE(&quot;Стандарт&quot;)))">
            <text:p/>
          </table:table-cell>
          <table:table-cell table:formula="of:=T(IF([$тест3.C154]=1;ORG.OPENOFFICE.STYLE(&quot;граница&quot;);ORG.OPENOFFICE.STYLE(&quot;Стандарт&quot;)))">
            <text:p/>
          </table:table-cell>
          <table:table-cell table:formula="of:=T(IF([$тест3.D154]=1;ORG.OPENOFFICE.STYLE(&quot;граница&quot;);ORG.OPENOFFICE.STYLE(&quot;Стандарт&quot;)))">
            <text:p/>
          </table:table-cell>
          <table:table-cell table:formula="of:=T(IF([$тест3.E154]=1;ORG.OPENOFFICE.STYLE(&quot;граница&quot;);ORG.OPENOFFICE.STYLE(&quot;Стандарт&quot;)))">
            <text:p/>
          </table:table-cell>
          <table:table-cell table:formula="of:=T(IF([$тест3.F154]=1;ORG.OPENOFFICE.STYLE(&quot;граница&quot;);ORG.OPENOFFICE.STYLE(&quot;Стандарт&quot;)))">
            <text:p/>
          </table:table-cell>
          <table:table-cell table:formula="of:=T(IF([$тест3.G154]=1;ORG.OPENOFFICE.STYLE(&quot;граница&quot;);ORG.OPENOFFICE.STYLE(&quot;Стандарт&quot;)))">
            <text:p/>
          </table:table-cell>
          <table:table-cell table:formula="of:=T(IF([$тест3.H154]=1;ORG.OPENOFFICE.STYLE(&quot;граница&quot;);ORG.OPENOFFICE.STYLE(&quot;Стандарт&quot;)))">
            <text:p/>
          </table:table-cell>
          <table:table-cell table:formula="of:=T(IF([$тест3.I154]=1;ORG.OPENOFFICE.STYLE(&quot;граница&quot;);ORG.OPENOFFICE.STYLE(&quot;Стандарт&quot;)))">
            <text:p/>
          </table:table-cell>
          <table:table-cell table:formula="of:=T(IF([$тест3.J154]=1;ORG.OPENOFFICE.STYLE(&quot;граница&quot;);ORG.OPENOFFICE.STYLE(&quot;Стандарт&quot;)))">
            <text:p/>
          </table:table-cell>
          <table:table-cell table:formula="of:=T(IF([$тест3.K154]=1;ORG.OPENOFFICE.STYLE(&quot;граница&quot;);ORG.OPENOFFICE.STYLE(&quot;Стандарт&quot;)))">
            <text:p/>
          </table:table-cell>
          <table:table-cell table:formula="of:=T(IF([$тест3.L154]=1;ORG.OPENOFFICE.STYLE(&quot;граница&quot;);ORG.OPENOFFICE.STYLE(&quot;Стандарт&quot;)))">
            <text:p/>
          </table:table-cell>
          <table:table-cell table:formula="of:=T(IF([$тест3.M154]=1;ORG.OPENOFFICE.STYLE(&quot;граница&quot;);ORG.OPENOFFICE.STYLE(&quot;Стандарт&quot;)))">
            <text:p/>
          </table:table-cell>
          <table:table-cell table:formula="of:=T(IF([$тест3.N154]=1;ORG.OPENOFFICE.STYLE(&quot;граница&quot;);ORG.OPENOFFICE.STYLE(&quot;Стандарт&quot;)))">
            <text:p/>
          </table:table-cell>
          <table:table-cell table:formula="of:=T(IF([$тест3.O154]=1;ORG.OPENOFFICE.STYLE(&quot;граница&quot;);ORG.OPENOFFICE.STYLE(&quot;Стандарт&quot;)))">
            <text:p/>
          </table:table-cell>
          <table:table-cell table:formula="of:=T(IF([$тест3.P154]=1;ORG.OPENOFFICE.STYLE(&quot;граница&quot;);ORG.OPENOFFICE.STYLE(&quot;Стандарт&quot;)))">
            <text:p/>
          </table:table-cell>
          <table:table-cell table:formula="of:=T(IF([$тест3.Q154]=1;ORG.OPENOFFICE.STYLE(&quot;граница&quot;);ORG.OPENOFFICE.STYLE(&quot;Стандарт&quot;)))">
            <text:p/>
          </table:table-cell>
          <table:table-cell table:formula="of:=T(IF([$тест3.R154]=1;ORG.OPENOFFICE.STYLE(&quot;граница&quot;);ORG.OPENOFFICE.STYLE(&quot;Стандарт&quot;)))">
            <text:p/>
          </table:table-cell>
          <table:table-cell table:formula="of:=T(IF([$тест3.S154]=1;ORG.OPENOFFICE.STYLE(&quot;граница&quot;);ORG.OPENOFFICE.STYLE(&quot;Стандарт&quot;)))">
            <text:p/>
          </table:table-cell>
          <table:table-cell table:formula="of:=T(IF([$тест3.T154]=1;ORG.OPENOFFICE.STYLE(&quot;граница&quot;);ORG.OPENOFFICE.STYLE(&quot;Стандарт&quot;)))">
            <text:p/>
          </table:table-cell>
          <table:table-cell table:formula="of:=T(IF([$тест3.U154]=1;ORG.OPENOFFICE.STYLE(&quot;граница&quot;);ORG.OPENOFFICE.STYLE(&quot;Стандарт&quot;)))">
            <text:p/>
          </table:table-cell>
          <table:table-cell table:formula="of:=T(IF([$тест3.V154]=1;ORG.OPENOFFICE.STYLE(&quot;граница&quot;);ORG.OPENOFFICE.STYLE(&quot;Стандарт&quot;)))">
            <text:p/>
          </table:table-cell>
          <table:table-cell table:formula="of:=T(IF([$тест3.W154]=1;ORG.OPENOFFICE.STYLE(&quot;граница&quot;);ORG.OPENOFFICE.STYLE(&quot;Стандарт&quot;)))">
            <text:p/>
          </table:table-cell>
          <table:table-cell table:formula="of:=T(IF([$тест3.X154]=1;ORG.OPENOFFICE.STYLE(&quot;граница&quot;);ORG.OPENOFFICE.STYLE(&quot;Стандарт&quot;)))">
            <text:p/>
          </table:table-cell>
          <table:table-cell table:formula="of:=T(IF([$тест3.Y154]=1;ORG.OPENOFFICE.STYLE(&quot;граница&quot;);ORG.OPENOFFICE.STYLE(&quot;Стандарт&quot;)))">
            <text:p/>
          </table:table-cell>
          <table:table-cell table:formula="of:=T(IF([$тест3.Z154]=1;ORG.OPENOFFICE.STYLE(&quot;граница&quot;);ORG.OPENOFFICE.STYLE(&quot;Стандарт&quot;)))">
            <text:p/>
          </table:table-cell>
          <table:table-cell table:formula="of:=T(IF([$тест3.AA154]=1;ORG.OPENOFFICE.STYLE(&quot;граница&quot;);ORG.OPENOFFICE.STYLE(&quot;Стандарт&quot;)))">
            <text:p/>
          </table:table-cell>
          <table:table-cell table:formula="of:=T(IF([$тест3.AB154]=1;ORG.OPENOFFICE.STYLE(&quot;граница&quot;);ORG.OPENOFFICE.STYLE(&quot;Стандарт&quot;)))">
            <text:p/>
          </table:table-cell>
          <table:table-cell table:formula="of:=T(IF([$тест3.AC154]=1;ORG.OPENOFFICE.STYLE(&quot;граница&quot;);ORG.OPENOFFICE.STYLE(&quot;Стандарт&quot;)))">
            <text:p/>
          </table:table-cell>
          <table:table-cell table:formula="of:=T(IF([$тест3.AD154]=1;ORG.OPENOFFICE.STYLE(&quot;граница&quot;);ORG.OPENOFFICE.STYLE(&quot;Стандарт&quot;)))">
            <text:p/>
          </table:table-cell>
          <table:table-cell table:formula="of:=T(IF([$тест3.AE154]=1;ORG.OPENOFFICE.STYLE(&quot;граница&quot;);ORG.OPENOFFICE.STYLE(&quot;Стандарт&quot;)))">
            <text:p/>
          </table:table-cell>
          <table:table-cell table:formula="of:=T(IF([$тест3.AF154]=1;ORG.OPENOFFICE.STYLE(&quot;граница&quot;);ORG.OPENOFFICE.STYLE(&quot;Стандарт&quot;)))">
            <text:p/>
          </table:table-cell>
          <table:table-cell table:formula="of:=T(IF([$тест3.AG154]=1;ORG.OPENOFFICE.STYLE(&quot;граница&quot;);ORG.OPENOFFICE.STYLE(&quot;Стандарт&quot;)))">
            <text:p/>
          </table:table-cell>
          <table:table-cell table:formula="of:=T(IF([$тест3.AH154]=1;ORG.OPENOFFICE.STYLE(&quot;граница&quot;);ORG.OPENOFFICE.STYLE(&quot;Стандарт&quot;)))">
            <text:p/>
          </table:table-cell>
          <table:table-cell table:formula="of:=T(IF([$тест3.AI154]=1;ORG.OPENOFFICE.STYLE(&quot;граница&quot;);ORG.OPENOFFICE.STYLE(&quot;Стандарт&quot;)))">
            <text:p/>
          </table:table-cell>
          <table:table-cell table:formula="of:=T(IF([$тест3.AJ154]=1;ORG.OPENOFFICE.STYLE(&quot;граница&quot;);ORG.OPENOFFICE.STYLE(&quot;Стандарт&quot;)))">
            <text:p/>
          </table:table-cell>
          <table:table-cell table:formula="of:=T(IF([$тест3.AK154]=1;ORG.OPENOFFICE.STYLE(&quot;граница&quot;);ORG.OPENOFFICE.STYLE(&quot;Стандарт&quot;)))">
            <text:p/>
          </table:table-cell>
          <table:table-cell table:formula="of:=T(IF([$тест3.AL154]=1;ORG.OPENOFFICE.STYLE(&quot;граница&quot;);ORG.OPENOFFICE.STYLE(&quot;Стандарт&quot;)))">
            <text:p/>
          </table:table-cell>
          <table:table-cell table:formula="of:=T(IF([$тест3.AM154]=1;ORG.OPENOFFICE.STYLE(&quot;граница&quot;);ORG.OPENOFFICE.STYLE(&quot;Стандарт&quot;)))">
            <text:p/>
          </table:table-cell>
          <table:table-cell table:formula="of:=T(IF([$тест3.AN154]=1;ORG.OPENOFFICE.STYLE(&quot;граница&quot;);ORG.OPENOFFICE.STYLE(&quot;Стандарт&quot;)))">
            <text:p/>
          </table:table-cell>
          <table:table-cell table:formula="of:=T(IF([$тест3.AO154]=1;ORG.OPENOFFICE.STYLE(&quot;граница&quot;);ORG.OPENOFFICE.STYLE(&quot;Стандарт&quot;)))">
            <text:p/>
          </table:table-cell>
          <table:table-cell table:formula="of:=T(IF([$тест3.AP154]=1;ORG.OPENOFFICE.STYLE(&quot;граница&quot;);ORG.OPENOFFICE.STYLE(&quot;Стандарт&quot;)))">
            <text:p/>
          </table:table-cell>
          <table:table-cell table:formula="of:=T(IF([$тест3.AQ154]=1;ORG.OPENOFFICE.STYLE(&quot;граница&quot;);ORG.OPENOFFICE.STYLE(&quot;Стандарт&quot;)))">
            <text:p/>
          </table:table-cell>
          <table:table-cell table:formula="of:=T(IF([$тест3.AR154]=1;ORG.OPENOFFICE.STYLE(&quot;граница&quot;);ORG.OPENOFFICE.STYLE(&quot;Стандарт&quot;)))">
            <text:p/>
          </table:table-cell>
          <table:table-cell table:formula="of:=T(IF([$тест3.AS154]=1;ORG.OPENOFFICE.STYLE(&quot;граница&quot;);ORG.OPENOFFICE.STYLE(&quot;Стандарт&quot;)))">
            <text:p/>
          </table:table-cell>
          <table:table-cell table:formula="of:=T(IF([$тест3.AT154]=1;ORG.OPENOFFICE.STYLE(&quot;граница&quot;);ORG.OPENOFFICE.STYLE(&quot;Стандарт&quot;)))">
            <text:p/>
          </table:table-cell>
          <table:table-cell table:formula="of:=T(IF([$тест3.AU154]=1;ORG.OPENOFFICE.STYLE(&quot;граница&quot;);ORG.OPENOFFICE.STYLE(&quot;Стандарт&quot;)))">
            <text:p/>
          </table:table-cell>
          <table:table-cell table:formula="of:=T(IF([$тест3.AV154]=1;ORG.OPENOFFICE.STYLE(&quot;граница&quot;);ORG.OPENOFFICE.STYLE(&quot;Стандарт&quot;)))">
            <text:p/>
          </table:table-cell>
          <table:table-cell table:formula="of:=T(IF([$тест3.AW154]=1;ORG.OPENOFFICE.STYLE(&quot;граница&quot;);ORG.OPENOFFICE.STYLE(&quot;Стандарт&quot;)))">
            <text:p/>
          </table:table-cell>
          <table:table-cell table:formula="of:=T(IF([$тест3.AX154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3.B155]=1;ORG.OPENOFFICE.STYLE(&quot;граница&quot;);ORG.OPENOFFICE.STYLE(&quot;Стандарт&quot;)))">
            <text:p/>
          </table:table-cell>
          <table:table-cell table:formula="of:=T(IF([$тест3.C155]=1;ORG.OPENOFFICE.STYLE(&quot;граница&quot;);ORG.OPENOFFICE.STYLE(&quot;Стандарт&quot;)))">
            <text:p/>
          </table:table-cell>
          <table:table-cell table:formula="of:=T(IF([$тест3.D155]=1;ORG.OPENOFFICE.STYLE(&quot;граница&quot;);ORG.OPENOFFICE.STYLE(&quot;Стандарт&quot;)))">
            <text:p/>
          </table:table-cell>
          <table:table-cell table:formula="of:=T(IF([$тест3.E155]=1;ORG.OPENOFFICE.STYLE(&quot;граница&quot;);ORG.OPENOFFICE.STYLE(&quot;Стандарт&quot;)))">
            <text:p/>
          </table:table-cell>
          <table:table-cell table:formula="of:=T(IF([$тест3.F155]=1;ORG.OPENOFFICE.STYLE(&quot;граница&quot;);ORG.OPENOFFICE.STYLE(&quot;Стандарт&quot;)))">
            <text:p/>
          </table:table-cell>
          <table:table-cell table:formula="of:=T(IF([$тест3.G155]=1;ORG.OPENOFFICE.STYLE(&quot;граница&quot;);ORG.OPENOFFICE.STYLE(&quot;Стандарт&quot;)))">
            <text:p/>
          </table:table-cell>
          <table:table-cell table:formula="of:=T(IF([$тест3.H155]=1;ORG.OPENOFFICE.STYLE(&quot;граница&quot;);ORG.OPENOFFICE.STYLE(&quot;Стандарт&quot;)))">
            <text:p/>
          </table:table-cell>
          <table:table-cell table:formula="of:=T(IF([$тест3.I155]=1;ORG.OPENOFFICE.STYLE(&quot;граница&quot;);ORG.OPENOFFICE.STYLE(&quot;Стандарт&quot;)))">
            <text:p/>
          </table:table-cell>
          <table:table-cell table:formula="of:=T(IF([$тест3.J155]=1;ORG.OPENOFFICE.STYLE(&quot;граница&quot;);ORG.OPENOFFICE.STYLE(&quot;Стандарт&quot;)))">
            <text:p/>
          </table:table-cell>
          <table:table-cell table:formula="of:=T(IF([$тест3.K155]=1;ORG.OPENOFFICE.STYLE(&quot;граница&quot;);ORG.OPENOFFICE.STYLE(&quot;Стандарт&quot;)))">
            <text:p/>
          </table:table-cell>
          <table:table-cell table:formula="of:=T(IF([$тест3.L155]=1;ORG.OPENOFFICE.STYLE(&quot;граница&quot;);ORG.OPENOFFICE.STYLE(&quot;Стандарт&quot;)))">
            <text:p/>
          </table:table-cell>
          <table:table-cell table:formula="of:=T(IF([$тест3.M155]=1;ORG.OPENOFFICE.STYLE(&quot;граница&quot;);ORG.OPENOFFICE.STYLE(&quot;Стандарт&quot;)))">
            <text:p/>
          </table:table-cell>
          <table:table-cell table:formula="of:=T(IF([$тест3.N155]=1;ORG.OPENOFFICE.STYLE(&quot;граница&quot;);ORG.OPENOFFICE.STYLE(&quot;Стандарт&quot;)))">
            <text:p/>
          </table:table-cell>
          <table:table-cell table:formula="of:=T(IF([$тест3.O155]=1;ORG.OPENOFFICE.STYLE(&quot;граница&quot;);ORG.OPENOFFICE.STYLE(&quot;Стандарт&quot;)))">
            <text:p/>
          </table:table-cell>
          <table:table-cell table:formula="of:=T(IF([$тест3.P155]=1;ORG.OPENOFFICE.STYLE(&quot;граница&quot;);ORG.OPENOFFICE.STYLE(&quot;Стандарт&quot;)))">
            <text:p/>
          </table:table-cell>
          <table:table-cell table:formula="of:=T(IF([$тест3.Q155]=1;ORG.OPENOFFICE.STYLE(&quot;граница&quot;);ORG.OPENOFFICE.STYLE(&quot;Стандарт&quot;)))">
            <text:p/>
          </table:table-cell>
          <table:table-cell table:formula="of:=T(IF([$тест3.R155]=1;ORG.OPENOFFICE.STYLE(&quot;граница&quot;);ORG.OPENOFFICE.STYLE(&quot;Стандарт&quot;)))">
            <text:p/>
          </table:table-cell>
          <table:table-cell table:formula="of:=T(IF([$тест3.S155]=1;ORG.OPENOFFICE.STYLE(&quot;граница&quot;);ORG.OPENOFFICE.STYLE(&quot;Стандарт&quot;)))">
            <text:p/>
          </table:table-cell>
          <table:table-cell table:formula="of:=T(IF([$тест3.T155]=1;ORG.OPENOFFICE.STYLE(&quot;граница&quot;);ORG.OPENOFFICE.STYLE(&quot;Стандарт&quot;)))">
            <text:p/>
          </table:table-cell>
          <table:table-cell table:formula="of:=T(IF([$тест3.U155]=1;ORG.OPENOFFICE.STYLE(&quot;граница&quot;);ORG.OPENOFFICE.STYLE(&quot;Стандарт&quot;)))">
            <text:p/>
          </table:table-cell>
          <table:table-cell table:formula="of:=T(IF([$тест3.V155]=1;ORG.OPENOFFICE.STYLE(&quot;граница&quot;);ORG.OPENOFFICE.STYLE(&quot;Стандарт&quot;)))">
            <text:p/>
          </table:table-cell>
          <table:table-cell table:formula="of:=T(IF([$тест3.W155]=1;ORG.OPENOFFICE.STYLE(&quot;граница&quot;);ORG.OPENOFFICE.STYLE(&quot;Стандарт&quot;)))">
            <text:p/>
          </table:table-cell>
          <table:table-cell table:formula="of:=T(IF([$тест3.X155]=1;ORG.OPENOFFICE.STYLE(&quot;граница&quot;);ORG.OPENOFFICE.STYLE(&quot;Стандарт&quot;)))">
            <text:p/>
          </table:table-cell>
          <table:table-cell table:formula="of:=T(IF([$тест3.Y155]=1;ORG.OPENOFFICE.STYLE(&quot;граница&quot;);ORG.OPENOFFICE.STYLE(&quot;Стандарт&quot;)))">
            <text:p/>
          </table:table-cell>
          <table:table-cell table:formula="of:=T(IF([$тест3.Z155]=1;ORG.OPENOFFICE.STYLE(&quot;граница&quot;);ORG.OPENOFFICE.STYLE(&quot;Стандарт&quot;)))">
            <text:p/>
          </table:table-cell>
          <table:table-cell table:formula="of:=T(IF([$тест3.AA155]=1;ORG.OPENOFFICE.STYLE(&quot;граница&quot;);ORG.OPENOFFICE.STYLE(&quot;Стандарт&quot;)))">
            <text:p/>
          </table:table-cell>
          <table:table-cell table:formula="of:=T(IF([$тест3.AB155]=1;ORG.OPENOFFICE.STYLE(&quot;граница&quot;);ORG.OPENOFFICE.STYLE(&quot;Стандарт&quot;)))">
            <text:p/>
          </table:table-cell>
          <table:table-cell table:formula="of:=T(IF([$тест3.AC155]=1;ORG.OPENOFFICE.STYLE(&quot;граница&quot;);ORG.OPENOFFICE.STYLE(&quot;Стандарт&quot;)))">
            <text:p/>
          </table:table-cell>
          <table:table-cell table:formula="of:=T(IF([$тест3.AD155]=1;ORG.OPENOFFICE.STYLE(&quot;граница&quot;);ORG.OPENOFFICE.STYLE(&quot;Стандарт&quot;)))">
            <text:p/>
          </table:table-cell>
          <table:table-cell table:formula="of:=T(IF([$тест3.AE155]=1;ORG.OPENOFFICE.STYLE(&quot;граница&quot;);ORG.OPENOFFICE.STYLE(&quot;Стандарт&quot;)))">
            <text:p/>
          </table:table-cell>
          <table:table-cell table:formula="of:=T(IF([$тест3.AF155]=1;ORG.OPENOFFICE.STYLE(&quot;граница&quot;);ORG.OPENOFFICE.STYLE(&quot;Стандарт&quot;)))">
            <text:p/>
          </table:table-cell>
          <table:table-cell table:formula="of:=T(IF([$тест3.AG155]=1;ORG.OPENOFFICE.STYLE(&quot;граница&quot;);ORG.OPENOFFICE.STYLE(&quot;Стандарт&quot;)))">
            <text:p/>
          </table:table-cell>
          <table:table-cell table:formula="of:=T(IF([$тест3.AH155]=1;ORG.OPENOFFICE.STYLE(&quot;граница&quot;);ORG.OPENOFFICE.STYLE(&quot;Стандарт&quot;)))">
            <text:p/>
          </table:table-cell>
          <table:table-cell table:formula="of:=T(IF([$тест3.AI155]=1;ORG.OPENOFFICE.STYLE(&quot;граница&quot;);ORG.OPENOFFICE.STYLE(&quot;Стандарт&quot;)))">
            <text:p/>
          </table:table-cell>
          <table:table-cell table:formula="of:=T(IF([$тест3.AJ155]=1;ORG.OPENOFFICE.STYLE(&quot;граница&quot;);ORG.OPENOFFICE.STYLE(&quot;Стандарт&quot;)))">
            <text:p/>
          </table:table-cell>
          <table:table-cell table:formula="of:=T(IF([$тест3.AK155]=1;ORG.OPENOFFICE.STYLE(&quot;граница&quot;);ORG.OPENOFFICE.STYLE(&quot;Стандарт&quot;)))">
            <text:p/>
          </table:table-cell>
          <table:table-cell table:formula="of:=T(IF([$тест3.AL155]=1;ORG.OPENOFFICE.STYLE(&quot;граница&quot;);ORG.OPENOFFICE.STYLE(&quot;Стандарт&quot;)))">
            <text:p/>
          </table:table-cell>
          <table:table-cell table:formula="of:=T(IF([$тест3.AM155]=1;ORG.OPENOFFICE.STYLE(&quot;граница&quot;);ORG.OPENOFFICE.STYLE(&quot;Стандарт&quot;)))">
            <text:p/>
          </table:table-cell>
          <table:table-cell table:formula="of:=T(IF([$тест3.AN155]=1;ORG.OPENOFFICE.STYLE(&quot;граница&quot;);ORG.OPENOFFICE.STYLE(&quot;Стандарт&quot;)))">
            <text:p/>
          </table:table-cell>
          <table:table-cell table:formula="of:=T(IF([$тест3.AO155]=1;ORG.OPENOFFICE.STYLE(&quot;граница&quot;);ORG.OPENOFFICE.STYLE(&quot;Стандарт&quot;)))">
            <text:p/>
          </table:table-cell>
          <table:table-cell table:formula="of:=T(IF([$тест3.AP155]=1;ORG.OPENOFFICE.STYLE(&quot;граница&quot;);ORG.OPENOFFICE.STYLE(&quot;Стандарт&quot;)))">
            <text:p/>
          </table:table-cell>
          <table:table-cell table:formula="of:=T(IF([$тест3.AQ155]=1;ORG.OPENOFFICE.STYLE(&quot;граница&quot;);ORG.OPENOFFICE.STYLE(&quot;Стандарт&quot;)))">
            <text:p/>
          </table:table-cell>
          <table:table-cell table:formula="of:=T(IF([$тест3.AR155]=1;ORG.OPENOFFICE.STYLE(&quot;граница&quot;);ORG.OPENOFFICE.STYLE(&quot;Стандарт&quot;)))">
            <text:p/>
          </table:table-cell>
          <table:table-cell table:formula="of:=T(IF([$тест3.AS155]=1;ORG.OPENOFFICE.STYLE(&quot;граница&quot;);ORG.OPENOFFICE.STYLE(&quot;Стандарт&quot;)))">
            <text:p/>
          </table:table-cell>
          <table:table-cell table:formula="of:=T(IF([$тест3.AT155]=1;ORG.OPENOFFICE.STYLE(&quot;граница&quot;);ORG.OPENOFFICE.STYLE(&quot;Стандарт&quot;)))">
            <text:p/>
          </table:table-cell>
          <table:table-cell table:formula="of:=T(IF([$тест3.AU155]=1;ORG.OPENOFFICE.STYLE(&quot;граница&quot;);ORG.OPENOFFICE.STYLE(&quot;Стандарт&quot;)))">
            <text:p/>
          </table:table-cell>
          <table:table-cell table:formula="of:=T(IF([$тест3.AV155]=1;ORG.OPENOFFICE.STYLE(&quot;граница&quot;);ORG.OPENOFFICE.STYLE(&quot;Стандарт&quot;)))">
            <text:p/>
          </table:table-cell>
          <table:table-cell table:formula="of:=T(IF([$тест3.AW155]=1;ORG.OPENOFFICE.STYLE(&quot;граница&quot;);ORG.OPENOFFICE.STYLE(&quot;Стандарт&quot;)))">
            <text:p/>
          </table:table-cell>
          <table:table-cell table:formula="of:=T(IF([$тест3.AX155]=1;ORG.OPENOFFICE.STYLE(&quot;граница&quot;);ORG.OPENOFFICE.STYLE(&quot;Стандарт&quot;)))">
            <text:p/>
          </table:table-cell>
        </table:table-row>
        <table:table-row table:style-name="ro1">
          <table:table-cell/>
          <table:table-cell table:formula="of:=T(IF([$тест2.B156]=1;ORG.OPENOFFICE.STYLE(&quot;граница&quot;);ORG.OPENOFFICE.STYLE(&quot;Стандарт&quot;)))">
            <text:p/>
          </table:table-cell>
          <table:table-cell table:formula="of:=T(IF([$тест2.C156]=1;ORG.OPENOFFICE.STYLE(&quot;граница&quot;);ORG.OPENOFFICE.STYLE(&quot;Стандарт&quot;)))">
            <text:p/>
          </table:table-cell>
          <table:table-cell table:formula="of:=T(IF([$тест2.D156]=1;ORG.OPENOFFICE.STYLE(&quot;граница&quot;);ORG.OPENOFFICE.STYLE(&quot;Стандарт&quot;)))">
            <text:p/>
          </table:table-cell>
          <table:table-cell table:formula="of:=T(IF([$тест2.E156]=1;ORG.OPENOFFICE.STYLE(&quot;граница&quot;);ORG.OPENOFFICE.STYLE(&quot;Стандарт&quot;)))">
            <text:p/>
          </table:table-cell>
          <table:table-cell table:formula="of:=T(IF([$тест2.F156]=1;ORG.OPENOFFICE.STYLE(&quot;граница&quot;);ORG.OPENOFFICE.STYLE(&quot;Стандарт&quot;)))">
            <text:p/>
          </table:table-cell>
          <table:table-cell table:formula="of:=T(IF([$тест2.G156]=1;ORG.OPENOFFICE.STYLE(&quot;граница&quot;);ORG.OPENOFFICE.STYLE(&quot;Стандарт&quot;)))">
            <text:p/>
          </table:table-cell>
          <table:table-cell table:formula="of:=T(IF([$тест2.H156]=1;ORG.OPENOFFICE.STYLE(&quot;граница&quot;);ORG.OPENOFFICE.STYLE(&quot;Стандарт&quot;)))">
            <text:p/>
          </table:table-cell>
          <table:table-cell table:formula="of:=T(IF([$тест2.I156]=1;ORG.OPENOFFICE.STYLE(&quot;граница&quot;);ORG.OPENOFFICE.STYLE(&quot;Стандарт&quot;)))">
            <text:p/>
          </table:table-cell>
          <table:table-cell table:formula="of:=T(IF([$тест2.J156]=1;ORG.OPENOFFICE.STYLE(&quot;граница&quot;);ORG.OPENOFFICE.STYLE(&quot;Стандарт&quot;)))">
            <text:p/>
          </table:table-cell>
          <table:table-cell table:formula="of:=T(IF([$тест2.K156]=1;ORG.OPENOFFICE.STYLE(&quot;граница&quot;);ORG.OPENOFFICE.STYLE(&quot;Стандарт&quot;)))">
            <text:p/>
          </table:table-cell>
          <table:table-cell table:formula="of:=T(IF([$тест2.L156]=1;ORG.OPENOFFICE.STYLE(&quot;граница&quot;);ORG.OPENOFFICE.STYLE(&quot;Стандарт&quot;)))">
            <text:p/>
          </table:table-cell>
          <table:table-cell table:formula="of:=T(IF([$тест2.M156]=1;ORG.OPENOFFICE.STYLE(&quot;граница&quot;);ORG.OPENOFFICE.STYLE(&quot;Стандарт&quot;)))">
            <text:p/>
          </table:table-cell>
          <table:table-cell table:formula="of:=T(IF([$тест2.N156]=1;ORG.OPENOFFICE.STYLE(&quot;граница&quot;);ORG.OPENOFFICE.STYLE(&quot;Стандарт&quot;)))">
            <text:p/>
          </table:table-cell>
          <table:table-cell table:formula="of:=T(IF([$тест2.O156]=1;ORG.OPENOFFICE.STYLE(&quot;граница&quot;);ORG.OPENOFFICE.STYLE(&quot;Стандарт&quot;)))">
            <text:p/>
          </table:table-cell>
          <table:table-cell table:formula="of:=T(IF([$тест2.P156]=1;ORG.OPENOFFICE.STYLE(&quot;граница&quot;);ORG.OPENOFFICE.STYLE(&quot;Стандарт&quot;)))">
            <text:p/>
          </table:table-cell>
          <table:table-cell table:formula="of:=T(IF([$тест2.Q156]=1;ORG.OPENOFFICE.STYLE(&quot;граница&quot;);ORG.OPENOFFICE.STYLE(&quot;Стандарт&quot;)))">
            <text:p/>
          </table:table-cell>
          <table:table-cell table:formula="of:=T(IF([$тест2.R156]=1;ORG.OPENOFFICE.STYLE(&quot;граница&quot;);ORG.OPENOFFICE.STYLE(&quot;Стандарт&quot;)))">
            <text:p/>
          </table:table-cell>
          <table:table-cell table:formula="of:=T(IF([$тест2.S156]=1;ORG.OPENOFFICE.STYLE(&quot;граница&quot;);ORG.OPENOFFICE.STYLE(&quot;Стандарт&quot;)))">
            <text:p/>
          </table:table-cell>
          <table:table-cell table:formula="of:=T(IF([$тест2.T156]=1;ORG.OPENOFFICE.STYLE(&quot;граница&quot;);ORG.OPENOFFICE.STYLE(&quot;Стандарт&quot;)))">
            <text:p/>
          </table:table-cell>
          <table:table-cell table:formula="of:=T(IF([$тест2.U156]=1;ORG.OPENOFFICE.STYLE(&quot;граница&quot;);ORG.OPENOFFICE.STYLE(&quot;Стандарт&quot;)))">
            <text:p/>
          </table:table-cell>
          <table:table-cell table:formula="of:=T(IF([$тест2.V156]=1;ORG.OPENOFFICE.STYLE(&quot;граница&quot;);ORG.OPENOFFICE.STYLE(&quot;Стандарт&quot;)))">
            <text:p/>
          </table:table-cell>
          <table:table-cell table:formula="of:=T(IF([$тест2.W156]=1;ORG.OPENOFFICE.STYLE(&quot;граница&quot;);ORG.OPENOFFICE.STYLE(&quot;Стандарт&quot;)))">
            <text:p/>
          </table:table-cell>
          <table:table-cell table:formula="of:=T(IF([$тест2.X156]=1;ORG.OPENOFFICE.STYLE(&quot;граница&quot;);ORG.OPENOFFICE.STYLE(&quot;Стандарт&quot;)))">
            <text:p/>
          </table:table-cell>
          <table:table-cell table:formula="of:=T(IF([$тест2.Y156]=1;ORG.OPENOFFICE.STYLE(&quot;граница&quot;);ORG.OPENOFFICE.STYLE(&quot;Стандарт&quot;)))">
            <text:p/>
          </table:table-cell>
          <table:table-cell table:formula="of:=T(IF([$тест2.Z156]=1;ORG.OPENOFFICE.STYLE(&quot;граница&quot;);ORG.OPENOFFICE.STYLE(&quot;Стандарт&quot;)))">
            <text:p/>
          </table:table-cell>
          <table:table-cell table:formula="of:=T(IF([$тест2.AA156]=1;ORG.OPENOFFICE.STYLE(&quot;граница&quot;);ORG.OPENOFFICE.STYLE(&quot;Стандарт&quot;)))">
            <text:p/>
          </table:table-cell>
          <table:table-cell table:formula="of:=T(IF([$тест2.AB156]=1;ORG.OPENOFFICE.STYLE(&quot;граница&quot;);ORG.OPENOFFICE.STYLE(&quot;Стандарт&quot;)))">
            <text:p/>
          </table:table-cell>
          <table:table-cell table:formula="of:=T(IF([$тест2.AC156]=1;ORG.OPENOFFICE.STYLE(&quot;граница&quot;);ORG.OPENOFFICE.STYLE(&quot;Стандарт&quot;)))">
            <text:p/>
          </table:table-cell>
          <table:table-cell table:formula="of:=T(IF([$тест2.AD156]=1;ORG.OPENOFFICE.STYLE(&quot;граница&quot;);ORG.OPENOFFICE.STYLE(&quot;Стандарт&quot;)))">
            <text:p/>
          </table:table-cell>
          <table:table-cell table:formula="of:=T(IF([$тест2.AE156]=1;ORG.OPENOFFICE.STYLE(&quot;граница&quot;);ORG.OPENOFFICE.STYLE(&quot;Стандарт&quot;)))">
            <text:p/>
          </table:table-cell>
          <table:table-cell table:formula="of:=T(IF([$тест2.AF156]=1;ORG.OPENOFFICE.STYLE(&quot;граница&quot;);ORG.OPENOFFICE.STYLE(&quot;Стандарт&quot;)))">
            <text:p/>
          </table:table-cell>
          <table:table-cell table:formula="of:=T(IF([$тест2.AG156]=1;ORG.OPENOFFICE.STYLE(&quot;граница&quot;);ORG.OPENOFFICE.STYLE(&quot;Стандарт&quot;)))">
            <text:p/>
          </table:table-cell>
          <table:table-cell table:formula="of:=T(IF([$тест2.AH156]=1;ORG.OPENOFFICE.STYLE(&quot;граница&quot;);ORG.OPENOFFICE.STYLE(&quot;Стандарт&quot;)))">
            <text:p/>
          </table:table-cell>
          <table:table-cell table:formula="of:=T(IF([$тест2.AI156]=1;ORG.OPENOFFICE.STYLE(&quot;граница&quot;);ORG.OPENOFFICE.STYLE(&quot;Стандарт&quot;)))">
            <text:p/>
          </table:table-cell>
          <table:table-cell table:formula="of:=T(IF([$тест2.AJ156]=1;ORG.OPENOFFICE.STYLE(&quot;граница&quot;);ORG.OPENOFFICE.STYLE(&quot;Стандарт&quot;)))">
            <text:p/>
          </table:table-cell>
          <table:table-cell table:formula="of:=T(IF([$тест2.AK156]=1;ORG.OPENOFFICE.STYLE(&quot;граница&quot;);ORG.OPENOFFICE.STYLE(&quot;Стандарт&quot;)))">
            <text:p/>
          </table:table-cell>
          <table:table-cell table:formula="of:=T(IF([$тест2.AL156]=1;ORG.OPENOFFICE.STYLE(&quot;граница&quot;);ORG.OPENOFFICE.STYLE(&quot;Стандарт&quot;)))">
            <text:p/>
          </table:table-cell>
          <table:table-cell table:formula="of:=T(IF([$тест2.AM156]=1;ORG.OPENOFFICE.STYLE(&quot;граница&quot;);ORG.OPENOFFICE.STYLE(&quot;Стандарт&quot;)))">
            <text:p/>
          </table:table-cell>
          <table:table-cell table:formula="of:=T(IF([$тест2.AN156]=1;ORG.OPENOFFICE.STYLE(&quot;граница&quot;);ORG.OPENOFFICE.STYLE(&quot;Стандарт&quot;)))">
            <text:p/>
          </table:table-cell>
          <table:table-cell table:formula="of:=T(IF([$тест2.AO156]=1;ORG.OPENOFFICE.STYLE(&quot;граница&quot;);ORG.OPENOFFICE.STYLE(&quot;Стандарт&quot;)))">
            <text:p/>
          </table:table-cell>
          <table:table-cell table:formula="of:=T(IF([$тест2.AP156]=1;ORG.OPENOFFICE.STYLE(&quot;граница&quot;);ORG.OPENOFFICE.STYLE(&quot;Стандарт&quot;)))">
            <text:p/>
          </table:table-cell>
          <table:table-cell table:formula="of:=T(IF([$тест2.AQ156]=1;ORG.OPENOFFICE.STYLE(&quot;граница&quot;);ORG.OPENOFFICE.STYLE(&quot;Стандарт&quot;)))">
            <text:p/>
          </table:table-cell>
          <table:table-cell table:formula="of:=T(IF([$тест2.AR156]=1;ORG.OPENOFFICE.STYLE(&quot;граница&quot;);ORG.OPENOFFICE.STYLE(&quot;Стандарт&quot;)))">
            <text:p/>
          </table:table-cell>
          <table:table-cell table:formula="of:=T(IF([$тест2.AS156]=1;ORG.OPENOFFICE.STYLE(&quot;граница&quot;);ORG.OPENOFFICE.STYLE(&quot;Стандарт&quot;)))">
            <text:p/>
          </table:table-cell>
          <table:table-cell table:formula="of:=T(IF([$тест2.AT156]=1;ORG.OPENOFFICE.STYLE(&quot;граница&quot;);ORG.OPENOFFICE.STYLE(&quot;Стандарт&quot;)))">
            <text:p/>
          </table:table-cell>
          <table:table-cell table:formula="of:=T(IF([$тест2.AU156]=1;ORG.OPENOFFICE.STYLE(&quot;граница&quot;);ORG.OPENOFFICE.STYLE(&quot;Стандарт&quot;)))">
            <text:p/>
          </table:table-cell>
          <table:table-cell table:formula="of:=T(IF([$тест2.AV156]=1;ORG.OPENOFFICE.STYLE(&quot;граница&quot;);ORG.OPENOFFICE.STYLE(&quot;Стандарт&quot;)))">
            <text:p/>
          </table:table-cell>
          <table:table-cell table:formula="of:=T(IF([$тест2.AW156]=1;ORG.OPENOFFICE.STYLE(&quot;граница&quot;);ORG.OPENOFFICE.STYLE(&quot;Стандарт&quot;)))">
            <text:p/>
          </table:table-cell>
          <table:table-cell table:formula="of:=T(IF([$тест2.AX156]=1;ORG.OPENOFFICE.STYLE(&quot;граница&quot;);ORG.OPENOFFICE.STYLE(&quot;Стандарт&quot;)))">
            <text:p/>
          </table:table-cell>
        </table:table-row>
        <table:table-row table:style-name="ro1" table:number-rows-repeated="1048419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граница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 style:data-style-name="N2" text:time-value="17:30:14.8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4:26:32.309000000</meta:creation-date>
    <dc:date>2019-02-07T17:32:48.114000000</dc:date>
    <meta:editing-duration>PT36M29S</meta:editing-duration>
    <meta:editing-cycles>16</meta:editing-cycles>
    <meta:generator>LibreOffice/5.4.0.3$Windows_x86 LibreOffice_project/7556cbc6811c9d992f4064ab9287069087d7f62c</meta:generator>
    <meta:document-statistic meta:table-count="6" meta:cell-count="18254" meta:object-count="0"/>
  </office:meta>
</office:document-meta>
</file>